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a6"/>
    </style:style>
    <style:style style:name="ce2" style:family="table-cell" style:parent-style-name="Default" style:data-style-name="N3">
      <style:table-cell-properties fo:background-color="#ffffa6" style:rotation-align="none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ffd8ce"/>
    </style:style>
    <style:style style:name="ce5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81d41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1" table:number-columns-repeated="4" table:default-cell-style-name="ce3"/>
        <table:table-column table:style-name="co1" table:number-columns-repeated="4" table:default-cell-style-name="ce4"/>
        <table:table-column table:style-name="co1" table:number-columns-repeated="52" table:default-cell-style-name="Default"/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303" calcext:value-type="float">
            <text:p>303</text:p>
          </table:table-cell>
          <table:table-cell office:value-type="float" office:value="953" calcext:value-type="float">
            <text:p>953</text:p>
          </table:table-cell>
          <table:table-cell table:formula="of:=IF(COUNTIF([.A1:.D1];[.A1])=3;[.A1];&quot;&quot;)">
            <text:p/>
          </table:table-cell>
          <table:table-cell table:formula="of:=IF(COUNTIF([.B1:.E1];[.B1])=3;[.B1];&quot;&quot;)">
            <text:p/>
          </table:table-cell>
          <table:table-cell table:formula="of:=IF(COUNTIF([.C1:.F1];[.C1])=3;[.C1];&quot;&quot;)">
            <text:p/>
          </table:table-cell>
          <table:table-cell table:formula="of:=IF(COUNTIF([.D1:.G1];[.D1])=3;[.D1];&quot;&quot;)">
            <text:p/>
          </table:table-cell>
          <table:table-cell table:formula="of:=IF(COUNTIF([.A1:.D1];[.A1])=3;&quot;&quot;;[.A1])" office:value-type="float" office:value="201" calcext:value-type="float">
            <text:p>201</text:p>
          </table:table-cell>
          <table:table-cell table:formula="of:=IF(COUNTIF([.B1:.E1];[.B1])=3;&quot;&quot;;[.B1])" office:value-type="float" office:value="12" calcext:value-type="float">
            <text:p>12</text:p>
          </table:table-cell>
          <table:table-cell table:formula="of:=IF(COUNTIF([.C1:.F1];[.C1])=3;&quot;&quot;;[.C1])" office:value-type="float" office:value="303" calcext:value-type="float">
            <text:p>303</text:p>
          </table:table-cell>
          <table:table-cell table:formula="of:=IF(COUNTIF([.D1:.G1];[.D1])=3;&quot;&quot;;[.D1])" office:value-type="float" office:value="953" calcext:value-type="float">
            <text:p>953</text:p>
          </table:table-cell>
          <table:table-cell table:style-name="ce5" table:formula="of:=IFERROR( IF( AND( COUNT([.E1:.H1])=3; MOD( AVERAGE([.E1:.H1]); 2)=1; MOD( AVERAGE([.I1:.L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56" calcext:value-type="float">
            <text:p>856</text:p>
          </table:table-cell>
          <table:table-cell office:value-type="float" office:value="83" calcext:value-type="float">
            <text:p>83</text:p>
          </table:table-cell>
          <table:table-cell office:value-type="float" office:value="653" calcext:value-type="float">
            <text:p>653</text:p>
          </table:table-cell>
          <table:table-cell table:formula="of:=IF(COUNTIF([.A2:.D2];[.A2])=3;[.A2];&quot;&quot;)">
            <text:p/>
          </table:table-cell>
          <table:table-cell table:formula="of:=IF(COUNTIF([.B2:.E2];[.B2])=3;[.B2];&quot;&quot;)">
            <text:p/>
          </table:table-cell>
          <table:table-cell table:formula="of:=IF(COUNTIF([.C2:.F2];[.C2])=3;[.C2];&quot;&quot;)">
            <text:p/>
          </table:table-cell>
          <table:table-cell table:formula="of:=IF(COUNTIF([.D2:.G2];[.D2])=3;[.D2];&quot;&quot;)">
            <text:p/>
          </table:table-cell>
          <table:table-cell table:formula="of:=IF(COUNTIF([.A2:.D2];[.A2])=3;&quot;&quot;;[.A2])" office:value-type="float" office:value="983" calcext:value-type="float">
            <text:p>983</text:p>
          </table:table-cell>
          <table:table-cell table:formula="of:=IF(COUNTIF([.B2:.E2];[.B2])=3;&quot;&quot;;[.B2])" office:value-type="float" office:value="856" calcext:value-type="float">
            <text:p>856</text:p>
          </table:table-cell>
          <table:table-cell table:formula="of:=IF(COUNTIF([.C2:.F2];[.C2])=3;&quot;&quot;;[.C2])" office:value-type="float" office:value="83" calcext:value-type="float">
            <text:p>83</text:p>
          </table:table-cell>
          <table:table-cell table:formula="of:=IF(COUNTIF([.D2:.G2];[.D2])=3;&quot;&quot;;[.D2])" office:value-type="float" office:value="653" calcext:value-type="float">
            <text:p>653</text:p>
          </table:table-cell>
          <table:table-cell table:style-name="ce5" table:formula="of:=IFERROR( IF( AND( COUNT([.E2:.H2])=3; MOD( AVERAGE([.E2:.H2]); 2)=1; MOD( AVERAGE([.I2:.L2]); 2)=0); 1; 0); 0)" office:value-type="float" office:value="0" calcext:value-type="float">
            <text:p>0</text:p>
          </table:table-cell>
          <table:table-cell/>
          <table:table-cell table:style-name="ce6" table:formula="of:=SUM([.M1:.M1393])" office:value-type="float" office:value="11" calcext:value-type="float">
            <text:p>11</text:p>
          </table:table-cell>
          <table:table-cell table:number-columns-repeated="4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858" calcext:value-type="float">
            <text:p>858</text:p>
          </table:table-cell>
          <table:table-cell office:value-type="float" office:value="441" calcext:value-type="float">
            <text:p>441</text:p>
          </table:table-cell>
          <table:table-cell table:formula="of:=IF(COUNTIF([.A3:.D3];[.A3])=3;[.A3];&quot;&quot;)">
            <text:p/>
          </table:table-cell>
          <table:table-cell table:formula="of:=IF(COUNTIF([.B3:.E3];[.B3])=3;[.B3];&quot;&quot;)">
            <text:p/>
          </table:table-cell>
          <table:table-cell table:formula="of:=IF(COUNTIF([.C3:.F3];[.C3])=3;[.C3];&quot;&quot;)">
            <text:p/>
          </table:table-cell>
          <table:table-cell table:formula="of:=IF(COUNTIF([.D3:.G3];[.D3])=3;[.D3];&quot;&quot;)">
            <text:p/>
          </table:table-cell>
          <table:table-cell table:formula="of:=IF(COUNTIF([.A3:.D3];[.A3])=3;&quot;&quot;;[.A3])" office:value-type="float" office:value="47" calcext:value-type="float">
            <text:p>47</text:p>
          </table:table-cell>
          <table:table-cell table:formula="of:=IF(COUNTIF([.B3:.E3];[.B3])=3;&quot;&quot;;[.B3])" office:value-type="float" office:value="7" calcext:value-type="float">
            <text:p>7</text:p>
          </table:table-cell>
          <table:table-cell table:formula="of:=IF(COUNTIF([.C3:.F3];[.C3])=3;&quot;&quot;;[.C3])" office:value-type="float" office:value="858" calcext:value-type="float">
            <text:p>858</text:p>
          </table:table-cell>
          <table:table-cell table:formula="of:=IF(COUNTIF([.D3:.G3];[.D3])=3;&quot;&quot;;[.D3])" office:value-type="float" office:value="441" calcext:value-type="float">
            <text:p>441</text:p>
          </table:table-cell>
          <table:table-cell table:style-name="ce5" table:formula="of:=IFERROR( IF( AND( COUNT([.E3:.H3])=3; MOD( AVERAGE([.E3:.H3]); 2)=1; MOD( AVERAGE([.I3:.L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office:value-type="float" office:value="885" calcext:value-type="float">
            <text:p>885</text:p>
          </table:table-cell>
          <table:table-cell office:value-type="float" office:value="982" calcext:value-type="float">
            <text:p>982</text:p>
          </table:table-cell>
          <table:table-cell office:value-type="float" office:value="244" calcext:value-type="float">
            <text:p>244</text:p>
          </table:table-cell>
          <table:table-cell table:formula="of:=IF(COUNTIF([.A4:.D4];[.A4])=3;[.A4];&quot;&quot;)">
            <text:p/>
          </table:table-cell>
          <table:table-cell table:formula="of:=IF(COUNTIF([.B4:.E4];[.B4])=3;[.B4];&quot;&quot;)">
            <text:p/>
          </table:table-cell>
          <table:table-cell table:formula="of:=IF(COUNTIF([.C4:.F4];[.C4])=3;[.C4];&quot;&quot;)">
            <text:p/>
          </table:table-cell>
          <table:table-cell table:formula="of:=IF(COUNTIF([.D4:.G4];[.D4])=3;[.D4];&quot;&quot;)">
            <text:p/>
          </table:table-cell>
          <table:table-cell table:formula="of:=IF(COUNTIF([.A4:.D4];[.A4])=3;&quot;&quot;;[.A4])" office:value-type="float" office:value="446" calcext:value-type="float">
            <text:p>446</text:p>
          </table:table-cell>
          <table:table-cell table:formula="of:=IF(COUNTIF([.B4:.E4];[.B4])=3;&quot;&quot;;[.B4])" office:value-type="float" office:value="885" calcext:value-type="float">
            <text:p>885</text:p>
          </table:table-cell>
          <table:table-cell table:formula="of:=IF(COUNTIF([.C4:.F4];[.C4])=3;&quot;&quot;;[.C4])" office:value-type="float" office:value="982" calcext:value-type="float">
            <text:p>982</text:p>
          </table:table-cell>
          <table:table-cell table:formula="of:=IF(COUNTIF([.D4:.G4];[.D4])=3;&quot;&quot;;[.D4])" office:value-type="float" office:value="244" calcext:value-type="float">
            <text:p>244</text:p>
          </table:table-cell>
          <table:table-cell table:style-name="ce5" table:formula="of:=IFERROR( IF( AND( COUNT([.E4:.H4])=3; MOD( AVERAGE([.E4:.H4]); 2)=1; MOD( AVERAGE([.I4:.L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2" office:value-type="float" office:value="851" calcext:value-type="float">
            <text:p>851</text:p>
          </table:table-cell>
          <table:table-cell office:value-type="float" office:value="944" calcext:value-type="float">
            <text:p>944</text:p>
          </table:table-cell>
          <table:table-cell office:value-type="float" office:value="75" calcext:value-type="float">
            <text:p>75</text:p>
          </table:table-cell>
          <table:table-cell table:formula="of:=IF(COUNTIF([.A5:.D5];[.A5])=3;[.A5];&quot;&quot;)">
            <text:p/>
          </table:table-cell>
          <table:table-cell table:formula="of:=IF(COUNTIF([.B5:.E5];[.B5])=3;[.B5];&quot;&quot;)">
            <text:p/>
          </table:table-cell>
          <table:table-cell table:formula="of:=IF(COUNTIF([.C5:.F5];[.C5])=3;[.C5];&quot;&quot;)">
            <text:p/>
          </table:table-cell>
          <table:table-cell table:formula="of:=IF(COUNTIF([.D5:.G5];[.D5])=3;[.D5];&quot;&quot;)">
            <text:p/>
          </table:table-cell>
          <table:table-cell table:formula="of:=IF(COUNTIF([.A5:.D5];[.A5])=3;&quot;&quot;;[.A5])" office:value-type="float" office:value="851" calcext:value-type="float">
            <text:p>851</text:p>
          </table:table-cell>
          <table:table-cell table:formula="of:=IF(COUNTIF([.B5:.E5];[.B5])=3;&quot;&quot;;[.B5])" office:value-type="float" office:value="851" calcext:value-type="float">
            <text:p>851</text:p>
          </table:table-cell>
          <table:table-cell table:formula="of:=IF(COUNTIF([.C5:.F5];[.C5])=3;&quot;&quot;;[.C5])" office:value-type="float" office:value="944" calcext:value-type="float">
            <text:p>944</text:p>
          </table:table-cell>
          <table:table-cell table:formula="of:=IF(COUNTIF([.D5:.G5];[.D5])=3;&quot;&quot;;[.D5])" office:value-type="float" office:value="75" calcext:value-type="float">
            <text:p>75</text:p>
          </table:table-cell>
          <table:table-cell table:style-name="ce5" table:formula="of:=IFERROR( IF( AND( COUNT([.E5:.H5])=3; MOD( AVERAGE([.E5:.H5]); 2)=1; MOD( AVERAGE([.I5:.L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office:value-type="float" office:value="950" calcext:value-type="float">
            <text:p>950</text:p>
          </table:table-cell>
          <table:table-cell office:value-type="float" office:value="809" calcext:value-type="float">
            <text:p>809</text:p>
          </table:table-cell>
          <table:table-cell office:value-type="float" office:value="452" calcext:value-type="float">
            <text:p>452</text:p>
          </table:table-cell>
          <table:table-cell table:formula="of:=IF(COUNTIF([.A6:.D6];[.A6])=3;[.A6];&quot;&quot;)">
            <text:p/>
          </table:table-cell>
          <table:table-cell table:formula="of:=IF(COUNTIF([.B6:.E6];[.B6])=3;[.B6];&quot;&quot;)">
            <text:p/>
          </table:table-cell>
          <table:table-cell table:formula="of:=IF(COUNTIF([.C6:.F6];[.C6])=3;[.C6];&quot;&quot;)">
            <text:p/>
          </table:table-cell>
          <table:table-cell table:formula="of:=IF(COUNTIF([.D6:.G6];[.D6])=3;[.D6];&quot;&quot;)">
            <text:p/>
          </table:table-cell>
          <table:table-cell table:formula="of:=IF(COUNTIF([.A6:.D6];[.A6])=3;&quot;&quot;;[.A6])" office:value-type="float" office:value="498" calcext:value-type="float">
            <text:p>498</text:p>
          </table:table-cell>
          <table:table-cell table:formula="of:=IF(COUNTIF([.B6:.E6];[.B6])=3;&quot;&quot;;[.B6])" office:value-type="float" office:value="950" calcext:value-type="float">
            <text:p>950</text:p>
          </table:table-cell>
          <table:table-cell table:formula="of:=IF(COUNTIF([.C6:.F6];[.C6])=3;&quot;&quot;;[.C6])" office:value-type="float" office:value="809" calcext:value-type="float">
            <text:p>809</text:p>
          </table:table-cell>
          <table:table-cell table:formula="of:=IF(COUNTIF([.D6:.G6];[.D6])=3;&quot;&quot;;[.D6])" office:value-type="float" office:value="452" calcext:value-type="float">
            <text:p>452</text:p>
          </table:table-cell>
          <table:table-cell table:style-name="ce5" table:formula="of:=IFERROR( IF( AND( COUNT([.E6:.H6])=3; MOD( AVERAGE([.E6:.H6]); 2)=1; MOD( AVERAGE([.I6:.L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office:value-type="float" office:value="326" calcext:value-type="float">
            <text:p>326</text:p>
          </table:table-cell>
          <table:table-cell office:value-type="float" office:value="231" calcext:value-type="float">
            <text:p>231</text:p>
          </table:table-cell>
          <table:table-cell office:value-type="float" office:value="472" calcext:value-type="float">
            <text:p>472</text:p>
          </table:table-cell>
          <table:table-cell table:formula="of:=IF(COUNTIF([.A7:.D7];[.A7])=3;[.A7];&quot;&quot;)">
            <text:p/>
          </table:table-cell>
          <table:table-cell table:formula="of:=IF(COUNTIF([.B7:.E7];[.B7])=3;[.B7];&quot;&quot;)">
            <text:p/>
          </table:table-cell>
          <table:table-cell table:formula="of:=IF(COUNTIF([.C7:.F7];[.C7])=3;[.C7];&quot;&quot;)">
            <text:p/>
          </table:table-cell>
          <table:table-cell table:formula="of:=IF(COUNTIF([.D7:.G7];[.D7])=3;[.D7];&quot;&quot;)">
            <text:p/>
          </table:table-cell>
          <table:table-cell table:formula="of:=IF(COUNTIF([.A7:.D7];[.A7])=3;&quot;&quot;;[.A7])" office:value-type="float" office:value="467" calcext:value-type="float">
            <text:p>467</text:p>
          </table:table-cell>
          <table:table-cell table:formula="of:=IF(COUNTIF([.B7:.E7];[.B7])=3;&quot;&quot;;[.B7])" office:value-type="float" office:value="326" calcext:value-type="float">
            <text:p>326</text:p>
          </table:table-cell>
          <table:table-cell table:formula="of:=IF(COUNTIF([.C7:.F7];[.C7])=3;&quot;&quot;;[.C7])" office:value-type="float" office:value="231" calcext:value-type="float">
            <text:p>231</text:p>
          </table:table-cell>
          <table:table-cell table:formula="of:=IF(COUNTIF([.D7:.G7];[.D7])=3;&quot;&quot;;[.D7])" office:value-type="float" office:value="472" calcext:value-type="float">
            <text:p>472</text:p>
          </table:table-cell>
          <table:table-cell table:style-name="ce5" table:formula="of:=IFERROR( IF( AND( COUNT([.E7:.H7])=3; MOD( AVERAGE([.E7:.H7]); 2)=1; MOD( AVERAGE([.I7:.L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office:value-type="float" office:value="643" calcext:value-type="float">
            <text:p>643</text:p>
          </table:table-cell>
          <table:table-cell office:value-type="float" office:value="972" calcext:value-type="float">
            <text:p>972</text:p>
          </table:table-cell>
          <table:table-cell office:value-type="float" office:value="845" calcext:value-type="float">
            <text:p>845</text:p>
          </table:table-cell>
          <table:table-cell table:formula="of:=IF(COUNTIF([.A8:.D8];[.A8])=3;[.A8];&quot;&quot;)">
            <text:p/>
          </table:table-cell>
          <table:table-cell table:formula="of:=IF(COUNTIF([.B8:.E8];[.B8])=3;[.B8];&quot;&quot;)">
            <text:p/>
          </table:table-cell>
          <table:table-cell table:formula="of:=IF(COUNTIF([.C8:.F8];[.C8])=3;[.C8];&quot;&quot;)">
            <text:p/>
          </table:table-cell>
          <table:table-cell table:formula="of:=IF(COUNTIF([.D8:.G8];[.D8])=3;[.D8];&quot;&quot;)">
            <text:p/>
          </table:table-cell>
          <table:table-cell table:formula="of:=IF(COUNTIF([.A8:.D8];[.A8])=3;&quot;&quot;;[.A8])" office:value-type="float" office:value="412" calcext:value-type="float">
            <text:p>412</text:p>
          </table:table-cell>
          <table:table-cell table:formula="of:=IF(COUNTIF([.B8:.E8];[.B8])=3;&quot;&quot;;[.B8])" office:value-type="float" office:value="643" calcext:value-type="float">
            <text:p>643</text:p>
          </table:table-cell>
          <table:table-cell table:formula="of:=IF(COUNTIF([.C8:.F8];[.C8])=3;&quot;&quot;;[.C8])" office:value-type="float" office:value="972" calcext:value-type="float">
            <text:p>972</text:p>
          </table:table-cell>
          <table:table-cell table:formula="of:=IF(COUNTIF([.D8:.G8];[.D8])=3;&quot;&quot;;[.D8])" office:value-type="float" office:value="845" calcext:value-type="float">
            <text:p>845</text:p>
          </table:table-cell>
          <table:table-cell table:style-name="ce5" table:formula="of:=IFERROR( IF( AND( COUNT([.E8:.H8])=3; MOD( AVERAGE([.E8:.H8]); 2)=1; MOD( AVERAGE([.I8:.L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office:value-type="float" office:value="247" calcext:value-type="float">
            <text:p>247</text:p>
          </table:table-cell>
          <table:table-cell office:value-type="float" office:value="294" calcext:value-type="float">
            <text:p>294</text:p>
          </table:table-cell>
          <table:table-cell office:value-type="float" office:value="187" calcext:value-type="float">
            <text:p>187</text:p>
          </table:table-cell>
          <table:table-cell table:formula="of:=IF(COUNTIF([.A9:.D9];[.A9])=3;[.A9];&quot;&quot;)">
            <text:p/>
          </table:table-cell>
          <table:table-cell table:formula="of:=IF(COUNTIF([.B9:.E9];[.B9])=3;[.B9];&quot;&quot;)">
            <text:p/>
          </table:table-cell>
          <table:table-cell table:formula="of:=IF(COUNTIF([.C9:.F9];[.C9])=3;[.C9];&quot;&quot;)">
            <text:p/>
          </table:table-cell>
          <table:table-cell table:formula="of:=IF(COUNTIF([.D9:.G9];[.D9])=3;[.D9];&quot;&quot;)">
            <text:p/>
          </table:table-cell>
          <table:table-cell table:formula="of:=IF(COUNTIF([.A9:.D9];[.A9])=3;&quot;&quot;;[.A9])" office:value-type="float" office:value="369" calcext:value-type="float">
            <text:p>369</text:p>
          </table:table-cell>
          <table:table-cell table:formula="of:=IF(COUNTIF([.B9:.E9];[.B9])=3;&quot;&quot;;[.B9])" office:value-type="float" office:value="247" calcext:value-type="float">
            <text:p>247</text:p>
          </table:table-cell>
          <table:table-cell table:formula="of:=IF(COUNTIF([.C9:.F9];[.C9])=3;&quot;&quot;;[.C9])" office:value-type="float" office:value="294" calcext:value-type="float">
            <text:p>294</text:p>
          </table:table-cell>
          <table:table-cell table:formula="of:=IF(COUNTIF([.D9:.G9];[.D9])=3;&quot;&quot;;[.D9])" office:value-type="float" office:value="187" calcext:value-type="float">
            <text:p>187</text:p>
          </table:table-cell>
          <table:table-cell table:style-name="ce5" table:formula="of:=IFERROR( IF( AND( COUNT([.E9:.H9])=3; MOD( AVERAGE([.E9:.H9]); 2)=1; MOD( AVERAGE([.I9:.L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office:value-type="float" office:value="815" calcext:value-type="float">
            <text:p>815</text:p>
          </table:table-cell>
          <table:table-cell office:value-type="float" office:value="120" calcext:value-type="float">
            <text:p>120</text:p>
          </table:table-cell>
          <table:table-cell office:value-type="float" office:value="421" calcext:value-type="float">
            <text:p>421</text:p>
          </table:table-cell>
          <table:table-cell table:formula="of:=IF(COUNTIF([.A10:.D10];[.A10])=3;[.A10];&quot;&quot;)">
            <text:p/>
          </table:table-cell>
          <table:table-cell table:formula="of:=IF(COUNTIF([.B10:.E10];[.B10])=3;[.B10];&quot;&quot;)">
            <text:p/>
          </table:table-cell>
          <table:table-cell table:formula="of:=IF(COUNTIF([.C10:.F10];[.C10])=3;[.C10];&quot;&quot;)">
            <text:p/>
          </table:table-cell>
          <table:table-cell table:formula="of:=IF(COUNTIF([.D10:.G10];[.D10])=3;[.D10];&quot;&quot;)">
            <text:p/>
          </table:table-cell>
          <table:table-cell table:formula="of:=IF(COUNTIF([.A10:.D10];[.A10])=3;&quot;&quot;;[.A10])" office:value-type="float" office:value="705" calcext:value-type="float">
            <text:p>705</text:p>
          </table:table-cell>
          <table:table-cell table:formula="of:=IF(COUNTIF([.B10:.E10];[.B10])=3;&quot;&quot;;[.B10])" office:value-type="float" office:value="815" calcext:value-type="float">
            <text:p>815</text:p>
          </table:table-cell>
          <table:table-cell table:formula="of:=IF(COUNTIF([.C10:.F10];[.C10])=3;&quot;&quot;;[.C10])" office:value-type="float" office:value="120" calcext:value-type="float">
            <text:p>120</text:p>
          </table:table-cell>
          <table:table-cell table:formula="of:=IF(COUNTIF([.D10:.G10];[.D10])=3;&quot;&quot;;[.D10])" office:value-type="float" office:value="421" calcext:value-type="float">
            <text:p>421</text:p>
          </table:table-cell>
          <table:table-cell table:style-name="ce5" table:formula="of:=IFERROR( IF( AND( COUNT([.E10:.H10])=3; MOD( AVERAGE([.E10:.H10]); 2)=1; MOD( AVERAGE([.I10:.L1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float" office:value="140" calcext:value-type="float">
            <text:p>140</text:p>
          </table:table-cell>
          <table:table-cell office:value-type="float" office:value="416" calcext:value-type="float">
            <text:p>416</text:p>
          </table:table-cell>
          <table:table-cell office:value-type="float" office:value="596" calcext:value-type="float">
            <text:p>596</text:p>
          </table:table-cell>
          <table:table-cell table:formula="of:=IF(COUNTIF([.A11:.D11];[.A11])=3;[.A11];&quot;&quot;)">
            <text:p/>
          </table:table-cell>
          <table:table-cell table:formula="of:=IF(COUNTIF([.B11:.E11];[.B11])=3;[.B11];&quot;&quot;)">
            <text:p/>
          </table:table-cell>
          <table:table-cell table:formula="of:=IF(COUNTIF([.C11:.F11];[.C11])=3;[.C11];&quot;&quot;)">
            <text:p/>
          </table:table-cell>
          <table:table-cell table:formula="of:=IF(COUNTIF([.D11:.G11];[.D11])=3;[.D11];&quot;&quot;)">
            <text:p/>
          </table:table-cell>
          <table:table-cell table:formula="of:=IF(COUNTIF([.A11:.D11];[.A11])=3;&quot;&quot;;[.A11])" office:value-type="float" office:value="56" calcext:value-type="float">
            <text:p>56</text:p>
          </table:table-cell>
          <table:table-cell table:formula="of:=IF(COUNTIF([.B11:.E11];[.B11])=3;&quot;&quot;;[.B11])" office:value-type="float" office:value="140" calcext:value-type="float">
            <text:p>140</text:p>
          </table:table-cell>
          <table:table-cell table:formula="of:=IF(COUNTIF([.C11:.F11];[.C11])=3;&quot;&quot;;[.C11])" office:value-type="float" office:value="416" calcext:value-type="float">
            <text:p>416</text:p>
          </table:table-cell>
          <table:table-cell table:formula="of:=IF(COUNTIF([.D11:.G11];[.D11])=3;&quot;&quot;;[.D11])" office:value-type="float" office:value="596" calcext:value-type="float">
            <text:p>596</text:p>
          </table:table-cell>
          <table:table-cell table:style-name="ce5" table:formula="of:=IFERROR( IF( AND( COUNT([.E11:.H11])=3; MOD( AVERAGE([.E11:.H11]); 2)=1; MOD( AVERAGE([.I11:.L1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office:value-type="float" office:value="311" calcext:value-type="float">
            <text:p>311</text:p>
          </table:table-cell>
          <table:table-cell office:value-type="float" office:value="922" calcext:value-type="float">
            <text:p>922</text:p>
          </table:table-cell>
          <table:table-cell office:value-type="float" office:value="631" calcext:value-type="float">
            <text:p>631</text:p>
          </table:table-cell>
          <table:table-cell table:formula="of:=IF(COUNTIF([.A12:.D12];[.A12])=3;[.A12];&quot;&quot;)">
            <text:p/>
          </table:table-cell>
          <table:table-cell table:formula="of:=IF(COUNTIF([.B12:.E12];[.B12])=3;[.B12];&quot;&quot;)">
            <text:p/>
          </table:table-cell>
          <table:table-cell table:formula="of:=IF(COUNTIF([.C12:.F12];[.C12])=3;[.C12];&quot;&quot;)">
            <text:p/>
          </table:table-cell>
          <table:table-cell table:formula="of:=IF(COUNTIF([.D12:.G12];[.D12])=3;[.D12];&quot;&quot;)">
            <text:p/>
          </table:table-cell>
          <table:table-cell table:formula="of:=IF(COUNTIF([.A12:.D12];[.A12])=3;&quot;&quot;;[.A12])" office:value-type="float" office:value="631" calcext:value-type="float">
            <text:p>631</text:p>
          </table:table-cell>
          <table:table-cell table:formula="of:=IF(COUNTIF([.B12:.E12];[.B12])=3;&quot;&quot;;[.B12])" office:value-type="float" office:value="311" calcext:value-type="float">
            <text:p>311</text:p>
          </table:table-cell>
          <table:table-cell table:formula="of:=IF(COUNTIF([.C12:.F12];[.C12])=3;&quot;&quot;;[.C12])" office:value-type="float" office:value="922" calcext:value-type="float">
            <text:p>922</text:p>
          </table:table-cell>
          <table:table-cell table:formula="of:=IF(COUNTIF([.D12:.G12];[.D12])=3;&quot;&quot;;[.D12])" office:value-type="float" office:value="631" calcext:value-type="float">
            <text:p>631</text:p>
          </table:table-cell>
          <table:table-cell table:style-name="ce5" table:formula="of:=IFERROR( IF( AND( COUNT([.E12:.H12])=3; MOD( AVERAGE([.E12:.H12]); 2)=1; MOD( AVERAGE([.I12:.L1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float" office:value="767" calcext:value-type="float">
            <text:p>767</text:p>
          </table:table-cell>
          <table:table-cell office:value-type="float" office:value="647" calcext:value-type="float">
            <text:p>647</text:p>
          </table:table-cell>
          <table:table-cell office:value-type="float" office:value="856" calcext:value-type="float">
            <text:p>856</text:p>
          </table:table-cell>
          <table:table-cell table:formula="of:=IF(COUNTIF([.A13:.D13];[.A13])=3;[.A13];&quot;&quot;)">
            <text:p/>
          </table:table-cell>
          <table:table-cell table:formula="of:=IF(COUNTIF([.B13:.E13];[.B13])=3;[.B13];&quot;&quot;)">
            <text:p/>
          </table:table-cell>
          <table:table-cell table:formula="of:=IF(COUNTIF([.C13:.F13];[.C13])=3;[.C13];&quot;&quot;)">
            <text:p/>
          </table:table-cell>
          <table:table-cell table:formula="of:=IF(COUNTIF([.D13:.G13];[.D13])=3;[.D13];&quot;&quot;)">
            <text:p/>
          </table:table-cell>
          <table:table-cell table:formula="of:=IF(COUNTIF([.A13:.D13];[.A13])=3;&quot;&quot;;[.A13])" office:value-type="float" office:value="40" calcext:value-type="float">
            <text:p>40</text:p>
          </table:table-cell>
          <table:table-cell table:formula="of:=IF(COUNTIF([.B13:.E13];[.B13])=3;&quot;&quot;;[.B13])" office:value-type="float" office:value="767" calcext:value-type="float">
            <text:p>767</text:p>
          </table:table-cell>
          <table:table-cell table:formula="of:=IF(COUNTIF([.C13:.F13];[.C13])=3;&quot;&quot;;[.C13])" office:value-type="float" office:value="647" calcext:value-type="float">
            <text:p>647</text:p>
          </table:table-cell>
          <table:table-cell table:formula="of:=IF(COUNTIF([.D13:.G13];[.D13])=3;&quot;&quot;;[.D13])" office:value-type="float" office:value="856" calcext:value-type="float">
            <text:p>856</text:p>
          </table:table-cell>
          <table:table-cell table:style-name="ce5" table:formula="of:=IFERROR( IF( AND( COUNT([.E13:.H13])=3; MOD( AVERAGE([.E13:.H13]); 2)=1; MOD( AVERAGE([.I13:.L1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66" calcext:value-type="float">
            <text:p>966</text:p>
          </table:table-cell>
          <table:table-cell office:value-type="float" office:value="392" calcext:value-type="float">
            <text:p>392</text:p>
          </table:table-cell>
          <table:table-cell office:value-type="float" office:value="662" calcext:value-type="float">
            <text:p>662</text:p>
          </table:table-cell>
          <table:table-cell office:value-type="float" office:value="894" calcext:value-type="float">
            <text:p>894</text:p>
          </table:table-cell>
          <table:table-cell table:formula="of:=IF(COUNTIF([.A14:.D14];[.A14])=3;[.A14];&quot;&quot;)">
            <text:p/>
          </table:table-cell>
          <table:table-cell table:formula="of:=IF(COUNTIF([.B14:.E14];[.B14])=3;[.B14];&quot;&quot;)">
            <text:p/>
          </table:table-cell>
          <table:table-cell table:formula="of:=IF(COUNTIF([.C14:.F14];[.C14])=3;[.C14];&quot;&quot;)">
            <text:p/>
          </table:table-cell>
          <table:table-cell table:formula="of:=IF(COUNTIF([.D14:.G14];[.D14])=3;[.D14];&quot;&quot;)">
            <text:p/>
          </table:table-cell>
          <table:table-cell table:formula="of:=IF(COUNTIF([.A14:.D14];[.A14])=3;&quot;&quot;;[.A14])" office:value-type="float" office:value="966" calcext:value-type="float">
            <text:p>966</text:p>
          </table:table-cell>
          <table:table-cell table:formula="of:=IF(COUNTIF([.B14:.E14];[.B14])=3;&quot;&quot;;[.B14])" office:value-type="float" office:value="392" calcext:value-type="float">
            <text:p>392</text:p>
          </table:table-cell>
          <table:table-cell table:formula="of:=IF(COUNTIF([.C14:.F14];[.C14])=3;&quot;&quot;;[.C14])" office:value-type="float" office:value="662" calcext:value-type="float">
            <text:p>662</text:p>
          </table:table-cell>
          <table:table-cell table:formula="of:=IF(COUNTIF([.D14:.G14];[.D14])=3;&quot;&quot;;[.D14])" office:value-type="float" office:value="894" calcext:value-type="float">
            <text:p>894</text:p>
          </table:table-cell>
          <table:table-cell table:style-name="ce5" table:formula="of:=IFERROR( IF( AND( COUNT([.E14:.H14])=3; MOD( AVERAGE([.E14:.H14]); 2)=1; MOD( AVERAGE([.I14:.L1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96" calcext:value-type="float">
            <text:p>896</text:p>
          </table:table-cell>
          <table:table-cell office:value-type="float" office:value="896" calcext:value-type="float">
            <text:p>896</text:p>
          </table:table-cell>
          <table:table-cell office:value-type="float" office:value="902" calcext:value-type="float">
            <text:p>902</text:p>
          </table:table-cell>
          <table:table-cell office:value-type="float" office:value="692" calcext:value-type="float">
            <text:p>692</text:p>
          </table:table-cell>
          <table:table-cell table:formula="of:=IF(COUNTIF([.A15:.D15];[.A15])=3;[.A15];&quot;&quot;)">
            <text:p/>
          </table:table-cell>
          <table:table-cell table:formula="of:=IF(COUNTIF([.B15:.E15];[.B15])=3;[.B15];&quot;&quot;)">
            <text:p/>
          </table:table-cell>
          <table:table-cell table:formula="of:=IF(COUNTIF([.C15:.F15];[.C15])=3;[.C15];&quot;&quot;)">
            <text:p/>
          </table:table-cell>
          <table:table-cell table:formula="of:=IF(COUNTIF([.D15:.G15];[.D15])=3;[.D15];&quot;&quot;)">
            <text:p/>
          </table:table-cell>
          <table:table-cell table:formula="of:=IF(COUNTIF([.A15:.D15];[.A15])=3;&quot;&quot;;[.A15])" office:value-type="float" office:value="896" calcext:value-type="float">
            <text:p>896</text:p>
          </table:table-cell>
          <table:table-cell table:formula="of:=IF(COUNTIF([.B15:.E15];[.B15])=3;&quot;&quot;;[.B15])" office:value-type="float" office:value="896" calcext:value-type="float">
            <text:p>896</text:p>
          </table:table-cell>
          <table:table-cell table:formula="of:=IF(COUNTIF([.C15:.F15];[.C15])=3;&quot;&quot;;[.C15])" office:value-type="float" office:value="902" calcext:value-type="float">
            <text:p>902</text:p>
          </table:table-cell>
          <table:table-cell table:formula="of:=IF(COUNTIF([.D15:.G15];[.D15])=3;&quot;&quot;;[.D15])" office:value-type="float" office:value="692" calcext:value-type="float">
            <text:p>692</text:p>
          </table:table-cell>
          <table:table-cell table:style-name="ce5" table:formula="of:=IFERROR( IF( AND( COUNT([.E15:.H15])=3; MOD( AVERAGE([.E15:.H15]); 2)=1; MOD( AVERAGE([.I15:.L1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office:value-type="float" office:value="558" calcext:value-type="float">
            <text:p>558</text:p>
          </table:table-cell>
          <table:table-cell office:value-type="float" office:value="527" calcext:value-type="float">
            <text:p>527</text:p>
          </table:table-cell>
          <table:table-cell office:value-type="float" office:value="918" calcext:value-type="float">
            <text:p>918</text:p>
          </table:table-cell>
          <table:table-cell table:formula="of:=IF(COUNTIF([.A16:.D16];[.A16])=3;[.A16];&quot;&quot;)">
            <text:p/>
          </table:table-cell>
          <table:table-cell table:formula="of:=IF(COUNTIF([.B16:.E16];[.B16])=3;[.B16];&quot;&quot;)">
            <text:p/>
          </table:table-cell>
          <table:table-cell table:formula="of:=IF(COUNTIF([.C16:.F16];[.C16])=3;[.C16];&quot;&quot;)">
            <text:p/>
          </table:table-cell>
          <table:table-cell table:formula="of:=IF(COUNTIF([.D16:.G16];[.D16])=3;[.D16];&quot;&quot;)">
            <text:p/>
          </table:table-cell>
          <table:table-cell table:formula="of:=IF(COUNTIF([.A16:.D16];[.A16])=3;&quot;&quot;;[.A16])" office:value-type="float" office:value="527" calcext:value-type="float">
            <text:p>527</text:p>
          </table:table-cell>
          <table:table-cell table:formula="of:=IF(COUNTIF([.B16:.E16];[.B16])=3;&quot;&quot;;[.B16])" office:value-type="float" office:value="558" calcext:value-type="float">
            <text:p>558</text:p>
          </table:table-cell>
          <table:table-cell table:formula="of:=IF(COUNTIF([.C16:.F16];[.C16])=3;&quot;&quot;;[.C16])" office:value-type="float" office:value="527" calcext:value-type="float">
            <text:p>527</text:p>
          </table:table-cell>
          <table:table-cell table:formula="of:=IF(COUNTIF([.D16:.G16];[.D16])=3;&quot;&quot;;[.D16])" office:value-type="float" office:value="918" calcext:value-type="float">
            <text:p>918</text:p>
          </table:table-cell>
          <table:table-cell table:style-name="ce5" table:formula="of:=IFERROR( IF( AND( COUNT([.E16:.H16])=3; MOD( AVERAGE([.E16:.H16]); 2)=1; MOD( AVERAGE([.I16:.L1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14" calcext:value-type="float">
            <text:p>914</text:p>
          </table:table-cell>
          <table:table-cell office:value-type="float" office:value="218" calcext:value-type="float">
            <text:p>218</text:p>
          </table:table-cell>
          <table:table-cell office:value-type="float" office:value="777" calcext:value-type="float">
            <text:p>777</text:p>
          </table:table-cell>
          <table:table-cell office:value-type="float" office:value="972" calcext:value-type="float">
            <text:p>972</text:p>
          </table:table-cell>
          <table:table-cell table:formula="of:=IF(COUNTIF([.A17:.D17];[.A17])=3;[.A17];&quot;&quot;)">
            <text:p/>
          </table:table-cell>
          <table:table-cell table:formula="of:=IF(COUNTIF([.B17:.E17];[.B17])=3;[.B17];&quot;&quot;)">
            <text:p/>
          </table:table-cell>
          <table:table-cell table:formula="of:=IF(COUNTIF([.C17:.F17];[.C17])=3;[.C17];&quot;&quot;)">
            <text:p/>
          </table:table-cell>
          <table:table-cell table:formula="of:=IF(COUNTIF([.D17:.G17];[.D17])=3;[.D17];&quot;&quot;)">
            <text:p/>
          </table:table-cell>
          <table:table-cell table:formula="of:=IF(COUNTIF([.A17:.D17];[.A17])=3;&quot;&quot;;[.A17])" office:value-type="float" office:value="914" calcext:value-type="float">
            <text:p>914</text:p>
          </table:table-cell>
          <table:table-cell table:formula="of:=IF(COUNTIF([.B17:.E17];[.B17])=3;&quot;&quot;;[.B17])" office:value-type="float" office:value="218" calcext:value-type="float">
            <text:p>218</text:p>
          </table:table-cell>
          <table:table-cell table:formula="of:=IF(COUNTIF([.C17:.F17];[.C17])=3;&quot;&quot;;[.C17])" office:value-type="float" office:value="777" calcext:value-type="float">
            <text:p>777</text:p>
          </table:table-cell>
          <table:table-cell table:formula="of:=IF(COUNTIF([.D17:.G17];[.D17])=3;&quot;&quot;;[.D17])" office:value-type="float" office:value="972" calcext:value-type="float">
            <text:p>972</text:p>
          </table:table-cell>
          <table:table-cell table:style-name="ce5" table:formula="of:=IFERROR( IF( AND( COUNT([.E17:.H17])=3; MOD( AVERAGE([.E17:.H17]); 2)=1; MOD( AVERAGE([.I17:.L1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  <table:table-cell office:value-type="float" office:value="375" calcext:value-type="float">
            <text:p>375</text:p>
          </table:table-cell>
          <table:table-cell table:formula="of:=IF(COUNTIF([.A18:.D18];[.A18])=3;[.A18];&quot;&quot;)">
            <text:p/>
          </table:table-cell>
          <table:table-cell table:formula="of:=IF(COUNTIF([.B18:.E18];[.B18])=3;[.B18];&quot;&quot;)">
            <text:p/>
          </table:table-cell>
          <table:table-cell table:formula="of:=IF(COUNTIF([.C18:.F18];[.C18])=3;[.C18];&quot;&quot;)">
            <text:p/>
          </table:table-cell>
          <table:table-cell table:formula="of:=IF(COUNTIF([.D18:.G18];[.D18])=3;[.D18];&quot;&quot;)">
            <text:p/>
          </table:table-cell>
          <table:table-cell table:formula="of:=IF(COUNTIF([.A18:.D18];[.A18])=3;&quot;&quot;;[.A18])" office:value-type="float" office:value="134" calcext:value-type="float">
            <text:p>134</text:p>
          </table:table-cell>
          <table:table-cell table:formula="of:=IF(COUNTIF([.B18:.E18];[.B18])=3;&quot;&quot;;[.B18])" office:value-type="float" office:value="67" calcext:value-type="float">
            <text:p>67</text:p>
          </table:table-cell>
          <table:table-cell table:formula="of:=IF(COUNTIF([.C18:.F18];[.C18])=3;&quot;&quot;;[.C18])" office:value-type="float" office:value="135" calcext:value-type="float">
            <text:p>135</text:p>
          </table:table-cell>
          <table:table-cell table:formula="of:=IF(COUNTIF([.D18:.G18];[.D18])=3;&quot;&quot;;[.D18])" office:value-type="float" office:value="375" calcext:value-type="float">
            <text:p>375</text:p>
          </table:table-cell>
          <table:table-cell table:style-name="ce5" table:formula="of:=IFERROR( IF( AND( COUNT([.E18:.H18])=3; MOD( AVERAGE([.E18:.H18]); 2)=1; MOD( AVERAGE([.I18:.L1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office:value-type="float" office:value="520" calcext:value-type="float">
            <text:p>520</text:p>
          </table:table-cell>
          <table:table-cell office:value-type="float" office:value="470" calcext:value-type="float">
            <text:p>470</text:p>
          </table:table-cell>
          <table:table-cell office:value-type="float" office:value="739" calcext:value-type="float">
            <text:p>739</text:p>
          </table:table-cell>
          <table:table-cell table:formula="of:=IF(COUNTIF([.A19:.D19];[.A19])=3;[.A19];&quot;&quot;)">
            <text:p/>
          </table:table-cell>
          <table:table-cell table:formula="of:=IF(COUNTIF([.B19:.E19];[.B19])=3;[.B19];&quot;&quot;)">
            <text:p/>
          </table:table-cell>
          <table:table-cell table:formula="of:=IF(COUNTIF([.C19:.F19];[.C19])=3;[.C19];&quot;&quot;)">
            <text:p/>
          </table:table-cell>
          <table:table-cell table:formula="of:=IF(COUNTIF([.D19:.G19];[.D19])=3;[.D19];&quot;&quot;)">
            <text:p/>
          </table:table-cell>
          <table:table-cell table:formula="of:=IF(COUNTIF([.A19:.D19];[.A19])=3;&quot;&quot;;[.A19])" office:value-type="float" office:value="739" calcext:value-type="float">
            <text:p>739</text:p>
          </table:table-cell>
          <table:table-cell table:formula="of:=IF(COUNTIF([.B19:.E19];[.B19])=3;&quot;&quot;;[.B19])" office:value-type="float" office:value="520" calcext:value-type="float">
            <text:p>520</text:p>
          </table:table-cell>
          <table:table-cell table:formula="of:=IF(COUNTIF([.C19:.F19];[.C19])=3;&quot;&quot;;[.C19])" office:value-type="float" office:value="470" calcext:value-type="float">
            <text:p>470</text:p>
          </table:table-cell>
          <table:table-cell table:formula="of:=IF(COUNTIF([.D19:.G19];[.D19])=3;&quot;&quot;;[.D19])" office:value-type="float" office:value="739" calcext:value-type="float">
            <text:p>739</text:p>
          </table:table-cell>
          <table:table-cell table:style-name="ce5" table:formula="of:=IFERROR( IF( AND( COUNT([.E19:.H19])=3; MOD( AVERAGE([.E19:.H19]); 2)=1; MOD( AVERAGE([.I19:.L1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01" calcext:value-type="float">
            <text:p>901</text:p>
          </table:table-cell>
          <table:table-cell office:value-type="float" office:value="901" calcext:value-type="float">
            <text:p>901</text:p>
          </table:table-cell>
          <table:table-cell office:value-type="float" office:value="635" calcext:value-type="float">
            <text:p>635</text:p>
          </table:table-cell>
          <table:table-cell office:value-type="float" office:value="611" calcext:value-type="float">
            <text:p>611</text:p>
          </table:table-cell>
          <table:table-cell table:formula="of:=IF(COUNTIF([.A20:.D20];[.A20])=3;[.A20];&quot;&quot;)">
            <text:p/>
          </table:table-cell>
          <table:table-cell table:formula="of:=IF(COUNTIF([.B20:.E20];[.B20])=3;[.B20];&quot;&quot;)">
            <text:p/>
          </table:table-cell>
          <table:table-cell table:formula="of:=IF(COUNTIF([.C20:.F20];[.C20])=3;[.C20];&quot;&quot;)">
            <text:p/>
          </table:table-cell>
          <table:table-cell table:formula="of:=IF(COUNTIF([.D20:.G20];[.D20])=3;[.D20];&quot;&quot;)">
            <text:p/>
          </table:table-cell>
          <table:table-cell table:formula="of:=IF(COUNTIF([.A20:.D20];[.A20])=3;&quot;&quot;;[.A20])" office:value-type="float" office:value="901" calcext:value-type="float">
            <text:p>901</text:p>
          </table:table-cell>
          <table:table-cell table:formula="of:=IF(COUNTIF([.B20:.E20];[.B20])=3;&quot;&quot;;[.B20])" office:value-type="float" office:value="901" calcext:value-type="float">
            <text:p>901</text:p>
          </table:table-cell>
          <table:table-cell table:formula="of:=IF(COUNTIF([.C20:.F20];[.C20])=3;&quot;&quot;;[.C20])" office:value-type="float" office:value="635" calcext:value-type="float">
            <text:p>635</text:p>
          </table:table-cell>
          <table:table-cell table:formula="of:=IF(COUNTIF([.D20:.G20];[.D20])=3;&quot;&quot;;[.D20])" office:value-type="float" office:value="611" calcext:value-type="float">
            <text:p>611</text:p>
          </table:table-cell>
          <table:table-cell table:style-name="ce5" table:formula="of:=IFERROR( IF( AND( COUNT([.E20:.H20])=3; MOD( AVERAGE([.E20:.H20]); 2)=1; MOD( AVERAGE([.I20:.L2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office:value-type="float" office:value="695" calcext:value-type="float">
            <text:p>695</text:p>
          </table:table-cell>
          <table:table-cell office:value-type="float" office:value="917" calcext:value-type="float">
            <text:p>917</text:p>
          </table:table-cell>
          <table:table-cell office:value-type="float" office:value="133" calcext:value-type="float">
            <text:p>133</text:p>
          </table:table-cell>
          <table:table-cell table:formula="of:=IF(COUNTIF([.A21:.D21];[.A21])=3;[.A21];&quot;&quot;)">
            <text:p/>
          </table:table-cell>
          <table:table-cell table:formula="of:=IF(COUNTIF([.B21:.E21];[.B21])=3;[.B21];&quot;&quot;)">
            <text:p/>
          </table:table-cell>
          <table:table-cell table:formula="of:=IF(COUNTIF([.C21:.F21];[.C21])=3;[.C21];&quot;&quot;)">
            <text:p/>
          </table:table-cell>
          <table:table-cell table:formula="of:=IF(COUNTIF([.D21:.G21];[.D21])=3;[.D21];&quot;&quot;)">
            <text:p/>
          </table:table-cell>
          <table:table-cell table:formula="of:=IF(COUNTIF([.A21:.D21];[.A21])=3;&quot;&quot;;[.A21])" office:value-type="float" office:value="138" calcext:value-type="float">
            <text:p>138</text:p>
          </table:table-cell>
          <table:table-cell table:formula="of:=IF(COUNTIF([.B21:.E21];[.B21])=3;&quot;&quot;;[.B21])" office:value-type="float" office:value="695" calcext:value-type="float">
            <text:p>695</text:p>
          </table:table-cell>
          <table:table-cell table:formula="of:=IF(COUNTIF([.C21:.F21];[.C21])=3;&quot;&quot;;[.C21])" office:value-type="float" office:value="917" calcext:value-type="float">
            <text:p>917</text:p>
          </table:table-cell>
          <table:table-cell table:formula="of:=IF(COUNTIF([.D21:.G21];[.D21])=3;&quot;&quot;;[.D21])" office:value-type="float" office:value="133" calcext:value-type="float">
            <text:p>133</text:p>
          </table:table-cell>
          <table:table-cell table:style-name="ce5" table:formula="of:=IFERROR( IF( AND( COUNT([.E21:.H21])=3; MOD( AVERAGE([.E21:.H21]); 2)=1; MOD( AVERAGE([.I21:.L2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office:value-type="float" office:value="216" calcext:value-type="float">
            <text:p>216</text:p>
          </table:table-cell>
          <table:table-cell office:value-type="float" office:value="880" calcext:value-type="float">
            <text:p>880</text:p>
          </table:table-cell>
          <table:table-cell office:value-type="float" office:value="311" calcext:value-type="float">
            <text:p>311</text:p>
          </table:table-cell>
          <table:table-cell table:formula="of:=IF(COUNTIF([.A22:.D22];[.A22])=3;[.A22];&quot;&quot;)">
            <text:p/>
          </table:table-cell>
          <table:table-cell table:formula="of:=IF(COUNTIF([.B22:.E22];[.B22])=3;[.B22];&quot;&quot;)">
            <text:p/>
          </table:table-cell>
          <table:table-cell table:formula="of:=IF(COUNTIF([.C22:.F22];[.C22])=3;[.C22];&quot;&quot;)">
            <text:p/>
          </table:table-cell>
          <table:table-cell table:formula="of:=IF(COUNTIF([.D22:.G22];[.D22])=3;[.D22];&quot;&quot;)">
            <text:p/>
          </table:table-cell>
          <table:table-cell table:formula="of:=IF(COUNTIF([.A22:.D22];[.A22])=3;&quot;&quot;;[.A22])" office:value-type="float" office:value="626" calcext:value-type="float">
            <text:p>626</text:p>
          </table:table-cell>
          <table:table-cell table:formula="of:=IF(COUNTIF([.B22:.E22];[.B22])=3;&quot;&quot;;[.B22])" office:value-type="float" office:value="216" calcext:value-type="float">
            <text:p>216</text:p>
          </table:table-cell>
          <table:table-cell table:formula="of:=IF(COUNTIF([.C22:.F22];[.C22])=3;&quot;&quot;;[.C22])" office:value-type="float" office:value="880" calcext:value-type="float">
            <text:p>880</text:p>
          </table:table-cell>
          <table:table-cell table:formula="of:=IF(COUNTIF([.D22:.G22];[.D22])=3;&quot;&quot;;[.D22])" office:value-type="float" office:value="311" calcext:value-type="float">
            <text:p>311</text:p>
          </table:table-cell>
          <table:table-cell table:style-name="ce5" table:formula="of:=IFERROR( IF( AND( COUNT([.E22:.H22])=3; MOD( AVERAGE([.E22:.H22]); 2)=1; MOD( AVERAGE([.I22:.L2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office:value-type="float" office:value="624" calcext:value-type="float">
            <text:p>624</text:p>
          </table:table-cell>
          <table:table-cell office:value-type="float" office:value="723" calcext:value-type="float">
            <text:p>723</text:p>
          </table:table-cell>
          <table:table-cell office:value-type="float" office:value="187" calcext:value-type="float">
            <text:p>187</text:p>
          </table:table-cell>
          <table:table-cell table:formula="of:=IF(COUNTIF([.A23:.D23];[.A23])=3;[.A23];&quot;&quot;)">
            <text:p/>
          </table:table-cell>
          <table:table-cell table:formula="of:=IF(COUNTIF([.B23:.E23];[.B23])=3;[.B23];&quot;&quot;)">
            <text:p/>
          </table:table-cell>
          <table:table-cell table:formula="of:=IF(COUNTIF([.C23:.F23];[.C23])=3;[.C23];&quot;&quot;)">
            <text:p/>
          </table:table-cell>
          <table:table-cell table:formula="of:=IF(COUNTIF([.D23:.G23];[.D23])=3;[.D23];&quot;&quot;)">
            <text:p/>
          </table:table-cell>
          <table:table-cell table:formula="of:=IF(COUNTIF([.A23:.D23];[.A23])=3;&quot;&quot;;[.A23])" office:value-type="float" office:value="478" calcext:value-type="float">
            <text:p>478</text:p>
          </table:table-cell>
          <table:table-cell table:formula="of:=IF(COUNTIF([.B23:.E23];[.B23])=3;&quot;&quot;;[.B23])" office:value-type="float" office:value="624" calcext:value-type="float">
            <text:p>624</text:p>
          </table:table-cell>
          <table:table-cell table:formula="of:=IF(COUNTIF([.C23:.F23];[.C23])=3;&quot;&quot;;[.C23])" office:value-type="float" office:value="723" calcext:value-type="float">
            <text:p>723</text:p>
          </table:table-cell>
          <table:table-cell table:formula="of:=IF(COUNTIF([.D23:.G23];[.D23])=3;&quot;&quot;;[.D23])" office:value-type="float" office:value="187" calcext:value-type="float">
            <text:p>187</text:p>
          </table:table-cell>
          <table:table-cell table:style-name="ce5" table:formula="of:=IFERROR( IF( AND( COUNT([.E23:.H23])=3; MOD( AVERAGE([.E23:.H23]); 2)=1; MOD( AVERAGE([.I23:.L2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office:value-type="float" office:value="441" calcext:value-type="float">
            <text:p>441</text:p>
          </table:table-cell>
          <table:table-cell office:value-type="float" office:value="323" calcext:value-type="float">
            <text:p>323</text:p>
          </table:table-cell>
          <table:table-cell office:value-type="float" office:value="375" calcext:value-type="float">
            <text:p>375</text:p>
          </table:table-cell>
          <table:table-cell table:formula="of:=IF(COUNTIF([.A24:.D24];[.A24])=3;[.A24];&quot;&quot;)">
            <text:p/>
          </table:table-cell>
          <table:table-cell table:formula="of:=IF(COUNTIF([.B24:.E24];[.B24])=3;[.B24];&quot;&quot;)">
            <text:p/>
          </table:table-cell>
          <table:table-cell table:formula="of:=IF(COUNTIF([.C24:.F24];[.C24])=3;[.C24];&quot;&quot;)">
            <text:p/>
          </table:table-cell>
          <table:table-cell table:formula="of:=IF(COUNTIF([.D24:.G24];[.D24])=3;[.D24];&quot;&quot;)">
            <text:p/>
          </table:table-cell>
          <table:table-cell table:formula="of:=IF(COUNTIF([.A24:.D24];[.A24])=3;&quot;&quot;;[.A24])" office:value-type="float" office:value="323" calcext:value-type="float">
            <text:p>323</text:p>
          </table:table-cell>
          <table:table-cell table:formula="of:=IF(COUNTIF([.B24:.E24];[.B24])=3;&quot;&quot;;[.B24])" office:value-type="float" office:value="441" calcext:value-type="float">
            <text:p>441</text:p>
          </table:table-cell>
          <table:table-cell table:formula="of:=IF(COUNTIF([.C24:.F24];[.C24])=3;&quot;&quot;;[.C24])" office:value-type="float" office:value="323" calcext:value-type="float">
            <text:p>323</text:p>
          </table:table-cell>
          <table:table-cell table:formula="of:=IF(COUNTIF([.D24:.G24];[.D24])=3;&quot;&quot;;[.D24])" office:value-type="float" office:value="375" calcext:value-type="float">
            <text:p>375</text:p>
          </table:table-cell>
          <table:table-cell table:style-name="ce5" table:formula="of:=IFERROR( IF( AND( COUNT([.E24:.H24])=3; MOD( AVERAGE([.E24:.H24]); 2)=1; MOD( AVERAGE([.I24:.L2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table:formula="of:=IF(COUNTIF([.A25:.D25];[.A25])=3;[.A25];&quot;&quot;)" office:value-type="float" office:value="162" calcext:value-type="float">
            <text:p>162</text:p>
          </table:table-cell>
          <table:table-cell table:formula="of:=IF(COUNTIF([.B25:.E25];[.B25])=3;[.B25];&quot;&quot;)" office:value-type="float" office:value="162" calcext:value-type="float">
            <text:p>162</text:p>
          </table:table-cell>
          <table:table-cell table:formula="of:=IF(COUNTIF([.C25:.F25];[.C25])=3;[.C25];&quot;&quot;)">
            <text:p/>
          </table:table-cell>
          <table:table-cell table:formula="of:=IF(COUNTIF([.D25:.G25];[.D25])=3;[.D25];&quot;&quot;)" office:value-type="float" office:value="162" calcext:value-type="float">
            <text:p>162</text:p>
          </table:table-cell>
          <table:table-cell table:formula="of:=IF(COUNTIF([.A25:.D25];[.A25])=3;&quot;&quot;;[.A25])">
            <text:p/>
          </table:table-cell>
          <table:table-cell table:formula="of:=IF(COUNTIF([.B25:.E25];[.B25])=3;&quot;&quot;;[.B25])">
            <text:p/>
          </table:table-cell>
          <table:table-cell table:formula="of:=IF(COUNTIF([.C25:.F25];[.C25])=3;&quot;&quot;;[.C25])" office:value-type="float" office:value="172" calcext:value-type="float">
            <text:p>172</text:p>
          </table:table-cell>
          <table:table-cell table:formula="of:=IF(COUNTIF([.D25:.G25];[.D25])=3;&quot;&quot;;[.D25])">
            <text:p/>
          </table:table-cell>
          <table:table-cell table:style-name="ce5" table:formula="of:=IFERROR( IF( AND( COUNT([.E25:.H25])=3; MOD( AVERAGE([.E25:.H25]); 2)=1; MOD( AVERAGE([.I25:.L2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6" calcext:value-type="float">
            <text:p>146</text:p>
          </table:table-cell>
          <table:table-cell office:value-type="float" office:value="724" calcext:value-type="float">
            <text:p>724</text:p>
          </table:table-cell>
          <table:table-cell table:formula="of:=IF(COUNTIF([.A26:.D26];[.A26])=3;[.A26];&quot;&quot;)">
            <text:p/>
          </table:table-cell>
          <table:table-cell table:formula="of:=IF(COUNTIF([.B26:.E26];[.B26])=3;[.B26];&quot;&quot;)">
            <text:p/>
          </table:table-cell>
          <table:table-cell table:formula="of:=IF(COUNTIF([.C26:.F26];[.C26])=3;[.C26];&quot;&quot;)">
            <text:p/>
          </table:table-cell>
          <table:table-cell table:formula="of:=IF(COUNTIF([.D26:.G26];[.D26])=3;[.D26];&quot;&quot;)">
            <text:p/>
          </table:table-cell>
          <table:table-cell table:formula="of:=IF(COUNTIF([.A26:.D26];[.A26])=3;&quot;&quot;;[.A26])" office:value-type="float" office:value="30" calcext:value-type="float">
            <text:p>30</text:p>
          </table:table-cell>
          <table:table-cell table:formula="of:=IF(COUNTIF([.B26:.E26];[.B26])=3;&quot;&quot;;[.B26])" office:value-type="float" office:value="20" calcext:value-type="float">
            <text:p>20</text:p>
          </table:table-cell>
          <table:table-cell table:formula="of:=IF(COUNTIF([.C26:.F26];[.C26])=3;&quot;&quot;;[.C26])" office:value-type="float" office:value="146" calcext:value-type="float">
            <text:p>146</text:p>
          </table:table-cell>
          <table:table-cell table:formula="of:=IF(COUNTIF([.D26:.G26];[.D26])=3;&quot;&quot;;[.D26])" office:value-type="float" office:value="724" calcext:value-type="float">
            <text:p>724</text:p>
          </table:table-cell>
          <table:table-cell table:style-name="ce5" table:formula="of:=IFERROR( IF( AND( COUNT([.E26:.H26])=3; MOD( AVERAGE([.E26:.H26]); 2)=1; MOD( AVERAGE([.I26:.L2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float" office:value="19" calcext:value-type="float">
            <text:p>19</text:p>
          </table:table-cell>
          <table:table-cell table:formula="of:=IF(COUNTIF([.A27:.D27];[.A27])=3;[.A27];&quot;&quot;)">
            <text:p/>
          </table:table-cell>
          <table:table-cell table:formula="of:=IF(COUNTIF([.B27:.E27];[.B27])=3;[.B27];&quot;&quot;)">
            <text:p/>
          </table:table-cell>
          <table:table-cell table:formula="of:=IF(COUNTIF([.C27:.F27];[.C27])=3;[.C27];&quot;&quot;)">
            <text:p/>
          </table:table-cell>
          <table:table-cell table:formula="of:=IF(COUNTIF([.D27:.G27];[.D27])=3;[.D27];&quot;&quot;)">
            <text:p/>
          </table:table-cell>
          <table:table-cell table:formula="of:=IF(COUNTIF([.A27:.D27];[.A27])=3;&quot;&quot;;[.A27])" office:value-type="float" office:value="634" calcext:value-type="float">
            <text:p>634</text:p>
          </table:table-cell>
          <table:table-cell table:formula="of:=IF(COUNTIF([.B27:.E27];[.B27])=3;&quot;&quot;;[.B27])" office:value-type="float" office:value="412" calcext:value-type="float">
            <text:p>412</text:p>
          </table:table-cell>
          <table:table-cell table:formula="of:=IF(COUNTIF([.C27:.F27];[.C27])=3;&quot;&quot;;[.C27])" office:value-type="float" office:value="412" calcext:value-type="float">
            <text:p>412</text:p>
          </table:table-cell>
          <table:table-cell table:formula="of:=IF(COUNTIF([.D27:.G27];[.D27])=3;&quot;&quot;;[.D27])" office:value-type="float" office:value="19" calcext:value-type="float">
            <text:p>19</text:p>
          </table:table-cell>
          <table:table-cell table:style-name="ce5" table:formula="of:=IFERROR( IF( AND( COUNT([.E27:.H27])=3; MOD( AVERAGE([.E27:.H27]); 2)=1; MOD( AVERAGE([.I27:.L2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office:value-type="float" office:value="338" calcext:value-type="float">
            <text:p>338</text:p>
          </table:table-cell>
          <table:table-cell office:value-type="float" office:value="144" calcext:value-type="float">
            <text:p>144</text:p>
          </table:table-cell>
          <table:table-cell office:value-type="float" office:value="991" calcext:value-type="float">
            <text:p>991</text:p>
          </table:table-cell>
          <table:table-cell table:formula="of:=IF(COUNTIF([.A28:.D28];[.A28])=3;[.A28];&quot;&quot;)">
            <text:p/>
          </table:table-cell>
          <table:table-cell table:formula="of:=IF(COUNTIF([.B28:.E28];[.B28])=3;[.B28];&quot;&quot;)">
            <text:p/>
          </table:table-cell>
          <table:table-cell table:formula="of:=IF(COUNTIF([.C28:.F28];[.C28])=3;[.C28];&quot;&quot;)">
            <text:p/>
          </table:table-cell>
          <table:table-cell table:formula="of:=IF(COUNTIF([.D28:.G28];[.D28])=3;[.D28];&quot;&quot;)">
            <text:p/>
          </table:table-cell>
          <table:table-cell table:formula="of:=IF(COUNTIF([.A28:.D28];[.A28])=3;&quot;&quot;;[.A28])" office:value-type="float" office:value="351" calcext:value-type="float">
            <text:p>351</text:p>
          </table:table-cell>
          <table:table-cell table:formula="of:=IF(COUNTIF([.B28:.E28];[.B28])=3;&quot;&quot;;[.B28])" office:value-type="float" office:value="338" calcext:value-type="float">
            <text:p>338</text:p>
          </table:table-cell>
          <table:table-cell table:formula="of:=IF(COUNTIF([.C28:.F28];[.C28])=3;&quot;&quot;;[.C28])" office:value-type="float" office:value="144" calcext:value-type="float">
            <text:p>144</text:p>
          </table:table-cell>
          <table:table-cell table:formula="of:=IF(COUNTIF([.D28:.G28];[.D28])=3;&quot;&quot;;[.D28])" office:value-type="float" office:value="991" calcext:value-type="float">
            <text:p>991</text:p>
          </table:table-cell>
          <table:table-cell table:style-name="ce5" table:formula="of:=IFERROR( IF( AND( COUNT([.E28:.H28])=3; MOD( AVERAGE([.E28:.H28]); 2)=1; MOD( AVERAGE([.I28:.L2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218" calcext:value-type="float">
            <text:p>218</text:p>
          </table:table-cell>
          <table:table-cell table:formula="of:=IF(COUNTIF([.A29:.D29];[.A29])=3;[.A29];&quot;&quot;)">
            <text:p/>
          </table:table-cell>
          <table:table-cell table:formula="of:=IF(COUNTIF([.B29:.E29];[.B29])=3;[.B29];&quot;&quot;)">
            <text:p/>
          </table:table-cell>
          <table:table-cell table:formula="of:=IF(COUNTIF([.C29:.F29];[.C29])=3;[.C29];&quot;&quot;)">
            <text:p/>
          </table:table-cell>
          <table:table-cell table:formula="of:=IF(COUNTIF([.D29:.G29];[.D29])=3;[.D29];&quot;&quot;)">
            <text:p/>
          </table:table-cell>
          <table:table-cell table:formula="of:=IF(COUNTIF([.A29:.D29];[.A29])=3;&quot;&quot;;[.A29])" office:value-type="float" office:value="291" calcext:value-type="float">
            <text:p>291</text:p>
          </table:table-cell>
          <table:table-cell table:formula="of:=IF(COUNTIF([.B29:.E29];[.B29])=3;&quot;&quot;;[.B29])" office:value-type="float" office:value="700" calcext:value-type="float">
            <text:p>700</text:p>
          </table:table-cell>
          <table:table-cell table:formula="of:=IF(COUNTIF([.C29:.F29];[.C29])=3;&quot;&quot;;[.C29])" office:value-type="float" office:value="340" calcext:value-type="float">
            <text:p>340</text:p>
          </table:table-cell>
          <table:table-cell table:formula="of:=IF(COUNTIF([.D29:.G29];[.D29])=3;&quot;&quot;;[.D29])" office:value-type="float" office:value="218" calcext:value-type="float">
            <text:p>218</text:p>
          </table:table-cell>
          <table:table-cell table:style-name="ce5" table:formula="of:=IFERROR( IF( AND( COUNT([.E29:.H29])=3; MOD( AVERAGE([.E29:.H29]); 2)=1; MOD( AVERAGE([.I29:.L2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office:value-type="float" office:value="264" calcext:value-type="float">
            <text:p>264</text:p>
          </table:table-cell>
          <table:table-cell office:value-type="float" office:value="754" calcext:value-type="float">
            <text:p>754</text:p>
          </table:table-cell>
          <table:table-cell office:value-type="float" office:value="971" calcext:value-type="float">
            <text:p>971</text:p>
          </table:table-cell>
          <table:table-cell table:formula="of:=IF(COUNTIF([.A30:.D30];[.A30])=3;[.A30];&quot;&quot;)">
            <text:p/>
          </table:table-cell>
          <table:table-cell table:formula="of:=IF(COUNTIF([.B30:.E30];[.B30])=3;[.B30];&quot;&quot;)">
            <text:p/>
          </table:table-cell>
          <table:table-cell table:formula="of:=IF(COUNTIF([.C30:.F30];[.C30])=3;[.C30];&quot;&quot;)">
            <text:p/>
          </table:table-cell>
          <table:table-cell table:formula="of:=IF(COUNTIF([.D30:.G30];[.D30])=3;[.D30];&quot;&quot;)">
            <text:p/>
          </table:table-cell>
          <table:table-cell table:formula="of:=IF(COUNTIF([.A30:.D30];[.A30])=3;&quot;&quot;;[.A30])" office:value-type="float" office:value="391" calcext:value-type="float">
            <text:p>391</text:p>
          </table:table-cell>
          <table:table-cell table:formula="of:=IF(COUNTIF([.B30:.E30];[.B30])=3;&quot;&quot;;[.B30])" office:value-type="float" office:value="264" calcext:value-type="float">
            <text:p>264</text:p>
          </table:table-cell>
          <table:table-cell table:formula="of:=IF(COUNTIF([.C30:.F30];[.C30])=3;&quot;&quot;;[.C30])" office:value-type="float" office:value="754" calcext:value-type="float">
            <text:p>754</text:p>
          </table:table-cell>
          <table:table-cell table:formula="of:=IF(COUNTIF([.D30:.G30];[.D30])=3;&quot;&quot;;[.D30])" office:value-type="float" office:value="971" calcext:value-type="float">
            <text:p>971</text:p>
          </table:table-cell>
          <table:table-cell table:style-name="ce5" table:formula="of:=IFERROR( IF( AND( COUNT([.E30:.H30])=3; MOD( AVERAGE([.E30:.H30]); 2)=1; MOD( AVERAGE([.I30:.L3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86" calcext:value-type="float">
            <text:p>386</text:p>
          </table:table-cell>
          <table:table-cell table:formula="of:=IF(COUNTIF([.A31:.D31];[.A31])=3;[.A31];&quot;&quot;)">
            <text:p/>
          </table:table-cell>
          <table:table-cell table:formula="of:=IF(COUNTIF([.B31:.E31];[.B31])=3;[.B31];&quot;&quot;)">
            <text:p/>
          </table:table-cell>
          <table:table-cell table:formula="of:=IF(COUNTIF([.C31:.F31];[.C31])=3;[.C31];&quot;&quot;)">
            <text:p/>
          </table:table-cell>
          <table:table-cell table:formula="of:=IF(COUNTIF([.D31:.G31];[.D31])=3;[.D31];&quot;&quot;)">
            <text:p/>
          </table:table-cell>
          <table:table-cell table:formula="of:=IF(COUNTIF([.A31:.D31];[.A31])=3;&quot;&quot;;[.A31])" office:value-type="float" office:value="386" calcext:value-type="float">
            <text:p>386</text:p>
          </table:table-cell>
          <table:table-cell table:formula="of:=IF(COUNTIF([.B31:.E31];[.B31])=3;&quot;&quot;;[.B31])" office:value-type="float" office:value="72" calcext:value-type="float">
            <text:p>72</text:p>
          </table:table-cell>
          <table:table-cell table:formula="of:=IF(COUNTIF([.C31:.F31];[.C31])=3;&quot;&quot;;[.C31])" office:value-type="float" office:value="72" calcext:value-type="float">
            <text:p>72</text:p>
          </table:table-cell>
          <table:table-cell table:formula="of:=IF(COUNTIF([.D31:.G31];[.D31])=3;&quot;&quot;;[.D31])" office:value-type="float" office:value="386" calcext:value-type="float">
            <text:p>386</text:p>
          </table:table-cell>
          <table:table-cell table:style-name="ce5" table:formula="of:=IFERROR( IF( AND( COUNT([.E31:.H31])=3; MOD( AVERAGE([.E31:.H31]); 2)=1; MOD( AVERAGE([.I31:.L3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6" calcext:value-type="float">
            <text:p>36</text:p>
          </table:table-cell>
          <table:table-cell office:value-type="float" office:value="626" calcext:value-type="float">
            <text:p>626</text:p>
          </table:table-cell>
          <table:table-cell office:value-type="float" office:value="17" calcext:value-type="float">
            <text:p>17</text:p>
          </table:table-cell>
          <table:table-cell table:formula="of:=IF(COUNTIF([.A32:.D32];[.A32])=3;[.A32];&quot;&quot;)">
            <text:p/>
          </table:table-cell>
          <table:table-cell table:formula="of:=IF(COUNTIF([.B32:.E32];[.B32])=3;[.B32];&quot;&quot;)">
            <text:p/>
          </table:table-cell>
          <table:table-cell table:formula="of:=IF(COUNTIF([.C32:.F32];[.C32])=3;[.C32];&quot;&quot;)">
            <text:p/>
          </table:table-cell>
          <table:table-cell table:formula="of:=IF(COUNTIF([.D32:.G32];[.D32])=3;[.D32];&quot;&quot;)">
            <text:p/>
          </table:table-cell>
          <table:table-cell table:formula="of:=IF(COUNTIF([.A32:.D32];[.A32])=3;&quot;&quot;;[.A32])" office:value-type="float" office:value="862" calcext:value-type="float">
            <text:p>862</text:p>
          </table:table-cell>
          <table:table-cell table:formula="of:=IF(COUNTIF([.B32:.E32];[.B32])=3;&quot;&quot;;[.B32])" office:value-type="float" office:value="36" calcext:value-type="float">
            <text:p>36</text:p>
          </table:table-cell>
          <table:table-cell table:formula="of:=IF(COUNTIF([.C32:.F32];[.C32])=3;&quot;&quot;;[.C32])" office:value-type="float" office:value="626" calcext:value-type="float">
            <text:p>626</text:p>
          </table:table-cell>
          <table:table-cell table:formula="of:=IF(COUNTIF([.D32:.G32];[.D32])=3;&quot;&quot;;[.D32])" office:value-type="float" office:value="17" calcext:value-type="float">
            <text:p>17</text:p>
          </table:table-cell>
          <table:table-cell table:style-name="ce5" table:formula="of:=IFERROR( IF( AND( COUNT([.E32:.H32])=3; MOD( AVERAGE([.E32:.H32]); 2)=1; MOD( AVERAGE([.I32:.L3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office:value-type="float" office:value="260" calcext:value-type="float">
            <text:p>260</text:p>
          </table:table-cell>
          <table:table-cell table:formula="of:=IF(COUNTIF([.A33:.D33];[.A33])=3;[.A33];&quot;&quot;)">
            <text:p/>
          </table:table-cell>
          <table:table-cell table:formula="of:=IF(COUNTIF([.B33:.E33];[.B33])=3;[.B33];&quot;&quot;)">
            <text:p/>
          </table:table-cell>
          <table:table-cell table:formula="of:=IF(COUNTIF([.C33:.F33];[.C33])=3;[.C33];&quot;&quot;)">
            <text:p/>
          </table:table-cell>
          <table:table-cell table:formula="of:=IF(COUNTIF([.D33:.G33];[.D33])=3;[.D33];&quot;&quot;)">
            <text:p/>
          </table:table-cell>
          <table:table-cell table:formula="of:=IF(COUNTIF([.A33:.D33];[.A33])=3;&quot;&quot;;[.A33])" office:value-type="float" office:value="668" calcext:value-type="float">
            <text:p>668</text:p>
          </table:table-cell>
          <table:table-cell table:formula="of:=IF(COUNTIF([.B33:.E33];[.B33])=3;&quot;&quot;;[.B33])" office:value-type="float" office:value="280" calcext:value-type="float">
            <text:p>280</text:p>
          </table:table-cell>
          <table:table-cell table:formula="of:=IF(COUNTIF([.C33:.F33];[.C33])=3;&quot;&quot;;[.C33])" office:value-type="float" office:value="56" calcext:value-type="float">
            <text:p>56</text:p>
          </table:table-cell>
          <table:table-cell table:formula="of:=IF(COUNTIF([.D33:.G33];[.D33])=3;&quot;&quot;;[.D33])" office:value-type="float" office:value="260" calcext:value-type="float">
            <text:p>260</text:p>
          </table:table-cell>
          <table:table-cell table:style-name="ce5" table:formula="of:=IFERROR( IF( AND( COUNT([.E33:.H33])=3; MOD( AVERAGE([.E33:.H33]); 2)=1; MOD( AVERAGE([.I33:.L3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3" office:value-type="float" office:value="444" calcext:value-type="float">
            <text:p>444</text:p>
          </table:table-cell>
          <table:table-cell office:value-type="float" office:value="98" calcext:value-type="float">
            <text:p>98</text:p>
          </table:table-cell>
          <table:table-cell table:formula="of:=IF(COUNTIF([.A34:.D34];[.A34])=3;[.A34];&quot;&quot;)" office:value-type="float" office:value="444" calcext:value-type="float">
            <text:p>444</text:p>
          </table:table-cell>
          <table:table-cell table:formula="of:=IF(COUNTIF([.B34:.E34];[.B34])=3;[.B34];&quot;&quot;)" office:value-type="float" office:value="444" calcext:value-type="float">
            <text:p>444</text:p>
          </table:table-cell>
          <table:table-cell table:formula="of:=IF(COUNTIF([.C34:.F34];[.C34])=3;[.C34];&quot;&quot;)" office:value-type="float" office:value="444" calcext:value-type="float">
            <text:p>444</text:p>
          </table:table-cell>
          <table:table-cell table:formula="of:=IF(COUNTIF([.D34:.G34];[.D34])=3;[.D34];&quot;&quot;)">
            <text:p/>
          </table:table-cell>
          <table:table-cell table:formula="of:=IF(COUNTIF([.A34:.D34];[.A34])=3;&quot;&quot;;[.A34])">
            <text:p/>
          </table:table-cell>
          <table:table-cell table:formula="of:=IF(COUNTIF([.B34:.E34];[.B34])=3;&quot;&quot;;[.B34])">
            <text:p/>
          </table:table-cell>
          <table:table-cell table:formula="of:=IF(COUNTIF([.C34:.F34];[.C34])=3;&quot;&quot;;[.C34])">
            <text:p/>
          </table:table-cell>
          <table:table-cell table:formula="of:=IF(COUNTIF([.D34:.G34];[.D34])=3;&quot;&quot;;[.D34])" office:value-type="float" office:value="98" calcext:value-type="float">
            <text:p>98</text:p>
          </table:table-cell>
          <table:table-cell table:style-name="ce5" table:formula="of:=IFERROR( IF( AND( COUNT([.E34:.H34])=3; MOD( AVERAGE([.E34:.H34]); 2)=1; MOD( AVERAGE([.I34:.L3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13" calcext:value-type="float">
            <text:p>913</text:p>
          </table:table-cell>
          <table:table-cell office:value-type="float" office:value="70" calcext:value-type="float">
            <text:p>70</text:p>
          </table:table-cell>
          <table:table-cell office:value-type="float" office:value="517" calcext:value-type="float">
            <text:p>517</text:p>
          </table:table-cell>
          <table:table-cell table:formula="of:=IF(COUNTIF([.A35:.D35];[.A35])=3;[.A35];&quot;&quot;)">
            <text:p/>
          </table:table-cell>
          <table:table-cell table:formula="of:=IF(COUNTIF([.B35:.E35];[.B35])=3;[.B35];&quot;&quot;)">
            <text:p/>
          </table:table-cell>
          <table:table-cell table:formula="of:=IF(COUNTIF([.C35:.F35];[.C35])=3;[.C35];&quot;&quot;)">
            <text:p/>
          </table:table-cell>
          <table:table-cell table:formula="of:=IF(COUNTIF([.D35:.G35];[.D35])=3;[.D35];&quot;&quot;)">
            <text:p/>
          </table:table-cell>
          <table:table-cell table:formula="of:=IF(COUNTIF([.A35:.D35];[.A35])=3;&quot;&quot;;[.A35])" office:value-type="float" office:value="888" calcext:value-type="float">
            <text:p>888</text:p>
          </table:table-cell>
          <table:table-cell table:formula="of:=IF(COUNTIF([.B35:.E35];[.B35])=3;&quot;&quot;;[.B35])" office:value-type="float" office:value="913" calcext:value-type="float">
            <text:p>913</text:p>
          </table:table-cell>
          <table:table-cell table:formula="of:=IF(COUNTIF([.C35:.F35];[.C35])=3;&quot;&quot;;[.C35])" office:value-type="float" office:value="70" calcext:value-type="float">
            <text:p>70</text:p>
          </table:table-cell>
          <table:table-cell table:formula="of:=IF(COUNTIF([.D35:.G35];[.D35])=3;&quot;&quot;;[.D35])" office:value-type="float" office:value="517" calcext:value-type="float">
            <text:p>517</text:p>
          </table:table-cell>
          <table:table-cell table:style-name="ce5" table:formula="of:=IFERROR( IF( AND( COUNT([.E35:.H35])=3; MOD( AVERAGE([.E35:.H35]); 2)=1; MOD( AVERAGE([.I35:.L3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office:value-type="float" office:value="454" calcext:value-type="float">
            <text:p>454</text:p>
          </table:table-cell>
          <table:table-cell office:value-type="float" office:value="936" calcext:value-type="float">
            <text:p>936</text:p>
          </table:table-cell>
          <table:table-cell office:value-type="float" office:value="561" calcext:value-type="float">
            <text:p>561</text:p>
          </table:table-cell>
          <table:table-cell table:formula="of:=IF(COUNTIF([.A36:.D36];[.A36])=3;[.A36];&quot;&quot;)">
            <text:p/>
          </table:table-cell>
          <table:table-cell table:formula="of:=IF(COUNTIF([.B36:.E36];[.B36])=3;[.B36];&quot;&quot;)">
            <text:p/>
          </table:table-cell>
          <table:table-cell table:formula="of:=IF(COUNTIF([.C36:.F36];[.C36])=3;[.C36];&quot;&quot;)">
            <text:p/>
          </table:table-cell>
          <table:table-cell table:formula="of:=IF(COUNTIF([.D36:.G36];[.D36])=3;[.D36];&quot;&quot;)">
            <text:p/>
          </table:table-cell>
          <table:table-cell table:formula="of:=IF(COUNTIF([.A36:.D36];[.A36])=3;&quot;&quot;;[.A36])" office:value-type="float" office:value="727" calcext:value-type="float">
            <text:p>727</text:p>
          </table:table-cell>
          <table:table-cell table:formula="of:=IF(COUNTIF([.B36:.E36];[.B36])=3;&quot;&quot;;[.B36])" office:value-type="float" office:value="454" calcext:value-type="float">
            <text:p>454</text:p>
          </table:table-cell>
          <table:table-cell table:formula="of:=IF(COUNTIF([.C36:.F36];[.C36])=3;&quot;&quot;;[.C36])" office:value-type="float" office:value="936" calcext:value-type="float">
            <text:p>936</text:p>
          </table:table-cell>
          <table:table-cell table:formula="of:=IF(COUNTIF([.D36:.G36];[.D36])=3;&quot;&quot;;[.D36])" office:value-type="float" office:value="561" calcext:value-type="float">
            <text:p>561</text:p>
          </table:table-cell>
          <table:table-cell table:style-name="ce5" table:formula="of:=IFERROR( IF( AND( COUNT([.E36:.H36])=3; MOD( AVERAGE([.E36:.H36]); 2)=1; MOD( AVERAGE([.I36:.L3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office:value-type="float" office:value="794" calcext:value-type="float">
            <text:p>794</text:p>
          </table:table-cell>
          <table:table-cell office:value-type="float" office:value="550" calcext:value-type="float">
            <text:p>550</text:p>
          </table:table-cell>
          <table:table-cell office:value-type="float" office:value="803" calcext:value-type="float">
            <text:p>803</text:p>
          </table:table-cell>
          <table:table-cell table:formula="of:=IF(COUNTIF([.A37:.D37];[.A37])=3;[.A37];&quot;&quot;)">
            <text:p/>
          </table:table-cell>
          <table:table-cell table:formula="of:=IF(COUNTIF([.B37:.E37];[.B37])=3;[.B37];&quot;&quot;)">
            <text:p/>
          </table:table-cell>
          <table:table-cell table:formula="of:=IF(COUNTIF([.C37:.F37];[.C37])=3;[.C37];&quot;&quot;)">
            <text:p/>
          </table:table-cell>
          <table:table-cell table:formula="of:=IF(COUNTIF([.D37:.G37];[.D37])=3;[.D37];&quot;&quot;)">
            <text:p/>
          </table:table-cell>
          <table:table-cell table:formula="of:=IF(COUNTIF([.A37:.D37];[.A37])=3;&quot;&quot;;[.A37])" office:value-type="float" office:value="331" calcext:value-type="float">
            <text:p>331</text:p>
          </table:table-cell>
          <table:table-cell table:formula="of:=IF(COUNTIF([.B37:.E37];[.B37])=3;&quot;&quot;;[.B37])" office:value-type="float" office:value="794" calcext:value-type="float">
            <text:p>794</text:p>
          </table:table-cell>
          <table:table-cell table:formula="of:=IF(COUNTIF([.C37:.F37];[.C37])=3;&quot;&quot;;[.C37])" office:value-type="float" office:value="550" calcext:value-type="float">
            <text:p>550</text:p>
          </table:table-cell>
          <table:table-cell table:formula="of:=IF(COUNTIF([.D37:.G37];[.D37])=3;&quot;&quot;;[.D37])" office:value-type="float" office:value="803" calcext:value-type="float">
            <text:p>803</text:p>
          </table:table-cell>
          <table:table-cell table:style-name="ce5" table:formula="of:=IFERROR( IF( AND( COUNT([.E37:.H37])=3; MOD( AVERAGE([.E37:.H37]); 2)=1; MOD( AVERAGE([.I37:.L3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0" calcext:value-type="float">
            <text:p>80</text:p>
          </table:table-cell>
          <table:table-cell office:value-type="float" office:value="683" calcext:value-type="float">
            <text:p>683</text:p>
          </table:table-cell>
          <table:table-cell office:value-type="float" office:value="860" calcext:value-type="float">
            <text:p>860</text:p>
          </table:table-cell>
          <table:table-cell table:formula="of:=IF(COUNTIF([.A38:.D38];[.A38])=3;[.A38];&quot;&quot;)">
            <text:p/>
          </table:table-cell>
          <table:table-cell table:formula="of:=IF(COUNTIF([.B38:.E38];[.B38])=3;[.B38];&quot;&quot;)">
            <text:p/>
          </table:table-cell>
          <table:table-cell table:formula="of:=IF(COUNTIF([.C38:.F38];[.C38])=3;[.C38];&quot;&quot;)">
            <text:p/>
          </table:table-cell>
          <table:table-cell table:formula="of:=IF(COUNTIF([.D38:.G38];[.D38])=3;[.D38];&quot;&quot;)">
            <text:p/>
          </table:table-cell>
          <table:table-cell table:formula="of:=IF(COUNTIF([.A38:.D38];[.A38])=3;&quot;&quot;;[.A38])" office:value-type="float" office:value="681" calcext:value-type="float">
            <text:p>681</text:p>
          </table:table-cell>
          <table:table-cell table:formula="of:=IF(COUNTIF([.B38:.E38];[.B38])=3;&quot;&quot;;[.B38])" office:value-type="float" office:value="80" calcext:value-type="float">
            <text:p>80</text:p>
          </table:table-cell>
          <table:table-cell table:formula="of:=IF(COUNTIF([.C38:.F38];[.C38])=3;&quot;&quot;;[.C38])" office:value-type="float" office:value="683" calcext:value-type="float">
            <text:p>683</text:p>
          </table:table-cell>
          <table:table-cell table:formula="of:=IF(COUNTIF([.D38:.G38];[.D38])=3;&quot;&quot;;[.D38])" office:value-type="float" office:value="860" calcext:value-type="float">
            <text:p>860</text:p>
          </table:table-cell>
          <table:table-cell table:style-name="ce5" table:formula="of:=IFERROR( IF( AND( COUNT([.E38:.H38])=3; MOD( AVERAGE([.E38:.H38]); 2)=1; MOD( AVERAGE([.I38:.L3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4" calcext:value-type="float">
            <text:p>774</text:p>
          </table:table-cell>
          <table:table-cell office:value-type="float" office:value="817" calcext:value-type="float">
            <text:p>817</text:p>
          </table:table-cell>
          <table:table-cell office:value-type="float" office:value="92" calcext:value-type="float">
            <text:p>92</text:p>
          </table:table-cell>
          <table:table-cell table:formula="of:=IF(COUNTIF([.A39:.D39];[.A39])=3;[.A39];&quot;&quot;)">
            <text:p/>
          </table:table-cell>
          <table:table-cell table:formula="of:=IF(COUNTIF([.B39:.E39];[.B39])=3;[.B39];&quot;&quot;)">
            <text:p/>
          </table:table-cell>
          <table:table-cell table:formula="of:=IF(COUNTIF([.C39:.F39];[.C39])=3;[.C39];&quot;&quot;)">
            <text:p/>
          </table:table-cell>
          <table:table-cell table:formula="of:=IF(COUNTIF([.D39:.G39];[.D39])=3;[.D39];&quot;&quot;)">
            <text:p/>
          </table:table-cell>
          <table:table-cell table:formula="of:=IF(COUNTIF([.A39:.D39];[.A39])=3;&quot;&quot;;[.A39])" office:value-type="float" office:value="37" calcext:value-type="float">
            <text:p>37</text:p>
          </table:table-cell>
          <table:table-cell table:formula="of:=IF(COUNTIF([.B39:.E39];[.B39])=3;&quot;&quot;;[.B39])" office:value-type="float" office:value="774" calcext:value-type="float">
            <text:p>774</text:p>
          </table:table-cell>
          <table:table-cell table:formula="of:=IF(COUNTIF([.C39:.F39];[.C39])=3;&quot;&quot;;[.C39])" office:value-type="float" office:value="817" calcext:value-type="float">
            <text:p>817</text:p>
          </table:table-cell>
          <table:table-cell table:formula="of:=IF(COUNTIF([.D39:.G39];[.D39])=3;&quot;&quot;;[.D39])" office:value-type="float" office:value="92" calcext:value-type="float">
            <text:p>92</text:p>
          </table:table-cell>
          <table:table-cell table:style-name="ce5" table:formula="of:=IFERROR( IF( AND( COUNT([.E39:.H39])=3; MOD( AVERAGE([.E39:.H39]); 2)=1; MOD( AVERAGE([.I39:.L3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office:value-type="float" office:value="152" calcext:value-type="float">
            <text:p>152</text:p>
          </table:table-cell>
          <table:table-cell office:value-type="float" office:value="897" calcext:value-type="float">
            <text:p>897</text:p>
          </table:table-cell>
          <table:table-cell office:value-type="float" office:value="998" calcext:value-type="float">
            <text:p>998</text:p>
          </table:table-cell>
          <table:table-cell table:formula="of:=IF(COUNTIF([.A40:.D40];[.A40])=3;[.A40];&quot;&quot;)">
            <text:p/>
          </table:table-cell>
          <table:table-cell table:formula="of:=IF(COUNTIF([.B40:.E40];[.B40])=3;[.B40];&quot;&quot;)">
            <text:p/>
          </table:table-cell>
          <table:table-cell table:formula="of:=IF(COUNTIF([.C40:.F40];[.C40])=3;[.C40];&quot;&quot;)">
            <text:p/>
          </table:table-cell>
          <table:table-cell table:formula="of:=IF(COUNTIF([.D40:.G40];[.D40])=3;[.D40];&quot;&quot;)">
            <text:p/>
          </table:table-cell>
          <table:table-cell table:formula="of:=IF(COUNTIF([.A40:.D40];[.A40])=3;&quot;&quot;;[.A40])" office:value-type="float" office:value="591" calcext:value-type="float">
            <text:p>591</text:p>
          </table:table-cell>
          <table:table-cell table:formula="of:=IF(COUNTIF([.B40:.E40];[.B40])=3;&quot;&quot;;[.B40])" office:value-type="float" office:value="152" calcext:value-type="float">
            <text:p>152</text:p>
          </table:table-cell>
          <table:table-cell table:formula="of:=IF(COUNTIF([.C40:.F40];[.C40])=3;&quot;&quot;;[.C40])" office:value-type="float" office:value="897" calcext:value-type="float">
            <text:p>897</text:p>
          </table:table-cell>
          <table:table-cell table:formula="of:=IF(COUNTIF([.D40:.G40];[.D40])=3;&quot;&quot;;[.D40])" office:value-type="float" office:value="998" calcext:value-type="float">
            <text:p>998</text:p>
          </table:table-cell>
          <table:table-cell table:style-name="ce5" table:formula="of:=IFERROR( IF( AND( COUNT([.E40:.H40])=3; MOD( AVERAGE([.E40:.H40]); 2)=1; MOD( AVERAGE([.I40:.L4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float" office:value="311" calcext:value-type="float">
            <text:p>311</text:p>
          </table:table-cell>
          <table:table-cell office:value-type="float" office:value="228" calcext:value-type="float">
            <text:p>228</text:p>
          </table:table-cell>
          <table:table-cell office:value-type="float" office:value="600" calcext:value-type="float">
            <text:p>600</text:p>
          </table:table-cell>
          <table:table-cell table:formula="of:=IF(COUNTIF([.A41:.D41];[.A41])=3;[.A41];&quot;&quot;)">
            <text:p/>
          </table:table-cell>
          <table:table-cell table:formula="of:=IF(COUNTIF([.B41:.E41];[.B41])=3;[.B41];&quot;&quot;)">
            <text:p/>
          </table:table-cell>
          <table:table-cell table:formula="of:=IF(COUNTIF([.C41:.F41];[.C41])=3;[.C41];&quot;&quot;)">
            <text:p/>
          </table:table-cell>
          <table:table-cell table:formula="of:=IF(COUNTIF([.D41:.G41];[.D41])=3;[.D41];&quot;&quot;)">
            <text:p/>
          </table:table-cell>
          <table:table-cell table:formula="of:=IF(COUNTIF([.A41:.D41];[.A41])=3;&quot;&quot;;[.A41])" office:value-type="float" office:value="48" calcext:value-type="float">
            <text:p>48</text:p>
          </table:table-cell>
          <table:table-cell table:formula="of:=IF(COUNTIF([.B41:.E41];[.B41])=3;&quot;&quot;;[.B41])" office:value-type="float" office:value="311" calcext:value-type="float">
            <text:p>311</text:p>
          </table:table-cell>
          <table:table-cell table:formula="of:=IF(COUNTIF([.C41:.F41];[.C41])=3;&quot;&quot;;[.C41])" office:value-type="float" office:value="228" calcext:value-type="float">
            <text:p>228</text:p>
          </table:table-cell>
          <table:table-cell table:formula="of:=IF(COUNTIF([.D41:.G41];[.D41])=3;&quot;&quot;;[.D41])" office:value-type="float" office:value="600" calcext:value-type="float">
            <text:p>600</text:p>
          </table:table-cell>
          <table:table-cell table:style-name="ce5" table:formula="of:=IFERROR( IF( AND( COUNT([.E41:.H41])=3; MOD( AVERAGE([.E41:.H41]); 2)=1; MOD( AVERAGE([.I41:.L4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office:value-type="float" office:value="754" calcext:value-type="float">
            <text:p>754</text:p>
          </table:table-cell>
          <table:table-cell office:value-type="float" office:value="566" calcext:value-type="float">
            <text:p>566</text:p>
          </table:table-cell>
          <table:table-cell office:value-type="float" office:value="230" calcext:value-type="float">
            <text:p>230</text:p>
          </table:table-cell>
          <table:table-cell table:formula="of:=IF(COUNTIF([.A42:.D42];[.A42])=3;[.A42];&quot;&quot;)">
            <text:p/>
          </table:table-cell>
          <table:table-cell table:formula="of:=IF(COUNTIF([.B42:.E42];[.B42])=3;[.B42];&quot;&quot;)">
            <text:p/>
          </table:table-cell>
          <table:table-cell table:formula="of:=IF(COUNTIF([.C42:.F42];[.C42])=3;[.C42];&quot;&quot;)">
            <text:p/>
          </table:table-cell>
          <table:table-cell table:formula="of:=IF(COUNTIF([.D42:.G42];[.D42])=3;[.D42];&quot;&quot;)">
            <text:p/>
          </table:table-cell>
          <table:table-cell table:formula="of:=IF(COUNTIF([.A42:.D42];[.A42])=3;&quot;&quot;;[.A42])" office:value-type="float" office:value="561" calcext:value-type="float">
            <text:p>561</text:p>
          </table:table-cell>
          <table:table-cell table:formula="of:=IF(COUNTIF([.B42:.E42];[.B42])=3;&quot;&quot;;[.B42])" office:value-type="float" office:value="754" calcext:value-type="float">
            <text:p>754</text:p>
          </table:table-cell>
          <table:table-cell table:formula="of:=IF(COUNTIF([.C42:.F42];[.C42])=3;&quot;&quot;;[.C42])" office:value-type="float" office:value="566" calcext:value-type="float">
            <text:p>566</text:p>
          </table:table-cell>
          <table:table-cell table:formula="of:=IF(COUNTIF([.D42:.G42];[.D42])=3;&quot;&quot;;[.D42])" office:value-type="float" office:value="230" calcext:value-type="float">
            <text:p>230</text:p>
          </table:table-cell>
          <table:table-cell table:style-name="ce5" table:formula="of:=IFERROR( IF( AND( COUNT([.E42:.H42])=3; MOD( AVERAGE([.E42:.H42]); 2)=1; MOD( AVERAGE([.I42:.L4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office:value-type="float" office:value="257" calcext:value-type="float">
            <text:p>257</text:p>
          </table:table-cell>
          <table:table-cell office:value-type="float" office:value="270" calcext:value-type="float">
            <text:p>270</text:p>
          </table:table-cell>
          <table:table-cell office:value-type="float" office:value="774" calcext:value-type="float">
            <text:p>774</text:p>
          </table:table-cell>
          <table:table-cell table:formula="of:=IF(COUNTIF([.A43:.D43];[.A43])=3;[.A43];&quot;&quot;)">
            <text:p/>
          </table:table-cell>
          <table:table-cell table:formula="of:=IF(COUNTIF([.B43:.E43];[.B43])=3;[.B43];&quot;&quot;)">
            <text:p/>
          </table:table-cell>
          <table:table-cell table:formula="of:=IF(COUNTIF([.C43:.F43];[.C43])=3;[.C43];&quot;&quot;)">
            <text:p/>
          </table:table-cell>
          <table:table-cell table:formula="of:=IF(COUNTIF([.D43:.G43];[.D43])=3;[.D43];&quot;&quot;)">
            <text:p/>
          </table:table-cell>
          <table:table-cell table:formula="of:=IF(COUNTIF([.A43:.D43];[.A43])=3;&quot;&quot;;[.A43])" office:value-type="float" office:value="547" calcext:value-type="float">
            <text:p>547</text:p>
          </table:table-cell>
          <table:table-cell table:formula="of:=IF(COUNTIF([.B43:.E43];[.B43])=3;&quot;&quot;;[.B43])" office:value-type="float" office:value="257" calcext:value-type="float">
            <text:p>257</text:p>
          </table:table-cell>
          <table:table-cell table:formula="of:=IF(COUNTIF([.C43:.F43];[.C43])=3;&quot;&quot;;[.C43])" office:value-type="float" office:value="270" calcext:value-type="float">
            <text:p>270</text:p>
          </table:table-cell>
          <table:table-cell table:formula="of:=IF(COUNTIF([.D43:.G43];[.D43])=3;&quot;&quot;;[.D43])" office:value-type="float" office:value="774" calcext:value-type="float">
            <text:p>774</text:p>
          </table:table-cell>
          <table:table-cell table:style-name="ce5" table:formula="of:=IFERROR( IF( AND( COUNT([.E43:.H43])=3; MOD( AVERAGE([.E43:.H43]); 2)=1; MOD( AVERAGE([.I43:.L4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6" calcext:value-type="float">
            <text:p>916</text:p>
          </table:table-cell>
          <table:table-cell office:value-type="float" office:value="899" calcext:value-type="float">
            <text:p>899</text:p>
          </table:table-cell>
          <table:table-cell office:value-type="float" office:value="13" calcext:value-type="float">
            <text:p>13</text:p>
          </table:table-cell>
          <table:table-cell table:formula="of:=IF(COUNTIF([.A44:.D44];[.A44])=3;[.A44];&quot;&quot;)">
            <text:p/>
          </table:table-cell>
          <table:table-cell table:formula="of:=IF(COUNTIF([.B44:.E44];[.B44])=3;[.B44];&quot;&quot;)">
            <text:p/>
          </table:table-cell>
          <table:table-cell table:formula="of:=IF(COUNTIF([.C44:.F44];[.C44])=3;[.C44];&quot;&quot;)">
            <text:p/>
          </table:table-cell>
          <table:table-cell table:formula="of:=IF(COUNTIF([.D44:.G44];[.D44])=3;[.D44];&quot;&quot;)">
            <text:p/>
          </table:table-cell>
          <table:table-cell table:formula="of:=IF(COUNTIF([.A44:.D44];[.A44])=3;&quot;&quot;;[.A44])" office:value-type="float" office:value="13" calcext:value-type="float">
            <text:p>13</text:p>
          </table:table-cell>
          <table:table-cell table:formula="of:=IF(COUNTIF([.B44:.E44];[.B44])=3;&quot;&quot;;[.B44])" office:value-type="float" office:value="916" calcext:value-type="float">
            <text:p>916</text:p>
          </table:table-cell>
          <table:table-cell table:formula="of:=IF(COUNTIF([.C44:.F44];[.C44])=3;&quot;&quot;;[.C44])" office:value-type="float" office:value="899" calcext:value-type="float">
            <text:p>899</text:p>
          </table:table-cell>
          <table:table-cell table:formula="of:=IF(COUNTIF([.D44:.G44];[.D44])=3;&quot;&quot;;[.D44])" office:value-type="float" office:value="13" calcext:value-type="float">
            <text:p>13</text:p>
          </table:table-cell>
          <table:table-cell table:style-name="ce5" table:formula="of:=IFERROR( IF( AND( COUNT([.E44:.H44])=3; MOD( AVERAGE([.E44:.H44]); 2)=1; MOD( AVERAGE([.I44:.L4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241" calcext:value-type="float">
            <text:p>241</text:p>
          </table:table-cell>
          <table:table-cell table:formula="of:=IF(COUNTIF([.A45:.D45];[.A45])=3;[.A45];&quot;&quot;)">
            <text:p/>
          </table:table-cell>
          <table:table-cell table:formula="of:=IF(COUNTIF([.B45:.E45];[.B45])=3;[.B45];&quot;&quot;)">
            <text:p/>
          </table:table-cell>
          <table:table-cell table:formula="of:=IF(COUNTIF([.C45:.F45];[.C45])=3;[.C45];&quot;&quot;)">
            <text:p/>
          </table:table-cell>
          <table:table-cell table:formula="of:=IF(COUNTIF([.D45:.G45];[.D45])=3;[.D45];&quot;&quot;)">
            <text:p/>
          </table:table-cell>
          <table:table-cell table:formula="of:=IF(COUNTIF([.A45:.D45];[.A45])=3;&quot;&quot;;[.A45])" office:value-type="float" office:value="425" calcext:value-type="float">
            <text:p>425</text:p>
          </table:table-cell>
          <table:table-cell table:formula="of:=IF(COUNTIF([.B45:.E45];[.B45])=3;&quot;&quot;;[.B45])" office:value-type="float" office:value="14" calcext:value-type="float">
            <text:p>14</text:p>
          </table:table-cell>
          <table:table-cell table:formula="of:=IF(COUNTIF([.C45:.F45];[.C45])=3;&quot;&quot;;[.C45])" office:value-type="float" office:value="91" calcext:value-type="float">
            <text:p>91</text:p>
          </table:table-cell>
          <table:table-cell table:formula="of:=IF(COUNTIF([.D45:.G45];[.D45])=3;&quot;&quot;;[.D45])" office:value-type="float" office:value="241" calcext:value-type="float">
            <text:p>241</text:p>
          </table:table-cell>
          <table:table-cell table:style-name="ce5" table:formula="of:=IFERROR( IF( AND( COUNT([.E45:.H45])=3; MOD( AVERAGE([.E45:.H45]); 2)=1; MOD( AVERAGE([.I45:.L4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179" calcext:value-type="float">
            <text:p>179</text:p>
          </table:table-cell>
          <table:table-cell office:value-type="float" office:value="912" calcext:value-type="float">
            <text:p>912</text:p>
          </table:table-cell>
          <table:table-cell table:formula="of:=IF(COUNTIF([.A46:.D46];[.A46])=3;[.A46];&quot;&quot;)">
            <text:p/>
          </table:table-cell>
          <table:table-cell table:formula="of:=IF(COUNTIF([.B46:.E46];[.B46])=3;[.B46];&quot;&quot;)">
            <text:p/>
          </table:table-cell>
          <table:table-cell table:formula="of:=IF(COUNTIF([.C46:.F46];[.C46])=3;[.C46];&quot;&quot;)">
            <text:p/>
          </table:table-cell>
          <table:table-cell table:formula="of:=IF(COUNTIF([.D46:.G46];[.D46])=3;[.D46];&quot;&quot;)">
            <text:p/>
          </table:table-cell>
          <table:table-cell table:formula="of:=IF(COUNTIF([.A46:.D46];[.A46])=3;&quot;&quot;;[.A46])" office:value-type="float" office:value="316" calcext:value-type="float">
            <text:p>316</text:p>
          </table:table-cell>
          <table:table-cell table:formula="of:=IF(COUNTIF([.B46:.E46];[.B46])=3;&quot;&quot;;[.B46])" office:value-type="float" office:value="311" calcext:value-type="float">
            <text:p>311</text:p>
          </table:table-cell>
          <table:table-cell table:formula="of:=IF(COUNTIF([.C46:.F46];[.C46])=3;&quot;&quot;;[.C46])" office:value-type="float" office:value="179" calcext:value-type="float">
            <text:p>179</text:p>
          </table:table-cell>
          <table:table-cell table:formula="of:=IF(COUNTIF([.D46:.G46];[.D46])=3;&quot;&quot;;[.D46])" office:value-type="float" office:value="912" calcext:value-type="float">
            <text:p>912</text:p>
          </table:table-cell>
          <table:table-cell table:style-name="ce5" table:formula="of:=IFERROR( IF( AND( COUNT([.E46:.H46])=3; MOD( AVERAGE([.E46:.H46]); 2)=1; MOD( AVERAGE([.I46:.L4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95" calcext:value-type="float">
            <text:p>695</text:p>
          </table:table-cell>
          <table:table-cell office:value-type="float" office:value="247" calcext:value-type="float">
            <text:p>247</text:p>
          </table:table-cell>
          <table:table-cell office:value-type="float" office:value="437" calcext:value-type="float">
            <text:p>437</text:p>
          </table:table-cell>
          <table:table-cell office:value-type="float" office:value="720" calcext:value-type="float">
            <text:p>720</text:p>
          </table:table-cell>
          <table:table-cell table:formula="of:=IF(COUNTIF([.A47:.D47];[.A47])=3;[.A47];&quot;&quot;)">
            <text:p/>
          </table:table-cell>
          <table:table-cell table:formula="of:=IF(COUNTIF([.B47:.E47];[.B47])=3;[.B47];&quot;&quot;)">
            <text:p/>
          </table:table-cell>
          <table:table-cell table:formula="of:=IF(COUNTIF([.C47:.F47];[.C47])=3;[.C47];&quot;&quot;)">
            <text:p/>
          </table:table-cell>
          <table:table-cell table:formula="of:=IF(COUNTIF([.D47:.G47];[.D47])=3;[.D47];&quot;&quot;)">
            <text:p/>
          </table:table-cell>
          <table:table-cell table:formula="of:=IF(COUNTIF([.A47:.D47];[.A47])=3;&quot;&quot;;[.A47])" office:value-type="float" office:value="695" calcext:value-type="float">
            <text:p>695</text:p>
          </table:table-cell>
          <table:table-cell table:formula="of:=IF(COUNTIF([.B47:.E47];[.B47])=3;&quot;&quot;;[.B47])" office:value-type="float" office:value="247" calcext:value-type="float">
            <text:p>247</text:p>
          </table:table-cell>
          <table:table-cell table:formula="of:=IF(COUNTIF([.C47:.F47];[.C47])=3;&quot;&quot;;[.C47])" office:value-type="float" office:value="437" calcext:value-type="float">
            <text:p>437</text:p>
          </table:table-cell>
          <table:table-cell table:formula="of:=IF(COUNTIF([.D47:.G47];[.D47])=3;&quot;&quot;;[.D47])" office:value-type="float" office:value="720" calcext:value-type="float">
            <text:p>720</text:p>
          </table:table-cell>
          <table:table-cell table:style-name="ce5" table:formula="of:=IFERROR( IF( AND( COUNT([.E47:.H47])=3; MOD( AVERAGE([.E47:.H47]); 2)=1; MOD( AVERAGE([.I47:.L4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office:value-type="float" office:value="370" calcext:value-type="float">
            <text:p>370</text:p>
          </table:table-cell>
          <table:table-cell office:value-type="float" office:value="144" calcext:value-type="float">
            <text:p>144</text:p>
          </table:table-cell>
          <table:table-cell office:value-type="float" office:value="508" calcext:value-type="float">
            <text:p>508</text:p>
          </table:table-cell>
          <table:table-cell table:formula="of:=IF(COUNTIF([.A48:.D48];[.A48])=3;[.A48];&quot;&quot;)">
            <text:p/>
          </table:table-cell>
          <table:table-cell table:formula="of:=IF(COUNTIF([.B48:.E48];[.B48])=3;[.B48];&quot;&quot;)">
            <text:p/>
          </table:table-cell>
          <table:table-cell table:formula="of:=IF(COUNTIF([.C48:.F48];[.C48])=3;[.C48];&quot;&quot;)">
            <text:p/>
          </table:table-cell>
          <table:table-cell table:formula="of:=IF(COUNTIF([.D48:.G48];[.D48])=3;[.D48];&quot;&quot;)">
            <text:p/>
          </table:table-cell>
          <table:table-cell table:formula="of:=IF(COUNTIF([.A48:.D48];[.A48])=3;&quot;&quot;;[.A48])" office:value-type="float" office:value="243" calcext:value-type="float">
            <text:p>243</text:p>
          </table:table-cell>
          <table:table-cell table:formula="of:=IF(COUNTIF([.B48:.E48];[.B48])=3;&quot;&quot;;[.B48])" office:value-type="float" office:value="370" calcext:value-type="float">
            <text:p>370</text:p>
          </table:table-cell>
          <table:table-cell table:formula="of:=IF(COUNTIF([.C48:.F48];[.C48])=3;&quot;&quot;;[.C48])" office:value-type="float" office:value="144" calcext:value-type="float">
            <text:p>144</text:p>
          </table:table-cell>
          <table:table-cell table:formula="of:=IF(COUNTIF([.D48:.G48];[.D48])=3;&quot;&quot;;[.D48])" office:value-type="float" office:value="508" calcext:value-type="float">
            <text:p>508</text:p>
          </table:table-cell>
          <table:table-cell table:style-name="ce5" table:formula="of:=IFERROR( IF( AND( COUNT([.E48:.H48])=3; MOD( AVERAGE([.E48:.H48]); 2)=1; MOD( AVERAGE([.I48:.L4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office:value-type="float" office:value="871" calcext:value-type="float">
            <text:p>871</text:p>
          </table:table-cell>
          <table:table-cell office:value-type="float" office:value="399" calcext:value-type="float">
            <text:p>399</text:p>
          </table:table-cell>
          <table:table-cell office:value-type="float" office:value="412" calcext:value-type="float">
            <text:p>412</text:p>
          </table:table-cell>
          <table:table-cell table:formula="of:=IF(COUNTIF([.A49:.D49];[.A49])=3;[.A49];&quot;&quot;)">
            <text:p/>
          </table:table-cell>
          <table:table-cell table:formula="of:=IF(COUNTIF([.B49:.E49];[.B49])=3;[.B49];&quot;&quot;)">
            <text:p/>
          </table:table-cell>
          <table:table-cell table:formula="of:=IF(COUNTIF([.C49:.F49];[.C49])=3;[.C49];&quot;&quot;)">
            <text:p/>
          </table:table-cell>
          <table:table-cell table:formula="of:=IF(COUNTIF([.D49:.G49];[.D49])=3;[.D49];&quot;&quot;)">
            <text:p/>
          </table:table-cell>
          <table:table-cell table:formula="of:=IF(COUNTIF([.A49:.D49];[.A49])=3;&quot;&quot;;[.A49])" office:value-type="float" office:value="301" calcext:value-type="float">
            <text:p>301</text:p>
          </table:table-cell>
          <table:table-cell table:formula="of:=IF(COUNTIF([.B49:.E49];[.B49])=3;&quot;&quot;;[.B49])" office:value-type="float" office:value="871" calcext:value-type="float">
            <text:p>871</text:p>
          </table:table-cell>
          <table:table-cell table:formula="of:=IF(COUNTIF([.C49:.F49];[.C49])=3;&quot;&quot;;[.C49])" office:value-type="float" office:value="399" calcext:value-type="float">
            <text:p>399</text:p>
          </table:table-cell>
          <table:table-cell table:formula="of:=IF(COUNTIF([.D49:.G49];[.D49])=3;&quot;&quot;;[.D49])" office:value-type="float" office:value="412" calcext:value-type="float">
            <text:p>412</text:p>
          </table:table-cell>
          <table:table-cell table:style-name="ce5" table:formula="of:=IFERROR( IF( AND( COUNT([.E49:.H49])=3; MOD( AVERAGE([.E49:.H49]); 2)=1; MOD( AVERAGE([.I49:.L4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11" calcext:value-type="float">
            <text:p>811</text:p>
          </table:table-cell>
          <table:table-cell office:value-type="float" office:value="139" calcext:value-type="float">
            <text:p>139</text:p>
          </table:table-cell>
          <table:table-cell office:value-type="float" office:value="790" calcext:value-type="float">
            <text:p>790</text:p>
          </table:table-cell>
          <table:table-cell office:value-type="float" office:value="825" calcext:value-type="float">
            <text:p>825</text:p>
          </table:table-cell>
          <table:table-cell table:formula="of:=IF(COUNTIF([.A50:.D50];[.A50])=3;[.A50];&quot;&quot;)">
            <text:p/>
          </table:table-cell>
          <table:table-cell table:formula="of:=IF(COUNTIF([.B50:.E50];[.B50])=3;[.B50];&quot;&quot;)">
            <text:p/>
          </table:table-cell>
          <table:table-cell table:formula="of:=IF(COUNTIF([.C50:.F50];[.C50])=3;[.C50];&quot;&quot;)">
            <text:p/>
          </table:table-cell>
          <table:table-cell table:formula="of:=IF(COUNTIF([.D50:.G50];[.D50])=3;[.D50];&quot;&quot;)">
            <text:p/>
          </table:table-cell>
          <table:table-cell table:formula="of:=IF(COUNTIF([.A50:.D50];[.A50])=3;&quot;&quot;;[.A50])" office:value-type="float" office:value="811" calcext:value-type="float">
            <text:p>811</text:p>
          </table:table-cell>
          <table:table-cell table:formula="of:=IF(COUNTIF([.B50:.E50];[.B50])=3;&quot;&quot;;[.B50])" office:value-type="float" office:value="139" calcext:value-type="float">
            <text:p>139</text:p>
          </table:table-cell>
          <table:table-cell table:formula="of:=IF(COUNTIF([.C50:.F50];[.C50])=3;&quot;&quot;;[.C50])" office:value-type="float" office:value="790" calcext:value-type="float">
            <text:p>790</text:p>
          </table:table-cell>
          <table:table-cell table:formula="of:=IF(COUNTIF([.D50:.G50];[.D50])=3;&quot;&quot;;[.D50])" office:value-type="float" office:value="825" calcext:value-type="float">
            <text:p>825</text:p>
          </table:table-cell>
          <table:table-cell table:style-name="ce5" table:formula="of:=IFERROR( IF( AND( COUNT([.E50:.H50])=3; MOD( AVERAGE([.E50:.H50]); 2)=1; MOD( AVERAGE([.I50:.L5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office:value-type="float" office:value="486" calcext:value-type="float">
            <text:p>486</text:p>
          </table:table-cell>
          <table:table-cell office:value-type="float" office:value="894" calcext:value-type="float">
            <text:p>894</text:p>
          </table:table-cell>
          <table:table-cell office:value-type="float" office:value="100" calcext:value-type="float">
            <text:p>100</text:p>
          </table:table-cell>
          <table:table-cell table:formula="of:=IF(COUNTIF([.A51:.D51];[.A51])=3;[.A51];&quot;&quot;)">
            <text:p/>
          </table:table-cell>
          <table:table-cell table:formula="of:=IF(COUNTIF([.B51:.E51];[.B51])=3;[.B51];&quot;&quot;)">
            <text:p/>
          </table:table-cell>
          <table:table-cell table:formula="of:=IF(COUNTIF([.C51:.F51];[.C51])=3;[.C51];&quot;&quot;)">
            <text:p/>
          </table:table-cell>
          <table:table-cell table:formula="of:=IF(COUNTIF([.D51:.G51];[.D51])=3;[.D51];&quot;&quot;)">
            <text:p/>
          </table:table-cell>
          <table:table-cell table:formula="of:=IF(COUNTIF([.A51:.D51];[.A51])=3;&quot;&quot;;[.A51])" office:value-type="float" office:value="531" calcext:value-type="float">
            <text:p>531</text:p>
          </table:table-cell>
          <table:table-cell table:formula="of:=IF(COUNTIF([.B51:.E51];[.B51])=3;&quot;&quot;;[.B51])" office:value-type="float" office:value="486" calcext:value-type="float">
            <text:p>486</text:p>
          </table:table-cell>
          <table:table-cell table:formula="of:=IF(COUNTIF([.C51:.F51];[.C51])=3;&quot;&quot;;[.C51])" office:value-type="float" office:value="894" calcext:value-type="float">
            <text:p>894</text:p>
          </table:table-cell>
          <table:table-cell table:formula="of:=IF(COUNTIF([.D51:.G51];[.D51])=3;&quot;&quot;;[.D51])" office:value-type="float" office:value="100" calcext:value-type="float">
            <text:p>100</text:p>
          </table:table-cell>
          <table:table-cell table:style-name="ce5" table:formula="of:=IFERROR( IF( AND( COUNT([.E51:.H51])=3; MOD( AVERAGE([.E51:.H51]); 2)=1; MOD( AVERAGE([.I51:.L5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office:value-type="float" office:value="330" calcext:value-type="float">
            <text:p>330</text:p>
          </table:table-cell>
          <table:table-cell office:value-type="float" office:value="445" calcext:value-type="float">
            <text:p>445</text:p>
          </table:table-cell>
          <table:table-cell office:value-type="float" office:value="555" calcext:value-type="float">
            <text:p>555</text:p>
          </table:table-cell>
          <table:table-cell table:formula="of:=IF(COUNTIF([.A52:.D52];[.A52])=3;[.A52];&quot;&quot;)">
            <text:p/>
          </table:table-cell>
          <table:table-cell table:formula="of:=IF(COUNTIF([.B52:.E52];[.B52])=3;[.B52];&quot;&quot;)">
            <text:p/>
          </table:table-cell>
          <table:table-cell table:formula="of:=IF(COUNTIF([.C52:.F52];[.C52])=3;[.C52];&quot;&quot;)">
            <text:p/>
          </table:table-cell>
          <table:table-cell table:formula="of:=IF(COUNTIF([.D52:.G52];[.D52])=3;[.D52];&quot;&quot;)">
            <text:p/>
          </table:table-cell>
          <table:table-cell table:formula="of:=IF(COUNTIF([.A52:.D52];[.A52])=3;&quot;&quot;;[.A52])" office:value-type="float" office:value="263" calcext:value-type="float">
            <text:p>263</text:p>
          </table:table-cell>
          <table:table-cell table:formula="of:=IF(COUNTIF([.B52:.E52];[.B52])=3;&quot;&quot;;[.B52])" office:value-type="float" office:value="330" calcext:value-type="float">
            <text:p>330</text:p>
          </table:table-cell>
          <table:table-cell table:formula="of:=IF(COUNTIF([.C52:.F52];[.C52])=3;&quot;&quot;;[.C52])" office:value-type="float" office:value="445" calcext:value-type="float">
            <text:p>445</text:p>
          </table:table-cell>
          <table:table-cell table:formula="of:=IF(COUNTIF([.D52:.G52];[.D52])=3;&quot;&quot;;[.D52])" office:value-type="float" office:value="555" calcext:value-type="float">
            <text:p>555</text:p>
          </table:table-cell>
          <table:table-cell table:style-name="ce5" table:formula="of:=IFERROR( IF( AND( COUNT([.E52:.H52])=3; MOD( AVERAGE([.E52:.H52]); 2)=1; MOD( AVERAGE([.I52:.L5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13" calcext:value-type="float">
            <text:p>813</text:p>
          </table:table-cell>
          <table:table-cell office:value-type="float" office:value="518" calcext:value-type="float">
            <text:p>518</text:p>
          </table:table-cell>
          <table:table-cell office:value-type="float" office:value="253" calcext:value-type="float">
            <text:p>253</text:p>
          </table:table-cell>
          <table:table-cell office:value-type="float" office:value="356" calcext:value-type="float">
            <text:p>356</text:p>
          </table:table-cell>
          <table:table-cell table:formula="of:=IF(COUNTIF([.A53:.D53];[.A53])=3;[.A53];&quot;&quot;)">
            <text:p/>
          </table:table-cell>
          <table:table-cell table:formula="of:=IF(COUNTIF([.B53:.E53];[.B53])=3;[.B53];&quot;&quot;)">
            <text:p/>
          </table:table-cell>
          <table:table-cell table:formula="of:=IF(COUNTIF([.C53:.F53];[.C53])=3;[.C53];&quot;&quot;)">
            <text:p/>
          </table:table-cell>
          <table:table-cell table:formula="of:=IF(COUNTIF([.D53:.G53];[.D53])=3;[.D53];&quot;&quot;)">
            <text:p/>
          </table:table-cell>
          <table:table-cell table:formula="of:=IF(COUNTIF([.A53:.D53];[.A53])=3;&quot;&quot;;[.A53])" office:value-type="float" office:value="813" calcext:value-type="float">
            <text:p>813</text:p>
          </table:table-cell>
          <table:table-cell table:formula="of:=IF(COUNTIF([.B53:.E53];[.B53])=3;&quot;&quot;;[.B53])" office:value-type="float" office:value="518" calcext:value-type="float">
            <text:p>518</text:p>
          </table:table-cell>
          <table:table-cell table:formula="of:=IF(COUNTIF([.C53:.F53];[.C53])=3;&quot;&quot;;[.C53])" office:value-type="float" office:value="253" calcext:value-type="float">
            <text:p>253</text:p>
          </table:table-cell>
          <table:table-cell table:formula="of:=IF(COUNTIF([.D53:.G53];[.D53])=3;&quot;&quot;;[.D53])" office:value-type="float" office:value="356" calcext:value-type="float">
            <text:p>356</text:p>
          </table:table-cell>
          <table:table-cell table:style-name="ce5" table:formula="of:=IFERROR( IF( AND( COUNT([.E53:.H53])=3; MOD( AVERAGE([.E53:.H53]); 2)=1; MOD( AVERAGE([.I53:.L5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office:value-type="float" office:value="866" calcext:value-type="float">
            <text:p>866</text:p>
          </table:table-cell>
          <table:table-cell office:value-type="float" office:value="132" calcext:value-type="float">
            <text:p>132</text:p>
          </table:table-cell>
          <table:table-cell office:value-type="float" office:value="604" calcext:value-type="float">
            <text:p>604</text:p>
          </table:table-cell>
          <table:table-cell table:formula="of:=IF(COUNTIF([.A54:.D54];[.A54])=3;[.A54];&quot;&quot;)">
            <text:p/>
          </table:table-cell>
          <table:table-cell table:formula="of:=IF(COUNTIF([.B54:.E54];[.B54])=3;[.B54];&quot;&quot;)">
            <text:p/>
          </table:table-cell>
          <table:table-cell table:formula="of:=IF(COUNTIF([.C54:.F54];[.C54])=3;[.C54];&quot;&quot;)">
            <text:p/>
          </table:table-cell>
          <table:table-cell table:formula="of:=IF(COUNTIF([.D54:.G54];[.D54])=3;[.D54];&quot;&quot;)">
            <text:p/>
          </table:table-cell>
          <table:table-cell table:formula="of:=IF(COUNTIF([.A54:.D54];[.A54])=3;&quot;&quot;;[.A54])" office:value-type="float" office:value="399" calcext:value-type="float">
            <text:p>399</text:p>
          </table:table-cell>
          <table:table-cell table:formula="of:=IF(COUNTIF([.B54:.E54];[.B54])=3;&quot;&quot;;[.B54])" office:value-type="float" office:value="866" calcext:value-type="float">
            <text:p>866</text:p>
          </table:table-cell>
          <table:table-cell table:formula="of:=IF(COUNTIF([.C54:.F54];[.C54])=3;&quot;&quot;;[.C54])" office:value-type="float" office:value="132" calcext:value-type="float">
            <text:p>132</text:p>
          </table:table-cell>
          <table:table-cell table:formula="of:=IF(COUNTIF([.D54:.G54];[.D54])=3;&quot;&quot;;[.D54])" office:value-type="float" office:value="604" calcext:value-type="float">
            <text:p>604</text:p>
          </table:table-cell>
          <table:table-cell table:style-name="ce5" table:formula="of:=IFERROR( IF( AND( COUNT([.E54:.H54])=3; MOD( AVERAGE([.E54:.H54]); 2)=1; MOD( AVERAGE([.I54:.L5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office:value-type="float" office:value="791" calcext:value-type="float">
            <text:p>791</text:p>
          </table:table-cell>
          <table:table-cell office:value-type="float" office:value="802" calcext:value-type="float">
            <text:p>802</text:p>
          </table:table-cell>
          <table:table-cell office:value-type="float" office:value="888" calcext:value-type="float">
            <text:p>888</text:p>
          </table:table-cell>
          <table:table-cell table:formula="of:=IF(COUNTIF([.A55:.D55];[.A55])=3;[.A55];&quot;&quot;)">
            <text:p/>
          </table:table-cell>
          <table:table-cell table:formula="of:=IF(COUNTIF([.B55:.E55];[.B55])=3;[.B55];&quot;&quot;)">
            <text:p/>
          </table:table-cell>
          <table:table-cell table:formula="of:=IF(COUNTIF([.C55:.F55];[.C55])=3;[.C55];&quot;&quot;)">
            <text:p/>
          </table:table-cell>
          <table:table-cell table:formula="of:=IF(COUNTIF([.D55:.G55];[.D55])=3;[.D55];&quot;&quot;)">
            <text:p/>
          </table:table-cell>
          <table:table-cell table:formula="of:=IF(COUNTIF([.A55:.D55];[.A55])=3;&quot;&quot;;[.A55])" office:value-type="float" office:value="720" calcext:value-type="float">
            <text:p>720</text:p>
          </table:table-cell>
          <table:table-cell table:formula="of:=IF(COUNTIF([.B55:.E55];[.B55])=3;&quot;&quot;;[.B55])" office:value-type="float" office:value="791" calcext:value-type="float">
            <text:p>791</text:p>
          </table:table-cell>
          <table:table-cell table:formula="of:=IF(COUNTIF([.C55:.F55];[.C55])=3;&quot;&quot;;[.C55])" office:value-type="float" office:value="802" calcext:value-type="float">
            <text:p>802</text:p>
          </table:table-cell>
          <table:table-cell table:formula="of:=IF(COUNTIF([.D55:.G55];[.D55])=3;&quot;&quot;;[.D55])" office:value-type="float" office:value="888" calcext:value-type="float">
            <text:p>888</text:p>
          </table:table-cell>
          <table:table-cell table:style-name="ce5" table:formula="of:=IFERROR( IF( AND( COUNT([.E55:.H55])=3; MOD( AVERAGE([.E55:.H55]); 2)=1; MOD( AVERAGE([.I55:.L5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office:value-type="float" office:value="426" calcext:value-type="float">
            <text:p>426</text:p>
          </table:table-cell>
          <table:table-cell office:value-type="float" office:value="329" calcext:value-type="float">
            <text:p>329</text:p>
          </table:table-cell>
          <table:table-cell office:value-type="float" office:value="718" calcext:value-type="float">
            <text:p>718</text:p>
          </table:table-cell>
          <table:table-cell table:formula="of:=IF(COUNTIF([.A56:.D56];[.A56])=3;[.A56];&quot;&quot;)">
            <text:p/>
          </table:table-cell>
          <table:table-cell table:formula="of:=IF(COUNTIF([.B56:.E56];[.B56])=3;[.B56];&quot;&quot;)">
            <text:p/>
          </table:table-cell>
          <table:table-cell table:formula="of:=IF(COUNTIF([.C56:.F56];[.C56])=3;[.C56];&quot;&quot;)">
            <text:p/>
          </table:table-cell>
          <table:table-cell table:formula="of:=IF(COUNTIF([.D56:.G56];[.D56])=3;[.D56];&quot;&quot;)">
            <text:p/>
          </table:table-cell>
          <table:table-cell table:formula="of:=IF(COUNTIF([.A56:.D56];[.A56])=3;&quot;&quot;;[.A56])" office:value-type="float" office:value="430" calcext:value-type="float">
            <text:p>430</text:p>
          </table:table-cell>
          <table:table-cell table:formula="of:=IF(COUNTIF([.B56:.E56];[.B56])=3;&quot;&quot;;[.B56])" office:value-type="float" office:value="426" calcext:value-type="float">
            <text:p>426</text:p>
          </table:table-cell>
          <table:table-cell table:formula="of:=IF(COUNTIF([.C56:.F56];[.C56])=3;&quot;&quot;;[.C56])" office:value-type="float" office:value="329" calcext:value-type="float">
            <text:p>329</text:p>
          </table:table-cell>
          <table:table-cell table:formula="of:=IF(COUNTIF([.D56:.G56];[.D56])=3;&quot;&quot;;[.D56])" office:value-type="float" office:value="718" calcext:value-type="float">
            <text:p>718</text:p>
          </table:table-cell>
          <table:table-cell table:style-name="ce5" table:formula="of:=IFERROR( IF( AND( COUNT([.E56:.H56])=3; MOD( AVERAGE([.E56:.H56]); 2)=1; MOD( AVERAGE([.I56:.L5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364" calcext:value-type="float">
            <text:p>364</text:p>
          </table:table-cell>
          <table:table-cell table:formula="of:=IF(COUNTIF([.A57:.D57];[.A57])=3;[.A57];&quot;&quot;)">
            <text:p/>
          </table:table-cell>
          <table:table-cell table:formula="of:=IF(COUNTIF([.B57:.E57];[.B57])=3;[.B57];&quot;&quot;)">
            <text:p/>
          </table:table-cell>
          <table:table-cell table:formula="of:=IF(COUNTIF([.C57:.F57];[.C57])=3;[.C57];&quot;&quot;)">
            <text:p/>
          </table:table-cell>
          <table:table-cell table:formula="of:=IF(COUNTIF([.D57:.G57];[.D57])=3;[.D57];&quot;&quot;)">
            <text:p/>
          </table:table-cell>
          <table:table-cell table:formula="of:=IF(COUNTIF([.A57:.D57];[.A57])=3;&quot;&quot;;[.A57])" office:value-type="float" office:value="112" calcext:value-type="float">
            <text:p>112</text:p>
          </table:table-cell>
          <table:table-cell table:formula="of:=IF(COUNTIF([.B57:.E57];[.B57])=3;&quot;&quot;;[.B57])" office:value-type="float" office:value="530" calcext:value-type="float">
            <text:p>530</text:p>
          </table:table-cell>
          <table:table-cell table:formula="of:=IF(COUNTIF([.C57:.F57];[.C57])=3;&quot;&quot;;[.C57])" office:value-type="float" office:value="364" calcext:value-type="float">
            <text:p>364</text:p>
          </table:table-cell>
          <table:table-cell table:formula="of:=IF(COUNTIF([.D57:.G57];[.D57])=3;&quot;&quot;;[.D57])" office:value-type="float" office:value="364" calcext:value-type="float">
            <text:p>364</text:p>
          </table:table-cell>
          <table:table-cell table:style-name="ce5" table:formula="of:=IFERROR( IF( AND( COUNT([.E57:.H57])=3; MOD( AVERAGE([.E57:.H57]); 2)=1; MOD( AVERAGE([.I57:.L5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office:value-type="float" office:value="556" calcext:value-type="float">
            <text:p>556</text:p>
          </table:table-cell>
          <table:table-cell office:value-type="float" office:value="955" calcext:value-type="float">
            <text:p>955</text:p>
          </table:table-cell>
          <table:table-cell office:value-type="float" office:value="611" calcext:value-type="float">
            <text:p>611</text:p>
          </table:table-cell>
          <table:table-cell table:formula="of:=IF(COUNTIF([.A58:.D58];[.A58])=3;[.A58];&quot;&quot;)">
            <text:p/>
          </table:table-cell>
          <table:table-cell table:formula="of:=IF(COUNTIF([.B58:.E58];[.B58])=3;[.B58];&quot;&quot;)">
            <text:p/>
          </table:table-cell>
          <table:table-cell table:formula="of:=IF(COUNTIF([.C58:.F58];[.C58])=3;[.C58];&quot;&quot;)">
            <text:p/>
          </table:table-cell>
          <table:table-cell table:formula="of:=IF(COUNTIF([.D58:.G58];[.D58])=3;[.D58];&quot;&quot;)">
            <text:p/>
          </table:table-cell>
          <table:table-cell table:formula="of:=IF(COUNTIF([.A58:.D58];[.A58])=3;&quot;&quot;;[.A58])" office:value-type="float" office:value="97" calcext:value-type="float">
            <text:p>97</text:p>
          </table:table-cell>
          <table:table-cell table:formula="of:=IF(COUNTIF([.B58:.E58];[.B58])=3;&quot;&quot;;[.B58])" office:value-type="float" office:value="556" calcext:value-type="float">
            <text:p>556</text:p>
          </table:table-cell>
          <table:table-cell table:formula="of:=IF(COUNTIF([.C58:.F58];[.C58])=3;&quot;&quot;;[.C58])" office:value-type="float" office:value="955" calcext:value-type="float">
            <text:p>955</text:p>
          </table:table-cell>
          <table:table-cell table:formula="of:=IF(COUNTIF([.D58:.G58];[.D58])=3;&quot;&quot;;[.D58])" office:value-type="float" office:value="611" calcext:value-type="float">
            <text:p>611</text:p>
          </table:table-cell>
          <table:table-cell table:style-name="ce5" table:formula="of:=IFERROR( IF( AND( COUNT([.E58:.H58])=3; MOD( AVERAGE([.E58:.H58]); 2)=1; MOD( AVERAGE([.I58:.L5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2" office:value-type="float" office:value="390" calcext:value-type="float">
            <text:p>390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table:formula="of:=IF(COUNTIF([.A59:.D59];[.A59])=3;[.A59];&quot;&quot;)">
            <text:p/>
          </table:table-cell>
          <table:table-cell table:formula="of:=IF(COUNTIF([.B59:.E59];[.B59])=3;[.B59];&quot;&quot;)">
            <text:p/>
          </table:table-cell>
          <table:table-cell table:formula="of:=IF(COUNTIF([.C59:.F59];[.C59])=3;[.C59];&quot;&quot;)">
            <text:p/>
          </table:table-cell>
          <table:table-cell table:formula="of:=IF(COUNTIF([.D59:.G59];[.D59])=3;[.D59];&quot;&quot;)">
            <text:p/>
          </table:table-cell>
          <table:table-cell table:formula="of:=IF(COUNTIF([.A59:.D59];[.A59])=3;&quot;&quot;;[.A59])" office:value-type="float" office:value="390" calcext:value-type="float">
            <text:p>390</text:p>
          </table:table-cell>
          <table:table-cell table:formula="of:=IF(COUNTIF([.B59:.E59];[.B59])=3;&quot;&quot;;[.B59])" office:value-type="float" office:value="390" calcext:value-type="float">
            <text:p>390</text:p>
          </table:table-cell>
          <table:table-cell table:formula="of:=IF(COUNTIF([.C59:.F59];[.C59])=3;&quot;&quot;;[.C59])" office:value-type="float" office:value="95" calcext:value-type="float">
            <text:p>95</text:p>
          </table:table-cell>
          <table:table-cell table:formula="of:=IF(COUNTIF([.D59:.G59];[.D59])=3;&quot;&quot;;[.D59])" office:value-type="float" office:value="38" calcext:value-type="float">
            <text:p>38</text:p>
          </table:table-cell>
          <table:table-cell table:style-name="ce5" table:formula="of:=IFERROR( IF( AND( COUNT([.E59:.H59])=3; MOD( AVERAGE([.E59:.H59]); 2)=1; MOD( AVERAGE([.I59:.L5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611" calcext:value-type="float">
            <text:p>611</text:p>
          </table:table-cell>
          <table:table-cell table:formula="of:=IF(COUNTIF([.A60:.D60];[.A60])=3;[.A60];&quot;&quot;)">
            <text:p/>
          </table:table-cell>
          <table:table-cell table:formula="of:=IF(COUNTIF([.B60:.E60];[.B60])=3;[.B60];&quot;&quot;)">
            <text:p/>
          </table:table-cell>
          <table:table-cell table:formula="of:=IF(COUNTIF([.C60:.F60];[.C60])=3;[.C60];&quot;&quot;)">
            <text:p/>
          </table:table-cell>
          <table:table-cell table:formula="of:=IF(COUNTIF([.D60:.G60];[.D60])=3;[.D60];&quot;&quot;)">
            <text:p/>
          </table:table-cell>
          <table:table-cell table:formula="of:=IF(COUNTIF([.A60:.D60];[.A60])=3;&quot;&quot;;[.A60])" office:value-type="float" office:value="692" calcext:value-type="float">
            <text:p>692</text:p>
          </table:table-cell>
          <table:table-cell table:formula="of:=IF(COUNTIF([.B60:.E60];[.B60])=3;&quot;&quot;;[.B60])" office:value-type="float" office:value="237" calcext:value-type="float">
            <text:p>237</text:p>
          </table:table-cell>
          <table:table-cell table:formula="of:=IF(COUNTIF([.C60:.F60];[.C60])=3;&quot;&quot;;[.C60])" office:value-type="float" office:value="237" calcext:value-type="float">
            <text:p>237</text:p>
          </table:table-cell>
          <table:table-cell table:formula="of:=IF(COUNTIF([.D60:.G60];[.D60])=3;&quot;&quot;;[.D60])" office:value-type="float" office:value="611" calcext:value-type="float">
            <text:p>611</text:p>
          </table:table-cell>
          <table:table-cell table:style-name="ce5" table:formula="of:=IFERROR( IF( AND( COUNT([.E60:.H60])=3; MOD( AVERAGE([.E60:.H60]); 2)=1; MOD( AVERAGE([.I60:.L6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office:value-type="float" office:value="849" calcext:value-type="float">
            <text:p>849</text:p>
          </table:table-cell>
          <table:table-cell office:value-type="float" office:value="556" calcext:value-type="float">
            <text:p>556</text:p>
          </table:table-cell>
          <table:table-cell office:value-type="float" office:value="718" calcext:value-type="float">
            <text:p>718</text:p>
          </table:table-cell>
          <table:table-cell table:formula="of:=IF(COUNTIF([.A61:.D61];[.A61])=3;[.A61];&quot;&quot;)">
            <text:p/>
          </table:table-cell>
          <table:table-cell table:formula="of:=IF(COUNTIF([.B61:.E61];[.B61])=3;[.B61];&quot;&quot;)">
            <text:p/>
          </table:table-cell>
          <table:table-cell table:formula="of:=IF(COUNTIF([.C61:.F61];[.C61])=3;[.C61];&quot;&quot;)">
            <text:p/>
          </table:table-cell>
          <table:table-cell table:formula="of:=IF(COUNTIF([.D61:.G61];[.D61])=3;[.D61];&quot;&quot;)">
            <text:p/>
          </table:table-cell>
          <table:table-cell table:formula="of:=IF(COUNTIF([.A61:.D61];[.A61])=3;&quot;&quot;;[.A61])" office:value-type="float" office:value="544" calcext:value-type="float">
            <text:p>544</text:p>
          </table:table-cell>
          <table:table-cell table:formula="of:=IF(COUNTIF([.B61:.E61];[.B61])=3;&quot;&quot;;[.B61])" office:value-type="float" office:value="849" calcext:value-type="float">
            <text:p>849</text:p>
          </table:table-cell>
          <table:table-cell table:formula="of:=IF(COUNTIF([.C61:.F61];[.C61])=3;&quot;&quot;;[.C61])" office:value-type="float" office:value="556" calcext:value-type="float">
            <text:p>556</text:p>
          </table:table-cell>
          <table:table-cell table:formula="of:=IF(COUNTIF([.D61:.G61];[.D61])=3;&quot;&quot;;[.D61])" office:value-type="float" office:value="718" calcext:value-type="float">
            <text:p>718</text:p>
          </table:table-cell>
          <table:table-cell table:style-name="ce5" table:formula="of:=IFERROR( IF( AND( COUNT([.E61:.H61])=3; MOD( AVERAGE([.E61:.H61]); 2)=1; MOD( AVERAGE([.I61:.L6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office:value-type="float" office:value="241" calcext:value-type="float">
            <text:p>241</text:p>
          </table:table-cell>
          <table:table-cell office:value-type="float" office:value="196" calcext:value-type="float">
            <text:p>196</text:p>
          </table:table-cell>
          <table:table-cell office:value-type="float" office:value="753" calcext:value-type="float">
            <text:p>753</text:p>
          </table:table-cell>
          <table:table-cell table:formula="of:=IF(COUNTIF([.A62:.D62];[.A62])=3;[.A62];&quot;&quot;)">
            <text:p/>
          </table:table-cell>
          <table:table-cell table:formula="of:=IF(COUNTIF([.B62:.E62];[.B62])=3;[.B62];&quot;&quot;)">
            <text:p/>
          </table:table-cell>
          <table:table-cell table:formula="of:=IF(COUNTIF([.C62:.F62];[.C62])=3;[.C62];&quot;&quot;)">
            <text:p/>
          </table:table-cell>
          <table:table-cell table:formula="of:=IF(COUNTIF([.D62:.G62];[.D62])=3;[.D62];&quot;&quot;)">
            <text:p/>
          </table:table-cell>
          <table:table-cell table:formula="of:=IF(COUNTIF([.A62:.D62];[.A62])=3;&quot;&quot;;[.A62])" office:value-type="float" office:value="859" calcext:value-type="float">
            <text:p>859</text:p>
          </table:table-cell>
          <table:table-cell table:formula="of:=IF(COUNTIF([.B62:.E62];[.B62])=3;&quot;&quot;;[.B62])" office:value-type="float" office:value="241" calcext:value-type="float">
            <text:p>241</text:p>
          </table:table-cell>
          <table:table-cell table:formula="of:=IF(COUNTIF([.C62:.F62];[.C62])=3;&quot;&quot;;[.C62])" office:value-type="float" office:value="196" calcext:value-type="float">
            <text:p>196</text:p>
          </table:table-cell>
          <table:table-cell table:formula="of:=IF(COUNTIF([.D62:.G62];[.D62])=3;&quot;&quot;;[.D62])" office:value-type="float" office:value="753" calcext:value-type="float">
            <text:p>753</text:p>
          </table:table-cell>
          <table:table-cell table:style-name="ce5" table:formula="of:=IFERROR( IF( AND( COUNT([.E62:.H62])=3; MOD( AVERAGE([.E62:.H62]); 2)=1; MOD( AVERAGE([.I62:.L6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477" calcext:value-type="float">
            <text:p>477</text:p>
          </table:table-cell>
          <table:table-cell office:value-type="float" office:value="749" calcext:value-type="float">
            <text:p>749</text:p>
          </table:table-cell>
          <table:table-cell table:formula="of:=IF(COUNTIF([.A63:.D63];[.A63])=3;[.A63];&quot;&quot;)">
            <text:p/>
          </table:table-cell>
          <table:table-cell table:formula="of:=IF(COUNTIF([.B63:.E63];[.B63])=3;[.B63];&quot;&quot;)">
            <text:p/>
          </table:table-cell>
          <table:table-cell table:formula="of:=IF(COUNTIF([.C63:.F63];[.C63])=3;[.C63];&quot;&quot;)">
            <text:p/>
          </table:table-cell>
          <table:table-cell table:formula="of:=IF(COUNTIF([.D63:.G63];[.D63])=3;[.D63];&quot;&quot;)">
            <text:p/>
          </table:table-cell>
          <table:table-cell table:formula="of:=IF(COUNTIF([.A63:.D63];[.A63])=3;&quot;&quot;;[.A63])" office:value-type="float" office:value="250" calcext:value-type="float">
            <text:p>250</text:p>
          </table:table-cell>
          <table:table-cell table:formula="of:=IF(COUNTIF([.B63:.E63];[.B63])=3;&quot;&quot;;[.B63])" office:value-type="float" office:value="29" calcext:value-type="float">
            <text:p>29</text:p>
          </table:table-cell>
          <table:table-cell table:formula="of:=IF(COUNTIF([.C63:.F63];[.C63])=3;&quot;&quot;;[.C63])" office:value-type="float" office:value="477" calcext:value-type="float">
            <text:p>477</text:p>
          </table:table-cell>
          <table:table-cell table:formula="of:=IF(COUNTIF([.D63:.G63];[.D63])=3;&quot;&quot;;[.D63])" office:value-type="float" office:value="749" calcext:value-type="float">
            <text:p>749</text:p>
          </table:table-cell>
          <table:table-cell table:style-name="ce5" table:formula="of:=IFERROR( IF( AND( COUNT([.E63:.H63])=3; MOD( AVERAGE([.E63:.H63]); 2)=1; MOD( AVERAGE([.I63:.L6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formula="of:=IF(COUNTIF([.A64:.D64];[.A64])=3;[.A64];&quot;&quot;)">
            <text:p/>
          </table:table-cell>
          <table:table-cell table:formula="of:=IF(COUNTIF([.B64:.E64];[.B64])=3;[.B64];&quot;&quot;)">
            <text:p/>
          </table:table-cell>
          <table:table-cell table:formula="of:=IF(COUNTIF([.C64:.F64];[.C64])=3;[.C64];&quot;&quot;)">
            <text:p/>
          </table:table-cell>
          <table:table-cell table:formula="of:=IF(COUNTIF([.D64:.G64];[.D64])=3;[.D64];&quot;&quot;)">
            <text:p/>
          </table:table-cell>
          <table:table-cell table:formula="of:=IF(COUNTIF([.A64:.D64];[.A64])=3;&quot;&quot;;[.A64])" office:value-type="float" office:value="745" calcext:value-type="float">
            <text:p>745</text:p>
          </table:table-cell>
          <table:table-cell table:formula="of:=IF(COUNTIF([.B64:.E64];[.B64])=3;&quot;&quot;;[.B64])" office:value-type="float" office:value="126" calcext:value-type="float">
            <text:p>126</text:p>
          </table:table-cell>
          <table:table-cell table:formula="of:=IF(COUNTIF([.C64:.F64];[.C64])=3;&quot;&quot;;[.C64])" office:value-type="float" office:value="81" calcext:value-type="float">
            <text:p>81</text:p>
          </table:table-cell>
          <table:table-cell table:formula="of:=IF(COUNTIF([.D64:.G64];[.D64])=3;&quot;&quot;;[.D64])" office:value-type="float" office:value="5" calcext:value-type="float">
            <text:p>5</text:p>
          </table:table-cell>
          <table:table-cell table:style-name="ce5" table:formula="of:=IFERROR( IF( AND( COUNT([.E64:.H64])=3; MOD( AVERAGE([.E64:.H64]); 2)=1; MOD( AVERAGE([.I64:.L6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office:value-type="float" office:value="554" calcext:value-type="float">
            <text:p>554</text:p>
          </table:table-cell>
          <table:table-cell office:value-type="float" office:value="665" calcext:value-type="float">
            <text:p>665</text:p>
          </table:table-cell>
          <table:table-cell office:value-type="float" office:value="238" calcext:value-type="float">
            <text:p>238</text:p>
          </table:table-cell>
          <table:table-cell table:formula="of:=IF(COUNTIF([.A65:.D65];[.A65])=3;[.A65];&quot;&quot;)">
            <text:p/>
          </table:table-cell>
          <table:table-cell table:formula="of:=IF(COUNTIF([.B65:.E65];[.B65])=3;[.B65];&quot;&quot;)">
            <text:p/>
          </table:table-cell>
          <table:table-cell table:formula="of:=IF(COUNTIF([.C65:.F65];[.C65])=3;[.C65];&quot;&quot;)">
            <text:p/>
          </table:table-cell>
          <table:table-cell table:formula="of:=IF(COUNTIF([.D65:.G65];[.D65])=3;[.D65];&quot;&quot;)">
            <text:p/>
          </table:table-cell>
          <table:table-cell table:formula="of:=IF(COUNTIF([.A65:.D65];[.A65])=3;&quot;&quot;;[.A65])" office:value-type="float" office:value="711" calcext:value-type="float">
            <text:p>711</text:p>
          </table:table-cell>
          <table:table-cell table:formula="of:=IF(COUNTIF([.B65:.E65];[.B65])=3;&quot;&quot;;[.B65])" office:value-type="float" office:value="554" calcext:value-type="float">
            <text:p>554</text:p>
          </table:table-cell>
          <table:table-cell table:formula="of:=IF(COUNTIF([.C65:.F65];[.C65])=3;&quot;&quot;;[.C65])" office:value-type="float" office:value="665" calcext:value-type="float">
            <text:p>665</text:p>
          </table:table-cell>
          <table:table-cell table:formula="of:=IF(COUNTIF([.D65:.G65];[.D65])=3;&quot;&quot;;[.D65])" office:value-type="float" office:value="238" calcext:value-type="float">
            <text:p>238</text:p>
          </table:table-cell>
          <table:table-cell table:style-name="ce5" table:formula="of:=IFERROR( IF( AND( COUNT([.E65:.H65])=3; MOD( AVERAGE([.E65:.H65]); 2)=1; MOD( AVERAGE([.I65:.L6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2" calcext:value-type="float">
            <text:p>12</text:p>
          </table:table-cell>
          <table:table-cell office:value-type="float" office:value="475" calcext:value-type="float">
            <text:p>475</text:p>
          </table:table-cell>
          <table:table-cell office:value-type="float" office:value="803" calcext:value-type="float">
            <text:p>803</text:p>
          </table:table-cell>
          <table:table-cell table:formula="of:=IF(COUNTIF([.A66:.D66];[.A66])=3;[.A66];&quot;&quot;)">
            <text:p/>
          </table:table-cell>
          <table:table-cell table:formula="of:=IF(COUNTIF([.B66:.E66];[.B66])=3;[.B66];&quot;&quot;)">
            <text:p/>
          </table:table-cell>
          <table:table-cell table:formula="of:=IF(COUNTIF([.C66:.F66];[.C66])=3;[.C66];&quot;&quot;)">
            <text:p/>
          </table:table-cell>
          <table:table-cell table:formula="of:=IF(COUNTIF([.D66:.G66];[.D66])=3;[.D66];&quot;&quot;)">
            <text:p/>
          </table:table-cell>
          <table:table-cell table:formula="of:=IF(COUNTIF([.A66:.D66];[.A66])=3;&quot;&quot;;[.A66])" office:value-type="float" office:value="693" calcext:value-type="float">
            <text:p>693</text:p>
          </table:table-cell>
          <table:table-cell table:formula="of:=IF(COUNTIF([.B66:.E66];[.B66])=3;&quot;&quot;;[.B66])" office:value-type="float" office:value="12" calcext:value-type="float">
            <text:p>12</text:p>
          </table:table-cell>
          <table:table-cell table:formula="of:=IF(COUNTIF([.C66:.F66];[.C66])=3;&quot;&quot;;[.C66])" office:value-type="float" office:value="475" calcext:value-type="float">
            <text:p>475</text:p>
          </table:table-cell>
          <table:table-cell table:formula="of:=IF(COUNTIF([.D66:.G66];[.D66])=3;&quot;&quot;;[.D66])" office:value-type="float" office:value="803" calcext:value-type="float">
            <text:p>803</text:p>
          </table:table-cell>
          <table:table-cell table:style-name="ce5" table:formula="of:=IFERROR( IF( AND( COUNT([.E66:.H66])=3; MOD( AVERAGE([.E66:.H66]); 2)=1; MOD( AVERAGE([.I66:.L6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2" office:value-type="float" office:value="359" calcext:value-type="float">
            <text:p>359</text:p>
          </table:table-cell>
          <table:table-cell office:value-type="float" office:value="58" calcext:value-type="float">
            <text:p>58</text:p>
          </table:table-cell>
          <table:table-cell office:value-type="float" office:value="359" calcext:value-type="float">
            <text:p>359</text:p>
          </table:table-cell>
          <table:table-cell table:formula="of:=IF(COUNTIF([.A67:.D67];[.A67])=3;[.A67];&quot;&quot;)" office:value-type="float" office:value="359" calcext:value-type="float">
            <text:p>359</text:p>
          </table:table-cell>
          <table:table-cell table:formula="of:=IF(COUNTIF([.B67:.E67];[.B67])=3;[.B67];&quot;&quot;)" office:value-type="float" office:value="359" calcext:value-type="float">
            <text:p>359</text:p>
          </table:table-cell>
          <table:table-cell table:formula="of:=IF(COUNTIF([.C67:.F67];[.C67])=3;[.C67];&quot;&quot;)">
            <text:p/>
          </table:table-cell>
          <table:table-cell table:formula="of:=IF(COUNTIF([.D67:.G67];[.D67])=3;[.D67];&quot;&quot;)" office:value-type="float" office:value="359" calcext:value-type="float">
            <text:p>359</text:p>
          </table:table-cell>
          <table:table-cell table:formula="of:=IF(COUNTIF([.A67:.D67];[.A67])=3;&quot;&quot;;[.A67])">
            <text:p/>
          </table:table-cell>
          <table:table-cell table:formula="of:=IF(COUNTIF([.B67:.E67];[.B67])=3;&quot;&quot;;[.B67])">
            <text:p/>
          </table:table-cell>
          <table:table-cell table:formula="of:=IF(COUNTIF([.C67:.F67];[.C67])=3;&quot;&quot;;[.C67])" office:value-type="float" office:value="58" calcext:value-type="float">
            <text:p>58</text:p>
          </table:table-cell>
          <table:table-cell table:formula="of:=IF(COUNTIF([.D67:.G67];[.D67])=3;&quot;&quot;;[.D67])">
            <text:p/>
          </table:table-cell>
          <table:table-cell table:style-name="ce5" table:formula="of:=IFERROR( IF( AND( COUNT([.E67:.H67])=3; MOD( AVERAGE([.E67:.H67]); 2)=1; MOD( AVERAGE([.I67:.L67]); 2)=0); 1; 0); 0)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office:value-type="float" office:value="617" calcext:value-type="float">
            <text:p>617</text:p>
          </table:table-cell>
          <table:table-cell office:value-type="float" office:value="216" calcext:value-type="float">
            <text:p>216</text:p>
          </table:table-cell>
          <table:table-cell office:value-type="float" office:value="226" calcext:value-type="float">
            <text:p>226</text:p>
          </table:table-cell>
          <table:table-cell table:formula="of:=IF(COUNTIF([.A68:.D68];[.A68])=3;[.A68];&quot;&quot;)">
            <text:p/>
          </table:table-cell>
          <table:table-cell table:formula="of:=IF(COUNTIF([.B68:.E68];[.B68])=3;[.B68];&quot;&quot;)">
            <text:p/>
          </table:table-cell>
          <table:table-cell table:formula="of:=IF(COUNTIF([.C68:.F68];[.C68])=3;[.C68];&quot;&quot;)">
            <text:p/>
          </table:table-cell>
          <table:table-cell table:formula="of:=IF(COUNTIF([.D68:.G68];[.D68])=3;[.D68];&quot;&quot;)">
            <text:p/>
          </table:table-cell>
          <table:table-cell table:formula="of:=IF(COUNTIF([.A68:.D68];[.A68])=3;&quot;&quot;;[.A68])" office:value-type="float" office:value="713" calcext:value-type="float">
            <text:p>713</text:p>
          </table:table-cell>
          <table:table-cell table:formula="of:=IF(COUNTIF([.B68:.E68];[.B68])=3;&quot;&quot;;[.B68])" office:value-type="float" office:value="617" calcext:value-type="float">
            <text:p>617</text:p>
          </table:table-cell>
          <table:table-cell table:formula="of:=IF(COUNTIF([.C68:.F68];[.C68])=3;&quot;&quot;;[.C68])" office:value-type="float" office:value="216" calcext:value-type="float">
            <text:p>216</text:p>
          </table:table-cell>
          <table:table-cell table:formula="of:=IF(COUNTIF([.D68:.G68];[.D68])=3;&quot;&quot;;[.D68])" office:value-type="float" office:value="226" calcext:value-type="float">
            <text:p>226</text:p>
          </table:table-cell>
          <table:table-cell table:style-name="ce5" table:formula="of:=IFERROR( IF( AND( COUNT([.E68:.H68])=3; MOD( AVERAGE([.E68:.H68]); 2)=1; MOD( AVERAGE([.I68:.L6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40" calcext:value-type="float">
            <text:p>740</text:p>
          </table:table-cell>
          <table:table-cell office:value-type="float" office:value="630" calcext:value-type="float">
            <text:p>630</text:p>
          </table:table-cell>
          <table:table-cell office:value-type="float" office:value="20" calcext:value-type="float">
            <text:p>20</text:p>
          </table:table-cell>
          <table:table-cell table:formula="of:=IF(COUNTIF([.A69:.D69];[.A69])=3;[.A69];&quot;&quot;)">
            <text:p/>
          </table:table-cell>
          <table:table-cell table:formula="of:=IF(COUNTIF([.B69:.E69];[.B69])=3;[.B69];&quot;&quot;)">
            <text:p/>
          </table:table-cell>
          <table:table-cell table:formula="of:=IF(COUNTIF([.C69:.F69];[.C69])=3;[.C69];&quot;&quot;)">
            <text:p/>
          </table:table-cell>
          <table:table-cell table:formula="of:=IF(COUNTIF([.D69:.G69];[.D69])=3;[.D69];&quot;&quot;)">
            <text:p/>
          </table:table-cell>
          <table:table-cell table:formula="of:=IF(COUNTIF([.A69:.D69];[.A69])=3;&quot;&quot;;[.A69])" office:value-type="float" office:value="805" calcext:value-type="float">
            <text:p>805</text:p>
          </table:table-cell>
          <table:table-cell table:formula="of:=IF(COUNTIF([.B69:.E69];[.B69])=3;&quot;&quot;;[.B69])" office:value-type="float" office:value="740" calcext:value-type="float">
            <text:p>740</text:p>
          </table:table-cell>
          <table:table-cell table:formula="of:=IF(COUNTIF([.C69:.F69];[.C69])=3;&quot;&quot;;[.C69])" office:value-type="float" office:value="630" calcext:value-type="float">
            <text:p>630</text:p>
          </table:table-cell>
          <table:table-cell table:formula="of:=IF(COUNTIF([.D69:.G69];[.D69])=3;&quot;&quot;;[.D69])" office:value-type="float" office:value="20" calcext:value-type="float">
            <text:p>20</text:p>
          </table:table-cell>
          <table:table-cell table:style-name="ce5" table:formula="of:=IFERROR( IF( AND( COUNT([.E69:.H69])=3; MOD( AVERAGE([.E69:.H69]); 2)=1; MOD( AVERAGE([.I69:.L6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office:value-type="float" office:value="589" calcext:value-type="float">
            <text:p>589</text:p>
          </table:table-cell>
          <table:table-cell office:value-type="float" office:value="706" calcext:value-type="float">
            <text:p>706</text:p>
          </table:table-cell>
          <table:table-cell office:value-type="float" office:value="891" calcext:value-type="float">
            <text:p>891</text:p>
          </table:table-cell>
          <table:table-cell table:formula="of:=IF(COUNTIF([.A70:.D70];[.A70])=3;[.A70];&quot;&quot;)">
            <text:p/>
          </table:table-cell>
          <table:table-cell table:formula="of:=IF(COUNTIF([.B70:.E70];[.B70])=3;[.B70];&quot;&quot;)">
            <text:p/>
          </table:table-cell>
          <table:table-cell table:formula="of:=IF(COUNTIF([.C70:.F70];[.C70])=3;[.C70];&quot;&quot;)">
            <text:p/>
          </table:table-cell>
          <table:table-cell table:formula="of:=IF(COUNTIF([.D70:.G70];[.D70])=3;[.D70];&quot;&quot;)">
            <text:p/>
          </table:table-cell>
          <table:table-cell table:formula="of:=IF(COUNTIF([.A70:.D70];[.A70])=3;&quot;&quot;;[.A70])" office:value-type="float" office:value="369" calcext:value-type="float">
            <text:p>369</text:p>
          </table:table-cell>
          <table:table-cell table:formula="of:=IF(COUNTIF([.B70:.E70];[.B70])=3;&quot;&quot;;[.B70])" office:value-type="float" office:value="589" calcext:value-type="float">
            <text:p>589</text:p>
          </table:table-cell>
          <table:table-cell table:formula="of:=IF(COUNTIF([.C70:.F70];[.C70])=3;&quot;&quot;;[.C70])" office:value-type="float" office:value="706" calcext:value-type="float">
            <text:p>706</text:p>
          </table:table-cell>
          <table:table-cell table:formula="of:=IF(COUNTIF([.D70:.G70];[.D70])=3;&quot;&quot;;[.D70])" office:value-type="float" office:value="891" calcext:value-type="float">
            <text:p>891</text:p>
          </table:table-cell>
          <table:table-cell table:style-name="ce5" table:formula="of:=IFERROR( IF( AND( COUNT([.E70:.H70])=3; MOD( AVERAGE([.E70:.H70]); 2)=1; MOD( AVERAGE([.I70:.L7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office:value-type="float" office:value="417" calcext:value-type="float">
            <text:p>417</text:p>
          </table:table-cell>
          <table:table-cell office:value-type="float" office:value="679" calcext:value-type="float">
            <text:p>679</text:p>
          </table:table-cell>
          <table:table-cell office:value-type="float" office:value="452" calcext:value-type="float">
            <text:p>452</text:p>
          </table:table-cell>
          <table:table-cell table:formula="of:=IF(COUNTIF([.A71:.D71];[.A71])=3;[.A71];&quot;&quot;)">
            <text:p/>
          </table:table-cell>
          <table:table-cell table:formula="of:=IF(COUNTIF([.B71:.E71];[.B71])=3;[.B71];&quot;&quot;)">
            <text:p/>
          </table:table-cell>
          <table:table-cell table:formula="of:=IF(COUNTIF([.C71:.F71];[.C71])=3;[.C71];&quot;&quot;)">
            <text:p/>
          </table:table-cell>
          <table:table-cell table:formula="of:=IF(COUNTIF([.D71:.G71];[.D71])=3;[.D71];&quot;&quot;)">
            <text:p/>
          </table:table-cell>
          <table:table-cell table:formula="of:=IF(COUNTIF([.A71:.D71];[.A71])=3;&quot;&quot;;[.A71])" office:value-type="float" office:value="419" calcext:value-type="float">
            <text:p>419</text:p>
          </table:table-cell>
          <table:table-cell table:formula="of:=IF(COUNTIF([.B71:.E71];[.B71])=3;&quot;&quot;;[.B71])" office:value-type="float" office:value="417" calcext:value-type="float">
            <text:p>417</text:p>
          </table:table-cell>
          <table:table-cell table:formula="of:=IF(COUNTIF([.C71:.F71];[.C71])=3;&quot;&quot;;[.C71])" office:value-type="float" office:value="679" calcext:value-type="float">
            <text:p>679</text:p>
          </table:table-cell>
          <table:table-cell table:formula="of:=IF(COUNTIF([.D71:.G71];[.D71])=3;&quot;&quot;;[.D71])" office:value-type="float" office:value="452" calcext:value-type="float">
            <text:p>452</text:p>
          </table:table-cell>
          <table:table-cell table:style-name="ce5" table:formula="of:=IFERROR( IF( AND( COUNT([.E71:.H71])=3; MOD( AVERAGE([.E71:.H71]); 2)=1; MOD( AVERAGE([.I71:.L7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office:value-type="float" office:value="738" calcext:value-type="float">
            <text:p>738</text:p>
          </table:table-cell>
          <table:table-cell office:value-type="float" office:value="995" calcext:value-type="float">
            <text:p>995</text:p>
          </table:table-cell>
          <table:table-cell office:value-type="float" office:value="127" calcext:value-type="float">
            <text:p>127</text:p>
          </table:table-cell>
          <table:table-cell table:formula="of:=IF(COUNTIF([.A72:.D72];[.A72])=3;[.A72];&quot;&quot;)">
            <text:p/>
          </table:table-cell>
          <table:table-cell table:formula="of:=IF(COUNTIF([.B72:.E72];[.B72])=3;[.B72];&quot;&quot;)">
            <text:p/>
          </table:table-cell>
          <table:table-cell table:formula="of:=IF(COUNTIF([.C72:.F72];[.C72])=3;[.C72];&quot;&quot;)">
            <text:p/>
          </table:table-cell>
          <table:table-cell table:formula="of:=IF(COUNTIF([.D72:.G72];[.D72])=3;[.D72];&quot;&quot;)">
            <text:p/>
          </table:table-cell>
          <table:table-cell table:formula="of:=IF(COUNTIF([.A72:.D72];[.A72])=3;&quot;&quot;;[.A72])" office:value-type="float" office:value="502" calcext:value-type="float">
            <text:p>502</text:p>
          </table:table-cell>
          <table:table-cell table:formula="of:=IF(COUNTIF([.B72:.E72];[.B72])=3;&quot;&quot;;[.B72])" office:value-type="float" office:value="738" calcext:value-type="float">
            <text:p>738</text:p>
          </table:table-cell>
          <table:table-cell table:formula="of:=IF(COUNTIF([.C72:.F72];[.C72])=3;&quot;&quot;;[.C72])" office:value-type="float" office:value="995" calcext:value-type="float">
            <text:p>995</text:p>
          </table:table-cell>
          <table:table-cell table:formula="of:=IF(COUNTIF([.D72:.G72];[.D72])=3;&quot;&quot;;[.D72])" office:value-type="float" office:value="127" calcext:value-type="float">
            <text:p>127</text:p>
          </table:table-cell>
          <table:table-cell table:style-name="ce5" table:formula="of:=IFERROR( IF( AND( COUNT([.E72:.H72])=3; MOD( AVERAGE([.E72:.H72]); 2)=1; MOD( AVERAGE([.I72:.L7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office:value-type="float" office:value="610" calcext:value-type="float">
            <text:p>610</text:p>
          </table:table-cell>
          <table:table-cell office:value-type="float" office:value="107" calcext:value-type="float">
            <text:p>107</text:p>
          </table:table-cell>
          <table:table-cell office:value-type="float" office:value="927" calcext:value-type="float">
            <text:p>927</text:p>
          </table:table-cell>
          <table:table-cell table:formula="of:=IF(COUNTIF([.A73:.D73];[.A73])=3;[.A73];&quot;&quot;)">
            <text:p/>
          </table:table-cell>
          <table:table-cell table:formula="of:=IF(COUNTIF([.B73:.E73];[.B73])=3;[.B73];&quot;&quot;)">
            <text:p/>
          </table:table-cell>
          <table:table-cell table:formula="of:=IF(COUNTIF([.C73:.F73];[.C73])=3;[.C73];&quot;&quot;)">
            <text:p/>
          </table:table-cell>
          <table:table-cell table:formula="of:=IF(COUNTIF([.D73:.G73];[.D73])=3;[.D73];&quot;&quot;)">
            <text:p/>
          </table:table-cell>
          <table:table-cell table:formula="of:=IF(COUNTIF([.A73:.D73];[.A73])=3;&quot;&quot;;[.A73])" office:value-type="float" office:value="156" calcext:value-type="float">
            <text:p>156</text:p>
          </table:table-cell>
          <table:table-cell table:formula="of:=IF(COUNTIF([.B73:.E73];[.B73])=3;&quot;&quot;;[.B73])" office:value-type="float" office:value="610" calcext:value-type="float">
            <text:p>610</text:p>
          </table:table-cell>
          <table:table-cell table:formula="of:=IF(COUNTIF([.C73:.F73];[.C73])=3;&quot;&quot;;[.C73])" office:value-type="float" office:value="107" calcext:value-type="float">
            <text:p>107</text:p>
          </table:table-cell>
          <table:table-cell table:formula="of:=IF(COUNTIF([.D73:.G73];[.D73])=3;&quot;&quot;;[.D73])" office:value-type="float" office:value="927" calcext:value-type="float">
            <text:p>927</text:p>
          </table:table-cell>
          <table:table-cell table:style-name="ce5" table:formula="of:=IFERROR( IF( AND( COUNT([.E73:.H73])=3; MOD( AVERAGE([.E73:.H73]); 2)=1; MOD( AVERAGE([.I73:.L7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office:value-type="float" office:value="123" calcext:value-type="float">
            <text:p>123</text:p>
          </table:table-cell>
          <table:table-cell office:value-type="float" office:value="681" calcext:value-type="float">
            <text:p>681</text:p>
          </table:table-cell>
          <table:table-cell office:value-type="float" office:value="626" calcext:value-type="float">
            <text:p>626</text:p>
          </table:table-cell>
          <table:table-cell table:formula="of:=IF(COUNTIF([.A74:.D74];[.A74])=3;[.A74];&quot;&quot;)">
            <text:p/>
          </table:table-cell>
          <table:table-cell table:formula="of:=IF(COUNTIF([.B74:.E74];[.B74])=3;[.B74];&quot;&quot;)">
            <text:p/>
          </table:table-cell>
          <table:table-cell table:formula="of:=IF(COUNTIF([.C74:.F74];[.C74])=3;[.C74];&quot;&quot;)">
            <text:p/>
          </table:table-cell>
          <table:table-cell table:formula="of:=IF(COUNTIF([.D74:.G74];[.D74])=3;[.D74];&quot;&quot;)">
            <text:p/>
          </table:table-cell>
          <table:table-cell table:formula="of:=IF(COUNTIF([.A74:.D74];[.A74])=3;&quot;&quot;;[.A74])" office:value-type="float" office:value="482" calcext:value-type="float">
            <text:p>482</text:p>
          </table:table-cell>
          <table:table-cell table:formula="of:=IF(COUNTIF([.B74:.E74];[.B74])=3;&quot;&quot;;[.B74])" office:value-type="float" office:value="123" calcext:value-type="float">
            <text:p>123</text:p>
          </table:table-cell>
          <table:table-cell table:formula="of:=IF(COUNTIF([.C74:.F74];[.C74])=3;&quot;&quot;;[.C74])" office:value-type="float" office:value="681" calcext:value-type="float">
            <text:p>681</text:p>
          </table:table-cell>
          <table:table-cell table:formula="of:=IF(COUNTIF([.D74:.G74];[.D74])=3;&quot;&quot;;[.D74])" office:value-type="float" office:value="626" calcext:value-type="float">
            <text:p>626</text:p>
          </table:table-cell>
          <table:table-cell table:style-name="ce5" table:formula="of:=IFERROR( IF( AND( COUNT([.E74:.H74])=3; MOD( AVERAGE([.E74:.H74]); 2)=1; MOD( AVERAGE([.I74:.L7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93" calcext:value-type="float">
            <text:p>993</text:p>
          </table:table-cell>
          <table:table-cell office:value-type="float" office:value="8" calcext:value-type="float">
            <text:p>8</text:p>
          </table:table-cell>
          <table:table-cell office:value-type="float" office:value="468" calcext:value-type="float">
            <text:p>468</text:p>
          </table:table-cell>
          <table:table-cell table:formula="of:=IF(COUNTIF([.A75:.D75];[.A75])=3;[.A75];&quot;&quot;)">
            <text:p/>
          </table:table-cell>
          <table:table-cell table:formula="of:=IF(COUNTIF([.B75:.E75];[.B75])=3;[.B75];&quot;&quot;)">
            <text:p/>
          </table:table-cell>
          <table:table-cell table:formula="of:=IF(COUNTIF([.C75:.F75];[.C75])=3;[.C75];&quot;&quot;)">
            <text:p/>
          </table:table-cell>
          <table:table-cell table:formula="of:=IF(COUNTIF([.D75:.G75];[.D75])=3;[.D75];&quot;&quot;)">
            <text:p/>
          </table:table-cell>
          <table:table-cell table:formula="of:=IF(COUNTIF([.A75:.D75];[.A75])=3;&quot;&quot;;[.A75])" office:value-type="float" office:value="957" calcext:value-type="float">
            <text:p>957</text:p>
          </table:table-cell>
          <table:table-cell table:formula="of:=IF(COUNTIF([.B75:.E75];[.B75])=3;&quot;&quot;;[.B75])" office:value-type="float" office:value="993" calcext:value-type="float">
            <text:p>993</text:p>
          </table:table-cell>
          <table:table-cell table:formula="of:=IF(COUNTIF([.C75:.F75];[.C75])=3;&quot;&quot;;[.C75])" office:value-type="float" office:value="8" calcext:value-type="float">
            <text:p>8</text:p>
          </table:table-cell>
          <table:table-cell table:formula="of:=IF(COUNTIF([.D75:.G75];[.D75])=3;&quot;&quot;;[.D75])" office:value-type="float" office:value="468" calcext:value-type="float">
            <text:p>468</text:p>
          </table:table-cell>
          <table:table-cell table:style-name="ce5" table:formula="of:=IFERROR( IF( AND( COUNT([.E75:.H75])=3; MOD( AVERAGE([.E75:.H75]); 2)=1; MOD( AVERAGE([.I75:.L7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52" calcext:value-type="float">
            <text:p>852</text:p>
          </table:table-cell>
          <table:table-cell office:value-type="float" office:value="384" calcext:value-type="float">
            <text:p>384</text:p>
          </table:table-cell>
          <table:table-cell office:value-type="float" office:value="852" calcext:value-type="float">
            <text:p>852</text:p>
          </table:table-cell>
          <table:table-cell office:value-type="float" office:value="384" calcext:value-type="float">
            <text:p>384</text:p>
          </table:table-cell>
          <table:table-cell table:formula="of:=IF(COUNTIF([.A76:.D76];[.A76])=3;[.A76];&quot;&quot;)">
            <text:p/>
          </table:table-cell>
          <table:table-cell table:formula="of:=IF(COUNTIF([.B76:.E76];[.B76])=3;[.B76];&quot;&quot;)">
            <text:p/>
          </table:table-cell>
          <table:table-cell table:formula="of:=IF(COUNTIF([.C76:.F76];[.C76])=3;[.C76];&quot;&quot;)">
            <text:p/>
          </table:table-cell>
          <table:table-cell table:formula="of:=IF(COUNTIF([.D76:.G76];[.D76])=3;[.D76];&quot;&quot;)">
            <text:p/>
          </table:table-cell>
          <table:table-cell table:formula="of:=IF(COUNTIF([.A76:.D76];[.A76])=3;&quot;&quot;;[.A76])" office:value-type="float" office:value="852" calcext:value-type="float">
            <text:p>852</text:p>
          </table:table-cell>
          <table:table-cell table:formula="of:=IF(COUNTIF([.B76:.E76];[.B76])=3;&quot;&quot;;[.B76])" office:value-type="float" office:value="384" calcext:value-type="float">
            <text:p>384</text:p>
          </table:table-cell>
          <table:table-cell table:formula="of:=IF(COUNTIF([.C76:.F76];[.C76])=3;&quot;&quot;;[.C76])" office:value-type="float" office:value="852" calcext:value-type="float">
            <text:p>852</text:p>
          </table:table-cell>
          <table:table-cell table:formula="of:=IF(COUNTIF([.D76:.G76];[.D76])=3;&quot;&quot;;[.D76])" office:value-type="float" office:value="384" calcext:value-type="float">
            <text:p>384</text:p>
          </table:table-cell>
          <table:table-cell table:style-name="ce5" table:formula="of:=IFERROR( IF( AND( COUNT([.E76:.H76])=3; MOD( AVERAGE([.E76:.H76]); 2)=1; MOD( AVERAGE([.I76:.L7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60" calcext:value-type="float">
            <text:p>760</text:p>
          </table:table-cell>
          <table:table-cell office:value-type="float" office:value="299" calcext:value-type="float">
            <text:p>299</text:p>
          </table:table-cell>
          <table:table-cell office:value-type="float" office:value="647" calcext:value-type="float">
            <text:p>647</text:p>
          </table:table-cell>
          <table:table-cell office:value-type="float" office:value="299" calcext:value-type="float">
            <text:p>299</text:p>
          </table:table-cell>
          <table:table-cell table:formula="of:=IF(COUNTIF([.A77:.D77];[.A77])=3;[.A77];&quot;&quot;)">
            <text:p/>
          </table:table-cell>
          <table:table-cell table:formula="of:=IF(COUNTIF([.B77:.E77];[.B77])=3;[.B77];&quot;&quot;)">
            <text:p/>
          </table:table-cell>
          <table:table-cell table:formula="of:=IF(COUNTIF([.C77:.F77];[.C77])=3;[.C77];&quot;&quot;)">
            <text:p/>
          </table:table-cell>
          <table:table-cell table:formula="of:=IF(COUNTIF([.D77:.G77];[.D77])=3;[.D77];&quot;&quot;)">
            <text:p/>
          </table:table-cell>
          <table:table-cell table:formula="of:=IF(COUNTIF([.A77:.D77];[.A77])=3;&quot;&quot;;[.A77])" office:value-type="float" office:value="760" calcext:value-type="float">
            <text:p>760</text:p>
          </table:table-cell>
          <table:table-cell table:formula="of:=IF(COUNTIF([.B77:.E77];[.B77])=3;&quot;&quot;;[.B77])" office:value-type="float" office:value="299" calcext:value-type="float">
            <text:p>299</text:p>
          </table:table-cell>
          <table:table-cell table:formula="of:=IF(COUNTIF([.C77:.F77];[.C77])=3;&quot;&quot;;[.C77])" office:value-type="float" office:value="647" calcext:value-type="float">
            <text:p>647</text:p>
          </table:table-cell>
          <table:table-cell table:formula="of:=IF(COUNTIF([.D77:.G77];[.D77])=3;&quot;&quot;;[.D77])" office:value-type="float" office:value="299" calcext:value-type="float">
            <text:p>299</text:p>
          </table:table-cell>
          <table:table-cell table:style-name="ce5" table:formula="of:=IFERROR( IF( AND( COUNT([.E77:.H77])=3; MOD( AVERAGE([.E77:.H77]); 2)=1; MOD( AVERAGE([.I77:.L7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office:value-type="float" office:value="130" calcext:value-type="float">
            <text:p>130</text:p>
          </table:table-cell>
          <table:table-cell office:value-type="float" office:value="743" calcext:value-type="float">
            <text:p>743</text:p>
          </table:table-cell>
          <table:table-cell office:value-type="float" office:value="979" calcext:value-type="float">
            <text:p>979</text:p>
          </table:table-cell>
          <table:table-cell table:formula="of:=IF(COUNTIF([.A78:.D78];[.A78])=3;[.A78];&quot;&quot;)">
            <text:p/>
          </table:table-cell>
          <table:table-cell table:formula="of:=IF(COUNTIF([.B78:.E78];[.B78])=3;[.B78];&quot;&quot;)">
            <text:p/>
          </table:table-cell>
          <table:table-cell table:formula="of:=IF(COUNTIF([.C78:.F78];[.C78])=3;[.C78];&quot;&quot;)">
            <text:p/>
          </table:table-cell>
          <table:table-cell table:formula="of:=IF(COUNTIF([.D78:.G78];[.D78])=3;[.D78];&quot;&quot;)">
            <text:p/>
          </table:table-cell>
          <table:table-cell table:formula="of:=IF(COUNTIF([.A78:.D78];[.A78])=3;&quot;&quot;;[.A78])" office:value-type="float" office:value="276" calcext:value-type="float">
            <text:p>276</text:p>
          </table:table-cell>
          <table:table-cell table:formula="of:=IF(COUNTIF([.B78:.E78];[.B78])=3;&quot;&quot;;[.B78])" office:value-type="float" office:value="130" calcext:value-type="float">
            <text:p>130</text:p>
          </table:table-cell>
          <table:table-cell table:formula="of:=IF(COUNTIF([.C78:.F78];[.C78])=3;&quot;&quot;;[.C78])" office:value-type="float" office:value="743" calcext:value-type="float">
            <text:p>743</text:p>
          </table:table-cell>
          <table:table-cell table:formula="of:=IF(COUNTIF([.D78:.G78];[.D78])=3;&quot;&quot;;[.D78])" office:value-type="float" office:value="979" calcext:value-type="float">
            <text:p>979</text:p>
          </table:table-cell>
          <table:table-cell table:style-name="ce5" table:formula="of:=IFERROR( IF( AND( COUNT([.E78:.H78])=3; MOD( AVERAGE([.E78:.H78]); 2)=1; MOD( AVERAGE([.I78:.L7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office:value-type="float" office:value="140" calcext:value-type="float">
            <text:p>140</text:p>
          </table:table-cell>
          <table:table-cell office:value-type="float" office:value="957" calcext:value-type="float">
            <text:p>957</text:p>
          </table:table-cell>
          <table:table-cell office:value-type="float" office:value="127" calcext:value-type="float">
            <text:p>127</text:p>
          </table:table-cell>
          <table:table-cell table:formula="of:=IF(COUNTIF([.A79:.D79];[.A79])=3;[.A79];&quot;&quot;)">
            <text:p/>
          </table:table-cell>
          <table:table-cell table:formula="of:=IF(COUNTIF([.B79:.E79];[.B79])=3;[.B79];&quot;&quot;)">
            <text:p/>
          </table:table-cell>
          <table:table-cell table:formula="of:=IF(COUNTIF([.C79:.F79];[.C79])=3;[.C79];&quot;&quot;)">
            <text:p/>
          </table:table-cell>
          <table:table-cell table:formula="of:=IF(COUNTIF([.D79:.G79];[.D79])=3;[.D79];&quot;&quot;)">
            <text:p/>
          </table:table-cell>
          <table:table-cell table:formula="of:=IF(COUNTIF([.A79:.D79];[.A79])=3;&quot;&quot;;[.A79])" office:value-type="float" office:value="533" calcext:value-type="float">
            <text:p>533</text:p>
          </table:table-cell>
          <table:table-cell table:formula="of:=IF(COUNTIF([.B79:.E79];[.B79])=3;&quot;&quot;;[.B79])" office:value-type="float" office:value="140" calcext:value-type="float">
            <text:p>140</text:p>
          </table:table-cell>
          <table:table-cell table:formula="of:=IF(COUNTIF([.C79:.F79];[.C79])=3;&quot;&quot;;[.C79])" office:value-type="float" office:value="957" calcext:value-type="float">
            <text:p>957</text:p>
          </table:table-cell>
          <table:table-cell table:formula="of:=IF(COUNTIF([.D79:.G79];[.D79])=3;&quot;&quot;;[.D79])" office:value-type="float" office:value="127" calcext:value-type="float">
            <text:p>127</text:p>
          </table:table-cell>
          <table:table-cell table:style-name="ce5" table:formula="of:=IFERROR( IF( AND( COUNT([.E79:.H79])=3; MOD( AVERAGE([.E79:.H79]); 2)=1; MOD( AVERAGE([.I79:.L7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office:value-type="float" office:value="516" calcext:value-type="float">
            <text:p>516</text:p>
          </table:table-cell>
          <table:table-cell office:value-type="float" office:value="646" calcext:value-type="float">
            <text:p>646</text:p>
          </table:table-cell>
          <table:table-cell office:value-type="float" office:value="556" calcext:value-type="float">
            <text:p>556</text:p>
          </table:table-cell>
          <table:table-cell table:formula="of:=IF(COUNTIF([.A80:.D80];[.A80])=3;[.A80];&quot;&quot;)">
            <text:p/>
          </table:table-cell>
          <table:table-cell table:formula="of:=IF(COUNTIF([.B80:.E80];[.B80])=3;[.B80];&quot;&quot;)">
            <text:p/>
          </table:table-cell>
          <table:table-cell table:formula="of:=IF(COUNTIF([.C80:.F80];[.C80])=3;[.C80];&quot;&quot;)">
            <text:p/>
          </table:table-cell>
          <table:table-cell table:formula="of:=IF(COUNTIF([.D80:.G80];[.D80])=3;[.D80];&quot;&quot;)">
            <text:p/>
          </table:table-cell>
          <table:table-cell table:formula="of:=IF(COUNTIF([.A80:.D80];[.A80])=3;&quot;&quot;;[.A80])" office:value-type="float" office:value="191" calcext:value-type="float">
            <text:p>191</text:p>
          </table:table-cell>
          <table:table-cell table:formula="of:=IF(COUNTIF([.B80:.E80];[.B80])=3;&quot;&quot;;[.B80])" office:value-type="float" office:value="516" calcext:value-type="float">
            <text:p>516</text:p>
          </table:table-cell>
          <table:table-cell table:formula="of:=IF(COUNTIF([.C80:.F80];[.C80])=3;&quot;&quot;;[.C80])" office:value-type="float" office:value="646" calcext:value-type="float">
            <text:p>646</text:p>
          </table:table-cell>
          <table:table-cell table:formula="of:=IF(COUNTIF([.D80:.G80];[.D80])=3;&quot;&quot;;[.D80])" office:value-type="float" office:value="556" calcext:value-type="float">
            <text:p>556</text:p>
          </table:table-cell>
          <table:table-cell table:style-name="ce5" table:formula="of:=IFERROR( IF( AND( COUNT([.E80:.H80])=3; MOD( AVERAGE([.E80:.H80]); 2)=1; MOD( AVERAGE([.I80:.L8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office:value-type="float" office:value="147" calcext:value-type="float">
            <text:p>147</text:p>
          </table:table-cell>
          <table:table-cell office:value-type="float" office:value="589" calcext:value-type="float">
            <text:p>589</text:p>
          </table:table-cell>
          <table:table-cell office:value-type="float" office:value="262" calcext:value-type="float">
            <text:p>262</text:p>
          </table:table-cell>
          <table:table-cell table:formula="of:=IF(COUNTIF([.A81:.D81];[.A81])=3;[.A81];&quot;&quot;)">
            <text:p/>
          </table:table-cell>
          <table:table-cell table:formula="of:=IF(COUNTIF([.B81:.E81];[.B81])=3;[.B81];&quot;&quot;)">
            <text:p/>
          </table:table-cell>
          <table:table-cell table:formula="of:=IF(COUNTIF([.C81:.F81];[.C81])=3;[.C81];&quot;&quot;)">
            <text:p/>
          </table:table-cell>
          <table:table-cell table:formula="of:=IF(COUNTIF([.D81:.G81];[.D81])=3;[.D81];&quot;&quot;)">
            <text:p/>
          </table:table-cell>
          <table:table-cell table:formula="of:=IF(COUNTIF([.A81:.D81];[.A81])=3;&quot;&quot;;[.A81])" office:value-type="float" office:value="419" calcext:value-type="float">
            <text:p>419</text:p>
          </table:table-cell>
          <table:table-cell table:formula="of:=IF(COUNTIF([.B81:.E81];[.B81])=3;&quot;&quot;;[.B81])" office:value-type="float" office:value="147" calcext:value-type="float">
            <text:p>147</text:p>
          </table:table-cell>
          <table:table-cell table:formula="of:=IF(COUNTIF([.C81:.F81];[.C81])=3;&quot;&quot;;[.C81])" office:value-type="float" office:value="589" calcext:value-type="float">
            <text:p>589</text:p>
          </table:table-cell>
          <table:table-cell table:formula="of:=IF(COUNTIF([.D81:.G81];[.D81])=3;&quot;&quot;;[.D81])" office:value-type="float" office:value="262" calcext:value-type="float">
            <text:p>262</text:p>
          </table:table-cell>
          <table:table-cell table:style-name="ce5" table:formula="of:=IFERROR( IF( AND( COUNT([.E81:.H81])=3; MOD( AVERAGE([.E81:.H81]); 2)=1; MOD( AVERAGE([.I81:.L8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office:value-type="float" office:value="192" calcext:value-type="float">
            <text:p>192</text:p>
          </table:table-cell>
          <table:table-cell office:value-type="float" office:value="429" calcext:value-type="float">
            <text:p>429</text:p>
          </table:table-cell>
          <table:table-cell office:value-type="float" office:value="957" calcext:value-type="float">
            <text:p>957</text:p>
          </table:table-cell>
          <table:table-cell table:formula="of:=IF(COUNTIF([.A82:.D82];[.A82])=3;[.A82];&quot;&quot;)">
            <text:p/>
          </table:table-cell>
          <table:table-cell table:formula="of:=IF(COUNTIF([.B82:.E82];[.B82])=3;[.B82];&quot;&quot;)">
            <text:p/>
          </table:table-cell>
          <table:table-cell table:formula="of:=IF(COUNTIF([.C82:.F82];[.C82])=3;[.C82];&quot;&quot;)">
            <text:p/>
          </table:table-cell>
          <table:table-cell table:formula="of:=IF(COUNTIF([.D82:.G82];[.D82])=3;[.D82];&quot;&quot;)">
            <text:p/>
          </table:table-cell>
          <table:table-cell table:formula="of:=IF(COUNTIF([.A82:.D82];[.A82])=3;&quot;&quot;;[.A82])" office:value-type="float" office:value="429" calcext:value-type="float">
            <text:p>429</text:p>
          </table:table-cell>
          <table:table-cell table:formula="of:=IF(COUNTIF([.B82:.E82];[.B82])=3;&quot;&quot;;[.B82])" office:value-type="float" office:value="192" calcext:value-type="float">
            <text:p>192</text:p>
          </table:table-cell>
          <table:table-cell table:formula="of:=IF(COUNTIF([.C82:.F82];[.C82])=3;&quot;&quot;;[.C82])" office:value-type="float" office:value="429" calcext:value-type="float">
            <text:p>429</text:p>
          </table:table-cell>
          <table:table-cell table:formula="of:=IF(COUNTIF([.D82:.G82];[.D82])=3;&quot;&quot;;[.D82])" office:value-type="float" office:value="957" calcext:value-type="float">
            <text:p>957</text:p>
          </table:table-cell>
          <table:table-cell table:style-name="ce5" table:formula="of:=IFERROR( IF( AND( COUNT([.E82:.H82])=3; MOD( AVERAGE([.E82:.H82]); 2)=1; MOD( AVERAGE([.I82:.L8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float" office:value="503" calcext:value-type="float">
            <text:p>503</text:p>
          </table:table-cell>
          <table:table-cell office:value-type="float" office:value="242" calcext:value-type="float">
            <text:p>242</text:p>
          </table:table-cell>
          <table:table-cell office:value-type="float" office:value="476" calcext:value-type="float">
            <text:p>476</text:p>
          </table:table-cell>
          <table:table-cell table:formula="of:=IF(COUNTIF([.A83:.D83];[.A83])=3;[.A83];&quot;&quot;)">
            <text:p/>
          </table:table-cell>
          <table:table-cell table:formula="of:=IF(COUNTIF([.B83:.E83];[.B83])=3;[.B83];&quot;&quot;)">
            <text:p/>
          </table:table-cell>
          <table:table-cell table:formula="of:=IF(COUNTIF([.C83:.F83];[.C83])=3;[.C83];&quot;&quot;)">
            <text:p/>
          </table:table-cell>
          <table:table-cell table:formula="of:=IF(COUNTIF([.D83:.G83];[.D83])=3;[.D83];&quot;&quot;)">
            <text:p/>
          </table:table-cell>
          <table:table-cell table:formula="of:=IF(COUNTIF([.A83:.D83];[.A83])=3;&quot;&quot;;[.A83])" office:value-type="float" office:value="44" calcext:value-type="float">
            <text:p>44</text:p>
          </table:table-cell>
          <table:table-cell table:formula="of:=IF(COUNTIF([.B83:.E83];[.B83])=3;&quot;&quot;;[.B83])" office:value-type="float" office:value="503" calcext:value-type="float">
            <text:p>503</text:p>
          </table:table-cell>
          <table:table-cell table:formula="of:=IF(COUNTIF([.C83:.F83];[.C83])=3;&quot;&quot;;[.C83])" office:value-type="float" office:value="242" calcext:value-type="float">
            <text:p>242</text:p>
          </table:table-cell>
          <table:table-cell table:formula="of:=IF(COUNTIF([.D83:.G83];[.D83])=3;&quot;&quot;;[.D83])" office:value-type="float" office:value="476" calcext:value-type="float">
            <text:p>476</text:p>
          </table:table-cell>
          <table:table-cell table:style-name="ce5" table:formula="of:=IFERROR( IF( AND( COUNT([.E83:.H83])=3; MOD( AVERAGE([.E83:.H83]); 2)=1; MOD( AVERAGE([.I83:.L8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float" office:value="880" calcext:value-type="float">
            <text:p>880</text:p>
          </table:table-cell>
          <table:table-cell table:formula="of:=IF(COUNTIF([.A84:.D84];[.A84])=3;[.A84];&quot;&quot;)">
            <text:p/>
          </table:table-cell>
          <table:table-cell table:formula="of:=IF(COUNTIF([.B84:.E84];[.B84])=3;[.B84];&quot;&quot;)">
            <text:p/>
          </table:table-cell>
          <table:table-cell table:formula="of:=IF(COUNTIF([.C84:.F84];[.C84])=3;[.C84];&quot;&quot;)">
            <text:p/>
          </table:table-cell>
          <table:table-cell table:formula="of:=IF(COUNTIF([.D84:.G84];[.D84])=3;[.D84];&quot;&quot;)">
            <text:p/>
          </table:table-cell>
          <table:table-cell table:formula="of:=IF(COUNTIF([.A84:.D84];[.A84])=3;&quot;&quot;;[.A84])" office:value-type="float" office:value="729" calcext:value-type="float">
            <text:p>729</text:p>
          </table:table-cell>
          <table:table-cell table:formula="of:=IF(COUNTIF([.B84:.E84];[.B84])=3;&quot;&quot;;[.B84])" office:value-type="float" office:value="732" calcext:value-type="float">
            <text:p>732</text:p>
          </table:table-cell>
          <table:table-cell table:formula="of:=IF(COUNTIF([.C84:.F84];[.C84])=3;&quot;&quot;;[.C84])" office:value-type="float" office:value="880" calcext:value-type="float">
            <text:p>880</text:p>
          </table:table-cell>
          <table:table-cell table:formula="of:=IF(COUNTIF([.D84:.G84];[.D84])=3;&quot;&quot;;[.D84])" office:value-type="float" office:value="880" calcext:value-type="float">
            <text:p>880</text:p>
          </table:table-cell>
          <table:table-cell table:style-name="ce5" table:formula="of:=IFERROR( IF( AND( COUNT([.E84:.H84])=3; MOD( AVERAGE([.E84:.H84]); 2)=1; MOD( AVERAGE([.I84:.L8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float" office:value="609" calcext:value-type="float">
            <text:p>609</text:p>
          </table:table-cell>
          <table:table-cell table:formula="of:=IF(COUNTIF([.A85:.D85];[.A85])=3;[.A85];&quot;&quot;)">
            <text:p/>
          </table:table-cell>
          <table:table-cell table:formula="of:=IF(COUNTIF([.B85:.E85];[.B85])=3;[.B85];&quot;&quot;)">
            <text:p/>
          </table:table-cell>
          <table:table-cell table:formula="of:=IF(COUNTIF([.C85:.F85];[.C85])=3;[.C85];&quot;&quot;)">
            <text:p/>
          </table:table-cell>
          <table:table-cell table:formula="of:=IF(COUNTIF([.D85:.G85];[.D85])=3;[.D85];&quot;&quot;)">
            <text:p/>
          </table:table-cell>
          <table:table-cell table:formula="of:=IF(COUNTIF([.A85:.D85];[.A85])=3;&quot;&quot;;[.A85])" office:value-type="float" office:value="709" calcext:value-type="float">
            <text:p>709</text:p>
          </table:table-cell>
          <table:table-cell table:formula="of:=IF(COUNTIF([.B85:.E85];[.B85])=3;&quot;&quot;;[.B85])" office:value-type="float" office:value="765" calcext:value-type="float">
            <text:p>765</text:p>
          </table:table-cell>
          <table:table-cell table:formula="of:=IF(COUNTIF([.C85:.F85];[.C85])=3;&quot;&quot;;[.C85])" office:value-type="float" office:value="765" calcext:value-type="float">
            <text:p>765</text:p>
          </table:table-cell>
          <table:table-cell table:formula="of:=IF(COUNTIF([.D85:.G85];[.D85])=3;&quot;&quot;;[.D85])" office:value-type="float" office:value="609" calcext:value-type="float">
            <text:p>609</text:p>
          </table:table-cell>
          <table:table-cell table:style-name="ce5" table:formula="of:=IFERROR( IF( AND( COUNT([.E85:.H85])=3; MOD( AVERAGE([.E85:.H85]); 2)=1; MOD( AVERAGE([.I85:.L8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56" calcext:value-type="float">
            <text:p>256</text:p>
          </table:table-cell>
          <table:table-cell table:formula="of:=IF(COUNTIF([.A86:.D86];[.A86])=3;[.A86];&quot;&quot;)">
            <text:p/>
          </table:table-cell>
          <table:table-cell table:formula="of:=IF(COUNTIF([.B86:.E86];[.B86])=3;[.B86];&quot;&quot;)">
            <text:p/>
          </table:table-cell>
          <table:table-cell table:formula="of:=IF(COUNTIF([.C86:.F86];[.C86])=3;[.C86];&quot;&quot;)">
            <text:p/>
          </table:table-cell>
          <table:table-cell table:formula="of:=IF(COUNTIF([.D86:.G86];[.D86])=3;[.D86];&quot;&quot;)">
            <text:p/>
          </table:table-cell>
          <table:table-cell table:formula="of:=IF(COUNTIF([.A86:.D86];[.A86])=3;&quot;&quot;;[.A86])" office:value-type="float" office:value="812" calcext:value-type="float">
            <text:p>812</text:p>
          </table:table-cell>
          <table:table-cell table:formula="of:=IF(COUNTIF([.B86:.E86];[.B86])=3;&quot;&quot;;[.B86])" office:value-type="float" office:value="62" calcext:value-type="float">
            <text:p>62</text:p>
          </table:table-cell>
          <table:table-cell table:formula="of:=IF(COUNTIF([.C86:.F86];[.C86])=3;&quot;&quot;;[.C86])" office:value-type="float" office:value="256" calcext:value-type="float">
            <text:p>256</text:p>
          </table:table-cell>
          <table:table-cell table:formula="of:=IF(COUNTIF([.D86:.G86];[.D86])=3;&quot;&quot;;[.D86])" office:value-type="float" office:value="256" calcext:value-type="float">
            <text:p>256</text:p>
          </table:table-cell>
          <table:table-cell table:style-name="ce5" table:formula="of:=IFERROR( IF( AND( COUNT([.E86:.H86])=3; MOD( AVERAGE([.E86:.H86]); 2)=1; MOD( AVERAGE([.I86:.L8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56" calcext:value-type="float">
            <text:p>956</text:p>
          </table:table-cell>
          <table:table-cell office:value-type="float" office:value="956" calcext:value-type="float">
            <text:p>956</text:p>
          </table:table-cell>
          <table:table-cell office:value-type="float" office:value="190" calcext:value-type="float">
            <text:p>190</text:p>
          </table:table-cell>
          <table:table-cell office:value-type="float" office:value="522" calcext:value-type="float">
            <text:p>522</text:p>
          </table:table-cell>
          <table:table-cell table:formula="of:=IF(COUNTIF([.A87:.D87];[.A87])=3;[.A87];&quot;&quot;)">
            <text:p/>
          </table:table-cell>
          <table:table-cell table:formula="of:=IF(COUNTIF([.B87:.E87];[.B87])=3;[.B87];&quot;&quot;)">
            <text:p/>
          </table:table-cell>
          <table:table-cell table:formula="of:=IF(COUNTIF([.C87:.F87];[.C87])=3;[.C87];&quot;&quot;)">
            <text:p/>
          </table:table-cell>
          <table:table-cell table:formula="of:=IF(COUNTIF([.D87:.G87];[.D87])=3;[.D87];&quot;&quot;)">
            <text:p/>
          </table:table-cell>
          <table:table-cell table:formula="of:=IF(COUNTIF([.A87:.D87];[.A87])=3;&quot;&quot;;[.A87])" office:value-type="float" office:value="956" calcext:value-type="float">
            <text:p>956</text:p>
          </table:table-cell>
          <table:table-cell table:formula="of:=IF(COUNTIF([.B87:.E87];[.B87])=3;&quot;&quot;;[.B87])" office:value-type="float" office:value="956" calcext:value-type="float">
            <text:p>956</text:p>
          </table:table-cell>
          <table:table-cell table:formula="of:=IF(COUNTIF([.C87:.F87];[.C87])=3;&quot;&quot;;[.C87])" office:value-type="float" office:value="190" calcext:value-type="float">
            <text:p>190</text:p>
          </table:table-cell>
          <table:table-cell table:formula="of:=IF(COUNTIF([.D87:.G87];[.D87])=3;&quot;&quot;;[.D87])" office:value-type="float" office:value="522" calcext:value-type="float">
            <text:p>522</text:p>
          </table:table-cell>
          <table:table-cell table:style-name="ce5" table:formula="of:=IFERROR( IF( AND( COUNT([.E87:.H87])=3; MOD( AVERAGE([.E87:.H87]); 2)=1; MOD( AVERAGE([.I87:.L8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323" calcext:value-type="float">
            <text:p>323</text:p>
          </table:table-cell>
          <table:table-cell office:value-type="float" office:value="119" calcext:value-type="float">
            <text:p>119</text:p>
          </table:table-cell>
          <table:table-cell table:formula="of:=IF(COUNTIF([.A88:.D88];[.A88])=3;[.A88];&quot;&quot;)">
            <text:p/>
          </table:table-cell>
          <table:table-cell table:formula="of:=IF(COUNTIF([.B88:.E88];[.B88])=3;[.B88];&quot;&quot;)">
            <text:p/>
          </table:table-cell>
          <table:table-cell table:formula="of:=IF(COUNTIF([.C88:.F88];[.C88])=3;[.C88];&quot;&quot;)">
            <text:p/>
          </table:table-cell>
          <table:table-cell table:formula="of:=IF(COUNTIF([.D88:.G88];[.D88])=3;[.D88];&quot;&quot;)">
            <text:p/>
          </table:table-cell>
          <table:table-cell table:formula="of:=IF(COUNTIF([.A88:.D88];[.A88])=3;&quot;&quot;;[.A88])" office:value-type="float" office:value="55" calcext:value-type="float">
            <text:p>55</text:p>
          </table:table-cell>
          <table:table-cell table:formula="of:=IF(COUNTIF([.B88:.E88];[.B88])=3;&quot;&quot;;[.B88])" office:value-type="float" office:value="44" calcext:value-type="float">
            <text:p>44</text:p>
          </table:table-cell>
          <table:table-cell table:formula="of:=IF(COUNTIF([.C88:.F88];[.C88])=3;&quot;&quot;;[.C88])" office:value-type="float" office:value="323" calcext:value-type="float">
            <text:p>323</text:p>
          </table:table-cell>
          <table:table-cell table:formula="of:=IF(COUNTIF([.D88:.G88];[.D88])=3;&quot;&quot;;[.D88])" office:value-type="float" office:value="119" calcext:value-type="float">
            <text:p>119</text:p>
          </table:table-cell>
          <table:table-cell table:style-name="ce5" table:formula="of:=IFERROR( IF( AND( COUNT([.E88:.H88])=3; MOD( AVERAGE([.E88:.H88]); 2)=1; MOD( AVERAGE([.I88:.L8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office:value-type="float" office:value="271" calcext:value-type="float">
            <text:p>271</text:p>
          </table:table-cell>
          <table:table-cell office:value-type="float" office:value="774" calcext:value-type="float">
            <text:p>774</text:p>
          </table:table-cell>
          <table:table-cell office:value-type="float" office:value="147" calcext:value-type="float">
            <text:p>147</text:p>
          </table:table-cell>
          <table:table-cell table:formula="of:=IF(COUNTIF([.A89:.D89];[.A89])=3;[.A89];&quot;&quot;)">
            <text:p/>
          </table:table-cell>
          <table:table-cell table:formula="of:=IF(COUNTIF([.B89:.E89];[.B89])=3;[.B89];&quot;&quot;)">
            <text:p/>
          </table:table-cell>
          <table:table-cell table:formula="of:=IF(COUNTIF([.C89:.F89];[.C89])=3;[.C89];&quot;&quot;)">
            <text:p/>
          </table:table-cell>
          <table:table-cell table:formula="of:=IF(COUNTIF([.D89:.G89];[.D89])=3;[.D89];&quot;&quot;)">
            <text:p/>
          </table:table-cell>
          <table:table-cell table:formula="of:=IF(COUNTIF([.A89:.D89];[.A89])=3;&quot;&quot;;[.A89])" office:value-type="float" office:value="405" calcext:value-type="float">
            <text:p>405</text:p>
          </table:table-cell>
          <table:table-cell table:formula="of:=IF(COUNTIF([.B89:.E89];[.B89])=3;&quot;&quot;;[.B89])" office:value-type="float" office:value="271" calcext:value-type="float">
            <text:p>271</text:p>
          </table:table-cell>
          <table:table-cell table:formula="of:=IF(COUNTIF([.C89:.F89];[.C89])=3;&quot;&quot;;[.C89])" office:value-type="float" office:value="774" calcext:value-type="float">
            <text:p>774</text:p>
          </table:table-cell>
          <table:table-cell table:formula="of:=IF(COUNTIF([.D89:.G89];[.D89])=3;&quot;&quot;;[.D89])" office:value-type="float" office:value="147" calcext:value-type="float">
            <text:p>147</text:p>
          </table:table-cell>
          <table:table-cell table:style-name="ce5" table:formula="of:=IFERROR( IF( AND( COUNT([.E89:.H89])=3; MOD( AVERAGE([.E89:.H89]); 2)=1; MOD( AVERAGE([.I89:.L8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table:formula="of:=IF(COUNTIF([.A90:.D90];[.A90])=3;[.A90];&quot;&quot;)">
            <text:p/>
          </table:table-cell>
          <table:table-cell table:formula="of:=IF(COUNTIF([.B90:.E90];[.B90])=3;[.B90];&quot;&quot;)">
            <text:p/>
          </table:table-cell>
          <table:table-cell table:formula="of:=IF(COUNTIF([.C90:.F90];[.C90])=3;[.C90];&quot;&quot;)">
            <text:p/>
          </table:table-cell>
          <table:table-cell table:formula="of:=IF(COUNTIF([.D90:.G90];[.D90])=3;[.D90];&quot;&quot;)">
            <text:p/>
          </table:table-cell>
          <table:table-cell table:formula="of:=IF(COUNTIF([.A90:.D90];[.A90])=3;&quot;&quot;;[.A90])" office:value-type="float" office:value="85" calcext:value-type="float">
            <text:p>85</text:p>
          </table:table-cell>
          <table:table-cell table:formula="of:=IF(COUNTIF([.B90:.E90];[.B90])=3;&quot;&quot;;[.B90])" office:value-type="float" office:value="239" calcext:value-type="float">
            <text:p>239</text:p>
          </table:table-cell>
          <table:table-cell table:formula="of:=IF(COUNTIF([.C90:.F90];[.C90])=3;&quot;&quot;;[.C90])" office:value-type="float" office:value="17" calcext:value-type="float">
            <text:p>17</text:p>
          </table:table-cell>
          <table:table-cell table:formula="of:=IF(COUNTIF([.D90:.G90];[.D90])=3;&quot;&quot;;[.D90])" office:value-type="float" office:value="905" calcext:value-type="float">
            <text:p>905</text:p>
          </table:table-cell>
          <table:table-cell table:style-name="ce5" table:formula="of:=IFERROR( IF( AND( COUNT([.E90:.H90])=3; MOD( AVERAGE([.E90:.H90]); 2)=1; MOD( AVERAGE([.I90:.L9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77" calcext:value-type="float">
            <text:p>877</text:p>
          </table:table-cell>
          <table:table-cell office:value-type="float" office:value="273" calcext:value-type="float">
            <text:p>273</text:p>
          </table:table-cell>
          <table:table-cell office:value-type="float" office:value="296" calcext:value-type="float">
            <text:p>296</text:p>
          </table:table-cell>
          <table:table-cell office:value-type="float" office:value="324" calcext:value-type="float">
            <text:p>324</text:p>
          </table:table-cell>
          <table:table-cell table:formula="of:=IF(COUNTIF([.A91:.D91];[.A91])=3;[.A91];&quot;&quot;)">
            <text:p/>
          </table:table-cell>
          <table:table-cell table:formula="of:=IF(COUNTIF([.B91:.E91];[.B91])=3;[.B91];&quot;&quot;)">
            <text:p/>
          </table:table-cell>
          <table:table-cell table:formula="of:=IF(COUNTIF([.C91:.F91];[.C91])=3;[.C91];&quot;&quot;)">
            <text:p/>
          </table:table-cell>
          <table:table-cell table:formula="of:=IF(COUNTIF([.D91:.G91];[.D91])=3;[.D91];&quot;&quot;)">
            <text:p/>
          </table:table-cell>
          <table:table-cell table:formula="of:=IF(COUNTIF([.A91:.D91];[.A91])=3;&quot;&quot;;[.A91])" office:value-type="float" office:value="877" calcext:value-type="float">
            <text:p>877</text:p>
          </table:table-cell>
          <table:table-cell table:formula="of:=IF(COUNTIF([.B91:.E91];[.B91])=3;&quot;&quot;;[.B91])" office:value-type="float" office:value="273" calcext:value-type="float">
            <text:p>273</text:p>
          </table:table-cell>
          <table:table-cell table:formula="of:=IF(COUNTIF([.C91:.F91];[.C91])=3;&quot;&quot;;[.C91])" office:value-type="float" office:value="296" calcext:value-type="float">
            <text:p>296</text:p>
          </table:table-cell>
          <table:table-cell table:formula="of:=IF(COUNTIF([.D91:.G91];[.D91])=3;&quot;&quot;;[.D91])" office:value-type="float" office:value="324" calcext:value-type="float">
            <text:p>324</text:p>
          </table:table-cell>
          <table:table-cell table:style-name="ce5" table:formula="of:=IFERROR( IF( AND( COUNT([.E91:.H91])=3; MOD( AVERAGE([.E91:.H91]); 2)=1; MOD( AVERAGE([.I91:.L9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949" calcext:value-type="float">
            <text:p>949</text:p>
          </table:table-cell>
          <table:table-cell office:value-type="float" office:value="254" calcext:value-type="float">
            <text:p>254</text:p>
          </table:table-cell>
          <table:table-cell office:value-type="float" office:value="263" calcext:value-type="float">
            <text:p>263</text:p>
          </table:table-cell>
          <table:table-cell table:formula="of:=IF(COUNTIF([.A92:.D92];[.A92])=3;[.A92];&quot;&quot;)">
            <text:p/>
          </table:table-cell>
          <table:table-cell table:formula="of:=IF(COUNTIF([.B92:.E92];[.B92])=3;[.B92];&quot;&quot;)">
            <text:p/>
          </table:table-cell>
          <table:table-cell table:formula="of:=IF(COUNTIF([.C92:.F92];[.C92])=3;[.C92];&quot;&quot;)">
            <text:p/>
          </table:table-cell>
          <table:table-cell table:formula="of:=IF(COUNTIF([.D92:.G92];[.D92])=3;[.D92];&quot;&quot;)">
            <text:p/>
          </table:table-cell>
          <table:table-cell table:formula="of:=IF(COUNTIF([.A92:.D92];[.A92])=3;&quot;&quot;;[.A92])" office:value-type="float" office:value="12" calcext:value-type="float">
            <text:p>12</text:p>
          </table:table-cell>
          <table:table-cell table:formula="of:=IF(COUNTIF([.B92:.E92];[.B92])=3;&quot;&quot;;[.B92])" office:value-type="float" office:value="949" calcext:value-type="float">
            <text:p>949</text:p>
          </table:table-cell>
          <table:table-cell table:formula="of:=IF(COUNTIF([.C92:.F92];[.C92])=3;&quot;&quot;;[.C92])" office:value-type="float" office:value="254" calcext:value-type="float">
            <text:p>254</text:p>
          </table:table-cell>
          <table:table-cell table:formula="of:=IF(COUNTIF([.D92:.G92];[.D92])=3;&quot;&quot;;[.D92])" office:value-type="float" office:value="263" calcext:value-type="float">
            <text:p>263</text:p>
          </table:table-cell>
          <table:table-cell table:style-name="ce5" table:formula="of:=IFERROR( IF( AND( COUNT([.E92:.H92])=3; MOD( AVERAGE([.E92:.H92]); 2)=1; MOD( AVERAGE([.I92:.L9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office:value-type="float" office:value="807" calcext:value-type="float">
            <text:p>807</text:p>
          </table:table-cell>
          <table:table-cell office:value-type="float" office:value="381" calcext:value-type="float">
            <text:p>381</text:p>
          </table:table-cell>
          <table:table-cell office:value-type="float" office:value="101" calcext:value-type="float">
            <text:p>101</text:p>
          </table:table-cell>
          <table:table-cell table:formula="of:=IF(COUNTIF([.A93:.D93];[.A93])=3;[.A93];&quot;&quot;)">
            <text:p/>
          </table:table-cell>
          <table:table-cell table:formula="of:=IF(COUNTIF([.B93:.E93];[.B93])=3;[.B93];&quot;&quot;)">
            <text:p/>
          </table:table-cell>
          <table:table-cell table:formula="of:=IF(COUNTIF([.C93:.F93];[.C93])=3;[.C93];&quot;&quot;)">
            <text:p/>
          </table:table-cell>
          <table:table-cell table:formula="of:=IF(COUNTIF([.D93:.G93];[.D93])=3;[.D93];&quot;&quot;)">
            <text:p/>
          </table:table-cell>
          <table:table-cell table:formula="of:=IF(COUNTIF([.A93:.D93];[.A93])=3;&quot;&quot;;[.A93])" office:value-type="float" office:value="290" calcext:value-type="float">
            <text:p>290</text:p>
          </table:table-cell>
          <table:table-cell table:formula="of:=IF(COUNTIF([.B93:.E93];[.B93])=3;&quot;&quot;;[.B93])" office:value-type="float" office:value="807" calcext:value-type="float">
            <text:p>807</text:p>
          </table:table-cell>
          <table:table-cell table:formula="of:=IF(COUNTIF([.C93:.F93];[.C93])=3;&quot;&quot;;[.C93])" office:value-type="float" office:value="381" calcext:value-type="float">
            <text:p>381</text:p>
          </table:table-cell>
          <table:table-cell table:formula="of:=IF(COUNTIF([.D93:.G93];[.D93])=3;&quot;&quot;;[.D93])" office:value-type="float" office:value="101" calcext:value-type="float">
            <text:p>101</text:p>
          </table:table-cell>
          <table:table-cell table:style-name="ce5" table:formula="of:=IFERROR( IF( AND( COUNT([.E93:.H93])=3; MOD( AVERAGE([.E93:.H93]); 2)=1; MOD( AVERAGE([.I93:.L9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3" calcext:value-type="float">
            <text:p>43</text:p>
          </table:table-cell>
          <table:table-cell office:value-type="float" office:value="738" calcext:value-type="float">
            <text:p>738</text:p>
          </table:table-cell>
          <table:table-cell office:value-type="float" office:value="14" calcext:value-type="float">
            <text:p>14</text:p>
          </table:table-cell>
          <table:table-cell table:formula="of:=IF(COUNTIF([.A94:.D94];[.A94])=3;[.A94];&quot;&quot;)">
            <text:p/>
          </table:table-cell>
          <table:table-cell table:formula="of:=IF(COUNTIF([.B94:.E94];[.B94])=3;[.B94];&quot;&quot;)">
            <text:p/>
          </table:table-cell>
          <table:table-cell table:formula="of:=IF(COUNTIF([.C94:.F94];[.C94])=3;[.C94];&quot;&quot;)">
            <text:p/>
          </table:table-cell>
          <table:table-cell table:formula="of:=IF(COUNTIF([.D94:.G94];[.D94])=3;[.D94];&quot;&quot;)">
            <text:p/>
          </table:table-cell>
          <table:table-cell table:formula="of:=IF(COUNTIF([.A94:.D94];[.A94])=3;&quot;&quot;;[.A94])" office:value-type="float" office:value="773" calcext:value-type="float">
            <text:p>773</text:p>
          </table:table-cell>
          <table:table-cell table:formula="of:=IF(COUNTIF([.B94:.E94];[.B94])=3;&quot;&quot;;[.B94])" office:value-type="float" office:value="43" calcext:value-type="float">
            <text:p>43</text:p>
          </table:table-cell>
          <table:table-cell table:formula="of:=IF(COUNTIF([.C94:.F94];[.C94])=3;&quot;&quot;;[.C94])" office:value-type="float" office:value="738" calcext:value-type="float">
            <text:p>738</text:p>
          </table:table-cell>
          <table:table-cell table:formula="of:=IF(COUNTIF([.D94:.G94];[.D94])=3;&quot;&quot;;[.D94])" office:value-type="float" office:value="14" calcext:value-type="float">
            <text:p>14</text:p>
          </table:table-cell>
          <table:table-cell table:style-name="ce5" table:formula="of:=IFERROR( IF( AND( COUNT([.E94:.H94])=3; MOD( AVERAGE([.E94:.H94]); 2)=1; MOD( AVERAGE([.I94:.L9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office:value-type="float" office:value="202" calcext:value-type="float">
            <text:p>202</text:p>
          </table:table-cell>
          <table:table-cell office:value-type="float" office:value="646" calcext:value-type="float">
            <text:p>646</text:p>
          </table:table-cell>
          <table:table-cell office:value-type="float" office:value="383" calcext:value-type="float">
            <text:p>383</text:p>
          </table:table-cell>
          <table:table-cell table:formula="of:=IF(COUNTIF([.A95:.D95];[.A95])=3;[.A95];&quot;&quot;)">
            <text:p/>
          </table:table-cell>
          <table:table-cell table:formula="of:=IF(COUNTIF([.B95:.E95];[.B95])=3;[.B95];&quot;&quot;)">
            <text:p/>
          </table:table-cell>
          <table:table-cell table:formula="of:=IF(COUNTIF([.C95:.F95];[.C95])=3;[.C95];&quot;&quot;)">
            <text:p/>
          </table:table-cell>
          <table:table-cell table:formula="of:=IF(COUNTIF([.D95:.G95];[.D95])=3;[.D95];&quot;&quot;)">
            <text:p/>
          </table:table-cell>
          <table:table-cell table:formula="of:=IF(COUNTIF([.A95:.D95];[.A95])=3;&quot;&quot;;[.A95])" office:value-type="float" office:value="530" calcext:value-type="float">
            <text:p>530</text:p>
          </table:table-cell>
          <table:table-cell table:formula="of:=IF(COUNTIF([.B95:.E95];[.B95])=3;&quot;&quot;;[.B95])" office:value-type="float" office:value="202" calcext:value-type="float">
            <text:p>202</text:p>
          </table:table-cell>
          <table:table-cell table:formula="of:=IF(COUNTIF([.C95:.F95];[.C95])=3;&quot;&quot;;[.C95])" office:value-type="float" office:value="646" calcext:value-type="float">
            <text:p>646</text:p>
          </table:table-cell>
          <table:table-cell table:formula="of:=IF(COUNTIF([.D95:.G95];[.D95])=3;&quot;&quot;;[.D95])" office:value-type="float" office:value="383" calcext:value-type="float">
            <text:p>383</text:p>
          </table:table-cell>
          <table:table-cell table:style-name="ce5" table:formula="of:=IFERROR( IF( AND( COUNT([.E95:.H95])=3; MOD( AVERAGE([.E95:.H95]); 2)=1; MOD( AVERAGE([.I95:.L9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1" calcext:value-type="float">
            <text:p>31</text:p>
          </table:table-cell>
          <table:table-cell office:value-type="float" office:value="674" calcext:value-type="float">
            <text:p>674</text:p>
          </table:table-cell>
          <table:table-cell office:value-type="float" office:value="935" calcext:value-type="float">
            <text:p>935</text:p>
          </table:table-cell>
          <table:table-cell table:formula="of:=IF(COUNTIF([.A96:.D96];[.A96])=3;[.A96];&quot;&quot;)">
            <text:p/>
          </table:table-cell>
          <table:table-cell table:formula="of:=IF(COUNTIF([.B96:.E96];[.B96])=3;[.B96];&quot;&quot;)">
            <text:p/>
          </table:table-cell>
          <table:table-cell table:formula="of:=IF(COUNTIF([.C96:.F96];[.C96])=3;[.C96];&quot;&quot;)">
            <text:p/>
          </table:table-cell>
          <table:table-cell table:formula="of:=IF(COUNTIF([.D96:.G96];[.D96])=3;[.D96];&quot;&quot;)">
            <text:p/>
          </table:table-cell>
          <table:table-cell table:formula="of:=IF(COUNTIF([.A96:.D96];[.A96])=3;&quot;&quot;;[.A96])" office:value-type="float" office:value="196" calcext:value-type="float">
            <text:p>196</text:p>
          </table:table-cell>
          <table:table-cell table:formula="of:=IF(COUNTIF([.B96:.E96];[.B96])=3;&quot;&quot;;[.B96])" office:value-type="float" office:value="31" calcext:value-type="float">
            <text:p>31</text:p>
          </table:table-cell>
          <table:table-cell table:formula="of:=IF(COUNTIF([.C96:.F96];[.C96])=3;&quot;&quot;;[.C96])" office:value-type="float" office:value="674" calcext:value-type="float">
            <text:p>674</text:p>
          </table:table-cell>
          <table:table-cell table:formula="of:=IF(COUNTIF([.D96:.G96];[.D96])=3;&quot;&quot;;[.D96])" office:value-type="float" office:value="935" calcext:value-type="float">
            <text:p>935</text:p>
          </table:table-cell>
          <table:table-cell table:style-name="ce5" table:formula="of:=IFERROR( IF( AND( COUNT([.E96:.H96])=3; MOD( AVERAGE([.E96:.H96]); 2)=1; MOD( AVERAGE([.I96:.L9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3" calcext:value-type="float">
            <text:p>73</text:p>
          </table:table-cell>
          <table:table-cell office:value-type="float" office:value="155" calcext:value-type="float">
            <text:p>155</text:p>
          </table:table-cell>
          <table:table-cell office:value-type="float" office:value="603" calcext:value-type="float">
            <text:p>603</text:p>
          </table:table-cell>
          <table:table-cell table:formula="of:=IF(COUNTIF([.A97:.D97];[.A97])=3;[.A97];&quot;&quot;)">
            <text:p/>
          </table:table-cell>
          <table:table-cell table:formula="of:=IF(COUNTIF([.B97:.E97];[.B97])=3;[.B97];&quot;&quot;)">
            <text:p/>
          </table:table-cell>
          <table:table-cell table:formula="of:=IF(COUNTIF([.C97:.F97];[.C97])=3;[.C97];&quot;&quot;)">
            <text:p/>
          </table:table-cell>
          <table:table-cell table:formula="of:=IF(COUNTIF([.D97:.G97];[.D97])=3;[.D97];&quot;&quot;)">
            <text:p/>
          </table:table-cell>
          <table:table-cell table:formula="of:=IF(COUNTIF([.A97:.D97];[.A97])=3;&quot;&quot;;[.A97])" office:value-type="float" office:value="840" calcext:value-type="float">
            <text:p>840</text:p>
          </table:table-cell>
          <table:table-cell table:formula="of:=IF(COUNTIF([.B97:.E97];[.B97])=3;&quot;&quot;;[.B97])" office:value-type="float" office:value="73" calcext:value-type="float">
            <text:p>73</text:p>
          </table:table-cell>
          <table:table-cell table:formula="of:=IF(COUNTIF([.C97:.F97];[.C97])=3;&quot;&quot;;[.C97])" office:value-type="float" office:value="155" calcext:value-type="float">
            <text:p>155</text:p>
          </table:table-cell>
          <table:table-cell table:formula="of:=IF(COUNTIF([.D97:.G97];[.D97])=3;&quot;&quot;;[.D97])" office:value-type="float" office:value="603" calcext:value-type="float">
            <text:p>603</text:p>
          </table:table-cell>
          <table:table-cell table:style-name="ce5" table:formula="of:=IFERROR( IF( AND( COUNT([.E97:.H97])=3; MOD( AVERAGE([.E97:.H97]); 2)=1; MOD( AVERAGE([.I97:.L9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396" calcext:value-type="float">
            <text:p>396</text:p>
          </table:table-cell>
          <table:table-cell table:formula="of:=IF(COUNTIF([.A98:.D98];[.A98])=3;[.A98];&quot;&quot;)">
            <text:p/>
          </table:table-cell>
          <table:table-cell table:formula="of:=IF(COUNTIF([.B98:.E98];[.B98])=3;[.B98];&quot;&quot;)">
            <text:p/>
          </table:table-cell>
          <table:table-cell table:formula="of:=IF(COUNTIF([.C98:.F98];[.C98])=3;[.C98];&quot;&quot;)">
            <text:p/>
          </table:table-cell>
          <table:table-cell table:formula="of:=IF(COUNTIF([.D98:.G98];[.D98])=3;[.D98];&quot;&quot;)">
            <text:p/>
          </table:table-cell>
          <table:table-cell table:formula="of:=IF(COUNTIF([.A98:.D98];[.A98])=3;&quot;&quot;;[.A98])" office:value-type="float" office:value="396" calcext:value-type="float">
            <text:p>396</text:p>
          </table:table-cell>
          <table:table-cell table:formula="of:=IF(COUNTIF([.B98:.E98];[.B98])=3;&quot;&quot;;[.B98])" office:value-type="float" office:value="450" calcext:value-type="float">
            <text:p>450</text:p>
          </table:table-cell>
          <table:table-cell table:formula="of:=IF(COUNTIF([.C98:.F98];[.C98])=3;&quot;&quot;;[.C98])" office:value-type="float" office:value="450" calcext:value-type="float">
            <text:p>450</text:p>
          </table:table-cell>
          <table:table-cell table:formula="of:=IF(COUNTIF([.D98:.G98];[.D98])=3;&quot;&quot;;[.D98])" office:value-type="float" office:value="396" calcext:value-type="float">
            <text:p>396</text:p>
          </table:table-cell>
          <table:table-cell table:style-name="ce5" table:formula="of:=IFERROR( IF( AND( COUNT([.E98:.H98])=3; MOD( AVERAGE([.E98:.H98]); 2)=1; MOD( AVERAGE([.I98:.L9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6" calcext:value-type="float">
            <text:p>286</text:p>
          </table:table-cell>
          <table:table-cell office:value-type="float" office:value="823" calcext:value-type="float">
            <text:p>823</text:p>
          </table:table-cell>
          <table:table-cell office:value-type="float" office:value="79" calcext:value-type="float">
            <text:p>79</text:p>
          </table:table-cell>
          <table:table-cell table:formula="of:=IF(COUNTIF([.A99:.D99];[.A99])=3;[.A99];&quot;&quot;)">
            <text:p/>
          </table:table-cell>
          <table:table-cell table:formula="of:=IF(COUNTIF([.B99:.E99];[.B99])=3;[.B99];&quot;&quot;)">
            <text:p/>
          </table:table-cell>
          <table:table-cell table:formula="of:=IF(COUNTIF([.C99:.F99];[.C99])=3;[.C99];&quot;&quot;)">
            <text:p/>
          </table:table-cell>
          <table:table-cell table:formula="of:=IF(COUNTIF([.D99:.G99];[.D99])=3;[.D99];&quot;&quot;)">
            <text:p/>
          </table:table-cell>
          <table:table-cell table:formula="of:=IF(COUNTIF([.A99:.D99];[.A99])=3;&quot;&quot;;[.A99])" office:value-type="float" office:value="100" calcext:value-type="float">
            <text:p>100</text:p>
          </table:table-cell>
          <table:table-cell table:formula="of:=IF(COUNTIF([.B99:.E99];[.B99])=3;&quot;&quot;;[.B99])" office:value-type="float" office:value="286" calcext:value-type="float">
            <text:p>286</text:p>
          </table:table-cell>
          <table:table-cell table:formula="of:=IF(COUNTIF([.C99:.F99];[.C99])=3;&quot;&quot;;[.C99])" office:value-type="float" office:value="823" calcext:value-type="float">
            <text:p>823</text:p>
          </table:table-cell>
          <table:table-cell table:formula="of:=IF(COUNTIF([.D99:.G99];[.D99])=3;&quot;&quot;;[.D99])" office:value-type="float" office:value="79" calcext:value-type="float">
            <text:p>79</text:p>
          </table:table-cell>
          <table:table-cell table:style-name="ce5" table:formula="of:=IFERROR( IF( AND( COUNT([.E99:.H99])=3; MOD( AVERAGE([.E99:.H99]); 2)=1; MOD( AVERAGE([.I99:.L9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office:value-type="float" office:value="567" calcext:value-type="float">
            <text:p>567</text:p>
          </table:table-cell>
          <table:table-cell office:value-type="float" office:value="497" calcext:value-type="float">
            <text:p>497</text:p>
          </table:table-cell>
          <table:table-cell office:value-type="float" office:value="284" calcext:value-type="float">
            <text:p>284</text:p>
          </table:table-cell>
          <table:table-cell table:formula="of:=IF(COUNTIF([.A100:.D100];[.A100])=3;[.A100];&quot;&quot;)">
            <text:p/>
          </table:table-cell>
          <table:table-cell table:formula="of:=IF(COUNTIF([.B100:.E100];[.B100])=3;[.B100];&quot;&quot;)">
            <text:p/>
          </table:table-cell>
          <table:table-cell table:formula="of:=IF(COUNTIF([.C100:.F100];[.C100])=3;[.C100];&quot;&quot;)">
            <text:p/>
          </table:table-cell>
          <table:table-cell table:formula="of:=IF(COUNTIF([.D100:.G100];[.D100])=3;[.D100];&quot;&quot;)">
            <text:p/>
          </table:table-cell>
          <table:table-cell table:formula="of:=IF(COUNTIF([.A100:.D100];[.A100])=3;&quot;&quot;;[.A100])" office:value-type="float" office:value="627" calcext:value-type="float">
            <text:p>627</text:p>
          </table:table-cell>
          <table:table-cell table:formula="of:=IF(COUNTIF([.B100:.E100];[.B100])=3;&quot;&quot;;[.B100])" office:value-type="float" office:value="567" calcext:value-type="float">
            <text:p>567</text:p>
          </table:table-cell>
          <table:table-cell table:formula="of:=IF(COUNTIF([.C100:.F100];[.C100])=3;&quot;&quot;;[.C100])" office:value-type="float" office:value="497" calcext:value-type="float">
            <text:p>497</text:p>
          </table:table-cell>
          <table:table-cell table:formula="of:=IF(COUNTIF([.D100:.G100];[.D100])=3;&quot;&quot;;[.D100])" office:value-type="float" office:value="284" calcext:value-type="float">
            <text:p>284</text:p>
          </table:table-cell>
          <table:table-cell table:style-name="ce5" table:formula="of:=IFERROR( IF( AND( COUNT([.E100:.H100])=3; MOD( AVERAGE([.E100:.H100]); 2)=1; MOD( AVERAGE([.I100:.L10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24" calcext:value-type="float">
            <text:p>824</text:p>
          </table:table-cell>
          <table:table-cell office:value-type="float" office:value="666" calcext:value-type="float">
            <text:p>666</text:p>
          </table:table-cell>
          <table:table-cell office:value-type="float" office:value="289" calcext:value-type="float">
            <text:p>289</text:p>
          </table:table-cell>
          <table:table-cell office:value-type="float" office:value="126" calcext:value-type="float">
            <text:p>126</text:p>
          </table:table-cell>
          <table:table-cell table:formula="of:=IF(COUNTIF([.A101:.D101];[.A101])=3;[.A101];&quot;&quot;)">
            <text:p/>
          </table:table-cell>
          <table:table-cell table:formula="of:=IF(COUNTIF([.B101:.E101];[.B101])=3;[.B101];&quot;&quot;)">
            <text:p/>
          </table:table-cell>
          <table:table-cell table:formula="of:=IF(COUNTIF([.C101:.F101];[.C101])=3;[.C101];&quot;&quot;)">
            <text:p/>
          </table:table-cell>
          <table:table-cell table:formula="of:=IF(COUNTIF([.D101:.G101];[.D101])=3;[.D101];&quot;&quot;)">
            <text:p/>
          </table:table-cell>
          <table:table-cell table:formula="of:=IF(COUNTIF([.A101:.D101];[.A101])=3;&quot;&quot;;[.A101])" office:value-type="float" office:value="824" calcext:value-type="float">
            <text:p>824</text:p>
          </table:table-cell>
          <table:table-cell table:formula="of:=IF(COUNTIF([.B101:.E101];[.B101])=3;&quot;&quot;;[.B101])" office:value-type="float" office:value="666" calcext:value-type="float">
            <text:p>666</text:p>
          </table:table-cell>
          <table:table-cell table:formula="of:=IF(COUNTIF([.C101:.F101];[.C101])=3;&quot;&quot;;[.C101])" office:value-type="float" office:value="289" calcext:value-type="float">
            <text:p>289</text:p>
          </table:table-cell>
          <table:table-cell table:formula="of:=IF(COUNTIF([.D101:.G101];[.D101])=3;&quot;&quot;;[.D101])" office:value-type="float" office:value="126" calcext:value-type="float">
            <text:p>126</text:p>
          </table:table-cell>
          <table:table-cell table:style-name="ce5" table:formula="of:=IFERROR( IF( AND( COUNT([.E101:.H101])=3; MOD( AVERAGE([.E101:.H101]); 2)=1; MOD( AVERAGE([.I101:.L10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number-columns-repeated="2" office:value-type="float" office:value="613" calcext:value-type="float">
            <text:p>613</text:p>
          </table:table-cell>
          <table:table-cell office:value-type="float" office:value="221" calcext:value-type="float">
            <text:p>221</text:p>
          </table:table-cell>
          <table:table-cell table:formula="of:=IF(COUNTIF([.A102:.D102];[.A102])=3;[.A102];&quot;&quot;)">
            <text:p/>
          </table:table-cell>
          <table:table-cell table:formula="of:=IF(COUNTIF([.B102:.E102];[.B102])=3;[.B102];&quot;&quot;)">
            <text:p/>
          </table:table-cell>
          <table:table-cell table:formula="of:=IF(COUNTIF([.C102:.F102];[.C102])=3;[.C102];&quot;&quot;)">
            <text:p/>
          </table:table-cell>
          <table:table-cell table:formula="of:=IF(COUNTIF([.D102:.G102];[.D102])=3;[.D102];&quot;&quot;)">
            <text:p/>
          </table:table-cell>
          <table:table-cell table:formula="of:=IF(COUNTIF([.A102:.D102];[.A102])=3;&quot;&quot;;[.A102])" office:value-type="float" office:value="221" calcext:value-type="float">
            <text:p>221</text:p>
          </table:table-cell>
          <table:table-cell table:formula="of:=IF(COUNTIF([.B102:.E102];[.B102])=3;&quot;&quot;;[.B102])" office:value-type="float" office:value="613" calcext:value-type="float">
            <text:p>613</text:p>
          </table:table-cell>
          <table:table-cell table:formula="of:=IF(COUNTIF([.C102:.F102];[.C102])=3;&quot;&quot;;[.C102])" office:value-type="float" office:value="613" calcext:value-type="float">
            <text:p>613</text:p>
          </table:table-cell>
          <table:table-cell table:formula="of:=IF(COUNTIF([.D102:.G102];[.D102])=3;&quot;&quot;;[.D102])" office:value-type="float" office:value="221" calcext:value-type="float">
            <text:p>221</text:p>
          </table:table-cell>
          <table:table-cell table:style-name="ce5" table:formula="of:=IFERROR( IF( AND( COUNT([.E102:.H102])=3; MOD( AVERAGE([.E102:.H102]); 2)=1; MOD( AVERAGE([.I102:.L10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85" calcext:value-type="float">
            <text:p>685</text:p>
          </table:table-cell>
          <table:table-cell office:value-type="float" office:value="154" calcext:value-type="float">
            <text:p>154</text:p>
          </table:table-cell>
          <table:table-cell office:value-type="float" office:value="732" calcext:value-type="float">
            <text:p>732</text:p>
          </table:table-cell>
          <table:table-cell office:value-type="float" office:value="234" calcext:value-type="float">
            <text:p>234</text:p>
          </table:table-cell>
          <table:table-cell table:formula="of:=IF(COUNTIF([.A103:.D103];[.A103])=3;[.A103];&quot;&quot;)">
            <text:p/>
          </table:table-cell>
          <table:table-cell table:formula="of:=IF(COUNTIF([.B103:.E103];[.B103])=3;[.B103];&quot;&quot;)">
            <text:p/>
          </table:table-cell>
          <table:table-cell table:formula="of:=IF(COUNTIF([.C103:.F103];[.C103])=3;[.C103];&quot;&quot;)">
            <text:p/>
          </table:table-cell>
          <table:table-cell table:formula="of:=IF(COUNTIF([.D103:.G103];[.D103])=3;[.D103];&quot;&quot;)">
            <text:p/>
          </table:table-cell>
          <table:table-cell table:formula="of:=IF(COUNTIF([.A103:.D103];[.A103])=3;&quot;&quot;;[.A103])" office:value-type="float" office:value="685" calcext:value-type="float">
            <text:p>685</text:p>
          </table:table-cell>
          <table:table-cell table:formula="of:=IF(COUNTIF([.B103:.E103];[.B103])=3;&quot;&quot;;[.B103])" office:value-type="float" office:value="154" calcext:value-type="float">
            <text:p>154</text:p>
          </table:table-cell>
          <table:table-cell table:formula="of:=IF(COUNTIF([.C103:.F103];[.C103])=3;&quot;&quot;;[.C103])" office:value-type="float" office:value="732" calcext:value-type="float">
            <text:p>732</text:p>
          </table:table-cell>
          <table:table-cell table:formula="of:=IF(COUNTIF([.D103:.G103];[.D103])=3;&quot;&quot;;[.D103])" office:value-type="float" office:value="234" calcext:value-type="float">
            <text:p>234</text:p>
          </table:table-cell>
          <table:table-cell table:style-name="ce5" table:formula="of:=IFERROR( IF( AND( COUNT([.E103:.H103])=3; MOD( AVERAGE([.E103:.H103]); 2)=1; MOD( AVERAGE([.I103:.L10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office:value-type="float" office:value="975" calcext:value-type="float">
            <text:p>975</text:p>
          </table:table-cell>
          <table:table-cell office:value-type="float" office:value="129" calcext:value-type="float">
            <text:p>129</text:p>
          </table:table-cell>
          <table:table-cell office:value-type="float" office:value="344" calcext:value-type="float">
            <text:p>344</text:p>
          </table:table-cell>
          <table:table-cell table:formula="of:=IF(COUNTIF([.A104:.D104];[.A104])=3;[.A104];&quot;&quot;)">
            <text:p/>
          </table:table-cell>
          <table:table-cell table:formula="of:=IF(COUNTIF([.B104:.E104];[.B104])=3;[.B104];&quot;&quot;)">
            <text:p/>
          </table:table-cell>
          <table:table-cell table:formula="of:=IF(COUNTIF([.C104:.F104];[.C104])=3;[.C104];&quot;&quot;)">
            <text:p/>
          </table:table-cell>
          <table:table-cell table:formula="of:=IF(COUNTIF([.D104:.G104];[.D104])=3;[.D104];&quot;&quot;)">
            <text:p/>
          </table:table-cell>
          <table:table-cell table:formula="of:=IF(COUNTIF([.A104:.D104];[.A104])=3;&quot;&quot;;[.A104])" office:value-type="float" office:value="477" calcext:value-type="float">
            <text:p>477</text:p>
          </table:table-cell>
          <table:table-cell table:formula="of:=IF(COUNTIF([.B104:.E104];[.B104])=3;&quot;&quot;;[.B104])" office:value-type="float" office:value="975" calcext:value-type="float">
            <text:p>975</text:p>
          </table:table-cell>
          <table:table-cell table:formula="of:=IF(COUNTIF([.C104:.F104];[.C104])=3;&quot;&quot;;[.C104])" office:value-type="float" office:value="129" calcext:value-type="float">
            <text:p>129</text:p>
          </table:table-cell>
          <table:table-cell table:formula="of:=IF(COUNTIF([.D104:.G104];[.D104])=3;&quot;&quot;;[.D104])" office:value-type="float" office:value="344" calcext:value-type="float">
            <text:p>344</text:p>
          </table:table-cell>
          <table:table-cell table:style-name="ce5" table:formula="of:=IFERROR( IF( AND( COUNT([.E104:.H104])=3; MOD( AVERAGE([.E104:.H104]); 2)=1; MOD( AVERAGE([.I104:.L10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71" calcext:value-type="float">
            <text:p>771</text:p>
          </table:table-cell>
          <table:table-cell office:value-type="float" office:value="445" calcext:value-type="float">
            <text:p>445</text:p>
          </table:table-cell>
          <table:table-cell office:value-type="float" office:value="55" calcext:value-type="float">
            <text:p>55</text:p>
          </table:table-cell>
          <table:table-cell table:formula="of:=IF(COUNTIF([.A105:.D105];[.A105])=3;[.A105];&quot;&quot;)">
            <text:p/>
          </table:table-cell>
          <table:table-cell table:formula="of:=IF(COUNTIF([.B105:.E105];[.B105])=3;[.B105];&quot;&quot;)">
            <text:p/>
          </table:table-cell>
          <table:table-cell table:formula="of:=IF(COUNTIF([.C105:.F105];[.C105])=3;[.C105];&quot;&quot;)">
            <text:p/>
          </table:table-cell>
          <table:table-cell table:formula="of:=IF(COUNTIF([.D105:.G105];[.D105])=3;[.D105];&quot;&quot;)">
            <text:p/>
          </table:table-cell>
          <table:table-cell table:formula="of:=IF(COUNTIF([.A105:.D105];[.A105])=3;&quot;&quot;;[.A105])" office:value-type="float" office:value="864" calcext:value-type="float">
            <text:p>864</text:p>
          </table:table-cell>
          <table:table-cell table:formula="of:=IF(COUNTIF([.B105:.E105];[.B105])=3;&quot;&quot;;[.B105])" office:value-type="float" office:value="771" calcext:value-type="float">
            <text:p>771</text:p>
          </table:table-cell>
          <table:table-cell table:formula="of:=IF(COUNTIF([.C105:.F105];[.C105])=3;&quot;&quot;;[.C105])" office:value-type="float" office:value="445" calcext:value-type="float">
            <text:p>445</text:p>
          </table:table-cell>
          <table:table-cell table:formula="of:=IF(COUNTIF([.D105:.G105];[.D105])=3;&quot;&quot;;[.D105])" office:value-type="float" office:value="55" calcext:value-type="float">
            <text:p>55</text:p>
          </table:table-cell>
          <table:table-cell table:style-name="ce5" table:formula="of:=IFERROR( IF( AND( COUNT([.E105:.H105])=3; MOD( AVERAGE([.E105:.H105]); 2)=1; MOD( AVERAGE([.I105:.L10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office:value-type="float" office:value="812" calcext:value-type="float">
            <text:p>812</text:p>
          </table:table-cell>
          <table:table-cell office:value-type="float" office:value="637" calcext:value-type="float">
            <text:p>637</text:p>
          </table:table-cell>
          <table:table-cell office:value-type="float" office:value="322" calcext:value-type="float">
            <text:p>322</text:p>
          </table:table-cell>
          <table:table-cell table:formula="of:=IF(COUNTIF([.A106:.D106];[.A106])=3;[.A106];&quot;&quot;)">
            <text:p/>
          </table:table-cell>
          <table:table-cell table:formula="of:=IF(COUNTIF([.B106:.E106];[.B106])=3;[.B106];&quot;&quot;)">
            <text:p/>
          </table:table-cell>
          <table:table-cell table:formula="of:=IF(COUNTIF([.C106:.F106];[.C106])=3;[.C106];&quot;&quot;)">
            <text:p/>
          </table:table-cell>
          <table:table-cell table:formula="of:=IF(COUNTIF([.D106:.G106];[.D106])=3;[.D106];&quot;&quot;)">
            <text:p/>
          </table:table-cell>
          <table:table-cell table:formula="of:=IF(COUNTIF([.A106:.D106];[.A106])=3;&quot;&quot;;[.A106])" office:value-type="float" office:value="107" calcext:value-type="float">
            <text:p>107</text:p>
          </table:table-cell>
          <table:table-cell table:formula="of:=IF(COUNTIF([.B106:.E106];[.B106])=3;&quot;&quot;;[.B106])" office:value-type="float" office:value="812" calcext:value-type="float">
            <text:p>812</text:p>
          </table:table-cell>
          <table:table-cell table:formula="of:=IF(COUNTIF([.C106:.F106];[.C106])=3;&quot;&quot;;[.C106])" office:value-type="float" office:value="637" calcext:value-type="float">
            <text:p>637</text:p>
          </table:table-cell>
          <table:table-cell table:formula="of:=IF(COUNTIF([.D106:.G106];[.D106])=3;&quot;&quot;;[.D106])" office:value-type="float" office:value="322" calcext:value-type="float">
            <text:p>322</text:p>
          </table:table-cell>
          <table:table-cell table:style-name="ce5" table:formula="of:=IFERROR( IF( AND( COUNT([.E106:.H106])=3; MOD( AVERAGE([.E106:.H106]); 2)=1; MOD( AVERAGE([.I106:.L10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office:value-type="float" office:value="953" calcext:value-type="float">
            <text:p>953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table:formula="of:=IF(COUNTIF([.A107:.D107];[.A107])=3;[.A107];&quot;&quot;)">
            <text:p/>
          </table:table-cell>
          <table:table-cell table:formula="of:=IF(COUNTIF([.B107:.E107];[.B107])=3;[.B107];&quot;&quot;)">
            <text:p/>
          </table:table-cell>
          <table:table-cell table:formula="of:=IF(COUNTIF([.C107:.F107];[.C107])=3;[.C107];&quot;&quot;)">
            <text:p/>
          </table:table-cell>
          <table:table-cell table:formula="of:=IF(COUNTIF([.D107:.G107];[.D107])=3;[.D107];&quot;&quot;)">
            <text:p/>
          </table:table-cell>
          <table:table-cell table:formula="of:=IF(COUNTIF([.A107:.D107];[.A107])=3;&quot;&quot;;[.A107])" office:value-type="float" office:value="572" calcext:value-type="float">
            <text:p>572</text:p>
          </table:table-cell>
          <table:table-cell table:formula="of:=IF(COUNTIF([.B107:.E107];[.B107])=3;&quot;&quot;;[.B107])" office:value-type="float" office:value="953" calcext:value-type="float">
            <text:p>953</text:p>
          </table:table-cell>
          <table:table-cell table:formula="of:=IF(COUNTIF([.C107:.F107];[.C107])=3;&quot;&quot;;[.C107])" office:value-type="float" office:value="177" calcext:value-type="float">
            <text:p>177</text:p>
          </table:table-cell>
          <table:table-cell table:formula="of:=IF(COUNTIF([.D107:.G107];[.D107])=3;&quot;&quot;;[.D107])" office:value-type="float" office:value="179" calcext:value-type="float">
            <text:p>179</text:p>
          </table:table-cell>
          <table:table-cell table:style-name="ce5" table:formula="of:=IFERROR( IF( AND( COUNT([.E107:.H107])=3; MOD( AVERAGE([.E107:.H107]); 2)=1; MOD( AVERAGE([.I107:.L10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1" calcext:value-type="float">
            <text:p>21</text:p>
          </table:table-cell>
          <table:table-cell office:value-type="float" office:value="332" calcext:value-type="float">
            <text:p>332</text:p>
          </table:table-cell>
          <table:table-cell office:value-type="float" office:value="21" calcext:value-type="float">
            <text:p>21</text:p>
          </table:table-cell>
          <table:table-cell table:formula="of:=IF(COUNTIF([.A108:.D108];[.A108])=3;[.A108];&quot;&quot;)">
            <text:p/>
          </table:table-cell>
          <table:table-cell table:formula="of:=IF(COUNTIF([.B108:.E108];[.B108])=3;[.B108];&quot;&quot;)">
            <text:p/>
          </table:table-cell>
          <table:table-cell table:formula="of:=IF(COUNTIF([.C108:.F108];[.C108])=3;[.C108];&quot;&quot;)">
            <text:p/>
          </table:table-cell>
          <table:table-cell table:formula="of:=IF(COUNTIF([.D108:.G108];[.D108])=3;[.D108];&quot;&quot;)">
            <text:p/>
          </table:table-cell>
          <table:table-cell table:formula="of:=IF(COUNTIF([.A108:.D108];[.A108])=3;&quot;&quot;;[.A108])" office:value-type="float" office:value="923" calcext:value-type="float">
            <text:p>923</text:p>
          </table:table-cell>
          <table:table-cell table:formula="of:=IF(COUNTIF([.B108:.E108];[.B108])=3;&quot;&quot;;[.B108])" office:value-type="float" office:value="21" calcext:value-type="float">
            <text:p>21</text:p>
          </table:table-cell>
          <table:table-cell table:formula="of:=IF(COUNTIF([.C108:.F108];[.C108])=3;&quot;&quot;;[.C108])" office:value-type="float" office:value="332" calcext:value-type="float">
            <text:p>332</text:p>
          </table:table-cell>
          <table:table-cell table:formula="of:=IF(COUNTIF([.D108:.G108];[.D108])=3;&quot;&quot;;[.D108])" office:value-type="float" office:value="21" calcext:value-type="float">
            <text:p>21</text:p>
          </table:table-cell>
          <table:table-cell table:style-name="ce5" table:formula="of:=IFERROR( IF( AND( COUNT([.E108:.H108])=3; MOD( AVERAGE([.E108:.H108]); 2)=1; MOD( AVERAGE([.I108:.L10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5" calcext:value-type="float">
            <text:p>35</text:p>
          </table:table-cell>
          <table:table-cell office:value-type="float" office:value="278" calcext:value-type="float">
            <text:p>278</text:p>
          </table:table-cell>
          <table:table-cell office:value-type="float" office:value="195" calcext:value-type="float">
            <text:p>195</text:p>
          </table:table-cell>
          <table:table-cell table:formula="of:=IF(COUNTIF([.A109:.D109];[.A109])=3;[.A109];&quot;&quot;)">
            <text:p/>
          </table:table-cell>
          <table:table-cell table:formula="of:=IF(COUNTIF([.B109:.E109];[.B109])=3;[.B109];&quot;&quot;)">
            <text:p/>
          </table:table-cell>
          <table:table-cell table:formula="of:=IF(COUNTIF([.C109:.F109];[.C109])=3;[.C109];&quot;&quot;)">
            <text:p/>
          </table:table-cell>
          <table:table-cell table:formula="of:=IF(COUNTIF([.D109:.G109];[.D109])=3;[.D109];&quot;&quot;)">
            <text:p/>
          </table:table-cell>
          <table:table-cell table:formula="of:=IF(COUNTIF([.A109:.D109];[.A109])=3;&quot;&quot;;[.A109])" office:value-type="float" office:value="964" calcext:value-type="float">
            <text:p>964</text:p>
          </table:table-cell>
          <table:table-cell table:formula="of:=IF(COUNTIF([.B109:.E109];[.B109])=3;&quot;&quot;;[.B109])" office:value-type="float" office:value="35" calcext:value-type="float">
            <text:p>35</text:p>
          </table:table-cell>
          <table:table-cell table:formula="of:=IF(COUNTIF([.C109:.F109];[.C109])=3;&quot;&quot;;[.C109])" office:value-type="float" office:value="278" calcext:value-type="float">
            <text:p>278</text:p>
          </table:table-cell>
          <table:table-cell table:formula="of:=IF(COUNTIF([.D109:.G109];[.D109])=3;&quot;&quot;;[.D109])" office:value-type="float" office:value="195" calcext:value-type="float">
            <text:p>195</text:p>
          </table:table-cell>
          <table:table-cell table:style-name="ce5" table:formula="of:=IFERROR( IF( AND( COUNT([.E109:.H109])=3; MOD( AVERAGE([.E109:.H109]); 2)=1; MOD( AVERAGE([.I109:.L10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877" calcext:value-type="float">
            <text:p>877</text:p>
          </table:table-cell>
          <table:table-cell table:formula="of:=IF(COUNTIF([.A110:.D110];[.A110])=3;[.A110];&quot;&quot;)">
            <text:p/>
          </table:table-cell>
          <table:table-cell table:formula="of:=IF(COUNTIF([.B110:.E110];[.B110])=3;[.B110];&quot;&quot;)">
            <text:p/>
          </table:table-cell>
          <table:table-cell table:formula="of:=IF(COUNTIF([.C110:.F110];[.C110])=3;[.C110];&quot;&quot;)">
            <text:p/>
          </table:table-cell>
          <table:table-cell table:formula="of:=IF(COUNTIF([.D110:.G110];[.D110])=3;[.D110];&quot;&quot;)">
            <text:p/>
          </table:table-cell>
          <table:table-cell table:formula="of:=IF(COUNTIF([.A110:.D110];[.A110])=3;&quot;&quot;;[.A110])" office:value-type="float" office:value="16" calcext:value-type="float">
            <text:p>16</text:p>
          </table:table-cell>
          <table:table-cell table:formula="of:=IF(COUNTIF([.B110:.E110];[.B110])=3;&quot;&quot;;[.B110])" office:value-type="float" office:value="46" calcext:value-type="float">
            <text:p>46</text:p>
          </table:table-cell>
          <table:table-cell table:formula="of:=IF(COUNTIF([.C110:.F110];[.C110])=3;&quot;&quot;;[.C110])" office:value-type="float" office:value="11" calcext:value-type="float">
            <text:p>11</text:p>
          </table:table-cell>
          <table:table-cell table:formula="of:=IF(COUNTIF([.D110:.G110];[.D110])=3;&quot;&quot;;[.D110])" office:value-type="float" office:value="877" calcext:value-type="float">
            <text:p>877</text:p>
          </table:table-cell>
          <table:table-cell table:style-name="ce5" table:formula="of:=IFERROR( IF( AND( COUNT([.E110:.H110])=3; MOD( AVERAGE([.E110:.H110]); 2)=1; MOD( AVERAGE([.I110:.L11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89" calcext:value-type="float">
            <text:p>989</text:p>
          </table:table-cell>
          <table:table-cell office:value-type="float" office:value="312" calcext:value-type="float">
            <text:p>312</text:p>
          </table:table-cell>
          <table:table-cell office:value-type="float" office:value="669" calcext:value-type="float">
            <text:p>669</text:p>
          </table:table-cell>
          <table:table-cell office:value-type="float" office:value="543" calcext:value-type="float">
            <text:p>543</text:p>
          </table:table-cell>
          <table:table-cell table:formula="of:=IF(COUNTIF([.A111:.D111];[.A111])=3;[.A111];&quot;&quot;)">
            <text:p/>
          </table:table-cell>
          <table:table-cell table:formula="of:=IF(COUNTIF([.B111:.E111];[.B111])=3;[.B111];&quot;&quot;)">
            <text:p/>
          </table:table-cell>
          <table:table-cell table:formula="of:=IF(COUNTIF([.C111:.F111];[.C111])=3;[.C111];&quot;&quot;)">
            <text:p/>
          </table:table-cell>
          <table:table-cell table:formula="of:=IF(COUNTIF([.D111:.G111];[.D111])=3;[.D111];&quot;&quot;)">
            <text:p/>
          </table:table-cell>
          <table:table-cell table:formula="of:=IF(COUNTIF([.A111:.D111];[.A111])=3;&quot;&quot;;[.A111])" office:value-type="float" office:value="989" calcext:value-type="float">
            <text:p>989</text:p>
          </table:table-cell>
          <table:table-cell table:formula="of:=IF(COUNTIF([.B111:.E111];[.B111])=3;&quot;&quot;;[.B111])" office:value-type="float" office:value="312" calcext:value-type="float">
            <text:p>312</text:p>
          </table:table-cell>
          <table:table-cell table:formula="of:=IF(COUNTIF([.C111:.F111];[.C111])=3;&quot;&quot;;[.C111])" office:value-type="float" office:value="669" calcext:value-type="float">
            <text:p>669</text:p>
          </table:table-cell>
          <table:table-cell table:formula="of:=IF(COUNTIF([.D111:.G111];[.D111])=3;&quot;&quot;;[.D111])" office:value-type="float" office:value="543" calcext:value-type="float">
            <text:p>543</text:p>
          </table:table-cell>
          <table:table-cell table:style-name="ce5" table:formula="of:=IFERROR( IF( AND( COUNT([.E111:.H111])=3; MOD( AVERAGE([.E111:.H111]); 2)=1; MOD( AVERAGE([.I111:.L11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498" calcext:value-type="float">
            <text:p>498</text:p>
          </table:table-cell>
          <table:table-cell table:formula="of:=IF(COUNTIF([.A112:.D112];[.A112])=3;[.A112];&quot;&quot;)">
            <text:p/>
          </table:table-cell>
          <table:table-cell table:formula="of:=IF(COUNTIF([.B112:.E112];[.B112])=3;[.B112];&quot;&quot;)">
            <text:p/>
          </table:table-cell>
          <table:table-cell table:formula="of:=IF(COUNTIF([.C112:.F112];[.C112])=3;[.C112];&quot;&quot;)">
            <text:p/>
          </table:table-cell>
          <table:table-cell table:formula="of:=IF(COUNTIF([.D112:.G112];[.D112])=3;[.D112];&quot;&quot;)">
            <text:p/>
          </table:table-cell>
          <table:table-cell table:formula="of:=IF(COUNTIF([.A112:.D112];[.A112])=3;&quot;&quot;;[.A112])" office:value-type="float" office:value="508" calcext:value-type="float">
            <text:p>508</text:p>
          </table:table-cell>
          <table:table-cell table:formula="of:=IF(COUNTIF([.B112:.E112];[.B112])=3;&quot;&quot;;[.B112])" office:value-type="float" office:value="232" calcext:value-type="float">
            <text:p>232</text:p>
          </table:table-cell>
          <table:table-cell table:formula="of:=IF(COUNTIF([.C112:.F112];[.C112])=3;&quot;&quot;;[.C112])" office:value-type="float" office:value="498" calcext:value-type="float">
            <text:p>498</text:p>
          </table:table-cell>
          <table:table-cell table:formula="of:=IF(COUNTIF([.D112:.G112];[.D112])=3;&quot;&quot;;[.D112])" office:value-type="float" office:value="498" calcext:value-type="float">
            <text:p>498</text:p>
          </table:table-cell>
          <table:table-cell table:style-name="ce5" table:formula="of:=IFERROR( IF( AND( COUNT([.E112:.H112])=3; MOD( AVERAGE([.E112:.H112]); 2)=1; MOD( AVERAGE([.I112:.L11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office:value-type="float" office:value="145" calcext:value-type="float">
            <text:p>145</text:p>
          </table:table-cell>
          <table:table-cell office:value-type="float" office:value="484" calcext:value-type="float">
            <text:p>484</text:p>
          </table:table-cell>
          <table:table-cell office:value-type="float" office:value="689" calcext:value-type="float">
            <text:p>689</text:p>
          </table:table-cell>
          <table:table-cell table:formula="of:=IF(COUNTIF([.A113:.D113];[.A113])=3;[.A113];&quot;&quot;)">
            <text:p/>
          </table:table-cell>
          <table:table-cell table:formula="of:=IF(COUNTIF([.B113:.E113];[.B113])=3;[.B113];&quot;&quot;)">
            <text:p/>
          </table:table-cell>
          <table:table-cell table:formula="of:=IF(COUNTIF([.C113:.F113];[.C113])=3;[.C113];&quot;&quot;)">
            <text:p/>
          </table:table-cell>
          <table:table-cell table:formula="of:=IF(COUNTIF([.D113:.G113];[.D113])=3;[.D113];&quot;&quot;)">
            <text:p/>
          </table:table-cell>
          <table:table-cell table:formula="of:=IF(COUNTIF([.A113:.D113];[.A113])=3;&quot;&quot;;[.A113])" office:value-type="float" office:value="394" calcext:value-type="float">
            <text:p>394</text:p>
          </table:table-cell>
          <table:table-cell table:formula="of:=IF(COUNTIF([.B113:.E113];[.B113])=3;&quot;&quot;;[.B113])" office:value-type="float" office:value="145" calcext:value-type="float">
            <text:p>145</text:p>
          </table:table-cell>
          <table:table-cell table:formula="of:=IF(COUNTIF([.C113:.F113];[.C113])=3;&quot;&quot;;[.C113])" office:value-type="float" office:value="484" calcext:value-type="float">
            <text:p>484</text:p>
          </table:table-cell>
          <table:table-cell table:formula="of:=IF(COUNTIF([.D113:.G113];[.D113])=3;&quot;&quot;;[.D113])" office:value-type="float" office:value="689" calcext:value-type="float">
            <text:p>689</text:p>
          </table:table-cell>
          <table:table-cell table:style-name="ce5" table:formula="of:=IFERROR( IF( AND( COUNT([.E113:.H113])=3; MOD( AVERAGE([.E113:.H113]); 2)=1; MOD( AVERAGE([.I113:.L11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02" calcext:value-type="float">
            <text:p>502</text:p>
          </table:table-cell>
          <table:table-cell table:formula="of:=IF(COUNTIF([.A114:.D114];[.A114])=3;[.A114];&quot;&quot;)">
            <text:p/>
          </table:table-cell>
          <table:table-cell table:formula="of:=IF(COUNTIF([.B114:.E114];[.B114])=3;[.B114];&quot;&quot;)">
            <text:p/>
          </table:table-cell>
          <table:table-cell table:formula="of:=IF(COUNTIF([.C114:.F114];[.C114])=3;[.C114];&quot;&quot;)">
            <text:p/>
          </table:table-cell>
          <table:table-cell table:formula="of:=IF(COUNTIF([.D114:.G114];[.D114])=3;[.D114];&quot;&quot;)">
            <text:p/>
          </table:table-cell>
          <table:table-cell table:formula="of:=IF(COUNTIF([.A114:.D114];[.A114])=3;&quot;&quot;;[.A114])" office:value-type="float" office:value="345" calcext:value-type="float">
            <text:p>345</text:p>
          </table:table-cell>
          <table:table-cell table:formula="of:=IF(COUNTIF([.B114:.E114];[.B114])=3;&quot;&quot;;[.B114])" office:value-type="float" office:value="35" calcext:value-type="float">
            <text:p>35</text:p>
          </table:table-cell>
          <table:table-cell table:formula="of:=IF(COUNTIF([.C114:.F114];[.C114])=3;&quot;&quot;;[.C114])" office:value-type="float" office:value="35" calcext:value-type="float">
            <text:p>35</text:p>
          </table:table-cell>
          <table:table-cell table:formula="of:=IF(COUNTIF([.D114:.G114];[.D114])=3;&quot;&quot;;[.D114])" office:value-type="float" office:value="502" calcext:value-type="float">
            <text:p>502</text:p>
          </table:table-cell>
          <table:table-cell table:style-name="ce5" table:formula="of:=IFERROR( IF( AND( COUNT([.E114:.H114])=3; MOD( AVERAGE([.E114:.H114]); 2)=1; MOD( AVERAGE([.I114:.L11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office:value-type="float" office:value="152" calcext:value-type="float">
            <text:p>152</text:p>
          </table:table-cell>
          <table:table-cell office:value-type="float" office:value="667" calcext:value-type="float">
            <text:p>667</text:p>
          </table:table-cell>
          <table:table-cell office:value-type="float" office:value="661" calcext:value-type="float">
            <text:p>661</text:p>
          </table:table-cell>
          <table:table-cell table:formula="of:=IF(COUNTIF([.A115:.D115];[.A115])=3;[.A115];&quot;&quot;)">
            <text:p/>
          </table:table-cell>
          <table:table-cell table:formula="of:=IF(COUNTIF([.B115:.E115];[.B115])=3;[.B115];&quot;&quot;)">
            <text:p/>
          </table:table-cell>
          <table:table-cell table:formula="of:=IF(COUNTIF([.C115:.F115];[.C115])=3;[.C115];&quot;&quot;)">
            <text:p/>
          </table:table-cell>
          <table:table-cell table:formula="of:=IF(COUNTIF([.D115:.G115];[.D115])=3;[.D115];&quot;&quot;)">
            <text:p/>
          </table:table-cell>
          <table:table-cell table:formula="of:=IF(COUNTIF([.A115:.D115];[.A115])=3;&quot;&quot;;[.A115])" office:value-type="float" office:value="170" calcext:value-type="float">
            <text:p>170</text:p>
          </table:table-cell>
          <table:table-cell table:formula="of:=IF(COUNTIF([.B115:.E115];[.B115])=3;&quot;&quot;;[.B115])" office:value-type="float" office:value="152" calcext:value-type="float">
            <text:p>152</text:p>
          </table:table-cell>
          <table:table-cell table:formula="of:=IF(COUNTIF([.C115:.F115];[.C115])=3;&quot;&quot;;[.C115])" office:value-type="float" office:value="667" calcext:value-type="float">
            <text:p>667</text:p>
          </table:table-cell>
          <table:table-cell table:formula="of:=IF(COUNTIF([.D115:.G115];[.D115])=3;&quot;&quot;;[.D115])" office:value-type="float" office:value="661" calcext:value-type="float">
            <text:p>661</text:p>
          </table:table-cell>
          <table:table-cell table:style-name="ce5" table:formula="of:=IFERROR( IF( AND( COUNT([.E115:.H115])=3; MOD( AVERAGE([.E115:.H115]); 2)=1; MOD( AVERAGE([.I115:.L11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9" calcext:value-type="float">
            <text:p>69</text:p>
          </table:table-cell>
          <table:table-cell office:value-type="float" office:value="225" calcext:value-type="float">
            <text:p>225</text:p>
          </table:table-cell>
          <table:table-cell office:value-type="float" office:value="261" calcext:value-type="float">
            <text:p>261</text:p>
          </table:table-cell>
          <table:table-cell table:formula="of:=IF(COUNTIF([.A116:.D116];[.A116])=3;[.A116];&quot;&quot;)">
            <text:p/>
          </table:table-cell>
          <table:table-cell table:formula="of:=IF(COUNTIF([.B116:.E116];[.B116])=3;[.B116];&quot;&quot;)">
            <text:p/>
          </table:table-cell>
          <table:table-cell table:formula="of:=IF(COUNTIF([.C116:.F116];[.C116])=3;[.C116];&quot;&quot;)">
            <text:p/>
          </table:table-cell>
          <table:table-cell table:formula="of:=IF(COUNTIF([.D116:.G116];[.D116])=3;[.D116];&quot;&quot;)">
            <text:p/>
          </table:table-cell>
          <table:table-cell table:formula="of:=IF(COUNTIF([.A116:.D116];[.A116])=3;&quot;&quot;;[.A116])" office:value-type="float" office:value="714" calcext:value-type="float">
            <text:p>714</text:p>
          </table:table-cell>
          <table:table-cell table:formula="of:=IF(COUNTIF([.B116:.E116];[.B116])=3;&quot;&quot;;[.B116])" office:value-type="float" office:value="69" calcext:value-type="float">
            <text:p>69</text:p>
          </table:table-cell>
          <table:table-cell table:formula="of:=IF(COUNTIF([.C116:.F116];[.C116])=3;&quot;&quot;;[.C116])" office:value-type="float" office:value="225" calcext:value-type="float">
            <text:p>225</text:p>
          </table:table-cell>
          <table:table-cell table:formula="of:=IF(COUNTIF([.D116:.G116];[.D116])=3;&quot;&quot;;[.D116])" office:value-type="float" office:value="261" calcext:value-type="float">
            <text:p>261</text:p>
          </table:table-cell>
          <table:table-cell table:style-name="ce5" table:formula="of:=IFERROR( IF( AND( COUNT([.E116:.H116])=3; MOD( AVERAGE([.E116:.H116]); 2)=1; MOD( AVERAGE([.I116:.L11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3" calcext:value-type="float">
            <text:p>63</text:p>
          </table:table-cell>
          <table:table-cell office:value-type="float" office:value="475" calcext:value-type="float">
            <text:p>475</text:p>
          </table:table-cell>
          <table:table-cell office:value-type="float" office:value="797" calcext:value-type="float">
            <text:p>797</text:p>
          </table:table-cell>
          <table:table-cell table:formula="of:=IF(COUNTIF([.A117:.D117];[.A117])=3;[.A117];&quot;&quot;)">
            <text:p/>
          </table:table-cell>
          <table:table-cell table:formula="of:=IF(COUNTIF([.B117:.E117];[.B117])=3;[.B117];&quot;&quot;)">
            <text:p/>
          </table:table-cell>
          <table:table-cell table:formula="of:=IF(COUNTIF([.C117:.F117];[.C117])=3;[.C117];&quot;&quot;)">
            <text:p/>
          </table:table-cell>
          <table:table-cell table:formula="of:=IF(COUNTIF([.D117:.G117];[.D117])=3;[.D117];&quot;&quot;)">
            <text:p/>
          </table:table-cell>
          <table:table-cell table:formula="of:=IF(COUNTIF([.A117:.D117];[.A117])=3;&quot;&quot;;[.A117])" office:value-type="float" office:value="856" calcext:value-type="float">
            <text:p>856</text:p>
          </table:table-cell>
          <table:table-cell table:formula="of:=IF(COUNTIF([.B117:.E117];[.B117])=3;&quot;&quot;;[.B117])" office:value-type="float" office:value="63" calcext:value-type="float">
            <text:p>63</text:p>
          </table:table-cell>
          <table:table-cell table:formula="of:=IF(COUNTIF([.C117:.F117];[.C117])=3;&quot;&quot;;[.C117])" office:value-type="float" office:value="475" calcext:value-type="float">
            <text:p>475</text:p>
          </table:table-cell>
          <table:table-cell table:formula="of:=IF(COUNTIF([.D117:.G117];[.D117])=3;&quot;&quot;;[.D117])" office:value-type="float" office:value="797" calcext:value-type="float">
            <text:p>797</text:p>
          </table:table-cell>
          <table:table-cell table:style-name="ce5" table:formula="of:=IFERROR( IF( AND( COUNT([.E117:.H117])=3; MOD( AVERAGE([.E117:.H117]); 2)=1; MOD( AVERAGE([.I117:.L11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41" calcext:value-type="float">
            <text:p>941</text:p>
          </table:table-cell>
          <table:table-cell office:value-type="float" office:value="867" calcext:value-type="float">
            <text:p>867</text:p>
          </table:table-cell>
          <table:table-cell office:value-type="float" office:value="756" calcext:value-type="float">
            <text:p>756</text:p>
          </table:table-cell>
          <table:table-cell office:value-type="float" office:value="263" calcext:value-type="float">
            <text:p>263</text:p>
          </table:table-cell>
          <table:table-cell table:formula="of:=IF(COUNTIF([.A118:.D118];[.A118])=3;[.A118];&quot;&quot;)">
            <text:p/>
          </table:table-cell>
          <table:table-cell table:formula="of:=IF(COUNTIF([.B118:.E118];[.B118])=3;[.B118];&quot;&quot;)">
            <text:p/>
          </table:table-cell>
          <table:table-cell table:formula="of:=IF(COUNTIF([.C118:.F118];[.C118])=3;[.C118];&quot;&quot;)">
            <text:p/>
          </table:table-cell>
          <table:table-cell table:formula="of:=IF(COUNTIF([.D118:.G118];[.D118])=3;[.D118];&quot;&quot;)">
            <text:p/>
          </table:table-cell>
          <table:table-cell table:formula="of:=IF(COUNTIF([.A118:.D118];[.A118])=3;&quot;&quot;;[.A118])" office:value-type="float" office:value="941" calcext:value-type="float">
            <text:p>941</text:p>
          </table:table-cell>
          <table:table-cell table:formula="of:=IF(COUNTIF([.B118:.E118];[.B118])=3;&quot;&quot;;[.B118])" office:value-type="float" office:value="867" calcext:value-type="float">
            <text:p>867</text:p>
          </table:table-cell>
          <table:table-cell table:formula="of:=IF(COUNTIF([.C118:.F118];[.C118])=3;&quot;&quot;;[.C118])" office:value-type="float" office:value="756" calcext:value-type="float">
            <text:p>756</text:p>
          </table:table-cell>
          <table:table-cell table:formula="of:=IF(COUNTIF([.D118:.G118];[.D118])=3;&quot;&quot;;[.D118])" office:value-type="float" office:value="263" calcext:value-type="float">
            <text:p>263</text:p>
          </table:table-cell>
          <table:table-cell table:style-name="ce5" table:formula="of:=IFERROR( IF( AND( COUNT([.E118:.H118])=3; MOD( AVERAGE([.E118:.H118]); 2)=1; MOD( AVERAGE([.I118:.L11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9" calcext:value-type="float">
            <text:p>69</text:p>
          </table:table-cell>
          <table:table-cell office:value-type="float" office:value="126" calcext:value-type="float">
            <text:p>126</text:p>
          </table:table-cell>
          <table:table-cell office:value-type="float" office:value="344" calcext:value-type="float">
            <text:p>344</text:p>
          </table:table-cell>
          <table:table-cell table:formula="of:=IF(COUNTIF([.A119:.D119];[.A119])=3;[.A119];&quot;&quot;)">
            <text:p/>
          </table:table-cell>
          <table:table-cell table:formula="of:=IF(COUNTIF([.B119:.E119];[.B119])=3;[.B119];&quot;&quot;)">
            <text:p/>
          </table:table-cell>
          <table:table-cell table:formula="of:=IF(COUNTIF([.C119:.F119];[.C119])=3;[.C119];&quot;&quot;)">
            <text:p/>
          </table:table-cell>
          <table:table-cell table:formula="of:=IF(COUNTIF([.D119:.G119];[.D119])=3;[.D119];&quot;&quot;)">
            <text:p/>
          </table:table-cell>
          <table:table-cell table:formula="of:=IF(COUNTIF([.A119:.D119];[.A119])=3;&quot;&quot;;[.A119])" office:value-type="float" office:value="197" calcext:value-type="float">
            <text:p>197</text:p>
          </table:table-cell>
          <table:table-cell table:formula="of:=IF(COUNTIF([.B119:.E119];[.B119])=3;&quot;&quot;;[.B119])" office:value-type="float" office:value="69" calcext:value-type="float">
            <text:p>69</text:p>
          </table:table-cell>
          <table:table-cell table:formula="of:=IF(COUNTIF([.C119:.F119];[.C119])=3;&quot;&quot;;[.C119])" office:value-type="float" office:value="126" calcext:value-type="float">
            <text:p>126</text:p>
          </table:table-cell>
          <table:table-cell table:formula="of:=IF(COUNTIF([.D119:.G119];[.D119])=3;&quot;&quot;;[.D119])" office:value-type="float" office:value="344" calcext:value-type="float">
            <text:p>344</text:p>
          </table:table-cell>
          <table:table-cell table:style-name="ce5" table:formula="of:=IFERROR( IF( AND( COUNT([.E119:.H119])=3; MOD( AVERAGE([.E119:.H119]); 2)=1; MOD( AVERAGE([.I119:.L11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office:value-type="float" office:value="353" calcext:value-type="float">
            <text:p>353</text:p>
          </table:table-cell>
          <table:table-cell office:value-type="float" office:value="473" calcext:value-type="float">
            <text:p>473</text:p>
          </table:table-cell>
          <table:table-cell office:value-type="float" office:value="865" calcext:value-type="float">
            <text:p>865</text:p>
          </table:table-cell>
          <table:table-cell table:formula="of:=IF(COUNTIF([.A120:.D120];[.A120])=3;[.A120];&quot;&quot;)">
            <text:p/>
          </table:table-cell>
          <table:table-cell table:formula="of:=IF(COUNTIF([.B120:.E120];[.B120])=3;[.B120];&quot;&quot;)">
            <text:p/>
          </table:table-cell>
          <table:table-cell table:formula="of:=IF(COUNTIF([.C120:.F120];[.C120])=3;[.C120];&quot;&quot;)">
            <text:p/>
          </table:table-cell>
          <table:table-cell table:formula="of:=IF(COUNTIF([.D120:.G120];[.D120])=3;[.D120];&quot;&quot;)">
            <text:p/>
          </table:table-cell>
          <table:table-cell table:formula="of:=IF(COUNTIF([.A120:.D120];[.A120])=3;&quot;&quot;;[.A120])" office:value-type="float" office:value="660" calcext:value-type="float">
            <text:p>660</text:p>
          </table:table-cell>
          <table:table-cell table:formula="of:=IF(COUNTIF([.B120:.E120];[.B120])=3;&quot;&quot;;[.B120])" office:value-type="float" office:value="353" calcext:value-type="float">
            <text:p>353</text:p>
          </table:table-cell>
          <table:table-cell table:formula="of:=IF(COUNTIF([.C120:.F120];[.C120])=3;&quot;&quot;;[.C120])" office:value-type="float" office:value="473" calcext:value-type="float">
            <text:p>473</text:p>
          </table:table-cell>
          <table:table-cell table:formula="of:=IF(COUNTIF([.D120:.G120];[.D120])=3;&quot;&quot;;[.D120])" office:value-type="float" office:value="865" calcext:value-type="float">
            <text:p>865</text:p>
          </table:table-cell>
          <table:table-cell table:style-name="ce5" table:formula="of:=IFERROR( IF( AND( COUNT([.E120:.H120])=3; MOD( AVERAGE([.E120:.H120]); 2)=1; MOD( AVERAGE([.I120:.L12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616" calcext:value-type="float">
            <text:p>616</text:p>
          </table:table-cell>
          <table:table-cell table:formula="of:=IF(COUNTIF([.A121:.D121];[.A121])=3;[.A121];&quot;&quot;)">
            <text:p/>
          </table:table-cell>
          <table:table-cell table:formula="of:=IF(COUNTIF([.B121:.E121];[.B121])=3;[.B121];&quot;&quot;)">
            <text:p/>
          </table:table-cell>
          <table:table-cell table:formula="of:=IF(COUNTIF([.C121:.F121];[.C121])=3;[.C121];&quot;&quot;)">
            <text:p/>
          </table:table-cell>
          <table:table-cell table:formula="of:=IF(COUNTIF([.D121:.G121];[.D121])=3;[.D121];&quot;&quot;)">
            <text:p/>
          </table:table-cell>
          <table:table-cell table:formula="of:=IF(COUNTIF([.A121:.D121];[.A121])=3;&quot;&quot;;[.A121])" office:value-type="float" office:value="387" calcext:value-type="float">
            <text:p>387</text:p>
          </table:table-cell>
          <table:table-cell table:formula="of:=IF(COUNTIF([.B121:.E121];[.B121])=3;&quot;&quot;;[.B121])" office:value-type="float" office:value="508" calcext:value-type="float">
            <text:p>508</text:p>
          </table:table-cell>
          <table:table-cell table:formula="of:=IF(COUNTIF([.C121:.F121];[.C121])=3;&quot;&quot;;[.C121])" office:value-type="float" office:value="508" calcext:value-type="float">
            <text:p>508</text:p>
          </table:table-cell>
          <table:table-cell table:formula="of:=IF(COUNTIF([.D121:.G121];[.D121])=3;&quot;&quot;;[.D121])" office:value-type="float" office:value="616" calcext:value-type="float">
            <text:p>616</text:p>
          </table:table-cell>
          <table:table-cell table:style-name="ce5" table:formula="of:=IFERROR( IF( AND( COUNT([.E121:.H121])=3; MOD( AVERAGE([.E121:.H121]); 2)=1; MOD( AVERAGE([.I121:.L12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office:value-type="float" office:value="453" calcext:value-type="float">
            <text:p>453</text:p>
          </table:table-cell>
          <table:table-cell office:value-type="float" office:value="438" calcext:value-type="float">
            <text:p>438</text:p>
          </table:table-cell>
          <table:table-cell office:value-type="float" office:value="146" calcext:value-type="float">
            <text:p>146</text:p>
          </table:table-cell>
          <table:table-cell table:formula="of:=IF(COUNTIF([.A122:.D122];[.A122])=3;[.A122];&quot;&quot;)">
            <text:p/>
          </table:table-cell>
          <table:table-cell table:formula="of:=IF(COUNTIF([.B122:.E122];[.B122])=3;[.B122];&quot;&quot;)">
            <text:p/>
          </table:table-cell>
          <table:table-cell table:formula="of:=IF(COUNTIF([.C122:.F122];[.C122])=3;[.C122];&quot;&quot;)">
            <text:p/>
          </table:table-cell>
          <table:table-cell table:formula="of:=IF(COUNTIF([.D122:.G122];[.D122])=3;[.D122];&quot;&quot;)">
            <text:p/>
          </table:table-cell>
          <table:table-cell table:formula="of:=IF(COUNTIF([.A122:.D122];[.A122])=3;&quot;&quot;;[.A122])" office:value-type="float" office:value="767" calcext:value-type="float">
            <text:p>767</text:p>
          </table:table-cell>
          <table:table-cell table:formula="of:=IF(COUNTIF([.B122:.E122];[.B122])=3;&quot;&quot;;[.B122])" office:value-type="float" office:value="453" calcext:value-type="float">
            <text:p>453</text:p>
          </table:table-cell>
          <table:table-cell table:formula="of:=IF(COUNTIF([.C122:.F122];[.C122])=3;&quot;&quot;;[.C122])" office:value-type="float" office:value="438" calcext:value-type="float">
            <text:p>438</text:p>
          </table:table-cell>
          <table:table-cell table:formula="of:=IF(COUNTIF([.D122:.G122];[.D122])=3;&quot;&quot;;[.D122])" office:value-type="float" office:value="146" calcext:value-type="float">
            <text:p>146</text:p>
          </table:table-cell>
          <table:table-cell table:style-name="ce5" table:formula="of:=IFERROR( IF( AND( COUNT([.E122:.H122])=3; MOD( AVERAGE([.E122:.H122]); 2)=1; MOD( AVERAGE([.I122:.L12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89" calcext:value-type="float">
            <text:p>689</text:p>
          </table:table-cell>
          <table:table-cell office:value-type="float" office:value="897" calcext:value-type="float">
            <text:p>897</text:p>
          </table:table-cell>
          <table:table-cell office:value-type="float" office:value="276" calcext:value-type="float">
            <text:p>276</text:p>
          </table:table-cell>
          <table:table-cell office:value-type="float" office:value="639" calcext:value-type="float">
            <text:p>639</text:p>
          </table:table-cell>
          <table:table-cell table:formula="of:=IF(COUNTIF([.A123:.D123];[.A123])=3;[.A123];&quot;&quot;)">
            <text:p/>
          </table:table-cell>
          <table:table-cell table:formula="of:=IF(COUNTIF([.B123:.E123];[.B123])=3;[.B123];&quot;&quot;)">
            <text:p/>
          </table:table-cell>
          <table:table-cell table:formula="of:=IF(COUNTIF([.C123:.F123];[.C123])=3;[.C123];&quot;&quot;)">
            <text:p/>
          </table:table-cell>
          <table:table-cell table:formula="of:=IF(COUNTIF([.D123:.G123];[.D123])=3;[.D123];&quot;&quot;)">
            <text:p/>
          </table:table-cell>
          <table:table-cell table:formula="of:=IF(COUNTIF([.A123:.D123];[.A123])=3;&quot;&quot;;[.A123])" office:value-type="float" office:value="689" calcext:value-type="float">
            <text:p>689</text:p>
          </table:table-cell>
          <table:table-cell table:formula="of:=IF(COUNTIF([.B123:.E123];[.B123])=3;&quot;&quot;;[.B123])" office:value-type="float" office:value="897" calcext:value-type="float">
            <text:p>897</text:p>
          </table:table-cell>
          <table:table-cell table:formula="of:=IF(COUNTIF([.C123:.F123];[.C123])=3;&quot;&quot;;[.C123])" office:value-type="float" office:value="276" calcext:value-type="float">
            <text:p>276</text:p>
          </table:table-cell>
          <table:table-cell table:formula="of:=IF(COUNTIF([.D123:.G123];[.D123])=3;&quot;&quot;;[.D123])" office:value-type="float" office:value="639" calcext:value-type="float">
            <text:p>639</text:p>
          </table:table-cell>
          <table:table-cell table:style-name="ce5" table:formula="of:=IFERROR( IF( AND( COUNT([.E123:.H123])=3; MOD( AVERAGE([.E123:.H123]); 2)=1; MOD( AVERAGE([.I123:.L12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98" calcext:value-type="float">
            <text:p>998</text:p>
          </table:table-cell>
          <table:table-cell office:value-type="float" office:value="168" calcext:value-type="float">
            <text:p>168</text:p>
          </table:table-cell>
          <table:table-cell office:value-type="float" office:value="474" calcext:value-type="float">
            <text:p>474</text:p>
          </table:table-cell>
          <table:table-cell office:value-type="float" office:value="128" calcext:value-type="float">
            <text:p>128</text:p>
          </table:table-cell>
          <table:table-cell table:formula="of:=IF(COUNTIF([.A124:.D124];[.A124])=3;[.A124];&quot;&quot;)">
            <text:p/>
          </table:table-cell>
          <table:table-cell table:formula="of:=IF(COUNTIF([.B124:.E124];[.B124])=3;[.B124];&quot;&quot;)">
            <text:p/>
          </table:table-cell>
          <table:table-cell table:formula="of:=IF(COUNTIF([.C124:.F124];[.C124])=3;[.C124];&quot;&quot;)">
            <text:p/>
          </table:table-cell>
          <table:table-cell table:formula="of:=IF(COUNTIF([.D124:.G124];[.D124])=3;[.D124];&quot;&quot;)">
            <text:p/>
          </table:table-cell>
          <table:table-cell table:formula="of:=IF(COUNTIF([.A124:.D124];[.A124])=3;&quot;&quot;;[.A124])" office:value-type="float" office:value="998" calcext:value-type="float">
            <text:p>998</text:p>
          </table:table-cell>
          <table:table-cell table:formula="of:=IF(COUNTIF([.B124:.E124];[.B124])=3;&quot;&quot;;[.B124])" office:value-type="float" office:value="168" calcext:value-type="float">
            <text:p>168</text:p>
          </table:table-cell>
          <table:table-cell table:formula="of:=IF(COUNTIF([.C124:.F124];[.C124])=3;&quot;&quot;;[.C124])" office:value-type="float" office:value="474" calcext:value-type="float">
            <text:p>474</text:p>
          </table:table-cell>
          <table:table-cell table:formula="of:=IF(COUNTIF([.D124:.G124];[.D124])=3;&quot;&quot;;[.D124])" office:value-type="float" office:value="128" calcext:value-type="float">
            <text:p>128</text:p>
          </table:table-cell>
          <table:table-cell table:style-name="ce5" table:formula="of:=IFERROR( IF( AND( COUNT([.E124:.H124])=3; MOD( AVERAGE([.E124:.H124]); 2)=1; MOD( AVERAGE([.I124:.L12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office:value-type="float" office:value="638" calcext:value-type="float">
            <text:p>638</text:p>
          </table:table-cell>
          <table:table-cell office:value-type="float" office:value="761" calcext:value-type="float">
            <text:p>761</text:p>
          </table:table-cell>
          <table:table-cell office:value-type="float" office:value="295" calcext:value-type="float">
            <text:p>295</text:p>
          </table:table-cell>
          <table:table-cell table:formula="of:=IF(COUNTIF([.A125:.D125];[.A125])=3;[.A125];&quot;&quot;)">
            <text:p/>
          </table:table-cell>
          <table:table-cell table:formula="of:=IF(COUNTIF([.B125:.E125];[.B125])=3;[.B125];&quot;&quot;)">
            <text:p/>
          </table:table-cell>
          <table:table-cell table:formula="of:=IF(COUNTIF([.C125:.F125];[.C125])=3;[.C125];&quot;&quot;)">
            <text:p/>
          </table:table-cell>
          <table:table-cell table:formula="of:=IF(COUNTIF([.D125:.G125];[.D125])=3;[.D125];&quot;&quot;)">
            <text:p/>
          </table:table-cell>
          <table:table-cell table:formula="of:=IF(COUNTIF([.A125:.D125];[.A125])=3;&quot;&quot;;[.A125])" office:value-type="float" office:value="184" calcext:value-type="float">
            <text:p>184</text:p>
          </table:table-cell>
          <table:table-cell table:formula="of:=IF(COUNTIF([.B125:.E125];[.B125])=3;&quot;&quot;;[.B125])" office:value-type="float" office:value="638" calcext:value-type="float">
            <text:p>638</text:p>
          </table:table-cell>
          <table:table-cell table:formula="of:=IF(COUNTIF([.C125:.F125];[.C125])=3;&quot;&quot;;[.C125])" office:value-type="float" office:value="761" calcext:value-type="float">
            <text:p>761</text:p>
          </table:table-cell>
          <table:table-cell table:formula="of:=IF(COUNTIF([.D125:.G125];[.D125])=3;&quot;&quot;;[.D125])" office:value-type="float" office:value="295" calcext:value-type="float">
            <text:p>295</text:p>
          </table:table-cell>
          <table:table-cell table:style-name="ce5" table:formula="of:=IFERROR( IF( AND( COUNT([.E125:.H125])=3; MOD( AVERAGE([.E125:.H125]); 2)=1; MOD( AVERAGE([.I125:.L12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office:value-type="float" office:value="918" calcext:value-type="float">
            <text:p>918</text:p>
          </table:table-cell>
          <table:table-cell office:value-type="float" office:value="592" calcext:value-type="float">
            <text:p>592</text:p>
          </table:table-cell>
          <table:table-cell office:value-type="float" office:value="562" calcext:value-type="float">
            <text:p>562</text:p>
          </table:table-cell>
          <table:table-cell table:formula="of:=IF(COUNTIF([.A126:.D126];[.A126])=3;[.A126];&quot;&quot;)">
            <text:p/>
          </table:table-cell>
          <table:table-cell table:formula="of:=IF(COUNTIF([.B126:.E126];[.B126])=3;[.B126];&quot;&quot;)">
            <text:p/>
          </table:table-cell>
          <table:table-cell table:formula="of:=IF(COUNTIF([.C126:.F126];[.C126])=3;[.C126];&quot;&quot;)">
            <text:p/>
          </table:table-cell>
          <table:table-cell table:formula="of:=IF(COUNTIF([.D126:.G126];[.D126])=3;[.D126];&quot;&quot;)">
            <text:p/>
          </table:table-cell>
          <table:table-cell table:formula="of:=IF(COUNTIF([.A126:.D126];[.A126])=3;&quot;&quot;;[.A126])" office:value-type="float" office:value="184" calcext:value-type="float">
            <text:p>184</text:p>
          </table:table-cell>
          <table:table-cell table:formula="of:=IF(COUNTIF([.B126:.E126];[.B126])=3;&quot;&quot;;[.B126])" office:value-type="float" office:value="918" calcext:value-type="float">
            <text:p>918</text:p>
          </table:table-cell>
          <table:table-cell table:formula="of:=IF(COUNTIF([.C126:.F126];[.C126])=3;&quot;&quot;;[.C126])" office:value-type="float" office:value="592" calcext:value-type="float">
            <text:p>592</text:p>
          </table:table-cell>
          <table:table-cell table:formula="of:=IF(COUNTIF([.D126:.G126];[.D126])=3;&quot;&quot;;[.D126])" office:value-type="float" office:value="562" calcext:value-type="float">
            <text:p>562</text:p>
          </table:table-cell>
          <table:table-cell table:style-name="ce5" table:formula="of:=IFERROR( IF( AND( COUNT([.E126:.H126])=3; MOD( AVERAGE([.E126:.H126]); 2)=1; MOD( AVERAGE([.I126:.L12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73" calcext:value-type="float">
            <text:p>473</text:p>
          </table:table-cell>
          <table:table-cell office:value-type="float" office:value="622" calcext:value-type="float">
            <text:p>622</text:p>
          </table:table-cell>
          <table:table-cell office:value-type="float" office:value="25" calcext:value-type="float">
            <text:p>25</text:p>
          </table:table-cell>
          <table:table-cell table:formula="of:=IF(COUNTIF([.A127:.D127];[.A127])=3;[.A127];&quot;&quot;)">
            <text:p/>
          </table:table-cell>
          <table:table-cell table:formula="of:=IF(COUNTIF([.B127:.E127];[.B127])=3;[.B127];&quot;&quot;)">
            <text:p/>
          </table:table-cell>
          <table:table-cell table:formula="of:=IF(COUNTIF([.C127:.F127];[.C127])=3;[.C127];&quot;&quot;)">
            <text:p/>
          </table:table-cell>
          <table:table-cell table:formula="of:=IF(COUNTIF([.D127:.G127];[.D127])=3;[.D127];&quot;&quot;)">
            <text:p/>
          </table:table-cell>
          <table:table-cell table:formula="of:=IF(COUNTIF([.A127:.D127];[.A127])=3;&quot;&quot;;[.A127])" office:value-type="float" office:value="162" calcext:value-type="float">
            <text:p>162</text:p>
          </table:table-cell>
          <table:table-cell table:formula="of:=IF(COUNTIF([.B127:.E127];[.B127])=3;&quot;&quot;;[.B127])" office:value-type="float" office:value="473" calcext:value-type="float">
            <text:p>473</text:p>
          </table:table-cell>
          <table:table-cell table:formula="of:=IF(COUNTIF([.C127:.F127];[.C127])=3;&quot;&quot;;[.C127])" office:value-type="float" office:value="622" calcext:value-type="float">
            <text:p>622</text:p>
          </table:table-cell>
          <table:table-cell table:formula="of:=IF(COUNTIF([.D127:.G127];[.D127])=3;&quot;&quot;;[.D127])" office:value-type="float" office:value="25" calcext:value-type="float">
            <text:p>25</text:p>
          </table:table-cell>
          <table:table-cell table:style-name="ce5" table:formula="of:=IFERROR( IF( AND( COUNT([.E127:.H127])=3; MOD( AVERAGE([.E127:.H127]); 2)=1; MOD( AVERAGE([.I127:.L12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office:value-type="float" office:value="350" calcext:value-type="float">
            <text:p>350</text:p>
          </table:table-cell>
          <table:table-cell office:value-type="float" office:value="605" calcext:value-type="float">
            <text:p>605</text:p>
          </table:table-cell>
          <table:table-cell office:value-type="float" office:value="335" calcext:value-type="float">
            <text:p>335</text:p>
          </table:table-cell>
          <table:table-cell table:formula="of:=IF(COUNTIF([.A128:.D128];[.A128])=3;[.A128];&quot;&quot;)">
            <text:p/>
          </table:table-cell>
          <table:table-cell table:formula="of:=IF(COUNTIF([.B128:.E128];[.B128])=3;[.B128];&quot;&quot;)">
            <text:p/>
          </table:table-cell>
          <table:table-cell table:formula="of:=IF(COUNTIF([.C128:.F128];[.C128])=3;[.C128];&quot;&quot;)">
            <text:p/>
          </table:table-cell>
          <table:table-cell table:formula="of:=IF(COUNTIF([.D128:.G128];[.D128])=3;[.D128];&quot;&quot;)">
            <text:p/>
          </table:table-cell>
          <table:table-cell table:formula="of:=IF(COUNTIF([.A128:.D128];[.A128])=3;&quot;&quot;;[.A128])" office:value-type="float" office:value="350" calcext:value-type="float">
            <text:p>350</text:p>
          </table:table-cell>
          <table:table-cell table:formula="of:=IF(COUNTIF([.B128:.E128];[.B128])=3;&quot;&quot;;[.B128])" office:value-type="float" office:value="350" calcext:value-type="float">
            <text:p>350</text:p>
          </table:table-cell>
          <table:table-cell table:formula="of:=IF(COUNTIF([.C128:.F128];[.C128])=3;&quot;&quot;;[.C128])" office:value-type="float" office:value="605" calcext:value-type="float">
            <text:p>605</text:p>
          </table:table-cell>
          <table:table-cell table:formula="of:=IF(COUNTIF([.D128:.G128];[.D128])=3;&quot;&quot;;[.D128])" office:value-type="float" office:value="335" calcext:value-type="float">
            <text:p>335</text:p>
          </table:table-cell>
          <table:table-cell table:style-name="ce5" table:formula="of:=IFERROR( IF( AND( COUNT([.E128:.H128])=3; MOD( AVERAGE([.E128:.H128]); 2)=1; MOD( AVERAGE([.I128:.L12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86" calcext:value-type="float">
            <text:p>786</text:p>
          </table:table-cell>
          <table:table-cell office:value-type="float" office:value="77" calcext:value-type="float">
            <text:p>77</text:p>
          </table:table-cell>
          <table:table-cell office:value-type="float" office:value="774" calcext:value-type="float">
            <text:p>774</text:p>
          </table:table-cell>
          <table:table-cell table:formula="of:=IF(COUNTIF([.A129:.D129];[.A129])=3;[.A129];&quot;&quot;)">
            <text:p/>
          </table:table-cell>
          <table:table-cell table:formula="of:=IF(COUNTIF([.B129:.E129];[.B129])=3;[.B129];&quot;&quot;)">
            <text:p/>
          </table:table-cell>
          <table:table-cell table:formula="of:=IF(COUNTIF([.C129:.F129];[.C129])=3;[.C129];&quot;&quot;)">
            <text:p/>
          </table:table-cell>
          <table:table-cell table:formula="of:=IF(COUNTIF([.D129:.G129];[.D129])=3;[.D129];&quot;&quot;)">
            <text:p/>
          </table:table-cell>
          <table:table-cell table:formula="of:=IF(COUNTIF([.A129:.D129];[.A129])=3;&quot;&quot;;[.A129])" office:value-type="float" office:value="745" calcext:value-type="float">
            <text:p>745</text:p>
          </table:table-cell>
          <table:table-cell table:formula="of:=IF(COUNTIF([.B129:.E129];[.B129])=3;&quot;&quot;;[.B129])" office:value-type="float" office:value="786" calcext:value-type="float">
            <text:p>786</text:p>
          </table:table-cell>
          <table:table-cell table:formula="of:=IF(COUNTIF([.C129:.F129];[.C129])=3;&quot;&quot;;[.C129])" office:value-type="float" office:value="77" calcext:value-type="float">
            <text:p>77</text:p>
          </table:table-cell>
          <table:table-cell table:formula="of:=IF(COUNTIF([.D129:.G129];[.D129])=3;&quot;&quot;;[.D129])" office:value-type="float" office:value="774" calcext:value-type="float">
            <text:p>774</text:p>
          </table:table-cell>
          <table:table-cell table:style-name="ce5" table:formula="of:=IFERROR( IF( AND( COUNT([.E129:.H129])=3; MOD( AVERAGE([.E129:.H129]); 2)=1; MOD( AVERAGE([.I129:.L12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 office:value-type="float" office:value="844" calcext:value-type="float">
            <text:p>844</text:p>
          </table:table-cell>
          <table:table-cell table:formula="of:=IF(COUNTIF([.A130:.D130];[.A130])=3;[.A130];&quot;&quot;)">
            <text:p/>
          </table:table-cell>
          <table:table-cell table:formula="of:=IF(COUNTIF([.B130:.E130];[.B130])=3;[.B130];&quot;&quot;)">
            <text:p/>
          </table:table-cell>
          <table:table-cell table:formula="of:=IF(COUNTIF([.C130:.F130];[.C130])=3;[.C130];&quot;&quot;)">
            <text:p/>
          </table:table-cell>
          <table:table-cell table:formula="of:=IF(COUNTIF([.D130:.G130];[.D130])=3;[.D130];&quot;&quot;)">
            <text:p/>
          </table:table-cell>
          <table:table-cell table:formula="of:=IF(COUNTIF([.A130:.D130];[.A130])=3;&quot;&quot;;[.A130])" office:value-type="float" office:value="318" calcext:value-type="float">
            <text:p>318</text:p>
          </table:table-cell>
          <table:table-cell table:formula="of:=IF(COUNTIF([.B130:.E130];[.B130])=3;&quot;&quot;;[.B130])" office:value-type="float" office:value="373" calcext:value-type="float">
            <text:p>373</text:p>
          </table:table-cell>
          <table:table-cell table:formula="of:=IF(COUNTIF([.C130:.F130];[.C130])=3;&quot;&quot;;[.C130])" office:value-type="float" office:value="4" calcext:value-type="float">
            <text:p>4</text:p>
          </table:table-cell>
          <table:table-cell table:formula="of:=IF(COUNTIF([.D130:.G130];[.D130])=3;&quot;&quot;;[.D130])" office:value-type="float" office:value="844" calcext:value-type="float">
            <text:p>844</text:p>
          </table:table-cell>
          <table:table-cell table:style-name="ce5" table:formula="of:=IFERROR( IF( AND( COUNT([.E130:.H130])=3; MOD( AVERAGE([.E130:.H130]); 2)=1; MOD( AVERAGE([.I130:.L13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86" calcext:value-type="float">
            <text:p>986</text:p>
          </table:table-cell>
          <table:table-cell office:value-type="float" office:value="835" calcext:value-type="float">
            <text:p>835</text:p>
          </table:table-cell>
          <table:table-cell office:value-type="float" office:value="475" calcext:value-type="float">
            <text:p>475</text:p>
          </table:table-cell>
          <table:table-cell office:value-type="float" office:value="570" calcext:value-type="float">
            <text:p>570</text:p>
          </table:table-cell>
          <table:table-cell table:formula="of:=IF(COUNTIF([.A131:.D131];[.A131])=3;[.A131];&quot;&quot;)">
            <text:p/>
          </table:table-cell>
          <table:table-cell table:formula="of:=IF(COUNTIF([.B131:.E131];[.B131])=3;[.B131];&quot;&quot;)">
            <text:p/>
          </table:table-cell>
          <table:table-cell table:formula="of:=IF(COUNTIF([.C131:.F131];[.C131])=3;[.C131];&quot;&quot;)">
            <text:p/>
          </table:table-cell>
          <table:table-cell table:formula="of:=IF(COUNTIF([.D131:.G131];[.D131])=3;[.D131];&quot;&quot;)">
            <text:p/>
          </table:table-cell>
          <table:table-cell table:formula="of:=IF(COUNTIF([.A131:.D131];[.A131])=3;&quot;&quot;;[.A131])" office:value-type="float" office:value="986" calcext:value-type="float">
            <text:p>986</text:p>
          </table:table-cell>
          <table:table-cell table:formula="of:=IF(COUNTIF([.B131:.E131];[.B131])=3;&quot;&quot;;[.B131])" office:value-type="float" office:value="835" calcext:value-type="float">
            <text:p>835</text:p>
          </table:table-cell>
          <table:table-cell table:formula="of:=IF(COUNTIF([.C131:.F131];[.C131])=3;&quot;&quot;;[.C131])" office:value-type="float" office:value="475" calcext:value-type="float">
            <text:p>475</text:p>
          </table:table-cell>
          <table:table-cell table:formula="of:=IF(COUNTIF([.D131:.G131];[.D131])=3;&quot;&quot;;[.D131])" office:value-type="float" office:value="570" calcext:value-type="float">
            <text:p>570</text:p>
          </table:table-cell>
          <table:table-cell table:style-name="ce5" table:formula="of:=IFERROR( IF( AND( COUNT([.E131:.H131])=3; MOD( AVERAGE([.E131:.H131]); 2)=1; MOD( AVERAGE([.I131:.L13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72" calcext:value-type="float">
            <text:p>172</text:p>
          </table:table-cell>
          <table:table-cell office:value-type="float" office:value="946" calcext:value-type="float">
            <text:p>946</text:p>
          </table:table-cell>
          <table:table-cell office:value-type="float" office:value="30" calcext:value-type="float">
            <text:p>30</text:p>
          </table:table-cell>
          <table:table-cell table:formula="of:=IF(COUNTIF([.A132:.D132];[.A132])=3;[.A132];&quot;&quot;)">
            <text:p/>
          </table:table-cell>
          <table:table-cell table:formula="of:=IF(COUNTIF([.B132:.E132];[.B132])=3;[.B132];&quot;&quot;)">
            <text:p/>
          </table:table-cell>
          <table:table-cell table:formula="of:=IF(COUNTIF([.C132:.F132];[.C132])=3;[.C132];&quot;&quot;)">
            <text:p/>
          </table:table-cell>
          <table:table-cell table:formula="of:=IF(COUNTIF([.D132:.G132];[.D132])=3;[.D132];&quot;&quot;)">
            <text:p/>
          </table:table-cell>
          <table:table-cell table:formula="of:=IF(COUNTIF([.A132:.D132];[.A132])=3;&quot;&quot;;[.A132])" office:value-type="float" office:value="604" calcext:value-type="float">
            <text:p>604</text:p>
          </table:table-cell>
          <table:table-cell table:formula="of:=IF(COUNTIF([.B132:.E132];[.B132])=3;&quot;&quot;;[.B132])" office:value-type="float" office:value="172" calcext:value-type="float">
            <text:p>172</text:p>
          </table:table-cell>
          <table:table-cell table:formula="of:=IF(COUNTIF([.C132:.F132];[.C132])=3;&quot;&quot;;[.C132])" office:value-type="float" office:value="946" calcext:value-type="float">
            <text:p>946</text:p>
          </table:table-cell>
          <table:table-cell table:formula="of:=IF(COUNTIF([.D132:.G132];[.D132])=3;&quot;&quot;;[.D132])" office:value-type="float" office:value="30" calcext:value-type="float">
            <text:p>30</text:p>
          </table:table-cell>
          <table:table-cell table:style-name="ce5" table:formula="of:=IFERROR( IF( AND( COUNT([.E132:.H132])=3; MOD( AVERAGE([.E132:.H132]); 2)=1; MOD( AVERAGE([.I132:.L13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office:value-type="float" office:value="265" calcext:value-type="float">
            <text:p>265</text:p>
          </table:table-cell>
          <table:table-cell office:value-type="float" office:value="988" calcext:value-type="float">
            <text:p>988</text:p>
          </table:table-cell>
          <table:table-cell office:value-type="float" office:value="148" calcext:value-type="float">
            <text:p>148</text:p>
          </table:table-cell>
          <table:table-cell table:formula="of:=IF(COUNTIF([.A133:.D133];[.A133])=3;[.A133];&quot;&quot;)">
            <text:p/>
          </table:table-cell>
          <table:table-cell table:formula="of:=IF(COUNTIF([.B133:.E133];[.B133])=3;[.B133];&quot;&quot;)">
            <text:p/>
          </table:table-cell>
          <table:table-cell table:formula="of:=IF(COUNTIF([.C133:.F133];[.C133])=3;[.C133];&quot;&quot;)">
            <text:p/>
          </table:table-cell>
          <table:table-cell table:formula="of:=IF(COUNTIF([.D133:.G133];[.D133])=3;[.D133];&quot;&quot;)">
            <text:p/>
          </table:table-cell>
          <table:table-cell table:formula="of:=IF(COUNTIF([.A133:.D133];[.A133])=3;&quot;&quot;;[.A133])" office:value-type="float" office:value="691" calcext:value-type="float">
            <text:p>691</text:p>
          </table:table-cell>
          <table:table-cell table:formula="of:=IF(COUNTIF([.B133:.E133];[.B133])=3;&quot;&quot;;[.B133])" office:value-type="float" office:value="265" calcext:value-type="float">
            <text:p>265</text:p>
          </table:table-cell>
          <table:table-cell table:formula="of:=IF(COUNTIF([.C133:.F133];[.C133])=3;&quot;&quot;;[.C133])" office:value-type="float" office:value="988" calcext:value-type="float">
            <text:p>988</text:p>
          </table:table-cell>
          <table:table-cell table:formula="of:=IF(COUNTIF([.D133:.G133];[.D133])=3;&quot;&quot;;[.D133])" office:value-type="float" office:value="148" calcext:value-type="float">
            <text:p>148</text:p>
          </table:table-cell>
          <table:table-cell table:style-name="ce5" table:formula="of:=IFERROR( IF( AND( COUNT([.E133:.H133])=3; MOD( AVERAGE([.E133:.H133]); 2)=1; MOD( AVERAGE([.I133:.L13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float" office:value="912" calcext:value-type="float">
            <text:p>912</text:p>
          </table:table-cell>
          <table:table-cell office:value-type="float" office:value="932" calcext:value-type="float">
            <text:p>932</text:p>
          </table:table-cell>
          <table:table-cell office:value-type="float" office:value="842" calcext:value-type="float">
            <text:p>842</text:p>
          </table:table-cell>
          <table:table-cell table:formula="of:=IF(COUNTIF([.A134:.D134];[.A134])=3;[.A134];&quot;&quot;)">
            <text:p/>
          </table:table-cell>
          <table:table-cell table:formula="of:=IF(COUNTIF([.B134:.E134];[.B134])=3;[.B134];&quot;&quot;)">
            <text:p/>
          </table:table-cell>
          <table:table-cell table:formula="of:=IF(COUNTIF([.C134:.F134];[.C134])=3;[.C134];&quot;&quot;)">
            <text:p/>
          </table:table-cell>
          <table:table-cell table:formula="of:=IF(COUNTIF([.D134:.G134];[.D134])=3;[.D134];&quot;&quot;)">
            <text:p/>
          </table:table-cell>
          <table:table-cell table:formula="of:=IF(COUNTIF([.A134:.D134];[.A134])=3;&quot;&quot;;[.A134])" office:value-type="float" office:value="24" calcext:value-type="float">
            <text:p>24</text:p>
          </table:table-cell>
          <table:table-cell table:formula="of:=IF(COUNTIF([.B134:.E134];[.B134])=3;&quot;&quot;;[.B134])" office:value-type="float" office:value="912" calcext:value-type="float">
            <text:p>912</text:p>
          </table:table-cell>
          <table:table-cell table:formula="of:=IF(COUNTIF([.C134:.F134];[.C134])=3;&quot;&quot;;[.C134])" office:value-type="float" office:value="932" calcext:value-type="float">
            <text:p>932</text:p>
          </table:table-cell>
          <table:table-cell table:formula="of:=IF(COUNTIF([.D134:.G134];[.D134])=3;&quot;&quot;;[.D134])" office:value-type="float" office:value="842" calcext:value-type="float">
            <text:p>842</text:p>
          </table:table-cell>
          <table:table-cell table:style-name="ce5" table:formula="of:=IFERROR( IF( AND( COUNT([.E134:.H134])=3; MOD( AVERAGE([.E134:.H134]); 2)=1; MOD( AVERAGE([.I134:.L13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office:value-type="float" office:value="467" calcext:value-type="float">
            <text:p>467</text:p>
          </table:table-cell>
          <table:table-cell office:value-type="float" office:value="383" calcext:value-type="float">
            <text:p>383</text:p>
          </table:table-cell>
          <table:table-cell office:value-type="float" office:value="183" calcext:value-type="float">
            <text:p>183</text:p>
          </table:table-cell>
          <table:table-cell table:formula="of:=IF(COUNTIF([.A135:.D135];[.A135])=3;[.A135];&quot;&quot;)">
            <text:p/>
          </table:table-cell>
          <table:table-cell table:formula="of:=IF(COUNTIF([.B135:.E135];[.B135])=3;[.B135];&quot;&quot;)">
            <text:p/>
          </table:table-cell>
          <table:table-cell table:formula="of:=IF(COUNTIF([.C135:.F135];[.C135])=3;[.C135];&quot;&quot;)">
            <text:p/>
          </table:table-cell>
          <table:table-cell table:formula="of:=IF(COUNTIF([.D135:.G135];[.D135])=3;[.D135];&quot;&quot;)">
            <text:p/>
          </table:table-cell>
          <table:table-cell table:formula="of:=IF(COUNTIF([.A135:.D135];[.A135])=3;&quot;&quot;;[.A135])" office:value-type="float" office:value="467" calcext:value-type="float">
            <text:p>467</text:p>
          </table:table-cell>
          <table:table-cell table:formula="of:=IF(COUNTIF([.B135:.E135];[.B135])=3;&quot;&quot;;[.B135])" office:value-type="float" office:value="467" calcext:value-type="float">
            <text:p>467</text:p>
          </table:table-cell>
          <table:table-cell table:formula="of:=IF(COUNTIF([.C135:.F135];[.C135])=3;&quot;&quot;;[.C135])" office:value-type="float" office:value="383" calcext:value-type="float">
            <text:p>383</text:p>
          </table:table-cell>
          <table:table-cell table:formula="of:=IF(COUNTIF([.D135:.G135];[.D135])=3;&quot;&quot;;[.D135])" office:value-type="float" office:value="183" calcext:value-type="float">
            <text:p>183</text:p>
          </table:table-cell>
          <table:table-cell table:style-name="ce5" table:formula="of:=IFERROR( IF( AND( COUNT([.E135:.H135])=3; MOD( AVERAGE([.E135:.H135]); 2)=1; MOD( AVERAGE([.I135:.L13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float" office:value="151" calcext:value-type="float">
            <text:p>151</text:p>
          </table:table-cell>
          <table:table-cell table:formula="of:=IF(COUNTIF([.A136:.D136];[.A136])=3;[.A136];&quot;&quot;)">
            <text:p/>
          </table:table-cell>
          <table:table-cell table:formula="of:=IF(COUNTIF([.B136:.E136];[.B136])=3;[.B136];&quot;&quot;)">
            <text:p/>
          </table:table-cell>
          <table:table-cell table:formula="of:=IF(COUNTIF([.C136:.F136];[.C136])=3;[.C136];&quot;&quot;)">
            <text:p/>
          </table:table-cell>
          <table:table-cell table:formula="of:=IF(COUNTIF([.D136:.G136];[.D136])=3;[.D136];&quot;&quot;)">
            <text:p/>
          </table:table-cell>
          <table:table-cell table:formula="of:=IF(COUNTIF([.A136:.D136];[.A136])=3;&quot;&quot;;[.A136])" office:value-type="float" office:value="797" calcext:value-type="float">
            <text:p>797</text:p>
          </table:table-cell>
          <table:table-cell table:formula="of:=IF(COUNTIF([.B136:.E136];[.B136])=3;&quot;&quot;;[.B136])" office:value-type="float" office:value="797" calcext:value-type="float">
            <text:p>797</text:p>
          </table:table-cell>
          <table:table-cell table:formula="of:=IF(COUNTIF([.C136:.F136];[.C136])=3;&quot;&quot;;[.C136])" office:value-type="float" office:value="151" calcext:value-type="float">
            <text:p>151</text:p>
          </table:table-cell>
          <table:table-cell table:formula="of:=IF(COUNTIF([.D136:.G136];[.D136])=3;&quot;&quot;;[.D136])" office:value-type="float" office:value="151" calcext:value-type="float">
            <text:p>151</text:p>
          </table:table-cell>
          <table:table-cell table:style-name="ce5" table:formula="of:=IFERROR( IF( AND( COUNT([.E136:.H136])=3; MOD( AVERAGE([.E136:.H136]); 2)=1; MOD( AVERAGE([.I136:.L13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office:value-type="float" office:value="475" calcext:value-type="float">
            <text:p>475</text:p>
          </table:table-cell>
          <table:table-cell office:value-type="float" office:value="547" calcext:value-type="float">
            <text:p>547</text:p>
          </table:table-cell>
          <table:table-cell office:value-type="float" office:value="727" calcext:value-type="float">
            <text:p>727</text:p>
          </table:table-cell>
          <table:table-cell table:formula="of:=IF(COUNTIF([.A137:.D137];[.A137])=3;[.A137];&quot;&quot;)">
            <text:p/>
          </table:table-cell>
          <table:table-cell table:formula="of:=IF(COUNTIF([.B137:.E137];[.B137])=3;[.B137];&quot;&quot;)">
            <text:p/>
          </table:table-cell>
          <table:table-cell table:formula="of:=IF(COUNTIF([.C137:.F137];[.C137])=3;[.C137];&quot;&quot;)">
            <text:p/>
          </table:table-cell>
          <table:table-cell table:formula="of:=IF(COUNTIF([.D137:.G137];[.D137])=3;[.D137];&quot;&quot;)">
            <text:p/>
          </table:table-cell>
          <table:table-cell table:formula="of:=IF(COUNTIF([.A137:.D137];[.A137])=3;&quot;&quot;;[.A137])" office:value-type="float" office:value="249" calcext:value-type="float">
            <text:p>249</text:p>
          </table:table-cell>
          <table:table-cell table:formula="of:=IF(COUNTIF([.B137:.E137];[.B137])=3;&quot;&quot;;[.B137])" office:value-type="float" office:value="475" calcext:value-type="float">
            <text:p>475</text:p>
          </table:table-cell>
          <table:table-cell table:formula="of:=IF(COUNTIF([.C137:.F137];[.C137])=3;&quot;&quot;;[.C137])" office:value-type="float" office:value="547" calcext:value-type="float">
            <text:p>547</text:p>
          </table:table-cell>
          <table:table-cell table:formula="of:=IF(COUNTIF([.D137:.G137];[.D137])=3;&quot;&quot;;[.D137])" office:value-type="float" office:value="727" calcext:value-type="float">
            <text:p>727</text:p>
          </table:table-cell>
          <table:table-cell table:style-name="ce5" table:formula="of:=IFERROR( IF( AND( COUNT([.E137:.H137])=3; MOD( AVERAGE([.E137:.H137]); 2)=1; MOD( AVERAGE([.I137:.L13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office:value-type="float" office:value="877" calcext:value-type="float">
            <text:p>877</text:p>
          </table:table-cell>
          <table:table-cell office:value-type="float" office:value="106" calcext:value-type="float">
            <text:p>106</text:p>
          </table:table-cell>
          <table:table-cell office:value-type="float" office:value="877" calcext:value-type="float">
            <text:p>877</text:p>
          </table:table-cell>
          <table:table-cell table:formula="of:=IF(COUNTIF([.A138:.D138];[.A138])=3;[.A138];&quot;&quot;)">
            <text:p/>
          </table:table-cell>
          <table:table-cell table:formula="of:=IF(COUNTIF([.B138:.E138];[.B138])=3;[.B138];&quot;&quot;)">
            <text:p/>
          </table:table-cell>
          <table:table-cell table:formula="of:=IF(COUNTIF([.C138:.F138];[.C138])=3;[.C138];&quot;&quot;)">
            <text:p/>
          </table:table-cell>
          <table:table-cell table:formula="of:=IF(COUNTIF([.D138:.G138];[.D138])=3;[.D138];&quot;&quot;)">
            <text:p/>
          </table:table-cell>
          <table:table-cell table:formula="of:=IF(COUNTIF([.A138:.D138];[.A138])=3;&quot;&quot;;[.A138])" office:value-type="float" office:value="106" calcext:value-type="float">
            <text:p>106</text:p>
          </table:table-cell>
          <table:table-cell table:formula="of:=IF(COUNTIF([.B138:.E138];[.B138])=3;&quot;&quot;;[.B138])" office:value-type="float" office:value="877" calcext:value-type="float">
            <text:p>877</text:p>
          </table:table-cell>
          <table:table-cell table:formula="of:=IF(COUNTIF([.C138:.F138];[.C138])=3;&quot;&quot;;[.C138])" office:value-type="float" office:value="106" calcext:value-type="float">
            <text:p>106</text:p>
          </table:table-cell>
          <table:table-cell table:formula="of:=IF(COUNTIF([.D138:.G138];[.D138])=3;&quot;&quot;;[.D138])" office:value-type="float" office:value="877" calcext:value-type="float">
            <text:p>877</text:p>
          </table:table-cell>
          <table:table-cell table:style-name="ce5" table:formula="of:=IFERROR( IF( AND( COUNT([.E138:.H138])=3; MOD( AVERAGE([.E138:.H138]); 2)=1; MOD( AVERAGE([.I138:.L13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COUNTIF([.A139:.D139];[.A139])=3;[.A139];&quot;&quot;)">
            <text:p/>
          </table:table-cell>
          <table:table-cell table:formula="of:=IF(COUNTIF([.B139:.E139];[.B139])=3;[.B139];&quot;&quot;)">
            <text:p/>
          </table:table-cell>
          <table:table-cell table:formula="of:=IF(COUNTIF([.C139:.F139];[.C139])=3;[.C139];&quot;&quot;)">
            <text:p/>
          </table:table-cell>
          <table:table-cell table:formula="of:=IF(COUNTIF([.D139:.G139];[.D139])=3;[.D139];&quot;&quot;)">
            <text:p/>
          </table:table-cell>
          <table:table-cell table:formula="of:=IF(COUNTIF([.A139:.D139];[.A139])=3;&quot;&quot;;[.A139])" office:value-type="float" office:value="696" calcext:value-type="float">
            <text:p>696</text:p>
          </table:table-cell>
          <table:table-cell table:formula="of:=IF(COUNTIF([.B139:.E139];[.B139])=3;&quot;&quot;;[.B139])" office:value-type="float" office:value="696" calcext:value-type="float">
            <text:p>696</text:p>
          </table:table-cell>
          <table:table-cell table:formula="of:=IF(COUNTIF([.C139:.F139];[.C139])=3;&quot;&quot;;[.C139])" office:value-type="float" office:value="506" calcext:value-type="float">
            <text:p>506</text:p>
          </table:table-cell>
          <table:table-cell table:formula="of:=IF(COUNTIF([.D139:.G139];[.D139])=3;&quot;&quot;;[.D139])" office:value-type="float" office:value="506" calcext:value-type="float">
            <text:p>506</text:p>
          </table:table-cell>
          <table:table-cell table:style-name="ce5" table:formula="of:=IFERROR( IF( AND( COUNT([.E139:.H139])=3; MOD( AVERAGE([.E139:.H139]); 2)=1; MOD( AVERAGE([.I139:.L13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648" calcext:value-type="float">
            <text:p>648</text:p>
          </table:table-cell>
          <table:table-cell table:formula="of:=IF(COUNTIF([.A140:.D140];[.A140])=3;[.A140];&quot;&quot;)">
            <text:p/>
          </table:table-cell>
          <table:table-cell table:formula="of:=IF(COUNTIF([.B140:.E140];[.B140])=3;[.B140];&quot;&quot;)">
            <text:p/>
          </table:table-cell>
          <table:table-cell table:formula="of:=IF(COUNTIF([.C140:.F140];[.C140])=3;[.C140];&quot;&quot;)">
            <text:p/>
          </table:table-cell>
          <table:table-cell table:formula="of:=IF(COUNTIF([.D140:.G140];[.D140])=3;[.D140];&quot;&quot;)">
            <text:p/>
          </table:table-cell>
          <table:table-cell table:formula="of:=IF(COUNTIF([.A140:.D140];[.A140])=3;&quot;&quot;;[.A140])" office:value-type="float" office:value="724" calcext:value-type="float">
            <text:p>724</text:p>
          </table:table-cell>
          <table:table-cell table:formula="of:=IF(COUNTIF([.B140:.E140];[.B140])=3;&quot;&quot;;[.B140])" office:value-type="float" office:value="902" calcext:value-type="float">
            <text:p>902</text:p>
          </table:table-cell>
          <table:table-cell table:formula="of:=IF(COUNTIF([.C140:.F140];[.C140])=3;&quot;&quot;;[.C140])" office:value-type="float" office:value="648" calcext:value-type="float">
            <text:p>648</text:p>
          </table:table-cell>
          <table:table-cell table:formula="of:=IF(COUNTIF([.D140:.G140];[.D140])=3;&quot;&quot;;[.D140])" office:value-type="float" office:value="648" calcext:value-type="float">
            <text:p>648</text:p>
          </table:table-cell>
          <table:table-cell table:style-name="ce5" table:formula="of:=IFERROR( IF( AND( COUNT([.E140:.H140])=3; MOD( AVERAGE([.E140:.H140]); 2)=1; MOD( AVERAGE([.I140:.L14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float" office:value="364" calcext:value-type="float">
            <text:p>364</text:p>
          </table:table-cell>
          <table:table-cell office:value-type="float" office:value="973" calcext:value-type="float">
            <text:p>973</text:p>
          </table:table-cell>
          <table:table-cell office:value-type="float" office:value="929" calcext:value-type="float">
            <text:p>929</text:p>
          </table:table-cell>
          <table:table-cell table:formula="of:=IF(COUNTIF([.A141:.D141];[.A141])=3;[.A141];&quot;&quot;)">
            <text:p/>
          </table:table-cell>
          <table:table-cell table:formula="of:=IF(COUNTIF([.B141:.E141];[.B141])=3;[.B141];&quot;&quot;)">
            <text:p/>
          </table:table-cell>
          <table:table-cell table:formula="of:=IF(COUNTIF([.C141:.F141];[.C141])=3;[.C141];&quot;&quot;)">
            <text:p/>
          </table:table-cell>
          <table:table-cell table:formula="of:=IF(COUNTIF([.D141:.G141];[.D141])=3;[.D141];&quot;&quot;)">
            <text:p/>
          </table:table-cell>
          <table:table-cell table:formula="of:=IF(COUNTIF([.A141:.D141];[.A141])=3;&quot;&quot;;[.A141])" office:value-type="float" office:value="42" calcext:value-type="float">
            <text:p>42</text:p>
          </table:table-cell>
          <table:table-cell table:formula="of:=IF(COUNTIF([.B141:.E141];[.B141])=3;&quot;&quot;;[.B141])" office:value-type="float" office:value="364" calcext:value-type="float">
            <text:p>364</text:p>
          </table:table-cell>
          <table:table-cell table:formula="of:=IF(COUNTIF([.C141:.F141];[.C141])=3;&quot;&quot;;[.C141])" office:value-type="float" office:value="973" calcext:value-type="float">
            <text:p>973</text:p>
          </table:table-cell>
          <table:table-cell table:formula="of:=IF(COUNTIF([.D141:.G141];[.D141])=3;&quot;&quot;;[.D141])" office:value-type="float" office:value="929" calcext:value-type="float">
            <text:p>929</text:p>
          </table:table-cell>
          <table:table-cell table:style-name="ce5" table:formula="of:=IFERROR( IF( AND( COUNT([.E141:.H141])=3; MOD( AVERAGE([.E141:.H141]); 2)=1; MOD( AVERAGE([.I141:.L14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office:value-type="float" office:value="443" calcext:value-type="float">
            <text:p>443</text:p>
          </table:table-cell>
          <table:table-cell office:value-type="float" office:value="590" calcext:value-type="float">
            <text:p>590</text:p>
          </table:table-cell>
          <table:table-cell office:value-type="float" office:value="417" calcext:value-type="float">
            <text:p>417</text:p>
          </table:table-cell>
          <table:table-cell table:formula="of:=IF(COUNTIF([.A142:.D142];[.A142])=3;[.A142];&quot;&quot;)">
            <text:p/>
          </table:table-cell>
          <table:table-cell table:formula="of:=IF(COUNTIF([.B142:.E142];[.B142])=3;[.B142];&quot;&quot;)">
            <text:p/>
          </table:table-cell>
          <table:table-cell table:formula="of:=IF(COUNTIF([.C142:.F142];[.C142])=3;[.C142];&quot;&quot;)">
            <text:p/>
          </table:table-cell>
          <table:table-cell table:formula="of:=IF(COUNTIF([.D142:.G142];[.D142])=3;[.D142];&quot;&quot;)">
            <text:p/>
          </table:table-cell>
          <table:table-cell table:formula="of:=IF(COUNTIF([.A142:.D142];[.A142])=3;&quot;&quot;;[.A142])" office:value-type="float" office:value="417" calcext:value-type="float">
            <text:p>417</text:p>
          </table:table-cell>
          <table:table-cell table:formula="of:=IF(COUNTIF([.B142:.E142];[.B142])=3;&quot;&quot;;[.B142])" office:value-type="float" office:value="443" calcext:value-type="float">
            <text:p>443</text:p>
          </table:table-cell>
          <table:table-cell table:formula="of:=IF(COUNTIF([.C142:.F142];[.C142])=3;&quot;&quot;;[.C142])" office:value-type="float" office:value="590" calcext:value-type="float">
            <text:p>590</text:p>
          </table:table-cell>
          <table:table-cell table:formula="of:=IF(COUNTIF([.D142:.G142];[.D142])=3;&quot;&quot;;[.D142])" office:value-type="float" office:value="417" calcext:value-type="float">
            <text:p>417</text:p>
          </table:table-cell>
          <table:table-cell table:style-name="ce5" table:formula="of:=IFERROR( IF( AND( COUNT([.E142:.H142])=3; MOD( AVERAGE([.E142:.H142]); 2)=1; MOD( AVERAGE([.I142:.L14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92" calcext:value-type="float">
            <text:p>992</text:p>
          </table:table-cell>
          <table:table-cell office:value-type="float" office:value="602" calcext:value-type="float">
            <text:p>602</text:p>
          </table:table-cell>
          <table:table-cell office:value-type="float" office:value="933" calcext:value-type="float">
            <text:p>933</text:p>
          </table:table-cell>
          <table:table-cell office:value-type="float" office:value="325" calcext:value-type="float">
            <text:p>325</text:p>
          </table:table-cell>
          <table:table-cell table:formula="of:=IF(COUNTIF([.A143:.D143];[.A143])=3;[.A143];&quot;&quot;)">
            <text:p/>
          </table:table-cell>
          <table:table-cell table:formula="of:=IF(COUNTIF([.B143:.E143];[.B143])=3;[.B143];&quot;&quot;)">
            <text:p/>
          </table:table-cell>
          <table:table-cell table:formula="of:=IF(COUNTIF([.C143:.F143];[.C143])=3;[.C143];&quot;&quot;)">
            <text:p/>
          </table:table-cell>
          <table:table-cell table:formula="of:=IF(COUNTIF([.D143:.G143];[.D143])=3;[.D143];&quot;&quot;)">
            <text:p/>
          </table:table-cell>
          <table:table-cell table:formula="of:=IF(COUNTIF([.A143:.D143];[.A143])=3;&quot;&quot;;[.A143])" office:value-type="float" office:value="992" calcext:value-type="float">
            <text:p>992</text:p>
          </table:table-cell>
          <table:table-cell table:formula="of:=IF(COUNTIF([.B143:.E143];[.B143])=3;&quot;&quot;;[.B143])" office:value-type="float" office:value="602" calcext:value-type="float">
            <text:p>602</text:p>
          </table:table-cell>
          <table:table-cell table:formula="of:=IF(COUNTIF([.C143:.F143];[.C143])=3;&quot;&quot;;[.C143])" office:value-type="float" office:value="933" calcext:value-type="float">
            <text:p>933</text:p>
          </table:table-cell>
          <table:table-cell table:formula="of:=IF(COUNTIF([.D143:.G143];[.D143])=3;&quot;&quot;;[.D143])" office:value-type="float" office:value="325" calcext:value-type="float">
            <text:p>325</text:p>
          </table:table-cell>
          <table:table-cell table:style-name="ce5" table:formula="of:=IFERROR( IF( AND( COUNT([.E143:.H143])=3; MOD( AVERAGE([.E143:.H143]); 2)=1; MOD( AVERAGE([.I143:.L14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939" calcext:value-type="float">
            <text:p>939</text:p>
          </table:table-cell>
          <table:table-cell office:value-type="float" office:value="986" calcext:value-type="float">
            <text:p>986</text:p>
          </table:table-cell>
          <table:table-cell office:value-type="float" office:value="67" calcext:value-type="float">
            <text:p>67</text:p>
          </table:table-cell>
          <table:table-cell table:formula="of:=IF(COUNTIF([.A144:.D144];[.A144])=3;[.A144];&quot;&quot;)">
            <text:p/>
          </table:table-cell>
          <table:table-cell table:formula="of:=IF(COUNTIF([.B144:.E144];[.B144])=3;[.B144];&quot;&quot;)">
            <text:p/>
          </table:table-cell>
          <table:table-cell table:formula="of:=IF(COUNTIF([.C144:.F144];[.C144])=3;[.C144];&quot;&quot;)">
            <text:p/>
          </table:table-cell>
          <table:table-cell table:formula="of:=IF(COUNTIF([.D144:.G144];[.D144])=3;[.D144];&quot;&quot;)">
            <text:p/>
          </table:table-cell>
          <table:table-cell table:formula="of:=IF(COUNTIF([.A144:.D144];[.A144])=3;&quot;&quot;;[.A144])" office:value-type="float" office:value="685" calcext:value-type="float">
            <text:p>685</text:p>
          </table:table-cell>
          <table:table-cell table:formula="of:=IF(COUNTIF([.B144:.E144];[.B144])=3;&quot;&quot;;[.B144])" office:value-type="float" office:value="939" calcext:value-type="float">
            <text:p>939</text:p>
          </table:table-cell>
          <table:table-cell table:formula="of:=IF(COUNTIF([.C144:.F144];[.C144])=3;&quot;&quot;;[.C144])" office:value-type="float" office:value="986" calcext:value-type="float">
            <text:p>986</text:p>
          </table:table-cell>
          <table:table-cell table:formula="of:=IF(COUNTIF([.D144:.G144];[.D144])=3;&quot;&quot;;[.D144])" office:value-type="float" office:value="67" calcext:value-type="float">
            <text:p>67</text:p>
          </table:table-cell>
          <table:table-cell table:style-name="ce5" table:formula="of:=IFERROR( IF( AND( COUNT([.E144:.H144])=3; MOD( AVERAGE([.E144:.H144]); 2)=1; MOD( AVERAGE([.I144:.L14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office:value-type="float" office:value="703" calcext:value-type="float">
            <text:p>703</text:p>
          </table:table-cell>
          <table:table-cell office:value-type="float" office:value="256" calcext:value-type="float">
            <text:p>256</text:p>
          </table:table-cell>
          <table:table-cell office:value-type="float" office:value="532" calcext:value-type="float">
            <text:p>532</text:p>
          </table:table-cell>
          <table:table-cell table:formula="of:=IF(COUNTIF([.A145:.D145];[.A145])=3;[.A145];&quot;&quot;)">
            <text:p/>
          </table:table-cell>
          <table:table-cell table:formula="of:=IF(COUNTIF([.B145:.E145];[.B145])=3;[.B145];&quot;&quot;)">
            <text:p/>
          </table:table-cell>
          <table:table-cell table:formula="of:=IF(COUNTIF([.C145:.F145];[.C145])=3;[.C145];&quot;&quot;)">
            <text:p/>
          </table:table-cell>
          <table:table-cell table:formula="of:=IF(COUNTIF([.D145:.G145];[.D145])=3;[.D145];&quot;&quot;)">
            <text:p/>
          </table:table-cell>
          <table:table-cell table:formula="of:=IF(COUNTIF([.A145:.D145];[.A145])=3;&quot;&quot;;[.A145])" office:value-type="float" office:value="299" calcext:value-type="float">
            <text:p>299</text:p>
          </table:table-cell>
          <table:table-cell table:formula="of:=IF(COUNTIF([.B145:.E145];[.B145])=3;&quot;&quot;;[.B145])" office:value-type="float" office:value="703" calcext:value-type="float">
            <text:p>703</text:p>
          </table:table-cell>
          <table:table-cell table:formula="of:=IF(COUNTIF([.C145:.F145];[.C145])=3;&quot;&quot;;[.C145])" office:value-type="float" office:value="256" calcext:value-type="float">
            <text:p>256</text:p>
          </table:table-cell>
          <table:table-cell table:formula="of:=IF(COUNTIF([.D145:.G145];[.D145])=3;&quot;&quot;;[.D145])" office:value-type="float" office:value="532" calcext:value-type="float">
            <text:p>532</text:p>
          </table:table-cell>
          <table:table-cell table:style-name="ce5" table:formula="of:=IFERROR( IF( AND( COUNT([.E145:.H145])=3; MOD( AVERAGE([.E145:.H145]); 2)=1; MOD( AVERAGE([.I145:.L14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office:value-type="float" office:value="372" calcext:value-type="float">
            <text:p>372</text:p>
          </table:table-cell>
          <table:table-cell office:value-type="float" office:value="783" calcext:value-type="float">
            <text:p>783</text:p>
          </table:table-cell>
          <table:table-cell office:value-type="float" office:value="200" calcext:value-type="float">
            <text:p>200</text:p>
          </table:table-cell>
          <table:table-cell table:formula="of:=IF(COUNTIF([.A146:.D146];[.A146])=3;[.A146];&quot;&quot;)">
            <text:p/>
          </table:table-cell>
          <table:table-cell table:formula="of:=IF(COUNTIF([.B146:.E146];[.B146])=3;[.B146];&quot;&quot;)">
            <text:p/>
          </table:table-cell>
          <table:table-cell table:formula="of:=IF(COUNTIF([.C146:.F146];[.C146])=3;[.C146];&quot;&quot;)">
            <text:p/>
          </table:table-cell>
          <table:table-cell table:formula="of:=IF(COUNTIF([.D146:.G146];[.D146])=3;[.D146];&quot;&quot;)">
            <text:p/>
          </table:table-cell>
          <table:table-cell table:formula="of:=IF(COUNTIF([.A146:.D146];[.A146])=3;&quot;&quot;;[.A146])" office:value-type="float" office:value="387" calcext:value-type="float">
            <text:p>387</text:p>
          </table:table-cell>
          <table:table-cell table:formula="of:=IF(COUNTIF([.B146:.E146];[.B146])=3;&quot;&quot;;[.B146])" office:value-type="float" office:value="372" calcext:value-type="float">
            <text:p>372</text:p>
          </table:table-cell>
          <table:table-cell table:formula="of:=IF(COUNTIF([.C146:.F146];[.C146])=3;&quot;&quot;;[.C146])" office:value-type="float" office:value="783" calcext:value-type="float">
            <text:p>783</text:p>
          </table:table-cell>
          <table:table-cell table:formula="of:=IF(COUNTIF([.D146:.G146];[.D146])=3;&quot;&quot;;[.D146])" office:value-type="float" office:value="200" calcext:value-type="float">
            <text:p>200</text:p>
          </table:table-cell>
          <table:table-cell table:style-name="ce5" table:formula="of:=IFERROR( IF( AND( COUNT([.E146:.H146])=3; MOD( AVERAGE([.E146:.H146]); 2)=1; MOD( AVERAGE([.I146:.L14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office:value-type="float" office:value="753" calcext:value-type="float">
            <text:p>753</text:p>
          </table:table-cell>
          <table:table-cell office:value-type="float" office:value="439" calcext:value-type="float">
            <text:p>439</text:p>
          </table:table-cell>
          <table:table-cell office:value-type="float" office:value="144" calcext:value-type="float">
            <text:p>144</text:p>
          </table:table-cell>
          <table:table-cell table:formula="of:=IF(COUNTIF([.A147:.D147];[.A147])=3;[.A147];&quot;&quot;)">
            <text:p/>
          </table:table-cell>
          <table:table-cell table:formula="of:=IF(COUNTIF([.B147:.E147];[.B147])=3;[.B147];&quot;&quot;)">
            <text:p/>
          </table:table-cell>
          <table:table-cell table:formula="of:=IF(COUNTIF([.C147:.F147];[.C147])=3;[.C147];&quot;&quot;)">
            <text:p/>
          </table:table-cell>
          <table:table-cell table:formula="of:=IF(COUNTIF([.D147:.G147];[.D147])=3;[.D147];&quot;&quot;)">
            <text:p/>
          </table:table-cell>
          <table:table-cell table:formula="of:=IF(COUNTIF([.A147:.D147];[.A147])=3;&quot;&quot;;[.A147])" office:value-type="float" office:value="439" calcext:value-type="float">
            <text:p>439</text:p>
          </table:table-cell>
          <table:table-cell table:formula="of:=IF(COUNTIF([.B147:.E147];[.B147])=3;&quot;&quot;;[.B147])" office:value-type="float" office:value="753" calcext:value-type="float">
            <text:p>753</text:p>
          </table:table-cell>
          <table:table-cell table:formula="of:=IF(COUNTIF([.C147:.F147];[.C147])=3;&quot;&quot;;[.C147])" office:value-type="float" office:value="439" calcext:value-type="float">
            <text:p>439</text:p>
          </table:table-cell>
          <table:table-cell table:formula="of:=IF(COUNTIF([.D147:.G147];[.D147])=3;&quot;&quot;;[.D147])" office:value-type="float" office:value="144" calcext:value-type="float">
            <text:p>144</text:p>
          </table:table-cell>
          <table:table-cell table:style-name="ce5" table:formula="of:=IFERROR( IF( AND( COUNT([.E147:.H147])=3; MOD( AVERAGE([.E147:.H147]); 2)=1; MOD( AVERAGE([.I147:.L14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92" calcext:value-type="float">
            <text:p>592</text:p>
          </table:table-cell>
          <table:table-cell office:value-type="float" office:value="26" calcext:value-type="float">
            <text:p>26</text:p>
          </table:table-cell>
          <table:table-cell office:value-type="float" office:value="888" calcext:value-type="float">
            <text:p>888</text:p>
          </table:table-cell>
          <table:table-cell table:formula="of:=IF(COUNTIF([.A148:.D148];[.A148])=3;[.A148];&quot;&quot;)">
            <text:p/>
          </table:table-cell>
          <table:table-cell table:formula="of:=IF(COUNTIF([.B148:.E148];[.B148])=3;[.B148];&quot;&quot;)">
            <text:p/>
          </table:table-cell>
          <table:table-cell table:formula="of:=IF(COUNTIF([.C148:.F148];[.C148])=3;[.C148];&quot;&quot;)">
            <text:p/>
          </table:table-cell>
          <table:table-cell table:formula="of:=IF(COUNTIF([.D148:.G148];[.D148])=3;[.D148];&quot;&quot;)">
            <text:p/>
          </table:table-cell>
          <table:table-cell table:formula="of:=IF(COUNTIF([.A148:.D148];[.A148])=3;&quot;&quot;;[.A148])" office:value-type="float" office:value="828" calcext:value-type="float">
            <text:p>828</text:p>
          </table:table-cell>
          <table:table-cell table:formula="of:=IF(COUNTIF([.B148:.E148];[.B148])=3;&quot;&quot;;[.B148])" office:value-type="float" office:value="592" calcext:value-type="float">
            <text:p>592</text:p>
          </table:table-cell>
          <table:table-cell table:formula="of:=IF(COUNTIF([.C148:.F148];[.C148])=3;&quot;&quot;;[.C148])" office:value-type="float" office:value="26" calcext:value-type="float">
            <text:p>26</text:p>
          </table:table-cell>
          <table:table-cell table:formula="of:=IF(COUNTIF([.D148:.G148];[.D148])=3;&quot;&quot;;[.D148])" office:value-type="float" office:value="888" calcext:value-type="float">
            <text:p>888</text:p>
          </table:table-cell>
          <table:table-cell table:style-name="ce5" table:formula="of:=IFERROR( IF( AND( COUNT([.E148:.H148])=3; MOD( AVERAGE([.E148:.H148]); 2)=1; MOD( AVERAGE([.I148:.L14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76" calcext:value-type="float">
            <text:p>676</text:p>
          </table:table-cell>
          <table:table-cell office:value-type="float" office:value="60" calcext:value-type="float">
            <text:p>60</text:p>
          </table:table-cell>
          <table:table-cell office:value-type="float" office:value="763" calcext:value-type="float">
            <text:p>763</text:p>
          </table:table-cell>
          <table:table-cell table:formula="of:=IF(COUNTIF([.A149:.D149];[.A149])=3;[.A149];&quot;&quot;)">
            <text:p/>
          </table:table-cell>
          <table:table-cell table:formula="of:=IF(COUNTIF([.B149:.E149];[.B149])=3;[.B149];&quot;&quot;)">
            <text:p/>
          </table:table-cell>
          <table:table-cell table:formula="of:=IF(COUNTIF([.C149:.F149];[.C149])=3;[.C149];&quot;&quot;)">
            <text:p/>
          </table:table-cell>
          <table:table-cell table:formula="of:=IF(COUNTIF([.D149:.G149];[.D149])=3;[.D149];&quot;&quot;)">
            <text:p/>
          </table:table-cell>
          <table:table-cell table:formula="of:=IF(COUNTIF([.A149:.D149];[.A149])=3;&quot;&quot;;[.A149])" office:value-type="float" office:value="150" calcext:value-type="float">
            <text:p>150</text:p>
          </table:table-cell>
          <table:table-cell table:formula="of:=IF(COUNTIF([.B149:.E149];[.B149])=3;&quot;&quot;;[.B149])" office:value-type="float" office:value="676" calcext:value-type="float">
            <text:p>676</text:p>
          </table:table-cell>
          <table:table-cell table:formula="of:=IF(COUNTIF([.C149:.F149];[.C149])=3;&quot;&quot;;[.C149])" office:value-type="float" office:value="60" calcext:value-type="float">
            <text:p>60</text:p>
          </table:table-cell>
          <table:table-cell table:formula="of:=IF(COUNTIF([.D149:.G149];[.D149])=3;&quot;&quot;;[.D149])" office:value-type="float" office:value="763" calcext:value-type="float">
            <text:p>763</text:p>
          </table:table-cell>
          <table:table-cell table:style-name="ce5" table:formula="of:=IFERROR( IF( AND( COUNT([.E149:.H149])=3; MOD( AVERAGE([.E149:.H149]); 2)=1; MOD( AVERAGE([.I149:.L14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226" calcext:value-type="float">
            <text:p>226</text:p>
          </table:table-cell>
          <table:table-cell table:formula="of:=IF(COUNTIF([.A150:.D150];[.A150])=3;[.A150];&quot;&quot;)">
            <text:p/>
          </table:table-cell>
          <table:table-cell table:formula="of:=IF(COUNTIF([.B150:.E150];[.B150])=3;[.B150];&quot;&quot;)">
            <text:p/>
          </table:table-cell>
          <table:table-cell table:formula="of:=IF(COUNTIF([.C150:.F150];[.C150])=3;[.C150];&quot;&quot;)">
            <text:p/>
          </table:table-cell>
          <table:table-cell table:formula="of:=IF(COUNTIF([.D150:.G150];[.D150])=3;[.D150];&quot;&quot;)">
            <text:p/>
          </table:table-cell>
          <table:table-cell table:formula="of:=IF(COUNTIF([.A150:.D150];[.A150])=3;&quot;&quot;;[.A150])" office:value-type="float" office:value="361" calcext:value-type="float">
            <text:p>361</text:p>
          </table:table-cell>
          <table:table-cell table:formula="of:=IF(COUNTIF([.B150:.E150];[.B150])=3;&quot;&quot;;[.B150])" office:value-type="float" office:value="596" calcext:value-type="float">
            <text:p>596</text:p>
          </table:table-cell>
          <table:table-cell table:formula="of:=IF(COUNTIF([.C150:.F150];[.C150])=3;&quot;&quot;;[.C150])" office:value-type="float" office:value="226" calcext:value-type="float">
            <text:p>226</text:p>
          </table:table-cell>
          <table:table-cell table:formula="of:=IF(COUNTIF([.D150:.G150];[.D150])=3;&quot;&quot;;[.D150])" office:value-type="float" office:value="226" calcext:value-type="float">
            <text:p>226</text:p>
          </table:table-cell>
          <table:table-cell table:style-name="ce5" table:formula="of:=IFERROR( IF( AND( COUNT([.E150:.H150])=3; MOD( AVERAGE([.E150:.H150]); 2)=1; MOD( AVERAGE([.I150:.L15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office:value-type="float" office:value="105" calcext:value-type="float">
            <text:p>105</text:p>
          </table:table-cell>
          <table:table-cell office:value-type="float" office:value="744" calcext:value-type="float">
            <text:p>744</text:p>
          </table:table-cell>
          <table:table-cell office:value-type="float" office:value="817" calcext:value-type="float">
            <text:p>817</text:p>
          </table:table-cell>
          <table:table-cell table:formula="of:=IF(COUNTIF([.A151:.D151];[.A151])=3;[.A151];&quot;&quot;)">
            <text:p/>
          </table:table-cell>
          <table:table-cell table:formula="of:=IF(COUNTIF([.B151:.E151];[.B151])=3;[.B151];&quot;&quot;)">
            <text:p/>
          </table:table-cell>
          <table:table-cell table:formula="of:=IF(COUNTIF([.C151:.F151];[.C151])=3;[.C151];&quot;&quot;)">
            <text:p/>
          </table:table-cell>
          <table:table-cell table:formula="of:=IF(COUNTIF([.D151:.G151];[.D151])=3;[.D151];&quot;&quot;)">
            <text:p/>
          </table:table-cell>
          <table:table-cell table:formula="of:=IF(COUNTIF([.A151:.D151];[.A151])=3;&quot;&quot;;[.A151])" office:value-type="float" office:value="139" calcext:value-type="float">
            <text:p>139</text:p>
          </table:table-cell>
          <table:table-cell table:formula="of:=IF(COUNTIF([.B151:.E151];[.B151])=3;&quot;&quot;;[.B151])" office:value-type="float" office:value="105" calcext:value-type="float">
            <text:p>105</text:p>
          </table:table-cell>
          <table:table-cell table:formula="of:=IF(COUNTIF([.C151:.F151];[.C151])=3;&quot;&quot;;[.C151])" office:value-type="float" office:value="744" calcext:value-type="float">
            <text:p>744</text:p>
          </table:table-cell>
          <table:table-cell table:formula="of:=IF(COUNTIF([.D151:.G151];[.D151])=3;&quot;&quot;;[.D151])" office:value-type="float" office:value="817" calcext:value-type="float">
            <text:p>817</text:p>
          </table:table-cell>
          <table:table-cell table:style-name="ce5" table:formula="of:=IFERROR( IF( AND( COUNT([.E151:.H151])=3; MOD( AVERAGE([.E151:.H151]); 2)=1; MOD( AVERAGE([.I151:.L15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office:value-type="float" office:value="538" calcext:value-type="float">
            <text:p>538</text:p>
          </table:table-cell>
          <table:table-cell office:value-type="float" office:value="260" calcext:value-type="float">
            <text:p>260</text:p>
          </table:table-cell>
          <table:table-cell office:value-type="float" office:value="509" calcext:value-type="float">
            <text:p>509</text:p>
          </table:table-cell>
          <table:table-cell table:formula="of:=IF(COUNTIF([.A152:.D152];[.A152])=3;[.A152];&quot;&quot;)">
            <text:p/>
          </table:table-cell>
          <table:table-cell table:formula="of:=IF(COUNTIF([.B152:.E152];[.B152])=3;[.B152];&quot;&quot;)">
            <text:p/>
          </table:table-cell>
          <table:table-cell table:formula="of:=IF(COUNTIF([.C152:.F152];[.C152])=3;[.C152];&quot;&quot;)">
            <text:p/>
          </table:table-cell>
          <table:table-cell table:formula="of:=IF(COUNTIF([.D152:.G152];[.D152])=3;[.D152];&quot;&quot;)">
            <text:p/>
          </table:table-cell>
          <table:table-cell table:formula="of:=IF(COUNTIF([.A152:.D152];[.A152])=3;&quot;&quot;;[.A152])" office:value-type="float" office:value="260" calcext:value-type="float">
            <text:p>260</text:p>
          </table:table-cell>
          <table:table-cell table:formula="of:=IF(COUNTIF([.B152:.E152];[.B152])=3;&quot;&quot;;[.B152])" office:value-type="float" office:value="538" calcext:value-type="float">
            <text:p>538</text:p>
          </table:table-cell>
          <table:table-cell table:formula="of:=IF(COUNTIF([.C152:.F152];[.C152])=3;&quot;&quot;;[.C152])" office:value-type="float" office:value="260" calcext:value-type="float">
            <text:p>260</text:p>
          </table:table-cell>
          <table:table-cell table:formula="of:=IF(COUNTIF([.D152:.G152];[.D152])=3;&quot;&quot;;[.D152])" office:value-type="float" office:value="509" calcext:value-type="float">
            <text:p>509</text:p>
          </table:table-cell>
          <table:table-cell table:style-name="ce5" table:formula="of:=IFERROR( IF( AND( COUNT([.E152:.H152])=3; MOD( AVERAGE([.E152:.H152]); 2)=1; MOD( AVERAGE([.I152:.L15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office:value-type="float" office:value="361" calcext:value-type="float">
            <text:p>361</text:p>
          </table:table-cell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formula="of:=IF(COUNTIF([.A153:.D153];[.A153])=3;[.A153];&quot;&quot;)">
            <text:p/>
          </table:table-cell>
          <table:table-cell table:formula="of:=IF(COUNTIF([.B153:.E153];[.B153])=3;[.B153];&quot;&quot;)">
            <text:p/>
          </table:table-cell>
          <table:table-cell table:formula="of:=IF(COUNTIF([.C153:.F153];[.C153])=3;[.C153];&quot;&quot;)">
            <text:p/>
          </table:table-cell>
          <table:table-cell table:formula="of:=IF(COUNTIF([.D153:.G153];[.D153])=3;[.D153];&quot;&quot;)">
            <text:p/>
          </table:table-cell>
          <table:table-cell table:formula="of:=IF(COUNTIF([.A153:.D153];[.A153])=3;&quot;&quot;;[.A153])" office:value-type="float" office:value="884" calcext:value-type="float">
            <text:p>884</text:p>
          </table:table-cell>
          <table:table-cell table:formula="of:=IF(COUNTIF([.B153:.E153];[.B153])=3;&quot;&quot;;[.B153])" office:value-type="float" office:value="361" calcext:value-type="float">
            <text:p>361</text:p>
          </table:table-cell>
          <table:table-cell table:formula="of:=IF(COUNTIF([.C153:.F153];[.C153])=3;&quot;&quot;;[.C153])" office:value-type="float" office:value="110" calcext:value-type="float">
            <text:p>110</text:p>
          </table:table-cell>
          <table:table-cell table:formula="of:=IF(COUNTIF([.D153:.G153];[.D153])=3;&quot;&quot;;[.D153])" office:value-type="float" office:value="326" calcext:value-type="float">
            <text:p>326</text:p>
          </table:table-cell>
          <table:table-cell table:style-name="ce5" table:formula="of:=IFERROR( IF( AND( COUNT([.E153:.H153])=3; MOD( AVERAGE([.E153:.H153]); 2)=1; MOD( AVERAGE([.I153:.L15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float" office:value="597" calcext:value-type="float">
            <text:p>597</text:p>
          </table:table-cell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table:formula="of:=IF(COUNTIF([.A154:.D154];[.A154])=3;[.A154];&quot;&quot;)">
            <text:p/>
          </table:table-cell>
          <table:table-cell table:formula="of:=IF(COUNTIF([.B154:.E154];[.B154])=3;[.B154];&quot;&quot;)">
            <text:p/>
          </table:table-cell>
          <table:table-cell table:formula="of:=IF(COUNTIF([.C154:.F154];[.C154])=3;[.C154];&quot;&quot;)">
            <text:p/>
          </table:table-cell>
          <table:table-cell table:formula="of:=IF(COUNTIF([.D154:.G154];[.D154])=3;[.D154];&quot;&quot;)">
            <text:p/>
          </table:table-cell>
          <table:table-cell table:formula="of:=IF(COUNTIF([.A154:.D154];[.A154])=3;&quot;&quot;;[.A154])" office:value-type="float" office:value="23" calcext:value-type="float">
            <text:p>23</text:p>
          </table:table-cell>
          <table:table-cell table:formula="of:=IF(COUNTIF([.B154:.E154];[.B154])=3;&quot;&quot;;[.B154])" office:value-type="float" office:value="597" calcext:value-type="float">
            <text:p>597</text:p>
          </table:table-cell>
          <table:table-cell table:formula="of:=IF(COUNTIF([.C154:.F154];[.C154])=3;&quot;&quot;;[.C154])" office:value-type="float" office:value="132" calcext:value-type="float">
            <text:p>132</text:p>
          </table:table-cell>
          <table:table-cell table:formula="of:=IF(COUNTIF([.D154:.G154];[.D154])=3;&quot;&quot;;[.D154])" office:value-type="float" office:value="105" calcext:value-type="float">
            <text:p>105</text:p>
          </table:table-cell>
          <table:table-cell table:style-name="ce5" table:formula="of:=IFERROR( IF( AND( COUNT([.E154:.H154])=3; MOD( AVERAGE([.E154:.H154]); 2)=1; MOD( AVERAGE([.I154:.L15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office:value-type="float" office:value="589" calcext:value-type="float">
            <text:p>589</text:p>
          </table:table-cell>
          <table:table-cell office:value-type="float" office:value="904" calcext:value-type="float">
            <text:p>904</text:p>
          </table:table-cell>
          <table:table-cell office:value-type="float" office:value="614" calcext:value-type="float">
            <text:p>614</text:p>
          </table:table-cell>
          <table:table-cell table:formula="of:=IF(COUNTIF([.A155:.D155];[.A155])=3;[.A155];&quot;&quot;)">
            <text:p/>
          </table:table-cell>
          <table:table-cell table:formula="of:=IF(COUNTIF([.B155:.E155];[.B155])=3;[.B155];&quot;&quot;)">
            <text:p/>
          </table:table-cell>
          <table:table-cell table:formula="of:=IF(COUNTIF([.C155:.F155];[.C155])=3;[.C155];&quot;&quot;)">
            <text:p/>
          </table:table-cell>
          <table:table-cell table:formula="of:=IF(COUNTIF([.D155:.G155];[.D155])=3;[.D155];&quot;&quot;)">
            <text:p/>
          </table:table-cell>
          <table:table-cell table:formula="of:=IF(COUNTIF([.A155:.D155];[.A155])=3;&quot;&quot;;[.A155])" office:value-type="float" office:value="666" calcext:value-type="float">
            <text:p>666</text:p>
          </table:table-cell>
          <table:table-cell table:formula="of:=IF(COUNTIF([.B155:.E155];[.B155])=3;&quot;&quot;;[.B155])" office:value-type="float" office:value="589" calcext:value-type="float">
            <text:p>589</text:p>
          </table:table-cell>
          <table:table-cell table:formula="of:=IF(COUNTIF([.C155:.F155];[.C155])=3;&quot;&quot;;[.C155])" office:value-type="float" office:value="904" calcext:value-type="float">
            <text:p>904</text:p>
          </table:table-cell>
          <table:table-cell table:formula="of:=IF(COUNTIF([.D155:.G155];[.D155])=3;&quot;&quot;;[.D155])" office:value-type="float" office:value="614" calcext:value-type="float">
            <text:p>614</text:p>
          </table:table-cell>
          <table:table-cell table:style-name="ce5" table:formula="of:=IFERROR( IF( AND( COUNT([.E155:.H155])=3; MOD( AVERAGE([.E155:.H155]); 2)=1; MOD( AVERAGE([.I155:.L15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987" calcext:value-type="float">
            <text:p>987</text:p>
          </table:table-cell>
          <table:table-cell table:formula="of:=IF(COUNTIF([.A156:.D156];[.A156])=3;[.A156];&quot;&quot;)">
            <text:p/>
          </table:table-cell>
          <table:table-cell table:formula="of:=IF(COUNTIF([.B156:.E156];[.B156])=3;[.B156];&quot;&quot;)">
            <text:p/>
          </table:table-cell>
          <table:table-cell table:formula="of:=IF(COUNTIF([.C156:.F156];[.C156])=3;[.C156];&quot;&quot;)">
            <text:p/>
          </table:table-cell>
          <table:table-cell table:formula="of:=IF(COUNTIF([.D156:.G156];[.D156])=3;[.D156];&quot;&quot;)">
            <text:p/>
          </table:table-cell>
          <table:table-cell table:formula="of:=IF(COUNTIF([.A156:.D156];[.A156])=3;&quot;&quot;;[.A156])" office:value-type="float" office:value="498" calcext:value-type="float">
            <text:p>498</text:p>
          </table:table-cell>
          <table:table-cell table:formula="of:=IF(COUNTIF([.B156:.E156];[.B156])=3;&quot;&quot;;[.B156])" office:value-type="float" office:value="273" calcext:value-type="float">
            <text:p>273</text:p>
          </table:table-cell>
          <table:table-cell table:formula="of:=IF(COUNTIF([.C156:.F156];[.C156])=3;&quot;&quot;;[.C156])" office:value-type="float" office:value="987" calcext:value-type="float">
            <text:p>987</text:p>
          </table:table-cell>
          <table:table-cell table:formula="of:=IF(COUNTIF([.D156:.G156];[.D156])=3;&quot;&quot;;[.D156])" office:value-type="float" office:value="987" calcext:value-type="float">
            <text:p>987</text:p>
          </table:table-cell>
          <table:table-cell table:style-name="ce5" table:formula="of:=IFERROR( IF( AND( COUNT([.E156:.H156])=3; MOD( AVERAGE([.E156:.H156]); 2)=1; MOD( AVERAGE([.I156:.L15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office:value-type="float" office:value="868" calcext:value-type="float">
            <text:p>868</text:p>
          </table:table-cell>
          <table:table-cell office:value-type="float" office:value="800" calcext:value-type="float">
            <text:p>800</text:p>
          </table:table-cell>
          <table:table-cell office:value-type="float" office:value="733" calcext:value-type="float">
            <text:p>733</text:p>
          </table:table-cell>
          <table:table-cell table:formula="of:=IF(COUNTIF([.A157:.D157];[.A157])=3;[.A157];&quot;&quot;)">
            <text:p/>
          </table:table-cell>
          <table:table-cell table:formula="of:=IF(COUNTIF([.B157:.E157];[.B157])=3;[.B157];&quot;&quot;)">
            <text:p/>
          </table:table-cell>
          <table:table-cell table:formula="of:=IF(COUNTIF([.C157:.F157];[.C157])=3;[.C157];&quot;&quot;)">
            <text:p/>
          </table:table-cell>
          <table:table-cell table:formula="of:=IF(COUNTIF([.D157:.G157];[.D157])=3;[.D157];&quot;&quot;)">
            <text:p/>
          </table:table-cell>
          <table:table-cell table:formula="of:=IF(COUNTIF([.A157:.D157];[.A157])=3;&quot;&quot;;[.A157])" office:value-type="float" office:value="498" calcext:value-type="float">
            <text:p>498</text:p>
          </table:table-cell>
          <table:table-cell table:formula="of:=IF(COUNTIF([.B157:.E157];[.B157])=3;&quot;&quot;;[.B157])" office:value-type="float" office:value="868" calcext:value-type="float">
            <text:p>868</text:p>
          </table:table-cell>
          <table:table-cell table:formula="of:=IF(COUNTIF([.C157:.F157];[.C157])=3;&quot;&quot;;[.C157])" office:value-type="float" office:value="800" calcext:value-type="float">
            <text:p>800</text:p>
          </table:table-cell>
          <table:table-cell table:formula="of:=IF(COUNTIF([.D157:.G157];[.D157])=3;&quot;&quot;;[.D157])" office:value-type="float" office:value="733" calcext:value-type="float">
            <text:p>733</text:p>
          </table:table-cell>
          <table:table-cell table:style-name="ce5" table:formula="of:=IFERROR( IF( AND( COUNT([.E157:.H157])=3; MOD( AVERAGE([.E157:.H157]); 2)=1; MOD( AVERAGE([.I157:.L15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office:value-type="float" office:value="348" calcext:value-type="float">
            <text:p>348</text:p>
          </table:table-cell>
          <table:table-cell office:value-type="float" office:value="664" calcext:value-type="float">
            <text:p>664</text:p>
          </table:table-cell>
          <table:table-cell office:value-type="float" office:value="901" calcext:value-type="float">
            <text:p>901</text:p>
          </table:table-cell>
          <table:table-cell table:formula="of:=IF(COUNTIF([.A158:.D158];[.A158])=3;[.A158];&quot;&quot;)">
            <text:p/>
          </table:table-cell>
          <table:table-cell table:formula="of:=IF(COUNTIF([.B158:.E158];[.B158])=3;[.B158];&quot;&quot;)">
            <text:p/>
          </table:table-cell>
          <table:table-cell table:formula="of:=IF(COUNTIF([.C158:.F158];[.C158])=3;[.C158];&quot;&quot;)">
            <text:p/>
          </table:table-cell>
          <table:table-cell table:formula="of:=IF(COUNTIF([.D158:.G158];[.D158])=3;[.D158];&quot;&quot;)">
            <text:p/>
          </table:table-cell>
          <table:table-cell table:formula="of:=IF(COUNTIF([.A158:.D158];[.A158])=3;&quot;&quot;;[.A158])" office:value-type="float" office:value="799" calcext:value-type="float">
            <text:p>799</text:p>
          </table:table-cell>
          <table:table-cell table:formula="of:=IF(COUNTIF([.B158:.E158];[.B158])=3;&quot;&quot;;[.B158])" office:value-type="float" office:value="348" calcext:value-type="float">
            <text:p>348</text:p>
          </table:table-cell>
          <table:table-cell table:formula="of:=IF(COUNTIF([.C158:.F158];[.C158])=3;&quot;&quot;;[.C158])" office:value-type="float" office:value="664" calcext:value-type="float">
            <text:p>664</text:p>
          </table:table-cell>
          <table:table-cell table:formula="of:=IF(COUNTIF([.D158:.G158];[.D158])=3;&quot;&quot;;[.D158])" office:value-type="float" office:value="901" calcext:value-type="float">
            <text:p>901</text:p>
          </table:table-cell>
          <table:table-cell table:style-name="ce5" table:formula="of:=IFERROR( IF( AND( COUNT([.E158:.H158])=3; MOD( AVERAGE([.E158:.H158]); 2)=1; MOD( AVERAGE([.I158:.L15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office:value-type="float" office:value="894" calcext:value-type="float">
            <text:p>894</text:p>
          </table:table-cell>
          <table:table-cell office:value-type="float" office:value="572" calcext:value-type="float">
            <text:p>572</text:p>
          </table:table-cell>
          <table:table-cell office:value-type="float" office:value="644" calcext:value-type="float">
            <text:p>644</text:p>
          </table:table-cell>
          <table:table-cell table:formula="of:=IF(COUNTIF([.A159:.D159];[.A159])=3;[.A159];&quot;&quot;)">
            <text:p/>
          </table:table-cell>
          <table:table-cell table:formula="of:=IF(COUNTIF([.B159:.E159];[.B159])=3;[.B159];&quot;&quot;)">
            <text:p/>
          </table:table-cell>
          <table:table-cell table:formula="of:=IF(COUNTIF([.C159:.F159];[.C159])=3;[.C159];&quot;&quot;)">
            <text:p/>
          </table:table-cell>
          <table:table-cell table:formula="of:=IF(COUNTIF([.D159:.G159];[.D159])=3;[.D159];&quot;&quot;)">
            <text:p/>
          </table:table-cell>
          <table:table-cell table:formula="of:=IF(COUNTIF([.A159:.D159];[.A159])=3;&quot;&quot;;[.A159])" office:value-type="float" office:value="189" calcext:value-type="float">
            <text:p>189</text:p>
          </table:table-cell>
          <table:table-cell table:formula="of:=IF(COUNTIF([.B159:.E159];[.B159])=3;&quot;&quot;;[.B159])" office:value-type="float" office:value="894" calcext:value-type="float">
            <text:p>894</text:p>
          </table:table-cell>
          <table:table-cell table:formula="of:=IF(COUNTIF([.C159:.F159];[.C159])=3;&quot;&quot;;[.C159])" office:value-type="float" office:value="572" calcext:value-type="float">
            <text:p>572</text:p>
          </table:table-cell>
          <table:table-cell table:formula="of:=IF(COUNTIF([.D159:.G159];[.D159])=3;&quot;&quot;;[.D159])" office:value-type="float" office:value="644" calcext:value-type="float">
            <text:p>644</text:p>
          </table:table-cell>
          <table:table-cell table:style-name="ce5" table:formula="of:=IFERROR( IF( AND( COUNT([.E159:.H159])=3; MOD( AVERAGE([.E159:.H159]); 2)=1; MOD( AVERAGE([.I159:.L15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45" calcext:value-type="float">
            <text:p>845</text:p>
          </table:table-cell>
          <table:table-cell office:value-type="float" office:value="825" calcext:value-type="float">
            <text:p>825</text:p>
          </table:table-cell>
          <table:table-cell office:value-type="float" office:value="719" calcext:value-type="float">
            <text:p>719</text:p>
          </table:table-cell>
          <table:table-cell office:value-type="float" office:value="373" calcext:value-type="float">
            <text:p>373</text:p>
          </table:table-cell>
          <table:table-cell table:formula="of:=IF(COUNTIF([.A160:.D160];[.A160])=3;[.A160];&quot;&quot;)">
            <text:p/>
          </table:table-cell>
          <table:table-cell table:formula="of:=IF(COUNTIF([.B160:.E160];[.B160])=3;[.B160];&quot;&quot;)">
            <text:p/>
          </table:table-cell>
          <table:table-cell table:formula="of:=IF(COUNTIF([.C160:.F160];[.C160])=3;[.C160];&quot;&quot;)">
            <text:p/>
          </table:table-cell>
          <table:table-cell table:formula="of:=IF(COUNTIF([.D160:.G160];[.D160])=3;[.D160];&quot;&quot;)">
            <text:p/>
          </table:table-cell>
          <table:table-cell table:formula="of:=IF(COUNTIF([.A160:.D160];[.A160])=3;&quot;&quot;;[.A160])" office:value-type="float" office:value="845" calcext:value-type="float">
            <text:p>845</text:p>
          </table:table-cell>
          <table:table-cell table:formula="of:=IF(COUNTIF([.B160:.E160];[.B160])=3;&quot;&quot;;[.B160])" office:value-type="float" office:value="825" calcext:value-type="float">
            <text:p>825</text:p>
          </table:table-cell>
          <table:table-cell table:formula="of:=IF(COUNTIF([.C160:.F160];[.C160])=3;&quot;&quot;;[.C160])" office:value-type="float" office:value="719" calcext:value-type="float">
            <text:p>719</text:p>
          </table:table-cell>
          <table:table-cell table:formula="of:=IF(COUNTIF([.D160:.G160];[.D160])=3;&quot;&quot;;[.D160])" office:value-type="float" office:value="373" calcext:value-type="float">
            <text:p>373</text:p>
          </table:table-cell>
          <table:table-cell table:style-name="ce5" table:formula="of:=IFERROR( IF( AND( COUNT([.E160:.H160])=3; MOD( AVERAGE([.E160:.H160]); 2)=1; MOD( AVERAGE([.I160:.L16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office:value-type="float" office:value="327" calcext:value-type="float">
            <text:p>327</text:p>
          </table:table-cell>
          <table:table-cell office:value-type="float" office:value="443" calcext:value-type="float">
            <text:p>443</text:p>
          </table:table-cell>
          <table:table-cell office:value-type="float" office:value="744" calcext:value-type="float">
            <text:p>744</text:p>
          </table:table-cell>
          <table:table-cell table:formula="of:=IF(COUNTIF([.A161:.D161];[.A161])=3;[.A161];&quot;&quot;)">
            <text:p/>
          </table:table-cell>
          <table:table-cell table:formula="of:=IF(COUNTIF([.B161:.E161];[.B161])=3;[.B161];&quot;&quot;)">
            <text:p/>
          </table:table-cell>
          <table:table-cell table:formula="of:=IF(COUNTIF([.C161:.F161];[.C161])=3;[.C161];&quot;&quot;)">
            <text:p/>
          </table:table-cell>
          <table:table-cell table:formula="of:=IF(COUNTIF([.D161:.G161];[.D161])=3;[.D161];&quot;&quot;)">
            <text:p/>
          </table:table-cell>
          <table:table-cell table:formula="of:=IF(COUNTIF([.A161:.D161];[.A161])=3;&quot;&quot;;[.A161])" office:value-type="float" office:value="539" calcext:value-type="float">
            <text:p>539</text:p>
          </table:table-cell>
          <table:table-cell table:formula="of:=IF(COUNTIF([.B161:.E161];[.B161])=3;&quot;&quot;;[.B161])" office:value-type="float" office:value="327" calcext:value-type="float">
            <text:p>327</text:p>
          </table:table-cell>
          <table:table-cell table:formula="of:=IF(COUNTIF([.C161:.F161];[.C161])=3;&quot;&quot;;[.C161])" office:value-type="float" office:value="443" calcext:value-type="float">
            <text:p>443</text:p>
          </table:table-cell>
          <table:table-cell table:formula="of:=IF(COUNTIF([.D161:.G161];[.D161])=3;&quot;&quot;;[.D161])" office:value-type="float" office:value="744" calcext:value-type="float">
            <text:p>744</text:p>
          </table:table-cell>
          <table:table-cell table:style-name="ce5" table:formula="of:=IFERROR( IF( AND( COUNT([.E161:.H161])=3; MOD( AVERAGE([.E161:.H161]); 2)=1; MOD( AVERAGE([.I161:.L16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office:value-type="float" office:value="684" calcext:value-type="float">
            <text:p>684</text:p>
          </table:table-cell>
          <table:table-cell office:value-type="float" office:value="183" calcext:value-type="float">
            <text:p>183</text:p>
          </table:table-cell>
          <table:table-cell office:value-type="float" office:value="485" calcext:value-type="float">
            <text:p>485</text:p>
          </table:table-cell>
          <table:table-cell table:formula="of:=IF(COUNTIF([.A162:.D162];[.A162])=3;[.A162];&quot;&quot;)">
            <text:p/>
          </table:table-cell>
          <table:table-cell table:formula="of:=IF(COUNTIF([.B162:.E162];[.B162])=3;[.B162];&quot;&quot;)">
            <text:p/>
          </table:table-cell>
          <table:table-cell table:formula="of:=IF(COUNTIF([.C162:.F162];[.C162])=3;[.C162];&quot;&quot;)">
            <text:p/>
          </table:table-cell>
          <table:table-cell table:formula="of:=IF(COUNTIF([.D162:.G162];[.D162])=3;[.D162];&quot;&quot;)">
            <text:p/>
          </table:table-cell>
          <table:table-cell table:formula="of:=IF(COUNTIF([.A162:.D162];[.A162])=3;&quot;&quot;;[.A162])" office:value-type="float" office:value="605" calcext:value-type="float">
            <text:p>605</text:p>
          </table:table-cell>
          <table:table-cell table:formula="of:=IF(COUNTIF([.B162:.E162];[.B162])=3;&quot;&quot;;[.B162])" office:value-type="float" office:value="684" calcext:value-type="float">
            <text:p>684</text:p>
          </table:table-cell>
          <table:table-cell table:formula="of:=IF(COUNTIF([.C162:.F162];[.C162])=3;&quot;&quot;;[.C162])" office:value-type="float" office:value="183" calcext:value-type="float">
            <text:p>183</text:p>
          </table:table-cell>
          <table:table-cell table:formula="of:=IF(COUNTIF([.D162:.G162];[.D162])=3;&quot;&quot;;[.D162])" office:value-type="float" office:value="485" calcext:value-type="float">
            <text:p>485</text:p>
          </table:table-cell>
          <table:table-cell table:style-name="ce5" table:formula="of:=IFERROR( IF( AND( COUNT([.E162:.H162])=3; MOD( AVERAGE([.E162:.H162]); 2)=1; MOD( AVERAGE([.I162:.L16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683" calcext:value-type="float">
            <text:p>683</text:p>
          </table:table-cell>
          <table:table-cell table:formula="of:=IF(COUNTIF([.A163:.D163];[.A163])=3;[.A163];&quot;&quot;)">
            <text:p/>
          </table:table-cell>
          <table:table-cell table:formula="of:=IF(COUNTIF([.B163:.E163];[.B163])=3;[.B163];&quot;&quot;)">
            <text:p/>
          </table:table-cell>
          <table:table-cell table:formula="of:=IF(COUNTIF([.C163:.F163];[.C163])=3;[.C163];&quot;&quot;)">
            <text:p/>
          </table:table-cell>
          <table:table-cell table:formula="of:=IF(COUNTIF([.D163:.G163];[.D163])=3;[.D163];&quot;&quot;)">
            <text:p/>
          </table:table-cell>
          <table:table-cell table:formula="of:=IF(COUNTIF([.A163:.D163];[.A163])=3;&quot;&quot;;[.A163])" office:value-type="float" office:value="987" calcext:value-type="float">
            <text:p>987</text:p>
          </table:table-cell>
          <table:table-cell table:formula="of:=IF(COUNTIF([.B163:.E163];[.B163])=3;&quot;&quot;;[.B163])" office:value-type="float" office:value="188" calcext:value-type="float">
            <text:p>188</text:p>
          </table:table-cell>
          <table:table-cell table:formula="of:=IF(COUNTIF([.C163:.F163];[.C163])=3;&quot;&quot;;[.C163])" office:value-type="float" office:value="683" calcext:value-type="float">
            <text:p>683</text:p>
          </table:table-cell>
          <table:table-cell table:formula="of:=IF(COUNTIF([.D163:.G163];[.D163])=3;&quot;&quot;;[.D163])" office:value-type="float" office:value="683" calcext:value-type="float">
            <text:p>683</text:p>
          </table:table-cell>
          <table:table-cell table:style-name="ce5" table:formula="of:=IFERROR( IF( AND( COUNT([.E163:.H163])=3; MOD( AVERAGE([.E163:.H163]); 2)=1; MOD( AVERAGE([.I163:.L16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24" calcext:value-type="float">
            <text:p>624</text:p>
          </table:table-cell>
          <table:table-cell office:value-type="float" office:value="43" calcext:value-type="float">
            <text:p>43</text:p>
          </table:table-cell>
          <table:table-cell office:value-type="float" office:value="342" calcext:value-type="float">
            <text:p>342</text:p>
          </table:table-cell>
          <table:table-cell table:formula="of:=IF(COUNTIF([.A164:.D164];[.A164])=3;[.A164];&quot;&quot;)">
            <text:p/>
          </table:table-cell>
          <table:table-cell table:formula="of:=IF(COUNTIF([.B164:.E164];[.B164])=3;[.B164];&quot;&quot;)">
            <text:p/>
          </table:table-cell>
          <table:table-cell table:formula="of:=IF(COUNTIF([.C164:.F164];[.C164])=3;[.C164];&quot;&quot;)">
            <text:p/>
          </table:table-cell>
          <table:table-cell table:formula="of:=IF(COUNTIF([.D164:.G164];[.D164])=3;[.D164];&quot;&quot;)">
            <text:p/>
          </table:table-cell>
          <table:table-cell table:formula="of:=IF(COUNTIF([.A164:.D164];[.A164])=3;&quot;&quot;;[.A164])" office:value-type="float" office:value="432" calcext:value-type="float">
            <text:p>432</text:p>
          </table:table-cell>
          <table:table-cell table:formula="of:=IF(COUNTIF([.B164:.E164];[.B164])=3;&quot;&quot;;[.B164])" office:value-type="float" office:value="624" calcext:value-type="float">
            <text:p>624</text:p>
          </table:table-cell>
          <table:table-cell table:formula="of:=IF(COUNTIF([.C164:.F164];[.C164])=3;&quot;&quot;;[.C164])" office:value-type="float" office:value="43" calcext:value-type="float">
            <text:p>43</text:p>
          </table:table-cell>
          <table:table-cell table:formula="of:=IF(COUNTIF([.D164:.G164];[.D164])=3;&quot;&quot;;[.D164])" office:value-type="float" office:value="342" calcext:value-type="float">
            <text:p>342</text:p>
          </table:table-cell>
          <table:table-cell table:style-name="ce5" table:formula="of:=IFERROR( IF( AND( COUNT([.E164:.H164])=3; MOD( AVERAGE([.E164:.H164]); 2)=1; MOD( AVERAGE([.I164:.L16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637" calcext:value-type="float">
            <text:p>637</text:p>
          </table:table-cell>
          <table:table-cell table:formula="of:=IF(COUNTIF([.A165:.D165];[.A165])=3;[.A165];&quot;&quot;)">
            <text:p/>
          </table:table-cell>
          <table:table-cell table:formula="of:=IF(COUNTIF([.B165:.E165];[.B165])=3;[.B165];&quot;&quot;)">
            <text:p/>
          </table:table-cell>
          <table:table-cell table:formula="of:=IF(COUNTIF([.C165:.F165];[.C165])=3;[.C165];&quot;&quot;)">
            <text:p/>
          </table:table-cell>
          <table:table-cell table:formula="of:=IF(COUNTIF([.D165:.G165];[.D165])=3;[.D165];&quot;&quot;)">
            <text:p/>
          </table:table-cell>
          <table:table-cell table:formula="of:=IF(COUNTIF([.A165:.D165];[.A165])=3;&quot;&quot;;[.A165])" office:value-type="float" office:value="452" calcext:value-type="float">
            <text:p>452</text:p>
          </table:table-cell>
          <table:table-cell table:formula="of:=IF(COUNTIF([.B165:.E165];[.B165])=3;&quot;&quot;;[.B165])" office:value-type="float" office:value="223" calcext:value-type="float">
            <text:p>223</text:p>
          </table:table-cell>
          <table:table-cell table:formula="of:=IF(COUNTIF([.C165:.F165];[.C165])=3;&quot;&quot;;[.C165])" office:value-type="float" office:value="223" calcext:value-type="float">
            <text:p>223</text:p>
          </table:table-cell>
          <table:table-cell table:formula="of:=IF(COUNTIF([.D165:.G165];[.D165])=3;&quot;&quot;;[.D165])" office:value-type="float" office:value="637" calcext:value-type="float">
            <text:p>637</text:p>
          </table:table-cell>
          <table:table-cell table:style-name="ce5" table:formula="of:=IFERROR( IF( AND( COUNT([.E165:.H165])=3; MOD( AVERAGE([.E165:.H165]); 2)=1; MOD( AVERAGE([.I165:.L16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13" calcext:value-type="float">
            <text:p>913</text:p>
          </table:table-cell>
          <table:table-cell office:value-type="float" office:value="351" calcext:value-type="float">
            <text:p>351</text:p>
          </table:table-cell>
          <table:table-cell office:value-type="float" office:value="743" calcext:value-type="float">
            <text:p>743</text:p>
          </table:table-cell>
          <table:table-cell office:value-type="float" office:value="729" calcext:value-type="float">
            <text:p>729</text:p>
          </table:table-cell>
          <table:table-cell table:formula="of:=IF(COUNTIF([.A166:.D166];[.A166])=3;[.A166];&quot;&quot;)">
            <text:p/>
          </table:table-cell>
          <table:table-cell table:formula="of:=IF(COUNTIF([.B166:.E166];[.B166])=3;[.B166];&quot;&quot;)">
            <text:p/>
          </table:table-cell>
          <table:table-cell table:formula="of:=IF(COUNTIF([.C166:.F166];[.C166])=3;[.C166];&quot;&quot;)">
            <text:p/>
          </table:table-cell>
          <table:table-cell table:formula="of:=IF(COUNTIF([.D166:.G166];[.D166])=3;[.D166];&quot;&quot;)">
            <text:p/>
          </table:table-cell>
          <table:table-cell table:formula="of:=IF(COUNTIF([.A166:.D166];[.A166])=3;&quot;&quot;;[.A166])" office:value-type="float" office:value="913" calcext:value-type="float">
            <text:p>913</text:p>
          </table:table-cell>
          <table:table-cell table:formula="of:=IF(COUNTIF([.B166:.E166];[.B166])=3;&quot;&quot;;[.B166])" office:value-type="float" office:value="351" calcext:value-type="float">
            <text:p>351</text:p>
          </table:table-cell>
          <table:table-cell table:formula="of:=IF(COUNTIF([.C166:.F166];[.C166])=3;&quot;&quot;;[.C166])" office:value-type="float" office:value="743" calcext:value-type="float">
            <text:p>743</text:p>
          </table:table-cell>
          <table:table-cell table:formula="of:=IF(COUNTIF([.D166:.G166];[.D166])=3;&quot;&quot;;[.D166])" office:value-type="float" office:value="729" calcext:value-type="float">
            <text:p>729</text:p>
          </table:table-cell>
          <table:table-cell table:style-name="ce5" table:formula="of:=IFERROR( IF( AND( COUNT([.E166:.H166])=3; MOD( AVERAGE([.E166:.H166]); 2)=1; MOD( AVERAGE([.I166:.L16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office:value-type="float" office:value="782" calcext:value-type="float">
            <text:p>782</text:p>
          </table:table-cell>
          <table:table-cell office:value-type="float" office:value="664" calcext:value-type="float">
            <text:p>664</text:p>
          </table:table-cell>
          <table:table-cell office:value-type="float" office:value="705" calcext:value-type="float">
            <text:p>705</text:p>
          </table:table-cell>
          <table:table-cell table:formula="of:=IF(COUNTIF([.A167:.D167];[.A167])=3;[.A167];&quot;&quot;)">
            <text:p/>
          </table:table-cell>
          <table:table-cell table:formula="of:=IF(COUNTIF([.B167:.E167];[.B167])=3;[.B167];&quot;&quot;)">
            <text:p/>
          </table:table-cell>
          <table:table-cell table:formula="of:=IF(COUNTIF([.C167:.F167];[.C167])=3;[.C167];&quot;&quot;)">
            <text:p/>
          </table:table-cell>
          <table:table-cell table:formula="of:=IF(COUNTIF([.D167:.G167];[.D167])=3;[.D167];&quot;&quot;)">
            <text:p/>
          </table:table-cell>
          <table:table-cell table:formula="of:=IF(COUNTIF([.A167:.D167];[.A167])=3;&quot;&quot;;[.A167])" office:value-type="float" office:value="705" calcext:value-type="float">
            <text:p>705</text:p>
          </table:table-cell>
          <table:table-cell table:formula="of:=IF(COUNTIF([.B167:.E167];[.B167])=3;&quot;&quot;;[.B167])" office:value-type="float" office:value="782" calcext:value-type="float">
            <text:p>782</text:p>
          </table:table-cell>
          <table:table-cell table:formula="of:=IF(COUNTIF([.C167:.F167];[.C167])=3;&quot;&quot;;[.C167])" office:value-type="float" office:value="664" calcext:value-type="float">
            <text:p>664</text:p>
          </table:table-cell>
          <table:table-cell table:formula="of:=IF(COUNTIF([.D167:.G167];[.D167])=3;&quot;&quot;;[.D167])" office:value-type="float" office:value="705" calcext:value-type="float">
            <text:p>705</text:p>
          </table:table-cell>
          <table:table-cell table:style-name="ce5" table:formula="of:=IFERROR( IF( AND( COUNT([.E167:.H167])=3; MOD( AVERAGE([.E167:.H167]); 2)=1; MOD( AVERAGE([.I167:.L16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office:value-type="float" office:value="615" calcext:value-type="float">
            <text:p>615</text:p>
          </table:table-cell>
          <table:table-cell office:value-type="float" office:value="432" calcext:value-type="float">
            <text:p>432</text:p>
          </table:table-cell>
          <table:table-cell office:value-type="float" office:value="133" calcext:value-type="float">
            <text:p>133</text:p>
          </table:table-cell>
          <table:table-cell table:formula="of:=IF(COUNTIF([.A168:.D168];[.A168])=3;[.A168];&quot;&quot;)">
            <text:p/>
          </table:table-cell>
          <table:table-cell table:formula="of:=IF(COUNTIF([.B168:.E168];[.B168])=3;[.B168];&quot;&quot;)">
            <text:p/>
          </table:table-cell>
          <table:table-cell table:formula="of:=IF(COUNTIF([.C168:.F168];[.C168])=3;[.C168];&quot;&quot;)">
            <text:p/>
          </table:table-cell>
          <table:table-cell table:formula="of:=IF(COUNTIF([.D168:.G168];[.D168])=3;[.D168];&quot;&quot;)">
            <text:p/>
          </table:table-cell>
          <table:table-cell table:formula="of:=IF(COUNTIF([.A168:.D168];[.A168])=3;&quot;&quot;;[.A168])" office:value-type="float" office:value="306" calcext:value-type="float">
            <text:p>306</text:p>
          </table:table-cell>
          <table:table-cell table:formula="of:=IF(COUNTIF([.B168:.E168];[.B168])=3;&quot;&quot;;[.B168])" office:value-type="float" office:value="615" calcext:value-type="float">
            <text:p>615</text:p>
          </table:table-cell>
          <table:table-cell table:formula="of:=IF(COUNTIF([.C168:.F168];[.C168])=3;&quot;&quot;;[.C168])" office:value-type="float" office:value="432" calcext:value-type="float">
            <text:p>432</text:p>
          </table:table-cell>
          <table:table-cell table:formula="of:=IF(COUNTIF([.D168:.G168];[.D168])=3;&quot;&quot;;[.D168])" office:value-type="float" office:value="133" calcext:value-type="float">
            <text:p>133</text:p>
          </table:table-cell>
          <table:table-cell table:style-name="ce5" table:formula="of:=IFERROR( IF( AND( COUNT([.E168:.H168])=3; MOD( AVERAGE([.E168:.H168]); 2)=1; MOD( AVERAGE([.I168:.L16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office:value-type="float" office:value="606" calcext:value-type="float">
            <text:p>606</text:p>
          </table:table-cell>
          <table:table-cell office:value-type="float" office:value="776" calcext:value-type="float">
            <text:p>776</text:p>
          </table:table-cell>
          <table:table-cell office:value-type="float" office:value="299" calcext:value-type="float">
            <text:p>299</text:p>
          </table:table-cell>
          <table:table-cell table:formula="of:=IF(COUNTIF([.A169:.D169];[.A169])=3;[.A169];&quot;&quot;)">
            <text:p/>
          </table:table-cell>
          <table:table-cell table:formula="of:=IF(COUNTIF([.B169:.E169];[.B169])=3;[.B169];&quot;&quot;)">
            <text:p/>
          </table:table-cell>
          <table:table-cell table:formula="of:=IF(COUNTIF([.C169:.F169];[.C169])=3;[.C169];&quot;&quot;)">
            <text:p/>
          </table:table-cell>
          <table:table-cell table:formula="of:=IF(COUNTIF([.D169:.G169];[.D169])=3;[.D169];&quot;&quot;)">
            <text:p/>
          </table:table-cell>
          <table:table-cell table:formula="of:=IF(COUNTIF([.A169:.D169];[.A169])=3;&quot;&quot;;[.A169])" office:value-type="float" office:value="690" calcext:value-type="float">
            <text:p>690</text:p>
          </table:table-cell>
          <table:table-cell table:formula="of:=IF(COUNTIF([.B169:.E169];[.B169])=3;&quot;&quot;;[.B169])" office:value-type="float" office:value="606" calcext:value-type="float">
            <text:p>606</text:p>
          </table:table-cell>
          <table:table-cell table:formula="of:=IF(COUNTIF([.C169:.F169];[.C169])=3;&quot;&quot;;[.C169])" office:value-type="float" office:value="776" calcext:value-type="float">
            <text:p>776</text:p>
          </table:table-cell>
          <table:table-cell table:formula="of:=IF(COUNTIF([.D169:.G169];[.D169])=3;&quot;&quot;;[.D169])" office:value-type="float" office:value="299" calcext:value-type="float">
            <text:p>299</text:p>
          </table:table-cell>
          <table:table-cell table:style-name="ce5" table:formula="of:=IFERROR( IF( AND( COUNT([.E169:.H169])=3; MOD( AVERAGE([.E169:.H169]); 2)=1; MOD( AVERAGE([.I169:.L16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53" calcext:value-type="float">
            <text:p>953</text:p>
          </table:table-cell>
          <table:table-cell office:value-type="float" office:value="783" calcext:value-type="float">
            <text:p>783</text:p>
          </table:table-cell>
          <table:table-cell office:value-type="float" office:value="938" calcext:value-type="float">
            <text:p>938</text:p>
          </table:table-cell>
          <table:table-cell office:value-type="float" office:value="855" calcext:value-type="float">
            <text:p>855</text:p>
          </table:table-cell>
          <table:table-cell table:formula="of:=IF(COUNTIF([.A170:.D170];[.A170])=3;[.A170];&quot;&quot;)">
            <text:p/>
          </table:table-cell>
          <table:table-cell table:formula="of:=IF(COUNTIF([.B170:.E170];[.B170])=3;[.B170];&quot;&quot;)">
            <text:p/>
          </table:table-cell>
          <table:table-cell table:formula="of:=IF(COUNTIF([.C170:.F170];[.C170])=3;[.C170];&quot;&quot;)">
            <text:p/>
          </table:table-cell>
          <table:table-cell table:formula="of:=IF(COUNTIF([.D170:.G170];[.D170])=3;[.D170];&quot;&quot;)">
            <text:p/>
          </table:table-cell>
          <table:table-cell table:formula="of:=IF(COUNTIF([.A170:.D170];[.A170])=3;&quot;&quot;;[.A170])" office:value-type="float" office:value="953" calcext:value-type="float">
            <text:p>953</text:p>
          </table:table-cell>
          <table:table-cell table:formula="of:=IF(COUNTIF([.B170:.E170];[.B170])=3;&quot;&quot;;[.B170])" office:value-type="float" office:value="783" calcext:value-type="float">
            <text:p>783</text:p>
          </table:table-cell>
          <table:table-cell table:formula="of:=IF(COUNTIF([.C170:.F170];[.C170])=3;&quot;&quot;;[.C170])" office:value-type="float" office:value="938" calcext:value-type="float">
            <text:p>938</text:p>
          </table:table-cell>
          <table:table-cell table:formula="of:=IF(COUNTIF([.D170:.G170];[.D170])=3;&quot;&quot;;[.D170])" office:value-type="float" office:value="855" calcext:value-type="float">
            <text:p>855</text:p>
          </table:table-cell>
          <table:table-cell table:style-name="ce5" table:formula="of:=IFERROR( IF( AND( COUNT([.E170:.H170])=3; MOD( AVERAGE([.E170:.H170]); 2)=1; MOD( AVERAGE([.I170:.L17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office:value-type="float" office:value="421" calcext:value-type="float">
            <text:p>421</text:p>
          </table:table-cell>
          <table:table-cell office:value-type="float" office:value="901" calcext:value-type="float">
            <text:p>901</text:p>
          </table:table-cell>
          <table:table-cell office:value-type="float" office:value="474" calcext:value-type="float">
            <text:p>474</text:p>
          </table:table-cell>
          <table:table-cell table:formula="of:=IF(COUNTIF([.A171:.D171];[.A171])=3;[.A171];&quot;&quot;)">
            <text:p/>
          </table:table-cell>
          <table:table-cell table:formula="of:=IF(COUNTIF([.B171:.E171];[.B171])=3;[.B171];&quot;&quot;)">
            <text:p/>
          </table:table-cell>
          <table:table-cell table:formula="of:=IF(COUNTIF([.C171:.F171];[.C171])=3;[.C171];&quot;&quot;)">
            <text:p/>
          </table:table-cell>
          <table:table-cell table:formula="of:=IF(COUNTIF([.D171:.G171];[.D171])=3;[.D171];&quot;&quot;)">
            <text:p/>
          </table:table-cell>
          <table:table-cell table:formula="of:=IF(COUNTIF([.A171:.D171];[.A171])=3;&quot;&quot;;[.A171])" office:value-type="float" office:value="474" calcext:value-type="float">
            <text:p>474</text:p>
          </table:table-cell>
          <table:table-cell table:formula="of:=IF(COUNTIF([.B171:.E171];[.B171])=3;&quot;&quot;;[.B171])" office:value-type="float" office:value="421" calcext:value-type="float">
            <text:p>421</text:p>
          </table:table-cell>
          <table:table-cell table:formula="of:=IF(COUNTIF([.C171:.F171];[.C171])=3;&quot;&quot;;[.C171])" office:value-type="float" office:value="901" calcext:value-type="float">
            <text:p>901</text:p>
          </table:table-cell>
          <table:table-cell table:formula="of:=IF(COUNTIF([.D171:.G171];[.D171])=3;&quot;&quot;;[.D171])" office:value-type="float" office:value="474" calcext:value-type="float">
            <text:p>474</text:p>
          </table:table-cell>
          <table:table-cell table:style-name="ce5" table:formula="of:=IFERROR( IF( AND( COUNT([.E171:.H171])=3; MOD( AVERAGE([.E171:.H171]); 2)=1; MOD( AVERAGE([.I171:.L17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60" calcext:value-type="float">
            <text:p>160</text:p>
          </table:table-cell>
          <table:table-cell office:value-type="float" office:value="74" calcext:value-type="float">
            <text:p>74</text:p>
          </table:table-cell>
          <table:table-cell office:value-type="float" office:value="796" calcext:value-type="float">
            <text:p>796</text:p>
          </table:table-cell>
          <table:table-cell table:formula="of:=IF(COUNTIF([.A172:.D172];[.A172])=3;[.A172];&quot;&quot;)">
            <text:p/>
          </table:table-cell>
          <table:table-cell table:formula="of:=IF(COUNTIF([.B172:.E172];[.B172])=3;[.B172];&quot;&quot;)">
            <text:p/>
          </table:table-cell>
          <table:table-cell table:formula="of:=IF(COUNTIF([.C172:.F172];[.C172])=3;[.C172];&quot;&quot;)">
            <text:p/>
          </table:table-cell>
          <table:table-cell table:formula="of:=IF(COUNTIF([.D172:.G172];[.D172])=3;[.D172];&quot;&quot;)">
            <text:p/>
          </table:table-cell>
          <table:table-cell table:formula="of:=IF(COUNTIF([.A172:.D172];[.A172])=3;&quot;&quot;;[.A172])" office:value-type="float" office:value="699" calcext:value-type="float">
            <text:p>699</text:p>
          </table:table-cell>
          <table:table-cell table:formula="of:=IF(COUNTIF([.B172:.E172];[.B172])=3;&quot;&quot;;[.B172])" office:value-type="float" office:value="160" calcext:value-type="float">
            <text:p>160</text:p>
          </table:table-cell>
          <table:table-cell table:formula="of:=IF(COUNTIF([.C172:.F172];[.C172])=3;&quot;&quot;;[.C172])" office:value-type="float" office:value="74" calcext:value-type="float">
            <text:p>74</text:p>
          </table:table-cell>
          <table:table-cell table:formula="of:=IF(COUNTIF([.D172:.G172];[.D172])=3;&quot;&quot;;[.D172])" office:value-type="float" office:value="796" calcext:value-type="float">
            <text:p>796</text:p>
          </table:table-cell>
          <table:table-cell table:style-name="ce5" table:formula="of:=IFERROR( IF( AND( COUNT([.E172:.H172])=3; MOD( AVERAGE([.E172:.H172]); 2)=1; MOD( AVERAGE([.I172:.L17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351" calcext:value-type="float">
            <text:p>351</text:p>
          </table:table-cell>
          <table:table-cell table:formula="of:=IF(COUNTIF([.A173:.D173];[.A173])=3;[.A173];&quot;&quot;)">
            <text:p/>
          </table:table-cell>
          <table:table-cell table:formula="of:=IF(COUNTIF([.B173:.E173];[.B173])=3;[.B173];&quot;&quot;)">
            <text:p/>
          </table:table-cell>
          <table:table-cell table:formula="of:=IF(COUNTIF([.C173:.F173];[.C173])=3;[.C173];&quot;&quot;)">
            <text:p/>
          </table:table-cell>
          <table:table-cell table:formula="of:=IF(COUNTIF([.D173:.G173];[.D173])=3;[.D173];&quot;&quot;)">
            <text:p/>
          </table:table-cell>
          <table:table-cell table:formula="of:=IF(COUNTIF([.A173:.D173];[.A173])=3;&quot;&quot;;[.A173])" office:value-type="float" office:value="967" calcext:value-type="float">
            <text:p>967</text:p>
          </table:table-cell>
          <table:table-cell table:formula="of:=IF(COUNTIF([.B173:.E173];[.B173])=3;&quot;&quot;;[.B173])" office:value-type="float" office:value="179" calcext:value-type="float">
            <text:p>179</text:p>
          </table:table-cell>
          <table:table-cell table:formula="of:=IF(COUNTIF([.C173:.F173];[.C173])=3;&quot;&quot;;[.C173])" office:value-type="float" office:value="81" calcext:value-type="float">
            <text:p>81</text:p>
          </table:table-cell>
          <table:table-cell table:formula="of:=IF(COUNTIF([.D173:.G173];[.D173])=3;&quot;&quot;;[.D173])" office:value-type="float" office:value="351" calcext:value-type="float">
            <text:p>351</text:p>
          </table:table-cell>
          <table:table-cell table:style-name="ce5" table:formula="of:=IFERROR( IF( AND( COUNT([.E173:.H173])=3; MOD( AVERAGE([.E173:.H173]); 2)=1; MOD( AVERAGE([.I173:.L17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50" calcext:value-type="float">
            <text:p>50</text:p>
          </table:table-cell>
          <table:table-cell office:value-type="float" office:value="890" calcext:value-type="float">
            <text:p>890</text:p>
          </table:table-cell>
          <table:table-cell office:value-type="float" office:value="50" calcext:value-type="float">
            <text:p>50</text:p>
          </table:table-cell>
          <table:table-cell table:formula="of:=IF(COUNTIF([.A174:.D174];[.A174])=3;[.A174];&quot;&quot;)">
            <text:p/>
          </table:table-cell>
          <table:table-cell table:formula="of:=IF(COUNTIF([.B174:.E174];[.B174])=3;[.B174];&quot;&quot;)">
            <text:p/>
          </table:table-cell>
          <table:table-cell table:formula="of:=IF(COUNTIF([.C174:.F174];[.C174])=3;[.C174];&quot;&quot;)">
            <text:p/>
          </table:table-cell>
          <table:table-cell table:formula="of:=IF(COUNTIF([.D174:.G174];[.D174])=3;[.D174];&quot;&quot;)">
            <text:p/>
          </table:table-cell>
          <table:table-cell table:formula="of:=IF(COUNTIF([.A174:.D174];[.A174])=3;&quot;&quot;;[.A174])" office:value-type="float" office:value="895" calcext:value-type="float">
            <text:p>895</text:p>
          </table:table-cell>
          <table:table-cell table:formula="of:=IF(COUNTIF([.B174:.E174];[.B174])=3;&quot;&quot;;[.B174])" office:value-type="float" office:value="50" calcext:value-type="float">
            <text:p>50</text:p>
          </table:table-cell>
          <table:table-cell table:formula="of:=IF(COUNTIF([.C174:.F174];[.C174])=3;&quot;&quot;;[.C174])" office:value-type="float" office:value="890" calcext:value-type="float">
            <text:p>890</text:p>
          </table:table-cell>
          <table:table-cell table:formula="of:=IF(COUNTIF([.D174:.G174];[.D174])=3;&quot;&quot;;[.D174])" office:value-type="float" office:value="50" calcext:value-type="float">
            <text:p>50</text:p>
          </table:table-cell>
          <table:table-cell table:style-name="ce5" table:formula="of:=IFERROR( IF( AND( COUNT([.E174:.H174])=3; MOD( AVERAGE([.E174:.H174]); 2)=1; MOD( AVERAGE([.I174:.L17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970" calcext:value-type="float">
            <text:p>970</text:p>
          </table:table-cell>
          <table:table-cell office:value-type="float" office:value="154" calcext:value-type="float">
            <text:p>154</text:p>
          </table:table-cell>
          <table:table-cell office:value-type="float" office:value="581" calcext:value-type="float">
            <text:p>581</text:p>
          </table:table-cell>
          <table:table-cell table:formula="of:=IF(COUNTIF([.A175:.D175];[.A175])=3;[.A175];&quot;&quot;)">
            <text:p/>
          </table:table-cell>
          <table:table-cell table:formula="of:=IF(COUNTIF([.B175:.E175];[.B175])=3;[.B175];&quot;&quot;)">
            <text:p/>
          </table:table-cell>
          <table:table-cell table:formula="of:=IF(COUNTIF([.C175:.F175];[.C175])=3;[.C175];&quot;&quot;)">
            <text:p/>
          </table:table-cell>
          <table:table-cell table:formula="of:=IF(COUNTIF([.D175:.G175];[.D175])=3;[.D175];&quot;&quot;)">
            <text:p/>
          </table:table-cell>
          <table:table-cell table:formula="of:=IF(COUNTIF([.A175:.D175];[.A175])=3;&quot;&quot;;[.A175])" office:value-type="float" office:value="22" calcext:value-type="float">
            <text:p>22</text:p>
          </table:table-cell>
          <table:table-cell table:formula="of:=IF(COUNTIF([.B175:.E175];[.B175])=3;&quot;&quot;;[.B175])" office:value-type="float" office:value="970" calcext:value-type="float">
            <text:p>970</text:p>
          </table:table-cell>
          <table:table-cell table:formula="of:=IF(COUNTIF([.C175:.F175];[.C175])=3;&quot;&quot;;[.C175])" office:value-type="float" office:value="154" calcext:value-type="float">
            <text:p>154</text:p>
          </table:table-cell>
          <table:table-cell table:formula="of:=IF(COUNTIF([.D175:.G175];[.D175])=3;&quot;&quot;;[.D175])" office:value-type="float" office:value="581" calcext:value-type="float">
            <text:p>581</text:p>
          </table:table-cell>
          <table:table-cell table:style-name="ce5" table:formula="of:=IFERROR( IF( AND( COUNT([.E175:.H175])=3; MOD( AVERAGE([.E175:.H175]); 2)=1; MOD( AVERAGE([.I175:.L17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office:value-type="float" office:value="642" calcext:value-type="float">
            <text:p>642</text:p>
          </table:table-cell>
          <table:table-cell office:value-type="float" office:value="526" calcext:value-type="float">
            <text:p>526</text:p>
          </table:table-cell>
          <table:table-cell office:value-type="float" office:value="642" calcext:value-type="float">
            <text:p>642</text:p>
          </table:table-cell>
          <table:table-cell table:formula="of:=IF(COUNTIF([.A176:.D176];[.A176])=3;[.A176];&quot;&quot;)">
            <text:p/>
          </table:table-cell>
          <table:table-cell table:formula="of:=IF(COUNTIF([.B176:.E176];[.B176])=3;[.B176];&quot;&quot;)">
            <text:p/>
          </table:table-cell>
          <table:table-cell table:formula="of:=IF(COUNTIF([.C176:.F176];[.C176])=3;[.C176];&quot;&quot;)">
            <text:p/>
          </table:table-cell>
          <table:table-cell table:formula="of:=IF(COUNTIF([.D176:.G176];[.D176])=3;[.D176];&quot;&quot;)">
            <text:p/>
          </table:table-cell>
          <table:table-cell table:formula="of:=IF(COUNTIF([.A176:.D176];[.A176])=3;&quot;&quot;;[.A176])" office:value-type="float" office:value="468" calcext:value-type="float">
            <text:p>468</text:p>
          </table:table-cell>
          <table:table-cell table:formula="of:=IF(COUNTIF([.B176:.E176];[.B176])=3;&quot;&quot;;[.B176])" office:value-type="float" office:value="642" calcext:value-type="float">
            <text:p>642</text:p>
          </table:table-cell>
          <table:table-cell table:formula="of:=IF(COUNTIF([.C176:.F176];[.C176])=3;&quot;&quot;;[.C176])" office:value-type="float" office:value="526" calcext:value-type="float">
            <text:p>526</text:p>
          </table:table-cell>
          <table:table-cell table:formula="of:=IF(COUNTIF([.D176:.G176];[.D176])=3;&quot;&quot;;[.D176])" office:value-type="float" office:value="642" calcext:value-type="float">
            <text:p>642</text:p>
          </table:table-cell>
          <table:table-cell table:style-name="ce5" table:formula="of:=IFERROR( IF( AND( COUNT([.E176:.H176])=3; MOD( AVERAGE([.E176:.H176]); 2)=1; MOD( AVERAGE([.I176:.L17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office:value-type="float" office:value="245" calcext:value-type="float">
            <text:p>245</text:p>
          </table:table-cell>
          <table:table-cell office:value-type="float" office:value="658" calcext:value-type="float">
            <text:p>658</text:p>
          </table:table-cell>
          <table:table-cell office:value-type="float" office:value="246" calcext:value-type="float">
            <text:p>246</text:p>
          </table:table-cell>
          <table:table-cell table:formula="of:=IF(COUNTIF([.A177:.D177];[.A177])=3;[.A177];&quot;&quot;)">
            <text:p/>
          </table:table-cell>
          <table:table-cell table:formula="of:=IF(COUNTIF([.B177:.E177];[.B177])=3;[.B177];&quot;&quot;)">
            <text:p/>
          </table:table-cell>
          <table:table-cell table:formula="of:=IF(COUNTIF([.C177:.F177];[.C177])=3;[.C177];&quot;&quot;)">
            <text:p/>
          </table:table-cell>
          <table:table-cell table:formula="of:=IF(COUNTIF([.D177:.G177];[.D177])=3;[.D177];&quot;&quot;)">
            <text:p/>
          </table:table-cell>
          <table:table-cell table:formula="of:=IF(COUNTIF([.A177:.D177];[.A177])=3;&quot;&quot;;[.A177])" office:value-type="float" office:value="729" calcext:value-type="float">
            <text:p>729</text:p>
          </table:table-cell>
          <table:table-cell table:formula="of:=IF(COUNTIF([.B177:.E177];[.B177])=3;&quot;&quot;;[.B177])" office:value-type="float" office:value="245" calcext:value-type="float">
            <text:p>245</text:p>
          </table:table-cell>
          <table:table-cell table:formula="of:=IF(COUNTIF([.C177:.F177];[.C177])=3;&quot;&quot;;[.C177])" office:value-type="float" office:value="658" calcext:value-type="float">
            <text:p>658</text:p>
          </table:table-cell>
          <table:table-cell table:formula="of:=IF(COUNTIF([.D177:.G177];[.D177])=3;&quot;&quot;;[.D177])" office:value-type="float" office:value="246" calcext:value-type="float">
            <text:p>246</text:p>
          </table:table-cell>
          <table:table-cell table:style-name="ce5" table:formula="of:=IFERROR( IF( AND( COUNT([.E177:.H177])=3; MOD( AVERAGE([.E177:.H177]); 2)=1; MOD( AVERAGE([.I177:.L17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37" calcext:value-type="float">
            <text:p>937</text:p>
          </table:table-cell>
          <table:table-cell office:value-type="float" office:value="571" calcext:value-type="float">
            <text:p>571</text:p>
          </table:table-cell>
          <table:table-cell office:value-type="float" office:value="830" calcext:value-type="float">
            <text:p>830</text:p>
          </table:table-cell>
          <table:table-cell office:value-type="float" office:value="907" calcext:value-type="float">
            <text:p>907</text:p>
          </table:table-cell>
          <table:table-cell table:formula="of:=IF(COUNTIF([.A178:.D178];[.A178])=3;[.A178];&quot;&quot;)">
            <text:p/>
          </table:table-cell>
          <table:table-cell table:formula="of:=IF(COUNTIF([.B178:.E178];[.B178])=3;[.B178];&quot;&quot;)">
            <text:p/>
          </table:table-cell>
          <table:table-cell table:formula="of:=IF(COUNTIF([.C178:.F178];[.C178])=3;[.C178];&quot;&quot;)">
            <text:p/>
          </table:table-cell>
          <table:table-cell table:formula="of:=IF(COUNTIF([.D178:.G178];[.D178])=3;[.D178];&quot;&quot;)">
            <text:p/>
          </table:table-cell>
          <table:table-cell table:formula="of:=IF(COUNTIF([.A178:.D178];[.A178])=3;&quot;&quot;;[.A178])" office:value-type="float" office:value="937" calcext:value-type="float">
            <text:p>937</text:p>
          </table:table-cell>
          <table:table-cell table:formula="of:=IF(COUNTIF([.B178:.E178];[.B178])=3;&quot;&quot;;[.B178])" office:value-type="float" office:value="571" calcext:value-type="float">
            <text:p>571</text:p>
          </table:table-cell>
          <table:table-cell table:formula="of:=IF(COUNTIF([.C178:.F178];[.C178])=3;&quot;&quot;;[.C178])" office:value-type="float" office:value="830" calcext:value-type="float">
            <text:p>830</text:p>
          </table:table-cell>
          <table:table-cell table:formula="of:=IF(COUNTIF([.D178:.G178];[.D178])=3;&quot;&quot;;[.D178])" office:value-type="float" office:value="907" calcext:value-type="float">
            <text:p>907</text:p>
          </table:table-cell>
          <table:table-cell table:style-name="ce5" table:formula="of:=IFERROR( IF( AND( COUNT([.E178:.H178])=3; MOD( AVERAGE([.E178:.H178]); 2)=1; MOD( AVERAGE([.I178:.L17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office:value-type="float" office:value="744" calcext:value-type="float">
            <text:p>744</text:p>
          </table:table-cell>
          <table:table-cell office:value-type="float" office:value="501" calcext:value-type="float">
            <text:p>501</text:p>
          </table:table-cell>
          <table:table-cell office:value-type="float" office:value="644" calcext:value-type="float">
            <text:p>644</text:p>
          </table:table-cell>
          <table:table-cell table:formula="of:=IF(COUNTIF([.A179:.D179];[.A179])=3;[.A179];&quot;&quot;)">
            <text:p/>
          </table:table-cell>
          <table:table-cell table:formula="of:=IF(COUNTIF([.B179:.E179];[.B179])=3;[.B179];&quot;&quot;)">
            <text:p/>
          </table:table-cell>
          <table:table-cell table:formula="of:=IF(COUNTIF([.C179:.F179];[.C179])=3;[.C179];&quot;&quot;)">
            <text:p/>
          </table:table-cell>
          <table:table-cell table:formula="of:=IF(COUNTIF([.D179:.G179];[.D179])=3;[.D179];&quot;&quot;)">
            <text:p/>
          </table:table-cell>
          <table:table-cell table:formula="of:=IF(COUNTIF([.A179:.D179];[.A179])=3;&quot;&quot;;[.A179])" office:value-type="float" office:value="367" calcext:value-type="float">
            <text:p>367</text:p>
          </table:table-cell>
          <table:table-cell table:formula="of:=IF(COUNTIF([.B179:.E179];[.B179])=3;&quot;&quot;;[.B179])" office:value-type="float" office:value="744" calcext:value-type="float">
            <text:p>744</text:p>
          </table:table-cell>
          <table:table-cell table:formula="of:=IF(COUNTIF([.C179:.F179];[.C179])=3;&quot;&quot;;[.C179])" office:value-type="float" office:value="501" calcext:value-type="float">
            <text:p>501</text:p>
          </table:table-cell>
          <table:table-cell table:formula="of:=IF(COUNTIF([.D179:.G179];[.D179])=3;&quot;&quot;;[.D179])" office:value-type="float" office:value="644" calcext:value-type="float">
            <text:p>644</text:p>
          </table:table-cell>
          <table:table-cell table:style-name="ce5" table:formula="of:=IFERROR( IF( AND( COUNT([.E179:.H179])=3; MOD( AVERAGE([.E179:.H179]); 2)=1; MOD( AVERAGE([.I179:.L17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65" calcext:value-type="float">
            <text:p>265</text:p>
          </table:table-cell>
          <table:table-cell office:value-type="float" office:value="401" calcext:value-type="float">
            <text:p>401</text:p>
          </table:table-cell>
          <table:table-cell office:value-type="float" office:value="26" calcext:value-type="float">
            <text:p>26</text:p>
          </table:table-cell>
          <table:table-cell table:formula="of:=IF(COUNTIF([.A180:.D180];[.A180])=3;[.A180];&quot;&quot;)">
            <text:p/>
          </table:table-cell>
          <table:table-cell table:formula="of:=IF(COUNTIF([.B180:.E180];[.B180])=3;[.B180];&quot;&quot;)">
            <text:p/>
          </table:table-cell>
          <table:table-cell table:formula="of:=IF(COUNTIF([.C180:.F180];[.C180])=3;[.C180];&quot;&quot;)">
            <text:p/>
          </table:table-cell>
          <table:table-cell table:formula="of:=IF(COUNTIF([.D180:.G180];[.D180])=3;[.D180];&quot;&quot;)">
            <text:p/>
          </table:table-cell>
          <table:table-cell table:formula="of:=IF(COUNTIF([.A180:.D180];[.A180])=3;&quot;&quot;;[.A180])" office:value-type="float" office:value="690" calcext:value-type="float">
            <text:p>690</text:p>
          </table:table-cell>
          <table:table-cell table:formula="of:=IF(COUNTIF([.B180:.E180];[.B180])=3;&quot;&quot;;[.B180])" office:value-type="float" office:value="265" calcext:value-type="float">
            <text:p>265</text:p>
          </table:table-cell>
          <table:table-cell table:formula="of:=IF(COUNTIF([.C180:.F180];[.C180])=3;&quot;&quot;;[.C180])" office:value-type="float" office:value="401" calcext:value-type="float">
            <text:p>401</text:p>
          </table:table-cell>
          <table:table-cell table:formula="of:=IF(COUNTIF([.D180:.G180];[.D180])=3;&quot;&quot;;[.D180])" office:value-type="float" office:value="26" calcext:value-type="float">
            <text:p>26</text:p>
          </table:table-cell>
          <table:table-cell table:style-name="ce5" table:formula="of:=IFERROR( IF( AND( COUNT([.E180:.H180])=3; MOD( AVERAGE([.E180:.H180]); 2)=1; MOD( AVERAGE([.I180:.L18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418" calcext:value-type="float">
            <text:p>418</text:p>
          </table:table-cell>
          <table:table-cell office:value-type="float" office:value="618" calcext:value-type="float">
            <text:p>618</text:p>
          </table:table-cell>
          <table:table-cell table:formula="of:=IF(COUNTIF([.A181:.D181];[.A181])=3;[.A181];&quot;&quot;)">
            <text:p/>
          </table:table-cell>
          <table:table-cell table:formula="of:=IF(COUNTIF([.B181:.E181];[.B181])=3;[.B181];&quot;&quot;)">
            <text:p/>
          </table:table-cell>
          <table:table-cell table:formula="of:=IF(COUNTIF([.C181:.F181];[.C181])=3;[.C181];&quot;&quot;)">
            <text:p/>
          </table:table-cell>
          <table:table-cell table:formula="of:=IF(COUNTIF([.D181:.G181];[.D181])=3;[.D181];&quot;&quot;)">
            <text:p/>
          </table:table-cell>
          <table:table-cell table:formula="of:=IF(COUNTIF([.A181:.D181];[.A181])=3;&quot;&quot;;[.A181])" office:value-type="float" office:value="96" calcext:value-type="float">
            <text:p>96</text:p>
          </table:table-cell>
          <table:table-cell table:formula="of:=IF(COUNTIF([.B181:.E181];[.B181])=3;&quot;&quot;;[.B181])" office:value-type="float" office:value="96" calcext:value-type="float">
            <text:p>96</text:p>
          </table:table-cell>
          <table:table-cell table:formula="of:=IF(COUNTIF([.C181:.F181];[.C181])=3;&quot;&quot;;[.C181])" office:value-type="float" office:value="418" calcext:value-type="float">
            <text:p>418</text:p>
          </table:table-cell>
          <table:table-cell table:formula="of:=IF(COUNTIF([.D181:.G181];[.D181])=3;&quot;&quot;;[.D181])" office:value-type="float" office:value="618" calcext:value-type="float">
            <text:p>618</text:p>
          </table:table-cell>
          <table:table-cell table:style-name="ce5" table:formula="of:=IFERROR( IF( AND( COUNT([.E181:.H181])=3; MOD( AVERAGE([.E181:.H181]); 2)=1; MOD( AVERAGE([.I181:.L18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09" calcext:value-type="float">
            <text:p>809</text:p>
          </table:table-cell>
          <table:table-cell office:value-type="float" office:value="432" calcext:value-type="float">
            <text:p>432</text:p>
          </table:table-cell>
          <table:table-cell office:value-type="float" office:value="915" calcext:value-type="float">
            <text:p>915</text:p>
          </table:table-cell>
          <table:table-cell office:value-type="float" office:value="786" calcext:value-type="float">
            <text:p>786</text:p>
          </table:table-cell>
          <table:table-cell table:formula="of:=IF(COUNTIF([.A182:.D182];[.A182])=3;[.A182];&quot;&quot;)">
            <text:p/>
          </table:table-cell>
          <table:table-cell table:formula="of:=IF(COUNTIF([.B182:.E182];[.B182])=3;[.B182];&quot;&quot;)">
            <text:p/>
          </table:table-cell>
          <table:table-cell table:formula="of:=IF(COUNTIF([.C182:.F182];[.C182])=3;[.C182];&quot;&quot;)">
            <text:p/>
          </table:table-cell>
          <table:table-cell table:formula="of:=IF(COUNTIF([.D182:.G182];[.D182])=3;[.D182];&quot;&quot;)">
            <text:p/>
          </table:table-cell>
          <table:table-cell table:formula="of:=IF(COUNTIF([.A182:.D182];[.A182])=3;&quot;&quot;;[.A182])" office:value-type="float" office:value="809" calcext:value-type="float">
            <text:p>809</text:p>
          </table:table-cell>
          <table:table-cell table:formula="of:=IF(COUNTIF([.B182:.E182];[.B182])=3;&quot;&quot;;[.B182])" office:value-type="float" office:value="432" calcext:value-type="float">
            <text:p>432</text:p>
          </table:table-cell>
          <table:table-cell table:formula="of:=IF(COUNTIF([.C182:.F182];[.C182])=3;&quot;&quot;;[.C182])" office:value-type="float" office:value="915" calcext:value-type="float">
            <text:p>915</text:p>
          </table:table-cell>
          <table:table-cell table:formula="of:=IF(COUNTIF([.D182:.G182];[.D182])=3;&quot;&quot;;[.D182])" office:value-type="float" office:value="786" calcext:value-type="float">
            <text:p>786</text:p>
          </table:table-cell>
          <table:table-cell table:style-name="ce5" table:formula="of:=IFERROR( IF( AND( COUNT([.E182:.H182])=3; MOD( AVERAGE([.E182:.H182]); 2)=1; MOD( AVERAGE([.I182:.L18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14" calcext:value-type="float">
            <text:p>814</text:p>
          </table:table-cell>
          <table:table-cell office:value-type="float" office:value="441" calcext:value-type="float">
            <text:p>441</text:p>
          </table:table-cell>
          <table:table-cell office:value-type="float" office:value="628" calcext:value-type="float">
            <text:p>628</text:p>
          </table:table-cell>
          <table:table-cell office:value-type="float" office:value="740" calcext:value-type="float">
            <text:p>740</text:p>
          </table:table-cell>
          <table:table-cell table:formula="of:=IF(COUNTIF([.A183:.D183];[.A183])=3;[.A183];&quot;&quot;)">
            <text:p/>
          </table:table-cell>
          <table:table-cell table:formula="of:=IF(COUNTIF([.B183:.E183];[.B183])=3;[.B183];&quot;&quot;)">
            <text:p/>
          </table:table-cell>
          <table:table-cell table:formula="of:=IF(COUNTIF([.C183:.F183];[.C183])=3;[.C183];&quot;&quot;)">
            <text:p/>
          </table:table-cell>
          <table:table-cell table:formula="of:=IF(COUNTIF([.D183:.G183];[.D183])=3;[.D183];&quot;&quot;)">
            <text:p/>
          </table:table-cell>
          <table:table-cell table:formula="of:=IF(COUNTIF([.A183:.D183];[.A183])=3;&quot;&quot;;[.A183])" office:value-type="float" office:value="814" calcext:value-type="float">
            <text:p>814</text:p>
          </table:table-cell>
          <table:table-cell table:formula="of:=IF(COUNTIF([.B183:.E183];[.B183])=3;&quot;&quot;;[.B183])" office:value-type="float" office:value="441" calcext:value-type="float">
            <text:p>441</text:p>
          </table:table-cell>
          <table:table-cell table:formula="of:=IF(COUNTIF([.C183:.F183];[.C183])=3;&quot;&quot;;[.C183])" office:value-type="float" office:value="628" calcext:value-type="float">
            <text:p>628</text:p>
          </table:table-cell>
          <table:table-cell table:formula="of:=IF(COUNTIF([.D183:.G183];[.D183])=3;&quot;&quot;;[.D183])" office:value-type="float" office:value="740" calcext:value-type="float">
            <text:p>740</text:p>
          </table:table-cell>
          <table:table-cell table:style-name="ce5" table:formula="of:=IFERROR( IF( AND( COUNT([.E183:.H183])=3; MOD( AVERAGE([.E183:.H183]); 2)=1; MOD( AVERAGE([.I183:.L18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160" calcext:value-type="float">
            <text:p>160</text:p>
          </table:table-cell>
          <table:table-cell table:formula="of:=IF(COUNTIF([.A184:.D184];[.A184])=3;[.A184];&quot;&quot;)">
            <text:p/>
          </table:table-cell>
          <table:table-cell table:formula="of:=IF(COUNTIF([.B184:.E184];[.B184])=3;[.B184];&quot;&quot;)">
            <text:p/>
          </table:table-cell>
          <table:table-cell table:formula="of:=IF(COUNTIF([.C184:.F184];[.C184])=3;[.C184];&quot;&quot;)">
            <text:p/>
          </table:table-cell>
          <table:table-cell table:formula="of:=IF(COUNTIF([.D184:.G184];[.D184])=3;[.D184];&quot;&quot;)">
            <text:p/>
          </table:table-cell>
          <table:table-cell table:formula="of:=IF(COUNTIF([.A184:.D184];[.A184])=3;&quot;&quot;;[.A184])" office:value-type="float" office:value="50" calcext:value-type="float">
            <text:p>50</text:p>
          </table:table-cell>
          <table:table-cell table:formula="of:=IF(COUNTIF([.B184:.E184];[.B184])=3;&quot;&quot;;[.B184])" office:value-type="float" office:value="589" calcext:value-type="float">
            <text:p>589</text:p>
          </table:table-cell>
          <table:table-cell table:formula="of:=IF(COUNTIF([.C184:.F184];[.C184])=3;&quot;&quot;;[.C184])" office:value-type="float" office:value="160" calcext:value-type="float">
            <text:p>160</text:p>
          </table:table-cell>
          <table:table-cell table:formula="of:=IF(COUNTIF([.D184:.G184];[.D184])=3;&quot;&quot;;[.D184])" office:value-type="float" office:value="160" calcext:value-type="float">
            <text:p>160</text:p>
          </table:table-cell>
          <table:table-cell table:style-name="ce5" table:formula="of:=IFERROR( IF( AND( COUNT([.E184:.H184])=3; MOD( AVERAGE([.E184:.H184]); 2)=1; MOD( AVERAGE([.I184:.L18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office:value-type="float" office:value="428" calcext:value-type="float">
            <text:p>428</text:p>
          </table:table-cell>
          <table:table-cell office:value-type="float" office:value="677" calcext:value-type="float">
            <text:p>677</text:p>
          </table:table-cell>
          <table:table-cell office:value-type="float" office:value="426" calcext:value-type="float">
            <text:p>426</text:p>
          </table:table-cell>
          <table:table-cell table:formula="of:=IF(COUNTIF([.A185:.D185];[.A185])=3;[.A185];&quot;&quot;)">
            <text:p/>
          </table:table-cell>
          <table:table-cell table:formula="of:=IF(COUNTIF([.B185:.E185];[.B185])=3;[.B185];&quot;&quot;)">
            <text:p/>
          </table:table-cell>
          <table:table-cell table:formula="of:=IF(COUNTIF([.C185:.F185];[.C185])=3;[.C185];&quot;&quot;)">
            <text:p/>
          </table:table-cell>
          <table:table-cell table:formula="of:=IF(COUNTIF([.D185:.G185];[.D185])=3;[.D185];&quot;&quot;)">
            <text:p/>
          </table:table-cell>
          <table:table-cell table:formula="of:=IF(COUNTIF([.A185:.D185];[.A185])=3;&quot;&quot;;[.A185])" office:value-type="float" office:value="743" calcext:value-type="float">
            <text:p>743</text:p>
          </table:table-cell>
          <table:table-cell table:formula="of:=IF(COUNTIF([.B185:.E185];[.B185])=3;&quot;&quot;;[.B185])" office:value-type="float" office:value="428" calcext:value-type="float">
            <text:p>428</text:p>
          </table:table-cell>
          <table:table-cell table:formula="of:=IF(COUNTIF([.C185:.F185];[.C185])=3;&quot;&quot;;[.C185])" office:value-type="float" office:value="677" calcext:value-type="float">
            <text:p>677</text:p>
          </table:table-cell>
          <table:table-cell table:formula="of:=IF(COUNTIF([.D185:.G185];[.D185])=3;&quot;&quot;;[.D185])" office:value-type="float" office:value="426" calcext:value-type="float">
            <text:p>426</text:p>
          </table:table-cell>
          <table:table-cell table:style-name="ce5" table:formula="of:=IFERROR( IF( AND( COUNT([.E185:.H185])=3; MOD( AVERAGE([.E185:.H185]); 2)=1; MOD( AVERAGE([.I185:.L18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office:value-type="float" office:value="175" calcext:value-type="float">
            <text:p>175</text:p>
          </table:table-cell>
          <table:table-cell office:value-type="float" office:value="994" calcext:value-type="float">
            <text:p>994</text:p>
          </table:table-cell>
          <table:table-cell office:value-type="float" office:value="327" calcext:value-type="float">
            <text:p>327</text:p>
          </table:table-cell>
          <table:table-cell table:formula="of:=IF(COUNTIF([.A186:.D186];[.A186])=3;[.A186];&quot;&quot;)">
            <text:p/>
          </table:table-cell>
          <table:table-cell table:formula="of:=IF(COUNTIF([.B186:.E186];[.B186])=3;[.B186];&quot;&quot;)">
            <text:p/>
          </table:table-cell>
          <table:table-cell table:formula="of:=IF(COUNTIF([.C186:.F186];[.C186])=3;[.C186];&quot;&quot;)">
            <text:p/>
          </table:table-cell>
          <table:table-cell table:formula="of:=IF(COUNTIF([.D186:.G186];[.D186])=3;[.D186];&quot;&quot;)">
            <text:p/>
          </table:table-cell>
          <table:table-cell table:formula="of:=IF(COUNTIF([.A186:.D186];[.A186])=3;&quot;&quot;;[.A186])" office:value-type="float" office:value="463" calcext:value-type="float">
            <text:p>463</text:p>
          </table:table-cell>
          <table:table-cell table:formula="of:=IF(COUNTIF([.B186:.E186];[.B186])=3;&quot;&quot;;[.B186])" office:value-type="float" office:value="175" calcext:value-type="float">
            <text:p>175</text:p>
          </table:table-cell>
          <table:table-cell table:formula="of:=IF(COUNTIF([.C186:.F186];[.C186])=3;&quot;&quot;;[.C186])" office:value-type="float" office:value="994" calcext:value-type="float">
            <text:p>994</text:p>
          </table:table-cell>
          <table:table-cell table:formula="of:=IF(COUNTIF([.D186:.G186];[.D186])=3;&quot;&quot;;[.D186])" office:value-type="float" office:value="327" calcext:value-type="float">
            <text:p>327</text:p>
          </table:table-cell>
          <table:table-cell table:style-name="ce5" table:formula="of:=IFERROR( IF( AND( COUNT([.E186:.H186])=3; MOD( AVERAGE([.E186:.H186]); 2)=1; MOD( AVERAGE([.I186:.L18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office:value-type="float" office:value="175" calcext:value-type="float">
            <text:p>175</text:p>
          </table:table-cell>
          <table:table-cell office:value-type="float" office:value="837" calcext:value-type="float">
            <text:p>837</text:p>
          </table:table-cell>
          <table:table-cell office:value-type="float" office:value="528" calcext:value-type="float">
            <text:p>528</text:p>
          </table:table-cell>
          <table:table-cell table:formula="of:=IF(COUNTIF([.A187:.D187];[.A187])=3;[.A187];&quot;&quot;)">
            <text:p/>
          </table:table-cell>
          <table:table-cell table:formula="of:=IF(COUNTIF([.B187:.E187];[.B187])=3;[.B187];&quot;&quot;)">
            <text:p/>
          </table:table-cell>
          <table:table-cell table:formula="of:=IF(COUNTIF([.C187:.F187];[.C187])=3;[.C187];&quot;&quot;)">
            <text:p/>
          </table:table-cell>
          <table:table-cell table:formula="of:=IF(COUNTIF([.D187:.G187];[.D187])=3;[.D187];&quot;&quot;)">
            <text:p/>
          </table:table-cell>
          <table:table-cell table:formula="of:=IF(COUNTIF([.A187:.D187];[.A187])=3;&quot;&quot;;[.A187])" office:value-type="float" office:value="516" calcext:value-type="float">
            <text:p>516</text:p>
          </table:table-cell>
          <table:table-cell table:formula="of:=IF(COUNTIF([.B187:.E187];[.B187])=3;&quot;&quot;;[.B187])" office:value-type="float" office:value="175" calcext:value-type="float">
            <text:p>175</text:p>
          </table:table-cell>
          <table:table-cell table:formula="of:=IF(COUNTIF([.C187:.F187];[.C187])=3;&quot;&quot;;[.C187])" office:value-type="float" office:value="837" calcext:value-type="float">
            <text:p>837</text:p>
          </table:table-cell>
          <table:table-cell table:formula="of:=IF(COUNTIF([.D187:.G187];[.D187])=3;&quot;&quot;;[.D187])" office:value-type="float" office:value="528" calcext:value-type="float">
            <text:p>528</text:p>
          </table:table-cell>
          <table:table-cell table:style-name="ce5" table:formula="of:=IFERROR( IF( AND( COUNT([.E187:.H187])=3; MOD( AVERAGE([.E187:.H187]); 2)=1; MOD( AVERAGE([.I187:.L18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office:value-type="float" office:value="843" calcext:value-type="float">
            <text:p>843</text:p>
          </table:table-cell>
          <table:table-cell office:value-type="float" office:value="568" calcext:value-type="float">
            <text:p>568</text:p>
          </table:table-cell>
          <table:table-cell office:value-type="float" office:value="224" calcext:value-type="float">
            <text:p>224</text:p>
          </table:table-cell>
          <table:table-cell table:formula="of:=IF(COUNTIF([.A188:.D188];[.A188])=3;[.A188];&quot;&quot;)">
            <text:p/>
          </table:table-cell>
          <table:table-cell table:formula="of:=IF(COUNTIF([.B188:.E188];[.B188])=3;[.B188];&quot;&quot;)">
            <text:p/>
          </table:table-cell>
          <table:table-cell table:formula="of:=IF(COUNTIF([.C188:.F188];[.C188])=3;[.C188];&quot;&quot;)">
            <text:p/>
          </table:table-cell>
          <table:table-cell table:formula="of:=IF(COUNTIF([.D188:.G188];[.D188])=3;[.D188];&quot;&quot;)">
            <text:p/>
          </table:table-cell>
          <table:table-cell table:formula="of:=IF(COUNTIF([.A188:.D188];[.A188])=3;&quot;&quot;;[.A188])" office:value-type="float" office:value="843" calcext:value-type="float">
            <text:p>843</text:p>
          </table:table-cell>
          <table:table-cell table:formula="of:=IF(COUNTIF([.B188:.E188];[.B188])=3;&quot;&quot;;[.B188])" office:value-type="float" office:value="843" calcext:value-type="float">
            <text:p>843</text:p>
          </table:table-cell>
          <table:table-cell table:formula="of:=IF(COUNTIF([.C188:.F188];[.C188])=3;&quot;&quot;;[.C188])" office:value-type="float" office:value="568" calcext:value-type="float">
            <text:p>568</text:p>
          </table:table-cell>
          <table:table-cell table:formula="of:=IF(COUNTIF([.D188:.G188];[.D188])=3;&quot;&quot;;[.D188])" office:value-type="float" office:value="224" calcext:value-type="float">
            <text:p>224</text:p>
          </table:table-cell>
          <table:table-cell table:style-name="ce5" table:formula="of:=IFERROR( IF( AND( COUNT([.E188:.H188])=3; MOD( AVERAGE([.E188:.H188]); 2)=1; MOD( AVERAGE([.I188:.L18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office:value-type="float" office:value="748" calcext:value-type="float">
            <text:p>748</text:p>
          </table:table-cell>
          <table:table-cell office:value-type="float" office:value="776" calcext:value-type="float">
            <text:p>776</text:p>
          </table:table-cell>
          <table:table-cell office:value-type="float" office:value="178" calcext:value-type="float">
            <text:p>178</text:p>
          </table:table-cell>
          <table:table-cell table:formula="of:=IF(COUNTIF([.A189:.D189];[.A189])=3;[.A189];&quot;&quot;)">
            <text:p/>
          </table:table-cell>
          <table:table-cell table:formula="of:=IF(COUNTIF([.B189:.E189];[.B189])=3;[.B189];&quot;&quot;)">
            <text:p/>
          </table:table-cell>
          <table:table-cell table:formula="of:=IF(COUNTIF([.C189:.F189];[.C189])=3;[.C189];&quot;&quot;)">
            <text:p/>
          </table:table-cell>
          <table:table-cell table:formula="of:=IF(COUNTIF([.D189:.G189];[.D189])=3;[.D189];&quot;&quot;)">
            <text:p/>
          </table:table-cell>
          <table:table-cell table:formula="of:=IF(COUNTIF([.A189:.D189];[.A189])=3;&quot;&quot;;[.A189])" office:value-type="float" office:value="723" calcext:value-type="float">
            <text:p>723</text:p>
          </table:table-cell>
          <table:table-cell table:formula="of:=IF(COUNTIF([.B189:.E189];[.B189])=3;&quot;&quot;;[.B189])" office:value-type="float" office:value="748" calcext:value-type="float">
            <text:p>748</text:p>
          </table:table-cell>
          <table:table-cell table:formula="of:=IF(COUNTIF([.C189:.F189];[.C189])=3;&quot;&quot;;[.C189])" office:value-type="float" office:value="776" calcext:value-type="float">
            <text:p>776</text:p>
          </table:table-cell>
          <table:table-cell table:formula="of:=IF(COUNTIF([.D189:.G189];[.D189])=3;&quot;&quot;;[.D189])" office:value-type="float" office:value="178" calcext:value-type="float">
            <text:p>178</text:p>
          </table:table-cell>
          <table:table-cell table:style-name="ce5" table:formula="of:=IFERROR( IF( AND( COUNT([.E189:.H189])=3; MOD( AVERAGE([.E189:.H189]); 2)=1; MOD( AVERAGE([.I189:.L18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office:value-type="float" office:value="170" calcext:value-type="float">
            <text:p>170</text:p>
          </table:table-cell>
          <table:table-cell office:value-type="float" office:value="722" calcext:value-type="float">
            <text:p>722</text:p>
          </table:table-cell>
          <table:table-cell office:value-type="float" office:value="418" calcext:value-type="float">
            <text:p>418</text:p>
          </table:table-cell>
          <table:table-cell table:formula="of:=IF(COUNTIF([.A190:.D190];[.A190])=3;[.A190];&quot;&quot;)">
            <text:p/>
          </table:table-cell>
          <table:table-cell table:formula="of:=IF(COUNTIF([.B190:.E190];[.B190])=3;[.B190];&quot;&quot;)">
            <text:p/>
          </table:table-cell>
          <table:table-cell table:formula="of:=IF(COUNTIF([.C190:.F190];[.C190])=3;[.C190];&quot;&quot;)">
            <text:p/>
          </table:table-cell>
          <table:table-cell table:formula="of:=IF(COUNTIF([.D190:.G190];[.D190])=3;[.D190];&quot;&quot;)">
            <text:p/>
          </table:table-cell>
          <table:table-cell table:formula="of:=IF(COUNTIF([.A190:.D190];[.A190])=3;&quot;&quot;;[.A190])" office:value-type="float" office:value="418" calcext:value-type="float">
            <text:p>418</text:p>
          </table:table-cell>
          <table:table-cell table:formula="of:=IF(COUNTIF([.B190:.E190];[.B190])=3;&quot;&quot;;[.B190])" office:value-type="float" office:value="170" calcext:value-type="float">
            <text:p>170</text:p>
          </table:table-cell>
          <table:table-cell table:formula="of:=IF(COUNTIF([.C190:.F190];[.C190])=3;&quot;&quot;;[.C190])" office:value-type="float" office:value="722" calcext:value-type="float">
            <text:p>722</text:p>
          </table:table-cell>
          <table:table-cell table:formula="of:=IF(COUNTIF([.D190:.G190];[.D190])=3;&quot;&quot;;[.D190])" office:value-type="float" office:value="418" calcext:value-type="float">
            <text:p>418</text:p>
          </table:table-cell>
          <table:table-cell table:style-name="ce5" table:formula="of:=IFERROR( IF( AND( COUNT([.E190:.H190])=3; MOD( AVERAGE([.E190:.H190]); 2)=1; MOD( AVERAGE([.I190:.L19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94" calcext:value-type="float">
            <text:p>894</text:p>
          </table:table-cell>
          <table:table-cell office:value-type="float" office:value="624" calcext:value-type="float">
            <text:p>624</text:p>
          </table:table-cell>
          <table:table-cell office:value-type="float" office:value="825" calcext:value-type="float">
            <text:p>825</text:p>
          </table:table-cell>
          <table:table-cell office:value-type="float" office:value="659" calcext:value-type="float">
            <text:p>659</text:p>
          </table:table-cell>
          <table:table-cell table:formula="of:=IF(COUNTIF([.A191:.D191];[.A191])=3;[.A191];&quot;&quot;)">
            <text:p/>
          </table:table-cell>
          <table:table-cell table:formula="of:=IF(COUNTIF([.B191:.E191];[.B191])=3;[.B191];&quot;&quot;)">
            <text:p/>
          </table:table-cell>
          <table:table-cell table:formula="of:=IF(COUNTIF([.C191:.F191];[.C191])=3;[.C191];&quot;&quot;)">
            <text:p/>
          </table:table-cell>
          <table:table-cell table:formula="of:=IF(COUNTIF([.D191:.G191];[.D191])=3;[.D191];&quot;&quot;)">
            <text:p/>
          </table:table-cell>
          <table:table-cell table:formula="of:=IF(COUNTIF([.A191:.D191];[.A191])=3;&quot;&quot;;[.A191])" office:value-type="float" office:value="894" calcext:value-type="float">
            <text:p>894</text:p>
          </table:table-cell>
          <table:table-cell table:formula="of:=IF(COUNTIF([.B191:.E191];[.B191])=3;&quot;&quot;;[.B191])" office:value-type="float" office:value="624" calcext:value-type="float">
            <text:p>624</text:p>
          </table:table-cell>
          <table:table-cell table:formula="of:=IF(COUNTIF([.C191:.F191];[.C191])=3;&quot;&quot;;[.C191])" office:value-type="float" office:value="825" calcext:value-type="float">
            <text:p>825</text:p>
          </table:table-cell>
          <table:table-cell table:formula="of:=IF(COUNTIF([.D191:.G191];[.D191])=3;&quot;&quot;;[.D191])" office:value-type="float" office:value="659" calcext:value-type="float">
            <text:p>659</text:p>
          </table:table-cell>
          <table:table-cell table:style-name="ce5" table:formula="of:=IFERROR( IF( AND( COUNT([.E191:.H191])=3; MOD( AVERAGE([.E191:.H191]); 2)=1; MOD( AVERAGE([.I191:.L19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15" calcext:value-type="float">
            <text:p>915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486" calcext:value-type="float">
            <text:p>486</text:p>
          </table:table-cell>
          <table:table-cell table:formula="of:=IF(COUNTIF([.A192:.D192];[.A192])=3;[.A192];&quot;&quot;)">
            <text:p/>
          </table:table-cell>
          <table:table-cell table:formula="of:=IF(COUNTIF([.B192:.E192];[.B192])=3;[.B192];&quot;&quot;)">
            <text:p/>
          </table:table-cell>
          <table:table-cell table:formula="of:=IF(COUNTIF([.C192:.F192];[.C192])=3;[.C192];&quot;&quot;)">
            <text:p/>
          </table:table-cell>
          <table:table-cell table:formula="of:=IF(COUNTIF([.D192:.G192];[.D192])=3;[.D192];&quot;&quot;)">
            <text:p/>
          </table:table-cell>
          <table:table-cell table:formula="of:=IF(COUNTIF([.A192:.D192];[.A192])=3;&quot;&quot;;[.A192])" office:value-type="float" office:value="915" calcext:value-type="float">
            <text:p>915</text:p>
          </table:table-cell>
          <table:table-cell table:formula="of:=IF(COUNTIF([.B192:.E192];[.B192])=3;&quot;&quot;;[.B192])" office:value-type="float" office:value="133" calcext:value-type="float">
            <text:p>133</text:p>
          </table:table-cell>
          <table:table-cell table:formula="of:=IF(COUNTIF([.C192:.F192];[.C192])=3;&quot;&quot;;[.C192])" office:value-type="float" office:value="105" calcext:value-type="float">
            <text:p>105</text:p>
          </table:table-cell>
          <table:table-cell table:formula="of:=IF(COUNTIF([.D192:.G192];[.D192])=3;&quot;&quot;;[.D192])" office:value-type="float" office:value="486" calcext:value-type="float">
            <text:p>486</text:p>
          </table:table-cell>
          <table:table-cell table:style-name="ce5" table:formula="of:=IFERROR( IF( AND( COUNT([.E192:.H192])=3; MOD( AVERAGE([.E192:.H192]); 2)=1; MOD( AVERAGE([.I192:.L19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32" calcext:value-type="float">
            <text:p>932</text:p>
          </table:table-cell>
          <table:table-cell office:value-type="float" office:value="533" calcext:value-type="float">
            <text:p>533</text:p>
          </table:table-cell>
          <table:table-cell office:value-type="float" office:value="356" calcext:value-type="float">
            <text:p>356</text:p>
          </table:table-cell>
          <table:table-cell office:value-type="float" office:value="273" calcext:value-type="float">
            <text:p>273</text:p>
          </table:table-cell>
          <table:table-cell table:formula="of:=IF(COUNTIF([.A193:.D193];[.A193])=3;[.A193];&quot;&quot;)">
            <text:p/>
          </table:table-cell>
          <table:table-cell table:formula="of:=IF(COUNTIF([.B193:.E193];[.B193])=3;[.B193];&quot;&quot;)">
            <text:p/>
          </table:table-cell>
          <table:table-cell table:formula="of:=IF(COUNTIF([.C193:.F193];[.C193])=3;[.C193];&quot;&quot;)">
            <text:p/>
          </table:table-cell>
          <table:table-cell table:formula="of:=IF(COUNTIF([.D193:.G193];[.D193])=3;[.D193];&quot;&quot;)">
            <text:p/>
          </table:table-cell>
          <table:table-cell table:formula="of:=IF(COUNTIF([.A193:.D193];[.A193])=3;&quot;&quot;;[.A193])" office:value-type="float" office:value="932" calcext:value-type="float">
            <text:p>932</text:p>
          </table:table-cell>
          <table:table-cell table:formula="of:=IF(COUNTIF([.B193:.E193];[.B193])=3;&quot;&quot;;[.B193])" office:value-type="float" office:value="533" calcext:value-type="float">
            <text:p>533</text:p>
          </table:table-cell>
          <table:table-cell table:formula="of:=IF(COUNTIF([.C193:.F193];[.C193])=3;&quot;&quot;;[.C193])" office:value-type="float" office:value="356" calcext:value-type="float">
            <text:p>356</text:p>
          </table:table-cell>
          <table:table-cell table:formula="of:=IF(COUNTIF([.D193:.G193];[.D193])=3;&quot;&quot;;[.D193])" office:value-type="float" office:value="273" calcext:value-type="float">
            <text:p>273</text:p>
          </table:table-cell>
          <table:table-cell table:style-name="ce5" table:formula="of:=IFERROR( IF( AND( COUNT([.E193:.H193])=3; MOD( AVERAGE([.E193:.H193]); 2)=1; MOD( AVERAGE([.I193:.L19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office:value-type="float" office:value="153" calcext:value-type="float">
            <text:p>153</text:p>
          </table:table-cell>
          <table:table-cell office:value-type="float" office:value="365" calcext:value-type="float">
            <text:p>365</text:p>
          </table:table-cell>
          <table:table-cell office:value-type="float" office:value="410" calcext:value-type="float">
            <text:p>410</text:p>
          </table:table-cell>
          <table:table-cell table:formula="of:=IF(COUNTIF([.A194:.D194];[.A194])=3;[.A194];&quot;&quot;)">
            <text:p/>
          </table:table-cell>
          <table:table-cell table:formula="of:=IF(COUNTIF([.B194:.E194];[.B194])=3;[.B194];&quot;&quot;)">
            <text:p/>
          </table:table-cell>
          <table:table-cell table:formula="of:=IF(COUNTIF([.C194:.F194];[.C194])=3;[.C194];&quot;&quot;)">
            <text:p/>
          </table:table-cell>
          <table:table-cell table:formula="of:=IF(COUNTIF([.D194:.G194];[.D194])=3;[.D194];&quot;&quot;)">
            <text:p/>
          </table:table-cell>
          <table:table-cell table:formula="of:=IF(COUNTIF([.A194:.D194];[.A194])=3;&quot;&quot;;[.A194])" office:value-type="float" office:value="799" calcext:value-type="float">
            <text:p>799</text:p>
          </table:table-cell>
          <table:table-cell table:formula="of:=IF(COUNTIF([.B194:.E194];[.B194])=3;&quot;&quot;;[.B194])" office:value-type="float" office:value="153" calcext:value-type="float">
            <text:p>153</text:p>
          </table:table-cell>
          <table:table-cell table:formula="of:=IF(COUNTIF([.C194:.F194];[.C194])=3;&quot;&quot;;[.C194])" office:value-type="float" office:value="365" calcext:value-type="float">
            <text:p>365</text:p>
          </table:table-cell>
          <table:table-cell table:formula="of:=IF(COUNTIF([.D194:.G194];[.D194])=3;&quot;&quot;;[.D194])" office:value-type="float" office:value="410" calcext:value-type="float">
            <text:p>410</text:p>
          </table:table-cell>
          <table:table-cell table:style-name="ce5" table:formula="of:=IFERROR( IF( AND( COUNT([.E194:.H194])=3; MOD( AVERAGE([.E194:.H194]); 2)=1; MOD( AVERAGE([.I194:.L19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office:value-type="float" office:value="557" calcext:value-type="float">
            <text:p>557</text:p>
          </table:table-cell>
          <table:table-cell office:value-type="float" office:value="343" calcext:value-type="float">
            <text:p>343</text:p>
          </table:table-cell>
          <table:table-cell table:formula="of:=IF(COUNTIF([.A195:.D195];[.A195])=3;[.A195];&quot;&quot;)">
            <text:p/>
          </table:table-cell>
          <table:table-cell table:formula="of:=IF(COUNTIF([.B195:.E195];[.B195])=3;[.B195];&quot;&quot;)">
            <text:p/>
          </table:table-cell>
          <table:table-cell table:formula="of:=IF(COUNTIF([.C195:.F195];[.C195])=3;[.C195];&quot;&quot;)">
            <text:p/>
          </table:table-cell>
          <table:table-cell table:formula="of:=IF(COUNTIF([.D195:.G195];[.D195])=3;[.D195];&quot;&quot;)">
            <text:p/>
          </table:table-cell>
          <table:table-cell table:formula="of:=IF(COUNTIF([.A195:.D195];[.A195])=3;&quot;&quot;;[.A195])" office:value-type="float" office:value="48" calcext:value-type="float">
            <text:p>48</text:p>
          </table:table-cell>
          <table:table-cell table:formula="of:=IF(COUNTIF([.B195:.E195];[.B195])=3;&quot;&quot;;[.B195])" office:value-type="float" office:value="171" calcext:value-type="float">
            <text:p>171</text:p>
          </table:table-cell>
          <table:table-cell table:formula="of:=IF(COUNTIF([.C195:.F195];[.C195])=3;&quot;&quot;;[.C195])" office:value-type="float" office:value="557" calcext:value-type="float">
            <text:p>557</text:p>
          </table:table-cell>
          <table:table-cell table:formula="of:=IF(COUNTIF([.D195:.G195];[.D195])=3;&quot;&quot;;[.D195])" office:value-type="float" office:value="343" calcext:value-type="float">
            <text:p>343</text:p>
          </table:table-cell>
          <table:table-cell table:style-name="ce5" table:formula="of:=IFERROR( IF( AND( COUNT([.E195:.H195])=3; MOD( AVERAGE([.E195:.H195]); 2)=1; MOD( AVERAGE([.I195:.L19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89" calcext:value-type="float">
            <text:p>389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table:formula="of:=IF(COUNTIF([.A196:.D196];[.A196])=3;[.A196];&quot;&quot;)">
            <text:p/>
          </table:table-cell>
          <table:table-cell table:formula="of:=IF(COUNTIF([.B196:.E196];[.B196])=3;[.B196];&quot;&quot;)">
            <text:p/>
          </table:table-cell>
          <table:table-cell table:formula="of:=IF(COUNTIF([.C196:.F196];[.C196])=3;[.C196];&quot;&quot;)">
            <text:p/>
          </table:table-cell>
          <table:table-cell table:formula="of:=IF(COUNTIF([.D196:.G196];[.D196])=3;[.D196];&quot;&quot;)">
            <text:p/>
          </table:table-cell>
          <table:table-cell table:formula="of:=IF(COUNTIF([.A196:.D196];[.A196])=3;&quot;&quot;;[.A196])" office:value-type="float" office:value="888" calcext:value-type="float">
            <text:p>888</text:p>
          </table:table-cell>
          <table:table-cell table:formula="of:=IF(COUNTIF([.B196:.E196];[.B196])=3;&quot;&quot;;[.B196])" office:value-type="float" office:value="389" calcext:value-type="float">
            <text:p>389</text:p>
          </table:table-cell>
          <table:table-cell table:formula="of:=IF(COUNTIF([.C196:.F196];[.C196])=3;&quot;&quot;;[.C196])" office:value-type="float" office:value="54" calcext:value-type="float">
            <text:p>54</text:p>
          </table:table-cell>
          <table:table-cell table:formula="of:=IF(COUNTIF([.D196:.G196];[.D196])=3;&quot;&quot;;[.D196])" office:value-type="float" office:value="17" calcext:value-type="float">
            <text:p>17</text:p>
          </table:table-cell>
          <table:table-cell table:style-name="ce5" table:formula="of:=IFERROR( IF( AND( COUNT([.E196:.H196])=3; MOD( AVERAGE([.E196:.H196]); 2)=1; MOD( AVERAGE([.I196:.L19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float" office:value="923" calcext:value-type="float">
            <text:p>923</text:p>
          </table:table-cell>
          <table:table-cell table:formula="of:=IF(COUNTIF([.A197:.D197];[.A197])=3;[.A197];&quot;&quot;)">
            <text:p/>
          </table:table-cell>
          <table:table-cell table:formula="of:=IF(COUNTIF([.B197:.E197];[.B197])=3;[.B197];&quot;&quot;)">
            <text:p/>
          </table:table-cell>
          <table:table-cell table:formula="of:=IF(COUNTIF([.C197:.F197];[.C197])=3;[.C197];&quot;&quot;)">
            <text:p/>
          </table:table-cell>
          <table:table-cell table:formula="of:=IF(COUNTIF([.D197:.G197];[.D197])=3;[.D197];&quot;&quot;)">
            <text:p/>
          </table:table-cell>
          <table:table-cell table:formula="of:=IF(COUNTIF([.A197:.D197];[.A197])=3;&quot;&quot;;[.A197])" office:value-type="float" office:value="134" calcext:value-type="float">
            <text:p>134</text:p>
          </table:table-cell>
          <table:table-cell table:formula="of:=IF(COUNTIF([.B197:.E197];[.B197])=3;&quot;&quot;;[.B197])" office:value-type="float" office:value="867" calcext:value-type="float">
            <text:p>867</text:p>
          </table:table-cell>
          <table:table-cell table:formula="of:=IF(COUNTIF([.C197:.F197];[.C197])=3;&quot;&quot;;[.C197])" office:value-type="float" office:value="923" calcext:value-type="float">
            <text:p>923</text:p>
          </table:table-cell>
          <table:table-cell table:formula="of:=IF(COUNTIF([.D197:.G197];[.D197])=3;&quot;&quot;;[.D197])" office:value-type="float" office:value="923" calcext:value-type="float">
            <text:p>923</text:p>
          </table:table-cell>
          <table:table-cell table:style-name="ce5" table:formula="of:=IFERROR( IF( AND( COUNT([.E197:.H197])=3; MOD( AVERAGE([.E197:.H197]); 2)=1; MOD( AVERAGE([.I197:.L19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7" calcext:value-type="float">
            <text:p>147</text:p>
          </table:table-cell>
          <table:table-cell office:value-type="float" office:value="353" calcext:value-type="float">
            <text:p>353</text:p>
          </table:table-cell>
          <table:table-cell office:value-type="float" office:value="79" calcext:value-type="float">
            <text:p>79</text:p>
          </table:table-cell>
          <table:table-cell table:formula="of:=IF(COUNTIF([.A198:.D198];[.A198])=3;[.A198];&quot;&quot;)">
            <text:p/>
          </table:table-cell>
          <table:table-cell table:formula="of:=IF(COUNTIF([.B198:.E198];[.B198])=3;[.B198];&quot;&quot;)">
            <text:p/>
          </table:table-cell>
          <table:table-cell table:formula="of:=IF(COUNTIF([.C198:.F198];[.C198])=3;[.C198];&quot;&quot;)">
            <text:p/>
          </table:table-cell>
          <table:table-cell table:formula="of:=IF(COUNTIF([.D198:.G198];[.D198])=3;[.D198];&quot;&quot;)">
            <text:p/>
          </table:table-cell>
          <table:table-cell table:formula="of:=IF(COUNTIF([.A198:.D198];[.A198])=3;&quot;&quot;;[.A198])" office:value-type="float" office:value="598" calcext:value-type="float">
            <text:p>598</text:p>
          </table:table-cell>
          <table:table-cell table:formula="of:=IF(COUNTIF([.B198:.E198];[.B198])=3;&quot;&quot;;[.B198])" office:value-type="float" office:value="147" calcext:value-type="float">
            <text:p>147</text:p>
          </table:table-cell>
          <table:table-cell table:formula="of:=IF(COUNTIF([.C198:.F198];[.C198])=3;&quot;&quot;;[.C198])" office:value-type="float" office:value="353" calcext:value-type="float">
            <text:p>353</text:p>
          </table:table-cell>
          <table:table-cell table:formula="of:=IF(COUNTIF([.D198:.G198];[.D198])=3;&quot;&quot;;[.D198])" office:value-type="float" office:value="79" calcext:value-type="float">
            <text:p>79</text:p>
          </table:table-cell>
          <table:table-cell table:style-name="ce5" table:formula="of:=IFERROR( IF( AND( COUNT([.E198:.H198])=3; MOD( AVERAGE([.E198:.H198]); 2)=1; MOD( AVERAGE([.I198:.L19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office:value-type="float" office:value="959" calcext:value-type="float">
            <text:p>959</text:p>
          </table:table-cell>
          <table:table-cell office:value-type="float" office:value="947" calcext:value-type="float">
            <text:p>947</text:p>
          </table:table-cell>
          <table:table-cell office:value-type="float" office:value="337" calcext:value-type="float">
            <text:p>337</text:p>
          </table:table-cell>
          <table:table-cell table:formula="of:=IF(COUNTIF([.A199:.D199];[.A199])=3;[.A199];&quot;&quot;)">
            <text:p/>
          </table:table-cell>
          <table:table-cell table:formula="of:=IF(COUNTIF([.B199:.E199];[.B199])=3;[.B199];&quot;&quot;)">
            <text:p/>
          </table:table-cell>
          <table:table-cell table:formula="of:=IF(COUNTIF([.C199:.F199];[.C199])=3;[.C199];&quot;&quot;)">
            <text:p/>
          </table:table-cell>
          <table:table-cell table:formula="of:=IF(COUNTIF([.D199:.G199];[.D199])=3;[.D199];&quot;&quot;)">
            <text:p/>
          </table:table-cell>
          <table:table-cell table:formula="of:=IF(COUNTIF([.A199:.D199];[.A199])=3;&quot;&quot;;[.A199])" office:value-type="float" office:value="550" calcext:value-type="float">
            <text:p>550</text:p>
          </table:table-cell>
          <table:table-cell table:formula="of:=IF(COUNTIF([.B199:.E199];[.B199])=3;&quot;&quot;;[.B199])" office:value-type="float" office:value="959" calcext:value-type="float">
            <text:p>959</text:p>
          </table:table-cell>
          <table:table-cell table:formula="of:=IF(COUNTIF([.C199:.F199];[.C199])=3;&quot;&quot;;[.C199])" office:value-type="float" office:value="947" calcext:value-type="float">
            <text:p>947</text:p>
          </table:table-cell>
          <table:table-cell table:formula="of:=IF(COUNTIF([.D199:.G199];[.D199])=3;&quot;&quot;;[.D199])" office:value-type="float" office:value="337" calcext:value-type="float">
            <text:p>337</text:p>
          </table:table-cell>
          <table:table-cell table:style-name="ce5" table:formula="of:=IFERROR( IF( AND( COUNT([.E199:.H199])=3; MOD( AVERAGE([.E199:.H199]); 2)=1; MOD( AVERAGE([.I199:.L19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334" calcext:value-type="float">
            <text:p>334</text:p>
          </table:table-cell>
          <table:table-cell table:formula="of:=IF(COUNTIF([.A200:.D200];[.A200])=3;[.A200];&quot;&quot;)">
            <text:p/>
          </table:table-cell>
          <table:table-cell table:formula="of:=IF(COUNTIF([.B200:.E200];[.B200])=3;[.B200];&quot;&quot;)">
            <text:p/>
          </table:table-cell>
          <table:table-cell table:formula="of:=IF(COUNTIF([.C200:.F200];[.C200])=3;[.C200];&quot;&quot;)">
            <text:p/>
          </table:table-cell>
          <table:table-cell table:formula="of:=IF(COUNTIF([.D200:.G200];[.D200])=3;[.D200];&quot;&quot;)">
            <text:p/>
          </table:table-cell>
          <table:table-cell table:formula="of:=IF(COUNTIF([.A200:.D200];[.A200])=3;&quot;&quot;;[.A200])" office:value-type="float" office:value="21" calcext:value-type="float">
            <text:p>21</text:p>
          </table:table-cell>
          <table:table-cell table:formula="of:=IF(COUNTIF([.B200:.E200];[.B200])=3;&quot;&quot;;[.B200])" office:value-type="float" office:value="114" calcext:value-type="float">
            <text:p>114</text:p>
          </table:table-cell>
          <table:table-cell table:formula="of:=IF(COUNTIF([.C200:.F200];[.C200])=3;&quot;&quot;;[.C200])" office:value-type="float" office:value="334" calcext:value-type="float">
            <text:p>334</text:p>
          </table:table-cell>
          <table:table-cell table:formula="of:=IF(COUNTIF([.D200:.G200];[.D200])=3;&quot;&quot;;[.D200])" office:value-type="float" office:value="334" calcext:value-type="float">
            <text:p>334</text:p>
          </table:table-cell>
          <table:table-cell table:style-name="ce5" table:formula="of:=IFERROR( IF( AND( COUNT([.E200:.H200])=3; MOD( AVERAGE([.E200:.H200]); 2)=1; MOD( AVERAGE([.I200:.L20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62" calcext:value-type="float">
            <text:p>962</text:p>
          </table:table-cell>
          <table:table-cell office:value-type="float" office:value="158" calcext:value-type="float">
            <text:p>158</text:p>
          </table:table-cell>
          <table:table-cell office:value-type="float" office:value="741" calcext:value-type="float">
            <text:p>741</text:p>
          </table:table-cell>
          <table:table-cell office:value-type="float" office:value="189" calcext:value-type="float">
            <text:p>189</text:p>
          </table:table-cell>
          <table:table-cell table:formula="of:=IF(COUNTIF([.A201:.D201];[.A201])=3;[.A201];&quot;&quot;)">
            <text:p/>
          </table:table-cell>
          <table:table-cell table:formula="of:=IF(COUNTIF([.B201:.E201];[.B201])=3;[.B201];&quot;&quot;)">
            <text:p/>
          </table:table-cell>
          <table:table-cell table:formula="of:=IF(COUNTIF([.C201:.F201];[.C201])=3;[.C201];&quot;&quot;)">
            <text:p/>
          </table:table-cell>
          <table:table-cell table:formula="of:=IF(COUNTIF([.D201:.G201];[.D201])=3;[.D201];&quot;&quot;)">
            <text:p/>
          </table:table-cell>
          <table:table-cell table:formula="of:=IF(COUNTIF([.A201:.D201];[.A201])=3;&quot;&quot;;[.A201])" office:value-type="float" office:value="962" calcext:value-type="float">
            <text:p>962</text:p>
          </table:table-cell>
          <table:table-cell table:formula="of:=IF(COUNTIF([.B201:.E201];[.B201])=3;&quot;&quot;;[.B201])" office:value-type="float" office:value="158" calcext:value-type="float">
            <text:p>158</text:p>
          </table:table-cell>
          <table:table-cell table:formula="of:=IF(COUNTIF([.C201:.F201];[.C201])=3;&quot;&quot;;[.C201])" office:value-type="float" office:value="741" calcext:value-type="float">
            <text:p>741</text:p>
          </table:table-cell>
          <table:table-cell table:formula="of:=IF(COUNTIF([.D201:.G201];[.D201])=3;&quot;&quot;;[.D201])" office:value-type="float" office:value="189" calcext:value-type="float">
            <text:p>189</text:p>
          </table:table-cell>
          <table:table-cell table:style-name="ce5" table:formula="of:=IFERROR( IF( AND( COUNT([.E201:.H201])=3; MOD( AVERAGE([.E201:.H201]); 2)=1; MOD( AVERAGE([.I201:.L20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46" calcext:value-type="float">
            <text:p>946</text:p>
          </table:table-cell>
          <table:table-cell office:value-type="float" office:value="946" calcext:value-type="float">
            <text:p>946</text:p>
          </table:table-cell>
          <table:table-cell office:value-type="float" office:value="508" calcext:value-type="float">
            <text:p>508</text:p>
          </table:table-cell>
          <table:table-cell office:value-type="float" office:value="471" calcext:value-type="float">
            <text:p>471</text:p>
          </table:table-cell>
          <table:table-cell table:formula="of:=IF(COUNTIF([.A202:.D202];[.A202])=3;[.A202];&quot;&quot;)">
            <text:p/>
          </table:table-cell>
          <table:table-cell table:formula="of:=IF(COUNTIF([.B202:.E202];[.B202])=3;[.B202];&quot;&quot;)">
            <text:p/>
          </table:table-cell>
          <table:table-cell table:formula="of:=IF(COUNTIF([.C202:.F202];[.C202])=3;[.C202];&quot;&quot;)">
            <text:p/>
          </table:table-cell>
          <table:table-cell table:formula="of:=IF(COUNTIF([.D202:.G202];[.D202])=3;[.D202];&quot;&quot;)">
            <text:p/>
          </table:table-cell>
          <table:table-cell table:formula="of:=IF(COUNTIF([.A202:.D202];[.A202])=3;&quot;&quot;;[.A202])" office:value-type="float" office:value="946" calcext:value-type="float">
            <text:p>946</text:p>
          </table:table-cell>
          <table:table-cell table:formula="of:=IF(COUNTIF([.B202:.E202];[.B202])=3;&quot;&quot;;[.B202])" office:value-type="float" office:value="946" calcext:value-type="float">
            <text:p>946</text:p>
          </table:table-cell>
          <table:table-cell table:formula="of:=IF(COUNTIF([.C202:.F202];[.C202])=3;&quot;&quot;;[.C202])" office:value-type="float" office:value="508" calcext:value-type="float">
            <text:p>508</text:p>
          </table:table-cell>
          <table:table-cell table:formula="of:=IF(COUNTIF([.D202:.G202];[.D202])=3;&quot;&quot;;[.D202])" office:value-type="float" office:value="471" calcext:value-type="float">
            <text:p>471</text:p>
          </table:table-cell>
          <table:table-cell table:style-name="ce5" table:formula="of:=IFERROR( IF( AND( COUNT([.E202:.H202])=3; MOD( AVERAGE([.E202:.H202]); 2)=1; MOD( AVERAGE([.I202:.L20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40" calcext:value-type="float">
            <text:p>440</text:p>
          </table:table-cell>
          <table:table-cell office:value-type="float" office:value="323" calcext:value-type="float">
            <text:p>323</text:p>
          </table:table-cell>
          <table:table-cell office:value-type="float" office:value="18" calcext:value-type="float">
            <text:p>18</text:p>
          </table:table-cell>
          <table:table-cell table:formula="of:=IF(COUNTIF([.A203:.D203];[.A203])=3;[.A203];&quot;&quot;)">
            <text:p/>
          </table:table-cell>
          <table:table-cell table:formula="of:=IF(COUNTIF([.B203:.E203];[.B203])=3;[.B203];&quot;&quot;)">
            <text:p/>
          </table:table-cell>
          <table:table-cell table:formula="of:=IF(COUNTIF([.C203:.F203];[.C203])=3;[.C203];&quot;&quot;)">
            <text:p/>
          </table:table-cell>
          <table:table-cell table:formula="of:=IF(COUNTIF([.D203:.G203];[.D203])=3;[.D203];&quot;&quot;)">
            <text:p/>
          </table:table-cell>
          <table:table-cell table:formula="of:=IF(COUNTIF([.A203:.D203];[.A203])=3;&quot;&quot;;[.A203])" office:value-type="float" office:value="931" calcext:value-type="float">
            <text:p>931</text:p>
          </table:table-cell>
          <table:table-cell table:formula="of:=IF(COUNTIF([.B203:.E203];[.B203])=3;&quot;&quot;;[.B203])" office:value-type="float" office:value="440" calcext:value-type="float">
            <text:p>440</text:p>
          </table:table-cell>
          <table:table-cell table:formula="of:=IF(COUNTIF([.C203:.F203];[.C203])=3;&quot;&quot;;[.C203])" office:value-type="float" office:value="323" calcext:value-type="float">
            <text:p>323</text:p>
          </table:table-cell>
          <table:table-cell table:formula="of:=IF(COUNTIF([.D203:.G203];[.D203])=3;&quot;&quot;;[.D203])" office:value-type="float" office:value="18" calcext:value-type="float">
            <text:p>18</text:p>
          </table:table-cell>
          <table:table-cell table:style-name="ce5" table:formula="of:=IFERROR( IF( AND( COUNT([.E203:.H203])=3; MOD( AVERAGE([.E203:.H203]); 2)=1; MOD( AVERAGE([.I203:.L20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60" calcext:value-type="float">
            <text:p>960</text:p>
          </table:table-cell>
          <table:table-cell office:value-type="float" office:value="936" calcext:value-type="float">
            <text:p>936</text:p>
          </table:table-cell>
          <table:table-cell office:value-type="float" office:value="693" calcext:value-type="float">
            <text:p>693</text:p>
          </table:table-cell>
          <table:table-cell office:value-type="float" office:value="116" calcext:value-type="float">
            <text:p>116</text:p>
          </table:table-cell>
          <table:table-cell table:formula="of:=IF(COUNTIF([.A204:.D204];[.A204])=3;[.A204];&quot;&quot;)">
            <text:p/>
          </table:table-cell>
          <table:table-cell table:formula="of:=IF(COUNTIF([.B204:.E204];[.B204])=3;[.B204];&quot;&quot;)">
            <text:p/>
          </table:table-cell>
          <table:table-cell table:formula="of:=IF(COUNTIF([.C204:.F204];[.C204])=3;[.C204];&quot;&quot;)">
            <text:p/>
          </table:table-cell>
          <table:table-cell table:formula="of:=IF(COUNTIF([.D204:.G204];[.D204])=3;[.D204];&quot;&quot;)">
            <text:p/>
          </table:table-cell>
          <table:table-cell table:formula="of:=IF(COUNTIF([.A204:.D204];[.A204])=3;&quot;&quot;;[.A204])" office:value-type="float" office:value="960" calcext:value-type="float">
            <text:p>960</text:p>
          </table:table-cell>
          <table:table-cell table:formula="of:=IF(COUNTIF([.B204:.E204];[.B204])=3;&quot;&quot;;[.B204])" office:value-type="float" office:value="936" calcext:value-type="float">
            <text:p>936</text:p>
          </table:table-cell>
          <table:table-cell table:formula="of:=IF(COUNTIF([.C204:.F204];[.C204])=3;&quot;&quot;;[.C204])" office:value-type="float" office:value="693" calcext:value-type="float">
            <text:p>693</text:p>
          </table:table-cell>
          <table:table-cell table:formula="of:=IF(COUNTIF([.D204:.G204];[.D204])=3;&quot;&quot;;[.D204])" office:value-type="float" office:value="116" calcext:value-type="float">
            <text:p>116</text:p>
          </table:table-cell>
          <table:table-cell table:style-name="ce5" table:formula="of:=IFERROR( IF( AND( COUNT([.E204:.H204])=3; MOD( AVERAGE([.E204:.H204]); 2)=1; MOD( AVERAGE([.I204:.L20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90" calcext:value-type="float">
            <text:p>990</text:p>
          </table:table-cell>
          <table:table-cell office:value-type="float" office:value="465" calcext:value-type="float">
            <text:p>465</text:p>
          </table:table-cell>
          <table:table-cell office:value-type="float" office:value="306" calcext:value-type="float">
            <text:p>306</text:p>
          </table:table-cell>
          <table:table-cell office:value-type="float" office:value="299" calcext:value-type="float">
            <text:p>299</text:p>
          </table:table-cell>
          <table:table-cell table:formula="of:=IF(COUNTIF([.A205:.D205];[.A205])=3;[.A205];&quot;&quot;)">
            <text:p/>
          </table:table-cell>
          <table:table-cell table:formula="of:=IF(COUNTIF([.B205:.E205];[.B205])=3;[.B205];&quot;&quot;)">
            <text:p/>
          </table:table-cell>
          <table:table-cell table:formula="of:=IF(COUNTIF([.C205:.F205];[.C205])=3;[.C205];&quot;&quot;)">
            <text:p/>
          </table:table-cell>
          <table:table-cell table:formula="of:=IF(COUNTIF([.D205:.G205];[.D205])=3;[.D205];&quot;&quot;)">
            <text:p/>
          </table:table-cell>
          <table:table-cell table:formula="of:=IF(COUNTIF([.A205:.D205];[.A205])=3;&quot;&quot;;[.A205])" office:value-type="float" office:value="990" calcext:value-type="float">
            <text:p>990</text:p>
          </table:table-cell>
          <table:table-cell table:formula="of:=IF(COUNTIF([.B205:.E205];[.B205])=3;&quot;&quot;;[.B205])" office:value-type="float" office:value="465" calcext:value-type="float">
            <text:p>465</text:p>
          </table:table-cell>
          <table:table-cell table:formula="of:=IF(COUNTIF([.C205:.F205];[.C205])=3;&quot;&quot;;[.C205])" office:value-type="float" office:value="306" calcext:value-type="float">
            <text:p>306</text:p>
          </table:table-cell>
          <table:table-cell table:formula="of:=IF(COUNTIF([.D205:.G205];[.D205])=3;&quot;&quot;;[.D205])" office:value-type="float" office:value="299" calcext:value-type="float">
            <text:p>299</text:p>
          </table:table-cell>
          <table:table-cell table:style-name="ce5" table:formula="of:=IFERROR( IF( AND( COUNT([.E205:.H205])=3; MOD( AVERAGE([.E205:.H205]); 2)=1; MOD( AVERAGE([.I205:.L20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office:value-type="float" office:value="544" calcext:value-type="float">
            <text:p>544</text:p>
          </table:table-cell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  <table:table-cell table:formula="of:=IF(COUNTIF([.A206:.D206];[.A206])=3;[.A206];&quot;&quot;)">
            <text:p/>
          </table:table-cell>
          <table:table-cell table:formula="of:=IF(COUNTIF([.B206:.E206];[.B206])=3;[.B206];&quot;&quot;)">
            <text:p/>
          </table:table-cell>
          <table:table-cell table:formula="of:=IF(COUNTIF([.C206:.F206];[.C206])=3;[.C206];&quot;&quot;)">
            <text:p/>
          </table:table-cell>
          <table:table-cell table:formula="of:=IF(COUNTIF([.D206:.G206];[.D206])=3;[.D206];&quot;&quot;)">
            <text:p/>
          </table:table-cell>
          <table:table-cell table:formula="of:=IF(COUNTIF([.A206:.D206];[.A206])=3;&quot;&quot;;[.A206])" office:value-type="float" office:value="346" calcext:value-type="float">
            <text:p>346</text:p>
          </table:table-cell>
          <table:table-cell table:formula="of:=IF(COUNTIF([.B206:.E206];[.B206])=3;&quot;&quot;;[.B206])" office:value-type="float" office:value="544" calcext:value-type="float">
            <text:p>544</text:p>
          </table:table-cell>
          <table:table-cell table:formula="of:=IF(COUNTIF([.C206:.F206];[.C206])=3;&quot;&quot;;[.C206])" office:value-type="float" office:value="168" calcext:value-type="float">
            <text:p>168</text:p>
          </table:table-cell>
          <table:table-cell table:formula="of:=IF(COUNTIF([.D206:.G206];[.D206])=3;&quot;&quot;;[.D206])" office:value-type="float" office:value="102" calcext:value-type="float">
            <text:p>102</text:p>
          </table:table-cell>
          <table:table-cell table:style-name="ce5" table:formula="of:=IFERROR( IF( AND( COUNT([.E206:.H206])=3; MOD( AVERAGE([.E206:.H206]); 2)=1; MOD( AVERAGE([.I206:.L20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office:value-type="float" office:value="216" calcext:value-type="float">
            <text:p>216</text:p>
          </table:table-cell>
          <table:table-cell office:value-type="float" office:value="315" calcext:value-type="float">
            <text:p>315</text:p>
          </table:table-cell>
          <table:table-cell office:value-type="float" office:value="890" calcext:value-type="float">
            <text:p>890</text:p>
          </table:table-cell>
          <table:table-cell table:formula="of:=IF(COUNTIF([.A207:.D207];[.A207])=3;[.A207];&quot;&quot;)">
            <text:p/>
          </table:table-cell>
          <table:table-cell table:formula="of:=IF(COUNTIF([.B207:.E207];[.B207])=3;[.B207];&quot;&quot;)">
            <text:p/>
          </table:table-cell>
          <table:table-cell table:formula="of:=IF(COUNTIF([.C207:.F207];[.C207])=3;[.C207];&quot;&quot;)">
            <text:p/>
          </table:table-cell>
          <table:table-cell table:formula="of:=IF(COUNTIF([.D207:.G207];[.D207])=3;[.D207];&quot;&quot;)">
            <text:p/>
          </table:table-cell>
          <table:table-cell table:formula="of:=IF(COUNTIF([.A207:.D207];[.A207])=3;&quot;&quot;;[.A207])" office:value-type="float" office:value="850" calcext:value-type="float">
            <text:p>850</text:p>
          </table:table-cell>
          <table:table-cell table:formula="of:=IF(COUNTIF([.B207:.E207];[.B207])=3;&quot;&quot;;[.B207])" office:value-type="float" office:value="216" calcext:value-type="float">
            <text:p>216</text:p>
          </table:table-cell>
          <table:table-cell table:formula="of:=IF(COUNTIF([.C207:.F207];[.C207])=3;&quot;&quot;;[.C207])" office:value-type="float" office:value="315" calcext:value-type="float">
            <text:p>315</text:p>
          </table:table-cell>
          <table:table-cell table:formula="of:=IF(COUNTIF([.D207:.G207];[.D207])=3;&quot;&quot;;[.D207])" office:value-type="float" office:value="890" calcext:value-type="float">
            <text:p>890</text:p>
          </table:table-cell>
          <table:table-cell table:style-name="ce5" table:formula="of:=IFERROR( IF( AND( COUNT([.E207:.H207])=3; MOD( AVERAGE([.E207:.H207]); 2)=1; MOD( AVERAGE([.I207:.L20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float" office:value="754" calcext:value-type="float">
            <text:p>754</text:p>
          </table:table-cell>
          <table:table-cell office:value-type="float" office:value="975" calcext:value-type="float">
            <text:p>975</text:p>
          </table:table-cell>
          <table:table-cell office:value-type="float" office:value="116" calcext:value-type="float">
            <text:p>116</text:p>
          </table:table-cell>
          <table:table-cell table:formula="of:=IF(COUNTIF([.A208:.D208];[.A208])=3;[.A208];&quot;&quot;)">
            <text:p/>
          </table:table-cell>
          <table:table-cell table:formula="of:=IF(COUNTIF([.B208:.E208];[.B208])=3;[.B208];&quot;&quot;)">
            <text:p/>
          </table:table-cell>
          <table:table-cell table:formula="of:=IF(COUNTIF([.C208:.F208];[.C208])=3;[.C208];&quot;&quot;)">
            <text:p/>
          </table:table-cell>
          <table:table-cell table:formula="of:=IF(COUNTIF([.D208:.G208];[.D208])=3;[.D208];&quot;&quot;)">
            <text:p/>
          </table:table-cell>
          <table:table-cell table:formula="of:=IF(COUNTIF([.A208:.D208];[.A208])=3;&quot;&quot;;[.A208])" office:value-type="float" office:value="60" calcext:value-type="float">
            <text:p>60</text:p>
          </table:table-cell>
          <table:table-cell table:formula="of:=IF(COUNTIF([.B208:.E208];[.B208])=3;&quot;&quot;;[.B208])" office:value-type="float" office:value="754" calcext:value-type="float">
            <text:p>754</text:p>
          </table:table-cell>
          <table:table-cell table:formula="of:=IF(COUNTIF([.C208:.F208];[.C208])=3;&quot;&quot;;[.C208])" office:value-type="float" office:value="975" calcext:value-type="float">
            <text:p>975</text:p>
          </table:table-cell>
          <table:table-cell table:formula="of:=IF(COUNTIF([.D208:.G208];[.D208])=3;&quot;&quot;;[.D208])" office:value-type="float" office:value="116" calcext:value-type="float">
            <text:p>116</text:p>
          </table:table-cell>
          <table:table-cell table:style-name="ce5" table:formula="of:=IFERROR( IF( AND( COUNT([.E208:.H208])=3; MOD( AVERAGE([.E208:.H208]); 2)=1; MOD( AVERAGE([.I208:.L20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56" calcext:value-type="float">
            <text:p>356</text:p>
          </table:table-cell>
          <table:table-cell office:value-type="float" office:value="556" calcext:value-type="float">
            <text:p>556</text:p>
          </table:table-cell>
          <table:table-cell office:value-type="float" office:value="90" calcext:value-type="float">
            <text:p>90</text:p>
          </table:table-cell>
          <table:table-cell table:formula="of:=IF(COUNTIF([.A209:.D209];[.A209])=3;[.A209];&quot;&quot;)">
            <text:p/>
          </table:table-cell>
          <table:table-cell table:formula="of:=IF(COUNTIF([.B209:.E209];[.B209])=3;[.B209];&quot;&quot;)">
            <text:p/>
          </table:table-cell>
          <table:table-cell table:formula="of:=IF(COUNTIF([.C209:.F209];[.C209])=3;[.C209];&quot;&quot;)">
            <text:p/>
          </table:table-cell>
          <table:table-cell table:formula="of:=IF(COUNTIF([.D209:.G209];[.D209])=3;[.D209];&quot;&quot;)">
            <text:p/>
          </table:table-cell>
          <table:table-cell table:formula="of:=IF(COUNTIF([.A209:.D209];[.A209])=3;&quot;&quot;;[.A209])" office:value-type="float" office:value="816" calcext:value-type="float">
            <text:p>816</text:p>
          </table:table-cell>
          <table:table-cell table:formula="of:=IF(COUNTIF([.B209:.E209];[.B209])=3;&quot;&quot;;[.B209])" office:value-type="float" office:value="356" calcext:value-type="float">
            <text:p>356</text:p>
          </table:table-cell>
          <table:table-cell table:formula="of:=IF(COUNTIF([.C209:.F209];[.C209])=3;&quot;&quot;;[.C209])" office:value-type="float" office:value="556" calcext:value-type="float">
            <text:p>556</text:p>
          </table:table-cell>
          <table:table-cell table:formula="of:=IF(COUNTIF([.D209:.G209];[.D209])=3;&quot;&quot;;[.D209])" office:value-type="float" office:value="90" calcext:value-type="float">
            <text:p>90</text:p>
          </table:table-cell>
          <table:table-cell table:style-name="ce5" table:formula="of:=IFERROR( IF( AND( COUNT([.E209:.H209])=3; MOD( AVERAGE([.E209:.H209]); 2)=1; MOD( AVERAGE([.I209:.L20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2" office:value-type="float" office:value="275" calcext:value-type="float">
            <text:p>275</text:p>
          </table:table-cell>
          <table:table-cell office:value-type="float" office:value="525" calcext:value-type="float">
            <text:p>525</text:p>
          </table:table-cell>
          <table:table-cell office:value-type="float" office:value="42" calcext:value-type="float">
            <text:p>42</text:p>
          </table:table-cell>
          <table:table-cell table:formula="of:=IF(COUNTIF([.A210:.D210];[.A210])=3;[.A210];&quot;&quot;)">
            <text:p/>
          </table:table-cell>
          <table:table-cell table:formula="of:=IF(COUNTIF([.B210:.E210];[.B210])=3;[.B210];&quot;&quot;)">
            <text:p/>
          </table:table-cell>
          <table:table-cell table:formula="of:=IF(COUNTIF([.C210:.F210];[.C210])=3;[.C210];&quot;&quot;)">
            <text:p/>
          </table:table-cell>
          <table:table-cell table:formula="of:=IF(COUNTIF([.D210:.G210];[.D210])=3;[.D210];&quot;&quot;)">
            <text:p/>
          </table:table-cell>
          <table:table-cell table:formula="of:=IF(COUNTIF([.A210:.D210];[.A210])=3;&quot;&quot;;[.A210])" office:value-type="float" office:value="275" calcext:value-type="float">
            <text:p>275</text:p>
          </table:table-cell>
          <table:table-cell table:formula="of:=IF(COUNTIF([.B210:.E210];[.B210])=3;&quot;&quot;;[.B210])" office:value-type="float" office:value="275" calcext:value-type="float">
            <text:p>275</text:p>
          </table:table-cell>
          <table:table-cell table:formula="of:=IF(COUNTIF([.C210:.F210];[.C210])=3;&quot;&quot;;[.C210])" office:value-type="float" office:value="525" calcext:value-type="float">
            <text:p>525</text:p>
          </table:table-cell>
          <table:table-cell table:formula="of:=IF(COUNTIF([.D210:.G210];[.D210])=3;&quot;&quot;;[.D210])" office:value-type="float" office:value="42" calcext:value-type="float">
            <text:p>42</text:p>
          </table:table-cell>
          <table:table-cell table:style-name="ce5" table:formula="of:=IFERROR( IF( AND( COUNT([.E210:.H210])=3; MOD( AVERAGE([.E210:.H210]); 2)=1; MOD( AVERAGE([.I210:.L21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281" calcext:value-type="float">
            <text:p>281</text:p>
          </table:table-cell>
          <table:table-cell table:formula="of:=IF(COUNTIF([.A211:.D211];[.A211])=3;[.A211];&quot;&quot;)">
            <text:p/>
          </table:table-cell>
          <table:table-cell table:formula="of:=IF(COUNTIF([.B211:.E211];[.B211])=3;[.B211];&quot;&quot;)">
            <text:p/>
          </table:table-cell>
          <table:table-cell table:formula="of:=IF(COUNTIF([.C211:.F211];[.C211])=3;[.C211];&quot;&quot;)">
            <text:p/>
          </table:table-cell>
          <table:table-cell table:formula="of:=IF(COUNTIF([.D211:.G211];[.D211])=3;[.D211];&quot;&quot;)">
            <text:p/>
          </table:table-cell>
          <table:table-cell table:formula="of:=IF(COUNTIF([.A211:.D211];[.A211])=3;&quot;&quot;;[.A211])" office:value-type="float" office:value="506" calcext:value-type="float">
            <text:p>506</text:p>
          </table:table-cell>
          <table:table-cell table:formula="of:=IF(COUNTIF([.B211:.E211];[.B211])=3;&quot;&quot;;[.B211])" office:value-type="float" office:value="488" calcext:value-type="float">
            <text:p>488</text:p>
          </table:table-cell>
          <table:table-cell table:formula="of:=IF(COUNTIF([.C211:.F211];[.C211])=3;&quot;&quot;;[.C211])" office:value-type="float" office:value="281" calcext:value-type="float">
            <text:p>281</text:p>
          </table:table-cell>
          <table:table-cell table:formula="of:=IF(COUNTIF([.D211:.G211];[.D211])=3;&quot;&quot;;[.D211])" office:value-type="float" office:value="281" calcext:value-type="float">
            <text:p>281</text:p>
          </table:table-cell>
          <table:table-cell table:style-name="ce5" table:formula="of:=IFERROR( IF( AND( COUNT([.E211:.H211])=3; MOD( AVERAGE([.E211:.H211]); 2)=1; MOD( AVERAGE([.I211:.L21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office:value-type="float" office:value="684" calcext:value-type="float">
            <text:p>684</text:p>
          </table:table-cell>
          <table:table-cell office:value-type="float" office:value="941" calcext:value-type="float">
            <text:p>941</text:p>
          </table:table-cell>
          <table:table-cell office:value-type="float" office:value="535" calcext:value-type="float">
            <text:p>535</text:p>
          </table:table-cell>
          <table:table-cell table:formula="of:=IF(COUNTIF([.A212:.D212];[.A212])=3;[.A212];&quot;&quot;)">
            <text:p/>
          </table:table-cell>
          <table:table-cell table:formula="of:=IF(COUNTIF([.B212:.E212];[.B212])=3;[.B212];&quot;&quot;)">
            <text:p/>
          </table:table-cell>
          <table:table-cell table:formula="of:=IF(COUNTIF([.C212:.F212];[.C212])=3;[.C212];&quot;&quot;)">
            <text:p/>
          </table:table-cell>
          <table:table-cell table:formula="of:=IF(COUNTIF([.D212:.G212];[.D212])=3;[.D212];&quot;&quot;)">
            <text:p/>
          </table:table-cell>
          <table:table-cell table:formula="of:=IF(COUNTIF([.A212:.D212];[.A212])=3;&quot;&quot;;[.A212])" office:value-type="float" office:value="321" calcext:value-type="float">
            <text:p>321</text:p>
          </table:table-cell>
          <table:table-cell table:formula="of:=IF(COUNTIF([.B212:.E212];[.B212])=3;&quot;&quot;;[.B212])" office:value-type="float" office:value="684" calcext:value-type="float">
            <text:p>684</text:p>
          </table:table-cell>
          <table:table-cell table:formula="of:=IF(COUNTIF([.C212:.F212];[.C212])=3;&quot;&quot;;[.C212])" office:value-type="float" office:value="941" calcext:value-type="float">
            <text:p>941</text:p>
          </table:table-cell>
          <table:table-cell table:formula="of:=IF(COUNTIF([.D212:.G212];[.D212])=3;&quot;&quot;;[.D212])" office:value-type="float" office:value="535" calcext:value-type="float">
            <text:p>535</text:p>
          </table:table-cell>
          <table:table-cell table:style-name="ce5" table:formula="of:=IFERROR( IF( AND( COUNT([.E212:.H212])=3; MOD( AVERAGE([.E212:.H212]); 2)=1; MOD( AVERAGE([.I212:.L21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655" calcext:value-type="float">
            <text:p>655</text:p>
          </table:table-cell>
          <table:table-cell table:formula="of:=IF(COUNTIF([.A213:.D213];[.A213])=3;[.A213];&quot;&quot;)">
            <text:p/>
          </table:table-cell>
          <table:table-cell table:formula="of:=IF(COUNTIF([.B213:.E213];[.B213])=3;[.B213];&quot;&quot;)">
            <text:p/>
          </table:table-cell>
          <table:table-cell table:formula="of:=IF(COUNTIF([.C213:.F213];[.C213])=3;[.C213];&quot;&quot;)">
            <text:p/>
          </table:table-cell>
          <table:table-cell table:formula="of:=IF(COUNTIF([.D213:.G213];[.D213])=3;[.D213];&quot;&quot;)">
            <text:p/>
          </table:table-cell>
          <table:table-cell table:formula="of:=IF(COUNTIF([.A213:.D213];[.A213])=3;&quot;&quot;;[.A213])" office:value-type="float" office:value="112" calcext:value-type="float">
            <text:p>112</text:p>
          </table:table-cell>
          <table:table-cell table:formula="of:=IF(COUNTIF([.B213:.E213];[.B213])=3;&quot;&quot;;[.B213])" office:value-type="float" office:value="383" calcext:value-type="float">
            <text:p>383</text:p>
          </table:table-cell>
          <table:table-cell table:formula="of:=IF(COUNTIF([.C213:.F213];[.C213])=3;&quot;&quot;;[.C213])" office:value-type="float" office:value="655" calcext:value-type="float">
            <text:p>655</text:p>
          </table:table-cell>
          <table:table-cell table:formula="of:=IF(COUNTIF([.D213:.G213];[.D213])=3;&quot;&quot;;[.D213])" office:value-type="float" office:value="655" calcext:value-type="float">
            <text:p>655</text:p>
          </table:table-cell>
          <table:table-cell table:style-name="ce5" table:formula="of:=IFERROR( IF( AND( COUNT([.E213:.H213])=3; MOD( AVERAGE([.E213:.H213]); 2)=1; MOD( AVERAGE([.I213:.L21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COUNTIF([.A214:.D214];[.A214])=3;[.A214];&quot;&quot;)">
            <text:p/>
          </table:table-cell>
          <table:table-cell table:formula="of:=IF(COUNTIF([.B214:.E214];[.B214])=3;[.B214];&quot;&quot;)">
            <text:p/>
          </table:table-cell>
          <table:table-cell table:formula="of:=IF(COUNTIF([.C214:.F214];[.C214])=3;[.C214];&quot;&quot;)">
            <text:p/>
          </table:table-cell>
          <table:table-cell table:formula="of:=IF(COUNTIF([.D214:.G214];[.D214])=3;[.D214];&quot;&quot;)">
            <text:p/>
          </table:table-cell>
          <table:table-cell table:formula="of:=IF(COUNTIF([.A214:.D214];[.A214])=3;&quot;&quot;;[.A214])" office:value-type="float" office:value="274" calcext:value-type="float">
            <text:p>274</text:p>
          </table:table-cell>
          <table:table-cell table:formula="of:=IF(COUNTIF([.B214:.E214];[.B214])=3;&quot;&quot;;[.B214])" office:value-type="float" office:value="88" calcext:value-type="float">
            <text:p>88</text:p>
          </table:table-cell>
          <table:table-cell table:formula="of:=IF(COUNTIF([.C214:.F214];[.C214])=3;&quot;&quot;;[.C214])" office:value-type="float" office:value="202" calcext:value-type="float">
            <text:p>202</text:p>
          </table:table-cell>
          <table:table-cell table:formula="of:=IF(COUNTIF([.D214:.G214];[.D214])=3;&quot;&quot;;[.D214])" office:value-type="float" office:value="202" calcext:value-type="float">
            <text:p>202</text:p>
          </table:table-cell>
          <table:table-cell table:style-name="ce5" table:formula="of:=IFERROR( IF( AND( COUNT([.E214:.H214])=3; MOD( AVERAGE([.E214:.H214]); 2)=1; MOD( AVERAGE([.I214:.L21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30" calcext:value-type="float">
            <text:p>130</text:p>
          </table:table-cell>
          <table:table-cell office:value-type="float" office:value="885" calcext:value-type="float">
            <text:p>885</text:p>
          </table:table-cell>
          <table:table-cell office:value-type="float" office:value="94" calcext:value-type="float">
            <text:p>94</text:p>
          </table:table-cell>
          <table:table-cell table:formula="of:=IF(COUNTIF([.A215:.D215];[.A215])=3;[.A215];&quot;&quot;)">
            <text:p/>
          </table:table-cell>
          <table:table-cell table:formula="of:=IF(COUNTIF([.B215:.E215];[.B215])=3;[.B215];&quot;&quot;)">
            <text:p/>
          </table:table-cell>
          <table:table-cell table:formula="of:=IF(COUNTIF([.C215:.F215];[.C215])=3;[.C215];&quot;&quot;)">
            <text:p/>
          </table:table-cell>
          <table:table-cell table:formula="of:=IF(COUNTIF([.D215:.G215];[.D215])=3;[.D215];&quot;&quot;)">
            <text:p/>
          </table:table-cell>
          <table:table-cell table:formula="of:=IF(COUNTIF([.A215:.D215];[.A215])=3;&quot;&quot;;[.A215])" office:value-type="float" office:value="987" calcext:value-type="float">
            <text:p>987</text:p>
          </table:table-cell>
          <table:table-cell table:formula="of:=IF(COUNTIF([.B215:.E215];[.B215])=3;&quot;&quot;;[.B215])" office:value-type="float" office:value="130" calcext:value-type="float">
            <text:p>130</text:p>
          </table:table-cell>
          <table:table-cell table:formula="of:=IF(COUNTIF([.C215:.F215];[.C215])=3;&quot;&quot;;[.C215])" office:value-type="float" office:value="885" calcext:value-type="float">
            <text:p>885</text:p>
          </table:table-cell>
          <table:table-cell table:formula="of:=IF(COUNTIF([.D215:.G215];[.D215])=3;&quot;&quot;;[.D215])" office:value-type="float" office:value="94" calcext:value-type="float">
            <text:p>94</text:p>
          </table:table-cell>
          <table:table-cell table:style-name="ce5" table:formula="of:=IFERROR( IF( AND( COUNT([.E215:.H215])=3; MOD( AVERAGE([.E215:.H215]); 2)=1; MOD( AVERAGE([.I215:.L21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7" calcext:value-type="float">
            <text:p>27</text:p>
          </table:table-cell>
          <table:table-cell office:value-type="float" office:value="240" calcext:value-type="float">
            <text:p>240</text:p>
          </table:table-cell>
          <table:table-cell office:value-type="float" office:value="872" calcext:value-type="float">
            <text:p>872</text:p>
          </table:table-cell>
          <table:table-cell table:formula="of:=IF(COUNTIF([.A216:.D216];[.A216])=3;[.A216];&quot;&quot;)">
            <text:p/>
          </table:table-cell>
          <table:table-cell table:formula="of:=IF(COUNTIF([.B216:.E216];[.B216])=3;[.B216];&quot;&quot;)">
            <text:p/>
          </table:table-cell>
          <table:table-cell table:formula="of:=IF(COUNTIF([.C216:.F216];[.C216])=3;[.C216];&quot;&quot;)">
            <text:p/>
          </table:table-cell>
          <table:table-cell table:formula="of:=IF(COUNTIF([.D216:.G216];[.D216])=3;[.D216];&quot;&quot;)">
            <text:p/>
          </table:table-cell>
          <table:table-cell table:formula="of:=IF(COUNTIF([.A216:.D216];[.A216])=3;&quot;&quot;;[.A216])" office:value-type="float" office:value="295" calcext:value-type="float">
            <text:p>295</text:p>
          </table:table-cell>
          <table:table-cell table:formula="of:=IF(COUNTIF([.B216:.E216];[.B216])=3;&quot;&quot;;[.B216])" office:value-type="float" office:value="27" calcext:value-type="float">
            <text:p>27</text:p>
          </table:table-cell>
          <table:table-cell table:formula="of:=IF(COUNTIF([.C216:.F216];[.C216])=3;&quot;&quot;;[.C216])" office:value-type="float" office:value="240" calcext:value-type="float">
            <text:p>240</text:p>
          </table:table-cell>
          <table:table-cell table:formula="of:=IF(COUNTIF([.D216:.G216];[.D216])=3;&quot;&quot;;[.D216])" office:value-type="float" office:value="872" calcext:value-type="float">
            <text:p>872</text:p>
          </table:table-cell>
          <table:table-cell table:style-name="ce5" table:formula="of:=IFERROR( IF( AND( COUNT([.E216:.H216])=3; MOD( AVERAGE([.E216:.H216]); 2)=1; MOD( AVERAGE([.I216:.L21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office:value-type="float" office:value="213" calcext:value-type="float">
            <text:p>213</text:p>
          </table:table-cell>
          <table:table-cell office:value-type="float" office:value="789" calcext:value-type="float">
            <text:p>789</text:p>
          </table:table-cell>
          <table:table-cell office:value-type="float" office:value="702" calcext:value-type="float">
            <text:p>702</text:p>
          </table:table-cell>
          <table:table-cell table:formula="of:=IF(COUNTIF([.A217:.D217];[.A217])=3;[.A217];&quot;&quot;)">
            <text:p/>
          </table:table-cell>
          <table:table-cell table:formula="of:=IF(COUNTIF([.B217:.E217];[.B217])=3;[.B217];&quot;&quot;)">
            <text:p/>
          </table:table-cell>
          <table:table-cell table:formula="of:=IF(COUNTIF([.C217:.F217];[.C217])=3;[.C217];&quot;&quot;)">
            <text:p/>
          </table:table-cell>
          <table:table-cell table:formula="of:=IF(COUNTIF([.D217:.G217];[.D217])=3;[.D217];&quot;&quot;)">
            <text:p/>
          </table:table-cell>
          <table:table-cell table:formula="of:=IF(COUNTIF([.A217:.D217];[.A217])=3;&quot;&quot;;[.A217])" office:value-type="float" office:value="800" calcext:value-type="float">
            <text:p>800</text:p>
          </table:table-cell>
          <table:table-cell table:formula="of:=IF(COUNTIF([.B217:.E217];[.B217])=3;&quot;&quot;;[.B217])" office:value-type="float" office:value="213" calcext:value-type="float">
            <text:p>213</text:p>
          </table:table-cell>
          <table:table-cell table:formula="of:=IF(COUNTIF([.C217:.F217];[.C217])=3;&quot;&quot;;[.C217])" office:value-type="float" office:value="789" calcext:value-type="float">
            <text:p>789</text:p>
          </table:table-cell>
          <table:table-cell table:formula="of:=IF(COUNTIF([.D217:.G217];[.D217])=3;&quot;&quot;;[.D217])" office:value-type="float" office:value="702" calcext:value-type="float">
            <text:p>702</text:p>
          </table:table-cell>
          <table:table-cell table:style-name="ce5" table:formula="of:=IFERROR( IF( AND( COUNT([.E217:.H217])=3; MOD( AVERAGE([.E217:.H217]); 2)=1; MOD( AVERAGE([.I217:.L21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903" calcext:value-type="float">
            <text:p>903</text:p>
          </table:table-cell>
          <table:table-cell office:value-type="float" office:value="445" calcext:value-type="float">
            <text:p>445</text:p>
          </table:table-cell>
          <table:table-cell table:formula="of:=IF(COUNTIF([.A218:.D218];[.A218])=3;[.A218];&quot;&quot;)">
            <text:p/>
          </table:table-cell>
          <table:table-cell table:formula="of:=IF(COUNTIF([.B218:.E218];[.B218])=3;[.B218];&quot;&quot;)">
            <text:p/>
          </table:table-cell>
          <table:table-cell table:formula="of:=IF(COUNTIF([.C218:.F218];[.C218])=3;[.C218];&quot;&quot;)">
            <text:p/>
          </table:table-cell>
          <table:table-cell table:formula="of:=IF(COUNTIF([.D218:.G218];[.D218])=3;[.D218];&quot;&quot;)">
            <text:p/>
          </table:table-cell>
          <table:table-cell table:formula="of:=IF(COUNTIF([.A218:.D218];[.A218])=3;&quot;&quot;;[.A218])" office:value-type="float" office:value="89" calcext:value-type="float">
            <text:p>89</text:p>
          </table:table-cell>
          <table:table-cell table:formula="of:=IF(COUNTIF([.B218:.E218];[.B218])=3;&quot;&quot;;[.B218])" office:value-type="float" office:value="89" calcext:value-type="float">
            <text:p>89</text:p>
          </table:table-cell>
          <table:table-cell table:formula="of:=IF(COUNTIF([.C218:.F218];[.C218])=3;&quot;&quot;;[.C218])" office:value-type="float" office:value="903" calcext:value-type="float">
            <text:p>903</text:p>
          </table:table-cell>
          <table:table-cell table:formula="of:=IF(COUNTIF([.D218:.G218];[.D218])=3;&quot;&quot;;[.D218])" office:value-type="float" office:value="445" calcext:value-type="float">
            <text:p>445</text:p>
          </table:table-cell>
          <table:table-cell table:style-name="ce5" table:formula="of:=IFERROR( IF( AND( COUNT([.E218:.H218])=3; MOD( AVERAGE([.E218:.H218]); 2)=1; MOD( AVERAGE([.I218:.L21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199" calcext:value-type="float">
            <text:p>199</text:p>
          </table:table-cell>
          <table:table-cell table:formula="of:=IF(COUNTIF([.A219:.D219];[.A219])=3;[.A219];&quot;&quot;)">
            <text:p/>
          </table:table-cell>
          <table:table-cell table:formula="of:=IF(COUNTIF([.B219:.E219];[.B219])=3;[.B219];&quot;&quot;)">
            <text:p/>
          </table:table-cell>
          <table:table-cell table:formula="of:=IF(COUNTIF([.C219:.F219];[.C219])=3;[.C219];&quot;&quot;)">
            <text:p/>
          </table:table-cell>
          <table:table-cell table:formula="of:=IF(COUNTIF([.D219:.G219];[.D219])=3;[.D219];&quot;&quot;)">
            <text:p/>
          </table:table-cell>
          <table:table-cell table:formula="of:=IF(COUNTIF([.A219:.D219];[.A219])=3;&quot;&quot;;[.A219])" office:value-type="float" office:value="548" calcext:value-type="float">
            <text:p>548</text:p>
          </table:table-cell>
          <table:table-cell table:formula="of:=IF(COUNTIF([.B219:.E219];[.B219])=3;&quot;&quot;;[.B219])" office:value-type="float" office:value="192" calcext:value-type="float">
            <text:p>192</text:p>
          </table:table-cell>
          <table:table-cell table:formula="of:=IF(COUNTIF([.C219:.F219];[.C219])=3;&quot;&quot;;[.C219])" office:value-type="float" office:value="333" calcext:value-type="float">
            <text:p>333</text:p>
          </table:table-cell>
          <table:table-cell table:formula="of:=IF(COUNTIF([.D219:.G219];[.D219])=3;&quot;&quot;;[.D219])" office:value-type="float" office:value="199" calcext:value-type="float">
            <text:p>199</text:p>
          </table:table-cell>
          <table:table-cell table:style-name="ce5" table:formula="of:=IFERROR( IF( AND( COUNT([.E219:.H219])=3; MOD( AVERAGE([.E219:.H219]); 2)=1; MOD( AVERAGE([.I219:.L21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88" calcext:value-type="float">
            <text:p>688</text:p>
          </table:table-cell>
          <table:table-cell office:value-type="float" office:value="455" calcext:value-type="float">
            <text:p>455</text:p>
          </table:table-cell>
          <table:table-cell office:value-type="float" office:value="244" calcext:value-type="float">
            <text:p>244</text:p>
          </table:table-cell>
          <table:table-cell office:value-type="float" office:value="839" calcext:value-type="float">
            <text:p>839</text:p>
          </table:table-cell>
          <table:table-cell table:formula="of:=IF(COUNTIF([.A220:.D220];[.A220])=3;[.A220];&quot;&quot;)">
            <text:p/>
          </table:table-cell>
          <table:table-cell table:formula="of:=IF(COUNTIF([.B220:.E220];[.B220])=3;[.B220];&quot;&quot;)">
            <text:p/>
          </table:table-cell>
          <table:table-cell table:formula="of:=IF(COUNTIF([.C220:.F220];[.C220])=3;[.C220];&quot;&quot;)">
            <text:p/>
          </table:table-cell>
          <table:table-cell table:formula="of:=IF(COUNTIF([.D220:.G220];[.D220])=3;[.D220];&quot;&quot;)">
            <text:p/>
          </table:table-cell>
          <table:table-cell table:formula="of:=IF(COUNTIF([.A220:.D220];[.A220])=3;&quot;&quot;;[.A220])" office:value-type="float" office:value="688" calcext:value-type="float">
            <text:p>688</text:p>
          </table:table-cell>
          <table:table-cell table:formula="of:=IF(COUNTIF([.B220:.E220];[.B220])=3;&quot;&quot;;[.B220])" office:value-type="float" office:value="455" calcext:value-type="float">
            <text:p>455</text:p>
          </table:table-cell>
          <table:table-cell table:formula="of:=IF(COUNTIF([.C220:.F220];[.C220])=3;&quot;&quot;;[.C220])" office:value-type="float" office:value="244" calcext:value-type="float">
            <text:p>244</text:p>
          </table:table-cell>
          <table:table-cell table:formula="of:=IF(COUNTIF([.D220:.G220];[.D220])=3;&quot;&quot;;[.D220])" office:value-type="float" office:value="839" calcext:value-type="float">
            <text:p>839</text:p>
          </table:table-cell>
          <table:table-cell table:style-name="ce5" table:formula="of:=IFERROR( IF( AND( COUNT([.E220:.H220])=3; MOD( AVERAGE([.E220:.H220]); 2)=1; MOD( AVERAGE([.I220:.L22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91" calcext:value-type="float">
            <text:p>91</text:p>
          </table:table-cell>
          <table:table-cell office:value-type="float" office:value="632" calcext:value-type="float">
            <text:p>632</text:p>
          </table:table-cell>
          <table:table-cell office:value-type="float" office:value="689" calcext:value-type="float">
            <text:p>689</text:p>
          </table:table-cell>
          <table:table-cell table:formula="of:=IF(COUNTIF([.A221:.D221];[.A221])=3;[.A221];&quot;&quot;)">
            <text:p/>
          </table:table-cell>
          <table:table-cell table:formula="of:=IF(COUNTIF([.B221:.E221];[.B221])=3;[.B221];&quot;&quot;)">
            <text:p/>
          </table:table-cell>
          <table:table-cell table:formula="of:=IF(COUNTIF([.C221:.F221];[.C221])=3;[.C221];&quot;&quot;)">
            <text:p/>
          </table:table-cell>
          <table:table-cell table:formula="of:=IF(COUNTIF([.D221:.G221];[.D221])=3;[.D221];&quot;&quot;)">
            <text:p/>
          </table:table-cell>
          <table:table-cell table:formula="of:=IF(COUNTIF([.A221:.D221];[.A221])=3;&quot;&quot;;[.A221])" office:value-type="float" office:value="725" calcext:value-type="float">
            <text:p>725</text:p>
          </table:table-cell>
          <table:table-cell table:formula="of:=IF(COUNTIF([.B221:.E221];[.B221])=3;&quot;&quot;;[.B221])" office:value-type="float" office:value="91" calcext:value-type="float">
            <text:p>91</text:p>
          </table:table-cell>
          <table:table-cell table:formula="of:=IF(COUNTIF([.C221:.F221];[.C221])=3;&quot;&quot;;[.C221])" office:value-type="float" office:value="632" calcext:value-type="float">
            <text:p>632</text:p>
          </table:table-cell>
          <table:table-cell table:formula="of:=IF(COUNTIF([.D221:.G221];[.D221])=3;&quot;&quot;;[.D221])" office:value-type="float" office:value="689" calcext:value-type="float">
            <text:p>689</text:p>
          </table:table-cell>
          <table:table-cell table:style-name="ce5" table:formula="of:=IFERROR( IF( AND( COUNT([.E221:.H221])=3; MOD( AVERAGE([.E221:.H221]); 2)=1; MOD( AVERAGE([.I221:.L22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office:value-type="float" office:value="167" calcext:value-type="float">
            <text:p>167</text:p>
          </table:table-cell>
          <table:table-cell office:value-type="float" office:value="997" calcext:value-type="float">
            <text:p>997</text:p>
          </table:table-cell>
          <table:table-cell office:value-type="float" office:value="664" calcext:value-type="float">
            <text:p>664</text:p>
          </table:table-cell>
          <table:table-cell table:formula="of:=IF(COUNTIF([.A222:.D222];[.A222])=3;[.A222];&quot;&quot;)">
            <text:p/>
          </table:table-cell>
          <table:table-cell table:formula="of:=IF(COUNTIF([.B222:.E222];[.B222])=3;[.B222];&quot;&quot;)">
            <text:p/>
          </table:table-cell>
          <table:table-cell table:formula="of:=IF(COUNTIF([.C222:.F222];[.C222])=3;[.C222];&quot;&quot;)">
            <text:p/>
          </table:table-cell>
          <table:table-cell table:formula="of:=IF(COUNTIF([.D222:.G222];[.D222])=3;[.D222];&quot;&quot;)">
            <text:p/>
          </table:table-cell>
          <table:table-cell table:formula="of:=IF(COUNTIF([.A222:.D222];[.A222])=3;&quot;&quot;;[.A222])" office:value-type="float" office:value="256" calcext:value-type="float">
            <text:p>256</text:p>
          </table:table-cell>
          <table:table-cell table:formula="of:=IF(COUNTIF([.B222:.E222];[.B222])=3;&quot;&quot;;[.B222])" office:value-type="float" office:value="167" calcext:value-type="float">
            <text:p>167</text:p>
          </table:table-cell>
          <table:table-cell table:formula="of:=IF(COUNTIF([.C222:.F222];[.C222])=3;&quot;&quot;;[.C222])" office:value-type="float" office:value="997" calcext:value-type="float">
            <text:p>997</text:p>
          </table:table-cell>
          <table:table-cell table:formula="of:=IF(COUNTIF([.D222:.G222];[.D222])=3;&quot;&quot;;[.D222])" office:value-type="float" office:value="664" calcext:value-type="float">
            <text:p>664</text:p>
          </table:table-cell>
          <table:table-cell table:style-name="ce5" table:formula="of:=IFERROR( IF( AND( COUNT([.E222:.H222])=3; MOD( AVERAGE([.E222:.H222]); 2)=1; MOD( AVERAGE([.I222:.L22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office:value-type="float" office:value="718" calcext:value-type="float">
            <text:p>718</text:p>
          </table:table-cell>
          <table:table-cell office:value-type="float" office:value="148" calcext:value-type="float">
            <text:p>148</text:p>
          </table:table-cell>
          <table:table-cell office:value-type="float" office:value="274" calcext:value-type="float">
            <text:p>274</text:p>
          </table:table-cell>
          <table:table-cell table:formula="of:=IF(COUNTIF([.A223:.D223];[.A223])=3;[.A223];&quot;&quot;)">
            <text:p/>
          </table:table-cell>
          <table:table-cell table:formula="of:=IF(COUNTIF([.B223:.E223];[.B223])=3;[.B223];&quot;&quot;)">
            <text:p/>
          </table:table-cell>
          <table:table-cell table:formula="of:=IF(COUNTIF([.C223:.F223];[.C223])=3;[.C223];&quot;&quot;)">
            <text:p/>
          </table:table-cell>
          <table:table-cell table:formula="of:=IF(COUNTIF([.D223:.G223];[.D223])=3;[.D223];&quot;&quot;)">
            <text:p/>
          </table:table-cell>
          <table:table-cell table:formula="of:=IF(COUNTIF([.A223:.D223];[.A223])=3;&quot;&quot;;[.A223])" office:value-type="float" office:value="401" calcext:value-type="float">
            <text:p>401</text:p>
          </table:table-cell>
          <table:table-cell table:formula="of:=IF(COUNTIF([.B223:.E223];[.B223])=3;&quot;&quot;;[.B223])" office:value-type="float" office:value="718" calcext:value-type="float">
            <text:p>718</text:p>
          </table:table-cell>
          <table:table-cell table:formula="of:=IF(COUNTIF([.C223:.F223];[.C223])=3;&quot;&quot;;[.C223])" office:value-type="float" office:value="148" calcext:value-type="float">
            <text:p>148</text:p>
          </table:table-cell>
          <table:table-cell table:formula="of:=IF(COUNTIF([.D223:.G223];[.D223])=3;&quot;&quot;;[.D223])" office:value-type="float" office:value="274" calcext:value-type="float">
            <text:p>274</text:p>
          </table:table-cell>
          <table:table-cell table:style-name="ce5" table:formula="of:=IFERROR( IF( AND( COUNT([.E223:.H223])=3; MOD( AVERAGE([.E223:.H223]); 2)=1; MOD( AVERAGE([.I223:.L22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office:value-type="float" office:value="204" calcext:value-type="float">
            <text:p>204</text:p>
          </table:table-cell>
          <table:table-cell office:value-type="float" office:value="561" calcext:value-type="float">
            <text:p>561</text:p>
          </table:table-cell>
          <table:table-cell office:value-type="float" office:value="478" calcext:value-type="float">
            <text:p>478</text:p>
          </table:table-cell>
          <table:table-cell table:formula="of:=IF(COUNTIF([.A224:.D224];[.A224])=3;[.A224];&quot;&quot;)">
            <text:p/>
          </table:table-cell>
          <table:table-cell table:formula="of:=IF(COUNTIF([.B224:.E224];[.B224])=3;[.B224];&quot;&quot;)">
            <text:p/>
          </table:table-cell>
          <table:table-cell table:formula="of:=IF(COUNTIF([.C224:.F224];[.C224])=3;[.C224];&quot;&quot;)">
            <text:p/>
          </table:table-cell>
          <table:table-cell table:formula="of:=IF(COUNTIF([.D224:.G224];[.D224])=3;[.D224];&quot;&quot;)">
            <text:p/>
          </table:table-cell>
          <table:table-cell table:formula="of:=IF(COUNTIF([.A224:.D224];[.A224])=3;&quot;&quot;;[.A224])" office:value-type="float" office:value="971" calcext:value-type="float">
            <text:p>971</text:p>
          </table:table-cell>
          <table:table-cell table:formula="of:=IF(COUNTIF([.B224:.E224];[.B224])=3;&quot;&quot;;[.B224])" office:value-type="float" office:value="204" calcext:value-type="float">
            <text:p>204</text:p>
          </table:table-cell>
          <table:table-cell table:formula="of:=IF(COUNTIF([.C224:.F224];[.C224])=3;&quot;&quot;;[.C224])" office:value-type="float" office:value="561" calcext:value-type="float">
            <text:p>561</text:p>
          </table:table-cell>
          <table:table-cell table:formula="of:=IF(COUNTIF([.D224:.G224];[.D224])=3;&quot;&quot;;[.D224])" office:value-type="float" office:value="478" calcext:value-type="float">
            <text:p>478</text:p>
          </table:table-cell>
          <table:table-cell table:style-name="ce5" table:formula="of:=IFERROR( IF( AND( COUNT([.E224:.H224])=3; MOD( AVERAGE([.E224:.H224]); 2)=1; MOD( AVERAGE([.I224:.L22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office:value-type="float" office:value="602" calcext:value-type="float">
            <text:p>602</text:p>
          </table:table-cell>
          <table:table-cell office:value-type="float" office:value="706" calcext:value-type="float">
            <text:p>706</text:p>
          </table:table-cell>
          <table:table-cell office:value-type="float" office:value="435" calcext:value-type="float">
            <text:p>435</text:p>
          </table:table-cell>
          <table:table-cell table:formula="of:=IF(COUNTIF([.A225:.D225];[.A225])=3;[.A225];&quot;&quot;)">
            <text:p/>
          </table:table-cell>
          <table:table-cell table:formula="of:=IF(COUNTIF([.B225:.E225];[.B225])=3;[.B225];&quot;&quot;)">
            <text:p/>
          </table:table-cell>
          <table:table-cell table:formula="of:=IF(COUNTIF([.C225:.F225];[.C225])=3;[.C225];&quot;&quot;)">
            <text:p/>
          </table:table-cell>
          <table:table-cell table:formula="of:=IF(COUNTIF([.D225:.G225];[.D225])=3;[.D225];&quot;&quot;)">
            <text:p/>
          </table:table-cell>
          <table:table-cell table:formula="of:=IF(COUNTIF([.A225:.D225];[.A225])=3;&quot;&quot;;[.A225])" office:value-type="float" office:value="706" calcext:value-type="float">
            <text:p>706</text:p>
          </table:table-cell>
          <table:table-cell table:formula="of:=IF(COUNTIF([.B225:.E225];[.B225])=3;&quot;&quot;;[.B225])" office:value-type="float" office:value="602" calcext:value-type="float">
            <text:p>602</text:p>
          </table:table-cell>
          <table:table-cell table:formula="of:=IF(COUNTIF([.C225:.F225];[.C225])=3;&quot;&quot;;[.C225])" office:value-type="float" office:value="706" calcext:value-type="float">
            <text:p>706</text:p>
          </table:table-cell>
          <table:table-cell table:formula="of:=IF(COUNTIF([.D225:.G225];[.D225])=3;&quot;&quot;;[.D225])" office:value-type="float" office:value="435" calcext:value-type="float">
            <text:p>435</text:p>
          </table:table-cell>
          <table:table-cell table:style-name="ce5" table:formula="of:=IFERROR( IF( AND( COUNT([.E225:.H225])=3; MOD( AVERAGE([.E225:.H225]); 2)=1; MOD( AVERAGE([.I225:.L22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9" calcext:value-type="float">
            <text:p>39</text:p>
          </table:table-cell>
          <table:table-cell office:value-type="float" office:value="759" calcext:value-type="float">
            <text:p>759</text:p>
          </table:table-cell>
          <table:table-cell office:value-type="float" office:value="269" calcext:value-type="float">
            <text:p>269</text:p>
          </table:table-cell>
          <table:table-cell table:formula="of:=IF(COUNTIF([.A226:.D226];[.A226])=3;[.A226];&quot;&quot;)">
            <text:p/>
          </table:table-cell>
          <table:table-cell table:formula="of:=IF(COUNTIF([.B226:.E226];[.B226])=3;[.B226];&quot;&quot;)">
            <text:p/>
          </table:table-cell>
          <table:table-cell table:formula="of:=IF(COUNTIF([.C226:.F226];[.C226])=3;[.C226];&quot;&quot;)">
            <text:p/>
          </table:table-cell>
          <table:table-cell table:formula="of:=IF(COUNTIF([.D226:.G226];[.D226])=3;[.D226];&quot;&quot;)">
            <text:p/>
          </table:table-cell>
          <table:table-cell table:formula="of:=IF(COUNTIF([.A226:.D226];[.A226])=3;&quot;&quot;;[.A226])" office:value-type="float" office:value="765" calcext:value-type="float">
            <text:p>765</text:p>
          </table:table-cell>
          <table:table-cell table:formula="of:=IF(COUNTIF([.B226:.E226];[.B226])=3;&quot;&quot;;[.B226])" office:value-type="float" office:value="39" calcext:value-type="float">
            <text:p>39</text:p>
          </table:table-cell>
          <table:table-cell table:formula="of:=IF(COUNTIF([.C226:.F226];[.C226])=3;&quot;&quot;;[.C226])" office:value-type="float" office:value="759" calcext:value-type="float">
            <text:p>759</text:p>
          </table:table-cell>
          <table:table-cell table:formula="of:=IF(COUNTIF([.D226:.G226];[.D226])=3;&quot;&quot;;[.D226])" office:value-type="float" office:value="269" calcext:value-type="float">
            <text:p>269</text:p>
          </table:table-cell>
          <table:table-cell table:style-name="ce5" table:formula="of:=IFERROR( IF( AND( COUNT([.E226:.H226])=3; MOD( AVERAGE([.E226:.H226]); 2)=1; MOD( AVERAGE([.I226:.L22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office:value-type="float" office:value="515" calcext:value-type="float">
            <text:p>515</text:p>
          </table:table-cell>
          <table:table-cell office:value-type="float" office:value="651" calcext:value-type="float">
            <text:p>651</text:p>
          </table:table-cell>
          <table:table-cell office:value-type="float" office:value="982" calcext:value-type="float">
            <text:p>982</text:p>
          </table:table-cell>
          <table:table-cell table:formula="of:=IF(COUNTIF([.A227:.D227];[.A227])=3;[.A227];&quot;&quot;)">
            <text:p/>
          </table:table-cell>
          <table:table-cell table:formula="of:=IF(COUNTIF([.B227:.E227];[.B227])=3;[.B227];&quot;&quot;)">
            <text:p/>
          </table:table-cell>
          <table:table-cell table:formula="of:=IF(COUNTIF([.C227:.F227];[.C227])=3;[.C227];&quot;&quot;)">
            <text:p/>
          </table:table-cell>
          <table:table-cell table:formula="of:=IF(COUNTIF([.D227:.G227];[.D227])=3;[.D227];&quot;&quot;)">
            <text:p/>
          </table:table-cell>
          <table:table-cell table:formula="of:=IF(COUNTIF([.A227:.D227];[.A227])=3;&quot;&quot;;[.A227])" office:value-type="float" office:value="515" calcext:value-type="float">
            <text:p>515</text:p>
          </table:table-cell>
          <table:table-cell table:formula="of:=IF(COUNTIF([.B227:.E227];[.B227])=3;&quot;&quot;;[.B227])" office:value-type="float" office:value="515" calcext:value-type="float">
            <text:p>515</text:p>
          </table:table-cell>
          <table:table-cell table:formula="of:=IF(COUNTIF([.C227:.F227];[.C227])=3;&quot;&quot;;[.C227])" office:value-type="float" office:value="651" calcext:value-type="float">
            <text:p>651</text:p>
          </table:table-cell>
          <table:table-cell table:formula="of:=IF(COUNTIF([.D227:.G227];[.D227])=3;&quot;&quot;;[.D227])" office:value-type="float" office:value="982" calcext:value-type="float">
            <text:p>982</text:p>
          </table:table-cell>
          <table:table-cell table:style-name="ce5" table:formula="of:=IFERROR( IF( AND( COUNT([.E227:.H227])=3; MOD( AVERAGE([.E227:.H227]); 2)=1; MOD( AVERAGE([.I227:.L22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9" calcext:value-type="float">
            <text:p>89</text:p>
          </table:table-cell>
          <table:table-cell office:value-type="float" office:value="158" calcext:value-type="float">
            <text:p>158</text:p>
          </table:table-cell>
          <table:table-cell office:value-type="float" office:value="413" calcext:value-type="float">
            <text:p>413</text:p>
          </table:table-cell>
          <table:table-cell table:formula="of:=IF(COUNTIF([.A228:.D228];[.A228])=3;[.A228];&quot;&quot;)">
            <text:p/>
          </table:table-cell>
          <table:table-cell table:formula="of:=IF(COUNTIF([.B228:.E228];[.B228])=3;[.B228];&quot;&quot;)">
            <text:p/>
          </table:table-cell>
          <table:table-cell table:formula="of:=IF(COUNTIF([.C228:.F228];[.C228])=3;[.C228];&quot;&quot;)">
            <text:p/>
          </table:table-cell>
          <table:table-cell table:formula="of:=IF(COUNTIF([.D228:.G228];[.D228])=3;[.D228];&quot;&quot;)">
            <text:p/>
          </table:table-cell>
          <table:table-cell table:formula="of:=IF(COUNTIF([.A228:.D228];[.A228])=3;&quot;&quot;;[.A228])" office:value-type="float" office:value="413" calcext:value-type="float">
            <text:p>413</text:p>
          </table:table-cell>
          <table:table-cell table:formula="of:=IF(COUNTIF([.B228:.E228];[.B228])=3;&quot;&quot;;[.B228])" office:value-type="float" office:value="89" calcext:value-type="float">
            <text:p>89</text:p>
          </table:table-cell>
          <table:table-cell table:formula="of:=IF(COUNTIF([.C228:.F228];[.C228])=3;&quot;&quot;;[.C228])" office:value-type="float" office:value="158" calcext:value-type="float">
            <text:p>158</text:p>
          </table:table-cell>
          <table:table-cell table:formula="of:=IF(COUNTIF([.D228:.G228];[.D228])=3;&quot;&quot;;[.D228])" office:value-type="float" office:value="413" calcext:value-type="float">
            <text:p>413</text:p>
          </table:table-cell>
          <table:table-cell table:style-name="ce5" table:formula="of:=IFERROR( IF( AND( COUNT([.E228:.H228])=3; MOD( AVERAGE([.E228:.H228]); 2)=1; MOD( AVERAGE([.I228:.L22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office:value-type="float" office:value="683" calcext:value-type="float">
            <text:p>683</text:p>
          </table:table-cell>
          <table:table-cell office:value-type="float" office:value="113" calcext:value-type="float">
            <text:p>113</text:p>
          </table:table-cell>
          <table:table-cell office:value-type="float" office:value="384" calcext:value-type="float">
            <text:p>384</text:p>
          </table:table-cell>
          <table:table-cell table:formula="of:=IF(COUNTIF([.A229:.D229];[.A229])=3;[.A229];&quot;&quot;)">
            <text:p/>
          </table:table-cell>
          <table:table-cell table:formula="of:=IF(COUNTIF([.B229:.E229];[.B229])=3;[.B229];&quot;&quot;)">
            <text:p/>
          </table:table-cell>
          <table:table-cell table:formula="of:=IF(COUNTIF([.C229:.F229];[.C229])=3;[.C229];&quot;&quot;)">
            <text:p/>
          </table:table-cell>
          <table:table-cell table:formula="of:=IF(COUNTIF([.D229:.G229];[.D229])=3;[.D229];&quot;&quot;)">
            <text:p/>
          </table:table-cell>
          <table:table-cell table:formula="of:=IF(COUNTIF([.A229:.D229];[.A229])=3;&quot;&quot;;[.A229])" office:value-type="float" office:value="856" calcext:value-type="float">
            <text:p>856</text:p>
          </table:table-cell>
          <table:table-cell table:formula="of:=IF(COUNTIF([.B229:.E229];[.B229])=3;&quot;&quot;;[.B229])" office:value-type="float" office:value="683" calcext:value-type="float">
            <text:p>683</text:p>
          </table:table-cell>
          <table:table-cell table:formula="of:=IF(COUNTIF([.C229:.F229];[.C229])=3;&quot;&quot;;[.C229])" office:value-type="float" office:value="113" calcext:value-type="float">
            <text:p>113</text:p>
          </table:table-cell>
          <table:table-cell table:formula="of:=IF(COUNTIF([.D229:.G229];[.D229])=3;&quot;&quot;;[.D229])" office:value-type="float" office:value="384" calcext:value-type="float">
            <text:p>384</text:p>
          </table:table-cell>
          <table:table-cell table:style-name="ce5" table:formula="of:=IFERROR( IF( AND( COUNT([.E229:.H229])=3; MOD( AVERAGE([.E229:.H229]); 2)=1; MOD( AVERAGE([.I229:.L22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office:value-type="float" office:value="237" calcext:value-type="float">
            <text:p>237</text:p>
          </table:table-cell>
          <table:table-cell office:value-type="float" office:value="151" calcext:value-type="float">
            <text:p>151</text:p>
          </table:table-cell>
          <table:table-cell office:value-type="float" office:value="215" calcext:value-type="float">
            <text:p>215</text:p>
          </table:table-cell>
          <table:table-cell table:formula="of:=IF(COUNTIF([.A230:.D230];[.A230])=3;[.A230];&quot;&quot;)">
            <text:p/>
          </table:table-cell>
          <table:table-cell table:formula="of:=IF(COUNTIF([.B230:.E230];[.B230])=3;[.B230];&quot;&quot;)">
            <text:p/>
          </table:table-cell>
          <table:table-cell table:formula="of:=IF(COUNTIF([.C230:.F230];[.C230])=3;[.C230];&quot;&quot;)">
            <text:p/>
          </table:table-cell>
          <table:table-cell table:formula="of:=IF(COUNTIF([.D230:.G230];[.D230])=3;[.D230];&quot;&quot;)">
            <text:p/>
          </table:table-cell>
          <table:table-cell table:formula="of:=IF(COUNTIF([.A230:.D230];[.A230])=3;&quot;&quot;;[.A230])" office:value-type="float" office:value="162" calcext:value-type="float">
            <text:p>162</text:p>
          </table:table-cell>
          <table:table-cell table:formula="of:=IF(COUNTIF([.B230:.E230];[.B230])=3;&quot;&quot;;[.B230])" office:value-type="float" office:value="237" calcext:value-type="float">
            <text:p>237</text:p>
          </table:table-cell>
          <table:table-cell table:formula="of:=IF(COUNTIF([.C230:.F230];[.C230])=3;&quot;&quot;;[.C230])" office:value-type="float" office:value="151" calcext:value-type="float">
            <text:p>151</text:p>
          </table:table-cell>
          <table:table-cell table:formula="of:=IF(COUNTIF([.D230:.G230];[.D230])=3;&quot;&quot;;[.D230])" office:value-type="float" office:value="215" calcext:value-type="float">
            <text:p>215</text:p>
          </table:table-cell>
          <table:table-cell table:style-name="ce5" table:formula="of:=IFERROR( IF( AND( COUNT([.E230:.H230])=3; MOD( AVERAGE([.E230:.H230]); 2)=1; MOD( AVERAGE([.I230:.L23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3" calcext:value-type="float">
            <text:p>33</text:p>
          </table:table-cell>
          <table:table-cell office:value-type="float" office:value="482" calcext:value-type="float">
            <text:p>482</text:p>
          </table:table-cell>
          <table:table-cell office:value-type="float" office:value="173" calcext:value-type="float">
            <text:p>173</text:p>
          </table:table-cell>
          <table:table-cell table:formula="of:=IF(COUNTIF([.A231:.D231];[.A231])=3;[.A231];&quot;&quot;)">
            <text:p/>
          </table:table-cell>
          <table:table-cell table:formula="of:=IF(COUNTIF([.B231:.E231];[.B231])=3;[.B231];&quot;&quot;)">
            <text:p/>
          </table:table-cell>
          <table:table-cell table:formula="of:=IF(COUNTIF([.C231:.F231];[.C231])=3;[.C231];&quot;&quot;)">
            <text:p/>
          </table:table-cell>
          <table:table-cell table:formula="of:=IF(COUNTIF([.D231:.G231];[.D231])=3;[.D231];&quot;&quot;)">
            <text:p/>
          </table:table-cell>
          <table:table-cell table:formula="of:=IF(COUNTIF([.A231:.D231];[.A231])=3;&quot;&quot;;[.A231])" office:value-type="float" office:value="607" calcext:value-type="float">
            <text:p>607</text:p>
          </table:table-cell>
          <table:table-cell table:formula="of:=IF(COUNTIF([.B231:.E231];[.B231])=3;&quot;&quot;;[.B231])" office:value-type="float" office:value="33" calcext:value-type="float">
            <text:p>33</text:p>
          </table:table-cell>
          <table:table-cell table:formula="of:=IF(COUNTIF([.C231:.F231];[.C231])=3;&quot;&quot;;[.C231])" office:value-type="float" office:value="482" calcext:value-type="float">
            <text:p>482</text:p>
          </table:table-cell>
          <table:table-cell table:formula="of:=IF(COUNTIF([.D231:.G231];[.D231])=3;&quot;&quot;;[.D231])" office:value-type="float" office:value="173" calcext:value-type="float">
            <text:p>173</text:p>
          </table:table-cell>
          <table:table-cell table:style-name="ce5" table:formula="of:=IFERROR( IF( AND( COUNT([.E231:.H231])=3; MOD( AVERAGE([.E231:.H231]); 2)=1; MOD( AVERAGE([.I231:.L23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office:value-type="float" office:value="832" calcext:value-type="float">
            <text:p>832</text:p>
          </table:table-cell>
          <table:table-cell office:value-type="float" office:value="430" calcext:value-type="float">
            <text:p>430</text:p>
          </table:table-cell>
          <table:table-cell office:value-type="float" office:value="574" calcext:value-type="float">
            <text:p>574</text:p>
          </table:table-cell>
          <table:table-cell table:formula="of:=IF(COUNTIF([.A232:.D232];[.A232])=3;[.A232];&quot;&quot;)">
            <text:p/>
          </table:table-cell>
          <table:table-cell table:formula="of:=IF(COUNTIF([.B232:.E232];[.B232])=3;[.B232];&quot;&quot;)">
            <text:p/>
          </table:table-cell>
          <table:table-cell table:formula="of:=IF(COUNTIF([.C232:.F232];[.C232])=3;[.C232];&quot;&quot;)">
            <text:p/>
          </table:table-cell>
          <table:table-cell table:formula="of:=IF(COUNTIF([.D232:.G232];[.D232])=3;[.D232];&quot;&quot;)">
            <text:p/>
          </table:table-cell>
          <table:table-cell table:formula="of:=IF(COUNTIF([.A232:.D232];[.A232])=3;&quot;&quot;;[.A232])" office:value-type="float" office:value="850" calcext:value-type="float">
            <text:p>850</text:p>
          </table:table-cell>
          <table:table-cell table:formula="of:=IF(COUNTIF([.B232:.E232];[.B232])=3;&quot;&quot;;[.B232])" office:value-type="float" office:value="832" calcext:value-type="float">
            <text:p>832</text:p>
          </table:table-cell>
          <table:table-cell table:formula="of:=IF(COUNTIF([.C232:.F232];[.C232])=3;&quot;&quot;;[.C232])" office:value-type="float" office:value="430" calcext:value-type="float">
            <text:p>430</text:p>
          </table:table-cell>
          <table:table-cell table:formula="of:=IF(COUNTIF([.D232:.G232];[.D232])=3;&quot;&quot;;[.D232])" office:value-type="float" office:value="574" calcext:value-type="float">
            <text:p>574</text:p>
          </table:table-cell>
          <table:table-cell table:style-name="ce5" table:formula="of:=IFERROR( IF( AND( COUNT([.E232:.H232])=3; MOD( AVERAGE([.E232:.H232]); 2)=1; MOD( AVERAGE([.I232:.L23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office:value-type="float" office:value="609" calcext:value-type="float">
            <text:p>609</text:p>
          </table:table-cell>
          <table:table-cell office:value-type="float" office:value="266" calcext:value-type="float">
            <text:p>266</text:p>
          </table:table-cell>
          <table:table-cell office:value-type="float" office:value="354" calcext:value-type="float">
            <text:p>354</text:p>
          </table:table-cell>
          <table:table-cell table:formula="of:=IF(COUNTIF([.A233:.D233];[.A233])=3;[.A233];&quot;&quot;)">
            <text:p/>
          </table:table-cell>
          <table:table-cell table:formula="of:=IF(COUNTIF([.B233:.E233];[.B233])=3;[.B233];&quot;&quot;)">
            <text:p/>
          </table:table-cell>
          <table:table-cell table:formula="of:=IF(COUNTIF([.C233:.F233];[.C233])=3;[.C233];&quot;&quot;)">
            <text:p/>
          </table:table-cell>
          <table:table-cell table:formula="of:=IF(COUNTIF([.D233:.G233];[.D233])=3;[.D233];&quot;&quot;)">
            <text:p/>
          </table:table-cell>
          <table:table-cell table:formula="of:=IF(COUNTIF([.A233:.D233];[.A233])=3;&quot;&quot;;[.A233])" office:value-type="float" office:value="354" calcext:value-type="float">
            <text:p>354</text:p>
          </table:table-cell>
          <table:table-cell table:formula="of:=IF(COUNTIF([.B233:.E233];[.B233])=3;&quot;&quot;;[.B233])" office:value-type="float" office:value="609" calcext:value-type="float">
            <text:p>609</text:p>
          </table:table-cell>
          <table:table-cell table:formula="of:=IF(COUNTIF([.C233:.F233];[.C233])=3;&quot;&quot;;[.C233])" office:value-type="float" office:value="266" calcext:value-type="float">
            <text:p>266</text:p>
          </table:table-cell>
          <table:table-cell table:formula="of:=IF(COUNTIF([.D233:.G233];[.D233])=3;&quot;&quot;;[.D233])" office:value-type="float" office:value="354" calcext:value-type="float">
            <text:p>354</text:p>
          </table:table-cell>
          <table:table-cell table:style-name="ce5" table:formula="of:=IFERROR( IF( AND( COUNT([.E233:.H233])=3; MOD( AVERAGE([.E233:.H233]); 2)=1; MOD( AVERAGE([.I233:.L23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office:value-type="float" office:value="557" calcext:value-type="float">
            <text:p>557</text:p>
          </table:table-cell>
          <table:table-cell office:value-type="float" office:value="858" calcext:value-type="float">
            <text:p>858</text:p>
          </table:table-cell>
          <table:table-cell office:value-type="float" office:value="557" calcext:value-type="float">
            <text:p>557</text:p>
          </table:table-cell>
          <table:table-cell table:formula="of:=IF(COUNTIF([.A234:.D234];[.A234])=3;[.A234];&quot;&quot;)">
            <text:p/>
          </table:table-cell>
          <table:table-cell table:formula="of:=IF(COUNTIF([.B234:.E234];[.B234])=3;[.B234];&quot;&quot;)">
            <text:p/>
          </table:table-cell>
          <table:table-cell table:formula="of:=IF(COUNTIF([.C234:.F234];[.C234])=3;[.C234];&quot;&quot;)">
            <text:p/>
          </table:table-cell>
          <table:table-cell table:formula="of:=IF(COUNTIF([.D234:.G234];[.D234])=3;[.D234];&quot;&quot;)">
            <text:p/>
          </table:table-cell>
          <table:table-cell table:formula="of:=IF(COUNTIF([.A234:.D234];[.A234])=3;&quot;&quot;;[.A234])" office:value-type="float" office:value="115" calcext:value-type="float">
            <text:p>115</text:p>
          </table:table-cell>
          <table:table-cell table:formula="of:=IF(COUNTIF([.B234:.E234];[.B234])=3;&quot;&quot;;[.B234])" office:value-type="float" office:value="557" calcext:value-type="float">
            <text:p>557</text:p>
          </table:table-cell>
          <table:table-cell table:formula="of:=IF(COUNTIF([.C234:.F234];[.C234])=3;&quot;&quot;;[.C234])" office:value-type="float" office:value="858" calcext:value-type="float">
            <text:p>858</text:p>
          </table:table-cell>
          <table:table-cell table:formula="of:=IF(COUNTIF([.D234:.G234];[.D234])=3;&quot;&quot;;[.D234])" office:value-type="float" office:value="557" calcext:value-type="float">
            <text:p>557</text:p>
          </table:table-cell>
          <table:table-cell table:style-name="ce5" table:formula="of:=IFERROR( IF( AND( COUNT([.E234:.H234])=3; MOD( AVERAGE([.E234:.H234]); 2)=1; MOD( AVERAGE([.I234:.L23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9" calcext:value-type="float">
            <text:p>69</text:p>
          </table:table-cell>
          <table:table-cell office:value-type="float" office:value="696" calcext:value-type="float">
            <text:p>696</text:p>
          </table:table-cell>
          <table:table-cell office:value-type="float" office:value="69" calcext:value-type="float">
            <text:p>69</text:p>
          </table:table-cell>
          <table:table-cell table:formula="of:=IF(COUNTIF([.A235:.D235];[.A235])=3;[.A235];&quot;&quot;)">
            <text:p/>
          </table:table-cell>
          <table:table-cell table:formula="of:=IF(COUNTIF([.B235:.E235];[.B235])=3;[.B235];&quot;&quot;)">
            <text:p/>
          </table:table-cell>
          <table:table-cell table:formula="of:=IF(COUNTIF([.C235:.F235];[.C235])=3;[.C235];&quot;&quot;)">
            <text:p/>
          </table:table-cell>
          <table:table-cell table:formula="of:=IF(COUNTIF([.D235:.G235];[.D235])=3;[.D235];&quot;&quot;)">
            <text:p/>
          </table:table-cell>
          <table:table-cell table:formula="of:=IF(COUNTIF([.A235:.D235];[.A235])=3;&quot;&quot;;[.A235])" office:value-type="float" office:value="332" calcext:value-type="float">
            <text:p>332</text:p>
          </table:table-cell>
          <table:table-cell table:formula="of:=IF(COUNTIF([.B235:.E235];[.B235])=3;&quot;&quot;;[.B235])" office:value-type="float" office:value="69" calcext:value-type="float">
            <text:p>69</text:p>
          </table:table-cell>
          <table:table-cell table:formula="of:=IF(COUNTIF([.C235:.F235];[.C235])=3;&quot;&quot;;[.C235])" office:value-type="float" office:value="696" calcext:value-type="float">
            <text:p>696</text:p>
          </table:table-cell>
          <table:table-cell table:formula="of:=IF(COUNTIF([.D235:.G235];[.D235])=3;&quot;&quot;;[.D235])" office:value-type="float" office:value="69" calcext:value-type="float">
            <text:p>69</text:p>
          </table:table-cell>
          <table:table-cell table:style-name="ce5" table:formula="of:=IFERROR( IF( AND( COUNT([.E235:.H235])=3; MOD( AVERAGE([.E235:.H235]); 2)=1; MOD( AVERAGE([.I235:.L23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599" calcext:value-type="float">
            <text:p>599</text:p>
          </table:table-cell>
          <table:table-cell table:formula="of:=IF(COUNTIF([.A236:.D236];[.A236])=3;[.A236];&quot;&quot;)" office:value-type="float" office:value="599" calcext:value-type="float">
            <text:p>599</text:p>
          </table:table-cell>
          <table:table-cell table:formula="of:=IF(COUNTIF([.B236:.E236];[.B236])=3;[.B236];&quot;&quot;)">
            <text:p/>
          </table:table-cell>
          <table:table-cell table:formula="of:=IF(COUNTIF([.C236:.F236];[.C236])=3;[.C236];&quot;&quot;)" office:value-type="float" office:value="599" calcext:value-type="float">
            <text:p>599</text:p>
          </table:table-cell>
          <table:table-cell table:formula="of:=IF(COUNTIF([.D236:.G236];[.D236])=3;[.D236];&quot;&quot;)" office:value-type="float" office:value="599" calcext:value-type="float">
            <text:p>599</text:p>
          </table:table-cell>
          <table:table-cell table:formula="of:=IF(COUNTIF([.A236:.D236];[.A236])=3;&quot;&quot;;[.A236])">
            <text:p/>
          </table:table-cell>
          <table:table-cell table:formula="of:=IF(COUNTIF([.B236:.E236];[.B236])=3;&quot;&quot;;[.B236])" office:value-type="float" office:value="106" calcext:value-type="float">
            <text:p>106</text:p>
          </table:table-cell>
          <table:table-cell table:formula="of:=IF(COUNTIF([.C236:.F236];[.C236])=3;&quot;&quot;;[.C236])">
            <text:p/>
          </table:table-cell>
          <table:table-cell table:formula="of:=IF(COUNTIF([.D236:.G236];[.D236])=3;&quot;&quot;;[.D236])">
            <text:p/>
          </table:table-cell>
          <table:table-cell table:style-name="ce5" table:formula="of:=IFERROR( IF( AND( COUNT([.E236:.H236])=3; MOD( AVERAGE([.E236:.H236]); 2)=1; MOD( AVERAGE([.I236:.L236]); 2)=0); 1; 0); 0)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328" calcext:value-type="float">
            <text:p>328</text:p>
          </table:table-cell>
          <table:table-cell office:value-type="float" office:value="152" calcext:value-type="float">
            <text:p>152</text:p>
          </table:table-cell>
          <table:table-cell table:formula="of:=IF(COUNTIF([.A237:.D237];[.A237])=3;[.A237];&quot;&quot;)">
            <text:p/>
          </table:table-cell>
          <table:table-cell table:formula="of:=IF(COUNTIF([.B237:.E237];[.B237])=3;[.B237];&quot;&quot;)">
            <text:p/>
          </table:table-cell>
          <table:table-cell table:formula="of:=IF(COUNTIF([.C237:.F237];[.C237])=3;[.C237];&quot;&quot;)">
            <text:p/>
          </table:table-cell>
          <table:table-cell table:formula="of:=IF(COUNTIF([.D237:.G237];[.D237])=3;[.D237];&quot;&quot;)">
            <text:p/>
          </table:table-cell>
          <table:table-cell table:formula="of:=IF(COUNTIF([.A237:.D237];[.A237])=3;&quot;&quot;;[.A237])" office:value-type="float" office:value="30" calcext:value-type="float">
            <text:p>30</text:p>
          </table:table-cell>
          <table:table-cell table:formula="of:=IF(COUNTIF([.B237:.E237];[.B237])=3;&quot;&quot;;[.B237])" office:value-type="float" office:value="30" calcext:value-type="float">
            <text:p>30</text:p>
          </table:table-cell>
          <table:table-cell table:formula="of:=IF(COUNTIF([.C237:.F237];[.C237])=3;&quot;&quot;;[.C237])" office:value-type="float" office:value="328" calcext:value-type="float">
            <text:p>328</text:p>
          </table:table-cell>
          <table:table-cell table:formula="of:=IF(COUNTIF([.D237:.G237];[.D237])=3;&quot;&quot;;[.D237])" office:value-type="float" office:value="152" calcext:value-type="float">
            <text:p>152</text:p>
          </table:table-cell>
          <table:table-cell table:style-name="ce5" table:formula="of:=IFERROR( IF( AND( COUNT([.E237:.H237])=3; MOD( AVERAGE([.E237:.H237]); 2)=1; MOD( AVERAGE([.I237:.L23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table:formula="of:=IF(COUNTIF([.A238:.D238];[.A238])=3;[.A238];&quot;&quot;)">
            <text:p/>
          </table:table-cell>
          <table:table-cell table:formula="of:=IF(COUNTIF([.B238:.E238];[.B238])=3;[.B238];&quot;&quot;)">
            <text:p/>
          </table:table-cell>
          <table:table-cell table:formula="of:=IF(COUNTIF([.C238:.F238];[.C238])=3;[.C238];&quot;&quot;)">
            <text:p/>
          </table:table-cell>
          <table:table-cell table:formula="of:=IF(COUNTIF([.D238:.G238];[.D238])=3;[.D238];&quot;&quot;)">
            <text:p/>
          </table:table-cell>
          <table:table-cell table:formula="of:=IF(COUNTIF([.A238:.D238];[.A238])=3;&quot;&quot;;[.A238])" office:value-type="float" office:value="108" calcext:value-type="float">
            <text:p>108</text:p>
          </table:table-cell>
          <table:table-cell table:formula="of:=IF(COUNTIF([.B238:.E238];[.B238])=3;&quot;&quot;;[.B238])" office:value-type="float" office:value="7" calcext:value-type="float">
            <text:p>7</text:p>
          </table:table-cell>
          <table:table-cell table:formula="of:=IF(COUNTIF([.C238:.F238];[.C238])=3;&quot;&quot;;[.C238])" office:value-type="float" office:value="13" calcext:value-type="float">
            <text:p>13</text:p>
          </table:table-cell>
          <table:table-cell table:formula="of:=IF(COUNTIF([.D238:.G238];[.D238])=3;&quot;&quot;;[.D238])" office:value-type="float" office:value="295" calcext:value-type="float">
            <text:p>295</text:p>
          </table:table-cell>
          <table:table-cell table:style-name="ce5" table:formula="of:=IFERROR( IF( AND( COUNT([.E238:.H238])=3; MOD( AVERAGE([.E238:.H238]); 2)=1; MOD( AVERAGE([.I238:.L23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office:value-type="float" office:value="727" calcext:value-type="float">
            <text:p>727</text:p>
          </table:table-cell>
          <table:table-cell office:value-type="float" office:value="120" calcext:value-type="float">
            <text:p>120</text:p>
          </table:table-cell>
          <table:table-cell office:value-type="float" office:value="434" calcext:value-type="float">
            <text:p>434</text:p>
          </table:table-cell>
          <table:table-cell table:formula="of:=IF(COUNTIF([.A239:.D239];[.A239])=3;[.A239];&quot;&quot;)">
            <text:p/>
          </table:table-cell>
          <table:table-cell table:formula="of:=IF(COUNTIF([.B239:.E239];[.B239])=3;[.B239];&quot;&quot;)">
            <text:p/>
          </table:table-cell>
          <table:table-cell table:formula="of:=IF(COUNTIF([.C239:.F239];[.C239])=3;[.C239];&quot;&quot;)">
            <text:p/>
          </table:table-cell>
          <table:table-cell table:formula="of:=IF(COUNTIF([.D239:.G239];[.D239])=3;[.D239];&quot;&quot;)">
            <text:p/>
          </table:table-cell>
          <table:table-cell table:formula="of:=IF(COUNTIF([.A239:.D239];[.A239])=3;&quot;&quot;;[.A239])" office:value-type="float" office:value="164" calcext:value-type="float">
            <text:p>164</text:p>
          </table:table-cell>
          <table:table-cell table:formula="of:=IF(COUNTIF([.B239:.E239];[.B239])=3;&quot;&quot;;[.B239])" office:value-type="float" office:value="727" calcext:value-type="float">
            <text:p>727</text:p>
          </table:table-cell>
          <table:table-cell table:formula="of:=IF(COUNTIF([.C239:.F239];[.C239])=3;&quot;&quot;;[.C239])" office:value-type="float" office:value="120" calcext:value-type="float">
            <text:p>120</text:p>
          </table:table-cell>
          <table:table-cell table:formula="of:=IF(COUNTIF([.D239:.G239];[.D239])=3;&quot;&quot;;[.D239])" office:value-type="float" office:value="434" calcext:value-type="float">
            <text:p>434</text:p>
          </table:table-cell>
          <table:table-cell table:style-name="ce5" table:formula="of:=IFERROR( IF( AND( COUNT([.E239:.H239])=3; MOD( AVERAGE([.E239:.H239]); 2)=1; MOD( AVERAGE([.I239:.L23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office:value-type="float" office:value="741" calcext:value-type="float">
            <text:p>741</text:p>
          </table:table-cell>
          <table:table-cell office:value-type="float" office:value="338" calcext:value-type="float">
            <text:p>338</text:p>
          </table:table-cell>
          <table:table-cell office:value-type="float" office:value="741" calcext:value-type="float">
            <text:p>741</text:p>
          </table:table-cell>
          <table:table-cell table:formula="of:=IF(COUNTIF([.A240:.D240];[.A240])=3;[.A240];&quot;&quot;)">
            <text:p/>
          </table:table-cell>
          <table:table-cell table:formula="of:=IF(COUNTIF([.B240:.E240];[.B240])=3;[.B240];&quot;&quot;)">
            <text:p/>
          </table:table-cell>
          <table:table-cell table:formula="of:=IF(COUNTIF([.C240:.F240];[.C240])=3;[.C240];&quot;&quot;)">
            <text:p/>
          </table:table-cell>
          <table:table-cell table:formula="of:=IF(COUNTIF([.D240:.G240];[.D240])=3;[.D240];&quot;&quot;)">
            <text:p/>
          </table:table-cell>
          <table:table-cell table:formula="of:=IF(COUNTIF([.A240:.D240];[.A240])=3;&quot;&quot;;[.A240])" office:value-type="float" office:value="694" calcext:value-type="float">
            <text:p>694</text:p>
          </table:table-cell>
          <table:table-cell table:formula="of:=IF(COUNTIF([.B240:.E240];[.B240])=3;&quot;&quot;;[.B240])" office:value-type="float" office:value="741" calcext:value-type="float">
            <text:p>741</text:p>
          </table:table-cell>
          <table:table-cell table:formula="of:=IF(COUNTIF([.C240:.F240];[.C240])=3;&quot;&quot;;[.C240])" office:value-type="float" office:value="338" calcext:value-type="float">
            <text:p>338</text:p>
          </table:table-cell>
          <table:table-cell table:formula="of:=IF(COUNTIF([.D240:.G240];[.D240])=3;&quot;&quot;;[.D240])" office:value-type="float" office:value="741" calcext:value-type="float">
            <text:p>741</text:p>
          </table:table-cell>
          <table:table-cell table:style-name="ce5" table:formula="of:=IFERROR( IF( AND( COUNT([.E240:.H240])=3; MOD( AVERAGE([.E240:.H240]); 2)=1; MOD( AVERAGE([.I240:.L24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office:value-type="float" office:value="756" calcext:value-type="float">
            <text:p>756</text:p>
          </table:table-cell>
          <table:table-cell office:value-type="float" office:value="475" calcext:value-type="float">
            <text:p>475</text:p>
          </table:table-cell>
          <table:table-cell office:value-type="float" office:value="492" calcext:value-type="float">
            <text:p>492</text:p>
          </table:table-cell>
          <table:table-cell table:formula="of:=IF(COUNTIF([.A241:.D241];[.A241])=3;[.A241];&quot;&quot;)">
            <text:p/>
          </table:table-cell>
          <table:table-cell table:formula="of:=IF(COUNTIF([.B241:.E241];[.B241])=3;[.B241];&quot;&quot;)">
            <text:p/>
          </table:table-cell>
          <table:table-cell table:formula="of:=IF(COUNTIF([.C241:.F241];[.C241])=3;[.C241];&quot;&quot;)">
            <text:p/>
          </table:table-cell>
          <table:table-cell table:formula="of:=IF(COUNTIF([.D241:.G241];[.D241])=3;[.D241];&quot;&quot;)">
            <text:p/>
          </table:table-cell>
          <table:table-cell table:formula="of:=IF(COUNTIF([.A241:.D241];[.A241])=3;&quot;&quot;;[.A241])" office:value-type="float" office:value="487" calcext:value-type="float">
            <text:p>487</text:p>
          </table:table-cell>
          <table:table-cell table:formula="of:=IF(COUNTIF([.B241:.E241];[.B241])=3;&quot;&quot;;[.B241])" office:value-type="float" office:value="756" calcext:value-type="float">
            <text:p>756</text:p>
          </table:table-cell>
          <table:table-cell table:formula="of:=IF(COUNTIF([.C241:.F241];[.C241])=3;&quot;&quot;;[.C241])" office:value-type="float" office:value="475" calcext:value-type="float">
            <text:p>475</text:p>
          </table:table-cell>
          <table:table-cell table:formula="of:=IF(COUNTIF([.D241:.G241];[.D241])=3;&quot;&quot;;[.D241])" office:value-type="float" office:value="492" calcext:value-type="float">
            <text:p>492</text:p>
          </table:table-cell>
          <table:table-cell table:style-name="ce5" table:formula="of:=IFERROR( IF( AND( COUNT([.E241:.H241])=3; MOD( AVERAGE([.E241:.H241]); 2)=1; MOD( AVERAGE([.I241:.L24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office:value-type="float" office:value="543" calcext:value-type="float">
            <text:p>543</text:p>
          </table:table-cell>
          <table:table-cell office:value-type="float" office:value="987" calcext:value-type="float">
            <text:p>987</text:p>
          </table:table-cell>
          <table:table-cell office:value-type="float" office:value="632" calcext:value-type="float">
            <text:p>632</text:p>
          </table:table-cell>
          <table:table-cell table:formula="of:=IF(COUNTIF([.A242:.D242];[.A242])=3;[.A242];&quot;&quot;)">
            <text:p/>
          </table:table-cell>
          <table:table-cell table:formula="of:=IF(COUNTIF([.B242:.E242];[.B242])=3;[.B242];&quot;&quot;)">
            <text:p/>
          </table:table-cell>
          <table:table-cell table:formula="of:=IF(COUNTIF([.C242:.F242];[.C242])=3;[.C242];&quot;&quot;)">
            <text:p/>
          </table:table-cell>
          <table:table-cell table:formula="of:=IF(COUNTIF([.D242:.G242];[.D242])=3;[.D242];&quot;&quot;)">
            <text:p/>
          </table:table-cell>
          <table:table-cell table:formula="of:=IF(COUNTIF([.A242:.D242];[.A242])=3;&quot;&quot;;[.A242])" office:value-type="float" office:value="591" calcext:value-type="float">
            <text:p>591</text:p>
          </table:table-cell>
          <table:table-cell table:formula="of:=IF(COUNTIF([.B242:.E242];[.B242])=3;&quot;&quot;;[.B242])" office:value-type="float" office:value="543" calcext:value-type="float">
            <text:p>543</text:p>
          </table:table-cell>
          <table:table-cell table:formula="of:=IF(COUNTIF([.C242:.F242];[.C242])=3;&quot;&quot;;[.C242])" office:value-type="float" office:value="987" calcext:value-type="float">
            <text:p>987</text:p>
          </table:table-cell>
          <table:table-cell table:formula="of:=IF(COUNTIF([.D242:.G242];[.D242])=3;&quot;&quot;;[.D242])" office:value-type="float" office:value="632" calcext:value-type="float">
            <text:p>632</text:p>
          </table:table-cell>
          <table:table-cell table:style-name="ce5" table:formula="of:=IFERROR( IF( AND( COUNT([.E242:.H242])=3; MOD( AVERAGE([.E242:.H242]); 2)=1; MOD( AVERAGE([.I242:.L24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29" calcext:value-type="float">
            <text:p>829</text:p>
          </table:table-cell>
          <table:table-cell office:value-type="float" office:value="86" calcext:value-type="float">
            <text:p>86</text:p>
          </table:table-cell>
          <table:table-cell office:value-type="float" office:value="240" calcext:value-type="float">
            <text:p>240</text:p>
          </table:table-cell>
          <table:table-cell table:formula="of:=IF(COUNTIF([.A243:.D243];[.A243])=3;[.A243];&quot;&quot;)">
            <text:p/>
          </table:table-cell>
          <table:table-cell table:formula="of:=IF(COUNTIF([.B243:.E243];[.B243])=3;[.B243];&quot;&quot;)">
            <text:p/>
          </table:table-cell>
          <table:table-cell table:formula="of:=IF(COUNTIF([.C243:.F243];[.C243])=3;[.C243];&quot;&quot;)">
            <text:p/>
          </table:table-cell>
          <table:table-cell table:formula="of:=IF(COUNTIF([.D243:.G243];[.D243])=3;[.D243];&quot;&quot;)">
            <text:p/>
          </table:table-cell>
          <table:table-cell table:formula="of:=IF(COUNTIF([.A243:.D243];[.A243])=3;&quot;&quot;;[.A243])" office:value-type="float" office:value="791" calcext:value-type="float">
            <text:p>791</text:p>
          </table:table-cell>
          <table:table-cell table:formula="of:=IF(COUNTIF([.B243:.E243];[.B243])=3;&quot;&quot;;[.B243])" office:value-type="float" office:value="829" calcext:value-type="float">
            <text:p>829</text:p>
          </table:table-cell>
          <table:table-cell table:formula="of:=IF(COUNTIF([.C243:.F243];[.C243])=3;&quot;&quot;;[.C243])" office:value-type="float" office:value="86" calcext:value-type="float">
            <text:p>86</text:p>
          </table:table-cell>
          <table:table-cell table:formula="of:=IF(COUNTIF([.D243:.G243];[.D243])=3;&quot;&quot;;[.D243])" office:value-type="float" office:value="240" calcext:value-type="float">
            <text:p>240</text:p>
          </table:table-cell>
          <table:table-cell table:style-name="ce5" table:formula="of:=IFERROR( IF( AND( COUNT([.E243:.H243])=3; MOD( AVERAGE([.E243:.H243]); 2)=1; MOD( AVERAGE([.I243:.L24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office:value-type="float" office:value="427" calcext:value-type="float">
            <text:p>427</text:p>
          </table:table-cell>
          <table:table-cell office:value-type="float" office:value="325" calcext:value-type="float">
            <text:p>325</text:p>
          </table:table-cell>
          <table:table-cell office:value-type="float" office:value="552" calcext:value-type="float">
            <text:p>552</text:p>
          </table:table-cell>
          <table:table-cell table:formula="of:=IF(COUNTIF([.A244:.D244];[.A244])=3;[.A244];&quot;&quot;)">
            <text:p/>
          </table:table-cell>
          <table:table-cell table:formula="of:=IF(COUNTIF([.B244:.E244];[.B244])=3;[.B244];&quot;&quot;)">
            <text:p/>
          </table:table-cell>
          <table:table-cell table:formula="of:=IF(COUNTIF([.C244:.F244];[.C244])=3;[.C244];&quot;&quot;)">
            <text:p/>
          </table:table-cell>
          <table:table-cell table:formula="of:=IF(COUNTIF([.D244:.G244];[.D244])=3;[.D244];&quot;&quot;)">
            <text:p/>
          </table:table-cell>
          <table:table-cell table:formula="of:=IF(COUNTIF([.A244:.D244];[.A244])=3;&quot;&quot;;[.A244])" office:value-type="float" office:value="289" calcext:value-type="float">
            <text:p>289</text:p>
          </table:table-cell>
          <table:table-cell table:formula="of:=IF(COUNTIF([.B244:.E244];[.B244])=3;&quot;&quot;;[.B244])" office:value-type="float" office:value="427" calcext:value-type="float">
            <text:p>427</text:p>
          </table:table-cell>
          <table:table-cell table:formula="of:=IF(COUNTIF([.C244:.F244];[.C244])=3;&quot;&quot;;[.C244])" office:value-type="float" office:value="325" calcext:value-type="float">
            <text:p>325</text:p>
          </table:table-cell>
          <table:table-cell table:formula="of:=IF(COUNTIF([.D244:.G244];[.D244])=3;&quot;&quot;;[.D244])" office:value-type="float" office:value="552" calcext:value-type="float">
            <text:p>552</text:p>
          </table:table-cell>
          <table:table-cell table:style-name="ce5" table:formula="of:=IFERROR( IF( AND( COUNT([.E244:.H244])=3; MOD( AVERAGE([.E244:.H244]); 2)=1; MOD( AVERAGE([.I244:.L24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office:value-type="float" office:value="500" calcext:value-type="float">
            <text:p>500</text:p>
          </table:table-cell>
          <table:table-cell office:value-type="float" office:value="315" calcext:value-type="float">
            <text:p>315</text:p>
          </table:table-cell>
          <table:table-cell office:value-type="float" office:value="867" calcext:value-type="float">
            <text:p>867</text:p>
          </table:table-cell>
          <table:table-cell table:formula="of:=IF(COUNTIF([.A245:.D245];[.A245])=3;[.A245];&quot;&quot;)">
            <text:p/>
          </table:table-cell>
          <table:table-cell table:formula="of:=IF(COUNTIF([.B245:.E245];[.B245])=3;[.B245];&quot;&quot;)">
            <text:p/>
          </table:table-cell>
          <table:table-cell table:formula="of:=IF(COUNTIF([.C245:.F245];[.C245])=3;[.C245];&quot;&quot;)">
            <text:p/>
          </table:table-cell>
          <table:table-cell table:formula="of:=IF(COUNTIF([.D245:.G245];[.D245])=3;[.D245];&quot;&quot;)">
            <text:p/>
          </table:table-cell>
          <table:table-cell table:formula="of:=IF(COUNTIF([.A245:.D245];[.A245])=3;&quot;&quot;;[.A245])" office:value-type="float" office:value="484" calcext:value-type="float">
            <text:p>484</text:p>
          </table:table-cell>
          <table:table-cell table:formula="of:=IF(COUNTIF([.B245:.E245];[.B245])=3;&quot;&quot;;[.B245])" office:value-type="float" office:value="500" calcext:value-type="float">
            <text:p>500</text:p>
          </table:table-cell>
          <table:table-cell table:formula="of:=IF(COUNTIF([.C245:.F245];[.C245])=3;&quot;&quot;;[.C245])" office:value-type="float" office:value="315" calcext:value-type="float">
            <text:p>315</text:p>
          </table:table-cell>
          <table:table-cell table:formula="of:=IF(COUNTIF([.D245:.G245];[.D245])=3;&quot;&quot;;[.D245])" office:value-type="float" office:value="867" calcext:value-type="float">
            <text:p>867</text:p>
          </table:table-cell>
          <table:table-cell table:style-name="ce5" table:formula="of:=IFERROR( IF( AND( COUNT([.E245:.H245])=3; MOD( AVERAGE([.E245:.H245]); 2)=1; MOD( AVERAGE([.I245:.L24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office:value-type="float" office:value="925" calcext:value-type="float">
            <text:p>925</text:p>
          </table:table-cell>
          <table:table-cell office:value-type="float" office:value="796" calcext:value-type="float">
            <text:p>796</text:p>
          </table:table-cell>
          <table:table-cell office:value-type="float" office:value="559" calcext:value-type="float">
            <text:p>559</text:p>
          </table:table-cell>
          <table:table-cell table:formula="of:=IF(COUNTIF([.A246:.D246];[.A246])=3;[.A246];&quot;&quot;)">
            <text:p/>
          </table:table-cell>
          <table:table-cell table:formula="of:=IF(COUNTIF([.B246:.E246];[.B246])=3;[.B246];&quot;&quot;)">
            <text:p/>
          </table:table-cell>
          <table:table-cell table:formula="of:=IF(COUNTIF([.C246:.F246];[.C246])=3;[.C246];&quot;&quot;)">
            <text:p/>
          </table:table-cell>
          <table:table-cell table:formula="of:=IF(COUNTIF([.D246:.G246];[.D246])=3;[.D246];&quot;&quot;)">
            <text:p/>
          </table:table-cell>
          <table:table-cell table:formula="of:=IF(COUNTIF([.A246:.D246];[.A246])=3;&quot;&quot;;[.A246])" office:value-type="float" office:value="768" calcext:value-type="float">
            <text:p>768</text:p>
          </table:table-cell>
          <table:table-cell table:formula="of:=IF(COUNTIF([.B246:.E246];[.B246])=3;&quot;&quot;;[.B246])" office:value-type="float" office:value="925" calcext:value-type="float">
            <text:p>925</text:p>
          </table:table-cell>
          <table:table-cell table:formula="of:=IF(COUNTIF([.C246:.F246];[.C246])=3;&quot;&quot;;[.C246])" office:value-type="float" office:value="796" calcext:value-type="float">
            <text:p>796</text:p>
          </table:table-cell>
          <table:table-cell table:formula="of:=IF(COUNTIF([.D246:.G246];[.D246])=3;&quot;&quot;;[.D246])" office:value-type="float" office:value="559" calcext:value-type="float">
            <text:p>559</text:p>
          </table:table-cell>
          <table:table-cell table:style-name="ce5" table:formula="of:=IFERROR( IF( AND( COUNT([.E246:.H246])=3; MOD( AVERAGE([.E246:.H246]); 2)=1; MOD( AVERAGE([.I246:.L24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office:value-type="float" office:value="476" calcext:value-type="float">
            <text:p>476</text:p>
          </table:table-cell>
          <table:table-cell office:value-type="float" office:value="316" calcext:value-type="float">
            <text:p>316</text:p>
          </table:table-cell>
          <table:table-cell office:value-type="float" office:value="386" calcext:value-type="float">
            <text:p>386</text:p>
          </table:table-cell>
          <table:table-cell table:formula="of:=IF(COUNTIF([.A247:.D247];[.A247])=3;[.A247];&quot;&quot;)">
            <text:p/>
          </table:table-cell>
          <table:table-cell table:formula="of:=IF(COUNTIF([.B247:.E247];[.B247])=3;[.B247];&quot;&quot;)">
            <text:p/>
          </table:table-cell>
          <table:table-cell table:formula="of:=IF(COUNTIF([.C247:.F247];[.C247])=3;[.C247];&quot;&quot;)">
            <text:p/>
          </table:table-cell>
          <table:table-cell table:formula="of:=IF(COUNTIF([.D247:.G247];[.D247])=3;[.D247];&quot;&quot;)">
            <text:p/>
          </table:table-cell>
          <table:table-cell table:formula="of:=IF(COUNTIF([.A247:.D247];[.A247])=3;&quot;&quot;;[.A247])" office:value-type="float" office:value="419" calcext:value-type="float">
            <text:p>419</text:p>
          </table:table-cell>
          <table:table-cell table:formula="of:=IF(COUNTIF([.B247:.E247];[.B247])=3;&quot;&quot;;[.B247])" office:value-type="float" office:value="476" calcext:value-type="float">
            <text:p>476</text:p>
          </table:table-cell>
          <table:table-cell table:formula="of:=IF(COUNTIF([.C247:.F247];[.C247])=3;&quot;&quot;;[.C247])" office:value-type="float" office:value="316" calcext:value-type="float">
            <text:p>316</text:p>
          </table:table-cell>
          <table:table-cell table:formula="of:=IF(COUNTIF([.D247:.G247];[.D247])=3;&quot;&quot;;[.D247])" office:value-type="float" office:value="386" calcext:value-type="float">
            <text:p>386</text:p>
          </table:table-cell>
          <table:table-cell table:style-name="ce5" table:formula="of:=IFERROR( IF( AND( COUNT([.E247:.H247])=3; MOD( AVERAGE([.E247:.H247]); 2)=1; MOD( AVERAGE([.I247:.L24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float" office:value="601" calcext:value-type="float">
            <text:p>601</text:p>
          </table:table-cell>
          <table:table-cell table:formula="of:=IF(COUNTIF([.A248:.D248];[.A248])=3;[.A248];&quot;&quot;)">
            <text:p/>
          </table:table-cell>
          <table:table-cell table:formula="of:=IF(COUNTIF([.B248:.E248];[.B248])=3;[.B248];&quot;&quot;)">
            <text:p/>
          </table:table-cell>
          <table:table-cell table:formula="of:=IF(COUNTIF([.C248:.F248];[.C248])=3;[.C248];&quot;&quot;)">
            <text:p/>
          </table:table-cell>
          <table:table-cell table:formula="of:=IF(COUNTIF([.D248:.G248];[.D248])=3;[.D248];&quot;&quot;)">
            <text:p/>
          </table:table-cell>
          <table:table-cell table:formula="of:=IF(COUNTIF([.A248:.D248];[.A248])=3;&quot;&quot;;[.A248])" office:value-type="float" office:value="575" calcext:value-type="float">
            <text:p>575</text:p>
          </table:table-cell>
          <table:table-cell table:formula="of:=IF(COUNTIF([.B248:.E248];[.B248])=3;&quot;&quot;;[.B248])" office:value-type="float" office:value="45" calcext:value-type="float">
            <text:p>45</text:p>
          </table:table-cell>
          <table:table-cell table:formula="of:=IF(COUNTIF([.C248:.F248];[.C248])=3;&quot;&quot;;[.C248])" office:value-type="float" office:value="235" calcext:value-type="float">
            <text:p>235</text:p>
          </table:table-cell>
          <table:table-cell table:formula="of:=IF(COUNTIF([.D248:.G248];[.D248])=3;&quot;&quot;;[.D248])" office:value-type="float" office:value="601" calcext:value-type="float">
            <text:p>601</text:p>
          </table:table-cell>
          <table:table-cell table:style-name="ce5" table:formula="of:=IFERROR( IF( AND( COUNT([.E248:.H248])=3; MOD( AVERAGE([.E248:.H248]); 2)=1; MOD( AVERAGE([.I248:.L24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office:value-type="float" office:value="778" calcext:value-type="float">
            <text:p>778</text:p>
          </table:table-cell>
          <table:table-cell office:value-type="float" office:value="690" calcext:value-type="float">
            <text:p>690</text:p>
          </table:table-cell>
          <table:table-cell office:value-type="float" office:value="236" calcext:value-type="float">
            <text:p>236</text:p>
          </table:table-cell>
          <table:table-cell table:formula="of:=IF(COUNTIF([.A249:.D249];[.A249])=3;[.A249];&quot;&quot;)">
            <text:p/>
          </table:table-cell>
          <table:table-cell table:formula="of:=IF(COUNTIF([.B249:.E249];[.B249])=3;[.B249];&quot;&quot;)">
            <text:p/>
          </table:table-cell>
          <table:table-cell table:formula="of:=IF(COUNTIF([.C249:.F249];[.C249])=3;[.C249];&quot;&quot;)">
            <text:p/>
          </table:table-cell>
          <table:table-cell table:formula="of:=IF(COUNTIF([.D249:.G249];[.D249])=3;[.D249];&quot;&quot;)">
            <text:p/>
          </table:table-cell>
          <table:table-cell table:formula="of:=IF(COUNTIF([.A249:.D249];[.A249])=3;&quot;&quot;;[.A249])" office:value-type="float" office:value="442" calcext:value-type="float">
            <text:p>442</text:p>
          </table:table-cell>
          <table:table-cell table:formula="of:=IF(COUNTIF([.B249:.E249];[.B249])=3;&quot;&quot;;[.B249])" office:value-type="float" office:value="778" calcext:value-type="float">
            <text:p>778</text:p>
          </table:table-cell>
          <table:table-cell table:formula="of:=IF(COUNTIF([.C249:.F249];[.C249])=3;&quot;&quot;;[.C249])" office:value-type="float" office:value="690" calcext:value-type="float">
            <text:p>690</text:p>
          </table:table-cell>
          <table:table-cell table:formula="of:=IF(COUNTIF([.D249:.G249];[.D249])=3;&quot;&quot;;[.D249])" office:value-type="float" office:value="236" calcext:value-type="float">
            <text:p>236</text:p>
          </table:table-cell>
          <table:table-cell table:style-name="ce5" table:formula="of:=IFERROR( IF( AND( COUNT([.E249:.H249])=3; MOD( AVERAGE([.E249:.H249]); 2)=1; MOD( AVERAGE([.I249:.L24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office:value-type="float" office:value="751" calcext:value-type="float">
            <text:p>751</text:p>
          </table:table-cell>
          <table:table-cell office:value-type="float" office:value="759" calcext:value-type="float">
            <text:p>759</text:p>
          </table:table-cell>
          <table:table-cell office:value-type="float" office:value="758" calcext:value-type="float">
            <text:p>758</text:p>
          </table:table-cell>
          <table:table-cell table:formula="of:=IF(COUNTIF([.A250:.D250];[.A250])=3;[.A250];&quot;&quot;)">
            <text:p/>
          </table:table-cell>
          <table:table-cell table:formula="of:=IF(COUNTIF([.B250:.E250];[.B250])=3;[.B250];&quot;&quot;)">
            <text:p/>
          </table:table-cell>
          <table:table-cell table:formula="of:=IF(COUNTIF([.C250:.F250];[.C250])=3;[.C250];&quot;&quot;)">
            <text:p/>
          </table:table-cell>
          <table:table-cell table:formula="of:=IF(COUNTIF([.D250:.G250];[.D250])=3;[.D250];&quot;&quot;)">
            <text:p/>
          </table:table-cell>
          <table:table-cell table:formula="of:=IF(COUNTIF([.A250:.D250];[.A250])=3;&quot;&quot;;[.A250])" office:value-type="float" office:value="274" calcext:value-type="float">
            <text:p>274</text:p>
          </table:table-cell>
          <table:table-cell table:formula="of:=IF(COUNTIF([.B250:.E250];[.B250])=3;&quot;&quot;;[.B250])" office:value-type="float" office:value="751" calcext:value-type="float">
            <text:p>751</text:p>
          </table:table-cell>
          <table:table-cell table:formula="of:=IF(COUNTIF([.C250:.F250];[.C250])=3;&quot;&quot;;[.C250])" office:value-type="float" office:value="759" calcext:value-type="float">
            <text:p>759</text:p>
          </table:table-cell>
          <table:table-cell table:formula="of:=IF(COUNTIF([.D250:.G250];[.D250])=3;&quot;&quot;;[.D250])" office:value-type="float" office:value="758" calcext:value-type="float">
            <text:p>758</text:p>
          </table:table-cell>
          <table:table-cell table:style-name="ce5" table:formula="of:=IFERROR( IF( AND( COUNT([.E250:.H250])=3; MOD( AVERAGE([.E250:.H250]); 2)=1; MOD( AVERAGE([.I250:.L25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office:value-type="float" office:value="632" calcext:value-type="float">
            <text:p>632</text:p>
          </table:table-cell>
          <table:table-cell office:value-type="float" office:value="380" calcext:value-type="float">
            <text:p>380</text:p>
          </table:table-cell>
          <table:table-cell office:value-type="float" office:value="159" calcext:value-type="float">
            <text:p>159</text:p>
          </table:table-cell>
          <table:table-cell table:formula="of:=IF(COUNTIF([.A251:.D251];[.A251])=3;[.A251];&quot;&quot;)">
            <text:p/>
          </table:table-cell>
          <table:table-cell table:formula="of:=IF(COUNTIF([.B251:.E251];[.B251])=3;[.B251];&quot;&quot;)">
            <text:p/>
          </table:table-cell>
          <table:table-cell table:formula="of:=IF(COUNTIF([.C251:.F251];[.C251])=3;[.C251];&quot;&quot;)">
            <text:p/>
          </table:table-cell>
          <table:table-cell table:formula="of:=IF(COUNTIF([.D251:.G251];[.D251])=3;[.D251];&quot;&quot;)">
            <text:p/>
          </table:table-cell>
          <table:table-cell table:formula="of:=IF(COUNTIF([.A251:.D251];[.A251])=3;&quot;&quot;;[.A251])" office:value-type="float" office:value="208" calcext:value-type="float">
            <text:p>208</text:p>
          </table:table-cell>
          <table:table-cell table:formula="of:=IF(COUNTIF([.B251:.E251];[.B251])=3;&quot;&quot;;[.B251])" office:value-type="float" office:value="632" calcext:value-type="float">
            <text:p>632</text:p>
          </table:table-cell>
          <table:table-cell table:formula="of:=IF(COUNTIF([.C251:.F251];[.C251])=3;&quot;&quot;;[.C251])" office:value-type="float" office:value="380" calcext:value-type="float">
            <text:p>380</text:p>
          </table:table-cell>
          <table:table-cell table:formula="of:=IF(COUNTIF([.D251:.G251];[.D251])=3;&quot;&quot;;[.D251])" office:value-type="float" office:value="159" calcext:value-type="float">
            <text:p>159</text:p>
          </table:table-cell>
          <table:table-cell table:style-name="ce5" table:formula="of:=IFERROR( IF( AND( COUNT([.E251:.H251])=3; MOD( AVERAGE([.E251:.H251]); 2)=1; MOD( AVERAGE([.I251:.L25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94" calcext:value-type="float">
            <text:p>794</text:p>
          </table:table-cell>
          <table:table-cell office:value-type="float" office:value="789" calcext:value-type="float">
            <text:p>789</text:p>
          </table:table-cell>
          <table:table-cell office:value-type="float" office:value="646" calcext:value-type="float">
            <text:p>646</text:p>
          </table:table-cell>
          <table:table-cell office:value-type="float" office:value="157" calcext:value-type="float">
            <text:p>157</text:p>
          </table:table-cell>
          <table:table-cell table:formula="of:=IF(COUNTIF([.A252:.D252];[.A252])=3;[.A252];&quot;&quot;)">
            <text:p/>
          </table:table-cell>
          <table:table-cell table:formula="of:=IF(COUNTIF([.B252:.E252];[.B252])=3;[.B252];&quot;&quot;)">
            <text:p/>
          </table:table-cell>
          <table:table-cell table:formula="of:=IF(COUNTIF([.C252:.F252];[.C252])=3;[.C252];&quot;&quot;)">
            <text:p/>
          </table:table-cell>
          <table:table-cell table:formula="of:=IF(COUNTIF([.D252:.G252];[.D252])=3;[.D252];&quot;&quot;)">
            <text:p/>
          </table:table-cell>
          <table:table-cell table:formula="of:=IF(COUNTIF([.A252:.D252];[.A252])=3;&quot;&quot;;[.A252])" office:value-type="float" office:value="794" calcext:value-type="float">
            <text:p>794</text:p>
          </table:table-cell>
          <table:table-cell table:formula="of:=IF(COUNTIF([.B252:.E252];[.B252])=3;&quot;&quot;;[.B252])" office:value-type="float" office:value="789" calcext:value-type="float">
            <text:p>789</text:p>
          </table:table-cell>
          <table:table-cell table:formula="of:=IF(COUNTIF([.C252:.F252];[.C252])=3;&quot;&quot;;[.C252])" office:value-type="float" office:value="646" calcext:value-type="float">
            <text:p>646</text:p>
          </table:table-cell>
          <table:table-cell table:formula="of:=IF(COUNTIF([.D252:.G252];[.D252])=3;&quot;&quot;;[.D252])" office:value-type="float" office:value="157" calcext:value-type="float">
            <text:p>157</text:p>
          </table:table-cell>
          <table:table-cell table:style-name="ce5" table:formula="of:=IFERROR( IF( AND( COUNT([.E252:.H252])=3; MOD( AVERAGE([.E252:.H252]); 2)=1; MOD( AVERAGE([.I252:.L25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08" calcext:value-type="float">
            <text:p>308</text:p>
          </table:table-cell>
          <table:table-cell office:value-type="float" office:value="638" calcext:value-type="float">
            <text:p>638</text:p>
          </table:table-cell>
          <table:table-cell office:value-type="float" office:value="79" calcext:value-type="float">
            <text:p>79</text:p>
          </table:table-cell>
          <table:table-cell table:formula="of:=IF(COUNTIF([.A253:.D253];[.A253])=3;[.A253];&quot;&quot;)">
            <text:p/>
          </table:table-cell>
          <table:table-cell table:formula="of:=IF(COUNTIF([.B253:.E253];[.B253])=3;[.B253];&quot;&quot;)">
            <text:p/>
          </table:table-cell>
          <table:table-cell table:formula="of:=IF(COUNTIF([.C253:.F253];[.C253])=3;[.C253];&quot;&quot;)">
            <text:p/>
          </table:table-cell>
          <table:table-cell table:formula="of:=IF(COUNTIF([.D253:.G253];[.D253])=3;[.D253];&quot;&quot;)">
            <text:p/>
          </table:table-cell>
          <table:table-cell table:formula="of:=IF(COUNTIF([.A253:.D253];[.A253])=3;&quot;&quot;;[.A253])" office:value-type="float" office:value="954" calcext:value-type="float">
            <text:p>954</text:p>
          </table:table-cell>
          <table:table-cell table:formula="of:=IF(COUNTIF([.B253:.E253];[.B253])=3;&quot;&quot;;[.B253])" office:value-type="float" office:value="308" calcext:value-type="float">
            <text:p>308</text:p>
          </table:table-cell>
          <table:table-cell table:formula="of:=IF(COUNTIF([.C253:.F253];[.C253])=3;&quot;&quot;;[.C253])" office:value-type="float" office:value="638" calcext:value-type="float">
            <text:p>638</text:p>
          </table:table-cell>
          <table:table-cell table:formula="of:=IF(COUNTIF([.D253:.G253];[.D253])=3;&quot;&quot;;[.D253])" office:value-type="float" office:value="79" calcext:value-type="float">
            <text:p>79</text:p>
          </table:table-cell>
          <table:table-cell table:style-name="ce5" table:formula="of:=IFERROR( IF( AND( COUNT([.E253:.H253])=3; MOD( AVERAGE([.E253:.H253]); 2)=1; MOD( AVERAGE([.I253:.L25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office:value-type="float" office:value="120" calcext:value-type="float">
            <text:p>120</text:p>
          </table:table-cell>
          <table:table-cell office:value-type="float" office:value="298" calcext:value-type="float">
            <text:p>298</text:p>
          </table:table-cell>
          <table:table-cell office:value-type="float" office:value="153" calcext:value-type="float">
            <text:p>153</text:p>
          </table:table-cell>
          <table:table-cell table:formula="of:=IF(COUNTIF([.A254:.D254];[.A254])=3;[.A254];&quot;&quot;)">
            <text:p/>
          </table:table-cell>
          <table:table-cell table:formula="of:=IF(COUNTIF([.B254:.E254];[.B254])=3;[.B254];&quot;&quot;)">
            <text:p/>
          </table:table-cell>
          <table:table-cell table:formula="of:=IF(COUNTIF([.C254:.F254];[.C254])=3;[.C254];&quot;&quot;)">
            <text:p/>
          </table:table-cell>
          <table:table-cell table:formula="of:=IF(COUNTIF([.D254:.G254];[.D254])=3;[.D254];&quot;&quot;)">
            <text:p/>
          </table:table-cell>
          <table:table-cell table:formula="of:=IF(COUNTIF([.A254:.D254];[.A254])=3;&quot;&quot;;[.A254])" office:value-type="float" office:value="372" calcext:value-type="float">
            <text:p>372</text:p>
          </table:table-cell>
          <table:table-cell table:formula="of:=IF(COUNTIF([.B254:.E254];[.B254])=3;&quot;&quot;;[.B254])" office:value-type="float" office:value="120" calcext:value-type="float">
            <text:p>120</text:p>
          </table:table-cell>
          <table:table-cell table:formula="of:=IF(COUNTIF([.C254:.F254];[.C254])=3;&quot;&quot;;[.C254])" office:value-type="float" office:value="298" calcext:value-type="float">
            <text:p>298</text:p>
          </table:table-cell>
          <table:table-cell table:formula="of:=IF(COUNTIF([.D254:.G254];[.D254])=3;&quot;&quot;;[.D254])" office:value-type="float" office:value="153" calcext:value-type="float">
            <text:p>153</text:p>
          </table:table-cell>
          <table:table-cell table:style-name="ce5" table:formula="of:=IFERROR( IF( AND( COUNT([.E254:.H254])=3; MOD( AVERAGE([.E254:.H254]); 2)=1; MOD( AVERAGE([.I254:.L25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10" calcext:value-type="float">
            <text:p>910</text:p>
          </table:table-cell>
          <table:table-cell office:value-type="float" office:value="918" calcext:value-type="float">
            <text:p>918</text:p>
          </table:table-cell>
          <table:table-cell office:value-type="float" office:value="741" calcext:value-type="float">
            <text:p>741</text:p>
          </table:table-cell>
          <table:table-cell office:value-type="float" office:value="674" calcext:value-type="float">
            <text:p>674</text:p>
          </table:table-cell>
          <table:table-cell table:formula="of:=IF(COUNTIF([.A255:.D255];[.A255])=3;[.A255];&quot;&quot;)">
            <text:p/>
          </table:table-cell>
          <table:table-cell table:formula="of:=IF(COUNTIF([.B255:.E255];[.B255])=3;[.B255];&quot;&quot;)">
            <text:p/>
          </table:table-cell>
          <table:table-cell table:formula="of:=IF(COUNTIF([.C255:.F255];[.C255])=3;[.C255];&quot;&quot;)">
            <text:p/>
          </table:table-cell>
          <table:table-cell table:formula="of:=IF(COUNTIF([.D255:.G255];[.D255])=3;[.D255];&quot;&quot;)">
            <text:p/>
          </table:table-cell>
          <table:table-cell table:formula="of:=IF(COUNTIF([.A255:.D255];[.A255])=3;&quot;&quot;;[.A255])" office:value-type="float" office:value="910" calcext:value-type="float">
            <text:p>910</text:p>
          </table:table-cell>
          <table:table-cell table:formula="of:=IF(COUNTIF([.B255:.E255];[.B255])=3;&quot;&quot;;[.B255])" office:value-type="float" office:value="918" calcext:value-type="float">
            <text:p>918</text:p>
          </table:table-cell>
          <table:table-cell table:formula="of:=IF(COUNTIF([.C255:.F255];[.C255])=3;&quot;&quot;;[.C255])" office:value-type="float" office:value="741" calcext:value-type="float">
            <text:p>741</text:p>
          </table:table-cell>
          <table:table-cell table:formula="of:=IF(COUNTIF([.D255:.G255];[.D255])=3;&quot;&quot;;[.D255])" office:value-type="float" office:value="674" calcext:value-type="float">
            <text:p>674</text:p>
          </table:table-cell>
          <table:table-cell table:style-name="ce5" table:formula="of:=IFERROR( IF( AND( COUNT([.E255:.H255])=3; MOD( AVERAGE([.E255:.H255]); 2)=1; MOD( AVERAGE([.I255:.L25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426" calcext:value-type="float">
            <text:p>426</text:p>
          </table:table-cell>
          <table:table-cell office:value-type="float" office:value="566" calcext:value-type="float">
            <text:p>566</text:p>
          </table:table-cell>
          <table:table-cell office:value-type="float" office:value="267" calcext:value-type="float">
            <text:p>267</text:p>
          </table:table-cell>
          <table:table-cell table:formula="of:=IF(COUNTIF([.A256:.D256];[.A256])=3;[.A256];&quot;&quot;)">
            <text:p/>
          </table:table-cell>
          <table:table-cell table:formula="of:=IF(COUNTIF([.B256:.E256];[.B256])=3;[.B256];&quot;&quot;)">
            <text:p/>
          </table:table-cell>
          <table:table-cell table:formula="of:=IF(COUNTIF([.C256:.F256];[.C256])=3;[.C256];&quot;&quot;)">
            <text:p/>
          </table:table-cell>
          <table:table-cell table:formula="of:=IF(COUNTIF([.D256:.G256];[.D256])=3;[.D256];&quot;&quot;)">
            <text:p/>
          </table:table-cell>
          <table:table-cell table:formula="of:=IF(COUNTIF([.A256:.D256];[.A256])=3;&quot;&quot;;[.A256])" office:value-type="float" office:value="20" calcext:value-type="float">
            <text:p>20</text:p>
          </table:table-cell>
          <table:table-cell table:formula="of:=IF(COUNTIF([.B256:.E256];[.B256])=3;&quot;&quot;;[.B256])" office:value-type="float" office:value="426" calcext:value-type="float">
            <text:p>426</text:p>
          </table:table-cell>
          <table:table-cell table:formula="of:=IF(COUNTIF([.C256:.F256];[.C256])=3;&quot;&quot;;[.C256])" office:value-type="float" office:value="566" calcext:value-type="float">
            <text:p>566</text:p>
          </table:table-cell>
          <table:table-cell table:formula="of:=IF(COUNTIF([.D256:.G256];[.D256])=3;&quot;&quot;;[.D256])" office:value-type="float" office:value="267" calcext:value-type="float">
            <text:p>267</text:p>
          </table:table-cell>
          <table:table-cell table:style-name="ce5" table:formula="of:=IFERROR( IF( AND( COUNT([.E256:.H256])=3; MOD( AVERAGE([.E256:.H256]); 2)=1; MOD( AVERAGE([.I256:.L25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32" calcext:value-type="float">
            <text:p>932</text:p>
          </table:table-cell>
          <table:table-cell office:value-type="float" office:value="791" calcext:value-type="float">
            <text:p>791</text:p>
          </table:table-cell>
          <table:table-cell office:value-type="float" office:value="647" calcext:value-type="float">
            <text:p>647</text:p>
          </table:table-cell>
          <table:table-cell office:value-type="float" office:value="320" calcext:value-type="float">
            <text:p>320</text:p>
          </table:table-cell>
          <table:table-cell table:formula="of:=IF(COUNTIF([.A257:.D257];[.A257])=3;[.A257];&quot;&quot;)">
            <text:p/>
          </table:table-cell>
          <table:table-cell table:formula="of:=IF(COUNTIF([.B257:.E257];[.B257])=3;[.B257];&quot;&quot;)">
            <text:p/>
          </table:table-cell>
          <table:table-cell table:formula="of:=IF(COUNTIF([.C257:.F257];[.C257])=3;[.C257];&quot;&quot;)">
            <text:p/>
          </table:table-cell>
          <table:table-cell table:formula="of:=IF(COUNTIF([.D257:.G257];[.D257])=3;[.D257];&quot;&quot;)">
            <text:p/>
          </table:table-cell>
          <table:table-cell table:formula="of:=IF(COUNTIF([.A257:.D257];[.A257])=3;&quot;&quot;;[.A257])" office:value-type="float" office:value="932" calcext:value-type="float">
            <text:p>932</text:p>
          </table:table-cell>
          <table:table-cell table:formula="of:=IF(COUNTIF([.B257:.E257];[.B257])=3;&quot;&quot;;[.B257])" office:value-type="float" office:value="791" calcext:value-type="float">
            <text:p>791</text:p>
          </table:table-cell>
          <table:table-cell table:formula="of:=IF(COUNTIF([.C257:.F257];[.C257])=3;&quot;&quot;;[.C257])" office:value-type="float" office:value="647" calcext:value-type="float">
            <text:p>647</text:p>
          </table:table-cell>
          <table:table-cell table:formula="of:=IF(COUNTIF([.D257:.G257];[.D257])=3;&quot;&quot;;[.D257])" office:value-type="float" office:value="320" calcext:value-type="float">
            <text:p>320</text:p>
          </table:table-cell>
          <table:table-cell table:style-name="ce5" table:formula="of:=IFERROR( IF( AND( COUNT([.E257:.H257])=3; MOD( AVERAGE([.E257:.H257]); 2)=1; MOD( AVERAGE([.I257:.L25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32" calcext:value-type="float">
            <text:p>732</text:p>
          </table:table-cell>
          <table:table-cell office:value-type="float" office:value="116" calcext:value-type="float">
            <text:p>116</text:p>
          </table:table-cell>
          <table:table-cell office:value-type="float" office:value="702" calcext:value-type="float">
            <text:p>702</text:p>
          </table:table-cell>
          <table:table-cell office:value-type="float" office:value="104" calcext:value-type="float">
            <text:p>104</text:p>
          </table:table-cell>
          <table:table-cell table:formula="of:=IF(COUNTIF([.A258:.D258];[.A258])=3;[.A258];&quot;&quot;)">
            <text:p/>
          </table:table-cell>
          <table:table-cell table:formula="of:=IF(COUNTIF([.B258:.E258];[.B258])=3;[.B258];&quot;&quot;)">
            <text:p/>
          </table:table-cell>
          <table:table-cell table:formula="of:=IF(COUNTIF([.C258:.F258];[.C258])=3;[.C258];&quot;&quot;)">
            <text:p/>
          </table:table-cell>
          <table:table-cell table:formula="of:=IF(COUNTIF([.D258:.G258];[.D258])=3;[.D258];&quot;&quot;)">
            <text:p/>
          </table:table-cell>
          <table:table-cell table:formula="of:=IF(COUNTIF([.A258:.D258];[.A258])=3;&quot;&quot;;[.A258])" office:value-type="float" office:value="732" calcext:value-type="float">
            <text:p>732</text:p>
          </table:table-cell>
          <table:table-cell table:formula="of:=IF(COUNTIF([.B258:.E258];[.B258])=3;&quot;&quot;;[.B258])" office:value-type="float" office:value="116" calcext:value-type="float">
            <text:p>116</text:p>
          </table:table-cell>
          <table:table-cell table:formula="of:=IF(COUNTIF([.C258:.F258];[.C258])=3;&quot;&quot;;[.C258])" office:value-type="float" office:value="702" calcext:value-type="float">
            <text:p>702</text:p>
          </table:table-cell>
          <table:table-cell table:formula="of:=IF(COUNTIF([.D258:.G258];[.D258])=3;&quot;&quot;;[.D258])" office:value-type="float" office:value="104" calcext:value-type="float">
            <text:p>104</text:p>
          </table:table-cell>
          <table:table-cell table:style-name="ce5" table:formula="of:=IFERROR( IF( AND( COUNT([.E258:.H258])=3; MOD( AVERAGE([.E258:.H258]); 2)=1; MOD( AVERAGE([.I258:.L25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922" calcext:value-type="float">
            <text:p>922</text:p>
          </table:table-cell>
          <table:table-cell office:value-type="float" office:value="254" calcext:value-type="float">
            <text:p>254</text:p>
          </table:table-cell>
          <table:table-cell office:value-type="float" office:value="73" calcext:value-type="float">
            <text:p>73</text:p>
          </table:table-cell>
          <table:table-cell table:formula="of:=IF(COUNTIF([.A259:.D259];[.A259])=3;[.A259];&quot;&quot;)">
            <text:p/>
          </table:table-cell>
          <table:table-cell table:formula="of:=IF(COUNTIF([.B259:.E259];[.B259])=3;[.B259];&quot;&quot;)">
            <text:p/>
          </table:table-cell>
          <table:table-cell table:formula="of:=IF(COUNTIF([.C259:.F259];[.C259])=3;[.C259];&quot;&quot;)">
            <text:p/>
          </table:table-cell>
          <table:table-cell table:formula="of:=IF(COUNTIF([.D259:.G259];[.D259])=3;[.D259];&quot;&quot;)">
            <text:p/>
          </table:table-cell>
          <table:table-cell table:formula="of:=IF(COUNTIF([.A259:.D259];[.A259])=3;&quot;&quot;;[.A259])" office:value-type="float" office:value="877" calcext:value-type="float">
            <text:p>877</text:p>
          </table:table-cell>
          <table:table-cell table:formula="of:=IF(COUNTIF([.B259:.E259];[.B259])=3;&quot;&quot;;[.B259])" office:value-type="float" office:value="922" calcext:value-type="float">
            <text:p>922</text:p>
          </table:table-cell>
          <table:table-cell table:formula="of:=IF(COUNTIF([.C259:.F259];[.C259])=3;&quot;&quot;;[.C259])" office:value-type="float" office:value="254" calcext:value-type="float">
            <text:p>254</text:p>
          </table:table-cell>
          <table:table-cell table:formula="of:=IF(COUNTIF([.D259:.G259];[.D259])=3;&quot;&quot;;[.D259])" office:value-type="float" office:value="73" calcext:value-type="float">
            <text:p>73</text:p>
          </table:table-cell>
          <table:table-cell table:style-name="ce5" table:formula="of:=IFERROR( IF( AND( COUNT([.E259:.H259])=3; MOD( AVERAGE([.E259:.H259]); 2)=1; MOD( AVERAGE([.I259:.L25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office:value-type="float" office:value="137" calcext:value-type="float">
            <text:p>137</text:p>
          </table:table-cell>
          <table:table-cell office:value-type="float" office:value="791" calcext:value-type="float">
            <text:p>791</text:p>
          </table:table-cell>
          <table:table-cell office:value-type="float" office:value="529" calcext:value-type="float">
            <text:p>529</text:p>
          </table:table-cell>
          <table:table-cell table:formula="of:=IF(COUNTIF([.A260:.D260];[.A260])=3;[.A260];&quot;&quot;)">
            <text:p/>
          </table:table-cell>
          <table:table-cell table:formula="of:=IF(COUNTIF([.B260:.E260];[.B260])=3;[.B260];&quot;&quot;)">
            <text:p/>
          </table:table-cell>
          <table:table-cell table:formula="of:=IF(COUNTIF([.C260:.F260];[.C260])=3;[.C260];&quot;&quot;)">
            <text:p/>
          </table:table-cell>
          <table:table-cell table:formula="of:=IF(COUNTIF([.D260:.G260];[.D260])=3;[.D260];&quot;&quot;)">
            <text:p/>
          </table:table-cell>
          <table:table-cell table:formula="of:=IF(COUNTIF([.A260:.D260];[.A260])=3;&quot;&quot;;[.A260])" office:value-type="float" office:value="733" calcext:value-type="float">
            <text:p>733</text:p>
          </table:table-cell>
          <table:table-cell table:formula="of:=IF(COUNTIF([.B260:.E260];[.B260])=3;&quot;&quot;;[.B260])" office:value-type="float" office:value="137" calcext:value-type="float">
            <text:p>137</text:p>
          </table:table-cell>
          <table:table-cell table:formula="of:=IF(COUNTIF([.C260:.F260];[.C260])=3;&quot;&quot;;[.C260])" office:value-type="float" office:value="791" calcext:value-type="float">
            <text:p>791</text:p>
          </table:table-cell>
          <table:table-cell table:formula="of:=IF(COUNTIF([.D260:.G260];[.D260])=3;&quot;&quot;;[.D260])" office:value-type="float" office:value="529" calcext:value-type="float">
            <text:p>529</text:p>
          </table:table-cell>
          <table:table-cell table:style-name="ce5" table:formula="of:=IFERROR( IF( AND( COUNT([.E260:.H260])=3; MOD( AVERAGE([.E260:.H260]); 2)=1; MOD( AVERAGE([.I260:.L26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62" calcext:value-type="float">
            <text:p>962</text:p>
          </table:table-cell>
          <table:table-cell office:value-type="float" office:value="490" calcext:value-type="float">
            <text:p>490</text:p>
          </table:table-cell>
          <table:table-cell office:value-type="float" office:value="291" calcext:value-type="float">
            <text:p>291</text:p>
          </table:table-cell>
          <table:table-cell office:value-type="float" office:value="820" calcext:value-type="float">
            <text:p>820</text:p>
          </table:table-cell>
          <table:table-cell table:formula="of:=IF(COUNTIF([.A261:.D261];[.A261])=3;[.A261];&quot;&quot;)">
            <text:p/>
          </table:table-cell>
          <table:table-cell table:formula="of:=IF(COUNTIF([.B261:.E261];[.B261])=3;[.B261];&quot;&quot;)">
            <text:p/>
          </table:table-cell>
          <table:table-cell table:formula="of:=IF(COUNTIF([.C261:.F261];[.C261])=3;[.C261];&quot;&quot;)">
            <text:p/>
          </table:table-cell>
          <table:table-cell table:formula="of:=IF(COUNTIF([.D261:.G261];[.D261])=3;[.D261];&quot;&quot;)">
            <text:p/>
          </table:table-cell>
          <table:table-cell table:formula="of:=IF(COUNTIF([.A261:.D261];[.A261])=3;&quot;&quot;;[.A261])" office:value-type="float" office:value="962" calcext:value-type="float">
            <text:p>962</text:p>
          </table:table-cell>
          <table:table-cell table:formula="of:=IF(COUNTIF([.B261:.E261];[.B261])=3;&quot;&quot;;[.B261])" office:value-type="float" office:value="490" calcext:value-type="float">
            <text:p>490</text:p>
          </table:table-cell>
          <table:table-cell table:formula="of:=IF(COUNTIF([.C261:.F261];[.C261])=3;&quot;&quot;;[.C261])" office:value-type="float" office:value="291" calcext:value-type="float">
            <text:p>291</text:p>
          </table:table-cell>
          <table:table-cell table:formula="of:=IF(COUNTIF([.D261:.G261];[.D261])=3;&quot;&quot;;[.D261])" office:value-type="float" office:value="820" calcext:value-type="float">
            <text:p>820</text:p>
          </table:table-cell>
          <table:table-cell table:style-name="ce5" table:formula="of:=IFERROR( IF( AND( COUNT([.E261:.H261])=3; MOD( AVERAGE([.E261:.H261]); 2)=1; MOD( AVERAGE([.I261:.L26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81" calcext:value-type="float">
            <text:p>981</text:p>
          </table:table-cell>
          <table:table-cell office:value-type="float" office:value="182" calcext:value-type="float">
            <text:p>182</text:p>
          </table:table-cell>
          <table:table-cell office:value-type="float" office:value="844" calcext:value-type="float">
            <text:p>844</text:p>
          </table:table-cell>
          <table:table-cell office:value-type="float" office:value="480" calcext:value-type="float">
            <text:p>480</text:p>
          </table:table-cell>
          <table:table-cell table:formula="of:=IF(COUNTIF([.A262:.D262];[.A262])=3;[.A262];&quot;&quot;)">
            <text:p/>
          </table:table-cell>
          <table:table-cell table:formula="of:=IF(COUNTIF([.B262:.E262];[.B262])=3;[.B262];&quot;&quot;)">
            <text:p/>
          </table:table-cell>
          <table:table-cell table:formula="of:=IF(COUNTIF([.C262:.F262];[.C262])=3;[.C262];&quot;&quot;)">
            <text:p/>
          </table:table-cell>
          <table:table-cell table:formula="of:=IF(COUNTIF([.D262:.G262];[.D262])=3;[.D262];&quot;&quot;)">
            <text:p/>
          </table:table-cell>
          <table:table-cell table:formula="of:=IF(COUNTIF([.A262:.D262];[.A262])=3;&quot;&quot;;[.A262])" office:value-type="float" office:value="981" calcext:value-type="float">
            <text:p>981</text:p>
          </table:table-cell>
          <table:table-cell table:formula="of:=IF(COUNTIF([.B262:.E262];[.B262])=3;&quot;&quot;;[.B262])" office:value-type="float" office:value="182" calcext:value-type="float">
            <text:p>182</text:p>
          </table:table-cell>
          <table:table-cell table:formula="of:=IF(COUNTIF([.C262:.F262];[.C262])=3;&quot;&quot;;[.C262])" office:value-type="float" office:value="844" calcext:value-type="float">
            <text:p>844</text:p>
          </table:table-cell>
          <table:table-cell table:formula="of:=IF(COUNTIF([.D262:.G262];[.D262])=3;&quot;&quot;;[.D262])" office:value-type="float" office:value="480" calcext:value-type="float">
            <text:p>480</text:p>
          </table:table-cell>
          <table:table-cell table:style-name="ce5" table:formula="of:=IFERROR( IF( AND( COUNT([.E262:.H262])=3; MOD( AVERAGE([.E262:.H262]); 2)=1; MOD( AVERAGE([.I262:.L26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office:value-type="float" office:value="499" calcext:value-type="float">
            <text:p>499</text:p>
          </table:table-cell>
          <table:table-cell office:value-type="float" office:value="665" calcext:value-type="float">
            <text:p>665</text:p>
          </table:table-cell>
          <table:table-cell office:value-type="float" office:value="799" calcext:value-type="float">
            <text:p>799</text:p>
          </table:table-cell>
          <table:table-cell table:formula="of:=IF(COUNTIF([.A263:.D263];[.A263])=3;[.A263];&quot;&quot;)">
            <text:p/>
          </table:table-cell>
          <table:table-cell table:formula="of:=IF(COUNTIF([.B263:.E263];[.B263])=3;[.B263];&quot;&quot;)">
            <text:p/>
          </table:table-cell>
          <table:table-cell table:formula="of:=IF(COUNTIF([.C263:.F263];[.C263])=3;[.C263];&quot;&quot;)">
            <text:p/>
          </table:table-cell>
          <table:table-cell table:formula="of:=IF(COUNTIF([.D263:.G263];[.D263])=3;[.D263];&quot;&quot;)">
            <text:p/>
          </table:table-cell>
          <table:table-cell table:formula="of:=IF(COUNTIF([.A263:.D263];[.A263])=3;&quot;&quot;;[.A263])" office:value-type="float" office:value="590" calcext:value-type="float">
            <text:p>590</text:p>
          </table:table-cell>
          <table:table-cell table:formula="of:=IF(COUNTIF([.B263:.E263];[.B263])=3;&quot;&quot;;[.B263])" office:value-type="float" office:value="499" calcext:value-type="float">
            <text:p>499</text:p>
          </table:table-cell>
          <table:table-cell table:formula="of:=IF(COUNTIF([.C263:.F263];[.C263])=3;&quot;&quot;;[.C263])" office:value-type="float" office:value="665" calcext:value-type="float">
            <text:p>665</text:p>
          </table:table-cell>
          <table:table-cell table:formula="of:=IF(COUNTIF([.D263:.G263];[.D263])=3;&quot;&quot;;[.D263])" office:value-type="float" office:value="799" calcext:value-type="float">
            <text:p>799</text:p>
          </table:table-cell>
          <table:table-cell table:style-name="ce5" table:formula="of:=IFERROR( IF( AND( COUNT([.E263:.H263])=3; MOD( AVERAGE([.E263:.H263]); 2)=1; MOD( AVERAGE([.I263:.L26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float" office:value="392" calcext:value-type="float">
            <text:p>392</text:p>
          </table:table-cell>
          <table:table-cell office:value-type="float" office:value="429" calcext:value-type="float">
            <text:p>429</text:p>
          </table:table-cell>
          <table:table-cell office:value-type="float" office:value="240" calcext:value-type="float">
            <text:p>240</text:p>
          </table:table-cell>
          <table:table-cell table:formula="of:=IF(COUNTIF([.A264:.D264];[.A264])=3;[.A264];&quot;&quot;)">
            <text:p/>
          </table:table-cell>
          <table:table-cell table:formula="of:=IF(COUNTIF([.B264:.E264];[.B264])=3;[.B264];&quot;&quot;)">
            <text:p/>
          </table:table-cell>
          <table:table-cell table:formula="of:=IF(COUNTIF([.C264:.F264];[.C264])=3;[.C264];&quot;&quot;)">
            <text:p/>
          </table:table-cell>
          <table:table-cell table:formula="of:=IF(COUNTIF([.D264:.G264];[.D264])=3;[.D264];&quot;&quot;)">
            <text:p/>
          </table:table-cell>
          <table:table-cell table:formula="of:=IF(COUNTIF([.A264:.D264];[.A264])=3;&quot;&quot;;[.A264])" office:value-type="float" office:value="240" calcext:value-type="float">
            <text:p>240</text:p>
          </table:table-cell>
          <table:table-cell table:formula="of:=IF(COUNTIF([.B264:.E264];[.B264])=3;&quot;&quot;;[.B264])" office:value-type="float" office:value="392" calcext:value-type="float">
            <text:p>392</text:p>
          </table:table-cell>
          <table:table-cell table:formula="of:=IF(COUNTIF([.C264:.F264];[.C264])=3;&quot;&quot;;[.C264])" office:value-type="float" office:value="429" calcext:value-type="float">
            <text:p>429</text:p>
          </table:table-cell>
          <table:table-cell table:formula="of:=IF(COUNTIF([.D264:.G264];[.D264])=3;&quot;&quot;;[.D264])" office:value-type="float" office:value="240" calcext:value-type="float">
            <text:p>240</text:p>
          </table:table-cell>
          <table:table-cell table:style-name="ce5" table:formula="of:=IFERROR( IF( AND( COUNT([.E264:.H264])=3; MOD( AVERAGE([.E264:.H264]); 2)=1; MOD( AVERAGE([.I264:.L26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office:value-type="float" office:value="454" calcext:value-type="float">
            <text:p>454</text:p>
          </table:table-cell>
          <table:table-cell office:value-type="float" office:value="693" calcext:value-type="float">
            <text:p>693</text:p>
          </table:table-cell>
          <table:table-cell office:value-type="float" office:value="187" calcext:value-type="float">
            <text:p>187</text:p>
          </table:table-cell>
          <table:table-cell table:formula="of:=IF(COUNTIF([.A265:.D265];[.A265])=3;[.A265];&quot;&quot;)">
            <text:p/>
          </table:table-cell>
          <table:table-cell table:formula="of:=IF(COUNTIF([.B265:.E265];[.B265])=3;[.B265];&quot;&quot;)">
            <text:p/>
          </table:table-cell>
          <table:table-cell table:formula="of:=IF(COUNTIF([.C265:.F265];[.C265])=3;[.C265];&quot;&quot;)">
            <text:p/>
          </table:table-cell>
          <table:table-cell table:formula="of:=IF(COUNTIF([.D265:.G265];[.D265])=3;[.D265];&quot;&quot;)">
            <text:p/>
          </table:table-cell>
          <table:table-cell table:formula="of:=IF(COUNTIF([.A265:.D265];[.A265])=3;&quot;&quot;;[.A265])" office:value-type="float" office:value="454" calcext:value-type="float">
            <text:p>454</text:p>
          </table:table-cell>
          <table:table-cell table:formula="of:=IF(COUNTIF([.B265:.E265];[.B265])=3;&quot;&quot;;[.B265])" office:value-type="float" office:value="454" calcext:value-type="float">
            <text:p>454</text:p>
          </table:table-cell>
          <table:table-cell table:formula="of:=IF(COUNTIF([.C265:.F265];[.C265])=3;&quot;&quot;;[.C265])" office:value-type="float" office:value="693" calcext:value-type="float">
            <text:p>693</text:p>
          </table:table-cell>
          <table:table-cell table:formula="of:=IF(COUNTIF([.D265:.G265];[.D265])=3;&quot;&quot;;[.D265])" office:value-type="float" office:value="187" calcext:value-type="float">
            <text:p>187</text:p>
          </table:table-cell>
          <table:table-cell table:style-name="ce5" table:formula="of:=IFERROR( IF( AND( COUNT([.E265:.H265])=3; MOD( AVERAGE([.E265:.H265]); 2)=1; MOD( AVERAGE([.I265:.L26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321" calcext:value-type="float">
            <text:p>321</text:p>
          </table:table-cell>
          <table:table-cell office:value-type="float" office:value="446" calcext:value-type="float">
            <text:p>446</text:p>
          </table:table-cell>
          <table:table-cell table:formula="of:=IF(COUNTIF([.A266:.D266];[.A266])=3;[.A266];&quot;&quot;)">
            <text:p/>
          </table:table-cell>
          <table:table-cell table:formula="of:=IF(COUNTIF([.B266:.E266];[.B266])=3;[.B266];&quot;&quot;)">
            <text:p/>
          </table:table-cell>
          <table:table-cell table:formula="of:=IF(COUNTIF([.C266:.F266];[.C266])=3;[.C266];&quot;&quot;)">
            <text:p/>
          </table:table-cell>
          <table:table-cell table:formula="of:=IF(COUNTIF([.D266:.G266];[.D266])=3;[.D266];&quot;&quot;)">
            <text:p/>
          </table:table-cell>
          <table:table-cell table:formula="of:=IF(COUNTIF([.A266:.D266];[.A266])=3;&quot;&quot;;[.A266])" office:value-type="float" office:value="92" calcext:value-type="float">
            <text:p>92</text:p>
          </table:table-cell>
          <table:table-cell table:formula="of:=IF(COUNTIF([.B266:.E266];[.B266])=3;&quot;&quot;;[.B266])" office:value-type="float" office:value="92" calcext:value-type="float">
            <text:p>92</text:p>
          </table:table-cell>
          <table:table-cell table:formula="of:=IF(COUNTIF([.C266:.F266];[.C266])=3;&quot;&quot;;[.C266])" office:value-type="float" office:value="321" calcext:value-type="float">
            <text:p>321</text:p>
          </table:table-cell>
          <table:table-cell table:formula="of:=IF(COUNTIF([.D266:.G266];[.D266])=3;&quot;&quot;;[.D266])" office:value-type="float" office:value="446" calcext:value-type="float">
            <text:p>446</text:p>
          </table:table-cell>
          <table:table-cell table:style-name="ce5" table:formula="of:=IFERROR( IF( AND( COUNT([.E266:.H266])=3; MOD( AVERAGE([.E266:.H266]); 2)=1; MOD( AVERAGE([.I266:.L26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office:value-type="float" office:value="877" calcext:value-type="float">
            <text:p>877</text:p>
          </table:table-cell>
          <table:table-cell office:value-type="float" office:value="483" calcext:value-type="float">
            <text:p>483</text:p>
          </table:table-cell>
          <table:table-cell office:value-type="float" office:value="386" calcext:value-type="float">
            <text:p>386</text:p>
          </table:table-cell>
          <table:table-cell table:formula="of:=IF(COUNTIF([.A267:.D267];[.A267])=3;[.A267];&quot;&quot;)">
            <text:p/>
          </table:table-cell>
          <table:table-cell table:formula="of:=IF(COUNTIF([.B267:.E267];[.B267])=3;[.B267];&quot;&quot;)">
            <text:p/>
          </table:table-cell>
          <table:table-cell table:formula="of:=IF(COUNTIF([.C267:.F267];[.C267])=3;[.C267];&quot;&quot;)">
            <text:p/>
          </table:table-cell>
          <table:table-cell table:formula="of:=IF(COUNTIF([.D267:.G267];[.D267])=3;[.D267];&quot;&quot;)">
            <text:p/>
          </table:table-cell>
          <table:table-cell table:formula="of:=IF(COUNTIF([.A267:.D267];[.A267])=3;&quot;&quot;;[.A267])" office:value-type="float" office:value="210" calcext:value-type="float">
            <text:p>210</text:p>
          </table:table-cell>
          <table:table-cell table:formula="of:=IF(COUNTIF([.B267:.E267];[.B267])=3;&quot;&quot;;[.B267])" office:value-type="float" office:value="877" calcext:value-type="float">
            <text:p>877</text:p>
          </table:table-cell>
          <table:table-cell table:formula="of:=IF(COUNTIF([.C267:.F267];[.C267])=3;&quot;&quot;;[.C267])" office:value-type="float" office:value="483" calcext:value-type="float">
            <text:p>483</text:p>
          </table:table-cell>
          <table:table-cell table:formula="of:=IF(COUNTIF([.D267:.G267];[.D267])=3;&quot;&quot;;[.D267])" office:value-type="float" office:value="386" calcext:value-type="float">
            <text:p>386</text:p>
          </table:table-cell>
          <table:table-cell table:style-name="ce5" table:formula="of:=IFERROR( IF( AND( COUNT([.E267:.H267])=3; MOD( AVERAGE([.E267:.H267]); 2)=1; MOD( AVERAGE([.I267:.L26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office:value-type="float" office:value="331" calcext:value-type="float">
            <text:p>331</text:p>
          </table:table-cell>
          <table:table-cell office:value-type="float" office:value="963" calcext:value-type="float">
            <text:p>963</text:p>
          </table:table-cell>
          <table:table-cell office:value-type="float" office:value="294" calcext:value-type="float">
            <text:p>294</text:p>
          </table:table-cell>
          <table:table-cell table:formula="of:=IF(COUNTIF([.A268:.D268];[.A268])=3;[.A268];&quot;&quot;)">
            <text:p/>
          </table:table-cell>
          <table:table-cell table:formula="of:=IF(COUNTIF([.B268:.E268];[.B268])=3;[.B268];&quot;&quot;)">
            <text:p/>
          </table:table-cell>
          <table:table-cell table:formula="of:=IF(COUNTIF([.C268:.F268];[.C268])=3;[.C268];&quot;&quot;)">
            <text:p/>
          </table:table-cell>
          <table:table-cell table:formula="of:=IF(COUNTIF([.D268:.G268];[.D268])=3;[.D268];&quot;&quot;)">
            <text:p/>
          </table:table-cell>
          <table:table-cell table:formula="of:=IF(COUNTIF([.A268:.D268];[.A268])=3;&quot;&quot;;[.A268])" office:value-type="float" office:value="156" calcext:value-type="float">
            <text:p>156</text:p>
          </table:table-cell>
          <table:table-cell table:formula="of:=IF(COUNTIF([.B268:.E268];[.B268])=3;&quot;&quot;;[.B268])" office:value-type="float" office:value="331" calcext:value-type="float">
            <text:p>331</text:p>
          </table:table-cell>
          <table:table-cell table:formula="of:=IF(COUNTIF([.C268:.F268];[.C268])=3;&quot;&quot;;[.C268])" office:value-type="float" office:value="963" calcext:value-type="float">
            <text:p>963</text:p>
          </table:table-cell>
          <table:table-cell table:formula="of:=IF(COUNTIF([.D268:.G268];[.D268])=3;&quot;&quot;;[.D268])" office:value-type="float" office:value="294" calcext:value-type="float">
            <text:p>294</text:p>
          </table:table-cell>
          <table:table-cell table:style-name="ce5" table:formula="of:=IFERROR( IF( AND( COUNT([.E268:.H268])=3; MOD( AVERAGE([.E268:.H268]); 2)=1; MOD( AVERAGE([.I268:.L26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office:value-type="float" office:value="580" calcext:value-type="float">
            <text:p>580</text:p>
          </table:table-cell>
          <table:table-cell office:value-type="float" office:value="258" calcext:value-type="float">
            <text:p>258</text:p>
          </table:table-cell>
          <table:table-cell office:value-type="float" office:value="198" calcext:value-type="float">
            <text:p>198</text:p>
          </table:table-cell>
          <table:table-cell table:formula="of:=IF(COUNTIF([.A269:.D269];[.A269])=3;[.A269];&quot;&quot;)">
            <text:p/>
          </table:table-cell>
          <table:table-cell table:formula="of:=IF(COUNTIF([.B269:.E269];[.B269])=3;[.B269];&quot;&quot;)">
            <text:p/>
          </table:table-cell>
          <table:table-cell table:formula="of:=IF(COUNTIF([.C269:.F269];[.C269])=3;[.C269];&quot;&quot;)">
            <text:p/>
          </table:table-cell>
          <table:table-cell table:formula="of:=IF(COUNTIF([.D269:.G269];[.D269])=3;[.D269];&quot;&quot;)">
            <text:p/>
          </table:table-cell>
          <table:table-cell table:formula="of:=IF(COUNTIF([.A269:.D269];[.A269])=3;&quot;&quot;;[.A269])" office:value-type="float" office:value="198" calcext:value-type="float">
            <text:p>198</text:p>
          </table:table-cell>
          <table:table-cell table:formula="of:=IF(COUNTIF([.B269:.E269];[.B269])=3;&quot;&quot;;[.B269])" office:value-type="float" office:value="580" calcext:value-type="float">
            <text:p>580</text:p>
          </table:table-cell>
          <table:table-cell table:formula="of:=IF(COUNTIF([.C269:.F269];[.C269])=3;&quot;&quot;;[.C269])" office:value-type="float" office:value="258" calcext:value-type="float">
            <text:p>258</text:p>
          </table:table-cell>
          <table:table-cell table:formula="of:=IF(COUNTIF([.D269:.G269];[.D269])=3;&quot;&quot;;[.D269])" office:value-type="float" office:value="198" calcext:value-type="float">
            <text:p>198</text:p>
          </table:table-cell>
          <table:table-cell table:style-name="ce5" table:formula="of:=IFERROR( IF( AND( COUNT([.E269:.H269])=3; MOD( AVERAGE([.E269:.H269]); 2)=1; MOD( AVERAGE([.I269:.L26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office:value-type="float" office:value="222" calcext:value-type="float">
            <text:p>222</text:p>
          </table:table-cell>
          <table:table-cell office:value-type="float" office:value="368" calcext:value-type="float">
            <text:p>368</text:p>
          </table:table-cell>
          <table:table-cell office:value-type="float" office:value="237" calcext:value-type="float">
            <text:p>237</text:p>
          </table:table-cell>
          <table:table-cell table:formula="of:=IF(COUNTIF([.A270:.D270];[.A270])=3;[.A270];&quot;&quot;)">
            <text:p/>
          </table:table-cell>
          <table:table-cell table:formula="of:=IF(COUNTIF([.B270:.E270];[.B270])=3;[.B270];&quot;&quot;)">
            <text:p/>
          </table:table-cell>
          <table:table-cell table:formula="of:=IF(COUNTIF([.C270:.F270];[.C270])=3;[.C270];&quot;&quot;)">
            <text:p/>
          </table:table-cell>
          <table:table-cell table:formula="of:=IF(COUNTIF([.D270:.G270];[.D270])=3;[.D270];&quot;&quot;)">
            <text:p/>
          </table:table-cell>
          <table:table-cell table:formula="of:=IF(COUNTIF([.A270:.D270];[.A270])=3;&quot;&quot;;[.A270])" office:value-type="float" office:value="451" calcext:value-type="float">
            <text:p>451</text:p>
          </table:table-cell>
          <table:table-cell table:formula="of:=IF(COUNTIF([.B270:.E270];[.B270])=3;&quot;&quot;;[.B270])" office:value-type="float" office:value="222" calcext:value-type="float">
            <text:p>222</text:p>
          </table:table-cell>
          <table:table-cell table:formula="of:=IF(COUNTIF([.C270:.F270];[.C270])=3;&quot;&quot;;[.C270])" office:value-type="float" office:value="368" calcext:value-type="float">
            <text:p>368</text:p>
          </table:table-cell>
          <table:table-cell table:formula="of:=IF(COUNTIF([.D270:.G270];[.D270])=3;&quot;&quot;;[.D270])" office:value-type="float" office:value="237" calcext:value-type="float">
            <text:p>237</text:p>
          </table:table-cell>
          <table:table-cell table:style-name="ce5" table:formula="of:=IFERROR( IF( AND( COUNT([.E270:.H270])=3; MOD( AVERAGE([.E270:.H270]); 2)=1; MOD( AVERAGE([.I270:.L27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0" calcext:value-type="float">
            <text:p>60</text:p>
          </table:table-cell>
          <table:table-cell office:value-type="float" office:value="790" calcext:value-type="float">
            <text:p>790</text:p>
          </table:table-cell>
          <table:table-cell office:value-type="float" office:value="797" calcext:value-type="float">
            <text:p>797</text:p>
          </table:table-cell>
          <table:table-cell table:formula="of:=IF(COUNTIF([.A271:.D271];[.A271])=3;[.A271];&quot;&quot;)">
            <text:p/>
          </table:table-cell>
          <table:table-cell table:formula="of:=IF(COUNTIF([.B271:.E271];[.B271])=3;[.B271];&quot;&quot;)">
            <text:p/>
          </table:table-cell>
          <table:table-cell table:formula="of:=IF(COUNTIF([.C271:.F271];[.C271])=3;[.C271];&quot;&quot;)">
            <text:p/>
          </table:table-cell>
          <table:table-cell table:formula="of:=IF(COUNTIF([.D271:.G271];[.D271])=3;[.D271];&quot;&quot;)">
            <text:p/>
          </table:table-cell>
          <table:table-cell table:formula="of:=IF(COUNTIF([.A271:.D271];[.A271])=3;&quot;&quot;;[.A271])" office:value-type="float" office:value="711" calcext:value-type="float">
            <text:p>711</text:p>
          </table:table-cell>
          <table:table-cell table:formula="of:=IF(COUNTIF([.B271:.E271];[.B271])=3;&quot;&quot;;[.B271])" office:value-type="float" office:value="60" calcext:value-type="float">
            <text:p>60</text:p>
          </table:table-cell>
          <table:table-cell table:formula="of:=IF(COUNTIF([.C271:.F271];[.C271])=3;&quot;&quot;;[.C271])" office:value-type="float" office:value="790" calcext:value-type="float">
            <text:p>790</text:p>
          </table:table-cell>
          <table:table-cell table:formula="of:=IF(COUNTIF([.D271:.G271];[.D271])=3;&quot;&quot;;[.D271])" office:value-type="float" office:value="797" calcext:value-type="float">
            <text:p>797</text:p>
          </table:table-cell>
          <table:table-cell table:style-name="ce5" table:formula="of:=IFERROR( IF( AND( COUNT([.E271:.H271])=3; MOD( AVERAGE([.E271:.H271]); 2)=1; MOD( AVERAGE([.I271:.L27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number-columns-repeated="3" office:value-type="float" office:value="212" calcext:value-type="float">
            <text:p>212</text:p>
          </table:table-cell>
          <table:table-cell table:formula="of:=IF(COUNTIF([.A272:.D272];[.A272])=3;[.A272];&quot;&quot;)">
            <text:p/>
          </table:table-cell>
          <table:table-cell table:formula="of:=IF(COUNTIF([.B272:.E272];[.B272])=3;[.B272];&quot;&quot;)" office:value-type="float" office:value="212" calcext:value-type="float">
            <text:p>212</text:p>
          </table:table-cell>
          <table:table-cell table:formula="of:=IF(COUNTIF([.C272:.F272];[.C272])=3;[.C272];&quot;&quot;)" office:value-type="float" office:value="212" calcext:value-type="float">
            <text:p>212</text:p>
          </table:table-cell>
          <table:table-cell table:formula="of:=IF(COUNTIF([.D272:.G272];[.D272])=3;[.D272];&quot;&quot;)" office:value-type="float" office:value="212" calcext:value-type="float">
            <text:p>212</text:p>
          </table:table-cell>
          <table:table-cell table:formula="of:=IF(COUNTIF([.A272:.D272];[.A272])=3;&quot;&quot;;[.A272])" office:value-type="float" office:value="145" calcext:value-type="float">
            <text:p>145</text:p>
          </table:table-cell>
          <table:table-cell table:formula="of:=IF(COUNTIF([.B272:.E272];[.B272])=3;&quot;&quot;;[.B272])">
            <text:p/>
          </table:table-cell>
          <table:table-cell table:formula="of:=IF(COUNTIF([.C272:.F272];[.C272])=3;&quot;&quot;;[.C272])">
            <text:p/>
          </table:table-cell>
          <table:table-cell table:formula="of:=IF(COUNTIF([.D272:.G272];[.D272])=3;&quot;&quot;;[.D272])">
            <text:p/>
          </table:table-cell>
          <table:table-cell table:style-name="ce5" table:formula="of:=IFERROR( IF( AND( COUNT([.E272:.H272])=3; MOD( AVERAGE([.E272:.H272]); 2)=1; MOD( AVERAGE([.I272:.L27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office:value-type="float" office:value="303" calcext:value-type="float">
            <text:p>303</text:p>
          </table:table-cell>
          <table:table-cell office:value-type="float" office:value="342" calcext:value-type="float">
            <text:p>342</text:p>
          </table:table-cell>
          <table:table-cell office:value-type="float" office:value="464" calcext:value-type="float">
            <text:p>464</text:p>
          </table:table-cell>
          <table:table-cell table:formula="of:=IF(COUNTIF([.A273:.D273];[.A273])=3;[.A273];&quot;&quot;)">
            <text:p/>
          </table:table-cell>
          <table:table-cell table:formula="of:=IF(COUNTIF([.B273:.E273];[.B273])=3;[.B273];&quot;&quot;)">
            <text:p/>
          </table:table-cell>
          <table:table-cell table:formula="of:=IF(COUNTIF([.C273:.F273];[.C273])=3;[.C273];&quot;&quot;)">
            <text:p/>
          </table:table-cell>
          <table:table-cell table:formula="of:=IF(COUNTIF([.D273:.G273];[.D273])=3;[.D273];&quot;&quot;)">
            <text:p/>
          </table:table-cell>
          <table:table-cell table:formula="of:=IF(COUNTIF([.A273:.D273];[.A273])=3;&quot;&quot;;[.A273])" office:value-type="float" office:value="342" calcext:value-type="float">
            <text:p>342</text:p>
          </table:table-cell>
          <table:table-cell table:formula="of:=IF(COUNTIF([.B273:.E273];[.B273])=3;&quot;&quot;;[.B273])" office:value-type="float" office:value="303" calcext:value-type="float">
            <text:p>303</text:p>
          </table:table-cell>
          <table:table-cell table:formula="of:=IF(COUNTIF([.C273:.F273];[.C273])=3;&quot;&quot;;[.C273])" office:value-type="float" office:value="342" calcext:value-type="float">
            <text:p>342</text:p>
          </table:table-cell>
          <table:table-cell table:formula="of:=IF(COUNTIF([.D273:.G273];[.D273])=3;&quot;&quot;;[.D273])" office:value-type="float" office:value="464" calcext:value-type="float">
            <text:p>464</text:p>
          </table:table-cell>
          <table:table-cell table:style-name="ce5" table:formula="of:=IFERROR( IF( AND( COUNT([.E273:.H273])=3; MOD( AVERAGE([.E273:.H273]); 2)=1; MOD( AVERAGE([.I273:.L27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23" calcext:value-type="float">
            <text:p>623</text:p>
          </table:table-cell>
          <table:table-cell table:formula="of:=IF(COUNTIF([.A274:.D274];[.A274])=3;[.A274];&quot;&quot;)">
            <text:p/>
          </table:table-cell>
          <table:table-cell table:formula="of:=IF(COUNTIF([.B274:.E274];[.B274])=3;[.B274];&quot;&quot;)">
            <text:p/>
          </table:table-cell>
          <table:table-cell table:formula="of:=IF(COUNTIF([.C274:.F274];[.C274])=3;[.C274];&quot;&quot;)">
            <text:p/>
          </table:table-cell>
          <table:table-cell table:formula="of:=IF(COUNTIF([.D274:.G274];[.D274])=3;[.D274];&quot;&quot;)">
            <text:p/>
          </table:table-cell>
          <table:table-cell table:formula="of:=IF(COUNTIF([.A274:.D274];[.A274])=3;&quot;&quot;;[.A274])" office:value-type="float" office:value="289" calcext:value-type="float">
            <text:p>289</text:p>
          </table:table-cell>
          <table:table-cell table:formula="of:=IF(COUNTIF([.B274:.E274];[.B274])=3;&quot;&quot;;[.B274])" office:value-type="float" office:value="365" calcext:value-type="float">
            <text:p>365</text:p>
          </table:table-cell>
          <table:table-cell table:formula="of:=IF(COUNTIF([.C274:.F274];[.C274])=3;&quot;&quot;;[.C274])" office:value-type="float" office:value="365" calcext:value-type="float">
            <text:p>365</text:p>
          </table:table-cell>
          <table:table-cell table:formula="of:=IF(COUNTIF([.D274:.G274];[.D274])=3;&quot;&quot;;[.D274])" office:value-type="float" office:value="623" calcext:value-type="float">
            <text:p>623</text:p>
          </table:table-cell>
          <table:table-cell table:style-name="ce5" table:formula="of:=IFERROR( IF( AND( COUNT([.E274:.H274])=3; MOD( AVERAGE([.E274:.H274]); 2)=1; MOD( AVERAGE([.I274:.L27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81" calcext:value-type="float">
            <text:p>781</text:p>
          </table:table-cell>
          <table:table-cell office:value-type="float" office:value="998" calcext:value-type="float">
            <text:p>998</text:p>
          </table:table-cell>
          <table:table-cell office:value-type="float" office:value="728" calcext:value-type="float">
            <text:p>728</text:p>
          </table:table-cell>
          <table:table-cell office:value-type="float" office:value="373" calcext:value-type="float">
            <text:p>373</text:p>
          </table:table-cell>
          <table:table-cell table:formula="of:=IF(COUNTIF([.A275:.D275];[.A275])=3;[.A275];&quot;&quot;)">
            <text:p/>
          </table:table-cell>
          <table:table-cell table:formula="of:=IF(COUNTIF([.B275:.E275];[.B275])=3;[.B275];&quot;&quot;)">
            <text:p/>
          </table:table-cell>
          <table:table-cell table:formula="of:=IF(COUNTIF([.C275:.F275];[.C275])=3;[.C275];&quot;&quot;)">
            <text:p/>
          </table:table-cell>
          <table:table-cell table:formula="of:=IF(COUNTIF([.D275:.G275];[.D275])=3;[.D275];&quot;&quot;)">
            <text:p/>
          </table:table-cell>
          <table:table-cell table:formula="of:=IF(COUNTIF([.A275:.D275];[.A275])=3;&quot;&quot;;[.A275])" office:value-type="float" office:value="781" calcext:value-type="float">
            <text:p>781</text:p>
          </table:table-cell>
          <table:table-cell table:formula="of:=IF(COUNTIF([.B275:.E275];[.B275])=3;&quot;&quot;;[.B275])" office:value-type="float" office:value="998" calcext:value-type="float">
            <text:p>998</text:p>
          </table:table-cell>
          <table:table-cell table:formula="of:=IF(COUNTIF([.C275:.F275];[.C275])=3;&quot;&quot;;[.C275])" office:value-type="float" office:value="728" calcext:value-type="float">
            <text:p>728</text:p>
          </table:table-cell>
          <table:table-cell table:formula="of:=IF(COUNTIF([.D275:.G275];[.D275])=3;&quot;&quot;;[.D275])" office:value-type="float" office:value="373" calcext:value-type="float">
            <text:p>373</text:p>
          </table:table-cell>
          <table:table-cell table:style-name="ce5" table:formula="of:=IFERROR( IF( AND( COUNT([.E275:.H275])=3; MOD( AVERAGE([.E275:.H275]); 2)=1; MOD( AVERAGE([.I275:.L27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98" calcext:value-type="float">
            <text:p>598</text:p>
          </table:table-cell>
          <table:table-cell office:value-type="float" office:value="35" calcext:value-type="float">
            <text:p>35</text:p>
          </table:table-cell>
          <table:table-cell office:value-type="float" office:value="900" calcext:value-type="float">
            <text:p>900</text:p>
          </table:table-cell>
          <table:table-cell table:formula="of:=IF(COUNTIF([.A276:.D276];[.A276])=3;[.A276];&quot;&quot;)">
            <text:p/>
          </table:table-cell>
          <table:table-cell table:formula="of:=IF(COUNTIF([.B276:.E276];[.B276])=3;[.B276];&quot;&quot;)">
            <text:p/>
          </table:table-cell>
          <table:table-cell table:formula="of:=IF(COUNTIF([.C276:.F276];[.C276])=3;[.C276];&quot;&quot;)">
            <text:p/>
          </table:table-cell>
          <table:table-cell table:formula="of:=IF(COUNTIF([.D276:.G276];[.D276])=3;[.D276];&quot;&quot;)">
            <text:p/>
          </table:table-cell>
          <table:table-cell table:formula="of:=IF(COUNTIF([.A276:.D276];[.A276])=3;&quot;&quot;;[.A276])" office:value-type="float" office:value="494" calcext:value-type="float">
            <text:p>494</text:p>
          </table:table-cell>
          <table:table-cell table:formula="of:=IF(COUNTIF([.B276:.E276];[.B276])=3;&quot;&quot;;[.B276])" office:value-type="float" office:value="598" calcext:value-type="float">
            <text:p>598</text:p>
          </table:table-cell>
          <table:table-cell table:formula="of:=IF(COUNTIF([.C276:.F276];[.C276])=3;&quot;&quot;;[.C276])" office:value-type="float" office:value="35" calcext:value-type="float">
            <text:p>35</text:p>
          </table:table-cell>
          <table:table-cell table:formula="of:=IF(COUNTIF([.D276:.G276];[.D276])=3;&quot;&quot;;[.D276])" office:value-type="float" office:value="900" calcext:value-type="float">
            <text:p>900</text:p>
          </table:table-cell>
          <table:table-cell table:style-name="ce5" table:formula="of:=IFERROR( IF( AND( COUNT([.E276:.H276])=3; MOD( AVERAGE([.E276:.H276]); 2)=1; MOD( AVERAGE([.I276:.L27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3" calcext:value-type="float">
            <text:p>43</text:p>
          </table:table-cell>
          <table:table-cell office:value-type="float" office:value="473" calcext:value-type="float">
            <text:p>473</text:p>
          </table:table-cell>
          <table:table-cell office:value-type="float" office:value="244" calcext:value-type="float">
            <text:p>244</text:p>
          </table:table-cell>
          <table:table-cell table:formula="of:=IF(COUNTIF([.A277:.D277];[.A277])=3;[.A277];&quot;&quot;)">
            <text:p/>
          </table:table-cell>
          <table:table-cell table:formula="of:=IF(COUNTIF([.B277:.E277];[.B277])=3;[.B277];&quot;&quot;)">
            <text:p/>
          </table:table-cell>
          <table:table-cell table:formula="of:=IF(COUNTIF([.C277:.F277];[.C277])=3;[.C277];&quot;&quot;)">
            <text:p/>
          </table:table-cell>
          <table:table-cell table:formula="of:=IF(COUNTIF([.D277:.G277];[.D277])=3;[.D277];&quot;&quot;)">
            <text:p/>
          </table:table-cell>
          <table:table-cell table:formula="of:=IF(COUNTIF([.A277:.D277];[.A277])=3;&quot;&quot;;[.A277])" office:value-type="float" office:value="350" calcext:value-type="float">
            <text:p>350</text:p>
          </table:table-cell>
          <table:table-cell table:formula="of:=IF(COUNTIF([.B277:.E277];[.B277])=3;&quot;&quot;;[.B277])" office:value-type="float" office:value="43" calcext:value-type="float">
            <text:p>43</text:p>
          </table:table-cell>
          <table:table-cell table:formula="of:=IF(COUNTIF([.C277:.F277];[.C277])=3;&quot;&quot;;[.C277])" office:value-type="float" office:value="473" calcext:value-type="float">
            <text:p>473</text:p>
          </table:table-cell>
          <table:table-cell table:formula="of:=IF(COUNTIF([.D277:.G277];[.D277])=3;&quot;&quot;;[.D277])" office:value-type="float" office:value="244" calcext:value-type="float">
            <text:p>244</text:p>
          </table:table-cell>
          <table:table-cell table:style-name="ce5" table:formula="of:=IFERROR( IF( AND( COUNT([.E277:.H277])=3; MOD( AVERAGE([.E277:.H277]); 2)=1; MOD( AVERAGE([.I277:.L27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office:value-type="float" office:value="513" calcext:value-type="float">
            <text:p>513</text:p>
          </table:table-cell>
          <table:table-cell office:value-type="float" office:value="456" calcext:value-type="float">
            <text:p>456</text:p>
          </table:table-cell>
          <table:table-cell office:value-type="float" office:value="513" calcext:value-type="float">
            <text:p>513</text:p>
          </table:table-cell>
          <table:table-cell table:formula="of:=IF(COUNTIF([.A278:.D278];[.A278])=3;[.A278];&quot;&quot;)">
            <text:p/>
          </table:table-cell>
          <table:table-cell table:formula="of:=IF(COUNTIF([.B278:.E278];[.B278])=3;[.B278];&quot;&quot;)">
            <text:p/>
          </table:table-cell>
          <table:table-cell table:formula="of:=IF(COUNTIF([.C278:.F278];[.C278])=3;[.C278];&quot;&quot;)">
            <text:p/>
          </table:table-cell>
          <table:table-cell table:formula="of:=IF(COUNTIF([.D278:.G278];[.D278])=3;[.D278];&quot;&quot;)">
            <text:p/>
          </table:table-cell>
          <table:table-cell table:formula="of:=IF(COUNTIF([.A278:.D278];[.A278])=3;&quot;&quot;;[.A278])" office:value-type="float" office:value="272" calcext:value-type="float">
            <text:p>272</text:p>
          </table:table-cell>
          <table:table-cell table:formula="of:=IF(COUNTIF([.B278:.E278];[.B278])=3;&quot;&quot;;[.B278])" office:value-type="float" office:value="513" calcext:value-type="float">
            <text:p>513</text:p>
          </table:table-cell>
          <table:table-cell table:formula="of:=IF(COUNTIF([.C278:.F278];[.C278])=3;&quot;&quot;;[.C278])" office:value-type="float" office:value="456" calcext:value-type="float">
            <text:p>456</text:p>
          </table:table-cell>
          <table:table-cell table:formula="of:=IF(COUNTIF([.D278:.G278];[.D278])=3;&quot;&quot;;[.D278])" office:value-type="float" office:value="513" calcext:value-type="float">
            <text:p>513</text:p>
          </table:table-cell>
          <table:table-cell table:style-name="ce5" table:formula="of:=IFERROR( IF( AND( COUNT([.E278:.H278])=3; MOD( AVERAGE([.E278:.H278]); 2)=1; MOD( AVERAGE([.I278:.L27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78" calcext:value-type="float">
            <text:p>878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678" calcext:value-type="float">
            <text:p>678</text:p>
          </table:table-cell>
          <table:table-cell table:formula="of:=IF(COUNTIF([.A279:.D279];[.A279])=3;[.A279];&quot;&quot;)">
            <text:p/>
          </table:table-cell>
          <table:table-cell table:formula="of:=IF(COUNTIF([.B279:.E279];[.B279])=3;[.B279];&quot;&quot;)">
            <text:p/>
          </table:table-cell>
          <table:table-cell table:formula="of:=IF(COUNTIF([.C279:.F279];[.C279])=3;[.C279];&quot;&quot;)">
            <text:p/>
          </table:table-cell>
          <table:table-cell table:formula="of:=IF(COUNTIF([.D279:.G279];[.D279])=3;[.D279];&quot;&quot;)">
            <text:p/>
          </table:table-cell>
          <table:table-cell table:formula="of:=IF(COUNTIF([.A279:.D279];[.A279])=3;&quot;&quot;;[.A279])" office:value-type="float" office:value="878" calcext:value-type="float">
            <text:p>878</text:p>
          </table:table-cell>
          <table:table-cell table:formula="of:=IF(COUNTIF([.B279:.E279];[.B279])=3;&quot;&quot;;[.B279])" office:value-type="float" office:value="981" calcext:value-type="float">
            <text:p>981</text:p>
          </table:table-cell>
          <table:table-cell table:formula="of:=IF(COUNTIF([.C279:.F279];[.C279])=3;&quot;&quot;;[.C279])" office:value-type="float" office:value="982" calcext:value-type="float">
            <text:p>982</text:p>
          </table:table-cell>
          <table:table-cell table:formula="of:=IF(COUNTIF([.D279:.G279];[.D279])=3;&quot;&quot;;[.D279])" office:value-type="float" office:value="678" calcext:value-type="float">
            <text:p>678</text:p>
          </table:table-cell>
          <table:table-cell table:style-name="ce5" table:formula="of:=IFERROR( IF( AND( COUNT([.E279:.H279])=3; MOD( AVERAGE([.E279:.H279]); 2)=1; MOD( AVERAGE([.I279:.L27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office:value-type="float" office:value="915" calcext:value-type="float">
            <text:p>915</text:p>
          </table:table-cell>
          <table:table-cell office:value-type="float" office:value="559" calcext:value-type="float">
            <text:p>559</text:p>
          </table:table-cell>
          <table:table-cell office:value-type="float" office:value="165" calcext:value-type="float">
            <text:p>165</text:p>
          </table:table-cell>
          <table:table-cell table:formula="of:=IF(COUNTIF([.A280:.D280];[.A280])=3;[.A280];&quot;&quot;)">
            <text:p/>
          </table:table-cell>
          <table:table-cell table:formula="of:=IF(COUNTIF([.B280:.E280];[.B280])=3;[.B280];&quot;&quot;)">
            <text:p/>
          </table:table-cell>
          <table:table-cell table:formula="of:=IF(COUNTIF([.C280:.F280];[.C280])=3;[.C280];&quot;&quot;)">
            <text:p/>
          </table:table-cell>
          <table:table-cell table:formula="of:=IF(COUNTIF([.D280:.G280];[.D280])=3;[.D280];&quot;&quot;)">
            <text:p/>
          </table:table-cell>
          <table:table-cell table:formula="of:=IF(COUNTIF([.A280:.D280];[.A280])=3;&quot;&quot;;[.A280])" office:value-type="float" office:value="559" calcext:value-type="float">
            <text:p>559</text:p>
          </table:table-cell>
          <table:table-cell table:formula="of:=IF(COUNTIF([.B280:.E280];[.B280])=3;&quot;&quot;;[.B280])" office:value-type="float" office:value="915" calcext:value-type="float">
            <text:p>915</text:p>
          </table:table-cell>
          <table:table-cell table:formula="of:=IF(COUNTIF([.C280:.F280];[.C280])=3;&quot;&quot;;[.C280])" office:value-type="float" office:value="559" calcext:value-type="float">
            <text:p>559</text:p>
          </table:table-cell>
          <table:table-cell table:formula="of:=IF(COUNTIF([.D280:.G280];[.D280])=3;&quot;&quot;;[.D280])" office:value-type="float" office:value="165" calcext:value-type="float">
            <text:p>165</text:p>
          </table:table-cell>
          <table:table-cell table:style-name="ce5" table:formula="of:=IFERROR( IF( AND( COUNT([.E280:.H280])=3; MOD( AVERAGE([.E280:.H280]); 2)=1; MOD( AVERAGE([.I280:.L28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office:value-type="float" office:value="437" calcext:value-type="float">
            <text:p>437</text:p>
          </table:table-cell>
          <table:table-cell office:value-type="float" office:value="613" calcext:value-type="float">
            <text:p>613</text:p>
          </table:table-cell>
          <table:table-cell office:value-type="float" office:value="253" calcext:value-type="float">
            <text:p>253</text:p>
          </table:table-cell>
          <table:table-cell table:formula="of:=IF(COUNTIF([.A281:.D281];[.A281])=3;[.A281];&quot;&quot;)">
            <text:p/>
          </table:table-cell>
          <table:table-cell table:formula="of:=IF(COUNTIF([.B281:.E281];[.B281])=3;[.B281];&quot;&quot;)">
            <text:p/>
          </table:table-cell>
          <table:table-cell table:formula="of:=IF(COUNTIF([.C281:.F281];[.C281])=3;[.C281];&quot;&quot;)">
            <text:p/>
          </table:table-cell>
          <table:table-cell table:formula="of:=IF(COUNTIF([.D281:.G281];[.D281])=3;[.D281];&quot;&quot;)">
            <text:p/>
          </table:table-cell>
          <table:table-cell table:formula="of:=IF(COUNTIF([.A281:.D281];[.A281])=3;&quot;&quot;;[.A281])" office:value-type="float" office:value="97" calcext:value-type="float">
            <text:p>97</text:p>
          </table:table-cell>
          <table:table-cell table:formula="of:=IF(COUNTIF([.B281:.E281];[.B281])=3;&quot;&quot;;[.B281])" office:value-type="float" office:value="437" calcext:value-type="float">
            <text:p>437</text:p>
          </table:table-cell>
          <table:table-cell table:formula="of:=IF(COUNTIF([.C281:.F281];[.C281])=3;&quot;&quot;;[.C281])" office:value-type="float" office:value="613" calcext:value-type="float">
            <text:p>613</text:p>
          </table:table-cell>
          <table:table-cell table:formula="of:=IF(COUNTIF([.D281:.G281];[.D281])=3;&quot;&quot;;[.D281])" office:value-type="float" office:value="253" calcext:value-type="float">
            <text:p>253</text:p>
          </table:table-cell>
          <table:table-cell table:style-name="ce5" table:formula="of:=IFERROR( IF( AND( COUNT([.E281:.H281])=3; MOD( AVERAGE([.E281:.H281]); 2)=1; MOD( AVERAGE([.I281:.L28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office:value-type="float" office:value="459" calcext:value-type="float">
            <text:p>459</text:p>
          </table:table-cell>
          <table:table-cell office:value-type="float" office:value="288" calcext:value-type="float">
            <text:p>288</text:p>
          </table:table-cell>
          <table:table-cell office:value-type="float" office:value="679" calcext:value-type="float">
            <text:p>679</text:p>
          </table:table-cell>
          <table:table-cell table:formula="of:=IF(COUNTIF([.A282:.D282];[.A282])=3;[.A282];&quot;&quot;)">
            <text:p/>
          </table:table-cell>
          <table:table-cell table:formula="of:=IF(COUNTIF([.B282:.E282];[.B282])=3;[.B282];&quot;&quot;)">
            <text:p/>
          </table:table-cell>
          <table:table-cell table:formula="of:=IF(COUNTIF([.C282:.F282];[.C282])=3;[.C282];&quot;&quot;)">
            <text:p/>
          </table:table-cell>
          <table:table-cell table:formula="of:=IF(COUNTIF([.D282:.G282];[.D282])=3;[.D282];&quot;&quot;)">
            <text:p/>
          </table:table-cell>
          <table:table-cell table:formula="of:=IF(COUNTIF([.A282:.D282];[.A282])=3;&quot;&quot;;[.A282])" office:value-type="float" office:value="433" calcext:value-type="float">
            <text:p>433</text:p>
          </table:table-cell>
          <table:table-cell table:formula="of:=IF(COUNTIF([.B282:.E282];[.B282])=3;&quot;&quot;;[.B282])" office:value-type="float" office:value="459" calcext:value-type="float">
            <text:p>459</text:p>
          </table:table-cell>
          <table:table-cell table:formula="of:=IF(COUNTIF([.C282:.F282];[.C282])=3;&quot;&quot;;[.C282])" office:value-type="float" office:value="288" calcext:value-type="float">
            <text:p>288</text:p>
          </table:table-cell>
          <table:table-cell table:formula="of:=IF(COUNTIF([.D282:.G282];[.D282])=3;&quot;&quot;;[.D282])" office:value-type="float" office:value="679" calcext:value-type="float">
            <text:p>679</text:p>
          </table:table-cell>
          <table:table-cell table:style-name="ce5" table:formula="of:=IFERROR( IF( AND( COUNT([.E282:.H282])=3; MOD( AVERAGE([.E282:.H282]); 2)=1; MOD( AVERAGE([.I282:.L28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32" calcext:value-type="float">
            <text:p>932</text:p>
          </table:table-cell>
          <table:table-cell office:value-type="float" office:value="774" calcext:value-type="float">
            <text:p>774</text:p>
          </table:table-cell>
          <table:table-cell office:value-type="float" office:value="212" calcext:value-type="float">
            <text:p>212</text:p>
          </table:table-cell>
          <table:table-cell office:value-type="float" office:value="932" calcext:value-type="float">
            <text:p>932</text:p>
          </table:table-cell>
          <table:table-cell table:formula="of:=IF(COUNTIF([.A283:.D283];[.A283])=3;[.A283];&quot;&quot;)">
            <text:p/>
          </table:table-cell>
          <table:table-cell table:formula="of:=IF(COUNTIF([.B283:.E283];[.B283])=3;[.B283];&quot;&quot;)">
            <text:p/>
          </table:table-cell>
          <table:table-cell table:formula="of:=IF(COUNTIF([.C283:.F283];[.C283])=3;[.C283];&quot;&quot;)">
            <text:p/>
          </table:table-cell>
          <table:table-cell table:formula="of:=IF(COUNTIF([.D283:.G283];[.D283])=3;[.D283];&quot;&quot;)">
            <text:p/>
          </table:table-cell>
          <table:table-cell table:formula="of:=IF(COUNTIF([.A283:.D283];[.A283])=3;&quot;&quot;;[.A283])" office:value-type="float" office:value="932" calcext:value-type="float">
            <text:p>932</text:p>
          </table:table-cell>
          <table:table-cell table:formula="of:=IF(COUNTIF([.B283:.E283];[.B283])=3;&quot;&quot;;[.B283])" office:value-type="float" office:value="774" calcext:value-type="float">
            <text:p>774</text:p>
          </table:table-cell>
          <table:table-cell table:formula="of:=IF(COUNTIF([.C283:.F283];[.C283])=3;&quot;&quot;;[.C283])" office:value-type="float" office:value="212" calcext:value-type="float">
            <text:p>212</text:p>
          </table:table-cell>
          <table:table-cell table:formula="of:=IF(COUNTIF([.D283:.G283];[.D283])=3;&quot;&quot;;[.D283])" office:value-type="float" office:value="932" calcext:value-type="float">
            <text:p>932</text:p>
          </table:table-cell>
          <table:table-cell table:style-name="ce5" table:formula="of:=IFERROR( IF( AND( COUNT([.E283:.H283])=3; MOD( AVERAGE([.E283:.H283]); 2)=1; MOD( AVERAGE([.I283:.L28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93" calcext:value-type="float">
            <text:p>93</text:p>
          </table:table-cell>
          <table:table-cell office:value-type="float" office:value="368" calcext:value-type="float">
            <text:p>368</text:p>
          </table:table-cell>
          <table:table-cell office:value-type="float" office:value="522" calcext:value-type="float">
            <text:p>522</text:p>
          </table:table-cell>
          <table:table-cell table:formula="of:=IF(COUNTIF([.A284:.D284];[.A284])=3;[.A284];&quot;&quot;)">
            <text:p/>
          </table:table-cell>
          <table:table-cell table:formula="of:=IF(COUNTIF([.B284:.E284];[.B284])=3;[.B284];&quot;&quot;)">
            <text:p/>
          </table:table-cell>
          <table:table-cell table:formula="of:=IF(COUNTIF([.C284:.F284];[.C284])=3;[.C284];&quot;&quot;)">
            <text:p/>
          </table:table-cell>
          <table:table-cell table:formula="of:=IF(COUNTIF([.D284:.G284];[.D284])=3;[.D284];&quot;&quot;)">
            <text:p/>
          </table:table-cell>
          <table:table-cell table:formula="of:=IF(COUNTIF([.A284:.D284];[.A284])=3;&quot;&quot;;[.A284])" office:value-type="float" office:value="769" calcext:value-type="float">
            <text:p>769</text:p>
          </table:table-cell>
          <table:table-cell table:formula="of:=IF(COUNTIF([.B284:.E284];[.B284])=3;&quot;&quot;;[.B284])" office:value-type="float" office:value="93" calcext:value-type="float">
            <text:p>93</text:p>
          </table:table-cell>
          <table:table-cell table:formula="of:=IF(COUNTIF([.C284:.F284];[.C284])=3;&quot;&quot;;[.C284])" office:value-type="float" office:value="368" calcext:value-type="float">
            <text:p>368</text:p>
          </table:table-cell>
          <table:table-cell table:formula="of:=IF(COUNTIF([.D284:.G284];[.D284])=3;&quot;&quot;;[.D284])" office:value-type="float" office:value="522" calcext:value-type="float">
            <text:p>522</text:p>
          </table:table-cell>
          <table:table-cell table:style-name="ce5" table:formula="of:=IFERROR( IF( AND( COUNT([.E284:.H284])=3; MOD( AVERAGE([.E284:.H284]); 2)=1; MOD( AVERAGE([.I284:.L28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309" calcext:value-type="float">
            <text:p>309</text:p>
          </table:table-cell>
          <table:table-cell office:value-type="float" office:value="767" calcext:value-type="float">
            <text:p>767</text:p>
          </table:table-cell>
          <table:table-cell office:value-type="float" office:value="270" calcext:value-type="float">
            <text:p>270</text:p>
          </table:table-cell>
          <table:table-cell table:formula="of:=IF(COUNTIF([.A285:.D285];[.A285])=3;[.A285];&quot;&quot;)">
            <text:p/>
          </table:table-cell>
          <table:table-cell table:formula="of:=IF(COUNTIF([.B285:.E285];[.B285])=3;[.B285];&quot;&quot;)">
            <text:p/>
          </table:table-cell>
          <table:table-cell table:formula="of:=IF(COUNTIF([.C285:.F285];[.C285])=3;[.C285];&quot;&quot;)">
            <text:p/>
          </table:table-cell>
          <table:table-cell table:formula="of:=IF(COUNTIF([.D285:.G285];[.D285])=3;[.D285];&quot;&quot;)">
            <text:p/>
          </table:table-cell>
          <table:table-cell table:formula="of:=IF(COUNTIF([.A285:.D285];[.A285])=3;&quot;&quot;;[.A285])" office:value-type="float" office:value="21" calcext:value-type="float">
            <text:p>21</text:p>
          </table:table-cell>
          <table:table-cell table:formula="of:=IF(COUNTIF([.B285:.E285];[.B285])=3;&quot;&quot;;[.B285])" office:value-type="float" office:value="309" calcext:value-type="float">
            <text:p>309</text:p>
          </table:table-cell>
          <table:table-cell table:formula="of:=IF(COUNTIF([.C285:.F285];[.C285])=3;&quot;&quot;;[.C285])" office:value-type="float" office:value="767" calcext:value-type="float">
            <text:p>767</text:p>
          </table:table-cell>
          <table:table-cell table:formula="of:=IF(COUNTIF([.D285:.G285];[.D285])=3;&quot;&quot;;[.D285])" office:value-type="float" office:value="270" calcext:value-type="float">
            <text:p>270</text:p>
          </table:table-cell>
          <table:table-cell table:style-name="ce5" table:formula="of:=IFERROR( IF( AND( COUNT([.E285:.H285])=3; MOD( AVERAGE([.E285:.H285]); 2)=1; MOD( AVERAGE([.I285:.L28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office:value-type="float" office:value="186" calcext:value-type="float">
            <text:p>186</text:p>
          </table:table-cell>
          <table:table-cell office:value-type="float" office:value="294" calcext:value-type="float">
            <text:p>294</text:p>
          </table:table-cell>
          <table:table-cell office:value-type="float" office:value="677" calcext:value-type="float">
            <text:p>677</text:p>
          </table:table-cell>
          <table:table-cell table:formula="of:=IF(COUNTIF([.A286:.D286];[.A286])=3;[.A286];&quot;&quot;)">
            <text:p/>
          </table:table-cell>
          <table:table-cell table:formula="of:=IF(COUNTIF([.B286:.E286];[.B286])=3;[.B286];&quot;&quot;)">
            <text:p/>
          </table:table-cell>
          <table:table-cell table:formula="of:=IF(COUNTIF([.C286:.F286];[.C286])=3;[.C286];&quot;&quot;)">
            <text:p/>
          </table:table-cell>
          <table:table-cell table:formula="of:=IF(COUNTIF([.D286:.G286];[.D286])=3;[.D286];&quot;&quot;)">
            <text:p/>
          </table:table-cell>
          <table:table-cell table:formula="of:=IF(COUNTIF([.A286:.D286];[.A286])=3;&quot;&quot;;[.A286])" office:value-type="float" office:value="349" calcext:value-type="float">
            <text:p>349</text:p>
          </table:table-cell>
          <table:table-cell table:formula="of:=IF(COUNTIF([.B286:.E286];[.B286])=3;&quot;&quot;;[.B286])" office:value-type="float" office:value="186" calcext:value-type="float">
            <text:p>186</text:p>
          </table:table-cell>
          <table:table-cell table:formula="of:=IF(COUNTIF([.C286:.F286];[.C286])=3;&quot;&quot;;[.C286])" office:value-type="float" office:value="294" calcext:value-type="float">
            <text:p>294</text:p>
          </table:table-cell>
          <table:table-cell table:formula="of:=IF(COUNTIF([.D286:.G286];[.D286])=3;&quot;&quot;;[.D286])" office:value-type="float" office:value="677" calcext:value-type="float">
            <text:p>677</text:p>
          </table:table-cell>
          <table:table-cell table:style-name="ce5" table:formula="of:=IFERROR( IF( AND( COUNT([.E286:.H286])=3; MOD( AVERAGE([.E286:.H286]); 2)=1; MOD( AVERAGE([.I286:.L28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office:value-type="float" office:value="138" calcext:value-type="float">
            <text:p>138</text:p>
          </table:table-cell>
          <table:table-cell office:value-type="float" office:value="705" calcext:value-type="float">
            <text:p>705</text:p>
          </table:table-cell>
          <table:table-cell office:value-type="float" office:value="583" calcext:value-type="float">
            <text:p>583</text:p>
          </table:table-cell>
          <table:table-cell table:formula="of:=IF(COUNTIF([.A287:.D287];[.A287])=3;[.A287];&quot;&quot;)">
            <text:p/>
          </table:table-cell>
          <table:table-cell table:formula="of:=IF(COUNTIF([.B287:.E287];[.B287])=3;[.B287];&quot;&quot;)">
            <text:p/>
          </table:table-cell>
          <table:table-cell table:formula="of:=IF(COUNTIF([.C287:.F287];[.C287])=3;[.C287];&quot;&quot;)">
            <text:p/>
          </table:table-cell>
          <table:table-cell table:formula="of:=IF(COUNTIF([.D287:.G287];[.D287])=3;[.D287];&quot;&quot;)">
            <text:p/>
          </table:table-cell>
          <table:table-cell table:formula="of:=IF(COUNTIF([.A287:.D287];[.A287])=3;&quot;&quot;;[.A287])" office:value-type="float" office:value="705" calcext:value-type="float">
            <text:p>705</text:p>
          </table:table-cell>
          <table:table-cell table:formula="of:=IF(COUNTIF([.B287:.E287];[.B287])=3;&quot;&quot;;[.B287])" office:value-type="float" office:value="138" calcext:value-type="float">
            <text:p>138</text:p>
          </table:table-cell>
          <table:table-cell table:formula="of:=IF(COUNTIF([.C287:.F287];[.C287])=3;&quot;&quot;;[.C287])" office:value-type="float" office:value="705" calcext:value-type="float">
            <text:p>705</text:p>
          </table:table-cell>
          <table:table-cell table:formula="of:=IF(COUNTIF([.D287:.G287];[.D287])=3;&quot;&quot;;[.D287])" office:value-type="float" office:value="583" calcext:value-type="float">
            <text:p>583</text:p>
          </table:table-cell>
          <table:table-cell table:style-name="ce5" table:formula="of:=IFERROR( IF( AND( COUNT([.E287:.H287])=3; MOD( AVERAGE([.E287:.H287]); 2)=1; MOD( AVERAGE([.I287:.L28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office:value-type="float" office:value="239" calcext:value-type="float">
            <text:p>239</text:p>
          </table:table-cell>
          <table:table-cell office:value-type="float" office:value="825" calcext:value-type="float">
            <text:p>825</text:p>
          </table:table-cell>
          <table:table-cell office:value-type="float" office:value="972" calcext:value-type="float">
            <text:p>972</text:p>
          </table:table-cell>
          <table:table-cell table:formula="of:=IF(COUNTIF([.A288:.D288];[.A288])=3;[.A288];&quot;&quot;)">
            <text:p/>
          </table:table-cell>
          <table:table-cell table:formula="of:=IF(COUNTIF([.B288:.E288];[.B288])=3;[.B288];&quot;&quot;)">
            <text:p/>
          </table:table-cell>
          <table:table-cell table:formula="of:=IF(COUNTIF([.C288:.F288];[.C288])=3;[.C288];&quot;&quot;)">
            <text:p/>
          </table:table-cell>
          <table:table-cell table:formula="of:=IF(COUNTIF([.D288:.G288];[.D288])=3;[.D288];&quot;&quot;)">
            <text:p/>
          </table:table-cell>
          <table:table-cell table:formula="of:=IF(COUNTIF([.A288:.D288];[.A288])=3;&quot;&quot;;[.A288])" office:value-type="float" office:value="666" calcext:value-type="float">
            <text:p>666</text:p>
          </table:table-cell>
          <table:table-cell table:formula="of:=IF(COUNTIF([.B288:.E288];[.B288])=3;&quot;&quot;;[.B288])" office:value-type="float" office:value="239" calcext:value-type="float">
            <text:p>239</text:p>
          </table:table-cell>
          <table:table-cell table:formula="of:=IF(COUNTIF([.C288:.F288];[.C288])=3;&quot;&quot;;[.C288])" office:value-type="float" office:value="825" calcext:value-type="float">
            <text:p>825</text:p>
          </table:table-cell>
          <table:table-cell table:formula="of:=IF(COUNTIF([.D288:.G288];[.D288])=3;&quot;&quot;;[.D288])" office:value-type="float" office:value="972" calcext:value-type="float">
            <text:p>972</text:p>
          </table:table-cell>
          <table:table-cell table:style-name="ce5" table:formula="of:=IFERROR( IF( AND( COUNT([.E288:.H288])=3; MOD( AVERAGE([.E288:.H288]); 2)=1; MOD( AVERAGE([.I288:.L28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42" calcext:value-type="float">
            <text:p>842</text:p>
          </table:table-cell>
          <table:table-cell office:value-type="float" office:value="118" calcext:value-type="float">
            <text:p>118</text:p>
          </table:table-cell>
          <table:table-cell office:value-type="float" office:value="728" calcext:value-type="float">
            <text:p>728</text:p>
          </table:table-cell>
          <table:table-cell office:value-type="float" office:value="249" calcext:value-type="float">
            <text:p>249</text:p>
          </table:table-cell>
          <table:table-cell table:formula="of:=IF(COUNTIF([.A289:.D289];[.A289])=3;[.A289];&quot;&quot;)">
            <text:p/>
          </table:table-cell>
          <table:table-cell table:formula="of:=IF(COUNTIF([.B289:.E289];[.B289])=3;[.B289];&quot;&quot;)">
            <text:p/>
          </table:table-cell>
          <table:table-cell table:formula="of:=IF(COUNTIF([.C289:.F289];[.C289])=3;[.C289];&quot;&quot;)">
            <text:p/>
          </table:table-cell>
          <table:table-cell table:formula="of:=IF(COUNTIF([.D289:.G289];[.D289])=3;[.D289];&quot;&quot;)">
            <text:p/>
          </table:table-cell>
          <table:table-cell table:formula="of:=IF(COUNTIF([.A289:.D289];[.A289])=3;&quot;&quot;;[.A289])" office:value-type="float" office:value="842" calcext:value-type="float">
            <text:p>842</text:p>
          </table:table-cell>
          <table:table-cell table:formula="of:=IF(COUNTIF([.B289:.E289];[.B289])=3;&quot;&quot;;[.B289])" office:value-type="float" office:value="118" calcext:value-type="float">
            <text:p>118</text:p>
          </table:table-cell>
          <table:table-cell table:formula="of:=IF(COUNTIF([.C289:.F289];[.C289])=3;&quot;&quot;;[.C289])" office:value-type="float" office:value="728" calcext:value-type="float">
            <text:p>728</text:p>
          </table:table-cell>
          <table:table-cell table:formula="of:=IF(COUNTIF([.D289:.G289];[.D289])=3;&quot;&quot;;[.D289])" office:value-type="float" office:value="249" calcext:value-type="float">
            <text:p>249</text:p>
          </table:table-cell>
          <table:table-cell table:style-name="ce5" table:formula="of:=IFERROR( IF( AND( COUNT([.E289:.H289])=3; MOD( AVERAGE([.E289:.H289]); 2)=1; MOD( AVERAGE([.I289:.L28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60" calcext:value-type="float">
            <text:p>260</text:p>
          </table:table-cell>
          <table:table-cell office:value-type="float" office:value="293" calcext:value-type="float">
            <text:p>293</text:p>
          </table:table-cell>
          <table:table-cell office:value-type="float" office:value="50" calcext:value-type="float">
            <text:p>50</text:p>
          </table:table-cell>
          <table:table-cell table:formula="of:=IF(COUNTIF([.A290:.D290];[.A290])=3;[.A290];&quot;&quot;)">
            <text:p/>
          </table:table-cell>
          <table:table-cell table:formula="of:=IF(COUNTIF([.B290:.E290];[.B290])=3;[.B290];&quot;&quot;)">
            <text:p/>
          </table:table-cell>
          <table:table-cell table:formula="of:=IF(COUNTIF([.C290:.F290];[.C290])=3;[.C290];&quot;&quot;)">
            <text:p/>
          </table:table-cell>
          <table:table-cell table:formula="of:=IF(COUNTIF([.D290:.G290];[.D290])=3;[.D290];&quot;&quot;)">
            <text:p/>
          </table:table-cell>
          <table:table-cell table:formula="of:=IF(COUNTIF([.A290:.D290];[.A290])=3;&quot;&quot;;[.A290])" office:value-type="float" office:value="951" calcext:value-type="float">
            <text:p>951</text:p>
          </table:table-cell>
          <table:table-cell table:formula="of:=IF(COUNTIF([.B290:.E290];[.B290])=3;&quot;&quot;;[.B290])" office:value-type="float" office:value="260" calcext:value-type="float">
            <text:p>260</text:p>
          </table:table-cell>
          <table:table-cell table:formula="of:=IF(COUNTIF([.C290:.F290];[.C290])=3;&quot;&quot;;[.C290])" office:value-type="float" office:value="293" calcext:value-type="float">
            <text:p>293</text:p>
          </table:table-cell>
          <table:table-cell table:formula="of:=IF(COUNTIF([.D290:.G290];[.D290])=3;&quot;&quot;;[.D290])" office:value-type="float" office:value="50" calcext:value-type="float">
            <text:p>50</text:p>
          </table:table-cell>
          <table:table-cell table:style-name="ce5" table:formula="of:=IFERROR( IF( AND( COUNT([.E290:.H290])=3; MOD( AVERAGE([.E290:.H290]); 2)=1; MOD( AVERAGE([.I290:.L29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office:value-type="float" office:value="775" calcext:value-type="float">
            <text:p>775</text:p>
          </table:table-cell>
          <table:table-cell office:value-type="float" office:value="347" calcext:value-type="float">
            <text:p>347</text:p>
          </table:table-cell>
          <table:table-cell office:value-type="float" office:value="262" calcext:value-type="float">
            <text:p>262</text:p>
          </table:table-cell>
          <table:table-cell table:formula="of:=IF(COUNTIF([.A291:.D291];[.A291])=3;[.A291];&quot;&quot;)">
            <text:p/>
          </table:table-cell>
          <table:table-cell table:formula="of:=IF(COUNTIF([.B291:.E291];[.B291])=3;[.B291];&quot;&quot;)">
            <text:p/>
          </table:table-cell>
          <table:table-cell table:formula="of:=IF(COUNTIF([.C291:.F291];[.C291])=3;[.C291];&quot;&quot;)">
            <text:p/>
          </table:table-cell>
          <table:table-cell table:formula="of:=IF(COUNTIF([.D291:.G291];[.D291])=3;[.D291];&quot;&quot;)">
            <text:p/>
          </table:table-cell>
          <table:table-cell table:formula="of:=IF(COUNTIF([.A291:.D291];[.A291])=3;&quot;&quot;;[.A291])" office:value-type="float" office:value="424" calcext:value-type="float">
            <text:p>424</text:p>
          </table:table-cell>
          <table:table-cell table:formula="of:=IF(COUNTIF([.B291:.E291];[.B291])=3;&quot;&quot;;[.B291])" office:value-type="float" office:value="775" calcext:value-type="float">
            <text:p>775</text:p>
          </table:table-cell>
          <table:table-cell table:formula="of:=IF(COUNTIF([.C291:.F291];[.C291])=3;&quot;&quot;;[.C291])" office:value-type="float" office:value="347" calcext:value-type="float">
            <text:p>347</text:p>
          </table:table-cell>
          <table:table-cell table:formula="of:=IF(COUNTIF([.D291:.G291];[.D291])=3;&quot;&quot;;[.D291])" office:value-type="float" office:value="262" calcext:value-type="float">
            <text:p>262</text:p>
          </table:table-cell>
          <table:table-cell table:style-name="ce5" table:formula="of:=IFERROR( IF( AND( COUNT([.E291:.H291])=3; MOD( AVERAGE([.E291:.H291]); 2)=1; MOD( AVERAGE([.I291:.L29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15" calcext:value-type="float">
            <text:p>315</text:p>
          </table:table-cell>
          <table:table-cell office:value-type="float" office:value="952" calcext:value-type="float">
            <text:p>952</text:p>
          </table:table-cell>
          <table:table-cell office:value-type="float" office:value="63" calcext:value-type="float">
            <text:p>63</text:p>
          </table:table-cell>
          <table:table-cell table:formula="of:=IF(COUNTIF([.A292:.D292];[.A292])=3;[.A292];&quot;&quot;)">
            <text:p/>
          </table:table-cell>
          <table:table-cell table:formula="of:=IF(COUNTIF([.B292:.E292];[.B292])=3;[.B292];&quot;&quot;)">
            <text:p/>
          </table:table-cell>
          <table:table-cell table:formula="of:=IF(COUNTIF([.C292:.F292];[.C292])=3;[.C292];&quot;&quot;)">
            <text:p/>
          </table:table-cell>
          <table:table-cell table:formula="of:=IF(COUNTIF([.D292:.G292];[.D292])=3;[.D292];&quot;&quot;)">
            <text:p/>
          </table:table-cell>
          <table:table-cell table:formula="of:=IF(COUNTIF([.A292:.D292];[.A292])=3;&quot;&quot;;[.A292])" office:value-type="float" office:value="235" calcext:value-type="float">
            <text:p>235</text:p>
          </table:table-cell>
          <table:table-cell table:formula="of:=IF(COUNTIF([.B292:.E292];[.B292])=3;&quot;&quot;;[.B292])" office:value-type="float" office:value="315" calcext:value-type="float">
            <text:p>315</text:p>
          </table:table-cell>
          <table:table-cell table:formula="of:=IF(COUNTIF([.C292:.F292];[.C292])=3;&quot;&quot;;[.C292])" office:value-type="float" office:value="952" calcext:value-type="float">
            <text:p>952</text:p>
          </table:table-cell>
          <table:table-cell table:formula="of:=IF(COUNTIF([.D292:.G292];[.D292])=3;&quot;&quot;;[.D292])" office:value-type="float" office:value="63" calcext:value-type="float">
            <text:p>63</text:p>
          </table:table-cell>
          <table:table-cell table:style-name="ce5" table:formula="of:=IFERROR( IF( AND( COUNT([.E292:.H292])=3; MOD( AVERAGE([.E292:.H292]); 2)=1; MOD( AVERAGE([.I292:.L29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57" calcext:value-type="float">
            <text:p>457</text:p>
          </table:table-cell>
          <table:table-cell office:value-type="float" office:value="124" calcext:value-type="float">
            <text:p>124</text:p>
          </table:table-cell>
          <table:table-cell office:value-type="float" office:value="73" calcext:value-type="float">
            <text:p>73</text:p>
          </table:table-cell>
          <table:table-cell table:formula="of:=IF(COUNTIF([.A293:.D293];[.A293])=3;[.A293];&quot;&quot;)">
            <text:p/>
          </table:table-cell>
          <table:table-cell table:formula="of:=IF(COUNTIF([.B293:.E293];[.B293])=3;[.B293];&quot;&quot;)">
            <text:p/>
          </table:table-cell>
          <table:table-cell table:formula="of:=IF(COUNTIF([.C293:.F293];[.C293])=3;[.C293];&quot;&quot;)">
            <text:p/>
          </table:table-cell>
          <table:table-cell table:formula="of:=IF(COUNTIF([.D293:.G293];[.D293])=3;[.D293];&quot;&quot;)">
            <text:p/>
          </table:table-cell>
          <table:table-cell table:formula="of:=IF(COUNTIF([.A293:.D293];[.A293])=3;&quot;&quot;;[.A293])" office:value-type="float" office:value="464" calcext:value-type="float">
            <text:p>464</text:p>
          </table:table-cell>
          <table:table-cell table:formula="of:=IF(COUNTIF([.B293:.E293];[.B293])=3;&quot;&quot;;[.B293])" office:value-type="float" office:value="457" calcext:value-type="float">
            <text:p>457</text:p>
          </table:table-cell>
          <table:table-cell table:formula="of:=IF(COUNTIF([.C293:.F293];[.C293])=3;&quot;&quot;;[.C293])" office:value-type="float" office:value="124" calcext:value-type="float">
            <text:p>124</text:p>
          </table:table-cell>
          <table:table-cell table:formula="of:=IF(COUNTIF([.D293:.G293];[.D293])=3;&quot;&quot;;[.D293])" office:value-type="float" office:value="73" calcext:value-type="float">
            <text:p>73</text:p>
          </table:table-cell>
          <table:table-cell table:style-name="ce5" table:formula="of:=IFERROR( IF( AND( COUNT([.E293:.H293])=3; MOD( AVERAGE([.E293:.H293]); 2)=1; MOD( AVERAGE([.I293:.L29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office:value-type="float" office:value="849" calcext:value-type="float">
            <text:p>849</text:p>
          </table:table-cell>
          <table:table-cell office:value-type="float" office:value="665" calcext:value-type="float">
            <text:p>665</text:p>
          </table:table-cell>
          <table:table-cell office:value-type="float" office:value="844" calcext:value-type="float">
            <text:p>844</text:p>
          </table:table-cell>
          <table:table-cell table:formula="of:=IF(COUNTIF([.A294:.D294];[.A294])=3;[.A294];&quot;&quot;)">
            <text:p/>
          </table:table-cell>
          <table:table-cell table:formula="of:=IF(COUNTIF([.B294:.E294];[.B294])=3;[.B294];&quot;&quot;)">
            <text:p/>
          </table:table-cell>
          <table:table-cell table:formula="of:=IF(COUNTIF([.C294:.F294];[.C294])=3;[.C294];&quot;&quot;)">
            <text:p/>
          </table:table-cell>
          <table:table-cell table:formula="of:=IF(COUNTIF([.D294:.G294];[.D294])=3;[.D294];&quot;&quot;)">
            <text:p/>
          </table:table-cell>
          <table:table-cell table:formula="of:=IF(COUNTIF([.A294:.D294];[.A294])=3;&quot;&quot;;[.A294])" office:value-type="float" office:value="103" calcext:value-type="float">
            <text:p>103</text:p>
          </table:table-cell>
          <table:table-cell table:formula="of:=IF(COUNTIF([.B294:.E294];[.B294])=3;&quot;&quot;;[.B294])" office:value-type="float" office:value="849" calcext:value-type="float">
            <text:p>849</text:p>
          </table:table-cell>
          <table:table-cell table:formula="of:=IF(COUNTIF([.C294:.F294];[.C294])=3;&quot;&quot;;[.C294])" office:value-type="float" office:value="665" calcext:value-type="float">
            <text:p>665</text:p>
          </table:table-cell>
          <table:table-cell table:formula="of:=IF(COUNTIF([.D294:.G294];[.D294])=3;&quot;&quot;;[.D294])" office:value-type="float" office:value="844" calcext:value-type="float">
            <text:p>844</text:p>
          </table:table-cell>
          <table:table-cell table:style-name="ce5" table:formula="of:=IFERROR( IF( AND( COUNT([.E294:.H294])=3; MOD( AVERAGE([.E294:.H294]); 2)=1; MOD( AVERAGE([.I294:.L29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float" office:value="430" calcext:value-type="float">
            <text:p>430</text:p>
          </table:table-cell>
          <table:table-cell office:value-type="float" office:value="734" calcext:value-type="float">
            <text:p>734</text:p>
          </table:table-cell>
          <table:table-cell office:value-type="float" office:value="229" calcext:value-type="float">
            <text:p>229</text:p>
          </table:table-cell>
          <table:table-cell table:formula="of:=IF(COUNTIF([.A295:.D295];[.A295])=3;[.A295];&quot;&quot;)">
            <text:p/>
          </table:table-cell>
          <table:table-cell table:formula="of:=IF(COUNTIF([.B295:.E295];[.B295])=3;[.B295];&quot;&quot;)">
            <text:p/>
          </table:table-cell>
          <table:table-cell table:formula="of:=IF(COUNTIF([.C295:.F295];[.C295])=3;[.C295];&quot;&quot;)">
            <text:p/>
          </table:table-cell>
          <table:table-cell table:formula="of:=IF(COUNTIF([.D295:.G295];[.D295])=3;[.D295];&quot;&quot;)">
            <text:p/>
          </table:table-cell>
          <table:table-cell table:formula="of:=IF(COUNTIF([.A295:.D295];[.A295])=3;&quot;&quot;;[.A295])" office:value-type="float" office:value="51" calcext:value-type="float">
            <text:p>51</text:p>
          </table:table-cell>
          <table:table-cell table:formula="of:=IF(COUNTIF([.B295:.E295];[.B295])=3;&quot;&quot;;[.B295])" office:value-type="float" office:value="430" calcext:value-type="float">
            <text:p>430</text:p>
          </table:table-cell>
          <table:table-cell table:formula="of:=IF(COUNTIF([.C295:.F295];[.C295])=3;&quot;&quot;;[.C295])" office:value-type="float" office:value="734" calcext:value-type="float">
            <text:p>734</text:p>
          </table:table-cell>
          <table:table-cell table:formula="of:=IF(COUNTIF([.D295:.G295];[.D295])=3;&quot;&quot;;[.D295])" office:value-type="float" office:value="229" calcext:value-type="float">
            <text:p>229</text:p>
          </table:table-cell>
          <table:table-cell table:style-name="ce5" table:formula="of:=IFERROR( IF( AND( COUNT([.E295:.H295])=3; MOD( AVERAGE([.E295:.H295]); 2)=1; MOD( AVERAGE([.I295:.L29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83" calcext:value-type="float">
            <text:p>783</text:p>
          </table:table-cell>
          <table:table-cell office:value-type="float" office:value="795" calcext:value-type="float">
            <text:p>795</text:p>
          </table:table-cell>
          <table:table-cell office:value-type="float" office:value="749" calcext:value-type="float">
            <text:p>749</text:p>
          </table:table-cell>
          <table:table-cell office:value-type="float" office:value="193" calcext:value-type="float">
            <text:p>193</text:p>
          </table:table-cell>
          <table:table-cell table:formula="of:=IF(COUNTIF([.A296:.D296];[.A296])=3;[.A296];&quot;&quot;)">
            <text:p/>
          </table:table-cell>
          <table:table-cell table:formula="of:=IF(COUNTIF([.B296:.E296];[.B296])=3;[.B296];&quot;&quot;)">
            <text:p/>
          </table:table-cell>
          <table:table-cell table:formula="of:=IF(COUNTIF([.C296:.F296];[.C296])=3;[.C296];&quot;&quot;)">
            <text:p/>
          </table:table-cell>
          <table:table-cell table:formula="of:=IF(COUNTIF([.D296:.G296];[.D296])=3;[.D296];&quot;&quot;)">
            <text:p/>
          </table:table-cell>
          <table:table-cell table:formula="of:=IF(COUNTIF([.A296:.D296];[.A296])=3;&quot;&quot;;[.A296])" office:value-type="float" office:value="783" calcext:value-type="float">
            <text:p>783</text:p>
          </table:table-cell>
          <table:table-cell table:formula="of:=IF(COUNTIF([.B296:.E296];[.B296])=3;&quot;&quot;;[.B296])" office:value-type="float" office:value="795" calcext:value-type="float">
            <text:p>795</text:p>
          </table:table-cell>
          <table:table-cell table:formula="of:=IF(COUNTIF([.C296:.F296];[.C296])=3;&quot;&quot;;[.C296])" office:value-type="float" office:value="749" calcext:value-type="float">
            <text:p>749</text:p>
          </table:table-cell>
          <table:table-cell table:formula="of:=IF(COUNTIF([.D296:.G296];[.D296])=3;&quot;&quot;;[.D296])" office:value-type="float" office:value="193" calcext:value-type="float">
            <text:p>193</text:p>
          </table:table-cell>
          <table:table-cell table:style-name="ce5" table:formula="of:=IFERROR( IF( AND( COUNT([.E296:.H296])=3; MOD( AVERAGE([.E296:.H296]); 2)=1; MOD( AVERAGE([.I296:.L29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office:value-type="float" office:value="582" calcext:value-type="float">
            <text:p>582</text:p>
          </table:table-cell>
          <table:table-cell office:value-type="float" office:value="694" calcext:value-type="float">
            <text:p>694</text:p>
          </table:table-cell>
          <table:table-cell office:value-type="float" office:value="892" calcext:value-type="float">
            <text:p>892</text:p>
          </table:table-cell>
          <table:table-cell table:formula="of:=IF(COUNTIF([.A297:.D297];[.A297])=3;[.A297];&quot;&quot;)">
            <text:p/>
          </table:table-cell>
          <table:table-cell table:formula="of:=IF(COUNTIF([.B297:.E297];[.B297])=3;[.B297];&quot;&quot;)">
            <text:p/>
          </table:table-cell>
          <table:table-cell table:formula="of:=IF(COUNTIF([.C297:.F297];[.C297])=3;[.C297];&quot;&quot;)">
            <text:p/>
          </table:table-cell>
          <table:table-cell table:formula="of:=IF(COUNTIF([.D297:.G297];[.D297])=3;[.D297];&quot;&quot;)">
            <text:p/>
          </table:table-cell>
          <table:table-cell table:formula="of:=IF(COUNTIF([.A297:.D297];[.A297])=3;&quot;&quot;;[.A297])" office:value-type="float" office:value="694" calcext:value-type="float">
            <text:p>694</text:p>
          </table:table-cell>
          <table:table-cell table:formula="of:=IF(COUNTIF([.B297:.E297];[.B297])=3;&quot;&quot;;[.B297])" office:value-type="float" office:value="582" calcext:value-type="float">
            <text:p>582</text:p>
          </table:table-cell>
          <table:table-cell table:formula="of:=IF(COUNTIF([.C297:.F297];[.C297])=3;&quot;&quot;;[.C297])" office:value-type="float" office:value="694" calcext:value-type="float">
            <text:p>694</text:p>
          </table:table-cell>
          <table:table-cell table:formula="of:=IF(COUNTIF([.D297:.G297];[.D297])=3;&quot;&quot;;[.D297])" office:value-type="float" office:value="892" calcext:value-type="float">
            <text:p>892</text:p>
          </table:table-cell>
          <table:table-cell table:style-name="ce5" table:formula="of:=IFERROR( IF( AND( COUNT([.E297:.H297])=3; MOD( AVERAGE([.E297:.H297]); 2)=1; MOD( AVERAGE([.I297:.L29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52" calcext:value-type="float">
            <text:p>552</text:p>
          </table:table-cell>
          <table:table-cell office:value-type="float" office:value="25" calcext:value-type="float">
            <text:p>25</text:p>
          </table:table-cell>
          <table:table-cell office:value-type="float" office:value="837" calcext:value-type="float">
            <text:p>837</text:p>
          </table:table-cell>
          <table:table-cell table:formula="of:=IF(COUNTIF([.A298:.D298];[.A298])=3;[.A298];&quot;&quot;)">
            <text:p/>
          </table:table-cell>
          <table:table-cell table:formula="of:=IF(COUNTIF([.B298:.E298];[.B298])=3;[.B298];&quot;&quot;)">
            <text:p/>
          </table:table-cell>
          <table:table-cell table:formula="of:=IF(COUNTIF([.C298:.F298];[.C298])=3;[.C298];&quot;&quot;)">
            <text:p/>
          </table:table-cell>
          <table:table-cell table:formula="of:=IF(COUNTIF([.D298:.G298];[.D298])=3;[.D298];&quot;&quot;)">
            <text:p/>
          </table:table-cell>
          <table:table-cell table:formula="of:=IF(COUNTIF([.A298:.D298];[.A298])=3;&quot;&quot;;[.A298])" office:value-type="float" office:value="458" calcext:value-type="float">
            <text:p>458</text:p>
          </table:table-cell>
          <table:table-cell table:formula="of:=IF(COUNTIF([.B298:.E298];[.B298])=3;&quot;&quot;;[.B298])" office:value-type="float" office:value="552" calcext:value-type="float">
            <text:p>552</text:p>
          </table:table-cell>
          <table:table-cell table:formula="of:=IF(COUNTIF([.C298:.F298];[.C298])=3;&quot;&quot;;[.C298])" office:value-type="float" office:value="25" calcext:value-type="float">
            <text:p>25</text:p>
          </table:table-cell>
          <table:table-cell table:formula="of:=IF(COUNTIF([.D298:.G298];[.D298])=3;&quot;&quot;;[.D298])" office:value-type="float" office:value="837" calcext:value-type="float">
            <text:p>837</text:p>
          </table:table-cell>
          <table:table-cell table:style-name="ce5" table:formula="of:=IFERROR( IF( AND( COUNT([.E298:.H298])=3; MOD( AVERAGE([.E298:.H298]); 2)=1; MOD( AVERAGE([.I298:.L29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office:value-type="float" office:value="143" calcext:value-type="float">
            <text:p>143</text:p>
          </table:table-cell>
          <table:table-cell office:value-type="float" office:value="891" calcext:value-type="float">
            <text:p>891</text:p>
          </table:table-cell>
          <table:table-cell office:value-type="float" office:value="875" calcext:value-type="float">
            <text:p>875</text:p>
          </table:table-cell>
          <table:table-cell table:formula="of:=IF(COUNTIF([.A299:.D299];[.A299])=3;[.A299];&quot;&quot;)">
            <text:p/>
          </table:table-cell>
          <table:table-cell table:formula="of:=IF(COUNTIF([.B299:.E299];[.B299])=3;[.B299];&quot;&quot;)">
            <text:p/>
          </table:table-cell>
          <table:table-cell table:formula="of:=IF(COUNTIF([.C299:.F299];[.C299])=3;[.C299];&quot;&quot;)">
            <text:p/>
          </table:table-cell>
          <table:table-cell table:formula="of:=IF(COUNTIF([.D299:.G299];[.D299])=3;[.D299];&quot;&quot;)">
            <text:p/>
          </table:table-cell>
          <table:table-cell table:formula="of:=IF(COUNTIF([.A299:.D299];[.A299])=3;&quot;&quot;;[.A299])" office:value-type="float" office:value="743" calcext:value-type="float">
            <text:p>743</text:p>
          </table:table-cell>
          <table:table-cell table:formula="of:=IF(COUNTIF([.B299:.E299];[.B299])=3;&quot;&quot;;[.B299])" office:value-type="float" office:value="143" calcext:value-type="float">
            <text:p>143</text:p>
          </table:table-cell>
          <table:table-cell table:formula="of:=IF(COUNTIF([.C299:.F299];[.C299])=3;&quot;&quot;;[.C299])" office:value-type="float" office:value="891" calcext:value-type="float">
            <text:p>891</text:p>
          </table:table-cell>
          <table:table-cell table:formula="of:=IF(COUNTIF([.D299:.G299];[.D299])=3;&quot;&quot;;[.D299])" office:value-type="float" office:value="875" calcext:value-type="float">
            <text:p>875</text:p>
          </table:table-cell>
          <table:table-cell table:style-name="ce5" table:formula="of:=IFERROR( IF( AND( COUNT([.E299:.H299])=3; MOD( AVERAGE([.E299:.H299]); 2)=1; MOD( AVERAGE([.I299:.L29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number-columns-repeated="3" office:value-type="float" office:value="233" calcext:value-type="float">
            <text:p>233</text:p>
          </table:table-cell>
          <table:table-cell table:formula="of:=IF(COUNTIF([.A300:.D300];[.A300])=3;[.A300];&quot;&quot;)">
            <text:p/>
          </table:table-cell>
          <table:table-cell table:formula="of:=IF(COUNTIF([.B300:.E300];[.B300])=3;[.B300];&quot;&quot;)" office:value-type="float" office:value="233" calcext:value-type="float">
            <text:p>233</text:p>
          </table:table-cell>
          <table:table-cell table:formula="of:=IF(COUNTIF([.C300:.F300];[.C300])=3;[.C300];&quot;&quot;)" office:value-type="float" office:value="233" calcext:value-type="float">
            <text:p>233</text:p>
          </table:table-cell>
          <table:table-cell table:formula="of:=IF(COUNTIF([.D300:.G300];[.D300])=3;[.D300];&quot;&quot;)" office:value-type="float" office:value="233" calcext:value-type="float">
            <text:p>233</text:p>
          </table:table-cell>
          <table:table-cell table:formula="of:=IF(COUNTIF([.A300:.D300];[.A300])=3;&quot;&quot;;[.A300])" office:value-type="float" office:value="64" calcext:value-type="float">
            <text:p>64</text:p>
          </table:table-cell>
          <table:table-cell table:formula="of:=IF(COUNTIF([.B300:.E300];[.B300])=3;&quot;&quot;;[.B300])">
            <text:p/>
          </table:table-cell>
          <table:table-cell table:formula="of:=IF(COUNTIF([.C300:.F300];[.C300])=3;&quot;&quot;;[.C300])">
            <text:p/>
          </table:table-cell>
          <table:table-cell table:formula="of:=IF(COUNTIF([.D300:.G300];[.D300])=3;&quot;&quot;;[.D300])">
            <text:p/>
          </table:table-cell>
          <table:table-cell table:style-name="ce5" table:formula="of:=IFERROR( IF( AND( COUNT([.E300:.H300])=3; MOD( AVERAGE([.E300:.H300]); 2)=1; MOD( AVERAGE([.I300:.L300]); 2)=0); 1; 0); 0)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" office:value-type="float" office:value="779" calcext:value-type="float">
            <text:p>779</text:p>
          </table:table-cell>
          <table:table-cell office:value-type="float" office:value="879" calcext:value-type="float">
            <text:p>879</text:p>
          </table:table-cell>
          <table:table-cell office:value-type="float" office:value="297" calcext:value-type="float">
            <text:p>297</text:p>
          </table:table-cell>
          <table:table-cell office:value-type="float" office:value="182" calcext:value-type="float">
            <text:p>182</text:p>
          </table:table-cell>
          <table:table-cell table:formula="of:=IF(COUNTIF([.A301:.D301];[.A301])=3;[.A301];&quot;&quot;)">
            <text:p/>
          </table:table-cell>
          <table:table-cell table:formula="of:=IF(COUNTIF([.B301:.E301];[.B301])=3;[.B301];&quot;&quot;)">
            <text:p/>
          </table:table-cell>
          <table:table-cell table:formula="of:=IF(COUNTIF([.C301:.F301];[.C301])=3;[.C301];&quot;&quot;)">
            <text:p/>
          </table:table-cell>
          <table:table-cell table:formula="of:=IF(COUNTIF([.D301:.G301];[.D301])=3;[.D301];&quot;&quot;)">
            <text:p/>
          </table:table-cell>
          <table:table-cell table:formula="of:=IF(COUNTIF([.A301:.D301];[.A301])=3;&quot;&quot;;[.A301])" office:value-type="float" office:value="779" calcext:value-type="float">
            <text:p>779</text:p>
          </table:table-cell>
          <table:table-cell table:formula="of:=IF(COUNTIF([.B301:.E301];[.B301])=3;&quot;&quot;;[.B301])" office:value-type="float" office:value="879" calcext:value-type="float">
            <text:p>879</text:p>
          </table:table-cell>
          <table:table-cell table:formula="of:=IF(COUNTIF([.C301:.F301];[.C301])=3;&quot;&quot;;[.C301])" office:value-type="float" office:value="297" calcext:value-type="float">
            <text:p>297</text:p>
          </table:table-cell>
          <table:table-cell table:formula="of:=IF(COUNTIF([.D301:.G301];[.D301])=3;&quot;&quot;;[.D301])" office:value-type="float" office:value="182" calcext:value-type="float">
            <text:p>182</text:p>
          </table:table-cell>
          <table:table-cell table:style-name="ce5" table:formula="of:=IFERROR( IF( AND( COUNT([.E301:.H301])=3; MOD( AVERAGE([.E301:.H301]); 2)=1; MOD( AVERAGE([.I301:.L30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office:value-type="float" office:value="815" calcext:value-type="float">
            <text:p>815</text:p>
          </table:table-cell>
          <table:table-cell office:value-type="float" office:value="390" calcext:value-type="float">
            <text:p>390</text:p>
          </table:table-cell>
          <table:table-cell office:value-type="float" office:value="815" calcext:value-type="float">
            <text:p>815</text:p>
          </table:table-cell>
          <table:table-cell table:formula="of:=IF(COUNTIF([.A302:.D302];[.A302])=3;[.A302];&quot;&quot;)">
            <text:p/>
          </table:table-cell>
          <table:table-cell table:formula="of:=IF(COUNTIF([.B302:.E302];[.B302])=3;[.B302];&quot;&quot;)">
            <text:p/>
          </table:table-cell>
          <table:table-cell table:formula="of:=IF(COUNTIF([.C302:.F302];[.C302])=3;[.C302];&quot;&quot;)">
            <text:p/>
          </table:table-cell>
          <table:table-cell table:formula="of:=IF(COUNTIF([.D302:.G302];[.D302])=3;[.D302];&quot;&quot;)">
            <text:p/>
          </table:table-cell>
          <table:table-cell table:formula="of:=IF(COUNTIF([.A302:.D302];[.A302])=3;&quot;&quot;;[.A302])" office:value-type="float" office:value="390" calcext:value-type="float">
            <text:p>390</text:p>
          </table:table-cell>
          <table:table-cell table:formula="of:=IF(COUNTIF([.B302:.E302];[.B302])=3;&quot;&quot;;[.B302])" office:value-type="float" office:value="815" calcext:value-type="float">
            <text:p>815</text:p>
          </table:table-cell>
          <table:table-cell table:formula="of:=IF(COUNTIF([.C302:.F302];[.C302])=3;&quot;&quot;;[.C302])" office:value-type="float" office:value="390" calcext:value-type="float">
            <text:p>390</text:p>
          </table:table-cell>
          <table:table-cell table:formula="of:=IF(COUNTIF([.D302:.G302];[.D302])=3;&quot;&quot;;[.D302])" office:value-type="float" office:value="815" calcext:value-type="float">
            <text:p>815</text:p>
          </table:table-cell>
          <table:table-cell table:style-name="ce5" table:formula="of:=IFERROR( IF( AND( COUNT([.E302:.H302])=3; MOD( AVERAGE([.E302:.H302]); 2)=1; MOD( AVERAGE([.I302:.L30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office:value-type="float" office:value="655" calcext:value-type="float">
            <text:p>655</text:p>
          </table:table-cell>
          <table:table-cell office:value-type="float" office:value="305" calcext:value-type="float">
            <text:p>305</text:p>
          </table:table-cell>
          <table:table-cell office:value-type="float" office:value="759" calcext:value-type="float">
            <text:p>759</text:p>
          </table:table-cell>
          <table:table-cell table:formula="of:=IF(COUNTIF([.A303:.D303];[.A303])=3;[.A303];&quot;&quot;)">
            <text:p/>
          </table:table-cell>
          <table:table-cell table:formula="of:=IF(COUNTIF([.B303:.E303];[.B303])=3;[.B303];&quot;&quot;)">
            <text:p/>
          </table:table-cell>
          <table:table-cell table:formula="of:=IF(COUNTIF([.C303:.F303];[.C303])=3;[.C303];&quot;&quot;)">
            <text:p/>
          </table:table-cell>
          <table:table-cell table:formula="of:=IF(COUNTIF([.D303:.G303];[.D303])=3;[.D303];&quot;&quot;)">
            <text:p/>
          </table:table-cell>
          <table:table-cell table:formula="of:=IF(COUNTIF([.A303:.D303];[.A303])=3;&quot;&quot;;[.A303])" office:value-type="float" office:value="609" calcext:value-type="float">
            <text:p>609</text:p>
          </table:table-cell>
          <table:table-cell table:formula="of:=IF(COUNTIF([.B303:.E303];[.B303])=3;&quot;&quot;;[.B303])" office:value-type="float" office:value="655" calcext:value-type="float">
            <text:p>655</text:p>
          </table:table-cell>
          <table:table-cell table:formula="of:=IF(COUNTIF([.C303:.F303];[.C303])=3;&quot;&quot;;[.C303])" office:value-type="float" office:value="305" calcext:value-type="float">
            <text:p>305</text:p>
          </table:table-cell>
          <table:table-cell table:formula="of:=IF(COUNTIF([.D303:.G303];[.D303])=3;&quot;&quot;;[.D303])" office:value-type="float" office:value="759" calcext:value-type="float">
            <text:p>759</text:p>
          </table:table-cell>
          <table:table-cell table:style-name="ce5" table:formula="of:=IFERROR( IF( AND( COUNT([.E303:.H303])=3; MOD( AVERAGE([.E303:.H303]); 2)=1; MOD( AVERAGE([.I303:.L30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36" calcext:value-type="float">
            <text:p>736</text:p>
          </table:table-cell>
          <table:table-cell office:value-type="float" office:value="59" calcext:value-type="float">
            <text:p>59</text:p>
          </table:table-cell>
          <table:table-cell office:value-type="float" office:value="688" calcext:value-type="float">
            <text:p>688</text:p>
          </table:table-cell>
          <table:table-cell table:formula="of:=IF(COUNTIF([.A304:.D304];[.A304])=3;[.A304];&quot;&quot;)">
            <text:p/>
          </table:table-cell>
          <table:table-cell table:formula="of:=IF(COUNTIF([.B304:.E304];[.B304])=3;[.B304];&quot;&quot;)">
            <text:p/>
          </table:table-cell>
          <table:table-cell table:formula="of:=IF(COUNTIF([.C304:.F304];[.C304])=3;[.C304];&quot;&quot;)">
            <text:p/>
          </table:table-cell>
          <table:table-cell table:formula="of:=IF(COUNTIF([.D304:.G304];[.D304])=3;[.D304];&quot;&quot;)">
            <text:p/>
          </table:table-cell>
          <table:table-cell table:formula="of:=IF(COUNTIF([.A304:.D304];[.A304])=3;&quot;&quot;;[.A304])" office:value-type="float" office:value="99" calcext:value-type="float">
            <text:p>99</text:p>
          </table:table-cell>
          <table:table-cell table:formula="of:=IF(COUNTIF([.B304:.E304];[.B304])=3;&quot;&quot;;[.B304])" office:value-type="float" office:value="736" calcext:value-type="float">
            <text:p>736</text:p>
          </table:table-cell>
          <table:table-cell table:formula="of:=IF(COUNTIF([.C304:.F304];[.C304])=3;&quot;&quot;;[.C304])" office:value-type="float" office:value="59" calcext:value-type="float">
            <text:p>59</text:p>
          </table:table-cell>
          <table:table-cell table:formula="of:=IF(COUNTIF([.D304:.G304];[.D304])=3;&quot;&quot;;[.D304])" office:value-type="float" office:value="688" calcext:value-type="float">
            <text:p>688</text:p>
          </table:table-cell>
          <table:table-cell table:style-name="ce5" table:formula="of:=IFERROR( IF( AND( COUNT([.E304:.H304])=3; MOD( AVERAGE([.E304:.H304]); 2)=1; MOD( AVERAGE([.I304:.L30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office:value-type="float" office:value="641" calcext:value-type="float">
            <text:p>641</text:p>
          </table:table-cell>
          <table:table-cell office:value-type="float" office:value="417" calcext:value-type="float">
            <text:p>417</text:p>
          </table:table-cell>
          <table:table-cell office:value-type="float" office:value="713" calcext:value-type="float">
            <text:p>713</text:p>
          </table:table-cell>
          <table:table-cell table:formula="of:=IF(COUNTIF([.A305:.D305];[.A305])=3;[.A305];&quot;&quot;)">
            <text:p/>
          </table:table-cell>
          <table:table-cell table:formula="of:=IF(COUNTIF([.B305:.E305];[.B305])=3;[.B305];&quot;&quot;)">
            <text:p/>
          </table:table-cell>
          <table:table-cell table:formula="of:=IF(COUNTIF([.C305:.F305];[.C305])=3;[.C305];&quot;&quot;)">
            <text:p/>
          </table:table-cell>
          <table:table-cell table:formula="of:=IF(COUNTIF([.D305:.G305];[.D305])=3;[.D305];&quot;&quot;)">
            <text:p/>
          </table:table-cell>
          <table:table-cell table:formula="of:=IF(COUNTIF([.A305:.D305];[.A305])=3;&quot;&quot;;[.A305])" office:value-type="float" office:value="669" calcext:value-type="float">
            <text:p>669</text:p>
          </table:table-cell>
          <table:table-cell table:formula="of:=IF(COUNTIF([.B305:.E305];[.B305])=3;&quot;&quot;;[.B305])" office:value-type="float" office:value="641" calcext:value-type="float">
            <text:p>641</text:p>
          </table:table-cell>
          <table:table-cell table:formula="of:=IF(COUNTIF([.C305:.F305];[.C305])=3;&quot;&quot;;[.C305])" office:value-type="float" office:value="417" calcext:value-type="float">
            <text:p>417</text:p>
          </table:table-cell>
          <table:table-cell table:formula="of:=IF(COUNTIF([.D305:.G305];[.D305])=3;&quot;&quot;;[.D305])" office:value-type="float" office:value="713" calcext:value-type="float">
            <text:p>713</text:p>
          </table:table-cell>
          <table:table-cell table:style-name="ce5" table:formula="of:=IFERROR( IF( AND( COUNT([.E305:.H305])=3; MOD( AVERAGE([.E305:.H305]); 2)=1; MOD( AVERAGE([.I305:.L30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19" calcext:value-type="float">
            <text:p>719</text:p>
          </table:table-cell>
          <table:table-cell office:value-type="float" office:value="684" calcext:value-type="float">
            <text:p>684</text:p>
          </table:table-cell>
          <table:table-cell office:value-type="float" office:value="547" calcext:value-type="float">
            <text:p>547</text:p>
          </table:table-cell>
          <table:table-cell office:value-type="float" office:value="722" calcext:value-type="float">
            <text:p>722</text:p>
          </table:table-cell>
          <table:table-cell table:formula="of:=IF(COUNTIF([.A306:.D306];[.A306])=3;[.A306];&quot;&quot;)">
            <text:p/>
          </table:table-cell>
          <table:table-cell table:formula="of:=IF(COUNTIF([.B306:.E306];[.B306])=3;[.B306];&quot;&quot;)">
            <text:p/>
          </table:table-cell>
          <table:table-cell table:formula="of:=IF(COUNTIF([.C306:.F306];[.C306])=3;[.C306];&quot;&quot;)">
            <text:p/>
          </table:table-cell>
          <table:table-cell table:formula="of:=IF(COUNTIF([.D306:.G306];[.D306])=3;[.D306];&quot;&quot;)">
            <text:p/>
          </table:table-cell>
          <table:table-cell table:formula="of:=IF(COUNTIF([.A306:.D306];[.A306])=3;&quot;&quot;;[.A306])" office:value-type="float" office:value="719" calcext:value-type="float">
            <text:p>719</text:p>
          </table:table-cell>
          <table:table-cell table:formula="of:=IF(COUNTIF([.B306:.E306];[.B306])=3;&quot;&quot;;[.B306])" office:value-type="float" office:value="684" calcext:value-type="float">
            <text:p>684</text:p>
          </table:table-cell>
          <table:table-cell table:formula="of:=IF(COUNTIF([.C306:.F306];[.C306])=3;&quot;&quot;;[.C306])" office:value-type="float" office:value="547" calcext:value-type="float">
            <text:p>547</text:p>
          </table:table-cell>
          <table:table-cell table:formula="of:=IF(COUNTIF([.D306:.G306];[.D306])=3;&quot;&quot;;[.D306])" office:value-type="float" office:value="722" calcext:value-type="float">
            <text:p>722</text:p>
          </table:table-cell>
          <table:table-cell table:style-name="ce5" table:formula="of:=IFERROR( IF( AND( COUNT([.E306:.H306])=3; MOD( AVERAGE([.E306:.H306]); 2)=1; MOD( AVERAGE([.I306:.L30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office:value-type="float" office:value="868" calcext:value-type="float">
            <text:p>868</text:p>
          </table:table-cell>
          <table:table-cell office:value-type="float" office:value="663" calcext:value-type="float">
            <text:p>663</text:p>
          </table:table-cell>
          <table:table-cell office:value-type="float" office:value="531" calcext:value-type="float">
            <text:p>531</text:p>
          </table:table-cell>
          <table:table-cell table:formula="of:=IF(COUNTIF([.A307:.D307];[.A307])=3;[.A307];&quot;&quot;)">
            <text:p/>
          </table:table-cell>
          <table:table-cell table:formula="of:=IF(COUNTIF([.B307:.E307];[.B307])=3;[.B307];&quot;&quot;)">
            <text:p/>
          </table:table-cell>
          <table:table-cell table:formula="of:=IF(COUNTIF([.C307:.F307];[.C307])=3;[.C307];&quot;&quot;)">
            <text:p/>
          </table:table-cell>
          <table:table-cell table:formula="of:=IF(COUNTIF([.D307:.G307];[.D307])=3;[.D307];&quot;&quot;)">
            <text:p/>
          </table:table-cell>
          <table:table-cell table:formula="of:=IF(COUNTIF([.A307:.D307];[.A307])=3;&quot;&quot;;[.A307])" office:value-type="float" office:value="853" calcext:value-type="float">
            <text:p>853</text:p>
          </table:table-cell>
          <table:table-cell table:formula="of:=IF(COUNTIF([.B307:.E307];[.B307])=3;&quot;&quot;;[.B307])" office:value-type="float" office:value="868" calcext:value-type="float">
            <text:p>868</text:p>
          </table:table-cell>
          <table:table-cell table:formula="of:=IF(COUNTIF([.C307:.F307];[.C307])=3;&quot;&quot;;[.C307])" office:value-type="float" office:value="663" calcext:value-type="float">
            <text:p>663</text:p>
          </table:table-cell>
          <table:table-cell table:formula="of:=IF(COUNTIF([.D307:.G307];[.D307])=3;&quot;&quot;;[.D307])" office:value-type="float" office:value="531" calcext:value-type="float">
            <text:p>531</text:p>
          </table:table-cell>
          <table:table-cell table:style-name="ce5" table:formula="of:=IFERROR( IF( AND( COUNT([.E307:.H307])=3; MOD( AVERAGE([.E307:.H307]); 2)=1; MOD( AVERAGE([.I307:.L30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office:value-type="float" office:value="635" calcext:value-type="float">
            <text:p>635</text:p>
          </table:table-cell>
          <table:table-cell office:value-type="float" office:value="792" calcext:value-type="float">
            <text:p>792</text:p>
          </table:table-cell>
          <table:table-cell office:value-type="float" office:value="432" calcext:value-type="float">
            <text:p>432</text:p>
          </table:table-cell>
          <table:table-cell table:formula="of:=IF(COUNTIF([.A308:.D308];[.A308])=3;[.A308];&quot;&quot;)">
            <text:p/>
          </table:table-cell>
          <table:table-cell table:formula="of:=IF(COUNTIF([.B308:.E308];[.B308])=3;[.B308];&quot;&quot;)">
            <text:p/>
          </table:table-cell>
          <table:table-cell table:formula="of:=IF(COUNTIF([.C308:.F308];[.C308])=3;[.C308];&quot;&quot;)">
            <text:p/>
          </table:table-cell>
          <table:table-cell table:formula="of:=IF(COUNTIF([.D308:.G308];[.D308])=3;[.D308];&quot;&quot;)">
            <text:p/>
          </table:table-cell>
          <table:table-cell table:formula="of:=IF(COUNTIF([.A308:.D308];[.A308])=3;&quot;&quot;;[.A308])" office:value-type="float" office:value="656" calcext:value-type="float">
            <text:p>656</text:p>
          </table:table-cell>
          <table:table-cell table:formula="of:=IF(COUNTIF([.B308:.E308];[.B308])=3;&quot;&quot;;[.B308])" office:value-type="float" office:value="635" calcext:value-type="float">
            <text:p>635</text:p>
          </table:table-cell>
          <table:table-cell table:formula="of:=IF(COUNTIF([.C308:.F308];[.C308])=3;&quot;&quot;;[.C308])" office:value-type="float" office:value="792" calcext:value-type="float">
            <text:p>792</text:p>
          </table:table-cell>
          <table:table-cell table:formula="of:=IF(COUNTIF([.D308:.G308];[.D308])=3;&quot;&quot;;[.D308])" office:value-type="float" office:value="432" calcext:value-type="float">
            <text:p>432</text:p>
          </table:table-cell>
          <table:table-cell table:style-name="ce5" table:formula="of:=IFERROR( IF( AND( COUNT([.E308:.H308])=3; MOD( AVERAGE([.E308:.H308]); 2)=1; MOD( AVERAGE([.I308:.L30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office:value-type="float" office:value="296" calcext:value-type="float">
            <text:p>296</text:p>
          </table:table-cell>
          <table:table-cell office:value-type="float" office:value="774" calcext:value-type="float">
            <text:p>774</text:p>
          </table:table-cell>
          <table:table-cell office:value-type="float" office:value="808" calcext:value-type="float">
            <text:p>808</text:p>
          </table:table-cell>
          <table:table-cell table:formula="of:=IF(COUNTIF([.A309:.D309];[.A309])=3;[.A309];&quot;&quot;)">
            <text:p/>
          </table:table-cell>
          <table:table-cell table:formula="of:=IF(COUNTIF([.B309:.E309];[.B309])=3;[.B309];&quot;&quot;)">
            <text:p/>
          </table:table-cell>
          <table:table-cell table:formula="of:=IF(COUNTIF([.C309:.F309];[.C309])=3;[.C309];&quot;&quot;)">
            <text:p/>
          </table:table-cell>
          <table:table-cell table:formula="of:=IF(COUNTIF([.D309:.G309];[.D309])=3;[.D309];&quot;&quot;)">
            <text:p/>
          </table:table-cell>
          <table:table-cell table:formula="of:=IF(COUNTIF([.A309:.D309];[.A309])=3;&quot;&quot;;[.A309])" office:value-type="float" office:value="590" calcext:value-type="float">
            <text:p>590</text:p>
          </table:table-cell>
          <table:table-cell table:formula="of:=IF(COUNTIF([.B309:.E309];[.B309])=3;&quot;&quot;;[.B309])" office:value-type="float" office:value="296" calcext:value-type="float">
            <text:p>296</text:p>
          </table:table-cell>
          <table:table-cell table:formula="of:=IF(COUNTIF([.C309:.F309];[.C309])=3;&quot;&quot;;[.C309])" office:value-type="float" office:value="774" calcext:value-type="float">
            <text:p>774</text:p>
          </table:table-cell>
          <table:table-cell table:formula="of:=IF(COUNTIF([.D309:.G309];[.D309])=3;&quot;&quot;;[.D309])" office:value-type="float" office:value="808" calcext:value-type="float">
            <text:p>808</text:p>
          </table:table-cell>
          <table:table-cell table:style-name="ce5" table:formula="of:=IFERROR( IF( AND( COUNT([.E309:.H309])=3; MOD( AVERAGE([.E309:.H309]); 2)=1; MOD( AVERAGE([.I309:.L30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43" calcext:value-type="float">
            <text:p>343</text:p>
          </table:table-cell>
          <table:table-cell office:value-type="float" office:value="47" calcext:value-type="float">
            <text:p>47</text:p>
          </table:table-cell>
          <table:table-cell office:value-type="float" office:value="343" calcext:value-type="float">
            <text:p>343</text:p>
          </table:table-cell>
          <table:table-cell table:formula="of:=IF(COUNTIF([.A310:.D310];[.A310])=3;[.A310];&quot;&quot;)">
            <text:p/>
          </table:table-cell>
          <table:table-cell table:formula="of:=IF(COUNTIF([.B310:.E310];[.B310])=3;[.B310];&quot;&quot;)">
            <text:p/>
          </table:table-cell>
          <table:table-cell table:formula="of:=IF(COUNTIF([.C310:.F310];[.C310])=3;[.C310];&quot;&quot;)">
            <text:p/>
          </table:table-cell>
          <table:table-cell table:formula="of:=IF(COUNTIF([.D310:.G310];[.D310])=3;[.D310];&quot;&quot;)">
            <text:p/>
          </table:table-cell>
          <table:table-cell table:formula="of:=IF(COUNTIF([.A310:.D310];[.A310])=3;&quot;&quot;;[.A310])" office:value-type="float" office:value="538" calcext:value-type="float">
            <text:p>538</text:p>
          </table:table-cell>
          <table:table-cell table:formula="of:=IF(COUNTIF([.B310:.E310];[.B310])=3;&quot;&quot;;[.B310])" office:value-type="float" office:value="343" calcext:value-type="float">
            <text:p>343</text:p>
          </table:table-cell>
          <table:table-cell table:formula="of:=IF(COUNTIF([.C310:.F310];[.C310])=3;&quot;&quot;;[.C310])" office:value-type="float" office:value="47" calcext:value-type="float">
            <text:p>47</text:p>
          </table:table-cell>
          <table:table-cell table:formula="of:=IF(COUNTIF([.D310:.G310];[.D310])=3;&quot;&quot;;[.D310])" office:value-type="float" office:value="343" calcext:value-type="float">
            <text:p>343</text:p>
          </table:table-cell>
          <table:table-cell table:style-name="ce5" table:formula="of:=IFERROR( IF( AND( COUNT([.E310:.H310])=3; MOD( AVERAGE([.E310:.H310]); 2)=1; MOD( AVERAGE([.I310:.L31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17" calcext:value-type="float">
            <text:p>217</text:p>
          </table:table-cell>
          <table:table-cell office:value-type="float" office:value="820" calcext:value-type="float">
            <text:p>820</text:p>
          </table:table-cell>
          <table:table-cell office:value-type="float" office:value="83" calcext:value-type="float">
            <text:p>83</text:p>
          </table:table-cell>
          <table:table-cell table:formula="of:=IF(COUNTIF([.A311:.D311];[.A311])=3;[.A311];&quot;&quot;)">
            <text:p/>
          </table:table-cell>
          <table:table-cell table:formula="of:=IF(COUNTIF([.B311:.E311];[.B311])=3;[.B311];&quot;&quot;)">
            <text:p/>
          </table:table-cell>
          <table:table-cell table:formula="of:=IF(COUNTIF([.C311:.F311];[.C311])=3;[.C311];&quot;&quot;)">
            <text:p/>
          </table:table-cell>
          <table:table-cell table:formula="of:=IF(COUNTIF([.D311:.G311];[.D311])=3;[.D311];&quot;&quot;)">
            <text:p/>
          </table:table-cell>
          <table:table-cell table:formula="of:=IF(COUNTIF([.A311:.D311];[.A311])=3;&quot;&quot;;[.A311])" office:value-type="float" office:value="990" calcext:value-type="float">
            <text:p>990</text:p>
          </table:table-cell>
          <table:table-cell table:formula="of:=IF(COUNTIF([.B311:.E311];[.B311])=3;&quot;&quot;;[.B311])" office:value-type="float" office:value="217" calcext:value-type="float">
            <text:p>217</text:p>
          </table:table-cell>
          <table:table-cell table:formula="of:=IF(COUNTIF([.C311:.F311];[.C311])=3;&quot;&quot;;[.C311])" office:value-type="float" office:value="820" calcext:value-type="float">
            <text:p>820</text:p>
          </table:table-cell>
          <table:table-cell table:formula="of:=IF(COUNTIF([.D311:.G311];[.D311])=3;&quot;&quot;;[.D311])" office:value-type="float" office:value="83" calcext:value-type="float">
            <text:p>83</text:p>
          </table:table-cell>
          <table:table-cell table:style-name="ce5" table:formula="of:=IFERROR( IF( AND( COUNT([.E311:.H311])=3; MOD( AVERAGE([.E311:.H311]); 2)=1; MOD( AVERAGE([.I311:.L31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office:value-type="float" office:value="415" calcext:value-type="float">
            <text:p>415</text:p>
          </table:table-cell>
          <table:table-cell office:value-type="float" office:value="464" calcext:value-type="float">
            <text:p>464</text:p>
          </table:table-cell>
          <table:table-cell office:value-type="float" office:value="962" calcext:value-type="float">
            <text:p>962</text:p>
          </table:table-cell>
          <table:table-cell table:formula="of:=IF(COUNTIF([.A312:.D312];[.A312])=3;[.A312];&quot;&quot;)">
            <text:p/>
          </table:table-cell>
          <table:table-cell table:formula="of:=IF(COUNTIF([.B312:.E312];[.B312])=3;[.B312];&quot;&quot;)">
            <text:p/>
          </table:table-cell>
          <table:table-cell table:formula="of:=IF(COUNTIF([.C312:.F312];[.C312])=3;[.C312];&quot;&quot;)">
            <text:p/>
          </table:table-cell>
          <table:table-cell table:formula="of:=IF(COUNTIF([.D312:.G312];[.D312])=3;[.D312];&quot;&quot;)">
            <text:p/>
          </table:table-cell>
          <table:table-cell table:formula="of:=IF(COUNTIF([.A312:.D312];[.A312])=3;&quot;&quot;;[.A312])" office:value-type="float" office:value="115" calcext:value-type="float">
            <text:p>115</text:p>
          </table:table-cell>
          <table:table-cell table:formula="of:=IF(COUNTIF([.B312:.E312];[.B312])=3;&quot;&quot;;[.B312])" office:value-type="float" office:value="415" calcext:value-type="float">
            <text:p>415</text:p>
          </table:table-cell>
          <table:table-cell table:formula="of:=IF(COUNTIF([.C312:.F312];[.C312])=3;&quot;&quot;;[.C312])" office:value-type="float" office:value="464" calcext:value-type="float">
            <text:p>464</text:p>
          </table:table-cell>
          <table:table-cell table:formula="of:=IF(COUNTIF([.D312:.G312];[.D312])=3;&quot;&quot;;[.D312])" office:value-type="float" office:value="962" calcext:value-type="float">
            <text:p>962</text:p>
          </table:table-cell>
          <table:table-cell table:style-name="ce5" table:formula="of:=IFERROR( IF( AND( COUNT([.E312:.H312])=3; MOD( AVERAGE([.E312:.H312]); 2)=1; MOD( AVERAGE([.I312:.L31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office:value-type="float" office:value="346" calcext:value-type="float">
            <text:p>346</text:p>
          </table:table-cell>
          <table:table-cell office:value-type="float" office:value="691" calcext:value-type="float">
            <text:p>691</text:p>
          </table:table-cell>
          <table:table-cell office:value-type="float" office:value="216" calcext:value-type="float">
            <text:p>216</text:p>
          </table:table-cell>
          <table:table-cell table:formula="of:=IF(COUNTIF([.A313:.D313];[.A313])=3;[.A313];&quot;&quot;)">
            <text:p/>
          </table:table-cell>
          <table:table-cell table:formula="of:=IF(COUNTIF([.B313:.E313];[.B313])=3;[.B313];&quot;&quot;)">
            <text:p/>
          </table:table-cell>
          <table:table-cell table:formula="of:=IF(COUNTIF([.C313:.F313];[.C313])=3;[.C313];&quot;&quot;)">
            <text:p/>
          </table:table-cell>
          <table:table-cell table:formula="of:=IF(COUNTIF([.D313:.G313];[.D313])=3;[.D313];&quot;&quot;)">
            <text:p/>
          </table:table-cell>
          <table:table-cell table:formula="of:=IF(COUNTIF([.A313:.D313];[.A313])=3;&quot;&quot;;[.A313])" office:value-type="float" office:value="825" calcext:value-type="float">
            <text:p>825</text:p>
          </table:table-cell>
          <table:table-cell table:formula="of:=IF(COUNTIF([.B313:.E313];[.B313])=3;&quot;&quot;;[.B313])" office:value-type="float" office:value="346" calcext:value-type="float">
            <text:p>346</text:p>
          </table:table-cell>
          <table:table-cell table:formula="of:=IF(COUNTIF([.C313:.F313];[.C313])=3;&quot;&quot;;[.C313])" office:value-type="float" office:value="691" calcext:value-type="float">
            <text:p>691</text:p>
          </table:table-cell>
          <table:table-cell table:formula="of:=IF(COUNTIF([.D313:.G313];[.D313])=3;&quot;&quot;;[.D313])" office:value-type="float" office:value="216" calcext:value-type="float">
            <text:p>216</text:p>
          </table:table-cell>
          <table:table-cell table:style-name="ce5" table:formula="of:=IFERROR( IF( AND( COUNT([.E313:.H313])=3; MOD( AVERAGE([.E313:.H313]); 2)=1; MOD( AVERAGE([.I313:.L31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67" calcext:value-type="float">
            <text:p>967</text:p>
          </table:table-cell>
          <table:table-cell office:value-type="float" office:value="785" calcext:value-type="float">
            <text:p>785</text:p>
          </table:table-cell>
          <table:table-cell office:value-type="float" office:value="943" calcext:value-type="float">
            <text:p>943</text:p>
          </table:table-cell>
          <table:table-cell office:value-type="float" office:value="967" calcext:value-type="float">
            <text:p>967</text:p>
          </table:table-cell>
          <table:table-cell table:formula="of:=IF(COUNTIF([.A314:.D314];[.A314])=3;[.A314];&quot;&quot;)">
            <text:p/>
          </table:table-cell>
          <table:table-cell table:formula="of:=IF(COUNTIF([.B314:.E314];[.B314])=3;[.B314];&quot;&quot;)">
            <text:p/>
          </table:table-cell>
          <table:table-cell table:formula="of:=IF(COUNTIF([.C314:.F314];[.C314])=3;[.C314];&quot;&quot;)">
            <text:p/>
          </table:table-cell>
          <table:table-cell table:formula="of:=IF(COUNTIF([.D314:.G314];[.D314])=3;[.D314];&quot;&quot;)">
            <text:p/>
          </table:table-cell>
          <table:table-cell table:formula="of:=IF(COUNTIF([.A314:.D314];[.A314])=3;&quot;&quot;;[.A314])" office:value-type="float" office:value="967" calcext:value-type="float">
            <text:p>967</text:p>
          </table:table-cell>
          <table:table-cell table:formula="of:=IF(COUNTIF([.B314:.E314];[.B314])=3;&quot;&quot;;[.B314])" office:value-type="float" office:value="785" calcext:value-type="float">
            <text:p>785</text:p>
          </table:table-cell>
          <table:table-cell table:formula="of:=IF(COUNTIF([.C314:.F314];[.C314])=3;&quot;&quot;;[.C314])" office:value-type="float" office:value="943" calcext:value-type="float">
            <text:p>943</text:p>
          </table:table-cell>
          <table:table-cell table:formula="of:=IF(COUNTIF([.D314:.G314];[.D314])=3;&quot;&quot;;[.D314])" office:value-type="float" office:value="967" calcext:value-type="float">
            <text:p>967</text:p>
          </table:table-cell>
          <table:table-cell table:style-name="ce5" table:formula="of:=IFERROR( IF( AND( COUNT([.E314:.H314])=3; MOD( AVERAGE([.E314:.H314]); 2)=1; MOD( AVERAGE([.I314:.L31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office:value-type="float" office:value="771" calcext:value-type="float">
            <text:p>771</text:p>
          </table:table-cell>
          <table:table-cell office:value-type="float" office:value="698" calcext:value-type="float">
            <text:p>698</text:p>
          </table:table-cell>
          <table:table-cell office:value-type="float" office:value="771" calcext:value-type="float">
            <text:p>771</text:p>
          </table:table-cell>
          <table:table-cell table:formula="of:=IF(COUNTIF([.A315:.D315];[.A315])=3;[.A315];&quot;&quot;)">
            <text:p/>
          </table:table-cell>
          <table:table-cell table:formula="of:=IF(COUNTIF([.B315:.E315];[.B315])=3;[.B315];&quot;&quot;)">
            <text:p/>
          </table:table-cell>
          <table:table-cell table:formula="of:=IF(COUNTIF([.C315:.F315];[.C315])=3;[.C315];&quot;&quot;)">
            <text:p/>
          </table:table-cell>
          <table:table-cell table:formula="of:=IF(COUNTIF([.D315:.G315];[.D315])=3;[.D315];&quot;&quot;)">
            <text:p/>
          </table:table-cell>
          <table:table-cell table:formula="of:=IF(COUNTIF([.A315:.D315];[.A315])=3;&quot;&quot;;[.A315])" office:value-type="float" office:value="698" calcext:value-type="float">
            <text:p>698</text:p>
          </table:table-cell>
          <table:table-cell table:formula="of:=IF(COUNTIF([.B315:.E315];[.B315])=3;&quot;&quot;;[.B315])" office:value-type="float" office:value="771" calcext:value-type="float">
            <text:p>771</text:p>
          </table:table-cell>
          <table:table-cell table:formula="of:=IF(COUNTIF([.C315:.F315];[.C315])=3;&quot;&quot;;[.C315])" office:value-type="float" office:value="698" calcext:value-type="float">
            <text:p>698</text:p>
          </table:table-cell>
          <table:table-cell table:formula="of:=IF(COUNTIF([.D315:.G315];[.D315])=3;&quot;&quot;;[.D315])" office:value-type="float" office:value="771" calcext:value-type="float">
            <text:p>771</text:p>
          </table:table-cell>
          <table:table-cell table:style-name="ce5" table:formula="of:=IFERROR( IF( AND( COUNT([.E315:.H315])=3; MOD( AVERAGE([.E315:.H315]); 2)=1; MOD( AVERAGE([.I315:.L31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office:value-type="float" office:value="336" calcext:value-type="float">
            <text:p>336</text:p>
          </table:table-cell>
          <table:table-cell office:value-type="float" office:value="798" calcext:value-type="float">
            <text:p>798</text:p>
          </table:table-cell>
          <table:table-cell office:value-type="float" office:value="461" calcext:value-type="float">
            <text:p>461</text:p>
          </table:table-cell>
          <table:table-cell table:formula="of:=IF(COUNTIF([.A316:.D316];[.A316])=3;[.A316];&quot;&quot;)">
            <text:p/>
          </table:table-cell>
          <table:table-cell table:formula="of:=IF(COUNTIF([.B316:.E316];[.B316])=3;[.B316];&quot;&quot;)">
            <text:p/>
          </table:table-cell>
          <table:table-cell table:formula="of:=IF(COUNTIF([.C316:.F316];[.C316])=3;[.C316];&quot;&quot;)">
            <text:p/>
          </table:table-cell>
          <table:table-cell table:formula="of:=IF(COUNTIF([.D316:.G316];[.D316])=3;[.D316];&quot;&quot;)">
            <text:p/>
          </table:table-cell>
          <table:table-cell table:formula="of:=IF(COUNTIF([.A316:.D316];[.A316])=3;&quot;&quot;;[.A316])" office:value-type="float" office:value="103" calcext:value-type="float">
            <text:p>103</text:p>
          </table:table-cell>
          <table:table-cell table:formula="of:=IF(COUNTIF([.B316:.E316];[.B316])=3;&quot;&quot;;[.B316])" office:value-type="float" office:value="336" calcext:value-type="float">
            <text:p>336</text:p>
          </table:table-cell>
          <table:table-cell table:formula="of:=IF(COUNTIF([.C316:.F316];[.C316])=3;&quot;&quot;;[.C316])" office:value-type="float" office:value="798" calcext:value-type="float">
            <text:p>798</text:p>
          </table:table-cell>
          <table:table-cell table:formula="of:=IF(COUNTIF([.D316:.G316];[.D316])=3;&quot;&quot;;[.D316])" office:value-type="float" office:value="461" calcext:value-type="float">
            <text:p>461</text:p>
          </table:table-cell>
          <table:table-cell table:style-name="ce5" table:formula="of:=IFERROR( IF( AND( COUNT([.E316:.H316])=3; MOD( AVERAGE([.E316:.H316]); 2)=1; MOD( AVERAGE([.I316:.L31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office:value-type="float" office:value="757" calcext:value-type="float">
            <text:p>757</text:p>
          </table:table-cell>
          <table:table-cell office:value-type="float" office:value="321" calcext:value-type="float">
            <text:p>321</text:p>
          </table:table-cell>
          <table:table-cell office:value-type="float" office:value="663" calcext:value-type="float">
            <text:p>663</text:p>
          </table:table-cell>
          <table:table-cell table:formula="of:=IF(COUNTIF([.A317:.D317];[.A317])=3;[.A317];&quot;&quot;)">
            <text:p/>
          </table:table-cell>
          <table:table-cell table:formula="of:=IF(COUNTIF([.B317:.E317];[.B317])=3;[.B317];&quot;&quot;)">
            <text:p/>
          </table:table-cell>
          <table:table-cell table:formula="of:=IF(COUNTIF([.C317:.F317];[.C317])=3;[.C317];&quot;&quot;)">
            <text:p/>
          </table:table-cell>
          <table:table-cell table:formula="of:=IF(COUNTIF([.D317:.G317];[.D317])=3;[.D317];&quot;&quot;)">
            <text:p/>
          </table:table-cell>
          <table:table-cell table:formula="of:=IF(COUNTIF([.A317:.D317];[.A317])=3;&quot;&quot;;[.A317])" office:value-type="float" office:value="864" calcext:value-type="float">
            <text:p>864</text:p>
          </table:table-cell>
          <table:table-cell table:formula="of:=IF(COUNTIF([.B317:.E317];[.B317])=3;&quot;&quot;;[.B317])" office:value-type="float" office:value="757" calcext:value-type="float">
            <text:p>757</text:p>
          </table:table-cell>
          <table:table-cell table:formula="of:=IF(COUNTIF([.C317:.F317];[.C317])=3;&quot;&quot;;[.C317])" office:value-type="float" office:value="321" calcext:value-type="float">
            <text:p>321</text:p>
          </table:table-cell>
          <table:table-cell table:formula="of:=IF(COUNTIF([.D317:.G317];[.D317])=3;&quot;&quot;;[.D317])" office:value-type="float" office:value="663" calcext:value-type="float">
            <text:p>663</text:p>
          </table:table-cell>
          <table:table-cell table:style-name="ce5" table:formula="of:=IFERROR( IF( AND( COUNT([.E317:.H317])=3; MOD( AVERAGE([.E317:.H317]); 2)=1; MOD( AVERAGE([.I317:.L31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35" calcext:value-type="float">
            <text:p>935</text:p>
          </table:table-cell>
          <table:table-cell office:value-type="float" office:value="429" calcext:value-type="float">
            <text:p>429</text:p>
          </table:table-cell>
          <table:table-cell office:value-type="float" office:value="119" calcext:value-type="float">
            <text:p>119</text:p>
          </table:table-cell>
          <table:table-cell office:value-type="float" office:value="259" calcext:value-type="float">
            <text:p>259</text:p>
          </table:table-cell>
          <table:table-cell table:formula="of:=IF(COUNTIF([.A318:.D318];[.A318])=3;[.A318];&quot;&quot;)">
            <text:p/>
          </table:table-cell>
          <table:table-cell table:formula="of:=IF(COUNTIF([.B318:.E318];[.B318])=3;[.B318];&quot;&quot;)">
            <text:p/>
          </table:table-cell>
          <table:table-cell table:formula="of:=IF(COUNTIF([.C318:.F318];[.C318])=3;[.C318];&quot;&quot;)">
            <text:p/>
          </table:table-cell>
          <table:table-cell table:formula="of:=IF(COUNTIF([.D318:.G318];[.D318])=3;[.D318];&quot;&quot;)">
            <text:p/>
          </table:table-cell>
          <table:table-cell table:formula="of:=IF(COUNTIF([.A318:.D318];[.A318])=3;&quot;&quot;;[.A318])" office:value-type="float" office:value="935" calcext:value-type="float">
            <text:p>935</text:p>
          </table:table-cell>
          <table:table-cell table:formula="of:=IF(COUNTIF([.B318:.E318];[.B318])=3;&quot;&quot;;[.B318])" office:value-type="float" office:value="429" calcext:value-type="float">
            <text:p>429</text:p>
          </table:table-cell>
          <table:table-cell table:formula="of:=IF(COUNTIF([.C318:.F318];[.C318])=3;&quot;&quot;;[.C318])" office:value-type="float" office:value="119" calcext:value-type="float">
            <text:p>119</text:p>
          </table:table-cell>
          <table:table-cell table:formula="of:=IF(COUNTIF([.D318:.G318];[.D318])=3;&quot;&quot;;[.D318])" office:value-type="float" office:value="259" calcext:value-type="float">
            <text:p>259</text:p>
          </table:table-cell>
          <table:table-cell table:style-name="ce5" table:formula="of:=IFERROR( IF( AND( COUNT([.E318:.H318])=3; MOD( AVERAGE([.E318:.H318]); 2)=1; MOD( AVERAGE([.I318:.L31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9" calcext:value-type="float">
            <text:p>19</text:p>
          </table:table-cell>
          <table:table-cell office:value-type="float" office:value="976" calcext:value-type="float">
            <text:p>976</text:p>
          </table:table-cell>
          <table:table-cell office:value-type="float" office:value="245" calcext:value-type="float">
            <text:p>245</text:p>
          </table:table-cell>
          <table:table-cell table:formula="of:=IF(COUNTIF([.A319:.D319];[.A319])=3;[.A319];&quot;&quot;)">
            <text:p/>
          </table:table-cell>
          <table:table-cell table:formula="of:=IF(COUNTIF([.B319:.E319];[.B319])=3;[.B319];&quot;&quot;)">
            <text:p/>
          </table:table-cell>
          <table:table-cell table:formula="of:=IF(COUNTIF([.C319:.F319];[.C319])=3;[.C319];&quot;&quot;)">
            <text:p/>
          </table:table-cell>
          <table:table-cell table:formula="of:=IF(COUNTIF([.D319:.G319];[.D319])=3;[.D319];&quot;&quot;)">
            <text:p/>
          </table:table-cell>
          <table:table-cell table:formula="of:=IF(COUNTIF([.A319:.D319];[.A319])=3;&quot;&quot;;[.A319])" office:value-type="float" office:value="342" calcext:value-type="float">
            <text:p>342</text:p>
          </table:table-cell>
          <table:table-cell table:formula="of:=IF(COUNTIF([.B319:.E319];[.B319])=3;&quot;&quot;;[.B319])" office:value-type="float" office:value="19" calcext:value-type="float">
            <text:p>19</text:p>
          </table:table-cell>
          <table:table-cell table:formula="of:=IF(COUNTIF([.C319:.F319];[.C319])=3;&quot;&quot;;[.C319])" office:value-type="float" office:value="976" calcext:value-type="float">
            <text:p>976</text:p>
          </table:table-cell>
          <table:table-cell table:formula="of:=IF(COUNTIF([.D319:.G319];[.D319])=3;&quot;&quot;;[.D319])" office:value-type="float" office:value="245" calcext:value-type="float">
            <text:p>245</text:p>
          </table:table-cell>
          <table:table-cell table:style-name="ce5" table:formula="of:=IFERROR( IF( AND( COUNT([.E319:.H319])=3; MOD( AVERAGE([.E319:.H319]); 2)=1; MOD( AVERAGE([.I319:.L31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table:number-columns-repeated="3" office:value-type="float" office:value="206" calcext:value-type="float">
            <text:p>206</text:p>
          </table:table-cell>
          <table:table-cell table:formula="of:=IF(COUNTIF([.A320:.D320];[.A320])=3;[.A320];&quot;&quot;)">
            <text:p/>
          </table:table-cell>
          <table:table-cell table:formula="of:=IF(COUNTIF([.B320:.E320];[.B320])=3;[.B320];&quot;&quot;)" office:value-type="float" office:value="206" calcext:value-type="float">
            <text:p>206</text:p>
          </table:table-cell>
          <table:table-cell table:formula="of:=IF(COUNTIF([.C320:.F320];[.C320])=3;[.C320];&quot;&quot;)" office:value-type="float" office:value="206" calcext:value-type="float">
            <text:p>206</text:p>
          </table:table-cell>
          <table:table-cell table:formula="of:=IF(COUNTIF([.D320:.G320];[.D320])=3;[.D320];&quot;&quot;)" office:value-type="float" office:value="206" calcext:value-type="float">
            <text:p>206</text:p>
          </table:table-cell>
          <table:table-cell table:formula="of:=IF(COUNTIF([.A320:.D320];[.A320])=3;&quot;&quot;;[.A320])" office:value-type="float" office:value="812" calcext:value-type="float">
            <text:p>812</text:p>
          </table:table-cell>
          <table:table-cell table:formula="of:=IF(COUNTIF([.B320:.E320];[.B320])=3;&quot;&quot;;[.B320])">
            <text:p/>
          </table:table-cell>
          <table:table-cell table:formula="of:=IF(COUNTIF([.C320:.F320];[.C320])=3;&quot;&quot;;[.C320])">
            <text:p/>
          </table:table-cell>
          <table:table-cell table:formula="of:=IF(COUNTIF([.D320:.G320];[.D320])=3;&quot;&quot;;[.D320])">
            <text:p/>
          </table:table-cell>
          <table:table-cell table:style-name="ce5" table:formula="of:=IFERROR( IF( AND( COUNT([.E320:.H320])=3; MOD( AVERAGE([.E320:.H320]); 2)=1; MOD( AVERAGE([.I320:.L32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23" calcext:value-type="float">
            <text:p>223</text:p>
          </table:table-cell>
          <table:table-cell office:value-type="float" office:value="621" calcext:value-type="float">
            <text:p>621</text:p>
          </table:table-cell>
          <table:table-cell office:value-type="float" office:value="60" calcext:value-type="float">
            <text:p>60</text:p>
          </table:table-cell>
          <table:table-cell table:formula="of:=IF(COUNTIF([.A321:.D321];[.A321])=3;[.A321];&quot;&quot;)">
            <text:p/>
          </table:table-cell>
          <table:table-cell table:formula="of:=IF(COUNTIF([.B321:.E321];[.B321])=3;[.B321];&quot;&quot;)">
            <text:p/>
          </table:table-cell>
          <table:table-cell table:formula="of:=IF(COUNTIF([.C321:.F321];[.C321])=3;[.C321];&quot;&quot;)">
            <text:p/>
          </table:table-cell>
          <table:table-cell table:formula="of:=IF(COUNTIF([.D321:.G321];[.D321])=3;[.D321];&quot;&quot;)">
            <text:p/>
          </table:table-cell>
          <table:table-cell table:formula="of:=IF(COUNTIF([.A321:.D321];[.A321])=3;&quot;&quot;;[.A321])" office:value-type="float" office:value="654" calcext:value-type="float">
            <text:p>654</text:p>
          </table:table-cell>
          <table:table-cell table:formula="of:=IF(COUNTIF([.B321:.E321];[.B321])=3;&quot;&quot;;[.B321])" office:value-type="float" office:value="223" calcext:value-type="float">
            <text:p>223</text:p>
          </table:table-cell>
          <table:table-cell table:formula="of:=IF(COUNTIF([.C321:.F321];[.C321])=3;&quot;&quot;;[.C321])" office:value-type="float" office:value="621" calcext:value-type="float">
            <text:p>621</text:p>
          </table:table-cell>
          <table:table-cell table:formula="of:=IF(COUNTIF([.D321:.G321];[.D321])=3;&quot;&quot;;[.D321])" office:value-type="float" office:value="60" calcext:value-type="float">
            <text:p>60</text:p>
          </table:table-cell>
          <table:table-cell table:style-name="ce5" table:formula="of:=IFERROR( IF( AND( COUNT([.E321:.H321])=3; MOD( AVERAGE([.E321:.H321]); 2)=1; MOD( AVERAGE([.I321:.L32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office:value-type="float" office:value="712" calcext:value-type="float">
            <text:p>712</text:p>
          </table:table-cell>
          <table:table-cell office:value-type="float" office:value="929" calcext:value-type="float">
            <text:p>929</text:p>
          </table:table-cell>
          <table:table-cell office:value-type="float" office:value="771" calcext:value-type="float">
            <text:p>771</text:p>
          </table:table-cell>
          <table:table-cell table:formula="of:=IF(COUNTIF([.A322:.D322];[.A322])=3;[.A322];&quot;&quot;)">
            <text:p/>
          </table:table-cell>
          <table:table-cell table:formula="of:=IF(COUNTIF([.B322:.E322];[.B322])=3;[.B322];&quot;&quot;)">
            <text:p/>
          </table:table-cell>
          <table:table-cell table:formula="of:=IF(COUNTIF([.C322:.F322];[.C322])=3;[.C322];&quot;&quot;)">
            <text:p/>
          </table:table-cell>
          <table:table-cell table:formula="of:=IF(COUNTIF([.D322:.G322];[.D322])=3;[.D322];&quot;&quot;)">
            <text:p/>
          </table:table-cell>
          <table:table-cell table:formula="of:=IF(COUNTIF([.A322:.D322];[.A322])=3;&quot;&quot;;[.A322])" office:value-type="float" office:value="568" calcext:value-type="float">
            <text:p>568</text:p>
          </table:table-cell>
          <table:table-cell table:formula="of:=IF(COUNTIF([.B322:.E322];[.B322])=3;&quot;&quot;;[.B322])" office:value-type="float" office:value="712" calcext:value-type="float">
            <text:p>712</text:p>
          </table:table-cell>
          <table:table-cell table:formula="of:=IF(COUNTIF([.C322:.F322];[.C322])=3;&quot;&quot;;[.C322])" office:value-type="float" office:value="929" calcext:value-type="float">
            <text:p>929</text:p>
          </table:table-cell>
          <table:table-cell table:formula="of:=IF(COUNTIF([.D322:.G322];[.D322])=3;&quot;&quot;;[.D322])" office:value-type="float" office:value="771" calcext:value-type="float">
            <text:p>771</text:p>
          </table:table-cell>
          <table:table-cell table:style-name="ce5" table:formula="of:=IFERROR( IF( AND( COUNT([.E322:.H322])=3; MOD( AVERAGE([.E322:.H322]); 2)=1; MOD( AVERAGE([.I322:.L32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office:value-type="float" office:value="813" calcext:value-type="float">
            <text:p>813</text:p>
          </table:table-cell>
          <table:table-cell office:value-type="float" office:value="379" calcext:value-type="float">
            <text:p>379</text:p>
          </table:table-cell>
          <table:table-cell office:value-type="float" office:value="400" calcext:value-type="float">
            <text:p>400</text:p>
          </table:table-cell>
          <table:table-cell table:formula="of:=IF(COUNTIF([.A323:.D323];[.A323])=3;[.A323];&quot;&quot;)">
            <text:p/>
          </table:table-cell>
          <table:table-cell table:formula="of:=IF(COUNTIF([.B323:.E323];[.B323])=3;[.B323];&quot;&quot;)">
            <text:p/>
          </table:table-cell>
          <table:table-cell table:formula="of:=IF(COUNTIF([.C323:.F323];[.C323])=3;[.C323];&quot;&quot;)">
            <text:p/>
          </table:table-cell>
          <table:table-cell table:formula="of:=IF(COUNTIF([.D323:.G323];[.D323])=3;[.D323];&quot;&quot;)">
            <text:p/>
          </table:table-cell>
          <table:table-cell table:formula="of:=IF(COUNTIF([.A323:.D323];[.A323])=3;&quot;&quot;;[.A323])" office:value-type="float" office:value="850" calcext:value-type="float">
            <text:p>850</text:p>
          </table:table-cell>
          <table:table-cell table:formula="of:=IF(COUNTIF([.B323:.E323];[.B323])=3;&quot;&quot;;[.B323])" office:value-type="float" office:value="813" calcext:value-type="float">
            <text:p>813</text:p>
          </table:table-cell>
          <table:table-cell table:formula="of:=IF(COUNTIF([.C323:.F323];[.C323])=3;&quot;&quot;;[.C323])" office:value-type="float" office:value="379" calcext:value-type="float">
            <text:p>379</text:p>
          </table:table-cell>
          <table:table-cell table:formula="of:=IF(COUNTIF([.D323:.G323];[.D323])=3;&quot;&quot;;[.D323])" office:value-type="float" office:value="400" calcext:value-type="float">
            <text:p>400</text:p>
          </table:table-cell>
          <table:table-cell table:style-name="ce5" table:formula="of:=IFERROR( IF( AND( COUNT([.E323:.H323])=3; MOD( AVERAGE([.E323:.H323]); 2)=1; MOD( AVERAGE([.I323:.L32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office:value-type="float" office:value="937" calcext:value-type="float">
            <text:p>937</text:p>
          </table:table-cell>
          <table:table-cell office:value-type="float" office:value="796" calcext:value-type="float">
            <text:p>796</text:p>
          </table:table-cell>
          <table:table-cell office:value-type="float" office:value="870" calcext:value-type="float">
            <text:p>870</text:p>
          </table:table-cell>
          <table:table-cell table:formula="of:=IF(COUNTIF([.A324:.D324];[.A324])=3;[.A324];&quot;&quot;)">
            <text:p/>
          </table:table-cell>
          <table:table-cell table:formula="of:=IF(COUNTIF([.B324:.E324];[.B324])=3;[.B324];&quot;&quot;)">
            <text:p/>
          </table:table-cell>
          <table:table-cell table:formula="of:=IF(COUNTIF([.C324:.F324];[.C324])=3;[.C324];&quot;&quot;)">
            <text:p/>
          </table:table-cell>
          <table:table-cell table:formula="of:=IF(COUNTIF([.D324:.G324];[.D324])=3;[.D324];&quot;&quot;)">
            <text:p/>
          </table:table-cell>
          <table:table-cell table:formula="of:=IF(COUNTIF([.A324:.D324];[.A324])=3;&quot;&quot;;[.A324])" office:value-type="float" office:value="361" calcext:value-type="float">
            <text:p>361</text:p>
          </table:table-cell>
          <table:table-cell table:formula="of:=IF(COUNTIF([.B324:.E324];[.B324])=3;&quot;&quot;;[.B324])" office:value-type="float" office:value="937" calcext:value-type="float">
            <text:p>937</text:p>
          </table:table-cell>
          <table:table-cell table:formula="of:=IF(COUNTIF([.C324:.F324];[.C324])=3;&quot;&quot;;[.C324])" office:value-type="float" office:value="796" calcext:value-type="float">
            <text:p>796</text:p>
          </table:table-cell>
          <table:table-cell table:formula="of:=IF(COUNTIF([.D324:.G324];[.D324])=3;&quot;&quot;;[.D324])" office:value-type="float" office:value="870" calcext:value-type="float">
            <text:p>870</text:p>
          </table:table-cell>
          <table:table-cell table:style-name="ce5" table:formula="of:=IFERROR( IF( AND( COUNT([.E324:.H324])=3; MOD( AVERAGE([.E324:.H324]); 2)=1; MOD( AVERAGE([.I324:.L32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office:value-type="float" office:value="912" calcext:value-type="float">
            <text:p>912</text:p>
          </table:table-cell>
          <table:table-cell office:value-type="float" office:value="389" calcext:value-type="float">
            <text:p>389</text:p>
          </table:table-cell>
          <table:table-cell office:value-type="float" office:value="244" calcext:value-type="float">
            <text:p>244</text:p>
          </table:table-cell>
          <table:table-cell table:formula="of:=IF(COUNTIF([.A325:.D325];[.A325])=3;[.A325];&quot;&quot;)">
            <text:p/>
          </table:table-cell>
          <table:table-cell table:formula="of:=IF(COUNTIF([.B325:.E325];[.B325])=3;[.B325];&quot;&quot;)">
            <text:p/>
          </table:table-cell>
          <table:table-cell table:formula="of:=IF(COUNTIF([.C325:.F325];[.C325])=3;[.C325];&quot;&quot;)">
            <text:p/>
          </table:table-cell>
          <table:table-cell table:formula="of:=IF(COUNTIF([.D325:.G325];[.D325])=3;[.D325];&quot;&quot;)">
            <text:p/>
          </table:table-cell>
          <table:table-cell table:formula="of:=IF(COUNTIF([.A325:.D325];[.A325])=3;&quot;&quot;;[.A325])" office:value-type="float" office:value="472" calcext:value-type="float">
            <text:p>472</text:p>
          </table:table-cell>
          <table:table-cell table:formula="of:=IF(COUNTIF([.B325:.E325];[.B325])=3;&quot;&quot;;[.B325])" office:value-type="float" office:value="912" calcext:value-type="float">
            <text:p>912</text:p>
          </table:table-cell>
          <table:table-cell table:formula="of:=IF(COUNTIF([.C325:.F325];[.C325])=3;&quot;&quot;;[.C325])" office:value-type="float" office:value="389" calcext:value-type="float">
            <text:p>389</text:p>
          </table:table-cell>
          <table:table-cell table:formula="of:=IF(COUNTIF([.D325:.G325];[.D325])=3;&quot;&quot;;[.D325])" office:value-type="float" office:value="244" calcext:value-type="float">
            <text:p>244</text:p>
          </table:table-cell>
          <table:table-cell table:style-name="ce5" table:formula="of:=IFERROR( IF( AND( COUNT([.E325:.H325])=3; MOD( AVERAGE([.E325:.H325]); 2)=1; MOD( AVERAGE([.I325:.L32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18" calcext:value-type="float">
            <text:p>718</text:p>
          </table:table-cell>
          <table:table-cell office:value-type="float" office:value="33" calcext:value-type="float">
            <text:p>33</text:p>
          </table:table-cell>
          <table:table-cell office:value-type="float" office:value="903" calcext:value-type="float">
            <text:p>903</text:p>
          </table:table-cell>
          <table:table-cell table:formula="of:=IF(COUNTIF([.A326:.D326];[.A326])=3;[.A326];&quot;&quot;)">
            <text:p/>
          </table:table-cell>
          <table:table-cell table:formula="of:=IF(COUNTIF([.B326:.E326];[.B326])=3;[.B326];&quot;&quot;)">
            <text:p/>
          </table:table-cell>
          <table:table-cell table:formula="of:=IF(COUNTIF([.C326:.F326];[.C326])=3;[.C326];&quot;&quot;)">
            <text:p/>
          </table:table-cell>
          <table:table-cell table:formula="of:=IF(COUNTIF([.D326:.G326];[.D326])=3;[.D326];&quot;&quot;)">
            <text:p/>
          </table:table-cell>
          <table:table-cell table:formula="of:=IF(COUNTIF([.A326:.D326];[.A326])=3;&quot;&quot;;[.A326])" office:value-type="float" office:value="354" calcext:value-type="float">
            <text:p>354</text:p>
          </table:table-cell>
          <table:table-cell table:formula="of:=IF(COUNTIF([.B326:.E326];[.B326])=3;&quot;&quot;;[.B326])" office:value-type="float" office:value="718" calcext:value-type="float">
            <text:p>718</text:p>
          </table:table-cell>
          <table:table-cell table:formula="of:=IF(COUNTIF([.C326:.F326];[.C326])=3;&quot;&quot;;[.C326])" office:value-type="float" office:value="33" calcext:value-type="float">
            <text:p>33</text:p>
          </table:table-cell>
          <table:table-cell table:formula="of:=IF(COUNTIF([.D326:.G326];[.D326])=3;&quot;&quot;;[.D326])" office:value-type="float" office:value="903" calcext:value-type="float">
            <text:p>903</text:p>
          </table:table-cell>
          <table:table-cell table:style-name="ce5" table:formula="of:=IFERROR( IF( AND( COUNT([.E326:.H326])=3; MOD( AVERAGE([.E326:.H326]); 2)=1; MOD( AVERAGE([.I326:.L32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office:value-type="float" office:value="283" calcext:value-type="float">
            <text:p>283</text:p>
          </table:table-cell>
          <table:table-cell office:value-type="float" office:value="496" calcext:value-type="float">
            <text:p>496</text:p>
          </table:table-cell>
          <table:table-cell office:value-type="float" office:value="403" calcext:value-type="float">
            <text:p>403</text:p>
          </table:table-cell>
          <table:table-cell table:formula="of:=IF(COUNTIF([.A327:.D327];[.A327])=3;[.A327];&quot;&quot;)">
            <text:p/>
          </table:table-cell>
          <table:table-cell table:formula="of:=IF(COUNTIF([.B327:.E327];[.B327])=3;[.B327];&quot;&quot;)">
            <text:p/>
          </table:table-cell>
          <table:table-cell table:formula="of:=IF(COUNTIF([.C327:.F327];[.C327])=3;[.C327];&quot;&quot;)">
            <text:p/>
          </table:table-cell>
          <table:table-cell table:formula="of:=IF(COUNTIF([.D327:.G327];[.D327])=3;[.D327];&quot;&quot;)">
            <text:p/>
          </table:table-cell>
          <table:table-cell table:formula="of:=IF(COUNTIF([.A327:.D327];[.A327])=3;&quot;&quot;;[.A327])" office:value-type="float" office:value="693" calcext:value-type="float">
            <text:p>693</text:p>
          </table:table-cell>
          <table:table-cell table:formula="of:=IF(COUNTIF([.B327:.E327];[.B327])=3;&quot;&quot;;[.B327])" office:value-type="float" office:value="283" calcext:value-type="float">
            <text:p>283</text:p>
          </table:table-cell>
          <table:table-cell table:formula="of:=IF(COUNTIF([.C327:.F327];[.C327])=3;&quot;&quot;;[.C327])" office:value-type="float" office:value="496" calcext:value-type="float">
            <text:p>496</text:p>
          </table:table-cell>
          <table:table-cell table:formula="of:=IF(COUNTIF([.D327:.G327];[.D327])=3;&quot;&quot;;[.D327])" office:value-type="float" office:value="403" calcext:value-type="float">
            <text:p>403</text:p>
          </table:table-cell>
          <table:table-cell table:style-name="ce5" table:formula="of:=IFERROR( IF( AND( COUNT([.E327:.H327])=3; MOD( AVERAGE([.E327:.H327]); 2)=1; MOD( AVERAGE([.I327:.L32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15" calcext:value-type="float">
            <text:p>315</text:p>
          </table:table-cell>
          <table:table-cell office:value-type="float" office:value="661" calcext:value-type="float">
            <text:p>661</text:p>
          </table:table-cell>
          <table:table-cell office:value-type="float" office:value="25" calcext:value-type="float">
            <text:p>25</text:p>
          </table:table-cell>
          <table:table-cell table:formula="of:=IF(COUNTIF([.A328:.D328];[.A328])=3;[.A328];&quot;&quot;)">
            <text:p/>
          </table:table-cell>
          <table:table-cell table:formula="of:=IF(COUNTIF([.B328:.E328];[.B328])=3;[.B328];&quot;&quot;)">
            <text:p/>
          </table:table-cell>
          <table:table-cell table:formula="of:=IF(COUNTIF([.C328:.F328];[.C328])=3;[.C328];&quot;&quot;)">
            <text:p/>
          </table:table-cell>
          <table:table-cell table:formula="of:=IF(COUNTIF([.D328:.G328];[.D328])=3;[.D328];&quot;&quot;)">
            <text:p/>
          </table:table-cell>
          <table:table-cell table:formula="of:=IF(COUNTIF([.A328:.D328];[.A328])=3;&quot;&quot;;[.A328])" office:value-type="float" office:value="607" calcext:value-type="float">
            <text:p>607</text:p>
          </table:table-cell>
          <table:table-cell table:formula="of:=IF(COUNTIF([.B328:.E328];[.B328])=3;&quot;&quot;;[.B328])" office:value-type="float" office:value="315" calcext:value-type="float">
            <text:p>315</text:p>
          </table:table-cell>
          <table:table-cell table:formula="of:=IF(COUNTIF([.C328:.F328];[.C328])=3;&quot;&quot;;[.C328])" office:value-type="float" office:value="661" calcext:value-type="float">
            <text:p>661</text:p>
          </table:table-cell>
          <table:table-cell table:formula="of:=IF(COUNTIF([.D328:.G328];[.D328])=3;&quot;&quot;;[.D328])" office:value-type="float" office:value="25" calcext:value-type="float">
            <text:p>25</text:p>
          </table:table-cell>
          <table:table-cell table:style-name="ce5" table:formula="of:=IFERROR( IF( AND( COUNT([.E328:.H328])=3; MOD( AVERAGE([.E328:.H328]); 2)=1; MOD( AVERAGE([.I328:.L32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office:value-type="float" office:value="264" calcext:value-type="float">
            <text:p>264</text:p>
          </table:table-cell>
          <table:table-cell office:value-type="float" office:value="753" calcext:value-type="float">
            <text:p>753</text:p>
          </table:table-cell>
          <table:table-cell office:value-type="float" office:value="446" calcext:value-type="float">
            <text:p>446</text:p>
          </table:table-cell>
          <table:table-cell table:formula="of:=IF(COUNTIF([.A329:.D329];[.A329])=3;[.A329];&quot;&quot;)">
            <text:p/>
          </table:table-cell>
          <table:table-cell table:formula="of:=IF(COUNTIF([.B329:.E329];[.B329])=3;[.B329];&quot;&quot;)">
            <text:p/>
          </table:table-cell>
          <table:table-cell table:formula="of:=IF(COUNTIF([.C329:.F329];[.C329])=3;[.C329];&quot;&quot;)">
            <text:p/>
          </table:table-cell>
          <table:table-cell table:formula="of:=IF(COUNTIF([.D329:.G329];[.D329])=3;[.D329];&quot;&quot;)">
            <text:p/>
          </table:table-cell>
          <table:table-cell table:formula="of:=IF(COUNTIF([.A329:.D329];[.A329])=3;&quot;&quot;;[.A329])" office:value-type="float" office:value="183" calcext:value-type="float">
            <text:p>183</text:p>
          </table:table-cell>
          <table:table-cell table:formula="of:=IF(COUNTIF([.B329:.E329];[.B329])=3;&quot;&quot;;[.B329])" office:value-type="float" office:value="264" calcext:value-type="float">
            <text:p>264</text:p>
          </table:table-cell>
          <table:table-cell table:formula="of:=IF(COUNTIF([.C329:.F329];[.C329])=3;&quot;&quot;;[.C329])" office:value-type="float" office:value="753" calcext:value-type="float">
            <text:p>753</text:p>
          </table:table-cell>
          <table:table-cell table:formula="of:=IF(COUNTIF([.D329:.G329];[.D329])=3;&quot;&quot;;[.D329])" office:value-type="float" office:value="446" calcext:value-type="float">
            <text:p>446</text:p>
          </table:table-cell>
          <table:table-cell table:style-name="ce5" table:formula="of:=IFERROR( IF( AND( COUNT([.E329:.H329])=3; MOD( AVERAGE([.E329:.H329]); 2)=1; MOD( AVERAGE([.I329:.L32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office:value-type="float" office:value="472" calcext:value-type="float">
            <text:p>472</text:p>
          </table:table-cell>
          <table:table-cell office:value-type="float" office:value="803" calcext:value-type="float">
            <text:p>803</text:p>
          </table:table-cell>
          <table:table-cell office:value-type="float" office:value="710" calcext:value-type="float">
            <text:p>710</text:p>
          </table:table-cell>
          <table:table-cell table:formula="of:=IF(COUNTIF([.A330:.D330];[.A330])=3;[.A330];&quot;&quot;)">
            <text:p/>
          </table:table-cell>
          <table:table-cell table:formula="of:=IF(COUNTIF([.B330:.E330];[.B330])=3;[.B330];&quot;&quot;)">
            <text:p/>
          </table:table-cell>
          <table:table-cell table:formula="of:=IF(COUNTIF([.C330:.F330];[.C330])=3;[.C330];&quot;&quot;)">
            <text:p/>
          </table:table-cell>
          <table:table-cell table:formula="of:=IF(COUNTIF([.D330:.G330];[.D330])=3;[.D330];&quot;&quot;)">
            <text:p/>
          </table:table-cell>
          <table:table-cell table:formula="of:=IF(COUNTIF([.A330:.D330];[.A330])=3;&quot;&quot;;[.A330])" office:value-type="float" office:value="882" calcext:value-type="float">
            <text:p>882</text:p>
          </table:table-cell>
          <table:table-cell table:formula="of:=IF(COUNTIF([.B330:.E330];[.B330])=3;&quot;&quot;;[.B330])" office:value-type="float" office:value="472" calcext:value-type="float">
            <text:p>472</text:p>
          </table:table-cell>
          <table:table-cell table:formula="of:=IF(COUNTIF([.C330:.F330];[.C330])=3;&quot;&quot;;[.C330])" office:value-type="float" office:value="803" calcext:value-type="float">
            <text:p>803</text:p>
          </table:table-cell>
          <table:table-cell table:formula="of:=IF(COUNTIF([.D330:.G330];[.D330])=3;&quot;&quot;;[.D330])" office:value-type="float" office:value="710" calcext:value-type="float">
            <text:p>710</text:p>
          </table:table-cell>
          <table:table-cell table:style-name="ce5" table:formula="of:=IFERROR( IF( AND( COUNT([.E330:.H330])=3; MOD( AVERAGE([.E330:.H330]); 2)=1; MOD( AVERAGE([.I330:.L33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6" calcext:value-type="float">
            <text:p>46</text:p>
          </table:table-cell>
          <table:table-cell office:value-type="float" office:value="278" calcext:value-type="float">
            <text:p>278</text:p>
          </table:table-cell>
          <table:table-cell office:value-type="float" office:value="826" calcext:value-type="float">
            <text:p>826</text:p>
          </table:table-cell>
          <table:table-cell table:formula="of:=IF(COUNTIF([.A331:.D331];[.A331])=3;[.A331];&quot;&quot;)">
            <text:p/>
          </table:table-cell>
          <table:table-cell table:formula="of:=IF(COUNTIF([.B331:.E331];[.B331])=3;[.B331];&quot;&quot;)">
            <text:p/>
          </table:table-cell>
          <table:table-cell table:formula="of:=IF(COUNTIF([.C331:.F331];[.C331])=3;[.C331];&quot;&quot;)">
            <text:p/>
          </table:table-cell>
          <table:table-cell table:formula="of:=IF(COUNTIF([.D331:.G331];[.D331])=3;[.D331];&quot;&quot;)">
            <text:p/>
          </table:table-cell>
          <table:table-cell table:formula="of:=IF(COUNTIF([.A331:.D331];[.A331])=3;&quot;&quot;;[.A331])" office:value-type="float" office:value="739" calcext:value-type="float">
            <text:p>739</text:p>
          </table:table-cell>
          <table:table-cell table:formula="of:=IF(COUNTIF([.B331:.E331];[.B331])=3;&quot;&quot;;[.B331])" office:value-type="float" office:value="46" calcext:value-type="float">
            <text:p>46</text:p>
          </table:table-cell>
          <table:table-cell table:formula="of:=IF(COUNTIF([.C331:.F331];[.C331])=3;&quot;&quot;;[.C331])" office:value-type="float" office:value="278" calcext:value-type="float">
            <text:p>278</text:p>
          </table:table-cell>
          <table:table-cell table:formula="of:=IF(COUNTIF([.D331:.G331];[.D331])=3;&quot;&quot;;[.D331])" office:value-type="float" office:value="826" calcext:value-type="float">
            <text:p>826</text:p>
          </table:table-cell>
          <table:table-cell table:style-name="ce5" table:formula="of:=IFERROR( IF( AND( COUNT([.E331:.H331])=3; MOD( AVERAGE([.E331:.H331]); 2)=1; MOD( AVERAGE([.I331:.L33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38" calcext:value-type="float">
            <text:p>838</text:p>
          </table:table-cell>
          <table:table-cell office:value-type="float" office:value="509" calcext:value-type="float">
            <text:p>509</text:p>
          </table:table-cell>
          <table:table-cell office:value-type="float" office:value="226" calcext:value-type="float">
            <text:p>226</text:p>
          </table:table-cell>
          <table:table-cell office:value-type="float" office:value="921" calcext:value-type="float">
            <text:p>921</text:p>
          </table:table-cell>
          <table:table-cell table:formula="of:=IF(COUNTIF([.A332:.D332];[.A332])=3;[.A332];&quot;&quot;)">
            <text:p/>
          </table:table-cell>
          <table:table-cell table:formula="of:=IF(COUNTIF([.B332:.E332];[.B332])=3;[.B332];&quot;&quot;)">
            <text:p/>
          </table:table-cell>
          <table:table-cell table:formula="of:=IF(COUNTIF([.C332:.F332];[.C332])=3;[.C332];&quot;&quot;)">
            <text:p/>
          </table:table-cell>
          <table:table-cell table:formula="of:=IF(COUNTIF([.D332:.G332];[.D332])=3;[.D332];&quot;&quot;)">
            <text:p/>
          </table:table-cell>
          <table:table-cell table:formula="of:=IF(COUNTIF([.A332:.D332];[.A332])=3;&quot;&quot;;[.A332])" office:value-type="float" office:value="838" calcext:value-type="float">
            <text:p>838</text:p>
          </table:table-cell>
          <table:table-cell table:formula="of:=IF(COUNTIF([.B332:.E332];[.B332])=3;&quot;&quot;;[.B332])" office:value-type="float" office:value="509" calcext:value-type="float">
            <text:p>509</text:p>
          </table:table-cell>
          <table:table-cell table:formula="of:=IF(COUNTIF([.C332:.F332];[.C332])=3;&quot;&quot;;[.C332])" office:value-type="float" office:value="226" calcext:value-type="float">
            <text:p>226</text:p>
          </table:table-cell>
          <table:table-cell table:formula="of:=IF(COUNTIF([.D332:.G332];[.D332])=3;&quot;&quot;;[.D332])" office:value-type="float" office:value="921" calcext:value-type="float">
            <text:p>921</text:p>
          </table:table-cell>
          <table:table-cell table:style-name="ce5" table:formula="of:=IFERROR( IF( AND( COUNT([.E332:.H332])=3; MOD( AVERAGE([.E332:.H332]); 2)=1; MOD( AVERAGE([.I332:.L33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2" calcext:value-type="float">
            <text:p>82</text:p>
          </table:table-cell>
          <table:table-cell office:value-type="float" office:value="358" calcext:value-type="float">
            <text:p>358</text:p>
          </table:table-cell>
          <table:table-cell office:value-type="float" office:value="141" calcext:value-type="float">
            <text:p>141</text:p>
          </table:table-cell>
          <table:table-cell table:formula="of:=IF(COUNTIF([.A333:.D333];[.A333])=3;[.A333];&quot;&quot;)">
            <text:p/>
          </table:table-cell>
          <table:table-cell table:formula="of:=IF(COUNTIF([.B333:.E333];[.B333])=3;[.B333];&quot;&quot;)">
            <text:p/>
          </table:table-cell>
          <table:table-cell table:formula="of:=IF(COUNTIF([.C333:.F333];[.C333])=3;[.C333];&quot;&quot;)">
            <text:p/>
          </table:table-cell>
          <table:table-cell table:formula="of:=IF(COUNTIF([.D333:.G333];[.D333])=3;[.D333];&quot;&quot;)">
            <text:p/>
          </table:table-cell>
          <table:table-cell table:formula="of:=IF(COUNTIF([.A333:.D333];[.A333])=3;&quot;&quot;;[.A333])" office:value-type="float" office:value="413" calcext:value-type="float">
            <text:p>413</text:p>
          </table:table-cell>
          <table:table-cell table:formula="of:=IF(COUNTIF([.B333:.E333];[.B333])=3;&quot;&quot;;[.B333])" office:value-type="float" office:value="82" calcext:value-type="float">
            <text:p>82</text:p>
          </table:table-cell>
          <table:table-cell table:formula="of:=IF(COUNTIF([.C333:.F333];[.C333])=3;&quot;&quot;;[.C333])" office:value-type="float" office:value="358" calcext:value-type="float">
            <text:p>358</text:p>
          </table:table-cell>
          <table:table-cell table:formula="of:=IF(COUNTIF([.D333:.G333];[.D333])=3;&quot;&quot;;[.D333])" office:value-type="float" office:value="141" calcext:value-type="float">
            <text:p>141</text:p>
          </table:table-cell>
          <table:table-cell table:style-name="ce5" table:formula="of:=IFERROR( IF( AND( COUNT([.E333:.H333])=3; MOD( AVERAGE([.E333:.H333]); 2)=1; MOD( AVERAGE([.I333:.L33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office:value-type="float" office:value="826" calcext:value-type="float">
            <text:p>826</text:p>
          </table:table-cell>
          <table:table-cell office:value-type="float" office:value="236" calcext:value-type="float">
            <text:p>236</text:p>
          </table:table-cell>
          <table:table-cell office:value-type="float" office:value="470" calcext:value-type="float">
            <text:p>470</text:p>
          </table:table-cell>
          <table:table-cell table:formula="of:=IF(COUNTIF([.A334:.D334];[.A334])=3;[.A334];&quot;&quot;)">
            <text:p/>
          </table:table-cell>
          <table:table-cell table:formula="of:=IF(COUNTIF([.B334:.E334];[.B334])=3;[.B334];&quot;&quot;)">
            <text:p/>
          </table:table-cell>
          <table:table-cell table:formula="of:=IF(COUNTIF([.C334:.F334];[.C334])=3;[.C334];&quot;&quot;)">
            <text:p/>
          </table:table-cell>
          <table:table-cell table:formula="of:=IF(COUNTIF([.D334:.G334];[.D334])=3;[.D334];&quot;&quot;)">
            <text:p/>
          </table:table-cell>
          <table:table-cell table:formula="of:=IF(COUNTIF([.A334:.D334];[.A334])=3;&quot;&quot;;[.A334])" office:value-type="float" office:value="459" calcext:value-type="float">
            <text:p>459</text:p>
          </table:table-cell>
          <table:table-cell table:formula="of:=IF(COUNTIF([.B334:.E334];[.B334])=3;&quot;&quot;;[.B334])" office:value-type="float" office:value="826" calcext:value-type="float">
            <text:p>826</text:p>
          </table:table-cell>
          <table:table-cell table:formula="of:=IF(COUNTIF([.C334:.F334];[.C334])=3;&quot;&quot;;[.C334])" office:value-type="float" office:value="236" calcext:value-type="float">
            <text:p>236</text:p>
          </table:table-cell>
          <table:table-cell table:formula="of:=IF(COUNTIF([.D334:.G334];[.D334])=3;&quot;&quot;;[.D334])" office:value-type="float" office:value="470" calcext:value-type="float">
            <text:p>470</text:p>
          </table:table-cell>
          <table:table-cell table:style-name="ce5" table:formula="of:=IFERROR( IF( AND( COUNT([.E334:.H334])=3; MOD( AVERAGE([.E334:.H334]); 2)=1; MOD( AVERAGE([.I334:.L33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office:value-type="float" office:value="302" calcext:value-type="float">
            <text:p>302</text:p>
          </table:table-cell>
          <table:table-cell office:value-type="float" office:value="426" calcext:value-type="float">
            <text:p>426</text:p>
          </table:table-cell>
          <table:table-cell office:value-type="float" office:value="302" calcext:value-type="float">
            <text:p>302</text:p>
          </table:table-cell>
          <table:table-cell table:formula="of:=IF(COUNTIF([.A335:.D335];[.A335])=3;[.A335];&quot;&quot;)" office:value-type="float" office:value="302" calcext:value-type="float">
            <text:p>302</text:p>
          </table:table-cell>
          <table:table-cell table:formula="of:=IF(COUNTIF([.B335:.E335];[.B335])=3;[.B335];&quot;&quot;)" office:value-type="float" office:value="302" calcext:value-type="float">
            <text:p>302</text:p>
          </table:table-cell>
          <table:table-cell table:formula="of:=IF(COUNTIF([.C335:.F335];[.C335])=3;[.C335];&quot;&quot;)">
            <text:p/>
          </table:table-cell>
          <table:table-cell table:formula="of:=IF(COUNTIF([.D335:.G335];[.D335])=3;[.D335];&quot;&quot;)" office:value-type="float" office:value="302" calcext:value-type="float">
            <text:p>302</text:p>
          </table:table-cell>
          <table:table-cell table:formula="of:=IF(COUNTIF([.A335:.D335];[.A335])=3;&quot;&quot;;[.A335])">
            <text:p/>
          </table:table-cell>
          <table:table-cell table:formula="of:=IF(COUNTIF([.B335:.E335];[.B335])=3;&quot;&quot;;[.B335])">
            <text:p/>
          </table:table-cell>
          <table:table-cell table:formula="of:=IF(COUNTIF([.C335:.F335];[.C335])=3;&quot;&quot;;[.C335])" office:value-type="float" office:value="426" calcext:value-type="float">
            <text:p>426</text:p>
          </table:table-cell>
          <table:table-cell table:formula="of:=IF(COUNTIF([.D335:.G335];[.D335])=3;&quot;&quot;;[.D335])">
            <text:p/>
          </table:table-cell>
          <table:table-cell table:style-name="ce5" table:formula="of:=IFERROR( IF( AND( COUNT([.E335:.H335])=3; MOD( AVERAGE([.E335:.H335]); 2)=1; MOD( AVERAGE([.I335:.L33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786" calcext:value-type="float">
            <text:p>786</text:p>
          </table:table-cell>
          <table:table-cell office:value-type="float" office:value="301" calcext:value-type="float">
            <text:p>301</text:p>
          </table:table-cell>
          <table:table-cell office:value-type="float" office:value="764" calcext:value-type="float">
            <text:p>764</text:p>
          </table:table-cell>
          <table:table-cell table:formula="of:=IF(COUNTIF([.A336:.D336];[.A336])=3;[.A336];&quot;&quot;)">
            <text:p/>
          </table:table-cell>
          <table:table-cell table:formula="of:=IF(COUNTIF([.B336:.E336];[.B336])=3;[.B336];&quot;&quot;)">
            <text:p/>
          </table:table-cell>
          <table:table-cell table:formula="of:=IF(COUNTIF([.C336:.F336];[.C336])=3;[.C336];&quot;&quot;)">
            <text:p/>
          </table:table-cell>
          <table:table-cell table:formula="of:=IF(COUNTIF([.D336:.G336];[.D336])=3;[.D336];&quot;&quot;)">
            <text:p/>
          </table:table-cell>
          <table:table-cell table:formula="of:=IF(COUNTIF([.A336:.D336];[.A336])=3;&quot;&quot;;[.A336])" office:value-type="float" office:value="2" calcext:value-type="float">
            <text:p>2</text:p>
          </table:table-cell>
          <table:table-cell table:formula="of:=IF(COUNTIF([.B336:.E336];[.B336])=3;&quot;&quot;;[.B336])" office:value-type="float" office:value="786" calcext:value-type="float">
            <text:p>786</text:p>
          </table:table-cell>
          <table:table-cell table:formula="of:=IF(COUNTIF([.C336:.F336];[.C336])=3;&quot;&quot;;[.C336])" office:value-type="float" office:value="301" calcext:value-type="float">
            <text:p>301</text:p>
          </table:table-cell>
          <table:table-cell table:formula="of:=IF(COUNTIF([.D336:.G336];[.D336])=3;&quot;&quot;;[.D336])" office:value-type="float" office:value="764" calcext:value-type="float">
            <text:p>764</text:p>
          </table:table-cell>
          <table:table-cell table:style-name="ce5" table:formula="of:=IFERROR( IF( AND( COUNT([.E336:.H336])=3; MOD( AVERAGE([.E336:.H336]); 2)=1; MOD( AVERAGE([.I336:.L33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office:value-type="float" office:value="695" calcext:value-type="float">
            <text:p>695</text:p>
          </table:table-cell>
          <table:table-cell office:value-type="float" office:value="881" calcext:value-type="float">
            <text:p>881</text:p>
          </table:table-cell>
          <table:table-cell office:value-type="float" office:value="743" calcext:value-type="float">
            <text:p>743</text:p>
          </table:table-cell>
          <table:table-cell table:formula="of:=IF(COUNTIF([.A337:.D337];[.A337])=3;[.A337];&quot;&quot;)">
            <text:p/>
          </table:table-cell>
          <table:table-cell table:formula="of:=IF(COUNTIF([.B337:.E337];[.B337])=3;[.B337];&quot;&quot;)">
            <text:p/>
          </table:table-cell>
          <table:table-cell table:formula="of:=IF(COUNTIF([.C337:.F337];[.C337])=3;[.C337];&quot;&quot;)">
            <text:p/>
          </table:table-cell>
          <table:table-cell table:formula="of:=IF(COUNTIF([.D337:.G337];[.D337])=3;[.D337];&quot;&quot;)">
            <text:p/>
          </table:table-cell>
          <table:table-cell table:formula="of:=IF(COUNTIF([.A337:.D337];[.A337])=3;&quot;&quot;;[.A337])" office:value-type="float" office:value="180" calcext:value-type="float">
            <text:p>180</text:p>
          </table:table-cell>
          <table:table-cell table:formula="of:=IF(COUNTIF([.B337:.E337];[.B337])=3;&quot;&quot;;[.B337])" office:value-type="float" office:value="695" calcext:value-type="float">
            <text:p>695</text:p>
          </table:table-cell>
          <table:table-cell table:formula="of:=IF(COUNTIF([.C337:.F337];[.C337])=3;&quot;&quot;;[.C337])" office:value-type="float" office:value="881" calcext:value-type="float">
            <text:p>881</text:p>
          </table:table-cell>
          <table:table-cell table:formula="of:=IF(COUNTIF([.D337:.G337];[.D337])=3;&quot;&quot;;[.D337])" office:value-type="float" office:value="743" calcext:value-type="float">
            <text:p>743</text:p>
          </table:table-cell>
          <table:table-cell table:style-name="ce5" table:formula="of:=IFERROR( IF( AND( COUNT([.E337:.H337])=3; MOD( AVERAGE([.E337:.H337]); 2)=1; MOD( AVERAGE([.I337:.L33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office:value-type="float" office:value="379" calcext:value-type="float">
            <text:p>379</text:p>
          </table:table-cell>
          <table:table-cell office:value-type="float" office:value="242" calcext:value-type="float">
            <text:p>242</text:p>
          </table:table-cell>
          <table:table-cell office:value-type="float" office:value="252" calcext:value-type="float">
            <text:p>252</text:p>
          </table:table-cell>
          <table:table-cell table:formula="of:=IF(COUNTIF([.A338:.D338];[.A338])=3;[.A338];&quot;&quot;)">
            <text:p/>
          </table:table-cell>
          <table:table-cell table:formula="of:=IF(COUNTIF([.B338:.E338];[.B338])=3;[.B338];&quot;&quot;)">
            <text:p/>
          </table:table-cell>
          <table:table-cell table:formula="of:=IF(COUNTIF([.C338:.F338];[.C338])=3;[.C338];&quot;&quot;)">
            <text:p/>
          </table:table-cell>
          <table:table-cell table:formula="of:=IF(COUNTIF([.D338:.G338];[.D338])=3;[.D338];&quot;&quot;)">
            <text:p/>
          </table:table-cell>
          <table:table-cell table:formula="of:=IF(COUNTIF([.A338:.D338];[.A338])=3;&quot;&quot;;[.A338])" office:value-type="float" office:value="242" calcext:value-type="float">
            <text:p>242</text:p>
          </table:table-cell>
          <table:table-cell table:formula="of:=IF(COUNTIF([.B338:.E338];[.B338])=3;&quot;&quot;;[.B338])" office:value-type="float" office:value="379" calcext:value-type="float">
            <text:p>379</text:p>
          </table:table-cell>
          <table:table-cell table:formula="of:=IF(COUNTIF([.C338:.F338];[.C338])=3;&quot;&quot;;[.C338])" office:value-type="float" office:value="242" calcext:value-type="float">
            <text:p>242</text:p>
          </table:table-cell>
          <table:table-cell table:formula="of:=IF(COUNTIF([.D338:.G338];[.D338])=3;&quot;&quot;;[.D338])" office:value-type="float" office:value="252" calcext:value-type="float">
            <text:p>252</text:p>
          </table:table-cell>
          <table:table-cell table:style-name="ce5" table:formula="of:=IFERROR( IF( AND( COUNT([.E338:.H338])=3; MOD( AVERAGE([.E338:.H338]); 2)=1; MOD( AVERAGE([.I338:.L33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office:value-type="float" office:value="697" calcext:value-type="float">
            <text:p>697</text:p>
          </table:table-cell>
          <table:table-cell office:value-type="float" office:value="121" calcext:value-type="float">
            <text:p>121</text:p>
          </table:table-cell>
          <table:table-cell office:value-type="float" office:value="697" calcext:value-type="float">
            <text:p>697</text:p>
          </table:table-cell>
          <table:table-cell table:formula="of:=IF(COUNTIF([.A339:.D339];[.A339])=3;[.A339];&quot;&quot;)">
            <text:p/>
          </table:table-cell>
          <table:table-cell table:formula="of:=IF(COUNTIF([.B339:.E339];[.B339])=3;[.B339];&quot;&quot;)">
            <text:p/>
          </table:table-cell>
          <table:table-cell table:formula="of:=IF(COUNTIF([.C339:.F339];[.C339])=3;[.C339];&quot;&quot;)">
            <text:p/>
          </table:table-cell>
          <table:table-cell table:formula="of:=IF(COUNTIF([.D339:.G339];[.D339])=3;[.D339];&quot;&quot;)">
            <text:p/>
          </table:table-cell>
          <table:table-cell table:formula="of:=IF(COUNTIF([.A339:.D339];[.A339])=3;&quot;&quot;;[.A339])" office:value-type="float" office:value="474" calcext:value-type="float">
            <text:p>474</text:p>
          </table:table-cell>
          <table:table-cell table:formula="of:=IF(COUNTIF([.B339:.E339];[.B339])=3;&quot;&quot;;[.B339])" office:value-type="float" office:value="697" calcext:value-type="float">
            <text:p>697</text:p>
          </table:table-cell>
          <table:table-cell table:formula="of:=IF(COUNTIF([.C339:.F339];[.C339])=3;&quot;&quot;;[.C339])" office:value-type="float" office:value="121" calcext:value-type="float">
            <text:p>121</text:p>
          </table:table-cell>
          <table:table-cell table:formula="of:=IF(COUNTIF([.D339:.G339];[.D339])=3;&quot;&quot;;[.D339])" office:value-type="float" office:value="697" calcext:value-type="float">
            <text:p>697</text:p>
          </table:table-cell>
          <table:table-cell table:style-name="ce5" table:formula="of:=IFERROR( IF( AND( COUNT([.E339:.H339])=3; MOD( AVERAGE([.E339:.H339]); 2)=1; MOD( AVERAGE([.I339:.L33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26" calcext:value-type="float">
            <text:p>926</text:p>
          </table:table-cell>
          <table:table-cell office:value-type="float" office:value="445" calcext:value-type="float">
            <text:p>445</text:p>
          </table:table-cell>
          <table:table-cell office:value-type="float" office:value="228" calcext:value-type="float">
            <text:p>228</text:p>
          </table:table-cell>
          <table:table-cell office:value-type="float" office:value="204" calcext:value-type="float">
            <text:p>204</text:p>
          </table:table-cell>
          <table:table-cell table:formula="of:=IF(COUNTIF([.A340:.D340];[.A340])=3;[.A340];&quot;&quot;)">
            <text:p/>
          </table:table-cell>
          <table:table-cell table:formula="of:=IF(COUNTIF([.B340:.E340];[.B340])=3;[.B340];&quot;&quot;)">
            <text:p/>
          </table:table-cell>
          <table:table-cell table:formula="of:=IF(COUNTIF([.C340:.F340];[.C340])=3;[.C340];&quot;&quot;)">
            <text:p/>
          </table:table-cell>
          <table:table-cell table:formula="of:=IF(COUNTIF([.D340:.G340];[.D340])=3;[.D340];&quot;&quot;)">
            <text:p/>
          </table:table-cell>
          <table:table-cell table:formula="of:=IF(COUNTIF([.A340:.D340];[.A340])=3;&quot;&quot;;[.A340])" office:value-type="float" office:value="926" calcext:value-type="float">
            <text:p>926</text:p>
          </table:table-cell>
          <table:table-cell table:formula="of:=IF(COUNTIF([.B340:.E340];[.B340])=3;&quot;&quot;;[.B340])" office:value-type="float" office:value="445" calcext:value-type="float">
            <text:p>445</text:p>
          </table:table-cell>
          <table:table-cell table:formula="of:=IF(COUNTIF([.C340:.F340];[.C340])=3;&quot;&quot;;[.C340])" office:value-type="float" office:value="228" calcext:value-type="float">
            <text:p>228</text:p>
          </table:table-cell>
          <table:table-cell table:formula="of:=IF(COUNTIF([.D340:.G340];[.D340])=3;&quot;&quot;;[.D340])" office:value-type="float" office:value="204" calcext:value-type="float">
            <text:p>204</text:p>
          </table:table-cell>
          <table:table-cell table:style-name="ce5" table:formula="of:=IFERROR( IF( AND( COUNT([.E340:.H340])=3; MOD( AVERAGE([.E340:.H340]); 2)=1; MOD( AVERAGE([.I340:.L34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18" calcext:value-type="float">
            <text:p>718</text:p>
          </table:table-cell>
          <table:table-cell office:value-type="float" office:value="111" calcext:value-type="float">
            <text:p>111</text:p>
          </table:table-cell>
          <table:table-cell office:value-type="float" office:value="702" calcext:value-type="float">
            <text:p>702</text:p>
          </table:table-cell>
          <table:table-cell office:value-type="float" office:value="624" calcext:value-type="float">
            <text:p>624</text:p>
          </table:table-cell>
          <table:table-cell table:formula="of:=IF(COUNTIF([.A341:.D341];[.A341])=3;[.A341];&quot;&quot;)">
            <text:p/>
          </table:table-cell>
          <table:table-cell table:formula="of:=IF(COUNTIF([.B341:.E341];[.B341])=3;[.B341];&quot;&quot;)">
            <text:p/>
          </table:table-cell>
          <table:table-cell table:formula="of:=IF(COUNTIF([.C341:.F341];[.C341])=3;[.C341];&quot;&quot;)">
            <text:p/>
          </table:table-cell>
          <table:table-cell table:formula="of:=IF(COUNTIF([.D341:.G341];[.D341])=3;[.D341];&quot;&quot;)">
            <text:p/>
          </table:table-cell>
          <table:table-cell table:formula="of:=IF(COUNTIF([.A341:.D341];[.A341])=3;&quot;&quot;;[.A341])" office:value-type="float" office:value="718" calcext:value-type="float">
            <text:p>718</text:p>
          </table:table-cell>
          <table:table-cell table:formula="of:=IF(COUNTIF([.B341:.E341];[.B341])=3;&quot;&quot;;[.B341])" office:value-type="float" office:value="111" calcext:value-type="float">
            <text:p>111</text:p>
          </table:table-cell>
          <table:table-cell table:formula="of:=IF(COUNTIF([.C341:.F341];[.C341])=3;&quot;&quot;;[.C341])" office:value-type="float" office:value="702" calcext:value-type="float">
            <text:p>702</text:p>
          </table:table-cell>
          <table:table-cell table:formula="of:=IF(COUNTIF([.D341:.G341];[.D341])=3;&quot;&quot;;[.D341])" office:value-type="float" office:value="624" calcext:value-type="float">
            <text:p>624</text:p>
          </table:table-cell>
          <table:table-cell table:style-name="ce5" table:formula="of:=IFERROR( IF( AND( COUNT([.E341:.H341])=3; MOD( AVERAGE([.E341:.H341]); 2)=1; MOD( AVERAGE([.I341:.L34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office:value-type="float" office:value="736" calcext:value-type="float">
            <text:p>736</text:p>
          </table:table-cell>
          <table:table-cell office:value-type="float" office:value="352" calcext:value-type="float">
            <text:p>352</text:p>
          </table:table-cell>
          <table:table-cell office:value-type="float" office:value="898" calcext:value-type="float">
            <text:p>898</text:p>
          </table:table-cell>
          <table:table-cell table:formula="of:=IF(COUNTIF([.A342:.D342];[.A342])=3;[.A342];&quot;&quot;)">
            <text:p/>
          </table:table-cell>
          <table:table-cell table:formula="of:=IF(COUNTIF([.B342:.E342];[.B342])=3;[.B342];&quot;&quot;)">
            <text:p/>
          </table:table-cell>
          <table:table-cell table:formula="of:=IF(COUNTIF([.C342:.F342];[.C342])=3;[.C342];&quot;&quot;)">
            <text:p/>
          </table:table-cell>
          <table:table-cell table:formula="of:=IF(COUNTIF([.D342:.G342];[.D342])=3;[.D342];&quot;&quot;)">
            <text:p/>
          </table:table-cell>
          <table:table-cell table:formula="of:=IF(COUNTIF([.A342:.D342];[.A342])=3;&quot;&quot;;[.A342])" office:value-type="float" office:value="149" calcext:value-type="float">
            <text:p>149</text:p>
          </table:table-cell>
          <table:table-cell table:formula="of:=IF(COUNTIF([.B342:.E342];[.B342])=3;&quot;&quot;;[.B342])" office:value-type="float" office:value="736" calcext:value-type="float">
            <text:p>736</text:p>
          </table:table-cell>
          <table:table-cell table:formula="of:=IF(COUNTIF([.C342:.F342];[.C342])=3;&quot;&quot;;[.C342])" office:value-type="float" office:value="352" calcext:value-type="float">
            <text:p>352</text:p>
          </table:table-cell>
          <table:table-cell table:formula="of:=IF(COUNTIF([.D342:.G342];[.D342])=3;&quot;&quot;;[.D342])" office:value-type="float" office:value="898" calcext:value-type="float">
            <text:p>898</text:p>
          </table:table-cell>
          <table:table-cell table:style-name="ce5" table:formula="of:=IFERROR( IF( AND( COUNT([.E342:.H342])=3; MOD( AVERAGE([.E342:.H342]); 2)=1; MOD( AVERAGE([.I342:.L34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float" office:value="237" calcext:value-type="float">
            <text:p>237</text:p>
          </table:table-cell>
          <table:table-cell office:value-type="float" office:value="731" calcext:value-type="float">
            <text:p>731</text:p>
          </table:table-cell>
          <table:table-cell office:value-type="float" office:value="190" calcext:value-type="float">
            <text:p>190</text:p>
          </table:table-cell>
          <table:table-cell table:formula="of:=IF(COUNTIF([.A343:.D343];[.A343])=3;[.A343];&quot;&quot;)">
            <text:p/>
          </table:table-cell>
          <table:table-cell table:formula="of:=IF(COUNTIF([.B343:.E343];[.B343])=3;[.B343];&quot;&quot;)">
            <text:p/>
          </table:table-cell>
          <table:table-cell table:formula="of:=IF(COUNTIF([.C343:.F343];[.C343])=3;[.C343];&quot;&quot;)">
            <text:p/>
          </table:table-cell>
          <table:table-cell table:formula="of:=IF(COUNTIF([.D343:.G343];[.D343])=3;[.D343];&quot;&quot;)">
            <text:p/>
          </table:table-cell>
          <table:table-cell table:formula="of:=IF(COUNTIF([.A343:.D343];[.A343])=3;&quot;&quot;;[.A343])" office:value-type="float" office:value="234" calcext:value-type="float">
            <text:p>234</text:p>
          </table:table-cell>
          <table:table-cell table:formula="of:=IF(COUNTIF([.B343:.E343];[.B343])=3;&quot;&quot;;[.B343])" office:value-type="float" office:value="237" calcext:value-type="float">
            <text:p>237</text:p>
          </table:table-cell>
          <table:table-cell table:formula="of:=IF(COUNTIF([.C343:.F343];[.C343])=3;&quot;&quot;;[.C343])" office:value-type="float" office:value="731" calcext:value-type="float">
            <text:p>731</text:p>
          </table:table-cell>
          <table:table-cell table:formula="of:=IF(COUNTIF([.D343:.G343];[.D343])=3;&quot;&quot;;[.D343])" office:value-type="float" office:value="190" calcext:value-type="float">
            <text:p>190</text:p>
          </table:table-cell>
          <table:table-cell table:style-name="ce5" table:formula="of:=IFERROR( IF( AND( COUNT([.E343:.H343])=3; MOD( AVERAGE([.E343:.H343]); 2)=1; MOD( AVERAGE([.I343:.L34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72" calcext:value-type="float">
            <text:p>872</text:p>
          </table:table-cell>
          <table:table-cell office:value-type="float" office:value="355" calcext:value-type="float">
            <text:p>355</text:p>
          </table:table-cell>
          <table:table-cell office:value-type="float" office:value="671" calcext:value-type="float">
            <text:p>671</text:p>
          </table:table-cell>
          <table:table-cell office:value-type="float" office:value="709" calcext:value-type="float">
            <text:p>709</text:p>
          </table:table-cell>
          <table:table-cell table:formula="of:=IF(COUNTIF([.A344:.D344];[.A344])=3;[.A344];&quot;&quot;)">
            <text:p/>
          </table:table-cell>
          <table:table-cell table:formula="of:=IF(COUNTIF([.B344:.E344];[.B344])=3;[.B344];&quot;&quot;)">
            <text:p/>
          </table:table-cell>
          <table:table-cell table:formula="of:=IF(COUNTIF([.C344:.F344];[.C344])=3;[.C344];&quot;&quot;)">
            <text:p/>
          </table:table-cell>
          <table:table-cell table:formula="of:=IF(COUNTIF([.D344:.G344];[.D344])=3;[.D344];&quot;&quot;)">
            <text:p/>
          </table:table-cell>
          <table:table-cell table:formula="of:=IF(COUNTIF([.A344:.D344];[.A344])=3;&quot;&quot;;[.A344])" office:value-type="float" office:value="872" calcext:value-type="float">
            <text:p>872</text:p>
          </table:table-cell>
          <table:table-cell table:formula="of:=IF(COUNTIF([.B344:.E344];[.B344])=3;&quot;&quot;;[.B344])" office:value-type="float" office:value="355" calcext:value-type="float">
            <text:p>355</text:p>
          </table:table-cell>
          <table:table-cell table:formula="of:=IF(COUNTIF([.C344:.F344];[.C344])=3;&quot;&quot;;[.C344])" office:value-type="float" office:value="671" calcext:value-type="float">
            <text:p>671</text:p>
          </table:table-cell>
          <table:table-cell table:formula="of:=IF(COUNTIF([.D344:.G344];[.D344])=3;&quot;&quot;;[.D344])" office:value-type="float" office:value="709" calcext:value-type="float">
            <text:p>709</text:p>
          </table:table-cell>
          <table:table-cell table:style-name="ce5" table:formula="of:=IFERROR( IF( AND( COUNT([.E344:.H344])=3; MOD( AVERAGE([.E344:.H344]); 2)=1; MOD( AVERAGE([.I344:.L34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20" calcext:value-type="float">
            <text:p>820</text:p>
          </table:table-cell>
          <table:table-cell office:value-type="float" office:value="690" calcext:value-type="float">
            <text:p>690</text:p>
          </table:table-cell>
          <table:table-cell office:value-type="float" office:value="297" calcext:value-type="float">
            <text:p>297</text:p>
          </table:table-cell>
          <table:table-cell office:value-type="float" office:value="239" calcext:value-type="float">
            <text:p>239</text:p>
          </table:table-cell>
          <table:table-cell table:formula="of:=IF(COUNTIF([.A345:.D345];[.A345])=3;[.A345];&quot;&quot;)">
            <text:p/>
          </table:table-cell>
          <table:table-cell table:formula="of:=IF(COUNTIF([.B345:.E345];[.B345])=3;[.B345];&quot;&quot;)">
            <text:p/>
          </table:table-cell>
          <table:table-cell table:formula="of:=IF(COUNTIF([.C345:.F345];[.C345])=3;[.C345];&quot;&quot;)">
            <text:p/>
          </table:table-cell>
          <table:table-cell table:formula="of:=IF(COUNTIF([.D345:.G345];[.D345])=3;[.D345];&quot;&quot;)">
            <text:p/>
          </table:table-cell>
          <table:table-cell table:formula="of:=IF(COUNTIF([.A345:.D345];[.A345])=3;&quot;&quot;;[.A345])" office:value-type="float" office:value="820" calcext:value-type="float">
            <text:p>820</text:p>
          </table:table-cell>
          <table:table-cell table:formula="of:=IF(COUNTIF([.B345:.E345];[.B345])=3;&quot;&quot;;[.B345])" office:value-type="float" office:value="690" calcext:value-type="float">
            <text:p>690</text:p>
          </table:table-cell>
          <table:table-cell table:formula="of:=IF(COUNTIF([.C345:.F345];[.C345])=3;&quot;&quot;;[.C345])" office:value-type="float" office:value="297" calcext:value-type="float">
            <text:p>297</text:p>
          </table:table-cell>
          <table:table-cell table:formula="of:=IF(COUNTIF([.D345:.G345];[.D345])=3;&quot;&quot;;[.D345])" office:value-type="float" office:value="239" calcext:value-type="float">
            <text:p>239</text:p>
          </table:table-cell>
          <table:table-cell table:style-name="ce5" table:formula="of:=IFERROR( IF( AND( COUNT([.E345:.H345])=3; MOD( AVERAGE([.E345:.H345]); 2)=1; MOD( AVERAGE([.I345:.L34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office:value-type="float" office:value="205" calcext:value-type="float">
            <text:p>205</text:p>
          </table:table-cell>
          <table:table-cell office:value-type="float" office:value="694" calcext:value-type="float">
            <text:p>694</text:p>
          </table:table-cell>
          <table:table-cell office:value-type="float" office:value="380" calcext:value-type="float">
            <text:p>380</text:p>
          </table:table-cell>
          <table:table-cell table:formula="of:=IF(COUNTIF([.A346:.D346];[.A346])=3;[.A346];&quot;&quot;)">
            <text:p/>
          </table:table-cell>
          <table:table-cell table:formula="of:=IF(COUNTIF([.B346:.E346];[.B346])=3;[.B346];&quot;&quot;)">
            <text:p/>
          </table:table-cell>
          <table:table-cell table:formula="of:=IF(COUNTIF([.C346:.F346];[.C346])=3;[.C346];&quot;&quot;)">
            <text:p/>
          </table:table-cell>
          <table:table-cell table:formula="of:=IF(COUNTIF([.D346:.G346];[.D346])=3;[.D346];&quot;&quot;)">
            <text:p/>
          </table:table-cell>
          <table:table-cell table:formula="of:=IF(COUNTIF([.A346:.D346];[.A346])=3;&quot;&quot;;[.A346])" office:value-type="float" office:value="205" calcext:value-type="float">
            <text:p>205</text:p>
          </table:table-cell>
          <table:table-cell table:formula="of:=IF(COUNTIF([.B346:.E346];[.B346])=3;&quot;&quot;;[.B346])" office:value-type="float" office:value="205" calcext:value-type="float">
            <text:p>205</text:p>
          </table:table-cell>
          <table:table-cell table:formula="of:=IF(COUNTIF([.C346:.F346];[.C346])=3;&quot;&quot;;[.C346])" office:value-type="float" office:value="694" calcext:value-type="float">
            <text:p>694</text:p>
          </table:table-cell>
          <table:table-cell table:formula="of:=IF(COUNTIF([.D346:.G346];[.D346])=3;&quot;&quot;;[.D346])" office:value-type="float" office:value="380" calcext:value-type="float">
            <text:p>380</text:p>
          </table:table-cell>
          <table:table-cell table:style-name="ce5" table:formula="of:=IFERROR( IF( AND( COUNT([.E346:.H346])=3; MOD( AVERAGE([.E346:.H346]); 2)=1; MOD( AVERAGE([.I346:.L34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83" calcext:value-type="float">
            <text:p>583</text:p>
          </table:table-cell>
          <table:table-cell office:value-type="float" office:value="85" calcext:value-type="float">
            <text:p>85</text:p>
          </table:table-cell>
          <table:table-cell office:value-type="float" office:value="941" calcext:value-type="float">
            <text:p>941</text:p>
          </table:table-cell>
          <table:table-cell table:formula="of:=IF(COUNTIF([.A347:.D347];[.A347])=3;[.A347];&quot;&quot;)">
            <text:p/>
          </table:table-cell>
          <table:table-cell table:formula="of:=IF(COUNTIF([.B347:.E347];[.B347])=3;[.B347];&quot;&quot;)">
            <text:p/>
          </table:table-cell>
          <table:table-cell table:formula="of:=IF(COUNTIF([.C347:.F347];[.C347])=3;[.C347];&quot;&quot;)">
            <text:p/>
          </table:table-cell>
          <table:table-cell table:formula="of:=IF(COUNTIF([.D347:.G347];[.D347])=3;[.D347];&quot;&quot;)">
            <text:p/>
          </table:table-cell>
          <table:table-cell table:formula="of:=IF(COUNTIF([.A347:.D347];[.A347])=3;&quot;&quot;;[.A347])" office:value-type="float" office:value="941" calcext:value-type="float">
            <text:p>941</text:p>
          </table:table-cell>
          <table:table-cell table:formula="of:=IF(COUNTIF([.B347:.E347];[.B347])=3;&quot;&quot;;[.B347])" office:value-type="float" office:value="583" calcext:value-type="float">
            <text:p>583</text:p>
          </table:table-cell>
          <table:table-cell table:formula="of:=IF(COUNTIF([.C347:.F347];[.C347])=3;&quot;&quot;;[.C347])" office:value-type="float" office:value="85" calcext:value-type="float">
            <text:p>85</text:p>
          </table:table-cell>
          <table:table-cell table:formula="of:=IF(COUNTIF([.D347:.G347];[.D347])=3;&quot;&quot;;[.D347])" office:value-type="float" office:value="941" calcext:value-type="float">
            <text:p>941</text:p>
          </table:table-cell>
          <table:table-cell table:style-name="ce5" table:formula="of:=IFERROR( IF( AND( COUNT([.E347:.H347])=3; MOD( AVERAGE([.E347:.H347]); 2)=1; MOD( AVERAGE([.I347:.L34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504" calcext:value-type="float">
            <text:p>504</text:p>
          </table:table-cell>
          <table:table-cell office:value-type="float" office:value="393" calcext:value-type="float">
            <text:p>393</text:p>
          </table:table-cell>
          <table:table-cell table:formula="of:=IF(COUNTIF([.A348:.D348];[.A348])=3;[.A348];&quot;&quot;)">
            <text:p/>
          </table:table-cell>
          <table:table-cell table:formula="of:=IF(COUNTIF([.B348:.E348];[.B348])=3;[.B348];&quot;&quot;)">
            <text:p/>
          </table:table-cell>
          <table:table-cell table:formula="of:=IF(COUNTIF([.C348:.F348];[.C348])=3;[.C348];&quot;&quot;)">
            <text:p/>
          </table:table-cell>
          <table:table-cell table:formula="of:=IF(COUNTIF([.D348:.G348];[.D348])=3;[.D348];&quot;&quot;)">
            <text:p/>
          </table:table-cell>
          <table:table-cell table:formula="of:=IF(COUNTIF([.A348:.D348];[.A348])=3;&quot;&quot;;[.A348])" office:value-type="float" office:value="134" calcext:value-type="float">
            <text:p>134</text:p>
          </table:table-cell>
          <table:table-cell table:formula="of:=IF(COUNTIF([.B348:.E348];[.B348])=3;&quot;&quot;;[.B348])" office:value-type="float" office:value="140" calcext:value-type="float">
            <text:p>140</text:p>
          </table:table-cell>
          <table:table-cell table:formula="of:=IF(COUNTIF([.C348:.F348];[.C348])=3;&quot;&quot;;[.C348])" office:value-type="float" office:value="504" calcext:value-type="float">
            <text:p>504</text:p>
          </table:table-cell>
          <table:table-cell table:formula="of:=IF(COUNTIF([.D348:.G348];[.D348])=3;&quot;&quot;;[.D348])" office:value-type="float" office:value="393" calcext:value-type="float">
            <text:p>393</text:p>
          </table:table-cell>
          <table:table-cell table:style-name="ce5" table:formula="of:=IFERROR( IF( AND( COUNT([.E348:.H348])=3; MOD( AVERAGE([.E348:.H348]); 2)=1; MOD( AVERAGE([.I348:.L34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office:value-type="float" office:value="682" calcext:value-type="float">
            <text:p>682</text:p>
          </table:table-cell>
          <table:table-cell office:value-type="float" office:value="317" calcext:value-type="float">
            <text:p>317</text:p>
          </table:table-cell>
          <table:table-cell office:value-type="float" office:value="723" calcext:value-type="float">
            <text:p>723</text:p>
          </table:table-cell>
          <table:table-cell table:formula="of:=IF(COUNTIF([.A349:.D349];[.A349])=3;[.A349];&quot;&quot;)">
            <text:p/>
          </table:table-cell>
          <table:table-cell table:formula="of:=IF(COUNTIF([.B349:.E349];[.B349])=3;[.B349];&quot;&quot;)">
            <text:p/>
          </table:table-cell>
          <table:table-cell table:formula="of:=IF(COUNTIF([.C349:.F349];[.C349])=3;[.C349];&quot;&quot;)">
            <text:p/>
          </table:table-cell>
          <table:table-cell table:formula="of:=IF(COUNTIF([.D349:.G349];[.D349])=3;[.D349];&quot;&quot;)">
            <text:p/>
          </table:table-cell>
          <table:table-cell table:formula="of:=IF(COUNTIF([.A349:.D349];[.A349])=3;&quot;&quot;;[.A349])" office:value-type="float" office:value="194" calcext:value-type="float">
            <text:p>194</text:p>
          </table:table-cell>
          <table:table-cell table:formula="of:=IF(COUNTIF([.B349:.E349];[.B349])=3;&quot;&quot;;[.B349])" office:value-type="float" office:value="682" calcext:value-type="float">
            <text:p>682</text:p>
          </table:table-cell>
          <table:table-cell table:formula="of:=IF(COUNTIF([.C349:.F349];[.C349])=3;&quot;&quot;;[.C349])" office:value-type="float" office:value="317" calcext:value-type="float">
            <text:p>317</text:p>
          </table:table-cell>
          <table:table-cell table:formula="of:=IF(COUNTIF([.D349:.G349];[.D349])=3;&quot;&quot;;[.D349])" office:value-type="float" office:value="723" calcext:value-type="float">
            <text:p>723</text:p>
          </table:table-cell>
          <table:table-cell table:style-name="ce5" table:formula="of:=IFERROR( IF( AND( COUNT([.E349:.H349])=3; MOD( AVERAGE([.E349:.H349]); 2)=1; MOD( AVERAGE([.I349:.L34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77" calcext:value-type="float">
            <text:p>877</text:p>
          </table:table-cell>
          <table:table-cell office:value-type="float" office:value="858" calcext:value-type="float">
            <text:p>858</text:p>
          </table:table-cell>
          <table:table-cell office:value-type="float" office:value="471" calcext:value-type="float">
            <text:p>471</text:p>
          </table:table-cell>
          <table:table-cell office:value-type="float" office:value="746" calcext:value-type="float">
            <text:p>746</text:p>
          </table:table-cell>
          <table:table-cell table:formula="of:=IF(COUNTIF([.A350:.D350];[.A350])=3;[.A350];&quot;&quot;)">
            <text:p/>
          </table:table-cell>
          <table:table-cell table:formula="of:=IF(COUNTIF([.B350:.E350];[.B350])=3;[.B350];&quot;&quot;)">
            <text:p/>
          </table:table-cell>
          <table:table-cell table:formula="of:=IF(COUNTIF([.C350:.F350];[.C350])=3;[.C350];&quot;&quot;)">
            <text:p/>
          </table:table-cell>
          <table:table-cell table:formula="of:=IF(COUNTIF([.D350:.G350];[.D350])=3;[.D350];&quot;&quot;)">
            <text:p/>
          </table:table-cell>
          <table:table-cell table:formula="of:=IF(COUNTIF([.A350:.D350];[.A350])=3;&quot;&quot;;[.A350])" office:value-type="float" office:value="877" calcext:value-type="float">
            <text:p>877</text:p>
          </table:table-cell>
          <table:table-cell table:formula="of:=IF(COUNTIF([.B350:.E350];[.B350])=3;&quot;&quot;;[.B350])" office:value-type="float" office:value="858" calcext:value-type="float">
            <text:p>858</text:p>
          </table:table-cell>
          <table:table-cell table:formula="of:=IF(COUNTIF([.C350:.F350];[.C350])=3;&quot;&quot;;[.C350])" office:value-type="float" office:value="471" calcext:value-type="float">
            <text:p>471</text:p>
          </table:table-cell>
          <table:table-cell table:formula="of:=IF(COUNTIF([.D350:.G350];[.D350])=3;&quot;&quot;;[.D350])" office:value-type="float" office:value="746" calcext:value-type="float">
            <text:p>746</text:p>
          </table:table-cell>
          <table:table-cell table:style-name="ce5" table:formula="of:=IFERROR( IF( AND( COUNT([.E350:.H350])=3; MOD( AVERAGE([.E350:.H350]); 2)=1; MOD( AVERAGE([.I350:.L35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95" calcext:value-type="float">
            <text:p>395</text:p>
          </table:table-cell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table:formula="of:=IF(COUNTIF([.A351:.D351];[.A351])=3;[.A351];&quot;&quot;)">
            <text:p/>
          </table:table-cell>
          <table:table-cell table:formula="of:=IF(COUNTIF([.B351:.E351];[.B351])=3;[.B351];&quot;&quot;)">
            <text:p/>
          </table:table-cell>
          <table:table-cell table:formula="of:=IF(COUNTIF([.C351:.F351];[.C351])=3;[.C351];&quot;&quot;)">
            <text:p/>
          </table:table-cell>
          <table:table-cell table:formula="of:=IF(COUNTIF([.D351:.G351];[.D351])=3;[.D351];&quot;&quot;)">
            <text:p/>
          </table:table-cell>
          <table:table-cell table:formula="of:=IF(COUNTIF([.A351:.D351];[.A351])=3;&quot;&quot;;[.A351])" office:value-type="float" office:value="362" calcext:value-type="float">
            <text:p>362</text:p>
          </table:table-cell>
          <table:table-cell table:formula="of:=IF(COUNTIF([.B351:.E351];[.B351])=3;&quot;&quot;;[.B351])" office:value-type="float" office:value="395" calcext:value-type="float">
            <text:p>395</text:p>
          </table:table-cell>
          <table:table-cell table:formula="of:=IF(COUNTIF([.C351:.F351];[.C351])=3;&quot;&quot;;[.C351])" office:value-type="float" office:value="63" calcext:value-type="float">
            <text:p>63</text:p>
          </table:table-cell>
          <table:table-cell table:formula="of:=IF(COUNTIF([.D351:.G351];[.D351])=3;&quot;&quot;;[.D351])" office:value-type="float" office:value="131" calcext:value-type="float">
            <text:p>131</text:p>
          </table:table-cell>
          <table:table-cell table:style-name="ce5" table:formula="of:=IFERROR( IF( AND( COUNT([.E351:.H351])=3; MOD( AVERAGE([.E351:.H351]); 2)=1; MOD( AVERAGE([.I351:.L35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77" calcext:value-type="float">
            <text:p>977</text:p>
          </table:table-cell>
          <table:table-cell office:value-type="float" office:value="977" calcext:value-type="float">
            <text:p>977</text:p>
          </table:table-cell>
          <table:table-cell table:number-columns-repeated="2" office:value-type="float" office:value="488" calcext:value-type="float">
            <text:p>488</text:p>
          </table:table-cell>
          <table:table-cell table:formula="of:=IF(COUNTIF([.A352:.D352];[.A352])=3;[.A352];&quot;&quot;)">
            <text:p/>
          </table:table-cell>
          <table:table-cell table:formula="of:=IF(COUNTIF([.B352:.E352];[.B352])=3;[.B352];&quot;&quot;)">
            <text:p/>
          </table:table-cell>
          <table:table-cell table:formula="of:=IF(COUNTIF([.C352:.F352];[.C352])=3;[.C352];&quot;&quot;)">
            <text:p/>
          </table:table-cell>
          <table:table-cell table:formula="of:=IF(COUNTIF([.D352:.G352];[.D352])=3;[.D352];&quot;&quot;)">
            <text:p/>
          </table:table-cell>
          <table:table-cell table:formula="of:=IF(COUNTIF([.A352:.D352];[.A352])=3;&quot;&quot;;[.A352])" office:value-type="float" office:value="977" calcext:value-type="float">
            <text:p>977</text:p>
          </table:table-cell>
          <table:table-cell table:formula="of:=IF(COUNTIF([.B352:.E352];[.B352])=3;&quot;&quot;;[.B352])" office:value-type="float" office:value="977" calcext:value-type="float">
            <text:p>977</text:p>
          </table:table-cell>
          <table:table-cell table:formula="of:=IF(COUNTIF([.C352:.F352];[.C352])=3;&quot;&quot;;[.C352])" office:value-type="float" office:value="488" calcext:value-type="float">
            <text:p>488</text:p>
          </table:table-cell>
          <table:table-cell table:formula="of:=IF(COUNTIF([.D352:.G352];[.D352])=3;&quot;&quot;;[.D352])" office:value-type="float" office:value="488" calcext:value-type="float">
            <text:p>488</text:p>
          </table:table-cell>
          <table:table-cell table:style-name="ce5" table:formula="of:=IFERROR( IF( AND( COUNT([.E352:.H352])=3; MOD( AVERAGE([.E352:.H352]); 2)=1; MOD( AVERAGE([.I352:.L35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office:value-type="float" office:value="707" calcext:value-type="float">
            <text:p>707</text:p>
          </table:table-cell>
          <table:table-cell office:value-type="float" office:value="265" calcext:value-type="float">
            <text:p>265</text:p>
          </table:table-cell>
          <table:table-cell table:formula="of:=IF(COUNTIF([.A353:.D353];[.A353])=3;[.A353];&quot;&quot;)">
            <text:p/>
          </table:table-cell>
          <table:table-cell table:formula="of:=IF(COUNTIF([.B353:.E353];[.B353])=3;[.B353];&quot;&quot;)">
            <text:p/>
          </table:table-cell>
          <table:table-cell table:formula="of:=IF(COUNTIF([.C353:.F353];[.C353])=3;[.C353];&quot;&quot;)">
            <text:p/>
          </table:table-cell>
          <table:table-cell table:formula="of:=IF(COUNTIF([.D353:.G353];[.D353])=3;[.D353];&quot;&quot;)">
            <text:p/>
          </table:table-cell>
          <table:table-cell table:formula="of:=IF(COUNTIF([.A353:.D353];[.A353])=3;&quot;&quot;;[.A353])" office:value-type="float" office:value="103" calcext:value-type="float">
            <text:p>103</text:p>
          </table:table-cell>
          <table:table-cell table:formula="of:=IF(COUNTIF([.B353:.E353];[.B353])=3;&quot;&quot;;[.B353])" office:value-type="float" office:value="103" calcext:value-type="float">
            <text:p>103</text:p>
          </table:table-cell>
          <table:table-cell table:formula="of:=IF(COUNTIF([.C353:.F353];[.C353])=3;&quot;&quot;;[.C353])" office:value-type="float" office:value="707" calcext:value-type="float">
            <text:p>707</text:p>
          </table:table-cell>
          <table:table-cell table:formula="of:=IF(COUNTIF([.D353:.G353];[.D353])=3;&quot;&quot;;[.D353])" office:value-type="float" office:value="265" calcext:value-type="float">
            <text:p>265</text:p>
          </table:table-cell>
          <table:table-cell table:style-name="ce5" table:formula="of:=IFERROR( IF( AND( COUNT([.E353:.H353])=3; MOD( AVERAGE([.E353:.H353]); 2)=1; MOD( AVERAGE([.I353:.L35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80" calcext:value-type="float">
            <text:p>280</text:p>
          </table:table-cell>
          <table:table-cell office:value-type="float" office:value="606" calcext:value-type="float">
            <text:p>606</text:p>
          </table:table-cell>
          <table:table-cell office:value-type="float" office:value="57" calcext:value-type="float">
            <text:p>57</text:p>
          </table:table-cell>
          <table:table-cell table:formula="of:=IF(COUNTIF([.A354:.D354];[.A354])=3;[.A354];&quot;&quot;)">
            <text:p/>
          </table:table-cell>
          <table:table-cell table:formula="of:=IF(COUNTIF([.B354:.E354];[.B354])=3;[.B354];&quot;&quot;)">
            <text:p/>
          </table:table-cell>
          <table:table-cell table:formula="of:=IF(COUNTIF([.C354:.F354];[.C354])=3;[.C354];&quot;&quot;)">
            <text:p/>
          </table:table-cell>
          <table:table-cell table:formula="of:=IF(COUNTIF([.D354:.G354];[.D354])=3;[.D354];&quot;&quot;)">
            <text:p/>
          </table:table-cell>
          <table:table-cell table:formula="of:=IF(COUNTIF([.A354:.D354];[.A354])=3;&quot;&quot;;[.A354])" office:value-type="float" office:value="710" calcext:value-type="float">
            <text:p>710</text:p>
          </table:table-cell>
          <table:table-cell table:formula="of:=IF(COUNTIF([.B354:.E354];[.B354])=3;&quot;&quot;;[.B354])" office:value-type="float" office:value="280" calcext:value-type="float">
            <text:p>280</text:p>
          </table:table-cell>
          <table:table-cell table:formula="of:=IF(COUNTIF([.C354:.F354];[.C354])=3;&quot;&quot;;[.C354])" office:value-type="float" office:value="606" calcext:value-type="float">
            <text:p>606</text:p>
          </table:table-cell>
          <table:table-cell table:formula="of:=IF(COUNTIF([.D354:.G354];[.D354])=3;&quot;&quot;;[.D354])" office:value-type="float" office:value="57" calcext:value-type="float">
            <text:p>57</text:p>
          </table:table-cell>
          <table:table-cell table:style-name="ce5" table:formula="of:=IFERROR( IF( AND( COUNT([.E354:.H354])=3; MOD( AVERAGE([.E354:.H354]); 2)=1; MOD( AVERAGE([.I354:.L35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92" calcext:value-type="float">
            <text:p>892</text:p>
          </table:table-cell>
          <table:table-cell office:value-type="float" office:value="291" calcext:value-type="float">
            <text:p>291</text:p>
          </table:table-cell>
          <table:table-cell office:value-type="float" office:value="674" calcext:value-type="float">
            <text:p>674</text:p>
          </table:table-cell>
          <table:table-cell office:value-type="float" office:value="411" calcext:value-type="float">
            <text:p>411</text:p>
          </table:table-cell>
          <table:table-cell table:formula="of:=IF(COUNTIF([.A355:.D355];[.A355])=3;[.A355];&quot;&quot;)">
            <text:p/>
          </table:table-cell>
          <table:table-cell table:formula="of:=IF(COUNTIF([.B355:.E355];[.B355])=3;[.B355];&quot;&quot;)">
            <text:p/>
          </table:table-cell>
          <table:table-cell table:formula="of:=IF(COUNTIF([.C355:.F355];[.C355])=3;[.C355];&quot;&quot;)">
            <text:p/>
          </table:table-cell>
          <table:table-cell table:formula="of:=IF(COUNTIF([.D355:.G355];[.D355])=3;[.D355];&quot;&quot;)">
            <text:p/>
          </table:table-cell>
          <table:table-cell table:formula="of:=IF(COUNTIF([.A355:.D355];[.A355])=3;&quot;&quot;;[.A355])" office:value-type="float" office:value="892" calcext:value-type="float">
            <text:p>892</text:p>
          </table:table-cell>
          <table:table-cell table:formula="of:=IF(COUNTIF([.B355:.E355];[.B355])=3;&quot;&quot;;[.B355])" office:value-type="float" office:value="291" calcext:value-type="float">
            <text:p>291</text:p>
          </table:table-cell>
          <table:table-cell table:formula="of:=IF(COUNTIF([.C355:.F355];[.C355])=3;&quot;&quot;;[.C355])" office:value-type="float" office:value="674" calcext:value-type="float">
            <text:p>674</text:p>
          </table:table-cell>
          <table:table-cell table:formula="of:=IF(COUNTIF([.D355:.G355];[.D355])=3;&quot;&quot;;[.D355])" office:value-type="float" office:value="411" calcext:value-type="float">
            <text:p>411</text:p>
          </table:table-cell>
          <table:table-cell table:style-name="ce5" table:formula="of:=IFERROR( IF( AND( COUNT([.E355:.H355])=3; MOD( AVERAGE([.E355:.H355]); 2)=1; MOD( AVERAGE([.I355:.L35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08" calcext:value-type="float">
            <text:p>608</text:p>
          </table:table-cell>
          <table:table-cell office:value-type="float" office:value="70" calcext:value-type="float">
            <text:p>70</text:p>
          </table:table-cell>
          <table:table-cell office:value-type="float" office:value="233" calcext:value-type="float">
            <text:p>233</text:p>
          </table:table-cell>
          <table:table-cell table:formula="of:=IF(COUNTIF([.A356:.D356];[.A356])=3;[.A356];&quot;&quot;)">
            <text:p/>
          </table:table-cell>
          <table:table-cell table:formula="of:=IF(COUNTIF([.B356:.E356];[.B356])=3;[.B356];&quot;&quot;)">
            <text:p/>
          </table:table-cell>
          <table:table-cell table:formula="of:=IF(COUNTIF([.C356:.F356];[.C356])=3;[.C356];&quot;&quot;)">
            <text:p/>
          </table:table-cell>
          <table:table-cell table:formula="of:=IF(COUNTIF([.D356:.G356];[.D356])=3;[.D356];&quot;&quot;)">
            <text:p/>
          </table:table-cell>
          <table:table-cell table:formula="of:=IF(COUNTIF([.A356:.D356];[.A356])=3;&quot;&quot;;[.A356])" office:value-type="float" office:value="113" calcext:value-type="float">
            <text:p>113</text:p>
          </table:table-cell>
          <table:table-cell table:formula="of:=IF(COUNTIF([.B356:.E356];[.B356])=3;&quot;&quot;;[.B356])" office:value-type="float" office:value="608" calcext:value-type="float">
            <text:p>608</text:p>
          </table:table-cell>
          <table:table-cell table:formula="of:=IF(COUNTIF([.C356:.F356];[.C356])=3;&quot;&quot;;[.C356])" office:value-type="float" office:value="70" calcext:value-type="float">
            <text:p>70</text:p>
          </table:table-cell>
          <table:table-cell table:formula="of:=IF(COUNTIF([.D356:.G356];[.D356])=3;&quot;&quot;;[.D356])" office:value-type="float" office:value="233" calcext:value-type="float">
            <text:p>233</text:p>
          </table:table-cell>
          <table:table-cell table:style-name="ce5" table:formula="of:=IFERROR( IF( AND( COUNT([.E356:.H356])=3; MOD( AVERAGE([.E356:.H356]); 2)=1; MOD( AVERAGE([.I356:.L35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office:value-type="float" office:value="850" calcext:value-type="float">
            <text:p>850</text:p>
          </table:table-cell>
          <table:table-cell office:value-type="float" office:value="676" calcext:value-type="float">
            <text:p>676</text:p>
          </table:table-cell>
          <table:table-cell office:value-type="float" office:value="281" calcext:value-type="float">
            <text:p>281</text:p>
          </table:table-cell>
          <table:table-cell table:formula="of:=IF(COUNTIF([.A357:.D357];[.A357])=3;[.A357];&quot;&quot;)">
            <text:p/>
          </table:table-cell>
          <table:table-cell table:formula="of:=IF(COUNTIF([.B357:.E357];[.B357])=3;[.B357];&quot;&quot;)">
            <text:p/>
          </table:table-cell>
          <table:table-cell table:formula="of:=IF(COUNTIF([.C357:.F357];[.C357])=3;[.C357];&quot;&quot;)">
            <text:p/>
          </table:table-cell>
          <table:table-cell table:formula="of:=IF(COUNTIF([.D357:.G357];[.D357])=3;[.D357];&quot;&quot;)">
            <text:p/>
          </table:table-cell>
          <table:table-cell table:formula="of:=IF(COUNTIF([.A357:.D357];[.A357])=3;&quot;&quot;;[.A357])" office:value-type="float" office:value="284" calcext:value-type="float">
            <text:p>284</text:p>
          </table:table-cell>
          <table:table-cell table:formula="of:=IF(COUNTIF([.B357:.E357];[.B357])=3;&quot;&quot;;[.B357])" office:value-type="float" office:value="850" calcext:value-type="float">
            <text:p>850</text:p>
          </table:table-cell>
          <table:table-cell table:formula="of:=IF(COUNTIF([.C357:.F357];[.C357])=3;&quot;&quot;;[.C357])" office:value-type="float" office:value="676" calcext:value-type="float">
            <text:p>676</text:p>
          </table:table-cell>
          <table:table-cell table:formula="of:=IF(COUNTIF([.D357:.G357];[.D357])=3;&quot;&quot;;[.D357])" office:value-type="float" office:value="281" calcext:value-type="float">
            <text:p>281</text:p>
          </table:table-cell>
          <table:table-cell table:style-name="ce5" table:formula="of:=IFERROR( IF( AND( COUNT([.E357:.H357])=3; MOD( AVERAGE([.E357:.H357]); 2)=1; MOD( AVERAGE([.I357:.L35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81" calcext:value-type="float">
            <text:p>281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table:formula="of:=IF(COUNTIF([.A358:.D358];[.A358])=3;[.A358];&quot;&quot;)">
            <text:p/>
          </table:table-cell>
          <table:table-cell table:formula="of:=IF(COUNTIF([.B358:.E358];[.B358])=3;[.B358];&quot;&quot;)">
            <text:p/>
          </table:table-cell>
          <table:table-cell table:formula="of:=IF(COUNTIF([.C358:.F358];[.C358])=3;[.C358];&quot;&quot;)">
            <text:p/>
          </table:table-cell>
          <table:table-cell table:formula="of:=IF(COUNTIF([.D358:.G358];[.D358])=3;[.D358];&quot;&quot;)">
            <text:p/>
          </table:table-cell>
          <table:table-cell table:formula="of:=IF(COUNTIF([.A358:.D358];[.A358])=3;&quot;&quot;;[.A358])" office:value-type="float" office:value="373" calcext:value-type="float">
            <text:p>373</text:p>
          </table:table-cell>
          <table:table-cell table:formula="of:=IF(COUNTIF([.B358:.E358];[.B358])=3;&quot;&quot;;[.B358])" office:value-type="float" office:value="281" calcext:value-type="float">
            <text:p>281</text:p>
          </table:table-cell>
          <table:table-cell table:formula="of:=IF(COUNTIF([.C358:.F358];[.C358])=3;&quot;&quot;;[.C358])" office:value-type="float" office:value="44" calcext:value-type="float">
            <text:p>44</text:p>
          </table:table-cell>
          <table:table-cell table:formula="of:=IF(COUNTIF([.D358:.G358];[.D358])=3;&quot;&quot;;[.D358])" office:value-type="float" office:value="128" calcext:value-type="float">
            <text:p>128</text:p>
          </table:table-cell>
          <table:table-cell table:style-name="ce5" table:formula="of:=IFERROR( IF( AND( COUNT([.E358:.H358])=3; MOD( AVERAGE([.E358:.H358]); 2)=1; MOD( AVERAGE([.I358:.L35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22" calcext:value-type="float">
            <text:p>122</text:p>
          </table:table-cell>
          <table:table-cell office:value-type="float" office:value="42" calcext:value-type="float">
            <text:p>42</text:p>
          </table:table-cell>
          <table:table-cell office:value-type="float" office:value="906" calcext:value-type="float">
            <text:p>906</text:p>
          </table:table-cell>
          <table:table-cell table:formula="of:=IF(COUNTIF([.A359:.D359];[.A359])=3;[.A359];&quot;&quot;)">
            <text:p/>
          </table:table-cell>
          <table:table-cell table:formula="of:=IF(COUNTIF([.B359:.E359];[.B359])=3;[.B359];&quot;&quot;)">
            <text:p/>
          </table:table-cell>
          <table:table-cell table:formula="of:=IF(COUNTIF([.C359:.F359];[.C359])=3;[.C359];&quot;&quot;)">
            <text:p/>
          </table:table-cell>
          <table:table-cell table:formula="of:=IF(COUNTIF([.D359:.G359];[.D359])=3;[.D359];&quot;&quot;)">
            <text:p/>
          </table:table-cell>
          <table:table-cell table:formula="of:=IF(COUNTIF([.A359:.D359];[.A359])=3;&quot;&quot;;[.A359])" office:value-type="float" office:value="964" calcext:value-type="float">
            <text:p>964</text:p>
          </table:table-cell>
          <table:table-cell table:formula="of:=IF(COUNTIF([.B359:.E359];[.B359])=3;&quot;&quot;;[.B359])" office:value-type="float" office:value="122" calcext:value-type="float">
            <text:p>122</text:p>
          </table:table-cell>
          <table:table-cell table:formula="of:=IF(COUNTIF([.C359:.F359];[.C359])=3;&quot;&quot;;[.C359])" office:value-type="float" office:value="42" calcext:value-type="float">
            <text:p>42</text:p>
          </table:table-cell>
          <table:table-cell table:formula="of:=IF(COUNTIF([.D359:.G359];[.D359])=3;&quot;&quot;;[.D359])" office:value-type="float" office:value="906" calcext:value-type="float">
            <text:p>906</text:p>
          </table:table-cell>
          <table:table-cell table:style-name="ce5" table:formula="of:=IFERROR( IF( AND( COUNT([.E359:.H359])=3; MOD( AVERAGE([.E359:.H359]); 2)=1; MOD( AVERAGE([.I359:.L35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3" calcext:value-type="float">
            <text:p>43</text:p>
          </table:table-cell>
          <table:table-cell office:value-type="float" office:value="293" calcext:value-type="float">
            <text:p>293</text:p>
          </table:table-cell>
          <table:table-cell office:value-type="float" office:value="702" calcext:value-type="float">
            <text:p>702</text:p>
          </table:table-cell>
          <table:table-cell table:formula="of:=IF(COUNTIF([.A360:.D360];[.A360])=3;[.A360];&quot;&quot;)">
            <text:p/>
          </table:table-cell>
          <table:table-cell table:formula="of:=IF(COUNTIF([.B360:.E360];[.B360])=3;[.B360];&quot;&quot;)">
            <text:p/>
          </table:table-cell>
          <table:table-cell table:formula="of:=IF(COUNTIF([.C360:.F360];[.C360])=3;[.C360];&quot;&quot;)">
            <text:p/>
          </table:table-cell>
          <table:table-cell table:formula="of:=IF(COUNTIF([.D360:.G360];[.D360])=3;[.D360];&quot;&quot;)">
            <text:p/>
          </table:table-cell>
          <table:table-cell table:formula="of:=IF(COUNTIF([.A360:.D360];[.A360])=3;&quot;&quot;;[.A360])" office:value-type="float" office:value="171" calcext:value-type="float">
            <text:p>171</text:p>
          </table:table-cell>
          <table:table-cell table:formula="of:=IF(COUNTIF([.B360:.E360];[.B360])=3;&quot;&quot;;[.B360])" office:value-type="float" office:value="43" calcext:value-type="float">
            <text:p>43</text:p>
          </table:table-cell>
          <table:table-cell table:formula="of:=IF(COUNTIF([.C360:.F360];[.C360])=3;&quot;&quot;;[.C360])" office:value-type="float" office:value="293" calcext:value-type="float">
            <text:p>293</text:p>
          </table:table-cell>
          <table:table-cell table:formula="of:=IF(COUNTIF([.D360:.G360];[.D360])=3;&quot;&quot;;[.D360])" office:value-type="float" office:value="702" calcext:value-type="float">
            <text:p>702</text:p>
          </table:table-cell>
          <table:table-cell table:style-name="ce5" table:formula="of:=IFERROR( IF( AND( COUNT([.E360:.H360])=3; MOD( AVERAGE([.E360:.H360]); 2)=1; MOD( AVERAGE([.I360:.L36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office:value-type="float" office:value="398" calcext:value-type="float">
            <text:p>398</text:p>
          </table:table-cell>
          <table:table-cell office:value-type="float" office:value="769" calcext:value-type="float">
            <text:p>769</text:p>
          </table:table-cell>
          <table:table-cell office:value-type="float" office:value="445" calcext:value-type="float">
            <text:p>445</text:p>
          </table:table-cell>
          <table:table-cell table:formula="of:=IF(COUNTIF([.A361:.D361];[.A361])=3;[.A361];&quot;&quot;)">
            <text:p/>
          </table:table-cell>
          <table:table-cell table:formula="of:=IF(COUNTIF([.B361:.E361];[.B361])=3;[.B361];&quot;&quot;)">
            <text:p/>
          </table:table-cell>
          <table:table-cell table:formula="of:=IF(COUNTIF([.C361:.F361];[.C361])=3;[.C361];&quot;&quot;)">
            <text:p/>
          </table:table-cell>
          <table:table-cell table:formula="of:=IF(COUNTIF([.D361:.G361];[.D361])=3;[.D361];&quot;&quot;)">
            <text:p/>
          </table:table-cell>
          <table:table-cell table:formula="of:=IF(COUNTIF([.A361:.D361];[.A361])=3;&quot;&quot;;[.A361])" office:value-type="float" office:value="257" calcext:value-type="float">
            <text:p>257</text:p>
          </table:table-cell>
          <table:table-cell table:formula="of:=IF(COUNTIF([.B361:.E361];[.B361])=3;&quot;&quot;;[.B361])" office:value-type="float" office:value="398" calcext:value-type="float">
            <text:p>398</text:p>
          </table:table-cell>
          <table:table-cell table:formula="of:=IF(COUNTIF([.C361:.F361];[.C361])=3;&quot;&quot;;[.C361])" office:value-type="float" office:value="769" calcext:value-type="float">
            <text:p>769</text:p>
          </table:table-cell>
          <table:table-cell table:formula="of:=IF(COUNTIF([.D361:.G361];[.D361])=3;&quot;&quot;;[.D361])" office:value-type="float" office:value="445" calcext:value-type="float">
            <text:p>445</text:p>
          </table:table-cell>
          <table:table-cell table:style-name="ce5" table:formula="of:=IFERROR( IF( AND( COUNT([.E361:.H361])=3; MOD( AVERAGE([.E361:.H361]); 2)=1; MOD( AVERAGE([.I361:.L36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office:value-type="float" office:value="466" calcext:value-type="float">
            <text:p>466</text:p>
          </table:table-cell>
          <table:table-cell office:value-type="float" office:value="617" calcext:value-type="float">
            <text:p>617</text:p>
          </table:table-cell>
          <table:table-cell office:value-type="float" office:value="507" calcext:value-type="float">
            <text:p>507</text:p>
          </table:table-cell>
          <table:table-cell table:formula="of:=IF(COUNTIF([.A362:.D362];[.A362])=3;[.A362];&quot;&quot;)">
            <text:p/>
          </table:table-cell>
          <table:table-cell table:formula="of:=IF(COUNTIF([.B362:.E362];[.B362])=3;[.B362];&quot;&quot;)">
            <text:p/>
          </table:table-cell>
          <table:table-cell table:formula="of:=IF(COUNTIF([.C362:.F362];[.C362])=3;[.C362];&quot;&quot;)">
            <text:p/>
          </table:table-cell>
          <table:table-cell table:formula="of:=IF(COUNTIF([.D362:.G362];[.D362])=3;[.D362];&quot;&quot;)">
            <text:p/>
          </table:table-cell>
          <table:table-cell table:formula="of:=IF(COUNTIF([.A362:.D362];[.A362])=3;&quot;&quot;;[.A362])" office:value-type="float" office:value="318" calcext:value-type="float">
            <text:p>318</text:p>
          </table:table-cell>
          <table:table-cell table:formula="of:=IF(COUNTIF([.B362:.E362];[.B362])=3;&quot;&quot;;[.B362])" office:value-type="float" office:value="466" calcext:value-type="float">
            <text:p>466</text:p>
          </table:table-cell>
          <table:table-cell table:formula="of:=IF(COUNTIF([.C362:.F362];[.C362])=3;&quot;&quot;;[.C362])" office:value-type="float" office:value="617" calcext:value-type="float">
            <text:p>617</text:p>
          </table:table-cell>
          <table:table-cell table:formula="of:=IF(COUNTIF([.D362:.G362];[.D362])=3;&quot;&quot;;[.D362])" office:value-type="float" office:value="507" calcext:value-type="float">
            <text:p>507</text:p>
          </table:table-cell>
          <table:table-cell table:style-name="ce5" table:formula="of:=IFERROR( IF( AND( COUNT([.E362:.H362])=3; MOD( AVERAGE([.E362:.H362]); 2)=1; MOD( AVERAGE([.I362:.L36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83" calcext:value-type="float">
            <text:p>683</text:p>
          </table:table-cell>
          <table:table-cell office:value-type="float" office:value="464" calcext:value-type="float">
            <text:p>464</text:p>
          </table:table-cell>
          <table:table-cell office:value-type="float" office:value="785" calcext:value-type="float">
            <text:p>785</text:p>
          </table:table-cell>
          <table:table-cell office:value-type="float" office:value="223" calcext:value-type="float">
            <text:p>223</text:p>
          </table:table-cell>
          <table:table-cell table:formula="of:=IF(COUNTIF([.A363:.D363];[.A363])=3;[.A363];&quot;&quot;)">
            <text:p/>
          </table:table-cell>
          <table:table-cell table:formula="of:=IF(COUNTIF([.B363:.E363];[.B363])=3;[.B363];&quot;&quot;)">
            <text:p/>
          </table:table-cell>
          <table:table-cell table:formula="of:=IF(COUNTIF([.C363:.F363];[.C363])=3;[.C363];&quot;&quot;)">
            <text:p/>
          </table:table-cell>
          <table:table-cell table:formula="of:=IF(COUNTIF([.D363:.G363];[.D363])=3;[.D363];&quot;&quot;)">
            <text:p/>
          </table:table-cell>
          <table:table-cell table:formula="of:=IF(COUNTIF([.A363:.D363];[.A363])=3;&quot;&quot;;[.A363])" office:value-type="float" office:value="683" calcext:value-type="float">
            <text:p>683</text:p>
          </table:table-cell>
          <table:table-cell table:formula="of:=IF(COUNTIF([.B363:.E363];[.B363])=3;&quot;&quot;;[.B363])" office:value-type="float" office:value="464" calcext:value-type="float">
            <text:p>464</text:p>
          </table:table-cell>
          <table:table-cell table:formula="of:=IF(COUNTIF([.C363:.F363];[.C363])=3;&quot;&quot;;[.C363])" office:value-type="float" office:value="785" calcext:value-type="float">
            <text:p>785</text:p>
          </table:table-cell>
          <table:table-cell table:formula="of:=IF(COUNTIF([.D363:.G363];[.D363])=3;&quot;&quot;;[.D363])" office:value-type="float" office:value="223" calcext:value-type="float">
            <text:p>223</text:p>
          </table:table-cell>
          <table:table-cell table:style-name="ce5" table:formula="of:=IFERROR( IF( AND( COUNT([.E363:.H363])=3; MOD( AVERAGE([.E363:.H363]); 2)=1; MOD( AVERAGE([.I363:.L36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office:value-type="float" office:value="278" calcext:value-type="float">
            <text:p>278</text:p>
          </table:table-cell>
          <table:table-cell office:value-type="float" office:value="499" calcext:value-type="float">
            <text:p>499</text:p>
          </table:table-cell>
          <table:table-cell office:value-type="float" office:value="278" calcext:value-type="float">
            <text:p>278</text:p>
          </table:table-cell>
          <table:table-cell table:formula="of:=IF(COUNTIF([.A364:.D364];[.A364])=3;[.A364];&quot;&quot;)">
            <text:p/>
          </table:table-cell>
          <table:table-cell table:formula="of:=IF(COUNTIF([.B364:.E364];[.B364])=3;[.B364];&quot;&quot;)">
            <text:p/>
          </table:table-cell>
          <table:table-cell table:formula="of:=IF(COUNTIF([.C364:.F364];[.C364])=3;[.C364];&quot;&quot;)">
            <text:p/>
          </table:table-cell>
          <table:table-cell table:formula="of:=IF(COUNTIF([.D364:.G364];[.D364])=3;[.D364];&quot;&quot;)">
            <text:p/>
          </table:table-cell>
          <table:table-cell table:formula="of:=IF(COUNTIF([.A364:.D364];[.A364])=3;&quot;&quot;;[.A364])" office:value-type="float" office:value="499" calcext:value-type="float">
            <text:p>499</text:p>
          </table:table-cell>
          <table:table-cell table:formula="of:=IF(COUNTIF([.B364:.E364];[.B364])=3;&quot;&quot;;[.B364])" office:value-type="float" office:value="278" calcext:value-type="float">
            <text:p>278</text:p>
          </table:table-cell>
          <table:table-cell table:formula="of:=IF(COUNTIF([.C364:.F364];[.C364])=3;&quot;&quot;;[.C364])" office:value-type="float" office:value="499" calcext:value-type="float">
            <text:p>499</text:p>
          </table:table-cell>
          <table:table-cell table:formula="of:=IF(COUNTIF([.D364:.G364];[.D364])=3;&quot;&quot;;[.D364])" office:value-type="float" office:value="278" calcext:value-type="float">
            <text:p>278</text:p>
          </table:table-cell>
          <table:table-cell table:style-name="ce5" table:formula="of:=IFERROR( IF( AND( COUNT([.E364:.H364])=3; MOD( AVERAGE([.E364:.H364]); 2)=1; MOD( AVERAGE([.I364:.L36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office:value-type="float" office:value="795" calcext:value-type="float">
            <text:p>795</text:p>
          </table:table-cell>
          <table:table-cell office:value-type="float" office:value="312" calcext:value-type="float">
            <text:p>312</text:p>
          </table:table-cell>
          <table:table-cell office:value-type="float" office:value="950" calcext:value-type="float">
            <text:p>950</text:p>
          </table:table-cell>
          <table:table-cell table:formula="of:=IF(COUNTIF([.A365:.D365];[.A365])=3;[.A365];&quot;&quot;)">
            <text:p/>
          </table:table-cell>
          <table:table-cell table:formula="of:=IF(COUNTIF([.B365:.E365];[.B365])=3;[.B365];&quot;&quot;)">
            <text:p/>
          </table:table-cell>
          <table:table-cell table:formula="of:=IF(COUNTIF([.C365:.F365];[.C365])=3;[.C365];&quot;&quot;)">
            <text:p/>
          </table:table-cell>
          <table:table-cell table:formula="of:=IF(COUNTIF([.D365:.G365];[.D365])=3;[.D365];&quot;&quot;)">
            <text:p/>
          </table:table-cell>
          <table:table-cell table:formula="of:=IF(COUNTIF([.A365:.D365];[.A365])=3;&quot;&quot;;[.A365])" office:value-type="float" office:value="429" calcext:value-type="float">
            <text:p>429</text:p>
          </table:table-cell>
          <table:table-cell table:formula="of:=IF(COUNTIF([.B365:.E365];[.B365])=3;&quot;&quot;;[.B365])" office:value-type="float" office:value="795" calcext:value-type="float">
            <text:p>795</text:p>
          </table:table-cell>
          <table:table-cell table:formula="of:=IF(COUNTIF([.C365:.F365];[.C365])=3;&quot;&quot;;[.C365])" office:value-type="float" office:value="312" calcext:value-type="float">
            <text:p>312</text:p>
          </table:table-cell>
          <table:table-cell table:formula="of:=IF(COUNTIF([.D365:.G365];[.D365])=3;&quot;&quot;;[.D365])" office:value-type="float" office:value="950" calcext:value-type="float">
            <text:p>950</text:p>
          </table:table-cell>
          <table:table-cell table:style-name="ce5" table:formula="of:=IFERROR( IF( AND( COUNT([.E365:.H365])=3; MOD( AVERAGE([.E365:.H365]); 2)=1; MOD( AVERAGE([.I365:.L36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office:value-type="float" office:value="852" calcext:value-type="float">
            <text:p>852</text:p>
          </table:table-cell>
          <table:table-cell office:value-type="float" office:value="808" calcext:value-type="float">
            <text:p>808</text:p>
          </table:table-cell>
          <table:table-cell office:value-type="float" office:value="632" calcext:value-type="float">
            <text:p>632</text:p>
          </table:table-cell>
          <table:table-cell table:formula="of:=IF(COUNTIF([.A366:.D366];[.A366])=3;[.A366];&quot;&quot;)">
            <text:p/>
          </table:table-cell>
          <table:table-cell table:formula="of:=IF(COUNTIF([.B366:.E366];[.B366])=3;[.B366];&quot;&quot;)">
            <text:p/>
          </table:table-cell>
          <table:table-cell table:formula="of:=IF(COUNTIF([.C366:.F366];[.C366])=3;[.C366];&quot;&quot;)">
            <text:p/>
          </table:table-cell>
          <table:table-cell table:formula="of:=IF(COUNTIF([.D366:.G366];[.D366])=3;[.D366];&quot;&quot;)">
            <text:p/>
          </table:table-cell>
          <table:table-cell table:formula="of:=IF(COUNTIF([.A366:.D366];[.A366])=3;&quot;&quot;;[.A366])" office:value-type="float" office:value="256" calcext:value-type="float">
            <text:p>256</text:p>
          </table:table-cell>
          <table:table-cell table:formula="of:=IF(COUNTIF([.B366:.E366];[.B366])=3;&quot;&quot;;[.B366])" office:value-type="float" office:value="852" calcext:value-type="float">
            <text:p>852</text:p>
          </table:table-cell>
          <table:table-cell table:formula="of:=IF(COUNTIF([.C366:.F366];[.C366])=3;&quot;&quot;;[.C366])" office:value-type="float" office:value="808" calcext:value-type="float">
            <text:p>808</text:p>
          </table:table-cell>
          <table:table-cell table:formula="of:=IF(COUNTIF([.D366:.G366];[.D366])=3;&quot;&quot;;[.D366])" office:value-type="float" office:value="632" calcext:value-type="float">
            <text:p>632</text:p>
          </table:table-cell>
          <table:table-cell table:style-name="ce5" table:formula="of:=IFERROR( IF( AND( COUNT([.E366:.H366])=3; MOD( AVERAGE([.E366:.H366]); 2)=1; MOD( AVERAGE([.I366:.L36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53" calcext:value-type="float">
            <text:p>353</text:p>
          </table:table-cell>
          <table:table-cell office:value-type="float" office:value="661" calcext:value-type="float">
            <text:p>661</text:p>
          </table:table-cell>
          <table:table-cell office:value-type="float" office:value="22" calcext:value-type="float">
            <text:p>22</text:p>
          </table:table-cell>
          <table:table-cell table:formula="of:=IF(COUNTIF([.A367:.D367];[.A367])=3;[.A367];&quot;&quot;)">
            <text:p/>
          </table:table-cell>
          <table:table-cell table:formula="of:=IF(COUNTIF([.B367:.E367];[.B367])=3;[.B367];&quot;&quot;)">
            <text:p/>
          </table:table-cell>
          <table:table-cell table:formula="of:=IF(COUNTIF([.C367:.F367];[.C367])=3;[.C367];&quot;&quot;)">
            <text:p/>
          </table:table-cell>
          <table:table-cell table:formula="of:=IF(COUNTIF([.D367:.G367];[.D367])=3;[.D367];&quot;&quot;)">
            <text:p/>
          </table:table-cell>
          <table:table-cell table:formula="of:=IF(COUNTIF([.A367:.D367];[.A367])=3;&quot;&quot;;[.A367])" office:value-type="float" office:value="829" calcext:value-type="float">
            <text:p>829</text:p>
          </table:table-cell>
          <table:table-cell table:formula="of:=IF(COUNTIF([.B367:.E367];[.B367])=3;&quot;&quot;;[.B367])" office:value-type="float" office:value="353" calcext:value-type="float">
            <text:p>353</text:p>
          </table:table-cell>
          <table:table-cell table:formula="of:=IF(COUNTIF([.C367:.F367];[.C367])=3;&quot;&quot;;[.C367])" office:value-type="float" office:value="661" calcext:value-type="float">
            <text:p>661</text:p>
          </table:table-cell>
          <table:table-cell table:formula="of:=IF(COUNTIF([.D367:.G367];[.D367])=3;&quot;&quot;;[.D367])" office:value-type="float" office:value="22" calcext:value-type="float">
            <text:p>22</text:p>
          </table:table-cell>
          <table:table-cell table:style-name="ce5" table:formula="of:=IFERROR( IF( AND( COUNT([.E367:.H367])=3; MOD( AVERAGE([.E367:.H367]); 2)=1; MOD( AVERAGE([.I367:.L36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25" calcext:value-type="float">
            <text:p>825</text:p>
          </table:table-cell>
          <table:table-cell table:formula="of:=IF(COUNTIF([.A368:.D368];[.A368])=3;[.A368];&quot;&quot;)" office:value-type="float" office:value="825" calcext:value-type="float">
            <text:p>825</text:p>
          </table:table-cell>
          <table:table-cell table:formula="of:=IF(COUNTIF([.B368:.E368];[.B368])=3;[.B368];&quot;&quot;)">
            <text:p/>
          </table:table-cell>
          <table:table-cell table:formula="of:=IF(COUNTIF([.C368:.F368];[.C368])=3;[.C368];&quot;&quot;)" office:value-type="float" office:value="825" calcext:value-type="float">
            <text:p>825</text:p>
          </table:table-cell>
          <table:table-cell table:formula="of:=IF(COUNTIF([.D368:.G368];[.D368])=3;[.D368];&quot;&quot;)" office:value-type="float" office:value="825" calcext:value-type="float">
            <text:p>825</text:p>
          </table:table-cell>
          <table:table-cell table:formula="of:=IF(COUNTIF([.A368:.D368];[.A368])=3;&quot;&quot;;[.A368])">
            <text:p/>
          </table:table-cell>
          <table:table-cell table:formula="of:=IF(COUNTIF([.B368:.E368];[.B368])=3;&quot;&quot;;[.B368])" office:value-type="float" office:value="93" calcext:value-type="float">
            <text:p>93</text:p>
          </table:table-cell>
          <table:table-cell table:formula="of:=IF(COUNTIF([.C368:.F368];[.C368])=3;&quot;&quot;;[.C368])">
            <text:p/>
          </table:table-cell>
          <table:table-cell table:formula="of:=IF(COUNTIF([.D368:.G368];[.D368])=3;&quot;&quot;;[.D368])">
            <text:p/>
          </table:table-cell>
          <table:table-cell table:style-name="ce5" table:formula="of:=IFERROR( IF( AND( COUNT([.E368:.H368])=3; MOD( AVERAGE([.E368:.H368]); 2)=1; MOD( AVERAGE([.I368:.L36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office:value-type="float" office:value="859" calcext:value-type="float">
            <text:p>859</text:p>
          </table:table-cell>
          <table:table-cell office:value-type="float" office:value="200" calcext:value-type="float">
            <text:p>200</text:p>
          </table:table-cell>
          <table:table-cell office:value-type="float" office:value="877" calcext:value-type="float">
            <text:p>877</text:p>
          </table:table-cell>
          <table:table-cell table:formula="of:=IF(COUNTIF([.A369:.D369];[.A369])=3;[.A369];&quot;&quot;)">
            <text:p/>
          </table:table-cell>
          <table:table-cell table:formula="of:=IF(COUNTIF([.B369:.E369];[.B369])=3;[.B369];&quot;&quot;)">
            <text:p/>
          </table:table-cell>
          <table:table-cell table:formula="of:=IF(COUNTIF([.C369:.F369];[.C369])=3;[.C369];&quot;&quot;)">
            <text:p/>
          </table:table-cell>
          <table:table-cell table:formula="of:=IF(COUNTIF([.D369:.G369];[.D369])=3;[.D369];&quot;&quot;)">
            <text:p/>
          </table:table-cell>
          <table:table-cell table:formula="of:=IF(COUNTIF([.A369:.D369];[.A369])=3;&quot;&quot;;[.A369])" office:value-type="float" office:value="797" calcext:value-type="float">
            <text:p>797</text:p>
          </table:table-cell>
          <table:table-cell table:formula="of:=IF(COUNTIF([.B369:.E369];[.B369])=3;&quot;&quot;;[.B369])" office:value-type="float" office:value="859" calcext:value-type="float">
            <text:p>859</text:p>
          </table:table-cell>
          <table:table-cell table:formula="of:=IF(COUNTIF([.C369:.F369];[.C369])=3;&quot;&quot;;[.C369])" office:value-type="float" office:value="200" calcext:value-type="float">
            <text:p>200</text:p>
          </table:table-cell>
          <table:table-cell table:formula="of:=IF(COUNTIF([.D369:.G369];[.D369])=3;&quot;&quot;;[.D369])" office:value-type="float" office:value="877" calcext:value-type="float">
            <text:p>877</text:p>
          </table:table-cell>
          <table:table-cell table:style-name="ce5" table:formula="of:=IFERROR( IF( AND( COUNT([.E369:.H369])=3; MOD( AVERAGE([.E369:.H369]); 2)=1; MOD( AVERAGE([.I369:.L36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34" calcext:value-type="float">
            <text:p>934</text:p>
          </table:table-cell>
          <table:table-cell office:value-type="float" office:value="283" calcext:value-type="float">
            <text:p>283</text:p>
          </table:table-cell>
          <table:table-cell office:value-type="float" office:value="715" calcext:value-type="float">
            <text:p>715</text:p>
          </table:table-cell>
          <table:table-cell office:value-type="float" office:value="377" calcext:value-type="float">
            <text:p>377</text:p>
          </table:table-cell>
          <table:table-cell table:formula="of:=IF(COUNTIF([.A370:.D370];[.A370])=3;[.A370];&quot;&quot;)">
            <text:p/>
          </table:table-cell>
          <table:table-cell table:formula="of:=IF(COUNTIF([.B370:.E370];[.B370])=3;[.B370];&quot;&quot;)">
            <text:p/>
          </table:table-cell>
          <table:table-cell table:formula="of:=IF(COUNTIF([.C370:.F370];[.C370])=3;[.C370];&quot;&quot;)">
            <text:p/>
          </table:table-cell>
          <table:table-cell table:formula="of:=IF(COUNTIF([.D370:.G370];[.D370])=3;[.D370];&quot;&quot;)">
            <text:p/>
          </table:table-cell>
          <table:table-cell table:formula="of:=IF(COUNTIF([.A370:.D370];[.A370])=3;&quot;&quot;;[.A370])" office:value-type="float" office:value="934" calcext:value-type="float">
            <text:p>934</text:p>
          </table:table-cell>
          <table:table-cell table:formula="of:=IF(COUNTIF([.B370:.E370];[.B370])=3;&quot;&quot;;[.B370])" office:value-type="float" office:value="283" calcext:value-type="float">
            <text:p>283</text:p>
          </table:table-cell>
          <table:table-cell table:formula="of:=IF(COUNTIF([.C370:.F370];[.C370])=3;&quot;&quot;;[.C370])" office:value-type="float" office:value="715" calcext:value-type="float">
            <text:p>715</text:p>
          </table:table-cell>
          <table:table-cell table:formula="of:=IF(COUNTIF([.D370:.G370];[.D370])=3;&quot;&quot;;[.D370])" office:value-type="float" office:value="377" calcext:value-type="float">
            <text:p>377</text:p>
          </table:table-cell>
          <table:table-cell table:style-name="ce5" table:formula="of:=IFERROR( IF( AND( COUNT([.E370:.H370])=3; MOD( AVERAGE([.E370:.H370]); 2)=1; MOD( AVERAGE([.I370:.L37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office:value-type="float" office:value="970" calcext:value-type="float">
            <text:p>970</text:p>
          </table:table-cell>
          <table:table-cell office:value-type="float" office:value="712" calcext:value-type="float">
            <text:p>712</text:p>
          </table:table-cell>
          <table:table-cell office:value-type="float" office:value="101" calcext:value-type="float">
            <text:p>101</text:p>
          </table:table-cell>
          <table:table-cell table:formula="of:=IF(COUNTIF([.A371:.D371];[.A371])=3;[.A371];&quot;&quot;)">
            <text:p/>
          </table:table-cell>
          <table:table-cell table:formula="of:=IF(COUNTIF([.B371:.E371];[.B371])=3;[.B371];&quot;&quot;)">
            <text:p/>
          </table:table-cell>
          <table:table-cell table:formula="of:=IF(COUNTIF([.C371:.F371];[.C371])=3;[.C371];&quot;&quot;)">
            <text:p/>
          </table:table-cell>
          <table:table-cell table:formula="of:=IF(COUNTIF([.D371:.G371];[.D371])=3;[.D371];&quot;&quot;)">
            <text:p/>
          </table:table-cell>
          <table:table-cell table:formula="of:=IF(COUNTIF([.A371:.D371];[.A371])=3;&quot;&quot;;[.A371])" office:value-type="float" office:value="411" calcext:value-type="float">
            <text:p>411</text:p>
          </table:table-cell>
          <table:table-cell table:formula="of:=IF(COUNTIF([.B371:.E371];[.B371])=3;&quot;&quot;;[.B371])" office:value-type="float" office:value="970" calcext:value-type="float">
            <text:p>970</text:p>
          </table:table-cell>
          <table:table-cell table:formula="of:=IF(COUNTIF([.C371:.F371];[.C371])=3;&quot;&quot;;[.C371])" office:value-type="float" office:value="712" calcext:value-type="float">
            <text:p>712</text:p>
          </table:table-cell>
          <table:table-cell table:formula="of:=IF(COUNTIF([.D371:.G371];[.D371])=3;&quot;&quot;;[.D371])" office:value-type="float" office:value="101" calcext:value-type="float">
            <text:p>101</text:p>
          </table:table-cell>
          <table:table-cell table:style-name="ce5" table:formula="of:=IFERROR( IF( AND( COUNT([.E371:.H371])=3; MOD( AVERAGE([.E371:.H371]); 2)=1; MOD( AVERAGE([.I371:.L37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55" calcext:value-type="float">
            <text:p>955</text:p>
          </table:table-cell>
          <table:table-cell office:value-type="float" office:value="793" calcext:value-type="float">
            <text:p>793</text:p>
          </table:table-cell>
          <table:table-cell office:value-type="float" office:value="717" calcext:value-type="float">
            <text:p>717</text:p>
          </table:table-cell>
          <table:table-cell office:value-type="float" office:value="435" calcext:value-type="float">
            <text:p>435</text:p>
          </table:table-cell>
          <table:table-cell table:formula="of:=IF(COUNTIF([.A372:.D372];[.A372])=3;[.A372];&quot;&quot;)">
            <text:p/>
          </table:table-cell>
          <table:table-cell table:formula="of:=IF(COUNTIF([.B372:.E372];[.B372])=3;[.B372];&quot;&quot;)">
            <text:p/>
          </table:table-cell>
          <table:table-cell table:formula="of:=IF(COUNTIF([.C372:.F372];[.C372])=3;[.C372];&quot;&quot;)">
            <text:p/>
          </table:table-cell>
          <table:table-cell table:formula="of:=IF(COUNTIF([.D372:.G372];[.D372])=3;[.D372];&quot;&quot;)">
            <text:p/>
          </table:table-cell>
          <table:table-cell table:formula="of:=IF(COUNTIF([.A372:.D372];[.A372])=3;&quot;&quot;;[.A372])" office:value-type="float" office:value="955" calcext:value-type="float">
            <text:p>955</text:p>
          </table:table-cell>
          <table:table-cell table:formula="of:=IF(COUNTIF([.B372:.E372];[.B372])=3;&quot;&quot;;[.B372])" office:value-type="float" office:value="793" calcext:value-type="float">
            <text:p>793</text:p>
          </table:table-cell>
          <table:table-cell table:formula="of:=IF(COUNTIF([.C372:.F372];[.C372])=3;&quot;&quot;;[.C372])" office:value-type="float" office:value="717" calcext:value-type="float">
            <text:p>717</text:p>
          </table:table-cell>
          <table:table-cell table:formula="of:=IF(COUNTIF([.D372:.G372];[.D372])=3;&quot;&quot;;[.D372])" office:value-type="float" office:value="435" calcext:value-type="float">
            <text:p>435</text:p>
          </table:table-cell>
          <table:table-cell table:style-name="ce5" table:formula="of:=IFERROR( IF( AND( COUNT([.E372:.H372])=3; MOD( AVERAGE([.E372:.H372]); 2)=1; MOD( AVERAGE([.I372:.L37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office:value-type="float" office:value="207" calcext:value-type="float">
            <text:p>207</text:p>
          </table:table-cell>
          <table:table-cell office:value-type="float" office:value="951" calcext:value-type="float">
            <text:p>951</text:p>
          </table:table-cell>
          <table:table-cell office:value-type="float" office:value="715" calcext:value-type="float">
            <text:p>715</text:p>
          </table:table-cell>
          <table:table-cell table:formula="of:=IF(COUNTIF([.A373:.D373];[.A373])=3;[.A373];&quot;&quot;)">
            <text:p/>
          </table:table-cell>
          <table:table-cell table:formula="of:=IF(COUNTIF([.B373:.E373];[.B373])=3;[.B373];&quot;&quot;)">
            <text:p/>
          </table:table-cell>
          <table:table-cell table:formula="of:=IF(COUNTIF([.C373:.F373];[.C373])=3;[.C373];&quot;&quot;)">
            <text:p/>
          </table:table-cell>
          <table:table-cell table:formula="of:=IF(COUNTIF([.D373:.G373];[.D373])=3;[.D373];&quot;&quot;)">
            <text:p/>
          </table:table-cell>
          <table:table-cell table:formula="of:=IF(COUNTIF([.A373:.D373];[.A373])=3;&quot;&quot;;[.A373])" office:value-type="float" office:value="316" calcext:value-type="float">
            <text:p>316</text:p>
          </table:table-cell>
          <table:table-cell table:formula="of:=IF(COUNTIF([.B373:.E373];[.B373])=3;&quot;&quot;;[.B373])" office:value-type="float" office:value="207" calcext:value-type="float">
            <text:p>207</text:p>
          </table:table-cell>
          <table:table-cell table:formula="of:=IF(COUNTIF([.C373:.F373];[.C373])=3;&quot;&quot;;[.C373])" office:value-type="float" office:value="951" calcext:value-type="float">
            <text:p>951</text:p>
          </table:table-cell>
          <table:table-cell table:formula="of:=IF(COUNTIF([.D373:.G373];[.D373])=3;&quot;&quot;;[.D373])" office:value-type="float" office:value="715" calcext:value-type="float">
            <text:p>715</text:p>
          </table:table-cell>
          <table:table-cell table:style-name="ce5" table:formula="of:=IFERROR( IF( AND( COUNT([.E373:.H373])=3; MOD( AVERAGE([.E373:.H373]); 2)=1; MOD( AVERAGE([.I373:.L37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12" calcext:value-type="float">
            <text:p>712</text:p>
          </table:table-cell>
          <table:table-cell office:value-type="float" office:value="821" calcext:value-type="float">
            <text:p>821</text:p>
          </table:table-cell>
          <table:table-cell office:value-type="float" office:value="579" calcext:value-type="float">
            <text:p>579</text:p>
          </table:table-cell>
          <table:table-cell office:value-type="float" office:value="747" calcext:value-type="float">
            <text:p>747</text:p>
          </table:table-cell>
          <table:table-cell table:formula="of:=IF(COUNTIF([.A374:.D374];[.A374])=3;[.A374];&quot;&quot;)">
            <text:p/>
          </table:table-cell>
          <table:table-cell table:formula="of:=IF(COUNTIF([.B374:.E374];[.B374])=3;[.B374];&quot;&quot;)">
            <text:p/>
          </table:table-cell>
          <table:table-cell table:formula="of:=IF(COUNTIF([.C374:.F374];[.C374])=3;[.C374];&quot;&quot;)">
            <text:p/>
          </table:table-cell>
          <table:table-cell table:formula="of:=IF(COUNTIF([.D374:.G374];[.D374])=3;[.D374];&quot;&quot;)">
            <text:p/>
          </table:table-cell>
          <table:table-cell table:formula="of:=IF(COUNTIF([.A374:.D374];[.A374])=3;&quot;&quot;;[.A374])" office:value-type="float" office:value="712" calcext:value-type="float">
            <text:p>712</text:p>
          </table:table-cell>
          <table:table-cell table:formula="of:=IF(COUNTIF([.B374:.E374];[.B374])=3;&quot;&quot;;[.B374])" office:value-type="float" office:value="821" calcext:value-type="float">
            <text:p>821</text:p>
          </table:table-cell>
          <table:table-cell table:formula="of:=IF(COUNTIF([.C374:.F374];[.C374])=3;&quot;&quot;;[.C374])" office:value-type="float" office:value="579" calcext:value-type="float">
            <text:p>579</text:p>
          </table:table-cell>
          <table:table-cell table:formula="of:=IF(COUNTIF([.D374:.G374];[.D374])=3;&quot;&quot;;[.D374])" office:value-type="float" office:value="747" calcext:value-type="float">
            <text:p>747</text:p>
          </table:table-cell>
          <table:table-cell table:style-name="ce5" table:formula="of:=IFERROR( IF( AND( COUNT([.E374:.H374])=3; MOD( AVERAGE([.E374:.H374]); 2)=1; MOD( AVERAGE([.I374:.L37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88" calcext:value-type="float">
            <text:p>988</text:p>
          </table:table-cell>
          <table:table-cell office:value-type="float" office:value="877" calcext:value-type="float">
            <text:p>877</text:p>
          </table:table-cell>
          <table:table-cell office:value-type="float" office:value="703" calcext:value-type="float">
            <text:p>703</text:p>
          </table:table-cell>
          <table:table-cell office:value-type="float" office:value="251" calcext:value-type="float">
            <text:p>251</text:p>
          </table:table-cell>
          <table:table-cell table:formula="of:=IF(COUNTIF([.A375:.D375];[.A375])=3;[.A375];&quot;&quot;)">
            <text:p/>
          </table:table-cell>
          <table:table-cell table:formula="of:=IF(COUNTIF([.B375:.E375];[.B375])=3;[.B375];&quot;&quot;)">
            <text:p/>
          </table:table-cell>
          <table:table-cell table:formula="of:=IF(COUNTIF([.C375:.F375];[.C375])=3;[.C375];&quot;&quot;)">
            <text:p/>
          </table:table-cell>
          <table:table-cell table:formula="of:=IF(COUNTIF([.D375:.G375];[.D375])=3;[.D375];&quot;&quot;)">
            <text:p/>
          </table:table-cell>
          <table:table-cell table:formula="of:=IF(COUNTIF([.A375:.D375];[.A375])=3;&quot;&quot;;[.A375])" office:value-type="float" office:value="988" calcext:value-type="float">
            <text:p>988</text:p>
          </table:table-cell>
          <table:table-cell table:formula="of:=IF(COUNTIF([.B375:.E375];[.B375])=3;&quot;&quot;;[.B375])" office:value-type="float" office:value="877" calcext:value-type="float">
            <text:p>877</text:p>
          </table:table-cell>
          <table:table-cell table:formula="of:=IF(COUNTIF([.C375:.F375];[.C375])=3;&quot;&quot;;[.C375])" office:value-type="float" office:value="703" calcext:value-type="float">
            <text:p>703</text:p>
          </table:table-cell>
          <table:table-cell table:formula="of:=IF(COUNTIF([.D375:.G375];[.D375])=3;&quot;&quot;;[.D375])" office:value-type="float" office:value="251" calcext:value-type="float">
            <text:p>251</text:p>
          </table:table-cell>
          <table:table-cell table:style-name="ce5" table:formula="of:=IFERROR( IF( AND( COUNT([.E375:.H375])=3; MOD( AVERAGE([.E375:.H375]); 2)=1; MOD( AVERAGE([.I375:.L37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office:value-type="float" office:value="736" calcext:value-type="float">
            <text:p>736</text:p>
          </table:table-cell>
          <table:table-cell office:value-type="float" office:value="567" calcext:value-type="float">
            <text:p>567</text:p>
          </table:table-cell>
          <table:table-cell office:value-type="float" office:value="258" calcext:value-type="float">
            <text:p>258</text:p>
          </table:table-cell>
          <table:table-cell table:formula="of:=IF(COUNTIF([.A376:.D376];[.A376])=3;[.A376];&quot;&quot;)">
            <text:p/>
          </table:table-cell>
          <table:table-cell table:formula="of:=IF(COUNTIF([.B376:.E376];[.B376])=3;[.B376];&quot;&quot;)">
            <text:p/>
          </table:table-cell>
          <table:table-cell table:formula="of:=IF(COUNTIF([.C376:.F376];[.C376])=3;[.C376];&quot;&quot;)">
            <text:p/>
          </table:table-cell>
          <table:table-cell table:formula="of:=IF(COUNTIF([.D376:.G376];[.D376])=3;[.D376];&quot;&quot;)">
            <text:p/>
          </table:table-cell>
          <table:table-cell table:formula="of:=IF(COUNTIF([.A376:.D376];[.A376])=3;&quot;&quot;;[.A376])" office:value-type="float" office:value="561" calcext:value-type="float">
            <text:p>561</text:p>
          </table:table-cell>
          <table:table-cell table:formula="of:=IF(COUNTIF([.B376:.E376];[.B376])=3;&quot;&quot;;[.B376])" office:value-type="float" office:value="736" calcext:value-type="float">
            <text:p>736</text:p>
          </table:table-cell>
          <table:table-cell table:formula="of:=IF(COUNTIF([.C376:.F376];[.C376])=3;&quot;&quot;;[.C376])" office:value-type="float" office:value="567" calcext:value-type="float">
            <text:p>567</text:p>
          </table:table-cell>
          <table:table-cell table:formula="of:=IF(COUNTIF([.D376:.G376];[.D376])=3;&quot;&quot;;[.D376])" office:value-type="float" office:value="258" calcext:value-type="float">
            <text:p>258</text:p>
          </table:table-cell>
          <table:table-cell table:style-name="ce5" table:formula="of:=IFERROR( IF( AND( COUNT([.E376:.H376])=3; MOD( AVERAGE([.E376:.H376]); 2)=1; MOD( AVERAGE([.I376:.L37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office:value-type="float" office:value="794" calcext:value-type="float">
            <text:p>794</text:p>
          </table:table-cell>
          <table:table-cell office:value-type="float" office:value="671" calcext:value-type="float">
            <text:p>671</text:p>
          </table:table-cell>
          <table:table-cell office:value-type="float" office:value="989" calcext:value-type="float">
            <text:p>989</text:p>
          </table:table-cell>
          <table:table-cell table:formula="of:=IF(COUNTIF([.A377:.D377];[.A377])=3;[.A377];&quot;&quot;)">
            <text:p/>
          </table:table-cell>
          <table:table-cell table:formula="of:=IF(COUNTIF([.B377:.E377];[.B377])=3;[.B377];&quot;&quot;)">
            <text:p/>
          </table:table-cell>
          <table:table-cell table:formula="of:=IF(COUNTIF([.C377:.F377];[.C377])=3;[.C377];&quot;&quot;)">
            <text:p/>
          </table:table-cell>
          <table:table-cell table:formula="of:=IF(COUNTIF([.D377:.G377];[.D377])=3;[.D377];&quot;&quot;)">
            <text:p/>
          </table:table-cell>
          <table:table-cell table:formula="of:=IF(COUNTIF([.A377:.D377];[.A377])=3;&quot;&quot;;[.A377])" office:value-type="float" office:value="888" calcext:value-type="float">
            <text:p>888</text:p>
          </table:table-cell>
          <table:table-cell table:formula="of:=IF(COUNTIF([.B377:.E377];[.B377])=3;&quot;&quot;;[.B377])" office:value-type="float" office:value="794" calcext:value-type="float">
            <text:p>794</text:p>
          </table:table-cell>
          <table:table-cell table:formula="of:=IF(COUNTIF([.C377:.F377];[.C377])=3;&quot;&quot;;[.C377])" office:value-type="float" office:value="671" calcext:value-type="float">
            <text:p>671</text:p>
          </table:table-cell>
          <table:table-cell table:formula="of:=IF(COUNTIF([.D377:.G377];[.D377])=3;&quot;&quot;;[.D377])" office:value-type="float" office:value="989" calcext:value-type="float">
            <text:p>989</text:p>
          </table:table-cell>
          <table:table-cell table:style-name="ce5" table:formula="of:=IFERROR( IF( AND( COUNT([.E377:.H377])=3; MOD( AVERAGE([.E377:.H377]); 2)=1; MOD( AVERAGE([.I377:.L37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7" calcext:value-type="float">
            <text:p>37</text:p>
          </table:table-cell>
          <table:table-cell office:value-type="float" office:value="354" calcext:value-type="float">
            <text:p>354</text:p>
          </table:table-cell>
          <table:table-cell office:value-type="float" office:value="444" calcext:value-type="float">
            <text:p>444</text:p>
          </table:table-cell>
          <table:table-cell table:formula="of:=IF(COUNTIF([.A378:.D378];[.A378])=3;[.A378];&quot;&quot;)">
            <text:p/>
          </table:table-cell>
          <table:table-cell table:formula="of:=IF(COUNTIF([.B378:.E378];[.B378])=3;[.B378];&quot;&quot;)">
            <text:p/>
          </table:table-cell>
          <table:table-cell table:formula="of:=IF(COUNTIF([.C378:.F378];[.C378])=3;[.C378];&quot;&quot;)">
            <text:p/>
          </table:table-cell>
          <table:table-cell table:formula="of:=IF(COUNTIF([.D378:.G378];[.D378])=3;[.D378];&quot;&quot;)">
            <text:p/>
          </table:table-cell>
          <table:table-cell table:formula="of:=IF(COUNTIF([.A378:.D378];[.A378])=3;&quot;&quot;;[.A378])" office:value-type="float" office:value="628" calcext:value-type="float">
            <text:p>628</text:p>
          </table:table-cell>
          <table:table-cell table:formula="of:=IF(COUNTIF([.B378:.E378];[.B378])=3;&quot;&quot;;[.B378])" office:value-type="float" office:value="37" calcext:value-type="float">
            <text:p>37</text:p>
          </table:table-cell>
          <table:table-cell table:formula="of:=IF(COUNTIF([.C378:.F378];[.C378])=3;&quot;&quot;;[.C378])" office:value-type="float" office:value="354" calcext:value-type="float">
            <text:p>354</text:p>
          </table:table-cell>
          <table:table-cell table:formula="of:=IF(COUNTIF([.D378:.G378];[.D378])=3;&quot;&quot;;[.D378])" office:value-type="float" office:value="444" calcext:value-type="float">
            <text:p>444</text:p>
          </table:table-cell>
          <table:table-cell table:style-name="ce5" table:formula="of:=IFERROR( IF( AND( COUNT([.E378:.H378])=3; MOD( AVERAGE([.E378:.H378]); 2)=1; MOD( AVERAGE([.I378:.L37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14" calcext:value-type="float">
            <text:p>614</text:p>
          </table:table-cell>
          <table:table-cell office:value-type="float" office:value="73" calcext:value-type="float">
            <text:p>73</text:p>
          </table:table-cell>
          <table:table-cell office:value-type="float" office:value="742" calcext:value-type="float">
            <text:p>742</text:p>
          </table:table-cell>
          <table:table-cell table:formula="of:=IF(COUNTIF([.A379:.D379];[.A379])=3;[.A379];&quot;&quot;)">
            <text:p/>
          </table:table-cell>
          <table:table-cell table:formula="of:=IF(COUNTIF([.B379:.E379];[.B379])=3;[.B379];&quot;&quot;)">
            <text:p/>
          </table:table-cell>
          <table:table-cell table:formula="of:=IF(COUNTIF([.C379:.F379];[.C379])=3;[.C379];&quot;&quot;)">
            <text:p/>
          </table:table-cell>
          <table:table-cell table:formula="of:=IF(COUNTIF([.D379:.G379];[.D379])=3;[.D379];&quot;&quot;)">
            <text:p/>
          </table:table-cell>
          <table:table-cell table:formula="of:=IF(COUNTIF([.A379:.D379];[.A379])=3;&quot;&quot;;[.A379])" office:value-type="float" office:value="950" calcext:value-type="float">
            <text:p>950</text:p>
          </table:table-cell>
          <table:table-cell table:formula="of:=IF(COUNTIF([.B379:.E379];[.B379])=3;&quot;&quot;;[.B379])" office:value-type="float" office:value="614" calcext:value-type="float">
            <text:p>614</text:p>
          </table:table-cell>
          <table:table-cell table:formula="of:=IF(COUNTIF([.C379:.F379];[.C379])=3;&quot;&quot;;[.C379])" office:value-type="float" office:value="73" calcext:value-type="float">
            <text:p>73</text:p>
          </table:table-cell>
          <table:table-cell table:formula="of:=IF(COUNTIF([.D379:.G379];[.D379])=3;&quot;&quot;;[.D379])" office:value-type="float" office:value="742" calcext:value-type="float">
            <text:p>742</text:p>
          </table:table-cell>
          <table:table-cell table:style-name="ce5" table:formula="of:=IFERROR( IF( AND( COUNT([.E379:.H379])=3; MOD( AVERAGE([.E379:.H379]); 2)=1; MOD( AVERAGE([.I379:.L37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693" calcext:value-type="float">
            <text:p>693</text:p>
          </table:table-cell>
          <table:table-cell office:value-type="float" office:value="147" calcext:value-type="float">
            <text:p>147</text:p>
          </table:table-cell>
          <table:table-cell table:formula="of:=IF(COUNTIF([.A380:.D380];[.A380])=3;[.A380];&quot;&quot;)">
            <text:p/>
          </table:table-cell>
          <table:table-cell table:formula="of:=IF(COUNTIF([.B380:.E380];[.B380])=3;[.B380];&quot;&quot;)">
            <text:p/>
          </table:table-cell>
          <table:table-cell table:formula="of:=IF(COUNTIF([.C380:.F380];[.C380])=3;[.C380];&quot;&quot;)">
            <text:p/>
          </table:table-cell>
          <table:table-cell table:formula="of:=IF(COUNTIF([.D380:.G380];[.D380])=3;[.D380];&quot;&quot;)">
            <text:p/>
          </table:table-cell>
          <table:table-cell table:formula="of:=IF(COUNTIF([.A380:.D380];[.A380])=3;&quot;&quot;;[.A380])" office:value-type="float" office:value="2" calcext:value-type="float">
            <text:p>2</text:p>
          </table:table-cell>
          <table:table-cell table:formula="of:=IF(COUNTIF([.B380:.E380];[.B380])=3;&quot;&quot;;[.B380])" office:value-type="float" office:value="159" calcext:value-type="float">
            <text:p>159</text:p>
          </table:table-cell>
          <table:table-cell table:formula="of:=IF(COUNTIF([.C380:.F380];[.C380])=3;&quot;&quot;;[.C380])" office:value-type="float" office:value="693" calcext:value-type="float">
            <text:p>693</text:p>
          </table:table-cell>
          <table:table-cell table:formula="of:=IF(COUNTIF([.D380:.G380];[.D380])=3;&quot;&quot;;[.D380])" office:value-type="float" office:value="147" calcext:value-type="float">
            <text:p>147</text:p>
          </table:table-cell>
          <table:table-cell table:style-name="ce5" table:formula="of:=IFERROR( IF( AND( COUNT([.E380:.H380])=3; MOD( AVERAGE([.E380:.H380]); 2)=1; MOD( AVERAGE([.I380:.L38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office:value-type="float" office:value="317" calcext:value-type="float">
            <text:p>317</text:p>
          </table:table-cell>
          <table:table-cell office:value-type="float" office:value="369" calcext:value-type="float">
            <text:p>369</text:p>
          </table:table-cell>
          <table:table-cell office:value-type="float" office:value="368" calcext:value-type="float">
            <text:p>368</text:p>
          </table:table-cell>
          <table:table-cell table:formula="of:=IF(COUNTIF([.A381:.D381];[.A381])=3;[.A381];&quot;&quot;)">
            <text:p/>
          </table:table-cell>
          <table:table-cell table:formula="of:=IF(COUNTIF([.B381:.E381];[.B381])=3;[.B381];&quot;&quot;)">
            <text:p/>
          </table:table-cell>
          <table:table-cell table:formula="of:=IF(COUNTIF([.C381:.F381];[.C381])=3;[.C381];&quot;&quot;)">
            <text:p/>
          </table:table-cell>
          <table:table-cell table:formula="of:=IF(COUNTIF([.D381:.G381];[.D381])=3;[.D381];&quot;&quot;)">
            <text:p/>
          </table:table-cell>
          <table:table-cell table:formula="of:=IF(COUNTIF([.A381:.D381];[.A381])=3;&quot;&quot;;[.A381])" office:value-type="float" office:value="260" calcext:value-type="float">
            <text:p>260</text:p>
          </table:table-cell>
          <table:table-cell table:formula="of:=IF(COUNTIF([.B381:.E381];[.B381])=3;&quot;&quot;;[.B381])" office:value-type="float" office:value="317" calcext:value-type="float">
            <text:p>317</text:p>
          </table:table-cell>
          <table:table-cell table:formula="of:=IF(COUNTIF([.C381:.F381];[.C381])=3;&quot;&quot;;[.C381])" office:value-type="float" office:value="369" calcext:value-type="float">
            <text:p>369</text:p>
          </table:table-cell>
          <table:table-cell table:formula="of:=IF(COUNTIF([.D381:.G381];[.D381])=3;&quot;&quot;;[.D381])" office:value-type="float" office:value="368" calcext:value-type="float">
            <text:p>368</text:p>
          </table:table-cell>
          <table:table-cell table:style-name="ce5" table:formula="of:=IFERROR( IF( AND( COUNT([.E381:.H381])=3; MOD( AVERAGE([.E381:.H381]); 2)=1; MOD( AVERAGE([.I381:.L38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office:value-type="float" office:value="379" calcext:value-type="float">
            <text:p>379</text:p>
          </table:table-cell>
          <table:table-cell office:value-type="float" office:value="769" calcext:value-type="float">
            <text:p>769</text:p>
          </table:table-cell>
          <table:table-cell office:value-type="float" office:value="408" calcext:value-type="float">
            <text:p>408</text:p>
          </table:table-cell>
          <table:table-cell table:formula="of:=IF(COUNTIF([.A382:.D382];[.A382])=3;[.A382];&quot;&quot;)">
            <text:p/>
          </table:table-cell>
          <table:table-cell table:formula="of:=IF(COUNTIF([.B382:.E382];[.B382])=3;[.B382];&quot;&quot;)">
            <text:p/>
          </table:table-cell>
          <table:table-cell table:formula="of:=IF(COUNTIF([.C382:.F382];[.C382])=3;[.C382];&quot;&quot;)">
            <text:p/>
          </table:table-cell>
          <table:table-cell table:formula="of:=IF(COUNTIF([.D382:.G382];[.D382])=3;[.D382];&quot;&quot;)">
            <text:p/>
          </table:table-cell>
          <table:table-cell table:formula="of:=IF(COUNTIF([.A382:.D382];[.A382])=3;&quot;&quot;;[.A382])" office:value-type="float" office:value="502" calcext:value-type="float">
            <text:p>502</text:p>
          </table:table-cell>
          <table:table-cell table:formula="of:=IF(COUNTIF([.B382:.E382];[.B382])=3;&quot;&quot;;[.B382])" office:value-type="float" office:value="379" calcext:value-type="float">
            <text:p>379</text:p>
          </table:table-cell>
          <table:table-cell table:formula="of:=IF(COUNTIF([.C382:.F382];[.C382])=3;&quot;&quot;;[.C382])" office:value-type="float" office:value="769" calcext:value-type="float">
            <text:p>769</text:p>
          </table:table-cell>
          <table:table-cell table:formula="of:=IF(COUNTIF([.D382:.G382];[.D382])=3;&quot;&quot;;[.D382])" office:value-type="float" office:value="408" calcext:value-type="float">
            <text:p>408</text:p>
          </table:table-cell>
          <table:table-cell table:style-name="ce5" table:formula="of:=IFERROR( IF( AND( COUNT([.E382:.H382])=3; MOD( AVERAGE([.E382:.H382]); 2)=1; MOD( AVERAGE([.I382:.L38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977" calcext:value-type="float">
            <text:p>977</text:p>
          </table:table-cell>
          <table:table-cell table:number-columns-repeated="2" office:value-type="float" office:value="197" calcext:value-type="float">
            <text:p>197</text:p>
          </table:table-cell>
          <table:table-cell table:formula="of:=IF(COUNTIF([.A383:.D383];[.A383])=3;[.A383];&quot;&quot;)">
            <text:p/>
          </table:table-cell>
          <table:table-cell table:formula="of:=IF(COUNTIF([.B383:.E383];[.B383])=3;[.B383];&quot;&quot;)">
            <text:p/>
          </table:table-cell>
          <table:table-cell table:formula="of:=IF(COUNTIF([.C383:.F383];[.C383])=3;[.C383];&quot;&quot;)">
            <text:p/>
          </table:table-cell>
          <table:table-cell table:formula="of:=IF(COUNTIF([.D383:.G383];[.D383])=3;[.D383];&quot;&quot;)">
            <text:p/>
          </table:table-cell>
          <table:table-cell table:formula="of:=IF(COUNTIF([.A383:.D383];[.A383])=3;&quot;&quot;;[.A383])" office:value-type="float" office:value="3" calcext:value-type="float">
            <text:p>3</text:p>
          </table:table-cell>
          <table:table-cell table:formula="of:=IF(COUNTIF([.B383:.E383];[.B383])=3;&quot;&quot;;[.B383])" office:value-type="float" office:value="977" calcext:value-type="float">
            <text:p>977</text:p>
          </table:table-cell>
          <table:table-cell table:formula="of:=IF(COUNTIF([.C383:.F383];[.C383])=3;&quot;&quot;;[.C383])" office:value-type="float" office:value="197" calcext:value-type="float">
            <text:p>197</text:p>
          </table:table-cell>
          <table:table-cell table:formula="of:=IF(COUNTIF([.D383:.G383];[.D383])=3;&quot;&quot;;[.D383])" office:value-type="float" office:value="197" calcext:value-type="float">
            <text:p>197</text:p>
          </table:table-cell>
          <table:table-cell table:style-name="ce5" table:formula="of:=IFERROR( IF( AND( COUNT([.E383:.H383])=3; MOD( AVERAGE([.E383:.H383]); 2)=1; MOD( AVERAGE([.I383:.L38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office:value-type="float" office:value="767" calcext:value-type="float">
            <text:p>767</text:p>
          </table:table-cell>
          <table:table-cell office:value-type="float" office:value="975" calcext:value-type="float">
            <text:p>975</text:p>
          </table:table-cell>
          <table:table-cell office:value-type="float" office:value="370" calcext:value-type="float">
            <text:p>370</text:p>
          </table:table-cell>
          <table:table-cell table:formula="of:=IF(COUNTIF([.A384:.D384];[.A384])=3;[.A384];&quot;&quot;)">
            <text:p/>
          </table:table-cell>
          <table:table-cell table:formula="of:=IF(COUNTIF([.B384:.E384];[.B384])=3;[.B384];&quot;&quot;)">
            <text:p/>
          </table:table-cell>
          <table:table-cell table:formula="of:=IF(COUNTIF([.C384:.F384];[.C384])=3;[.C384];&quot;&quot;)">
            <text:p/>
          </table:table-cell>
          <table:table-cell table:formula="of:=IF(COUNTIF([.D384:.G384];[.D384])=3;[.D384];&quot;&quot;)">
            <text:p/>
          </table:table-cell>
          <table:table-cell table:formula="of:=IF(COUNTIF([.A384:.D384];[.A384])=3;&quot;&quot;;[.A384])" office:value-type="float" office:value="615" calcext:value-type="float">
            <text:p>615</text:p>
          </table:table-cell>
          <table:table-cell table:formula="of:=IF(COUNTIF([.B384:.E384];[.B384])=3;&quot;&quot;;[.B384])" office:value-type="float" office:value="767" calcext:value-type="float">
            <text:p>767</text:p>
          </table:table-cell>
          <table:table-cell table:formula="of:=IF(COUNTIF([.C384:.F384];[.C384])=3;&quot;&quot;;[.C384])" office:value-type="float" office:value="975" calcext:value-type="float">
            <text:p>975</text:p>
          </table:table-cell>
          <table:table-cell table:formula="of:=IF(COUNTIF([.D384:.G384];[.D384])=3;&quot;&quot;;[.D384])" office:value-type="float" office:value="370" calcext:value-type="float">
            <text:p>370</text:p>
          </table:table-cell>
          <table:table-cell table:style-name="ce5" table:formula="of:=IFERROR( IF( AND( COUNT([.E384:.H384])=3; MOD( AVERAGE([.E384:.H384]); 2)=1; MOD( AVERAGE([.I384:.L38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office:value-type="float" office:value="742" calcext:value-type="float">
            <text:p>742</text:p>
          </table:table-cell>
          <table:table-cell office:value-type="float" office:value="747" calcext:value-type="float">
            <text:p>747</text:p>
          </table:table-cell>
          <table:table-cell office:value-type="float" office:value="924" calcext:value-type="float">
            <text:p>924</text:p>
          </table:table-cell>
          <table:table-cell table:formula="of:=IF(COUNTIF([.A385:.D385];[.A385])=3;[.A385];&quot;&quot;)">
            <text:p/>
          </table:table-cell>
          <table:table-cell table:formula="of:=IF(COUNTIF([.B385:.E385];[.B385])=3;[.B385];&quot;&quot;)">
            <text:p/>
          </table:table-cell>
          <table:table-cell table:formula="of:=IF(COUNTIF([.C385:.F385];[.C385])=3;[.C385];&quot;&quot;)">
            <text:p/>
          </table:table-cell>
          <table:table-cell table:formula="of:=IF(COUNTIF([.D385:.G385];[.D385])=3;[.D385];&quot;&quot;)">
            <text:p/>
          </table:table-cell>
          <table:table-cell table:formula="of:=IF(COUNTIF([.A385:.D385];[.A385])=3;&quot;&quot;;[.A385])" office:value-type="float" office:value="337" calcext:value-type="float">
            <text:p>337</text:p>
          </table:table-cell>
          <table:table-cell table:formula="of:=IF(COUNTIF([.B385:.E385];[.B385])=3;&quot;&quot;;[.B385])" office:value-type="float" office:value="742" calcext:value-type="float">
            <text:p>742</text:p>
          </table:table-cell>
          <table:table-cell table:formula="of:=IF(COUNTIF([.C385:.F385];[.C385])=3;&quot;&quot;;[.C385])" office:value-type="float" office:value="747" calcext:value-type="float">
            <text:p>747</text:p>
          </table:table-cell>
          <table:table-cell table:formula="of:=IF(COUNTIF([.D385:.G385];[.D385])=3;&quot;&quot;;[.D385])" office:value-type="float" office:value="924" calcext:value-type="float">
            <text:p>924</text:p>
          </table:table-cell>
          <table:table-cell table:style-name="ce5" table:formula="of:=IFERROR( IF( AND( COUNT([.E385:.H385])=3; MOD( AVERAGE([.E385:.H385]); 2)=1; MOD( AVERAGE([.I385:.L38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43" calcext:value-type="float">
            <text:p>943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167" calcext:value-type="float">
            <text:p>167</text:p>
          </table:table-cell>
          <table:table-cell table:formula="of:=IF(COUNTIF([.A386:.D386];[.A386])=3;[.A386];&quot;&quot;)">
            <text:p/>
          </table:table-cell>
          <table:table-cell table:formula="of:=IF(COUNTIF([.B386:.E386];[.B386])=3;[.B386];&quot;&quot;)">
            <text:p/>
          </table:table-cell>
          <table:table-cell table:formula="of:=IF(COUNTIF([.C386:.F386];[.C386])=3;[.C386];&quot;&quot;)">
            <text:p/>
          </table:table-cell>
          <table:table-cell table:formula="of:=IF(COUNTIF([.D386:.G386];[.D386])=3;[.D386];&quot;&quot;)">
            <text:p/>
          </table:table-cell>
          <table:table-cell table:formula="of:=IF(COUNTIF([.A386:.D386];[.A386])=3;&quot;&quot;;[.A386])" office:value-type="float" office:value="943" calcext:value-type="float">
            <text:p>943</text:p>
          </table:table-cell>
          <table:table-cell table:formula="of:=IF(COUNTIF([.B386:.E386];[.B386])=3;&quot;&quot;;[.B386])" office:value-type="float" office:value="244" calcext:value-type="float">
            <text:p>244</text:p>
          </table:table-cell>
          <table:table-cell table:formula="of:=IF(COUNTIF([.C386:.F386];[.C386])=3;&quot;&quot;;[.C386])" office:value-type="float" office:value="244" calcext:value-type="float">
            <text:p>244</text:p>
          </table:table-cell>
          <table:table-cell table:formula="of:=IF(COUNTIF([.D386:.G386];[.D386])=3;&quot;&quot;;[.D386])" office:value-type="float" office:value="167" calcext:value-type="float">
            <text:p>167</text:p>
          </table:table-cell>
          <table:table-cell table:style-name="ce5" table:formula="of:=IFERROR( IF( AND( COUNT([.E386:.H386])=3; MOD( AVERAGE([.E386:.H386]); 2)=1; MOD( AVERAGE([.I386:.L38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35" calcext:value-type="float">
            <text:p>535</text:p>
          </table:table-cell>
          <table:table-cell office:value-type="float" office:value="741" calcext:value-type="float">
            <text:p>741</text:p>
          </table:table-cell>
          <table:table-cell office:value-type="float" office:value="9" calcext:value-type="float">
            <text:p>9</text:p>
          </table:table-cell>
          <table:table-cell table:formula="of:=IF(COUNTIF([.A387:.D387];[.A387])=3;[.A387];&quot;&quot;)">
            <text:p/>
          </table:table-cell>
          <table:table-cell table:formula="of:=IF(COUNTIF([.B387:.E387];[.B387])=3;[.B387];&quot;&quot;)">
            <text:p/>
          </table:table-cell>
          <table:table-cell table:formula="of:=IF(COUNTIF([.C387:.F387];[.C387])=3;[.C387];&quot;&quot;)">
            <text:p/>
          </table:table-cell>
          <table:table-cell table:formula="of:=IF(COUNTIF([.D387:.G387];[.D387])=3;[.D387];&quot;&quot;)">
            <text:p/>
          </table:table-cell>
          <table:table-cell table:formula="of:=IF(COUNTIF([.A387:.D387];[.A387])=3;&quot;&quot;;[.A387])" office:value-type="float" office:value="633" calcext:value-type="float">
            <text:p>633</text:p>
          </table:table-cell>
          <table:table-cell table:formula="of:=IF(COUNTIF([.B387:.E387];[.B387])=3;&quot;&quot;;[.B387])" office:value-type="float" office:value="535" calcext:value-type="float">
            <text:p>535</text:p>
          </table:table-cell>
          <table:table-cell table:formula="of:=IF(COUNTIF([.C387:.F387];[.C387])=3;&quot;&quot;;[.C387])" office:value-type="float" office:value="741" calcext:value-type="float">
            <text:p>741</text:p>
          </table:table-cell>
          <table:table-cell table:formula="of:=IF(COUNTIF([.D387:.G387];[.D387])=3;&quot;&quot;;[.D387])" office:value-type="float" office:value="9" calcext:value-type="float">
            <text:p>9</text:p>
          </table:table-cell>
          <table:table-cell table:style-name="ce5" table:formula="of:=IFERROR( IF( AND( COUNT([.E387:.H387])=3; MOD( AVERAGE([.E387:.H387]); 2)=1; MOD( AVERAGE([.I387:.L38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office:value-type="float" office:value="996" calcext:value-type="float">
            <text:p>996</text:p>
          </table:table-cell>
          <table:table-cell office:value-type="float" office:value="415" calcext:value-type="float">
            <text:p>415</text:p>
          </table:table-cell>
          <table:table-cell office:value-type="float" office:value="874" calcext:value-type="float">
            <text:p>874</text:p>
          </table:table-cell>
          <table:table-cell table:formula="of:=IF(COUNTIF([.A388:.D388];[.A388])=3;[.A388];&quot;&quot;)">
            <text:p/>
          </table:table-cell>
          <table:table-cell table:formula="of:=IF(COUNTIF([.B388:.E388];[.B388])=3;[.B388];&quot;&quot;)">
            <text:p/>
          </table:table-cell>
          <table:table-cell table:formula="of:=IF(COUNTIF([.C388:.F388];[.C388])=3;[.C388];&quot;&quot;)">
            <text:p/>
          </table:table-cell>
          <table:table-cell table:formula="of:=IF(COUNTIF([.D388:.G388];[.D388])=3;[.D388];&quot;&quot;)">
            <text:p/>
          </table:table-cell>
          <table:table-cell table:formula="of:=IF(COUNTIF([.A388:.D388];[.A388])=3;&quot;&quot;;[.A388])" office:value-type="float" office:value="479" calcext:value-type="float">
            <text:p>479</text:p>
          </table:table-cell>
          <table:table-cell table:formula="of:=IF(COUNTIF([.B388:.E388];[.B388])=3;&quot;&quot;;[.B388])" office:value-type="float" office:value="996" calcext:value-type="float">
            <text:p>996</text:p>
          </table:table-cell>
          <table:table-cell table:formula="of:=IF(COUNTIF([.C388:.F388];[.C388])=3;&quot;&quot;;[.C388])" office:value-type="float" office:value="415" calcext:value-type="float">
            <text:p>415</text:p>
          </table:table-cell>
          <table:table-cell table:formula="of:=IF(COUNTIF([.D388:.G388];[.D388])=3;&quot;&quot;;[.D388])" office:value-type="float" office:value="874" calcext:value-type="float">
            <text:p>874</text:p>
          </table:table-cell>
          <table:table-cell table:style-name="ce5" table:formula="of:=IFERROR( IF( AND( COUNT([.E388:.H388])=3; MOD( AVERAGE([.E388:.H388]); 2)=1; MOD( AVERAGE([.I388:.L38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3" calcext:value-type="float">
            <text:p>513</text:p>
          </table:table-cell>
          <table:table-cell office:value-type="float" office:value="3" calcext:value-type="float">
            <text:p>3</text:p>
          </table:table-cell>
          <table:table-cell office:value-type="float" office:value="802" calcext:value-type="float">
            <text:p>802</text:p>
          </table:table-cell>
          <table:table-cell table:formula="of:=IF(COUNTIF([.A389:.D389];[.A389])=3;[.A389];&quot;&quot;)">
            <text:p/>
          </table:table-cell>
          <table:table-cell table:formula="of:=IF(COUNTIF([.B389:.E389];[.B389])=3;[.B389];&quot;&quot;)">
            <text:p/>
          </table:table-cell>
          <table:table-cell table:formula="of:=IF(COUNTIF([.C389:.F389];[.C389])=3;[.C389];&quot;&quot;)">
            <text:p/>
          </table:table-cell>
          <table:table-cell table:formula="of:=IF(COUNTIF([.D389:.G389];[.D389])=3;[.D389];&quot;&quot;)">
            <text:p/>
          </table:table-cell>
          <table:table-cell table:formula="of:=IF(COUNTIF([.A389:.D389];[.A389])=3;&quot;&quot;;[.A389])" office:value-type="float" office:value="4" calcext:value-type="float">
            <text:p>4</text:p>
          </table:table-cell>
          <table:table-cell table:formula="of:=IF(COUNTIF([.B389:.E389];[.B389])=3;&quot;&quot;;[.B389])" office:value-type="float" office:value="513" calcext:value-type="float">
            <text:p>513</text:p>
          </table:table-cell>
          <table:table-cell table:formula="of:=IF(COUNTIF([.C389:.F389];[.C389])=3;&quot;&quot;;[.C389])" office:value-type="float" office:value="3" calcext:value-type="float">
            <text:p>3</text:p>
          </table:table-cell>
          <table:table-cell table:formula="of:=IF(COUNTIF([.D389:.G389];[.D389])=3;&quot;&quot;;[.D389])" office:value-type="float" office:value="802" calcext:value-type="float">
            <text:p>802</text:p>
          </table:table-cell>
          <table:table-cell table:style-name="ce5" table:formula="of:=IFERROR( IF( AND( COUNT([.E389:.H389])=3; MOD( AVERAGE([.E389:.H389]); 2)=1; MOD( AVERAGE([.I389:.L38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710" calcext:value-type="float">
            <text:p>710</text:p>
          </table:table-cell>
          <table:table-cell office:value-type="float" office:value="567" calcext:value-type="float">
            <text:p>567</text:p>
          </table:table-cell>
          <table:table-cell office:value-type="float" office:value="173" calcext:value-type="float">
            <text:p>173</text:p>
          </table:table-cell>
          <table:table-cell table:formula="of:=IF(COUNTIF([.A390:.D390];[.A390])=3;[.A390];&quot;&quot;)">
            <text:p/>
          </table:table-cell>
          <table:table-cell table:formula="of:=IF(COUNTIF([.B390:.E390];[.B390])=3;[.B390];&quot;&quot;)">
            <text:p/>
          </table:table-cell>
          <table:table-cell table:formula="of:=IF(COUNTIF([.C390:.F390];[.C390])=3;[.C390];&quot;&quot;)">
            <text:p/>
          </table:table-cell>
          <table:table-cell table:formula="of:=IF(COUNTIF([.D390:.G390];[.D390])=3;[.D390];&quot;&quot;)">
            <text:p/>
          </table:table-cell>
          <table:table-cell table:formula="of:=IF(COUNTIF([.A390:.D390];[.A390])=3;&quot;&quot;;[.A390])" office:value-type="float" office:value="15" calcext:value-type="float">
            <text:p>15</text:p>
          </table:table-cell>
          <table:table-cell table:formula="of:=IF(COUNTIF([.B390:.E390];[.B390])=3;&quot;&quot;;[.B390])" office:value-type="float" office:value="710" calcext:value-type="float">
            <text:p>710</text:p>
          </table:table-cell>
          <table:table-cell table:formula="of:=IF(COUNTIF([.C390:.F390];[.C390])=3;&quot;&quot;;[.C390])" office:value-type="float" office:value="567" calcext:value-type="float">
            <text:p>567</text:p>
          </table:table-cell>
          <table:table-cell table:formula="of:=IF(COUNTIF([.D390:.G390];[.D390])=3;&quot;&quot;;[.D390])" office:value-type="float" office:value="173" calcext:value-type="float">
            <text:p>173</text:p>
          </table:table-cell>
          <table:table-cell table:style-name="ce5" table:formula="of:=IFERROR( IF( AND( COUNT([.E390:.H390])=3; MOD( AVERAGE([.E390:.H390]); 2)=1; MOD( AVERAGE([.I390:.L39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float" office:value="741" calcext:value-type="float">
            <text:p>741</text:p>
          </table:table-cell>
          <table:table-cell table:formula="of:=IF(COUNTIF([.A391:.D391];[.A391])=3;[.A391];&quot;&quot;)" office:value-type="float" office:value="741" calcext:value-type="float">
            <text:p>741</text:p>
          </table:table-cell>
          <table:table-cell table:formula="of:=IF(COUNTIF([.B391:.E391];[.B391])=3;[.B391];&quot;&quot;)">
            <text:p/>
          </table:table-cell>
          <table:table-cell table:formula="of:=IF(COUNTIF([.C391:.F391];[.C391])=3;[.C391];&quot;&quot;)" office:value-type="float" office:value="741" calcext:value-type="float">
            <text:p>741</text:p>
          </table:table-cell>
          <table:table-cell table:formula="of:=IF(COUNTIF([.D391:.G391];[.D391])=3;[.D391];&quot;&quot;)" office:value-type="float" office:value="741" calcext:value-type="float">
            <text:p>741</text:p>
          </table:table-cell>
          <table:table-cell table:formula="of:=IF(COUNTIF([.A391:.D391];[.A391])=3;&quot;&quot;;[.A391])">
            <text:p/>
          </table:table-cell>
          <table:table-cell table:formula="of:=IF(COUNTIF([.B391:.E391];[.B391])=3;&quot;&quot;;[.B391])" office:value-type="float" office:value="698" calcext:value-type="float">
            <text:p>698</text:p>
          </table:table-cell>
          <table:table-cell table:formula="of:=IF(COUNTIF([.C391:.F391];[.C391])=3;&quot;&quot;;[.C391])">
            <text:p/>
          </table:table-cell>
          <table:table-cell table:formula="of:=IF(COUNTIF([.D391:.G391];[.D391])=3;&quot;&quot;;[.D391])">
            <text:p/>
          </table:table-cell>
          <table:table-cell table:style-name="ce5" table:formula="of:=IFERROR( IF( AND( COUNT([.E391:.H391])=3; MOD( AVERAGE([.E391:.H391]); 2)=1; MOD( AVERAGE([.I391:.L391]); 2)=0); 1; 0); 0)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8" calcext:value-type="float">
            <text:p>138</text:p>
          </table:table-cell>
          <table:table-cell table:formula="of:=IF(COUNTIF([.A392:.D392];[.A392])=3;[.A392];&quot;&quot;)">
            <text:p/>
          </table:table-cell>
          <table:table-cell table:formula="of:=IF(COUNTIF([.B392:.E392];[.B392])=3;[.B392];&quot;&quot;)">
            <text:p/>
          </table:table-cell>
          <table:table-cell table:formula="of:=IF(COUNTIF([.C392:.F392];[.C392])=3;[.C392];&quot;&quot;)">
            <text:p/>
          </table:table-cell>
          <table:table-cell table:formula="of:=IF(COUNTIF([.D392:.G392];[.D392])=3;[.D392];&quot;&quot;)">
            <text:p/>
          </table:table-cell>
          <table:table-cell table:formula="of:=IF(COUNTIF([.A392:.D392];[.A392])=3;&quot;&quot;;[.A392])" office:value-type="float" office:value="538" calcext:value-type="float">
            <text:p>538</text:p>
          </table:table-cell>
          <table:table-cell table:formula="of:=IF(COUNTIF([.B392:.E392];[.B392])=3;&quot;&quot;;[.B392])" office:value-type="float" office:value="80" calcext:value-type="float">
            <text:p>80</text:p>
          </table:table-cell>
          <table:table-cell table:formula="of:=IF(COUNTIF([.C392:.F392];[.C392])=3;&quot;&quot;;[.C392])" office:value-type="float" office:value="80" calcext:value-type="float">
            <text:p>80</text:p>
          </table:table-cell>
          <table:table-cell table:formula="of:=IF(COUNTIF([.D392:.G392];[.D392])=3;&quot;&quot;;[.D392])" office:value-type="float" office:value="138" calcext:value-type="float">
            <text:p>138</text:p>
          </table:table-cell>
          <table:table-cell table:style-name="ce5" table:formula="of:=IFERROR( IF( AND( COUNT([.E392:.H392])=3; MOD( AVERAGE([.E392:.H392]); 2)=1; MOD( AVERAGE([.I392:.L39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789" calcext:value-type="float">
            <text:p>789</text:p>
          </table:table-cell>
          <table:table-cell table:formula="of:=IF(COUNTIF([.A393:.D393];[.A393])=3;[.A393];&quot;&quot;)">
            <text:p/>
          </table:table-cell>
          <table:table-cell table:formula="of:=IF(COUNTIF([.B393:.E393];[.B393])=3;[.B393];&quot;&quot;)">
            <text:p/>
          </table:table-cell>
          <table:table-cell table:formula="of:=IF(COUNTIF([.C393:.F393];[.C393])=3;[.C393];&quot;&quot;)">
            <text:p/>
          </table:table-cell>
          <table:table-cell table:formula="of:=IF(COUNTIF([.D393:.G393];[.D393])=3;[.D393];&quot;&quot;)">
            <text:p/>
          </table:table-cell>
          <table:table-cell table:formula="of:=IF(COUNTIF([.A393:.D393];[.A393])=3;&quot;&quot;;[.A393])" office:value-type="float" office:value="942" calcext:value-type="float">
            <text:p>942</text:p>
          </table:table-cell>
          <table:table-cell table:formula="of:=IF(COUNTIF([.B393:.E393];[.B393])=3;&quot;&quot;;[.B393])" office:value-type="float" office:value="82" calcext:value-type="float">
            <text:p>82</text:p>
          </table:table-cell>
          <table:table-cell table:formula="of:=IF(COUNTIF([.C393:.F393];[.C393])=3;&quot;&quot;;[.C393])" office:value-type="float" office:value="89" calcext:value-type="float">
            <text:p>89</text:p>
          </table:table-cell>
          <table:table-cell table:formula="of:=IF(COUNTIF([.D393:.G393];[.D393])=3;&quot;&quot;;[.D393])" office:value-type="float" office:value="789" calcext:value-type="float">
            <text:p>789</text:p>
          </table:table-cell>
          <table:table-cell table:style-name="ce5" table:formula="of:=IFERROR( IF( AND( COUNT([.E393:.H393])=3; MOD( AVERAGE([.E393:.H393]); 2)=1; MOD( AVERAGE([.I393:.L39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" calcext:value-type="float">
            <text:p>9</text:p>
          </table:table-cell>
          <table:table-cell office:value-type="float" office:value="344" calcext:value-type="float">
            <text:p>344</text:p>
          </table:table-cell>
          <table:table-cell office:value-type="float" office:value="961" calcext:value-type="float">
            <text:p>961</text:p>
          </table:table-cell>
          <table:table-cell table:formula="of:=IF(COUNTIF([.A394:.D394];[.A394])=3;[.A394];&quot;&quot;)">
            <text:p/>
          </table:table-cell>
          <table:table-cell table:formula="of:=IF(COUNTIF([.B394:.E394];[.B394])=3;[.B394];&quot;&quot;)">
            <text:p/>
          </table:table-cell>
          <table:table-cell table:formula="of:=IF(COUNTIF([.C394:.F394];[.C394])=3;[.C394];&quot;&quot;)">
            <text:p/>
          </table:table-cell>
          <table:table-cell table:formula="of:=IF(COUNTIF([.D394:.G394];[.D394])=3;[.D394];&quot;&quot;)">
            <text:p/>
          </table:table-cell>
          <table:table-cell table:formula="of:=IF(COUNTIF([.A394:.D394];[.A394])=3;&quot;&quot;;[.A394])" office:value-type="float" office:value="929" calcext:value-type="float">
            <text:p>929</text:p>
          </table:table-cell>
          <table:table-cell table:formula="of:=IF(COUNTIF([.B394:.E394];[.B394])=3;&quot;&quot;;[.B394])" office:value-type="float" office:value="9" calcext:value-type="float">
            <text:p>9</text:p>
          </table:table-cell>
          <table:table-cell table:formula="of:=IF(COUNTIF([.C394:.F394];[.C394])=3;&quot;&quot;;[.C394])" office:value-type="float" office:value="344" calcext:value-type="float">
            <text:p>344</text:p>
          </table:table-cell>
          <table:table-cell table:formula="of:=IF(COUNTIF([.D394:.G394];[.D394])=3;&quot;&quot;;[.D394])" office:value-type="float" office:value="961" calcext:value-type="float">
            <text:p>961</text:p>
          </table:table-cell>
          <table:table-cell table:style-name="ce5" table:formula="of:=IFERROR( IF( AND( COUNT([.E394:.H394])=3; MOD( AVERAGE([.E394:.H394]); 2)=1; MOD( AVERAGE([.I394:.L39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62" calcext:value-type="float">
            <text:p>962</text:p>
          </table:table-cell>
          <table:table-cell office:value-type="float" office:value="223" calcext:value-type="float">
            <text:p>223</text:p>
          </table:table-cell>
          <table:table-cell office:value-type="float" office:value="754" calcext:value-type="float">
            <text:p>754</text:p>
          </table:table-cell>
          <table:table-cell office:value-type="float" office:value="892" calcext:value-type="float">
            <text:p>892</text:p>
          </table:table-cell>
          <table:table-cell table:formula="of:=IF(COUNTIF([.A395:.D395];[.A395])=3;[.A395];&quot;&quot;)">
            <text:p/>
          </table:table-cell>
          <table:table-cell table:formula="of:=IF(COUNTIF([.B395:.E395];[.B395])=3;[.B395];&quot;&quot;)">
            <text:p/>
          </table:table-cell>
          <table:table-cell table:formula="of:=IF(COUNTIF([.C395:.F395];[.C395])=3;[.C395];&quot;&quot;)">
            <text:p/>
          </table:table-cell>
          <table:table-cell table:formula="of:=IF(COUNTIF([.D395:.G395];[.D395])=3;[.D395];&quot;&quot;)">
            <text:p/>
          </table:table-cell>
          <table:table-cell table:formula="of:=IF(COUNTIF([.A395:.D395];[.A395])=3;&quot;&quot;;[.A395])" office:value-type="float" office:value="962" calcext:value-type="float">
            <text:p>962</text:p>
          </table:table-cell>
          <table:table-cell table:formula="of:=IF(COUNTIF([.B395:.E395];[.B395])=3;&quot;&quot;;[.B395])" office:value-type="float" office:value="223" calcext:value-type="float">
            <text:p>223</text:p>
          </table:table-cell>
          <table:table-cell table:formula="of:=IF(COUNTIF([.C395:.F395];[.C395])=3;&quot;&quot;;[.C395])" office:value-type="float" office:value="754" calcext:value-type="float">
            <text:p>754</text:p>
          </table:table-cell>
          <table:table-cell table:formula="of:=IF(COUNTIF([.D395:.G395];[.D395])=3;&quot;&quot;;[.D395])" office:value-type="float" office:value="892" calcext:value-type="float">
            <text:p>892</text:p>
          </table:table-cell>
          <table:table-cell table:style-name="ce5" table:formula="of:=IFERROR( IF( AND( COUNT([.E395:.H395])=3; MOD( AVERAGE([.E395:.H395]); 2)=1; MOD( AVERAGE([.I395:.L39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475" calcext:value-type="float">
            <text:p>475</text:p>
          </table:table-cell>
          <table:table-cell table:formula="of:=IF(COUNTIF([.A396:.D396];[.A396])=3;[.A396];&quot;&quot;)">
            <text:p/>
          </table:table-cell>
          <table:table-cell table:formula="of:=IF(COUNTIF([.B396:.E396];[.B396])=3;[.B396];&quot;&quot;)">
            <text:p/>
          </table:table-cell>
          <table:table-cell table:formula="of:=IF(COUNTIF([.C396:.F396];[.C396])=3;[.C396];&quot;&quot;)">
            <text:p/>
          </table:table-cell>
          <table:table-cell table:formula="of:=IF(COUNTIF([.D396:.G396];[.D396])=3;[.D396];&quot;&quot;)">
            <text:p/>
          </table:table-cell>
          <table:table-cell table:formula="of:=IF(COUNTIF([.A396:.D396];[.A396])=3;&quot;&quot;;[.A396])" office:value-type="float" office:value="716" calcext:value-type="float">
            <text:p>716</text:p>
          </table:table-cell>
          <table:table-cell table:formula="of:=IF(COUNTIF([.B396:.E396];[.B396])=3;&quot;&quot;;[.B396])" office:value-type="float" office:value="27" calcext:value-type="float">
            <text:p>27</text:p>
          </table:table-cell>
          <table:table-cell table:formula="of:=IF(COUNTIF([.C396:.F396];[.C396])=3;&quot;&quot;;[.C396])" office:value-type="float" office:value="67" calcext:value-type="float">
            <text:p>67</text:p>
          </table:table-cell>
          <table:table-cell table:formula="of:=IF(COUNTIF([.D396:.G396];[.D396])=3;&quot;&quot;;[.D396])" office:value-type="float" office:value="475" calcext:value-type="float">
            <text:p>475</text:p>
          </table:table-cell>
          <table:table-cell table:style-name="ce5" table:formula="of:=IFERROR( IF( AND( COUNT([.E396:.H396])=3; MOD( AVERAGE([.E396:.H396]); 2)=1; MOD( AVERAGE([.I396:.L39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office:value-type="float" office:value="456" calcext:value-type="float">
            <text:p>456</text:p>
          </table:table-cell>
          <table:table-cell office:value-type="float" office:value="624" calcext:value-type="float">
            <text:p>624</text:p>
          </table:table-cell>
          <table:table-cell office:value-type="float" office:value="372" calcext:value-type="float">
            <text:p>372</text:p>
          </table:table-cell>
          <table:table-cell table:formula="of:=IF(COUNTIF([.A397:.D397];[.A397])=3;[.A397];&quot;&quot;)">
            <text:p/>
          </table:table-cell>
          <table:table-cell table:formula="of:=IF(COUNTIF([.B397:.E397];[.B397])=3;[.B397];&quot;&quot;)">
            <text:p/>
          </table:table-cell>
          <table:table-cell table:formula="of:=IF(COUNTIF([.C397:.F397];[.C397])=3;[.C397];&quot;&quot;)">
            <text:p/>
          </table:table-cell>
          <table:table-cell table:formula="of:=IF(COUNTIF([.D397:.G397];[.D397])=3;[.D397];&quot;&quot;)">
            <text:p/>
          </table:table-cell>
          <table:table-cell table:formula="of:=IF(COUNTIF([.A397:.D397];[.A397])=3;&quot;&quot;;[.A397])" office:value-type="float" office:value="562" calcext:value-type="float">
            <text:p>562</text:p>
          </table:table-cell>
          <table:table-cell table:formula="of:=IF(COUNTIF([.B397:.E397];[.B397])=3;&quot;&quot;;[.B397])" office:value-type="float" office:value="456" calcext:value-type="float">
            <text:p>456</text:p>
          </table:table-cell>
          <table:table-cell table:formula="of:=IF(COUNTIF([.C397:.F397];[.C397])=3;&quot;&quot;;[.C397])" office:value-type="float" office:value="624" calcext:value-type="float">
            <text:p>624</text:p>
          </table:table-cell>
          <table:table-cell table:formula="of:=IF(COUNTIF([.D397:.G397];[.D397])=3;&quot;&quot;;[.D397])" office:value-type="float" office:value="372" calcext:value-type="float">
            <text:p>372</text:p>
          </table:table-cell>
          <table:table-cell table:style-name="ce5" table:formula="of:=IFERROR( IF( AND( COUNT([.E397:.H397])=3; MOD( AVERAGE([.E397:.H397]); 2)=1; MOD( AVERAGE([.I397:.L39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62" calcext:value-type="float">
            <text:p>462</text:p>
          </table:table-cell>
          <table:table-cell office:value-type="float" office:value="286" calcext:value-type="float">
            <text:p>286</text:p>
          </table:table-cell>
          <table:table-cell office:value-type="float" office:value="87" calcext:value-type="float">
            <text:p>87</text:p>
          </table:table-cell>
          <table:table-cell table:formula="of:=IF(COUNTIF([.A398:.D398];[.A398])=3;[.A398];&quot;&quot;)">
            <text:p/>
          </table:table-cell>
          <table:table-cell table:formula="of:=IF(COUNTIF([.B398:.E398];[.B398])=3;[.B398];&quot;&quot;)">
            <text:p/>
          </table:table-cell>
          <table:table-cell table:formula="of:=IF(COUNTIF([.C398:.F398];[.C398])=3;[.C398];&quot;&quot;)">
            <text:p/>
          </table:table-cell>
          <table:table-cell table:formula="of:=IF(COUNTIF([.D398:.G398];[.D398])=3;[.D398];&quot;&quot;)">
            <text:p/>
          </table:table-cell>
          <table:table-cell table:formula="of:=IF(COUNTIF([.A398:.D398];[.A398])=3;&quot;&quot;;[.A398])" office:value-type="float" office:value="566" calcext:value-type="float">
            <text:p>566</text:p>
          </table:table-cell>
          <table:table-cell table:formula="of:=IF(COUNTIF([.B398:.E398];[.B398])=3;&quot;&quot;;[.B398])" office:value-type="float" office:value="462" calcext:value-type="float">
            <text:p>462</text:p>
          </table:table-cell>
          <table:table-cell table:formula="of:=IF(COUNTIF([.C398:.F398];[.C398])=3;&quot;&quot;;[.C398])" office:value-type="float" office:value="286" calcext:value-type="float">
            <text:p>286</text:p>
          </table:table-cell>
          <table:table-cell table:formula="of:=IF(COUNTIF([.D398:.G398];[.D398])=3;&quot;&quot;;[.D398])" office:value-type="float" office:value="87" calcext:value-type="float">
            <text:p>87</text:p>
          </table:table-cell>
          <table:table-cell table:style-name="ce5" table:formula="of:=IFERROR( IF( AND( COUNT([.E398:.H398])=3; MOD( AVERAGE([.E398:.H398]); 2)=1; MOD( AVERAGE([.I398:.L39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office:value-type="float" office:value="539" calcext:value-type="float">
            <text:p>539</text:p>
          </table:table-cell>
          <table:table-cell office:value-type="float" office:value="580" calcext:value-type="float">
            <text:p>580</text:p>
          </table:table-cell>
          <table:table-cell office:value-type="float" office:value="612" calcext:value-type="float">
            <text:p>612</text:p>
          </table:table-cell>
          <table:table-cell table:formula="of:=IF(COUNTIF([.A399:.D399];[.A399])=3;[.A399];&quot;&quot;)">
            <text:p/>
          </table:table-cell>
          <table:table-cell table:formula="of:=IF(COUNTIF([.B399:.E399];[.B399])=3;[.B399];&quot;&quot;)">
            <text:p/>
          </table:table-cell>
          <table:table-cell table:formula="of:=IF(COUNTIF([.C399:.F399];[.C399])=3;[.C399];&quot;&quot;)">
            <text:p/>
          </table:table-cell>
          <table:table-cell table:formula="of:=IF(COUNTIF([.D399:.G399];[.D399])=3;[.D399];&quot;&quot;)">
            <text:p/>
          </table:table-cell>
          <table:table-cell table:formula="of:=IF(COUNTIF([.A399:.D399];[.A399])=3;&quot;&quot;;[.A399])" office:value-type="float" office:value="133" calcext:value-type="float">
            <text:p>133</text:p>
          </table:table-cell>
          <table:table-cell table:formula="of:=IF(COUNTIF([.B399:.E399];[.B399])=3;&quot;&quot;;[.B399])" office:value-type="float" office:value="539" calcext:value-type="float">
            <text:p>539</text:p>
          </table:table-cell>
          <table:table-cell table:formula="of:=IF(COUNTIF([.C399:.F399];[.C399])=3;&quot;&quot;;[.C399])" office:value-type="float" office:value="580" calcext:value-type="float">
            <text:p>580</text:p>
          </table:table-cell>
          <table:table-cell table:formula="of:=IF(COUNTIF([.D399:.G399];[.D399])=3;&quot;&quot;;[.D399])" office:value-type="float" office:value="612" calcext:value-type="float">
            <text:p>612</text:p>
          </table:table-cell>
          <table:table-cell table:style-name="ce5" table:formula="of:=IFERROR( IF( AND( COUNT([.E399:.H399])=3; MOD( AVERAGE([.E399:.H399]); 2)=1; MOD( AVERAGE([.I399:.L39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office:value-type="float" office:value="977" calcext:value-type="float">
            <text:p>977</text:p>
          </table:table-cell>
          <table:table-cell office:value-type="float" office:value="464" calcext:value-type="float">
            <text:p>464</text:p>
          </table:table-cell>
          <table:table-cell office:value-type="float" office:value="670" calcext:value-type="float">
            <text:p>670</text:p>
          </table:table-cell>
          <table:table-cell table:formula="of:=IF(COUNTIF([.A400:.D400];[.A400])=3;[.A400];&quot;&quot;)">
            <text:p/>
          </table:table-cell>
          <table:table-cell table:formula="of:=IF(COUNTIF([.B400:.E400];[.B400])=3;[.B400];&quot;&quot;)">
            <text:p/>
          </table:table-cell>
          <table:table-cell table:formula="of:=IF(COUNTIF([.C400:.F400];[.C400])=3;[.C400];&quot;&quot;)">
            <text:p/>
          </table:table-cell>
          <table:table-cell table:formula="of:=IF(COUNTIF([.D400:.G400];[.D400])=3;[.D400];&quot;&quot;)">
            <text:p/>
          </table:table-cell>
          <table:table-cell table:formula="of:=IF(COUNTIF([.A400:.D400];[.A400])=3;&quot;&quot;;[.A400])" office:value-type="float" office:value="534" calcext:value-type="float">
            <text:p>534</text:p>
          </table:table-cell>
          <table:table-cell table:formula="of:=IF(COUNTIF([.B400:.E400];[.B400])=3;&quot;&quot;;[.B400])" office:value-type="float" office:value="977" calcext:value-type="float">
            <text:p>977</text:p>
          </table:table-cell>
          <table:table-cell table:formula="of:=IF(COUNTIF([.C400:.F400];[.C400])=3;&quot;&quot;;[.C400])" office:value-type="float" office:value="464" calcext:value-type="float">
            <text:p>464</text:p>
          </table:table-cell>
          <table:table-cell table:formula="of:=IF(COUNTIF([.D400:.G400];[.D400])=3;&quot;&quot;;[.D400])" office:value-type="float" office:value="670" calcext:value-type="float">
            <text:p>670</text:p>
          </table:table-cell>
          <table:table-cell table:style-name="ce5" table:formula="of:=IFERROR( IF( AND( COUNT([.E400:.H400])=3; MOD( AVERAGE([.E400:.H400]); 2)=1; MOD( AVERAGE([.I400:.L40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770" calcext:value-type="float">
            <text:p>770</text:p>
          </table:table-cell>
          <table:table-cell office:value-type="float" office:value="6" calcext:value-type="float">
            <text:p>6</text:p>
          </table:table-cell>
          <table:table-cell table:formula="of:=IF(COUNTIF([.A401:.D401];[.A401])=3;[.A401];&quot;&quot;)">
            <text:p/>
          </table:table-cell>
          <table:table-cell table:formula="of:=IF(COUNTIF([.B401:.E401];[.B401])=3;[.B401];&quot;&quot;)">
            <text:p/>
          </table:table-cell>
          <table:table-cell table:formula="of:=IF(COUNTIF([.C401:.F401];[.C401])=3;[.C401];&quot;&quot;)">
            <text:p/>
          </table:table-cell>
          <table:table-cell table:formula="of:=IF(COUNTIF([.D401:.G401];[.D401])=3;[.D401];&quot;&quot;)">
            <text:p/>
          </table:table-cell>
          <table:table-cell table:formula="of:=IF(COUNTIF([.A401:.D401];[.A401])=3;&quot;&quot;;[.A401])" office:value-type="float" office:value="147" calcext:value-type="float">
            <text:p>147</text:p>
          </table:table-cell>
          <table:table-cell table:formula="of:=IF(COUNTIF([.B401:.E401];[.B401])=3;&quot;&quot;;[.B401])" office:value-type="float" office:value="6" calcext:value-type="float">
            <text:p>6</text:p>
          </table:table-cell>
          <table:table-cell table:formula="of:=IF(COUNTIF([.C401:.F401];[.C401])=3;&quot;&quot;;[.C401])" office:value-type="float" office:value="770" calcext:value-type="float">
            <text:p>770</text:p>
          </table:table-cell>
          <table:table-cell table:formula="of:=IF(COUNTIF([.D401:.G401];[.D401])=3;&quot;&quot;;[.D401])" office:value-type="float" office:value="6" calcext:value-type="float">
            <text:p>6</text:p>
          </table:table-cell>
          <table:table-cell table:style-name="ce5" table:formula="of:=IFERROR( IF( AND( COUNT([.E401:.H401])=3; MOD( AVERAGE([.E401:.H401]); 2)=1; MOD( AVERAGE([.I401:.L40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office:value-type="float" office:value="299" calcext:value-type="float">
            <text:p>299</text:p>
          </table:table-cell>
          <table:table-cell office:value-type="float" office:value="633" calcext:value-type="float">
            <text:p>633</text:p>
          </table:table-cell>
          <table:table-cell office:value-type="float" office:value="884" calcext:value-type="float">
            <text:p>884</text:p>
          </table:table-cell>
          <table:table-cell table:formula="of:=IF(COUNTIF([.A402:.D402];[.A402])=3;[.A402];&quot;&quot;)">
            <text:p/>
          </table:table-cell>
          <table:table-cell table:formula="of:=IF(COUNTIF([.B402:.E402];[.B402])=3;[.B402];&quot;&quot;)">
            <text:p/>
          </table:table-cell>
          <table:table-cell table:formula="of:=IF(COUNTIF([.C402:.F402];[.C402])=3;[.C402];&quot;&quot;)">
            <text:p/>
          </table:table-cell>
          <table:table-cell table:formula="of:=IF(COUNTIF([.D402:.G402];[.D402])=3;[.D402];&quot;&quot;)">
            <text:p/>
          </table:table-cell>
          <table:table-cell table:formula="of:=IF(COUNTIF([.A402:.D402];[.A402])=3;&quot;&quot;;[.A402])" office:value-type="float" office:value="299" calcext:value-type="float">
            <text:p>299</text:p>
          </table:table-cell>
          <table:table-cell table:formula="of:=IF(COUNTIF([.B402:.E402];[.B402])=3;&quot;&quot;;[.B402])" office:value-type="float" office:value="299" calcext:value-type="float">
            <text:p>299</text:p>
          </table:table-cell>
          <table:table-cell table:formula="of:=IF(COUNTIF([.C402:.F402];[.C402])=3;&quot;&quot;;[.C402])" office:value-type="float" office:value="633" calcext:value-type="float">
            <text:p>633</text:p>
          </table:table-cell>
          <table:table-cell table:formula="of:=IF(COUNTIF([.D402:.G402];[.D402])=3;&quot;&quot;;[.D402])" office:value-type="float" office:value="884" calcext:value-type="float">
            <text:p>884</text:p>
          </table:table-cell>
          <table:table-cell table:style-name="ce5" table:formula="of:=IFERROR( IF( AND( COUNT([.E402:.H402])=3; MOD( AVERAGE([.E402:.H402]); 2)=1; MOD( AVERAGE([.I402:.L40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office:value-type="float" office:value="912" calcext:value-type="float">
            <text:p>912</text:p>
          </table:table-cell>
          <table:table-cell office:value-type="float" office:value="108" calcext:value-type="float">
            <text:p>108</text:p>
          </table:table-cell>
          <table:table-cell office:value-type="float" office:value="928" calcext:value-type="float">
            <text:p>928</text:p>
          </table:table-cell>
          <table:table-cell table:formula="of:=IF(COUNTIF([.A403:.D403];[.A403])=3;[.A403];&quot;&quot;)">
            <text:p/>
          </table:table-cell>
          <table:table-cell table:formula="of:=IF(COUNTIF([.B403:.E403];[.B403])=3;[.B403];&quot;&quot;)">
            <text:p/>
          </table:table-cell>
          <table:table-cell table:formula="of:=IF(COUNTIF([.C403:.F403];[.C403])=3;[.C403];&quot;&quot;)">
            <text:p/>
          </table:table-cell>
          <table:table-cell table:formula="of:=IF(COUNTIF([.D403:.G403];[.D403])=3;[.D403];&quot;&quot;)">
            <text:p/>
          </table:table-cell>
          <table:table-cell table:formula="of:=IF(COUNTIF([.A403:.D403];[.A403])=3;&quot;&quot;;[.A403])" office:value-type="float" office:value="277" calcext:value-type="float">
            <text:p>277</text:p>
          </table:table-cell>
          <table:table-cell table:formula="of:=IF(COUNTIF([.B403:.E403];[.B403])=3;&quot;&quot;;[.B403])" office:value-type="float" office:value="912" calcext:value-type="float">
            <text:p>912</text:p>
          </table:table-cell>
          <table:table-cell table:formula="of:=IF(COUNTIF([.C403:.F403];[.C403])=3;&quot;&quot;;[.C403])" office:value-type="float" office:value="108" calcext:value-type="float">
            <text:p>108</text:p>
          </table:table-cell>
          <table:table-cell table:formula="of:=IF(COUNTIF([.D403:.G403];[.D403])=3;&quot;&quot;;[.D403])" office:value-type="float" office:value="928" calcext:value-type="float">
            <text:p>928</text:p>
          </table:table-cell>
          <table:table-cell table:style-name="ce5" table:formula="of:=IFERROR( IF( AND( COUNT([.E403:.H403])=3; MOD( AVERAGE([.E403:.H403]); 2)=1; MOD( AVERAGE([.I403:.L40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office:value-type="float" office:value="555" calcext:value-type="float">
            <text:p>555</text:p>
          </table:table-cell>
          <table:table-cell office:value-type="float" office:value="702" calcext:value-type="float">
            <text:p>702</text:p>
          </table:table-cell>
          <table:table-cell office:value-type="float" office:value="799" calcext:value-type="float">
            <text:p>799</text:p>
          </table:table-cell>
          <table:table-cell table:formula="of:=IF(COUNTIF([.A404:.D404];[.A404])=3;[.A404];&quot;&quot;)">
            <text:p/>
          </table:table-cell>
          <table:table-cell table:formula="of:=IF(COUNTIF([.B404:.E404];[.B404])=3;[.B404];&quot;&quot;)">
            <text:p/>
          </table:table-cell>
          <table:table-cell table:formula="of:=IF(COUNTIF([.C404:.F404];[.C404])=3;[.C404];&quot;&quot;)">
            <text:p/>
          </table:table-cell>
          <table:table-cell table:formula="of:=IF(COUNTIF([.D404:.G404];[.D404])=3;[.D404];&quot;&quot;)">
            <text:p/>
          </table:table-cell>
          <table:table-cell table:formula="of:=IF(COUNTIF([.A404:.D404];[.A404])=3;&quot;&quot;;[.A404])" office:value-type="float" office:value="555" calcext:value-type="float">
            <text:p>555</text:p>
          </table:table-cell>
          <table:table-cell table:formula="of:=IF(COUNTIF([.B404:.E404];[.B404])=3;&quot;&quot;;[.B404])" office:value-type="float" office:value="555" calcext:value-type="float">
            <text:p>555</text:p>
          </table:table-cell>
          <table:table-cell table:formula="of:=IF(COUNTIF([.C404:.F404];[.C404])=3;&quot;&quot;;[.C404])" office:value-type="float" office:value="702" calcext:value-type="float">
            <text:p>702</text:p>
          </table:table-cell>
          <table:table-cell table:formula="of:=IF(COUNTIF([.D404:.G404];[.D404])=3;&quot;&quot;;[.D404])" office:value-type="float" office:value="799" calcext:value-type="float">
            <text:p>799</text:p>
          </table:table-cell>
          <table:table-cell table:style-name="ce5" table:formula="of:=IFERROR( IF( AND( COUNT([.E404:.H404])=3; MOD( AVERAGE([.E404:.H404]); 2)=1; MOD( AVERAGE([.I404:.L40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office:value-type="float" office:value="986" calcext:value-type="float">
            <text:p>986</text:p>
          </table:table-cell>
          <table:table-cell office:value-type="float" office:value="374" calcext:value-type="float">
            <text:p>374</text:p>
          </table:table-cell>
          <table:table-cell office:value-type="float" office:value="325" calcext:value-type="float">
            <text:p>325</text:p>
          </table:table-cell>
          <table:table-cell table:formula="of:=IF(COUNTIF([.A405:.D405];[.A405])=3;[.A405];&quot;&quot;)">
            <text:p/>
          </table:table-cell>
          <table:table-cell table:formula="of:=IF(COUNTIF([.B405:.E405];[.B405])=3;[.B405];&quot;&quot;)">
            <text:p/>
          </table:table-cell>
          <table:table-cell table:formula="of:=IF(COUNTIF([.C405:.F405];[.C405])=3;[.C405];&quot;&quot;)">
            <text:p/>
          </table:table-cell>
          <table:table-cell table:formula="of:=IF(COUNTIF([.D405:.G405];[.D405])=3;[.D405];&quot;&quot;)">
            <text:p/>
          </table:table-cell>
          <table:table-cell table:formula="of:=IF(COUNTIF([.A405:.D405];[.A405])=3;&quot;&quot;;[.A405])" office:value-type="float" office:value="269" calcext:value-type="float">
            <text:p>269</text:p>
          </table:table-cell>
          <table:table-cell table:formula="of:=IF(COUNTIF([.B405:.E405];[.B405])=3;&quot;&quot;;[.B405])" office:value-type="float" office:value="986" calcext:value-type="float">
            <text:p>986</text:p>
          </table:table-cell>
          <table:table-cell table:formula="of:=IF(COUNTIF([.C405:.F405];[.C405])=3;&quot;&quot;;[.C405])" office:value-type="float" office:value="374" calcext:value-type="float">
            <text:p>374</text:p>
          </table:table-cell>
          <table:table-cell table:formula="of:=IF(COUNTIF([.D405:.G405];[.D405])=3;&quot;&quot;;[.D405])" office:value-type="float" office:value="325" calcext:value-type="float">
            <text:p>325</text:p>
          </table:table-cell>
          <table:table-cell table:style-name="ce5" table:formula="of:=IFERROR( IF( AND( COUNT([.E405:.H405])=3; MOD( AVERAGE([.E405:.H405]); 2)=1; MOD( AVERAGE([.I405:.L40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office:value-type="float" office:value="943" calcext:value-type="float">
            <text:p>943</text:p>
          </table:table-cell>
          <table:table-cell office:value-type="float" office:value="123" calcext:value-type="float">
            <text:p>123</text:p>
          </table:table-cell>
          <table:table-cell office:value-type="float" office:value="748" calcext:value-type="float">
            <text:p>748</text:p>
          </table:table-cell>
          <table:table-cell table:formula="of:=IF(COUNTIF([.A406:.D406];[.A406])=3;[.A406];&quot;&quot;)">
            <text:p/>
          </table:table-cell>
          <table:table-cell table:formula="of:=IF(COUNTIF([.B406:.E406];[.B406])=3;[.B406];&quot;&quot;)">
            <text:p/>
          </table:table-cell>
          <table:table-cell table:formula="of:=IF(COUNTIF([.C406:.F406];[.C406])=3;[.C406];&quot;&quot;)">
            <text:p/>
          </table:table-cell>
          <table:table-cell table:formula="of:=IF(COUNTIF([.D406:.G406];[.D406])=3;[.D406];&quot;&quot;)">
            <text:p/>
          </table:table-cell>
          <table:table-cell table:formula="of:=IF(COUNTIF([.A406:.D406];[.A406])=3;&quot;&quot;;[.A406])" office:value-type="float" office:value="585" calcext:value-type="float">
            <text:p>585</text:p>
          </table:table-cell>
          <table:table-cell table:formula="of:=IF(COUNTIF([.B406:.E406];[.B406])=3;&quot;&quot;;[.B406])" office:value-type="float" office:value="943" calcext:value-type="float">
            <text:p>943</text:p>
          </table:table-cell>
          <table:table-cell table:formula="of:=IF(COUNTIF([.C406:.F406];[.C406])=3;&quot;&quot;;[.C406])" office:value-type="float" office:value="123" calcext:value-type="float">
            <text:p>123</text:p>
          </table:table-cell>
          <table:table-cell table:formula="of:=IF(COUNTIF([.D406:.G406];[.D406])=3;&quot;&quot;;[.D406])" office:value-type="float" office:value="748" calcext:value-type="float">
            <text:p>748</text:p>
          </table:table-cell>
          <table:table-cell table:style-name="ce5" table:formula="of:=IFERROR( IF( AND( COUNT([.E406:.H406])=3; MOD( AVERAGE([.E406:.H406]); 2)=1; MOD( AVERAGE([.I406:.L40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office:value-type="float" office:value="212" calcext:value-type="float">
            <text:p>212</text:p>
          </table:table-cell>
          <table:table-cell office:value-type="float" office:value="441" calcext:value-type="float">
            <text:p>441</text:p>
          </table:table-cell>
          <table:table-cell office:value-type="float" office:value="799" calcext:value-type="float">
            <text:p>799</text:p>
          </table:table-cell>
          <table:table-cell table:formula="of:=IF(COUNTIF([.A407:.D407];[.A407])=3;[.A407];&quot;&quot;)">
            <text:p/>
          </table:table-cell>
          <table:table-cell table:formula="of:=IF(COUNTIF([.B407:.E407];[.B407])=3;[.B407];&quot;&quot;)">
            <text:p/>
          </table:table-cell>
          <table:table-cell table:formula="of:=IF(COUNTIF([.C407:.F407];[.C407])=3;[.C407];&quot;&quot;)">
            <text:p/>
          </table:table-cell>
          <table:table-cell table:formula="of:=IF(COUNTIF([.D407:.G407];[.D407])=3;[.D407];&quot;&quot;)">
            <text:p/>
          </table:table-cell>
          <table:table-cell table:formula="of:=IF(COUNTIF([.A407:.D407];[.A407])=3;&quot;&quot;;[.A407])" office:value-type="float" office:value="570" calcext:value-type="float">
            <text:p>570</text:p>
          </table:table-cell>
          <table:table-cell table:formula="of:=IF(COUNTIF([.B407:.E407];[.B407])=3;&quot;&quot;;[.B407])" office:value-type="float" office:value="212" calcext:value-type="float">
            <text:p>212</text:p>
          </table:table-cell>
          <table:table-cell table:formula="of:=IF(COUNTIF([.C407:.F407];[.C407])=3;&quot;&quot;;[.C407])" office:value-type="float" office:value="441" calcext:value-type="float">
            <text:p>441</text:p>
          </table:table-cell>
          <table:table-cell table:formula="of:=IF(COUNTIF([.D407:.G407];[.D407])=3;&quot;&quot;;[.D407])" office:value-type="float" office:value="799" calcext:value-type="float">
            <text:p>799</text:p>
          </table:table-cell>
          <table:table-cell table:style-name="ce5" table:formula="of:=IFERROR( IF( AND( COUNT([.E407:.H407])=3; MOD( AVERAGE([.E407:.H407]); 2)=1; MOD( AVERAGE([.I407:.L40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office:value-type="float" office:value="822" calcext:value-type="float">
            <text:p>822</text:p>
          </table:table-cell>
          <table:table-cell office:value-type="float" office:value="548" calcext:value-type="float">
            <text:p>548</text:p>
          </table:table-cell>
          <table:table-cell office:value-type="float" office:value="766" calcext:value-type="float">
            <text:p>766</text:p>
          </table:table-cell>
          <table:table-cell table:formula="of:=IF(COUNTIF([.A408:.D408];[.A408])=3;[.A408];&quot;&quot;)">
            <text:p/>
          </table:table-cell>
          <table:table-cell table:formula="of:=IF(COUNTIF([.B408:.E408];[.B408])=3;[.B408];&quot;&quot;)">
            <text:p/>
          </table:table-cell>
          <table:table-cell table:formula="of:=IF(COUNTIF([.C408:.F408];[.C408])=3;[.C408];&quot;&quot;)">
            <text:p/>
          </table:table-cell>
          <table:table-cell table:formula="of:=IF(COUNTIF([.D408:.G408];[.D408])=3;[.D408];&quot;&quot;)">
            <text:p/>
          </table:table-cell>
          <table:table-cell table:formula="of:=IF(COUNTIF([.A408:.D408];[.A408])=3;&quot;&quot;;[.A408])" office:value-type="float" office:value="629" calcext:value-type="float">
            <text:p>629</text:p>
          </table:table-cell>
          <table:table-cell table:formula="of:=IF(COUNTIF([.B408:.E408];[.B408])=3;&quot;&quot;;[.B408])" office:value-type="float" office:value="822" calcext:value-type="float">
            <text:p>822</text:p>
          </table:table-cell>
          <table:table-cell table:formula="of:=IF(COUNTIF([.C408:.F408];[.C408])=3;&quot;&quot;;[.C408])" office:value-type="float" office:value="548" calcext:value-type="float">
            <text:p>548</text:p>
          </table:table-cell>
          <table:table-cell table:formula="of:=IF(COUNTIF([.D408:.G408];[.D408])=3;&quot;&quot;;[.D408])" office:value-type="float" office:value="766" calcext:value-type="float">
            <text:p>766</text:p>
          </table:table-cell>
          <table:table-cell table:style-name="ce5" table:formula="of:=IFERROR( IF( AND( COUNT([.E408:.H408])=3; MOD( AVERAGE([.E408:.H408]); 2)=1; MOD( AVERAGE([.I408:.L40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office:value-type="float" office:value="854" calcext:value-type="float">
            <text:p>854</text:p>
          </table:table-cell>
          <table:table-cell office:value-type="float" office:value="263" calcext:value-type="float">
            <text:p>263</text:p>
          </table:table-cell>
          <table:table-cell office:value-type="float" office:value="474" calcext:value-type="float">
            <text:p>474</text:p>
          </table:table-cell>
          <table:table-cell table:formula="of:=IF(COUNTIF([.A409:.D409];[.A409])=3;[.A409];&quot;&quot;)">
            <text:p/>
          </table:table-cell>
          <table:table-cell table:formula="of:=IF(COUNTIF([.B409:.E409];[.B409])=3;[.B409];&quot;&quot;)">
            <text:p/>
          </table:table-cell>
          <table:table-cell table:formula="of:=IF(COUNTIF([.C409:.F409];[.C409])=3;[.C409];&quot;&quot;)">
            <text:p/>
          </table:table-cell>
          <table:table-cell table:formula="of:=IF(COUNTIF([.D409:.G409];[.D409])=3;[.D409];&quot;&quot;)">
            <text:p/>
          </table:table-cell>
          <table:table-cell table:formula="of:=IF(COUNTIF([.A409:.D409];[.A409])=3;&quot;&quot;;[.A409])" office:value-type="float" office:value="442" calcext:value-type="float">
            <text:p>442</text:p>
          </table:table-cell>
          <table:table-cell table:formula="of:=IF(COUNTIF([.B409:.E409];[.B409])=3;&quot;&quot;;[.B409])" office:value-type="float" office:value="854" calcext:value-type="float">
            <text:p>854</text:p>
          </table:table-cell>
          <table:table-cell table:formula="of:=IF(COUNTIF([.C409:.F409];[.C409])=3;&quot;&quot;;[.C409])" office:value-type="float" office:value="263" calcext:value-type="float">
            <text:p>263</text:p>
          </table:table-cell>
          <table:table-cell table:formula="of:=IF(COUNTIF([.D409:.G409];[.D409])=3;&quot;&quot;;[.D409])" office:value-type="float" office:value="474" calcext:value-type="float">
            <text:p>474</text:p>
          </table:table-cell>
          <table:table-cell table:style-name="ce5" table:formula="of:=IFERROR( IF( AND( COUNT([.E409:.H409])=3; MOD( AVERAGE([.E409:.H409]); 2)=1; MOD( AVERAGE([.I409:.L40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office:value-type="float" office:value="293" calcext:value-type="float">
            <text:p>293</text:p>
          </table:table-cell>
          <table:table-cell office:value-type="float" office:value="720" calcext:value-type="float">
            <text:p>720</text:p>
          </table:table-cell>
          <table:table-cell office:value-type="float" office:value="293" calcext:value-type="float">
            <text:p>293</text:p>
          </table:table-cell>
          <table:table-cell table:formula="of:=IF(COUNTIF([.A410:.D410];[.A410])=3;[.A410];&quot;&quot;)" office:value-type="float" office:value="293" calcext:value-type="float">
            <text:p>293</text:p>
          </table:table-cell>
          <table:table-cell table:formula="of:=IF(COUNTIF([.B410:.E410];[.B410])=3;[.B410];&quot;&quot;)" office:value-type="float" office:value="293" calcext:value-type="float">
            <text:p>293</text:p>
          </table:table-cell>
          <table:table-cell table:formula="of:=IF(COUNTIF([.C410:.F410];[.C410])=3;[.C410];&quot;&quot;)">
            <text:p/>
          </table:table-cell>
          <table:table-cell table:formula="of:=IF(COUNTIF([.D410:.G410];[.D410])=3;[.D410];&quot;&quot;)" office:value-type="float" office:value="293" calcext:value-type="float">
            <text:p>293</text:p>
          </table:table-cell>
          <table:table-cell table:formula="of:=IF(COUNTIF([.A410:.D410];[.A410])=3;&quot;&quot;;[.A410])">
            <text:p/>
          </table:table-cell>
          <table:table-cell table:formula="of:=IF(COUNTIF([.B410:.E410];[.B410])=3;&quot;&quot;;[.B410])">
            <text:p/>
          </table:table-cell>
          <table:table-cell table:formula="of:=IF(COUNTIF([.C410:.F410];[.C410])=3;&quot;&quot;;[.C410])" office:value-type="float" office:value="720" calcext:value-type="float">
            <text:p>720</text:p>
          </table:table-cell>
          <table:table-cell table:formula="of:=IF(COUNTIF([.D410:.G410];[.D410])=3;&quot;&quot;;[.D410])">
            <text:p/>
          </table:table-cell>
          <table:table-cell table:style-name="ce5" table:formula="of:=IFERROR( IF( AND( COUNT([.E410:.H410])=3; MOD( AVERAGE([.E410:.H410]); 2)=1; MOD( AVERAGE([.I410:.L410]); 2)=0); 1; 0); 0)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office:value-type="float" office:value="260" calcext:value-type="float">
            <text:p>260</text:p>
          </table:table-cell>
          <table:table-cell office:value-type="float" office:value="510" calcext:value-type="float">
            <text:p>510</text:p>
          </table:table-cell>
          <table:table-cell office:value-type="float" office:value="260" calcext:value-type="float">
            <text:p>260</text:p>
          </table:table-cell>
          <table:table-cell table:formula="of:=IF(COUNTIF([.A411:.D411];[.A411])=3;[.A411];&quot;&quot;)">
            <text:p/>
          </table:table-cell>
          <table:table-cell table:formula="of:=IF(COUNTIF([.B411:.E411];[.B411])=3;[.B411];&quot;&quot;)">
            <text:p/>
          </table:table-cell>
          <table:table-cell table:formula="of:=IF(COUNTIF([.C411:.F411];[.C411])=3;[.C411];&quot;&quot;)">
            <text:p/>
          </table:table-cell>
          <table:table-cell table:formula="of:=IF(COUNTIF([.D411:.G411];[.D411])=3;[.D411];&quot;&quot;)">
            <text:p/>
          </table:table-cell>
          <table:table-cell table:formula="of:=IF(COUNTIF([.A411:.D411];[.A411])=3;&quot;&quot;;[.A411])" office:value-type="float" office:value="510" calcext:value-type="float">
            <text:p>510</text:p>
          </table:table-cell>
          <table:table-cell table:formula="of:=IF(COUNTIF([.B411:.E411];[.B411])=3;&quot;&quot;;[.B411])" office:value-type="float" office:value="260" calcext:value-type="float">
            <text:p>260</text:p>
          </table:table-cell>
          <table:table-cell table:formula="of:=IF(COUNTIF([.C411:.F411];[.C411])=3;&quot;&quot;;[.C411])" office:value-type="float" office:value="510" calcext:value-type="float">
            <text:p>510</text:p>
          </table:table-cell>
          <table:table-cell table:formula="of:=IF(COUNTIF([.D411:.G411];[.D411])=3;&quot;&quot;;[.D411])" office:value-type="float" office:value="260" calcext:value-type="float">
            <text:p>260</text:p>
          </table:table-cell>
          <table:table-cell table:style-name="ce5" table:formula="of:=IFERROR( IF( AND( COUNT([.E411:.H411])=3; MOD( AVERAGE([.E411:.H411]); 2)=1; MOD( AVERAGE([.I411:.L41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83" calcext:value-type="float">
            <text:p>283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formula="of:=IF(COUNTIF([.A412:.D412];[.A412])=3;[.A412];&quot;&quot;)">
            <text:p/>
          </table:table-cell>
          <table:table-cell table:formula="of:=IF(COUNTIF([.B412:.E412];[.B412])=3;[.B412];&quot;&quot;)">
            <text:p/>
          </table:table-cell>
          <table:table-cell table:formula="of:=IF(COUNTIF([.C412:.F412];[.C412])=3;[.C412];&quot;&quot;)">
            <text:p/>
          </table:table-cell>
          <table:table-cell table:formula="of:=IF(COUNTIF([.D412:.G412];[.D412])=3;[.D412];&quot;&quot;)">
            <text:p/>
          </table:table-cell>
          <table:table-cell table:formula="of:=IF(COUNTIF([.A412:.D412];[.A412])=3;&quot;&quot;;[.A412])" office:value-type="float" office:value="980" calcext:value-type="float">
            <text:p>980</text:p>
          </table:table-cell>
          <table:table-cell table:formula="of:=IF(COUNTIF([.B412:.E412];[.B412])=3;&quot;&quot;;[.B412])" office:value-type="float" office:value="283" calcext:value-type="float">
            <text:p>283</text:p>
          </table:table-cell>
          <table:table-cell table:formula="of:=IF(COUNTIF([.C412:.F412];[.C412])=3;&quot;&quot;;[.C412])" office:value-type="float" office:value="19" calcext:value-type="float">
            <text:p>19</text:p>
          </table:table-cell>
          <table:table-cell table:formula="of:=IF(COUNTIF([.D412:.G412];[.D412])=3;&quot;&quot;;[.D412])" office:value-type="float" office:value="147" calcext:value-type="float">
            <text:p>147</text:p>
          </table:table-cell>
          <table:table-cell table:style-name="ce5" table:formula="of:=IFERROR( IF( AND( COUNT([.E412:.H412])=3; MOD( AVERAGE([.E412:.H412]); 2)=1; MOD( AVERAGE([.I412:.L41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office:value-type="float" office:value="837" calcext:value-type="float">
            <text:p>837</text:p>
          </table:table-cell>
          <table:table-cell office:value-type="float" office:value="361" calcext:value-type="float">
            <text:p>361</text:p>
          </table:table-cell>
          <table:table-cell office:value-type="float" office:value="453" calcext:value-type="float">
            <text:p>453</text:p>
          </table:table-cell>
          <table:table-cell table:formula="of:=IF(COUNTIF([.A413:.D413];[.A413])=3;[.A413];&quot;&quot;)">
            <text:p/>
          </table:table-cell>
          <table:table-cell table:formula="of:=IF(COUNTIF([.B413:.E413];[.B413])=3;[.B413];&quot;&quot;)">
            <text:p/>
          </table:table-cell>
          <table:table-cell table:formula="of:=IF(COUNTIF([.C413:.F413];[.C413])=3;[.C413];&quot;&quot;)">
            <text:p/>
          </table:table-cell>
          <table:table-cell table:formula="of:=IF(COUNTIF([.D413:.G413];[.D413])=3;[.D413];&quot;&quot;)">
            <text:p/>
          </table:table-cell>
          <table:table-cell table:formula="of:=IF(COUNTIF([.A413:.D413];[.A413])=3;&quot;&quot;;[.A413])" office:value-type="float" office:value="361" calcext:value-type="float">
            <text:p>361</text:p>
          </table:table-cell>
          <table:table-cell table:formula="of:=IF(COUNTIF([.B413:.E413];[.B413])=3;&quot;&quot;;[.B413])" office:value-type="float" office:value="837" calcext:value-type="float">
            <text:p>837</text:p>
          </table:table-cell>
          <table:table-cell table:formula="of:=IF(COUNTIF([.C413:.F413];[.C413])=3;&quot;&quot;;[.C413])" office:value-type="float" office:value="361" calcext:value-type="float">
            <text:p>361</text:p>
          </table:table-cell>
          <table:table-cell table:formula="of:=IF(COUNTIF([.D413:.G413];[.D413])=3;&quot;&quot;;[.D413])" office:value-type="float" office:value="453" calcext:value-type="float">
            <text:p>453</text:p>
          </table:table-cell>
          <table:table-cell table:style-name="ce5" table:formula="of:=IFERROR( IF( AND( COUNT([.E413:.H413])=3; MOD( AVERAGE([.E413:.H413]); 2)=1; MOD( AVERAGE([.I413:.L41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08" calcext:value-type="float">
            <text:p>908</text:p>
          </table:table-cell>
          <table:table-cell office:value-type="float" office:value="191" calcext:value-type="float">
            <text:p>191</text:p>
          </table:table-cell>
          <table:table-cell office:value-type="float" office:value="217" calcext:value-type="float">
            <text:p>217</text:p>
          </table:table-cell>
          <table:table-cell office:value-type="float" office:value="525" calcext:value-type="float">
            <text:p>525</text:p>
          </table:table-cell>
          <table:table-cell table:formula="of:=IF(COUNTIF([.A414:.D414];[.A414])=3;[.A414];&quot;&quot;)">
            <text:p/>
          </table:table-cell>
          <table:table-cell table:formula="of:=IF(COUNTIF([.B414:.E414];[.B414])=3;[.B414];&quot;&quot;)">
            <text:p/>
          </table:table-cell>
          <table:table-cell table:formula="of:=IF(COUNTIF([.C414:.F414];[.C414])=3;[.C414];&quot;&quot;)">
            <text:p/>
          </table:table-cell>
          <table:table-cell table:formula="of:=IF(COUNTIF([.D414:.G414];[.D414])=3;[.D414];&quot;&quot;)">
            <text:p/>
          </table:table-cell>
          <table:table-cell table:formula="of:=IF(COUNTIF([.A414:.D414];[.A414])=3;&quot;&quot;;[.A414])" office:value-type="float" office:value="908" calcext:value-type="float">
            <text:p>908</text:p>
          </table:table-cell>
          <table:table-cell table:formula="of:=IF(COUNTIF([.B414:.E414];[.B414])=3;&quot;&quot;;[.B414])" office:value-type="float" office:value="191" calcext:value-type="float">
            <text:p>191</text:p>
          </table:table-cell>
          <table:table-cell table:formula="of:=IF(COUNTIF([.C414:.F414];[.C414])=3;&quot;&quot;;[.C414])" office:value-type="float" office:value="217" calcext:value-type="float">
            <text:p>217</text:p>
          </table:table-cell>
          <table:table-cell table:formula="of:=IF(COUNTIF([.D414:.G414];[.D414])=3;&quot;&quot;;[.D414])" office:value-type="float" office:value="525" calcext:value-type="float">
            <text:p>525</text:p>
          </table:table-cell>
          <table:table-cell table:style-name="ce5" table:formula="of:=IFERROR( IF( AND( COUNT([.E414:.H414])=3; MOD( AVERAGE([.E414:.H414]); 2)=1; MOD( AVERAGE([.I414:.L41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45" calcext:value-type="float">
            <text:p>945</text:p>
          </table:table-cell>
          <table:table-cell office:value-type="float" office:value="506" calcext:value-type="float">
            <text:p>506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table:formula="of:=IF(COUNTIF([.A415:.D415];[.A415])=3;[.A415];&quot;&quot;)">
            <text:p/>
          </table:table-cell>
          <table:table-cell table:formula="of:=IF(COUNTIF([.B415:.E415];[.B415])=3;[.B415];&quot;&quot;)">
            <text:p/>
          </table:table-cell>
          <table:table-cell table:formula="of:=IF(COUNTIF([.C415:.F415];[.C415])=3;[.C415];&quot;&quot;)">
            <text:p/>
          </table:table-cell>
          <table:table-cell table:formula="of:=IF(COUNTIF([.D415:.G415];[.D415])=3;[.D415];&quot;&quot;)">
            <text:p/>
          </table:table-cell>
          <table:table-cell table:formula="of:=IF(COUNTIF([.A415:.D415];[.A415])=3;&quot;&quot;;[.A415])" office:value-type="float" office:value="945" calcext:value-type="float">
            <text:p>945</text:p>
          </table:table-cell>
          <table:table-cell table:formula="of:=IF(COUNTIF([.B415:.E415];[.B415])=3;&quot;&quot;;[.B415])" office:value-type="float" office:value="506" calcext:value-type="float">
            <text:p>506</text:p>
          </table:table-cell>
          <table:table-cell table:formula="of:=IF(COUNTIF([.C415:.F415];[.C415])=3;&quot;&quot;;[.C415])" office:value-type="float" office:value="544" calcext:value-type="float">
            <text:p>544</text:p>
          </table:table-cell>
          <table:table-cell table:formula="of:=IF(COUNTIF([.D415:.G415];[.D415])=3;&quot;&quot;;[.D415])" office:value-type="float" office:value="484" calcext:value-type="float">
            <text:p>484</text:p>
          </table:table-cell>
          <table:table-cell table:style-name="ce5" table:formula="of:=IFERROR( IF( AND( COUNT([.E415:.H415])=3; MOD( AVERAGE([.E415:.H415]); 2)=1; MOD( AVERAGE([.I415:.L41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44" calcext:value-type="float">
            <text:p>944</text:p>
          </table:table-cell>
          <table:table-cell office:value-type="float" office:value="474" calcext:value-type="float">
            <text:p>474</text:p>
          </table:table-cell>
          <table:table-cell office:value-type="float" office:value="874" calcext:value-type="float">
            <text:p>874</text:p>
          </table:table-cell>
          <table:table-cell office:value-type="float" office:value="959" calcext:value-type="float">
            <text:p>959</text:p>
          </table:table-cell>
          <table:table-cell table:formula="of:=IF(COUNTIF([.A416:.D416];[.A416])=3;[.A416];&quot;&quot;)">
            <text:p/>
          </table:table-cell>
          <table:table-cell table:formula="of:=IF(COUNTIF([.B416:.E416];[.B416])=3;[.B416];&quot;&quot;)">
            <text:p/>
          </table:table-cell>
          <table:table-cell table:formula="of:=IF(COUNTIF([.C416:.F416];[.C416])=3;[.C416];&quot;&quot;)">
            <text:p/>
          </table:table-cell>
          <table:table-cell table:formula="of:=IF(COUNTIF([.D416:.G416];[.D416])=3;[.D416];&quot;&quot;)">
            <text:p/>
          </table:table-cell>
          <table:table-cell table:formula="of:=IF(COUNTIF([.A416:.D416];[.A416])=3;&quot;&quot;;[.A416])" office:value-type="float" office:value="944" calcext:value-type="float">
            <text:p>944</text:p>
          </table:table-cell>
          <table:table-cell table:formula="of:=IF(COUNTIF([.B416:.E416];[.B416])=3;&quot;&quot;;[.B416])" office:value-type="float" office:value="474" calcext:value-type="float">
            <text:p>474</text:p>
          </table:table-cell>
          <table:table-cell table:formula="of:=IF(COUNTIF([.C416:.F416];[.C416])=3;&quot;&quot;;[.C416])" office:value-type="float" office:value="874" calcext:value-type="float">
            <text:p>874</text:p>
          </table:table-cell>
          <table:table-cell table:formula="of:=IF(COUNTIF([.D416:.G416];[.D416])=3;&quot;&quot;;[.D416])" office:value-type="float" office:value="959" calcext:value-type="float">
            <text:p>959</text:p>
          </table:table-cell>
          <table:table-cell table:style-name="ce5" table:formula="of:=IFERROR( IF( AND( COUNT([.E416:.H416])=3; MOD( AVERAGE([.E416:.H416]); 2)=1; MOD( AVERAGE([.I416:.L41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office:value-type="float" office:value="230" calcext:value-type="float">
            <text:p>230</text:p>
          </table:table-cell>
          <table:table-cell office:value-type="float" office:value="592" calcext:value-type="float">
            <text:p>592</text:p>
          </table:table-cell>
          <table:table-cell office:value-type="float" office:value="507" calcext:value-type="float">
            <text:p>507</text:p>
          </table:table-cell>
          <table:table-cell table:formula="of:=IF(COUNTIF([.A417:.D417];[.A417])=3;[.A417];&quot;&quot;)">
            <text:p/>
          </table:table-cell>
          <table:table-cell table:formula="of:=IF(COUNTIF([.B417:.E417];[.B417])=3;[.B417];&quot;&quot;)">
            <text:p/>
          </table:table-cell>
          <table:table-cell table:formula="of:=IF(COUNTIF([.C417:.F417];[.C417])=3;[.C417];&quot;&quot;)">
            <text:p/>
          </table:table-cell>
          <table:table-cell table:formula="of:=IF(COUNTIF([.D417:.G417];[.D417])=3;[.D417];&quot;&quot;)">
            <text:p/>
          </table:table-cell>
          <table:table-cell table:formula="of:=IF(COUNTIF([.A417:.D417];[.A417])=3;&quot;&quot;;[.A417])" office:value-type="float" office:value="322" calcext:value-type="float">
            <text:p>322</text:p>
          </table:table-cell>
          <table:table-cell table:formula="of:=IF(COUNTIF([.B417:.E417];[.B417])=3;&quot;&quot;;[.B417])" office:value-type="float" office:value="230" calcext:value-type="float">
            <text:p>230</text:p>
          </table:table-cell>
          <table:table-cell table:formula="of:=IF(COUNTIF([.C417:.F417];[.C417])=3;&quot;&quot;;[.C417])" office:value-type="float" office:value="592" calcext:value-type="float">
            <text:p>592</text:p>
          </table:table-cell>
          <table:table-cell table:formula="of:=IF(COUNTIF([.D417:.G417];[.D417])=3;&quot;&quot;;[.D417])" office:value-type="float" office:value="507" calcext:value-type="float">
            <text:p>507</text:p>
          </table:table-cell>
          <table:table-cell table:style-name="ce5" table:formula="of:=IFERROR( IF( AND( COUNT([.E417:.H417])=3; MOD( AVERAGE([.E417:.H417]); 2)=1; MOD( AVERAGE([.I417:.L41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281" calcext:value-type="float">
            <text:p>281</text:p>
          </table:table-cell>
          <table:table-cell office:value-type="float" office:value="896" calcext:value-type="float">
            <text:p>896</text:p>
          </table:table-cell>
          <table:table-cell office:value-type="float" office:value="678" calcext:value-type="float">
            <text:p>678</text:p>
          </table:table-cell>
          <table:table-cell table:formula="of:=IF(COUNTIF([.A418:.D418];[.A418])=3;[.A418];&quot;&quot;)">
            <text:p/>
          </table:table-cell>
          <table:table-cell table:formula="of:=IF(COUNTIF([.B418:.E418];[.B418])=3;[.B418];&quot;&quot;)">
            <text:p/>
          </table:table-cell>
          <table:table-cell table:formula="of:=IF(COUNTIF([.C418:.F418];[.C418])=3;[.C418];&quot;&quot;)">
            <text:p/>
          </table:table-cell>
          <table:table-cell table:formula="of:=IF(COUNTIF([.D418:.G418];[.D418])=3;[.D418];&quot;&quot;)">
            <text:p/>
          </table:table-cell>
          <table:table-cell table:formula="of:=IF(COUNTIF([.A418:.D418];[.A418])=3;&quot;&quot;;[.A418])" office:value-type="float" office:value="16" calcext:value-type="float">
            <text:p>16</text:p>
          </table:table-cell>
          <table:table-cell table:formula="of:=IF(COUNTIF([.B418:.E418];[.B418])=3;&quot;&quot;;[.B418])" office:value-type="float" office:value="281" calcext:value-type="float">
            <text:p>281</text:p>
          </table:table-cell>
          <table:table-cell table:formula="of:=IF(COUNTIF([.C418:.F418];[.C418])=3;&quot;&quot;;[.C418])" office:value-type="float" office:value="896" calcext:value-type="float">
            <text:p>896</text:p>
          </table:table-cell>
          <table:table-cell table:formula="of:=IF(COUNTIF([.D418:.G418];[.D418])=3;&quot;&quot;;[.D418])" office:value-type="float" office:value="678" calcext:value-type="float">
            <text:p>678</text:p>
          </table:table-cell>
          <table:table-cell table:style-name="ce5" table:formula="of:=IFERROR( IF( AND( COUNT([.E418:.H418])=3; MOD( AVERAGE([.E418:.H418]); 2)=1; MOD( AVERAGE([.I418:.L41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967" calcext:value-type="float">
            <text:p>967</text:p>
          </table:table-cell>
          <table:table-cell office:value-type="float" office:value="998" calcext:value-type="float">
            <text:p>998</text:p>
          </table:table-cell>
          <table:table-cell table:formula="of:=IF(COUNTIF([.A419:.D419];[.A419])=3;[.A419];&quot;&quot;)">
            <text:p/>
          </table:table-cell>
          <table:table-cell table:formula="of:=IF(COUNTIF([.B419:.E419];[.B419])=3;[.B419];&quot;&quot;)">
            <text:p/>
          </table:table-cell>
          <table:table-cell table:formula="of:=IF(COUNTIF([.C419:.F419];[.C419])=3;[.C419];&quot;&quot;)">
            <text:p/>
          </table:table-cell>
          <table:table-cell table:formula="of:=IF(COUNTIF([.D419:.G419];[.D419])=3;[.D419];&quot;&quot;)">
            <text:p/>
          </table:table-cell>
          <table:table-cell table:formula="of:=IF(COUNTIF([.A419:.D419];[.A419])=3;&quot;&quot;;[.A419])" office:value-type="float" office:value="452" calcext:value-type="float">
            <text:p>452</text:p>
          </table:table-cell>
          <table:table-cell table:formula="of:=IF(COUNTIF([.B419:.E419];[.B419])=3;&quot;&quot;;[.B419])" office:value-type="float" office:value="111" calcext:value-type="float">
            <text:p>111</text:p>
          </table:table-cell>
          <table:table-cell table:formula="of:=IF(COUNTIF([.C419:.F419];[.C419])=3;&quot;&quot;;[.C419])" office:value-type="float" office:value="967" calcext:value-type="float">
            <text:p>967</text:p>
          </table:table-cell>
          <table:table-cell table:formula="of:=IF(COUNTIF([.D419:.G419];[.D419])=3;&quot;&quot;;[.D419])" office:value-type="float" office:value="998" calcext:value-type="float">
            <text:p>998</text:p>
          </table:table-cell>
          <table:table-cell table:style-name="ce5" table:formula="of:=IFERROR( IF( AND( COUNT([.E419:.H419])=3; MOD( AVERAGE([.E419:.H419]); 2)=1; MOD( AVERAGE([.I419:.L41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15" calcext:value-type="float">
            <text:p>815</text:p>
          </table:table-cell>
          <table:table-cell office:value-type="float" office:value="103" calcext:value-type="float">
            <text:p>103</text:p>
          </table:table-cell>
          <table:table-cell office:value-type="float" office:value="277" calcext:value-type="float">
            <text:p>277</text:p>
          </table:table-cell>
          <table:table-cell office:value-type="float" office:value="314" calcext:value-type="float">
            <text:p>314</text:p>
          </table:table-cell>
          <table:table-cell table:formula="of:=IF(COUNTIF([.A420:.D420];[.A420])=3;[.A420];&quot;&quot;)">
            <text:p/>
          </table:table-cell>
          <table:table-cell table:formula="of:=IF(COUNTIF([.B420:.E420];[.B420])=3;[.B420];&quot;&quot;)">
            <text:p/>
          </table:table-cell>
          <table:table-cell table:formula="of:=IF(COUNTIF([.C420:.F420];[.C420])=3;[.C420];&quot;&quot;)">
            <text:p/>
          </table:table-cell>
          <table:table-cell table:formula="of:=IF(COUNTIF([.D420:.G420];[.D420])=3;[.D420];&quot;&quot;)">
            <text:p/>
          </table:table-cell>
          <table:table-cell table:formula="of:=IF(COUNTIF([.A420:.D420];[.A420])=3;&quot;&quot;;[.A420])" office:value-type="float" office:value="815" calcext:value-type="float">
            <text:p>815</text:p>
          </table:table-cell>
          <table:table-cell table:formula="of:=IF(COUNTIF([.B420:.E420];[.B420])=3;&quot;&quot;;[.B420])" office:value-type="float" office:value="103" calcext:value-type="float">
            <text:p>103</text:p>
          </table:table-cell>
          <table:table-cell table:formula="of:=IF(COUNTIF([.C420:.F420];[.C420])=3;&quot;&quot;;[.C420])" office:value-type="float" office:value="277" calcext:value-type="float">
            <text:p>277</text:p>
          </table:table-cell>
          <table:table-cell table:formula="of:=IF(COUNTIF([.D420:.G420];[.D420])=3;&quot;&quot;;[.D420])" office:value-type="float" office:value="314" calcext:value-type="float">
            <text:p>314</text:p>
          </table:table-cell>
          <table:table-cell table:style-name="ce5" table:formula="of:=IFERROR( IF( AND( COUNT([.E420:.H420])=3; MOD( AVERAGE([.E420:.H420]); 2)=1; MOD( AVERAGE([.I420:.L42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48" calcext:value-type="float">
            <text:p>848</text:p>
          </table:table-cell>
          <table:table-cell office:value-type="float" office:value="365" calcext:value-type="float">
            <text:p>365</text:p>
          </table:table-cell>
          <table:table-cell office:value-type="float" office:value="572" calcext:value-type="float">
            <text:p>572</text:p>
          </table:table-cell>
          <table:table-cell office:value-type="float" office:value="541" calcext:value-type="float">
            <text:p>541</text:p>
          </table:table-cell>
          <table:table-cell table:formula="of:=IF(COUNTIF([.A421:.D421];[.A421])=3;[.A421];&quot;&quot;)">
            <text:p/>
          </table:table-cell>
          <table:table-cell table:formula="of:=IF(COUNTIF([.B421:.E421];[.B421])=3;[.B421];&quot;&quot;)">
            <text:p/>
          </table:table-cell>
          <table:table-cell table:formula="of:=IF(COUNTIF([.C421:.F421];[.C421])=3;[.C421];&quot;&quot;)">
            <text:p/>
          </table:table-cell>
          <table:table-cell table:formula="of:=IF(COUNTIF([.D421:.G421];[.D421])=3;[.D421];&quot;&quot;)">
            <text:p/>
          </table:table-cell>
          <table:table-cell table:formula="of:=IF(COUNTIF([.A421:.D421];[.A421])=3;&quot;&quot;;[.A421])" office:value-type="float" office:value="848" calcext:value-type="float">
            <text:p>848</text:p>
          </table:table-cell>
          <table:table-cell table:formula="of:=IF(COUNTIF([.B421:.E421];[.B421])=3;&quot;&quot;;[.B421])" office:value-type="float" office:value="365" calcext:value-type="float">
            <text:p>365</text:p>
          </table:table-cell>
          <table:table-cell table:formula="of:=IF(COUNTIF([.C421:.F421];[.C421])=3;&quot;&quot;;[.C421])" office:value-type="float" office:value="572" calcext:value-type="float">
            <text:p>572</text:p>
          </table:table-cell>
          <table:table-cell table:formula="of:=IF(COUNTIF([.D421:.G421];[.D421])=3;&quot;&quot;;[.D421])" office:value-type="float" office:value="541" calcext:value-type="float">
            <text:p>541</text:p>
          </table:table-cell>
          <table:table-cell table:style-name="ce5" table:formula="of:=IFERROR( IF( AND( COUNT([.E421:.H421])=3; MOD( AVERAGE([.E421:.H421]); 2)=1; MOD( AVERAGE([.I421:.L42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office:value-type="float" office:value="564" calcext:value-type="float">
            <text:p>564</text:p>
          </table:table-cell>
          <table:table-cell office:value-type="float" office:value="745" calcext:value-type="float">
            <text:p>745</text:p>
          </table:table-cell>
          <table:table-cell office:value-type="float" office:value="133" calcext:value-type="float">
            <text:p>133</text:p>
          </table:table-cell>
          <table:table-cell table:formula="of:=IF(COUNTIF([.A422:.D422];[.A422])=3;[.A422];&quot;&quot;)">
            <text:p/>
          </table:table-cell>
          <table:table-cell table:formula="of:=IF(COUNTIF([.B422:.E422];[.B422])=3;[.B422];&quot;&quot;)">
            <text:p/>
          </table:table-cell>
          <table:table-cell table:formula="of:=IF(COUNTIF([.C422:.F422];[.C422])=3;[.C422];&quot;&quot;)">
            <text:p/>
          </table:table-cell>
          <table:table-cell table:formula="of:=IF(COUNTIF([.D422:.G422];[.D422])=3;[.D422];&quot;&quot;)">
            <text:p/>
          </table:table-cell>
          <table:table-cell table:formula="of:=IF(COUNTIF([.A422:.D422];[.A422])=3;&quot;&quot;;[.A422])" office:value-type="float" office:value="452" calcext:value-type="float">
            <text:p>452</text:p>
          </table:table-cell>
          <table:table-cell table:formula="of:=IF(COUNTIF([.B422:.E422];[.B422])=3;&quot;&quot;;[.B422])" office:value-type="float" office:value="564" calcext:value-type="float">
            <text:p>564</text:p>
          </table:table-cell>
          <table:table-cell table:formula="of:=IF(COUNTIF([.C422:.F422];[.C422])=3;&quot;&quot;;[.C422])" office:value-type="float" office:value="745" calcext:value-type="float">
            <text:p>745</text:p>
          </table:table-cell>
          <table:table-cell table:formula="of:=IF(COUNTIF([.D422:.G422];[.D422])=3;&quot;&quot;;[.D422])" office:value-type="float" office:value="133" calcext:value-type="float">
            <text:p>133</text:p>
          </table:table-cell>
          <table:table-cell table:style-name="ce5" table:formula="of:=IFERROR( IF( AND( COUNT([.E422:.H422])=3; MOD( AVERAGE([.E422:.H422]); 2)=1; MOD( AVERAGE([.I422:.L42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office:value-type="float" office:value="885" calcext:value-type="float">
            <text:p>885</text:p>
          </table:table-cell>
          <table:table-cell office:value-type="float" office:value="139" calcext:value-type="float">
            <text:p>139</text:p>
          </table:table-cell>
          <table:table-cell office:value-type="float" office:value="427" calcext:value-type="float">
            <text:p>427</text:p>
          </table:table-cell>
          <table:table-cell table:formula="of:=IF(COUNTIF([.A423:.D423];[.A423])=3;[.A423];&quot;&quot;)">
            <text:p/>
          </table:table-cell>
          <table:table-cell table:formula="of:=IF(COUNTIF([.B423:.E423];[.B423])=3;[.B423];&quot;&quot;)">
            <text:p/>
          </table:table-cell>
          <table:table-cell table:formula="of:=IF(COUNTIF([.C423:.F423];[.C423])=3;[.C423];&quot;&quot;)">
            <text:p/>
          </table:table-cell>
          <table:table-cell table:formula="of:=IF(COUNTIF([.D423:.G423];[.D423])=3;[.D423];&quot;&quot;)">
            <text:p/>
          </table:table-cell>
          <table:table-cell table:formula="of:=IF(COUNTIF([.A423:.D423];[.A423])=3;&quot;&quot;;[.A423])" office:value-type="float" office:value="248" calcext:value-type="float">
            <text:p>248</text:p>
          </table:table-cell>
          <table:table-cell table:formula="of:=IF(COUNTIF([.B423:.E423];[.B423])=3;&quot;&quot;;[.B423])" office:value-type="float" office:value="885" calcext:value-type="float">
            <text:p>885</text:p>
          </table:table-cell>
          <table:table-cell table:formula="of:=IF(COUNTIF([.C423:.F423];[.C423])=3;&quot;&quot;;[.C423])" office:value-type="float" office:value="139" calcext:value-type="float">
            <text:p>139</text:p>
          </table:table-cell>
          <table:table-cell table:formula="of:=IF(COUNTIF([.D423:.G423];[.D423])=3;&quot;&quot;;[.D423])" office:value-type="float" office:value="427" calcext:value-type="float">
            <text:p>427</text:p>
          </table:table-cell>
          <table:table-cell table:style-name="ce5" table:formula="of:=IFERROR( IF( AND( COUNT([.E423:.H423])=3; MOD( AVERAGE([.E423:.H423]); 2)=1; MOD( AVERAGE([.I423:.L42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office:value-type="float" office:value="859" calcext:value-type="float">
            <text:p>859</text:p>
          </table:table-cell>
          <table:table-cell office:value-type="float" office:value="633" calcext:value-type="float">
            <text:p>633</text:p>
          </table:table-cell>
          <table:table-cell office:value-type="float" office:value="313" calcext:value-type="float">
            <text:p>313</text:p>
          </table:table-cell>
          <table:table-cell table:formula="of:=IF(COUNTIF([.A424:.D424];[.A424])=3;[.A424];&quot;&quot;)">
            <text:p/>
          </table:table-cell>
          <table:table-cell table:formula="of:=IF(COUNTIF([.B424:.E424];[.B424])=3;[.B424];&quot;&quot;)">
            <text:p/>
          </table:table-cell>
          <table:table-cell table:formula="of:=IF(COUNTIF([.C424:.F424];[.C424])=3;[.C424];&quot;&quot;)">
            <text:p/>
          </table:table-cell>
          <table:table-cell table:formula="of:=IF(COUNTIF([.D424:.G424];[.D424])=3;[.D424];&quot;&quot;)">
            <text:p/>
          </table:table-cell>
          <table:table-cell table:formula="of:=IF(COUNTIF([.A424:.D424];[.A424])=3;&quot;&quot;;[.A424])" office:value-type="float" office:value="487" calcext:value-type="float">
            <text:p>487</text:p>
          </table:table-cell>
          <table:table-cell table:formula="of:=IF(COUNTIF([.B424:.E424];[.B424])=3;&quot;&quot;;[.B424])" office:value-type="float" office:value="859" calcext:value-type="float">
            <text:p>859</text:p>
          </table:table-cell>
          <table:table-cell table:formula="of:=IF(COUNTIF([.C424:.F424];[.C424])=3;&quot;&quot;;[.C424])" office:value-type="float" office:value="633" calcext:value-type="float">
            <text:p>633</text:p>
          </table:table-cell>
          <table:table-cell table:formula="of:=IF(COUNTIF([.D424:.G424];[.D424])=3;&quot;&quot;;[.D424])" office:value-type="float" office:value="313" calcext:value-type="float">
            <text:p>313</text:p>
          </table:table-cell>
          <table:table-cell table:style-name="ce5" table:formula="of:=IFERROR( IF( AND( COUNT([.E424:.H424])=3; MOD( AVERAGE([.E424:.H424]); 2)=1; MOD( AVERAGE([.I424:.L42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17" calcext:value-type="float">
            <text:p>917</text:p>
          </table:table-cell>
          <table:table-cell office:value-type="float" office:value="925" calcext:value-type="float">
            <text:p>925</text:p>
          </table:table-cell>
          <table:table-cell office:value-type="float" office:value="496" calcext:value-type="float">
            <text:p>496</text:p>
          </table:table-cell>
          <table:table-cell office:value-type="float" office:value="999" calcext:value-type="float">
            <text:p>999</text:p>
          </table:table-cell>
          <table:table-cell table:formula="of:=IF(COUNTIF([.A425:.D425];[.A425])=3;[.A425];&quot;&quot;)">
            <text:p/>
          </table:table-cell>
          <table:table-cell table:formula="of:=IF(COUNTIF([.B425:.E425];[.B425])=3;[.B425];&quot;&quot;)">
            <text:p/>
          </table:table-cell>
          <table:table-cell table:formula="of:=IF(COUNTIF([.C425:.F425];[.C425])=3;[.C425];&quot;&quot;)">
            <text:p/>
          </table:table-cell>
          <table:table-cell table:formula="of:=IF(COUNTIF([.D425:.G425];[.D425])=3;[.D425];&quot;&quot;)">
            <text:p/>
          </table:table-cell>
          <table:table-cell table:formula="of:=IF(COUNTIF([.A425:.D425];[.A425])=3;&quot;&quot;;[.A425])" office:value-type="float" office:value="917" calcext:value-type="float">
            <text:p>917</text:p>
          </table:table-cell>
          <table:table-cell table:formula="of:=IF(COUNTIF([.B425:.E425];[.B425])=3;&quot;&quot;;[.B425])" office:value-type="float" office:value="925" calcext:value-type="float">
            <text:p>925</text:p>
          </table:table-cell>
          <table:table-cell table:formula="of:=IF(COUNTIF([.C425:.F425];[.C425])=3;&quot;&quot;;[.C425])" office:value-type="float" office:value="496" calcext:value-type="float">
            <text:p>496</text:p>
          </table:table-cell>
          <table:table-cell table:formula="of:=IF(COUNTIF([.D425:.G425];[.D425])=3;&quot;&quot;;[.D425])" office:value-type="float" office:value="999" calcext:value-type="float">
            <text:p>999</text:p>
          </table:table-cell>
          <table:table-cell table:style-name="ce5" table:formula="of:=IFERROR( IF( AND( COUNT([.E425:.H425])=3; MOD( AVERAGE([.E425:.H425]); 2)=1; MOD( AVERAGE([.I425:.L42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office:value-type="float" office:value="380" calcext:value-type="float">
            <text:p>380</text:p>
          </table:table-cell>
          <table:table-cell office:value-type="float" office:value="941" calcext:value-type="float">
            <text:p>941</text:p>
          </table:table-cell>
          <table:table-cell office:value-type="float" office:value="240" calcext:value-type="float">
            <text:p>240</text:p>
          </table:table-cell>
          <table:table-cell table:formula="of:=IF(COUNTIF([.A426:.D426];[.A426])=3;[.A426];&quot;&quot;)">
            <text:p/>
          </table:table-cell>
          <table:table-cell table:formula="of:=IF(COUNTIF([.B426:.E426];[.B426])=3;[.B426];&quot;&quot;)">
            <text:p/>
          </table:table-cell>
          <table:table-cell table:formula="of:=IF(COUNTIF([.C426:.F426];[.C426])=3;[.C426];&quot;&quot;)">
            <text:p/>
          </table:table-cell>
          <table:table-cell table:formula="of:=IF(COUNTIF([.D426:.G426];[.D426])=3;[.D426];&quot;&quot;)">
            <text:p/>
          </table:table-cell>
          <table:table-cell table:formula="of:=IF(COUNTIF([.A426:.D426];[.A426])=3;&quot;&quot;;[.A426])" office:value-type="float" office:value="616" calcext:value-type="float">
            <text:p>616</text:p>
          </table:table-cell>
          <table:table-cell table:formula="of:=IF(COUNTIF([.B426:.E426];[.B426])=3;&quot;&quot;;[.B426])" office:value-type="float" office:value="380" calcext:value-type="float">
            <text:p>380</text:p>
          </table:table-cell>
          <table:table-cell table:formula="of:=IF(COUNTIF([.C426:.F426];[.C426])=3;&quot;&quot;;[.C426])" office:value-type="float" office:value="941" calcext:value-type="float">
            <text:p>941</text:p>
          </table:table-cell>
          <table:table-cell table:formula="of:=IF(COUNTIF([.D426:.G426];[.D426])=3;&quot;&quot;;[.D426])" office:value-type="float" office:value="240" calcext:value-type="float">
            <text:p>240</text:p>
          </table:table-cell>
          <table:table-cell table:style-name="ce5" table:formula="of:=IFERROR( IF( AND( COUNT([.E426:.H426])=3; MOD( AVERAGE([.E426:.H426]); 2)=1; MOD( AVERAGE([.I426:.L42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27" calcext:value-type="float">
            <text:p>527</text:p>
          </table:table-cell>
          <table:table-cell office:value-type="float" office:value="109" calcext:value-type="float">
            <text:p>109</text:p>
          </table:table-cell>
          <table:table-cell office:value-type="float" office:value="82" calcext:value-type="float">
            <text:p>82</text:p>
          </table:table-cell>
          <table:table-cell table:formula="of:=IF(COUNTIF([.A427:.D427];[.A427])=3;[.A427];&quot;&quot;)">
            <text:p/>
          </table:table-cell>
          <table:table-cell table:formula="of:=IF(COUNTIF([.B427:.E427];[.B427])=3;[.B427];&quot;&quot;)">
            <text:p/>
          </table:table-cell>
          <table:table-cell table:formula="of:=IF(COUNTIF([.C427:.F427];[.C427])=3;[.C427];&quot;&quot;)">
            <text:p/>
          </table:table-cell>
          <table:table-cell table:formula="of:=IF(COUNTIF([.D427:.G427];[.D427])=3;[.D427];&quot;&quot;)">
            <text:p/>
          </table:table-cell>
          <table:table-cell table:formula="of:=IF(COUNTIF([.A427:.D427];[.A427])=3;&quot;&quot;;[.A427])" office:value-type="float" office:value="380" calcext:value-type="float">
            <text:p>380</text:p>
          </table:table-cell>
          <table:table-cell table:formula="of:=IF(COUNTIF([.B427:.E427];[.B427])=3;&quot;&quot;;[.B427])" office:value-type="float" office:value="527" calcext:value-type="float">
            <text:p>527</text:p>
          </table:table-cell>
          <table:table-cell table:formula="of:=IF(COUNTIF([.C427:.F427];[.C427])=3;&quot;&quot;;[.C427])" office:value-type="float" office:value="109" calcext:value-type="float">
            <text:p>109</text:p>
          </table:table-cell>
          <table:table-cell table:formula="of:=IF(COUNTIF([.D427:.G427];[.D427])=3;&quot;&quot;;[.D427])" office:value-type="float" office:value="82" calcext:value-type="float">
            <text:p>82</text:p>
          </table:table-cell>
          <table:table-cell table:style-name="ce5" table:formula="of:=IFERROR( IF( AND( COUNT([.E427:.H427])=3; MOD( AVERAGE([.E427:.H427]); 2)=1; MOD( AVERAGE([.I427:.L42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office:value-type="float" office:value="597" calcext:value-type="float">
            <text:p>597</text:p>
          </table:table-cell>
          <table:table-cell office:value-type="float" office:value="426" calcext:value-type="float">
            <text:p>426</text:p>
          </table:table-cell>
          <table:table-cell office:value-type="float" office:value="597" calcext:value-type="float">
            <text:p>597</text:p>
          </table:table-cell>
          <table:table-cell table:formula="of:=IF(COUNTIF([.A428:.D428];[.A428])=3;[.A428];&quot;&quot;)">
            <text:p/>
          </table:table-cell>
          <table:table-cell table:formula="of:=IF(COUNTIF([.B428:.E428];[.B428])=3;[.B428];&quot;&quot;)">
            <text:p/>
          </table:table-cell>
          <table:table-cell table:formula="of:=IF(COUNTIF([.C428:.F428];[.C428])=3;[.C428];&quot;&quot;)">
            <text:p/>
          </table:table-cell>
          <table:table-cell table:formula="of:=IF(COUNTIF([.D428:.G428];[.D428])=3;[.D428];&quot;&quot;)">
            <text:p/>
          </table:table-cell>
          <table:table-cell table:formula="of:=IF(COUNTIF([.A428:.D428];[.A428])=3;&quot;&quot;;[.A428])" office:value-type="float" office:value="426" calcext:value-type="float">
            <text:p>426</text:p>
          </table:table-cell>
          <table:table-cell table:formula="of:=IF(COUNTIF([.B428:.E428];[.B428])=3;&quot;&quot;;[.B428])" office:value-type="float" office:value="597" calcext:value-type="float">
            <text:p>597</text:p>
          </table:table-cell>
          <table:table-cell table:formula="of:=IF(COUNTIF([.C428:.F428];[.C428])=3;&quot;&quot;;[.C428])" office:value-type="float" office:value="426" calcext:value-type="float">
            <text:p>426</text:p>
          </table:table-cell>
          <table:table-cell table:formula="of:=IF(COUNTIF([.D428:.G428];[.D428])=3;&quot;&quot;;[.D428])" office:value-type="float" office:value="597" calcext:value-type="float">
            <text:p>597</text:p>
          </table:table-cell>
          <table:table-cell table:style-name="ce5" table:formula="of:=IFERROR( IF( AND( COUNT([.E428:.H428])=3; MOD( AVERAGE([.E428:.H428]); 2)=1; MOD( AVERAGE([.I428:.L42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office:value-type="float" office:value="458" calcext:value-type="float">
            <text:p>458</text:p>
          </table:table-cell>
          <table:table-cell office:value-type="float" office:value="942" calcext:value-type="float">
            <text:p>942</text:p>
          </table:table-cell>
          <table:table-cell office:value-type="float" office:value="479" calcext:value-type="float">
            <text:p>479</text:p>
          </table:table-cell>
          <table:table-cell table:formula="of:=IF(COUNTIF([.A429:.D429];[.A429])=3;[.A429];&quot;&quot;)">
            <text:p/>
          </table:table-cell>
          <table:table-cell table:formula="of:=IF(COUNTIF([.B429:.E429];[.B429])=3;[.B429];&quot;&quot;)">
            <text:p/>
          </table:table-cell>
          <table:table-cell table:formula="of:=IF(COUNTIF([.C429:.F429];[.C429])=3;[.C429];&quot;&quot;)">
            <text:p/>
          </table:table-cell>
          <table:table-cell table:formula="of:=IF(COUNTIF([.D429:.G429];[.D429])=3;[.D429];&quot;&quot;)">
            <text:p/>
          </table:table-cell>
          <table:table-cell table:formula="of:=IF(COUNTIF([.A429:.D429];[.A429])=3;&quot;&quot;;[.A429])" office:value-type="float" office:value="319" calcext:value-type="float">
            <text:p>319</text:p>
          </table:table-cell>
          <table:table-cell table:formula="of:=IF(COUNTIF([.B429:.E429];[.B429])=3;&quot;&quot;;[.B429])" office:value-type="float" office:value="458" calcext:value-type="float">
            <text:p>458</text:p>
          </table:table-cell>
          <table:table-cell table:formula="of:=IF(COUNTIF([.C429:.F429];[.C429])=3;&quot;&quot;;[.C429])" office:value-type="float" office:value="942" calcext:value-type="float">
            <text:p>942</text:p>
          </table:table-cell>
          <table:table-cell table:formula="of:=IF(COUNTIF([.D429:.G429];[.D429])=3;&quot;&quot;;[.D429])" office:value-type="float" office:value="479" calcext:value-type="float">
            <text:p>479</text:p>
          </table:table-cell>
          <table:table-cell table:style-name="ce5" table:formula="of:=IFERROR( IF( AND( COUNT([.E429:.H429])=3; MOD( AVERAGE([.E429:.H429]); 2)=1; MOD( AVERAGE([.I429:.L42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office:value-type="float" office:value="595" calcext:value-type="float">
            <text:p>595</text:p>
          </table:table-cell>
          <table:table-cell office:value-type="float" office:value="564" calcext:value-type="float">
            <text:p>564</text:p>
          </table:table-cell>
          <table:table-cell office:value-type="float" office:value="328" calcext:value-type="float">
            <text:p>328</text:p>
          </table:table-cell>
          <table:table-cell table:formula="of:=IF(COUNTIF([.A430:.D430];[.A430])=3;[.A430];&quot;&quot;)">
            <text:p/>
          </table:table-cell>
          <table:table-cell table:formula="of:=IF(COUNTIF([.B430:.E430];[.B430])=3;[.B430];&quot;&quot;)">
            <text:p/>
          </table:table-cell>
          <table:table-cell table:formula="of:=IF(COUNTIF([.C430:.F430];[.C430])=3;[.C430];&quot;&quot;)">
            <text:p/>
          </table:table-cell>
          <table:table-cell table:formula="of:=IF(COUNTIF([.D430:.G430];[.D430])=3;[.D430];&quot;&quot;)">
            <text:p/>
          </table:table-cell>
          <table:table-cell table:formula="of:=IF(COUNTIF([.A430:.D430];[.A430])=3;&quot;&quot;;[.A430])" office:value-type="float" office:value="431" calcext:value-type="float">
            <text:p>431</text:p>
          </table:table-cell>
          <table:table-cell table:formula="of:=IF(COUNTIF([.B430:.E430];[.B430])=3;&quot;&quot;;[.B430])" office:value-type="float" office:value="595" calcext:value-type="float">
            <text:p>595</text:p>
          </table:table-cell>
          <table:table-cell table:formula="of:=IF(COUNTIF([.C430:.F430];[.C430])=3;&quot;&quot;;[.C430])" office:value-type="float" office:value="564" calcext:value-type="float">
            <text:p>564</text:p>
          </table:table-cell>
          <table:table-cell table:formula="of:=IF(COUNTIF([.D430:.G430];[.D430])=3;&quot;&quot;;[.D430])" office:value-type="float" office:value="328" calcext:value-type="float">
            <text:p>328</text:p>
          </table:table-cell>
          <table:table-cell table:style-name="ce5" table:formula="of:=IFERROR( IF( AND( COUNT([.E430:.H430])=3; MOD( AVERAGE([.E430:.H430]); 2)=1; MOD( AVERAGE([.I430:.L43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office:value-type="float" office:value="801" calcext:value-type="float">
            <text:p>801</text:p>
          </table:table-cell>
          <table:table-cell office:value-type="float" office:value="752" calcext:value-type="float">
            <text:p>752</text:p>
          </table:table-cell>
          <table:table-cell office:value-type="float" office:value="517" calcext:value-type="float">
            <text:p>517</text:p>
          </table:table-cell>
          <table:table-cell table:formula="of:=IF(COUNTIF([.A431:.D431];[.A431])=3;[.A431];&quot;&quot;)">
            <text:p/>
          </table:table-cell>
          <table:table-cell table:formula="of:=IF(COUNTIF([.B431:.E431];[.B431])=3;[.B431];&quot;&quot;)">
            <text:p/>
          </table:table-cell>
          <table:table-cell table:formula="of:=IF(COUNTIF([.C431:.F431];[.C431])=3;[.C431];&quot;&quot;)">
            <text:p/>
          </table:table-cell>
          <table:table-cell table:formula="of:=IF(COUNTIF([.D431:.G431];[.D431])=3;[.D431];&quot;&quot;)">
            <text:p/>
          </table:table-cell>
          <table:table-cell table:formula="of:=IF(COUNTIF([.A431:.D431];[.A431])=3;&quot;&quot;;[.A431])" office:value-type="float" office:value="853" calcext:value-type="float">
            <text:p>853</text:p>
          </table:table-cell>
          <table:table-cell table:formula="of:=IF(COUNTIF([.B431:.E431];[.B431])=3;&quot;&quot;;[.B431])" office:value-type="float" office:value="801" calcext:value-type="float">
            <text:p>801</text:p>
          </table:table-cell>
          <table:table-cell table:formula="of:=IF(COUNTIF([.C431:.F431];[.C431])=3;&quot;&quot;;[.C431])" office:value-type="float" office:value="752" calcext:value-type="float">
            <text:p>752</text:p>
          </table:table-cell>
          <table:table-cell table:formula="of:=IF(COUNTIF([.D431:.G431];[.D431])=3;&quot;&quot;;[.D431])" office:value-type="float" office:value="517" calcext:value-type="float">
            <text:p>517</text:p>
          </table:table-cell>
          <table:table-cell table:style-name="ce5" table:formula="of:=IFERROR( IF( AND( COUNT([.E431:.H431])=3; MOD( AVERAGE([.E431:.H431]); 2)=1; MOD( AVERAGE([.I431:.L43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office:value-type="float" office:value="864" calcext:value-type="float">
            <text:p>864</text:p>
          </table:table-cell>
          <table:table-cell office:value-type="float" office:value="538" calcext:value-type="float">
            <text:p>538</text:p>
          </table:table-cell>
          <table:table-cell office:value-type="float" office:value="864" calcext:value-type="float">
            <text:p>864</text:p>
          </table:table-cell>
          <table:table-cell table:formula="of:=IF(COUNTIF([.A432:.D432];[.A432])=3;[.A432];&quot;&quot;)">
            <text:p/>
          </table:table-cell>
          <table:table-cell table:formula="of:=IF(COUNTIF([.B432:.E432];[.B432])=3;[.B432];&quot;&quot;)">
            <text:p/>
          </table:table-cell>
          <table:table-cell table:formula="of:=IF(COUNTIF([.C432:.F432];[.C432])=3;[.C432];&quot;&quot;)">
            <text:p/>
          </table:table-cell>
          <table:table-cell table:formula="of:=IF(COUNTIF([.D432:.G432];[.D432])=3;[.D432];&quot;&quot;)">
            <text:p/>
          </table:table-cell>
          <table:table-cell table:formula="of:=IF(COUNTIF([.A432:.D432];[.A432])=3;&quot;&quot;;[.A432])" office:value-type="float" office:value="423" calcext:value-type="float">
            <text:p>423</text:p>
          </table:table-cell>
          <table:table-cell table:formula="of:=IF(COUNTIF([.B432:.E432];[.B432])=3;&quot;&quot;;[.B432])" office:value-type="float" office:value="864" calcext:value-type="float">
            <text:p>864</text:p>
          </table:table-cell>
          <table:table-cell table:formula="of:=IF(COUNTIF([.C432:.F432];[.C432])=3;&quot;&quot;;[.C432])" office:value-type="float" office:value="538" calcext:value-type="float">
            <text:p>538</text:p>
          </table:table-cell>
          <table:table-cell table:formula="of:=IF(COUNTIF([.D432:.G432];[.D432])=3;&quot;&quot;;[.D432])" office:value-type="float" office:value="864" calcext:value-type="float">
            <text:p>864</text:p>
          </table:table-cell>
          <table:table-cell table:style-name="ce5" table:formula="of:=IFERROR( IF( AND( COUNT([.E432:.H432])=3; MOD( AVERAGE([.E432:.H432]); 2)=1; MOD( AVERAGE([.I432:.L43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office:value-type="float" office:value="326" calcext:value-type="float">
            <text:p>326</text:p>
          </table:table-cell>
          <table:table-cell office:value-type="float" office:value="279" calcext:value-type="float">
            <text:p>279</text:p>
          </table:table-cell>
          <table:table-cell office:value-type="float" office:value="393" calcext:value-type="float">
            <text:p>393</text:p>
          </table:table-cell>
          <table:table-cell table:formula="of:=IF(COUNTIF([.A433:.D433];[.A433])=3;[.A433];&quot;&quot;)">
            <text:p/>
          </table:table-cell>
          <table:table-cell table:formula="of:=IF(COUNTIF([.B433:.E433];[.B433])=3;[.B433];&quot;&quot;)">
            <text:p/>
          </table:table-cell>
          <table:table-cell table:formula="of:=IF(COUNTIF([.C433:.F433];[.C433])=3;[.C433];&quot;&quot;)">
            <text:p/>
          </table:table-cell>
          <table:table-cell table:formula="of:=IF(COUNTIF([.D433:.G433];[.D433])=3;[.D433];&quot;&quot;)">
            <text:p/>
          </table:table-cell>
          <table:table-cell table:formula="of:=IF(COUNTIF([.A433:.D433];[.A433])=3;&quot;&quot;;[.A433])" office:value-type="float" office:value="393" calcext:value-type="float">
            <text:p>393</text:p>
          </table:table-cell>
          <table:table-cell table:formula="of:=IF(COUNTIF([.B433:.E433];[.B433])=3;&quot;&quot;;[.B433])" office:value-type="float" office:value="326" calcext:value-type="float">
            <text:p>326</text:p>
          </table:table-cell>
          <table:table-cell table:formula="of:=IF(COUNTIF([.C433:.F433];[.C433])=3;&quot;&quot;;[.C433])" office:value-type="float" office:value="279" calcext:value-type="float">
            <text:p>279</text:p>
          </table:table-cell>
          <table:table-cell table:formula="of:=IF(COUNTIF([.D433:.G433];[.D433])=3;&quot;&quot;;[.D433])" office:value-type="float" office:value="393" calcext:value-type="float">
            <text:p>393</text:p>
          </table:table-cell>
          <table:table-cell table:style-name="ce5" table:formula="of:=IFERROR( IF( AND( COUNT([.E433:.H433])=3; MOD( AVERAGE([.E433:.H433]); 2)=1; MOD( AVERAGE([.I433:.L43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office:value-type="float" office:value="898" calcext:value-type="float">
            <text:p>898</text:p>
          </table:table-cell>
          <table:table-cell office:value-type="float" office:value="162" calcext:value-type="float">
            <text:p>162</text:p>
          </table:table-cell>
          <table:table-cell office:value-type="float" office:value="685" calcext:value-type="float">
            <text:p>685</text:p>
          </table:table-cell>
          <table:table-cell table:formula="of:=IF(COUNTIF([.A434:.D434];[.A434])=3;[.A434];&quot;&quot;)">
            <text:p/>
          </table:table-cell>
          <table:table-cell table:formula="of:=IF(COUNTIF([.B434:.E434];[.B434])=3;[.B434];&quot;&quot;)">
            <text:p/>
          </table:table-cell>
          <table:table-cell table:formula="of:=IF(COUNTIF([.C434:.F434];[.C434])=3;[.C434];&quot;&quot;)">
            <text:p/>
          </table:table-cell>
          <table:table-cell table:formula="of:=IF(COUNTIF([.D434:.G434];[.D434])=3;[.D434];&quot;&quot;)">
            <text:p/>
          </table:table-cell>
          <table:table-cell table:formula="of:=IF(COUNTIF([.A434:.D434];[.A434])=3;&quot;&quot;;[.A434])" office:value-type="float" office:value="658" calcext:value-type="float">
            <text:p>658</text:p>
          </table:table-cell>
          <table:table-cell table:formula="of:=IF(COUNTIF([.B434:.E434];[.B434])=3;&quot;&quot;;[.B434])" office:value-type="float" office:value="898" calcext:value-type="float">
            <text:p>898</text:p>
          </table:table-cell>
          <table:table-cell table:formula="of:=IF(COUNTIF([.C434:.F434];[.C434])=3;&quot;&quot;;[.C434])" office:value-type="float" office:value="162" calcext:value-type="float">
            <text:p>162</text:p>
          </table:table-cell>
          <table:table-cell table:formula="of:=IF(COUNTIF([.D434:.G434];[.D434])=3;&quot;&quot;;[.D434])" office:value-type="float" office:value="685" calcext:value-type="float">
            <text:p>685</text:p>
          </table:table-cell>
          <table:table-cell table:style-name="ce5" table:formula="of:=IFERROR( IF( AND( COUNT([.E434:.H434])=3; MOD( AVERAGE([.E434:.H434]); 2)=1; MOD( AVERAGE([.I434:.L43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office:value-type="float" office:value="855" calcext:value-type="float">
            <text:p>855</text:p>
          </table:table-cell>
          <table:table-cell office:value-type="float" office:value="290" calcext:value-type="float">
            <text:p>290</text:p>
          </table:table-cell>
          <table:table-cell office:value-type="float" office:value="593" calcext:value-type="float">
            <text:p>593</text:p>
          </table:table-cell>
          <table:table-cell table:formula="of:=IF(COUNTIF([.A435:.D435];[.A435])=3;[.A435];&quot;&quot;)">
            <text:p/>
          </table:table-cell>
          <table:table-cell table:formula="of:=IF(COUNTIF([.B435:.E435];[.B435])=3;[.B435];&quot;&quot;)">
            <text:p/>
          </table:table-cell>
          <table:table-cell table:formula="of:=IF(COUNTIF([.C435:.F435];[.C435])=3;[.C435];&quot;&quot;)">
            <text:p/>
          </table:table-cell>
          <table:table-cell table:formula="of:=IF(COUNTIF([.D435:.G435];[.D435])=3;[.D435];&quot;&quot;)">
            <text:p/>
          </table:table-cell>
          <table:table-cell table:formula="of:=IF(COUNTIF([.A435:.D435];[.A435])=3;&quot;&quot;;[.A435])" office:value-type="float" office:value="825" calcext:value-type="float">
            <text:p>825</text:p>
          </table:table-cell>
          <table:table-cell table:formula="of:=IF(COUNTIF([.B435:.E435];[.B435])=3;&quot;&quot;;[.B435])" office:value-type="float" office:value="855" calcext:value-type="float">
            <text:p>855</text:p>
          </table:table-cell>
          <table:table-cell table:formula="of:=IF(COUNTIF([.C435:.F435];[.C435])=3;&quot;&quot;;[.C435])" office:value-type="float" office:value="290" calcext:value-type="float">
            <text:p>290</text:p>
          </table:table-cell>
          <table:table-cell table:formula="of:=IF(COUNTIF([.D435:.G435];[.D435])=3;&quot;&quot;;[.D435])" office:value-type="float" office:value="593" calcext:value-type="float">
            <text:p>593</text:p>
          </table:table-cell>
          <table:table-cell table:style-name="ce5" table:formula="of:=IFERROR( IF( AND( COUNT([.E435:.H435])=3; MOD( AVERAGE([.E435:.H435]); 2)=1; MOD( AVERAGE([.I435:.L43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office:value-type="float" office:value="870" calcext:value-type="float">
            <text:p>870</text:p>
          </table:table-cell>
          <table:table-cell office:value-type="float" office:value="571" calcext:value-type="float">
            <text:p>571</text:p>
          </table:table-cell>
          <table:table-cell office:value-type="float" office:value="122" calcext:value-type="float">
            <text:p>122</text:p>
          </table:table-cell>
          <table:table-cell table:formula="of:=IF(COUNTIF([.A436:.D436];[.A436])=3;[.A436];&quot;&quot;)">
            <text:p/>
          </table:table-cell>
          <table:table-cell table:formula="of:=IF(COUNTIF([.B436:.E436];[.B436])=3;[.B436];&quot;&quot;)">
            <text:p/>
          </table:table-cell>
          <table:table-cell table:formula="of:=IF(COUNTIF([.C436:.F436];[.C436])=3;[.C436];&quot;&quot;)">
            <text:p/>
          </table:table-cell>
          <table:table-cell table:formula="of:=IF(COUNTIF([.D436:.G436];[.D436])=3;[.D436];&quot;&quot;)">
            <text:p/>
          </table:table-cell>
          <table:table-cell table:formula="of:=IF(COUNTIF([.A436:.D436];[.A436])=3;&quot;&quot;;[.A436])" office:value-type="float" office:value="268" calcext:value-type="float">
            <text:p>268</text:p>
          </table:table-cell>
          <table:table-cell table:formula="of:=IF(COUNTIF([.B436:.E436];[.B436])=3;&quot;&quot;;[.B436])" office:value-type="float" office:value="870" calcext:value-type="float">
            <text:p>870</text:p>
          </table:table-cell>
          <table:table-cell table:formula="of:=IF(COUNTIF([.C436:.F436];[.C436])=3;&quot;&quot;;[.C436])" office:value-type="float" office:value="571" calcext:value-type="float">
            <text:p>571</text:p>
          </table:table-cell>
          <table:table-cell table:formula="of:=IF(COUNTIF([.D436:.G436];[.D436])=3;&quot;&quot;;[.D436])" office:value-type="float" office:value="122" calcext:value-type="float">
            <text:p>122</text:p>
          </table:table-cell>
          <table:table-cell table:style-name="ce5" table:formula="of:=IFERROR( IF( AND( COUNT([.E436:.H436])=3; MOD( AVERAGE([.E436:.H436]); 2)=1; MOD( AVERAGE([.I436:.L43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250" calcext:value-type="float">
            <text:p>250</text:p>
          </table:table-cell>
          <table:table-cell table:formula="of:=IF(COUNTIF([.A437:.D437];[.A437])=3;[.A437];&quot;&quot;)">
            <text:p/>
          </table:table-cell>
          <table:table-cell table:formula="of:=IF(COUNTIF([.B437:.E437];[.B437])=3;[.B437];&quot;&quot;)">
            <text:p/>
          </table:table-cell>
          <table:table-cell table:formula="of:=IF(COUNTIF([.C437:.F437];[.C437])=3;[.C437];&quot;&quot;)">
            <text:p/>
          </table:table-cell>
          <table:table-cell table:formula="of:=IF(COUNTIF([.D437:.G437];[.D437])=3;[.D437];&quot;&quot;)">
            <text:p/>
          </table:table-cell>
          <table:table-cell table:formula="of:=IF(COUNTIF([.A437:.D437];[.A437])=3;&quot;&quot;;[.A437])" office:value-type="float" office:value="250" calcext:value-type="float">
            <text:p>250</text:p>
          </table:table-cell>
          <table:table-cell table:formula="of:=IF(COUNTIF([.B437:.E437];[.B437])=3;&quot;&quot;;[.B437])" office:value-type="float" office:value="498" calcext:value-type="float">
            <text:p>498</text:p>
          </table:table-cell>
          <table:table-cell table:formula="of:=IF(COUNTIF([.C437:.F437];[.C437])=3;&quot;&quot;;[.C437])" office:value-type="float" office:value="498" calcext:value-type="float">
            <text:p>498</text:p>
          </table:table-cell>
          <table:table-cell table:formula="of:=IF(COUNTIF([.D437:.G437];[.D437])=3;&quot;&quot;;[.D437])" office:value-type="float" office:value="250" calcext:value-type="float">
            <text:p>250</text:p>
          </table:table-cell>
          <table:table-cell table:style-name="ce5" table:formula="of:=IFERROR( IF( AND( COUNT([.E437:.H437])=3; MOD( AVERAGE([.E437:.H437]); 2)=1; MOD( AVERAGE([.I437:.L43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office:value-type="float" office:value="260" calcext:value-type="float">
            <text:p>260</text:p>
          </table:table-cell>
          <table:table-cell office:value-type="float" office:value="785" calcext:value-type="float">
            <text:p>785</text:p>
          </table:table-cell>
          <table:table-cell office:value-type="float" office:value="655" calcext:value-type="float">
            <text:p>655</text:p>
          </table:table-cell>
          <table:table-cell table:formula="of:=IF(COUNTIF([.A438:.D438];[.A438])=3;[.A438];&quot;&quot;)">
            <text:p/>
          </table:table-cell>
          <table:table-cell table:formula="of:=IF(COUNTIF([.B438:.E438];[.B438])=3;[.B438];&quot;&quot;)">
            <text:p/>
          </table:table-cell>
          <table:table-cell table:formula="of:=IF(COUNTIF([.C438:.F438];[.C438])=3;[.C438];&quot;&quot;)">
            <text:p/>
          </table:table-cell>
          <table:table-cell table:formula="of:=IF(COUNTIF([.D438:.G438];[.D438])=3;[.D438];&quot;&quot;)">
            <text:p/>
          </table:table-cell>
          <table:table-cell table:formula="of:=IF(COUNTIF([.A438:.D438];[.A438])=3;&quot;&quot;;[.A438])" office:value-type="float" office:value="260" calcext:value-type="float">
            <text:p>260</text:p>
          </table:table-cell>
          <table:table-cell table:formula="of:=IF(COUNTIF([.B438:.E438];[.B438])=3;&quot;&quot;;[.B438])" office:value-type="float" office:value="260" calcext:value-type="float">
            <text:p>260</text:p>
          </table:table-cell>
          <table:table-cell table:formula="of:=IF(COUNTIF([.C438:.F438];[.C438])=3;&quot;&quot;;[.C438])" office:value-type="float" office:value="785" calcext:value-type="float">
            <text:p>785</text:p>
          </table:table-cell>
          <table:table-cell table:formula="of:=IF(COUNTIF([.D438:.G438];[.D438])=3;&quot;&quot;;[.D438])" office:value-type="float" office:value="655" calcext:value-type="float">
            <text:p>655</text:p>
          </table:table-cell>
          <table:table-cell table:style-name="ce5" table:formula="of:=IFERROR( IF( AND( COUNT([.E438:.H438])=3; MOD( AVERAGE([.E438:.H438]); 2)=1; MOD( AVERAGE([.I438:.L43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office:value-type="float" office:value="467" calcext:value-type="float">
            <text:p>467</text:p>
          </table:table-cell>
          <table:table-cell office:value-type="float" office:value="429" calcext:value-type="float">
            <text:p>429</text:p>
          </table:table-cell>
          <table:table-cell office:value-type="float" office:value="791" calcext:value-type="float">
            <text:p>791</text:p>
          </table:table-cell>
          <table:table-cell table:formula="of:=IF(COUNTIF([.A439:.D439];[.A439])=3;[.A439];&quot;&quot;)">
            <text:p/>
          </table:table-cell>
          <table:table-cell table:formula="of:=IF(COUNTIF([.B439:.E439];[.B439])=3;[.B439];&quot;&quot;)">
            <text:p/>
          </table:table-cell>
          <table:table-cell table:formula="of:=IF(COUNTIF([.C439:.F439];[.C439])=3;[.C439];&quot;&quot;)">
            <text:p/>
          </table:table-cell>
          <table:table-cell table:formula="of:=IF(COUNTIF([.D439:.G439];[.D439])=3;[.D439];&quot;&quot;)">
            <text:p/>
          </table:table-cell>
          <table:table-cell table:formula="of:=IF(COUNTIF([.A439:.D439];[.A439])=3;&quot;&quot;;[.A439])" office:value-type="float" office:value="379" calcext:value-type="float">
            <text:p>379</text:p>
          </table:table-cell>
          <table:table-cell table:formula="of:=IF(COUNTIF([.B439:.E439];[.B439])=3;&quot;&quot;;[.B439])" office:value-type="float" office:value="467" calcext:value-type="float">
            <text:p>467</text:p>
          </table:table-cell>
          <table:table-cell table:formula="of:=IF(COUNTIF([.C439:.F439];[.C439])=3;&quot;&quot;;[.C439])" office:value-type="float" office:value="429" calcext:value-type="float">
            <text:p>429</text:p>
          </table:table-cell>
          <table:table-cell table:formula="of:=IF(COUNTIF([.D439:.G439];[.D439])=3;&quot;&quot;;[.D439])" office:value-type="float" office:value="791" calcext:value-type="float">
            <text:p>791</text:p>
          </table:table-cell>
          <table:table-cell table:style-name="ce5" table:formula="of:=IFERROR( IF( AND( COUNT([.E439:.H439])=3; MOD( AVERAGE([.E439:.H439]); 2)=1; MOD( AVERAGE([.I439:.L43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44" calcext:value-type="float">
            <text:p>644</text:p>
          </table:table-cell>
          <table:table-cell office:value-type="float" office:value="9" calcext:value-type="float">
            <text:p>9</text:p>
          </table:table-cell>
          <table:table-cell office:value-type="float" office:value="527" calcext:value-type="float">
            <text:p>527</text:p>
          </table:table-cell>
          <table:table-cell table:formula="of:=IF(COUNTIF([.A440:.D440];[.A440])=3;[.A440];&quot;&quot;)">
            <text:p/>
          </table:table-cell>
          <table:table-cell table:formula="of:=IF(COUNTIF([.B440:.E440];[.B440])=3;[.B440];&quot;&quot;)">
            <text:p/>
          </table:table-cell>
          <table:table-cell table:formula="of:=IF(COUNTIF([.C440:.F440];[.C440])=3;[.C440];&quot;&quot;)">
            <text:p/>
          </table:table-cell>
          <table:table-cell table:formula="of:=IF(COUNTIF([.D440:.G440];[.D440])=3;[.D440];&quot;&quot;)">
            <text:p/>
          </table:table-cell>
          <table:table-cell table:formula="of:=IF(COUNTIF([.A440:.D440];[.A440])=3;&quot;&quot;;[.A440])" office:value-type="float" office:value="274" calcext:value-type="float">
            <text:p>274</text:p>
          </table:table-cell>
          <table:table-cell table:formula="of:=IF(COUNTIF([.B440:.E440];[.B440])=3;&quot;&quot;;[.B440])" office:value-type="float" office:value="644" calcext:value-type="float">
            <text:p>644</text:p>
          </table:table-cell>
          <table:table-cell table:formula="of:=IF(COUNTIF([.C440:.F440];[.C440])=3;&quot;&quot;;[.C440])" office:value-type="float" office:value="9" calcext:value-type="float">
            <text:p>9</text:p>
          </table:table-cell>
          <table:table-cell table:formula="of:=IF(COUNTIF([.D440:.G440];[.D440])=3;&quot;&quot;;[.D440])" office:value-type="float" office:value="527" calcext:value-type="float">
            <text:p>527</text:p>
          </table:table-cell>
          <table:table-cell table:style-name="ce5" table:formula="of:=IFERROR( IF( AND( COUNT([.E440:.H440])=3; MOD( AVERAGE([.E440:.H440]); 2)=1; MOD( AVERAGE([.I440:.L44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office:value-type="float" office:value="474" calcext:value-type="float">
            <text:p>474</text:p>
          </table:table-cell>
          <table:table-cell office:value-type="float" office:value="558" calcext:value-type="float">
            <text:p>558</text:p>
          </table:table-cell>
          <table:table-cell office:value-type="float" office:value="988" calcext:value-type="float">
            <text:p>988</text:p>
          </table:table-cell>
          <table:table-cell table:formula="of:=IF(COUNTIF([.A441:.D441];[.A441])=3;[.A441];&quot;&quot;)">
            <text:p/>
          </table:table-cell>
          <table:table-cell table:formula="of:=IF(COUNTIF([.B441:.E441];[.B441])=3;[.B441];&quot;&quot;)">
            <text:p/>
          </table:table-cell>
          <table:table-cell table:formula="of:=IF(COUNTIF([.C441:.F441];[.C441])=3;[.C441];&quot;&quot;)">
            <text:p/>
          </table:table-cell>
          <table:table-cell table:formula="of:=IF(COUNTIF([.D441:.G441];[.D441])=3;[.D441];&quot;&quot;)">
            <text:p/>
          </table:table-cell>
          <table:table-cell table:formula="of:=IF(COUNTIF([.A441:.D441];[.A441])=3;&quot;&quot;;[.A441])" office:value-type="float" office:value="448" calcext:value-type="float">
            <text:p>448</text:p>
          </table:table-cell>
          <table:table-cell table:formula="of:=IF(COUNTIF([.B441:.E441];[.B441])=3;&quot;&quot;;[.B441])" office:value-type="float" office:value="474" calcext:value-type="float">
            <text:p>474</text:p>
          </table:table-cell>
          <table:table-cell table:formula="of:=IF(COUNTIF([.C441:.F441];[.C441])=3;&quot;&quot;;[.C441])" office:value-type="float" office:value="558" calcext:value-type="float">
            <text:p>558</text:p>
          </table:table-cell>
          <table:table-cell table:formula="of:=IF(COUNTIF([.D441:.G441];[.D441])=3;&quot;&quot;;[.D441])" office:value-type="float" office:value="988" calcext:value-type="float">
            <text:p>988</text:p>
          </table:table-cell>
          <table:table-cell table:style-name="ce5" table:formula="of:=IFERROR( IF( AND( COUNT([.E441:.H441])=3; MOD( AVERAGE([.E441:.H441]); 2)=1; MOD( AVERAGE([.I441:.L44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96" calcext:value-type="float">
            <text:p>696</text:p>
          </table:table-cell>
          <table:table-cell office:value-type="float" office:value="44" calcext:value-type="float">
            <text:p>44</text:p>
          </table:table-cell>
          <table:table-cell office:value-type="float" office:value="872" calcext:value-type="float">
            <text:p>872</text:p>
          </table:table-cell>
          <table:table-cell table:formula="of:=IF(COUNTIF([.A442:.D442];[.A442])=3;[.A442];&quot;&quot;)">
            <text:p/>
          </table:table-cell>
          <table:table-cell table:formula="of:=IF(COUNTIF([.B442:.E442];[.B442])=3;[.B442];&quot;&quot;)">
            <text:p/>
          </table:table-cell>
          <table:table-cell table:formula="of:=IF(COUNTIF([.C442:.F442];[.C442])=3;[.C442];&quot;&quot;)">
            <text:p/>
          </table:table-cell>
          <table:table-cell table:formula="of:=IF(COUNTIF([.D442:.G442];[.D442])=3;[.D442];&quot;&quot;)">
            <text:p/>
          </table:table-cell>
          <table:table-cell table:formula="of:=IF(COUNTIF([.A442:.D442];[.A442])=3;&quot;&quot;;[.A442])" office:value-type="float" office:value="394" calcext:value-type="float">
            <text:p>394</text:p>
          </table:table-cell>
          <table:table-cell table:formula="of:=IF(COUNTIF([.B442:.E442];[.B442])=3;&quot;&quot;;[.B442])" office:value-type="float" office:value="696" calcext:value-type="float">
            <text:p>696</text:p>
          </table:table-cell>
          <table:table-cell table:formula="of:=IF(COUNTIF([.C442:.F442];[.C442])=3;&quot;&quot;;[.C442])" office:value-type="float" office:value="44" calcext:value-type="float">
            <text:p>44</text:p>
          </table:table-cell>
          <table:table-cell table:formula="of:=IF(COUNTIF([.D442:.G442];[.D442])=3;&quot;&quot;;[.D442])" office:value-type="float" office:value="872" calcext:value-type="float">
            <text:p>872</text:p>
          </table:table-cell>
          <table:table-cell table:style-name="ce5" table:formula="of:=IFERROR( IF( AND( COUNT([.E442:.H442])=3; MOD( AVERAGE([.E442:.H442]); 2)=1; MOD( AVERAGE([.I442:.L44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office:value-type="float" office:value="879" calcext:value-type="float">
            <text:p>879</text:p>
          </table:table-cell>
          <table:table-cell office:value-type="float" office:value="492" calcext:value-type="float">
            <text:p>492</text:p>
          </table:table-cell>
          <table:table-cell office:value-type="float" office:value="323" calcext:value-type="float">
            <text:p>323</text:p>
          </table:table-cell>
          <table:table-cell table:formula="of:=IF(COUNTIF([.A443:.D443];[.A443])=3;[.A443];&quot;&quot;)">
            <text:p/>
          </table:table-cell>
          <table:table-cell table:formula="of:=IF(COUNTIF([.B443:.E443];[.B443])=3;[.B443];&quot;&quot;)">
            <text:p/>
          </table:table-cell>
          <table:table-cell table:formula="of:=IF(COUNTIF([.C443:.F443];[.C443])=3;[.C443];&quot;&quot;)">
            <text:p/>
          </table:table-cell>
          <table:table-cell table:formula="of:=IF(COUNTIF([.D443:.G443];[.D443])=3;[.D443];&quot;&quot;)">
            <text:p/>
          </table:table-cell>
          <table:table-cell table:formula="of:=IF(COUNTIF([.A443:.D443];[.A443])=3;&quot;&quot;;[.A443])" office:value-type="float" office:value="597" calcext:value-type="float">
            <text:p>597</text:p>
          </table:table-cell>
          <table:table-cell table:formula="of:=IF(COUNTIF([.B443:.E443];[.B443])=3;&quot;&quot;;[.B443])" office:value-type="float" office:value="879" calcext:value-type="float">
            <text:p>879</text:p>
          </table:table-cell>
          <table:table-cell table:formula="of:=IF(COUNTIF([.C443:.F443];[.C443])=3;&quot;&quot;;[.C443])" office:value-type="float" office:value="492" calcext:value-type="float">
            <text:p>492</text:p>
          </table:table-cell>
          <table:table-cell table:formula="of:=IF(COUNTIF([.D443:.G443];[.D443])=3;&quot;&quot;;[.D443])" office:value-type="float" office:value="323" calcext:value-type="float">
            <text:p>323</text:p>
          </table:table-cell>
          <table:table-cell table:style-name="ce5" table:formula="of:=IFERROR( IF( AND( COUNT([.E443:.H443])=3; MOD( AVERAGE([.E443:.H443]); 2)=1; MOD( AVERAGE([.I443:.L44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office:value-type="float" office:value="346" calcext:value-type="float">
            <text:p>346</text:p>
          </table:table-cell>
          <table:table-cell office:value-type="float" office:value="971" calcext:value-type="float">
            <text:p>971</text:p>
          </table:table-cell>
          <table:table-cell office:value-type="float" office:value="936" calcext:value-type="float">
            <text:p>936</text:p>
          </table:table-cell>
          <table:table-cell table:formula="of:=IF(COUNTIF([.A444:.D444];[.A444])=3;[.A444];&quot;&quot;)">
            <text:p/>
          </table:table-cell>
          <table:table-cell table:formula="of:=IF(COUNTIF([.B444:.E444];[.B444])=3;[.B444];&quot;&quot;)">
            <text:p/>
          </table:table-cell>
          <table:table-cell table:formula="of:=IF(COUNTIF([.C444:.F444];[.C444])=3;[.C444];&quot;&quot;)">
            <text:p/>
          </table:table-cell>
          <table:table-cell table:formula="of:=IF(COUNTIF([.D444:.G444];[.D444])=3;[.D444];&quot;&quot;)">
            <text:p/>
          </table:table-cell>
          <table:table-cell table:formula="of:=IF(COUNTIF([.A444:.D444];[.A444])=3;&quot;&quot;;[.A444])" office:value-type="float" office:value="527" calcext:value-type="float">
            <text:p>527</text:p>
          </table:table-cell>
          <table:table-cell table:formula="of:=IF(COUNTIF([.B444:.E444];[.B444])=3;&quot;&quot;;[.B444])" office:value-type="float" office:value="346" calcext:value-type="float">
            <text:p>346</text:p>
          </table:table-cell>
          <table:table-cell table:formula="of:=IF(COUNTIF([.C444:.F444];[.C444])=3;&quot;&quot;;[.C444])" office:value-type="float" office:value="971" calcext:value-type="float">
            <text:p>971</text:p>
          </table:table-cell>
          <table:table-cell table:formula="of:=IF(COUNTIF([.D444:.G444];[.D444])=3;&quot;&quot;;[.D444])" office:value-type="float" office:value="936" calcext:value-type="float">
            <text:p>936</text:p>
          </table:table-cell>
          <table:table-cell table:style-name="ce5" table:formula="of:=IFERROR( IF( AND( COUNT([.E444:.H444])=3; MOD( AVERAGE([.E444:.H444]); 2)=1; MOD( AVERAGE([.I444:.L44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number-columns-repeated="2" office:value-type="float" office:value="745" calcext:value-type="float">
            <text:p>745</text:p>
          </table:table-cell>
          <table:table-cell office:value-type="float" office:value="503" calcext:value-type="float">
            <text:p>503</text:p>
          </table:table-cell>
          <table:table-cell table:formula="of:=IF(COUNTIF([.A445:.D445];[.A445])=3;[.A445];&quot;&quot;)">
            <text:p/>
          </table:table-cell>
          <table:table-cell table:formula="of:=IF(COUNTIF([.B445:.E445];[.B445])=3;[.B445];&quot;&quot;)">
            <text:p/>
          </table:table-cell>
          <table:table-cell table:formula="of:=IF(COUNTIF([.C445:.F445];[.C445])=3;[.C445];&quot;&quot;)">
            <text:p/>
          </table:table-cell>
          <table:table-cell table:formula="of:=IF(COUNTIF([.D445:.G445];[.D445])=3;[.D445];&quot;&quot;)">
            <text:p/>
          </table:table-cell>
          <table:table-cell table:formula="of:=IF(COUNTIF([.A445:.D445];[.A445])=3;&quot;&quot;;[.A445])" office:value-type="float" office:value="591" calcext:value-type="float">
            <text:p>591</text:p>
          </table:table-cell>
          <table:table-cell table:formula="of:=IF(COUNTIF([.B445:.E445];[.B445])=3;&quot;&quot;;[.B445])" office:value-type="float" office:value="745" calcext:value-type="float">
            <text:p>745</text:p>
          </table:table-cell>
          <table:table-cell table:formula="of:=IF(COUNTIF([.C445:.F445];[.C445])=3;&quot;&quot;;[.C445])" office:value-type="float" office:value="745" calcext:value-type="float">
            <text:p>745</text:p>
          </table:table-cell>
          <table:table-cell table:formula="of:=IF(COUNTIF([.D445:.G445];[.D445])=3;&quot;&quot;;[.D445])" office:value-type="float" office:value="503" calcext:value-type="float">
            <text:p>503</text:p>
          </table:table-cell>
          <table:table-cell table:style-name="ce5" table:formula="of:=IFERROR( IF( AND( COUNT([.E445:.H445])=3; MOD( AVERAGE([.E445:.H445]); 2)=1; MOD( AVERAGE([.I445:.L44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22" calcext:value-type="float">
            <text:p>222</text:p>
          </table:table-cell>
          <table:table-cell table:formula="of:=IF(COUNTIF([.A446:.D446];[.A446])=3;[.A446];&quot;&quot;)">
            <text:p/>
          </table:table-cell>
          <table:table-cell table:formula="of:=IF(COUNTIF([.B446:.E446];[.B446])=3;[.B446];&quot;&quot;)">
            <text:p/>
          </table:table-cell>
          <table:table-cell table:formula="of:=IF(COUNTIF([.C446:.F446];[.C446])=3;[.C446];&quot;&quot;)">
            <text:p/>
          </table:table-cell>
          <table:table-cell table:formula="of:=IF(COUNTIF([.D446:.G446];[.D446])=3;[.D446];&quot;&quot;)">
            <text:p/>
          </table:table-cell>
          <table:table-cell table:formula="of:=IF(COUNTIF([.A446:.D446];[.A446])=3;&quot;&quot;;[.A446])" office:value-type="float" office:value="659" calcext:value-type="float">
            <text:p>659</text:p>
          </table:table-cell>
          <table:table-cell table:formula="of:=IF(COUNTIF([.B446:.E446];[.B446])=3;&quot;&quot;;[.B446])" office:value-type="float" office:value="285" calcext:value-type="float">
            <text:p>285</text:p>
          </table:table-cell>
          <table:table-cell table:formula="of:=IF(COUNTIF([.C446:.F446];[.C446])=3;&quot;&quot;;[.C446])" office:value-type="float" office:value="222" calcext:value-type="float">
            <text:p>222</text:p>
          </table:table-cell>
          <table:table-cell table:formula="of:=IF(COUNTIF([.D446:.G446];[.D446])=3;&quot;&quot;;[.D446])" office:value-type="float" office:value="222" calcext:value-type="float">
            <text:p>222</text:p>
          </table:table-cell>
          <table:table-cell table:style-name="ce5" table:formula="of:=IFERROR( IF( AND( COUNT([.E446:.H446])=3; MOD( AVERAGE([.E446:.H446]); 2)=1; MOD( AVERAGE([.I446:.L44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54" calcext:value-type="float">
            <text:p>854</text:p>
          </table:table-cell>
          <table:table-cell office:value-type="float" office:value="719" calcext:value-type="float">
            <text:p>719</text:p>
          </table:table-cell>
          <table:table-cell office:value-type="float" office:value="590" calcext:value-type="float">
            <text:p>590</text:p>
          </table:table-cell>
          <table:table-cell office:value-type="float" office:value="552" calcext:value-type="float">
            <text:p>552</text:p>
          </table:table-cell>
          <table:table-cell table:formula="of:=IF(COUNTIF([.A447:.D447];[.A447])=3;[.A447];&quot;&quot;)">
            <text:p/>
          </table:table-cell>
          <table:table-cell table:formula="of:=IF(COUNTIF([.B447:.E447];[.B447])=3;[.B447];&quot;&quot;)">
            <text:p/>
          </table:table-cell>
          <table:table-cell table:formula="of:=IF(COUNTIF([.C447:.F447];[.C447])=3;[.C447];&quot;&quot;)">
            <text:p/>
          </table:table-cell>
          <table:table-cell table:formula="of:=IF(COUNTIF([.D447:.G447];[.D447])=3;[.D447];&quot;&quot;)">
            <text:p/>
          </table:table-cell>
          <table:table-cell table:formula="of:=IF(COUNTIF([.A447:.D447];[.A447])=3;&quot;&quot;;[.A447])" office:value-type="float" office:value="854" calcext:value-type="float">
            <text:p>854</text:p>
          </table:table-cell>
          <table:table-cell table:formula="of:=IF(COUNTIF([.B447:.E447];[.B447])=3;&quot;&quot;;[.B447])" office:value-type="float" office:value="719" calcext:value-type="float">
            <text:p>719</text:p>
          </table:table-cell>
          <table:table-cell table:formula="of:=IF(COUNTIF([.C447:.F447];[.C447])=3;&quot;&quot;;[.C447])" office:value-type="float" office:value="590" calcext:value-type="float">
            <text:p>590</text:p>
          </table:table-cell>
          <table:table-cell table:formula="of:=IF(COUNTIF([.D447:.G447];[.D447])=3;&quot;&quot;;[.D447])" office:value-type="float" office:value="552" calcext:value-type="float">
            <text:p>552</text:p>
          </table:table-cell>
          <table:table-cell table:style-name="ce5" table:formula="of:=IFERROR( IF( AND( COUNT([.E447:.H447])=3; MOD( AVERAGE([.E447:.H447]); 2)=1; MOD( AVERAGE([.I447:.L44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77" calcext:value-type="float">
            <text:p>377</text:p>
          </table:table-cell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table:formula="of:=IF(COUNTIF([.A448:.D448];[.A448])=3;[.A448];&quot;&quot;)">
            <text:p/>
          </table:table-cell>
          <table:table-cell table:formula="of:=IF(COUNTIF([.B448:.E448];[.B448])=3;[.B448];&quot;&quot;)">
            <text:p/>
          </table:table-cell>
          <table:table-cell table:formula="of:=IF(COUNTIF([.C448:.F448];[.C448])=3;[.C448];&quot;&quot;)">
            <text:p/>
          </table:table-cell>
          <table:table-cell table:formula="of:=IF(COUNTIF([.D448:.G448];[.D448])=3;[.D448];&quot;&quot;)">
            <text:p/>
          </table:table-cell>
          <table:table-cell table:formula="of:=IF(COUNTIF([.A448:.D448];[.A448])=3;&quot;&quot;;[.A448])" office:value-type="float" office:value="249" calcext:value-type="float">
            <text:p>249</text:p>
          </table:table-cell>
          <table:table-cell table:formula="of:=IF(COUNTIF([.B448:.E448];[.B448])=3;&quot;&quot;;[.B448])" office:value-type="float" office:value="377" calcext:value-type="float">
            <text:p>377</text:p>
          </table:table-cell>
          <table:table-cell table:formula="of:=IF(COUNTIF([.C448:.F448];[.C448])=3;&quot;&quot;;[.C448])" office:value-type="float" office:value="75" calcext:value-type="float">
            <text:p>75</text:p>
          </table:table-cell>
          <table:table-cell table:formula="of:=IF(COUNTIF([.D448:.G448];[.D448])=3;&quot;&quot;;[.D448])" office:value-type="float" office:value="122" calcext:value-type="float">
            <text:p>122</text:p>
          </table:table-cell>
          <table:table-cell table:style-name="ce5" table:formula="of:=IFERROR( IF( AND( COUNT([.E448:.H448])=3; MOD( AVERAGE([.E448:.H448]); 2)=1; MOD( AVERAGE([.I448:.L44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61" calcext:value-type="float">
            <text:p>661</text:p>
          </table:table-cell>
          <table:table-cell office:value-type="float" office:value="313" calcext:value-type="float">
            <text:p>313</text:p>
          </table:table-cell>
          <table:table-cell office:value-type="float" office:value="36" calcext:value-type="float">
            <text:p>36</text:p>
          </table:table-cell>
          <table:table-cell table:formula="of:=IF(COUNTIF([.A449:.D449];[.A449])=3;[.A449];&quot;&quot;)">
            <text:p/>
          </table:table-cell>
          <table:table-cell table:formula="of:=IF(COUNTIF([.B449:.E449];[.B449])=3;[.B449];&quot;&quot;)">
            <text:p/>
          </table:table-cell>
          <table:table-cell table:formula="of:=IF(COUNTIF([.C449:.F449];[.C449])=3;[.C449];&quot;&quot;)">
            <text:p/>
          </table:table-cell>
          <table:table-cell table:formula="of:=IF(COUNTIF([.D449:.G449];[.D449])=3;[.D449];&quot;&quot;)">
            <text:p/>
          </table:table-cell>
          <table:table-cell table:formula="of:=IF(COUNTIF([.A449:.D449];[.A449])=3;&quot;&quot;;[.A449])" office:value-type="float" office:value="729" calcext:value-type="float">
            <text:p>729</text:p>
          </table:table-cell>
          <table:table-cell table:formula="of:=IF(COUNTIF([.B449:.E449];[.B449])=3;&quot;&quot;;[.B449])" office:value-type="float" office:value="661" calcext:value-type="float">
            <text:p>661</text:p>
          </table:table-cell>
          <table:table-cell table:formula="of:=IF(COUNTIF([.C449:.F449];[.C449])=3;&quot;&quot;;[.C449])" office:value-type="float" office:value="313" calcext:value-type="float">
            <text:p>313</text:p>
          </table:table-cell>
          <table:table-cell table:formula="of:=IF(COUNTIF([.D449:.G449];[.D449])=3;&quot;&quot;;[.D449])" office:value-type="float" office:value="36" calcext:value-type="float">
            <text:p>36</text:p>
          </table:table-cell>
          <table:table-cell table:style-name="ce5" table:formula="of:=IFERROR( IF( AND( COUNT([.E449:.H449])=3; MOD( AVERAGE([.E449:.H449]); 2)=1; MOD( AVERAGE([.I449:.L44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office:value-type="float" office:value="881" calcext:value-type="float">
            <text:p>881</text:p>
          </table:table-cell>
          <table:table-cell office:value-type="float" office:value="607" calcext:value-type="float">
            <text:p>607</text:p>
          </table:table-cell>
          <table:table-cell office:value-type="float" office:value="148" calcext:value-type="float">
            <text:p>148</text:p>
          </table:table-cell>
          <table:table-cell table:formula="of:=IF(COUNTIF([.A450:.D450];[.A450])=3;[.A450];&quot;&quot;)">
            <text:p/>
          </table:table-cell>
          <table:table-cell table:formula="of:=IF(COUNTIF([.B450:.E450];[.B450])=3;[.B450];&quot;&quot;)">
            <text:p/>
          </table:table-cell>
          <table:table-cell table:formula="of:=IF(COUNTIF([.C450:.F450];[.C450])=3;[.C450];&quot;&quot;)">
            <text:p/>
          </table:table-cell>
          <table:table-cell table:formula="of:=IF(COUNTIF([.D450:.G450];[.D450])=3;[.D450];&quot;&quot;)">
            <text:p/>
          </table:table-cell>
          <table:table-cell table:formula="of:=IF(COUNTIF([.A450:.D450];[.A450])=3;&quot;&quot;;[.A450])" office:value-type="float" office:value="682" calcext:value-type="float">
            <text:p>682</text:p>
          </table:table-cell>
          <table:table-cell table:formula="of:=IF(COUNTIF([.B450:.E450];[.B450])=3;&quot;&quot;;[.B450])" office:value-type="float" office:value="881" calcext:value-type="float">
            <text:p>881</text:p>
          </table:table-cell>
          <table:table-cell table:formula="of:=IF(COUNTIF([.C450:.F450];[.C450])=3;&quot;&quot;;[.C450])" office:value-type="float" office:value="607" calcext:value-type="float">
            <text:p>607</text:p>
          </table:table-cell>
          <table:table-cell table:formula="of:=IF(COUNTIF([.D450:.G450];[.D450])=3;&quot;&quot;;[.D450])" office:value-type="float" office:value="148" calcext:value-type="float">
            <text:p>148</text:p>
          </table:table-cell>
          <table:table-cell table:style-name="ce5" table:formula="of:=IFERROR( IF( AND( COUNT([.E450:.H450])=3; MOD( AVERAGE([.E450:.H450]); 2)=1; MOD( AVERAGE([.I450:.L45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office:value-type="float" office:value="260" calcext:value-type="float">
            <text:p>260</text:p>
          </table:table-cell>
          <table:table-cell office:value-type="float" office:value="714" calcext:value-type="float">
            <text:p>714</text:p>
          </table:table-cell>
          <table:table-cell office:value-type="float" office:value="260" calcext:value-type="float">
            <text:p>260</text:p>
          </table:table-cell>
          <table:table-cell table:formula="of:=IF(COUNTIF([.A451:.D451];[.A451])=3;[.A451];&quot;&quot;)">
            <text:p/>
          </table:table-cell>
          <table:table-cell table:formula="of:=IF(COUNTIF([.B451:.E451];[.B451])=3;[.B451];&quot;&quot;)">
            <text:p/>
          </table:table-cell>
          <table:table-cell table:formula="of:=IF(COUNTIF([.C451:.F451];[.C451])=3;[.C451];&quot;&quot;)">
            <text:p/>
          </table:table-cell>
          <table:table-cell table:formula="of:=IF(COUNTIF([.D451:.G451];[.D451])=3;[.D451];&quot;&quot;)">
            <text:p/>
          </table:table-cell>
          <table:table-cell table:formula="of:=IF(COUNTIF([.A451:.D451];[.A451])=3;&quot;&quot;;[.A451])" office:value-type="float" office:value="476" calcext:value-type="float">
            <text:p>476</text:p>
          </table:table-cell>
          <table:table-cell table:formula="of:=IF(COUNTIF([.B451:.E451];[.B451])=3;&quot;&quot;;[.B451])" office:value-type="float" office:value="260" calcext:value-type="float">
            <text:p>260</text:p>
          </table:table-cell>
          <table:table-cell table:formula="of:=IF(COUNTIF([.C451:.F451];[.C451])=3;&quot;&quot;;[.C451])" office:value-type="float" office:value="714" calcext:value-type="float">
            <text:p>714</text:p>
          </table:table-cell>
          <table:table-cell table:formula="of:=IF(COUNTIF([.D451:.G451];[.D451])=3;&quot;&quot;;[.D451])" office:value-type="float" office:value="260" calcext:value-type="float">
            <text:p>260</text:p>
          </table:table-cell>
          <table:table-cell table:style-name="ce5" table:formula="of:=IFERROR( IF( AND( COUNT([.E451:.H451])=3; MOD( AVERAGE([.E451:.H451]); 2)=1; MOD( AVERAGE([.I451:.L45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float" office:value="285" calcext:value-type="float">
            <text:p>285</text:p>
          </table:table-cell>
          <table:table-cell office:value-type="float" office:value="142" calcext:value-type="float">
            <text:p>142</text:p>
          </table:table-cell>
          <table:table-cell office:value-type="float" office:value="154" calcext:value-type="float">
            <text:p>154</text:p>
          </table:table-cell>
          <table:table-cell table:formula="of:=IF(COUNTIF([.A452:.D452];[.A452])=3;[.A452];&quot;&quot;)">
            <text:p/>
          </table:table-cell>
          <table:table-cell table:formula="of:=IF(COUNTIF([.B452:.E452];[.B452])=3;[.B452];&quot;&quot;)">
            <text:p/>
          </table:table-cell>
          <table:table-cell table:formula="of:=IF(COUNTIF([.C452:.F452];[.C452])=3;[.C452];&quot;&quot;)">
            <text:p/>
          </table:table-cell>
          <table:table-cell table:formula="of:=IF(COUNTIF([.D452:.G452];[.D452])=3;[.D452];&quot;&quot;)">
            <text:p/>
          </table:table-cell>
          <table:table-cell table:formula="of:=IF(COUNTIF([.A452:.D452];[.A452])=3;&quot;&quot;;[.A452])" office:value-type="float" office:value="52" calcext:value-type="float">
            <text:p>52</text:p>
          </table:table-cell>
          <table:table-cell table:formula="of:=IF(COUNTIF([.B452:.E452];[.B452])=3;&quot;&quot;;[.B452])" office:value-type="float" office:value="285" calcext:value-type="float">
            <text:p>285</text:p>
          </table:table-cell>
          <table:table-cell table:formula="of:=IF(COUNTIF([.C452:.F452];[.C452])=3;&quot;&quot;;[.C452])" office:value-type="float" office:value="142" calcext:value-type="float">
            <text:p>142</text:p>
          </table:table-cell>
          <table:table-cell table:formula="of:=IF(COUNTIF([.D452:.G452];[.D452])=3;&quot;&quot;;[.D452])" office:value-type="float" office:value="154" calcext:value-type="float">
            <text:p>154</text:p>
          </table:table-cell>
          <table:table-cell table:style-name="ce5" table:formula="of:=IFERROR( IF( AND( COUNT([.E452:.H452])=3; MOD( AVERAGE([.E452:.H452]); 2)=1; MOD( AVERAGE([.I452:.L45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62" calcext:value-type="float">
            <text:p>962</text:p>
          </table:table-cell>
          <table:table-cell office:value-type="float" office:value="396" calcext:value-type="float">
            <text:p>396</text:p>
          </table:table-cell>
          <table:table-cell office:value-type="float" office:value="657" calcext:value-type="float">
            <text:p>657</text:p>
          </table:table-cell>
          <table:table-cell office:value-type="float" office:value="609" calcext:value-type="float">
            <text:p>609</text:p>
          </table:table-cell>
          <table:table-cell table:formula="of:=IF(COUNTIF([.A453:.D453];[.A453])=3;[.A453];&quot;&quot;)">
            <text:p/>
          </table:table-cell>
          <table:table-cell table:formula="of:=IF(COUNTIF([.B453:.E453];[.B453])=3;[.B453];&quot;&quot;)">
            <text:p/>
          </table:table-cell>
          <table:table-cell table:formula="of:=IF(COUNTIF([.C453:.F453];[.C453])=3;[.C453];&quot;&quot;)">
            <text:p/>
          </table:table-cell>
          <table:table-cell table:formula="of:=IF(COUNTIF([.D453:.G453];[.D453])=3;[.D453];&quot;&quot;)">
            <text:p/>
          </table:table-cell>
          <table:table-cell table:formula="of:=IF(COUNTIF([.A453:.D453];[.A453])=3;&quot;&quot;;[.A453])" office:value-type="float" office:value="962" calcext:value-type="float">
            <text:p>962</text:p>
          </table:table-cell>
          <table:table-cell table:formula="of:=IF(COUNTIF([.B453:.E453];[.B453])=3;&quot;&quot;;[.B453])" office:value-type="float" office:value="396" calcext:value-type="float">
            <text:p>396</text:p>
          </table:table-cell>
          <table:table-cell table:formula="of:=IF(COUNTIF([.C453:.F453];[.C453])=3;&quot;&quot;;[.C453])" office:value-type="float" office:value="657" calcext:value-type="float">
            <text:p>657</text:p>
          </table:table-cell>
          <table:table-cell table:formula="of:=IF(COUNTIF([.D453:.G453];[.D453])=3;&quot;&quot;;[.D453])" office:value-type="float" office:value="609" calcext:value-type="float">
            <text:p>609</text:p>
          </table:table-cell>
          <table:table-cell table:style-name="ce5" table:formula="of:=IFERROR( IF( AND( COUNT([.E453:.H453])=3; MOD( AVERAGE([.E453:.H453]); 2)=1; MOD( AVERAGE([.I453:.L45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office:value-type="float" office:value="595" calcext:value-type="float">
            <text:p>595</text:p>
          </table:table-cell>
          <table:table-cell office:value-type="float" office:value="106" calcext:value-type="float">
            <text:p>106</text:p>
          </table:table-cell>
          <table:table-cell office:value-type="float" office:value="864" calcext:value-type="float">
            <text:p>864</text:p>
          </table:table-cell>
          <table:table-cell table:formula="of:=IF(COUNTIF([.A454:.D454];[.A454])=3;[.A454];&quot;&quot;)">
            <text:p/>
          </table:table-cell>
          <table:table-cell table:formula="of:=IF(COUNTIF([.B454:.E454];[.B454])=3;[.B454];&quot;&quot;)">
            <text:p/>
          </table:table-cell>
          <table:table-cell table:formula="of:=IF(COUNTIF([.C454:.F454];[.C454])=3;[.C454];&quot;&quot;)">
            <text:p/>
          </table:table-cell>
          <table:table-cell table:formula="of:=IF(COUNTIF([.D454:.G454];[.D454])=3;[.D454];&quot;&quot;)">
            <text:p/>
          </table:table-cell>
          <table:table-cell table:formula="of:=IF(COUNTIF([.A454:.D454];[.A454])=3;&quot;&quot;;[.A454])" office:value-type="float" office:value="119" calcext:value-type="float">
            <text:p>119</text:p>
          </table:table-cell>
          <table:table-cell table:formula="of:=IF(COUNTIF([.B454:.E454];[.B454])=3;&quot;&quot;;[.B454])" office:value-type="float" office:value="595" calcext:value-type="float">
            <text:p>595</text:p>
          </table:table-cell>
          <table:table-cell table:formula="of:=IF(COUNTIF([.C454:.F454];[.C454])=3;&quot;&quot;;[.C454])" office:value-type="float" office:value="106" calcext:value-type="float">
            <text:p>106</text:p>
          </table:table-cell>
          <table:table-cell table:formula="of:=IF(COUNTIF([.D454:.G454];[.D454])=3;&quot;&quot;;[.D454])" office:value-type="float" office:value="864" calcext:value-type="float">
            <text:p>864</text:p>
          </table:table-cell>
          <table:table-cell table:style-name="ce5" table:formula="of:=IFERROR( IF( AND( COUNT([.E454:.H454])=3; MOD( AVERAGE([.E454:.H454]); 2)=1; MOD( AVERAGE([.I454:.L45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number-columns-repeated="3" office:value-type="float" office:value="197" calcext:value-type="float">
            <text:p>197</text:p>
          </table:table-cell>
          <table:table-cell table:formula="of:=IF(COUNTIF([.A455:.D455];[.A455])=3;[.A455];&quot;&quot;)">
            <text:p/>
          </table:table-cell>
          <table:table-cell table:formula="of:=IF(COUNTIF([.B455:.E455];[.B455])=3;[.B455];&quot;&quot;)" office:value-type="float" office:value="197" calcext:value-type="float">
            <text:p>197</text:p>
          </table:table-cell>
          <table:table-cell table:formula="of:=IF(COUNTIF([.C455:.F455];[.C455])=3;[.C455];&quot;&quot;)" office:value-type="float" office:value="197" calcext:value-type="float">
            <text:p>197</text:p>
          </table:table-cell>
          <table:table-cell table:formula="of:=IF(COUNTIF([.D455:.G455];[.D455])=3;[.D455];&quot;&quot;)" office:value-type="float" office:value="197" calcext:value-type="float">
            <text:p>197</text:p>
          </table:table-cell>
          <table:table-cell table:formula="of:=IF(COUNTIF([.A455:.D455];[.A455])=3;&quot;&quot;;[.A455])" office:value-type="float" office:value="178" calcext:value-type="float">
            <text:p>178</text:p>
          </table:table-cell>
          <table:table-cell table:formula="of:=IF(COUNTIF([.B455:.E455];[.B455])=3;&quot;&quot;;[.B455])">
            <text:p/>
          </table:table-cell>
          <table:table-cell table:formula="of:=IF(COUNTIF([.C455:.F455];[.C455])=3;&quot;&quot;;[.C455])">
            <text:p/>
          </table:table-cell>
          <table:table-cell table:formula="of:=IF(COUNTIF([.D455:.G455];[.D455])=3;&quot;&quot;;[.D455])">
            <text:p/>
          </table:table-cell>
          <table:table-cell table:style-name="ce5" table:formula="of:=IFERROR( IF( AND( COUNT([.E455:.H455])=3; MOD( AVERAGE([.E455:.H455]); 2)=1; MOD( AVERAGE([.I455:.L455]); 2)=0); 1; 0); 0)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37" calcext:value-type="float">
            <text:p>737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formula="of:=IF(COUNTIF([.A456:.D456];[.A456])=3;[.A456];&quot;&quot;)">
            <text:p/>
          </table:table-cell>
          <table:table-cell table:formula="of:=IF(COUNTIF([.B456:.E456];[.B456])=3;[.B456];&quot;&quot;)">
            <text:p/>
          </table:table-cell>
          <table:table-cell table:formula="of:=IF(COUNTIF([.C456:.F456];[.C456])=3;[.C456];&quot;&quot;)">
            <text:p/>
          </table:table-cell>
          <table:table-cell table:formula="of:=IF(COUNTIF([.D456:.G456];[.D456])=3;[.D456];&quot;&quot;)">
            <text:p/>
          </table:table-cell>
          <table:table-cell table:formula="of:=IF(COUNTIF([.A456:.D456];[.A456])=3;&quot;&quot;;[.A456])" office:value-type="float" office:value="491" calcext:value-type="float">
            <text:p>491</text:p>
          </table:table-cell>
          <table:table-cell table:formula="of:=IF(COUNTIF([.B456:.E456];[.B456])=3;&quot;&quot;;[.B456])" office:value-type="float" office:value="737" calcext:value-type="float">
            <text:p>737</text:p>
          </table:table-cell>
          <table:table-cell table:formula="of:=IF(COUNTIF([.C456:.F456];[.C456])=3;&quot;&quot;;[.C456])" office:value-type="float" office:value="32" calcext:value-type="float">
            <text:p>32</text:p>
          </table:table-cell>
          <table:table-cell table:formula="of:=IF(COUNTIF([.D456:.G456];[.D456])=3;&quot;&quot;;[.D456])" office:value-type="float" office:value="100" calcext:value-type="float">
            <text:p>100</text:p>
          </table:table-cell>
          <table:table-cell table:style-name="ce5" table:formula="of:=IFERROR( IF( AND( COUNT([.E456:.H456])=3; MOD( AVERAGE([.E456:.H456]); 2)=1; MOD( AVERAGE([.I456:.L45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office:value-type="float" office:value="639" calcext:value-type="float">
            <text:p>639</text:p>
          </table:table-cell>
          <table:table-cell office:value-type="float" office:value="427" calcext:value-type="float">
            <text:p>427</text:p>
          </table:table-cell>
          <table:table-cell office:value-type="float" office:value="962" calcext:value-type="float">
            <text:p>962</text:p>
          </table:table-cell>
          <table:table-cell table:formula="of:=IF(COUNTIF([.A457:.D457];[.A457])=3;[.A457];&quot;&quot;)">
            <text:p/>
          </table:table-cell>
          <table:table-cell table:formula="of:=IF(COUNTIF([.B457:.E457];[.B457])=3;[.B457];&quot;&quot;)">
            <text:p/>
          </table:table-cell>
          <table:table-cell table:formula="of:=IF(COUNTIF([.C457:.F457];[.C457])=3;[.C457];&quot;&quot;)">
            <text:p/>
          </table:table-cell>
          <table:table-cell table:formula="of:=IF(COUNTIF([.D457:.G457];[.D457])=3;[.D457];&quot;&quot;)">
            <text:p/>
          </table:table-cell>
          <table:table-cell table:formula="of:=IF(COUNTIF([.A457:.D457];[.A457])=3;&quot;&quot;;[.A457])" office:value-type="float" office:value="454" calcext:value-type="float">
            <text:p>454</text:p>
          </table:table-cell>
          <table:table-cell table:formula="of:=IF(COUNTIF([.B457:.E457];[.B457])=3;&quot;&quot;;[.B457])" office:value-type="float" office:value="639" calcext:value-type="float">
            <text:p>639</text:p>
          </table:table-cell>
          <table:table-cell table:formula="of:=IF(COUNTIF([.C457:.F457];[.C457])=3;&quot;&quot;;[.C457])" office:value-type="float" office:value="427" calcext:value-type="float">
            <text:p>427</text:p>
          </table:table-cell>
          <table:table-cell table:formula="of:=IF(COUNTIF([.D457:.G457];[.D457])=3;&quot;&quot;;[.D457])" office:value-type="float" office:value="962" calcext:value-type="float">
            <text:p>962</text:p>
          </table:table-cell>
          <table:table-cell table:style-name="ce5" table:formula="of:=IFERROR( IF( AND( COUNT([.E457:.H457])=3; MOD( AVERAGE([.E457:.H457]); 2)=1; MOD( AVERAGE([.I457:.L45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11" calcext:value-type="float">
            <text:p>511</text:p>
          </table:table-cell>
          <table:table-cell office:value-type="float" office:value="94" calcext:value-type="float">
            <text:p>94</text:p>
          </table:table-cell>
          <table:table-cell office:value-type="float" office:value="542" calcext:value-type="float">
            <text:p>542</text:p>
          </table:table-cell>
          <table:table-cell table:formula="of:=IF(COUNTIF([.A458:.D458];[.A458])=3;[.A458];&quot;&quot;)">
            <text:p/>
          </table:table-cell>
          <table:table-cell table:formula="of:=IF(COUNTIF([.B458:.E458];[.B458])=3;[.B458];&quot;&quot;)">
            <text:p/>
          </table:table-cell>
          <table:table-cell table:formula="of:=IF(COUNTIF([.C458:.F458];[.C458])=3;[.C458];&quot;&quot;)">
            <text:p/>
          </table:table-cell>
          <table:table-cell table:formula="of:=IF(COUNTIF([.D458:.G458];[.D458])=3;[.D458];&quot;&quot;)">
            <text:p/>
          </table:table-cell>
          <table:table-cell table:formula="of:=IF(COUNTIF([.A458:.D458];[.A458])=3;&quot;&quot;;[.A458])" office:value-type="float" office:value="118" calcext:value-type="float">
            <text:p>118</text:p>
          </table:table-cell>
          <table:table-cell table:formula="of:=IF(COUNTIF([.B458:.E458];[.B458])=3;&quot;&quot;;[.B458])" office:value-type="float" office:value="511" calcext:value-type="float">
            <text:p>511</text:p>
          </table:table-cell>
          <table:table-cell table:formula="of:=IF(COUNTIF([.C458:.F458];[.C458])=3;&quot;&quot;;[.C458])" office:value-type="float" office:value="94" calcext:value-type="float">
            <text:p>94</text:p>
          </table:table-cell>
          <table:table-cell table:formula="of:=IF(COUNTIF([.D458:.G458];[.D458])=3;&quot;&quot;;[.D458])" office:value-type="float" office:value="542" calcext:value-type="float">
            <text:p>542</text:p>
          </table:table-cell>
          <table:table-cell table:style-name="ce5" table:formula="of:=IFERROR( IF( AND( COUNT([.E458:.H458])=3; MOD( AVERAGE([.E458:.H458]); 2)=1; MOD( AVERAGE([.I458:.L45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office:value-type="float" office:value="706" calcext:value-type="float">
            <text:p>706</text:p>
          </table:table-cell>
          <table:table-cell office:value-type="float" office:value="715" calcext:value-type="float">
            <text:p>715</text:p>
          </table:table-cell>
          <table:table-cell office:value-type="float" office:value="497" calcext:value-type="float">
            <text:p>497</text:p>
          </table:table-cell>
          <table:table-cell table:formula="of:=IF(COUNTIF([.A459:.D459];[.A459])=3;[.A459];&quot;&quot;)">
            <text:p/>
          </table:table-cell>
          <table:table-cell table:formula="of:=IF(COUNTIF([.B459:.E459];[.B459])=3;[.B459];&quot;&quot;)">
            <text:p/>
          </table:table-cell>
          <table:table-cell table:formula="of:=IF(COUNTIF([.C459:.F459];[.C459])=3;[.C459];&quot;&quot;)">
            <text:p/>
          </table:table-cell>
          <table:table-cell table:formula="of:=IF(COUNTIF([.D459:.G459];[.D459])=3;[.D459];&quot;&quot;)">
            <text:p/>
          </table:table-cell>
          <table:table-cell table:formula="of:=IF(COUNTIF([.A459:.D459];[.A459])=3;&quot;&quot;;[.A459])" office:value-type="float" office:value="256" calcext:value-type="float">
            <text:p>256</text:p>
          </table:table-cell>
          <table:table-cell table:formula="of:=IF(COUNTIF([.B459:.E459];[.B459])=3;&quot;&quot;;[.B459])" office:value-type="float" office:value="706" calcext:value-type="float">
            <text:p>706</text:p>
          </table:table-cell>
          <table:table-cell table:formula="of:=IF(COUNTIF([.C459:.F459];[.C459])=3;&quot;&quot;;[.C459])" office:value-type="float" office:value="715" calcext:value-type="float">
            <text:p>715</text:p>
          </table:table-cell>
          <table:table-cell table:formula="of:=IF(COUNTIF([.D459:.G459];[.D459])=3;&quot;&quot;;[.D459])" office:value-type="float" office:value="497" calcext:value-type="float">
            <text:p>497</text:p>
          </table:table-cell>
          <table:table-cell table:style-name="ce5" table:formula="of:=IFERROR( IF( AND( COUNT([.E459:.H459])=3; MOD( AVERAGE([.E459:.H459]); 2)=1; MOD( AVERAGE([.I459:.L45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18" calcext:value-type="float">
            <text:p>518</text:p>
          </table:table-cell>
          <table:table-cell office:value-type="float" office:value="597" calcext:value-type="float">
            <text:p>597</text:p>
          </table:table-cell>
          <table:table-cell office:value-type="float" office:value="397" calcext:value-type="float">
            <text:p>397</text:p>
          </table:table-cell>
          <table:table-cell office:value-type="float" office:value="556" calcext:value-type="float">
            <text:p>556</text:p>
          </table:table-cell>
          <table:table-cell table:formula="of:=IF(COUNTIF([.A460:.D460];[.A460])=3;[.A460];&quot;&quot;)">
            <text:p/>
          </table:table-cell>
          <table:table-cell table:formula="of:=IF(COUNTIF([.B460:.E460];[.B460])=3;[.B460];&quot;&quot;)">
            <text:p/>
          </table:table-cell>
          <table:table-cell table:formula="of:=IF(COUNTIF([.C460:.F460];[.C460])=3;[.C460];&quot;&quot;)">
            <text:p/>
          </table:table-cell>
          <table:table-cell table:formula="of:=IF(COUNTIF([.D460:.G460];[.D460])=3;[.D460];&quot;&quot;)">
            <text:p/>
          </table:table-cell>
          <table:table-cell table:formula="of:=IF(COUNTIF([.A460:.D460];[.A460])=3;&quot;&quot;;[.A460])" office:value-type="float" office:value="518" calcext:value-type="float">
            <text:p>518</text:p>
          </table:table-cell>
          <table:table-cell table:formula="of:=IF(COUNTIF([.B460:.E460];[.B460])=3;&quot;&quot;;[.B460])" office:value-type="float" office:value="597" calcext:value-type="float">
            <text:p>597</text:p>
          </table:table-cell>
          <table:table-cell table:formula="of:=IF(COUNTIF([.C460:.F460];[.C460])=3;&quot;&quot;;[.C460])" office:value-type="float" office:value="397" calcext:value-type="float">
            <text:p>397</text:p>
          </table:table-cell>
          <table:table-cell table:formula="of:=IF(COUNTIF([.D460:.G460];[.D460])=3;&quot;&quot;;[.D460])" office:value-type="float" office:value="556" calcext:value-type="float">
            <text:p>556</text:p>
          </table:table-cell>
          <table:table-cell table:style-name="ce5" table:formula="of:=IFERROR( IF( AND( COUNT([.E460:.H460])=3; MOD( AVERAGE([.E460:.H460]); 2)=1; MOD( AVERAGE([.I460:.L46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office:value-type="float" office:value="125" calcext:value-type="float">
            <text:p>125</text:p>
          </table:table-cell>
          <table:table-cell office:value-type="float" office:value="806" calcext:value-type="float">
            <text:p>806</text:p>
          </table:table-cell>
          <table:table-cell office:value-type="float" office:value="888" calcext:value-type="float">
            <text:p>888</text:p>
          </table:table-cell>
          <table:table-cell table:formula="of:=IF(COUNTIF([.A461:.D461];[.A461])=3;[.A461];&quot;&quot;)">
            <text:p/>
          </table:table-cell>
          <table:table-cell table:formula="of:=IF(COUNTIF([.B461:.E461];[.B461])=3;[.B461];&quot;&quot;)">
            <text:p/>
          </table:table-cell>
          <table:table-cell table:formula="of:=IF(COUNTIF([.C461:.F461];[.C461])=3;[.C461];&quot;&quot;)">
            <text:p/>
          </table:table-cell>
          <table:table-cell table:formula="of:=IF(COUNTIF([.D461:.G461];[.D461])=3;[.D461];&quot;&quot;)">
            <text:p/>
          </table:table-cell>
          <table:table-cell table:formula="of:=IF(COUNTIF([.A461:.D461];[.A461])=3;&quot;&quot;;[.A461])" office:value-type="float" office:value="721" calcext:value-type="float">
            <text:p>721</text:p>
          </table:table-cell>
          <table:table-cell table:formula="of:=IF(COUNTIF([.B461:.E461];[.B461])=3;&quot;&quot;;[.B461])" office:value-type="float" office:value="125" calcext:value-type="float">
            <text:p>125</text:p>
          </table:table-cell>
          <table:table-cell table:formula="of:=IF(COUNTIF([.C461:.F461];[.C461])=3;&quot;&quot;;[.C461])" office:value-type="float" office:value="806" calcext:value-type="float">
            <text:p>806</text:p>
          </table:table-cell>
          <table:table-cell table:formula="of:=IF(COUNTIF([.D461:.G461];[.D461])=3;&quot;&quot;;[.D461])" office:value-type="float" office:value="888" calcext:value-type="float">
            <text:p>888</text:p>
          </table:table-cell>
          <table:table-cell table:style-name="ce5" table:formula="of:=IFERROR( IF( AND( COUNT([.E461:.H461])=3; MOD( AVERAGE([.E461:.H461]); 2)=1; MOD( AVERAGE([.I461:.L46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office:value-type="float" office:value="333" calcext:value-type="float">
            <text:p>333</text:p>
          </table:table-cell>
          <table:table-cell office:value-type="float" office:value="625" calcext:value-type="float">
            <text:p>625</text:p>
          </table:table-cell>
          <table:table-cell office:value-type="float" office:value="544" calcext:value-type="float">
            <text:p>544</text:p>
          </table:table-cell>
          <table:table-cell table:formula="of:=IF(COUNTIF([.A462:.D462];[.A462])=3;[.A462];&quot;&quot;)">
            <text:p/>
          </table:table-cell>
          <table:table-cell table:formula="of:=IF(COUNTIF([.B462:.E462];[.B462])=3;[.B462];&quot;&quot;)">
            <text:p/>
          </table:table-cell>
          <table:table-cell table:formula="of:=IF(COUNTIF([.C462:.F462];[.C462])=3;[.C462];&quot;&quot;)">
            <text:p/>
          </table:table-cell>
          <table:table-cell table:formula="of:=IF(COUNTIF([.D462:.G462];[.D462])=3;[.D462];&quot;&quot;)">
            <text:p/>
          </table:table-cell>
          <table:table-cell table:formula="of:=IF(COUNTIF([.A462:.D462];[.A462])=3;&quot;&quot;;[.A462])" office:value-type="float" office:value="625" calcext:value-type="float">
            <text:p>625</text:p>
          </table:table-cell>
          <table:table-cell table:formula="of:=IF(COUNTIF([.B462:.E462];[.B462])=3;&quot;&quot;;[.B462])" office:value-type="float" office:value="333" calcext:value-type="float">
            <text:p>333</text:p>
          </table:table-cell>
          <table:table-cell table:formula="of:=IF(COUNTIF([.C462:.F462];[.C462])=3;&quot;&quot;;[.C462])" office:value-type="float" office:value="625" calcext:value-type="float">
            <text:p>625</text:p>
          </table:table-cell>
          <table:table-cell table:formula="of:=IF(COUNTIF([.D462:.G462];[.D462])=3;&quot;&quot;;[.D462])" office:value-type="float" office:value="544" calcext:value-type="float">
            <text:p>544</text:p>
          </table:table-cell>
          <table:table-cell table:style-name="ce5" table:formula="of:=IFERROR( IF( AND( COUNT([.E462:.H462])=3; MOD( AVERAGE([.E462:.H462]); 2)=1; MOD( AVERAGE([.I462:.L46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office:value-type="float" office:value="398" calcext:value-type="float">
            <text:p>398</text:p>
          </table:table-cell>
          <table:table-cell office:value-type="float" office:value="290" calcext:value-type="float">
            <text:p>290</text:p>
          </table:table-cell>
          <table:table-cell office:value-type="float" office:value="874" calcext:value-type="float">
            <text:p>874</text:p>
          </table:table-cell>
          <table:table-cell table:formula="of:=IF(COUNTIF([.A463:.D463];[.A463])=3;[.A463];&quot;&quot;)">
            <text:p/>
          </table:table-cell>
          <table:table-cell table:formula="of:=IF(COUNTIF([.B463:.E463];[.B463])=3;[.B463];&quot;&quot;)">
            <text:p/>
          </table:table-cell>
          <table:table-cell table:formula="of:=IF(COUNTIF([.C463:.F463];[.C463])=3;[.C463];&quot;&quot;)">
            <text:p/>
          </table:table-cell>
          <table:table-cell table:formula="of:=IF(COUNTIF([.D463:.G463];[.D463])=3;[.D463];&quot;&quot;)">
            <text:p/>
          </table:table-cell>
          <table:table-cell table:formula="of:=IF(COUNTIF([.A463:.D463];[.A463])=3;&quot;&quot;;[.A463])" office:value-type="float" office:value="356" calcext:value-type="float">
            <text:p>356</text:p>
          </table:table-cell>
          <table:table-cell table:formula="of:=IF(COUNTIF([.B463:.E463];[.B463])=3;&quot;&quot;;[.B463])" office:value-type="float" office:value="398" calcext:value-type="float">
            <text:p>398</text:p>
          </table:table-cell>
          <table:table-cell table:formula="of:=IF(COUNTIF([.C463:.F463];[.C463])=3;&quot;&quot;;[.C463])" office:value-type="float" office:value="290" calcext:value-type="float">
            <text:p>290</text:p>
          </table:table-cell>
          <table:table-cell table:formula="of:=IF(COUNTIF([.D463:.G463];[.D463])=3;&quot;&quot;;[.D463])" office:value-type="float" office:value="874" calcext:value-type="float">
            <text:p>874</text:p>
          </table:table-cell>
          <table:table-cell table:style-name="ce5" table:formula="of:=IFERROR( IF( AND( COUNT([.E463:.H463])=3; MOD( AVERAGE([.E463:.H463]); 2)=1; MOD( AVERAGE([.I463:.L46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office:value-type="float" office:value="932" calcext:value-type="float">
            <text:p>932</text:p>
          </table:table-cell>
          <table:table-cell office:value-type="float" office:value="876" calcext:value-type="float">
            <text:p>876</text:p>
          </table:table-cell>
          <table:table-cell office:value-type="float" office:value="824" calcext:value-type="float">
            <text:p>824</text:p>
          </table:table-cell>
          <table:table-cell table:formula="of:=IF(COUNTIF([.A464:.D464];[.A464])=3;[.A464];&quot;&quot;)">
            <text:p/>
          </table:table-cell>
          <table:table-cell table:formula="of:=IF(COUNTIF([.B464:.E464];[.B464])=3;[.B464];&quot;&quot;)">
            <text:p/>
          </table:table-cell>
          <table:table-cell table:formula="of:=IF(COUNTIF([.C464:.F464];[.C464])=3;[.C464];&quot;&quot;)">
            <text:p/>
          </table:table-cell>
          <table:table-cell table:formula="of:=IF(COUNTIF([.D464:.G464];[.D464])=3;[.D464];&quot;&quot;)">
            <text:p/>
          </table:table-cell>
          <table:table-cell table:formula="of:=IF(COUNTIF([.A464:.D464];[.A464])=3;&quot;&quot;;[.A464])" office:value-type="float" office:value="524" calcext:value-type="float">
            <text:p>524</text:p>
          </table:table-cell>
          <table:table-cell table:formula="of:=IF(COUNTIF([.B464:.E464];[.B464])=3;&quot;&quot;;[.B464])" office:value-type="float" office:value="932" calcext:value-type="float">
            <text:p>932</text:p>
          </table:table-cell>
          <table:table-cell table:formula="of:=IF(COUNTIF([.C464:.F464];[.C464])=3;&quot;&quot;;[.C464])" office:value-type="float" office:value="876" calcext:value-type="float">
            <text:p>876</text:p>
          </table:table-cell>
          <table:table-cell table:formula="of:=IF(COUNTIF([.D464:.G464];[.D464])=3;&quot;&quot;;[.D464])" office:value-type="float" office:value="824" calcext:value-type="float">
            <text:p>824</text:p>
          </table:table-cell>
          <table:table-cell table:style-name="ce5" table:formula="of:=IFERROR( IF( AND( COUNT([.E464:.H464])=3; MOD( AVERAGE([.E464:.H464]); 2)=1; MOD( AVERAGE([.I464:.L46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322" calcext:value-type="float">
            <text:p>322</text:p>
          </table:table-cell>
          <table:table-cell office:value-type="float" office:value="919" calcext:value-type="float">
            <text:p>919</text:p>
          </table:table-cell>
          <table:table-cell office:value-type="float" office:value="610" calcext:value-type="float">
            <text:p>610</text:p>
          </table:table-cell>
          <table:table-cell table:formula="of:=IF(COUNTIF([.A465:.D465];[.A465])=3;[.A465];&quot;&quot;)">
            <text:p/>
          </table:table-cell>
          <table:table-cell table:formula="of:=IF(COUNTIF([.B465:.E465];[.B465])=3;[.B465];&quot;&quot;)">
            <text:p/>
          </table:table-cell>
          <table:table-cell table:formula="of:=IF(COUNTIF([.C465:.F465];[.C465])=3;[.C465];&quot;&quot;)">
            <text:p/>
          </table:table-cell>
          <table:table-cell table:formula="of:=IF(COUNTIF([.D465:.G465];[.D465])=3;[.D465];&quot;&quot;)">
            <text:p/>
          </table:table-cell>
          <table:table-cell table:formula="of:=IF(COUNTIF([.A465:.D465];[.A465])=3;&quot;&quot;;[.A465])" office:value-type="float" office:value="7" calcext:value-type="float">
            <text:p>7</text:p>
          </table:table-cell>
          <table:table-cell table:formula="of:=IF(COUNTIF([.B465:.E465];[.B465])=3;&quot;&quot;;[.B465])" office:value-type="float" office:value="322" calcext:value-type="float">
            <text:p>322</text:p>
          </table:table-cell>
          <table:table-cell table:formula="of:=IF(COUNTIF([.C465:.F465];[.C465])=3;&quot;&quot;;[.C465])" office:value-type="float" office:value="919" calcext:value-type="float">
            <text:p>919</text:p>
          </table:table-cell>
          <table:table-cell table:formula="of:=IF(COUNTIF([.D465:.G465];[.D465])=3;&quot;&quot;;[.D465])" office:value-type="float" office:value="610" calcext:value-type="float">
            <text:p>610</text:p>
          </table:table-cell>
          <table:table-cell table:style-name="ce5" table:formula="of:=IFERROR( IF( AND( COUNT([.E465:.H465])=3; MOD( AVERAGE([.E465:.H465]); 2)=1; MOD( AVERAGE([.I465:.L46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number-columns-repeated="3" office:value-type="float" office:value="808" calcext:value-type="float">
            <text:p>808</text:p>
          </table:table-cell>
          <table:table-cell table:formula="of:=IF(COUNTIF([.A466:.D466];[.A466])=3;[.A466];&quot;&quot;)">
            <text:p/>
          </table:table-cell>
          <table:table-cell table:formula="of:=IF(COUNTIF([.B466:.E466];[.B466])=3;[.B466];&quot;&quot;)" office:value-type="float" office:value="808" calcext:value-type="float">
            <text:p>808</text:p>
          </table:table-cell>
          <table:table-cell table:formula="of:=IF(COUNTIF([.C466:.F466];[.C466])=3;[.C466];&quot;&quot;)" office:value-type="float" office:value="808" calcext:value-type="float">
            <text:p>808</text:p>
          </table:table-cell>
          <table:table-cell table:formula="of:=IF(COUNTIF([.D466:.G466];[.D466])=3;[.D466];&quot;&quot;)" office:value-type="float" office:value="808" calcext:value-type="float">
            <text:p>808</text:p>
          </table:table-cell>
          <table:table-cell table:formula="of:=IF(COUNTIF([.A466:.D466];[.A466])=3;&quot;&quot;;[.A466])" office:value-type="float" office:value="57" calcext:value-type="float">
            <text:p>57</text:p>
          </table:table-cell>
          <table:table-cell table:formula="of:=IF(COUNTIF([.B466:.E466];[.B466])=3;&quot;&quot;;[.B466])">
            <text:p/>
          </table:table-cell>
          <table:table-cell table:formula="of:=IF(COUNTIF([.C466:.F466];[.C466])=3;&quot;&quot;;[.C466])">
            <text:p/>
          </table:table-cell>
          <table:table-cell table:formula="of:=IF(COUNTIF([.D466:.G466];[.D466])=3;&quot;&quot;;[.D466])">
            <text:p/>
          </table:table-cell>
          <table:table-cell table:style-name="ce5" table:formula="of:=IFERROR( IF( AND( COUNT([.E466:.H466])=3; MOD( AVERAGE([.E466:.H466]); 2)=1; MOD( AVERAGE([.I466:.L46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office:value-type="float" office:value="822" calcext:value-type="float">
            <text:p>822</text:p>
          </table:table-cell>
          <table:table-cell office:value-type="float" office:value="135" calcext:value-type="float">
            <text:p>135</text:p>
          </table:table-cell>
          <table:table-cell office:value-type="float" office:value="285" calcext:value-type="float">
            <text:p>285</text:p>
          </table:table-cell>
          <table:table-cell table:formula="of:=IF(COUNTIF([.A467:.D467];[.A467])=3;[.A467];&quot;&quot;)">
            <text:p/>
          </table:table-cell>
          <table:table-cell table:formula="of:=IF(COUNTIF([.B467:.E467];[.B467])=3;[.B467];&quot;&quot;)">
            <text:p/>
          </table:table-cell>
          <table:table-cell table:formula="of:=IF(COUNTIF([.C467:.F467];[.C467])=3;[.C467];&quot;&quot;)">
            <text:p/>
          </table:table-cell>
          <table:table-cell table:formula="of:=IF(COUNTIF([.D467:.G467];[.D467])=3;[.D467];&quot;&quot;)">
            <text:p/>
          </table:table-cell>
          <table:table-cell table:formula="of:=IF(COUNTIF([.A467:.D467];[.A467])=3;&quot;&quot;;[.A467])" office:value-type="float" office:value="525" calcext:value-type="float">
            <text:p>525</text:p>
          </table:table-cell>
          <table:table-cell table:formula="of:=IF(COUNTIF([.B467:.E467];[.B467])=3;&quot;&quot;;[.B467])" office:value-type="float" office:value="822" calcext:value-type="float">
            <text:p>822</text:p>
          </table:table-cell>
          <table:table-cell table:formula="of:=IF(COUNTIF([.C467:.F467];[.C467])=3;&quot;&quot;;[.C467])" office:value-type="float" office:value="135" calcext:value-type="float">
            <text:p>135</text:p>
          </table:table-cell>
          <table:table-cell table:formula="of:=IF(COUNTIF([.D467:.G467];[.D467])=3;&quot;&quot;;[.D467])" office:value-type="float" office:value="285" calcext:value-type="float">
            <text:p>285</text:p>
          </table:table-cell>
          <table:table-cell table:style-name="ce5" table:formula="of:=IFERROR( IF( AND( COUNT([.E467:.H467])=3; MOD( AVERAGE([.E467:.H467]); 2)=1; MOD( AVERAGE([.I467:.L46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54" calcext:value-type="float">
            <text:p>254</text:p>
          </table:table-cell>
          <table:table-cell office:value-type="float" office:value="40" calcext:value-type="float">
            <text:p>40</text:p>
          </table:table-cell>
          <table:table-cell office:value-type="float" office:value="447" calcext:value-type="float">
            <text:p>447</text:p>
          </table:table-cell>
          <table:table-cell table:formula="of:=IF(COUNTIF([.A468:.D468];[.A468])=3;[.A468];&quot;&quot;)">
            <text:p/>
          </table:table-cell>
          <table:table-cell table:formula="of:=IF(COUNTIF([.B468:.E468];[.B468])=3;[.B468];&quot;&quot;)">
            <text:p/>
          </table:table-cell>
          <table:table-cell table:formula="of:=IF(COUNTIF([.C468:.F468];[.C468])=3;[.C468];&quot;&quot;)">
            <text:p/>
          </table:table-cell>
          <table:table-cell table:formula="of:=IF(COUNTIF([.D468:.G468];[.D468])=3;[.D468];&quot;&quot;)">
            <text:p/>
          </table:table-cell>
          <table:table-cell table:formula="of:=IF(COUNTIF([.A468:.D468];[.A468])=3;&quot;&quot;;[.A468])" office:value-type="float" office:value="780" calcext:value-type="float">
            <text:p>780</text:p>
          </table:table-cell>
          <table:table-cell table:formula="of:=IF(COUNTIF([.B468:.E468];[.B468])=3;&quot;&quot;;[.B468])" office:value-type="float" office:value="254" calcext:value-type="float">
            <text:p>254</text:p>
          </table:table-cell>
          <table:table-cell table:formula="of:=IF(COUNTIF([.C468:.F468];[.C468])=3;&quot;&quot;;[.C468])" office:value-type="float" office:value="40" calcext:value-type="float">
            <text:p>40</text:p>
          </table:table-cell>
          <table:table-cell table:formula="of:=IF(COUNTIF([.D468:.G468];[.D468])=3;&quot;&quot;;[.D468])" office:value-type="float" office:value="447" calcext:value-type="float">
            <text:p>447</text:p>
          </table:table-cell>
          <table:table-cell table:style-name="ce5" table:formula="of:=IFERROR( IF( AND( COUNT([.E468:.H468])=3; MOD( AVERAGE([.E468:.H468]); 2)=1; MOD( AVERAGE([.I468:.L46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office:value-type="float" office:value="479" calcext:value-type="float">
            <text:p>479</text:p>
          </table:table-cell>
          <table:table-cell office:value-type="float" office:value="362" calcext:value-type="float">
            <text:p>362</text:p>
          </table:table-cell>
          <table:table-cell table:formula="of:=IF(COUNTIF([.A469:.D469];[.A469])=3;[.A469];&quot;&quot;)">
            <text:p/>
          </table:table-cell>
          <table:table-cell table:formula="of:=IF(COUNTIF([.B469:.E469];[.B469])=3;[.B469];&quot;&quot;)">
            <text:p/>
          </table:table-cell>
          <table:table-cell table:formula="of:=IF(COUNTIF([.C469:.F469];[.C469])=3;[.C469];&quot;&quot;)">
            <text:p/>
          </table:table-cell>
          <table:table-cell table:formula="of:=IF(COUNTIF([.D469:.G469];[.D469])=3;[.D469];&quot;&quot;)">
            <text:p/>
          </table:table-cell>
          <table:table-cell table:formula="of:=IF(COUNTIF([.A469:.D469];[.A469])=3;&quot;&quot;;[.A469])" office:value-type="float" office:value="362" calcext:value-type="float">
            <text:p>362</text:p>
          </table:table-cell>
          <table:table-cell table:formula="of:=IF(COUNTIF([.B469:.E469];[.B469])=3;&quot;&quot;;[.B469])" office:value-type="float" office:value="3" calcext:value-type="float">
            <text:p>3</text:p>
          </table:table-cell>
          <table:table-cell table:formula="of:=IF(COUNTIF([.C469:.F469];[.C469])=3;&quot;&quot;;[.C469])" office:value-type="float" office:value="479" calcext:value-type="float">
            <text:p>479</text:p>
          </table:table-cell>
          <table:table-cell table:formula="of:=IF(COUNTIF([.D469:.G469];[.D469])=3;&quot;&quot;;[.D469])" office:value-type="float" office:value="362" calcext:value-type="float">
            <text:p>362</text:p>
          </table:table-cell>
          <table:table-cell table:style-name="ce5" table:formula="of:=IFERROR( IF( AND( COUNT([.E469:.H469])=3; MOD( AVERAGE([.E469:.H469]); 2)=1; MOD( AVERAGE([.I469:.L46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office:value-type="float" office:value="527" calcext:value-type="float">
            <text:p>527</text:p>
          </table:table-cell>
          <table:table-cell office:value-type="float" office:value="215" calcext:value-type="float">
            <text:p>215</text:p>
          </table:table-cell>
          <table:table-cell office:value-type="float" office:value="527" calcext:value-type="float">
            <text:p>527</text:p>
          </table:table-cell>
          <table:table-cell table:formula="of:=IF(COUNTIF([.A470:.D470];[.A470])=3;[.A470];&quot;&quot;)">
            <text:p/>
          </table:table-cell>
          <table:table-cell table:formula="of:=IF(COUNTIF([.B470:.E470];[.B470])=3;[.B470];&quot;&quot;)">
            <text:p/>
          </table:table-cell>
          <table:table-cell table:formula="of:=IF(COUNTIF([.C470:.F470];[.C470])=3;[.C470];&quot;&quot;)">
            <text:p/>
          </table:table-cell>
          <table:table-cell table:formula="of:=IF(COUNTIF([.D470:.G470];[.D470])=3;[.D470];&quot;&quot;)">
            <text:p/>
          </table:table-cell>
          <table:table-cell table:formula="of:=IF(COUNTIF([.A470:.D470];[.A470])=3;&quot;&quot;;[.A470])" office:value-type="float" office:value="215" calcext:value-type="float">
            <text:p>215</text:p>
          </table:table-cell>
          <table:table-cell table:formula="of:=IF(COUNTIF([.B470:.E470];[.B470])=3;&quot;&quot;;[.B470])" office:value-type="float" office:value="527" calcext:value-type="float">
            <text:p>527</text:p>
          </table:table-cell>
          <table:table-cell table:formula="of:=IF(COUNTIF([.C470:.F470];[.C470])=3;&quot;&quot;;[.C470])" office:value-type="float" office:value="215" calcext:value-type="float">
            <text:p>215</text:p>
          </table:table-cell>
          <table:table-cell table:formula="of:=IF(COUNTIF([.D470:.G470];[.D470])=3;&quot;&quot;;[.D470])" office:value-type="float" office:value="527" calcext:value-type="float">
            <text:p>527</text:p>
          </table:table-cell>
          <table:table-cell table:style-name="ce5" table:formula="of:=IFERROR( IF( AND( COUNT([.E470:.H470])=3; MOD( AVERAGE([.E470:.H470]); 2)=1; MOD( AVERAGE([.I470:.L47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office:value-type="float" office:value="321" calcext:value-type="float">
            <text:p>321</text:p>
          </table:table-cell>
          <table:table-cell office:value-type="float" office:value="964" calcext:value-type="float">
            <text:p>964</text:p>
          </table:table-cell>
          <table:table-cell office:value-type="float" office:value="780" calcext:value-type="float">
            <text:p>780</text:p>
          </table:table-cell>
          <table:table-cell table:formula="of:=IF(COUNTIF([.A471:.D471];[.A471])=3;[.A471];&quot;&quot;)">
            <text:p/>
          </table:table-cell>
          <table:table-cell table:formula="of:=IF(COUNTIF([.B471:.E471];[.B471])=3;[.B471];&quot;&quot;)">
            <text:p/>
          </table:table-cell>
          <table:table-cell table:formula="of:=IF(COUNTIF([.C471:.F471];[.C471])=3;[.C471];&quot;&quot;)">
            <text:p/>
          </table:table-cell>
          <table:table-cell table:formula="of:=IF(COUNTIF([.D471:.G471];[.D471])=3;[.D471];&quot;&quot;)">
            <text:p/>
          </table:table-cell>
          <table:table-cell table:formula="of:=IF(COUNTIF([.A471:.D471];[.A471])=3;&quot;&quot;;[.A471])" office:value-type="float" office:value="571" calcext:value-type="float">
            <text:p>571</text:p>
          </table:table-cell>
          <table:table-cell table:formula="of:=IF(COUNTIF([.B471:.E471];[.B471])=3;&quot;&quot;;[.B471])" office:value-type="float" office:value="321" calcext:value-type="float">
            <text:p>321</text:p>
          </table:table-cell>
          <table:table-cell table:formula="of:=IF(COUNTIF([.C471:.F471];[.C471])=3;&quot;&quot;;[.C471])" office:value-type="float" office:value="964" calcext:value-type="float">
            <text:p>964</text:p>
          </table:table-cell>
          <table:table-cell table:formula="of:=IF(COUNTIF([.D471:.G471];[.D471])=3;&quot;&quot;;[.D471])" office:value-type="float" office:value="780" calcext:value-type="float">
            <text:p>780</text:p>
          </table:table-cell>
          <table:table-cell table:style-name="ce5" table:formula="of:=IFERROR( IF( AND( COUNT([.E471:.H471])=3; MOD( AVERAGE([.E471:.H471]); 2)=1; MOD( AVERAGE([.I471:.L47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office:value-type="float" office:value="470" calcext:value-type="float">
            <text:p>470</text:p>
          </table:table-cell>
          <table:table-cell office:value-type="float" office:value="933" calcext:value-type="float">
            <text:p>933</text:p>
          </table:table-cell>
          <table:table-cell office:value-type="float" office:value="517" calcext:value-type="float">
            <text:p>517</text:p>
          </table:table-cell>
          <table:table-cell table:formula="of:=IF(COUNTIF([.A472:.D472];[.A472])=3;[.A472];&quot;&quot;)">
            <text:p/>
          </table:table-cell>
          <table:table-cell table:formula="of:=IF(COUNTIF([.B472:.E472];[.B472])=3;[.B472];&quot;&quot;)">
            <text:p/>
          </table:table-cell>
          <table:table-cell table:formula="of:=IF(COUNTIF([.C472:.F472];[.C472])=3;[.C472];&quot;&quot;)">
            <text:p/>
          </table:table-cell>
          <table:table-cell table:formula="of:=IF(COUNTIF([.D472:.G472];[.D472])=3;[.D472];&quot;&quot;)">
            <text:p/>
          </table:table-cell>
          <table:table-cell table:formula="of:=IF(COUNTIF([.A472:.D472];[.A472])=3;&quot;&quot;;[.A472])" office:value-type="float" office:value="220" calcext:value-type="float">
            <text:p>220</text:p>
          </table:table-cell>
          <table:table-cell table:formula="of:=IF(COUNTIF([.B472:.E472];[.B472])=3;&quot;&quot;;[.B472])" office:value-type="float" office:value="470" calcext:value-type="float">
            <text:p>470</text:p>
          </table:table-cell>
          <table:table-cell table:formula="of:=IF(COUNTIF([.C472:.F472];[.C472])=3;&quot;&quot;;[.C472])" office:value-type="float" office:value="933" calcext:value-type="float">
            <text:p>933</text:p>
          </table:table-cell>
          <table:table-cell table:formula="of:=IF(COUNTIF([.D472:.G472];[.D472])=3;&quot;&quot;;[.D472])" office:value-type="float" office:value="517" calcext:value-type="float">
            <text:p>517</text:p>
          </table:table-cell>
          <table:table-cell table:style-name="ce5" table:formula="of:=IFERROR( IF( AND( COUNT([.E472:.H472])=3; MOD( AVERAGE([.E472:.H472]); 2)=1; MOD( AVERAGE([.I472:.L47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6" calcext:value-type="float">
            <text:p>26</text:p>
          </table:table-cell>
          <table:table-cell office:value-type="float" office:value="681" calcext:value-type="float">
            <text:p>681</text:p>
          </table:table-cell>
          <table:table-cell office:value-type="float" office:value="293" calcext:value-type="float">
            <text:p>293</text:p>
          </table:table-cell>
          <table:table-cell table:formula="of:=IF(COUNTIF([.A473:.D473];[.A473])=3;[.A473];&quot;&quot;)">
            <text:p/>
          </table:table-cell>
          <table:table-cell table:formula="of:=IF(COUNTIF([.B473:.E473];[.B473])=3;[.B473];&quot;&quot;)">
            <text:p/>
          </table:table-cell>
          <table:table-cell table:formula="of:=IF(COUNTIF([.C473:.F473];[.C473])=3;[.C473];&quot;&quot;)">
            <text:p/>
          </table:table-cell>
          <table:table-cell table:formula="of:=IF(COUNTIF([.D473:.G473];[.D473])=3;[.D473];&quot;&quot;)">
            <text:p/>
          </table:table-cell>
          <table:table-cell table:formula="of:=IF(COUNTIF([.A473:.D473];[.A473])=3;&quot;&quot;;[.A473])" office:value-type="float" office:value="844" calcext:value-type="float">
            <text:p>844</text:p>
          </table:table-cell>
          <table:table-cell table:formula="of:=IF(COUNTIF([.B473:.E473];[.B473])=3;&quot;&quot;;[.B473])" office:value-type="float" office:value="26" calcext:value-type="float">
            <text:p>26</text:p>
          </table:table-cell>
          <table:table-cell table:formula="of:=IF(COUNTIF([.C473:.F473];[.C473])=3;&quot;&quot;;[.C473])" office:value-type="float" office:value="681" calcext:value-type="float">
            <text:p>681</text:p>
          </table:table-cell>
          <table:table-cell table:formula="of:=IF(COUNTIF([.D473:.G473];[.D473])=3;&quot;&quot;;[.D473])" office:value-type="float" office:value="293" calcext:value-type="float">
            <text:p>293</text:p>
          </table:table-cell>
          <table:table-cell table:style-name="ce5" table:formula="of:=IFERROR( IF( AND( COUNT([.E473:.H473])=3; MOD( AVERAGE([.E473:.H473]); 2)=1; MOD( AVERAGE([.I473:.L47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office:value-type="float" office:value="120" calcext:value-type="float">
            <text:p>120</text:p>
          </table:table-cell>
          <table:table-cell office:value-type="float" office:value="882" calcext:value-type="float">
            <text:p>882</text:p>
          </table:table-cell>
          <table:table-cell office:value-type="float" office:value="339" calcext:value-type="float">
            <text:p>339</text:p>
          </table:table-cell>
          <table:table-cell table:formula="of:=IF(COUNTIF([.A474:.D474];[.A474])=3;[.A474];&quot;&quot;)">
            <text:p/>
          </table:table-cell>
          <table:table-cell table:formula="of:=IF(COUNTIF([.B474:.E474];[.B474])=3;[.B474];&quot;&quot;)">
            <text:p/>
          </table:table-cell>
          <table:table-cell table:formula="of:=IF(COUNTIF([.C474:.F474];[.C474])=3;[.C474];&quot;&quot;)">
            <text:p/>
          </table:table-cell>
          <table:table-cell table:formula="of:=IF(COUNTIF([.D474:.G474];[.D474])=3;[.D474];&quot;&quot;)">
            <text:p/>
          </table:table-cell>
          <table:table-cell table:formula="of:=IF(COUNTIF([.A474:.D474];[.A474])=3;&quot;&quot;;[.A474])" office:value-type="float" office:value="241" calcext:value-type="float">
            <text:p>241</text:p>
          </table:table-cell>
          <table:table-cell table:formula="of:=IF(COUNTIF([.B474:.E474];[.B474])=3;&quot;&quot;;[.B474])" office:value-type="float" office:value="120" calcext:value-type="float">
            <text:p>120</text:p>
          </table:table-cell>
          <table:table-cell table:formula="of:=IF(COUNTIF([.C474:.F474];[.C474])=3;&quot;&quot;;[.C474])" office:value-type="float" office:value="882" calcext:value-type="float">
            <text:p>882</text:p>
          </table:table-cell>
          <table:table-cell table:formula="of:=IF(COUNTIF([.D474:.G474];[.D474])=3;&quot;&quot;;[.D474])" office:value-type="float" office:value="339" calcext:value-type="float">
            <text:p>339</text:p>
          </table:table-cell>
          <table:table-cell table:style-name="ce5" table:formula="of:=IFERROR( IF( AND( COUNT([.E474:.H474])=3; MOD( AVERAGE([.E474:.H474]); 2)=1; MOD( AVERAGE([.I474:.L47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office:value-type="float" office:value="724" calcext:value-type="float">
            <text:p>724</text:p>
          </table:table-cell>
          <table:table-cell office:value-type="float" office:value="107" calcext:value-type="float">
            <text:p>107</text:p>
          </table:table-cell>
          <table:table-cell office:value-type="float" office:value="142" calcext:value-type="float">
            <text:p>142</text:p>
          </table:table-cell>
          <table:table-cell table:formula="of:=IF(COUNTIF([.A475:.D475];[.A475])=3;[.A475];&quot;&quot;)">
            <text:p/>
          </table:table-cell>
          <table:table-cell table:formula="of:=IF(COUNTIF([.B475:.E475];[.B475])=3;[.B475];&quot;&quot;)">
            <text:p/>
          </table:table-cell>
          <table:table-cell table:formula="of:=IF(COUNTIF([.C475:.F475];[.C475])=3;[.C475];&quot;&quot;)">
            <text:p/>
          </table:table-cell>
          <table:table-cell table:formula="of:=IF(COUNTIF([.D475:.G475];[.D475])=3;[.D475];&quot;&quot;)">
            <text:p/>
          </table:table-cell>
          <table:table-cell table:formula="of:=IF(COUNTIF([.A475:.D475];[.A475])=3;&quot;&quot;;[.A475])" office:value-type="float" office:value="263" calcext:value-type="float">
            <text:p>263</text:p>
          </table:table-cell>
          <table:table-cell table:formula="of:=IF(COUNTIF([.B475:.E475];[.B475])=3;&quot;&quot;;[.B475])" office:value-type="float" office:value="724" calcext:value-type="float">
            <text:p>724</text:p>
          </table:table-cell>
          <table:table-cell table:formula="of:=IF(COUNTIF([.C475:.F475];[.C475])=3;&quot;&quot;;[.C475])" office:value-type="float" office:value="107" calcext:value-type="float">
            <text:p>107</text:p>
          </table:table-cell>
          <table:table-cell table:formula="of:=IF(COUNTIF([.D475:.G475];[.D475])=3;&quot;&quot;;[.D475])" office:value-type="float" office:value="142" calcext:value-type="float">
            <text:p>142</text:p>
          </table:table-cell>
          <table:table-cell table:style-name="ce5" table:formula="of:=IFERROR( IF( AND( COUNT([.E475:.H475])=3; MOD( AVERAGE([.E475:.H475]); 2)=1; MOD( AVERAGE([.I475:.L47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55" calcext:value-type="float">
            <text:p>855</text:p>
          </table:table-cell>
          <table:table-cell office:value-type="float" office:value="213" calcext:value-type="float">
            <text:p>213</text:p>
          </table:table-cell>
          <table:table-cell office:value-type="float" office:value="855" calcext:value-type="float">
            <text:p>855</text:p>
          </table:table-cell>
          <table:table-cell office:value-type="float" office:value="213" calcext:value-type="float">
            <text:p>213</text:p>
          </table:table-cell>
          <table:table-cell table:formula="of:=IF(COUNTIF([.A476:.D476];[.A476])=3;[.A476];&quot;&quot;)">
            <text:p/>
          </table:table-cell>
          <table:table-cell table:formula="of:=IF(COUNTIF([.B476:.E476];[.B476])=3;[.B476];&quot;&quot;)">
            <text:p/>
          </table:table-cell>
          <table:table-cell table:formula="of:=IF(COUNTIF([.C476:.F476];[.C476])=3;[.C476];&quot;&quot;)">
            <text:p/>
          </table:table-cell>
          <table:table-cell table:formula="of:=IF(COUNTIF([.D476:.G476];[.D476])=3;[.D476];&quot;&quot;)">
            <text:p/>
          </table:table-cell>
          <table:table-cell table:formula="of:=IF(COUNTIF([.A476:.D476];[.A476])=3;&quot;&quot;;[.A476])" office:value-type="float" office:value="855" calcext:value-type="float">
            <text:p>855</text:p>
          </table:table-cell>
          <table:table-cell table:formula="of:=IF(COUNTIF([.B476:.E476];[.B476])=3;&quot;&quot;;[.B476])" office:value-type="float" office:value="213" calcext:value-type="float">
            <text:p>213</text:p>
          </table:table-cell>
          <table:table-cell table:formula="of:=IF(COUNTIF([.C476:.F476];[.C476])=3;&quot;&quot;;[.C476])" office:value-type="float" office:value="855" calcext:value-type="float">
            <text:p>855</text:p>
          </table:table-cell>
          <table:table-cell table:formula="of:=IF(COUNTIF([.D476:.G476];[.D476])=3;&quot;&quot;;[.D476])" office:value-type="float" office:value="213" calcext:value-type="float">
            <text:p>213</text:p>
          </table:table-cell>
          <table:table-cell table:style-name="ce5" table:formula="of:=IFERROR( IF( AND( COUNT([.E476:.H476])=3; MOD( AVERAGE([.E476:.H476]); 2)=1; MOD( AVERAGE([.I476:.L47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68" calcext:value-type="float">
            <text:p>968</text:p>
          </table:table-cell>
          <table:table-cell office:value-type="float" office:value="684" calcext:value-type="float">
            <text:p>684</text:p>
          </table:table-cell>
          <table:table-cell office:value-type="float" office:value="832" calcext:value-type="float">
            <text:p>832</text:p>
          </table:table-cell>
          <table:table-cell office:value-type="float" office:value="341" calcext:value-type="float">
            <text:p>341</text:p>
          </table:table-cell>
          <table:table-cell table:formula="of:=IF(COUNTIF([.A477:.D477];[.A477])=3;[.A477];&quot;&quot;)">
            <text:p/>
          </table:table-cell>
          <table:table-cell table:formula="of:=IF(COUNTIF([.B477:.E477];[.B477])=3;[.B477];&quot;&quot;)">
            <text:p/>
          </table:table-cell>
          <table:table-cell table:formula="of:=IF(COUNTIF([.C477:.F477];[.C477])=3;[.C477];&quot;&quot;)">
            <text:p/>
          </table:table-cell>
          <table:table-cell table:formula="of:=IF(COUNTIF([.D477:.G477];[.D477])=3;[.D477];&quot;&quot;)">
            <text:p/>
          </table:table-cell>
          <table:table-cell table:formula="of:=IF(COUNTIF([.A477:.D477];[.A477])=3;&quot;&quot;;[.A477])" office:value-type="float" office:value="968" calcext:value-type="float">
            <text:p>968</text:p>
          </table:table-cell>
          <table:table-cell table:formula="of:=IF(COUNTIF([.B477:.E477];[.B477])=3;&quot;&quot;;[.B477])" office:value-type="float" office:value="684" calcext:value-type="float">
            <text:p>684</text:p>
          </table:table-cell>
          <table:table-cell table:formula="of:=IF(COUNTIF([.C477:.F477];[.C477])=3;&quot;&quot;;[.C477])" office:value-type="float" office:value="832" calcext:value-type="float">
            <text:p>832</text:p>
          </table:table-cell>
          <table:table-cell table:formula="of:=IF(COUNTIF([.D477:.G477];[.D477])=3;&quot;&quot;;[.D477])" office:value-type="float" office:value="341" calcext:value-type="float">
            <text:p>341</text:p>
          </table:table-cell>
          <table:table-cell table:style-name="ce5" table:formula="of:=IFERROR( IF( AND( COUNT([.E477:.H477])=3; MOD( AVERAGE([.E477:.H477]); 2)=1; MOD( AVERAGE([.I477:.L47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office:value-type="float" office:value="320" calcext:value-type="float">
            <text:p>320</text:p>
          </table:table-cell>
          <table:table-cell office:value-type="float" office:value="521" calcext:value-type="float">
            <text:p>521</text:p>
          </table:table-cell>
          <table:table-cell office:value-type="float" office:value="472" calcext:value-type="float">
            <text:p>472</text:p>
          </table:table-cell>
          <table:table-cell table:formula="of:=IF(COUNTIF([.A478:.D478];[.A478])=3;[.A478];&quot;&quot;)">
            <text:p/>
          </table:table-cell>
          <table:table-cell table:formula="of:=IF(COUNTIF([.B478:.E478];[.B478])=3;[.B478];&quot;&quot;)">
            <text:p/>
          </table:table-cell>
          <table:table-cell table:formula="of:=IF(COUNTIF([.C478:.F478];[.C478])=3;[.C478];&quot;&quot;)">
            <text:p/>
          </table:table-cell>
          <table:table-cell table:formula="of:=IF(COUNTIF([.D478:.G478];[.D478])=3;[.D478];&quot;&quot;)">
            <text:p/>
          </table:table-cell>
          <table:table-cell table:formula="of:=IF(COUNTIF([.A478:.D478];[.A478])=3;&quot;&quot;;[.A478])" office:value-type="float" office:value="206" calcext:value-type="float">
            <text:p>206</text:p>
          </table:table-cell>
          <table:table-cell table:formula="of:=IF(COUNTIF([.B478:.E478];[.B478])=3;&quot;&quot;;[.B478])" office:value-type="float" office:value="320" calcext:value-type="float">
            <text:p>320</text:p>
          </table:table-cell>
          <table:table-cell table:formula="of:=IF(COUNTIF([.C478:.F478];[.C478])=3;&quot;&quot;;[.C478])" office:value-type="float" office:value="521" calcext:value-type="float">
            <text:p>521</text:p>
          </table:table-cell>
          <table:table-cell table:formula="of:=IF(COUNTIF([.D478:.G478];[.D478])=3;&quot;&quot;;[.D478])" office:value-type="float" office:value="472" calcext:value-type="float">
            <text:p>472</text:p>
          </table:table-cell>
          <table:table-cell table:style-name="ce5" table:formula="of:=IFERROR( IF( AND( COUNT([.E478:.H478])=3; MOD( AVERAGE([.E478:.H478]); 2)=1; MOD( AVERAGE([.I478:.L47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92" calcext:value-type="float">
            <text:p>992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667" calcext:value-type="float">
            <text:p>667</text:p>
          </table:table-cell>
          <table:table-cell table:formula="of:=IF(COUNTIF([.A479:.D479];[.A479])=3;[.A479];&quot;&quot;)">
            <text:p/>
          </table:table-cell>
          <table:table-cell table:formula="of:=IF(COUNTIF([.B479:.E479];[.B479])=3;[.B479];&quot;&quot;)">
            <text:p/>
          </table:table-cell>
          <table:table-cell table:formula="of:=IF(COUNTIF([.C479:.F479];[.C479])=3;[.C479];&quot;&quot;)">
            <text:p/>
          </table:table-cell>
          <table:table-cell table:formula="of:=IF(COUNTIF([.D479:.G479];[.D479])=3;[.D479];&quot;&quot;)">
            <text:p/>
          </table:table-cell>
          <table:table-cell table:formula="of:=IF(COUNTIF([.A479:.D479];[.A479])=3;&quot;&quot;;[.A479])" office:value-type="float" office:value="992" calcext:value-type="float">
            <text:p>992</text:p>
          </table:table-cell>
          <table:table-cell table:formula="of:=IF(COUNTIF([.B479:.E479];[.B479])=3;&quot;&quot;;[.B479])" office:value-type="float" office:value="332" calcext:value-type="float">
            <text:p>332</text:p>
          </table:table-cell>
          <table:table-cell table:formula="of:=IF(COUNTIF([.C479:.F479];[.C479])=3;&quot;&quot;;[.C479])" office:value-type="float" office:value="332" calcext:value-type="float">
            <text:p>332</text:p>
          </table:table-cell>
          <table:table-cell table:formula="of:=IF(COUNTIF([.D479:.G479];[.D479])=3;&quot;&quot;;[.D479])" office:value-type="float" office:value="667" calcext:value-type="float">
            <text:p>667</text:p>
          </table:table-cell>
          <table:table-cell table:style-name="ce5" table:formula="of:=IFERROR( IF( AND( COUNT([.E479:.H479])=3; MOD( AVERAGE([.E479:.H479]); 2)=1; MOD( AVERAGE([.I479:.L47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16" calcext:value-type="float">
            <text:p>916</text:p>
          </table:table-cell>
          <table:table-cell office:value-type="float" office:value="738" calcext:value-type="float">
            <text:p>738</text:p>
          </table:table-cell>
          <table:table-cell office:value-type="float" office:value="375" calcext:value-type="float">
            <text:p>375</text:p>
          </table:table-cell>
          <table:table-cell office:value-type="float" office:value="404" calcext:value-type="float">
            <text:p>404</text:p>
          </table:table-cell>
          <table:table-cell table:formula="of:=IF(COUNTIF([.A480:.D480];[.A480])=3;[.A480];&quot;&quot;)">
            <text:p/>
          </table:table-cell>
          <table:table-cell table:formula="of:=IF(COUNTIF([.B480:.E480];[.B480])=3;[.B480];&quot;&quot;)">
            <text:p/>
          </table:table-cell>
          <table:table-cell table:formula="of:=IF(COUNTIF([.C480:.F480];[.C480])=3;[.C480];&quot;&quot;)">
            <text:p/>
          </table:table-cell>
          <table:table-cell table:formula="of:=IF(COUNTIF([.D480:.G480];[.D480])=3;[.D480];&quot;&quot;)">
            <text:p/>
          </table:table-cell>
          <table:table-cell table:formula="of:=IF(COUNTIF([.A480:.D480];[.A480])=3;&quot;&quot;;[.A480])" office:value-type="float" office:value="916" calcext:value-type="float">
            <text:p>916</text:p>
          </table:table-cell>
          <table:table-cell table:formula="of:=IF(COUNTIF([.B480:.E480];[.B480])=3;&quot;&quot;;[.B480])" office:value-type="float" office:value="738" calcext:value-type="float">
            <text:p>738</text:p>
          </table:table-cell>
          <table:table-cell table:formula="of:=IF(COUNTIF([.C480:.F480];[.C480])=3;&quot;&quot;;[.C480])" office:value-type="float" office:value="375" calcext:value-type="float">
            <text:p>375</text:p>
          </table:table-cell>
          <table:table-cell table:formula="of:=IF(COUNTIF([.D480:.G480];[.D480])=3;&quot;&quot;;[.D480])" office:value-type="float" office:value="404" calcext:value-type="float">
            <text:p>404</text:p>
          </table:table-cell>
          <table:table-cell table:style-name="ce5" table:formula="of:=IFERROR( IF( AND( COUNT([.E480:.H480])=3; MOD( AVERAGE([.E480:.H480]); 2)=1; MOD( AVERAGE([.I480:.L48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83" calcext:value-type="float">
            <text:p>783</text:p>
          </table:table-cell>
          <table:table-cell office:value-type="float" office:value="400" calcext:value-type="float">
            <text:p>400</text:p>
          </table:table-cell>
          <table:table-cell office:value-type="float" office:value="213" calcext:value-type="float">
            <text:p>213</text:p>
          </table:table-cell>
          <table:table-cell office:value-type="float" office:value="840" calcext:value-type="float">
            <text:p>840</text:p>
          </table:table-cell>
          <table:table-cell table:formula="of:=IF(COUNTIF([.A481:.D481];[.A481])=3;[.A481];&quot;&quot;)">
            <text:p/>
          </table:table-cell>
          <table:table-cell table:formula="of:=IF(COUNTIF([.B481:.E481];[.B481])=3;[.B481];&quot;&quot;)">
            <text:p/>
          </table:table-cell>
          <table:table-cell table:formula="of:=IF(COUNTIF([.C481:.F481];[.C481])=3;[.C481];&quot;&quot;)">
            <text:p/>
          </table:table-cell>
          <table:table-cell table:formula="of:=IF(COUNTIF([.D481:.G481];[.D481])=3;[.D481];&quot;&quot;)">
            <text:p/>
          </table:table-cell>
          <table:table-cell table:formula="of:=IF(COUNTIF([.A481:.D481];[.A481])=3;&quot;&quot;;[.A481])" office:value-type="float" office:value="783" calcext:value-type="float">
            <text:p>783</text:p>
          </table:table-cell>
          <table:table-cell table:formula="of:=IF(COUNTIF([.B481:.E481];[.B481])=3;&quot;&quot;;[.B481])" office:value-type="float" office:value="400" calcext:value-type="float">
            <text:p>400</text:p>
          </table:table-cell>
          <table:table-cell table:formula="of:=IF(COUNTIF([.C481:.F481];[.C481])=3;&quot;&quot;;[.C481])" office:value-type="float" office:value="213" calcext:value-type="float">
            <text:p>213</text:p>
          </table:table-cell>
          <table:table-cell table:formula="of:=IF(COUNTIF([.D481:.G481];[.D481])=3;&quot;&quot;;[.D481])" office:value-type="float" office:value="840" calcext:value-type="float">
            <text:p>840</text:p>
          </table:table-cell>
          <table:table-cell table:style-name="ce5" table:formula="of:=IFERROR( IF( AND( COUNT([.E481:.H481])=3; MOD( AVERAGE([.E481:.H481]); 2)=1; MOD( AVERAGE([.I481:.L48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43" calcext:value-type="float">
            <text:p>43</text:p>
          </table:table-cell>
          <table:table-cell table:formula="of:=IF(COUNTIF([.A482:.D482];[.A482])=3;[.A482];&quot;&quot;)">
            <text:p/>
          </table:table-cell>
          <table:table-cell table:formula="of:=IF(COUNTIF([.B482:.E482];[.B482])=3;[.B482];&quot;&quot;)">
            <text:p/>
          </table:table-cell>
          <table:table-cell table:formula="of:=IF(COUNTIF([.C482:.F482];[.C482])=3;[.C482];&quot;&quot;)">
            <text:p/>
          </table:table-cell>
          <table:table-cell table:formula="of:=IF(COUNTIF([.D482:.G482];[.D482])=3;[.D482];&quot;&quot;)">
            <text:p/>
          </table:table-cell>
          <table:table-cell table:formula="of:=IF(COUNTIF([.A482:.D482];[.A482])=3;&quot;&quot;;[.A482])" office:value-type="float" office:value="953" calcext:value-type="float">
            <text:p>953</text:p>
          </table:table-cell>
          <table:table-cell table:formula="of:=IF(COUNTIF([.B482:.E482];[.B482])=3;&quot;&quot;;[.B482])" office:value-type="float" office:value="650" calcext:value-type="float">
            <text:p>650</text:p>
          </table:table-cell>
          <table:table-cell table:formula="of:=IF(COUNTIF([.C482:.F482];[.C482])=3;&quot;&quot;;[.C482])" office:value-type="float" office:value="651" calcext:value-type="float">
            <text:p>651</text:p>
          </table:table-cell>
          <table:table-cell table:formula="of:=IF(COUNTIF([.D482:.G482];[.D482])=3;&quot;&quot;;[.D482])" office:value-type="float" office:value="43" calcext:value-type="float">
            <text:p>43</text:p>
          </table:table-cell>
          <table:table-cell table:style-name="ce5" table:formula="of:=IFERROR( IF( AND( COUNT([.E482:.H482])=3; MOD( AVERAGE([.E482:.H482]); 2)=1; MOD( AVERAGE([.I482:.L48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3" calcext:value-type="float">
            <text:p>83</text:p>
          </table:table-cell>
          <table:table-cell office:value-type="float" office:value="421" calcext:value-type="float">
            <text:p>421</text:p>
          </table:table-cell>
          <table:table-cell office:value-type="float" office:value="840" calcext:value-type="float">
            <text:p>840</text:p>
          </table:table-cell>
          <table:table-cell table:formula="of:=IF(COUNTIF([.A483:.D483];[.A483])=3;[.A483];&quot;&quot;)">
            <text:p/>
          </table:table-cell>
          <table:table-cell table:formula="of:=IF(COUNTIF([.B483:.E483];[.B483])=3;[.B483];&quot;&quot;)">
            <text:p/>
          </table:table-cell>
          <table:table-cell table:formula="of:=IF(COUNTIF([.C483:.F483];[.C483])=3;[.C483];&quot;&quot;)">
            <text:p/>
          </table:table-cell>
          <table:table-cell table:formula="of:=IF(COUNTIF([.D483:.G483];[.D483])=3;[.D483];&quot;&quot;)">
            <text:p/>
          </table:table-cell>
          <table:table-cell table:formula="of:=IF(COUNTIF([.A483:.D483];[.A483])=3;&quot;&quot;;[.A483])" office:value-type="float" office:value="633" calcext:value-type="float">
            <text:p>633</text:p>
          </table:table-cell>
          <table:table-cell table:formula="of:=IF(COUNTIF([.B483:.E483];[.B483])=3;&quot;&quot;;[.B483])" office:value-type="float" office:value="83" calcext:value-type="float">
            <text:p>83</text:p>
          </table:table-cell>
          <table:table-cell table:formula="of:=IF(COUNTIF([.C483:.F483];[.C483])=3;&quot;&quot;;[.C483])" office:value-type="float" office:value="421" calcext:value-type="float">
            <text:p>421</text:p>
          </table:table-cell>
          <table:table-cell table:formula="of:=IF(COUNTIF([.D483:.G483];[.D483])=3;&quot;&quot;;[.D483])" office:value-type="float" office:value="840" calcext:value-type="float">
            <text:p>840</text:p>
          </table:table-cell>
          <table:table-cell table:style-name="ce5" table:formula="of:=IFERROR( IF( AND( COUNT([.E483:.H483])=3; MOD( AVERAGE([.E483:.H483]); 2)=1; MOD( AVERAGE([.I483:.L48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float" office:value="487" calcext:value-type="float">
            <text:p>487</text:p>
          </table:table-cell>
          <table:table-cell office:value-type="float" office:value="555" calcext:value-type="float">
            <text:p>555</text:p>
          </table:table-cell>
          <table:table-cell office:value-type="float" office:value="641" calcext:value-type="float">
            <text:p>641</text:p>
          </table:table-cell>
          <table:table-cell table:formula="of:=IF(COUNTIF([.A484:.D484];[.A484])=3;[.A484];&quot;&quot;)">
            <text:p/>
          </table:table-cell>
          <table:table-cell table:formula="of:=IF(COUNTIF([.B484:.E484];[.B484])=3;[.B484];&quot;&quot;)">
            <text:p/>
          </table:table-cell>
          <table:table-cell table:formula="of:=IF(COUNTIF([.C484:.F484];[.C484])=3;[.C484];&quot;&quot;)">
            <text:p/>
          </table:table-cell>
          <table:table-cell table:formula="of:=IF(COUNTIF([.D484:.G484];[.D484])=3;[.D484];&quot;&quot;)">
            <text:p/>
          </table:table-cell>
          <table:table-cell table:formula="of:=IF(COUNTIF([.A484:.D484];[.A484])=3;&quot;&quot;;[.A484])" office:value-type="float" office:value="128" calcext:value-type="float">
            <text:p>128</text:p>
          </table:table-cell>
          <table:table-cell table:formula="of:=IF(COUNTIF([.B484:.E484];[.B484])=3;&quot;&quot;;[.B484])" office:value-type="float" office:value="487" calcext:value-type="float">
            <text:p>487</text:p>
          </table:table-cell>
          <table:table-cell table:formula="of:=IF(COUNTIF([.C484:.F484];[.C484])=3;&quot;&quot;;[.C484])" office:value-type="float" office:value="555" calcext:value-type="float">
            <text:p>555</text:p>
          </table:table-cell>
          <table:table-cell table:formula="of:=IF(COUNTIF([.D484:.G484];[.D484])=3;&quot;&quot;;[.D484])" office:value-type="float" office:value="641" calcext:value-type="float">
            <text:p>641</text:p>
          </table:table-cell>
          <table:table-cell table:style-name="ce5" table:formula="of:=IFERROR( IF( AND( COUNT([.E484:.H484])=3; MOD( AVERAGE([.E484:.H484]); 2)=1; MOD( AVERAGE([.I484:.L48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table:number-columns-repeated="2" office:value-type="float" office:value="767" calcext:value-type="float">
            <text:p>767</text:p>
          </table:table-cell>
          <table:table-cell office:value-type="float" office:value="815" calcext:value-type="float">
            <text:p>815</text:p>
          </table:table-cell>
          <table:table-cell table:formula="of:=IF(COUNTIF([.A485:.D485];[.A485])=3;[.A485];&quot;&quot;)" office:value-type="float" office:value="767" calcext:value-type="float">
            <text:p>767</text:p>
          </table:table-cell>
          <table:table-cell table:formula="of:=IF(COUNTIF([.B485:.E485];[.B485])=3;[.B485];&quot;&quot;)" office:value-type="float" office:value="767" calcext:value-type="float">
            <text:p>767</text:p>
          </table:table-cell>
          <table:table-cell table:formula="of:=IF(COUNTIF([.C485:.F485];[.C485])=3;[.C485];&quot;&quot;)" office:value-type="float" office:value="767" calcext:value-type="float">
            <text:p>767</text:p>
          </table:table-cell>
          <table:table-cell table:formula="of:=IF(COUNTIF([.D485:.G485];[.D485])=3;[.D485];&quot;&quot;)">
            <text:p/>
          </table:table-cell>
          <table:table-cell table:formula="of:=IF(COUNTIF([.A485:.D485];[.A485])=3;&quot;&quot;;[.A485])">
            <text:p/>
          </table:table-cell>
          <table:table-cell table:formula="of:=IF(COUNTIF([.B485:.E485];[.B485])=3;&quot;&quot;;[.B485])">
            <text:p/>
          </table:table-cell>
          <table:table-cell table:formula="of:=IF(COUNTIF([.C485:.F485];[.C485])=3;&quot;&quot;;[.C485])">
            <text:p/>
          </table:table-cell>
          <table:table-cell table:formula="of:=IF(COUNTIF([.D485:.G485];[.D485])=3;&quot;&quot;;[.D485])" office:value-type="float" office:value="815" calcext:value-type="float">
            <text:p>815</text:p>
          </table:table-cell>
          <table:table-cell table:style-name="ce5" table:formula="of:=IFERROR( IF( AND( COUNT([.E485:.H485])=3; MOD( AVERAGE([.E485:.H485]); 2)=1; MOD( AVERAGE([.I485:.L48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32" calcext:value-type="float">
            <text:p>932</text:p>
          </table:table-cell>
          <table:table-cell office:value-type="float" office:value="910" calcext:value-type="float">
            <text:p>910</text:p>
          </table:table-cell>
          <table:table-cell office:value-type="float" office:value="476" calcext:value-type="float">
            <text:p>476</text:p>
          </table:table-cell>
          <table:table-cell office:value-type="float" office:value="820" calcext:value-type="float">
            <text:p>820</text:p>
          </table:table-cell>
          <table:table-cell table:formula="of:=IF(COUNTIF([.A486:.D486];[.A486])=3;[.A486];&quot;&quot;)">
            <text:p/>
          </table:table-cell>
          <table:table-cell table:formula="of:=IF(COUNTIF([.B486:.E486];[.B486])=3;[.B486];&quot;&quot;)">
            <text:p/>
          </table:table-cell>
          <table:table-cell table:formula="of:=IF(COUNTIF([.C486:.F486];[.C486])=3;[.C486];&quot;&quot;)">
            <text:p/>
          </table:table-cell>
          <table:table-cell table:formula="of:=IF(COUNTIF([.D486:.G486];[.D486])=3;[.D486];&quot;&quot;)">
            <text:p/>
          </table:table-cell>
          <table:table-cell table:formula="of:=IF(COUNTIF([.A486:.D486];[.A486])=3;&quot;&quot;;[.A486])" office:value-type="float" office:value="932" calcext:value-type="float">
            <text:p>932</text:p>
          </table:table-cell>
          <table:table-cell table:formula="of:=IF(COUNTIF([.B486:.E486];[.B486])=3;&quot;&quot;;[.B486])" office:value-type="float" office:value="910" calcext:value-type="float">
            <text:p>910</text:p>
          </table:table-cell>
          <table:table-cell table:formula="of:=IF(COUNTIF([.C486:.F486];[.C486])=3;&quot;&quot;;[.C486])" office:value-type="float" office:value="476" calcext:value-type="float">
            <text:p>476</text:p>
          </table:table-cell>
          <table:table-cell table:formula="of:=IF(COUNTIF([.D486:.G486];[.D486])=3;&quot;&quot;;[.D486])" office:value-type="float" office:value="820" calcext:value-type="float">
            <text:p>820</text:p>
          </table:table-cell>
          <table:table-cell table:style-name="ce5" table:formula="of:=IFERROR( IF( AND( COUNT([.E486:.H486])=3; MOD( AVERAGE([.E486:.H486]); 2)=1; MOD( AVERAGE([.I486:.L48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959" calcext:value-type="float">
            <text:p>959</text:p>
          </table:table-cell>
          <table:table-cell office:value-type="float" office:value="953" calcext:value-type="float">
            <text:p>953</text:p>
          </table:table-cell>
          <table:table-cell office:value-type="float" office:value="42" calcext:value-type="float">
            <text:p>42</text:p>
          </table:table-cell>
          <table:table-cell table:formula="of:=IF(COUNTIF([.A487:.D487];[.A487])=3;[.A487];&quot;&quot;)">
            <text:p/>
          </table:table-cell>
          <table:table-cell table:formula="of:=IF(COUNTIF([.B487:.E487];[.B487])=3;[.B487];&quot;&quot;)">
            <text:p/>
          </table:table-cell>
          <table:table-cell table:formula="of:=IF(COUNTIF([.C487:.F487];[.C487])=3;[.C487];&quot;&quot;)">
            <text:p/>
          </table:table-cell>
          <table:table-cell table:formula="of:=IF(COUNTIF([.D487:.G487];[.D487])=3;[.D487];&quot;&quot;)">
            <text:p/>
          </table:table-cell>
          <table:table-cell table:formula="of:=IF(COUNTIF([.A487:.D487];[.A487])=3;&quot;&quot;;[.A487])" office:value-type="float" office:value="576" calcext:value-type="float">
            <text:p>576</text:p>
          </table:table-cell>
          <table:table-cell table:formula="of:=IF(COUNTIF([.B487:.E487];[.B487])=3;&quot;&quot;;[.B487])" office:value-type="float" office:value="959" calcext:value-type="float">
            <text:p>959</text:p>
          </table:table-cell>
          <table:table-cell table:formula="of:=IF(COUNTIF([.C487:.F487];[.C487])=3;&quot;&quot;;[.C487])" office:value-type="float" office:value="953" calcext:value-type="float">
            <text:p>953</text:p>
          </table:table-cell>
          <table:table-cell table:formula="of:=IF(COUNTIF([.D487:.G487];[.D487])=3;&quot;&quot;;[.D487])" office:value-type="float" office:value="42" calcext:value-type="float">
            <text:p>42</text:p>
          </table:table-cell>
          <table:table-cell table:style-name="ce5" table:formula="of:=IFERROR( IF( AND( COUNT([.E487:.H487])=3; MOD( AVERAGE([.E487:.H487]); 2)=1; MOD( AVERAGE([.I487:.L48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office:value-type="float" office:value="236" calcext:value-type="float">
            <text:p>236</text:p>
          </table:table-cell>
          <table:table-cell office:value-type="float" office:value="632" calcext:value-type="float">
            <text:p>632</text:p>
          </table:table-cell>
          <table:table-cell office:value-type="float" office:value="509" calcext:value-type="float">
            <text:p>509</text:p>
          </table:table-cell>
          <table:table-cell table:formula="of:=IF(COUNTIF([.A488:.D488];[.A488])=3;[.A488];&quot;&quot;)">
            <text:p/>
          </table:table-cell>
          <table:table-cell table:formula="of:=IF(COUNTIF([.B488:.E488];[.B488])=3;[.B488];&quot;&quot;)">
            <text:p/>
          </table:table-cell>
          <table:table-cell table:formula="of:=IF(COUNTIF([.C488:.F488];[.C488])=3;[.C488];&quot;&quot;)">
            <text:p/>
          </table:table-cell>
          <table:table-cell table:formula="of:=IF(COUNTIF([.D488:.G488];[.D488])=3;[.D488];&quot;&quot;)">
            <text:p/>
          </table:table-cell>
          <table:table-cell table:formula="of:=IF(COUNTIF([.A488:.D488];[.A488])=3;&quot;&quot;;[.A488])" office:value-type="float" office:value="536" calcext:value-type="float">
            <text:p>536</text:p>
          </table:table-cell>
          <table:table-cell table:formula="of:=IF(COUNTIF([.B488:.E488];[.B488])=3;&quot;&quot;;[.B488])" office:value-type="float" office:value="236" calcext:value-type="float">
            <text:p>236</text:p>
          </table:table-cell>
          <table:table-cell table:formula="of:=IF(COUNTIF([.C488:.F488];[.C488])=3;&quot;&quot;;[.C488])" office:value-type="float" office:value="632" calcext:value-type="float">
            <text:p>632</text:p>
          </table:table-cell>
          <table:table-cell table:formula="of:=IF(COUNTIF([.D488:.G488];[.D488])=3;&quot;&quot;;[.D488])" office:value-type="float" office:value="509" calcext:value-type="float">
            <text:p>509</text:p>
          </table:table-cell>
          <table:table-cell table:style-name="ce5" table:formula="of:=IFERROR( IF( AND( COUNT([.E488:.H488])=3; MOD( AVERAGE([.E488:.H488]); 2)=1; MOD( AVERAGE([.I488:.L48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office:value-type="float" office:value="208" calcext:value-type="float">
            <text:p>208</text:p>
          </table:table-cell>
          <table:table-cell office:value-type="float" office:value="229" calcext:value-type="float">
            <text:p>229</text:p>
          </table:table-cell>
          <table:table-cell office:value-type="float" office:value="506" calcext:value-type="float">
            <text:p>506</text:p>
          </table:table-cell>
          <table:table-cell table:formula="of:=IF(COUNTIF([.A489:.D489];[.A489])=3;[.A489];&quot;&quot;)">
            <text:p/>
          </table:table-cell>
          <table:table-cell table:formula="of:=IF(COUNTIF([.B489:.E489];[.B489])=3;[.B489];&quot;&quot;)">
            <text:p/>
          </table:table-cell>
          <table:table-cell table:formula="of:=IF(COUNTIF([.C489:.F489];[.C489])=3;[.C489];&quot;&quot;)">
            <text:p/>
          </table:table-cell>
          <table:table-cell table:formula="of:=IF(COUNTIF([.D489:.G489];[.D489])=3;[.D489];&quot;&quot;)">
            <text:p/>
          </table:table-cell>
          <table:table-cell table:formula="of:=IF(COUNTIF([.A489:.D489];[.A489])=3;&quot;&quot;;[.A489])" office:value-type="float" office:value="229" calcext:value-type="float">
            <text:p>229</text:p>
          </table:table-cell>
          <table:table-cell table:formula="of:=IF(COUNTIF([.B489:.E489];[.B489])=3;&quot;&quot;;[.B489])" office:value-type="float" office:value="208" calcext:value-type="float">
            <text:p>208</text:p>
          </table:table-cell>
          <table:table-cell table:formula="of:=IF(COUNTIF([.C489:.F489];[.C489])=3;&quot;&quot;;[.C489])" office:value-type="float" office:value="229" calcext:value-type="float">
            <text:p>229</text:p>
          </table:table-cell>
          <table:table-cell table:formula="of:=IF(COUNTIF([.D489:.G489];[.D489])=3;&quot;&quot;;[.D489])" office:value-type="float" office:value="506" calcext:value-type="float">
            <text:p>506</text:p>
          </table:table-cell>
          <table:table-cell table:style-name="ce5" table:formula="of:=IFERROR( IF( AND( COUNT([.E489:.H489])=3; MOD( AVERAGE([.E489:.H489]); 2)=1; MOD( AVERAGE([.I489:.L48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office:value-type="float" office:value="958" calcext:value-type="float">
            <text:p>958</text:p>
          </table:table-cell>
          <table:table-cell office:value-type="float" office:value="710" calcext:value-type="float">
            <text:p>710</text:p>
          </table:table-cell>
          <table:table-cell office:value-type="float" office:value="733" calcext:value-type="float">
            <text:p>733</text:p>
          </table:table-cell>
          <table:table-cell table:formula="of:=IF(COUNTIF([.A490:.D490];[.A490])=3;[.A490];&quot;&quot;)">
            <text:p/>
          </table:table-cell>
          <table:table-cell table:formula="of:=IF(COUNTIF([.B490:.E490];[.B490])=3;[.B490];&quot;&quot;)">
            <text:p/>
          </table:table-cell>
          <table:table-cell table:formula="of:=IF(COUNTIF([.C490:.F490];[.C490])=3;[.C490];&quot;&quot;)">
            <text:p/>
          </table:table-cell>
          <table:table-cell table:formula="of:=IF(COUNTIF([.D490:.G490];[.D490])=3;[.D490];&quot;&quot;)">
            <text:p/>
          </table:table-cell>
          <table:table-cell table:formula="of:=IF(COUNTIF([.A490:.D490];[.A490])=3;&quot;&quot;;[.A490])" office:value-type="float" office:value="884" calcext:value-type="float">
            <text:p>884</text:p>
          </table:table-cell>
          <table:table-cell table:formula="of:=IF(COUNTIF([.B490:.E490];[.B490])=3;&quot;&quot;;[.B490])" office:value-type="float" office:value="958" calcext:value-type="float">
            <text:p>958</text:p>
          </table:table-cell>
          <table:table-cell table:formula="of:=IF(COUNTIF([.C490:.F490];[.C490])=3;&quot;&quot;;[.C490])" office:value-type="float" office:value="710" calcext:value-type="float">
            <text:p>710</text:p>
          </table:table-cell>
          <table:table-cell table:formula="of:=IF(COUNTIF([.D490:.G490];[.D490])=3;&quot;&quot;;[.D490])" office:value-type="float" office:value="733" calcext:value-type="float">
            <text:p>733</text:p>
          </table:table-cell>
          <table:table-cell table:style-name="ce5" table:formula="of:=IFERROR( IF( AND( COUNT([.E490:.H490])=3; MOD( AVERAGE([.E490:.H490]); 2)=1; MOD( AVERAGE([.I490:.L49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office:value-type="float" office:value="475" calcext:value-type="float">
            <text:p>475</text:p>
          </table:table-cell>
          <table:table-cell office:value-type="float" office:value="548" calcext:value-type="float">
            <text:p>548</text:p>
          </table:table-cell>
          <table:table-cell office:value-type="float" office:value="153" calcext:value-type="float">
            <text:p>153</text:p>
          </table:table-cell>
          <table:table-cell table:formula="of:=IF(COUNTIF([.A491:.D491];[.A491])=3;[.A491];&quot;&quot;)">
            <text:p/>
          </table:table-cell>
          <table:table-cell table:formula="of:=IF(COUNTIF([.B491:.E491];[.B491])=3;[.B491];&quot;&quot;)">
            <text:p/>
          </table:table-cell>
          <table:table-cell table:formula="of:=IF(COUNTIF([.C491:.F491];[.C491])=3;[.C491];&quot;&quot;)">
            <text:p/>
          </table:table-cell>
          <table:table-cell table:formula="of:=IF(COUNTIF([.D491:.G491];[.D491])=3;[.D491];&quot;&quot;)">
            <text:p/>
          </table:table-cell>
          <table:table-cell table:formula="of:=IF(COUNTIF([.A491:.D491];[.A491])=3;&quot;&quot;;[.A491])" office:value-type="float" office:value="812" calcext:value-type="float">
            <text:p>812</text:p>
          </table:table-cell>
          <table:table-cell table:formula="of:=IF(COUNTIF([.B491:.E491];[.B491])=3;&quot;&quot;;[.B491])" office:value-type="float" office:value="475" calcext:value-type="float">
            <text:p>475</text:p>
          </table:table-cell>
          <table:table-cell table:formula="of:=IF(COUNTIF([.C491:.F491];[.C491])=3;&quot;&quot;;[.C491])" office:value-type="float" office:value="548" calcext:value-type="float">
            <text:p>548</text:p>
          </table:table-cell>
          <table:table-cell table:formula="of:=IF(COUNTIF([.D491:.G491];[.D491])=3;&quot;&quot;;[.D491])" office:value-type="float" office:value="153" calcext:value-type="float">
            <text:p>153</text:p>
          </table:table-cell>
          <table:table-cell table:style-name="ce5" table:formula="of:=IFERROR( IF( AND( COUNT([.E491:.H491])=3; MOD( AVERAGE([.E491:.H491]); 2)=1; MOD( AVERAGE([.I491:.L49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office:value-type="float" office:value="745" calcext:value-type="float">
            <text:p>745</text:p>
          </table:table-cell>
          <table:table-cell office:value-type="float" office:value="517" calcext:value-type="float">
            <text:p>517</text:p>
          </table:table-cell>
          <table:table-cell office:value-type="float" office:value="424" calcext:value-type="float">
            <text:p>424</text:p>
          </table:table-cell>
          <table:table-cell table:formula="of:=IF(COUNTIF([.A492:.D492];[.A492])=3;[.A492];&quot;&quot;)">
            <text:p/>
          </table:table-cell>
          <table:table-cell table:formula="of:=IF(COUNTIF([.B492:.E492];[.B492])=3;[.B492];&quot;&quot;)">
            <text:p/>
          </table:table-cell>
          <table:table-cell table:formula="of:=IF(COUNTIF([.C492:.F492];[.C492])=3;[.C492];&quot;&quot;)">
            <text:p/>
          </table:table-cell>
          <table:table-cell table:formula="of:=IF(COUNTIF([.D492:.G492];[.D492])=3;[.D492];&quot;&quot;)">
            <text:p/>
          </table:table-cell>
          <table:table-cell table:formula="of:=IF(COUNTIF([.A492:.D492];[.A492])=3;&quot;&quot;;[.A492])" office:value-type="float" office:value="396" calcext:value-type="float">
            <text:p>396</text:p>
          </table:table-cell>
          <table:table-cell table:formula="of:=IF(COUNTIF([.B492:.E492];[.B492])=3;&quot;&quot;;[.B492])" office:value-type="float" office:value="745" calcext:value-type="float">
            <text:p>745</text:p>
          </table:table-cell>
          <table:table-cell table:formula="of:=IF(COUNTIF([.C492:.F492];[.C492])=3;&quot;&quot;;[.C492])" office:value-type="float" office:value="517" calcext:value-type="float">
            <text:p>517</text:p>
          </table:table-cell>
          <table:table-cell table:formula="of:=IF(COUNTIF([.D492:.G492];[.D492])=3;&quot;&quot;;[.D492])" office:value-type="float" office:value="424" calcext:value-type="float">
            <text:p>424</text:p>
          </table:table-cell>
          <table:table-cell table:style-name="ce5" table:formula="of:=IFERROR( IF( AND( COUNT([.E492:.H492])=3; MOD( AVERAGE([.E492:.H492]); 2)=1; MOD( AVERAGE([.I492:.L49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table:number-columns-repeated="2" office:value-type="float" office:value="809" calcext:value-type="float">
            <text:p>809</text:p>
          </table:table-cell>
          <table:table-cell office:value-type="float" office:value="928" calcext:value-type="float">
            <text:p>928</text:p>
          </table:table-cell>
          <table:table-cell table:formula="of:=IF(COUNTIF([.A493:.D493];[.A493])=3;[.A493];&quot;&quot;)">
            <text:p/>
          </table:table-cell>
          <table:table-cell table:formula="of:=IF(COUNTIF([.B493:.E493];[.B493])=3;[.B493];&quot;&quot;)">
            <text:p/>
          </table:table-cell>
          <table:table-cell table:formula="of:=IF(COUNTIF([.C493:.F493];[.C493])=3;[.C493];&quot;&quot;)">
            <text:p/>
          </table:table-cell>
          <table:table-cell table:formula="of:=IF(COUNTIF([.D493:.G493];[.D493])=3;[.D493];&quot;&quot;)">
            <text:p/>
          </table:table-cell>
          <table:table-cell table:formula="of:=IF(COUNTIF([.A493:.D493];[.A493])=3;&quot;&quot;;[.A493])" office:value-type="float" office:value="524" calcext:value-type="float">
            <text:p>524</text:p>
          </table:table-cell>
          <table:table-cell table:formula="of:=IF(COUNTIF([.B493:.E493];[.B493])=3;&quot;&quot;;[.B493])" office:value-type="float" office:value="809" calcext:value-type="float">
            <text:p>809</text:p>
          </table:table-cell>
          <table:table-cell table:formula="of:=IF(COUNTIF([.C493:.F493];[.C493])=3;&quot;&quot;;[.C493])" office:value-type="float" office:value="809" calcext:value-type="float">
            <text:p>809</text:p>
          </table:table-cell>
          <table:table-cell table:formula="of:=IF(COUNTIF([.D493:.G493];[.D493])=3;&quot;&quot;;[.D493])" office:value-type="float" office:value="928" calcext:value-type="float">
            <text:p>928</text:p>
          </table:table-cell>
          <table:table-cell table:style-name="ce5" table:formula="of:=IFERROR( IF( AND( COUNT([.E493:.H493])=3; MOD( AVERAGE([.E493:.H493]); 2)=1; MOD( AVERAGE([.I493:.L49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office:value-type="float" office:value="365" calcext:value-type="float">
            <text:p>365</text:p>
          </table:table-cell>
          <table:table-cell office:value-type="float" office:value="538" calcext:value-type="float">
            <text:p>538</text:p>
          </table:table-cell>
          <table:table-cell office:value-type="float" office:value="282" calcext:value-type="float">
            <text:p>282</text:p>
          </table:table-cell>
          <table:table-cell table:formula="of:=IF(COUNTIF([.A494:.D494];[.A494])=3;[.A494];&quot;&quot;)">
            <text:p/>
          </table:table-cell>
          <table:table-cell table:formula="of:=IF(COUNTIF([.B494:.E494];[.B494])=3;[.B494];&quot;&quot;)">
            <text:p/>
          </table:table-cell>
          <table:table-cell table:formula="of:=IF(COUNTIF([.C494:.F494];[.C494])=3;[.C494];&quot;&quot;)">
            <text:p/>
          </table:table-cell>
          <table:table-cell table:formula="of:=IF(COUNTIF([.D494:.G494];[.D494])=3;[.D494];&quot;&quot;)">
            <text:p/>
          </table:table-cell>
          <table:table-cell table:formula="of:=IF(COUNTIF([.A494:.D494];[.A494])=3;&quot;&quot;;[.A494])" office:value-type="float" office:value="835" calcext:value-type="float">
            <text:p>835</text:p>
          </table:table-cell>
          <table:table-cell table:formula="of:=IF(COUNTIF([.B494:.E494];[.B494])=3;&quot;&quot;;[.B494])" office:value-type="float" office:value="365" calcext:value-type="float">
            <text:p>365</text:p>
          </table:table-cell>
          <table:table-cell table:formula="of:=IF(COUNTIF([.C494:.F494];[.C494])=3;&quot;&quot;;[.C494])" office:value-type="float" office:value="538" calcext:value-type="float">
            <text:p>538</text:p>
          </table:table-cell>
          <table:table-cell table:formula="of:=IF(COUNTIF([.D494:.G494];[.D494])=3;&quot;&quot;;[.D494])" office:value-type="float" office:value="282" calcext:value-type="float">
            <text:p>282</text:p>
          </table:table-cell>
          <table:table-cell table:style-name="ce5" table:formula="of:=IFERROR( IF( AND( COUNT([.E494:.H494])=3; MOD( AVERAGE([.E494:.H494]); 2)=1; MOD( AVERAGE([.I494:.L49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office:value-type="float" office:value="342" calcext:value-type="float">
            <text:p>342</text:p>
          </table:table-cell>
          <table:table-cell office:value-type="float" office:value="840" calcext:value-type="float">
            <text:p>840</text:p>
          </table:table-cell>
          <table:table-cell office:value-type="float" office:value="182" calcext:value-type="float">
            <text:p>182</text:p>
          </table:table-cell>
          <table:table-cell table:formula="of:=IF(COUNTIF([.A495:.D495];[.A495])=3;[.A495];&quot;&quot;)">
            <text:p/>
          </table:table-cell>
          <table:table-cell table:formula="of:=IF(COUNTIF([.B495:.E495];[.B495])=3;[.B495];&quot;&quot;)">
            <text:p/>
          </table:table-cell>
          <table:table-cell table:formula="of:=IF(COUNTIF([.C495:.F495];[.C495])=3;[.C495];&quot;&quot;)">
            <text:p/>
          </table:table-cell>
          <table:table-cell table:formula="of:=IF(COUNTIF([.D495:.G495];[.D495])=3;[.D495];&quot;&quot;)">
            <text:p/>
          </table:table-cell>
          <table:table-cell table:formula="of:=IF(COUNTIF([.A495:.D495];[.A495])=3;&quot;&quot;;[.A495])" office:value-type="float" office:value="498" calcext:value-type="float">
            <text:p>498</text:p>
          </table:table-cell>
          <table:table-cell table:formula="of:=IF(COUNTIF([.B495:.E495];[.B495])=3;&quot;&quot;;[.B495])" office:value-type="float" office:value="342" calcext:value-type="float">
            <text:p>342</text:p>
          </table:table-cell>
          <table:table-cell table:formula="of:=IF(COUNTIF([.C495:.F495];[.C495])=3;&quot;&quot;;[.C495])" office:value-type="float" office:value="840" calcext:value-type="float">
            <text:p>840</text:p>
          </table:table-cell>
          <table:table-cell table:formula="of:=IF(COUNTIF([.D495:.G495];[.D495])=3;&quot;&quot;;[.D495])" office:value-type="float" office:value="182" calcext:value-type="float">
            <text:p>182</text:p>
          </table:table-cell>
          <table:table-cell table:style-name="ce5" table:formula="of:=IFERROR( IF( AND( COUNT([.E495:.H495])=3; MOD( AVERAGE([.E495:.H495]); 2)=1; MOD( AVERAGE([.I495:.L49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75" calcext:value-type="float">
            <text:p>775</text:p>
          </table:table-cell>
          <table:table-cell office:value-type="float" office:value="684" calcext:value-type="float">
            <text:p>684</text:p>
          </table:table-cell>
          <table:table-cell office:value-type="float" office:value="549" calcext:value-type="float">
            <text:p>549</text:p>
          </table:table-cell>
          <table:table-cell office:value-type="float" office:value="179" calcext:value-type="float">
            <text:p>179</text:p>
          </table:table-cell>
          <table:table-cell table:formula="of:=IF(COUNTIF([.A496:.D496];[.A496])=3;[.A496];&quot;&quot;)">
            <text:p/>
          </table:table-cell>
          <table:table-cell table:formula="of:=IF(COUNTIF([.B496:.E496];[.B496])=3;[.B496];&quot;&quot;)">
            <text:p/>
          </table:table-cell>
          <table:table-cell table:formula="of:=IF(COUNTIF([.C496:.F496];[.C496])=3;[.C496];&quot;&quot;)">
            <text:p/>
          </table:table-cell>
          <table:table-cell table:formula="of:=IF(COUNTIF([.D496:.G496];[.D496])=3;[.D496];&quot;&quot;)">
            <text:p/>
          </table:table-cell>
          <table:table-cell table:formula="of:=IF(COUNTIF([.A496:.D496];[.A496])=3;&quot;&quot;;[.A496])" office:value-type="float" office:value="775" calcext:value-type="float">
            <text:p>775</text:p>
          </table:table-cell>
          <table:table-cell table:formula="of:=IF(COUNTIF([.B496:.E496];[.B496])=3;&quot;&quot;;[.B496])" office:value-type="float" office:value="684" calcext:value-type="float">
            <text:p>684</text:p>
          </table:table-cell>
          <table:table-cell table:formula="of:=IF(COUNTIF([.C496:.F496];[.C496])=3;&quot;&quot;;[.C496])" office:value-type="float" office:value="549" calcext:value-type="float">
            <text:p>549</text:p>
          </table:table-cell>
          <table:table-cell table:formula="of:=IF(COUNTIF([.D496:.G496];[.D496])=3;&quot;&quot;;[.D496])" office:value-type="float" office:value="179" calcext:value-type="float">
            <text:p>179</text:p>
          </table:table-cell>
          <table:table-cell table:style-name="ce5" table:formula="of:=IFERROR( IF( AND( COUNT([.E496:.H496])=3; MOD( AVERAGE([.E496:.H496]); 2)=1; MOD( AVERAGE([.I496:.L49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2" calcext:value-type="float">
            <text:p>42</text:p>
          </table:table-cell>
          <table:table-cell office:value-type="float" office:value="824" calcext:value-type="float">
            <text:p>824</text:p>
          </table:table-cell>
          <table:table-cell office:value-type="float" office:value="352" calcext:value-type="float">
            <text:p>352</text:p>
          </table:table-cell>
          <table:table-cell table:formula="of:=IF(COUNTIF([.A497:.D497];[.A497])=3;[.A497];&quot;&quot;)">
            <text:p/>
          </table:table-cell>
          <table:table-cell table:formula="of:=IF(COUNTIF([.B497:.E497];[.B497])=3;[.B497];&quot;&quot;)">
            <text:p/>
          </table:table-cell>
          <table:table-cell table:formula="of:=IF(COUNTIF([.C497:.F497];[.C497])=3;[.C497];&quot;&quot;)">
            <text:p/>
          </table:table-cell>
          <table:table-cell table:formula="of:=IF(COUNTIF([.D497:.G497];[.D497])=3;[.D497];&quot;&quot;)">
            <text:p/>
          </table:table-cell>
          <table:table-cell table:formula="of:=IF(COUNTIF([.A497:.D497];[.A497])=3;&quot;&quot;;[.A497])" office:value-type="float" office:value="563" calcext:value-type="float">
            <text:p>563</text:p>
          </table:table-cell>
          <table:table-cell table:formula="of:=IF(COUNTIF([.B497:.E497];[.B497])=3;&quot;&quot;;[.B497])" office:value-type="float" office:value="42" calcext:value-type="float">
            <text:p>42</text:p>
          </table:table-cell>
          <table:table-cell table:formula="of:=IF(COUNTIF([.C497:.F497];[.C497])=3;&quot;&quot;;[.C497])" office:value-type="float" office:value="824" calcext:value-type="float">
            <text:p>824</text:p>
          </table:table-cell>
          <table:table-cell table:formula="of:=IF(COUNTIF([.D497:.G497];[.D497])=3;&quot;&quot;;[.D497])" office:value-type="float" office:value="352" calcext:value-type="float">
            <text:p>352</text:p>
          </table:table-cell>
          <table:table-cell table:style-name="ce5" table:formula="of:=IFERROR( IF( AND( COUNT([.E497:.H497])=3; MOD( AVERAGE([.E497:.H497]); 2)=1; MOD( AVERAGE([.I497:.L49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36" calcext:value-type="float">
            <text:p>636</text:p>
          </table:table-cell>
          <table:table-cell office:value-type="float" office:value="712" calcext:value-type="float">
            <text:p>712</text:p>
          </table:table-cell>
          <table:table-cell office:value-type="float" office:value="18" calcext:value-type="float">
            <text:p>18</text:p>
          </table:table-cell>
          <table:table-cell table:formula="of:=IF(COUNTIF([.A498:.D498];[.A498])=3;[.A498];&quot;&quot;)">
            <text:p/>
          </table:table-cell>
          <table:table-cell table:formula="of:=IF(COUNTIF([.B498:.E498];[.B498])=3;[.B498];&quot;&quot;)">
            <text:p/>
          </table:table-cell>
          <table:table-cell table:formula="of:=IF(COUNTIF([.C498:.F498];[.C498])=3;[.C498];&quot;&quot;)">
            <text:p/>
          </table:table-cell>
          <table:table-cell table:formula="of:=IF(COUNTIF([.D498:.G498];[.D498])=3;[.D498];&quot;&quot;)">
            <text:p/>
          </table:table-cell>
          <table:table-cell table:formula="of:=IF(COUNTIF([.A498:.D498];[.A498])=3;&quot;&quot;;[.A498])" office:value-type="float" office:value="860" calcext:value-type="float">
            <text:p>860</text:p>
          </table:table-cell>
          <table:table-cell table:formula="of:=IF(COUNTIF([.B498:.E498];[.B498])=3;&quot;&quot;;[.B498])" office:value-type="float" office:value="636" calcext:value-type="float">
            <text:p>636</text:p>
          </table:table-cell>
          <table:table-cell table:formula="of:=IF(COUNTIF([.C498:.F498];[.C498])=3;&quot;&quot;;[.C498])" office:value-type="float" office:value="712" calcext:value-type="float">
            <text:p>712</text:p>
          </table:table-cell>
          <table:table-cell table:formula="of:=IF(COUNTIF([.D498:.G498];[.D498])=3;&quot;&quot;;[.D498])" office:value-type="float" office:value="18" calcext:value-type="float">
            <text:p>18</text:p>
          </table:table-cell>
          <table:table-cell table:style-name="ce5" table:formula="of:=IFERROR( IF( AND( COUNT([.E498:.H498])=3; MOD( AVERAGE([.E498:.H498]); 2)=1; MOD( AVERAGE([.I498:.L49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IF(COUNTIF([.A499:.D499];[.A499])=3;[.A499];&quot;&quot;)">
            <text:p/>
          </table:table-cell>
          <table:table-cell table:formula="of:=IF(COUNTIF([.B499:.E499];[.B499])=3;[.B499];&quot;&quot;)">
            <text:p/>
          </table:table-cell>
          <table:table-cell table:formula="of:=IF(COUNTIF([.C499:.F499];[.C499])=3;[.C499];&quot;&quot;)">
            <text:p/>
          </table:table-cell>
          <table:table-cell table:formula="of:=IF(COUNTIF([.D499:.G499];[.D499])=3;[.D499];&quot;&quot;)">
            <text:p/>
          </table:table-cell>
          <table:table-cell table:formula="of:=IF(COUNTIF([.A499:.D499];[.A499])=3;&quot;&quot;;[.A499])" office:value-type="float" office:value="298" calcext:value-type="float">
            <text:p>298</text:p>
          </table:table-cell>
          <table:table-cell table:formula="of:=IF(COUNTIF([.B499:.E499];[.B499])=3;&quot;&quot;;[.B499])" office:value-type="float" office:value="67" calcext:value-type="float">
            <text:p>67</text:p>
          </table:table-cell>
          <table:table-cell table:formula="of:=IF(COUNTIF([.C499:.F499];[.C499])=3;&quot;&quot;;[.C499])" office:value-type="float" office:value="60" calcext:value-type="float">
            <text:p>60</text:p>
          </table:table-cell>
          <table:table-cell table:formula="of:=IF(COUNTIF([.D499:.G499];[.D499])=3;&quot;&quot;;[.D499])" office:value-type="float" office:value="80" calcext:value-type="float">
            <text:p>80</text:p>
          </table:table-cell>
          <table:table-cell table:style-name="ce5" table:formula="of:=IFERROR( IF( AND( COUNT([.E499:.H499])=3; MOD( AVERAGE([.E499:.H499]); 2)=1; MOD( AVERAGE([.I499:.L49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81" calcext:value-type="float">
            <text:p>381</text:p>
          </table:table-cell>
          <table:table-cell office:value-type="float" office:value="41" calcext:value-type="float">
            <text:p>41</text:p>
          </table:table-cell>
          <table:table-cell office:value-type="float" office:value="119" calcext:value-type="float">
            <text:p>119</text:p>
          </table:table-cell>
          <table:table-cell table:formula="of:=IF(COUNTIF([.A500:.D500];[.A500])=3;[.A500];&quot;&quot;)">
            <text:p/>
          </table:table-cell>
          <table:table-cell table:formula="of:=IF(COUNTIF([.B500:.E500];[.B500])=3;[.B500];&quot;&quot;)">
            <text:p/>
          </table:table-cell>
          <table:table-cell table:formula="of:=IF(COUNTIF([.C500:.F500];[.C500])=3;[.C500];&quot;&quot;)">
            <text:p/>
          </table:table-cell>
          <table:table-cell table:formula="of:=IF(COUNTIF([.D500:.G500];[.D500])=3;[.D500];&quot;&quot;)">
            <text:p/>
          </table:table-cell>
          <table:table-cell table:formula="of:=IF(COUNTIF([.A500:.D500];[.A500])=3;&quot;&quot;;[.A500])" office:value-type="float" office:value="464" calcext:value-type="float">
            <text:p>464</text:p>
          </table:table-cell>
          <table:table-cell table:formula="of:=IF(COUNTIF([.B500:.E500];[.B500])=3;&quot;&quot;;[.B500])" office:value-type="float" office:value="381" calcext:value-type="float">
            <text:p>381</text:p>
          </table:table-cell>
          <table:table-cell table:formula="of:=IF(COUNTIF([.C500:.F500];[.C500])=3;&quot;&quot;;[.C500])" office:value-type="float" office:value="41" calcext:value-type="float">
            <text:p>41</text:p>
          </table:table-cell>
          <table:table-cell table:formula="of:=IF(COUNTIF([.D500:.G500];[.D500])=3;&quot;&quot;;[.D500])" office:value-type="float" office:value="119" calcext:value-type="float">
            <text:p>119</text:p>
          </table:table-cell>
          <table:table-cell table:style-name="ce5" table:formula="of:=IFERROR( IF( AND( COUNT([.E500:.H500])=3; MOD( AVERAGE([.E500:.H500]); 2)=1; MOD( AVERAGE([.I500:.L50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office:value-type="float" office:value="410" calcext:value-type="float">
            <text:p>410</text:p>
          </table:table-cell>
          <table:table-cell office:value-type="float" office:value="139" calcext:value-type="float">
            <text:p>139</text:p>
          </table:table-cell>
          <table:table-cell office:value-type="float" office:value="410" calcext:value-type="float">
            <text:p>410</text:p>
          </table:table-cell>
          <table:table-cell table:formula="of:=IF(COUNTIF([.A501:.D501];[.A501])=3;[.A501];&quot;&quot;)">
            <text:p/>
          </table:table-cell>
          <table:table-cell table:formula="of:=IF(COUNTIF([.B501:.E501];[.B501])=3;[.B501];&quot;&quot;)">
            <text:p/>
          </table:table-cell>
          <table:table-cell table:formula="of:=IF(COUNTIF([.C501:.F501];[.C501])=3;[.C501];&quot;&quot;)">
            <text:p/>
          </table:table-cell>
          <table:table-cell table:formula="of:=IF(COUNTIF([.D501:.G501];[.D501])=3;[.D501];&quot;&quot;)">
            <text:p/>
          </table:table-cell>
          <table:table-cell table:formula="of:=IF(COUNTIF([.A501:.D501];[.A501])=3;&quot;&quot;;[.A501])" office:value-type="float" office:value="280" calcext:value-type="float">
            <text:p>280</text:p>
          </table:table-cell>
          <table:table-cell table:formula="of:=IF(COUNTIF([.B501:.E501];[.B501])=3;&quot;&quot;;[.B501])" office:value-type="float" office:value="410" calcext:value-type="float">
            <text:p>410</text:p>
          </table:table-cell>
          <table:table-cell table:formula="of:=IF(COUNTIF([.C501:.F501];[.C501])=3;&quot;&quot;;[.C501])" office:value-type="float" office:value="139" calcext:value-type="float">
            <text:p>139</text:p>
          </table:table-cell>
          <table:table-cell table:formula="of:=IF(COUNTIF([.D501:.G501];[.D501])=3;&quot;&quot;;[.D501])" office:value-type="float" office:value="410" calcext:value-type="float">
            <text:p>410</text:p>
          </table:table-cell>
          <table:table-cell table:style-name="ce5" table:formula="of:=IFERROR( IF( AND( COUNT([.E501:.H501])=3; MOD( AVERAGE([.E501:.H501]); 2)=1; MOD( AVERAGE([.I501:.L50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office:value-type="float" office:value="529" calcext:value-type="float">
            <text:p>529</text:p>
          </table:table-cell>
          <table:table-cell office:value-type="float" office:value="588" calcext:value-type="float">
            <text:p>588</text:p>
          </table:table-cell>
          <table:table-cell office:value-type="float" office:value="147" calcext:value-type="float">
            <text:p>147</text:p>
          </table:table-cell>
          <table:table-cell table:formula="of:=IF(COUNTIF([.A502:.D502];[.A502])=3;[.A502];&quot;&quot;)">
            <text:p/>
          </table:table-cell>
          <table:table-cell table:formula="of:=IF(COUNTIF([.B502:.E502];[.B502])=3;[.B502];&quot;&quot;)">
            <text:p/>
          </table:table-cell>
          <table:table-cell table:formula="of:=IF(COUNTIF([.C502:.F502];[.C502])=3;[.C502];&quot;&quot;)">
            <text:p/>
          </table:table-cell>
          <table:table-cell table:formula="of:=IF(COUNTIF([.D502:.G502];[.D502])=3;[.D502];&quot;&quot;)">
            <text:p/>
          </table:table-cell>
          <table:table-cell table:formula="of:=IF(COUNTIF([.A502:.D502];[.A502])=3;&quot;&quot;;[.A502])" office:value-type="float" office:value="971" calcext:value-type="float">
            <text:p>971</text:p>
          </table:table-cell>
          <table:table-cell table:formula="of:=IF(COUNTIF([.B502:.E502];[.B502])=3;&quot;&quot;;[.B502])" office:value-type="float" office:value="529" calcext:value-type="float">
            <text:p>529</text:p>
          </table:table-cell>
          <table:table-cell table:formula="of:=IF(COUNTIF([.C502:.F502];[.C502])=3;&quot;&quot;;[.C502])" office:value-type="float" office:value="588" calcext:value-type="float">
            <text:p>588</text:p>
          </table:table-cell>
          <table:table-cell table:formula="of:=IF(COUNTIF([.D502:.G502];[.D502])=3;&quot;&quot;;[.D502])" office:value-type="float" office:value="147" calcext:value-type="float">
            <text:p>147</text:p>
          </table:table-cell>
          <table:table-cell table:style-name="ce5" table:formula="of:=IFERROR( IF( AND( COUNT([.E502:.H502])=3; MOD( AVERAGE([.E502:.H502]); 2)=1; MOD( AVERAGE([.I502:.L50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2"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office:value-type="float" office:value="446" calcext:value-type="float">
            <text:p>446</text:p>
          </table:table-cell>
          <table:table-cell table:formula="of:=IF(COUNTIF([.A503:.D503];[.A503])=3;[.A503];&quot;&quot;)">
            <text:p/>
          </table:table-cell>
          <table:table-cell table:formula="of:=IF(COUNTIF([.B503:.E503];[.B503])=3;[.B503];&quot;&quot;)">
            <text:p/>
          </table:table-cell>
          <table:table-cell table:formula="of:=IF(COUNTIF([.C503:.F503];[.C503])=3;[.C503];&quot;&quot;)">
            <text:p/>
          </table:table-cell>
          <table:table-cell table:formula="of:=IF(COUNTIF([.D503:.G503];[.D503])=3;[.D503];&quot;&quot;)">
            <text:p/>
          </table:table-cell>
          <table:table-cell table:formula="of:=IF(COUNTIF([.A503:.D503];[.A503])=3;&quot;&quot;;[.A503])" office:value-type="float" office:value="228" calcext:value-type="float">
            <text:p>228</text:p>
          </table:table-cell>
          <table:table-cell table:formula="of:=IF(COUNTIF([.B503:.E503];[.B503])=3;&quot;&quot;;[.B503])" office:value-type="float" office:value="228" calcext:value-type="float">
            <text:p>228</text:p>
          </table:table-cell>
          <table:table-cell table:formula="of:=IF(COUNTIF([.C503:.F503];[.C503])=3;&quot;&quot;;[.C503])" office:value-type="float" office:value="7" calcext:value-type="float">
            <text:p>7</text:p>
          </table:table-cell>
          <table:table-cell table:formula="of:=IF(COUNTIF([.D503:.G503];[.D503])=3;&quot;&quot;;[.D503])" office:value-type="float" office:value="446" calcext:value-type="float">
            <text:p>446</text:p>
          </table:table-cell>
          <table:table-cell table:style-name="ce5" table:formula="of:=IFERROR( IF( AND( COUNT([.E503:.H503])=3; MOD( AVERAGE([.E503:.H503]); 2)=1; MOD( AVERAGE([.I503:.L50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57" calcext:value-type="float">
            <text:p>357</text:p>
          </table:table-cell>
          <table:table-cell office:value-type="float" office:value="641" calcext:value-type="float">
            <text:p>641</text:p>
          </table:table-cell>
          <table:table-cell table:formula="of:=IF(COUNTIF([.A504:.D504];[.A504])=3;[.A504];&quot;&quot;)">
            <text:p/>
          </table:table-cell>
          <table:table-cell table:formula="of:=IF(COUNTIF([.B504:.E504];[.B504])=3;[.B504];&quot;&quot;)">
            <text:p/>
          </table:table-cell>
          <table:table-cell table:formula="of:=IF(COUNTIF([.C504:.F504];[.C504])=3;[.C504];&quot;&quot;)">
            <text:p/>
          </table:table-cell>
          <table:table-cell table:formula="of:=IF(COUNTIF([.D504:.G504];[.D504])=3;[.D504];&quot;&quot;)">
            <text:p/>
          </table:table-cell>
          <table:table-cell table:formula="of:=IF(COUNTIF([.A504:.D504];[.A504])=3;&quot;&quot;;[.A504])" office:value-type="float" office:value="727" calcext:value-type="float">
            <text:p>727</text:p>
          </table:table-cell>
          <table:table-cell table:formula="of:=IF(COUNTIF([.B504:.E504];[.B504])=3;&quot;&quot;;[.B504])" office:value-type="float" office:value="209" calcext:value-type="float">
            <text:p>209</text:p>
          </table:table-cell>
          <table:table-cell table:formula="of:=IF(COUNTIF([.C504:.F504];[.C504])=3;&quot;&quot;;[.C504])" office:value-type="float" office:value="357" calcext:value-type="float">
            <text:p>357</text:p>
          </table:table-cell>
          <table:table-cell table:formula="of:=IF(COUNTIF([.D504:.G504];[.D504])=3;&quot;&quot;;[.D504])" office:value-type="float" office:value="641" calcext:value-type="float">
            <text:p>641</text:p>
          </table:table-cell>
          <table:table-cell table:style-name="ce5" table:formula="of:=IFERROR( IF( AND( COUNT([.E504:.H504])=3; MOD( AVERAGE([.E504:.H504]); 2)=1; MOD( AVERAGE([.I504:.L50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74" calcext:value-type="float">
            <text:p>874</text:p>
          </table:table-cell>
          <table:table-cell office:value-type="float" office:value="219" calcext:value-type="float">
            <text:p>219</text:p>
          </table:table-cell>
          <table:table-cell office:value-type="float" office:value="850" calcext:value-type="float">
            <text:p>850</text:p>
          </table:table-cell>
          <table:table-cell office:value-type="float" office:value="297" calcext:value-type="float">
            <text:p>297</text:p>
          </table:table-cell>
          <table:table-cell table:formula="of:=IF(COUNTIF([.A505:.D505];[.A505])=3;[.A505];&quot;&quot;)">
            <text:p/>
          </table:table-cell>
          <table:table-cell table:formula="of:=IF(COUNTIF([.B505:.E505];[.B505])=3;[.B505];&quot;&quot;)">
            <text:p/>
          </table:table-cell>
          <table:table-cell table:formula="of:=IF(COUNTIF([.C505:.F505];[.C505])=3;[.C505];&quot;&quot;)">
            <text:p/>
          </table:table-cell>
          <table:table-cell table:formula="of:=IF(COUNTIF([.D505:.G505];[.D505])=3;[.D505];&quot;&quot;)">
            <text:p/>
          </table:table-cell>
          <table:table-cell table:formula="of:=IF(COUNTIF([.A505:.D505];[.A505])=3;&quot;&quot;;[.A505])" office:value-type="float" office:value="874" calcext:value-type="float">
            <text:p>874</text:p>
          </table:table-cell>
          <table:table-cell table:formula="of:=IF(COUNTIF([.B505:.E505];[.B505])=3;&quot;&quot;;[.B505])" office:value-type="float" office:value="219" calcext:value-type="float">
            <text:p>219</text:p>
          </table:table-cell>
          <table:table-cell table:formula="of:=IF(COUNTIF([.C505:.F505];[.C505])=3;&quot;&quot;;[.C505])" office:value-type="float" office:value="850" calcext:value-type="float">
            <text:p>850</text:p>
          </table:table-cell>
          <table:table-cell table:formula="of:=IF(COUNTIF([.D505:.G505];[.D505])=3;&quot;&quot;;[.D505])" office:value-type="float" office:value="297" calcext:value-type="float">
            <text:p>297</text:p>
          </table:table-cell>
          <table:table-cell table:style-name="ce5" table:formula="of:=IFERROR( IF( AND( COUNT([.E505:.H505])=3; MOD( AVERAGE([.E505:.H505]); 2)=1; MOD( AVERAGE([.I505:.L50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office:value-type="float" office:value="989" calcext:value-type="float">
            <text:p>989</text:p>
          </table:table-cell>
          <table:table-cell office:value-type="float" office:value="393" calcext:value-type="float">
            <text:p>393</text:p>
          </table:table-cell>
          <table:table-cell office:value-type="float" office:value="507" calcext:value-type="float">
            <text:p>507</text:p>
          </table:table-cell>
          <table:table-cell table:formula="of:=IF(COUNTIF([.A506:.D506];[.A506])=3;[.A506];&quot;&quot;)">
            <text:p/>
          </table:table-cell>
          <table:table-cell table:formula="of:=IF(COUNTIF([.B506:.E506];[.B506])=3;[.B506];&quot;&quot;)">
            <text:p/>
          </table:table-cell>
          <table:table-cell table:formula="of:=IF(COUNTIF([.C506:.F506];[.C506])=3;[.C506];&quot;&quot;)">
            <text:p/>
          </table:table-cell>
          <table:table-cell table:formula="of:=IF(COUNTIF([.D506:.G506];[.D506])=3;[.D506];&quot;&quot;)">
            <text:p/>
          </table:table-cell>
          <table:table-cell table:formula="of:=IF(COUNTIF([.A506:.D506];[.A506])=3;&quot;&quot;;[.A506])" office:value-type="float" office:value="507" calcext:value-type="float">
            <text:p>507</text:p>
          </table:table-cell>
          <table:table-cell table:formula="of:=IF(COUNTIF([.B506:.E506];[.B506])=3;&quot;&quot;;[.B506])" office:value-type="float" office:value="989" calcext:value-type="float">
            <text:p>989</text:p>
          </table:table-cell>
          <table:table-cell table:formula="of:=IF(COUNTIF([.C506:.F506];[.C506])=3;&quot;&quot;;[.C506])" office:value-type="float" office:value="393" calcext:value-type="float">
            <text:p>393</text:p>
          </table:table-cell>
          <table:table-cell table:formula="of:=IF(COUNTIF([.D506:.G506];[.D506])=3;&quot;&quot;;[.D506])" office:value-type="float" office:value="507" calcext:value-type="float">
            <text:p>507</text:p>
          </table:table-cell>
          <table:table-cell table:style-name="ce5" table:formula="of:=IFERROR( IF( AND( COUNT([.E506:.H506])=3; MOD( AVERAGE([.E506:.H506]); 2)=1; MOD( AVERAGE([.I506:.L50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office:value-type="float" office:value="461" calcext:value-type="float">
            <text:p>461</text:p>
          </table:table-cell>
          <table:table-cell office:value-type="float" office:value="510" calcext:value-type="float">
            <text:p>510</text:p>
          </table:table-cell>
          <table:table-cell office:value-type="float" office:value="167" calcext:value-type="float">
            <text:p>167</text:p>
          </table:table-cell>
          <table:table-cell table:formula="of:=IF(COUNTIF([.A507:.D507];[.A507])=3;[.A507];&quot;&quot;)">
            <text:p/>
          </table:table-cell>
          <table:table-cell table:formula="of:=IF(COUNTIF([.B507:.E507];[.B507])=3;[.B507];&quot;&quot;)">
            <text:p/>
          </table:table-cell>
          <table:table-cell table:formula="of:=IF(COUNTIF([.C507:.F507];[.C507])=3;[.C507];&quot;&quot;)">
            <text:p/>
          </table:table-cell>
          <table:table-cell table:formula="of:=IF(COUNTIF([.D507:.G507];[.D507])=3;[.D507];&quot;&quot;)">
            <text:p/>
          </table:table-cell>
          <table:table-cell table:formula="of:=IF(COUNTIF([.A507:.D507];[.A507])=3;&quot;&quot;;[.A507])" office:value-type="float" office:value="287" calcext:value-type="float">
            <text:p>287</text:p>
          </table:table-cell>
          <table:table-cell table:formula="of:=IF(COUNTIF([.B507:.E507];[.B507])=3;&quot;&quot;;[.B507])" office:value-type="float" office:value="461" calcext:value-type="float">
            <text:p>461</text:p>
          </table:table-cell>
          <table:table-cell table:formula="of:=IF(COUNTIF([.C507:.F507];[.C507])=3;&quot;&quot;;[.C507])" office:value-type="float" office:value="510" calcext:value-type="float">
            <text:p>510</text:p>
          </table:table-cell>
          <table:table-cell table:formula="of:=IF(COUNTIF([.D507:.G507];[.D507])=3;&quot;&quot;;[.D507])" office:value-type="float" office:value="167" calcext:value-type="float">
            <text:p>167</text:p>
          </table:table-cell>
          <table:table-cell table:style-name="ce5" table:formula="of:=IFERROR( IF( AND( COUNT([.E507:.H507])=3; MOD( AVERAGE([.E507:.H507]); 2)=1; MOD( AVERAGE([.I507:.L50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office:value-type="float" office:value="383" calcext:value-type="float">
            <text:p>383</text:p>
          </table:table-cell>
          <table:table-cell office:value-type="float" office:value="154" calcext:value-type="float">
            <text:p>154</text:p>
          </table:table-cell>
          <table:table-cell office:value-type="float" office:value="690" calcext:value-type="float">
            <text:p>690</text:p>
          </table:table-cell>
          <table:table-cell table:formula="of:=IF(COUNTIF([.A508:.D508];[.A508])=3;[.A508];&quot;&quot;)">
            <text:p/>
          </table:table-cell>
          <table:table-cell table:formula="of:=IF(COUNTIF([.B508:.E508];[.B508])=3;[.B508];&quot;&quot;)">
            <text:p/>
          </table:table-cell>
          <table:table-cell table:formula="of:=IF(COUNTIF([.C508:.F508];[.C508])=3;[.C508];&quot;&quot;)">
            <text:p/>
          </table:table-cell>
          <table:table-cell table:formula="of:=IF(COUNTIF([.D508:.G508];[.D508])=3;[.D508];&quot;&quot;)">
            <text:p/>
          </table:table-cell>
          <table:table-cell table:formula="of:=IF(COUNTIF([.A508:.D508];[.A508])=3;&quot;&quot;;[.A508])" office:value-type="float" office:value="605" calcext:value-type="float">
            <text:p>605</text:p>
          </table:table-cell>
          <table:table-cell table:formula="of:=IF(COUNTIF([.B508:.E508];[.B508])=3;&quot;&quot;;[.B508])" office:value-type="float" office:value="383" calcext:value-type="float">
            <text:p>383</text:p>
          </table:table-cell>
          <table:table-cell table:formula="of:=IF(COUNTIF([.C508:.F508];[.C508])=3;&quot;&quot;;[.C508])" office:value-type="float" office:value="154" calcext:value-type="float">
            <text:p>154</text:p>
          </table:table-cell>
          <table:table-cell table:formula="of:=IF(COUNTIF([.D508:.G508];[.D508])=3;&quot;&quot;;[.D508])" office:value-type="float" office:value="690" calcext:value-type="float">
            <text:p>690</text:p>
          </table:table-cell>
          <table:table-cell table:style-name="ce5" table:formula="of:=IFERROR( IF( AND( COUNT([.E508:.H508])=3; MOD( AVERAGE([.E508:.H508]); 2)=1; MOD( AVERAGE([.I508:.L50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office:value-type="float" office:value="459" calcext:value-type="float">
            <text:p>459</text:p>
          </table:table-cell>
          <table:table-cell office:value-type="float" office:value="316" calcext:value-type="float">
            <text:p>316</text:p>
          </table:table-cell>
          <table:table-cell office:value-type="float" office:value="933" calcext:value-type="float">
            <text:p>933</text:p>
          </table:table-cell>
          <table:table-cell table:formula="of:=IF(COUNTIF([.A509:.D509];[.A509])=3;[.A509];&quot;&quot;)">
            <text:p/>
          </table:table-cell>
          <table:table-cell table:formula="of:=IF(COUNTIF([.B509:.E509];[.B509])=3;[.B509];&quot;&quot;)">
            <text:p/>
          </table:table-cell>
          <table:table-cell table:formula="of:=IF(COUNTIF([.C509:.F509];[.C509])=3;[.C509];&quot;&quot;)">
            <text:p/>
          </table:table-cell>
          <table:table-cell table:formula="of:=IF(COUNTIF([.D509:.G509];[.D509])=3;[.D509];&quot;&quot;)">
            <text:p/>
          </table:table-cell>
          <table:table-cell table:formula="of:=IF(COUNTIF([.A509:.D509];[.A509])=3;&quot;&quot;;[.A509])" office:value-type="float" office:value="316" calcext:value-type="float">
            <text:p>316</text:p>
          </table:table-cell>
          <table:table-cell table:formula="of:=IF(COUNTIF([.B509:.E509];[.B509])=3;&quot;&quot;;[.B509])" office:value-type="float" office:value="459" calcext:value-type="float">
            <text:p>459</text:p>
          </table:table-cell>
          <table:table-cell table:formula="of:=IF(COUNTIF([.C509:.F509];[.C509])=3;&quot;&quot;;[.C509])" office:value-type="float" office:value="316" calcext:value-type="float">
            <text:p>316</text:p>
          </table:table-cell>
          <table:table-cell table:formula="of:=IF(COUNTIF([.D509:.G509];[.D509])=3;&quot;&quot;;[.D509])" office:value-type="float" office:value="933" calcext:value-type="float">
            <text:p>933</text:p>
          </table:table-cell>
          <table:table-cell table:style-name="ce5" table:formula="of:=IFERROR( IF( AND( COUNT([.E509:.H509])=3; MOD( AVERAGE([.E509:.H509]); 2)=1; MOD( AVERAGE([.I509:.L50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81" calcext:value-type="float">
            <text:p>781</text:p>
          </table:table-cell>
          <table:table-cell office:value-type="float" office:value="149" calcext:value-type="float">
            <text:p>149</text:p>
          </table:table-cell>
          <table:table-cell office:value-type="float" office:value="447" calcext:value-type="float">
            <text:p>447</text:p>
          </table:table-cell>
          <table:table-cell office:value-type="float" office:value="658" calcext:value-type="float">
            <text:p>658</text:p>
          </table:table-cell>
          <table:table-cell table:formula="of:=IF(COUNTIF([.A510:.D510];[.A510])=3;[.A510];&quot;&quot;)">
            <text:p/>
          </table:table-cell>
          <table:table-cell table:formula="of:=IF(COUNTIF([.B510:.E510];[.B510])=3;[.B510];&quot;&quot;)">
            <text:p/>
          </table:table-cell>
          <table:table-cell table:formula="of:=IF(COUNTIF([.C510:.F510];[.C510])=3;[.C510];&quot;&quot;)">
            <text:p/>
          </table:table-cell>
          <table:table-cell table:formula="of:=IF(COUNTIF([.D510:.G510];[.D510])=3;[.D510];&quot;&quot;)">
            <text:p/>
          </table:table-cell>
          <table:table-cell table:formula="of:=IF(COUNTIF([.A510:.D510];[.A510])=3;&quot;&quot;;[.A510])" office:value-type="float" office:value="781" calcext:value-type="float">
            <text:p>781</text:p>
          </table:table-cell>
          <table:table-cell table:formula="of:=IF(COUNTIF([.B510:.E510];[.B510])=3;&quot;&quot;;[.B510])" office:value-type="float" office:value="149" calcext:value-type="float">
            <text:p>149</text:p>
          </table:table-cell>
          <table:table-cell table:formula="of:=IF(COUNTIF([.C510:.F510];[.C510])=3;&quot;&quot;;[.C510])" office:value-type="float" office:value="447" calcext:value-type="float">
            <text:p>447</text:p>
          </table:table-cell>
          <table:table-cell table:formula="of:=IF(COUNTIF([.D510:.G510];[.D510])=3;&quot;&quot;;[.D510])" office:value-type="float" office:value="658" calcext:value-type="float">
            <text:p>658</text:p>
          </table:table-cell>
          <table:table-cell table:style-name="ce5" table:formula="of:=IFERROR( IF( AND( COUNT([.E510:.H510])=3; MOD( AVERAGE([.E510:.H510]); 2)=1; MOD( AVERAGE([.I510:.L51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office:value-type="float" office:value="961" calcext:value-type="float">
            <text:p>961</text:p>
          </table:table-cell>
          <table:table-cell office:value-type="float" office:value="977" calcext:value-type="float">
            <text:p>977</text:p>
          </table:table-cell>
          <table:table-cell table:formula="of:=IF(COUNTIF([.A511:.D511];[.A511])=3;[.A511];&quot;&quot;)">
            <text:p/>
          </table:table-cell>
          <table:table-cell table:formula="of:=IF(COUNTIF([.B511:.E511];[.B511])=3;[.B511];&quot;&quot;)">
            <text:p/>
          </table:table-cell>
          <table:table-cell table:formula="of:=IF(COUNTIF([.C511:.F511];[.C511])=3;[.C511];&quot;&quot;)">
            <text:p/>
          </table:table-cell>
          <table:table-cell table:formula="of:=IF(COUNTIF([.D511:.G511];[.D511])=3;[.D511];&quot;&quot;)">
            <text:p/>
          </table:table-cell>
          <table:table-cell table:formula="of:=IF(COUNTIF([.A511:.D511];[.A511])=3;&quot;&quot;;[.A511])" office:value-type="float" office:value="23" calcext:value-type="float">
            <text:p>23</text:p>
          </table:table-cell>
          <table:table-cell table:formula="of:=IF(COUNTIF([.B511:.E511];[.B511])=3;&quot;&quot;;[.B511])" office:value-type="float" office:value="102" calcext:value-type="float">
            <text:p>102</text:p>
          </table:table-cell>
          <table:table-cell table:formula="of:=IF(COUNTIF([.C511:.F511];[.C511])=3;&quot;&quot;;[.C511])" office:value-type="float" office:value="961" calcext:value-type="float">
            <text:p>961</text:p>
          </table:table-cell>
          <table:table-cell table:formula="of:=IF(COUNTIF([.D511:.G511];[.D511])=3;&quot;&quot;;[.D511])" office:value-type="float" office:value="977" calcext:value-type="float">
            <text:p>977</text:p>
          </table:table-cell>
          <table:table-cell table:style-name="ce5" table:formula="of:=IFERROR( IF( AND( COUNT([.E511:.H511])=3; MOD( AVERAGE([.E511:.H511]); 2)=1; MOD( AVERAGE([.I511:.L51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6" calcext:value-type="float">
            <text:p>76</text:p>
          </table:table-cell>
          <table:table-cell office:value-type="float" office:value="575" calcext:value-type="float">
            <text:p>575</text:p>
          </table:table-cell>
          <table:table-cell office:value-type="float" office:value="78" calcext:value-type="float">
            <text:p>78</text:p>
          </table:table-cell>
          <table:table-cell table:formula="of:=IF(COUNTIF([.A512:.D512];[.A512])=3;[.A512];&quot;&quot;)">
            <text:p/>
          </table:table-cell>
          <table:table-cell table:formula="of:=IF(COUNTIF([.B512:.E512];[.B512])=3;[.B512];&quot;&quot;)">
            <text:p/>
          </table:table-cell>
          <table:table-cell table:formula="of:=IF(COUNTIF([.C512:.F512];[.C512])=3;[.C512];&quot;&quot;)">
            <text:p/>
          </table:table-cell>
          <table:table-cell table:formula="of:=IF(COUNTIF([.D512:.G512];[.D512])=3;[.D512];&quot;&quot;)">
            <text:p/>
          </table:table-cell>
          <table:table-cell table:formula="of:=IF(COUNTIF([.A512:.D512];[.A512])=3;&quot;&quot;;[.A512])" office:value-type="float" office:value="607" calcext:value-type="float">
            <text:p>607</text:p>
          </table:table-cell>
          <table:table-cell table:formula="of:=IF(COUNTIF([.B512:.E512];[.B512])=3;&quot;&quot;;[.B512])" office:value-type="float" office:value="76" calcext:value-type="float">
            <text:p>76</text:p>
          </table:table-cell>
          <table:table-cell table:formula="of:=IF(COUNTIF([.C512:.F512];[.C512])=3;&quot;&quot;;[.C512])" office:value-type="float" office:value="575" calcext:value-type="float">
            <text:p>575</text:p>
          </table:table-cell>
          <table:table-cell table:formula="of:=IF(COUNTIF([.D512:.G512];[.D512])=3;&quot;&quot;;[.D512])" office:value-type="float" office:value="78" calcext:value-type="float">
            <text:p>78</text:p>
          </table:table-cell>
          <table:table-cell table:style-name="ce5" table:formula="of:=IFERROR( IF( AND( COUNT([.E512:.H512])=3; MOD( AVERAGE([.E512:.H512]); 2)=1; MOD( AVERAGE([.I512:.L51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float" office:value="372" calcext:value-type="float">
            <text:p>372</text:p>
          </table:table-cell>
          <table:table-cell office:value-type="float" office:value="365" calcext:value-type="float">
            <text:p>365</text:p>
          </table:table-cell>
          <table:table-cell office:value-type="float" office:value="728" calcext:value-type="float">
            <text:p>728</text:p>
          </table:table-cell>
          <table:table-cell table:formula="of:=IF(COUNTIF([.A513:.D513];[.A513])=3;[.A513];&quot;&quot;)">
            <text:p/>
          </table:table-cell>
          <table:table-cell table:formula="of:=IF(COUNTIF([.B513:.E513];[.B513])=3;[.B513];&quot;&quot;)">
            <text:p/>
          </table:table-cell>
          <table:table-cell table:formula="of:=IF(COUNTIF([.C513:.F513];[.C513])=3;[.C513];&quot;&quot;)">
            <text:p/>
          </table:table-cell>
          <table:table-cell table:formula="of:=IF(COUNTIF([.D513:.G513];[.D513])=3;[.D513];&quot;&quot;)">
            <text:p/>
          </table:table-cell>
          <table:table-cell table:formula="of:=IF(COUNTIF([.A513:.D513];[.A513])=3;&quot;&quot;;[.A513])" office:value-type="float" office:value="70" calcext:value-type="float">
            <text:p>70</text:p>
          </table:table-cell>
          <table:table-cell table:formula="of:=IF(COUNTIF([.B513:.E513];[.B513])=3;&quot;&quot;;[.B513])" office:value-type="float" office:value="372" calcext:value-type="float">
            <text:p>372</text:p>
          </table:table-cell>
          <table:table-cell table:formula="of:=IF(COUNTIF([.C513:.F513];[.C513])=3;&quot;&quot;;[.C513])" office:value-type="float" office:value="365" calcext:value-type="float">
            <text:p>365</text:p>
          </table:table-cell>
          <table:table-cell table:formula="of:=IF(COUNTIF([.D513:.G513];[.D513])=3;&quot;&quot;;[.D513])" office:value-type="float" office:value="728" calcext:value-type="float">
            <text:p>728</text:p>
          </table:table-cell>
          <table:table-cell table:style-name="ce5" table:formula="of:=IFERROR( IF( AND( COUNT([.E513:.H513])=3; MOD( AVERAGE([.E513:.H513]); 2)=1; MOD( AVERAGE([.I513:.L51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28" calcext:value-type="float">
            <text:p>928</text:p>
          </table:table-cell>
          <table:table-cell office:value-type="float" office:value="35" calcext:value-type="float">
            <text:p>35</text:p>
          </table:table-cell>
          <table:table-cell office:value-type="float" office:value="177" calcext:value-type="float">
            <text:p>177</text:p>
          </table:table-cell>
          <table:table-cell table:formula="of:=IF(COUNTIF([.A514:.D514];[.A514])=3;[.A514];&quot;&quot;)">
            <text:p/>
          </table:table-cell>
          <table:table-cell table:formula="of:=IF(COUNTIF([.B514:.E514];[.B514])=3;[.B514];&quot;&quot;)">
            <text:p/>
          </table:table-cell>
          <table:table-cell table:formula="of:=IF(COUNTIF([.C514:.F514];[.C514])=3;[.C514];&quot;&quot;)">
            <text:p/>
          </table:table-cell>
          <table:table-cell table:formula="of:=IF(COUNTIF([.D514:.G514];[.D514])=3;[.D514];&quot;&quot;)">
            <text:p/>
          </table:table-cell>
          <table:table-cell table:formula="of:=IF(COUNTIF([.A514:.D514];[.A514])=3;&quot;&quot;;[.A514])" office:value-type="float" office:value="83" calcext:value-type="float">
            <text:p>83</text:p>
          </table:table-cell>
          <table:table-cell table:formula="of:=IF(COUNTIF([.B514:.E514];[.B514])=3;&quot;&quot;;[.B514])" office:value-type="float" office:value="928" calcext:value-type="float">
            <text:p>928</text:p>
          </table:table-cell>
          <table:table-cell table:formula="of:=IF(COUNTIF([.C514:.F514];[.C514])=3;&quot;&quot;;[.C514])" office:value-type="float" office:value="35" calcext:value-type="float">
            <text:p>35</text:p>
          </table:table-cell>
          <table:table-cell table:formula="of:=IF(COUNTIF([.D514:.G514];[.D514])=3;&quot;&quot;;[.D514])" office:value-type="float" office:value="177" calcext:value-type="float">
            <text:p>177</text:p>
          </table:table-cell>
          <table:table-cell table:style-name="ce5" table:formula="of:=IFERROR( IF( AND( COUNT([.E514:.H514])=3; MOD( AVERAGE([.E514:.H514]); 2)=1; MOD( AVERAGE([.I514:.L51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723" calcext:value-type="float">
            <text:p>723</text:p>
          </table:table-cell>
          <table:table-cell table:formula="of:=IF(COUNTIF([.A515:.D515];[.A515])=3;[.A515];&quot;&quot;)">
            <text:p/>
          </table:table-cell>
          <table:table-cell table:formula="of:=IF(COUNTIF([.B515:.E515];[.B515])=3;[.B515];&quot;&quot;)">
            <text:p/>
          </table:table-cell>
          <table:table-cell table:formula="of:=IF(COUNTIF([.C515:.F515];[.C515])=3;[.C515];&quot;&quot;)">
            <text:p/>
          </table:table-cell>
          <table:table-cell table:formula="of:=IF(COUNTIF([.D515:.G515];[.D515])=3;[.D515];&quot;&quot;)">
            <text:p/>
          </table:table-cell>
          <table:table-cell table:formula="of:=IF(COUNTIF([.A515:.D515];[.A515])=3;&quot;&quot;;[.A515])" office:value-type="float" office:value="359" calcext:value-type="float">
            <text:p>359</text:p>
          </table:table-cell>
          <table:table-cell table:formula="of:=IF(COUNTIF([.B515:.E515];[.B515])=3;&quot;&quot;;[.B515])" office:value-type="float" office:value="159" calcext:value-type="float">
            <text:p>159</text:p>
          </table:table-cell>
          <table:table-cell table:formula="of:=IF(COUNTIF([.C515:.F515];[.C515])=3;&quot;&quot;;[.C515])" office:value-type="float" office:value="723" calcext:value-type="float">
            <text:p>723</text:p>
          </table:table-cell>
          <table:table-cell table:formula="of:=IF(COUNTIF([.D515:.G515];[.D515])=3;&quot;&quot;;[.D515])" office:value-type="float" office:value="723" calcext:value-type="float">
            <text:p>723</text:p>
          </table:table-cell>
          <table:table-cell table:style-name="ce5" table:formula="of:=IFERROR( IF( AND( COUNT([.E515:.H515])=3; MOD( AVERAGE([.E515:.H515]); 2)=1; MOD( AVERAGE([.I515:.L51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64" calcext:value-type="float">
            <text:p>164</text:p>
          </table:table-cell>
          <table:table-cell office:value-type="float" office:value="682" calcext:value-type="float">
            <text:p>682</text:p>
          </table:table-cell>
          <table:table-cell office:value-type="float" office:value="61" calcext:value-type="float">
            <text:p>61</text:p>
          </table:table-cell>
          <table:table-cell table:formula="of:=IF(COUNTIF([.A516:.D516];[.A516])=3;[.A516];&quot;&quot;)">
            <text:p/>
          </table:table-cell>
          <table:table-cell table:formula="of:=IF(COUNTIF([.B516:.E516];[.B516])=3;[.B516];&quot;&quot;)">
            <text:p/>
          </table:table-cell>
          <table:table-cell table:formula="of:=IF(COUNTIF([.C516:.F516];[.C516])=3;[.C516];&quot;&quot;)">
            <text:p/>
          </table:table-cell>
          <table:table-cell table:formula="of:=IF(COUNTIF([.D516:.G516];[.D516])=3;[.D516];&quot;&quot;)">
            <text:p/>
          </table:table-cell>
          <table:table-cell table:formula="of:=IF(COUNTIF([.A516:.D516];[.A516])=3;&quot;&quot;;[.A516])" office:value-type="float" office:value="958" calcext:value-type="float">
            <text:p>958</text:p>
          </table:table-cell>
          <table:table-cell table:formula="of:=IF(COUNTIF([.B516:.E516];[.B516])=3;&quot;&quot;;[.B516])" office:value-type="float" office:value="164" calcext:value-type="float">
            <text:p>164</text:p>
          </table:table-cell>
          <table:table-cell table:formula="of:=IF(COUNTIF([.C516:.F516];[.C516])=3;&quot;&quot;;[.C516])" office:value-type="float" office:value="682" calcext:value-type="float">
            <text:p>682</text:p>
          </table:table-cell>
          <table:table-cell table:formula="of:=IF(COUNTIF([.D516:.G516];[.D516])=3;&quot;&quot;;[.D516])" office:value-type="float" office:value="61" calcext:value-type="float">
            <text:p>61</text:p>
          </table:table-cell>
          <table:table-cell table:style-name="ce5" table:formula="of:=IFERROR( IF( AND( COUNT([.E516:.H516])=3; MOD( AVERAGE([.E516:.H516]); 2)=1; MOD( AVERAGE([.I516:.L51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office:value-type="float" office:value="687" calcext:value-type="float">
            <text:p>687</text:p>
          </table:table-cell>
          <table:table-cell office:value-type="float" office:value="593" calcext:value-type="float">
            <text:p>593</text:p>
          </table:table-cell>
          <table:table-cell office:value-type="float" office:value="863" calcext:value-type="float">
            <text:p>863</text:p>
          </table:table-cell>
          <table:table-cell table:formula="of:=IF(COUNTIF([.A517:.D517];[.A517])=3;[.A517];&quot;&quot;)">
            <text:p/>
          </table:table-cell>
          <table:table-cell table:formula="of:=IF(COUNTIF([.B517:.E517];[.B517])=3;[.B517];&quot;&quot;)">
            <text:p/>
          </table:table-cell>
          <table:table-cell table:formula="of:=IF(COUNTIF([.C517:.F517];[.C517])=3;[.C517];&quot;&quot;)">
            <text:p/>
          </table:table-cell>
          <table:table-cell table:formula="of:=IF(COUNTIF([.D517:.G517];[.D517])=3;[.D517];&quot;&quot;)">
            <text:p/>
          </table:table-cell>
          <table:table-cell table:formula="of:=IF(COUNTIF([.A517:.D517];[.A517])=3;&quot;&quot;;[.A517])" office:value-type="float" office:value="706" calcext:value-type="float">
            <text:p>706</text:p>
          </table:table-cell>
          <table:table-cell table:formula="of:=IF(COUNTIF([.B517:.E517];[.B517])=3;&quot;&quot;;[.B517])" office:value-type="float" office:value="687" calcext:value-type="float">
            <text:p>687</text:p>
          </table:table-cell>
          <table:table-cell table:formula="of:=IF(COUNTIF([.C517:.F517];[.C517])=3;&quot;&quot;;[.C517])" office:value-type="float" office:value="593" calcext:value-type="float">
            <text:p>593</text:p>
          </table:table-cell>
          <table:table-cell table:formula="of:=IF(COUNTIF([.D517:.G517];[.D517])=3;&quot;&quot;;[.D517])" office:value-type="float" office:value="863" calcext:value-type="float">
            <text:p>863</text:p>
          </table:table-cell>
          <table:table-cell table:style-name="ce5" table:formula="of:=IFERROR( IF( AND( COUNT([.E517:.H517])=3; MOD( AVERAGE([.E517:.H517]); 2)=1; MOD( AVERAGE([.I517:.L51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office:value-type="float" office:value="166" calcext:value-type="float">
            <text:p>166</text:p>
          </table:table-cell>
          <table:table-cell office:value-type="float" office:value="382" calcext:value-type="float">
            <text:p>382</text:p>
          </table:table-cell>
          <table:table-cell office:value-type="float" office:value="890" calcext:value-type="float">
            <text:p>890</text:p>
          </table:table-cell>
          <table:table-cell table:formula="of:=IF(COUNTIF([.A518:.D518];[.A518])=3;[.A518];&quot;&quot;)">
            <text:p/>
          </table:table-cell>
          <table:table-cell table:formula="of:=IF(COUNTIF([.B518:.E518];[.B518])=3;[.B518];&quot;&quot;)">
            <text:p/>
          </table:table-cell>
          <table:table-cell table:formula="of:=IF(COUNTIF([.C518:.F518];[.C518])=3;[.C518];&quot;&quot;)">
            <text:p/>
          </table:table-cell>
          <table:table-cell table:formula="of:=IF(COUNTIF([.D518:.G518];[.D518])=3;[.D518];&quot;&quot;)">
            <text:p/>
          </table:table-cell>
          <table:table-cell table:formula="of:=IF(COUNTIF([.A518:.D518];[.A518])=3;&quot;&quot;;[.A518])" office:value-type="float" office:value="737" calcext:value-type="float">
            <text:p>737</text:p>
          </table:table-cell>
          <table:table-cell table:formula="of:=IF(COUNTIF([.B518:.E518];[.B518])=3;&quot;&quot;;[.B518])" office:value-type="float" office:value="166" calcext:value-type="float">
            <text:p>166</text:p>
          </table:table-cell>
          <table:table-cell table:formula="of:=IF(COUNTIF([.C518:.F518];[.C518])=3;&quot;&quot;;[.C518])" office:value-type="float" office:value="382" calcext:value-type="float">
            <text:p>382</text:p>
          </table:table-cell>
          <table:table-cell table:formula="of:=IF(COUNTIF([.D518:.G518];[.D518])=3;&quot;&quot;;[.D518])" office:value-type="float" office:value="890" calcext:value-type="float">
            <text:p>890</text:p>
          </table:table-cell>
          <table:table-cell table:style-name="ce5" table:formula="of:=IFERROR( IF( AND( COUNT([.E518:.H518])=3; MOD( AVERAGE([.E518:.H518]); 2)=1; MOD( AVERAGE([.I518:.L51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office:value-type="float" office:value="606" calcext:value-type="float">
            <text:p>606</text:p>
          </table:table-cell>
          <table:table-cell office:value-type="float" office:value="697" calcext:value-type="float">
            <text:p>697</text:p>
          </table:table-cell>
          <table:table-cell office:value-type="float" office:value="858" calcext:value-type="float">
            <text:p>858</text:p>
          </table:table-cell>
          <table:table-cell table:formula="of:=IF(COUNTIF([.A519:.D519];[.A519])=3;[.A519];&quot;&quot;)">
            <text:p/>
          </table:table-cell>
          <table:table-cell table:formula="of:=IF(COUNTIF([.B519:.E519];[.B519])=3;[.B519];&quot;&quot;)">
            <text:p/>
          </table:table-cell>
          <table:table-cell table:formula="of:=IF(COUNTIF([.C519:.F519];[.C519])=3;[.C519];&quot;&quot;)">
            <text:p/>
          </table:table-cell>
          <table:table-cell table:formula="of:=IF(COUNTIF([.D519:.G519];[.D519])=3;[.D519];&quot;&quot;)">
            <text:p/>
          </table:table-cell>
          <table:table-cell table:formula="of:=IF(COUNTIF([.A519:.D519];[.A519])=3;&quot;&quot;;[.A519])" office:value-type="float" office:value="492" calcext:value-type="float">
            <text:p>492</text:p>
          </table:table-cell>
          <table:table-cell table:formula="of:=IF(COUNTIF([.B519:.E519];[.B519])=3;&quot;&quot;;[.B519])" office:value-type="float" office:value="606" calcext:value-type="float">
            <text:p>606</text:p>
          </table:table-cell>
          <table:table-cell table:formula="of:=IF(COUNTIF([.C519:.F519];[.C519])=3;&quot;&quot;;[.C519])" office:value-type="float" office:value="697" calcext:value-type="float">
            <text:p>697</text:p>
          </table:table-cell>
          <table:table-cell table:formula="of:=IF(COUNTIF([.D519:.G519];[.D519])=3;&quot;&quot;;[.D519])" office:value-type="float" office:value="858" calcext:value-type="float">
            <text:p>858</text:p>
          </table:table-cell>
          <table:table-cell table:style-name="ce5" table:formula="of:=IFERROR( IF( AND( COUNT([.E519:.H519])=3; MOD( AVERAGE([.E519:.H519]); 2)=1; MOD( AVERAGE([.I519:.L51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table:number-columns-repeated="2" office:value-type="float" office:value="615" calcext:value-type="float">
            <text:p>615</text:p>
          </table:table-cell>
          <table:table-cell office:value-type="float" office:value="989" calcext:value-type="float">
            <text:p>989</text:p>
          </table:table-cell>
          <table:table-cell table:formula="of:=IF(COUNTIF([.A520:.D520];[.A520])=3;[.A520];&quot;&quot;)">
            <text:p/>
          </table:table-cell>
          <table:table-cell table:formula="of:=IF(COUNTIF([.B520:.E520];[.B520])=3;[.B520];&quot;&quot;)">
            <text:p/>
          </table:table-cell>
          <table:table-cell table:formula="of:=IF(COUNTIF([.C520:.F520];[.C520])=3;[.C520];&quot;&quot;)">
            <text:p/>
          </table:table-cell>
          <table:table-cell table:formula="of:=IF(COUNTIF([.D520:.G520];[.D520])=3;[.D520];&quot;&quot;)">
            <text:p/>
          </table:table-cell>
          <table:table-cell table:formula="of:=IF(COUNTIF([.A520:.D520];[.A520])=3;&quot;&quot;;[.A520])" office:value-type="float" office:value="626" calcext:value-type="float">
            <text:p>626</text:p>
          </table:table-cell>
          <table:table-cell table:formula="of:=IF(COUNTIF([.B520:.E520];[.B520])=3;&quot;&quot;;[.B520])" office:value-type="float" office:value="615" calcext:value-type="float">
            <text:p>615</text:p>
          </table:table-cell>
          <table:table-cell table:formula="of:=IF(COUNTIF([.C520:.F520];[.C520])=3;&quot;&quot;;[.C520])" office:value-type="float" office:value="615" calcext:value-type="float">
            <text:p>615</text:p>
          </table:table-cell>
          <table:table-cell table:formula="of:=IF(COUNTIF([.D520:.G520];[.D520])=3;&quot;&quot;;[.D520])" office:value-type="float" office:value="989" calcext:value-type="float">
            <text:p>989</text:p>
          </table:table-cell>
          <table:table-cell table:style-name="ce5" table:formula="of:=IFERROR( IF( AND( COUNT([.E520:.H520])=3; MOD( AVERAGE([.E520:.H520]); 2)=1; MOD( AVERAGE([.I520:.L52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25" calcext:value-type="float">
            <text:p>625</text:p>
          </table:table-cell>
          <table:table-cell table:formula="of:=IF(COUNTIF([.A521:.D521];[.A521])=3;[.A521];&quot;&quot;)">
            <text:p/>
          </table:table-cell>
          <table:table-cell table:formula="of:=IF(COUNTIF([.B521:.E521];[.B521])=3;[.B521];&quot;&quot;)">
            <text:p/>
          </table:table-cell>
          <table:table-cell table:formula="of:=IF(COUNTIF([.C521:.F521];[.C521])=3;[.C521];&quot;&quot;)">
            <text:p/>
          </table:table-cell>
          <table:table-cell table:formula="of:=IF(COUNTIF([.D521:.G521];[.D521])=3;[.D521];&quot;&quot;)">
            <text:p/>
          </table:table-cell>
          <table:table-cell table:formula="of:=IF(COUNTIF([.A521:.D521];[.A521])=3;&quot;&quot;;[.A521])" office:value-type="float" office:value="471" calcext:value-type="float">
            <text:p>471</text:p>
          </table:table-cell>
          <table:table-cell table:formula="of:=IF(COUNTIF([.B521:.E521];[.B521])=3;&quot;&quot;;[.B521])" office:value-type="float" office:value="4" calcext:value-type="float">
            <text:p>4</text:p>
          </table:table-cell>
          <table:table-cell table:formula="of:=IF(COUNTIF([.C521:.F521];[.C521])=3;&quot;&quot;;[.C521])" office:value-type="float" office:value="4" calcext:value-type="float">
            <text:p>4</text:p>
          </table:table-cell>
          <table:table-cell table:formula="of:=IF(COUNTIF([.D521:.G521];[.D521])=3;&quot;&quot;;[.D521])" office:value-type="float" office:value="625" calcext:value-type="float">
            <text:p>625</text:p>
          </table:table-cell>
          <table:table-cell table:style-name="ce5" table:formula="of:=IFERROR( IF( AND( COUNT([.E521:.H521])=3; MOD( AVERAGE([.E521:.H521]); 2)=1; MOD( AVERAGE([.I521:.L52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4" calcext:value-type="float">
            <text:p>54</text:p>
          </table:table-cell>
          <table:table-cell office:value-type="float" office:value="503" calcext:value-type="float">
            <text:p>503</text:p>
          </table:table-cell>
          <table:table-cell office:value-type="float" office:value="154" calcext:value-type="float">
            <text:p>154</text:p>
          </table:table-cell>
          <table:table-cell table:formula="of:=IF(COUNTIF([.A522:.D522];[.A522])=3;[.A522];&quot;&quot;)">
            <text:p/>
          </table:table-cell>
          <table:table-cell table:formula="of:=IF(COUNTIF([.B522:.E522];[.B522])=3;[.B522];&quot;&quot;)">
            <text:p/>
          </table:table-cell>
          <table:table-cell table:formula="of:=IF(COUNTIF([.C522:.F522];[.C522])=3;[.C522];&quot;&quot;)">
            <text:p/>
          </table:table-cell>
          <table:table-cell table:formula="of:=IF(COUNTIF([.D522:.G522];[.D522])=3;[.D522];&quot;&quot;)">
            <text:p/>
          </table:table-cell>
          <table:table-cell table:formula="of:=IF(COUNTIF([.A522:.D522];[.A522])=3;&quot;&quot;;[.A522])" office:value-type="float" office:value="296" calcext:value-type="float">
            <text:p>296</text:p>
          </table:table-cell>
          <table:table-cell table:formula="of:=IF(COUNTIF([.B522:.E522];[.B522])=3;&quot;&quot;;[.B522])" office:value-type="float" office:value="54" calcext:value-type="float">
            <text:p>54</text:p>
          </table:table-cell>
          <table:table-cell table:formula="of:=IF(COUNTIF([.C522:.F522];[.C522])=3;&quot;&quot;;[.C522])" office:value-type="float" office:value="503" calcext:value-type="float">
            <text:p>503</text:p>
          </table:table-cell>
          <table:table-cell table:formula="of:=IF(COUNTIF([.D522:.G522];[.D522])=3;&quot;&quot;;[.D522])" office:value-type="float" office:value="154" calcext:value-type="float">
            <text:p>154</text:p>
          </table:table-cell>
          <table:table-cell table:style-name="ce5" table:formula="of:=IFERROR( IF( AND( COUNT([.E522:.H522])=3; MOD( AVERAGE([.E522:.H522]); 2)=1; MOD( AVERAGE([.I522:.L52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72" calcext:value-type="float">
            <text:p>872</text:p>
          </table:table-cell>
          <table:table-cell office:value-type="float" office:value="353" calcext:value-type="float">
            <text:p>353</text:p>
          </table:table-cell>
          <table:table-cell office:value-type="float" office:value="3" calcext:value-type="float">
            <text:p>3</text:p>
          </table:table-cell>
          <table:table-cell table:formula="of:=IF(COUNTIF([.A523:.D523];[.A523])=3;[.A523];&quot;&quot;)">
            <text:p/>
          </table:table-cell>
          <table:table-cell table:formula="of:=IF(COUNTIF([.B523:.E523];[.B523])=3;[.B523];&quot;&quot;)">
            <text:p/>
          </table:table-cell>
          <table:table-cell table:formula="of:=IF(COUNTIF([.C523:.F523];[.C523])=3;[.C523];&quot;&quot;)">
            <text:p/>
          </table:table-cell>
          <table:table-cell table:formula="of:=IF(COUNTIF([.D523:.G523];[.D523])=3;[.D523];&quot;&quot;)">
            <text:p/>
          </table:table-cell>
          <table:table-cell table:formula="of:=IF(COUNTIF([.A523:.D523];[.A523])=3;&quot;&quot;;[.A523])" office:value-type="float" office:value="265" calcext:value-type="float">
            <text:p>265</text:p>
          </table:table-cell>
          <table:table-cell table:formula="of:=IF(COUNTIF([.B523:.E523];[.B523])=3;&quot;&quot;;[.B523])" office:value-type="float" office:value="872" calcext:value-type="float">
            <text:p>872</text:p>
          </table:table-cell>
          <table:table-cell table:formula="of:=IF(COUNTIF([.C523:.F523];[.C523])=3;&quot;&quot;;[.C523])" office:value-type="float" office:value="353" calcext:value-type="float">
            <text:p>353</text:p>
          </table:table-cell>
          <table:table-cell table:formula="of:=IF(COUNTIF([.D523:.G523];[.D523])=3;&quot;&quot;;[.D523])" office:value-type="float" office:value="3" calcext:value-type="float">
            <text:p>3</text:p>
          </table:table-cell>
          <table:table-cell table:style-name="ce5" table:formula="of:=IFERROR( IF( AND( COUNT([.E523:.H523])=3; MOD( AVERAGE([.E523:.H523]); 2)=1; MOD( AVERAGE([.I523:.L52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149" calcext:value-type="float">
            <text:p>149</text:p>
          </table:table-cell>
          <table:table-cell table:formula="of:=IF(COUNTIF([.A524:.D524];[.A524])=3;[.A524];&quot;&quot;)">
            <text:p/>
          </table:table-cell>
          <table:table-cell table:formula="of:=IF(COUNTIF([.B524:.E524];[.B524])=3;[.B524];&quot;&quot;)">
            <text:p/>
          </table:table-cell>
          <table:table-cell table:formula="of:=IF(COUNTIF([.C524:.F524];[.C524])=3;[.C524];&quot;&quot;)">
            <text:p/>
          </table:table-cell>
          <table:table-cell table:formula="of:=IF(COUNTIF([.D524:.G524];[.D524])=3;[.D524];&quot;&quot;)">
            <text:p/>
          </table:table-cell>
          <table:table-cell table:formula="of:=IF(COUNTIF([.A524:.D524];[.A524])=3;&quot;&quot;;[.A524])" office:value-type="float" office:value="783" calcext:value-type="float">
            <text:p>783</text:p>
          </table:table-cell>
          <table:table-cell table:formula="of:=IF(COUNTIF([.B524:.E524];[.B524])=3;&quot;&quot;;[.B524])" office:value-type="float" office:value="9" calcext:value-type="float">
            <text:p>9</text:p>
          </table:table-cell>
          <table:table-cell table:formula="of:=IF(COUNTIF([.C524:.F524];[.C524])=3;&quot;&quot;;[.C524])" office:value-type="float" office:value="214" calcext:value-type="float">
            <text:p>214</text:p>
          </table:table-cell>
          <table:table-cell table:formula="of:=IF(COUNTIF([.D524:.G524];[.D524])=3;&quot;&quot;;[.D524])" office:value-type="float" office:value="149" calcext:value-type="float">
            <text:p>149</text:p>
          </table:table-cell>
          <table:table-cell table:style-name="ce5" table:formula="of:=IFERROR( IF( AND( COUNT([.E524:.H524])=3; MOD( AVERAGE([.E524:.H524]); 2)=1; MOD( AVERAGE([.I524:.L52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89" calcext:value-type="float">
            <text:p>989</text:p>
          </table:table-cell>
          <table:table-cell office:value-type="float" office:value="426" calcext:value-type="float">
            <text:p>426</text:p>
          </table:table-cell>
          <table:table-cell office:value-type="float" office:value="411" calcext:value-type="float">
            <text:p>411</text:p>
          </table:table-cell>
          <table:table-cell office:value-type="float" office:value="217" calcext:value-type="float">
            <text:p>217</text:p>
          </table:table-cell>
          <table:table-cell table:formula="of:=IF(COUNTIF([.A525:.D525];[.A525])=3;[.A525];&quot;&quot;)">
            <text:p/>
          </table:table-cell>
          <table:table-cell table:formula="of:=IF(COUNTIF([.B525:.E525];[.B525])=3;[.B525];&quot;&quot;)">
            <text:p/>
          </table:table-cell>
          <table:table-cell table:formula="of:=IF(COUNTIF([.C525:.F525];[.C525])=3;[.C525];&quot;&quot;)">
            <text:p/>
          </table:table-cell>
          <table:table-cell table:formula="of:=IF(COUNTIF([.D525:.G525];[.D525])=3;[.D525];&quot;&quot;)">
            <text:p/>
          </table:table-cell>
          <table:table-cell table:formula="of:=IF(COUNTIF([.A525:.D525];[.A525])=3;&quot;&quot;;[.A525])" office:value-type="float" office:value="989" calcext:value-type="float">
            <text:p>989</text:p>
          </table:table-cell>
          <table:table-cell table:formula="of:=IF(COUNTIF([.B525:.E525];[.B525])=3;&quot;&quot;;[.B525])" office:value-type="float" office:value="426" calcext:value-type="float">
            <text:p>426</text:p>
          </table:table-cell>
          <table:table-cell table:formula="of:=IF(COUNTIF([.C525:.F525];[.C525])=3;&quot;&quot;;[.C525])" office:value-type="float" office:value="411" calcext:value-type="float">
            <text:p>411</text:p>
          </table:table-cell>
          <table:table-cell table:formula="of:=IF(COUNTIF([.D525:.G525];[.D525])=3;&quot;&quot;;[.D525])" office:value-type="float" office:value="217" calcext:value-type="float">
            <text:p>217</text:p>
          </table:table-cell>
          <table:table-cell table:style-name="ce5" table:formula="of:=IFERROR( IF( AND( COUNT([.E525:.H525])=3; MOD( AVERAGE([.E525:.H525]); 2)=1; MOD( AVERAGE([.I525:.L52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21" calcext:value-type="float">
            <text:p>921</text:p>
          </table:table-cell>
          <table:table-cell office:value-type="float" office:value="921" calcext:value-type="float">
            <text:p>921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table:formula="of:=IF(COUNTIF([.A526:.D526];[.A526])=3;[.A526];&quot;&quot;)">
            <text:p/>
          </table:table-cell>
          <table:table-cell table:formula="of:=IF(COUNTIF([.B526:.E526];[.B526])=3;[.B526];&quot;&quot;)">
            <text:p/>
          </table:table-cell>
          <table:table-cell table:formula="of:=IF(COUNTIF([.C526:.F526];[.C526])=3;[.C526];&quot;&quot;)">
            <text:p/>
          </table:table-cell>
          <table:table-cell table:formula="of:=IF(COUNTIF([.D526:.G526];[.D526])=3;[.D526];&quot;&quot;)">
            <text:p/>
          </table:table-cell>
          <table:table-cell table:formula="of:=IF(COUNTIF([.A526:.D526];[.A526])=3;&quot;&quot;;[.A526])" office:value-type="float" office:value="921" calcext:value-type="float">
            <text:p>921</text:p>
          </table:table-cell>
          <table:table-cell table:formula="of:=IF(COUNTIF([.B526:.E526];[.B526])=3;&quot;&quot;;[.B526])" office:value-type="float" office:value="921" calcext:value-type="float">
            <text:p>921</text:p>
          </table:table-cell>
          <table:table-cell table:formula="of:=IF(COUNTIF([.C526:.F526];[.C526])=3;&quot;&quot;;[.C526])" office:value-type="float" office:value="893" calcext:value-type="float">
            <text:p>893</text:p>
          </table:table-cell>
          <table:table-cell table:formula="of:=IF(COUNTIF([.D526:.G526];[.D526])=3;&quot;&quot;;[.D526])" office:value-type="float" office:value="831" calcext:value-type="float">
            <text:p>831</text:p>
          </table:table-cell>
          <table:table-cell table:style-name="ce5" table:formula="of:=IFERROR( IF( AND( COUNT([.E526:.H526])=3; MOD( AVERAGE([.E526:.H526]); 2)=1; MOD( AVERAGE([.I526:.L52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332" calcext:value-type="float">
            <text:p>332</text:p>
          </table:table-cell>
          <table:table-cell office:value-type="float" office:value="908" calcext:value-type="float">
            <text:p>908</text:p>
          </table:table-cell>
          <table:table-cell office:value-type="float" office:value="303" calcext:value-type="float">
            <text:p>303</text:p>
          </table:table-cell>
          <table:table-cell table:formula="of:=IF(COUNTIF([.A527:.D527];[.A527])=3;[.A527];&quot;&quot;)">
            <text:p/>
          </table:table-cell>
          <table:table-cell table:formula="of:=IF(COUNTIF([.B527:.E527];[.B527])=3;[.B527];&quot;&quot;)">
            <text:p/>
          </table:table-cell>
          <table:table-cell table:formula="of:=IF(COUNTIF([.C527:.F527];[.C527])=3;[.C527];&quot;&quot;)">
            <text:p/>
          </table:table-cell>
          <table:table-cell table:formula="of:=IF(COUNTIF([.D527:.G527];[.D527])=3;[.D527];&quot;&quot;)">
            <text:p/>
          </table:table-cell>
          <table:table-cell table:formula="of:=IF(COUNTIF([.A527:.D527];[.A527])=3;&quot;&quot;;[.A527])" office:value-type="float" office:value="6" calcext:value-type="float">
            <text:p>6</text:p>
          </table:table-cell>
          <table:table-cell table:formula="of:=IF(COUNTIF([.B527:.E527];[.B527])=3;&quot;&quot;;[.B527])" office:value-type="float" office:value="332" calcext:value-type="float">
            <text:p>332</text:p>
          </table:table-cell>
          <table:table-cell table:formula="of:=IF(COUNTIF([.C527:.F527];[.C527])=3;&quot;&quot;;[.C527])" office:value-type="float" office:value="908" calcext:value-type="float">
            <text:p>908</text:p>
          </table:table-cell>
          <table:table-cell table:formula="of:=IF(COUNTIF([.D527:.G527];[.D527])=3;&quot;&quot;;[.D527])" office:value-type="float" office:value="303" calcext:value-type="float">
            <text:p>303</text:p>
          </table:table-cell>
          <table:table-cell table:style-name="ce5" table:formula="of:=IFERROR( IF( AND( COUNT([.E527:.H527])=3; MOD( AVERAGE([.E527:.H527]); 2)=1; MOD( AVERAGE([.I527:.L52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792" calcext:value-type="float">
            <text:p>792</text:p>
          </table:table-cell>
          <table:table-cell table:formula="of:=IF(COUNTIF([.A528:.D528];[.A528])=3;[.A528];&quot;&quot;)">
            <text:p/>
          </table:table-cell>
          <table:table-cell table:formula="of:=IF(COUNTIF([.B528:.E528];[.B528])=3;[.B528];&quot;&quot;)">
            <text:p/>
          </table:table-cell>
          <table:table-cell table:formula="of:=IF(COUNTIF([.C528:.F528];[.C528])=3;[.C528];&quot;&quot;)">
            <text:p/>
          </table:table-cell>
          <table:table-cell table:formula="of:=IF(COUNTIF([.D528:.G528];[.D528])=3;[.D528];&quot;&quot;)">
            <text:p/>
          </table:table-cell>
          <table:table-cell table:formula="of:=IF(COUNTIF([.A528:.D528];[.A528])=3;&quot;&quot;;[.A528])" office:value-type="float" office:value="702" calcext:value-type="float">
            <text:p>702</text:p>
          </table:table-cell>
          <table:table-cell table:formula="of:=IF(COUNTIF([.B528:.E528];[.B528])=3;&quot;&quot;;[.B528])" office:value-type="float" office:value="702" calcext:value-type="float">
            <text:p>702</text:p>
          </table:table-cell>
          <table:table-cell table:formula="of:=IF(COUNTIF([.C528:.F528];[.C528])=3;&quot;&quot;;[.C528])" office:value-type="float" office:value="792" calcext:value-type="float">
            <text:p>792</text:p>
          </table:table-cell>
          <table:table-cell table:formula="of:=IF(COUNTIF([.D528:.G528];[.D528])=3;&quot;&quot;;[.D528])" office:value-type="float" office:value="792" calcext:value-type="float">
            <text:p>792</text:p>
          </table:table-cell>
          <table:table-cell table:style-name="ce5" table:formula="of:=IFERROR( IF( AND( COUNT([.E528:.H528])=3; MOD( AVERAGE([.E528:.H528]); 2)=1; MOD( AVERAGE([.I528:.L52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38" calcext:value-type="float">
            <text:p>838</text:p>
          </table:table-cell>
          <table:table-cell office:value-type="float" office:value="628" calcext:value-type="float">
            <text:p>628</text:p>
          </table:table-cell>
          <table:table-cell office:value-type="float" office:value="84" calcext:value-type="float">
            <text:p>84</text:p>
          </table:table-cell>
          <table:table-cell table:formula="of:=IF(COUNTIF([.A529:.D529];[.A529])=3;[.A529];&quot;&quot;)">
            <text:p/>
          </table:table-cell>
          <table:table-cell table:formula="of:=IF(COUNTIF([.B529:.E529];[.B529])=3;[.B529];&quot;&quot;)">
            <text:p/>
          </table:table-cell>
          <table:table-cell table:formula="of:=IF(COUNTIF([.C529:.F529];[.C529])=3;[.C529];&quot;&quot;)">
            <text:p/>
          </table:table-cell>
          <table:table-cell table:formula="of:=IF(COUNTIF([.D529:.G529];[.D529])=3;[.D529];&quot;&quot;)">
            <text:p/>
          </table:table-cell>
          <table:table-cell table:formula="of:=IF(COUNTIF([.A529:.D529];[.A529])=3;&quot;&quot;;[.A529])" office:value-type="float" office:value="766" calcext:value-type="float">
            <text:p>766</text:p>
          </table:table-cell>
          <table:table-cell table:formula="of:=IF(COUNTIF([.B529:.E529];[.B529])=3;&quot;&quot;;[.B529])" office:value-type="float" office:value="838" calcext:value-type="float">
            <text:p>838</text:p>
          </table:table-cell>
          <table:table-cell table:formula="of:=IF(COUNTIF([.C529:.F529];[.C529])=3;&quot;&quot;;[.C529])" office:value-type="float" office:value="628" calcext:value-type="float">
            <text:p>628</text:p>
          </table:table-cell>
          <table:table-cell table:formula="of:=IF(COUNTIF([.D529:.G529];[.D529])=3;&quot;&quot;;[.D529])" office:value-type="float" office:value="84" calcext:value-type="float">
            <text:p>84</text:p>
          </table:table-cell>
          <table:table-cell table:style-name="ce5" table:formula="of:=IFERROR( IF( AND( COUNT([.E529:.H529])=3; MOD( AVERAGE([.E529:.H529]); 2)=1; MOD( AVERAGE([.I529:.L52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91" calcext:value-type="float">
            <text:p>791</text:p>
          </table:table-cell>
          <table:table-cell office:value-type="float" office:value="130" calcext:value-type="float">
            <text:p>130</text:p>
          </table:table-cell>
          <table:table-cell office:value-type="float" office:value="152" calcext:value-type="float">
            <text:p>152</text:p>
          </table:table-cell>
          <table:table-cell office:value-type="float" office:value="400" calcext:value-type="float">
            <text:p>400</text:p>
          </table:table-cell>
          <table:table-cell table:formula="of:=IF(COUNTIF([.A530:.D530];[.A530])=3;[.A530];&quot;&quot;)">
            <text:p/>
          </table:table-cell>
          <table:table-cell table:formula="of:=IF(COUNTIF([.B530:.E530];[.B530])=3;[.B530];&quot;&quot;)">
            <text:p/>
          </table:table-cell>
          <table:table-cell table:formula="of:=IF(COUNTIF([.C530:.F530];[.C530])=3;[.C530];&quot;&quot;)">
            <text:p/>
          </table:table-cell>
          <table:table-cell table:formula="of:=IF(COUNTIF([.D530:.G530];[.D530])=3;[.D530];&quot;&quot;)">
            <text:p/>
          </table:table-cell>
          <table:table-cell table:formula="of:=IF(COUNTIF([.A530:.D530];[.A530])=3;&quot;&quot;;[.A530])" office:value-type="float" office:value="791" calcext:value-type="float">
            <text:p>791</text:p>
          </table:table-cell>
          <table:table-cell table:formula="of:=IF(COUNTIF([.B530:.E530];[.B530])=3;&quot;&quot;;[.B530])" office:value-type="float" office:value="130" calcext:value-type="float">
            <text:p>130</text:p>
          </table:table-cell>
          <table:table-cell table:formula="of:=IF(COUNTIF([.C530:.F530];[.C530])=3;&quot;&quot;;[.C530])" office:value-type="float" office:value="152" calcext:value-type="float">
            <text:p>152</text:p>
          </table:table-cell>
          <table:table-cell table:formula="of:=IF(COUNTIF([.D530:.G530];[.D530])=3;&quot;&quot;;[.D530])" office:value-type="float" office:value="400" calcext:value-type="float">
            <text:p>400</text:p>
          </table:table-cell>
          <table:table-cell table:style-name="ce5" table:formula="of:=IFERROR( IF( AND( COUNT([.E530:.H530])=3; MOD( AVERAGE([.E530:.H530]); 2)=1; MOD( AVERAGE([.I530:.L53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87" calcext:value-type="float">
            <text:p>587</text:p>
          </table:table-cell>
          <table:table-cell office:value-type="float" office:value="38" calcext:value-type="float">
            <text:p>38</text:p>
          </table:table-cell>
          <table:table-cell office:value-type="float" office:value="971" calcext:value-type="float">
            <text:p>971</text:p>
          </table:table-cell>
          <table:table-cell table:formula="of:=IF(COUNTIF([.A531:.D531];[.A531])=3;[.A531];&quot;&quot;)">
            <text:p/>
          </table:table-cell>
          <table:table-cell table:formula="of:=IF(COUNTIF([.B531:.E531];[.B531])=3;[.B531];&quot;&quot;)">
            <text:p/>
          </table:table-cell>
          <table:table-cell table:formula="of:=IF(COUNTIF([.C531:.F531];[.C531])=3;[.C531];&quot;&quot;)">
            <text:p/>
          </table:table-cell>
          <table:table-cell table:formula="of:=IF(COUNTIF([.D531:.G531];[.D531])=3;[.D531];&quot;&quot;)">
            <text:p/>
          </table:table-cell>
          <table:table-cell table:formula="of:=IF(COUNTIF([.A531:.D531];[.A531])=3;&quot;&quot;;[.A531])" office:value-type="float" office:value="89" calcext:value-type="float">
            <text:p>89</text:p>
          </table:table-cell>
          <table:table-cell table:formula="of:=IF(COUNTIF([.B531:.E531];[.B531])=3;&quot;&quot;;[.B531])" office:value-type="float" office:value="587" calcext:value-type="float">
            <text:p>587</text:p>
          </table:table-cell>
          <table:table-cell table:formula="of:=IF(COUNTIF([.C531:.F531];[.C531])=3;&quot;&quot;;[.C531])" office:value-type="float" office:value="38" calcext:value-type="float">
            <text:p>38</text:p>
          </table:table-cell>
          <table:table-cell table:formula="of:=IF(COUNTIF([.D531:.G531];[.D531])=3;&quot;&quot;;[.D531])" office:value-type="float" office:value="971" calcext:value-type="float">
            <text:p>971</text:p>
          </table:table-cell>
          <table:table-cell table:style-name="ce5" table:formula="of:=IFERROR( IF( AND( COUNT([.E531:.H531])=3; MOD( AVERAGE([.E531:.H531]); 2)=1; MOD( AVERAGE([.I531:.L53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office:value-type="float" office:value="487" calcext:value-type="float">
            <text:p>487</text:p>
          </table:table-cell>
          <table:table-cell office:value-type="float" office:value="119" calcext:value-type="float">
            <text:p>119</text:p>
          </table:table-cell>
          <table:table-cell office:value-type="float" office:value="723" calcext:value-type="float">
            <text:p>723</text:p>
          </table:table-cell>
          <table:table-cell table:formula="of:=IF(COUNTIF([.A532:.D532];[.A532])=3;[.A532];&quot;&quot;)">
            <text:p/>
          </table:table-cell>
          <table:table-cell table:formula="of:=IF(COUNTIF([.B532:.E532];[.B532])=3;[.B532];&quot;&quot;)">
            <text:p/>
          </table:table-cell>
          <table:table-cell table:formula="of:=IF(COUNTIF([.C532:.F532];[.C532])=3;[.C532];&quot;&quot;)">
            <text:p/>
          </table:table-cell>
          <table:table-cell table:formula="of:=IF(COUNTIF([.D532:.G532];[.D532])=3;[.D532];&quot;&quot;)">
            <text:p/>
          </table:table-cell>
          <table:table-cell table:formula="of:=IF(COUNTIF([.A532:.D532];[.A532])=3;&quot;&quot;;[.A532])" office:value-type="float" office:value="655" calcext:value-type="float">
            <text:p>655</text:p>
          </table:table-cell>
          <table:table-cell table:formula="of:=IF(COUNTIF([.B532:.E532];[.B532])=3;&quot;&quot;;[.B532])" office:value-type="float" office:value="487" calcext:value-type="float">
            <text:p>487</text:p>
          </table:table-cell>
          <table:table-cell table:formula="of:=IF(COUNTIF([.C532:.F532];[.C532])=3;&quot;&quot;;[.C532])" office:value-type="float" office:value="119" calcext:value-type="float">
            <text:p>119</text:p>
          </table:table-cell>
          <table:table-cell table:formula="of:=IF(COUNTIF([.D532:.G532];[.D532])=3;&quot;&quot;;[.D532])" office:value-type="float" office:value="723" calcext:value-type="float">
            <text:p>723</text:p>
          </table:table-cell>
          <table:table-cell table:style-name="ce5" table:formula="of:=IFERROR( IF( AND( COUNT([.E532:.H532])=3; MOD( AVERAGE([.E532:.H532]); 2)=1; MOD( AVERAGE([.I532:.L53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906" calcext:value-type="float">
            <text:p>906</text:p>
          </table:table-cell>
          <table:table-cell office:value-type="float" office:value="95" calcext:value-type="float">
            <text:p>95</text:p>
          </table:table-cell>
          <table:table-cell office:value-type="float" office:value="906" calcext:value-type="float">
            <text:p>906</text:p>
          </table:table-cell>
          <table:table-cell table:formula="of:=IF(COUNTIF([.A533:.D533];[.A533])=3;[.A533];&quot;&quot;)">
            <text:p/>
          </table:table-cell>
          <table:table-cell table:formula="of:=IF(COUNTIF([.B533:.E533];[.B533])=3;[.B533];&quot;&quot;)">
            <text:p/>
          </table:table-cell>
          <table:table-cell table:formula="of:=IF(COUNTIF([.C533:.F533];[.C533])=3;[.C533];&quot;&quot;)">
            <text:p/>
          </table:table-cell>
          <table:table-cell table:formula="of:=IF(COUNTIF([.D533:.G533];[.D533])=3;[.D533];&quot;&quot;)">
            <text:p/>
          </table:table-cell>
          <table:table-cell table:formula="of:=IF(COUNTIF([.A533:.D533];[.A533])=3;&quot;&quot;;[.A533])" office:value-type="float" office:value="577" calcext:value-type="float">
            <text:p>577</text:p>
          </table:table-cell>
          <table:table-cell table:formula="of:=IF(COUNTIF([.B533:.E533];[.B533])=3;&quot;&quot;;[.B533])" office:value-type="float" office:value="906" calcext:value-type="float">
            <text:p>906</text:p>
          </table:table-cell>
          <table:table-cell table:formula="of:=IF(COUNTIF([.C533:.F533];[.C533])=3;&quot;&quot;;[.C533])" office:value-type="float" office:value="95" calcext:value-type="float">
            <text:p>95</text:p>
          </table:table-cell>
          <table:table-cell table:formula="of:=IF(COUNTIF([.D533:.G533];[.D533])=3;&quot;&quot;;[.D533])" office:value-type="float" office:value="906" calcext:value-type="float">
            <text:p>906</text:p>
          </table:table-cell>
          <table:table-cell table:style-name="ce5" table:formula="of:=IFERROR( IF( AND( COUNT([.E533:.H533])=3; MOD( AVERAGE([.E533:.H533]); 2)=1; MOD( AVERAGE([.I533:.L53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738" calcext:value-type="float">
            <text:p>738</text:p>
          </table:table-cell>
          <table:table-cell office:value-type="float" office:value="964" calcext:value-type="float">
            <text:p>964</text:p>
          </table:table-cell>
          <table:table-cell table:formula="of:=IF(COUNTIF([.A534:.D534];[.A534])=3;[.A534];&quot;&quot;)">
            <text:p/>
          </table:table-cell>
          <table:table-cell table:formula="of:=IF(COUNTIF([.B534:.E534];[.B534])=3;[.B534];&quot;&quot;)">
            <text:p/>
          </table:table-cell>
          <table:table-cell table:formula="of:=IF(COUNTIF([.C534:.F534];[.C534])=3;[.C534];&quot;&quot;)">
            <text:p/>
          </table:table-cell>
          <table:table-cell table:formula="of:=IF(COUNTIF([.D534:.G534];[.D534])=3;[.D534];&quot;&quot;)">
            <text:p/>
          </table:table-cell>
          <table:table-cell table:formula="of:=IF(COUNTIF([.A534:.D534];[.A534])=3;&quot;&quot;;[.A534])" office:value-type="float" office:value="28" calcext:value-type="float">
            <text:p>28</text:p>
          </table:table-cell>
          <table:table-cell table:formula="of:=IF(COUNTIF([.B534:.E534];[.B534])=3;&quot;&quot;;[.B534])" office:value-type="float" office:value="100" calcext:value-type="float">
            <text:p>100</text:p>
          </table:table-cell>
          <table:table-cell table:formula="of:=IF(COUNTIF([.C534:.F534];[.C534])=3;&quot;&quot;;[.C534])" office:value-type="float" office:value="738" calcext:value-type="float">
            <text:p>738</text:p>
          </table:table-cell>
          <table:table-cell table:formula="of:=IF(COUNTIF([.D534:.G534];[.D534])=3;&quot;&quot;;[.D534])" office:value-type="float" office:value="964" calcext:value-type="float">
            <text:p>964</text:p>
          </table:table-cell>
          <table:table-cell table:style-name="ce5" table:formula="of:=IFERROR( IF( AND( COUNT([.E534:.H534])=3; MOD( AVERAGE([.E534:.H534]); 2)=1; MOD( AVERAGE([.I534:.L53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office:value-type="float" office:value="743" calcext:value-type="float">
            <text:p>743</text:p>
          </table:table-cell>
          <table:table-cell office:value-type="float" office:value="401" calcext:value-type="float">
            <text:p>401</text:p>
          </table:table-cell>
          <table:table-cell office:value-type="float" office:value="877" calcext:value-type="float">
            <text:p>877</text:p>
          </table:table-cell>
          <table:table-cell table:formula="of:=IF(COUNTIF([.A535:.D535];[.A535])=3;[.A535];&quot;&quot;)">
            <text:p/>
          </table:table-cell>
          <table:table-cell table:formula="of:=IF(COUNTIF([.B535:.E535];[.B535])=3;[.B535];&quot;&quot;)">
            <text:p/>
          </table:table-cell>
          <table:table-cell table:formula="of:=IF(COUNTIF([.C535:.F535];[.C535])=3;[.C535];&quot;&quot;)">
            <text:p/>
          </table:table-cell>
          <table:table-cell table:formula="of:=IF(COUNTIF([.D535:.G535];[.D535])=3;[.D535];&quot;&quot;)">
            <text:p/>
          </table:table-cell>
          <table:table-cell table:formula="of:=IF(COUNTIF([.A535:.D535];[.A535])=3;&quot;&quot;;[.A535])" office:value-type="float" office:value="586" calcext:value-type="float">
            <text:p>586</text:p>
          </table:table-cell>
          <table:table-cell table:formula="of:=IF(COUNTIF([.B535:.E535];[.B535])=3;&quot;&quot;;[.B535])" office:value-type="float" office:value="743" calcext:value-type="float">
            <text:p>743</text:p>
          </table:table-cell>
          <table:table-cell table:formula="of:=IF(COUNTIF([.C535:.F535];[.C535])=3;&quot;&quot;;[.C535])" office:value-type="float" office:value="401" calcext:value-type="float">
            <text:p>401</text:p>
          </table:table-cell>
          <table:table-cell table:formula="of:=IF(COUNTIF([.D535:.G535];[.D535])=3;&quot;&quot;;[.D535])" office:value-type="float" office:value="877" calcext:value-type="float">
            <text:p>877</text:p>
          </table:table-cell>
          <table:table-cell table:style-name="ce5" table:formula="of:=IFERROR( IF( AND( COUNT([.E535:.H535])=3; MOD( AVERAGE([.E535:.H535]); 2)=1; MOD( AVERAGE([.I535:.L53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office:value-type="float" office:value="876" calcext:value-type="float">
            <text:p>876</text:p>
          </table:table-cell>
          <table:table-cell office:value-type="float" office:value="434" calcext:value-type="float">
            <text:p>434</text:p>
          </table:table-cell>
          <table:table-cell office:value-type="float" office:value="398" calcext:value-type="float">
            <text:p>398</text:p>
          </table:table-cell>
          <table:table-cell table:formula="of:=IF(COUNTIF([.A536:.D536];[.A536])=3;[.A536];&quot;&quot;)">
            <text:p/>
          </table:table-cell>
          <table:table-cell table:formula="of:=IF(COUNTIF([.B536:.E536];[.B536])=3;[.B536];&quot;&quot;)">
            <text:p/>
          </table:table-cell>
          <table:table-cell table:formula="of:=IF(COUNTIF([.C536:.F536];[.C536])=3;[.C536];&quot;&quot;)">
            <text:p/>
          </table:table-cell>
          <table:table-cell table:formula="of:=IF(COUNTIF([.D536:.G536];[.D536])=3;[.D536];&quot;&quot;)">
            <text:p/>
          </table:table-cell>
          <table:table-cell table:formula="of:=IF(COUNTIF([.A536:.D536];[.A536])=3;&quot;&quot;;[.A536])" office:value-type="float" office:value="876" calcext:value-type="float">
            <text:p>876</text:p>
          </table:table-cell>
          <table:table-cell table:formula="of:=IF(COUNTIF([.B536:.E536];[.B536])=3;&quot;&quot;;[.B536])" office:value-type="float" office:value="876" calcext:value-type="float">
            <text:p>876</text:p>
          </table:table-cell>
          <table:table-cell table:formula="of:=IF(COUNTIF([.C536:.F536];[.C536])=3;&quot;&quot;;[.C536])" office:value-type="float" office:value="434" calcext:value-type="float">
            <text:p>434</text:p>
          </table:table-cell>
          <table:table-cell table:formula="of:=IF(COUNTIF([.D536:.G536];[.D536])=3;&quot;&quot;;[.D536])" office:value-type="float" office:value="398" calcext:value-type="float">
            <text:p>398</text:p>
          </table:table-cell>
          <table:table-cell table:style-name="ce5" table:formula="of:=IFERROR( IF( AND( COUNT([.E536:.H536])=3; MOD( AVERAGE([.E536:.H536]); 2)=1; MOD( AVERAGE([.I536:.L53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951" calcext:value-type="float">
            <text:p>951</text:p>
          </table:table-cell>
          <table:table-cell table:formula="of:=IF(COUNTIF([.A537:.D537];[.A537])=3;[.A537];&quot;&quot;)">
            <text:p/>
          </table:table-cell>
          <table:table-cell table:formula="of:=IF(COUNTIF([.B537:.E537];[.B537])=3;[.B537];&quot;&quot;)">
            <text:p/>
          </table:table-cell>
          <table:table-cell table:formula="of:=IF(COUNTIF([.C537:.F537];[.C537])=3;[.C537];&quot;&quot;)">
            <text:p/>
          </table:table-cell>
          <table:table-cell table:formula="of:=IF(COUNTIF([.D537:.G537];[.D537])=3;[.D537];&quot;&quot;)">
            <text:p/>
          </table:table-cell>
          <table:table-cell table:formula="of:=IF(COUNTIF([.A537:.D537];[.A537])=3;&quot;&quot;;[.A537])" office:value-type="float" office:value="64" calcext:value-type="float">
            <text:p>64</text:p>
          </table:table-cell>
          <table:table-cell table:formula="of:=IF(COUNTIF([.B537:.E537];[.B537])=3;&quot;&quot;;[.B537])" office:value-type="float" office:value="754" calcext:value-type="float">
            <text:p>754</text:p>
          </table:table-cell>
          <table:table-cell table:formula="of:=IF(COUNTIF([.C537:.F537];[.C537])=3;&quot;&quot;;[.C537])" office:value-type="float" office:value="951" calcext:value-type="float">
            <text:p>951</text:p>
          </table:table-cell>
          <table:table-cell table:formula="of:=IF(COUNTIF([.D537:.G537];[.D537])=3;&quot;&quot;;[.D537])" office:value-type="float" office:value="951" calcext:value-type="float">
            <text:p>951</text:p>
          </table:table-cell>
          <table:table-cell table:style-name="ce5" table:formula="of:=IFERROR( IF( AND( COUNT([.E537:.H537])=3; MOD( AVERAGE([.E537:.H537]); 2)=1; MOD( AVERAGE([.I537:.L53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50" calcext:value-type="float">
            <text:p>350</text:p>
          </table:table-cell>
          <table:table-cell office:value-type="float" office:value="533" calcext:value-type="float">
            <text:p>533</text:p>
          </table:table-cell>
          <table:table-cell office:value-type="float" office:value="92" calcext:value-type="float">
            <text:p>92</text:p>
          </table:table-cell>
          <table:table-cell table:formula="of:=IF(COUNTIF([.A538:.D538];[.A538])=3;[.A538];&quot;&quot;)">
            <text:p/>
          </table:table-cell>
          <table:table-cell table:formula="of:=IF(COUNTIF([.B538:.E538];[.B538])=3;[.B538];&quot;&quot;)">
            <text:p/>
          </table:table-cell>
          <table:table-cell table:formula="of:=IF(COUNTIF([.C538:.F538];[.C538])=3;[.C538];&quot;&quot;)">
            <text:p/>
          </table:table-cell>
          <table:table-cell table:formula="of:=IF(COUNTIF([.D538:.G538];[.D538])=3;[.D538];&quot;&quot;)">
            <text:p/>
          </table:table-cell>
          <table:table-cell table:formula="of:=IF(COUNTIF([.A538:.D538];[.A538])=3;&quot;&quot;;[.A538])" office:value-type="float" office:value="817" calcext:value-type="float">
            <text:p>817</text:p>
          </table:table-cell>
          <table:table-cell table:formula="of:=IF(COUNTIF([.B538:.E538];[.B538])=3;&quot;&quot;;[.B538])" office:value-type="float" office:value="350" calcext:value-type="float">
            <text:p>350</text:p>
          </table:table-cell>
          <table:table-cell table:formula="of:=IF(COUNTIF([.C538:.F538];[.C538])=3;&quot;&quot;;[.C538])" office:value-type="float" office:value="533" calcext:value-type="float">
            <text:p>533</text:p>
          </table:table-cell>
          <table:table-cell table:formula="of:=IF(COUNTIF([.D538:.G538];[.D538])=3;&quot;&quot;;[.D538])" office:value-type="float" office:value="92" calcext:value-type="float">
            <text:p>92</text:p>
          </table:table-cell>
          <table:table-cell table:style-name="ce5" table:formula="of:=IFERROR( IF( AND( COUNT([.E538:.H538])=3; MOD( AVERAGE([.E538:.H538]); 2)=1; MOD( AVERAGE([.I538:.L53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47" calcext:value-type="float">
            <text:p>947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637" calcext:value-type="float">
            <text:p>637</text:p>
          </table:table-cell>
          <table:table-cell table:formula="of:=IF(COUNTIF([.A539:.D539];[.A539])=3;[.A539];&quot;&quot;)">
            <text:p/>
          </table:table-cell>
          <table:table-cell table:formula="of:=IF(COUNTIF([.B539:.E539];[.B539])=3;[.B539];&quot;&quot;)">
            <text:p/>
          </table:table-cell>
          <table:table-cell table:formula="of:=IF(COUNTIF([.C539:.F539];[.C539])=3;[.C539];&quot;&quot;)">
            <text:p/>
          </table:table-cell>
          <table:table-cell table:formula="of:=IF(COUNTIF([.D539:.G539];[.D539])=3;[.D539];&quot;&quot;)">
            <text:p/>
          </table:table-cell>
          <table:table-cell table:formula="of:=IF(COUNTIF([.A539:.D539];[.A539])=3;&quot;&quot;;[.A539])" office:value-type="float" office:value="947" calcext:value-type="float">
            <text:p>947</text:p>
          </table:table-cell>
          <table:table-cell table:formula="of:=IF(COUNTIF([.B539:.E539];[.B539])=3;&quot;&quot;;[.B539])" office:value-type="float" office:value="618" calcext:value-type="float">
            <text:p>618</text:p>
          </table:table-cell>
          <table:table-cell table:formula="of:=IF(COUNTIF([.C539:.F539];[.C539])=3;&quot;&quot;;[.C539])" office:value-type="float" office:value="637" calcext:value-type="float">
            <text:p>637</text:p>
          </table:table-cell>
          <table:table-cell table:formula="of:=IF(COUNTIF([.D539:.G539];[.D539])=3;&quot;&quot;;[.D539])" office:value-type="float" office:value="637" calcext:value-type="float">
            <text:p>637</text:p>
          </table:table-cell>
          <table:table-cell table:style-name="ce5" table:formula="of:=IFERROR( IF( AND( COUNT([.E539:.H539])=3; MOD( AVERAGE([.E539:.H539]); 2)=1; MOD( AVERAGE([.I539:.L53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78" calcext:value-type="float">
            <text:p>978</text:p>
          </table:table-cell>
          <table:table-cell office:value-type="float" office:value="411" calcext:value-type="float">
            <text:p>411</text:p>
          </table:table-cell>
          <table:table-cell office:value-type="float" office:value="555" calcext:value-type="float">
            <text:p>555</text:p>
          </table:table-cell>
          <table:table-cell office:value-type="float" office:value="433" calcext:value-type="float">
            <text:p>433</text:p>
          </table:table-cell>
          <table:table-cell table:formula="of:=IF(COUNTIF([.A540:.D540];[.A540])=3;[.A540];&quot;&quot;)">
            <text:p/>
          </table:table-cell>
          <table:table-cell table:formula="of:=IF(COUNTIF([.B540:.E540];[.B540])=3;[.B540];&quot;&quot;)">
            <text:p/>
          </table:table-cell>
          <table:table-cell table:formula="of:=IF(COUNTIF([.C540:.F540];[.C540])=3;[.C540];&quot;&quot;)">
            <text:p/>
          </table:table-cell>
          <table:table-cell table:formula="of:=IF(COUNTIF([.D540:.G540];[.D540])=3;[.D540];&quot;&quot;)">
            <text:p/>
          </table:table-cell>
          <table:table-cell table:formula="of:=IF(COUNTIF([.A540:.D540];[.A540])=3;&quot;&quot;;[.A540])" office:value-type="float" office:value="978" calcext:value-type="float">
            <text:p>978</text:p>
          </table:table-cell>
          <table:table-cell table:formula="of:=IF(COUNTIF([.B540:.E540];[.B540])=3;&quot;&quot;;[.B540])" office:value-type="float" office:value="411" calcext:value-type="float">
            <text:p>411</text:p>
          </table:table-cell>
          <table:table-cell table:formula="of:=IF(COUNTIF([.C540:.F540];[.C540])=3;&quot;&quot;;[.C540])" office:value-type="float" office:value="555" calcext:value-type="float">
            <text:p>555</text:p>
          </table:table-cell>
          <table:table-cell table:formula="of:=IF(COUNTIF([.D540:.G540];[.D540])=3;&quot;&quot;;[.D540])" office:value-type="float" office:value="433" calcext:value-type="float">
            <text:p>433</text:p>
          </table:table-cell>
          <table:table-cell table:style-name="ce5" table:formula="of:=IFERROR( IF( AND( COUNT([.E540:.H540])=3; MOD( AVERAGE([.E540:.H540]); 2)=1; MOD( AVERAGE([.I540:.L54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59" calcext:value-type="float">
            <text:p>959</text:p>
          </table:table-cell>
          <table:table-cell office:value-type="float" office:value="716" calcext:value-type="float">
            <text:p>716</text:p>
          </table:table-cell>
          <table:table-cell office:value-type="float" office:value="66" calcext:value-type="float">
            <text:p>66</text:p>
          </table:table-cell>
          <table:table-cell table:formula="of:=IF(COUNTIF([.A541:.D541];[.A541])=3;[.A541];&quot;&quot;)">
            <text:p/>
          </table:table-cell>
          <table:table-cell table:formula="of:=IF(COUNTIF([.B541:.E541];[.B541])=3;[.B541];&quot;&quot;)">
            <text:p/>
          </table:table-cell>
          <table:table-cell table:formula="of:=IF(COUNTIF([.C541:.F541];[.C541])=3;[.C541];&quot;&quot;)">
            <text:p/>
          </table:table-cell>
          <table:table-cell table:formula="of:=IF(COUNTIF([.D541:.G541];[.D541])=3;[.D541];&quot;&quot;)">
            <text:p/>
          </table:table-cell>
          <table:table-cell table:formula="of:=IF(COUNTIF([.A541:.D541];[.A541])=3;&quot;&quot;;[.A541])" office:value-type="float" office:value="378" calcext:value-type="float">
            <text:p>378</text:p>
          </table:table-cell>
          <table:table-cell table:formula="of:=IF(COUNTIF([.B541:.E541];[.B541])=3;&quot;&quot;;[.B541])" office:value-type="float" office:value="959" calcext:value-type="float">
            <text:p>959</text:p>
          </table:table-cell>
          <table:table-cell table:formula="of:=IF(COUNTIF([.C541:.F541];[.C541])=3;&quot;&quot;;[.C541])" office:value-type="float" office:value="716" calcext:value-type="float">
            <text:p>716</text:p>
          </table:table-cell>
          <table:table-cell table:formula="of:=IF(COUNTIF([.D541:.G541];[.D541])=3;&quot;&quot;;[.D541])" office:value-type="float" office:value="66" calcext:value-type="float">
            <text:p>66</text:p>
          </table:table-cell>
          <table:table-cell table:style-name="ce5" table:formula="of:=IFERROR( IF( AND( COUNT([.E541:.H541])=3; MOD( AVERAGE([.E541:.H541]); 2)=1; MOD( AVERAGE([.I541:.L54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723" calcext:value-type="float">
            <text:p>723</text:p>
          </table:table-cell>
          <table:table-cell office:value-type="float" office:value="362" calcext:value-type="float">
            <text:p>362</text:p>
          </table:table-cell>
          <table:table-cell office:value-type="float" office:value="476" calcext:value-type="float">
            <text:p>476</text:p>
          </table:table-cell>
          <table:table-cell table:formula="of:=IF(COUNTIF([.A542:.D542];[.A542])=3;[.A542];&quot;&quot;)">
            <text:p/>
          </table:table-cell>
          <table:table-cell table:formula="of:=IF(COUNTIF([.B542:.E542];[.B542])=3;[.B542];&quot;&quot;)">
            <text:p/>
          </table:table-cell>
          <table:table-cell table:formula="of:=IF(COUNTIF([.C542:.F542];[.C542])=3;[.C542];&quot;&quot;)">
            <text:p/>
          </table:table-cell>
          <table:table-cell table:formula="of:=IF(COUNTIF([.D542:.G542];[.D542])=3;[.D542];&quot;&quot;)">
            <text:p/>
          </table:table-cell>
          <table:table-cell table:formula="of:=IF(COUNTIF([.A542:.D542];[.A542])=3;&quot;&quot;;[.A542])" office:value-type="float" office:value="3" calcext:value-type="float">
            <text:p>3</text:p>
          </table:table-cell>
          <table:table-cell table:formula="of:=IF(COUNTIF([.B542:.E542];[.B542])=3;&quot;&quot;;[.B542])" office:value-type="float" office:value="723" calcext:value-type="float">
            <text:p>723</text:p>
          </table:table-cell>
          <table:table-cell table:formula="of:=IF(COUNTIF([.C542:.F542];[.C542])=3;&quot;&quot;;[.C542])" office:value-type="float" office:value="362" calcext:value-type="float">
            <text:p>362</text:p>
          </table:table-cell>
          <table:table-cell table:formula="of:=IF(COUNTIF([.D542:.G542];[.D542])=3;&quot;&quot;;[.D542])" office:value-type="float" office:value="476" calcext:value-type="float">
            <text:p>476</text:p>
          </table:table-cell>
          <table:table-cell table:style-name="ce5" table:formula="of:=IFERROR( IF( AND( COUNT([.E542:.H542])=3; MOD( AVERAGE([.E542:.H542]); 2)=1; MOD( AVERAGE([.I542:.L54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76" calcext:value-type="float">
            <text:p>976</text:p>
          </table:table-cell>
          <table:table-cell office:value-type="float" office:value="767" calcext:value-type="float">
            <text:p>767</text:p>
          </table:table-cell>
          <table:table-cell office:value-type="float" office:value="437" calcext:value-type="float">
            <text:p>437</text:p>
          </table:table-cell>
          <table:table-cell office:value-type="float" office:value="729" calcext:value-type="float">
            <text:p>729</text:p>
          </table:table-cell>
          <table:table-cell table:formula="of:=IF(COUNTIF([.A543:.D543];[.A543])=3;[.A543];&quot;&quot;)">
            <text:p/>
          </table:table-cell>
          <table:table-cell table:formula="of:=IF(COUNTIF([.B543:.E543];[.B543])=3;[.B543];&quot;&quot;)">
            <text:p/>
          </table:table-cell>
          <table:table-cell table:formula="of:=IF(COUNTIF([.C543:.F543];[.C543])=3;[.C543];&quot;&quot;)">
            <text:p/>
          </table:table-cell>
          <table:table-cell table:formula="of:=IF(COUNTIF([.D543:.G543];[.D543])=3;[.D543];&quot;&quot;)">
            <text:p/>
          </table:table-cell>
          <table:table-cell table:formula="of:=IF(COUNTIF([.A543:.D543];[.A543])=3;&quot;&quot;;[.A543])" office:value-type="float" office:value="976" calcext:value-type="float">
            <text:p>976</text:p>
          </table:table-cell>
          <table:table-cell table:formula="of:=IF(COUNTIF([.B543:.E543];[.B543])=3;&quot;&quot;;[.B543])" office:value-type="float" office:value="767" calcext:value-type="float">
            <text:p>767</text:p>
          </table:table-cell>
          <table:table-cell table:formula="of:=IF(COUNTIF([.C543:.F543];[.C543])=3;&quot;&quot;;[.C543])" office:value-type="float" office:value="437" calcext:value-type="float">
            <text:p>437</text:p>
          </table:table-cell>
          <table:table-cell table:formula="of:=IF(COUNTIF([.D543:.G543];[.D543])=3;&quot;&quot;;[.D543])" office:value-type="float" office:value="729" calcext:value-type="float">
            <text:p>729</text:p>
          </table:table-cell>
          <table:table-cell table:style-name="ce5" table:formula="of:=IFERROR( IF( AND( COUNT([.E543:.H543])=3; MOD( AVERAGE([.E543:.H543]); 2)=1; MOD( AVERAGE([.I543:.L54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office:value-type="float" office:value="277" calcext:value-type="float">
            <text:p>277</text:p>
          </table:table-cell>
          <table:table-cell office:value-type="float" office:value="782" calcext:value-type="float">
            <text:p>782</text:p>
          </table:table-cell>
          <table:table-cell office:value-type="float" office:value="277" calcext:value-type="float">
            <text:p>277</text:p>
          </table:table-cell>
          <table:table-cell table:formula="of:=IF(COUNTIF([.A544:.D544];[.A544])=3;[.A544];&quot;&quot;)">
            <text:p/>
          </table:table-cell>
          <table:table-cell table:formula="of:=IF(COUNTIF([.B544:.E544];[.B544])=3;[.B544];&quot;&quot;)">
            <text:p/>
          </table:table-cell>
          <table:table-cell table:formula="of:=IF(COUNTIF([.C544:.F544];[.C544])=3;[.C544];&quot;&quot;)">
            <text:p/>
          </table:table-cell>
          <table:table-cell table:formula="of:=IF(COUNTIF([.D544:.G544];[.D544])=3;[.D544];&quot;&quot;)">
            <text:p/>
          </table:table-cell>
          <table:table-cell table:formula="of:=IF(COUNTIF([.A544:.D544];[.A544])=3;&quot;&quot;;[.A544])" office:value-type="float" office:value="638" calcext:value-type="float">
            <text:p>638</text:p>
          </table:table-cell>
          <table:table-cell table:formula="of:=IF(COUNTIF([.B544:.E544];[.B544])=3;&quot;&quot;;[.B544])" office:value-type="float" office:value="277" calcext:value-type="float">
            <text:p>277</text:p>
          </table:table-cell>
          <table:table-cell table:formula="of:=IF(COUNTIF([.C544:.F544];[.C544])=3;&quot;&quot;;[.C544])" office:value-type="float" office:value="782" calcext:value-type="float">
            <text:p>782</text:p>
          </table:table-cell>
          <table:table-cell table:formula="of:=IF(COUNTIF([.D544:.G544];[.D544])=3;&quot;&quot;;[.D544])" office:value-type="float" office:value="277" calcext:value-type="float">
            <text:p>277</text:p>
          </table:table-cell>
          <table:table-cell table:style-name="ce5" table:formula="of:=IFERROR( IF( AND( COUNT([.E544:.H544])=3; MOD( AVERAGE([.E544:.H544]); 2)=1; MOD( AVERAGE([.I544:.L54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number-columns-repeated="3" office:value-type="float" office:value="913" calcext:value-type="float">
            <text:p>913</text:p>
          </table:table-cell>
          <table:table-cell table:formula="of:=IF(COUNTIF([.A545:.D545];[.A545])=3;[.A545];&quot;&quot;)">
            <text:p/>
          </table:table-cell>
          <table:table-cell table:formula="of:=IF(COUNTIF([.B545:.E545];[.B545])=3;[.B545];&quot;&quot;)" office:value-type="float" office:value="913" calcext:value-type="float">
            <text:p>913</text:p>
          </table:table-cell>
          <table:table-cell table:formula="of:=IF(COUNTIF([.C545:.F545];[.C545])=3;[.C545];&quot;&quot;)" office:value-type="float" office:value="913" calcext:value-type="float">
            <text:p>913</text:p>
          </table:table-cell>
          <table:table-cell table:formula="of:=IF(COUNTIF([.D545:.G545];[.D545])=3;[.D545];&quot;&quot;)" office:value-type="float" office:value="913" calcext:value-type="float">
            <text:p>913</text:p>
          </table:table-cell>
          <table:table-cell table:formula="of:=IF(COUNTIF([.A545:.D545];[.A545])=3;&quot;&quot;;[.A545])" office:value-type="float" office:value="402" calcext:value-type="float">
            <text:p>402</text:p>
          </table:table-cell>
          <table:table-cell table:formula="of:=IF(COUNTIF([.B545:.E545];[.B545])=3;&quot;&quot;;[.B545])">
            <text:p/>
          </table:table-cell>
          <table:table-cell table:formula="of:=IF(COUNTIF([.C545:.F545];[.C545])=3;&quot;&quot;;[.C545])">
            <text:p/>
          </table:table-cell>
          <table:table-cell table:formula="of:=IF(COUNTIF([.D545:.G545];[.D545])=3;&quot;&quot;;[.D545])">
            <text:p/>
          </table:table-cell>
          <table:table-cell table:style-name="ce5" table:formula="of:=IFERROR( IF( AND( COUNT([.E545:.H545])=3; MOD( AVERAGE([.E545:.H545]); 2)=1; MOD( AVERAGE([.I545:.L545]); 2)=0); 1; 0); 0)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office:value-type="float" office:value="739" calcext:value-type="float">
            <text:p>739</text:p>
          </table:table-cell>
          <table:table-cell office:value-type="float" office:value="905" calcext:value-type="float">
            <text:p>905</text:p>
          </table:table-cell>
          <table:table-cell office:value-type="float" office:value="693" calcext:value-type="float">
            <text:p>693</text:p>
          </table:table-cell>
          <table:table-cell table:formula="of:=IF(COUNTIF([.A546:.D546];[.A546])=3;[.A546];&quot;&quot;)">
            <text:p/>
          </table:table-cell>
          <table:table-cell table:formula="of:=IF(COUNTIF([.B546:.E546];[.B546])=3;[.B546];&quot;&quot;)">
            <text:p/>
          </table:table-cell>
          <table:table-cell table:formula="of:=IF(COUNTIF([.C546:.F546];[.C546])=3;[.C546];&quot;&quot;)">
            <text:p/>
          </table:table-cell>
          <table:table-cell table:formula="of:=IF(COUNTIF([.D546:.G546];[.D546])=3;[.D546];&quot;&quot;)">
            <text:p/>
          </table:table-cell>
          <table:table-cell table:formula="of:=IF(COUNTIF([.A546:.D546];[.A546])=3;&quot;&quot;;[.A546])" office:value-type="float" office:value="566" calcext:value-type="float">
            <text:p>566</text:p>
          </table:table-cell>
          <table:table-cell table:formula="of:=IF(COUNTIF([.B546:.E546];[.B546])=3;&quot;&quot;;[.B546])" office:value-type="float" office:value="739" calcext:value-type="float">
            <text:p>739</text:p>
          </table:table-cell>
          <table:table-cell table:formula="of:=IF(COUNTIF([.C546:.F546];[.C546])=3;&quot;&quot;;[.C546])" office:value-type="float" office:value="905" calcext:value-type="float">
            <text:p>905</text:p>
          </table:table-cell>
          <table:table-cell table:formula="of:=IF(COUNTIF([.D546:.G546];[.D546])=3;&quot;&quot;;[.D546])" office:value-type="float" office:value="693" calcext:value-type="float">
            <text:p>693</text:p>
          </table:table-cell>
          <table:table-cell table:style-name="ce5" table:formula="of:=IFERROR( IF( AND( COUNT([.E546:.H546])=3; MOD( AVERAGE([.E546:.H546]); 2)=1; MOD( AVERAGE([.I546:.L54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office:value-type="float" office:value="683" calcext:value-type="float">
            <text:p>683</text:p>
          </table:table-cell>
          <table:table-cell office:value-type="float" office:value="979" calcext:value-type="float">
            <text:p>979</text:p>
          </table:table-cell>
          <table:table-cell office:value-type="float" office:value="260" calcext:value-type="float">
            <text:p>260</text:p>
          </table:table-cell>
          <table:table-cell table:formula="of:=IF(COUNTIF([.A547:.D547];[.A547])=3;[.A547];&quot;&quot;)">
            <text:p/>
          </table:table-cell>
          <table:table-cell table:formula="of:=IF(COUNTIF([.B547:.E547];[.B547])=3;[.B547];&quot;&quot;)">
            <text:p/>
          </table:table-cell>
          <table:table-cell table:formula="of:=IF(COUNTIF([.C547:.F547];[.C547])=3;[.C547];&quot;&quot;)">
            <text:p/>
          </table:table-cell>
          <table:table-cell table:formula="of:=IF(COUNTIF([.D547:.G547];[.D547])=3;[.D547];&quot;&quot;)">
            <text:p/>
          </table:table-cell>
          <table:table-cell table:formula="of:=IF(COUNTIF([.A547:.D547];[.A547])=3;&quot;&quot;;[.A547])" office:value-type="float" office:value="471" calcext:value-type="float">
            <text:p>471</text:p>
          </table:table-cell>
          <table:table-cell table:formula="of:=IF(COUNTIF([.B547:.E547];[.B547])=3;&quot;&quot;;[.B547])" office:value-type="float" office:value="683" calcext:value-type="float">
            <text:p>683</text:p>
          </table:table-cell>
          <table:table-cell table:formula="of:=IF(COUNTIF([.C547:.F547];[.C547])=3;&quot;&quot;;[.C547])" office:value-type="float" office:value="979" calcext:value-type="float">
            <text:p>979</text:p>
          </table:table-cell>
          <table:table-cell table:formula="of:=IF(COUNTIF([.D547:.G547];[.D547])=3;&quot;&quot;;[.D547])" office:value-type="float" office:value="260" calcext:value-type="float">
            <text:p>260</text:p>
          </table:table-cell>
          <table:table-cell table:style-name="ce5" table:formula="of:=IFERROR( IF( AND( COUNT([.E547:.H547])=3; MOD( AVERAGE([.E547:.H547]); 2)=1; MOD( AVERAGE([.I547:.L54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4" calcext:value-type="float">
            <text:p>224</text:p>
          </table:table-cell>
          <table:table-cell office:value-type="float" office:value="74" calcext:value-type="float">
            <text:p>74</text:p>
          </table:table-cell>
          <table:table-cell office:value-type="float" office:value="167" calcext:value-type="float">
            <text:p>167</text:p>
          </table:table-cell>
          <table:table-cell table:formula="of:=IF(COUNTIF([.A548:.D548];[.A548])=3;[.A548];&quot;&quot;)">
            <text:p/>
          </table:table-cell>
          <table:table-cell table:formula="of:=IF(COUNTIF([.B548:.E548];[.B548])=3;[.B548];&quot;&quot;)">
            <text:p/>
          </table:table-cell>
          <table:table-cell table:formula="of:=IF(COUNTIF([.C548:.F548];[.C548])=3;[.C548];&quot;&quot;)">
            <text:p/>
          </table:table-cell>
          <table:table-cell table:formula="of:=IF(COUNTIF([.D548:.G548];[.D548])=3;[.D548];&quot;&quot;)">
            <text:p/>
          </table:table-cell>
          <table:table-cell table:formula="of:=IF(COUNTIF([.A548:.D548];[.A548])=3;&quot;&quot;;[.A548])" office:value-type="float" office:value="380" calcext:value-type="float">
            <text:p>380</text:p>
          </table:table-cell>
          <table:table-cell table:formula="of:=IF(COUNTIF([.B548:.E548];[.B548])=3;&quot;&quot;;[.B548])" office:value-type="float" office:value="224" calcext:value-type="float">
            <text:p>224</text:p>
          </table:table-cell>
          <table:table-cell table:formula="of:=IF(COUNTIF([.C548:.F548];[.C548])=3;&quot;&quot;;[.C548])" office:value-type="float" office:value="74" calcext:value-type="float">
            <text:p>74</text:p>
          </table:table-cell>
          <table:table-cell table:formula="of:=IF(COUNTIF([.D548:.G548];[.D548])=3;&quot;&quot;;[.D548])" office:value-type="float" office:value="167" calcext:value-type="float">
            <text:p>167</text:p>
          </table:table-cell>
          <table:table-cell table:style-name="ce5" table:formula="of:=IFERROR( IF( AND( COUNT([.E548:.H548])=3; MOD( AVERAGE([.E548:.H548]); 2)=1; MOD( AVERAGE([.I548:.L54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3" calcext:value-type="float">
            <text:p>243</text:p>
          </table:table-cell>
          <table:table-cell office:value-type="float" office:value="81" calcext:value-type="float">
            <text:p>81</text:p>
          </table:table-cell>
          <table:table-cell office:value-type="float" office:value="955" calcext:value-type="float">
            <text:p>955</text:p>
          </table:table-cell>
          <table:table-cell table:formula="of:=IF(COUNTIF([.A549:.D549];[.A549])=3;[.A549];&quot;&quot;)">
            <text:p/>
          </table:table-cell>
          <table:table-cell table:formula="of:=IF(COUNTIF([.B549:.E549];[.B549])=3;[.B549];&quot;&quot;)">
            <text:p/>
          </table:table-cell>
          <table:table-cell table:formula="of:=IF(COUNTIF([.C549:.F549];[.C549])=3;[.C549];&quot;&quot;)">
            <text:p/>
          </table:table-cell>
          <table:table-cell table:formula="of:=IF(COUNTIF([.D549:.G549];[.D549])=3;[.D549];&quot;&quot;)">
            <text:p/>
          </table:table-cell>
          <table:table-cell table:formula="of:=IF(COUNTIF([.A549:.D549];[.A549])=3;&quot;&quot;;[.A549])" office:value-type="float" office:value="81" calcext:value-type="float">
            <text:p>81</text:p>
          </table:table-cell>
          <table:table-cell table:formula="of:=IF(COUNTIF([.B549:.E549];[.B549])=3;&quot;&quot;;[.B549])" office:value-type="float" office:value="243" calcext:value-type="float">
            <text:p>243</text:p>
          </table:table-cell>
          <table:table-cell table:formula="of:=IF(COUNTIF([.C549:.F549];[.C549])=3;&quot;&quot;;[.C549])" office:value-type="float" office:value="81" calcext:value-type="float">
            <text:p>81</text:p>
          </table:table-cell>
          <table:table-cell table:formula="of:=IF(COUNTIF([.D549:.G549];[.D549])=3;&quot;&quot;;[.D549])" office:value-type="float" office:value="955" calcext:value-type="float">
            <text:p>955</text:p>
          </table:table-cell>
          <table:table-cell table:style-name="ce5" table:formula="of:=IFERROR( IF( AND( COUNT([.E549:.H549])=3; MOD( AVERAGE([.E549:.H549]); 2)=1; MOD( AVERAGE([.I549:.L54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57" calcext:value-type="float">
            <text:p>757</text:p>
          </table:table-cell>
          <table:table-cell office:value-type="float" office:value="358" calcext:value-type="float">
            <text:p>358</text:p>
          </table:table-cell>
          <table:table-cell office:value-type="float" office:value="952" calcext:value-type="float">
            <text:p>952</text:p>
          </table:table-cell>
          <table:table-cell office:value-type="float" office:value="398" calcext:value-type="float">
            <text:p>398</text:p>
          </table:table-cell>
          <table:table-cell table:formula="of:=IF(COUNTIF([.A550:.D550];[.A550])=3;[.A550];&quot;&quot;)">
            <text:p/>
          </table:table-cell>
          <table:table-cell table:formula="of:=IF(COUNTIF([.B550:.E550];[.B550])=3;[.B550];&quot;&quot;)">
            <text:p/>
          </table:table-cell>
          <table:table-cell table:formula="of:=IF(COUNTIF([.C550:.F550];[.C550])=3;[.C550];&quot;&quot;)">
            <text:p/>
          </table:table-cell>
          <table:table-cell table:formula="of:=IF(COUNTIF([.D550:.G550];[.D550])=3;[.D550];&quot;&quot;)">
            <text:p/>
          </table:table-cell>
          <table:table-cell table:formula="of:=IF(COUNTIF([.A550:.D550];[.A550])=3;&quot;&quot;;[.A550])" office:value-type="float" office:value="757" calcext:value-type="float">
            <text:p>757</text:p>
          </table:table-cell>
          <table:table-cell table:formula="of:=IF(COUNTIF([.B550:.E550];[.B550])=3;&quot;&quot;;[.B550])" office:value-type="float" office:value="358" calcext:value-type="float">
            <text:p>358</text:p>
          </table:table-cell>
          <table:table-cell table:formula="of:=IF(COUNTIF([.C550:.F550];[.C550])=3;&quot;&quot;;[.C550])" office:value-type="float" office:value="952" calcext:value-type="float">
            <text:p>952</text:p>
          </table:table-cell>
          <table:table-cell table:formula="of:=IF(COUNTIF([.D550:.G550];[.D550])=3;&quot;&quot;;[.D550])" office:value-type="float" office:value="398" calcext:value-type="float">
            <text:p>398</text:p>
          </table:table-cell>
          <table:table-cell table:style-name="ce5" table:formula="of:=IFERROR( IF( AND( COUNT([.E550:.H550])=3; MOD( AVERAGE([.E550:.H550]); 2)=1; MOD( AVERAGE([.I550:.L55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table:formula="of:=IF(COUNTIF([.A551:.D551];[.A551])=3;[.A551];&quot;&quot;)">
            <text:p/>
          </table:table-cell>
          <table:table-cell table:formula="of:=IF(COUNTIF([.B551:.E551];[.B551])=3;[.B551];&quot;&quot;)">
            <text:p/>
          </table:table-cell>
          <table:table-cell table:formula="of:=IF(COUNTIF([.C551:.F551];[.C551])=3;[.C551];&quot;&quot;)">
            <text:p/>
          </table:table-cell>
          <table:table-cell table:formula="of:=IF(COUNTIF([.D551:.G551];[.D551])=3;[.D551];&quot;&quot;)">
            <text:p/>
          </table:table-cell>
          <table:table-cell table:formula="of:=IF(COUNTIF([.A551:.D551];[.A551])=3;&quot;&quot;;[.A551])" office:value-type="float" office:value="765" calcext:value-type="float">
            <text:p>765</text:p>
          </table:table-cell>
          <table:table-cell table:formula="of:=IF(COUNTIF([.B551:.E551];[.B551])=3;&quot;&quot;;[.B551])" office:value-type="float" office:value="765" calcext:value-type="float">
            <text:p>765</text:p>
          </table:table-cell>
          <table:table-cell table:formula="of:=IF(COUNTIF([.C551:.F551];[.C551])=3;&quot;&quot;;[.C551])" office:value-type="float" office:value="143" calcext:value-type="float">
            <text:p>143</text:p>
          </table:table-cell>
          <table:table-cell table:formula="of:=IF(COUNTIF([.D551:.G551];[.D551])=3;&quot;&quot;;[.D551])" office:value-type="float" office:value="171" calcext:value-type="float">
            <text:p>171</text:p>
          </table:table-cell>
          <table:table-cell table:style-name="ce5" table:formula="of:=IFERROR( IF( AND( COUNT([.E551:.H551])=3; MOD( AVERAGE([.E551:.H551]); 2)=1; MOD( AVERAGE([.I551:.L55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93" calcext:value-type="float">
            <text:p>193</text:p>
          </table:table-cell>
          <table:table-cell office:value-type="float" office:value="662" calcext:value-type="float">
            <text:p>662</text:p>
          </table:table-cell>
          <table:table-cell office:value-type="float" office:value="10" calcext:value-type="float">
            <text:p>10</text:p>
          </table:table-cell>
          <table:table-cell table:formula="of:=IF(COUNTIF([.A552:.D552];[.A552])=3;[.A552];&quot;&quot;)">
            <text:p/>
          </table:table-cell>
          <table:table-cell table:formula="of:=IF(COUNTIF([.B552:.E552];[.B552])=3;[.B552];&quot;&quot;)">
            <text:p/>
          </table:table-cell>
          <table:table-cell table:formula="of:=IF(COUNTIF([.C552:.F552];[.C552])=3;[.C552];&quot;&quot;)">
            <text:p/>
          </table:table-cell>
          <table:table-cell table:formula="of:=IF(COUNTIF([.D552:.G552];[.D552])=3;[.D552];&quot;&quot;)">
            <text:p/>
          </table:table-cell>
          <table:table-cell table:formula="of:=IF(COUNTIF([.A552:.D552];[.A552])=3;&quot;&quot;;[.A552])" office:value-type="float" office:value="374" calcext:value-type="float">
            <text:p>374</text:p>
          </table:table-cell>
          <table:table-cell table:formula="of:=IF(COUNTIF([.B552:.E552];[.B552])=3;&quot;&quot;;[.B552])" office:value-type="float" office:value="193" calcext:value-type="float">
            <text:p>193</text:p>
          </table:table-cell>
          <table:table-cell table:formula="of:=IF(COUNTIF([.C552:.F552];[.C552])=3;&quot;&quot;;[.C552])" office:value-type="float" office:value="662" calcext:value-type="float">
            <text:p>662</text:p>
          </table:table-cell>
          <table:table-cell table:formula="of:=IF(COUNTIF([.D552:.G552];[.D552])=3;&quot;&quot;;[.D552])" office:value-type="float" office:value="10" calcext:value-type="float">
            <text:p>10</text:p>
          </table:table-cell>
          <table:table-cell table:style-name="ce5" table:formula="of:=IFERROR( IF( AND( COUNT([.E552:.H552])=3; MOD( AVERAGE([.E552:.H552]); 2)=1; MOD( AVERAGE([.I552:.L55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19" calcext:value-type="float">
            <text:p>919</text:p>
          </table:table-cell>
          <table:table-cell office:value-type="float" office:value="456" calcext:value-type="float">
            <text:p>456</text:p>
          </table:table-cell>
          <table:table-cell office:value-type="float" office:value="515" calcext:value-type="float">
            <text:p>515</text:p>
          </table:table-cell>
          <table:table-cell office:value-type="float" office:value="635" calcext:value-type="float">
            <text:p>635</text:p>
          </table:table-cell>
          <table:table-cell table:formula="of:=IF(COUNTIF([.A553:.D553];[.A553])=3;[.A553];&quot;&quot;)">
            <text:p/>
          </table:table-cell>
          <table:table-cell table:formula="of:=IF(COUNTIF([.B553:.E553];[.B553])=3;[.B553];&quot;&quot;)">
            <text:p/>
          </table:table-cell>
          <table:table-cell table:formula="of:=IF(COUNTIF([.C553:.F553];[.C553])=3;[.C553];&quot;&quot;)">
            <text:p/>
          </table:table-cell>
          <table:table-cell table:formula="of:=IF(COUNTIF([.D553:.G553];[.D553])=3;[.D553];&quot;&quot;)">
            <text:p/>
          </table:table-cell>
          <table:table-cell table:formula="of:=IF(COUNTIF([.A553:.D553];[.A553])=3;&quot;&quot;;[.A553])" office:value-type="float" office:value="919" calcext:value-type="float">
            <text:p>919</text:p>
          </table:table-cell>
          <table:table-cell table:formula="of:=IF(COUNTIF([.B553:.E553];[.B553])=3;&quot;&quot;;[.B553])" office:value-type="float" office:value="456" calcext:value-type="float">
            <text:p>456</text:p>
          </table:table-cell>
          <table:table-cell table:formula="of:=IF(COUNTIF([.C553:.F553];[.C553])=3;&quot;&quot;;[.C553])" office:value-type="float" office:value="515" calcext:value-type="float">
            <text:p>515</text:p>
          </table:table-cell>
          <table:table-cell table:formula="of:=IF(COUNTIF([.D553:.G553];[.D553])=3;&quot;&quot;;[.D553])" office:value-type="float" office:value="635" calcext:value-type="float">
            <text:p>635</text:p>
          </table:table-cell>
          <table:table-cell table:style-name="ce5" table:formula="of:=IFERROR( IF( AND( COUNT([.E553:.H553])=3; MOD( AVERAGE([.E553:.H553]); 2)=1; MOD( AVERAGE([.I553:.L55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office:value-type="float" office:value="998" calcext:value-type="float">
            <text:p>998</text:p>
          </table:table-cell>
          <table:table-cell office:value-type="float" office:value="277" calcext:value-type="float">
            <text:p>277</text:p>
          </table:table-cell>
          <table:table-cell office:value-type="float" office:value="605" calcext:value-type="float">
            <text:p>605</text:p>
          </table:table-cell>
          <table:table-cell table:formula="of:=IF(COUNTIF([.A554:.D554];[.A554])=3;[.A554];&quot;&quot;)">
            <text:p/>
          </table:table-cell>
          <table:table-cell table:formula="of:=IF(COUNTIF([.B554:.E554];[.B554])=3;[.B554];&quot;&quot;)">
            <text:p/>
          </table:table-cell>
          <table:table-cell table:formula="of:=IF(COUNTIF([.C554:.F554];[.C554])=3;[.C554];&quot;&quot;)">
            <text:p/>
          </table:table-cell>
          <table:table-cell table:formula="of:=IF(COUNTIF([.D554:.G554];[.D554])=3;[.D554];&quot;&quot;)">
            <text:p/>
          </table:table-cell>
          <table:table-cell table:formula="of:=IF(COUNTIF([.A554:.D554];[.A554])=3;&quot;&quot;;[.A554])" office:value-type="float" office:value="454" calcext:value-type="float">
            <text:p>454</text:p>
          </table:table-cell>
          <table:table-cell table:formula="of:=IF(COUNTIF([.B554:.E554];[.B554])=3;&quot;&quot;;[.B554])" office:value-type="float" office:value="998" calcext:value-type="float">
            <text:p>998</text:p>
          </table:table-cell>
          <table:table-cell table:formula="of:=IF(COUNTIF([.C554:.F554];[.C554])=3;&quot;&quot;;[.C554])" office:value-type="float" office:value="277" calcext:value-type="float">
            <text:p>277</text:p>
          </table:table-cell>
          <table:table-cell table:formula="of:=IF(COUNTIF([.D554:.G554];[.D554])=3;&quot;&quot;;[.D554])" office:value-type="float" office:value="605" calcext:value-type="float">
            <text:p>605</text:p>
          </table:table-cell>
          <table:table-cell table:style-name="ce5" table:formula="of:=IFERROR( IF( AND( COUNT([.E554:.H554])=3; MOD( AVERAGE([.E554:.H554]); 2)=1; MOD( AVERAGE([.I554:.L55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65" calcext:value-type="float">
            <text:p>965</text:p>
          </table:table-cell>
          <table:table-cell office:value-type="float" office:value="675" calcext:value-type="float">
            <text:p>675</text:p>
          </table:table-cell>
          <table:table-cell office:value-type="float" office:value="965" calcext:value-type="float">
            <text:p>965</text:p>
          </table:table-cell>
          <table:table-cell office:value-type="float" office:value="322" calcext:value-type="float">
            <text:p>322</text:p>
          </table:table-cell>
          <table:table-cell table:formula="of:=IF(COUNTIF([.A555:.D555];[.A555])=3;[.A555];&quot;&quot;)">
            <text:p/>
          </table:table-cell>
          <table:table-cell table:formula="of:=IF(COUNTIF([.B555:.E555];[.B555])=3;[.B555];&quot;&quot;)">
            <text:p/>
          </table:table-cell>
          <table:table-cell table:formula="of:=IF(COUNTIF([.C555:.F555];[.C555])=3;[.C555];&quot;&quot;)">
            <text:p/>
          </table:table-cell>
          <table:table-cell table:formula="of:=IF(COUNTIF([.D555:.G555];[.D555])=3;[.D555];&quot;&quot;)">
            <text:p/>
          </table:table-cell>
          <table:table-cell table:formula="of:=IF(COUNTIF([.A555:.D555];[.A555])=3;&quot;&quot;;[.A555])" office:value-type="float" office:value="965" calcext:value-type="float">
            <text:p>965</text:p>
          </table:table-cell>
          <table:table-cell table:formula="of:=IF(COUNTIF([.B555:.E555];[.B555])=3;&quot;&quot;;[.B555])" office:value-type="float" office:value="675" calcext:value-type="float">
            <text:p>675</text:p>
          </table:table-cell>
          <table:table-cell table:formula="of:=IF(COUNTIF([.C555:.F555];[.C555])=3;&quot;&quot;;[.C555])" office:value-type="float" office:value="965" calcext:value-type="float">
            <text:p>965</text:p>
          </table:table-cell>
          <table:table-cell table:formula="of:=IF(COUNTIF([.D555:.G555];[.D555])=3;&quot;&quot;;[.D555])" office:value-type="float" office:value="322" calcext:value-type="float">
            <text:p>322</text:p>
          </table:table-cell>
          <table:table-cell table:style-name="ce5" table:formula="of:=IFERROR( IF( AND( COUNT([.E555:.H555])=3; MOD( AVERAGE([.E555:.H555]); 2)=1; MOD( AVERAGE([.I555:.L55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office:value-type="float" office:value="913" calcext:value-type="float">
            <text:p>913</text:p>
          </table:table-cell>
          <table:table-cell office:value-type="float" office:value="838" calcext:value-type="float">
            <text:p>838</text:p>
          </table:table-cell>
          <table:table-cell office:value-type="float" office:value="343" calcext:value-type="float">
            <text:p>343</text:p>
          </table:table-cell>
          <table:table-cell table:formula="of:=IF(COUNTIF([.A556:.D556];[.A556])=3;[.A556];&quot;&quot;)">
            <text:p/>
          </table:table-cell>
          <table:table-cell table:formula="of:=IF(COUNTIF([.B556:.E556];[.B556])=3;[.B556];&quot;&quot;)">
            <text:p/>
          </table:table-cell>
          <table:table-cell table:formula="of:=IF(COUNTIF([.C556:.F556];[.C556])=3;[.C556];&quot;&quot;)">
            <text:p/>
          </table:table-cell>
          <table:table-cell table:formula="of:=IF(COUNTIF([.D556:.G556];[.D556])=3;[.D556];&quot;&quot;)">
            <text:p/>
          </table:table-cell>
          <table:table-cell table:formula="of:=IF(COUNTIF([.A556:.D556];[.A556])=3;&quot;&quot;;[.A556])" office:value-type="float" office:value="420" calcext:value-type="float">
            <text:p>420</text:p>
          </table:table-cell>
          <table:table-cell table:formula="of:=IF(COUNTIF([.B556:.E556];[.B556])=3;&quot;&quot;;[.B556])" office:value-type="float" office:value="913" calcext:value-type="float">
            <text:p>913</text:p>
          </table:table-cell>
          <table:table-cell table:formula="of:=IF(COUNTIF([.C556:.F556];[.C556])=3;&quot;&quot;;[.C556])" office:value-type="float" office:value="838" calcext:value-type="float">
            <text:p>838</text:p>
          </table:table-cell>
          <table:table-cell table:formula="of:=IF(COUNTIF([.D556:.G556];[.D556])=3;&quot;&quot;;[.D556])" office:value-type="float" office:value="343" calcext:value-type="float">
            <text:p>343</text:p>
          </table:table-cell>
          <table:table-cell table:style-name="ce5" table:formula="of:=IFERROR( IF( AND( COUNT([.E556:.H556])=3; MOD( AVERAGE([.E556:.H556]); 2)=1; MOD( AVERAGE([.I556:.L55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200" calcext:value-type="float">
            <text:p>200</text:p>
          </table:table-cell>
          <table:table-cell table:formula="of:=IF(COUNTIF([.A557:.D557];[.A557])=3;[.A557];&quot;&quot;)">
            <text:p/>
          </table:table-cell>
          <table:table-cell table:formula="of:=IF(COUNTIF([.B557:.E557];[.B557])=3;[.B557];&quot;&quot;)">
            <text:p/>
          </table:table-cell>
          <table:table-cell table:formula="of:=IF(COUNTIF([.C557:.F557];[.C557])=3;[.C557];&quot;&quot;)">
            <text:p/>
          </table:table-cell>
          <table:table-cell table:formula="of:=IF(COUNTIF([.D557:.G557];[.D557])=3;[.D557];&quot;&quot;)">
            <text:p/>
          </table:table-cell>
          <table:table-cell table:formula="of:=IF(COUNTIF([.A557:.D557];[.A557])=3;&quot;&quot;;[.A557])" office:value-type="float" office:value="200" calcext:value-type="float">
            <text:p>200</text:p>
          </table:table-cell>
          <table:table-cell table:formula="of:=IF(COUNTIF([.B557:.E557];[.B557])=3;&quot;&quot;;[.B557])" office:value-type="float" office:value="33" calcext:value-type="float">
            <text:p>33</text:p>
          </table:table-cell>
          <table:table-cell table:formula="of:=IF(COUNTIF([.C557:.F557];[.C557])=3;&quot;&quot;;[.C557])" office:value-type="float" office:value="94" calcext:value-type="float">
            <text:p>94</text:p>
          </table:table-cell>
          <table:table-cell table:formula="of:=IF(COUNTIF([.D557:.G557];[.D557])=3;&quot;&quot;;[.D557])" office:value-type="float" office:value="200" calcext:value-type="float">
            <text:p>200</text:p>
          </table:table-cell>
          <table:table-cell table:style-name="ce5" table:formula="of:=IFERROR( IF( AND( COUNT([.E557:.H557])=3; MOD( AVERAGE([.E557:.H557]); 2)=1; MOD( AVERAGE([.I557:.L55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868" calcext:value-type="float">
            <text:p>868</text:p>
          </table:table-cell>
          <table:table-cell table:formula="of:=IF(COUNTIF([.A558:.D558];[.A558])=3;[.A558];&quot;&quot;)">
            <text:p/>
          </table:table-cell>
          <table:table-cell table:formula="of:=IF(COUNTIF([.B558:.E558];[.B558])=3;[.B558];&quot;&quot;)">
            <text:p/>
          </table:table-cell>
          <table:table-cell table:formula="of:=IF(COUNTIF([.C558:.F558];[.C558])=3;[.C558];&quot;&quot;)">
            <text:p/>
          </table:table-cell>
          <table:table-cell table:formula="of:=IF(COUNTIF([.D558:.G558];[.D558])=3;[.D558];&quot;&quot;)">
            <text:p/>
          </table:table-cell>
          <table:table-cell table:formula="of:=IF(COUNTIF([.A558:.D558];[.A558])=3;&quot;&quot;;[.A558])" office:value-type="float" office:value="686" calcext:value-type="float">
            <text:p>686</text:p>
          </table:table-cell>
          <table:table-cell table:formula="of:=IF(COUNTIF([.B558:.E558];[.B558])=3;&quot;&quot;;[.B558])" office:value-type="float" office:value="545" calcext:value-type="float">
            <text:p>545</text:p>
          </table:table-cell>
          <table:table-cell table:formula="of:=IF(COUNTIF([.C558:.F558];[.C558])=3;&quot;&quot;;[.C558])" office:value-type="float" office:value="868" calcext:value-type="float">
            <text:p>868</text:p>
          </table:table-cell>
          <table:table-cell table:formula="of:=IF(COUNTIF([.D558:.G558];[.D558])=3;&quot;&quot;;[.D558])" office:value-type="float" office:value="868" calcext:value-type="float">
            <text:p>868</text:p>
          </table:table-cell>
          <table:table-cell table:style-name="ce5" table:formula="of:=IFERROR( IF( AND( COUNT([.E558:.H558])=3; MOD( AVERAGE([.E558:.H558]); 2)=1; MOD( AVERAGE([.I558:.L55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office:value-type="float" office:value="802" calcext:value-type="float">
            <text:p>802</text:p>
          </table:table-cell>
          <table:table-cell office:value-type="float" office:value="609" calcext:value-type="float">
            <text:p>609</text:p>
          </table:table-cell>
          <table:table-cell table:formula="of:=IF(COUNTIF([.A559:.D559];[.A559])=3;[.A559];&quot;&quot;)">
            <text:p/>
          </table:table-cell>
          <table:table-cell table:formula="of:=IF(COUNTIF([.B559:.E559];[.B559])=3;[.B559];&quot;&quot;)">
            <text:p/>
          </table:table-cell>
          <table:table-cell table:formula="of:=IF(COUNTIF([.C559:.F559];[.C559])=3;[.C559];&quot;&quot;)">
            <text:p/>
          </table:table-cell>
          <table:table-cell table:formula="of:=IF(COUNTIF([.D559:.G559];[.D559])=3;[.D559];&quot;&quot;)">
            <text:p/>
          </table:table-cell>
          <table:table-cell table:formula="of:=IF(COUNTIF([.A559:.D559];[.A559])=3;&quot;&quot;;[.A559])" office:value-type="float" office:value="25" calcext:value-type="float">
            <text:p>25</text:p>
          </table:table-cell>
          <table:table-cell table:formula="of:=IF(COUNTIF([.B559:.E559];[.B559])=3;&quot;&quot;;[.B559])" office:value-type="float" office:value="145" calcext:value-type="float">
            <text:p>145</text:p>
          </table:table-cell>
          <table:table-cell table:formula="of:=IF(COUNTIF([.C559:.F559];[.C559])=3;&quot;&quot;;[.C559])" office:value-type="float" office:value="802" calcext:value-type="float">
            <text:p>802</text:p>
          </table:table-cell>
          <table:table-cell table:formula="of:=IF(COUNTIF([.D559:.G559];[.D559])=3;&quot;&quot;;[.D559])" office:value-type="float" office:value="609" calcext:value-type="float">
            <text:p>609</text:p>
          </table:table-cell>
          <table:table-cell table:style-name="ce5" table:formula="of:=IFERROR( IF( AND( COUNT([.E559:.H559])=3; MOD( AVERAGE([.E559:.H559]); 2)=1; MOD( AVERAGE([.I559:.L55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68" calcext:value-type="float">
            <text:p>968</text:p>
          </table:table-cell>
          <table:table-cell office:value-type="float" office:value="884" calcext:value-type="float">
            <text:p>884</text:p>
          </table:table-cell>
          <table:table-cell office:value-type="float" office:value="15" calcext:value-type="float">
            <text:p>15</text:p>
          </table:table-cell>
          <table:table-cell table:formula="of:=IF(COUNTIF([.A560:.D560];[.A560])=3;[.A560];&quot;&quot;)">
            <text:p/>
          </table:table-cell>
          <table:table-cell table:formula="of:=IF(COUNTIF([.B560:.E560];[.B560])=3;[.B560];&quot;&quot;)">
            <text:p/>
          </table:table-cell>
          <table:table-cell table:formula="of:=IF(COUNTIF([.C560:.F560];[.C560])=3;[.C560];&quot;&quot;)">
            <text:p/>
          </table:table-cell>
          <table:table-cell table:formula="of:=IF(COUNTIF([.D560:.G560];[.D560])=3;[.D560];&quot;&quot;)">
            <text:p/>
          </table:table-cell>
          <table:table-cell table:formula="of:=IF(COUNTIF([.A560:.D560];[.A560])=3;&quot;&quot;;[.A560])" office:value-type="float" office:value="422" calcext:value-type="float">
            <text:p>422</text:p>
          </table:table-cell>
          <table:table-cell table:formula="of:=IF(COUNTIF([.B560:.E560];[.B560])=3;&quot;&quot;;[.B560])" office:value-type="float" office:value="968" calcext:value-type="float">
            <text:p>968</text:p>
          </table:table-cell>
          <table:table-cell table:formula="of:=IF(COUNTIF([.C560:.F560];[.C560])=3;&quot;&quot;;[.C560])" office:value-type="float" office:value="884" calcext:value-type="float">
            <text:p>884</text:p>
          </table:table-cell>
          <table:table-cell table:formula="of:=IF(COUNTIF([.D560:.G560];[.D560])=3;&quot;&quot;;[.D560])" office:value-type="float" office:value="15" calcext:value-type="float">
            <text:p>15</text:p>
          </table:table-cell>
          <table:table-cell table:style-name="ce5" table:formula="of:=IFERROR( IF( AND( COUNT([.E560:.H560])=3; MOD( AVERAGE([.E560:.H560]); 2)=1; MOD( AVERAGE([.I560:.L56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" office:value-type="float" office:value="858" calcext:value-type="float">
            <text:p>858</text:p>
          </table:table-cell>
          <table:table-cell office:value-type="float" office:value="37" calcext:value-type="float">
            <text:p>37</text:p>
          </table:table-cell>
          <table:table-cell table:formula="of:=IF(COUNTIF([.A561:.D561];[.A561])=3;[.A561];&quot;&quot;)">
            <text:p/>
          </table:table-cell>
          <table:table-cell table:formula="of:=IF(COUNTIF([.B561:.E561];[.B561])=3;[.B561];&quot;&quot;)">
            <text:p/>
          </table:table-cell>
          <table:table-cell table:formula="of:=IF(COUNTIF([.C561:.F561];[.C561])=3;[.C561];&quot;&quot;)">
            <text:p/>
          </table:table-cell>
          <table:table-cell table:formula="of:=IF(COUNTIF([.D561:.G561];[.D561])=3;[.D561];&quot;&quot;)">
            <text:p/>
          </table:table-cell>
          <table:table-cell table:formula="of:=IF(COUNTIF([.A561:.D561];[.A561])=3;&quot;&quot;;[.A561])" office:value-type="float" office:value="985" calcext:value-type="float">
            <text:p>985</text:p>
          </table:table-cell>
          <table:table-cell table:formula="of:=IF(COUNTIF([.B561:.E561];[.B561])=3;&quot;&quot;;[.B561])" office:value-type="float" office:value="858" calcext:value-type="float">
            <text:p>858</text:p>
          </table:table-cell>
          <table:table-cell table:formula="of:=IF(COUNTIF([.C561:.F561];[.C561])=3;&quot;&quot;;[.C561])" office:value-type="float" office:value="858" calcext:value-type="float">
            <text:p>858</text:p>
          </table:table-cell>
          <table:table-cell table:formula="of:=IF(COUNTIF([.D561:.G561];[.D561])=3;&quot;&quot;;[.D561])" office:value-type="float" office:value="37" calcext:value-type="float">
            <text:p>37</text:p>
          </table:table-cell>
          <table:table-cell table:style-name="ce5" table:formula="of:=IFERROR( IF( AND( COUNT([.E561:.H561])=3; MOD( AVERAGE([.E561:.H561]); 2)=1; MOD( AVERAGE([.I561:.L56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float" office:value="364" calcext:value-type="float">
            <text:p>364</text:p>
          </table:table-cell>
          <table:table-cell office:value-type="float" office:value="697" calcext:value-type="float">
            <text:p>697</text:p>
          </table:table-cell>
          <table:table-cell office:value-type="float" office:value="325" calcext:value-type="float">
            <text:p>325</text:p>
          </table:table-cell>
          <table:table-cell table:formula="of:=IF(COUNTIF([.A562:.D562];[.A562])=3;[.A562];&quot;&quot;)">
            <text:p/>
          </table:table-cell>
          <table:table-cell table:formula="of:=IF(COUNTIF([.B562:.E562];[.B562])=3;[.B562];&quot;&quot;)">
            <text:p/>
          </table:table-cell>
          <table:table-cell table:formula="of:=IF(COUNTIF([.C562:.F562];[.C562])=3;[.C562];&quot;&quot;)">
            <text:p/>
          </table:table-cell>
          <table:table-cell table:formula="of:=IF(COUNTIF([.D562:.G562];[.D562])=3;[.D562];&quot;&quot;)">
            <text:p/>
          </table:table-cell>
          <table:table-cell table:formula="of:=IF(COUNTIF([.A562:.D562];[.A562])=3;&quot;&quot;;[.A562])" office:value-type="float" office:value="26" calcext:value-type="float">
            <text:p>26</text:p>
          </table:table-cell>
          <table:table-cell table:formula="of:=IF(COUNTIF([.B562:.E562];[.B562])=3;&quot;&quot;;[.B562])" office:value-type="float" office:value="364" calcext:value-type="float">
            <text:p>364</text:p>
          </table:table-cell>
          <table:table-cell table:formula="of:=IF(COUNTIF([.C562:.F562];[.C562])=3;&quot;&quot;;[.C562])" office:value-type="float" office:value="697" calcext:value-type="float">
            <text:p>697</text:p>
          </table:table-cell>
          <table:table-cell table:formula="of:=IF(COUNTIF([.D562:.G562];[.D562])=3;&quot;&quot;;[.D562])" office:value-type="float" office:value="325" calcext:value-type="float">
            <text:p>325</text:p>
          </table:table-cell>
          <table:table-cell table:style-name="ce5" table:formula="of:=IFERROR( IF( AND( COUNT([.E562:.H562])=3; MOD( AVERAGE([.E562:.H562]); 2)=1; MOD( AVERAGE([.I562:.L56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office:value-type="float" office:value="788" calcext:value-type="float">
            <text:p>788</text:p>
          </table:table-cell>
          <table:table-cell office:value-type="float" office:value="273" calcext:value-type="float">
            <text:p>273</text:p>
          </table:table-cell>
          <table:table-cell office:value-type="float" office:value="862" calcext:value-type="float">
            <text:p>862</text:p>
          </table:table-cell>
          <table:table-cell table:formula="of:=IF(COUNTIF([.A563:.D563];[.A563])=3;[.A563];&quot;&quot;)">
            <text:p/>
          </table:table-cell>
          <table:table-cell table:formula="of:=IF(COUNTIF([.B563:.E563];[.B563])=3;[.B563];&quot;&quot;)">
            <text:p/>
          </table:table-cell>
          <table:table-cell table:formula="of:=IF(COUNTIF([.C563:.F563];[.C563])=3;[.C563];&quot;&quot;)">
            <text:p/>
          </table:table-cell>
          <table:table-cell table:formula="of:=IF(COUNTIF([.D563:.G563];[.D563])=3;[.D563];&quot;&quot;)">
            <text:p/>
          </table:table-cell>
          <table:table-cell table:formula="of:=IF(COUNTIF([.A563:.D563];[.A563])=3;&quot;&quot;;[.A563])" office:value-type="float" office:value="857" calcext:value-type="float">
            <text:p>857</text:p>
          </table:table-cell>
          <table:table-cell table:formula="of:=IF(COUNTIF([.B563:.E563];[.B563])=3;&quot;&quot;;[.B563])" office:value-type="float" office:value="788" calcext:value-type="float">
            <text:p>788</text:p>
          </table:table-cell>
          <table:table-cell table:formula="of:=IF(COUNTIF([.C563:.F563];[.C563])=3;&quot;&quot;;[.C563])" office:value-type="float" office:value="273" calcext:value-type="float">
            <text:p>273</text:p>
          </table:table-cell>
          <table:table-cell table:formula="of:=IF(COUNTIF([.D563:.G563];[.D563])=3;&quot;&quot;;[.D563])" office:value-type="float" office:value="862" calcext:value-type="float">
            <text:p>862</text:p>
          </table:table-cell>
          <table:table-cell table:style-name="ce5" table:formula="of:=IFERROR( IF( AND( COUNT([.E563:.H563])=3; MOD( AVERAGE([.E563:.H563]); 2)=1; MOD( AVERAGE([.I563:.L56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office:value-type="float" office:value="553" calcext:value-type="float">
            <text:p>553</text:p>
          </table:table-cell>
          <table:table-cell office:value-type="float" office:value="844" calcext:value-type="float">
            <text:p>844</text:p>
          </table:table-cell>
          <table:table-cell office:value-type="float" office:value="751" calcext:value-type="float">
            <text:p>751</text:p>
          </table:table-cell>
          <table:table-cell table:formula="of:=IF(COUNTIF([.A564:.D564];[.A564])=3;[.A564];&quot;&quot;)">
            <text:p/>
          </table:table-cell>
          <table:table-cell table:formula="of:=IF(COUNTIF([.B564:.E564];[.B564])=3;[.B564];&quot;&quot;)">
            <text:p/>
          </table:table-cell>
          <table:table-cell table:formula="of:=IF(COUNTIF([.C564:.F564];[.C564])=3;[.C564];&quot;&quot;)">
            <text:p/>
          </table:table-cell>
          <table:table-cell table:formula="of:=IF(COUNTIF([.D564:.G564];[.D564])=3;[.D564];&quot;&quot;)">
            <text:p/>
          </table:table-cell>
          <table:table-cell table:formula="of:=IF(COUNTIF([.A564:.D564];[.A564])=3;&quot;&quot;;[.A564])" office:value-type="float" office:value="553" calcext:value-type="float">
            <text:p>553</text:p>
          </table:table-cell>
          <table:table-cell table:formula="of:=IF(COUNTIF([.B564:.E564];[.B564])=3;&quot;&quot;;[.B564])" office:value-type="float" office:value="553" calcext:value-type="float">
            <text:p>553</text:p>
          </table:table-cell>
          <table:table-cell table:formula="of:=IF(COUNTIF([.C564:.F564];[.C564])=3;&quot;&quot;;[.C564])" office:value-type="float" office:value="844" calcext:value-type="float">
            <text:p>844</text:p>
          </table:table-cell>
          <table:table-cell table:formula="of:=IF(COUNTIF([.D564:.G564];[.D564])=3;&quot;&quot;;[.D564])" office:value-type="float" office:value="751" calcext:value-type="float">
            <text:p>751</text:p>
          </table:table-cell>
          <table:table-cell table:style-name="ce5" table:formula="of:=IFERROR( IF( AND( COUNT([.E564:.H564])=3; MOD( AVERAGE([.E564:.H564]); 2)=1; MOD( AVERAGE([.I564:.L56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office:value-type="float" office:value="412" calcext:value-type="float">
            <text:p>412</text:p>
          </table:table-cell>
          <table:table-cell office:value-type="float" office:value="259" calcext:value-type="float">
            <text:p>259</text:p>
          </table:table-cell>
          <table:table-cell office:value-type="float" office:value="386" calcext:value-type="float">
            <text:p>386</text:p>
          </table:table-cell>
          <table:table-cell table:formula="of:=IF(COUNTIF([.A565:.D565];[.A565])=3;[.A565];&quot;&quot;)">
            <text:p/>
          </table:table-cell>
          <table:table-cell table:formula="of:=IF(COUNTIF([.B565:.E565];[.B565])=3;[.B565];&quot;&quot;)">
            <text:p/>
          </table:table-cell>
          <table:table-cell table:formula="of:=IF(COUNTIF([.C565:.F565];[.C565])=3;[.C565];&quot;&quot;)">
            <text:p/>
          </table:table-cell>
          <table:table-cell table:formula="of:=IF(COUNTIF([.D565:.G565];[.D565])=3;[.D565];&quot;&quot;)">
            <text:p/>
          </table:table-cell>
          <table:table-cell table:formula="of:=IF(COUNTIF([.A565:.D565];[.A565])=3;&quot;&quot;;[.A565])" office:value-type="float" office:value="812" calcext:value-type="float">
            <text:p>812</text:p>
          </table:table-cell>
          <table:table-cell table:formula="of:=IF(COUNTIF([.B565:.E565];[.B565])=3;&quot;&quot;;[.B565])" office:value-type="float" office:value="412" calcext:value-type="float">
            <text:p>412</text:p>
          </table:table-cell>
          <table:table-cell table:formula="of:=IF(COUNTIF([.C565:.F565];[.C565])=3;&quot;&quot;;[.C565])" office:value-type="float" office:value="259" calcext:value-type="float">
            <text:p>259</text:p>
          </table:table-cell>
          <table:table-cell table:formula="of:=IF(COUNTIF([.D565:.G565];[.D565])=3;&quot;&quot;;[.D565])" office:value-type="float" office:value="386" calcext:value-type="float">
            <text:p>386</text:p>
          </table:table-cell>
          <table:table-cell table:style-name="ce5" table:formula="of:=IFERROR( IF( AND( COUNT([.E565:.H565])=3; MOD( AVERAGE([.E565:.H565]); 2)=1; MOD( AVERAGE([.I565:.L56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89" calcext:value-type="float">
            <text:p>989</text:p>
          </table:table-cell>
          <table:table-cell office:value-type="float" office:value="602" calcext:value-type="float">
            <text:p>602</text:p>
          </table:table-cell>
          <table:table-cell office:value-type="float" office:value="625" calcext:value-type="float">
            <text:p>625</text:p>
          </table:table-cell>
          <table:table-cell office:value-type="float" office:value="100" calcext:value-type="float">
            <text:p>100</text:p>
          </table:table-cell>
          <table:table-cell table:formula="of:=IF(COUNTIF([.A566:.D566];[.A566])=3;[.A566];&quot;&quot;)">
            <text:p/>
          </table:table-cell>
          <table:table-cell table:formula="of:=IF(COUNTIF([.B566:.E566];[.B566])=3;[.B566];&quot;&quot;)">
            <text:p/>
          </table:table-cell>
          <table:table-cell table:formula="of:=IF(COUNTIF([.C566:.F566];[.C566])=3;[.C566];&quot;&quot;)">
            <text:p/>
          </table:table-cell>
          <table:table-cell table:formula="of:=IF(COUNTIF([.D566:.G566];[.D566])=3;[.D566];&quot;&quot;)">
            <text:p/>
          </table:table-cell>
          <table:table-cell table:formula="of:=IF(COUNTIF([.A566:.D566];[.A566])=3;&quot;&quot;;[.A566])" office:value-type="float" office:value="989" calcext:value-type="float">
            <text:p>989</text:p>
          </table:table-cell>
          <table:table-cell table:formula="of:=IF(COUNTIF([.B566:.E566];[.B566])=3;&quot;&quot;;[.B566])" office:value-type="float" office:value="602" calcext:value-type="float">
            <text:p>602</text:p>
          </table:table-cell>
          <table:table-cell table:formula="of:=IF(COUNTIF([.C566:.F566];[.C566])=3;&quot;&quot;;[.C566])" office:value-type="float" office:value="625" calcext:value-type="float">
            <text:p>625</text:p>
          </table:table-cell>
          <table:table-cell table:formula="of:=IF(COUNTIF([.D566:.G566];[.D566])=3;&quot;&quot;;[.D566])" office:value-type="float" office:value="100" calcext:value-type="float">
            <text:p>100</text:p>
          </table:table-cell>
          <table:table-cell table:style-name="ce5" table:formula="of:=IFERROR( IF( AND( COUNT([.E566:.H566])=3; MOD( AVERAGE([.E566:.H566]); 2)=1; MOD( AVERAGE([.I566:.L56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98" calcext:value-type="float">
            <text:p>998</text:p>
          </table:table-cell>
          <table:table-cell table:number-columns-repeated="2" office:value-type="float" office:value="739" calcext:value-type="float">
            <text:p>739</text:p>
          </table:table-cell>
          <table:table-cell office:value-type="float" office:value="202" calcext:value-type="float">
            <text:p>202</text:p>
          </table:table-cell>
          <table:table-cell table:formula="of:=IF(COUNTIF([.A567:.D567];[.A567])=3;[.A567];&quot;&quot;)">
            <text:p/>
          </table:table-cell>
          <table:table-cell table:formula="of:=IF(COUNTIF([.B567:.E567];[.B567])=3;[.B567];&quot;&quot;)">
            <text:p/>
          </table:table-cell>
          <table:table-cell table:formula="of:=IF(COUNTIF([.C567:.F567];[.C567])=3;[.C567];&quot;&quot;)">
            <text:p/>
          </table:table-cell>
          <table:table-cell table:formula="of:=IF(COUNTIF([.D567:.G567];[.D567])=3;[.D567];&quot;&quot;)">
            <text:p/>
          </table:table-cell>
          <table:table-cell table:formula="of:=IF(COUNTIF([.A567:.D567];[.A567])=3;&quot;&quot;;[.A567])" office:value-type="float" office:value="998" calcext:value-type="float">
            <text:p>998</text:p>
          </table:table-cell>
          <table:table-cell table:formula="of:=IF(COUNTIF([.B567:.E567];[.B567])=3;&quot;&quot;;[.B567])" office:value-type="float" office:value="739" calcext:value-type="float">
            <text:p>739</text:p>
          </table:table-cell>
          <table:table-cell table:formula="of:=IF(COUNTIF([.C567:.F567];[.C567])=3;&quot;&quot;;[.C567])" office:value-type="float" office:value="739" calcext:value-type="float">
            <text:p>739</text:p>
          </table:table-cell>
          <table:table-cell table:formula="of:=IF(COUNTIF([.D567:.G567];[.D567])=3;&quot;&quot;;[.D567])" office:value-type="float" office:value="202" calcext:value-type="float">
            <text:p>202</text:p>
          </table:table-cell>
          <table:table-cell table:style-name="ce5" table:formula="of:=IFERROR( IF( AND( COUNT([.E567:.H567])=3; MOD( AVERAGE([.E567:.H567]); 2)=1; MOD( AVERAGE([.I567:.L56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office:value-type="float" office:value="727" calcext:value-type="float">
            <text:p>727</text:p>
          </table:table-cell>
          <table:table-cell office:value-type="float" office:value="119" calcext:value-type="float">
            <text:p>119</text:p>
          </table:table-cell>
          <table:table-cell office:value-type="float" office:value="293" calcext:value-type="float">
            <text:p>293</text:p>
          </table:table-cell>
          <table:table-cell table:formula="of:=IF(COUNTIF([.A568:.D568];[.A568])=3;[.A568];&quot;&quot;)">
            <text:p/>
          </table:table-cell>
          <table:table-cell table:formula="of:=IF(COUNTIF([.B568:.E568];[.B568])=3;[.B568];&quot;&quot;)">
            <text:p/>
          </table:table-cell>
          <table:table-cell table:formula="of:=IF(COUNTIF([.C568:.F568];[.C568])=3;[.C568];&quot;&quot;)">
            <text:p/>
          </table:table-cell>
          <table:table-cell table:formula="of:=IF(COUNTIF([.D568:.G568];[.D568])=3;[.D568];&quot;&quot;)">
            <text:p/>
          </table:table-cell>
          <table:table-cell table:formula="of:=IF(COUNTIF([.A568:.D568];[.A568])=3;&quot;&quot;;[.A568])" office:value-type="float" office:value="462" calcext:value-type="float">
            <text:p>462</text:p>
          </table:table-cell>
          <table:table-cell table:formula="of:=IF(COUNTIF([.B568:.E568];[.B568])=3;&quot;&quot;;[.B568])" office:value-type="float" office:value="727" calcext:value-type="float">
            <text:p>727</text:p>
          </table:table-cell>
          <table:table-cell table:formula="of:=IF(COUNTIF([.C568:.F568];[.C568])=3;&quot;&quot;;[.C568])" office:value-type="float" office:value="119" calcext:value-type="float">
            <text:p>119</text:p>
          </table:table-cell>
          <table:table-cell table:formula="of:=IF(COUNTIF([.D568:.G568];[.D568])=3;&quot;&quot;;[.D568])" office:value-type="float" office:value="293" calcext:value-type="float">
            <text:p>293</text:p>
          </table:table-cell>
          <table:table-cell table:style-name="ce5" table:formula="of:=IFERROR( IF( AND( COUNT([.E568:.H568])=3; MOD( AVERAGE([.E568:.H568]); 2)=1; MOD( AVERAGE([.I568:.L56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 office:value-type="float" office:value="266" calcext:value-type="float">
            <text:p>266</text:p>
          </table:table-cell>
          <table:table-cell office:value-type="float" office:value="233" calcext:value-type="float">
            <text:p>233</text:p>
          </table:table-cell>
          <table:table-cell table:formula="of:=IF(COUNTIF([.A569:.D569];[.A569])=3;[.A569];&quot;&quot;)">
            <text:p/>
          </table:table-cell>
          <table:table-cell table:formula="of:=IF(COUNTIF([.B569:.E569];[.B569])=3;[.B569];&quot;&quot;)">
            <text:p/>
          </table:table-cell>
          <table:table-cell table:formula="of:=IF(COUNTIF([.C569:.F569];[.C569])=3;[.C569];&quot;&quot;)">
            <text:p/>
          </table:table-cell>
          <table:table-cell table:formula="of:=IF(COUNTIF([.D569:.G569];[.D569])=3;[.D569];&quot;&quot;)">
            <text:p/>
          </table:table-cell>
          <table:table-cell table:formula="of:=IF(COUNTIF([.A569:.D569];[.A569])=3;&quot;&quot;;[.A569])" office:value-type="float" office:value="538" calcext:value-type="float">
            <text:p>538</text:p>
          </table:table-cell>
          <table:table-cell table:formula="of:=IF(COUNTIF([.B569:.E569];[.B569])=3;&quot;&quot;;[.B569])" office:value-type="float" office:value="538" calcext:value-type="float">
            <text:p>538</text:p>
          </table:table-cell>
          <table:table-cell table:formula="of:=IF(COUNTIF([.C569:.F569];[.C569])=3;&quot;&quot;;[.C569])" office:value-type="float" office:value="266" calcext:value-type="float">
            <text:p>266</text:p>
          </table:table-cell>
          <table:table-cell table:formula="of:=IF(COUNTIF([.D569:.G569];[.D569])=3;&quot;&quot;;[.D569])" office:value-type="float" office:value="233" calcext:value-type="float">
            <text:p>233</text:p>
          </table:table-cell>
          <table:table-cell table:style-name="ce5" table:formula="of:=IFERROR( IF( AND( COUNT([.E569:.H569])=3; MOD( AVERAGE([.E569:.H569]); 2)=1; MOD( AVERAGE([.I569:.L56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82" calcext:value-type="float">
            <text:p>682</text:p>
          </table:table-cell>
          <table:table-cell office:value-type="float" office:value="816" calcext:value-type="float">
            <text:p>816</text:p>
          </table:table-cell>
          <table:table-cell office:value-type="float" office:value="46" calcext:value-type="float">
            <text:p>46</text:p>
          </table:table-cell>
          <table:table-cell table:formula="of:=IF(COUNTIF([.A570:.D570];[.A570])=3;[.A570];&quot;&quot;)">
            <text:p/>
          </table:table-cell>
          <table:table-cell table:formula="of:=IF(COUNTIF([.B570:.E570];[.B570])=3;[.B570];&quot;&quot;)">
            <text:p/>
          </table:table-cell>
          <table:table-cell table:formula="of:=IF(COUNTIF([.C570:.F570];[.C570])=3;[.C570];&quot;&quot;)">
            <text:p/>
          </table:table-cell>
          <table:table-cell table:formula="of:=IF(COUNTIF([.D570:.G570];[.D570])=3;[.D570];&quot;&quot;)">
            <text:p/>
          </table:table-cell>
          <table:table-cell table:formula="of:=IF(COUNTIF([.A570:.D570];[.A570])=3;&quot;&quot;;[.A570])" office:value-type="float" office:value="266" calcext:value-type="float">
            <text:p>266</text:p>
          </table:table-cell>
          <table:table-cell table:formula="of:=IF(COUNTIF([.B570:.E570];[.B570])=3;&quot;&quot;;[.B570])" office:value-type="float" office:value="682" calcext:value-type="float">
            <text:p>682</text:p>
          </table:table-cell>
          <table:table-cell table:formula="of:=IF(COUNTIF([.C570:.F570];[.C570])=3;&quot;&quot;;[.C570])" office:value-type="float" office:value="816" calcext:value-type="float">
            <text:p>816</text:p>
          </table:table-cell>
          <table:table-cell table:formula="of:=IF(COUNTIF([.D570:.G570];[.D570])=3;&quot;&quot;;[.D570])" office:value-type="float" office:value="46" calcext:value-type="float">
            <text:p>46</text:p>
          </table:table-cell>
          <table:table-cell table:style-name="ce5" table:formula="of:=IFERROR( IF( AND( COUNT([.E570:.H570])=3; MOD( AVERAGE([.E570:.H570]); 2)=1; MOD( AVERAGE([.I570:.L57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number-columns-repeated="2" office:value-type="float" office:value="705" calcext:value-type="float">
            <text:p>705</text:p>
          </table:table-cell>
          <table:table-cell office:value-type="float" office:value="292" calcext:value-type="float">
            <text:p>292</text:p>
          </table:table-cell>
          <table:table-cell table:formula="of:=IF(COUNTIF([.A571:.D571];[.A571])=3;[.A571];&quot;&quot;)">
            <text:p/>
          </table:table-cell>
          <table:table-cell table:formula="of:=IF(COUNTIF([.B571:.E571];[.B571])=3;[.B571];&quot;&quot;)">
            <text:p/>
          </table:table-cell>
          <table:table-cell table:formula="of:=IF(COUNTIF([.C571:.F571];[.C571])=3;[.C571];&quot;&quot;)">
            <text:p/>
          </table:table-cell>
          <table:table-cell table:formula="of:=IF(COUNTIF([.D571:.G571];[.D571])=3;[.D571];&quot;&quot;)">
            <text:p/>
          </table:table-cell>
          <table:table-cell table:formula="of:=IF(COUNTIF([.A571:.D571];[.A571])=3;&quot;&quot;;[.A571])" office:value-type="float" office:value="138" calcext:value-type="float">
            <text:p>138</text:p>
          </table:table-cell>
          <table:table-cell table:formula="of:=IF(COUNTIF([.B571:.E571];[.B571])=3;&quot;&quot;;[.B571])" office:value-type="float" office:value="705" calcext:value-type="float">
            <text:p>705</text:p>
          </table:table-cell>
          <table:table-cell table:formula="of:=IF(COUNTIF([.C571:.F571];[.C571])=3;&quot;&quot;;[.C571])" office:value-type="float" office:value="705" calcext:value-type="float">
            <text:p>705</text:p>
          </table:table-cell>
          <table:table-cell table:formula="of:=IF(COUNTIF([.D571:.G571];[.D571])=3;&quot;&quot;;[.D571])" office:value-type="float" office:value="292" calcext:value-type="float">
            <text:p>292</text:p>
          </table:table-cell>
          <table:table-cell table:style-name="ce5" table:formula="of:=IFERROR( IF( AND( COUNT([.E571:.H571])=3; MOD( AVERAGE([.E571:.H571]); 2)=1; MOD( AVERAGE([.I571:.L57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21" calcext:value-type="float">
            <text:p>921</text:p>
          </table:table-cell>
          <table:table-cell office:value-type="float" office:value="797" calcext:value-type="float">
            <text:p>797</text:p>
          </table:table-cell>
          <table:table-cell office:value-type="float" office:value="307" calcext:value-type="float">
            <text:p>307</text:p>
          </table:table-cell>
          <table:table-cell office:value-type="float" office:value="686" calcext:value-type="float">
            <text:p>686</text:p>
          </table:table-cell>
          <table:table-cell table:formula="of:=IF(COUNTIF([.A572:.D572];[.A572])=3;[.A572];&quot;&quot;)">
            <text:p/>
          </table:table-cell>
          <table:table-cell table:formula="of:=IF(COUNTIF([.B572:.E572];[.B572])=3;[.B572];&quot;&quot;)">
            <text:p/>
          </table:table-cell>
          <table:table-cell table:formula="of:=IF(COUNTIF([.C572:.F572];[.C572])=3;[.C572];&quot;&quot;)">
            <text:p/>
          </table:table-cell>
          <table:table-cell table:formula="of:=IF(COUNTIF([.D572:.G572];[.D572])=3;[.D572];&quot;&quot;)">
            <text:p/>
          </table:table-cell>
          <table:table-cell table:formula="of:=IF(COUNTIF([.A572:.D572];[.A572])=3;&quot;&quot;;[.A572])" office:value-type="float" office:value="921" calcext:value-type="float">
            <text:p>921</text:p>
          </table:table-cell>
          <table:table-cell table:formula="of:=IF(COUNTIF([.B572:.E572];[.B572])=3;&quot;&quot;;[.B572])" office:value-type="float" office:value="797" calcext:value-type="float">
            <text:p>797</text:p>
          </table:table-cell>
          <table:table-cell table:formula="of:=IF(COUNTIF([.C572:.F572];[.C572])=3;&quot;&quot;;[.C572])" office:value-type="float" office:value="307" calcext:value-type="float">
            <text:p>307</text:p>
          </table:table-cell>
          <table:table-cell table:formula="of:=IF(COUNTIF([.D572:.G572];[.D572])=3;&quot;&quot;;[.D572])" office:value-type="float" office:value="686" calcext:value-type="float">
            <text:p>686</text:p>
          </table:table-cell>
          <table:table-cell table:style-name="ce5" table:formula="of:=IFERROR( IF( AND( COUNT([.E572:.H572])=3; MOD( AVERAGE([.E572:.H572]); 2)=1; MOD( AVERAGE([.I572:.L57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25" calcext:value-type="float">
            <text:p>725</text:p>
          </table:table-cell>
          <table:table-cell office:value-type="float" office:value="93" calcext:value-type="float">
            <text:p>93</text:p>
          </table:table-cell>
          <table:table-cell office:value-type="float" office:value="653" calcext:value-type="float">
            <text:p>653</text:p>
          </table:table-cell>
          <table:table-cell table:formula="of:=IF(COUNTIF([.A573:.D573];[.A573])=3;[.A573];&quot;&quot;)">
            <text:p/>
          </table:table-cell>
          <table:table-cell table:formula="of:=IF(COUNTIF([.B573:.E573];[.B573])=3;[.B573];&quot;&quot;)">
            <text:p/>
          </table:table-cell>
          <table:table-cell table:formula="of:=IF(COUNTIF([.C573:.F573];[.C573])=3;[.C573];&quot;&quot;)">
            <text:p/>
          </table:table-cell>
          <table:table-cell table:formula="of:=IF(COUNTIF([.D573:.G573];[.D573])=3;[.D573];&quot;&quot;)">
            <text:p/>
          </table:table-cell>
          <table:table-cell table:formula="of:=IF(COUNTIF([.A573:.D573];[.A573])=3;&quot;&quot;;[.A573])" office:value-type="float" office:value="763" calcext:value-type="float">
            <text:p>763</text:p>
          </table:table-cell>
          <table:table-cell table:formula="of:=IF(COUNTIF([.B573:.E573];[.B573])=3;&quot;&quot;;[.B573])" office:value-type="float" office:value="725" calcext:value-type="float">
            <text:p>725</text:p>
          </table:table-cell>
          <table:table-cell table:formula="of:=IF(COUNTIF([.C573:.F573];[.C573])=3;&quot;&quot;;[.C573])" office:value-type="float" office:value="93" calcext:value-type="float">
            <text:p>93</text:p>
          </table:table-cell>
          <table:table-cell table:formula="of:=IF(COUNTIF([.D573:.G573];[.D573])=3;&quot;&quot;;[.D573])" office:value-type="float" office:value="653" calcext:value-type="float">
            <text:p>653</text:p>
          </table:table-cell>
          <table:table-cell table:style-name="ce5" table:formula="of:=IFERROR( IF( AND( COUNT([.E573:.H573])=3; MOD( AVERAGE([.E573:.H573]); 2)=1; MOD( AVERAGE([.I573:.L57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office:value-type="float" office:value="418" calcext:value-type="float">
            <text:p>418</text:p>
          </table:table-cell>
          <table:table-cell table:formula="of:=IF(COUNTIF([.A574:.D574];[.A574])=3;[.A574];&quot;&quot;)">
            <text:p/>
          </table:table-cell>
          <table:table-cell table:formula="of:=IF(COUNTIF([.B574:.E574];[.B574])=3;[.B574];&quot;&quot;)">
            <text:p/>
          </table:table-cell>
          <table:table-cell table:formula="of:=IF(COUNTIF([.C574:.F574];[.C574])=3;[.C574];&quot;&quot;)">
            <text:p/>
          </table:table-cell>
          <table:table-cell table:formula="of:=IF(COUNTIF([.D574:.G574];[.D574])=3;[.D574];&quot;&quot;)">
            <text:p/>
          </table:table-cell>
          <table:table-cell table:formula="of:=IF(COUNTIF([.A574:.D574];[.A574])=3;&quot;&quot;;[.A574])" office:value-type="float" office:value="688" calcext:value-type="float">
            <text:p>688</text:p>
          </table:table-cell>
          <table:table-cell table:formula="of:=IF(COUNTIF([.B574:.E574];[.B574])=3;&quot;&quot;;[.B574])" office:value-type="float" office:value="270" calcext:value-type="float">
            <text:p>270</text:p>
          </table:table-cell>
          <table:table-cell table:formula="of:=IF(COUNTIF([.C574:.F574];[.C574])=3;&quot;&quot;;[.C574])" office:value-type="float" office:value="54" calcext:value-type="float">
            <text:p>54</text:p>
          </table:table-cell>
          <table:table-cell table:formula="of:=IF(COUNTIF([.D574:.G574];[.D574])=3;&quot;&quot;;[.D574])" office:value-type="float" office:value="418" calcext:value-type="float">
            <text:p>418</text:p>
          </table:table-cell>
          <table:table-cell table:style-name="ce5" table:formula="of:=IFERROR( IF( AND( COUNT([.E574:.H574])=3; MOD( AVERAGE([.E574:.H574]); 2)=1; MOD( AVERAGE([.I574:.L57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office:value-type="float" office:value="575" calcext:value-type="float">
            <text:p>575</text:p>
          </table:table-cell>
          <table:table-cell office:value-type="float" office:value="723" calcext:value-type="float">
            <text:p>723</text:p>
          </table:table-cell>
          <table:table-cell office:value-type="float" office:value="498" calcext:value-type="float">
            <text:p>498</text:p>
          </table:table-cell>
          <table:table-cell table:formula="of:=IF(COUNTIF([.A575:.D575];[.A575])=3;[.A575];&quot;&quot;)">
            <text:p/>
          </table:table-cell>
          <table:table-cell table:formula="of:=IF(COUNTIF([.B575:.E575];[.B575])=3;[.B575];&quot;&quot;)">
            <text:p/>
          </table:table-cell>
          <table:table-cell table:formula="of:=IF(COUNTIF([.C575:.F575];[.C575])=3;[.C575];&quot;&quot;)">
            <text:p/>
          </table:table-cell>
          <table:table-cell table:formula="of:=IF(COUNTIF([.D575:.G575];[.D575])=3;[.D575];&quot;&quot;)">
            <text:p/>
          </table:table-cell>
          <table:table-cell table:formula="of:=IF(COUNTIF([.A575:.D575];[.A575])=3;&quot;&quot;;[.A575])" office:value-type="float" office:value="216" calcext:value-type="float">
            <text:p>216</text:p>
          </table:table-cell>
          <table:table-cell table:formula="of:=IF(COUNTIF([.B575:.E575];[.B575])=3;&quot;&quot;;[.B575])" office:value-type="float" office:value="575" calcext:value-type="float">
            <text:p>575</text:p>
          </table:table-cell>
          <table:table-cell table:formula="of:=IF(COUNTIF([.C575:.F575];[.C575])=3;&quot;&quot;;[.C575])" office:value-type="float" office:value="723" calcext:value-type="float">
            <text:p>723</text:p>
          </table:table-cell>
          <table:table-cell table:formula="of:=IF(COUNTIF([.D575:.G575];[.D575])=3;&quot;&quot;;[.D575])" office:value-type="float" office:value="498" calcext:value-type="float">
            <text:p>498</text:p>
          </table:table-cell>
          <table:table-cell table:style-name="ce5" table:formula="of:=IFERROR( IF( AND( COUNT([.E575:.H575])=3; MOD( AVERAGE([.E575:.H575]); 2)=1; MOD( AVERAGE([.I575:.L57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733" calcext:value-type="float">
            <text:p>733</text:p>
          </table:table-cell>
          <table:table-cell table:formula="of:=IF(COUNTIF([.A576:.D576];[.A576])=3;[.A576];&quot;&quot;)">
            <text:p/>
          </table:table-cell>
          <table:table-cell table:formula="of:=IF(COUNTIF([.B576:.E576];[.B576])=3;[.B576];&quot;&quot;)">
            <text:p/>
          </table:table-cell>
          <table:table-cell table:formula="of:=IF(COUNTIF([.C576:.F576];[.C576])=3;[.C576];&quot;&quot;)">
            <text:p/>
          </table:table-cell>
          <table:table-cell table:formula="of:=IF(COUNTIF([.D576:.G576];[.D576])=3;[.D576];&quot;&quot;)">
            <text:p/>
          </table:table-cell>
          <table:table-cell table:formula="of:=IF(COUNTIF([.A576:.D576];[.A576])=3;&quot;&quot;;[.A576])" office:value-type="float" office:value="386" calcext:value-type="float">
            <text:p>386</text:p>
          </table:table-cell>
          <table:table-cell table:formula="of:=IF(COUNTIF([.B576:.E576];[.B576])=3;&quot;&quot;;[.B576])" office:value-type="float" office:value="4" calcext:value-type="float">
            <text:p>4</text:p>
          </table:table-cell>
          <table:table-cell table:formula="of:=IF(COUNTIF([.C576:.F576];[.C576])=3;&quot;&quot;;[.C576])" office:value-type="float" office:value="267" calcext:value-type="float">
            <text:p>267</text:p>
          </table:table-cell>
          <table:table-cell table:formula="of:=IF(COUNTIF([.D576:.G576];[.D576])=3;&quot;&quot;;[.D576])" office:value-type="float" office:value="733" calcext:value-type="float">
            <text:p>733</text:p>
          </table:table-cell>
          <table:table-cell table:style-name="ce5" table:formula="of:=IFERROR( IF( AND( COUNT([.E576:.H576])=3; MOD( AVERAGE([.E576:.H576]); 2)=1; MOD( AVERAGE([.I576:.L57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office:value-type="float" office:value="264" calcext:value-type="float">
            <text:p>264</text:p>
          </table:table-cell>
          <table:table-cell office:value-type="float" office:value="878" calcext:value-type="float">
            <text:p>878</text:p>
          </table:table-cell>
          <table:table-cell office:value-type="float" office:value="173" calcext:value-type="float">
            <text:p>173</text:p>
          </table:table-cell>
          <table:table-cell table:formula="of:=IF(COUNTIF([.A577:.D577];[.A577])=3;[.A577];&quot;&quot;)">
            <text:p/>
          </table:table-cell>
          <table:table-cell table:formula="of:=IF(COUNTIF([.B577:.E577];[.B577])=3;[.B577];&quot;&quot;)">
            <text:p/>
          </table:table-cell>
          <table:table-cell table:formula="of:=IF(COUNTIF([.C577:.F577];[.C577])=3;[.C577];&quot;&quot;)">
            <text:p/>
          </table:table-cell>
          <table:table-cell table:formula="of:=IF(COUNTIF([.D577:.G577];[.D577])=3;[.D577];&quot;&quot;)">
            <text:p/>
          </table:table-cell>
          <table:table-cell table:formula="of:=IF(COUNTIF([.A577:.D577];[.A577])=3;&quot;&quot;;[.A577])" office:value-type="float" office:value="627" calcext:value-type="float">
            <text:p>627</text:p>
          </table:table-cell>
          <table:table-cell table:formula="of:=IF(COUNTIF([.B577:.E577];[.B577])=3;&quot;&quot;;[.B577])" office:value-type="float" office:value="264" calcext:value-type="float">
            <text:p>264</text:p>
          </table:table-cell>
          <table:table-cell table:formula="of:=IF(COUNTIF([.C577:.F577];[.C577])=3;&quot;&quot;;[.C577])" office:value-type="float" office:value="878" calcext:value-type="float">
            <text:p>878</text:p>
          </table:table-cell>
          <table:table-cell table:formula="of:=IF(COUNTIF([.D577:.G577];[.D577])=3;&quot;&quot;;[.D577])" office:value-type="float" office:value="173" calcext:value-type="float">
            <text:p>173</text:p>
          </table:table-cell>
          <table:table-cell table:style-name="ce5" table:formula="of:=IFERROR( IF( AND( COUNT([.E577:.H577])=3; MOD( AVERAGE([.E577:.H577]); 2)=1; MOD( AVERAGE([.I577:.L57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office:value-type="float" office:value="801" calcext:value-type="float">
            <text:p>801</text:p>
          </table:table-cell>
          <table:table-cell office:value-type="float" office:value="284" calcext:value-type="float">
            <text:p>284</text:p>
          </table:table-cell>
          <table:table-cell office:value-type="float" office:value="485" calcext:value-type="float">
            <text:p>485</text:p>
          </table:table-cell>
          <table:table-cell table:formula="of:=IF(COUNTIF([.A578:.D578];[.A578])=3;[.A578];&quot;&quot;)">
            <text:p/>
          </table:table-cell>
          <table:table-cell table:formula="of:=IF(COUNTIF([.B578:.E578];[.B578])=3;[.B578];&quot;&quot;)">
            <text:p/>
          </table:table-cell>
          <table:table-cell table:formula="of:=IF(COUNTIF([.C578:.F578];[.C578])=3;[.C578];&quot;&quot;)">
            <text:p/>
          </table:table-cell>
          <table:table-cell table:formula="of:=IF(COUNTIF([.D578:.G578];[.D578])=3;[.D578];&quot;&quot;)">
            <text:p/>
          </table:table-cell>
          <table:table-cell table:formula="of:=IF(COUNTIF([.A578:.D578];[.A578])=3;&quot;&quot;;[.A578])" office:value-type="float" office:value="245" calcext:value-type="float">
            <text:p>245</text:p>
          </table:table-cell>
          <table:table-cell table:formula="of:=IF(COUNTIF([.B578:.E578];[.B578])=3;&quot;&quot;;[.B578])" office:value-type="float" office:value="801" calcext:value-type="float">
            <text:p>801</text:p>
          </table:table-cell>
          <table:table-cell table:formula="of:=IF(COUNTIF([.C578:.F578];[.C578])=3;&quot;&quot;;[.C578])" office:value-type="float" office:value="284" calcext:value-type="float">
            <text:p>284</text:p>
          </table:table-cell>
          <table:table-cell table:formula="of:=IF(COUNTIF([.D578:.G578];[.D578])=3;&quot;&quot;;[.D578])" office:value-type="float" office:value="485" calcext:value-type="float">
            <text:p>485</text:p>
          </table:table-cell>
          <table:table-cell table:style-name="ce5" table:formula="of:=IFERROR( IF( AND( COUNT([.E578:.H578])=3; MOD( AVERAGE([.E578:.H578]); 2)=1; MOD( AVERAGE([.I578:.L57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office:value-type="float" office:value="821" calcext:value-type="float">
            <text:p>821</text:p>
          </table:table-cell>
          <table:table-cell office:value-type="float" office:value="354" calcext:value-type="float">
            <text:p>354</text:p>
          </table:table-cell>
          <table:table-cell office:value-type="float" office:value="748" calcext:value-type="float">
            <text:p>748</text:p>
          </table:table-cell>
          <table:table-cell table:formula="of:=IF(COUNTIF([.A579:.D579];[.A579])=3;[.A579];&quot;&quot;)">
            <text:p/>
          </table:table-cell>
          <table:table-cell table:formula="of:=IF(COUNTIF([.B579:.E579];[.B579])=3;[.B579];&quot;&quot;)">
            <text:p/>
          </table:table-cell>
          <table:table-cell table:formula="of:=IF(COUNTIF([.C579:.F579];[.C579])=3;[.C579];&quot;&quot;)">
            <text:p/>
          </table:table-cell>
          <table:table-cell table:formula="of:=IF(COUNTIF([.D579:.G579];[.D579])=3;[.D579];&quot;&quot;)">
            <text:p/>
          </table:table-cell>
          <table:table-cell table:formula="of:=IF(COUNTIF([.A579:.D579];[.A579])=3;&quot;&quot;;[.A579])" office:value-type="float" office:value="566" calcext:value-type="float">
            <text:p>566</text:p>
          </table:table-cell>
          <table:table-cell table:formula="of:=IF(COUNTIF([.B579:.E579];[.B579])=3;&quot;&quot;;[.B579])" office:value-type="float" office:value="821" calcext:value-type="float">
            <text:p>821</text:p>
          </table:table-cell>
          <table:table-cell table:formula="of:=IF(COUNTIF([.C579:.F579];[.C579])=3;&quot;&quot;;[.C579])" office:value-type="float" office:value="354" calcext:value-type="float">
            <text:p>354</text:p>
          </table:table-cell>
          <table:table-cell table:formula="of:=IF(COUNTIF([.D579:.G579];[.D579])=3;&quot;&quot;;[.D579])" office:value-type="float" office:value="748" calcext:value-type="float">
            <text:p>748</text:p>
          </table:table-cell>
          <table:table-cell table:style-name="ce5" table:formula="of:=IFERROR( IF( AND( COUNT([.E579:.H579])=3; MOD( AVERAGE([.E579:.H579]); 2)=1; MOD( AVERAGE([.I579:.L57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office:value-type="float" office:value="431" calcext:value-type="float">
            <text:p>431</text:p>
          </table:table-cell>
          <table:table-cell office:value-type="float" office:value="416" calcext:value-type="float">
            <text:p>416</text:p>
          </table:table-cell>
          <table:table-cell office:value-type="float" office:value="567" calcext:value-type="float">
            <text:p>567</text:p>
          </table:table-cell>
          <table:table-cell table:formula="of:=IF(COUNTIF([.A580:.D580];[.A580])=3;[.A580];&quot;&quot;)">
            <text:p/>
          </table:table-cell>
          <table:table-cell table:formula="of:=IF(COUNTIF([.B580:.E580];[.B580])=3;[.B580];&quot;&quot;)">
            <text:p/>
          </table:table-cell>
          <table:table-cell table:formula="of:=IF(COUNTIF([.C580:.F580];[.C580])=3;[.C580];&quot;&quot;)">
            <text:p/>
          </table:table-cell>
          <table:table-cell table:formula="of:=IF(COUNTIF([.D580:.G580];[.D580])=3;[.D580];&quot;&quot;)">
            <text:p/>
          </table:table-cell>
          <table:table-cell table:formula="of:=IF(COUNTIF([.A580:.D580];[.A580])=3;&quot;&quot;;[.A580])" office:value-type="float" office:value="494" calcext:value-type="float">
            <text:p>494</text:p>
          </table:table-cell>
          <table:table-cell table:formula="of:=IF(COUNTIF([.B580:.E580];[.B580])=3;&quot;&quot;;[.B580])" office:value-type="float" office:value="431" calcext:value-type="float">
            <text:p>431</text:p>
          </table:table-cell>
          <table:table-cell table:formula="of:=IF(COUNTIF([.C580:.F580];[.C580])=3;&quot;&quot;;[.C580])" office:value-type="float" office:value="416" calcext:value-type="float">
            <text:p>416</text:p>
          </table:table-cell>
          <table:table-cell table:formula="of:=IF(COUNTIF([.D580:.G580];[.D580])=3;&quot;&quot;;[.D580])" office:value-type="float" office:value="567" calcext:value-type="float">
            <text:p>567</text:p>
          </table:table-cell>
          <table:table-cell table:style-name="ce5" table:formula="of:=IFERROR( IF( AND( COUNT([.E580:.H580])=3; MOD( AVERAGE([.E580:.H580]); 2)=1; MOD( AVERAGE([.I580:.L58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office:value-type="float" office:value="768" calcext:value-type="float">
            <text:p>768</text:p>
          </table:table-cell>
          <table:table-cell office:value-type="float" office:value="315" calcext:value-type="float">
            <text:p>315</text:p>
          </table:table-cell>
          <table:table-cell office:value-type="float" office:value="389" calcext:value-type="float">
            <text:p>389</text:p>
          </table:table-cell>
          <table:table-cell table:formula="of:=IF(COUNTIF([.A581:.D581];[.A581])=3;[.A581];&quot;&quot;)">
            <text:p/>
          </table:table-cell>
          <table:table-cell table:formula="of:=IF(COUNTIF([.B581:.E581];[.B581])=3;[.B581];&quot;&quot;)">
            <text:p/>
          </table:table-cell>
          <table:table-cell table:formula="of:=IF(COUNTIF([.C581:.F581];[.C581])=3;[.C581];&quot;&quot;)">
            <text:p/>
          </table:table-cell>
          <table:table-cell table:formula="of:=IF(COUNTIF([.D581:.G581];[.D581])=3;[.D581];&quot;&quot;)">
            <text:p/>
          </table:table-cell>
          <table:table-cell table:formula="of:=IF(COUNTIF([.A581:.D581];[.A581])=3;&quot;&quot;;[.A581])" office:value-type="float" office:value="532" calcext:value-type="float">
            <text:p>532</text:p>
          </table:table-cell>
          <table:table-cell table:formula="of:=IF(COUNTIF([.B581:.E581];[.B581])=3;&quot;&quot;;[.B581])" office:value-type="float" office:value="768" calcext:value-type="float">
            <text:p>768</text:p>
          </table:table-cell>
          <table:table-cell table:formula="of:=IF(COUNTIF([.C581:.F581];[.C581])=3;&quot;&quot;;[.C581])" office:value-type="float" office:value="315" calcext:value-type="float">
            <text:p>315</text:p>
          </table:table-cell>
          <table:table-cell table:formula="of:=IF(COUNTIF([.D581:.G581];[.D581])=3;&quot;&quot;;[.D581])" office:value-type="float" office:value="389" calcext:value-type="float">
            <text:p>389</text:p>
          </table:table-cell>
          <table:table-cell table:style-name="ce5" table:formula="of:=IFERROR( IF( AND( COUNT([.E581:.H581])=3; MOD( AVERAGE([.E581:.H581]); 2)=1; MOD( AVERAGE([.I581:.L58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office:value-type="float" office:value="706" calcext:value-type="float">
            <text:p>706</text:p>
          </table:table-cell>
          <table:table-cell office:value-type="float" office:value="995" calcext:value-type="float">
            <text:p>995</text:p>
          </table:table-cell>
          <table:table-cell office:value-type="float" office:value="708" calcext:value-type="float">
            <text:p>708</text:p>
          </table:table-cell>
          <table:table-cell table:formula="of:=IF(COUNTIF([.A582:.D582];[.A582])=3;[.A582];&quot;&quot;)">
            <text:p/>
          </table:table-cell>
          <table:table-cell table:formula="of:=IF(COUNTIF([.B582:.E582];[.B582])=3;[.B582];&quot;&quot;)">
            <text:p/>
          </table:table-cell>
          <table:table-cell table:formula="of:=IF(COUNTIF([.C582:.F582];[.C582])=3;[.C582];&quot;&quot;)">
            <text:p/>
          </table:table-cell>
          <table:table-cell table:formula="of:=IF(COUNTIF([.D582:.G582];[.D582])=3;[.D582];&quot;&quot;)">
            <text:p/>
          </table:table-cell>
          <table:table-cell table:formula="of:=IF(COUNTIF([.A582:.D582];[.A582])=3;&quot;&quot;;[.A582])" office:value-type="float" office:value="117" calcext:value-type="float">
            <text:p>117</text:p>
          </table:table-cell>
          <table:table-cell table:formula="of:=IF(COUNTIF([.B582:.E582];[.B582])=3;&quot;&quot;;[.B582])" office:value-type="float" office:value="706" calcext:value-type="float">
            <text:p>706</text:p>
          </table:table-cell>
          <table:table-cell table:formula="of:=IF(COUNTIF([.C582:.F582];[.C582])=3;&quot;&quot;;[.C582])" office:value-type="float" office:value="995" calcext:value-type="float">
            <text:p>995</text:p>
          </table:table-cell>
          <table:table-cell table:formula="of:=IF(COUNTIF([.D582:.G582];[.D582])=3;&quot;&quot;;[.D582])" office:value-type="float" office:value="708" calcext:value-type="float">
            <text:p>708</text:p>
          </table:table-cell>
          <table:table-cell table:style-name="ce5" table:formula="of:=IFERROR( IF( AND( COUNT([.E582:.H582])=3; MOD( AVERAGE([.E582:.H582]); 2)=1; MOD( AVERAGE([.I582:.L58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13" calcext:value-type="float">
            <text:p>613</text:p>
          </table:table-cell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table:formula="of:=IF(COUNTIF([.A583:.D583];[.A583])=3;[.A583];&quot;&quot;)">
            <text:p/>
          </table:table-cell>
          <table:table-cell table:formula="of:=IF(COUNTIF([.B583:.E583];[.B583])=3;[.B583];&quot;&quot;)">
            <text:p/>
          </table:table-cell>
          <table:table-cell table:formula="of:=IF(COUNTIF([.C583:.F583];[.C583])=3;[.C583];&quot;&quot;)">
            <text:p/>
          </table:table-cell>
          <table:table-cell table:formula="of:=IF(COUNTIF([.D583:.G583];[.D583])=3;[.D583];&quot;&quot;)">
            <text:p/>
          </table:table-cell>
          <table:table-cell table:formula="of:=IF(COUNTIF([.A583:.D583];[.A583])=3;&quot;&quot;;[.A583])" office:value-type="float" office:value="151" calcext:value-type="float">
            <text:p>151</text:p>
          </table:table-cell>
          <table:table-cell table:formula="of:=IF(COUNTIF([.B583:.E583];[.B583])=3;&quot;&quot;;[.B583])" office:value-type="float" office:value="613" calcext:value-type="float">
            <text:p>613</text:p>
          </table:table-cell>
          <table:table-cell table:formula="of:=IF(COUNTIF([.C583:.F583];[.C583])=3;&quot;&quot;;[.C583])" office:value-type="float" office:value="210" calcext:value-type="float">
            <text:p>210</text:p>
          </table:table-cell>
          <table:table-cell table:formula="of:=IF(COUNTIF([.D583:.G583];[.D583])=3;&quot;&quot;;[.D583])" office:value-type="float" office:value="22" calcext:value-type="float">
            <text:p>22</text:p>
          </table:table-cell>
          <table:table-cell table:style-name="ce5" table:formula="of:=IFERROR( IF( AND( COUNT([.E583:.H583])=3; MOD( AVERAGE([.E583:.H583]); 2)=1; MOD( AVERAGE([.I583:.L58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float" office:value="297" calcext:value-type="float">
            <text:p>297</text:p>
          </table:table-cell>
          <table:table-cell office:value-type="float" office:value="648" calcext:value-type="float">
            <text:p>648</text:p>
          </table:table-cell>
          <table:table-cell office:value-type="float" office:value="521" calcext:value-type="float">
            <text:p>521</text:p>
          </table:table-cell>
          <table:table-cell table:formula="of:=IF(COUNTIF([.A584:.D584];[.A584])=3;[.A584];&quot;&quot;)">
            <text:p/>
          </table:table-cell>
          <table:table-cell table:formula="of:=IF(COUNTIF([.B584:.E584];[.B584])=3;[.B584];&quot;&quot;)">
            <text:p/>
          </table:table-cell>
          <table:table-cell table:formula="of:=IF(COUNTIF([.C584:.F584];[.C584])=3;[.C584];&quot;&quot;)">
            <text:p/>
          </table:table-cell>
          <table:table-cell table:formula="of:=IF(COUNTIF([.D584:.G584];[.D584])=3;[.D584];&quot;&quot;)">
            <text:p/>
          </table:table-cell>
          <table:table-cell table:formula="of:=IF(COUNTIF([.A584:.D584];[.A584])=3;&quot;&quot;;[.A584])" office:value-type="float" office:value="128" calcext:value-type="float">
            <text:p>128</text:p>
          </table:table-cell>
          <table:table-cell table:formula="of:=IF(COUNTIF([.B584:.E584];[.B584])=3;&quot;&quot;;[.B584])" office:value-type="float" office:value="297" calcext:value-type="float">
            <text:p>297</text:p>
          </table:table-cell>
          <table:table-cell table:formula="of:=IF(COUNTIF([.C584:.F584];[.C584])=3;&quot;&quot;;[.C584])" office:value-type="float" office:value="648" calcext:value-type="float">
            <text:p>648</text:p>
          </table:table-cell>
          <table:table-cell table:formula="of:=IF(COUNTIF([.D584:.G584];[.D584])=3;&quot;&quot;;[.D584])" office:value-type="float" office:value="521" calcext:value-type="float">
            <text:p>521</text:p>
          </table:table-cell>
          <table:table-cell table:style-name="ce5" table:formula="of:=IFERROR( IF( AND( COUNT([.E584:.H584])=3; MOD( AVERAGE([.E584:.H584]); 2)=1; MOD( AVERAGE([.I584:.L58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759" calcext:value-type="float">
            <text:p>759</text:p>
          </table:table-cell>
          <table:table-cell office:value-type="float" office:value="138" calcext:value-type="float">
            <text:p>138</text:p>
          </table:table-cell>
          <table:table-cell table:formula="of:=IF(COUNTIF([.A585:.D585];[.A585])=3;[.A585];&quot;&quot;)">
            <text:p/>
          </table:table-cell>
          <table:table-cell table:formula="of:=IF(COUNTIF([.B585:.E585];[.B585])=3;[.B585];&quot;&quot;)">
            <text:p/>
          </table:table-cell>
          <table:table-cell table:formula="of:=IF(COUNTIF([.C585:.F585];[.C585])=3;[.C585];&quot;&quot;)">
            <text:p/>
          </table:table-cell>
          <table:table-cell table:formula="of:=IF(COUNTIF([.D585:.G585];[.D585])=3;[.D585];&quot;&quot;)">
            <text:p/>
          </table:table-cell>
          <table:table-cell table:formula="of:=IF(COUNTIF([.A585:.D585];[.A585])=3;&quot;&quot;;[.A585])" office:value-type="float" office:value="150" calcext:value-type="float">
            <text:p>150</text:p>
          </table:table-cell>
          <table:table-cell table:formula="of:=IF(COUNTIF([.B585:.E585];[.B585])=3;&quot;&quot;;[.B585])" office:value-type="float" office:value="138" calcext:value-type="float">
            <text:p>138</text:p>
          </table:table-cell>
          <table:table-cell table:formula="of:=IF(COUNTIF([.C585:.F585];[.C585])=3;&quot;&quot;;[.C585])" office:value-type="float" office:value="759" calcext:value-type="float">
            <text:p>759</text:p>
          </table:table-cell>
          <table:table-cell table:formula="of:=IF(COUNTIF([.D585:.G585];[.D585])=3;&quot;&quot;;[.D585])" office:value-type="float" office:value="138" calcext:value-type="float">
            <text:p>138</text:p>
          </table:table-cell>
          <table:table-cell table:style-name="ce5" table:formula="of:=IFERROR( IF( AND( COUNT([.E585:.H585])=3; MOD( AVERAGE([.E585:.H585]); 2)=1; MOD( AVERAGE([.I585:.L58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8" calcext:value-type="float">
            <text:p>598</text:p>
          </table:table-cell>
          <table:table-cell office:value-type="float" office:value="968" calcext:value-type="float">
            <text:p>968</text:p>
          </table:table-cell>
          <table:table-cell office:value-type="float" office:value="52" calcext:value-type="float">
            <text:p>52</text:p>
          </table:table-cell>
          <table:table-cell table:formula="of:=IF(COUNTIF([.A586:.D586];[.A586])=3;[.A586];&quot;&quot;)">
            <text:p/>
          </table:table-cell>
          <table:table-cell table:formula="of:=IF(COUNTIF([.B586:.E586];[.B586])=3;[.B586];&quot;&quot;)">
            <text:p/>
          </table:table-cell>
          <table:table-cell table:formula="of:=IF(COUNTIF([.C586:.F586];[.C586])=3;[.C586];&quot;&quot;)">
            <text:p/>
          </table:table-cell>
          <table:table-cell table:formula="of:=IF(COUNTIF([.D586:.G586];[.D586])=3;[.D586];&quot;&quot;)">
            <text:p/>
          </table:table-cell>
          <table:table-cell table:formula="of:=IF(COUNTIF([.A586:.D586];[.A586])=3;&quot;&quot;;[.A586])" office:value-type="float" office:value="299" calcext:value-type="float">
            <text:p>299</text:p>
          </table:table-cell>
          <table:table-cell table:formula="of:=IF(COUNTIF([.B586:.E586];[.B586])=3;&quot;&quot;;[.B586])" office:value-type="float" office:value="598" calcext:value-type="float">
            <text:p>598</text:p>
          </table:table-cell>
          <table:table-cell table:formula="of:=IF(COUNTIF([.C586:.F586];[.C586])=3;&quot;&quot;;[.C586])" office:value-type="float" office:value="968" calcext:value-type="float">
            <text:p>968</text:p>
          </table:table-cell>
          <table:table-cell table:formula="of:=IF(COUNTIF([.D586:.G586];[.D586])=3;&quot;&quot;;[.D586])" office:value-type="float" office:value="52" calcext:value-type="float">
            <text:p>52</text:p>
          </table:table-cell>
          <table:table-cell table:style-name="ce5" table:formula="of:=IFERROR( IF( AND( COUNT([.E586:.H586])=3; MOD( AVERAGE([.E586:.H586]); 2)=1; MOD( AVERAGE([.I586:.L58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40" calcext:value-type="float">
            <text:p>840</text:p>
          </table:table-cell>
          <table:table-cell office:value-type="float" office:value="274" calcext:value-type="float">
            <text:p>274</text:p>
          </table:table-cell>
          <table:table-cell office:value-type="float" office:value="49" calcext:value-type="float">
            <text:p>49</text:p>
          </table:table-cell>
          <table:table-cell table:formula="of:=IF(COUNTIF([.A587:.D587];[.A587])=3;[.A587];&quot;&quot;)">
            <text:p/>
          </table:table-cell>
          <table:table-cell table:formula="of:=IF(COUNTIF([.B587:.E587];[.B587])=3;[.B587];&quot;&quot;)">
            <text:p/>
          </table:table-cell>
          <table:table-cell table:formula="of:=IF(COUNTIF([.C587:.F587];[.C587])=3;[.C587];&quot;&quot;)">
            <text:p/>
          </table:table-cell>
          <table:table-cell table:formula="of:=IF(COUNTIF([.D587:.G587];[.D587])=3;[.D587];&quot;&quot;)">
            <text:p/>
          </table:table-cell>
          <table:table-cell table:formula="of:=IF(COUNTIF([.A587:.D587];[.A587])=3;&quot;&quot;;[.A587])" office:value-type="float" office:value="834" calcext:value-type="float">
            <text:p>834</text:p>
          </table:table-cell>
          <table:table-cell table:formula="of:=IF(COUNTIF([.B587:.E587];[.B587])=3;&quot;&quot;;[.B587])" office:value-type="float" office:value="840" calcext:value-type="float">
            <text:p>840</text:p>
          </table:table-cell>
          <table:table-cell table:formula="of:=IF(COUNTIF([.C587:.F587];[.C587])=3;&quot;&quot;;[.C587])" office:value-type="float" office:value="274" calcext:value-type="float">
            <text:p>274</text:p>
          </table:table-cell>
          <table:table-cell table:formula="of:=IF(COUNTIF([.D587:.G587];[.D587])=3;&quot;&quot;;[.D587])" office:value-type="float" office:value="49" calcext:value-type="float">
            <text:p>49</text:p>
          </table:table-cell>
          <table:table-cell table:style-name="ce5" table:formula="of:=IFERROR( IF( AND( COUNT([.E587:.H587])=3; MOD( AVERAGE([.E587:.H587]); 2)=1; MOD( AVERAGE([.I587:.L58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957" calcext:value-type="float">
            <text:p>957</text:p>
          </table:table-cell>
          <table:table-cell table:formula="of:=IF(COUNTIF([.A588:.D588];[.A588])=3;[.A588];&quot;&quot;)">
            <text:p/>
          </table:table-cell>
          <table:table-cell table:formula="of:=IF(COUNTIF([.B588:.E588];[.B588])=3;[.B588];&quot;&quot;)">
            <text:p/>
          </table:table-cell>
          <table:table-cell table:formula="of:=IF(COUNTIF([.C588:.F588];[.C588])=3;[.C588];&quot;&quot;)">
            <text:p/>
          </table:table-cell>
          <table:table-cell table:formula="of:=IF(COUNTIF([.D588:.G588];[.D588])=3;[.D588];&quot;&quot;)">
            <text:p/>
          </table:table-cell>
          <table:table-cell table:formula="of:=IF(COUNTIF([.A588:.D588];[.A588])=3;&quot;&quot;;[.A588])" office:value-type="float" office:value="363" calcext:value-type="float">
            <text:p>363</text:p>
          </table:table-cell>
          <table:table-cell table:formula="of:=IF(COUNTIF([.B588:.E588];[.B588])=3;&quot;&quot;;[.B588])" office:value-type="float" office:value="784" calcext:value-type="float">
            <text:p>784</text:p>
          </table:table-cell>
          <table:table-cell table:formula="of:=IF(COUNTIF([.C588:.F588];[.C588])=3;&quot;&quot;;[.C588])" office:value-type="float" office:value="957" calcext:value-type="float">
            <text:p>957</text:p>
          </table:table-cell>
          <table:table-cell table:formula="of:=IF(COUNTIF([.D588:.G588];[.D588])=3;&quot;&quot;;[.D588])" office:value-type="float" office:value="957" calcext:value-type="float">
            <text:p>957</text:p>
          </table:table-cell>
          <table:table-cell table:style-name="ce5" table:formula="of:=IFERROR( IF( AND( COUNT([.E588:.H588])=3; MOD( AVERAGE([.E588:.H588]); 2)=1; MOD( AVERAGE([.I588:.L58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office:value-type="float" office:value="668" calcext:value-type="float">
            <text:p>668</text:p>
          </table:table-cell>
          <table:table-cell office:value-type="float" office:value="443" calcext:value-type="float">
            <text:p>443</text:p>
          </table:table-cell>
          <table:table-cell office:value-type="float" office:value="817" calcext:value-type="float">
            <text:p>817</text:p>
          </table:table-cell>
          <table:table-cell table:formula="of:=IF(COUNTIF([.A589:.D589];[.A589])=3;[.A589];&quot;&quot;)">
            <text:p/>
          </table:table-cell>
          <table:table-cell table:formula="of:=IF(COUNTIF([.B589:.E589];[.B589])=3;[.B589];&quot;&quot;)">
            <text:p/>
          </table:table-cell>
          <table:table-cell table:formula="of:=IF(COUNTIF([.C589:.F589];[.C589])=3;[.C589];&quot;&quot;)">
            <text:p/>
          </table:table-cell>
          <table:table-cell table:formula="of:=IF(COUNTIF([.D589:.G589];[.D589])=3;[.D589];&quot;&quot;)">
            <text:p/>
          </table:table-cell>
          <table:table-cell table:formula="of:=IF(COUNTIF([.A589:.D589];[.A589])=3;&quot;&quot;;[.A589])" office:value-type="float" office:value="598" calcext:value-type="float">
            <text:p>598</text:p>
          </table:table-cell>
          <table:table-cell table:formula="of:=IF(COUNTIF([.B589:.E589];[.B589])=3;&quot;&quot;;[.B589])" office:value-type="float" office:value="668" calcext:value-type="float">
            <text:p>668</text:p>
          </table:table-cell>
          <table:table-cell table:formula="of:=IF(COUNTIF([.C589:.F589];[.C589])=3;&quot;&quot;;[.C589])" office:value-type="float" office:value="443" calcext:value-type="float">
            <text:p>443</text:p>
          </table:table-cell>
          <table:table-cell table:formula="of:=IF(COUNTIF([.D589:.G589];[.D589])=3;&quot;&quot;;[.D589])" office:value-type="float" office:value="817" calcext:value-type="float">
            <text:p>817</text:p>
          </table:table-cell>
          <table:table-cell table:style-name="ce5" table:formula="of:=IFERROR( IF( AND( COUNT([.E589:.H589])=3; MOD( AVERAGE([.E589:.H589]); 2)=1; MOD( AVERAGE([.I589:.L58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11" calcext:value-type="float">
            <text:p>311</text:p>
          </table:table-cell>
          <table:table-cell office:value-type="float" office:value="655" calcext:value-type="float">
            <text:p>655</text:p>
          </table:table-cell>
          <table:table-cell office:value-type="float" office:value="98" calcext:value-type="float">
            <text:p>98</text:p>
          </table:table-cell>
          <table:table-cell table:formula="of:=IF(COUNTIF([.A590:.D590];[.A590])=3;[.A590];&quot;&quot;)">
            <text:p/>
          </table:table-cell>
          <table:table-cell table:formula="of:=IF(COUNTIF([.B590:.E590];[.B590])=3;[.B590];&quot;&quot;)">
            <text:p/>
          </table:table-cell>
          <table:table-cell table:formula="of:=IF(COUNTIF([.C590:.F590];[.C590])=3;[.C590];&quot;&quot;)">
            <text:p/>
          </table:table-cell>
          <table:table-cell table:formula="of:=IF(COUNTIF([.D590:.G590];[.D590])=3;[.D590];&quot;&quot;)">
            <text:p/>
          </table:table-cell>
          <table:table-cell table:formula="of:=IF(COUNTIF([.A590:.D590];[.A590])=3;&quot;&quot;;[.A590])" office:value-type="float" office:value="204" calcext:value-type="float">
            <text:p>204</text:p>
          </table:table-cell>
          <table:table-cell table:formula="of:=IF(COUNTIF([.B590:.E590];[.B590])=3;&quot;&quot;;[.B590])" office:value-type="float" office:value="311" calcext:value-type="float">
            <text:p>311</text:p>
          </table:table-cell>
          <table:table-cell table:formula="of:=IF(COUNTIF([.C590:.F590];[.C590])=3;&quot;&quot;;[.C590])" office:value-type="float" office:value="655" calcext:value-type="float">
            <text:p>655</text:p>
          </table:table-cell>
          <table:table-cell table:formula="of:=IF(COUNTIF([.D590:.G590];[.D590])=3;&quot;&quot;;[.D590])" office:value-type="float" office:value="98" calcext:value-type="float">
            <text:p>98</text:p>
          </table:table-cell>
          <table:table-cell table:style-name="ce5" table:formula="of:=IFERROR( IF( AND( COUNT([.E590:.H590])=3; MOD( AVERAGE([.E590:.H590]); 2)=1; MOD( AVERAGE([.I590:.L59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office:value-type="float" office:value="877" calcext:value-type="float">
            <text:p>877</text:p>
          </table:table-cell>
          <table:table-cell office:value-type="float" office:value="136" calcext:value-type="float">
            <text:p>136</text:p>
          </table:table-cell>
          <table:table-cell office:value-type="float" office:value="491" calcext:value-type="float">
            <text:p>491</text:p>
          </table:table-cell>
          <table:table-cell table:formula="of:=IF(COUNTIF([.A591:.D591];[.A591])=3;[.A591];&quot;&quot;)">
            <text:p/>
          </table:table-cell>
          <table:table-cell table:formula="of:=IF(COUNTIF([.B591:.E591];[.B591])=3;[.B591];&quot;&quot;)">
            <text:p/>
          </table:table-cell>
          <table:table-cell table:formula="of:=IF(COUNTIF([.C591:.F591];[.C591])=3;[.C591];&quot;&quot;)">
            <text:p/>
          </table:table-cell>
          <table:table-cell table:formula="of:=IF(COUNTIF([.D591:.G591];[.D591])=3;[.D591];&quot;&quot;)">
            <text:p/>
          </table:table-cell>
          <table:table-cell table:formula="of:=IF(COUNTIF([.A591:.D591];[.A591])=3;&quot;&quot;;[.A591])" office:value-type="float" office:value="310" calcext:value-type="float">
            <text:p>310</text:p>
          </table:table-cell>
          <table:table-cell table:formula="of:=IF(COUNTIF([.B591:.E591];[.B591])=3;&quot;&quot;;[.B591])" office:value-type="float" office:value="877" calcext:value-type="float">
            <text:p>877</text:p>
          </table:table-cell>
          <table:table-cell table:formula="of:=IF(COUNTIF([.C591:.F591];[.C591])=3;&quot;&quot;;[.C591])" office:value-type="float" office:value="136" calcext:value-type="float">
            <text:p>136</text:p>
          </table:table-cell>
          <table:table-cell table:formula="of:=IF(COUNTIF([.D591:.G591];[.D591])=3;&quot;&quot;;[.D591])" office:value-type="float" office:value="491" calcext:value-type="float">
            <text:p>491</text:p>
          </table:table-cell>
          <table:table-cell table:style-name="ce5" table:formula="of:=IFERROR( IF( AND( COUNT([.E591:.H591])=3; MOD( AVERAGE([.E591:.H591]); 2)=1; MOD( AVERAGE([.I591:.L59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float" office:value="277" calcext:value-type="float">
            <text:p>277</text:p>
          </table:table-cell>
          <table:table-cell office:value-type="float" office:value="566" calcext:value-type="float">
            <text:p>566</text:p>
          </table:table-cell>
          <table:table-cell office:value-type="float" office:value="526" calcext:value-type="float">
            <text:p>526</text:p>
          </table:table-cell>
          <table:table-cell table:formula="of:=IF(COUNTIF([.A592:.D592];[.A592])=3;[.A592];&quot;&quot;)">
            <text:p/>
          </table:table-cell>
          <table:table-cell table:formula="of:=IF(COUNTIF([.B592:.E592];[.B592])=3;[.B592];&quot;&quot;)">
            <text:p/>
          </table:table-cell>
          <table:table-cell table:formula="of:=IF(COUNTIF([.C592:.F592];[.C592])=3;[.C592];&quot;&quot;)">
            <text:p/>
          </table:table-cell>
          <table:table-cell table:formula="of:=IF(COUNTIF([.D592:.G592];[.D592])=3;[.D592];&quot;&quot;)">
            <text:p/>
          </table:table-cell>
          <table:table-cell table:formula="of:=IF(COUNTIF([.A592:.D592];[.A592])=3;&quot;&quot;;[.A592])" office:value-type="float" office:value="66" calcext:value-type="float">
            <text:p>66</text:p>
          </table:table-cell>
          <table:table-cell table:formula="of:=IF(COUNTIF([.B592:.E592];[.B592])=3;&quot;&quot;;[.B592])" office:value-type="float" office:value="277" calcext:value-type="float">
            <text:p>277</text:p>
          </table:table-cell>
          <table:table-cell table:formula="of:=IF(COUNTIF([.C592:.F592];[.C592])=3;&quot;&quot;;[.C592])" office:value-type="float" office:value="566" calcext:value-type="float">
            <text:p>566</text:p>
          </table:table-cell>
          <table:table-cell table:formula="of:=IF(COUNTIF([.D592:.G592];[.D592])=3;&quot;&quot;;[.D592])" office:value-type="float" office:value="526" calcext:value-type="float">
            <text:p>526</text:p>
          </table:table-cell>
          <table:table-cell table:style-name="ce5" table:formula="of:=IFERROR( IF( AND( COUNT([.E592:.H592])=3; MOD( AVERAGE([.E592:.H592]); 2)=1; MOD( AVERAGE([.I592:.L59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7" calcext:value-type="float">
            <text:p>17</text:p>
          </table:table-cell>
          <table:table-cell office:value-type="float" office:value="418" calcext:value-type="float">
            <text:p>418</text:p>
          </table:table-cell>
          <table:table-cell office:value-type="float" office:value="998" calcext:value-type="float">
            <text:p>998</text:p>
          </table:table-cell>
          <table:table-cell table:formula="of:=IF(COUNTIF([.A593:.D593];[.A593])=3;[.A593];&quot;&quot;)">
            <text:p/>
          </table:table-cell>
          <table:table-cell table:formula="of:=IF(COUNTIF([.B593:.E593];[.B593])=3;[.B593];&quot;&quot;)">
            <text:p/>
          </table:table-cell>
          <table:table-cell table:formula="of:=IF(COUNTIF([.C593:.F593];[.C593])=3;[.C593];&quot;&quot;)">
            <text:p/>
          </table:table-cell>
          <table:table-cell table:formula="of:=IF(COUNTIF([.D593:.G593];[.D593])=3;[.D593];&quot;&quot;)">
            <text:p/>
          </table:table-cell>
          <table:table-cell table:formula="of:=IF(COUNTIF([.A593:.D593];[.A593])=3;&quot;&quot;;[.A593])" office:value-type="float" office:value="298" calcext:value-type="float">
            <text:p>298</text:p>
          </table:table-cell>
          <table:table-cell table:formula="of:=IF(COUNTIF([.B593:.E593];[.B593])=3;&quot;&quot;;[.B593])" office:value-type="float" office:value="17" calcext:value-type="float">
            <text:p>17</text:p>
          </table:table-cell>
          <table:table-cell table:formula="of:=IF(COUNTIF([.C593:.F593];[.C593])=3;&quot;&quot;;[.C593])" office:value-type="float" office:value="418" calcext:value-type="float">
            <text:p>418</text:p>
          </table:table-cell>
          <table:table-cell table:formula="of:=IF(COUNTIF([.D593:.G593];[.D593])=3;&quot;&quot;;[.D593])" office:value-type="float" office:value="998" calcext:value-type="float">
            <text:p>998</text:p>
          </table:table-cell>
          <table:table-cell table:style-name="ce5" table:formula="of:=IFERROR( IF( AND( COUNT([.E593:.H593])=3; MOD( AVERAGE([.E593:.H593]); 2)=1; MOD( AVERAGE([.I593:.L59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27" calcext:value-type="float">
            <text:p>927</text:p>
          </table:table-cell>
          <table:table-cell office:value-type="float" office:value="638" calcext:value-type="float">
            <text:p>638</text:p>
          </table:table-cell>
          <table:table-cell office:value-type="float" office:value="64" calcext:value-type="float">
            <text:p>64</text:p>
          </table:table-cell>
          <table:table-cell table:formula="of:=IF(COUNTIF([.A594:.D594];[.A594])=3;[.A594];&quot;&quot;)">
            <text:p/>
          </table:table-cell>
          <table:table-cell table:formula="of:=IF(COUNTIF([.B594:.E594];[.B594])=3;[.B594];&quot;&quot;)">
            <text:p/>
          </table:table-cell>
          <table:table-cell table:formula="of:=IF(COUNTIF([.C594:.F594];[.C594])=3;[.C594];&quot;&quot;)">
            <text:p/>
          </table:table-cell>
          <table:table-cell table:formula="of:=IF(COUNTIF([.D594:.G594];[.D594])=3;[.D594];&quot;&quot;)">
            <text:p/>
          </table:table-cell>
          <table:table-cell table:formula="of:=IF(COUNTIF([.A594:.D594];[.A594])=3;&quot;&quot;;[.A594])" office:value-type="float" office:value="352" calcext:value-type="float">
            <text:p>352</text:p>
          </table:table-cell>
          <table:table-cell table:formula="of:=IF(COUNTIF([.B594:.E594];[.B594])=3;&quot;&quot;;[.B594])" office:value-type="float" office:value="927" calcext:value-type="float">
            <text:p>927</text:p>
          </table:table-cell>
          <table:table-cell table:formula="of:=IF(COUNTIF([.C594:.F594];[.C594])=3;&quot;&quot;;[.C594])" office:value-type="float" office:value="638" calcext:value-type="float">
            <text:p>638</text:p>
          </table:table-cell>
          <table:table-cell table:formula="of:=IF(COUNTIF([.D594:.G594];[.D594])=3;&quot;&quot;;[.D594])" office:value-type="float" office:value="64" calcext:value-type="float">
            <text:p>64</text:p>
          </table:table-cell>
          <table:table-cell table:style-name="ce5" table:formula="of:=IFERROR( IF( AND( COUNT([.E594:.H594])=3; MOD( AVERAGE([.E594:.H594]); 2)=1; MOD( AVERAGE([.I594:.L59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office:value-type="float" office:value="979" calcext:value-type="float">
            <text:p>979</text:p>
          </table:table-cell>
          <table:table-cell office:value-type="float" office:value="492" calcext:value-type="float">
            <text:p>492</text:p>
          </table:table-cell>
          <table:table-cell office:value-type="float" office:value="333" calcext:value-type="float">
            <text:p>333</text:p>
          </table:table-cell>
          <table:table-cell table:formula="of:=IF(COUNTIF([.A595:.D595];[.A595])=3;[.A595];&quot;&quot;)">
            <text:p/>
          </table:table-cell>
          <table:table-cell table:formula="of:=IF(COUNTIF([.B595:.E595];[.B595])=3;[.B595];&quot;&quot;)">
            <text:p/>
          </table:table-cell>
          <table:table-cell table:formula="of:=IF(COUNTIF([.C595:.F595];[.C595])=3;[.C595];&quot;&quot;)">
            <text:p/>
          </table:table-cell>
          <table:table-cell table:formula="of:=IF(COUNTIF([.D595:.G595];[.D595])=3;[.D595];&quot;&quot;)">
            <text:p/>
          </table:table-cell>
          <table:table-cell table:formula="of:=IF(COUNTIF([.A595:.D595];[.A595])=3;&quot;&quot;;[.A595])" office:value-type="float" office:value="159" calcext:value-type="float">
            <text:p>159</text:p>
          </table:table-cell>
          <table:table-cell table:formula="of:=IF(COUNTIF([.B595:.E595];[.B595])=3;&quot;&quot;;[.B595])" office:value-type="float" office:value="979" calcext:value-type="float">
            <text:p>979</text:p>
          </table:table-cell>
          <table:table-cell table:formula="of:=IF(COUNTIF([.C595:.F595];[.C595])=3;&quot;&quot;;[.C595])" office:value-type="float" office:value="492" calcext:value-type="float">
            <text:p>492</text:p>
          </table:table-cell>
          <table:table-cell table:formula="of:=IF(COUNTIF([.D595:.G595];[.D595])=3;&quot;&quot;;[.D595])" office:value-type="float" office:value="333" calcext:value-type="float">
            <text:p>333</text:p>
          </table:table-cell>
          <table:table-cell table:style-name="ce5" table:formula="of:=IFERROR( IF( AND( COUNT([.E595:.H595])=3; MOD( AVERAGE([.E595:.H595]); 2)=1; MOD( AVERAGE([.I595:.L59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952" calcext:value-type="float">
            <text:p>952</text:p>
          </table:table-cell>
          <table:table-cell table:formula="of:=IF(COUNTIF([.A596:.D596];[.A596])=3;[.A596];&quot;&quot;)">
            <text:p/>
          </table:table-cell>
          <table:table-cell table:formula="of:=IF(COUNTIF([.B596:.E596];[.B596])=3;[.B596];&quot;&quot;)">
            <text:p/>
          </table:table-cell>
          <table:table-cell table:formula="of:=IF(COUNTIF([.C596:.F596];[.C596])=3;[.C596];&quot;&quot;)">
            <text:p/>
          </table:table-cell>
          <table:table-cell table:formula="of:=IF(COUNTIF([.D596:.G596];[.D596])=3;[.D596];&quot;&quot;)">
            <text:p/>
          </table:table-cell>
          <table:table-cell table:formula="of:=IF(COUNTIF([.A596:.D596];[.A596])=3;&quot;&quot;;[.A596])" office:value-type="float" office:value="368" calcext:value-type="float">
            <text:p>368</text:p>
          </table:table-cell>
          <table:table-cell table:formula="of:=IF(COUNTIF([.B596:.E596];[.B596])=3;&quot;&quot;;[.B596])" office:value-type="float" office:value="468" calcext:value-type="float">
            <text:p>468</text:p>
          </table:table-cell>
          <table:table-cell table:formula="of:=IF(COUNTIF([.C596:.F596];[.C596])=3;&quot;&quot;;[.C596])" office:value-type="float" office:value="952" calcext:value-type="float">
            <text:p>952</text:p>
          </table:table-cell>
          <table:table-cell table:formula="of:=IF(COUNTIF([.D596:.G596];[.D596])=3;&quot;&quot;;[.D596])" office:value-type="float" office:value="952" calcext:value-type="float">
            <text:p>952</text:p>
          </table:table-cell>
          <table:table-cell table:style-name="ce5" table:formula="of:=IFERROR( IF( AND( COUNT([.E596:.H596])=3; MOD( AVERAGE([.E596:.H596]); 2)=1; MOD( AVERAGE([.I596:.L59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office:value-type="float" office:value="643" calcext:value-type="float">
            <text:p>643</text:p>
          </table:table-cell>
          <table:table-cell office:value-type="float" office:value="131" calcext:value-type="float">
            <text:p>131</text:p>
          </table:table-cell>
          <table:table-cell office:value-type="float" office:value="922" calcext:value-type="float">
            <text:p>922</text:p>
          </table:table-cell>
          <table:table-cell table:formula="of:=IF(COUNTIF([.A597:.D597];[.A597])=3;[.A597];&quot;&quot;)">
            <text:p/>
          </table:table-cell>
          <table:table-cell table:formula="of:=IF(COUNTIF([.B597:.E597];[.B597])=3;[.B597];&quot;&quot;)">
            <text:p/>
          </table:table-cell>
          <table:table-cell table:formula="of:=IF(COUNTIF([.C597:.F597];[.C597])=3;[.C597];&quot;&quot;)">
            <text:p/>
          </table:table-cell>
          <table:table-cell table:formula="of:=IF(COUNTIF([.D597:.G597];[.D597])=3;[.D597];&quot;&quot;)">
            <text:p/>
          </table:table-cell>
          <table:table-cell table:formula="of:=IF(COUNTIF([.A597:.D597];[.A597])=3;&quot;&quot;;[.A597])" office:value-type="float" office:value="129" calcext:value-type="float">
            <text:p>129</text:p>
          </table:table-cell>
          <table:table-cell table:formula="of:=IF(COUNTIF([.B597:.E597];[.B597])=3;&quot;&quot;;[.B597])" office:value-type="float" office:value="643" calcext:value-type="float">
            <text:p>643</text:p>
          </table:table-cell>
          <table:table-cell table:formula="of:=IF(COUNTIF([.C597:.F597];[.C597])=3;&quot;&quot;;[.C597])" office:value-type="float" office:value="131" calcext:value-type="float">
            <text:p>131</text:p>
          </table:table-cell>
          <table:table-cell table:formula="of:=IF(COUNTIF([.D597:.G597];[.D597])=3;&quot;&quot;;[.D597])" office:value-type="float" office:value="922" calcext:value-type="float">
            <text:p>922</text:p>
          </table:table-cell>
          <table:table-cell table:style-name="ce5" table:formula="of:=IFERROR( IF( AND( COUNT([.E597:.H597])=3; MOD( AVERAGE([.E597:.H597]); 2)=1; MOD( AVERAGE([.I597:.L59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office:value-type="float" office:value="148" calcext:value-type="float">
            <text:p>148</text:p>
          </table:table-cell>
          <table:table-cell office:value-type="float" office:value="389" calcext:value-type="float">
            <text:p>389</text:p>
          </table:table-cell>
          <table:table-cell office:value-type="float" office:value="452" calcext:value-type="float">
            <text:p>452</text:p>
          </table:table-cell>
          <table:table-cell table:formula="of:=IF(COUNTIF([.A598:.D598];[.A598])=3;[.A598];&quot;&quot;)">
            <text:p/>
          </table:table-cell>
          <table:table-cell table:formula="of:=IF(COUNTIF([.B598:.E598];[.B598])=3;[.B598];&quot;&quot;)">
            <text:p/>
          </table:table-cell>
          <table:table-cell table:formula="of:=IF(COUNTIF([.C598:.F598];[.C598])=3;[.C598];&quot;&quot;)">
            <text:p/>
          </table:table-cell>
          <table:table-cell table:formula="of:=IF(COUNTIF([.D598:.G598];[.D598])=3;[.D598];&quot;&quot;)">
            <text:p/>
          </table:table-cell>
          <table:table-cell table:formula="of:=IF(COUNTIF([.A598:.D598];[.A598])=3;&quot;&quot;;[.A598])" office:value-type="float" office:value="455" calcext:value-type="float">
            <text:p>455</text:p>
          </table:table-cell>
          <table:table-cell table:formula="of:=IF(COUNTIF([.B598:.E598];[.B598])=3;&quot;&quot;;[.B598])" office:value-type="float" office:value="148" calcext:value-type="float">
            <text:p>148</text:p>
          </table:table-cell>
          <table:table-cell table:formula="of:=IF(COUNTIF([.C598:.F598];[.C598])=3;&quot;&quot;;[.C598])" office:value-type="float" office:value="389" calcext:value-type="float">
            <text:p>389</text:p>
          </table:table-cell>
          <table:table-cell table:formula="of:=IF(COUNTIF([.D598:.G598];[.D598])=3;&quot;&quot;;[.D598])" office:value-type="float" office:value="452" calcext:value-type="float">
            <text:p>452</text:p>
          </table:table-cell>
          <table:table-cell table:style-name="ce5" table:formula="of:=IFERROR( IF( AND( COUNT([.E598:.H598])=3; MOD( AVERAGE([.E598:.H598]); 2)=1; MOD( AVERAGE([.I598:.L59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office:value-type="float" office:value="101" calcext:value-type="float">
            <text:p>101</text:p>
          </table:table-cell>
          <table:table-cell office:value-type="float" office:value="861" calcext:value-type="float">
            <text:p>861</text:p>
          </table:table-cell>
          <table:table-cell office:value-type="float" office:value="509" calcext:value-type="float">
            <text:p>509</text:p>
          </table:table-cell>
          <table:table-cell table:formula="of:=IF(COUNTIF([.A599:.D599];[.A599])=3;[.A599];&quot;&quot;)">
            <text:p/>
          </table:table-cell>
          <table:table-cell table:formula="of:=IF(COUNTIF([.B599:.E599];[.B599])=3;[.B599];&quot;&quot;)">
            <text:p/>
          </table:table-cell>
          <table:table-cell table:formula="of:=IF(COUNTIF([.C599:.F599];[.C599])=3;[.C599];&quot;&quot;)">
            <text:p/>
          </table:table-cell>
          <table:table-cell table:formula="of:=IF(COUNTIF([.D599:.G599];[.D599])=3;[.D599];&quot;&quot;)">
            <text:p/>
          </table:table-cell>
          <table:table-cell table:formula="of:=IF(COUNTIF([.A599:.D599];[.A599])=3;&quot;&quot;;[.A599])" office:value-type="float" office:value="380" calcext:value-type="float">
            <text:p>380</text:p>
          </table:table-cell>
          <table:table-cell table:formula="of:=IF(COUNTIF([.B599:.E599];[.B599])=3;&quot;&quot;;[.B599])" office:value-type="float" office:value="101" calcext:value-type="float">
            <text:p>101</text:p>
          </table:table-cell>
          <table:table-cell table:formula="of:=IF(COUNTIF([.C599:.F599];[.C599])=3;&quot;&quot;;[.C599])" office:value-type="float" office:value="861" calcext:value-type="float">
            <text:p>861</text:p>
          </table:table-cell>
          <table:table-cell table:formula="of:=IF(COUNTIF([.D599:.G599];[.D599])=3;&quot;&quot;;[.D599])" office:value-type="float" office:value="509" calcext:value-type="float">
            <text:p>509</text:p>
          </table:table-cell>
          <table:table-cell table:style-name="ce5" table:formula="of:=IFERROR( IF( AND( COUNT([.E599:.H599])=3; MOD( AVERAGE([.E599:.H599]); 2)=1; MOD( AVERAGE([.I599:.L59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office:value-type="float" office:value="504" calcext:value-type="float">
            <text:p>504</text:p>
          </table:table-cell>
          <table:table-cell office:value-type="float" office:value="258" calcext:value-type="float">
            <text:p>258</text:p>
          </table:table-cell>
          <table:table-cell office:value-type="float" office:value="688" calcext:value-type="float">
            <text:p>688</text:p>
          </table:table-cell>
          <table:table-cell table:formula="of:=IF(COUNTIF([.A600:.D600];[.A600])=3;[.A600];&quot;&quot;)">
            <text:p/>
          </table:table-cell>
          <table:table-cell table:formula="of:=IF(COUNTIF([.B600:.E600];[.B600])=3;[.B600];&quot;&quot;)">
            <text:p/>
          </table:table-cell>
          <table:table-cell table:formula="of:=IF(COUNTIF([.C600:.F600];[.C600])=3;[.C600];&quot;&quot;)">
            <text:p/>
          </table:table-cell>
          <table:table-cell table:formula="of:=IF(COUNTIF([.D600:.G600];[.D600])=3;[.D600];&quot;&quot;)">
            <text:p/>
          </table:table-cell>
          <table:table-cell table:formula="of:=IF(COUNTIF([.A600:.D600];[.A600])=3;&quot;&quot;;[.A600])" office:value-type="float" office:value="506" calcext:value-type="float">
            <text:p>506</text:p>
          </table:table-cell>
          <table:table-cell table:formula="of:=IF(COUNTIF([.B600:.E600];[.B600])=3;&quot;&quot;;[.B600])" office:value-type="float" office:value="504" calcext:value-type="float">
            <text:p>504</text:p>
          </table:table-cell>
          <table:table-cell table:formula="of:=IF(COUNTIF([.C600:.F600];[.C600])=3;&quot;&quot;;[.C600])" office:value-type="float" office:value="258" calcext:value-type="float">
            <text:p>258</text:p>
          </table:table-cell>
          <table:table-cell table:formula="of:=IF(COUNTIF([.D600:.G600];[.D600])=3;&quot;&quot;;[.D600])" office:value-type="float" office:value="688" calcext:value-type="float">
            <text:p>688</text:p>
          </table:table-cell>
          <table:table-cell table:style-name="ce5" table:formula="of:=IFERROR( IF( AND( COUNT([.E600:.H600])=3; MOD( AVERAGE([.E600:.H600]); 2)=1; MOD( AVERAGE([.I600:.L60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3" calcext:value-type="float">
            <text:p>63</text:p>
          </table:table-cell>
          <table:table-cell office:value-type="float" office:value="664" calcext:value-type="float">
            <text:p>664</text:p>
          </table:table-cell>
          <table:table-cell office:value-type="float" office:value="484" calcext:value-type="float">
            <text:p>484</text:p>
          </table:table-cell>
          <table:table-cell table:formula="of:=IF(COUNTIF([.A601:.D601];[.A601])=3;[.A601];&quot;&quot;)">
            <text:p/>
          </table:table-cell>
          <table:table-cell table:formula="of:=IF(COUNTIF([.B601:.E601];[.B601])=3;[.B601];&quot;&quot;)">
            <text:p/>
          </table:table-cell>
          <table:table-cell table:formula="of:=IF(COUNTIF([.C601:.F601];[.C601])=3;[.C601];&quot;&quot;)">
            <text:p/>
          </table:table-cell>
          <table:table-cell table:formula="of:=IF(COUNTIF([.D601:.G601];[.D601])=3;[.D601];&quot;&quot;)">
            <text:p/>
          </table:table-cell>
          <table:table-cell table:formula="of:=IF(COUNTIF([.A601:.D601];[.A601])=3;&quot;&quot;;[.A601])" office:value-type="float" office:value="498" calcext:value-type="float">
            <text:p>498</text:p>
          </table:table-cell>
          <table:table-cell table:formula="of:=IF(COUNTIF([.B601:.E601];[.B601])=3;&quot;&quot;;[.B601])" office:value-type="float" office:value="63" calcext:value-type="float">
            <text:p>63</text:p>
          </table:table-cell>
          <table:table-cell table:formula="of:=IF(COUNTIF([.C601:.F601];[.C601])=3;&quot;&quot;;[.C601])" office:value-type="float" office:value="664" calcext:value-type="float">
            <text:p>664</text:p>
          </table:table-cell>
          <table:table-cell table:formula="of:=IF(COUNTIF([.D601:.G601];[.D601])=3;&quot;&quot;;[.D601])" office:value-type="float" office:value="484" calcext:value-type="float">
            <text:p>484</text:p>
          </table:table-cell>
          <table:table-cell table:style-name="ce5" table:formula="of:=IFERROR( IF( AND( COUNT([.E601:.H601])=3; MOD( AVERAGE([.E601:.H601]); 2)=1; MOD( AVERAGE([.I601:.L60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office:value-type="float" office:value="125" calcext:value-type="float">
            <text:p>125</text:p>
          </table:table-cell>
          <table:table-cell office:value-type="float" office:value="404" calcext:value-type="float">
            <text:p>404</text:p>
          </table:table-cell>
          <table:table-cell office:value-type="float" office:value="481" calcext:value-type="float">
            <text:p>481</text:p>
          </table:table-cell>
          <table:table-cell table:formula="of:=IF(COUNTIF([.A602:.D602];[.A602])=3;[.A602];&quot;&quot;)">
            <text:p/>
          </table:table-cell>
          <table:table-cell table:formula="of:=IF(COUNTIF([.B602:.E602];[.B602])=3;[.B602];&quot;&quot;)">
            <text:p/>
          </table:table-cell>
          <table:table-cell table:formula="of:=IF(COUNTIF([.C602:.F602];[.C602])=3;[.C602];&quot;&quot;)">
            <text:p/>
          </table:table-cell>
          <table:table-cell table:formula="of:=IF(COUNTIF([.D602:.G602];[.D602])=3;[.D602];&quot;&quot;)">
            <text:p/>
          </table:table-cell>
          <table:table-cell table:formula="of:=IF(COUNTIF([.A602:.D602];[.A602])=3;&quot;&quot;;[.A602])" office:value-type="float" office:value="611" calcext:value-type="float">
            <text:p>611</text:p>
          </table:table-cell>
          <table:table-cell table:formula="of:=IF(COUNTIF([.B602:.E602];[.B602])=3;&quot;&quot;;[.B602])" office:value-type="float" office:value="125" calcext:value-type="float">
            <text:p>125</text:p>
          </table:table-cell>
          <table:table-cell table:formula="of:=IF(COUNTIF([.C602:.F602];[.C602])=3;&quot;&quot;;[.C602])" office:value-type="float" office:value="404" calcext:value-type="float">
            <text:p>404</text:p>
          </table:table-cell>
          <table:table-cell table:formula="of:=IF(COUNTIF([.D602:.G602];[.D602])=3;&quot;&quot;;[.D602])" office:value-type="float" office:value="481" calcext:value-type="float">
            <text:p>481</text:p>
          </table:table-cell>
          <table:table-cell table:style-name="ce5" table:formula="of:=IFERROR( IF( AND( COUNT([.E602:.H602])=3; MOD( AVERAGE([.E602:.H602]); 2)=1; MOD( AVERAGE([.I602:.L60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office:value-type="float" office:value="999" calcext:value-type="float">
            <text:p>999</text:p>
          </table:table-cell>
          <table:table-cell office:value-type="float" office:value="559" calcext:value-type="float">
            <text:p>559</text:p>
          </table:table-cell>
          <table:table-cell office:value-type="float" office:value="260" calcext:value-type="float">
            <text:p>260</text:p>
          </table:table-cell>
          <table:table-cell table:formula="of:=IF(COUNTIF([.A603:.D603];[.A603])=3;[.A603];&quot;&quot;)">
            <text:p/>
          </table:table-cell>
          <table:table-cell table:formula="of:=IF(COUNTIF([.B603:.E603];[.B603])=3;[.B603];&quot;&quot;)">
            <text:p/>
          </table:table-cell>
          <table:table-cell table:formula="of:=IF(COUNTIF([.C603:.F603];[.C603])=3;[.C603];&quot;&quot;)">
            <text:p/>
          </table:table-cell>
          <table:table-cell table:formula="of:=IF(COUNTIF([.D603:.G603];[.D603])=3;[.D603];&quot;&quot;)">
            <text:p/>
          </table:table-cell>
          <table:table-cell table:formula="of:=IF(COUNTIF([.A603:.D603];[.A603])=3;&quot;&quot;;[.A603])" office:value-type="float" office:value="498" calcext:value-type="float">
            <text:p>498</text:p>
          </table:table-cell>
          <table:table-cell table:formula="of:=IF(COUNTIF([.B603:.E603];[.B603])=3;&quot;&quot;;[.B603])" office:value-type="float" office:value="999" calcext:value-type="float">
            <text:p>999</text:p>
          </table:table-cell>
          <table:table-cell table:formula="of:=IF(COUNTIF([.C603:.F603];[.C603])=3;&quot;&quot;;[.C603])" office:value-type="float" office:value="559" calcext:value-type="float">
            <text:p>559</text:p>
          </table:table-cell>
          <table:table-cell table:formula="of:=IF(COUNTIF([.D603:.G603];[.D603])=3;&quot;&quot;;[.D603])" office:value-type="float" office:value="260" calcext:value-type="float">
            <text:p>260</text:p>
          </table:table-cell>
          <table:table-cell table:style-name="ce5" table:formula="of:=IFERROR( IF( AND( COUNT([.E603:.H603])=3; MOD( AVERAGE([.E603:.H603]); 2)=1; MOD( AVERAGE([.I603:.L60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912" calcext:value-type="float">
            <text:p>912</text:p>
          </table:table-cell>
          <table:table-cell table:formula="of:=IF(COUNTIF([.A604:.D604];[.A604])=3;[.A604];&quot;&quot;)">
            <text:p/>
          </table:table-cell>
          <table:table-cell table:formula="of:=IF(COUNTIF([.B604:.E604];[.B604])=3;[.B604];&quot;&quot;)">
            <text:p/>
          </table:table-cell>
          <table:table-cell table:formula="of:=IF(COUNTIF([.C604:.F604];[.C604])=3;[.C604];&quot;&quot;)">
            <text:p/>
          </table:table-cell>
          <table:table-cell table:formula="of:=IF(COUNTIF([.D604:.G604];[.D604])=3;[.D604];&quot;&quot;)">
            <text:p/>
          </table:table-cell>
          <table:table-cell table:formula="of:=IF(COUNTIF([.A604:.D604];[.A604])=3;&quot;&quot;;[.A604])" office:value-type="float" office:value="25" calcext:value-type="float">
            <text:p>25</text:p>
          </table:table-cell>
          <table:table-cell table:formula="of:=IF(COUNTIF([.B604:.E604];[.B604])=3;&quot;&quot;;[.B604])" office:value-type="float" office:value="205" calcext:value-type="float">
            <text:p>205</text:p>
          </table:table-cell>
          <table:table-cell table:formula="of:=IF(COUNTIF([.C604:.F604];[.C604])=3;&quot;&quot;;[.C604])" office:value-type="float" office:value="912" calcext:value-type="float">
            <text:p>912</text:p>
          </table:table-cell>
          <table:table-cell table:formula="of:=IF(COUNTIF([.D604:.G604];[.D604])=3;&quot;&quot;;[.D604])" office:value-type="float" office:value="912" calcext:value-type="float">
            <text:p>912</text:p>
          </table:table-cell>
          <table:table-cell table:style-name="ce5" table:formula="of:=IFERROR( IF( AND( COUNT([.E604:.H604])=3; MOD( AVERAGE([.E604:.H604]); 2)=1; MOD( AVERAGE([.I604:.L60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383" calcext:value-type="float">
            <text:p>383</text:p>
          </table:table-cell>
          <table:table-cell table:formula="of:=IF(COUNTIF([.A605:.D605];[.A605])=3;[.A605];&quot;&quot;)">
            <text:p/>
          </table:table-cell>
          <table:table-cell table:formula="of:=IF(COUNTIF([.B605:.E605];[.B605])=3;[.B605];&quot;&quot;)">
            <text:p/>
          </table:table-cell>
          <table:table-cell table:formula="of:=IF(COUNTIF([.C605:.F605];[.C605])=3;[.C605];&quot;&quot;)">
            <text:p/>
          </table:table-cell>
          <table:table-cell table:formula="of:=IF(COUNTIF([.D605:.G605];[.D605])=3;[.D605];&quot;&quot;)">
            <text:p/>
          </table:table-cell>
          <table:table-cell table:formula="of:=IF(COUNTIF([.A605:.D605];[.A605])=3;&quot;&quot;;[.A605])" office:value-type="float" office:value="777" calcext:value-type="float">
            <text:p>777</text:p>
          </table:table-cell>
          <table:table-cell table:formula="of:=IF(COUNTIF([.B605:.E605];[.B605])=3;&quot;&quot;;[.B605])" office:value-type="float" office:value="50" calcext:value-type="float">
            <text:p>50</text:p>
          </table:table-cell>
          <table:table-cell table:formula="of:=IF(COUNTIF([.C605:.F605];[.C605])=3;&quot;&quot;;[.C605])" office:value-type="float" office:value="549" calcext:value-type="float">
            <text:p>549</text:p>
          </table:table-cell>
          <table:table-cell table:formula="of:=IF(COUNTIF([.D605:.G605];[.D605])=3;&quot;&quot;;[.D605])" office:value-type="float" office:value="383" calcext:value-type="float">
            <text:p>383</text:p>
          </table:table-cell>
          <table:table-cell table:style-name="ce5" table:formula="of:=IFERROR( IF( AND( COUNT([.E605:.H605])=3; MOD( AVERAGE([.E605:.H605]); 2)=1; MOD( AVERAGE([.I605:.L60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office:value-type="float" office:value="658" calcext:value-type="float">
            <text:p>658</text:p>
          </table:table-cell>
          <table:table-cell office:value-type="float" office:value="518" calcext:value-type="float">
            <text:p>518</text:p>
          </table:table-cell>
          <table:table-cell office:value-type="float" office:value="374" calcext:value-type="float">
            <text:p>374</text:p>
          </table:table-cell>
          <table:table-cell table:formula="of:=IF(COUNTIF([.A606:.D606];[.A606])=3;[.A606];&quot;&quot;)">
            <text:p/>
          </table:table-cell>
          <table:table-cell table:formula="of:=IF(COUNTIF([.B606:.E606];[.B606])=3;[.B606];&quot;&quot;)">
            <text:p/>
          </table:table-cell>
          <table:table-cell table:formula="of:=IF(COUNTIF([.C606:.F606];[.C606])=3;[.C606];&quot;&quot;)">
            <text:p/>
          </table:table-cell>
          <table:table-cell table:formula="of:=IF(COUNTIF([.D606:.G606];[.D606])=3;[.D606];&quot;&quot;)">
            <text:p/>
          </table:table-cell>
          <table:table-cell table:formula="of:=IF(COUNTIF([.A606:.D606];[.A606])=3;&quot;&quot;;[.A606])" office:value-type="float" office:value="777" calcext:value-type="float">
            <text:p>777</text:p>
          </table:table-cell>
          <table:table-cell table:formula="of:=IF(COUNTIF([.B606:.E606];[.B606])=3;&quot;&quot;;[.B606])" office:value-type="float" office:value="658" calcext:value-type="float">
            <text:p>658</text:p>
          </table:table-cell>
          <table:table-cell table:formula="of:=IF(COUNTIF([.C606:.F606];[.C606])=3;&quot;&quot;;[.C606])" office:value-type="float" office:value="518" calcext:value-type="float">
            <text:p>518</text:p>
          </table:table-cell>
          <table:table-cell table:formula="of:=IF(COUNTIF([.D606:.G606];[.D606])=3;&quot;&quot;;[.D606])" office:value-type="float" office:value="374" calcext:value-type="float">
            <text:p>374</text:p>
          </table:table-cell>
          <table:table-cell table:style-name="ce5" table:formula="of:=IFERROR( IF( AND( COUNT([.E606:.H606])=3; MOD( AVERAGE([.E606:.H606]); 2)=1; MOD( AVERAGE([.I606:.L60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office:value-type="float" office:value="849" calcext:value-type="float">
            <text:p>849</text:p>
          </table:table-cell>
          <table:table-cell office:value-type="float" office:value="803" calcext:value-type="float">
            <text:p>803</text:p>
          </table:table-cell>
          <table:table-cell office:value-type="float" office:value="255" calcext:value-type="float">
            <text:p>255</text:p>
          </table:table-cell>
          <table:table-cell table:formula="of:=IF(COUNTIF([.A607:.D607];[.A607])=3;[.A607];&quot;&quot;)">
            <text:p/>
          </table:table-cell>
          <table:table-cell table:formula="of:=IF(COUNTIF([.B607:.E607];[.B607])=3;[.B607];&quot;&quot;)">
            <text:p/>
          </table:table-cell>
          <table:table-cell table:formula="of:=IF(COUNTIF([.C607:.F607];[.C607])=3;[.C607];&quot;&quot;)">
            <text:p/>
          </table:table-cell>
          <table:table-cell table:formula="of:=IF(COUNTIF([.D607:.G607];[.D607])=3;[.D607];&quot;&quot;)">
            <text:p/>
          </table:table-cell>
          <table:table-cell table:formula="of:=IF(COUNTIF([.A607:.D607];[.A607])=3;&quot;&quot;;[.A607])" office:value-type="float" office:value="375" calcext:value-type="float">
            <text:p>375</text:p>
          </table:table-cell>
          <table:table-cell table:formula="of:=IF(COUNTIF([.B607:.E607];[.B607])=3;&quot;&quot;;[.B607])" office:value-type="float" office:value="849" calcext:value-type="float">
            <text:p>849</text:p>
          </table:table-cell>
          <table:table-cell table:formula="of:=IF(COUNTIF([.C607:.F607];[.C607])=3;&quot;&quot;;[.C607])" office:value-type="float" office:value="803" calcext:value-type="float">
            <text:p>803</text:p>
          </table:table-cell>
          <table:table-cell table:formula="of:=IF(COUNTIF([.D607:.G607];[.D607])=3;&quot;&quot;;[.D607])" office:value-type="float" office:value="255" calcext:value-type="float">
            <text:p>255</text:p>
          </table:table-cell>
          <table:table-cell table:style-name="ce5" table:formula="of:=IFERROR( IF( AND( COUNT([.E607:.H607])=3; MOD( AVERAGE([.E607:.H607]); 2)=1; MOD( AVERAGE([.I607:.L60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329" calcext:value-type="float">
            <text:p>329</text:p>
          </table:table-cell>
          <table:table-cell table:formula="of:=IF(COUNTIF([.A608:.D608];[.A608])=3;[.A608];&quot;&quot;)">
            <text:p/>
          </table:table-cell>
          <table:table-cell table:formula="of:=IF(COUNTIF([.B608:.E608];[.B608])=3;[.B608];&quot;&quot;)">
            <text:p/>
          </table:table-cell>
          <table:table-cell table:formula="of:=IF(COUNTIF([.C608:.F608];[.C608])=3;[.C608];&quot;&quot;)">
            <text:p/>
          </table:table-cell>
          <table:table-cell table:formula="of:=IF(COUNTIF([.D608:.G608];[.D608])=3;[.D608];&quot;&quot;)">
            <text:p/>
          </table:table-cell>
          <table:table-cell table:formula="of:=IF(COUNTIF([.A608:.D608];[.A608])=3;&quot;&quot;;[.A608])" office:value-type="float" office:value="225" calcext:value-type="float">
            <text:p>225</text:p>
          </table:table-cell>
          <table:table-cell table:formula="of:=IF(COUNTIF([.B608:.E608];[.B608])=3;&quot;&quot;;[.B608])" office:value-type="float" office:value="584" calcext:value-type="float">
            <text:p>584</text:p>
          </table:table-cell>
          <table:table-cell table:formula="of:=IF(COUNTIF([.C608:.F608];[.C608])=3;&quot;&quot;;[.C608])" office:value-type="float" office:value="329" calcext:value-type="float">
            <text:p>329</text:p>
          </table:table-cell>
          <table:table-cell table:formula="of:=IF(COUNTIF([.D608:.G608];[.D608])=3;&quot;&quot;;[.D608])" office:value-type="float" office:value="329" calcext:value-type="float">
            <text:p>329</text:p>
          </table:table-cell>
          <table:table-cell table:style-name="ce5" table:formula="of:=IFERROR( IF( AND( COUNT([.E608:.H608])=3; MOD( AVERAGE([.E608:.H608]); 2)=1; MOD( AVERAGE([.I608:.L60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office:value-type="float" office:value="482" calcext:value-type="float">
            <text:p>482</text:p>
          </table:table-cell>
          <table:table-cell office:value-type="float" office:value="239" calcext:value-type="float">
            <text:p>239</text:p>
          </table:table-cell>
          <table:table-cell office:value-type="float" office:value="389" calcext:value-type="float">
            <text:p>389</text:p>
          </table:table-cell>
          <table:table-cell table:formula="of:=IF(COUNTIF([.A609:.D609];[.A609])=3;[.A609];&quot;&quot;)">
            <text:p/>
          </table:table-cell>
          <table:table-cell table:formula="of:=IF(COUNTIF([.B609:.E609];[.B609])=3;[.B609];&quot;&quot;)">
            <text:p/>
          </table:table-cell>
          <table:table-cell table:formula="of:=IF(COUNTIF([.C609:.F609];[.C609])=3;[.C609];&quot;&quot;)">
            <text:p/>
          </table:table-cell>
          <table:table-cell table:formula="of:=IF(COUNTIF([.D609:.G609];[.D609])=3;[.D609];&quot;&quot;)">
            <text:p/>
          </table:table-cell>
          <table:table-cell table:formula="of:=IF(COUNTIF([.A609:.D609];[.A609])=3;&quot;&quot;;[.A609])" office:value-type="float" office:value="599" calcext:value-type="float">
            <text:p>599</text:p>
          </table:table-cell>
          <table:table-cell table:formula="of:=IF(COUNTIF([.B609:.E609];[.B609])=3;&quot;&quot;;[.B609])" office:value-type="float" office:value="482" calcext:value-type="float">
            <text:p>482</text:p>
          </table:table-cell>
          <table:table-cell table:formula="of:=IF(COUNTIF([.C609:.F609];[.C609])=3;&quot;&quot;;[.C609])" office:value-type="float" office:value="239" calcext:value-type="float">
            <text:p>239</text:p>
          </table:table-cell>
          <table:table-cell table:formula="of:=IF(COUNTIF([.D609:.G609];[.D609])=3;&quot;&quot;;[.D609])" office:value-type="float" office:value="389" calcext:value-type="float">
            <text:p>389</text:p>
          </table:table-cell>
          <table:table-cell table:style-name="ce5" table:formula="of:=IFERROR( IF( AND( COUNT([.E609:.H609])=3; MOD( AVERAGE([.E609:.H609]); 2)=1; MOD( AVERAGE([.I609:.L60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93" calcext:value-type="float">
            <text:p>793</text:p>
          </table:table-cell>
          <table:table-cell office:value-type="float" office:value="324" calcext:value-type="float">
            <text:p>324</text:p>
          </table:table-cell>
          <table:table-cell office:value-type="float" office:value="884" calcext:value-type="float">
            <text:p>884</text:p>
          </table:table-cell>
          <table:table-cell office:value-type="float" office:value="437" calcext:value-type="float">
            <text:p>437</text:p>
          </table:table-cell>
          <table:table-cell table:formula="of:=IF(COUNTIF([.A610:.D610];[.A610])=3;[.A610];&quot;&quot;)">
            <text:p/>
          </table:table-cell>
          <table:table-cell table:formula="of:=IF(COUNTIF([.B610:.E610];[.B610])=3;[.B610];&quot;&quot;)">
            <text:p/>
          </table:table-cell>
          <table:table-cell table:formula="of:=IF(COUNTIF([.C610:.F610];[.C610])=3;[.C610];&quot;&quot;)">
            <text:p/>
          </table:table-cell>
          <table:table-cell table:formula="of:=IF(COUNTIF([.D610:.G610];[.D610])=3;[.D610];&quot;&quot;)">
            <text:p/>
          </table:table-cell>
          <table:table-cell table:formula="of:=IF(COUNTIF([.A610:.D610];[.A610])=3;&quot;&quot;;[.A610])" office:value-type="float" office:value="793" calcext:value-type="float">
            <text:p>793</text:p>
          </table:table-cell>
          <table:table-cell table:formula="of:=IF(COUNTIF([.B610:.E610];[.B610])=3;&quot;&quot;;[.B610])" office:value-type="float" office:value="324" calcext:value-type="float">
            <text:p>324</text:p>
          </table:table-cell>
          <table:table-cell table:formula="of:=IF(COUNTIF([.C610:.F610];[.C610])=3;&quot;&quot;;[.C610])" office:value-type="float" office:value="884" calcext:value-type="float">
            <text:p>884</text:p>
          </table:table-cell>
          <table:table-cell table:formula="of:=IF(COUNTIF([.D610:.G610];[.D610])=3;&quot;&quot;;[.D610])" office:value-type="float" office:value="437" calcext:value-type="float">
            <text:p>437</text:p>
          </table:table-cell>
          <table:table-cell table:style-name="ce5" table:formula="of:=IFERROR( IF( AND( COUNT([.E610:.H610])=3; MOD( AVERAGE([.E610:.H610]); 2)=1; MOD( AVERAGE([.I610:.L61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53" calcext:value-type="float">
            <text:p>953</text:p>
          </table:table-cell>
          <table:table-cell office:value-type="float" office:value="38" calcext:value-type="float">
            <text:p>38</text:p>
          </table:table-cell>
          <table:table-cell office:value-type="float" office:value="796" calcext:value-type="float">
            <text:p>796</text:p>
          </table:table-cell>
          <table:table-cell table:formula="of:=IF(COUNTIF([.A611:.D611];[.A611])=3;[.A611];&quot;&quot;)">
            <text:p/>
          </table:table-cell>
          <table:table-cell table:formula="of:=IF(COUNTIF([.B611:.E611];[.B611])=3;[.B611];&quot;&quot;)">
            <text:p/>
          </table:table-cell>
          <table:table-cell table:formula="of:=IF(COUNTIF([.C611:.F611];[.C611])=3;[.C611];&quot;&quot;)">
            <text:p/>
          </table:table-cell>
          <table:table-cell table:formula="of:=IF(COUNTIF([.D611:.G611];[.D611])=3;[.D611];&quot;&quot;)">
            <text:p/>
          </table:table-cell>
          <table:table-cell table:formula="of:=IF(COUNTIF([.A611:.D611];[.A611])=3;&quot;&quot;;[.A611])" office:value-type="float" office:value="202" calcext:value-type="float">
            <text:p>202</text:p>
          </table:table-cell>
          <table:table-cell table:formula="of:=IF(COUNTIF([.B611:.E611];[.B611])=3;&quot;&quot;;[.B611])" office:value-type="float" office:value="953" calcext:value-type="float">
            <text:p>953</text:p>
          </table:table-cell>
          <table:table-cell table:formula="of:=IF(COUNTIF([.C611:.F611];[.C611])=3;&quot;&quot;;[.C611])" office:value-type="float" office:value="38" calcext:value-type="float">
            <text:p>38</text:p>
          </table:table-cell>
          <table:table-cell table:formula="of:=IF(COUNTIF([.D611:.G611];[.D611])=3;&quot;&quot;;[.D611])" office:value-type="float" office:value="796" calcext:value-type="float">
            <text:p>796</text:p>
          </table:table-cell>
          <table:table-cell table:style-name="ce5" table:formula="of:=IFERROR( IF( AND( COUNT([.E611:.H611])=3; MOD( AVERAGE([.E611:.H611]); 2)=1; MOD( AVERAGE([.I611:.L61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34" calcext:value-type="float">
            <text:p>734</text:p>
          </table:table-cell>
          <table:table-cell office:value-type="float" office:value="54" calcext:value-type="float">
            <text:p>54</text:p>
          </table:table-cell>
          <table:table-cell office:value-type="float" office:value="217" calcext:value-type="float">
            <text:p>217</text:p>
          </table:table-cell>
          <table:table-cell table:formula="of:=IF(COUNTIF([.A612:.D612];[.A612])=3;[.A612];&quot;&quot;)">
            <text:p/>
          </table:table-cell>
          <table:table-cell table:formula="of:=IF(COUNTIF([.B612:.E612];[.B612])=3;[.B612];&quot;&quot;)">
            <text:p/>
          </table:table-cell>
          <table:table-cell table:formula="of:=IF(COUNTIF([.C612:.F612];[.C612])=3;[.C612];&quot;&quot;)">
            <text:p/>
          </table:table-cell>
          <table:table-cell table:formula="of:=IF(COUNTIF([.D612:.G612];[.D612])=3;[.D612];&quot;&quot;)">
            <text:p/>
          </table:table-cell>
          <table:table-cell table:formula="of:=IF(COUNTIF([.A612:.D612];[.A612])=3;&quot;&quot;;[.A612])" office:value-type="float" office:value="388" calcext:value-type="float">
            <text:p>388</text:p>
          </table:table-cell>
          <table:table-cell table:formula="of:=IF(COUNTIF([.B612:.E612];[.B612])=3;&quot;&quot;;[.B612])" office:value-type="float" office:value="734" calcext:value-type="float">
            <text:p>734</text:p>
          </table:table-cell>
          <table:table-cell table:formula="of:=IF(COUNTIF([.C612:.F612];[.C612])=3;&quot;&quot;;[.C612])" office:value-type="float" office:value="54" calcext:value-type="float">
            <text:p>54</text:p>
          </table:table-cell>
          <table:table-cell table:formula="of:=IF(COUNTIF([.D612:.G612];[.D612])=3;&quot;&quot;;[.D612])" office:value-type="float" office:value="217" calcext:value-type="float">
            <text:p>217</text:p>
          </table:table-cell>
          <table:table-cell table:style-name="ce5" table:formula="of:=IFERROR( IF( AND( COUNT([.E612:.H612])=3; MOD( AVERAGE([.E612:.H612]); 2)=1; MOD( AVERAGE([.I612:.L61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office:value-type="float" office:value="228" calcext:value-type="float">
            <text:p>228</text:p>
          </table:table-cell>
          <table:table-cell office:value-type="float" office:value="355" calcext:value-type="float">
            <text:p>355</text:p>
          </table:table-cell>
          <table:table-cell office:value-type="float" office:value="507" calcext:value-type="float">
            <text:p>507</text:p>
          </table:table-cell>
          <table:table-cell table:formula="of:=IF(COUNTIF([.A613:.D613];[.A613])=3;[.A613];&quot;&quot;)">
            <text:p/>
          </table:table-cell>
          <table:table-cell table:formula="of:=IF(COUNTIF([.B613:.E613];[.B613])=3;[.B613];&quot;&quot;)">
            <text:p/>
          </table:table-cell>
          <table:table-cell table:formula="of:=IF(COUNTIF([.C613:.F613];[.C613])=3;[.C613];&quot;&quot;)">
            <text:p/>
          </table:table-cell>
          <table:table-cell table:formula="of:=IF(COUNTIF([.D613:.G613];[.D613])=3;[.D613];&quot;&quot;)">
            <text:p/>
          </table:table-cell>
          <table:table-cell table:formula="of:=IF(COUNTIF([.A613:.D613];[.A613])=3;&quot;&quot;;[.A613])" office:value-type="float" office:value="436" calcext:value-type="float">
            <text:p>436</text:p>
          </table:table-cell>
          <table:table-cell table:formula="of:=IF(COUNTIF([.B613:.E613];[.B613])=3;&quot;&quot;;[.B613])" office:value-type="float" office:value="228" calcext:value-type="float">
            <text:p>228</text:p>
          </table:table-cell>
          <table:table-cell table:formula="of:=IF(COUNTIF([.C613:.F613];[.C613])=3;&quot;&quot;;[.C613])" office:value-type="float" office:value="355" calcext:value-type="float">
            <text:p>355</text:p>
          </table:table-cell>
          <table:table-cell table:formula="of:=IF(COUNTIF([.D613:.G613];[.D613])=3;&quot;&quot;;[.D613])" office:value-type="float" office:value="507" calcext:value-type="float">
            <text:p>507</text:p>
          </table:table-cell>
          <table:table-cell table:style-name="ce5" table:formula="of:=IFERROR( IF( AND( COUNT([.E613:.H613])=3; MOD( AVERAGE([.E613:.H613]); 2)=1; MOD( AVERAGE([.I613:.L61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office:value-type="float" office:value="632" calcext:value-type="float">
            <text:p>632</text:p>
          </table:table-cell>
          <table:table-cell office:value-type="float" office:value="863" calcext:value-type="float">
            <text:p>863</text:p>
          </table:table-cell>
          <table:table-cell office:value-type="float" office:value="127" calcext:value-type="float">
            <text:p>127</text:p>
          </table:table-cell>
          <table:table-cell table:formula="of:=IF(COUNTIF([.A614:.D614];[.A614])=3;[.A614];&quot;&quot;)">
            <text:p/>
          </table:table-cell>
          <table:table-cell table:formula="of:=IF(COUNTIF([.B614:.E614];[.B614])=3;[.B614];&quot;&quot;)">
            <text:p/>
          </table:table-cell>
          <table:table-cell table:formula="of:=IF(COUNTIF([.C614:.F614];[.C614])=3;[.C614];&quot;&quot;)">
            <text:p/>
          </table:table-cell>
          <table:table-cell table:formula="of:=IF(COUNTIF([.D614:.G614];[.D614])=3;[.D614];&quot;&quot;)">
            <text:p/>
          </table:table-cell>
          <table:table-cell table:formula="of:=IF(COUNTIF([.A614:.D614];[.A614])=3;&quot;&quot;;[.A614])" office:value-type="float" office:value="341" calcext:value-type="float">
            <text:p>341</text:p>
          </table:table-cell>
          <table:table-cell table:formula="of:=IF(COUNTIF([.B614:.E614];[.B614])=3;&quot;&quot;;[.B614])" office:value-type="float" office:value="632" calcext:value-type="float">
            <text:p>632</text:p>
          </table:table-cell>
          <table:table-cell table:formula="of:=IF(COUNTIF([.C614:.F614];[.C614])=3;&quot;&quot;;[.C614])" office:value-type="float" office:value="863" calcext:value-type="float">
            <text:p>863</text:p>
          </table:table-cell>
          <table:table-cell table:formula="of:=IF(COUNTIF([.D614:.G614];[.D614])=3;&quot;&quot;;[.D614])" office:value-type="float" office:value="127" calcext:value-type="float">
            <text:p>127</text:p>
          </table:table-cell>
          <table:table-cell table:style-name="ce5" table:formula="of:=IFERROR( IF( AND( COUNT([.E614:.H614])=3; MOD( AVERAGE([.E614:.H614]); 2)=1; MOD( AVERAGE([.I614:.L61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92" calcext:value-type="float">
            <text:p>792</text:p>
          </table:table-cell>
          <table:table-cell office:value-type="float" office:value="515" calcext:value-type="float">
            <text:p>515</text:p>
          </table:table-cell>
          <table:table-cell office:value-type="float" office:value="424" calcext:value-type="float">
            <text:p>424</text:p>
          </table:table-cell>
          <table:table-cell office:value-type="float" office:value="111" calcext:value-type="float">
            <text:p>111</text:p>
          </table:table-cell>
          <table:table-cell table:formula="of:=IF(COUNTIF([.A615:.D615];[.A615])=3;[.A615];&quot;&quot;)">
            <text:p/>
          </table:table-cell>
          <table:table-cell table:formula="of:=IF(COUNTIF([.B615:.E615];[.B615])=3;[.B615];&quot;&quot;)">
            <text:p/>
          </table:table-cell>
          <table:table-cell table:formula="of:=IF(COUNTIF([.C615:.F615];[.C615])=3;[.C615];&quot;&quot;)">
            <text:p/>
          </table:table-cell>
          <table:table-cell table:formula="of:=IF(COUNTIF([.D615:.G615];[.D615])=3;[.D615];&quot;&quot;)">
            <text:p/>
          </table:table-cell>
          <table:table-cell table:formula="of:=IF(COUNTIF([.A615:.D615];[.A615])=3;&quot;&quot;;[.A615])" office:value-type="float" office:value="792" calcext:value-type="float">
            <text:p>792</text:p>
          </table:table-cell>
          <table:table-cell table:formula="of:=IF(COUNTIF([.B615:.E615];[.B615])=3;&quot;&quot;;[.B615])" office:value-type="float" office:value="515" calcext:value-type="float">
            <text:p>515</text:p>
          </table:table-cell>
          <table:table-cell table:formula="of:=IF(COUNTIF([.C615:.F615];[.C615])=3;&quot;&quot;;[.C615])" office:value-type="float" office:value="424" calcext:value-type="float">
            <text:p>424</text:p>
          </table:table-cell>
          <table:table-cell table:formula="of:=IF(COUNTIF([.D615:.G615];[.D615])=3;&quot;&quot;;[.D615])" office:value-type="float" office:value="111" calcext:value-type="float">
            <text:p>111</text:p>
          </table:table-cell>
          <table:table-cell table:style-name="ce5" table:formula="of:=IFERROR( IF( AND( COUNT([.E615:.H615])=3; MOD( AVERAGE([.E615:.H615]); 2)=1; MOD( AVERAGE([.I615:.L61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office:value-type="float" office:value="311" calcext:value-type="float">
            <text:p>311</text:p>
          </table:table-cell>
          <table:table-cell office:value-type="float" office:value="995" calcext:value-type="float">
            <text:p>995</text:p>
          </table:table-cell>
          <table:table-cell office:value-type="float" office:value="311" calcext:value-type="float">
            <text:p>311</text:p>
          </table:table-cell>
          <table:table-cell table:formula="of:=IF(COUNTIF([.A616:.D616];[.A616])=3;[.A616];&quot;&quot;)">
            <text:p/>
          </table:table-cell>
          <table:table-cell table:formula="of:=IF(COUNTIF([.B616:.E616];[.B616])=3;[.B616];&quot;&quot;)">
            <text:p/>
          </table:table-cell>
          <table:table-cell table:formula="of:=IF(COUNTIF([.C616:.F616];[.C616])=3;[.C616];&quot;&quot;)">
            <text:p/>
          </table:table-cell>
          <table:table-cell table:formula="of:=IF(COUNTIF([.D616:.G616];[.D616])=3;[.D616];&quot;&quot;)">
            <text:p/>
          </table:table-cell>
          <table:table-cell table:formula="of:=IF(COUNTIF([.A616:.D616];[.A616])=3;&quot;&quot;;[.A616])" office:value-type="float" office:value="274" calcext:value-type="float">
            <text:p>274</text:p>
          </table:table-cell>
          <table:table-cell table:formula="of:=IF(COUNTIF([.B616:.E616];[.B616])=3;&quot;&quot;;[.B616])" office:value-type="float" office:value="311" calcext:value-type="float">
            <text:p>311</text:p>
          </table:table-cell>
          <table:table-cell table:formula="of:=IF(COUNTIF([.C616:.F616];[.C616])=3;&quot;&quot;;[.C616])" office:value-type="float" office:value="995" calcext:value-type="float">
            <text:p>995</text:p>
          </table:table-cell>
          <table:table-cell table:formula="of:=IF(COUNTIF([.D616:.G616];[.D616])=3;&quot;&quot;;[.D616])" office:value-type="float" office:value="311" calcext:value-type="float">
            <text:p>311</text:p>
          </table:table-cell>
          <table:table-cell table:style-name="ce5" table:formula="of:=IFERROR( IF( AND( COUNT([.E616:.H616])=3; MOD( AVERAGE([.E616:.H616]); 2)=1; MOD( AVERAGE([.I616:.L61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14" calcext:value-type="float">
            <text:p>814</text:p>
          </table:table-cell>
          <table:table-cell office:value-type="float" office:value="721" calcext:value-type="float">
            <text:p>721</text:p>
          </table:table-cell>
          <table:table-cell office:value-type="float" office:value="624" calcext:value-type="float">
            <text:p>624</text:p>
          </table:table-cell>
          <table:table-cell office:value-type="float" office:value="909" calcext:value-type="float">
            <text:p>909</text:p>
          </table:table-cell>
          <table:table-cell table:formula="of:=IF(COUNTIF([.A617:.D617];[.A617])=3;[.A617];&quot;&quot;)">
            <text:p/>
          </table:table-cell>
          <table:table-cell table:formula="of:=IF(COUNTIF([.B617:.E617];[.B617])=3;[.B617];&quot;&quot;)">
            <text:p/>
          </table:table-cell>
          <table:table-cell table:formula="of:=IF(COUNTIF([.C617:.F617];[.C617])=3;[.C617];&quot;&quot;)">
            <text:p/>
          </table:table-cell>
          <table:table-cell table:formula="of:=IF(COUNTIF([.D617:.G617];[.D617])=3;[.D617];&quot;&quot;)">
            <text:p/>
          </table:table-cell>
          <table:table-cell table:formula="of:=IF(COUNTIF([.A617:.D617];[.A617])=3;&quot;&quot;;[.A617])" office:value-type="float" office:value="814" calcext:value-type="float">
            <text:p>814</text:p>
          </table:table-cell>
          <table:table-cell table:formula="of:=IF(COUNTIF([.B617:.E617];[.B617])=3;&quot;&quot;;[.B617])" office:value-type="float" office:value="721" calcext:value-type="float">
            <text:p>721</text:p>
          </table:table-cell>
          <table:table-cell table:formula="of:=IF(COUNTIF([.C617:.F617];[.C617])=3;&quot;&quot;;[.C617])" office:value-type="float" office:value="624" calcext:value-type="float">
            <text:p>624</text:p>
          </table:table-cell>
          <table:table-cell table:formula="of:=IF(COUNTIF([.D617:.G617];[.D617])=3;&quot;&quot;;[.D617])" office:value-type="float" office:value="909" calcext:value-type="float">
            <text:p>909</text:p>
          </table:table-cell>
          <table:table-cell table:style-name="ce5" table:formula="of:=IFERROR( IF( AND( COUNT([.E617:.H617])=3; MOD( AVERAGE([.E617:.H617]); 2)=1; MOD( AVERAGE([.I617:.L61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3" office:value-type="float" office:value="13" calcext:value-type="float">
            <text:p>13</text:p>
          </table:table-cell>
          <table:table-cell office:value-type="float" office:value="267" calcext:value-type="float">
            <text:p>267</text:p>
          </table:table-cell>
          <table:table-cell table:formula="of:=IF(COUNTIF([.A618:.D618];[.A618])=3;[.A618];&quot;&quot;)" office:value-type="float" office:value="13" calcext:value-type="float">
            <text:p>13</text:p>
          </table:table-cell>
          <table:table-cell table:formula="of:=IF(COUNTIF([.B618:.E618];[.B618])=3;[.B618];&quot;&quot;)" office:value-type="float" office:value="13" calcext:value-type="float">
            <text:p>13</text:p>
          </table:table-cell>
          <table:table-cell table:formula="of:=IF(COUNTIF([.C618:.F618];[.C618])=3;[.C618];&quot;&quot;)" office:value-type="float" office:value="13" calcext:value-type="float">
            <text:p>13</text:p>
          </table:table-cell>
          <table:table-cell table:formula="of:=IF(COUNTIF([.D618:.G618];[.D618])=3;[.D618];&quot;&quot;)">
            <text:p/>
          </table:table-cell>
          <table:table-cell table:formula="of:=IF(COUNTIF([.A618:.D618];[.A618])=3;&quot;&quot;;[.A618])">
            <text:p/>
          </table:table-cell>
          <table:table-cell table:formula="of:=IF(COUNTIF([.B618:.E618];[.B618])=3;&quot;&quot;;[.B618])">
            <text:p/>
          </table:table-cell>
          <table:table-cell table:formula="of:=IF(COUNTIF([.C618:.F618];[.C618])=3;&quot;&quot;;[.C618])">
            <text:p/>
          </table:table-cell>
          <table:table-cell table:formula="of:=IF(COUNTIF([.D618:.G618];[.D618])=3;&quot;&quot;;[.D618])" office:value-type="float" office:value="267" calcext:value-type="float">
            <text:p>267</text:p>
          </table:table-cell>
          <table:table-cell table:style-name="ce5" table:formula="of:=IFERROR( IF( AND( COUNT([.E618:.H618])=3; MOD( AVERAGE([.E618:.H618]); 2)=1; MOD( AVERAGE([.I618:.L61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office:value-type="float" office:value="162" calcext:value-type="float">
            <text:p>162</text:p>
          </table:table-cell>
          <table:table-cell office:value-type="float" office:value="968" calcext:value-type="float">
            <text:p>968</text:p>
          </table:table-cell>
          <table:table-cell office:value-type="float" office:value="723" calcext:value-type="float">
            <text:p>723</text:p>
          </table:table-cell>
          <table:table-cell table:formula="of:=IF(COUNTIF([.A619:.D619];[.A619])=3;[.A619];&quot;&quot;)">
            <text:p/>
          </table:table-cell>
          <table:table-cell table:formula="of:=IF(COUNTIF([.B619:.E619];[.B619])=3;[.B619];&quot;&quot;)">
            <text:p/>
          </table:table-cell>
          <table:table-cell table:formula="of:=IF(COUNTIF([.C619:.F619];[.C619])=3;[.C619];&quot;&quot;)">
            <text:p/>
          </table:table-cell>
          <table:table-cell table:formula="of:=IF(COUNTIF([.D619:.G619];[.D619])=3;[.D619];&quot;&quot;)">
            <text:p/>
          </table:table-cell>
          <table:table-cell table:formula="of:=IF(COUNTIF([.A619:.D619];[.A619])=3;&quot;&quot;;[.A619])" office:value-type="float" office:value="596" calcext:value-type="float">
            <text:p>596</text:p>
          </table:table-cell>
          <table:table-cell table:formula="of:=IF(COUNTIF([.B619:.E619];[.B619])=3;&quot;&quot;;[.B619])" office:value-type="float" office:value="162" calcext:value-type="float">
            <text:p>162</text:p>
          </table:table-cell>
          <table:table-cell table:formula="of:=IF(COUNTIF([.C619:.F619];[.C619])=3;&quot;&quot;;[.C619])" office:value-type="float" office:value="968" calcext:value-type="float">
            <text:p>968</text:p>
          </table:table-cell>
          <table:table-cell table:formula="of:=IF(COUNTIF([.D619:.G619];[.D619])=3;&quot;&quot;;[.D619])" office:value-type="float" office:value="723" calcext:value-type="float">
            <text:p>723</text:p>
          </table:table-cell>
          <table:table-cell table:style-name="ce5" table:formula="of:=IFERROR( IF( AND( COUNT([.E619:.H619])=3; MOD( AVERAGE([.E619:.H619]); 2)=1; MOD( AVERAGE([.I619:.L61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office:value-type="float" office:value="646" calcext:value-type="float">
            <text:p>646</text:p>
          </table:table-cell>
          <table:table-cell office:value-type="float" office:value="745" calcext:value-type="float">
            <text:p>745</text:p>
          </table:table-cell>
          <table:table-cell office:value-type="float" office:value="223" calcext:value-type="float">
            <text:p>223</text:p>
          </table:table-cell>
          <table:table-cell table:formula="of:=IF(COUNTIF([.A620:.D620];[.A620])=3;[.A620];&quot;&quot;)">
            <text:p/>
          </table:table-cell>
          <table:table-cell table:formula="of:=IF(COUNTIF([.B620:.E620];[.B620])=3;[.B620];&quot;&quot;)">
            <text:p/>
          </table:table-cell>
          <table:table-cell table:formula="of:=IF(COUNTIF([.C620:.F620];[.C620])=3;[.C620];&quot;&quot;)">
            <text:p/>
          </table:table-cell>
          <table:table-cell table:formula="of:=IF(COUNTIF([.D620:.G620];[.D620])=3;[.D620];&quot;&quot;)">
            <text:p/>
          </table:table-cell>
          <table:table-cell table:formula="of:=IF(COUNTIF([.A620:.D620];[.A620])=3;&quot;&quot;;[.A620])" office:value-type="float" office:value="619" calcext:value-type="float">
            <text:p>619</text:p>
          </table:table-cell>
          <table:table-cell table:formula="of:=IF(COUNTIF([.B620:.E620];[.B620])=3;&quot;&quot;;[.B620])" office:value-type="float" office:value="646" calcext:value-type="float">
            <text:p>646</text:p>
          </table:table-cell>
          <table:table-cell table:formula="of:=IF(COUNTIF([.C620:.F620];[.C620])=3;&quot;&quot;;[.C620])" office:value-type="float" office:value="745" calcext:value-type="float">
            <text:p>745</text:p>
          </table:table-cell>
          <table:table-cell table:formula="of:=IF(COUNTIF([.D620:.G620];[.D620])=3;&quot;&quot;;[.D620])" office:value-type="float" office:value="223" calcext:value-type="float">
            <text:p>223</text:p>
          </table:table-cell>
          <table:table-cell table:style-name="ce5" table:formula="of:=IFERROR( IF( AND( COUNT([.E620:.H620])=3; MOD( AVERAGE([.E620:.H620]); 2)=1; MOD( AVERAGE([.I620:.L62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86" calcext:value-type="float">
            <text:p>186</text:p>
          </table:table-cell>
          <table:table-cell table:formula="of:=IF(COUNTIF([.A621:.D621];[.A621])=3;[.A621];&quot;&quot;)">
            <text:p/>
          </table:table-cell>
          <table:table-cell table:formula="of:=IF(COUNTIF([.B621:.E621];[.B621])=3;[.B621];&quot;&quot;)">
            <text:p/>
          </table:table-cell>
          <table:table-cell table:formula="of:=IF(COUNTIF([.C621:.F621];[.C621])=3;[.C621];&quot;&quot;)">
            <text:p/>
          </table:table-cell>
          <table:table-cell table:formula="of:=IF(COUNTIF([.D621:.G621];[.D621])=3;[.D621];&quot;&quot;)">
            <text:p/>
          </table:table-cell>
          <table:table-cell table:formula="of:=IF(COUNTIF([.A621:.D621];[.A621])=3;&quot;&quot;;[.A621])" office:value-type="float" office:value="287" calcext:value-type="float">
            <text:p>287</text:p>
          </table:table-cell>
          <table:table-cell table:formula="of:=IF(COUNTIF([.B621:.E621];[.B621])=3;&quot;&quot;;[.B621])" office:value-type="float" office:value="59" calcext:value-type="float">
            <text:p>59</text:p>
          </table:table-cell>
          <table:table-cell table:formula="of:=IF(COUNTIF([.C621:.F621];[.C621])=3;&quot;&quot;;[.C621])" office:value-type="float" office:value="186" calcext:value-type="float">
            <text:p>186</text:p>
          </table:table-cell>
          <table:table-cell table:formula="of:=IF(COUNTIF([.D621:.G621];[.D621])=3;&quot;&quot;;[.D621])" office:value-type="float" office:value="186" calcext:value-type="float">
            <text:p>186</text:p>
          </table:table-cell>
          <table:table-cell table:style-name="ce5" table:formula="of:=IFERROR( IF( AND( COUNT([.E621:.H621])=3; MOD( AVERAGE([.E621:.H621]); 2)=1; MOD( AVERAGE([.I621:.L62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5" calcext:value-type="float">
            <text:p>545</text:p>
          </table:table-cell>
          <table:table-cell office:value-type="float" office:value="644" calcext:value-type="float">
            <text:p>644</text:p>
          </table:table-cell>
          <table:table-cell office:value-type="float" office:value="20" calcext:value-type="float">
            <text:p>20</text:p>
          </table:table-cell>
          <table:table-cell table:formula="of:=IF(COUNTIF([.A622:.D622];[.A622])=3;[.A622];&quot;&quot;)">
            <text:p/>
          </table:table-cell>
          <table:table-cell table:formula="of:=IF(COUNTIF([.B622:.E622];[.B622])=3;[.B622];&quot;&quot;)">
            <text:p/>
          </table:table-cell>
          <table:table-cell table:formula="of:=IF(COUNTIF([.C622:.F622];[.C622])=3;[.C622];&quot;&quot;)">
            <text:p/>
          </table:table-cell>
          <table:table-cell table:formula="of:=IF(COUNTIF([.D622:.G622];[.D622])=3;[.D622];&quot;&quot;)">
            <text:p/>
          </table:table-cell>
          <table:table-cell table:formula="of:=IF(COUNTIF([.A622:.D622];[.A622])=3;&quot;&quot;;[.A622])" office:value-type="float" office:value="24" calcext:value-type="float">
            <text:p>24</text:p>
          </table:table-cell>
          <table:table-cell table:formula="of:=IF(COUNTIF([.B622:.E622];[.B622])=3;&quot;&quot;;[.B622])" office:value-type="float" office:value="545" calcext:value-type="float">
            <text:p>545</text:p>
          </table:table-cell>
          <table:table-cell table:formula="of:=IF(COUNTIF([.C622:.F622];[.C622])=3;&quot;&quot;;[.C622])" office:value-type="float" office:value="644" calcext:value-type="float">
            <text:p>644</text:p>
          </table:table-cell>
          <table:table-cell table:formula="of:=IF(COUNTIF([.D622:.G622];[.D622])=3;&quot;&quot;;[.D622])" office:value-type="float" office:value="20" calcext:value-type="float">
            <text:p>20</text:p>
          </table:table-cell>
          <table:table-cell table:style-name="ce5" table:formula="of:=IFERROR( IF( AND( COUNT([.E622:.H622])=3; MOD( AVERAGE([.E622:.H622]); 2)=1; MOD( AVERAGE([.I622:.L62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number-columns-repeated="2" office:value-type="float" office:value="521" calcext:value-type="float">
            <text:p>521</text:p>
          </table:table-cell>
          <table:table-cell office:value-type="float" office:value="119" calcext:value-type="float">
            <text:p>119</text:p>
          </table:table-cell>
          <table:table-cell table:formula="of:=IF(COUNTIF([.A623:.D623];[.A623])=3;[.A623];&quot;&quot;)">
            <text:p/>
          </table:table-cell>
          <table:table-cell table:formula="of:=IF(COUNTIF([.B623:.E623];[.B623])=3;[.B623];&quot;&quot;)">
            <text:p/>
          </table:table-cell>
          <table:table-cell table:formula="of:=IF(COUNTIF([.C623:.F623];[.C623])=3;[.C623];&quot;&quot;)">
            <text:p/>
          </table:table-cell>
          <table:table-cell table:formula="of:=IF(COUNTIF([.D623:.G623];[.D623])=3;[.D623];&quot;&quot;)">
            <text:p/>
          </table:table-cell>
          <table:table-cell table:formula="of:=IF(COUNTIF([.A623:.D623];[.A623])=3;&quot;&quot;;[.A623])" office:value-type="float" office:value="360" calcext:value-type="float">
            <text:p>360</text:p>
          </table:table-cell>
          <table:table-cell table:formula="of:=IF(COUNTIF([.B623:.E623];[.B623])=3;&quot;&quot;;[.B623])" office:value-type="float" office:value="521" calcext:value-type="float">
            <text:p>521</text:p>
          </table:table-cell>
          <table:table-cell table:formula="of:=IF(COUNTIF([.C623:.F623];[.C623])=3;&quot;&quot;;[.C623])" office:value-type="float" office:value="521" calcext:value-type="float">
            <text:p>521</text:p>
          </table:table-cell>
          <table:table-cell table:formula="of:=IF(COUNTIF([.D623:.G623];[.D623])=3;&quot;&quot;;[.D623])" office:value-type="float" office:value="119" calcext:value-type="float">
            <text:p>119</text:p>
          </table:table-cell>
          <table:table-cell table:style-name="ce5" table:formula="of:=IFERROR( IF( AND( COUNT([.E623:.H623])=3; MOD( AVERAGE([.E623:.H623]); 2)=1; MOD( AVERAGE([.I623:.L62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float" office:value="532" calcext:value-type="float">
            <text:p>532</text:p>
          </table:table-cell>
          <table:table-cell office:value-type="float" office:value="695" calcext:value-type="float">
            <text:p>695</text:p>
          </table:table-cell>
          <table:table-cell office:value-type="float" office:value="254" calcext:value-type="float">
            <text:p>254</text:p>
          </table:table-cell>
          <table:table-cell table:formula="of:=IF(COUNTIF([.A624:.D624];[.A624])=3;[.A624];&quot;&quot;)">
            <text:p/>
          </table:table-cell>
          <table:table-cell table:formula="of:=IF(COUNTIF([.B624:.E624];[.B624])=3;[.B624];&quot;&quot;)">
            <text:p/>
          </table:table-cell>
          <table:table-cell table:formula="of:=IF(COUNTIF([.C624:.F624];[.C624])=3;[.C624];&quot;&quot;)">
            <text:p/>
          </table:table-cell>
          <table:table-cell table:formula="of:=IF(COUNTIF([.D624:.G624];[.D624])=3;[.D624];&quot;&quot;)">
            <text:p/>
          </table:table-cell>
          <table:table-cell table:formula="of:=IF(COUNTIF([.A624:.D624];[.A624])=3;&quot;&quot;;[.A624])" office:value-type="float" office:value="94" calcext:value-type="float">
            <text:p>94</text:p>
          </table:table-cell>
          <table:table-cell table:formula="of:=IF(COUNTIF([.B624:.E624];[.B624])=3;&quot;&quot;;[.B624])" office:value-type="float" office:value="532" calcext:value-type="float">
            <text:p>532</text:p>
          </table:table-cell>
          <table:table-cell table:formula="of:=IF(COUNTIF([.C624:.F624];[.C624])=3;&quot;&quot;;[.C624])" office:value-type="float" office:value="695" calcext:value-type="float">
            <text:p>695</text:p>
          </table:table-cell>
          <table:table-cell table:formula="of:=IF(COUNTIF([.D624:.G624];[.D624])=3;&quot;&quot;;[.D624])" office:value-type="float" office:value="254" calcext:value-type="float">
            <text:p>254</text:p>
          </table:table-cell>
          <table:table-cell table:style-name="ce5" table:formula="of:=IFERROR( IF( AND( COUNT([.E624:.H624])=3; MOD( AVERAGE([.E624:.H624]); 2)=1; MOD( AVERAGE([.I624:.L62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1" calcext:value-type="float">
            <text:p>191</text:p>
          </table:table-cell>
          <table:table-cell office:value-type="float" office:value="594" calcext:value-type="float">
            <text:p>594</text:p>
          </table:table-cell>
          <table:table-cell office:value-type="float" office:value="59" calcext:value-type="float">
            <text:p>59</text:p>
          </table:table-cell>
          <table:table-cell table:formula="of:=IF(COUNTIF([.A625:.D625];[.A625])=3;[.A625];&quot;&quot;)">
            <text:p/>
          </table:table-cell>
          <table:table-cell table:formula="of:=IF(COUNTIF([.B625:.E625];[.B625])=3;[.B625];&quot;&quot;)">
            <text:p/>
          </table:table-cell>
          <table:table-cell table:formula="of:=IF(COUNTIF([.C625:.F625];[.C625])=3;[.C625];&quot;&quot;)">
            <text:p/>
          </table:table-cell>
          <table:table-cell table:formula="of:=IF(COUNTIF([.D625:.G625];[.D625])=3;[.D625];&quot;&quot;)">
            <text:p/>
          </table:table-cell>
          <table:table-cell table:formula="of:=IF(COUNTIF([.A625:.D625];[.A625])=3;&quot;&quot;;[.A625])" office:value-type="float" office:value="158" calcext:value-type="float">
            <text:p>158</text:p>
          </table:table-cell>
          <table:table-cell table:formula="of:=IF(COUNTIF([.B625:.E625];[.B625])=3;&quot;&quot;;[.B625])" office:value-type="float" office:value="191" calcext:value-type="float">
            <text:p>191</text:p>
          </table:table-cell>
          <table:table-cell table:formula="of:=IF(COUNTIF([.C625:.F625];[.C625])=3;&quot;&quot;;[.C625])" office:value-type="float" office:value="594" calcext:value-type="float">
            <text:p>594</text:p>
          </table:table-cell>
          <table:table-cell table:formula="of:=IF(COUNTIF([.D625:.G625];[.D625])=3;&quot;&quot;;[.D625])" office:value-type="float" office:value="59" calcext:value-type="float">
            <text:p>59</text:p>
          </table:table-cell>
          <table:table-cell table:style-name="ce5" table:formula="of:=IFERROR( IF( AND( COUNT([.E625:.H625])=3; MOD( AVERAGE([.E625:.H625]); 2)=1; MOD( AVERAGE([.I625:.L62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6" calcext:value-type="float">
            <text:p>26</text:p>
          </table:table-cell>
          <table:table-cell office:value-type="float" office:value="709" calcext:value-type="float">
            <text:p>709</text:p>
          </table:table-cell>
          <table:table-cell office:value-type="float" office:value="677" calcext:value-type="float">
            <text:p>677</text:p>
          </table:table-cell>
          <table:table-cell table:formula="of:=IF(COUNTIF([.A626:.D626];[.A626])=3;[.A626];&quot;&quot;)">
            <text:p/>
          </table:table-cell>
          <table:table-cell table:formula="of:=IF(COUNTIF([.B626:.E626];[.B626])=3;[.B626];&quot;&quot;)">
            <text:p/>
          </table:table-cell>
          <table:table-cell table:formula="of:=IF(COUNTIF([.C626:.F626];[.C626])=3;[.C626];&quot;&quot;)">
            <text:p/>
          </table:table-cell>
          <table:table-cell table:formula="of:=IF(COUNTIF([.D626:.G626];[.D626])=3;[.D626];&quot;&quot;)">
            <text:p/>
          </table:table-cell>
          <table:table-cell table:formula="of:=IF(COUNTIF([.A626:.D626];[.A626])=3;&quot;&quot;;[.A626])" office:value-type="float" office:value="137" calcext:value-type="float">
            <text:p>137</text:p>
          </table:table-cell>
          <table:table-cell table:formula="of:=IF(COUNTIF([.B626:.E626];[.B626])=3;&quot;&quot;;[.B626])" office:value-type="float" office:value="26" calcext:value-type="float">
            <text:p>26</text:p>
          </table:table-cell>
          <table:table-cell table:formula="of:=IF(COUNTIF([.C626:.F626];[.C626])=3;&quot;&quot;;[.C626])" office:value-type="float" office:value="709" calcext:value-type="float">
            <text:p>709</text:p>
          </table:table-cell>
          <table:table-cell table:formula="of:=IF(COUNTIF([.D626:.G626];[.D626])=3;&quot;&quot;;[.D626])" office:value-type="float" office:value="677" calcext:value-type="float">
            <text:p>677</text:p>
          </table:table-cell>
          <table:table-cell table:style-name="ce5" table:formula="of:=IFERROR( IF( AND( COUNT([.E626:.H626])=3; MOD( AVERAGE([.E626:.H626]); 2)=1; MOD( AVERAGE([.I626:.L62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97" calcext:value-type="float">
            <text:p>497</text:p>
          </table:table-cell>
          <table:table-cell office:value-type="float" office:value="4" calcext:value-type="float">
            <text:p>4</text:p>
          </table:table-cell>
          <table:table-cell office:value-type="float" office:value="838" calcext:value-type="float">
            <text:p>838</text:p>
          </table:table-cell>
          <table:table-cell table:formula="of:=IF(COUNTIF([.A627:.D627];[.A627])=3;[.A627];&quot;&quot;)">
            <text:p/>
          </table:table-cell>
          <table:table-cell table:formula="of:=IF(COUNTIF([.B627:.E627];[.B627])=3;[.B627];&quot;&quot;)">
            <text:p/>
          </table:table-cell>
          <table:table-cell table:formula="of:=IF(COUNTIF([.C627:.F627];[.C627])=3;[.C627];&quot;&quot;)">
            <text:p/>
          </table:table-cell>
          <table:table-cell table:formula="of:=IF(COUNTIF([.D627:.G627];[.D627])=3;[.D627];&quot;&quot;)">
            <text:p/>
          </table:table-cell>
          <table:table-cell table:formula="of:=IF(COUNTIF([.A627:.D627];[.A627])=3;&quot;&quot;;[.A627])" office:value-type="float" office:value="753" calcext:value-type="float">
            <text:p>753</text:p>
          </table:table-cell>
          <table:table-cell table:formula="of:=IF(COUNTIF([.B627:.E627];[.B627])=3;&quot;&quot;;[.B627])" office:value-type="float" office:value="497" calcext:value-type="float">
            <text:p>497</text:p>
          </table:table-cell>
          <table:table-cell table:formula="of:=IF(COUNTIF([.C627:.F627];[.C627])=3;&quot;&quot;;[.C627])" office:value-type="float" office:value="4" calcext:value-type="float">
            <text:p>4</text:p>
          </table:table-cell>
          <table:table-cell table:formula="of:=IF(COUNTIF([.D627:.G627];[.D627])=3;&quot;&quot;;[.D627])" office:value-type="float" office:value="838" calcext:value-type="float">
            <text:p>838</text:p>
          </table:table-cell>
          <table:table-cell table:style-name="ce5" table:formula="of:=IFERROR( IF( AND( COUNT([.E627:.H627])=3; MOD( AVERAGE([.E627:.H627]); 2)=1; MOD( AVERAGE([.I627:.L62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office:value-type="float" office:value="902" calcext:value-type="float">
            <text:p>902</text:p>
          </table:table-cell>
          <table:table-cell office:value-type="float" office:value="507" calcext:value-type="float">
            <text:p>507</text:p>
          </table:table-cell>
          <table:table-cell office:value-type="float" office:value="695" calcext:value-type="float">
            <text:p>695</text:p>
          </table:table-cell>
          <table:table-cell table:formula="of:=IF(COUNTIF([.A628:.D628];[.A628])=3;[.A628];&quot;&quot;)">
            <text:p/>
          </table:table-cell>
          <table:table-cell table:formula="of:=IF(COUNTIF([.B628:.E628];[.B628])=3;[.B628];&quot;&quot;)">
            <text:p/>
          </table:table-cell>
          <table:table-cell table:formula="of:=IF(COUNTIF([.C628:.F628];[.C628])=3;[.C628];&quot;&quot;)">
            <text:p/>
          </table:table-cell>
          <table:table-cell table:formula="of:=IF(COUNTIF([.D628:.G628];[.D628])=3;[.D628];&quot;&quot;)">
            <text:p/>
          </table:table-cell>
          <table:table-cell table:formula="of:=IF(COUNTIF([.A628:.D628];[.A628])=3;&quot;&quot;;[.A628])" office:value-type="float" office:value="152" calcext:value-type="float">
            <text:p>152</text:p>
          </table:table-cell>
          <table:table-cell table:formula="of:=IF(COUNTIF([.B628:.E628];[.B628])=3;&quot;&quot;;[.B628])" office:value-type="float" office:value="902" calcext:value-type="float">
            <text:p>902</text:p>
          </table:table-cell>
          <table:table-cell table:formula="of:=IF(COUNTIF([.C628:.F628];[.C628])=3;&quot;&quot;;[.C628])" office:value-type="float" office:value="507" calcext:value-type="float">
            <text:p>507</text:p>
          </table:table-cell>
          <table:table-cell table:formula="of:=IF(COUNTIF([.D628:.G628];[.D628])=3;&quot;&quot;;[.D628])" office:value-type="float" office:value="695" calcext:value-type="float">
            <text:p>695</text:p>
          </table:table-cell>
          <table:table-cell table:style-name="ce5" table:formula="of:=IFERROR( IF( AND( COUNT([.E628:.H628])=3; MOD( AVERAGE([.E628:.H628]); 2)=1; MOD( AVERAGE([.I628:.L62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office:value-type="float" office:value="805" calcext:value-type="float">
            <text:p>805</text:p>
          </table:table-cell>
          <table:table-cell office:value-type="float" office:value="695" calcext:value-type="float">
            <text:p>695</text:p>
          </table:table-cell>
          <table:table-cell office:value-type="float" office:value="362" calcext:value-type="float">
            <text:p>362</text:p>
          </table:table-cell>
          <table:table-cell table:formula="of:=IF(COUNTIF([.A629:.D629];[.A629])=3;[.A629];&quot;&quot;)">
            <text:p/>
          </table:table-cell>
          <table:table-cell table:formula="of:=IF(COUNTIF([.B629:.E629];[.B629])=3;[.B629];&quot;&quot;)">
            <text:p/>
          </table:table-cell>
          <table:table-cell table:formula="of:=IF(COUNTIF([.C629:.F629];[.C629])=3;[.C629];&quot;&quot;)">
            <text:p/>
          </table:table-cell>
          <table:table-cell table:formula="of:=IF(COUNTIF([.D629:.G629];[.D629])=3;[.D629];&quot;&quot;)">
            <text:p/>
          </table:table-cell>
          <table:table-cell table:formula="of:=IF(COUNTIF([.A629:.D629];[.A629])=3;&quot;&quot;;[.A629])" office:value-type="float" office:value="619" calcext:value-type="float">
            <text:p>619</text:p>
          </table:table-cell>
          <table:table-cell table:formula="of:=IF(COUNTIF([.B629:.E629];[.B629])=3;&quot;&quot;;[.B629])" office:value-type="float" office:value="805" calcext:value-type="float">
            <text:p>805</text:p>
          </table:table-cell>
          <table:table-cell table:formula="of:=IF(COUNTIF([.C629:.F629];[.C629])=3;&quot;&quot;;[.C629])" office:value-type="float" office:value="695" calcext:value-type="float">
            <text:p>695</text:p>
          </table:table-cell>
          <table:table-cell table:formula="of:=IF(COUNTIF([.D629:.G629];[.D629])=3;&quot;&quot;;[.D629])" office:value-type="float" office:value="362" calcext:value-type="float">
            <text:p>362</text:p>
          </table:table-cell>
          <table:table-cell table:style-name="ce5" table:formula="of:=IFERROR( IF( AND( COUNT([.E629:.H629])=3; MOD( AVERAGE([.E629:.H629]); 2)=1; MOD( AVERAGE([.I629:.L62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89" calcext:value-type="float">
            <text:p>689</text:p>
          </table:table-cell>
          <table:table-cell office:value-type="float" office:value="398" calcext:value-type="float">
            <text:p>398</text:p>
          </table:table-cell>
          <table:table-cell office:value-type="float" office:value="647" calcext:value-type="float">
            <text:p>647</text:p>
          </table:table-cell>
          <table:table-cell office:value-type="float" office:value="888" calcext:value-type="float">
            <text:p>888</text:p>
          </table:table-cell>
          <table:table-cell table:formula="of:=IF(COUNTIF([.A630:.D630];[.A630])=3;[.A630];&quot;&quot;)">
            <text:p/>
          </table:table-cell>
          <table:table-cell table:formula="of:=IF(COUNTIF([.B630:.E630];[.B630])=3;[.B630];&quot;&quot;)">
            <text:p/>
          </table:table-cell>
          <table:table-cell table:formula="of:=IF(COUNTIF([.C630:.F630];[.C630])=3;[.C630];&quot;&quot;)">
            <text:p/>
          </table:table-cell>
          <table:table-cell table:formula="of:=IF(COUNTIF([.D630:.G630];[.D630])=3;[.D630];&quot;&quot;)">
            <text:p/>
          </table:table-cell>
          <table:table-cell table:formula="of:=IF(COUNTIF([.A630:.D630];[.A630])=3;&quot;&quot;;[.A630])" office:value-type="float" office:value="689" calcext:value-type="float">
            <text:p>689</text:p>
          </table:table-cell>
          <table:table-cell table:formula="of:=IF(COUNTIF([.B630:.E630];[.B630])=3;&quot;&quot;;[.B630])" office:value-type="float" office:value="398" calcext:value-type="float">
            <text:p>398</text:p>
          </table:table-cell>
          <table:table-cell table:formula="of:=IF(COUNTIF([.C630:.F630];[.C630])=3;&quot;&quot;;[.C630])" office:value-type="float" office:value="647" calcext:value-type="float">
            <text:p>647</text:p>
          </table:table-cell>
          <table:table-cell table:formula="of:=IF(COUNTIF([.D630:.G630];[.D630])=3;&quot;&quot;;[.D630])" office:value-type="float" office:value="888" calcext:value-type="float">
            <text:p>888</text:p>
          </table:table-cell>
          <table:table-cell table:style-name="ce5" table:formula="of:=IFERROR( IF( AND( COUNT([.E630:.H630])=3; MOD( AVERAGE([.E630:.H630]); 2)=1; MOD( AVERAGE([.I630:.L63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office:value-type="float" office:value="863" calcext:value-type="float">
            <text:p>863</text:p>
          </table:table-cell>
          <table:table-cell office:value-type="float" office:value="225" calcext:value-type="float">
            <text:p>225</text:p>
          </table:table-cell>
          <table:table-cell office:value-type="float" office:value="594" calcext:value-type="float">
            <text:p>594</text:p>
          </table:table-cell>
          <table:table-cell table:formula="of:=IF(COUNTIF([.A631:.D631];[.A631])=3;[.A631];&quot;&quot;)">
            <text:p/>
          </table:table-cell>
          <table:table-cell table:formula="of:=IF(COUNTIF([.B631:.E631];[.B631])=3;[.B631];&quot;&quot;)">
            <text:p/>
          </table:table-cell>
          <table:table-cell table:formula="of:=IF(COUNTIF([.C631:.F631];[.C631])=3;[.C631];&quot;&quot;)">
            <text:p/>
          </table:table-cell>
          <table:table-cell table:formula="of:=IF(COUNTIF([.D631:.G631];[.D631])=3;[.D631];&quot;&quot;)">
            <text:p/>
          </table:table-cell>
          <table:table-cell table:formula="of:=IF(COUNTIF([.A631:.D631];[.A631])=3;&quot;&quot;;[.A631])" office:value-type="float" office:value="339" calcext:value-type="float">
            <text:p>339</text:p>
          </table:table-cell>
          <table:table-cell table:formula="of:=IF(COUNTIF([.B631:.E631];[.B631])=3;&quot;&quot;;[.B631])" office:value-type="float" office:value="863" calcext:value-type="float">
            <text:p>863</text:p>
          </table:table-cell>
          <table:table-cell table:formula="of:=IF(COUNTIF([.C631:.F631];[.C631])=3;&quot;&quot;;[.C631])" office:value-type="float" office:value="225" calcext:value-type="float">
            <text:p>225</text:p>
          </table:table-cell>
          <table:table-cell table:formula="of:=IF(COUNTIF([.D631:.G631];[.D631])=3;&quot;&quot;;[.D631])" office:value-type="float" office:value="594" calcext:value-type="float">
            <text:p>594</text:p>
          </table:table-cell>
          <table:table-cell table:style-name="ce5" table:formula="of:=IFERROR( IF( AND( COUNT([.E631:.H631])=3; MOD( AVERAGE([.E631:.H631]); 2)=1; MOD( AVERAGE([.I631:.L63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91" calcext:value-type="float">
            <text:p>691</text:p>
          </table:table-cell>
          <table:table-cell office:value-type="float" office:value="789" calcext:value-type="float">
            <text:p>789</text:p>
          </table:table-cell>
          <table:table-cell office:value-type="float" office:value="35" calcext:value-type="float">
            <text:p>35</text:p>
          </table:table-cell>
          <table:table-cell table:formula="of:=IF(COUNTIF([.A632:.D632];[.A632])=3;[.A632];&quot;&quot;)">
            <text:p/>
          </table:table-cell>
          <table:table-cell table:formula="of:=IF(COUNTIF([.B632:.E632];[.B632])=3;[.B632];&quot;&quot;)">
            <text:p/>
          </table:table-cell>
          <table:table-cell table:formula="of:=IF(COUNTIF([.C632:.F632];[.C632])=3;[.C632];&quot;&quot;)">
            <text:p/>
          </table:table-cell>
          <table:table-cell table:formula="of:=IF(COUNTIF([.D632:.G632];[.D632])=3;[.D632];&quot;&quot;)">
            <text:p/>
          </table:table-cell>
          <table:table-cell table:formula="of:=IF(COUNTIF([.A632:.D632];[.A632])=3;&quot;&quot;;[.A632])" office:value-type="float" office:value="87" calcext:value-type="float">
            <text:p>87</text:p>
          </table:table-cell>
          <table:table-cell table:formula="of:=IF(COUNTIF([.B632:.E632];[.B632])=3;&quot;&quot;;[.B632])" office:value-type="float" office:value="691" calcext:value-type="float">
            <text:p>691</text:p>
          </table:table-cell>
          <table:table-cell table:formula="of:=IF(COUNTIF([.C632:.F632];[.C632])=3;&quot;&quot;;[.C632])" office:value-type="float" office:value="789" calcext:value-type="float">
            <text:p>789</text:p>
          </table:table-cell>
          <table:table-cell table:formula="of:=IF(COUNTIF([.D632:.G632];[.D632])=3;&quot;&quot;;[.D632])" office:value-type="float" office:value="35" calcext:value-type="float">
            <text:p>35</text:p>
          </table:table-cell>
          <table:table-cell table:style-name="ce5" table:formula="of:=IFERROR( IF( AND( COUNT([.E632:.H632])=3; MOD( AVERAGE([.E632:.H632]); 2)=1; MOD( AVERAGE([.I632:.L63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office:value-type="float" office:value="141" calcext:value-type="float">
            <text:p>141</text:p>
          </table:table-cell>
          <table:table-cell office:value-type="float" office:value="879" calcext:value-type="float">
            <text:p>879</text:p>
          </table:table-cell>
          <table:table-cell office:value-type="float" office:value="425" calcext:value-type="float">
            <text:p>425</text:p>
          </table:table-cell>
          <table:table-cell table:formula="of:=IF(COUNTIF([.A633:.D633];[.A633])=3;[.A633];&quot;&quot;)">
            <text:p/>
          </table:table-cell>
          <table:table-cell table:formula="of:=IF(COUNTIF([.B633:.E633];[.B633])=3;[.B633];&quot;&quot;)">
            <text:p/>
          </table:table-cell>
          <table:table-cell table:formula="of:=IF(COUNTIF([.C633:.F633];[.C633])=3;[.C633];&quot;&quot;)">
            <text:p/>
          </table:table-cell>
          <table:table-cell table:formula="of:=IF(COUNTIF([.D633:.G633];[.D633])=3;[.D633];&quot;&quot;)">
            <text:p/>
          </table:table-cell>
          <table:table-cell table:formula="of:=IF(COUNTIF([.A633:.D633];[.A633])=3;&quot;&quot;;[.A633])" office:value-type="float" office:value="317" calcext:value-type="float">
            <text:p>317</text:p>
          </table:table-cell>
          <table:table-cell table:formula="of:=IF(COUNTIF([.B633:.E633];[.B633])=3;&quot;&quot;;[.B633])" office:value-type="float" office:value="141" calcext:value-type="float">
            <text:p>141</text:p>
          </table:table-cell>
          <table:table-cell table:formula="of:=IF(COUNTIF([.C633:.F633];[.C633])=3;&quot;&quot;;[.C633])" office:value-type="float" office:value="879" calcext:value-type="float">
            <text:p>879</text:p>
          </table:table-cell>
          <table:table-cell table:formula="of:=IF(COUNTIF([.D633:.G633];[.D633])=3;&quot;&quot;;[.D633])" office:value-type="float" office:value="425" calcext:value-type="float">
            <text:p>425</text:p>
          </table:table-cell>
          <table:table-cell table:style-name="ce5" table:formula="of:=IFERROR( IF( AND( COUNT([.E633:.H633])=3; MOD( AVERAGE([.E633:.H633]); 2)=1; MOD( AVERAGE([.I633:.L63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office:value-type="float" office:value="895" calcext:value-type="float">
            <text:p>895</text:p>
          </table:table-cell>
          <table:table-cell office:value-type="float" office:value="436" calcext:value-type="float">
            <text:p>436</text:p>
          </table:table-cell>
          <table:table-cell office:value-type="float" office:value="397" calcext:value-type="float">
            <text:p>397</text:p>
          </table:table-cell>
          <table:table-cell table:formula="of:=IF(COUNTIF([.A634:.D634];[.A634])=3;[.A634];&quot;&quot;)">
            <text:p/>
          </table:table-cell>
          <table:table-cell table:formula="of:=IF(COUNTIF([.B634:.E634];[.B634])=3;[.B634];&quot;&quot;)">
            <text:p/>
          </table:table-cell>
          <table:table-cell table:formula="of:=IF(COUNTIF([.C634:.F634];[.C634])=3;[.C634];&quot;&quot;)">
            <text:p/>
          </table:table-cell>
          <table:table-cell table:formula="of:=IF(COUNTIF([.D634:.G634];[.D634])=3;[.D634];&quot;&quot;)">
            <text:p/>
          </table:table-cell>
          <table:table-cell table:formula="of:=IF(COUNTIF([.A634:.D634];[.A634])=3;&quot;&quot;;[.A634])" office:value-type="float" office:value="397" calcext:value-type="float">
            <text:p>397</text:p>
          </table:table-cell>
          <table:table-cell table:formula="of:=IF(COUNTIF([.B634:.E634];[.B634])=3;&quot;&quot;;[.B634])" office:value-type="float" office:value="895" calcext:value-type="float">
            <text:p>895</text:p>
          </table:table-cell>
          <table:table-cell table:formula="of:=IF(COUNTIF([.C634:.F634];[.C634])=3;&quot;&quot;;[.C634])" office:value-type="float" office:value="436" calcext:value-type="float">
            <text:p>436</text:p>
          </table:table-cell>
          <table:table-cell table:formula="of:=IF(COUNTIF([.D634:.G634];[.D634])=3;&quot;&quot;;[.D634])" office:value-type="float" office:value="397" calcext:value-type="float">
            <text:p>397</text:p>
          </table:table-cell>
          <table:table-cell table:style-name="ce5" table:formula="of:=IFERROR( IF( AND( COUNT([.E634:.H634])=3; MOD( AVERAGE([.E634:.H634]); 2)=1; MOD( AVERAGE([.I634:.L63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40" calcext:value-type="float">
            <text:p>440</text:p>
          </table:table-cell>
          <table:table-cell office:value-type="float" office:value="461" calcext:value-type="float">
            <text:p>461</text:p>
          </table:table-cell>
          <table:table-cell office:value-type="float" office:value="59" calcext:value-type="float">
            <text:p>59</text:p>
          </table:table-cell>
          <table:table-cell table:formula="of:=IF(COUNTIF([.A635:.D635];[.A635])=3;[.A635];&quot;&quot;)">
            <text:p/>
          </table:table-cell>
          <table:table-cell table:formula="of:=IF(COUNTIF([.B635:.E635];[.B635])=3;[.B635];&quot;&quot;)">
            <text:p/>
          </table:table-cell>
          <table:table-cell table:formula="of:=IF(COUNTIF([.C635:.F635];[.C635])=3;[.C635];&quot;&quot;)">
            <text:p/>
          </table:table-cell>
          <table:table-cell table:formula="of:=IF(COUNTIF([.D635:.G635];[.D635])=3;[.D635];&quot;&quot;)">
            <text:p/>
          </table:table-cell>
          <table:table-cell table:formula="of:=IF(COUNTIF([.A635:.D635];[.A635])=3;&quot;&quot;;[.A635])" office:value-type="float" office:value="371" calcext:value-type="float">
            <text:p>371</text:p>
          </table:table-cell>
          <table:table-cell table:formula="of:=IF(COUNTIF([.B635:.E635];[.B635])=3;&quot;&quot;;[.B635])" office:value-type="float" office:value="440" calcext:value-type="float">
            <text:p>440</text:p>
          </table:table-cell>
          <table:table-cell table:formula="of:=IF(COUNTIF([.C635:.F635];[.C635])=3;&quot;&quot;;[.C635])" office:value-type="float" office:value="461" calcext:value-type="float">
            <text:p>461</text:p>
          </table:table-cell>
          <table:table-cell table:formula="of:=IF(COUNTIF([.D635:.G635];[.D635])=3;&quot;&quot;;[.D635])" office:value-type="float" office:value="59" calcext:value-type="float">
            <text:p>59</text:p>
          </table:table-cell>
          <table:table-cell table:style-name="ce5" table:formula="of:=IFERROR( IF( AND( COUNT([.E635:.H635])=3; MOD( AVERAGE([.E635:.H635]); 2)=1; MOD( AVERAGE([.I635:.L63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office:value-type="float" office:value="625" calcext:value-type="float">
            <text:p>625</text:p>
          </table:table-cell>
          <table:table-cell office:value-type="float" office:value="926" calcext:value-type="float">
            <text:p>926</text:p>
          </table:table-cell>
          <table:table-cell office:value-type="float" office:value="382" calcext:value-type="float">
            <text:p>382</text:p>
          </table:table-cell>
          <table:table-cell table:formula="of:=IF(COUNTIF([.A636:.D636];[.A636])=3;[.A636];&quot;&quot;)">
            <text:p/>
          </table:table-cell>
          <table:table-cell table:formula="of:=IF(COUNTIF([.B636:.E636];[.B636])=3;[.B636];&quot;&quot;)">
            <text:p/>
          </table:table-cell>
          <table:table-cell table:formula="of:=IF(COUNTIF([.C636:.F636];[.C636])=3;[.C636];&quot;&quot;)">
            <text:p/>
          </table:table-cell>
          <table:table-cell table:formula="of:=IF(COUNTIF([.D636:.G636];[.D636])=3;[.D636];&quot;&quot;)">
            <text:p/>
          </table:table-cell>
          <table:table-cell table:formula="of:=IF(COUNTIF([.A636:.D636];[.A636])=3;&quot;&quot;;[.A636])" office:value-type="float" office:value="379" calcext:value-type="float">
            <text:p>379</text:p>
          </table:table-cell>
          <table:table-cell table:formula="of:=IF(COUNTIF([.B636:.E636];[.B636])=3;&quot;&quot;;[.B636])" office:value-type="float" office:value="625" calcext:value-type="float">
            <text:p>625</text:p>
          </table:table-cell>
          <table:table-cell table:formula="of:=IF(COUNTIF([.C636:.F636];[.C636])=3;&quot;&quot;;[.C636])" office:value-type="float" office:value="926" calcext:value-type="float">
            <text:p>926</text:p>
          </table:table-cell>
          <table:table-cell table:formula="of:=IF(COUNTIF([.D636:.G636];[.D636])=3;&quot;&quot;;[.D636])" office:value-type="float" office:value="382" calcext:value-type="float">
            <text:p>382</text:p>
          </table:table-cell>
          <table:table-cell table:style-name="ce5" table:formula="of:=IFERROR( IF( AND( COUNT([.E636:.H636])=3; MOD( AVERAGE([.E636:.H636]); 2)=1; MOD( AVERAGE([.I636:.L63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55" calcext:value-type="float">
            <text:p>855</text:p>
          </table:table-cell>
          <table:table-cell office:value-type="float" office:value="380" calcext:value-type="float">
            <text:p>380</text:p>
          </table:table-cell>
          <table:table-cell office:value-type="float" office:value="624" calcext:value-type="float">
            <text:p>624</text:p>
          </table:table-cell>
          <table:table-cell office:value-type="float" office:value="263" calcext:value-type="float">
            <text:p>263</text:p>
          </table:table-cell>
          <table:table-cell table:formula="of:=IF(COUNTIF([.A637:.D637];[.A637])=3;[.A637];&quot;&quot;)">
            <text:p/>
          </table:table-cell>
          <table:table-cell table:formula="of:=IF(COUNTIF([.B637:.E637];[.B637])=3;[.B637];&quot;&quot;)">
            <text:p/>
          </table:table-cell>
          <table:table-cell table:formula="of:=IF(COUNTIF([.C637:.F637];[.C637])=3;[.C637];&quot;&quot;)">
            <text:p/>
          </table:table-cell>
          <table:table-cell table:formula="of:=IF(COUNTIF([.D637:.G637];[.D637])=3;[.D637];&quot;&quot;)">
            <text:p/>
          </table:table-cell>
          <table:table-cell table:formula="of:=IF(COUNTIF([.A637:.D637];[.A637])=3;&quot;&quot;;[.A637])" office:value-type="float" office:value="855" calcext:value-type="float">
            <text:p>855</text:p>
          </table:table-cell>
          <table:table-cell table:formula="of:=IF(COUNTIF([.B637:.E637];[.B637])=3;&quot;&quot;;[.B637])" office:value-type="float" office:value="380" calcext:value-type="float">
            <text:p>380</text:p>
          </table:table-cell>
          <table:table-cell table:formula="of:=IF(COUNTIF([.C637:.F637];[.C637])=3;&quot;&quot;;[.C637])" office:value-type="float" office:value="624" calcext:value-type="float">
            <text:p>624</text:p>
          </table:table-cell>
          <table:table-cell table:formula="of:=IF(COUNTIF([.D637:.G637];[.D637])=3;&quot;&quot;;[.D637])" office:value-type="float" office:value="263" calcext:value-type="float">
            <text:p>263</text:p>
          </table:table-cell>
          <table:table-cell table:style-name="ce5" table:formula="of:=IFERROR( IF( AND( COUNT([.E637:.H637])=3; MOD( AVERAGE([.E637:.H637]); 2)=1; MOD( AVERAGE([.I637:.L63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office:value-type="float" office:value="734" calcext:value-type="float">
            <text:p>734</text:p>
          </table:table-cell>
          <table:table-cell office:value-type="float" office:value="898" calcext:value-type="float">
            <text:p>898</text:p>
          </table:table-cell>
          <table:table-cell office:value-type="float" office:value="851" calcext:value-type="float">
            <text:p>851</text:p>
          </table:table-cell>
          <table:table-cell table:formula="of:=IF(COUNTIF([.A638:.D638];[.A638])=3;[.A638];&quot;&quot;)">
            <text:p/>
          </table:table-cell>
          <table:table-cell table:formula="of:=IF(COUNTIF([.B638:.E638];[.B638])=3;[.B638];&quot;&quot;)">
            <text:p/>
          </table:table-cell>
          <table:table-cell table:formula="of:=IF(COUNTIF([.C638:.F638];[.C638])=3;[.C638];&quot;&quot;)">
            <text:p/>
          </table:table-cell>
          <table:table-cell table:formula="of:=IF(COUNTIF([.D638:.G638];[.D638])=3;[.D638];&quot;&quot;)">
            <text:p/>
          </table:table-cell>
          <table:table-cell table:formula="of:=IF(COUNTIF([.A638:.D638];[.A638])=3;&quot;&quot;;[.A638])" office:value-type="float" office:value="303" calcext:value-type="float">
            <text:p>303</text:p>
          </table:table-cell>
          <table:table-cell table:formula="of:=IF(COUNTIF([.B638:.E638];[.B638])=3;&quot;&quot;;[.B638])" office:value-type="float" office:value="734" calcext:value-type="float">
            <text:p>734</text:p>
          </table:table-cell>
          <table:table-cell table:formula="of:=IF(COUNTIF([.C638:.F638];[.C638])=3;&quot;&quot;;[.C638])" office:value-type="float" office:value="898" calcext:value-type="float">
            <text:p>898</text:p>
          </table:table-cell>
          <table:table-cell table:formula="of:=IF(COUNTIF([.D638:.G638];[.D638])=3;&quot;&quot;;[.D638])" office:value-type="float" office:value="851" calcext:value-type="float">
            <text:p>851</text:p>
          </table:table-cell>
          <table:table-cell table:style-name="ce5" table:formula="of:=IFERROR( IF( AND( COUNT([.E638:.H638])=3; MOD( AVERAGE([.E638:.H638]); 2)=1; MOD( AVERAGE([.I638:.L63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45" calcext:value-type="float">
            <text:p>945</text:p>
          </table:table-cell>
          <table:table-cell office:value-type="float" office:value="859" calcext:value-type="float">
            <text:p>859</text:p>
          </table:table-cell>
          <table:table-cell office:value-type="float" office:value="525" calcext:value-type="float">
            <text:p>525</text:p>
          </table:table-cell>
          <table:table-cell office:value-type="float" office:value="150" calcext:value-type="float">
            <text:p>150</text:p>
          </table:table-cell>
          <table:table-cell table:formula="of:=IF(COUNTIF([.A639:.D639];[.A639])=3;[.A639];&quot;&quot;)">
            <text:p/>
          </table:table-cell>
          <table:table-cell table:formula="of:=IF(COUNTIF([.B639:.E639];[.B639])=3;[.B639];&quot;&quot;)">
            <text:p/>
          </table:table-cell>
          <table:table-cell table:formula="of:=IF(COUNTIF([.C639:.F639];[.C639])=3;[.C639];&quot;&quot;)">
            <text:p/>
          </table:table-cell>
          <table:table-cell table:formula="of:=IF(COUNTIF([.D639:.G639];[.D639])=3;[.D639];&quot;&quot;)">
            <text:p/>
          </table:table-cell>
          <table:table-cell table:formula="of:=IF(COUNTIF([.A639:.D639];[.A639])=3;&quot;&quot;;[.A639])" office:value-type="float" office:value="945" calcext:value-type="float">
            <text:p>945</text:p>
          </table:table-cell>
          <table:table-cell table:formula="of:=IF(COUNTIF([.B639:.E639];[.B639])=3;&quot;&quot;;[.B639])" office:value-type="float" office:value="859" calcext:value-type="float">
            <text:p>859</text:p>
          </table:table-cell>
          <table:table-cell table:formula="of:=IF(COUNTIF([.C639:.F639];[.C639])=3;&quot;&quot;;[.C639])" office:value-type="float" office:value="525" calcext:value-type="float">
            <text:p>525</text:p>
          </table:table-cell>
          <table:table-cell table:formula="of:=IF(COUNTIF([.D639:.G639];[.D639])=3;&quot;&quot;;[.D639])" office:value-type="float" office:value="150" calcext:value-type="float">
            <text:p>150</text:p>
          </table:table-cell>
          <table:table-cell table:style-name="ce5" table:formula="of:=IFERROR( IF( AND( COUNT([.E639:.H639])=3; MOD( AVERAGE([.E639:.H639]); 2)=1; MOD( AVERAGE([.I639:.L63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office:value-type="float" office:value="645" calcext:value-type="float">
            <text:p>645</text:p>
          </table:table-cell>
          <table:table-cell office:value-type="float" office:value="229" calcext:value-type="float">
            <text:p>229</text:p>
          </table:table-cell>
          <table:table-cell office:value-type="float" office:value="640" calcext:value-type="float">
            <text:p>640</text:p>
          </table:table-cell>
          <table:table-cell table:formula="of:=IF(COUNTIF([.A640:.D640];[.A640])=3;[.A640];&quot;&quot;)">
            <text:p/>
          </table:table-cell>
          <table:table-cell table:formula="of:=IF(COUNTIF([.B640:.E640];[.B640])=3;[.B640];&quot;&quot;)">
            <text:p/>
          </table:table-cell>
          <table:table-cell table:formula="of:=IF(COUNTIF([.C640:.F640];[.C640])=3;[.C640];&quot;&quot;)">
            <text:p/>
          </table:table-cell>
          <table:table-cell table:formula="of:=IF(COUNTIF([.D640:.G640];[.D640])=3;[.D640];&quot;&quot;)">
            <text:p/>
          </table:table-cell>
          <table:table-cell table:formula="of:=IF(COUNTIF([.A640:.D640];[.A640])=3;&quot;&quot;;[.A640])" office:value-type="float" office:value="321" calcext:value-type="float">
            <text:p>321</text:p>
          </table:table-cell>
          <table:table-cell table:formula="of:=IF(COUNTIF([.B640:.E640];[.B640])=3;&quot;&quot;;[.B640])" office:value-type="float" office:value="645" calcext:value-type="float">
            <text:p>645</text:p>
          </table:table-cell>
          <table:table-cell table:formula="of:=IF(COUNTIF([.C640:.F640];[.C640])=3;&quot;&quot;;[.C640])" office:value-type="float" office:value="229" calcext:value-type="float">
            <text:p>229</text:p>
          </table:table-cell>
          <table:table-cell table:formula="of:=IF(COUNTIF([.D640:.G640];[.D640])=3;&quot;&quot;;[.D640])" office:value-type="float" office:value="640" calcext:value-type="float">
            <text:p>640</text:p>
          </table:table-cell>
          <table:table-cell table:style-name="ce5" table:formula="of:=IFERROR( IF( AND( COUNT([.E640:.H640])=3; MOD( AVERAGE([.E640:.H640]); 2)=1; MOD( AVERAGE([.I640:.L64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office:value-type="float" office:value="234" calcext:value-type="float">
            <text:p>234</text:p>
          </table:table-cell>
          <table:table-cell office:value-type="float" office:value="464" calcext:value-type="float">
            <text:p>464</text:p>
          </table:table-cell>
          <table:table-cell office:value-type="float" office:value="379" calcext:value-type="float">
            <text:p>379</text:p>
          </table:table-cell>
          <table:table-cell table:formula="of:=IF(COUNTIF([.A641:.D641];[.A641])=3;[.A641];&quot;&quot;)">
            <text:p/>
          </table:table-cell>
          <table:table-cell table:formula="of:=IF(COUNTIF([.B641:.E641];[.B641])=3;[.B641];&quot;&quot;)">
            <text:p/>
          </table:table-cell>
          <table:table-cell table:formula="of:=IF(COUNTIF([.C641:.F641];[.C641])=3;[.C641];&quot;&quot;)">
            <text:p/>
          </table:table-cell>
          <table:table-cell table:formula="of:=IF(COUNTIF([.D641:.G641];[.D641])=3;[.D641];&quot;&quot;)">
            <text:p/>
          </table:table-cell>
          <table:table-cell table:formula="of:=IF(COUNTIF([.A641:.D641];[.A641])=3;&quot;&quot;;[.A641])" office:value-type="float" office:value="496" calcext:value-type="float">
            <text:p>496</text:p>
          </table:table-cell>
          <table:table-cell table:formula="of:=IF(COUNTIF([.B641:.E641];[.B641])=3;&quot;&quot;;[.B641])" office:value-type="float" office:value="234" calcext:value-type="float">
            <text:p>234</text:p>
          </table:table-cell>
          <table:table-cell table:formula="of:=IF(COUNTIF([.C641:.F641];[.C641])=3;&quot;&quot;;[.C641])" office:value-type="float" office:value="464" calcext:value-type="float">
            <text:p>464</text:p>
          </table:table-cell>
          <table:table-cell table:formula="of:=IF(COUNTIF([.D641:.G641];[.D641])=3;&quot;&quot;;[.D641])" office:value-type="float" office:value="379" calcext:value-type="float">
            <text:p>379</text:p>
          </table:table-cell>
          <table:table-cell table:style-name="ce5" table:formula="of:=IFERROR( IF( AND( COUNT([.E641:.H641])=3; MOD( AVERAGE([.E641:.H641]); 2)=1; MOD( AVERAGE([.I641:.L64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office:value-type="float" office:value="647" calcext:value-type="float">
            <text:p>647</text:p>
          </table:table-cell>
          <table:table-cell office:value-type="float" office:value="570" calcext:value-type="float">
            <text:p>570</text:p>
          </table:table-cell>
          <table:table-cell office:value-type="float" office:value="960" calcext:value-type="float">
            <text:p>960</text:p>
          </table:table-cell>
          <table:table-cell table:formula="of:=IF(COUNTIF([.A642:.D642];[.A642])=3;[.A642];&quot;&quot;)">
            <text:p/>
          </table:table-cell>
          <table:table-cell table:formula="of:=IF(COUNTIF([.B642:.E642];[.B642])=3;[.B642];&quot;&quot;)">
            <text:p/>
          </table:table-cell>
          <table:table-cell table:formula="of:=IF(COUNTIF([.C642:.F642];[.C642])=3;[.C642];&quot;&quot;)">
            <text:p/>
          </table:table-cell>
          <table:table-cell table:formula="of:=IF(COUNTIF([.D642:.G642];[.D642])=3;[.D642];&quot;&quot;)">
            <text:p/>
          </table:table-cell>
          <table:table-cell table:formula="of:=IF(COUNTIF([.A642:.D642];[.A642])=3;&quot;&quot;;[.A642])" office:value-type="float" office:value="109" calcext:value-type="float">
            <text:p>109</text:p>
          </table:table-cell>
          <table:table-cell table:formula="of:=IF(COUNTIF([.B642:.E642];[.B642])=3;&quot;&quot;;[.B642])" office:value-type="float" office:value="647" calcext:value-type="float">
            <text:p>647</text:p>
          </table:table-cell>
          <table:table-cell table:formula="of:=IF(COUNTIF([.C642:.F642];[.C642])=3;&quot;&quot;;[.C642])" office:value-type="float" office:value="570" calcext:value-type="float">
            <text:p>570</text:p>
          </table:table-cell>
          <table:table-cell table:formula="of:=IF(COUNTIF([.D642:.G642];[.D642])=3;&quot;&quot;;[.D642])" office:value-type="float" office:value="960" calcext:value-type="float">
            <text:p>960</text:p>
          </table:table-cell>
          <table:table-cell table:style-name="ce5" table:formula="of:=IFERROR( IF( AND( COUNT([.E642:.H642])=3; MOD( AVERAGE([.E642:.H642]); 2)=1; MOD( AVERAGE([.I642:.L64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18" calcext:value-type="float">
            <text:p>318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table:formula="of:=IF(COUNTIF([.A643:.D643];[.A643])=3;[.A643];&quot;&quot;)">
            <text:p/>
          </table:table-cell>
          <table:table-cell table:formula="of:=IF(COUNTIF([.B643:.E643];[.B643])=3;[.B643];&quot;&quot;)">
            <text:p/>
          </table:table-cell>
          <table:table-cell table:formula="of:=IF(COUNTIF([.C643:.F643];[.C643])=3;[.C643];&quot;&quot;)">
            <text:p/>
          </table:table-cell>
          <table:table-cell table:formula="of:=IF(COUNTIF([.D643:.G643];[.D643])=3;[.D643];&quot;&quot;)">
            <text:p/>
          </table:table-cell>
          <table:table-cell table:formula="of:=IF(COUNTIF([.A643:.D643];[.A643])=3;&quot;&quot;;[.A643])" office:value-type="float" office:value="748" calcext:value-type="float">
            <text:p>748</text:p>
          </table:table-cell>
          <table:table-cell table:formula="of:=IF(COUNTIF([.B643:.E643];[.B643])=3;&quot;&quot;;[.B643])" office:value-type="float" office:value="318" calcext:value-type="float">
            <text:p>318</text:p>
          </table:table-cell>
          <table:table-cell table:formula="of:=IF(COUNTIF([.C643:.F643];[.C643])=3;&quot;&quot;;[.C643])" office:value-type="float" office:value="159" calcext:value-type="float">
            <text:p>159</text:p>
          </table:table-cell>
          <table:table-cell table:formula="of:=IF(COUNTIF([.D643:.G643];[.D643])=3;&quot;&quot;;[.D643])" office:value-type="float" office:value="75" calcext:value-type="float">
            <text:p>75</text:p>
          </table:table-cell>
          <table:table-cell table:style-name="ce5" table:formula="of:=IFERROR( IF( AND( COUNT([.E643:.H643])=3; MOD( AVERAGE([.E643:.H643]); 2)=1; MOD( AVERAGE([.I643:.L64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66" calcext:value-type="float">
            <text:p>566</text:p>
          </table:table-cell>
          <table:table-cell office:value-type="float" office:value="298" calcext:value-type="float">
            <text:p>298</text:p>
          </table:table-cell>
          <table:table-cell office:value-type="float" office:value="71" calcext:value-type="float">
            <text:p>71</text:p>
          </table:table-cell>
          <table:table-cell table:formula="of:=IF(COUNTIF([.A644:.D644];[.A644])=3;[.A644];&quot;&quot;)">
            <text:p/>
          </table:table-cell>
          <table:table-cell table:formula="of:=IF(COUNTIF([.B644:.E644];[.B644])=3;[.B644];&quot;&quot;)">
            <text:p/>
          </table:table-cell>
          <table:table-cell table:formula="of:=IF(COUNTIF([.C644:.F644];[.C644])=3;[.C644];&quot;&quot;)">
            <text:p/>
          </table:table-cell>
          <table:table-cell table:formula="of:=IF(COUNTIF([.D644:.G644];[.D644])=3;[.D644];&quot;&quot;)">
            <text:p/>
          </table:table-cell>
          <table:table-cell table:formula="of:=IF(COUNTIF([.A644:.D644];[.A644])=3;&quot;&quot;;[.A644])" office:value-type="float" office:value="508" calcext:value-type="float">
            <text:p>508</text:p>
          </table:table-cell>
          <table:table-cell table:formula="of:=IF(COUNTIF([.B644:.E644];[.B644])=3;&quot;&quot;;[.B644])" office:value-type="float" office:value="566" calcext:value-type="float">
            <text:p>566</text:p>
          </table:table-cell>
          <table:table-cell table:formula="of:=IF(COUNTIF([.C644:.F644];[.C644])=3;&quot;&quot;;[.C644])" office:value-type="float" office:value="298" calcext:value-type="float">
            <text:p>298</text:p>
          </table:table-cell>
          <table:table-cell table:formula="of:=IF(COUNTIF([.D644:.G644];[.D644])=3;&quot;&quot;;[.D644])" office:value-type="float" office:value="71" calcext:value-type="float">
            <text:p>71</text:p>
          </table:table-cell>
          <table:table-cell table:style-name="ce5" table:formula="of:=IFERROR( IF( AND( COUNT([.E644:.H644])=3; MOD( AVERAGE([.E644:.H644]); 2)=1; MOD( AVERAGE([.I644:.L64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44" calcext:value-type="float">
            <text:p>944</text:p>
          </table:table-cell>
          <table:table-cell table:number-columns-repeated="3" office:value-type="float" office:value="123" calcext:value-type="float">
            <text:p>123</text:p>
          </table:table-cell>
          <table:table-cell table:formula="of:=IF(COUNTIF([.A645:.D645];[.A645])=3;[.A645];&quot;&quot;)">
            <text:p/>
          </table:table-cell>
          <table:table-cell table:formula="of:=IF(COUNTIF([.B645:.E645];[.B645])=3;[.B645];&quot;&quot;)" office:value-type="float" office:value="123" calcext:value-type="float">
            <text:p>123</text:p>
          </table:table-cell>
          <table:table-cell table:formula="of:=IF(COUNTIF([.C645:.F645];[.C645])=3;[.C645];&quot;&quot;)" office:value-type="float" office:value="123" calcext:value-type="float">
            <text:p>123</text:p>
          </table:table-cell>
          <table:table-cell table:formula="of:=IF(COUNTIF([.D645:.G645];[.D645])=3;[.D645];&quot;&quot;)" office:value-type="float" office:value="123" calcext:value-type="float">
            <text:p>123</text:p>
          </table:table-cell>
          <table:table-cell table:formula="of:=IF(COUNTIF([.A645:.D645];[.A645])=3;&quot;&quot;;[.A645])" office:value-type="float" office:value="944" calcext:value-type="float">
            <text:p>944</text:p>
          </table:table-cell>
          <table:table-cell table:formula="of:=IF(COUNTIF([.B645:.E645];[.B645])=3;&quot;&quot;;[.B645])">
            <text:p/>
          </table:table-cell>
          <table:table-cell table:formula="of:=IF(COUNTIF([.C645:.F645];[.C645])=3;&quot;&quot;;[.C645])">
            <text:p/>
          </table:table-cell>
          <table:table-cell table:formula="of:=IF(COUNTIF([.D645:.G645];[.D645])=3;&quot;&quot;;[.D645])">
            <text:p/>
          </table:table-cell>
          <table:table-cell table:style-name="ce5" table:formula="of:=IFERROR( IF( AND( COUNT([.E645:.H645])=3; MOD( AVERAGE([.E645:.H645]); 2)=1; MOD( AVERAGE([.I645:.L645]); 2)=0); 1; 0); 0)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66" calcext:value-type="float">
            <text:p>766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table:formula="of:=IF(COUNTIF([.A646:.D646];[.A646])=3;[.A646];&quot;&quot;)">
            <text:p/>
          </table:table-cell>
          <table:table-cell table:formula="of:=IF(COUNTIF([.B646:.E646];[.B646])=3;[.B646];&quot;&quot;)">
            <text:p/>
          </table:table-cell>
          <table:table-cell table:formula="of:=IF(COUNTIF([.C646:.F646];[.C646])=3;[.C646];&quot;&quot;)">
            <text:p/>
          </table:table-cell>
          <table:table-cell table:formula="of:=IF(COUNTIF([.D646:.G646];[.D646])=3;[.D646];&quot;&quot;)">
            <text:p/>
          </table:table-cell>
          <table:table-cell table:formula="of:=IF(COUNTIF([.A646:.D646];[.A646])=3;&quot;&quot;;[.A646])" office:value-type="float" office:value="91" calcext:value-type="float">
            <text:p>91</text:p>
          </table:table-cell>
          <table:table-cell table:formula="of:=IF(COUNTIF([.B646:.E646];[.B646])=3;&quot;&quot;;[.B646])" office:value-type="float" office:value="766" calcext:value-type="float">
            <text:p>766</text:p>
          </table:table-cell>
          <table:table-cell table:formula="of:=IF(COUNTIF([.C646:.F646];[.C646])=3;&quot;&quot;;[.C646])" office:value-type="float" office:value="20" calcext:value-type="float">
            <text:p>20</text:p>
          </table:table-cell>
          <table:table-cell table:formula="of:=IF(COUNTIF([.D646:.G646];[.D646])=3;&quot;&quot;;[.D646])" office:value-type="float" office:value="172" calcext:value-type="float">
            <text:p>172</text:p>
          </table:table-cell>
          <table:table-cell table:style-name="ce5" table:formula="of:=IFERROR( IF( AND( COUNT([.E646:.H646])=3; MOD( AVERAGE([.E646:.H646]); 2)=1; MOD( AVERAGE([.I646:.L64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99" calcext:value-type="float">
            <text:p>399</text:p>
          </table:table-cell>
          <table:table-cell office:value-type="float" office:value="97" calcext:value-type="float">
            <text:p>97</text:p>
          </table:table-cell>
          <table:table-cell office:value-type="float" office:value="432" calcext:value-type="float">
            <text:p>432</text:p>
          </table:table-cell>
          <table:table-cell table:formula="of:=IF(COUNTIF([.A647:.D647];[.A647])=3;[.A647];&quot;&quot;)">
            <text:p/>
          </table:table-cell>
          <table:table-cell table:formula="of:=IF(COUNTIF([.B647:.E647];[.B647])=3;[.B647];&quot;&quot;)">
            <text:p/>
          </table:table-cell>
          <table:table-cell table:formula="of:=IF(COUNTIF([.C647:.F647];[.C647])=3;[.C647];&quot;&quot;)">
            <text:p/>
          </table:table-cell>
          <table:table-cell table:formula="of:=IF(COUNTIF([.D647:.G647];[.D647])=3;[.D647];&quot;&quot;)">
            <text:p/>
          </table:table-cell>
          <table:table-cell table:formula="of:=IF(COUNTIF([.A647:.D647];[.A647])=3;&quot;&quot;;[.A647])" office:value-type="float" office:value="350" calcext:value-type="float">
            <text:p>350</text:p>
          </table:table-cell>
          <table:table-cell table:formula="of:=IF(COUNTIF([.B647:.E647];[.B647])=3;&quot;&quot;;[.B647])" office:value-type="float" office:value="399" calcext:value-type="float">
            <text:p>399</text:p>
          </table:table-cell>
          <table:table-cell table:formula="of:=IF(COUNTIF([.C647:.F647];[.C647])=3;&quot;&quot;;[.C647])" office:value-type="float" office:value="97" calcext:value-type="float">
            <text:p>97</text:p>
          </table:table-cell>
          <table:table-cell table:formula="of:=IF(COUNTIF([.D647:.G647];[.D647])=3;&quot;&quot;;[.D647])" office:value-type="float" office:value="432" calcext:value-type="float">
            <text:p>432</text:p>
          </table:table-cell>
          <table:table-cell table:style-name="ce5" table:formula="of:=IFERROR( IF( AND( COUNT([.E647:.H647])=3; MOD( AVERAGE([.E647:.H647]); 2)=1; MOD( AVERAGE([.I647:.L64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office:value-type="float" office:value="498" calcext:value-type="float">
            <text:p>498</text:p>
          </table:table-cell>
          <table:table-cell office:value-type="float" office:value="412" calcext:value-type="float">
            <text:p>412</text:p>
          </table:table-cell>
          <table:table-cell office:value-type="float" office:value="498" calcext:value-type="float">
            <text:p>498</text:p>
          </table:table-cell>
          <table:table-cell table:formula="of:=IF(COUNTIF([.A648:.D648];[.A648])=3;[.A648];&quot;&quot;)">
            <text:p/>
          </table:table-cell>
          <table:table-cell table:formula="of:=IF(COUNTIF([.B648:.E648];[.B648])=3;[.B648];&quot;&quot;)">
            <text:p/>
          </table:table-cell>
          <table:table-cell table:formula="of:=IF(COUNTIF([.C648:.F648];[.C648])=3;[.C648];&quot;&quot;)">
            <text:p/>
          </table:table-cell>
          <table:table-cell table:formula="of:=IF(COUNTIF([.D648:.G648];[.D648])=3;[.D648];&quot;&quot;)">
            <text:p/>
          </table:table-cell>
          <table:table-cell table:formula="of:=IF(COUNTIF([.A648:.D648];[.A648])=3;&quot;&quot;;[.A648])" office:value-type="float" office:value="870" calcext:value-type="float">
            <text:p>870</text:p>
          </table:table-cell>
          <table:table-cell table:formula="of:=IF(COUNTIF([.B648:.E648];[.B648])=3;&quot;&quot;;[.B648])" office:value-type="float" office:value="498" calcext:value-type="float">
            <text:p>498</text:p>
          </table:table-cell>
          <table:table-cell table:formula="of:=IF(COUNTIF([.C648:.F648];[.C648])=3;&quot;&quot;;[.C648])" office:value-type="float" office:value="412" calcext:value-type="float">
            <text:p>412</text:p>
          </table:table-cell>
          <table:table-cell table:formula="of:=IF(COUNTIF([.D648:.G648];[.D648])=3;&quot;&quot;;[.D648])" office:value-type="float" office:value="498" calcext:value-type="float">
            <text:p>498</text:p>
          </table:table-cell>
          <table:table-cell table:style-name="ce5" table:formula="of:=IFERROR( IF( AND( COUNT([.E648:.H648])=3; MOD( AVERAGE([.E648:.H648]); 2)=1; MOD( AVERAGE([.I648:.L64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office:value-type="float" office:value="122" calcext:value-type="float">
            <text:p>122</text:p>
          </table:table-cell>
          <table:table-cell office:value-type="float" office:value="609" calcext:value-type="float">
            <text:p>609</text:p>
          </table:table-cell>
          <table:table-cell office:value-type="float" office:value="413" calcext:value-type="float">
            <text:p>413</text:p>
          </table:table-cell>
          <table:table-cell table:formula="of:=IF(COUNTIF([.A649:.D649];[.A649])=3;[.A649];&quot;&quot;)">
            <text:p/>
          </table:table-cell>
          <table:table-cell table:formula="of:=IF(COUNTIF([.B649:.E649];[.B649])=3;[.B649];&quot;&quot;)">
            <text:p/>
          </table:table-cell>
          <table:table-cell table:formula="of:=IF(COUNTIF([.C649:.F649];[.C649])=3;[.C649];&quot;&quot;)">
            <text:p/>
          </table:table-cell>
          <table:table-cell table:formula="of:=IF(COUNTIF([.D649:.G649];[.D649])=3;[.D649];&quot;&quot;)">
            <text:p/>
          </table:table-cell>
          <table:table-cell table:formula="of:=IF(COUNTIF([.A649:.D649];[.A649])=3;&quot;&quot;;[.A649])" office:value-type="float" office:value="417" calcext:value-type="float">
            <text:p>417</text:p>
          </table:table-cell>
          <table:table-cell table:formula="of:=IF(COUNTIF([.B649:.E649];[.B649])=3;&quot;&quot;;[.B649])" office:value-type="float" office:value="122" calcext:value-type="float">
            <text:p>122</text:p>
          </table:table-cell>
          <table:table-cell table:formula="of:=IF(COUNTIF([.C649:.F649];[.C649])=3;&quot;&quot;;[.C649])" office:value-type="float" office:value="609" calcext:value-type="float">
            <text:p>609</text:p>
          </table:table-cell>
          <table:table-cell table:formula="of:=IF(COUNTIF([.D649:.G649];[.D649])=3;&quot;&quot;;[.D649])" office:value-type="float" office:value="413" calcext:value-type="float">
            <text:p>413</text:p>
          </table:table-cell>
          <table:table-cell table:style-name="ce5" table:formula="of:=IFERROR( IF( AND( COUNT([.E649:.H649])=3; MOD( AVERAGE([.E649:.H649]); 2)=1; MOD( AVERAGE([.I649:.L64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672" calcext:value-type="float">
            <text:p>672</text:p>
          </table:table-cell>
          <table:table-cell office:value-type="float" office:value="787" calcext:value-type="float">
            <text:p>787</text:p>
          </table:table-cell>
          <table:table-cell office:value-type="float" office:value="465" calcext:value-type="float">
            <text:p>465</text:p>
          </table:table-cell>
          <table:table-cell table:formula="of:=IF(COUNTIF([.A650:.D650];[.A650])=3;[.A650];&quot;&quot;)">
            <text:p/>
          </table:table-cell>
          <table:table-cell table:formula="of:=IF(COUNTIF([.B650:.E650];[.B650])=3;[.B650];&quot;&quot;)">
            <text:p/>
          </table:table-cell>
          <table:table-cell table:formula="of:=IF(COUNTIF([.C650:.F650];[.C650])=3;[.C650];&quot;&quot;)">
            <text:p/>
          </table:table-cell>
          <table:table-cell table:formula="of:=IF(COUNTIF([.D650:.G650];[.D650])=3;[.D650];&quot;&quot;)">
            <text:p/>
          </table:table-cell>
          <table:table-cell table:formula="of:=IF(COUNTIF([.A650:.D650];[.A650])=3;&quot;&quot;;[.A650])" office:value-type="float" office:value="6" calcext:value-type="float">
            <text:p>6</text:p>
          </table:table-cell>
          <table:table-cell table:formula="of:=IF(COUNTIF([.B650:.E650];[.B650])=3;&quot;&quot;;[.B650])" office:value-type="float" office:value="672" calcext:value-type="float">
            <text:p>672</text:p>
          </table:table-cell>
          <table:table-cell table:formula="of:=IF(COUNTIF([.C650:.F650];[.C650])=3;&quot;&quot;;[.C650])" office:value-type="float" office:value="787" calcext:value-type="float">
            <text:p>787</text:p>
          </table:table-cell>
          <table:table-cell table:formula="of:=IF(COUNTIF([.D650:.G650];[.D650])=3;&quot;&quot;;[.D650])" office:value-type="float" office:value="465" calcext:value-type="float">
            <text:p>465</text:p>
          </table:table-cell>
          <table:table-cell table:style-name="ce5" table:formula="of:=IFERROR( IF( AND( COUNT([.E650:.H650])=3; MOD( AVERAGE([.E650:.H650]); 2)=1; MOD( AVERAGE([.I650:.L65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73" calcext:value-type="float">
            <text:p>973</text:p>
          </table:table-cell>
          <table:table-cell office:value-type="float" office:value="645" calcext:value-type="float">
            <text:p>645</text:p>
          </table:table-cell>
          <table:table-cell office:value-type="float" office:value="930" calcext:value-type="float">
            <text:p>930</text:p>
          </table:table-cell>
          <table:table-cell office:value-type="float" office:value="411" calcext:value-type="float">
            <text:p>411</text:p>
          </table:table-cell>
          <table:table-cell table:formula="of:=IF(COUNTIF([.A651:.D651];[.A651])=3;[.A651];&quot;&quot;)">
            <text:p/>
          </table:table-cell>
          <table:table-cell table:formula="of:=IF(COUNTIF([.B651:.E651];[.B651])=3;[.B651];&quot;&quot;)">
            <text:p/>
          </table:table-cell>
          <table:table-cell table:formula="of:=IF(COUNTIF([.C651:.F651];[.C651])=3;[.C651];&quot;&quot;)">
            <text:p/>
          </table:table-cell>
          <table:table-cell table:formula="of:=IF(COUNTIF([.D651:.G651];[.D651])=3;[.D651];&quot;&quot;)">
            <text:p/>
          </table:table-cell>
          <table:table-cell table:formula="of:=IF(COUNTIF([.A651:.D651];[.A651])=3;&quot;&quot;;[.A651])" office:value-type="float" office:value="973" calcext:value-type="float">
            <text:p>973</text:p>
          </table:table-cell>
          <table:table-cell table:formula="of:=IF(COUNTIF([.B651:.E651];[.B651])=3;&quot;&quot;;[.B651])" office:value-type="float" office:value="645" calcext:value-type="float">
            <text:p>645</text:p>
          </table:table-cell>
          <table:table-cell table:formula="of:=IF(COUNTIF([.C651:.F651];[.C651])=3;&quot;&quot;;[.C651])" office:value-type="float" office:value="930" calcext:value-type="float">
            <text:p>930</text:p>
          </table:table-cell>
          <table:table-cell table:formula="of:=IF(COUNTIF([.D651:.G651];[.D651])=3;&quot;&quot;;[.D651])" office:value-type="float" office:value="411" calcext:value-type="float">
            <text:p>411</text:p>
          </table:table-cell>
          <table:table-cell table:style-name="ce5" table:formula="of:=IFERROR( IF( AND( COUNT([.E651:.H651])=3; MOD( AVERAGE([.E651:.H651]); 2)=1; MOD( AVERAGE([.I651:.L65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444" calcext:value-type="float">
            <text:p>444</text:p>
          </table:table-cell>
          <table:table-cell table:formula="of:=IF(COUNTIF([.A652:.D652];[.A652])=3;[.A652];&quot;&quot;)">
            <text:p/>
          </table:table-cell>
          <table:table-cell table:formula="of:=IF(COUNTIF([.B652:.E652];[.B652])=3;[.B652];&quot;&quot;)">
            <text:p/>
          </table:table-cell>
          <table:table-cell table:formula="of:=IF(COUNTIF([.C652:.F652];[.C652])=3;[.C652];&quot;&quot;)">
            <text:p/>
          </table:table-cell>
          <table:table-cell table:formula="of:=IF(COUNTIF([.D652:.G652];[.D652])=3;[.D652];&quot;&quot;)">
            <text:p/>
          </table:table-cell>
          <table:table-cell table:formula="of:=IF(COUNTIF([.A652:.D652];[.A652])=3;&quot;&quot;;[.A652])" office:value-type="float" office:value="15" calcext:value-type="float">
            <text:p>15</text:p>
          </table:table-cell>
          <table:table-cell table:formula="of:=IF(COUNTIF([.B652:.E652];[.B652])=3;&quot;&quot;;[.B652])" office:value-type="float" office:value="280" calcext:value-type="float">
            <text:p>280</text:p>
          </table:table-cell>
          <table:table-cell table:formula="of:=IF(COUNTIF([.C652:.F652];[.C652])=3;&quot;&quot;;[.C652])" office:value-type="float" office:value="444" calcext:value-type="float">
            <text:p>444</text:p>
          </table:table-cell>
          <table:table-cell table:formula="of:=IF(COUNTIF([.D652:.G652];[.D652])=3;&quot;&quot;;[.D652])" office:value-type="float" office:value="444" calcext:value-type="float">
            <text:p>444</text:p>
          </table:table-cell>
          <table:table-cell table:style-name="ce5" table:formula="of:=IFERROR( IF( AND( COUNT([.E652:.H652])=3; MOD( AVERAGE([.E652:.H652]); 2)=1; MOD( AVERAGE([.I652:.L65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office:value-type="float" office:value="606" calcext:value-type="float">
            <text:p>606</text:p>
          </table:table-cell>
          <table:table-cell office:value-type="float" office:value="634" calcext:value-type="float">
            <text:p>634</text:p>
          </table:table-cell>
          <table:table-cell office:value-type="float" office:value="225" calcext:value-type="float">
            <text:p>225</text:p>
          </table:table-cell>
          <table:table-cell table:formula="of:=IF(COUNTIF([.A653:.D653];[.A653])=3;[.A653];&quot;&quot;)">
            <text:p/>
          </table:table-cell>
          <table:table-cell table:formula="of:=IF(COUNTIF([.B653:.E653];[.B653])=3;[.B653];&quot;&quot;)">
            <text:p/>
          </table:table-cell>
          <table:table-cell table:formula="of:=IF(COUNTIF([.C653:.F653];[.C653])=3;[.C653];&quot;&quot;)">
            <text:p/>
          </table:table-cell>
          <table:table-cell table:formula="of:=IF(COUNTIF([.D653:.G653];[.D653])=3;[.D653];&quot;&quot;)">
            <text:p/>
          </table:table-cell>
          <table:table-cell table:formula="of:=IF(COUNTIF([.A653:.D653];[.A653])=3;&quot;&quot;;[.A653])" office:value-type="float" office:value="167" calcext:value-type="float">
            <text:p>167</text:p>
          </table:table-cell>
          <table:table-cell table:formula="of:=IF(COUNTIF([.B653:.E653];[.B653])=3;&quot;&quot;;[.B653])" office:value-type="float" office:value="606" calcext:value-type="float">
            <text:p>606</text:p>
          </table:table-cell>
          <table:table-cell table:formula="of:=IF(COUNTIF([.C653:.F653];[.C653])=3;&quot;&quot;;[.C653])" office:value-type="float" office:value="634" calcext:value-type="float">
            <text:p>634</text:p>
          </table:table-cell>
          <table:table-cell table:formula="of:=IF(COUNTIF([.D653:.G653];[.D653])=3;&quot;&quot;;[.D653])" office:value-type="float" office:value="225" calcext:value-type="float">
            <text:p>225</text:p>
          </table:table-cell>
          <table:table-cell table:style-name="ce5" table:formula="of:=IFERROR( IF( AND( COUNT([.E653:.H653])=3; MOD( AVERAGE([.E653:.H653]); 2)=1; MOD( AVERAGE([.I653:.L65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8" calcext:value-type="float">
            <text:p>88</text:p>
          </table:table-cell>
          <table:table-cell office:value-type="float" office:value="777" calcext:value-type="float">
            <text:p>777</text:p>
          </table:table-cell>
          <table:table-cell office:value-type="float" office:value="585" calcext:value-type="float">
            <text:p>585</text:p>
          </table:table-cell>
          <table:table-cell table:formula="of:=IF(COUNTIF([.A654:.D654];[.A654])=3;[.A654];&quot;&quot;)">
            <text:p/>
          </table:table-cell>
          <table:table-cell table:formula="of:=IF(COUNTIF([.B654:.E654];[.B654])=3;[.B654];&quot;&quot;)">
            <text:p/>
          </table:table-cell>
          <table:table-cell table:formula="of:=IF(COUNTIF([.C654:.F654];[.C654])=3;[.C654];&quot;&quot;)">
            <text:p/>
          </table:table-cell>
          <table:table-cell table:formula="of:=IF(COUNTIF([.D654:.G654];[.D654])=3;[.D654];&quot;&quot;)">
            <text:p/>
          </table:table-cell>
          <table:table-cell table:formula="of:=IF(COUNTIF([.A654:.D654];[.A654])=3;&quot;&quot;;[.A654])" office:value-type="float" office:value="852" calcext:value-type="float">
            <text:p>852</text:p>
          </table:table-cell>
          <table:table-cell table:formula="of:=IF(COUNTIF([.B654:.E654];[.B654])=3;&quot;&quot;;[.B654])" office:value-type="float" office:value="88" calcext:value-type="float">
            <text:p>88</text:p>
          </table:table-cell>
          <table:table-cell table:formula="of:=IF(COUNTIF([.C654:.F654];[.C654])=3;&quot;&quot;;[.C654])" office:value-type="float" office:value="777" calcext:value-type="float">
            <text:p>777</text:p>
          </table:table-cell>
          <table:table-cell table:formula="of:=IF(COUNTIF([.D654:.G654];[.D654])=3;&quot;&quot;;[.D654])" office:value-type="float" office:value="585" calcext:value-type="float">
            <text:p>585</text:p>
          </table:table-cell>
          <table:table-cell table:style-name="ce5" table:formula="of:=IFERROR( IF( AND( COUNT([.E654:.H654])=3; MOD( AVERAGE([.E654:.H654]); 2)=1; MOD( AVERAGE([.I654:.L65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69" calcext:value-type="float">
            <text:p>969</text:p>
          </table:table-cell>
          <table:table-cell office:value-type="float" office:value="936" calcext:value-type="float">
            <text:p>936</text:p>
          </table:table-cell>
          <table:table-cell office:value-type="float" office:value="963" calcext:value-type="float">
            <text:p>963</text:p>
          </table:table-cell>
          <table:table-cell office:value-type="float" office:value="505" calcext:value-type="float">
            <text:p>505</text:p>
          </table:table-cell>
          <table:table-cell table:formula="of:=IF(COUNTIF([.A655:.D655];[.A655])=3;[.A655];&quot;&quot;)">
            <text:p/>
          </table:table-cell>
          <table:table-cell table:formula="of:=IF(COUNTIF([.B655:.E655];[.B655])=3;[.B655];&quot;&quot;)">
            <text:p/>
          </table:table-cell>
          <table:table-cell table:formula="of:=IF(COUNTIF([.C655:.F655];[.C655])=3;[.C655];&quot;&quot;)">
            <text:p/>
          </table:table-cell>
          <table:table-cell table:formula="of:=IF(COUNTIF([.D655:.G655];[.D655])=3;[.D655];&quot;&quot;)">
            <text:p/>
          </table:table-cell>
          <table:table-cell table:formula="of:=IF(COUNTIF([.A655:.D655];[.A655])=3;&quot;&quot;;[.A655])" office:value-type="float" office:value="969" calcext:value-type="float">
            <text:p>969</text:p>
          </table:table-cell>
          <table:table-cell table:formula="of:=IF(COUNTIF([.B655:.E655];[.B655])=3;&quot;&quot;;[.B655])" office:value-type="float" office:value="936" calcext:value-type="float">
            <text:p>936</text:p>
          </table:table-cell>
          <table:table-cell table:formula="of:=IF(COUNTIF([.C655:.F655];[.C655])=3;&quot;&quot;;[.C655])" office:value-type="float" office:value="963" calcext:value-type="float">
            <text:p>963</text:p>
          </table:table-cell>
          <table:table-cell table:formula="of:=IF(COUNTIF([.D655:.G655];[.D655])=3;&quot;&quot;;[.D655])" office:value-type="float" office:value="505" calcext:value-type="float">
            <text:p>505</text:p>
          </table:table-cell>
          <table:table-cell table:style-name="ce5" table:formula="of:=IFERROR( IF( AND( COUNT([.E655:.H655])=3; MOD( AVERAGE([.E655:.H655]); 2)=1; MOD( AVERAGE([.I655:.L65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94" calcext:value-type="float">
            <text:p>994</text:p>
          </table:table-cell>
          <table:table-cell office:value-type="float" office:value="961" calcext:value-type="float">
            <text:p>961</text:p>
          </table:table-cell>
          <table:table-cell office:value-type="float" office:value="456" calcext:value-type="float">
            <text:p>456</text:p>
          </table:table-cell>
          <table:table-cell office:value-type="float" office:value="815" calcext:value-type="float">
            <text:p>815</text:p>
          </table:table-cell>
          <table:table-cell table:formula="of:=IF(COUNTIF([.A656:.D656];[.A656])=3;[.A656];&quot;&quot;)">
            <text:p/>
          </table:table-cell>
          <table:table-cell table:formula="of:=IF(COUNTIF([.B656:.E656];[.B656])=3;[.B656];&quot;&quot;)">
            <text:p/>
          </table:table-cell>
          <table:table-cell table:formula="of:=IF(COUNTIF([.C656:.F656];[.C656])=3;[.C656];&quot;&quot;)">
            <text:p/>
          </table:table-cell>
          <table:table-cell table:formula="of:=IF(COUNTIF([.D656:.G656];[.D656])=3;[.D656];&quot;&quot;)">
            <text:p/>
          </table:table-cell>
          <table:table-cell table:formula="of:=IF(COUNTIF([.A656:.D656];[.A656])=3;&quot;&quot;;[.A656])" office:value-type="float" office:value="994" calcext:value-type="float">
            <text:p>994</text:p>
          </table:table-cell>
          <table:table-cell table:formula="of:=IF(COUNTIF([.B656:.E656];[.B656])=3;&quot;&quot;;[.B656])" office:value-type="float" office:value="961" calcext:value-type="float">
            <text:p>961</text:p>
          </table:table-cell>
          <table:table-cell table:formula="of:=IF(COUNTIF([.C656:.F656];[.C656])=3;&quot;&quot;;[.C656])" office:value-type="float" office:value="456" calcext:value-type="float">
            <text:p>456</text:p>
          </table:table-cell>
          <table:table-cell table:formula="of:=IF(COUNTIF([.D656:.G656];[.D656])=3;&quot;&quot;;[.D656])" office:value-type="float" office:value="815" calcext:value-type="float">
            <text:p>815</text:p>
          </table:table-cell>
          <table:table-cell table:style-name="ce5" table:formula="of:=IFERROR( IF( AND( COUNT([.E656:.H656])=3; MOD( AVERAGE([.E656:.H656]); 2)=1; MOD( AVERAGE([.I656:.L65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52" calcext:value-type="float">
            <text:p>752</text:p>
          </table:table-cell>
          <table:table-cell office:value-type="float" office:value="267" calcext:value-type="float">
            <text:p>267</text:p>
          </table:table-cell>
          <table:table-cell office:value-type="float" office:value="762" calcext:value-type="float">
            <text:p>762</text:p>
          </table:table-cell>
          <table:table-cell office:value-type="float" office:value="326" calcext:value-type="float">
            <text:p>326</text:p>
          </table:table-cell>
          <table:table-cell table:formula="of:=IF(COUNTIF([.A657:.D657];[.A657])=3;[.A657];&quot;&quot;)">
            <text:p/>
          </table:table-cell>
          <table:table-cell table:formula="of:=IF(COUNTIF([.B657:.E657];[.B657])=3;[.B657];&quot;&quot;)">
            <text:p/>
          </table:table-cell>
          <table:table-cell table:formula="of:=IF(COUNTIF([.C657:.F657];[.C657])=3;[.C657];&quot;&quot;)">
            <text:p/>
          </table:table-cell>
          <table:table-cell table:formula="of:=IF(COUNTIF([.D657:.G657];[.D657])=3;[.D657];&quot;&quot;)">
            <text:p/>
          </table:table-cell>
          <table:table-cell table:formula="of:=IF(COUNTIF([.A657:.D657];[.A657])=3;&quot;&quot;;[.A657])" office:value-type="float" office:value="752" calcext:value-type="float">
            <text:p>752</text:p>
          </table:table-cell>
          <table:table-cell table:formula="of:=IF(COUNTIF([.B657:.E657];[.B657])=3;&quot;&quot;;[.B657])" office:value-type="float" office:value="267" calcext:value-type="float">
            <text:p>267</text:p>
          </table:table-cell>
          <table:table-cell table:formula="of:=IF(COUNTIF([.C657:.F657];[.C657])=3;&quot;&quot;;[.C657])" office:value-type="float" office:value="762" calcext:value-type="float">
            <text:p>762</text:p>
          </table:table-cell>
          <table:table-cell table:formula="of:=IF(COUNTIF([.D657:.G657];[.D657])=3;&quot;&quot;;[.D657])" office:value-type="float" office:value="326" calcext:value-type="float">
            <text:p>326</text:p>
          </table:table-cell>
          <table:table-cell table:style-name="ce5" table:formula="of:=IFERROR( IF( AND( COUNT([.E657:.H657])=3; MOD( AVERAGE([.E657:.H657]); 2)=1; MOD( AVERAGE([.I657:.L65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656" calcext:value-type="float">
            <text:p>656</text:p>
          </table:table-cell>
          <table:table-cell office:value-type="float" office:value="263" calcext:value-type="float">
            <text:p>263</text:p>
          </table:table-cell>
          <table:table-cell office:value-type="float" office:value="104" calcext:value-type="float">
            <text:p>104</text:p>
          </table:table-cell>
          <table:table-cell table:formula="of:=IF(COUNTIF([.A658:.D658];[.A658])=3;[.A658];&quot;&quot;)">
            <text:p/>
          </table:table-cell>
          <table:table-cell table:formula="of:=IF(COUNTIF([.B658:.E658];[.B658])=3;[.B658];&quot;&quot;)">
            <text:p/>
          </table:table-cell>
          <table:table-cell table:formula="of:=IF(COUNTIF([.C658:.F658];[.C658])=3;[.C658];&quot;&quot;)">
            <text:p/>
          </table:table-cell>
          <table:table-cell table:formula="of:=IF(COUNTIF([.D658:.G658];[.D658])=3;[.D658];&quot;&quot;)">
            <text:p/>
          </table:table-cell>
          <table:table-cell table:formula="of:=IF(COUNTIF([.A658:.D658];[.A658])=3;&quot;&quot;;[.A658])" office:value-type="float" office:value="16" calcext:value-type="float">
            <text:p>16</text:p>
          </table:table-cell>
          <table:table-cell table:formula="of:=IF(COUNTIF([.B658:.E658];[.B658])=3;&quot;&quot;;[.B658])" office:value-type="float" office:value="656" calcext:value-type="float">
            <text:p>656</text:p>
          </table:table-cell>
          <table:table-cell table:formula="of:=IF(COUNTIF([.C658:.F658];[.C658])=3;&quot;&quot;;[.C658])" office:value-type="float" office:value="263" calcext:value-type="float">
            <text:p>263</text:p>
          </table:table-cell>
          <table:table-cell table:formula="of:=IF(COUNTIF([.D658:.G658];[.D658])=3;&quot;&quot;;[.D658])" office:value-type="float" office:value="104" calcext:value-type="float">
            <text:p>104</text:p>
          </table:table-cell>
          <table:table-cell table:style-name="ce5" table:formula="of:=IFERROR( IF( AND( COUNT([.E658:.H658])=3; MOD( AVERAGE([.E658:.H658]); 2)=1; MOD( AVERAGE([.I658:.L65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91" calcext:value-type="float">
            <text:p>791</text:p>
          </table:table-cell>
          <table:table-cell office:value-type="float" office:value="278" calcext:value-type="float">
            <text:p>278</text:p>
          </table:table-cell>
          <table:table-cell office:value-type="float" office:value="788" calcext:value-type="float">
            <text:p>788</text:p>
          </table:table-cell>
          <table:table-cell office:value-type="float" office:value="462" calcext:value-type="float">
            <text:p>462</text:p>
          </table:table-cell>
          <table:table-cell table:formula="of:=IF(COUNTIF([.A659:.D659];[.A659])=3;[.A659];&quot;&quot;)">
            <text:p/>
          </table:table-cell>
          <table:table-cell table:formula="of:=IF(COUNTIF([.B659:.E659];[.B659])=3;[.B659];&quot;&quot;)">
            <text:p/>
          </table:table-cell>
          <table:table-cell table:formula="of:=IF(COUNTIF([.C659:.F659];[.C659])=3;[.C659];&quot;&quot;)">
            <text:p/>
          </table:table-cell>
          <table:table-cell table:formula="of:=IF(COUNTIF([.D659:.G659];[.D659])=3;[.D659];&quot;&quot;)">
            <text:p/>
          </table:table-cell>
          <table:table-cell table:formula="of:=IF(COUNTIF([.A659:.D659];[.A659])=3;&quot;&quot;;[.A659])" office:value-type="float" office:value="791" calcext:value-type="float">
            <text:p>791</text:p>
          </table:table-cell>
          <table:table-cell table:formula="of:=IF(COUNTIF([.B659:.E659];[.B659])=3;&quot;&quot;;[.B659])" office:value-type="float" office:value="278" calcext:value-type="float">
            <text:p>278</text:p>
          </table:table-cell>
          <table:table-cell table:formula="of:=IF(COUNTIF([.C659:.F659];[.C659])=3;&quot;&quot;;[.C659])" office:value-type="float" office:value="788" calcext:value-type="float">
            <text:p>788</text:p>
          </table:table-cell>
          <table:table-cell table:formula="of:=IF(COUNTIF([.D659:.G659];[.D659])=3;&quot;&quot;;[.D659])" office:value-type="float" office:value="462" calcext:value-type="float">
            <text:p>462</text:p>
          </table:table-cell>
          <table:table-cell table:style-name="ce5" table:formula="of:=IFERROR( IF( AND( COUNT([.E659:.H659])=3; MOD( AVERAGE([.E659:.H659]); 2)=1; MOD( AVERAGE([.I659:.L65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89" calcext:value-type="float">
            <text:p>489</text:p>
          </table:table-cell>
          <table:table-cell office:value-type="float" office:value="264" calcext:value-type="float">
            <text:p>264</text:p>
          </table:table-cell>
          <table:table-cell office:value-type="float" office:value="34" calcext:value-type="float">
            <text:p>34</text:p>
          </table:table-cell>
          <table:table-cell table:formula="of:=IF(COUNTIF([.A660:.D660];[.A660])=3;[.A660];&quot;&quot;)">
            <text:p/>
          </table:table-cell>
          <table:table-cell table:formula="of:=IF(COUNTIF([.B660:.E660];[.B660])=3;[.B660];&quot;&quot;)">
            <text:p/>
          </table:table-cell>
          <table:table-cell table:formula="of:=IF(COUNTIF([.C660:.F660];[.C660])=3;[.C660];&quot;&quot;)">
            <text:p/>
          </table:table-cell>
          <table:table-cell table:formula="of:=IF(COUNTIF([.D660:.G660];[.D660])=3;[.D660];&quot;&quot;)">
            <text:p/>
          </table:table-cell>
          <table:table-cell table:formula="of:=IF(COUNTIF([.A660:.D660];[.A660])=3;&quot;&quot;;[.A660])" office:value-type="float" office:value="264" calcext:value-type="float">
            <text:p>264</text:p>
          </table:table-cell>
          <table:table-cell table:formula="of:=IF(COUNTIF([.B660:.E660];[.B660])=3;&quot;&quot;;[.B660])" office:value-type="float" office:value="489" calcext:value-type="float">
            <text:p>489</text:p>
          </table:table-cell>
          <table:table-cell table:formula="of:=IF(COUNTIF([.C660:.F660];[.C660])=3;&quot;&quot;;[.C660])" office:value-type="float" office:value="264" calcext:value-type="float">
            <text:p>264</text:p>
          </table:table-cell>
          <table:table-cell table:formula="of:=IF(COUNTIF([.D660:.G660];[.D660])=3;&quot;&quot;;[.D660])" office:value-type="float" office:value="34" calcext:value-type="float">
            <text:p>34</text:p>
          </table:table-cell>
          <table:table-cell table:style-name="ce5" table:formula="of:=IFERROR( IF( AND( COUNT([.E660:.H660])=3; MOD( AVERAGE([.E660:.H660]); 2)=1; MOD( AVERAGE([.I660:.L66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office:value-type="float" office:value="584" calcext:value-type="float">
            <text:p>584</text:p>
          </table:table-cell>
          <table:table-cell office:value-type="float" office:value="538" calcext:value-type="float">
            <text:p>538</text:p>
          </table:table-cell>
          <table:table-cell office:value-type="float" office:value="947" calcext:value-type="float">
            <text:p>947</text:p>
          </table:table-cell>
          <table:table-cell table:formula="of:=IF(COUNTIF([.A661:.D661];[.A661])=3;[.A661];&quot;&quot;)">
            <text:p/>
          </table:table-cell>
          <table:table-cell table:formula="of:=IF(COUNTIF([.B661:.E661];[.B661])=3;[.B661];&quot;&quot;)">
            <text:p/>
          </table:table-cell>
          <table:table-cell table:formula="of:=IF(COUNTIF([.C661:.F661];[.C661])=3;[.C661];&quot;&quot;)">
            <text:p/>
          </table:table-cell>
          <table:table-cell table:formula="of:=IF(COUNTIF([.D661:.G661];[.D661])=3;[.D661];&quot;&quot;)">
            <text:p/>
          </table:table-cell>
          <table:table-cell table:formula="of:=IF(COUNTIF([.A661:.D661];[.A661])=3;&quot;&quot;;[.A661])" office:value-type="float" office:value="576" calcext:value-type="float">
            <text:p>576</text:p>
          </table:table-cell>
          <table:table-cell table:formula="of:=IF(COUNTIF([.B661:.E661];[.B661])=3;&quot;&quot;;[.B661])" office:value-type="float" office:value="584" calcext:value-type="float">
            <text:p>584</text:p>
          </table:table-cell>
          <table:table-cell table:formula="of:=IF(COUNTIF([.C661:.F661];[.C661])=3;&quot;&quot;;[.C661])" office:value-type="float" office:value="538" calcext:value-type="float">
            <text:p>538</text:p>
          </table:table-cell>
          <table:table-cell table:formula="of:=IF(COUNTIF([.D661:.G661];[.D661])=3;&quot;&quot;;[.D661])" office:value-type="float" office:value="947" calcext:value-type="float">
            <text:p>947</text:p>
          </table:table-cell>
          <table:table-cell table:style-name="ce5" table:formula="of:=IFERROR( IF( AND( COUNT([.E661:.H661])=3; MOD( AVERAGE([.E661:.H661]); 2)=1; MOD( AVERAGE([.I661:.L66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float" office:value="167" calcext:value-type="float">
            <text:p>167</text:p>
          </table:table-cell>
          <table:table-cell table:formula="of:=IF(COUNTIF([.A662:.D662];[.A662])=3;[.A662];&quot;&quot;)" office:value-type="float" office:value="167" calcext:value-type="float">
            <text:p>167</text:p>
          </table:table-cell>
          <table:table-cell table:formula="of:=IF(COUNTIF([.B662:.E662];[.B662])=3;[.B662];&quot;&quot;)">
            <text:p/>
          </table:table-cell>
          <table:table-cell table:formula="of:=IF(COUNTIF([.C662:.F662];[.C662])=3;[.C662];&quot;&quot;)" office:value-type="float" office:value="167" calcext:value-type="float">
            <text:p>167</text:p>
          </table:table-cell>
          <table:table-cell table:formula="of:=IF(COUNTIF([.D662:.G662];[.D662])=3;[.D662];&quot;&quot;)" office:value-type="float" office:value="167" calcext:value-type="float">
            <text:p>167</text:p>
          </table:table-cell>
          <table:table-cell table:formula="of:=IF(COUNTIF([.A662:.D662];[.A662])=3;&quot;&quot;;[.A662])">
            <text:p/>
          </table:table-cell>
          <table:table-cell table:formula="of:=IF(COUNTIF([.B662:.E662];[.B662])=3;&quot;&quot;;[.B662])" office:value-type="float" office:value="685" calcext:value-type="float">
            <text:p>685</text:p>
          </table:table-cell>
          <table:table-cell table:formula="of:=IF(COUNTIF([.C662:.F662];[.C662])=3;&quot;&quot;;[.C662])">
            <text:p/>
          </table:table-cell>
          <table:table-cell table:formula="of:=IF(COUNTIF([.D662:.G662];[.D662])=3;&quot;&quot;;[.D662])">
            <text:p/>
          </table:table-cell>
          <table:table-cell table:style-name="ce5" table:formula="of:=IFERROR( IF( AND( COUNT([.E662:.H662])=3; MOD( AVERAGE([.E662:.H662]); 2)=1; MOD( AVERAGE([.I662:.L66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office:value-type="float" office:value="283" calcext:value-type="float">
            <text:p>283</text:p>
          </table:table-cell>
          <table:table-cell office:value-type="float" office:value="616" calcext:value-type="float">
            <text:p>616</text:p>
          </table:table-cell>
          <table:table-cell office:value-type="float" office:value="537" calcext:value-type="float">
            <text:p>537</text:p>
          </table:table-cell>
          <table:table-cell table:formula="of:=IF(COUNTIF([.A663:.D663];[.A663])=3;[.A663];&quot;&quot;)">
            <text:p/>
          </table:table-cell>
          <table:table-cell table:formula="of:=IF(COUNTIF([.B663:.E663];[.B663])=3;[.B663];&quot;&quot;)">
            <text:p/>
          </table:table-cell>
          <table:table-cell table:formula="of:=IF(COUNTIF([.C663:.F663];[.C663])=3;[.C663];&quot;&quot;)">
            <text:p/>
          </table:table-cell>
          <table:table-cell table:formula="of:=IF(COUNTIF([.D663:.G663];[.D663])=3;[.D663];&quot;&quot;)">
            <text:p/>
          </table:table-cell>
          <table:table-cell table:formula="of:=IF(COUNTIF([.A663:.D663];[.A663])=3;&quot;&quot;;[.A663])" office:value-type="float" office:value="224" calcext:value-type="float">
            <text:p>224</text:p>
          </table:table-cell>
          <table:table-cell table:formula="of:=IF(COUNTIF([.B663:.E663];[.B663])=3;&quot;&quot;;[.B663])" office:value-type="float" office:value="283" calcext:value-type="float">
            <text:p>283</text:p>
          </table:table-cell>
          <table:table-cell table:formula="of:=IF(COUNTIF([.C663:.F663];[.C663])=3;&quot;&quot;;[.C663])" office:value-type="float" office:value="616" calcext:value-type="float">
            <text:p>616</text:p>
          </table:table-cell>
          <table:table-cell table:formula="of:=IF(COUNTIF([.D663:.G663];[.D663])=3;&quot;&quot;;[.D663])" office:value-type="float" office:value="537" calcext:value-type="float">
            <text:p>537</text:p>
          </table:table-cell>
          <table:table-cell table:style-name="ce5" table:formula="of:=IFERROR( IF( AND( COUNT([.E663:.H663])=3; MOD( AVERAGE([.E663:.H663]); 2)=1; MOD( AVERAGE([.I663:.L66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office:value-type="float" office:value="180" calcext:value-type="float">
            <text:p>180</text:p>
          </table:table-cell>
          <table:table-cell office:value-type="float" office:value="753" calcext:value-type="float">
            <text:p>753</text:p>
          </table:table-cell>
          <table:table-cell office:value-type="float" office:value="372" calcext:value-type="float">
            <text:p>372</text:p>
          </table:table-cell>
          <table:table-cell table:formula="of:=IF(COUNTIF([.A664:.D664];[.A664])=3;[.A664];&quot;&quot;)">
            <text:p/>
          </table:table-cell>
          <table:table-cell table:formula="of:=IF(COUNTIF([.B664:.E664];[.B664])=3;[.B664];&quot;&quot;)">
            <text:p/>
          </table:table-cell>
          <table:table-cell table:formula="of:=IF(COUNTIF([.C664:.F664];[.C664])=3;[.C664];&quot;&quot;)">
            <text:p/>
          </table:table-cell>
          <table:table-cell table:formula="of:=IF(COUNTIF([.D664:.G664];[.D664])=3;[.D664];&quot;&quot;)">
            <text:p/>
          </table:table-cell>
          <table:table-cell table:formula="of:=IF(COUNTIF([.A664:.D664];[.A664])=3;&quot;&quot;;[.A664])" office:value-type="float" office:value="558" calcext:value-type="float">
            <text:p>558</text:p>
          </table:table-cell>
          <table:table-cell table:formula="of:=IF(COUNTIF([.B664:.E664];[.B664])=3;&quot;&quot;;[.B664])" office:value-type="float" office:value="180" calcext:value-type="float">
            <text:p>180</text:p>
          </table:table-cell>
          <table:table-cell table:formula="of:=IF(COUNTIF([.C664:.F664];[.C664])=3;&quot;&quot;;[.C664])" office:value-type="float" office:value="753" calcext:value-type="float">
            <text:p>753</text:p>
          </table:table-cell>
          <table:table-cell table:formula="of:=IF(COUNTIF([.D664:.G664];[.D664])=3;&quot;&quot;;[.D664])" office:value-type="float" office:value="372" calcext:value-type="float">
            <text:p>372</text:p>
          </table:table-cell>
          <table:table-cell table:style-name="ce5" table:formula="of:=IFERROR( IF( AND( COUNT([.E664:.H664])=3; MOD( AVERAGE([.E664:.H664]); 2)=1; MOD( AVERAGE([.I664:.L66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63" calcext:value-type="float">
            <text:p>663</text:p>
          </table:table-cell>
          <table:table-cell office:value-type="float" office:value="842" calcext:value-type="float">
            <text:p>842</text:p>
          </table:table-cell>
          <table:table-cell office:value-type="float" office:value="757" calcext:value-type="float">
            <text:p>757</text:p>
          </table:table-cell>
          <table:table-cell office:value-type="float" office:value="545" calcext:value-type="float">
            <text:p>545</text:p>
          </table:table-cell>
          <table:table-cell table:formula="of:=IF(COUNTIF([.A665:.D665];[.A665])=3;[.A665];&quot;&quot;)">
            <text:p/>
          </table:table-cell>
          <table:table-cell table:formula="of:=IF(COUNTIF([.B665:.E665];[.B665])=3;[.B665];&quot;&quot;)">
            <text:p/>
          </table:table-cell>
          <table:table-cell table:formula="of:=IF(COUNTIF([.C665:.F665];[.C665])=3;[.C665];&quot;&quot;)">
            <text:p/>
          </table:table-cell>
          <table:table-cell table:formula="of:=IF(COUNTIF([.D665:.G665];[.D665])=3;[.D665];&quot;&quot;)">
            <text:p/>
          </table:table-cell>
          <table:table-cell table:formula="of:=IF(COUNTIF([.A665:.D665];[.A665])=3;&quot;&quot;;[.A665])" office:value-type="float" office:value="663" calcext:value-type="float">
            <text:p>663</text:p>
          </table:table-cell>
          <table:table-cell table:formula="of:=IF(COUNTIF([.B665:.E665];[.B665])=3;&quot;&quot;;[.B665])" office:value-type="float" office:value="842" calcext:value-type="float">
            <text:p>842</text:p>
          </table:table-cell>
          <table:table-cell table:formula="of:=IF(COUNTIF([.C665:.F665];[.C665])=3;&quot;&quot;;[.C665])" office:value-type="float" office:value="757" calcext:value-type="float">
            <text:p>757</text:p>
          </table:table-cell>
          <table:table-cell table:formula="of:=IF(COUNTIF([.D665:.G665];[.D665])=3;&quot;&quot;;[.D665])" office:value-type="float" office:value="545" calcext:value-type="float">
            <text:p>545</text:p>
          </table:table-cell>
          <table:table-cell table:style-name="ce5" table:formula="of:=IFERROR( IF( AND( COUNT([.E665:.H665])=3; MOD( AVERAGE([.E665:.H665]); 2)=1; MOD( AVERAGE([.I665:.L66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211" calcext:value-type="float">
            <text:p>211</text:p>
          </table:table-cell>
          <table:table-cell office:value-type="float" office:value="932" calcext:value-type="float">
            <text:p>932</text:p>
          </table:table-cell>
          <table:table-cell office:value-type="float" office:value="807" calcext:value-type="float">
            <text:p>807</text:p>
          </table:table-cell>
          <table:table-cell table:formula="of:=IF(COUNTIF([.A666:.D666];[.A666])=3;[.A666];&quot;&quot;)">
            <text:p/>
          </table:table-cell>
          <table:table-cell table:formula="of:=IF(COUNTIF([.B666:.E666];[.B666])=3;[.B666];&quot;&quot;)">
            <text:p/>
          </table:table-cell>
          <table:table-cell table:formula="of:=IF(COUNTIF([.C666:.F666];[.C666])=3;[.C666];&quot;&quot;)">
            <text:p/>
          </table:table-cell>
          <table:table-cell table:formula="of:=IF(COUNTIF([.D666:.G666];[.D666])=3;[.D666];&quot;&quot;)">
            <text:p/>
          </table:table-cell>
          <table:table-cell table:formula="of:=IF(COUNTIF([.A666:.D666];[.A666])=3;&quot;&quot;;[.A666])" office:value-type="float" office:value="15" calcext:value-type="float">
            <text:p>15</text:p>
          </table:table-cell>
          <table:table-cell table:formula="of:=IF(COUNTIF([.B666:.E666];[.B666])=3;&quot;&quot;;[.B666])" office:value-type="float" office:value="211" calcext:value-type="float">
            <text:p>211</text:p>
          </table:table-cell>
          <table:table-cell table:formula="of:=IF(COUNTIF([.C666:.F666];[.C666])=3;&quot;&quot;;[.C666])" office:value-type="float" office:value="932" calcext:value-type="float">
            <text:p>932</text:p>
          </table:table-cell>
          <table:table-cell table:formula="of:=IF(COUNTIF([.D666:.G666];[.D666])=3;&quot;&quot;;[.D666])" office:value-type="float" office:value="807" calcext:value-type="float">
            <text:p>807</text:p>
          </table:table-cell>
          <table:table-cell table:style-name="ce5" table:formula="of:=IFERROR( IF( AND( COUNT([.E666:.H666])=3; MOD( AVERAGE([.E666:.H666]); 2)=1; MOD( AVERAGE([.I666:.L66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office:value-type="float" office:value="460" calcext:value-type="float">
            <text:p>460</text:p>
          </table:table-cell>
          <table:table-cell office:value-type="float" office:value="634" calcext:value-type="float">
            <text:p>634</text:p>
          </table:table-cell>
          <table:table-cell office:value-type="float" office:value="479" calcext:value-type="float">
            <text:p>479</text:p>
          </table:table-cell>
          <table:table-cell table:formula="of:=IF(COUNTIF([.A667:.D667];[.A667])=3;[.A667];&quot;&quot;)">
            <text:p/>
          </table:table-cell>
          <table:table-cell table:formula="of:=IF(COUNTIF([.B667:.E667];[.B667])=3;[.B667];&quot;&quot;)">
            <text:p/>
          </table:table-cell>
          <table:table-cell table:formula="of:=IF(COUNTIF([.C667:.F667];[.C667])=3;[.C667];&quot;&quot;)">
            <text:p/>
          </table:table-cell>
          <table:table-cell table:formula="of:=IF(COUNTIF([.D667:.G667];[.D667])=3;[.D667];&quot;&quot;)">
            <text:p/>
          </table:table-cell>
          <table:table-cell table:formula="of:=IF(COUNTIF([.A667:.D667];[.A667])=3;&quot;&quot;;[.A667])" office:value-type="float" office:value="799" calcext:value-type="float">
            <text:p>799</text:p>
          </table:table-cell>
          <table:table-cell table:formula="of:=IF(COUNTIF([.B667:.E667];[.B667])=3;&quot;&quot;;[.B667])" office:value-type="float" office:value="460" calcext:value-type="float">
            <text:p>460</text:p>
          </table:table-cell>
          <table:table-cell table:formula="of:=IF(COUNTIF([.C667:.F667];[.C667])=3;&quot;&quot;;[.C667])" office:value-type="float" office:value="634" calcext:value-type="float">
            <text:p>634</text:p>
          </table:table-cell>
          <table:table-cell table:formula="of:=IF(COUNTIF([.D667:.G667];[.D667])=3;&quot;&quot;;[.D667])" office:value-type="float" office:value="479" calcext:value-type="float">
            <text:p>479</text:p>
          </table:table-cell>
          <table:table-cell table:style-name="ce5" table:formula="of:=IFERROR( IF( AND( COUNT([.E667:.H667])=3; MOD( AVERAGE([.E667:.H667]); 2)=1; MOD( AVERAGE([.I667:.L66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office:value-type="float" office:value="350" calcext:value-type="float">
            <text:p>350</text:p>
          </table:table-cell>
          <table:table-cell office:value-type="float" office:value="503" calcext:value-type="float">
            <text:p>503</text:p>
          </table:table-cell>
          <table:table-cell office:value-type="float" office:value="194" calcext:value-type="float">
            <text:p>194</text:p>
          </table:table-cell>
          <table:table-cell table:formula="of:=IF(COUNTIF([.A668:.D668];[.A668])=3;[.A668];&quot;&quot;)">
            <text:p/>
          </table:table-cell>
          <table:table-cell table:formula="of:=IF(COUNTIF([.B668:.E668];[.B668])=3;[.B668];&quot;&quot;)">
            <text:p/>
          </table:table-cell>
          <table:table-cell table:formula="of:=IF(COUNTIF([.C668:.F668];[.C668])=3;[.C668];&quot;&quot;)">
            <text:p/>
          </table:table-cell>
          <table:table-cell table:formula="of:=IF(COUNTIF([.D668:.G668];[.D668])=3;[.D668];&quot;&quot;)">
            <text:p/>
          </table:table-cell>
          <table:table-cell table:formula="of:=IF(COUNTIF([.A668:.D668];[.A668])=3;&quot;&quot;;[.A668])" office:value-type="float" office:value="259" calcext:value-type="float">
            <text:p>259</text:p>
          </table:table-cell>
          <table:table-cell table:formula="of:=IF(COUNTIF([.B668:.E668];[.B668])=3;&quot;&quot;;[.B668])" office:value-type="float" office:value="350" calcext:value-type="float">
            <text:p>350</text:p>
          </table:table-cell>
          <table:table-cell table:formula="of:=IF(COUNTIF([.C668:.F668];[.C668])=3;&quot;&quot;;[.C668])" office:value-type="float" office:value="503" calcext:value-type="float">
            <text:p>503</text:p>
          </table:table-cell>
          <table:table-cell table:formula="of:=IF(COUNTIF([.D668:.G668];[.D668])=3;&quot;&quot;;[.D668])" office:value-type="float" office:value="194" calcext:value-type="float">
            <text:p>194</text:p>
          </table:table-cell>
          <table:table-cell table:style-name="ce5" table:formula="of:=IFERROR( IF( AND( COUNT([.E668:.H668])=3; MOD( AVERAGE([.E668:.H668]); 2)=1; MOD( AVERAGE([.I668:.L66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office:value-type="float" office:value="343" calcext:value-type="float">
            <text:p>343</text:p>
          </table:table-cell>
          <table:table-cell office:value-type="float" office:value="853" calcext:value-type="float">
            <text:p>853</text:p>
          </table:table-cell>
          <table:table-cell office:value-type="float" office:value="236" calcext:value-type="float">
            <text:p>236</text:p>
          </table:table-cell>
          <table:table-cell table:formula="of:=IF(COUNTIF([.A669:.D669];[.A669])=3;[.A669];&quot;&quot;)">
            <text:p/>
          </table:table-cell>
          <table:table-cell table:formula="of:=IF(COUNTIF([.B669:.E669];[.B669])=3;[.B669];&quot;&quot;)">
            <text:p/>
          </table:table-cell>
          <table:table-cell table:formula="of:=IF(COUNTIF([.C669:.F669];[.C669])=3;[.C669];&quot;&quot;)">
            <text:p/>
          </table:table-cell>
          <table:table-cell table:formula="of:=IF(COUNTIF([.D669:.G669];[.D669])=3;[.D669];&quot;&quot;)">
            <text:p/>
          </table:table-cell>
          <table:table-cell table:formula="of:=IF(COUNTIF([.A669:.D669];[.A669])=3;&quot;&quot;;[.A669])" office:value-type="float" office:value="492" calcext:value-type="float">
            <text:p>492</text:p>
          </table:table-cell>
          <table:table-cell table:formula="of:=IF(COUNTIF([.B669:.E669];[.B669])=3;&quot;&quot;;[.B669])" office:value-type="float" office:value="343" calcext:value-type="float">
            <text:p>343</text:p>
          </table:table-cell>
          <table:table-cell table:formula="of:=IF(COUNTIF([.C669:.F669];[.C669])=3;&quot;&quot;;[.C669])" office:value-type="float" office:value="853" calcext:value-type="float">
            <text:p>853</text:p>
          </table:table-cell>
          <table:table-cell table:formula="of:=IF(COUNTIF([.D669:.G669];[.D669])=3;&quot;&quot;;[.D669])" office:value-type="float" office:value="236" calcext:value-type="float">
            <text:p>236</text:p>
          </table:table-cell>
          <table:table-cell table:style-name="ce5" table:formula="of:=IFERROR( IF( AND( COUNT([.E669:.H669])=3; MOD( AVERAGE([.E669:.H669]); 2)=1; MOD( AVERAGE([.I669:.L66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32" calcext:value-type="float">
            <text:p>732</text:p>
          </table:table-cell>
          <table:table-cell office:value-type="float" office:value="42" calcext:value-type="float">
            <text:p>42</text:p>
          </table:table-cell>
          <table:table-cell office:value-type="float" office:value="721" calcext:value-type="float">
            <text:p>721</text:p>
          </table:table-cell>
          <table:table-cell table:formula="of:=IF(COUNTIF([.A670:.D670];[.A670])=3;[.A670];&quot;&quot;)">
            <text:p/>
          </table:table-cell>
          <table:table-cell table:formula="of:=IF(COUNTIF([.B670:.E670];[.B670])=3;[.B670];&quot;&quot;)">
            <text:p/>
          </table:table-cell>
          <table:table-cell table:formula="of:=IF(COUNTIF([.C670:.F670];[.C670])=3;[.C670];&quot;&quot;)">
            <text:p/>
          </table:table-cell>
          <table:table-cell table:formula="of:=IF(COUNTIF([.D670:.G670];[.D670])=3;[.D670];&quot;&quot;)">
            <text:p/>
          </table:table-cell>
          <table:table-cell table:formula="of:=IF(COUNTIF([.A670:.D670];[.A670])=3;&quot;&quot;;[.A670])" office:value-type="float" office:value="909" calcext:value-type="float">
            <text:p>909</text:p>
          </table:table-cell>
          <table:table-cell table:formula="of:=IF(COUNTIF([.B670:.E670];[.B670])=3;&quot;&quot;;[.B670])" office:value-type="float" office:value="732" calcext:value-type="float">
            <text:p>732</text:p>
          </table:table-cell>
          <table:table-cell table:formula="of:=IF(COUNTIF([.C670:.F670];[.C670])=3;&quot;&quot;;[.C670])" office:value-type="float" office:value="42" calcext:value-type="float">
            <text:p>42</text:p>
          </table:table-cell>
          <table:table-cell table:formula="of:=IF(COUNTIF([.D670:.G670];[.D670])=3;&quot;&quot;;[.D670])" office:value-type="float" office:value="721" calcext:value-type="float">
            <text:p>721</text:p>
          </table:table-cell>
          <table:table-cell table:style-name="ce5" table:formula="of:=IFERROR( IF( AND( COUNT([.E670:.H670])=3; MOD( AVERAGE([.E670:.H670]); 2)=1; MOD( AVERAGE([.I670:.L67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office:value-type="float" office:value="359" calcext:value-type="float">
            <text:p>359</text:p>
          </table:table-cell>
          <table:table-cell office:value-type="float" office:value="502" calcext:value-type="float">
            <text:p>502</text:p>
          </table:table-cell>
          <table:table-cell office:value-type="float" office:value="603" calcext:value-type="float">
            <text:p>603</text:p>
          </table:table-cell>
          <table:table-cell table:formula="of:=IF(COUNTIF([.A671:.D671];[.A671])=3;[.A671];&quot;&quot;)">
            <text:p/>
          </table:table-cell>
          <table:table-cell table:formula="of:=IF(COUNTIF([.B671:.E671];[.B671])=3;[.B671];&quot;&quot;)">
            <text:p/>
          </table:table-cell>
          <table:table-cell table:formula="of:=IF(COUNTIF([.C671:.F671];[.C671])=3;[.C671];&quot;&quot;)">
            <text:p/>
          </table:table-cell>
          <table:table-cell table:formula="of:=IF(COUNTIF([.D671:.G671];[.D671])=3;[.D671];&quot;&quot;)">
            <text:p/>
          </table:table-cell>
          <table:table-cell table:formula="of:=IF(COUNTIF([.A671:.D671];[.A671])=3;&quot;&quot;;[.A671])" office:value-type="float" office:value="283" calcext:value-type="float">
            <text:p>283</text:p>
          </table:table-cell>
          <table:table-cell table:formula="of:=IF(COUNTIF([.B671:.E671];[.B671])=3;&quot;&quot;;[.B671])" office:value-type="float" office:value="359" calcext:value-type="float">
            <text:p>359</text:p>
          </table:table-cell>
          <table:table-cell table:formula="of:=IF(COUNTIF([.C671:.F671];[.C671])=3;&quot;&quot;;[.C671])" office:value-type="float" office:value="502" calcext:value-type="float">
            <text:p>502</text:p>
          </table:table-cell>
          <table:table-cell table:formula="of:=IF(COUNTIF([.D671:.G671];[.D671])=3;&quot;&quot;;[.D671])" office:value-type="float" office:value="603" calcext:value-type="float">
            <text:p>603</text:p>
          </table:table-cell>
          <table:table-cell table:style-name="ce5" table:formula="of:=IFERROR( IF( AND( COUNT([.E671:.H671])=3; MOD( AVERAGE([.E671:.H671]); 2)=1; MOD( AVERAGE([.I671:.L67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office:value-type="float" office:value="266" calcext:value-type="float">
            <text:p>266</text:p>
          </table:table-cell>
          <table:table-cell office:value-type="float" office:value="657" calcext:value-type="float">
            <text:p>657</text:p>
          </table:table-cell>
          <table:table-cell office:value-type="float" office:value="598" calcext:value-type="float">
            <text:p>598</text:p>
          </table:table-cell>
          <table:table-cell table:formula="of:=IF(COUNTIF([.A672:.D672];[.A672])=3;[.A672];&quot;&quot;)">
            <text:p/>
          </table:table-cell>
          <table:table-cell table:formula="of:=IF(COUNTIF([.B672:.E672];[.B672])=3;[.B672];&quot;&quot;)">
            <text:p/>
          </table:table-cell>
          <table:table-cell table:formula="of:=IF(COUNTIF([.C672:.F672];[.C672])=3;[.C672];&quot;&quot;)">
            <text:p/>
          </table:table-cell>
          <table:table-cell table:formula="of:=IF(COUNTIF([.D672:.G672];[.D672])=3;[.D672];&quot;&quot;)">
            <text:p/>
          </table:table-cell>
          <table:table-cell table:formula="of:=IF(COUNTIF([.A672:.D672];[.A672])=3;&quot;&quot;;[.A672])" office:value-type="float" office:value="149" calcext:value-type="float">
            <text:p>149</text:p>
          </table:table-cell>
          <table:table-cell table:formula="of:=IF(COUNTIF([.B672:.E672];[.B672])=3;&quot;&quot;;[.B672])" office:value-type="float" office:value="266" calcext:value-type="float">
            <text:p>266</text:p>
          </table:table-cell>
          <table:table-cell table:formula="of:=IF(COUNTIF([.C672:.F672];[.C672])=3;&quot;&quot;;[.C672])" office:value-type="float" office:value="657" calcext:value-type="float">
            <text:p>657</text:p>
          </table:table-cell>
          <table:table-cell table:formula="of:=IF(COUNTIF([.D672:.G672];[.D672])=3;&quot;&quot;;[.D672])" office:value-type="float" office:value="598" calcext:value-type="float">
            <text:p>598</text:p>
          </table:table-cell>
          <table:table-cell table:style-name="ce5" table:formula="of:=IFERROR( IF( AND( COUNT([.E672:.H672])=3; MOD( AVERAGE([.E672:.H672]); 2)=1; MOD( AVERAGE([.I672:.L67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97" calcext:value-type="float">
            <text:p>897</text:p>
          </table:table-cell>
          <table:table-cell office:value-type="float" office:value="17" calcext:value-type="float">
            <text:p>17</text:p>
          </table:table-cell>
          <table:table-cell office:value-type="float" office:value="897" calcext:value-type="float">
            <text:p>897</text:p>
          </table:table-cell>
          <table:table-cell table:formula="of:=IF(COUNTIF([.A673:.D673];[.A673])=3;[.A673];&quot;&quot;)">
            <text:p/>
          </table:table-cell>
          <table:table-cell table:formula="of:=IF(COUNTIF([.B673:.E673];[.B673])=3;[.B673];&quot;&quot;)">
            <text:p/>
          </table:table-cell>
          <table:table-cell table:formula="of:=IF(COUNTIF([.C673:.F673];[.C673])=3;[.C673];&quot;&quot;)">
            <text:p/>
          </table:table-cell>
          <table:table-cell table:formula="of:=IF(COUNTIF([.D673:.G673];[.D673])=3;[.D673];&quot;&quot;)">
            <text:p/>
          </table:table-cell>
          <table:table-cell table:formula="of:=IF(COUNTIF([.A673:.D673];[.A673])=3;&quot;&quot;;[.A673])" office:value-type="float" office:value="573" calcext:value-type="float">
            <text:p>573</text:p>
          </table:table-cell>
          <table:table-cell table:formula="of:=IF(COUNTIF([.B673:.E673];[.B673])=3;&quot;&quot;;[.B673])" office:value-type="float" office:value="897" calcext:value-type="float">
            <text:p>897</text:p>
          </table:table-cell>
          <table:table-cell table:formula="of:=IF(COUNTIF([.C673:.F673];[.C673])=3;&quot;&quot;;[.C673])" office:value-type="float" office:value="17" calcext:value-type="float">
            <text:p>17</text:p>
          </table:table-cell>
          <table:table-cell table:formula="of:=IF(COUNTIF([.D673:.G673];[.D673])=3;&quot;&quot;;[.D673])" office:value-type="float" office:value="897" calcext:value-type="float">
            <text:p>897</text:p>
          </table:table-cell>
          <table:table-cell table:style-name="ce5" table:formula="of:=IFERROR( IF( AND( COUNT([.E673:.H673])=3; MOD( AVERAGE([.E673:.H673]); 2)=1; MOD( AVERAGE([.I673:.L67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float" office:value="296" calcext:value-type="float">
            <text:p>296</text:p>
          </table:table-cell>
          <table:table-cell office:value-type="float" office:value="276" calcext:value-type="float">
            <text:p>276</text:p>
          </table:table-cell>
          <table:table-cell office:value-type="float" office:value="296" calcext:value-type="float">
            <text:p>296</text:p>
          </table:table-cell>
          <table:table-cell table:formula="of:=IF(COUNTIF([.A674:.D674];[.A674])=3;[.A674];&quot;&quot;)">
            <text:p/>
          </table:table-cell>
          <table:table-cell table:formula="of:=IF(COUNTIF([.B674:.E674];[.B674])=3;[.B674];&quot;&quot;)">
            <text:p/>
          </table:table-cell>
          <table:table-cell table:formula="of:=IF(COUNTIF([.C674:.F674];[.C674])=3;[.C674];&quot;&quot;)">
            <text:p/>
          </table:table-cell>
          <table:table-cell table:formula="of:=IF(COUNTIF([.D674:.G674];[.D674])=3;[.D674];&quot;&quot;)">
            <text:p/>
          </table:table-cell>
          <table:table-cell table:formula="of:=IF(COUNTIF([.A674:.D674];[.A674])=3;&quot;&quot;;[.A674])" office:value-type="float" office:value="27" calcext:value-type="float">
            <text:p>27</text:p>
          </table:table-cell>
          <table:table-cell table:formula="of:=IF(COUNTIF([.B674:.E674];[.B674])=3;&quot;&quot;;[.B674])" office:value-type="float" office:value="296" calcext:value-type="float">
            <text:p>296</text:p>
          </table:table-cell>
          <table:table-cell table:formula="of:=IF(COUNTIF([.C674:.F674];[.C674])=3;&quot;&quot;;[.C674])" office:value-type="float" office:value="276" calcext:value-type="float">
            <text:p>276</text:p>
          </table:table-cell>
          <table:table-cell table:formula="of:=IF(COUNTIF([.D674:.G674];[.D674])=3;&quot;&quot;;[.D674])" office:value-type="float" office:value="296" calcext:value-type="float">
            <text:p>296</text:p>
          </table:table-cell>
          <table:table-cell table:style-name="ce5" table:formula="of:=IFERROR( IF( AND( COUNT([.E674:.H674])=3; MOD( AVERAGE([.E674:.H674]); 2)=1; MOD( AVERAGE([.I674:.L67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office:value-type="float" office:value="392" calcext:value-type="float">
            <text:p>392</text:p>
          </table:table-cell>
          <table:table-cell office:value-type="float" office:value="563" calcext:value-type="float">
            <text:p>563</text:p>
          </table:table-cell>
          <table:table-cell office:value-type="float" office:value="392" calcext:value-type="float">
            <text:p>392</text:p>
          </table:table-cell>
          <table:table-cell table:formula="of:=IF(COUNTIF([.A675:.D675];[.A675])=3;[.A675];&quot;&quot;)">
            <text:p/>
          </table:table-cell>
          <table:table-cell table:formula="of:=IF(COUNTIF([.B675:.E675];[.B675])=3;[.B675];&quot;&quot;)">
            <text:p/>
          </table:table-cell>
          <table:table-cell table:formula="of:=IF(COUNTIF([.C675:.F675];[.C675])=3;[.C675];&quot;&quot;)">
            <text:p/>
          </table:table-cell>
          <table:table-cell table:formula="of:=IF(COUNTIF([.D675:.G675];[.D675])=3;[.D675];&quot;&quot;)">
            <text:p/>
          </table:table-cell>
          <table:table-cell table:formula="of:=IF(COUNTIF([.A675:.D675];[.A675])=3;&quot;&quot;;[.A675])" office:value-type="float" office:value="351" calcext:value-type="float">
            <text:p>351</text:p>
          </table:table-cell>
          <table:table-cell table:formula="of:=IF(COUNTIF([.B675:.E675];[.B675])=3;&quot;&quot;;[.B675])" office:value-type="float" office:value="392" calcext:value-type="float">
            <text:p>392</text:p>
          </table:table-cell>
          <table:table-cell table:formula="of:=IF(COUNTIF([.C675:.F675];[.C675])=3;&quot;&quot;;[.C675])" office:value-type="float" office:value="563" calcext:value-type="float">
            <text:p>563</text:p>
          </table:table-cell>
          <table:table-cell table:formula="of:=IF(COUNTIF([.D675:.G675];[.D675])=3;&quot;&quot;;[.D675])" office:value-type="float" office:value="392" calcext:value-type="float">
            <text:p>392</text:p>
          </table:table-cell>
          <table:table-cell table:style-name="ce5" table:formula="of:=IFERROR( IF( AND( COUNT([.E675:.H675])=3; MOD( AVERAGE([.E675:.H675]); 2)=1; MOD( AVERAGE([.I675:.L67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755" calcext:value-type="float">
            <text:p>755</text:p>
          </table:table-cell>
          <table:table-cell table:formula="of:=IF(COUNTIF([.A676:.D676];[.A676])=3;[.A676];&quot;&quot;)">
            <text:p/>
          </table:table-cell>
          <table:table-cell table:formula="of:=IF(COUNTIF([.B676:.E676];[.B676])=3;[.B676];&quot;&quot;)">
            <text:p/>
          </table:table-cell>
          <table:table-cell table:formula="of:=IF(COUNTIF([.C676:.F676];[.C676])=3;[.C676];&quot;&quot;)">
            <text:p/>
          </table:table-cell>
          <table:table-cell table:formula="of:=IF(COUNTIF([.D676:.G676];[.D676])=3;[.D676];&quot;&quot;)">
            <text:p/>
          </table:table-cell>
          <table:table-cell table:formula="of:=IF(COUNTIF([.A676:.D676];[.A676])=3;&quot;&quot;;[.A676])" office:value-type="float" office:value="98" calcext:value-type="float">
            <text:p>98</text:p>
          </table:table-cell>
          <table:table-cell table:formula="of:=IF(COUNTIF([.B676:.E676];[.B676])=3;&quot;&quot;;[.B676])" office:value-type="float" office:value="279" calcext:value-type="float">
            <text:p>279</text:p>
          </table:table-cell>
          <table:table-cell table:formula="of:=IF(COUNTIF([.C676:.F676];[.C676])=3;&quot;&quot;;[.C676])" office:value-type="float" office:value="755" calcext:value-type="float">
            <text:p>755</text:p>
          </table:table-cell>
          <table:table-cell table:formula="of:=IF(COUNTIF([.D676:.G676];[.D676])=3;&quot;&quot;;[.D676])" office:value-type="float" office:value="755" calcext:value-type="float">
            <text:p>755</text:p>
          </table:table-cell>
          <table:table-cell table:style-name="ce5" table:formula="of:=IFERROR( IF( AND( COUNT([.E676:.H676])=3; MOD( AVERAGE([.E676:.H676]); 2)=1; MOD( AVERAGE([.I676:.L67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  <table:table-cell office:value-type="float" office:value="840" calcext:value-type="float">
            <text:p>840</text:p>
          </table:table-cell>
          <table:table-cell office:value-type="float" office:value="65" calcext:value-type="float">
            <text:p>65</text:p>
          </table:table-cell>
          <table:table-cell table:formula="of:=IF(COUNTIF([.A677:.D677];[.A677])=3;[.A677];&quot;&quot;)">
            <text:p/>
          </table:table-cell>
          <table:table-cell table:formula="of:=IF(COUNTIF([.B677:.E677];[.B677])=3;[.B677];&quot;&quot;)">
            <text:p/>
          </table:table-cell>
          <table:table-cell table:formula="of:=IF(COUNTIF([.C677:.F677];[.C677])=3;[.C677];&quot;&quot;)">
            <text:p/>
          </table:table-cell>
          <table:table-cell table:formula="of:=IF(COUNTIF([.D677:.G677];[.D677])=3;[.D677];&quot;&quot;)">
            <text:p/>
          </table:table-cell>
          <table:table-cell table:formula="of:=IF(COUNTIF([.A677:.D677];[.A677])=3;&quot;&quot;;[.A677])" office:value-type="float" office:value="820" calcext:value-type="float">
            <text:p>820</text:p>
          </table:table-cell>
          <table:table-cell table:formula="of:=IF(COUNTIF([.B677:.E677];[.B677])=3;&quot;&quot;;[.B677])" office:value-type="float" office:value="310" calcext:value-type="float">
            <text:p>310</text:p>
          </table:table-cell>
          <table:table-cell table:formula="of:=IF(COUNTIF([.C677:.F677];[.C677])=3;&quot;&quot;;[.C677])" office:value-type="float" office:value="840" calcext:value-type="float">
            <text:p>840</text:p>
          </table:table-cell>
          <table:table-cell table:formula="of:=IF(COUNTIF([.D677:.G677];[.D677])=3;&quot;&quot;;[.D677])" office:value-type="float" office:value="65" calcext:value-type="float">
            <text:p>65</text:p>
          </table:table-cell>
          <table:table-cell table:style-name="ce5" table:formula="of:=IFERROR( IF( AND( COUNT([.E677:.H677])=3; MOD( AVERAGE([.E677:.H677]); 2)=1; MOD( AVERAGE([.I677:.L67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office:value-type="float" office:value="739" calcext:value-type="float">
            <text:p>739</text:p>
          </table:table-cell>
          <table:table-cell office:value-type="float" office:value="347" calcext:value-type="float">
            <text:p>347</text:p>
          </table:table-cell>
          <table:table-cell office:value-type="float" office:value="533" calcext:value-type="float">
            <text:p>533</text:p>
          </table:table-cell>
          <table:table-cell table:formula="of:=IF(COUNTIF([.A678:.D678];[.A678])=3;[.A678];&quot;&quot;)">
            <text:p/>
          </table:table-cell>
          <table:table-cell table:formula="of:=IF(COUNTIF([.B678:.E678];[.B678])=3;[.B678];&quot;&quot;)">
            <text:p/>
          </table:table-cell>
          <table:table-cell table:formula="of:=IF(COUNTIF([.C678:.F678];[.C678])=3;[.C678];&quot;&quot;)">
            <text:p/>
          </table:table-cell>
          <table:table-cell table:formula="of:=IF(COUNTIF([.D678:.G678];[.D678])=3;[.D678];&quot;&quot;)">
            <text:p/>
          </table:table-cell>
          <table:table-cell table:formula="of:=IF(COUNTIF([.A678:.D678];[.A678])=3;&quot;&quot;;[.A678])" office:value-type="float" office:value="212" calcext:value-type="float">
            <text:p>212</text:p>
          </table:table-cell>
          <table:table-cell table:formula="of:=IF(COUNTIF([.B678:.E678];[.B678])=3;&quot;&quot;;[.B678])" office:value-type="float" office:value="739" calcext:value-type="float">
            <text:p>739</text:p>
          </table:table-cell>
          <table:table-cell table:formula="of:=IF(COUNTIF([.C678:.F678];[.C678])=3;&quot;&quot;;[.C678])" office:value-type="float" office:value="347" calcext:value-type="float">
            <text:p>347</text:p>
          </table:table-cell>
          <table:table-cell table:formula="of:=IF(COUNTIF([.D678:.G678];[.D678])=3;&quot;&quot;;[.D678])" office:value-type="float" office:value="533" calcext:value-type="float">
            <text:p>533</text:p>
          </table:table-cell>
          <table:table-cell table:style-name="ce5" table:formula="of:=IFERROR( IF( AND( COUNT([.E678:.H678])=3; MOD( AVERAGE([.E678:.H678]); 2)=1; MOD( AVERAGE([.I678:.L67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5" calcext:value-type="float">
            <text:p>175</text:p>
          </table:table-cell>
          <table:table-cell office:value-type="float" office:value="939" calcext:value-type="float">
            <text:p>939</text:p>
          </table:table-cell>
          <table:table-cell office:value-type="float" office:value="28" calcext:value-type="float">
            <text:p>28</text:p>
          </table:table-cell>
          <table:table-cell table:formula="of:=IF(COUNTIF([.A679:.D679];[.A679])=3;[.A679];&quot;&quot;)">
            <text:p/>
          </table:table-cell>
          <table:table-cell table:formula="of:=IF(COUNTIF([.B679:.E679];[.B679])=3;[.B679];&quot;&quot;)">
            <text:p/>
          </table:table-cell>
          <table:table-cell table:formula="of:=IF(COUNTIF([.C679:.F679];[.C679])=3;[.C679];&quot;&quot;)">
            <text:p/>
          </table:table-cell>
          <table:table-cell table:formula="of:=IF(COUNTIF([.D679:.G679];[.D679])=3;[.D679];&quot;&quot;)">
            <text:p/>
          </table:table-cell>
          <table:table-cell table:formula="of:=IF(COUNTIF([.A679:.D679];[.A679])=3;&quot;&quot;;[.A679])" office:value-type="float" office:value="355" calcext:value-type="float">
            <text:p>355</text:p>
          </table:table-cell>
          <table:table-cell table:formula="of:=IF(COUNTIF([.B679:.E679];[.B679])=3;&quot;&quot;;[.B679])" office:value-type="float" office:value="175" calcext:value-type="float">
            <text:p>175</text:p>
          </table:table-cell>
          <table:table-cell table:formula="of:=IF(COUNTIF([.C679:.F679];[.C679])=3;&quot;&quot;;[.C679])" office:value-type="float" office:value="939" calcext:value-type="float">
            <text:p>939</text:p>
          </table:table-cell>
          <table:table-cell table:formula="of:=IF(COUNTIF([.D679:.G679];[.D679])=3;&quot;&quot;;[.D679])" office:value-type="float" office:value="28" calcext:value-type="float">
            <text:p>28</text:p>
          </table:table-cell>
          <table:table-cell table:style-name="ce5" table:formula="of:=IFERROR( IF( AND( COUNT([.E679:.H679])=3; MOD( AVERAGE([.E679:.H679]); 2)=1; MOD( AVERAGE([.I679:.L67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office:value-type="float" office:value="261" calcext:value-type="float">
            <text:p>261</text:p>
          </table:table-cell>
          <table:table-cell office:value-type="float" office:value="798" calcext:value-type="float">
            <text:p>798</text:p>
          </table:table-cell>
          <table:table-cell table:formula="of:=IF(COUNTIF([.A680:.D680];[.A680])=3;[.A680];&quot;&quot;)">
            <text:p/>
          </table:table-cell>
          <table:table-cell table:formula="of:=IF(COUNTIF([.B680:.E680];[.B680])=3;[.B680];&quot;&quot;)">
            <text:p/>
          </table:table-cell>
          <table:table-cell table:formula="of:=IF(COUNTIF([.C680:.F680];[.C680])=3;[.C680];&quot;&quot;)">
            <text:p/>
          </table:table-cell>
          <table:table-cell table:formula="of:=IF(COUNTIF([.D680:.G680];[.D680])=3;[.D680];&quot;&quot;)">
            <text:p/>
          </table:table-cell>
          <table:table-cell table:formula="of:=IF(COUNTIF([.A680:.D680];[.A680])=3;&quot;&quot;;[.A680])" office:value-type="float" office:value="150" calcext:value-type="float">
            <text:p>150</text:p>
          </table:table-cell>
          <table:table-cell table:formula="of:=IF(COUNTIF([.B680:.E680];[.B680])=3;&quot;&quot;;[.B680])" office:value-type="float" office:value="150" calcext:value-type="float">
            <text:p>150</text:p>
          </table:table-cell>
          <table:table-cell table:formula="of:=IF(COUNTIF([.C680:.F680];[.C680])=3;&quot;&quot;;[.C680])" office:value-type="float" office:value="261" calcext:value-type="float">
            <text:p>261</text:p>
          </table:table-cell>
          <table:table-cell table:formula="of:=IF(COUNTIF([.D680:.G680];[.D680])=3;&quot;&quot;;[.D680])" office:value-type="float" office:value="798" calcext:value-type="float">
            <text:p>798</text:p>
          </table:table-cell>
          <table:table-cell table:style-name="ce5" table:formula="of:=IFERROR( IF( AND( COUNT([.E680:.H680])=3; MOD( AVERAGE([.E680:.H680]); 2)=1; MOD( AVERAGE([.I680:.L68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office:value-type="float" office:value="857" calcext:value-type="float">
            <text:p>857</text:p>
          </table:table-cell>
          <table:table-cell office:value-type="float" office:value="729" calcext:value-type="float">
            <text:p>729</text:p>
          </table:table-cell>
          <table:table-cell office:value-type="float" office:value="772" calcext:value-type="float">
            <text:p>772</text:p>
          </table:table-cell>
          <table:table-cell table:formula="of:=IF(COUNTIF([.A681:.D681];[.A681])=3;[.A681];&quot;&quot;)">
            <text:p/>
          </table:table-cell>
          <table:table-cell table:formula="of:=IF(COUNTIF([.B681:.E681];[.B681])=3;[.B681];&quot;&quot;)">
            <text:p/>
          </table:table-cell>
          <table:table-cell table:formula="of:=IF(COUNTIF([.C681:.F681];[.C681])=3;[.C681];&quot;&quot;)">
            <text:p/>
          </table:table-cell>
          <table:table-cell table:formula="of:=IF(COUNTIF([.D681:.G681];[.D681])=3;[.D681];&quot;&quot;)">
            <text:p/>
          </table:table-cell>
          <table:table-cell table:formula="of:=IF(COUNTIF([.A681:.D681];[.A681])=3;&quot;&quot;;[.A681])" office:value-type="float" office:value="744" calcext:value-type="float">
            <text:p>744</text:p>
          </table:table-cell>
          <table:table-cell table:formula="of:=IF(COUNTIF([.B681:.E681];[.B681])=3;&quot;&quot;;[.B681])" office:value-type="float" office:value="857" calcext:value-type="float">
            <text:p>857</text:p>
          </table:table-cell>
          <table:table-cell table:formula="of:=IF(COUNTIF([.C681:.F681];[.C681])=3;&quot;&quot;;[.C681])" office:value-type="float" office:value="729" calcext:value-type="float">
            <text:p>729</text:p>
          </table:table-cell>
          <table:table-cell table:formula="of:=IF(COUNTIF([.D681:.G681];[.D681])=3;&quot;&quot;;[.D681])" office:value-type="float" office:value="772" calcext:value-type="float">
            <text:p>772</text:p>
          </table:table-cell>
          <table:table-cell table:style-name="ce5" table:formula="of:=IFERROR( IF( AND( COUNT([.E681:.H681])=3; MOD( AVERAGE([.E681:.H681]); 2)=1; MOD( AVERAGE([.I681:.L68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office:value-type="float" office:value="101" calcext:value-type="float">
            <text:p>101</text:p>
          </table:table-cell>
          <table:table-cell office:value-type="float" office:value="695" calcext:value-type="float">
            <text:p>695</text:p>
          </table:table-cell>
          <table:table-cell office:value-type="float" office:value="735" calcext:value-type="float">
            <text:p>735</text:p>
          </table:table-cell>
          <table:table-cell table:formula="of:=IF(COUNTIF([.A682:.D682];[.A682])=3;[.A682];&quot;&quot;)">
            <text:p/>
          </table:table-cell>
          <table:table-cell table:formula="of:=IF(COUNTIF([.B682:.E682];[.B682])=3;[.B682];&quot;&quot;)">
            <text:p/>
          </table:table-cell>
          <table:table-cell table:formula="of:=IF(COUNTIF([.C682:.F682];[.C682])=3;[.C682];&quot;&quot;)">
            <text:p/>
          </table:table-cell>
          <table:table-cell table:formula="of:=IF(COUNTIF([.D682:.G682];[.D682])=3;[.D682];&quot;&quot;)">
            <text:p/>
          </table:table-cell>
          <table:table-cell table:formula="of:=IF(COUNTIF([.A682:.D682];[.A682])=3;&quot;&quot;;[.A682])" office:value-type="float" office:value="259" calcext:value-type="float">
            <text:p>259</text:p>
          </table:table-cell>
          <table:table-cell table:formula="of:=IF(COUNTIF([.B682:.E682];[.B682])=3;&quot;&quot;;[.B682])" office:value-type="float" office:value="101" calcext:value-type="float">
            <text:p>101</text:p>
          </table:table-cell>
          <table:table-cell table:formula="of:=IF(COUNTIF([.C682:.F682];[.C682])=3;&quot;&quot;;[.C682])" office:value-type="float" office:value="695" calcext:value-type="float">
            <text:p>695</text:p>
          </table:table-cell>
          <table:table-cell table:formula="of:=IF(COUNTIF([.D682:.G682];[.D682])=3;&quot;&quot;;[.D682])" office:value-type="float" office:value="735" calcext:value-type="float">
            <text:p>735</text:p>
          </table:table-cell>
          <table:table-cell table:style-name="ce5" table:formula="of:=IFERROR( IF( AND( COUNT([.E682:.H682])=3; MOD( AVERAGE([.E682:.H682]); 2)=1; MOD( AVERAGE([.I682:.L68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8" calcext:value-type="float">
            <text:p>48</text:p>
          </table:table-cell>
          <table:table-cell office:value-type="float" office:value="452" calcext:value-type="float">
            <text:p>452</text:p>
          </table:table-cell>
          <table:table-cell office:value-type="float" office:value="651" calcext:value-type="float">
            <text:p>651</text:p>
          </table:table-cell>
          <table:table-cell table:formula="of:=IF(COUNTIF([.A683:.D683];[.A683])=3;[.A683];&quot;&quot;)">
            <text:p/>
          </table:table-cell>
          <table:table-cell table:formula="of:=IF(COUNTIF([.B683:.E683];[.B683])=3;[.B683];&quot;&quot;)">
            <text:p/>
          </table:table-cell>
          <table:table-cell table:formula="of:=IF(COUNTIF([.C683:.F683];[.C683])=3;[.C683];&quot;&quot;)">
            <text:p/>
          </table:table-cell>
          <table:table-cell table:formula="of:=IF(COUNTIF([.D683:.G683];[.D683])=3;[.D683];&quot;&quot;)">
            <text:p/>
          </table:table-cell>
          <table:table-cell table:formula="of:=IF(COUNTIF([.A683:.D683];[.A683])=3;&quot;&quot;;[.A683])" office:value-type="float" office:value="996" calcext:value-type="float">
            <text:p>996</text:p>
          </table:table-cell>
          <table:table-cell table:formula="of:=IF(COUNTIF([.B683:.E683];[.B683])=3;&quot;&quot;;[.B683])" office:value-type="float" office:value="48" calcext:value-type="float">
            <text:p>48</text:p>
          </table:table-cell>
          <table:table-cell table:formula="of:=IF(COUNTIF([.C683:.F683];[.C683])=3;&quot;&quot;;[.C683])" office:value-type="float" office:value="452" calcext:value-type="float">
            <text:p>452</text:p>
          </table:table-cell>
          <table:table-cell table:formula="of:=IF(COUNTIF([.D683:.G683];[.D683])=3;&quot;&quot;;[.D683])" office:value-type="float" office:value="651" calcext:value-type="float">
            <text:p>651</text:p>
          </table:table-cell>
          <table:table-cell table:style-name="ce5" table:formula="of:=IFERROR( IF( AND( COUNT([.E683:.H683])=3; MOD( AVERAGE([.E683:.H683]); 2)=1; MOD( AVERAGE([.I683:.L68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93" calcext:value-type="float">
            <text:p>793</text:p>
          </table:table-cell>
          <table:table-cell office:value-type="float" office:value="245" calcext:value-type="float">
            <text:p>245</text:p>
          </table:table-cell>
          <table:table-cell office:value-type="float" office:value="801" calcext:value-type="float">
            <text:p>801</text:p>
          </table:table-cell>
          <table:table-cell office:value-type="float" office:value="569" calcext:value-type="float">
            <text:p>569</text:p>
          </table:table-cell>
          <table:table-cell table:formula="of:=IF(COUNTIF([.A684:.D684];[.A684])=3;[.A684];&quot;&quot;)">
            <text:p/>
          </table:table-cell>
          <table:table-cell table:formula="of:=IF(COUNTIF([.B684:.E684];[.B684])=3;[.B684];&quot;&quot;)">
            <text:p/>
          </table:table-cell>
          <table:table-cell table:formula="of:=IF(COUNTIF([.C684:.F684];[.C684])=3;[.C684];&quot;&quot;)">
            <text:p/>
          </table:table-cell>
          <table:table-cell table:formula="of:=IF(COUNTIF([.D684:.G684];[.D684])=3;[.D684];&quot;&quot;)">
            <text:p/>
          </table:table-cell>
          <table:table-cell table:formula="of:=IF(COUNTIF([.A684:.D684];[.A684])=3;&quot;&quot;;[.A684])" office:value-type="float" office:value="793" calcext:value-type="float">
            <text:p>793</text:p>
          </table:table-cell>
          <table:table-cell table:formula="of:=IF(COUNTIF([.B684:.E684];[.B684])=3;&quot;&quot;;[.B684])" office:value-type="float" office:value="245" calcext:value-type="float">
            <text:p>245</text:p>
          </table:table-cell>
          <table:table-cell table:formula="of:=IF(COUNTIF([.C684:.F684];[.C684])=3;&quot;&quot;;[.C684])" office:value-type="float" office:value="801" calcext:value-type="float">
            <text:p>801</text:p>
          </table:table-cell>
          <table:table-cell table:formula="of:=IF(COUNTIF([.D684:.G684];[.D684])=3;&quot;&quot;;[.D684])" office:value-type="float" office:value="569" calcext:value-type="float">
            <text:p>569</text:p>
          </table:table-cell>
          <table:table-cell table:style-name="ce5" table:formula="of:=IFERROR( IF( AND( COUNT([.E684:.H684])=3; MOD( AVERAGE([.E684:.H684]); 2)=1; MOD( AVERAGE([.I684:.L68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0" calcext:value-type="float">
            <text:p>30</text:p>
          </table:table-cell>
          <table:table-cell office:value-type="float" office:value="913" calcext:value-type="float">
            <text:p>913</text:p>
          </table:table-cell>
          <table:table-cell office:value-type="float" office:value="691" calcext:value-type="float">
            <text:p>691</text:p>
          </table:table-cell>
          <table:table-cell table:formula="of:=IF(COUNTIF([.A685:.D685];[.A685])=3;[.A685];&quot;&quot;)">
            <text:p/>
          </table:table-cell>
          <table:table-cell table:formula="of:=IF(COUNTIF([.B685:.E685];[.B685])=3;[.B685];&quot;&quot;)">
            <text:p/>
          </table:table-cell>
          <table:table-cell table:formula="of:=IF(COUNTIF([.C685:.F685];[.C685])=3;[.C685];&quot;&quot;)">
            <text:p/>
          </table:table-cell>
          <table:table-cell table:formula="of:=IF(COUNTIF([.D685:.G685];[.D685])=3;[.D685];&quot;&quot;)">
            <text:p/>
          </table:table-cell>
          <table:table-cell table:formula="of:=IF(COUNTIF([.A685:.D685];[.A685])=3;&quot;&quot;;[.A685])" office:value-type="float" office:value="422" calcext:value-type="float">
            <text:p>422</text:p>
          </table:table-cell>
          <table:table-cell table:formula="of:=IF(COUNTIF([.B685:.E685];[.B685])=3;&quot;&quot;;[.B685])" office:value-type="float" office:value="30" calcext:value-type="float">
            <text:p>30</text:p>
          </table:table-cell>
          <table:table-cell table:formula="of:=IF(COUNTIF([.C685:.F685];[.C685])=3;&quot;&quot;;[.C685])" office:value-type="float" office:value="913" calcext:value-type="float">
            <text:p>913</text:p>
          </table:table-cell>
          <table:table-cell table:formula="of:=IF(COUNTIF([.D685:.G685];[.D685])=3;&quot;&quot;;[.D685])" office:value-type="float" office:value="691" calcext:value-type="float">
            <text:p>691</text:p>
          </table:table-cell>
          <table:table-cell table:style-name="ce5" table:formula="of:=IFERROR( IF( AND( COUNT([.E685:.H685])=3; MOD( AVERAGE([.E685:.H685]); 2)=1; MOD( AVERAGE([.I685:.L68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office:value-type="float" office:value="945" calcext:value-type="float">
            <text:p>945</text:p>
          </table:table-cell>
          <table:table-cell office:value-type="float" office:value="185" calcext:value-type="float">
            <text:p>185</text:p>
          </table:table-cell>
          <table:table-cell office:value-type="float" office:value="764" calcext:value-type="float">
            <text:p>764</text:p>
          </table:table-cell>
          <table:table-cell table:formula="of:=IF(COUNTIF([.A686:.D686];[.A686])=3;[.A686];&quot;&quot;)">
            <text:p/>
          </table:table-cell>
          <table:table-cell table:formula="of:=IF(COUNTIF([.B686:.E686];[.B686])=3;[.B686];&quot;&quot;)">
            <text:p/>
          </table:table-cell>
          <table:table-cell table:formula="of:=IF(COUNTIF([.C686:.F686];[.C686])=3;[.C686];&quot;&quot;)">
            <text:p/>
          </table:table-cell>
          <table:table-cell table:formula="of:=IF(COUNTIF([.D686:.G686];[.D686])=3;[.D686];&quot;&quot;)">
            <text:p/>
          </table:table-cell>
          <table:table-cell table:formula="of:=IF(COUNTIF([.A686:.D686];[.A686])=3;&quot;&quot;;[.A686])" office:value-type="float" office:value="543" calcext:value-type="float">
            <text:p>543</text:p>
          </table:table-cell>
          <table:table-cell table:formula="of:=IF(COUNTIF([.B686:.E686];[.B686])=3;&quot;&quot;;[.B686])" office:value-type="float" office:value="945" calcext:value-type="float">
            <text:p>945</text:p>
          </table:table-cell>
          <table:table-cell table:formula="of:=IF(COUNTIF([.C686:.F686];[.C686])=3;&quot;&quot;;[.C686])" office:value-type="float" office:value="185" calcext:value-type="float">
            <text:p>185</text:p>
          </table:table-cell>
          <table:table-cell table:formula="of:=IF(COUNTIF([.D686:.G686];[.D686])=3;&quot;&quot;;[.D686])" office:value-type="float" office:value="764" calcext:value-type="float">
            <text:p>764</text:p>
          </table:table-cell>
          <table:table-cell table:style-name="ce5" table:formula="of:=IFERROR( IF( AND( COUNT([.E686:.H686])=3; MOD( AVERAGE([.E686:.H686]); 2)=1; MOD( AVERAGE([.I686:.L68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office:value-type="float" office:value="108" calcext:value-type="float">
            <text:p>108</text:p>
          </table:table-cell>
          <table:table-cell office:value-type="float" office:value="679" calcext:value-type="float">
            <text:p>679</text:p>
          </table:table-cell>
          <table:table-cell office:value-type="float" office:value="763" calcext:value-type="float">
            <text:p>763</text:p>
          </table:table-cell>
          <table:table-cell table:formula="of:=IF(COUNTIF([.A687:.D687];[.A687])=3;[.A687];&quot;&quot;)">
            <text:p/>
          </table:table-cell>
          <table:table-cell table:formula="of:=IF(COUNTIF([.B687:.E687];[.B687])=3;[.B687];&quot;&quot;)">
            <text:p/>
          </table:table-cell>
          <table:table-cell table:formula="of:=IF(COUNTIF([.C687:.F687];[.C687])=3;[.C687];&quot;&quot;)">
            <text:p/>
          </table:table-cell>
          <table:table-cell table:formula="of:=IF(COUNTIF([.D687:.G687];[.D687])=3;[.D687];&quot;&quot;)">
            <text:p/>
          </table:table-cell>
          <table:table-cell table:formula="of:=IF(COUNTIF([.A687:.D687];[.A687])=3;&quot;&quot;;[.A687])" office:value-type="float" office:value="721" calcext:value-type="float">
            <text:p>721</text:p>
          </table:table-cell>
          <table:table-cell table:formula="of:=IF(COUNTIF([.B687:.E687];[.B687])=3;&quot;&quot;;[.B687])" office:value-type="float" office:value="108" calcext:value-type="float">
            <text:p>108</text:p>
          </table:table-cell>
          <table:table-cell table:formula="of:=IF(COUNTIF([.C687:.F687];[.C687])=3;&quot;&quot;;[.C687])" office:value-type="float" office:value="679" calcext:value-type="float">
            <text:p>679</text:p>
          </table:table-cell>
          <table:table-cell table:formula="of:=IF(COUNTIF([.D687:.G687];[.D687])=3;&quot;&quot;;[.D687])" office:value-type="float" office:value="763" calcext:value-type="float">
            <text:p>763</text:p>
          </table:table-cell>
          <table:table-cell table:style-name="ce5" table:formula="of:=IFERROR( IF( AND( COUNT([.E687:.H687])=3; MOD( AVERAGE([.E687:.H687]); 2)=1; MOD( AVERAGE([.I687:.L68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office:value-type="float" office:value="473" calcext:value-type="float">
            <text:p>473</text:p>
          </table:table-cell>
          <table:table-cell office:value-type="float" office:value="443" calcext:value-type="float">
            <text:p>443</text:p>
          </table:table-cell>
          <table:table-cell office:value-type="float" office:value="556" calcext:value-type="float">
            <text:p>556</text:p>
          </table:table-cell>
          <table:table-cell table:formula="of:=IF(COUNTIF([.A688:.D688];[.A688])=3;[.A688];&quot;&quot;)">
            <text:p/>
          </table:table-cell>
          <table:table-cell table:formula="of:=IF(COUNTIF([.B688:.E688];[.B688])=3;[.B688];&quot;&quot;)">
            <text:p/>
          </table:table-cell>
          <table:table-cell table:formula="of:=IF(COUNTIF([.C688:.F688];[.C688])=3;[.C688];&quot;&quot;)">
            <text:p/>
          </table:table-cell>
          <table:table-cell table:formula="of:=IF(COUNTIF([.D688:.G688];[.D688])=3;[.D688];&quot;&quot;)">
            <text:p/>
          </table:table-cell>
          <table:table-cell table:formula="of:=IF(COUNTIF([.A688:.D688];[.A688])=3;&quot;&quot;;[.A688])" office:value-type="float" office:value="121" calcext:value-type="float">
            <text:p>121</text:p>
          </table:table-cell>
          <table:table-cell table:formula="of:=IF(COUNTIF([.B688:.E688];[.B688])=3;&quot;&quot;;[.B688])" office:value-type="float" office:value="473" calcext:value-type="float">
            <text:p>473</text:p>
          </table:table-cell>
          <table:table-cell table:formula="of:=IF(COUNTIF([.C688:.F688];[.C688])=3;&quot;&quot;;[.C688])" office:value-type="float" office:value="443" calcext:value-type="float">
            <text:p>443</text:p>
          </table:table-cell>
          <table:table-cell table:formula="of:=IF(COUNTIF([.D688:.G688];[.D688])=3;&quot;&quot;;[.D688])" office:value-type="float" office:value="556" calcext:value-type="float">
            <text:p>556</text:p>
          </table:table-cell>
          <table:table-cell table:style-name="ce5" table:formula="of:=IFERROR( IF( AND( COUNT([.E688:.H688])=3; MOD( AVERAGE([.E688:.H688]); 2)=1; MOD( AVERAGE([.I688:.L68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formula="of:=IF(COUNTIF([.A689:.D689];[.A689])=3;[.A689];&quot;&quot;)">
            <text:p/>
          </table:table-cell>
          <table:table-cell table:formula="of:=IF(COUNTIF([.B689:.E689];[.B689])=3;[.B689];&quot;&quot;)">
            <text:p/>
          </table:table-cell>
          <table:table-cell table:formula="of:=IF(COUNTIF([.C689:.F689];[.C689])=3;[.C689];&quot;&quot;)">
            <text:p/>
          </table:table-cell>
          <table:table-cell table:formula="of:=IF(COUNTIF([.D689:.G689];[.D689])=3;[.D689];&quot;&quot;)">
            <text:p/>
          </table:table-cell>
          <table:table-cell table:formula="of:=IF(COUNTIF([.A689:.D689];[.A689])=3;&quot;&quot;;[.A689])" office:value-type="float" office:value="770" calcext:value-type="float">
            <text:p>770</text:p>
          </table:table-cell>
          <table:table-cell table:formula="of:=IF(COUNTIF([.B689:.E689];[.B689])=3;&quot;&quot;;[.B689])" office:value-type="float" office:value="237" calcext:value-type="float">
            <text:p>237</text:p>
          </table:table-cell>
          <table:table-cell table:formula="of:=IF(COUNTIF([.C689:.F689];[.C689])=3;&quot;&quot;;[.C689])" office:value-type="float" office:value="10" calcext:value-type="float">
            <text:p>10</text:p>
          </table:table-cell>
          <table:table-cell table:formula="of:=IF(COUNTIF([.D689:.G689];[.D689])=3;&quot;&quot;;[.D689])" office:value-type="float" office:value="237" calcext:value-type="float">
            <text:p>237</text:p>
          </table:table-cell>
          <table:table-cell table:style-name="ce5" table:formula="of:=IFERROR( IF( AND( COUNT([.E689:.H689])=3; MOD( AVERAGE([.E689:.H689]); 2)=1; MOD( AVERAGE([.I689:.L68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0" calcext:value-type="float">
            <text:p>40</text:p>
          </table:table-cell>
          <table:table-cell office:value-type="float" office:value="362" calcext:value-type="float">
            <text:p>362</text:p>
          </table:table-cell>
          <table:table-cell office:value-type="float" office:value="161" calcext:value-type="float">
            <text:p>161</text:p>
          </table:table-cell>
          <table:table-cell table:formula="of:=IF(COUNTIF([.A690:.D690];[.A690])=3;[.A690];&quot;&quot;)">
            <text:p/>
          </table:table-cell>
          <table:table-cell table:formula="of:=IF(COUNTIF([.B690:.E690];[.B690])=3;[.B690];&quot;&quot;)">
            <text:p/>
          </table:table-cell>
          <table:table-cell table:formula="of:=IF(COUNTIF([.C690:.F690];[.C690])=3;[.C690];&quot;&quot;)">
            <text:p/>
          </table:table-cell>
          <table:table-cell table:formula="of:=IF(COUNTIF([.D690:.G690];[.D690])=3;[.D690];&quot;&quot;)">
            <text:p/>
          </table:table-cell>
          <table:table-cell table:formula="of:=IF(COUNTIF([.A690:.D690];[.A690])=3;&quot;&quot;;[.A690])" office:value-type="float" office:value="393" calcext:value-type="float">
            <text:p>393</text:p>
          </table:table-cell>
          <table:table-cell table:formula="of:=IF(COUNTIF([.B690:.E690];[.B690])=3;&quot;&quot;;[.B690])" office:value-type="float" office:value="40" calcext:value-type="float">
            <text:p>40</text:p>
          </table:table-cell>
          <table:table-cell table:formula="of:=IF(COUNTIF([.C690:.F690];[.C690])=3;&quot;&quot;;[.C690])" office:value-type="float" office:value="362" calcext:value-type="float">
            <text:p>362</text:p>
          </table:table-cell>
          <table:table-cell table:formula="of:=IF(COUNTIF([.D690:.G690];[.D690])=3;&quot;&quot;;[.D690])" office:value-type="float" office:value="161" calcext:value-type="float">
            <text:p>161</text:p>
          </table:table-cell>
          <table:table-cell table:style-name="ce5" table:formula="of:=IFERROR( IF( AND( COUNT([.E690:.H690])=3; MOD( AVERAGE([.E690:.H690]); 2)=1; MOD( AVERAGE([.I690:.L69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office:value-type="float" office:value="827" calcext:value-type="float">
            <text:p>827</text:p>
          </table:table-cell>
          <table:table-cell office:value-type="float" office:value="889" calcext:value-type="float">
            <text:p>889</text:p>
          </table:table-cell>
          <table:table-cell office:value-type="float" office:value="501" calcext:value-type="float">
            <text:p>501</text:p>
          </table:table-cell>
          <table:table-cell table:formula="of:=IF(COUNTIF([.A691:.D691];[.A691])=3;[.A691];&quot;&quot;)">
            <text:p/>
          </table:table-cell>
          <table:table-cell table:formula="of:=IF(COUNTIF([.B691:.E691];[.B691])=3;[.B691];&quot;&quot;)">
            <text:p/>
          </table:table-cell>
          <table:table-cell table:formula="of:=IF(COUNTIF([.C691:.F691];[.C691])=3;[.C691];&quot;&quot;)">
            <text:p/>
          </table:table-cell>
          <table:table-cell table:formula="of:=IF(COUNTIF([.D691:.G691];[.D691])=3;[.D691];&quot;&quot;)">
            <text:p/>
          </table:table-cell>
          <table:table-cell table:formula="of:=IF(COUNTIF([.A691:.D691];[.A691])=3;&quot;&quot;;[.A691])" office:value-type="float" office:value="287" calcext:value-type="float">
            <text:p>287</text:p>
          </table:table-cell>
          <table:table-cell table:formula="of:=IF(COUNTIF([.B691:.E691];[.B691])=3;&quot;&quot;;[.B691])" office:value-type="float" office:value="827" calcext:value-type="float">
            <text:p>827</text:p>
          </table:table-cell>
          <table:table-cell table:formula="of:=IF(COUNTIF([.C691:.F691];[.C691])=3;&quot;&quot;;[.C691])" office:value-type="float" office:value="889" calcext:value-type="float">
            <text:p>889</text:p>
          </table:table-cell>
          <table:table-cell table:formula="of:=IF(COUNTIF([.D691:.G691];[.D691])=3;&quot;&quot;;[.D691])" office:value-type="float" office:value="501" calcext:value-type="float">
            <text:p>501</text:p>
          </table:table-cell>
          <table:table-cell table:style-name="ce5" table:formula="of:=IFERROR( IF( AND( COUNT([.E691:.H691])=3; MOD( AVERAGE([.E691:.H691]); 2)=1; MOD( AVERAGE([.I691:.L69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874" calcext:value-type="float">
            <text:p>874</text:p>
          </table:table-cell>
          <table:table-cell office:value-type="float" office:value="712" calcext:value-type="float">
            <text:p>712</text:p>
          </table:table-cell>
          <table:table-cell office:value-type="float" office:value="388" calcext:value-type="float">
            <text:p>388</text:p>
          </table:table-cell>
          <table:table-cell table:formula="of:=IF(COUNTIF([.A692:.D692];[.A692])=3;[.A692];&quot;&quot;)">
            <text:p/>
          </table:table-cell>
          <table:table-cell table:formula="of:=IF(COUNTIF([.B692:.E692];[.B692])=3;[.B692];&quot;&quot;)">
            <text:p/>
          </table:table-cell>
          <table:table-cell table:formula="of:=IF(COUNTIF([.C692:.F692];[.C692])=3;[.C692];&quot;&quot;)">
            <text:p/>
          </table:table-cell>
          <table:table-cell table:formula="of:=IF(COUNTIF([.D692:.G692];[.D692])=3;[.D692];&quot;&quot;)">
            <text:p/>
          </table:table-cell>
          <table:table-cell table:formula="of:=IF(COUNTIF([.A692:.D692];[.A692])=3;&quot;&quot;;[.A692])" office:value-type="float" office:value="34" calcext:value-type="float">
            <text:p>34</text:p>
          </table:table-cell>
          <table:table-cell table:formula="of:=IF(COUNTIF([.B692:.E692];[.B692])=3;&quot;&quot;;[.B692])" office:value-type="float" office:value="874" calcext:value-type="float">
            <text:p>874</text:p>
          </table:table-cell>
          <table:table-cell table:formula="of:=IF(COUNTIF([.C692:.F692];[.C692])=3;&quot;&quot;;[.C692])" office:value-type="float" office:value="712" calcext:value-type="float">
            <text:p>712</text:p>
          </table:table-cell>
          <table:table-cell table:formula="of:=IF(COUNTIF([.D692:.G692];[.D692])=3;&quot;&quot;;[.D692])" office:value-type="float" office:value="388" calcext:value-type="float">
            <text:p>388</text:p>
          </table:table-cell>
          <table:table-cell table:style-name="ce5" table:formula="of:=IFERROR( IF( AND( COUNT([.E692:.H692])=3; MOD( AVERAGE([.E692:.H692]); 2)=1; MOD( AVERAGE([.I692:.L69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office:value-type="float" office:value="213" calcext:value-type="float">
            <text:p>213</text:p>
          </table:table-cell>
          <table:table-cell office:value-type="float" office:value="122" calcext:value-type="float">
            <text:p>122</text:p>
          </table:table-cell>
          <table:table-cell office:value-type="float" office:value="213" calcext:value-type="float">
            <text:p>213</text:p>
          </table:table-cell>
          <table:table-cell table:formula="of:=IF(COUNTIF([.A693:.D693];[.A693])=3;[.A693];&quot;&quot;)">
            <text:p/>
          </table:table-cell>
          <table:table-cell table:formula="of:=IF(COUNTIF([.B693:.E693];[.B693])=3;[.B693];&quot;&quot;)">
            <text:p/>
          </table:table-cell>
          <table:table-cell table:formula="of:=IF(COUNTIF([.C693:.F693];[.C693])=3;[.C693];&quot;&quot;)">
            <text:p/>
          </table:table-cell>
          <table:table-cell table:formula="of:=IF(COUNTIF([.D693:.G693];[.D693])=3;[.D693];&quot;&quot;)">
            <text:p/>
          </table:table-cell>
          <table:table-cell table:formula="of:=IF(COUNTIF([.A693:.D693];[.A693])=3;&quot;&quot;;[.A693])" office:value-type="float" office:value="181" calcext:value-type="float">
            <text:p>181</text:p>
          </table:table-cell>
          <table:table-cell table:formula="of:=IF(COUNTIF([.B693:.E693];[.B693])=3;&quot;&quot;;[.B693])" office:value-type="float" office:value="213" calcext:value-type="float">
            <text:p>213</text:p>
          </table:table-cell>
          <table:table-cell table:formula="of:=IF(COUNTIF([.C693:.F693];[.C693])=3;&quot;&quot;;[.C693])" office:value-type="float" office:value="122" calcext:value-type="float">
            <text:p>122</text:p>
          </table:table-cell>
          <table:table-cell table:formula="of:=IF(COUNTIF([.D693:.G693];[.D693])=3;&quot;&quot;;[.D693])" office:value-type="float" office:value="213" calcext:value-type="float">
            <text:p>213</text:p>
          </table:table-cell>
          <table:table-cell table:style-name="ce5" table:formula="of:=IFERROR( IF( AND( COUNT([.E693:.H693])=3; MOD( AVERAGE([.E693:.H693]); 2)=1; MOD( AVERAGE([.I693:.L69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09" calcext:value-type="float">
            <text:p>609</text:p>
          </table:table-cell>
          <table:table-cell office:value-type="float" office:value="646" calcext:value-type="float">
            <text:p>646</text:p>
          </table:table-cell>
          <table:table-cell office:value-type="float" office:value="60" calcext:value-type="float">
            <text:p>60</text:p>
          </table:table-cell>
          <table:table-cell table:formula="of:=IF(COUNTIF([.A694:.D694];[.A694])=3;[.A694];&quot;&quot;)">
            <text:p/>
          </table:table-cell>
          <table:table-cell table:formula="of:=IF(COUNTIF([.B694:.E694];[.B694])=3;[.B694];&quot;&quot;)">
            <text:p/>
          </table:table-cell>
          <table:table-cell table:formula="of:=IF(COUNTIF([.C694:.F694];[.C694])=3;[.C694];&quot;&quot;)">
            <text:p/>
          </table:table-cell>
          <table:table-cell table:formula="of:=IF(COUNTIF([.D694:.G694];[.D694])=3;[.D694];&quot;&quot;)">
            <text:p/>
          </table:table-cell>
          <table:table-cell table:formula="of:=IF(COUNTIF([.A694:.D694];[.A694])=3;&quot;&quot;;[.A694])" office:value-type="float" office:value="324" calcext:value-type="float">
            <text:p>324</text:p>
          </table:table-cell>
          <table:table-cell table:formula="of:=IF(COUNTIF([.B694:.E694];[.B694])=3;&quot;&quot;;[.B694])" office:value-type="float" office:value="609" calcext:value-type="float">
            <text:p>609</text:p>
          </table:table-cell>
          <table:table-cell table:formula="of:=IF(COUNTIF([.C694:.F694];[.C694])=3;&quot;&quot;;[.C694])" office:value-type="float" office:value="646" calcext:value-type="float">
            <text:p>646</text:p>
          </table:table-cell>
          <table:table-cell table:formula="of:=IF(COUNTIF([.D694:.G694];[.D694])=3;&quot;&quot;;[.D694])" office:value-type="float" office:value="60" calcext:value-type="float">
            <text:p>60</text:p>
          </table:table-cell>
          <table:table-cell table:style-name="ce5" table:formula="of:=IFERROR( IF( AND( COUNT([.E694:.H694])=3; MOD( AVERAGE([.E694:.H694]); 2)=1; MOD( AVERAGE([.I694:.L69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39" calcext:value-type="float">
            <text:p>639</text:p>
          </table:table-cell>
          <table:table-cell office:value-type="float" office:value="413" calcext:value-type="float">
            <text:p>413</text:p>
          </table:table-cell>
          <table:table-cell office:value-type="float" office:value="430" calcext:value-type="float">
            <text:p>430</text:p>
          </table:table-cell>
          <table:table-cell office:value-type="float" office:value="635" calcext:value-type="float">
            <text:p>635</text:p>
          </table:table-cell>
          <table:table-cell table:formula="of:=IF(COUNTIF([.A695:.D695];[.A695])=3;[.A695];&quot;&quot;)">
            <text:p/>
          </table:table-cell>
          <table:table-cell table:formula="of:=IF(COUNTIF([.B695:.E695];[.B695])=3;[.B695];&quot;&quot;)">
            <text:p/>
          </table:table-cell>
          <table:table-cell table:formula="of:=IF(COUNTIF([.C695:.F695];[.C695])=3;[.C695];&quot;&quot;)">
            <text:p/>
          </table:table-cell>
          <table:table-cell table:formula="of:=IF(COUNTIF([.D695:.G695];[.D695])=3;[.D695];&quot;&quot;)">
            <text:p/>
          </table:table-cell>
          <table:table-cell table:formula="of:=IF(COUNTIF([.A695:.D695];[.A695])=3;&quot;&quot;;[.A695])" office:value-type="float" office:value="639" calcext:value-type="float">
            <text:p>639</text:p>
          </table:table-cell>
          <table:table-cell table:formula="of:=IF(COUNTIF([.B695:.E695];[.B695])=3;&quot;&quot;;[.B695])" office:value-type="float" office:value="413" calcext:value-type="float">
            <text:p>413</text:p>
          </table:table-cell>
          <table:table-cell table:formula="of:=IF(COUNTIF([.C695:.F695];[.C695])=3;&quot;&quot;;[.C695])" office:value-type="float" office:value="430" calcext:value-type="float">
            <text:p>430</text:p>
          </table:table-cell>
          <table:table-cell table:formula="of:=IF(COUNTIF([.D695:.G695];[.D695])=3;&quot;&quot;;[.D695])" office:value-type="float" office:value="635" calcext:value-type="float">
            <text:p>635</text:p>
          </table:table-cell>
          <table:table-cell table:style-name="ce5" table:formula="of:=IFERROR( IF( AND( COUNT([.E695:.H695])=3; MOD( AVERAGE([.E695:.H695]); 2)=1; MOD( AVERAGE([.I695:.L69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office:value-type="float" office:value="358" calcext:value-type="float">
            <text:p>358</text:p>
          </table:table-cell>
          <table:table-cell office:value-type="float" office:value="714" calcext:value-type="float">
            <text:p>714</text:p>
          </table:table-cell>
          <table:table-cell office:value-type="float" office:value="173" calcext:value-type="float">
            <text:p>173</text:p>
          </table:table-cell>
          <table:table-cell table:formula="of:=IF(COUNTIF([.A696:.D696];[.A696])=3;[.A696];&quot;&quot;)">
            <text:p/>
          </table:table-cell>
          <table:table-cell table:formula="of:=IF(COUNTIF([.B696:.E696];[.B696])=3;[.B696];&quot;&quot;)">
            <text:p/>
          </table:table-cell>
          <table:table-cell table:formula="of:=IF(COUNTIF([.C696:.F696];[.C696])=3;[.C696];&quot;&quot;)">
            <text:p/>
          </table:table-cell>
          <table:table-cell table:formula="of:=IF(COUNTIF([.D696:.G696];[.D696])=3;[.D696];&quot;&quot;)">
            <text:p/>
          </table:table-cell>
          <table:table-cell table:formula="of:=IF(COUNTIF([.A696:.D696];[.A696])=3;&quot;&quot;;[.A696])" office:value-type="float" office:value="173" calcext:value-type="float">
            <text:p>173</text:p>
          </table:table-cell>
          <table:table-cell table:formula="of:=IF(COUNTIF([.B696:.E696];[.B696])=3;&quot;&quot;;[.B696])" office:value-type="float" office:value="358" calcext:value-type="float">
            <text:p>358</text:p>
          </table:table-cell>
          <table:table-cell table:formula="of:=IF(COUNTIF([.C696:.F696];[.C696])=3;&quot;&quot;;[.C696])" office:value-type="float" office:value="714" calcext:value-type="float">
            <text:p>714</text:p>
          </table:table-cell>
          <table:table-cell table:formula="of:=IF(COUNTIF([.D696:.G696];[.D696])=3;&quot;&quot;;[.D696])" office:value-type="float" office:value="173" calcext:value-type="float">
            <text:p>173</text:p>
          </table:table-cell>
          <table:table-cell table:style-name="ce5" table:formula="of:=IFERROR( IF( AND( COUNT([.E696:.H696])=3; MOD( AVERAGE([.E696:.H696]); 2)=1; MOD( AVERAGE([.I696:.L69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office:value-type="float" office:value="140" calcext:value-type="float">
            <text:p>140</text:p>
          </table:table-cell>
          <table:table-cell office:value-type="float" office:value="466" calcext:value-type="float">
            <text:p>466</text:p>
          </table:table-cell>
          <table:table-cell office:value-type="float" office:value="194" calcext:value-type="float">
            <text:p>194</text:p>
          </table:table-cell>
          <table:table-cell table:formula="of:=IF(COUNTIF([.A697:.D697];[.A697])=3;[.A697];&quot;&quot;)">
            <text:p/>
          </table:table-cell>
          <table:table-cell table:formula="of:=IF(COUNTIF([.B697:.E697];[.B697])=3;[.B697];&quot;&quot;)">
            <text:p/>
          </table:table-cell>
          <table:table-cell table:formula="of:=IF(COUNTIF([.C697:.F697];[.C697])=3;[.C697];&quot;&quot;)">
            <text:p/>
          </table:table-cell>
          <table:table-cell table:formula="of:=IF(COUNTIF([.D697:.G697];[.D697])=3;[.D697];&quot;&quot;)">
            <text:p/>
          </table:table-cell>
          <table:table-cell table:formula="of:=IF(COUNTIF([.A697:.D697];[.A697])=3;&quot;&quot;;[.A697])" office:value-type="float" office:value="333" calcext:value-type="float">
            <text:p>333</text:p>
          </table:table-cell>
          <table:table-cell table:formula="of:=IF(COUNTIF([.B697:.E697];[.B697])=3;&quot;&quot;;[.B697])" office:value-type="float" office:value="140" calcext:value-type="float">
            <text:p>140</text:p>
          </table:table-cell>
          <table:table-cell table:formula="of:=IF(COUNTIF([.C697:.F697];[.C697])=3;&quot;&quot;;[.C697])" office:value-type="float" office:value="466" calcext:value-type="float">
            <text:p>466</text:p>
          </table:table-cell>
          <table:table-cell table:formula="of:=IF(COUNTIF([.D697:.G697];[.D697])=3;&quot;&quot;;[.D697])" office:value-type="float" office:value="194" calcext:value-type="float">
            <text:p>194</text:p>
          </table:table-cell>
          <table:table-cell table:style-name="ce5" table:formula="of:=IFERROR( IF( AND( COUNT([.E697:.H697])=3; MOD( AVERAGE([.E697:.H697]); 2)=1; MOD( AVERAGE([.I697:.L69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office:value-type="float" office:value="482" calcext:value-type="float">
            <text:p>482</text:p>
          </table:table-cell>
          <table:table-cell office:value-type="float" office:value="847" calcext:value-type="float">
            <text:p>847</text:p>
          </table:table-cell>
          <table:table-cell office:value-type="float" office:value="800" calcext:value-type="float">
            <text:p>800</text:p>
          </table:table-cell>
          <table:table-cell table:formula="of:=IF(COUNTIF([.A698:.D698];[.A698])=3;[.A698];&quot;&quot;)">
            <text:p/>
          </table:table-cell>
          <table:table-cell table:formula="of:=IF(COUNTIF([.B698:.E698];[.B698])=3;[.B698];&quot;&quot;)">
            <text:p/>
          </table:table-cell>
          <table:table-cell table:formula="of:=IF(COUNTIF([.C698:.F698];[.C698])=3;[.C698];&quot;&quot;)">
            <text:p/>
          </table:table-cell>
          <table:table-cell table:formula="of:=IF(COUNTIF([.D698:.G698];[.D698])=3;[.D698];&quot;&quot;)">
            <text:p/>
          </table:table-cell>
          <table:table-cell table:formula="of:=IF(COUNTIF([.A698:.D698];[.A698])=3;&quot;&quot;;[.A698])" office:value-type="float" office:value="485" calcext:value-type="float">
            <text:p>485</text:p>
          </table:table-cell>
          <table:table-cell table:formula="of:=IF(COUNTIF([.B698:.E698];[.B698])=3;&quot;&quot;;[.B698])" office:value-type="float" office:value="482" calcext:value-type="float">
            <text:p>482</text:p>
          </table:table-cell>
          <table:table-cell table:formula="of:=IF(COUNTIF([.C698:.F698];[.C698])=3;&quot;&quot;;[.C698])" office:value-type="float" office:value="847" calcext:value-type="float">
            <text:p>847</text:p>
          </table:table-cell>
          <table:table-cell table:formula="of:=IF(COUNTIF([.D698:.G698];[.D698])=3;&quot;&quot;;[.D698])" office:value-type="float" office:value="800" calcext:value-type="float">
            <text:p>800</text:p>
          </table:table-cell>
          <table:table-cell table:style-name="ce5" table:formula="of:=IFERROR( IF( AND( COUNT([.E698:.H698])=3; MOD( AVERAGE([.E698:.H698]); 2)=1; MOD( AVERAGE([.I698:.L69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69" calcext:value-type="float">
            <text:p>969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746" calcext:value-type="float">
            <text:p>746</text:p>
          </table:table-cell>
          <table:table-cell table:formula="of:=IF(COUNTIF([.A699:.D699];[.A699])=3;[.A699];&quot;&quot;)">
            <text:p/>
          </table:table-cell>
          <table:table-cell table:formula="of:=IF(COUNTIF([.B699:.E699];[.B699])=3;[.B699];&quot;&quot;)">
            <text:p/>
          </table:table-cell>
          <table:table-cell table:formula="of:=IF(COUNTIF([.C699:.F699];[.C699])=3;[.C699];&quot;&quot;)">
            <text:p/>
          </table:table-cell>
          <table:table-cell table:formula="of:=IF(COUNTIF([.D699:.G699];[.D699])=3;[.D699];&quot;&quot;)">
            <text:p/>
          </table:table-cell>
          <table:table-cell table:formula="of:=IF(COUNTIF([.A699:.D699];[.A699])=3;&quot;&quot;;[.A699])" office:value-type="float" office:value="969" calcext:value-type="float">
            <text:p>969</text:p>
          </table:table-cell>
          <table:table-cell table:formula="of:=IF(COUNTIF([.B699:.E699];[.B699])=3;&quot;&quot;;[.B699])" office:value-type="float" office:value="209" calcext:value-type="float">
            <text:p>209</text:p>
          </table:table-cell>
          <table:table-cell table:formula="of:=IF(COUNTIF([.C699:.F699];[.C699])=3;&quot;&quot;;[.C699])" office:value-type="float" office:value="746" calcext:value-type="float">
            <text:p>746</text:p>
          </table:table-cell>
          <table:table-cell table:formula="of:=IF(COUNTIF([.D699:.G699];[.D699])=3;&quot;&quot;;[.D699])" office:value-type="float" office:value="746" calcext:value-type="float">
            <text:p>746</text:p>
          </table:table-cell>
          <table:table-cell table:style-name="ce5" table:formula="of:=IFERROR( IF( AND( COUNT([.E699:.H699])=3; MOD( AVERAGE([.E699:.H699]); 2)=1; MOD( AVERAGE([.I699:.L69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office:value-type="float" office:value="440" calcext:value-type="float">
            <text:p>440</text:p>
          </table:table-cell>
          <table:table-cell office:value-type="float" office:value="225" calcext:value-type="float">
            <text:p>225</text:p>
          </table:table-cell>
          <table:table-cell office:value-type="float" office:value="956" calcext:value-type="float">
            <text:p>956</text:p>
          </table:table-cell>
          <table:table-cell table:formula="of:=IF(COUNTIF([.A700:.D700];[.A700])=3;[.A700];&quot;&quot;)">
            <text:p/>
          </table:table-cell>
          <table:table-cell table:formula="of:=IF(COUNTIF([.B700:.E700];[.B700])=3;[.B700];&quot;&quot;)">
            <text:p/>
          </table:table-cell>
          <table:table-cell table:formula="of:=IF(COUNTIF([.C700:.F700];[.C700])=3;[.C700];&quot;&quot;)">
            <text:p/>
          </table:table-cell>
          <table:table-cell table:formula="of:=IF(COUNTIF([.D700:.G700];[.D700])=3;[.D700];&quot;&quot;)">
            <text:p/>
          </table:table-cell>
          <table:table-cell table:formula="of:=IF(COUNTIF([.A700:.D700];[.A700])=3;&quot;&quot;;[.A700])" office:value-type="float" office:value="514" calcext:value-type="float">
            <text:p>514</text:p>
          </table:table-cell>
          <table:table-cell table:formula="of:=IF(COUNTIF([.B700:.E700];[.B700])=3;&quot;&quot;;[.B700])" office:value-type="float" office:value="440" calcext:value-type="float">
            <text:p>440</text:p>
          </table:table-cell>
          <table:table-cell table:formula="of:=IF(COUNTIF([.C700:.F700];[.C700])=3;&quot;&quot;;[.C700])" office:value-type="float" office:value="225" calcext:value-type="float">
            <text:p>225</text:p>
          </table:table-cell>
          <table:table-cell table:formula="of:=IF(COUNTIF([.D700:.G700];[.D700])=3;&quot;&quot;;[.D700])" office:value-type="float" office:value="956" calcext:value-type="float">
            <text:p>956</text:p>
          </table:table-cell>
          <table:table-cell table:style-name="ce5" table:formula="of:=IFERROR( IF( AND( COUNT([.E700:.H700])=3; MOD( AVERAGE([.E700:.H700]); 2)=1; MOD( AVERAGE([.I700:.L70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11" calcext:value-type="float">
            <text:p>611</text:p>
          </table:table-cell>
          <table:table-cell office:value-type="float" office:value="98" calcext:value-type="float">
            <text:p>98</text:p>
          </table:table-cell>
          <table:table-cell office:value-type="float" office:value="504" calcext:value-type="float">
            <text:p>504</text:p>
          </table:table-cell>
          <table:table-cell table:formula="of:=IF(COUNTIF([.A701:.D701];[.A701])=3;[.A701];&quot;&quot;)">
            <text:p/>
          </table:table-cell>
          <table:table-cell table:formula="of:=IF(COUNTIF([.B701:.E701];[.B701])=3;[.B701];&quot;&quot;)">
            <text:p/>
          </table:table-cell>
          <table:table-cell table:formula="of:=IF(COUNTIF([.C701:.F701];[.C701])=3;[.C701];&quot;&quot;)">
            <text:p/>
          </table:table-cell>
          <table:table-cell table:formula="of:=IF(COUNTIF([.D701:.G701];[.D701])=3;[.D701];&quot;&quot;)">
            <text:p/>
          </table:table-cell>
          <table:table-cell table:formula="of:=IF(COUNTIF([.A701:.D701];[.A701])=3;&quot;&quot;;[.A701])" office:value-type="float" office:value="579" calcext:value-type="float">
            <text:p>579</text:p>
          </table:table-cell>
          <table:table-cell table:formula="of:=IF(COUNTIF([.B701:.E701];[.B701])=3;&quot;&quot;;[.B701])" office:value-type="float" office:value="611" calcext:value-type="float">
            <text:p>611</text:p>
          </table:table-cell>
          <table:table-cell table:formula="of:=IF(COUNTIF([.C701:.F701];[.C701])=3;&quot;&quot;;[.C701])" office:value-type="float" office:value="98" calcext:value-type="float">
            <text:p>98</text:p>
          </table:table-cell>
          <table:table-cell table:formula="of:=IF(COUNTIF([.D701:.G701];[.D701])=3;&quot;&quot;;[.D701])" office:value-type="float" office:value="504" calcext:value-type="float">
            <text:p>504</text:p>
          </table:table-cell>
          <table:table-cell table:style-name="ce5" table:formula="of:=IFERROR( IF( AND( COUNT([.E701:.H701])=3; MOD( AVERAGE([.E701:.H701]); 2)=1; MOD( AVERAGE([.I701:.L70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office:value-type="float" office:value="456" calcext:value-type="float">
            <text:p>456</text:p>
          </table:table-cell>
          <table:table-cell office:value-type="float" office:value="659" calcext:value-type="float">
            <text:p>659</text:p>
          </table:table-cell>
          <table:table-cell office:value-type="float" office:value="456" calcext:value-type="float">
            <text:p>456</text:p>
          </table:table-cell>
          <table:table-cell table:formula="of:=IF(COUNTIF([.A702:.D702];[.A702])=3;[.A702];&quot;&quot;)">
            <text:p/>
          </table:table-cell>
          <table:table-cell table:formula="of:=IF(COUNTIF([.B702:.E702];[.B702])=3;[.B702];&quot;&quot;)">
            <text:p/>
          </table:table-cell>
          <table:table-cell table:formula="of:=IF(COUNTIF([.C702:.F702];[.C702])=3;[.C702];&quot;&quot;)">
            <text:p/>
          </table:table-cell>
          <table:table-cell table:formula="of:=IF(COUNTIF([.D702:.G702];[.D702])=3;[.D702];&quot;&quot;)">
            <text:p/>
          </table:table-cell>
          <table:table-cell table:formula="of:=IF(COUNTIF([.A702:.D702];[.A702])=3;&quot;&quot;;[.A702])" office:value-type="float" office:value="558" calcext:value-type="float">
            <text:p>558</text:p>
          </table:table-cell>
          <table:table-cell table:formula="of:=IF(COUNTIF([.B702:.E702];[.B702])=3;&quot;&quot;;[.B702])" office:value-type="float" office:value="456" calcext:value-type="float">
            <text:p>456</text:p>
          </table:table-cell>
          <table:table-cell table:formula="of:=IF(COUNTIF([.C702:.F702];[.C702])=3;&quot;&quot;;[.C702])" office:value-type="float" office:value="659" calcext:value-type="float">
            <text:p>659</text:p>
          </table:table-cell>
          <table:table-cell table:formula="of:=IF(COUNTIF([.D702:.G702];[.D702])=3;&quot;&quot;;[.D702])" office:value-type="float" office:value="456" calcext:value-type="float">
            <text:p>456</text:p>
          </table:table-cell>
          <table:table-cell table:style-name="ce5" table:formula="of:=IFERROR( IF( AND( COUNT([.E702:.H702])=3; MOD( AVERAGE([.E702:.H702]); 2)=1; MOD( AVERAGE([.I702:.L70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302" calcext:value-type="float">
            <text:p>302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table:formula="of:=IF(COUNTIF([.A703:.D703];[.A703])=3;[.A703];&quot;&quot;)">
            <text:p/>
          </table:table-cell>
          <table:table-cell table:formula="of:=IF(COUNTIF([.B703:.E703];[.B703])=3;[.B703];&quot;&quot;)">
            <text:p/>
          </table:table-cell>
          <table:table-cell table:formula="of:=IF(COUNTIF([.C703:.F703];[.C703])=3;[.C703];&quot;&quot;)">
            <text:p/>
          </table:table-cell>
          <table:table-cell table:formula="of:=IF(COUNTIF([.D703:.G703];[.D703])=3;[.D703];&quot;&quot;)">
            <text:p/>
          </table:table-cell>
          <table:table-cell table:formula="of:=IF(COUNTIF([.A703:.D703];[.A703])=3;&quot;&quot;;[.A703])" office:value-type="float" office:value="6" calcext:value-type="float">
            <text:p>6</text:p>
          </table:table-cell>
          <table:table-cell table:formula="of:=IF(COUNTIF([.B703:.E703];[.B703])=3;&quot;&quot;;[.B703])" office:value-type="float" office:value="302" calcext:value-type="float">
            <text:p>302</text:p>
          </table:table-cell>
          <table:table-cell table:formula="of:=IF(COUNTIF([.C703:.F703];[.C703])=3;&quot;&quot;;[.C703])" office:value-type="float" office:value="109" calcext:value-type="float">
            <text:p>109</text:p>
          </table:table-cell>
          <table:table-cell table:formula="of:=IF(COUNTIF([.D703:.G703];[.D703])=3;&quot;&quot;;[.D703])" office:value-type="float" office:value="120" calcext:value-type="float">
            <text:p>120</text:p>
          </table:table-cell>
          <table:table-cell table:style-name="ce5" table:formula="of:=IFERROR( IF( AND( COUNT([.E703:.H703])=3; MOD( AVERAGE([.E703:.H703]); 2)=1; MOD( AVERAGE([.I703:.L70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office:value-type="float" office:value="448" calcext:value-type="float">
            <text:p>448</text:p>
          </table:table-cell>
          <table:table-cell office:value-type="float" office:value="760" calcext:value-type="float">
            <text:p>760</text:p>
          </table:table-cell>
          <table:table-cell office:value-type="float" office:value="833" calcext:value-type="float">
            <text:p>833</text:p>
          </table:table-cell>
          <table:table-cell table:formula="of:=IF(COUNTIF([.A704:.D704];[.A704])=3;[.A704];&quot;&quot;)">
            <text:p/>
          </table:table-cell>
          <table:table-cell table:formula="of:=IF(COUNTIF([.B704:.E704];[.B704])=3;[.B704];&quot;&quot;)">
            <text:p/>
          </table:table-cell>
          <table:table-cell table:formula="of:=IF(COUNTIF([.C704:.F704];[.C704])=3;[.C704];&quot;&quot;)">
            <text:p/>
          </table:table-cell>
          <table:table-cell table:formula="of:=IF(COUNTIF([.D704:.G704];[.D704])=3;[.D704];&quot;&quot;)">
            <text:p/>
          </table:table-cell>
          <table:table-cell table:formula="of:=IF(COUNTIF([.A704:.D704];[.A704])=3;&quot;&quot;;[.A704])" office:value-type="float" office:value="805" calcext:value-type="float">
            <text:p>805</text:p>
          </table:table-cell>
          <table:table-cell table:formula="of:=IF(COUNTIF([.B704:.E704];[.B704])=3;&quot;&quot;;[.B704])" office:value-type="float" office:value="448" calcext:value-type="float">
            <text:p>448</text:p>
          </table:table-cell>
          <table:table-cell table:formula="of:=IF(COUNTIF([.C704:.F704];[.C704])=3;&quot;&quot;;[.C704])" office:value-type="float" office:value="760" calcext:value-type="float">
            <text:p>760</text:p>
          </table:table-cell>
          <table:table-cell table:formula="of:=IF(COUNTIF([.D704:.G704];[.D704])=3;&quot;&quot;;[.D704])" office:value-type="float" office:value="833" calcext:value-type="float">
            <text:p>833</text:p>
          </table:table-cell>
          <table:table-cell table:style-name="ce5" table:formula="of:=IFERROR( IF( AND( COUNT([.E704:.H704])=3; MOD( AVERAGE([.E704:.H704]); 2)=1; MOD( AVERAGE([.I704:.L70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68" calcext:value-type="float">
            <text:p>268</text:p>
          </table:table-cell>
          <table:table-cell office:value-type="float" office:value="702" calcext:value-type="float">
            <text:p>702</text:p>
          </table:table-cell>
          <table:table-cell office:value-type="float" office:value="63" calcext:value-type="float">
            <text:p>63</text:p>
          </table:table-cell>
          <table:table-cell table:formula="of:=IF(COUNTIF([.A705:.D705];[.A705])=3;[.A705];&quot;&quot;)">
            <text:p/>
          </table:table-cell>
          <table:table-cell table:formula="of:=IF(COUNTIF([.B705:.E705];[.B705])=3;[.B705];&quot;&quot;)">
            <text:p/>
          </table:table-cell>
          <table:table-cell table:formula="of:=IF(COUNTIF([.C705:.F705];[.C705])=3;[.C705];&quot;&quot;)">
            <text:p/>
          </table:table-cell>
          <table:table-cell table:formula="of:=IF(COUNTIF([.D705:.G705];[.D705])=3;[.D705];&quot;&quot;)">
            <text:p/>
          </table:table-cell>
          <table:table-cell table:formula="of:=IF(COUNTIF([.A705:.D705];[.A705])=3;&quot;&quot;;[.A705])" office:value-type="float" office:value="349" calcext:value-type="float">
            <text:p>349</text:p>
          </table:table-cell>
          <table:table-cell table:formula="of:=IF(COUNTIF([.B705:.E705];[.B705])=3;&quot;&quot;;[.B705])" office:value-type="float" office:value="268" calcext:value-type="float">
            <text:p>268</text:p>
          </table:table-cell>
          <table:table-cell table:formula="of:=IF(COUNTIF([.C705:.F705];[.C705])=3;&quot;&quot;;[.C705])" office:value-type="float" office:value="702" calcext:value-type="float">
            <text:p>702</text:p>
          </table:table-cell>
          <table:table-cell table:formula="of:=IF(COUNTIF([.D705:.G705];[.D705])=3;&quot;&quot;;[.D705])" office:value-type="float" office:value="63" calcext:value-type="float">
            <text:p>63</text:p>
          </table:table-cell>
          <table:table-cell table:style-name="ce5" table:formula="of:=IFERROR( IF( AND( COUNT([.E705:.H705])=3; MOD( AVERAGE([.E705:.H705]); 2)=1; MOD( AVERAGE([.I705:.L70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238" calcext:value-type="float">
            <text:p>238</text:p>
          </table:table-cell>
          <table:table-cell table:formula="of:=IF(COUNTIF([.A706:.D706];[.A706])=3;[.A706];&quot;&quot;)">
            <text:p/>
          </table:table-cell>
          <table:table-cell table:formula="of:=IF(COUNTIF([.B706:.E706];[.B706])=3;[.B706];&quot;&quot;)">
            <text:p/>
          </table:table-cell>
          <table:table-cell table:formula="of:=IF(COUNTIF([.C706:.F706];[.C706])=3;[.C706];&quot;&quot;)">
            <text:p/>
          </table:table-cell>
          <table:table-cell table:formula="of:=IF(COUNTIF([.D706:.G706];[.D706])=3;[.D706];&quot;&quot;)">
            <text:p/>
          </table:table-cell>
          <table:table-cell table:formula="of:=IF(COUNTIF([.A706:.D706];[.A706])=3;&quot;&quot;;[.A706])" office:value-type="float" office:value="159" calcext:value-type="float">
            <text:p>159</text:p>
          </table:table-cell>
          <table:table-cell table:formula="of:=IF(COUNTIF([.B706:.E706];[.B706])=3;&quot;&quot;;[.B706])" office:value-type="float" office:value="447" calcext:value-type="float">
            <text:p>447</text:p>
          </table:table-cell>
          <table:table-cell table:formula="of:=IF(COUNTIF([.C706:.F706];[.C706])=3;&quot;&quot;;[.C706])" office:value-type="float" office:value="238" calcext:value-type="float">
            <text:p>238</text:p>
          </table:table-cell>
          <table:table-cell table:formula="of:=IF(COUNTIF([.D706:.G706];[.D706])=3;&quot;&quot;;[.D706])" office:value-type="float" office:value="238" calcext:value-type="float">
            <text:p>238</text:p>
          </table:table-cell>
          <table:table-cell table:style-name="ce5" table:formula="of:=IFERROR( IF( AND( COUNT([.E706:.H706])=3; MOD( AVERAGE([.E706:.H706]); 2)=1; MOD( AVERAGE([.I706:.L70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office:value-type="float" office:value="582" calcext:value-type="float">
            <text:p>582</text:p>
          </table:table-cell>
          <table:table-cell table:number-columns-repeated="2" office:value-type="float" office:value="176" calcext:value-type="float">
            <text:p>176</text:p>
          </table:table-cell>
          <table:table-cell table:formula="of:=IF(COUNTIF([.A707:.D707];[.A707])=3;[.A707];&quot;&quot;)">
            <text:p/>
          </table:table-cell>
          <table:table-cell table:formula="of:=IF(COUNTIF([.B707:.E707];[.B707])=3;[.B707];&quot;&quot;)">
            <text:p/>
          </table:table-cell>
          <table:table-cell table:formula="of:=IF(COUNTIF([.C707:.F707];[.C707])=3;[.C707];&quot;&quot;)">
            <text:p/>
          </table:table-cell>
          <table:table-cell table:formula="of:=IF(COUNTIF([.D707:.G707];[.D707])=3;[.D707];&quot;&quot;)">
            <text:p/>
          </table:table-cell>
          <table:table-cell table:formula="of:=IF(COUNTIF([.A707:.D707];[.A707])=3;&quot;&quot;;[.A707])" office:value-type="float" office:value="214" calcext:value-type="float">
            <text:p>214</text:p>
          </table:table-cell>
          <table:table-cell table:formula="of:=IF(COUNTIF([.B707:.E707];[.B707])=3;&quot;&quot;;[.B707])" office:value-type="float" office:value="582" calcext:value-type="float">
            <text:p>582</text:p>
          </table:table-cell>
          <table:table-cell table:formula="of:=IF(COUNTIF([.C707:.F707];[.C707])=3;&quot;&quot;;[.C707])" office:value-type="float" office:value="176" calcext:value-type="float">
            <text:p>176</text:p>
          </table:table-cell>
          <table:table-cell table:formula="of:=IF(COUNTIF([.D707:.G707];[.D707])=3;&quot;&quot;;[.D707])" office:value-type="float" office:value="176" calcext:value-type="float">
            <text:p>176</text:p>
          </table:table-cell>
          <table:table-cell table:style-name="ce5" table:formula="of:=IFERROR( IF( AND( COUNT([.E707:.H707])=3; MOD( AVERAGE([.E707:.H707]); 2)=1; MOD( AVERAGE([.I707:.L70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office:value-type="float" office:value="812" calcext:value-type="float">
            <text:p>812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table:formula="of:=IF(COUNTIF([.A708:.D708];[.A708])=3;[.A708];&quot;&quot;)">
            <text:p/>
          </table:table-cell>
          <table:table-cell table:formula="of:=IF(COUNTIF([.B708:.E708];[.B708])=3;[.B708];&quot;&quot;)">
            <text:p/>
          </table:table-cell>
          <table:table-cell table:formula="of:=IF(COUNTIF([.C708:.F708];[.C708])=3;[.C708];&quot;&quot;)">
            <text:p/>
          </table:table-cell>
          <table:table-cell table:formula="of:=IF(COUNTIF([.D708:.G708];[.D708])=3;[.D708];&quot;&quot;)">
            <text:p/>
          </table:table-cell>
          <table:table-cell table:formula="of:=IF(COUNTIF([.A708:.D708];[.A708])=3;&quot;&quot;;[.A708])" office:value-type="float" office:value="334" calcext:value-type="float">
            <text:p>334</text:p>
          </table:table-cell>
          <table:table-cell table:formula="of:=IF(COUNTIF([.B708:.E708];[.B708])=3;&quot;&quot;;[.B708])" office:value-type="float" office:value="812" calcext:value-type="float">
            <text:p>812</text:p>
          </table:table-cell>
          <table:table-cell table:formula="of:=IF(COUNTIF([.C708:.F708];[.C708])=3;&quot;&quot;;[.C708])" office:value-type="float" office:value="291" calcext:value-type="float">
            <text:p>291</text:p>
          </table:table-cell>
          <table:table-cell table:formula="of:=IF(COUNTIF([.D708:.G708];[.D708])=3;&quot;&quot;;[.D708])" office:value-type="float" office:value="165" calcext:value-type="float">
            <text:p>165</text:p>
          </table:table-cell>
          <table:table-cell table:style-name="ce5" table:formula="of:=IFERROR( IF( AND( COUNT([.E708:.H708])=3; MOD( AVERAGE([.E708:.H708]); 2)=1; MOD( AVERAGE([.I708:.L70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office:value-type="float" office:value="854" calcext:value-type="float">
            <text:p>854</text:p>
          </table:table-cell>
          <table:table-cell office:value-type="float" office:value="409" calcext:value-type="float">
            <text:p>409</text:p>
          </table:table-cell>
          <table:table-cell office:value-type="float" office:value="947" calcext:value-type="float">
            <text:p>947</text:p>
          </table:table-cell>
          <table:table-cell table:formula="of:=IF(COUNTIF([.A709:.D709];[.A709])=3;[.A709];&quot;&quot;)">
            <text:p/>
          </table:table-cell>
          <table:table-cell table:formula="of:=IF(COUNTIF([.B709:.E709];[.B709])=3;[.B709];&quot;&quot;)">
            <text:p/>
          </table:table-cell>
          <table:table-cell table:formula="of:=IF(COUNTIF([.C709:.F709];[.C709])=3;[.C709];&quot;&quot;)">
            <text:p/>
          </table:table-cell>
          <table:table-cell table:formula="of:=IF(COUNTIF([.D709:.G709];[.D709])=3;[.D709];&quot;&quot;)">
            <text:p/>
          </table:table-cell>
          <table:table-cell table:formula="of:=IF(COUNTIF([.A709:.D709];[.A709])=3;&quot;&quot;;[.A709])" office:value-type="float" office:value="748" calcext:value-type="float">
            <text:p>748</text:p>
          </table:table-cell>
          <table:table-cell table:formula="of:=IF(COUNTIF([.B709:.E709];[.B709])=3;&quot;&quot;;[.B709])" office:value-type="float" office:value="854" calcext:value-type="float">
            <text:p>854</text:p>
          </table:table-cell>
          <table:table-cell table:formula="of:=IF(COUNTIF([.C709:.F709];[.C709])=3;&quot;&quot;;[.C709])" office:value-type="float" office:value="409" calcext:value-type="float">
            <text:p>409</text:p>
          </table:table-cell>
          <table:table-cell table:formula="of:=IF(COUNTIF([.D709:.G709];[.D709])=3;&quot;&quot;;[.D709])" office:value-type="float" office:value="947" calcext:value-type="float">
            <text:p>947</text:p>
          </table:table-cell>
          <table:table-cell table:style-name="ce5" table:formula="of:=IFERROR( IF( AND( COUNT([.E709:.H709])=3; MOD( AVERAGE([.E709:.H709]); 2)=1; MOD( AVERAGE([.I709:.L70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27" calcext:value-type="float">
            <text:p>927</text:p>
          </table:table-cell>
          <table:table-cell office:value-type="float" office:value="267" calcext:value-type="float">
            <text:p>267</text:p>
          </table:table-cell>
          <table:table-cell office:value-type="float" office:value="897" calcext:value-type="float">
            <text:p>897</text:p>
          </table:table-cell>
          <table:table-cell office:value-type="float" office:value="608" calcext:value-type="float">
            <text:p>608</text:p>
          </table:table-cell>
          <table:table-cell table:formula="of:=IF(COUNTIF([.A710:.D710];[.A710])=3;[.A710];&quot;&quot;)">
            <text:p/>
          </table:table-cell>
          <table:table-cell table:formula="of:=IF(COUNTIF([.B710:.E710];[.B710])=3;[.B710];&quot;&quot;)">
            <text:p/>
          </table:table-cell>
          <table:table-cell table:formula="of:=IF(COUNTIF([.C710:.F710];[.C710])=3;[.C710];&quot;&quot;)">
            <text:p/>
          </table:table-cell>
          <table:table-cell table:formula="of:=IF(COUNTIF([.D710:.G710];[.D710])=3;[.D710];&quot;&quot;)">
            <text:p/>
          </table:table-cell>
          <table:table-cell table:formula="of:=IF(COUNTIF([.A710:.D710];[.A710])=3;&quot;&quot;;[.A710])" office:value-type="float" office:value="927" calcext:value-type="float">
            <text:p>927</text:p>
          </table:table-cell>
          <table:table-cell table:formula="of:=IF(COUNTIF([.B710:.E710];[.B710])=3;&quot;&quot;;[.B710])" office:value-type="float" office:value="267" calcext:value-type="float">
            <text:p>267</text:p>
          </table:table-cell>
          <table:table-cell table:formula="of:=IF(COUNTIF([.C710:.F710];[.C710])=3;&quot;&quot;;[.C710])" office:value-type="float" office:value="897" calcext:value-type="float">
            <text:p>897</text:p>
          </table:table-cell>
          <table:table-cell table:formula="of:=IF(COUNTIF([.D710:.G710];[.D710])=3;&quot;&quot;;[.D710])" office:value-type="float" office:value="608" calcext:value-type="float">
            <text:p>608</text:p>
          </table:table-cell>
          <table:table-cell table:style-name="ce5" table:formula="of:=IFERROR( IF( AND( COUNT([.E710:.H710])=3; MOD( AVERAGE([.E710:.H710]); 2)=1; MOD( AVERAGE([.I710:.L71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float" office:value="351" calcext:value-type="float">
            <text:p>351</text:p>
          </table:table-cell>
          <table:table-cell office:value-type="float" office:value="131" calcext:value-type="float">
            <text:p>131</text:p>
          </table:table-cell>
          <table:table-cell office:value-type="float" office:value="807" calcext:value-type="float">
            <text:p>807</text:p>
          </table:table-cell>
          <table:table-cell table:formula="of:=IF(COUNTIF([.A711:.D711];[.A711])=3;[.A711];&quot;&quot;)">
            <text:p/>
          </table:table-cell>
          <table:table-cell table:formula="of:=IF(COUNTIF([.B711:.E711];[.B711])=3;[.B711];&quot;&quot;)">
            <text:p/>
          </table:table-cell>
          <table:table-cell table:formula="of:=IF(COUNTIF([.C711:.F711];[.C711])=3;[.C711];&quot;&quot;)">
            <text:p/>
          </table:table-cell>
          <table:table-cell table:formula="of:=IF(COUNTIF([.D711:.G711];[.D711])=3;[.D711];&quot;&quot;)">
            <text:p/>
          </table:table-cell>
          <table:table-cell table:formula="of:=IF(COUNTIF([.A711:.D711];[.A711])=3;&quot;&quot;;[.A711])" office:value-type="float" office:value="70" calcext:value-type="float">
            <text:p>70</text:p>
          </table:table-cell>
          <table:table-cell table:formula="of:=IF(COUNTIF([.B711:.E711];[.B711])=3;&quot;&quot;;[.B711])" office:value-type="float" office:value="351" calcext:value-type="float">
            <text:p>351</text:p>
          </table:table-cell>
          <table:table-cell table:formula="of:=IF(COUNTIF([.C711:.F711];[.C711])=3;&quot;&quot;;[.C711])" office:value-type="float" office:value="131" calcext:value-type="float">
            <text:p>131</text:p>
          </table:table-cell>
          <table:table-cell table:formula="of:=IF(COUNTIF([.D711:.G711];[.D711])=3;&quot;&quot;;[.D711])" office:value-type="float" office:value="807" calcext:value-type="float">
            <text:p>807</text:p>
          </table:table-cell>
          <table:table-cell table:style-name="ce5" table:formula="of:=IFERROR( IF( AND( COUNT([.E711:.H711])=3; MOD( AVERAGE([.E711:.H711]); 2)=1; MOD( AVERAGE([.I711:.L71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office:value-type="float" office:value="201" calcext:value-type="float">
            <text:p>201</text:p>
          </table:table-cell>
          <table:table-cell office:value-type="float" office:value="109" calcext:value-type="float">
            <text:p>109</text:p>
          </table:table-cell>
          <table:table-cell office:value-type="float" office:value="599" calcext:value-type="float">
            <text:p>599</text:p>
          </table:table-cell>
          <table:table-cell table:formula="of:=IF(COUNTIF([.A712:.D712];[.A712])=3;[.A712];&quot;&quot;)">
            <text:p/>
          </table:table-cell>
          <table:table-cell table:formula="of:=IF(COUNTIF([.B712:.E712];[.B712])=3;[.B712];&quot;&quot;)">
            <text:p/>
          </table:table-cell>
          <table:table-cell table:formula="of:=IF(COUNTIF([.C712:.F712];[.C712])=3;[.C712];&quot;&quot;)">
            <text:p/>
          </table:table-cell>
          <table:table-cell table:formula="of:=IF(COUNTIF([.D712:.G712];[.D712])=3;[.D712];&quot;&quot;)">
            <text:p/>
          </table:table-cell>
          <table:table-cell table:formula="of:=IF(COUNTIF([.A712:.D712];[.A712])=3;&quot;&quot;;[.A712])" office:value-type="float" office:value="407" calcext:value-type="float">
            <text:p>407</text:p>
          </table:table-cell>
          <table:table-cell table:formula="of:=IF(COUNTIF([.B712:.E712];[.B712])=3;&quot;&quot;;[.B712])" office:value-type="float" office:value="201" calcext:value-type="float">
            <text:p>201</text:p>
          </table:table-cell>
          <table:table-cell table:formula="of:=IF(COUNTIF([.C712:.F712];[.C712])=3;&quot;&quot;;[.C712])" office:value-type="float" office:value="109" calcext:value-type="float">
            <text:p>109</text:p>
          </table:table-cell>
          <table:table-cell table:formula="of:=IF(COUNTIF([.D712:.G712];[.D712])=3;&quot;&quot;;[.D712])" office:value-type="float" office:value="599" calcext:value-type="float">
            <text:p>599</text:p>
          </table:table-cell>
          <table:table-cell table:style-name="ce5" table:formula="of:=IFERROR( IF( AND( COUNT([.E712:.H712])=3; MOD( AVERAGE([.E712:.H712]); 2)=1; MOD( AVERAGE([.I712:.L71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47" calcext:value-type="float">
            <text:p>447</text:p>
          </table:table-cell>
          <table:table-cell office:value-type="float" office:value="125" calcext:value-type="float">
            <text:p>125</text:p>
          </table:table-cell>
          <table:table-cell office:value-type="float" office:value="51" calcext:value-type="float">
            <text:p>51</text:p>
          </table:table-cell>
          <table:table-cell table:formula="of:=IF(COUNTIF([.A713:.D713];[.A713])=3;[.A713];&quot;&quot;)">
            <text:p/>
          </table:table-cell>
          <table:table-cell table:formula="of:=IF(COUNTIF([.B713:.E713];[.B713])=3;[.B713];&quot;&quot;)">
            <text:p/>
          </table:table-cell>
          <table:table-cell table:formula="of:=IF(COUNTIF([.C713:.F713];[.C713])=3;[.C713];&quot;&quot;)">
            <text:p/>
          </table:table-cell>
          <table:table-cell table:formula="of:=IF(COUNTIF([.D713:.G713];[.D713])=3;[.D713];&quot;&quot;)">
            <text:p/>
          </table:table-cell>
          <table:table-cell table:formula="of:=IF(COUNTIF([.A713:.D713];[.A713])=3;&quot;&quot;;[.A713])" office:value-type="float" office:value="544" calcext:value-type="float">
            <text:p>544</text:p>
          </table:table-cell>
          <table:table-cell table:formula="of:=IF(COUNTIF([.B713:.E713];[.B713])=3;&quot;&quot;;[.B713])" office:value-type="float" office:value="447" calcext:value-type="float">
            <text:p>447</text:p>
          </table:table-cell>
          <table:table-cell table:formula="of:=IF(COUNTIF([.C713:.F713];[.C713])=3;&quot;&quot;;[.C713])" office:value-type="float" office:value="125" calcext:value-type="float">
            <text:p>125</text:p>
          </table:table-cell>
          <table:table-cell table:formula="of:=IF(COUNTIF([.D713:.G713];[.D713])=3;&quot;&quot;;[.D713])" office:value-type="float" office:value="51" calcext:value-type="float">
            <text:p>51</text:p>
          </table:table-cell>
          <table:table-cell table:style-name="ce5" table:formula="of:=IFERROR( IF( AND( COUNT([.E713:.H713])=3; MOD( AVERAGE([.E713:.H713]); 2)=1; MOD( AVERAGE([.I713:.L71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office:value-type="float" office:value="381" calcext:value-type="float">
            <text:p>381</text:p>
          </table:table-cell>
          <table:table-cell office:value-type="float" office:value="849" calcext:value-type="float">
            <text:p>849</text:p>
          </table:table-cell>
          <table:table-cell office:value-type="float" office:value="298" calcext:value-type="float">
            <text:p>298</text:p>
          </table:table-cell>
          <table:table-cell table:formula="of:=IF(COUNTIF([.A714:.D714];[.A714])=3;[.A714];&quot;&quot;)">
            <text:p/>
          </table:table-cell>
          <table:table-cell table:formula="of:=IF(COUNTIF([.B714:.E714];[.B714])=3;[.B714];&quot;&quot;)">
            <text:p/>
          </table:table-cell>
          <table:table-cell table:formula="of:=IF(COUNTIF([.C714:.F714];[.C714])=3;[.C714];&quot;&quot;)">
            <text:p/>
          </table:table-cell>
          <table:table-cell table:formula="of:=IF(COUNTIF([.D714:.G714];[.D714])=3;[.D714];&quot;&quot;)">
            <text:p/>
          </table:table-cell>
          <table:table-cell table:formula="of:=IF(COUNTIF([.A714:.D714];[.A714])=3;&quot;&quot;;[.A714])" office:value-type="float" office:value="849" calcext:value-type="float">
            <text:p>849</text:p>
          </table:table-cell>
          <table:table-cell table:formula="of:=IF(COUNTIF([.B714:.E714];[.B714])=3;&quot;&quot;;[.B714])" office:value-type="float" office:value="381" calcext:value-type="float">
            <text:p>381</text:p>
          </table:table-cell>
          <table:table-cell table:formula="of:=IF(COUNTIF([.C714:.F714];[.C714])=3;&quot;&quot;;[.C714])" office:value-type="float" office:value="849" calcext:value-type="float">
            <text:p>849</text:p>
          </table:table-cell>
          <table:table-cell table:formula="of:=IF(COUNTIF([.D714:.G714];[.D714])=3;&quot;&quot;;[.D714])" office:value-type="float" office:value="298" calcext:value-type="float">
            <text:p>298</text:p>
          </table:table-cell>
          <table:table-cell table:style-name="ce5" table:formula="of:=IFERROR( IF( AND( COUNT([.E714:.H714])=3; MOD( AVERAGE([.E714:.H714]); 2)=1; MOD( AVERAGE([.I714:.L71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311" calcext:value-type="float">
            <text:p>311</text:p>
          </table:table-cell>
          <table:table-cell table:formula="of:=IF(COUNTIF([.A715:.D715];[.A715])=3;[.A715];&quot;&quot;)">
            <text:p/>
          </table:table-cell>
          <table:table-cell table:formula="of:=IF(COUNTIF([.B715:.E715];[.B715])=3;[.B715];&quot;&quot;)">
            <text:p/>
          </table:table-cell>
          <table:table-cell table:formula="of:=IF(COUNTIF([.C715:.F715];[.C715])=3;[.C715];&quot;&quot;)">
            <text:p/>
          </table:table-cell>
          <table:table-cell table:formula="of:=IF(COUNTIF([.D715:.G715];[.D715])=3;[.D715];&quot;&quot;)">
            <text:p/>
          </table:table-cell>
          <table:table-cell table:formula="of:=IF(COUNTIF([.A715:.D715];[.A715])=3;&quot;&quot;;[.A715])" office:value-type="float" office:value="7" calcext:value-type="float">
            <text:p>7</text:p>
          </table:table-cell>
          <table:table-cell table:formula="of:=IF(COUNTIF([.B715:.E715];[.B715])=3;&quot;&quot;;[.B715])" office:value-type="float" office:value="449" calcext:value-type="float">
            <text:p>449</text:p>
          </table:table-cell>
          <table:table-cell table:formula="of:=IF(COUNTIF([.C715:.F715];[.C715])=3;&quot;&quot;;[.C715])" office:value-type="float" office:value="311" calcext:value-type="float">
            <text:p>311</text:p>
          </table:table-cell>
          <table:table-cell table:formula="of:=IF(COUNTIF([.D715:.G715];[.D715])=3;&quot;&quot;;[.D715])" office:value-type="float" office:value="311" calcext:value-type="float">
            <text:p>311</text:p>
          </table:table-cell>
          <table:table-cell table:style-name="ce5" table:formula="of:=IFERROR( IF( AND( COUNT([.E715:.H715])=3; MOD( AVERAGE([.E715:.H715]); 2)=1; MOD( AVERAGE([.I715:.L71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50" calcext:value-type="float">
            <text:p>50</text:p>
          </table:table-cell>
          <table:table-cell office:value-type="float" office:value="359" calcext:value-type="float">
            <text:p>359</text:p>
          </table:table-cell>
          <table:table-cell office:value-type="float" office:value="472" calcext:value-type="float">
            <text:p>472</text:p>
          </table:table-cell>
          <table:table-cell table:formula="of:=IF(COUNTIF([.A716:.D716];[.A716])=3;[.A716];&quot;&quot;)">
            <text:p/>
          </table:table-cell>
          <table:table-cell table:formula="of:=IF(COUNTIF([.B716:.E716];[.B716])=3;[.B716];&quot;&quot;)">
            <text:p/>
          </table:table-cell>
          <table:table-cell table:formula="of:=IF(COUNTIF([.C716:.F716];[.C716])=3;[.C716];&quot;&quot;)">
            <text:p/>
          </table:table-cell>
          <table:table-cell table:formula="of:=IF(COUNTIF([.D716:.G716];[.D716])=3;[.D716];&quot;&quot;)">
            <text:p/>
          </table:table-cell>
          <table:table-cell table:formula="of:=IF(COUNTIF([.A716:.D716];[.A716])=3;&quot;&quot;;[.A716])" office:value-type="float" office:value="856" calcext:value-type="float">
            <text:p>856</text:p>
          </table:table-cell>
          <table:table-cell table:formula="of:=IF(COUNTIF([.B716:.E716];[.B716])=3;&quot;&quot;;[.B716])" office:value-type="float" office:value="50" calcext:value-type="float">
            <text:p>50</text:p>
          </table:table-cell>
          <table:table-cell table:formula="of:=IF(COUNTIF([.C716:.F716];[.C716])=3;&quot;&quot;;[.C716])" office:value-type="float" office:value="359" calcext:value-type="float">
            <text:p>359</text:p>
          </table:table-cell>
          <table:table-cell table:formula="of:=IF(COUNTIF([.D716:.G716];[.D716])=3;&quot;&quot;;[.D716])" office:value-type="float" office:value="472" calcext:value-type="float">
            <text:p>472</text:p>
          </table:table-cell>
          <table:table-cell table:style-name="ce5" table:formula="of:=IFERROR( IF( AND( COUNT([.E716:.H716])=3; MOD( AVERAGE([.E716:.H716]); 2)=1; MOD( AVERAGE([.I716:.L71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office:value-type="float" office:value="147" calcext:value-type="float">
            <text:p>147</text:p>
          </table:table-cell>
          <table:table-cell office:value-type="float" office:value="573" calcext:value-type="float">
            <text:p>573</text:p>
          </table:table-cell>
          <table:table-cell office:value-type="float" office:value="612" calcext:value-type="float">
            <text:p>612</text:p>
          </table:table-cell>
          <table:table-cell table:formula="of:=IF(COUNTIF([.A717:.D717];[.A717])=3;[.A717];&quot;&quot;)">
            <text:p/>
          </table:table-cell>
          <table:table-cell table:formula="of:=IF(COUNTIF([.B717:.E717];[.B717])=3;[.B717];&quot;&quot;)">
            <text:p/>
          </table:table-cell>
          <table:table-cell table:formula="of:=IF(COUNTIF([.C717:.F717];[.C717])=3;[.C717];&quot;&quot;)">
            <text:p/>
          </table:table-cell>
          <table:table-cell table:formula="of:=IF(COUNTIF([.D717:.G717];[.D717])=3;[.D717];&quot;&quot;)">
            <text:p/>
          </table:table-cell>
          <table:table-cell table:formula="of:=IF(COUNTIF([.A717:.D717];[.A717])=3;&quot;&quot;;[.A717])" office:value-type="float" office:value="612" calcext:value-type="float">
            <text:p>612</text:p>
          </table:table-cell>
          <table:table-cell table:formula="of:=IF(COUNTIF([.B717:.E717];[.B717])=3;&quot;&quot;;[.B717])" office:value-type="float" office:value="147" calcext:value-type="float">
            <text:p>147</text:p>
          </table:table-cell>
          <table:table-cell table:formula="of:=IF(COUNTIF([.C717:.F717];[.C717])=3;&quot;&quot;;[.C717])" office:value-type="float" office:value="573" calcext:value-type="float">
            <text:p>573</text:p>
          </table:table-cell>
          <table:table-cell table:formula="of:=IF(COUNTIF([.D717:.G717];[.D717])=3;&quot;&quot;;[.D717])" office:value-type="float" office:value="612" calcext:value-type="float">
            <text:p>612</text:p>
          </table:table-cell>
          <table:table-cell table:style-name="ce5" table:formula="of:=IFERROR( IF( AND( COUNT([.E717:.H717])=3; MOD( AVERAGE([.E717:.H717]); 2)=1; MOD( AVERAGE([.I717:.L71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office:value-type="float" office:value="240" calcext:value-type="float">
            <text:p>240</text:p>
          </table:table-cell>
          <table:table-cell office:value-type="float" office:value="597" calcext:value-type="float">
            <text:p>597</text:p>
          </table:table-cell>
          <table:table-cell office:value-type="float" office:value="363" calcext:value-type="float">
            <text:p>363</text:p>
          </table:table-cell>
          <table:table-cell table:formula="of:=IF(COUNTIF([.A718:.D718];[.A718])=3;[.A718];&quot;&quot;)">
            <text:p/>
          </table:table-cell>
          <table:table-cell table:formula="of:=IF(COUNTIF([.B718:.E718];[.B718])=3;[.B718];&quot;&quot;)">
            <text:p/>
          </table:table-cell>
          <table:table-cell table:formula="of:=IF(COUNTIF([.C718:.F718];[.C718])=3;[.C718];&quot;&quot;)">
            <text:p/>
          </table:table-cell>
          <table:table-cell table:formula="of:=IF(COUNTIF([.D718:.G718];[.D718])=3;[.D718];&quot;&quot;)">
            <text:p/>
          </table:table-cell>
          <table:table-cell table:formula="of:=IF(COUNTIF([.A718:.D718];[.A718])=3;&quot;&quot;;[.A718])" office:value-type="float" office:value="221" calcext:value-type="float">
            <text:p>221</text:p>
          </table:table-cell>
          <table:table-cell table:formula="of:=IF(COUNTIF([.B718:.E718];[.B718])=3;&quot;&quot;;[.B718])" office:value-type="float" office:value="240" calcext:value-type="float">
            <text:p>240</text:p>
          </table:table-cell>
          <table:table-cell table:formula="of:=IF(COUNTIF([.C718:.F718];[.C718])=3;&quot;&quot;;[.C718])" office:value-type="float" office:value="597" calcext:value-type="float">
            <text:p>597</text:p>
          </table:table-cell>
          <table:table-cell table:formula="of:=IF(COUNTIF([.D718:.G718];[.D718])=3;&quot;&quot;;[.D718])" office:value-type="float" office:value="363" calcext:value-type="float">
            <text:p>363</text:p>
          </table:table-cell>
          <table:table-cell table:style-name="ce5" table:formula="of:=IFERROR( IF( AND( COUNT([.E718:.H718])=3; MOD( AVERAGE([.E718:.H718]); 2)=1; MOD( AVERAGE([.I718:.L71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1" calcext:value-type="float">
            <text:p>71</text:p>
          </table:table-cell>
          <table:table-cell office:value-type="float" office:value="921" calcext:value-type="float">
            <text:p>921</text:p>
          </table:table-cell>
          <table:table-cell office:value-type="float" office:value="186" calcext:value-type="float">
            <text:p>186</text:p>
          </table:table-cell>
          <table:table-cell table:formula="of:=IF(COUNTIF([.A719:.D719];[.A719])=3;[.A719];&quot;&quot;)">
            <text:p/>
          </table:table-cell>
          <table:table-cell table:formula="of:=IF(COUNTIF([.B719:.E719];[.B719])=3;[.B719];&quot;&quot;)">
            <text:p/>
          </table:table-cell>
          <table:table-cell table:formula="of:=IF(COUNTIF([.C719:.F719];[.C719])=3;[.C719];&quot;&quot;)">
            <text:p/>
          </table:table-cell>
          <table:table-cell table:formula="of:=IF(COUNTIF([.D719:.G719];[.D719])=3;[.D719];&quot;&quot;)">
            <text:p/>
          </table:table-cell>
          <table:table-cell table:formula="of:=IF(COUNTIF([.A719:.D719];[.A719])=3;&quot;&quot;;[.A719])" office:value-type="float" office:value="377" calcext:value-type="float">
            <text:p>377</text:p>
          </table:table-cell>
          <table:table-cell table:formula="of:=IF(COUNTIF([.B719:.E719];[.B719])=3;&quot;&quot;;[.B719])" office:value-type="float" office:value="71" calcext:value-type="float">
            <text:p>71</text:p>
          </table:table-cell>
          <table:table-cell table:formula="of:=IF(COUNTIF([.C719:.F719];[.C719])=3;&quot;&quot;;[.C719])" office:value-type="float" office:value="921" calcext:value-type="float">
            <text:p>921</text:p>
          </table:table-cell>
          <table:table-cell table:formula="of:=IF(COUNTIF([.D719:.G719];[.D719])=3;&quot;&quot;;[.D719])" office:value-type="float" office:value="186" calcext:value-type="float">
            <text:p>186</text:p>
          </table:table-cell>
          <table:table-cell table:style-name="ce5" table:formula="of:=IFERROR( IF( AND( COUNT([.E719:.H719])=3; MOD( AVERAGE([.E719:.H719]); 2)=1; MOD( AVERAGE([.I719:.L71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 office:value-type="float" office:value="158" calcext:value-type="float">
            <text:p>158</text:p>
          </table:table-cell>
          <table:table-cell office:value-type="float" office:value="718" calcext:value-type="float">
            <text:p>718</text:p>
          </table:table-cell>
          <table:table-cell table:formula="of:=IF(COUNTIF([.A720:.D720];[.A720])=3;[.A720];&quot;&quot;)">
            <text:p/>
          </table:table-cell>
          <table:table-cell table:formula="of:=IF(COUNTIF([.B720:.E720];[.B720])=3;[.B720];&quot;&quot;)">
            <text:p/>
          </table:table-cell>
          <table:table-cell table:formula="of:=IF(COUNTIF([.C720:.F720];[.C720])=3;[.C720];&quot;&quot;)">
            <text:p/>
          </table:table-cell>
          <table:table-cell table:formula="of:=IF(COUNTIF([.D720:.G720];[.D720])=3;[.D720];&quot;&quot;)">
            <text:p/>
          </table:table-cell>
          <table:table-cell table:formula="of:=IF(COUNTIF([.A720:.D720];[.A720])=3;&quot;&quot;;[.A720])" office:value-type="float" office:value="241" calcext:value-type="float">
            <text:p>241</text:p>
          </table:table-cell>
          <table:table-cell table:formula="of:=IF(COUNTIF([.B720:.E720];[.B720])=3;&quot;&quot;;[.B720])" office:value-type="float" office:value="241" calcext:value-type="float">
            <text:p>241</text:p>
          </table:table-cell>
          <table:table-cell table:formula="of:=IF(COUNTIF([.C720:.F720];[.C720])=3;&quot;&quot;;[.C720])" office:value-type="float" office:value="158" calcext:value-type="float">
            <text:p>158</text:p>
          </table:table-cell>
          <table:table-cell table:formula="of:=IF(COUNTIF([.D720:.G720];[.D720])=3;&quot;&quot;;[.D720])" office:value-type="float" office:value="718" calcext:value-type="float">
            <text:p>718</text:p>
          </table:table-cell>
          <table:table-cell table:style-name="ce5" table:formula="of:=IFERROR( IF( AND( COUNT([.E720:.H720])=3; MOD( AVERAGE([.E720:.H720]); 2)=1; MOD( AVERAGE([.I720:.L72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990" calcext:value-type="float">
            <text:p>990</text:p>
          </table:table-cell>
          <table:table-cell office:value-type="float" office:value="787" calcext:value-type="float">
            <text:p>787</text:p>
          </table:table-cell>
          <table:table-cell office:value-type="float" office:value="39" calcext:value-type="float">
            <text:p>39</text:p>
          </table:table-cell>
          <table:table-cell table:formula="of:=IF(COUNTIF([.A721:.D721];[.A721])=3;[.A721];&quot;&quot;)">
            <text:p/>
          </table:table-cell>
          <table:table-cell table:formula="of:=IF(COUNTIF([.B721:.E721];[.B721])=3;[.B721];&quot;&quot;)">
            <text:p/>
          </table:table-cell>
          <table:table-cell table:formula="of:=IF(COUNTIF([.C721:.F721];[.C721])=3;[.C721];&quot;&quot;)">
            <text:p/>
          </table:table-cell>
          <table:table-cell table:formula="of:=IF(COUNTIF([.D721:.G721];[.D721])=3;[.D721];&quot;&quot;)">
            <text:p/>
          </table:table-cell>
          <table:table-cell table:formula="of:=IF(COUNTIF([.A721:.D721];[.A721])=3;&quot;&quot;;[.A721])" office:value-type="float" office:value="728" calcext:value-type="float">
            <text:p>728</text:p>
          </table:table-cell>
          <table:table-cell table:formula="of:=IF(COUNTIF([.B721:.E721];[.B721])=3;&quot;&quot;;[.B721])" office:value-type="float" office:value="990" calcext:value-type="float">
            <text:p>990</text:p>
          </table:table-cell>
          <table:table-cell table:formula="of:=IF(COUNTIF([.C721:.F721];[.C721])=3;&quot;&quot;;[.C721])" office:value-type="float" office:value="787" calcext:value-type="float">
            <text:p>787</text:p>
          </table:table-cell>
          <table:table-cell table:formula="of:=IF(COUNTIF([.D721:.G721];[.D721])=3;&quot;&quot;;[.D721])" office:value-type="float" office:value="39" calcext:value-type="float">
            <text:p>39</text:p>
          </table:table-cell>
          <table:table-cell table:style-name="ce5" table:formula="of:=IFERROR( IF( AND( COUNT([.E721:.H721])=3; MOD( AVERAGE([.E721:.H721]); 2)=1; MOD( AVERAGE([.I721:.L72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office:value-type="float" office:value="214" calcext:value-type="float">
            <text:p>214</text:p>
          </table:table-cell>
          <table:table-cell office:value-type="float" office:value="703" calcext:value-type="float">
            <text:p>703</text:p>
          </table:table-cell>
          <table:table-cell office:value-type="float" office:value="573" calcext:value-type="float">
            <text:p>573</text:p>
          </table:table-cell>
          <table:table-cell table:formula="of:=IF(COUNTIF([.A722:.D722];[.A722])=3;[.A722];&quot;&quot;)">
            <text:p/>
          </table:table-cell>
          <table:table-cell table:formula="of:=IF(COUNTIF([.B722:.E722];[.B722])=3;[.B722];&quot;&quot;)">
            <text:p/>
          </table:table-cell>
          <table:table-cell table:formula="of:=IF(COUNTIF([.C722:.F722];[.C722])=3;[.C722];&quot;&quot;)">
            <text:p/>
          </table:table-cell>
          <table:table-cell table:formula="of:=IF(COUNTIF([.D722:.G722];[.D722])=3;[.D722];&quot;&quot;)">
            <text:p/>
          </table:table-cell>
          <table:table-cell table:formula="of:=IF(COUNTIF([.A722:.D722];[.A722])=3;&quot;&quot;;[.A722])" office:value-type="float" office:value="249" calcext:value-type="float">
            <text:p>249</text:p>
          </table:table-cell>
          <table:table-cell table:formula="of:=IF(COUNTIF([.B722:.E722];[.B722])=3;&quot;&quot;;[.B722])" office:value-type="float" office:value="214" calcext:value-type="float">
            <text:p>214</text:p>
          </table:table-cell>
          <table:table-cell table:formula="of:=IF(COUNTIF([.C722:.F722];[.C722])=3;&quot;&quot;;[.C722])" office:value-type="float" office:value="703" calcext:value-type="float">
            <text:p>703</text:p>
          </table:table-cell>
          <table:table-cell table:formula="of:=IF(COUNTIF([.D722:.G722];[.D722])=3;&quot;&quot;;[.D722])" office:value-type="float" office:value="573" calcext:value-type="float">
            <text:p>573</text:p>
          </table:table-cell>
          <table:table-cell table:style-name="ce5" table:formula="of:=IFERROR( IF( AND( COUNT([.E722:.H722])=3; MOD( AVERAGE([.E722:.H722]); 2)=1; MOD( AVERAGE([.I722:.L72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float" office:value="377" calcext:value-type="float">
            <text:p>377</text:p>
          </table:table-cell>
          <table:table-cell office:value-type="float" office:value="234" calcext:value-type="float">
            <text:p>234</text:p>
          </table:table-cell>
          <table:table-cell office:value-type="float" office:value="598" calcext:value-type="float">
            <text:p>598</text:p>
          </table:table-cell>
          <table:table-cell table:formula="of:=IF(COUNTIF([.A723:.D723];[.A723])=3;[.A723];&quot;&quot;)">
            <text:p/>
          </table:table-cell>
          <table:table-cell table:formula="of:=IF(COUNTIF([.B723:.E723];[.B723])=3;[.B723];&quot;&quot;)">
            <text:p/>
          </table:table-cell>
          <table:table-cell table:formula="of:=IF(COUNTIF([.C723:.F723];[.C723])=3;[.C723];&quot;&quot;)">
            <text:p/>
          </table:table-cell>
          <table:table-cell table:formula="of:=IF(COUNTIF([.D723:.G723];[.D723])=3;[.D723];&quot;&quot;)">
            <text:p/>
          </table:table-cell>
          <table:table-cell table:formula="of:=IF(COUNTIF([.A723:.D723];[.A723])=3;&quot;&quot;;[.A723])" office:value-type="float" office:value="92" calcext:value-type="float">
            <text:p>92</text:p>
          </table:table-cell>
          <table:table-cell table:formula="of:=IF(COUNTIF([.B723:.E723];[.B723])=3;&quot;&quot;;[.B723])" office:value-type="float" office:value="377" calcext:value-type="float">
            <text:p>377</text:p>
          </table:table-cell>
          <table:table-cell table:formula="of:=IF(COUNTIF([.C723:.F723];[.C723])=3;&quot;&quot;;[.C723])" office:value-type="float" office:value="234" calcext:value-type="float">
            <text:p>234</text:p>
          </table:table-cell>
          <table:table-cell table:formula="of:=IF(COUNTIF([.D723:.G723];[.D723])=3;&quot;&quot;;[.D723])" office:value-type="float" office:value="598" calcext:value-type="float">
            <text:p>598</text:p>
          </table:table-cell>
          <table:table-cell table:style-name="ce5" table:formula="of:=IFERROR( IF( AND( COUNT([.E723:.H723])=3; MOD( AVERAGE([.E723:.H723]); 2)=1; MOD( AVERAGE([.I723:.L72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office:value-type="float" office:value="546" calcext:value-type="float">
            <text:p>546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table:formula="of:=IF(COUNTIF([.A724:.D724];[.A724])=3;[.A724];&quot;&quot;)">
            <text:p/>
          </table:table-cell>
          <table:table-cell table:formula="of:=IF(COUNTIF([.B724:.E724];[.B724])=3;[.B724];&quot;&quot;)">
            <text:p/>
          </table:table-cell>
          <table:table-cell table:formula="of:=IF(COUNTIF([.C724:.F724];[.C724])=3;[.C724];&quot;&quot;)">
            <text:p/>
          </table:table-cell>
          <table:table-cell table:formula="of:=IF(COUNTIF([.D724:.G724];[.D724])=3;[.D724];&quot;&quot;)">
            <text:p/>
          </table:table-cell>
          <table:table-cell table:formula="of:=IF(COUNTIF([.A724:.D724];[.A724])=3;&quot;&quot;;[.A724])" office:value-type="float" office:value="816" calcext:value-type="float">
            <text:p>816</text:p>
          </table:table-cell>
          <table:table-cell table:formula="of:=IF(COUNTIF([.B724:.E724];[.B724])=3;&quot;&quot;;[.B724])" office:value-type="float" office:value="546" calcext:value-type="float">
            <text:p>546</text:p>
          </table:table-cell>
          <table:table-cell table:formula="of:=IF(COUNTIF([.C724:.F724];[.C724])=3;&quot;&quot;;[.C724])" office:value-type="float" office:value="499" calcext:value-type="float">
            <text:p>499</text:p>
          </table:table-cell>
          <table:table-cell table:formula="of:=IF(COUNTIF([.D724:.G724];[.D724])=3;&quot;&quot;;[.D724])" office:value-type="float" office:value="232" calcext:value-type="float">
            <text:p>232</text:p>
          </table:table-cell>
          <table:table-cell table:style-name="ce5" table:formula="of:=IFERROR( IF( AND( COUNT([.E724:.H724])=3; MOD( AVERAGE([.E724:.H724]); 2)=1; MOD( AVERAGE([.I724:.L72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float" office:value="534" calcext:value-type="float">
            <text:p>534</text:p>
          </table:table-cell>
          <table:table-cell office:value-type="float" office:value="728" calcext:value-type="float">
            <text:p>728</text:p>
          </table:table-cell>
          <table:table-cell office:value-type="float" office:value="181" calcext:value-type="float">
            <text:p>181</text:p>
          </table:table-cell>
          <table:table-cell table:formula="of:=IF(COUNTIF([.A725:.D725];[.A725])=3;[.A725];&quot;&quot;)">
            <text:p/>
          </table:table-cell>
          <table:table-cell table:formula="of:=IF(COUNTIF([.B725:.E725];[.B725])=3;[.B725];&quot;&quot;)">
            <text:p/>
          </table:table-cell>
          <table:table-cell table:formula="of:=IF(COUNTIF([.C725:.F725];[.C725])=3;[.C725];&quot;&quot;)">
            <text:p/>
          </table:table-cell>
          <table:table-cell table:formula="of:=IF(COUNTIF([.D725:.G725];[.D725])=3;[.D725];&quot;&quot;)">
            <text:p/>
          </table:table-cell>
          <table:table-cell table:formula="of:=IF(COUNTIF([.A725:.D725];[.A725])=3;&quot;&quot;;[.A725])" office:value-type="float" office:value="28" calcext:value-type="float">
            <text:p>28</text:p>
          </table:table-cell>
          <table:table-cell table:formula="of:=IF(COUNTIF([.B725:.E725];[.B725])=3;&quot;&quot;;[.B725])" office:value-type="float" office:value="534" calcext:value-type="float">
            <text:p>534</text:p>
          </table:table-cell>
          <table:table-cell table:formula="of:=IF(COUNTIF([.C725:.F725];[.C725])=3;&quot;&quot;;[.C725])" office:value-type="float" office:value="728" calcext:value-type="float">
            <text:p>728</text:p>
          </table:table-cell>
          <table:table-cell table:formula="of:=IF(COUNTIF([.D725:.G725];[.D725])=3;&quot;&quot;;[.D725])" office:value-type="float" office:value="181" calcext:value-type="float">
            <text:p>181</text:p>
          </table:table-cell>
          <table:table-cell table:style-name="ce5" table:formula="of:=IFERROR( IF( AND( COUNT([.E725:.H725])=3; MOD( AVERAGE([.E725:.H725]); 2)=1; MOD( AVERAGE([.I725:.L72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00" calcext:value-type="float">
            <text:p>300</text:p>
          </table:table-cell>
          <table:table-cell office:value-type="float" office:value="77" calcext:value-type="float">
            <text:p>77</text:p>
          </table:table-cell>
          <table:table-cell office:value-type="float" office:value="614" calcext:value-type="float">
            <text:p>614</text:p>
          </table:table-cell>
          <table:table-cell table:formula="of:=IF(COUNTIF([.A726:.D726];[.A726])=3;[.A726];&quot;&quot;)">
            <text:p/>
          </table:table-cell>
          <table:table-cell table:formula="of:=IF(COUNTIF([.B726:.E726];[.B726])=3;[.B726];&quot;&quot;)">
            <text:p/>
          </table:table-cell>
          <table:table-cell table:formula="of:=IF(COUNTIF([.C726:.F726];[.C726])=3;[.C726];&quot;&quot;)">
            <text:p/>
          </table:table-cell>
          <table:table-cell table:formula="of:=IF(COUNTIF([.D726:.G726];[.D726])=3;[.D726];&quot;&quot;)">
            <text:p/>
          </table:table-cell>
          <table:table-cell table:formula="of:=IF(COUNTIF([.A726:.D726];[.A726])=3;&quot;&quot;;[.A726])" office:value-type="float" office:value="556" calcext:value-type="float">
            <text:p>556</text:p>
          </table:table-cell>
          <table:table-cell table:formula="of:=IF(COUNTIF([.B726:.E726];[.B726])=3;&quot;&quot;;[.B726])" office:value-type="float" office:value="300" calcext:value-type="float">
            <text:p>300</text:p>
          </table:table-cell>
          <table:table-cell table:formula="of:=IF(COUNTIF([.C726:.F726];[.C726])=3;&quot;&quot;;[.C726])" office:value-type="float" office:value="77" calcext:value-type="float">
            <text:p>77</text:p>
          </table:table-cell>
          <table:table-cell table:formula="of:=IF(COUNTIF([.D726:.G726];[.D726])=3;&quot;&quot;;[.D726])" office:value-type="float" office:value="614" calcext:value-type="float">
            <text:p>614</text:p>
          </table:table-cell>
          <table:table-cell table:style-name="ce5" table:formula="of:=IFERROR( IF( AND( COUNT([.E726:.H726])=3; MOD( AVERAGE([.E726:.H726]); 2)=1; MOD( AVERAGE([.I726:.L72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993" calcext:value-type="float">
            <text:p>993</text:p>
          </table:table-cell>
          <table:table-cell table:formula="of:=IF(COUNTIF([.A727:.D727];[.A727])=3;[.A727];&quot;&quot;)">
            <text:p/>
          </table:table-cell>
          <table:table-cell table:formula="of:=IF(COUNTIF([.B727:.E727];[.B727])=3;[.B727];&quot;&quot;)">
            <text:p/>
          </table:table-cell>
          <table:table-cell table:formula="of:=IF(COUNTIF([.C727:.F727];[.C727])=3;[.C727];&quot;&quot;)">
            <text:p/>
          </table:table-cell>
          <table:table-cell table:formula="of:=IF(COUNTIF([.D727:.G727];[.D727])=3;[.D727];&quot;&quot;)">
            <text:p/>
          </table:table-cell>
          <table:table-cell table:formula="of:=IF(COUNTIF([.A727:.D727];[.A727])=3;&quot;&quot;;[.A727])" office:value-type="float" office:value="993" calcext:value-type="float">
            <text:p>993</text:p>
          </table:table-cell>
          <table:table-cell table:formula="of:=IF(COUNTIF([.B727:.E727];[.B727])=3;&quot;&quot;;[.B727])" office:value-type="float" office:value="14" calcext:value-type="float">
            <text:p>14</text:p>
          </table:table-cell>
          <table:table-cell table:formula="of:=IF(COUNTIF([.C727:.F727];[.C727])=3;&quot;&quot;;[.C727])" office:value-type="float" office:value="46" calcext:value-type="float">
            <text:p>46</text:p>
          </table:table-cell>
          <table:table-cell table:formula="of:=IF(COUNTIF([.D727:.G727];[.D727])=3;&quot;&quot;;[.D727])" office:value-type="float" office:value="993" calcext:value-type="float">
            <text:p>993</text:p>
          </table:table-cell>
          <table:table-cell table:style-name="ce5" table:formula="of:=IFERROR( IF( AND( COUNT([.E727:.H727])=3; MOD( AVERAGE([.E727:.H727]); 2)=1; MOD( AVERAGE([.I727:.L72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304" calcext:value-type="float">
            <text:p>304</text:p>
          </table:table-cell>
          <table:table-cell office:value-type="float" office:value="975" calcext:value-type="float">
            <text:p>975</text:p>
          </table:table-cell>
          <table:table-cell office:value-type="float" office:value="304" calcext:value-type="float">
            <text:p>304</text:p>
          </table:table-cell>
          <table:table-cell table:formula="of:=IF(COUNTIF([.A728:.D728];[.A728])=3;[.A728];&quot;&quot;)">
            <text:p/>
          </table:table-cell>
          <table:table-cell table:formula="of:=IF(COUNTIF([.B728:.E728];[.B728])=3;[.B728];&quot;&quot;)">
            <text:p/>
          </table:table-cell>
          <table:table-cell table:formula="of:=IF(COUNTIF([.C728:.F728];[.C728])=3;[.C728];&quot;&quot;)">
            <text:p/>
          </table:table-cell>
          <table:table-cell table:formula="of:=IF(COUNTIF([.D728:.G728];[.D728])=3;[.D728];&quot;&quot;)">
            <text:p/>
          </table:table-cell>
          <table:table-cell table:formula="of:=IF(COUNTIF([.A728:.D728];[.A728])=3;&quot;&quot;;[.A728])" office:value-type="float" office:value="7" calcext:value-type="float">
            <text:p>7</text:p>
          </table:table-cell>
          <table:table-cell table:formula="of:=IF(COUNTIF([.B728:.E728];[.B728])=3;&quot;&quot;;[.B728])" office:value-type="float" office:value="304" calcext:value-type="float">
            <text:p>304</text:p>
          </table:table-cell>
          <table:table-cell table:formula="of:=IF(COUNTIF([.C728:.F728];[.C728])=3;&quot;&quot;;[.C728])" office:value-type="float" office:value="975" calcext:value-type="float">
            <text:p>975</text:p>
          </table:table-cell>
          <table:table-cell table:formula="of:=IF(COUNTIF([.D728:.G728];[.D728])=3;&quot;&quot;;[.D728])" office:value-type="float" office:value="304" calcext:value-type="float">
            <text:p>304</text:p>
          </table:table-cell>
          <table:table-cell table:style-name="ce5" table:formula="of:=IFERROR( IF( AND( COUNT([.E728:.H728])=3; MOD( AVERAGE([.E728:.H728]); 2)=1; MOD( AVERAGE([.I728:.L72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office:value-type="float" office:value="102" calcext:value-type="float">
            <text:p>102</text:p>
          </table:table-cell>
          <table:table-cell office:value-type="float" office:value="764" calcext:value-type="float">
            <text:p>764</text:p>
          </table:table-cell>
          <table:table-cell office:value-type="float" office:value="235" calcext:value-type="float">
            <text:p>235</text:p>
          </table:table-cell>
          <table:table-cell table:formula="of:=IF(COUNTIF([.A729:.D729];[.A729])=3;[.A729];&quot;&quot;)">
            <text:p/>
          </table:table-cell>
          <table:table-cell table:formula="of:=IF(COUNTIF([.B729:.E729];[.B729])=3;[.B729];&quot;&quot;)">
            <text:p/>
          </table:table-cell>
          <table:table-cell table:formula="of:=IF(COUNTIF([.C729:.F729];[.C729])=3;[.C729];&quot;&quot;)">
            <text:p/>
          </table:table-cell>
          <table:table-cell table:formula="of:=IF(COUNTIF([.D729:.G729];[.D729])=3;[.D729];&quot;&quot;)">
            <text:p/>
          </table:table-cell>
          <table:table-cell table:formula="of:=IF(COUNTIF([.A729:.D729];[.A729])=3;&quot;&quot;;[.A729])" office:value-type="float" office:value="433" calcext:value-type="float">
            <text:p>433</text:p>
          </table:table-cell>
          <table:table-cell table:formula="of:=IF(COUNTIF([.B729:.E729];[.B729])=3;&quot;&quot;;[.B729])" office:value-type="float" office:value="102" calcext:value-type="float">
            <text:p>102</text:p>
          </table:table-cell>
          <table:table-cell table:formula="of:=IF(COUNTIF([.C729:.F729];[.C729])=3;&quot;&quot;;[.C729])" office:value-type="float" office:value="764" calcext:value-type="float">
            <text:p>764</text:p>
          </table:table-cell>
          <table:table-cell table:formula="of:=IF(COUNTIF([.D729:.G729];[.D729])=3;&quot;&quot;;[.D729])" office:value-type="float" office:value="235" calcext:value-type="float">
            <text:p>235</text:p>
          </table:table-cell>
          <table:table-cell table:style-name="ce5" table:formula="of:=IFERROR( IF( AND( COUNT([.E729:.H729])=3; MOD( AVERAGE([.E729:.H729]); 2)=1; MOD( AVERAGE([.I729:.L72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office:value-type="float" office:value="611" calcext:value-type="float">
            <text:p>611</text:p>
          </table:table-cell>
          <table:table-cell office:value-type="float" office:value="189" calcext:value-type="float">
            <text:p>189</text:p>
          </table:table-cell>
          <table:table-cell office:value-type="float" office:value="779" calcext:value-type="float">
            <text:p>779</text:p>
          </table:table-cell>
          <table:table-cell table:formula="of:=IF(COUNTIF([.A730:.D730];[.A730])=3;[.A730];&quot;&quot;)">
            <text:p/>
          </table:table-cell>
          <table:table-cell table:formula="of:=IF(COUNTIF([.B730:.E730];[.B730])=3;[.B730];&quot;&quot;)">
            <text:p/>
          </table:table-cell>
          <table:table-cell table:formula="of:=IF(COUNTIF([.C730:.F730];[.C730])=3;[.C730];&quot;&quot;)">
            <text:p/>
          </table:table-cell>
          <table:table-cell table:formula="of:=IF(COUNTIF([.D730:.G730];[.D730])=3;[.D730];&quot;&quot;)">
            <text:p/>
          </table:table-cell>
          <table:table-cell table:formula="of:=IF(COUNTIF([.A730:.D730];[.A730])=3;&quot;&quot;;[.A730])" office:value-type="float" office:value="692" calcext:value-type="float">
            <text:p>692</text:p>
          </table:table-cell>
          <table:table-cell table:formula="of:=IF(COUNTIF([.B730:.E730];[.B730])=3;&quot;&quot;;[.B730])" office:value-type="float" office:value="611" calcext:value-type="float">
            <text:p>611</text:p>
          </table:table-cell>
          <table:table-cell table:formula="of:=IF(COUNTIF([.C730:.F730];[.C730])=3;&quot;&quot;;[.C730])" office:value-type="float" office:value="189" calcext:value-type="float">
            <text:p>189</text:p>
          </table:table-cell>
          <table:table-cell table:formula="of:=IF(COUNTIF([.D730:.G730];[.D730])=3;&quot;&quot;;[.D730])" office:value-type="float" office:value="779" calcext:value-type="float">
            <text:p>779</text:p>
          </table:table-cell>
          <table:table-cell table:style-name="ce5" table:formula="of:=IFERROR( IF( AND( COUNT([.E730:.H730])=3; MOD( AVERAGE([.E730:.H730]); 2)=1; MOD( AVERAGE([.I730:.L73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88" calcext:value-type="float">
            <text:p>288</text:p>
          </table:table-cell>
          <table:table-cell office:value-type="float" office:value="62" calcext:value-type="float">
            <text:p>62</text:p>
          </table:table-cell>
          <table:table-cell office:value-type="float" office:value="481" calcext:value-type="float">
            <text:p>481</text:p>
          </table:table-cell>
          <table:table-cell table:formula="of:=IF(COUNTIF([.A731:.D731];[.A731])=3;[.A731];&quot;&quot;)">
            <text:p/>
          </table:table-cell>
          <table:table-cell table:formula="of:=IF(COUNTIF([.B731:.E731];[.B731])=3;[.B731];&quot;&quot;)">
            <text:p/>
          </table:table-cell>
          <table:table-cell table:formula="of:=IF(COUNTIF([.C731:.F731];[.C731])=3;[.C731];&quot;&quot;)">
            <text:p/>
          </table:table-cell>
          <table:table-cell table:formula="of:=IF(COUNTIF([.D731:.G731];[.D731])=3;[.D731];&quot;&quot;)">
            <text:p/>
          </table:table-cell>
          <table:table-cell table:formula="of:=IF(COUNTIF([.A731:.D731];[.A731])=3;&quot;&quot;;[.A731])" office:value-type="float" office:value="916" calcext:value-type="float">
            <text:p>916</text:p>
          </table:table-cell>
          <table:table-cell table:formula="of:=IF(COUNTIF([.B731:.E731];[.B731])=3;&quot;&quot;;[.B731])" office:value-type="float" office:value="288" calcext:value-type="float">
            <text:p>288</text:p>
          </table:table-cell>
          <table:table-cell table:formula="of:=IF(COUNTIF([.C731:.F731];[.C731])=3;&quot;&quot;;[.C731])" office:value-type="float" office:value="62" calcext:value-type="float">
            <text:p>62</text:p>
          </table:table-cell>
          <table:table-cell table:formula="of:=IF(COUNTIF([.D731:.G731];[.D731])=3;&quot;&quot;;[.D731])" office:value-type="float" office:value="481" calcext:value-type="float">
            <text:p>481</text:p>
          </table:table-cell>
          <table:table-cell table:style-name="ce5" table:formula="of:=IFERROR( IF( AND( COUNT([.E731:.H731])=3; MOD( AVERAGE([.E731:.H731]); 2)=1; MOD( AVERAGE([.I731:.L73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737" calcext:value-type="float">
            <text:p>737</text:p>
          </table:table-cell>
          <table:table-cell table:formula="of:=IF(COUNTIF([.A732:.D732];[.A732])=3;[.A732];&quot;&quot;)">
            <text:p/>
          </table:table-cell>
          <table:table-cell table:formula="of:=IF(COUNTIF([.B732:.E732];[.B732])=3;[.B732];&quot;&quot;)">
            <text:p/>
          </table:table-cell>
          <table:table-cell table:formula="of:=IF(COUNTIF([.C732:.F732];[.C732])=3;[.C732];&quot;&quot;)">
            <text:p/>
          </table:table-cell>
          <table:table-cell table:formula="of:=IF(COUNTIF([.D732:.G732];[.D732])=3;[.D732];&quot;&quot;)">
            <text:p/>
          </table:table-cell>
          <table:table-cell table:formula="of:=IF(COUNTIF([.A732:.D732];[.A732])=3;&quot;&quot;;[.A732])" office:value-type="float" office:value="184" calcext:value-type="float">
            <text:p>184</text:p>
          </table:table-cell>
          <table:table-cell table:formula="of:=IF(COUNTIF([.B732:.E732];[.B732])=3;&quot;&quot;;[.B732])" office:value-type="float" office:value="90" calcext:value-type="float">
            <text:p>90</text:p>
          </table:table-cell>
          <table:table-cell table:formula="of:=IF(COUNTIF([.C732:.F732];[.C732])=3;&quot;&quot;;[.C732])" office:value-type="float" office:value="89" calcext:value-type="float">
            <text:p>89</text:p>
          </table:table-cell>
          <table:table-cell table:formula="of:=IF(COUNTIF([.D732:.G732];[.D732])=3;&quot;&quot;;[.D732])" office:value-type="float" office:value="737" calcext:value-type="float">
            <text:p>737</text:p>
          </table:table-cell>
          <table:table-cell table:style-name="ce5" table:formula="of:=IFERROR( IF( AND( COUNT([.E732:.H732])=3; MOD( AVERAGE([.E732:.H732]); 2)=1; MOD( AVERAGE([.I732:.L73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296" calcext:value-type="float">
            <text:p>296</text:p>
          </table:table-cell>
          <table:table-cell office:value-type="float" office:value="354" calcext:value-type="float">
            <text:p>354</text:p>
          </table:table-cell>
          <table:table-cell table:formula="of:=IF(COUNTIF([.A733:.D733];[.A733])=3;[.A733];&quot;&quot;)">
            <text:p/>
          </table:table-cell>
          <table:table-cell table:formula="of:=IF(COUNTIF([.B733:.E733];[.B733])=3;[.B733];&quot;&quot;)">
            <text:p/>
          </table:table-cell>
          <table:table-cell table:formula="of:=IF(COUNTIF([.C733:.F733];[.C733])=3;[.C733];&quot;&quot;)">
            <text:p/>
          </table:table-cell>
          <table:table-cell table:formula="of:=IF(COUNTIF([.D733:.G733];[.D733])=3;[.D733];&quot;&quot;)">
            <text:p/>
          </table:table-cell>
          <table:table-cell table:formula="of:=IF(COUNTIF([.A733:.D733];[.A733])=3;&quot;&quot;;[.A733])" office:value-type="float" office:value="351" calcext:value-type="float">
            <text:p>351</text:p>
          </table:table-cell>
          <table:table-cell table:formula="of:=IF(COUNTIF([.B733:.E733];[.B733])=3;&quot;&quot;;[.B733])" office:value-type="float" office:value="69" calcext:value-type="float">
            <text:p>69</text:p>
          </table:table-cell>
          <table:table-cell table:formula="of:=IF(COUNTIF([.C733:.F733];[.C733])=3;&quot;&quot;;[.C733])" office:value-type="float" office:value="296" calcext:value-type="float">
            <text:p>296</text:p>
          </table:table-cell>
          <table:table-cell table:formula="of:=IF(COUNTIF([.D733:.G733];[.D733])=3;&quot;&quot;;[.D733])" office:value-type="float" office:value="354" calcext:value-type="float">
            <text:p>354</text:p>
          </table:table-cell>
          <table:table-cell table:style-name="ce5" table:formula="of:=IFERROR( IF( AND( COUNT([.E733:.H733])=3; MOD( AVERAGE([.E733:.H733]); 2)=1; MOD( AVERAGE([.I733:.L73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534" calcext:value-type="float">
            <text:p>534</text:p>
          </table:table-cell>
          <table:table-cell office:value-type="float" office:value="531" calcext:value-type="float">
            <text:p>531</text:p>
          </table:table-cell>
          <table:table-cell office:value-type="float" office:value="662" calcext:value-type="float">
            <text:p>662</text:p>
          </table:table-cell>
          <table:table-cell table:formula="of:=IF(COUNTIF([.A734:.D734];[.A734])=3;[.A734];&quot;&quot;)">
            <text:p/>
          </table:table-cell>
          <table:table-cell table:formula="of:=IF(COUNTIF([.B734:.E734];[.B734])=3;[.B734];&quot;&quot;)">
            <text:p/>
          </table:table-cell>
          <table:table-cell table:formula="of:=IF(COUNTIF([.C734:.F734];[.C734])=3;[.C734];&quot;&quot;)">
            <text:p/>
          </table:table-cell>
          <table:table-cell table:formula="of:=IF(COUNTIF([.D734:.G734];[.D734])=3;[.D734];&quot;&quot;)">
            <text:p/>
          </table:table-cell>
          <table:table-cell table:formula="of:=IF(COUNTIF([.A734:.D734];[.A734])=3;&quot;&quot;;[.A734])" office:value-type="float" office:value="7" calcext:value-type="float">
            <text:p>7</text:p>
          </table:table-cell>
          <table:table-cell table:formula="of:=IF(COUNTIF([.B734:.E734];[.B734])=3;&quot;&quot;;[.B734])" office:value-type="float" office:value="534" calcext:value-type="float">
            <text:p>534</text:p>
          </table:table-cell>
          <table:table-cell table:formula="of:=IF(COUNTIF([.C734:.F734];[.C734])=3;&quot;&quot;;[.C734])" office:value-type="float" office:value="531" calcext:value-type="float">
            <text:p>531</text:p>
          </table:table-cell>
          <table:table-cell table:formula="of:=IF(COUNTIF([.D734:.G734];[.D734])=3;&quot;&quot;;[.D734])" office:value-type="float" office:value="662" calcext:value-type="float">
            <text:p>662</text:p>
          </table:table-cell>
          <table:table-cell table:style-name="ce5" table:formula="of:=IFERROR( IF( AND( COUNT([.E734:.H734])=3; MOD( AVERAGE([.E734:.H734]); 2)=1; MOD( AVERAGE([.I734:.L73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office:value-type="float" office:value="398" calcext:value-type="float">
            <text:p>398</text:p>
          </table:table-cell>
          <table:table-cell office:value-type="float" office:value="911" calcext:value-type="float">
            <text:p>911</text:p>
          </table:table-cell>
          <table:table-cell table:formula="of:=IF(COUNTIF([.A735:.D735];[.A735])=3;[.A735];&quot;&quot;)">
            <text:p/>
          </table:table-cell>
          <table:table-cell table:formula="of:=IF(COUNTIF([.B735:.E735];[.B735])=3;[.B735];&quot;&quot;)">
            <text:p/>
          </table:table-cell>
          <table:table-cell table:formula="of:=IF(COUNTIF([.C735:.F735];[.C735])=3;[.C735];&quot;&quot;)">
            <text:p/>
          </table:table-cell>
          <table:table-cell table:formula="of:=IF(COUNTIF([.D735:.G735];[.D735])=3;[.D735];&quot;&quot;)">
            <text:p/>
          </table:table-cell>
          <table:table-cell table:formula="of:=IF(COUNTIF([.A735:.D735];[.A735])=3;&quot;&quot;;[.A735])" office:value-type="float" office:value="18" calcext:value-type="float">
            <text:p>18</text:p>
          </table:table-cell>
          <table:table-cell table:formula="of:=IF(COUNTIF([.B735:.E735];[.B735])=3;&quot;&quot;;[.B735])" office:value-type="float" office:value="330" calcext:value-type="float">
            <text:p>330</text:p>
          </table:table-cell>
          <table:table-cell table:formula="of:=IF(COUNTIF([.C735:.F735];[.C735])=3;&quot;&quot;;[.C735])" office:value-type="float" office:value="398" calcext:value-type="float">
            <text:p>398</text:p>
          </table:table-cell>
          <table:table-cell table:formula="of:=IF(COUNTIF([.D735:.G735];[.D735])=3;&quot;&quot;;[.D735])" office:value-type="float" office:value="911" calcext:value-type="float">
            <text:p>911</text:p>
          </table:table-cell>
          <table:table-cell table:style-name="ce5" table:formula="of:=IFERROR( IF( AND( COUNT([.E735:.H735])=3; MOD( AVERAGE([.E735:.H735]); 2)=1; MOD( AVERAGE([.I735:.L73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961" calcext:value-type="float">
            <text:p>961</text:p>
          </table:table-cell>
          <table:table-cell office:value-type="float" office:value="98" calcext:value-type="float">
            <text:p>98</text:p>
          </table:table-cell>
          <table:table-cell office:value-type="float" office:value="675" calcext:value-type="float">
            <text:p>675</text:p>
          </table:table-cell>
          <table:table-cell table:formula="of:=IF(COUNTIF([.A736:.D736];[.A736])=3;[.A736];&quot;&quot;)">
            <text:p/>
          </table:table-cell>
          <table:table-cell table:formula="of:=IF(COUNTIF([.B736:.E736];[.B736])=3;[.B736];&quot;&quot;)">
            <text:p/>
          </table:table-cell>
          <table:table-cell table:formula="of:=IF(COUNTIF([.C736:.F736];[.C736])=3;[.C736];&quot;&quot;)">
            <text:p/>
          </table:table-cell>
          <table:table-cell table:formula="of:=IF(COUNTIF([.D736:.G736];[.D736])=3;[.D736];&quot;&quot;)">
            <text:p/>
          </table:table-cell>
          <table:table-cell table:formula="of:=IF(COUNTIF([.A736:.D736];[.A736])=3;&quot;&quot;;[.A736])" office:value-type="float" office:value="587" calcext:value-type="float">
            <text:p>587</text:p>
          </table:table-cell>
          <table:table-cell table:formula="of:=IF(COUNTIF([.B736:.E736];[.B736])=3;&quot;&quot;;[.B736])" office:value-type="float" office:value="961" calcext:value-type="float">
            <text:p>961</text:p>
          </table:table-cell>
          <table:table-cell table:formula="of:=IF(COUNTIF([.C736:.F736];[.C736])=3;&quot;&quot;;[.C736])" office:value-type="float" office:value="98" calcext:value-type="float">
            <text:p>98</text:p>
          </table:table-cell>
          <table:table-cell table:formula="of:=IF(COUNTIF([.D736:.G736];[.D736])=3;&quot;&quot;;[.D736])" office:value-type="float" office:value="675" calcext:value-type="float">
            <text:p>675</text:p>
          </table:table-cell>
          <table:table-cell table:style-name="ce5" table:formula="of:=IFERROR( IF( AND( COUNT([.E736:.H736])=3; MOD( AVERAGE([.E736:.H736]); 2)=1; MOD( AVERAGE([.I736:.L73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819" calcext:value-type="float">
            <text:p>819</text:p>
          </table:table-cell>
          <table:table-cell office:value-type="float" office:value="65" calcext:value-type="float">
            <text:p>65</text:p>
          </table:table-cell>
          <table:table-cell table:formula="of:=IF(COUNTIF([.A737:.D737];[.A737])=3;[.A737];&quot;&quot;)" office:value-type="float" office:value="65" calcext:value-type="float">
            <text:p>65</text:p>
          </table:table-cell>
          <table:table-cell table:formula="of:=IF(COUNTIF([.B737:.E737];[.B737])=3;[.B737];&quot;&quot;)" office:value-type="float" office:value="65" calcext:value-type="float">
            <text:p>65</text:p>
          </table:table-cell>
          <table:table-cell table:formula="of:=IF(COUNTIF([.C737:.F737];[.C737])=3;[.C737];&quot;&quot;)">
            <text:p/>
          </table:table-cell>
          <table:table-cell table:formula="of:=IF(COUNTIF([.D737:.G737];[.D737])=3;[.D737];&quot;&quot;)" office:value-type="float" office:value="65" calcext:value-type="float">
            <text:p>65</text:p>
          </table:table-cell>
          <table:table-cell table:formula="of:=IF(COUNTIF([.A737:.D737];[.A737])=3;&quot;&quot;;[.A737])">
            <text:p/>
          </table:table-cell>
          <table:table-cell table:formula="of:=IF(COUNTIF([.B737:.E737];[.B737])=3;&quot;&quot;;[.B737])">
            <text:p/>
          </table:table-cell>
          <table:table-cell table:formula="of:=IF(COUNTIF([.C737:.F737];[.C737])=3;&quot;&quot;;[.C737])" office:value-type="float" office:value="819" calcext:value-type="float">
            <text:p>819</text:p>
          </table:table-cell>
          <table:table-cell table:formula="of:=IF(COUNTIF([.D737:.G737];[.D737])=3;&quot;&quot;;[.D737])">
            <text:p/>
          </table:table-cell>
          <table:table-cell table:style-name="ce5" table:formula="of:=IFERROR( IF( AND( COUNT([.E737:.H737])=3; MOD( AVERAGE([.E737:.H737]); 2)=1; MOD( AVERAGE([.I737:.L73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973" calcext:value-type="float">
            <text:p>973</text:p>
          </table:table-cell>
          <table:table-cell office:value-type="float" office:value="792" calcext:value-type="float">
            <text:p>792</text:p>
          </table:table-cell>
          <table:table-cell office:value-type="float" office:value="104" calcext:value-type="float">
            <text:p>104</text:p>
          </table:table-cell>
          <table:table-cell table:formula="of:=IF(COUNTIF([.A738:.D738];[.A738])=3;[.A738];&quot;&quot;)">
            <text:p/>
          </table:table-cell>
          <table:table-cell table:formula="of:=IF(COUNTIF([.B738:.E738];[.B738])=3;[.B738];&quot;&quot;)">
            <text:p/>
          </table:table-cell>
          <table:table-cell table:formula="of:=IF(COUNTIF([.C738:.F738];[.C738])=3;[.C738];&quot;&quot;)">
            <text:p/>
          </table:table-cell>
          <table:table-cell table:formula="of:=IF(COUNTIF([.D738:.G738];[.D738])=3;[.D738];&quot;&quot;)">
            <text:p/>
          </table:table-cell>
          <table:table-cell table:formula="of:=IF(COUNTIF([.A738:.D738];[.A738])=3;&quot;&quot;;[.A738])" office:value-type="float" office:value="19" calcext:value-type="float">
            <text:p>19</text:p>
          </table:table-cell>
          <table:table-cell table:formula="of:=IF(COUNTIF([.B738:.E738];[.B738])=3;&quot;&quot;;[.B738])" office:value-type="float" office:value="973" calcext:value-type="float">
            <text:p>973</text:p>
          </table:table-cell>
          <table:table-cell table:formula="of:=IF(COUNTIF([.C738:.F738];[.C738])=3;&quot;&quot;;[.C738])" office:value-type="float" office:value="792" calcext:value-type="float">
            <text:p>792</text:p>
          </table:table-cell>
          <table:table-cell table:formula="of:=IF(COUNTIF([.D738:.G738];[.D738])=3;&quot;&quot;;[.D738])" office:value-type="float" office:value="104" calcext:value-type="float">
            <text:p>104</text:p>
          </table:table-cell>
          <table:table-cell table:style-name="ce5" table:formula="of:=IFERROR( IF( AND( COUNT([.E738:.H738])=3; MOD( AVERAGE([.E738:.H738]); 2)=1; MOD( AVERAGE([.I738:.L73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3" calcext:value-type="float">
            <text:p>143</text:p>
          </table:table-cell>
          <table:table-cell office:value-type="float" office:value="840" calcext:value-type="float">
            <text:p>840</text:p>
          </table:table-cell>
          <table:table-cell office:value-type="float" office:value="60" calcext:value-type="float">
            <text:p>60</text:p>
          </table:table-cell>
          <table:table-cell table:formula="of:=IF(COUNTIF([.A739:.D739];[.A739])=3;[.A739];&quot;&quot;)">
            <text:p/>
          </table:table-cell>
          <table:table-cell table:formula="of:=IF(COUNTIF([.B739:.E739];[.B739])=3;[.B739];&quot;&quot;)">
            <text:p/>
          </table:table-cell>
          <table:table-cell table:formula="of:=IF(COUNTIF([.C739:.F739];[.C739])=3;[.C739];&quot;&quot;)">
            <text:p/>
          </table:table-cell>
          <table:table-cell table:formula="of:=IF(COUNTIF([.D739:.G739];[.D739])=3;[.D739];&quot;&quot;)">
            <text:p/>
          </table:table-cell>
          <table:table-cell table:formula="of:=IF(COUNTIF([.A739:.D739];[.A739])=3;&quot;&quot;;[.A739])" office:value-type="float" office:value="987" calcext:value-type="float">
            <text:p>987</text:p>
          </table:table-cell>
          <table:table-cell table:formula="of:=IF(COUNTIF([.B739:.E739];[.B739])=3;&quot;&quot;;[.B739])" office:value-type="float" office:value="143" calcext:value-type="float">
            <text:p>143</text:p>
          </table:table-cell>
          <table:table-cell table:formula="of:=IF(COUNTIF([.C739:.F739];[.C739])=3;&quot;&quot;;[.C739])" office:value-type="float" office:value="840" calcext:value-type="float">
            <text:p>840</text:p>
          </table:table-cell>
          <table:table-cell table:formula="of:=IF(COUNTIF([.D739:.G739];[.D739])=3;&quot;&quot;;[.D739])" office:value-type="float" office:value="60" calcext:value-type="float">
            <text:p>60</text:p>
          </table:table-cell>
          <table:table-cell table:style-name="ce5" table:formula="of:=IFERROR( IF( AND( COUNT([.E739:.H739])=3; MOD( AVERAGE([.E739:.H739]); 2)=1; MOD( AVERAGE([.I739:.L73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31" calcext:value-type="float">
            <text:p>831</text:p>
          </table:table-cell>
          <table:table-cell office:value-type="float" office:value="318" calcext:value-type="float">
            <text:p>318</text:p>
          </table:table-cell>
          <table:table-cell office:value-type="float" office:value="876" calcext:value-type="float">
            <text:p>876</text:p>
          </table:table-cell>
          <table:table-cell office:value-type="float" office:value="792" calcext:value-type="float">
            <text:p>792</text:p>
          </table:table-cell>
          <table:table-cell table:formula="of:=IF(COUNTIF([.A740:.D740];[.A740])=3;[.A740];&quot;&quot;)">
            <text:p/>
          </table:table-cell>
          <table:table-cell table:formula="of:=IF(COUNTIF([.B740:.E740];[.B740])=3;[.B740];&quot;&quot;)">
            <text:p/>
          </table:table-cell>
          <table:table-cell table:formula="of:=IF(COUNTIF([.C740:.F740];[.C740])=3;[.C740];&quot;&quot;)">
            <text:p/>
          </table:table-cell>
          <table:table-cell table:formula="of:=IF(COUNTIF([.D740:.G740];[.D740])=3;[.D740];&quot;&quot;)">
            <text:p/>
          </table:table-cell>
          <table:table-cell table:formula="of:=IF(COUNTIF([.A740:.D740];[.A740])=3;&quot;&quot;;[.A740])" office:value-type="float" office:value="831" calcext:value-type="float">
            <text:p>831</text:p>
          </table:table-cell>
          <table:table-cell table:formula="of:=IF(COUNTIF([.B740:.E740];[.B740])=3;&quot;&quot;;[.B740])" office:value-type="float" office:value="318" calcext:value-type="float">
            <text:p>318</text:p>
          </table:table-cell>
          <table:table-cell table:formula="of:=IF(COUNTIF([.C740:.F740];[.C740])=3;&quot;&quot;;[.C740])" office:value-type="float" office:value="876" calcext:value-type="float">
            <text:p>876</text:p>
          </table:table-cell>
          <table:table-cell table:formula="of:=IF(COUNTIF([.D740:.G740];[.D740])=3;&quot;&quot;;[.D740])" office:value-type="float" office:value="792" calcext:value-type="float">
            <text:p>792</text:p>
          </table:table-cell>
          <table:table-cell table:style-name="ce5" table:formula="of:=IFERROR( IF( AND( COUNT([.E740:.H740])=3; MOD( AVERAGE([.E740:.H740]); 2)=1; MOD( AVERAGE([.I740:.L74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office:value-type="float" office:value="532" calcext:value-type="float">
            <text:p>532</text:p>
          </table:table-cell>
          <table:table-cell office:value-type="float" office:value="141" calcext:value-type="float">
            <text:p>141</text:p>
          </table:table-cell>
          <table:table-cell office:value-type="float" office:value="322" calcext:value-type="float">
            <text:p>322</text:p>
          </table:table-cell>
          <table:table-cell table:formula="of:=IF(COUNTIF([.A741:.D741];[.A741])=3;[.A741];&quot;&quot;)">
            <text:p/>
          </table:table-cell>
          <table:table-cell table:formula="of:=IF(COUNTIF([.B741:.E741];[.B741])=3;[.B741];&quot;&quot;)">
            <text:p/>
          </table:table-cell>
          <table:table-cell table:formula="of:=IF(COUNTIF([.C741:.F741];[.C741])=3;[.C741];&quot;&quot;)">
            <text:p/>
          </table:table-cell>
          <table:table-cell table:formula="of:=IF(COUNTIF([.D741:.G741];[.D741])=3;[.D741];&quot;&quot;)">
            <text:p/>
          </table:table-cell>
          <table:table-cell table:formula="of:=IF(COUNTIF([.A741:.D741];[.A741])=3;&quot;&quot;;[.A741])" office:value-type="float" office:value="151" calcext:value-type="float">
            <text:p>151</text:p>
          </table:table-cell>
          <table:table-cell table:formula="of:=IF(COUNTIF([.B741:.E741];[.B741])=3;&quot;&quot;;[.B741])" office:value-type="float" office:value="532" calcext:value-type="float">
            <text:p>532</text:p>
          </table:table-cell>
          <table:table-cell table:formula="of:=IF(COUNTIF([.C741:.F741];[.C741])=3;&quot;&quot;;[.C741])" office:value-type="float" office:value="141" calcext:value-type="float">
            <text:p>141</text:p>
          </table:table-cell>
          <table:table-cell table:formula="of:=IF(COUNTIF([.D741:.G741];[.D741])=3;&quot;&quot;;[.D741])" office:value-type="float" office:value="322" calcext:value-type="float">
            <text:p>322</text:p>
          </table:table-cell>
          <table:table-cell table:style-name="ce5" table:formula="of:=IFERROR( IF( AND( COUNT([.E741:.H741])=3; MOD( AVERAGE([.E741:.H741]); 2)=1; MOD( AVERAGE([.I741:.L74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96" calcext:value-type="float">
            <text:p>896</text:p>
          </table:table-cell>
          <table:table-cell office:value-type="float" office:value="208" calcext:value-type="float">
            <text:p>208</text:p>
          </table:table-cell>
          <table:table-cell office:value-type="float" office:value="659" calcext:value-type="float">
            <text:p>659</text:p>
          </table:table-cell>
          <table:table-cell office:value-type="float" office:value="140" calcext:value-type="float">
            <text:p>140</text:p>
          </table:table-cell>
          <table:table-cell table:formula="of:=IF(COUNTIF([.A742:.D742];[.A742])=3;[.A742];&quot;&quot;)">
            <text:p/>
          </table:table-cell>
          <table:table-cell table:formula="of:=IF(COUNTIF([.B742:.E742];[.B742])=3;[.B742];&quot;&quot;)">
            <text:p/>
          </table:table-cell>
          <table:table-cell table:formula="of:=IF(COUNTIF([.C742:.F742];[.C742])=3;[.C742];&quot;&quot;)">
            <text:p/>
          </table:table-cell>
          <table:table-cell table:formula="of:=IF(COUNTIF([.D742:.G742];[.D742])=3;[.D742];&quot;&quot;)">
            <text:p/>
          </table:table-cell>
          <table:table-cell table:formula="of:=IF(COUNTIF([.A742:.D742];[.A742])=3;&quot;&quot;;[.A742])" office:value-type="float" office:value="896" calcext:value-type="float">
            <text:p>896</text:p>
          </table:table-cell>
          <table:table-cell table:formula="of:=IF(COUNTIF([.B742:.E742];[.B742])=3;&quot;&quot;;[.B742])" office:value-type="float" office:value="208" calcext:value-type="float">
            <text:p>208</text:p>
          </table:table-cell>
          <table:table-cell table:formula="of:=IF(COUNTIF([.C742:.F742];[.C742])=3;&quot;&quot;;[.C742])" office:value-type="float" office:value="659" calcext:value-type="float">
            <text:p>659</text:p>
          </table:table-cell>
          <table:table-cell table:formula="of:=IF(COUNTIF([.D742:.G742];[.D742])=3;&quot;&quot;;[.D742])" office:value-type="float" office:value="140" calcext:value-type="float">
            <text:p>140</text:p>
          </table:table-cell>
          <table:table-cell table:style-name="ce5" table:formula="of:=IFERROR( IF( AND( COUNT([.E742:.H742])=3; MOD( AVERAGE([.E742:.H742]); 2)=1; MOD( AVERAGE([.I742:.L74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office:value-type="float" office:value="118" calcext:value-type="float">
            <text:p>118</text:p>
          </table:table-cell>
          <table:table-cell office:value-type="float" office:value="943" calcext:value-type="float">
            <text:p>943</text:p>
          </table:table-cell>
          <table:table-cell office:value-type="float" office:value="125" calcext:value-type="float">
            <text:p>125</text:p>
          </table:table-cell>
          <table:table-cell table:formula="of:=IF(COUNTIF([.A743:.D743];[.A743])=3;[.A743];&quot;&quot;)">
            <text:p/>
          </table:table-cell>
          <table:table-cell table:formula="of:=IF(COUNTIF([.B743:.E743];[.B743])=3;[.B743];&quot;&quot;)">
            <text:p/>
          </table:table-cell>
          <table:table-cell table:formula="of:=IF(COUNTIF([.C743:.F743];[.C743])=3;[.C743];&quot;&quot;)">
            <text:p/>
          </table:table-cell>
          <table:table-cell table:formula="of:=IF(COUNTIF([.D743:.G743];[.D743])=3;[.D743];&quot;&quot;)">
            <text:p/>
          </table:table-cell>
          <table:table-cell table:formula="of:=IF(COUNTIF([.A743:.D743];[.A743])=3;&quot;&quot;;[.A743])" office:value-type="float" office:value="862" calcext:value-type="float">
            <text:p>862</text:p>
          </table:table-cell>
          <table:table-cell table:formula="of:=IF(COUNTIF([.B743:.E743];[.B743])=3;&quot;&quot;;[.B743])" office:value-type="float" office:value="118" calcext:value-type="float">
            <text:p>118</text:p>
          </table:table-cell>
          <table:table-cell table:formula="of:=IF(COUNTIF([.C743:.F743];[.C743])=3;&quot;&quot;;[.C743])" office:value-type="float" office:value="943" calcext:value-type="float">
            <text:p>943</text:p>
          </table:table-cell>
          <table:table-cell table:formula="of:=IF(COUNTIF([.D743:.G743];[.D743])=3;&quot;&quot;;[.D743])" office:value-type="float" office:value="125" calcext:value-type="float">
            <text:p>125</text:p>
          </table:table-cell>
          <table:table-cell table:style-name="ce5" table:formula="of:=IFERROR( IF( AND( COUNT([.E743:.H743])=3; MOD( AVERAGE([.E743:.H743]); 2)=1; MOD( AVERAGE([.I743:.L74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  <table:table-cell office:value-type="float" office:value="652" calcext:value-type="float">
            <text:p>652</text:p>
          </table:table-cell>
          <table:table-cell office:value-type="float" office:value="311" calcext:value-type="float">
            <text:p>311</text:p>
          </table:table-cell>
          <table:table-cell table:formula="of:=IF(COUNTIF([.A744:.D744];[.A744])=3;[.A744];&quot;&quot;)">
            <text:p/>
          </table:table-cell>
          <table:table-cell table:formula="of:=IF(COUNTIF([.B744:.E744];[.B744])=3;[.B744];&quot;&quot;)">
            <text:p/>
          </table:table-cell>
          <table:table-cell table:formula="of:=IF(COUNTIF([.C744:.F744];[.C744])=3;[.C744];&quot;&quot;)">
            <text:p/>
          </table:table-cell>
          <table:table-cell table:formula="of:=IF(COUNTIF([.D744:.G744];[.D744])=3;[.D744];&quot;&quot;)">
            <text:p/>
          </table:table-cell>
          <table:table-cell table:formula="of:=IF(COUNTIF([.A744:.D744];[.A744])=3;&quot;&quot;;[.A744])" office:value-type="float" office:value="224" calcext:value-type="float">
            <text:p>224</text:p>
          </table:table-cell>
          <table:table-cell table:formula="of:=IF(COUNTIF([.B744:.E744];[.B744])=3;&quot;&quot;;[.B744])" office:value-type="float" office:value="40" calcext:value-type="float">
            <text:p>40</text:p>
          </table:table-cell>
          <table:table-cell table:formula="of:=IF(COUNTIF([.C744:.F744];[.C744])=3;&quot;&quot;;[.C744])" office:value-type="float" office:value="652" calcext:value-type="float">
            <text:p>652</text:p>
          </table:table-cell>
          <table:table-cell table:formula="of:=IF(COUNTIF([.D744:.G744];[.D744])=3;&quot;&quot;;[.D744])" office:value-type="float" office:value="311" calcext:value-type="float">
            <text:p>311</text:p>
          </table:table-cell>
          <table:table-cell table:style-name="ce5" table:formula="of:=IFERROR( IF( AND( COUNT([.E744:.H744])=3; MOD( AVERAGE([.E744:.H744]); 2)=1; MOD( AVERAGE([.I744:.L74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550" calcext:value-type="float">
            <text:p>550</text:p>
          </table:table-cell>
          <table:table-cell table:formula="of:=IF(COUNTIF([.A745:.D745];[.A745])=3;[.A745];&quot;&quot;)">
            <text:p/>
          </table:table-cell>
          <table:table-cell table:formula="of:=IF(COUNTIF([.B745:.E745];[.B745])=3;[.B745];&quot;&quot;)">
            <text:p/>
          </table:table-cell>
          <table:table-cell table:formula="of:=IF(COUNTIF([.C745:.F745];[.C745])=3;[.C745];&quot;&quot;)">
            <text:p/>
          </table:table-cell>
          <table:table-cell table:formula="of:=IF(COUNTIF([.D745:.G745];[.D745])=3;[.D745];&quot;&quot;)">
            <text:p/>
          </table:table-cell>
          <table:table-cell table:formula="of:=IF(COUNTIF([.A745:.D745];[.A745])=3;&quot;&quot;;[.A745])" office:value-type="float" office:value="537" calcext:value-type="float">
            <text:p>537</text:p>
          </table:table-cell>
          <table:table-cell table:formula="of:=IF(COUNTIF([.B745:.E745];[.B745])=3;&quot;&quot;;[.B745])" office:value-type="float" office:value="745" calcext:value-type="float">
            <text:p>745</text:p>
          </table:table-cell>
          <table:table-cell table:formula="of:=IF(COUNTIF([.C745:.F745];[.C745])=3;&quot;&quot;;[.C745])" office:value-type="float" office:value="550" calcext:value-type="float">
            <text:p>550</text:p>
          </table:table-cell>
          <table:table-cell table:formula="of:=IF(COUNTIF([.D745:.G745];[.D745])=3;&quot;&quot;;[.D745])" office:value-type="float" office:value="550" calcext:value-type="float">
            <text:p>550</text:p>
          </table:table-cell>
          <table:table-cell table:style-name="ce5" table:formula="of:=IFERROR( IF( AND( COUNT([.E745:.H745])=3; MOD( AVERAGE([.E745:.H745]); 2)=1; MOD( AVERAGE([.I745:.L74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93" calcext:value-type="float">
            <text:p>993</text:p>
          </table:table-cell>
          <table:table-cell office:value-type="float" office:value="621" calcext:value-type="float">
            <text:p>621</text:p>
          </table:table-cell>
          <table:table-cell office:value-type="float" office:value="268" calcext:value-type="float">
            <text:p>268</text:p>
          </table:table-cell>
          <table:table-cell office:value-type="float" office:value="680" calcext:value-type="float">
            <text:p>680</text:p>
          </table:table-cell>
          <table:table-cell table:formula="of:=IF(COUNTIF([.A746:.D746];[.A746])=3;[.A746];&quot;&quot;)">
            <text:p/>
          </table:table-cell>
          <table:table-cell table:formula="of:=IF(COUNTIF([.B746:.E746];[.B746])=3;[.B746];&quot;&quot;)">
            <text:p/>
          </table:table-cell>
          <table:table-cell table:formula="of:=IF(COUNTIF([.C746:.F746];[.C746])=3;[.C746];&quot;&quot;)">
            <text:p/>
          </table:table-cell>
          <table:table-cell table:formula="of:=IF(COUNTIF([.D746:.G746];[.D746])=3;[.D746];&quot;&quot;)">
            <text:p/>
          </table:table-cell>
          <table:table-cell table:formula="of:=IF(COUNTIF([.A746:.D746];[.A746])=3;&quot;&quot;;[.A746])" office:value-type="float" office:value="993" calcext:value-type="float">
            <text:p>993</text:p>
          </table:table-cell>
          <table:table-cell table:formula="of:=IF(COUNTIF([.B746:.E746];[.B746])=3;&quot;&quot;;[.B746])" office:value-type="float" office:value="621" calcext:value-type="float">
            <text:p>621</text:p>
          </table:table-cell>
          <table:table-cell table:formula="of:=IF(COUNTIF([.C746:.F746];[.C746])=3;&quot;&quot;;[.C746])" office:value-type="float" office:value="268" calcext:value-type="float">
            <text:p>268</text:p>
          </table:table-cell>
          <table:table-cell table:formula="of:=IF(COUNTIF([.D746:.G746];[.D746])=3;&quot;&quot;;[.D746])" office:value-type="float" office:value="680" calcext:value-type="float">
            <text:p>680</text:p>
          </table:table-cell>
          <table:table-cell table:style-name="ce5" table:formula="of:=IFERROR( IF( AND( COUNT([.E746:.H746])=3; MOD( AVERAGE([.E746:.H746]); 2)=1; MOD( AVERAGE([.I746:.L74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81" calcext:value-type="float">
            <text:p>981</text:p>
          </table:table-cell>
          <table:table-cell office:value-type="float" office:value="981" calcext:value-type="float">
            <text:p>981</text:p>
          </table:table-cell>
          <table:table-cell office:value-type="float" office:value="266" calcext:value-type="float">
            <text:p>266</text:p>
          </table:table-cell>
          <table:table-cell office:value-type="float" office:value="905" calcext:value-type="float">
            <text:p>905</text:p>
          </table:table-cell>
          <table:table-cell table:formula="of:=IF(COUNTIF([.A747:.D747];[.A747])=3;[.A747];&quot;&quot;)">
            <text:p/>
          </table:table-cell>
          <table:table-cell table:formula="of:=IF(COUNTIF([.B747:.E747];[.B747])=3;[.B747];&quot;&quot;)">
            <text:p/>
          </table:table-cell>
          <table:table-cell table:formula="of:=IF(COUNTIF([.C747:.F747];[.C747])=3;[.C747];&quot;&quot;)">
            <text:p/>
          </table:table-cell>
          <table:table-cell table:formula="of:=IF(COUNTIF([.D747:.G747];[.D747])=3;[.D747];&quot;&quot;)">
            <text:p/>
          </table:table-cell>
          <table:table-cell table:formula="of:=IF(COUNTIF([.A747:.D747];[.A747])=3;&quot;&quot;;[.A747])" office:value-type="float" office:value="981" calcext:value-type="float">
            <text:p>981</text:p>
          </table:table-cell>
          <table:table-cell table:formula="of:=IF(COUNTIF([.B747:.E747];[.B747])=3;&quot;&quot;;[.B747])" office:value-type="float" office:value="981" calcext:value-type="float">
            <text:p>981</text:p>
          </table:table-cell>
          <table:table-cell table:formula="of:=IF(COUNTIF([.C747:.F747];[.C747])=3;&quot;&quot;;[.C747])" office:value-type="float" office:value="266" calcext:value-type="float">
            <text:p>266</text:p>
          </table:table-cell>
          <table:table-cell table:formula="of:=IF(COUNTIF([.D747:.G747];[.D747])=3;&quot;&quot;;[.D747])" office:value-type="float" office:value="905" calcext:value-type="float">
            <text:p>905</text:p>
          </table:table-cell>
          <table:table-cell table:style-name="ce5" table:formula="of:=IFERROR( IF( AND( COUNT([.E747:.H747])=3; MOD( AVERAGE([.E747:.H747]); 2)=1; MOD( AVERAGE([.I747:.L74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47" calcext:value-type="float">
            <text:p>747</text:p>
          </table:table-cell>
          <table:table-cell office:value-type="float" office:value="322" calcext:value-type="float">
            <text:p>322</text:p>
          </table:table-cell>
          <table:table-cell office:value-type="float" office:value="595" calcext:value-type="float">
            <text:p>595</text:p>
          </table:table-cell>
          <table:table-cell office:value-type="float" office:value="514" calcext:value-type="float">
            <text:p>514</text:p>
          </table:table-cell>
          <table:table-cell table:formula="of:=IF(COUNTIF([.A748:.D748];[.A748])=3;[.A748];&quot;&quot;)">
            <text:p/>
          </table:table-cell>
          <table:table-cell table:formula="of:=IF(COUNTIF([.B748:.E748];[.B748])=3;[.B748];&quot;&quot;)">
            <text:p/>
          </table:table-cell>
          <table:table-cell table:formula="of:=IF(COUNTIF([.C748:.F748];[.C748])=3;[.C748];&quot;&quot;)">
            <text:p/>
          </table:table-cell>
          <table:table-cell table:formula="of:=IF(COUNTIF([.D748:.G748];[.D748])=3;[.D748];&quot;&quot;)">
            <text:p/>
          </table:table-cell>
          <table:table-cell table:formula="of:=IF(COUNTIF([.A748:.D748];[.A748])=3;&quot;&quot;;[.A748])" office:value-type="float" office:value="747" calcext:value-type="float">
            <text:p>747</text:p>
          </table:table-cell>
          <table:table-cell table:formula="of:=IF(COUNTIF([.B748:.E748];[.B748])=3;&quot;&quot;;[.B748])" office:value-type="float" office:value="322" calcext:value-type="float">
            <text:p>322</text:p>
          </table:table-cell>
          <table:table-cell table:formula="of:=IF(COUNTIF([.C748:.F748];[.C748])=3;&quot;&quot;;[.C748])" office:value-type="float" office:value="595" calcext:value-type="float">
            <text:p>595</text:p>
          </table:table-cell>
          <table:table-cell table:formula="of:=IF(COUNTIF([.D748:.G748];[.D748])=3;&quot;&quot;;[.D748])" office:value-type="float" office:value="514" calcext:value-type="float">
            <text:p>514</text:p>
          </table:table-cell>
          <table:table-cell table:style-name="ce5" table:formula="of:=IFERROR( IF( AND( COUNT([.E748:.H748])=3; MOD( AVERAGE([.E748:.H748]); 2)=1; MOD( AVERAGE([.I748:.L74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COUNTIF([.A749:.D749];[.A749])=3;[.A749];&quot;&quot;)">
            <text:p/>
          </table:table-cell>
          <table:table-cell table:formula="of:=IF(COUNTIF([.B749:.E749];[.B749])=3;[.B749];&quot;&quot;)">
            <text:p/>
          </table:table-cell>
          <table:table-cell table:formula="of:=IF(COUNTIF([.C749:.F749];[.C749])=3;[.C749];&quot;&quot;)">
            <text:p/>
          </table:table-cell>
          <table:table-cell table:formula="of:=IF(COUNTIF([.D749:.G749];[.D749])=3;[.D749];&quot;&quot;)">
            <text:p/>
          </table:table-cell>
          <table:table-cell table:formula="of:=IF(COUNTIF([.A749:.D749];[.A749])=3;&quot;&quot;;[.A749])" office:value-type="float" office:value="889" calcext:value-type="float">
            <text:p>889</text:p>
          </table:table-cell>
          <table:table-cell table:formula="of:=IF(COUNTIF([.B749:.E749];[.B749])=3;&quot;&quot;;[.B749])" office:value-type="float" office:value="63" calcext:value-type="float">
            <text:p>63</text:p>
          </table:table-cell>
          <table:table-cell table:formula="of:=IF(COUNTIF([.C749:.F749];[.C749])=3;&quot;&quot;;[.C749])" office:value-type="float" office:value="69" calcext:value-type="float">
            <text:p>69</text:p>
          </table:table-cell>
          <table:table-cell table:formula="of:=IF(COUNTIF([.D749:.G749];[.D749])=3;&quot;&quot;;[.D749])" office:value-type="float" office:value="69" calcext:value-type="float">
            <text:p>69</text:p>
          </table:table-cell>
          <table:table-cell table:style-name="ce5" table:formula="of:=IFERROR( IF( AND( COUNT([.E749:.H749])=3; MOD( AVERAGE([.E749:.H749]); 2)=1; MOD( AVERAGE([.I749:.L74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69" calcext:value-type="float">
            <text:p>869</text:p>
          </table:table-cell>
          <table:table-cell office:value-type="float" office:value="169" calcext:value-type="float">
            <text:p>169</text:p>
          </table:table-cell>
          <table:table-cell office:value-type="float" office:value="625" calcext:value-type="float">
            <text:p>625</text:p>
          </table:table-cell>
          <table:table-cell office:value-type="float" office:value="292" calcext:value-type="float">
            <text:p>292</text:p>
          </table:table-cell>
          <table:table-cell table:formula="of:=IF(COUNTIF([.A750:.D750];[.A750])=3;[.A750];&quot;&quot;)">
            <text:p/>
          </table:table-cell>
          <table:table-cell table:formula="of:=IF(COUNTIF([.B750:.E750];[.B750])=3;[.B750];&quot;&quot;)">
            <text:p/>
          </table:table-cell>
          <table:table-cell table:formula="of:=IF(COUNTIF([.C750:.F750];[.C750])=3;[.C750];&quot;&quot;)">
            <text:p/>
          </table:table-cell>
          <table:table-cell table:formula="of:=IF(COUNTIF([.D750:.G750];[.D750])=3;[.D750];&quot;&quot;)">
            <text:p/>
          </table:table-cell>
          <table:table-cell table:formula="of:=IF(COUNTIF([.A750:.D750];[.A750])=3;&quot;&quot;;[.A750])" office:value-type="float" office:value="869" calcext:value-type="float">
            <text:p>869</text:p>
          </table:table-cell>
          <table:table-cell table:formula="of:=IF(COUNTIF([.B750:.E750];[.B750])=3;&quot;&quot;;[.B750])" office:value-type="float" office:value="169" calcext:value-type="float">
            <text:p>169</text:p>
          </table:table-cell>
          <table:table-cell table:formula="of:=IF(COUNTIF([.C750:.F750];[.C750])=3;&quot;&quot;;[.C750])" office:value-type="float" office:value="625" calcext:value-type="float">
            <text:p>625</text:p>
          </table:table-cell>
          <table:table-cell table:formula="of:=IF(COUNTIF([.D750:.G750];[.D750])=3;&quot;&quot;;[.D750])" office:value-type="float" office:value="292" calcext:value-type="float">
            <text:p>292</text:p>
          </table:table-cell>
          <table:table-cell table:style-name="ce5" table:formula="of:=IFERROR( IF( AND( COUNT([.E750:.H750])=3; MOD( AVERAGE([.E750:.H750]); 2)=1; MOD( AVERAGE([.I750:.L75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office:value-type="float" office:value="561" calcext:value-type="float">
            <text:p>561</text:p>
          </table:table-cell>
          <table:table-cell office:value-type="float" office:value="666" calcext:value-type="float">
            <text:p>666</text:p>
          </table:table-cell>
          <table:table-cell office:value-type="float" office:value="144" calcext:value-type="float">
            <text:p>144</text:p>
          </table:table-cell>
          <table:table-cell table:formula="of:=IF(COUNTIF([.A751:.D751];[.A751])=3;[.A751];&quot;&quot;)">
            <text:p/>
          </table:table-cell>
          <table:table-cell table:formula="of:=IF(COUNTIF([.B751:.E751];[.B751])=3;[.B751];&quot;&quot;)">
            <text:p/>
          </table:table-cell>
          <table:table-cell table:formula="of:=IF(COUNTIF([.C751:.F751];[.C751])=3;[.C751];&quot;&quot;)">
            <text:p/>
          </table:table-cell>
          <table:table-cell table:formula="of:=IF(COUNTIF([.D751:.G751];[.D751])=3;[.D751];&quot;&quot;)">
            <text:p/>
          </table:table-cell>
          <table:table-cell table:formula="of:=IF(COUNTIF([.A751:.D751];[.A751])=3;&quot;&quot;;[.A751])" office:value-type="float" office:value="561" calcext:value-type="float">
            <text:p>561</text:p>
          </table:table-cell>
          <table:table-cell table:formula="of:=IF(COUNTIF([.B751:.E751];[.B751])=3;&quot;&quot;;[.B751])" office:value-type="float" office:value="561" calcext:value-type="float">
            <text:p>561</text:p>
          </table:table-cell>
          <table:table-cell table:formula="of:=IF(COUNTIF([.C751:.F751];[.C751])=3;&quot;&quot;;[.C751])" office:value-type="float" office:value="666" calcext:value-type="float">
            <text:p>666</text:p>
          </table:table-cell>
          <table:table-cell table:formula="of:=IF(COUNTIF([.D751:.G751];[.D751])=3;&quot;&quot;;[.D751])" office:value-type="float" office:value="144" calcext:value-type="float">
            <text:p>144</text:p>
          </table:table-cell>
          <table:table-cell table:style-name="ce5" table:formula="of:=IFERROR( IF( AND( COUNT([.E751:.H751])=3; MOD( AVERAGE([.E751:.H751]); 2)=1; MOD( AVERAGE([.I751:.L75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96" calcext:value-type="float">
            <text:p>996</text:p>
          </table:table-cell>
          <table:table-cell office:value-type="float" office:value="108" calcext:value-type="float">
            <text:p>108</text:p>
          </table:table-cell>
          <table:table-cell office:value-type="float" office:value="616" calcext:value-type="float">
            <text:p>616</text:p>
          </table:table-cell>
          <table:table-cell office:value-type="float" office:value="124" calcext:value-type="float">
            <text:p>124</text:p>
          </table:table-cell>
          <table:table-cell table:formula="of:=IF(COUNTIF([.A752:.D752];[.A752])=3;[.A752];&quot;&quot;)">
            <text:p/>
          </table:table-cell>
          <table:table-cell table:formula="of:=IF(COUNTIF([.B752:.E752];[.B752])=3;[.B752];&quot;&quot;)">
            <text:p/>
          </table:table-cell>
          <table:table-cell table:formula="of:=IF(COUNTIF([.C752:.F752];[.C752])=3;[.C752];&quot;&quot;)">
            <text:p/>
          </table:table-cell>
          <table:table-cell table:formula="of:=IF(COUNTIF([.D752:.G752];[.D752])=3;[.D752];&quot;&quot;)">
            <text:p/>
          </table:table-cell>
          <table:table-cell table:formula="of:=IF(COUNTIF([.A752:.D752];[.A752])=3;&quot;&quot;;[.A752])" office:value-type="float" office:value="996" calcext:value-type="float">
            <text:p>996</text:p>
          </table:table-cell>
          <table:table-cell table:formula="of:=IF(COUNTIF([.B752:.E752];[.B752])=3;&quot;&quot;;[.B752])" office:value-type="float" office:value="108" calcext:value-type="float">
            <text:p>108</text:p>
          </table:table-cell>
          <table:table-cell table:formula="of:=IF(COUNTIF([.C752:.F752];[.C752])=3;&quot;&quot;;[.C752])" office:value-type="float" office:value="616" calcext:value-type="float">
            <text:p>616</text:p>
          </table:table-cell>
          <table:table-cell table:formula="of:=IF(COUNTIF([.D752:.G752];[.D752])=3;&quot;&quot;;[.D752])" office:value-type="float" office:value="124" calcext:value-type="float">
            <text:p>124</text:p>
          </table:table-cell>
          <table:table-cell table:style-name="ce5" table:formula="of:=IFERROR( IF( AND( COUNT([.E752:.H752])=3; MOD( AVERAGE([.E752:.H752]); 2)=1; MOD( AVERAGE([.I752:.L75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office:value-type="float" office:value="496" calcext:value-type="float">
            <text:p>496</text:p>
          </table:table-cell>
          <table:table-cell office:value-type="float" office:value="312" calcext:value-type="float">
            <text:p>312</text:p>
          </table:table-cell>
          <table:table-cell office:value-type="float" office:value="660" calcext:value-type="float">
            <text:p>660</text:p>
          </table:table-cell>
          <table:table-cell table:formula="of:=IF(COUNTIF([.A753:.D753];[.A753])=3;[.A753];&quot;&quot;)">
            <text:p/>
          </table:table-cell>
          <table:table-cell table:formula="of:=IF(COUNTIF([.B753:.E753];[.B753])=3;[.B753];&quot;&quot;)">
            <text:p/>
          </table:table-cell>
          <table:table-cell table:formula="of:=IF(COUNTIF([.C753:.F753];[.C753])=3;[.C753];&quot;&quot;)">
            <text:p/>
          </table:table-cell>
          <table:table-cell table:formula="of:=IF(COUNTIF([.D753:.G753];[.D753])=3;[.D753];&quot;&quot;)">
            <text:p/>
          </table:table-cell>
          <table:table-cell table:formula="of:=IF(COUNTIF([.A753:.D753];[.A753])=3;&quot;&quot;;[.A753])" office:value-type="float" office:value="389" calcext:value-type="float">
            <text:p>389</text:p>
          </table:table-cell>
          <table:table-cell table:formula="of:=IF(COUNTIF([.B753:.E753];[.B753])=3;&quot;&quot;;[.B753])" office:value-type="float" office:value="496" calcext:value-type="float">
            <text:p>496</text:p>
          </table:table-cell>
          <table:table-cell table:formula="of:=IF(COUNTIF([.C753:.F753];[.C753])=3;&quot;&quot;;[.C753])" office:value-type="float" office:value="312" calcext:value-type="float">
            <text:p>312</text:p>
          </table:table-cell>
          <table:table-cell table:formula="of:=IF(COUNTIF([.D753:.G753];[.D753])=3;&quot;&quot;;[.D753])" office:value-type="float" office:value="660" calcext:value-type="float">
            <text:p>660</text:p>
          </table:table-cell>
          <table:table-cell table:style-name="ce5" table:formula="of:=IFERROR( IF( AND( COUNT([.E753:.H753])=3; MOD( AVERAGE([.E753:.H753]); 2)=1; MOD( AVERAGE([.I753:.L75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1" calcext:value-type="float">
            <text:p>81</text:p>
          </table:table-cell>
          <table:table-cell office:value-type="float" office:value="705" calcext:value-type="float">
            <text:p>705</text:p>
          </table:table-cell>
          <table:table-cell office:value-type="float" office:value="973" calcext:value-type="float">
            <text:p>973</text:p>
          </table:table-cell>
          <table:table-cell table:formula="of:=IF(COUNTIF([.A754:.D754];[.A754])=3;[.A754];&quot;&quot;)">
            <text:p/>
          </table:table-cell>
          <table:table-cell table:formula="of:=IF(COUNTIF([.B754:.E754];[.B754])=3;[.B754];&quot;&quot;)">
            <text:p/>
          </table:table-cell>
          <table:table-cell table:formula="of:=IF(COUNTIF([.C754:.F754];[.C754])=3;[.C754];&quot;&quot;)">
            <text:p/>
          </table:table-cell>
          <table:table-cell table:formula="of:=IF(COUNTIF([.D754:.G754];[.D754])=3;[.D754];&quot;&quot;)">
            <text:p/>
          </table:table-cell>
          <table:table-cell table:formula="of:=IF(COUNTIF([.A754:.D754];[.A754])=3;&quot;&quot;;[.A754])" office:value-type="float" office:value="429" calcext:value-type="float">
            <text:p>429</text:p>
          </table:table-cell>
          <table:table-cell table:formula="of:=IF(COUNTIF([.B754:.E754];[.B754])=3;&quot;&quot;;[.B754])" office:value-type="float" office:value="81" calcext:value-type="float">
            <text:p>81</text:p>
          </table:table-cell>
          <table:table-cell table:formula="of:=IF(COUNTIF([.C754:.F754];[.C754])=3;&quot;&quot;;[.C754])" office:value-type="float" office:value="705" calcext:value-type="float">
            <text:p>705</text:p>
          </table:table-cell>
          <table:table-cell table:formula="of:=IF(COUNTIF([.D754:.G754];[.D754])=3;&quot;&quot;;[.D754])" office:value-type="float" office:value="973" calcext:value-type="float">
            <text:p>973</text:p>
          </table:table-cell>
          <table:table-cell table:style-name="ce5" table:formula="of:=IFERROR( IF( AND( COUNT([.E754:.H754])=3; MOD( AVERAGE([.E754:.H754]); 2)=1; MOD( AVERAGE([.I754:.L75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office:value-type="float" office:value="344" calcext:value-type="float">
            <text:p>344</text:p>
          </table:table-cell>
          <table:table-cell office:value-type="float" office:value="909" calcext:value-type="float">
            <text:p>909</text:p>
          </table:table-cell>
          <table:table-cell office:value-type="float" office:value="193" calcext:value-type="float">
            <text:p>193</text:p>
          </table:table-cell>
          <table:table-cell table:formula="of:=IF(COUNTIF([.A755:.D755];[.A755])=3;[.A755];&quot;&quot;)">
            <text:p/>
          </table:table-cell>
          <table:table-cell table:formula="of:=IF(COUNTIF([.B755:.E755];[.B755])=3;[.B755];&quot;&quot;)">
            <text:p/>
          </table:table-cell>
          <table:table-cell table:formula="of:=IF(COUNTIF([.C755:.F755];[.C755])=3;[.C755];&quot;&quot;)">
            <text:p/>
          </table:table-cell>
          <table:table-cell table:formula="of:=IF(COUNTIF([.D755:.G755];[.D755])=3;[.D755];&quot;&quot;)">
            <text:p/>
          </table:table-cell>
          <table:table-cell table:formula="of:=IF(COUNTIF([.A755:.D755];[.A755])=3;&quot;&quot;;[.A755])" office:value-type="float" office:value="227" calcext:value-type="float">
            <text:p>227</text:p>
          </table:table-cell>
          <table:table-cell table:formula="of:=IF(COUNTIF([.B755:.E755];[.B755])=3;&quot;&quot;;[.B755])" office:value-type="float" office:value="344" calcext:value-type="float">
            <text:p>344</text:p>
          </table:table-cell>
          <table:table-cell table:formula="of:=IF(COUNTIF([.C755:.F755];[.C755])=3;&quot;&quot;;[.C755])" office:value-type="float" office:value="909" calcext:value-type="float">
            <text:p>909</text:p>
          </table:table-cell>
          <table:table-cell table:formula="of:=IF(COUNTIF([.D755:.G755];[.D755])=3;&quot;&quot;;[.D755])" office:value-type="float" office:value="193" calcext:value-type="float">
            <text:p>193</text:p>
          </table:table-cell>
          <table:table-cell table:style-name="ce5" table:formula="of:=IFERROR( IF( AND( COUNT([.E755:.H755])=3; MOD( AVERAGE([.E755:.H755]); 2)=1; MOD( AVERAGE([.I755:.L75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office:value-type="float" office:value="822" calcext:value-type="float">
            <text:p>822</text:p>
          </table:table-cell>
          <table:table-cell office:value-type="float" office:value="739" calcext:value-type="float">
            <text:p>739</text:p>
          </table:table-cell>
          <table:table-cell office:value-type="float" office:value="951" calcext:value-type="float">
            <text:p>951</text:p>
          </table:table-cell>
          <table:table-cell table:formula="of:=IF(COUNTIF([.A756:.D756];[.A756])=3;[.A756];&quot;&quot;)">
            <text:p/>
          </table:table-cell>
          <table:table-cell table:formula="of:=IF(COUNTIF([.B756:.E756];[.B756])=3;[.B756];&quot;&quot;)">
            <text:p/>
          </table:table-cell>
          <table:table-cell table:formula="of:=IF(COUNTIF([.C756:.F756];[.C756])=3;[.C756];&quot;&quot;)">
            <text:p/>
          </table:table-cell>
          <table:table-cell table:formula="of:=IF(COUNTIF([.D756:.G756];[.D756])=3;[.D756];&quot;&quot;)">
            <text:p/>
          </table:table-cell>
          <table:table-cell table:formula="of:=IF(COUNTIF([.A756:.D756];[.A756])=3;&quot;&quot;;[.A756])" office:value-type="float" office:value="392" calcext:value-type="float">
            <text:p>392</text:p>
          </table:table-cell>
          <table:table-cell table:formula="of:=IF(COUNTIF([.B756:.E756];[.B756])=3;&quot;&quot;;[.B756])" office:value-type="float" office:value="822" calcext:value-type="float">
            <text:p>822</text:p>
          </table:table-cell>
          <table:table-cell table:formula="of:=IF(COUNTIF([.C756:.F756];[.C756])=3;&quot;&quot;;[.C756])" office:value-type="float" office:value="739" calcext:value-type="float">
            <text:p>739</text:p>
          </table:table-cell>
          <table:table-cell table:formula="of:=IF(COUNTIF([.D756:.G756];[.D756])=3;&quot;&quot;;[.D756])" office:value-type="float" office:value="951" calcext:value-type="float">
            <text:p>951</text:p>
          </table:table-cell>
          <table:table-cell table:style-name="ce5" table:formula="of:=IFERROR( IF( AND( COUNT([.E756:.H756])=3; MOD( AVERAGE([.E756:.H756]); 2)=1; MOD( AVERAGE([.I756:.L75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75" calcext:value-type="float">
            <text:p>175</text:p>
          </table:table-cell>
          <table:table-cell office:value-type="float" office:value="869" calcext:value-type="float">
            <text:p>869</text:p>
          </table:table-cell>
          <table:table-cell table:formula="of:=IF(COUNTIF([.A757:.D757];[.A757])=3;[.A757];&quot;&quot;)">
            <text:p/>
          </table:table-cell>
          <table:table-cell table:formula="of:=IF(COUNTIF([.B757:.E757];[.B757])=3;[.B757];&quot;&quot;)">
            <text:p/>
          </table:table-cell>
          <table:table-cell table:formula="of:=IF(COUNTIF([.C757:.F757];[.C757])=3;[.C757];&quot;&quot;)">
            <text:p/>
          </table:table-cell>
          <table:table-cell table:formula="of:=IF(COUNTIF([.D757:.G757];[.D757])=3;[.D757];&quot;&quot;)">
            <text:p/>
          </table:table-cell>
          <table:table-cell table:formula="of:=IF(COUNTIF([.A757:.D757];[.A757])=3;&quot;&quot;;[.A757])" office:value-type="float" office:value="310" calcext:value-type="float">
            <text:p>310</text:p>
          </table:table-cell>
          <table:table-cell table:formula="of:=IF(COUNTIF([.B757:.E757];[.B757])=3;&quot;&quot;;[.B757])" office:value-type="float" office:value="44" calcext:value-type="float">
            <text:p>44</text:p>
          </table:table-cell>
          <table:table-cell table:formula="of:=IF(COUNTIF([.C757:.F757];[.C757])=3;&quot;&quot;;[.C757])" office:value-type="float" office:value="175" calcext:value-type="float">
            <text:p>175</text:p>
          </table:table-cell>
          <table:table-cell table:formula="of:=IF(COUNTIF([.D757:.G757];[.D757])=3;&quot;&quot;;[.D757])" office:value-type="float" office:value="869" calcext:value-type="float">
            <text:p>869</text:p>
          </table:table-cell>
          <table:table-cell table:style-name="ce5" table:formula="of:=IFERROR( IF( AND( COUNT([.E757:.H757])=3; MOD( AVERAGE([.E757:.H757]); 2)=1; MOD( AVERAGE([.I757:.L75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77" calcext:value-type="float">
            <text:p>177</text:p>
          </table:table-cell>
          <table:table-cell table:formula="of:=IF(COUNTIF([.A758:.D758];[.A758])=3;[.A758];&quot;&quot;)">
            <text:p/>
          </table:table-cell>
          <table:table-cell table:formula="of:=IF(COUNTIF([.B758:.E758];[.B758])=3;[.B758];&quot;&quot;)">
            <text:p/>
          </table:table-cell>
          <table:table-cell table:formula="of:=IF(COUNTIF([.C758:.F758];[.C758])=3;[.C758];&quot;&quot;)">
            <text:p/>
          </table:table-cell>
          <table:table-cell table:formula="of:=IF(COUNTIF([.D758:.G758];[.D758])=3;[.D758];&quot;&quot;)">
            <text:p/>
          </table:table-cell>
          <table:table-cell table:formula="of:=IF(COUNTIF([.A758:.D758];[.A758])=3;&quot;&quot;;[.A758])" office:value-type="float" office:value="944" calcext:value-type="float">
            <text:p>944</text:p>
          </table:table-cell>
          <table:table-cell table:formula="of:=IF(COUNTIF([.B758:.E758];[.B758])=3;&quot;&quot;;[.B758])" office:value-type="float" office:value="41" calcext:value-type="float">
            <text:p>41</text:p>
          </table:table-cell>
          <table:table-cell table:formula="of:=IF(COUNTIF([.C758:.F758];[.C758])=3;&quot;&quot;;[.C758])" office:value-type="float" office:value="22" calcext:value-type="float">
            <text:p>22</text:p>
          </table:table-cell>
          <table:table-cell table:formula="of:=IF(COUNTIF([.D758:.G758];[.D758])=3;&quot;&quot;;[.D758])" office:value-type="float" office:value="177" calcext:value-type="float">
            <text:p>177</text:p>
          </table:table-cell>
          <table:table-cell table:style-name="ce5" table:formula="of:=IFERROR( IF( AND( COUNT([.E758:.H758])=3; MOD( AVERAGE([.E758:.H758]); 2)=1; MOD( AVERAGE([.I758:.L75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office:value-type="float" office:value="267" calcext:value-type="float">
            <text:p>267</text:p>
          </table:table-cell>
          <table:table-cell office:value-type="float" office:value="461" calcext:value-type="float">
            <text:p>461</text:p>
          </table:table-cell>
          <table:table-cell office:value-type="float" office:value="793" calcext:value-type="float">
            <text:p>793</text:p>
          </table:table-cell>
          <table:table-cell table:formula="of:=IF(COUNTIF([.A759:.D759];[.A759])=3;[.A759];&quot;&quot;)">
            <text:p/>
          </table:table-cell>
          <table:table-cell table:formula="of:=IF(COUNTIF([.B759:.E759];[.B759])=3;[.B759];&quot;&quot;)">
            <text:p/>
          </table:table-cell>
          <table:table-cell table:formula="of:=IF(COUNTIF([.C759:.F759];[.C759])=3;[.C759];&quot;&quot;)">
            <text:p/>
          </table:table-cell>
          <table:table-cell table:formula="of:=IF(COUNTIF([.D759:.G759];[.D759])=3;[.D759];&quot;&quot;)">
            <text:p/>
          </table:table-cell>
          <table:table-cell table:formula="of:=IF(COUNTIF([.A759:.D759];[.A759])=3;&quot;&quot;;[.A759])" office:value-type="float" office:value="267" calcext:value-type="float">
            <text:p>267</text:p>
          </table:table-cell>
          <table:table-cell table:formula="of:=IF(COUNTIF([.B759:.E759];[.B759])=3;&quot;&quot;;[.B759])" office:value-type="float" office:value="267" calcext:value-type="float">
            <text:p>267</text:p>
          </table:table-cell>
          <table:table-cell table:formula="of:=IF(COUNTIF([.C759:.F759];[.C759])=3;&quot;&quot;;[.C759])" office:value-type="float" office:value="461" calcext:value-type="float">
            <text:p>461</text:p>
          </table:table-cell>
          <table:table-cell table:formula="of:=IF(COUNTIF([.D759:.G759];[.D759])=3;&quot;&quot;;[.D759])" office:value-type="float" office:value="793" calcext:value-type="float">
            <text:p>793</text:p>
          </table:table-cell>
          <table:table-cell table:style-name="ce5" table:formula="of:=IFERROR( IF( AND( COUNT([.E759:.H759])=3; MOD( AVERAGE([.E759:.H759]); 2)=1; MOD( AVERAGE([.I759:.L75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48" calcext:value-type="float">
            <text:p>348</text:p>
          </table:table-cell>
          <table:table-cell office:value-type="float" office:value="297" calcext:value-type="float">
            <text:p>297</text:p>
          </table:table-cell>
          <table:table-cell office:value-type="float" office:value="267" calcext:value-type="float">
            <text:p>267</text:p>
          </table:table-cell>
          <table:table-cell table:formula="of:=IF(COUNTIF([.A760:.D760];[.A760])=3;[.A760];&quot;&quot;)">
            <text:p/>
          </table:table-cell>
          <table:table-cell table:formula="of:=IF(COUNTIF([.B760:.E760];[.B760])=3;[.B760];&quot;&quot;)">
            <text:p/>
          </table:table-cell>
          <table:table-cell table:formula="of:=IF(COUNTIF([.C760:.F760];[.C760])=3;[.C760];&quot;&quot;)">
            <text:p/>
          </table:table-cell>
          <table:table-cell table:formula="of:=IF(COUNTIF([.D760:.G760];[.D760])=3;[.D760];&quot;&quot;)">
            <text:p/>
          </table:table-cell>
          <table:table-cell table:formula="of:=IF(COUNTIF([.A760:.D760];[.A760])=3;&quot;&quot;;[.A760])" office:value-type="float" office:value="3" calcext:value-type="float">
            <text:p>3</text:p>
          </table:table-cell>
          <table:table-cell table:formula="of:=IF(COUNTIF([.B760:.E760];[.B760])=3;&quot;&quot;;[.B760])" office:value-type="float" office:value="348" calcext:value-type="float">
            <text:p>348</text:p>
          </table:table-cell>
          <table:table-cell table:formula="of:=IF(COUNTIF([.C760:.F760];[.C760])=3;&quot;&quot;;[.C760])" office:value-type="float" office:value="297" calcext:value-type="float">
            <text:p>297</text:p>
          </table:table-cell>
          <table:table-cell table:formula="of:=IF(COUNTIF([.D760:.G760];[.D760])=3;&quot;&quot;;[.D760])" office:value-type="float" office:value="267" calcext:value-type="float">
            <text:p>267</text:p>
          </table:table-cell>
          <table:table-cell table:style-name="ce5" table:formula="of:=IFERROR( IF( AND( COUNT([.E760:.H760])=3; MOD( AVERAGE([.E760:.H760]); 2)=1; MOD( AVERAGE([.I760:.L76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office:value-type="float" office:value="903" calcext:value-type="float">
            <text:p>903</text:p>
          </table:table-cell>
          <table:table-cell office:value-type="float" office:value="284" calcext:value-type="float">
            <text:p>284</text:p>
          </table:table-cell>
          <table:table-cell office:value-type="float" office:value="827" calcext:value-type="float">
            <text:p>827</text:p>
          </table:table-cell>
          <table:table-cell table:formula="of:=IF(COUNTIF([.A761:.D761];[.A761])=3;[.A761];&quot;&quot;)">
            <text:p/>
          </table:table-cell>
          <table:table-cell table:formula="of:=IF(COUNTIF([.B761:.E761];[.B761])=3;[.B761];&quot;&quot;)">
            <text:p/>
          </table:table-cell>
          <table:table-cell table:formula="of:=IF(COUNTIF([.C761:.F761];[.C761])=3;[.C761];&quot;&quot;)">
            <text:p/>
          </table:table-cell>
          <table:table-cell table:formula="of:=IF(COUNTIF([.D761:.G761];[.D761])=3;[.D761];&quot;&quot;)">
            <text:p/>
          </table:table-cell>
          <table:table-cell table:formula="of:=IF(COUNTIF([.A761:.D761];[.A761])=3;&quot;&quot;;[.A761])" office:value-type="float" office:value="708" calcext:value-type="float">
            <text:p>708</text:p>
          </table:table-cell>
          <table:table-cell table:formula="of:=IF(COUNTIF([.B761:.E761];[.B761])=3;&quot;&quot;;[.B761])" office:value-type="float" office:value="903" calcext:value-type="float">
            <text:p>903</text:p>
          </table:table-cell>
          <table:table-cell table:formula="of:=IF(COUNTIF([.C761:.F761];[.C761])=3;&quot;&quot;;[.C761])" office:value-type="float" office:value="284" calcext:value-type="float">
            <text:p>284</text:p>
          </table:table-cell>
          <table:table-cell table:formula="of:=IF(COUNTIF([.D761:.G761];[.D761])=3;&quot;&quot;;[.D761])" office:value-type="float" office:value="827" calcext:value-type="float">
            <text:p>827</text:p>
          </table:table-cell>
          <table:table-cell table:style-name="ce5" table:formula="of:=IFERROR( IF( AND( COUNT([.E761:.H761])=3; MOD( AVERAGE([.E761:.H761]); 2)=1; MOD( AVERAGE([.I761:.L76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office:value-type="float" office:value="456" calcext:value-type="float">
            <text:p>456</text:p>
          </table:table-cell>
          <table:table-cell office:value-type="float" office:value="686" calcext:value-type="float">
            <text:p>686</text:p>
          </table:table-cell>
          <table:table-cell office:value-type="float" office:value="289" calcext:value-type="float">
            <text:p>289</text:p>
          </table:table-cell>
          <table:table-cell table:formula="of:=IF(COUNTIF([.A762:.D762];[.A762])=3;[.A762];&quot;&quot;)">
            <text:p/>
          </table:table-cell>
          <table:table-cell table:formula="of:=IF(COUNTIF([.B762:.E762];[.B762])=3;[.B762];&quot;&quot;)">
            <text:p/>
          </table:table-cell>
          <table:table-cell table:formula="of:=IF(COUNTIF([.C762:.F762];[.C762])=3;[.C762];&quot;&quot;)">
            <text:p/>
          </table:table-cell>
          <table:table-cell table:formula="of:=IF(COUNTIF([.D762:.G762];[.D762])=3;[.D762];&quot;&quot;)">
            <text:p/>
          </table:table-cell>
          <table:table-cell table:formula="of:=IF(COUNTIF([.A762:.D762];[.A762])=3;&quot;&quot;;[.A762])" office:value-type="float" office:value="151" calcext:value-type="float">
            <text:p>151</text:p>
          </table:table-cell>
          <table:table-cell table:formula="of:=IF(COUNTIF([.B762:.E762];[.B762])=3;&quot;&quot;;[.B762])" office:value-type="float" office:value="456" calcext:value-type="float">
            <text:p>456</text:p>
          </table:table-cell>
          <table:table-cell table:formula="of:=IF(COUNTIF([.C762:.F762];[.C762])=3;&quot;&quot;;[.C762])" office:value-type="float" office:value="686" calcext:value-type="float">
            <text:p>686</text:p>
          </table:table-cell>
          <table:table-cell table:formula="of:=IF(COUNTIF([.D762:.G762];[.D762])=3;&quot;&quot;;[.D762])" office:value-type="float" office:value="289" calcext:value-type="float">
            <text:p>289</text:p>
          </table:table-cell>
          <table:table-cell table:style-name="ce5" table:formula="of:=IFERROR( IF( AND( COUNT([.E762:.H762])=3; MOD( AVERAGE([.E762:.H762]); 2)=1; MOD( AVERAGE([.I762:.L76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office:value-type="float" office:value="960" calcext:value-type="float">
            <text:p>960</text:p>
          </table:table-cell>
          <table:table-cell office:value-type="float" office:value="755" calcext:value-type="float">
            <text:p>755</text:p>
          </table:table-cell>
          <table:table-cell office:value-type="float" office:value="528" calcext:value-type="float">
            <text:p>528</text:p>
          </table:table-cell>
          <table:table-cell table:formula="of:=IF(COUNTIF([.A763:.D763];[.A763])=3;[.A763];&quot;&quot;)">
            <text:p/>
          </table:table-cell>
          <table:table-cell table:formula="of:=IF(COUNTIF([.B763:.E763];[.B763])=3;[.B763];&quot;&quot;)">
            <text:p/>
          </table:table-cell>
          <table:table-cell table:formula="of:=IF(COUNTIF([.C763:.F763];[.C763])=3;[.C763];&quot;&quot;)">
            <text:p/>
          </table:table-cell>
          <table:table-cell table:formula="of:=IF(COUNTIF([.D763:.G763];[.D763])=3;[.D763];&quot;&quot;)">
            <text:p/>
          </table:table-cell>
          <table:table-cell table:formula="of:=IF(COUNTIF([.A763:.D763];[.A763])=3;&quot;&quot;;[.A763])" office:value-type="float" office:value="352" calcext:value-type="float">
            <text:p>352</text:p>
          </table:table-cell>
          <table:table-cell table:formula="of:=IF(COUNTIF([.B763:.E763];[.B763])=3;&quot;&quot;;[.B763])" office:value-type="float" office:value="960" calcext:value-type="float">
            <text:p>960</text:p>
          </table:table-cell>
          <table:table-cell table:formula="of:=IF(COUNTIF([.C763:.F763];[.C763])=3;&quot;&quot;;[.C763])" office:value-type="float" office:value="755" calcext:value-type="float">
            <text:p>755</text:p>
          </table:table-cell>
          <table:table-cell table:formula="of:=IF(COUNTIF([.D763:.G763];[.D763])=3;&quot;&quot;;[.D763])" office:value-type="float" office:value="528" calcext:value-type="float">
            <text:p>528</text:p>
          </table:table-cell>
          <table:table-cell table:style-name="ce5" table:formula="of:=IFERROR( IF( AND( COUNT([.E763:.H763])=3; MOD( AVERAGE([.E763:.H763]); 2)=1; MOD( AVERAGE([.I763:.L76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office:value-type="float" office:value="120" calcext:value-type="float">
            <text:p>120</text:p>
          </table:table-cell>
          <table:table-cell office:value-type="float" office:value="891" calcext:value-type="float">
            <text:p>891</text:p>
          </table:table-cell>
          <table:table-cell office:value-type="float" office:value="659" calcext:value-type="float">
            <text:p>659</text:p>
          </table:table-cell>
          <table:table-cell table:formula="of:=IF(COUNTIF([.A764:.D764];[.A764])=3;[.A764];&quot;&quot;)">
            <text:p/>
          </table:table-cell>
          <table:table-cell table:formula="of:=IF(COUNTIF([.B764:.E764];[.B764])=3;[.B764];&quot;&quot;)">
            <text:p/>
          </table:table-cell>
          <table:table-cell table:formula="of:=IF(COUNTIF([.C764:.F764];[.C764])=3;[.C764];&quot;&quot;)">
            <text:p/>
          </table:table-cell>
          <table:table-cell table:formula="of:=IF(COUNTIF([.D764:.G764];[.D764])=3;[.D764];&quot;&quot;)">
            <text:p/>
          </table:table-cell>
          <table:table-cell table:formula="of:=IF(COUNTIF([.A764:.D764];[.A764])=3;&quot;&quot;;[.A764])" office:value-type="float" office:value="283" calcext:value-type="float">
            <text:p>283</text:p>
          </table:table-cell>
          <table:table-cell table:formula="of:=IF(COUNTIF([.B764:.E764];[.B764])=3;&quot;&quot;;[.B764])" office:value-type="float" office:value="120" calcext:value-type="float">
            <text:p>120</text:p>
          </table:table-cell>
          <table:table-cell table:formula="of:=IF(COUNTIF([.C764:.F764];[.C764])=3;&quot;&quot;;[.C764])" office:value-type="float" office:value="891" calcext:value-type="float">
            <text:p>891</text:p>
          </table:table-cell>
          <table:table-cell table:formula="of:=IF(COUNTIF([.D764:.G764];[.D764])=3;&quot;&quot;;[.D764])" office:value-type="float" office:value="659" calcext:value-type="float">
            <text:p>659</text:p>
          </table:table-cell>
          <table:table-cell table:style-name="ce5" table:formula="of:=IFERROR( IF( AND( COUNT([.E764:.H764])=3; MOD( AVERAGE([.E764:.H764]); 2)=1; MOD( AVERAGE([.I764:.L76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office:value-type="float" office:value="171" calcext:value-type="float">
            <text:p>171</text:p>
          </table:table-cell>
          <table:table-cell office:value-type="float" office:value="936" calcext:value-type="float">
            <text:p>936</text:p>
          </table:table-cell>
          <table:table-cell office:value-type="float" office:value="175" calcext:value-type="float">
            <text:p>175</text:p>
          </table:table-cell>
          <table:table-cell table:formula="of:=IF(COUNTIF([.A765:.D765];[.A765])=3;[.A765];&quot;&quot;)">
            <text:p/>
          </table:table-cell>
          <table:table-cell table:formula="of:=IF(COUNTIF([.B765:.E765];[.B765])=3;[.B765];&quot;&quot;)">
            <text:p/>
          </table:table-cell>
          <table:table-cell table:formula="of:=IF(COUNTIF([.C765:.F765];[.C765])=3;[.C765];&quot;&quot;)">
            <text:p/>
          </table:table-cell>
          <table:table-cell table:formula="of:=IF(COUNTIF([.D765:.G765];[.D765])=3;[.D765];&quot;&quot;)">
            <text:p/>
          </table:table-cell>
          <table:table-cell table:formula="of:=IF(COUNTIF([.A765:.D765];[.A765])=3;&quot;&quot;;[.A765])" office:value-type="float" office:value="627" calcext:value-type="float">
            <text:p>627</text:p>
          </table:table-cell>
          <table:table-cell table:formula="of:=IF(COUNTIF([.B765:.E765];[.B765])=3;&quot;&quot;;[.B765])" office:value-type="float" office:value="171" calcext:value-type="float">
            <text:p>171</text:p>
          </table:table-cell>
          <table:table-cell table:formula="of:=IF(COUNTIF([.C765:.F765];[.C765])=3;&quot;&quot;;[.C765])" office:value-type="float" office:value="936" calcext:value-type="float">
            <text:p>936</text:p>
          </table:table-cell>
          <table:table-cell table:formula="of:=IF(COUNTIF([.D765:.G765];[.D765])=3;&quot;&quot;;[.D765])" office:value-type="float" office:value="175" calcext:value-type="float">
            <text:p>175</text:p>
          </table:table-cell>
          <table:table-cell table:style-name="ce5" table:formula="of:=IFERROR( IF( AND( COUNT([.E765:.H765])=3; MOD( AVERAGE([.E765:.H765]); 2)=1; MOD( AVERAGE([.I765:.L76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office:value-type="float" office:value="726" calcext:value-type="float">
            <text:p>726</text:p>
          </table:table-cell>
          <table:table-cell office:value-type="float" office:value="751" calcext:value-type="float">
            <text:p>751</text:p>
          </table:table-cell>
          <table:table-cell office:value-type="float" office:value="261" calcext:value-type="float">
            <text:p>261</text:p>
          </table:table-cell>
          <table:table-cell table:formula="of:=IF(COUNTIF([.A766:.D766];[.A766])=3;[.A766];&quot;&quot;)">
            <text:p/>
          </table:table-cell>
          <table:table-cell table:formula="of:=IF(COUNTIF([.B766:.E766];[.B766])=3;[.B766];&quot;&quot;)">
            <text:p/>
          </table:table-cell>
          <table:table-cell table:formula="of:=IF(COUNTIF([.C766:.F766];[.C766])=3;[.C766];&quot;&quot;)">
            <text:p/>
          </table:table-cell>
          <table:table-cell table:formula="of:=IF(COUNTIF([.D766:.G766];[.D766])=3;[.D766];&quot;&quot;)">
            <text:p/>
          </table:table-cell>
          <table:table-cell table:formula="of:=IF(COUNTIF([.A766:.D766];[.A766])=3;&quot;&quot;;[.A766])" office:value-type="float" office:value="474" calcext:value-type="float">
            <text:p>474</text:p>
          </table:table-cell>
          <table:table-cell table:formula="of:=IF(COUNTIF([.B766:.E766];[.B766])=3;&quot;&quot;;[.B766])" office:value-type="float" office:value="726" calcext:value-type="float">
            <text:p>726</text:p>
          </table:table-cell>
          <table:table-cell table:formula="of:=IF(COUNTIF([.C766:.F766];[.C766])=3;&quot;&quot;;[.C766])" office:value-type="float" office:value="751" calcext:value-type="float">
            <text:p>751</text:p>
          </table:table-cell>
          <table:table-cell table:formula="of:=IF(COUNTIF([.D766:.G766];[.D766])=3;&quot;&quot;;[.D766])" office:value-type="float" office:value="261" calcext:value-type="float">
            <text:p>261</text:p>
          </table:table-cell>
          <table:table-cell table:style-name="ce5" table:formula="of:=IFERROR( IF( AND( COUNT([.E766:.H766])=3; MOD( AVERAGE([.E766:.H766]); 2)=1; MOD( AVERAGE([.I766:.L76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office:value-type="float" office:value="725" calcext:value-type="float">
            <text:p>725</text:p>
          </table:table-cell>
          <table:table-cell office:value-type="float" office:value="193" calcext:value-type="float">
            <text:p>193</text:p>
          </table:table-cell>
          <table:table-cell office:value-type="float" office:value="725" calcext:value-type="float">
            <text:p>725</text:p>
          </table:table-cell>
          <table:table-cell table:formula="of:=IF(COUNTIF([.A767:.D767];[.A767])=3;[.A767];&quot;&quot;)">
            <text:p/>
          </table:table-cell>
          <table:table-cell table:formula="of:=IF(COUNTIF([.B767:.E767];[.B767])=3;[.B767];&quot;&quot;)">
            <text:p/>
          </table:table-cell>
          <table:table-cell table:formula="of:=IF(COUNTIF([.C767:.F767];[.C767])=3;[.C767];&quot;&quot;)">
            <text:p/>
          </table:table-cell>
          <table:table-cell table:formula="of:=IF(COUNTIF([.D767:.G767];[.D767])=3;[.D767];&quot;&quot;)">
            <text:p/>
          </table:table-cell>
          <table:table-cell table:formula="of:=IF(COUNTIF([.A767:.D767];[.A767])=3;&quot;&quot;;[.A767])" office:value-type="float" office:value="193" calcext:value-type="float">
            <text:p>193</text:p>
          </table:table-cell>
          <table:table-cell table:formula="of:=IF(COUNTIF([.B767:.E767];[.B767])=3;&quot;&quot;;[.B767])" office:value-type="float" office:value="725" calcext:value-type="float">
            <text:p>725</text:p>
          </table:table-cell>
          <table:table-cell table:formula="of:=IF(COUNTIF([.C767:.F767];[.C767])=3;&quot;&quot;;[.C767])" office:value-type="float" office:value="193" calcext:value-type="float">
            <text:p>193</text:p>
          </table:table-cell>
          <table:table-cell table:formula="of:=IF(COUNTIF([.D767:.G767];[.D767])=3;&quot;&quot;;[.D767])" office:value-type="float" office:value="725" calcext:value-type="float">
            <text:p>725</text:p>
          </table:table-cell>
          <table:table-cell table:style-name="ce5" table:formula="of:=IFERROR( IF( AND( COUNT([.E767:.H767])=3; MOD( AVERAGE([.E767:.H767]); 2)=1; MOD( AVERAGE([.I767:.L76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97" calcext:value-type="float">
            <text:p>697</text:p>
          </table:table-cell>
          <table:table-cell office:value-type="float" office:value="773" calcext:value-type="float">
            <text:p>773</text:p>
          </table:table-cell>
          <table:table-cell office:value-type="float" office:value="848" calcext:value-type="float">
            <text:p>848</text:p>
          </table:table-cell>
          <table:table-cell office:value-type="float" office:value="506" calcext:value-type="float">
            <text:p>506</text:p>
          </table:table-cell>
          <table:table-cell table:formula="of:=IF(COUNTIF([.A768:.D768];[.A768])=3;[.A768];&quot;&quot;)">
            <text:p/>
          </table:table-cell>
          <table:table-cell table:formula="of:=IF(COUNTIF([.B768:.E768];[.B768])=3;[.B768];&quot;&quot;)">
            <text:p/>
          </table:table-cell>
          <table:table-cell table:formula="of:=IF(COUNTIF([.C768:.F768];[.C768])=3;[.C768];&quot;&quot;)">
            <text:p/>
          </table:table-cell>
          <table:table-cell table:formula="of:=IF(COUNTIF([.D768:.G768];[.D768])=3;[.D768];&quot;&quot;)">
            <text:p/>
          </table:table-cell>
          <table:table-cell table:formula="of:=IF(COUNTIF([.A768:.D768];[.A768])=3;&quot;&quot;;[.A768])" office:value-type="float" office:value="697" calcext:value-type="float">
            <text:p>697</text:p>
          </table:table-cell>
          <table:table-cell table:formula="of:=IF(COUNTIF([.B768:.E768];[.B768])=3;&quot;&quot;;[.B768])" office:value-type="float" office:value="773" calcext:value-type="float">
            <text:p>773</text:p>
          </table:table-cell>
          <table:table-cell table:formula="of:=IF(COUNTIF([.C768:.F768];[.C768])=3;&quot;&quot;;[.C768])" office:value-type="float" office:value="848" calcext:value-type="float">
            <text:p>848</text:p>
          </table:table-cell>
          <table:table-cell table:formula="of:=IF(COUNTIF([.D768:.G768];[.D768])=3;&quot;&quot;;[.D768])" office:value-type="float" office:value="506" calcext:value-type="float">
            <text:p>506</text:p>
          </table:table-cell>
          <table:table-cell table:style-name="ce5" table:formula="of:=IFERROR( IF( AND( COUNT([.E768:.H768])=3; MOD( AVERAGE([.E768:.H768]); 2)=1; MOD( AVERAGE([.I768:.L76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office:value-type="float" office:value="226" calcext:value-type="float">
            <text:p>226</text:p>
          </table:table-cell>
          <table:table-cell office:value-type="float" office:value="437" calcext:value-type="float">
            <text:p>437</text:p>
          </table:table-cell>
          <table:table-cell office:value-type="float" office:value="985" calcext:value-type="float">
            <text:p>985</text:p>
          </table:table-cell>
          <table:table-cell table:formula="of:=IF(COUNTIF([.A769:.D769];[.A769])=3;[.A769];&quot;&quot;)">
            <text:p/>
          </table:table-cell>
          <table:table-cell table:formula="of:=IF(COUNTIF([.B769:.E769];[.B769])=3;[.B769];&quot;&quot;)">
            <text:p/>
          </table:table-cell>
          <table:table-cell table:formula="of:=IF(COUNTIF([.C769:.F769];[.C769])=3;[.C769];&quot;&quot;)">
            <text:p/>
          </table:table-cell>
          <table:table-cell table:formula="of:=IF(COUNTIF([.D769:.G769];[.D769])=3;[.D769];&quot;&quot;)">
            <text:p/>
          </table:table-cell>
          <table:table-cell table:formula="of:=IF(COUNTIF([.A769:.D769];[.A769])=3;&quot;&quot;;[.A769])" office:value-type="float" office:value="195" calcext:value-type="float">
            <text:p>195</text:p>
          </table:table-cell>
          <table:table-cell table:formula="of:=IF(COUNTIF([.B769:.E769];[.B769])=3;&quot;&quot;;[.B769])" office:value-type="float" office:value="226" calcext:value-type="float">
            <text:p>226</text:p>
          </table:table-cell>
          <table:table-cell table:formula="of:=IF(COUNTIF([.C769:.F769];[.C769])=3;&quot;&quot;;[.C769])" office:value-type="float" office:value="437" calcext:value-type="float">
            <text:p>437</text:p>
          </table:table-cell>
          <table:table-cell table:formula="of:=IF(COUNTIF([.D769:.G769];[.D769])=3;&quot;&quot;;[.D769])" office:value-type="float" office:value="985" calcext:value-type="float">
            <text:p>985</text:p>
          </table:table-cell>
          <table:table-cell table:style-name="ce5" table:formula="of:=IFERROR( IF( AND( COUNT([.E769:.H769])=3; MOD( AVERAGE([.E769:.H769]); 2)=1; MOD( AVERAGE([.I769:.L76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float" office:value="572" calcext:value-type="float">
            <text:p>572</text:p>
          </table:table-cell>
          <table:table-cell table:formula="of:=IF(COUNTIF([.A770:.D770];[.A770])=3;[.A770];&quot;&quot;)">
            <text:p/>
          </table:table-cell>
          <table:table-cell table:formula="of:=IF(COUNTIF([.B770:.E770];[.B770])=3;[.B770];&quot;&quot;)">
            <text:p/>
          </table:table-cell>
          <table:table-cell table:formula="of:=IF(COUNTIF([.C770:.F770];[.C770])=3;[.C770];&quot;&quot;)">
            <text:p/>
          </table:table-cell>
          <table:table-cell table:formula="of:=IF(COUNTIF([.D770:.G770];[.D770])=3;[.D770];&quot;&quot;)">
            <text:p/>
          </table:table-cell>
          <table:table-cell table:formula="of:=IF(COUNTIF([.A770:.D770];[.A770])=3;&quot;&quot;;[.A770])" office:value-type="float" office:value="588" calcext:value-type="float">
            <text:p>588</text:p>
          </table:table-cell>
          <table:table-cell table:formula="of:=IF(COUNTIF([.B770:.E770];[.B770])=3;&quot;&quot;;[.B770])" office:value-type="float" office:value="725" calcext:value-type="float">
            <text:p>725</text:p>
          </table:table-cell>
          <table:table-cell table:formula="of:=IF(COUNTIF([.C770:.F770];[.C770])=3;&quot;&quot;;[.C770])" office:value-type="float" office:value="572" calcext:value-type="float">
            <text:p>572</text:p>
          </table:table-cell>
          <table:table-cell table:formula="of:=IF(COUNTIF([.D770:.G770];[.D770])=3;&quot;&quot;;[.D770])" office:value-type="float" office:value="572" calcext:value-type="float">
            <text:p>572</text:p>
          </table:table-cell>
          <table:table-cell table:style-name="ce5" table:formula="of:=IFERROR( IF( AND( COUNT([.E770:.H770])=3; MOD( AVERAGE([.E770:.H770]); 2)=1; MOD( AVERAGE([.I770:.L77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office:value-type="float" office:value="333" calcext:value-type="float">
            <text:p>333</text:p>
          </table:table-cell>
          <table:table-cell office:value-type="float" office:value="752" calcext:value-type="float">
            <text:p>752</text:p>
          </table:table-cell>
          <table:table-cell office:value-type="float" office:value="723" calcext:value-type="float">
            <text:p>723</text:p>
          </table:table-cell>
          <table:table-cell table:formula="of:=IF(COUNTIF([.A771:.D771];[.A771])=3;[.A771];&quot;&quot;)">
            <text:p/>
          </table:table-cell>
          <table:table-cell table:formula="of:=IF(COUNTIF([.B771:.E771];[.B771])=3;[.B771];&quot;&quot;)">
            <text:p/>
          </table:table-cell>
          <table:table-cell table:formula="of:=IF(COUNTIF([.C771:.F771];[.C771])=3;[.C771];&quot;&quot;)">
            <text:p/>
          </table:table-cell>
          <table:table-cell table:formula="of:=IF(COUNTIF([.D771:.G771];[.D771])=3;[.D771];&quot;&quot;)">
            <text:p/>
          </table:table-cell>
          <table:table-cell table:formula="of:=IF(COUNTIF([.A771:.D771];[.A771])=3;&quot;&quot;;[.A771])" office:value-type="float" office:value="452" calcext:value-type="float">
            <text:p>452</text:p>
          </table:table-cell>
          <table:table-cell table:formula="of:=IF(COUNTIF([.B771:.E771];[.B771])=3;&quot;&quot;;[.B771])" office:value-type="float" office:value="333" calcext:value-type="float">
            <text:p>333</text:p>
          </table:table-cell>
          <table:table-cell table:formula="of:=IF(COUNTIF([.C771:.F771];[.C771])=3;&quot;&quot;;[.C771])" office:value-type="float" office:value="752" calcext:value-type="float">
            <text:p>752</text:p>
          </table:table-cell>
          <table:table-cell table:formula="of:=IF(COUNTIF([.D771:.G771];[.D771])=3;&quot;&quot;;[.D771])" office:value-type="float" office:value="723" calcext:value-type="float">
            <text:p>723</text:p>
          </table:table-cell>
          <table:table-cell table:style-name="ce5" table:formula="of:=IFERROR( IF( AND( COUNT([.E771:.H771])=3; MOD( AVERAGE([.E771:.H771]); 2)=1; MOD( AVERAGE([.I771:.L77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office:value-type="float" office:value="773" calcext:value-type="float">
            <text:p>773</text:p>
          </table:table-cell>
          <table:table-cell office:value-type="float" office:value="411" calcext:value-type="float">
            <text:p>411</text:p>
          </table:table-cell>
          <table:table-cell office:value-type="float" office:value="773" calcext:value-type="float">
            <text:p>773</text:p>
          </table:table-cell>
          <table:table-cell table:formula="of:=IF(COUNTIF([.A772:.D772];[.A772])=3;[.A772];&quot;&quot;)">
            <text:p/>
          </table:table-cell>
          <table:table-cell table:formula="of:=IF(COUNTIF([.B772:.E772];[.B772])=3;[.B772];&quot;&quot;)">
            <text:p/>
          </table:table-cell>
          <table:table-cell table:formula="of:=IF(COUNTIF([.C772:.F772];[.C772])=3;[.C772];&quot;&quot;)">
            <text:p/>
          </table:table-cell>
          <table:table-cell table:formula="of:=IF(COUNTIF([.D772:.G772];[.D772])=3;[.D772];&quot;&quot;)">
            <text:p/>
          </table:table-cell>
          <table:table-cell table:formula="of:=IF(COUNTIF([.A772:.D772];[.A772])=3;&quot;&quot;;[.A772])" office:value-type="float" office:value="662" calcext:value-type="float">
            <text:p>662</text:p>
          </table:table-cell>
          <table:table-cell table:formula="of:=IF(COUNTIF([.B772:.E772];[.B772])=3;&quot;&quot;;[.B772])" office:value-type="float" office:value="773" calcext:value-type="float">
            <text:p>773</text:p>
          </table:table-cell>
          <table:table-cell table:formula="of:=IF(COUNTIF([.C772:.F772];[.C772])=3;&quot;&quot;;[.C772])" office:value-type="float" office:value="411" calcext:value-type="float">
            <text:p>411</text:p>
          </table:table-cell>
          <table:table-cell table:formula="of:=IF(COUNTIF([.D772:.G772];[.D772])=3;&quot;&quot;;[.D772])" office:value-type="float" office:value="773" calcext:value-type="float">
            <text:p>773</text:p>
          </table:table-cell>
          <table:table-cell table:style-name="ce5" table:formula="of:=IFERROR( IF( AND( COUNT([.E772:.H772])=3; MOD( AVERAGE([.E772:.H772]); 2)=1; MOD( AVERAGE([.I772:.L77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73" calcext:value-type="float">
            <text:p>973</text:p>
          </table:table-cell>
          <table:table-cell office:value-type="float" office:value="109" calcext:value-type="float">
            <text:p>109</text:p>
          </table:table-cell>
          <table:table-cell office:value-type="float" office:value="176" calcext:value-type="float">
            <text:p>176</text:p>
          </table:table-cell>
          <table:table-cell office:value-type="float" office:value="877" calcext:value-type="float">
            <text:p>877</text:p>
          </table:table-cell>
          <table:table-cell table:formula="of:=IF(COUNTIF([.A773:.D773];[.A773])=3;[.A773];&quot;&quot;)">
            <text:p/>
          </table:table-cell>
          <table:table-cell table:formula="of:=IF(COUNTIF([.B773:.E773];[.B773])=3;[.B773];&quot;&quot;)">
            <text:p/>
          </table:table-cell>
          <table:table-cell table:formula="of:=IF(COUNTIF([.C773:.F773];[.C773])=3;[.C773];&quot;&quot;)">
            <text:p/>
          </table:table-cell>
          <table:table-cell table:formula="of:=IF(COUNTIF([.D773:.G773];[.D773])=3;[.D773];&quot;&quot;)">
            <text:p/>
          </table:table-cell>
          <table:table-cell table:formula="of:=IF(COUNTIF([.A773:.D773];[.A773])=3;&quot;&quot;;[.A773])" office:value-type="float" office:value="973" calcext:value-type="float">
            <text:p>973</text:p>
          </table:table-cell>
          <table:table-cell table:formula="of:=IF(COUNTIF([.B773:.E773];[.B773])=3;&quot;&quot;;[.B773])" office:value-type="float" office:value="109" calcext:value-type="float">
            <text:p>109</text:p>
          </table:table-cell>
          <table:table-cell table:formula="of:=IF(COUNTIF([.C773:.F773];[.C773])=3;&quot;&quot;;[.C773])" office:value-type="float" office:value="176" calcext:value-type="float">
            <text:p>176</text:p>
          </table:table-cell>
          <table:table-cell table:formula="of:=IF(COUNTIF([.D773:.G773];[.D773])=3;&quot;&quot;;[.D773])" office:value-type="float" office:value="877" calcext:value-type="float">
            <text:p>877</text:p>
          </table:table-cell>
          <table:table-cell table:style-name="ce5" table:formula="of:=IFERROR( IF( AND( COUNT([.E773:.H773])=3; MOD( AVERAGE([.E773:.H773]); 2)=1; MOD( AVERAGE([.I773:.L77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10" calcext:value-type="float">
            <text:p>810</text:p>
          </table:table-cell>
          <table:table-cell office:value-type="float" office:value="892" calcext:value-type="float">
            <text:p>892</text:p>
          </table:table-cell>
          <table:table-cell office:value-type="float" office:value="674" calcext:value-type="float">
            <text:p>674</text:p>
          </table:table-cell>
          <table:table-cell office:value-type="float" office:value="898" calcext:value-type="float">
            <text:p>898</text:p>
          </table:table-cell>
          <table:table-cell table:formula="of:=IF(COUNTIF([.A774:.D774];[.A774])=3;[.A774];&quot;&quot;)">
            <text:p/>
          </table:table-cell>
          <table:table-cell table:formula="of:=IF(COUNTIF([.B774:.E774];[.B774])=3;[.B774];&quot;&quot;)">
            <text:p/>
          </table:table-cell>
          <table:table-cell table:formula="of:=IF(COUNTIF([.C774:.F774];[.C774])=3;[.C774];&quot;&quot;)">
            <text:p/>
          </table:table-cell>
          <table:table-cell table:formula="of:=IF(COUNTIF([.D774:.G774];[.D774])=3;[.D774];&quot;&quot;)">
            <text:p/>
          </table:table-cell>
          <table:table-cell table:formula="of:=IF(COUNTIF([.A774:.D774];[.A774])=3;&quot;&quot;;[.A774])" office:value-type="float" office:value="810" calcext:value-type="float">
            <text:p>810</text:p>
          </table:table-cell>
          <table:table-cell table:formula="of:=IF(COUNTIF([.B774:.E774];[.B774])=3;&quot;&quot;;[.B774])" office:value-type="float" office:value="892" calcext:value-type="float">
            <text:p>892</text:p>
          </table:table-cell>
          <table:table-cell table:formula="of:=IF(COUNTIF([.C774:.F774];[.C774])=3;&quot;&quot;;[.C774])" office:value-type="float" office:value="674" calcext:value-type="float">
            <text:p>674</text:p>
          </table:table-cell>
          <table:table-cell table:formula="of:=IF(COUNTIF([.D774:.G774];[.D774])=3;&quot;&quot;;[.D774])" office:value-type="float" office:value="898" calcext:value-type="float">
            <text:p>898</text:p>
          </table:table-cell>
          <table:table-cell table:style-name="ce5" table:formula="of:=IFERROR( IF( AND( COUNT([.E774:.H774])=3; MOD( AVERAGE([.E774:.H774]); 2)=1; MOD( AVERAGE([.I774:.L77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5" calcext:value-type="float">
            <text:p>485</text:p>
          </table:table-cell>
          <table:table-cell office:value-type="float" office:value="24" calcext:value-type="float">
            <text:p>24</text:p>
          </table:table-cell>
          <table:table-cell office:value-type="float" office:value="910" calcext:value-type="float">
            <text:p>910</text:p>
          </table:table-cell>
          <table:table-cell table:formula="of:=IF(COUNTIF([.A775:.D775];[.A775])=3;[.A775];&quot;&quot;)">
            <text:p/>
          </table:table-cell>
          <table:table-cell table:formula="of:=IF(COUNTIF([.B775:.E775];[.B775])=3;[.B775];&quot;&quot;)">
            <text:p/>
          </table:table-cell>
          <table:table-cell table:formula="of:=IF(COUNTIF([.C775:.F775];[.C775])=3;[.C775];&quot;&quot;)">
            <text:p/>
          </table:table-cell>
          <table:table-cell table:formula="of:=IF(COUNTIF([.D775:.G775];[.D775])=3;[.D775];&quot;&quot;)">
            <text:p/>
          </table:table-cell>
          <table:table-cell table:formula="of:=IF(COUNTIF([.A775:.D775];[.A775])=3;&quot;&quot;;[.A775])" office:value-type="float" office:value="27" calcext:value-type="float">
            <text:p>27</text:p>
          </table:table-cell>
          <table:table-cell table:formula="of:=IF(COUNTIF([.B775:.E775];[.B775])=3;&quot;&quot;;[.B775])" office:value-type="float" office:value="485" calcext:value-type="float">
            <text:p>485</text:p>
          </table:table-cell>
          <table:table-cell table:formula="of:=IF(COUNTIF([.C775:.F775];[.C775])=3;&quot;&quot;;[.C775])" office:value-type="float" office:value="24" calcext:value-type="float">
            <text:p>24</text:p>
          </table:table-cell>
          <table:table-cell table:formula="of:=IF(COUNTIF([.D775:.G775];[.D775])=3;&quot;&quot;;[.D775])" office:value-type="float" office:value="910" calcext:value-type="float">
            <text:p>910</text:p>
          </table:table-cell>
          <table:table-cell table:style-name="ce5" table:formula="of:=IFERROR( IF( AND( COUNT([.E775:.H775])=3; MOD( AVERAGE([.E775:.H775]); 2)=1; MOD( AVERAGE([.I775:.L77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office:value-type="float" office:value="999" calcext:value-type="float">
            <text:p>999</text:p>
          </table:table-cell>
          <table:table-cell office:value-type="float" office:value="609" calcext:value-type="float">
            <text:p>609</text:p>
          </table:table-cell>
          <table:table-cell office:value-type="float" office:value="917" calcext:value-type="float">
            <text:p>917</text:p>
          </table:table-cell>
          <table:table-cell table:formula="of:=IF(COUNTIF([.A776:.D776];[.A776])=3;[.A776];&quot;&quot;)">
            <text:p/>
          </table:table-cell>
          <table:table-cell table:formula="of:=IF(COUNTIF([.B776:.E776];[.B776])=3;[.B776];&quot;&quot;)">
            <text:p/>
          </table:table-cell>
          <table:table-cell table:formula="of:=IF(COUNTIF([.C776:.F776];[.C776])=3;[.C776];&quot;&quot;)">
            <text:p/>
          </table:table-cell>
          <table:table-cell table:formula="of:=IF(COUNTIF([.D776:.G776];[.D776])=3;[.D776];&quot;&quot;)">
            <text:p/>
          </table:table-cell>
          <table:table-cell table:formula="of:=IF(COUNTIF([.A776:.D776];[.A776])=3;&quot;&quot;;[.A776])" office:value-type="float" office:value="111" calcext:value-type="float">
            <text:p>111</text:p>
          </table:table-cell>
          <table:table-cell table:formula="of:=IF(COUNTIF([.B776:.E776];[.B776])=3;&quot;&quot;;[.B776])" office:value-type="float" office:value="999" calcext:value-type="float">
            <text:p>999</text:p>
          </table:table-cell>
          <table:table-cell table:formula="of:=IF(COUNTIF([.C776:.F776];[.C776])=3;&quot;&quot;;[.C776])" office:value-type="float" office:value="609" calcext:value-type="float">
            <text:p>609</text:p>
          </table:table-cell>
          <table:table-cell table:formula="of:=IF(COUNTIF([.D776:.G776];[.D776])=3;&quot;&quot;;[.D776])" office:value-type="float" office:value="917" calcext:value-type="float">
            <text:p>917</text:p>
          </table:table-cell>
          <table:table-cell table:style-name="ce5" table:formula="of:=IFERROR( IF( AND( COUNT([.E776:.H776])=3; MOD( AVERAGE([.E776:.H776]); 2)=1; MOD( AVERAGE([.I776:.L77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office:value-type="float" office:value="484" calcext:value-type="float">
            <text:p>484</text:p>
          </table:table-cell>
          <table:table-cell office:value-type="float" office:value="231" calcext:value-type="float">
            <text:p>231</text:p>
          </table:table-cell>
          <table:table-cell office:value-type="float" office:value="520" calcext:value-type="float">
            <text:p>520</text:p>
          </table:table-cell>
          <table:table-cell table:formula="of:=IF(COUNTIF([.A777:.D777];[.A777])=3;[.A777];&quot;&quot;)">
            <text:p/>
          </table:table-cell>
          <table:table-cell table:formula="of:=IF(COUNTIF([.B777:.E777];[.B777])=3;[.B777];&quot;&quot;)">
            <text:p/>
          </table:table-cell>
          <table:table-cell table:formula="of:=IF(COUNTIF([.C777:.F777];[.C777])=3;[.C777];&quot;&quot;)">
            <text:p/>
          </table:table-cell>
          <table:table-cell table:formula="of:=IF(COUNTIF([.D777:.G777];[.D777])=3;[.D777];&quot;&quot;)">
            <text:p/>
          </table:table-cell>
          <table:table-cell table:formula="of:=IF(COUNTIF([.A777:.D777];[.A777])=3;&quot;&quot;;[.A777])" office:value-type="float" office:value="679" calcext:value-type="float">
            <text:p>679</text:p>
          </table:table-cell>
          <table:table-cell table:formula="of:=IF(COUNTIF([.B777:.E777];[.B777])=3;&quot;&quot;;[.B777])" office:value-type="float" office:value="484" calcext:value-type="float">
            <text:p>484</text:p>
          </table:table-cell>
          <table:table-cell table:formula="of:=IF(COUNTIF([.C777:.F777];[.C777])=3;&quot;&quot;;[.C777])" office:value-type="float" office:value="231" calcext:value-type="float">
            <text:p>231</text:p>
          </table:table-cell>
          <table:table-cell table:formula="of:=IF(COUNTIF([.D777:.G777];[.D777])=3;&quot;&quot;;[.D777])" office:value-type="float" office:value="520" calcext:value-type="float">
            <text:p>520</text:p>
          </table:table-cell>
          <table:table-cell table:style-name="ce5" table:formula="of:=IFERROR( IF( AND( COUNT([.E777:.H777])=3; MOD( AVERAGE([.E777:.H777]); 2)=1; MOD( AVERAGE([.I777:.L77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581" calcext:value-type="float">
            <text:p>581</text:p>
          </table:table-cell>
          <table:table-cell table:formula="of:=IF(COUNTIF([.A778:.D778];[.A778])=3;[.A778];&quot;&quot;)">
            <text:p/>
          </table:table-cell>
          <table:table-cell table:formula="of:=IF(COUNTIF([.B778:.E778];[.B778])=3;[.B778];&quot;&quot;)">
            <text:p/>
          </table:table-cell>
          <table:table-cell table:formula="of:=IF(COUNTIF([.C778:.F778];[.C778])=3;[.C778];&quot;&quot;)">
            <text:p/>
          </table:table-cell>
          <table:table-cell table:formula="of:=IF(COUNTIF([.D778:.G778];[.D778])=3;[.D778];&quot;&quot;)">
            <text:p/>
          </table:table-cell>
          <table:table-cell table:formula="of:=IF(COUNTIF([.A778:.D778];[.A778])=3;&quot;&quot;;[.A778])" office:value-type="float" office:value="282" calcext:value-type="float">
            <text:p>282</text:p>
          </table:table-cell>
          <table:table-cell table:formula="of:=IF(COUNTIF([.B778:.E778];[.B778])=3;&quot;&quot;;[.B778])" office:value-type="float" office:value="282" calcext:value-type="float">
            <text:p>282</text:p>
          </table:table-cell>
          <table:table-cell table:formula="of:=IF(COUNTIF([.C778:.F778];[.C778])=3;&quot;&quot;;[.C778])" office:value-type="float" office:value="8" calcext:value-type="float">
            <text:p>8</text:p>
          </table:table-cell>
          <table:table-cell table:formula="of:=IF(COUNTIF([.D778:.G778];[.D778])=3;&quot;&quot;;[.D778])" office:value-type="float" office:value="581" calcext:value-type="float">
            <text:p>581</text:p>
          </table:table-cell>
          <table:table-cell table:style-name="ce5" table:formula="of:=IFERROR( IF( AND( COUNT([.E778:.H778])=3; MOD( AVERAGE([.E778:.H778]); 2)=1; MOD( AVERAGE([.I778:.L77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office:value-type="float" office:value="370" calcext:value-type="float">
            <text:p>370</text:p>
          </table:table-cell>
          <table:table-cell office:value-type="float" office:value="187" calcext:value-type="float">
            <text:p>187</text:p>
          </table:table-cell>
          <table:table-cell office:value-type="float" office:value="841" calcext:value-type="float">
            <text:p>841</text:p>
          </table:table-cell>
          <table:table-cell table:formula="of:=IF(COUNTIF([.A779:.D779];[.A779])=3;[.A779];&quot;&quot;)">
            <text:p/>
          </table:table-cell>
          <table:table-cell table:formula="of:=IF(COUNTIF([.B779:.E779];[.B779])=3;[.B779];&quot;&quot;)">
            <text:p/>
          </table:table-cell>
          <table:table-cell table:formula="of:=IF(COUNTIF([.C779:.F779];[.C779])=3;[.C779];&quot;&quot;)">
            <text:p/>
          </table:table-cell>
          <table:table-cell table:formula="of:=IF(COUNTIF([.D779:.G779];[.D779])=3;[.D779];&quot;&quot;)">
            <text:p/>
          </table:table-cell>
          <table:table-cell table:formula="of:=IF(COUNTIF([.A779:.D779];[.A779])=3;&quot;&quot;;[.A779])" office:value-type="float" office:value="681" calcext:value-type="float">
            <text:p>681</text:p>
          </table:table-cell>
          <table:table-cell table:formula="of:=IF(COUNTIF([.B779:.E779];[.B779])=3;&quot;&quot;;[.B779])" office:value-type="float" office:value="370" calcext:value-type="float">
            <text:p>370</text:p>
          </table:table-cell>
          <table:table-cell table:formula="of:=IF(COUNTIF([.C779:.F779];[.C779])=3;&quot;&quot;;[.C779])" office:value-type="float" office:value="187" calcext:value-type="float">
            <text:p>187</text:p>
          </table:table-cell>
          <table:table-cell table:formula="of:=IF(COUNTIF([.D779:.G779];[.D779])=3;&quot;&quot;;[.D779])" office:value-type="float" office:value="841" calcext:value-type="float">
            <text:p>841</text:p>
          </table:table-cell>
          <table:table-cell table:style-name="ce5" table:formula="of:=IFERROR( IF( AND( COUNT([.E779:.H779])=3; MOD( AVERAGE([.E779:.H779]); 2)=1; MOD( AVERAGE([.I779:.L77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575" calcext:value-type="float">
            <text:p>575</text:p>
          </table:table-cell>
          <table:table-cell table:formula="of:=IF(COUNTIF([.A780:.D780];[.A780])=3;[.A780];&quot;&quot;)">
            <text:p/>
          </table:table-cell>
          <table:table-cell table:formula="of:=IF(COUNTIF([.B780:.E780];[.B780])=3;[.B780];&quot;&quot;)">
            <text:p/>
          </table:table-cell>
          <table:table-cell table:formula="of:=IF(COUNTIF([.C780:.F780];[.C780])=3;[.C780];&quot;&quot;)">
            <text:p/>
          </table:table-cell>
          <table:table-cell table:formula="of:=IF(COUNTIF([.D780:.G780];[.D780])=3;[.D780];&quot;&quot;)">
            <text:p/>
          </table:table-cell>
          <table:table-cell table:formula="of:=IF(COUNTIF([.A780:.D780];[.A780])=3;&quot;&quot;;[.A780])" office:value-type="float" office:value="576" calcext:value-type="float">
            <text:p>576</text:p>
          </table:table-cell>
          <table:table-cell table:formula="of:=IF(COUNTIF([.B780:.E780];[.B780])=3;&quot;&quot;;[.B780])" office:value-type="float" office:value="333" calcext:value-type="float">
            <text:p>333</text:p>
          </table:table-cell>
          <table:table-cell table:formula="of:=IF(COUNTIF([.C780:.F780];[.C780])=3;&quot;&quot;;[.C780])" office:value-type="float" office:value="335" calcext:value-type="float">
            <text:p>335</text:p>
          </table:table-cell>
          <table:table-cell table:formula="of:=IF(COUNTIF([.D780:.G780];[.D780])=3;&quot;&quot;;[.D780])" office:value-type="float" office:value="575" calcext:value-type="float">
            <text:p>575</text:p>
          </table:table-cell>
          <table:table-cell table:style-name="ce5" table:formula="of:=IFERROR( IF( AND( COUNT([.E780:.H780])=3; MOD( AVERAGE([.E780:.H780]); 2)=1; MOD( AVERAGE([.I780:.L78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office:value-type="float" office:value="978" calcext:value-type="float">
            <text:p>978</text:p>
          </table:table-cell>
          <table:table-cell office:value-type="float" office:value="638" calcext:value-type="float">
            <text:p>638</text:p>
          </table:table-cell>
          <table:table-cell office:value-type="float" office:value="860" calcext:value-type="float">
            <text:p>860</text:p>
          </table:table-cell>
          <table:table-cell table:formula="of:=IF(COUNTIF([.A781:.D781];[.A781])=3;[.A781];&quot;&quot;)">
            <text:p/>
          </table:table-cell>
          <table:table-cell table:formula="of:=IF(COUNTIF([.B781:.E781];[.B781])=3;[.B781];&quot;&quot;)">
            <text:p/>
          </table:table-cell>
          <table:table-cell table:formula="of:=IF(COUNTIF([.C781:.F781];[.C781])=3;[.C781];&quot;&quot;)">
            <text:p/>
          </table:table-cell>
          <table:table-cell table:formula="of:=IF(COUNTIF([.D781:.G781];[.D781])=3;[.D781];&quot;&quot;)">
            <text:p/>
          </table:table-cell>
          <table:table-cell table:formula="of:=IF(COUNTIF([.A781:.D781];[.A781])=3;&quot;&quot;;[.A781])" office:value-type="float" office:value="595" calcext:value-type="float">
            <text:p>595</text:p>
          </table:table-cell>
          <table:table-cell table:formula="of:=IF(COUNTIF([.B781:.E781];[.B781])=3;&quot;&quot;;[.B781])" office:value-type="float" office:value="978" calcext:value-type="float">
            <text:p>978</text:p>
          </table:table-cell>
          <table:table-cell table:formula="of:=IF(COUNTIF([.C781:.F781];[.C781])=3;&quot;&quot;;[.C781])" office:value-type="float" office:value="638" calcext:value-type="float">
            <text:p>638</text:p>
          </table:table-cell>
          <table:table-cell table:formula="of:=IF(COUNTIF([.D781:.G781];[.D781])=3;&quot;&quot;;[.D781])" office:value-type="float" office:value="860" calcext:value-type="float">
            <text:p>860</text:p>
          </table:table-cell>
          <table:table-cell table:style-name="ce5" table:formula="of:=IFERROR( IF( AND( COUNT([.E781:.H781])=3; MOD( AVERAGE([.E781:.H781]); 2)=1; MOD( AVERAGE([.I781:.L78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float" office:value="802" calcext:value-type="float">
            <text:p>802</text:p>
          </table:table-cell>
          <table:table-cell office:value-type="float" office:value="825" calcext:value-type="float">
            <text:p>825</text:p>
          </table:table-cell>
          <table:table-cell office:value-type="float" office:value="570" calcext:value-type="float">
            <text:p>570</text:p>
          </table:table-cell>
          <table:table-cell table:formula="of:=IF(COUNTIF([.A782:.D782];[.A782])=3;[.A782];&quot;&quot;)">
            <text:p/>
          </table:table-cell>
          <table:table-cell table:formula="of:=IF(COUNTIF([.B782:.E782];[.B782])=3;[.B782];&quot;&quot;)">
            <text:p/>
          </table:table-cell>
          <table:table-cell table:formula="of:=IF(COUNTIF([.C782:.F782];[.C782])=3;[.C782];&quot;&quot;)">
            <text:p/>
          </table:table-cell>
          <table:table-cell table:formula="of:=IF(COUNTIF([.D782:.G782];[.D782])=3;[.D782];&quot;&quot;)">
            <text:p/>
          </table:table-cell>
          <table:table-cell table:formula="of:=IF(COUNTIF([.A782:.D782];[.A782])=3;&quot;&quot;;[.A782])" office:value-type="float" office:value="93" calcext:value-type="float">
            <text:p>93</text:p>
          </table:table-cell>
          <table:table-cell table:formula="of:=IF(COUNTIF([.B782:.E782];[.B782])=3;&quot;&quot;;[.B782])" office:value-type="float" office:value="802" calcext:value-type="float">
            <text:p>802</text:p>
          </table:table-cell>
          <table:table-cell table:formula="of:=IF(COUNTIF([.C782:.F782];[.C782])=3;&quot;&quot;;[.C782])" office:value-type="float" office:value="825" calcext:value-type="float">
            <text:p>825</text:p>
          </table:table-cell>
          <table:table-cell table:formula="of:=IF(COUNTIF([.D782:.G782];[.D782])=3;&quot;&quot;;[.D782])" office:value-type="float" office:value="570" calcext:value-type="float">
            <text:p>570</text:p>
          </table:table-cell>
          <table:table-cell table:style-name="ce5" table:formula="of:=IFERROR( IF( AND( COUNT([.E782:.H782])=3; MOD( AVERAGE([.E782:.H782]); 2)=1; MOD( AVERAGE([.I782:.L78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number-columns-repeated="2" office:value-type="float" office:value="671" calcext:value-type="float">
            <text:p>671</text:p>
          </table:table-cell>
          <table:table-cell office:value-type="float" office:value="125" calcext:value-type="float">
            <text:p>125</text:p>
          </table:table-cell>
          <table:table-cell table:formula="of:=IF(COUNTIF([.A783:.D783];[.A783])=3;[.A783];&quot;&quot;)">
            <text:p/>
          </table:table-cell>
          <table:table-cell table:formula="of:=IF(COUNTIF([.B783:.E783];[.B783])=3;[.B783];&quot;&quot;)">
            <text:p/>
          </table:table-cell>
          <table:table-cell table:formula="of:=IF(COUNTIF([.C783:.F783];[.C783])=3;[.C783];&quot;&quot;)">
            <text:p/>
          </table:table-cell>
          <table:table-cell table:formula="of:=IF(COUNTIF([.D783:.G783];[.D783])=3;[.D783];&quot;&quot;)">
            <text:p/>
          </table:table-cell>
          <table:table-cell table:formula="of:=IF(COUNTIF([.A783:.D783];[.A783])=3;&quot;&quot;;[.A783])" office:value-type="float" office:value="361" calcext:value-type="float">
            <text:p>361</text:p>
          </table:table-cell>
          <table:table-cell table:formula="of:=IF(COUNTIF([.B783:.E783];[.B783])=3;&quot;&quot;;[.B783])" office:value-type="float" office:value="671" calcext:value-type="float">
            <text:p>671</text:p>
          </table:table-cell>
          <table:table-cell table:formula="of:=IF(COUNTIF([.C783:.F783];[.C783])=3;&quot;&quot;;[.C783])" office:value-type="float" office:value="671" calcext:value-type="float">
            <text:p>671</text:p>
          </table:table-cell>
          <table:table-cell table:formula="of:=IF(COUNTIF([.D783:.G783];[.D783])=3;&quot;&quot;;[.D783])" office:value-type="float" office:value="125" calcext:value-type="float">
            <text:p>125</text:p>
          </table:table-cell>
          <table:table-cell table:style-name="ce5" table:formula="of:=IFERROR( IF( AND( COUNT([.E783:.H783])=3; MOD( AVERAGE([.E783:.H783]); 2)=1; MOD( AVERAGE([.I783:.L78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89" calcext:value-type="float">
            <text:p>989</text:p>
          </table:table-cell>
          <table:table-cell office:value-type="float" office:value="397" calcext:value-type="float">
            <text:p>397</text:p>
          </table:table-cell>
          <table:table-cell office:value-type="float" office:value="571" calcext:value-type="float">
            <text:p>571</text:p>
          </table:table-cell>
          <table:table-cell office:value-type="float" office:value="923" calcext:value-type="float">
            <text:p>923</text:p>
          </table:table-cell>
          <table:table-cell table:formula="of:=IF(COUNTIF([.A784:.D784];[.A784])=3;[.A784];&quot;&quot;)">
            <text:p/>
          </table:table-cell>
          <table:table-cell table:formula="of:=IF(COUNTIF([.B784:.E784];[.B784])=3;[.B784];&quot;&quot;)">
            <text:p/>
          </table:table-cell>
          <table:table-cell table:formula="of:=IF(COUNTIF([.C784:.F784];[.C784])=3;[.C784];&quot;&quot;)">
            <text:p/>
          </table:table-cell>
          <table:table-cell table:formula="of:=IF(COUNTIF([.D784:.G784];[.D784])=3;[.D784];&quot;&quot;)">
            <text:p/>
          </table:table-cell>
          <table:table-cell table:formula="of:=IF(COUNTIF([.A784:.D784];[.A784])=3;&quot;&quot;;[.A784])" office:value-type="float" office:value="989" calcext:value-type="float">
            <text:p>989</text:p>
          </table:table-cell>
          <table:table-cell table:formula="of:=IF(COUNTIF([.B784:.E784];[.B784])=3;&quot;&quot;;[.B784])" office:value-type="float" office:value="397" calcext:value-type="float">
            <text:p>397</text:p>
          </table:table-cell>
          <table:table-cell table:formula="of:=IF(COUNTIF([.C784:.F784];[.C784])=3;&quot;&quot;;[.C784])" office:value-type="float" office:value="571" calcext:value-type="float">
            <text:p>571</text:p>
          </table:table-cell>
          <table:table-cell table:formula="of:=IF(COUNTIF([.D784:.G784];[.D784])=3;&quot;&quot;;[.D784])" office:value-type="float" office:value="923" calcext:value-type="float">
            <text:p>923</text:p>
          </table:table-cell>
          <table:table-cell table:style-name="ce5" table:formula="of:=IFERROR( IF( AND( COUNT([.E784:.H784])=3; MOD( AVERAGE([.E784:.H784]); 2)=1; MOD( AVERAGE([.I784:.L78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office:value-type="float" office:value="810" calcext:value-type="float">
            <text:p>810</text:p>
          </table:table-cell>
          <table:table-cell office:value-type="float" office:value="447" calcext:value-type="float">
            <text:p>447</text:p>
          </table:table-cell>
          <table:table-cell office:value-type="float" office:value="317" calcext:value-type="float">
            <text:p>317</text:p>
          </table:table-cell>
          <table:table-cell table:formula="of:=IF(COUNTIF([.A785:.D785];[.A785])=3;[.A785];&quot;&quot;)">
            <text:p/>
          </table:table-cell>
          <table:table-cell table:formula="of:=IF(COUNTIF([.B785:.E785];[.B785])=3;[.B785];&quot;&quot;)">
            <text:p/>
          </table:table-cell>
          <table:table-cell table:formula="of:=IF(COUNTIF([.C785:.F785];[.C785])=3;[.C785];&quot;&quot;)">
            <text:p/>
          </table:table-cell>
          <table:table-cell table:formula="of:=IF(COUNTIF([.D785:.G785];[.D785])=3;[.D785];&quot;&quot;)">
            <text:p/>
          </table:table-cell>
          <table:table-cell table:formula="of:=IF(COUNTIF([.A785:.D785];[.A785])=3;&quot;&quot;;[.A785])" office:value-type="float" office:value="764" calcext:value-type="float">
            <text:p>764</text:p>
          </table:table-cell>
          <table:table-cell table:formula="of:=IF(COUNTIF([.B785:.E785];[.B785])=3;&quot;&quot;;[.B785])" office:value-type="float" office:value="810" calcext:value-type="float">
            <text:p>810</text:p>
          </table:table-cell>
          <table:table-cell table:formula="of:=IF(COUNTIF([.C785:.F785];[.C785])=3;&quot;&quot;;[.C785])" office:value-type="float" office:value="447" calcext:value-type="float">
            <text:p>447</text:p>
          </table:table-cell>
          <table:table-cell table:formula="of:=IF(COUNTIF([.D785:.G785];[.D785])=3;&quot;&quot;;[.D785])" office:value-type="float" office:value="317" calcext:value-type="float">
            <text:p>317</text:p>
          </table:table-cell>
          <table:table-cell table:style-name="ce5" table:formula="of:=IFERROR( IF( AND( COUNT([.E785:.H785])=3; MOD( AVERAGE([.E785:.H785]); 2)=1; MOD( AVERAGE([.I785:.L78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office:value-type="float" office:value="991" calcext:value-type="float">
            <text:p>991</text:p>
          </table:table-cell>
          <table:table-cell table:number-columns-repeated="2" office:value-type="float" office:value="321" calcext:value-type="float">
            <text:p>321</text:p>
          </table:table-cell>
          <table:table-cell table:formula="of:=IF(COUNTIF([.A786:.D786];[.A786])=3;[.A786];&quot;&quot;)">
            <text:p/>
          </table:table-cell>
          <table:table-cell table:formula="of:=IF(COUNTIF([.B786:.E786];[.B786])=3;[.B786];&quot;&quot;)">
            <text:p/>
          </table:table-cell>
          <table:table-cell table:formula="of:=IF(COUNTIF([.C786:.F786];[.C786])=3;[.C786];&quot;&quot;)">
            <text:p/>
          </table:table-cell>
          <table:table-cell table:formula="of:=IF(COUNTIF([.D786:.G786];[.D786])=3;[.D786];&quot;&quot;)">
            <text:p/>
          </table:table-cell>
          <table:table-cell table:formula="of:=IF(COUNTIF([.A786:.D786];[.A786])=3;&quot;&quot;;[.A786])" office:value-type="float" office:value="457" calcext:value-type="float">
            <text:p>457</text:p>
          </table:table-cell>
          <table:table-cell table:formula="of:=IF(COUNTIF([.B786:.E786];[.B786])=3;&quot;&quot;;[.B786])" office:value-type="float" office:value="991" calcext:value-type="float">
            <text:p>991</text:p>
          </table:table-cell>
          <table:table-cell table:formula="of:=IF(COUNTIF([.C786:.F786];[.C786])=3;&quot;&quot;;[.C786])" office:value-type="float" office:value="321" calcext:value-type="float">
            <text:p>321</text:p>
          </table:table-cell>
          <table:table-cell table:formula="of:=IF(COUNTIF([.D786:.G786];[.D786])=3;&quot;&quot;;[.D786])" office:value-type="float" office:value="321" calcext:value-type="float">
            <text:p>321</text:p>
          </table:table-cell>
          <table:table-cell table:style-name="ce5" table:formula="of:=IFERROR( IF( AND( COUNT([.E786:.H786])=3; MOD( AVERAGE([.E786:.H786]); 2)=1; MOD( AVERAGE([.I786:.L78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61" calcext:value-type="float">
            <text:p>761</text:p>
          </table:table-cell>
          <table:table-cell office:value-type="float" office:value="324" calcext:value-type="float">
            <text:p>324</text:p>
          </table:table-cell>
          <table:table-cell office:value-type="float" office:value="615" calcext:value-type="float">
            <text:p>615</text:p>
          </table:table-cell>
          <table:table-cell office:value-type="float" office:value="162" calcext:value-type="float">
            <text:p>162</text:p>
          </table:table-cell>
          <table:table-cell table:formula="of:=IF(COUNTIF([.A787:.D787];[.A787])=3;[.A787];&quot;&quot;)">
            <text:p/>
          </table:table-cell>
          <table:table-cell table:formula="of:=IF(COUNTIF([.B787:.E787];[.B787])=3;[.B787];&quot;&quot;)">
            <text:p/>
          </table:table-cell>
          <table:table-cell table:formula="of:=IF(COUNTIF([.C787:.F787];[.C787])=3;[.C787];&quot;&quot;)">
            <text:p/>
          </table:table-cell>
          <table:table-cell table:formula="of:=IF(COUNTIF([.D787:.G787];[.D787])=3;[.D787];&quot;&quot;)">
            <text:p/>
          </table:table-cell>
          <table:table-cell table:formula="of:=IF(COUNTIF([.A787:.D787];[.A787])=3;&quot;&quot;;[.A787])" office:value-type="float" office:value="761" calcext:value-type="float">
            <text:p>761</text:p>
          </table:table-cell>
          <table:table-cell table:formula="of:=IF(COUNTIF([.B787:.E787];[.B787])=3;&quot;&quot;;[.B787])" office:value-type="float" office:value="324" calcext:value-type="float">
            <text:p>324</text:p>
          </table:table-cell>
          <table:table-cell table:formula="of:=IF(COUNTIF([.C787:.F787];[.C787])=3;&quot;&quot;;[.C787])" office:value-type="float" office:value="615" calcext:value-type="float">
            <text:p>615</text:p>
          </table:table-cell>
          <table:table-cell table:formula="of:=IF(COUNTIF([.D787:.G787];[.D787])=3;&quot;&quot;;[.D787])" office:value-type="float" office:value="162" calcext:value-type="float">
            <text:p>162</text:p>
          </table:table-cell>
          <table:table-cell table:style-name="ce5" table:formula="of:=IFERROR( IF( AND( COUNT([.E787:.H787])=3; MOD( AVERAGE([.E787:.H787]); 2)=1; MOD( AVERAGE([.I787:.L78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91" calcext:value-type="float">
            <text:p>891</text:p>
          </table:table-cell>
          <table:table-cell office:value-type="float" office:value="174" calcext:value-type="float">
            <text:p>174</text:p>
          </table:table-cell>
          <table:table-cell office:value-type="float" office:value="402" calcext:value-type="float">
            <text:p>402</text:p>
          </table:table-cell>
          <table:table-cell office:value-type="float" office:value="591" calcext:value-type="float">
            <text:p>591</text:p>
          </table:table-cell>
          <table:table-cell table:formula="of:=IF(COUNTIF([.A788:.D788];[.A788])=3;[.A788];&quot;&quot;)">
            <text:p/>
          </table:table-cell>
          <table:table-cell table:formula="of:=IF(COUNTIF([.B788:.E788];[.B788])=3;[.B788];&quot;&quot;)">
            <text:p/>
          </table:table-cell>
          <table:table-cell table:formula="of:=IF(COUNTIF([.C788:.F788];[.C788])=3;[.C788];&quot;&quot;)">
            <text:p/>
          </table:table-cell>
          <table:table-cell table:formula="of:=IF(COUNTIF([.D788:.G788];[.D788])=3;[.D788];&quot;&quot;)">
            <text:p/>
          </table:table-cell>
          <table:table-cell table:formula="of:=IF(COUNTIF([.A788:.D788];[.A788])=3;&quot;&quot;;[.A788])" office:value-type="float" office:value="891" calcext:value-type="float">
            <text:p>891</text:p>
          </table:table-cell>
          <table:table-cell table:formula="of:=IF(COUNTIF([.B788:.E788];[.B788])=3;&quot;&quot;;[.B788])" office:value-type="float" office:value="174" calcext:value-type="float">
            <text:p>174</text:p>
          </table:table-cell>
          <table:table-cell table:formula="of:=IF(COUNTIF([.C788:.F788];[.C788])=3;&quot;&quot;;[.C788])" office:value-type="float" office:value="402" calcext:value-type="float">
            <text:p>402</text:p>
          </table:table-cell>
          <table:table-cell table:formula="of:=IF(COUNTIF([.D788:.G788];[.D788])=3;&quot;&quot;;[.D788])" office:value-type="float" office:value="591" calcext:value-type="float">
            <text:p>591</text:p>
          </table:table-cell>
          <table:table-cell table:style-name="ce5" table:formula="of:=IFERROR( IF( AND( COUNT([.E788:.H788])=3; MOD( AVERAGE([.E788:.H788]); 2)=1; MOD( AVERAGE([.I788:.L78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80" calcext:value-type="float">
            <text:p>780</text:p>
          </table:table-cell>
          <table:table-cell office:value-type="float" office:value="807" calcext:value-type="float">
            <text:p>807</text:p>
          </table:table-cell>
          <table:table-cell office:value-type="float" office:value="185" calcext:value-type="float">
            <text:p>185</text:p>
          </table:table-cell>
          <table:table-cell office:value-type="float" office:value="708" calcext:value-type="float">
            <text:p>708</text:p>
          </table:table-cell>
          <table:table-cell table:formula="of:=IF(COUNTIF([.A789:.D789];[.A789])=3;[.A789];&quot;&quot;)">
            <text:p/>
          </table:table-cell>
          <table:table-cell table:formula="of:=IF(COUNTIF([.B789:.E789];[.B789])=3;[.B789];&quot;&quot;)">
            <text:p/>
          </table:table-cell>
          <table:table-cell table:formula="of:=IF(COUNTIF([.C789:.F789];[.C789])=3;[.C789];&quot;&quot;)">
            <text:p/>
          </table:table-cell>
          <table:table-cell table:formula="of:=IF(COUNTIF([.D789:.G789];[.D789])=3;[.D789];&quot;&quot;)">
            <text:p/>
          </table:table-cell>
          <table:table-cell table:formula="of:=IF(COUNTIF([.A789:.D789];[.A789])=3;&quot;&quot;;[.A789])" office:value-type="float" office:value="780" calcext:value-type="float">
            <text:p>780</text:p>
          </table:table-cell>
          <table:table-cell table:formula="of:=IF(COUNTIF([.B789:.E789];[.B789])=3;&quot;&quot;;[.B789])" office:value-type="float" office:value="807" calcext:value-type="float">
            <text:p>807</text:p>
          </table:table-cell>
          <table:table-cell table:formula="of:=IF(COUNTIF([.C789:.F789];[.C789])=3;&quot;&quot;;[.C789])" office:value-type="float" office:value="185" calcext:value-type="float">
            <text:p>185</text:p>
          </table:table-cell>
          <table:table-cell table:formula="of:=IF(COUNTIF([.D789:.G789];[.D789])=3;&quot;&quot;;[.D789])" office:value-type="float" office:value="708" calcext:value-type="float">
            <text:p>708</text:p>
          </table:table-cell>
          <table:table-cell table:style-name="ce5" table:formula="of:=IFERROR( IF( AND( COUNT([.E789:.H789])=3; MOD( AVERAGE([.E789:.H789]); 2)=1; MOD( AVERAGE([.I789:.L78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54" calcext:value-type="float">
            <text:p>854</text:p>
          </table:table-cell>
          <table:table-cell office:value-type="float" office:value="633" calcext:value-type="float">
            <text:p>633</text:p>
          </table:table-cell>
          <table:table-cell office:value-type="float" office:value="138" calcext:value-type="float">
            <text:p>138</text:p>
          </table:table-cell>
          <table:table-cell office:value-type="float" office:value="511" calcext:value-type="float">
            <text:p>511</text:p>
          </table:table-cell>
          <table:table-cell table:formula="of:=IF(COUNTIF([.A790:.D790];[.A790])=3;[.A790];&quot;&quot;)">
            <text:p/>
          </table:table-cell>
          <table:table-cell table:formula="of:=IF(COUNTIF([.B790:.E790];[.B790])=3;[.B790];&quot;&quot;)">
            <text:p/>
          </table:table-cell>
          <table:table-cell table:formula="of:=IF(COUNTIF([.C790:.F790];[.C790])=3;[.C790];&quot;&quot;)">
            <text:p/>
          </table:table-cell>
          <table:table-cell table:formula="of:=IF(COUNTIF([.D790:.G790];[.D790])=3;[.D790];&quot;&quot;)">
            <text:p/>
          </table:table-cell>
          <table:table-cell table:formula="of:=IF(COUNTIF([.A790:.D790];[.A790])=3;&quot;&quot;;[.A790])" office:value-type="float" office:value="854" calcext:value-type="float">
            <text:p>854</text:p>
          </table:table-cell>
          <table:table-cell table:formula="of:=IF(COUNTIF([.B790:.E790];[.B790])=3;&quot;&quot;;[.B790])" office:value-type="float" office:value="633" calcext:value-type="float">
            <text:p>633</text:p>
          </table:table-cell>
          <table:table-cell table:formula="of:=IF(COUNTIF([.C790:.F790];[.C790])=3;&quot;&quot;;[.C790])" office:value-type="float" office:value="138" calcext:value-type="float">
            <text:p>138</text:p>
          </table:table-cell>
          <table:table-cell table:formula="of:=IF(COUNTIF([.D790:.G790];[.D790])=3;&quot;&quot;;[.D790])" office:value-type="float" office:value="511" calcext:value-type="float">
            <text:p>511</text:p>
          </table:table-cell>
          <table:table-cell table:style-name="ce5" table:formula="of:=IFERROR( IF( AND( COUNT([.E790:.H790])=3; MOD( AVERAGE([.E790:.H790]); 2)=1; MOD( AVERAGE([.I790:.L79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591" calcext:value-type="float">
            <text:p>591</text:p>
          </table:table-cell>
          <table:table-cell table:formula="of:=IF(COUNTIF([.A791:.D791];[.A791])=3;[.A791];&quot;&quot;)">
            <text:p/>
          </table:table-cell>
          <table:table-cell table:formula="of:=IF(COUNTIF([.B791:.E791];[.B791])=3;[.B791];&quot;&quot;)">
            <text:p/>
          </table:table-cell>
          <table:table-cell table:formula="of:=IF(COUNTIF([.C791:.F791];[.C791])=3;[.C791];&quot;&quot;)">
            <text:p/>
          </table:table-cell>
          <table:table-cell table:formula="of:=IF(COUNTIF([.D791:.G791];[.D791])=3;[.D791];&quot;&quot;)">
            <text:p/>
          </table:table-cell>
          <table:table-cell table:formula="of:=IF(COUNTIF([.A791:.D791];[.A791])=3;&quot;&quot;;[.A791])" office:value-type="float" office:value="816" calcext:value-type="float">
            <text:p>816</text:p>
          </table:table-cell>
          <table:table-cell table:formula="of:=IF(COUNTIF([.B791:.E791];[.B791])=3;&quot;&quot;;[.B791])" office:value-type="float" office:value="301" calcext:value-type="float">
            <text:p>301</text:p>
          </table:table-cell>
          <table:table-cell table:formula="of:=IF(COUNTIF([.C791:.F791];[.C791])=3;&quot;&quot;;[.C791])" office:value-type="float" office:value="591" calcext:value-type="float">
            <text:p>591</text:p>
          </table:table-cell>
          <table:table-cell table:formula="of:=IF(COUNTIF([.D791:.G791];[.D791])=3;&quot;&quot;;[.D791])" office:value-type="float" office:value="591" calcext:value-type="float">
            <text:p>591</text:p>
          </table:table-cell>
          <table:table-cell table:style-name="ce5" table:formula="of:=IFERROR( IF( AND( COUNT([.E791:.H791])=3; MOD( AVERAGE([.E791:.H791]); 2)=1; MOD( AVERAGE([.I791:.L79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office:value-type="float" office:value="765" calcext:value-type="float">
            <text:p>765</text:p>
          </table:table-cell>
          <table:table-cell office:value-type="float" office:value="379" calcext:value-type="float">
            <text:p>379</text:p>
          </table:table-cell>
          <table:table-cell office:value-type="float" office:value="799" calcext:value-type="float">
            <text:p>799</text:p>
          </table:table-cell>
          <table:table-cell table:formula="of:=IF(COUNTIF([.A792:.D792];[.A792])=3;[.A792];&quot;&quot;)">
            <text:p/>
          </table:table-cell>
          <table:table-cell table:formula="of:=IF(COUNTIF([.B792:.E792];[.B792])=3;[.B792];&quot;&quot;)">
            <text:p/>
          </table:table-cell>
          <table:table-cell table:formula="of:=IF(COUNTIF([.C792:.F792];[.C792])=3;[.C792];&quot;&quot;)">
            <text:p/>
          </table:table-cell>
          <table:table-cell table:formula="of:=IF(COUNTIF([.D792:.G792];[.D792])=3;[.D792];&quot;&quot;)">
            <text:p/>
          </table:table-cell>
          <table:table-cell table:formula="of:=IF(COUNTIF([.A792:.D792];[.A792])=3;&quot;&quot;;[.A792])" office:value-type="float" office:value="378" calcext:value-type="float">
            <text:p>378</text:p>
          </table:table-cell>
          <table:table-cell table:formula="of:=IF(COUNTIF([.B792:.E792];[.B792])=3;&quot;&quot;;[.B792])" office:value-type="float" office:value="765" calcext:value-type="float">
            <text:p>765</text:p>
          </table:table-cell>
          <table:table-cell table:formula="of:=IF(COUNTIF([.C792:.F792];[.C792])=3;&quot;&quot;;[.C792])" office:value-type="float" office:value="379" calcext:value-type="float">
            <text:p>379</text:p>
          </table:table-cell>
          <table:table-cell table:formula="of:=IF(COUNTIF([.D792:.G792];[.D792])=3;&quot;&quot;;[.D792])" office:value-type="float" office:value="799" calcext:value-type="float">
            <text:p>799</text:p>
          </table:table-cell>
          <table:table-cell table:style-name="ce5" table:formula="of:=IFERROR( IF( AND( COUNT([.E792:.H792])=3; MOD( AVERAGE([.E792:.H792]); 2)=1; MOD( AVERAGE([.I792:.L79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68" calcext:value-type="float">
            <text:p>268</text:p>
          </table:table-cell>
          <table:table-cell office:value-type="float" office:value="155" calcext:value-type="float">
            <text:p>155</text:p>
          </table:table-cell>
          <table:table-cell office:value-type="float" office:value="34" calcext:value-type="float">
            <text:p>34</text:p>
          </table:table-cell>
          <table:table-cell table:formula="of:=IF(COUNTIF([.A793:.D793];[.A793])=3;[.A793];&quot;&quot;)">
            <text:p/>
          </table:table-cell>
          <table:table-cell table:formula="of:=IF(COUNTIF([.B793:.E793];[.B793])=3;[.B793];&quot;&quot;)">
            <text:p/>
          </table:table-cell>
          <table:table-cell table:formula="of:=IF(COUNTIF([.C793:.F793];[.C793])=3;[.C793];&quot;&quot;)">
            <text:p/>
          </table:table-cell>
          <table:table-cell table:formula="of:=IF(COUNTIF([.D793:.G793];[.D793])=3;[.D793];&quot;&quot;)">
            <text:p/>
          </table:table-cell>
          <table:table-cell table:formula="of:=IF(COUNTIF([.A793:.D793];[.A793])=3;&quot;&quot;;[.A793])" office:value-type="float" office:value="202" calcext:value-type="float">
            <text:p>202</text:p>
          </table:table-cell>
          <table:table-cell table:formula="of:=IF(COUNTIF([.B793:.E793];[.B793])=3;&quot;&quot;;[.B793])" office:value-type="float" office:value="268" calcext:value-type="float">
            <text:p>268</text:p>
          </table:table-cell>
          <table:table-cell table:formula="of:=IF(COUNTIF([.C793:.F793];[.C793])=3;&quot;&quot;;[.C793])" office:value-type="float" office:value="155" calcext:value-type="float">
            <text:p>155</text:p>
          </table:table-cell>
          <table:table-cell table:formula="of:=IF(COUNTIF([.D793:.G793];[.D793])=3;&quot;&quot;;[.D793])" office:value-type="float" office:value="34" calcext:value-type="float">
            <text:p>34</text:p>
          </table:table-cell>
          <table:table-cell table:style-name="ce5" table:formula="of:=IFERROR( IF( AND( COUNT([.E793:.H793])=3; MOD( AVERAGE([.E793:.H793]); 2)=1; MOD( AVERAGE([.I793:.L79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896" calcext:value-type="float">
            <text:p>896</text:p>
          </table:table-cell>
          <table:table-cell table:formula="of:=IF(COUNTIF([.A794:.D794];[.A794])=3;[.A794];&quot;&quot;)">
            <text:p/>
          </table:table-cell>
          <table:table-cell table:formula="of:=IF(COUNTIF([.B794:.E794];[.B794])=3;[.B794];&quot;&quot;)">
            <text:p/>
          </table:table-cell>
          <table:table-cell table:formula="of:=IF(COUNTIF([.C794:.F794];[.C794])=3;[.C794];&quot;&quot;)">
            <text:p/>
          </table:table-cell>
          <table:table-cell table:formula="of:=IF(COUNTIF([.D794:.G794];[.D794])=3;[.D794];&quot;&quot;)">
            <text:p/>
          </table:table-cell>
          <table:table-cell table:formula="of:=IF(COUNTIF([.A794:.D794];[.A794])=3;&quot;&quot;;[.A794])" office:value-type="float" office:value="554" calcext:value-type="float">
            <text:p>554</text:p>
          </table:table-cell>
          <table:table-cell table:formula="of:=IF(COUNTIF([.B794:.E794];[.B794])=3;&quot;&quot;;[.B794])" office:value-type="float" office:value="17" calcext:value-type="float">
            <text:p>17</text:p>
          </table:table-cell>
          <table:table-cell table:formula="of:=IF(COUNTIF([.C794:.F794];[.C794])=3;&quot;&quot;;[.C794])" office:value-type="float" office:value="60" calcext:value-type="float">
            <text:p>60</text:p>
          </table:table-cell>
          <table:table-cell table:formula="of:=IF(COUNTIF([.D794:.G794];[.D794])=3;&quot;&quot;;[.D794])" office:value-type="float" office:value="896" calcext:value-type="float">
            <text:p>896</text:p>
          </table:table-cell>
          <table:table-cell table:style-name="ce5" table:formula="of:=IFERROR( IF( AND( COUNT([.E794:.H794])=3; MOD( AVERAGE([.E794:.H794]); 2)=1; MOD( AVERAGE([.I794:.L79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office:value-type="float" office:value="178" calcext:value-type="float">
            <text:p>178</text:p>
          </table:table-cell>
          <table:table-cell office:value-type="float" office:value="850" calcext:value-type="float">
            <text:p>850</text:p>
          </table:table-cell>
          <table:table-cell office:value-type="float" office:value="859" calcext:value-type="float">
            <text:p>859</text:p>
          </table:table-cell>
          <table:table-cell table:formula="of:=IF(COUNTIF([.A795:.D795];[.A795])=3;[.A795];&quot;&quot;)">
            <text:p/>
          </table:table-cell>
          <table:table-cell table:formula="of:=IF(COUNTIF([.B795:.E795];[.B795])=3;[.B795];&quot;&quot;)">
            <text:p/>
          </table:table-cell>
          <table:table-cell table:formula="of:=IF(COUNTIF([.C795:.F795];[.C795])=3;[.C795];&quot;&quot;)">
            <text:p/>
          </table:table-cell>
          <table:table-cell table:formula="of:=IF(COUNTIF([.D795:.G795];[.D795])=3;[.D795];&quot;&quot;)">
            <text:p/>
          </table:table-cell>
          <table:table-cell table:formula="of:=IF(COUNTIF([.A795:.D795];[.A795])=3;&quot;&quot;;[.A795])" office:value-type="float" office:value="432" calcext:value-type="float">
            <text:p>432</text:p>
          </table:table-cell>
          <table:table-cell table:formula="of:=IF(COUNTIF([.B795:.E795];[.B795])=3;&quot;&quot;;[.B795])" office:value-type="float" office:value="178" calcext:value-type="float">
            <text:p>178</text:p>
          </table:table-cell>
          <table:table-cell table:formula="of:=IF(COUNTIF([.C795:.F795];[.C795])=3;&quot;&quot;;[.C795])" office:value-type="float" office:value="850" calcext:value-type="float">
            <text:p>850</text:p>
          </table:table-cell>
          <table:table-cell table:formula="of:=IF(COUNTIF([.D795:.G795];[.D795])=3;&quot;&quot;;[.D795])" office:value-type="float" office:value="859" calcext:value-type="float">
            <text:p>859</text:p>
          </table:table-cell>
          <table:table-cell table:style-name="ce5" table:formula="of:=IFERROR( IF( AND( COUNT([.E795:.H795])=3; MOD( AVERAGE([.E795:.H795]); 2)=1; MOD( AVERAGE([.I795:.L79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office:value-type="float" office:value="271" calcext:value-type="float">
            <text:p>271</text:p>
          </table:table-cell>
          <table:table-cell office:value-type="float" office:value="659" calcext:value-type="float">
            <text:p>659</text:p>
          </table:table-cell>
          <table:table-cell office:value-type="float" office:value="897" calcext:value-type="float">
            <text:p>897</text:p>
          </table:table-cell>
          <table:table-cell table:formula="of:=IF(COUNTIF([.A796:.D796];[.A796])=3;[.A796];&quot;&quot;)">
            <text:p/>
          </table:table-cell>
          <table:table-cell table:formula="of:=IF(COUNTIF([.B796:.E796];[.B796])=3;[.B796];&quot;&quot;)">
            <text:p/>
          </table:table-cell>
          <table:table-cell table:formula="of:=IF(COUNTIF([.C796:.F796];[.C796])=3;[.C796];&quot;&quot;)">
            <text:p/>
          </table:table-cell>
          <table:table-cell table:formula="of:=IF(COUNTIF([.D796:.G796];[.D796])=3;[.D796];&quot;&quot;)">
            <text:p/>
          </table:table-cell>
          <table:table-cell table:formula="of:=IF(COUNTIF([.A796:.D796];[.A796])=3;&quot;&quot;;[.A796])" office:value-type="float" office:value="823" calcext:value-type="float">
            <text:p>823</text:p>
          </table:table-cell>
          <table:table-cell table:formula="of:=IF(COUNTIF([.B796:.E796];[.B796])=3;&quot;&quot;;[.B796])" office:value-type="float" office:value="271" calcext:value-type="float">
            <text:p>271</text:p>
          </table:table-cell>
          <table:table-cell table:formula="of:=IF(COUNTIF([.C796:.F796];[.C796])=3;&quot;&quot;;[.C796])" office:value-type="float" office:value="659" calcext:value-type="float">
            <text:p>659</text:p>
          </table:table-cell>
          <table:table-cell table:formula="of:=IF(COUNTIF([.D796:.G796];[.D796])=3;&quot;&quot;;[.D796])" office:value-type="float" office:value="897" calcext:value-type="float">
            <text:p>897</text:p>
          </table:table-cell>
          <table:table-cell table:style-name="ce5" table:formula="of:=IFERROR( IF( AND( COUNT([.E796:.H796])=3; MOD( AVERAGE([.E796:.H796]); 2)=1; MOD( AVERAGE([.I796:.L79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21" calcext:value-type="float">
            <text:p>321</text:p>
          </table:table-cell>
          <table:table-cell office:value-type="float" office:value="489" calcext:value-type="float">
            <text:p>489</text:p>
          </table:table-cell>
          <table:table-cell office:value-type="float" office:value="65" calcext:value-type="float">
            <text:p>65</text:p>
          </table:table-cell>
          <table:table-cell table:formula="of:=IF(COUNTIF([.A797:.D797];[.A797])=3;[.A797];&quot;&quot;)">
            <text:p/>
          </table:table-cell>
          <table:table-cell table:formula="of:=IF(COUNTIF([.B797:.E797];[.B797])=3;[.B797];&quot;&quot;)">
            <text:p/>
          </table:table-cell>
          <table:table-cell table:formula="of:=IF(COUNTIF([.C797:.F797];[.C797])=3;[.C797];&quot;&quot;)">
            <text:p/>
          </table:table-cell>
          <table:table-cell table:formula="of:=IF(COUNTIF([.D797:.G797];[.D797])=3;[.D797];&quot;&quot;)">
            <text:p/>
          </table:table-cell>
          <table:table-cell table:formula="of:=IF(COUNTIF([.A797:.D797];[.A797])=3;&quot;&quot;;[.A797])" office:value-type="float" office:value="636" calcext:value-type="float">
            <text:p>636</text:p>
          </table:table-cell>
          <table:table-cell table:formula="of:=IF(COUNTIF([.B797:.E797];[.B797])=3;&quot;&quot;;[.B797])" office:value-type="float" office:value="321" calcext:value-type="float">
            <text:p>321</text:p>
          </table:table-cell>
          <table:table-cell table:formula="of:=IF(COUNTIF([.C797:.F797];[.C797])=3;&quot;&quot;;[.C797])" office:value-type="float" office:value="489" calcext:value-type="float">
            <text:p>489</text:p>
          </table:table-cell>
          <table:table-cell table:formula="of:=IF(COUNTIF([.D797:.G797];[.D797])=3;&quot;&quot;;[.D797])" office:value-type="float" office:value="65" calcext:value-type="float">
            <text:p>65</text:p>
          </table:table-cell>
          <table:table-cell table:style-name="ce5" table:formula="of:=IFERROR( IF( AND( COUNT([.E797:.H797])=3; MOD( AVERAGE([.E797:.H797]); 2)=1; MOD( AVERAGE([.I797:.L79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0" calcext:value-type="float">
            <text:p>70</text:p>
          </table:table-cell>
          <table:table-cell office:value-type="float" office:value="838" calcext:value-type="float">
            <text:p>838</text:p>
          </table:table-cell>
          <table:table-cell office:value-type="float" office:value="365" calcext:value-type="float">
            <text:p>365</text:p>
          </table:table-cell>
          <table:table-cell table:formula="of:=IF(COUNTIF([.A798:.D798];[.A798])=3;[.A798];&quot;&quot;)">
            <text:p/>
          </table:table-cell>
          <table:table-cell table:formula="of:=IF(COUNTIF([.B798:.E798];[.B798])=3;[.B798];&quot;&quot;)">
            <text:p/>
          </table:table-cell>
          <table:table-cell table:formula="of:=IF(COUNTIF([.C798:.F798];[.C798])=3;[.C798];&quot;&quot;)">
            <text:p/>
          </table:table-cell>
          <table:table-cell table:formula="of:=IF(COUNTIF([.D798:.G798];[.D798])=3;[.D798];&quot;&quot;)">
            <text:p/>
          </table:table-cell>
          <table:table-cell table:formula="of:=IF(COUNTIF([.A798:.D798];[.A798])=3;&quot;&quot;;[.A798])" office:value-type="float" office:value="996" calcext:value-type="float">
            <text:p>996</text:p>
          </table:table-cell>
          <table:table-cell table:formula="of:=IF(COUNTIF([.B798:.E798];[.B798])=3;&quot;&quot;;[.B798])" office:value-type="float" office:value="70" calcext:value-type="float">
            <text:p>70</text:p>
          </table:table-cell>
          <table:table-cell table:formula="of:=IF(COUNTIF([.C798:.F798];[.C798])=3;&quot;&quot;;[.C798])" office:value-type="float" office:value="838" calcext:value-type="float">
            <text:p>838</text:p>
          </table:table-cell>
          <table:table-cell table:formula="of:=IF(COUNTIF([.D798:.G798];[.D798])=3;&quot;&quot;;[.D798])" office:value-type="float" office:value="365" calcext:value-type="float">
            <text:p>365</text:p>
          </table:table-cell>
          <table:table-cell table:style-name="ce5" table:formula="of:=IFERROR( IF( AND( COUNT([.E798:.H798])=3; MOD( AVERAGE([.E798:.H798]); 2)=1; MOD( AVERAGE([.I798:.L79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26" calcext:value-type="float">
            <text:p>926</text:p>
          </table:table-cell>
          <table:table-cell office:value-type="float" office:value="690" calcext:value-type="float">
            <text:p>690</text:p>
          </table:table-cell>
          <table:table-cell office:value-type="float" office:value="651" calcext:value-type="float">
            <text:p>651</text:p>
          </table:table-cell>
          <table:table-cell office:value-type="float" office:value="485" calcext:value-type="float">
            <text:p>485</text:p>
          </table:table-cell>
          <table:table-cell table:formula="of:=IF(COUNTIF([.A799:.D799];[.A799])=3;[.A799];&quot;&quot;)">
            <text:p/>
          </table:table-cell>
          <table:table-cell table:formula="of:=IF(COUNTIF([.B799:.E799];[.B799])=3;[.B799];&quot;&quot;)">
            <text:p/>
          </table:table-cell>
          <table:table-cell table:formula="of:=IF(COUNTIF([.C799:.F799];[.C799])=3;[.C799];&quot;&quot;)">
            <text:p/>
          </table:table-cell>
          <table:table-cell table:formula="of:=IF(COUNTIF([.D799:.G799];[.D799])=3;[.D799];&quot;&quot;)">
            <text:p/>
          </table:table-cell>
          <table:table-cell table:formula="of:=IF(COUNTIF([.A799:.D799];[.A799])=3;&quot;&quot;;[.A799])" office:value-type="float" office:value="926" calcext:value-type="float">
            <text:p>926</text:p>
          </table:table-cell>
          <table:table-cell table:formula="of:=IF(COUNTIF([.B799:.E799];[.B799])=3;&quot;&quot;;[.B799])" office:value-type="float" office:value="690" calcext:value-type="float">
            <text:p>690</text:p>
          </table:table-cell>
          <table:table-cell table:formula="of:=IF(COUNTIF([.C799:.F799];[.C799])=3;&quot;&quot;;[.C799])" office:value-type="float" office:value="651" calcext:value-type="float">
            <text:p>651</text:p>
          </table:table-cell>
          <table:table-cell table:formula="of:=IF(COUNTIF([.D799:.G799];[.D799])=3;&quot;&quot;;[.D799])" office:value-type="float" office:value="485" calcext:value-type="float">
            <text:p>485</text:p>
          </table:table-cell>
          <table:table-cell table:style-name="ce5" table:formula="of:=IFERROR( IF( AND( COUNT([.E799:.H799])=3; MOD( AVERAGE([.E799:.H799]); 2)=1; MOD( AVERAGE([.I799:.L79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office:value-type="float" office:value="392" calcext:value-type="float">
            <text:p>392</text:p>
          </table:table-cell>
          <table:table-cell office:value-type="float" office:value="252" calcext:value-type="float">
            <text:p>252</text:p>
          </table:table-cell>
          <table:table-cell office:value-type="float" office:value="863" calcext:value-type="float">
            <text:p>863</text:p>
          </table:table-cell>
          <table:table-cell table:formula="of:=IF(COUNTIF([.A800:.D800];[.A800])=3;[.A800];&quot;&quot;)">
            <text:p/>
          </table:table-cell>
          <table:table-cell table:formula="of:=IF(COUNTIF([.B800:.E800];[.B800])=3;[.B800];&quot;&quot;)">
            <text:p/>
          </table:table-cell>
          <table:table-cell table:formula="of:=IF(COUNTIF([.C800:.F800];[.C800])=3;[.C800];&quot;&quot;)">
            <text:p/>
          </table:table-cell>
          <table:table-cell table:formula="of:=IF(COUNTIF([.D800:.G800];[.D800])=3;[.D800];&quot;&quot;)">
            <text:p/>
          </table:table-cell>
          <table:table-cell table:formula="of:=IF(COUNTIF([.A800:.D800];[.A800])=3;&quot;&quot;;[.A800])" office:value-type="float" office:value="346" calcext:value-type="float">
            <text:p>346</text:p>
          </table:table-cell>
          <table:table-cell table:formula="of:=IF(COUNTIF([.B800:.E800];[.B800])=3;&quot;&quot;;[.B800])" office:value-type="float" office:value="392" calcext:value-type="float">
            <text:p>392</text:p>
          </table:table-cell>
          <table:table-cell table:formula="of:=IF(COUNTIF([.C800:.F800];[.C800])=3;&quot;&quot;;[.C800])" office:value-type="float" office:value="252" calcext:value-type="float">
            <text:p>252</text:p>
          </table:table-cell>
          <table:table-cell table:formula="of:=IF(COUNTIF([.D800:.G800];[.D800])=3;&quot;&quot;;[.D800])" office:value-type="float" office:value="863" calcext:value-type="float">
            <text:p>863</text:p>
          </table:table-cell>
          <table:table-cell table:style-name="ce5" table:formula="of:=IFERROR( IF( AND( COUNT([.E800:.H800])=3; MOD( AVERAGE([.E800:.H800]); 2)=1; MOD( AVERAGE([.I800:.L80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office:value-type="float" office:value="606" calcext:value-type="float">
            <text:p>606</text:p>
          </table:table-cell>
          <table:table-cell office:value-type="float" office:value="312" calcext:value-type="float">
            <text:p>312</text:p>
          </table:table-cell>
          <table:table-cell office:value-type="float" office:value="492" calcext:value-type="float">
            <text:p>492</text:p>
          </table:table-cell>
          <table:table-cell table:formula="of:=IF(COUNTIF([.A801:.D801];[.A801])=3;[.A801];&quot;&quot;)">
            <text:p/>
          </table:table-cell>
          <table:table-cell table:formula="of:=IF(COUNTIF([.B801:.E801];[.B801])=3;[.B801];&quot;&quot;)">
            <text:p/>
          </table:table-cell>
          <table:table-cell table:formula="of:=IF(COUNTIF([.C801:.F801];[.C801])=3;[.C801];&quot;&quot;)">
            <text:p/>
          </table:table-cell>
          <table:table-cell table:formula="of:=IF(COUNTIF([.D801:.G801];[.D801])=3;[.D801];&quot;&quot;)">
            <text:p/>
          </table:table-cell>
          <table:table-cell table:formula="of:=IF(COUNTIF([.A801:.D801];[.A801])=3;&quot;&quot;;[.A801])" office:value-type="float" office:value="616" calcext:value-type="float">
            <text:p>616</text:p>
          </table:table-cell>
          <table:table-cell table:formula="of:=IF(COUNTIF([.B801:.E801];[.B801])=3;&quot;&quot;;[.B801])" office:value-type="float" office:value="606" calcext:value-type="float">
            <text:p>606</text:p>
          </table:table-cell>
          <table:table-cell table:formula="of:=IF(COUNTIF([.C801:.F801];[.C801])=3;&quot;&quot;;[.C801])" office:value-type="float" office:value="312" calcext:value-type="float">
            <text:p>312</text:p>
          </table:table-cell>
          <table:table-cell table:formula="of:=IF(COUNTIF([.D801:.G801];[.D801])=3;&quot;&quot;;[.D801])" office:value-type="float" office:value="492" calcext:value-type="float">
            <text:p>492</text:p>
          </table:table-cell>
          <table:table-cell table:style-name="ce5" table:formula="of:=IFERROR( IF( AND( COUNT([.E801:.H801])=3; MOD( AVERAGE([.E801:.H801]); 2)=1; MOD( AVERAGE([.I801:.L80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2" calcext:value-type="float">
            <text:p>52</text:p>
          </table:table-cell>
          <table:table-cell office:value-type="float" office:value="822" calcext:value-type="float">
            <text:p>822</text:p>
          </table:table-cell>
          <table:table-cell office:value-type="float" office:value="434" calcext:value-type="float">
            <text:p>434</text:p>
          </table:table-cell>
          <table:table-cell table:formula="of:=IF(COUNTIF([.A802:.D802];[.A802])=3;[.A802];&quot;&quot;)">
            <text:p/>
          </table:table-cell>
          <table:table-cell table:formula="of:=IF(COUNTIF([.B802:.E802];[.B802])=3;[.B802];&quot;&quot;)">
            <text:p/>
          </table:table-cell>
          <table:table-cell table:formula="of:=IF(COUNTIF([.C802:.F802];[.C802])=3;[.C802];&quot;&quot;)">
            <text:p/>
          </table:table-cell>
          <table:table-cell table:formula="of:=IF(COUNTIF([.D802:.G802];[.D802])=3;[.D802];&quot;&quot;)">
            <text:p/>
          </table:table-cell>
          <table:table-cell table:formula="of:=IF(COUNTIF([.A802:.D802];[.A802])=3;&quot;&quot;;[.A802])" office:value-type="float" office:value="189" calcext:value-type="float">
            <text:p>189</text:p>
          </table:table-cell>
          <table:table-cell table:formula="of:=IF(COUNTIF([.B802:.E802];[.B802])=3;&quot;&quot;;[.B802])" office:value-type="float" office:value="52" calcext:value-type="float">
            <text:p>52</text:p>
          </table:table-cell>
          <table:table-cell table:formula="of:=IF(COUNTIF([.C802:.F802];[.C802])=3;&quot;&quot;;[.C802])" office:value-type="float" office:value="822" calcext:value-type="float">
            <text:p>822</text:p>
          </table:table-cell>
          <table:table-cell table:formula="of:=IF(COUNTIF([.D802:.G802];[.D802])=3;&quot;&quot;;[.D802])" office:value-type="float" office:value="434" calcext:value-type="float">
            <text:p>434</text:p>
          </table:table-cell>
          <table:table-cell table:style-name="ce5" table:formula="of:=IFERROR( IF( AND( COUNT([.E802:.H802])=3; MOD( AVERAGE([.E802:.H802]); 2)=1; MOD( AVERAGE([.I802:.L80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office:value-type="float" office:value="913" calcext:value-type="float">
            <text:p>913</text:p>
          </table:table-cell>
          <table:table-cell office:value-type="float" office:value="612" calcext:value-type="float">
            <text:p>612</text:p>
          </table:table-cell>
          <table:table-cell office:value-type="float" office:value="132" calcext:value-type="float">
            <text:p>132</text:p>
          </table:table-cell>
          <table:table-cell table:formula="of:=IF(COUNTIF([.A803:.D803];[.A803])=3;[.A803];&quot;&quot;)">
            <text:p/>
          </table:table-cell>
          <table:table-cell table:formula="of:=IF(COUNTIF([.B803:.E803];[.B803])=3;[.B803];&quot;&quot;)">
            <text:p/>
          </table:table-cell>
          <table:table-cell table:formula="of:=IF(COUNTIF([.C803:.F803];[.C803])=3;[.C803];&quot;&quot;)">
            <text:p/>
          </table:table-cell>
          <table:table-cell table:formula="of:=IF(COUNTIF([.D803:.G803];[.D803])=3;[.D803];&quot;&quot;)">
            <text:p/>
          </table:table-cell>
          <table:table-cell table:formula="of:=IF(COUNTIF([.A803:.D803];[.A803])=3;&quot;&quot;;[.A803])" office:value-type="float" office:value="126" calcext:value-type="float">
            <text:p>126</text:p>
          </table:table-cell>
          <table:table-cell table:formula="of:=IF(COUNTIF([.B803:.E803];[.B803])=3;&quot;&quot;;[.B803])" office:value-type="float" office:value="913" calcext:value-type="float">
            <text:p>913</text:p>
          </table:table-cell>
          <table:table-cell table:formula="of:=IF(COUNTIF([.C803:.F803];[.C803])=3;&quot;&quot;;[.C803])" office:value-type="float" office:value="612" calcext:value-type="float">
            <text:p>612</text:p>
          </table:table-cell>
          <table:table-cell table:formula="of:=IF(COUNTIF([.D803:.G803];[.D803])=3;&quot;&quot;;[.D803])" office:value-type="float" office:value="132" calcext:value-type="float">
            <text:p>132</text:p>
          </table:table-cell>
          <table:table-cell table:style-name="ce5" table:formula="of:=IFERROR( IF( AND( COUNT([.E803:.H803])=3; MOD( AVERAGE([.E803:.H803]); 2)=1; MOD( AVERAGE([.I803:.L80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83" calcext:value-type="float">
            <text:p>783</text:p>
          </table:table-cell>
          <table:table-cell office:value-type="float" office:value="50" calcext:value-type="float">
            <text:p>50</text:p>
          </table:table-cell>
          <table:table-cell office:value-type="float" office:value="919" calcext:value-type="float">
            <text:p>919</text:p>
          </table:table-cell>
          <table:table-cell table:formula="of:=IF(COUNTIF([.A804:.D804];[.A804])=3;[.A804];&quot;&quot;)">
            <text:p/>
          </table:table-cell>
          <table:table-cell table:formula="of:=IF(COUNTIF([.B804:.E804];[.B804])=3;[.B804];&quot;&quot;)">
            <text:p/>
          </table:table-cell>
          <table:table-cell table:formula="of:=IF(COUNTIF([.C804:.F804];[.C804])=3;[.C804];&quot;&quot;)">
            <text:p/>
          </table:table-cell>
          <table:table-cell table:formula="of:=IF(COUNTIF([.D804:.G804];[.D804])=3;[.D804];&quot;&quot;)">
            <text:p/>
          </table:table-cell>
          <table:table-cell table:formula="of:=IF(COUNTIF([.A804:.D804];[.A804])=3;&quot;&quot;;[.A804])" office:value-type="float" office:value="814" calcext:value-type="float">
            <text:p>814</text:p>
          </table:table-cell>
          <table:table-cell table:formula="of:=IF(COUNTIF([.B804:.E804];[.B804])=3;&quot;&quot;;[.B804])" office:value-type="float" office:value="783" calcext:value-type="float">
            <text:p>783</text:p>
          </table:table-cell>
          <table:table-cell table:formula="of:=IF(COUNTIF([.C804:.F804];[.C804])=3;&quot;&quot;;[.C804])" office:value-type="float" office:value="50" calcext:value-type="float">
            <text:p>50</text:p>
          </table:table-cell>
          <table:table-cell table:formula="of:=IF(COUNTIF([.D804:.G804];[.D804])=3;&quot;&quot;;[.D804])" office:value-type="float" office:value="919" calcext:value-type="float">
            <text:p>919</text:p>
          </table:table-cell>
          <table:table-cell table:style-name="ce5" table:formula="of:=IFERROR( IF( AND( COUNT([.E804:.H804])=3; MOD( AVERAGE([.E804:.H804]); 2)=1; MOD( AVERAGE([.I804:.L80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float" office:value="970" calcext:value-type="float">
            <text:p>970</text:p>
          </table:table-cell>
          <table:table-cell office:value-type="float" office:value="678" calcext:value-type="float">
            <text:p>678</text:p>
          </table:table-cell>
          <table:table-cell office:value-type="float" office:value="301" calcext:value-type="float">
            <text:p>301</text:p>
          </table:table-cell>
          <table:table-cell table:formula="of:=IF(COUNTIF([.A805:.D805];[.A805])=3;[.A805];&quot;&quot;)">
            <text:p/>
          </table:table-cell>
          <table:table-cell table:formula="of:=IF(COUNTIF([.B805:.E805];[.B805])=3;[.B805];&quot;&quot;)">
            <text:p/>
          </table:table-cell>
          <table:table-cell table:formula="of:=IF(COUNTIF([.C805:.F805];[.C805])=3;[.C805];&quot;&quot;)">
            <text:p/>
          </table:table-cell>
          <table:table-cell table:formula="of:=IF(COUNTIF([.D805:.G805];[.D805])=3;[.D805];&quot;&quot;)">
            <text:p/>
          </table:table-cell>
          <table:table-cell table:formula="of:=IF(COUNTIF([.A805:.D805];[.A805])=3;&quot;&quot;;[.A805])" office:value-type="float" office:value="39" calcext:value-type="float">
            <text:p>39</text:p>
          </table:table-cell>
          <table:table-cell table:formula="of:=IF(COUNTIF([.B805:.E805];[.B805])=3;&quot;&quot;;[.B805])" office:value-type="float" office:value="970" calcext:value-type="float">
            <text:p>970</text:p>
          </table:table-cell>
          <table:table-cell table:formula="of:=IF(COUNTIF([.C805:.F805];[.C805])=3;&quot;&quot;;[.C805])" office:value-type="float" office:value="678" calcext:value-type="float">
            <text:p>678</text:p>
          </table:table-cell>
          <table:table-cell table:formula="of:=IF(COUNTIF([.D805:.G805];[.D805])=3;&quot;&quot;;[.D805])" office:value-type="float" office:value="301" calcext:value-type="float">
            <text:p>301</text:p>
          </table:table-cell>
          <table:table-cell table:style-name="ce5" table:formula="of:=IFERROR( IF( AND( COUNT([.E805:.H805])=3; MOD( AVERAGE([.E805:.H805]); 2)=1; MOD( AVERAGE([.I805:.L80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80" calcext:value-type="float">
            <text:p>980</text:p>
          </table:table-cell>
          <table:table-cell office:value-type="float" office:value="577" calcext:value-type="float">
            <text:p>577</text:p>
          </table:table-cell>
          <table:table-cell office:value-type="float" office:value="377" calcext:value-type="float">
            <text:p>377</text:p>
          </table:table-cell>
          <table:table-cell office:value-type="float" office:value="916" calcext:value-type="float">
            <text:p>916</text:p>
          </table:table-cell>
          <table:table-cell table:formula="of:=IF(COUNTIF([.A806:.D806];[.A806])=3;[.A806];&quot;&quot;)">
            <text:p/>
          </table:table-cell>
          <table:table-cell table:formula="of:=IF(COUNTIF([.B806:.E806];[.B806])=3;[.B806];&quot;&quot;)">
            <text:p/>
          </table:table-cell>
          <table:table-cell table:formula="of:=IF(COUNTIF([.C806:.F806];[.C806])=3;[.C806];&quot;&quot;)">
            <text:p/>
          </table:table-cell>
          <table:table-cell table:formula="of:=IF(COUNTIF([.D806:.G806];[.D806])=3;[.D806];&quot;&quot;)">
            <text:p/>
          </table:table-cell>
          <table:table-cell table:formula="of:=IF(COUNTIF([.A806:.D806];[.A806])=3;&quot;&quot;;[.A806])" office:value-type="float" office:value="980" calcext:value-type="float">
            <text:p>980</text:p>
          </table:table-cell>
          <table:table-cell table:formula="of:=IF(COUNTIF([.B806:.E806];[.B806])=3;&quot;&quot;;[.B806])" office:value-type="float" office:value="577" calcext:value-type="float">
            <text:p>577</text:p>
          </table:table-cell>
          <table:table-cell table:formula="of:=IF(COUNTIF([.C806:.F806];[.C806])=3;&quot;&quot;;[.C806])" office:value-type="float" office:value="377" calcext:value-type="float">
            <text:p>377</text:p>
          </table:table-cell>
          <table:table-cell table:formula="of:=IF(COUNTIF([.D806:.G806];[.D806])=3;&quot;&quot;;[.D806])" office:value-type="float" office:value="916" calcext:value-type="float">
            <text:p>916</text:p>
          </table:table-cell>
          <table:table-cell table:style-name="ce5" table:formula="of:=IFERROR( IF( AND( COUNT([.E806:.H806])=3; MOD( AVERAGE([.E806:.H806]); 2)=1; MOD( AVERAGE([.I806:.L80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30" calcext:value-type="float">
            <text:p>730</text:p>
          </table:table-cell>
          <table:table-cell office:value-type="float" office:value="500" calcext:value-type="float">
            <text:p>500</text:p>
          </table:table-cell>
          <table:table-cell office:value-type="float" office:value="272" calcext:value-type="float">
            <text:p>272</text:p>
          </table:table-cell>
          <table:table-cell office:value-type="float" office:value="790" calcext:value-type="float">
            <text:p>790</text:p>
          </table:table-cell>
          <table:table-cell table:formula="of:=IF(COUNTIF([.A807:.D807];[.A807])=3;[.A807];&quot;&quot;)">
            <text:p/>
          </table:table-cell>
          <table:table-cell table:formula="of:=IF(COUNTIF([.B807:.E807];[.B807])=3;[.B807];&quot;&quot;)">
            <text:p/>
          </table:table-cell>
          <table:table-cell table:formula="of:=IF(COUNTIF([.C807:.F807];[.C807])=3;[.C807];&quot;&quot;)">
            <text:p/>
          </table:table-cell>
          <table:table-cell table:formula="of:=IF(COUNTIF([.D807:.G807];[.D807])=3;[.D807];&quot;&quot;)">
            <text:p/>
          </table:table-cell>
          <table:table-cell table:formula="of:=IF(COUNTIF([.A807:.D807];[.A807])=3;&quot;&quot;;[.A807])" office:value-type="float" office:value="730" calcext:value-type="float">
            <text:p>730</text:p>
          </table:table-cell>
          <table:table-cell table:formula="of:=IF(COUNTIF([.B807:.E807];[.B807])=3;&quot;&quot;;[.B807])" office:value-type="float" office:value="500" calcext:value-type="float">
            <text:p>500</text:p>
          </table:table-cell>
          <table:table-cell table:formula="of:=IF(COUNTIF([.C807:.F807];[.C807])=3;&quot;&quot;;[.C807])" office:value-type="float" office:value="272" calcext:value-type="float">
            <text:p>272</text:p>
          </table:table-cell>
          <table:table-cell table:formula="of:=IF(COUNTIF([.D807:.G807];[.D807])=3;&quot;&quot;;[.D807])" office:value-type="float" office:value="790" calcext:value-type="float">
            <text:p>790</text:p>
          </table:table-cell>
          <table:table-cell table:style-name="ce5" table:formula="of:=IFERROR( IF( AND( COUNT([.E807:.H807])=3; MOD( AVERAGE([.E807:.H807]); 2)=1; MOD( AVERAGE([.I807:.L80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office:value-type="float" office:value="126" calcext:value-type="float">
            <text:p>126</text:p>
          </table:table-cell>
          <table:table-cell office:value-type="float" office:value="351" calcext:value-type="float">
            <text:p>351</text:p>
          </table:table-cell>
          <table:table-cell office:value-type="float" office:value="990" calcext:value-type="float">
            <text:p>990</text:p>
          </table:table-cell>
          <table:table-cell table:formula="of:=IF(COUNTIF([.A808:.D808];[.A808])=3;[.A808];&quot;&quot;)">
            <text:p/>
          </table:table-cell>
          <table:table-cell table:formula="of:=IF(COUNTIF([.B808:.E808];[.B808])=3;[.B808];&quot;&quot;)">
            <text:p/>
          </table:table-cell>
          <table:table-cell table:formula="of:=IF(COUNTIF([.C808:.F808];[.C808])=3;[.C808];&quot;&quot;)">
            <text:p/>
          </table:table-cell>
          <table:table-cell table:formula="of:=IF(COUNTIF([.D808:.G808];[.D808])=3;[.D808];&quot;&quot;)">
            <text:p/>
          </table:table-cell>
          <table:table-cell table:formula="of:=IF(COUNTIF([.A808:.D808];[.A808])=3;&quot;&quot;;[.A808])" office:value-type="float" office:value="691" calcext:value-type="float">
            <text:p>691</text:p>
          </table:table-cell>
          <table:table-cell table:formula="of:=IF(COUNTIF([.B808:.E808];[.B808])=3;&quot;&quot;;[.B808])" office:value-type="float" office:value="126" calcext:value-type="float">
            <text:p>126</text:p>
          </table:table-cell>
          <table:table-cell table:formula="of:=IF(COUNTIF([.C808:.F808];[.C808])=3;&quot;&quot;;[.C808])" office:value-type="float" office:value="351" calcext:value-type="float">
            <text:p>351</text:p>
          </table:table-cell>
          <table:table-cell table:formula="of:=IF(COUNTIF([.D808:.G808];[.D808])=3;&quot;&quot;;[.D808])" office:value-type="float" office:value="990" calcext:value-type="float">
            <text:p>990</text:p>
          </table:table-cell>
          <table:table-cell table:style-name="ce5" table:formula="of:=IFERROR( IF( AND( COUNT([.E808:.H808])=3; MOD( AVERAGE([.E808:.H808]); 2)=1; MOD( AVERAGE([.I808:.L80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987" calcext:value-type="float">
            <text:p>987</text:p>
          </table:table-cell>
          <table:table-cell office:value-type="float" office:value="332" calcext:value-type="float">
            <text:p>332</text:p>
          </table:table-cell>
          <table:table-cell table:formula="of:=IF(COUNTIF([.A809:.D809];[.A809])=3;[.A809];&quot;&quot;)">
            <text:p/>
          </table:table-cell>
          <table:table-cell table:formula="of:=IF(COUNTIF([.B809:.E809];[.B809])=3;[.B809];&quot;&quot;)">
            <text:p/>
          </table:table-cell>
          <table:table-cell table:formula="of:=IF(COUNTIF([.C809:.F809];[.C809])=3;[.C809];&quot;&quot;)">
            <text:p/>
          </table:table-cell>
          <table:table-cell table:formula="of:=IF(COUNTIF([.D809:.G809];[.D809])=3;[.D809];&quot;&quot;)">
            <text:p/>
          </table:table-cell>
          <table:table-cell table:formula="of:=IF(COUNTIF([.A809:.D809];[.A809])=3;&quot;&quot;;[.A809])" office:value-type="float" office:value="211" calcext:value-type="float">
            <text:p>211</text:p>
          </table:table-cell>
          <table:table-cell table:formula="of:=IF(COUNTIF([.B809:.E809];[.B809])=3;&quot;&quot;;[.B809])" office:value-type="float" office:value="200" calcext:value-type="float">
            <text:p>200</text:p>
          </table:table-cell>
          <table:table-cell table:formula="of:=IF(COUNTIF([.C809:.F809];[.C809])=3;&quot;&quot;;[.C809])" office:value-type="float" office:value="987" calcext:value-type="float">
            <text:p>987</text:p>
          </table:table-cell>
          <table:table-cell table:formula="of:=IF(COUNTIF([.D809:.G809];[.D809])=3;&quot;&quot;;[.D809])" office:value-type="float" office:value="332" calcext:value-type="float">
            <text:p>332</text:p>
          </table:table-cell>
          <table:table-cell table:style-name="ce5" table:formula="of:=IFERROR( IF( AND( COUNT([.E809:.H809])=3; MOD( AVERAGE([.E809:.H809]); 2)=1; MOD( AVERAGE([.I809:.L80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40" calcext:value-type="float">
            <text:p>140</text:p>
          </table:table-cell>
          <table:table-cell table:formula="of:=IF(COUNTIF([.A810:.D810];[.A810])=3;[.A810];&quot;&quot;)">
            <text:p/>
          </table:table-cell>
          <table:table-cell table:formula="of:=IF(COUNTIF([.B810:.E810];[.B810])=3;[.B810];&quot;&quot;)">
            <text:p/>
          </table:table-cell>
          <table:table-cell table:formula="of:=IF(COUNTIF([.C810:.F810];[.C810])=3;[.C810];&quot;&quot;)">
            <text:p/>
          </table:table-cell>
          <table:table-cell table:formula="of:=IF(COUNTIF([.D810:.G810];[.D810])=3;[.D810];&quot;&quot;)">
            <text:p/>
          </table:table-cell>
          <table:table-cell table:formula="of:=IF(COUNTIF([.A810:.D810];[.A810])=3;&quot;&quot;;[.A810])" office:value-type="float" office:value="968" calcext:value-type="float">
            <text:p>968</text:p>
          </table:table-cell>
          <table:table-cell table:formula="of:=IF(COUNTIF([.B810:.E810];[.B810])=3;&quot;&quot;;[.B810])" office:value-type="float" office:value="43" calcext:value-type="float">
            <text:p>43</text:p>
          </table:table-cell>
          <table:table-cell table:formula="of:=IF(COUNTIF([.C810:.F810];[.C810])=3;&quot;&quot;;[.C810])" office:value-type="float" office:value="51" calcext:value-type="float">
            <text:p>51</text:p>
          </table:table-cell>
          <table:table-cell table:formula="of:=IF(COUNTIF([.D810:.G810];[.D810])=3;&quot;&quot;;[.D810])" office:value-type="float" office:value="140" calcext:value-type="float">
            <text:p>140</text:p>
          </table:table-cell>
          <table:table-cell table:style-name="ce5" table:formula="of:=IFERROR( IF( AND( COUNT([.E810:.H810])=3; MOD( AVERAGE([.E810:.H810]); 2)=1; MOD( AVERAGE([.I810:.L81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office:value-type="float" office:value="820" calcext:value-type="float">
            <text:p>820</text:p>
          </table:table-cell>
          <table:table-cell office:value-type="float" office:value="287" calcext:value-type="float">
            <text:p>287</text:p>
          </table:table-cell>
          <table:table-cell office:value-type="float" office:value="995" calcext:value-type="float">
            <text:p>995</text:p>
          </table:table-cell>
          <table:table-cell table:formula="of:=IF(COUNTIF([.A811:.D811];[.A811])=3;[.A811];&quot;&quot;)">
            <text:p/>
          </table:table-cell>
          <table:table-cell table:formula="of:=IF(COUNTIF([.B811:.E811];[.B811])=3;[.B811];&quot;&quot;)">
            <text:p/>
          </table:table-cell>
          <table:table-cell table:formula="of:=IF(COUNTIF([.C811:.F811];[.C811])=3;[.C811];&quot;&quot;)">
            <text:p/>
          </table:table-cell>
          <table:table-cell table:formula="of:=IF(COUNTIF([.D811:.G811];[.D811])=3;[.D811];&quot;&quot;)">
            <text:p/>
          </table:table-cell>
          <table:table-cell table:formula="of:=IF(COUNTIF([.A811:.D811];[.A811])=3;&quot;&quot;;[.A811])" office:value-type="float" office:value="582" calcext:value-type="float">
            <text:p>582</text:p>
          </table:table-cell>
          <table:table-cell table:formula="of:=IF(COUNTIF([.B811:.E811];[.B811])=3;&quot;&quot;;[.B811])" office:value-type="float" office:value="820" calcext:value-type="float">
            <text:p>820</text:p>
          </table:table-cell>
          <table:table-cell table:formula="of:=IF(COUNTIF([.C811:.F811];[.C811])=3;&quot;&quot;;[.C811])" office:value-type="float" office:value="287" calcext:value-type="float">
            <text:p>287</text:p>
          </table:table-cell>
          <table:table-cell table:formula="of:=IF(COUNTIF([.D811:.G811];[.D811])=3;&quot;&quot;;[.D811])" office:value-type="float" office:value="995" calcext:value-type="float">
            <text:p>995</text:p>
          </table:table-cell>
          <table:table-cell table:style-name="ce5" table:formula="of:=IFERROR( IF( AND( COUNT([.E811:.H811])=3; MOD( AVERAGE([.E811:.H811]); 2)=1; MOD( AVERAGE([.I811:.L81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157" calcext:value-type="float">
            <text:p>157</text:p>
          </table:table-cell>
          <table:table-cell office:value-type="float" office:value="979" calcext:value-type="float">
            <text:p>979</text:p>
          </table:table-cell>
          <table:table-cell table:formula="of:=IF(COUNTIF([.A812:.D812];[.A812])=3;[.A812];&quot;&quot;)">
            <text:p/>
          </table:table-cell>
          <table:table-cell table:formula="of:=IF(COUNTIF([.B812:.E812];[.B812])=3;[.B812];&quot;&quot;)">
            <text:p/>
          </table:table-cell>
          <table:table-cell table:formula="of:=IF(COUNTIF([.C812:.F812];[.C812])=3;[.C812];&quot;&quot;)">
            <text:p/>
          </table:table-cell>
          <table:table-cell table:formula="of:=IF(COUNTIF([.D812:.G812];[.D812])=3;[.D812];&quot;&quot;)">
            <text:p/>
          </table:table-cell>
          <table:table-cell table:formula="of:=IF(COUNTIF([.A812:.D812];[.A812])=3;&quot;&quot;;[.A812])" office:value-type="float" office:value="69" calcext:value-type="float">
            <text:p>69</text:p>
          </table:table-cell>
          <table:table-cell table:formula="of:=IF(COUNTIF([.B812:.E812];[.B812])=3;&quot;&quot;;[.B812])" office:value-type="float" office:value="51" calcext:value-type="float">
            <text:p>51</text:p>
          </table:table-cell>
          <table:table-cell table:formula="of:=IF(COUNTIF([.C812:.F812];[.C812])=3;&quot;&quot;;[.C812])" office:value-type="float" office:value="157" calcext:value-type="float">
            <text:p>157</text:p>
          </table:table-cell>
          <table:table-cell table:formula="of:=IF(COUNTIF([.D812:.G812];[.D812])=3;&quot;&quot;;[.D812])" office:value-type="float" office:value="979" calcext:value-type="float">
            <text:p>979</text:p>
          </table:table-cell>
          <table:table-cell table:style-name="ce5" table:formula="of:=IFERROR( IF( AND( COUNT([.E812:.H812])=3; MOD( AVERAGE([.E812:.H812]); 2)=1; MOD( AVERAGE([.I812:.L81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office:value-type="float" office:value="886" calcext:value-type="float">
            <text:p>886</text:p>
          </table:table-cell>
          <table:table-cell office:value-type="float" office:value="972" calcext:value-type="float">
            <text:p>972</text:p>
          </table:table-cell>
          <table:table-cell office:value-type="float" office:value="641" calcext:value-type="float">
            <text:p>641</text:p>
          </table:table-cell>
          <table:table-cell table:formula="of:=IF(COUNTIF([.A813:.D813];[.A813])=3;[.A813];&quot;&quot;)">
            <text:p/>
          </table:table-cell>
          <table:table-cell table:formula="of:=IF(COUNTIF([.B813:.E813];[.B813])=3;[.B813];&quot;&quot;)">
            <text:p/>
          </table:table-cell>
          <table:table-cell table:formula="of:=IF(COUNTIF([.C813:.F813];[.C813])=3;[.C813];&quot;&quot;)">
            <text:p/>
          </table:table-cell>
          <table:table-cell table:formula="of:=IF(COUNTIF([.D813:.G813];[.D813])=3;[.D813];&quot;&quot;)">
            <text:p/>
          </table:table-cell>
          <table:table-cell table:formula="of:=IF(COUNTIF([.A813:.D813];[.A813])=3;&quot;&quot;;[.A813])" office:value-type="float" office:value="229" calcext:value-type="float">
            <text:p>229</text:p>
          </table:table-cell>
          <table:table-cell table:formula="of:=IF(COUNTIF([.B813:.E813];[.B813])=3;&quot;&quot;;[.B813])" office:value-type="float" office:value="886" calcext:value-type="float">
            <text:p>886</text:p>
          </table:table-cell>
          <table:table-cell table:formula="of:=IF(COUNTIF([.C813:.F813];[.C813])=3;&quot;&quot;;[.C813])" office:value-type="float" office:value="972" calcext:value-type="float">
            <text:p>972</text:p>
          </table:table-cell>
          <table:table-cell table:formula="of:=IF(COUNTIF([.D813:.G813];[.D813])=3;&quot;&quot;;[.D813])" office:value-type="float" office:value="641" calcext:value-type="float">
            <text:p>641</text:p>
          </table:table-cell>
          <table:table-cell table:style-name="ce5" table:formula="of:=IFERROR( IF( AND( COUNT([.E813:.H813])=3; MOD( AVERAGE([.E813:.H813]); 2)=1; MOD( AVERAGE([.I813:.L81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3" calcext:value-type="float">
            <text:p>43</text:p>
          </table:table-cell>
          <table:table-cell office:value-type="float" office:value="678" calcext:value-type="float">
            <text:p>678</text:p>
          </table:table-cell>
          <table:table-cell office:value-type="float" office:value="342" calcext:value-type="float">
            <text:p>342</text:p>
          </table:table-cell>
          <table:table-cell table:formula="of:=IF(COUNTIF([.A814:.D814];[.A814])=3;[.A814];&quot;&quot;)">
            <text:p/>
          </table:table-cell>
          <table:table-cell table:formula="of:=IF(COUNTIF([.B814:.E814];[.B814])=3;[.B814];&quot;&quot;)">
            <text:p/>
          </table:table-cell>
          <table:table-cell table:formula="of:=IF(COUNTIF([.C814:.F814];[.C814])=3;[.C814];&quot;&quot;)">
            <text:p/>
          </table:table-cell>
          <table:table-cell table:formula="of:=IF(COUNTIF([.D814:.G814];[.D814])=3;[.D814];&quot;&quot;)">
            <text:p/>
          </table:table-cell>
          <table:table-cell table:formula="of:=IF(COUNTIF([.A814:.D814];[.A814])=3;&quot;&quot;;[.A814])" office:value-type="float" office:value="693" calcext:value-type="float">
            <text:p>693</text:p>
          </table:table-cell>
          <table:table-cell table:formula="of:=IF(COUNTIF([.B814:.E814];[.B814])=3;&quot;&quot;;[.B814])" office:value-type="float" office:value="43" calcext:value-type="float">
            <text:p>43</text:p>
          </table:table-cell>
          <table:table-cell table:formula="of:=IF(COUNTIF([.C814:.F814];[.C814])=3;&quot;&quot;;[.C814])" office:value-type="float" office:value="678" calcext:value-type="float">
            <text:p>678</text:p>
          </table:table-cell>
          <table:table-cell table:formula="of:=IF(COUNTIF([.D814:.G814];[.D814])=3;&quot;&quot;;[.D814])" office:value-type="float" office:value="342" calcext:value-type="float">
            <text:p>342</text:p>
          </table:table-cell>
          <table:table-cell table:style-name="ce5" table:formula="of:=IFERROR( IF( AND( COUNT([.E814:.H814])=3; MOD( AVERAGE([.E814:.H814]); 2)=1; MOD( AVERAGE([.I814:.L81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office:value-type="float" office:value="237" calcext:value-type="float">
            <text:p>237</text:p>
          </table:table-cell>
          <table:table-cell office:value-type="float" office:value="589" calcext:value-type="float">
            <text:p>589</text:p>
          </table:table-cell>
          <table:table-cell office:value-type="float" office:value="569" calcext:value-type="float">
            <text:p>569</text:p>
          </table:table-cell>
          <table:table-cell table:formula="of:=IF(COUNTIF([.A815:.D815];[.A815])=3;[.A815];&quot;&quot;)">
            <text:p/>
          </table:table-cell>
          <table:table-cell table:formula="of:=IF(COUNTIF([.B815:.E815];[.B815])=3;[.B815];&quot;&quot;)">
            <text:p/>
          </table:table-cell>
          <table:table-cell table:formula="of:=IF(COUNTIF([.C815:.F815];[.C815])=3;[.C815];&quot;&quot;)">
            <text:p/>
          </table:table-cell>
          <table:table-cell table:formula="of:=IF(COUNTIF([.D815:.G815];[.D815])=3;[.D815];&quot;&quot;)">
            <text:p/>
          </table:table-cell>
          <table:table-cell table:formula="of:=IF(COUNTIF([.A815:.D815];[.A815])=3;&quot;&quot;;[.A815])" office:value-type="float" office:value="569" calcext:value-type="float">
            <text:p>569</text:p>
          </table:table-cell>
          <table:table-cell table:formula="of:=IF(COUNTIF([.B815:.E815];[.B815])=3;&quot;&quot;;[.B815])" office:value-type="float" office:value="237" calcext:value-type="float">
            <text:p>237</text:p>
          </table:table-cell>
          <table:table-cell table:formula="of:=IF(COUNTIF([.C815:.F815];[.C815])=3;&quot;&quot;;[.C815])" office:value-type="float" office:value="589" calcext:value-type="float">
            <text:p>589</text:p>
          </table:table-cell>
          <table:table-cell table:formula="of:=IF(COUNTIF([.D815:.G815];[.D815])=3;&quot;&quot;;[.D815])" office:value-type="float" office:value="569" calcext:value-type="float">
            <text:p>569</text:p>
          </table:table-cell>
          <table:table-cell table:style-name="ce5" table:formula="of:=IFERROR( IF( AND( COUNT([.E815:.H815])=3; MOD( AVERAGE([.E815:.H815]); 2)=1; MOD( AVERAGE([.I815:.L81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73" calcext:value-type="float">
            <text:p>973</text:p>
          </table:table-cell>
          <table:table-cell office:value-type="float" office:value="534" calcext:value-type="float">
            <text:p>534</text:p>
          </table:table-cell>
          <table:table-cell office:value-type="float" office:value="948" calcext:value-type="float">
            <text:p>948</text:p>
          </table:table-cell>
          <table:table-cell office:value-type="float" office:value="718" calcext:value-type="float">
            <text:p>718</text:p>
          </table:table-cell>
          <table:table-cell table:formula="of:=IF(COUNTIF([.A816:.D816];[.A816])=3;[.A816];&quot;&quot;)">
            <text:p/>
          </table:table-cell>
          <table:table-cell table:formula="of:=IF(COUNTIF([.B816:.E816];[.B816])=3;[.B816];&quot;&quot;)">
            <text:p/>
          </table:table-cell>
          <table:table-cell table:formula="of:=IF(COUNTIF([.C816:.F816];[.C816])=3;[.C816];&quot;&quot;)">
            <text:p/>
          </table:table-cell>
          <table:table-cell table:formula="of:=IF(COUNTIF([.D816:.G816];[.D816])=3;[.D816];&quot;&quot;)">
            <text:p/>
          </table:table-cell>
          <table:table-cell table:formula="of:=IF(COUNTIF([.A816:.D816];[.A816])=3;&quot;&quot;;[.A816])" office:value-type="float" office:value="973" calcext:value-type="float">
            <text:p>973</text:p>
          </table:table-cell>
          <table:table-cell table:formula="of:=IF(COUNTIF([.B816:.E816];[.B816])=3;&quot;&quot;;[.B816])" office:value-type="float" office:value="534" calcext:value-type="float">
            <text:p>534</text:p>
          </table:table-cell>
          <table:table-cell table:formula="of:=IF(COUNTIF([.C816:.F816];[.C816])=3;&quot;&quot;;[.C816])" office:value-type="float" office:value="948" calcext:value-type="float">
            <text:p>948</text:p>
          </table:table-cell>
          <table:table-cell table:formula="of:=IF(COUNTIF([.D816:.G816];[.D816])=3;&quot;&quot;;[.D816])" office:value-type="float" office:value="718" calcext:value-type="float">
            <text:p>718</text:p>
          </table:table-cell>
          <table:table-cell table:style-name="ce5" table:formula="of:=IFERROR( IF( AND( COUNT([.E816:.H816])=3; MOD( AVERAGE([.E816:.H816]); 2)=1; MOD( AVERAGE([.I816:.L81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257" calcext:value-type="float">
            <text:p>257</text:p>
          </table:table-cell>
          <table:table-cell table:formula="of:=IF(COUNTIF([.A817:.D817];[.A817])=3;[.A817];&quot;&quot;)">
            <text:p/>
          </table:table-cell>
          <table:table-cell table:formula="of:=IF(COUNTIF([.B817:.E817];[.B817])=3;[.B817];&quot;&quot;)">
            <text:p/>
          </table:table-cell>
          <table:table-cell table:formula="of:=IF(COUNTIF([.C817:.F817];[.C817])=3;[.C817];&quot;&quot;)">
            <text:p/>
          </table:table-cell>
          <table:table-cell table:formula="of:=IF(COUNTIF([.D817:.G817];[.D817])=3;[.D817];&quot;&quot;)">
            <text:p/>
          </table:table-cell>
          <table:table-cell table:formula="of:=IF(COUNTIF([.A817:.D817];[.A817])=3;&quot;&quot;;[.A817])" office:value-type="float" office:value="114" calcext:value-type="float">
            <text:p>114</text:p>
          </table:table-cell>
          <table:table-cell table:formula="of:=IF(COUNTIF([.B817:.E817];[.B817])=3;&quot;&quot;;[.B817])" office:value-type="float" office:value="422" calcext:value-type="float">
            <text:p>422</text:p>
          </table:table-cell>
          <table:table-cell table:formula="of:=IF(COUNTIF([.C817:.F817];[.C817])=3;&quot;&quot;;[.C817])" office:value-type="float" office:value="257" calcext:value-type="float">
            <text:p>257</text:p>
          </table:table-cell>
          <table:table-cell table:formula="of:=IF(COUNTIF([.D817:.G817];[.D817])=3;&quot;&quot;;[.D817])" office:value-type="float" office:value="257" calcext:value-type="float">
            <text:p>257</text:p>
          </table:table-cell>
          <table:table-cell table:style-name="ce5" table:formula="of:=IFERROR( IF( AND( COUNT([.E817:.H817])=3; MOD( AVERAGE([.E817:.H817]); 2)=1; MOD( AVERAGE([.I817:.L81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office:value-type="float" office:value="535" calcext:value-type="float">
            <text:p>535</text:p>
          </table:table-cell>
          <table:table-cell office:value-type="float" office:value="801" calcext:value-type="float">
            <text:p>801</text:p>
          </table:table-cell>
          <table:table-cell office:value-type="float" office:value="740" calcext:value-type="float">
            <text:p>740</text:p>
          </table:table-cell>
          <table:table-cell table:formula="of:=IF(COUNTIF([.A818:.D818];[.A818])=3;[.A818];&quot;&quot;)">
            <text:p/>
          </table:table-cell>
          <table:table-cell table:formula="of:=IF(COUNTIF([.B818:.E818];[.B818])=3;[.B818];&quot;&quot;)">
            <text:p/>
          </table:table-cell>
          <table:table-cell table:formula="of:=IF(COUNTIF([.C818:.F818];[.C818])=3;[.C818];&quot;&quot;)">
            <text:p/>
          </table:table-cell>
          <table:table-cell table:formula="of:=IF(COUNTIF([.D818:.G818];[.D818])=3;[.D818];&quot;&quot;)">
            <text:p/>
          </table:table-cell>
          <table:table-cell table:formula="of:=IF(COUNTIF([.A818:.D818];[.A818])=3;&quot;&quot;;[.A818])" office:value-type="float" office:value="369" calcext:value-type="float">
            <text:p>369</text:p>
          </table:table-cell>
          <table:table-cell table:formula="of:=IF(COUNTIF([.B818:.E818];[.B818])=3;&quot;&quot;;[.B818])" office:value-type="float" office:value="535" calcext:value-type="float">
            <text:p>535</text:p>
          </table:table-cell>
          <table:table-cell table:formula="of:=IF(COUNTIF([.C818:.F818];[.C818])=3;&quot;&quot;;[.C818])" office:value-type="float" office:value="801" calcext:value-type="float">
            <text:p>801</text:p>
          </table:table-cell>
          <table:table-cell table:formula="of:=IF(COUNTIF([.D818:.G818];[.D818])=3;&quot;&quot;;[.D818])" office:value-type="float" office:value="740" calcext:value-type="float">
            <text:p>740</text:p>
          </table:table-cell>
          <table:table-cell table:style-name="ce5" table:formula="of:=IFERROR( IF( AND( COUNT([.E818:.H818])=3; MOD( AVERAGE([.E818:.H818]); 2)=1; MOD( AVERAGE([.I818:.L81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office:value-type="float" office:value="621" calcext:value-type="float">
            <text:p>621</text:p>
          </table:table-cell>
          <table:table-cell office:value-type="float" office:value="372" calcext:value-type="float">
            <text:p>372</text:p>
          </table:table-cell>
          <table:table-cell office:value-type="float" office:value="691" calcext:value-type="float">
            <text:p>691</text:p>
          </table:table-cell>
          <table:table-cell table:formula="of:=IF(COUNTIF([.A819:.D819];[.A819])=3;[.A819];&quot;&quot;)">
            <text:p/>
          </table:table-cell>
          <table:table-cell table:formula="of:=IF(COUNTIF([.B819:.E819];[.B819])=3;[.B819];&quot;&quot;)">
            <text:p/>
          </table:table-cell>
          <table:table-cell table:formula="of:=IF(COUNTIF([.C819:.F819];[.C819])=3;[.C819];&quot;&quot;)">
            <text:p/>
          </table:table-cell>
          <table:table-cell table:formula="of:=IF(COUNTIF([.D819:.G819];[.D819])=3;[.D819];&quot;&quot;)">
            <text:p/>
          </table:table-cell>
          <table:table-cell table:formula="of:=IF(COUNTIF([.A819:.D819];[.A819])=3;&quot;&quot;;[.A819])" office:value-type="float" office:value="527" calcext:value-type="float">
            <text:p>527</text:p>
          </table:table-cell>
          <table:table-cell table:formula="of:=IF(COUNTIF([.B819:.E819];[.B819])=3;&quot;&quot;;[.B819])" office:value-type="float" office:value="621" calcext:value-type="float">
            <text:p>621</text:p>
          </table:table-cell>
          <table:table-cell table:formula="of:=IF(COUNTIF([.C819:.F819];[.C819])=3;&quot;&quot;;[.C819])" office:value-type="float" office:value="372" calcext:value-type="float">
            <text:p>372</text:p>
          </table:table-cell>
          <table:table-cell table:formula="of:=IF(COUNTIF([.D819:.G819];[.D819])=3;&quot;&quot;;[.D819])" office:value-type="float" office:value="691" calcext:value-type="float">
            <text:p>691</text:p>
          </table:table-cell>
          <table:table-cell table:style-name="ce5" table:formula="of:=IFERROR( IF( AND( COUNT([.E819:.H819])=3; MOD( AVERAGE([.E819:.H819]); 2)=1; MOD( AVERAGE([.I819:.L81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office:value-type="float" office:value="132" calcext:value-type="float">
            <text:p>132</text:p>
          </table:table-cell>
          <table:table-cell office:value-type="float" office:value="713" calcext:value-type="float">
            <text:p>713</text:p>
          </table:table-cell>
          <table:table-cell office:value-type="float" office:value="629" calcext:value-type="float">
            <text:p>629</text:p>
          </table:table-cell>
          <table:table-cell table:formula="of:=IF(COUNTIF([.A820:.D820];[.A820])=3;[.A820];&quot;&quot;)">
            <text:p/>
          </table:table-cell>
          <table:table-cell table:formula="of:=IF(COUNTIF([.B820:.E820];[.B820])=3;[.B820];&quot;&quot;)">
            <text:p/>
          </table:table-cell>
          <table:table-cell table:formula="of:=IF(COUNTIF([.C820:.F820];[.C820])=3;[.C820];&quot;&quot;)">
            <text:p/>
          </table:table-cell>
          <table:table-cell table:formula="of:=IF(COUNTIF([.D820:.G820];[.D820])=3;[.D820];&quot;&quot;)">
            <text:p/>
          </table:table-cell>
          <table:table-cell table:formula="of:=IF(COUNTIF([.A820:.D820];[.A820])=3;&quot;&quot;;[.A820])" office:value-type="float" office:value="382" calcext:value-type="float">
            <text:p>382</text:p>
          </table:table-cell>
          <table:table-cell table:formula="of:=IF(COUNTIF([.B820:.E820];[.B820])=3;&quot;&quot;;[.B820])" office:value-type="float" office:value="132" calcext:value-type="float">
            <text:p>132</text:p>
          </table:table-cell>
          <table:table-cell table:formula="of:=IF(COUNTIF([.C820:.F820];[.C820])=3;&quot;&quot;;[.C820])" office:value-type="float" office:value="713" calcext:value-type="float">
            <text:p>713</text:p>
          </table:table-cell>
          <table:table-cell table:formula="of:=IF(COUNTIF([.D820:.G820];[.D820])=3;&quot;&quot;;[.D820])" office:value-type="float" office:value="629" calcext:value-type="float">
            <text:p>629</text:p>
          </table:table-cell>
          <table:table-cell table:style-name="ce5" table:formula="of:=IFERROR( IF( AND( COUNT([.E820:.H820])=3; MOD( AVERAGE([.E820:.H820]); 2)=1; MOD( AVERAGE([.I820:.L82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number-columns-repeated="2" office:value-type="float" office:value="755" calcext:value-type="float">
            <text:p>755</text:p>
          </table:table-cell>
          <table:table-cell office:value-type="float" office:value="937" calcext:value-type="float">
            <text:p>937</text:p>
          </table:table-cell>
          <table:table-cell table:formula="of:=IF(COUNTIF([.A821:.D821];[.A821])=3;[.A821];&quot;&quot;)">
            <text:p/>
          </table:table-cell>
          <table:table-cell table:formula="of:=IF(COUNTIF([.B821:.E821];[.B821])=3;[.B821];&quot;&quot;)">
            <text:p/>
          </table:table-cell>
          <table:table-cell table:formula="of:=IF(COUNTIF([.C821:.F821];[.C821])=3;[.C821];&quot;&quot;)">
            <text:p/>
          </table:table-cell>
          <table:table-cell table:formula="of:=IF(COUNTIF([.D821:.G821];[.D821])=3;[.D821];&quot;&quot;)">
            <text:p/>
          </table:table-cell>
          <table:table-cell table:formula="of:=IF(COUNTIF([.A821:.D821];[.A821])=3;&quot;&quot;;[.A821])" office:value-type="float" office:value="244" calcext:value-type="float">
            <text:p>244</text:p>
          </table:table-cell>
          <table:table-cell table:formula="of:=IF(COUNTIF([.B821:.E821];[.B821])=3;&quot;&quot;;[.B821])" office:value-type="float" office:value="755" calcext:value-type="float">
            <text:p>755</text:p>
          </table:table-cell>
          <table:table-cell table:formula="of:=IF(COUNTIF([.C821:.F821];[.C821])=3;&quot;&quot;;[.C821])" office:value-type="float" office:value="755" calcext:value-type="float">
            <text:p>755</text:p>
          </table:table-cell>
          <table:table-cell table:formula="of:=IF(COUNTIF([.D821:.G821];[.D821])=3;&quot;&quot;;[.D821])" office:value-type="float" office:value="937" calcext:value-type="float">
            <text:p>937</text:p>
          </table:table-cell>
          <table:table-cell table:style-name="ce5" table:formula="of:=IFERROR( IF( AND( COUNT([.E821:.H821])=3; MOD( AVERAGE([.E821:.H821]); 2)=1; MOD( AVERAGE([.I821:.L82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598" calcext:value-type="float">
            <text:p>598</text:p>
          </table:table-cell>
          <table:table-cell table:formula="of:=IF(COUNTIF([.A822:.D822];[.A822])=3;[.A822];&quot;&quot;)">
            <text:p/>
          </table:table-cell>
          <table:table-cell table:formula="of:=IF(COUNTIF([.B822:.E822];[.B822])=3;[.B822];&quot;&quot;)">
            <text:p/>
          </table:table-cell>
          <table:table-cell table:formula="of:=IF(COUNTIF([.C822:.F822];[.C822])=3;[.C822];&quot;&quot;)">
            <text:p/>
          </table:table-cell>
          <table:table-cell table:formula="of:=IF(COUNTIF([.D822:.G822];[.D822])=3;[.D822];&quot;&quot;)">
            <text:p/>
          </table:table-cell>
          <table:table-cell table:formula="of:=IF(COUNTIF([.A822:.D822];[.A822])=3;&quot;&quot;;[.A822])" office:value-type="float" office:value="463" calcext:value-type="float">
            <text:p>463</text:p>
          </table:table-cell>
          <table:table-cell table:formula="of:=IF(COUNTIF([.B822:.E822];[.B822])=3;&quot;&quot;;[.B822])" office:value-type="float" office:value="812" calcext:value-type="float">
            <text:p>812</text:p>
          </table:table-cell>
          <table:table-cell table:formula="of:=IF(COUNTIF([.C822:.F822];[.C822])=3;&quot;&quot;;[.C822])" office:value-type="float" office:value="598" calcext:value-type="float">
            <text:p>598</text:p>
          </table:table-cell>
          <table:table-cell table:formula="of:=IF(COUNTIF([.D822:.G822];[.D822])=3;&quot;&quot;;[.D822])" office:value-type="float" office:value="598" calcext:value-type="float">
            <text:p>598</text:p>
          </table:table-cell>
          <table:table-cell table:style-name="ce5" table:formula="of:=IFERROR( IF( AND( COUNT([.E822:.H822])=3; MOD( AVERAGE([.E822:.H822]); 2)=1; MOD( AVERAGE([.I822:.L82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office:value-type="float" office:value="141" calcext:value-type="float">
            <text:p>141</text:p>
          </table:table-cell>
          <table:table-cell office:value-type="float" office:value="704" calcext:value-type="float">
            <text:p>704</text:p>
          </table:table-cell>
          <table:table-cell office:value-type="float" office:value="501" calcext:value-type="float">
            <text:p>501</text:p>
          </table:table-cell>
          <table:table-cell table:formula="of:=IF(COUNTIF([.A823:.D823];[.A823])=3;[.A823];&quot;&quot;)">
            <text:p/>
          </table:table-cell>
          <table:table-cell table:formula="of:=IF(COUNTIF([.B823:.E823];[.B823])=3;[.B823];&quot;&quot;)">
            <text:p/>
          </table:table-cell>
          <table:table-cell table:formula="of:=IF(COUNTIF([.C823:.F823];[.C823])=3;[.C823];&quot;&quot;)">
            <text:p/>
          </table:table-cell>
          <table:table-cell table:formula="of:=IF(COUNTIF([.D823:.G823];[.D823])=3;[.D823];&quot;&quot;)">
            <text:p/>
          </table:table-cell>
          <table:table-cell table:formula="of:=IF(COUNTIF([.A823:.D823];[.A823])=3;&quot;&quot;;[.A823])" office:value-type="float" office:value="857" calcext:value-type="float">
            <text:p>857</text:p>
          </table:table-cell>
          <table:table-cell table:formula="of:=IF(COUNTIF([.B823:.E823];[.B823])=3;&quot;&quot;;[.B823])" office:value-type="float" office:value="141" calcext:value-type="float">
            <text:p>141</text:p>
          </table:table-cell>
          <table:table-cell table:formula="of:=IF(COUNTIF([.C823:.F823];[.C823])=3;&quot;&quot;;[.C823])" office:value-type="float" office:value="704" calcext:value-type="float">
            <text:p>704</text:p>
          </table:table-cell>
          <table:table-cell table:formula="of:=IF(COUNTIF([.D823:.G823];[.D823])=3;&quot;&quot;;[.D823])" office:value-type="float" office:value="501" calcext:value-type="float">
            <text:p>501</text:p>
          </table:table-cell>
          <table:table-cell table:style-name="ce5" table:formula="of:=IFERROR( IF( AND( COUNT([.E823:.H823])=3; MOD( AVERAGE([.E823:.H823]); 2)=1; MOD( AVERAGE([.I823:.L82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37" calcext:value-type="float">
            <text:p>337</text:p>
          </table:table-cell>
          <table:table-cell office:value-type="float" office:value="447" calcext:value-type="float">
            <text:p>447</text:p>
          </table:table-cell>
          <table:table-cell office:value-type="float" office:value="22" calcext:value-type="float">
            <text:p>22</text:p>
          </table:table-cell>
          <table:table-cell table:formula="of:=IF(COUNTIF([.A824:.D824];[.A824])=3;[.A824];&quot;&quot;)">
            <text:p/>
          </table:table-cell>
          <table:table-cell table:formula="of:=IF(COUNTIF([.B824:.E824];[.B824])=3;[.B824];&quot;&quot;)">
            <text:p/>
          </table:table-cell>
          <table:table-cell table:formula="of:=IF(COUNTIF([.C824:.F824];[.C824])=3;[.C824];&quot;&quot;)">
            <text:p/>
          </table:table-cell>
          <table:table-cell table:formula="of:=IF(COUNTIF([.D824:.G824];[.D824])=3;[.D824];&quot;&quot;)">
            <text:p/>
          </table:table-cell>
          <table:table-cell table:formula="of:=IF(COUNTIF([.A824:.D824];[.A824])=3;&quot;&quot;;[.A824])" office:value-type="float" office:value="994" calcext:value-type="float">
            <text:p>994</text:p>
          </table:table-cell>
          <table:table-cell table:formula="of:=IF(COUNTIF([.B824:.E824];[.B824])=3;&quot;&quot;;[.B824])" office:value-type="float" office:value="337" calcext:value-type="float">
            <text:p>337</text:p>
          </table:table-cell>
          <table:table-cell table:formula="of:=IF(COUNTIF([.C824:.F824];[.C824])=3;&quot;&quot;;[.C824])" office:value-type="float" office:value="447" calcext:value-type="float">
            <text:p>447</text:p>
          </table:table-cell>
          <table:table-cell table:formula="of:=IF(COUNTIF([.D824:.G824];[.D824])=3;&quot;&quot;;[.D824])" office:value-type="float" office:value="22" calcext:value-type="float">
            <text:p>22</text:p>
          </table:table-cell>
          <table:table-cell table:style-name="ce5" table:formula="of:=IFERROR( IF( AND( COUNT([.E824:.H824])=3; MOD( AVERAGE([.E824:.H824]); 2)=1; MOD( AVERAGE([.I824:.L82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float" office:value="341" calcext:value-type="float">
            <text:p>341</text:p>
          </table:table-cell>
          <table:table-cell office:value-type="float" office:value="849" calcext:value-type="float">
            <text:p>849</text:p>
          </table:table-cell>
          <table:table-cell office:value-type="float" office:value="831" calcext:value-type="float">
            <text:p>831</text:p>
          </table:table-cell>
          <table:table-cell table:formula="of:=IF(COUNTIF([.A825:.D825];[.A825])=3;[.A825];&quot;&quot;)">
            <text:p/>
          </table:table-cell>
          <table:table-cell table:formula="of:=IF(COUNTIF([.B825:.E825];[.B825])=3;[.B825];&quot;&quot;)">
            <text:p/>
          </table:table-cell>
          <table:table-cell table:formula="of:=IF(COUNTIF([.C825:.F825];[.C825])=3;[.C825];&quot;&quot;)">
            <text:p/>
          </table:table-cell>
          <table:table-cell table:formula="of:=IF(COUNTIF([.D825:.G825];[.D825])=3;[.D825];&quot;&quot;)">
            <text:p/>
          </table:table-cell>
          <table:table-cell table:formula="of:=IF(COUNTIF([.A825:.D825];[.A825])=3;&quot;&quot;;[.A825])" office:value-type="float" office:value="24" calcext:value-type="float">
            <text:p>24</text:p>
          </table:table-cell>
          <table:table-cell table:formula="of:=IF(COUNTIF([.B825:.E825];[.B825])=3;&quot;&quot;;[.B825])" office:value-type="float" office:value="341" calcext:value-type="float">
            <text:p>341</text:p>
          </table:table-cell>
          <table:table-cell table:formula="of:=IF(COUNTIF([.C825:.F825];[.C825])=3;&quot;&quot;;[.C825])" office:value-type="float" office:value="849" calcext:value-type="float">
            <text:p>849</text:p>
          </table:table-cell>
          <table:table-cell table:formula="of:=IF(COUNTIF([.D825:.G825];[.D825])=3;&quot;&quot;;[.D825])" office:value-type="float" office:value="831" calcext:value-type="float">
            <text:p>831</text:p>
          </table:table-cell>
          <table:table-cell table:style-name="ce5" table:formula="of:=IFERROR( IF( AND( COUNT([.E825:.H825])=3; MOD( AVERAGE([.E825:.H825]); 2)=1; MOD( AVERAGE([.I825:.L82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office:value-type="float" office:value="122" calcext:value-type="float">
            <text:p>122</text:p>
          </table:table-cell>
          <table:table-cell office:value-type="float" office:value="340" calcext:value-type="float">
            <text:p>340</text:p>
          </table:table-cell>
          <table:table-cell office:value-type="float" office:value="817" calcext:value-type="float">
            <text:p>817</text:p>
          </table:table-cell>
          <table:table-cell table:formula="of:=IF(COUNTIF([.A826:.D826];[.A826])=3;[.A826];&quot;&quot;)">
            <text:p/>
          </table:table-cell>
          <table:table-cell table:formula="of:=IF(COUNTIF([.B826:.E826];[.B826])=3;[.B826];&quot;&quot;)">
            <text:p/>
          </table:table-cell>
          <table:table-cell table:formula="of:=IF(COUNTIF([.C826:.F826];[.C826])=3;[.C826];&quot;&quot;)">
            <text:p/>
          </table:table-cell>
          <table:table-cell table:formula="of:=IF(COUNTIF([.D826:.G826];[.D826])=3;[.D826];&quot;&quot;)">
            <text:p/>
          </table:table-cell>
          <table:table-cell table:formula="of:=IF(COUNTIF([.A826:.D826];[.A826])=3;&quot;&quot;;[.A826])" office:value-type="float" office:value="168" calcext:value-type="float">
            <text:p>168</text:p>
          </table:table-cell>
          <table:table-cell table:formula="of:=IF(COUNTIF([.B826:.E826];[.B826])=3;&quot;&quot;;[.B826])" office:value-type="float" office:value="122" calcext:value-type="float">
            <text:p>122</text:p>
          </table:table-cell>
          <table:table-cell table:formula="of:=IF(COUNTIF([.C826:.F826];[.C826])=3;&quot;&quot;;[.C826])" office:value-type="float" office:value="340" calcext:value-type="float">
            <text:p>340</text:p>
          </table:table-cell>
          <table:table-cell table:formula="of:=IF(COUNTIF([.D826:.G826];[.D826])=3;&quot;&quot;;[.D826])" office:value-type="float" office:value="817" calcext:value-type="float">
            <text:p>817</text:p>
          </table:table-cell>
          <table:table-cell table:style-name="ce5" table:formula="of:=IFERROR( IF( AND( COUNT([.E826:.H826])=3; MOD( AVERAGE([.E826:.H826]); 2)=1; MOD( AVERAGE([.I826:.L82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office:value-type="float" office:value="855" calcext:value-type="float">
            <text:p>855</text:p>
          </table:table-cell>
          <table:table-cell office:value-type="float" office:value="782" calcext:value-type="float">
            <text:p>782</text:p>
          </table:table-cell>
          <table:table-cell table:formula="of:=IF(COUNTIF([.A827:.D827];[.A827])=3;[.A827];&quot;&quot;)">
            <text:p/>
          </table:table-cell>
          <table:table-cell table:formula="of:=IF(COUNTIF([.B827:.E827];[.B827])=3;[.B827];&quot;&quot;)">
            <text:p/>
          </table:table-cell>
          <table:table-cell table:formula="of:=IF(COUNTIF([.C827:.F827];[.C827])=3;[.C827];&quot;&quot;)">
            <text:p/>
          </table:table-cell>
          <table:table-cell table:formula="of:=IF(COUNTIF([.D827:.G827];[.D827])=3;[.D827];&quot;&quot;)">
            <text:p/>
          </table:table-cell>
          <table:table-cell table:formula="of:=IF(COUNTIF([.A827:.D827];[.A827])=3;&quot;&quot;;[.A827])" office:value-type="float" office:value="143" calcext:value-type="float">
            <text:p>143</text:p>
          </table:table-cell>
          <table:table-cell table:formula="of:=IF(COUNTIF([.B827:.E827];[.B827])=3;&quot;&quot;;[.B827])" office:value-type="float" office:value="50" calcext:value-type="float">
            <text:p>50</text:p>
          </table:table-cell>
          <table:table-cell table:formula="of:=IF(COUNTIF([.C827:.F827];[.C827])=3;&quot;&quot;;[.C827])" office:value-type="float" office:value="855" calcext:value-type="float">
            <text:p>855</text:p>
          </table:table-cell>
          <table:table-cell table:formula="of:=IF(COUNTIF([.D827:.G827];[.D827])=3;&quot;&quot;;[.D827])" office:value-type="float" office:value="782" calcext:value-type="float">
            <text:p>782</text:p>
          </table:table-cell>
          <table:table-cell table:style-name="ce5" table:formula="of:=IFERROR( IF( AND( COUNT([.E827:.H827])=3; MOD( AVERAGE([.E827:.H827]); 2)=1; MOD( AVERAGE([.I827:.L82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office:value-type="float" office:value="522" calcext:value-type="float">
            <text:p>522</text:p>
          </table:table-cell>
          <table:table-cell office:value-type="float" office:value="878" calcext:value-type="float">
            <text:p>878</text:p>
          </table:table-cell>
          <table:table-cell office:value-type="float" office:value="841" calcext:value-type="float">
            <text:p>841</text:p>
          </table:table-cell>
          <table:table-cell table:formula="of:=IF(COUNTIF([.A828:.D828];[.A828])=3;[.A828];&quot;&quot;)">
            <text:p/>
          </table:table-cell>
          <table:table-cell table:formula="of:=IF(COUNTIF([.B828:.E828];[.B828])=3;[.B828];&quot;&quot;)">
            <text:p/>
          </table:table-cell>
          <table:table-cell table:formula="of:=IF(COUNTIF([.C828:.F828];[.C828])=3;[.C828];&quot;&quot;)">
            <text:p/>
          </table:table-cell>
          <table:table-cell table:formula="of:=IF(COUNTIF([.D828:.G828];[.D828])=3;[.D828];&quot;&quot;)">
            <text:p/>
          </table:table-cell>
          <table:table-cell table:formula="of:=IF(COUNTIF([.A828:.D828];[.A828])=3;&quot;&quot;;[.A828])" office:value-type="float" office:value="444" calcext:value-type="float">
            <text:p>444</text:p>
          </table:table-cell>
          <table:table-cell table:formula="of:=IF(COUNTIF([.B828:.E828];[.B828])=3;&quot;&quot;;[.B828])" office:value-type="float" office:value="522" calcext:value-type="float">
            <text:p>522</text:p>
          </table:table-cell>
          <table:table-cell table:formula="of:=IF(COUNTIF([.C828:.F828];[.C828])=3;&quot;&quot;;[.C828])" office:value-type="float" office:value="878" calcext:value-type="float">
            <text:p>878</text:p>
          </table:table-cell>
          <table:table-cell table:formula="of:=IF(COUNTIF([.D828:.G828];[.D828])=3;&quot;&quot;;[.D828])" office:value-type="float" office:value="841" calcext:value-type="float">
            <text:p>841</text:p>
          </table:table-cell>
          <table:table-cell table:style-name="ce5" table:formula="of:=IFERROR( IF( AND( COUNT([.E828:.H828])=3; MOD( AVERAGE([.E828:.H828]); 2)=1; MOD( AVERAGE([.I828:.L82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12" calcext:value-type="float">
            <text:p>712</text:p>
          </table:table-cell>
          <table:table-cell office:value-type="float" office:value="580" calcext:value-type="float">
            <text:p>580</text:p>
          </table:table-cell>
          <table:table-cell office:value-type="float" office:value="526" calcext:value-type="float">
            <text:p>526</text:p>
          </table:table-cell>
          <table:table-cell office:value-type="float" office:value="979" calcext:value-type="float">
            <text:p>979</text:p>
          </table:table-cell>
          <table:table-cell table:formula="of:=IF(COUNTIF([.A829:.D829];[.A829])=3;[.A829];&quot;&quot;)">
            <text:p/>
          </table:table-cell>
          <table:table-cell table:formula="of:=IF(COUNTIF([.B829:.E829];[.B829])=3;[.B829];&quot;&quot;)">
            <text:p/>
          </table:table-cell>
          <table:table-cell table:formula="of:=IF(COUNTIF([.C829:.F829];[.C829])=3;[.C829];&quot;&quot;)">
            <text:p/>
          </table:table-cell>
          <table:table-cell table:formula="of:=IF(COUNTIF([.D829:.G829];[.D829])=3;[.D829];&quot;&quot;)">
            <text:p/>
          </table:table-cell>
          <table:table-cell table:formula="of:=IF(COUNTIF([.A829:.D829];[.A829])=3;&quot;&quot;;[.A829])" office:value-type="float" office:value="712" calcext:value-type="float">
            <text:p>712</text:p>
          </table:table-cell>
          <table:table-cell table:formula="of:=IF(COUNTIF([.B829:.E829];[.B829])=3;&quot;&quot;;[.B829])" office:value-type="float" office:value="580" calcext:value-type="float">
            <text:p>580</text:p>
          </table:table-cell>
          <table:table-cell table:formula="of:=IF(COUNTIF([.C829:.F829];[.C829])=3;&quot;&quot;;[.C829])" office:value-type="float" office:value="526" calcext:value-type="float">
            <text:p>526</text:p>
          </table:table-cell>
          <table:table-cell table:formula="of:=IF(COUNTIF([.D829:.G829];[.D829])=3;&quot;&quot;;[.D829])" office:value-type="float" office:value="979" calcext:value-type="float">
            <text:p>979</text:p>
          </table:table-cell>
          <table:table-cell table:style-name="ce5" table:formula="of:=IFERROR( IF( AND( COUNT([.E829:.H829])=3; MOD( AVERAGE([.E829:.H829]); 2)=1; MOD( AVERAGE([.I829:.L82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90" calcext:value-type="float">
            <text:p>990</text:p>
          </table:table-cell>
          <table:table-cell office:value-type="float" office:value="996" calcext:value-type="float">
            <text:p>996</text:p>
          </table:table-cell>
          <table:table-cell office:value-type="float" office:value="943" calcext:value-type="float">
            <text:p>943</text:p>
          </table:table-cell>
          <table:table-cell office:value-type="float" office:value="793" calcext:value-type="float">
            <text:p>793</text:p>
          </table:table-cell>
          <table:table-cell table:formula="of:=IF(COUNTIF([.A830:.D830];[.A830])=3;[.A830];&quot;&quot;)">
            <text:p/>
          </table:table-cell>
          <table:table-cell table:formula="of:=IF(COUNTIF([.B830:.E830];[.B830])=3;[.B830];&quot;&quot;)">
            <text:p/>
          </table:table-cell>
          <table:table-cell table:formula="of:=IF(COUNTIF([.C830:.F830];[.C830])=3;[.C830];&quot;&quot;)">
            <text:p/>
          </table:table-cell>
          <table:table-cell table:formula="of:=IF(COUNTIF([.D830:.G830];[.D830])=3;[.D830];&quot;&quot;)">
            <text:p/>
          </table:table-cell>
          <table:table-cell table:formula="of:=IF(COUNTIF([.A830:.D830];[.A830])=3;&quot;&quot;;[.A830])" office:value-type="float" office:value="990" calcext:value-type="float">
            <text:p>990</text:p>
          </table:table-cell>
          <table:table-cell table:formula="of:=IF(COUNTIF([.B830:.E830];[.B830])=3;&quot;&quot;;[.B830])" office:value-type="float" office:value="996" calcext:value-type="float">
            <text:p>996</text:p>
          </table:table-cell>
          <table:table-cell table:formula="of:=IF(COUNTIF([.C830:.F830];[.C830])=3;&quot;&quot;;[.C830])" office:value-type="float" office:value="943" calcext:value-type="float">
            <text:p>943</text:p>
          </table:table-cell>
          <table:table-cell table:formula="of:=IF(COUNTIF([.D830:.G830];[.D830])=3;&quot;&quot;;[.D830])" office:value-type="float" office:value="793" calcext:value-type="float">
            <text:p>793</text:p>
          </table:table-cell>
          <table:table-cell table:style-name="ce5" table:formula="of:=IFERROR( IF( AND( COUNT([.E830:.H830])=3; MOD( AVERAGE([.E830:.H830]); 2)=1; MOD( AVERAGE([.I830:.L83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table:formula="of:=IF(COUNTIF([.A831:.D831];[.A831])=3;[.A831];&quot;&quot;)">
            <text:p/>
          </table:table-cell>
          <table:table-cell table:formula="of:=IF(COUNTIF([.B831:.E831];[.B831])=3;[.B831];&quot;&quot;)">
            <text:p/>
          </table:table-cell>
          <table:table-cell table:formula="of:=IF(COUNTIF([.C831:.F831];[.C831])=3;[.C831];&quot;&quot;)">
            <text:p/>
          </table:table-cell>
          <table:table-cell table:formula="of:=IF(COUNTIF([.D831:.G831];[.D831])=3;[.D831];&quot;&quot;)">
            <text:p/>
          </table:table-cell>
          <table:table-cell table:formula="of:=IF(COUNTIF([.A831:.D831];[.A831])=3;&quot;&quot;;[.A831])" office:value-type="float" office:value="40" calcext:value-type="float">
            <text:p>40</text:p>
          </table:table-cell>
          <table:table-cell table:formula="of:=IF(COUNTIF([.B831:.E831];[.B831])=3;&quot;&quot;;[.B831])" office:value-type="float" office:value="450" calcext:value-type="float">
            <text:p>450</text:p>
          </table:table-cell>
          <table:table-cell table:formula="of:=IF(COUNTIF([.C831:.F831];[.C831])=3;&quot;&quot;;[.C831])" office:value-type="float" office:value="155" calcext:value-type="float">
            <text:p>155</text:p>
          </table:table-cell>
          <table:table-cell table:formula="of:=IF(COUNTIF([.D831:.G831];[.D831])=3;&quot;&quot;;[.D831])" office:value-type="float" office:value="40" calcext:value-type="float">
            <text:p>40</text:p>
          </table:table-cell>
          <table:table-cell table:style-name="ce5" table:formula="of:=IFERROR( IF( AND( COUNT([.E831:.H831])=3; MOD( AVERAGE([.E831:.H831]); 2)=1; MOD( AVERAGE([.I831:.L83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office:value-type="float" office:value="935" calcext:value-type="float">
            <text:p>935</text:p>
          </table:table-cell>
          <table:table-cell office:value-type="float" office:value="770" calcext:value-type="float">
            <text:p>770</text:p>
          </table:table-cell>
          <table:table-cell office:value-type="float" office:value="589" calcext:value-type="float">
            <text:p>589</text:p>
          </table:table-cell>
          <table:table-cell table:formula="of:=IF(COUNTIF([.A832:.D832];[.A832])=3;[.A832];&quot;&quot;)">
            <text:p/>
          </table:table-cell>
          <table:table-cell table:formula="of:=IF(COUNTIF([.B832:.E832];[.B832])=3;[.B832];&quot;&quot;)">
            <text:p/>
          </table:table-cell>
          <table:table-cell table:formula="of:=IF(COUNTIF([.C832:.F832];[.C832])=3;[.C832];&quot;&quot;)">
            <text:p/>
          </table:table-cell>
          <table:table-cell table:formula="of:=IF(COUNTIF([.D832:.G832];[.D832])=3;[.D832];&quot;&quot;)">
            <text:p/>
          </table:table-cell>
          <table:table-cell table:formula="of:=IF(COUNTIF([.A832:.D832];[.A832])=3;&quot;&quot;;[.A832])" office:value-type="float" office:value="309" calcext:value-type="float">
            <text:p>309</text:p>
          </table:table-cell>
          <table:table-cell table:formula="of:=IF(COUNTIF([.B832:.E832];[.B832])=3;&quot;&quot;;[.B832])" office:value-type="float" office:value="935" calcext:value-type="float">
            <text:p>935</text:p>
          </table:table-cell>
          <table:table-cell table:formula="of:=IF(COUNTIF([.C832:.F832];[.C832])=3;&quot;&quot;;[.C832])" office:value-type="float" office:value="770" calcext:value-type="float">
            <text:p>770</text:p>
          </table:table-cell>
          <table:table-cell table:formula="of:=IF(COUNTIF([.D832:.G832];[.D832])=3;&quot;&quot;;[.D832])" office:value-type="float" office:value="589" calcext:value-type="float">
            <text:p>589</text:p>
          </table:table-cell>
          <table:table-cell table:style-name="ce5" table:formula="of:=IFERROR( IF( AND( COUNT([.E832:.H832])=3; MOD( AVERAGE([.E832:.H832]); 2)=1; MOD( AVERAGE([.I832:.L83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02" calcext:value-type="float">
            <text:p>902</text:p>
          </table:table-cell>
          <table:table-cell office:value-type="float" office:value="220" calcext:value-type="float">
            <text:p>220</text:p>
          </table:table-cell>
          <table:table-cell office:value-type="float" office:value="712" calcext:value-type="float">
            <text:p>712</text:p>
          </table:table-cell>
          <table:table-cell office:value-type="float" office:value="362" calcext:value-type="float">
            <text:p>362</text:p>
          </table:table-cell>
          <table:table-cell table:formula="of:=IF(COUNTIF([.A833:.D833];[.A833])=3;[.A833];&quot;&quot;)">
            <text:p/>
          </table:table-cell>
          <table:table-cell table:formula="of:=IF(COUNTIF([.B833:.E833];[.B833])=3;[.B833];&quot;&quot;)">
            <text:p/>
          </table:table-cell>
          <table:table-cell table:formula="of:=IF(COUNTIF([.C833:.F833];[.C833])=3;[.C833];&quot;&quot;)">
            <text:p/>
          </table:table-cell>
          <table:table-cell table:formula="of:=IF(COUNTIF([.D833:.G833];[.D833])=3;[.D833];&quot;&quot;)">
            <text:p/>
          </table:table-cell>
          <table:table-cell table:formula="of:=IF(COUNTIF([.A833:.D833];[.A833])=3;&quot;&quot;;[.A833])" office:value-type="float" office:value="902" calcext:value-type="float">
            <text:p>902</text:p>
          </table:table-cell>
          <table:table-cell table:formula="of:=IF(COUNTIF([.B833:.E833];[.B833])=3;&quot;&quot;;[.B833])" office:value-type="float" office:value="220" calcext:value-type="float">
            <text:p>220</text:p>
          </table:table-cell>
          <table:table-cell table:formula="of:=IF(COUNTIF([.C833:.F833];[.C833])=3;&quot;&quot;;[.C833])" office:value-type="float" office:value="712" calcext:value-type="float">
            <text:p>712</text:p>
          </table:table-cell>
          <table:table-cell table:formula="of:=IF(COUNTIF([.D833:.G833];[.D833])=3;&quot;&quot;;[.D833])" office:value-type="float" office:value="362" calcext:value-type="float">
            <text:p>362</text:p>
          </table:table-cell>
          <table:table-cell table:style-name="ce5" table:formula="of:=IFERROR( IF( AND( COUNT([.E833:.H833])=3; MOD( AVERAGE([.E833:.H833]); 2)=1; MOD( AVERAGE([.I833:.L83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08" calcext:value-type="float">
            <text:p>508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table:formula="of:=IF(COUNTIF([.A834:.D834];[.A834])=3;[.A834];&quot;&quot;)">
            <text:p/>
          </table:table-cell>
          <table:table-cell table:formula="of:=IF(COUNTIF([.B834:.E834];[.B834])=3;[.B834];&quot;&quot;)">
            <text:p/>
          </table:table-cell>
          <table:table-cell table:formula="of:=IF(COUNTIF([.C834:.F834];[.C834])=3;[.C834];&quot;&quot;)">
            <text:p/>
          </table:table-cell>
          <table:table-cell table:formula="of:=IF(COUNTIF([.D834:.G834];[.D834])=3;[.D834];&quot;&quot;)">
            <text:p/>
          </table:table-cell>
          <table:table-cell table:formula="of:=IF(COUNTIF([.A834:.D834];[.A834])=3;&quot;&quot;;[.A834])" office:value-type="float" office:value="623" calcext:value-type="float">
            <text:p>623</text:p>
          </table:table-cell>
          <table:table-cell table:formula="of:=IF(COUNTIF([.B834:.E834];[.B834])=3;&quot;&quot;;[.B834])" office:value-type="float" office:value="508" calcext:value-type="float">
            <text:p>508</text:p>
          </table:table-cell>
          <table:table-cell table:formula="of:=IF(COUNTIF([.C834:.F834];[.C834])=3;&quot;&quot;;[.C834])" office:value-type="float" office:value="33" calcext:value-type="float">
            <text:p>33</text:p>
          </table:table-cell>
          <table:table-cell table:formula="of:=IF(COUNTIF([.D834:.G834];[.D834])=3;&quot;&quot;;[.D834])" office:value-type="float" office:value="59" calcext:value-type="float">
            <text:p>59</text:p>
          </table:table-cell>
          <table:table-cell table:style-name="ce5" table:formula="of:=IFERROR( IF( AND( COUNT([.E834:.H834])=3; MOD( AVERAGE([.E834:.H834]); 2)=1; MOD( AVERAGE([.I834:.L83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11" calcext:value-type="float">
            <text:p>611</text:p>
          </table:table-cell>
          <table:table-cell office:value-type="float" office:value="78" calcext:value-type="float">
            <text:p>78</text:p>
          </table:table-cell>
          <table:table-cell office:value-type="float" office:value="343" calcext:value-type="float">
            <text:p>343</text:p>
          </table:table-cell>
          <table:table-cell table:formula="of:=IF(COUNTIF([.A835:.D835];[.A835])=3;[.A835];&quot;&quot;)">
            <text:p/>
          </table:table-cell>
          <table:table-cell table:formula="of:=IF(COUNTIF([.B835:.E835];[.B835])=3;[.B835];&quot;&quot;)">
            <text:p/>
          </table:table-cell>
          <table:table-cell table:formula="of:=IF(COUNTIF([.C835:.F835];[.C835])=3;[.C835];&quot;&quot;)">
            <text:p/>
          </table:table-cell>
          <table:table-cell table:formula="of:=IF(COUNTIF([.D835:.G835];[.D835])=3;[.D835];&quot;&quot;)">
            <text:p/>
          </table:table-cell>
          <table:table-cell table:formula="of:=IF(COUNTIF([.A835:.D835];[.A835])=3;&quot;&quot;;[.A835])" office:value-type="float" office:value="636" calcext:value-type="float">
            <text:p>636</text:p>
          </table:table-cell>
          <table:table-cell table:formula="of:=IF(COUNTIF([.B835:.E835];[.B835])=3;&quot;&quot;;[.B835])" office:value-type="float" office:value="611" calcext:value-type="float">
            <text:p>611</text:p>
          </table:table-cell>
          <table:table-cell table:formula="of:=IF(COUNTIF([.C835:.F835];[.C835])=3;&quot;&quot;;[.C835])" office:value-type="float" office:value="78" calcext:value-type="float">
            <text:p>78</text:p>
          </table:table-cell>
          <table:table-cell table:formula="of:=IF(COUNTIF([.D835:.G835];[.D835])=3;&quot;&quot;;[.D835])" office:value-type="float" office:value="343" calcext:value-type="float">
            <text:p>343</text:p>
          </table:table-cell>
          <table:table-cell table:style-name="ce5" table:formula="of:=IFERROR( IF( AND( COUNT([.E835:.H835])=3; MOD( AVERAGE([.E835:.H835]); 2)=1; MOD( AVERAGE([.I835:.L83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14" calcext:value-type="float">
            <text:p>614</text:p>
          </table:table-cell>
          <table:table-cell office:value-type="float" office:value="986" calcext:value-type="float">
            <text:p>986</text:p>
          </table:table-cell>
          <table:table-cell office:value-type="float" office:value="47" calcext:value-type="float">
            <text:p>47</text:p>
          </table:table-cell>
          <table:table-cell table:formula="of:=IF(COUNTIF([.A836:.D836];[.A836])=3;[.A836];&quot;&quot;)">
            <text:p/>
          </table:table-cell>
          <table:table-cell table:formula="of:=IF(COUNTIF([.B836:.E836];[.B836])=3;[.B836];&quot;&quot;)">
            <text:p/>
          </table:table-cell>
          <table:table-cell table:formula="of:=IF(COUNTIF([.C836:.F836];[.C836])=3;[.C836];&quot;&quot;)">
            <text:p/>
          </table:table-cell>
          <table:table-cell table:formula="of:=IF(COUNTIF([.D836:.G836];[.D836])=3;[.D836];&quot;&quot;)">
            <text:p/>
          </table:table-cell>
          <table:table-cell table:formula="of:=IF(COUNTIF([.A836:.D836];[.A836])=3;&quot;&quot;;[.A836])" office:value-type="float" office:value="986" calcext:value-type="float">
            <text:p>986</text:p>
          </table:table-cell>
          <table:table-cell table:formula="of:=IF(COUNTIF([.B836:.E836];[.B836])=3;&quot;&quot;;[.B836])" office:value-type="float" office:value="614" calcext:value-type="float">
            <text:p>614</text:p>
          </table:table-cell>
          <table:table-cell table:formula="of:=IF(COUNTIF([.C836:.F836];[.C836])=3;&quot;&quot;;[.C836])" office:value-type="float" office:value="986" calcext:value-type="float">
            <text:p>986</text:p>
          </table:table-cell>
          <table:table-cell table:formula="of:=IF(COUNTIF([.D836:.G836];[.D836])=3;&quot;&quot;;[.D836])" office:value-type="float" office:value="47" calcext:value-type="float">
            <text:p>47</text:p>
          </table:table-cell>
          <table:table-cell table:style-name="ce5" table:formula="of:=IFERROR( IF( AND( COUNT([.E836:.H836])=3; MOD( AVERAGE([.E836:.H836]); 2)=1; MOD( AVERAGE([.I836:.L83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float" office:value="637" calcext:value-type="float">
            <text:p>637</text:p>
          </table:table-cell>
          <table:table-cell office:value-type="float" office:value="175" calcext:value-type="float">
            <text:p>175</text:p>
          </table:table-cell>
          <table:table-cell office:value-type="float" office:value="637" calcext:value-type="float">
            <text:p>637</text:p>
          </table:table-cell>
          <table:table-cell table:formula="of:=IF(COUNTIF([.A837:.D837];[.A837])=3;[.A837];&quot;&quot;)">
            <text:p/>
          </table:table-cell>
          <table:table-cell table:formula="of:=IF(COUNTIF([.B837:.E837];[.B837])=3;[.B837];&quot;&quot;)">
            <text:p/>
          </table:table-cell>
          <table:table-cell table:formula="of:=IF(COUNTIF([.C837:.F837];[.C837])=3;[.C837];&quot;&quot;)">
            <text:p/>
          </table:table-cell>
          <table:table-cell table:formula="of:=IF(COUNTIF([.D837:.G837];[.D837])=3;[.D837];&quot;&quot;)">
            <text:p/>
          </table:table-cell>
          <table:table-cell table:formula="of:=IF(COUNTIF([.A837:.D837];[.A837])=3;&quot;&quot;;[.A837])" office:value-type="float" office:value="48" calcext:value-type="float">
            <text:p>48</text:p>
          </table:table-cell>
          <table:table-cell table:formula="of:=IF(COUNTIF([.B837:.E837];[.B837])=3;&quot;&quot;;[.B837])" office:value-type="float" office:value="637" calcext:value-type="float">
            <text:p>637</text:p>
          </table:table-cell>
          <table:table-cell table:formula="of:=IF(COUNTIF([.C837:.F837];[.C837])=3;&quot;&quot;;[.C837])" office:value-type="float" office:value="175" calcext:value-type="float">
            <text:p>175</text:p>
          </table:table-cell>
          <table:table-cell table:formula="of:=IF(COUNTIF([.D837:.G837];[.D837])=3;&quot;&quot;;[.D837])" office:value-type="float" office:value="637" calcext:value-type="float">
            <text:p>637</text:p>
          </table:table-cell>
          <table:table-cell table:style-name="ce5" table:formula="of:=IFERROR( IF( AND( COUNT([.E837:.H837])=3; MOD( AVERAGE([.E837:.H837]); 2)=1; MOD( AVERAGE([.I837:.L83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office:value-type="float" office:value="974" calcext:value-type="float">
            <text:p>974</text:p>
          </table:table-cell>
          <table:table-cell office:value-type="float" office:value="676" calcext:value-type="float">
            <text:p>676</text:p>
          </table:table-cell>
          <table:table-cell office:value-type="float" office:value="860" calcext:value-type="float">
            <text:p>860</text:p>
          </table:table-cell>
          <table:table-cell table:formula="of:=IF(COUNTIF([.A838:.D838];[.A838])=3;[.A838];&quot;&quot;)">
            <text:p/>
          </table:table-cell>
          <table:table-cell table:formula="of:=IF(COUNTIF([.B838:.E838];[.B838])=3;[.B838];&quot;&quot;)">
            <text:p/>
          </table:table-cell>
          <table:table-cell table:formula="of:=IF(COUNTIF([.C838:.F838];[.C838])=3;[.C838];&quot;&quot;)">
            <text:p/>
          </table:table-cell>
          <table:table-cell table:formula="of:=IF(COUNTIF([.D838:.G838];[.D838])=3;[.D838];&quot;&quot;)">
            <text:p/>
          </table:table-cell>
          <table:table-cell table:formula="of:=IF(COUNTIF([.A838:.D838];[.A838])=3;&quot;&quot;;[.A838])" office:value-type="float" office:value="190" calcext:value-type="float">
            <text:p>190</text:p>
          </table:table-cell>
          <table:table-cell table:formula="of:=IF(COUNTIF([.B838:.E838];[.B838])=3;&quot;&quot;;[.B838])" office:value-type="float" office:value="974" calcext:value-type="float">
            <text:p>974</text:p>
          </table:table-cell>
          <table:table-cell table:formula="of:=IF(COUNTIF([.C838:.F838];[.C838])=3;&quot;&quot;;[.C838])" office:value-type="float" office:value="676" calcext:value-type="float">
            <text:p>676</text:p>
          </table:table-cell>
          <table:table-cell table:formula="of:=IF(COUNTIF([.D838:.G838];[.D838])=3;&quot;&quot;;[.D838])" office:value-type="float" office:value="860" calcext:value-type="float">
            <text:p>860</text:p>
          </table:table-cell>
          <table:table-cell table:style-name="ce5" table:formula="of:=IFERROR( IF( AND( COUNT([.E838:.H838])=3; MOD( AVERAGE([.E838:.H838]); 2)=1; MOD( AVERAGE([.I838:.L83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office:value-type="float" office:value="685" calcext:value-type="float">
            <text:p>685</text:p>
          </table:table-cell>
          <table:table-cell office:value-type="float" office:value="796" calcext:value-type="float">
            <text:p>796</text:p>
          </table:table-cell>
          <table:table-cell office:value-type="float" office:value="685" calcext:value-type="float">
            <text:p>685</text:p>
          </table:table-cell>
          <table:table-cell table:formula="of:=IF(COUNTIF([.A839:.D839];[.A839])=3;[.A839];&quot;&quot;)">
            <text:p/>
          </table:table-cell>
          <table:table-cell table:formula="of:=IF(COUNTIF([.B839:.E839];[.B839])=3;[.B839];&quot;&quot;)">
            <text:p/>
          </table:table-cell>
          <table:table-cell table:formula="of:=IF(COUNTIF([.C839:.F839];[.C839])=3;[.C839];&quot;&quot;)">
            <text:p/>
          </table:table-cell>
          <table:table-cell table:formula="of:=IF(COUNTIF([.D839:.G839];[.D839])=3;[.D839];&quot;&quot;)">
            <text:p/>
          </table:table-cell>
          <table:table-cell table:formula="of:=IF(COUNTIF([.A839:.D839];[.A839])=3;&quot;&quot;;[.A839])" office:value-type="float" office:value="490" calcext:value-type="float">
            <text:p>490</text:p>
          </table:table-cell>
          <table:table-cell table:formula="of:=IF(COUNTIF([.B839:.E839];[.B839])=3;&quot;&quot;;[.B839])" office:value-type="float" office:value="685" calcext:value-type="float">
            <text:p>685</text:p>
          </table:table-cell>
          <table:table-cell table:formula="of:=IF(COUNTIF([.C839:.F839];[.C839])=3;&quot;&quot;;[.C839])" office:value-type="float" office:value="796" calcext:value-type="float">
            <text:p>796</text:p>
          </table:table-cell>
          <table:table-cell table:formula="of:=IF(COUNTIF([.D839:.G839];[.D839])=3;&quot;&quot;;[.D839])" office:value-type="float" office:value="685" calcext:value-type="float">
            <text:p>685</text:p>
          </table:table-cell>
          <table:table-cell table:style-name="ce5" table:formula="of:=IFERROR( IF( AND( COUNT([.E839:.H839])=3; MOD( AVERAGE([.E839:.H839]); 2)=1; MOD( AVERAGE([.I839:.L83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814" calcext:value-type="float">
            <text:p>814</text:p>
          </table:table-cell>
          <table:table-cell office:value-type="float" office:value="392" calcext:value-type="float">
            <text:p>392</text:p>
          </table:table-cell>
          <table:table-cell table:formula="of:=IF(COUNTIF([.A840:.D840];[.A840])=3;[.A840];&quot;&quot;)">
            <text:p/>
          </table:table-cell>
          <table:table-cell table:formula="of:=IF(COUNTIF([.B840:.E840];[.B840])=3;[.B840];&quot;&quot;)">
            <text:p/>
          </table:table-cell>
          <table:table-cell table:formula="of:=IF(COUNTIF([.C840:.F840];[.C840])=3;[.C840];&quot;&quot;)">
            <text:p/>
          </table:table-cell>
          <table:table-cell table:formula="of:=IF(COUNTIF([.D840:.G840];[.D840])=3;[.D840];&quot;&quot;)">
            <text:p/>
          </table:table-cell>
          <table:table-cell table:formula="of:=IF(COUNTIF([.A840:.D840];[.A840])=3;&quot;&quot;;[.A840])" office:value-type="float" office:value="195" calcext:value-type="float">
            <text:p>195</text:p>
          </table:table-cell>
          <table:table-cell table:formula="of:=IF(COUNTIF([.B840:.E840];[.B840])=3;&quot;&quot;;[.B840])" office:value-type="float" office:value="194" calcext:value-type="float">
            <text:p>194</text:p>
          </table:table-cell>
          <table:table-cell table:formula="of:=IF(COUNTIF([.C840:.F840];[.C840])=3;&quot;&quot;;[.C840])" office:value-type="float" office:value="814" calcext:value-type="float">
            <text:p>814</text:p>
          </table:table-cell>
          <table:table-cell table:formula="of:=IF(COUNTIF([.D840:.G840];[.D840])=3;&quot;&quot;;[.D840])" office:value-type="float" office:value="392" calcext:value-type="float">
            <text:p>392</text:p>
          </table:table-cell>
          <table:table-cell table:style-name="ce5" table:formula="of:=IFERROR( IF( AND( COUNT([.E840:.H840])=3; MOD( AVERAGE([.E840:.H840]); 2)=1; MOD( AVERAGE([.I840:.L84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" calcext:value-type="float">
            <text:p>144</text:p>
          </table:table-cell>
          <table:table-cell office:value-type="float" office:value="695" calcext:value-type="float">
            <text:p>695</text:p>
          </table:table-cell>
          <table:table-cell office:value-type="float" office:value="69" calcext:value-type="float">
            <text:p>69</text:p>
          </table:table-cell>
          <table:table-cell table:formula="of:=IF(COUNTIF([.A841:.D841];[.A841])=3;[.A841];&quot;&quot;)">
            <text:p/>
          </table:table-cell>
          <table:table-cell table:formula="of:=IF(COUNTIF([.B841:.E841];[.B841])=3;[.B841];&quot;&quot;)">
            <text:p/>
          </table:table-cell>
          <table:table-cell table:formula="of:=IF(COUNTIF([.C841:.F841];[.C841])=3;[.C841];&quot;&quot;)">
            <text:p/>
          </table:table-cell>
          <table:table-cell table:formula="of:=IF(COUNTIF([.D841:.G841];[.D841])=3;[.D841];&quot;&quot;)">
            <text:p/>
          </table:table-cell>
          <table:table-cell table:formula="of:=IF(COUNTIF([.A841:.D841];[.A841])=3;&quot;&quot;;[.A841])" office:value-type="float" office:value="38" calcext:value-type="float">
            <text:p>38</text:p>
          </table:table-cell>
          <table:table-cell table:formula="of:=IF(COUNTIF([.B841:.E841];[.B841])=3;&quot;&quot;;[.B841])" office:value-type="float" office:value="144" calcext:value-type="float">
            <text:p>144</text:p>
          </table:table-cell>
          <table:table-cell table:formula="of:=IF(COUNTIF([.C841:.F841];[.C841])=3;&quot;&quot;;[.C841])" office:value-type="float" office:value="695" calcext:value-type="float">
            <text:p>695</text:p>
          </table:table-cell>
          <table:table-cell table:formula="of:=IF(COUNTIF([.D841:.G841];[.D841])=3;&quot;&quot;;[.D841])" office:value-type="float" office:value="69" calcext:value-type="float">
            <text:p>69</text:p>
          </table:table-cell>
          <table:table-cell table:style-name="ce5" table:formula="of:=IFERROR( IF( AND( COUNT([.E841:.H841])=3; MOD( AVERAGE([.E841:.H841]); 2)=1; MOD( AVERAGE([.I841:.L84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office:value-type="float" office:value="452" calcext:value-type="float">
            <text:p>452</text:p>
          </table:table-cell>
          <table:table-cell office:value-type="float" office:value="537" calcext:value-type="float">
            <text:p>537</text:p>
          </table:table-cell>
          <table:table-cell office:value-type="float" office:value="223" calcext:value-type="float">
            <text:p>223</text:p>
          </table:table-cell>
          <table:table-cell table:formula="of:=IF(COUNTIF([.A842:.D842];[.A842])=3;[.A842];&quot;&quot;)">
            <text:p/>
          </table:table-cell>
          <table:table-cell table:formula="of:=IF(COUNTIF([.B842:.E842];[.B842])=3;[.B842];&quot;&quot;)">
            <text:p/>
          </table:table-cell>
          <table:table-cell table:formula="of:=IF(COUNTIF([.C842:.F842];[.C842])=3;[.C842];&quot;&quot;)">
            <text:p/>
          </table:table-cell>
          <table:table-cell table:formula="of:=IF(COUNTIF([.D842:.G842];[.D842])=3;[.D842];&quot;&quot;)">
            <text:p/>
          </table:table-cell>
          <table:table-cell table:formula="of:=IF(COUNTIF([.A842:.D842];[.A842])=3;&quot;&quot;;[.A842])" office:value-type="float" office:value="558" calcext:value-type="float">
            <text:p>558</text:p>
          </table:table-cell>
          <table:table-cell table:formula="of:=IF(COUNTIF([.B842:.E842];[.B842])=3;&quot;&quot;;[.B842])" office:value-type="float" office:value="452" calcext:value-type="float">
            <text:p>452</text:p>
          </table:table-cell>
          <table:table-cell table:formula="of:=IF(COUNTIF([.C842:.F842];[.C842])=3;&quot;&quot;;[.C842])" office:value-type="float" office:value="537" calcext:value-type="float">
            <text:p>537</text:p>
          </table:table-cell>
          <table:table-cell table:formula="of:=IF(COUNTIF([.D842:.G842];[.D842])=3;&quot;&quot;;[.D842])" office:value-type="float" office:value="223" calcext:value-type="float">
            <text:p>223</text:p>
          </table:table-cell>
          <table:table-cell table:style-name="ce5" table:formula="of:=IFERROR( IF( AND( COUNT([.E842:.H842])=3; MOD( AVERAGE([.E842:.H842]); 2)=1; MOD( AVERAGE([.I842:.L84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611" calcext:value-type="float">
            <text:p>611</text:p>
          </table:table-cell>
          <table:table-cell table:formula="of:=IF(COUNTIF([.A843:.D843];[.A843])=3;[.A843];&quot;&quot;)">
            <text:p/>
          </table:table-cell>
          <table:table-cell table:formula="of:=IF(COUNTIF([.B843:.E843];[.B843])=3;[.B843];&quot;&quot;)">
            <text:p/>
          </table:table-cell>
          <table:table-cell table:formula="of:=IF(COUNTIF([.C843:.F843];[.C843])=3;[.C843];&quot;&quot;)">
            <text:p/>
          </table:table-cell>
          <table:table-cell table:formula="of:=IF(COUNTIF([.D843:.G843];[.D843])=3;[.D843];&quot;&quot;)">
            <text:p/>
          </table:table-cell>
          <table:table-cell table:formula="of:=IF(COUNTIF([.A843:.D843];[.A843])=3;&quot;&quot;;[.A843])" office:value-type="float" office:value="380" calcext:value-type="float">
            <text:p>380</text:p>
          </table:table-cell>
          <table:table-cell table:formula="of:=IF(COUNTIF([.B843:.E843];[.B843])=3;&quot;&quot;;[.B843])" office:value-type="float" office:value="158" calcext:value-type="float">
            <text:p>158</text:p>
          </table:table-cell>
          <table:table-cell table:formula="of:=IF(COUNTIF([.C843:.F843];[.C843])=3;&quot;&quot;;[.C843])" office:value-type="float" office:value="611" calcext:value-type="float">
            <text:p>611</text:p>
          </table:table-cell>
          <table:table-cell table:formula="of:=IF(COUNTIF([.D843:.G843];[.D843])=3;&quot;&quot;;[.D843])" office:value-type="float" office:value="611" calcext:value-type="float">
            <text:p>611</text:p>
          </table:table-cell>
          <table:table-cell table:style-name="ce5" table:formula="of:=IFERROR( IF( AND( COUNT([.E843:.H843])=3; MOD( AVERAGE([.E843:.H843]); 2)=1; MOD( AVERAGE([.I843:.L84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office:value-type="float" office:value="429" calcext:value-type="float">
            <text:p>429</text:p>
          </table:table-cell>
          <table:table-cell office:value-type="float" office:value="502" calcext:value-type="float">
            <text:p>502</text:p>
          </table:table-cell>
          <table:table-cell office:value-type="float" office:value="429" calcext:value-type="float">
            <text:p>429</text:p>
          </table:table-cell>
          <table:table-cell table:formula="of:=IF(COUNTIF([.A844:.D844];[.A844])=3;[.A844];&quot;&quot;)">
            <text:p/>
          </table:table-cell>
          <table:table-cell table:formula="of:=IF(COUNTIF([.B844:.E844];[.B844])=3;[.B844];&quot;&quot;)">
            <text:p/>
          </table:table-cell>
          <table:table-cell table:formula="of:=IF(COUNTIF([.C844:.F844];[.C844])=3;[.C844];&quot;&quot;)">
            <text:p/>
          </table:table-cell>
          <table:table-cell table:formula="of:=IF(COUNTIF([.D844:.G844];[.D844])=3;[.D844];&quot;&quot;)">
            <text:p/>
          </table:table-cell>
          <table:table-cell table:formula="of:=IF(COUNTIF([.A844:.D844];[.A844])=3;&quot;&quot;;[.A844])" office:value-type="float" office:value="412" calcext:value-type="float">
            <text:p>412</text:p>
          </table:table-cell>
          <table:table-cell table:formula="of:=IF(COUNTIF([.B844:.E844];[.B844])=3;&quot;&quot;;[.B844])" office:value-type="float" office:value="429" calcext:value-type="float">
            <text:p>429</text:p>
          </table:table-cell>
          <table:table-cell table:formula="of:=IF(COUNTIF([.C844:.F844];[.C844])=3;&quot;&quot;;[.C844])" office:value-type="float" office:value="502" calcext:value-type="float">
            <text:p>502</text:p>
          </table:table-cell>
          <table:table-cell table:formula="of:=IF(COUNTIF([.D844:.G844];[.D844])=3;&quot;&quot;;[.D844])" office:value-type="float" office:value="429" calcext:value-type="float">
            <text:p>429</text:p>
          </table:table-cell>
          <table:table-cell table:style-name="ce5" table:formula="of:=IFERROR( IF( AND( COUNT([.E844:.H844])=3; MOD( AVERAGE([.E844:.H844]); 2)=1; MOD( AVERAGE([.I844:.L84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54" calcext:value-type="float">
            <text:p>754</text:p>
          </table:table-cell>
          <table:table-cell office:value-type="float" office:value="60" calcext:value-type="float">
            <text:p>60</text:p>
          </table:table-cell>
          <table:table-cell office:value-type="float" office:value="806" calcext:value-type="float">
            <text:p>806</text:p>
          </table:table-cell>
          <table:table-cell table:formula="of:=IF(COUNTIF([.A845:.D845];[.A845])=3;[.A845];&quot;&quot;)">
            <text:p/>
          </table:table-cell>
          <table:table-cell table:formula="of:=IF(COUNTIF([.B845:.E845];[.B845])=3;[.B845];&quot;&quot;)">
            <text:p/>
          </table:table-cell>
          <table:table-cell table:formula="of:=IF(COUNTIF([.C845:.F845];[.C845])=3;[.C845];&quot;&quot;)">
            <text:p/>
          </table:table-cell>
          <table:table-cell table:formula="of:=IF(COUNTIF([.D845:.G845];[.D845])=3;[.D845];&quot;&quot;)">
            <text:p/>
          </table:table-cell>
          <table:table-cell table:formula="of:=IF(COUNTIF([.A845:.D845];[.A845])=3;&quot;&quot;;[.A845])" office:value-type="float" office:value="355" calcext:value-type="float">
            <text:p>355</text:p>
          </table:table-cell>
          <table:table-cell table:formula="of:=IF(COUNTIF([.B845:.E845];[.B845])=3;&quot;&quot;;[.B845])" office:value-type="float" office:value="754" calcext:value-type="float">
            <text:p>754</text:p>
          </table:table-cell>
          <table:table-cell table:formula="of:=IF(COUNTIF([.C845:.F845];[.C845])=3;&quot;&quot;;[.C845])" office:value-type="float" office:value="60" calcext:value-type="float">
            <text:p>60</text:p>
          </table:table-cell>
          <table:table-cell table:formula="of:=IF(COUNTIF([.D845:.G845];[.D845])=3;&quot;&quot;;[.D845])" office:value-type="float" office:value="806" calcext:value-type="float">
            <text:p>806</text:p>
          </table:table-cell>
          <table:table-cell table:style-name="ce5" table:formula="of:=IFERROR( IF( AND( COUNT([.E845:.H845])=3; MOD( AVERAGE([.E845:.H845]); 2)=1; MOD( AVERAGE([.I845:.L84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162" calcext:value-type="float">
            <text:p>162</text:p>
          </table:table-cell>
          <table:table-cell office:value-type="float" office:value="832" calcext:value-type="float">
            <text:p>832</text:p>
          </table:table-cell>
          <table:table-cell office:value-type="float" office:value="162" calcext:value-type="float">
            <text:p>162</text:p>
          </table:table-cell>
          <table:table-cell table:formula="of:=IF(COUNTIF([.A846:.D846];[.A846])=3;[.A846];&quot;&quot;)">
            <text:p/>
          </table:table-cell>
          <table:table-cell table:formula="of:=IF(COUNTIF([.B846:.E846];[.B846])=3;[.B846];&quot;&quot;)">
            <text:p/>
          </table:table-cell>
          <table:table-cell table:formula="of:=IF(COUNTIF([.C846:.F846];[.C846])=3;[.C846];&quot;&quot;)">
            <text:p/>
          </table:table-cell>
          <table:table-cell table:formula="of:=IF(COUNTIF([.D846:.G846];[.D846])=3;[.D846];&quot;&quot;)">
            <text:p/>
          </table:table-cell>
          <table:table-cell table:formula="of:=IF(COUNTIF([.A846:.D846];[.A846])=3;&quot;&quot;;[.A846])" office:value-type="float" office:value="21" calcext:value-type="float">
            <text:p>21</text:p>
          </table:table-cell>
          <table:table-cell table:formula="of:=IF(COUNTIF([.B846:.E846];[.B846])=3;&quot;&quot;;[.B846])" office:value-type="float" office:value="162" calcext:value-type="float">
            <text:p>162</text:p>
          </table:table-cell>
          <table:table-cell table:formula="of:=IF(COUNTIF([.C846:.F846];[.C846])=3;&quot;&quot;;[.C846])" office:value-type="float" office:value="832" calcext:value-type="float">
            <text:p>832</text:p>
          </table:table-cell>
          <table:table-cell table:formula="of:=IF(COUNTIF([.D846:.G846];[.D846])=3;&quot;&quot;;[.D846])" office:value-type="float" office:value="162" calcext:value-type="float">
            <text:p>162</text:p>
          </table:table-cell>
          <table:table-cell table:style-name="ce5" table:formula="of:=IFERROR( IF( AND( COUNT([.E846:.H846])=3; MOD( AVERAGE([.E846:.H846]); 2)=1; MOD( AVERAGE([.I846:.L84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office:value-type="float" office:value="925" calcext:value-type="float">
            <text:p>925</text:p>
          </table:table-cell>
          <table:table-cell office:value-type="float" office:value="556" calcext:value-type="float">
            <text:p>556</text:p>
          </table:table-cell>
          <table:table-cell office:value-type="float" office:value="925" calcext:value-type="float">
            <text:p>925</text:p>
          </table:table-cell>
          <table:table-cell table:formula="of:=IF(COUNTIF([.A847:.D847];[.A847])=3;[.A847];&quot;&quot;)">
            <text:p/>
          </table:table-cell>
          <table:table-cell table:formula="of:=IF(COUNTIF([.B847:.E847];[.B847])=3;[.B847];&quot;&quot;)">
            <text:p/>
          </table:table-cell>
          <table:table-cell table:formula="of:=IF(COUNTIF([.C847:.F847];[.C847])=3;[.C847];&quot;&quot;)">
            <text:p/>
          </table:table-cell>
          <table:table-cell table:formula="of:=IF(COUNTIF([.D847:.G847];[.D847])=3;[.D847];&quot;&quot;)">
            <text:p/>
          </table:table-cell>
          <table:table-cell table:formula="of:=IF(COUNTIF([.A847:.D847];[.A847])=3;&quot;&quot;;[.A847])" office:value-type="float" office:value="585" calcext:value-type="float">
            <text:p>585</text:p>
          </table:table-cell>
          <table:table-cell table:formula="of:=IF(COUNTIF([.B847:.E847];[.B847])=3;&quot;&quot;;[.B847])" office:value-type="float" office:value="925" calcext:value-type="float">
            <text:p>925</text:p>
          </table:table-cell>
          <table:table-cell table:formula="of:=IF(COUNTIF([.C847:.F847];[.C847])=3;&quot;&quot;;[.C847])" office:value-type="float" office:value="556" calcext:value-type="float">
            <text:p>556</text:p>
          </table:table-cell>
          <table:table-cell table:formula="of:=IF(COUNTIF([.D847:.G847];[.D847])=3;&quot;&quot;;[.D847])" office:value-type="float" office:value="925" calcext:value-type="float">
            <text:p>925</text:p>
          </table:table-cell>
          <table:table-cell table:style-name="ce5" table:formula="of:=IFERROR( IF( AND( COUNT([.E847:.H847])=3; MOD( AVERAGE([.E847:.H847]); 2)=1; MOD( AVERAGE([.I847:.L84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office:value-type="float" office:value="167" calcext:value-type="float">
            <text:p>167</text:p>
          </table:table-cell>
          <table:table-cell office:value-type="float" office:value="715" calcext:value-type="float">
            <text:p>715</text:p>
          </table:table-cell>
          <table:table-cell office:value-type="float" office:value="711" calcext:value-type="float">
            <text:p>711</text:p>
          </table:table-cell>
          <table:table-cell table:formula="of:=IF(COUNTIF([.A848:.D848];[.A848])=3;[.A848];&quot;&quot;)">
            <text:p/>
          </table:table-cell>
          <table:table-cell table:formula="of:=IF(COUNTIF([.B848:.E848];[.B848])=3;[.B848];&quot;&quot;)">
            <text:p/>
          </table:table-cell>
          <table:table-cell table:formula="of:=IF(COUNTIF([.C848:.F848];[.C848])=3;[.C848];&quot;&quot;)">
            <text:p/>
          </table:table-cell>
          <table:table-cell table:formula="of:=IF(COUNTIF([.D848:.G848];[.D848])=3;[.D848];&quot;&quot;)">
            <text:p/>
          </table:table-cell>
          <table:table-cell table:formula="of:=IF(COUNTIF([.A848:.D848];[.A848])=3;&quot;&quot;;[.A848])" office:value-type="float" office:value="218" calcext:value-type="float">
            <text:p>218</text:p>
          </table:table-cell>
          <table:table-cell table:formula="of:=IF(COUNTIF([.B848:.E848];[.B848])=3;&quot;&quot;;[.B848])" office:value-type="float" office:value="167" calcext:value-type="float">
            <text:p>167</text:p>
          </table:table-cell>
          <table:table-cell table:formula="of:=IF(COUNTIF([.C848:.F848];[.C848])=3;&quot;&quot;;[.C848])" office:value-type="float" office:value="715" calcext:value-type="float">
            <text:p>715</text:p>
          </table:table-cell>
          <table:table-cell table:formula="of:=IF(COUNTIF([.D848:.G848];[.D848])=3;&quot;&quot;;[.D848])" office:value-type="float" office:value="711" calcext:value-type="float">
            <text:p>711</text:p>
          </table:table-cell>
          <table:table-cell table:style-name="ce5" table:formula="of:=IFERROR( IF( AND( COUNT([.E848:.H848])=3; MOD( AVERAGE([.E848:.H848]); 2)=1; MOD( AVERAGE([.I848:.L84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office:value-type="float" office:value="846" calcext:value-type="float">
            <text:p>846</text:p>
          </table:table-cell>
          <table:table-cell office:value-type="float" office:value="533" calcext:value-type="float">
            <text:p>533</text:p>
          </table:table-cell>
          <table:table-cell office:value-type="float" office:value="503" calcext:value-type="float">
            <text:p>503</text:p>
          </table:table-cell>
          <table:table-cell table:formula="of:=IF(COUNTIF([.A849:.D849];[.A849])=3;[.A849];&quot;&quot;)">
            <text:p/>
          </table:table-cell>
          <table:table-cell table:formula="of:=IF(COUNTIF([.B849:.E849];[.B849])=3;[.B849];&quot;&quot;)">
            <text:p/>
          </table:table-cell>
          <table:table-cell table:formula="of:=IF(COUNTIF([.C849:.F849];[.C849])=3;[.C849];&quot;&quot;)">
            <text:p/>
          </table:table-cell>
          <table:table-cell table:formula="of:=IF(COUNTIF([.D849:.G849];[.D849])=3;[.D849];&quot;&quot;)">
            <text:p/>
          </table:table-cell>
          <table:table-cell table:formula="of:=IF(COUNTIF([.A849:.D849];[.A849])=3;&quot;&quot;;[.A849])" office:value-type="float" office:value="631" calcext:value-type="float">
            <text:p>631</text:p>
          </table:table-cell>
          <table:table-cell table:formula="of:=IF(COUNTIF([.B849:.E849];[.B849])=3;&quot;&quot;;[.B849])" office:value-type="float" office:value="846" calcext:value-type="float">
            <text:p>846</text:p>
          </table:table-cell>
          <table:table-cell table:formula="of:=IF(COUNTIF([.C849:.F849];[.C849])=3;&quot;&quot;;[.C849])" office:value-type="float" office:value="533" calcext:value-type="float">
            <text:p>533</text:p>
          </table:table-cell>
          <table:table-cell table:formula="of:=IF(COUNTIF([.D849:.G849];[.D849])=3;&quot;&quot;;[.D849])" office:value-type="float" office:value="503" calcext:value-type="float">
            <text:p>503</text:p>
          </table:table-cell>
          <table:table-cell table:style-name="ce5" table:formula="of:=IFERROR( IF( AND( COUNT([.E849:.H849])=3; MOD( AVERAGE([.E849:.H849]); 2)=1; MOD( AVERAGE([.I849:.L84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36" calcext:value-type="float">
            <text:p>936</text:p>
          </table:table-cell>
          <table:table-cell office:value-type="float" office:value="414" calcext:value-type="float">
            <text:p>414</text:p>
          </table:table-cell>
          <table:table-cell office:value-type="float" office:value="563" calcext:value-type="float">
            <text:p>563</text:p>
          </table:table-cell>
          <table:table-cell office:value-type="float" office:value="679" calcext:value-type="float">
            <text:p>679</text:p>
          </table:table-cell>
          <table:table-cell table:formula="of:=IF(COUNTIF([.A850:.D850];[.A850])=3;[.A850];&quot;&quot;)">
            <text:p/>
          </table:table-cell>
          <table:table-cell table:formula="of:=IF(COUNTIF([.B850:.E850];[.B850])=3;[.B850];&quot;&quot;)">
            <text:p/>
          </table:table-cell>
          <table:table-cell table:formula="of:=IF(COUNTIF([.C850:.F850];[.C850])=3;[.C850];&quot;&quot;)">
            <text:p/>
          </table:table-cell>
          <table:table-cell table:formula="of:=IF(COUNTIF([.D850:.G850];[.D850])=3;[.D850];&quot;&quot;)">
            <text:p/>
          </table:table-cell>
          <table:table-cell table:formula="of:=IF(COUNTIF([.A850:.D850];[.A850])=3;&quot;&quot;;[.A850])" office:value-type="float" office:value="936" calcext:value-type="float">
            <text:p>936</text:p>
          </table:table-cell>
          <table:table-cell table:formula="of:=IF(COUNTIF([.B850:.E850];[.B850])=3;&quot;&quot;;[.B850])" office:value-type="float" office:value="414" calcext:value-type="float">
            <text:p>414</text:p>
          </table:table-cell>
          <table:table-cell table:formula="of:=IF(COUNTIF([.C850:.F850];[.C850])=3;&quot;&quot;;[.C850])" office:value-type="float" office:value="563" calcext:value-type="float">
            <text:p>563</text:p>
          </table:table-cell>
          <table:table-cell table:formula="of:=IF(COUNTIF([.D850:.G850];[.D850])=3;&quot;&quot;;[.D850])" office:value-type="float" office:value="679" calcext:value-type="float">
            <text:p>679</text:p>
          </table:table-cell>
          <table:table-cell table:style-name="ce5" table:formula="of:=IFERROR( IF( AND( COUNT([.E850:.H850])=3; MOD( AVERAGE([.E850:.H850]); 2)=1; MOD( AVERAGE([.I850:.L85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office:value-type="float" office:value="421" calcext:value-type="float">
            <text:p>421</text:p>
          </table:table-cell>
          <table:table-cell office:value-type="float" office:value="667" calcext:value-type="float">
            <text:p>667</text:p>
          </table:table-cell>
          <table:table-cell office:value-type="float" office:value="621" calcext:value-type="float">
            <text:p>621</text:p>
          </table:table-cell>
          <table:table-cell table:formula="of:=IF(COUNTIF([.A851:.D851];[.A851])=3;[.A851];&quot;&quot;)">
            <text:p/>
          </table:table-cell>
          <table:table-cell table:formula="of:=IF(COUNTIF([.B851:.E851];[.B851])=3;[.B851];&quot;&quot;)">
            <text:p/>
          </table:table-cell>
          <table:table-cell table:formula="of:=IF(COUNTIF([.C851:.F851];[.C851])=3;[.C851];&quot;&quot;)">
            <text:p/>
          </table:table-cell>
          <table:table-cell table:formula="of:=IF(COUNTIF([.D851:.G851];[.D851])=3;[.D851];&quot;&quot;)">
            <text:p/>
          </table:table-cell>
          <table:table-cell table:formula="of:=IF(COUNTIF([.A851:.D851];[.A851])=3;&quot;&quot;;[.A851])" office:value-type="float" office:value="313" calcext:value-type="float">
            <text:p>313</text:p>
          </table:table-cell>
          <table:table-cell table:formula="of:=IF(COUNTIF([.B851:.E851];[.B851])=3;&quot;&quot;;[.B851])" office:value-type="float" office:value="421" calcext:value-type="float">
            <text:p>421</text:p>
          </table:table-cell>
          <table:table-cell table:formula="of:=IF(COUNTIF([.C851:.F851];[.C851])=3;&quot;&quot;;[.C851])" office:value-type="float" office:value="667" calcext:value-type="float">
            <text:p>667</text:p>
          </table:table-cell>
          <table:table-cell table:formula="of:=IF(COUNTIF([.D851:.G851];[.D851])=3;&quot;&quot;;[.D851])" office:value-type="float" office:value="621" calcext:value-type="float">
            <text:p>621</text:p>
          </table:table-cell>
          <table:table-cell table:style-name="ce5" table:formula="of:=IFERROR( IF( AND( COUNT([.E851:.H851])=3; MOD( AVERAGE([.E851:.H851]); 2)=1; MOD( AVERAGE([.I851:.L85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office:value-type="float" office:value="305" calcext:value-type="float">
            <text:p>305</text:p>
          </table:table-cell>
          <table:table-cell office:value-type="float" office:value="984" calcext:value-type="float">
            <text:p>984</text:p>
          </table:table-cell>
          <table:table-cell office:value-type="float" office:value="700" calcext:value-type="float">
            <text:p>700</text:p>
          </table:table-cell>
          <table:table-cell table:formula="of:=IF(COUNTIF([.A852:.D852];[.A852])=3;[.A852];&quot;&quot;)">
            <text:p/>
          </table:table-cell>
          <table:table-cell table:formula="of:=IF(COUNTIF([.B852:.E852];[.B852])=3;[.B852];&quot;&quot;)">
            <text:p/>
          </table:table-cell>
          <table:table-cell table:formula="of:=IF(COUNTIF([.C852:.F852];[.C852])=3;[.C852];&quot;&quot;)">
            <text:p/>
          </table:table-cell>
          <table:table-cell table:formula="of:=IF(COUNTIF([.D852:.G852];[.D852])=3;[.D852];&quot;&quot;)">
            <text:p/>
          </table:table-cell>
          <table:table-cell table:formula="of:=IF(COUNTIF([.A852:.D852];[.A852])=3;&quot;&quot;;[.A852])" office:value-type="float" office:value="122" calcext:value-type="float">
            <text:p>122</text:p>
          </table:table-cell>
          <table:table-cell table:formula="of:=IF(COUNTIF([.B852:.E852];[.B852])=3;&quot;&quot;;[.B852])" office:value-type="float" office:value="305" calcext:value-type="float">
            <text:p>305</text:p>
          </table:table-cell>
          <table:table-cell table:formula="of:=IF(COUNTIF([.C852:.F852];[.C852])=3;&quot;&quot;;[.C852])" office:value-type="float" office:value="984" calcext:value-type="float">
            <text:p>984</text:p>
          </table:table-cell>
          <table:table-cell table:formula="of:=IF(COUNTIF([.D852:.G852];[.D852])=3;&quot;&quot;;[.D852])" office:value-type="float" office:value="700" calcext:value-type="float">
            <text:p>700</text:p>
          </table:table-cell>
          <table:table-cell table:style-name="ce5" table:formula="of:=IFERROR( IF( AND( COUNT([.E852:.H852])=3; MOD( AVERAGE([.E852:.H852]); 2)=1; MOD( AVERAGE([.I852:.L85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471" calcext:value-type="float">
            <text:p>471</text:p>
          </table:table-cell>
          <table:table-cell office:value-type="float" office:value="573" calcext:value-type="float">
            <text:p>573</text:p>
          </table:table-cell>
          <table:table-cell table:formula="of:=IF(COUNTIF([.A853:.D853];[.A853])=3;[.A853];&quot;&quot;)">
            <text:p/>
          </table:table-cell>
          <table:table-cell table:formula="of:=IF(COUNTIF([.B853:.E853];[.B853])=3;[.B853];&quot;&quot;)">
            <text:p/>
          </table:table-cell>
          <table:table-cell table:formula="of:=IF(COUNTIF([.C853:.F853];[.C853])=3;[.C853];&quot;&quot;)">
            <text:p/>
          </table:table-cell>
          <table:table-cell table:formula="of:=IF(COUNTIF([.D853:.G853];[.D853])=3;[.D853];&quot;&quot;)">
            <text:p/>
          </table:table-cell>
          <table:table-cell table:formula="of:=IF(COUNTIF([.A853:.D853];[.A853])=3;&quot;&quot;;[.A853])" office:value-type="float" office:value="66" calcext:value-type="float">
            <text:p>66</text:p>
          </table:table-cell>
          <table:table-cell table:formula="of:=IF(COUNTIF([.B853:.E853];[.B853])=3;&quot;&quot;;[.B853])" office:value-type="float" office:value="111" calcext:value-type="float">
            <text:p>111</text:p>
          </table:table-cell>
          <table:table-cell table:formula="of:=IF(COUNTIF([.C853:.F853];[.C853])=3;&quot;&quot;;[.C853])" office:value-type="float" office:value="471" calcext:value-type="float">
            <text:p>471</text:p>
          </table:table-cell>
          <table:table-cell table:formula="of:=IF(COUNTIF([.D853:.G853];[.D853])=3;&quot;&quot;;[.D853])" office:value-type="float" office:value="573" calcext:value-type="float">
            <text:p>573</text:p>
          </table:table-cell>
          <table:table-cell table:style-name="ce5" table:formula="of:=IFERROR( IF( AND( COUNT([.E853:.H853])=3; MOD( AVERAGE([.E853:.H853]); 2)=1; MOD( AVERAGE([.I853:.L85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office:value-type="float" office:value="498" calcext:value-type="float">
            <text:p>498</text:p>
          </table:table-cell>
          <table:table-cell table:formula="of:=IF(COUNTIF([.A854:.D854];[.A854])=3;[.A854];&quot;&quot;)">
            <text:p/>
          </table:table-cell>
          <table:table-cell table:formula="of:=IF(COUNTIF([.B854:.E854];[.B854])=3;[.B854];&quot;&quot;)">
            <text:p/>
          </table:table-cell>
          <table:table-cell table:formula="of:=IF(COUNTIF([.C854:.F854];[.C854])=3;[.C854];&quot;&quot;)">
            <text:p/>
          </table:table-cell>
          <table:table-cell table:formula="of:=IF(COUNTIF([.D854:.G854];[.D854])=3;[.D854];&quot;&quot;)">
            <text:p/>
          </table:table-cell>
          <table:table-cell table:formula="of:=IF(COUNTIF([.A854:.D854];[.A854])=3;&quot;&quot;;[.A854])" office:value-type="float" office:value="151" calcext:value-type="float">
            <text:p>151</text:p>
          </table:table-cell>
          <table:table-cell table:formula="of:=IF(COUNTIF([.B854:.E854];[.B854])=3;&quot;&quot;;[.B854])" office:value-type="float" office:value="47" calcext:value-type="float">
            <text:p>47</text:p>
          </table:table-cell>
          <table:table-cell table:formula="of:=IF(COUNTIF([.C854:.F854];[.C854])=3;&quot;&quot;;[.C854])" office:value-type="float" office:value="963" calcext:value-type="float">
            <text:p>963</text:p>
          </table:table-cell>
          <table:table-cell table:formula="of:=IF(COUNTIF([.D854:.G854];[.D854])=3;&quot;&quot;;[.D854])" office:value-type="float" office:value="498" calcext:value-type="float">
            <text:p>498</text:p>
          </table:table-cell>
          <table:table-cell table:style-name="ce5" table:formula="of:=IFERROR( IF( AND( COUNT([.E854:.H854])=3; MOD( AVERAGE([.E854:.H854]); 2)=1; MOD( AVERAGE([.I854:.L85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float" office:value="759" calcext:value-type="float">
            <text:p>759</text:p>
          </table:table-cell>
          <table:table-cell table:formula="of:=IF(COUNTIF([.A855:.D855];[.A855])=3;[.A855];&quot;&quot;)">
            <text:p/>
          </table:table-cell>
          <table:table-cell table:formula="of:=IF(COUNTIF([.B855:.E855];[.B855])=3;[.B855];&quot;&quot;)">
            <text:p/>
          </table:table-cell>
          <table:table-cell table:formula="of:=IF(COUNTIF([.C855:.F855];[.C855])=3;[.C855];&quot;&quot;)">
            <text:p/>
          </table:table-cell>
          <table:table-cell table:formula="of:=IF(COUNTIF([.D855:.G855];[.D855])=3;[.D855];&quot;&quot;)">
            <text:p/>
          </table:table-cell>
          <table:table-cell table:formula="of:=IF(COUNTIF([.A855:.D855];[.A855])=3;&quot;&quot;;[.A855])" office:value-type="float" office:value="399" calcext:value-type="float">
            <text:p>399</text:p>
          </table:table-cell>
          <table:table-cell table:formula="of:=IF(COUNTIF([.B855:.E855];[.B855])=3;&quot;&quot;;[.B855])" office:value-type="float" office:value="121" calcext:value-type="float">
            <text:p>121</text:p>
          </table:table-cell>
          <table:table-cell table:formula="of:=IF(COUNTIF([.C855:.F855];[.C855])=3;&quot;&quot;;[.C855])" office:value-type="float" office:value="36" calcext:value-type="float">
            <text:p>36</text:p>
          </table:table-cell>
          <table:table-cell table:formula="of:=IF(COUNTIF([.D855:.G855];[.D855])=3;&quot;&quot;;[.D855])" office:value-type="float" office:value="759" calcext:value-type="float">
            <text:p>759</text:p>
          </table:table-cell>
          <table:table-cell table:style-name="ce5" table:formula="of:=IFERROR( IF( AND( COUNT([.E855:.H855])=3; MOD( AVERAGE([.E855:.H855]); 2)=1; MOD( AVERAGE([.I855:.L85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office:value-type="float" office:value="251" calcext:value-type="float">
            <text:p>251</text:p>
          </table:table-cell>
          <table:table-cell office:value-type="float" office:value="282" calcext:value-type="float">
            <text:p>282</text:p>
          </table:table-cell>
          <table:table-cell office:value-type="float" office:value="784" calcext:value-type="float">
            <text:p>784</text:p>
          </table:table-cell>
          <table:table-cell table:formula="of:=IF(COUNTIF([.A856:.D856];[.A856])=3;[.A856];&quot;&quot;)">
            <text:p/>
          </table:table-cell>
          <table:table-cell table:formula="of:=IF(COUNTIF([.B856:.E856];[.B856])=3;[.B856];&quot;&quot;)">
            <text:p/>
          </table:table-cell>
          <table:table-cell table:formula="of:=IF(COUNTIF([.C856:.F856];[.C856])=3;[.C856];&quot;&quot;)">
            <text:p/>
          </table:table-cell>
          <table:table-cell table:formula="of:=IF(COUNTIF([.D856:.G856];[.D856])=3;[.D856];&quot;&quot;)">
            <text:p/>
          </table:table-cell>
          <table:table-cell table:formula="of:=IF(COUNTIF([.A856:.D856];[.A856])=3;&quot;&quot;;[.A856])" office:value-type="float" office:value="211" calcext:value-type="float">
            <text:p>211</text:p>
          </table:table-cell>
          <table:table-cell table:formula="of:=IF(COUNTIF([.B856:.E856];[.B856])=3;&quot;&quot;;[.B856])" office:value-type="float" office:value="251" calcext:value-type="float">
            <text:p>251</text:p>
          </table:table-cell>
          <table:table-cell table:formula="of:=IF(COUNTIF([.C856:.F856];[.C856])=3;&quot;&quot;;[.C856])" office:value-type="float" office:value="282" calcext:value-type="float">
            <text:p>282</text:p>
          </table:table-cell>
          <table:table-cell table:formula="of:=IF(COUNTIF([.D856:.G856];[.D856])=3;&quot;&quot;;[.D856])" office:value-type="float" office:value="784" calcext:value-type="float">
            <text:p>784</text:p>
          </table:table-cell>
          <table:table-cell table:style-name="ce5" table:formula="of:=IFERROR( IF( AND( COUNT([.E856:.H856])=3; MOD( AVERAGE([.E856:.H856]); 2)=1; MOD( AVERAGE([.I856:.L85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office:value-type="float" office:value="233" calcext:value-type="float">
            <text:p>233</text:p>
          </table:table-cell>
          <table:table-cell office:value-type="float" office:value="740" calcext:value-type="float">
            <text:p>740</text:p>
          </table:table-cell>
          <table:table-cell office:value-type="float" office:value="692" calcext:value-type="float">
            <text:p>692</text:p>
          </table:table-cell>
          <table:table-cell table:formula="of:=IF(COUNTIF([.A857:.D857];[.A857])=3;[.A857];&quot;&quot;)">
            <text:p/>
          </table:table-cell>
          <table:table-cell table:formula="of:=IF(COUNTIF([.B857:.E857];[.B857])=3;[.B857];&quot;&quot;)">
            <text:p/>
          </table:table-cell>
          <table:table-cell table:formula="of:=IF(COUNTIF([.C857:.F857];[.C857])=3;[.C857];&quot;&quot;)">
            <text:p/>
          </table:table-cell>
          <table:table-cell table:formula="of:=IF(COUNTIF([.D857:.G857];[.D857])=3;[.D857];&quot;&quot;)">
            <text:p/>
          </table:table-cell>
          <table:table-cell table:formula="of:=IF(COUNTIF([.A857:.D857];[.A857])=3;&quot;&quot;;[.A857])" office:value-type="float" office:value="767" calcext:value-type="float">
            <text:p>767</text:p>
          </table:table-cell>
          <table:table-cell table:formula="of:=IF(COUNTIF([.B857:.E857];[.B857])=3;&quot;&quot;;[.B857])" office:value-type="float" office:value="233" calcext:value-type="float">
            <text:p>233</text:p>
          </table:table-cell>
          <table:table-cell table:formula="of:=IF(COUNTIF([.C857:.F857];[.C857])=3;&quot;&quot;;[.C857])" office:value-type="float" office:value="740" calcext:value-type="float">
            <text:p>740</text:p>
          </table:table-cell>
          <table:table-cell table:formula="of:=IF(COUNTIF([.D857:.G857];[.D857])=3;&quot;&quot;;[.D857])" office:value-type="float" office:value="692" calcext:value-type="float">
            <text:p>692</text:p>
          </table:table-cell>
          <table:table-cell table:style-name="ce5" table:formula="of:=IFERROR( IF( AND( COUNT([.E857:.H857])=3; MOD( AVERAGE([.E857:.H857]); 2)=1; MOD( AVERAGE([.I857:.L85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office:value-type="float" office:value="226" calcext:value-type="float">
            <text:p>226</text:p>
          </table:table-cell>
          <table:table-cell office:value-type="float" office:value="515" calcext:value-type="float">
            <text:p>515</text:p>
          </table:table-cell>
          <table:table-cell office:value-type="float" office:value="559" calcext:value-type="float">
            <text:p>559</text:p>
          </table:table-cell>
          <table:table-cell table:formula="of:=IF(COUNTIF([.A858:.D858];[.A858])=3;[.A858];&quot;&quot;)">
            <text:p/>
          </table:table-cell>
          <table:table-cell table:formula="of:=IF(COUNTIF([.B858:.E858];[.B858])=3;[.B858];&quot;&quot;)">
            <text:p/>
          </table:table-cell>
          <table:table-cell table:formula="of:=IF(COUNTIF([.C858:.F858];[.C858])=3;[.C858];&quot;&quot;)">
            <text:p/>
          </table:table-cell>
          <table:table-cell table:formula="of:=IF(COUNTIF([.D858:.G858];[.D858])=3;[.D858];&quot;&quot;)">
            <text:p/>
          </table:table-cell>
          <table:table-cell table:formula="of:=IF(COUNTIF([.A858:.D858];[.A858])=3;&quot;&quot;;[.A858])" office:value-type="float" office:value="500" calcext:value-type="float">
            <text:p>500</text:p>
          </table:table-cell>
          <table:table-cell table:formula="of:=IF(COUNTIF([.B858:.E858];[.B858])=3;&quot;&quot;;[.B858])" office:value-type="float" office:value="226" calcext:value-type="float">
            <text:p>226</text:p>
          </table:table-cell>
          <table:table-cell table:formula="of:=IF(COUNTIF([.C858:.F858];[.C858])=3;&quot;&quot;;[.C858])" office:value-type="float" office:value="515" calcext:value-type="float">
            <text:p>515</text:p>
          </table:table-cell>
          <table:table-cell table:formula="of:=IF(COUNTIF([.D858:.G858];[.D858])=3;&quot;&quot;;[.D858])" office:value-type="float" office:value="559" calcext:value-type="float">
            <text:p>559</text:p>
          </table:table-cell>
          <table:table-cell table:style-name="ce5" table:formula="of:=IFERROR( IF( AND( COUNT([.E858:.H858])=3; MOD( AVERAGE([.E858:.H858]); 2)=1; MOD( AVERAGE([.I858:.L85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office:value-type="float" office:value="337" calcext:value-type="float">
            <text:p>337</text:p>
          </table:table-cell>
          <table:table-cell office:value-type="float" office:value="794" calcext:value-type="float">
            <text:p>794</text:p>
          </table:table-cell>
          <table:table-cell office:value-type="float" office:value="249" calcext:value-type="float">
            <text:p>249</text:p>
          </table:table-cell>
          <table:table-cell table:formula="of:=IF(COUNTIF([.A859:.D859];[.A859])=3;[.A859];&quot;&quot;)">
            <text:p/>
          </table:table-cell>
          <table:table-cell table:formula="of:=IF(COUNTIF([.B859:.E859];[.B859])=3;[.B859];&quot;&quot;)">
            <text:p/>
          </table:table-cell>
          <table:table-cell table:formula="of:=IF(COUNTIF([.C859:.F859];[.C859])=3;[.C859];&quot;&quot;)">
            <text:p/>
          </table:table-cell>
          <table:table-cell table:formula="of:=IF(COUNTIF([.D859:.G859];[.D859])=3;[.D859];&quot;&quot;)">
            <text:p/>
          </table:table-cell>
          <table:table-cell table:formula="of:=IF(COUNTIF([.A859:.D859];[.A859])=3;&quot;&quot;;[.A859])" office:value-type="float" office:value="805" calcext:value-type="float">
            <text:p>805</text:p>
          </table:table-cell>
          <table:table-cell table:formula="of:=IF(COUNTIF([.B859:.E859];[.B859])=3;&quot;&quot;;[.B859])" office:value-type="float" office:value="337" calcext:value-type="float">
            <text:p>337</text:p>
          </table:table-cell>
          <table:table-cell table:formula="of:=IF(COUNTIF([.C859:.F859];[.C859])=3;&quot;&quot;;[.C859])" office:value-type="float" office:value="794" calcext:value-type="float">
            <text:p>794</text:p>
          </table:table-cell>
          <table:table-cell table:formula="of:=IF(COUNTIF([.D859:.G859];[.D859])=3;&quot;&quot;;[.D859])" office:value-type="float" office:value="249" calcext:value-type="float">
            <text:p>249</text:p>
          </table:table-cell>
          <table:table-cell table:style-name="ce5" table:formula="of:=IFERROR( IF( AND( COUNT([.E859:.H859])=3; MOD( AVERAGE([.E859:.H859]); 2)=1; MOD( AVERAGE([.I859:.L85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office:value-type="float" office:value="334" calcext:value-type="float">
            <text:p>334</text:p>
          </table:table-cell>
          <table:table-cell office:value-type="float" office:value="321" calcext:value-type="float">
            <text:p>321</text:p>
          </table:table-cell>
          <table:table-cell office:value-type="float" office:value="347" calcext:value-type="float">
            <text:p>347</text:p>
          </table:table-cell>
          <table:table-cell table:formula="of:=IF(COUNTIF([.A860:.D860];[.A860])=3;[.A860];&quot;&quot;)">
            <text:p/>
          </table:table-cell>
          <table:table-cell table:formula="of:=IF(COUNTIF([.B860:.E860];[.B860])=3;[.B860];&quot;&quot;)">
            <text:p/>
          </table:table-cell>
          <table:table-cell table:formula="of:=IF(COUNTIF([.C860:.F860];[.C860])=3;[.C860];&quot;&quot;)">
            <text:p/>
          </table:table-cell>
          <table:table-cell table:formula="of:=IF(COUNTIF([.D860:.G860];[.D860])=3;[.D860];&quot;&quot;)">
            <text:p/>
          </table:table-cell>
          <table:table-cell table:formula="of:=IF(COUNTIF([.A860:.D860];[.A860])=3;&quot;&quot;;[.A860])" office:value-type="float" office:value="358" calcext:value-type="float">
            <text:p>358</text:p>
          </table:table-cell>
          <table:table-cell table:formula="of:=IF(COUNTIF([.B860:.E860];[.B860])=3;&quot;&quot;;[.B860])" office:value-type="float" office:value="334" calcext:value-type="float">
            <text:p>334</text:p>
          </table:table-cell>
          <table:table-cell table:formula="of:=IF(COUNTIF([.C860:.F860];[.C860])=3;&quot;&quot;;[.C860])" office:value-type="float" office:value="321" calcext:value-type="float">
            <text:p>321</text:p>
          </table:table-cell>
          <table:table-cell table:formula="of:=IF(COUNTIF([.D860:.G860];[.D860])=3;&quot;&quot;;[.D860])" office:value-type="float" office:value="347" calcext:value-type="float">
            <text:p>347</text:p>
          </table:table-cell>
          <table:table-cell table:style-name="ce5" table:formula="of:=IFERROR( IF( AND( COUNT([.E860:.H860])=3; MOD( AVERAGE([.E860:.H860]); 2)=1; MOD( AVERAGE([.I860:.L86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98" calcext:value-type="float">
            <text:p>798</text:p>
          </table:table-cell>
          <table:table-cell office:value-type="float" office:value="15" calcext:value-type="float">
            <text:p>15</text:p>
          </table:table-cell>
          <table:table-cell office:value-type="float" office:value="798" calcext:value-type="float">
            <text:p>798</text:p>
          </table:table-cell>
          <table:table-cell table:formula="of:=IF(COUNTIF([.A861:.D861];[.A861])=3;[.A861];&quot;&quot;)">
            <text:p/>
          </table:table-cell>
          <table:table-cell table:formula="of:=IF(COUNTIF([.B861:.E861];[.B861])=3;[.B861];&quot;&quot;)">
            <text:p/>
          </table:table-cell>
          <table:table-cell table:formula="of:=IF(COUNTIF([.C861:.F861];[.C861])=3;[.C861];&quot;&quot;)">
            <text:p/>
          </table:table-cell>
          <table:table-cell table:formula="of:=IF(COUNTIF([.D861:.G861];[.D861])=3;[.D861];&quot;&quot;)">
            <text:p/>
          </table:table-cell>
          <table:table-cell table:formula="of:=IF(COUNTIF([.A861:.D861];[.A861])=3;&quot;&quot;;[.A861])" office:value-type="float" office:value="807" calcext:value-type="float">
            <text:p>807</text:p>
          </table:table-cell>
          <table:table-cell table:formula="of:=IF(COUNTIF([.B861:.E861];[.B861])=3;&quot;&quot;;[.B861])" office:value-type="float" office:value="798" calcext:value-type="float">
            <text:p>798</text:p>
          </table:table-cell>
          <table:table-cell table:formula="of:=IF(COUNTIF([.C861:.F861];[.C861])=3;&quot;&quot;;[.C861])" office:value-type="float" office:value="15" calcext:value-type="float">
            <text:p>15</text:p>
          </table:table-cell>
          <table:table-cell table:formula="of:=IF(COUNTIF([.D861:.G861];[.D861])=3;&quot;&quot;;[.D861])" office:value-type="float" office:value="798" calcext:value-type="float">
            <text:p>798</text:p>
          </table:table-cell>
          <table:table-cell table:style-name="ce5" table:formula="of:=IFERROR( IF( AND( COUNT([.E861:.H861])=3; MOD( AVERAGE([.E861:.H861]); 2)=1; MOD( AVERAGE([.I861:.L86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93" calcext:value-type="float">
            <text:p>893</text:p>
          </table:table-cell>
          <table:table-cell office:value-type="float" office:value="297" calcext:value-type="float">
            <text:p>297</text:p>
          </table:table-cell>
          <table:table-cell office:value-type="float" office:value="653" calcext:value-type="float">
            <text:p>653</text:p>
          </table:table-cell>
          <table:table-cell office:value-type="float" office:value="817" calcext:value-type="float">
            <text:p>817</text:p>
          </table:table-cell>
          <table:table-cell table:formula="of:=IF(COUNTIF([.A862:.D862];[.A862])=3;[.A862];&quot;&quot;)">
            <text:p/>
          </table:table-cell>
          <table:table-cell table:formula="of:=IF(COUNTIF([.B862:.E862];[.B862])=3;[.B862];&quot;&quot;)">
            <text:p/>
          </table:table-cell>
          <table:table-cell table:formula="of:=IF(COUNTIF([.C862:.F862];[.C862])=3;[.C862];&quot;&quot;)">
            <text:p/>
          </table:table-cell>
          <table:table-cell table:formula="of:=IF(COUNTIF([.D862:.G862];[.D862])=3;[.D862];&quot;&quot;)">
            <text:p/>
          </table:table-cell>
          <table:table-cell table:formula="of:=IF(COUNTIF([.A862:.D862];[.A862])=3;&quot;&quot;;[.A862])" office:value-type="float" office:value="893" calcext:value-type="float">
            <text:p>893</text:p>
          </table:table-cell>
          <table:table-cell table:formula="of:=IF(COUNTIF([.B862:.E862];[.B862])=3;&quot;&quot;;[.B862])" office:value-type="float" office:value="297" calcext:value-type="float">
            <text:p>297</text:p>
          </table:table-cell>
          <table:table-cell table:formula="of:=IF(COUNTIF([.C862:.F862];[.C862])=3;&quot;&quot;;[.C862])" office:value-type="float" office:value="653" calcext:value-type="float">
            <text:p>653</text:p>
          </table:table-cell>
          <table:table-cell table:formula="of:=IF(COUNTIF([.D862:.G862];[.D862])=3;&quot;&quot;;[.D862])" office:value-type="float" office:value="817" calcext:value-type="float">
            <text:p>817</text:p>
          </table:table-cell>
          <table:table-cell table:style-name="ce5" table:formula="of:=IFERROR( IF( AND( COUNT([.E862:.H862])=3; MOD( AVERAGE([.E862:.H862]); 2)=1; MOD( AVERAGE([.I862:.L86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69" calcext:value-type="float">
            <text:p>769</text:p>
          </table:table-cell>
          <table:table-cell table:number-columns-repeated="2" office:value-type="float" office:value="671" calcext:value-type="float">
            <text:p>671</text:p>
          </table:table-cell>
          <table:table-cell office:value-type="float" office:value="663" calcext:value-type="float">
            <text:p>663</text:p>
          </table:table-cell>
          <table:table-cell table:formula="of:=IF(COUNTIF([.A863:.D863];[.A863])=3;[.A863];&quot;&quot;)">
            <text:p/>
          </table:table-cell>
          <table:table-cell table:formula="of:=IF(COUNTIF([.B863:.E863];[.B863])=3;[.B863];&quot;&quot;)">
            <text:p/>
          </table:table-cell>
          <table:table-cell table:formula="of:=IF(COUNTIF([.C863:.F863];[.C863])=3;[.C863];&quot;&quot;)">
            <text:p/>
          </table:table-cell>
          <table:table-cell table:formula="of:=IF(COUNTIF([.D863:.G863];[.D863])=3;[.D863];&quot;&quot;)">
            <text:p/>
          </table:table-cell>
          <table:table-cell table:formula="of:=IF(COUNTIF([.A863:.D863];[.A863])=3;&quot;&quot;;[.A863])" office:value-type="float" office:value="769" calcext:value-type="float">
            <text:p>769</text:p>
          </table:table-cell>
          <table:table-cell table:formula="of:=IF(COUNTIF([.B863:.E863];[.B863])=3;&quot;&quot;;[.B863])" office:value-type="float" office:value="671" calcext:value-type="float">
            <text:p>671</text:p>
          </table:table-cell>
          <table:table-cell table:formula="of:=IF(COUNTIF([.C863:.F863];[.C863])=3;&quot;&quot;;[.C863])" office:value-type="float" office:value="671" calcext:value-type="float">
            <text:p>671</text:p>
          </table:table-cell>
          <table:table-cell table:formula="of:=IF(COUNTIF([.D863:.G863];[.D863])=3;&quot;&quot;;[.D863])" office:value-type="float" office:value="663" calcext:value-type="float">
            <text:p>663</text:p>
          </table:table-cell>
          <table:table-cell table:style-name="ce5" table:formula="of:=IFERROR( IF( AND( COUNT([.E863:.H863])=3; MOD( AVERAGE([.E863:.H863]); 2)=1; MOD( AVERAGE([.I863:.L86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office:value-type="float" office:value="700" calcext:value-type="float">
            <text:p>700</text:p>
          </table:table-cell>
          <table:table-cell office:value-type="float" office:value="887" calcext:value-type="float">
            <text:p>887</text:p>
          </table:table-cell>
          <table:table-cell office:value-type="float" office:value="202" calcext:value-type="float">
            <text:p>202</text:p>
          </table:table-cell>
          <table:table-cell table:formula="of:=IF(COUNTIF([.A864:.D864];[.A864])=3;[.A864];&quot;&quot;)">
            <text:p/>
          </table:table-cell>
          <table:table-cell table:formula="of:=IF(COUNTIF([.B864:.E864];[.B864])=3;[.B864];&quot;&quot;)">
            <text:p/>
          </table:table-cell>
          <table:table-cell table:formula="of:=IF(COUNTIF([.C864:.F864];[.C864])=3;[.C864];&quot;&quot;)">
            <text:p/>
          </table:table-cell>
          <table:table-cell table:formula="of:=IF(COUNTIF([.D864:.G864];[.D864])=3;[.D864];&quot;&quot;)">
            <text:p/>
          </table:table-cell>
          <table:table-cell table:formula="of:=IF(COUNTIF([.A864:.D864];[.A864])=3;&quot;&quot;;[.A864])" office:value-type="float" office:value="493" calcext:value-type="float">
            <text:p>493</text:p>
          </table:table-cell>
          <table:table-cell table:formula="of:=IF(COUNTIF([.B864:.E864];[.B864])=3;&quot;&quot;;[.B864])" office:value-type="float" office:value="700" calcext:value-type="float">
            <text:p>700</text:p>
          </table:table-cell>
          <table:table-cell table:formula="of:=IF(COUNTIF([.C864:.F864];[.C864])=3;&quot;&quot;;[.C864])" office:value-type="float" office:value="887" calcext:value-type="float">
            <text:p>887</text:p>
          </table:table-cell>
          <table:table-cell table:formula="of:=IF(COUNTIF([.D864:.G864];[.D864])=3;&quot;&quot;;[.D864])" office:value-type="float" office:value="202" calcext:value-type="float">
            <text:p>202</text:p>
          </table:table-cell>
          <table:table-cell table:style-name="ce5" table:formula="of:=IFERROR( IF( AND( COUNT([.E864:.H864])=3; MOD( AVERAGE([.E864:.H864]); 2)=1; MOD( AVERAGE([.I864:.L86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63" calcext:value-type="float">
            <text:p>863</text:p>
          </table:table-cell>
          <table:table-cell office:value-type="float" office:value="326" calcext:value-type="float">
            <text:p>326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table:formula="of:=IF(COUNTIF([.A865:.D865];[.A865])=3;[.A865];&quot;&quot;)">
            <text:p/>
          </table:table-cell>
          <table:table-cell table:formula="of:=IF(COUNTIF([.B865:.E865];[.B865])=3;[.B865];&quot;&quot;)">
            <text:p/>
          </table:table-cell>
          <table:table-cell table:formula="of:=IF(COUNTIF([.C865:.F865];[.C865])=3;[.C865];&quot;&quot;)">
            <text:p/>
          </table:table-cell>
          <table:table-cell table:formula="of:=IF(COUNTIF([.D865:.G865];[.D865])=3;[.D865];&quot;&quot;)">
            <text:p/>
          </table:table-cell>
          <table:table-cell table:formula="of:=IF(COUNTIF([.A865:.D865];[.A865])=3;&quot;&quot;;[.A865])" office:value-type="float" office:value="863" calcext:value-type="float">
            <text:p>863</text:p>
          </table:table-cell>
          <table:table-cell table:formula="of:=IF(COUNTIF([.B865:.E865];[.B865])=3;&quot;&quot;;[.B865])" office:value-type="float" office:value="326" calcext:value-type="float">
            <text:p>326</text:p>
          </table:table-cell>
          <table:table-cell table:formula="of:=IF(COUNTIF([.C865:.F865];[.C865])=3;&quot;&quot;;[.C865])" office:value-type="float" office:value="182" calcext:value-type="float">
            <text:p>182</text:p>
          </table:table-cell>
          <table:table-cell table:formula="of:=IF(COUNTIF([.D865:.G865];[.D865])=3;&quot;&quot;;[.D865])" office:value-type="float" office:value="196" calcext:value-type="float">
            <text:p>196</text:p>
          </table:table-cell>
          <table:table-cell table:style-name="ce5" table:formula="of:=IFERROR( IF( AND( COUNT([.E865:.H865])=3; MOD( AVERAGE([.E865:.H865]); 2)=1; MOD( AVERAGE([.I865:.L86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office:value-type="float" office:value="291" calcext:value-type="float">
            <text:p>291</text:p>
          </table:table-cell>
          <table:table-cell office:value-type="float" office:value="823" calcext:value-type="float">
            <text:p>823</text:p>
          </table:table-cell>
          <table:table-cell office:value-type="float" office:value="517" calcext:value-type="float">
            <text:p>517</text:p>
          </table:table-cell>
          <table:table-cell table:formula="of:=IF(COUNTIF([.A866:.D866];[.A866])=3;[.A866];&quot;&quot;)">
            <text:p/>
          </table:table-cell>
          <table:table-cell table:formula="of:=IF(COUNTIF([.B866:.E866];[.B866])=3;[.B866];&quot;&quot;)">
            <text:p/>
          </table:table-cell>
          <table:table-cell table:formula="of:=IF(COUNTIF([.C866:.F866];[.C866])=3;[.C866];&quot;&quot;)">
            <text:p/>
          </table:table-cell>
          <table:table-cell table:formula="of:=IF(COUNTIF([.D866:.G866];[.D866])=3;[.D866];&quot;&quot;)">
            <text:p/>
          </table:table-cell>
          <table:table-cell table:formula="of:=IF(COUNTIF([.A866:.D866];[.A866])=3;&quot;&quot;;[.A866])" office:value-type="float" office:value="676" calcext:value-type="float">
            <text:p>676</text:p>
          </table:table-cell>
          <table:table-cell table:formula="of:=IF(COUNTIF([.B866:.E866];[.B866])=3;&quot;&quot;;[.B866])" office:value-type="float" office:value="291" calcext:value-type="float">
            <text:p>291</text:p>
          </table:table-cell>
          <table:table-cell table:formula="of:=IF(COUNTIF([.C866:.F866];[.C866])=3;&quot;&quot;;[.C866])" office:value-type="float" office:value="823" calcext:value-type="float">
            <text:p>823</text:p>
          </table:table-cell>
          <table:table-cell table:formula="of:=IF(COUNTIF([.D866:.G866];[.D866])=3;&quot;&quot;;[.D866])" office:value-type="float" office:value="517" calcext:value-type="float">
            <text:p>517</text:p>
          </table:table-cell>
          <table:table-cell table:style-name="ce5" table:formula="of:=IFERROR( IF( AND( COUNT([.E866:.H866])=3; MOD( AVERAGE([.E866:.H866]); 2)=1; MOD( AVERAGE([.I866:.L86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office:value-type="float" office:value="118" calcext:value-type="float">
            <text:p>118</text:p>
          </table:table-cell>
          <table:table-cell office:value-type="float" office:value="406" calcext:value-type="float">
            <text:p>406</text:p>
          </table:table-cell>
          <table:table-cell office:value-type="float" office:value="276" calcext:value-type="float">
            <text:p>276</text:p>
          </table:table-cell>
          <table:table-cell table:formula="of:=IF(COUNTIF([.A867:.D867];[.A867])=3;[.A867];&quot;&quot;)">
            <text:p/>
          </table:table-cell>
          <table:table-cell table:formula="of:=IF(COUNTIF([.B867:.E867];[.B867])=3;[.B867];&quot;&quot;)">
            <text:p/>
          </table:table-cell>
          <table:table-cell table:formula="of:=IF(COUNTIF([.C867:.F867];[.C867])=3;[.C867];&quot;&quot;)">
            <text:p/>
          </table:table-cell>
          <table:table-cell table:formula="of:=IF(COUNTIF([.D867:.G867];[.D867])=3;[.D867];&quot;&quot;)">
            <text:p/>
          </table:table-cell>
          <table:table-cell table:formula="of:=IF(COUNTIF([.A867:.D867];[.A867])=3;&quot;&quot;;[.A867])" office:value-type="float" office:value="308" calcext:value-type="float">
            <text:p>308</text:p>
          </table:table-cell>
          <table:table-cell table:formula="of:=IF(COUNTIF([.B867:.E867];[.B867])=3;&quot;&quot;;[.B867])" office:value-type="float" office:value="118" calcext:value-type="float">
            <text:p>118</text:p>
          </table:table-cell>
          <table:table-cell table:formula="of:=IF(COUNTIF([.C867:.F867];[.C867])=3;&quot;&quot;;[.C867])" office:value-type="float" office:value="406" calcext:value-type="float">
            <text:p>406</text:p>
          </table:table-cell>
          <table:table-cell table:formula="of:=IF(COUNTIF([.D867:.G867];[.D867])=3;&quot;&quot;;[.D867])" office:value-type="float" office:value="276" calcext:value-type="float">
            <text:p>276</text:p>
          </table:table-cell>
          <table:table-cell table:style-name="ce5" table:formula="of:=IFERROR( IF( AND( COUNT([.E867:.H867])=3; MOD( AVERAGE([.E867:.H867]); 2)=1; MOD( AVERAGE([.I867:.L86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0" calcext:value-type="float">
            <text:p>40</text:p>
          </table:table-cell>
          <table:table-cell office:value-type="float" office:value="397" calcext:value-type="float">
            <text:p>397</text:p>
          </table:table-cell>
          <table:table-cell office:value-type="float" office:value="218" calcext:value-type="float">
            <text:p>218</text:p>
          </table:table-cell>
          <table:table-cell table:formula="of:=IF(COUNTIF([.A868:.D868];[.A868])=3;[.A868];&quot;&quot;)">
            <text:p/>
          </table:table-cell>
          <table:table-cell table:formula="of:=IF(COUNTIF([.B868:.E868];[.B868])=3;[.B868];&quot;&quot;)">
            <text:p/>
          </table:table-cell>
          <table:table-cell table:formula="of:=IF(COUNTIF([.C868:.F868];[.C868])=3;[.C868];&quot;&quot;)">
            <text:p/>
          </table:table-cell>
          <table:table-cell table:formula="of:=IF(COUNTIF([.D868:.G868];[.D868])=3;[.D868];&quot;&quot;)">
            <text:p/>
          </table:table-cell>
          <table:table-cell table:formula="of:=IF(COUNTIF([.A868:.D868];[.A868])=3;&quot;&quot;;[.A868])" office:value-type="float" office:value="338" calcext:value-type="float">
            <text:p>338</text:p>
          </table:table-cell>
          <table:table-cell table:formula="of:=IF(COUNTIF([.B868:.E868];[.B868])=3;&quot;&quot;;[.B868])" office:value-type="float" office:value="40" calcext:value-type="float">
            <text:p>40</text:p>
          </table:table-cell>
          <table:table-cell table:formula="of:=IF(COUNTIF([.C868:.F868];[.C868])=3;&quot;&quot;;[.C868])" office:value-type="float" office:value="397" calcext:value-type="float">
            <text:p>397</text:p>
          </table:table-cell>
          <table:table-cell table:formula="of:=IF(COUNTIF([.D868:.G868];[.D868])=3;&quot;&quot;;[.D868])" office:value-type="float" office:value="218" calcext:value-type="float">
            <text:p>218</text:p>
          </table:table-cell>
          <table:table-cell table:style-name="ce5" table:formula="of:=IFERROR( IF( AND( COUNT([.E868:.H868])=3; MOD( AVERAGE([.E868:.H868]); 2)=1; MOD( AVERAGE([.I868:.L86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office:value-type="float" office:value="237" calcext:value-type="float">
            <text:p>237</text:p>
          </table:table-cell>
          <table:table-cell office:value-type="float" office:value="561" calcext:value-type="float">
            <text:p>561</text:p>
          </table:table-cell>
          <table:table-cell office:value-type="float" office:value="440" calcext:value-type="float">
            <text:p>440</text:p>
          </table:table-cell>
          <table:table-cell table:formula="of:=IF(COUNTIF([.A869:.D869];[.A869])=3;[.A869];&quot;&quot;)">
            <text:p/>
          </table:table-cell>
          <table:table-cell table:formula="of:=IF(COUNTIF([.B869:.E869];[.B869])=3;[.B869];&quot;&quot;)">
            <text:p/>
          </table:table-cell>
          <table:table-cell table:formula="of:=IF(COUNTIF([.C869:.F869];[.C869])=3;[.C869];&quot;&quot;)">
            <text:p/>
          </table:table-cell>
          <table:table-cell table:formula="of:=IF(COUNTIF([.D869:.G869];[.D869])=3;[.D869];&quot;&quot;)">
            <text:p/>
          </table:table-cell>
          <table:table-cell table:formula="of:=IF(COUNTIF([.A869:.D869];[.A869])=3;&quot;&quot;;[.A869])" office:value-type="float" office:value="565" calcext:value-type="float">
            <text:p>565</text:p>
          </table:table-cell>
          <table:table-cell table:formula="of:=IF(COUNTIF([.B869:.E869];[.B869])=3;&quot;&quot;;[.B869])" office:value-type="float" office:value="237" calcext:value-type="float">
            <text:p>237</text:p>
          </table:table-cell>
          <table:table-cell table:formula="of:=IF(COUNTIF([.C869:.F869];[.C869])=3;&quot;&quot;;[.C869])" office:value-type="float" office:value="561" calcext:value-type="float">
            <text:p>561</text:p>
          </table:table-cell>
          <table:table-cell table:formula="of:=IF(COUNTIF([.D869:.G869];[.D869])=3;&quot;&quot;;[.D869])" office:value-type="float" office:value="440" calcext:value-type="float">
            <text:p>440</text:p>
          </table:table-cell>
          <table:table-cell table:style-name="ce5" table:formula="of:=IFERROR( IF( AND( COUNT([.E869:.H869])=3; MOD( AVERAGE([.E869:.H869]); 2)=1; MOD( AVERAGE([.I869:.L86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office:value-type="float" office:value="967" calcext:value-type="float">
            <text:p>967</text:p>
          </table:table-cell>
          <table:table-cell office:value-type="float" office:value="781" calcext:value-type="float">
            <text:p>781</text:p>
          </table:table-cell>
          <table:table-cell office:value-type="float" office:value="355" calcext:value-type="float">
            <text:p>355</text:p>
          </table:table-cell>
          <table:table-cell table:formula="of:=IF(COUNTIF([.A870:.D870];[.A870])=3;[.A870];&quot;&quot;)">
            <text:p/>
          </table:table-cell>
          <table:table-cell table:formula="of:=IF(COUNTIF([.B870:.E870];[.B870])=3;[.B870];&quot;&quot;)">
            <text:p/>
          </table:table-cell>
          <table:table-cell table:formula="of:=IF(COUNTIF([.C870:.F870];[.C870])=3;[.C870];&quot;&quot;)">
            <text:p/>
          </table:table-cell>
          <table:table-cell table:formula="of:=IF(COUNTIF([.D870:.G870];[.D870])=3;[.D870];&quot;&quot;)">
            <text:p/>
          </table:table-cell>
          <table:table-cell table:formula="of:=IF(COUNTIF([.A870:.D870];[.A870])=3;&quot;&quot;;[.A870])" office:value-type="float" office:value="508" calcext:value-type="float">
            <text:p>508</text:p>
          </table:table-cell>
          <table:table-cell table:formula="of:=IF(COUNTIF([.B870:.E870];[.B870])=3;&quot;&quot;;[.B870])" office:value-type="float" office:value="967" calcext:value-type="float">
            <text:p>967</text:p>
          </table:table-cell>
          <table:table-cell table:formula="of:=IF(COUNTIF([.C870:.F870];[.C870])=3;&quot;&quot;;[.C870])" office:value-type="float" office:value="781" calcext:value-type="float">
            <text:p>781</text:p>
          </table:table-cell>
          <table:table-cell table:formula="of:=IF(COUNTIF([.D870:.G870];[.D870])=3;&quot;&quot;;[.D870])" office:value-type="float" office:value="355" calcext:value-type="float">
            <text:p>355</text:p>
          </table:table-cell>
          <table:table-cell table:style-name="ce5" table:formula="of:=IFERROR( IF( AND( COUNT([.E870:.H870])=3; MOD( AVERAGE([.E870:.H870]); 2)=1; MOD( AVERAGE([.I870:.L87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office:value-type="float" office:value="508" calcext:value-type="float">
            <text:p>508</text:p>
          </table:table-cell>
          <table:table-cell office:value-type="float" office:value="252" calcext:value-type="float">
            <text:p>252</text:p>
          </table:table-cell>
          <table:table-cell office:value-type="float" office:value="553" calcext:value-type="float">
            <text:p>553</text:p>
          </table:table-cell>
          <table:table-cell table:formula="of:=IF(COUNTIF([.A871:.D871];[.A871])=3;[.A871];&quot;&quot;)">
            <text:p/>
          </table:table-cell>
          <table:table-cell table:formula="of:=IF(COUNTIF([.B871:.E871];[.B871])=3;[.B871];&quot;&quot;)">
            <text:p/>
          </table:table-cell>
          <table:table-cell table:formula="of:=IF(COUNTIF([.C871:.F871];[.C871])=3;[.C871];&quot;&quot;)">
            <text:p/>
          </table:table-cell>
          <table:table-cell table:formula="of:=IF(COUNTIF([.D871:.G871];[.D871])=3;[.D871];&quot;&quot;)">
            <text:p/>
          </table:table-cell>
          <table:table-cell table:formula="of:=IF(COUNTIF([.A871:.D871];[.A871])=3;&quot;&quot;;[.A871])" office:value-type="float" office:value="552" calcext:value-type="float">
            <text:p>552</text:p>
          </table:table-cell>
          <table:table-cell table:formula="of:=IF(COUNTIF([.B871:.E871];[.B871])=3;&quot;&quot;;[.B871])" office:value-type="float" office:value="508" calcext:value-type="float">
            <text:p>508</text:p>
          </table:table-cell>
          <table:table-cell table:formula="of:=IF(COUNTIF([.C871:.F871];[.C871])=3;&quot;&quot;;[.C871])" office:value-type="float" office:value="252" calcext:value-type="float">
            <text:p>252</text:p>
          </table:table-cell>
          <table:table-cell table:formula="of:=IF(COUNTIF([.D871:.G871];[.D871])=3;&quot;&quot;;[.D871])" office:value-type="float" office:value="553" calcext:value-type="float">
            <text:p>553</text:p>
          </table:table-cell>
          <table:table-cell table:style-name="ce5" table:formula="of:=IFERROR( IF( AND( COUNT([.E871:.H871])=3; MOD( AVERAGE([.E871:.H871]); 2)=1; MOD( AVERAGE([.I871:.L87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office:value-type="float" office:value="146" calcext:value-type="float">
            <text:p>146</text:p>
          </table:table-cell>
          <table:table-cell office:value-type="float" office:value="426" calcext:value-type="float">
            <text:p>426</text:p>
          </table:table-cell>
          <table:table-cell office:value-type="float" office:value="597" calcext:value-type="float">
            <text:p>597</text:p>
          </table:table-cell>
          <table:table-cell table:formula="of:=IF(COUNTIF([.A872:.D872];[.A872])=3;[.A872];&quot;&quot;)">
            <text:p/>
          </table:table-cell>
          <table:table-cell table:formula="of:=IF(COUNTIF([.B872:.E872];[.B872])=3;[.B872];&quot;&quot;)">
            <text:p/>
          </table:table-cell>
          <table:table-cell table:formula="of:=IF(COUNTIF([.C872:.F872];[.C872])=3;[.C872];&quot;&quot;)">
            <text:p/>
          </table:table-cell>
          <table:table-cell table:formula="of:=IF(COUNTIF([.D872:.G872];[.D872])=3;[.D872];&quot;&quot;)">
            <text:p/>
          </table:table-cell>
          <table:table-cell table:formula="of:=IF(COUNTIF([.A872:.D872];[.A872])=3;&quot;&quot;;[.A872])" office:value-type="float" office:value="441" calcext:value-type="float">
            <text:p>441</text:p>
          </table:table-cell>
          <table:table-cell table:formula="of:=IF(COUNTIF([.B872:.E872];[.B872])=3;&quot;&quot;;[.B872])" office:value-type="float" office:value="146" calcext:value-type="float">
            <text:p>146</text:p>
          </table:table-cell>
          <table:table-cell table:formula="of:=IF(COUNTIF([.C872:.F872];[.C872])=3;&quot;&quot;;[.C872])" office:value-type="float" office:value="426" calcext:value-type="float">
            <text:p>426</text:p>
          </table:table-cell>
          <table:table-cell table:formula="of:=IF(COUNTIF([.D872:.G872];[.D872])=3;&quot;&quot;;[.D872])" office:value-type="float" office:value="597" calcext:value-type="float">
            <text:p>597</text:p>
          </table:table-cell>
          <table:table-cell table:style-name="ce5" table:formula="of:=IFERROR( IF( AND( COUNT([.E872:.H872])=3; MOD( AVERAGE([.E872:.H872]); 2)=1; MOD( AVERAGE([.I872:.L87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495" calcext:value-type="float">
            <text:p>495</text:p>
          </table:table-cell>
          <table:table-cell table:formula="of:=IF(COUNTIF([.A873:.D873];[.A873])=3;[.A873];&quot;&quot;)">
            <text:p/>
          </table:table-cell>
          <table:table-cell table:formula="of:=IF(COUNTIF([.B873:.E873];[.B873])=3;[.B873];&quot;&quot;)">
            <text:p/>
          </table:table-cell>
          <table:table-cell table:formula="of:=IF(COUNTIF([.C873:.F873];[.C873])=3;[.C873];&quot;&quot;)">
            <text:p/>
          </table:table-cell>
          <table:table-cell table:formula="of:=IF(COUNTIF([.D873:.G873];[.D873])=3;[.D873];&quot;&quot;)">
            <text:p/>
          </table:table-cell>
          <table:table-cell table:formula="of:=IF(COUNTIF([.A873:.D873];[.A873])=3;&quot;&quot;;[.A873])" office:value-type="float" office:value="497" calcext:value-type="float">
            <text:p>497</text:p>
          </table:table-cell>
          <table:table-cell table:formula="of:=IF(COUNTIF([.B873:.E873];[.B873])=3;&quot;&quot;;[.B873])" office:value-type="float" office:value="251" calcext:value-type="float">
            <text:p>251</text:p>
          </table:table-cell>
          <table:table-cell table:formula="of:=IF(COUNTIF([.C873:.F873];[.C873])=3;&quot;&quot;;[.C873])" office:value-type="float" office:value="29" calcext:value-type="float">
            <text:p>29</text:p>
          </table:table-cell>
          <table:table-cell table:formula="of:=IF(COUNTIF([.D873:.G873];[.D873])=3;&quot;&quot;;[.D873])" office:value-type="float" office:value="495" calcext:value-type="float">
            <text:p>495</text:p>
          </table:table-cell>
          <table:table-cell table:style-name="ce5" table:formula="of:=IFERROR( IF( AND( COUNT([.E873:.H873])=3; MOD( AVERAGE([.E873:.H873]); 2)=1; MOD( AVERAGE([.I873:.L87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54" calcext:value-type="float">
            <text:p>654</text:p>
          </table:table-cell>
          <table:table-cell office:value-type="float" office:value="49" calcext:value-type="float">
            <text:p>49</text:p>
          </table:table-cell>
          <table:table-cell office:value-type="float" office:value="585" calcext:value-type="float">
            <text:p>585</text:p>
          </table:table-cell>
          <table:table-cell table:formula="of:=IF(COUNTIF([.A874:.D874];[.A874])=3;[.A874];&quot;&quot;)">
            <text:p/>
          </table:table-cell>
          <table:table-cell table:formula="of:=IF(COUNTIF([.B874:.E874];[.B874])=3;[.B874];&quot;&quot;)">
            <text:p/>
          </table:table-cell>
          <table:table-cell table:formula="of:=IF(COUNTIF([.C874:.F874];[.C874])=3;[.C874];&quot;&quot;)">
            <text:p/>
          </table:table-cell>
          <table:table-cell table:formula="of:=IF(COUNTIF([.D874:.G874];[.D874])=3;[.D874];&quot;&quot;)">
            <text:p/>
          </table:table-cell>
          <table:table-cell table:formula="of:=IF(COUNTIF([.A874:.D874];[.A874])=3;&quot;&quot;;[.A874])" office:value-type="float" office:value="545" calcext:value-type="float">
            <text:p>545</text:p>
          </table:table-cell>
          <table:table-cell table:formula="of:=IF(COUNTIF([.B874:.E874];[.B874])=3;&quot;&quot;;[.B874])" office:value-type="float" office:value="654" calcext:value-type="float">
            <text:p>654</text:p>
          </table:table-cell>
          <table:table-cell table:formula="of:=IF(COUNTIF([.C874:.F874];[.C874])=3;&quot;&quot;;[.C874])" office:value-type="float" office:value="49" calcext:value-type="float">
            <text:p>49</text:p>
          </table:table-cell>
          <table:table-cell table:formula="of:=IF(COUNTIF([.D874:.G874];[.D874])=3;&quot;&quot;;[.D874])" office:value-type="float" office:value="585" calcext:value-type="float">
            <text:p>585</text:p>
          </table:table-cell>
          <table:table-cell table:style-name="ce5" table:formula="of:=IFERROR( IF( AND( COUNT([.E874:.H874])=3; MOD( AVERAGE([.E874:.H874]); 2)=1; MOD( AVERAGE([.I874:.L87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office:value-type="float" office:value="984" calcext:value-type="float">
            <text:p>984</text:p>
          </table:table-cell>
          <table:table-cell office:value-type="float" office:value="614" calcext:value-type="float">
            <text:p>614</text:p>
          </table:table-cell>
          <table:table-cell office:value-type="float" office:value="671" calcext:value-type="float">
            <text:p>671</text:p>
          </table:table-cell>
          <table:table-cell table:formula="of:=IF(COUNTIF([.A875:.D875];[.A875])=3;[.A875];&quot;&quot;)">
            <text:p/>
          </table:table-cell>
          <table:table-cell table:formula="of:=IF(COUNTIF([.B875:.E875];[.B875])=3;[.B875];&quot;&quot;)">
            <text:p/>
          </table:table-cell>
          <table:table-cell table:formula="of:=IF(COUNTIF([.C875:.F875];[.C875])=3;[.C875];&quot;&quot;)">
            <text:p/>
          </table:table-cell>
          <table:table-cell table:formula="of:=IF(COUNTIF([.D875:.G875];[.D875])=3;[.D875];&quot;&quot;)">
            <text:p/>
          </table:table-cell>
          <table:table-cell table:formula="of:=IF(COUNTIF([.A875:.D875];[.A875])=3;&quot;&quot;;[.A875])" office:value-type="float" office:value="723" calcext:value-type="float">
            <text:p>723</text:p>
          </table:table-cell>
          <table:table-cell table:formula="of:=IF(COUNTIF([.B875:.E875];[.B875])=3;&quot;&quot;;[.B875])" office:value-type="float" office:value="984" calcext:value-type="float">
            <text:p>984</text:p>
          </table:table-cell>
          <table:table-cell table:formula="of:=IF(COUNTIF([.C875:.F875];[.C875])=3;&quot;&quot;;[.C875])" office:value-type="float" office:value="614" calcext:value-type="float">
            <text:p>614</text:p>
          </table:table-cell>
          <table:table-cell table:formula="of:=IF(COUNTIF([.D875:.G875];[.D875])=3;&quot;&quot;;[.D875])" office:value-type="float" office:value="671" calcext:value-type="float">
            <text:p>671</text:p>
          </table:table-cell>
          <table:table-cell table:style-name="ce5" table:formula="of:=IFERROR( IF( AND( COUNT([.E875:.H875])=3; MOD( AVERAGE([.E875:.H875]); 2)=1; MOD( AVERAGE([.I875:.L87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18" calcext:value-type="float">
            <text:p>518</text:p>
          </table:table-cell>
          <table:table-cell office:value-type="float" office:value="882" calcext:value-type="float">
            <text:p>882</text:p>
          </table:table-cell>
          <table:table-cell office:value-type="float" office:value="376" calcext:value-type="float">
            <text:p>376</text:p>
          </table:table-cell>
          <table:table-cell office:value-type="float" office:value="499" calcext:value-type="float">
            <text:p>499</text:p>
          </table:table-cell>
          <table:table-cell table:formula="of:=IF(COUNTIF([.A876:.D876];[.A876])=3;[.A876];&quot;&quot;)">
            <text:p/>
          </table:table-cell>
          <table:table-cell table:formula="of:=IF(COUNTIF([.B876:.E876];[.B876])=3;[.B876];&quot;&quot;)">
            <text:p/>
          </table:table-cell>
          <table:table-cell table:formula="of:=IF(COUNTIF([.C876:.F876];[.C876])=3;[.C876];&quot;&quot;)">
            <text:p/>
          </table:table-cell>
          <table:table-cell table:formula="of:=IF(COUNTIF([.D876:.G876];[.D876])=3;[.D876];&quot;&quot;)">
            <text:p/>
          </table:table-cell>
          <table:table-cell table:formula="of:=IF(COUNTIF([.A876:.D876];[.A876])=3;&quot;&quot;;[.A876])" office:value-type="float" office:value="518" calcext:value-type="float">
            <text:p>518</text:p>
          </table:table-cell>
          <table:table-cell table:formula="of:=IF(COUNTIF([.B876:.E876];[.B876])=3;&quot;&quot;;[.B876])" office:value-type="float" office:value="882" calcext:value-type="float">
            <text:p>882</text:p>
          </table:table-cell>
          <table:table-cell table:formula="of:=IF(COUNTIF([.C876:.F876];[.C876])=3;&quot;&quot;;[.C876])" office:value-type="float" office:value="376" calcext:value-type="float">
            <text:p>376</text:p>
          </table:table-cell>
          <table:table-cell table:formula="of:=IF(COUNTIF([.D876:.G876];[.D876])=3;&quot;&quot;;[.D876])" office:value-type="float" office:value="499" calcext:value-type="float">
            <text:p>499</text:p>
          </table:table-cell>
          <table:table-cell table:style-name="ce5" table:formula="of:=IFERROR( IF( AND( COUNT([.E876:.H876])=3; MOD( AVERAGE([.E876:.H876]); 2)=1; MOD( AVERAGE([.I876:.L87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office:value-type="float" office:value="889" calcext:value-type="float">
            <text:p>889</text:p>
          </table:table-cell>
          <table:table-cell office:value-type="float" office:value="611" calcext:value-type="float">
            <text:p>611</text:p>
          </table:table-cell>
          <table:table-cell office:value-type="float" office:value="151" calcext:value-type="float">
            <text:p>151</text:p>
          </table:table-cell>
          <table:table-cell table:formula="of:=IF(COUNTIF([.A877:.D877];[.A877])=3;[.A877];&quot;&quot;)">
            <text:p/>
          </table:table-cell>
          <table:table-cell table:formula="of:=IF(COUNTIF([.B877:.E877];[.B877])=3;[.B877];&quot;&quot;)">
            <text:p/>
          </table:table-cell>
          <table:table-cell table:formula="of:=IF(COUNTIF([.C877:.F877];[.C877])=3;[.C877];&quot;&quot;)">
            <text:p/>
          </table:table-cell>
          <table:table-cell table:formula="of:=IF(COUNTIF([.D877:.G877];[.D877])=3;[.D877];&quot;&quot;)">
            <text:p/>
          </table:table-cell>
          <table:table-cell table:formula="of:=IF(COUNTIF([.A877:.D877];[.A877])=3;&quot;&quot;;[.A877])" office:value-type="float" office:value="617" calcext:value-type="float">
            <text:p>617</text:p>
          </table:table-cell>
          <table:table-cell table:formula="of:=IF(COUNTIF([.B877:.E877];[.B877])=3;&quot;&quot;;[.B877])" office:value-type="float" office:value="889" calcext:value-type="float">
            <text:p>889</text:p>
          </table:table-cell>
          <table:table-cell table:formula="of:=IF(COUNTIF([.C877:.F877];[.C877])=3;&quot;&quot;;[.C877])" office:value-type="float" office:value="611" calcext:value-type="float">
            <text:p>611</text:p>
          </table:table-cell>
          <table:table-cell table:formula="of:=IF(COUNTIF([.D877:.G877];[.D877])=3;&quot;&quot;;[.D877])" office:value-type="float" office:value="151" calcext:value-type="float">
            <text:p>151</text:p>
          </table:table-cell>
          <table:table-cell table:style-name="ce5" table:formula="of:=IFERROR( IF( AND( COUNT([.E877:.H877])=3; MOD( AVERAGE([.E877:.H877]); 2)=1; MOD( AVERAGE([.I877:.L87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48" calcext:value-type="float">
            <text:p>848</text:p>
          </table:table-cell>
          <table:table-cell office:value-type="float" office:value="791" calcext:value-type="float">
            <text:p>791</text:p>
          </table:table-cell>
          <table:table-cell office:value-type="float" office:value="514" calcext:value-type="float">
            <text:p>514</text:p>
          </table:table-cell>
          <table:table-cell office:value-type="float" office:value="671" calcext:value-type="float">
            <text:p>671</text:p>
          </table:table-cell>
          <table:table-cell table:formula="of:=IF(COUNTIF([.A878:.D878];[.A878])=3;[.A878];&quot;&quot;)">
            <text:p/>
          </table:table-cell>
          <table:table-cell table:formula="of:=IF(COUNTIF([.B878:.E878];[.B878])=3;[.B878];&quot;&quot;)">
            <text:p/>
          </table:table-cell>
          <table:table-cell table:formula="of:=IF(COUNTIF([.C878:.F878];[.C878])=3;[.C878];&quot;&quot;)">
            <text:p/>
          </table:table-cell>
          <table:table-cell table:formula="of:=IF(COUNTIF([.D878:.G878];[.D878])=3;[.D878];&quot;&quot;)">
            <text:p/>
          </table:table-cell>
          <table:table-cell table:formula="of:=IF(COUNTIF([.A878:.D878];[.A878])=3;&quot;&quot;;[.A878])" office:value-type="float" office:value="848" calcext:value-type="float">
            <text:p>848</text:p>
          </table:table-cell>
          <table:table-cell table:formula="of:=IF(COUNTIF([.B878:.E878];[.B878])=3;&quot;&quot;;[.B878])" office:value-type="float" office:value="791" calcext:value-type="float">
            <text:p>791</text:p>
          </table:table-cell>
          <table:table-cell table:formula="of:=IF(COUNTIF([.C878:.F878];[.C878])=3;&quot;&quot;;[.C878])" office:value-type="float" office:value="514" calcext:value-type="float">
            <text:p>514</text:p>
          </table:table-cell>
          <table:table-cell table:formula="of:=IF(COUNTIF([.D878:.G878];[.D878])=3;&quot;&quot;;[.D878])" office:value-type="float" office:value="671" calcext:value-type="float">
            <text:p>671</text:p>
          </table:table-cell>
          <table:table-cell table:style-name="ce5" table:formula="of:=IFERROR( IF( AND( COUNT([.E878:.H878])=3; MOD( AVERAGE([.E878:.H878]); 2)=1; MOD( AVERAGE([.I878:.L87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16" calcext:value-type="float">
            <text:p>916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table:formula="of:=IF(COUNTIF([.A879:.D879];[.A879])=3;[.A879];&quot;&quot;)">
            <text:p/>
          </table:table-cell>
          <table:table-cell table:formula="of:=IF(COUNTIF([.B879:.E879];[.B879])=3;[.B879];&quot;&quot;)">
            <text:p/>
          </table:table-cell>
          <table:table-cell table:formula="of:=IF(COUNTIF([.C879:.F879];[.C879])=3;[.C879];&quot;&quot;)">
            <text:p/>
          </table:table-cell>
          <table:table-cell table:formula="of:=IF(COUNTIF([.D879:.G879];[.D879])=3;[.D879];&quot;&quot;)">
            <text:p/>
          </table:table-cell>
          <table:table-cell table:formula="of:=IF(COUNTIF([.A879:.D879];[.A879])=3;&quot;&quot;;[.A879])" office:value-type="float" office:value="91" calcext:value-type="float">
            <text:p>91</text:p>
          </table:table-cell>
          <table:table-cell table:formula="of:=IF(COUNTIF([.B879:.E879];[.B879])=3;&quot;&quot;;[.B879])" office:value-type="float" office:value="916" calcext:value-type="float">
            <text:p>916</text:p>
          </table:table-cell>
          <table:table-cell table:formula="of:=IF(COUNTIF([.C879:.F879];[.C879])=3;&quot;&quot;;[.C879])" office:value-type="float" office:value="61" calcext:value-type="float">
            <text:p>61</text:p>
          </table:table-cell>
          <table:table-cell table:formula="of:=IF(COUNTIF([.D879:.G879];[.D879])=3;&quot;&quot;;[.D879])" office:value-type="float" office:value="91" calcext:value-type="float">
            <text:p>91</text:p>
          </table:table-cell>
          <table:table-cell table:style-name="ce5" table:formula="of:=IFERROR( IF( AND( COUNT([.E879:.H879])=3; MOD( AVERAGE([.E879:.H879]); 2)=1; MOD( AVERAGE([.I879:.L87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28" calcext:value-type="float">
            <text:p>928</text:p>
          </table:table-cell>
          <table:table-cell office:value-type="float" office:value="791" calcext:value-type="float">
            <text:p>791</text:p>
          </table:table-cell>
          <table:table-cell office:value-type="float" office:value="982" calcext:value-type="float">
            <text:p>982</text:p>
          </table:table-cell>
          <table:table-cell office:value-type="float" office:value="821" calcext:value-type="float">
            <text:p>821</text:p>
          </table:table-cell>
          <table:table-cell table:formula="of:=IF(COUNTIF([.A880:.D880];[.A880])=3;[.A880];&quot;&quot;)">
            <text:p/>
          </table:table-cell>
          <table:table-cell table:formula="of:=IF(COUNTIF([.B880:.E880];[.B880])=3;[.B880];&quot;&quot;)">
            <text:p/>
          </table:table-cell>
          <table:table-cell table:formula="of:=IF(COUNTIF([.C880:.F880];[.C880])=3;[.C880];&quot;&quot;)">
            <text:p/>
          </table:table-cell>
          <table:table-cell table:formula="of:=IF(COUNTIF([.D880:.G880];[.D880])=3;[.D880];&quot;&quot;)">
            <text:p/>
          </table:table-cell>
          <table:table-cell table:formula="of:=IF(COUNTIF([.A880:.D880];[.A880])=3;&quot;&quot;;[.A880])" office:value-type="float" office:value="928" calcext:value-type="float">
            <text:p>928</text:p>
          </table:table-cell>
          <table:table-cell table:formula="of:=IF(COUNTIF([.B880:.E880];[.B880])=3;&quot;&quot;;[.B880])" office:value-type="float" office:value="791" calcext:value-type="float">
            <text:p>791</text:p>
          </table:table-cell>
          <table:table-cell table:formula="of:=IF(COUNTIF([.C880:.F880];[.C880])=3;&quot;&quot;;[.C880])" office:value-type="float" office:value="982" calcext:value-type="float">
            <text:p>982</text:p>
          </table:table-cell>
          <table:table-cell table:formula="of:=IF(COUNTIF([.D880:.G880];[.D880])=3;&quot;&quot;;[.D880])" office:value-type="float" office:value="821" calcext:value-type="float">
            <text:p>821</text:p>
          </table:table-cell>
          <table:table-cell table:style-name="ce5" table:formula="of:=IFERROR( IF( AND( COUNT([.E880:.H880])=3; MOD( AVERAGE([.E880:.H880]); 2)=1; MOD( AVERAGE([.I880:.L88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48" calcext:value-type="float">
            <text:p>948</text:p>
          </table:table-cell>
          <table:table-cell office:value-type="float" office:value="948" calcext:value-type="float">
            <text:p>948</text:p>
          </table:table-cell>
          <table:table-cell office:value-type="float" office:value="336" calcext:value-type="float">
            <text:p>336</text:p>
          </table:table-cell>
          <table:table-cell office:value-type="float" office:value="428" calcext:value-type="float">
            <text:p>428</text:p>
          </table:table-cell>
          <table:table-cell table:formula="of:=IF(COUNTIF([.A881:.D881];[.A881])=3;[.A881];&quot;&quot;)">
            <text:p/>
          </table:table-cell>
          <table:table-cell table:formula="of:=IF(COUNTIF([.B881:.E881];[.B881])=3;[.B881];&quot;&quot;)">
            <text:p/>
          </table:table-cell>
          <table:table-cell table:formula="of:=IF(COUNTIF([.C881:.F881];[.C881])=3;[.C881];&quot;&quot;)">
            <text:p/>
          </table:table-cell>
          <table:table-cell table:formula="of:=IF(COUNTIF([.D881:.G881];[.D881])=3;[.D881];&quot;&quot;)">
            <text:p/>
          </table:table-cell>
          <table:table-cell table:formula="of:=IF(COUNTIF([.A881:.D881];[.A881])=3;&quot;&quot;;[.A881])" office:value-type="float" office:value="948" calcext:value-type="float">
            <text:p>948</text:p>
          </table:table-cell>
          <table:table-cell table:formula="of:=IF(COUNTIF([.B881:.E881];[.B881])=3;&quot;&quot;;[.B881])" office:value-type="float" office:value="948" calcext:value-type="float">
            <text:p>948</text:p>
          </table:table-cell>
          <table:table-cell table:formula="of:=IF(COUNTIF([.C881:.F881];[.C881])=3;&quot;&quot;;[.C881])" office:value-type="float" office:value="336" calcext:value-type="float">
            <text:p>336</text:p>
          </table:table-cell>
          <table:table-cell table:formula="of:=IF(COUNTIF([.D881:.G881];[.D881])=3;&quot;&quot;;[.D881])" office:value-type="float" office:value="428" calcext:value-type="float">
            <text:p>428</text:p>
          </table:table-cell>
          <table:table-cell table:style-name="ce5" table:formula="of:=IFERROR( IF( AND( COUNT([.E881:.H881])=3; MOD( AVERAGE([.E881:.H881]); 2)=1; MOD( AVERAGE([.I881:.L88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80" calcext:value-type="float">
            <text:p>380</text:p>
          </table:table-cell>
          <table:table-cell office:value-type="float" office:value="887" calcext:value-type="float">
            <text:p>887</text:p>
          </table:table-cell>
          <table:table-cell office:value-type="float" office:value="15" calcext:value-type="float">
            <text:p>15</text:p>
          </table:table-cell>
          <table:table-cell table:formula="of:=IF(COUNTIF([.A882:.D882];[.A882])=3;[.A882];&quot;&quot;)">
            <text:p/>
          </table:table-cell>
          <table:table-cell table:formula="of:=IF(COUNTIF([.B882:.E882];[.B882])=3;[.B882];&quot;&quot;)">
            <text:p/>
          </table:table-cell>
          <table:table-cell table:formula="of:=IF(COUNTIF([.C882:.F882];[.C882])=3;[.C882];&quot;&quot;)">
            <text:p/>
          </table:table-cell>
          <table:table-cell table:formula="of:=IF(COUNTIF([.D882:.G882];[.D882])=3;[.D882];&quot;&quot;)">
            <text:p/>
          </table:table-cell>
          <table:table-cell table:formula="of:=IF(COUNTIF([.A882:.D882];[.A882])=3;&quot;&quot;;[.A882])" office:value-type="float" office:value="836" calcext:value-type="float">
            <text:p>836</text:p>
          </table:table-cell>
          <table:table-cell table:formula="of:=IF(COUNTIF([.B882:.E882];[.B882])=3;&quot;&quot;;[.B882])" office:value-type="float" office:value="380" calcext:value-type="float">
            <text:p>380</text:p>
          </table:table-cell>
          <table:table-cell table:formula="of:=IF(COUNTIF([.C882:.F882];[.C882])=3;&quot;&quot;;[.C882])" office:value-type="float" office:value="887" calcext:value-type="float">
            <text:p>887</text:p>
          </table:table-cell>
          <table:table-cell table:formula="of:=IF(COUNTIF([.D882:.G882];[.D882])=3;&quot;&quot;;[.D882])" office:value-type="float" office:value="15" calcext:value-type="float">
            <text:p>15</text:p>
          </table:table-cell>
          <table:table-cell table:style-name="ce5" table:formula="of:=IFERROR( IF( AND( COUNT([.E882:.H882])=3; MOD( AVERAGE([.E882:.H882]); 2)=1; MOD( AVERAGE([.I882:.L88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float" office:value="762" calcext:value-type="float">
            <text:p>762</text:p>
          </table:table-cell>
          <table:table-cell office:value-type="float" office:value="720" calcext:value-type="float">
            <text:p>720</text:p>
          </table:table-cell>
          <table:table-cell office:value-type="float" office:value="762" calcext:value-type="float">
            <text:p>762</text:p>
          </table:table-cell>
          <table:table-cell table:formula="of:=IF(COUNTIF([.A883:.D883];[.A883])=3;[.A883];&quot;&quot;)">
            <text:p/>
          </table:table-cell>
          <table:table-cell table:formula="of:=IF(COUNTIF([.B883:.E883];[.B883])=3;[.B883];&quot;&quot;)">
            <text:p/>
          </table:table-cell>
          <table:table-cell table:formula="of:=IF(COUNTIF([.C883:.F883];[.C883])=3;[.C883];&quot;&quot;)">
            <text:p/>
          </table:table-cell>
          <table:table-cell table:formula="of:=IF(COUNTIF([.D883:.G883];[.D883])=3;[.D883];&quot;&quot;)">
            <text:p/>
          </table:table-cell>
          <table:table-cell table:formula="of:=IF(COUNTIF([.A883:.D883];[.A883])=3;&quot;&quot;;[.A883])" office:value-type="float" office:value="84" calcext:value-type="float">
            <text:p>84</text:p>
          </table:table-cell>
          <table:table-cell table:formula="of:=IF(COUNTIF([.B883:.E883];[.B883])=3;&quot;&quot;;[.B883])" office:value-type="float" office:value="762" calcext:value-type="float">
            <text:p>762</text:p>
          </table:table-cell>
          <table:table-cell table:formula="of:=IF(COUNTIF([.C883:.F883];[.C883])=3;&quot;&quot;;[.C883])" office:value-type="float" office:value="720" calcext:value-type="float">
            <text:p>720</text:p>
          </table:table-cell>
          <table:table-cell table:formula="of:=IF(COUNTIF([.D883:.G883];[.D883])=3;&quot;&quot;;[.D883])" office:value-type="float" office:value="762" calcext:value-type="float">
            <text:p>762</text:p>
          </table:table-cell>
          <table:table-cell table:style-name="ce5" table:formula="of:=IFERROR( IF( AND( COUNT([.E883:.H883])=3; MOD( AVERAGE([.E883:.H883]); 2)=1; MOD( AVERAGE([.I883:.L88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75" calcext:value-type="float">
            <text:p>575</text:p>
          </table:table-cell>
          <table:table-cell office:value-type="float" office:value="17" calcext:value-type="float">
            <text:p>17</text:p>
          </table:table-cell>
          <table:table-cell office:value-type="float" office:value="629" calcext:value-type="float">
            <text:p>629</text:p>
          </table:table-cell>
          <table:table-cell table:formula="of:=IF(COUNTIF([.A884:.D884];[.A884])=3;[.A884];&quot;&quot;)">
            <text:p/>
          </table:table-cell>
          <table:table-cell table:formula="of:=IF(COUNTIF([.B884:.E884];[.B884])=3;[.B884];&quot;&quot;)">
            <text:p/>
          </table:table-cell>
          <table:table-cell table:formula="of:=IF(COUNTIF([.C884:.F884];[.C884])=3;[.C884];&quot;&quot;)">
            <text:p/>
          </table:table-cell>
          <table:table-cell table:formula="of:=IF(COUNTIF([.D884:.G884];[.D884])=3;[.D884];&quot;&quot;)">
            <text:p/>
          </table:table-cell>
          <table:table-cell table:formula="of:=IF(COUNTIF([.A884:.D884];[.A884])=3;&quot;&quot;;[.A884])" office:value-type="float" office:value="639" calcext:value-type="float">
            <text:p>639</text:p>
          </table:table-cell>
          <table:table-cell table:formula="of:=IF(COUNTIF([.B884:.E884];[.B884])=3;&quot;&quot;;[.B884])" office:value-type="float" office:value="575" calcext:value-type="float">
            <text:p>575</text:p>
          </table:table-cell>
          <table:table-cell table:formula="of:=IF(COUNTIF([.C884:.F884];[.C884])=3;&quot;&quot;;[.C884])" office:value-type="float" office:value="17" calcext:value-type="float">
            <text:p>17</text:p>
          </table:table-cell>
          <table:table-cell table:formula="of:=IF(COUNTIF([.D884:.G884];[.D884])=3;&quot;&quot;;[.D884])" office:value-type="float" office:value="629" calcext:value-type="float">
            <text:p>629</text:p>
          </table:table-cell>
          <table:table-cell table:style-name="ce5" table:formula="of:=IFERROR( IF( AND( COUNT([.E884:.H884])=3; MOD( AVERAGE([.E884:.H884]); 2)=1; MOD( AVERAGE([.I884:.L88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88" calcext:value-type="float">
            <text:p>788</text:p>
          </table:table-cell>
          <table:table-cell office:value-type="float" office:value="142" calcext:value-type="float">
            <text:p>142</text:p>
          </table:table-cell>
          <table:table-cell office:value-type="float" office:value="820" calcext:value-type="float">
            <text:p>820</text:p>
          </table:table-cell>
          <table:table-cell office:value-type="float" office:value="433" calcext:value-type="float">
            <text:p>433</text:p>
          </table:table-cell>
          <table:table-cell table:formula="of:=IF(COUNTIF([.A885:.D885];[.A885])=3;[.A885];&quot;&quot;)">
            <text:p/>
          </table:table-cell>
          <table:table-cell table:formula="of:=IF(COUNTIF([.B885:.E885];[.B885])=3;[.B885];&quot;&quot;)">
            <text:p/>
          </table:table-cell>
          <table:table-cell table:formula="of:=IF(COUNTIF([.C885:.F885];[.C885])=3;[.C885];&quot;&quot;)">
            <text:p/>
          </table:table-cell>
          <table:table-cell table:formula="of:=IF(COUNTIF([.D885:.G885];[.D885])=3;[.D885];&quot;&quot;)">
            <text:p/>
          </table:table-cell>
          <table:table-cell table:formula="of:=IF(COUNTIF([.A885:.D885];[.A885])=3;&quot;&quot;;[.A885])" office:value-type="float" office:value="788" calcext:value-type="float">
            <text:p>788</text:p>
          </table:table-cell>
          <table:table-cell table:formula="of:=IF(COUNTIF([.B885:.E885];[.B885])=3;&quot;&quot;;[.B885])" office:value-type="float" office:value="142" calcext:value-type="float">
            <text:p>142</text:p>
          </table:table-cell>
          <table:table-cell table:formula="of:=IF(COUNTIF([.C885:.F885];[.C885])=3;&quot;&quot;;[.C885])" office:value-type="float" office:value="820" calcext:value-type="float">
            <text:p>820</text:p>
          </table:table-cell>
          <table:table-cell table:formula="of:=IF(COUNTIF([.D885:.G885];[.D885])=3;&quot;&quot;;[.D885])" office:value-type="float" office:value="433" calcext:value-type="float">
            <text:p>433</text:p>
          </table:table-cell>
          <table:table-cell table:style-name="ce5" table:formula="of:=IFERROR( IF( AND( COUNT([.E885:.H885])=3; MOD( AVERAGE([.E885:.H885]); 2)=1; MOD( AVERAGE([.I885:.L88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office:value-type="float" office:value="331" calcext:value-type="float">
            <text:p>331</text:p>
          </table:table-cell>
          <table:table-cell office:value-type="float" office:value="315" calcext:value-type="float">
            <text:p>315</text:p>
          </table:table-cell>
          <table:table-cell office:value-type="float" office:value="170" calcext:value-type="float">
            <text:p>170</text:p>
          </table:table-cell>
          <table:table-cell table:formula="of:=IF(COUNTIF([.A886:.D886];[.A886])=3;[.A886];&quot;&quot;)">
            <text:p/>
          </table:table-cell>
          <table:table-cell table:formula="of:=IF(COUNTIF([.B886:.E886];[.B886])=3;[.B886];&quot;&quot;)">
            <text:p/>
          </table:table-cell>
          <table:table-cell table:formula="of:=IF(COUNTIF([.C886:.F886];[.C886])=3;[.C886];&quot;&quot;)">
            <text:p/>
          </table:table-cell>
          <table:table-cell table:formula="of:=IF(COUNTIF([.D886:.G886];[.D886])=3;[.D886];&quot;&quot;)">
            <text:p/>
          </table:table-cell>
          <table:table-cell table:formula="of:=IF(COUNTIF([.A886:.D886];[.A886])=3;&quot;&quot;;[.A886])" office:value-type="float" office:value="184" calcext:value-type="float">
            <text:p>184</text:p>
          </table:table-cell>
          <table:table-cell table:formula="of:=IF(COUNTIF([.B886:.E886];[.B886])=3;&quot;&quot;;[.B886])" office:value-type="float" office:value="331" calcext:value-type="float">
            <text:p>331</text:p>
          </table:table-cell>
          <table:table-cell table:formula="of:=IF(COUNTIF([.C886:.F886];[.C886])=3;&quot;&quot;;[.C886])" office:value-type="float" office:value="315" calcext:value-type="float">
            <text:p>315</text:p>
          </table:table-cell>
          <table:table-cell table:formula="of:=IF(COUNTIF([.D886:.G886];[.D886])=3;&quot;&quot;;[.D886])" office:value-type="float" office:value="170" calcext:value-type="float">
            <text:p>170</text:p>
          </table:table-cell>
          <table:table-cell table:style-name="ce5" table:formula="of:=IFERROR( IF( AND( COUNT([.E886:.H886])=3; MOD( AVERAGE([.E886:.H886]); 2)=1; MOD( AVERAGE([.I886:.L88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938" calcext:value-type="float">
            <text:p>938</text:p>
          </table:table-cell>
          <table:table-cell office:value-type="float" office:value="110" calcext:value-type="float">
            <text:p>110</text:p>
          </table:table-cell>
          <table:table-cell office:value-type="float" office:value="468" calcext:value-type="float">
            <text:p>468</text:p>
          </table:table-cell>
          <table:table-cell table:formula="of:=IF(COUNTIF([.A887:.D887];[.A887])=3;[.A887];&quot;&quot;)">
            <text:p/>
          </table:table-cell>
          <table:table-cell table:formula="of:=IF(COUNTIF([.B887:.E887];[.B887])=3;[.B887];&quot;&quot;)">
            <text:p/>
          </table:table-cell>
          <table:table-cell table:formula="of:=IF(COUNTIF([.C887:.F887];[.C887])=3;[.C887];&quot;&quot;)">
            <text:p/>
          </table:table-cell>
          <table:table-cell table:formula="of:=IF(COUNTIF([.D887:.G887];[.D887])=3;[.D887];&quot;&quot;)">
            <text:p/>
          </table:table-cell>
          <table:table-cell table:formula="of:=IF(COUNTIF([.A887:.D887];[.A887])=3;&quot;&quot;;[.A887])" office:value-type="float" office:value="11" calcext:value-type="float">
            <text:p>11</text:p>
          </table:table-cell>
          <table:table-cell table:formula="of:=IF(COUNTIF([.B887:.E887];[.B887])=3;&quot;&quot;;[.B887])" office:value-type="float" office:value="938" calcext:value-type="float">
            <text:p>938</text:p>
          </table:table-cell>
          <table:table-cell table:formula="of:=IF(COUNTIF([.C887:.F887];[.C887])=3;&quot;&quot;;[.C887])" office:value-type="float" office:value="110" calcext:value-type="float">
            <text:p>110</text:p>
          </table:table-cell>
          <table:table-cell table:formula="of:=IF(COUNTIF([.D887:.G887];[.D887])=3;&quot;&quot;;[.D887])" office:value-type="float" office:value="468" calcext:value-type="float">
            <text:p>468</text:p>
          </table:table-cell>
          <table:table-cell table:style-name="ce5" table:formula="of:=IFERROR( IF( AND( COUNT([.E887:.H887])=3; MOD( AVERAGE([.E887:.H887]); 2)=1; MOD( AVERAGE([.I887:.L88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office:value-type="float" office:value="641" calcext:value-type="float">
            <text:p>641</text:p>
          </table:table-cell>
          <table:table-cell office:value-type="float" office:value="502" calcext:value-type="float">
            <text:p>502</text:p>
          </table:table-cell>
          <table:table-cell office:value-type="float" office:value="415" calcext:value-type="float">
            <text:p>415</text:p>
          </table:table-cell>
          <table:table-cell table:formula="of:=IF(COUNTIF([.A888:.D888];[.A888])=3;[.A888];&quot;&quot;)">
            <text:p/>
          </table:table-cell>
          <table:table-cell table:formula="of:=IF(COUNTIF([.B888:.E888];[.B888])=3;[.B888];&quot;&quot;)">
            <text:p/>
          </table:table-cell>
          <table:table-cell table:formula="of:=IF(COUNTIF([.C888:.F888];[.C888])=3;[.C888];&quot;&quot;)">
            <text:p/>
          </table:table-cell>
          <table:table-cell table:formula="of:=IF(COUNTIF([.D888:.G888];[.D888])=3;[.D888];&quot;&quot;)">
            <text:p/>
          </table:table-cell>
          <table:table-cell table:formula="of:=IF(COUNTIF([.A888:.D888];[.A888])=3;&quot;&quot;;[.A888])" office:value-type="float" office:value="415" calcext:value-type="float">
            <text:p>415</text:p>
          </table:table-cell>
          <table:table-cell table:formula="of:=IF(COUNTIF([.B888:.E888];[.B888])=3;&quot;&quot;;[.B888])" office:value-type="float" office:value="641" calcext:value-type="float">
            <text:p>641</text:p>
          </table:table-cell>
          <table:table-cell table:formula="of:=IF(COUNTIF([.C888:.F888];[.C888])=3;&quot;&quot;;[.C888])" office:value-type="float" office:value="502" calcext:value-type="float">
            <text:p>502</text:p>
          </table:table-cell>
          <table:table-cell table:formula="of:=IF(COUNTIF([.D888:.G888];[.D888])=3;&quot;&quot;;[.D888])" office:value-type="float" office:value="415" calcext:value-type="float">
            <text:p>415</text:p>
          </table:table-cell>
          <table:table-cell table:style-name="ce5" table:formula="of:=IFERROR( IF( AND( COUNT([.E888:.H888])=3; MOD( AVERAGE([.E888:.H888]); 2)=1; MOD( AVERAGE([.I888:.L88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46" calcext:value-type="float">
            <text:p>946</text:p>
          </table:table-cell>
          <table:table-cell office:value-type="float" office:value="453" calcext:value-type="float">
            <text:p>453</text:p>
          </table:table-cell>
          <table:table-cell office:value-type="float" office:value="379" calcext:value-type="float">
            <text:p>379</text:p>
          </table:table-cell>
          <table:table-cell office:value-type="float" office:value="453" calcext:value-type="float">
            <text:p>453</text:p>
          </table:table-cell>
          <table:table-cell table:formula="of:=IF(COUNTIF([.A889:.D889];[.A889])=3;[.A889];&quot;&quot;)">
            <text:p/>
          </table:table-cell>
          <table:table-cell table:formula="of:=IF(COUNTIF([.B889:.E889];[.B889])=3;[.B889];&quot;&quot;)">
            <text:p/>
          </table:table-cell>
          <table:table-cell table:formula="of:=IF(COUNTIF([.C889:.F889];[.C889])=3;[.C889];&quot;&quot;)">
            <text:p/>
          </table:table-cell>
          <table:table-cell table:formula="of:=IF(COUNTIF([.D889:.G889];[.D889])=3;[.D889];&quot;&quot;)">
            <text:p/>
          </table:table-cell>
          <table:table-cell table:formula="of:=IF(COUNTIF([.A889:.D889];[.A889])=3;&quot;&quot;;[.A889])" office:value-type="float" office:value="946" calcext:value-type="float">
            <text:p>946</text:p>
          </table:table-cell>
          <table:table-cell table:formula="of:=IF(COUNTIF([.B889:.E889];[.B889])=3;&quot;&quot;;[.B889])" office:value-type="float" office:value="453" calcext:value-type="float">
            <text:p>453</text:p>
          </table:table-cell>
          <table:table-cell table:formula="of:=IF(COUNTIF([.C889:.F889];[.C889])=3;&quot;&quot;;[.C889])" office:value-type="float" office:value="379" calcext:value-type="float">
            <text:p>379</text:p>
          </table:table-cell>
          <table:table-cell table:formula="of:=IF(COUNTIF([.D889:.G889];[.D889])=3;&quot;&quot;;[.D889])" office:value-type="float" office:value="453" calcext:value-type="float">
            <text:p>453</text:p>
          </table:table-cell>
          <table:table-cell table:style-name="ce5" table:formula="of:=IFERROR( IF( AND( COUNT([.E889:.H889])=3; MOD( AVERAGE([.E889:.H889]); 2)=1; MOD( AVERAGE([.I889:.L88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float" office:value="396" calcext:value-type="float">
            <text:p>396</text:p>
          </table:table-cell>
          <table:table-cell office:value-type="float" office:value="429" calcext:value-type="float">
            <text:p>429</text:p>
          </table:table-cell>
          <table:table-cell office:value-type="float" office:value="933" calcext:value-type="float">
            <text:p>933</text:p>
          </table:table-cell>
          <table:table-cell table:formula="of:=IF(COUNTIF([.A890:.D890];[.A890])=3;[.A890];&quot;&quot;)">
            <text:p/>
          </table:table-cell>
          <table:table-cell table:formula="of:=IF(COUNTIF([.B890:.E890];[.B890])=3;[.B890];&quot;&quot;)">
            <text:p/>
          </table:table-cell>
          <table:table-cell table:formula="of:=IF(COUNTIF([.C890:.F890];[.C890])=3;[.C890];&quot;&quot;)">
            <text:p/>
          </table:table-cell>
          <table:table-cell table:formula="of:=IF(COUNTIF([.D890:.G890];[.D890])=3;[.D890];&quot;&quot;)">
            <text:p/>
          </table:table-cell>
          <table:table-cell table:formula="of:=IF(COUNTIF([.A890:.D890];[.A890])=3;&quot;&quot;;[.A890])" office:value-type="float" office:value="76" calcext:value-type="float">
            <text:p>76</text:p>
          </table:table-cell>
          <table:table-cell table:formula="of:=IF(COUNTIF([.B890:.E890];[.B890])=3;&quot;&quot;;[.B890])" office:value-type="float" office:value="396" calcext:value-type="float">
            <text:p>396</text:p>
          </table:table-cell>
          <table:table-cell table:formula="of:=IF(COUNTIF([.C890:.F890];[.C890])=3;&quot;&quot;;[.C890])" office:value-type="float" office:value="429" calcext:value-type="float">
            <text:p>429</text:p>
          </table:table-cell>
          <table:table-cell table:formula="of:=IF(COUNTIF([.D890:.G890];[.D890])=3;&quot;&quot;;[.D890])" office:value-type="float" office:value="933" calcext:value-type="float">
            <text:p>933</text:p>
          </table:table-cell>
          <table:table-cell table:style-name="ce5" table:formula="of:=IFERROR( IF( AND( COUNT([.E890:.H890])=3; MOD( AVERAGE([.E890:.H890]); 2)=1; MOD( AVERAGE([.I890:.L89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0" calcext:value-type="float">
            <text:p>870</text:p>
          </table:table-cell>
          <table:table-cell office:value-type="float" office:value="58" calcext:value-type="float">
            <text:p>58</text:p>
          </table:table-cell>
          <table:table-cell office:value-type="float" office:value="481" calcext:value-type="float">
            <text:p>481</text:p>
          </table:table-cell>
          <table:table-cell table:formula="of:=IF(COUNTIF([.A891:.D891];[.A891])=3;[.A891];&quot;&quot;)">
            <text:p/>
          </table:table-cell>
          <table:table-cell table:formula="of:=IF(COUNTIF([.B891:.E891];[.B891])=3;[.B891];&quot;&quot;)">
            <text:p/>
          </table:table-cell>
          <table:table-cell table:formula="of:=IF(COUNTIF([.C891:.F891];[.C891])=3;[.C891];&quot;&quot;)">
            <text:p/>
          </table:table-cell>
          <table:table-cell table:formula="of:=IF(COUNTIF([.D891:.G891];[.D891])=3;[.D891];&quot;&quot;)">
            <text:p/>
          </table:table-cell>
          <table:table-cell table:formula="of:=IF(COUNTIF([.A891:.D891];[.A891])=3;&quot;&quot;;[.A891])" office:value-type="float" office:value="10" calcext:value-type="float">
            <text:p>10</text:p>
          </table:table-cell>
          <table:table-cell table:formula="of:=IF(COUNTIF([.B891:.E891];[.B891])=3;&quot;&quot;;[.B891])" office:value-type="float" office:value="870" calcext:value-type="float">
            <text:p>870</text:p>
          </table:table-cell>
          <table:table-cell table:formula="of:=IF(COUNTIF([.C891:.F891];[.C891])=3;&quot;&quot;;[.C891])" office:value-type="float" office:value="58" calcext:value-type="float">
            <text:p>58</text:p>
          </table:table-cell>
          <table:table-cell table:formula="of:=IF(COUNTIF([.D891:.G891];[.D891])=3;&quot;&quot;;[.D891])" office:value-type="float" office:value="481" calcext:value-type="float">
            <text:p>481</text:p>
          </table:table-cell>
          <table:table-cell table:style-name="ce5" table:formula="of:=IFERROR( IF( AND( COUNT([.E891:.H891])=3; MOD( AVERAGE([.E891:.H891]); 2)=1; MOD( AVERAGE([.I891:.L89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office:value-type="float" office:value="234" calcext:value-type="float">
            <text:p>234</text:p>
          </table:table-cell>
          <table:table-cell office:value-type="float" office:value="376" calcext:value-type="float">
            <text:p>376</text:p>
          </table:table-cell>
          <table:table-cell office:value-type="float" office:value="765" calcext:value-type="float">
            <text:p>765</text:p>
          </table:table-cell>
          <table:table-cell table:formula="of:=IF(COUNTIF([.A892:.D892];[.A892])=3;[.A892];&quot;&quot;)">
            <text:p/>
          </table:table-cell>
          <table:table-cell table:formula="of:=IF(COUNTIF([.B892:.E892];[.B892])=3;[.B892];&quot;&quot;)">
            <text:p/>
          </table:table-cell>
          <table:table-cell table:formula="of:=IF(COUNTIF([.C892:.F892];[.C892])=3;[.C892];&quot;&quot;)">
            <text:p/>
          </table:table-cell>
          <table:table-cell table:formula="of:=IF(COUNTIF([.D892:.G892];[.D892])=3;[.D892];&quot;&quot;)">
            <text:p/>
          </table:table-cell>
          <table:table-cell table:formula="of:=IF(COUNTIF([.A892:.D892];[.A892])=3;&quot;&quot;;[.A892])" office:value-type="float" office:value="589" calcext:value-type="float">
            <text:p>589</text:p>
          </table:table-cell>
          <table:table-cell table:formula="of:=IF(COUNTIF([.B892:.E892];[.B892])=3;&quot;&quot;;[.B892])" office:value-type="float" office:value="234" calcext:value-type="float">
            <text:p>234</text:p>
          </table:table-cell>
          <table:table-cell table:formula="of:=IF(COUNTIF([.C892:.F892];[.C892])=3;&quot;&quot;;[.C892])" office:value-type="float" office:value="376" calcext:value-type="float">
            <text:p>376</text:p>
          </table:table-cell>
          <table:table-cell table:formula="of:=IF(COUNTIF([.D892:.G892];[.D892])=3;&quot;&quot;;[.D892])" office:value-type="float" office:value="765" calcext:value-type="float">
            <text:p>765</text:p>
          </table:table-cell>
          <table:table-cell table:style-name="ce5" table:formula="of:=IFERROR( IF( AND( COUNT([.E892:.H892])=3; MOD( AVERAGE([.E892:.H892]); 2)=1; MOD( AVERAGE([.I892:.L89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office:value-type="float" office:value="326" calcext:value-type="float">
            <text:p>326</text:p>
          </table:table-cell>
          <table:table-cell office:value-type="float" office:value="404" calcext:value-type="float">
            <text:p>404</text:p>
          </table:table-cell>
          <table:table-cell office:value-type="float" office:value="128" calcext:value-type="float">
            <text:p>128</text:p>
          </table:table-cell>
          <table:table-cell table:formula="of:=IF(COUNTIF([.A893:.D893];[.A893])=3;[.A893];&quot;&quot;)">
            <text:p/>
          </table:table-cell>
          <table:table-cell table:formula="of:=IF(COUNTIF([.B893:.E893];[.B893])=3;[.B893];&quot;&quot;)">
            <text:p/>
          </table:table-cell>
          <table:table-cell table:formula="of:=IF(COUNTIF([.C893:.F893];[.C893])=3;[.C893];&quot;&quot;)">
            <text:p/>
          </table:table-cell>
          <table:table-cell table:formula="of:=IF(COUNTIF([.D893:.G893];[.D893])=3;[.D893];&quot;&quot;)">
            <text:p/>
          </table:table-cell>
          <table:table-cell table:formula="of:=IF(COUNTIF([.A893:.D893];[.A893])=3;&quot;&quot;;[.A893])" office:value-type="float" office:value="445" calcext:value-type="float">
            <text:p>445</text:p>
          </table:table-cell>
          <table:table-cell table:formula="of:=IF(COUNTIF([.B893:.E893];[.B893])=3;&quot;&quot;;[.B893])" office:value-type="float" office:value="326" calcext:value-type="float">
            <text:p>326</text:p>
          </table:table-cell>
          <table:table-cell table:formula="of:=IF(COUNTIF([.C893:.F893];[.C893])=3;&quot;&quot;;[.C893])" office:value-type="float" office:value="404" calcext:value-type="float">
            <text:p>404</text:p>
          </table:table-cell>
          <table:table-cell table:formula="of:=IF(COUNTIF([.D893:.G893];[.D893])=3;&quot;&quot;;[.D893])" office:value-type="float" office:value="128" calcext:value-type="float">
            <text:p>128</text:p>
          </table:table-cell>
          <table:table-cell table:style-name="ce5" table:formula="of:=IFERROR( IF( AND( COUNT([.E893:.H893])=3; MOD( AVERAGE([.E893:.H893]); 2)=1; MOD( AVERAGE([.I893:.L89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office:value-type="float" office:value="956" calcext:value-type="float">
            <text:p>956</text:p>
          </table:table-cell>
          <table:table-cell office:value-type="float" office:value="479" calcext:value-type="float">
            <text:p>479</text:p>
          </table:table-cell>
          <table:table-cell office:value-type="float" office:value="956" calcext:value-type="float">
            <text:p>956</text:p>
          </table:table-cell>
          <table:table-cell table:formula="of:=IF(COUNTIF([.A894:.D894];[.A894])=3;[.A894];&quot;&quot;)">
            <text:p/>
          </table:table-cell>
          <table:table-cell table:formula="of:=IF(COUNTIF([.B894:.E894];[.B894])=3;[.B894];&quot;&quot;)">
            <text:p/>
          </table:table-cell>
          <table:table-cell table:formula="of:=IF(COUNTIF([.C894:.F894];[.C894])=3;[.C894];&quot;&quot;)">
            <text:p/>
          </table:table-cell>
          <table:table-cell table:formula="of:=IF(COUNTIF([.D894:.G894];[.D894])=3;[.D894];&quot;&quot;)">
            <text:p/>
          </table:table-cell>
          <table:table-cell table:formula="of:=IF(COUNTIF([.A894:.D894];[.A894])=3;&quot;&quot;;[.A894])" office:value-type="float" office:value="479" calcext:value-type="float">
            <text:p>479</text:p>
          </table:table-cell>
          <table:table-cell table:formula="of:=IF(COUNTIF([.B894:.E894];[.B894])=3;&quot;&quot;;[.B894])" office:value-type="float" office:value="956" calcext:value-type="float">
            <text:p>956</text:p>
          </table:table-cell>
          <table:table-cell table:formula="of:=IF(COUNTIF([.C894:.F894];[.C894])=3;&quot;&quot;;[.C894])" office:value-type="float" office:value="479" calcext:value-type="float">
            <text:p>479</text:p>
          </table:table-cell>
          <table:table-cell table:formula="of:=IF(COUNTIF([.D894:.G894];[.D894])=3;&quot;&quot;;[.D894])" office:value-type="float" office:value="956" calcext:value-type="float">
            <text:p>956</text:p>
          </table:table-cell>
          <table:table-cell table:style-name="ce5" table:formula="of:=IFERROR( IF( AND( COUNT([.E894:.H894])=3; MOD( AVERAGE([.E894:.H894]); 2)=1; MOD( AVERAGE([.I894:.L89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12" calcext:value-type="float">
            <text:p>912</text:p>
          </table:table-cell>
          <table:table-cell office:value-type="float" office:value="697" calcext:value-type="float">
            <text:p>697</text:p>
          </table:table-cell>
          <table:table-cell office:value-type="float" office:value="725" calcext:value-type="float">
            <text:p>725</text:p>
          </table:table-cell>
          <table:table-cell office:value-type="float" office:value="713" calcext:value-type="float">
            <text:p>713</text:p>
          </table:table-cell>
          <table:table-cell table:formula="of:=IF(COUNTIF([.A895:.D895];[.A895])=3;[.A895];&quot;&quot;)">
            <text:p/>
          </table:table-cell>
          <table:table-cell table:formula="of:=IF(COUNTIF([.B895:.E895];[.B895])=3;[.B895];&quot;&quot;)">
            <text:p/>
          </table:table-cell>
          <table:table-cell table:formula="of:=IF(COUNTIF([.C895:.F895];[.C895])=3;[.C895];&quot;&quot;)">
            <text:p/>
          </table:table-cell>
          <table:table-cell table:formula="of:=IF(COUNTIF([.D895:.G895];[.D895])=3;[.D895];&quot;&quot;)">
            <text:p/>
          </table:table-cell>
          <table:table-cell table:formula="of:=IF(COUNTIF([.A895:.D895];[.A895])=3;&quot;&quot;;[.A895])" office:value-type="float" office:value="912" calcext:value-type="float">
            <text:p>912</text:p>
          </table:table-cell>
          <table:table-cell table:formula="of:=IF(COUNTIF([.B895:.E895];[.B895])=3;&quot;&quot;;[.B895])" office:value-type="float" office:value="697" calcext:value-type="float">
            <text:p>697</text:p>
          </table:table-cell>
          <table:table-cell table:formula="of:=IF(COUNTIF([.C895:.F895];[.C895])=3;&quot;&quot;;[.C895])" office:value-type="float" office:value="725" calcext:value-type="float">
            <text:p>725</text:p>
          </table:table-cell>
          <table:table-cell table:formula="of:=IF(COUNTIF([.D895:.G895];[.D895])=3;&quot;&quot;;[.D895])" office:value-type="float" office:value="713" calcext:value-type="float">
            <text:p>713</text:p>
          </table:table-cell>
          <table:table-cell table:style-name="ce5" table:formula="of:=IFERROR( IF( AND( COUNT([.E895:.H895])=3; MOD( AVERAGE([.E895:.H895]); 2)=1; MOD( AVERAGE([.I895:.L89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office:value-type="float" office:value="237" calcext:value-type="float">
            <text:p>237</text:p>
          </table:table-cell>
          <table:table-cell office:value-type="float" office:value="681" calcext:value-type="float">
            <text:p>681</text:p>
          </table:table-cell>
          <table:table-cell office:value-type="float" office:value="798" calcext:value-type="float">
            <text:p>798</text:p>
          </table:table-cell>
          <table:table-cell table:formula="of:=IF(COUNTIF([.A896:.D896];[.A896])=3;[.A896];&quot;&quot;)">
            <text:p/>
          </table:table-cell>
          <table:table-cell table:formula="of:=IF(COUNTIF([.B896:.E896];[.B896])=3;[.B896];&quot;&quot;)">
            <text:p/>
          </table:table-cell>
          <table:table-cell table:formula="of:=IF(COUNTIF([.C896:.F896];[.C896])=3;[.C896];&quot;&quot;)">
            <text:p/>
          </table:table-cell>
          <table:table-cell table:formula="of:=IF(COUNTIF([.D896:.G896];[.D896])=3;[.D896];&quot;&quot;)">
            <text:p/>
          </table:table-cell>
          <table:table-cell table:formula="of:=IF(COUNTIF([.A896:.D896];[.A896])=3;&quot;&quot;;[.A896])" office:value-type="float" office:value="190" calcext:value-type="float">
            <text:p>190</text:p>
          </table:table-cell>
          <table:table-cell table:formula="of:=IF(COUNTIF([.B896:.E896];[.B896])=3;&quot;&quot;;[.B896])" office:value-type="float" office:value="237" calcext:value-type="float">
            <text:p>237</text:p>
          </table:table-cell>
          <table:table-cell table:formula="of:=IF(COUNTIF([.C896:.F896];[.C896])=3;&quot;&quot;;[.C896])" office:value-type="float" office:value="681" calcext:value-type="float">
            <text:p>681</text:p>
          </table:table-cell>
          <table:table-cell table:formula="of:=IF(COUNTIF([.D896:.G896];[.D896])=3;&quot;&quot;;[.D896])" office:value-type="float" office:value="798" calcext:value-type="float">
            <text:p>798</text:p>
          </table:table-cell>
          <table:table-cell table:style-name="ce5" table:formula="of:=IFERROR( IF( AND( COUNT([.E896:.H896])=3; MOD( AVERAGE([.E896:.H896]); 2)=1; MOD( AVERAGE([.I896:.L89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office:value-type="float" office:value="515" calcext:value-type="float">
            <text:p>515</text:p>
          </table:table-cell>
          <table:table-cell office:value-type="float" office:value="697" calcext:value-type="float">
            <text:p>697</text:p>
          </table:table-cell>
          <table:table-cell office:value-type="float" office:value="515" calcext:value-type="float">
            <text:p>515</text:p>
          </table:table-cell>
          <table:table-cell table:formula="of:=IF(COUNTIF([.A897:.D897];[.A897])=3;[.A897];&quot;&quot;)">
            <text:p/>
          </table:table-cell>
          <table:table-cell table:formula="of:=IF(COUNTIF([.B897:.E897];[.B897])=3;[.B897];&quot;&quot;)">
            <text:p/>
          </table:table-cell>
          <table:table-cell table:formula="of:=IF(COUNTIF([.C897:.F897];[.C897])=3;[.C897];&quot;&quot;)">
            <text:p/>
          </table:table-cell>
          <table:table-cell table:formula="of:=IF(COUNTIF([.D897:.G897];[.D897])=3;[.D897];&quot;&quot;)">
            <text:p/>
          </table:table-cell>
          <table:table-cell table:formula="of:=IF(COUNTIF([.A897:.D897];[.A897])=3;&quot;&quot;;[.A897])" office:value-type="float" office:value="656" calcext:value-type="float">
            <text:p>656</text:p>
          </table:table-cell>
          <table:table-cell table:formula="of:=IF(COUNTIF([.B897:.E897];[.B897])=3;&quot;&quot;;[.B897])" office:value-type="float" office:value="515" calcext:value-type="float">
            <text:p>515</text:p>
          </table:table-cell>
          <table:table-cell table:formula="of:=IF(COUNTIF([.C897:.F897];[.C897])=3;&quot;&quot;;[.C897])" office:value-type="float" office:value="697" calcext:value-type="float">
            <text:p>697</text:p>
          </table:table-cell>
          <table:table-cell table:formula="of:=IF(COUNTIF([.D897:.G897];[.D897])=3;&quot;&quot;;[.D897])" office:value-type="float" office:value="515" calcext:value-type="float">
            <text:p>515</text:p>
          </table:table-cell>
          <table:table-cell table:style-name="ce5" table:formula="of:=IFERROR( IF( AND( COUNT([.E897:.H897])=3; MOD( AVERAGE([.E897:.H897]); 2)=1; MOD( AVERAGE([.I897:.L89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table:formula="of:=IF(COUNTIF([.A898:.D898];[.A898])=3;[.A898];&quot;&quot;)">
            <text:p/>
          </table:table-cell>
          <table:table-cell table:formula="of:=IF(COUNTIF([.B898:.E898];[.B898])=3;[.B898];&quot;&quot;)">
            <text:p/>
          </table:table-cell>
          <table:table-cell table:formula="of:=IF(COUNTIF([.C898:.F898];[.C898])=3;[.C898];&quot;&quot;)">
            <text:p/>
          </table:table-cell>
          <table:table-cell table:formula="of:=IF(COUNTIF([.D898:.G898];[.D898])=3;[.D898];&quot;&quot;)">
            <text:p/>
          </table:table-cell>
          <table:table-cell table:formula="of:=IF(COUNTIF([.A898:.D898];[.A898])=3;&quot;&quot;;[.A898])" office:value-type="float" office:value="599" calcext:value-type="float">
            <text:p>599</text:p>
          </table:table-cell>
          <table:table-cell table:formula="of:=IF(COUNTIF([.B898:.E898];[.B898])=3;&quot;&quot;;[.B898])" office:value-type="float" office:value="682" calcext:value-type="float">
            <text:p>682</text:p>
          </table:table-cell>
          <table:table-cell table:formula="of:=IF(COUNTIF([.C898:.F898];[.C898])=3;&quot;&quot;;[.C898])" office:value-type="float" office:value="1" calcext:value-type="float">
            <text:p>1</text:p>
          </table:table-cell>
          <table:table-cell table:formula="of:=IF(COUNTIF([.D898:.G898];[.D898])=3;&quot;&quot;;[.D898])" office:value-type="float" office:value="495" calcext:value-type="float">
            <text:p>495</text:p>
          </table:table-cell>
          <table:table-cell table:style-name="ce5" table:formula="of:=IFERROR( IF( AND( COUNT([.E898:.H898])=3; MOD( AVERAGE([.E898:.H898]); 2)=1; MOD( AVERAGE([.I898:.L89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office:value-type="float" office:value="996" calcext:value-type="float">
            <text:p>996</text:p>
          </table:table-cell>
          <table:table-cell office:value-type="float" office:value="323" calcext:value-type="float">
            <text:p>323</text:p>
          </table:table-cell>
          <table:table-cell office:value-type="float" office:value="397" calcext:value-type="float">
            <text:p>397</text:p>
          </table:table-cell>
          <table:table-cell table:formula="of:=IF(COUNTIF([.A899:.D899];[.A899])=3;[.A899];&quot;&quot;)">
            <text:p/>
          </table:table-cell>
          <table:table-cell table:formula="of:=IF(COUNTIF([.B899:.E899];[.B899])=3;[.B899];&quot;&quot;)">
            <text:p/>
          </table:table-cell>
          <table:table-cell table:formula="of:=IF(COUNTIF([.C899:.F899];[.C899])=3;[.C899];&quot;&quot;)">
            <text:p/>
          </table:table-cell>
          <table:table-cell table:formula="of:=IF(COUNTIF([.D899:.G899];[.D899])=3;[.D899];&quot;&quot;)">
            <text:p/>
          </table:table-cell>
          <table:table-cell table:formula="of:=IF(COUNTIF([.A899:.D899];[.A899])=3;&quot;&quot;;[.A899])" office:value-type="float" office:value="433" calcext:value-type="float">
            <text:p>433</text:p>
          </table:table-cell>
          <table:table-cell table:formula="of:=IF(COUNTIF([.B899:.E899];[.B899])=3;&quot;&quot;;[.B899])" office:value-type="float" office:value="996" calcext:value-type="float">
            <text:p>996</text:p>
          </table:table-cell>
          <table:table-cell table:formula="of:=IF(COUNTIF([.C899:.F899];[.C899])=3;&quot;&quot;;[.C899])" office:value-type="float" office:value="323" calcext:value-type="float">
            <text:p>323</text:p>
          </table:table-cell>
          <table:table-cell table:formula="of:=IF(COUNTIF([.D899:.G899];[.D899])=3;&quot;&quot;;[.D899])" office:value-type="float" office:value="397" calcext:value-type="float">
            <text:p>397</text:p>
          </table:table-cell>
          <table:table-cell table:style-name="ce5" table:formula="of:=IFERROR( IF( AND( COUNT([.E899:.H899])=3; MOD( AVERAGE([.E899:.H899]); 2)=1; MOD( AVERAGE([.I899:.L89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3" calcext:value-type="float">
            <text:p>83</text:p>
          </table:table-cell>
          <table:table-cell office:value-type="float" office:value="810" calcext:value-type="float">
            <text:p>810</text:p>
          </table:table-cell>
          <table:table-cell office:value-type="float" office:value="83" calcext:value-type="float">
            <text:p>83</text:p>
          </table:table-cell>
          <table:table-cell table:formula="of:=IF(COUNTIF([.A900:.D900];[.A900])=3;[.A900];&quot;&quot;)">
            <text:p/>
          </table:table-cell>
          <table:table-cell table:formula="of:=IF(COUNTIF([.B900:.E900];[.B900])=3;[.B900];&quot;&quot;)">
            <text:p/>
          </table:table-cell>
          <table:table-cell table:formula="of:=IF(COUNTIF([.C900:.F900];[.C900])=3;[.C900];&quot;&quot;)">
            <text:p/>
          </table:table-cell>
          <table:table-cell table:formula="of:=IF(COUNTIF([.D900:.G900];[.D900])=3;[.D900];&quot;&quot;)">
            <text:p/>
          </table:table-cell>
          <table:table-cell table:formula="of:=IF(COUNTIF([.A900:.D900];[.A900])=3;&quot;&quot;;[.A900])" office:value-type="float" office:value="267" calcext:value-type="float">
            <text:p>267</text:p>
          </table:table-cell>
          <table:table-cell table:formula="of:=IF(COUNTIF([.B900:.E900];[.B900])=3;&quot;&quot;;[.B900])" office:value-type="float" office:value="83" calcext:value-type="float">
            <text:p>83</text:p>
          </table:table-cell>
          <table:table-cell table:formula="of:=IF(COUNTIF([.C900:.F900];[.C900])=3;&quot;&quot;;[.C900])" office:value-type="float" office:value="810" calcext:value-type="float">
            <text:p>810</text:p>
          </table:table-cell>
          <table:table-cell table:formula="of:=IF(COUNTIF([.D900:.G900];[.D900])=3;&quot;&quot;;[.D900])" office:value-type="float" office:value="83" calcext:value-type="float">
            <text:p>83</text:p>
          </table:table-cell>
          <table:table-cell table:style-name="ce5" table:formula="of:=IFERROR( IF( AND( COUNT([.E900:.H900])=3; MOD( AVERAGE([.E900:.H900]); 2)=1; MOD( AVERAGE([.I900:.L90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office:value-type="float" office:value="670" calcext:value-type="float">
            <text:p>670</text:p>
          </table:table-cell>
          <table:table-cell office:value-type="float" office:value="145" calcext:value-type="float">
            <text:p>145</text:p>
          </table:table-cell>
          <table:table-cell office:value-type="float" office:value="670" calcext:value-type="float">
            <text:p>670</text:p>
          </table:table-cell>
          <table:table-cell table:formula="of:=IF(COUNTIF([.A901:.D901];[.A901])=3;[.A901];&quot;&quot;)">
            <text:p/>
          </table:table-cell>
          <table:table-cell table:formula="of:=IF(COUNTIF([.B901:.E901];[.B901])=3;[.B901];&quot;&quot;)">
            <text:p/>
          </table:table-cell>
          <table:table-cell table:formula="of:=IF(COUNTIF([.C901:.F901];[.C901])=3;[.C901];&quot;&quot;)">
            <text:p/>
          </table:table-cell>
          <table:table-cell table:formula="of:=IF(COUNTIF([.D901:.G901];[.D901])=3;[.D901];&quot;&quot;)">
            <text:p/>
          </table:table-cell>
          <table:table-cell table:formula="of:=IF(COUNTIF([.A901:.D901];[.A901])=3;&quot;&quot;;[.A901])" office:value-type="float" office:value="349" calcext:value-type="float">
            <text:p>349</text:p>
          </table:table-cell>
          <table:table-cell table:formula="of:=IF(COUNTIF([.B901:.E901];[.B901])=3;&quot;&quot;;[.B901])" office:value-type="float" office:value="670" calcext:value-type="float">
            <text:p>670</text:p>
          </table:table-cell>
          <table:table-cell table:formula="of:=IF(COUNTIF([.C901:.F901];[.C901])=3;&quot;&quot;;[.C901])" office:value-type="float" office:value="145" calcext:value-type="float">
            <text:p>145</text:p>
          </table:table-cell>
          <table:table-cell table:formula="of:=IF(COUNTIF([.D901:.G901];[.D901])=3;&quot;&quot;;[.D901])" office:value-type="float" office:value="670" calcext:value-type="float">
            <text:p>670</text:p>
          </table:table-cell>
          <table:table-cell table:style-name="ce5" table:formula="of:=IFERROR( IF( AND( COUNT([.E901:.H901])=3; MOD( AVERAGE([.E901:.H901]); 2)=1; MOD( AVERAGE([.I901:.L90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2" office:value-type="float" office:value="326" calcext:value-type="float">
            <text:p>326</text:p>
          </table:table-cell>
          <table:table-cell office:value-type="float" office:value="67" calcext:value-type="float">
            <text:p>67</text:p>
          </table:table-cell>
          <table:table-cell office:value-type="float" office:value="326" calcext:value-type="float">
            <text:p>326</text:p>
          </table:table-cell>
          <table:table-cell table:formula="of:=IF(COUNTIF([.A902:.D902];[.A902])=3;[.A902];&quot;&quot;)" office:value-type="float" office:value="326" calcext:value-type="float">
            <text:p>326</text:p>
          </table:table-cell>
          <table:table-cell table:formula="of:=IF(COUNTIF([.B902:.E902];[.B902])=3;[.B902];&quot;&quot;)" office:value-type="float" office:value="326" calcext:value-type="float">
            <text:p>326</text:p>
          </table:table-cell>
          <table:table-cell table:formula="of:=IF(COUNTIF([.C902:.F902];[.C902])=3;[.C902];&quot;&quot;)">
            <text:p/>
          </table:table-cell>
          <table:table-cell table:formula="of:=IF(COUNTIF([.D902:.G902];[.D902])=3;[.D902];&quot;&quot;)" office:value-type="float" office:value="326" calcext:value-type="float">
            <text:p>326</text:p>
          </table:table-cell>
          <table:table-cell table:formula="of:=IF(COUNTIF([.A902:.D902];[.A902])=3;&quot;&quot;;[.A902])">
            <text:p/>
          </table:table-cell>
          <table:table-cell table:formula="of:=IF(COUNTIF([.B902:.E902];[.B902])=3;&quot;&quot;;[.B902])">
            <text:p/>
          </table:table-cell>
          <table:table-cell table:formula="of:=IF(COUNTIF([.C902:.F902];[.C902])=3;&quot;&quot;;[.C902])" office:value-type="float" office:value="67" calcext:value-type="float">
            <text:p>67</text:p>
          </table:table-cell>
          <table:table-cell table:formula="of:=IF(COUNTIF([.D902:.G902];[.D902])=3;&quot;&quot;;[.D902])">
            <text:p/>
          </table:table-cell>
          <table:table-cell table:style-name="ce5" table:formula="of:=IFERROR( IF( AND( COUNT([.E902:.H902])=3; MOD( AVERAGE([.E902:.H902]); 2)=1; MOD( AVERAGE([.I902:.L90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44" calcext:value-type="float">
            <text:p>844</text:p>
          </table:table-cell>
          <table:table-cell office:value-type="float" office:value="716" calcext:value-type="float">
            <text:p>716</text:p>
          </table:table-cell>
          <table:table-cell office:value-type="float" office:value="207" calcext:value-type="float">
            <text:p>207</text:p>
          </table:table-cell>
          <table:table-cell office:value-type="float" office:value="220" calcext:value-type="float">
            <text:p>220</text:p>
          </table:table-cell>
          <table:table-cell table:formula="of:=IF(COUNTIF([.A903:.D903];[.A903])=3;[.A903];&quot;&quot;)">
            <text:p/>
          </table:table-cell>
          <table:table-cell table:formula="of:=IF(COUNTIF([.B903:.E903];[.B903])=3;[.B903];&quot;&quot;)">
            <text:p/>
          </table:table-cell>
          <table:table-cell table:formula="of:=IF(COUNTIF([.C903:.F903];[.C903])=3;[.C903];&quot;&quot;)">
            <text:p/>
          </table:table-cell>
          <table:table-cell table:formula="of:=IF(COUNTIF([.D903:.G903];[.D903])=3;[.D903];&quot;&quot;)">
            <text:p/>
          </table:table-cell>
          <table:table-cell table:formula="of:=IF(COUNTIF([.A903:.D903];[.A903])=3;&quot;&quot;;[.A903])" office:value-type="float" office:value="844" calcext:value-type="float">
            <text:p>844</text:p>
          </table:table-cell>
          <table:table-cell table:formula="of:=IF(COUNTIF([.B903:.E903];[.B903])=3;&quot;&quot;;[.B903])" office:value-type="float" office:value="716" calcext:value-type="float">
            <text:p>716</text:p>
          </table:table-cell>
          <table:table-cell table:formula="of:=IF(COUNTIF([.C903:.F903];[.C903])=3;&quot;&quot;;[.C903])" office:value-type="float" office:value="207" calcext:value-type="float">
            <text:p>207</text:p>
          </table:table-cell>
          <table:table-cell table:formula="of:=IF(COUNTIF([.D903:.G903];[.D903])=3;&quot;&quot;;[.D903])" office:value-type="float" office:value="220" calcext:value-type="float">
            <text:p>220</text:p>
          </table:table-cell>
          <table:table-cell table:style-name="ce5" table:formula="of:=IFERROR( IF( AND( COUNT([.E903:.H903])=3; MOD( AVERAGE([.E903:.H903]); 2)=1; MOD( AVERAGE([.I903:.L90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1" calcext:value-type="float">
            <text:p>41</text:p>
          </table:table-cell>
          <table:table-cell office:value-type="float" office:value="173" calcext:value-type="float">
            <text:p>173</text:p>
          </table:table-cell>
          <table:table-cell office:value-type="float" office:value="788" calcext:value-type="float">
            <text:p>788</text:p>
          </table:table-cell>
          <table:table-cell table:formula="of:=IF(COUNTIF([.A904:.D904];[.A904])=3;[.A904];&quot;&quot;)">
            <text:p/>
          </table:table-cell>
          <table:table-cell table:formula="of:=IF(COUNTIF([.B904:.E904];[.B904])=3;[.B904];&quot;&quot;)">
            <text:p/>
          </table:table-cell>
          <table:table-cell table:formula="of:=IF(COUNTIF([.C904:.F904];[.C904])=3;[.C904];&quot;&quot;)">
            <text:p/>
          </table:table-cell>
          <table:table-cell table:formula="of:=IF(COUNTIF([.D904:.G904];[.D904])=3;[.D904];&quot;&quot;)">
            <text:p/>
          </table:table-cell>
          <table:table-cell table:formula="of:=IF(COUNTIF([.A904:.D904];[.A904])=3;&quot;&quot;;[.A904])" office:value-type="float" office:value="854" calcext:value-type="float">
            <text:p>854</text:p>
          </table:table-cell>
          <table:table-cell table:formula="of:=IF(COUNTIF([.B904:.E904];[.B904])=3;&quot;&quot;;[.B904])" office:value-type="float" office:value="41" calcext:value-type="float">
            <text:p>41</text:p>
          </table:table-cell>
          <table:table-cell table:formula="of:=IF(COUNTIF([.C904:.F904];[.C904])=3;&quot;&quot;;[.C904])" office:value-type="float" office:value="173" calcext:value-type="float">
            <text:p>173</text:p>
          </table:table-cell>
          <table:table-cell table:formula="of:=IF(COUNTIF([.D904:.G904];[.D904])=3;&quot;&quot;;[.D904])" office:value-type="float" office:value="788" calcext:value-type="float">
            <text:p>788</text:p>
          </table:table-cell>
          <table:table-cell table:style-name="ce5" table:formula="of:=IFERROR( IF( AND( COUNT([.E904:.H904])=3; MOD( AVERAGE([.E904:.H904]); 2)=1; MOD( AVERAGE([.I904:.L90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office:value-type="float" office:value="979" calcext:value-type="float">
            <text:p>979</text:p>
          </table:table-cell>
          <table:table-cell office:value-type="float" office:value="724" calcext:value-type="float">
            <text:p>724</text:p>
          </table:table-cell>
          <table:table-cell office:value-type="float" office:value="623" calcext:value-type="float">
            <text:p>623</text:p>
          </table:table-cell>
          <table:table-cell table:formula="of:=IF(COUNTIF([.A905:.D905];[.A905])=3;[.A905];&quot;&quot;)">
            <text:p/>
          </table:table-cell>
          <table:table-cell table:formula="of:=IF(COUNTIF([.B905:.E905];[.B905])=3;[.B905];&quot;&quot;)">
            <text:p/>
          </table:table-cell>
          <table:table-cell table:formula="of:=IF(COUNTIF([.C905:.F905];[.C905])=3;[.C905];&quot;&quot;)">
            <text:p/>
          </table:table-cell>
          <table:table-cell table:formula="of:=IF(COUNTIF([.D905:.G905];[.D905])=3;[.D905];&quot;&quot;)">
            <text:p/>
          </table:table-cell>
          <table:table-cell table:formula="of:=IF(COUNTIF([.A905:.D905];[.A905])=3;&quot;&quot;;[.A905])" office:value-type="float" office:value="479" calcext:value-type="float">
            <text:p>479</text:p>
          </table:table-cell>
          <table:table-cell table:formula="of:=IF(COUNTIF([.B905:.E905];[.B905])=3;&quot;&quot;;[.B905])" office:value-type="float" office:value="979" calcext:value-type="float">
            <text:p>979</text:p>
          </table:table-cell>
          <table:table-cell table:formula="of:=IF(COUNTIF([.C905:.F905];[.C905])=3;&quot;&quot;;[.C905])" office:value-type="float" office:value="724" calcext:value-type="float">
            <text:p>724</text:p>
          </table:table-cell>
          <table:table-cell table:formula="of:=IF(COUNTIF([.D905:.G905];[.D905])=3;&quot;&quot;;[.D905])" office:value-type="float" office:value="623" calcext:value-type="float">
            <text:p>623</text:p>
          </table:table-cell>
          <table:table-cell table:style-name="ce5" table:formula="of:=IFERROR( IF( AND( COUNT([.E905:.H905])=3; MOD( AVERAGE([.E905:.H905]); 2)=1; MOD( AVERAGE([.I905:.L90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office:value-type="float" office:value="384" calcext:value-type="float">
            <text:p>384</text:p>
          </table:table-cell>
          <table:table-cell office:value-type="float" office:value="395" calcext:value-type="float">
            <text:p>395</text:p>
          </table:table-cell>
          <table:table-cell office:value-type="float" office:value="994" calcext:value-type="float">
            <text:p>994</text:p>
          </table:table-cell>
          <table:table-cell table:formula="of:=IF(COUNTIF([.A906:.D906];[.A906])=3;[.A906];&quot;&quot;)">
            <text:p/>
          </table:table-cell>
          <table:table-cell table:formula="of:=IF(COUNTIF([.B906:.E906];[.B906])=3;[.B906];&quot;&quot;)">
            <text:p/>
          </table:table-cell>
          <table:table-cell table:formula="of:=IF(COUNTIF([.C906:.F906];[.C906])=3;[.C906];&quot;&quot;)">
            <text:p/>
          </table:table-cell>
          <table:table-cell table:formula="of:=IF(COUNTIF([.D906:.G906];[.D906])=3;[.D906];&quot;&quot;)">
            <text:p/>
          </table:table-cell>
          <table:table-cell table:formula="of:=IF(COUNTIF([.A906:.D906];[.A906])=3;&quot;&quot;;[.A906])" office:value-type="float" office:value="222" calcext:value-type="float">
            <text:p>222</text:p>
          </table:table-cell>
          <table:table-cell table:formula="of:=IF(COUNTIF([.B906:.E906];[.B906])=3;&quot;&quot;;[.B906])" office:value-type="float" office:value="384" calcext:value-type="float">
            <text:p>384</text:p>
          </table:table-cell>
          <table:table-cell table:formula="of:=IF(COUNTIF([.C906:.F906];[.C906])=3;&quot;&quot;;[.C906])" office:value-type="float" office:value="395" calcext:value-type="float">
            <text:p>395</text:p>
          </table:table-cell>
          <table:table-cell table:formula="of:=IF(COUNTIF([.D906:.G906];[.D906])=3;&quot;&quot;;[.D906])" office:value-type="float" office:value="994" calcext:value-type="float">
            <text:p>994</text:p>
          </table:table-cell>
          <table:table-cell table:style-name="ce5" table:formula="of:=IFERROR( IF( AND( COUNT([.E906:.H906])=3; MOD( AVERAGE([.E906:.H906]); 2)=1; MOD( AVERAGE([.I906:.L90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office:value-type="float" office:value="174" calcext:value-type="float">
            <text:p>174</text:p>
          </table:table-cell>
          <table:table-cell office:value-type="float" office:value="308" calcext:value-type="float">
            <text:p>308</text:p>
          </table:table-cell>
          <table:table-cell office:value-type="float" office:value="659" calcext:value-type="float">
            <text:p>659</text:p>
          </table:table-cell>
          <table:table-cell table:formula="of:=IF(COUNTIF([.A907:.D907];[.A907])=3;[.A907];&quot;&quot;)">
            <text:p/>
          </table:table-cell>
          <table:table-cell table:formula="of:=IF(COUNTIF([.B907:.E907];[.B907])=3;[.B907];&quot;&quot;)">
            <text:p/>
          </table:table-cell>
          <table:table-cell table:formula="of:=IF(COUNTIF([.C907:.F907];[.C907])=3;[.C907];&quot;&quot;)">
            <text:p/>
          </table:table-cell>
          <table:table-cell table:formula="of:=IF(COUNTIF([.D907:.G907];[.D907])=3;[.D907];&quot;&quot;)">
            <text:p/>
          </table:table-cell>
          <table:table-cell table:formula="of:=IF(COUNTIF([.A907:.D907];[.A907])=3;&quot;&quot;;[.A907])" office:value-type="float" office:value="707" calcext:value-type="float">
            <text:p>707</text:p>
          </table:table-cell>
          <table:table-cell table:formula="of:=IF(COUNTIF([.B907:.E907];[.B907])=3;&quot;&quot;;[.B907])" office:value-type="float" office:value="174" calcext:value-type="float">
            <text:p>174</text:p>
          </table:table-cell>
          <table:table-cell table:formula="of:=IF(COUNTIF([.C907:.F907];[.C907])=3;&quot;&quot;;[.C907])" office:value-type="float" office:value="308" calcext:value-type="float">
            <text:p>308</text:p>
          </table:table-cell>
          <table:table-cell table:formula="of:=IF(COUNTIF([.D907:.G907];[.D907])=3;&quot;&quot;;[.D907])" office:value-type="float" office:value="659" calcext:value-type="float">
            <text:p>659</text:p>
          </table:table-cell>
          <table:table-cell table:style-name="ce5" table:formula="of:=IFERROR( IF( AND( COUNT([.E907:.H907])=3; MOD( AVERAGE([.E907:.H907]); 2)=1; MOD( AVERAGE([.I907:.L90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office:value-type="float" office:value="850" calcext:value-type="float">
            <text:p>850</text:p>
          </table:table-cell>
          <table:table-cell office:value-type="float" office:value="181" calcext:value-type="float">
            <text:p>181</text:p>
          </table:table-cell>
          <table:table-cell office:value-type="float" office:value="385" calcext:value-type="float">
            <text:p>385</text:p>
          </table:table-cell>
          <table:table-cell table:formula="of:=IF(COUNTIF([.A908:.D908];[.A908])=3;[.A908];&quot;&quot;)">
            <text:p/>
          </table:table-cell>
          <table:table-cell table:formula="of:=IF(COUNTIF([.B908:.E908];[.B908])=3;[.B908];&quot;&quot;)">
            <text:p/>
          </table:table-cell>
          <table:table-cell table:formula="of:=IF(COUNTIF([.C908:.F908];[.C908])=3;[.C908];&quot;&quot;)">
            <text:p/>
          </table:table-cell>
          <table:table-cell table:formula="of:=IF(COUNTIF([.D908:.G908];[.D908])=3;[.D908];&quot;&quot;)">
            <text:p/>
          </table:table-cell>
          <table:table-cell table:formula="of:=IF(COUNTIF([.A908:.D908];[.A908])=3;&quot;&quot;;[.A908])" office:value-type="float" office:value="181" calcext:value-type="float">
            <text:p>181</text:p>
          </table:table-cell>
          <table:table-cell table:formula="of:=IF(COUNTIF([.B908:.E908];[.B908])=3;&quot;&quot;;[.B908])" office:value-type="float" office:value="850" calcext:value-type="float">
            <text:p>850</text:p>
          </table:table-cell>
          <table:table-cell table:formula="of:=IF(COUNTIF([.C908:.F908];[.C908])=3;&quot;&quot;;[.C908])" office:value-type="float" office:value="181" calcext:value-type="float">
            <text:p>181</text:p>
          </table:table-cell>
          <table:table-cell table:formula="of:=IF(COUNTIF([.D908:.G908];[.D908])=3;&quot;&quot;;[.D908])" office:value-type="float" office:value="385" calcext:value-type="float">
            <text:p>385</text:p>
          </table:table-cell>
          <table:table-cell table:style-name="ce5" table:formula="of:=IFERROR( IF( AND( COUNT([.E908:.H908])=3; MOD( AVERAGE([.E908:.H908]); 2)=1; MOD( AVERAGE([.I908:.L90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4" calcext:value-type="float">
            <text:p>34</text:p>
          </table:table-cell>
          <table:table-cell office:value-type="float" office:value="556" calcext:value-type="float">
            <text:p>556</text:p>
          </table:table-cell>
          <table:table-cell office:value-type="float" office:value="688" calcext:value-type="float">
            <text:p>688</text:p>
          </table:table-cell>
          <table:table-cell table:formula="of:=IF(COUNTIF([.A909:.D909];[.A909])=3;[.A909];&quot;&quot;)">
            <text:p/>
          </table:table-cell>
          <table:table-cell table:formula="of:=IF(COUNTIF([.B909:.E909];[.B909])=3;[.B909];&quot;&quot;)">
            <text:p/>
          </table:table-cell>
          <table:table-cell table:formula="of:=IF(COUNTIF([.C909:.F909];[.C909])=3;[.C909];&quot;&quot;)">
            <text:p/>
          </table:table-cell>
          <table:table-cell table:formula="of:=IF(COUNTIF([.D909:.G909];[.D909])=3;[.D909];&quot;&quot;)">
            <text:p/>
          </table:table-cell>
          <table:table-cell table:formula="of:=IF(COUNTIF([.A909:.D909];[.A909])=3;&quot;&quot;;[.A909])" office:value-type="float" office:value="914" calcext:value-type="float">
            <text:p>914</text:p>
          </table:table-cell>
          <table:table-cell table:formula="of:=IF(COUNTIF([.B909:.E909];[.B909])=3;&quot;&quot;;[.B909])" office:value-type="float" office:value="34" calcext:value-type="float">
            <text:p>34</text:p>
          </table:table-cell>
          <table:table-cell table:formula="of:=IF(COUNTIF([.C909:.F909];[.C909])=3;&quot;&quot;;[.C909])" office:value-type="float" office:value="556" calcext:value-type="float">
            <text:p>556</text:p>
          </table:table-cell>
          <table:table-cell table:formula="of:=IF(COUNTIF([.D909:.G909];[.D909])=3;&quot;&quot;;[.D909])" office:value-type="float" office:value="688" calcext:value-type="float">
            <text:p>688</text:p>
          </table:table-cell>
          <table:table-cell table:style-name="ce5" table:formula="of:=IFERROR( IF( AND( COUNT([.E909:.H909])=3; MOD( AVERAGE([.E909:.H909]); 2)=1; MOD( AVERAGE([.I909:.L90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959" calcext:value-type="float">
            <text:p>959</text:p>
          </table:table-cell>
          <table:table-cell office:value-type="float" office:value="403" calcext:value-type="float">
            <text:p>403</text:p>
          </table:table-cell>
          <table:table-cell table:formula="of:=IF(COUNTIF([.A910:.D910];[.A910])=3;[.A910];&quot;&quot;)">
            <text:p/>
          </table:table-cell>
          <table:table-cell table:formula="of:=IF(COUNTIF([.B910:.E910];[.B910])=3;[.B910];&quot;&quot;)">
            <text:p/>
          </table:table-cell>
          <table:table-cell table:formula="of:=IF(COUNTIF([.C910:.F910];[.C910])=3;[.C910];&quot;&quot;)">
            <text:p/>
          </table:table-cell>
          <table:table-cell table:formula="of:=IF(COUNTIF([.D910:.G910];[.D910])=3;[.D910];&quot;&quot;)">
            <text:p/>
          </table:table-cell>
          <table:table-cell table:formula="of:=IF(COUNTIF([.A910:.D910];[.A910])=3;&quot;&quot;;[.A910])" office:value-type="float" office:value="400" calcext:value-type="float">
            <text:p>400</text:p>
          </table:table-cell>
          <table:table-cell table:formula="of:=IF(COUNTIF([.B910:.E910];[.B910])=3;&quot;&quot;;[.B910])" office:value-type="float" office:value="550" calcext:value-type="float">
            <text:p>550</text:p>
          </table:table-cell>
          <table:table-cell table:formula="of:=IF(COUNTIF([.C910:.F910];[.C910])=3;&quot;&quot;;[.C910])" office:value-type="float" office:value="959" calcext:value-type="float">
            <text:p>959</text:p>
          </table:table-cell>
          <table:table-cell table:formula="of:=IF(COUNTIF([.D910:.G910];[.D910])=3;&quot;&quot;;[.D910])" office:value-type="float" office:value="403" calcext:value-type="float">
            <text:p>403</text:p>
          </table:table-cell>
          <table:table-cell table:style-name="ce5" table:formula="of:=IFERROR( IF( AND( COUNT([.E910:.H910])=3; MOD( AVERAGE([.E910:.H910]); 2)=1; MOD( AVERAGE([.I910:.L91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office:value-type="float" office:value="423" calcext:value-type="float">
            <text:p>423</text:p>
          </table:table-cell>
          <table:table-cell office:value-type="float" office:value="444" calcext:value-type="float">
            <text:p>444</text:p>
          </table:table-cell>
          <table:table-cell office:value-type="float" office:value="547" calcext:value-type="float">
            <text:p>547</text:p>
          </table:table-cell>
          <table:table-cell table:formula="of:=IF(COUNTIF([.A911:.D911];[.A911])=3;[.A911];&quot;&quot;)">
            <text:p/>
          </table:table-cell>
          <table:table-cell table:formula="of:=IF(COUNTIF([.B911:.E911];[.B911])=3;[.B911];&quot;&quot;)">
            <text:p/>
          </table:table-cell>
          <table:table-cell table:formula="of:=IF(COUNTIF([.C911:.F911];[.C911])=3;[.C911];&quot;&quot;)">
            <text:p/>
          </table:table-cell>
          <table:table-cell table:formula="of:=IF(COUNTIF([.D911:.G911];[.D911])=3;[.D911];&quot;&quot;)">
            <text:p/>
          </table:table-cell>
          <table:table-cell table:formula="of:=IF(COUNTIF([.A911:.D911];[.A911])=3;&quot;&quot;;[.A911])" office:value-type="float" office:value="444" calcext:value-type="float">
            <text:p>444</text:p>
          </table:table-cell>
          <table:table-cell table:formula="of:=IF(COUNTIF([.B911:.E911];[.B911])=3;&quot;&quot;;[.B911])" office:value-type="float" office:value="423" calcext:value-type="float">
            <text:p>423</text:p>
          </table:table-cell>
          <table:table-cell table:formula="of:=IF(COUNTIF([.C911:.F911];[.C911])=3;&quot;&quot;;[.C911])" office:value-type="float" office:value="444" calcext:value-type="float">
            <text:p>444</text:p>
          </table:table-cell>
          <table:table-cell table:formula="of:=IF(COUNTIF([.D911:.G911];[.D911])=3;&quot;&quot;;[.D911])" office:value-type="float" office:value="547" calcext:value-type="float">
            <text:p>547</text:p>
          </table:table-cell>
          <table:table-cell table:style-name="ce5" table:formula="of:=IFERROR( IF( AND( COUNT([.E911:.H911])=3; MOD( AVERAGE([.E911:.H911]); 2)=1; MOD( AVERAGE([.I911:.L91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office:value-type="float" office:value="485" calcext:value-type="float">
            <text:p>485</text:p>
          </table:table-cell>
          <table:table-cell office:value-type="float" office:value="130" calcext:value-type="float">
            <text:p>130</text:p>
          </table:table-cell>
          <table:table-cell office:value-type="float" office:value="287" calcext:value-type="float">
            <text:p>287</text:p>
          </table:table-cell>
          <table:table-cell table:formula="of:=IF(COUNTIF([.A912:.D912];[.A912])=3;[.A912];&quot;&quot;)">
            <text:p/>
          </table:table-cell>
          <table:table-cell table:formula="of:=IF(COUNTIF([.B912:.E912];[.B912])=3;[.B912];&quot;&quot;)">
            <text:p/>
          </table:table-cell>
          <table:table-cell table:formula="of:=IF(COUNTIF([.C912:.F912];[.C912])=3;[.C912];&quot;&quot;)">
            <text:p/>
          </table:table-cell>
          <table:table-cell table:formula="of:=IF(COUNTIF([.D912:.G912];[.D912])=3;[.D912];&quot;&quot;)">
            <text:p/>
          </table:table-cell>
          <table:table-cell table:formula="of:=IF(COUNTIF([.A912:.D912];[.A912])=3;&quot;&quot;;[.A912])" office:value-type="float" office:value="278" calcext:value-type="float">
            <text:p>278</text:p>
          </table:table-cell>
          <table:table-cell table:formula="of:=IF(COUNTIF([.B912:.E912];[.B912])=3;&quot;&quot;;[.B912])" office:value-type="float" office:value="485" calcext:value-type="float">
            <text:p>485</text:p>
          </table:table-cell>
          <table:table-cell table:formula="of:=IF(COUNTIF([.C912:.F912];[.C912])=3;&quot;&quot;;[.C912])" office:value-type="float" office:value="130" calcext:value-type="float">
            <text:p>130</text:p>
          </table:table-cell>
          <table:table-cell table:formula="of:=IF(COUNTIF([.D912:.G912];[.D912])=3;&quot;&quot;;[.D912])" office:value-type="float" office:value="287" calcext:value-type="float">
            <text:p>287</text:p>
          </table:table-cell>
          <table:table-cell table:style-name="ce5" table:formula="of:=IFERROR( IF( AND( COUNT([.E912:.H912])=3; MOD( AVERAGE([.E912:.H912]); 2)=1; MOD( AVERAGE([.I912:.L91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office:value-type="float" office:value="357" calcext:value-type="float">
            <text:p>357</text:p>
          </table:table-cell>
          <table:table-cell office:value-type="float" office:value="426" calcext:value-type="float">
            <text:p>426</text:p>
          </table:table-cell>
          <table:table-cell office:value-type="float" office:value="543" calcext:value-type="float">
            <text:p>543</text:p>
          </table:table-cell>
          <table:table-cell table:formula="of:=IF(COUNTIF([.A913:.D913];[.A913])=3;[.A913];&quot;&quot;)">
            <text:p/>
          </table:table-cell>
          <table:table-cell table:formula="of:=IF(COUNTIF([.B913:.E913];[.B913])=3;[.B913];&quot;&quot;)">
            <text:p/>
          </table:table-cell>
          <table:table-cell table:formula="of:=IF(COUNTIF([.C913:.F913];[.C913])=3;[.C913];&quot;&quot;)">
            <text:p/>
          </table:table-cell>
          <table:table-cell table:formula="of:=IF(COUNTIF([.D913:.G913];[.D913])=3;[.D913];&quot;&quot;)">
            <text:p/>
          </table:table-cell>
          <table:table-cell table:formula="of:=IF(COUNTIF([.A913:.D913];[.A913])=3;&quot;&quot;;[.A913])" office:value-type="float" office:value="722" calcext:value-type="float">
            <text:p>722</text:p>
          </table:table-cell>
          <table:table-cell table:formula="of:=IF(COUNTIF([.B913:.E913];[.B913])=3;&quot;&quot;;[.B913])" office:value-type="float" office:value="357" calcext:value-type="float">
            <text:p>357</text:p>
          </table:table-cell>
          <table:table-cell table:formula="of:=IF(COUNTIF([.C913:.F913];[.C913])=3;&quot;&quot;;[.C913])" office:value-type="float" office:value="426" calcext:value-type="float">
            <text:p>426</text:p>
          </table:table-cell>
          <table:table-cell table:formula="of:=IF(COUNTIF([.D913:.G913];[.D913])=3;&quot;&quot;;[.D913])" office:value-type="float" office:value="543" calcext:value-type="float">
            <text:p>543</text:p>
          </table:table-cell>
          <table:table-cell table:style-name="ce5" table:formula="of:=IFERROR( IF( AND( COUNT([.E913:.H913])=3; MOD( AVERAGE([.E913:.H913]); 2)=1; MOD( AVERAGE([.I913:.L91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office:value-type="float" office:value="890" calcext:value-type="float">
            <text:p>890</text:p>
          </table:table-cell>
          <table:table-cell office:value-type="float" office:value="496" calcext:value-type="float">
            <text:p>496</text:p>
          </table:table-cell>
          <table:table-cell office:value-type="float" office:value="851" calcext:value-type="float">
            <text:p>851</text:p>
          </table:table-cell>
          <table:table-cell table:formula="of:=IF(COUNTIF([.A914:.D914];[.A914])=3;[.A914];&quot;&quot;)">
            <text:p/>
          </table:table-cell>
          <table:table-cell table:formula="of:=IF(COUNTIF([.B914:.E914];[.B914])=3;[.B914];&quot;&quot;)">
            <text:p/>
          </table:table-cell>
          <table:table-cell table:formula="of:=IF(COUNTIF([.C914:.F914];[.C914])=3;[.C914];&quot;&quot;)">
            <text:p/>
          </table:table-cell>
          <table:table-cell table:formula="of:=IF(COUNTIF([.D914:.G914];[.D914])=3;[.D914];&quot;&quot;)">
            <text:p/>
          </table:table-cell>
          <table:table-cell table:formula="of:=IF(COUNTIF([.A914:.D914];[.A914])=3;&quot;&quot;;[.A914])" office:value-type="float" office:value="235" calcext:value-type="float">
            <text:p>235</text:p>
          </table:table-cell>
          <table:table-cell table:formula="of:=IF(COUNTIF([.B914:.E914];[.B914])=3;&quot;&quot;;[.B914])" office:value-type="float" office:value="890" calcext:value-type="float">
            <text:p>890</text:p>
          </table:table-cell>
          <table:table-cell table:formula="of:=IF(COUNTIF([.C914:.F914];[.C914])=3;&quot;&quot;;[.C914])" office:value-type="float" office:value="496" calcext:value-type="float">
            <text:p>496</text:p>
          </table:table-cell>
          <table:table-cell table:formula="of:=IF(COUNTIF([.D914:.G914];[.D914])=3;&quot;&quot;;[.D914])" office:value-type="float" office:value="851" calcext:value-type="float">
            <text:p>851</text:p>
          </table:table-cell>
          <table:table-cell table:style-name="ce5" table:formula="of:=IFERROR( IF( AND( COUNT([.E914:.H914])=3; MOD( AVERAGE([.E914:.H914]); 2)=1; MOD( AVERAGE([.I914:.L91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4" calcext:value-type="float">
            <text:p>54</text:p>
          </table:table-cell>
          <table:table-cell office:value-type="float" office:value="834" calcext:value-type="float">
            <text:p>834</text:p>
          </table:table-cell>
          <table:table-cell office:value-type="float" office:value="54" calcext:value-type="float">
            <text:p>54</text:p>
          </table:table-cell>
          <table:table-cell table:formula="of:=IF(COUNTIF([.A915:.D915];[.A915])=3;[.A915];&quot;&quot;)">
            <text:p/>
          </table:table-cell>
          <table:table-cell table:formula="of:=IF(COUNTIF([.B915:.E915];[.B915])=3;[.B915];&quot;&quot;)">
            <text:p/>
          </table:table-cell>
          <table:table-cell table:formula="of:=IF(COUNTIF([.C915:.F915];[.C915])=3;[.C915];&quot;&quot;)">
            <text:p/>
          </table:table-cell>
          <table:table-cell table:formula="of:=IF(COUNTIF([.D915:.G915];[.D915])=3;[.D915];&quot;&quot;)">
            <text:p/>
          </table:table-cell>
          <table:table-cell table:formula="of:=IF(COUNTIF([.A915:.D915];[.A915])=3;&quot;&quot;;[.A915])" office:value-type="float" office:value="613" calcext:value-type="float">
            <text:p>613</text:p>
          </table:table-cell>
          <table:table-cell table:formula="of:=IF(COUNTIF([.B915:.E915];[.B915])=3;&quot;&quot;;[.B915])" office:value-type="float" office:value="54" calcext:value-type="float">
            <text:p>54</text:p>
          </table:table-cell>
          <table:table-cell table:formula="of:=IF(COUNTIF([.C915:.F915];[.C915])=3;&quot;&quot;;[.C915])" office:value-type="float" office:value="834" calcext:value-type="float">
            <text:p>834</text:p>
          </table:table-cell>
          <table:table-cell table:formula="of:=IF(COUNTIF([.D915:.G915];[.D915])=3;&quot;&quot;;[.D915])" office:value-type="float" office:value="54" calcext:value-type="float">
            <text:p>54</text:p>
          </table:table-cell>
          <table:table-cell table:style-name="ce5" table:formula="of:=IFERROR( IF( AND( COUNT([.E915:.H915])=3; MOD( AVERAGE([.E915:.H915]); 2)=1; MOD( AVERAGE([.I915:.L91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office:value-type="float" office:value="641" calcext:value-type="float">
            <text:p>641</text:p>
          </table:table-cell>
          <table:table-cell office:value-type="float" office:value="434" calcext:value-type="float">
            <text:p>434</text:p>
          </table:table-cell>
          <table:table-cell office:value-type="float" office:value="230" calcext:value-type="float">
            <text:p>230</text:p>
          </table:table-cell>
          <table:table-cell table:formula="of:=IF(COUNTIF([.A916:.D916];[.A916])=3;[.A916];&quot;&quot;)">
            <text:p/>
          </table:table-cell>
          <table:table-cell table:formula="of:=IF(COUNTIF([.B916:.E916];[.B916])=3;[.B916];&quot;&quot;)">
            <text:p/>
          </table:table-cell>
          <table:table-cell table:formula="of:=IF(COUNTIF([.C916:.F916];[.C916])=3;[.C916];&quot;&quot;)">
            <text:p/>
          </table:table-cell>
          <table:table-cell table:formula="of:=IF(COUNTIF([.D916:.G916];[.D916])=3;[.D916];&quot;&quot;)">
            <text:p/>
          </table:table-cell>
          <table:table-cell table:formula="of:=IF(COUNTIF([.A916:.D916];[.A916])=3;&quot;&quot;;[.A916])" office:value-type="float" office:value="513" calcext:value-type="float">
            <text:p>513</text:p>
          </table:table-cell>
          <table:table-cell table:formula="of:=IF(COUNTIF([.B916:.E916];[.B916])=3;&quot;&quot;;[.B916])" office:value-type="float" office:value="641" calcext:value-type="float">
            <text:p>641</text:p>
          </table:table-cell>
          <table:table-cell table:formula="of:=IF(COUNTIF([.C916:.F916];[.C916])=3;&quot;&quot;;[.C916])" office:value-type="float" office:value="434" calcext:value-type="float">
            <text:p>434</text:p>
          </table:table-cell>
          <table:table-cell table:formula="of:=IF(COUNTIF([.D916:.G916];[.D916])=3;&quot;&quot;;[.D916])" office:value-type="float" office:value="230" calcext:value-type="float">
            <text:p>230</text:p>
          </table:table-cell>
          <table:table-cell table:style-name="ce5" table:formula="of:=IFERROR( IF( AND( COUNT([.E916:.H916])=3; MOD( AVERAGE([.E916:.H916]); 2)=1; MOD( AVERAGE([.I916:.L91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92" calcext:value-type="float">
            <text:p>892</text:p>
          </table:table-cell>
          <table:table-cell office:value-type="float" office:value="53" calcext:value-type="float">
            <text:p>53</text:p>
          </table:table-cell>
          <table:table-cell office:value-type="float" office:value="208" calcext:value-type="float">
            <text:p>208</text:p>
          </table:table-cell>
          <table:table-cell table:formula="of:=IF(COUNTIF([.A917:.D917];[.A917])=3;[.A917];&quot;&quot;)">
            <text:p/>
          </table:table-cell>
          <table:table-cell table:formula="of:=IF(COUNTIF([.B917:.E917];[.B917])=3;[.B917];&quot;&quot;)">
            <text:p/>
          </table:table-cell>
          <table:table-cell table:formula="of:=IF(COUNTIF([.C917:.F917];[.C917])=3;[.C917];&quot;&quot;)">
            <text:p/>
          </table:table-cell>
          <table:table-cell table:formula="of:=IF(COUNTIF([.D917:.G917];[.D917])=3;[.D917];&quot;&quot;)">
            <text:p/>
          </table:table-cell>
          <table:table-cell table:formula="of:=IF(COUNTIF([.A917:.D917];[.A917])=3;&quot;&quot;;[.A917])" office:value-type="float" office:value="367" calcext:value-type="float">
            <text:p>367</text:p>
          </table:table-cell>
          <table:table-cell table:formula="of:=IF(COUNTIF([.B917:.E917];[.B917])=3;&quot;&quot;;[.B917])" office:value-type="float" office:value="892" calcext:value-type="float">
            <text:p>892</text:p>
          </table:table-cell>
          <table:table-cell table:formula="of:=IF(COUNTIF([.C917:.F917];[.C917])=3;&quot;&quot;;[.C917])" office:value-type="float" office:value="53" calcext:value-type="float">
            <text:p>53</text:p>
          </table:table-cell>
          <table:table-cell table:formula="of:=IF(COUNTIF([.D917:.G917];[.D917])=3;&quot;&quot;;[.D917])" office:value-type="float" office:value="208" calcext:value-type="float">
            <text:p>208</text:p>
          </table:table-cell>
          <table:table-cell table:style-name="ce5" table:formula="of:=IFERROR( IF( AND( COUNT([.E917:.H917])=3; MOD( AVERAGE([.E917:.H917]); 2)=1; MOD( AVERAGE([.I917:.L91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office:value-type="float" office:value="713" calcext:value-type="float">
            <text:p>713</text:p>
          </table:table-cell>
          <table:table-cell office:value-type="float" office:value="629" calcext:value-type="float">
            <text:p>629</text:p>
          </table:table-cell>
          <table:table-cell office:value-type="float" office:value="552" calcext:value-type="float">
            <text:p>552</text:p>
          </table:table-cell>
          <table:table-cell table:formula="of:=IF(COUNTIF([.A918:.D918];[.A918])=3;[.A918];&quot;&quot;)">
            <text:p/>
          </table:table-cell>
          <table:table-cell table:formula="of:=IF(COUNTIF([.B918:.E918];[.B918])=3;[.B918];&quot;&quot;)">
            <text:p/>
          </table:table-cell>
          <table:table-cell table:formula="of:=IF(COUNTIF([.C918:.F918];[.C918])=3;[.C918];&quot;&quot;)">
            <text:p/>
          </table:table-cell>
          <table:table-cell table:formula="of:=IF(COUNTIF([.D918:.G918];[.D918])=3;[.D918];&quot;&quot;)">
            <text:p/>
          </table:table-cell>
          <table:table-cell table:formula="of:=IF(COUNTIF([.A918:.D918];[.A918])=3;&quot;&quot;;[.A918])" office:value-type="float" office:value="206" calcext:value-type="float">
            <text:p>206</text:p>
          </table:table-cell>
          <table:table-cell table:formula="of:=IF(COUNTIF([.B918:.E918];[.B918])=3;&quot;&quot;;[.B918])" office:value-type="float" office:value="713" calcext:value-type="float">
            <text:p>713</text:p>
          </table:table-cell>
          <table:table-cell table:formula="of:=IF(COUNTIF([.C918:.F918];[.C918])=3;&quot;&quot;;[.C918])" office:value-type="float" office:value="629" calcext:value-type="float">
            <text:p>629</text:p>
          </table:table-cell>
          <table:table-cell table:formula="of:=IF(COUNTIF([.D918:.G918];[.D918])=3;&quot;&quot;;[.D918])" office:value-type="float" office:value="552" calcext:value-type="float">
            <text:p>552</text:p>
          </table:table-cell>
          <table:table-cell table:style-name="ce5" table:formula="of:=IFERROR( IF( AND( COUNT([.E918:.H918])=3; MOD( AVERAGE([.E918:.H918]); 2)=1; MOD( AVERAGE([.I918:.L91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11" calcext:value-type="float">
            <text:p>911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table:formula="of:=IF(COUNTIF([.A919:.D919];[.A919])=3;[.A919];&quot;&quot;)">
            <text:p/>
          </table:table-cell>
          <table:table-cell table:formula="of:=IF(COUNTIF([.B919:.E919];[.B919])=3;[.B919];&quot;&quot;)">
            <text:p/>
          </table:table-cell>
          <table:table-cell table:formula="of:=IF(COUNTIF([.C919:.F919];[.C919])=3;[.C919];&quot;&quot;)">
            <text:p/>
          </table:table-cell>
          <table:table-cell table:formula="of:=IF(COUNTIF([.D919:.G919];[.D919])=3;[.D919];&quot;&quot;)">
            <text:p/>
          </table:table-cell>
          <table:table-cell table:formula="of:=IF(COUNTIF([.A919:.D919];[.A919])=3;&quot;&quot;;[.A919])" office:value-type="float" office:value="928" calcext:value-type="float">
            <text:p>928</text:p>
          </table:table-cell>
          <table:table-cell table:formula="of:=IF(COUNTIF([.B919:.E919];[.B919])=3;&quot;&quot;;[.B919])" office:value-type="float" office:value="911" calcext:value-type="float">
            <text:p>911</text:p>
          </table:table-cell>
          <table:table-cell table:formula="of:=IF(COUNTIF([.C919:.F919];[.C919])=3;&quot;&quot;;[.C919])" office:value-type="float" office:value="132" calcext:value-type="float">
            <text:p>132</text:p>
          </table:table-cell>
          <table:table-cell table:formula="of:=IF(COUNTIF([.D919:.G919];[.D919])=3;&quot;&quot;;[.D919])" office:value-type="float" office:value="15" calcext:value-type="float">
            <text:p>15</text:p>
          </table:table-cell>
          <table:table-cell table:style-name="ce5" table:formula="of:=IFERROR( IF( AND( COUNT([.E919:.H919])=3; MOD( AVERAGE([.E919:.H919]); 2)=1; MOD( AVERAGE([.I919:.L91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office:value-type="float" office:value="221" calcext:value-type="float">
            <text:p>221</text:p>
          </table:table-cell>
          <table:table-cell office:value-type="float" office:value="528" calcext:value-type="float">
            <text:p>528</text:p>
          </table:table-cell>
          <table:table-cell office:value-type="float" office:value="540" calcext:value-type="float">
            <text:p>540</text:p>
          </table:table-cell>
          <table:table-cell table:formula="of:=IF(COUNTIF([.A920:.D920];[.A920])=3;[.A920];&quot;&quot;)">
            <text:p/>
          </table:table-cell>
          <table:table-cell table:formula="of:=IF(COUNTIF([.B920:.E920];[.B920])=3;[.B920];&quot;&quot;)">
            <text:p/>
          </table:table-cell>
          <table:table-cell table:formula="of:=IF(COUNTIF([.C920:.F920];[.C920])=3;[.C920];&quot;&quot;)">
            <text:p/>
          </table:table-cell>
          <table:table-cell table:formula="of:=IF(COUNTIF([.D920:.G920];[.D920])=3;[.D920];&quot;&quot;)">
            <text:p/>
          </table:table-cell>
          <table:table-cell table:formula="of:=IF(COUNTIF([.A920:.D920];[.A920])=3;&quot;&quot;;[.A920])" office:value-type="float" office:value="496" calcext:value-type="float">
            <text:p>496</text:p>
          </table:table-cell>
          <table:table-cell table:formula="of:=IF(COUNTIF([.B920:.E920];[.B920])=3;&quot;&quot;;[.B920])" office:value-type="float" office:value="221" calcext:value-type="float">
            <text:p>221</text:p>
          </table:table-cell>
          <table:table-cell table:formula="of:=IF(COUNTIF([.C920:.F920];[.C920])=3;&quot;&quot;;[.C920])" office:value-type="float" office:value="528" calcext:value-type="float">
            <text:p>528</text:p>
          </table:table-cell>
          <table:table-cell table:formula="of:=IF(COUNTIF([.D920:.G920];[.D920])=3;&quot;&quot;;[.D920])" office:value-type="float" office:value="540" calcext:value-type="float">
            <text:p>540</text:p>
          </table:table-cell>
          <table:table-cell table:style-name="ce5" table:formula="of:=IFERROR( IF( AND( COUNT([.E920:.H920])=3; MOD( AVERAGE([.E920:.H920]); 2)=1; MOD( AVERAGE([.I920:.L92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6" calcext:value-type="float">
            <text:p>406</text:p>
          </table:table-cell>
          <table:table-cell office:value-type="float" office:value="758" calcext:value-type="float">
            <text:p>758</text:p>
          </table:table-cell>
          <table:table-cell office:value-type="float" office:value="57" calcext:value-type="float">
            <text:p>57</text:p>
          </table:table-cell>
          <table:table-cell table:formula="of:=IF(COUNTIF([.A921:.D921];[.A921])=3;[.A921];&quot;&quot;)">
            <text:p/>
          </table:table-cell>
          <table:table-cell table:formula="of:=IF(COUNTIF([.B921:.E921];[.B921])=3;[.B921];&quot;&quot;)">
            <text:p/>
          </table:table-cell>
          <table:table-cell table:formula="of:=IF(COUNTIF([.C921:.F921];[.C921])=3;[.C921];&quot;&quot;)">
            <text:p/>
          </table:table-cell>
          <table:table-cell table:formula="of:=IF(COUNTIF([.D921:.G921];[.D921])=3;[.D921];&quot;&quot;)">
            <text:p/>
          </table:table-cell>
          <table:table-cell table:formula="of:=IF(COUNTIF([.A921:.D921];[.A921])=3;&quot;&quot;;[.A921])" office:value-type="float" office:value="494" calcext:value-type="float">
            <text:p>494</text:p>
          </table:table-cell>
          <table:table-cell table:formula="of:=IF(COUNTIF([.B921:.E921];[.B921])=3;&quot;&quot;;[.B921])" office:value-type="float" office:value="406" calcext:value-type="float">
            <text:p>406</text:p>
          </table:table-cell>
          <table:table-cell table:formula="of:=IF(COUNTIF([.C921:.F921];[.C921])=3;&quot;&quot;;[.C921])" office:value-type="float" office:value="758" calcext:value-type="float">
            <text:p>758</text:p>
          </table:table-cell>
          <table:table-cell table:formula="of:=IF(COUNTIF([.D921:.G921];[.D921])=3;&quot;&quot;;[.D921])" office:value-type="float" office:value="57" calcext:value-type="float">
            <text:p>57</text:p>
          </table:table-cell>
          <table:table-cell table:style-name="ce5" table:formula="of:=IFERROR( IF( AND( COUNT([.E921:.H921])=3; MOD( AVERAGE([.E921:.H921]); 2)=1; MOD( AVERAGE([.I921:.L92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89" calcext:value-type="float">
            <text:p>289</text:p>
          </table:table-cell>
          <table:table-cell office:value-type="float" office:value="359" calcext:value-type="float">
            <text:p>359</text:p>
          </table:table-cell>
          <table:table-cell office:value-type="float" office:value="76" calcext:value-type="float">
            <text:p>76</text:p>
          </table:table-cell>
          <table:table-cell table:formula="of:=IF(COUNTIF([.A922:.D922];[.A922])=3;[.A922];&quot;&quot;)">
            <text:p/>
          </table:table-cell>
          <table:table-cell table:formula="of:=IF(COUNTIF([.B922:.E922];[.B922])=3;[.B922];&quot;&quot;)">
            <text:p/>
          </table:table-cell>
          <table:table-cell table:formula="of:=IF(COUNTIF([.C922:.F922];[.C922])=3;[.C922];&quot;&quot;)">
            <text:p/>
          </table:table-cell>
          <table:table-cell table:formula="of:=IF(COUNTIF([.D922:.G922];[.D922])=3;[.D922];&quot;&quot;)">
            <text:p/>
          </table:table-cell>
          <table:table-cell table:formula="of:=IF(COUNTIF([.A922:.D922];[.A922])=3;&quot;&quot;;[.A922])" office:value-type="float" office:value="744" calcext:value-type="float">
            <text:p>744</text:p>
          </table:table-cell>
          <table:table-cell table:formula="of:=IF(COUNTIF([.B922:.E922];[.B922])=3;&quot;&quot;;[.B922])" office:value-type="float" office:value="289" calcext:value-type="float">
            <text:p>289</text:p>
          </table:table-cell>
          <table:table-cell table:formula="of:=IF(COUNTIF([.C922:.F922];[.C922])=3;&quot;&quot;;[.C922])" office:value-type="float" office:value="359" calcext:value-type="float">
            <text:p>359</text:p>
          </table:table-cell>
          <table:table-cell table:formula="of:=IF(COUNTIF([.D922:.G922];[.D922])=3;&quot;&quot;;[.D922])" office:value-type="float" office:value="76" calcext:value-type="float">
            <text:p>76</text:p>
          </table:table-cell>
          <table:table-cell table:style-name="ce5" table:formula="of:=IFERROR( IF( AND( COUNT([.E922:.H922])=3; MOD( AVERAGE([.E922:.H922]); 2)=1; MOD( AVERAGE([.I922:.L92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office:value-type="float" office:value="475" calcext:value-type="float">
            <text:p>475</text:p>
          </table:table-cell>
          <table:table-cell office:value-type="float" office:value="261" calcext:value-type="float">
            <text:p>261</text:p>
          </table:table-cell>
          <table:table-cell office:value-type="float" office:value="771" calcext:value-type="float">
            <text:p>771</text:p>
          </table:table-cell>
          <table:table-cell table:formula="of:=IF(COUNTIF([.A923:.D923];[.A923])=3;[.A923];&quot;&quot;)">
            <text:p/>
          </table:table-cell>
          <table:table-cell table:formula="of:=IF(COUNTIF([.B923:.E923];[.B923])=3;[.B923];&quot;&quot;)">
            <text:p/>
          </table:table-cell>
          <table:table-cell table:formula="of:=IF(COUNTIF([.C923:.F923];[.C923])=3;[.C923];&quot;&quot;)">
            <text:p/>
          </table:table-cell>
          <table:table-cell table:formula="of:=IF(COUNTIF([.D923:.G923];[.D923])=3;[.D923];&quot;&quot;)">
            <text:p/>
          </table:table-cell>
          <table:table-cell table:formula="of:=IF(COUNTIF([.A923:.D923];[.A923])=3;&quot;&quot;;[.A923])" office:value-type="float" office:value="897" calcext:value-type="float">
            <text:p>897</text:p>
          </table:table-cell>
          <table:table-cell table:formula="of:=IF(COUNTIF([.B923:.E923];[.B923])=3;&quot;&quot;;[.B923])" office:value-type="float" office:value="475" calcext:value-type="float">
            <text:p>475</text:p>
          </table:table-cell>
          <table:table-cell table:formula="of:=IF(COUNTIF([.C923:.F923];[.C923])=3;&quot;&quot;;[.C923])" office:value-type="float" office:value="261" calcext:value-type="float">
            <text:p>261</text:p>
          </table:table-cell>
          <table:table-cell table:formula="of:=IF(COUNTIF([.D923:.G923];[.D923])=3;&quot;&quot;;[.D923])" office:value-type="float" office:value="771" calcext:value-type="float">
            <text:p>771</text:p>
          </table:table-cell>
          <table:table-cell table:style-name="ce5" table:formula="of:=IFERROR( IF( AND( COUNT([.E923:.H923])=3; MOD( AVERAGE([.E923:.H923]); 2)=1; MOD( AVERAGE([.I923:.L92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66" calcext:value-type="float">
            <text:p>866</text:p>
          </table:table-cell>
          <table:table-cell office:value-type="float" office:value="217" calcext:value-type="float">
            <text:p>217</text:p>
          </table:table-cell>
          <table:table-cell office:value-type="float" office:value="192" calcext:value-type="float">
            <text:p>192</text:p>
          </table:table-cell>
          <table:table-cell office:value-type="float" office:value="537" calcext:value-type="float">
            <text:p>537</text:p>
          </table:table-cell>
          <table:table-cell table:formula="of:=IF(COUNTIF([.A924:.D924];[.A924])=3;[.A924];&quot;&quot;)">
            <text:p/>
          </table:table-cell>
          <table:table-cell table:formula="of:=IF(COUNTIF([.B924:.E924];[.B924])=3;[.B924];&quot;&quot;)">
            <text:p/>
          </table:table-cell>
          <table:table-cell table:formula="of:=IF(COUNTIF([.C924:.F924];[.C924])=3;[.C924];&quot;&quot;)">
            <text:p/>
          </table:table-cell>
          <table:table-cell table:formula="of:=IF(COUNTIF([.D924:.G924];[.D924])=3;[.D924];&quot;&quot;)">
            <text:p/>
          </table:table-cell>
          <table:table-cell table:formula="of:=IF(COUNTIF([.A924:.D924];[.A924])=3;&quot;&quot;;[.A924])" office:value-type="float" office:value="866" calcext:value-type="float">
            <text:p>866</text:p>
          </table:table-cell>
          <table:table-cell table:formula="of:=IF(COUNTIF([.B924:.E924];[.B924])=3;&quot;&quot;;[.B924])" office:value-type="float" office:value="217" calcext:value-type="float">
            <text:p>217</text:p>
          </table:table-cell>
          <table:table-cell table:formula="of:=IF(COUNTIF([.C924:.F924];[.C924])=3;&quot;&quot;;[.C924])" office:value-type="float" office:value="192" calcext:value-type="float">
            <text:p>192</text:p>
          </table:table-cell>
          <table:table-cell table:formula="of:=IF(COUNTIF([.D924:.G924];[.D924])=3;&quot;&quot;;[.D924])" office:value-type="float" office:value="537" calcext:value-type="float">
            <text:p>537</text:p>
          </table:table-cell>
          <table:table-cell table:style-name="ce5" table:formula="of:=IFERROR( IF( AND( COUNT([.E924:.H924])=3; MOD( AVERAGE([.E924:.H924]); 2)=1; MOD( AVERAGE([.I924:.L92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438" calcext:value-type="float">
            <text:p>438</text:p>
          </table:table-cell>
          <table:table-cell office:value-type="float" office:value="109" calcext:value-type="float">
            <text:p>109</text:p>
          </table:table-cell>
          <table:table-cell table:formula="of:=IF(COUNTIF([.A925:.D925];[.A925])=3;[.A925];&quot;&quot;)">
            <text:p/>
          </table:table-cell>
          <table:table-cell table:formula="of:=IF(COUNTIF([.B925:.E925];[.B925])=3;[.B925];&quot;&quot;)">
            <text:p/>
          </table:table-cell>
          <table:table-cell table:formula="of:=IF(COUNTIF([.C925:.F925];[.C925])=3;[.C925];&quot;&quot;)">
            <text:p/>
          </table:table-cell>
          <table:table-cell table:formula="of:=IF(COUNTIF([.D925:.G925];[.D925])=3;[.D925];&quot;&quot;)">
            <text:p/>
          </table:table-cell>
          <table:table-cell table:formula="of:=IF(COUNTIF([.A925:.D925];[.A925])=3;&quot;&quot;;[.A925])" office:value-type="float" office:value="376" calcext:value-type="float">
            <text:p>376</text:p>
          </table:table-cell>
          <table:table-cell table:formula="of:=IF(COUNTIF([.B925:.E925];[.B925])=3;&quot;&quot;;[.B925])" office:value-type="float" office:value="213" calcext:value-type="float">
            <text:p>213</text:p>
          </table:table-cell>
          <table:table-cell table:formula="of:=IF(COUNTIF([.C925:.F925];[.C925])=3;&quot;&quot;;[.C925])" office:value-type="float" office:value="438" calcext:value-type="float">
            <text:p>438</text:p>
          </table:table-cell>
          <table:table-cell table:formula="of:=IF(COUNTIF([.D925:.G925];[.D925])=3;&quot;&quot;;[.D925])" office:value-type="float" office:value="109" calcext:value-type="float">
            <text:p>109</text:p>
          </table:table-cell>
          <table:table-cell table:style-name="ce5" table:formula="of:=IFERROR( IF( AND( COUNT([.E925:.H925])=3; MOD( AVERAGE([.E925:.H925]); 2)=1; MOD( AVERAGE([.I925:.L92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6" calcext:value-type="float">
            <text:p>36</text:p>
          </table:table-cell>
          <table:table-cell office:value-type="float" office:value="222" calcext:value-type="float">
            <text:p>222</text:p>
          </table:table-cell>
          <table:table-cell office:value-type="float" office:value="72" calcext:value-type="float">
            <text:p>72</text:p>
          </table:table-cell>
          <table:table-cell table:formula="of:=IF(COUNTIF([.A926:.D926];[.A926])=3;[.A926];&quot;&quot;)">
            <text:p/>
          </table:table-cell>
          <table:table-cell table:formula="of:=IF(COUNTIF([.B926:.E926];[.B926])=3;[.B926];&quot;&quot;)">
            <text:p/>
          </table:table-cell>
          <table:table-cell table:formula="of:=IF(COUNTIF([.C926:.F926];[.C926])=3;[.C926];&quot;&quot;)">
            <text:p/>
          </table:table-cell>
          <table:table-cell table:formula="of:=IF(COUNTIF([.D926:.G926];[.D926])=3;[.D926];&quot;&quot;)">
            <text:p/>
          </table:table-cell>
          <table:table-cell table:formula="of:=IF(COUNTIF([.A926:.D926];[.A926])=3;&quot;&quot;;[.A926])" office:value-type="float" office:value="868" calcext:value-type="float">
            <text:p>868</text:p>
          </table:table-cell>
          <table:table-cell table:formula="of:=IF(COUNTIF([.B926:.E926];[.B926])=3;&quot;&quot;;[.B926])" office:value-type="float" office:value="36" calcext:value-type="float">
            <text:p>36</text:p>
          </table:table-cell>
          <table:table-cell table:formula="of:=IF(COUNTIF([.C926:.F926];[.C926])=3;&quot;&quot;;[.C926])" office:value-type="float" office:value="222" calcext:value-type="float">
            <text:p>222</text:p>
          </table:table-cell>
          <table:table-cell table:formula="of:=IF(COUNTIF([.D926:.G926];[.D926])=3;&quot;&quot;;[.D926])" office:value-type="float" office:value="72" calcext:value-type="float">
            <text:p>72</text:p>
          </table:table-cell>
          <table:table-cell table:style-name="ce5" table:formula="of:=IFERROR( IF( AND( COUNT([.E926:.H926])=3; MOD( AVERAGE([.E926:.H926]); 2)=1; MOD( AVERAGE([.I926:.L92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office:value-type="float" office:value="794" calcext:value-type="float">
            <text:p>794</text:p>
          </table:table-cell>
          <table:table-cell office:value-type="float" office:value="936" calcext:value-type="float">
            <text:p>936</text:p>
          </table:table-cell>
          <table:table-cell office:value-type="float" office:value="433" calcext:value-type="float">
            <text:p>433</text:p>
          </table:table-cell>
          <table:table-cell table:formula="of:=IF(COUNTIF([.A927:.D927];[.A927])=3;[.A927];&quot;&quot;)">
            <text:p/>
          </table:table-cell>
          <table:table-cell table:formula="of:=IF(COUNTIF([.B927:.E927];[.B927])=3;[.B927];&quot;&quot;)">
            <text:p/>
          </table:table-cell>
          <table:table-cell table:formula="of:=IF(COUNTIF([.C927:.F927];[.C927])=3;[.C927];&quot;&quot;)">
            <text:p/>
          </table:table-cell>
          <table:table-cell table:formula="of:=IF(COUNTIF([.D927:.G927];[.D927])=3;[.D927];&quot;&quot;)">
            <text:p/>
          </table:table-cell>
          <table:table-cell table:formula="of:=IF(COUNTIF([.A927:.D927];[.A927])=3;&quot;&quot;;[.A927])" office:value-type="float" office:value="272" calcext:value-type="float">
            <text:p>272</text:p>
          </table:table-cell>
          <table:table-cell table:formula="of:=IF(COUNTIF([.B927:.E927];[.B927])=3;&quot;&quot;;[.B927])" office:value-type="float" office:value="794" calcext:value-type="float">
            <text:p>794</text:p>
          </table:table-cell>
          <table:table-cell table:formula="of:=IF(COUNTIF([.C927:.F927];[.C927])=3;&quot;&quot;;[.C927])" office:value-type="float" office:value="936" calcext:value-type="float">
            <text:p>936</text:p>
          </table:table-cell>
          <table:table-cell table:formula="of:=IF(COUNTIF([.D927:.G927];[.D927])=3;&quot;&quot;;[.D927])" office:value-type="float" office:value="433" calcext:value-type="float">
            <text:p>433</text:p>
          </table:table-cell>
          <table:table-cell table:style-name="ce5" table:formula="of:=IFERROR( IF( AND( COUNT([.E927:.H927])=3; MOD( AVERAGE([.E927:.H927]); 2)=1; MOD( AVERAGE([.I927:.L92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59" calcext:value-type="float">
            <text:p>459</text:p>
          </table:table-cell>
          <table:table-cell office:value-type="float" office:value="842" calcext:value-type="float">
            <text:p>842</text:p>
          </table:table-cell>
          <table:table-cell office:value-type="float" office:value="99" calcext:value-type="float">
            <text:p>99</text:p>
          </table:table-cell>
          <table:table-cell table:formula="of:=IF(COUNTIF([.A928:.D928];[.A928])=3;[.A928];&quot;&quot;)">
            <text:p/>
          </table:table-cell>
          <table:table-cell table:formula="of:=IF(COUNTIF([.B928:.E928];[.B928])=3;[.B928];&quot;&quot;)">
            <text:p/>
          </table:table-cell>
          <table:table-cell table:formula="of:=IF(COUNTIF([.C928:.F928];[.C928])=3;[.C928];&quot;&quot;)">
            <text:p/>
          </table:table-cell>
          <table:table-cell table:formula="of:=IF(COUNTIF([.D928:.G928];[.D928])=3;[.D928];&quot;&quot;)">
            <text:p/>
          </table:table-cell>
          <table:table-cell table:formula="of:=IF(COUNTIF([.A928:.D928];[.A928])=3;&quot;&quot;;[.A928])" office:value-type="float" office:value="857" calcext:value-type="float">
            <text:p>857</text:p>
          </table:table-cell>
          <table:table-cell table:formula="of:=IF(COUNTIF([.B928:.E928];[.B928])=3;&quot;&quot;;[.B928])" office:value-type="float" office:value="459" calcext:value-type="float">
            <text:p>459</text:p>
          </table:table-cell>
          <table:table-cell table:formula="of:=IF(COUNTIF([.C928:.F928];[.C928])=3;&quot;&quot;;[.C928])" office:value-type="float" office:value="842" calcext:value-type="float">
            <text:p>842</text:p>
          </table:table-cell>
          <table:table-cell table:formula="of:=IF(COUNTIF([.D928:.G928];[.D928])=3;&quot;&quot;;[.D928])" office:value-type="float" office:value="99" calcext:value-type="float">
            <text:p>99</text:p>
          </table:table-cell>
          <table:table-cell table:style-name="ce5" table:formula="of:=IFERROR( IF( AND( COUNT([.E928:.H928])=3; MOD( AVERAGE([.E928:.H928]); 2)=1; MOD( AVERAGE([.I928:.L92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office:value-type="float" office:value="512" calcext:value-type="float">
            <text:p>512</text:p>
          </table:table-cell>
          <table:table-cell office:value-type="float" office:value="819" calcext:value-type="float">
            <text:p>819</text:p>
          </table:table-cell>
          <table:table-cell office:value-type="float" office:value="852" calcext:value-type="float">
            <text:p>852</text:p>
          </table:table-cell>
          <table:table-cell table:formula="of:=IF(COUNTIF([.A929:.D929];[.A929])=3;[.A929];&quot;&quot;)">
            <text:p/>
          </table:table-cell>
          <table:table-cell table:formula="of:=IF(COUNTIF([.B929:.E929];[.B929])=3;[.B929];&quot;&quot;)">
            <text:p/>
          </table:table-cell>
          <table:table-cell table:formula="of:=IF(COUNTIF([.C929:.F929];[.C929])=3;[.C929];&quot;&quot;)">
            <text:p/>
          </table:table-cell>
          <table:table-cell table:formula="of:=IF(COUNTIF([.D929:.G929];[.D929])=3;[.D929];&quot;&quot;)">
            <text:p/>
          </table:table-cell>
          <table:table-cell table:formula="of:=IF(COUNTIF([.A929:.D929];[.A929])=3;&quot;&quot;;[.A929])" office:value-type="float" office:value="535" calcext:value-type="float">
            <text:p>535</text:p>
          </table:table-cell>
          <table:table-cell table:formula="of:=IF(COUNTIF([.B929:.E929];[.B929])=3;&quot;&quot;;[.B929])" office:value-type="float" office:value="512" calcext:value-type="float">
            <text:p>512</text:p>
          </table:table-cell>
          <table:table-cell table:formula="of:=IF(COUNTIF([.C929:.F929];[.C929])=3;&quot;&quot;;[.C929])" office:value-type="float" office:value="819" calcext:value-type="float">
            <text:p>819</text:p>
          </table:table-cell>
          <table:table-cell table:formula="of:=IF(COUNTIF([.D929:.G929];[.D929])=3;&quot;&quot;;[.D929])" office:value-type="float" office:value="852" calcext:value-type="float">
            <text:p>852</text:p>
          </table:table-cell>
          <table:table-cell table:style-name="ce5" table:formula="of:=IFERROR( IF( AND( COUNT([.E929:.H929])=3; MOD( AVERAGE([.E929:.H929]); 2)=1; MOD( AVERAGE([.I929:.L92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office:value-type="float" office:value="791" calcext:value-type="float">
            <text:p>791</text:p>
          </table:table-cell>
          <table:table-cell office:value-type="float" office:value="358" calcext:value-type="float">
            <text:p>358</text:p>
          </table:table-cell>
          <table:table-cell office:value-type="float" office:value="490" calcext:value-type="float">
            <text:p>490</text:p>
          </table:table-cell>
          <table:table-cell table:formula="of:=IF(COUNTIF([.A930:.D930];[.A930])=3;[.A930];&quot;&quot;)">
            <text:p/>
          </table:table-cell>
          <table:table-cell table:formula="of:=IF(COUNTIF([.B930:.E930];[.B930])=3;[.B930];&quot;&quot;)">
            <text:p/>
          </table:table-cell>
          <table:table-cell table:formula="of:=IF(COUNTIF([.C930:.F930];[.C930])=3;[.C930];&quot;&quot;)">
            <text:p/>
          </table:table-cell>
          <table:table-cell table:formula="of:=IF(COUNTIF([.D930:.G930];[.D930])=3;[.D930];&quot;&quot;)">
            <text:p/>
          </table:table-cell>
          <table:table-cell table:formula="of:=IF(COUNTIF([.A930:.D930];[.A930])=3;&quot;&quot;;[.A930])" office:value-type="float" office:value="733" calcext:value-type="float">
            <text:p>733</text:p>
          </table:table-cell>
          <table:table-cell table:formula="of:=IF(COUNTIF([.B930:.E930];[.B930])=3;&quot;&quot;;[.B930])" office:value-type="float" office:value="791" calcext:value-type="float">
            <text:p>791</text:p>
          </table:table-cell>
          <table:table-cell table:formula="of:=IF(COUNTIF([.C930:.F930];[.C930])=3;&quot;&quot;;[.C930])" office:value-type="float" office:value="358" calcext:value-type="float">
            <text:p>358</text:p>
          </table:table-cell>
          <table:table-cell table:formula="of:=IF(COUNTIF([.D930:.G930];[.D930])=3;&quot;&quot;;[.D930])" office:value-type="float" office:value="490" calcext:value-type="float">
            <text:p>490</text:p>
          </table:table-cell>
          <table:table-cell table:style-name="ce5" table:formula="of:=IFERROR( IF( AND( COUNT([.E930:.H930])=3; MOD( AVERAGE([.E930:.H930]); 2)=1; MOD( AVERAGE([.I930:.L93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83" calcext:value-type="float">
            <text:p>783</text:p>
          </table:table-cell>
          <table:table-cell office:value-type="float" office:value="344" calcext:value-type="float">
            <text:p>344</text:p>
          </table:table-cell>
          <table:table-cell office:value-type="float" office:value="939" calcext:value-type="float">
            <text:p>939</text:p>
          </table:table-cell>
          <table:table-cell office:value-type="float" office:value="575" calcext:value-type="float">
            <text:p>575</text:p>
          </table:table-cell>
          <table:table-cell table:formula="of:=IF(COUNTIF([.A931:.D931];[.A931])=3;[.A931];&quot;&quot;)">
            <text:p/>
          </table:table-cell>
          <table:table-cell table:formula="of:=IF(COUNTIF([.B931:.E931];[.B931])=3;[.B931];&quot;&quot;)">
            <text:p/>
          </table:table-cell>
          <table:table-cell table:formula="of:=IF(COUNTIF([.C931:.F931];[.C931])=3;[.C931];&quot;&quot;)">
            <text:p/>
          </table:table-cell>
          <table:table-cell table:formula="of:=IF(COUNTIF([.D931:.G931];[.D931])=3;[.D931];&quot;&quot;)">
            <text:p/>
          </table:table-cell>
          <table:table-cell table:formula="of:=IF(COUNTIF([.A931:.D931];[.A931])=3;&quot;&quot;;[.A931])" office:value-type="float" office:value="783" calcext:value-type="float">
            <text:p>783</text:p>
          </table:table-cell>
          <table:table-cell table:formula="of:=IF(COUNTIF([.B931:.E931];[.B931])=3;&quot;&quot;;[.B931])" office:value-type="float" office:value="344" calcext:value-type="float">
            <text:p>344</text:p>
          </table:table-cell>
          <table:table-cell table:formula="of:=IF(COUNTIF([.C931:.F931];[.C931])=3;&quot;&quot;;[.C931])" office:value-type="float" office:value="939" calcext:value-type="float">
            <text:p>939</text:p>
          </table:table-cell>
          <table:table-cell table:formula="of:=IF(COUNTIF([.D931:.G931];[.D931])=3;&quot;&quot;;[.D931])" office:value-type="float" office:value="575" calcext:value-type="float">
            <text:p>575</text:p>
          </table:table-cell>
          <table:table-cell table:style-name="ce5" table:formula="of:=IFERROR( IF( AND( COUNT([.E931:.H931])=3; MOD( AVERAGE([.E931:.H931]); 2)=1; MOD( AVERAGE([.I931:.L93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90" calcext:value-type="float">
            <text:p>490</text:p>
          </table:table-cell>
          <table:table-cell office:value-type="float" office:value="709" calcext:value-type="float">
            <text:p>709</text:p>
          </table:table-cell>
          <table:table-cell office:value-type="float" office:value="54" calcext:value-type="float">
            <text:p>54</text:p>
          </table:table-cell>
          <table:table-cell table:formula="of:=IF(COUNTIF([.A932:.D932];[.A932])=3;[.A932];&quot;&quot;)">
            <text:p/>
          </table:table-cell>
          <table:table-cell table:formula="of:=IF(COUNTIF([.B932:.E932];[.B932])=3;[.B932];&quot;&quot;)">
            <text:p/>
          </table:table-cell>
          <table:table-cell table:formula="of:=IF(COUNTIF([.C932:.F932];[.C932])=3;[.C932];&quot;&quot;)">
            <text:p/>
          </table:table-cell>
          <table:table-cell table:formula="of:=IF(COUNTIF([.D932:.G932];[.D932])=3;[.D932];&quot;&quot;)">
            <text:p/>
          </table:table-cell>
          <table:table-cell table:formula="of:=IF(COUNTIF([.A932:.D932];[.A932])=3;&quot;&quot;;[.A932])" office:value-type="float" office:value="774" calcext:value-type="float">
            <text:p>774</text:p>
          </table:table-cell>
          <table:table-cell table:formula="of:=IF(COUNTIF([.B932:.E932];[.B932])=3;&quot;&quot;;[.B932])" office:value-type="float" office:value="490" calcext:value-type="float">
            <text:p>490</text:p>
          </table:table-cell>
          <table:table-cell table:formula="of:=IF(COUNTIF([.C932:.F932];[.C932])=3;&quot;&quot;;[.C932])" office:value-type="float" office:value="709" calcext:value-type="float">
            <text:p>709</text:p>
          </table:table-cell>
          <table:table-cell table:formula="of:=IF(COUNTIF([.D932:.G932];[.D932])=3;&quot;&quot;;[.D932])" office:value-type="float" office:value="54" calcext:value-type="float">
            <text:p>54</text:p>
          </table:table-cell>
          <table:table-cell table:style-name="ce5" table:formula="of:=IFERROR( IF( AND( COUNT([.E932:.H932])=3; MOD( AVERAGE([.E932:.H932]); 2)=1; MOD( AVERAGE([.I932:.L93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office:value-type="float" office:value="674" calcext:value-type="float">
            <text:p>674</text:p>
          </table:table-cell>
          <table:table-cell office:value-type="float" office:value="280" calcext:value-type="float">
            <text:p>280</text:p>
          </table:table-cell>
          <table:table-cell office:value-type="float" office:value="749" calcext:value-type="float">
            <text:p>749</text:p>
          </table:table-cell>
          <table:table-cell table:formula="of:=IF(COUNTIF([.A933:.D933];[.A933])=3;[.A933];&quot;&quot;)">
            <text:p/>
          </table:table-cell>
          <table:table-cell table:formula="of:=IF(COUNTIF([.B933:.E933];[.B933])=3;[.B933];&quot;&quot;)">
            <text:p/>
          </table:table-cell>
          <table:table-cell table:formula="of:=IF(COUNTIF([.C933:.F933];[.C933])=3;[.C933];&quot;&quot;)">
            <text:p/>
          </table:table-cell>
          <table:table-cell table:formula="of:=IF(COUNTIF([.D933:.G933];[.D933])=3;[.D933];&quot;&quot;)">
            <text:p/>
          </table:table-cell>
          <table:table-cell table:formula="of:=IF(COUNTIF([.A933:.D933];[.A933])=3;&quot;&quot;;[.A933])" office:value-type="float" office:value="516" calcext:value-type="float">
            <text:p>516</text:p>
          </table:table-cell>
          <table:table-cell table:formula="of:=IF(COUNTIF([.B933:.E933];[.B933])=3;&quot;&quot;;[.B933])" office:value-type="float" office:value="674" calcext:value-type="float">
            <text:p>674</text:p>
          </table:table-cell>
          <table:table-cell table:formula="of:=IF(COUNTIF([.C933:.F933];[.C933])=3;&quot;&quot;;[.C933])" office:value-type="float" office:value="280" calcext:value-type="float">
            <text:p>280</text:p>
          </table:table-cell>
          <table:table-cell table:formula="of:=IF(COUNTIF([.D933:.G933];[.D933])=3;&quot;&quot;;[.D933])" office:value-type="float" office:value="749" calcext:value-type="float">
            <text:p>749</text:p>
          </table:table-cell>
          <table:table-cell table:style-name="ce5" table:formula="of:=IFERROR( IF( AND( COUNT([.E933:.H933])=3; MOD( AVERAGE([.E933:.H933]); 2)=1; MOD( AVERAGE([.I933:.L93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18" calcext:value-type="float">
            <text:p>618</text:p>
          </table:table-cell>
          <table:table-cell office:value-type="float" office:value="730" calcext:value-type="float">
            <text:p>730</text:p>
          </table:table-cell>
          <table:table-cell office:value-type="float" office:value="38" calcext:value-type="float">
            <text:p>38</text:p>
          </table:table-cell>
          <table:table-cell table:formula="of:=IF(COUNTIF([.A934:.D934];[.A934])=3;[.A934];&quot;&quot;)">
            <text:p/>
          </table:table-cell>
          <table:table-cell table:formula="of:=IF(COUNTIF([.B934:.E934];[.B934])=3;[.B934];&quot;&quot;)">
            <text:p/>
          </table:table-cell>
          <table:table-cell table:formula="of:=IF(COUNTIF([.C934:.F934];[.C934])=3;[.C934];&quot;&quot;)">
            <text:p/>
          </table:table-cell>
          <table:table-cell table:formula="of:=IF(COUNTIF([.D934:.G934];[.D934])=3;[.D934];&quot;&quot;)">
            <text:p/>
          </table:table-cell>
          <table:table-cell table:formula="of:=IF(COUNTIF([.A934:.D934];[.A934])=3;&quot;&quot;;[.A934])" office:value-type="float" office:value="411" calcext:value-type="float">
            <text:p>411</text:p>
          </table:table-cell>
          <table:table-cell table:formula="of:=IF(COUNTIF([.B934:.E934];[.B934])=3;&quot;&quot;;[.B934])" office:value-type="float" office:value="618" calcext:value-type="float">
            <text:p>618</text:p>
          </table:table-cell>
          <table:table-cell table:formula="of:=IF(COUNTIF([.C934:.F934];[.C934])=3;&quot;&quot;;[.C934])" office:value-type="float" office:value="730" calcext:value-type="float">
            <text:p>730</text:p>
          </table:table-cell>
          <table:table-cell table:formula="of:=IF(COUNTIF([.D934:.G934];[.D934])=3;&quot;&quot;;[.D934])" office:value-type="float" office:value="38" calcext:value-type="float">
            <text:p>38</text:p>
          </table:table-cell>
          <table:table-cell table:style-name="ce5" table:formula="of:=IFERROR( IF( AND( COUNT([.E934:.H934])=3; MOD( AVERAGE([.E934:.H934]); 2)=1; MOD( AVERAGE([.I934:.L93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office:value-type="float" office:value="405" calcext:value-type="float">
            <text:p>405</text:p>
          </table:table-cell>
          <table:table-cell office:value-type="float" office:value="118" calcext:value-type="float">
            <text:p>118</text:p>
          </table:table-cell>
          <table:table-cell office:value-type="float" office:value="861" calcext:value-type="float">
            <text:p>861</text:p>
          </table:table-cell>
          <table:table-cell table:formula="of:=IF(COUNTIF([.A935:.D935];[.A935])=3;[.A935];&quot;&quot;)">
            <text:p/>
          </table:table-cell>
          <table:table-cell table:formula="of:=IF(COUNTIF([.B935:.E935];[.B935])=3;[.B935];&quot;&quot;)">
            <text:p/>
          </table:table-cell>
          <table:table-cell table:formula="of:=IF(COUNTIF([.C935:.F935];[.C935])=3;[.C935];&quot;&quot;)">
            <text:p/>
          </table:table-cell>
          <table:table-cell table:formula="of:=IF(COUNTIF([.D935:.G935];[.D935])=3;[.D935];&quot;&quot;)">
            <text:p/>
          </table:table-cell>
          <table:table-cell table:formula="of:=IF(COUNTIF([.A935:.D935];[.A935])=3;&quot;&quot;;[.A935])" office:value-type="float" office:value="126" calcext:value-type="float">
            <text:p>126</text:p>
          </table:table-cell>
          <table:table-cell table:formula="of:=IF(COUNTIF([.B935:.E935];[.B935])=3;&quot;&quot;;[.B935])" office:value-type="float" office:value="405" calcext:value-type="float">
            <text:p>405</text:p>
          </table:table-cell>
          <table:table-cell table:formula="of:=IF(COUNTIF([.C935:.F935];[.C935])=3;&quot;&quot;;[.C935])" office:value-type="float" office:value="118" calcext:value-type="float">
            <text:p>118</text:p>
          </table:table-cell>
          <table:table-cell table:formula="of:=IF(COUNTIF([.D935:.G935];[.D935])=3;&quot;&quot;;[.D935])" office:value-type="float" office:value="861" calcext:value-type="float">
            <text:p>861</text:p>
          </table:table-cell>
          <table:table-cell table:style-name="ce5" table:formula="of:=IFERROR( IF( AND( COUNT([.E935:.H935])=3; MOD( AVERAGE([.E935:.H935]); 2)=1; MOD( AVERAGE([.I935:.L93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office:value-type="float" office:value="778" calcext:value-type="float">
            <text:p>778</text:p>
          </table:table-cell>
          <table:table-cell office:value-type="float" office:value="603" calcext:value-type="float">
            <text:p>603</text:p>
          </table:table-cell>
          <table:table-cell office:value-type="float" office:value="335" calcext:value-type="float">
            <text:p>335</text:p>
          </table:table-cell>
          <table:table-cell table:formula="of:=IF(COUNTIF([.A936:.D936];[.A936])=3;[.A936];&quot;&quot;)">
            <text:p/>
          </table:table-cell>
          <table:table-cell table:formula="of:=IF(COUNTIF([.B936:.E936];[.B936])=3;[.B936];&quot;&quot;)">
            <text:p/>
          </table:table-cell>
          <table:table-cell table:formula="of:=IF(COUNTIF([.C936:.F936];[.C936])=3;[.C936];&quot;&quot;)">
            <text:p/>
          </table:table-cell>
          <table:table-cell table:formula="of:=IF(COUNTIF([.D936:.G936];[.D936])=3;[.D936];&quot;&quot;)">
            <text:p/>
          </table:table-cell>
          <table:table-cell table:formula="of:=IF(COUNTIF([.A936:.D936];[.A936])=3;&quot;&quot;;[.A936])" office:value-type="float" office:value="104" calcext:value-type="float">
            <text:p>104</text:p>
          </table:table-cell>
          <table:table-cell table:formula="of:=IF(COUNTIF([.B936:.E936];[.B936])=3;&quot;&quot;;[.B936])" office:value-type="float" office:value="778" calcext:value-type="float">
            <text:p>778</text:p>
          </table:table-cell>
          <table:table-cell table:formula="of:=IF(COUNTIF([.C936:.F936];[.C936])=3;&quot;&quot;;[.C936])" office:value-type="float" office:value="603" calcext:value-type="float">
            <text:p>603</text:p>
          </table:table-cell>
          <table:table-cell table:formula="of:=IF(COUNTIF([.D936:.G936];[.D936])=3;&quot;&quot;;[.D936])" office:value-type="float" office:value="335" calcext:value-type="float">
            <text:p>335</text:p>
          </table:table-cell>
          <table:table-cell table:style-name="ce5" table:formula="of:=IFERROR( IF( AND( COUNT([.E936:.H936])=3; MOD( AVERAGE([.E936:.H936]); 2)=1; MOD( AVERAGE([.I936:.L93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34" calcext:value-type="float">
            <text:p>134</text:p>
          </table:table-cell>
          <table:table-cell office:value-type="float" office:value="747" calcext:value-type="float">
            <text:p>747</text:p>
          </table:table-cell>
          <table:table-cell table:formula="of:=IF(COUNTIF([.A937:.D937];[.A937])=3;[.A937];&quot;&quot;)">
            <text:p/>
          </table:table-cell>
          <table:table-cell table:formula="of:=IF(COUNTIF([.B937:.E937];[.B937])=3;[.B937];&quot;&quot;)">
            <text:p/>
          </table:table-cell>
          <table:table-cell table:formula="of:=IF(COUNTIF([.C937:.F937];[.C937])=3;[.C937];&quot;&quot;)">
            <text:p/>
          </table:table-cell>
          <table:table-cell table:formula="of:=IF(COUNTIF([.D937:.G937];[.D937])=3;[.D937];&quot;&quot;)">
            <text:p/>
          </table:table-cell>
          <table:table-cell table:formula="of:=IF(COUNTIF([.A937:.D937];[.A937])=3;&quot;&quot;;[.A937])" office:value-type="float" office:value="59" calcext:value-type="float">
            <text:p>59</text:p>
          </table:table-cell>
          <table:table-cell table:formula="of:=IF(COUNTIF([.B937:.E937];[.B937])=3;&quot;&quot;;[.B937])" office:value-type="float" office:value="59" calcext:value-type="float">
            <text:p>59</text:p>
          </table:table-cell>
          <table:table-cell table:formula="of:=IF(COUNTIF([.C937:.F937];[.C937])=3;&quot;&quot;;[.C937])" office:value-type="float" office:value="134" calcext:value-type="float">
            <text:p>134</text:p>
          </table:table-cell>
          <table:table-cell table:formula="of:=IF(COUNTIF([.D937:.G937];[.D937])=3;&quot;&quot;;[.D937])" office:value-type="float" office:value="747" calcext:value-type="float">
            <text:p>747</text:p>
          </table:table-cell>
          <table:table-cell table:style-name="ce5" table:formula="of:=IFERROR( IF( AND( COUNT([.E937:.H937])=3; MOD( AVERAGE([.E937:.H937]); 2)=1; MOD( AVERAGE([.I937:.L93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422" calcext:value-type="float">
            <text:p>422</text:p>
          </table:table-cell>
          <table:table-cell office:value-type="float" office:value="627" calcext:value-type="float">
            <text:p>627</text:p>
          </table:table-cell>
          <table:table-cell office:value-type="float" office:value="897" calcext:value-type="float">
            <text:p>897</text:p>
          </table:table-cell>
          <table:table-cell table:formula="of:=IF(COUNTIF([.A938:.D938];[.A938])=3;[.A938];&quot;&quot;)">
            <text:p/>
          </table:table-cell>
          <table:table-cell table:formula="of:=IF(COUNTIF([.B938:.E938];[.B938])=3;[.B938];&quot;&quot;)">
            <text:p/>
          </table:table-cell>
          <table:table-cell table:formula="of:=IF(COUNTIF([.C938:.F938];[.C938])=3;[.C938];&quot;&quot;)">
            <text:p/>
          </table:table-cell>
          <table:table-cell table:formula="of:=IF(COUNTIF([.D938:.G938];[.D938])=3;[.D938];&quot;&quot;)">
            <text:p/>
          </table:table-cell>
          <table:table-cell table:formula="of:=IF(COUNTIF([.A938:.D938];[.A938])=3;&quot;&quot;;[.A938])" office:value-type="float" office:value="22" calcext:value-type="float">
            <text:p>22</text:p>
          </table:table-cell>
          <table:table-cell table:formula="of:=IF(COUNTIF([.B938:.E938];[.B938])=3;&quot;&quot;;[.B938])" office:value-type="float" office:value="422" calcext:value-type="float">
            <text:p>422</text:p>
          </table:table-cell>
          <table:table-cell table:formula="of:=IF(COUNTIF([.C938:.F938];[.C938])=3;&quot;&quot;;[.C938])" office:value-type="float" office:value="627" calcext:value-type="float">
            <text:p>627</text:p>
          </table:table-cell>
          <table:table-cell table:formula="of:=IF(COUNTIF([.D938:.G938];[.D938])=3;&quot;&quot;;[.D938])" office:value-type="float" office:value="897" calcext:value-type="float">
            <text:p>897</text:p>
          </table:table-cell>
          <table:table-cell table:style-name="ce5" table:formula="of:=IFERROR( IF( AND( COUNT([.E938:.H938])=3; MOD( AVERAGE([.E938:.H938]); 2)=1; MOD( AVERAGE([.I938:.L93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office:value-type="float" office:value="871" calcext:value-type="float">
            <text:p>871</text:p>
          </table:table-cell>
          <table:table-cell office:value-type="float" office:value="528" calcext:value-type="float">
            <text:p>528</text:p>
          </table:table-cell>
          <table:table-cell office:value-type="float" office:value="822" calcext:value-type="float">
            <text:p>822</text:p>
          </table:table-cell>
          <table:table-cell table:formula="of:=IF(COUNTIF([.A939:.D939];[.A939])=3;[.A939];&quot;&quot;)">
            <text:p/>
          </table:table-cell>
          <table:table-cell table:formula="of:=IF(COUNTIF([.B939:.E939];[.B939])=3;[.B939];&quot;&quot;)">
            <text:p/>
          </table:table-cell>
          <table:table-cell table:formula="of:=IF(COUNTIF([.C939:.F939];[.C939])=3;[.C939];&quot;&quot;)">
            <text:p/>
          </table:table-cell>
          <table:table-cell table:formula="of:=IF(COUNTIF([.D939:.G939];[.D939])=3;[.D939];&quot;&quot;)">
            <text:p/>
          </table:table-cell>
          <table:table-cell table:formula="of:=IF(COUNTIF([.A939:.D939];[.A939])=3;&quot;&quot;;[.A939])" office:value-type="float" office:value="173" calcext:value-type="float">
            <text:p>173</text:p>
          </table:table-cell>
          <table:table-cell table:formula="of:=IF(COUNTIF([.B939:.E939];[.B939])=3;&quot;&quot;;[.B939])" office:value-type="float" office:value="871" calcext:value-type="float">
            <text:p>871</text:p>
          </table:table-cell>
          <table:table-cell table:formula="of:=IF(COUNTIF([.C939:.F939];[.C939])=3;&quot;&quot;;[.C939])" office:value-type="float" office:value="528" calcext:value-type="float">
            <text:p>528</text:p>
          </table:table-cell>
          <table:table-cell table:formula="of:=IF(COUNTIF([.D939:.G939];[.D939])=3;&quot;&quot;;[.D939])" office:value-type="float" office:value="822" calcext:value-type="float">
            <text:p>822</text:p>
          </table:table-cell>
          <table:table-cell table:style-name="ce5" table:formula="of:=IFERROR( IF( AND( COUNT([.E939:.H939])=3; MOD( AVERAGE([.E939:.H939]); 2)=1; MOD( AVERAGE([.I939:.L93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office:value-type="float" office:value="422" calcext:value-type="float">
            <text:p>422</text:p>
          </table:table-cell>
          <table:table-cell office:value-type="float" office:value="489" calcext:value-type="float">
            <text:p>489</text:p>
          </table:table-cell>
          <table:table-cell office:value-type="float" office:value="745" calcext:value-type="float">
            <text:p>745</text:p>
          </table:table-cell>
          <table:table-cell table:formula="of:=IF(COUNTIF([.A940:.D940];[.A940])=3;[.A940];&quot;&quot;)">
            <text:p/>
          </table:table-cell>
          <table:table-cell table:formula="of:=IF(COUNTIF([.B940:.E940];[.B940])=3;[.B940];&quot;&quot;)">
            <text:p/>
          </table:table-cell>
          <table:table-cell table:formula="of:=IF(COUNTIF([.C940:.F940];[.C940])=3;[.C940];&quot;&quot;)">
            <text:p/>
          </table:table-cell>
          <table:table-cell table:formula="of:=IF(COUNTIF([.D940:.G940];[.D940])=3;[.D940];&quot;&quot;)">
            <text:p/>
          </table:table-cell>
          <table:table-cell table:formula="of:=IF(COUNTIF([.A940:.D940];[.A940])=3;&quot;&quot;;[.A940])" office:value-type="float" office:value="190" calcext:value-type="float">
            <text:p>190</text:p>
          </table:table-cell>
          <table:table-cell table:formula="of:=IF(COUNTIF([.B940:.E940];[.B940])=3;&quot;&quot;;[.B940])" office:value-type="float" office:value="422" calcext:value-type="float">
            <text:p>422</text:p>
          </table:table-cell>
          <table:table-cell table:formula="of:=IF(COUNTIF([.C940:.F940];[.C940])=3;&quot;&quot;;[.C940])" office:value-type="float" office:value="489" calcext:value-type="float">
            <text:p>489</text:p>
          </table:table-cell>
          <table:table-cell table:formula="of:=IF(COUNTIF([.D940:.G940];[.D940])=3;&quot;&quot;;[.D940])" office:value-type="float" office:value="745" calcext:value-type="float">
            <text:p>745</text:p>
          </table:table-cell>
          <table:table-cell table:style-name="ce5" table:formula="of:=IFERROR( IF( AND( COUNT([.E940:.H940])=3; MOD( AVERAGE([.E940:.H940]); 2)=1; MOD( AVERAGE([.I940:.L94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14" calcext:value-type="float">
            <text:p>814</text:p>
          </table:table-cell>
          <table:table-cell office:value-type="float" office:value="199" calcext:value-type="float">
            <text:p>199</text:p>
          </table:table-cell>
          <table:table-cell office:value-type="float" office:value="94" calcext:value-type="float">
            <text:p>94</text:p>
          </table:table-cell>
          <table:table-cell table:formula="of:=IF(COUNTIF([.A941:.D941];[.A941])=3;[.A941];&quot;&quot;)">
            <text:p/>
          </table:table-cell>
          <table:table-cell table:formula="of:=IF(COUNTIF([.B941:.E941];[.B941])=3;[.B941];&quot;&quot;)">
            <text:p/>
          </table:table-cell>
          <table:table-cell table:formula="of:=IF(COUNTIF([.C941:.F941];[.C941])=3;[.C941];&quot;&quot;)">
            <text:p/>
          </table:table-cell>
          <table:table-cell table:formula="of:=IF(COUNTIF([.D941:.G941];[.D941])=3;[.D941];&quot;&quot;)">
            <text:p/>
          </table:table-cell>
          <table:table-cell table:formula="of:=IF(COUNTIF([.A941:.D941];[.A941])=3;&quot;&quot;;[.A941])" office:value-type="float" office:value="693" calcext:value-type="float">
            <text:p>693</text:p>
          </table:table-cell>
          <table:table-cell table:formula="of:=IF(COUNTIF([.B941:.E941];[.B941])=3;&quot;&quot;;[.B941])" office:value-type="float" office:value="814" calcext:value-type="float">
            <text:p>814</text:p>
          </table:table-cell>
          <table:table-cell table:formula="of:=IF(COUNTIF([.C941:.F941];[.C941])=3;&quot;&quot;;[.C941])" office:value-type="float" office:value="199" calcext:value-type="float">
            <text:p>199</text:p>
          </table:table-cell>
          <table:table-cell table:formula="of:=IF(COUNTIF([.D941:.G941];[.D941])=3;&quot;&quot;;[.D941])" office:value-type="float" office:value="94" calcext:value-type="float">
            <text:p>94</text:p>
          </table:table-cell>
          <table:table-cell table:style-name="ce5" table:formula="of:=IFERROR( IF( AND( COUNT([.E941:.H941])=3; MOD( AVERAGE([.E941:.H941]); 2)=1; MOD( AVERAGE([.I941:.L94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office:value-type="float" office:value="340" calcext:value-type="float">
            <text:p>340</text:p>
          </table:table-cell>
          <table:table-cell office:value-type="float" office:value="467" calcext:value-type="float">
            <text:p>467</text:p>
          </table:table-cell>
          <table:table-cell office:value-type="float" office:value="857" calcext:value-type="float">
            <text:p>857</text:p>
          </table:table-cell>
          <table:table-cell table:formula="of:=IF(COUNTIF([.A942:.D942];[.A942])=3;[.A942];&quot;&quot;)">
            <text:p/>
          </table:table-cell>
          <table:table-cell table:formula="of:=IF(COUNTIF([.B942:.E942];[.B942])=3;[.B942];&quot;&quot;)">
            <text:p/>
          </table:table-cell>
          <table:table-cell table:formula="of:=IF(COUNTIF([.C942:.F942];[.C942])=3;[.C942];&quot;&quot;)">
            <text:p/>
          </table:table-cell>
          <table:table-cell table:formula="of:=IF(COUNTIF([.D942:.G942];[.D942])=3;[.D942];&quot;&quot;)">
            <text:p/>
          </table:table-cell>
          <table:table-cell table:formula="of:=IF(COUNTIF([.A942:.D942];[.A942])=3;&quot;&quot;;[.A942])" office:value-type="float" office:value="619" calcext:value-type="float">
            <text:p>619</text:p>
          </table:table-cell>
          <table:table-cell table:formula="of:=IF(COUNTIF([.B942:.E942];[.B942])=3;&quot;&quot;;[.B942])" office:value-type="float" office:value="340" calcext:value-type="float">
            <text:p>340</text:p>
          </table:table-cell>
          <table:table-cell table:formula="of:=IF(COUNTIF([.C942:.F942];[.C942])=3;&quot;&quot;;[.C942])" office:value-type="float" office:value="467" calcext:value-type="float">
            <text:p>467</text:p>
          </table:table-cell>
          <table:table-cell table:formula="of:=IF(COUNTIF([.D942:.G942];[.D942])=3;&quot;&quot;;[.D942])" office:value-type="float" office:value="857" calcext:value-type="float">
            <text:p>857</text:p>
          </table:table-cell>
          <table:table-cell table:style-name="ce5" table:formula="of:=IFERROR( IF( AND( COUNT([.E942:.H942])=3; MOD( AVERAGE([.E942:.H942]); 2)=1; MOD( AVERAGE([.I942:.L94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8" calcext:value-type="float">
            <text:p>428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table:formula="of:=IF(COUNTIF([.A943:.D943];[.A943])=3;[.A943];&quot;&quot;)">
            <text:p/>
          </table:table-cell>
          <table:table-cell table:formula="of:=IF(COUNTIF([.B943:.E943];[.B943])=3;[.B943];&quot;&quot;)">
            <text:p/>
          </table:table-cell>
          <table:table-cell table:formula="of:=IF(COUNTIF([.C943:.F943];[.C943])=3;[.C943];&quot;&quot;)">
            <text:p/>
          </table:table-cell>
          <table:table-cell table:formula="of:=IF(COUNTIF([.D943:.G943];[.D943])=3;[.D943];&quot;&quot;)">
            <text:p/>
          </table:table-cell>
          <table:table-cell table:formula="of:=IF(COUNTIF([.A943:.D943];[.A943])=3;&quot;&quot;;[.A943])" office:value-type="float" office:value="11" calcext:value-type="float">
            <text:p>11</text:p>
          </table:table-cell>
          <table:table-cell table:formula="of:=IF(COUNTIF([.B943:.E943];[.B943])=3;&quot;&quot;;[.B943])" office:value-type="float" office:value="428" calcext:value-type="float">
            <text:p>428</text:p>
          </table:table-cell>
          <table:table-cell table:formula="of:=IF(COUNTIF([.C943:.F943];[.C943])=3;&quot;&quot;;[.C943])" office:value-type="float" office:value="11" calcext:value-type="float">
            <text:p>11</text:p>
          </table:table-cell>
          <table:table-cell table:formula="of:=IF(COUNTIF([.D943:.G943];[.D943])=3;&quot;&quot;;[.D943])" office:value-type="float" office:value="138" calcext:value-type="float">
            <text:p>138</text:p>
          </table:table-cell>
          <table:table-cell table:style-name="ce5" table:formula="of:=IFERROR( IF( AND( COUNT([.E943:.H943])=3; MOD( AVERAGE([.E943:.H943]); 2)=1; MOD( AVERAGE([.I943:.L94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office:value-type="float" office:value="737" calcext:value-type="float">
            <text:p>737</text:p>
          </table:table-cell>
          <table:table-cell office:value-type="float" office:value="876" calcext:value-type="float">
            <text:p>876</text:p>
          </table:table-cell>
          <table:table-cell office:value-type="float" office:value="549" calcext:value-type="float">
            <text:p>549</text:p>
          </table:table-cell>
          <table:table-cell table:formula="of:=IF(COUNTIF([.A944:.D944];[.A944])=3;[.A944];&quot;&quot;)">
            <text:p/>
          </table:table-cell>
          <table:table-cell table:formula="of:=IF(COUNTIF([.B944:.E944];[.B944])=3;[.B944];&quot;&quot;)">
            <text:p/>
          </table:table-cell>
          <table:table-cell table:formula="of:=IF(COUNTIF([.C944:.F944];[.C944])=3;[.C944];&quot;&quot;)">
            <text:p/>
          </table:table-cell>
          <table:table-cell table:formula="of:=IF(COUNTIF([.D944:.G944];[.D944])=3;[.D944];&quot;&quot;)">
            <text:p/>
          </table:table-cell>
          <table:table-cell table:formula="of:=IF(COUNTIF([.A944:.D944];[.A944])=3;&quot;&quot;;[.A944])" office:value-type="float" office:value="487" calcext:value-type="float">
            <text:p>487</text:p>
          </table:table-cell>
          <table:table-cell table:formula="of:=IF(COUNTIF([.B944:.E944];[.B944])=3;&quot;&quot;;[.B944])" office:value-type="float" office:value="737" calcext:value-type="float">
            <text:p>737</text:p>
          </table:table-cell>
          <table:table-cell table:formula="of:=IF(COUNTIF([.C944:.F944];[.C944])=3;&quot;&quot;;[.C944])" office:value-type="float" office:value="876" calcext:value-type="float">
            <text:p>876</text:p>
          </table:table-cell>
          <table:table-cell table:formula="of:=IF(COUNTIF([.D944:.G944];[.D944])=3;&quot;&quot;;[.D944])" office:value-type="float" office:value="549" calcext:value-type="float">
            <text:p>549</text:p>
          </table:table-cell>
          <table:table-cell table:style-name="ce5" table:formula="of:=IFERROR( IF( AND( COUNT([.E944:.H944])=3; MOD( AVERAGE([.E944:.H944]); 2)=1; MOD( AVERAGE([.I944:.L94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79" calcext:value-type="float">
            <text:p>979</text:p>
          </table:table-cell>
          <table:table-cell office:value-type="float" office:value="946" calcext:value-type="float">
            <text:p>946</text:p>
          </table:table-cell>
          <table:table-cell office:value-type="float" office:value="312" calcext:value-type="float">
            <text:p>312</text:p>
          </table:table-cell>
          <table:table-cell office:value-type="float" office:value="900" calcext:value-type="float">
            <text:p>900</text:p>
          </table:table-cell>
          <table:table-cell table:formula="of:=IF(COUNTIF([.A945:.D945];[.A945])=3;[.A945];&quot;&quot;)">
            <text:p/>
          </table:table-cell>
          <table:table-cell table:formula="of:=IF(COUNTIF([.B945:.E945];[.B945])=3;[.B945];&quot;&quot;)">
            <text:p/>
          </table:table-cell>
          <table:table-cell table:formula="of:=IF(COUNTIF([.C945:.F945];[.C945])=3;[.C945];&quot;&quot;)">
            <text:p/>
          </table:table-cell>
          <table:table-cell table:formula="of:=IF(COUNTIF([.D945:.G945];[.D945])=3;[.D945];&quot;&quot;)">
            <text:p/>
          </table:table-cell>
          <table:table-cell table:formula="of:=IF(COUNTIF([.A945:.D945];[.A945])=3;&quot;&quot;;[.A945])" office:value-type="float" office:value="979" calcext:value-type="float">
            <text:p>979</text:p>
          </table:table-cell>
          <table:table-cell table:formula="of:=IF(COUNTIF([.B945:.E945];[.B945])=3;&quot;&quot;;[.B945])" office:value-type="float" office:value="946" calcext:value-type="float">
            <text:p>946</text:p>
          </table:table-cell>
          <table:table-cell table:formula="of:=IF(COUNTIF([.C945:.F945];[.C945])=3;&quot;&quot;;[.C945])" office:value-type="float" office:value="312" calcext:value-type="float">
            <text:p>312</text:p>
          </table:table-cell>
          <table:table-cell table:formula="of:=IF(COUNTIF([.D945:.G945];[.D945])=3;&quot;&quot;;[.D945])" office:value-type="float" office:value="900" calcext:value-type="float">
            <text:p>900</text:p>
          </table:table-cell>
          <table:table-cell table:style-name="ce5" table:formula="of:=IFERROR( IF( AND( COUNT([.E945:.H945])=3; MOD( AVERAGE([.E945:.H945]); 2)=1; MOD( AVERAGE([.I945:.L94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299" calcext:value-type="float">
            <text:p>299</text:p>
          </table:table-cell>
          <table:table-cell table:formula="of:=IF(COUNTIF([.A946:.D946];[.A946])=3;[.A946];&quot;&quot;)" office:value-type="float" office:value="299" calcext:value-type="float">
            <text:p>299</text:p>
          </table:table-cell>
          <table:table-cell table:formula="of:=IF(COUNTIF([.B946:.E946];[.B946])=3;[.B946];&quot;&quot;)" office:value-type="float" office:value="299" calcext:value-type="float">
            <text:p>299</text:p>
          </table:table-cell>
          <table:table-cell table:formula="of:=IF(COUNTIF([.C946:.F946];[.C946])=3;[.C946];&quot;&quot;)">
            <text:p/>
          </table:table-cell>
          <table:table-cell table:formula="of:=IF(COUNTIF([.D946:.G946];[.D946])=3;[.D946];&quot;&quot;)" office:value-type="float" office:value="299" calcext:value-type="float">
            <text:p>299</text:p>
          </table:table-cell>
          <table:table-cell table:formula="of:=IF(COUNTIF([.A946:.D946];[.A946])=3;&quot;&quot;;[.A946])">
            <text:p/>
          </table:table-cell>
          <table:table-cell table:formula="of:=IF(COUNTIF([.B946:.E946];[.B946])=3;&quot;&quot;;[.B946])">
            <text:p/>
          </table:table-cell>
          <table:table-cell table:formula="of:=IF(COUNTIF([.C946:.F946];[.C946])=3;&quot;&quot;;[.C946])" office:value-type="float" office:value="322" calcext:value-type="float">
            <text:p>322</text:p>
          </table:table-cell>
          <table:table-cell table:formula="of:=IF(COUNTIF([.D946:.G946];[.D946])=3;&quot;&quot;;[.D946])">
            <text:p/>
          </table:table-cell>
          <table:table-cell table:style-name="ce5" table:formula="of:=IFERROR( IF( AND( COUNT([.E946:.H946])=3; MOD( AVERAGE([.E946:.H946]); 2)=1; MOD( AVERAGE([.I946:.L946]); 2)=0); 1; 0); 0)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office:value-type="float" office:value="454" calcext:value-type="float">
            <text:p>454</text:p>
          </table:table-cell>
          <table:table-cell office:value-type="float" office:value="569" calcext:value-type="float">
            <text:p>569</text:p>
          </table:table-cell>
          <table:table-cell office:value-type="float" office:value="999" calcext:value-type="float">
            <text:p>999</text:p>
          </table:table-cell>
          <table:table-cell table:formula="of:=IF(COUNTIF([.A947:.D947];[.A947])=3;[.A947];&quot;&quot;)">
            <text:p/>
          </table:table-cell>
          <table:table-cell table:formula="of:=IF(COUNTIF([.B947:.E947];[.B947])=3;[.B947];&quot;&quot;)">
            <text:p/>
          </table:table-cell>
          <table:table-cell table:formula="of:=IF(COUNTIF([.C947:.F947];[.C947])=3;[.C947];&quot;&quot;)">
            <text:p/>
          </table:table-cell>
          <table:table-cell table:formula="of:=IF(COUNTIF([.D947:.G947];[.D947])=3;[.D947];&quot;&quot;)">
            <text:p/>
          </table:table-cell>
          <table:table-cell table:formula="of:=IF(COUNTIF([.A947:.D947];[.A947])=3;&quot;&quot;;[.A947])" office:value-type="float" office:value="454" calcext:value-type="float">
            <text:p>454</text:p>
          </table:table-cell>
          <table:table-cell table:formula="of:=IF(COUNTIF([.B947:.E947];[.B947])=3;&quot;&quot;;[.B947])" office:value-type="float" office:value="454" calcext:value-type="float">
            <text:p>454</text:p>
          </table:table-cell>
          <table:table-cell table:formula="of:=IF(COUNTIF([.C947:.F947];[.C947])=3;&quot;&quot;;[.C947])" office:value-type="float" office:value="569" calcext:value-type="float">
            <text:p>569</text:p>
          </table:table-cell>
          <table:table-cell table:formula="of:=IF(COUNTIF([.D947:.G947];[.D947])=3;&quot;&quot;;[.D947])" office:value-type="float" office:value="999" calcext:value-type="float">
            <text:p>999</text:p>
          </table:table-cell>
          <table:table-cell table:style-name="ce5" table:formula="of:=IFERROR( IF( AND( COUNT([.E947:.H947])=3; MOD( AVERAGE([.E947:.H947]); 2)=1; MOD( AVERAGE([.I947:.L94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office:value-type="float" office:value="988" calcext:value-type="float">
            <text:p>988</text:p>
          </table:table-cell>
          <table:table-cell office:value-type="float" office:value="103" calcext:value-type="float">
            <text:p>103</text:p>
          </table:table-cell>
          <table:table-cell office:value-type="float" office:value="377" calcext:value-type="float">
            <text:p>377</text:p>
          </table:table-cell>
          <table:table-cell table:formula="of:=IF(COUNTIF([.A948:.D948];[.A948])=3;[.A948];&quot;&quot;)">
            <text:p/>
          </table:table-cell>
          <table:table-cell table:formula="of:=IF(COUNTIF([.B948:.E948];[.B948])=3;[.B948];&quot;&quot;)">
            <text:p/>
          </table:table-cell>
          <table:table-cell table:formula="of:=IF(COUNTIF([.C948:.F948];[.C948])=3;[.C948];&quot;&quot;)">
            <text:p/>
          </table:table-cell>
          <table:table-cell table:formula="of:=IF(COUNTIF([.D948:.G948];[.D948])=3;[.D948];&quot;&quot;)">
            <text:p/>
          </table:table-cell>
          <table:table-cell table:formula="of:=IF(COUNTIF([.A948:.D948];[.A948])=3;&quot;&quot;;[.A948])" office:value-type="float" office:value="111" calcext:value-type="float">
            <text:p>111</text:p>
          </table:table-cell>
          <table:table-cell table:formula="of:=IF(COUNTIF([.B948:.E948];[.B948])=3;&quot;&quot;;[.B948])" office:value-type="float" office:value="988" calcext:value-type="float">
            <text:p>988</text:p>
          </table:table-cell>
          <table:table-cell table:formula="of:=IF(COUNTIF([.C948:.F948];[.C948])=3;&quot;&quot;;[.C948])" office:value-type="float" office:value="103" calcext:value-type="float">
            <text:p>103</text:p>
          </table:table-cell>
          <table:table-cell table:formula="of:=IF(COUNTIF([.D948:.G948];[.D948])=3;&quot;&quot;;[.D948])" office:value-type="float" office:value="377" calcext:value-type="float">
            <text:p>377</text:p>
          </table:table-cell>
          <table:table-cell table:style-name="ce5" table:formula="of:=IFERROR( IF( AND( COUNT([.E948:.H948])=3; MOD( AVERAGE([.E948:.H948]); 2)=1; MOD( AVERAGE([.I948:.L94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745" calcext:value-type="float">
            <text:p>745</text:p>
          </table:table-cell>
          <table:table-cell office:value-type="float" office:value="654" calcext:value-type="float">
            <text:p>654</text:p>
          </table:table-cell>
          <table:table-cell table:formula="of:=IF(COUNTIF([.A949:.D949];[.A949])=3;[.A949];&quot;&quot;)">
            <text:p/>
          </table:table-cell>
          <table:table-cell table:formula="of:=IF(COUNTIF([.B949:.E949];[.B949])=3;[.B949];&quot;&quot;)">
            <text:p/>
          </table:table-cell>
          <table:table-cell table:formula="of:=IF(COUNTIF([.C949:.F949];[.C949])=3;[.C949];&quot;&quot;)">
            <text:p/>
          </table:table-cell>
          <table:table-cell table:formula="of:=IF(COUNTIF([.D949:.G949];[.D949])=3;[.D949];&quot;&quot;)">
            <text:p/>
          </table:table-cell>
          <table:table-cell table:formula="of:=IF(COUNTIF([.A949:.D949];[.A949])=3;&quot;&quot;;[.A949])" office:value-type="float" office:value="88" calcext:value-type="float">
            <text:p>88</text:p>
          </table:table-cell>
          <table:table-cell table:formula="of:=IF(COUNTIF([.B949:.E949];[.B949])=3;&quot;&quot;;[.B949])" office:value-type="float" office:value="88" calcext:value-type="float">
            <text:p>88</text:p>
          </table:table-cell>
          <table:table-cell table:formula="of:=IF(COUNTIF([.C949:.F949];[.C949])=3;&quot;&quot;;[.C949])" office:value-type="float" office:value="745" calcext:value-type="float">
            <text:p>745</text:p>
          </table:table-cell>
          <table:table-cell table:formula="of:=IF(COUNTIF([.D949:.G949];[.D949])=3;&quot;&quot;;[.D949])" office:value-type="float" office:value="654" calcext:value-type="float">
            <text:p>654</text:p>
          </table:table-cell>
          <table:table-cell table:style-name="ce5" table:formula="of:=IFERROR( IF( AND( COUNT([.E949:.H949])=3; MOD( AVERAGE([.E949:.H949]); 2)=1; MOD( AVERAGE([.I949:.L94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44" calcext:value-type="float">
            <text:p>944</text:p>
          </table:table-cell>
          <table:table-cell office:value-type="float" office:value="966" calcext:value-type="float">
            <text:p>966</text:p>
          </table:table-cell>
          <table:table-cell office:value-type="float" office:value="268" calcext:value-type="float">
            <text:p>268</text:p>
          </table:table-cell>
          <table:table-cell office:value-type="float" office:value="901" calcext:value-type="float">
            <text:p>901</text:p>
          </table:table-cell>
          <table:table-cell table:formula="of:=IF(COUNTIF([.A950:.D950];[.A950])=3;[.A950];&quot;&quot;)">
            <text:p/>
          </table:table-cell>
          <table:table-cell table:formula="of:=IF(COUNTIF([.B950:.E950];[.B950])=3;[.B950];&quot;&quot;)">
            <text:p/>
          </table:table-cell>
          <table:table-cell table:formula="of:=IF(COUNTIF([.C950:.F950];[.C950])=3;[.C950];&quot;&quot;)">
            <text:p/>
          </table:table-cell>
          <table:table-cell table:formula="of:=IF(COUNTIF([.D950:.G950];[.D950])=3;[.D950];&quot;&quot;)">
            <text:p/>
          </table:table-cell>
          <table:table-cell table:formula="of:=IF(COUNTIF([.A950:.D950];[.A950])=3;&quot;&quot;;[.A950])" office:value-type="float" office:value="944" calcext:value-type="float">
            <text:p>944</text:p>
          </table:table-cell>
          <table:table-cell table:formula="of:=IF(COUNTIF([.B950:.E950];[.B950])=3;&quot;&quot;;[.B950])" office:value-type="float" office:value="966" calcext:value-type="float">
            <text:p>966</text:p>
          </table:table-cell>
          <table:table-cell table:formula="of:=IF(COUNTIF([.C950:.F950];[.C950])=3;&quot;&quot;;[.C950])" office:value-type="float" office:value="268" calcext:value-type="float">
            <text:p>268</text:p>
          </table:table-cell>
          <table:table-cell table:formula="of:=IF(COUNTIF([.D950:.G950];[.D950])=3;&quot;&quot;;[.D950])" office:value-type="float" office:value="901" calcext:value-type="float">
            <text:p>901</text:p>
          </table:table-cell>
          <table:table-cell table:style-name="ce5" table:formula="of:=IFERROR( IF( AND( COUNT([.E950:.H950])=3; MOD( AVERAGE([.E950:.H950]); 2)=1; MOD( AVERAGE([.I950:.L95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office:value-type="float" office:value="649" calcext:value-type="float">
            <text:p>649</text:p>
          </table:table-cell>
          <table:table-cell office:value-type="float" office:value="536" calcext:value-type="float">
            <text:p>536</text:p>
          </table:table-cell>
          <table:table-cell office:value-type="float" office:value="508" calcext:value-type="float">
            <text:p>508</text:p>
          </table:table-cell>
          <table:table-cell table:formula="of:=IF(COUNTIF([.A951:.D951];[.A951])=3;[.A951];&quot;&quot;)">
            <text:p/>
          </table:table-cell>
          <table:table-cell table:formula="of:=IF(COUNTIF([.B951:.E951];[.B951])=3;[.B951];&quot;&quot;)">
            <text:p/>
          </table:table-cell>
          <table:table-cell table:formula="of:=IF(COUNTIF([.C951:.F951];[.C951])=3;[.C951];&quot;&quot;)">
            <text:p/>
          </table:table-cell>
          <table:table-cell table:formula="of:=IF(COUNTIF([.D951:.G951];[.D951])=3;[.D951];&quot;&quot;)">
            <text:p/>
          </table:table-cell>
          <table:table-cell table:formula="of:=IF(COUNTIF([.A951:.D951];[.A951])=3;&quot;&quot;;[.A951])" office:value-type="float" office:value="427" calcext:value-type="float">
            <text:p>427</text:p>
          </table:table-cell>
          <table:table-cell table:formula="of:=IF(COUNTIF([.B951:.E951];[.B951])=3;&quot;&quot;;[.B951])" office:value-type="float" office:value="649" calcext:value-type="float">
            <text:p>649</text:p>
          </table:table-cell>
          <table:table-cell table:formula="of:=IF(COUNTIF([.C951:.F951];[.C951])=3;&quot;&quot;;[.C951])" office:value-type="float" office:value="536" calcext:value-type="float">
            <text:p>536</text:p>
          </table:table-cell>
          <table:table-cell table:formula="of:=IF(COUNTIF([.D951:.G951];[.D951])=3;&quot;&quot;;[.D951])" office:value-type="float" office:value="508" calcext:value-type="float">
            <text:p>508</text:p>
          </table:table-cell>
          <table:table-cell table:style-name="ce5" table:formula="of:=IFERROR( IF( AND( COUNT([.E951:.H951])=3; MOD( AVERAGE([.E951:.H951]); 2)=1; MOD( AVERAGE([.I951:.L95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12" calcext:value-type="float">
            <text:p>912</text:p>
          </table:table-cell>
          <table:table-cell office:value-type="float" office:value="333" calcext:value-type="float">
            <text:p>333</text:p>
          </table:table-cell>
          <table:table-cell office:value-type="float" office:value="859" calcext:value-type="float">
            <text:p>859</text:p>
          </table:table-cell>
          <table:table-cell office:value-type="float" office:value="516" calcext:value-type="float">
            <text:p>516</text:p>
          </table:table-cell>
          <table:table-cell table:formula="of:=IF(COUNTIF([.A952:.D952];[.A952])=3;[.A952];&quot;&quot;)">
            <text:p/>
          </table:table-cell>
          <table:table-cell table:formula="of:=IF(COUNTIF([.B952:.E952];[.B952])=3;[.B952];&quot;&quot;)">
            <text:p/>
          </table:table-cell>
          <table:table-cell table:formula="of:=IF(COUNTIF([.C952:.F952];[.C952])=3;[.C952];&quot;&quot;)">
            <text:p/>
          </table:table-cell>
          <table:table-cell table:formula="of:=IF(COUNTIF([.D952:.G952];[.D952])=3;[.D952];&quot;&quot;)">
            <text:p/>
          </table:table-cell>
          <table:table-cell table:formula="of:=IF(COUNTIF([.A952:.D952];[.A952])=3;&quot;&quot;;[.A952])" office:value-type="float" office:value="912" calcext:value-type="float">
            <text:p>912</text:p>
          </table:table-cell>
          <table:table-cell table:formula="of:=IF(COUNTIF([.B952:.E952];[.B952])=3;&quot;&quot;;[.B952])" office:value-type="float" office:value="333" calcext:value-type="float">
            <text:p>333</text:p>
          </table:table-cell>
          <table:table-cell table:formula="of:=IF(COUNTIF([.C952:.F952];[.C952])=3;&quot;&quot;;[.C952])" office:value-type="float" office:value="859" calcext:value-type="float">
            <text:p>859</text:p>
          </table:table-cell>
          <table:table-cell table:formula="of:=IF(COUNTIF([.D952:.G952];[.D952])=3;&quot;&quot;;[.D952])" office:value-type="float" office:value="516" calcext:value-type="float">
            <text:p>516</text:p>
          </table:table-cell>
          <table:table-cell table:style-name="ce5" table:formula="of:=IFERROR( IF( AND( COUNT([.E952:.H952])=3; MOD( AVERAGE([.E952:.H952]); 2)=1; MOD( AVERAGE([.I952:.L95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office:value-type="float" office:value="236" calcext:value-type="float">
            <text:p>236</text:p>
          </table:table-cell>
          <table:table-cell table:formula="of:=IF(COUNTIF([.A953:.D953];[.A953])=3;[.A953];&quot;&quot;)">
            <text:p/>
          </table:table-cell>
          <table:table-cell table:formula="of:=IF(COUNTIF([.B953:.E953];[.B953])=3;[.B953];&quot;&quot;)">
            <text:p/>
          </table:table-cell>
          <table:table-cell table:formula="of:=IF(COUNTIF([.C953:.F953];[.C953])=3;[.C953];&quot;&quot;)">
            <text:p/>
          </table:table-cell>
          <table:table-cell table:formula="of:=IF(COUNTIF([.D953:.G953];[.D953])=3;[.D953];&quot;&quot;)">
            <text:p/>
          </table:table-cell>
          <table:table-cell table:formula="of:=IF(COUNTIF([.A953:.D953];[.A953])=3;&quot;&quot;;[.A953])" office:value-type="float" office:value="816" calcext:value-type="float">
            <text:p>816</text:p>
          </table:table-cell>
          <table:table-cell table:formula="of:=IF(COUNTIF([.B953:.E953];[.B953])=3;&quot;&quot;;[.B953])" office:value-type="float" office:value="257" calcext:value-type="float">
            <text:p>257</text:p>
          </table:table-cell>
          <table:table-cell table:formula="of:=IF(COUNTIF([.C953:.F953];[.C953])=3;&quot;&quot;;[.C953])" office:value-type="float" office:value="10" calcext:value-type="float">
            <text:p>10</text:p>
          </table:table-cell>
          <table:table-cell table:formula="of:=IF(COUNTIF([.D953:.G953];[.D953])=3;&quot;&quot;;[.D953])" office:value-type="float" office:value="236" calcext:value-type="float">
            <text:p>236</text:p>
          </table:table-cell>
          <table:table-cell table:style-name="ce5" table:formula="of:=IFERROR( IF( AND( COUNT([.E953:.H953])=3; MOD( AVERAGE([.E953:.H953]); 2)=1; MOD( AVERAGE([.I953:.L95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office:value-type="float" office:value="791" calcext:value-type="float">
            <text:p>791</text:p>
          </table:table-cell>
          <table:table-cell office:value-type="float" office:value="157" calcext:value-type="float">
            <text:p>157</text:p>
          </table:table-cell>
          <table:table-cell office:value-type="float" office:value="414" calcext:value-type="float">
            <text:p>414</text:p>
          </table:table-cell>
          <table:table-cell table:formula="of:=IF(COUNTIF([.A954:.D954];[.A954])=3;[.A954];&quot;&quot;)">
            <text:p/>
          </table:table-cell>
          <table:table-cell table:formula="of:=IF(COUNTIF([.B954:.E954];[.B954])=3;[.B954];&quot;&quot;)">
            <text:p/>
          </table:table-cell>
          <table:table-cell table:formula="of:=IF(COUNTIF([.C954:.F954];[.C954])=3;[.C954];&quot;&quot;)">
            <text:p/>
          </table:table-cell>
          <table:table-cell table:formula="of:=IF(COUNTIF([.D954:.G954];[.D954])=3;[.D954];&quot;&quot;)">
            <text:p/>
          </table:table-cell>
          <table:table-cell table:formula="of:=IF(COUNTIF([.A954:.D954];[.A954])=3;&quot;&quot;;[.A954])" office:value-type="float" office:value="488" calcext:value-type="float">
            <text:p>488</text:p>
          </table:table-cell>
          <table:table-cell table:formula="of:=IF(COUNTIF([.B954:.E954];[.B954])=3;&quot;&quot;;[.B954])" office:value-type="float" office:value="791" calcext:value-type="float">
            <text:p>791</text:p>
          </table:table-cell>
          <table:table-cell table:formula="of:=IF(COUNTIF([.C954:.F954];[.C954])=3;&quot;&quot;;[.C954])" office:value-type="float" office:value="157" calcext:value-type="float">
            <text:p>157</text:p>
          </table:table-cell>
          <table:table-cell table:formula="of:=IF(COUNTIF([.D954:.G954];[.D954])=3;&quot;&quot;;[.D954])" office:value-type="float" office:value="414" calcext:value-type="float">
            <text:p>414</text:p>
          </table:table-cell>
          <table:table-cell table:style-name="ce5" table:formula="of:=IFERROR( IF( AND( COUNT([.E954:.H954])=3; MOD( AVERAGE([.E954:.H954]); 2)=1; MOD( AVERAGE([.I954:.L95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 office:value-type="float" office:value="946" calcext:value-type="float">
            <text:p>946</text:p>
          </table:table-cell>
          <table:table-cell table:formula="of:=IF(COUNTIF([.A955:.D955];[.A955])=3;[.A955];&quot;&quot;)">
            <text:p/>
          </table:table-cell>
          <table:table-cell table:formula="of:=IF(COUNTIF([.B955:.E955];[.B955])=3;[.B955];&quot;&quot;)">
            <text:p/>
          </table:table-cell>
          <table:table-cell table:formula="of:=IF(COUNTIF([.C955:.F955];[.C955])=3;[.C955];&quot;&quot;)">
            <text:p/>
          </table:table-cell>
          <table:table-cell table:formula="of:=IF(COUNTIF([.D955:.G955];[.D955])=3;[.D955];&quot;&quot;)">
            <text:p/>
          </table:table-cell>
          <table:table-cell table:formula="of:=IF(COUNTIF([.A955:.D955];[.A955])=3;&quot;&quot;;[.A955])" office:value-type="float" office:value="237" calcext:value-type="float">
            <text:p>237</text:p>
          </table:table-cell>
          <table:table-cell table:formula="of:=IF(COUNTIF([.B955:.E955];[.B955])=3;&quot;&quot;;[.B955])" office:value-type="float" office:value="14" calcext:value-type="float">
            <text:p>14</text:p>
          </table:table-cell>
          <table:table-cell table:formula="of:=IF(COUNTIF([.C955:.F955];[.C955])=3;&quot;&quot;;[.C955])" office:value-type="float" office:value="185" calcext:value-type="float">
            <text:p>185</text:p>
          </table:table-cell>
          <table:table-cell table:formula="of:=IF(COUNTIF([.D955:.G955];[.D955])=3;&quot;&quot;;[.D955])" office:value-type="float" office:value="946" calcext:value-type="float">
            <text:p>946</text:p>
          </table:table-cell>
          <table:table-cell table:style-name="ce5" table:formula="of:=IFERROR( IF( AND( COUNT([.E955:.H955])=3; MOD( AVERAGE([.E955:.H955]); 2)=1; MOD( AVERAGE([.I955:.L95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office:value-type="float" office:value="653" calcext:value-type="float">
            <text:p>653</text:p>
          </table:table-cell>
          <table:table-cell office:value-type="float" office:value="531" calcext:value-type="float">
            <text:p>531</text:p>
          </table:table-cell>
          <table:table-cell office:value-type="float" office:value="776" calcext:value-type="float">
            <text:p>776</text:p>
          </table:table-cell>
          <table:table-cell table:formula="of:=IF(COUNTIF([.A956:.D956];[.A956])=3;[.A956];&quot;&quot;)">
            <text:p/>
          </table:table-cell>
          <table:table-cell table:formula="of:=IF(COUNTIF([.B956:.E956];[.B956])=3;[.B956];&quot;&quot;)">
            <text:p/>
          </table:table-cell>
          <table:table-cell table:formula="of:=IF(COUNTIF([.C956:.F956];[.C956])=3;[.C956];&quot;&quot;)">
            <text:p/>
          </table:table-cell>
          <table:table-cell table:formula="of:=IF(COUNTIF([.D956:.G956];[.D956])=3;[.D956];&quot;&quot;)">
            <text:p/>
          </table:table-cell>
          <table:table-cell table:formula="of:=IF(COUNTIF([.A956:.D956];[.A956])=3;&quot;&quot;;[.A956])" office:value-type="float" office:value="853" calcext:value-type="float">
            <text:p>853</text:p>
          </table:table-cell>
          <table:table-cell table:formula="of:=IF(COUNTIF([.B956:.E956];[.B956])=3;&quot;&quot;;[.B956])" office:value-type="float" office:value="653" calcext:value-type="float">
            <text:p>653</text:p>
          </table:table-cell>
          <table:table-cell table:formula="of:=IF(COUNTIF([.C956:.F956];[.C956])=3;&quot;&quot;;[.C956])" office:value-type="float" office:value="531" calcext:value-type="float">
            <text:p>531</text:p>
          </table:table-cell>
          <table:table-cell table:formula="of:=IF(COUNTIF([.D956:.G956];[.D956])=3;&quot;&quot;;[.D956])" office:value-type="float" office:value="776" calcext:value-type="float">
            <text:p>776</text:p>
          </table:table-cell>
          <table:table-cell table:style-name="ce5" table:formula="of:=IFERROR( IF( AND( COUNT([.E956:.H956])=3; MOD( AVERAGE([.E956:.H956]); 2)=1; MOD( AVERAGE([.I956:.L95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office:value-type="float" office:value="484" calcext:value-type="float">
            <text:p>484</text:p>
          </table:table-cell>
          <table:table-cell office:value-type="float" office:value="929" calcext:value-type="float">
            <text:p>929</text:p>
          </table:table-cell>
          <table:table-cell office:value-type="float" office:value="425" calcext:value-type="float">
            <text:p>425</text:p>
          </table:table-cell>
          <table:table-cell table:formula="of:=IF(COUNTIF([.A957:.D957];[.A957])=3;[.A957];&quot;&quot;)">
            <text:p/>
          </table:table-cell>
          <table:table-cell table:formula="of:=IF(COUNTIF([.B957:.E957];[.B957])=3;[.B957];&quot;&quot;)">
            <text:p/>
          </table:table-cell>
          <table:table-cell table:formula="of:=IF(COUNTIF([.C957:.F957];[.C957])=3;[.C957];&quot;&quot;)">
            <text:p/>
          </table:table-cell>
          <table:table-cell table:formula="of:=IF(COUNTIF([.D957:.G957];[.D957])=3;[.D957];&quot;&quot;)">
            <text:p/>
          </table:table-cell>
          <table:table-cell table:formula="of:=IF(COUNTIF([.A957:.D957];[.A957])=3;&quot;&quot;;[.A957])" office:value-type="float" office:value="484" calcext:value-type="float">
            <text:p>484</text:p>
          </table:table-cell>
          <table:table-cell table:formula="of:=IF(COUNTIF([.B957:.E957];[.B957])=3;&quot;&quot;;[.B957])" office:value-type="float" office:value="484" calcext:value-type="float">
            <text:p>484</text:p>
          </table:table-cell>
          <table:table-cell table:formula="of:=IF(COUNTIF([.C957:.F957];[.C957])=3;&quot;&quot;;[.C957])" office:value-type="float" office:value="929" calcext:value-type="float">
            <text:p>929</text:p>
          </table:table-cell>
          <table:table-cell table:formula="of:=IF(COUNTIF([.D957:.G957];[.D957])=3;&quot;&quot;;[.D957])" office:value-type="float" office:value="425" calcext:value-type="float">
            <text:p>425</text:p>
          </table:table-cell>
          <table:table-cell table:style-name="ce5" table:formula="of:=IFERROR( IF( AND( COUNT([.E957:.H957])=3; MOD( AVERAGE([.E957:.H957]); 2)=1; MOD( AVERAGE([.I957:.L95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office:value-type="float" office:value="297" calcext:value-type="float">
            <text:p>297</text:p>
          </table:table-cell>
          <table:table-cell office:value-type="float" office:value="555" calcext:value-type="float">
            <text:p>555</text:p>
          </table:table-cell>
          <table:table-cell office:value-type="float" office:value="359" calcext:value-type="float">
            <text:p>359</text:p>
          </table:table-cell>
          <table:table-cell table:formula="of:=IF(COUNTIF([.A958:.D958];[.A958])=3;[.A958];&quot;&quot;)">
            <text:p/>
          </table:table-cell>
          <table:table-cell table:formula="of:=IF(COUNTIF([.B958:.E958];[.B958])=3;[.B958];&quot;&quot;)">
            <text:p/>
          </table:table-cell>
          <table:table-cell table:formula="of:=IF(COUNTIF([.C958:.F958];[.C958])=3;[.C958];&quot;&quot;)">
            <text:p/>
          </table:table-cell>
          <table:table-cell table:formula="of:=IF(COUNTIF([.D958:.G958];[.D958])=3;[.D958];&quot;&quot;)">
            <text:p/>
          </table:table-cell>
          <table:table-cell table:formula="of:=IF(COUNTIF([.A958:.D958];[.A958])=3;&quot;&quot;;[.A958])" office:value-type="float" office:value="368" calcext:value-type="float">
            <text:p>368</text:p>
          </table:table-cell>
          <table:table-cell table:formula="of:=IF(COUNTIF([.B958:.E958];[.B958])=3;&quot;&quot;;[.B958])" office:value-type="float" office:value="297" calcext:value-type="float">
            <text:p>297</text:p>
          </table:table-cell>
          <table:table-cell table:formula="of:=IF(COUNTIF([.C958:.F958];[.C958])=3;&quot;&quot;;[.C958])" office:value-type="float" office:value="555" calcext:value-type="float">
            <text:p>555</text:p>
          </table:table-cell>
          <table:table-cell table:formula="of:=IF(COUNTIF([.D958:.G958];[.D958])=3;&quot;&quot;;[.D958])" office:value-type="float" office:value="359" calcext:value-type="float">
            <text:p>359</text:p>
          </table:table-cell>
          <table:table-cell table:style-name="ce5" table:formula="of:=IFERROR( IF( AND( COUNT([.E958:.H958])=3; MOD( AVERAGE([.E958:.H958]); 2)=1; MOD( AVERAGE([.I958:.L95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office:value-type="float" office:value="887" calcext:value-type="float">
            <text:p>887</text:p>
          </table:table-cell>
          <table:table-cell office:value-type="float" office:value="921" calcext:value-type="float">
            <text:p>921</text:p>
          </table:table-cell>
          <table:table-cell office:value-type="float" office:value="404" calcext:value-type="float">
            <text:p>404</text:p>
          </table:table-cell>
          <table:table-cell table:formula="of:=IF(COUNTIF([.A959:.D959];[.A959])=3;[.A959];&quot;&quot;)">
            <text:p/>
          </table:table-cell>
          <table:table-cell table:formula="of:=IF(COUNTIF([.B959:.E959];[.B959])=3;[.B959];&quot;&quot;)">
            <text:p/>
          </table:table-cell>
          <table:table-cell table:formula="of:=IF(COUNTIF([.C959:.F959];[.C959])=3;[.C959];&quot;&quot;)">
            <text:p/>
          </table:table-cell>
          <table:table-cell table:formula="of:=IF(COUNTIF([.D959:.G959];[.D959])=3;[.D959];&quot;&quot;)">
            <text:p/>
          </table:table-cell>
          <table:table-cell table:formula="of:=IF(COUNTIF([.A959:.D959];[.A959])=3;&quot;&quot;;[.A959])" office:value-type="float" office:value="369" calcext:value-type="float">
            <text:p>369</text:p>
          </table:table-cell>
          <table:table-cell table:formula="of:=IF(COUNTIF([.B959:.E959];[.B959])=3;&quot;&quot;;[.B959])" office:value-type="float" office:value="887" calcext:value-type="float">
            <text:p>887</text:p>
          </table:table-cell>
          <table:table-cell table:formula="of:=IF(COUNTIF([.C959:.F959];[.C959])=3;&quot;&quot;;[.C959])" office:value-type="float" office:value="921" calcext:value-type="float">
            <text:p>921</text:p>
          </table:table-cell>
          <table:table-cell table:formula="of:=IF(COUNTIF([.D959:.G959];[.D959])=3;&quot;&quot;;[.D959])" office:value-type="float" office:value="404" calcext:value-type="float">
            <text:p>404</text:p>
          </table:table-cell>
          <table:table-cell table:style-name="ce5" table:formula="of:=IFERROR( IF( AND( COUNT([.E959:.H959])=3; MOD( AVERAGE([.E959:.H959]); 2)=1; MOD( AVERAGE([.I959:.L95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office:value-type="float" office:value="925" calcext:value-type="float">
            <text:p>925</text:p>
          </table:table-cell>
          <table:table-cell office:value-type="float" office:value="751" calcext:value-type="float">
            <text:p>751</text:p>
          </table:table-cell>
          <table:table-cell office:value-type="float" office:value="991" calcext:value-type="float">
            <text:p>991</text:p>
          </table:table-cell>
          <table:table-cell table:formula="of:=IF(COUNTIF([.A960:.D960];[.A960])=3;[.A960];&quot;&quot;)">
            <text:p/>
          </table:table-cell>
          <table:table-cell table:formula="of:=IF(COUNTIF([.B960:.E960];[.B960])=3;[.B960];&quot;&quot;)">
            <text:p/>
          </table:table-cell>
          <table:table-cell table:formula="of:=IF(COUNTIF([.C960:.F960];[.C960])=3;[.C960];&quot;&quot;)">
            <text:p/>
          </table:table-cell>
          <table:table-cell table:formula="of:=IF(COUNTIF([.D960:.G960];[.D960])=3;[.D960];&quot;&quot;)">
            <text:p/>
          </table:table-cell>
          <table:table-cell table:formula="of:=IF(COUNTIF([.A960:.D960];[.A960])=3;&quot;&quot;;[.A960])" office:value-type="float" office:value="157" calcext:value-type="float">
            <text:p>157</text:p>
          </table:table-cell>
          <table:table-cell table:formula="of:=IF(COUNTIF([.B960:.E960];[.B960])=3;&quot;&quot;;[.B960])" office:value-type="float" office:value="925" calcext:value-type="float">
            <text:p>925</text:p>
          </table:table-cell>
          <table:table-cell table:formula="of:=IF(COUNTIF([.C960:.F960];[.C960])=3;&quot;&quot;;[.C960])" office:value-type="float" office:value="751" calcext:value-type="float">
            <text:p>751</text:p>
          </table:table-cell>
          <table:table-cell table:formula="of:=IF(COUNTIF([.D960:.G960];[.D960])=3;&quot;&quot;;[.D960])" office:value-type="float" office:value="991" calcext:value-type="float">
            <text:p>991</text:p>
          </table:table-cell>
          <table:table-cell table:style-name="ce5" table:formula="of:=IFERROR( IF( AND( COUNT([.E960:.H960])=3; MOD( AVERAGE([.E960:.H960]); 2)=1; MOD( AVERAGE([.I960:.L96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office:value-type="float" office:value="361" calcext:value-type="float">
            <text:p>361</text:p>
          </table:table-cell>
          <table:table-cell office:value-type="float" office:value="858" calcext:value-type="float">
            <text:p>858</text:p>
          </table:table-cell>
          <table:table-cell office:value-type="float" office:value="305" calcext:value-type="float">
            <text:p>305</text:p>
          </table:table-cell>
          <table:table-cell table:formula="of:=IF(COUNTIF([.A961:.D961];[.A961])=3;[.A961];&quot;&quot;)">
            <text:p/>
          </table:table-cell>
          <table:table-cell table:formula="of:=IF(COUNTIF([.B961:.E961];[.B961])=3;[.B961];&quot;&quot;)">
            <text:p/>
          </table:table-cell>
          <table:table-cell table:formula="of:=IF(COUNTIF([.C961:.F961];[.C961])=3;[.C961];&quot;&quot;)">
            <text:p/>
          </table:table-cell>
          <table:table-cell table:formula="of:=IF(COUNTIF([.D961:.G961];[.D961])=3;[.D961];&quot;&quot;)">
            <text:p/>
          </table:table-cell>
          <table:table-cell table:formula="of:=IF(COUNTIF([.A961:.D961];[.A961])=3;&quot;&quot;;[.A961])" office:value-type="float" office:value="942" calcext:value-type="float">
            <text:p>942</text:p>
          </table:table-cell>
          <table:table-cell table:formula="of:=IF(COUNTIF([.B961:.E961];[.B961])=3;&quot;&quot;;[.B961])" office:value-type="float" office:value="361" calcext:value-type="float">
            <text:p>361</text:p>
          </table:table-cell>
          <table:table-cell table:formula="of:=IF(COUNTIF([.C961:.F961];[.C961])=3;&quot;&quot;;[.C961])" office:value-type="float" office:value="858" calcext:value-type="float">
            <text:p>858</text:p>
          </table:table-cell>
          <table:table-cell table:formula="of:=IF(COUNTIF([.D961:.G961];[.D961])=3;&quot;&quot;;[.D961])" office:value-type="float" office:value="305" calcext:value-type="float">
            <text:p>305</text:p>
          </table:table-cell>
          <table:table-cell table:style-name="ce5" table:formula="of:=IFERROR( IF( AND( COUNT([.E961:.H961])=3; MOD( AVERAGE([.E961:.H961]); 2)=1; MOD( AVERAGE([.I961:.L96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office:value-type="float" office:value="52" calcext:value-type="float">
            <text:p>52</text:p>
          </table:table-cell>
          <table:table-cell office:value-type="float" office:value="783" calcext:value-type="float">
            <text:p>783</text:p>
          </table:table-cell>
          <table:table-cell table:formula="of:=IF(COUNTIF([.A962:.D962];[.A962])=3;[.A962];&quot;&quot;)">
            <text:p/>
          </table:table-cell>
          <table:table-cell table:formula="of:=IF(COUNTIF([.B962:.E962];[.B962])=3;[.B962];&quot;&quot;)">
            <text:p/>
          </table:table-cell>
          <table:table-cell table:formula="of:=IF(COUNTIF([.C962:.F962];[.C962])=3;[.C962];&quot;&quot;)">
            <text:p/>
          </table:table-cell>
          <table:table-cell table:formula="of:=IF(COUNTIF([.D962:.G962];[.D962])=3;[.D962];&quot;&quot;)">
            <text:p/>
          </table:table-cell>
          <table:table-cell table:formula="of:=IF(COUNTIF([.A962:.D962];[.A962])=3;&quot;&quot;;[.A962])" office:value-type="float" office:value="100" calcext:value-type="float">
            <text:p>100</text:p>
          </table:table-cell>
          <table:table-cell table:formula="of:=IF(COUNTIF([.B962:.E962];[.B962])=3;&quot;&quot;;[.B962])" office:value-type="float" office:value="285" calcext:value-type="float">
            <text:p>285</text:p>
          </table:table-cell>
          <table:table-cell table:formula="of:=IF(COUNTIF([.C962:.F962];[.C962])=3;&quot;&quot;;[.C962])" office:value-type="float" office:value="52" calcext:value-type="float">
            <text:p>52</text:p>
          </table:table-cell>
          <table:table-cell table:formula="of:=IF(COUNTIF([.D962:.G962];[.D962])=3;&quot;&quot;;[.D962])" office:value-type="float" office:value="783" calcext:value-type="float">
            <text:p>783</text:p>
          </table:table-cell>
          <table:table-cell table:style-name="ce5" table:formula="of:=IFERROR( IF( AND( COUNT([.E962:.H962])=3; MOD( AVERAGE([.E962:.H962]); 2)=1; MOD( AVERAGE([.I962:.L96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office:value-type="float" office:value="772" calcext:value-type="float">
            <text:p>772</text:p>
          </table:table-cell>
          <table:table-cell office:value-type="float" office:value="591" calcext:value-type="float">
            <text:p>591</text:p>
          </table:table-cell>
          <table:table-cell office:value-type="float" office:value="241" calcext:value-type="float">
            <text:p>241</text:p>
          </table:table-cell>
          <table:table-cell table:formula="of:=IF(COUNTIF([.A963:.D963];[.A963])=3;[.A963];&quot;&quot;)">
            <text:p/>
          </table:table-cell>
          <table:table-cell table:formula="of:=IF(COUNTIF([.B963:.E963];[.B963])=3;[.B963];&quot;&quot;)">
            <text:p/>
          </table:table-cell>
          <table:table-cell table:formula="of:=IF(COUNTIF([.C963:.F963];[.C963])=3;[.C963];&quot;&quot;)">
            <text:p/>
          </table:table-cell>
          <table:table-cell table:formula="of:=IF(COUNTIF([.D963:.G963];[.D963])=3;[.D963];&quot;&quot;)">
            <text:p/>
          </table:table-cell>
          <table:table-cell table:formula="of:=IF(COUNTIF([.A963:.D963];[.A963])=3;&quot;&quot;;[.A963])" office:value-type="float" office:value="422" calcext:value-type="float">
            <text:p>422</text:p>
          </table:table-cell>
          <table:table-cell table:formula="of:=IF(COUNTIF([.B963:.E963];[.B963])=3;&quot;&quot;;[.B963])" office:value-type="float" office:value="772" calcext:value-type="float">
            <text:p>772</text:p>
          </table:table-cell>
          <table:table-cell table:formula="of:=IF(COUNTIF([.C963:.F963];[.C963])=3;&quot;&quot;;[.C963])" office:value-type="float" office:value="591" calcext:value-type="float">
            <text:p>591</text:p>
          </table:table-cell>
          <table:table-cell table:formula="of:=IF(COUNTIF([.D963:.G963];[.D963])=3;&quot;&quot;;[.D963])" office:value-type="float" office:value="241" calcext:value-type="float">
            <text:p>241</text:p>
          </table:table-cell>
          <table:table-cell table:style-name="ce5" table:formula="of:=IFERROR( IF( AND( COUNT([.E963:.H963])=3; MOD( AVERAGE([.E963:.H963]); 2)=1; MOD( AVERAGE([.I963:.L96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number-columns-repeated="2" office:value-type="float" office:value="862" calcext:value-type="float">
            <text:p>862</text:p>
          </table:table-cell>
          <table:table-cell office:value-type="float" office:value="864" calcext:value-type="float">
            <text:p>864</text:p>
          </table:table-cell>
          <table:table-cell table:formula="of:=IF(COUNTIF([.A964:.D964];[.A964])=3;[.A964];&quot;&quot;)">
            <text:p/>
          </table:table-cell>
          <table:table-cell table:formula="of:=IF(COUNTIF([.B964:.E964];[.B964])=3;[.B964];&quot;&quot;)">
            <text:p/>
          </table:table-cell>
          <table:table-cell table:formula="of:=IF(COUNTIF([.C964:.F964];[.C964])=3;[.C964];&quot;&quot;)">
            <text:p/>
          </table:table-cell>
          <table:table-cell table:formula="of:=IF(COUNTIF([.D964:.G964];[.D964])=3;[.D964];&quot;&quot;)">
            <text:p/>
          </table:table-cell>
          <table:table-cell table:formula="of:=IF(COUNTIF([.A964:.D964];[.A964])=3;&quot;&quot;;[.A964])" office:value-type="float" office:value="204" calcext:value-type="float">
            <text:p>204</text:p>
          </table:table-cell>
          <table:table-cell table:formula="of:=IF(COUNTIF([.B964:.E964];[.B964])=3;&quot;&quot;;[.B964])" office:value-type="float" office:value="862" calcext:value-type="float">
            <text:p>862</text:p>
          </table:table-cell>
          <table:table-cell table:formula="of:=IF(COUNTIF([.C964:.F964];[.C964])=3;&quot;&quot;;[.C964])" office:value-type="float" office:value="862" calcext:value-type="float">
            <text:p>862</text:p>
          </table:table-cell>
          <table:table-cell table:formula="of:=IF(COUNTIF([.D964:.G964];[.D964])=3;&quot;&quot;;[.D964])" office:value-type="float" office:value="864" calcext:value-type="float">
            <text:p>864</text:p>
          </table:table-cell>
          <table:table-cell table:style-name="ce5" table:formula="of:=IFERROR( IF( AND( COUNT([.E964:.H964])=3; MOD( AVERAGE([.E964:.H964]); 2)=1; MOD( AVERAGE([.I964:.L96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office:value-type="float" office:value="279" calcext:value-type="float">
            <text:p>279</text:p>
          </table:table-cell>
          <table:table-cell office:value-type="float" office:value="847" calcext:value-type="float">
            <text:p>847</text:p>
          </table:table-cell>
          <table:table-cell office:value-type="float" office:value="524" calcext:value-type="float">
            <text:p>524</text:p>
          </table:table-cell>
          <table:table-cell table:formula="of:=IF(COUNTIF([.A965:.D965];[.A965])=3;[.A965];&quot;&quot;)">
            <text:p/>
          </table:table-cell>
          <table:table-cell table:formula="of:=IF(COUNTIF([.B965:.E965];[.B965])=3;[.B965];&quot;&quot;)">
            <text:p/>
          </table:table-cell>
          <table:table-cell table:formula="of:=IF(COUNTIF([.C965:.F965];[.C965])=3;[.C965];&quot;&quot;)">
            <text:p/>
          </table:table-cell>
          <table:table-cell table:formula="of:=IF(COUNTIF([.D965:.G965];[.D965])=3;[.D965];&quot;&quot;)">
            <text:p/>
          </table:table-cell>
          <table:table-cell table:formula="of:=IF(COUNTIF([.A965:.D965];[.A965])=3;&quot;&quot;;[.A965])" office:value-type="float" office:value="195" calcext:value-type="float">
            <text:p>195</text:p>
          </table:table-cell>
          <table:table-cell table:formula="of:=IF(COUNTIF([.B965:.E965];[.B965])=3;&quot;&quot;;[.B965])" office:value-type="float" office:value="279" calcext:value-type="float">
            <text:p>279</text:p>
          </table:table-cell>
          <table:table-cell table:formula="of:=IF(COUNTIF([.C965:.F965];[.C965])=3;&quot;&quot;;[.C965])" office:value-type="float" office:value="847" calcext:value-type="float">
            <text:p>847</text:p>
          </table:table-cell>
          <table:table-cell table:formula="of:=IF(COUNTIF([.D965:.G965];[.D965])=3;&quot;&quot;;[.D965])" office:value-type="float" office:value="524" calcext:value-type="float">
            <text:p>524</text:p>
          </table:table-cell>
          <table:table-cell table:style-name="ce5" table:formula="of:=IFERROR( IF( AND( COUNT([.E965:.H965])=3; MOD( AVERAGE([.E965:.H965]); 2)=1; MOD( AVERAGE([.I965:.L96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office:value-type="float" office:value="961" calcext:value-type="float">
            <text:p>961</text:p>
          </table:table-cell>
          <table:table-cell office:value-type="float" office:value="252" calcext:value-type="float">
            <text:p>252</text:p>
          </table:table-cell>
          <table:table-cell office:value-type="float" office:value="982" calcext:value-type="float">
            <text:p>982</text:p>
          </table:table-cell>
          <table:table-cell table:formula="of:=IF(COUNTIF([.A966:.D966];[.A966])=3;[.A966];&quot;&quot;)">
            <text:p/>
          </table:table-cell>
          <table:table-cell table:formula="of:=IF(COUNTIF([.B966:.E966];[.B966])=3;[.B966];&quot;&quot;)">
            <text:p/>
          </table:table-cell>
          <table:table-cell table:formula="of:=IF(COUNTIF([.C966:.F966];[.C966])=3;[.C966];&quot;&quot;)">
            <text:p/>
          </table:table-cell>
          <table:table-cell table:formula="of:=IF(COUNTIF([.D966:.G966];[.D966])=3;[.D966];&quot;&quot;)">
            <text:p/>
          </table:table-cell>
          <table:table-cell table:formula="of:=IF(COUNTIF([.A966:.D966];[.A966])=3;&quot;&quot;;[.A966])" office:value-type="float" office:value="390" calcext:value-type="float">
            <text:p>390</text:p>
          </table:table-cell>
          <table:table-cell table:formula="of:=IF(COUNTIF([.B966:.E966];[.B966])=3;&quot;&quot;;[.B966])" office:value-type="float" office:value="961" calcext:value-type="float">
            <text:p>961</text:p>
          </table:table-cell>
          <table:table-cell table:formula="of:=IF(COUNTIF([.C966:.F966];[.C966])=3;&quot;&quot;;[.C966])" office:value-type="float" office:value="252" calcext:value-type="float">
            <text:p>252</text:p>
          </table:table-cell>
          <table:table-cell table:formula="of:=IF(COUNTIF([.D966:.G966];[.D966])=3;&quot;&quot;;[.D966])" office:value-type="float" office:value="982" calcext:value-type="float">
            <text:p>982</text:p>
          </table:table-cell>
          <table:table-cell table:style-name="ce5" table:formula="of:=IFERROR( IF( AND( COUNT([.E966:.H966])=3; MOD( AVERAGE([.E966:.H966]); 2)=1; MOD( AVERAGE([.I966:.L96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office:value-type="float" office:value="485" calcext:value-type="float">
            <text:p>485</text:p>
          </table:table-cell>
          <table:table-cell office:value-type="float" office:value="678" calcext:value-type="float">
            <text:p>678</text:p>
          </table:table-cell>
          <table:table-cell office:value-type="float" office:value="593" calcext:value-type="float">
            <text:p>593</text:p>
          </table:table-cell>
          <table:table-cell table:formula="of:=IF(COUNTIF([.A967:.D967];[.A967])=3;[.A967];&quot;&quot;)">
            <text:p/>
          </table:table-cell>
          <table:table-cell table:formula="of:=IF(COUNTIF([.B967:.E967];[.B967])=3;[.B967];&quot;&quot;)">
            <text:p/>
          </table:table-cell>
          <table:table-cell table:formula="of:=IF(COUNTIF([.C967:.F967];[.C967])=3;[.C967];&quot;&quot;)">
            <text:p/>
          </table:table-cell>
          <table:table-cell table:formula="of:=IF(COUNTIF([.D967:.G967];[.D967])=3;[.D967];&quot;&quot;)">
            <text:p/>
          </table:table-cell>
          <table:table-cell table:formula="of:=IF(COUNTIF([.A967:.D967];[.A967])=3;&quot;&quot;;[.A967])" office:value-type="float" office:value="209" calcext:value-type="float">
            <text:p>209</text:p>
          </table:table-cell>
          <table:table-cell table:formula="of:=IF(COUNTIF([.B967:.E967];[.B967])=3;&quot;&quot;;[.B967])" office:value-type="float" office:value="485" calcext:value-type="float">
            <text:p>485</text:p>
          </table:table-cell>
          <table:table-cell table:formula="of:=IF(COUNTIF([.C967:.F967];[.C967])=3;&quot;&quot;;[.C967])" office:value-type="float" office:value="678" calcext:value-type="float">
            <text:p>678</text:p>
          </table:table-cell>
          <table:table-cell table:formula="of:=IF(COUNTIF([.D967:.G967];[.D967])=3;&quot;&quot;;[.D967])" office:value-type="float" office:value="593" calcext:value-type="float">
            <text:p>593</text:p>
          </table:table-cell>
          <table:table-cell table:style-name="ce5" table:formula="of:=IFERROR( IF( AND( COUNT([.E967:.H967])=3; MOD( AVERAGE([.E967:.H967]); 2)=1; MOD( AVERAGE([.I967:.L96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91" calcext:value-type="float">
            <text:p>491</text:p>
          </table:table-cell>
          <table:table-cell office:value-type="float" office:value="476" calcext:value-type="float">
            <text:p>476</text:p>
          </table:table-cell>
          <table:table-cell office:value-type="float" office:value="83" calcext:value-type="float">
            <text:p>83</text:p>
          </table:table-cell>
          <table:table-cell table:formula="of:=IF(COUNTIF([.A968:.D968];[.A968])=3;[.A968];&quot;&quot;)">
            <text:p/>
          </table:table-cell>
          <table:table-cell table:formula="of:=IF(COUNTIF([.B968:.E968];[.B968])=3;[.B968];&quot;&quot;)">
            <text:p/>
          </table:table-cell>
          <table:table-cell table:formula="of:=IF(COUNTIF([.C968:.F968];[.C968])=3;[.C968];&quot;&quot;)">
            <text:p/>
          </table:table-cell>
          <table:table-cell table:formula="of:=IF(COUNTIF([.D968:.G968];[.D968])=3;[.D968];&quot;&quot;)">
            <text:p/>
          </table:table-cell>
          <table:table-cell table:formula="of:=IF(COUNTIF([.A968:.D968];[.A968])=3;&quot;&quot;;[.A968])" office:value-type="float" office:value="257" calcext:value-type="float">
            <text:p>257</text:p>
          </table:table-cell>
          <table:table-cell table:formula="of:=IF(COUNTIF([.B968:.E968];[.B968])=3;&quot;&quot;;[.B968])" office:value-type="float" office:value="491" calcext:value-type="float">
            <text:p>491</text:p>
          </table:table-cell>
          <table:table-cell table:formula="of:=IF(COUNTIF([.C968:.F968];[.C968])=3;&quot;&quot;;[.C968])" office:value-type="float" office:value="476" calcext:value-type="float">
            <text:p>476</text:p>
          </table:table-cell>
          <table:table-cell table:formula="of:=IF(COUNTIF([.D968:.G968];[.D968])=3;&quot;&quot;;[.D968])" office:value-type="float" office:value="83" calcext:value-type="float">
            <text:p>83</text:p>
          </table:table-cell>
          <table:table-cell table:style-name="ce5" table:formula="of:=IFERROR( IF( AND( COUNT([.E968:.H968])=3; MOD( AVERAGE([.E968:.H968]); 2)=1; MOD( AVERAGE([.I968:.L96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float" office:value="917" calcext:value-type="float">
            <text:p>917</text:p>
          </table:table-cell>
          <table:table-cell table:formula="of:=IF(COUNTIF([.A969:.D969];[.A969])=3;[.A969];&quot;&quot;)">
            <text:p/>
          </table:table-cell>
          <table:table-cell table:formula="of:=IF(COUNTIF([.B969:.E969];[.B969])=3;[.B969];&quot;&quot;)">
            <text:p/>
          </table:table-cell>
          <table:table-cell table:formula="of:=IF(COUNTIF([.C969:.F969];[.C969])=3;[.C969];&quot;&quot;)">
            <text:p/>
          </table:table-cell>
          <table:table-cell table:formula="of:=IF(COUNTIF([.D969:.G969];[.D969])=3;[.D969];&quot;&quot;)">
            <text:p/>
          </table:table-cell>
          <table:table-cell table:formula="of:=IF(COUNTIF([.A969:.D969];[.A969])=3;&quot;&quot;;[.A969])" office:value-type="float" office:value="174" calcext:value-type="float">
            <text:p>174</text:p>
          </table:table-cell>
          <table:table-cell table:formula="of:=IF(COUNTIF([.B969:.E969];[.B969])=3;&quot;&quot;;[.B969])" office:value-type="float" office:value="71" calcext:value-type="float">
            <text:p>71</text:p>
          </table:table-cell>
          <table:table-cell table:formula="of:=IF(COUNTIF([.C969:.F969];[.C969])=3;&quot;&quot;;[.C969])" office:value-type="float" office:value="102" calcext:value-type="float">
            <text:p>102</text:p>
          </table:table-cell>
          <table:table-cell table:formula="of:=IF(COUNTIF([.D969:.G969];[.D969])=3;&quot;&quot;;[.D969])" office:value-type="float" office:value="917" calcext:value-type="float">
            <text:p>917</text:p>
          </table:table-cell>
          <table:table-cell table:style-name="ce5" table:formula="of:=IFERROR( IF( AND( COUNT([.E969:.H969])=3; MOD( AVERAGE([.E969:.H969]); 2)=1; MOD( AVERAGE([.I969:.L96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office:value-type="float" office:value="935" calcext:value-type="float">
            <text:p>935</text:p>
          </table:table-cell>
          <table:table-cell office:value-type="float" office:value="721" calcext:value-type="float">
            <text:p>721</text:p>
          </table:table-cell>
          <table:table-cell office:value-type="float" office:value="452" calcext:value-type="float">
            <text:p>452</text:p>
          </table:table-cell>
          <table:table-cell table:formula="of:=IF(COUNTIF([.A970:.D970];[.A970])=3;[.A970];&quot;&quot;)">
            <text:p/>
          </table:table-cell>
          <table:table-cell table:formula="of:=IF(COUNTIF([.B970:.E970];[.B970])=3;[.B970];&quot;&quot;)">
            <text:p/>
          </table:table-cell>
          <table:table-cell table:formula="of:=IF(COUNTIF([.C970:.F970];[.C970])=3;[.C970];&quot;&quot;)">
            <text:p/>
          </table:table-cell>
          <table:table-cell table:formula="of:=IF(COUNTIF([.D970:.G970];[.D970])=3;[.D970];&quot;&quot;)">
            <text:p/>
          </table:table-cell>
          <table:table-cell table:formula="of:=IF(COUNTIF([.A970:.D970];[.A970])=3;&quot;&quot;;[.A970])" office:value-type="float" office:value="721" calcext:value-type="float">
            <text:p>721</text:p>
          </table:table-cell>
          <table:table-cell table:formula="of:=IF(COUNTIF([.B970:.E970];[.B970])=3;&quot;&quot;;[.B970])" office:value-type="float" office:value="935" calcext:value-type="float">
            <text:p>935</text:p>
          </table:table-cell>
          <table:table-cell table:formula="of:=IF(COUNTIF([.C970:.F970];[.C970])=3;&quot;&quot;;[.C970])" office:value-type="float" office:value="721" calcext:value-type="float">
            <text:p>721</text:p>
          </table:table-cell>
          <table:table-cell table:formula="of:=IF(COUNTIF([.D970:.G970];[.D970])=3;&quot;&quot;;[.D970])" office:value-type="float" office:value="452" calcext:value-type="float">
            <text:p>452</text:p>
          </table:table-cell>
          <table:table-cell table:style-name="ce5" table:formula="of:=IFERROR( IF( AND( COUNT([.E970:.H970])=3; MOD( AVERAGE([.E970:.H970]); 2)=1; MOD( AVERAGE([.I970:.L97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office:value-type="float" office:value="218" calcext:value-type="float">
            <text:p>218</text:p>
          </table:table-cell>
          <table:table-cell office:value-type="float" office:value="943" calcext:value-type="float">
            <text:p>943</text:p>
          </table:table-cell>
          <table:table-cell office:value-type="float" office:value="457" calcext:value-type="float">
            <text:p>457</text:p>
          </table:table-cell>
          <table:table-cell table:formula="of:=IF(COUNTIF([.A971:.D971];[.A971])=3;[.A971];&quot;&quot;)">
            <text:p/>
          </table:table-cell>
          <table:table-cell table:formula="of:=IF(COUNTIF([.B971:.E971];[.B971])=3;[.B971];&quot;&quot;)">
            <text:p/>
          </table:table-cell>
          <table:table-cell table:formula="of:=IF(COUNTIF([.C971:.F971];[.C971])=3;[.C971];&quot;&quot;)">
            <text:p/>
          </table:table-cell>
          <table:table-cell table:formula="of:=IF(COUNTIF([.D971:.G971];[.D971])=3;[.D971];&quot;&quot;)">
            <text:p/>
          </table:table-cell>
          <table:table-cell table:formula="of:=IF(COUNTIF([.A971:.D971];[.A971])=3;&quot;&quot;;[.A971])" office:value-type="float" office:value="457" calcext:value-type="float">
            <text:p>457</text:p>
          </table:table-cell>
          <table:table-cell table:formula="of:=IF(COUNTIF([.B971:.E971];[.B971])=3;&quot;&quot;;[.B971])" office:value-type="float" office:value="218" calcext:value-type="float">
            <text:p>218</text:p>
          </table:table-cell>
          <table:table-cell table:formula="of:=IF(COUNTIF([.C971:.F971];[.C971])=3;&quot;&quot;;[.C971])" office:value-type="float" office:value="943" calcext:value-type="float">
            <text:p>943</text:p>
          </table:table-cell>
          <table:table-cell table:formula="of:=IF(COUNTIF([.D971:.G971];[.D971])=3;&quot;&quot;;[.D971])" office:value-type="float" office:value="457" calcext:value-type="float">
            <text:p>457</text:p>
          </table:table-cell>
          <table:table-cell table:style-name="ce5" table:formula="of:=IFERROR( IF( AND( COUNT([.E971:.H971])=3; MOD( AVERAGE([.E971:.H971]); 2)=1; MOD( AVERAGE([.I971:.L97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office:value-type="float" office:value="756" calcext:value-type="float">
            <text:p>756</text:p>
          </table:table-cell>
          <table:table-cell office:value-type="float" office:value="230" calcext:value-type="float">
            <text:p>230</text:p>
          </table:table-cell>
          <table:table-cell office:value-type="float" office:value="583" calcext:value-type="float">
            <text:p>583</text:p>
          </table:table-cell>
          <table:table-cell table:formula="of:=IF(COUNTIF([.A972:.D972];[.A972])=3;[.A972];&quot;&quot;)">
            <text:p/>
          </table:table-cell>
          <table:table-cell table:formula="of:=IF(COUNTIF([.B972:.E972];[.B972])=3;[.B972];&quot;&quot;)">
            <text:p/>
          </table:table-cell>
          <table:table-cell table:formula="of:=IF(COUNTIF([.C972:.F972];[.C972])=3;[.C972];&quot;&quot;)">
            <text:p/>
          </table:table-cell>
          <table:table-cell table:formula="of:=IF(COUNTIF([.D972:.G972];[.D972])=3;[.D972];&quot;&quot;)">
            <text:p/>
          </table:table-cell>
          <table:table-cell table:formula="of:=IF(COUNTIF([.A972:.D972];[.A972])=3;&quot;&quot;;[.A972])" office:value-type="float" office:value="269" calcext:value-type="float">
            <text:p>269</text:p>
          </table:table-cell>
          <table:table-cell table:formula="of:=IF(COUNTIF([.B972:.E972];[.B972])=3;&quot;&quot;;[.B972])" office:value-type="float" office:value="756" calcext:value-type="float">
            <text:p>756</text:p>
          </table:table-cell>
          <table:table-cell table:formula="of:=IF(COUNTIF([.C972:.F972];[.C972])=3;&quot;&quot;;[.C972])" office:value-type="float" office:value="230" calcext:value-type="float">
            <text:p>230</text:p>
          </table:table-cell>
          <table:table-cell table:formula="of:=IF(COUNTIF([.D972:.G972];[.D972])=3;&quot;&quot;;[.D972])" office:value-type="float" office:value="583" calcext:value-type="float">
            <text:p>583</text:p>
          </table:table-cell>
          <table:table-cell table:style-name="ce5" table:formula="of:=IFERROR( IF( AND( COUNT([.E972:.H972])=3; MOD( AVERAGE([.E972:.H972]); 2)=1; MOD( AVERAGE([.I972:.L97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office:value-type="float" office:value="713" calcext:value-type="float">
            <text:p>713</text:p>
          </table:table-cell>
          <table:table-cell office:value-type="float" office:value="757" calcext:value-type="float">
            <text:p>757</text:p>
          </table:table-cell>
          <table:table-cell office:value-type="float" office:value="843" calcext:value-type="float">
            <text:p>843</text:p>
          </table:table-cell>
          <table:table-cell table:formula="of:=IF(COUNTIF([.A973:.D973];[.A973])=3;[.A973];&quot;&quot;)">
            <text:p/>
          </table:table-cell>
          <table:table-cell table:formula="of:=IF(COUNTIF([.B973:.E973];[.B973])=3;[.B973];&quot;&quot;)">
            <text:p/>
          </table:table-cell>
          <table:table-cell table:formula="of:=IF(COUNTIF([.C973:.F973];[.C973])=3;[.C973];&quot;&quot;)">
            <text:p/>
          </table:table-cell>
          <table:table-cell table:formula="of:=IF(COUNTIF([.D973:.G973];[.D973])=3;[.D973];&quot;&quot;)">
            <text:p/>
          </table:table-cell>
          <table:table-cell table:formula="of:=IF(COUNTIF([.A973:.D973];[.A973])=3;&quot;&quot;;[.A973])" office:value-type="float" office:value="265" calcext:value-type="float">
            <text:p>265</text:p>
          </table:table-cell>
          <table:table-cell table:formula="of:=IF(COUNTIF([.B973:.E973];[.B973])=3;&quot;&quot;;[.B973])" office:value-type="float" office:value="713" calcext:value-type="float">
            <text:p>713</text:p>
          </table:table-cell>
          <table:table-cell table:formula="of:=IF(COUNTIF([.C973:.F973];[.C973])=3;&quot;&quot;;[.C973])" office:value-type="float" office:value="757" calcext:value-type="float">
            <text:p>757</text:p>
          </table:table-cell>
          <table:table-cell table:formula="of:=IF(COUNTIF([.D973:.G973];[.D973])=3;&quot;&quot;;[.D973])" office:value-type="float" office:value="843" calcext:value-type="float">
            <text:p>843</text:p>
          </table:table-cell>
          <table:table-cell table:style-name="ce5" table:formula="of:=IFERROR( IF( AND( COUNT([.E973:.H973])=3; MOD( AVERAGE([.E973:.H973]); 2)=1; MOD( AVERAGE([.I973:.L97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office:value-type="float" office:value="940" calcext:value-type="float">
            <text:p>940</text:p>
          </table:table-cell>
          <table:table-cell office:value-type="float" office:value="465" calcext:value-type="float">
            <text:p>465</text:p>
          </table:table-cell>
          <table:table-cell office:value-type="float" office:value="886" calcext:value-type="float">
            <text:p>886</text:p>
          </table:table-cell>
          <table:table-cell table:formula="of:=IF(COUNTIF([.A974:.D974];[.A974])=3;[.A974];&quot;&quot;)">
            <text:p/>
          </table:table-cell>
          <table:table-cell table:formula="of:=IF(COUNTIF([.B974:.E974];[.B974])=3;[.B974];&quot;&quot;)">
            <text:p/>
          </table:table-cell>
          <table:table-cell table:formula="of:=IF(COUNTIF([.C974:.F974];[.C974])=3;[.C974];&quot;&quot;)">
            <text:p/>
          </table:table-cell>
          <table:table-cell table:formula="of:=IF(COUNTIF([.D974:.G974];[.D974])=3;[.D974];&quot;&quot;)">
            <text:p/>
          </table:table-cell>
          <table:table-cell table:formula="of:=IF(COUNTIF([.A974:.D974];[.A974])=3;&quot;&quot;;[.A974])" office:value-type="float" office:value="875" calcext:value-type="float">
            <text:p>875</text:p>
          </table:table-cell>
          <table:table-cell table:formula="of:=IF(COUNTIF([.B974:.E974];[.B974])=3;&quot;&quot;;[.B974])" office:value-type="float" office:value="940" calcext:value-type="float">
            <text:p>940</text:p>
          </table:table-cell>
          <table:table-cell table:formula="of:=IF(COUNTIF([.C974:.F974];[.C974])=3;&quot;&quot;;[.C974])" office:value-type="float" office:value="465" calcext:value-type="float">
            <text:p>465</text:p>
          </table:table-cell>
          <table:table-cell table:formula="of:=IF(COUNTIF([.D974:.G974];[.D974])=3;&quot;&quot;;[.D974])" office:value-type="float" office:value="886" calcext:value-type="float">
            <text:p>886</text:p>
          </table:table-cell>
          <table:table-cell table:style-name="ce5" table:formula="of:=IFERROR( IF( AND( COUNT([.E974:.H974])=3; MOD( AVERAGE([.E974:.H974]); 2)=1; MOD( AVERAGE([.I974:.L97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667" calcext:value-type="float">
            <text:p>667</text:p>
          </table:table-cell>
          <table:table-cell table:formula="of:=IF(COUNTIF([.A975:.D975];[.A975])=3;[.A975];&quot;&quot;)" office:value-type="float" office:value="247" calcext:value-type="float">
            <text:p>247</text:p>
          </table:table-cell>
          <table:table-cell table:formula="of:=IF(COUNTIF([.B975:.E975];[.B975])=3;[.B975];&quot;&quot;)" office:value-type="float" office:value="247" calcext:value-type="float">
            <text:p>247</text:p>
          </table:table-cell>
          <table:table-cell table:formula="of:=IF(COUNTIF([.C975:.F975];[.C975])=3;[.C975];&quot;&quot;)" office:value-type="float" office:value="247" calcext:value-type="float">
            <text:p>247</text:p>
          </table:table-cell>
          <table:table-cell table:formula="of:=IF(COUNTIF([.D975:.G975];[.D975])=3;[.D975];&quot;&quot;)">
            <text:p/>
          </table:table-cell>
          <table:table-cell table:formula="of:=IF(COUNTIF([.A975:.D975];[.A975])=3;&quot;&quot;;[.A975])">
            <text:p/>
          </table:table-cell>
          <table:table-cell table:formula="of:=IF(COUNTIF([.B975:.E975];[.B975])=3;&quot;&quot;;[.B975])">
            <text:p/>
          </table:table-cell>
          <table:table-cell table:formula="of:=IF(COUNTIF([.C975:.F975];[.C975])=3;&quot;&quot;;[.C975])">
            <text:p/>
          </table:table-cell>
          <table:table-cell table:formula="of:=IF(COUNTIF([.D975:.G975];[.D975])=3;&quot;&quot;;[.D975])" office:value-type="float" office:value="667" calcext:value-type="float">
            <text:p>667</text:p>
          </table:table-cell>
          <table:table-cell table:style-name="ce5" table:formula="of:=IFERROR( IF( AND( COUNT([.E975:.H975])=3; MOD( AVERAGE([.E975:.H975]); 2)=1; MOD( AVERAGE([.I975:.L97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44" calcext:value-type="float">
            <text:p>844</text:p>
          </table:table-cell>
          <table:table-cell office:value-type="float" office:value="713" calcext:value-type="float">
            <text:p>713</text:p>
          </table:table-cell>
          <table:table-cell office:value-type="float" office:value="117" calcext:value-type="float">
            <text:p>117</text:p>
          </table:table-cell>
          <table:table-cell office:value-type="float" office:value="369" calcext:value-type="float">
            <text:p>369</text:p>
          </table:table-cell>
          <table:table-cell table:formula="of:=IF(COUNTIF([.A976:.D976];[.A976])=3;[.A976];&quot;&quot;)">
            <text:p/>
          </table:table-cell>
          <table:table-cell table:formula="of:=IF(COUNTIF([.B976:.E976];[.B976])=3;[.B976];&quot;&quot;)">
            <text:p/>
          </table:table-cell>
          <table:table-cell table:formula="of:=IF(COUNTIF([.C976:.F976];[.C976])=3;[.C976];&quot;&quot;)">
            <text:p/>
          </table:table-cell>
          <table:table-cell table:formula="of:=IF(COUNTIF([.D976:.G976];[.D976])=3;[.D976];&quot;&quot;)">
            <text:p/>
          </table:table-cell>
          <table:table-cell table:formula="of:=IF(COUNTIF([.A976:.D976];[.A976])=3;&quot;&quot;;[.A976])" office:value-type="float" office:value="844" calcext:value-type="float">
            <text:p>844</text:p>
          </table:table-cell>
          <table:table-cell table:formula="of:=IF(COUNTIF([.B976:.E976];[.B976])=3;&quot;&quot;;[.B976])" office:value-type="float" office:value="713" calcext:value-type="float">
            <text:p>713</text:p>
          </table:table-cell>
          <table:table-cell table:formula="of:=IF(COUNTIF([.C976:.F976];[.C976])=3;&quot;&quot;;[.C976])" office:value-type="float" office:value="117" calcext:value-type="float">
            <text:p>117</text:p>
          </table:table-cell>
          <table:table-cell table:formula="of:=IF(COUNTIF([.D976:.G976];[.D976])=3;&quot;&quot;;[.D976])" office:value-type="float" office:value="369" calcext:value-type="float">
            <text:p>369</text:p>
          </table:table-cell>
          <table:table-cell table:style-name="ce5" table:formula="of:=IFERROR( IF( AND( COUNT([.E976:.H976])=3; MOD( AVERAGE([.E976:.H976]); 2)=1; MOD( AVERAGE([.I976:.L97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office:value-type="float" office:value="995" calcext:value-type="float">
            <text:p>995</text:p>
          </table:table-cell>
          <table:table-cell office:value-type="float" office:value="249" calcext:value-type="float">
            <text:p>249</text:p>
          </table:table-cell>
          <table:table-cell table:formula="of:=IF(COUNTIF([.A977:.D977];[.A977])=3;[.A977];&quot;&quot;)">
            <text:p/>
          </table:table-cell>
          <table:table-cell table:formula="of:=IF(COUNTIF([.B977:.E977];[.B977])=3;[.B977];&quot;&quot;)">
            <text:p/>
          </table:table-cell>
          <table:table-cell table:formula="of:=IF(COUNTIF([.C977:.F977];[.C977])=3;[.C977];&quot;&quot;)">
            <text:p/>
          </table:table-cell>
          <table:table-cell table:formula="of:=IF(COUNTIF([.D977:.G977];[.D977])=3;[.D977];&quot;&quot;)">
            <text:p/>
          </table:table-cell>
          <table:table-cell table:formula="of:=IF(COUNTIF([.A977:.D977];[.A977])=3;&quot;&quot;;[.A977])" office:value-type="float" office:value="186" calcext:value-type="float">
            <text:p>186</text:p>
          </table:table-cell>
          <table:table-cell table:formula="of:=IF(COUNTIF([.B977:.E977];[.B977])=3;&quot;&quot;;[.B977])" office:value-type="float" office:value="186" calcext:value-type="float">
            <text:p>186</text:p>
          </table:table-cell>
          <table:table-cell table:formula="of:=IF(COUNTIF([.C977:.F977];[.C977])=3;&quot;&quot;;[.C977])" office:value-type="float" office:value="995" calcext:value-type="float">
            <text:p>995</text:p>
          </table:table-cell>
          <table:table-cell table:formula="of:=IF(COUNTIF([.D977:.G977];[.D977])=3;&quot;&quot;;[.D977])" office:value-type="float" office:value="249" calcext:value-type="float">
            <text:p>249</text:p>
          </table:table-cell>
          <table:table-cell table:style-name="ce5" table:formula="of:=IFERROR( IF( AND( COUNT([.E977:.H977])=3; MOD( AVERAGE([.E977:.H977]); 2)=1; MOD( AVERAGE([.I977:.L97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office:value-type="float" office:value="805" calcext:value-type="float">
            <text:p>805</text:p>
          </table:table-cell>
          <table:table-cell office:value-type="float" office:value="722" calcext:value-type="float">
            <text:p>722</text:p>
          </table:table-cell>
          <table:table-cell office:value-type="float" office:value="967" calcext:value-type="float">
            <text:p>967</text:p>
          </table:table-cell>
          <table:table-cell table:formula="of:=IF(COUNTIF([.A978:.D978];[.A978])=3;[.A978];&quot;&quot;)">
            <text:p/>
          </table:table-cell>
          <table:table-cell table:formula="of:=IF(COUNTIF([.B978:.E978];[.B978])=3;[.B978];&quot;&quot;)">
            <text:p/>
          </table:table-cell>
          <table:table-cell table:formula="of:=IF(COUNTIF([.C978:.F978];[.C978])=3;[.C978];&quot;&quot;)">
            <text:p/>
          </table:table-cell>
          <table:table-cell table:formula="of:=IF(COUNTIF([.D978:.G978];[.D978])=3;[.D978];&quot;&quot;)">
            <text:p/>
          </table:table-cell>
          <table:table-cell table:formula="of:=IF(COUNTIF([.A978:.D978];[.A978])=3;&quot;&quot;;[.A978])" office:value-type="float" office:value="723" calcext:value-type="float">
            <text:p>723</text:p>
          </table:table-cell>
          <table:table-cell table:formula="of:=IF(COUNTIF([.B978:.E978];[.B978])=3;&quot;&quot;;[.B978])" office:value-type="float" office:value="805" calcext:value-type="float">
            <text:p>805</text:p>
          </table:table-cell>
          <table:table-cell table:formula="of:=IF(COUNTIF([.C978:.F978];[.C978])=3;&quot;&quot;;[.C978])" office:value-type="float" office:value="722" calcext:value-type="float">
            <text:p>722</text:p>
          </table:table-cell>
          <table:table-cell table:formula="of:=IF(COUNTIF([.D978:.G978];[.D978])=3;&quot;&quot;;[.D978])" office:value-type="float" office:value="967" calcext:value-type="float">
            <text:p>967</text:p>
          </table:table-cell>
          <table:table-cell table:style-name="ce5" table:formula="of:=IFERROR( IF( AND( COUNT([.E978:.H978])=3; MOD( AVERAGE([.E978:.H978]); 2)=1; MOD( AVERAGE([.I978:.L97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office:value-type="float" office:value="853" calcext:value-type="float">
            <text:p>853</text:p>
          </table:table-cell>
          <table:table-cell office:value-type="float" office:value="695" calcext:value-type="float">
            <text:p>695</text:p>
          </table:table-cell>
          <table:table-cell office:value-type="float" office:value="297" calcext:value-type="float">
            <text:p>297</text:p>
          </table:table-cell>
          <table:table-cell table:formula="of:=IF(COUNTIF([.A979:.D979];[.A979])=3;[.A979];&quot;&quot;)">
            <text:p/>
          </table:table-cell>
          <table:table-cell table:formula="of:=IF(COUNTIF([.B979:.E979];[.B979])=3;[.B979];&quot;&quot;)">
            <text:p/>
          </table:table-cell>
          <table:table-cell table:formula="of:=IF(COUNTIF([.C979:.F979];[.C979])=3;[.C979];&quot;&quot;)">
            <text:p/>
          </table:table-cell>
          <table:table-cell table:formula="of:=IF(COUNTIF([.D979:.G979];[.D979])=3;[.D979];&quot;&quot;)">
            <text:p/>
          </table:table-cell>
          <table:table-cell table:formula="of:=IF(COUNTIF([.A979:.D979];[.A979])=3;&quot;&quot;;[.A979])" office:value-type="float" office:value="297" calcext:value-type="float">
            <text:p>297</text:p>
          </table:table-cell>
          <table:table-cell table:formula="of:=IF(COUNTIF([.B979:.E979];[.B979])=3;&quot;&quot;;[.B979])" office:value-type="float" office:value="853" calcext:value-type="float">
            <text:p>853</text:p>
          </table:table-cell>
          <table:table-cell table:formula="of:=IF(COUNTIF([.C979:.F979];[.C979])=3;&quot;&quot;;[.C979])" office:value-type="float" office:value="695" calcext:value-type="float">
            <text:p>695</text:p>
          </table:table-cell>
          <table:table-cell table:formula="of:=IF(COUNTIF([.D979:.G979];[.D979])=3;&quot;&quot;;[.D979])" office:value-type="float" office:value="297" calcext:value-type="float">
            <text:p>297</text:p>
          </table:table-cell>
          <table:table-cell table:style-name="ce5" table:formula="of:=IFERROR( IF( AND( COUNT([.E979:.H979])=3; MOD( AVERAGE([.E979:.H979]); 2)=1; MOD( AVERAGE([.I979:.L97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236" calcext:value-type="float">
            <text:p>236</text:p>
          </table:table-cell>
          <table:table-cell table:formula="of:=IF(COUNTIF([.A980:.D980];[.A980])=3;[.A980];&quot;&quot;)">
            <text:p/>
          </table:table-cell>
          <table:table-cell table:formula="of:=IF(COUNTIF([.B980:.E980];[.B980])=3;[.B980];&quot;&quot;)">
            <text:p/>
          </table:table-cell>
          <table:table-cell table:formula="of:=IF(COUNTIF([.C980:.F980];[.C980])=3;[.C980];&quot;&quot;)">
            <text:p/>
          </table:table-cell>
          <table:table-cell table:formula="of:=IF(COUNTIF([.D980:.G980];[.D980])=3;[.D980];&quot;&quot;)">
            <text:p/>
          </table:table-cell>
          <table:table-cell table:formula="of:=IF(COUNTIF([.A980:.D980];[.A980])=3;&quot;&quot;;[.A980])" office:value-type="float" office:value="725" calcext:value-type="float">
            <text:p>725</text:p>
          </table:table-cell>
          <table:table-cell table:formula="of:=IF(COUNTIF([.B980:.E980];[.B980])=3;&quot;&quot;;[.B980])" office:value-type="float" office:value="645" calcext:value-type="float">
            <text:p>645</text:p>
          </table:table-cell>
          <table:table-cell table:formula="of:=IF(COUNTIF([.C980:.F980];[.C980])=3;&quot;&quot;;[.C980])" office:value-type="float" office:value="236" calcext:value-type="float">
            <text:p>236</text:p>
          </table:table-cell>
          <table:table-cell table:formula="of:=IF(COUNTIF([.D980:.G980];[.D980])=3;&quot;&quot;;[.D980])" office:value-type="float" office:value="236" calcext:value-type="float">
            <text:p>236</text:p>
          </table:table-cell>
          <table:table-cell table:style-name="ce5" table:formula="of:=IFERROR( IF( AND( COUNT([.E980:.H980])=3; MOD( AVERAGE([.E980:.H980]); 2)=1; MOD( AVERAGE([.I980:.L98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office:value-type="float" office:value="648" calcext:value-type="float">
            <text:p>648</text:p>
          </table:table-cell>
          <table:table-cell office:value-type="float" office:value="415" calcext:value-type="float">
            <text:p>415</text:p>
          </table:table-cell>
          <table:table-cell office:value-type="float" office:value="346" calcext:value-type="float">
            <text:p>346</text:p>
          </table:table-cell>
          <table:table-cell table:formula="of:=IF(COUNTIF([.A981:.D981];[.A981])=3;[.A981];&quot;&quot;)">
            <text:p/>
          </table:table-cell>
          <table:table-cell table:formula="of:=IF(COUNTIF([.B981:.E981];[.B981])=3;[.B981];&quot;&quot;)">
            <text:p/>
          </table:table-cell>
          <table:table-cell table:formula="of:=IF(COUNTIF([.C981:.F981];[.C981])=3;[.C981];&quot;&quot;)">
            <text:p/>
          </table:table-cell>
          <table:table-cell table:formula="of:=IF(COUNTIF([.D981:.G981];[.D981])=3;[.D981];&quot;&quot;)">
            <text:p/>
          </table:table-cell>
          <table:table-cell table:formula="of:=IF(COUNTIF([.A981:.D981];[.A981])=3;&quot;&quot;;[.A981])" office:value-type="float" office:value="139" calcext:value-type="float">
            <text:p>139</text:p>
          </table:table-cell>
          <table:table-cell table:formula="of:=IF(COUNTIF([.B981:.E981];[.B981])=3;&quot;&quot;;[.B981])" office:value-type="float" office:value="648" calcext:value-type="float">
            <text:p>648</text:p>
          </table:table-cell>
          <table:table-cell table:formula="of:=IF(COUNTIF([.C981:.F981];[.C981])=3;&quot;&quot;;[.C981])" office:value-type="float" office:value="415" calcext:value-type="float">
            <text:p>415</text:p>
          </table:table-cell>
          <table:table-cell table:formula="of:=IF(COUNTIF([.D981:.G981];[.D981])=3;&quot;&quot;;[.D981])" office:value-type="float" office:value="346" calcext:value-type="float">
            <text:p>346</text:p>
          </table:table-cell>
          <table:table-cell table:style-name="ce5" table:formula="of:=IFERROR( IF( AND( COUNT([.E981:.H981])=3; MOD( AVERAGE([.E981:.H981]); 2)=1; MOD( AVERAGE([.I981:.L98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51" calcext:value-type="float">
            <text:p>751</text:p>
          </table:table-cell>
          <table:table-cell office:value-type="float" office:value="400" calcext:value-type="float">
            <text:p>400</text:p>
          </table:table-cell>
          <table:table-cell office:value-type="float" office:value="31" calcext:value-type="float">
            <text:p>31</text:p>
          </table:table-cell>
          <table:table-cell table:formula="of:=IF(COUNTIF([.A982:.D982];[.A982])=3;[.A982];&quot;&quot;)">
            <text:p/>
          </table:table-cell>
          <table:table-cell table:formula="of:=IF(COUNTIF([.B982:.E982];[.B982])=3;[.B982];&quot;&quot;)">
            <text:p/>
          </table:table-cell>
          <table:table-cell table:formula="of:=IF(COUNTIF([.C982:.F982];[.C982])=3;[.C982];&quot;&quot;)">
            <text:p/>
          </table:table-cell>
          <table:table-cell table:formula="of:=IF(COUNTIF([.D982:.G982];[.D982])=3;[.D982];&quot;&quot;)">
            <text:p/>
          </table:table-cell>
          <table:table-cell table:formula="of:=IF(COUNTIF([.A982:.D982];[.A982])=3;&quot;&quot;;[.A982])" office:value-type="float" office:value="338" calcext:value-type="float">
            <text:p>338</text:p>
          </table:table-cell>
          <table:table-cell table:formula="of:=IF(COUNTIF([.B982:.E982];[.B982])=3;&quot;&quot;;[.B982])" office:value-type="float" office:value="751" calcext:value-type="float">
            <text:p>751</text:p>
          </table:table-cell>
          <table:table-cell table:formula="of:=IF(COUNTIF([.C982:.F982];[.C982])=3;&quot;&quot;;[.C982])" office:value-type="float" office:value="400" calcext:value-type="float">
            <text:p>400</text:p>
          </table:table-cell>
          <table:table-cell table:formula="of:=IF(COUNTIF([.D982:.G982];[.D982])=3;&quot;&quot;;[.D982])" office:value-type="float" office:value="31" calcext:value-type="float">
            <text:p>31</text:p>
          </table:table-cell>
          <table:table-cell table:style-name="ce5" table:formula="of:=IFERROR( IF( AND( COUNT([.E982:.H982])=3; MOD( AVERAGE([.E982:.H982]); 2)=1; MOD( AVERAGE([.I982:.L98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office:value-type="float" office:value="264" calcext:value-type="float">
            <text:p>264</text:p>
          </table:table-cell>
          <table:table-cell office:value-type="float" office:value="998" calcext:value-type="float">
            <text:p>998</text:p>
          </table:table-cell>
          <table:table-cell office:value-type="float" office:value="713" calcext:value-type="float">
            <text:p>713</text:p>
          </table:table-cell>
          <table:table-cell table:formula="of:=IF(COUNTIF([.A983:.D983];[.A983])=3;[.A983];&quot;&quot;)">
            <text:p/>
          </table:table-cell>
          <table:table-cell table:formula="of:=IF(COUNTIF([.B983:.E983];[.B983])=3;[.B983];&quot;&quot;)">
            <text:p/>
          </table:table-cell>
          <table:table-cell table:formula="of:=IF(COUNTIF([.C983:.F983];[.C983])=3;[.C983];&quot;&quot;)">
            <text:p/>
          </table:table-cell>
          <table:table-cell table:formula="of:=IF(COUNTIF([.D983:.G983];[.D983])=3;[.D983];&quot;&quot;)">
            <text:p/>
          </table:table-cell>
          <table:table-cell table:formula="of:=IF(COUNTIF([.A983:.D983];[.A983])=3;&quot;&quot;;[.A983])" office:value-type="float" office:value="713" calcext:value-type="float">
            <text:p>713</text:p>
          </table:table-cell>
          <table:table-cell table:formula="of:=IF(COUNTIF([.B983:.E983];[.B983])=3;&quot;&quot;;[.B983])" office:value-type="float" office:value="264" calcext:value-type="float">
            <text:p>264</text:p>
          </table:table-cell>
          <table:table-cell table:formula="of:=IF(COUNTIF([.C983:.F983];[.C983])=3;&quot;&quot;;[.C983])" office:value-type="float" office:value="998" calcext:value-type="float">
            <text:p>998</text:p>
          </table:table-cell>
          <table:table-cell table:formula="of:=IF(COUNTIF([.D983:.G983];[.D983])=3;&quot;&quot;;[.D983])" office:value-type="float" office:value="713" calcext:value-type="float">
            <text:p>713</text:p>
          </table:table-cell>
          <table:table-cell table:style-name="ce5" table:formula="of:=IFERROR( IF( AND( COUNT([.E983:.H983])=3; MOD( AVERAGE([.E983:.H983]); 2)=1; MOD( AVERAGE([.I983:.L98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office:value-type="float" office:value="354" calcext:value-type="float">
            <text:p>354</text:p>
          </table:table-cell>
          <table:table-cell office:value-type="float" office:value="893" calcext:value-type="float">
            <text:p>893</text:p>
          </table:table-cell>
          <table:table-cell office:value-type="float" office:value="908" calcext:value-type="float">
            <text:p>908</text:p>
          </table:table-cell>
          <table:table-cell table:formula="of:=IF(COUNTIF([.A984:.D984];[.A984])=3;[.A984];&quot;&quot;)">
            <text:p/>
          </table:table-cell>
          <table:table-cell table:formula="of:=IF(COUNTIF([.B984:.E984];[.B984])=3;[.B984];&quot;&quot;)">
            <text:p/>
          </table:table-cell>
          <table:table-cell table:formula="of:=IF(COUNTIF([.C984:.F984];[.C984])=3;[.C984];&quot;&quot;)">
            <text:p/>
          </table:table-cell>
          <table:table-cell table:formula="of:=IF(COUNTIF([.D984:.G984];[.D984])=3;[.D984];&quot;&quot;)">
            <text:p/>
          </table:table-cell>
          <table:table-cell table:formula="of:=IF(COUNTIF([.A984:.D984];[.A984])=3;&quot;&quot;;[.A984])" office:value-type="float" office:value="656" calcext:value-type="float">
            <text:p>656</text:p>
          </table:table-cell>
          <table:table-cell table:formula="of:=IF(COUNTIF([.B984:.E984];[.B984])=3;&quot;&quot;;[.B984])" office:value-type="float" office:value="354" calcext:value-type="float">
            <text:p>354</text:p>
          </table:table-cell>
          <table:table-cell table:formula="of:=IF(COUNTIF([.C984:.F984];[.C984])=3;&quot;&quot;;[.C984])" office:value-type="float" office:value="893" calcext:value-type="float">
            <text:p>893</text:p>
          </table:table-cell>
          <table:table-cell table:formula="of:=IF(COUNTIF([.D984:.G984];[.D984])=3;&quot;&quot;;[.D984])" office:value-type="float" office:value="908" calcext:value-type="float">
            <text:p>908</text:p>
          </table:table-cell>
          <table:table-cell table:style-name="ce5" table:formula="of:=IFERROR( IF( AND( COUNT([.E984:.H984])=3; MOD( AVERAGE([.E984:.H984]); 2)=1; MOD( AVERAGE([.I984:.L98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office:value-type="float" office:value="478" calcext:value-type="float">
            <text:p>478</text:p>
          </table:table-cell>
          <table:table-cell office:value-type="float" office:value="935" calcext:value-type="float">
            <text:p>935</text:p>
          </table:table-cell>
          <table:table-cell office:value-type="float" office:value="473" calcext:value-type="float">
            <text:p>473</text:p>
          </table:table-cell>
          <table:table-cell table:formula="of:=IF(COUNTIF([.A985:.D985];[.A985])=3;[.A985];&quot;&quot;)">
            <text:p/>
          </table:table-cell>
          <table:table-cell table:formula="of:=IF(COUNTIF([.B985:.E985];[.B985])=3;[.B985];&quot;&quot;)">
            <text:p/>
          </table:table-cell>
          <table:table-cell table:formula="of:=IF(COUNTIF([.C985:.F985];[.C985])=3;[.C985];&quot;&quot;)">
            <text:p/>
          </table:table-cell>
          <table:table-cell table:formula="of:=IF(COUNTIF([.D985:.G985];[.D985])=3;[.D985];&quot;&quot;)">
            <text:p/>
          </table:table-cell>
          <table:table-cell table:formula="of:=IF(COUNTIF([.A985:.D985];[.A985])=3;&quot;&quot;;[.A985])" office:value-type="float" office:value="860" calcext:value-type="float">
            <text:p>860</text:p>
          </table:table-cell>
          <table:table-cell table:formula="of:=IF(COUNTIF([.B985:.E985];[.B985])=3;&quot;&quot;;[.B985])" office:value-type="float" office:value="478" calcext:value-type="float">
            <text:p>478</text:p>
          </table:table-cell>
          <table:table-cell table:formula="of:=IF(COUNTIF([.C985:.F985];[.C985])=3;&quot;&quot;;[.C985])" office:value-type="float" office:value="935" calcext:value-type="float">
            <text:p>935</text:p>
          </table:table-cell>
          <table:table-cell table:formula="of:=IF(COUNTIF([.D985:.G985];[.D985])=3;&quot;&quot;;[.D985])" office:value-type="float" office:value="473" calcext:value-type="float">
            <text:p>473</text:p>
          </table:table-cell>
          <table:table-cell table:style-name="ce5" table:formula="of:=IFERROR( IF( AND( COUNT([.E985:.H985])=3; MOD( AVERAGE([.E985:.H985]); 2)=1; MOD( AVERAGE([.I985:.L98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1" calcext:value-type="float">
            <text:p>81</text:p>
          </table:table-cell>
          <table:table-cell office:value-type="float" office:value="170" calcext:value-type="float">
            <text:p>170</text:p>
          </table:table-cell>
          <table:table-cell office:value-type="float" office:value="891" calcext:value-type="float">
            <text:p>891</text:p>
          </table:table-cell>
          <table:table-cell table:formula="of:=IF(COUNTIF([.A986:.D986];[.A986])=3;[.A986];&quot;&quot;)">
            <text:p/>
          </table:table-cell>
          <table:table-cell table:formula="of:=IF(COUNTIF([.B986:.E986];[.B986])=3;[.B986];&quot;&quot;)">
            <text:p/>
          </table:table-cell>
          <table:table-cell table:formula="of:=IF(COUNTIF([.C986:.F986];[.C986])=3;[.C986];&quot;&quot;)">
            <text:p/>
          </table:table-cell>
          <table:table-cell table:formula="of:=IF(COUNTIF([.D986:.G986];[.D986])=3;[.D986];&quot;&quot;)">
            <text:p/>
          </table:table-cell>
          <table:table-cell table:formula="of:=IF(COUNTIF([.A986:.D986];[.A986])=3;&quot;&quot;;[.A986])" office:value-type="float" office:value="875" calcext:value-type="float">
            <text:p>875</text:p>
          </table:table-cell>
          <table:table-cell table:formula="of:=IF(COUNTIF([.B986:.E986];[.B986])=3;&quot;&quot;;[.B986])" office:value-type="float" office:value="81" calcext:value-type="float">
            <text:p>81</text:p>
          </table:table-cell>
          <table:table-cell table:formula="of:=IF(COUNTIF([.C986:.F986];[.C986])=3;&quot;&quot;;[.C986])" office:value-type="float" office:value="170" calcext:value-type="float">
            <text:p>170</text:p>
          </table:table-cell>
          <table:table-cell table:formula="of:=IF(COUNTIF([.D986:.G986];[.D986])=3;&quot;&quot;;[.D986])" office:value-type="float" office:value="891" calcext:value-type="float">
            <text:p>891</text:p>
          </table:table-cell>
          <table:table-cell table:style-name="ce5" table:formula="of:=IFERROR( IF( AND( COUNT([.E986:.H986])=3; MOD( AVERAGE([.E986:.H986]); 2)=1; MOD( AVERAGE([.I986:.L98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8" calcext:value-type="float">
            <text:p>38</text:p>
          </table:table-cell>
          <table:table-cell office:value-type="float" office:value="404" calcext:value-type="float">
            <text:p>404</text:p>
          </table:table-cell>
          <table:table-cell office:value-type="float" office:value="128" calcext:value-type="float">
            <text:p>128</text:p>
          </table:table-cell>
          <table:table-cell table:formula="of:=IF(COUNTIF([.A987:.D987];[.A987])=3;[.A987];&quot;&quot;)">
            <text:p/>
          </table:table-cell>
          <table:table-cell table:formula="of:=IF(COUNTIF([.B987:.E987];[.B987])=3;[.B987];&quot;&quot;)">
            <text:p/>
          </table:table-cell>
          <table:table-cell table:formula="of:=IF(COUNTIF([.C987:.F987];[.C987])=3;[.C987];&quot;&quot;)">
            <text:p/>
          </table:table-cell>
          <table:table-cell table:formula="of:=IF(COUNTIF([.D987:.G987];[.D987])=3;[.D987];&quot;&quot;)">
            <text:p/>
          </table:table-cell>
          <table:table-cell table:formula="of:=IF(COUNTIF([.A987:.D987];[.A987])=3;&quot;&quot;;[.A987])" office:value-type="float" office:value="657" calcext:value-type="float">
            <text:p>657</text:p>
          </table:table-cell>
          <table:table-cell table:formula="of:=IF(COUNTIF([.B987:.E987];[.B987])=3;&quot;&quot;;[.B987])" office:value-type="float" office:value="38" calcext:value-type="float">
            <text:p>38</text:p>
          </table:table-cell>
          <table:table-cell table:formula="of:=IF(COUNTIF([.C987:.F987];[.C987])=3;&quot;&quot;;[.C987])" office:value-type="float" office:value="404" calcext:value-type="float">
            <text:p>404</text:p>
          </table:table-cell>
          <table:table-cell table:formula="of:=IF(COUNTIF([.D987:.G987];[.D987])=3;&quot;&quot;;[.D987])" office:value-type="float" office:value="128" calcext:value-type="float">
            <text:p>128</text:p>
          </table:table-cell>
          <table:table-cell table:style-name="ce5" table:formula="of:=IFERROR( IF( AND( COUNT([.E987:.H987])=3; MOD( AVERAGE([.E987:.H987]); 2)=1; MOD( AVERAGE([.I987:.L98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float" office:value="159" calcext:value-type="float">
            <text:p>159</text:p>
          </table:table-cell>
          <table:table-cell office:value-type="float" office:value="758" calcext:value-type="float">
            <text:p>758</text:p>
          </table:table-cell>
          <table:table-cell office:value-type="float" office:value="130" calcext:value-type="float">
            <text:p>130</text:p>
          </table:table-cell>
          <table:table-cell table:formula="of:=IF(COUNTIF([.A988:.D988];[.A988])=3;[.A988];&quot;&quot;)">
            <text:p/>
          </table:table-cell>
          <table:table-cell table:formula="of:=IF(COUNTIF([.B988:.E988];[.B988])=3;[.B988];&quot;&quot;)">
            <text:p/>
          </table:table-cell>
          <table:table-cell table:formula="of:=IF(COUNTIF([.C988:.F988];[.C988])=3;[.C988];&quot;&quot;)">
            <text:p/>
          </table:table-cell>
          <table:table-cell table:formula="of:=IF(COUNTIF([.D988:.G988];[.D988])=3;[.D988];&quot;&quot;)">
            <text:p/>
          </table:table-cell>
          <table:table-cell table:formula="of:=IF(COUNTIF([.A988:.D988];[.A988])=3;&quot;&quot;;[.A988])" office:value-type="float" office:value="23" calcext:value-type="float">
            <text:p>23</text:p>
          </table:table-cell>
          <table:table-cell table:formula="of:=IF(COUNTIF([.B988:.E988];[.B988])=3;&quot;&quot;;[.B988])" office:value-type="float" office:value="159" calcext:value-type="float">
            <text:p>159</text:p>
          </table:table-cell>
          <table:table-cell table:formula="of:=IF(COUNTIF([.C988:.F988];[.C988])=3;&quot;&quot;;[.C988])" office:value-type="float" office:value="758" calcext:value-type="float">
            <text:p>758</text:p>
          </table:table-cell>
          <table:table-cell table:formula="of:=IF(COUNTIF([.D988:.G988];[.D988])=3;&quot;&quot;;[.D988])" office:value-type="float" office:value="130" calcext:value-type="float">
            <text:p>130</text:p>
          </table:table-cell>
          <table:table-cell table:style-name="ce5" table:formula="of:=IFERROR( IF( AND( COUNT([.E988:.H988])=3; MOD( AVERAGE([.E988:.H988]); 2)=1; MOD( AVERAGE([.I988:.L98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86" calcext:value-type="float">
            <text:p>986</text:p>
          </table:table-cell>
          <table:table-cell office:value-type="float" office:value="661" calcext:value-type="float">
            <text:p>661</text:p>
          </table:table-cell>
          <table:table-cell office:value-type="float" office:value="636" calcext:value-type="float">
            <text:p>636</text:p>
          </table:table-cell>
          <table:table-cell office:value-type="float" office:value="658" calcext:value-type="float">
            <text:p>658</text:p>
          </table:table-cell>
          <table:table-cell table:formula="of:=IF(COUNTIF([.A989:.D989];[.A989])=3;[.A989];&quot;&quot;)">
            <text:p/>
          </table:table-cell>
          <table:table-cell table:formula="of:=IF(COUNTIF([.B989:.E989];[.B989])=3;[.B989];&quot;&quot;)">
            <text:p/>
          </table:table-cell>
          <table:table-cell table:formula="of:=IF(COUNTIF([.C989:.F989];[.C989])=3;[.C989];&quot;&quot;)">
            <text:p/>
          </table:table-cell>
          <table:table-cell table:formula="of:=IF(COUNTIF([.D989:.G989];[.D989])=3;[.D989];&quot;&quot;)">
            <text:p/>
          </table:table-cell>
          <table:table-cell table:formula="of:=IF(COUNTIF([.A989:.D989];[.A989])=3;&quot;&quot;;[.A989])" office:value-type="float" office:value="986" calcext:value-type="float">
            <text:p>986</text:p>
          </table:table-cell>
          <table:table-cell table:formula="of:=IF(COUNTIF([.B989:.E989];[.B989])=3;&quot;&quot;;[.B989])" office:value-type="float" office:value="661" calcext:value-type="float">
            <text:p>661</text:p>
          </table:table-cell>
          <table:table-cell table:formula="of:=IF(COUNTIF([.C989:.F989];[.C989])=3;&quot;&quot;;[.C989])" office:value-type="float" office:value="636" calcext:value-type="float">
            <text:p>636</text:p>
          </table:table-cell>
          <table:table-cell table:formula="of:=IF(COUNTIF([.D989:.G989];[.D989])=3;&quot;&quot;;[.D989])" office:value-type="float" office:value="658" calcext:value-type="float">
            <text:p>658</text:p>
          </table:table-cell>
          <table:table-cell table:style-name="ce5" table:formula="of:=IFERROR( IF( AND( COUNT([.E989:.H989])=3; MOD( AVERAGE([.E989:.H989]); 2)=1; MOD( AVERAGE([.I989:.L98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office:value-type="float" office:value="756" calcext:value-type="float">
            <text:p>756</text:p>
          </table:table-cell>
          <table:table-cell office:value-type="float" office:value="697" calcext:value-type="float">
            <text:p>697</text:p>
          </table:table-cell>
          <table:table-cell office:value-type="float" office:value="599" calcext:value-type="float">
            <text:p>599</text:p>
          </table:table-cell>
          <table:table-cell table:formula="of:=IF(COUNTIF([.A990:.D990];[.A990])=3;[.A990];&quot;&quot;)">
            <text:p/>
          </table:table-cell>
          <table:table-cell table:formula="of:=IF(COUNTIF([.B990:.E990];[.B990])=3;[.B990];&quot;&quot;)">
            <text:p/>
          </table:table-cell>
          <table:table-cell table:formula="of:=IF(COUNTIF([.C990:.F990];[.C990])=3;[.C990];&quot;&quot;)">
            <text:p/>
          </table:table-cell>
          <table:table-cell table:formula="of:=IF(COUNTIF([.D990:.G990];[.D990])=3;[.D990];&quot;&quot;)">
            <text:p/>
          </table:table-cell>
          <table:table-cell table:formula="of:=IF(COUNTIF([.A990:.D990];[.A990])=3;&quot;&quot;;[.A990])" office:value-type="float" office:value="403" calcext:value-type="float">
            <text:p>403</text:p>
          </table:table-cell>
          <table:table-cell table:formula="of:=IF(COUNTIF([.B990:.E990];[.B990])=3;&quot;&quot;;[.B990])" office:value-type="float" office:value="756" calcext:value-type="float">
            <text:p>756</text:p>
          </table:table-cell>
          <table:table-cell table:formula="of:=IF(COUNTIF([.C990:.F990];[.C990])=3;&quot;&quot;;[.C990])" office:value-type="float" office:value="697" calcext:value-type="float">
            <text:p>697</text:p>
          </table:table-cell>
          <table:table-cell table:formula="of:=IF(COUNTIF([.D990:.G990];[.D990])=3;&quot;&quot;;[.D990])" office:value-type="float" office:value="599" calcext:value-type="float">
            <text:p>599</text:p>
          </table:table-cell>
          <table:table-cell table:style-name="ce5" table:formula="of:=IFERROR( IF( AND( COUNT([.E990:.H990])=3; MOD( AVERAGE([.E990:.H990]); 2)=1; MOD( AVERAGE([.I990:.L99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office:value-type="float" office:value="425" calcext:value-type="float">
            <text:p>425</text:p>
          </table:table-cell>
          <table:table-cell office:value-type="float" office:value="686" calcext:value-type="float">
            <text:p>686</text:p>
          </table:table-cell>
          <table:table-cell office:value-type="float" office:value="421" calcext:value-type="float">
            <text:p>421</text:p>
          </table:table-cell>
          <table:table-cell table:formula="of:=IF(COUNTIF([.A991:.D991];[.A991])=3;[.A991];&quot;&quot;)">
            <text:p/>
          </table:table-cell>
          <table:table-cell table:formula="of:=IF(COUNTIF([.B991:.E991];[.B991])=3;[.B991];&quot;&quot;)">
            <text:p/>
          </table:table-cell>
          <table:table-cell table:formula="of:=IF(COUNTIF([.C991:.F991];[.C991])=3;[.C991];&quot;&quot;)">
            <text:p/>
          </table:table-cell>
          <table:table-cell table:formula="of:=IF(COUNTIF([.D991:.G991];[.D991])=3;[.D991];&quot;&quot;)">
            <text:p/>
          </table:table-cell>
          <table:table-cell table:formula="of:=IF(COUNTIF([.A991:.D991];[.A991])=3;&quot;&quot;;[.A991])" office:value-type="float" office:value="573" calcext:value-type="float">
            <text:p>573</text:p>
          </table:table-cell>
          <table:table-cell table:formula="of:=IF(COUNTIF([.B991:.E991];[.B991])=3;&quot;&quot;;[.B991])" office:value-type="float" office:value="425" calcext:value-type="float">
            <text:p>425</text:p>
          </table:table-cell>
          <table:table-cell table:formula="of:=IF(COUNTIF([.C991:.F991];[.C991])=3;&quot;&quot;;[.C991])" office:value-type="float" office:value="686" calcext:value-type="float">
            <text:p>686</text:p>
          </table:table-cell>
          <table:table-cell table:formula="of:=IF(COUNTIF([.D991:.G991];[.D991])=3;&quot;&quot;;[.D991])" office:value-type="float" office:value="421" calcext:value-type="float">
            <text:p>421</text:p>
          </table:table-cell>
          <table:table-cell table:style-name="ce5" table:formula="of:=IFERROR( IF( AND( COUNT([.E991:.H991])=3; MOD( AVERAGE([.E991:.H991]); 2)=1; MOD( AVERAGE([.I991:.L99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22" calcext:value-type="float">
            <text:p>322</text:p>
          </table:table-cell>
          <table:table-cell office:value-type="float" office:value="38" calcext:value-type="float">
            <text:p>38</text:p>
          </table:table-cell>
          <table:table-cell office:value-type="float" office:value="877" calcext:value-type="float">
            <text:p>877</text:p>
          </table:table-cell>
          <table:table-cell table:formula="of:=IF(COUNTIF([.A992:.D992];[.A992])=3;[.A992];&quot;&quot;)">
            <text:p/>
          </table:table-cell>
          <table:table-cell table:formula="of:=IF(COUNTIF([.B992:.E992];[.B992])=3;[.B992];&quot;&quot;)">
            <text:p/>
          </table:table-cell>
          <table:table-cell table:formula="of:=IF(COUNTIF([.C992:.F992];[.C992])=3;[.C992];&quot;&quot;)">
            <text:p/>
          </table:table-cell>
          <table:table-cell table:formula="of:=IF(COUNTIF([.D992:.G992];[.D992])=3;[.D992];&quot;&quot;)">
            <text:p/>
          </table:table-cell>
          <table:table-cell table:formula="of:=IF(COUNTIF([.A992:.D992];[.A992])=3;&quot;&quot;;[.A992])" office:value-type="float" office:value="924" calcext:value-type="float">
            <text:p>924</text:p>
          </table:table-cell>
          <table:table-cell table:formula="of:=IF(COUNTIF([.B992:.E992];[.B992])=3;&quot;&quot;;[.B992])" office:value-type="float" office:value="322" calcext:value-type="float">
            <text:p>322</text:p>
          </table:table-cell>
          <table:table-cell table:formula="of:=IF(COUNTIF([.C992:.F992];[.C992])=3;&quot;&quot;;[.C992])" office:value-type="float" office:value="38" calcext:value-type="float">
            <text:p>38</text:p>
          </table:table-cell>
          <table:table-cell table:formula="of:=IF(COUNTIF([.D992:.G992];[.D992])=3;&quot;&quot;;[.D992])" office:value-type="float" office:value="877" calcext:value-type="float">
            <text:p>877</text:p>
          </table:table-cell>
          <table:table-cell table:style-name="ce5" table:formula="of:=IFERROR( IF( AND( COUNT([.E992:.H992])=3; MOD( AVERAGE([.E992:.H992]); 2)=1; MOD( AVERAGE([.I992:.L99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float" office:value="151" calcext:value-type="float">
            <text:p>151</text:p>
          </table:table-cell>
          <table:table-cell office:value-type="float" office:value="785" calcext:value-type="float">
            <text:p>785</text:p>
          </table:table-cell>
          <table:table-cell office:value-type="float" office:value="411" calcext:value-type="float">
            <text:p>411</text:p>
          </table:table-cell>
          <table:table-cell table:formula="of:=IF(COUNTIF([.A993:.D993];[.A993])=3;[.A993];&quot;&quot;)">
            <text:p/>
          </table:table-cell>
          <table:table-cell table:formula="of:=IF(COUNTIF([.B993:.E993];[.B993])=3;[.B993];&quot;&quot;)">
            <text:p/>
          </table:table-cell>
          <table:table-cell table:formula="of:=IF(COUNTIF([.C993:.F993];[.C993])=3;[.C993];&quot;&quot;)">
            <text:p/>
          </table:table-cell>
          <table:table-cell table:formula="of:=IF(COUNTIF([.D993:.G993];[.D993])=3;[.D993];&quot;&quot;)">
            <text:p/>
          </table:table-cell>
          <table:table-cell table:formula="of:=IF(COUNTIF([.A993:.D993];[.A993])=3;&quot;&quot;;[.A993])" office:value-type="float" office:value="53" calcext:value-type="float">
            <text:p>53</text:p>
          </table:table-cell>
          <table:table-cell table:formula="of:=IF(COUNTIF([.B993:.E993];[.B993])=3;&quot;&quot;;[.B993])" office:value-type="float" office:value="151" calcext:value-type="float">
            <text:p>151</text:p>
          </table:table-cell>
          <table:table-cell table:formula="of:=IF(COUNTIF([.C993:.F993];[.C993])=3;&quot;&quot;;[.C993])" office:value-type="float" office:value="785" calcext:value-type="float">
            <text:p>785</text:p>
          </table:table-cell>
          <table:table-cell table:formula="of:=IF(COUNTIF([.D993:.G993];[.D993])=3;&quot;&quot;;[.D993])" office:value-type="float" office:value="411" calcext:value-type="float">
            <text:p>411</text:p>
          </table:table-cell>
          <table:table-cell table:style-name="ce5" table:formula="of:=IFERROR( IF( AND( COUNT([.E993:.H993])=3; MOD( AVERAGE([.E993:.H993]); 2)=1; MOD( AVERAGE([.I993:.L99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float" office:value="773" calcext:value-type="float">
            <text:p>773</text:p>
          </table:table-cell>
          <table:table-cell table:formula="of:=IF(COUNTIF([.A994:.D994];[.A994])=3;[.A994];&quot;&quot;)">
            <text:p/>
          </table:table-cell>
          <table:table-cell table:formula="of:=IF(COUNTIF([.B994:.E994];[.B994])=3;[.B994];&quot;&quot;)">
            <text:p/>
          </table:table-cell>
          <table:table-cell table:formula="of:=IF(COUNTIF([.C994:.F994];[.C994])=3;[.C994];&quot;&quot;)">
            <text:p/>
          </table:table-cell>
          <table:table-cell table:formula="of:=IF(COUNTIF([.D994:.G994];[.D994])=3;[.D994];&quot;&quot;)">
            <text:p/>
          </table:table-cell>
          <table:table-cell table:formula="of:=IF(COUNTIF([.A994:.D994];[.A994])=3;&quot;&quot;;[.A994])" office:value-type="float" office:value="803" calcext:value-type="float">
            <text:p>803</text:p>
          </table:table-cell>
          <table:table-cell table:formula="of:=IF(COUNTIF([.B994:.E994];[.B994])=3;&quot;&quot;;[.B994])" office:value-type="float" office:value="685" calcext:value-type="float">
            <text:p>685</text:p>
          </table:table-cell>
          <table:table-cell table:formula="of:=IF(COUNTIF([.C994:.F994];[.C994])=3;&quot;&quot;;[.C994])" office:value-type="float" office:value="685" calcext:value-type="float">
            <text:p>685</text:p>
          </table:table-cell>
          <table:table-cell table:formula="of:=IF(COUNTIF([.D994:.G994];[.D994])=3;&quot;&quot;;[.D994])" office:value-type="float" office:value="773" calcext:value-type="float">
            <text:p>773</text:p>
          </table:table-cell>
          <table:table-cell table:style-name="ce5" table:formula="of:=IFERROR( IF( AND( COUNT([.E994:.H994])=3; MOD( AVERAGE([.E994:.H994]); 2)=1; MOD( AVERAGE([.I994:.L99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64" calcext:value-type="float">
            <text:p>264</text:p>
          </table:table-cell>
          <table:table-cell office:value-type="float" office:value="60" calcext:value-type="float">
            <text:p>60</text:p>
          </table:table-cell>
          <table:table-cell office:value-type="float" office:value="455" calcext:value-type="float">
            <text:p>455</text:p>
          </table:table-cell>
          <table:table-cell table:formula="of:=IF(COUNTIF([.A995:.D995];[.A995])=3;[.A995];&quot;&quot;)">
            <text:p/>
          </table:table-cell>
          <table:table-cell table:formula="of:=IF(COUNTIF([.B995:.E995];[.B995])=3;[.B995];&quot;&quot;)">
            <text:p/>
          </table:table-cell>
          <table:table-cell table:formula="of:=IF(COUNTIF([.C995:.F995];[.C995])=3;[.C995];&quot;&quot;)">
            <text:p/>
          </table:table-cell>
          <table:table-cell table:formula="of:=IF(COUNTIF([.D995:.G995];[.D995])=3;[.D995];&quot;&quot;)">
            <text:p/>
          </table:table-cell>
          <table:table-cell table:formula="of:=IF(COUNTIF([.A995:.D995];[.A995])=3;&quot;&quot;;[.A995])" office:value-type="float" office:value="392" calcext:value-type="float">
            <text:p>392</text:p>
          </table:table-cell>
          <table:table-cell table:formula="of:=IF(COUNTIF([.B995:.E995];[.B995])=3;&quot;&quot;;[.B995])" office:value-type="float" office:value="264" calcext:value-type="float">
            <text:p>264</text:p>
          </table:table-cell>
          <table:table-cell table:formula="of:=IF(COUNTIF([.C995:.F995];[.C995])=3;&quot;&quot;;[.C995])" office:value-type="float" office:value="60" calcext:value-type="float">
            <text:p>60</text:p>
          </table:table-cell>
          <table:table-cell table:formula="of:=IF(COUNTIF([.D995:.G995];[.D995])=3;&quot;&quot;;[.D995])" office:value-type="float" office:value="455" calcext:value-type="float">
            <text:p>455</text:p>
          </table:table-cell>
          <table:table-cell table:style-name="ce5" table:formula="of:=IFERROR( IF( AND( COUNT([.E995:.H995])=3; MOD( AVERAGE([.E995:.H995]); 2)=1; MOD( AVERAGE([.I995:.L99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961" calcext:value-type="float">
            <text:p>961</text:p>
          </table:table-cell>
          <table:table-cell office:value-type="float" office:value="70" calcext:value-type="float">
            <text:p>70</text:p>
          </table:table-cell>
          <table:table-cell office:value-type="float" office:value="767" calcext:value-type="float">
            <text:p>767</text:p>
          </table:table-cell>
          <table:table-cell table:formula="of:=IF(COUNTIF([.A996:.D996];[.A996])=3;[.A996];&quot;&quot;)">
            <text:p/>
          </table:table-cell>
          <table:table-cell table:formula="of:=IF(COUNTIF([.B996:.E996];[.B996])=3;[.B996];&quot;&quot;)">
            <text:p/>
          </table:table-cell>
          <table:table-cell table:formula="of:=IF(COUNTIF([.C996:.F996];[.C996])=3;[.C996];&quot;&quot;)">
            <text:p/>
          </table:table-cell>
          <table:table-cell table:formula="of:=IF(COUNTIF([.D996:.G996];[.D996])=3;[.D996];&quot;&quot;)">
            <text:p/>
          </table:table-cell>
          <table:table-cell table:formula="of:=IF(COUNTIF([.A996:.D996];[.A996])=3;&quot;&quot;;[.A996])" office:value-type="float" office:value="677" calcext:value-type="float">
            <text:p>677</text:p>
          </table:table-cell>
          <table:table-cell table:formula="of:=IF(COUNTIF([.B996:.E996];[.B996])=3;&quot;&quot;;[.B996])" office:value-type="float" office:value="961" calcext:value-type="float">
            <text:p>961</text:p>
          </table:table-cell>
          <table:table-cell table:formula="of:=IF(COUNTIF([.C996:.F996];[.C996])=3;&quot;&quot;;[.C996])" office:value-type="float" office:value="70" calcext:value-type="float">
            <text:p>70</text:p>
          </table:table-cell>
          <table:table-cell table:formula="of:=IF(COUNTIF([.D996:.G996];[.D996])=3;&quot;&quot;;[.D996])" office:value-type="float" office:value="767" calcext:value-type="float">
            <text:p>767</text:p>
          </table:table-cell>
          <table:table-cell table:style-name="ce5" table:formula="of:=IFERROR( IF( AND( COUNT([.E996:.H996])=3; MOD( AVERAGE([.E996:.H996]); 2)=1; MOD( AVERAGE([.I996:.L99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office:value-type="float" office:value="632" calcext:value-type="float">
            <text:p>632</text:p>
          </table:table-cell>
          <table:table-cell office:value-type="float" office:value="916" calcext:value-type="float">
            <text:p>916</text:p>
          </table:table-cell>
          <table:table-cell office:value-type="float" office:value="584" calcext:value-type="float">
            <text:p>584</text:p>
          </table:table-cell>
          <table:table-cell table:formula="of:=IF(COUNTIF([.A997:.D997];[.A997])=3;[.A997];&quot;&quot;)">
            <text:p/>
          </table:table-cell>
          <table:table-cell table:formula="of:=IF(COUNTIF([.B997:.E997];[.B997])=3;[.B997];&quot;&quot;)">
            <text:p/>
          </table:table-cell>
          <table:table-cell table:formula="of:=IF(COUNTIF([.C997:.F997];[.C997])=3;[.C997];&quot;&quot;)">
            <text:p/>
          </table:table-cell>
          <table:table-cell table:formula="of:=IF(COUNTIF([.D997:.G997];[.D997])=3;[.D997];&quot;&quot;)">
            <text:p/>
          </table:table-cell>
          <table:table-cell table:formula="of:=IF(COUNTIF([.A997:.D997];[.A997])=3;&quot;&quot;;[.A997])" office:value-type="float" office:value="870" calcext:value-type="float">
            <text:p>870</text:p>
          </table:table-cell>
          <table:table-cell table:formula="of:=IF(COUNTIF([.B997:.E997];[.B997])=3;&quot;&quot;;[.B997])" office:value-type="float" office:value="632" calcext:value-type="float">
            <text:p>632</text:p>
          </table:table-cell>
          <table:table-cell table:formula="of:=IF(COUNTIF([.C997:.F997];[.C997])=3;&quot;&quot;;[.C997])" office:value-type="float" office:value="916" calcext:value-type="float">
            <text:p>916</text:p>
          </table:table-cell>
          <table:table-cell table:formula="of:=IF(COUNTIF([.D997:.G997];[.D997])=3;&quot;&quot;;[.D997])" office:value-type="float" office:value="584" calcext:value-type="float">
            <text:p>584</text:p>
          </table:table-cell>
          <table:table-cell table:style-name="ce5" table:formula="of:=IFERROR( IF( AND( COUNT([.E997:.H997])=3; MOD( AVERAGE([.E997:.H997]); 2)=1; MOD( AVERAGE([.I997:.L99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IF(COUNTIF([.A998:.D998];[.A998])=3;[.A998];&quot;&quot;)">
            <text:p/>
          </table:table-cell>
          <table:table-cell table:formula="of:=IF(COUNTIF([.B998:.E998];[.B998])=3;[.B998];&quot;&quot;)">
            <text:p/>
          </table:table-cell>
          <table:table-cell table:formula="of:=IF(COUNTIF([.C998:.F998];[.C998])=3;[.C998];&quot;&quot;)">
            <text:p/>
          </table:table-cell>
          <table:table-cell table:formula="of:=IF(COUNTIF([.D998:.G998];[.D998])=3;[.D998];&quot;&quot;)">
            <text:p/>
          </table:table-cell>
          <table:table-cell table:formula="of:=IF(COUNTIF([.A998:.D998];[.A998])=3;&quot;&quot;;[.A998])" office:value-type="float" office:value="45" calcext:value-type="float">
            <text:p>45</text:p>
          </table:table-cell>
          <table:table-cell table:formula="of:=IF(COUNTIF([.B998:.E998];[.B998])=3;&quot;&quot;;[.B998])" office:value-type="float" office:value="22" calcext:value-type="float">
            <text:p>22</text:p>
          </table:table-cell>
          <table:table-cell table:formula="of:=IF(COUNTIF([.C998:.F998];[.C998])=3;&quot;&quot;;[.C998])" office:value-type="float" office:value="128" calcext:value-type="float">
            <text:p>128</text:p>
          </table:table-cell>
          <table:table-cell table:formula="of:=IF(COUNTIF([.D998:.G998];[.D998])=3;&quot;&quot;;[.D998])" office:value-type="float" office:value="128" calcext:value-type="float">
            <text:p>128</text:p>
          </table:table-cell>
          <table:table-cell table:style-name="ce5" table:formula="of:=IFERROR( IF( AND( COUNT([.E998:.H998])=3; MOD( AVERAGE([.E998:.H998]); 2)=1; MOD( AVERAGE([.I998:.L99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7" calcext:value-type="float">
            <text:p>47</text:p>
          </table:table-cell>
          <table:table-cell office:value-type="float" office:value="175" calcext:value-type="float">
            <text:p>175</text:p>
          </table:table-cell>
          <table:table-cell office:value-type="float" office:value="699" calcext:value-type="float">
            <text:p>699</text:p>
          </table:table-cell>
          <table:table-cell table:formula="of:=IF(COUNTIF([.A999:.D999];[.A999])=3;[.A999];&quot;&quot;)">
            <text:p/>
          </table:table-cell>
          <table:table-cell table:formula="of:=IF(COUNTIF([.B999:.E999];[.B999])=3;[.B999];&quot;&quot;)">
            <text:p/>
          </table:table-cell>
          <table:table-cell table:formula="of:=IF(COUNTIF([.C999:.F999];[.C999])=3;[.C999];&quot;&quot;)">
            <text:p/>
          </table:table-cell>
          <table:table-cell table:formula="of:=IF(COUNTIF([.D999:.G999];[.D999])=3;[.D999];&quot;&quot;)">
            <text:p/>
          </table:table-cell>
          <table:table-cell table:formula="of:=IF(COUNTIF([.A999:.D999];[.A999])=3;&quot;&quot;;[.A999])" office:value-type="float" office:value="340" calcext:value-type="float">
            <text:p>340</text:p>
          </table:table-cell>
          <table:table-cell table:formula="of:=IF(COUNTIF([.B999:.E999];[.B999])=3;&quot;&quot;;[.B999])" office:value-type="float" office:value="47" calcext:value-type="float">
            <text:p>47</text:p>
          </table:table-cell>
          <table:table-cell table:formula="of:=IF(COUNTIF([.C999:.F999];[.C999])=3;&quot;&quot;;[.C999])" office:value-type="float" office:value="175" calcext:value-type="float">
            <text:p>175</text:p>
          </table:table-cell>
          <table:table-cell table:formula="of:=IF(COUNTIF([.D999:.G999];[.D999])=3;&quot;&quot;;[.D999])" office:value-type="float" office:value="699" calcext:value-type="float">
            <text:p>699</text:p>
          </table:table-cell>
          <table:table-cell table:style-name="ce5" table:formula="of:=IFERROR( IF( AND( COUNT([.E999:.H999])=3; MOD( AVERAGE([.E999:.H999]); 2)=1; MOD( AVERAGE([.I999:.L99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21" calcext:value-type="float">
            <text:p>921</text:p>
          </table:table-cell>
          <table:table-cell office:value-type="float" office:value="829" calcext:value-type="float">
            <text:p>829</text:p>
          </table:table-cell>
          <table:table-cell office:value-type="float" office:value="131" calcext:value-type="float">
            <text:p>131</text:p>
          </table:table-cell>
          <table:table-cell office:value-type="float" office:value="610" calcext:value-type="float">
            <text:p>610</text:p>
          </table:table-cell>
          <table:table-cell table:formula="of:=IF(COUNTIF([.A1000:.D1000];[.A1000])=3;[.A1000];&quot;&quot;)">
            <text:p/>
          </table:table-cell>
          <table:table-cell table:formula="of:=IF(COUNTIF([.B1000:.E1000];[.B1000])=3;[.B1000];&quot;&quot;)">
            <text:p/>
          </table:table-cell>
          <table:table-cell table:formula="of:=IF(COUNTIF([.C1000:.F1000];[.C1000])=3;[.C1000];&quot;&quot;)">
            <text:p/>
          </table:table-cell>
          <table:table-cell table:formula="of:=IF(COUNTIF([.D1000:.G1000];[.D1000])=3;[.D1000];&quot;&quot;)">
            <text:p/>
          </table:table-cell>
          <table:table-cell table:formula="of:=IF(COUNTIF([.A1000:.D1000];[.A1000])=3;&quot;&quot;;[.A1000])" office:value-type="float" office:value="921" calcext:value-type="float">
            <text:p>921</text:p>
          </table:table-cell>
          <table:table-cell table:formula="of:=IF(COUNTIF([.B1000:.E1000];[.B1000])=3;&quot;&quot;;[.B1000])" office:value-type="float" office:value="829" calcext:value-type="float">
            <text:p>829</text:p>
          </table:table-cell>
          <table:table-cell table:formula="of:=IF(COUNTIF([.C1000:.F1000];[.C1000])=3;&quot;&quot;;[.C1000])" office:value-type="float" office:value="131" calcext:value-type="float">
            <text:p>131</text:p>
          </table:table-cell>
          <table:table-cell table:formula="of:=IF(COUNTIF([.D1000:.G1000];[.D1000])=3;&quot;&quot;;[.D1000])" office:value-type="float" office:value="610" calcext:value-type="float">
            <text:p>610</text:p>
          </table:table-cell>
          <table:table-cell table:style-name="ce5" table:formula="of:=IFERROR( IF( AND( COUNT([.E1000:.H1000])=3; MOD( AVERAGE([.E1000:.H1000]); 2)=1; MOD( AVERAGE([.I1000:.L100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01" calcext:value-type="float">
            <text:p>901</text:p>
          </table:table-cell>
          <table:table-cell office:value-type="float" office:value="890" calcext:value-type="float">
            <text:p>890</text:p>
          </table:table-cell>
          <table:table-cell office:value-type="float" office:value="938" calcext:value-type="float">
            <text:p>938</text:p>
          </table:table-cell>
          <table:table-cell office:value-type="float" office:value="464" calcext:value-type="float">
            <text:p>464</text:p>
          </table:table-cell>
          <table:table-cell table:formula="of:=IF(COUNTIF([.A1001:.D1001];[.A1001])=3;[.A1001];&quot;&quot;)">
            <text:p/>
          </table:table-cell>
          <table:table-cell table:formula="of:=IF(COUNTIF([.B1001:.E1001];[.B1001])=3;[.B1001];&quot;&quot;)">
            <text:p/>
          </table:table-cell>
          <table:table-cell table:formula="of:=IF(COUNTIF([.C1001:.F1001];[.C1001])=3;[.C1001];&quot;&quot;)">
            <text:p/>
          </table:table-cell>
          <table:table-cell table:formula="of:=IF(COUNTIF([.D1001:.G1001];[.D1001])=3;[.D1001];&quot;&quot;)">
            <text:p/>
          </table:table-cell>
          <table:table-cell table:formula="of:=IF(COUNTIF([.A1001:.D1001];[.A1001])=3;&quot;&quot;;[.A1001])" office:value-type="float" office:value="901" calcext:value-type="float">
            <text:p>901</text:p>
          </table:table-cell>
          <table:table-cell table:formula="of:=IF(COUNTIF([.B1001:.E1001];[.B1001])=3;&quot;&quot;;[.B1001])" office:value-type="float" office:value="890" calcext:value-type="float">
            <text:p>890</text:p>
          </table:table-cell>
          <table:table-cell table:formula="of:=IF(COUNTIF([.C1001:.F1001];[.C1001])=3;&quot;&quot;;[.C1001])" office:value-type="float" office:value="938" calcext:value-type="float">
            <text:p>938</text:p>
          </table:table-cell>
          <table:table-cell table:formula="of:=IF(COUNTIF([.D1001:.G1001];[.D1001])=3;&quot;&quot;;[.D1001])" office:value-type="float" office:value="464" calcext:value-type="float">
            <text:p>464</text:p>
          </table:table-cell>
          <table:table-cell table:style-name="ce5" table:formula="of:=IFERROR( IF( AND( COUNT([.E1001:.H1001])=3; MOD( AVERAGE([.E1001:.H1001]); 2)=1; MOD( AVERAGE([.I1001:.L100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69" calcext:value-type="float">
            <text:p>469</text:p>
          </table:table-cell>
          <table:table-cell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  <table:table-cell table:formula="of:=IF(COUNTIF([.A1002:.D1002];[.A1002])=3;[.A1002];&quot;&quot;)">
            <text:p/>
          </table:table-cell>
          <table:table-cell table:formula="of:=IF(COUNTIF([.B1002:.E1002];[.B1002])=3;[.B1002];&quot;&quot;)">
            <text:p/>
          </table:table-cell>
          <table:table-cell table:formula="of:=IF(COUNTIF([.C1002:.F1002];[.C1002])=3;[.C1002];&quot;&quot;)">
            <text:p/>
          </table:table-cell>
          <table:table-cell table:formula="of:=IF(COUNTIF([.D1002:.G1002];[.D1002])=3;[.D1002];&quot;&quot;)">
            <text:p/>
          </table:table-cell>
          <table:table-cell table:formula="of:=IF(COUNTIF([.A1002:.D1002];[.A1002])=3;&quot;&quot;;[.A1002])" office:value-type="float" office:value="592" calcext:value-type="float">
            <text:p>592</text:p>
          </table:table-cell>
          <table:table-cell table:formula="of:=IF(COUNTIF([.B1002:.E1002];[.B1002])=3;&quot;&quot;;[.B1002])" office:value-type="float" office:value="469" calcext:value-type="float">
            <text:p>469</text:p>
          </table:table-cell>
          <table:table-cell table:formula="of:=IF(COUNTIF([.C1002:.F1002];[.C1002])=3;&quot;&quot;;[.C1002])" office:value-type="float" office:value="15" calcext:value-type="float">
            <text:p>15</text:p>
          </table:table-cell>
          <table:table-cell table:formula="of:=IF(COUNTIF([.D1002:.G1002];[.D1002])=3;&quot;&quot;;[.D1002])" office:value-type="float" office:value="363" calcext:value-type="float">
            <text:p>363</text:p>
          </table:table-cell>
          <table:table-cell table:style-name="ce5" table:formula="of:=IFERROR( IF( AND( COUNT([.E1002:.H1002])=3; MOD( AVERAGE([.E1002:.H1002]); 2)=1; MOD( AVERAGE([.I1002:.L100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office:value-type="float" office:value="834" calcext:value-type="float">
            <text:p>834</text:p>
          </table:table-cell>
          <table:table-cell office:value-type="float" office:value="213" calcext:value-type="float">
            <text:p>213</text:p>
          </table:table-cell>
          <table:table-cell office:value-type="float" office:value="399" calcext:value-type="float">
            <text:p>399</text:p>
          </table:table-cell>
          <table:table-cell table:formula="of:=IF(COUNTIF([.A1003:.D1003];[.A1003])=3;[.A1003];&quot;&quot;)">
            <text:p/>
          </table:table-cell>
          <table:table-cell table:formula="of:=IF(COUNTIF([.B1003:.E1003];[.B1003])=3;[.B1003];&quot;&quot;)">
            <text:p/>
          </table:table-cell>
          <table:table-cell table:formula="of:=IF(COUNTIF([.C1003:.F1003];[.C1003])=3;[.C1003];&quot;&quot;)">
            <text:p/>
          </table:table-cell>
          <table:table-cell table:formula="of:=IF(COUNTIF([.D1003:.G1003];[.D1003])=3;[.D1003];&quot;&quot;)">
            <text:p/>
          </table:table-cell>
          <table:table-cell table:formula="of:=IF(COUNTIF([.A1003:.D1003];[.A1003])=3;&quot;&quot;;[.A1003])" office:value-type="float" office:value="213" calcext:value-type="float">
            <text:p>213</text:p>
          </table:table-cell>
          <table:table-cell table:formula="of:=IF(COUNTIF([.B1003:.E1003];[.B1003])=3;&quot;&quot;;[.B1003])" office:value-type="float" office:value="834" calcext:value-type="float">
            <text:p>834</text:p>
          </table:table-cell>
          <table:table-cell table:formula="of:=IF(COUNTIF([.C1003:.F1003];[.C1003])=3;&quot;&quot;;[.C1003])" office:value-type="float" office:value="213" calcext:value-type="float">
            <text:p>213</text:p>
          </table:table-cell>
          <table:table-cell table:formula="of:=IF(COUNTIF([.D1003:.G1003];[.D1003])=3;&quot;&quot;;[.D1003])" office:value-type="float" office:value="399" calcext:value-type="float">
            <text:p>399</text:p>
          </table:table-cell>
          <table:table-cell table:style-name="ce5" table:formula="of:=IFERROR( IF( AND( COUNT([.E1003:.H1003])=3; MOD( AVERAGE([.E1003:.H1003]); 2)=1; MOD( AVERAGE([.I1003:.L100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office:value-type="float" office:value="191" calcext:value-type="float">
            <text:p>191</text:p>
          </table:table-cell>
          <table:table-cell office:value-type="float" office:value="638" calcext:value-type="float">
            <text:p>638</text:p>
          </table:table-cell>
          <table:table-cell office:value-type="float" office:value="180" calcext:value-type="float">
            <text:p>180</text:p>
          </table:table-cell>
          <table:table-cell table:formula="of:=IF(COUNTIF([.A1004:.D1004];[.A1004])=3;[.A1004];&quot;&quot;)">
            <text:p/>
          </table:table-cell>
          <table:table-cell table:formula="of:=IF(COUNTIF([.B1004:.E1004];[.B1004])=3;[.B1004];&quot;&quot;)">
            <text:p/>
          </table:table-cell>
          <table:table-cell table:formula="of:=IF(COUNTIF([.C1004:.F1004];[.C1004])=3;[.C1004];&quot;&quot;)">
            <text:p/>
          </table:table-cell>
          <table:table-cell table:formula="of:=IF(COUNTIF([.D1004:.G1004];[.D1004])=3;[.D1004];&quot;&quot;)">
            <text:p/>
          </table:table-cell>
          <table:table-cell table:formula="of:=IF(COUNTIF([.A1004:.D1004];[.A1004])=3;&quot;&quot;;[.A1004])" office:value-type="float" office:value="650" calcext:value-type="float">
            <text:p>650</text:p>
          </table:table-cell>
          <table:table-cell table:formula="of:=IF(COUNTIF([.B1004:.E1004];[.B1004])=3;&quot;&quot;;[.B1004])" office:value-type="float" office:value="191" calcext:value-type="float">
            <text:p>191</text:p>
          </table:table-cell>
          <table:table-cell table:formula="of:=IF(COUNTIF([.C1004:.F1004];[.C1004])=3;&quot;&quot;;[.C1004])" office:value-type="float" office:value="638" calcext:value-type="float">
            <text:p>638</text:p>
          </table:table-cell>
          <table:table-cell table:formula="of:=IF(COUNTIF([.D1004:.G1004];[.D1004])=3;&quot;&quot;;[.D1004])" office:value-type="float" office:value="180" calcext:value-type="float">
            <text:p>180</text:p>
          </table:table-cell>
          <table:table-cell table:style-name="ce5" table:formula="of:=IFERROR( IF( AND( COUNT([.E1004:.H1004])=3; MOD( AVERAGE([.E1004:.H1004]); 2)=1; MOD( AVERAGE([.I1004:.L100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51" calcext:value-type="float">
            <text:p>651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float" office:value="651" calcext:value-type="float">
            <text:p>651</text:p>
          </table:table-cell>
          <table:table-cell table:formula="of:=IF(COUNTIF([.A1005:.D1005];[.A1005])=3;[.A1005];&quot;&quot;)" office:value-type="float" office:value="651" calcext:value-type="float">
            <text:p>651</text:p>
          </table:table-cell>
          <table:table-cell table:formula="of:=IF(COUNTIF([.B1005:.E1005];[.B1005])=3;[.B1005];&quot;&quot;)">
            <text:p/>
          </table:table-cell>
          <table:table-cell table:formula="of:=IF(COUNTIF([.C1005:.F1005];[.C1005])=3;[.C1005];&quot;&quot;)" office:value-type="float" office:value="651" calcext:value-type="float">
            <text:p>651</text:p>
          </table:table-cell>
          <table:table-cell table:formula="of:=IF(COUNTIF([.D1005:.G1005];[.D1005])=3;[.D1005];&quot;&quot;)" office:value-type="float" office:value="651" calcext:value-type="float">
            <text:p>651</text:p>
          </table:table-cell>
          <table:table-cell table:formula="of:=IF(COUNTIF([.A1005:.D1005];[.A1005])=3;&quot;&quot;;[.A1005])">
            <text:p/>
          </table:table-cell>
          <table:table-cell table:formula="of:=IF(COUNTIF([.B1005:.E1005];[.B1005])=3;&quot;&quot;;[.B1005])" office:value-type="float" office:value="531" calcext:value-type="float">
            <text:p>531</text:p>
          </table:table-cell>
          <table:table-cell table:formula="of:=IF(COUNTIF([.C1005:.F1005];[.C1005])=3;&quot;&quot;;[.C1005])">
            <text:p/>
          </table:table-cell>
          <table:table-cell table:formula="of:=IF(COUNTIF([.D1005:.G1005];[.D1005])=3;&quot;&quot;;[.D1005])">
            <text:p/>
          </table:table-cell>
          <table:table-cell table:style-name="ce5" table:formula="of:=IFERROR( IF( AND( COUNT([.E1005:.H1005])=3; MOD( AVERAGE([.E1005:.H1005]); 2)=1; MOD( AVERAGE([.I1005:.L100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27" calcext:value-type="float">
            <text:p>827</text:p>
          </table:table-cell>
          <table:table-cell office:value-type="float" office:value="172" calcext:value-type="float">
            <text:p>172</text:p>
          </table:table-cell>
          <table:table-cell office:value-type="float" office:value="904" calcext:value-type="float">
            <text:p>904</text:p>
          </table:table-cell>
          <table:table-cell office:value-type="float" office:value="873" calcext:value-type="float">
            <text:p>873</text:p>
          </table:table-cell>
          <table:table-cell table:formula="of:=IF(COUNTIF([.A1006:.D1006];[.A1006])=3;[.A1006];&quot;&quot;)">
            <text:p/>
          </table:table-cell>
          <table:table-cell table:formula="of:=IF(COUNTIF([.B1006:.E1006];[.B1006])=3;[.B1006];&quot;&quot;)">
            <text:p/>
          </table:table-cell>
          <table:table-cell table:formula="of:=IF(COUNTIF([.C1006:.F1006];[.C1006])=3;[.C1006];&quot;&quot;)">
            <text:p/>
          </table:table-cell>
          <table:table-cell table:formula="of:=IF(COUNTIF([.D1006:.G1006];[.D1006])=3;[.D1006];&quot;&quot;)">
            <text:p/>
          </table:table-cell>
          <table:table-cell table:formula="of:=IF(COUNTIF([.A1006:.D1006];[.A1006])=3;&quot;&quot;;[.A1006])" office:value-type="float" office:value="827" calcext:value-type="float">
            <text:p>827</text:p>
          </table:table-cell>
          <table:table-cell table:formula="of:=IF(COUNTIF([.B1006:.E1006];[.B1006])=3;&quot;&quot;;[.B1006])" office:value-type="float" office:value="172" calcext:value-type="float">
            <text:p>172</text:p>
          </table:table-cell>
          <table:table-cell table:formula="of:=IF(COUNTIF([.C1006:.F1006];[.C1006])=3;&quot;&quot;;[.C1006])" office:value-type="float" office:value="904" calcext:value-type="float">
            <text:p>904</text:p>
          </table:table-cell>
          <table:table-cell table:formula="of:=IF(COUNTIF([.D1006:.G1006];[.D1006])=3;&quot;&quot;;[.D1006])" office:value-type="float" office:value="873" calcext:value-type="float">
            <text:p>873</text:p>
          </table:table-cell>
          <table:table-cell table:style-name="ce5" table:formula="of:=IFERROR( IF( AND( COUNT([.E1006:.H1006])=3; MOD( AVERAGE([.E1006:.H1006]); 2)=1; MOD( AVERAGE([.I1006:.L100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office:value-type="float" office:value="720" calcext:value-type="float">
            <text:p>720</text:p>
          </table:table-cell>
          <table:table-cell office:value-type="float" office:value="345" calcext:value-type="float">
            <text:p>345</text:p>
          </table:table-cell>
          <table:table-cell office:value-type="float" office:value="841" calcext:value-type="float">
            <text:p>841</text:p>
          </table:table-cell>
          <table:table-cell table:formula="of:=IF(COUNTIF([.A1007:.D1007];[.A1007])=3;[.A1007];&quot;&quot;)">
            <text:p/>
          </table:table-cell>
          <table:table-cell table:formula="of:=IF(COUNTIF([.B1007:.E1007];[.B1007])=3;[.B1007];&quot;&quot;)">
            <text:p/>
          </table:table-cell>
          <table:table-cell table:formula="of:=IF(COUNTIF([.C1007:.F1007];[.C1007])=3;[.C1007];&quot;&quot;)">
            <text:p/>
          </table:table-cell>
          <table:table-cell table:formula="of:=IF(COUNTIF([.D1007:.G1007];[.D1007])=3;[.D1007];&quot;&quot;)">
            <text:p/>
          </table:table-cell>
          <table:table-cell table:formula="of:=IF(COUNTIF([.A1007:.D1007];[.A1007])=3;&quot;&quot;;[.A1007])" office:value-type="float" office:value="767" calcext:value-type="float">
            <text:p>767</text:p>
          </table:table-cell>
          <table:table-cell table:formula="of:=IF(COUNTIF([.B1007:.E1007];[.B1007])=3;&quot;&quot;;[.B1007])" office:value-type="float" office:value="720" calcext:value-type="float">
            <text:p>720</text:p>
          </table:table-cell>
          <table:table-cell table:formula="of:=IF(COUNTIF([.C1007:.F1007];[.C1007])=3;&quot;&quot;;[.C1007])" office:value-type="float" office:value="345" calcext:value-type="float">
            <text:p>345</text:p>
          </table:table-cell>
          <table:table-cell table:formula="of:=IF(COUNTIF([.D1007:.G1007];[.D1007])=3;&quot;&quot;;[.D1007])" office:value-type="float" office:value="841" calcext:value-type="float">
            <text:p>841</text:p>
          </table:table-cell>
          <table:table-cell table:style-name="ce5" table:formula="of:=IFERROR( IF( AND( COUNT([.E1007:.H1007])=3; MOD( AVERAGE([.E1007:.H1007]); 2)=1; MOD( AVERAGE([.I1007:.L100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office:value-type="float" office:value="948" calcext:value-type="float">
            <text:p>948</text:p>
          </table:table-cell>
          <table:table-cell office:value-type="float" office:value="716" calcext:value-type="float">
            <text:p>716</text:p>
          </table:table-cell>
          <table:table-cell office:value-type="float" office:value="195" calcext:value-type="float">
            <text:p>195</text:p>
          </table:table-cell>
          <table:table-cell table:formula="of:=IF(COUNTIF([.A1008:.D1008];[.A1008])=3;[.A1008];&quot;&quot;)">
            <text:p/>
          </table:table-cell>
          <table:table-cell table:formula="of:=IF(COUNTIF([.B1008:.E1008];[.B1008])=3;[.B1008];&quot;&quot;)">
            <text:p/>
          </table:table-cell>
          <table:table-cell table:formula="of:=IF(COUNTIF([.C1008:.F1008];[.C1008])=3;[.C1008];&quot;&quot;)">
            <text:p/>
          </table:table-cell>
          <table:table-cell table:formula="of:=IF(COUNTIF([.D1008:.G1008];[.D1008])=3;[.D1008];&quot;&quot;)">
            <text:p/>
          </table:table-cell>
          <table:table-cell table:formula="of:=IF(COUNTIF([.A1008:.D1008];[.A1008])=3;&quot;&quot;;[.A1008])" office:value-type="float" office:value="395" calcext:value-type="float">
            <text:p>395</text:p>
          </table:table-cell>
          <table:table-cell table:formula="of:=IF(COUNTIF([.B1008:.E1008];[.B1008])=3;&quot;&quot;;[.B1008])" office:value-type="float" office:value="948" calcext:value-type="float">
            <text:p>948</text:p>
          </table:table-cell>
          <table:table-cell table:formula="of:=IF(COUNTIF([.C1008:.F1008];[.C1008])=3;&quot;&quot;;[.C1008])" office:value-type="float" office:value="716" calcext:value-type="float">
            <text:p>716</text:p>
          </table:table-cell>
          <table:table-cell table:formula="of:=IF(COUNTIF([.D1008:.G1008];[.D1008])=3;&quot;&quot;;[.D1008])" office:value-type="float" office:value="195" calcext:value-type="float">
            <text:p>195</text:p>
          </table:table-cell>
          <table:table-cell table:style-name="ce5" table:formula="of:=IFERROR( IF( AND( COUNT([.E1008:.H1008])=3; MOD( AVERAGE([.E1008:.H1008]); 2)=1; MOD( AVERAGE([.I1008:.L100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71" calcext:value-type="float">
            <text:p>771</text:p>
          </table:table-cell>
          <table:table-cell office:value-type="float" office:value="47" calcext:value-type="float">
            <text:p>47</text:p>
          </table:table-cell>
          <table:table-cell office:value-type="float" office:value="621" calcext:value-type="float">
            <text:p>621</text:p>
          </table:table-cell>
          <table:table-cell table:formula="of:=IF(COUNTIF([.A1009:.D1009];[.A1009])=3;[.A1009];&quot;&quot;)">
            <text:p/>
          </table:table-cell>
          <table:table-cell table:formula="of:=IF(COUNTIF([.B1009:.E1009];[.B1009])=3;[.B1009];&quot;&quot;)">
            <text:p/>
          </table:table-cell>
          <table:table-cell table:formula="of:=IF(COUNTIF([.C1009:.F1009];[.C1009])=3;[.C1009];&quot;&quot;)">
            <text:p/>
          </table:table-cell>
          <table:table-cell table:formula="of:=IF(COUNTIF([.D1009:.G1009];[.D1009])=3;[.D1009];&quot;&quot;)">
            <text:p/>
          </table:table-cell>
          <table:table-cell table:formula="of:=IF(COUNTIF([.A1009:.D1009];[.A1009])=3;&quot;&quot;;[.A1009])" office:value-type="float" office:value="635" calcext:value-type="float">
            <text:p>635</text:p>
          </table:table-cell>
          <table:table-cell table:formula="of:=IF(COUNTIF([.B1009:.E1009];[.B1009])=3;&quot;&quot;;[.B1009])" office:value-type="float" office:value="771" calcext:value-type="float">
            <text:p>771</text:p>
          </table:table-cell>
          <table:table-cell table:formula="of:=IF(COUNTIF([.C1009:.F1009];[.C1009])=3;&quot;&quot;;[.C1009])" office:value-type="float" office:value="47" calcext:value-type="float">
            <text:p>47</text:p>
          </table:table-cell>
          <table:table-cell table:formula="of:=IF(COUNTIF([.D1009:.G1009];[.D1009])=3;&quot;&quot;;[.D1009])" office:value-type="float" office:value="621" calcext:value-type="float">
            <text:p>621</text:p>
          </table:table-cell>
          <table:table-cell table:style-name="ce5" table:formula="of:=IFERROR( IF( AND( COUNT([.E1009:.H1009])=3; MOD( AVERAGE([.E1009:.H1009]); 2)=1; MOD( AVERAGE([.I1009:.L100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  <table:table-cell office:value-type="float" office:value="180" calcext:value-type="float">
            <text:p>180</text:p>
          </table:table-cell>
          <table:table-cell table:formula="of:=IF(COUNTIF([.A1010:.D1010];[.A1010])=3;[.A1010];&quot;&quot;)">
            <text:p/>
          </table:table-cell>
          <table:table-cell table:formula="of:=IF(COUNTIF([.B1010:.E1010];[.B1010])=3;[.B1010];&quot;&quot;)">
            <text:p/>
          </table:table-cell>
          <table:table-cell table:formula="of:=IF(COUNTIF([.C1010:.F1010];[.C1010])=3;[.C1010];&quot;&quot;)">
            <text:p/>
          </table:table-cell>
          <table:table-cell table:formula="of:=IF(COUNTIF([.D1010:.G1010];[.D1010])=3;[.D1010];&quot;&quot;)">
            <text:p/>
          </table:table-cell>
          <table:table-cell table:formula="of:=IF(COUNTIF([.A1010:.D1010];[.A1010])=3;&quot;&quot;;[.A1010])" office:value-type="float" office:value="791" calcext:value-type="float">
            <text:p>791</text:p>
          </table:table-cell>
          <table:table-cell table:formula="of:=IF(COUNTIF([.B1010:.E1010];[.B1010])=3;&quot;&quot;;[.B1010])" office:value-type="float" office:value="17" calcext:value-type="float">
            <text:p>17</text:p>
          </table:table-cell>
          <table:table-cell table:formula="of:=IF(COUNTIF([.C1010:.F1010];[.C1010])=3;&quot;&quot;;[.C1010])" office:value-type="float" office:value="380" calcext:value-type="float">
            <text:p>380</text:p>
          </table:table-cell>
          <table:table-cell table:formula="of:=IF(COUNTIF([.D1010:.G1010];[.D1010])=3;&quot;&quot;;[.D1010])" office:value-type="float" office:value="180" calcext:value-type="float">
            <text:p>180</text:p>
          </table:table-cell>
          <table:table-cell table:style-name="ce5" table:formula="of:=IFERROR( IF( AND( COUNT([.E1010:.H1010])=3; MOD( AVERAGE([.E1010:.H1010]); 2)=1; MOD( AVERAGE([.I1010:.L101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65" calcext:value-type="float">
            <text:p>265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table:formula="of:=IF(COUNTIF([.A1011:.D1011];[.A1011])=3;[.A1011];&quot;&quot;)">
            <text:p/>
          </table:table-cell>
          <table:table-cell table:formula="of:=IF(COUNTIF([.B1011:.E1011];[.B1011])=3;[.B1011];&quot;&quot;)">
            <text:p/>
          </table:table-cell>
          <table:table-cell table:formula="of:=IF(COUNTIF([.C1011:.F1011];[.C1011])=3;[.C1011];&quot;&quot;)">
            <text:p/>
          </table:table-cell>
          <table:table-cell table:formula="of:=IF(COUNTIF([.D1011:.G1011];[.D1011])=3;[.D1011];&quot;&quot;)">
            <text:p/>
          </table:table-cell>
          <table:table-cell table:formula="of:=IF(COUNTIF([.A1011:.D1011];[.A1011])=3;&quot;&quot;;[.A1011])" office:value-type="float" office:value="281" calcext:value-type="float">
            <text:p>281</text:p>
          </table:table-cell>
          <table:table-cell table:formula="of:=IF(COUNTIF([.B1011:.E1011];[.B1011])=3;&quot;&quot;;[.B1011])" office:value-type="float" office:value="265" calcext:value-type="float">
            <text:p>265</text:p>
          </table:table-cell>
          <table:table-cell table:formula="of:=IF(COUNTIF([.C1011:.F1011];[.C1011])=3;&quot;&quot;;[.C1011])" office:value-type="float" office:value="61" calcext:value-type="float">
            <text:p>61</text:p>
          </table:table-cell>
          <table:table-cell table:formula="of:=IF(COUNTIF([.D1011:.G1011];[.D1011])=3;&quot;&quot;;[.D1011])" office:value-type="float" office:value="71" calcext:value-type="float">
            <text:p>71</text:p>
          </table:table-cell>
          <table:table-cell table:style-name="ce5" table:formula="of:=IFERROR( IF( AND( COUNT([.E1011:.H1011])=3; MOD( AVERAGE([.E1011:.H1011]); 2)=1; MOD( AVERAGE([.I1011:.L101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office:value-type="float" office:value="196" calcext:value-type="float">
            <text:p>196</text:p>
          </table:table-cell>
          <table:table-cell office:value-type="float" office:value="806" calcext:value-type="float">
            <text:p>806</text:p>
          </table:table-cell>
          <table:table-cell office:value-type="float" office:value="368" calcext:value-type="float">
            <text:p>368</text:p>
          </table:table-cell>
          <table:table-cell table:formula="of:=IF(COUNTIF([.A1012:.D1012];[.A1012])=3;[.A1012];&quot;&quot;)">
            <text:p/>
          </table:table-cell>
          <table:table-cell table:formula="of:=IF(COUNTIF([.B1012:.E1012];[.B1012])=3;[.B1012];&quot;&quot;)">
            <text:p/>
          </table:table-cell>
          <table:table-cell table:formula="of:=IF(COUNTIF([.C1012:.F1012];[.C1012])=3;[.C1012];&quot;&quot;)">
            <text:p/>
          </table:table-cell>
          <table:table-cell table:formula="of:=IF(COUNTIF([.D1012:.G1012];[.D1012])=3;[.D1012];&quot;&quot;)">
            <text:p/>
          </table:table-cell>
          <table:table-cell table:formula="of:=IF(COUNTIF([.A1012:.D1012];[.A1012])=3;&quot;&quot;;[.A1012])" office:value-type="float" office:value="382" calcext:value-type="float">
            <text:p>382</text:p>
          </table:table-cell>
          <table:table-cell table:formula="of:=IF(COUNTIF([.B1012:.E1012];[.B1012])=3;&quot;&quot;;[.B1012])" office:value-type="float" office:value="196" calcext:value-type="float">
            <text:p>196</text:p>
          </table:table-cell>
          <table:table-cell table:formula="of:=IF(COUNTIF([.C1012:.F1012];[.C1012])=3;&quot;&quot;;[.C1012])" office:value-type="float" office:value="806" calcext:value-type="float">
            <text:p>806</text:p>
          </table:table-cell>
          <table:table-cell table:formula="of:=IF(COUNTIF([.D1012:.G1012];[.D1012])=3;&quot;&quot;;[.D1012])" office:value-type="float" office:value="368" calcext:value-type="float">
            <text:p>368</text:p>
          </table:table-cell>
          <table:table-cell table:style-name="ce5" table:formula="of:=IFERROR( IF( AND( COUNT([.E1012:.H1012])=3; MOD( AVERAGE([.E1012:.H1012]); 2)=1; MOD( AVERAGE([.I1012:.L101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office:value-type="float" office:value="303" calcext:value-type="float">
            <text:p>303</text:p>
          </table:table-cell>
          <table:table-cell office:value-type="float" office:value="771" calcext:value-type="float">
            <text:p>771</text:p>
          </table:table-cell>
          <table:table-cell office:value-type="float" office:value="353" calcext:value-type="float">
            <text:p>353</text:p>
          </table:table-cell>
          <table:table-cell table:formula="of:=IF(COUNTIF([.A1013:.D1013];[.A1013])=3;[.A1013];&quot;&quot;)">
            <text:p/>
          </table:table-cell>
          <table:table-cell table:formula="of:=IF(COUNTIF([.B1013:.E1013];[.B1013])=3;[.B1013];&quot;&quot;)">
            <text:p/>
          </table:table-cell>
          <table:table-cell table:formula="of:=IF(COUNTIF([.C1013:.F1013];[.C1013])=3;[.C1013];&quot;&quot;)">
            <text:p/>
          </table:table-cell>
          <table:table-cell table:formula="of:=IF(COUNTIF([.D1013:.G1013];[.D1013])=3;[.D1013];&quot;&quot;)">
            <text:p/>
          </table:table-cell>
          <table:table-cell table:formula="of:=IF(COUNTIF([.A1013:.D1013];[.A1013])=3;&quot;&quot;;[.A1013])" office:value-type="float" office:value="630" calcext:value-type="float">
            <text:p>630</text:p>
          </table:table-cell>
          <table:table-cell table:formula="of:=IF(COUNTIF([.B1013:.E1013];[.B1013])=3;&quot;&quot;;[.B1013])" office:value-type="float" office:value="303" calcext:value-type="float">
            <text:p>303</text:p>
          </table:table-cell>
          <table:table-cell table:formula="of:=IF(COUNTIF([.C1013:.F1013];[.C1013])=3;&quot;&quot;;[.C1013])" office:value-type="float" office:value="771" calcext:value-type="float">
            <text:p>771</text:p>
          </table:table-cell>
          <table:table-cell table:formula="of:=IF(COUNTIF([.D1013:.G1013];[.D1013])=3;&quot;&quot;;[.D1013])" office:value-type="float" office:value="353" calcext:value-type="float">
            <text:p>353</text:p>
          </table:table-cell>
          <table:table-cell table:style-name="ce5" table:formula="of:=IFERROR( IF( AND( COUNT([.E1013:.H1013])=3; MOD( AVERAGE([.E1013:.H1013]); 2)=1; MOD( AVERAGE([.I1013:.L101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" calcext:value-type="float">
            <text:p>144</text:p>
          </table:table-cell>
          <table:table-cell office:value-type="float" office:value="988" calcext:value-type="float">
            <text:p>988</text:p>
          </table:table-cell>
          <table:table-cell office:value-type="float" office:value="51" calcext:value-type="float">
            <text:p>51</text:p>
          </table:table-cell>
          <table:table-cell table:formula="of:=IF(COUNTIF([.A1014:.D1014];[.A1014])=3;[.A1014];&quot;&quot;)">
            <text:p/>
          </table:table-cell>
          <table:table-cell table:formula="of:=IF(COUNTIF([.B1014:.E1014];[.B1014])=3;[.B1014];&quot;&quot;)">
            <text:p/>
          </table:table-cell>
          <table:table-cell table:formula="of:=IF(COUNTIF([.C1014:.F1014];[.C1014])=3;[.C1014];&quot;&quot;)">
            <text:p/>
          </table:table-cell>
          <table:table-cell table:formula="of:=IF(COUNTIF([.D1014:.G1014];[.D1014])=3;[.D1014];&quot;&quot;)">
            <text:p/>
          </table:table-cell>
          <table:table-cell table:formula="of:=IF(COUNTIF([.A1014:.D1014];[.A1014])=3;&quot;&quot;;[.A1014])" office:value-type="float" office:value="55" calcext:value-type="float">
            <text:p>55</text:p>
          </table:table-cell>
          <table:table-cell table:formula="of:=IF(COUNTIF([.B1014:.E1014];[.B1014])=3;&quot;&quot;;[.B1014])" office:value-type="float" office:value="144" calcext:value-type="float">
            <text:p>144</text:p>
          </table:table-cell>
          <table:table-cell table:formula="of:=IF(COUNTIF([.C1014:.F1014];[.C1014])=3;&quot;&quot;;[.C1014])" office:value-type="float" office:value="988" calcext:value-type="float">
            <text:p>988</text:p>
          </table:table-cell>
          <table:table-cell table:formula="of:=IF(COUNTIF([.D1014:.G1014];[.D1014])=3;&quot;&quot;;[.D1014])" office:value-type="float" office:value="51" calcext:value-type="float">
            <text:p>51</text:p>
          </table:table-cell>
          <table:table-cell table:style-name="ce5" table:formula="of:=IFERROR( IF( AND( COUNT([.E1014:.H1014])=3; MOD( AVERAGE([.E1014:.H1014]); 2)=1; MOD( AVERAGE([.I1014:.L101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office:value-type="float" office:value="735" calcext:value-type="float">
            <text:p>735</text:p>
          </table:table-cell>
          <table:table-cell office:value-type="float" office:value="488" calcext:value-type="float">
            <text:p>488</text:p>
          </table:table-cell>
          <table:table-cell office:value-type="float" office:value="651" calcext:value-type="float">
            <text:p>651</text:p>
          </table:table-cell>
          <table:table-cell table:formula="of:=IF(COUNTIF([.A1015:.D1015];[.A1015])=3;[.A1015];&quot;&quot;)">
            <text:p/>
          </table:table-cell>
          <table:table-cell table:formula="of:=IF(COUNTIF([.B1015:.E1015];[.B1015])=3;[.B1015];&quot;&quot;)">
            <text:p/>
          </table:table-cell>
          <table:table-cell table:formula="of:=IF(COUNTIF([.C1015:.F1015];[.C1015])=3;[.C1015];&quot;&quot;)">
            <text:p/>
          </table:table-cell>
          <table:table-cell table:formula="of:=IF(COUNTIF([.D1015:.G1015];[.D1015])=3;[.D1015];&quot;&quot;)">
            <text:p/>
          </table:table-cell>
          <table:table-cell table:formula="of:=IF(COUNTIF([.A1015:.D1015];[.A1015])=3;&quot;&quot;;[.A1015])" office:value-type="float" office:value="193" calcext:value-type="float">
            <text:p>193</text:p>
          </table:table-cell>
          <table:table-cell table:formula="of:=IF(COUNTIF([.B1015:.E1015];[.B1015])=3;&quot;&quot;;[.B1015])" office:value-type="float" office:value="735" calcext:value-type="float">
            <text:p>735</text:p>
          </table:table-cell>
          <table:table-cell table:formula="of:=IF(COUNTIF([.C1015:.F1015];[.C1015])=3;&quot;&quot;;[.C1015])" office:value-type="float" office:value="488" calcext:value-type="float">
            <text:p>488</text:p>
          </table:table-cell>
          <table:table-cell table:formula="of:=IF(COUNTIF([.D1015:.G1015];[.D1015])=3;&quot;&quot;;[.D1015])" office:value-type="float" office:value="651" calcext:value-type="float">
            <text:p>651</text:p>
          </table:table-cell>
          <table:table-cell table:style-name="ce5" table:formula="of:=IFERROR( IF( AND( COUNT([.E1015:.H1015])=3; MOD( AVERAGE([.E1015:.H1015]); 2)=1; MOD( AVERAGE([.I1015:.L101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office:value-type="float" office:value="451" calcext:value-type="float">
            <text:p>451</text:p>
          </table:table-cell>
          <table:table-cell office:value-type="float" office:value="138" calcext:value-type="float">
            <text:p>138</text:p>
          </table:table-cell>
          <table:table-cell office:value-type="float" office:value="559" calcext:value-type="float">
            <text:p>559</text:p>
          </table:table-cell>
          <table:table-cell table:formula="of:=IF(COUNTIF([.A1016:.D1016];[.A1016])=3;[.A1016];&quot;&quot;)">
            <text:p/>
          </table:table-cell>
          <table:table-cell table:formula="of:=IF(COUNTIF([.B1016:.E1016];[.B1016])=3;[.B1016];&quot;&quot;)">
            <text:p/>
          </table:table-cell>
          <table:table-cell table:formula="of:=IF(COUNTIF([.C1016:.F1016];[.C1016])=3;[.C1016];&quot;&quot;)">
            <text:p/>
          </table:table-cell>
          <table:table-cell table:formula="of:=IF(COUNTIF([.D1016:.G1016];[.D1016])=3;[.D1016];&quot;&quot;)">
            <text:p/>
          </table:table-cell>
          <table:table-cell table:formula="of:=IF(COUNTIF([.A1016:.D1016];[.A1016])=3;&quot;&quot;;[.A1016])" office:value-type="float" office:value="693" calcext:value-type="float">
            <text:p>693</text:p>
          </table:table-cell>
          <table:table-cell table:formula="of:=IF(COUNTIF([.B1016:.E1016];[.B1016])=3;&quot;&quot;;[.B1016])" office:value-type="float" office:value="451" calcext:value-type="float">
            <text:p>451</text:p>
          </table:table-cell>
          <table:table-cell table:formula="of:=IF(COUNTIF([.C1016:.F1016];[.C1016])=3;&quot;&quot;;[.C1016])" office:value-type="float" office:value="138" calcext:value-type="float">
            <text:p>138</text:p>
          </table:table-cell>
          <table:table-cell table:formula="of:=IF(COUNTIF([.D1016:.G1016];[.D1016])=3;&quot;&quot;;[.D1016])" office:value-type="float" office:value="559" calcext:value-type="float">
            <text:p>559</text:p>
          </table:table-cell>
          <table:table-cell table:style-name="ce5" table:formula="of:=IFERROR( IF( AND( COUNT([.E1016:.H1016])=3; MOD( AVERAGE([.E1016:.H1016]); 2)=1; MOD( AVERAGE([.I1016:.L101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office:value-type="float" office:value="308" calcext:value-type="float">
            <text:p>308</text:p>
          </table:table-cell>
          <table:table-cell office:value-type="float" office:value="417" calcext:value-type="float">
            <text:p>417</text:p>
          </table:table-cell>
          <table:table-cell office:value-type="float" office:value="231" calcext:value-type="float">
            <text:p>231</text:p>
          </table:table-cell>
          <table:table-cell table:formula="of:=IF(COUNTIF([.A1017:.D1017];[.A1017])=3;[.A1017];&quot;&quot;)">
            <text:p/>
          </table:table-cell>
          <table:table-cell table:formula="of:=IF(COUNTIF([.B1017:.E1017];[.B1017])=3;[.B1017];&quot;&quot;)">
            <text:p/>
          </table:table-cell>
          <table:table-cell table:formula="of:=IF(COUNTIF([.C1017:.F1017];[.C1017])=3;[.C1017];&quot;&quot;)">
            <text:p/>
          </table:table-cell>
          <table:table-cell table:formula="of:=IF(COUNTIF([.D1017:.G1017];[.D1017])=3;[.D1017];&quot;&quot;)">
            <text:p/>
          </table:table-cell>
          <table:table-cell table:formula="of:=IF(COUNTIF([.A1017:.D1017];[.A1017])=3;&quot;&quot;;[.A1017])" office:value-type="float" office:value="786" calcext:value-type="float">
            <text:p>786</text:p>
          </table:table-cell>
          <table:table-cell table:formula="of:=IF(COUNTIF([.B1017:.E1017];[.B1017])=3;&quot;&quot;;[.B1017])" office:value-type="float" office:value="308" calcext:value-type="float">
            <text:p>308</text:p>
          </table:table-cell>
          <table:table-cell table:formula="of:=IF(COUNTIF([.C1017:.F1017];[.C1017])=3;&quot;&quot;;[.C1017])" office:value-type="float" office:value="417" calcext:value-type="float">
            <text:p>417</text:p>
          </table:table-cell>
          <table:table-cell table:formula="of:=IF(COUNTIF([.D1017:.G1017];[.D1017])=3;&quot;&quot;;[.D1017])" office:value-type="float" office:value="231" calcext:value-type="float">
            <text:p>231</text:p>
          </table:table-cell>
          <table:table-cell table:style-name="ce5" table:formula="of:=IFERROR( IF( AND( COUNT([.E1017:.H1017])=3; MOD( AVERAGE([.E1017:.H1017]); 2)=1; MOD( AVERAGE([.I1017:.L101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 office:value-type="float" office:value="648" calcext:value-type="float">
            <text:p>648</text:p>
          </table:table-cell>
          <table:table-cell office:value-type="float" office:value="115" calcext:value-type="float">
            <text:p>115</text:p>
          </table:table-cell>
          <table:table-cell table:formula="of:=IF(COUNTIF([.A1018:.D1018];[.A1018])=3;[.A1018];&quot;&quot;)">
            <text:p/>
          </table:table-cell>
          <table:table-cell table:formula="of:=IF(COUNTIF([.B1018:.E1018];[.B1018])=3;[.B1018];&quot;&quot;)">
            <text:p/>
          </table:table-cell>
          <table:table-cell table:formula="of:=IF(COUNTIF([.C1018:.F1018];[.C1018])=3;[.C1018];&quot;&quot;)">
            <text:p/>
          </table:table-cell>
          <table:table-cell table:formula="of:=IF(COUNTIF([.D1018:.G1018];[.D1018])=3;[.D1018];&quot;&quot;)">
            <text:p/>
          </table:table-cell>
          <table:table-cell table:formula="of:=IF(COUNTIF([.A1018:.D1018];[.A1018])=3;&quot;&quot;;[.A1018])" office:value-type="float" office:value="455" calcext:value-type="float">
            <text:p>455</text:p>
          </table:table-cell>
          <table:table-cell table:formula="of:=IF(COUNTIF([.B1018:.E1018];[.B1018])=3;&quot;&quot;;[.B1018])" office:value-type="float" office:value="3" calcext:value-type="float">
            <text:p>3</text:p>
          </table:table-cell>
          <table:table-cell table:formula="of:=IF(COUNTIF([.C1018:.F1018];[.C1018])=3;&quot;&quot;;[.C1018])" office:value-type="float" office:value="648" calcext:value-type="float">
            <text:p>648</text:p>
          </table:table-cell>
          <table:table-cell table:formula="of:=IF(COUNTIF([.D1018:.G1018];[.D1018])=3;&quot;&quot;;[.D1018])" office:value-type="float" office:value="115" calcext:value-type="float">
            <text:p>115</text:p>
          </table:table-cell>
          <table:table-cell table:style-name="ce5" table:formula="of:=IFERROR( IF( AND( COUNT([.E1018:.H1018])=3; MOD( AVERAGE([.E1018:.H1018]); 2)=1; MOD( AVERAGE([.I1018:.L101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office:value-type="float" office:value="652" calcext:value-type="float">
            <text:p>652</text:p>
          </table:table-cell>
          <table:table-cell office:value-type="float" office:value="865" calcext:value-type="float">
            <text:p>865</text:p>
          </table:table-cell>
          <table:table-cell office:value-type="float" office:value="739" calcext:value-type="float">
            <text:p>739</text:p>
          </table:table-cell>
          <table:table-cell table:formula="of:=IF(COUNTIF([.A1019:.D1019];[.A1019])=3;[.A1019];&quot;&quot;)">
            <text:p/>
          </table:table-cell>
          <table:table-cell table:formula="of:=IF(COUNTIF([.B1019:.E1019];[.B1019])=3;[.B1019];&quot;&quot;)">
            <text:p/>
          </table:table-cell>
          <table:table-cell table:formula="of:=IF(COUNTIF([.C1019:.F1019];[.C1019])=3;[.C1019];&quot;&quot;)">
            <text:p/>
          </table:table-cell>
          <table:table-cell table:formula="of:=IF(COUNTIF([.D1019:.G1019];[.D1019])=3;[.D1019];&quot;&quot;)">
            <text:p/>
          </table:table-cell>
          <table:table-cell table:formula="of:=IF(COUNTIF([.A1019:.D1019];[.A1019])=3;&quot;&quot;;[.A1019])" office:value-type="float" office:value="652" calcext:value-type="float">
            <text:p>652</text:p>
          </table:table-cell>
          <table:table-cell table:formula="of:=IF(COUNTIF([.B1019:.E1019];[.B1019])=3;&quot;&quot;;[.B1019])" office:value-type="float" office:value="652" calcext:value-type="float">
            <text:p>652</text:p>
          </table:table-cell>
          <table:table-cell table:formula="of:=IF(COUNTIF([.C1019:.F1019];[.C1019])=3;&quot;&quot;;[.C1019])" office:value-type="float" office:value="865" calcext:value-type="float">
            <text:p>865</text:p>
          </table:table-cell>
          <table:table-cell table:formula="of:=IF(COUNTIF([.D1019:.G1019];[.D1019])=3;&quot;&quot;;[.D1019])" office:value-type="float" office:value="739" calcext:value-type="float">
            <text:p>739</text:p>
          </table:table-cell>
          <table:table-cell table:style-name="ce5" table:formula="of:=IFERROR( IF( AND( COUNT([.E1019:.H1019])=3; MOD( AVERAGE([.E1019:.H1019]); 2)=1; MOD( AVERAGE([.I1019:.L101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48" calcext:value-type="float">
            <text:p>948</text:p>
          </table:table-cell>
          <table:table-cell office:value-type="float" office:value="948" calcext:value-type="float">
            <text:p>948</text:p>
          </table:table-cell>
          <table:table-cell office:value-type="float" office:value="910" calcext:value-type="float">
            <text:p>910</text:p>
          </table:table-cell>
          <table:table-cell office:value-type="float" office:value="294" calcext:value-type="float">
            <text:p>294</text:p>
          </table:table-cell>
          <table:table-cell table:formula="of:=IF(COUNTIF([.A1020:.D1020];[.A1020])=3;[.A1020];&quot;&quot;)">
            <text:p/>
          </table:table-cell>
          <table:table-cell table:formula="of:=IF(COUNTIF([.B1020:.E1020];[.B1020])=3;[.B1020];&quot;&quot;)">
            <text:p/>
          </table:table-cell>
          <table:table-cell table:formula="of:=IF(COUNTIF([.C1020:.F1020];[.C1020])=3;[.C1020];&quot;&quot;)">
            <text:p/>
          </table:table-cell>
          <table:table-cell table:formula="of:=IF(COUNTIF([.D1020:.G1020];[.D1020])=3;[.D1020];&quot;&quot;)">
            <text:p/>
          </table:table-cell>
          <table:table-cell table:formula="of:=IF(COUNTIF([.A1020:.D1020];[.A1020])=3;&quot;&quot;;[.A1020])" office:value-type="float" office:value="948" calcext:value-type="float">
            <text:p>948</text:p>
          </table:table-cell>
          <table:table-cell table:formula="of:=IF(COUNTIF([.B1020:.E1020];[.B1020])=3;&quot;&quot;;[.B1020])" office:value-type="float" office:value="948" calcext:value-type="float">
            <text:p>948</text:p>
          </table:table-cell>
          <table:table-cell table:formula="of:=IF(COUNTIF([.C1020:.F1020];[.C1020])=3;&quot;&quot;;[.C1020])" office:value-type="float" office:value="910" calcext:value-type="float">
            <text:p>910</text:p>
          </table:table-cell>
          <table:table-cell table:formula="of:=IF(COUNTIF([.D1020:.G1020];[.D1020])=3;&quot;&quot;;[.D1020])" office:value-type="float" office:value="294" calcext:value-type="float">
            <text:p>294</text:p>
          </table:table-cell>
          <table:table-cell table:style-name="ce5" table:formula="of:=IFERROR( IF( AND( COUNT([.E1020:.H1020])=3; MOD( AVERAGE([.E1020:.H1020]); 2)=1; MOD( AVERAGE([.I1020:.L102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office:value-type="float" office:value="697" calcext:value-type="float">
            <text:p>697</text:p>
          </table:table-cell>
          <table:table-cell office:value-type="float" office:value="653" calcext:value-type="float">
            <text:p>653</text:p>
          </table:table-cell>
          <table:table-cell office:value-type="float" office:value="422" calcext:value-type="float">
            <text:p>422</text:p>
          </table:table-cell>
          <table:table-cell table:formula="of:=IF(COUNTIF([.A1021:.D1021];[.A1021])=3;[.A1021];&quot;&quot;)">
            <text:p/>
          </table:table-cell>
          <table:table-cell table:formula="of:=IF(COUNTIF([.B1021:.E1021];[.B1021])=3;[.B1021];&quot;&quot;)">
            <text:p/>
          </table:table-cell>
          <table:table-cell table:formula="of:=IF(COUNTIF([.C1021:.F1021];[.C1021])=3;[.C1021];&quot;&quot;)">
            <text:p/>
          </table:table-cell>
          <table:table-cell table:formula="of:=IF(COUNTIF([.D1021:.G1021];[.D1021])=3;[.D1021];&quot;&quot;)">
            <text:p/>
          </table:table-cell>
          <table:table-cell table:formula="of:=IF(COUNTIF([.A1021:.D1021];[.A1021])=3;&quot;&quot;;[.A1021])" office:value-type="float" office:value="534" calcext:value-type="float">
            <text:p>534</text:p>
          </table:table-cell>
          <table:table-cell table:formula="of:=IF(COUNTIF([.B1021:.E1021];[.B1021])=3;&quot;&quot;;[.B1021])" office:value-type="float" office:value="697" calcext:value-type="float">
            <text:p>697</text:p>
          </table:table-cell>
          <table:table-cell table:formula="of:=IF(COUNTIF([.C1021:.F1021];[.C1021])=3;&quot;&quot;;[.C1021])" office:value-type="float" office:value="653" calcext:value-type="float">
            <text:p>653</text:p>
          </table:table-cell>
          <table:table-cell table:formula="of:=IF(COUNTIF([.D1021:.G1021];[.D1021])=3;&quot;&quot;;[.D1021])" office:value-type="float" office:value="422" calcext:value-type="float">
            <text:p>422</text:p>
          </table:table-cell>
          <table:table-cell table:style-name="ce5" table:formula="of:=IFERROR( IF( AND( COUNT([.E1021:.H1021])=3; MOD( AVERAGE([.E1021:.H1021]); 2)=1; MOD( AVERAGE([.I1021:.L102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float" office:value="490" calcext:value-type="float">
            <text:p>490</text:p>
          </table:table-cell>
          <table:table-cell office:value-type="float" office:value="816" calcext:value-type="float">
            <text:p>816</text:p>
          </table:table-cell>
          <table:table-cell office:value-type="float" office:value="750" calcext:value-type="float">
            <text:p>750</text:p>
          </table:table-cell>
          <table:table-cell table:formula="of:=IF(COUNTIF([.A1022:.D1022];[.A1022])=3;[.A1022];&quot;&quot;)">
            <text:p/>
          </table:table-cell>
          <table:table-cell table:formula="of:=IF(COUNTIF([.B1022:.E1022];[.B1022])=3;[.B1022];&quot;&quot;)">
            <text:p/>
          </table:table-cell>
          <table:table-cell table:formula="of:=IF(COUNTIF([.C1022:.F1022];[.C1022])=3;[.C1022];&quot;&quot;)">
            <text:p/>
          </table:table-cell>
          <table:table-cell table:formula="of:=IF(COUNTIF([.D1022:.G1022];[.D1022])=3;[.D1022];&quot;&quot;)">
            <text:p/>
          </table:table-cell>
          <table:table-cell table:formula="of:=IF(COUNTIF([.A1022:.D1022];[.A1022])=3;&quot;&quot;;[.A1022])" office:value-type="float" office:value="26" calcext:value-type="float">
            <text:p>26</text:p>
          </table:table-cell>
          <table:table-cell table:formula="of:=IF(COUNTIF([.B1022:.E1022];[.B1022])=3;&quot;&quot;;[.B1022])" office:value-type="float" office:value="490" calcext:value-type="float">
            <text:p>490</text:p>
          </table:table-cell>
          <table:table-cell table:formula="of:=IF(COUNTIF([.C1022:.F1022];[.C1022])=3;&quot;&quot;;[.C1022])" office:value-type="float" office:value="816" calcext:value-type="float">
            <text:p>816</text:p>
          </table:table-cell>
          <table:table-cell table:formula="of:=IF(COUNTIF([.D1022:.G1022];[.D1022])=3;&quot;&quot;;[.D1022])" office:value-type="float" office:value="750" calcext:value-type="float">
            <text:p>750</text:p>
          </table:table-cell>
          <table:table-cell table:style-name="ce5" table:formula="of:=IFERROR( IF( AND( COUNT([.E1022:.H1022])=3; MOD( AVERAGE([.E1022:.H1022]); 2)=1; MOD( AVERAGE([.I1022:.L102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office:value-type="float" office:value="375" calcext:value-type="float">
            <text:p>375</text:p>
          </table:table-cell>
          <table:table-cell office:value-type="float" office:value="406" calcext:value-type="float">
            <text:p>406</text:p>
          </table:table-cell>
          <table:table-cell office:value-type="float" office:value="500" calcext:value-type="float">
            <text:p>500</text:p>
          </table:table-cell>
          <table:table-cell table:formula="of:=IF(COUNTIF([.A1023:.D1023];[.A1023])=3;[.A1023];&quot;&quot;)">
            <text:p/>
          </table:table-cell>
          <table:table-cell table:formula="of:=IF(COUNTIF([.B1023:.E1023];[.B1023])=3;[.B1023];&quot;&quot;)">
            <text:p/>
          </table:table-cell>
          <table:table-cell table:formula="of:=IF(COUNTIF([.C1023:.F1023];[.C1023])=3;[.C1023];&quot;&quot;)">
            <text:p/>
          </table:table-cell>
          <table:table-cell table:formula="of:=IF(COUNTIF([.D1023:.G1023];[.D1023])=3;[.D1023];&quot;&quot;)">
            <text:p/>
          </table:table-cell>
          <table:table-cell table:formula="of:=IF(COUNTIF([.A1023:.D1023];[.A1023])=3;&quot;&quot;;[.A1023])" office:value-type="float" office:value="406" calcext:value-type="float">
            <text:p>406</text:p>
          </table:table-cell>
          <table:table-cell table:formula="of:=IF(COUNTIF([.B1023:.E1023];[.B1023])=3;&quot;&quot;;[.B1023])" office:value-type="float" office:value="375" calcext:value-type="float">
            <text:p>375</text:p>
          </table:table-cell>
          <table:table-cell table:formula="of:=IF(COUNTIF([.C1023:.F1023];[.C1023])=3;&quot;&quot;;[.C1023])" office:value-type="float" office:value="406" calcext:value-type="float">
            <text:p>406</text:p>
          </table:table-cell>
          <table:table-cell table:formula="of:=IF(COUNTIF([.D1023:.G1023];[.D1023])=3;&quot;&quot;;[.D1023])" office:value-type="float" office:value="500" calcext:value-type="float">
            <text:p>500</text:p>
          </table:table-cell>
          <table:table-cell table:style-name="ce5" table:formula="of:=IFERROR( IF( AND( COUNT([.E1023:.H1023])=3; MOD( AVERAGE([.E1023:.H1023]); 2)=1; MOD( AVERAGE([.I1023:.L102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office:value-type="float" office:value="932" calcext:value-type="float">
            <text:p>932</text:p>
          </table:table-cell>
          <table:table-cell office:value-type="float" office:value="745" calcext:value-type="float">
            <text:p>745</text:p>
          </table:table-cell>
          <table:table-cell office:value-type="float" office:value="518" calcext:value-type="float">
            <text:p>518</text:p>
          </table:table-cell>
          <table:table-cell table:formula="of:=IF(COUNTIF([.A1024:.D1024];[.A1024])=3;[.A1024];&quot;&quot;)">
            <text:p/>
          </table:table-cell>
          <table:table-cell table:formula="of:=IF(COUNTIF([.B1024:.E1024];[.B1024])=3;[.B1024];&quot;&quot;)">
            <text:p/>
          </table:table-cell>
          <table:table-cell table:formula="of:=IF(COUNTIF([.C1024:.F1024];[.C1024])=3;[.C1024];&quot;&quot;)">
            <text:p/>
          </table:table-cell>
          <table:table-cell table:formula="of:=IF(COUNTIF([.D1024:.G1024];[.D1024])=3;[.D1024];&quot;&quot;)">
            <text:p/>
          </table:table-cell>
          <table:table-cell table:formula="of:=IF(COUNTIF([.A1024:.D1024];[.A1024])=3;&quot;&quot;;[.A1024])" office:value-type="float" office:value="392" calcext:value-type="float">
            <text:p>392</text:p>
          </table:table-cell>
          <table:table-cell table:formula="of:=IF(COUNTIF([.B1024:.E1024];[.B1024])=3;&quot;&quot;;[.B1024])" office:value-type="float" office:value="932" calcext:value-type="float">
            <text:p>932</text:p>
          </table:table-cell>
          <table:table-cell table:formula="of:=IF(COUNTIF([.C1024:.F1024];[.C1024])=3;&quot;&quot;;[.C1024])" office:value-type="float" office:value="745" calcext:value-type="float">
            <text:p>745</text:p>
          </table:table-cell>
          <table:table-cell table:formula="of:=IF(COUNTIF([.D1024:.G1024];[.D1024])=3;&quot;&quot;;[.D1024])" office:value-type="float" office:value="518" calcext:value-type="float">
            <text:p>518</text:p>
          </table:table-cell>
          <table:table-cell table:style-name="ce5" table:formula="of:=IFERROR( IF( AND( COUNT([.E1024:.H1024])=3; MOD( AVERAGE([.E1024:.H1024]); 2)=1; MOD( AVERAGE([.I1024:.L102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754" calcext:value-type="float">
            <text:p>754</text:p>
          </table:table-cell>
          <table:table-cell table:formula="of:=IF(COUNTIF([.A1025:.D1025];[.A1025])=3;[.A1025];&quot;&quot;)">
            <text:p/>
          </table:table-cell>
          <table:table-cell table:formula="of:=IF(COUNTIF([.B1025:.E1025];[.B1025])=3;[.B1025];&quot;&quot;)">
            <text:p/>
          </table:table-cell>
          <table:table-cell table:formula="of:=IF(COUNTIF([.C1025:.F1025];[.C1025])=3;[.C1025];&quot;&quot;)">
            <text:p/>
          </table:table-cell>
          <table:table-cell table:formula="of:=IF(COUNTIF([.D1025:.G1025];[.D1025])=3;[.D1025];&quot;&quot;)">
            <text:p/>
          </table:table-cell>
          <table:table-cell table:formula="of:=IF(COUNTIF([.A1025:.D1025];[.A1025])=3;&quot;&quot;;[.A1025])" office:value-type="float" office:value="736" calcext:value-type="float">
            <text:p>736</text:p>
          </table:table-cell>
          <table:table-cell table:formula="of:=IF(COUNTIF([.B1025:.E1025];[.B1025])=3;&quot;&quot;;[.B1025])" office:value-type="float" office:value="81" calcext:value-type="float">
            <text:p>81</text:p>
          </table:table-cell>
          <table:table-cell table:formula="of:=IF(COUNTIF([.C1025:.F1025];[.C1025])=3;&quot;&quot;;[.C1025])" office:value-type="float" office:value="90" calcext:value-type="float">
            <text:p>90</text:p>
          </table:table-cell>
          <table:table-cell table:formula="of:=IF(COUNTIF([.D1025:.G1025];[.D1025])=3;&quot;&quot;;[.D1025])" office:value-type="float" office:value="754" calcext:value-type="float">
            <text:p>754</text:p>
          </table:table-cell>
          <table:table-cell table:style-name="ce5" table:formula="of:=IFERROR( IF( AND( COUNT([.E1025:.H1025])=3; MOD( AVERAGE([.E1025:.H1025]); 2)=1; MOD( AVERAGE([.I1025:.L102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63" calcext:value-type="float">
            <text:p>963</text:p>
          </table:table-cell>
          <table:table-cell office:value-type="float" office:value="489" calcext:value-type="float">
            <text:p>489</text:p>
          </table:table-cell>
          <table:table-cell office:value-type="float" office:value="161" calcext:value-type="float">
            <text:p>161</text:p>
          </table:table-cell>
          <table:table-cell office:value-type="float" office:value="100" calcext:value-type="float">
            <text:p>100</text:p>
          </table:table-cell>
          <table:table-cell table:formula="of:=IF(COUNTIF([.A1026:.D1026];[.A1026])=3;[.A1026];&quot;&quot;)">
            <text:p/>
          </table:table-cell>
          <table:table-cell table:formula="of:=IF(COUNTIF([.B1026:.E1026];[.B1026])=3;[.B1026];&quot;&quot;)">
            <text:p/>
          </table:table-cell>
          <table:table-cell table:formula="of:=IF(COUNTIF([.C1026:.F1026];[.C1026])=3;[.C1026];&quot;&quot;)">
            <text:p/>
          </table:table-cell>
          <table:table-cell table:formula="of:=IF(COUNTIF([.D1026:.G1026];[.D1026])=3;[.D1026];&quot;&quot;)">
            <text:p/>
          </table:table-cell>
          <table:table-cell table:formula="of:=IF(COUNTIF([.A1026:.D1026];[.A1026])=3;&quot;&quot;;[.A1026])" office:value-type="float" office:value="963" calcext:value-type="float">
            <text:p>963</text:p>
          </table:table-cell>
          <table:table-cell table:formula="of:=IF(COUNTIF([.B1026:.E1026];[.B1026])=3;&quot;&quot;;[.B1026])" office:value-type="float" office:value="489" calcext:value-type="float">
            <text:p>489</text:p>
          </table:table-cell>
          <table:table-cell table:formula="of:=IF(COUNTIF([.C1026:.F1026];[.C1026])=3;&quot;&quot;;[.C1026])" office:value-type="float" office:value="161" calcext:value-type="float">
            <text:p>161</text:p>
          </table:table-cell>
          <table:table-cell table:formula="of:=IF(COUNTIF([.D1026:.G1026];[.D1026])=3;&quot;&quot;;[.D1026])" office:value-type="float" office:value="100" calcext:value-type="float">
            <text:p>100</text:p>
          </table:table-cell>
          <table:table-cell table:style-name="ce5" table:formula="of:=IFERROR( IF( AND( COUNT([.E1026:.H1026])=3; MOD( AVERAGE([.E1026:.H1026]); 2)=1; MOD( AVERAGE([.I1026:.L102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office:value-type="float" office:value="377" calcext:value-type="float">
            <text:p>377</text:p>
          </table:table-cell>
          <table:table-cell office:value-type="float" office:value="516" calcext:value-type="float">
            <text:p>516</text:p>
          </table:table-cell>
          <table:table-cell office:value-type="float" office:value="937" calcext:value-type="float">
            <text:p>937</text:p>
          </table:table-cell>
          <table:table-cell table:formula="of:=IF(COUNTIF([.A1027:.D1027];[.A1027])=3;[.A1027];&quot;&quot;)">
            <text:p/>
          </table:table-cell>
          <table:table-cell table:formula="of:=IF(COUNTIF([.B1027:.E1027];[.B1027])=3;[.B1027];&quot;&quot;)">
            <text:p/>
          </table:table-cell>
          <table:table-cell table:formula="of:=IF(COUNTIF([.C1027:.F1027];[.C1027])=3;[.C1027];&quot;&quot;)">
            <text:p/>
          </table:table-cell>
          <table:table-cell table:formula="of:=IF(COUNTIF([.D1027:.G1027];[.D1027])=3;[.D1027];&quot;&quot;)">
            <text:p/>
          </table:table-cell>
          <table:table-cell table:formula="of:=IF(COUNTIF([.A1027:.D1027];[.A1027])=3;&quot;&quot;;[.A1027])" office:value-type="float" office:value="326" calcext:value-type="float">
            <text:p>326</text:p>
          </table:table-cell>
          <table:table-cell table:formula="of:=IF(COUNTIF([.B1027:.E1027];[.B1027])=3;&quot;&quot;;[.B1027])" office:value-type="float" office:value="377" calcext:value-type="float">
            <text:p>377</text:p>
          </table:table-cell>
          <table:table-cell table:formula="of:=IF(COUNTIF([.C1027:.F1027];[.C1027])=3;&quot;&quot;;[.C1027])" office:value-type="float" office:value="516" calcext:value-type="float">
            <text:p>516</text:p>
          </table:table-cell>
          <table:table-cell table:formula="of:=IF(COUNTIF([.D1027:.G1027];[.D1027])=3;&quot;&quot;;[.D1027])" office:value-type="float" office:value="937" calcext:value-type="float">
            <text:p>937</text:p>
          </table:table-cell>
          <table:table-cell table:style-name="ce5" table:formula="of:=IFERROR( IF( AND( COUNT([.E1027:.H1027])=3; MOD( AVERAGE([.E1027:.H1027]); 2)=1; MOD( AVERAGE([.I1027:.L102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float" office:value="586" calcext:value-type="float">
            <text:p>586</text:p>
          </table:table-cell>
          <table:table-cell office:value-type="float" office:value="439" calcext:value-type="float">
            <text:p>439</text:p>
          </table:table-cell>
          <table:table-cell office:value-type="float" office:value="798" calcext:value-type="float">
            <text:p>798</text:p>
          </table:table-cell>
          <table:table-cell table:formula="of:=IF(COUNTIF([.A1028:.D1028];[.A1028])=3;[.A1028];&quot;&quot;)">
            <text:p/>
          </table:table-cell>
          <table:table-cell table:formula="of:=IF(COUNTIF([.B1028:.E1028];[.B1028])=3;[.B1028];&quot;&quot;)">
            <text:p/>
          </table:table-cell>
          <table:table-cell table:formula="of:=IF(COUNTIF([.C1028:.F1028];[.C1028])=3;[.C1028];&quot;&quot;)">
            <text:p/>
          </table:table-cell>
          <table:table-cell table:formula="of:=IF(COUNTIF([.D1028:.G1028];[.D1028])=3;[.D1028];&quot;&quot;)">
            <text:p/>
          </table:table-cell>
          <table:table-cell table:formula="of:=IF(COUNTIF([.A1028:.D1028];[.A1028])=3;&quot;&quot;;[.A1028])" office:value-type="float" office:value="63" calcext:value-type="float">
            <text:p>63</text:p>
          </table:table-cell>
          <table:table-cell table:formula="of:=IF(COUNTIF([.B1028:.E1028];[.B1028])=3;&quot;&quot;;[.B1028])" office:value-type="float" office:value="586" calcext:value-type="float">
            <text:p>586</text:p>
          </table:table-cell>
          <table:table-cell table:formula="of:=IF(COUNTIF([.C1028:.F1028];[.C1028])=3;&quot;&quot;;[.C1028])" office:value-type="float" office:value="439" calcext:value-type="float">
            <text:p>439</text:p>
          </table:table-cell>
          <table:table-cell table:formula="of:=IF(COUNTIF([.D1028:.G1028];[.D1028])=3;&quot;&quot;;[.D1028])" office:value-type="float" office:value="798" calcext:value-type="float">
            <text:p>798</text:p>
          </table:table-cell>
          <table:table-cell table:style-name="ce5" table:formula="of:=IFERROR( IF( AND( COUNT([.E1028:.H1028])=3; MOD( AVERAGE([.E1028:.H1028]); 2)=1; MOD( AVERAGE([.I1028:.L102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09" calcext:value-type="float">
            <text:p>609</text:p>
          </table:table-cell>
          <table:table-cell table:formula="of:=IF(COUNTIF([.A1029:.D1029];[.A1029])=3;[.A1029];&quot;&quot;)">
            <text:p/>
          </table:table-cell>
          <table:table-cell table:formula="of:=IF(COUNTIF([.B1029:.E1029];[.B1029])=3;[.B1029];&quot;&quot;)">
            <text:p/>
          </table:table-cell>
          <table:table-cell table:formula="of:=IF(COUNTIF([.C1029:.F1029];[.C1029])=3;[.C1029];&quot;&quot;)">
            <text:p/>
          </table:table-cell>
          <table:table-cell table:formula="of:=IF(COUNTIF([.D1029:.G1029];[.D1029])=3;[.D1029];&quot;&quot;)">
            <text:p/>
          </table:table-cell>
          <table:table-cell table:formula="of:=IF(COUNTIF([.A1029:.D1029];[.A1029])=3;&quot;&quot;;[.A1029])" office:value-type="float" office:value="178" calcext:value-type="float">
            <text:p>178</text:p>
          </table:table-cell>
          <table:table-cell table:formula="of:=IF(COUNTIF([.B1029:.E1029];[.B1029])=3;&quot;&quot;;[.B1029])" office:value-type="float" office:value="25" calcext:value-type="float">
            <text:p>25</text:p>
          </table:table-cell>
          <table:table-cell table:formula="of:=IF(COUNTIF([.C1029:.F1029];[.C1029])=3;&quot;&quot;;[.C1029])" office:value-type="float" office:value="14" calcext:value-type="float">
            <text:p>14</text:p>
          </table:table-cell>
          <table:table-cell table:formula="of:=IF(COUNTIF([.D1029:.G1029];[.D1029])=3;&quot;&quot;;[.D1029])" office:value-type="float" office:value="609" calcext:value-type="float">
            <text:p>609</text:p>
          </table:table-cell>
          <table:table-cell table:style-name="ce5" table:formula="of:=IFERROR( IF( AND( COUNT([.E1029:.H1029])=3; MOD( AVERAGE([.E1029:.H1029]); 2)=1; MOD( AVERAGE([.I1029:.L102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office:value-type="float" office:value="999" calcext:value-type="float">
            <text:p>999</text:p>
          </table:table-cell>
          <table:table-cell office:value-type="float" office:value="841" calcext:value-type="float">
            <text:p>841</text:p>
          </table:table-cell>
          <table:table-cell office:value-type="float" office:value="660" calcext:value-type="float">
            <text:p>660</text:p>
          </table:table-cell>
          <table:table-cell table:formula="of:=IF(COUNTIF([.A1030:.D1030];[.A1030])=3;[.A1030];&quot;&quot;)">
            <text:p/>
          </table:table-cell>
          <table:table-cell table:formula="of:=IF(COUNTIF([.B1030:.E1030];[.B1030])=3;[.B1030];&quot;&quot;)">
            <text:p/>
          </table:table-cell>
          <table:table-cell table:formula="of:=IF(COUNTIF([.C1030:.F1030];[.C1030])=3;[.C1030];&quot;&quot;)">
            <text:p/>
          </table:table-cell>
          <table:table-cell table:formula="of:=IF(COUNTIF([.D1030:.G1030];[.D1030])=3;[.D1030];&quot;&quot;)">
            <text:p/>
          </table:table-cell>
          <table:table-cell table:formula="of:=IF(COUNTIF([.A1030:.D1030];[.A1030])=3;&quot;&quot;;[.A1030])" office:value-type="float" office:value="631" calcext:value-type="float">
            <text:p>631</text:p>
          </table:table-cell>
          <table:table-cell table:formula="of:=IF(COUNTIF([.B1030:.E1030];[.B1030])=3;&quot;&quot;;[.B1030])" office:value-type="float" office:value="999" calcext:value-type="float">
            <text:p>999</text:p>
          </table:table-cell>
          <table:table-cell table:formula="of:=IF(COUNTIF([.C1030:.F1030];[.C1030])=3;&quot;&quot;;[.C1030])" office:value-type="float" office:value="841" calcext:value-type="float">
            <text:p>841</text:p>
          </table:table-cell>
          <table:table-cell table:formula="of:=IF(COUNTIF([.D1030:.G1030];[.D1030])=3;&quot;&quot;;[.D1030])" office:value-type="float" office:value="660" calcext:value-type="float">
            <text:p>660</text:p>
          </table:table-cell>
          <table:table-cell table:style-name="ce5" table:formula="of:=IFERROR( IF( AND( COUNT([.E1030:.H1030])=3; MOD( AVERAGE([.E1030:.H1030]); 2)=1; MOD( AVERAGE([.I1030:.L103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float" office:value="898" calcext:value-type="float">
            <text:p>898</text:p>
          </table:table-cell>
          <table:table-cell office:value-type="float" office:value="145" calcext:value-type="float">
            <text:p>145</text:p>
          </table:table-cell>
          <table:table-cell office:value-type="float" office:value="479" calcext:value-type="float">
            <text:p>479</text:p>
          </table:table-cell>
          <table:table-cell table:formula="of:=IF(COUNTIF([.A1031:.D1031];[.A1031])=3;[.A1031];&quot;&quot;)">
            <text:p/>
          </table:table-cell>
          <table:table-cell table:formula="of:=IF(COUNTIF([.B1031:.E1031];[.B1031])=3;[.B1031];&quot;&quot;)">
            <text:p/>
          </table:table-cell>
          <table:table-cell table:formula="of:=IF(COUNTIF([.C1031:.F1031];[.C1031])=3;[.C1031];&quot;&quot;)">
            <text:p/>
          </table:table-cell>
          <table:table-cell table:formula="of:=IF(COUNTIF([.D1031:.G1031];[.D1031])=3;[.D1031];&quot;&quot;)">
            <text:p/>
          </table:table-cell>
          <table:table-cell table:formula="of:=IF(COUNTIF([.A1031:.D1031];[.A1031])=3;&quot;&quot;;[.A1031])" office:value-type="float" office:value="84" calcext:value-type="float">
            <text:p>84</text:p>
          </table:table-cell>
          <table:table-cell table:formula="of:=IF(COUNTIF([.B1031:.E1031];[.B1031])=3;&quot;&quot;;[.B1031])" office:value-type="float" office:value="898" calcext:value-type="float">
            <text:p>898</text:p>
          </table:table-cell>
          <table:table-cell table:formula="of:=IF(COUNTIF([.C1031:.F1031];[.C1031])=3;&quot;&quot;;[.C1031])" office:value-type="float" office:value="145" calcext:value-type="float">
            <text:p>145</text:p>
          </table:table-cell>
          <table:table-cell table:formula="of:=IF(COUNTIF([.D1031:.G1031];[.D1031])=3;&quot;&quot;;[.D1031])" office:value-type="float" office:value="479" calcext:value-type="float">
            <text:p>479</text:p>
          </table:table-cell>
          <table:table-cell table:style-name="ce5" table:formula="of:=IFERROR( IF( AND( COUNT([.E1031:.H1031])=3; MOD( AVERAGE([.E1031:.H1031]); 2)=1; MOD( AVERAGE([.I1031:.L103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85" calcext:value-type="float">
            <text:p>685</text:p>
          </table:table-cell>
          <table:table-cell office:value-type="float" office:value="74" calcext:value-type="float">
            <text:p>74</text:p>
          </table:table-cell>
          <table:table-cell office:value-type="float" office:value="756" calcext:value-type="float">
            <text:p>756</text:p>
          </table:table-cell>
          <table:table-cell table:formula="of:=IF(COUNTIF([.A1032:.D1032];[.A1032])=3;[.A1032];&quot;&quot;)">
            <text:p/>
          </table:table-cell>
          <table:table-cell table:formula="of:=IF(COUNTIF([.B1032:.E1032];[.B1032])=3;[.B1032];&quot;&quot;)">
            <text:p/>
          </table:table-cell>
          <table:table-cell table:formula="of:=IF(COUNTIF([.C1032:.F1032];[.C1032])=3;[.C1032];&quot;&quot;)">
            <text:p/>
          </table:table-cell>
          <table:table-cell table:formula="of:=IF(COUNTIF([.D1032:.G1032];[.D1032])=3;[.D1032];&quot;&quot;)">
            <text:p/>
          </table:table-cell>
          <table:table-cell table:formula="of:=IF(COUNTIF([.A1032:.D1032];[.A1032])=3;&quot;&quot;;[.A1032])" office:value-type="float" office:value="542" calcext:value-type="float">
            <text:p>542</text:p>
          </table:table-cell>
          <table:table-cell table:formula="of:=IF(COUNTIF([.B1032:.E1032];[.B1032])=3;&quot;&quot;;[.B1032])" office:value-type="float" office:value="685" calcext:value-type="float">
            <text:p>685</text:p>
          </table:table-cell>
          <table:table-cell table:formula="of:=IF(COUNTIF([.C1032:.F1032];[.C1032])=3;&quot;&quot;;[.C1032])" office:value-type="float" office:value="74" calcext:value-type="float">
            <text:p>74</text:p>
          </table:table-cell>
          <table:table-cell table:formula="of:=IF(COUNTIF([.D1032:.G1032];[.D1032])=3;&quot;&quot;;[.D1032])" office:value-type="float" office:value="756" calcext:value-type="float">
            <text:p>756</text:p>
          </table:table-cell>
          <table:table-cell table:style-name="ce5" table:formula="of:=IFERROR( IF( AND( COUNT([.E1032:.H1032])=3; MOD( AVERAGE([.E1032:.H1032]); 2)=1; MOD( AVERAGE([.I1032:.L103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89" calcext:value-type="float">
            <text:p>889</text:p>
          </table:table-cell>
          <table:table-cell office:value-type="float" office:value="889" calcext:value-type="float">
            <text:p>889</text:p>
          </table:table-cell>
          <table:table-cell office:value-type="float" office:value="647" calcext:value-type="float">
            <text:p>647</text:p>
          </table:table-cell>
          <table:table-cell office:value-type="float" office:value="150" calcext:value-type="float">
            <text:p>150</text:p>
          </table:table-cell>
          <table:table-cell table:formula="of:=IF(COUNTIF([.A1033:.D1033];[.A1033])=3;[.A1033];&quot;&quot;)">
            <text:p/>
          </table:table-cell>
          <table:table-cell table:formula="of:=IF(COUNTIF([.B1033:.E1033];[.B1033])=3;[.B1033];&quot;&quot;)">
            <text:p/>
          </table:table-cell>
          <table:table-cell table:formula="of:=IF(COUNTIF([.C1033:.F1033];[.C1033])=3;[.C1033];&quot;&quot;)">
            <text:p/>
          </table:table-cell>
          <table:table-cell table:formula="of:=IF(COUNTIF([.D1033:.G1033];[.D1033])=3;[.D1033];&quot;&quot;)">
            <text:p/>
          </table:table-cell>
          <table:table-cell table:formula="of:=IF(COUNTIF([.A1033:.D1033];[.A1033])=3;&quot;&quot;;[.A1033])" office:value-type="float" office:value="889" calcext:value-type="float">
            <text:p>889</text:p>
          </table:table-cell>
          <table:table-cell table:formula="of:=IF(COUNTIF([.B1033:.E1033];[.B1033])=3;&quot;&quot;;[.B1033])" office:value-type="float" office:value="889" calcext:value-type="float">
            <text:p>889</text:p>
          </table:table-cell>
          <table:table-cell table:formula="of:=IF(COUNTIF([.C1033:.F1033];[.C1033])=3;&quot;&quot;;[.C1033])" office:value-type="float" office:value="647" calcext:value-type="float">
            <text:p>647</text:p>
          </table:table-cell>
          <table:table-cell table:formula="of:=IF(COUNTIF([.D1033:.G1033];[.D1033])=3;&quot;&quot;;[.D1033])" office:value-type="float" office:value="150" calcext:value-type="float">
            <text:p>150</text:p>
          </table:table-cell>
          <table:table-cell table:style-name="ce5" table:formula="of:=IFERROR( IF( AND( COUNT([.E1033:.H1033])=3; MOD( AVERAGE([.E1033:.H1033]); 2)=1; MOD( AVERAGE([.I1033:.L103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office:value-type="float" office:value="491" calcext:value-type="float">
            <text:p>491</text:p>
          </table:table-cell>
          <table:table-cell office:value-type="float" office:value="157" calcext:value-type="float">
            <text:p>157</text:p>
          </table:table-cell>
          <table:table-cell office:value-type="float" office:value="566" calcext:value-type="float">
            <text:p>566</text:p>
          </table:table-cell>
          <table:table-cell table:formula="of:=IF(COUNTIF([.A1034:.D1034];[.A1034])=3;[.A1034];&quot;&quot;)">
            <text:p/>
          </table:table-cell>
          <table:table-cell table:formula="of:=IF(COUNTIF([.B1034:.E1034];[.B1034])=3;[.B1034];&quot;&quot;)">
            <text:p/>
          </table:table-cell>
          <table:table-cell table:formula="of:=IF(COUNTIF([.C1034:.F1034];[.C1034])=3;[.C1034];&quot;&quot;)">
            <text:p/>
          </table:table-cell>
          <table:table-cell table:formula="of:=IF(COUNTIF([.D1034:.G1034];[.D1034])=3;[.D1034];&quot;&quot;)">
            <text:p/>
          </table:table-cell>
          <table:table-cell table:formula="of:=IF(COUNTIF([.A1034:.D1034];[.A1034])=3;&quot;&quot;;[.A1034])" office:value-type="float" office:value="215" calcext:value-type="float">
            <text:p>215</text:p>
          </table:table-cell>
          <table:table-cell table:formula="of:=IF(COUNTIF([.B1034:.E1034];[.B1034])=3;&quot;&quot;;[.B1034])" office:value-type="float" office:value="491" calcext:value-type="float">
            <text:p>491</text:p>
          </table:table-cell>
          <table:table-cell table:formula="of:=IF(COUNTIF([.C1034:.F1034];[.C1034])=3;&quot;&quot;;[.C1034])" office:value-type="float" office:value="157" calcext:value-type="float">
            <text:p>157</text:p>
          </table:table-cell>
          <table:table-cell table:formula="of:=IF(COUNTIF([.D1034:.G1034];[.D1034])=3;&quot;&quot;;[.D1034])" office:value-type="float" office:value="566" calcext:value-type="float">
            <text:p>566</text:p>
          </table:table-cell>
          <table:table-cell table:style-name="ce5" table:formula="of:=IFERROR( IF( AND( COUNT([.E1034:.H1034])=3; MOD( AVERAGE([.E1034:.H1034]); 2)=1; MOD( AVERAGE([.I1034:.L103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number-columns-repeated="3" office:value-type="float" office:value="423" calcext:value-type="float">
            <text:p>423</text:p>
          </table:table-cell>
          <table:table-cell table:formula="of:=IF(COUNTIF([.A1035:.D1035];[.A1035])=3;[.A1035];&quot;&quot;)">
            <text:p/>
          </table:table-cell>
          <table:table-cell table:formula="of:=IF(COUNTIF([.B1035:.E1035];[.B1035])=3;[.B1035];&quot;&quot;)" office:value-type="float" office:value="423" calcext:value-type="float">
            <text:p>423</text:p>
          </table:table-cell>
          <table:table-cell table:formula="of:=IF(COUNTIF([.C1035:.F1035];[.C1035])=3;[.C1035];&quot;&quot;)" office:value-type="float" office:value="423" calcext:value-type="float">
            <text:p>423</text:p>
          </table:table-cell>
          <table:table-cell table:formula="of:=IF(COUNTIF([.D1035:.G1035];[.D1035])=3;[.D1035];&quot;&quot;)" office:value-type="float" office:value="423" calcext:value-type="float">
            <text:p>423</text:p>
          </table:table-cell>
          <table:table-cell table:formula="of:=IF(COUNTIF([.A1035:.D1035];[.A1035])=3;&quot;&quot;;[.A1035])" office:value-type="float" office:value="74" calcext:value-type="float">
            <text:p>74</text:p>
          </table:table-cell>
          <table:table-cell table:formula="of:=IF(COUNTIF([.B1035:.E1035];[.B1035])=3;&quot;&quot;;[.B1035])">
            <text:p/>
          </table:table-cell>
          <table:table-cell table:formula="of:=IF(COUNTIF([.C1035:.F1035];[.C1035])=3;&quot;&quot;;[.C1035])">
            <text:p/>
          </table:table-cell>
          <table:table-cell table:formula="of:=IF(COUNTIF([.D1035:.G1035];[.D1035])=3;&quot;&quot;;[.D1035])">
            <text:p/>
          </table:table-cell>
          <table:table-cell table:style-name="ce5" table:formula="of:=IFERROR( IF( AND( COUNT([.E1035:.H1035])=3; MOD( AVERAGE([.E1035:.H1035]); 2)=1; MOD( AVERAGE([.I1035:.L1035]); 2)=0); 1; 0); 0)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" calcext:value-type="float">
            <text:p>9</text:p>
          </table:table-cell>
          <table:table-cell office:value-type="float" office:value="316" calcext:value-type="float">
            <text:p>316</text:p>
          </table:table-cell>
          <table:table-cell office:value-type="float" office:value="270" calcext:value-type="float">
            <text:p>270</text:p>
          </table:table-cell>
          <table:table-cell table:formula="of:=IF(COUNTIF([.A1036:.D1036];[.A1036])=3;[.A1036];&quot;&quot;)">
            <text:p/>
          </table:table-cell>
          <table:table-cell table:formula="of:=IF(COUNTIF([.B1036:.E1036];[.B1036])=3;[.B1036];&quot;&quot;)">
            <text:p/>
          </table:table-cell>
          <table:table-cell table:formula="of:=IF(COUNTIF([.C1036:.F1036];[.C1036])=3;[.C1036];&quot;&quot;)">
            <text:p/>
          </table:table-cell>
          <table:table-cell table:formula="of:=IF(COUNTIF([.D1036:.G1036];[.D1036])=3;[.D1036];&quot;&quot;)">
            <text:p/>
          </table:table-cell>
          <table:table-cell table:formula="of:=IF(COUNTIF([.A1036:.D1036];[.A1036])=3;&quot;&quot;;[.A1036])" office:value-type="float" office:value="516" calcext:value-type="float">
            <text:p>516</text:p>
          </table:table-cell>
          <table:table-cell table:formula="of:=IF(COUNTIF([.B1036:.E1036];[.B1036])=3;&quot;&quot;;[.B1036])" office:value-type="float" office:value="9" calcext:value-type="float">
            <text:p>9</text:p>
          </table:table-cell>
          <table:table-cell table:formula="of:=IF(COUNTIF([.C1036:.F1036];[.C1036])=3;&quot;&quot;;[.C1036])" office:value-type="float" office:value="316" calcext:value-type="float">
            <text:p>316</text:p>
          </table:table-cell>
          <table:table-cell table:formula="of:=IF(COUNTIF([.D1036:.G1036];[.D1036])=3;&quot;&quot;;[.D1036])" office:value-type="float" office:value="270" calcext:value-type="float">
            <text:p>270</text:p>
          </table:table-cell>
          <table:table-cell table:style-name="ce5" table:formula="of:=IFERROR( IF( AND( COUNT([.E1036:.H1036])=3; MOD( AVERAGE([.E1036:.H1036]); 2)=1; MOD( AVERAGE([.I1036:.L103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office:value-type="float" office:value="486" calcext:value-type="float">
            <text:p>486</text:p>
          </table:table-cell>
          <table:table-cell office:value-type="float" office:value="201" calcext:value-type="float">
            <text:p>201</text:p>
          </table:table-cell>
          <table:table-cell office:value-type="float" office:value="663" calcext:value-type="float">
            <text:p>663</text:p>
          </table:table-cell>
          <table:table-cell table:formula="of:=IF(COUNTIF([.A1037:.D1037];[.A1037])=3;[.A1037];&quot;&quot;)">
            <text:p/>
          </table:table-cell>
          <table:table-cell table:formula="of:=IF(COUNTIF([.B1037:.E1037];[.B1037])=3;[.B1037];&quot;&quot;)">
            <text:p/>
          </table:table-cell>
          <table:table-cell table:formula="of:=IF(COUNTIF([.C1037:.F1037];[.C1037])=3;[.C1037];&quot;&quot;)">
            <text:p/>
          </table:table-cell>
          <table:table-cell table:formula="of:=IF(COUNTIF([.D1037:.G1037];[.D1037])=3;[.D1037];&quot;&quot;)">
            <text:p/>
          </table:table-cell>
          <table:table-cell table:formula="of:=IF(COUNTIF([.A1037:.D1037];[.A1037])=3;&quot;&quot;;[.A1037])" office:value-type="float" office:value="104" calcext:value-type="float">
            <text:p>104</text:p>
          </table:table-cell>
          <table:table-cell table:formula="of:=IF(COUNTIF([.B1037:.E1037];[.B1037])=3;&quot;&quot;;[.B1037])" office:value-type="float" office:value="486" calcext:value-type="float">
            <text:p>486</text:p>
          </table:table-cell>
          <table:table-cell table:formula="of:=IF(COUNTIF([.C1037:.F1037];[.C1037])=3;&quot;&quot;;[.C1037])" office:value-type="float" office:value="201" calcext:value-type="float">
            <text:p>201</text:p>
          </table:table-cell>
          <table:table-cell table:formula="of:=IF(COUNTIF([.D1037:.G1037];[.D1037])=3;&quot;&quot;;[.D1037])" office:value-type="float" office:value="663" calcext:value-type="float">
            <text:p>663</text:p>
          </table:table-cell>
          <table:table-cell table:style-name="ce5" table:formula="of:=IFERROR( IF( AND( COUNT([.E1037:.H1037])=3; MOD( AVERAGE([.E1037:.H1037]); 2)=1; MOD( AVERAGE([.I1037:.L103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79" calcext:value-type="float">
            <text:p>879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851" calcext:value-type="float">
            <text:p>851</text:p>
          </table:table-cell>
          <table:table-cell table:formula="of:=IF(COUNTIF([.A1038:.D1038];[.A1038])=3;[.A1038];&quot;&quot;)">
            <text:p/>
          </table:table-cell>
          <table:table-cell table:formula="of:=IF(COUNTIF([.B1038:.E1038];[.B1038])=3;[.B1038];&quot;&quot;)">
            <text:p/>
          </table:table-cell>
          <table:table-cell table:formula="of:=IF(COUNTIF([.C1038:.F1038];[.C1038])=3;[.C1038];&quot;&quot;)">
            <text:p/>
          </table:table-cell>
          <table:table-cell table:formula="of:=IF(COUNTIF([.D1038:.G1038];[.D1038])=3;[.D1038];&quot;&quot;)">
            <text:p/>
          </table:table-cell>
          <table:table-cell table:formula="of:=IF(COUNTIF([.A1038:.D1038];[.A1038])=3;&quot;&quot;;[.A1038])" office:value-type="float" office:value="879" calcext:value-type="float">
            <text:p>879</text:p>
          </table:table-cell>
          <table:table-cell table:formula="of:=IF(COUNTIF([.B1038:.E1038];[.B1038])=3;&quot;&quot;;[.B1038])" office:value-type="float" office:value="656" calcext:value-type="float">
            <text:p>656</text:p>
          </table:table-cell>
          <table:table-cell table:formula="of:=IF(COUNTIF([.C1038:.F1038];[.C1038])=3;&quot;&quot;;[.C1038])" office:value-type="float" office:value="657" calcext:value-type="float">
            <text:p>657</text:p>
          </table:table-cell>
          <table:table-cell table:formula="of:=IF(COUNTIF([.D1038:.G1038];[.D1038])=3;&quot;&quot;;[.D1038])" office:value-type="float" office:value="851" calcext:value-type="float">
            <text:p>851</text:p>
          </table:table-cell>
          <table:table-cell table:style-name="ce5" table:formula="of:=IFERROR( IF( AND( COUNT([.E1038:.H1038])=3; MOD( AVERAGE([.E1038:.H1038]); 2)=1; MOD( AVERAGE([.I1038:.L103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652" calcext:value-type="float">
            <text:p>652</text:p>
          </table:table-cell>
          <table:table-cell table:formula="of:=IF(COUNTIF([.A1039:.D1039];[.A1039])=3;[.A1039];&quot;&quot;)">
            <text:p/>
          </table:table-cell>
          <table:table-cell table:formula="of:=IF(COUNTIF([.B1039:.E1039];[.B1039])=3;[.B1039];&quot;&quot;)">
            <text:p/>
          </table:table-cell>
          <table:table-cell table:formula="of:=IF(COUNTIF([.C1039:.F1039];[.C1039])=3;[.C1039];&quot;&quot;)">
            <text:p/>
          </table:table-cell>
          <table:table-cell table:formula="of:=IF(COUNTIF([.D1039:.G1039];[.D1039])=3;[.D1039];&quot;&quot;)">
            <text:p/>
          </table:table-cell>
          <table:table-cell table:formula="of:=IF(COUNTIF([.A1039:.D1039];[.A1039])=3;&quot;&quot;;[.A1039])" office:value-type="float" office:value="213" calcext:value-type="float">
            <text:p>213</text:p>
          </table:table-cell>
          <table:table-cell table:formula="of:=IF(COUNTIF([.B1039:.E1039];[.B1039])=3;&quot;&quot;;[.B1039])" office:value-type="float" office:value="213" calcext:value-type="float">
            <text:p>213</text:p>
          </table:table-cell>
          <table:table-cell table:formula="of:=IF(COUNTIF([.C1039:.F1039];[.C1039])=3;&quot;&quot;;[.C1039])" office:value-type="float" office:value="652" calcext:value-type="float">
            <text:p>652</text:p>
          </table:table-cell>
          <table:table-cell table:formula="of:=IF(COUNTIF([.D1039:.G1039];[.D1039])=3;&quot;&quot;;[.D1039])" office:value-type="float" office:value="652" calcext:value-type="float">
            <text:p>652</text:p>
          </table:table-cell>
          <table:table-cell table:style-name="ce5" table:formula="of:=IFERROR( IF( AND( COUNT([.E1039:.H1039])=3; MOD( AVERAGE([.E1039:.H1039]); 2)=1; MOD( AVERAGE([.I1039:.L103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521" calcext:value-type="float">
            <text:p>521</text:p>
          </table:table-cell>
          <table:table-cell office:value-type="float" office:value="666" calcext:value-type="float">
            <text:p>666</text:p>
          </table:table-cell>
          <table:table-cell office:value-type="float" office:value="247" calcext:value-type="float">
            <text:p>247</text:p>
          </table:table-cell>
          <table:table-cell table:formula="of:=IF(COUNTIF([.A1040:.D1040];[.A1040])=3;[.A1040];&quot;&quot;)">
            <text:p/>
          </table:table-cell>
          <table:table-cell table:formula="of:=IF(COUNTIF([.B1040:.E1040];[.B1040])=3;[.B1040];&quot;&quot;)">
            <text:p/>
          </table:table-cell>
          <table:table-cell table:formula="of:=IF(COUNTIF([.C1040:.F1040];[.C1040])=3;[.C1040];&quot;&quot;)">
            <text:p/>
          </table:table-cell>
          <table:table-cell table:formula="of:=IF(COUNTIF([.D1040:.G1040];[.D1040])=3;[.D1040];&quot;&quot;)">
            <text:p/>
          </table:table-cell>
          <table:table-cell table:formula="of:=IF(COUNTIF([.A1040:.D1040];[.A1040])=3;&quot;&quot;;[.A1040])" office:value-type="float" office:value="17" calcext:value-type="float">
            <text:p>17</text:p>
          </table:table-cell>
          <table:table-cell table:formula="of:=IF(COUNTIF([.B1040:.E1040];[.B1040])=3;&quot;&quot;;[.B1040])" office:value-type="float" office:value="521" calcext:value-type="float">
            <text:p>521</text:p>
          </table:table-cell>
          <table:table-cell table:formula="of:=IF(COUNTIF([.C1040:.F1040];[.C1040])=3;&quot;&quot;;[.C1040])" office:value-type="float" office:value="666" calcext:value-type="float">
            <text:p>666</text:p>
          </table:table-cell>
          <table:table-cell table:formula="of:=IF(COUNTIF([.D1040:.G1040];[.D1040])=3;&quot;&quot;;[.D1040])" office:value-type="float" office:value="247" calcext:value-type="float">
            <text:p>247</text:p>
          </table:table-cell>
          <table:table-cell table:style-name="ce5" table:formula="of:=IFERROR( IF( AND( COUNT([.E1040:.H1040])=3; MOD( AVERAGE([.E1040:.H1040]); 2)=1; MOD( AVERAGE([.I1040:.L104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table:formula="of:=IF(COUNTIF([.A1041:.D1041];[.A1041])=3;[.A1041];&quot;&quot;)">
            <text:p/>
          </table:table-cell>
          <table:table-cell table:formula="of:=IF(COUNTIF([.B1041:.E1041];[.B1041])=3;[.B1041];&quot;&quot;)">
            <text:p/>
          </table:table-cell>
          <table:table-cell table:formula="of:=IF(COUNTIF([.C1041:.F1041];[.C1041])=3;[.C1041];&quot;&quot;)">
            <text:p/>
          </table:table-cell>
          <table:table-cell table:formula="of:=IF(COUNTIF([.D1041:.G1041];[.D1041])=3;[.D1041];&quot;&quot;)">
            <text:p/>
          </table:table-cell>
          <table:table-cell table:formula="of:=IF(COUNTIF([.A1041:.D1041];[.A1041])=3;&quot;&quot;;[.A1041])" office:value-type="float" office:value="21" calcext:value-type="float">
            <text:p>21</text:p>
          </table:table-cell>
          <table:table-cell table:formula="of:=IF(COUNTIF([.B1041:.E1041];[.B1041])=3;&quot;&quot;;[.B1041])" office:value-type="float" office:value="9" calcext:value-type="float">
            <text:p>9</text:p>
          </table:table-cell>
          <table:table-cell table:formula="of:=IF(COUNTIF([.C1041:.F1041];[.C1041])=3;&quot;&quot;;[.C1041])" office:value-type="float" office:value="21" calcext:value-type="float">
            <text:p>21</text:p>
          </table:table-cell>
          <table:table-cell table:formula="of:=IF(COUNTIF([.D1041:.G1041];[.D1041])=3;&quot;&quot;;[.D1041])" office:value-type="float" office:value="73" calcext:value-type="float">
            <text:p>73</text:p>
          </table:table-cell>
          <table:table-cell table:style-name="ce5" table:formula="of:=IFERROR( IF( AND( COUNT([.E1041:.H1041])=3; MOD( AVERAGE([.E1041:.H1041]); 2)=1; MOD( AVERAGE([.I1041:.L104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office:value-type="float" office:value="372" calcext:value-type="float">
            <text:p>372</text:p>
          </table:table-cell>
          <table:table-cell office:value-type="float" office:value="240" calcext:value-type="float">
            <text:p>240</text:p>
          </table:table-cell>
          <table:table-cell office:value-type="float" office:value="336" calcext:value-type="float">
            <text:p>336</text:p>
          </table:table-cell>
          <table:table-cell table:formula="of:=IF(COUNTIF([.A1042:.D1042];[.A1042])=3;[.A1042];&quot;&quot;)">
            <text:p/>
          </table:table-cell>
          <table:table-cell table:formula="of:=IF(COUNTIF([.B1042:.E1042];[.B1042])=3;[.B1042];&quot;&quot;)">
            <text:p/>
          </table:table-cell>
          <table:table-cell table:formula="of:=IF(COUNTIF([.C1042:.F1042];[.C1042])=3;[.C1042];&quot;&quot;)">
            <text:p/>
          </table:table-cell>
          <table:table-cell table:formula="of:=IF(COUNTIF([.D1042:.G1042];[.D1042])=3;[.D1042];&quot;&quot;)">
            <text:p/>
          </table:table-cell>
          <table:table-cell table:formula="of:=IF(COUNTIF([.A1042:.D1042];[.A1042])=3;&quot;&quot;;[.A1042])" office:value-type="float" office:value="462" calcext:value-type="float">
            <text:p>462</text:p>
          </table:table-cell>
          <table:table-cell table:formula="of:=IF(COUNTIF([.B1042:.E1042];[.B1042])=3;&quot;&quot;;[.B1042])" office:value-type="float" office:value="372" calcext:value-type="float">
            <text:p>372</text:p>
          </table:table-cell>
          <table:table-cell table:formula="of:=IF(COUNTIF([.C1042:.F1042];[.C1042])=3;&quot;&quot;;[.C1042])" office:value-type="float" office:value="240" calcext:value-type="float">
            <text:p>240</text:p>
          </table:table-cell>
          <table:table-cell table:formula="of:=IF(COUNTIF([.D1042:.G1042];[.D1042])=3;&quot;&quot;;[.D1042])" office:value-type="float" office:value="336" calcext:value-type="float">
            <text:p>336</text:p>
          </table:table-cell>
          <table:table-cell table:style-name="ce5" table:formula="of:=IFERROR( IF( AND( COUNT([.E1042:.H1042])=3; MOD( AVERAGE([.E1042:.H1042]); 2)=1; MOD( AVERAGE([.I1042:.L104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881" calcext:value-type="float">
            <text:p>881</text:p>
          </table:table-cell>
          <table:table-cell office:value-type="float" office:value="623" calcext:value-type="float">
            <text:p>623</text:p>
          </table:table-cell>
          <table:table-cell table:formula="of:=IF(COUNTIF([.A1043:.D1043];[.A1043])=3;[.A1043];&quot;&quot;)">
            <text:p/>
          </table:table-cell>
          <table:table-cell table:formula="of:=IF(COUNTIF([.B1043:.E1043];[.B1043])=3;[.B1043];&quot;&quot;)">
            <text:p/>
          </table:table-cell>
          <table:table-cell table:formula="of:=IF(COUNTIF([.C1043:.F1043];[.C1043])=3;[.C1043];&quot;&quot;)">
            <text:p/>
          </table:table-cell>
          <table:table-cell table:formula="of:=IF(COUNTIF([.D1043:.G1043];[.D1043])=3;[.D1043];&quot;&quot;)">
            <text:p/>
          </table:table-cell>
          <table:table-cell table:formula="of:=IF(COUNTIF([.A1043:.D1043];[.A1043])=3;&quot;&quot;;[.A1043])" office:value-type="float" office:value="84" calcext:value-type="float">
            <text:p>84</text:p>
          </table:table-cell>
          <table:table-cell table:formula="of:=IF(COUNTIF([.B1043:.E1043];[.B1043])=3;&quot;&quot;;[.B1043])" office:value-type="float" office:value="174" calcext:value-type="float">
            <text:p>174</text:p>
          </table:table-cell>
          <table:table-cell table:formula="of:=IF(COUNTIF([.C1043:.F1043];[.C1043])=3;&quot;&quot;;[.C1043])" office:value-type="float" office:value="881" calcext:value-type="float">
            <text:p>881</text:p>
          </table:table-cell>
          <table:table-cell table:formula="of:=IF(COUNTIF([.D1043:.G1043];[.D1043])=3;&quot;&quot;;[.D1043])" office:value-type="float" office:value="623" calcext:value-type="float">
            <text:p>623</text:p>
          </table:table-cell>
          <table:table-cell table:style-name="ce5" table:formula="of:=IFERROR( IF( AND( COUNT([.E1043:.H1043])=3; MOD( AVERAGE([.E1043:.H1043]); 2)=1; MOD( AVERAGE([.I1043:.L104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office:value-type="float" office:value="732" calcext:value-type="float">
            <text:p>732</text:p>
          </table:table-cell>
          <table:table-cell office:value-type="float" office:value="908" calcext:value-type="float">
            <text:p>908</text:p>
          </table:table-cell>
          <table:table-cell office:value-type="float" office:value="798" calcext:value-type="float">
            <text:p>798</text:p>
          </table:table-cell>
          <table:table-cell table:formula="of:=IF(COUNTIF([.A1044:.D1044];[.A1044])=3;[.A1044];&quot;&quot;)">
            <text:p/>
          </table:table-cell>
          <table:table-cell table:formula="of:=IF(COUNTIF([.B1044:.E1044];[.B1044])=3;[.B1044];&quot;&quot;)">
            <text:p/>
          </table:table-cell>
          <table:table-cell table:formula="of:=IF(COUNTIF([.C1044:.F1044];[.C1044])=3;[.C1044];&quot;&quot;)">
            <text:p/>
          </table:table-cell>
          <table:table-cell table:formula="of:=IF(COUNTIF([.D1044:.G1044];[.D1044])=3;[.D1044];&quot;&quot;)">
            <text:p/>
          </table:table-cell>
          <table:table-cell table:formula="of:=IF(COUNTIF([.A1044:.D1044];[.A1044])=3;&quot;&quot;;[.A1044])" office:value-type="float" office:value="680" calcext:value-type="float">
            <text:p>680</text:p>
          </table:table-cell>
          <table:table-cell table:formula="of:=IF(COUNTIF([.B1044:.E1044];[.B1044])=3;&quot;&quot;;[.B1044])" office:value-type="float" office:value="732" calcext:value-type="float">
            <text:p>732</text:p>
          </table:table-cell>
          <table:table-cell table:formula="of:=IF(COUNTIF([.C1044:.F1044];[.C1044])=3;&quot;&quot;;[.C1044])" office:value-type="float" office:value="908" calcext:value-type="float">
            <text:p>908</text:p>
          </table:table-cell>
          <table:table-cell table:formula="of:=IF(COUNTIF([.D1044:.G1044];[.D1044])=3;&quot;&quot;;[.D1044])" office:value-type="float" office:value="798" calcext:value-type="float">
            <text:p>798</text:p>
          </table:table-cell>
          <table:table-cell table:style-name="ce5" table:formula="of:=IFERROR( IF( AND( COUNT([.E1044:.H1044])=3; MOD( AVERAGE([.E1044:.H1044]); 2)=1; MOD( AVERAGE([.I1044:.L104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05" calcext:value-type="float">
            <text:p>905</text:p>
          </table:table-cell>
          <table:table-cell office:value-type="float" office:value="774" calcext:value-type="float">
            <text:p>774</text:p>
          </table:table-cell>
          <table:table-cell office:value-type="float" office:value="905" calcext:value-type="float">
            <text:p>905</text:p>
          </table:table-cell>
          <table:table-cell office:value-type="float" office:value="523" calcext:value-type="float">
            <text:p>523</text:p>
          </table:table-cell>
          <table:table-cell table:formula="of:=IF(COUNTIF([.A1045:.D1045];[.A1045])=3;[.A1045];&quot;&quot;)">
            <text:p/>
          </table:table-cell>
          <table:table-cell table:formula="of:=IF(COUNTIF([.B1045:.E1045];[.B1045])=3;[.B1045];&quot;&quot;)">
            <text:p/>
          </table:table-cell>
          <table:table-cell table:formula="of:=IF(COUNTIF([.C1045:.F1045];[.C1045])=3;[.C1045];&quot;&quot;)">
            <text:p/>
          </table:table-cell>
          <table:table-cell table:formula="of:=IF(COUNTIF([.D1045:.G1045];[.D1045])=3;[.D1045];&quot;&quot;)">
            <text:p/>
          </table:table-cell>
          <table:table-cell table:formula="of:=IF(COUNTIF([.A1045:.D1045];[.A1045])=3;&quot;&quot;;[.A1045])" office:value-type="float" office:value="905" calcext:value-type="float">
            <text:p>905</text:p>
          </table:table-cell>
          <table:table-cell table:formula="of:=IF(COUNTIF([.B1045:.E1045];[.B1045])=3;&quot;&quot;;[.B1045])" office:value-type="float" office:value="774" calcext:value-type="float">
            <text:p>774</text:p>
          </table:table-cell>
          <table:table-cell table:formula="of:=IF(COUNTIF([.C1045:.F1045];[.C1045])=3;&quot;&quot;;[.C1045])" office:value-type="float" office:value="905" calcext:value-type="float">
            <text:p>905</text:p>
          </table:table-cell>
          <table:table-cell table:formula="of:=IF(COUNTIF([.D1045:.G1045];[.D1045])=3;&quot;&quot;;[.D1045])" office:value-type="float" office:value="523" calcext:value-type="float">
            <text:p>523</text:p>
          </table:table-cell>
          <table:table-cell table:style-name="ce5" table:formula="of:=IFERROR( IF( AND( COUNT([.E1045:.H1045])=3; MOD( AVERAGE([.E1045:.H1045]); 2)=1; MOD( AVERAGE([.I1045:.L104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536" calcext:value-type="float">
            <text:p>536</text:p>
          </table:table-cell>
          <table:table-cell table:formula="of:=IF(COUNTIF([.A1046:.D1046];[.A1046])=3;[.A1046];&quot;&quot;)">
            <text:p/>
          </table:table-cell>
          <table:table-cell table:formula="of:=IF(COUNTIF([.B1046:.E1046];[.B1046])=3;[.B1046];&quot;&quot;)">
            <text:p/>
          </table:table-cell>
          <table:table-cell table:formula="of:=IF(COUNTIF([.C1046:.F1046];[.C1046])=3;[.C1046];&quot;&quot;)">
            <text:p/>
          </table:table-cell>
          <table:table-cell table:formula="of:=IF(COUNTIF([.D1046:.G1046];[.D1046])=3;[.D1046];&quot;&quot;)">
            <text:p/>
          </table:table-cell>
          <table:table-cell table:formula="of:=IF(COUNTIF([.A1046:.D1046];[.A1046])=3;&quot;&quot;;[.A1046])" office:value-type="float" office:value="240" calcext:value-type="float">
            <text:p>240</text:p>
          </table:table-cell>
          <table:table-cell table:formula="of:=IF(COUNTIF([.B1046:.E1046];[.B1046])=3;&quot;&quot;;[.B1046])" office:value-type="float" office:value="956" calcext:value-type="float">
            <text:p>956</text:p>
          </table:table-cell>
          <table:table-cell table:formula="of:=IF(COUNTIF([.C1046:.F1046];[.C1046])=3;&quot;&quot;;[.C1046])" office:value-type="float" office:value="956" calcext:value-type="float">
            <text:p>956</text:p>
          </table:table-cell>
          <table:table-cell table:formula="of:=IF(COUNTIF([.D1046:.G1046];[.D1046])=3;&quot;&quot;;[.D1046])" office:value-type="float" office:value="536" calcext:value-type="float">
            <text:p>536</text:p>
          </table:table-cell>
          <table:table-cell table:style-name="ce5" table:formula="of:=IFERROR( IF( AND( COUNT([.E1046:.H1046])=3; MOD( AVERAGE([.E1046:.H1046]); 2)=1; MOD( AVERAGE([.I1046:.L104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57" calcext:value-type="float">
            <text:p>757</text:p>
          </table:table-cell>
          <table:table-cell office:value-type="float" office:value="518" calcext:value-type="float">
            <text:p>518</text:p>
          </table:table-cell>
          <table:table-cell office:value-type="float" office:value="438" calcext:value-type="float">
            <text:p>438</text:p>
          </table:table-cell>
          <table:table-cell office:value-type="float" office:value="369" calcext:value-type="float">
            <text:p>369</text:p>
          </table:table-cell>
          <table:table-cell table:formula="of:=IF(COUNTIF([.A1047:.D1047];[.A1047])=3;[.A1047];&quot;&quot;)">
            <text:p/>
          </table:table-cell>
          <table:table-cell table:formula="of:=IF(COUNTIF([.B1047:.E1047];[.B1047])=3;[.B1047];&quot;&quot;)">
            <text:p/>
          </table:table-cell>
          <table:table-cell table:formula="of:=IF(COUNTIF([.C1047:.F1047];[.C1047])=3;[.C1047];&quot;&quot;)">
            <text:p/>
          </table:table-cell>
          <table:table-cell table:formula="of:=IF(COUNTIF([.D1047:.G1047];[.D1047])=3;[.D1047];&quot;&quot;)">
            <text:p/>
          </table:table-cell>
          <table:table-cell table:formula="of:=IF(COUNTIF([.A1047:.D1047];[.A1047])=3;&quot;&quot;;[.A1047])" office:value-type="float" office:value="757" calcext:value-type="float">
            <text:p>757</text:p>
          </table:table-cell>
          <table:table-cell table:formula="of:=IF(COUNTIF([.B1047:.E1047];[.B1047])=3;&quot;&quot;;[.B1047])" office:value-type="float" office:value="518" calcext:value-type="float">
            <text:p>518</text:p>
          </table:table-cell>
          <table:table-cell table:formula="of:=IF(COUNTIF([.C1047:.F1047];[.C1047])=3;&quot;&quot;;[.C1047])" office:value-type="float" office:value="438" calcext:value-type="float">
            <text:p>438</text:p>
          </table:table-cell>
          <table:table-cell table:formula="of:=IF(COUNTIF([.D1047:.G1047];[.D1047])=3;&quot;&quot;;[.D1047])" office:value-type="float" office:value="369" calcext:value-type="float">
            <text:p>369</text:p>
          </table:table-cell>
          <table:table-cell table:style-name="ce5" table:formula="of:=IFERROR( IF( AND( COUNT([.E1047:.H1047])=3; MOD( AVERAGE([.E1047:.H1047]); 2)=1; MOD( AVERAGE([.I1047:.L104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67" calcext:value-type="float">
            <text:p>167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table:formula="of:=IF(COUNTIF([.A1048:.D1048];[.A1048])=3;[.A1048];&quot;&quot;)">
            <text:p/>
          </table:table-cell>
          <table:table-cell table:formula="of:=IF(COUNTIF([.B1048:.E1048];[.B1048])=3;[.B1048];&quot;&quot;)">
            <text:p/>
          </table:table-cell>
          <table:table-cell table:formula="of:=IF(COUNTIF([.C1048:.F1048];[.C1048])=3;[.C1048];&quot;&quot;)">
            <text:p/>
          </table:table-cell>
          <table:table-cell table:formula="of:=IF(COUNTIF([.D1048:.G1048];[.D1048])=3;[.D1048];&quot;&quot;)">
            <text:p/>
          </table:table-cell>
          <table:table-cell table:formula="of:=IF(COUNTIF([.A1048:.D1048];[.A1048])=3;&quot;&quot;;[.A1048])" office:value-type="float" office:value="652" calcext:value-type="float">
            <text:p>652</text:p>
          </table:table-cell>
          <table:table-cell table:formula="of:=IF(COUNTIF([.B1048:.E1048];[.B1048])=3;&quot;&quot;;[.B1048])" office:value-type="float" office:value="167" calcext:value-type="float">
            <text:p>167</text:p>
          </table:table-cell>
          <table:table-cell table:formula="of:=IF(COUNTIF([.C1048:.F1048];[.C1048])=3;&quot;&quot;;[.C1048])" office:value-type="float" office:value="750" calcext:value-type="float">
            <text:p>750</text:p>
          </table:table-cell>
          <table:table-cell table:formula="of:=IF(COUNTIF([.D1048:.G1048];[.D1048])=3;&quot;&quot;;[.D1048])" office:value-type="float" office:value="3" calcext:value-type="float">
            <text:p>3</text:p>
          </table:table-cell>
          <table:table-cell table:style-name="ce5" table:formula="of:=IFERROR( IF( AND( COUNT([.E1048:.H1048])=3; MOD( AVERAGE([.E1048:.H1048]); 2)=1; MOD( AVERAGE([.I1048:.L104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682" calcext:value-type="float">
            <text:p>682</text:p>
          </table:table-cell>
          <table:table-cell table:formula="of:=IF(COUNTIF([.A1049:.D1049];[.A1049])=3;[.A1049];&quot;&quot;)">
            <text:p/>
          </table:table-cell>
          <table:table-cell table:formula="of:=IF(COUNTIF([.B1049:.E1049];[.B1049])=3;[.B1049];&quot;&quot;)">
            <text:p/>
          </table:table-cell>
          <table:table-cell table:formula="of:=IF(COUNTIF([.C1049:.F1049];[.C1049])=3;[.C1049];&quot;&quot;)">
            <text:p/>
          </table:table-cell>
          <table:table-cell table:formula="of:=IF(COUNTIF([.D1049:.G1049];[.D1049])=3;[.D1049];&quot;&quot;)">
            <text:p/>
          </table:table-cell>
          <table:table-cell table:formula="of:=IF(COUNTIF([.A1049:.D1049];[.A1049])=3;&quot;&quot;;[.A1049])" office:value-type="float" office:value="508" calcext:value-type="float">
            <text:p>508</text:p>
          </table:table-cell>
          <table:table-cell table:formula="of:=IF(COUNTIF([.B1049:.E1049];[.B1049])=3;&quot;&quot;;[.B1049])" office:value-type="float" office:value="508" calcext:value-type="float">
            <text:p>508</text:p>
          </table:table-cell>
          <table:table-cell table:formula="of:=IF(COUNTIF([.C1049:.F1049];[.C1049])=3;&quot;&quot;;[.C1049])" office:value-type="float" office:value="682" calcext:value-type="float">
            <text:p>682</text:p>
          </table:table-cell>
          <table:table-cell table:formula="of:=IF(COUNTIF([.D1049:.G1049];[.D1049])=3;&quot;&quot;;[.D1049])" office:value-type="float" office:value="682" calcext:value-type="float">
            <text:p>682</text:p>
          </table:table-cell>
          <table:table-cell table:style-name="ce5" table:formula="of:=IFERROR( IF( AND( COUNT([.E1049:.H1049])=3; MOD( AVERAGE([.E1049:.H1049]); 2)=1; MOD( AVERAGE([.I1049:.L104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52" calcext:value-type="float">
            <text:p>452</text:p>
          </table:table-cell>
          <table:table-cell office:value-type="float" office:value="25" calcext:value-type="float">
            <text:p>25</text:p>
          </table:table-cell>
          <table:table-cell office:value-type="float" office:value="819" calcext:value-type="float">
            <text:p>819</text:p>
          </table:table-cell>
          <table:table-cell table:formula="of:=IF(COUNTIF([.A1050:.D1050];[.A1050])=3;[.A1050];&quot;&quot;)">
            <text:p/>
          </table:table-cell>
          <table:table-cell table:formula="of:=IF(COUNTIF([.B1050:.E1050];[.B1050])=3;[.B1050];&quot;&quot;)">
            <text:p/>
          </table:table-cell>
          <table:table-cell table:formula="of:=IF(COUNTIF([.C1050:.F1050];[.C1050])=3;[.C1050];&quot;&quot;)">
            <text:p/>
          </table:table-cell>
          <table:table-cell table:formula="of:=IF(COUNTIF([.D1050:.G1050];[.D1050])=3;[.D1050];&quot;&quot;)">
            <text:p/>
          </table:table-cell>
          <table:table-cell table:formula="of:=IF(COUNTIF([.A1050:.D1050];[.A1050])=3;&quot;&quot;;[.A1050])" office:value-type="float" office:value="693" calcext:value-type="float">
            <text:p>693</text:p>
          </table:table-cell>
          <table:table-cell table:formula="of:=IF(COUNTIF([.B1050:.E1050];[.B1050])=3;&quot;&quot;;[.B1050])" office:value-type="float" office:value="452" calcext:value-type="float">
            <text:p>452</text:p>
          </table:table-cell>
          <table:table-cell table:formula="of:=IF(COUNTIF([.C1050:.F1050];[.C1050])=3;&quot;&quot;;[.C1050])" office:value-type="float" office:value="25" calcext:value-type="float">
            <text:p>25</text:p>
          </table:table-cell>
          <table:table-cell table:formula="of:=IF(COUNTIF([.D1050:.G1050];[.D1050])=3;&quot;&quot;;[.D1050])" office:value-type="float" office:value="819" calcext:value-type="float">
            <text:p>819</text:p>
          </table:table-cell>
          <table:table-cell table:style-name="ce5" table:formula="of:=IFERROR( IF( AND( COUNT([.E1050:.H1050])=3; MOD( AVERAGE([.E1050:.H1050]); 2)=1; MOD( AVERAGE([.I1050:.L105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office:value-type="float" office:value="869" calcext:value-type="float">
            <text:p>869</text:p>
          </table:table-cell>
          <table:table-cell office:value-type="float" office:value="407" calcext:value-type="float">
            <text:p>407</text:p>
          </table:table-cell>
          <table:table-cell office:value-type="float" office:value="114" calcext:value-type="float">
            <text:p>114</text:p>
          </table:table-cell>
          <table:table-cell table:formula="of:=IF(COUNTIF([.A1051:.D1051];[.A1051])=3;[.A1051];&quot;&quot;)">
            <text:p/>
          </table:table-cell>
          <table:table-cell table:formula="of:=IF(COUNTIF([.B1051:.E1051];[.B1051])=3;[.B1051];&quot;&quot;)">
            <text:p/>
          </table:table-cell>
          <table:table-cell table:formula="of:=IF(COUNTIF([.C1051:.F1051];[.C1051])=3;[.C1051];&quot;&quot;)">
            <text:p/>
          </table:table-cell>
          <table:table-cell table:formula="of:=IF(COUNTIF([.D1051:.G1051];[.D1051])=3;[.D1051];&quot;&quot;)">
            <text:p/>
          </table:table-cell>
          <table:table-cell table:formula="of:=IF(COUNTIF([.A1051:.D1051];[.A1051])=3;&quot;&quot;;[.A1051])" office:value-type="float" office:value="262" calcext:value-type="float">
            <text:p>262</text:p>
          </table:table-cell>
          <table:table-cell table:formula="of:=IF(COUNTIF([.B1051:.E1051];[.B1051])=3;&quot;&quot;;[.B1051])" office:value-type="float" office:value="869" calcext:value-type="float">
            <text:p>869</text:p>
          </table:table-cell>
          <table:table-cell table:formula="of:=IF(COUNTIF([.C1051:.F1051];[.C1051])=3;&quot;&quot;;[.C1051])" office:value-type="float" office:value="407" calcext:value-type="float">
            <text:p>407</text:p>
          </table:table-cell>
          <table:table-cell table:formula="of:=IF(COUNTIF([.D1051:.G1051];[.D1051])=3;&quot;&quot;;[.D1051])" office:value-type="float" office:value="114" calcext:value-type="float">
            <text:p>114</text:p>
          </table:table-cell>
          <table:table-cell table:style-name="ce5" table:formula="of:=IFERROR( IF( AND( COUNT([.E1051:.H1051])=3; MOD( AVERAGE([.E1051:.H1051]); 2)=1; MOD( AVERAGE([.I1051:.L105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float" office:value="246" calcext:value-type="float">
            <text:p>246</text:p>
          </table:table-cell>
          <table:table-cell office:value-type="float" office:value="128" calcext:value-type="float">
            <text:p>128</text:p>
          </table:table-cell>
          <table:table-cell office:value-type="float" office:value="189" calcext:value-type="float">
            <text:p>189</text:p>
          </table:table-cell>
          <table:table-cell table:formula="of:=IF(COUNTIF([.A1052:.D1052];[.A1052])=3;[.A1052];&quot;&quot;)">
            <text:p/>
          </table:table-cell>
          <table:table-cell table:formula="of:=IF(COUNTIF([.B1052:.E1052];[.B1052])=3;[.B1052];&quot;&quot;)">
            <text:p/>
          </table:table-cell>
          <table:table-cell table:formula="of:=IF(COUNTIF([.C1052:.F1052];[.C1052])=3;[.C1052];&quot;&quot;)">
            <text:p/>
          </table:table-cell>
          <table:table-cell table:formula="of:=IF(COUNTIF([.D1052:.G1052];[.D1052])=3;[.D1052];&quot;&quot;)">
            <text:p/>
          </table:table-cell>
          <table:table-cell table:formula="of:=IF(COUNTIF([.A1052:.D1052];[.A1052])=3;&quot;&quot;;[.A1052])" office:value-type="float" office:value="128" calcext:value-type="float">
            <text:p>128</text:p>
          </table:table-cell>
          <table:table-cell table:formula="of:=IF(COUNTIF([.B1052:.E1052];[.B1052])=3;&quot;&quot;;[.B1052])" office:value-type="float" office:value="246" calcext:value-type="float">
            <text:p>246</text:p>
          </table:table-cell>
          <table:table-cell table:formula="of:=IF(COUNTIF([.C1052:.F1052];[.C1052])=3;&quot;&quot;;[.C1052])" office:value-type="float" office:value="128" calcext:value-type="float">
            <text:p>128</text:p>
          </table:table-cell>
          <table:table-cell table:formula="of:=IF(COUNTIF([.D1052:.G1052];[.D1052])=3;&quot;&quot;;[.D1052])" office:value-type="float" office:value="189" calcext:value-type="float">
            <text:p>189</text:p>
          </table:table-cell>
          <table:table-cell table:style-name="ce5" table:formula="of:=IFERROR( IF( AND( COUNT([.E1052:.H1052])=3; MOD( AVERAGE([.E1052:.H1052]); 2)=1; MOD( AVERAGE([.I1052:.L105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67" calcext:value-type="float">
            <text:p>567</text:p>
          </table:table-cell>
          <table:table-cell office:value-type="float" office:value="739" calcext:value-type="float">
            <text:p>739</text:p>
          </table:table-cell>
          <table:table-cell office:value-type="float" office:value="7" calcext:value-type="float">
            <text:p>7</text:p>
          </table:table-cell>
          <table:table-cell table:formula="of:=IF(COUNTIF([.A1053:.D1053];[.A1053])=3;[.A1053];&quot;&quot;)">
            <text:p/>
          </table:table-cell>
          <table:table-cell table:formula="of:=IF(COUNTIF([.B1053:.E1053];[.B1053])=3;[.B1053];&quot;&quot;)">
            <text:p/>
          </table:table-cell>
          <table:table-cell table:formula="of:=IF(COUNTIF([.C1053:.F1053];[.C1053])=3;[.C1053];&quot;&quot;)">
            <text:p/>
          </table:table-cell>
          <table:table-cell table:formula="of:=IF(COUNTIF([.D1053:.G1053];[.D1053])=3;[.D1053];&quot;&quot;)">
            <text:p/>
          </table:table-cell>
          <table:table-cell table:formula="of:=IF(COUNTIF([.A1053:.D1053];[.A1053])=3;&quot;&quot;;[.A1053])" office:value-type="float" office:value="147" calcext:value-type="float">
            <text:p>147</text:p>
          </table:table-cell>
          <table:table-cell table:formula="of:=IF(COUNTIF([.B1053:.E1053];[.B1053])=3;&quot;&quot;;[.B1053])" office:value-type="float" office:value="567" calcext:value-type="float">
            <text:p>567</text:p>
          </table:table-cell>
          <table:table-cell table:formula="of:=IF(COUNTIF([.C1053:.F1053];[.C1053])=3;&quot;&quot;;[.C1053])" office:value-type="float" office:value="739" calcext:value-type="float">
            <text:p>739</text:p>
          </table:table-cell>
          <table:table-cell table:formula="of:=IF(COUNTIF([.D1053:.G1053];[.D1053])=3;&quot;&quot;;[.D1053])" office:value-type="float" office:value="7" calcext:value-type="float">
            <text:p>7</text:p>
          </table:table-cell>
          <table:table-cell table:style-name="ce5" table:formula="of:=IFERROR( IF( AND( COUNT([.E1053:.H1053])=3; MOD( AVERAGE([.E1053:.H1053]); 2)=1; MOD( AVERAGE([.I1053:.L105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office:value-type="float" office:value="873" calcext:value-type="float">
            <text:p>873</text:p>
          </table:table-cell>
          <table:table-cell office:value-type="float" office:value="368" calcext:value-type="float">
            <text:p>368</text:p>
          </table:table-cell>
          <table:table-cell office:value-type="float" office:value="896" calcext:value-type="float">
            <text:p>896</text:p>
          </table:table-cell>
          <table:table-cell table:formula="of:=IF(COUNTIF([.A1054:.D1054];[.A1054])=3;[.A1054];&quot;&quot;)">
            <text:p/>
          </table:table-cell>
          <table:table-cell table:formula="of:=IF(COUNTIF([.B1054:.E1054];[.B1054])=3;[.B1054];&quot;&quot;)">
            <text:p/>
          </table:table-cell>
          <table:table-cell table:formula="of:=IF(COUNTIF([.C1054:.F1054];[.C1054])=3;[.C1054];&quot;&quot;)">
            <text:p/>
          </table:table-cell>
          <table:table-cell table:formula="of:=IF(COUNTIF([.D1054:.G1054];[.D1054])=3;[.D1054];&quot;&quot;)">
            <text:p/>
          </table:table-cell>
          <table:table-cell table:formula="of:=IF(COUNTIF([.A1054:.D1054];[.A1054])=3;&quot;&quot;;[.A1054])" office:value-type="float" office:value="507" calcext:value-type="float">
            <text:p>507</text:p>
          </table:table-cell>
          <table:table-cell table:formula="of:=IF(COUNTIF([.B1054:.E1054];[.B1054])=3;&quot;&quot;;[.B1054])" office:value-type="float" office:value="873" calcext:value-type="float">
            <text:p>873</text:p>
          </table:table-cell>
          <table:table-cell table:formula="of:=IF(COUNTIF([.C1054:.F1054];[.C1054])=3;&quot;&quot;;[.C1054])" office:value-type="float" office:value="368" calcext:value-type="float">
            <text:p>368</text:p>
          </table:table-cell>
          <table:table-cell table:formula="of:=IF(COUNTIF([.D1054:.G1054];[.D1054])=3;&quot;&quot;;[.D1054])" office:value-type="float" office:value="896" calcext:value-type="float">
            <text:p>896</text:p>
          </table:table-cell>
          <table:table-cell table:style-name="ce5" table:formula="of:=IFERROR( IF( AND( COUNT([.E1054:.H1054])=3; MOD( AVERAGE([.E1054:.H1054]); 2)=1; MOD( AVERAGE([.I1054:.L105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office:value-type="float" office:value="871" calcext:value-type="float">
            <text:p>871</text:p>
          </table:table-cell>
          <table:table-cell office:value-type="float" office:value="575" calcext:value-type="float">
            <text:p>575</text:p>
          </table:table-cell>
          <table:table-cell office:value-type="float" office:value="673" calcext:value-type="float">
            <text:p>673</text:p>
          </table:table-cell>
          <table:table-cell table:formula="of:=IF(COUNTIF([.A1055:.D1055];[.A1055])=3;[.A1055];&quot;&quot;)">
            <text:p/>
          </table:table-cell>
          <table:table-cell table:formula="of:=IF(COUNTIF([.B1055:.E1055];[.B1055])=3;[.B1055];&quot;&quot;)">
            <text:p/>
          </table:table-cell>
          <table:table-cell table:formula="of:=IF(COUNTIF([.C1055:.F1055];[.C1055])=3;[.C1055];&quot;&quot;)">
            <text:p/>
          </table:table-cell>
          <table:table-cell table:formula="of:=IF(COUNTIF([.D1055:.G1055];[.D1055])=3;[.D1055];&quot;&quot;)">
            <text:p/>
          </table:table-cell>
          <table:table-cell table:formula="of:=IF(COUNTIF([.A1055:.D1055];[.A1055])=3;&quot;&quot;;[.A1055])" office:value-type="float" office:value="608" calcext:value-type="float">
            <text:p>608</text:p>
          </table:table-cell>
          <table:table-cell table:formula="of:=IF(COUNTIF([.B1055:.E1055];[.B1055])=3;&quot;&quot;;[.B1055])" office:value-type="float" office:value="871" calcext:value-type="float">
            <text:p>871</text:p>
          </table:table-cell>
          <table:table-cell table:formula="of:=IF(COUNTIF([.C1055:.F1055];[.C1055])=3;&quot;&quot;;[.C1055])" office:value-type="float" office:value="575" calcext:value-type="float">
            <text:p>575</text:p>
          </table:table-cell>
          <table:table-cell table:formula="of:=IF(COUNTIF([.D1055:.G1055];[.D1055])=3;&quot;&quot;;[.D1055])" office:value-type="float" office:value="673" calcext:value-type="float">
            <text:p>673</text:p>
          </table:table-cell>
          <table:table-cell table:style-name="ce5" table:formula="of:=IFERROR( IF( AND( COUNT([.E1055:.H1055])=3; MOD( AVERAGE([.E1055:.H1055]); 2)=1; MOD( AVERAGE([.I1055:.L105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23" calcext:value-type="float">
            <text:p>723</text:p>
          </table:table-cell>
          <table:table-cell office:value-type="float" office:value="64" calcext:value-type="float">
            <text:p>64</text:p>
          </table:table-cell>
          <table:table-cell office:value-type="float" office:value="350" calcext:value-type="float">
            <text:p>350</text:p>
          </table:table-cell>
          <table:table-cell table:formula="of:=IF(COUNTIF([.A1056:.D1056];[.A1056])=3;[.A1056];&quot;&quot;)">
            <text:p/>
          </table:table-cell>
          <table:table-cell table:formula="of:=IF(COUNTIF([.B1056:.E1056];[.B1056])=3;[.B1056];&quot;&quot;)">
            <text:p/>
          </table:table-cell>
          <table:table-cell table:formula="of:=IF(COUNTIF([.C1056:.F1056];[.C1056])=3;[.C1056];&quot;&quot;)">
            <text:p/>
          </table:table-cell>
          <table:table-cell table:formula="of:=IF(COUNTIF([.D1056:.G1056];[.D1056])=3;[.D1056];&quot;&quot;)">
            <text:p/>
          </table:table-cell>
          <table:table-cell table:formula="of:=IF(COUNTIF([.A1056:.D1056];[.A1056])=3;&quot;&quot;;[.A1056])" office:value-type="float" office:value="710" calcext:value-type="float">
            <text:p>710</text:p>
          </table:table-cell>
          <table:table-cell table:formula="of:=IF(COUNTIF([.B1056:.E1056];[.B1056])=3;&quot;&quot;;[.B1056])" office:value-type="float" office:value="723" calcext:value-type="float">
            <text:p>723</text:p>
          </table:table-cell>
          <table:table-cell table:formula="of:=IF(COUNTIF([.C1056:.F1056];[.C1056])=3;&quot;&quot;;[.C1056])" office:value-type="float" office:value="64" calcext:value-type="float">
            <text:p>64</text:p>
          </table:table-cell>
          <table:table-cell table:formula="of:=IF(COUNTIF([.D1056:.G1056];[.D1056])=3;&quot;&quot;;[.D1056])" office:value-type="float" office:value="350" calcext:value-type="float">
            <text:p>350</text:p>
          </table:table-cell>
          <table:table-cell table:style-name="ce5" table:formula="of:=IFERROR( IF( AND( COUNT([.E1056:.H1056])=3; MOD( AVERAGE([.E1056:.H1056]); 2)=1; MOD( AVERAGE([.I1056:.L105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office:value-type="float" office:value="365" calcext:value-type="float">
            <text:p>365</text:p>
          </table:table-cell>
          <table:table-cell office:value-type="float" office:value="541" calcext:value-type="float">
            <text:p>541</text:p>
          </table:table-cell>
          <table:table-cell office:value-type="float" office:value="231" calcext:value-type="float">
            <text:p>231</text:p>
          </table:table-cell>
          <table:table-cell table:formula="of:=IF(COUNTIF([.A1057:.D1057];[.A1057])=3;[.A1057];&quot;&quot;)">
            <text:p/>
          </table:table-cell>
          <table:table-cell table:formula="of:=IF(COUNTIF([.B1057:.E1057];[.B1057])=3;[.B1057];&quot;&quot;)">
            <text:p/>
          </table:table-cell>
          <table:table-cell table:formula="of:=IF(COUNTIF([.C1057:.F1057];[.C1057])=3;[.C1057];&quot;&quot;)">
            <text:p/>
          </table:table-cell>
          <table:table-cell table:formula="of:=IF(COUNTIF([.D1057:.G1057];[.D1057])=3;[.D1057];&quot;&quot;)">
            <text:p/>
          </table:table-cell>
          <table:table-cell table:formula="of:=IF(COUNTIF([.A1057:.D1057];[.A1057])=3;&quot;&quot;;[.A1057])" office:value-type="float" office:value="231" calcext:value-type="float">
            <text:p>231</text:p>
          </table:table-cell>
          <table:table-cell table:formula="of:=IF(COUNTIF([.B1057:.E1057];[.B1057])=3;&quot;&quot;;[.B1057])" office:value-type="float" office:value="365" calcext:value-type="float">
            <text:p>365</text:p>
          </table:table-cell>
          <table:table-cell table:formula="of:=IF(COUNTIF([.C1057:.F1057];[.C1057])=3;&quot;&quot;;[.C1057])" office:value-type="float" office:value="541" calcext:value-type="float">
            <text:p>541</text:p>
          </table:table-cell>
          <table:table-cell table:formula="of:=IF(COUNTIF([.D1057:.G1057];[.D1057])=3;&quot;&quot;;[.D1057])" office:value-type="float" office:value="231" calcext:value-type="float">
            <text:p>231</text:p>
          </table:table-cell>
          <table:table-cell table:style-name="ce5" table:formula="of:=IFERROR( IF( AND( COUNT([.E1057:.H1057])=3; MOD( AVERAGE([.E1057:.H1057]); 2)=1; MOD( AVERAGE([.I1057:.L105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office:value-type="float" office:value="795" calcext:value-type="float">
            <text:p>795</text:p>
          </table:table-cell>
          <table:table-cell office:value-type="float" office:value="595" calcext:value-type="float">
            <text:p>595</text:p>
          </table:table-cell>
          <table:table-cell office:value-type="float" office:value="291" calcext:value-type="float">
            <text:p>291</text:p>
          </table:table-cell>
          <table:table-cell table:formula="of:=IF(COUNTIF([.A1058:.D1058];[.A1058])=3;[.A1058];&quot;&quot;)">
            <text:p/>
          </table:table-cell>
          <table:table-cell table:formula="of:=IF(COUNTIF([.B1058:.E1058];[.B1058])=3;[.B1058];&quot;&quot;)">
            <text:p/>
          </table:table-cell>
          <table:table-cell table:formula="of:=IF(COUNTIF([.C1058:.F1058];[.C1058])=3;[.C1058];&quot;&quot;)">
            <text:p/>
          </table:table-cell>
          <table:table-cell table:formula="of:=IF(COUNTIF([.D1058:.G1058];[.D1058])=3;[.D1058];&quot;&quot;)">
            <text:p/>
          </table:table-cell>
          <table:table-cell table:formula="of:=IF(COUNTIF([.A1058:.D1058];[.A1058])=3;&quot;&quot;;[.A1058])" office:value-type="float" office:value="101" calcext:value-type="float">
            <text:p>101</text:p>
          </table:table-cell>
          <table:table-cell table:formula="of:=IF(COUNTIF([.B1058:.E1058];[.B1058])=3;&quot;&quot;;[.B1058])" office:value-type="float" office:value="795" calcext:value-type="float">
            <text:p>795</text:p>
          </table:table-cell>
          <table:table-cell table:formula="of:=IF(COUNTIF([.C1058:.F1058];[.C1058])=3;&quot;&quot;;[.C1058])" office:value-type="float" office:value="595" calcext:value-type="float">
            <text:p>595</text:p>
          </table:table-cell>
          <table:table-cell table:formula="of:=IF(COUNTIF([.D1058:.G1058];[.D1058])=3;&quot;&quot;;[.D1058])" office:value-type="float" office:value="291" calcext:value-type="float">
            <text:p>291</text:p>
          </table:table-cell>
          <table:table-cell table:style-name="ce5" table:formula="of:=IFERROR( IF( AND( COUNT([.E1058:.H1058])=3; MOD( AVERAGE([.E1058:.H1058]); 2)=1; MOD( AVERAGE([.I1058:.L105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number-columns-repeated="2" office:value-type="float" office:value="972" calcext:value-type="float">
            <text:p>972</text:p>
          </table:table-cell>
          <table:table-cell office:value-type="float" office:value="478" calcext:value-type="float">
            <text:p>478</text:p>
          </table:table-cell>
          <table:table-cell table:formula="of:=IF(COUNTIF([.A1059:.D1059];[.A1059])=3;[.A1059];&quot;&quot;)">
            <text:p/>
          </table:table-cell>
          <table:table-cell table:formula="of:=IF(COUNTIF([.B1059:.E1059];[.B1059])=3;[.B1059];&quot;&quot;)">
            <text:p/>
          </table:table-cell>
          <table:table-cell table:formula="of:=IF(COUNTIF([.C1059:.F1059];[.C1059])=3;[.C1059];&quot;&quot;)">
            <text:p/>
          </table:table-cell>
          <table:table-cell table:formula="of:=IF(COUNTIF([.D1059:.G1059];[.D1059])=3;[.D1059];&quot;&quot;)">
            <text:p/>
          </table:table-cell>
          <table:table-cell table:formula="of:=IF(COUNTIF([.A1059:.D1059];[.A1059])=3;&quot;&quot;;[.A1059])" office:value-type="float" office:value="230" calcext:value-type="float">
            <text:p>230</text:p>
          </table:table-cell>
          <table:table-cell table:formula="of:=IF(COUNTIF([.B1059:.E1059];[.B1059])=3;&quot;&quot;;[.B1059])" office:value-type="float" office:value="972" calcext:value-type="float">
            <text:p>972</text:p>
          </table:table-cell>
          <table:table-cell table:formula="of:=IF(COUNTIF([.C1059:.F1059];[.C1059])=3;&quot;&quot;;[.C1059])" office:value-type="float" office:value="972" calcext:value-type="float">
            <text:p>972</text:p>
          </table:table-cell>
          <table:table-cell table:formula="of:=IF(COUNTIF([.D1059:.G1059];[.D1059])=3;&quot;&quot;;[.D1059])" office:value-type="float" office:value="478" calcext:value-type="float">
            <text:p>478</text:p>
          </table:table-cell>
          <table:table-cell table:style-name="ce5" table:formula="of:=IFERROR( IF( AND( COUNT([.E1059:.H1059])=3; MOD( AVERAGE([.E1059:.H1059]); 2)=1; MOD( AVERAGE([.I1059:.L105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942" calcext:value-type="float">
            <text:p>942</text:p>
          </table:table-cell>
          <table:table-cell table:formula="of:=IF(COUNTIF([.A1060:.D1060];[.A1060])=3;[.A1060];&quot;&quot;)">
            <text:p/>
          </table:table-cell>
          <table:table-cell table:formula="of:=IF(COUNTIF([.B1060:.E1060];[.B1060])=3;[.B1060];&quot;&quot;)">
            <text:p/>
          </table:table-cell>
          <table:table-cell table:formula="of:=IF(COUNTIF([.C1060:.F1060];[.C1060])=3;[.C1060];&quot;&quot;)">
            <text:p/>
          </table:table-cell>
          <table:table-cell table:formula="of:=IF(COUNTIF([.D1060:.G1060];[.D1060])=3;[.D1060];&quot;&quot;)">
            <text:p/>
          </table:table-cell>
          <table:table-cell table:formula="of:=IF(COUNTIF([.A1060:.D1060];[.A1060])=3;&quot;&quot;;[.A1060])" office:value-type="float" office:value="195" calcext:value-type="float">
            <text:p>195</text:p>
          </table:table-cell>
          <table:table-cell table:formula="of:=IF(COUNTIF([.B1060:.E1060];[.B1060])=3;&quot;&quot;;[.B1060])" office:value-type="float" office:value="954" calcext:value-type="float">
            <text:p>954</text:p>
          </table:table-cell>
          <table:table-cell table:formula="of:=IF(COUNTIF([.C1060:.F1060];[.C1060])=3;&quot;&quot;;[.C1060])" office:value-type="float" office:value="954" calcext:value-type="float">
            <text:p>954</text:p>
          </table:table-cell>
          <table:table-cell table:formula="of:=IF(COUNTIF([.D1060:.G1060];[.D1060])=3;&quot;&quot;;[.D1060])" office:value-type="float" office:value="942" calcext:value-type="float">
            <text:p>942</text:p>
          </table:table-cell>
          <table:table-cell table:style-name="ce5" table:formula="of:=IFERROR( IF( AND( COUNT([.E1060:.H1060])=3; MOD( AVERAGE([.E1060:.H1060]); 2)=1; MOD( AVERAGE([.I1060:.L106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91" calcext:value-type="float">
            <text:p>49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formula="of:=IF(COUNTIF([.A1061:.D1061];[.A1061])=3;[.A1061];&quot;&quot;)">
            <text:p/>
          </table:table-cell>
          <table:table-cell table:formula="of:=IF(COUNTIF([.B1061:.E1061];[.B1061])=3;[.B1061];&quot;&quot;)">
            <text:p/>
          </table:table-cell>
          <table:table-cell table:formula="of:=IF(COUNTIF([.C1061:.F1061];[.C1061])=3;[.C1061];&quot;&quot;)">
            <text:p/>
          </table:table-cell>
          <table:table-cell table:formula="of:=IF(COUNTIF([.D1061:.G1061];[.D1061])=3;[.D1061];&quot;&quot;)">
            <text:p/>
          </table:table-cell>
          <table:table-cell table:formula="of:=IF(COUNTIF([.A1061:.D1061];[.A1061])=3;&quot;&quot;;[.A1061])" office:value-type="float" office:value="367" calcext:value-type="float">
            <text:p>367</text:p>
          </table:table-cell>
          <table:table-cell table:formula="of:=IF(COUNTIF([.B1061:.E1061];[.B1061])=3;&quot;&quot;;[.B1061])" office:value-type="float" office:value="491" calcext:value-type="float">
            <text:p>491</text:p>
          </table:table-cell>
          <table:table-cell table:formula="of:=IF(COUNTIF([.C1061:.F1061];[.C1061])=3;&quot;&quot;;[.C1061])" office:value-type="float" office:value="41" calcext:value-type="float">
            <text:p>41</text:p>
          </table:table-cell>
          <table:table-cell table:formula="of:=IF(COUNTIF([.D1061:.G1061];[.D1061])=3;&quot;&quot;;[.D1061])" office:value-type="float" office:value="51" calcext:value-type="float">
            <text:p>51</text:p>
          </table:table-cell>
          <table:table-cell table:style-name="ce5" table:formula="of:=IFERROR( IF( AND( COUNT([.E1061:.H1061])=3; MOD( AVERAGE([.E1061:.H1061]); 2)=1; MOD( AVERAGE([.I1061:.L106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office:value-type="float" office:value="441" calcext:value-type="float">
            <text:p>441</text:p>
          </table:table-cell>
          <table:table-cell office:value-type="float" office:value="148" calcext:value-type="float">
            <text:p>148</text:p>
          </table:table-cell>
          <table:table-cell office:value-type="float" office:value="764" calcext:value-type="float">
            <text:p>764</text:p>
          </table:table-cell>
          <table:table-cell table:formula="of:=IF(COUNTIF([.A1062:.D1062];[.A1062])=3;[.A1062];&quot;&quot;)">
            <text:p/>
          </table:table-cell>
          <table:table-cell table:formula="of:=IF(COUNTIF([.B1062:.E1062];[.B1062])=3;[.B1062];&quot;&quot;)">
            <text:p/>
          </table:table-cell>
          <table:table-cell table:formula="of:=IF(COUNTIF([.C1062:.F1062];[.C1062])=3;[.C1062];&quot;&quot;)">
            <text:p/>
          </table:table-cell>
          <table:table-cell table:formula="of:=IF(COUNTIF([.D1062:.G1062];[.D1062])=3;[.D1062];&quot;&quot;)">
            <text:p/>
          </table:table-cell>
          <table:table-cell table:formula="of:=IF(COUNTIF([.A1062:.D1062];[.A1062])=3;&quot;&quot;;[.A1062])" office:value-type="float" office:value="361" calcext:value-type="float">
            <text:p>361</text:p>
          </table:table-cell>
          <table:table-cell table:formula="of:=IF(COUNTIF([.B1062:.E1062];[.B1062])=3;&quot;&quot;;[.B1062])" office:value-type="float" office:value="441" calcext:value-type="float">
            <text:p>441</text:p>
          </table:table-cell>
          <table:table-cell table:formula="of:=IF(COUNTIF([.C1062:.F1062];[.C1062])=3;&quot;&quot;;[.C1062])" office:value-type="float" office:value="148" calcext:value-type="float">
            <text:p>148</text:p>
          </table:table-cell>
          <table:table-cell table:formula="of:=IF(COUNTIF([.D1062:.G1062];[.D1062])=3;&quot;&quot;;[.D1062])" office:value-type="float" office:value="764" calcext:value-type="float">
            <text:p>764</text:p>
          </table:table-cell>
          <table:table-cell table:style-name="ce5" table:formula="of:=IFERROR( IF( AND( COUNT([.E1062:.H1062])=3; MOD( AVERAGE([.E1062:.H1062]); 2)=1; MOD( AVERAGE([.I1062:.L106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office:value-type="float" office:value="334" calcext:value-type="float">
            <text:p>334</text:p>
          </table:table-cell>
          <table:table-cell office:value-type="float" office:value="633" calcext:value-type="float">
            <text:p>633</text:p>
          </table:table-cell>
          <table:table-cell office:value-type="float" office:value="926" calcext:value-type="float">
            <text:p>926</text:p>
          </table:table-cell>
          <table:table-cell table:formula="of:=IF(COUNTIF([.A1063:.D1063];[.A1063])=3;[.A1063];&quot;&quot;)">
            <text:p/>
          </table:table-cell>
          <table:table-cell table:formula="of:=IF(COUNTIF([.B1063:.E1063];[.B1063])=3;[.B1063];&quot;&quot;)">
            <text:p/>
          </table:table-cell>
          <table:table-cell table:formula="of:=IF(COUNTIF([.C1063:.F1063];[.C1063])=3;[.C1063];&quot;&quot;)">
            <text:p/>
          </table:table-cell>
          <table:table-cell table:formula="of:=IF(COUNTIF([.D1063:.G1063];[.D1063])=3;[.D1063];&quot;&quot;)">
            <text:p/>
          </table:table-cell>
          <table:table-cell table:formula="of:=IF(COUNTIF([.A1063:.D1063];[.A1063])=3;&quot;&quot;;[.A1063])" office:value-type="float" office:value="843" calcext:value-type="float">
            <text:p>843</text:p>
          </table:table-cell>
          <table:table-cell table:formula="of:=IF(COUNTIF([.B1063:.E1063];[.B1063])=3;&quot;&quot;;[.B1063])" office:value-type="float" office:value="334" calcext:value-type="float">
            <text:p>334</text:p>
          </table:table-cell>
          <table:table-cell table:formula="of:=IF(COUNTIF([.C1063:.F1063];[.C1063])=3;&quot;&quot;;[.C1063])" office:value-type="float" office:value="633" calcext:value-type="float">
            <text:p>633</text:p>
          </table:table-cell>
          <table:table-cell table:formula="of:=IF(COUNTIF([.D1063:.G1063];[.D1063])=3;&quot;&quot;;[.D1063])" office:value-type="float" office:value="926" calcext:value-type="float">
            <text:p>926</text:p>
          </table:table-cell>
          <table:table-cell table:style-name="ce5" table:formula="of:=IFERROR( IF( AND( COUNT([.E1063:.H1063])=3; MOD( AVERAGE([.E1063:.H1063]); 2)=1; MOD( AVERAGE([.I1063:.L106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office:value-type="float" office:value="129" calcext:value-type="float">
            <text:p>129</text:p>
          </table:table-cell>
          <table:table-cell office:value-type="float" office:value="585" calcext:value-type="float">
            <text:p>585</text:p>
          </table:table-cell>
          <table:table-cell office:value-type="float" office:value="236" calcext:value-type="float">
            <text:p>236</text:p>
          </table:table-cell>
          <table:table-cell table:formula="of:=IF(COUNTIF([.A1064:.D1064];[.A1064])=3;[.A1064];&quot;&quot;)">
            <text:p/>
          </table:table-cell>
          <table:table-cell table:formula="of:=IF(COUNTIF([.B1064:.E1064];[.B1064])=3;[.B1064];&quot;&quot;)">
            <text:p/>
          </table:table-cell>
          <table:table-cell table:formula="of:=IF(COUNTIF([.C1064:.F1064];[.C1064])=3;[.C1064];&quot;&quot;)">
            <text:p/>
          </table:table-cell>
          <table:table-cell table:formula="of:=IF(COUNTIF([.D1064:.G1064];[.D1064])=3;[.D1064];&quot;&quot;)">
            <text:p/>
          </table:table-cell>
          <table:table-cell table:formula="of:=IF(COUNTIF([.A1064:.D1064];[.A1064])=3;&quot;&quot;;[.A1064])" office:value-type="float" office:value="386" calcext:value-type="float">
            <text:p>386</text:p>
          </table:table-cell>
          <table:table-cell table:formula="of:=IF(COUNTIF([.B1064:.E1064];[.B1064])=3;&quot;&quot;;[.B1064])" office:value-type="float" office:value="129" calcext:value-type="float">
            <text:p>129</text:p>
          </table:table-cell>
          <table:table-cell table:formula="of:=IF(COUNTIF([.C1064:.F1064];[.C1064])=3;&quot;&quot;;[.C1064])" office:value-type="float" office:value="585" calcext:value-type="float">
            <text:p>585</text:p>
          </table:table-cell>
          <table:table-cell table:formula="of:=IF(COUNTIF([.D1064:.G1064];[.D1064])=3;&quot;&quot;;[.D1064])" office:value-type="float" office:value="236" calcext:value-type="float">
            <text:p>236</text:p>
          </table:table-cell>
          <table:table-cell table:style-name="ce5" table:formula="of:=IFERROR( IF( AND( COUNT([.E1064:.H1064])=3; MOD( AVERAGE([.E1064:.H1064]); 2)=1; MOD( AVERAGE([.I1064:.L106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office:value-type="float" office:value="727" calcext:value-type="float">
            <text:p>727</text:p>
          </table:table-cell>
          <table:table-cell office:value-type="float" office:value="877" calcext:value-type="float">
            <text:p>877</text:p>
          </table:table-cell>
          <table:table-cell office:value-type="float" office:value="840" calcext:value-type="float">
            <text:p>840</text:p>
          </table:table-cell>
          <table:table-cell table:formula="of:=IF(COUNTIF([.A1065:.D1065];[.A1065])=3;[.A1065];&quot;&quot;)">
            <text:p/>
          </table:table-cell>
          <table:table-cell table:formula="of:=IF(COUNTIF([.B1065:.E1065];[.B1065])=3;[.B1065];&quot;&quot;)">
            <text:p/>
          </table:table-cell>
          <table:table-cell table:formula="of:=IF(COUNTIF([.C1065:.F1065];[.C1065])=3;[.C1065];&quot;&quot;)">
            <text:p/>
          </table:table-cell>
          <table:table-cell table:formula="of:=IF(COUNTIF([.D1065:.G1065];[.D1065])=3;[.D1065];&quot;&quot;)">
            <text:p/>
          </table:table-cell>
          <table:table-cell table:formula="of:=IF(COUNTIF([.A1065:.D1065];[.A1065])=3;&quot;&quot;;[.A1065])" office:value-type="float" office:value="942" calcext:value-type="float">
            <text:p>942</text:p>
          </table:table-cell>
          <table:table-cell table:formula="of:=IF(COUNTIF([.B1065:.E1065];[.B1065])=3;&quot;&quot;;[.B1065])" office:value-type="float" office:value="727" calcext:value-type="float">
            <text:p>727</text:p>
          </table:table-cell>
          <table:table-cell table:formula="of:=IF(COUNTIF([.C1065:.F1065];[.C1065])=3;&quot;&quot;;[.C1065])" office:value-type="float" office:value="877" calcext:value-type="float">
            <text:p>877</text:p>
          </table:table-cell>
          <table:table-cell table:formula="of:=IF(COUNTIF([.D1065:.G1065];[.D1065])=3;&quot;&quot;;[.D1065])" office:value-type="float" office:value="840" calcext:value-type="float">
            <text:p>840</text:p>
          </table:table-cell>
          <table:table-cell table:style-name="ce5" table:formula="of:=IFERROR( IF( AND( COUNT([.E1065:.H1065])=3; MOD( AVERAGE([.E1065:.H1065]); 2)=1; MOD( AVERAGE([.I1065:.L106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office:value-type="float" office:value="817" calcext:value-type="float">
            <text:p>817</text:p>
          </table:table-cell>
          <table:table-cell office:value-type="float" office:value="807" calcext:value-type="float">
            <text:p>807</text:p>
          </table:table-cell>
          <table:table-cell office:value-type="float" office:value="149" calcext:value-type="float">
            <text:p>149</text:p>
          </table:table-cell>
          <table:table-cell table:formula="of:=IF(COUNTIF([.A1066:.D1066];[.A1066])=3;[.A1066];&quot;&quot;)">
            <text:p/>
          </table:table-cell>
          <table:table-cell table:formula="of:=IF(COUNTIF([.B1066:.E1066];[.B1066])=3;[.B1066];&quot;&quot;)">
            <text:p/>
          </table:table-cell>
          <table:table-cell table:formula="of:=IF(COUNTIF([.C1066:.F1066];[.C1066])=3;[.C1066];&quot;&quot;)">
            <text:p/>
          </table:table-cell>
          <table:table-cell table:formula="of:=IF(COUNTIF([.D1066:.G1066];[.D1066])=3;[.D1066];&quot;&quot;)">
            <text:p/>
          </table:table-cell>
          <table:table-cell table:formula="of:=IF(COUNTIF([.A1066:.D1066];[.A1066])=3;&quot;&quot;;[.A1066])" office:value-type="float" office:value="301" calcext:value-type="float">
            <text:p>301</text:p>
          </table:table-cell>
          <table:table-cell table:formula="of:=IF(COUNTIF([.B1066:.E1066];[.B1066])=3;&quot;&quot;;[.B1066])" office:value-type="float" office:value="817" calcext:value-type="float">
            <text:p>817</text:p>
          </table:table-cell>
          <table:table-cell table:formula="of:=IF(COUNTIF([.C1066:.F1066];[.C1066])=3;&quot;&quot;;[.C1066])" office:value-type="float" office:value="807" calcext:value-type="float">
            <text:p>807</text:p>
          </table:table-cell>
          <table:table-cell table:formula="of:=IF(COUNTIF([.D1066:.G1066];[.D1066])=3;&quot;&quot;;[.D1066])" office:value-type="float" office:value="149" calcext:value-type="float">
            <text:p>149</text:p>
          </table:table-cell>
          <table:table-cell table:style-name="ce5" table:formula="of:=IFERROR( IF( AND( COUNT([.E1066:.H1066])=3; MOD( AVERAGE([.E1066:.H1066]); 2)=1; MOD( AVERAGE([.I1066:.L106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01" calcext:value-type="float">
            <text:p>801</text:p>
          </table:table-cell>
          <table:table-cell office:value-type="float" office:value="590" calcext:value-type="float">
            <text:p>590</text:p>
          </table:table-cell>
          <table:table-cell office:value-type="float" office:value="487" calcext:value-type="float">
            <text:p>487</text:p>
          </table:table-cell>
          <table:table-cell office:value-type="float" office:value="253" calcext:value-type="float">
            <text:p>253</text:p>
          </table:table-cell>
          <table:table-cell table:formula="of:=IF(COUNTIF([.A1067:.D1067];[.A1067])=3;[.A1067];&quot;&quot;)">
            <text:p/>
          </table:table-cell>
          <table:table-cell table:formula="of:=IF(COUNTIF([.B1067:.E1067];[.B1067])=3;[.B1067];&quot;&quot;)">
            <text:p/>
          </table:table-cell>
          <table:table-cell table:formula="of:=IF(COUNTIF([.C1067:.F1067];[.C1067])=3;[.C1067];&quot;&quot;)">
            <text:p/>
          </table:table-cell>
          <table:table-cell table:formula="of:=IF(COUNTIF([.D1067:.G1067];[.D1067])=3;[.D1067];&quot;&quot;)">
            <text:p/>
          </table:table-cell>
          <table:table-cell table:formula="of:=IF(COUNTIF([.A1067:.D1067];[.A1067])=3;&quot;&quot;;[.A1067])" office:value-type="float" office:value="801" calcext:value-type="float">
            <text:p>801</text:p>
          </table:table-cell>
          <table:table-cell table:formula="of:=IF(COUNTIF([.B1067:.E1067];[.B1067])=3;&quot;&quot;;[.B1067])" office:value-type="float" office:value="590" calcext:value-type="float">
            <text:p>590</text:p>
          </table:table-cell>
          <table:table-cell table:formula="of:=IF(COUNTIF([.C1067:.F1067];[.C1067])=3;&quot;&quot;;[.C1067])" office:value-type="float" office:value="487" calcext:value-type="float">
            <text:p>487</text:p>
          </table:table-cell>
          <table:table-cell table:formula="of:=IF(COUNTIF([.D1067:.G1067];[.D1067])=3;&quot;&quot;;[.D1067])" office:value-type="float" office:value="253" calcext:value-type="float">
            <text:p>253</text:p>
          </table:table-cell>
          <table:table-cell table:style-name="ce5" table:formula="of:=IFERROR( IF( AND( COUNT([.E1067:.H1067])=3; MOD( AVERAGE([.E1067:.H1067]); 2)=1; MOD( AVERAGE([.I1067:.L106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office:value-type="float" office:value="582" calcext:value-type="float">
            <text:p>582</text:p>
          </table:table-cell>
          <table:table-cell table:number-columns-repeated="2" office:value-type="float" office:value="743" calcext:value-type="float">
            <text:p>743</text:p>
          </table:table-cell>
          <table:table-cell table:formula="of:=IF(COUNTIF([.A1068:.D1068];[.A1068])=3;[.A1068];&quot;&quot;)">
            <text:p/>
          </table:table-cell>
          <table:table-cell table:formula="of:=IF(COUNTIF([.B1068:.E1068];[.B1068])=3;[.B1068];&quot;&quot;)">
            <text:p/>
          </table:table-cell>
          <table:table-cell table:formula="of:=IF(COUNTIF([.C1068:.F1068];[.C1068])=3;[.C1068];&quot;&quot;)">
            <text:p/>
          </table:table-cell>
          <table:table-cell table:formula="of:=IF(COUNTIF([.D1068:.G1068];[.D1068])=3;[.D1068];&quot;&quot;)">
            <text:p/>
          </table:table-cell>
          <table:table-cell table:formula="of:=IF(COUNTIF([.A1068:.D1068];[.A1068])=3;&quot;&quot;;[.A1068])" office:value-type="float" office:value="669" calcext:value-type="float">
            <text:p>669</text:p>
          </table:table-cell>
          <table:table-cell table:formula="of:=IF(COUNTIF([.B1068:.E1068];[.B1068])=3;&quot;&quot;;[.B1068])" office:value-type="float" office:value="582" calcext:value-type="float">
            <text:p>582</text:p>
          </table:table-cell>
          <table:table-cell table:formula="of:=IF(COUNTIF([.C1068:.F1068];[.C1068])=3;&quot;&quot;;[.C1068])" office:value-type="float" office:value="743" calcext:value-type="float">
            <text:p>743</text:p>
          </table:table-cell>
          <table:table-cell table:formula="of:=IF(COUNTIF([.D1068:.G1068];[.D1068])=3;&quot;&quot;;[.D1068])" office:value-type="float" office:value="743" calcext:value-type="float">
            <text:p>743</text:p>
          </table:table-cell>
          <table:table-cell table:style-name="ce5" table:formula="of:=IFERROR( IF( AND( COUNT([.E1068:.H1068])=3; MOD( AVERAGE([.E1068:.H1068]); 2)=1; MOD( AVERAGE([.I1068:.L106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" calcext:value-type="float">
            <text:p>22</text:p>
          </table:table-cell>
          <table:table-cell office:value-type="float" office:value="907" calcext:value-type="float">
            <text:p>907</text:p>
          </table:table-cell>
          <table:table-cell office:value-type="float" office:value="198" calcext:value-type="float">
            <text:p>198</text:p>
          </table:table-cell>
          <table:table-cell table:formula="of:=IF(COUNTIF([.A1069:.D1069];[.A1069])=3;[.A1069];&quot;&quot;)">
            <text:p/>
          </table:table-cell>
          <table:table-cell table:formula="of:=IF(COUNTIF([.B1069:.E1069];[.B1069])=3;[.B1069];&quot;&quot;)">
            <text:p/>
          </table:table-cell>
          <table:table-cell table:formula="of:=IF(COUNTIF([.C1069:.F1069];[.C1069])=3;[.C1069];&quot;&quot;)">
            <text:p/>
          </table:table-cell>
          <table:table-cell table:formula="of:=IF(COUNTIF([.D1069:.G1069];[.D1069])=3;[.D1069];&quot;&quot;)">
            <text:p/>
          </table:table-cell>
          <table:table-cell table:formula="of:=IF(COUNTIF([.A1069:.D1069];[.A1069])=3;&quot;&quot;;[.A1069])" office:value-type="float" office:value="186" calcext:value-type="float">
            <text:p>186</text:p>
          </table:table-cell>
          <table:table-cell table:formula="of:=IF(COUNTIF([.B1069:.E1069];[.B1069])=3;&quot;&quot;;[.B1069])" office:value-type="float" office:value="22" calcext:value-type="float">
            <text:p>22</text:p>
          </table:table-cell>
          <table:table-cell table:formula="of:=IF(COUNTIF([.C1069:.F1069];[.C1069])=3;&quot;&quot;;[.C1069])" office:value-type="float" office:value="907" calcext:value-type="float">
            <text:p>907</text:p>
          </table:table-cell>
          <table:table-cell table:formula="of:=IF(COUNTIF([.D1069:.G1069];[.D1069])=3;&quot;&quot;;[.D1069])" office:value-type="float" office:value="198" calcext:value-type="float">
            <text:p>198</text:p>
          </table:table-cell>
          <table:table-cell table:style-name="ce5" table:formula="of:=IFERROR( IF( AND( COUNT([.E1069:.H1069])=3; MOD( AVERAGE([.E1069:.H1069]); 2)=1; MOD( AVERAGE([.I1069:.L106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office:value-type="float" office:value="513" calcext:value-type="float">
            <text:p>513</text:p>
          </table:table-cell>
          <table:table-cell office:value-type="float" office:value="630" calcext:value-type="float">
            <text:p>630</text:p>
          </table:table-cell>
          <table:table-cell office:value-type="float" office:value="159" calcext:value-type="float">
            <text:p>159</text:p>
          </table:table-cell>
          <table:table-cell table:formula="of:=IF(COUNTIF([.A1070:.D1070];[.A1070])=3;[.A1070];&quot;&quot;)">
            <text:p/>
          </table:table-cell>
          <table:table-cell table:formula="of:=IF(COUNTIF([.B1070:.E1070];[.B1070])=3;[.B1070];&quot;&quot;)">
            <text:p/>
          </table:table-cell>
          <table:table-cell table:formula="of:=IF(COUNTIF([.C1070:.F1070];[.C1070])=3;[.C1070];&quot;&quot;)">
            <text:p/>
          </table:table-cell>
          <table:table-cell table:formula="of:=IF(COUNTIF([.D1070:.G1070];[.D1070])=3;[.D1070];&quot;&quot;)">
            <text:p/>
          </table:table-cell>
          <table:table-cell table:formula="of:=IF(COUNTIF([.A1070:.D1070];[.A1070])=3;&quot;&quot;;[.A1070])" office:value-type="float" office:value="104" calcext:value-type="float">
            <text:p>104</text:p>
          </table:table-cell>
          <table:table-cell table:formula="of:=IF(COUNTIF([.B1070:.E1070];[.B1070])=3;&quot;&quot;;[.B1070])" office:value-type="float" office:value="513" calcext:value-type="float">
            <text:p>513</text:p>
          </table:table-cell>
          <table:table-cell table:formula="of:=IF(COUNTIF([.C1070:.F1070];[.C1070])=3;&quot;&quot;;[.C1070])" office:value-type="float" office:value="630" calcext:value-type="float">
            <text:p>630</text:p>
          </table:table-cell>
          <table:table-cell table:formula="of:=IF(COUNTIF([.D1070:.G1070];[.D1070])=3;&quot;&quot;;[.D1070])" office:value-type="float" office:value="159" calcext:value-type="float">
            <text:p>159</text:p>
          </table:table-cell>
          <table:table-cell table:style-name="ce5" table:formula="of:=IFERROR( IF( AND( COUNT([.E1070:.H1070])=3; MOD( AVERAGE([.E1070:.H1070]); 2)=1; MOD( AVERAGE([.I1070:.L107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1" calcext:value-type="float">
            <text:p>241</text:p>
          </table:table-cell>
          <table:table-cell office:value-type="float" office:value="465" calcext:value-type="float">
            <text:p>465</text:p>
          </table:table-cell>
          <table:table-cell office:value-type="float" office:value="69" calcext:value-type="float">
            <text:p>69</text:p>
          </table:table-cell>
          <table:table-cell table:formula="of:=IF(COUNTIF([.A1071:.D1071];[.A1071])=3;[.A1071];&quot;&quot;)">
            <text:p/>
          </table:table-cell>
          <table:table-cell table:formula="of:=IF(COUNTIF([.B1071:.E1071];[.B1071])=3;[.B1071];&quot;&quot;)">
            <text:p/>
          </table:table-cell>
          <table:table-cell table:formula="of:=IF(COUNTIF([.C1071:.F1071];[.C1071])=3;[.C1071];&quot;&quot;)">
            <text:p/>
          </table:table-cell>
          <table:table-cell table:formula="of:=IF(COUNTIF([.D1071:.G1071];[.D1071])=3;[.D1071];&quot;&quot;)">
            <text:p/>
          </table:table-cell>
          <table:table-cell table:formula="of:=IF(COUNTIF([.A1071:.D1071];[.A1071])=3;&quot;&quot;;[.A1071])" office:value-type="float" office:value="110" calcext:value-type="float">
            <text:p>110</text:p>
          </table:table-cell>
          <table:table-cell table:formula="of:=IF(COUNTIF([.B1071:.E1071];[.B1071])=3;&quot;&quot;;[.B1071])" office:value-type="float" office:value="241" calcext:value-type="float">
            <text:p>241</text:p>
          </table:table-cell>
          <table:table-cell table:formula="of:=IF(COUNTIF([.C1071:.F1071];[.C1071])=3;&quot;&quot;;[.C1071])" office:value-type="float" office:value="465" calcext:value-type="float">
            <text:p>465</text:p>
          </table:table-cell>
          <table:table-cell table:formula="of:=IF(COUNTIF([.D1071:.G1071];[.D1071])=3;&quot;&quot;;[.D1071])" office:value-type="float" office:value="69" calcext:value-type="float">
            <text:p>69</text:p>
          </table:table-cell>
          <table:table-cell table:style-name="ce5" table:formula="of:=IFERROR( IF( AND( COUNT([.E1071:.H1071])=3; MOD( AVERAGE([.E1071:.H1071]); 2)=1; MOD( AVERAGE([.I1071:.L107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07" calcext:value-type="float">
            <text:p>607</text:p>
          </table:table-cell>
          <table:table-cell office:value-type="float" office:value="59" calcext:value-type="float">
            <text:p>59</text:p>
          </table:table-cell>
          <table:table-cell office:value-type="float" office:value="211" calcext:value-type="float">
            <text:p>211</text:p>
          </table:table-cell>
          <table:table-cell table:formula="of:=IF(COUNTIF([.A1072:.D1072];[.A1072])=3;[.A1072];&quot;&quot;)">
            <text:p/>
          </table:table-cell>
          <table:table-cell table:formula="of:=IF(COUNTIF([.B1072:.E1072];[.B1072])=3;[.B1072];&quot;&quot;)">
            <text:p/>
          </table:table-cell>
          <table:table-cell table:formula="of:=IF(COUNTIF([.C1072:.F1072];[.C1072])=3;[.C1072];&quot;&quot;)">
            <text:p/>
          </table:table-cell>
          <table:table-cell table:formula="of:=IF(COUNTIF([.D1072:.G1072];[.D1072])=3;[.D1072];&quot;&quot;)">
            <text:p/>
          </table:table-cell>
          <table:table-cell table:formula="of:=IF(COUNTIF([.A1072:.D1072];[.A1072])=3;&quot;&quot;;[.A1072])" office:value-type="float" office:value="449" calcext:value-type="float">
            <text:p>449</text:p>
          </table:table-cell>
          <table:table-cell table:formula="of:=IF(COUNTIF([.B1072:.E1072];[.B1072])=3;&quot;&quot;;[.B1072])" office:value-type="float" office:value="607" calcext:value-type="float">
            <text:p>607</text:p>
          </table:table-cell>
          <table:table-cell table:formula="of:=IF(COUNTIF([.C1072:.F1072];[.C1072])=3;&quot;&quot;;[.C1072])" office:value-type="float" office:value="59" calcext:value-type="float">
            <text:p>59</text:p>
          </table:table-cell>
          <table:table-cell table:formula="of:=IF(COUNTIF([.D1072:.G1072];[.D1072])=3;&quot;&quot;;[.D1072])" office:value-type="float" office:value="211" calcext:value-type="float">
            <text:p>211</text:p>
          </table:table-cell>
          <table:table-cell table:style-name="ce5" table:formula="of:=IFERROR( IF( AND( COUNT([.E1072:.H1072])=3; MOD( AVERAGE([.E1072:.H1072]); 2)=1; MOD( AVERAGE([.I1072:.L107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37" calcext:value-type="float">
            <text:p>937</text:p>
          </table:table-cell>
          <table:table-cell office:value-type="float" office:value="364" calcext:value-type="float">
            <text:p>364</text:p>
          </table:table-cell>
          <table:table-cell office:value-type="float" office:value="624" calcext:value-type="float">
            <text:p>624</text:p>
          </table:table-cell>
          <table:table-cell office:value-type="float" office:value="534" calcext:value-type="float">
            <text:p>534</text:p>
          </table:table-cell>
          <table:table-cell table:formula="of:=IF(COUNTIF([.A1073:.D1073];[.A1073])=3;[.A1073];&quot;&quot;)">
            <text:p/>
          </table:table-cell>
          <table:table-cell table:formula="of:=IF(COUNTIF([.B1073:.E1073];[.B1073])=3;[.B1073];&quot;&quot;)">
            <text:p/>
          </table:table-cell>
          <table:table-cell table:formula="of:=IF(COUNTIF([.C1073:.F1073];[.C1073])=3;[.C1073];&quot;&quot;)">
            <text:p/>
          </table:table-cell>
          <table:table-cell table:formula="of:=IF(COUNTIF([.D1073:.G1073];[.D1073])=3;[.D1073];&quot;&quot;)">
            <text:p/>
          </table:table-cell>
          <table:table-cell table:formula="of:=IF(COUNTIF([.A1073:.D1073];[.A1073])=3;&quot;&quot;;[.A1073])" office:value-type="float" office:value="937" calcext:value-type="float">
            <text:p>937</text:p>
          </table:table-cell>
          <table:table-cell table:formula="of:=IF(COUNTIF([.B1073:.E1073];[.B1073])=3;&quot;&quot;;[.B1073])" office:value-type="float" office:value="364" calcext:value-type="float">
            <text:p>364</text:p>
          </table:table-cell>
          <table:table-cell table:formula="of:=IF(COUNTIF([.C1073:.F1073];[.C1073])=3;&quot;&quot;;[.C1073])" office:value-type="float" office:value="624" calcext:value-type="float">
            <text:p>624</text:p>
          </table:table-cell>
          <table:table-cell table:formula="of:=IF(COUNTIF([.D1073:.G1073];[.D1073])=3;&quot;&quot;;[.D1073])" office:value-type="float" office:value="534" calcext:value-type="float">
            <text:p>534</text:p>
          </table:table-cell>
          <table:table-cell table:style-name="ce5" table:formula="of:=IFERROR( IF( AND( COUNT([.E1073:.H1073])=3; MOD( AVERAGE([.E1073:.H1073]); 2)=1; MOD( AVERAGE([.I1073:.L107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546" calcext:value-type="float">
            <text:p>546</text:p>
          </table:table-cell>
          <table:table-cell office:value-type="float" office:value="762" calcext:value-type="float">
            <text:p>762</text:p>
          </table:table-cell>
          <table:table-cell table:formula="of:=IF(COUNTIF([.A1074:.D1074];[.A1074])=3;[.A1074];&quot;&quot;)">
            <text:p/>
          </table:table-cell>
          <table:table-cell table:formula="of:=IF(COUNTIF([.B1074:.E1074];[.B1074])=3;[.B1074];&quot;&quot;)">
            <text:p/>
          </table:table-cell>
          <table:table-cell table:formula="of:=IF(COUNTIF([.C1074:.F1074];[.C1074])=3;[.C1074];&quot;&quot;)">
            <text:p/>
          </table:table-cell>
          <table:table-cell table:formula="of:=IF(COUNTIF([.D1074:.G1074];[.D1074])=3;[.D1074];&quot;&quot;)">
            <text:p/>
          </table:table-cell>
          <table:table-cell table:formula="of:=IF(COUNTIF([.A1074:.D1074];[.A1074])=3;&quot;&quot;;[.A1074])" office:value-type="float" office:value="63" calcext:value-type="float">
            <text:p>63</text:p>
          </table:table-cell>
          <table:table-cell table:formula="of:=IF(COUNTIF([.B1074:.E1074];[.B1074])=3;&quot;&quot;;[.B1074])" office:value-type="float" office:value="68" calcext:value-type="float">
            <text:p>68</text:p>
          </table:table-cell>
          <table:table-cell table:formula="of:=IF(COUNTIF([.C1074:.F1074];[.C1074])=3;&quot;&quot;;[.C1074])" office:value-type="float" office:value="546" calcext:value-type="float">
            <text:p>546</text:p>
          </table:table-cell>
          <table:table-cell table:formula="of:=IF(COUNTIF([.D1074:.G1074];[.D1074])=3;&quot;&quot;;[.D1074])" office:value-type="float" office:value="762" calcext:value-type="float">
            <text:p>762</text:p>
          </table:table-cell>
          <table:table-cell table:style-name="ce5" table:formula="of:=IFERROR( IF( AND( COUNT([.E1074:.H1074])=3; MOD( AVERAGE([.E1074:.H1074]); 2)=1; MOD( AVERAGE([.I1074:.L107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" calcext:value-type="float">
            <text:p>7</text:p>
          </table:table-cell>
          <table:table-cell office:value-type="float" office:value="535" calcext:value-type="float">
            <text:p>535</text:p>
          </table:table-cell>
          <table:table-cell office:value-type="float" office:value="930" calcext:value-type="float">
            <text:p>930</text:p>
          </table:table-cell>
          <table:table-cell table:formula="of:=IF(COUNTIF([.A1075:.D1075];[.A1075])=3;[.A1075];&quot;&quot;)">
            <text:p/>
          </table:table-cell>
          <table:table-cell table:formula="of:=IF(COUNTIF([.B1075:.E1075];[.B1075])=3;[.B1075];&quot;&quot;)">
            <text:p/>
          </table:table-cell>
          <table:table-cell table:formula="of:=IF(COUNTIF([.C1075:.F1075];[.C1075])=3;[.C1075];&quot;&quot;)">
            <text:p/>
          </table:table-cell>
          <table:table-cell table:formula="of:=IF(COUNTIF([.D1075:.G1075];[.D1075])=3;[.D1075];&quot;&quot;)">
            <text:p/>
          </table:table-cell>
          <table:table-cell table:formula="of:=IF(COUNTIF([.A1075:.D1075];[.A1075])=3;&quot;&quot;;[.A1075])" office:value-type="float" office:value="930" calcext:value-type="float">
            <text:p>930</text:p>
          </table:table-cell>
          <table:table-cell table:formula="of:=IF(COUNTIF([.B1075:.E1075];[.B1075])=3;&quot;&quot;;[.B1075])" office:value-type="float" office:value="7" calcext:value-type="float">
            <text:p>7</text:p>
          </table:table-cell>
          <table:table-cell table:formula="of:=IF(COUNTIF([.C1075:.F1075];[.C1075])=3;&quot;&quot;;[.C1075])" office:value-type="float" office:value="535" calcext:value-type="float">
            <text:p>535</text:p>
          </table:table-cell>
          <table:table-cell table:formula="of:=IF(COUNTIF([.D1075:.G1075];[.D1075])=3;&quot;&quot;;[.D1075])" office:value-type="float" office:value="930" calcext:value-type="float">
            <text:p>930</text:p>
          </table:table-cell>
          <table:table-cell table:style-name="ce5" table:formula="of:=IFERROR( IF( AND( COUNT([.E1075:.H1075])=3; MOD( AVERAGE([.E1075:.H1075]); 2)=1; MOD( AVERAGE([.I1075:.L107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82" calcext:value-type="float">
            <text:p>782</text:p>
          </table:table-cell>
          <table:table-cell office:value-type="float" office:value="521" calcext:value-type="float">
            <text:p>521</text:p>
          </table:table-cell>
          <table:table-cell office:value-type="float" office:value="850" calcext:value-type="float">
            <text:p>850</text:p>
          </table:table-cell>
          <table:table-cell office:value-type="float" office:value="220" calcext:value-type="float">
            <text:p>220</text:p>
          </table:table-cell>
          <table:table-cell table:formula="of:=IF(COUNTIF([.A1076:.D1076];[.A1076])=3;[.A1076];&quot;&quot;)">
            <text:p/>
          </table:table-cell>
          <table:table-cell table:formula="of:=IF(COUNTIF([.B1076:.E1076];[.B1076])=3;[.B1076];&quot;&quot;)">
            <text:p/>
          </table:table-cell>
          <table:table-cell table:formula="of:=IF(COUNTIF([.C1076:.F1076];[.C1076])=3;[.C1076];&quot;&quot;)">
            <text:p/>
          </table:table-cell>
          <table:table-cell table:formula="of:=IF(COUNTIF([.D1076:.G1076];[.D1076])=3;[.D1076];&quot;&quot;)">
            <text:p/>
          </table:table-cell>
          <table:table-cell table:formula="of:=IF(COUNTIF([.A1076:.D1076];[.A1076])=3;&quot;&quot;;[.A1076])" office:value-type="float" office:value="782" calcext:value-type="float">
            <text:p>782</text:p>
          </table:table-cell>
          <table:table-cell table:formula="of:=IF(COUNTIF([.B1076:.E1076];[.B1076])=3;&quot;&quot;;[.B1076])" office:value-type="float" office:value="521" calcext:value-type="float">
            <text:p>521</text:p>
          </table:table-cell>
          <table:table-cell table:formula="of:=IF(COUNTIF([.C1076:.F1076];[.C1076])=3;&quot;&quot;;[.C1076])" office:value-type="float" office:value="850" calcext:value-type="float">
            <text:p>850</text:p>
          </table:table-cell>
          <table:table-cell table:formula="of:=IF(COUNTIF([.D1076:.G1076];[.D1076])=3;&quot;&quot;;[.D1076])" office:value-type="float" office:value="220" calcext:value-type="float">
            <text:p>220</text:p>
          </table:table-cell>
          <table:table-cell table:style-name="ce5" table:formula="of:=IFERROR( IF( AND( COUNT([.E1076:.H1076])=3; MOD( AVERAGE([.E1076:.H1076]); 2)=1; MOD( AVERAGE([.I1076:.L107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0" calcext:value-type="float">
            <text:p>70</text:p>
          </table:table-cell>
          <table:table-cell office:value-type="float" office:value="973" calcext:value-type="float">
            <text:p>973</text:p>
          </table:table-cell>
          <table:table-cell office:value-type="float" office:value="368" calcext:value-type="float">
            <text:p>368</text:p>
          </table:table-cell>
          <table:table-cell table:formula="of:=IF(COUNTIF([.A1077:.D1077];[.A1077])=3;[.A1077];&quot;&quot;)">
            <text:p/>
          </table:table-cell>
          <table:table-cell table:formula="of:=IF(COUNTIF([.B1077:.E1077];[.B1077])=3;[.B1077];&quot;&quot;)">
            <text:p/>
          </table:table-cell>
          <table:table-cell table:formula="of:=IF(COUNTIF([.C1077:.F1077];[.C1077])=3;[.C1077];&quot;&quot;)">
            <text:p/>
          </table:table-cell>
          <table:table-cell table:formula="of:=IF(COUNTIF([.D1077:.G1077];[.D1077])=3;[.D1077];&quot;&quot;)">
            <text:p/>
          </table:table-cell>
          <table:table-cell table:formula="of:=IF(COUNTIF([.A1077:.D1077];[.A1077])=3;&quot;&quot;;[.A1077])" office:value-type="float" office:value="388" calcext:value-type="float">
            <text:p>388</text:p>
          </table:table-cell>
          <table:table-cell table:formula="of:=IF(COUNTIF([.B1077:.E1077];[.B1077])=3;&quot;&quot;;[.B1077])" office:value-type="float" office:value="70" calcext:value-type="float">
            <text:p>70</text:p>
          </table:table-cell>
          <table:table-cell table:formula="of:=IF(COUNTIF([.C1077:.F1077];[.C1077])=3;&quot;&quot;;[.C1077])" office:value-type="float" office:value="973" calcext:value-type="float">
            <text:p>973</text:p>
          </table:table-cell>
          <table:table-cell table:formula="of:=IF(COUNTIF([.D1077:.G1077];[.D1077])=3;&quot;&quot;;[.D1077])" office:value-type="float" office:value="368" calcext:value-type="float">
            <text:p>368</text:p>
          </table:table-cell>
          <table:table-cell table:style-name="ce5" table:formula="of:=IFERROR( IF( AND( COUNT([.E1077:.H1077])=3; MOD( AVERAGE([.E1077:.H1077]); 2)=1; MOD( AVERAGE([.I1077:.L107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office:value-type="float" office:value="439" calcext:value-type="float">
            <text:p>439</text:p>
          </table:table-cell>
          <table:table-cell office:value-type="float" office:value="870" calcext:value-type="float">
            <text:p>870</text:p>
          </table:table-cell>
          <table:table-cell office:value-type="float" office:value="559" calcext:value-type="float">
            <text:p>559</text:p>
          </table:table-cell>
          <table:table-cell table:formula="of:=IF(COUNTIF([.A1078:.D1078];[.A1078])=3;[.A1078];&quot;&quot;)">
            <text:p/>
          </table:table-cell>
          <table:table-cell table:formula="of:=IF(COUNTIF([.B1078:.E1078];[.B1078])=3;[.B1078];&quot;&quot;)">
            <text:p/>
          </table:table-cell>
          <table:table-cell table:formula="of:=IF(COUNTIF([.C1078:.F1078];[.C1078])=3;[.C1078];&quot;&quot;)">
            <text:p/>
          </table:table-cell>
          <table:table-cell table:formula="of:=IF(COUNTIF([.D1078:.G1078];[.D1078])=3;[.D1078];&quot;&quot;)">
            <text:p/>
          </table:table-cell>
          <table:table-cell table:formula="of:=IF(COUNTIF([.A1078:.D1078];[.A1078])=3;&quot;&quot;;[.A1078])" office:value-type="float" office:value="442" calcext:value-type="float">
            <text:p>442</text:p>
          </table:table-cell>
          <table:table-cell table:formula="of:=IF(COUNTIF([.B1078:.E1078];[.B1078])=3;&quot;&quot;;[.B1078])" office:value-type="float" office:value="439" calcext:value-type="float">
            <text:p>439</text:p>
          </table:table-cell>
          <table:table-cell table:formula="of:=IF(COUNTIF([.C1078:.F1078];[.C1078])=3;&quot;&quot;;[.C1078])" office:value-type="float" office:value="870" calcext:value-type="float">
            <text:p>870</text:p>
          </table:table-cell>
          <table:table-cell table:formula="of:=IF(COUNTIF([.D1078:.G1078];[.D1078])=3;&quot;&quot;;[.D1078])" office:value-type="float" office:value="559" calcext:value-type="float">
            <text:p>559</text:p>
          </table:table-cell>
          <table:table-cell table:style-name="ce5" table:formula="of:=IFERROR( IF( AND( COUNT([.E1078:.H1078])=3; MOD( AVERAGE([.E1078:.H1078]); 2)=1; MOD( AVERAGE([.I1078:.L107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office:value-type="float" office:value="679" calcext:value-type="float">
            <text:p>679</text:p>
          </table:table-cell>
          <table:table-cell office:value-type="float" office:value="705" calcext:value-type="float">
            <text:p>705</text:p>
          </table:table-cell>
          <table:table-cell office:value-type="float" office:value="469" calcext:value-type="float">
            <text:p>469</text:p>
          </table:table-cell>
          <table:table-cell table:formula="of:=IF(COUNTIF([.A1079:.D1079];[.A1079])=3;[.A1079];&quot;&quot;)">
            <text:p/>
          </table:table-cell>
          <table:table-cell table:formula="of:=IF(COUNTIF([.B1079:.E1079];[.B1079])=3;[.B1079];&quot;&quot;)">
            <text:p/>
          </table:table-cell>
          <table:table-cell table:formula="of:=IF(COUNTIF([.C1079:.F1079];[.C1079])=3;[.C1079];&quot;&quot;)">
            <text:p/>
          </table:table-cell>
          <table:table-cell table:formula="of:=IF(COUNTIF([.D1079:.G1079];[.D1079])=3;[.D1079];&quot;&quot;)">
            <text:p/>
          </table:table-cell>
          <table:table-cell table:formula="of:=IF(COUNTIF([.A1079:.D1079];[.A1079])=3;&quot;&quot;;[.A1079])" office:value-type="float" office:value="362" calcext:value-type="float">
            <text:p>362</text:p>
          </table:table-cell>
          <table:table-cell table:formula="of:=IF(COUNTIF([.B1079:.E1079];[.B1079])=3;&quot;&quot;;[.B1079])" office:value-type="float" office:value="679" calcext:value-type="float">
            <text:p>679</text:p>
          </table:table-cell>
          <table:table-cell table:formula="of:=IF(COUNTIF([.C1079:.F1079];[.C1079])=3;&quot;&quot;;[.C1079])" office:value-type="float" office:value="705" calcext:value-type="float">
            <text:p>705</text:p>
          </table:table-cell>
          <table:table-cell table:formula="of:=IF(COUNTIF([.D1079:.G1079];[.D1079])=3;&quot;&quot;;[.D1079])" office:value-type="float" office:value="469" calcext:value-type="float">
            <text:p>469</text:p>
          </table:table-cell>
          <table:table-cell table:style-name="ce5" table:formula="of:=IFERROR( IF( AND( COUNT([.E1079:.H1079])=3; MOD( AVERAGE([.E1079:.H1079]); 2)=1; MOD( AVERAGE([.I1079:.L107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office:value-type="float" office:value="829" calcext:value-type="float">
            <text:p>829</text:p>
          </table:table-cell>
          <table:table-cell office:value-type="float" office:value="972" calcext:value-type="float">
            <text:p>972</text:p>
          </table:table-cell>
          <table:table-cell office:value-type="float" office:value="364" calcext:value-type="float">
            <text:p>364</text:p>
          </table:table-cell>
          <table:table-cell table:formula="of:=IF(COUNTIF([.A1080:.D1080];[.A1080])=3;[.A1080];&quot;&quot;)">
            <text:p/>
          </table:table-cell>
          <table:table-cell table:formula="of:=IF(COUNTIF([.B1080:.E1080];[.B1080])=3;[.B1080];&quot;&quot;)">
            <text:p/>
          </table:table-cell>
          <table:table-cell table:formula="of:=IF(COUNTIF([.C1080:.F1080];[.C1080])=3;[.C1080];&quot;&quot;)">
            <text:p/>
          </table:table-cell>
          <table:table-cell table:formula="of:=IF(COUNTIF([.D1080:.G1080];[.D1080])=3;[.D1080];&quot;&quot;)">
            <text:p/>
          </table:table-cell>
          <table:table-cell table:formula="of:=IF(COUNTIF([.A1080:.D1080];[.A1080])=3;&quot;&quot;;[.A1080])" office:value-type="float" office:value="599" calcext:value-type="float">
            <text:p>599</text:p>
          </table:table-cell>
          <table:table-cell table:formula="of:=IF(COUNTIF([.B1080:.E1080];[.B1080])=3;&quot;&quot;;[.B1080])" office:value-type="float" office:value="829" calcext:value-type="float">
            <text:p>829</text:p>
          </table:table-cell>
          <table:table-cell table:formula="of:=IF(COUNTIF([.C1080:.F1080];[.C1080])=3;&quot;&quot;;[.C1080])" office:value-type="float" office:value="972" calcext:value-type="float">
            <text:p>972</text:p>
          </table:table-cell>
          <table:table-cell table:formula="of:=IF(COUNTIF([.D1080:.G1080];[.D1080])=3;&quot;&quot;;[.D1080])" office:value-type="float" office:value="364" calcext:value-type="float">
            <text:p>364</text:p>
          </table:table-cell>
          <table:table-cell table:style-name="ce5" table:formula="of:=IFERROR( IF( AND( COUNT([.E1080:.H1080])=3; MOD( AVERAGE([.E1080:.H1080]); 2)=1; MOD( AVERAGE([.I1080:.L108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office:value-type="float" office:value="798" calcext:value-type="float">
            <text:p>798</text:p>
          </table:table-cell>
          <table:table-cell office:value-type="float" office:value="653" calcext:value-type="float">
            <text:p>653</text:p>
          </table:table-cell>
          <table:table-cell office:value-type="float" office:value="625" calcext:value-type="float">
            <text:p>625</text:p>
          </table:table-cell>
          <table:table-cell table:formula="of:=IF(COUNTIF([.A1081:.D1081];[.A1081])=3;[.A1081];&quot;&quot;)">
            <text:p/>
          </table:table-cell>
          <table:table-cell table:formula="of:=IF(COUNTIF([.B1081:.E1081];[.B1081])=3;[.B1081];&quot;&quot;)">
            <text:p/>
          </table:table-cell>
          <table:table-cell table:formula="of:=IF(COUNTIF([.C1081:.F1081];[.C1081])=3;[.C1081];&quot;&quot;)">
            <text:p/>
          </table:table-cell>
          <table:table-cell table:formula="of:=IF(COUNTIF([.D1081:.G1081];[.D1081])=3;[.D1081];&quot;&quot;)">
            <text:p/>
          </table:table-cell>
          <table:table-cell table:formula="of:=IF(COUNTIF([.A1081:.D1081];[.A1081])=3;&quot;&quot;;[.A1081])" office:value-type="float" office:value="407" calcext:value-type="float">
            <text:p>407</text:p>
          </table:table-cell>
          <table:table-cell table:formula="of:=IF(COUNTIF([.B1081:.E1081];[.B1081])=3;&quot;&quot;;[.B1081])" office:value-type="float" office:value="798" calcext:value-type="float">
            <text:p>798</text:p>
          </table:table-cell>
          <table:table-cell table:formula="of:=IF(COUNTIF([.C1081:.F1081];[.C1081])=3;&quot;&quot;;[.C1081])" office:value-type="float" office:value="653" calcext:value-type="float">
            <text:p>653</text:p>
          </table:table-cell>
          <table:table-cell table:formula="of:=IF(COUNTIF([.D1081:.G1081];[.D1081])=3;&quot;&quot;;[.D1081])" office:value-type="float" office:value="625" calcext:value-type="float">
            <text:p>625</text:p>
          </table:table-cell>
          <table:table-cell table:style-name="ce5" table:formula="of:=IFERROR( IF( AND( COUNT([.E1081:.H1081])=3; MOD( AVERAGE([.E1081:.H1081]); 2)=1; MOD( AVERAGE([.I1081:.L108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24" calcext:value-type="float">
            <text:p>424</text:p>
          </table:table-cell>
          <table:table-cell office:value-type="float" office:value="58" calcext:value-type="float">
            <text:p>58</text:p>
          </table:table-cell>
          <table:table-cell office:value-type="float" office:value="867" calcext:value-type="float">
            <text:p>867</text:p>
          </table:table-cell>
          <table:table-cell table:formula="of:=IF(COUNTIF([.A1082:.D1082];[.A1082])=3;[.A1082];&quot;&quot;)">
            <text:p/>
          </table:table-cell>
          <table:table-cell table:formula="of:=IF(COUNTIF([.B1082:.E1082];[.B1082])=3;[.B1082];&quot;&quot;)">
            <text:p/>
          </table:table-cell>
          <table:table-cell table:formula="of:=IF(COUNTIF([.C1082:.F1082];[.C1082])=3;[.C1082];&quot;&quot;)">
            <text:p/>
          </table:table-cell>
          <table:table-cell table:formula="of:=IF(COUNTIF([.D1082:.G1082];[.D1082])=3;[.D1082];&quot;&quot;)">
            <text:p/>
          </table:table-cell>
          <table:table-cell table:formula="of:=IF(COUNTIF([.A1082:.D1082];[.A1082])=3;&quot;&quot;;[.A1082])" office:value-type="float" office:value="113" calcext:value-type="float">
            <text:p>113</text:p>
          </table:table-cell>
          <table:table-cell table:formula="of:=IF(COUNTIF([.B1082:.E1082];[.B1082])=3;&quot;&quot;;[.B1082])" office:value-type="float" office:value="424" calcext:value-type="float">
            <text:p>424</text:p>
          </table:table-cell>
          <table:table-cell table:formula="of:=IF(COUNTIF([.C1082:.F1082];[.C1082])=3;&quot;&quot;;[.C1082])" office:value-type="float" office:value="58" calcext:value-type="float">
            <text:p>58</text:p>
          </table:table-cell>
          <table:table-cell table:formula="of:=IF(COUNTIF([.D1082:.G1082];[.D1082])=3;&quot;&quot;;[.D1082])" office:value-type="float" office:value="867" calcext:value-type="float">
            <text:p>867</text:p>
          </table:table-cell>
          <table:table-cell table:style-name="ce5" table:formula="of:=IFERROR( IF( AND( COUNT([.E1082:.H1082])=3; MOD( AVERAGE([.E1082:.H1082]); 2)=1; MOD( AVERAGE([.I1082:.L108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office:value-type="float" office:value="294" calcext:value-type="float">
            <text:p>294</text:p>
          </table:table-cell>
          <table:table-cell office:value-type="float" office:value="327" calcext:value-type="float">
            <text:p>327</text:p>
          </table:table-cell>
          <table:table-cell office:value-type="float" office:value="386" calcext:value-type="float">
            <text:p>386</text:p>
          </table:table-cell>
          <table:table-cell table:formula="of:=IF(COUNTIF([.A1083:.D1083];[.A1083])=3;[.A1083];&quot;&quot;)">
            <text:p/>
          </table:table-cell>
          <table:table-cell table:formula="of:=IF(COUNTIF([.B1083:.E1083];[.B1083])=3;[.B1083];&quot;&quot;)">
            <text:p/>
          </table:table-cell>
          <table:table-cell table:formula="of:=IF(COUNTIF([.C1083:.F1083];[.C1083])=3;[.C1083];&quot;&quot;)">
            <text:p/>
          </table:table-cell>
          <table:table-cell table:formula="of:=IF(COUNTIF([.D1083:.G1083];[.D1083])=3;[.D1083];&quot;&quot;)">
            <text:p/>
          </table:table-cell>
          <table:table-cell table:formula="of:=IF(COUNTIF([.A1083:.D1083];[.A1083])=3;&quot;&quot;;[.A1083])" office:value-type="float" office:value="598" calcext:value-type="float">
            <text:p>598</text:p>
          </table:table-cell>
          <table:table-cell table:formula="of:=IF(COUNTIF([.B1083:.E1083];[.B1083])=3;&quot;&quot;;[.B1083])" office:value-type="float" office:value="294" calcext:value-type="float">
            <text:p>294</text:p>
          </table:table-cell>
          <table:table-cell table:formula="of:=IF(COUNTIF([.C1083:.F1083];[.C1083])=3;&quot;&quot;;[.C1083])" office:value-type="float" office:value="327" calcext:value-type="float">
            <text:p>327</text:p>
          </table:table-cell>
          <table:table-cell table:formula="of:=IF(COUNTIF([.D1083:.G1083];[.D1083])=3;&quot;&quot;;[.D1083])" office:value-type="float" office:value="386" calcext:value-type="float">
            <text:p>386</text:p>
          </table:table-cell>
          <table:table-cell table:style-name="ce5" table:formula="of:=IFERROR( IF( AND( COUNT([.E1083:.H1083])=3; MOD( AVERAGE([.E1083:.H1083]); 2)=1; MOD( AVERAGE([.I1083:.L108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515" calcext:value-type="float">
            <text:p>515</text:p>
          </table:table-cell>
          <table:table-cell office:value-type="float" office:value="661" calcext:value-type="float">
            <text:p>661</text:p>
          </table:table-cell>
          <table:table-cell table:formula="of:=IF(COUNTIF([.A1084:.D1084];[.A1084])=3;[.A1084];&quot;&quot;)">
            <text:p/>
          </table:table-cell>
          <table:table-cell table:formula="of:=IF(COUNTIF([.B1084:.E1084];[.B1084])=3;[.B1084];&quot;&quot;)">
            <text:p/>
          </table:table-cell>
          <table:table-cell table:formula="of:=IF(COUNTIF([.C1084:.F1084];[.C1084])=3;[.C1084];&quot;&quot;)">
            <text:p/>
          </table:table-cell>
          <table:table-cell table:formula="of:=IF(COUNTIF([.D1084:.G1084];[.D1084])=3;[.D1084];&quot;&quot;)">
            <text:p/>
          </table:table-cell>
          <table:table-cell table:formula="of:=IF(COUNTIF([.A1084:.D1084];[.A1084])=3;&quot;&quot;;[.A1084])" office:value-type="float" office:value="265" calcext:value-type="float">
            <text:p>265</text:p>
          </table:table-cell>
          <table:table-cell table:formula="of:=IF(COUNTIF([.B1084:.E1084];[.B1084])=3;&quot;&quot;;[.B1084])" office:value-type="float" office:value="226" calcext:value-type="float">
            <text:p>226</text:p>
          </table:table-cell>
          <table:table-cell table:formula="of:=IF(COUNTIF([.C1084:.F1084];[.C1084])=3;&quot;&quot;;[.C1084])" office:value-type="float" office:value="515" calcext:value-type="float">
            <text:p>515</text:p>
          </table:table-cell>
          <table:table-cell table:formula="of:=IF(COUNTIF([.D1084:.G1084];[.D1084])=3;&quot;&quot;;[.D1084])" office:value-type="float" office:value="661" calcext:value-type="float">
            <text:p>661</text:p>
          </table:table-cell>
          <table:table-cell table:style-name="ce5" table:formula="of:=IFERROR( IF( AND( COUNT([.E1084:.H1084])=3; MOD( AVERAGE([.E1084:.H1084]); 2)=1; MOD( AVERAGE([.I1084:.L108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387" calcext:value-type="float">
            <text:p>387</text:p>
          </table:table-cell>
          <table:table-cell office:value-type="float" office:value="202" calcext:value-type="float">
            <text:p>202</text:p>
          </table:table-cell>
          <table:table-cell table:formula="of:=IF(COUNTIF([.A1085:.D1085];[.A1085])=3;[.A1085];&quot;&quot;)">
            <text:p/>
          </table:table-cell>
          <table:table-cell table:formula="of:=IF(COUNTIF([.B1085:.E1085];[.B1085])=3;[.B1085];&quot;&quot;)">
            <text:p/>
          </table:table-cell>
          <table:table-cell table:formula="of:=IF(COUNTIF([.C1085:.F1085];[.C1085])=3;[.C1085];&quot;&quot;)">
            <text:p/>
          </table:table-cell>
          <table:table-cell table:formula="of:=IF(COUNTIF([.D1085:.G1085];[.D1085])=3;[.D1085];&quot;&quot;)">
            <text:p/>
          </table:table-cell>
          <table:table-cell table:formula="of:=IF(COUNTIF([.A1085:.D1085];[.A1085])=3;&quot;&quot;;[.A1085])" office:value-type="float" office:value="4" calcext:value-type="float">
            <text:p>4</text:p>
          </table:table-cell>
          <table:table-cell table:formula="of:=IF(COUNTIF([.B1085:.E1085];[.B1085])=3;&quot;&quot;;[.B1085])" office:value-type="float" office:value="453" calcext:value-type="float">
            <text:p>453</text:p>
          </table:table-cell>
          <table:table-cell table:formula="of:=IF(COUNTIF([.C1085:.F1085];[.C1085])=3;&quot;&quot;;[.C1085])" office:value-type="float" office:value="387" calcext:value-type="float">
            <text:p>387</text:p>
          </table:table-cell>
          <table:table-cell table:formula="of:=IF(COUNTIF([.D1085:.G1085];[.D1085])=3;&quot;&quot;;[.D1085])" office:value-type="float" office:value="202" calcext:value-type="float">
            <text:p>202</text:p>
          </table:table-cell>
          <table:table-cell table:style-name="ce5" table:formula="of:=IFERROR( IF( AND( COUNT([.E1085:.H1085])=3; MOD( AVERAGE([.E1085:.H1085]); 2)=1; MOD( AVERAGE([.I1085:.L108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0" calcext:value-type="float">
            <text:p>50</text:p>
          </table:table-cell>
          <table:table-cell office:value-type="float" office:value="766" calcext:value-type="float">
            <text:p>766</text:p>
          </table:table-cell>
          <table:table-cell office:value-type="float" office:value="175" calcext:value-type="float">
            <text:p>175</text:p>
          </table:table-cell>
          <table:table-cell table:formula="of:=IF(COUNTIF([.A1086:.D1086];[.A1086])=3;[.A1086];&quot;&quot;)">
            <text:p/>
          </table:table-cell>
          <table:table-cell table:formula="of:=IF(COUNTIF([.B1086:.E1086];[.B1086])=3;[.B1086];&quot;&quot;)">
            <text:p/>
          </table:table-cell>
          <table:table-cell table:formula="of:=IF(COUNTIF([.C1086:.F1086];[.C1086])=3;[.C1086];&quot;&quot;)">
            <text:p/>
          </table:table-cell>
          <table:table-cell table:formula="of:=IF(COUNTIF([.D1086:.G1086];[.D1086])=3;[.D1086];&quot;&quot;)">
            <text:p/>
          </table:table-cell>
          <table:table-cell table:formula="of:=IF(COUNTIF([.A1086:.D1086];[.A1086])=3;&quot;&quot;;[.A1086])" office:value-type="float" office:value="304" calcext:value-type="float">
            <text:p>304</text:p>
          </table:table-cell>
          <table:table-cell table:formula="of:=IF(COUNTIF([.B1086:.E1086];[.B1086])=3;&quot;&quot;;[.B1086])" office:value-type="float" office:value="50" calcext:value-type="float">
            <text:p>50</text:p>
          </table:table-cell>
          <table:table-cell table:formula="of:=IF(COUNTIF([.C1086:.F1086];[.C1086])=3;&quot;&quot;;[.C1086])" office:value-type="float" office:value="766" calcext:value-type="float">
            <text:p>766</text:p>
          </table:table-cell>
          <table:table-cell table:formula="of:=IF(COUNTIF([.D1086:.G1086];[.D1086])=3;&quot;&quot;;[.D1086])" office:value-type="float" office:value="175" calcext:value-type="float">
            <text:p>175</text:p>
          </table:table-cell>
          <table:table-cell table:style-name="ce5" table:formula="of:=IFERROR( IF( AND( COUNT([.E1086:.H1086])=3; MOD( AVERAGE([.E1086:.H1086]); 2)=1; MOD( AVERAGE([.I1086:.L108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number-columns-repeated="3" office:value-type="float" office:value="365" calcext:value-type="float">
            <text:p>365</text:p>
          </table:table-cell>
          <table:table-cell table:formula="of:=IF(COUNTIF([.A1087:.D1087];[.A1087])=3;[.A1087];&quot;&quot;)">
            <text:p/>
          </table:table-cell>
          <table:table-cell table:formula="of:=IF(COUNTIF([.B1087:.E1087];[.B1087])=3;[.B1087];&quot;&quot;)" office:value-type="float" office:value="365" calcext:value-type="float">
            <text:p>365</text:p>
          </table:table-cell>
          <table:table-cell table:formula="of:=IF(COUNTIF([.C1087:.F1087];[.C1087])=3;[.C1087];&quot;&quot;)" office:value-type="float" office:value="365" calcext:value-type="float">
            <text:p>365</text:p>
          </table:table-cell>
          <table:table-cell table:formula="of:=IF(COUNTIF([.D1087:.G1087];[.D1087])=3;[.D1087];&quot;&quot;)" office:value-type="float" office:value="365" calcext:value-type="float">
            <text:p>365</text:p>
          </table:table-cell>
          <table:table-cell table:formula="of:=IF(COUNTIF([.A1087:.D1087];[.A1087])=3;&quot;&quot;;[.A1087])" office:value-type="float" office:value="63" calcext:value-type="float">
            <text:p>63</text:p>
          </table:table-cell>
          <table:table-cell table:formula="of:=IF(COUNTIF([.B1087:.E1087];[.B1087])=3;&quot;&quot;;[.B1087])">
            <text:p/>
          </table:table-cell>
          <table:table-cell table:formula="of:=IF(COUNTIF([.C1087:.F1087];[.C1087])=3;&quot;&quot;;[.C1087])">
            <text:p/>
          </table:table-cell>
          <table:table-cell table:formula="of:=IF(COUNTIF([.D1087:.G1087];[.D1087])=3;&quot;&quot;;[.D1087])">
            <text:p/>
          </table:table-cell>
          <table:table-cell table:style-name="ce5" table:formula="of:=IFERROR( IF( AND( COUNT([.E1087:.H1087])=3; MOD( AVERAGE([.E1087:.H1087]); 2)=1; MOD( AVERAGE([.I1087:.L108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office:value-type="float" office:value="580" calcext:value-type="float">
            <text:p>580</text:p>
          </table:table-cell>
          <table:table-cell office:value-type="float" office:value="415" calcext:value-type="float">
            <text:p>415</text:p>
          </table:table-cell>
          <table:table-cell office:value-type="float" office:value="478" calcext:value-type="float">
            <text:p>478</text:p>
          </table:table-cell>
          <table:table-cell table:formula="of:=IF(COUNTIF([.A1088:.D1088];[.A1088])=3;[.A1088];&quot;&quot;)">
            <text:p/>
          </table:table-cell>
          <table:table-cell table:formula="of:=IF(COUNTIF([.B1088:.E1088];[.B1088])=3;[.B1088];&quot;&quot;)">
            <text:p/>
          </table:table-cell>
          <table:table-cell table:formula="of:=IF(COUNTIF([.C1088:.F1088];[.C1088])=3;[.C1088];&quot;&quot;)">
            <text:p/>
          </table:table-cell>
          <table:table-cell table:formula="of:=IF(COUNTIF([.D1088:.G1088];[.D1088])=3;[.D1088];&quot;&quot;)">
            <text:p/>
          </table:table-cell>
          <table:table-cell table:formula="of:=IF(COUNTIF([.A1088:.D1088];[.A1088])=3;&quot;&quot;;[.A1088])" office:value-type="float" office:value="299" calcext:value-type="float">
            <text:p>299</text:p>
          </table:table-cell>
          <table:table-cell table:formula="of:=IF(COUNTIF([.B1088:.E1088];[.B1088])=3;&quot;&quot;;[.B1088])" office:value-type="float" office:value="580" calcext:value-type="float">
            <text:p>580</text:p>
          </table:table-cell>
          <table:table-cell table:formula="of:=IF(COUNTIF([.C1088:.F1088];[.C1088])=3;&quot;&quot;;[.C1088])" office:value-type="float" office:value="415" calcext:value-type="float">
            <text:p>415</text:p>
          </table:table-cell>
          <table:table-cell table:formula="of:=IF(COUNTIF([.D1088:.G1088];[.D1088])=3;&quot;&quot;;[.D1088])" office:value-type="float" office:value="478" calcext:value-type="float">
            <text:p>478</text:p>
          </table:table-cell>
          <table:table-cell table:style-name="ce5" table:formula="of:=IFERROR( IF( AND( COUNT([.E1088:.H1088])=3; MOD( AVERAGE([.E1088:.H1088]); 2)=1; MOD( AVERAGE([.I1088:.L108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87" calcext:value-type="float">
            <text:p>687</text:p>
          </table:table-cell>
          <table:table-cell office:value-type="float" office:value="39" calcext:value-type="float">
            <text:p>39</text:p>
          </table:table-cell>
          <table:table-cell office:value-type="float" office:value="235" calcext:value-type="float">
            <text:p>235</text:p>
          </table:table-cell>
          <table:table-cell table:formula="of:=IF(COUNTIF([.A1089:.D1089];[.A1089])=3;[.A1089];&quot;&quot;)">
            <text:p/>
          </table:table-cell>
          <table:table-cell table:formula="of:=IF(COUNTIF([.B1089:.E1089];[.B1089])=3;[.B1089];&quot;&quot;)">
            <text:p/>
          </table:table-cell>
          <table:table-cell table:formula="of:=IF(COUNTIF([.C1089:.F1089];[.C1089])=3;[.C1089];&quot;&quot;)">
            <text:p/>
          </table:table-cell>
          <table:table-cell table:formula="of:=IF(COUNTIF([.D1089:.G1089];[.D1089])=3;[.D1089];&quot;&quot;)">
            <text:p/>
          </table:table-cell>
          <table:table-cell table:formula="of:=IF(COUNTIF([.A1089:.D1089];[.A1089])=3;&quot;&quot;;[.A1089])" office:value-type="float" office:value="354" calcext:value-type="float">
            <text:p>354</text:p>
          </table:table-cell>
          <table:table-cell table:formula="of:=IF(COUNTIF([.B1089:.E1089];[.B1089])=3;&quot;&quot;;[.B1089])" office:value-type="float" office:value="687" calcext:value-type="float">
            <text:p>687</text:p>
          </table:table-cell>
          <table:table-cell table:formula="of:=IF(COUNTIF([.C1089:.F1089];[.C1089])=3;&quot;&quot;;[.C1089])" office:value-type="float" office:value="39" calcext:value-type="float">
            <text:p>39</text:p>
          </table:table-cell>
          <table:table-cell table:formula="of:=IF(COUNTIF([.D1089:.G1089];[.D1089])=3;&quot;&quot;;[.D1089])" office:value-type="float" office:value="235" calcext:value-type="float">
            <text:p>235</text:p>
          </table:table-cell>
          <table:table-cell table:style-name="ce5" table:formula="of:=IFERROR( IF( AND( COUNT([.E1089:.H1089])=3; MOD( AVERAGE([.E1089:.H1089]); 2)=1; MOD( AVERAGE([.I1089:.L108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office:value-type="float" office:value="584" calcext:value-type="float">
            <text:p>584</text:p>
          </table:table-cell>
          <table:table-cell office:value-type="float" office:value="123" calcext:value-type="float">
            <text:p>123</text:p>
          </table:table-cell>
          <table:table-cell office:value-type="float" office:value="358" calcext:value-type="float">
            <text:p>358</text:p>
          </table:table-cell>
          <table:table-cell table:formula="of:=IF(COUNTIF([.A1090:.D1090];[.A1090])=3;[.A1090];&quot;&quot;)">
            <text:p/>
          </table:table-cell>
          <table:table-cell table:formula="of:=IF(COUNTIF([.B1090:.E1090];[.B1090])=3;[.B1090];&quot;&quot;)">
            <text:p/>
          </table:table-cell>
          <table:table-cell table:formula="of:=IF(COUNTIF([.C1090:.F1090];[.C1090])=3;[.C1090];&quot;&quot;)">
            <text:p/>
          </table:table-cell>
          <table:table-cell table:formula="of:=IF(COUNTIF([.D1090:.G1090];[.D1090])=3;[.D1090];&quot;&quot;)">
            <text:p/>
          </table:table-cell>
          <table:table-cell table:formula="of:=IF(COUNTIF([.A1090:.D1090];[.A1090])=3;&quot;&quot;;[.A1090])" office:value-type="float" office:value="521" calcext:value-type="float">
            <text:p>521</text:p>
          </table:table-cell>
          <table:table-cell table:formula="of:=IF(COUNTIF([.B1090:.E1090];[.B1090])=3;&quot;&quot;;[.B1090])" office:value-type="float" office:value="584" calcext:value-type="float">
            <text:p>584</text:p>
          </table:table-cell>
          <table:table-cell table:formula="of:=IF(COUNTIF([.C1090:.F1090];[.C1090])=3;&quot;&quot;;[.C1090])" office:value-type="float" office:value="123" calcext:value-type="float">
            <text:p>123</text:p>
          </table:table-cell>
          <table:table-cell table:formula="of:=IF(COUNTIF([.D1090:.G1090];[.D1090])=3;&quot;&quot;;[.D1090])" office:value-type="float" office:value="358" calcext:value-type="float">
            <text:p>358</text:p>
          </table:table-cell>
          <table:table-cell table:style-name="ce5" table:formula="of:=IFERROR( IF( AND( COUNT([.E1090:.H1090])=3; MOD( AVERAGE([.E1090:.H1090]); 2)=1; MOD( AVERAGE([.I1090:.L109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83" calcext:value-type="float">
            <text:p>783</text:p>
          </table:table-cell>
          <table:table-cell office:value-type="float" office:value="916" calcext:value-type="float">
            <text:p>916</text:p>
          </table:table-cell>
          <table:table-cell office:value-type="float" office:value="715" calcext:value-type="float">
            <text:p>715</text:p>
          </table:table-cell>
          <table:table-cell office:value-type="float" office:value="219" calcext:value-type="float">
            <text:p>219</text:p>
          </table:table-cell>
          <table:table-cell table:formula="of:=IF(COUNTIF([.A1091:.D1091];[.A1091])=3;[.A1091];&quot;&quot;)">
            <text:p/>
          </table:table-cell>
          <table:table-cell table:formula="of:=IF(COUNTIF([.B1091:.E1091];[.B1091])=3;[.B1091];&quot;&quot;)">
            <text:p/>
          </table:table-cell>
          <table:table-cell table:formula="of:=IF(COUNTIF([.C1091:.F1091];[.C1091])=3;[.C1091];&quot;&quot;)">
            <text:p/>
          </table:table-cell>
          <table:table-cell table:formula="of:=IF(COUNTIF([.D1091:.G1091];[.D1091])=3;[.D1091];&quot;&quot;)">
            <text:p/>
          </table:table-cell>
          <table:table-cell table:formula="of:=IF(COUNTIF([.A1091:.D1091];[.A1091])=3;&quot;&quot;;[.A1091])" office:value-type="float" office:value="783" calcext:value-type="float">
            <text:p>783</text:p>
          </table:table-cell>
          <table:table-cell table:formula="of:=IF(COUNTIF([.B1091:.E1091];[.B1091])=3;&quot;&quot;;[.B1091])" office:value-type="float" office:value="916" calcext:value-type="float">
            <text:p>916</text:p>
          </table:table-cell>
          <table:table-cell table:formula="of:=IF(COUNTIF([.C1091:.F1091];[.C1091])=3;&quot;&quot;;[.C1091])" office:value-type="float" office:value="715" calcext:value-type="float">
            <text:p>715</text:p>
          </table:table-cell>
          <table:table-cell table:formula="of:=IF(COUNTIF([.D1091:.G1091];[.D1091])=3;&quot;&quot;;[.D1091])" office:value-type="float" office:value="219" calcext:value-type="float">
            <text:p>219</text:p>
          </table:table-cell>
          <table:table-cell table:style-name="ce5" table:formula="of:=IFERROR( IF( AND( COUNT([.E1091:.H1091])=3; MOD( AVERAGE([.E1091:.H1091]); 2)=1; MOD( AVERAGE([.I1091:.L109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float" office:value="771" calcext:value-type="float">
            <text:p>771</text:p>
          </table:table-cell>
          <table:table-cell office:value-type="float" office:value="167" calcext:value-type="float">
            <text:p>167</text:p>
          </table:table-cell>
          <table:table-cell office:value-type="float" office:value="905" calcext:value-type="float">
            <text:p>905</text:p>
          </table:table-cell>
          <table:table-cell table:formula="of:=IF(COUNTIF([.A1092:.D1092];[.A1092])=3;[.A1092];&quot;&quot;)">
            <text:p/>
          </table:table-cell>
          <table:table-cell table:formula="of:=IF(COUNTIF([.B1092:.E1092];[.B1092])=3;[.B1092];&quot;&quot;)">
            <text:p/>
          </table:table-cell>
          <table:table-cell table:formula="of:=IF(COUNTIF([.C1092:.F1092];[.C1092])=3;[.C1092];&quot;&quot;)">
            <text:p/>
          </table:table-cell>
          <table:table-cell table:formula="of:=IF(COUNTIF([.D1092:.G1092];[.D1092])=3;[.D1092];&quot;&quot;)">
            <text:p/>
          </table:table-cell>
          <table:table-cell table:formula="of:=IF(COUNTIF([.A1092:.D1092];[.A1092])=3;&quot;&quot;;[.A1092])" office:value-type="float" office:value="74" calcext:value-type="float">
            <text:p>74</text:p>
          </table:table-cell>
          <table:table-cell table:formula="of:=IF(COUNTIF([.B1092:.E1092];[.B1092])=3;&quot;&quot;;[.B1092])" office:value-type="float" office:value="771" calcext:value-type="float">
            <text:p>771</text:p>
          </table:table-cell>
          <table:table-cell table:formula="of:=IF(COUNTIF([.C1092:.F1092];[.C1092])=3;&quot;&quot;;[.C1092])" office:value-type="float" office:value="167" calcext:value-type="float">
            <text:p>167</text:p>
          </table:table-cell>
          <table:table-cell table:formula="of:=IF(COUNTIF([.D1092:.G1092];[.D1092])=3;&quot;&quot;;[.D1092])" office:value-type="float" office:value="905" calcext:value-type="float">
            <text:p>905</text:p>
          </table:table-cell>
          <table:table-cell table:style-name="ce5" table:formula="of:=IFERROR( IF( AND( COUNT([.E1092:.H1092])=3; MOD( AVERAGE([.E1092:.H1092]); 2)=1; MOD( AVERAGE([.I1092:.L109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office:value-type="float" office:value="353" calcext:value-type="float">
            <text:p>353</text:p>
          </table:table-cell>
          <table:table-cell office:value-type="float" office:value="209" calcext:value-type="float">
            <text:p>209</text:p>
          </table:table-cell>
          <table:table-cell table:formula="of:=IF(COUNTIF([.A1093:.D1093];[.A1093])=3;[.A1093];&quot;&quot;)">
            <text:p/>
          </table:table-cell>
          <table:table-cell table:formula="of:=IF(COUNTIF([.B1093:.E1093];[.B1093])=3;[.B1093];&quot;&quot;)">
            <text:p/>
          </table:table-cell>
          <table:table-cell table:formula="of:=IF(COUNTIF([.C1093:.F1093];[.C1093])=3;[.C1093];&quot;&quot;)">
            <text:p/>
          </table:table-cell>
          <table:table-cell table:formula="of:=IF(COUNTIF([.D1093:.G1093];[.D1093])=3;[.D1093];&quot;&quot;)">
            <text:p/>
          </table:table-cell>
          <table:table-cell table:formula="of:=IF(COUNTIF([.A1093:.D1093];[.A1093])=3;&quot;&quot;;[.A1093])" office:value-type="float" office:value="267" calcext:value-type="float">
            <text:p>267</text:p>
          </table:table-cell>
          <table:table-cell table:formula="of:=IF(COUNTIF([.B1093:.E1093];[.B1093])=3;&quot;&quot;;[.B1093])" office:value-type="float" office:value="32" calcext:value-type="float">
            <text:p>32</text:p>
          </table:table-cell>
          <table:table-cell table:formula="of:=IF(COUNTIF([.C1093:.F1093];[.C1093])=3;&quot;&quot;;[.C1093])" office:value-type="float" office:value="353" calcext:value-type="float">
            <text:p>353</text:p>
          </table:table-cell>
          <table:table-cell table:formula="of:=IF(COUNTIF([.D1093:.G1093];[.D1093])=3;&quot;&quot;;[.D1093])" office:value-type="float" office:value="209" calcext:value-type="float">
            <text:p>209</text:p>
          </table:table-cell>
          <table:table-cell table:style-name="ce5" table:formula="of:=IFERROR( IF( AND( COUNT([.E1093:.H1093])=3; MOD( AVERAGE([.E1093:.H1093]); 2)=1; MOD( AVERAGE([.I1093:.L109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office:value-type="float" office:value="163" calcext:value-type="float">
            <text:p>163</text:p>
          </table:table-cell>
          <table:table-cell office:value-type="float" office:value="991" calcext:value-type="float">
            <text:p>991</text:p>
          </table:table-cell>
          <table:table-cell office:value-type="float" office:value="995" calcext:value-type="float">
            <text:p>995</text:p>
          </table:table-cell>
          <table:table-cell table:formula="of:=IF(COUNTIF([.A1094:.D1094];[.A1094])=3;[.A1094];&quot;&quot;)">
            <text:p/>
          </table:table-cell>
          <table:table-cell table:formula="of:=IF(COUNTIF([.B1094:.E1094];[.B1094])=3;[.B1094];&quot;&quot;)">
            <text:p/>
          </table:table-cell>
          <table:table-cell table:formula="of:=IF(COUNTIF([.C1094:.F1094];[.C1094])=3;[.C1094];&quot;&quot;)">
            <text:p/>
          </table:table-cell>
          <table:table-cell table:formula="of:=IF(COUNTIF([.D1094:.G1094];[.D1094])=3;[.D1094];&quot;&quot;)">
            <text:p/>
          </table:table-cell>
          <table:table-cell table:formula="of:=IF(COUNTIF([.A1094:.D1094];[.A1094])=3;&quot;&quot;;[.A1094])" office:value-type="float" office:value="227" calcext:value-type="float">
            <text:p>227</text:p>
          </table:table-cell>
          <table:table-cell table:formula="of:=IF(COUNTIF([.B1094:.E1094];[.B1094])=3;&quot;&quot;;[.B1094])" office:value-type="float" office:value="163" calcext:value-type="float">
            <text:p>163</text:p>
          </table:table-cell>
          <table:table-cell table:formula="of:=IF(COUNTIF([.C1094:.F1094];[.C1094])=3;&quot;&quot;;[.C1094])" office:value-type="float" office:value="991" calcext:value-type="float">
            <text:p>991</text:p>
          </table:table-cell>
          <table:table-cell table:formula="of:=IF(COUNTIF([.D1094:.G1094];[.D1094])=3;&quot;&quot;;[.D1094])" office:value-type="float" office:value="995" calcext:value-type="float">
            <text:p>995</text:p>
          </table:table-cell>
          <table:table-cell table:style-name="ce5" table:formula="of:=IFERROR( IF( AND( COUNT([.E1094:.H1094])=3; MOD( AVERAGE([.E1094:.H1094]); 2)=1; MOD( AVERAGE([.I1094:.L109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office:value-type="float" office:value="161" calcext:value-type="float">
            <text:p>161</text:p>
          </table:table-cell>
          <table:table-cell office:value-type="float" office:value="879" calcext:value-type="float">
            <text:p>879</text:p>
          </table:table-cell>
          <table:table-cell office:value-type="float" office:value="557" calcext:value-type="float">
            <text:p>557</text:p>
          </table:table-cell>
          <table:table-cell table:formula="of:=IF(COUNTIF([.A1095:.D1095];[.A1095])=3;[.A1095];&quot;&quot;)">
            <text:p/>
          </table:table-cell>
          <table:table-cell table:formula="of:=IF(COUNTIF([.B1095:.E1095];[.B1095])=3;[.B1095];&quot;&quot;)">
            <text:p/>
          </table:table-cell>
          <table:table-cell table:formula="of:=IF(COUNTIF([.C1095:.F1095];[.C1095])=3;[.C1095];&quot;&quot;)">
            <text:p/>
          </table:table-cell>
          <table:table-cell table:formula="of:=IF(COUNTIF([.D1095:.G1095];[.D1095])=3;[.D1095];&quot;&quot;)">
            <text:p/>
          </table:table-cell>
          <table:table-cell table:formula="of:=IF(COUNTIF([.A1095:.D1095];[.A1095])=3;&quot;&quot;;[.A1095])" office:value-type="float" office:value="521" calcext:value-type="float">
            <text:p>521</text:p>
          </table:table-cell>
          <table:table-cell table:formula="of:=IF(COUNTIF([.B1095:.E1095];[.B1095])=3;&quot;&quot;;[.B1095])" office:value-type="float" office:value="161" calcext:value-type="float">
            <text:p>161</text:p>
          </table:table-cell>
          <table:table-cell table:formula="of:=IF(COUNTIF([.C1095:.F1095];[.C1095])=3;&quot;&quot;;[.C1095])" office:value-type="float" office:value="879" calcext:value-type="float">
            <text:p>879</text:p>
          </table:table-cell>
          <table:table-cell table:formula="of:=IF(COUNTIF([.D1095:.G1095];[.D1095])=3;&quot;&quot;;[.D1095])" office:value-type="float" office:value="557" calcext:value-type="float">
            <text:p>557</text:p>
          </table:table-cell>
          <table:table-cell table:style-name="ce5" table:formula="of:=IFERROR( IF( AND( COUNT([.E1095:.H1095])=3; MOD( AVERAGE([.E1095:.H1095]); 2)=1; MOD( AVERAGE([.I1095:.L109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96" calcext:value-type="float">
            <text:p>796</text:p>
          </table:table-cell>
          <table:table-cell office:value-type="float" office:value="8" calcext:value-type="float">
            <text:p>8</text:p>
          </table:table-cell>
          <table:table-cell office:value-type="float" office:value="895" calcext:value-type="float">
            <text:p>895</text:p>
          </table:table-cell>
          <table:table-cell table:formula="of:=IF(COUNTIF([.A1096:.D1096];[.A1096])=3;[.A1096];&quot;&quot;)">
            <text:p/>
          </table:table-cell>
          <table:table-cell table:formula="of:=IF(COUNTIF([.B1096:.E1096];[.B1096])=3;[.B1096];&quot;&quot;)">
            <text:p/>
          </table:table-cell>
          <table:table-cell table:formula="of:=IF(COUNTIF([.C1096:.F1096];[.C1096])=3;[.C1096];&quot;&quot;)">
            <text:p/>
          </table:table-cell>
          <table:table-cell table:formula="of:=IF(COUNTIF([.D1096:.G1096];[.D1096])=3;[.D1096];&quot;&quot;)">
            <text:p/>
          </table:table-cell>
          <table:table-cell table:formula="of:=IF(COUNTIF([.A1096:.D1096];[.A1096])=3;&quot;&quot;;[.A1096])" office:value-type="float" office:value="611" calcext:value-type="float">
            <text:p>611</text:p>
          </table:table-cell>
          <table:table-cell table:formula="of:=IF(COUNTIF([.B1096:.E1096];[.B1096])=3;&quot;&quot;;[.B1096])" office:value-type="float" office:value="796" calcext:value-type="float">
            <text:p>796</text:p>
          </table:table-cell>
          <table:table-cell table:formula="of:=IF(COUNTIF([.C1096:.F1096];[.C1096])=3;&quot;&quot;;[.C1096])" office:value-type="float" office:value="8" calcext:value-type="float">
            <text:p>8</text:p>
          </table:table-cell>
          <table:table-cell table:formula="of:=IF(COUNTIF([.D1096:.G1096];[.D1096])=3;&quot;&quot;;[.D1096])" office:value-type="float" office:value="895" calcext:value-type="float">
            <text:p>895</text:p>
          </table:table-cell>
          <table:table-cell table:style-name="ce5" table:formula="of:=IFERROR( IF( AND( COUNT([.E1096:.H1096])=3; MOD( AVERAGE([.E1096:.H1096]); 2)=1; MOD( AVERAGE([.I1096:.L109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19" calcext:value-type="float">
            <text:p>619</text:p>
          </table:table-cell>
          <table:table-cell office:value-type="float" office:value="17" calcext:value-type="float">
            <text:p>17</text:p>
          </table:table-cell>
          <table:table-cell office:value-type="float" office:value="880" calcext:value-type="float">
            <text:p>880</text:p>
          </table:table-cell>
          <table:table-cell table:formula="of:=IF(COUNTIF([.A1097:.D1097];[.A1097])=3;[.A1097];&quot;&quot;)">
            <text:p/>
          </table:table-cell>
          <table:table-cell table:formula="of:=IF(COUNTIF([.B1097:.E1097];[.B1097])=3;[.B1097];&quot;&quot;)">
            <text:p/>
          </table:table-cell>
          <table:table-cell table:formula="of:=IF(COUNTIF([.C1097:.F1097];[.C1097])=3;[.C1097];&quot;&quot;)">
            <text:p/>
          </table:table-cell>
          <table:table-cell table:formula="of:=IF(COUNTIF([.D1097:.G1097];[.D1097])=3;[.D1097];&quot;&quot;)">
            <text:p/>
          </table:table-cell>
          <table:table-cell table:formula="of:=IF(COUNTIF([.A1097:.D1097];[.A1097])=3;&quot;&quot;;[.A1097])" office:value-type="float" office:value="985" calcext:value-type="float">
            <text:p>985</text:p>
          </table:table-cell>
          <table:table-cell table:formula="of:=IF(COUNTIF([.B1097:.E1097];[.B1097])=3;&quot;&quot;;[.B1097])" office:value-type="float" office:value="619" calcext:value-type="float">
            <text:p>619</text:p>
          </table:table-cell>
          <table:table-cell table:formula="of:=IF(COUNTIF([.C1097:.F1097];[.C1097])=3;&quot;&quot;;[.C1097])" office:value-type="float" office:value="17" calcext:value-type="float">
            <text:p>17</text:p>
          </table:table-cell>
          <table:table-cell table:formula="of:=IF(COUNTIF([.D1097:.G1097];[.D1097])=3;&quot;&quot;;[.D1097])" office:value-type="float" office:value="880" calcext:value-type="float">
            <text:p>880</text:p>
          </table:table-cell>
          <table:table-cell table:style-name="ce5" table:formula="of:=IFERROR( IF( AND( COUNT([.E1097:.H1097])=3; MOD( AVERAGE([.E1097:.H1097]); 2)=1; MOD( AVERAGE([.I1097:.L109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office:value-type="float" office:value="514" calcext:value-type="float">
            <text:p>514</text:p>
          </table:table-cell>
          <table:table-cell office:value-type="float" office:value="164" calcext:value-type="float">
            <text:p>164</text:p>
          </table:table-cell>
          <table:table-cell office:value-type="float" office:value="752" calcext:value-type="float">
            <text:p>752</text:p>
          </table:table-cell>
          <table:table-cell table:formula="of:=IF(COUNTIF([.A1098:.D1098];[.A1098])=3;[.A1098];&quot;&quot;)">
            <text:p/>
          </table:table-cell>
          <table:table-cell table:formula="of:=IF(COUNTIF([.B1098:.E1098];[.B1098])=3;[.B1098];&quot;&quot;)">
            <text:p/>
          </table:table-cell>
          <table:table-cell table:formula="of:=IF(COUNTIF([.C1098:.F1098];[.C1098])=3;[.C1098];&quot;&quot;)">
            <text:p/>
          </table:table-cell>
          <table:table-cell table:formula="of:=IF(COUNTIF([.D1098:.G1098];[.D1098])=3;[.D1098];&quot;&quot;)">
            <text:p/>
          </table:table-cell>
          <table:table-cell table:formula="of:=IF(COUNTIF([.A1098:.D1098];[.A1098])=3;&quot;&quot;;[.A1098])" office:value-type="float" office:value="235" calcext:value-type="float">
            <text:p>235</text:p>
          </table:table-cell>
          <table:table-cell table:formula="of:=IF(COUNTIF([.B1098:.E1098];[.B1098])=3;&quot;&quot;;[.B1098])" office:value-type="float" office:value="514" calcext:value-type="float">
            <text:p>514</text:p>
          </table:table-cell>
          <table:table-cell table:formula="of:=IF(COUNTIF([.C1098:.F1098];[.C1098])=3;&quot;&quot;;[.C1098])" office:value-type="float" office:value="164" calcext:value-type="float">
            <text:p>164</text:p>
          </table:table-cell>
          <table:table-cell table:formula="of:=IF(COUNTIF([.D1098:.G1098];[.D1098])=3;&quot;&quot;;[.D1098])" office:value-type="float" office:value="752" calcext:value-type="float">
            <text:p>752</text:p>
          </table:table-cell>
          <table:table-cell table:style-name="ce5" table:formula="of:=IFERROR( IF( AND( COUNT([.E1098:.H1098])=3; MOD( AVERAGE([.E1098:.H1098]); 2)=1; MOD( AVERAGE([.I1098:.L109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office:value-type="float" office:value="553" calcext:value-type="float">
            <text:p>553</text:p>
          </table:table-cell>
          <table:table-cell office:value-type="float" office:value="427" calcext:value-type="float">
            <text:p>427</text:p>
          </table:table-cell>
          <table:table-cell office:value-type="float" office:value="668" calcext:value-type="float">
            <text:p>668</text:p>
          </table:table-cell>
          <table:table-cell table:formula="of:=IF(COUNTIF([.A1099:.D1099];[.A1099])=3;[.A1099];&quot;&quot;)">
            <text:p/>
          </table:table-cell>
          <table:table-cell table:formula="of:=IF(COUNTIF([.B1099:.E1099];[.B1099])=3;[.B1099];&quot;&quot;)">
            <text:p/>
          </table:table-cell>
          <table:table-cell table:formula="of:=IF(COUNTIF([.C1099:.F1099];[.C1099])=3;[.C1099];&quot;&quot;)">
            <text:p/>
          </table:table-cell>
          <table:table-cell table:formula="of:=IF(COUNTIF([.D1099:.G1099];[.D1099])=3;[.D1099];&quot;&quot;)">
            <text:p/>
          </table:table-cell>
          <table:table-cell table:formula="of:=IF(COUNTIF([.A1099:.D1099];[.A1099])=3;&quot;&quot;;[.A1099])" office:value-type="float" office:value="554" calcext:value-type="float">
            <text:p>554</text:p>
          </table:table-cell>
          <table:table-cell table:formula="of:=IF(COUNTIF([.B1099:.E1099];[.B1099])=3;&quot;&quot;;[.B1099])" office:value-type="float" office:value="553" calcext:value-type="float">
            <text:p>553</text:p>
          </table:table-cell>
          <table:table-cell table:formula="of:=IF(COUNTIF([.C1099:.F1099];[.C1099])=3;&quot;&quot;;[.C1099])" office:value-type="float" office:value="427" calcext:value-type="float">
            <text:p>427</text:p>
          </table:table-cell>
          <table:table-cell table:formula="of:=IF(COUNTIF([.D1099:.G1099];[.D1099])=3;&quot;&quot;;[.D1099])" office:value-type="float" office:value="668" calcext:value-type="float">
            <text:p>668</text:p>
          </table:table-cell>
          <table:table-cell table:style-name="ce5" table:formula="of:=IFERROR( IF( AND( COUNT([.E1099:.H1099])=3; MOD( AVERAGE([.E1099:.H1099]); 2)=1; MOD( AVERAGE([.I1099:.L109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office:value-type="float" office:value="697" calcext:value-type="float">
            <text:p>697</text:p>
          </table:table-cell>
          <table:table-cell office:value-type="float" office:value="512" calcext:value-type="float">
            <text:p>512</text:p>
          </table:table-cell>
          <table:table-cell office:value-type="float" office:value="736" calcext:value-type="float">
            <text:p>736</text:p>
          </table:table-cell>
          <table:table-cell table:formula="of:=IF(COUNTIF([.A1100:.D1100];[.A1100])=3;[.A1100];&quot;&quot;)">
            <text:p/>
          </table:table-cell>
          <table:table-cell table:formula="of:=IF(COUNTIF([.B1100:.E1100];[.B1100])=3;[.B1100];&quot;&quot;)">
            <text:p/>
          </table:table-cell>
          <table:table-cell table:formula="of:=IF(COUNTIF([.C1100:.F1100];[.C1100])=3;[.C1100];&quot;&quot;)">
            <text:p/>
          </table:table-cell>
          <table:table-cell table:formula="of:=IF(COUNTIF([.D1100:.G1100];[.D1100])=3;[.D1100];&quot;&quot;)">
            <text:p/>
          </table:table-cell>
          <table:table-cell table:formula="of:=IF(COUNTIF([.A1100:.D1100];[.A1100])=3;&quot;&quot;;[.A1100])" office:value-type="float" office:value="470" calcext:value-type="float">
            <text:p>470</text:p>
          </table:table-cell>
          <table:table-cell table:formula="of:=IF(COUNTIF([.B1100:.E1100];[.B1100])=3;&quot;&quot;;[.B1100])" office:value-type="float" office:value="697" calcext:value-type="float">
            <text:p>697</text:p>
          </table:table-cell>
          <table:table-cell table:formula="of:=IF(COUNTIF([.C1100:.F1100];[.C1100])=3;&quot;&quot;;[.C1100])" office:value-type="float" office:value="512" calcext:value-type="float">
            <text:p>512</text:p>
          </table:table-cell>
          <table:table-cell table:formula="of:=IF(COUNTIF([.D1100:.G1100];[.D1100])=3;&quot;&quot;;[.D1100])" office:value-type="float" office:value="736" calcext:value-type="float">
            <text:p>736</text:p>
          </table:table-cell>
          <table:table-cell table:style-name="ce5" table:formula="of:=IFERROR( IF( AND( COUNT([.E1100:.H1100])=3; MOD( AVERAGE([.E1100:.H1100]); 2)=1; MOD( AVERAGE([.I1100:.L110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float" office:value="881" calcext:value-type="float">
            <text:p>881</text:p>
          </table:table-cell>
          <table:table-cell table:formula="of:=IF(COUNTIF([.A1101:.D1101];[.A1101])=3;[.A1101];&quot;&quot;)">
            <text:p/>
          </table:table-cell>
          <table:table-cell table:formula="of:=IF(COUNTIF([.B1101:.E1101];[.B1101])=3;[.B1101];&quot;&quot;)">
            <text:p/>
          </table:table-cell>
          <table:table-cell table:formula="of:=IF(COUNTIF([.C1101:.F1101];[.C1101])=3;[.C1101];&quot;&quot;)">
            <text:p/>
          </table:table-cell>
          <table:table-cell table:formula="of:=IF(COUNTIF([.D1101:.G1101];[.D1101])=3;[.D1101];&quot;&quot;)">
            <text:p/>
          </table:table-cell>
          <table:table-cell table:formula="of:=IF(COUNTIF([.A1101:.D1101];[.A1101])=3;&quot;&quot;;[.A1101])" office:value-type="float" office:value="282" calcext:value-type="float">
            <text:p>282</text:p>
          </table:table-cell>
          <table:table-cell table:formula="of:=IF(COUNTIF([.B1101:.E1101];[.B1101])=3;&quot;&quot;;[.B1101])" office:value-type="float" office:value="518" calcext:value-type="float">
            <text:p>518</text:p>
          </table:table-cell>
          <table:table-cell table:formula="of:=IF(COUNTIF([.C1101:.F1101];[.C1101])=3;&quot;&quot;;[.C1101])" office:value-type="float" office:value="881" calcext:value-type="float">
            <text:p>881</text:p>
          </table:table-cell>
          <table:table-cell table:formula="of:=IF(COUNTIF([.D1101:.G1101];[.D1101])=3;&quot;&quot;;[.D1101])" office:value-type="float" office:value="881" calcext:value-type="float">
            <text:p>881</text:p>
          </table:table-cell>
          <table:table-cell table:style-name="ce5" table:formula="of:=IFERROR( IF( AND( COUNT([.E1101:.H1101])=3; MOD( AVERAGE([.E1101:.H1101]); 2)=1; MOD( AVERAGE([.I1101:.L110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office:value-type="float" office:value="563" calcext:value-type="float">
            <text:p>563</text:p>
          </table:table-cell>
          <table:table-cell office:value-type="float" office:value="294" calcext:value-type="float">
            <text:p>294</text:p>
          </table:table-cell>
          <table:table-cell office:value-type="float" office:value="947" calcext:value-type="float">
            <text:p>947</text:p>
          </table:table-cell>
          <table:table-cell table:formula="of:=IF(COUNTIF([.A1102:.D1102];[.A1102])=3;[.A1102];&quot;&quot;)">
            <text:p/>
          </table:table-cell>
          <table:table-cell table:formula="of:=IF(COUNTIF([.B1102:.E1102];[.B1102])=3;[.B1102];&quot;&quot;)">
            <text:p/>
          </table:table-cell>
          <table:table-cell table:formula="of:=IF(COUNTIF([.C1102:.F1102];[.C1102])=3;[.C1102];&quot;&quot;)">
            <text:p/>
          </table:table-cell>
          <table:table-cell table:formula="of:=IF(COUNTIF([.D1102:.G1102];[.D1102])=3;[.D1102];&quot;&quot;)">
            <text:p/>
          </table:table-cell>
          <table:table-cell table:formula="of:=IF(COUNTIF([.A1102:.D1102];[.A1102])=3;&quot;&quot;;[.A1102])" office:value-type="float" office:value="806" calcext:value-type="float">
            <text:p>806</text:p>
          </table:table-cell>
          <table:table-cell table:formula="of:=IF(COUNTIF([.B1102:.E1102];[.B1102])=3;&quot;&quot;;[.B1102])" office:value-type="float" office:value="563" calcext:value-type="float">
            <text:p>563</text:p>
          </table:table-cell>
          <table:table-cell table:formula="of:=IF(COUNTIF([.C1102:.F1102];[.C1102])=3;&quot;&quot;;[.C1102])" office:value-type="float" office:value="294" calcext:value-type="float">
            <text:p>294</text:p>
          </table:table-cell>
          <table:table-cell table:formula="of:=IF(COUNTIF([.D1102:.G1102];[.D1102])=3;&quot;&quot;;[.D1102])" office:value-type="float" office:value="947" calcext:value-type="float">
            <text:p>947</text:p>
          </table:table-cell>
          <table:table-cell table:style-name="ce5" table:formula="of:=IFERROR( IF( AND( COUNT([.E1102:.H1102])=3; MOD( AVERAGE([.E1102:.H1102]); 2)=1; MOD( AVERAGE([.I1102:.L110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491" calcext:value-type="float">
            <text:p>491</text:p>
          </table:table-cell>
          <table:table-cell table:formula="of:=IF(COUNTIF([.A1103:.D1103];[.A1103])=3;[.A1103];&quot;&quot;)">
            <text:p/>
          </table:table-cell>
          <table:table-cell table:formula="of:=IF(COUNTIF([.B1103:.E1103];[.B1103])=3;[.B1103];&quot;&quot;)">
            <text:p/>
          </table:table-cell>
          <table:table-cell table:formula="of:=IF(COUNTIF([.C1103:.F1103];[.C1103])=3;[.C1103];&quot;&quot;)">
            <text:p/>
          </table:table-cell>
          <table:table-cell table:formula="of:=IF(COUNTIF([.D1103:.G1103];[.D1103])=3;[.D1103];&quot;&quot;)">
            <text:p/>
          </table:table-cell>
          <table:table-cell table:formula="of:=IF(COUNTIF([.A1103:.D1103];[.A1103])=3;&quot;&quot;;[.A1103])" office:value-type="float" office:value="203" calcext:value-type="float">
            <text:p>203</text:p>
          </table:table-cell>
          <table:table-cell table:formula="of:=IF(COUNTIF([.B1103:.E1103];[.B1103])=3;&quot;&quot;;[.B1103])" office:value-type="float" office:value="203" calcext:value-type="float">
            <text:p>203</text:p>
          </table:table-cell>
          <table:table-cell table:formula="of:=IF(COUNTIF([.C1103:.F1103];[.C1103])=3;&quot;&quot;;[.C1103])" office:value-type="float" office:value="491" calcext:value-type="float">
            <text:p>491</text:p>
          </table:table-cell>
          <table:table-cell table:formula="of:=IF(COUNTIF([.D1103:.G1103];[.D1103])=3;&quot;&quot;;[.D1103])" office:value-type="float" office:value="491" calcext:value-type="float">
            <text:p>491</text:p>
          </table:table-cell>
          <table:table-cell table:style-name="ce5" table:formula="of:=IFERROR( IF( AND( COUNT([.E1103:.H1103])=3; MOD( AVERAGE([.E1103:.H1103]); 2)=1; MOD( AVERAGE([.I1103:.L110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office:value-type="float" office:value="948" calcext:value-type="float">
            <text:p>948</text:p>
          </table:table-cell>
          <table:table-cell table:number-columns-repeated="2" office:value-type="float" office:value="212" calcext:value-type="float">
            <text:p>212</text:p>
          </table:table-cell>
          <table:table-cell table:formula="of:=IF(COUNTIF([.A1104:.D1104];[.A1104])=3;[.A1104];&quot;&quot;)" office:value-type="float" office:value="212" calcext:value-type="float">
            <text:p>212</text:p>
          </table:table-cell>
          <table:table-cell table:formula="of:=IF(COUNTIF([.B1104:.E1104];[.B1104])=3;[.B1104];&quot;&quot;)">
            <text:p/>
          </table:table-cell>
          <table:table-cell table:formula="of:=IF(COUNTIF([.C1104:.F1104];[.C1104])=3;[.C1104];&quot;&quot;)" office:value-type="float" office:value="212" calcext:value-type="float">
            <text:p>212</text:p>
          </table:table-cell>
          <table:table-cell table:formula="of:=IF(COUNTIF([.D1104:.G1104];[.D1104])=3;[.D1104];&quot;&quot;)" office:value-type="float" office:value="212" calcext:value-type="float">
            <text:p>212</text:p>
          </table:table-cell>
          <table:table-cell table:formula="of:=IF(COUNTIF([.A1104:.D1104];[.A1104])=3;&quot;&quot;;[.A1104])">
            <text:p/>
          </table:table-cell>
          <table:table-cell table:formula="of:=IF(COUNTIF([.B1104:.E1104];[.B1104])=3;&quot;&quot;;[.B1104])" office:value-type="float" office:value="948" calcext:value-type="float">
            <text:p>948</text:p>
          </table:table-cell>
          <table:table-cell table:formula="of:=IF(COUNTIF([.C1104:.F1104];[.C1104])=3;&quot;&quot;;[.C1104])">
            <text:p/>
          </table:table-cell>
          <table:table-cell table:formula="of:=IF(COUNTIF([.D1104:.G1104];[.D1104])=3;&quot;&quot;;[.D1104])">
            <text:p/>
          </table:table-cell>
          <table:table-cell table:style-name="ce5" table:formula="of:=IFERROR( IF( AND( COUNT([.E1104:.H1104])=3; MOD( AVERAGE([.E1104:.H1104]); 2)=1; MOD( AVERAGE([.I1104:.L110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office:value-type="float" office:value="511" calcext:value-type="float">
            <text:p>511</text:p>
          </table:table-cell>
          <table:table-cell office:value-type="float" office:value="896" calcext:value-type="float">
            <text:p>896</text:p>
          </table:table-cell>
          <table:table-cell office:value-type="float" office:value="138" calcext:value-type="float">
            <text:p>138</text:p>
          </table:table-cell>
          <table:table-cell table:formula="of:=IF(COUNTIF([.A1105:.D1105];[.A1105])=3;[.A1105];&quot;&quot;)">
            <text:p/>
          </table:table-cell>
          <table:table-cell table:formula="of:=IF(COUNTIF([.B1105:.E1105];[.B1105])=3;[.B1105];&quot;&quot;)">
            <text:p/>
          </table:table-cell>
          <table:table-cell table:formula="of:=IF(COUNTIF([.C1105:.F1105];[.C1105])=3;[.C1105];&quot;&quot;)">
            <text:p/>
          </table:table-cell>
          <table:table-cell table:formula="of:=IF(COUNTIF([.D1105:.G1105];[.D1105])=3;[.D1105];&quot;&quot;)">
            <text:p/>
          </table:table-cell>
          <table:table-cell table:formula="of:=IF(COUNTIF([.A1105:.D1105];[.A1105])=3;&quot;&quot;;[.A1105])" office:value-type="float" office:value="136" calcext:value-type="float">
            <text:p>136</text:p>
          </table:table-cell>
          <table:table-cell table:formula="of:=IF(COUNTIF([.B1105:.E1105];[.B1105])=3;&quot;&quot;;[.B1105])" office:value-type="float" office:value="511" calcext:value-type="float">
            <text:p>511</text:p>
          </table:table-cell>
          <table:table-cell table:formula="of:=IF(COUNTIF([.C1105:.F1105];[.C1105])=3;&quot;&quot;;[.C1105])" office:value-type="float" office:value="896" calcext:value-type="float">
            <text:p>896</text:p>
          </table:table-cell>
          <table:table-cell table:formula="of:=IF(COUNTIF([.D1105:.G1105];[.D1105])=3;&quot;&quot;;[.D1105])" office:value-type="float" office:value="138" calcext:value-type="float">
            <text:p>138</text:p>
          </table:table-cell>
          <table:table-cell table:style-name="ce5" table:formula="of:=IFERROR( IF( AND( COUNT([.E1105:.H1105])=3; MOD( AVERAGE([.E1105:.H1105]); 2)=1; MOD( AVERAGE([.I1105:.L110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57" calcext:value-type="float">
            <text:p>757</text:p>
          </table:table-cell>
          <table:table-cell office:value-type="float" office:value="61" calcext:value-type="float">
            <text:p>61</text:p>
          </table:table-cell>
          <table:table-cell office:value-type="float" office:value="496" calcext:value-type="float">
            <text:p>496</text:p>
          </table:table-cell>
          <table:table-cell table:formula="of:=IF(COUNTIF([.A1106:.D1106];[.A1106])=3;[.A1106];&quot;&quot;)">
            <text:p/>
          </table:table-cell>
          <table:table-cell table:formula="of:=IF(COUNTIF([.B1106:.E1106];[.B1106])=3;[.B1106];&quot;&quot;)">
            <text:p/>
          </table:table-cell>
          <table:table-cell table:formula="of:=IF(COUNTIF([.C1106:.F1106];[.C1106])=3;[.C1106];&quot;&quot;)">
            <text:p/>
          </table:table-cell>
          <table:table-cell table:formula="of:=IF(COUNTIF([.D1106:.G1106];[.D1106])=3;[.D1106];&quot;&quot;)">
            <text:p/>
          </table:table-cell>
          <table:table-cell table:formula="of:=IF(COUNTIF([.A1106:.D1106];[.A1106])=3;&quot;&quot;;[.A1106])" office:value-type="float" office:value="496" calcext:value-type="float">
            <text:p>496</text:p>
          </table:table-cell>
          <table:table-cell table:formula="of:=IF(COUNTIF([.B1106:.E1106];[.B1106])=3;&quot;&quot;;[.B1106])" office:value-type="float" office:value="757" calcext:value-type="float">
            <text:p>757</text:p>
          </table:table-cell>
          <table:table-cell table:formula="of:=IF(COUNTIF([.C1106:.F1106];[.C1106])=3;&quot;&quot;;[.C1106])" office:value-type="float" office:value="61" calcext:value-type="float">
            <text:p>61</text:p>
          </table:table-cell>
          <table:table-cell table:formula="of:=IF(COUNTIF([.D1106:.G1106];[.D1106])=3;&quot;&quot;;[.D1106])" office:value-type="float" office:value="496" calcext:value-type="float">
            <text:p>496</text:p>
          </table:table-cell>
          <table:table-cell table:style-name="ce5" table:formula="of:=IFERROR( IF( AND( COUNT([.E1106:.H1106])=3; MOD( AVERAGE([.E1106:.H1106]); 2)=1; MOD( AVERAGE([.I1106:.L110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float" office:value="176" calcext:value-type="float">
            <text:p>176</text:p>
          </table:table-cell>
          <table:table-cell table:formula="of:=IF(COUNTIF([.A1107:.D1107];[.A1107])=3;[.A1107];&quot;&quot;)">
            <text:p/>
          </table:table-cell>
          <table:table-cell table:formula="of:=IF(COUNTIF([.B1107:.E1107];[.B1107])=3;[.B1107];&quot;&quot;)">
            <text:p/>
          </table:table-cell>
          <table:table-cell table:formula="of:=IF(COUNTIF([.C1107:.F1107];[.C1107])=3;[.C1107];&quot;&quot;)">
            <text:p/>
          </table:table-cell>
          <table:table-cell table:formula="of:=IF(COUNTIF([.D1107:.G1107];[.D1107])=3;[.D1107];&quot;&quot;)">
            <text:p/>
          </table:table-cell>
          <table:table-cell table:formula="of:=IF(COUNTIF([.A1107:.D1107];[.A1107])=3;&quot;&quot;;[.A1107])" office:value-type="float" office:value="593" calcext:value-type="float">
            <text:p>593</text:p>
          </table:table-cell>
          <table:table-cell table:formula="of:=IF(COUNTIF([.B1107:.E1107];[.B1107])=3;&quot;&quot;;[.B1107])" office:value-type="float" office:value="349" calcext:value-type="float">
            <text:p>349</text:p>
          </table:table-cell>
          <table:table-cell table:formula="of:=IF(COUNTIF([.C1107:.F1107];[.C1107])=3;&quot;&quot;;[.C1107])" office:value-type="float" office:value="349" calcext:value-type="float">
            <text:p>349</text:p>
          </table:table-cell>
          <table:table-cell table:formula="of:=IF(COUNTIF([.D1107:.G1107];[.D1107])=3;&quot;&quot;;[.D1107])" office:value-type="float" office:value="176" calcext:value-type="float">
            <text:p>176</text:p>
          </table:table-cell>
          <table:table-cell table:style-name="ce5" table:formula="of:=IFERROR( IF( AND( COUNT([.E1107:.H1107])=3; MOD( AVERAGE([.E1107:.H1107]); 2)=1; MOD( AVERAGE([.I1107:.L110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float" office:value="293" calcext:value-type="float">
            <text:p>293</text:p>
          </table:table-cell>
          <table:table-cell office:value-type="float" office:value="104" calcext:value-type="float">
            <text:p>104</text:p>
          </table:table-cell>
          <table:table-cell office:value-type="float" office:value="963" calcext:value-type="float">
            <text:p>963</text:p>
          </table:table-cell>
          <table:table-cell table:formula="of:=IF(COUNTIF([.A1108:.D1108];[.A1108])=3;[.A1108];&quot;&quot;)">
            <text:p/>
          </table:table-cell>
          <table:table-cell table:formula="of:=IF(COUNTIF([.B1108:.E1108];[.B1108])=3;[.B1108];&quot;&quot;)">
            <text:p/>
          </table:table-cell>
          <table:table-cell table:formula="of:=IF(COUNTIF([.C1108:.F1108];[.C1108])=3;[.C1108];&quot;&quot;)">
            <text:p/>
          </table:table-cell>
          <table:table-cell table:formula="of:=IF(COUNTIF([.D1108:.G1108];[.D1108])=3;[.D1108];&quot;&quot;)">
            <text:p/>
          </table:table-cell>
          <table:table-cell table:formula="of:=IF(COUNTIF([.A1108:.D1108];[.A1108])=3;&quot;&quot;;[.A1108])" office:value-type="float" office:value="54" calcext:value-type="float">
            <text:p>54</text:p>
          </table:table-cell>
          <table:table-cell table:formula="of:=IF(COUNTIF([.B1108:.E1108];[.B1108])=3;&quot;&quot;;[.B1108])" office:value-type="float" office:value="293" calcext:value-type="float">
            <text:p>293</text:p>
          </table:table-cell>
          <table:table-cell table:formula="of:=IF(COUNTIF([.C1108:.F1108];[.C1108])=3;&quot;&quot;;[.C1108])" office:value-type="float" office:value="104" calcext:value-type="float">
            <text:p>104</text:p>
          </table:table-cell>
          <table:table-cell table:formula="of:=IF(COUNTIF([.D1108:.G1108];[.D1108])=3;&quot;&quot;;[.D1108])" office:value-type="float" office:value="963" calcext:value-type="float">
            <text:p>963</text:p>
          </table:table-cell>
          <table:table-cell table:style-name="ce5" table:formula="of:=IFERROR( IF( AND( COUNT([.E1108:.H1108])=3; MOD( AVERAGE([.E1108:.H1108]); 2)=1; MOD( AVERAGE([.I1108:.L110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office:value-type="float" office:value="847" calcext:value-type="float">
            <text:p>847</text:p>
          </table:table-cell>
          <table:table-cell office:value-type="float" office:value="170" calcext:value-type="float">
            <text:p>170</text:p>
          </table:table-cell>
          <table:table-cell office:value-type="float" office:value="634" calcext:value-type="float">
            <text:p>634</text:p>
          </table:table-cell>
          <table:table-cell table:formula="of:=IF(COUNTIF([.A1109:.D1109];[.A1109])=3;[.A1109];&quot;&quot;)">
            <text:p/>
          </table:table-cell>
          <table:table-cell table:formula="of:=IF(COUNTIF([.B1109:.E1109];[.B1109])=3;[.B1109];&quot;&quot;)">
            <text:p/>
          </table:table-cell>
          <table:table-cell table:formula="of:=IF(COUNTIF([.C1109:.F1109];[.C1109])=3;[.C1109];&quot;&quot;)">
            <text:p/>
          </table:table-cell>
          <table:table-cell table:formula="of:=IF(COUNTIF([.D1109:.G1109];[.D1109])=3;[.D1109];&quot;&quot;)">
            <text:p/>
          </table:table-cell>
          <table:table-cell table:formula="of:=IF(COUNTIF([.A1109:.D1109];[.A1109])=3;&quot;&quot;;[.A1109])" office:value-type="float" office:value="375" calcext:value-type="float">
            <text:p>375</text:p>
          </table:table-cell>
          <table:table-cell table:formula="of:=IF(COUNTIF([.B1109:.E1109];[.B1109])=3;&quot;&quot;;[.B1109])" office:value-type="float" office:value="847" calcext:value-type="float">
            <text:p>847</text:p>
          </table:table-cell>
          <table:table-cell table:formula="of:=IF(COUNTIF([.C1109:.F1109];[.C1109])=3;&quot;&quot;;[.C1109])" office:value-type="float" office:value="170" calcext:value-type="float">
            <text:p>170</text:p>
          </table:table-cell>
          <table:table-cell table:formula="of:=IF(COUNTIF([.D1109:.G1109];[.D1109])=3;&quot;&quot;;[.D1109])" office:value-type="float" office:value="634" calcext:value-type="float">
            <text:p>634</text:p>
          </table:table-cell>
          <table:table-cell table:style-name="ce5" table:formula="of:=IFERROR( IF( AND( COUNT([.E1109:.H1109])=3; MOD( AVERAGE([.E1109:.H1109]); 2)=1; MOD( AVERAGE([.I1109:.L110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910" calcext:value-type="float">
            <text:p>910</text:p>
          </table:table-cell>
          <table:table-cell table:formula="of:=IF(COUNTIF([.A1110:.D1110];[.A1110])=3;[.A1110];&quot;&quot;)">
            <text:p/>
          </table:table-cell>
          <table:table-cell table:formula="of:=IF(COUNTIF([.B1110:.E1110];[.B1110])=3;[.B1110];&quot;&quot;)">
            <text:p/>
          </table:table-cell>
          <table:table-cell table:formula="of:=IF(COUNTIF([.C1110:.F1110];[.C1110])=3;[.C1110];&quot;&quot;)">
            <text:p/>
          </table:table-cell>
          <table:table-cell table:formula="of:=IF(COUNTIF([.D1110:.G1110];[.D1110])=3;[.D1110];&quot;&quot;)">
            <text:p/>
          </table:table-cell>
          <table:table-cell table:formula="of:=IF(COUNTIF([.A1110:.D1110];[.A1110])=3;&quot;&quot;;[.A1110])" office:value-type="float" office:value="367" calcext:value-type="float">
            <text:p>367</text:p>
          </table:table-cell>
          <table:table-cell table:formula="of:=IF(COUNTIF([.B1110:.E1110];[.B1110])=3;&quot;&quot;;[.B1110])" office:value-type="float" office:value="362" calcext:value-type="float">
            <text:p>362</text:p>
          </table:table-cell>
          <table:table-cell table:formula="of:=IF(COUNTIF([.C1110:.F1110];[.C1110])=3;&quot;&quot;;[.C1110])" office:value-type="float" office:value="362" calcext:value-type="float">
            <text:p>362</text:p>
          </table:table-cell>
          <table:table-cell table:formula="of:=IF(COUNTIF([.D1110:.G1110];[.D1110])=3;&quot;&quot;;[.D1110])" office:value-type="float" office:value="910" calcext:value-type="float">
            <text:p>910</text:p>
          </table:table-cell>
          <table:table-cell table:style-name="ce5" table:formula="of:=IFERROR( IF( AND( COUNT([.E1110:.H1110])=3; MOD( AVERAGE([.E1110:.H1110]); 2)=1; MOD( AVERAGE([.I1110:.L111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85" calcext:value-type="float">
            <text:p>985</text:p>
          </table:table-cell>
          <table:table-cell office:value-type="float" office:value="365" calcext:value-type="float">
            <text:p>365</text:p>
          </table:table-cell>
          <table:table-cell office:value-type="float" office:value="340" calcext:value-type="float">
            <text:p>340</text:p>
          </table:table-cell>
          <table:table-cell office:value-type="float" office:value="470" calcext:value-type="float">
            <text:p>470</text:p>
          </table:table-cell>
          <table:table-cell table:formula="of:=IF(COUNTIF([.A1111:.D1111];[.A1111])=3;[.A1111];&quot;&quot;)">
            <text:p/>
          </table:table-cell>
          <table:table-cell table:formula="of:=IF(COUNTIF([.B1111:.E1111];[.B1111])=3;[.B1111];&quot;&quot;)">
            <text:p/>
          </table:table-cell>
          <table:table-cell table:formula="of:=IF(COUNTIF([.C1111:.F1111];[.C1111])=3;[.C1111];&quot;&quot;)">
            <text:p/>
          </table:table-cell>
          <table:table-cell table:formula="of:=IF(COUNTIF([.D1111:.G1111];[.D1111])=3;[.D1111];&quot;&quot;)">
            <text:p/>
          </table:table-cell>
          <table:table-cell table:formula="of:=IF(COUNTIF([.A1111:.D1111];[.A1111])=3;&quot;&quot;;[.A1111])" office:value-type="float" office:value="985" calcext:value-type="float">
            <text:p>985</text:p>
          </table:table-cell>
          <table:table-cell table:formula="of:=IF(COUNTIF([.B1111:.E1111];[.B1111])=3;&quot;&quot;;[.B1111])" office:value-type="float" office:value="365" calcext:value-type="float">
            <text:p>365</text:p>
          </table:table-cell>
          <table:table-cell table:formula="of:=IF(COUNTIF([.C1111:.F1111];[.C1111])=3;&quot;&quot;;[.C1111])" office:value-type="float" office:value="340" calcext:value-type="float">
            <text:p>340</text:p>
          </table:table-cell>
          <table:table-cell table:formula="of:=IF(COUNTIF([.D1111:.G1111];[.D1111])=3;&quot;&quot;;[.D1111])" office:value-type="float" office:value="470" calcext:value-type="float">
            <text:p>470</text:p>
          </table:table-cell>
          <table:table-cell table:style-name="ce5" table:formula="of:=IFERROR( IF( AND( COUNT([.E1111:.H1111])=3; MOD( AVERAGE([.E1111:.H1111]); 2)=1; MOD( AVERAGE([.I1111:.L111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77" calcext:value-type="float">
            <text:p>877</text:p>
          </table:table-cell>
          <table:table-cell office:value-type="float" office:value="270" calcext:value-type="float">
            <text:p>270</text:p>
          </table:table-cell>
          <table:table-cell office:value-type="float" office:value="524" calcext:value-type="float">
            <text:p>524</text:p>
          </table:table-cell>
          <table:table-cell office:value-type="float" office:value="697" calcext:value-type="float">
            <text:p>697</text:p>
          </table:table-cell>
          <table:table-cell table:formula="of:=IF(COUNTIF([.A1112:.D1112];[.A1112])=3;[.A1112];&quot;&quot;)">
            <text:p/>
          </table:table-cell>
          <table:table-cell table:formula="of:=IF(COUNTIF([.B1112:.E1112];[.B1112])=3;[.B1112];&quot;&quot;)">
            <text:p/>
          </table:table-cell>
          <table:table-cell table:formula="of:=IF(COUNTIF([.C1112:.F1112];[.C1112])=3;[.C1112];&quot;&quot;)">
            <text:p/>
          </table:table-cell>
          <table:table-cell table:formula="of:=IF(COUNTIF([.D1112:.G1112];[.D1112])=3;[.D1112];&quot;&quot;)">
            <text:p/>
          </table:table-cell>
          <table:table-cell table:formula="of:=IF(COUNTIF([.A1112:.D1112];[.A1112])=3;&quot;&quot;;[.A1112])" office:value-type="float" office:value="877" calcext:value-type="float">
            <text:p>877</text:p>
          </table:table-cell>
          <table:table-cell table:formula="of:=IF(COUNTIF([.B1112:.E1112];[.B1112])=3;&quot;&quot;;[.B1112])" office:value-type="float" office:value="270" calcext:value-type="float">
            <text:p>270</text:p>
          </table:table-cell>
          <table:table-cell table:formula="of:=IF(COUNTIF([.C1112:.F1112];[.C1112])=3;&quot;&quot;;[.C1112])" office:value-type="float" office:value="524" calcext:value-type="float">
            <text:p>524</text:p>
          </table:table-cell>
          <table:table-cell table:formula="of:=IF(COUNTIF([.D1112:.G1112];[.D1112])=3;&quot;&quot;;[.D1112])" office:value-type="float" office:value="697" calcext:value-type="float">
            <text:p>697</text:p>
          </table:table-cell>
          <table:table-cell table:style-name="ce5" table:formula="of:=IFERROR( IF( AND( COUNT([.E1112:.H1112])=3; MOD( AVERAGE([.E1112:.H1112]); 2)=1; MOD( AVERAGE([.I1112:.L111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3" calcext:value-type="float">
            <text:p>183</text:p>
          </table:table-cell>
          <table:table-cell office:value-type="float" office:value="452" calcext:value-type="float">
            <text:p>452</text:p>
          </table:table-cell>
          <table:table-cell office:value-type="float" office:value="20" calcext:value-type="float">
            <text:p>20</text:p>
          </table:table-cell>
          <table:table-cell table:formula="of:=IF(COUNTIF([.A1113:.D1113];[.A1113])=3;[.A1113];&quot;&quot;)">
            <text:p/>
          </table:table-cell>
          <table:table-cell table:formula="of:=IF(COUNTIF([.B1113:.E1113];[.B1113])=3;[.B1113];&quot;&quot;)">
            <text:p/>
          </table:table-cell>
          <table:table-cell table:formula="of:=IF(COUNTIF([.C1113:.F1113];[.C1113])=3;[.C1113];&quot;&quot;)">
            <text:p/>
          </table:table-cell>
          <table:table-cell table:formula="of:=IF(COUNTIF([.D1113:.G1113];[.D1113])=3;[.D1113];&quot;&quot;)">
            <text:p/>
          </table:table-cell>
          <table:table-cell table:formula="of:=IF(COUNTIF([.A1113:.D1113];[.A1113])=3;&quot;&quot;;[.A1113])" office:value-type="float" office:value="145" calcext:value-type="float">
            <text:p>145</text:p>
          </table:table-cell>
          <table:table-cell table:formula="of:=IF(COUNTIF([.B1113:.E1113];[.B1113])=3;&quot;&quot;;[.B1113])" office:value-type="float" office:value="183" calcext:value-type="float">
            <text:p>183</text:p>
          </table:table-cell>
          <table:table-cell table:formula="of:=IF(COUNTIF([.C1113:.F1113];[.C1113])=3;&quot;&quot;;[.C1113])" office:value-type="float" office:value="452" calcext:value-type="float">
            <text:p>452</text:p>
          </table:table-cell>
          <table:table-cell table:formula="of:=IF(COUNTIF([.D1113:.G1113];[.D1113])=3;&quot;&quot;;[.D1113])" office:value-type="float" office:value="20" calcext:value-type="float">
            <text:p>20</text:p>
          </table:table-cell>
          <table:table-cell table:style-name="ce5" table:formula="of:=IFERROR( IF( AND( COUNT([.E1113:.H1113])=3; MOD( AVERAGE([.E1113:.H1113]); 2)=1; MOD( AVERAGE([.I1113:.L111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87" calcext:value-type="float">
            <text:p>87</text:p>
          </table:table-cell>
          <table:table-cell table:formula="of:=IF(COUNTIF([.A1114:.D1114];[.A1114])=3;[.A1114];&quot;&quot;)">
            <text:p/>
          </table:table-cell>
          <table:table-cell table:formula="of:=IF(COUNTIF([.B1114:.E1114];[.B1114])=3;[.B1114];&quot;&quot;)">
            <text:p/>
          </table:table-cell>
          <table:table-cell table:formula="of:=IF(COUNTIF([.C1114:.F1114];[.C1114])=3;[.C1114];&quot;&quot;)">
            <text:p/>
          </table:table-cell>
          <table:table-cell table:formula="of:=IF(COUNTIF([.D1114:.G1114];[.D1114])=3;[.D1114];&quot;&quot;)">
            <text:p/>
          </table:table-cell>
          <table:table-cell table:formula="of:=IF(COUNTIF([.A1114:.D1114];[.A1114])=3;&quot;&quot;;[.A1114])" office:value-type="float" office:value="918" calcext:value-type="float">
            <text:p>918</text:p>
          </table:table-cell>
          <table:table-cell table:formula="of:=IF(COUNTIF([.B1114:.E1114];[.B1114])=3;&quot;&quot;;[.B1114])" office:value-type="float" office:value="262" calcext:value-type="float">
            <text:p>262</text:p>
          </table:table-cell>
          <table:table-cell table:formula="of:=IF(COUNTIF([.C1114:.F1114];[.C1114])=3;&quot;&quot;;[.C1114])" office:value-type="float" office:value="262" calcext:value-type="float">
            <text:p>262</text:p>
          </table:table-cell>
          <table:table-cell table:formula="of:=IF(COUNTIF([.D1114:.G1114];[.D1114])=3;&quot;&quot;;[.D1114])" office:value-type="float" office:value="87" calcext:value-type="float">
            <text:p>87</text:p>
          </table:table-cell>
          <table:table-cell table:style-name="ce5" table:formula="of:=IFERROR( IF( AND( COUNT([.E1114:.H1114])=3; MOD( AVERAGE([.E1114:.H1114]); 2)=1; MOD( AVERAGE([.I1114:.L111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float" office:value="951" calcext:value-type="float">
            <text:p>951</text:p>
          </table:table-cell>
          <table:table-cell office:value-type="float" office:value="412" calcext:value-type="float">
            <text:p>412</text:p>
          </table:table-cell>
          <table:table-cell office:value-type="float" office:value="316" calcext:value-type="float">
            <text:p>316</text:p>
          </table:table-cell>
          <table:table-cell table:formula="of:=IF(COUNTIF([.A1115:.D1115];[.A1115])=3;[.A1115];&quot;&quot;)">
            <text:p/>
          </table:table-cell>
          <table:table-cell table:formula="of:=IF(COUNTIF([.B1115:.E1115];[.B1115])=3;[.B1115];&quot;&quot;)">
            <text:p/>
          </table:table-cell>
          <table:table-cell table:formula="of:=IF(COUNTIF([.C1115:.F1115];[.C1115])=3;[.C1115];&quot;&quot;)">
            <text:p/>
          </table:table-cell>
          <table:table-cell table:formula="of:=IF(COUNTIF([.D1115:.G1115];[.D1115])=3;[.D1115];&quot;&quot;)">
            <text:p/>
          </table:table-cell>
          <table:table-cell table:formula="of:=IF(COUNTIF([.A1115:.D1115];[.A1115])=3;&quot;&quot;;[.A1115])" office:value-type="float" office:value="90" calcext:value-type="float">
            <text:p>90</text:p>
          </table:table-cell>
          <table:table-cell table:formula="of:=IF(COUNTIF([.B1115:.E1115];[.B1115])=3;&quot;&quot;;[.B1115])" office:value-type="float" office:value="951" calcext:value-type="float">
            <text:p>951</text:p>
          </table:table-cell>
          <table:table-cell table:formula="of:=IF(COUNTIF([.C1115:.F1115];[.C1115])=3;&quot;&quot;;[.C1115])" office:value-type="float" office:value="412" calcext:value-type="float">
            <text:p>412</text:p>
          </table:table-cell>
          <table:table-cell table:formula="of:=IF(COUNTIF([.D1115:.G1115];[.D1115])=3;&quot;&quot;;[.D1115])" office:value-type="float" office:value="316" calcext:value-type="float">
            <text:p>316</text:p>
          </table:table-cell>
          <table:table-cell table:style-name="ce5" table:formula="of:=IFERROR( IF( AND( COUNT([.E1115:.H1115])=3; MOD( AVERAGE([.E1115:.H1115]); 2)=1; MOD( AVERAGE([.I1115:.L111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26" calcext:value-type="float">
            <text:p>826</text:p>
          </table:table-cell>
          <table:table-cell office:value-type="float" office:value="324" calcext:value-type="float">
            <text:p>324</text:p>
          </table:table-cell>
          <table:table-cell office:value-type="float" office:value="883" calcext:value-type="float">
            <text:p>883</text:p>
          </table:table-cell>
          <table:table-cell office:value-type="float" office:value="191" calcext:value-type="float">
            <text:p>191</text:p>
          </table:table-cell>
          <table:table-cell table:formula="of:=IF(COUNTIF([.A1116:.D1116];[.A1116])=3;[.A1116];&quot;&quot;)">
            <text:p/>
          </table:table-cell>
          <table:table-cell table:formula="of:=IF(COUNTIF([.B1116:.E1116];[.B1116])=3;[.B1116];&quot;&quot;)">
            <text:p/>
          </table:table-cell>
          <table:table-cell table:formula="of:=IF(COUNTIF([.C1116:.F1116];[.C1116])=3;[.C1116];&quot;&quot;)">
            <text:p/>
          </table:table-cell>
          <table:table-cell table:formula="of:=IF(COUNTIF([.D1116:.G1116];[.D1116])=3;[.D1116];&quot;&quot;)">
            <text:p/>
          </table:table-cell>
          <table:table-cell table:formula="of:=IF(COUNTIF([.A1116:.D1116];[.A1116])=3;&quot;&quot;;[.A1116])" office:value-type="float" office:value="826" calcext:value-type="float">
            <text:p>826</text:p>
          </table:table-cell>
          <table:table-cell table:formula="of:=IF(COUNTIF([.B1116:.E1116];[.B1116])=3;&quot;&quot;;[.B1116])" office:value-type="float" office:value="324" calcext:value-type="float">
            <text:p>324</text:p>
          </table:table-cell>
          <table:table-cell table:formula="of:=IF(COUNTIF([.C1116:.F1116];[.C1116])=3;&quot;&quot;;[.C1116])" office:value-type="float" office:value="883" calcext:value-type="float">
            <text:p>883</text:p>
          </table:table-cell>
          <table:table-cell table:formula="of:=IF(COUNTIF([.D1116:.G1116];[.D1116])=3;&quot;&quot;;[.D1116])" office:value-type="float" office:value="191" calcext:value-type="float">
            <text:p>191</text:p>
          </table:table-cell>
          <table:table-cell table:style-name="ce5" table:formula="of:=IFERROR( IF( AND( COUNT([.E1116:.H1116])=3; MOD( AVERAGE([.E1116:.H1116]); 2)=1; MOD( AVERAGE([.I1116:.L111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office:value-type="float" office:value="280" calcext:value-type="float">
            <text:p>280</text:p>
          </table:table-cell>
          <table:table-cell office:value-type="float" office:value="485" calcext:value-type="float">
            <text:p>485</text:p>
          </table:table-cell>
          <table:table-cell office:value-type="float" office:value="280" calcext:value-type="float">
            <text:p>280</text:p>
          </table:table-cell>
          <table:table-cell table:formula="of:=IF(COUNTIF([.A1117:.D1117];[.A1117])=3;[.A1117];&quot;&quot;)">
            <text:p/>
          </table:table-cell>
          <table:table-cell table:formula="of:=IF(COUNTIF([.B1117:.E1117];[.B1117])=3;[.B1117];&quot;&quot;)">
            <text:p/>
          </table:table-cell>
          <table:table-cell table:formula="of:=IF(COUNTIF([.C1117:.F1117];[.C1117])=3;[.C1117];&quot;&quot;)">
            <text:p/>
          </table:table-cell>
          <table:table-cell table:formula="of:=IF(COUNTIF([.D1117:.G1117];[.D1117])=3;[.D1117];&quot;&quot;)">
            <text:p/>
          </table:table-cell>
          <table:table-cell table:formula="of:=IF(COUNTIF([.A1117:.D1117];[.A1117])=3;&quot;&quot;;[.A1117])" office:value-type="float" office:value="490" calcext:value-type="float">
            <text:p>490</text:p>
          </table:table-cell>
          <table:table-cell table:formula="of:=IF(COUNTIF([.B1117:.E1117];[.B1117])=3;&quot;&quot;;[.B1117])" office:value-type="float" office:value="280" calcext:value-type="float">
            <text:p>280</text:p>
          </table:table-cell>
          <table:table-cell table:formula="of:=IF(COUNTIF([.C1117:.F1117];[.C1117])=3;&quot;&quot;;[.C1117])" office:value-type="float" office:value="485" calcext:value-type="float">
            <text:p>485</text:p>
          </table:table-cell>
          <table:table-cell table:formula="of:=IF(COUNTIF([.D1117:.G1117];[.D1117])=3;&quot;&quot;;[.D1117])" office:value-type="float" office:value="280" calcext:value-type="float">
            <text:p>280</text:p>
          </table:table-cell>
          <table:table-cell table:style-name="ce5" table:formula="of:=IFERROR( IF( AND( COUNT([.E1117:.H1117])=3; MOD( AVERAGE([.E1117:.H1117]); 2)=1; MOD( AVERAGE([.I1117:.L111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office:value-type="float" office:value="640" calcext:value-type="float">
            <text:p>640</text:p>
          </table:table-cell>
          <table:table-cell office:value-type="float" office:value="657" calcext:value-type="float">
            <text:p>657</text:p>
          </table:table-cell>
          <table:table-cell office:value-type="float" office:value="137" calcext:value-type="float">
            <text:p>137</text:p>
          </table:table-cell>
          <table:table-cell table:formula="of:=IF(COUNTIF([.A1118:.D1118];[.A1118])=3;[.A1118];&quot;&quot;)">
            <text:p/>
          </table:table-cell>
          <table:table-cell table:formula="of:=IF(COUNTIF([.B1118:.E1118];[.B1118])=3;[.B1118];&quot;&quot;)">
            <text:p/>
          </table:table-cell>
          <table:table-cell table:formula="of:=IF(COUNTIF([.C1118:.F1118];[.C1118])=3;[.C1118];&quot;&quot;)">
            <text:p/>
          </table:table-cell>
          <table:table-cell table:formula="of:=IF(COUNTIF([.D1118:.G1118];[.D1118])=3;[.D1118];&quot;&quot;)">
            <text:p/>
          </table:table-cell>
          <table:table-cell table:formula="of:=IF(COUNTIF([.A1118:.D1118];[.A1118])=3;&quot;&quot;;[.A1118])" office:value-type="float" office:value="202" calcext:value-type="float">
            <text:p>202</text:p>
          </table:table-cell>
          <table:table-cell table:formula="of:=IF(COUNTIF([.B1118:.E1118];[.B1118])=3;&quot;&quot;;[.B1118])" office:value-type="float" office:value="640" calcext:value-type="float">
            <text:p>640</text:p>
          </table:table-cell>
          <table:table-cell table:formula="of:=IF(COUNTIF([.C1118:.F1118];[.C1118])=3;&quot;&quot;;[.C1118])" office:value-type="float" office:value="657" calcext:value-type="float">
            <text:p>657</text:p>
          </table:table-cell>
          <table:table-cell table:formula="of:=IF(COUNTIF([.D1118:.G1118];[.D1118])=3;&quot;&quot;;[.D1118])" office:value-type="float" office:value="137" calcext:value-type="float">
            <text:p>137</text:p>
          </table:table-cell>
          <table:table-cell table:style-name="ce5" table:formula="of:=IFERROR( IF( AND( COUNT([.E1118:.H1118])=3; MOD( AVERAGE([.E1118:.H1118]); 2)=1; MOD( AVERAGE([.I1118:.L111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office:value-type="float" office:value="260" calcext:value-type="float">
            <text:p>260</text:p>
          </table:table-cell>
          <table:table-cell office:value-type="float" office:value="767" calcext:value-type="float">
            <text:p>767</text:p>
          </table:table-cell>
          <table:table-cell office:value-type="float" office:value="303" calcext:value-type="float">
            <text:p>303</text:p>
          </table:table-cell>
          <table:table-cell table:formula="of:=IF(COUNTIF([.A1119:.D1119];[.A1119])=3;[.A1119];&quot;&quot;)">
            <text:p/>
          </table:table-cell>
          <table:table-cell table:formula="of:=IF(COUNTIF([.B1119:.E1119];[.B1119])=3;[.B1119];&quot;&quot;)">
            <text:p/>
          </table:table-cell>
          <table:table-cell table:formula="of:=IF(COUNTIF([.C1119:.F1119];[.C1119])=3;[.C1119];&quot;&quot;)">
            <text:p/>
          </table:table-cell>
          <table:table-cell table:formula="of:=IF(COUNTIF([.D1119:.G1119];[.D1119])=3;[.D1119];&quot;&quot;)">
            <text:p/>
          </table:table-cell>
          <table:table-cell table:formula="of:=IF(COUNTIF([.A1119:.D1119];[.A1119])=3;&quot;&quot;;[.A1119])" office:value-type="float" office:value="303" calcext:value-type="float">
            <text:p>303</text:p>
          </table:table-cell>
          <table:table-cell table:formula="of:=IF(COUNTIF([.B1119:.E1119];[.B1119])=3;&quot;&quot;;[.B1119])" office:value-type="float" office:value="260" calcext:value-type="float">
            <text:p>260</text:p>
          </table:table-cell>
          <table:table-cell table:formula="of:=IF(COUNTIF([.C1119:.F1119];[.C1119])=3;&quot;&quot;;[.C1119])" office:value-type="float" office:value="767" calcext:value-type="float">
            <text:p>767</text:p>
          </table:table-cell>
          <table:table-cell table:formula="of:=IF(COUNTIF([.D1119:.G1119];[.D1119])=3;&quot;&quot;;[.D1119])" office:value-type="float" office:value="303" calcext:value-type="float">
            <text:p>303</text:p>
          </table:table-cell>
          <table:table-cell table:style-name="ce5" table:formula="of:=IFERROR( IF( AND( COUNT([.E1119:.H1119])=3; MOD( AVERAGE([.E1119:.H1119]); 2)=1; MOD( AVERAGE([.I1119:.L111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3" calcext:value-type="float">
            <text:p>73</text:p>
          </table:table-cell>
          <table:table-cell office:value-type="float" office:value="527" calcext:value-type="float">
            <text:p>527</text:p>
          </table:table-cell>
          <table:table-cell office:value-type="float" office:value="635" calcext:value-type="float">
            <text:p>635</text:p>
          </table:table-cell>
          <table:table-cell table:formula="of:=IF(COUNTIF([.A1120:.D1120];[.A1120])=3;[.A1120];&quot;&quot;)">
            <text:p/>
          </table:table-cell>
          <table:table-cell table:formula="of:=IF(COUNTIF([.B1120:.E1120];[.B1120])=3;[.B1120];&quot;&quot;)">
            <text:p/>
          </table:table-cell>
          <table:table-cell table:formula="of:=IF(COUNTIF([.C1120:.F1120];[.C1120])=3;[.C1120];&quot;&quot;)">
            <text:p/>
          </table:table-cell>
          <table:table-cell table:formula="of:=IF(COUNTIF([.D1120:.G1120];[.D1120])=3;[.D1120];&quot;&quot;)">
            <text:p/>
          </table:table-cell>
          <table:table-cell table:formula="of:=IF(COUNTIF([.A1120:.D1120];[.A1120])=3;&quot;&quot;;[.A1120])" office:value-type="float" office:value="527" calcext:value-type="float">
            <text:p>527</text:p>
          </table:table-cell>
          <table:table-cell table:formula="of:=IF(COUNTIF([.B1120:.E1120];[.B1120])=3;&quot;&quot;;[.B1120])" office:value-type="float" office:value="73" calcext:value-type="float">
            <text:p>73</text:p>
          </table:table-cell>
          <table:table-cell table:formula="of:=IF(COUNTIF([.C1120:.F1120];[.C1120])=3;&quot;&quot;;[.C1120])" office:value-type="float" office:value="527" calcext:value-type="float">
            <text:p>527</text:p>
          </table:table-cell>
          <table:table-cell table:formula="of:=IF(COUNTIF([.D1120:.G1120];[.D1120])=3;&quot;&quot;;[.D1120])" office:value-type="float" office:value="635" calcext:value-type="float">
            <text:p>635</text:p>
          </table:table-cell>
          <table:table-cell table:style-name="ce5" table:formula="of:=IFERROR( IF( AND( COUNT([.E1120:.H1120])=3; MOD( AVERAGE([.E1120:.H1120]); 2)=1; MOD( AVERAGE([.I1120:.L112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office:value-type="float" office:value="725" calcext:value-type="float">
            <text:p>725</text:p>
          </table:table-cell>
          <table:table-cell office:value-type="float" office:value="319" calcext:value-type="float">
            <text:p>319</text:p>
          </table:table-cell>
          <table:table-cell office:value-type="float" office:value="949" calcext:value-type="float">
            <text:p>949</text:p>
          </table:table-cell>
          <table:table-cell table:formula="of:=IF(COUNTIF([.A1121:.D1121];[.A1121])=3;[.A1121];&quot;&quot;)">
            <text:p/>
          </table:table-cell>
          <table:table-cell table:formula="of:=IF(COUNTIF([.B1121:.E1121];[.B1121])=3;[.B1121];&quot;&quot;)">
            <text:p/>
          </table:table-cell>
          <table:table-cell table:formula="of:=IF(COUNTIF([.C1121:.F1121];[.C1121])=3;[.C1121];&quot;&quot;)">
            <text:p/>
          </table:table-cell>
          <table:table-cell table:formula="of:=IF(COUNTIF([.D1121:.G1121];[.D1121])=3;[.D1121];&quot;&quot;)">
            <text:p/>
          </table:table-cell>
          <table:table-cell table:formula="of:=IF(COUNTIF([.A1121:.D1121];[.A1121])=3;&quot;&quot;;[.A1121])" office:value-type="float" office:value="727" calcext:value-type="float">
            <text:p>727</text:p>
          </table:table-cell>
          <table:table-cell table:formula="of:=IF(COUNTIF([.B1121:.E1121];[.B1121])=3;&quot;&quot;;[.B1121])" office:value-type="float" office:value="725" calcext:value-type="float">
            <text:p>725</text:p>
          </table:table-cell>
          <table:table-cell table:formula="of:=IF(COUNTIF([.C1121:.F1121];[.C1121])=3;&quot;&quot;;[.C1121])" office:value-type="float" office:value="319" calcext:value-type="float">
            <text:p>319</text:p>
          </table:table-cell>
          <table:table-cell table:formula="of:=IF(COUNTIF([.D1121:.G1121];[.D1121])=3;&quot;&quot;;[.D1121])" office:value-type="float" office:value="949" calcext:value-type="float">
            <text:p>949</text:p>
          </table:table-cell>
          <table:table-cell table:style-name="ce5" table:formula="of:=IFERROR( IF( AND( COUNT([.E1121:.H1121])=3; MOD( AVERAGE([.E1121:.H1121]); 2)=1; MOD( AVERAGE([.I1121:.L112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IF(COUNTIF([.A1122:.D1122];[.A1122])=3;[.A1122];&quot;&quot;)">
            <text:p/>
          </table:table-cell>
          <table:table-cell table:formula="of:=IF(COUNTIF([.B1122:.E1122];[.B1122])=3;[.B1122];&quot;&quot;)">
            <text:p/>
          </table:table-cell>
          <table:table-cell table:formula="of:=IF(COUNTIF([.C1122:.F1122];[.C1122])=3;[.C1122];&quot;&quot;)">
            <text:p/>
          </table:table-cell>
          <table:table-cell table:formula="of:=IF(COUNTIF([.D1122:.G1122];[.D1122])=3;[.D1122];&quot;&quot;)">
            <text:p/>
          </table:table-cell>
          <table:table-cell table:formula="of:=IF(COUNTIF([.A1122:.D1122];[.A1122])=3;&quot;&quot;;[.A1122])" office:value-type="float" office:value="600" calcext:value-type="float">
            <text:p>600</text:p>
          </table:table-cell>
          <table:table-cell table:formula="of:=IF(COUNTIF([.B1122:.E1122];[.B1122])=3;&quot;&quot;;[.B1122])" office:value-type="float" office:value="840" calcext:value-type="float">
            <text:p>840</text:p>
          </table:table-cell>
          <table:table-cell table:formula="of:=IF(COUNTIF([.C1122:.F1122];[.C1122])=3;&quot;&quot;;[.C1122])" office:value-type="float" office:value="47" calcext:value-type="float">
            <text:p>47</text:p>
          </table:table-cell>
          <table:table-cell table:formula="of:=IF(COUNTIF([.D1122:.G1122];[.D1122])=3;&quot;&quot;;[.D1122])" office:value-type="float" office:value="47" calcext:value-type="float">
            <text:p>47</text:p>
          </table:table-cell>
          <table:table-cell table:style-name="ce5" table:formula="of:=IFERROR( IF( AND( COUNT([.E1122:.H1122])=3; MOD( AVERAGE([.E1122:.H1122]); 2)=1; MOD( AVERAGE([.I1122:.L112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office:value-type="float" office:value="302" calcext:value-type="float">
            <text:p>302</text:p>
          </table:table-cell>
          <table:table-cell office:value-type="float" office:value="104" calcext:value-type="float">
            <text:p>104</text:p>
          </table:table-cell>
          <table:table-cell table:formula="of:=IF(COUNTIF([.A1123:.D1123];[.A1123])=3;[.A1123];&quot;&quot;)" office:value-type="float" office:value="104" calcext:value-type="float">
            <text:p>104</text:p>
          </table:table-cell>
          <table:table-cell table:formula="of:=IF(COUNTIF([.B1123:.E1123];[.B1123])=3;[.B1123];&quot;&quot;)" office:value-type="float" office:value="104" calcext:value-type="float">
            <text:p>104</text:p>
          </table:table-cell>
          <table:table-cell table:formula="of:=IF(COUNTIF([.C1123:.F1123];[.C1123])=3;[.C1123];&quot;&quot;)">
            <text:p/>
          </table:table-cell>
          <table:table-cell table:formula="of:=IF(COUNTIF([.D1123:.G1123];[.D1123])=3;[.D1123];&quot;&quot;)" office:value-type="float" office:value="104" calcext:value-type="float">
            <text:p>104</text:p>
          </table:table-cell>
          <table:table-cell table:formula="of:=IF(COUNTIF([.A1123:.D1123];[.A1123])=3;&quot;&quot;;[.A1123])">
            <text:p/>
          </table:table-cell>
          <table:table-cell table:formula="of:=IF(COUNTIF([.B1123:.E1123];[.B1123])=3;&quot;&quot;;[.B1123])">
            <text:p/>
          </table:table-cell>
          <table:table-cell table:formula="of:=IF(COUNTIF([.C1123:.F1123];[.C1123])=3;&quot;&quot;;[.C1123])" office:value-type="float" office:value="302" calcext:value-type="float">
            <text:p>302</text:p>
          </table:table-cell>
          <table:table-cell table:formula="of:=IF(COUNTIF([.D1123:.G1123];[.D1123])=3;&quot;&quot;;[.D1123])">
            <text:p/>
          </table:table-cell>
          <table:table-cell table:style-name="ce5" table:formula="of:=IFERROR( IF( AND( COUNT([.E1123:.H1123])=3; MOD( AVERAGE([.E1123:.H1123]); 2)=1; MOD( AVERAGE([.I1123:.L112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office:value-type="float" office:value="874" calcext:value-type="float">
            <text:p>874</text:p>
          </table:table-cell>
          <table:table-cell office:value-type="float" office:value="737" calcext:value-type="float">
            <text:p>737</text:p>
          </table:table-cell>
          <table:table-cell office:value-type="float" office:value="524" calcext:value-type="float">
            <text:p>524</text:p>
          </table:table-cell>
          <table:table-cell table:formula="of:=IF(COUNTIF([.A1124:.D1124];[.A1124])=3;[.A1124];&quot;&quot;)">
            <text:p/>
          </table:table-cell>
          <table:table-cell table:formula="of:=IF(COUNTIF([.B1124:.E1124];[.B1124])=3;[.B1124];&quot;&quot;)">
            <text:p/>
          </table:table-cell>
          <table:table-cell table:formula="of:=IF(COUNTIF([.C1124:.F1124];[.C1124])=3;[.C1124];&quot;&quot;)">
            <text:p/>
          </table:table-cell>
          <table:table-cell table:formula="of:=IF(COUNTIF([.D1124:.G1124];[.D1124])=3;[.D1124];&quot;&quot;)">
            <text:p/>
          </table:table-cell>
          <table:table-cell table:formula="of:=IF(COUNTIF([.A1124:.D1124];[.A1124])=3;&quot;&quot;;[.A1124])" office:value-type="float" office:value="257" calcext:value-type="float">
            <text:p>257</text:p>
          </table:table-cell>
          <table:table-cell table:formula="of:=IF(COUNTIF([.B1124:.E1124];[.B1124])=3;&quot;&quot;;[.B1124])" office:value-type="float" office:value="874" calcext:value-type="float">
            <text:p>874</text:p>
          </table:table-cell>
          <table:table-cell table:formula="of:=IF(COUNTIF([.C1124:.F1124];[.C1124])=3;&quot;&quot;;[.C1124])" office:value-type="float" office:value="737" calcext:value-type="float">
            <text:p>737</text:p>
          </table:table-cell>
          <table:table-cell table:formula="of:=IF(COUNTIF([.D1124:.G1124];[.D1124])=3;&quot;&quot;;[.D1124])" office:value-type="float" office:value="524" calcext:value-type="float">
            <text:p>524</text:p>
          </table:table-cell>
          <table:table-cell table:style-name="ce5" table:formula="of:=IFERROR( IF( AND( COUNT([.E1124:.H1124])=3; MOD( AVERAGE([.E1124:.H1124]); 2)=1; MOD( AVERAGE([.I1124:.L112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office:value-type="float" office:value="450" calcext:value-type="float">
            <text:p>450</text:p>
          </table:table-cell>
          <table:table-cell office:value-type="float" office:value="491" calcext:value-type="float">
            <text:p>491</text:p>
          </table:table-cell>
          <table:table-cell office:value-type="float" office:value="756" calcext:value-type="float">
            <text:p>756</text:p>
          </table:table-cell>
          <table:table-cell table:formula="of:=IF(COUNTIF([.A1125:.D1125];[.A1125])=3;[.A1125];&quot;&quot;)">
            <text:p/>
          </table:table-cell>
          <table:table-cell table:formula="of:=IF(COUNTIF([.B1125:.E1125];[.B1125])=3;[.B1125];&quot;&quot;)">
            <text:p/>
          </table:table-cell>
          <table:table-cell table:formula="of:=IF(COUNTIF([.C1125:.F1125];[.C1125])=3;[.C1125];&quot;&quot;)">
            <text:p/>
          </table:table-cell>
          <table:table-cell table:formula="of:=IF(COUNTIF([.D1125:.G1125];[.D1125])=3;[.D1125];&quot;&quot;)">
            <text:p/>
          </table:table-cell>
          <table:table-cell table:formula="of:=IF(COUNTIF([.A1125:.D1125];[.A1125])=3;&quot;&quot;;[.A1125])" office:value-type="float" office:value="107" calcext:value-type="float">
            <text:p>107</text:p>
          </table:table-cell>
          <table:table-cell table:formula="of:=IF(COUNTIF([.B1125:.E1125];[.B1125])=3;&quot;&quot;;[.B1125])" office:value-type="float" office:value="450" calcext:value-type="float">
            <text:p>450</text:p>
          </table:table-cell>
          <table:table-cell table:formula="of:=IF(COUNTIF([.C1125:.F1125];[.C1125])=3;&quot;&quot;;[.C1125])" office:value-type="float" office:value="491" calcext:value-type="float">
            <text:p>491</text:p>
          </table:table-cell>
          <table:table-cell table:formula="of:=IF(COUNTIF([.D1125:.G1125];[.D1125])=3;&quot;&quot;;[.D1125])" office:value-type="float" office:value="756" calcext:value-type="float">
            <text:p>756</text:p>
          </table:table-cell>
          <table:table-cell table:style-name="ce5" table:formula="of:=IFERROR( IF( AND( COUNT([.E1125:.H1125])=3; MOD( AVERAGE([.E1125:.H1125]); 2)=1; MOD( AVERAGE([.I1125:.L112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office:value-type="float" office:value="284" calcext:value-type="float">
            <text:p>284</text:p>
          </table:table-cell>
          <table:table-cell office:value-type="float" office:value="896" calcext:value-type="float">
            <text:p>896</text:p>
          </table:table-cell>
          <table:table-cell office:value-type="float" office:value="829" calcext:value-type="float">
            <text:p>829</text:p>
          </table:table-cell>
          <table:table-cell table:formula="of:=IF(COUNTIF([.A1126:.D1126];[.A1126])=3;[.A1126];&quot;&quot;)">
            <text:p/>
          </table:table-cell>
          <table:table-cell table:formula="of:=IF(COUNTIF([.B1126:.E1126];[.B1126])=3;[.B1126];&quot;&quot;)">
            <text:p/>
          </table:table-cell>
          <table:table-cell table:formula="of:=IF(COUNTIF([.C1126:.F1126];[.C1126])=3;[.C1126];&quot;&quot;)">
            <text:p/>
          </table:table-cell>
          <table:table-cell table:formula="of:=IF(COUNTIF([.D1126:.G1126];[.D1126])=3;[.D1126];&quot;&quot;)">
            <text:p/>
          </table:table-cell>
          <table:table-cell table:formula="of:=IF(COUNTIF([.A1126:.D1126];[.A1126])=3;&quot;&quot;;[.A1126])" office:value-type="float" office:value="971" calcext:value-type="float">
            <text:p>971</text:p>
          </table:table-cell>
          <table:table-cell table:formula="of:=IF(COUNTIF([.B1126:.E1126];[.B1126])=3;&quot;&quot;;[.B1126])" office:value-type="float" office:value="284" calcext:value-type="float">
            <text:p>284</text:p>
          </table:table-cell>
          <table:table-cell table:formula="of:=IF(COUNTIF([.C1126:.F1126];[.C1126])=3;&quot;&quot;;[.C1126])" office:value-type="float" office:value="896" calcext:value-type="float">
            <text:p>896</text:p>
          </table:table-cell>
          <table:table-cell table:formula="of:=IF(COUNTIF([.D1126:.G1126];[.D1126])=3;&quot;&quot;;[.D1126])" office:value-type="float" office:value="829" calcext:value-type="float">
            <text:p>829</text:p>
          </table:table-cell>
          <table:table-cell table:style-name="ce5" table:formula="of:=IFERROR( IF( AND( COUNT([.E1126:.H1126])=3; MOD( AVERAGE([.E1126:.H1126]); 2)=1; MOD( AVERAGE([.I1126:.L112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65" calcext:value-type="float">
            <text:p>265</text:p>
          </table:table-cell>
          <table:table-cell office:value-type="float" office:value="37" calcext:value-type="float">
            <text:p>37</text:p>
          </table:table-cell>
          <table:table-cell office:value-type="float" office:value="231" calcext:value-type="float">
            <text:p>231</text:p>
          </table:table-cell>
          <table:table-cell table:formula="of:=IF(COUNTIF([.A1127:.D1127];[.A1127])=3;[.A1127];&quot;&quot;)">
            <text:p/>
          </table:table-cell>
          <table:table-cell table:formula="of:=IF(COUNTIF([.B1127:.E1127];[.B1127])=3;[.B1127];&quot;&quot;)">
            <text:p/>
          </table:table-cell>
          <table:table-cell table:formula="of:=IF(COUNTIF([.C1127:.F1127];[.C1127])=3;[.C1127];&quot;&quot;)">
            <text:p/>
          </table:table-cell>
          <table:table-cell table:formula="of:=IF(COUNTIF([.D1127:.G1127];[.D1127])=3;[.D1127];&quot;&quot;)">
            <text:p/>
          </table:table-cell>
          <table:table-cell table:formula="of:=IF(COUNTIF([.A1127:.D1127];[.A1127])=3;&quot;&quot;;[.A1127])" office:value-type="float" office:value="550" calcext:value-type="float">
            <text:p>550</text:p>
          </table:table-cell>
          <table:table-cell table:formula="of:=IF(COUNTIF([.B1127:.E1127];[.B1127])=3;&quot;&quot;;[.B1127])" office:value-type="float" office:value="265" calcext:value-type="float">
            <text:p>265</text:p>
          </table:table-cell>
          <table:table-cell table:formula="of:=IF(COUNTIF([.C1127:.F1127];[.C1127])=3;&quot;&quot;;[.C1127])" office:value-type="float" office:value="37" calcext:value-type="float">
            <text:p>37</text:p>
          </table:table-cell>
          <table:table-cell table:formula="of:=IF(COUNTIF([.D1127:.G1127];[.D1127])=3;&quot;&quot;;[.D1127])" office:value-type="float" office:value="231" calcext:value-type="float">
            <text:p>231</text:p>
          </table:table-cell>
          <table:table-cell table:style-name="ce5" table:formula="of:=IFERROR( IF( AND( COUNT([.E1127:.H1127])=3; MOD( AVERAGE([.E1127:.H1127]); 2)=1; MOD( AVERAGE([.I1127:.L112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89" calcext:value-type="float">
            <text:p>989</text:p>
          </table:table-cell>
          <table:table-cell office:value-type="float" office:value="756" calcext:value-type="float">
            <text:p>756</text:p>
          </table:table-cell>
          <table:table-cell office:value-type="float" office:value="708" calcext:value-type="float">
            <text:p>708</text:p>
          </table:table-cell>
          <table:table-cell office:value-type="float" office:value="936" calcext:value-type="float">
            <text:p>936</text:p>
          </table:table-cell>
          <table:table-cell table:formula="of:=IF(COUNTIF([.A1128:.D1128];[.A1128])=3;[.A1128];&quot;&quot;)">
            <text:p/>
          </table:table-cell>
          <table:table-cell table:formula="of:=IF(COUNTIF([.B1128:.E1128];[.B1128])=3;[.B1128];&quot;&quot;)">
            <text:p/>
          </table:table-cell>
          <table:table-cell table:formula="of:=IF(COUNTIF([.C1128:.F1128];[.C1128])=3;[.C1128];&quot;&quot;)">
            <text:p/>
          </table:table-cell>
          <table:table-cell table:formula="of:=IF(COUNTIF([.D1128:.G1128];[.D1128])=3;[.D1128];&quot;&quot;)">
            <text:p/>
          </table:table-cell>
          <table:table-cell table:formula="of:=IF(COUNTIF([.A1128:.D1128];[.A1128])=3;&quot;&quot;;[.A1128])" office:value-type="float" office:value="989" calcext:value-type="float">
            <text:p>989</text:p>
          </table:table-cell>
          <table:table-cell table:formula="of:=IF(COUNTIF([.B1128:.E1128];[.B1128])=3;&quot;&quot;;[.B1128])" office:value-type="float" office:value="756" calcext:value-type="float">
            <text:p>756</text:p>
          </table:table-cell>
          <table:table-cell table:formula="of:=IF(COUNTIF([.C1128:.F1128];[.C1128])=3;&quot;&quot;;[.C1128])" office:value-type="float" office:value="708" calcext:value-type="float">
            <text:p>708</text:p>
          </table:table-cell>
          <table:table-cell table:formula="of:=IF(COUNTIF([.D1128:.G1128];[.D1128])=3;&quot;&quot;;[.D1128])" office:value-type="float" office:value="936" calcext:value-type="float">
            <text:p>936</text:p>
          </table:table-cell>
          <table:table-cell table:style-name="ce5" table:formula="of:=IFERROR( IF( AND( COUNT([.E1128:.H1128])=3; MOD( AVERAGE([.E1128:.H1128]); 2)=1; MOD( AVERAGE([.I1128:.L112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992" calcext:value-type="float">
            <text:p>992</text:p>
          </table:table-cell>
          <table:table-cell table:formula="of:=IF(COUNTIF([.A1129:.D1129];[.A1129])=3;[.A1129];&quot;&quot;)">
            <text:p/>
          </table:table-cell>
          <table:table-cell table:formula="of:=IF(COUNTIF([.B1129:.E1129];[.B1129])=3;[.B1129];&quot;&quot;)">
            <text:p/>
          </table:table-cell>
          <table:table-cell table:formula="of:=IF(COUNTIF([.C1129:.F1129];[.C1129])=3;[.C1129];&quot;&quot;)">
            <text:p/>
          </table:table-cell>
          <table:table-cell table:formula="of:=IF(COUNTIF([.D1129:.G1129];[.D1129])=3;[.D1129];&quot;&quot;)">
            <text:p/>
          </table:table-cell>
          <table:table-cell table:formula="of:=IF(COUNTIF([.A1129:.D1129];[.A1129])=3;&quot;&quot;;[.A1129])" office:value-type="float" office:value="921" calcext:value-type="float">
            <text:p>921</text:p>
          </table:table-cell>
          <table:table-cell table:formula="of:=IF(COUNTIF([.B1129:.E1129];[.B1129])=3;&quot;&quot;;[.B1129])" office:value-type="float" office:value="10" calcext:value-type="float">
            <text:p>10</text:p>
          </table:table-cell>
          <table:table-cell table:formula="of:=IF(COUNTIF([.C1129:.F1129];[.C1129])=3;&quot;&quot;;[.C1129])" office:value-type="float" office:value="450" calcext:value-type="float">
            <text:p>450</text:p>
          </table:table-cell>
          <table:table-cell table:formula="of:=IF(COUNTIF([.D1129:.G1129];[.D1129])=3;&quot;&quot;;[.D1129])" office:value-type="float" office:value="992" calcext:value-type="float">
            <text:p>992</text:p>
          </table:table-cell>
          <table:table-cell table:style-name="ce5" table:formula="of:=IFERROR( IF( AND( COUNT([.E1129:.H1129])=3; MOD( AVERAGE([.E1129:.H1129]); 2)=1; MOD( AVERAGE([.I1129:.L112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8" calcext:value-type="float">
            <text:p>38</text:p>
          </table:table-cell>
          <table:table-cell office:value-type="float" office:value="343" calcext:value-type="float">
            <text:p>343</text:p>
          </table:table-cell>
          <table:table-cell office:value-type="float" office:value="38" calcext:value-type="float">
            <text:p>38</text:p>
          </table:table-cell>
          <table:table-cell table:formula="of:=IF(COUNTIF([.A1130:.D1130];[.A1130])=3;[.A1130];&quot;&quot;)">
            <text:p/>
          </table:table-cell>
          <table:table-cell table:formula="of:=IF(COUNTIF([.B1130:.E1130];[.B1130])=3;[.B1130];&quot;&quot;)">
            <text:p/>
          </table:table-cell>
          <table:table-cell table:formula="of:=IF(COUNTIF([.C1130:.F1130];[.C1130])=3;[.C1130];&quot;&quot;)">
            <text:p/>
          </table:table-cell>
          <table:table-cell table:formula="of:=IF(COUNTIF([.D1130:.G1130];[.D1130])=3;[.D1130];&quot;&quot;)">
            <text:p/>
          </table:table-cell>
          <table:table-cell table:formula="of:=IF(COUNTIF([.A1130:.D1130];[.A1130])=3;&quot;&quot;;[.A1130])" office:value-type="float" office:value="763" calcext:value-type="float">
            <text:p>763</text:p>
          </table:table-cell>
          <table:table-cell table:formula="of:=IF(COUNTIF([.B1130:.E1130];[.B1130])=3;&quot;&quot;;[.B1130])" office:value-type="float" office:value="38" calcext:value-type="float">
            <text:p>38</text:p>
          </table:table-cell>
          <table:table-cell table:formula="of:=IF(COUNTIF([.C1130:.F1130];[.C1130])=3;&quot;&quot;;[.C1130])" office:value-type="float" office:value="343" calcext:value-type="float">
            <text:p>343</text:p>
          </table:table-cell>
          <table:table-cell table:formula="of:=IF(COUNTIF([.D1130:.G1130];[.D1130])=3;&quot;&quot;;[.D1130])" office:value-type="float" office:value="38" calcext:value-type="float">
            <text:p>38</text:p>
          </table:table-cell>
          <table:table-cell table:style-name="ce5" table:formula="of:=IFERROR( IF( AND( COUNT([.E1130:.H1130])=3; MOD( AVERAGE([.E1130:.H1130]); 2)=1; MOD( AVERAGE([.I1130:.L113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office:value-type="float" office:value="164" calcext:value-type="float">
            <text:p>164</text:p>
          </table:table-cell>
          <table:table-cell office:value-type="float" office:value="394" calcext:value-type="float">
            <text:p>394</text:p>
          </table:table-cell>
          <table:table-cell office:value-type="float" office:value="829" calcext:value-type="float">
            <text:p>829</text:p>
          </table:table-cell>
          <table:table-cell table:formula="of:=IF(COUNTIF([.A1131:.D1131];[.A1131])=3;[.A1131];&quot;&quot;)">
            <text:p/>
          </table:table-cell>
          <table:table-cell table:formula="of:=IF(COUNTIF([.B1131:.E1131];[.B1131])=3;[.B1131];&quot;&quot;)">
            <text:p/>
          </table:table-cell>
          <table:table-cell table:formula="of:=IF(COUNTIF([.C1131:.F1131];[.C1131])=3;[.C1131];&quot;&quot;)">
            <text:p/>
          </table:table-cell>
          <table:table-cell table:formula="of:=IF(COUNTIF([.D1131:.G1131];[.D1131])=3;[.D1131];&quot;&quot;)">
            <text:p/>
          </table:table-cell>
          <table:table-cell table:formula="of:=IF(COUNTIF([.A1131:.D1131];[.A1131])=3;&quot;&quot;;[.A1131])" office:value-type="float" office:value="271" calcext:value-type="float">
            <text:p>271</text:p>
          </table:table-cell>
          <table:table-cell table:formula="of:=IF(COUNTIF([.B1131:.E1131];[.B1131])=3;&quot;&quot;;[.B1131])" office:value-type="float" office:value="164" calcext:value-type="float">
            <text:p>164</text:p>
          </table:table-cell>
          <table:table-cell table:formula="of:=IF(COUNTIF([.C1131:.F1131];[.C1131])=3;&quot;&quot;;[.C1131])" office:value-type="float" office:value="394" calcext:value-type="float">
            <text:p>394</text:p>
          </table:table-cell>
          <table:table-cell table:formula="of:=IF(COUNTIF([.D1131:.G1131];[.D1131])=3;&quot;&quot;;[.D1131])" office:value-type="float" office:value="829" calcext:value-type="float">
            <text:p>829</text:p>
          </table:table-cell>
          <table:table-cell table:style-name="ce5" table:formula="of:=IFERROR( IF( AND( COUNT([.E1131:.H1131])=3; MOD( AVERAGE([.E1131:.H1131]); 2)=1; MOD( AVERAGE([.I1131:.L113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office:value-type="float" office:value="231" calcext:value-type="float">
            <text:p>231</text:p>
          </table:table-cell>
          <table:table-cell office:value-type="float" office:value="273" calcext:value-type="float">
            <text:p>273</text:p>
          </table:table-cell>
          <table:table-cell office:value-type="float" office:value="683" calcext:value-type="float">
            <text:p>683</text:p>
          </table:table-cell>
          <table:table-cell table:formula="of:=IF(COUNTIF([.A1132:.D1132];[.A1132])=3;[.A1132];&quot;&quot;)">
            <text:p/>
          </table:table-cell>
          <table:table-cell table:formula="of:=IF(COUNTIF([.B1132:.E1132];[.B1132])=3;[.B1132];&quot;&quot;)">
            <text:p/>
          </table:table-cell>
          <table:table-cell table:formula="of:=IF(COUNTIF([.C1132:.F1132];[.C1132])=3;[.C1132];&quot;&quot;)">
            <text:p/>
          </table:table-cell>
          <table:table-cell table:formula="of:=IF(COUNTIF([.D1132:.G1132];[.D1132])=3;[.D1132];&quot;&quot;)">
            <text:p/>
          </table:table-cell>
          <table:table-cell table:formula="of:=IF(COUNTIF([.A1132:.D1132];[.A1132])=3;&quot;&quot;;[.A1132])" office:value-type="float" office:value="231" calcext:value-type="float">
            <text:p>231</text:p>
          </table:table-cell>
          <table:table-cell table:formula="of:=IF(COUNTIF([.B1132:.E1132];[.B1132])=3;&quot;&quot;;[.B1132])" office:value-type="float" office:value="231" calcext:value-type="float">
            <text:p>231</text:p>
          </table:table-cell>
          <table:table-cell table:formula="of:=IF(COUNTIF([.C1132:.F1132];[.C1132])=3;&quot;&quot;;[.C1132])" office:value-type="float" office:value="273" calcext:value-type="float">
            <text:p>273</text:p>
          </table:table-cell>
          <table:table-cell table:formula="of:=IF(COUNTIF([.D1132:.G1132];[.D1132])=3;&quot;&quot;;[.D1132])" office:value-type="float" office:value="683" calcext:value-type="float">
            <text:p>683</text:p>
          </table:table-cell>
          <table:table-cell table:style-name="ce5" table:formula="of:=IFERROR( IF( AND( COUNT([.E1132:.H1132])=3; MOD( AVERAGE([.E1132:.H1132]); 2)=1; MOD( AVERAGE([.I1132:.L113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96" calcext:value-type="float">
            <text:p>896</text:p>
          </table:table-cell>
          <table:table-cell office:value-type="float" office:value="629" calcext:value-type="float">
            <text:p>629</text:p>
          </table:table-cell>
          <table:table-cell office:value-type="float" office:value="553" calcext:value-type="float">
            <text:p>553</text:p>
          </table:table-cell>
          <table:table-cell office:value-type="float" office:value="337" calcext:value-type="float">
            <text:p>337</text:p>
          </table:table-cell>
          <table:table-cell table:formula="of:=IF(COUNTIF([.A1133:.D1133];[.A1133])=3;[.A1133];&quot;&quot;)">
            <text:p/>
          </table:table-cell>
          <table:table-cell table:formula="of:=IF(COUNTIF([.B1133:.E1133];[.B1133])=3;[.B1133];&quot;&quot;)">
            <text:p/>
          </table:table-cell>
          <table:table-cell table:formula="of:=IF(COUNTIF([.C1133:.F1133];[.C1133])=3;[.C1133];&quot;&quot;)">
            <text:p/>
          </table:table-cell>
          <table:table-cell table:formula="of:=IF(COUNTIF([.D1133:.G1133];[.D1133])=3;[.D1133];&quot;&quot;)">
            <text:p/>
          </table:table-cell>
          <table:table-cell table:formula="of:=IF(COUNTIF([.A1133:.D1133];[.A1133])=3;&quot;&quot;;[.A1133])" office:value-type="float" office:value="896" calcext:value-type="float">
            <text:p>896</text:p>
          </table:table-cell>
          <table:table-cell table:formula="of:=IF(COUNTIF([.B1133:.E1133];[.B1133])=3;&quot;&quot;;[.B1133])" office:value-type="float" office:value="629" calcext:value-type="float">
            <text:p>629</text:p>
          </table:table-cell>
          <table:table-cell table:formula="of:=IF(COUNTIF([.C1133:.F1133];[.C1133])=3;&quot;&quot;;[.C1133])" office:value-type="float" office:value="553" calcext:value-type="float">
            <text:p>553</text:p>
          </table:table-cell>
          <table:table-cell table:formula="of:=IF(COUNTIF([.D1133:.G1133];[.D1133])=3;&quot;&quot;;[.D1133])" office:value-type="float" office:value="337" calcext:value-type="float">
            <text:p>337</text:p>
          </table:table-cell>
          <table:table-cell table:style-name="ce5" table:formula="of:=IFERROR( IF( AND( COUNT([.E1133:.H1133])=3; MOD( AVERAGE([.E1133:.H1133]); 2)=1; MOD( AVERAGE([.I1133:.L113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47" calcext:value-type="float">
            <text:p>747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formula="of:=IF(COUNTIF([.A1134:.D1134];[.A1134])=3;[.A1134];&quot;&quot;)">
            <text:p/>
          </table:table-cell>
          <table:table-cell table:formula="of:=IF(COUNTIF([.B1134:.E1134];[.B1134])=3;[.B1134];&quot;&quot;)">
            <text:p/>
          </table:table-cell>
          <table:table-cell table:formula="of:=IF(COUNTIF([.C1134:.F1134];[.C1134])=3;[.C1134];&quot;&quot;)">
            <text:p/>
          </table:table-cell>
          <table:table-cell table:formula="of:=IF(COUNTIF([.D1134:.G1134];[.D1134])=3;[.D1134];&quot;&quot;)">
            <text:p/>
          </table:table-cell>
          <table:table-cell table:formula="of:=IF(COUNTIF([.A1134:.D1134];[.A1134])=3;&quot;&quot;;[.A1134])" office:value-type="float" office:value="642" calcext:value-type="float">
            <text:p>642</text:p>
          </table:table-cell>
          <table:table-cell table:formula="of:=IF(COUNTIF([.B1134:.E1134];[.B1134])=3;&quot;&quot;;[.B1134])" office:value-type="float" office:value="747" calcext:value-type="float">
            <text:p>747</text:p>
          </table:table-cell>
          <table:table-cell table:formula="of:=IF(COUNTIF([.C1134:.F1134];[.C1134])=3;&quot;&quot;;[.C1134])" office:value-type="float" office:value="180" calcext:value-type="float">
            <text:p>180</text:p>
          </table:table-cell>
          <table:table-cell table:formula="of:=IF(COUNTIF([.D1134:.G1134];[.D1134])=3;&quot;&quot;;[.D1134])" office:value-type="float" office:value="12" calcext:value-type="float">
            <text:p>12</text:p>
          </table:table-cell>
          <table:table-cell table:style-name="ce5" table:formula="of:=IFERROR( IF( AND( COUNT([.E1134:.H1134])=3; MOD( AVERAGE([.E1134:.H1134]); 2)=1; MOD( AVERAGE([.I1134:.L113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876" calcext:value-type="float">
            <text:p>876</text:p>
          </table:table-cell>
          <table:table-cell table:formula="of:=IF(COUNTIF([.A1135:.D1135];[.A1135])=3;[.A1135];&quot;&quot;)">
            <text:p/>
          </table:table-cell>
          <table:table-cell table:formula="of:=IF(COUNTIF([.B1135:.E1135];[.B1135])=3;[.B1135];&quot;&quot;)">
            <text:p/>
          </table:table-cell>
          <table:table-cell table:formula="of:=IF(COUNTIF([.C1135:.F1135];[.C1135])=3;[.C1135];&quot;&quot;)">
            <text:p/>
          </table:table-cell>
          <table:table-cell table:formula="of:=IF(COUNTIF([.D1135:.G1135];[.D1135])=3;[.D1135];&quot;&quot;)">
            <text:p/>
          </table:table-cell>
          <table:table-cell table:formula="of:=IF(COUNTIF([.A1135:.D1135];[.A1135])=3;&quot;&quot;;[.A1135])" office:value-type="float" office:value="818" calcext:value-type="float">
            <text:p>818</text:p>
          </table:table-cell>
          <table:table-cell table:formula="of:=IF(COUNTIF([.B1135:.E1135];[.B1135])=3;&quot;&quot;;[.B1135])" office:value-type="float" office:value="43" calcext:value-type="float">
            <text:p>43</text:p>
          </table:table-cell>
          <table:table-cell table:formula="of:=IF(COUNTIF([.C1135:.F1135];[.C1135])=3;&quot;&quot;;[.C1135])" office:value-type="float" office:value="27" calcext:value-type="float">
            <text:p>27</text:p>
          </table:table-cell>
          <table:table-cell table:formula="of:=IF(COUNTIF([.D1135:.G1135];[.D1135])=3;&quot;&quot;;[.D1135])" office:value-type="float" office:value="876" calcext:value-type="float">
            <text:p>876</text:p>
          </table:table-cell>
          <table:table-cell table:style-name="ce5" table:formula="of:=IFERROR( IF( AND( COUNT([.E1135:.H1135])=3; MOD( AVERAGE([.E1135:.H1135]); 2)=1; MOD( AVERAGE([.I1135:.L113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20" calcext:value-type="float">
            <text:p>420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table:formula="of:=IF(COUNTIF([.A1136:.D1136];[.A1136])=3;[.A1136];&quot;&quot;)">
            <text:p/>
          </table:table-cell>
          <table:table-cell table:formula="of:=IF(COUNTIF([.B1136:.E1136];[.B1136])=3;[.B1136];&quot;&quot;)">
            <text:p/>
          </table:table-cell>
          <table:table-cell table:formula="of:=IF(COUNTIF([.C1136:.F1136];[.C1136])=3;[.C1136];&quot;&quot;)">
            <text:p/>
          </table:table-cell>
          <table:table-cell table:formula="of:=IF(COUNTIF([.D1136:.G1136];[.D1136])=3;[.D1136];&quot;&quot;)">
            <text:p/>
          </table:table-cell>
          <table:table-cell table:formula="of:=IF(COUNTIF([.A1136:.D1136];[.A1136])=3;&quot;&quot;;[.A1136])" office:value-type="float" office:value="484" calcext:value-type="float">
            <text:p>484</text:p>
          </table:table-cell>
          <table:table-cell table:formula="of:=IF(COUNTIF([.B1136:.E1136];[.B1136])=3;&quot;&quot;;[.B1136])" office:value-type="float" office:value="420" calcext:value-type="float">
            <text:p>420</text:p>
          </table:table-cell>
          <table:table-cell table:formula="of:=IF(COUNTIF([.C1136:.F1136];[.C1136])=3;&quot;&quot;;[.C1136])" office:value-type="float" office:value="134" calcext:value-type="float">
            <text:p>134</text:p>
          </table:table-cell>
          <table:table-cell table:formula="of:=IF(COUNTIF([.D1136:.G1136];[.D1136])=3;&quot;&quot;;[.D1136])" office:value-type="float" office:value="70" calcext:value-type="float">
            <text:p>70</text:p>
          </table:table-cell>
          <table:table-cell table:style-name="ce5" table:formula="of:=IFERROR( IF( AND( COUNT([.E1136:.H1136])=3; MOD( AVERAGE([.E1136:.H1136]); 2)=1; MOD( AVERAGE([.I1136:.L113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913" calcext:value-type="float">
            <text:p>913</text:p>
          </table:table-cell>
          <table:table-cell office:value-type="float" office:value="211" calcext:value-type="float">
            <text:p>211</text:p>
          </table:table-cell>
          <table:table-cell table:formula="of:=IF(COUNTIF([.A1137:.D1137];[.A1137])=3;[.A1137];&quot;&quot;)">
            <text:p/>
          </table:table-cell>
          <table:table-cell table:formula="of:=IF(COUNTIF([.B1137:.E1137];[.B1137])=3;[.B1137];&quot;&quot;)">
            <text:p/>
          </table:table-cell>
          <table:table-cell table:formula="of:=IF(COUNTIF([.C1137:.F1137];[.C1137])=3;[.C1137];&quot;&quot;)">
            <text:p/>
          </table:table-cell>
          <table:table-cell table:formula="of:=IF(COUNTIF([.D1137:.G1137];[.D1137])=3;[.D1137];&quot;&quot;)">
            <text:p/>
          </table:table-cell>
          <table:table-cell table:formula="of:=IF(COUNTIF([.A1137:.D1137];[.A1137])=3;&quot;&quot;;[.A1137])" office:value-type="float" office:value="49" calcext:value-type="float">
            <text:p>49</text:p>
          </table:table-cell>
          <table:table-cell table:formula="of:=IF(COUNTIF([.B1137:.E1137];[.B1137])=3;&quot;&quot;;[.B1137])" office:value-type="float" office:value="15" calcext:value-type="float">
            <text:p>15</text:p>
          </table:table-cell>
          <table:table-cell table:formula="of:=IF(COUNTIF([.C1137:.F1137];[.C1137])=3;&quot;&quot;;[.C1137])" office:value-type="float" office:value="913" calcext:value-type="float">
            <text:p>913</text:p>
          </table:table-cell>
          <table:table-cell table:formula="of:=IF(COUNTIF([.D1137:.G1137];[.D1137])=3;&quot;&quot;;[.D1137])" office:value-type="float" office:value="211" calcext:value-type="float">
            <text:p>211</text:p>
          </table:table-cell>
          <table:table-cell table:style-name="ce5" table:formula="of:=IFERROR( IF( AND( COUNT([.E1137:.H1137])=3; MOD( AVERAGE([.E1137:.H1137]); 2)=1; MOD( AVERAGE([.I1137:.L113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office:value-type="float" office:value="442" calcext:value-type="float">
            <text:p>442</text:p>
          </table:table-cell>
          <table:table-cell office:value-type="float" office:value="505" calcext:value-type="float">
            <text:p>505</text:p>
          </table:table-cell>
          <table:table-cell office:value-type="float" office:value="960" calcext:value-type="float">
            <text:p>960</text:p>
          </table:table-cell>
          <table:table-cell table:formula="of:=IF(COUNTIF([.A1138:.D1138];[.A1138])=3;[.A1138];&quot;&quot;)">
            <text:p/>
          </table:table-cell>
          <table:table-cell table:formula="of:=IF(COUNTIF([.B1138:.E1138];[.B1138])=3;[.B1138];&quot;&quot;)">
            <text:p/>
          </table:table-cell>
          <table:table-cell table:formula="of:=IF(COUNTIF([.C1138:.F1138];[.C1138])=3;[.C1138];&quot;&quot;)">
            <text:p/>
          </table:table-cell>
          <table:table-cell table:formula="of:=IF(COUNTIF([.D1138:.G1138];[.D1138])=3;[.D1138];&quot;&quot;)">
            <text:p/>
          </table:table-cell>
          <table:table-cell table:formula="of:=IF(COUNTIF([.A1138:.D1138];[.A1138])=3;&quot;&quot;;[.A1138])" office:value-type="float" office:value="351" calcext:value-type="float">
            <text:p>351</text:p>
          </table:table-cell>
          <table:table-cell table:formula="of:=IF(COUNTIF([.B1138:.E1138];[.B1138])=3;&quot;&quot;;[.B1138])" office:value-type="float" office:value="442" calcext:value-type="float">
            <text:p>442</text:p>
          </table:table-cell>
          <table:table-cell table:formula="of:=IF(COUNTIF([.C1138:.F1138];[.C1138])=3;&quot;&quot;;[.C1138])" office:value-type="float" office:value="505" calcext:value-type="float">
            <text:p>505</text:p>
          </table:table-cell>
          <table:table-cell table:formula="of:=IF(COUNTIF([.D1138:.G1138];[.D1138])=3;&quot;&quot;;[.D1138])" office:value-type="float" office:value="960" calcext:value-type="float">
            <text:p>960</text:p>
          </table:table-cell>
          <table:table-cell table:style-name="ce5" table:formula="of:=IFERROR( IF( AND( COUNT([.E1138:.H1138])=3; MOD( AVERAGE([.E1138:.H1138]); 2)=1; MOD( AVERAGE([.I1138:.L113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office:value-type="float" office:value="969" calcext:value-type="float">
            <text:p>969</text:p>
          </table:table-cell>
          <table:table-cell office:value-type="float" office:value="191" calcext:value-type="float">
            <text:p>191</text:p>
          </table:table-cell>
          <table:table-cell office:value-type="float" office:value="969" calcext:value-type="float">
            <text:p>969</text:p>
          </table:table-cell>
          <table:table-cell table:formula="of:=IF(COUNTIF([.A1139:.D1139];[.A1139])=3;[.A1139];&quot;&quot;)">
            <text:p/>
          </table:table-cell>
          <table:table-cell table:formula="of:=IF(COUNTIF([.B1139:.E1139];[.B1139])=3;[.B1139];&quot;&quot;)">
            <text:p/>
          </table:table-cell>
          <table:table-cell table:formula="of:=IF(COUNTIF([.C1139:.F1139];[.C1139])=3;[.C1139];&quot;&quot;)">
            <text:p/>
          </table:table-cell>
          <table:table-cell table:formula="of:=IF(COUNTIF([.D1139:.G1139];[.D1139])=3;[.D1139];&quot;&quot;)">
            <text:p/>
          </table:table-cell>
          <table:table-cell table:formula="of:=IF(COUNTIF([.A1139:.D1139];[.A1139])=3;&quot;&quot;;[.A1139])" office:value-type="float" office:value="191" calcext:value-type="float">
            <text:p>191</text:p>
          </table:table-cell>
          <table:table-cell table:formula="of:=IF(COUNTIF([.B1139:.E1139];[.B1139])=3;&quot;&quot;;[.B1139])" office:value-type="float" office:value="969" calcext:value-type="float">
            <text:p>969</text:p>
          </table:table-cell>
          <table:table-cell table:formula="of:=IF(COUNTIF([.C1139:.F1139];[.C1139])=3;&quot;&quot;;[.C1139])" office:value-type="float" office:value="191" calcext:value-type="float">
            <text:p>191</text:p>
          </table:table-cell>
          <table:table-cell table:formula="of:=IF(COUNTIF([.D1139:.G1139];[.D1139])=3;&quot;&quot;;[.D1139])" office:value-type="float" office:value="969" calcext:value-type="float">
            <text:p>969</text:p>
          </table:table-cell>
          <table:table-cell table:style-name="ce5" table:formula="of:=IFERROR( IF( AND( COUNT([.E1139:.H1139])=3; MOD( AVERAGE([.E1139:.H1139]); 2)=1; MOD( AVERAGE([.I1139:.L113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885" calcext:value-type="float">
            <text:p>885</text:p>
          </table:table-cell>
          <table:table-cell table:formula="of:=IF(COUNTIF([.A1140:.D1140];[.A1140])=3;[.A1140];&quot;&quot;)">
            <text:p/>
          </table:table-cell>
          <table:table-cell table:formula="of:=IF(COUNTIF([.B1140:.E1140];[.B1140])=3;[.B1140];&quot;&quot;)">
            <text:p/>
          </table:table-cell>
          <table:table-cell table:formula="of:=IF(COUNTIF([.C1140:.F1140];[.C1140])=3;[.C1140];&quot;&quot;)">
            <text:p/>
          </table:table-cell>
          <table:table-cell table:formula="of:=IF(COUNTIF([.D1140:.G1140];[.D1140])=3;[.D1140];&quot;&quot;)">
            <text:p/>
          </table:table-cell>
          <table:table-cell table:formula="of:=IF(COUNTIF([.A1140:.D1140];[.A1140])=3;&quot;&quot;;[.A1140])" office:value-type="float" office:value="361" calcext:value-type="float">
            <text:p>361</text:p>
          </table:table-cell>
          <table:table-cell table:formula="of:=IF(COUNTIF([.B1140:.E1140];[.B1140])=3;&quot;&quot;;[.B1140])" office:value-type="float" office:value="67" calcext:value-type="float">
            <text:p>67</text:p>
          </table:table-cell>
          <table:table-cell table:formula="of:=IF(COUNTIF([.C1140:.F1140];[.C1140])=3;&quot;&quot;;[.C1140])" office:value-type="float" office:value="60" calcext:value-type="float">
            <text:p>60</text:p>
          </table:table-cell>
          <table:table-cell table:formula="of:=IF(COUNTIF([.D1140:.G1140];[.D1140])=3;&quot;&quot;;[.D1140])" office:value-type="float" office:value="885" calcext:value-type="float">
            <text:p>885</text:p>
          </table:table-cell>
          <table:table-cell table:style-name="ce5" table:formula="of:=IFERROR( IF( AND( COUNT([.E1140:.H1140])=3; MOD( AVERAGE([.E1140:.H1140]); 2)=1; MOD( AVERAGE([.I1140:.L114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office:value-type="float" office:value="983" calcext:value-type="float">
            <text:p>983</text:p>
          </table:table-cell>
          <table:table-cell office:value-type="float" office:value="527" calcext:value-type="float">
            <text:p>527</text:p>
          </table:table-cell>
          <table:table-cell office:value-type="float" office:value="780" calcext:value-type="float">
            <text:p>780</text:p>
          </table:table-cell>
          <table:table-cell table:formula="of:=IF(COUNTIF([.A1141:.D1141];[.A1141])=3;[.A1141];&quot;&quot;)">
            <text:p/>
          </table:table-cell>
          <table:table-cell table:formula="of:=IF(COUNTIF([.B1141:.E1141];[.B1141])=3;[.B1141];&quot;&quot;)">
            <text:p/>
          </table:table-cell>
          <table:table-cell table:formula="of:=IF(COUNTIF([.C1141:.F1141];[.C1141])=3;[.C1141];&quot;&quot;)">
            <text:p/>
          </table:table-cell>
          <table:table-cell table:formula="of:=IF(COUNTIF([.D1141:.G1141];[.D1141])=3;[.D1141];&quot;&quot;)">
            <text:p/>
          </table:table-cell>
          <table:table-cell table:formula="of:=IF(COUNTIF([.A1141:.D1141];[.A1141])=3;&quot;&quot;;[.A1141])" office:value-type="float" office:value="649" calcext:value-type="float">
            <text:p>649</text:p>
          </table:table-cell>
          <table:table-cell table:formula="of:=IF(COUNTIF([.B1141:.E1141];[.B1141])=3;&quot;&quot;;[.B1141])" office:value-type="float" office:value="983" calcext:value-type="float">
            <text:p>983</text:p>
          </table:table-cell>
          <table:table-cell table:formula="of:=IF(COUNTIF([.C1141:.F1141];[.C1141])=3;&quot;&quot;;[.C1141])" office:value-type="float" office:value="527" calcext:value-type="float">
            <text:p>527</text:p>
          </table:table-cell>
          <table:table-cell table:formula="of:=IF(COUNTIF([.D1141:.G1141];[.D1141])=3;&quot;&quot;;[.D1141])" office:value-type="float" office:value="780" calcext:value-type="float">
            <text:p>780</text:p>
          </table:table-cell>
          <table:table-cell table:style-name="ce5" table:formula="of:=IFERROR( IF( AND( COUNT([.E1141:.H1141])=3; MOD( AVERAGE([.E1141:.H1141]); 2)=1; MOD( AVERAGE([.I1141:.L114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72" calcext:value-type="float">
            <text:p>272</text:p>
          </table:table-cell>
          <table:table-cell office:value-type="float" office:value="884" calcext:value-type="float">
            <text:p>884</text:p>
          </table:table-cell>
          <table:table-cell office:value-type="float" office:value="70" calcext:value-type="float">
            <text:p>70</text:p>
          </table:table-cell>
          <table:table-cell table:formula="of:=IF(COUNTIF([.A1142:.D1142];[.A1142])=3;[.A1142];&quot;&quot;)">
            <text:p/>
          </table:table-cell>
          <table:table-cell table:formula="of:=IF(COUNTIF([.B1142:.E1142];[.B1142])=3;[.B1142];&quot;&quot;)">
            <text:p/>
          </table:table-cell>
          <table:table-cell table:formula="of:=IF(COUNTIF([.C1142:.F1142];[.C1142])=3;[.C1142];&quot;&quot;)">
            <text:p/>
          </table:table-cell>
          <table:table-cell table:formula="of:=IF(COUNTIF([.D1142:.G1142];[.D1142])=3;[.D1142];&quot;&quot;)">
            <text:p/>
          </table:table-cell>
          <table:table-cell table:formula="of:=IF(COUNTIF([.A1142:.D1142];[.A1142])=3;&quot;&quot;;[.A1142])" office:value-type="float" office:value="726" calcext:value-type="float">
            <text:p>726</text:p>
          </table:table-cell>
          <table:table-cell table:formula="of:=IF(COUNTIF([.B1142:.E1142];[.B1142])=3;&quot;&quot;;[.B1142])" office:value-type="float" office:value="272" calcext:value-type="float">
            <text:p>272</text:p>
          </table:table-cell>
          <table:table-cell table:formula="of:=IF(COUNTIF([.C1142:.F1142];[.C1142])=3;&quot;&quot;;[.C1142])" office:value-type="float" office:value="884" calcext:value-type="float">
            <text:p>884</text:p>
          </table:table-cell>
          <table:table-cell table:formula="of:=IF(COUNTIF([.D1142:.G1142];[.D1142])=3;&quot;&quot;;[.D1142])" office:value-type="float" office:value="70" calcext:value-type="float">
            <text:p>70</text:p>
          </table:table-cell>
          <table:table-cell table:style-name="ce5" table:formula="of:=IFERROR( IF( AND( COUNT([.E1142:.H1142])=3; MOD( AVERAGE([.E1142:.H1142]); 2)=1; MOD( AVERAGE([.I1142:.L114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office:value-type="float" office:value="445" calcext:value-type="float">
            <text:p>445</text:p>
          </table:table-cell>
          <table:table-cell office:value-type="float" office:value="528" calcext:value-type="float">
            <text:p>528</text:p>
          </table:table-cell>
          <table:table-cell office:value-type="float" office:value="964" calcext:value-type="float">
            <text:p>964</text:p>
          </table:table-cell>
          <table:table-cell table:formula="of:=IF(COUNTIF([.A1143:.D1143];[.A1143])=3;[.A1143];&quot;&quot;)">
            <text:p/>
          </table:table-cell>
          <table:table-cell table:formula="of:=IF(COUNTIF([.B1143:.E1143];[.B1143])=3;[.B1143];&quot;&quot;)">
            <text:p/>
          </table:table-cell>
          <table:table-cell table:formula="of:=IF(COUNTIF([.C1143:.F1143];[.C1143])=3;[.C1143];&quot;&quot;)">
            <text:p/>
          </table:table-cell>
          <table:table-cell table:formula="of:=IF(COUNTIF([.D1143:.G1143];[.D1143])=3;[.D1143];&quot;&quot;)">
            <text:p/>
          </table:table-cell>
          <table:table-cell table:formula="of:=IF(COUNTIF([.A1143:.D1143];[.A1143])=3;&quot;&quot;;[.A1143])" office:value-type="float" office:value="232" calcext:value-type="float">
            <text:p>232</text:p>
          </table:table-cell>
          <table:table-cell table:formula="of:=IF(COUNTIF([.B1143:.E1143];[.B1143])=3;&quot;&quot;;[.B1143])" office:value-type="float" office:value="445" calcext:value-type="float">
            <text:p>445</text:p>
          </table:table-cell>
          <table:table-cell table:formula="of:=IF(COUNTIF([.C1143:.F1143];[.C1143])=3;&quot;&quot;;[.C1143])" office:value-type="float" office:value="528" calcext:value-type="float">
            <text:p>528</text:p>
          </table:table-cell>
          <table:table-cell table:formula="of:=IF(COUNTIF([.D1143:.G1143];[.D1143])=3;&quot;&quot;;[.D1143])" office:value-type="float" office:value="964" calcext:value-type="float">
            <text:p>964</text:p>
          </table:table-cell>
          <table:table-cell table:style-name="ce5" table:formula="of:=IFERROR( IF( AND( COUNT([.E1143:.H1143])=3; MOD( AVERAGE([.E1143:.H1143]); 2)=1; MOD( AVERAGE([.I1143:.L114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office:value-type="float" office:value="513" calcext:value-type="float">
            <text:p>513</text:p>
          </table:table-cell>
          <table:table-cell office:value-type="float" office:value="937" calcext:value-type="float">
            <text:p>937</text:p>
          </table:table-cell>
          <table:table-cell office:value-type="float" office:value="627" calcext:value-type="float">
            <text:p>627</text:p>
          </table:table-cell>
          <table:table-cell table:formula="of:=IF(COUNTIF([.A1144:.D1144];[.A1144])=3;[.A1144];&quot;&quot;)">
            <text:p/>
          </table:table-cell>
          <table:table-cell table:formula="of:=IF(COUNTIF([.B1144:.E1144];[.B1144])=3;[.B1144];&quot;&quot;)">
            <text:p/>
          </table:table-cell>
          <table:table-cell table:formula="of:=IF(COUNTIF([.C1144:.F1144];[.C1144])=3;[.C1144];&quot;&quot;)">
            <text:p/>
          </table:table-cell>
          <table:table-cell table:formula="of:=IF(COUNTIF([.D1144:.G1144];[.D1144])=3;[.D1144];&quot;&quot;)">
            <text:p/>
          </table:table-cell>
          <table:table-cell table:formula="of:=IF(COUNTIF([.A1144:.D1144];[.A1144])=3;&quot;&quot;;[.A1144])" office:value-type="float" office:value="229" calcext:value-type="float">
            <text:p>229</text:p>
          </table:table-cell>
          <table:table-cell table:formula="of:=IF(COUNTIF([.B1144:.E1144];[.B1144])=3;&quot;&quot;;[.B1144])" office:value-type="float" office:value="513" calcext:value-type="float">
            <text:p>513</text:p>
          </table:table-cell>
          <table:table-cell table:formula="of:=IF(COUNTIF([.C1144:.F1144];[.C1144])=3;&quot;&quot;;[.C1144])" office:value-type="float" office:value="937" calcext:value-type="float">
            <text:p>937</text:p>
          </table:table-cell>
          <table:table-cell table:formula="of:=IF(COUNTIF([.D1144:.G1144];[.D1144])=3;&quot;&quot;;[.D1144])" office:value-type="float" office:value="627" calcext:value-type="float">
            <text:p>627</text:p>
          </table:table-cell>
          <table:table-cell table:style-name="ce5" table:formula="of:=IFERROR( IF( AND( COUNT([.E1144:.H1144])=3; MOD( AVERAGE([.E1144:.H1144]); 2)=1; MOD( AVERAGE([.I1144:.L114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office:value-type="float" office:value="606" calcext:value-type="float">
            <text:p>606</text:p>
          </table:table-cell>
          <table:table-cell office:value-type="float" office:value="977" calcext:value-type="float">
            <text:p>977</text:p>
          </table:table-cell>
          <table:table-cell office:value-type="float" office:value="820" calcext:value-type="float">
            <text:p>820</text:p>
          </table:table-cell>
          <table:table-cell table:formula="of:=IF(COUNTIF([.A1145:.D1145];[.A1145])=3;[.A1145];&quot;&quot;)">
            <text:p/>
          </table:table-cell>
          <table:table-cell table:formula="of:=IF(COUNTIF([.B1145:.E1145];[.B1145])=3;[.B1145];&quot;&quot;)">
            <text:p/>
          </table:table-cell>
          <table:table-cell table:formula="of:=IF(COUNTIF([.C1145:.F1145];[.C1145])=3;[.C1145];&quot;&quot;)">
            <text:p/>
          </table:table-cell>
          <table:table-cell table:formula="of:=IF(COUNTIF([.D1145:.G1145];[.D1145])=3;[.D1145];&quot;&quot;)">
            <text:p/>
          </table:table-cell>
          <table:table-cell table:formula="of:=IF(COUNTIF([.A1145:.D1145];[.A1145])=3;&quot;&quot;;[.A1145])" office:value-type="float" office:value="606" calcext:value-type="float">
            <text:p>606</text:p>
          </table:table-cell>
          <table:table-cell table:formula="of:=IF(COUNTIF([.B1145:.E1145];[.B1145])=3;&quot;&quot;;[.B1145])" office:value-type="float" office:value="606" calcext:value-type="float">
            <text:p>606</text:p>
          </table:table-cell>
          <table:table-cell table:formula="of:=IF(COUNTIF([.C1145:.F1145];[.C1145])=3;&quot;&quot;;[.C1145])" office:value-type="float" office:value="977" calcext:value-type="float">
            <text:p>977</text:p>
          </table:table-cell>
          <table:table-cell table:formula="of:=IF(COUNTIF([.D1145:.G1145];[.D1145])=3;&quot;&quot;;[.D1145])" office:value-type="float" office:value="820" calcext:value-type="float">
            <text:p>820</text:p>
          </table:table-cell>
          <table:table-cell table:style-name="ce5" table:formula="of:=IFERROR( IF( AND( COUNT([.E1145:.H1145])=3; MOD( AVERAGE([.E1145:.H1145]); 2)=1; MOD( AVERAGE([.I1145:.L114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" calcext:value-type="float">
            <text:p>7</text:p>
          </table:table-cell>
          <table:table-cell office:value-type="float" office:value="483" calcext:value-type="float">
            <text:p>483</text:p>
          </table:table-cell>
          <table:table-cell office:value-type="float" office:value="722" calcext:value-type="float">
            <text:p>722</text:p>
          </table:table-cell>
          <table:table-cell table:formula="of:=IF(COUNTIF([.A1146:.D1146];[.A1146])=3;[.A1146];&quot;&quot;)">
            <text:p/>
          </table:table-cell>
          <table:table-cell table:formula="of:=IF(COUNTIF([.B1146:.E1146];[.B1146])=3;[.B1146];&quot;&quot;)">
            <text:p/>
          </table:table-cell>
          <table:table-cell table:formula="of:=IF(COUNTIF([.C1146:.F1146];[.C1146])=3;[.C1146];&quot;&quot;)">
            <text:p/>
          </table:table-cell>
          <table:table-cell table:formula="of:=IF(COUNTIF([.D1146:.G1146];[.D1146])=3;[.D1146];&quot;&quot;)">
            <text:p/>
          </table:table-cell>
          <table:table-cell table:formula="of:=IF(COUNTIF([.A1146:.D1146];[.A1146])=3;&quot;&quot;;[.A1146])" office:value-type="float" office:value="745" calcext:value-type="float">
            <text:p>745</text:p>
          </table:table-cell>
          <table:table-cell table:formula="of:=IF(COUNTIF([.B1146:.E1146];[.B1146])=3;&quot;&quot;;[.B1146])" office:value-type="float" office:value="7" calcext:value-type="float">
            <text:p>7</text:p>
          </table:table-cell>
          <table:table-cell table:formula="of:=IF(COUNTIF([.C1146:.F1146];[.C1146])=3;&quot;&quot;;[.C1146])" office:value-type="float" office:value="483" calcext:value-type="float">
            <text:p>483</text:p>
          </table:table-cell>
          <table:table-cell table:formula="of:=IF(COUNTIF([.D1146:.G1146];[.D1146])=3;&quot;&quot;;[.D1146])" office:value-type="float" office:value="722" calcext:value-type="float">
            <text:p>722</text:p>
          </table:table-cell>
          <table:table-cell table:style-name="ce5" table:formula="of:=IFERROR( IF( AND( COUNT([.E1146:.H1146])=3; MOD( AVERAGE([.E1146:.H1146]); 2)=1; MOD( AVERAGE([.I1146:.L114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03" calcext:value-type="float">
            <text:p>703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table:formula="of:=IF(COUNTIF([.A1147:.D1147];[.A1147])=3;[.A1147];&quot;&quot;)">
            <text:p/>
          </table:table-cell>
          <table:table-cell table:formula="of:=IF(COUNTIF([.B1147:.E1147];[.B1147])=3;[.B1147];&quot;&quot;)">
            <text:p/>
          </table:table-cell>
          <table:table-cell table:formula="of:=IF(COUNTIF([.C1147:.F1147];[.C1147])=3;[.C1147];&quot;&quot;)">
            <text:p/>
          </table:table-cell>
          <table:table-cell table:formula="of:=IF(COUNTIF([.D1147:.G1147];[.D1147])=3;[.D1147];&quot;&quot;)">
            <text:p/>
          </table:table-cell>
          <table:table-cell table:formula="of:=IF(COUNTIF([.A1147:.D1147];[.A1147])=3;&quot;&quot;;[.A1147])" office:value-type="float" office:value="458" calcext:value-type="float">
            <text:p>458</text:p>
          </table:table-cell>
          <table:table-cell table:formula="of:=IF(COUNTIF([.B1147:.E1147];[.B1147])=3;&quot;&quot;;[.B1147])" office:value-type="float" office:value="703" calcext:value-type="float">
            <text:p>703</text:p>
          </table:table-cell>
          <table:table-cell table:formula="of:=IF(COUNTIF([.C1147:.F1147];[.C1147])=3;&quot;&quot;;[.C1147])" office:value-type="float" office:value="67" calcext:value-type="float">
            <text:p>67</text:p>
          </table:table-cell>
          <table:table-cell table:formula="of:=IF(COUNTIF([.D1147:.G1147];[.D1147])=3;&quot;&quot;;[.D1147])" office:value-type="float" office:value="29" calcext:value-type="float">
            <text:p>29</text:p>
          </table:table-cell>
          <table:table-cell table:style-name="ce5" table:formula="of:=IFERROR( IF( AND( COUNT([.E1147:.H1147])=3; MOD( AVERAGE([.E1147:.H1147]); 2)=1; MOD( AVERAGE([.I1147:.L114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table:number-columns-repeated="2" office:value-type="float" office:value="616" calcext:value-type="float">
            <text:p>616</text:p>
          </table:table-cell>
          <table:table-cell office:value-type="float" office:value="612" calcext:value-type="float">
            <text:p>612</text:p>
          </table:table-cell>
          <table:table-cell table:formula="of:=IF(COUNTIF([.A1148:.D1148];[.A1148])=3;[.A1148];&quot;&quot;)">
            <text:p/>
          </table:table-cell>
          <table:table-cell table:formula="of:=IF(COUNTIF([.B1148:.E1148];[.B1148])=3;[.B1148];&quot;&quot;)">
            <text:p/>
          </table:table-cell>
          <table:table-cell table:formula="of:=IF(COUNTIF([.C1148:.F1148];[.C1148])=3;[.C1148];&quot;&quot;)">
            <text:p/>
          </table:table-cell>
          <table:table-cell table:formula="of:=IF(COUNTIF([.D1148:.G1148];[.D1148])=3;[.D1148];&quot;&quot;)">
            <text:p/>
          </table:table-cell>
          <table:table-cell table:formula="of:=IF(COUNTIF([.A1148:.D1148];[.A1148])=3;&quot;&quot;;[.A1148])" office:value-type="float" office:value="731" calcext:value-type="float">
            <text:p>731</text:p>
          </table:table-cell>
          <table:table-cell table:formula="of:=IF(COUNTIF([.B1148:.E1148];[.B1148])=3;&quot;&quot;;[.B1148])" office:value-type="float" office:value="616" calcext:value-type="float">
            <text:p>616</text:p>
          </table:table-cell>
          <table:table-cell table:formula="of:=IF(COUNTIF([.C1148:.F1148];[.C1148])=3;&quot;&quot;;[.C1148])" office:value-type="float" office:value="616" calcext:value-type="float">
            <text:p>616</text:p>
          </table:table-cell>
          <table:table-cell table:formula="of:=IF(COUNTIF([.D1148:.G1148];[.D1148])=3;&quot;&quot;;[.D1148])" office:value-type="float" office:value="612" calcext:value-type="float">
            <text:p>612</text:p>
          </table:table-cell>
          <table:table-cell table:style-name="ce5" table:formula="of:=IFERROR( IF( AND( COUNT([.E1148:.H1148])=3; MOD( AVERAGE([.E1148:.H1148]); 2)=1; MOD( AVERAGE([.I1148:.L114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14" calcext:value-type="float">
            <text:p>914</text:p>
          </table:table-cell>
          <table:table-cell office:value-type="float" office:value="280" calcext:value-type="float">
            <text:p>280</text:p>
          </table:table-cell>
          <table:table-cell office:value-type="float" office:value="818" calcext:value-type="float">
            <text:p>818</text:p>
          </table:table-cell>
          <table:table-cell office:value-type="float" office:value="687" calcext:value-type="float">
            <text:p>687</text:p>
          </table:table-cell>
          <table:table-cell table:formula="of:=IF(COUNTIF([.A1149:.D1149];[.A1149])=3;[.A1149];&quot;&quot;)">
            <text:p/>
          </table:table-cell>
          <table:table-cell table:formula="of:=IF(COUNTIF([.B1149:.E1149];[.B1149])=3;[.B1149];&quot;&quot;)">
            <text:p/>
          </table:table-cell>
          <table:table-cell table:formula="of:=IF(COUNTIF([.C1149:.F1149];[.C1149])=3;[.C1149];&quot;&quot;)">
            <text:p/>
          </table:table-cell>
          <table:table-cell table:formula="of:=IF(COUNTIF([.D1149:.G1149];[.D1149])=3;[.D1149];&quot;&quot;)">
            <text:p/>
          </table:table-cell>
          <table:table-cell table:formula="of:=IF(COUNTIF([.A1149:.D1149];[.A1149])=3;&quot;&quot;;[.A1149])" office:value-type="float" office:value="914" calcext:value-type="float">
            <text:p>914</text:p>
          </table:table-cell>
          <table:table-cell table:formula="of:=IF(COUNTIF([.B1149:.E1149];[.B1149])=3;&quot;&quot;;[.B1149])" office:value-type="float" office:value="280" calcext:value-type="float">
            <text:p>280</text:p>
          </table:table-cell>
          <table:table-cell table:formula="of:=IF(COUNTIF([.C1149:.F1149];[.C1149])=3;&quot;&quot;;[.C1149])" office:value-type="float" office:value="818" calcext:value-type="float">
            <text:p>818</text:p>
          </table:table-cell>
          <table:table-cell table:formula="of:=IF(COUNTIF([.D1149:.G1149];[.D1149])=3;&quot;&quot;;[.D1149])" office:value-type="float" office:value="687" calcext:value-type="float">
            <text:p>687</text:p>
          </table:table-cell>
          <table:table-cell table:style-name="ce5" table:formula="of:=IFERROR( IF( AND( COUNT([.E1149:.H1149])=3; MOD( AVERAGE([.E1149:.H1149]); 2)=1; MOD( AVERAGE([.I1149:.L114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13" calcext:value-type="float">
            <text:p>213</text:p>
          </table:table-cell>
          <table:table-cell office:value-type="float" office:value="29" calcext:value-type="float">
            <text:p>29</text:p>
          </table:table-cell>
          <table:table-cell office:value-type="float" office:value="852" calcext:value-type="float">
            <text:p>852</text:p>
          </table:table-cell>
          <table:table-cell table:formula="of:=IF(COUNTIF([.A1150:.D1150];[.A1150])=3;[.A1150];&quot;&quot;)">
            <text:p/>
          </table:table-cell>
          <table:table-cell table:formula="of:=IF(COUNTIF([.B1150:.E1150];[.B1150])=3;[.B1150];&quot;&quot;)">
            <text:p/>
          </table:table-cell>
          <table:table-cell table:formula="of:=IF(COUNTIF([.C1150:.F1150];[.C1150])=3;[.C1150];&quot;&quot;)">
            <text:p/>
          </table:table-cell>
          <table:table-cell table:formula="of:=IF(COUNTIF([.D1150:.G1150];[.D1150])=3;[.D1150];&quot;&quot;)">
            <text:p/>
          </table:table-cell>
          <table:table-cell table:formula="of:=IF(COUNTIF([.A1150:.D1150];[.A1150])=3;&quot;&quot;;[.A1150])" office:value-type="float" office:value="862" calcext:value-type="float">
            <text:p>862</text:p>
          </table:table-cell>
          <table:table-cell table:formula="of:=IF(COUNTIF([.B1150:.E1150];[.B1150])=3;&quot;&quot;;[.B1150])" office:value-type="float" office:value="213" calcext:value-type="float">
            <text:p>213</text:p>
          </table:table-cell>
          <table:table-cell table:formula="of:=IF(COUNTIF([.C1150:.F1150];[.C1150])=3;&quot;&quot;;[.C1150])" office:value-type="float" office:value="29" calcext:value-type="float">
            <text:p>29</text:p>
          </table:table-cell>
          <table:table-cell table:formula="of:=IF(COUNTIF([.D1150:.G1150];[.D1150])=3;&quot;&quot;;[.D1150])" office:value-type="float" office:value="852" calcext:value-type="float">
            <text:p>852</text:p>
          </table:table-cell>
          <table:table-cell table:style-name="ce5" table:formula="of:=IFERROR( IF( AND( COUNT([.E1150:.H1150])=3; MOD( AVERAGE([.E1150:.H1150]); 2)=1; MOD( AVERAGE([.I1150:.L115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8" calcext:value-type="float">
            <text:p>78</text:p>
          </table:table-cell>
          <table:table-cell office:value-type="float" office:value="238" calcext:value-type="float">
            <text:p>238</text:p>
          </table:table-cell>
          <table:table-cell office:value-type="float" office:value="435" calcext:value-type="float">
            <text:p>435</text:p>
          </table:table-cell>
          <table:table-cell table:formula="of:=IF(COUNTIF([.A1151:.D1151];[.A1151])=3;[.A1151];&quot;&quot;)">
            <text:p/>
          </table:table-cell>
          <table:table-cell table:formula="of:=IF(COUNTIF([.B1151:.E1151];[.B1151])=3;[.B1151];&quot;&quot;)">
            <text:p/>
          </table:table-cell>
          <table:table-cell table:formula="of:=IF(COUNTIF([.C1151:.F1151];[.C1151])=3;[.C1151];&quot;&quot;)">
            <text:p/>
          </table:table-cell>
          <table:table-cell table:formula="of:=IF(COUNTIF([.D1151:.G1151];[.D1151])=3;[.D1151];&quot;&quot;)">
            <text:p/>
          </table:table-cell>
          <table:table-cell table:formula="of:=IF(COUNTIF([.A1151:.D1151];[.A1151])=3;&quot;&quot;;[.A1151])" office:value-type="float" office:value="855" calcext:value-type="float">
            <text:p>855</text:p>
          </table:table-cell>
          <table:table-cell table:formula="of:=IF(COUNTIF([.B1151:.E1151];[.B1151])=3;&quot;&quot;;[.B1151])" office:value-type="float" office:value="78" calcext:value-type="float">
            <text:p>78</text:p>
          </table:table-cell>
          <table:table-cell table:formula="of:=IF(COUNTIF([.C1151:.F1151];[.C1151])=3;&quot;&quot;;[.C1151])" office:value-type="float" office:value="238" calcext:value-type="float">
            <text:p>238</text:p>
          </table:table-cell>
          <table:table-cell table:formula="of:=IF(COUNTIF([.D1151:.G1151];[.D1151])=3;&quot;&quot;;[.D1151])" office:value-type="float" office:value="435" calcext:value-type="float">
            <text:p>435</text:p>
          </table:table-cell>
          <table:table-cell table:style-name="ce5" table:formula="of:=IFERROR( IF( AND( COUNT([.E1151:.H1151])=3; MOD( AVERAGE([.E1151:.H1151]); 2)=1; MOD( AVERAGE([.I1151:.L115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office:value-type="float" office:value="864" calcext:value-type="float">
            <text:p>864</text:p>
          </table:table-cell>
          <table:table-cell office:value-type="float" office:value="367" calcext:value-type="float">
            <text:p>367</text:p>
          </table:table-cell>
          <table:table-cell office:value-type="float" office:value="805" calcext:value-type="float">
            <text:p>805</text:p>
          </table:table-cell>
          <table:table-cell table:formula="of:=IF(COUNTIF([.A1152:.D1152];[.A1152])=3;[.A1152];&quot;&quot;)">
            <text:p/>
          </table:table-cell>
          <table:table-cell table:formula="of:=IF(COUNTIF([.B1152:.E1152];[.B1152])=3;[.B1152];&quot;&quot;)">
            <text:p/>
          </table:table-cell>
          <table:table-cell table:formula="of:=IF(COUNTIF([.C1152:.F1152];[.C1152])=3;[.C1152];&quot;&quot;)">
            <text:p/>
          </table:table-cell>
          <table:table-cell table:formula="of:=IF(COUNTIF([.D1152:.G1152];[.D1152])=3;[.D1152];&quot;&quot;)">
            <text:p/>
          </table:table-cell>
          <table:table-cell table:formula="of:=IF(COUNTIF([.A1152:.D1152];[.A1152])=3;&quot;&quot;;[.A1152])" office:value-type="float" office:value="478" calcext:value-type="float">
            <text:p>478</text:p>
          </table:table-cell>
          <table:table-cell table:formula="of:=IF(COUNTIF([.B1152:.E1152];[.B1152])=3;&quot;&quot;;[.B1152])" office:value-type="float" office:value="864" calcext:value-type="float">
            <text:p>864</text:p>
          </table:table-cell>
          <table:table-cell table:formula="of:=IF(COUNTIF([.C1152:.F1152];[.C1152])=3;&quot;&quot;;[.C1152])" office:value-type="float" office:value="367" calcext:value-type="float">
            <text:p>367</text:p>
          </table:table-cell>
          <table:table-cell table:formula="of:=IF(COUNTIF([.D1152:.G1152];[.D1152])=3;&quot;&quot;;[.D1152])" office:value-type="float" office:value="805" calcext:value-type="float">
            <text:p>805</text:p>
          </table:table-cell>
          <table:table-cell table:style-name="ce5" table:formula="of:=IFERROR( IF( AND( COUNT([.E1152:.H1152])=3; MOD( AVERAGE([.E1152:.H1152]); 2)=1; MOD( AVERAGE([.I1152:.L115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office:value-type="float" office:value="682" calcext:value-type="float">
            <text:p>682</text:p>
          </table:table-cell>
          <table:table-cell office:value-type="float" office:value="188" calcext:value-type="float">
            <text:p>188</text:p>
          </table:table-cell>
          <table:table-cell office:value-type="float" office:value="839" calcext:value-type="float">
            <text:p>839</text:p>
          </table:table-cell>
          <table:table-cell table:formula="of:=IF(COUNTIF([.A1153:.D1153];[.A1153])=3;[.A1153];&quot;&quot;)">
            <text:p/>
          </table:table-cell>
          <table:table-cell table:formula="of:=IF(COUNTIF([.B1153:.E1153];[.B1153])=3;[.B1153];&quot;&quot;)">
            <text:p/>
          </table:table-cell>
          <table:table-cell table:formula="of:=IF(COUNTIF([.C1153:.F1153];[.C1153])=3;[.C1153];&quot;&quot;)">
            <text:p/>
          </table:table-cell>
          <table:table-cell table:formula="of:=IF(COUNTIF([.D1153:.G1153];[.D1153])=3;[.D1153];&quot;&quot;)">
            <text:p/>
          </table:table-cell>
          <table:table-cell table:formula="of:=IF(COUNTIF([.A1153:.D1153];[.A1153])=3;&quot;&quot;;[.A1153])" office:value-type="float" office:value="568" calcext:value-type="float">
            <text:p>568</text:p>
          </table:table-cell>
          <table:table-cell table:formula="of:=IF(COUNTIF([.B1153:.E1153];[.B1153])=3;&quot;&quot;;[.B1153])" office:value-type="float" office:value="682" calcext:value-type="float">
            <text:p>682</text:p>
          </table:table-cell>
          <table:table-cell table:formula="of:=IF(COUNTIF([.C1153:.F1153];[.C1153])=3;&quot;&quot;;[.C1153])" office:value-type="float" office:value="188" calcext:value-type="float">
            <text:p>188</text:p>
          </table:table-cell>
          <table:table-cell table:formula="of:=IF(COUNTIF([.D1153:.G1153];[.D1153])=3;&quot;&quot;;[.D1153])" office:value-type="float" office:value="839" calcext:value-type="float">
            <text:p>839</text:p>
          </table:table-cell>
          <table:table-cell table:style-name="ce5" table:formula="of:=IFERROR( IF( AND( COUNT([.E1153:.H1153])=3; MOD( AVERAGE([.E1153:.H1153]); 2)=1; MOD( AVERAGE([.I1153:.L115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office:value-type="float" office:value="898" calcext:value-type="float">
            <text:p>898</text:p>
          </table:table-cell>
          <table:table-cell office:value-type="float" office:value="880" calcext:value-type="float">
            <text:p>880</text:p>
          </table:table-cell>
          <table:table-cell office:value-type="float" office:value="538" calcext:value-type="float">
            <text:p>538</text:p>
          </table:table-cell>
          <table:table-cell table:formula="of:=IF(COUNTIF([.A1154:.D1154];[.A1154])=3;[.A1154];&quot;&quot;)">
            <text:p/>
          </table:table-cell>
          <table:table-cell table:formula="of:=IF(COUNTIF([.B1154:.E1154];[.B1154])=3;[.B1154];&quot;&quot;)">
            <text:p/>
          </table:table-cell>
          <table:table-cell table:formula="of:=IF(COUNTIF([.C1154:.F1154];[.C1154])=3;[.C1154];&quot;&quot;)">
            <text:p/>
          </table:table-cell>
          <table:table-cell table:formula="of:=IF(COUNTIF([.D1154:.G1154];[.D1154])=3;[.D1154];&quot;&quot;)">
            <text:p/>
          </table:table-cell>
          <table:table-cell table:formula="of:=IF(COUNTIF([.A1154:.D1154];[.A1154])=3;&quot;&quot;;[.A1154])" office:value-type="float" office:value="656" calcext:value-type="float">
            <text:p>656</text:p>
          </table:table-cell>
          <table:table-cell table:formula="of:=IF(COUNTIF([.B1154:.E1154];[.B1154])=3;&quot;&quot;;[.B1154])" office:value-type="float" office:value="898" calcext:value-type="float">
            <text:p>898</text:p>
          </table:table-cell>
          <table:table-cell table:formula="of:=IF(COUNTIF([.C1154:.F1154];[.C1154])=3;&quot;&quot;;[.C1154])" office:value-type="float" office:value="880" calcext:value-type="float">
            <text:p>880</text:p>
          </table:table-cell>
          <table:table-cell table:formula="of:=IF(COUNTIF([.D1154:.G1154];[.D1154])=3;&quot;&quot;;[.D1154])" office:value-type="float" office:value="538" calcext:value-type="float">
            <text:p>538</text:p>
          </table:table-cell>
          <table:table-cell table:style-name="ce5" table:formula="of:=IFERROR( IF( AND( COUNT([.E1154:.H1154])=3; MOD( AVERAGE([.E1154:.H1154]); 2)=1; MOD( AVERAGE([.I1154:.L115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51" calcext:value-type="float">
            <text:p>851</text:p>
          </table:table-cell>
          <table:table-cell office:value-type="float" office:value="264" calcext:value-type="float">
            <text:p>264</text:p>
          </table:table-cell>
          <table:table-cell office:value-type="float" office:value="427" calcext:value-type="float">
            <text:p>427</text:p>
          </table:table-cell>
          <table:table-cell office:value-type="float" office:value="224" calcext:value-type="float">
            <text:p>224</text:p>
          </table:table-cell>
          <table:table-cell table:formula="of:=IF(COUNTIF([.A1155:.D1155];[.A1155])=3;[.A1155];&quot;&quot;)">
            <text:p/>
          </table:table-cell>
          <table:table-cell table:formula="of:=IF(COUNTIF([.B1155:.E1155];[.B1155])=3;[.B1155];&quot;&quot;)">
            <text:p/>
          </table:table-cell>
          <table:table-cell table:formula="of:=IF(COUNTIF([.C1155:.F1155];[.C1155])=3;[.C1155];&quot;&quot;)">
            <text:p/>
          </table:table-cell>
          <table:table-cell table:formula="of:=IF(COUNTIF([.D1155:.G1155];[.D1155])=3;[.D1155];&quot;&quot;)">
            <text:p/>
          </table:table-cell>
          <table:table-cell table:formula="of:=IF(COUNTIF([.A1155:.D1155];[.A1155])=3;&quot;&quot;;[.A1155])" office:value-type="float" office:value="851" calcext:value-type="float">
            <text:p>851</text:p>
          </table:table-cell>
          <table:table-cell table:formula="of:=IF(COUNTIF([.B1155:.E1155];[.B1155])=3;&quot;&quot;;[.B1155])" office:value-type="float" office:value="264" calcext:value-type="float">
            <text:p>264</text:p>
          </table:table-cell>
          <table:table-cell table:formula="of:=IF(COUNTIF([.C1155:.F1155];[.C1155])=3;&quot;&quot;;[.C1155])" office:value-type="float" office:value="427" calcext:value-type="float">
            <text:p>427</text:p>
          </table:table-cell>
          <table:table-cell table:formula="of:=IF(COUNTIF([.D1155:.G1155];[.D1155])=3;&quot;&quot;;[.D1155])" office:value-type="float" office:value="224" calcext:value-type="float">
            <text:p>224</text:p>
          </table:table-cell>
          <table:table-cell table:style-name="ce5" table:formula="of:=IFERROR( IF( AND( COUNT([.E1155:.H1155])=3; MOD( AVERAGE([.E1155:.H1155]); 2)=1; MOD( AVERAGE([.I1155:.L115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office:value-type="float" office:value="909" calcext:value-type="float">
            <text:p>909</text:p>
          </table:table-cell>
          <table:table-cell office:value-type="float" office:value="957" calcext:value-type="float">
            <text:p>957</text:p>
          </table:table-cell>
          <table:table-cell office:value-type="float" office:value="583" calcext:value-type="float">
            <text:p>583</text:p>
          </table:table-cell>
          <table:table-cell table:formula="of:=IF(COUNTIF([.A1156:.D1156];[.A1156])=3;[.A1156];&quot;&quot;)">
            <text:p/>
          </table:table-cell>
          <table:table-cell table:formula="of:=IF(COUNTIF([.B1156:.E1156];[.B1156])=3;[.B1156];&quot;&quot;)">
            <text:p/>
          </table:table-cell>
          <table:table-cell table:formula="of:=IF(COUNTIF([.C1156:.F1156];[.C1156])=3;[.C1156];&quot;&quot;)">
            <text:p/>
          </table:table-cell>
          <table:table-cell table:formula="of:=IF(COUNTIF([.D1156:.G1156];[.D1156])=3;[.D1156];&quot;&quot;)">
            <text:p/>
          </table:table-cell>
          <table:table-cell table:formula="of:=IF(COUNTIF([.A1156:.D1156];[.A1156])=3;&quot;&quot;;[.A1156])" office:value-type="float" office:value="561" calcext:value-type="float">
            <text:p>561</text:p>
          </table:table-cell>
          <table:table-cell table:formula="of:=IF(COUNTIF([.B1156:.E1156];[.B1156])=3;&quot;&quot;;[.B1156])" office:value-type="float" office:value="909" calcext:value-type="float">
            <text:p>909</text:p>
          </table:table-cell>
          <table:table-cell table:formula="of:=IF(COUNTIF([.C1156:.F1156];[.C1156])=3;&quot;&quot;;[.C1156])" office:value-type="float" office:value="957" calcext:value-type="float">
            <text:p>957</text:p>
          </table:table-cell>
          <table:table-cell table:formula="of:=IF(COUNTIF([.D1156:.G1156];[.D1156])=3;&quot;&quot;;[.D1156])" office:value-type="float" office:value="583" calcext:value-type="float">
            <text:p>583</text:p>
          </table:table-cell>
          <table:table-cell table:style-name="ce5" table:formula="of:=IFERROR( IF( AND( COUNT([.E1156:.H1156])=3; MOD( AVERAGE([.E1156:.H1156]); 2)=1; MOD( AVERAGE([.I1156:.L115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office:value-type="float" office:value="518" calcext:value-type="float">
            <text:p>518</text:p>
          </table:table-cell>
          <table:table-cell office:value-type="float" office:value="38" calcext:value-type="float">
            <text:p>38</text:p>
          </table:table-cell>
          <table:table-cell table:formula="of:=IF(COUNTIF([.A1157:.D1157];[.A1157])=3;[.A1157];&quot;&quot;)">
            <text:p/>
          </table:table-cell>
          <table:table-cell table:formula="of:=IF(COUNTIF([.B1157:.E1157];[.B1157])=3;[.B1157];&quot;&quot;)">
            <text:p/>
          </table:table-cell>
          <table:table-cell table:formula="of:=IF(COUNTIF([.C1157:.F1157];[.C1157])=3;[.C1157];&quot;&quot;)">
            <text:p/>
          </table:table-cell>
          <table:table-cell table:formula="of:=IF(COUNTIF([.D1157:.G1157];[.D1157])=3;[.D1157];&quot;&quot;)">
            <text:p/>
          </table:table-cell>
          <table:table-cell table:formula="of:=IF(COUNTIF([.A1157:.D1157];[.A1157])=3;&quot;&quot;;[.A1157])" office:value-type="float" office:value="104" calcext:value-type="float">
            <text:p>104</text:p>
          </table:table-cell>
          <table:table-cell table:formula="of:=IF(COUNTIF([.B1157:.E1157];[.B1157])=3;&quot;&quot;;[.B1157])" office:value-type="float" office:value="38" calcext:value-type="float">
            <text:p>38</text:p>
          </table:table-cell>
          <table:table-cell table:formula="of:=IF(COUNTIF([.C1157:.F1157];[.C1157])=3;&quot;&quot;;[.C1157])" office:value-type="float" office:value="518" calcext:value-type="float">
            <text:p>518</text:p>
          </table:table-cell>
          <table:table-cell table:formula="of:=IF(COUNTIF([.D1157:.G1157];[.D1157])=3;&quot;&quot;;[.D1157])" office:value-type="float" office:value="38" calcext:value-type="float">
            <text:p>38</text:p>
          </table:table-cell>
          <table:table-cell table:style-name="ce5" table:formula="of:=IFERROR( IF( AND( COUNT([.E1157:.H1157])=3; MOD( AVERAGE([.E1157:.H1157]); 2)=1; MOD( AVERAGE([.I1157:.L115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office:value-type="float" office:value="523" calcext:value-type="float">
            <text:p>523</text:p>
          </table:table-cell>
          <table:table-cell office:value-type="float" office:value="187" calcext:value-type="float">
            <text:p>187</text:p>
          </table:table-cell>
          <table:table-cell office:value-type="float" office:value="241" calcext:value-type="float">
            <text:p>241</text:p>
          </table:table-cell>
          <table:table-cell table:formula="of:=IF(COUNTIF([.A1158:.D1158];[.A1158])=3;[.A1158];&quot;&quot;)">
            <text:p/>
          </table:table-cell>
          <table:table-cell table:formula="of:=IF(COUNTIF([.B1158:.E1158];[.B1158])=3;[.B1158];&quot;&quot;)">
            <text:p/>
          </table:table-cell>
          <table:table-cell table:formula="of:=IF(COUNTIF([.C1158:.F1158];[.C1158])=3;[.C1158];&quot;&quot;)">
            <text:p/>
          </table:table-cell>
          <table:table-cell table:formula="of:=IF(COUNTIF([.D1158:.G1158];[.D1158])=3;[.D1158];&quot;&quot;)">
            <text:p/>
          </table:table-cell>
          <table:table-cell table:formula="of:=IF(COUNTIF([.A1158:.D1158];[.A1158])=3;&quot;&quot;;[.A1158])" office:value-type="float" office:value="429" calcext:value-type="float">
            <text:p>429</text:p>
          </table:table-cell>
          <table:table-cell table:formula="of:=IF(COUNTIF([.B1158:.E1158];[.B1158])=3;&quot;&quot;;[.B1158])" office:value-type="float" office:value="523" calcext:value-type="float">
            <text:p>523</text:p>
          </table:table-cell>
          <table:table-cell table:formula="of:=IF(COUNTIF([.C1158:.F1158];[.C1158])=3;&quot;&quot;;[.C1158])" office:value-type="float" office:value="187" calcext:value-type="float">
            <text:p>187</text:p>
          </table:table-cell>
          <table:table-cell table:formula="of:=IF(COUNTIF([.D1158:.G1158];[.D1158])=3;&quot;&quot;;[.D1158])" office:value-type="float" office:value="241" calcext:value-type="float">
            <text:p>241</text:p>
          </table:table-cell>
          <table:table-cell table:style-name="ce5" table:formula="of:=IFERROR( IF( AND( COUNT([.E1158:.H1158])=3; MOD( AVERAGE([.E1158:.H1158]); 2)=1; MOD( AVERAGE([.I1158:.L115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0" calcext:value-type="float">
            <text:p>40</text:p>
          </table:table-cell>
          <table:table-cell office:value-type="float" office:value="151" calcext:value-type="float">
            <text:p>151</text:p>
          </table:table-cell>
          <table:table-cell office:value-type="float" office:value="560" calcext:value-type="float">
            <text:p>560</text:p>
          </table:table-cell>
          <table:table-cell table:formula="of:=IF(COUNTIF([.A1159:.D1159];[.A1159])=3;[.A1159];&quot;&quot;)">
            <text:p/>
          </table:table-cell>
          <table:table-cell table:formula="of:=IF(COUNTIF([.B1159:.E1159];[.B1159])=3;[.B1159];&quot;&quot;)">
            <text:p/>
          </table:table-cell>
          <table:table-cell table:formula="of:=IF(COUNTIF([.C1159:.F1159];[.C1159])=3;[.C1159];&quot;&quot;)">
            <text:p/>
          </table:table-cell>
          <table:table-cell table:formula="of:=IF(COUNTIF([.D1159:.G1159];[.D1159])=3;[.D1159];&quot;&quot;)">
            <text:p/>
          </table:table-cell>
          <table:table-cell table:formula="of:=IF(COUNTIF([.A1159:.D1159];[.A1159])=3;&quot;&quot;;[.A1159])" office:value-type="float" office:value="560" calcext:value-type="float">
            <text:p>560</text:p>
          </table:table-cell>
          <table:table-cell table:formula="of:=IF(COUNTIF([.B1159:.E1159];[.B1159])=3;&quot;&quot;;[.B1159])" office:value-type="float" office:value="40" calcext:value-type="float">
            <text:p>40</text:p>
          </table:table-cell>
          <table:table-cell table:formula="of:=IF(COUNTIF([.C1159:.F1159];[.C1159])=3;&quot;&quot;;[.C1159])" office:value-type="float" office:value="151" calcext:value-type="float">
            <text:p>151</text:p>
          </table:table-cell>
          <table:table-cell table:formula="of:=IF(COUNTIF([.D1159:.G1159];[.D1159])=3;&quot;&quot;;[.D1159])" office:value-type="float" office:value="560" calcext:value-type="float">
            <text:p>560</text:p>
          </table:table-cell>
          <table:table-cell table:style-name="ce5" table:formula="of:=IFERROR( IF( AND( COUNT([.E1159:.H1159])=3; MOD( AVERAGE([.E1159:.H1159]); 2)=1; MOD( AVERAGE([.I1159:.L115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float" office:value="693" calcext:value-type="float">
            <text:p>693</text:p>
          </table:table-cell>
          <table:table-cell office:value-type="float" office:value="817" calcext:value-type="float">
            <text:p>817</text:p>
          </table:table-cell>
          <table:table-cell office:value-type="float" office:value="340" calcext:value-type="float">
            <text:p>340</text:p>
          </table:table-cell>
          <table:table-cell table:formula="of:=IF(COUNTIF([.A1160:.D1160];[.A1160])=3;[.A1160];&quot;&quot;)">
            <text:p/>
          </table:table-cell>
          <table:table-cell table:formula="of:=IF(COUNTIF([.B1160:.E1160];[.B1160])=3;[.B1160];&quot;&quot;)">
            <text:p/>
          </table:table-cell>
          <table:table-cell table:formula="of:=IF(COUNTIF([.C1160:.F1160];[.C1160])=3;[.C1160];&quot;&quot;)">
            <text:p/>
          </table:table-cell>
          <table:table-cell table:formula="of:=IF(COUNTIF([.D1160:.G1160];[.D1160])=3;[.D1160];&quot;&quot;)">
            <text:p/>
          </table:table-cell>
          <table:table-cell table:formula="of:=IF(COUNTIF([.A1160:.D1160];[.A1160])=3;&quot;&quot;;[.A1160])" office:value-type="float" office:value="41" calcext:value-type="float">
            <text:p>41</text:p>
          </table:table-cell>
          <table:table-cell table:formula="of:=IF(COUNTIF([.B1160:.E1160];[.B1160])=3;&quot;&quot;;[.B1160])" office:value-type="float" office:value="693" calcext:value-type="float">
            <text:p>693</text:p>
          </table:table-cell>
          <table:table-cell table:formula="of:=IF(COUNTIF([.C1160:.F1160];[.C1160])=3;&quot;&quot;;[.C1160])" office:value-type="float" office:value="817" calcext:value-type="float">
            <text:p>817</text:p>
          </table:table-cell>
          <table:table-cell table:formula="of:=IF(COUNTIF([.D1160:.G1160];[.D1160])=3;&quot;&quot;;[.D1160])" office:value-type="float" office:value="340" calcext:value-type="float">
            <text:p>340</text:p>
          </table:table-cell>
          <table:table-cell table:style-name="ce5" table:formula="of:=IFERROR( IF( AND( COUNT([.E1160:.H1160])=3; MOD( AVERAGE([.E1160:.H1160]); 2)=1; MOD( AVERAGE([.I1160:.L116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office:value-type="float" office:value="530" calcext:value-type="float">
            <text:p>530</text:p>
          </table:table-cell>
          <table:table-cell office:value-type="float" office:value="966" calcext:value-type="float">
            <text:p>966</text:p>
          </table:table-cell>
          <table:table-cell office:value-type="float" office:value="998" calcext:value-type="float">
            <text:p>998</text:p>
          </table:table-cell>
          <table:table-cell table:formula="of:=IF(COUNTIF([.A1161:.D1161];[.A1161])=3;[.A1161];&quot;&quot;)">
            <text:p/>
          </table:table-cell>
          <table:table-cell table:formula="of:=IF(COUNTIF([.B1161:.E1161];[.B1161])=3;[.B1161];&quot;&quot;)">
            <text:p/>
          </table:table-cell>
          <table:table-cell table:formula="of:=IF(COUNTIF([.C1161:.F1161];[.C1161])=3;[.C1161];&quot;&quot;)">
            <text:p/>
          </table:table-cell>
          <table:table-cell table:formula="of:=IF(COUNTIF([.D1161:.G1161];[.D1161])=3;[.D1161];&quot;&quot;)">
            <text:p/>
          </table:table-cell>
          <table:table-cell table:formula="of:=IF(COUNTIF([.A1161:.D1161];[.A1161])=3;&quot;&quot;;[.A1161])" office:value-type="float" office:value="260" calcext:value-type="float">
            <text:p>260</text:p>
          </table:table-cell>
          <table:table-cell table:formula="of:=IF(COUNTIF([.B1161:.E1161];[.B1161])=3;&quot;&quot;;[.B1161])" office:value-type="float" office:value="530" calcext:value-type="float">
            <text:p>530</text:p>
          </table:table-cell>
          <table:table-cell table:formula="of:=IF(COUNTIF([.C1161:.F1161];[.C1161])=3;&quot;&quot;;[.C1161])" office:value-type="float" office:value="966" calcext:value-type="float">
            <text:p>966</text:p>
          </table:table-cell>
          <table:table-cell table:formula="of:=IF(COUNTIF([.D1161:.G1161];[.D1161])=3;&quot;&quot;;[.D1161])" office:value-type="float" office:value="998" calcext:value-type="float">
            <text:p>998</text:p>
          </table:table-cell>
          <table:table-cell table:style-name="ce5" table:formula="of:=IFERROR( IF( AND( COUNT([.E1161:.H1161])=3; MOD( AVERAGE([.E1161:.H1161]); 2)=1; MOD( AVERAGE([.I1161:.L116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32" calcext:value-type="float">
            <text:p>732</text:p>
          </table:table-cell>
          <table:table-cell office:value-type="float" office:value="746" calcext:value-type="float">
            <text:p>746</text:p>
          </table:table-cell>
          <table:table-cell office:value-type="float" office:value="488" calcext:value-type="float">
            <text:p>488</text:p>
          </table:table-cell>
          <table:table-cell office:value-type="float" office:value="245" calcext:value-type="float">
            <text:p>245</text:p>
          </table:table-cell>
          <table:table-cell table:formula="of:=IF(COUNTIF([.A1162:.D1162];[.A1162])=3;[.A1162];&quot;&quot;)">
            <text:p/>
          </table:table-cell>
          <table:table-cell table:formula="of:=IF(COUNTIF([.B1162:.E1162];[.B1162])=3;[.B1162];&quot;&quot;)">
            <text:p/>
          </table:table-cell>
          <table:table-cell table:formula="of:=IF(COUNTIF([.C1162:.F1162];[.C1162])=3;[.C1162];&quot;&quot;)">
            <text:p/>
          </table:table-cell>
          <table:table-cell table:formula="of:=IF(COUNTIF([.D1162:.G1162];[.D1162])=3;[.D1162];&quot;&quot;)">
            <text:p/>
          </table:table-cell>
          <table:table-cell table:formula="of:=IF(COUNTIF([.A1162:.D1162];[.A1162])=3;&quot;&quot;;[.A1162])" office:value-type="float" office:value="732" calcext:value-type="float">
            <text:p>732</text:p>
          </table:table-cell>
          <table:table-cell table:formula="of:=IF(COUNTIF([.B1162:.E1162];[.B1162])=3;&quot;&quot;;[.B1162])" office:value-type="float" office:value="746" calcext:value-type="float">
            <text:p>746</text:p>
          </table:table-cell>
          <table:table-cell table:formula="of:=IF(COUNTIF([.C1162:.F1162];[.C1162])=3;&quot;&quot;;[.C1162])" office:value-type="float" office:value="488" calcext:value-type="float">
            <text:p>488</text:p>
          </table:table-cell>
          <table:table-cell table:formula="of:=IF(COUNTIF([.D1162:.G1162];[.D1162])=3;&quot;&quot;;[.D1162])" office:value-type="float" office:value="245" calcext:value-type="float">
            <text:p>245</text:p>
          </table:table-cell>
          <table:table-cell table:style-name="ce5" table:formula="of:=IFERROR( IF( AND( COUNT([.E1162:.H1162])=3; MOD( AVERAGE([.E1162:.H1162]); 2)=1; MOD( AVERAGE([.I1162:.L116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6" calcext:value-type="float">
            <text:p>36</text:p>
          </table:table-cell>
          <table:table-cell office:value-type="float" office:value="595" calcext:value-type="float">
            <text:p>595</text:p>
          </table:table-cell>
          <table:table-cell office:value-type="float" office:value="539" calcext:value-type="float">
            <text:p>539</text:p>
          </table:table-cell>
          <table:table-cell table:formula="of:=IF(COUNTIF([.A1163:.D1163];[.A1163])=3;[.A1163];&quot;&quot;)">
            <text:p/>
          </table:table-cell>
          <table:table-cell table:formula="of:=IF(COUNTIF([.B1163:.E1163];[.B1163])=3;[.B1163];&quot;&quot;)">
            <text:p/>
          </table:table-cell>
          <table:table-cell table:formula="of:=IF(COUNTIF([.C1163:.F1163];[.C1163])=3;[.C1163];&quot;&quot;)">
            <text:p/>
          </table:table-cell>
          <table:table-cell table:formula="of:=IF(COUNTIF([.D1163:.G1163];[.D1163])=3;[.D1163];&quot;&quot;)">
            <text:p/>
          </table:table-cell>
          <table:table-cell table:formula="of:=IF(COUNTIF([.A1163:.D1163];[.A1163])=3;&quot;&quot;;[.A1163])" office:value-type="float" office:value="244" calcext:value-type="float">
            <text:p>244</text:p>
          </table:table-cell>
          <table:table-cell table:formula="of:=IF(COUNTIF([.B1163:.E1163];[.B1163])=3;&quot;&quot;;[.B1163])" office:value-type="float" office:value="36" calcext:value-type="float">
            <text:p>36</text:p>
          </table:table-cell>
          <table:table-cell table:formula="of:=IF(COUNTIF([.C1163:.F1163];[.C1163])=3;&quot;&quot;;[.C1163])" office:value-type="float" office:value="595" calcext:value-type="float">
            <text:p>595</text:p>
          </table:table-cell>
          <table:table-cell table:formula="of:=IF(COUNTIF([.D1163:.G1163];[.D1163])=3;&quot;&quot;;[.D1163])" office:value-type="float" office:value="539" calcext:value-type="float">
            <text:p>539</text:p>
          </table:table-cell>
          <table:table-cell table:style-name="ce5" table:formula="of:=IFERROR( IF( AND( COUNT([.E1163:.H1163])=3; MOD( AVERAGE([.E1163:.H1163]); 2)=1; MOD( AVERAGE([.I1163:.L116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office:value-type="float" office:value="595" calcext:value-type="float">
            <text:p>595</text:p>
          </table:table-cell>
          <table:table-cell office:value-type="float" office:value="452" calcext:value-type="float">
            <text:p>452</text:p>
          </table:table-cell>
          <table:table-cell office:value-type="float" office:value="143" calcext:value-type="float">
            <text:p>143</text:p>
          </table:table-cell>
          <table:table-cell table:formula="of:=IF(COUNTIF([.A1164:.D1164];[.A1164])=3;[.A1164];&quot;&quot;)">
            <text:p/>
          </table:table-cell>
          <table:table-cell table:formula="of:=IF(COUNTIF([.B1164:.E1164];[.B1164])=3;[.B1164];&quot;&quot;)">
            <text:p/>
          </table:table-cell>
          <table:table-cell table:formula="of:=IF(COUNTIF([.C1164:.F1164];[.C1164])=3;[.C1164];&quot;&quot;)">
            <text:p/>
          </table:table-cell>
          <table:table-cell table:formula="of:=IF(COUNTIF([.D1164:.G1164];[.D1164])=3;[.D1164];&quot;&quot;)">
            <text:p/>
          </table:table-cell>
          <table:table-cell table:formula="of:=IF(COUNTIF([.A1164:.D1164];[.A1164])=3;&quot;&quot;;[.A1164])" office:value-type="float" office:value="857" calcext:value-type="float">
            <text:p>857</text:p>
          </table:table-cell>
          <table:table-cell table:formula="of:=IF(COUNTIF([.B1164:.E1164];[.B1164])=3;&quot;&quot;;[.B1164])" office:value-type="float" office:value="595" calcext:value-type="float">
            <text:p>595</text:p>
          </table:table-cell>
          <table:table-cell table:formula="of:=IF(COUNTIF([.C1164:.F1164];[.C1164])=3;&quot;&quot;;[.C1164])" office:value-type="float" office:value="452" calcext:value-type="float">
            <text:p>452</text:p>
          </table:table-cell>
          <table:table-cell table:formula="of:=IF(COUNTIF([.D1164:.G1164];[.D1164])=3;&quot;&quot;;[.D1164])" office:value-type="float" office:value="143" calcext:value-type="float">
            <text:p>143</text:p>
          </table:table-cell>
          <table:table-cell table:style-name="ce5" table:formula="of:=IFERROR( IF( AND( COUNT([.E1164:.H1164])=3; MOD( AVERAGE([.E1164:.H1164]); 2)=1; MOD( AVERAGE([.I1164:.L116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office:value-type="float" office:value="659" calcext:value-type="float">
            <text:p>659</text:p>
          </table:table-cell>
          <table:table-cell office:value-type="float" office:value="488" calcext:value-type="float">
            <text:p>488</text:p>
          </table:table-cell>
          <table:table-cell office:value-type="float" office:value="839" calcext:value-type="float">
            <text:p>839</text:p>
          </table:table-cell>
          <table:table-cell table:formula="of:=IF(COUNTIF([.A1165:.D1165];[.A1165])=3;[.A1165];&quot;&quot;)">
            <text:p/>
          </table:table-cell>
          <table:table-cell table:formula="of:=IF(COUNTIF([.B1165:.E1165];[.B1165])=3;[.B1165];&quot;&quot;)">
            <text:p/>
          </table:table-cell>
          <table:table-cell table:formula="of:=IF(COUNTIF([.C1165:.F1165];[.C1165])=3;[.C1165];&quot;&quot;)">
            <text:p/>
          </table:table-cell>
          <table:table-cell table:formula="of:=IF(COUNTIF([.D1165:.G1165];[.D1165])=3;[.D1165];&quot;&quot;)">
            <text:p/>
          </table:table-cell>
          <table:table-cell table:formula="of:=IF(COUNTIF([.A1165:.D1165];[.A1165])=3;&quot;&quot;;[.A1165])" office:value-type="float" office:value="299" calcext:value-type="float">
            <text:p>299</text:p>
          </table:table-cell>
          <table:table-cell table:formula="of:=IF(COUNTIF([.B1165:.E1165];[.B1165])=3;&quot;&quot;;[.B1165])" office:value-type="float" office:value="659" calcext:value-type="float">
            <text:p>659</text:p>
          </table:table-cell>
          <table:table-cell table:formula="of:=IF(COUNTIF([.C1165:.F1165];[.C1165])=3;&quot;&quot;;[.C1165])" office:value-type="float" office:value="488" calcext:value-type="float">
            <text:p>488</text:p>
          </table:table-cell>
          <table:table-cell table:formula="of:=IF(COUNTIF([.D1165:.G1165];[.D1165])=3;&quot;&quot;;[.D1165])" office:value-type="float" office:value="839" calcext:value-type="float">
            <text:p>839</text:p>
          </table:table-cell>
          <table:table-cell table:style-name="ce5" table:formula="of:=IFERROR( IF( AND( COUNT([.E1165:.H1165])=3; MOD( AVERAGE([.E1165:.H1165]); 2)=1; MOD( AVERAGE([.I1165:.L116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office:value-type="float" office:value="642" calcext:value-type="float">
            <text:p>642</text:p>
          </table:table-cell>
          <table:table-cell office:value-type="float" office:value="240" calcext:value-type="float">
            <text:p>240</text:p>
          </table:table-cell>
          <table:table-cell office:value-type="float" office:value="642" calcext:value-type="float">
            <text:p>642</text:p>
          </table:table-cell>
          <table:table-cell table:formula="of:=IF(COUNTIF([.A1166:.D1166];[.A1166])=3;[.A1166];&quot;&quot;)">
            <text:p/>
          </table:table-cell>
          <table:table-cell table:formula="of:=IF(COUNTIF([.B1166:.E1166];[.B1166])=3;[.B1166];&quot;&quot;)">
            <text:p/>
          </table:table-cell>
          <table:table-cell table:formula="of:=IF(COUNTIF([.C1166:.F1166];[.C1166])=3;[.C1166];&quot;&quot;)">
            <text:p/>
          </table:table-cell>
          <table:table-cell table:formula="of:=IF(COUNTIF([.D1166:.G1166];[.D1166])=3;[.D1166];&quot;&quot;)">
            <text:p/>
          </table:table-cell>
          <table:table-cell table:formula="of:=IF(COUNTIF([.A1166:.D1166];[.A1166])=3;&quot;&quot;;[.A1166])" office:value-type="float" office:value="229" calcext:value-type="float">
            <text:p>229</text:p>
          </table:table-cell>
          <table:table-cell table:formula="of:=IF(COUNTIF([.B1166:.E1166];[.B1166])=3;&quot;&quot;;[.B1166])" office:value-type="float" office:value="642" calcext:value-type="float">
            <text:p>642</text:p>
          </table:table-cell>
          <table:table-cell table:formula="of:=IF(COUNTIF([.C1166:.F1166];[.C1166])=3;&quot;&quot;;[.C1166])" office:value-type="float" office:value="240" calcext:value-type="float">
            <text:p>240</text:p>
          </table:table-cell>
          <table:table-cell table:formula="of:=IF(COUNTIF([.D1166:.G1166];[.D1166])=3;&quot;&quot;;[.D1166])" office:value-type="float" office:value="642" calcext:value-type="float">
            <text:p>642</text:p>
          </table:table-cell>
          <table:table-cell table:style-name="ce5" table:formula="of:=IFERROR( IF( AND( COUNT([.E1166:.H1166])=3; MOD( AVERAGE([.E1166:.H1166]); 2)=1; MOD( AVERAGE([.I1166:.L116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office:value-type="float" office:value="232" calcext:value-type="float">
            <text:p>232</text:p>
          </table:table-cell>
          <table:table-cell office:value-type="float" office:value="653" calcext:value-type="float">
            <text:p>653</text:p>
          </table:table-cell>
          <table:table-cell office:value-type="float" office:value="273" calcext:value-type="float">
            <text:p>273</text:p>
          </table:table-cell>
          <table:table-cell table:formula="of:=IF(COUNTIF([.A1167:.D1167];[.A1167])=3;[.A1167];&quot;&quot;)">
            <text:p/>
          </table:table-cell>
          <table:table-cell table:formula="of:=IF(COUNTIF([.B1167:.E1167];[.B1167])=3;[.B1167];&quot;&quot;)">
            <text:p/>
          </table:table-cell>
          <table:table-cell table:formula="of:=IF(COUNTIF([.C1167:.F1167];[.C1167])=3;[.C1167];&quot;&quot;)">
            <text:p/>
          </table:table-cell>
          <table:table-cell table:formula="of:=IF(COUNTIF([.D1167:.G1167];[.D1167])=3;[.D1167];&quot;&quot;)">
            <text:p/>
          </table:table-cell>
          <table:table-cell table:formula="of:=IF(COUNTIF([.A1167:.D1167];[.A1167])=3;&quot;&quot;;[.A1167])" office:value-type="float" office:value="277" calcext:value-type="float">
            <text:p>277</text:p>
          </table:table-cell>
          <table:table-cell table:formula="of:=IF(COUNTIF([.B1167:.E1167];[.B1167])=3;&quot;&quot;;[.B1167])" office:value-type="float" office:value="232" calcext:value-type="float">
            <text:p>232</text:p>
          </table:table-cell>
          <table:table-cell table:formula="of:=IF(COUNTIF([.C1167:.F1167];[.C1167])=3;&quot;&quot;;[.C1167])" office:value-type="float" office:value="653" calcext:value-type="float">
            <text:p>653</text:p>
          </table:table-cell>
          <table:table-cell table:formula="of:=IF(COUNTIF([.D1167:.G1167];[.D1167])=3;&quot;&quot;;[.D1167])" office:value-type="float" office:value="273" calcext:value-type="float">
            <text:p>273</text:p>
          </table:table-cell>
          <table:table-cell table:style-name="ce5" table:formula="of:=IFERROR( IF( AND( COUNT([.E1167:.H1167])=3; MOD( AVERAGE([.E1167:.H1167]); 2)=1; MOD( AVERAGE([.I1167:.L116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office:value-type="float" office:value="773" calcext:value-type="float">
            <text:p>773</text:p>
          </table:table-cell>
          <table:table-cell office:value-type="float" office:value="465" calcext:value-type="float">
            <text:p>465</text:p>
          </table:table-cell>
          <table:table-cell office:value-type="float" office:value="386" calcext:value-type="float">
            <text:p>386</text:p>
          </table:table-cell>
          <table:table-cell table:formula="of:=IF(COUNTIF([.A1168:.D1168];[.A1168])=3;[.A1168];&quot;&quot;)">
            <text:p/>
          </table:table-cell>
          <table:table-cell table:formula="of:=IF(COUNTIF([.B1168:.E1168];[.B1168])=3;[.B1168];&quot;&quot;)">
            <text:p/>
          </table:table-cell>
          <table:table-cell table:formula="of:=IF(COUNTIF([.C1168:.F1168];[.C1168])=3;[.C1168];&quot;&quot;)">
            <text:p/>
          </table:table-cell>
          <table:table-cell table:formula="of:=IF(COUNTIF([.D1168:.G1168];[.D1168])=3;[.D1168];&quot;&quot;)">
            <text:p/>
          </table:table-cell>
          <table:table-cell table:formula="of:=IF(COUNTIF([.A1168:.D1168];[.A1168])=3;&quot;&quot;;[.A1168])" office:value-type="float" office:value="862" calcext:value-type="float">
            <text:p>862</text:p>
          </table:table-cell>
          <table:table-cell table:formula="of:=IF(COUNTIF([.B1168:.E1168];[.B1168])=3;&quot;&quot;;[.B1168])" office:value-type="float" office:value="773" calcext:value-type="float">
            <text:p>773</text:p>
          </table:table-cell>
          <table:table-cell table:formula="of:=IF(COUNTIF([.C1168:.F1168];[.C1168])=3;&quot;&quot;;[.C1168])" office:value-type="float" office:value="465" calcext:value-type="float">
            <text:p>465</text:p>
          </table:table-cell>
          <table:table-cell table:formula="of:=IF(COUNTIF([.D1168:.G1168];[.D1168])=3;&quot;&quot;;[.D1168])" office:value-type="float" office:value="386" calcext:value-type="float">
            <text:p>386</text:p>
          </table:table-cell>
          <table:table-cell table:style-name="ce5" table:formula="of:=IFERROR( IF( AND( COUNT([.E1168:.H1168])=3; MOD( AVERAGE([.E1168:.H1168]); 2)=1; MOD( AVERAGE([.I1168:.L116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office:value-type="float" office:value="678" calcext:value-type="float">
            <text:p>678</text:p>
          </table:table-cell>
          <table:table-cell office:value-type="float" office:value="168" calcext:value-type="float">
            <text:p>168</text:p>
          </table:table-cell>
          <table:table-cell office:value-type="float" office:value="591" calcext:value-type="float">
            <text:p>591</text:p>
          </table:table-cell>
          <table:table-cell table:formula="of:=IF(COUNTIF([.A1169:.D1169];[.A1169])=3;[.A1169];&quot;&quot;)">
            <text:p/>
          </table:table-cell>
          <table:table-cell table:formula="of:=IF(COUNTIF([.B1169:.E1169];[.B1169])=3;[.B1169];&quot;&quot;)">
            <text:p/>
          </table:table-cell>
          <table:table-cell table:formula="of:=IF(COUNTIF([.C1169:.F1169];[.C1169])=3;[.C1169];&quot;&quot;)">
            <text:p/>
          </table:table-cell>
          <table:table-cell table:formula="of:=IF(COUNTIF([.D1169:.G1169];[.D1169])=3;[.D1169];&quot;&quot;)">
            <text:p/>
          </table:table-cell>
          <table:table-cell table:formula="of:=IF(COUNTIF([.A1169:.D1169];[.A1169])=3;&quot;&quot;;[.A1169])" office:value-type="float" office:value="636" calcext:value-type="float">
            <text:p>636</text:p>
          </table:table-cell>
          <table:table-cell table:formula="of:=IF(COUNTIF([.B1169:.E1169];[.B1169])=3;&quot;&quot;;[.B1169])" office:value-type="float" office:value="678" calcext:value-type="float">
            <text:p>678</text:p>
          </table:table-cell>
          <table:table-cell table:formula="of:=IF(COUNTIF([.C1169:.F1169];[.C1169])=3;&quot;&quot;;[.C1169])" office:value-type="float" office:value="168" calcext:value-type="float">
            <text:p>168</text:p>
          </table:table-cell>
          <table:table-cell table:formula="of:=IF(COUNTIF([.D1169:.G1169];[.D1169])=3;&quot;&quot;;[.D1169])" office:value-type="float" office:value="591" calcext:value-type="float">
            <text:p>591</text:p>
          </table:table-cell>
          <table:table-cell table:style-name="ce5" table:formula="of:=IFERROR( IF( AND( COUNT([.E1169:.H1169])=3; MOD( AVERAGE([.E1169:.H1169]); 2)=1; MOD( AVERAGE([.I1169:.L116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96" calcext:value-type="float">
            <text:p>96</text:p>
          </table:table-cell>
          <table:table-cell office:value-type="float" office:value="638" calcext:value-type="float">
            <text:p>638</text:p>
          </table:table-cell>
          <table:table-cell office:value-type="float" office:value="344" calcext:value-type="float">
            <text:p>344</text:p>
          </table:table-cell>
          <table:table-cell table:formula="of:=IF(COUNTIF([.A1170:.D1170];[.A1170])=3;[.A1170];&quot;&quot;)">
            <text:p/>
          </table:table-cell>
          <table:table-cell table:formula="of:=IF(COUNTIF([.B1170:.E1170];[.B1170])=3;[.B1170];&quot;&quot;)">
            <text:p/>
          </table:table-cell>
          <table:table-cell table:formula="of:=IF(COUNTIF([.C1170:.F1170];[.C1170])=3;[.C1170];&quot;&quot;)">
            <text:p/>
          </table:table-cell>
          <table:table-cell table:formula="of:=IF(COUNTIF([.D1170:.G1170];[.D1170])=3;[.D1170];&quot;&quot;)">
            <text:p/>
          </table:table-cell>
          <table:table-cell table:formula="of:=IF(COUNTIF([.A1170:.D1170];[.A1170])=3;&quot;&quot;;[.A1170])" office:value-type="float" office:value="734" calcext:value-type="float">
            <text:p>734</text:p>
          </table:table-cell>
          <table:table-cell table:formula="of:=IF(COUNTIF([.B1170:.E1170];[.B1170])=3;&quot;&quot;;[.B1170])" office:value-type="float" office:value="96" calcext:value-type="float">
            <text:p>96</text:p>
          </table:table-cell>
          <table:table-cell table:formula="of:=IF(COUNTIF([.C1170:.F1170];[.C1170])=3;&quot;&quot;;[.C1170])" office:value-type="float" office:value="638" calcext:value-type="float">
            <text:p>638</text:p>
          </table:table-cell>
          <table:table-cell table:formula="of:=IF(COUNTIF([.D1170:.G1170];[.D1170])=3;&quot;&quot;;[.D1170])" office:value-type="float" office:value="344" calcext:value-type="float">
            <text:p>344</text:p>
          </table:table-cell>
          <table:table-cell table:style-name="ce5" table:formula="of:=IFERROR( IF( AND( COUNT([.E1170:.H1170])=3; MOD( AVERAGE([.E1170:.H1170]); 2)=1; MOD( AVERAGE([.I1170:.L117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785" calcext:value-type="float">
            <text:p>785</text:p>
          </table:table-cell>
          <table:table-cell table:formula="of:=IF(COUNTIF([.A1171:.D1171];[.A1171])=3;[.A1171];&quot;&quot;)">
            <text:p/>
          </table:table-cell>
          <table:table-cell table:formula="of:=IF(COUNTIF([.B1171:.E1171];[.B1171])=3;[.B1171];&quot;&quot;)">
            <text:p/>
          </table:table-cell>
          <table:table-cell table:formula="of:=IF(COUNTIF([.C1171:.F1171];[.C1171])=3;[.C1171];&quot;&quot;)">
            <text:p/>
          </table:table-cell>
          <table:table-cell table:formula="of:=IF(COUNTIF([.D1171:.G1171];[.D1171])=3;[.D1171];&quot;&quot;)">
            <text:p/>
          </table:table-cell>
          <table:table-cell table:formula="of:=IF(COUNTIF([.A1171:.D1171];[.A1171])=3;&quot;&quot;;[.A1171])" office:value-type="float" office:value="785" calcext:value-type="float">
            <text:p>785</text:p>
          </table:table-cell>
          <table:table-cell table:formula="of:=IF(COUNTIF([.B1171:.E1171];[.B1171])=3;&quot;&quot;;[.B1171])" office:value-type="float" office:value="96" calcext:value-type="float">
            <text:p>96</text:p>
          </table:table-cell>
          <table:table-cell table:formula="of:=IF(COUNTIF([.C1171:.F1171];[.C1171])=3;&quot;&quot;;[.C1171])" office:value-type="float" office:value="96" calcext:value-type="float">
            <text:p>96</text:p>
          </table:table-cell>
          <table:table-cell table:formula="of:=IF(COUNTIF([.D1171:.G1171];[.D1171])=3;&quot;&quot;;[.D1171])" office:value-type="float" office:value="785" calcext:value-type="float">
            <text:p>785</text:p>
          </table:table-cell>
          <table:table-cell table:style-name="ce5" table:formula="of:=IFERROR( IF( AND( COUNT([.E1171:.H1171])=3; MOD( AVERAGE([.E1171:.H1171]); 2)=1; MOD( AVERAGE([.I1171:.L117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office:value-type="float" office:value="548" calcext:value-type="float">
            <text:p>548</text:p>
          </table:table-cell>
          <table:table-cell table:number-columns-repeated="2" office:value-type="float" office:value="591" calcext:value-type="float">
            <text:p>591</text:p>
          </table:table-cell>
          <table:table-cell table:formula="of:=IF(COUNTIF([.A1172:.D1172];[.A1172])=3;[.A1172];&quot;&quot;)">
            <text:p/>
          </table:table-cell>
          <table:table-cell table:formula="of:=IF(COUNTIF([.B1172:.E1172];[.B1172])=3;[.B1172];&quot;&quot;)">
            <text:p/>
          </table:table-cell>
          <table:table-cell table:formula="of:=IF(COUNTIF([.C1172:.F1172];[.C1172])=3;[.C1172];&quot;&quot;)">
            <text:p/>
          </table:table-cell>
          <table:table-cell table:formula="of:=IF(COUNTIF([.D1172:.G1172];[.D1172])=3;[.D1172];&quot;&quot;)">
            <text:p/>
          </table:table-cell>
          <table:table-cell table:formula="of:=IF(COUNTIF([.A1172:.D1172];[.A1172])=3;&quot;&quot;;[.A1172])" office:value-type="float" office:value="569" calcext:value-type="float">
            <text:p>569</text:p>
          </table:table-cell>
          <table:table-cell table:formula="of:=IF(COUNTIF([.B1172:.E1172];[.B1172])=3;&quot;&quot;;[.B1172])" office:value-type="float" office:value="548" calcext:value-type="float">
            <text:p>548</text:p>
          </table:table-cell>
          <table:table-cell table:formula="of:=IF(COUNTIF([.C1172:.F1172];[.C1172])=3;&quot;&quot;;[.C1172])" office:value-type="float" office:value="591" calcext:value-type="float">
            <text:p>591</text:p>
          </table:table-cell>
          <table:table-cell table:formula="of:=IF(COUNTIF([.D1172:.G1172];[.D1172])=3;&quot;&quot;;[.D1172])" office:value-type="float" office:value="591" calcext:value-type="float">
            <text:p>591</text:p>
          </table:table-cell>
          <table:table-cell table:style-name="ce5" table:formula="of:=IFERROR( IF( AND( COUNT([.E1172:.H1172])=3; MOD( AVERAGE([.E1172:.H1172]); 2)=1; MOD( AVERAGE([.I1172:.L117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office:value-type="float" office:value="500" calcext:value-type="float">
            <text:p>500</text:p>
          </table:table-cell>
          <table:table-cell office:value-type="float" office:value="512" calcext:value-type="float">
            <text:p>512</text:p>
          </table:table-cell>
          <table:table-cell office:value-type="float" office:value="455" calcext:value-type="float">
            <text:p>455</text:p>
          </table:table-cell>
          <table:table-cell table:formula="of:=IF(COUNTIF([.A1173:.D1173];[.A1173])=3;[.A1173];&quot;&quot;)">
            <text:p/>
          </table:table-cell>
          <table:table-cell table:formula="of:=IF(COUNTIF([.B1173:.E1173];[.B1173])=3;[.B1173];&quot;&quot;)">
            <text:p/>
          </table:table-cell>
          <table:table-cell table:formula="of:=IF(COUNTIF([.C1173:.F1173];[.C1173])=3;[.C1173];&quot;&quot;)">
            <text:p/>
          </table:table-cell>
          <table:table-cell table:formula="of:=IF(COUNTIF([.D1173:.G1173];[.D1173])=3;[.D1173];&quot;&quot;)">
            <text:p/>
          </table:table-cell>
          <table:table-cell table:formula="of:=IF(COUNTIF([.A1173:.D1173];[.A1173])=3;&quot;&quot;;[.A1173])" office:value-type="float" office:value="882" calcext:value-type="float">
            <text:p>882</text:p>
          </table:table-cell>
          <table:table-cell table:formula="of:=IF(COUNTIF([.B1173:.E1173];[.B1173])=3;&quot;&quot;;[.B1173])" office:value-type="float" office:value="500" calcext:value-type="float">
            <text:p>500</text:p>
          </table:table-cell>
          <table:table-cell table:formula="of:=IF(COUNTIF([.C1173:.F1173];[.C1173])=3;&quot;&quot;;[.C1173])" office:value-type="float" office:value="512" calcext:value-type="float">
            <text:p>512</text:p>
          </table:table-cell>
          <table:table-cell table:formula="of:=IF(COUNTIF([.D1173:.G1173];[.D1173])=3;&quot;&quot;;[.D1173])" office:value-type="float" office:value="455" calcext:value-type="float">
            <text:p>455</text:p>
          </table:table-cell>
          <table:table-cell table:style-name="ce5" table:formula="of:=IFERROR( IF( AND( COUNT([.E1173:.H1173])=3; MOD( AVERAGE([.E1173:.H1173]); 2)=1; MOD( AVERAGE([.I1173:.L117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office:value-type="float" office:value="139" calcext:value-type="float">
            <text:p>139</text:p>
          </table:table-cell>
          <table:table-cell office:value-type="float" office:value="348" calcext:value-type="float">
            <text:p>348</text:p>
          </table:table-cell>
          <table:table-cell office:value-type="float" office:value="526" calcext:value-type="float">
            <text:p>526</text:p>
          </table:table-cell>
          <table:table-cell table:formula="of:=IF(COUNTIF([.A1174:.D1174];[.A1174])=3;[.A1174];&quot;&quot;)">
            <text:p/>
          </table:table-cell>
          <table:table-cell table:formula="of:=IF(COUNTIF([.B1174:.E1174];[.B1174])=3;[.B1174];&quot;&quot;)">
            <text:p/>
          </table:table-cell>
          <table:table-cell table:formula="of:=IF(COUNTIF([.C1174:.F1174];[.C1174])=3;[.C1174];&quot;&quot;)">
            <text:p/>
          </table:table-cell>
          <table:table-cell table:formula="of:=IF(COUNTIF([.D1174:.G1174];[.D1174])=3;[.D1174];&quot;&quot;)">
            <text:p/>
          </table:table-cell>
          <table:table-cell table:formula="of:=IF(COUNTIF([.A1174:.D1174];[.A1174])=3;&quot;&quot;;[.A1174])" office:value-type="float" office:value="348" calcext:value-type="float">
            <text:p>348</text:p>
          </table:table-cell>
          <table:table-cell table:formula="of:=IF(COUNTIF([.B1174:.E1174];[.B1174])=3;&quot;&quot;;[.B1174])" office:value-type="float" office:value="139" calcext:value-type="float">
            <text:p>139</text:p>
          </table:table-cell>
          <table:table-cell table:formula="of:=IF(COUNTIF([.C1174:.F1174];[.C1174])=3;&quot;&quot;;[.C1174])" office:value-type="float" office:value="348" calcext:value-type="float">
            <text:p>348</text:p>
          </table:table-cell>
          <table:table-cell table:formula="of:=IF(COUNTIF([.D1174:.G1174];[.D1174])=3;&quot;&quot;;[.D1174])" office:value-type="float" office:value="526" calcext:value-type="float">
            <text:p>526</text:p>
          </table:table-cell>
          <table:table-cell table:style-name="ce5" table:formula="of:=IFERROR( IF( AND( COUNT([.E1174:.H1174])=3; MOD( AVERAGE([.E1174:.H1174]); 2)=1; MOD( AVERAGE([.I1174:.L117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office:value-type="float" office:value="975" calcext:value-type="float">
            <text:p>975</text:p>
          </table:table-cell>
          <table:table-cell office:value-type="float" office:value="669" calcext:value-type="float">
            <text:p>669</text:p>
          </table:table-cell>
          <table:table-cell office:value-type="float" office:value="172" calcext:value-type="float">
            <text:p>172</text:p>
          </table:table-cell>
          <table:table-cell table:formula="of:=IF(COUNTIF([.A1175:.D1175];[.A1175])=3;[.A1175];&quot;&quot;)">
            <text:p/>
          </table:table-cell>
          <table:table-cell table:formula="of:=IF(COUNTIF([.B1175:.E1175];[.B1175])=3;[.B1175];&quot;&quot;)">
            <text:p/>
          </table:table-cell>
          <table:table-cell table:formula="of:=IF(COUNTIF([.C1175:.F1175];[.C1175])=3;[.C1175];&quot;&quot;)">
            <text:p/>
          </table:table-cell>
          <table:table-cell table:formula="of:=IF(COUNTIF([.D1175:.G1175];[.D1175])=3;[.D1175];&quot;&quot;)">
            <text:p/>
          </table:table-cell>
          <table:table-cell table:formula="of:=IF(COUNTIF([.A1175:.D1175];[.A1175])=3;&quot;&quot;;[.A1175])" office:value-type="float" office:value="669" calcext:value-type="float">
            <text:p>669</text:p>
          </table:table-cell>
          <table:table-cell table:formula="of:=IF(COUNTIF([.B1175:.E1175];[.B1175])=3;&quot;&quot;;[.B1175])" office:value-type="float" office:value="975" calcext:value-type="float">
            <text:p>975</text:p>
          </table:table-cell>
          <table:table-cell table:formula="of:=IF(COUNTIF([.C1175:.F1175];[.C1175])=3;&quot;&quot;;[.C1175])" office:value-type="float" office:value="669" calcext:value-type="float">
            <text:p>669</text:p>
          </table:table-cell>
          <table:table-cell table:formula="of:=IF(COUNTIF([.D1175:.G1175];[.D1175])=3;&quot;&quot;;[.D1175])" office:value-type="float" office:value="172" calcext:value-type="float">
            <text:p>172</text:p>
          </table:table-cell>
          <table:table-cell table:style-name="ce5" table:formula="of:=IFERROR( IF( AND( COUNT([.E1175:.H1175])=3; MOD( AVERAGE([.E1175:.H1175]); 2)=1; MOD( AVERAGE([.I1175:.L117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67" calcext:value-type="float">
            <text:p>767</text:p>
          </table:table-cell>
          <table:table-cell office:value-type="float" office:value="30" calcext:value-type="float">
            <text:p>30</text:p>
          </table:table-cell>
          <table:table-cell office:value-type="float" office:value="677" calcext:value-type="float">
            <text:p>677</text:p>
          </table:table-cell>
          <table:table-cell table:formula="of:=IF(COUNTIF([.A1176:.D1176];[.A1176])=3;[.A1176];&quot;&quot;)">
            <text:p/>
          </table:table-cell>
          <table:table-cell table:formula="of:=IF(COUNTIF([.B1176:.E1176];[.B1176])=3;[.B1176];&quot;&quot;)">
            <text:p/>
          </table:table-cell>
          <table:table-cell table:formula="of:=IF(COUNTIF([.C1176:.F1176];[.C1176])=3;[.C1176];&quot;&quot;)">
            <text:p/>
          </table:table-cell>
          <table:table-cell table:formula="of:=IF(COUNTIF([.D1176:.G1176];[.D1176])=3;[.D1176];&quot;&quot;)">
            <text:p/>
          </table:table-cell>
          <table:table-cell table:formula="of:=IF(COUNTIF([.A1176:.D1176];[.A1176])=3;&quot;&quot;;[.A1176])" office:value-type="float" office:value="23" calcext:value-type="float">
            <text:p>23</text:p>
          </table:table-cell>
          <table:table-cell table:formula="of:=IF(COUNTIF([.B1176:.E1176];[.B1176])=3;&quot;&quot;;[.B1176])" office:value-type="float" office:value="767" calcext:value-type="float">
            <text:p>767</text:p>
          </table:table-cell>
          <table:table-cell table:formula="of:=IF(COUNTIF([.C1176:.F1176];[.C1176])=3;&quot;&quot;;[.C1176])" office:value-type="float" office:value="30" calcext:value-type="float">
            <text:p>30</text:p>
          </table:table-cell>
          <table:table-cell table:formula="of:=IF(COUNTIF([.D1176:.G1176];[.D1176])=3;&quot;&quot;;[.D1176])" office:value-type="float" office:value="677" calcext:value-type="float">
            <text:p>677</text:p>
          </table:table-cell>
          <table:table-cell table:style-name="ce5" table:formula="of:=IFERROR( IF( AND( COUNT([.E1176:.H1176])=3; MOD( AVERAGE([.E1176:.H1176]); 2)=1; MOD( AVERAGE([.I1176:.L117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office:value-type="float" office:value="510" calcext:value-type="float">
            <text:p>510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 table:formula="of:=IF(COUNTIF([.A1177:.D1177];[.A1177])=3;[.A1177];&quot;&quot;)">
            <text:p/>
          </table:table-cell>
          <table:table-cell table:formula="of:=IF(COUNTIF([.B1177:.E1177];[.B1177])=3;[.B1177];&quot;&quot;)">
            <text:p/>
          </table:table-cell>
          <table:table-cell table:formula="of:=IF(COUNTIF([.C1177:.F1177];[.C1177])=3;[.C1177];&quot;&quot;)">
            <text:p/>
          </table:table-cell>
          <table:table-cell table:formula="of:=IF(COUNTIF([.D1177:.G1177];[.D1177])=3;[.D1177];&quot;&quot;)">
            <text:p/>
          </table:table-cell>
          <table:table-cell table:formula="of:=IF(COUNTIF([.A1177:.D1177];[.A1177])=3;&quot;&quot;;[.A1177])" office:value-type="float" office:value="205" calcext:value-type="float">
            <text:p>205</text:p>
          </table:table-cell>
          <table:table-cell table:formula="of:=IF(COUNTIF([.B1177:.E1177];[.B1177])=3;&quot;&quot;;[.B1177])" office:value-type="float" office:value="510" calcext:value-type="float">
            <text:p>510</text:p>
          </table:table-cell>
          <table:table-cell table:formula="of:=IF(COUNTIF([.C1177:.F1177];[.C1177])=3;&quot;&quot;;[.C1177])" office:value-type="float" office:value="227" calcext:value-type="float">
            <text:p>227</text:p>
          </table:table-cell>
          <table:table-cell table:formula="of:=IF(COUNTIF([.D1177:.G1177];[.D1177])=3;&quot;&quot;;[.D1177])" office:value-type="float" office:value="114" calcext:value-type="float">
            <text:p>114</text:p>
          </table:table-cell>
          <table:table-cell table:style-name="ce5" table:formula="of:=IFERROR( IF( AND( COUNT([.E1177:.H1177])=3; MOD( AVERAGE([.E1177:.H1177]); 2)=1; MOD( AVERAGE([.I1177:.L117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office:value-type="float" office:value="815" calcext:value-type="float">
            <text:p>815</text:p>
          </table:table-cell>
          <table:table-cell office:value-type="float" office:value="533" calcext:value-type="float">
            <text:p>533</text:p>
          </table:table-cell>
          <table:table-cell office:value-type="float" office:value="920" calcext:value-type="float">
            <text:p>920</text:p>
          </table:table-cell>
          <table:table-cell table:formula="of:=IF(COUNTIF([.A1178:.D1178];[.A1178])=3;[.A1178];&quot;&quot;)">
            <text:p/>
          </table:table-cell>
          <table:table-cell table:formula="of:=IF(COUNTIF([.B1178:.E1178];[.B1178])=3;[.B1178];&quot;&quot;)">
            <text:p/>
          </table:table-cell>
          <table:table-cell table:formula="of:=IF(COUNTIF([.C1178:.F1178];[.C1178])=3;[.C1178];&quot;&quot;)">
            <text:p/>
          </table:table-cell>
          <table:table-cell table:formula="of:=IF(COUNTIF([.D1178:.G1178];[.D1178])=3;[.D1178];&quot;&quot;)">
            <text:p/>
          </table:table-cell>
          <table:table-cell table:formula="of:=IF(COUNTIF([.A1178:.D1178];[.A1178])=3;&quot;&quot;;[.A1178])" office:value-type="float" office:value="817" calcext:value-type="float">
            <text:p>817</text:p>
          </table:table-cell>
          <table:table-cell table:formula="of:=IF(COUNTIF([.B1178:.E1178];[.B1178])=3;&quot;&quot;;[.B1178])" office:value-type="float" office:value="815" calcext:value-type="float">
            <text:p>815</text:p>
          </table:table-cell>
          <table:table-cell table:formula="of:=IF(COUNTIF([.C1178:.F1178];[.C1178])=3;&quot;&quot;;[.C1178])" office:value-type="float" office:value="533" calcext:value-type="float">
            <text:p>533</text:p>
          </table:table-cell>
          <table:table-cell table:formula="of:=IF(COUNTIF([.D1178:.G1178];[.D1178])=3;&quot;&quot;;[.D1178])" office:value-type="float" office:value="920" calcext:value-type="float">
            <text:p>920</text:p>
          </table:table-cell>
          <table:table-cell table:style-name="ce5" table:formula="of:=IFERROR( IF( AND( COUNT([.E1178:.H1178])=3; MOD( AVERAGE([.E1178:.H1178]); 2)=1; MOD( AVERAGE([.I1178:.L117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office:value-type="float" office:value="416" calcext:value-type="float">
            <text:p>416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table:formula="of:=IF(COUNTIF([.A1179:.D1179];[.A1179])=3;[.A1179];&quot;&quot;)">
            <text:p/>
          </table:table-cell>
          <table:table-cell table:formula="of:=IF(COUNTIF([.B1179:.E1179];[.B1179])=3;[.B1179];&quot;&quot;)">
            <text:p/>
          </table:table-cell>
          <table:table-cell table:formula="of:=IF(COUNTIF([.C1179:.F1179];[.C1179])=3;[.C1179];&quot;&quot;)">
            <text:p/>
          </table:table-cell>
          <table:table-cell table:formula="of:=IF(COUNTIF([.D1179:.G1179];[.D1179])=3;[.D1179];&quot;&quot;)">
            <text:p/>
          </table:table-cell>
          <table:table-cell table:formula="of:=IF(COUNTIF([.A1179:.D1179];[.A1179])=3;&quot;&quot;;[.A1179])" office:value-type="float" office:value="340" calcext:value-type="float">
            <text:p>340</text:p>
          </table:table-cell>
          <table:table-cell table:formula="of:=IF(COUNTIF([.B1179:.E1179];[.B1179])=3;&quot;&quot;;[.B1179])" office:value-type="float" office:value="416" calcext:value-type="float">
            <text:p>416</text:p>
          </table:table-cell>
          <table:table-cell table:formula="of:=IF(COUNTIF([.C1179:.F1179];[.C1179])=3;&quot;&quot;;[.C1179])" office:value-type="float" office:value="812" calcext:value-type="float">
            <text:p>812</text:p>
          </table:table-cell>
          <table:table-cell table:formula="of:=IF(COUNTIF([.D1179:.G1179];[.D1179])=3;&quot;&quot;;[.D1179])" office:value-type="float" office:value="440" calcext:value-type="float">
            <text:p>440</text:p>
          </table:table-cell>
          <table:table-cell table:style-name="ce5" table:formula="of:=IFERROR( IF( AND( COUNT([.E1179:.H1179])=3; MOD( AVERAGE([.E1179:.H1179]); 2)=1; MOD( AVERAGE([.I1179:.L117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office:value-type="float" office:value="437" calcext:value-type="float">
            <text:p>437</text:p>
          </table:table-cell>
          <table:table-cell office:value-type="float" office:value="522" calcext:value-type="float">
            <text:p>522</text:p>
          </table:table-cell>
          <table:table-cell office:value-type="float" office:value="714" calcext:value-type="float">
            <text:p>714</text:p>
          </table:table-cell>
          <table:table-cell table:formula="of:=IF(COUNTIF([.A1180:.D1180];[.A1180])=3;[.A1180];&quot;&quot;)">
            <text:p/>
          </table:table-cell>
          <table:table-cell table:formula="of:=IF(COUNTIF([.B1180:.E1180];[.B1180])=3;[.B1180];&quot;&quot;)">
            <text:p/>
          </table:table-cell>
          <table:table-cell table:formula="of:=IF(COUNTIF([.C1180:.F1180];[.C1180])=3;[.C1180];&quot;&quot;)">
            <text:p/>
          </table:table-cell>
          <table:table-cell table:formula="of:=IF(COUNTIF([.D1180:.G1180];[.D1180])=3;[.D1180];&quot;&quot;)">
            <text:p/>
          </table:table-cell>
          <table:table-cell table:formula="of:=IF(COUNTIF([.A1180:.D1180];[.A1180])=3;&quot;&quot;;[.A1180])" office:value-type="float" office:value="497" calcext:value-type="float">
            <text:p>497</text:p>
          </table:table-cell>
          <table:table-cell table:formula="of:=IF(COUNTIF([.B1180:.E1180];[.B1180])=3;&quot;&quot;;[.B1180])" office:value-type="float" office:value="437" calcext:value-type="float">
            <text:p>437</text:p>
          </table:table-cell>
          <table:table-cell table:formula="of:=IF(COUNTIF([.C1180:.F1180];[.C1180])=3;&quot;&quot;;[.C1180])" office:value-type="float" office:value="522" calcext:value-type="float">
            <text:p>522</text:p>
          </table:table-cell>
          <table:table-cell table:formula="of:=IF(COUNTIF([.D1180:.G1180];[.D1180])=3;&quot;&quot;;[.D1180])" office:value-type="float" office:value="714" calcext:value-type="float">
            <text:p>714</text:p>
          </table:table-cell>
          <table:table-cell table:style-name="ce5" table:formula="of:=IFERROR( IF( AND( COUNT([.E1180:.H1180])=3; MOD( AVERAGE([.E1180:.H1180]); 2)=1; MOD( AVERAGE([.I1180:.L118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49" calcext:value-type="float">
            <text:p>749</text:p>
          </table:table-cell>
          <table:table-cell office:value-type="float" office:value="349" calcext:value-type="float">
            <text:p>349</text:p>
          </table:table-cell>
          <table:table-cell office:value-type="float" office:value="338" calcext:value-type="float">
            <text:p>338</text:p>
          </table:table-cell>
          <table:table-cell office:value-type="float" office:value="283" calcext:value-type="float">
            <text:p>283</text:p>
          </table:table-cell>
          <table:table-cell table:formula="of:=IF(COUNTIF([.A1181:.D1181];[.A1181])=3;[.A1181];&quot;&quot;)">
            <text:p/>
          </table:table-cell>
          <table:table-cell table:formula="of:=IF(COUNTIF([.B1181:.E1181];[.B1181])=3;[.B1181];&quot;&quot;)">
            <text:p/>
          </table:table-cell>
          <table:table-cell table:formula="of:=IF(COUNTIF([.C1181:.F1181];[.C1181])=3;[.C1181];&quot;&quot;)">
            <text:p/>
          </table:table-cell>
          <table:table-cell table:formula="of:=IF(COUNTIF([.D1181:.G1181];[.D1181])=3;[.D1181];&quot;&quot;)">
            <text:p/>
          </table:table-cell>
          <table:table-cell table:formula="of:=IF(COUNTIF([.A1181:.D1181];[.A1181])=3;&quot;&quot;;[.A1181])" office:value-type="float" office:value="749" calcext:value-type="float">
            <text:p>749</text:p>
          </table:table-cell>
          <table:table-cell table:formula="of:=IF(COUNTIF([.B1181:.E1181];[.B1181])=3;&quot;&quot;;[.B1181])" office:value-type="float" office:value="349" calcext:value-type="float">
            <text:p>349</text:p>
          </table:table-cell>
          <table:table-cell table:formula="of:=IF(COUNTIF([.C1181:.F1181];[.C1181])=3;&quot;&quot;;[.C1181])" office:value-type="float" office:value="338" calcext:value-type="float">
            <text:p>338</text:p>
          </table:table-cell>
          <table:table-cell table:formula="of:=IF(COUNTIF([.D1181:.G1181];[.D1181])=3;&quot;&quot;;[.D1181])" office:value-type="float" office:value="283" calcext:value-type="float">
            <text:p>283</text:p>
          </table:table-cell>
          <table:table-cell table:style-name="ce5" table:formula="of:=IFERROR( IF( AND( COUNT([.E1181:.H1181])=3; MOD( AVERAGE([.E1181:.H1181]); 2)=1; MOD( AVERAGE([.I1181:.L118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office:value-type="float" office:value="499" calcext:value-type="float">
            <text:p>499</text:p>
          </table:table-cell>
          <table:table-cell office:value-type="float" office:value="391" calcext:value-type="float">
            <text:p>391</text:p>
          </table:table-cell>
          <table:table-cell office:value-type="float" office:value="374" calcext:value-type="float">
            <text:p>374</text:p>
          </table:table-cell>
          <table:table-cell table:formula="of:=IF(COUNTIF([.A1182:.D1182];[.A1182])=3;[.A1182];&quot;&quot;)">
            <text:p/>
          </table:table-cell>
          <table:table-cell table:formula="of:=IF(COUNTIF([.B1182:.E1182];[.B1182])=3;[.B1182];&quot;&quot;)">
            <text:p/>
          </table:table-cell>
          <table:table-cell table:formula="of:=IF(COUNTIF([.C1182:.F1182];[.C1182])=3;[.C1182];&quot;&quot;)">
            <text:p/>
          </table:table-cell>
          <table:table-cell table:formula="of:=IF(COUNTIF([.D1182:.G1182];[.D1182])=3;[.D1182];&quot;&quot;)">
            <text:p/>
          </table:table-cell>
          <table:table-cell table:formula="of:=IF(COUNTIF([.A1182:.D1182];[.A1182])=3;&quot;&quot;;[.A1182])" office:value-type="float" office:value="547" calcext:value-type="float">
            <text:p>547</text:p>
          </table:table-cell>
          <table:table-cell table:formula="of:=IF(COUNTIF([.B1182:.E1182];[.B1182])=3;&quot;&quot;;[.B1182])" office:value-type="float" office:value="499" calcext:value-type="float">
            <text:p>499</text:p>
          </table:table-cell>
          <table:table-cell table:formula="of:=IF(COUNTIF([.C1182:.F1182];[.C1182])=3;&quot;&quot;;[.C1182])" office:value-type="float" office:value="391" calcext:value-type="float">
            <text:p>391</text:p>
          </table:table-cell>
          <table:table-cell table:formula="of:=IF(COUNTIF([.D1182:.G1182];[.D1182])=3;&quot;&quot;;[.D1182])" office:value-type="float" office:value="374" calcext:value-type="float">
            <text:p>374</text:p>
          </table:table-cell>
          <table:table-cell table:style-name="ce5" table:formula="of:=IFERROR( IF( AND( COUNT([.E1182:.H1182])=3; MOD( AVERAGE([.E1182:.H1182]); 2)=1; MOD( AVERAGE([.I1182:.L118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office:value-type="float" office:value="821" calcext:value-type="float">
            <text:p>821</text:p>
          </table:table-cell>
          <table:table-cell office:value-type="float" office:value="778" calcext:value-type="float">
            <text:p>778</text:p>
          </table:table-cell>
          <table:table-cell office:value-type="float" office:value="121" calcext:value-type="float">
            <text:p>121</text:p>
          </table:table-cell>
          <table:table-cell table:formula="of:=IF(COUNTIF([.A1183:.D1183];[.A1183])=3;[.A1183];&quot;&quot;)">
            <text:p/>
          </table:table-cell>
          <table:table-cell table:formula="of:=IF(COUNTIF([.B1183:.E1183];[.B1183])=3;[.B1183];&quot;&quot;)">
            <text:p/>
          </table:table-cell>
          <table:table-cell table:formula="of:=IF(COUNTIF([.C1183:.F1183];[.C1183])=3;[.C1183];&quot;&quot;)">
            <text:p/>
          </table:table-cell>
          <table:table-cell table:formula="of:=IF(COUNTIF([.D1183:.G1183];[.D1183])=3;[.D1183];&quot;&quot;)">
            <text:p/>
          </table:table-cell>
          <table:table-cell table:formula="of:=IF(COUNTIF([.A1183:.D1183];[.A1183])=3;&quot;&quot;;[.A1183])" office:value-type="float" office:value="504" calcext:value-type="float">
            <text:p>504</text:p>
          </table:table-cell>
          <table:table-cell table:formula="of:=IF(COUNTIF([.B1183:.E1183];[.B1183])=3;&quot;&quot;;[.B1183])" office:value-type="float" office:value="821" calcext:value-type="float">
            <text:p>821</text:p>
          </table:table-cell>
          <table:table-cell table:formula="of:=IF(COUNTIF([.C1183:.F1183];[.C1183])=3;&quot;&quot;;[.C1183])" office:value-type="float" office:value="778" calcext:value-type="float">
            <text:p>778</text:p>
          </table:table-cell>
          <table:table-cell table:formula="of:=IF(COUNTIF([.D1183:.G1183];[.D1183])=3;&quot;&quot;;[.D1183])" office:value-type="float" office:value="121" calcext:value-type="float">
            <text:p>121</text:p>
          </table:table-cell>
          <table:table-cell table:style-name="ce5" table:formula="of:=IFERROR( IF( AND( COUNT([.E1183:.H1183])=3; MOD( AVERAGE([.E1183:.H1183]); 2)=1; MOD( AVERAGE([.I1183:.L118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2" calcext:value-type="float">
            <text:p>272</text:p>
          </table:table-cell>
          <table:table-cell office:value-type="float" office:value="425" calcext:value-type="float">
            <text:p>425</text:p>
          </table:table-cell>
          <table:table-cell office:value-type="float" office:value="44" calcext:value-type="float">
            <text:p>44</text:p>
          </table:table-cell>
          <table:table-cell table:formula="of:=IF(COUNTIF([.A1184:.D1184];[.A1184])=3;[.A1184];&quot;&quot;)">
            <text:p/>
          </table:table-cell>
          <table:table-cell table:formula="of:=IF(COUNTIF([.B1184:.E1184];[.B1184])=3;[.B1184];&quot;&quot;)">
            <text:p/>
          </table:table-cell>
          <table:table-cell table:formula="of:=IF(COUNTIF([.C1184:.F1184];[.C1184])=3;[.C1184];&quot;&quot;)">
            <text:p/>
          </table:table-cell>
          <table:table-cell table:formula="of:=IF(COUNTIF([.D1184:.G1184];[.D1184])=3;[.D1184];&quot;&quot;)">
            <text:p/>
          </table:table-cell>
          <table:table-cell table:formula="of:=IF(COUNTIF([.A1184:.D1184];[.A1184])=3;&quot;&quot;;[.A1184])" office:value-type="float" office:value="44" calcext:value-type="float">
            <text:p>44</text:p>
          </table:table-cell>
          <table:table-cell table:formula="of:=IF(COUNTIF([.B1184:.E1184];[.B1184])=3;&quot;&quot;;[.B1184])" office:value-type="float" office:value="272" calcext:value-type="float">
            <text:p>272</text:p>
          </table:table-cell>
          <table:table-cell table:formula="of:=IF(COUNTIF([.C1184:.F1184];[.C1184])=3;&quot;&quot;;[.C1184])" office:value-type="float" office:value="425" calcext:value-type="float">
            <text:p>425</text:p>
          </table:table-cell>
          <table:table-cell table:formula="of:=IF(COUNTIF([.D1184:.G1184];[.D1184])=3;&quot;&quot;;[.D1184])" office:value-type="float" office:value="44" calcext:value-type="float">
            <text:p>44</text:p>
          </table:table-cell>
          <table:table-cell table:style-name="ce5" table:formula="of:=IFERROR( IF( AND( COUNT([.E1184:.H1184])=3; MOD( AVERAGE([.E1184:.H1184]); 2)=1; MOD( AVERAGE([.I1184:.L118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office:value-type="float" office:value="803" calcext:value-type="float">
            <text:p>803</text:p>
          </table:table-cell>
          <table:table-cell office:value-type="float" office:value="569" calcext:value-type="float">
            <text:p>569</text:p>
          </table:table-cell>
          <table:table-cell office:value-type="float" office:value="846" calcext:value-type="float">
            <text:p>846</text:p>
          </table:table-cell>
          <table:table-cell table:formula="of:=IF(COUNTIF([.A1185:.D1185];[.A1185])=3;[.A1185];&quot;&quot;)">
            <text:p/>
          </table:table-cell>
          <table:table-cell table:formula="of:=IF(COUNTIF([.B1185:.E1185];[.B1185])=3;[.B1185];&quot;&quot;)">
            <text:p/>
          </table:table-cell>
          <table:table-cell table:formula="of:=IF(COUNTIF([.C1185:.F1185];[.C1185])=3;[.C1185];&quot;&quot;)">
            <text:p/>
          </table:table-cell>
          <table:table-cell table:formula="of:=IF(COUNTIF([.D1185:.G1185];[.D1185])=3;[.D1185];&quot;&quot;)">
            <text:p/>
          </table:table-cell>
          <table:table-cell table:formula="of:=IF(COUNTIF([.A1185:.D1185];[.A1185])=3;&quot;&quot;;[.A1185])" office:value-type="float" office:value="242" calcext:value-type="float">
            <text:p>242</text:p>
          </table:table-cell>
          <table:table-cell table:formula="of:=IF(COUNTIF([.B1185:.E1185];[.B1185])=3;&quot;&quot;;[.B1185])" office:value-type="float" office:value="803" calcext:value-type="float">
            <text:p>803</text:p>
          </table:table-cell>
          <table:table-cell table:formula="of:=IF(COUNTIF([.C1185:.F1185];[.C1185])=3;&quot;&quot;;[.C1185])" office:value-type="float" office:value="569" calcext:value-type="float">
            <text:p>569</text:p>
          </table:table-cell>
          <table:table-cell table:formula="of:=IF(COUNTIF([.D1185:.G1185];[.D1185])=3;&quot;&quot;;[.D1185])" office:value-type="float" office:value="846" calcext:value-type="float">
            <text:p>846</text:p>
          </table:table-cell>
          <table:table-cell table:style-name="ce5" table:formula="of:=IFERROR( IF( AND( COUNT([.E1185:.H1185])=3; MOD( AVERAGE([.E1185:.H1185]); 2)=1; MOD( AVERAGE([.I1185:.L118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office:value-type="float" office:value="755" calcext:value-type="float">
            <text:p>755</text:p>
          </table:table-cell>
          <table:table-cell office:value-type="float" office:value="840" calcext:value-type="float">
            <text:p>840</text:p>
          </table:table-cell>
          <table:table-cell office:value-type="float" office:value="955" calcext:value-type="float">
            <text:p>955</text:p>
          </table:table-cell>
          <table:table-cell table:formula="of:=IF(COUNTIF([.A1186:.D1186];[.A1186])=3;[.A1186];&quot;&quot;)">
            <text:p/>
          </table:table-cell>
          <table:table-cell table:formula="of:=IF(COUNTIF([.B1186:.E1186];[.B1186])=3;[.B1186];&quot;&quot;)">
            <text:p/>
          </table:table-cell>
          <table:table-cell table:formula="of:=IF(COUNTIF([.C1186:.F1186];[.C1186])=3;[.C1186];&quot;&quot;)">
            <text:p/>
          </table:table-cell>
          <table:table-cell table:formula="of:=IF(COUNTIF([.D1186:.G1186];[.D1186])=3;[.D1186];&quot;&quot;)">
            <text:p/>
          </table:table-cell>
          <table:table-cell table:formula="of:=IF(COUNTIF([.A1186:.D1186];[.A1186])=3;&quot;&quot;;[.A1186])" office:value-type="float" office:value="149" calcext:value-type="float">
            <text:p>149</text:p>
          </table:table-cell>
          <table:table-cell table:formula="of:=IF(COUNTIF([.B1186:.E1186];[.B1186])=3;&quot;&quot;;[.B1186])" office:value-type="float" office:value="755" calcext:value-type="float">
            <text:p>755</text:p>
          </table:table-cell>
          <table:table-cell table:formula="of:=IF(COUNTIF([.C1186:.F1186];[.C1186])=3;&quot;&quot;;[.C1186])" office:value-type="float" office:value="840" calcext:value-type="float">
            <text:p>840</text:p>
          </table:table-cell>
          <table:table-cell table:formula="of:=IF(COUNTIF([.D1186:.G1186];[.D1186])=3;&quot;&quot;;[.D1186])" office:value-type="float" office:value="955" calcext:value-type="float">
            <text:p>955</text:p>
          </table:table-cell>
          <table:table-cell table:style-name="ce5" table:formula="of:=IFERROR( IF( AND( COUNT([.E1186:.H1186])=3; MOD( AVERAGE([.E1186:.H1186]); 2)=1; MOD( AVERAGE([.I1186:.L118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office:value-type="float" office:value="645" calcext:value-type="float">
            <text:p>645</text:p>
          </table:table-cell>
          <table:table-cell office:value-type="float" office:value="523" calcext:value-type="float">
            <text:p>523</text:p>
          </table:table-cell>
          <table:table-cell office:value-type="float" office:value="457" calcext:value-type="float">
            <text:p>457</text:p>
          </table:table-cell>
          <table:table-cell table:formula="of:=IF(COUNTIF([.A1187:.D1187];[.A1187])=3;[.A1187];&quot;&quot;)">
            <text:p/>
          </table:table-cell>
          <table:table-cell table:formula="of:=IF(COUNTIF([.B1187:.E1187];[.B1187])=3;[.B1187];&quot;&quot;)">
            <text:p/>
          </table:table-cell>
          <table:table-cell table:formula="of:=IF(COUNTIF([.C1187:.F1187];[.C1187])=3;[.C1187];&quot;&quot;)">
            <text:p/>
          </table:table-cell>
          <table:table-cell table:formula="of:=IF(COUNTIF([.D1187:.G1187];[.D1187])=3;[.D1187];&quot;&quot;)">
            <text:p/>
          </table:table-cell>
          <table:table-cell table:formula="of:=IF(COUNTIF([.A1187:.D1187];[.A1187])=3;&quot;&quot;;[.A1187])" office:value-type="float" office:value="437" calcext:value-type="float">
            <text:p>437</text:p>
          </table:table-cell>
          <table:table-cell table:formula="of:=IF(COUNTIF([.B1187:.E1187];[.B1187])=3;&quot;&quot;;[.B1187])" office:value-type="float" office:value="645" calcext:value-type="float">
            <text:p>645</text:p>
          </table:table-cell>
          <table:table-cell table:formula="of:=IF(COUNTIF([.C1187:.F1187];[.C1187])=3;&quot;&quot;;[.C1187])" office:value-type="float" office:value="523" calcext:value-type="float">
            <text:p>523</text:p>
          </table:table-cell>
          <table:table-cell table:formula="of:=IF(COUNTIF([.D1187:.G1187];[.D1187])=3;&quot;&quot;;[.D1187])" office:value-type="float" office:value="457" calcext:value-type="float">
            <text:p>457</text:p>
          </table:table-cell>
          <table:table-cell table:style-name="ce5" table:formula="of:=IFERROR( IF( AND( COUNT([.E1187:.H1187])=3; MOD( AVERAGE([.E1187:.H1187]); 2)=1; MOD( AVERAGE([.I1187:.L118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70" calcext:value-type="float">
            <text:p>670</text:p>
          </table:table-cell>
          <table:table-cell office:value-type="float" office:value="4" calcext:value-type="float">
            <text:p>4</text:p>
          </table:table-cell>
          <table:table-cell office:value-type="float" office:value="792" calcext:value-type="float">
            <text:p>792</text:p>
          </table:table-cell>
          <table:table-cell table:formula="of:=IF(COUNTIF([.A1188:.D1188];[.A1188])=3;[.A1188];&quot;&quot;)">
            <text:p/>
          </table:table-cell>
          <table:table-cell table:formula="of:=IF(COUNTIF([.B1188:.E1188];[.B1188])=3;[.B1188];&quot;&quot;)">
            <text:p/>
          </table:table-cell>
          <table:table-cell table:formula="of:=IF(COUNTIF([.C1188:.F1188];[.C1188])=3;[.C1188];&quot;&quot;)">
            <text:p/>
          </table:table-cell>
          <table:table-cell table:formula="of:=IF(COUNTIF([.D1188:.G1188];[.D1188])=3;[.D1188];&quot;&quot;)">
            <text:p/>
          </table:table-cell>
          <table:table-cell table:formula="of:=IF(COUNTIF([.A1188:.D1188];[.A1188])=3;&quot;&quot;;[.A1188])" office:value-type="float" office:value="939" calcext:value-type="float">
            <text:p>939</text:p>
          </table:table-cell>
          <table:table-cell table:formula="of:=IF(COUNTIF([.B1188:.E1188];[.B1188])=3;&quot;&quot;;[.B1188])" office:value-type="float" office:value="670" calcext:value-type="float">
            <text:p>670</text:p>
          </table:table-cell>
          <table:table-cell table:formula="of:=IF(COUNTIF([.C1188:.F1188];[.C1188])=3;&quot;&quot;;[.C1188])" office:value-type="float" office:value="4" calcext:value-type="float">
            <text:p>4</text:p>
          </table:table-cell>
          <table:table-cell table:formula="of:=IF(COUNTIF([.D1188:.G1188];[.D1188])=3;&quot;&quot;;[.D1188])" office:value-type="float" office:value="792" calcext:value-type="float">
            <text:p>792</text:p>
          </table:table-cell>
          <table:table-cell table:style-name="ce5" table:formula="of:=IFERROR( IF( AND( COUNT([.E1188:.H1188])=3; MOD( AVERAGE([.E1188:.H1188]); 2)=1; MOD( AVERAGE([.I1188:.L118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06" calcext:value-type="float">
            <text:p>106</text:p>
          </table:table-cell>
          <table:table-cell office:value-type="float" office:value="789" calcext:value-type="float">
            <text:p>789</text:p>
          </table:table-cell>
          <table:table-cell office:value-type="float" office:value="38" calcext:value-type="float">
            <text:p>38</text:p>
          </table:table-cell>
          <table:table-cell table:formula="of:=IF(COUNTIF([.A1189:.D1189];[.A1189])=3;[.A1189];&quot;&quot;)">
            <text:p/>
          </table:table-cell>
          <table:table-cell table:formula="of:=IF(COUNTIF([.B1189:.E1189];[.B1189])=3;[.B1189];&quot;&quot;)">
            <text:p/>
          </table:table-cell>
          <table:table-cell table:formula="of:=IF(COUNTIF([.C1189:.F1189];[.C1189])=3;[.C1189];&quot;&quot;)">
            <text:p/>
          </table:table-cell>
          <table:table-cell table:formula="of:=IF(COUNTIF([.D1189:.G1189];[.D1189])=3;[.D1189];&quot;&quot;)">
            <text:p/>
          </table:table-cell>
          <table:table-cell table:formula="of:=IF(COUNTIF([.A1189:.D1189];[.A1189])=3;&quot;&quot;;[.A1189])" office:value-type="float" office:value="857" calcext:value-type="float">
            <text:p>857</text:p>
          </table:table-cell>
          <table:table-cell table:formula="of:=IF(COUNTIF([.B1189:.E1189];[.B1189])=3;&quot;&quot;;[.B1189])" office:value-type="float" office:value="106" calcext:value-type="float">
            <text:p>106</text:p>
          </table:table-cell>
          <table:table-cell table:formula="of:=IF(COUNTIF([.C1189:.F1189];[.C1189])=3;&quot;&quot;;[.C1189])" office:value-type="float" office:value="789" calcext:value-type="float">
            <text:p>789</text:p>
          </table:table-cell>
          <table:table-cell table:formula="of:=IF(COUNTIF([.D1189:.G1189];[.D1189])=3;&quot;&quot;;[.D1189])" office:value-type="float" office:value="38" calcext:value-type="float">
            <text:p>38</text:p>
          </table:table-cell>
          <table:table-cell table:style-name="ce5" table:formula="of:=IFERROR( IF( AND( COUNT([.E1189:.H1189])=3; MOD( AVERAGE([.E1189:.H1189]); 2)=1; MOD( AVERAGE([.I1189:.L118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float" office:value="911" calcext:value-type="float">
            <text:p>911</text:p>
          </table:table-cell>
          <table:table-cell table:formula="of:=IF(COUNTIF([.A1190:.D1190];[.A1190])=3;[.A1190];&quot;&quot;)">
            <text:p/>
          </table:table-cell>
          <table:table-cell table:formula="of:=IF(COUNTIF([.B1190:.E1190];[.B1190])=3;[.B1190];&quot;&quot;)">
            <text:p/>
          </table:table-cell>
          <table:table-cell table:formula="of:=IF(COUNTIF([.C1190:.F1190];[.C1190])=3;[.C1190];&quot;&quot;)">
            <text:p/>
          </table:table-cell>
          <table:table-cell table:formula="of:=IF(COUNTIF([.D1190:.G1190];[.D1190])=3;[.D1190];&quot;&quot;)">
            <text:p/>
          </table:table-cell>
          <table:table-cell table:formula="of:=IF(COUNTIF([.A1190:.D1190];[.A1190])=3;&quot;&quot;;[.A1190])" office:value-type="float" office:value="231" calcext:value-type="float">
            <text:p>231</text:p>
          </table:table-cell>
          <table:table-cell table:formula="of:=IF(COUNTIF([.B1190:.E1190];[.B1190])=3;&quot;&quot;;[.B1190])" office:value-type="float" office:value="15" calcext:value-type="float">
            <text:p>15</text:p>
          </table:table-cell>
          <table:table-cell table:formula="of:=IF(COUNTIF([.C1190:.F1190];[.C1190])=3;&quot;&quot;;[.C1190])" office:value-type="float" office:value="125" calcext:value-type="float">
            <text:p>125</text:p>
          </table:table-cell>
          <table:table-cell table:formula="of:=IF(COUNTIF([.D1190:.G1190];[.D1190])=3;&quot;&quot;;[.D1190])" office:value-type="float" office:value="911" calcext:value-type="float">
            <text:p>911</text:p>
          </table:table-cell>
          <table:table-cell table:style-name="ce5" table:formula="of:=IFERROR( IF( AND( COUNT([.E1190:.H1190])=3; MOD( AVERAGE([.E1190:.H1190]); 2)=1; MOD( AVERAGE([.I1190:.L119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office:value-type="float" office:value="744" calcext:value-type="float">
            <text:p>744</text:p>
          </table:table-cell>
          <table:table-cell office:value-type="float" office:value="619" calcext:value-type="float">
            <text:p>619</text:p>
          </table:table-cell>
          <table:table-cell office:value-type="float" office:value="773" calcext:value-type="float">
            <text:p>773</text:p>
          </table:table-cell>
          <table:table-cell table:formula="of:=IF(COUNTIF([.A1191:.D1191];[.A1191])=3;[.A1191];&quot;&quot;)">
            <text:p/>
          </table:table-cell>
          <table:table-cell table:formula="of:=IF(COUNTIF([.B1191:.E1191];[.B1191])=3;[.B1191];&quot;&quot;)">
            <text:p/>
          </table:table-cell>
          <table:table-cell table:formula="of:=IF(COUNTIF([.C1191:.F1191];[.C1191])=3;[.C1191];&quot;&quot;)">
            <text:p/>
          </table:table-cell>
          <table:table-cell table:formula="of:=IF(COUNTIF([.D1191:.G1191];[.D1191])=3;[.D1191];&quot;&quot;)">
            <text:p/>
          </table:table-cell>
          <table:table-cell table:formula="of:=IF(COUNTIF([.A1191:.D1191];[.A1191])=3;&quot;&quot;;[.A1191])" office:value-type="float" office:value="538" calcext:value-type="float">
            <text:p>538</text:p>
          </table:table-cell>
          <table:table-cell table:formula="of:=IF(COUNTIF([.B1191:.E1191];[.B1191])=3;&quot;&quot;;[.B1191])" office:value-type="float" office:value="744" calcext:value-type="float">
            <text:p>744</text:p>
          </table:table-cell>
          <table:table-cell table:formula="of:=IF(COUNTIF([.C1191:.F1191];[.C1191])=3;&quot;&quot;;[.C1191])" office:value-type="float" office:value="619" calcext:value-type="float">
            <text:p>619</text:p>
          </table:table-cell>
          <table:table-cell table:formula="of:=IF(COUNTIF([.D1191:.G1191];[.D1191])=3;&quot;&quot;;[.D1191])" office:value-type="float" office:value="773" calcext:value-type="float">
            <text:p>773</text:p>
          </table:table-cell>
          <table:table-cell table:style-name="ce5" table:formula="of:=IFERROR( IF( AND( COUNT([.E1191:.H1191])=3; MOD( AVERAGE([.E1191:.H1191]); 2)=1; MOD( AVERAGE([.I1191:.L119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office:value-type="float" office:value="781" calcext:value-type="float">
            <text:p>781</text:p>
          </table:table-cell>
          <table:table-cell office:value-type="float" office:value="829" calcext:value-type="float">
            <text:p>829</text:p>
          </table:table-cell>
          <table:table-cell office:value-type="float" office:value="466" calcext:value-type="float">
            <text:p>466</text:p>
          </table:table-cell>
          <table:table-cell table:formula="of:=IF(COUNTIF([.A1192:.D1192];[.A1192])=3;[.A1192];&quot;&quot;)">
            <text:p/>
          </table:table-cell>
          <table:table-cell table:formula="of:=IF(COUNTIF([.B1192:.E1192];[.B1192])=3;[.B1192];&quot;&quot;)">
            <text:p/>
          </table:table-cell>
          <table:table-cell table:formula="of:=IF(COUNTIF([.C1192:.F1192];[.C1192])=3;[.C1192];&quot;&quot;)">
            <text:p/>
          </table:table-cell>
          <table:table-cell table:formula="of:=IF(COUNTIF([.D1192:.G1192];[.D1192])=3;[.D1192];&quot;&quot;)">
            <text:p/>
          </table:table-cell>
          <table:table-cell table:formula="of:=IF(COUNTIF([.A1192:.D1192];[.A1192])=3;&quot;&quot;;[.A1192])" office:value-type="float" office:value="602" calcext:value-type="float">
            <text:p>602</text:p>
          </table:table-cell>
          <table:table-cell table:formula="of:=IF(COUNTIF([.B1192:.E1192];[.B1192])=3;&quot;&quot;;[.B1192])" office:value-type="float" office:value="781" calcext:value-type="float">
            <text:p>781</text:p>
          </table:table-cell>
          <table:table-cell table:formula="of:=IF(COUNTIF([.C1192:.F1192];[.C1192])=3;&quot;&quot;;[.C1192])" office:value-type="float" office:value="829" calcext:value-type="float">
            <text:p>829</text:p>
          </table:table-cell>
          <table:table-cell table:formula="of:=IF(COUNTIF([.D1192:.G1192];[.D1192])=3;&quot;&quot;;[.D1192])" office:value-type="float" office:value="466" calcext:value-type="float">
            <text:p>466</text:p>
          </table:table-cell>
          <table:table-cell table:style-name="ce5" table:formula="of:=IFERROR( IF( AND( COUNT([.E1192:.H1192])=3; MOD( AVERAGE([.E1192:.H1192]); 2)=1; MOD( AVERAGE([.I1192:.L119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office:value-type="float" office:value="882" calcext:value-type="float">
            <text:p>882</text:p>
          </table:table-cell>
          <table:table-cell office:value-type="float" office:value="847" calcext:value-type="float">
            <text:p>847</text:p>
          </table:table-cell>
          <table:table-cell office:value-type="float" office:value="213" calcext:value-type="float">
            <text:p>213</text:p>
          </table:table-cell>
          <table:table-cell table:formula="of:=IF(COUNTIF([.A1193:.D1193];[.A1193])=3;[.A1193];&quot;&quot;)">
            <text:p/>
          </table:table-cell>
          <table:table-cell table:formula="of:=IF(COUNTIF([.B1193:.E1193];[.B1193])=3;[.B1193];&quot;&quot;)">
            <text:p/>
          </table:table-cell>
          <table:table-cell table:formula="of:=IF(COUNTIF([.C1193:.F1193];[.C1193])=3;[.C1193];&quot;&quot;)">
            <text:p/>
          </table:table-cell>
          <table:table-cell table:formula="of:=IF(COUNTIF([.D1193:.G1193];[.D1193])=3;[.D1193];&quot;&quot;)">
            <text:p/>
          </table:table-cell>
          <table:table-cell table:formula="of:=IF(COUNTIF([.A1193:.D1193];[.A1193])=3;&quot;&quot;;[.A1193])" office:value-type="float" office:value="132" calcext:value-type="float">
            <text:p>132</text:p>
          </table:table-cell>
          <table:table-cell table:formula="of:=IF(COUNTIF([.B1193:.E1193];[.B1193])=3;&quot;&quot;;[.B1193])" office:value-type="float" office:value="882" calcext:value-type="float">
            <text:p>882</text:p>
          </table:table-cell>
          <table:table-cell table:formula="of:=IF(COUNTIF([.C1193:.F1193];[.C1193])=3;&quot;&quot;;[.C1193])" office:value-type="float" office:value="847" calcext:value-type="float">
            <text:p>847</text:p>
          </table:table-cell>
          <table:table-cell table:formula="of:=IF(COUNTIF([.D1193:.G1193];[.D1193])=3;&quot;&quot;;[.D1193])" office:value-type="float" office:value="213" calcext:value-type="float">
            <text:p>213</text:p>
          </table:table-cell>
          <table:table-cell table:style-name="ce5" table:formula="of:=IFERROR( IF( AND( COUNT([.E1193:.H1193])=3; MOD( AVERAGE([.E1193:.H1193]); 2)=1; MOD( AVERAGE([.I1193:.L119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91" calcext:value-type="float">
            <text:p>791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table:formula="of:=IF(COUNTIF([.A1194:.D1194];[.A1194])=3;[.A1194];&quot;&quot;)">
            <text:p/>
          </table:table-cell>
          <table:table-cell table:formula="of:=IF(COUNTIF([.B1194:.E1194];[.B1194])=3;[.B1194];&quot;&quot;)">
            <text:p/>
          </table:table-cell>
          <table:table-cell table:formula="of:=IF(COUNTIF([.C1194:.F1194];[.C1194])=3;[.C1194];&quot;&quot;)">
            <text:p/>
          </table:table-cell>
          <table:table-cell table:formula="of:=IF(COUNTIF([.D1194:.G1194];[.D1194])=3;[.D1194];&quot;&quot;)">
            <text:p/>
          </table:table-cell>
          <table:table-cell table:formula="of:=IF(COUNTIF([.A1194:.D1194];[.A1194])=3;&quot;&quot;;[.A1194])" office:value-type="float" office:value="903" calcext:value-type="float">
            <text:p>903</text:p>
          </table:table-cell>
          <table:table-cell table:formula="of:=IF(COUNTIF([.B1194:.E1194];[.B1194])=3;&quot;&quot;;[.B1194])" office:value-type="float" office:value="791" calcext:value-type="float">
            <text:p>791</text:p>
          </table:table-cell>
          <table:table-cell table:formula="of:=IF(COUNTIF([.C1194:.F1194];[.C1194])=3;&quot;&quot;;[.C1194])" office:value-type="float" office:value="247" calcext:value-type="float">
            <text:p>247</text:p>
          </table:table-cell>
          <table:table-cell table:formula="of:=IF(COUNTIF([.D1194:.G1194];[.D1194])=3;&quot;&quot;;[.D1194])" office:value-type="float" office:value="80" calcext:value-type="float">
            <text:p>80</text:p>
          </table:table-cell>
          <table:table-cell table:style-name="ce5" table:formula="of:=IFERROR( IF( AND( COUNT([.E1194:.H1194])=3; MOD( AVERAGE([.E1194:.H1194]); 2)=1; MOD( AVERAGE([.I1194:.L119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office:value-type="float" office:value="749" calcext:value-type="float">
            <text:p>749</text:p>
          </table:table-cell>
          <table:table-cell office:value-type="float" office:value="373" calcext:value-type="float">
            <text:p>373</text:p>
          </table:table-cell>
          <table:table-cell office:value-type="float" office:value="256" calcext:value-type="float">
            <text:p>256</text:p>
          </table:table-cell>
          <table:table-cell table:formula="of:=IF(COUNTIF([.A1195:.D1195];[.A1195])=3;[.A1195];&quot;&quot;)">
            <text:p/>
          </table:table-cell>
          <table:table-cell table:formula="of:=IF(COUNTIF([.B1195:.E1195];[.B1195])=3;[.B1195];&quot;&quot;)">
            <text:p/>
          </table:table-cell>
          <table:table-cell table:formula="of:=IF(COUNTIF([.C1195:.F1195];[.C1195])=3;[.C1195];&quot;&quot;)">
            <text:p/>
          </table:table-cell>
          <table:table-cell table:formula="of:=IF(COUNTIF([.D1195:.G1195];[.D1195])=3;[.D1195];&quot;&quot;)">
            <text:p/>
          </table:table-cell>
          <table:table-cell table:formula="of:=IF(COUNTIF([.A1195:.D1195];[.A1195])=3;&quot;&quot;;[.A1195])" office:value-type="float" office:value="654" calcext:value-type="float">
            <text:p>654</text:p>
          </table:table-cell>
          <table:table-cell table:formula="of:=IF(COUNTIF([.B1195:.E1195];[.B1195])=3;&quot;&quot;;[.B1195])" office:value-type="float" office:value="749" calcext:value-type="float">
            <text:p>749</text:p>
          </table:table-cell>
          <table:table-cell table:formula="of:=IF(COUNTIF([.C1195:.F1195];[.C1195])=3;&quot;&quot;;[.C1195])" office:value-type="float" office:value="373" calcext:value-type="float">
            <text:p>373</text:p>
          </table:table-cell>
          <table:table-cell table:formula="of:=IF(COUNTIF([.D1195:.G1195];[.D1195])=3;&quot;&quot;;[.D1195])" office:value-type="float" office:value="256" calcext:value-type="float">
            <text:p>256</text:p>
          </table:table-cell>
          <table:table-cell table:style-name="ce5" table:formula="of:=IFERROR( IF( AND( COUNT([.E1195:.H1195])=3; MOD( AVERAGE([.E1195:.H1195]); 2)=1; MOD( AVERAGE([.I1195:.L119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office:value-type="float" office:value="717" calcext:value-type="float">
            <text:p>717</text:p>
          </table:table-cell>
          <table:table-cell office:value-type="float" office:value="826" calcext:value-type="float">
            <text:p>826</text:p>
          </table:table-cell>
          <table:table-cell office:value-type="float" office:value="687" calcext:value-type="float">
            <text:p>687</text:p>
          </table:table-cell>
          <table:table-cell table:formula="of:=IF(COUNTIF([.A1196:.D1196];[.A1196])=3;[.A1196];&quot;&quot;)">
            <text:p/>
          </table:table-cell>
          <table:table-cell table:formula="of:=IF(COUNTIF([.B1196:.E1196];[.B1196])=3;[.B1196];&quot;&quot;)">
            <text:p/>
          </table:table-cell>
          <table:table-cell table:formula="of:=IF(COUNTIF([.C1196:.F1196];[.C1196])=3;[.C1196];&quot;&quot;)">
            <text:p/>
          </table:table-cell>
          <table:table-cell table:formula="of:=IF(COUNTIF([.D1196:.G1196];[.D1196])=3;[.D1196];&quot;&quot;)">
            <text:p/>
          </table:table-cell>
          <table:table-cell table:formula="of:=IF(COUNTIF([.A1196:.D1196];[.A1196])=3;&quot;&quot;;[.A1196])" office:value-type="float" office:value="717" calcext:value-type="float">
            <text:p>717</text:p>
          </table:table-cell>
          <table:table-cell table:formula="of:=IF(COUNTIF([.B1196:.E1196];[.B1196])=3;&quot;&quot;;[.B1196])" office:value-type="float" office:value="717" calcext:value-type="float">
            <text:p>717</text:p>
          </table:table-cell>
          <table:table-cell table:formula="of:=IF(COUNTIF([.C1196:.F1196];[.C1196])=3;&quot;&quot;;[.C1196])" office:value-type="float" office:value="826" calcext:value-type="float">
            <text:p>826</text:p>
          </table:table-cell>
          <table:table-cell table:formula="of:=IF(COUNTIF([.D1196:.G1196];[.D1196])=3;&quot;&quot;;[.D1196])" office:value-type="float" office:value="687" calcext:value-type="float">
            <text:p>687</text:p>
          </table:table-cell>
          <table:table-cell table:style-name="ce5" table:formula="of:=IFERROR( IF( AND( COUNT([.E1196:.H1196])=3; MOD( AVERAGE([.E1196:.H1196]); 2)=1; MOD( AVERAGE([.I1196:.L119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office:value-type="float" office:value="403" calcext:value-type="float">
            <text:p>403</text:p>
          </table:table-cell>
          <table:table-cell office:value-type="float" office:value="872" calcext:value-type="float">
            <text:p>872</text:p>
          </table:table-cell>
          <table:table-cell office:value-type="float" office:value="788" calcext:value-type="float">
            <text:p>788</text:p>
          </table:table-cell>
          <table:table-cell table:formula="of:=IF(COUNTIF([.A1197:.D1197];[.A1197])=3;[.A1197];&quot;&quot;)">
            <text:p/>
          </table:table-cell>
          <table:table-cell table:formula="of:=IF(COUNTIF([.B1197:.E1197];[.B1197])=3;[.B1197];&quot;&quot;)">
            <text:p/>
          </table:table-cell>
          <table:table-cell table:formula="of:=IF(COUNTIF([.C1197:.F1197];[.C1197])=3;[.C1197];&quot;&quot;)">
            <text:p/>
          </table:table-cell>
          <table:table-cell table:formula="of:=IF(COUNTIF([.D1197:.G1197];[.D1197])=3;[.D1197];&quot;&quot;)">
            <text:p/>
          </table:table-cell>
          <table:table-cell table:formula="of:=IF(COUNTIF([.A1197:.D1197];[.A1197])=3;&quot;&quot;;[.A1197])" office:value-type="float" office:value="744" calcext:value-type="float">
            <text:p>744</text:p>
          </table:table-cell>
          <table:table-cell table:formula="of:=IF(COUNTIF([.B1197:.E1197];[.B1197])=3;&quot;&quot;;[.B1197])" office:value-type="float" office:value="403" calcext:value-type="float">
            <text:p>403</text:p>
          </table:table-cell>
          <table:table-cell table:formula="of:=IF(COUNTIF([.C1197:.F1197];[.C1197])=3;&quot;&quot;;[.C1197])" office:value-type="float" office:value="872" calcext:value-type="float">
            <text:p>872</text:p>
          </table:table-cell>
          <table:table-cell table:formula="of:=IF(COUNTIF([.D1197:.G1197];[.D1197])=3;&quot;&quot;;[.D1197])" office:value-type="float" office:value="788" calcext:value-type="float">
            <text:p>788</text:p>
          </table:table-cell>
          <table:table-cell table:style-name="ce5" table:formula="of:=IFERROR( IF( AND( COUNT([.E1197:.H1197])=3; MOD( AVERAGE([.E1197:.H1197]); 2)=1; MOD( AVERAGE([.I1197:.L119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office:value-type="float" office:value="712" calcext:value-type="float">
            <text:p>712</text:p>
          </table:table-cell>
          <table:table-cell office:value-type="float" office:value="139" calcext:value-type="float">
            <text:p>139</text:p>
          </table:table-cell>
          <table:table-cell office:value-type="float" office:value="448" calcext:value-type="float">
            <text:p>448</text:p>
          </table:table-cell>
          <table:table-cell table:formula="of:=IF(COUNTIF([.A1198:.D1198];[.A1198])=3;[.A1198];&quot;&quot;)">
            <text:p/>
          </table:table-cell>
          <table:table-cell table:formula="of:=IF(COUNTIF([.B1198:.E1198];[.B1198])=3;[.B1198];&quot;&quot;)">
            <text:p/>
          </table:table-cell>
          <table:table-cell table:formula="of:=IF(COUNTIF([.C1198:.F1198];[.C1198])=3;[.C1198];&quot;&quot;)">
            <text:p/>
          </table:table-cell>
          <table:table-cell table:formula="of:=IF(COUNTIF([.D1198:.G1198];[.D1198])=3;[.D1198];&quot;&quot;)">
            <text:p/>
          </table:table-cell>
          <table:table-cell table:formula="of:=IF(COUNTIF([.A1198:.D1198];[.A1198])=3;&quot;&quot;;[.A1198])" office:value-type="float" office:value="496" calcext:value-type="float">
            <text:p>496</text:p>
          </table:table-cell>
          <table:table-cell table:formula="of:=IF(COUNTIF([.B1198:.E1198];[.B1198])=3;&quot;&quot;;[.B1198])" office:value-type="float" office:value="712" calcext:value-type="float">
            <text:p>712</text:p>
          </table:table-cell>
          <table:table-cell table:formula="of:=IF(COUNTIF([.C1198:.F1198];[.C1198])=3;&quot;&quot;;[.C1198])" office:value-type="float" office:value="139" calcext:value-type="float">
            <text:p>139</text:p>
          </table:table-cell>
          <table:table-cell table:formula="of:=IF(COUNTIF([.D1198:.G1198];[.D1198])=3;&quot;&quot;;[.D1198])" office:value-type="float" office:value="448" calcext:value-type="float">
            <text:p>448</text:p>
          </table:table-cell>
          <table:table-cell table:style-name="ce5" table:formula="of:=IFERROR( IF( AND( COUNT([.E1198:.H1198])=3; MOD( AVERAGE([.E1198:.H1198]); 2)=1; MOD( AVERAGE([.I1198:.L119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209" calcext:value-type="float">
            <text:p>209</text:p>
          </table:table-cell>
          <table:table-cell table:formula="of:=IF(COUNTIF([.A1199:.D1199];[.A1199])=3;[.A1199];&quot;&quot;)">
            <text:p/>
          </table:table-cell>
          <table:table-cell table:formula="of:=IF(COUNTIF([.B1199:.E1199];[.B1199])=3;[.B1199];&quot;&quot;)">
            <text:p/>
          </table:table-cell>
          <table:table-cell table:formula="of:=IF(COUNTIF([.C1199:.F1199];[.C1199])=3;[.C1199];&quot;&quot;)">
            <text:p/>
          </table:table-cell>
          <table:table-cell table:formula="of:=IF(COUNTIF([.D1199:.G1199];[.D1199])=3;[.D1199];&quot;&quot;)">
            <text:p/>
          </table:table-cell>
          <table:table-cell table:formula="of:=IF(COUNTIF([.A1199:.D1199];[.A1199])=3;&quot;&quot;;[.A1199])" office:value-type="float" office:value="549" calcext:value-type="float">
            <text:p>549</text:p>
          </table:table-cell>
          <table:table-cell table:formula="of:=IF(COUNTIF([.B1199:.E1199];[.B1199])=3;&quot;&quot;;[.B1199])" office:value-type="float" office:value="165" calcext:value-type="float">
            <text:p>165</text:p>
          </table:table-cell>
          <table:table-cell table:formula="of:=IF(COUNTIF([.C1199:.F1199];[.C1199])=3;&quot;&quot;;[.C1199])" office:value-type="float" office:value="153" calcext:value-type="float">
            <text:p>153</text:p>
          </table:table-cell>
          <table:table-cell table:formula="of:=IF(COUNTIF([.D1199:.G1199];[.D1199])=3;&quot;&quot;;[.D1199])" office:value-type="float" office:value="209" calcext:value-type="float">
            <text:p>209</text:p>
          </table:table-cell>
          <table:table-cell table:style-name="ce5" table:formula="of:=IFERROR( IF( AND( COUNT([.E1199:.H1199])=3; MOD( AVERAGE([.E1199:.H1199]); 2)=1; MOD( AVERAGE([.I1199:.L119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office:value-type="float" office:value="690" calcext:value-type="float">
            <text:p>690</text:p>
          </table:table-cell>
          <table:table-cell office:value-type="float" office:value="591" calcext:value-type="float">
            <text:p>591</text:p>
          </table:table-cell>
          <table:table-cell office:value-type="float" office:value="862" calcext:value-type="float">
            <text:p>862</text:p>
          </table:table-cell>
          <table:table-cell table:formula="of:=IF(COUNTIF([.A1200:.D1200];[.A1200])=3;[.A1200];&quot;&quot;)">
            <text:p/>
          </table:table-cell>
          <table:table-cell table:formula="of:=IF(COUNTIF([.B1200:.E1200];[.B1200])=3;[.B1200];&quot;&quot;)">
            <text:p/>
          </table:table-cell>
          <table:table-cell table:formula="of:=IF(COUNTIF([.C1200:.F1200];[.C1200])=3;[.C1200];&quot;&quot;)">
            <text:p/>
          </table:table-cell>
          <table:table-cell table:formula="of:=IF(COUNTIF([.D1200:.G1200];[.D1200])=3;[.D1200];&quot;&quot;)">
            <text:p/>
          </table:table-cell>
          <table:table-cell table:formula="of:=IF(COUNTIF([.A1200:.D1200];[.A1200])=3;&quot;&quot;;[.A1200])" office:value-type="float" office:value="817" calcext:value-type="float">
            <text:p>817</text:p>
          </table:table-cell>
          <table:table-cell table:formula="of:=IF(COUNTIF([.B1200:.E1200];[.B1200])=3;&quot;&quot;;[.B1200])" office:value-type="float" office:value="690" calcext:value-type="float">
            <text:p>690</text:p>
          </table:table-cell>
          <table:table-cell table:formula="of:=IF(COUNTIF([.C1200:.F1200];[.C1200])=3;&quot;&quot;;[.C1200])" office:value-type="float" office:value="591" calcext:value-type="float">
            <text:p>591</text:p>
          </table:table-cell>
          <table:table-cell table:formula="of:=IF(COUNTIF([.D1200:.G1200];[.D1200])=3;&quot;&quot;;[.D1200])" office:value-type="float" office:value="862" calcext:value-type="float">
            <text:p>862</text:p>
          </table:table-cell>
          <table:table-cell table:style-name="ce5" table:formula="of:=IFERROR( IF( AND( COUNT([.E1200:.H1200])=3; MOD( AVERAGE([.E1200:.H1200]); 2)=1; MOD( AVERAGE([.I1200:.L120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office:value-type="float" office:value="760" calcext:value-type="float">
            <text:p>760</text:p>
          </table:table-cell>
          <table:table-cell office:value-type="float" office:value="628" calcext:value-type="float">
            <text:p>628</text:p>
          </table:table-cell>
          <table:table-cell office:value-type="float" office:value="760" calcext:value-type="float">
            <text:p>760</text:p>
          </table:table-cell>
          <table:table-cell table:formula="of:=IF(COUNTIF([.A1201:.D1201];[.A1201])=3;[.A1201];&quot;&quot;)">
            <text:p/>
          </table:table-cell>
          <table:table-cell table:formula="of:=IF(COUNTIF([.B1201:.E1201];[.B1201])=3;[.B1201];&quot;&quot;)">
            <text:p/>
          </table:table-cell>
          <table:table-cell table:formula="of:=IF(COUNTIF([.C1201:.F1201];[.C1201])=3;[.C1201];&quot;&quot;)">
            <text:p/>
          </table:table-cell>
          <table:table-cell table:formula="of:=IF(COUNTIF([.D1201:.G1201];[.D1201])=3;[.D1201];&quot;&quot;)">
            <text:p/>
          </table:table-cell>
          <table:table-cell table:formula="of:=IF(COUNTIF([.A1201:.D1201];[.A1201])=3;&quot;&quot;;[.A1201])" office:value-type="float" office:value="628" calcext:value-type="float">
            <text:p>628</text:p>
          </table:table-cell>
          <table:table-cell table:formula="of:=IF(COUNTIF([.B1201:.E1201];[.B1201])=3;&quot;&quot;;[.B1201])" office:value-type="float" office:value="760" calcext:value-type="float">
            <text:p>760</text:p>
          </table:table-cell>
          <table:table-cell table:formula="of:=IF(COUNTIF([.C1201:.F1201];[.C1201])=3;&quot;&quot;;[.C1201])" office:value-type="float" office:value="628" calcext:value-type="float">
            <text:p>628</text:p>
          </table:table-cell>
          <table:table-cell table:formula="of:=IF(COUNTIF([.D1201:.G1201];[.D1201])=3;&quot;&quot;;[.D1201])" office:value-type="float" office:value="760" calcext:value-type="float">
            <text:p>760</text:p>
          </table:table-cell>
          <table:table-cell table:style-name="ce5" table:formula="of:=IFERROR( IF( AND( COUNT([.E1201:.H1201])=3; MOD( AVERAGE([.E1201:.H1201]); 2)=1; MOD( AVERAGE([.I1201:.L120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office:value-type="float" office:value="387" calcext:value-type="float">
            <text:p>387</text:p>
          </table:table-cell>
          <table:table-cell office:value-type="float" office:value="273" calcext:value-type="float">
            <text:p>273</text:p>
          </table:table-cell>
          <table:table-cell office:value-type="float" office:value="530" calcext:value-type="float">
            <text:p>530</text:p>
          </table:table-cell>
          <table:table-cell table:formula="of:=IF(COUNTIF([.A1202:.D1202];[.A1202])=3;[.A1202];&quot;&quot;)">
            <text:p/>
          </table:table-cell>
          <table:table-cell table:formula="of:=IF(COUNTIF([.B1202:.E1202];[.B1202])=3;[.B1202];&quot;&quot;)">
            <text:p/>
          </table:table-cell>
          <table:table-cell table:formula="of:=IF(COUNTIF([.C1202:.F1202];[.C1202])=3;[.C1202];&quot;&quot;)">
            <text:p/>
          </table:table-cell>
          <table:table-cell table:formula="of:=IF(COUNTIF([.D1202:.G1202];[.D1202])=3;[.D1202];&quot;&quot;)">
            <text:p/>
          </table:table-cell>
          <table:table-cell table:formula="of:=IF(COUNTIF([.A1202:.D1202];[.A1202])=3;&quot;&quot;;[.A1202])" office:value-type="float" office:value="562" calcext:value-type="float">
            <text:p>562</text:p>
          </table:table-cell>
          <table:table-cell table:formula="of:=IF(COUNTIF([.B1202:.E1202];[.B1202])=3;&quot;&quot;;[.B1202])" office:value-type="float" office:value="387" calcext:value-type="float">
            <text:p>387</text:p>
          </table:table-cell>
          <table:table-cell table:formula="of:=IF(COUNTIF([.C1202:.F1202];[.C1202])=3;&quot;&quot;;[.C1202])" office:value-type="float" office:value="273" calcext:value-type="float">
            <text:p>273</text:p>
          </table:table-cell>
          <table:table-cell table:formula="of:=IF(COUNTIF([.D1202:.G1202];[.D1202])=3;&quot;&quot;;[.D1202])" office:value-type="float" office:value="530" calcext:value-type="float">
            <text:p>530</text:p>
          </table:table-cell>
          <table:table-cell table:style-name="ce5" table:formula="of:=IFERROR( IF( AND( COUNT([.E1202:.H1202])=3; MOD( AVERAGE([.E1202:.H1202]); 2)=1; MOD( AVERAGE([.I1202:.L120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float" office:value="219" calcext:value-type="float">
            <text:p>219</text:p>
          </table:table-cell>
          <table:table-cell office:value-type="float" office:value="464" calcext:value-type="float">
            <text:p>464</text:p>
          </table:table-cell>
          <table:table-cell office:value-type="float" office:value="850" calcext:value-type="float">
            <text:p>850</text:p>
          </table:table-cell>
          <table:table-cell table:formula="of:=IF(COUNTIF([.A1203:.D1203];[.A1203])=3;[.A1203];&quot;&quot;)">
            <text:p/>
          </table:table-cell>
          <table:table-cell table:formula="of:=IF(COUNTIF([.B1203:.E1203];[.B1203])=3;[.B1203];&quot;&quot;)">
            <text:p/>
          </table:table-cell>
          <table:table-cell table:formula="of:=IF(COUNTIF([.C1203:.F1203];[.C1203])=3;[.C1203];&quot;&quot;)">
            <text:p/>
          </table:table-cell>
          <table:table-cell table:formula="of:=IF(COUNTIF([.D1203:.G1203];[.D1203])=3;[.D1203];&quot;&quot;)">
            <text:p/>
          </table:table-cell>
          <table:table-cell table:formula="of:=IF(COUNTIF([.A1203:.D1203];[.A1203])=3;&quot;&quot;;[.A1203])" office:value-type="float" office:value="31" calcext:value-type="float">
            <text:p>31</text:p>
          </table:table-cell>
          <table:table-cell table:formula="of:=IF(COUNTIF([.B1203:.E1203];[.B1203])=3;&quot;&quot;;[.B1203])" office:value-type="float" office:value="219" calcext:value-type="float">
            <text:p>219</text:p>
          </table:table-cell>
          <table:table-cell table:formula="of:=IF(COUNTIF([.C1203:.F1203];[.C1203])=3;&quot;&quot;;[.C1203])" office:value-type="float" office:value="464" calcext:value-type="float">
            <text:p>464</text:p>
          </table:table-cell>
          <table:table-cell table:formula="of:=IF(COUNTIF([.D1203:.G1203];[.D1203])=3;&quot;&quot;;[.D1203])" office:value-type="float" office:value="850" calcext:value-type="float">
            <text:p>850</text:p>
          </table:table-cell>
          <table:table-cell table:style-name="ce5" table:formula="of:=IFERROR( IF( AND( COUNT([.E1203:.H1203])=3; MOD( AVERAGE([.E1203:.H1203]); 2)=1; MOD( AVERAGE([.I1203:.L120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office:value-type="float" office:value="537" calcext:value-type="float">
            <text:p>537</text:p>
          </table:table-cell>
          <table:table-cell office:value-type="float" office:value="301" calcext:value-type="float">
            <text:p>301</text:p>
          </table:table-cell>
          <table:table-cell office:value-type="float" office:value="994" calcext:value-type="float">
            <text:p>994</text:p>
          </table:table-cell>
          <table:table-cell table:formula="of:=IF(COUNTIF([.A1204:.D1204];[.A1204])=3;[.A1204];&quot;&quot;)">
            <text:p/>
          </table:table-cell>
          <table:table-cell table:formula="of:=IF(COUNTIF([.B1204:.E1204];[.B1204])=3;[.B1204];&quot;&quot;)">
            <text:p/>
          </table:table-cell>
          <table:table-cell table:formula="of:=IF(COUNTIF([.C1204:.F1204];[.C1204])=3;[.C1204];&quot;&quot;)">
            <text:p/>
          </table:table-cell>
          <table:table-cell table:formula="of:=IF(COUNTIF([.D1204:.G1204];[.D1204])=3;[.D1204];&quot;&quot;)">
            <text:p/>
          </table:table-cell>
          <table:table-cell table:formula="of:=IF(COUNTIF([.A1204:.D1204];[.A1204])=3;&quot;&quot;;[.A1204])" office:value-type="float" office:value="460" calcext:value-type="float">
            <text:p>460</text:p>
          </table:table-cell>
          <table:table-cell table:formula="of:=IF(COUNTIF([.B1204:.E1204];[.B1204])=3;&quot;&quot;;[.B1204])" office:value-type="float" office:value="537" calcext:value-type="float">
            <text:p>537</text:p>
          </table:table-cell>
          <table:table-cell table:formula="of:=IF(COUNTIF([.C1204:.F1204];[.C1204])=3;&quot;&quot;;[.C1204])" office:value-type="float" office:value="301" calcext:value-type="float">
            <text:p>301</text:p>
          </table:table-cell>
          <table:table-cell table:formula="of:=IF(COUNTIF([.D1204:.G1204];[.D1204])=3;&quot;&quot;;[.D1204])" office:value-type="float" office:value="994" calcext:value-type="float">
            <text:p>994</text:p>
          </table:table-cell>
          <table:table-cell table:style-name="ce5" table:formula="of:=IFERROR( IF( AND( COUNT([.E1204:.H1204])=3; MOD( AVERAGE([.E1204:.H1204]); 2)=1; MOD( AVERAGE([.I1204:.L120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table:formula="of:=IF(COUNTIF([.A1205:.D1205];[.A1205])=3;[.A1205];&quot;&quot;)">
            <text:p/>
          </table:table-cell>
          <table:table-cell table:formula="of:=IF(COUNTIF([.B1205:.E1205];[.B1205])=3;[.B1205];&quot;&quot;)">
            <text:p/>
          </table:table-cell>
          <table:table-cell table:formula="of:=IF(COUNTIF([.C1205:.F1205];[.C1205])=3;[.C1205];&quot;&quot;)">
            <text:p/>
          </table:table-cell>
          <table:table-cell table:formula="of:=IF(COUNTIF([.D1205:.G1205];[.D1205])=3;[.D1205];&quot;&quot;)">
            <text:p/>
          </table:table-cell>
          <table:table-cell table:formula="of:=IF(COUNTIF([.A1205:.D1205];[.A1205])=3;&quot;&quot;;[.A1205])" office:value-type="float" office:value="216" calcext:value-type="float">
            <text:p>216</text:p>
          </table:table-cell>
          <table:table-cell table:formula="of:=IF(COUNTIF([.B1205:.E1205];[.B1205])=3;&quot;&quot;;[.B1205])" office:value-type="float" office:value="200" calcext:value-type="float">
            <text:p>200</text:p>
          </table:table-cell>
          <table:table-cell table:formula="of:=IF(COUNTIF([.C1205:.F1205];[.C1205])=3;&quot;&quot;;[.C1205])" office:value-type="float" office:value="216" calcext:value-type="float">
            <text:p>216</text:p>
          </table:table-cell>
          <table:table-cell table:formula="of:=IF(COUNTIF([.D1205:.G1205];[.D1205])=3;&quot;&quot;;[.D1205])" office:value-type="float" office:value="200" calcext:value-type="float">
            <text:p>200</text:p>
          </table:table-cell>
          <table:table-cell table:style-name="ce5" table:formula="of:=IFERROR( IF( AND( COUNT([.E1205:.H1205])=3; MOD( AVERAGE([.E1205:.H1205]); 2)=1; MOD( AVERAGE([.I1205:.L120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office:value-type="float" office:value="417" calcext:value-type="float">
            <text:p>417</text:p>
          </table:table-cell>
          <table:table-cell office:value-type="float" office:value="392" calcext:value-type="float">
            <text:p>392</text:p>
          </table:table-cell>
          <table:table-cell office:value-type="float" office:value="170" calcext:value-type="float">
            <text:p>170</text:p>
          </table:table-cell>
          <table:table-cell table:formula="of:=IF(COUNTIF([.A1206:.D1206];[.A1206])=3;[.A1206];&quot;&quot;)">
            <text:p/>
          </table:table-cell>
          <table:table-cell table:formula="of:=IF(COUNTIF([.B1206:.E1206];[.B1206])=3;[.B1206];&quot;&quot;)">
            <text:p/>
          </table:table-cell>
          <table:table-cell table:formula="of:=IF(COUNTIF([.C1206:.F1206];[.C1206])=3;[.C1206];&quot;&quot;)">
            <text:p/>
          </table:table-cell>
          <table:table-cell table:formula="of:=IF(COUNTIF([.D1206:.G1206];[.D1206])=3;[.D1206];&quot;&quot;)">
            <text:p/>
          </table:table-cell>
          <table:table-cell table:formula="of:=IF(COUNTIF([.A1206:.D1206];[.A1206])=3;&quot;&quot;;[.A1206])" office:value-type="float" office:value="423" calcext:value-type="float">
            <text:p>423</text:p>
          </table:table-cell>
          <table:table-cell table:formula="of:=IF(COUNTIF([.B1206:.E1206];[.B1206])=3;&quot;&quot;;[.B1206])" office:value-type="float" office:value="417" calcext:value-type="float">
            <text:p>417</text:p>
          </table:table-cell>
          <table:table-cell table:formula="of:=IF(COUNTIF([.C1206:.F1206];[.C1206])=3;&quot;&quot;;[.C1206])" office:value-type="float" office:value="392" calcext:value-type="float">
            <text:p>392</text:p>
          </table:table-cell>
          <table:table-cell table:formula="of:=IF(COUNTIF([.D1206:.G1206];[.D1206])=3;&quot;&quot;;[.D1206])" office:value-type="float" office:value="170" calcext:value-type="float">
            <text:p>170</text:p>
          </table:table-cell>
          <table:table-cell table:style-name="ce5" table:formula="of:=IFERROR( IF( AND( COUNT([.E1206:.H1206])=3; MOD( AVERAGE([.E1206:.H1206]); 2)=1; MOD( AVERAGE([.I1206:.L120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office:value-type="float" office:value="794" calcext:value-type="float">
            <text:p>794</text:p>
          </table:table-cell>
          <table:table-cell office:value-type="float" office:value="239" calcext:value-type="float">
            <text:p>239</text:p>
          </table:table-cell>
          <table:table-cell office:value-type="float" office:value="935" calcext:value-type="float">
            <text:p>935</text:p>
          </table:table-cell>
          <table:table-cell table:formula="of:=IF(COUNTIF([.A1207:.D1207];[.A1207])=3;[.A1207];&quot;&quot;)">
            <text:p/>
          </table:table-cell>
          <table:table-cell table:formula="of:=IF(COUNTIF([.B1207:.E1207];[.B1207])=3;[.B1207];&quot;&quot;)">
            <text:p/>
          </table:table-cell>
          <table:table-cell table:formula="of:=IF(COUNTIF([.C1207:.F1207];[.C1207])=3;[.C1207];&quot;&quot;)">
            <text:p/>
          </table:table-cell>
          <table:table-cell table:formula="of:=IF(COUNTIF([.D1207:.G1207];[.D1207])=3;[.D1207];&quot;&quot;)">
            <text:p/>
          </table:table-cell>
          <table:table-cell table:formula="of:=IF(COUNTIF([.A1207:.D1207];[.A1207])=3;&quot;&quot;;[.A1207])" office:value-type="float" office:value="477" calcext:value-type="float">
            <text:p>477</text:p>
          </table:table-cell>
          <table:table-cell table:formula="of:=IF(COUNTIF([.B1207:.E1207];[.B1207])=3;&quot;&quot;;[.B1207])" office:value-type="float" office:value="794" calcext:value-type="float">
            <text:p>794</text:p>
          </table:table-cell>
          <table:table-cell table:formula="of:=IF(COUNTIF([.C1207:.F1207];[.C1207])=3;&quot;&quot;;[.C1207])" office:value-type="float" office:value="239" calcext:value-type="float">
            <text:p>239</text:p>
          </table:table-cell>
          <table:table-cell table:formula="of:=IF(COUNTIF([.D1207:.G1207];[.D1207])=3;&quot;&quot;;[.D1207])" office:value-type="float" office:value="935" calcext:value-type="float">
            <text:p>935</text:p>
          </table:table-cell>
          <table:table-cell table:style-name="ce5" table:formula="of:=IFERROR( IF( AND( COUNT([.E1207:.H1207])=3; MOD( AVERAGE([.E1207:.H1207]); 2)=1; MOD( AVERAGE([.I1207:.L120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number-columns-repeated="3" office:value-type="float" office:value="333" calcext:value-type="float">
            <text:p>333</text:p>
          </table:table-cell>
          <table:table-cell table:formula="of:=IF(COUNTIF([.A1208:.D1208];[.A1208])=3;[.A1208];&quot;&quot;)">
            <text:p/>
          </table:table-cell>
          <table:table-cell table:formula="of:=IF(COUNTIF([.B1208:.E1208];[.B1208])=3;[.B1208];&quot;&quot;)" office:value-type="float" office:value="333" calcext:value-type="float">
            <text:p>333</text:p>
          </table:table-cell>
          <table:table-cell table:formula="of:=IF(COUNTIF([.C1208:.F1208];[.C1208])=3;[.C1208];&quot;&quot;)" office:value-type="float" office:value="333" calcext:value-type="float">
            <text:p>333</text:p>
          </table:table-cell>
          <table:table-cell table:formula="of:=IF(COUNTIF([.D1208:.G1208];[.D1208])=3;[.D1208];&quot;&quot;)" office:value-type="float" office:value="333" calcext:value-type="float">
            <text:p>333</text:p>
          </table:table-cell>
          <table:table-cell table:formula="of:=IF(COUNTIF([.A1208:.D1208];[.A1208])=3;&quot;&quot;;[.A1208])" office:value-type="float" office:value="114" calcext:value-type="float">
            <text:p>114</text:p>
          </table:table-cell>
          <table:table-cell table:formula="of:=IF(COUNTIF([.B1208:.E1208];[.B1208])=3;&quot;&quot;;[.B1208])">
            <text:p/>
          </table:table-cell>
          <table:table-cell table:formula="of:=IF(COUNTIF([.C1208:.F1208];[.C1208])=3;&quot;&quot;;[.C1208])">
            <text:p/>
          </table:table-cell>
          <table:table-cell table:formula="of:=IF(COUNTIF([.D1208:.G1208];[.D1208])=3;&quot;&quot;;[.D1208])">
            <text:p/>
          </table:table-cell>
          <table:table-cell table:style-name="ce5" table:formula="of:=IFERROR( IF( AND( COUNT([.E1208:.H1208])=3; MOD( AVERAGE([.E1208:.H1208]); 2)=1; MOD( AVERAGE([.I1208:.L1208]); 2)=0); 1; 0); 0)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3" calcext:value-type="float">
            <text:p>13</text:p>
          </table:table-cell>
          <table:table-cell office:value-type="float" office:value="890" calcext:value-type="float">
            <text:p>890</text:p>
          </table:table-cell>
          <table:table-cell office:value-type="float" office:value="251" calcext:value-type="float">
            <text:p>251</text:p>
          </table:table-cell>
          <table:table-cell table:formula="of:=IF(COUNTIF([.A1209:.D1209];[.A1209])=3;[.A1209];&quot;&quot;)">
            <text:p/>
          </table:table-cell>
          <table:table-cell table:formula="of:=IF(COUNTIF([.B1209:.E1209];[.B1209])=3;[.B1209];&quot;&quot;)">
            <text:p/>
          </table:table-cell>
          <table:table-cell table:formula="of:=IF(COUNTIF([.C1209:.F1209];[.C1209])=3;[.C1209];&quot;&quot;)">
            <text:p/>
          </table:table-cell>
          <table:table-cell table:formula="of:=IF(COUNTIF([.D1209:.G1209];[.D1209])=3;[.D1209];&quot;&quot;)">
            <text:p/>
          </table:table-cell>
          <table:table-cell table:formula="of:=IF(COUNTIF([.A1209:.D1209];[.A1209])=3;&quot;&quot;;[.A1209])" office:value-type="float" office:value="893" calcext:value-type="float">
            <text:p>893</text:p>
          </table:table-cell>
          <table:table-cell table:formula="of:=IF(COUNTIF([.B1209:.E1209];[.B1209])=3;&quot;&quot;;[.B1209])" office:value-type="float" office:value="13" calcext:value-type="float">
            <text:p>13</text:p>
          </table:table-cell>
          <table:table-cell table:formula="of:=IF(COUNTIF([.C1209:.F1209];[.C1209])=3;&quot;&quot;;[.C1209])" office:value-type="float" office:value="890" calcext:value-type="float">
            <text:p>890</text:p>
          </table:table-cell>
          <table:table-cell table:formula="of:=IF(COUNTIF([.D1209:.G1209];[.D1209])=3;&quot;&quot;;[.D1209])" office:value-type="float" office:value="251" calcext:value-type="float">
            <text:p>251</text:p>
          </table:table-cell>
          <table:table-cell table:style-name="ce5" table:formula="of:=IFERROR( IF( AND( COUNT([.E1209:.H1209])=3; MOD( AVERAGE([.E1209:.H1209]); 2)=1; MOD( AVERAGE([.I1209:.L120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7" calcext:value-type="float">
            <text:p>87</text:p>
          </table:table-cell>
          <table:table-cell office:value-type="float" office:value="688" calcext:value-type="float">
            <text:p>688</text:p>
          </table:table-cell>
          <table:table-cell office:value-type="float" office:value="856" calcext:value-type="float">
            <text:p>856</text:p>
          </table:table-cell>
          <table:table-cell table:formula="of:=IF(COUNTIF([.A1210:.D1210];[.A1210])=3;[.A1210];&quot;&quot;)">
            <text:p/>
          </table:table-cell>
          <table:table-cell table:formula="of:=IF(COUNTIF([.B1210:.E1210];[.B1210])=3;[.B1210];&quot;&quot;)">
            <text:p/>
          </table:table-cell>
          <table:table-cell table:formula="of:=IF(COUNTIF([.C1210:.F1210];[.C1210])=3;[.C1210];&quot;&quot;)">
            <text:p/>
          </table:table-cell>
          <table:table-cell table:formula="of:=IF(COUNTIF([.D1210:.G1210];[.D1210])=3;[.D1210];&quot;&quot;)">
            <text:p/>
          </table:table-cell>
          <table:table-cell table:formula="of:=IF(COUNTIF([.A1210:.D1210];[.A1210])=3;&quot;&quot;;[.A1210])" office:value-type="float" office:value="184" calcext:value-type="float">
            <text:p>184</text:p>
          </table:table-cell>
          <table:table-cell table:formula="of:=IF(COUNTIF([.B1210:.E1210];[.B1210])=3;&quot;&quot;;[.B1210])" office:value-type="float" office:value="87" calcext:value-type="float">
            <text:p>87</text:p>
          </table:table-cell>
          <table:table-cell table:formula="of:=IF(COUNTIF([.C1210:.F1210];[.C1210])=3;&quot;&quot;;[.C1210])" office:value-type="float" office:value="688" calcext:value-type="float">
            <text:p>688</text:p>
          </table:table-cell>
          <table:table-cell table:formula="of:=IF(COUNTIF([.D1210:.G1210];[.D1210])=3;&quot;&quot;;[.D1210])" office:value-type="float" office:value="856" calcext:value-type="float">
            <text:p>856</text:p>
          </table:table-cell>
          <table:table-cell table:style-name="ce5" table:formula="of:=IFERROR( IF( AND( COUNT([.E1210:.H1210])=3; MOD( AVERAGE([.E1210:.H1210]); 2)=1; MOD( AVERAGE([.I1210:.L121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office:value-type="float" office:value="307" calcext:value-type="float">
            <text:p>307</text:p>
          </table:table-cell>
          <table:table-cell office:value-type="float" office:value="776" calcext:value-type="float">
            <text:p>776</text:p>
          </table:table-cell>
          <table:table-cell office:value-type="float" office:value="330" calcext:value-type="float">
            <text:p>330</text:p>
          </table:table-cell>
          <table:table-cell table:formula="of:=IF(COUNTIF([.A1211:.D1211];[.A1211])=3;[.A1211];&quot;&quot;)">
            <text:p/>
          </table:table-cell>
          <table:table-cell table:formula="of:=IF(COUNTIF([.B1211:.E1211];[.B1211])=3;[.B1211];&quot;&quot;)">
            <text:p/>
          </table:table-cell>
          <table:table-cell table:formula="of:=IF(COUNTIF([.C1211:.F1211];[.C1211])=3;[.C1211];&quot;&quot;)">
            <text:p/>
          </table:table-cell>
          <table:table-cell table:formula="of:=IF(COUNTIF([.D1211:.G1211];[.D1211])=3;[.D1211];&quot;&quot;)">
            <text:p/>
          </table:table-cell>
          <table:table-cell table:formula="of:=IF(COUNTIF([.A1211:.D1211];[.A1211])=3;&quot;&quot;;[.A1211])" office:value-type="float" office:value="320" calcext:value-type="float">
            <text:p>320</text:p>
          </table:table-cell>
          <table:table-cell table:formula="of:=IF(COUNTIF([.B1211:.E1211];[.B1211])=3;&quot;&quot;;[.B1211])" office:value-type="float" office:value="307" calcext:value-type="float">
            <text:p>307</text:p>
          </table:table-cell>
          <table:table-cell table:formula="of:=IF(COUNTIF([.C1211:.F1211];[.C1211])=3;&quot;&quot;;[.C1211])" office:value-type="float" office:value="776" calcext:value-type="float">
            <text:p>776</text:p>
          </table:table-cell>
          <table:table-cell table:formula="of:=IF(COUNTIF([.D1211:.G1211];[.D1211])=3;&quot;&quot;;[.D1211])" office:value-type="float" office:value="330" calcext:value-type="float">
            <text:p>330</text:p>
          </table:table-cell>
          <table:table-cell table:style-name="ce5" table:formula="of:=IFERROR( IF( AND( COUNT([.E1211:.H1211])=3; MOD( AVERAGE([.E1211:.H1211]); 2)=1; MOD( AVERAGE([.I1211:.L121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628" calcext:value-type="float">
            <text:p>628</text:p>
          </table:table-cell>
          <table:table-cell table:formula="of:=IF(COUNTIF([.A1212:.D1212];[.A1212])=3;[.A1212];&quot;&quot;)" office:value-type="float" office:value="628" calcext:value-type="float">
            <text:p>628</text:p>
          </table:table-cell>
          <table:table-cell table:formula="of:=IF(COUNTIF([.B1212:.E1212];[.B1212])=3;[.B1212];&quot;&quot;)">
            <text:p/>
          </table:table-cell>
          <table:table-cell table:formula="of:=IF(COUNTIF([.C1212:.F1212];[.C1212])=3;[.C1212];&quot;&quot;)" office:value-type="float" office:value="628" calcext:value-type="float">
            <text:p>628</text:p>
          </table:table-cell>
          <table:table-cell table:formula="of:=IF(COUNTIF([.D1212:.G1212];[.D1212])=3;[.D1212];&quot;&quot;)" office:value-type="float" office:value="628" calcext:value-type="float">
            <text:p>628</text:p>
          </table:table-cell>
          <table:table-cell table:formula="of:=IF(COUNTIF([.A1212:.D1212];[.A1212])=3;&quot;&quot;;[.A1212])">
            <text:p/>
          </table:table-cell>
          <table:table-cell table:formula="of:=IF(COUNTIF([.B1212:.E1212];[.B1212])=3;&quot;&quot;;[.B1212])" office:value-type="float" office:value="536" calcext:value-type="float">
            <text:p>536</text:p>
          </table:table-cell>
          <table:table-cell table:formula="of:=IF(COUNTIF([.C1212:.F1212];[.C1212])=3;&quot;&quot;;[.C1212])">
            <text:p/>
          </table:table-cell>
          <table:table-cell table:formula="of:=IF(COUNTIF([.D1212:.G1212];[.D1212])=3;&quot;&quot;;[.D1212])">
            <text:p/>
          </table:table-cell>
          <table:table-cell table:style-name="ce5" table:formula="of:=IFERROR( IF( AND( COUNT([.E1212:.H1212])=3; MOD( AVERAGE([.E1212:.H1212]); 2)=1; MOD( AVERAGE([.I1212:.L121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float" office:value="147" calcext:value-type="float">
            <text:p>147</text:p>
          </table:table-cell>
          <table:table-cell office:value-type="float" office:value="992" calcext:value-type="float">
            <text:p>992</text:p>
          </table:table-cell>
          <table:table-cell office:value-type="float" office:value="997" calcext:value-type="float">
            <text:p>997</text:p>
          </table:table-cell>
          <table:table-cell table:formula="of:=IF(COUNTIF([.A1213:.D1213];[.A1213])=3;[.A1213];&quot;&quot;)">
            <text:p/>
          </table:table-cell>
          <table:table-cell table:formula="of:=IF(COUNTIF([.B1213:.E1213];[.B1213])=3;[.B1213];&quot;&quot;)">
            <text:p/>
          </table:table-cell>
          <table:table-cell table:formula="of:=IF(COUNTIF([.C1213:.F1213];[.C1213])=3;[.C1213];&quot;&quot;)">
            <text:p/>
          </table:table-cell>
          <table:table-cell table:formula="of:=IF(COUNTIF([.D1213:.G1213];[.D1213])=3;[.D1213];&quot;&quot;)">
            <text:p/>
          </table:table-cell>
          <table:table-cell table:formula="of:=IF(COUNTIF([.A1213:.D1213];[.A1213])=3;&quot;&quot;;[.A1213])" office:value-type="float" office:value="76" calcext:value-type="float">
            <text:p>76</text:p>
          </table:table-cell>
          <table:table-cell table:formula="of:=IF(COUNTIF([.B1213:.E1213];[.B1213])=3;&quot;&quot;;[.B1213])" office:value-type="float" office:value="147" calcext:value-type="float">
            <text:p>147</text:p>
          </table:table-cell>
          <table:table-cell table:formula="of:=IF(COUNTIF([.C1213:.F1213];[.C1213])=3;&quot;&quot;;[.C1213])" office:value-type="float" office:value="992" calcext:value-type="float">
            <text:p>992</text:p>
          </table:table-cell>
          <table:table-cell table:formula="of:=IF(COUNTIF([.D1213:.G1213];[.D1213])=3;&quot;&quot;;[.D1213])" office:value-type="float" office:value="997" calcext:value-type="float">
            <text:p>997</text:p>
          </table:table-cell>
          <table:table-cell table:style-name="ce5" table:formula="of:=IFERROR( IF( AND( COUNT([.E1213:.H1213])=3; MOD( AVERAGE([.E1213:.H1213]); 2)=1; MOD( AVERAGE([.I1213:.L121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26" calcext:value-type="float">
            <text:p>426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table:formula="of:=IF(COUNTIF([.A1214:.D1214];[.A1214])=3;[.A1214];&quot;&quot;)">
            <text:p/>
          </table:table-cell>
          <table:table-cell table:formula="of:=IF(COUNTIF([.B1214:.E1214];[.B1214])=3;[.B1214];&quot;&quot;)">
            <text:p/>
          </table:table-cell>
          <table:table-cell table:formula="of:=IF(COUNTIF([.C1214:.F1214];[.C1214])=3;[.C1214];&quot;&quot;)">
            <text:p/>
          </table:table-cell>
          <table:table-cell table:formula="of:=IF(COUNTIF([.D1214:.G1214];[.D1214])=3;[.D1214];&quot;&quot;)">
            <text:p/>
          </table:table-cell>
          <table:table-cell table:formula="of:=IF(COUNTIF([.A1214:.D1214];[.A1214])=3;&quot;&quot;;[.A1214])" office:value-type="float" office:value="145" calcext:value-type="float">
            <text:p>145</text:p>
          </table:table-cell>
          <table:table-cell table:formula="of:=IF(COUNTIF([.B1214:.E1214];[.B1214])=3;&quot;&quot;;[.B1214])" office:value-type="float" office:value="426" calcext:value-type="float">
            <text:p>426</text:p>
          </table:table-cell>
          <table:table-cell table:formula="of:=IF(COUNTIF([.C1214:.F1214];[.C1214])=3;&quot;&quot;;[.C1214])" office:value-type="float" office:value="129" calcext:value-type="float">
            <text:p>129</text:p>
          </table:table-cell>
          <table:table-cell table:formula="of:=IF(COUNTIF([.D1214:.G1214];[.D1214])=3;&quot;&quot;;[.D1214])" office:value-type="float" office:value="86" calcext:value-type="float">
            <text:p>86</text:p>
          </table:table-cell>
          <table:table-cell table:style-name="ce5" table:formula="of:=IFERROR( IF( AND( COUNT([.E1214:.H1214])=3; MOD( AVERAGE([.E1214:.H1214]); 2)=1; MOD( AVERAGE([.I1214:.L121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office:value-type="float" office:value="490" calcext:value-type="float">
            <text:p>490</text:p>
          </table:table-cell>
          <table:table-cell office:value-type="float" office:value="887" calcext:value-type="float">
            <text:p>887</text:p>
          </table:table-cell>
          <table:table-cell office:value-type="float" office:value="160" calcext:value-type="float">
            <text:p>160</text:p>
          </table:table-cell>
          <table:table-cell table:formula="of:=IF(COUNTIF([.A1215:.D1215];[.A1215])=3;[.A1215];&quot;&quot;)">
            <text:p/>
          </table:table-cell>
          <table:table-cell table:formula="of:=IF(COUNTIF([.B1215:.E1215];[.B1215])=3;[.B1215];&quot;&quot;)">
            <text:p/>
          </table:table-cell>
          <table:table-cell table:formula="of:=IF(COUNTIF([.C1215:.F1215];[.C1215])=3;[.C1215];&quot;&quot;)">
            <text:p/>
          </table:table-cell>
          <table:table-cell table:formula="of:=IF(COUNTIF([.D1215:.G1215];[.D1215])=3;[.D1215];&quot;&quot;)">
            <text:p/>
          </table:table-cell>
          <table:table-cell table:formula="of:=IF(COUNTIF([.A1215:.D1215];[.A1215])=3;&quot;&quot;;[.A1215])" office:value-type="float" office:value="447" calcext:value-type="float">
            <text:p>447</text:p>
          </table:table-cell>
          <table:table-cell table:formula="of:=IF(COUNTIF([.B1215:.E1215];[.B1215])=3;&quot;&quot;;[.B1215])" office:value-type="float" office:value="490" calcext:value-type="float">
            <text:p>490</text:p>
          </table:table-cell>
          <table:table-cell table:formula="of:=IF(COUNTIF([.C1215:.F1215];[.C1215])=3;&quot;&quot;;[.C1215])" office:value-type="float" office:value="887" calcext:value-type="float">
            <text:p>887</text:p>
          </table:table-cell>
          <table:table-cell table:formula="of:=IF(COUNTIF([.D1215:.G1215];[.D1215])=3;&quot;&quot;;[.D1215])" office:value-type="float" office:value="160" calcext:value-type="float">
            <text:p>160</text:p>
          </table:table-cell>
          <table:table-cell table:style-name="ce5" table:formula="of:=IFERROR( IF( AND( COUNT([.E1215:.H1215])=3; MOD( AVERAGE([.E1215:.H1215]); 2)=1; MOD( AVERAGE([.I1215:.L121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office:value-type="float" office:value="475" calcext:value-type="float">
            <text:p>475</text:p>
          </table:table-cell>
          <table:table-cell table:formula="of:=IF(COUNTIF([.A1216:.D1216];[.A1216])=3;[.A1216];&quot;&quot;)">
            <text:p/>
          </table:table-cell>
          <table:table-cell table:formula="of:=IF(COUNTIF([.B1216:.E1216];[.B1216])=3;[.B1216];&quot;&quot;)">
            <text:p/>
          </table:table-cell>
          <table:table-cell table:formula="of:=IF(COUNTIF([.C1216:.F1216];[.C1216])=3;[.C1216];&quot;&quot;)">
            <text:p/>
          </table:table-cell>
          <table:table-cell table:formula="of:=IF(COUNTIF([.D1216:.G1216];[.D1216])=3;[.D1216];&quot;&quot;)">
            <text:p/>
          </table:table-cell>
          <table:table-cell table:formula="of:=IF(COUNTIF([.A1216:.D1216];[.A1216])=3;&quot;&quot;;[.A1216])" office:value-type="float" office:value="88" calcext:value-type="float">
            <text:p>88</text:p>
          </table:table-cell>
          <table:table-cell table:formula="of:=IF(COUNTIF([.B1216:.E1216];[.B1216])=3;&quot;&quot;;[.B1216])" office:value-type="float" office:value="254" calcext:value-type="float">
            <text:p>254</text:p>
          </table:table-cell>
          <table:table-cell table:formula="of:=IF(COUNTIF([.C1216:.F1216];[.C1216])=3;&quot;&quot;;[.C1216])" office:value-type="float" office:value="80" calcext:value-type="float">
            <text:p>80</text:p>
          </table:table-cell>
          <table:table-cell table:formula="of:=IF(COUNTIF([.D1216:.G1216];[.D1216])=3;&quot;&quot;;[.D1216])" office:value-type="float" office:value="475" calcext:value-type="float">
            <text:p>475</text:p>
          </table:table-cell>
          <table:table-cell table:style-name="ce5" table:formula="of:=IFERROR( IF( AND( COUNT([.E1216:.H1216])=3; MOD( AVERAGE([.E1216:.H1216]); 2)=1; MOD( AVERAGE([.I1216:.L121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office:value-type="float" office:value="456" calcext:value-type="float">
            <text:p>456</text:p>
          </table:table-cell>
          <table:table-cell office:value-type="float" office:value="220" calcext:value-type="float">
            <text:p>220</text:p>
          </table:table-cell>
          <table:table-cell office:value-type="float" office:value="456" calcext:value-type="float">
            <text:p>456</text:p>
          </table:table-cell>
          <table:table-cell table:formula="of:=IF(COUNTIF([.A1217:.D1217];[.A1217])=3;[.A1217];&quot;&quot;)" office:value-type="float" office:value="456" calcext:value-type="float">
            <text:p>456</text:p>
          </table:table-cell>
          <table:table-cell table:formula="of:=IF(COUNTIF([.B1217:.E1217];[.B1217])=3;[.B1217];&quot;&quot;)" office:value-type="float" office:value="456" calcext:value-type="float">
            <text:p>456</text:p>
          </table:table-cell>
          <table:table-cell table:formula="of:=IF(COUNTIF([.C1217:.F1217];[.C1217])=3;[.C1217];&quot;&quot;)">
            <text:p/>
          </table:table-cell>
          <table:table-cell table:formula="of:=IF(COUNTIF([.D1217:.G1217];[.D1217])=3;[.D1217];&quot;&quot;)" office:value-type="float" office:value="456" calcext:value-type="float">
            <text:p>456</text:p>
          </table:table-cell>
          <table:table-cell table:formula="of:=IF(COUNTIF([.A1217:.D1217];[.A1217])=3;&quot;&quot;;[.A1217])">
            <text:p/>
          </table:table-cell>
          <table:table-cell table:formula="of:=IF(COUNTIF([.B1217:.E1217];[.B1217])=3;&quot;&quot;;[.B1217])">
            <text:p/>
          </table:table-cell>
          <table:table-cell table:formula="of:=IF(COUNTIF([.C1217:.F1217];[.C1217])=3;&quot;&quot;;[.C1217])" office:value-type="float" office:value="220" calcext:value-type="float">
            <text:p>220</text:p>
          </table:table-cell>
          <table:table-cell table:formula="of:=IF(COUNTIF([.D1217:.G1217];[.D1217])=3;&quot;&quot;;[.D1217])">
            <text:p/>
          </table:table-cell>
          <table:table-cell table:style-name="ce5" table:formula="of:=IFERROR( IF( AND( COUNT([.E1217:.H1217])=3; MOD( AVERAGE([.E1217:.H1217]); 2)=1; MOD( AVERAGE([.I1217:.L121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office:value-type="float" office:value="781" calcext:value-type="float">
            <text:p>781</text:p>
          </table:table-cell>
          <table:table-cell office:value-type="float" office:value="770" calcext:value-type="float">
            <text:p>770</text:p>
          </table:table-cell>
          <table:table-cell office:value-type="float" office:value="686" calcext:value-type="float">
            <text:p>686</text:p>
          </table:table-cell>
          <table:table-cell table:formula="of:=IF(COUNTIF([.A1218:.D1218];[.A1218])=3;[.A1218];&quot;&quot;)">
            <text:p/>
          </table:table-cell>
          <table:table-cell table:formula="of:=IF(COUNTIF([.B1218:.E1218];[.B1218])=3;[.B1218];&quot;&quot;)">
            <text:p/>
          </table:table-cell>
          <table:table-cell table:formula="of:=IF(COUNTIF([.C1218:.F1218];[.C1218])=3;[.C1218];&quot;&quot;)">
            <text:p/>
          </table:table-cell>
          <table:table-cell table:formula="of:=IF(COUNTIF([.D1218:.G1218];[.D1218])=3;[.D1218];&quot;&quot;)">
            <text:p/>
          </table:table-cell>
          <table:table-cell table:formula="of:=IF(COUNTIF([.A1218:.D1218];[.A1218])=3;&quot;&quot;;[.A1218])" office:value-type="float" office:value="434" calcext:value-type="float">
            <text:p>434</text:p>
          </table:table-cell>
          <table:table-cell table:formula="of:=IF(COUNTIF([.B1218:.E1218];[.B1218])=3;&quot;&quot;;[.B1218])" office:value-type="float" office:value="781" calcext:value-type="float">
            <text:p>781</text:p>
          </table:table-cell>
          <table:table-cell table:formula="of:=IF(COUNTIF([.C1218:.F1218];[.C1218])=3;&quot;&quot;;[.C1218])" office:value-type="float" office:value="770" calcext:value-type="float">
            <text:p>770</text:p>
          </table:table-cell>
          <table:table-cell table:formula="of:=IF(COUNTIF([.D1218:.G1218];[.D1218])=3;&quot;&quot;;[.D1218])" office:value-type="float" office:value="686" calcext:value-type="float">
            <text:p>686</text:p>
          </table:table-cell>
          <table:table-cell table:style-name="ce5" table:formula="of:=IFERROR( IF( AND( COUNT([.E1218:.H1218])=3; MOD( AVERAGE([.E1218:.H1218]); 2)=1; MOD( AVERAGE([.I1218:.L121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65" calcext:value-type="float">
            <text:p>265</text:p>
          </table:table-cell>
          <table:table-cell office:value-type="float" office:value="37" calcext:value-type="float">
            <text:p>37</text:p>
          </table:table-cell>
          <table:table-cell office:value-type="float" office:value="631" calcext:value-type="float">
            <text:p>631</text:p>
          </table:table-cell>
          <table:table-cell table:formula="of:=IF(COUNTIF([.A1219:.D1219];[.A1219])=3;[.A1219];&quot;&quot;)">
            <text:p/>
          </table:table-cell>
          <table:table-cell table:formula="of:=IF(COUNTIF([.B1219:.E1219];[.B1219])=3;[.B1219];&quot;&quot;)">
            <text:p/>
          </table:table-cell>
          <table:table-cell table:formula="of:=IF(COUNTIF([.C1219:.F1219];[.C1219])=3;[.C1219];&quot;&quot;)">
            <text:p/>
          </table:table-cell>
          <table:table-cell table:formula="of:=IF(COUNTIF([.D1219:.G1219];[.D1219])=3;[.D1219];&quot;&quot;)">
            <text:p/>
          </table:table-cell>
          <table:table-cell table:formula="of:=IF(COUNTIF([.A1219:.D1219];[.A1219])=3;&quot;&quot;;[.A1219])" office:value-type="float" office:value="933" calcext:value-type="float">
            <text:p>933</text:p>
          </table:table-cell>
          <table:table-cell table:formula="of:=IF(COUNTIF([.B1219:.E1219];[.B1219])=3;&quot;&quot;;[.B1219])" office:value-type="float" office:value="265" calcext:value-type="float">
            <text:p>265</text:p>
          </table:table-cell>
          <table:table-cell table:formula="of:=IF(COUNTIF([.C1219:.F1219];[.C1219])=3;&quot;&quot;;[.C1219])" office:value-type="float" office:value="37" calcext:value-type="float">
            <text:p>37</text:p>
          </table:table-cell>
          <table:table-cell table:formula="of:=IF(COUNTIF([.D1219:.G1219];[.D1219])=3;&quot;&quot;;[.D1219])" office:value-type="float" office:value="631" calcext:value-type="float">
            <text:p>631</text:p>
          </table:table-cell>
          <table:table-cell table:style-name="ce5" table:formula="of:=IFERROR( IF( AND( COUNT([.E1219:.H1219])=3; MOD( AVERAGE([.E1219:.H1219]); 2)=1; MOD( AVERAGE([.I1219:.L121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office:value-type="float" office:value="892" calcext:value-type="float">
            <text:p>892</text:p>
          </table:table-cell>
          <table:table-cell office:value-type="float" office:value="913" calcext:value-type="float">
            <text:p>913</text:p>
          </table:table-cell>
          <table:table-cell office:value-type="float" office:value="288" calcext:value-type="float">
            <text:p>288</text:p>
          </table:table-cell>
          <table:table-cell table:formula="of:=IF(COUNTIF([.A1220:.D1220];[.A1220])=3;[.A1220];&quot;&quot;)">
            <text:p/>
          </table:table-cell>
          <table:table-cell table:formula="of:=IF(COUNTIF([.B1220:.E1220];[.B1220])=3;[.B1220];&quot;&quot;)">
            <text:p/>
          </table:table-cell>
          <table:table-cell table:formula="of:=IF(COUNTIF([.C1220:.F1220];[.C1220])=3;[.C1220];&quot;&quot;)">
            <text:p/>
          </table:table-cell>
          <table:table-cell table:formula="of:=IF(COUNTIF([.D1220:.G1220];[.D1220])=3;[.D1220];&quot;&quot;)">
            <text:p/>
          </table:table-cell>
          <table:table-cell table:formula="of:=IF(COUNTIF([.A1220:.D1220];[.A1220])=3;&quot;&quot;;[.A1220])" office:value-type="float" office:value="288" calcext:value-type="float">
            <text:p>288</text:p>
          </table:table-cell>
          <table:table-cell table:formula="of:=IF(COUNTIF([.B1220:.E1220];[.B1220])=3;&quot;&quot;;[.B1220])" office:value-type="float" office:value="892" calcext:value-type="float">
            <text:p>892</text:p>
          </table:table-cell>
          <table:table-cell table:formula="of:=IF(COUNTIF([.C1220:.F1220];[.C1220])=3;&quot;&quot;;[.C1220])" office:value-type="float" office:value="913" calcext:value-type="float">
            <text:p>913</text:p>
          </table:table-cell>
          <table:table-cell table:formula="of:=IF(COUNTIF([.D1220:.G1220];[.D1220])=3;&quot;&quot;;[.D1220])" office:value-type="float" office:value="288" calcext:value-type="float">
            <text:p>288</text:p>
          </table:table-cell>
          <table:table-cell table:style-name="ce5" table:formula="of:=IFERROR( IF( AND( COUNT([.E1220:.H1220])=3; MOD( AVERAGE([.E1220:.H1220]); 2)=1; MOD( AVERAGE([.I1220:.L122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office:value-type="float" office:value="228" calcext:value-type="float">
            <text:p>228</text:p>
          </table:table-cell>
          <table:table-cell office:value-type="float" office:value="385" calcext:value-type="float">
            <text:p>385</text:p>
          </table:table-cell>
          <table:table-cell office:value-type="float" office:value="939" calcext:value-type="float">
            <text:p>939</text:p>
          </table:table-cell>
          <table:table-cell table:formula="of:=IF(COUNTIF([.A1221:.D1221];[.A1221])=3;[.A1221];&quot;&quot;)">
            <text:p/>
          </table:table-cell>
          <table:table-cell table:formula="of:=IF(COUNTIF([.B1221:.E1221];[.B1221])=3;[.B1221];&quot;&quot;)">
            <text:p/>
          </table:table-cell>
          <table:table-cell table:formula="of:=IF(COUNTIF([.C1221:.F1221];[.C1221])=3;[.C1221];&quot;&quot;)">
            <text:p/>
          </table:table-cell>
          <table:table-cell table:formula="of:=IF(COUNTIF([.D1221:.G1221];[.D1221])=3;[.D1221];&quot;&quot;)">
            <text:p/>
          </table:table-cell>
          <table:table-cell table:formula="of:=IF(COUNTIF([.A1221:.D1221];[.A1221])=3;&quot;&quot;;[.A1221])" office:value-type="float" office:value="511" calcext:value-type="float">
            <text:p>511</text:p>
          </table:table-cell>
          <table:table-cell table:formula="of:=IF(COUNTIF([.B1221:.E1221];[.B1221])=3;&quot;&quot;;[.B1221])" office:value-type="float" office:value="228" calcext:value-type="float">
            <text:p>228</text:p>
          </table:table-cell>
          <table:table-cell table:formula="of:=IF(COUNTIF([.C1221:.F1221];[.C1221])=3;&quot;&quot;;[.C1221])" office:value-type="float" office:value="385" calcext:value-type="float">
            <text:p>385</text:p>
          </table:table-cell>
          <table:table-cell table:formula="of:=IF(COUNTIF([.D1221:.G1221];[.D1221])=3;&quot;&quot;;[.D1221])" office:value-type="float" office:value="939" calcext:value-type="float">
            <text:p>939</text:p>
          </table:table-cell>
          <table:table-cell table:style-name="ce5" table:formula="of:=IFERROR( IF( AND( COUNT([.E1221:.H1221])=3; MOD( AVERAGE([.E1221:.H1221]); 2)=1; MOD( AVERAGE([.I1221:.L122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454" calcext:value-type="float">
            <text:p>454</text:p>
          </table:table-cell>
          <table:table-cell table:formula="of:=IF(COUNTIF([.A1222:.D1222];[.A1222])=3;[.A1222];&quot;&quot;)" office:value-type="float" office:value="454" calcext:value-type="float">
            <text:p>454</text:p>
          </table:table-cell>
          <table:table-cell table:formula="of:=IF(COUNTIF([.B1222:.E1222];[.B1222])=3;[.B1222];&quot;&quot;)">
            <text:p/>
          </table:table-cell>
          <table:table-cell table:formula="of:=IF(COUNTIF([.C1222:.F1222];[.C1222])=3;[.C1222];&quot;&quot;)" office:value-type="float" office:value="454" calcext:value-type="float">
            <text:p>454</text:p>
          </table:table-cell>
          <table:table-cell table:formula="of:=IF(COUNTIF([.D1222:.G1222];[.D1222])=3;[.D1222];&quot;&quot;)" office:value-type="float" office:value="454" calcext:value-type="float">
            <text:p>454</text:p>
          </table:table-cell>
          <table:table-cell table:formula="of:=IF(COUNTIF([.A1222:.D1222];[.A1222])=3;&quot;&quot;;[.A1222])">
            <text:p/>
          </table:table-cell>
          <table:table-cell table:formula="of:=IF(COUNTIF([.B1222:.E1222];[.B1222])=3;&quot;&quot;;[.B1222])" office:value-type="float" office:value="665" calcext:value-type="float">
            <text:p>665</text:p>
          </table:table-cell>
          <table:table-cell table:formula="of:=IF(COUNTIF([.C1222:.F1222];[.C1222])=3;&quot;&quot;;[.C1222])">
            <text:p/>
          </table:table-cell>
          <table:table-cell table:formula="of:=IF(COUNTIF([.D1222:.G1222];[.D1222])=3;&quot;&quot;;[.D1222])">
            <text:p/>
          </table:table-cell>
          <table:table-cell table:style-name="ce5" table:formula="of:=IFERROR( IF( AND( COUNT([.E1222:.H1222])=3; MOD( AVERAGE([.E1222:.H1222]); 2)=1; MOD( AVERAGE([.I1222:.L122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office:value-type="float" office:value="766" calcext:value-type="float">
            <text:p>766</text:p>
          </table:table-cell>
          <table:table-cell office:value-type="float" office:value="393" calcext:value-type="float">
            <text:p>393</text:p>
          </table:table-cell>
          <table:table-cell office:value-type="float" office:value="766" calcext:value-type="float">
            <text:p>766</text:p>
          </table:table-cell>
          <table:table-cell table:formula="of:=IF(COUNTIF([.A1223:.D1223];[.A1223])=3;[.A1223];&quot;&quot;)">
            <text:p/>
          </table:table-cell>
          <table:table-cell table:formula="of:=IF(COUNTIF([.B1223:.E1223];[.B1223])=3;[.B1223];&quot;&quot;)">
            <text:p/>
          </table:table-cell>
          <table:table-cell table:formula="of:=IF(COUNTIF([.C1223:.F1223];[.C1223])=3;[.C1223];&quot;&quot;)">
            <text:p/>
          </table:table-cell>
          <table:table-cell table:formula="of:=IF(COUNTIF([.D1223:.G1223];[.D1223])=3;[.D1223];&quot;&quot;)">
            <text:p/>
          </table:table-cell>
          <table:table-cell table:formula="of:=IF(COUNTIF([.A1223:.D1223];[.A1223])=3;&quot;&quot;;[.A1223])" office:value-type="float" office:value="354" calcext:value-type="float">
            <text:p>354</text:p>
          </table:table-cell>
          <table:table-cell table:formula="of:=IF(COUNTIF([.B1223:.E1223];[.B1223])=3;&quot;&quot;;[.B1223])" office:value-type="float" office:value="766" calcext:value-type="float">
            <text:p>766</text:p>
          </table:table-cell>
          <table:table-cell table:formula="of:=IF(COUNTIF([.C1223:.F1223];[.C1223])=3;&quot;&quot;;[.C1223])" office:value-type="float" office:value="393" calcext:value-type="float">
            <text:p>393</text:p>
          </table:table-cell>
          <table:table-cell table:formula="of:=IF(COUNTIF([.D1223:.G1223];[.D1223])=3;&quot;&quot;;[.D1223])" office:value-type="float" office:value="766" calcext:value-type="float">
            <text:p>766</text:p>
          </table:table-cell>
          <table:table-cell table:style-name="ce5" table:formula="of:=IFERROR( IF( AND( COUNT([.E1223:.H1223])=3; MOD( AVERAGE([.E1223:.H1223]); 2)=1; MOD( AVERAGE([.I1223:.L122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office:value-type="float" office:value="218" calcext:value-type="float">
            <text:p>218</text:p>
          </table:table-cell>
          <table:table-cell office:value-type="float" office:value="902" calcext:value-type="float">
            <text:p>902</text:p>
          </table:table-cell>
          <table:table-cell office:value-type="float" office:value="317" calcext:value-type="float">
            <text:p>317</text:p>
          </table:table-cell>
          <table:table-cell table:formula="of:=IF(COUNTIF([.A1224:.D1224];[.A1224])=3;[.A1224];&quot;&quot;)">
            <text:p/>
          </table:table-cell>
          <table:table-cell table:formula="of:=IF(COUNTIF([.B1224:.E1224];[.B1224])=3;[.B1224];&quot;&quot;)">
            <text:p/>
          </table:table-cell>
          <table:table-cell table:formula="of:=IF(COUNTIF([.C1224:.F1224];[.C1224])=3;[.C1224];&quot;&quot;)">
            <text:p/>
          </table:table-cell>
          <table:table-cell table:formula="of:=IF(COUNTIF([.D1224:.G1224];[.D1224])=3;[.D1224];&quot;&quot;)">
            <text:p/>
          </table:table-cell>
          <table:table-cell table:formula="of:=IF(COUNTIF([.A1224:.D1224];[.A1224])=3;&quot;&quot;;[.A1224])" office:value-type="float" office:value="816" calcext:value-type="float">
            <text:p>816</text:p>
          </table:table-cell>
          <table:table-cell table:formula="of:=IF(COUNTIF([.B1224:.E1224];[.B1224])=3;&quot;&quot;;[.B1224])" office:value-type="float" office:value="218" calcext:value-type="float">
            <text:p>218</text:p>
          </table:table-cell>
          <table:table-cell table:formula="of:=IF(COUNTIF([.C1224:.F1224];[.C1224])=3;&quot;&quot;;[.C1224])" office:value-type="float" office:value="902" calcext:value-type="float">
            <text:p>902</text:p>
          </table:table-cell>
          <table:table-cell table:formula="of:=IF(COUNTIF([.D1224:.G1224];[.D1224])=3;&quot;&quot;;[.D1224])" office:value-type="float" office:value="317" calcext:value-type="float">
            <text:p>317</text:p>
          </table:table-cell>
          <table:table-cell table:style-name="ce5" table:formula="of:=IFERROR( IF( AND( COUNT([.E1224:.H1224])=3; MOD( AVERAGE([.E1224:.H1224]); 2)=1; MOD( AVERAGE([.I1224:.L122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  <table:table-cell office:value-type="float" office:value="30" calcext:value-type="float">
            <text:p>30</text:p>
          </table:table-cell>
          <table:table-cell office:value-type="float" office:value="371" calcext:value-type="float">
            <text:p>371</text:p>
          </table:table-cell>
          <table:table-cell table:formula="of:=IF(COUNTIF([.A1225:.D1225];[.A1225])=3;[.A1225];&quot;&quot;)">
            <text:p/>
          </table:table-cell>
          <table:table-cell table:formula="of:=IF(COUNTIF([.B1225:.E1225];[.B1225])=3;[.B1225];&quot;&quot;)">
            <text:p/>
          </table:table-cell>
          <table:table-cell table:formula="of:=IF(COUNTIF([.C1225:.F1225];[.C1225])=3;[.C1225];&quot;&quot;)">
            <text:p/>
          </table:table-cell>
          <table:table-cell table:formula="of:=IF(COUNTIF([.D1225:.G1225];[.D1225])=3;[.D1225];&quot;&quot;)">
            <text:p/>
          </table:table-cell>
          <table:table-cell table:formula="of:=IF(COUNTIF([.A1225:.D1225];[.A1225])=3;&quot;&quot;;[.A1225])" office:value-type="float" office:value="113" calcext:value-type="float">
            <text:p>113</text:p>
          </table:table-cell>
          <table:table-cell table:formula="of:=IF(COUNTIF([.B1225:.E1225];[.B1225])=3;&quot;&quot;;[.B1225])" office:value-type="float" office:value="154" calcext:value-type="float">
            <text:p>154</text:p>
          </table:table-cell>
          <table:table-cell table:formula="of:=IF(COUNTIF([.C1225:.F1225];[.C1225])=3;&quot;&quot;;[.C1225])" office:value-type="float" office:value="30" calcext:value-type="float">
            <text:p>30</text:p>
          </table:table-cell>
          <table:table-cell table:formula="of:=IF(COUNTIF([.D1225:.G1225];[.D1225])=3;&quot;&quot;;[.D1225])" office:value-type="float" office:value="371" calcext:value-type="float">
            <text:p>371</text:p>
          </table:table-cell>
          <table:table-cell table:style-name="ce5" table:formula="of:=IFERROR( IF( AND( COUNT([.E1225:.H1225])=3; MOD( AVERAGE([.E1225:.H1225]); 2)=1; MOD( AVERAGE([.I1225:.L122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table:number-columns-repeated="2" office:value-type="float" office:value="655" calcext:value-type="float">
            <text:p>655</text:p>
          </table:table-cell>
          <table:table-cell office:value-type="float" office:value="160" calcext:value-type="float">
            <text:p>160</text:p>
          </table:table-cell>
          <table:table-cell table:formula="of:=IF(COUNTIF([.A1226:.D1226];[.A1226])=3;[.A1226];&quot;&quot;)">
            <text:p/>
          </table:table-cell>
          <table:table-cell table:formula="of:=IF(COUNTIF([.B1226:.E1226];[.B1226])=3;[.B1226];&quot;&quot;)">
            <text:p/>
          </table:table-cell>
          <table:table-cell table:formula="of:=IF(COUNTIF([.C1226:.F1226];[.C1226])=3;[.C1226];&quot;&quot;)">
            <text:p/>
          </table:table-cell>
          <table:table-cell table:formula="of:=IF(COUNTIF([.D1226:.G1226];[.D1226])=3;[.D1226];&quot;&quot;)">
            <text:p/>
          </table:table-cell>
          <table:table-cell table:formula="of:=IF(COUNTIF([.A1226:.D1226];[.A1226])=3;&quot;&quot;;[.A1226])" office:value-type="float" office:value="856" calcext:value-type="float">
            <text:p>856</text:p>
          </table:table-cell>
          <table:table-cell table:formula="of:=IF(COUNTIF([.B1226:.E1226];[.B1226])=3;&quot;&quot;;[.B1226])" office:value-type="float" office:value="655" calcext:value-type="float">
            <text:p>655</text:p>
          </table:table-cell>
          <table:table-cell table:formula="of:=IF(COUNTIF([.C1226:.F1226];[.C1226])=3;&quot;&quot;;[.C1226])" office:value-type="float" office:value="655" calcext:value-type="float">
            <text:p>655</text:p>
          </table:table-cell>
          <table:table-cell table:formula="of:=IF(COUNTIF([.D1226:.G1226];[.D1226])=3;&quot;&quot;;[.D1226])" office:value-type="float" office:value="160" calcext:value-type="float">
            <text:p>160</text:p>
          </table:table-cell>
          <table:table-cell table:style-name="ce5" table:formula="of:=IFERROR( IF( AND( COUNT([.E1226:.H1226])=3; MOD( AVERAGE([.E1226:.H1226]); 2)=1; MOD( AVERAGE([.I1226:.L122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office:value-type="float" office:value="164" calcext:value-type="float">
            <text:p>164</text:p>
          </table:table-cell>
          <table:table-cell office:value-type="float" office:value="133" calcext:value-type="float">
            <text:p>133</text:p>
          </table:table-cell>
          <table:table-cell office:value-type="float" office:value="898" calcext:value-type="float">
            <text:p>898</text:p>
          </table:table-cell>
          <table:table-cell table:formula="of:=IF(COUNTIF([.A1227:.D1227];[.A1227])=3;[.A1227];&quot;&quot;)">
            <text:p/>
          </table:table-cell>
          <table:table-cell table:formula="of:=IF(COUNTIF([.B1227:.E1227];[.B1227])=3;[.B1227];&quot;&quot;)">
            <text:p/>
          </table:table-cell>
          <table:table-cell table:formula="of:=IF(COUNTIF([.C1227:.F1227];[.C1227])=3;[.C1227];&quot;&quot;)">
            <text:p/>
          </table:table-cell>
          <table:table-cell table:formula="of:=IF(COUNTIF([.D1227:.G1227];[.D1227])=3;[.D1227];&quot;&quot;)">
            <text:p/>
          </table:table-cell>
          <table:table-cell table:formula="of:=IF(COUNTIF([.A1227:.D1227];[.A1227])=3;&quot;&quot;;[.A1227])" office:value-type="float" office:value="524" calcext:value-type="float">
            <text:p>524</text:p>
          </table:table-cell>
          <table:table-cell table:formula="of:=IF(COUNTIF([.B1227:.E1227];[.B1227])=3;&quot;&quot;;[.B1227])" office:value-type="float" office:value="164" calcext:value-type="float">
            <text:p>164</text:p>
          </table:table-cell>
          <table:table-cell table:formula="of:=IF(COUNTIF([.C1227:.F1227];[.C1227])=3;&quot;&quot;;[.C1227])" office:value-type="float" office:value="133" calcext:value-type="float">
            <text:p>133</text:p>
          </table:table-cell>
          <table:table-cell table:formula="of:=IF(COUNTIF([.D1227:.G1227];[.D1227])=3;&quot;&quot;;[.D1227])" office:value-type="float" office:value="898" calcext:value-type="float">
            <text:p>898</text:p>
          </table:table-cell>
          <table:table-cell table:style-name="ce5" table:formula="of:=IFERROR( IF( AND( COUNT([.E1227:.H1227])=3; MOD( AVERAGE([.E1227:.H1227]); 2)=1; MOD( AVERAGE([.I1227:.L122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float" office:value="681" calcext:value-type="float">
            <text:p>681</text:p>
          </table:table-cell>
          <table:table-cell office:value-type="float" office:value="620" calcext:value-type="float">
            <text:p>620</text:p>
          </table:table-cell>
          <table:table-cell office:value-type="float" office:value="446" calcext:value-type="float">
            <text:p>446</text:p>
          </table:table-cell>
          <table:table-cell table:formula="of:=IF(COUNTIF([.A1228:.D1228];[.A1228])=3;[.A1228];&quot;&quot;)">
            <text:p/>
          </table:table-cell>
          <table:table-cell table:formula="of:=IF(COUNTIF([.B1228:.E1228];[.B1228])=3;[.B1228];&quot;&quot;)">
            <text:p/>
          </table:table-cell>
          <table:table-cell table:formula="of:=IF(COUNTIF([.C1228:.F1228];[.C1228])=3;[.C1228];&quot;&quot;)">
            <text:p/>
          </table:table-cell>
          <table:table-cell table:formula="of:=IF(COUNTIF([.D1228:.G1228];[.D1228])=3;[.D1228];&quot;&quot;)">
            <text:p/>
          </table:table-cell>
          <table:table-cell table:formula="of:=IF(COUNTIF([.A1228:.D1228];[.A1228])=3;&quot;&quot;;[.A1228])" office:value-type="float" office:value="30" calcext:value-type="float">
            <text:p>30</text:p>
          </table:table-cell>
          <table:table-cell table:formula="of:=IF(COUNTIF([.B1228:.E1228];[.B1228])=3;&quot;&quot;;[.B1228])" office:value-type="float" office:value="681" calcext:value-type="float">
            <text:p>681</text:p>
          </table:table-cell>
          <table:table-cell table:formula="of:=IF(COUNTIF([.C1228:.F1228];[.C1228])=3;&quot;&quot;;[.C1228])" office:value-type="float" office:value="620" calcext:value-type="float">
            <text:p>620</text:p>
          </table:table-cell>
          <table:table-cell table:formula="of:=IF(COUNTIF([.D1228:.G1228];[.D1228])=3;&quot;&quot;;[.D1228])" office:value-type="float" office:value="446" calcext:value-type="float">
            <text:p>446</text:p>
          </table:table-cell>
          <table:table-cell table:style-name="ce5" table:formula="of:=IFERROR( IF( AND( COUNT([.E1228:.H1228])=3; MOD( AVERAGE([.E1228:.H1228]); 2)=1; MOD( AVERAGE([.I1228:.L122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office:value-type="float" office:value="321" calcext:value-type="float">
            <text:p>321</text:p>
          </table:table-cell>
          <table:table-cell office:value-type="float" office:value="748" calcext:value-type="float">
            <text:p>748</text:p>
          </table:table-cell>
          <table:table-cell office:value-type="float" office:value="126" calcext:value-type="float">
            <text:p>126</text:p>
          </table:table-cell>
          <table:table-cell table:formula="of:=IF(COUNTIF([.A1229:.D1229];[.A1229])=3;[.A1229];&quot;&quot;)">
            <text:p/>
          </table:table-cell>
          <table:table-cell table:formula="of:=IF(COUNTIF([.B1229:.E1229];[.B1229])=3;[.B1229];&quot;&quot;)">
            <text:p/>
          </table:table-cell>
          <table:table-cell table:formula="of:=IF(COUNTIF([.C1229:.F1229];[.C1229])=3;[.C1229];&quot;&quot;)">
            <text:p/>
          </table:table-cell>
          <table:table-cell table:formula="of:=IF(COUNTIF([.D1229:.G1229];[.D1229])=3;[.D1229];&quot;&quot;)">
            <text:p/>
          </table:table-cell>
          <table:table-cell table:formula="of:=IF(COUNTIF([.A1229:.D1229];[.A1229])=3;&quot;&quot;;[.A1229])" office:value-type="float" office:value="185" calcext:value-type="float">
            <text:p>185</text:p>
          </table:table-cell>
          <table:table-cell table:formula="of:=IF(COUNTIF([.B1229:.E1229];[.B1229])=3;&quot;&quot;;[.B1229])" office:value-type="float" office:value="321" calcext:value-type="float">
            <text:p>321</text:p>
          </table:table-cell>
          <table:table-cell table:formula="of:=IF(COUNTIF([.C1229:.F1229];[.C1229])=3;&quot;&quot;;[.C1229])" office:value-type="float" office:value="748" calcext:value-type="float">
            <text:p>748</text:p>
          </table:table-cell>
          <table:table-cell table:formula="of:=IF(COUNTIF([.D1229:.G1229];[.D1229])=3;&quot;&quot;;[.D1229])" office:value-type="float" office:value="126" calcext:value-type="float">
            <text:p>126</text:p>
          </table:table-cell>
          <table:table-cell table:style-name="ce5" table:formula="of:=IFERROR( IF( AND( COUNT([.E1229:.H1229])=3; MOD( AVERAGE([.E1229:.H1229]); 2)=1; MOD( AVERAGE([.I1229:.L122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54" calcext:value-type="float">
            <text:p>154</text:p>
          </table:table-cell>
          <table:table-cell office:value-type="float" office:value="86" calcext:value-type="float">
            <text:p>86</text:p>
          </table:table-cell>
          <table:table-cell office:value-type="float" office:value="154" calcext:value-type="float">
            <text:p>154</text:p>
          </table:table-cell>
          <table:table-cell table:formula="of:=IF(COUNTIF([.A1230:.D1230];[.A1230])=3;[.A1230];&quot;&quot;)">
            <text:p/>
          </table:table-cell>
          <table:table-cell table:formula="of:=IF(COUNTIF([.B1230:.E1230];[.B1230])=3;[.B1230];&quot;&quot;)">
            <text:p/>
          </table:table-cell>
          <table:table-cell table:formula="of:=IF(COUNTIF([.C1230:.F1230];[.C1230])=3;[.C1230];&quot;&quot;)">
            <text:p/>
          </table:table-cell>
          <table:table-cell table:formula="of:=IF(COUNTIF([.D1230:.G1230];[.D1230])=3;[.D1230];&quot;&quot;)">
            <text:p/>
          </table:table-cell>
          <table:table-cell table:formula="of:=IF(COUNTIF([.A1230:.D1230];[.A1230])=3;&quot;&quot;;[.A1230])" office:value-type="float" office:value="593" calcext:value-type="float">
            <text:p>593</text:p>
          </table:table-cell>
          <table:table-cell table:formula="of:=IF(COUNTIF([.B1230:.E1230];[.B1230])=3;&quot;&quot;;[.B1230])" office:value-type="float" office:value="154" calcext:value-type="float">
            <text:p>154</text:p>
          </table:table-cell>
          <table:table-cell table:formula="of:=IF(COUNTIF([.C1230:.F1230];[.C1230])=3;&quot;&quot;;[.C1230])" office:value-type="float" office:value="86" calcext:value-type="float">
            <text:p>86</text:p>
          </table:table-cell>
          <table:table-cell table:formula="of:=IF(COUNTIF([.D1230:.G1230];[.D1230])=3;&quot;&quot;;[.D1230])" office:value-type="float" office:value="154" calcext:value-type="float">
            <text:p>154</text:p>
          </table:table-cell>
          <table:table-cell table:style-name="ce5" table:formula="of:=IFERROR( IF( AND( COUNT([.E1230:.H1230])=3; MOD( AVERAGE([.E1230:.H1230]); 2)=1; MOD( AVERAGE([.I1230:.L123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95" calcext:value-type="float">
            <text:p>795</text:p>
          </table:table-cell>
          <table:table-cell office:value-type="float" office:value="749" calcext:value-type="float">
            <text:p>749</text:p>
          </table:table-cell>
          <table:table-cell office:value-type="float" office:value="160" calcext:value-type="float">
            <text:p>160</text:p>
          </table:table-cell>
          <table:table-cell office:value-type="float" office:value="952" calcext:value-type="float">
            <text:p>952</text:p>
          </table:table-cell>
          <table:table-cell table:formula="of:=IF(COUNTIF([.A1231:.D1231];[.A1231])=3;[.A1231];&quot;&quot;)">
            <text:p/>
          </table:table-cell>
          <table:table-cell table:formula="of:=IF(COUNTIF([.B1231:.E1231];[.B1231])=3;[.B1231];&quot;&quot;)">
            <text:p/>
          </table:table-cell>
          <table:table-cell table:formula="of:=IF(COUNTIF([.C1231:.F1231];[.C1231])=3;[.C1231];&quot;&quot;)">
            <text:p/>
          </table:table-cell>
          <table:table-cell table:formula="of:=IF(COUNTIF([.D1231:.G1231];[.D1231])=3;[.D1231];&quot;&quot;)">
            <text:p/>
          </table:table-cell>
          <table:table-cell table:formula="of:=IF(COUNTIF([.A1231:.D1231];[.A1231])=3;&quot;&quot;;[.A1231])" office:value-type="float" office:value="795" calcext:value-type="float">
            <text:p>795</text:p>
          </table:table-cell>
          <table:table-cell table:formula="of:=IF(COUNTIF([.B1231:.E1231];[.B1231])=3;&quot;&quot;;[.B1231])" office:value-type="float" office:value="749" calcext:value-type="float">
            <text:p>749</text:p>
          </table:table-cell>
          <table:table-cell table:formula="of:=IF(COUNTIF([.C1231:.F1231];[.C1231])=3;&quot;&quot;;[.C1231])" office:value-type="float" office:value="160" calcext:value-type="float">
            <text:p>160</text:p>
          </table:table-cell>
          <table:table-cell table:formula="of:=IF(COUNTIF([.D1231:.G1231];[.D1231])=3;&quot;&quot;;[.D1231])" office:value-type="float" office:value="952" calcext:value-type="float">
            <text:p>952</text:p>
          </table:table-cell>
          <table:table-cell table:style-name="ce5" table:formula="of:=IFERROR( IF( AND( COUNT([.E1231:.H1231])=3; MOD( AVERAGE([.E1231:.H1231]); 2)=1; MOD( AVERAGE([.I1231:.L123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493" calcext:value-type="float">
            <text:p>493</text:p>
          </table:table-cell>
          <table:table-cell office:value-type="float" office:value="642" calcext:value-type="float">
            <text:p>642</text:p>
          </table:table-cell>
          <table:table-cell office:value-type="float" office:value="487" calcext:value-type="float">
            <text:p>487</text:p>
          </table:table-cell>
          <table:table-cell table:formula="of:=IF(COUNTIF([.A1232:.D1232];[.A1232])=3;[.A1232];&quot;&quot;)">
            <text:p/>
          </table:table-cell>
          <table:table-cell table:formula="of:=IF(COUNTIF([.B1232:.E1232];[.B1232])=3;[.B1232];&quot;&quot;)">
            <text:p/>
          </table:table-cell>
          <table:table-cell table:formula="of:=IF(COUNTIF([.C1232:.F1232];[.C1232])=3;[.C1232];&quot;&quot;)">
            <text:p/>
          </table:table-cell>
          <table:table-cell table:formula="of:=IF(COUNTIF([.D1232:.G1232];[.D1232])=3;[.D1232];&quot;&quot;)">
            <text:p/>
          </table:table-cell>
          <table:table-cell table:formula="of:=IF(COUNTIF([.A1232:.D1232];[.A1232])=3;&quot;&quot;;[.A1232])" office:value-type="float" office:value="2" calcext:value-type="float">
            <text:p>2</text:p>
          </table:table-cell>
          <table:table-cell table:formula="of:=IF(COUNTIF([.B1232:.E1232];[.B1232])=3;&quot;&quot;;[.B1232])" office:value-type="float" office:value="493" calcext:value-type="float">
            <text:p>493</text:p>
          </table:table-cell>
          <table:table-cell table:formula="of:=IF(COUNTIF([.C1232:.F1232];[.C1232])=3;&quot;&quot;;[.C1232])" office:value-type="float" office:value="642" calcext:value-type="float">
            <text:p>642</text:p>
          </table:table-cell>
          <table:table-cell table:formula="of:=IF(COUNTIF([.D1232:.G1232];[.D1232])=3;&quot;&quot;;[.D1232])" office:value-type="float" office:value="487" calcext:value-type="float">
            <text:p>487</text:p>
          </table:table-cell>
          <table:table-cell table:style-name="ce5" table:formula="of:=IFERROR( IF( AND( COUNT([.E1232:.H1232])=3; MOD( AVERAGE([.E1232:.H1232]); 2)=1; MOD( AVERAGE([.I1232:.L123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office:value-type="float" office:value="859" calcext:value-type="float">
            <text:p>859</text:p>
          </table:table-cell>
          <table:table-cell office:value-type="float" office:value="146" calcext:value-type="float">
            <text:p>146</text:p>
          </table:table-cell>
          <table:table-cell office:value-type="float" office:value="726" calcext:value-type="float">
            <text:p>726</text:p>
          </table:table-cell>
          <table:table-cell table:formula="of:=IF(COUNTIF([.A1233:.D1233];[.A1233])=3;[.A1233];&quot;&quot;)">
            <text:p/>
          </table:table-cell>
          <table:table-cell table:formula="of:=IF(COUNTIF([.B1233:.E1233];[.B1233])=3;[.B1233];&quot;&quot;)">
            <text:p/>
          </table:table-cell>
          <table:table-cell table:formula="of:=IF(COUNTIF([.C1233:.F1233];[.C1233])=3;[.C1233];&quot;&quot;)">
            <text:p/>
          </table:table-cell>
          <table:table-cell table:formula="of:=IF(COUNTIF([.D1233:.G1233];[.D1233])=3;[.D1233];&quot;&quot;)">
            <text:p/>
          </table:table-cell>
          <table:table-cell table:formula="of:=IF(COUNTIF([.A1233:.D1233];[.A1233])=3;&quot;&quot;;[.A1233])" office:value-type="float" office:value="859" calcext:value-type="float">
            <text:p>859</text:p>
          </table:table-cell>
          <table:table-cell table:formula="of:=IF(COUNTIF([.B1233:.E1233];[.B1233])=3;&quot;&quot;;[.B1233])" office:value-type="float" office:value="859" calcext:value-type="float">
            <text:p>859</text:p>
          </table:table-cell>
          <table:table-cell table:formula="of:=IF(COUNTIF([.C1233:.F1233];[.C1233])=3;&quot;&quot;;[.C1233])" office:value-type="float" office:value="146" calcext:value-type="float">
            <text:p>146</text:p>
          </table:table-cell>
          <table:table-cell table:formula="of:=IF(COUNTIF([.D1233:.G1233];[.D1233])=3;&quot;&quot;;[.D1233])" office:value-type="float" office:value="726" calcext:value-type="float">
            <text:p>726</text:p>
          </table:table-cell>
          <table:table-cell table:style-name="ce5" table:formula="of:=IFERROR( IF( AND( COUNT([.E1233:.H1233])=3; MOD( AVERAGE([.E1233:.H1233]); 2)=1; MOD( AVERAGE([.I1233:.L123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formula="of:=IF(COUNTIF([.A1234:.D1234];[.A1234])=3;[.A1234];&quot;&quot;)">
            <text:p/>
          </table:table-cell>
          <table:table-cell table:formula="of:=IF(COUNTIF([.B1234:.E1234];[.B1234])=3;[.B1234];&quot;&quot;)">
            <text:p/>
          </table:table-cell>
          <table:table-cell table:formula="of:=IF(COUNTIF([.C1234:.F1234];[.C1234])=3;[.C1234];&quot;&quot;)">
            <text:p/>
          </table:table-cell>
          <table:table-cell table:formula="of:=IF(COUNTIF([.D1234:.G1234];[.D1234])=3;[.D1234];&quot;&quot;)">
            <text:p/>
          </table:table-cell>
          <table:table-cell table:formula="of:=IF(COUNTIF([.A1234:.D1234];[.A1234])=3;&quot;&quot;;[.A1234])" office:value-type="float" office:value="68" calcext:value-type="float">
            <text:p>68</text:p>
          </table:table-cell>
          <table:table-cell table:formula="of:=IF(COUNTIF([.B1234:.E1234];[.B1234])=3;&quot;&quot;;[.B1234])" office:value-type="float" office:value="311" calcext:value-type="float">
            <text:p>311</text:p>
          </table:table-cell>
          <table:table-cell table:formula="of:=IF(COUNTIF([.C1234:.F1234];[.C1234])=3;&quot;&quot;;[.C1234])" office:value-type="float" office:value="311" calcext:value-type="float">
            <text:p>311</text:p>
          </table:table-cell>
          <table:table-cell table:formula="of:=IF(COUNTIF([.D1234:.G1234];[.D1234])=3;&quot;&quot;;[.D1234])" office:value-type="float" office:value="1" calcext:value-type="float">
            <text:p>1</text:p>
          </table:table-cell>
          <table:table-cell table:style-name="ce5" table:formula="of:=IFERROR( IF( AND( COUNT([.E1234:.H1234])=3; MOD( AVERAGE([.E1234:.H1234]); 2)=1; MOD( AVERAGE([.I1234:.L123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85" calcext:value-type="float">
            <text:p>385</text:p>
          </table:table-cell>
          <table:table-cell office:value-type="float" office:value="957" calcext:value-type="float">
            <text:p>957</text:p>
          </table:table-cell>
          <table:table-cell table:formula="of:=IF(COUNTIF([.A1235:.D1235];[.A1235])=3;[.A1235];&quot;&quot;)">
            <text:p/>
          </table:table-cell>
          <table:table-cell table:formula="of:=IF(COUNTIF([.B1235:.E1235];[.B1235])=3;[.B1235];&quot;&quot;)">
            <text:p/>
          </table:table-cell>
          <table:table-cell table:formula="of:=IF(COUNTIF([.C1235:.F1235];[.C1235])=3;[.C1235];&quot;&quot;)">
            <text:p/>
          </table:table-cell>
          <table:table-cell table:formula="of:=IF(COUNTIF([.D1235:.G1235];[.D1235])=3;[.D1235];&quot;&quot;)">
            <text:p/>
          </table:table-cell>
          <table:table-cell table:formula="of:=IF(COUNTIF([.A1235:.D1235];[.A1235])=3;&quot;&quot;;[.A1235])" office:value-type="float" office:value="33" calcext:value-type="float">
            <text:p>33</text:p>
          </table:table-cell>
          <table:table-cell table:formula="of:=IF(COUNTIF([.B1235:.E1235];[.B1235])=3;&quot;&quot;;[.B1235])" office:value-type="float" office:value="29" calcext:value-type="float">
            <text:p>29</text:p>
          </table:table-cell>
          <table:table-cell table:formula="of:=IF(COUNTIF([.C1235:.F1235];[.C1235])=3;&quot;&quot;;[.C1235])" office:value-type="float" office:value="385" calcext:value-type="float">
            <text:p>385</text:p>
          </table:table-cell>
          <table:table-cell table:formula="of:=IF(COUNTIF([.D1235:.G1235];[.D1235])=3;&quot;&quot;;[.D1235])" office:value-type="float" office:value="957" calcext:value-type="float">
            <text:p>957</text:p>
          </table:table-cell>
          <table:table-cell table:style-name="ce5" table:formula="of:=IFERROR( IF( AND( COUNT([.E1235:.H1235])=3; MOD( AVERAGE([.E1235:.H1235]); 2)=1; MOD( AVERAGE([.I1235:.L123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935" calcext:value-type="float">
            <text:p>935</text:p>
          </table:table-cell>
          <table:table-cell office:value-type="float" office:value="313" calcext:value-type="float">
            <text:p>313</text:p>
          </table:table-cell>
          <table:table-cell table:formula="of:=IF(COUNTIF([.A1236:.D1236];[.A1236])=3;[.A1236];&quot;&quot;)">
            <text:p/>
          </table:table-cell>
          <table:table-cell table:formula="of:=IF(COUNTIF([.B1236:.E1236];[.B1236])=3;[.B1236];&quot;&quot;)">
            <text:p/>
          </table:table-cell>
          <table:table-cell table:formula="of:=IF(COUNTIF([.C1236:.F1236];[.C1236])=3;[.C1236];&quot;&quot;)">
            <text:p/>
          </table:table-cell>
          <table:table-cell table:formula="of:=IF(COUNTIF([.D1236:.G1236];[.D1236])=3;[.D1236];&quot;&quot;)">
            <text:p/>
          </table:table-cell>
          <table:table-cell table:formula="of:=IF(COUNTIF([.A1236:.D1236];[.A1236])=3;&quot;&quot;;[.A1236])" office:value-type="float" office:value="42" calcext:value-type="float">
            <text:p>42</text:p>
          </table:table-cell>
          <table:table-cell table:formula="of:=IF(COUNTIF([.B1236:.E1236];[.B1236])=3;&quot;&quot;;[.B1236])" office:value-type="float" office:value="42" calcext:value-type="float">
            <text:p>42</text:p>
          </table:table-cell>
          <table:table-cell table:formula="of:=IF(COUNTIF([.C1236:.F1236];[.C1236])=3;&quot;&quot;;[.C1236])" office:value-type="float" office:value="935" calcext:value-type="float">
            <text:p>935</text:p>
          </table:table-cell>
          <table:table-cell table:formula="of:=IF(COUNTIF([.D1236:.G1236];[.D1236])=3;&quot;&quot;;[.D1236])" office:value-type="float" office:value="313" calcext:value-type="float">
            <text:p>313</text:p>
          </table:table-cell>
          <table:table-cell table:style-name="ce5" table:formula="of:=IFERROR( IF( AND( COUNT([.E1236:.H1236])=3; MOD( AVERAGE([.E1236:.H1236]); 2)=1; MOD( AVERAGE([.I1236:.L123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float" office:value="781" calcext:value-type="float">
            <text:p>781</text:p>
          </table:table-cell>
          <table:table-cell table:formula="of:=IF(COUNTIF([.A1237:.D1237];[.A1237])=3;[.A1237];&quot;&quot;)">
            <text:p/>
          </table:table-cell>
          <table:table-cell table:formula="of:=IF(COUNTIF([.B1237:.E1237];[.B1237])=3;[.B1237];&quot;&quot;)">
            <text:p/>
          </table:table-cell>
          <table:table-cell table:formula="of:=IF(COUNTIF([.C1237:.F1237];[.C1237])=3;[.C1237];&quot;&quot;)">
            <text:p/>
          </table:table-cell>
          <table:table-cell table:formula="of:=IF(COUNTIF([.D1237:.G1237];[.D1237])=3;[.D1237];&quot;&quot;)">
            <text:p/>
          </table:table-cell>
          <table:table-cell table:formula="of:=IF(COUNTIF([.A1237:.D1237];[.A1237])=3;&quot;&quot;;[.A1237])" office:value-type="float" office:value="644" calcext:value-type="float">
            <text:p>644</text:p>
          </table:table-cell>
          <table:table-cell table:formula="of:=IF(COUNTIF([.B1237:.E1237];[.B1237])=3;&quot;&quot;;[.B1237])" office:value-type="float" office:value="451" calcext:value-type="float">
            <text:p>451</text:p>
          </table:table-cell>
          <table:table-cell table:formula="of:=IF(COUNTIF([.C1237:.F1237];[.C1237])=3;&quot;&quot;;[.C1237])" office:value-type="float" office:value="451" calcext:value-type="float">
            <text:p>451</text:p>
          </table:table-cell>
          <table:table-cell table:formula="of:=IF(COUNTIF([.D1237:.G1237];[.D1237])=3;&quot;&quot;;[.D1237])" office:value-type="float" office:value="781" calcext:value-type="float">
            <text:p>781</text:p>
          </table:table-cell>
          <table:table-cell table:style-name="ce5" table:formula="of:=IFERROR( IF( AND( COUNT([.E1237:.H1237])=3; MOD( AVERAGE([.E1237:.H1237]); 2)=1; MOD( AVERAGE([.I1237:.L123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float" office:value="677" calcext:value-type="float">
            <text:p>677</text:p>
          </table:table-cell>
          <table:table-cell office:value-type="float" office:value="355" calcext:value-type="float">
            <text:p>355</text:p>
          </table:table-cell>
          <table:table-cell office:value-type="float" office:value="795" calcext:value-type="float">
            <text:p>795</text:p>
          </table:table-cell>
          <table:table-cell table:formula="of:=IF(COUNTIF([.A1238:.D1238];[.A1238])=3;[.A1238];&quot;&quot;)">
            <text:p/>
          </table:table-cell>
          <table:table-cell table:formula="of:=IF(COUNTIF([.B1238:.E1238];[.B1238])=3;[.B1238];&quot;&quot;)">
            <text:p/>
          </table:table-cell>
          <table:table-cell table:formula="of:=IF(COUNTIF([.C1238:.F1238];[.C1238])=3;[.C1238];&quot;&quot;)">
            <text:p/>
          </table:table-cell>
          <table:table-cell table:formula="of:=IF(COUNTIF([.D1238:.G1238];[.D1238])=3;[.D1238];&quot;&quot;)">
            <text:p/>
          </table:table-cell>
          <table:table-cell table:formula="of:=IF(COUNTIF([.A1238:.D1238];[.A1238])=3;&quot;&quot;;[.A1238])" office:value-type="float" office:value="59" calcext:value-type="float">
            <text:p>59</text:p>
          </table:table-cell>
          <table:table-cell table:formula="of:=IF(COUNTIF([.B1238:.E1238];[.B1238])=3;&quot;&quot;;[.B1238])" office:value-type="float" office:value="677" calcext:value-type="float">
            <text:p>677</text:p>
          </table:table-cell>
          <table:table-cell table:formula="of:=IF(COUNTIF([.C1238:.F1238];[.C1238])=3;&quot;&quot;;[.C1238])" office:value-type="float" office:value="355" calcext:value-type="float">
            <text:p>355</text:p>
          </table:table-cell>
          <table:table-cell table:formula="of:=IF(COUNTIF([.D1238:.G1238];[.D1238])=3;&quot;&quot;;[.D1238])" office:value-type="float" office:value="795" calcext:value-type="float">
            <text:p>795</text:p>
          </table:table-cell>
          <table:table-cell table:style-name="ce5" table:formula="of:=IFERROR( IF( AND( COUNT([.E1238:.H1238])=3; MOD( AVERAGE([.E1238:.H1238]); 2)=1; MOD( AVERAGE([.I1238:.L123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560" calcext:value-type="float">
            <text:p>560</text:p>
          </table:table-cell>
          <table:table-cell table:formula="of:=IF(COUNTIF([.A1239:.D1239];[.A1239])=3;[.A1239];&quot;&quot;)">
            <text:p/>
          </table:table-cell>
          <table:table-cell table:formula="of:=IF(COUNTIF([.B1239:.E1239];[.B1239])=3;[.B1239];&quot;&quot;)">
            <text:p/>
          </table:table-cell>
          <table:table-cell table:formula="of:=IF(COUNTIF([.C1239:.F1239];[.C1239])=3;[.C1239];&quot;&quot;)">
            <text:p/>
          </table:table-cell>
          <table:table-cell table:formula="of:=IF(COUNTIF([.D1239:.G1239];[.D1239])=3;[.D1239];&quot;&quot;)">
            <text:p/>
          </table:table-cell>
          <table:table-cell table:formula="of:=IF(COUNTIF([.A1239:.D1239];[.A1239])=3;&quot;&quot;;[.A1239])" office:value-type="float" office:value="987" calcext:value-type="float">
            <text:p>987</text:p>
          </table:table-cell>
          <table:table-cell table:formula="of:=IF(COUNTIF([.B1239:.E1239];[.B1239])=3;&quot;&quot;;[.B1239])" office:value-type="float" office:value="94" calcext:value-type="float">
            <text:p>94</text:p>
          </table:table-cell>
          <table:table-cell table:formula="of:=IF(COUNTIF([.C1239:.F1239];[.C1239])=3;&quot;&quot;;[.C1239])" office:value-type="float" office:value="560" calcext:value-type="float">
            <text:p>560</text:p>
          </table:table-cell>
          <table:table-cell table:formula="of:=IF(COUNTIF([.D1239:.G1239];[.D1239])=3;&quot;&quot;;[.D1239])" office:value-type="float" office:value="560" calcext:value-type="float">
            <text:p>560</text:p>
          </table:table-cell>
          <table:table-cell table:style-name="ce5" table:formula="of:=IFERROR( IF( AND( COUNT([.E1239:.H1239])=3; MOD( AVERAGE([.E1239:.H1239]); 2)=1; MOD( AVERAGE([.I1239:.L123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float" office:value="727" calcext:value-type="float">
            <text:p>727</text:p>
          </table:table-cell>
          <table:table-cell table:formula="of:=IF(COUNTIF([.A1240:.D1240];[.A1240])=3;[.A1240];&quot;&quot;)">
            <text:p/>
          </table:table-cell>
          <table:table-cell table:formula="of:=IF(COUNTIF([.B1240:.E1240];[.B1240])=3;[.B1240];&quot;&quot;)">
            <text:p/>
          </table:table-cell>
          <table:table-cell table:formula="of:=IF(COUNTIF([.C1240:.F1240];[.C1240])=3;[.C1240];&quot;&quot;)">
            <text:p/>
          </table:table-cell>
          <table:table-cell table:formula="of:=IF(COUNTIF([.D1240:.G1240];[.D1240])=3;[.D1240];&quot;&quot;)">
            <text:p/>
          </table:table-cell>
          <table:table-cell table:formula="of:=IF(COUNTIF([.A1240:.D1240];[.A1240])=3;&quot;&quot;;[.A1240])" office:value-type="float" office:value="291" calcext:value-type="float">
            <text:p>291</text:p>
          </table:table-cell>
          <table:table-cell table:formula="of:=IF(COUNTIF([.B1240:.E1240];[.B1240])=3;&quot;&quot;;[.B1240])" office:value-type="float" office:value="50" calcext:value-type="float">
            <text:p>50</text:p>
          </table:table-cell>
          <table:table-cell table:formula="of:=IF(COUNTIF([.C1240:.F1240];[.C1240])=3;&quot;&quot;;[.C1240])" office:value-type="float" office:value="185" calcext:value-type="float">
            <text:p>185</text:p>
          </table:table-cell>
          <table:table-cell table:formula="of:=IF(COUNTIF([.D1240:.G1240];[.D1240])=3;&quot;&quot;;[.D1240])" office:value-type="float" office:value="727" calcext:value-type="float">
            <text:p>727</text:p>
          </table:table-cell>
          <table:table-cell table:style-name="ce5" table:formula="of:=IFERROR( IF( AND( COUNT([.E1240:.H1240])=3; MOD( AVERAGE([.E1240:.H1240]); 2)=1; MOD( AVERAGE([.I1240:.L124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office:value-type="float" office:value="266" calcext:value-type="float">
            <text:p>266</text:p>
          </table:table-cell>
          <table:table-cell office:value-type="float" office:value="635" calcext:value-type="float">
            <text:p>635</text:p>
          </table:table-cell>
          <table:table-cell office:value-type="float" office:value="966" calcext:value-type="float">
            <text:p>966</text:p>
          </table:table-cell>
          <table:table-cell table:formula="of:=IF(COUNTIF([.A1241:.D1241];[.A1241])=3;[.A1241];&quot;&quot;)">
            <text:p/>
          </table:table-cell>
          <table:table-cell table:formula="of:=IF(COUNTIF([.B1241:.E1241];[.B1241])=3;[.B1241];&quot;&quot;)">
            <text:p/>
          </table:table-cell>
          <table:table-cell table:formula="of:=IF(COUNTIF([.C1241:.F1241];[.C1241])=3;[.C1241];&quot;&quot;)">
            <text:p/>
          </table:table-cell>
          <table:table-cell table:formula="of:=IF(COUNTIF([.D1241:.G1241];[.D1241])=3;[.D1241];&quot;&quot;)">
            <text:p/>
          </table:table-cell>
          <table:table-cell table:formula="of:=IF(COUNTIF([.A1241:.D1241];[.A1241])=3;&quot;&quot;;[.A1241])" office:value-type="float" office:value="722" calcext:value-type="float">
            <text:p>722</text:p>
          </table:table-cell>
          <table:table-cell table:formula="of:=IF(COUNTIF([.B1241:.E1241];[.B1241])=3;&quot;&quot;;[.B1241])" office:value-type="float" office:value="266" calcext:value-type="float">
            <text:p>266</text:p>
          </table:table-cell>
          <table:table-cell table:formula="of:=IF(COUNTIF([.C1241:.F1241];[.C1241])=3;&quot;&quot;;[.C1241])" office:value-type="float" office:value="635" calcext:value-type="float">
            <text:p>635</text:p>
          </table:table-cell>
          <table:table-cell table:formula="of:=IF(COUNTIF([.D1241:.G1241];[.D1241])=3;&quot;&quot;;[.D1241])" office:value-type="float" office:value="966" calcext:value-type="float">
            <text:p>966</text:p>
          </table:table-cell>
          <table:table-cell table:style-name="ce5" table:formula="of:=IFERROR( IF( AND( COUNT([.E1241:.H1241])=3; MOD( AVERAGE([.E1241:.H1241]); 2)=1; MOD( AVERAGE([.I1241:.L124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float" office:value="808" calcext:value-type="float">
            <text:p>808</text:p>
          </table:table-cell>
          <table:table-cell office:value-type="float" office:value="100" calcext:value-type="float">
            <text:p>100</text:p>
          </table:table-cell>
          <table:table-cell office:value-type="float" office:value="995" calcext:value-type="float">
            <text:p>995</text:p>
          </table:table-cell>
          <table:table-cell table:formula="of:=IF(COUNTIF([.A1242:.D1242];[.A1242])=3;[.A1242];&quot;&quot;)">
            <text:p/>
          </table:table-cell>
          <table:table-cell table:formula="of:=IF(COUNTIF([.B1242:.E1242];[.B1242])=3;[.B1242];&quot;&quot;)">
            <text:p/>
          </table:table-cell>
          <table:table-cell table:formula="of:=IF(COUNTIF([.C1242:.F1242];[.C1242])=3;[.C1242];&quot;&quot;)">
            <text:p/>
          </table:table-cell>
          <table:table-cell table:formula="of:=IF(COUNTIF([.D1242:.G1242];[.D1242])=3;[.D1242];&quot;&quot;)">
            <text:p/>
          </table:table-cell>
          <table:table-cell table:formula="of:=IF(COUNTIF([.A1242:.D1242];[.A1242])=3;&quot;&quot;;[.A1242])" office:value-type="float" office:value="100" calcext:value-type="float">
            <text:p>100</text:p>
          </table:table-cell>
          <table:table-cell table:formula="of:=IF(COUNTIF([.B1242:.E1242];[.B1242])=3;&quot;&quot;;[.B1242])" office:value-type="float" office:value="808" calcext:value-type="float">
            <text:p>808</text:p>
          </table:table-cell>
          <table:table-cell table:formula="of:=IF(COUNTIF([.C1242:.F1242];[.C1242])=3;&quot;&quot;;[.C1242])" office:value-type="float" office:value="100" calcext:value-type="float">
            <text:p>100</text:p>
          </table:table-cell>
          <table:table-cell table:formula="of:=IF(COUNTIF([.D1242:.G1242];[.D1242])=3;&quot;&quot;;[.D1242])" office:value-type="float" office:value="995" calcext:value-type="float">
            <text:p>995</text:p>
          </table:table-cell>
          <table:table-cell table:style-name="ce5" table:formula="of:=IFERROR( IF( AND( COUNT([.E1242:.H1242])=3; MOD( AVERAGE([.E1242:.H1242]); 2)=1; MOD( AVERAGE([.I1242:.L124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office:value-type="float" office:value="584" calcext:value-type="float">
            <text:p>584</text:p>
          </table:table-cell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table:formula="of:=IF(COUNTIF([.A1243:.D1243];[.A1243])=3;[.A1243];&quot;&quot;)">
            <text:p/>
          </table:table-cell>
          <table:table-cell table:formula="of:=IF(COUNTIF([.B1243:.E1243];[.B1243])=3;[.B1243];&quot;&quot;)">
            <text:p/>
          </table:table-cell>
          <table:table-cell table:formula="of:=IF(COUNTIF([.C1243:.F1243];[.C1243])=3;[.C1243];&quot;&quot;)">
            <text:p/>
          </table:table-cell>
          <table:table-cell table:formula="of:=IF(COUNTIF([.D1243:.G1243];[.D1243])=3;[.D1243];&quot;&quot;)">
            <text:p/>
          </table:table-cell>
          <table:table-cell table:formula="of:=IF(COUNTIF([.A1243:.D1243];[.A1243])=3;&quot;&quot;;[.A1243])" office:value-type="float" office:value="115" calcext:value-type="float">
            <text:p>115</text:p>
          </table:table-cell>
          <table:table-cell table:formula="of:=IF(COUNTIF([.B1243:.E1243];[.B1243])=3;&quot;&quot;;[.B1243])" office:value-type="float" office:value="584" calcext:value-type="float">
            <text:p>584</text:p>
          </table:table-cell>
          <table:table-cell table:formula="of:=IF(COUNTIF([.C1243:.F1243];[.C1243])=3;&quot;&quot;;[.C1243])" office:value-type="float" office:value="231" calcext:value-type="float">
            <text:p>231</text:p>
          </table:table-cell>
          <table:table-cell table:formula="of:=IF(COUNTIF([.D1243:.G1243];[.D1243])=3;&quot;&quot;;[.D1243])" office:value-type="float" office:value="115" calcext:value-type="float">
            <text:p>115</text:p>
          </table:table-cell>
          <table:table-cell table:style-name="ce5" table:formula="of:=IFERROR( IF( AND( COUNT([.E1243:.H1243])=3; MOD( AVERAGE([.E1243:.H1243]); 2)=1; MOD( AVERAGE([.I1243:.L124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office:value-type="float" office:value="298" calcext:value-type="float">
            <text:p>298</text:p>
          </table:table-cell>
          <table:table-cell office:value-type="float" office:value="807" calcext:value-type="float">
            <text:p>807</text:p>
          </table:table-cell>
          <table:table-cell office:value-type="float" office:value="368" calcext:value-type="float">
            <text:p>368</text:p>
          </table:table-cell>
          <table:table-cell table:formula="of:=IF(COUNTIF([.A1244:.D1244];[.A1244])=3;[.A1244];&quot;&quot;)">
            <text:p/>
          </table:table-cell>
          <table:table-cell table:formula="of:=IF(COUNTIF([.B1244:.E1244];[.B1244])=3;[.B1244];&quot;&quot;)">
            <text:p/>
          </table:table-cell>
          <table:table-cell table:formula="of:=IF(COUNTIF([.C1244:.F1244];[.C1244])=3;[.C1244];&quot;&quot;)">
            <text:p/>
          </table:table-cell>
          <table:table-cell table:formula="of:=IF(COUNTIF([.D1244:.G1244];[.D1244])=3;[.D1244];&quot;&quot;)">
            <text:p/>
          </table:table-cell>
          <table:table-cell table:formula="of:=IF(COUNTIF([.A1244:.D1244];[.A1244])=3;&quot;&quot;;[.A1244])" office:value-type="float" office:value="143" calcext:value-type="float">
            <text:p>143</text:p>
          </table:table-cell>
          <table:table-cell table:formula="of:=IF(COUNTIF([.B1244:.E1244];[.B1244])=3;&quot;&quot;;[.B1244])" office:value-type="float" office:value="298" calcext:value-type="float">
            <text:p>298</text:p>
          </table:table-cell>
          <table:table-cell table:formula="of:=IF(COUNTIF([.C1244:.F1244];[.C1244])=3;&quot;&quot;;[.C1244])" office:value-type="float" office:value="807" calcext:value-type="float">
            <text:p>807</text:p>
          </table:table-cell>
          <table:table-cell table:formula="of:=IF(COUNTIF([.D1244:.G1244];[.D1244])=3;&quot;&quot;;[.D1244])" office:value-type="float" office:value="368" calcext:value-type="float">
            <text:p>368</text:p>
          </table:table-cell>
          <table:table-cell table:style-name="ce5" table:formula="of:=IFERROR( IF( AND( COUNT([.E1244:.H1244])=3; MOD( AVERAGE([.E1244:.H1244]); 2)=1; MOD( AVERAGE([.I1244:.L124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office:value-type="float" office:value="898" calcext:value-type="float">
            <text:p>898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table:formula="of:=IF(COUNTIF([.A1245:.D1245];[.A1245])=3;[.A1245];&quot;&quot;)">
            <text:p/>
          </table:table-cell>
          <table:table-cell table:formula="of:=IF(COUNTIF([.B1245:.E1245];[.B1245])=3;[.B1245];&quot;&quot;)">
            <text:p/>
          </table:table-cell>
          <table:table-cell table:formula="of:=IF(COUNTIF([.C1245:.F1245];[.C1245])=3;[.C1245];&quot;&quot;)">
            <text:p/>
          </table:table-cell>
          <table:table-cell table:formula="of:=IF(COUNTIF([.D1245:.G1245];[.D1245])=3;[.D1245];&quot;&quot;)">
            <text:p/>
          </table:table-cell>
          <table:table-cell table:formula="of:=IF(COUNTIF([.A1245:.D1245];[.A1245])=3;&quot;&quot;;[.A1245])" office:value-type="float" office:value="474" calcext:value-type="float">
            <text:p>474</text:p>
          </table:table-cell>
          <table:table-cell table:formula="of:=IF(COUNTIF([.B1245:.E1245];[.B1245])=3;&quot;&quot;;[.B1245])" office:value-type="float" office:value="898" calcext:value-type="float">
            <text:p>898</text:p>
          </table:table-cell>
          <table:table-cell table:formula="of:=IF(COUNTIF([.C1245:.F1245];[.C1245])=3;&quot;&quot;;[.C1245])" office:value-type="float" office:value="596" calcext:value-type="float">
            <text:p>596</text:p>
          </table:table-cell>
          <table:table-cell table:formula="of:=IF(COUNTIF([.D1245:.G1245];[.D1245])=3;&quot;&quot;;[.D1245])" office:value-type="float" office:value="479" calcext:value-type="float">
            <text:p>479</text:p>
          </table:table-cell>
          <table:table-cell table:style-name="ce5" table:formula="of:=IFERROR( IF( AND( COUNT([.E1245:.H1245])=3; MOD( AVERAGE([.E1245:.H1245]); 2)=1; MOD( AVERAGE([.I1245:.L124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office:value-type="float" office:value="672" calcext:value-type="float">
            <text:p>672</text:p>
          </table:table-cell>
          <table:table-cell office:value-type="float" office:value="478" calcext:value-type="float">
            <text:p>478</text:p>
          </table:table-cell>
          <table:table-cell office:value-type="float" office:value="672" calcext:value-type="float">
            <text:p>672</text:p>
          </table:table-cell>
          <table:table-cell table:formula="of:=IF(COUNTIF([.A1246:.D1246];[.A1246])=3;[.A1246];&quot;&quot;)">
            <text:p/>
          </table:table-cell>
          <table:table-cell table:formula="of:=IF(COUNTIF([.B1246:.E1246];[.B1246])=3;[.B1246];&quot;&quot;)">
            <text:p/>
          </table:table-cell>
          <table:table-cell table:formula="of:=IF(COUNTIF([.C1246:.F1246];[.C1246])=3;[.C1246];&quot;&quot;)">
            <text:p/>
          </table:table-cell>
          <table:table-cell table:formula="of:=IF(COUNTIF([.D1246:.G1246];[.D1246])=3;[.D1246];&quot;&quot;)">
            <text:p/>
          </table:table-cell>
          <table:table-cell table:formula="of:=IF(COUNTIF([.A1246:.D1246];[.A1246])=3;&quot;&quot;;[.A1246])" office:value-type="float" office:value="478" calcext:value-type="float">
            <text:p>478</text:p>
          </table:table-cell>
          <table:table-cell table:formula="of:=IF(COUNTIF([.B1246:.E1246];[.B1246])=3;&quot;&quot;;[.B1246])" office:value-type="float" office:value="672" calcext:value-type="float">
            <text:p>672</text:p>
          </table:table-cell>
          <table:table-cell table:formula="of:=IF(COUNTIF([.C1246:.F1246];[.C1246])=3;&quot;&quot;;[.C1246])" office:value-type="float" office:value="478" calcext:value-type="float">
            <text:p>478</text:p>
          </table:table-cell>
          <table:table-cell table:formula="of:=IF(COUNTIF([.D1246:.G1246];[.D1246])=3;&quot;&quot;;[.D1246])" office:value-type="float" office:value="672" calcext:value-type="float">
            <text:p>672</text:p>
          </table:table-cell>
          <table:table-cell table:style-name="ce5" table:formula="of:=IFERROR( IF( AND( COUNT([.E1246:.H1246])=3; MOD( AVERAGE([.E1246:.H1246]); 2)=1; MOD( AVERAGE([.I1246:.L124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21" calcext:value-type="float">
            <text:p>521</text:p>
          </table:table-cell>
          <table:table-cell office:value-type="float" office:value="5" calcext:value-type="float">
            <text:p>5</text:p>
          </table:table-cell>
          <table:table-cell office:value-type="float" office:value="805" calcext:value-type="float">
            <text:p>805</text:p>
          </table:table-cell>
          <table:table-cell table:formula="of:=IF(COUNTIF([.A1247:.D1247];[.A1247])=3;[.A1247];&quot;&quot;)">
            <text:p/>
          </table:table-cell>
          <table:table-cell table:formula="of:=IF(COUNTIF([.B1247:.E1247];[.B1247])=3;[.B1247];&quot;&quot;)">
            <text:p/>
          </table:table-cell>
          <table:table-cell table:formula="of:=IF(COUNTIF([.C1247:.F1247];[.C1247])=3;[.C1247];&quot;&quot;)">
            <text:p/>
          </table:table-cell>
          <table:table-cell table:formula="of:=IF(COUNTIF([.D1247:.G1247];[.D1247])=3;[.D1247];&quot;&quot;)">
            <text:p/>
          </table:table-cell>
          <table:table-cell table:formula="of:=IF(COUNTIF([.A1247:.D1247];[.A1247])=3;&quot;&quot;;[.A1247])" office:value-type="float" office:value="430" calcext:value-type="float">
            <text:p>430</text:p>
          </table:table-cell>
          <table:table-cell table:formula="of:=IF(COUNTIF([.B1247:.E1247];[.B1247])=3;&quot;&quot;;[.B1247])" office:value-type="float" office:value="521" calcext:value-type="float">
            <text:p>521</text:p>
          </table:table-cell>
          <table:table-cell table:formula="of:=IF(COUNTIF([.C1247:.F1247];[.C1247])=3;&quot;&quot;;[.C1247])" office:value-type="float" office:value="5" calcext:value-type="float">
            <text:p>5</text:p>
          </table:table-cell>
          <table:table-cell table:formula="of:=IF(COUNTIF([.D1247:.G1247];[.D1247])=3;&quot;&quot;;[.D1247])" office:value-type="float" office:value="805" calcext:value-type="float">
            <text:p>805</text:p>
          </table:table-cell>
          <table:table-cell table:style-name="ce5" table:formula="of:=IFERROR( IF( AND( COUNT([.E1247:.H1247])=3; MOD( AVERAGE([.E1247:.H1247]); 2)=1; MOD( AVERAGE([.I1247:.L124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office:value-type="float" office:value="209" calcext:value-type="float">
            <text:p>209</text:p>
          </table:table-cell>
          <table:table-cell office:value-type="float" office:value="290" calcext:value-type="float">
            <text:p>290</text:p>
          </table:table-cell>
          <table:table-cell office:value-type="float" office:value="902" calcext:value-type="float">
            <text:p>902</text:p>
          </table:table-cell>
          <table:table-cell table:formula="of:=IF(COUNTIF([.A1248:.D1248];[.A1248])=3;[.A1248];&quot;&quot;)">
            <text:p/>
          </table:table-cell>
          <table:table-cell table:formula="of:=IF(COUNTIF([.B1248:.E1248];[.B1248])=3;[.B1248];&quot;&quot;)">
            <text:p/>
          </table:table-cell>
          <table:table-cell table:formula="of:=IF(COUNTIF([.C1248:.F1248];[.C1248])=3;[.C1248];&quot;&quot;)">
            <text:p/>
          </table:table-cell>
          <table:table-cell table:formula="of:=IF(COUNTIF([.D1248:.G1248];[.D1248])=3;[.D1248];&quot;&quot;)">
            <text:p/>
          </table:table-cell>
          <table:table-cell table:formula="of:=IF(COUNTIF([.A1248:.D1248];[.A1248])=3;&quot;&quot;;[.A1248])" office:value-type="float" office:value="797" calcext:value-type="float">
            <text:p>797</text:p>
          </table:table-cell>
          <table:table-cell table:formula="of:=IF(COUNTIF([.B1248:.E1248];[.B1248])=3;&quot;&quot;;[.B1248])" office:value-type="float" office:value="209" calcext:value-type="float">
            <text:p>209</text:p>
          </table:table-cell>
          <table:table-cell table:formula="of:=IF(COUNTIF([.C1248:.F1248];[.C1248])=3;&quot;&quot;;[.C1248])" office:value-type="float" office:value="290" calcext:value-type="float">
            <text:p>290</text:p>
          </table:table-cell>
          <table:table-cell table:formula="of:=IF(COUNTIF([.D1248:.G1248];[.D1248])=3;&quot;&quot;;[.D1248])" office:value-type="float" office:value="902" calcext:value-type="float">
            <text:p>902</text:p>
          </table:table-cell>
          <table:table-cell table:style-name="ce5" table:formula="of:=IFERROR( IF( AND( COUNT([.E1248:.H1248])=3; MOD( AVERAGE([.E1248:.H1248]); 2)=1; MOD( AVERAGE([.I1248:.L124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office:value-type="float" office:value="836" calcext:value-type="float">
            <text:p>836</text:p>
          </table:table-cell>
          <table:table-cell office:value-type="float" office:value="814" calcext:value-type="float">
            <text:p>814</text:p>
          </table:table-cell>
          <table:table-cell office:value-type="float" office:value="836" calcext:value-type="float">
            <text:p>836</text:p>
          </table:table-cell>
          <table:table-cell table:formula="of:=IF(COUNTIF([.A1249:.D1249];[.A1249])=3;[.A1249];&quot;&quot;)">
            <text:p/>
          </table:table-cell>
          <table:table-cell table:formula="of:=IF(COUNTIF([.B1249:.E1249];[.B1249])=3;[.B1249];&quot;&quot;)">
            <text:p/>
          </table:table-cell>
          <table:table-cell table:formula="of:=IF(COUNTIF([.C1249:.F1249];[.C1249])=3;[.C1249];&quot;&quot;)">
            <text:p/>
          </table:table-cell>
          <table:table-cell table:formula="of:=IF(COUNTIF([.D1249:.G1249];[.D1249])=3;[.D1249];&quot;&quot;)">
            <text:p/>
          </table:table-cell>
          <table:table-cell table:formula="of:=IF(COUNTIF([.A1249:.D1249];[.A1249])=3;&quot;&quot;;[.A1249])" office:value-type="float" office:value="530" calcext:value-type="float">
            <text:p>530</text:p>
          </table:table-cell>
          <table:table-cell table:formula="of:=IF(COUNTIF([.B1249:.E1249];[.B1249])=3;&quot;&quot;;[.B1249])" office:value-type="float" office:value="836" calcext:value-type="float">
            <text:p>836</text:p>
          </table:table-cell>
          <table:table-cell table:formula="of:=IF(COUNTIF([.C1249:.F1249];[.C1249])=3;&quot;&quot;;[.C1249])" office:value-type="float" office:value="814" calcext:value-type="float">
            <text:p>814</text:p>
          </table:table-cell>
          <table:table-cell table:formula="of:=IF(COUNTIF([.D1249:.G1249];[.D1249])=3;&quot;&quot;;[.D1249])" office:value-type="float" office:value="836" calcext:value-type="float">
            <text:p>836</text:p>
          </table:table-cell>
          <table:table-cell table:style-name="ce5" table:formula="of:=IFERROR( IF( AND( COUNT([.E1249:.H1249])=3; MOD( AVERAGE([.E1249:.H1249]); 2)=1; MOD( AVERAGE([.I1249:.L124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float" office:value="58" calcext:value-type="float">
            <text:p>58</text:p>
          </table:table-cell>
          <table:table-cell table:formula="of:=IF(COUNTIF([.A1250:.D1250];[.A1250])=3;[.A1250];&quot;&quot;)">
            <text:p/>
          </table:table-cell>
          <table:table-cell table:formula="of:=IF(COUNTIF([.B1250:.E1250];[.B1250])=3;[.B1250];&quot;&quot;)">
            <text:p/>
          </table:table-cell>
          <table:table-cell table:formula="of:=IF(COUNTIF([.C1250:.F1250];[.C1250])=3;[.C1250];&quot;&quot;)">
            <text:p/>
          </table:table-cell>
          <table:table-cell table:formula="of:=IF(COUNTIF([.D1250:.G1250];[.D1250])=3;[.D1250];&quot;&quot;)">
            <text:p/>
          </table:table-cell>
          <table:table-cell table:formula="of:=IF(COUNTIF([.A1250:.D1250];[.A1250])=3;&quot;&quot;;[.A1250])" office:value-type="float" office:value="74" calcext:value-type="float">
            <text:p>74</text:p>
          </table:table-cell>
          <table:table-cell table:formula="of:=IF(COUNTIF([.B1250:.E1250];[.B1250])=3;&quot;&quot;;[.B1250])" office:value-type="float" office:value="388" calcext:value-type="float">
            <text:p>388</text:p>
          </table:table-cell>
          <table:table-cell table:formula="of:=IF(COUNTIF([.C1250:.F1250];[.C1250])=3;&quot;&quot;;[.C1250])" office:value-type="float" office:value="388" calcext:value-type="float">
            <text:p>388</text:p>
          </table:table-cell>
          <table:table-cell table:formula="of:=IF(COUNTIF([.D1250:.G1250];[.D1250])=3;&quot;&quot;;[.D1250])" office:value-type="float" office:value="58" calcext:value-type="float">
            <text:p>58</text:p>
          </table:table-cell>
          <table:table-cell table:style-name="ce5" table:formula="of:=IFERROR( IF( AND( COUNT([.E1250:.H1250])=3; MOD( AVERAGE([.E1250:.H1250]); 2)=1; MOD( AVERAGE([.I1250:.L125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47" calcext:value-type="float">
            <text:p>847</text:p>
          </table:table-cell>
          <table:table-cell office:value-type="float" office:value="362" calcext:value-type="float">
            <text:p>362</text:p>
          </table:table-cell>
          <table:table-cell office:value-type="float" office:value="212" calcext:value-type="float">
            <text:p>212</text:p>
          </table:table-cell>
          <table:table-cell office:value-type="float" office:value="734" calcext:value-type="float">
            <text:p>734</text:p>
          </table:table-cell>
          <table:table-cell table:formula="of:=IF(COUNTIF([.A1251:.D1251];[.A1251])=3;[.A1251];&quot;&quot;)">
            <text:p/>
          </table:table-cell>
          <table:table-cell table:formula="of:=IF(COUNTIF([.B1251:.E1251];[.B1251])=3;[.B1251];&quot;&quot;)">
            <text:p/>
          </table:table-cell>
          <table:table-cell table:formula="of:=IF(COUNTIF([.C1251:.F1251];[.C1251])=3;[.C1251];&quot;&quot;)">
            <text:p/>
          </table:table-cell>
          <table:table-cell table:formula="of:=IF(COUNTIF([.D1251:.G1251];[.D1251])=3;[.D1251];&quot;&quot;)">
            <text:p/>
          </table:table-cell>
          <table:table-cell table:formula="of:=IF(COUNTIF([.A1251:.D1251];[.A1251])=3;&quot;&quot;;[.A1251])" office:value-type="float" office:value="847" calcext:value-type="float">
            <text:p>847</text:p>
          </table:table-cell>
          <table:table-cell table:formula="of:=IF(COUNTIF([.B1251:.E1251];[.B1251])=3;&quot;&quot;;[.B1251])" office:value-type="float" office:value="362" calcext:value-type="float">
            <text:p>362</text:p>
          </table:table-cell>
          <table:table-cell table:formula="of:=IF(COUNTIF([.C1251:.F1251];[.C1251])=3;&quot;&quot;;[.C1251])" office:value-type="float" office:value="212" calcext:value-type="float">
            <text:p>212</text:p>
          </table:table-cell>
          <table:table-cell table:formula="of:=IF(COUNTIF([.D1251:.G1251];[.D1251])=3;&quot;&quot;;[.D1251])" office:value-type="float" office:value="734" calcext:value-type="float">
            <text:p>734</text:p>
          </table:table-cell>
          <table:table-cell table:style-name="ce5" table:formula="of:=IFERROR( IF( AND( COUNT([.E1251:.H1251])=3; MOD( AVERAGE([.E1251:.H1251]); 2)=1; MOD( AVERAGE([.I1251:.L125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office:value-type="float" office:value="369" calcext:value-type="float">
            <text:p>369</text:p>
          </table:table-cell>
          <table:table-cell office:value-type="float" office:value="271" calcext:value-type="float">
            <text:p>271</text:p>
          </table:table-cell>
          <table:table-cell office:value-type="float" office:value="238" calcext:value-type="float">
            <text:p>238</text:p>
          </table:table-cell>
          <table:table-cell table:formula="of:=IF(COUNTIF([.A1252:.D1252];[.A1252])=3;[.A1252];&quot;&quot;)">
            <text:p/>
          </table:table-cell>
          <table:table-cell table:formula="of:=IF(COUNTIF([.B1252:.E1252];[.B1252])=3;[.B1252];&quot;&quot;)">
            <text:p/>
          </table:table-cell>
          <table:table-cell table:formula="of:=IF(COUNTIF([.C1252:.F1252];[.C1252])=3;[.C1252];&quot;&quot;)">
            <text:p/>
          </table:table-cell>
          <table:table-cell table:formula="of:=IF(COUNTIF([.D1252:.G1252];[.D1252])=3;[.D1252];&quot;&quot;)">
            <text:p/>
          </table:table-cell>
          <table:table-cell table:formula="of:=IF(COUNTIF([.A1252:.D1252];[.A1252])=3;&quot;&quot;;[.A1252])" office:value-type="float" office:value="559" calcext:value-type="float">
            <text:p>559</text:p>
          </table:table-cell>
          <table:table-cell table:formula="of:=IF(COUNTIF([.B1252:.E1252];[.B1252])=3;&quot;&quot;;[.B1252])" office:value-type="float" office:value="369" calcext:value-type="float">
            <text:p>369</text:p>
          </table:table-cell>
          <table:table-cell table:formula="of:=IF(COUNTIF([.C1252:.F1252];[.C1252])=3;&quot;&quot;;[.C1252])" office:value-type="float" office:value="271" calcext:value-type="float">
            <text:p>271</text:p>
          </table:table-cell>
          <table:table-cell table:formula="of:=IF(COUNTIF([.D1252:.G1252];[.D1252])=3;&quot;&quot;;[.D1252])" office:value-type="float" office:value="238" calcext:value-type="float">
            <text:p>238</text:p>
          </table:table-cell>
          <table:table-cell table:style-name="ce5" table:formula="of:=IFERROR( IF( AND( COUNT([.E1252:.H1252])=3; MOD( AVERAGE([.E1252:.H1252]); 2)=1; MOD( AVERAGE([.I1252:.L125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float" office:value="530" calcext:value-type="float">
            <text:p>530</text:p>
          </table:table-cell>
          <table:table-cell office:value-type="float" office:value="114" calcext:value-type="float">
            <text:p>114</text:p>
          </table:table-cell>
          <table:table-cell office:value-type="float" office:value="609" calcext:value-type="float">
            <text:p>609</text:p>
          </table:table-cell>
          <table:table-cell table:formula="of:=IF(COUNTIF([.A1253:.D1253];[.A1253])=3;[.A1253];&quot;&quot;)">
            <text:p/>
          </table:table-cell>
          <table:table-cell table:formula="of:=IF(COUNTIF([.B1253:.E1253];[.B1253])=3;[.B1253];&quot;&quot;)">
            <text:p/>
          </table:table-cell>
          <table:table-cell table:formula="of:=IF(COUNTIF([.C1253:.F1253];[.C1253])=3;[.C1253];&quot;&quot;)">
            <text:p/>
          </table:table-cell>
          <table:table-cell table:formula="of:=IF(COUNTIF([.D1253:.G1253];[.D1253])=3;[.D1253];&quot;&quot;)">
            <text:p/>
          </table:table-cell>
          <table:table-cell table:formula="of:=IF(COUNTIF([.A1253:.D1253];[.A1253])=3;&quot;&quot;;[.A1253])" office:value-type="float" office:value="57" calcext:value-type="float">
            <text:p>57</text:p>
          </table:table-cell>
          <table:table-cell table:formula="of:=IF(COUNTIF([.B1253:.E1253];[.B1253])=3;&quot;&quot;;[.B1253])" office:value-type="float" office:value="530" calcext:value-type="float">
            <text:p>530</text:p>
          </table:table-cell>
          <table:table-cell table:formula="of:=IF(COUNTIF([.C1253:.F1253];[.C1253])=3;&quot;&quot;;[.C1253])" office:value-type="float" office:value="114" calcext:value-type="float">
            <text:p>114</text:p>
          </table:table-cell>
          <table:table-cell table:formula="of:=IF(COUNTIF([.D1253:.G1253];[.D1253])=3;&quot;&quot;;[.D1253])" office:value-type="float" office:value="609" calcext:value-type="float">
            <text:p>609</text:p>
          </table:table-cell>
          <table:table-cell table:style-name="ce5" table:formula="of:=IFERROR( IF( AND( COUNT([.E1253:.H1253])=3; MOD( AVERAGE([.E1253:.H1253]); 2)=1; MOD( AVERAGE([.I1253:.L125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office:value-type="float" office:value="523" calcext:value-type="float">
            <text:p>523</text:p>
          </table:table-cell>
          <table:table-cell office:value-type="float" office:value="553" calcext:value-type="float">
            <text:p>553</text:p>
          </table:table-cell>
          <table:table-cell office:value-type="float" office:value="572" calcext:value-type="float">
            <text:p>572</text:p>
          </table:table-cell>
          <table:table-cell table:formula="of:=IF(COUNTIF([.A1254:.D1254];[.A1254])=3;[.A1254];&quot;&quot;)">
            <text:p/>
          </table:table-cell>
          <table:table-cell table:formula="of:=IF(COUNTIF([.B1254:.E1254];[.B1254])=3;[.B1254];&quot;&quot;)">
            <text:p/>
          </table:table-cell>
          <table:table-cell table:formula="of:=IF(COUNTIF([.C1254:.F1254];[.C1254])=3;[.C1254];&quot;&quot;)">
            <text:p/>
          </table:table-cell>
          <table:table-cell table:formula="of:=IF(COUNTIF([.D1254:.G1254];[.D1254])=3;[.D1254];&quot;&quot;)">
            <text:p/>
          </table:table-cell>
          <table:table-cell table:formula="of:=IF(COUNTIF([.A1254:.D1254];[.A1254])=3;&quot;&quot;;[.A1254])" office:value-type="float" office:value="104" calcext:value-type="float">
            <text:p>104</text:p>
          </table:table-cell>
          <table:table-cell table:formula="of:=IF(COUNTIF([.B1254:.E1254];[.B1254])=3;&quot;&quot;;[.B1254])" office:value-type="float" office:value="523" calcext:value-type="float">
            <text:p>523</text:p>
          </table:table-cell>
          <table:table-cell table:formula="of:=IF(COUNTIF([.C1254:.F1254];[.C1254])=3;&quot;&quot;;[.C1254])" office:value-type="float" office:value="553" calcext:value-type="float">
            <text:p>553</text:p>
          </table:table-cell>
          <table:table-cell table:formula="of:=IF(COUNTIF([.D1254:.G1254];[.D1254])=3;&quot;&quot;;[.D1254])" office:value-type="float" office:value="572" calcext:value-type="float">
            <text:p>572</text:p>
          </table:table-cell>
          <table:table-cell table:style-name="ce5" table:formula="of:=IFERROR( IF( AND( COUNT([.E1254:.H1254])=3; MOD( AVERAGE([.E1254:.H1254]); 2)=1; MOD( AVERAGE([.I1254:.L125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84" calcext:value-type="float">
            <text:p>884</text:p>
          </table:table-cell>
          <table:table-cell office:value-type="float" office:value="72" calcext:value-type="float">
            <text:p>72</text:p>
          </table:table-cell>
          <table:table-cell office:value-type="float" office:value="238" calcext:value-type="float">
            <text:p>238</text:p>
          </table:table-cell>
          <table:table-cell table:formula="of:=IF(COUNTIF([.A1255:.D1255];[.A1255])=3;[.A1255];&quot;&quot;)">
            <text:p/>
          </table:table-cell>
          <table:table-cell table:formula="of:=IF(COUNTIF([.B1255:.E1255];[.B1255])=3;[.B1255];&quot;&quot;)">
            <text:p/>
          </table:table-cell>
          <table:table-cell table:formula="of:=IF(COUNTIF([.C1255:.F1255];[.C1255])=3;[.C1255];&quot;&quot;)">
            <text:p/>
          </table:table-cell>
          <table:table-cell table:formula="of:=IF(COUNTIF([.D1255:.G1255];[.D1255])=3;[.D1255];&quot;&quot;)">
            <text:p/>
          </table:table-cell>
          <table:table-cell table:formula="of:=IF(COUNTIF([.A1255:.D1255];[.A1255])=3;&quot;&quot;;[.A1255])" office:value-type="float" office:value="346" calcext:value-type="float">
            <text:p>346</text:p>
          </table:table-cell>
          <table:table-cell table:formula="of:=IF(COUNTIF([.B1255:.E1255];[.B1255])=3;&quot;&quot;;[.B1255])" office:value-type="float" office:value="884" calcext:value-type="float">
            <text:p>884</text:p>
          </table:table-cell>
          <table:table-cell table:formula="of:=IF(COUNTIF([.C1255:.F1255];[.C1255])=3;&quot;&quot;;[.C1255])" office:value-type="float" office:value="72" calcext:value-type="float">
            <text:p>72</text:p>
          </table:table-cell>
          <table:table-cell table:formula="of:=IF(COUNTIF([.D1255:.G1255];[.D1255])=3;&quot;&quot;;[.D1255])" office:value-type="float" office:value="238" calcext:value-type="float">
            <text:p>238</text:p>
          </table:table-cell>
          <table:table-cell table:style-name="ce5" table:formula="of:=IFERROR( IF( AND( COUNT([.E1255:.H1255])=3; MOD( AVERAGE([.E1255:.H1255]); 2)=1; MOD( AVERAGE([.I1255:.L125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9" calcext:value-type="float">
            <text:p>99</text:p>
          </table:table-cell>
          <table:table-cell office:value-type="float" office:value="894" calcext:value-type="float">
            <text:p>894</text:p>
          </table:table-cell>
          <table:table-cell office:value-type="float" office:value="128" calcext:value-type="float">
            <text:p>128</text:p>
          </table:table-cell>
          <table:table-cell table:formula="of:=IF(COUNTIF([.A1256:.D1256];[.A1256])=3;[.A1256];&quot;&quot;)">
            <text:p/>
          </table:table-cell>
          <table:table-cell table:formula="of:=IF(COUNTIF([.B1256:.E1256];[.B1256])=3;[.B1256];&quot;&quot;)">
            <text:p/>
          </table:table-cell>
          <table:table-cell table:formula="of:=IF(COUNTIF([.C1256:.F1256];[.C1256])=3;[.C1256];&quot;&quot;)">
            <text:p/>
          </table:table-cell>
          <table:table-cell table:formula="of:=IF(COUNTIF([.D1256:.G1256];[.D1256])=3;[.D1256];&quot;&quot;)">
            <text:p/>
          </table:table-cell>
          <table:table-cell table:formula="of:=IF(COUNTIF([.A1256:.D1256];[.A1256])=3;&quot;&quot;;[.A1256])" office:value-type="float" office:value="228" calcext:value-type="float">
            <text:p>228</text:p>
          </table:table-cell>
          <table:table-cell table:formula="of:=IF(COUNTIF([.B1256:.E1256];[.B1256])=3;&quot;&quot;;[.B1256])" office:value-type="float" office:value="99" calcext:value-type="float">
            <text:p>99</text:p>
          </table:table-cell>
          <table:table-cell table:formula="of:=IF(COUNTIF([.C1256:.F1256];[.C1256])=3;&quot;&quot;;[.C1256])" office:value-type="float" office:value="894" calcext:value-type="float">
            <text:p>894</text:p>
          </table:table-cell>
          <table:table-cell table:formula="of:=IF(COUNTIF([.D1256:.G1256];[.D1256])=3;&quot;&quot;;[.D1256])" office:value-type="float" office:value="128" calcext:value-type="float">
            <text:p>128</text:p>
          </table:table-cell>
          <table:table-cell table:style-name="ce5" table:formula="of:=IFERROR( IF( AND( COUNT([.E1256:.H1256])=3; MOD( AVERAGE([.E1256:.H1256]); 2)=1; MOD( AVERAGE([.I1256:.L125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91" calcext:value-type="float">
            <text:p>891</text:p>
          </table:table-cell>
          <table:table-cell office:value-type="float" office:value="984" calcext:value-type="float">
            <text:p>984</text:p>
          </table:table-cell>
          <table:table-cell office:value-type="float" office:value="496" calcext:value-type="float">
            <text:p>496</text:p>
          </table:table-cell>
          <table:table-cell office:value-type="float" office:value="950" calcext:value-type="float">
            <text:p>950</text:p>
          </table:table-cell>
          <table:table-cell table:formula="of:=IF(COUNTIF([.A1257:.D1257];[.A1257])=3;[.A1257];&quot;&quot;)">
            <text:p/>
          </table:table-cell>
          <table:table-cell table:formula="of:=IF(COUNTIF([.B1257:.E1257];[.B1257])=3;[.B1257];&quot;&quot;)">
            <text:p/>
          </table:table-cell>
          <table:table-cell table:formula="of:=IF(COUNTIF([.C1257:.F1257];[.C1257])=3;[.C1257];&quot;&quot;)">
            <text:p/>
          </table:table-cell>
          <table:table-cell table:formula="of:=IF(COUNTIF([.D1257:.G1257];[.D1257])=3;[.D1257];&quot;&quot;)">
            <text:p/>
          </table:table-cell>
          <table:table-cell table:formula="of:=IF(COUNTIF([.A1257:.D1257];[.A1257])=3;&quot;&quot;;[.A1257])" office:value-type="float" office:value="891" calcext:value-type="float">
            <text:p>891</text:p>
          </table:table-cell>
          <table:table-cell table:formula="of:=IF(COUNTIF([.B1257:.E1257];[.B1257])=3;&quot;&quot;;[.B1257])" office:value-type="float" office:value="984" calcext:value-type="float">
            <text:p>984</text:p>
          </table:table-cell>
          <table:table-cell table:formula="of:=IF(COUNTIF([.C1257:.F1257];[.C1257])=3;&quot;&quot;;[.C1257])" office:value-type="float" office:value="496" calcext:value-type="float">
            <text:p>496</text:p>
          </table:table-cell>
          <table:table-cell table:formula="of:=IF(COUNTIF([.D1257:.G1257];[.D1257])=3;&quot;&quot;;[.D1257])" office:value-type="float" office:value="950" calcext:value-type="float">
            <text:p>950</text:p>
          </table:table-cell>
          <table:table-cell table:style-name="ce5" table:formula="of:=IFERROR( IF( AND( COUNT([.E1257:.H1257])=3; MOD( AVERAGE([.E1257:.H1257]); 2)=1; MOD( AVERAGE([.I1257:.L125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956" calcext:value-type="float">
            <text:p>956</text:p>
          </table:table-cell>
          <table:table-cell office:value-type="float" office:value="934" calcext:value-type="float">
            <text:p>934</text:p>
          </table:table-cell>
          <table:table-cell office:value-type="float" office:value="129" calcext:value-type="float">
            <text:p>129</text:p>
          </table:table-cell>
          <table:table-cell table:formula="of:=IF(COUNTIF([.A1258:.D1258];[.A1258])=3;[.A1258];&quot;&quot;)">
            <text:p/>
          </table:table-cell>
          <table:table-cell table:formula="of:=IF(COUNTIF([.B1258:.E1258];[.B1258])=3;[.B1258];&quot;&quot;)">
            <text:p/>
          </table:table-cell>
          <table:table-cell table:formula="of:=IF(COUNTIF([.C1258:.F1258];[.C1258])=3;[.C1258];&quot;&quot;)">
            <text:p/>
          </table:table-cell>
          <table:table-cell table:formula="of:=IF(COUNTIF([.D1258:.G1258];[.D1258])=3;[.D1258];&quot;&quot;)">
            <text:p/>
          </table:table-cell>
          <table:table-cell table:formula="of:=IF(COUNTIF([.A1258:.D1258];[.A1258])=3;&quot;&quot;;[.A1258])" office:value-type="float" office:value="12" calcext:value-type="float">
            <text:p>12</text:p>
          </table:table-cell>
          <table:table-cell table:formula="of:=IF(COUNTIF([.B1258:.E1258];[.B1258])=3;&quot;&quot;;[.B1258])" office:value-type="float" office:value="956" calcext:value-type="float">
            <text:p>956</text:p>
          </table:table-cell>
          <table:table-cell table:formula="of:=IF(COUNTIF([.C1258:.F1258];[.C1258])=3;&quot;&quot;;[.C1258])" office:value-type="float" office:value="934" calcext:value-type="float">
            <text:p>934</text:p>
          </table:table-cell>
          <table:table-cell table:formula="of:=IF(COUNTIF([.D1258:.G1258];[.D1258])=3;&quot;&quot;;[.D1258])" office:value-type="float" office:value="129" calcext:value-type="float">
            <text:p>129</text:p>
          </table:table-cell>
          <table:table-cell table:style-name="ce5" table:formula="of:=IFERROR( IF( AND( COUNT([.E1258:.H1258])=3; MOD( AVERAGE([.E1258:.H1258]); 2)=1; MOD( AVERAGE([.I1258:.L125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office:value-type="float" office:value="208" calcext:value-type="float">
            <text:p>208</text:p>
          </table:table-cell>
          <table:table-cell office:value-type="float" office:value="887" calcext:value-type="float">
            <text:p>887</text:p>
          </table:table-cell>
          <table:table-cell office:value-type="float" office:value="102" calcext:value-type="float">
            <text:p>102</text:p>
          </table:table-cell>
          <table:table-cell table:formula="of:=IF(COUNTIF([.A1259:.D1259];[.A1259])=3;[.A1259];&quot;&quot;)">
            <text:p/>
          </table:table-cell>
          <table:table-cell table:formula="of:=IF(COUNTIF([.B1259:.E1259];[.B1259])=3;[.B1259];&quot;&quot;)">
            <text:p/>
          </table:table-cell>
          <table:table-cell table:formula="of:=IF(COUNTIF([.C1259:.F1259];[.C1259])=3;[.C1259];&quot;&quot;)">
            <text:p/>
          </table:table-cell>
          <table:table-cell table:formula="of:=IF(COUNTIF([.D1259:.G1259];[.D1259])=3;[.D1259];&quot;&quot;)">
            <text:p/>
          </table:table-cell>
          <table:table-cell table:formula="of:=IF(COUNTIF([.A1259:.D1259];[.A1259])=3;&quot;&quot;;[.A1259])" office:value-type="float" office:value="613" calcext:value-type="float">
            <text:p>613</text:p>
          </table:table-cell>
          <table:table-cell table:formula="of:=IF(COUNTIF([.B1259:.E1259];[.B1259])=3;&quot;&quot;;[.B1259])" office:value-type="float" office:value="208" calcext:value-type="float">
            <text:p>208</text:p>
          </table:table-cell>
          <table:table-cell table:formula="of:=IF(COUNTIF([.C1259:.F1259];[.C1259])=3;&quot;&quot;;[.C1259])" office:value-type="float" office:value="887" calcext:value-type="float">
            <text:p>887</text:p>
          </table:table-cell>
          <table:table-cell table:formula="of:=IF(COUNTIF([.D1259:.G1259];[.D1259])=3;&quot;&quot;;[.D1259])" office:value-type="float" office:value="102" calcext:value-type="float">
            <text:p>102</text:p>
          </table:table-cell>
          <table:table-cell table:style-name="ce5" table:formula="of:=IFERROR( IF( AND( COUNT([.E1259:.H1259])=3; MOD( AVERAGE([.E1259:.H1259]); 2)=1; MOD( AVERAGE([.I1259:.L125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float" office:value="807" calcext:value-type="float">
            <text:p>807</text:p>
          </table:table-cell>
          <table:table-cell office:value-type="float" office:value="812" calcext:value-type="float">
            <text:p>812</text:p>
          </table:table-cell>
          <table:table-cell office:value-type="float" office:value="619" calcext:value-type="float">
            <text:p>619</text:p>
          </table:table-cell>
          <table:table-cell table:formula="of:=IF(COUNTIF([.A1260:.D1260];[.A1260])=3;[.A1260];&quot;&quot;)">
            <text:p/>
          </table:table-cell>
          <table:table-cell table:formula="of:=IF(COUNTIF([.B1260:.E1260];[.B1260])=3;[.B1260];&quot;&quot;)">
            <text:p/>
          </table:table-cell>
          <table:table-cell table:formula="of:=IF(COUNTIF([.C1260:.F1260];[.C1260])=3;[.C1260];&quot;&quot;)">
            <text:p/>
          </table:table-cell>
          <table:table-cell table:formula="of:=IF(COUNTIF([.D1260:.G1260];[.D1260])=3;[.D1260];&quot;&quot;)">
            <text:p/>
          </table:table-cell>
          <table:table-cell table:formula="of:=IF(COUNTIF([.A1260:.D1260];[.A1260])=3;&quot;&quot;;[.A1260])" office:value-type="float" office:value="41" calcext:value-type="float">
            <text:p>41</text:p>
          </table:table-cell>
          <table:table-cell table:formula="of:=IF(COUNTIF([.B1260:.E1260];[.B1260])=3;&quot;&quot;;[.B1260])" office:value-type="float" office:value="807" calcext:value-type="float">
            <text:p>807</text:p>
          </table:table-cell>
          <table:table-cell table:formula="of:=IF(COUNTIF([.C1260:.F1260];[.C1260])=3;&quot;&quot;;[.C1260])" office:value-type="float" office:value="812" calcext:value-type="float">
            <text:p>812</text:p>
          </table:table-cell>
          <table:table-cell table:formula="of:=IF(COUNTIF([.D1260:.G1260];[.D1260])=3;&quot;&quot;;[.D1260])" office:value-type="float" office:value="619" calcext:value-type="float">
            <text:p>619</text:p>
          </table:table-cell>
          <table:table-cell table:style-name="ce5" table:formula="of:=IFERROR( IF( AND( COUNT([.E1260:.H1260])=3; MOD( AVERAGE([.E1260:.H1260]); 2)=1; MOD( AVERAGE([.I1260:.L126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float" office:value="177" calcext:value-type="float">
            <text:p>177</text:p>
          </table:table-cell>
          <table:table-cell office:value-type="float" office:value="240" calcext:value-type="float">
            <text:p>240</text:p>
          </table:table-cell>
          <table:table-cell office:value-type="float" office:value="186" calcext:value-type="float">
            <text:p>186</text:p>
          </table:table-cell>
          <table:table-cell table:formula="of:=IF(COUNTIF([.A1261:.D1261];[.A1261])=3;[.A1261];&quot;&quot;)">
            <text:p/>
          </table:table-cell>
          <table:table-cell table:formula="of:=IF(COUNTIF([.B1261:.E1261];[.B1261])=3;[.B1261];&quot;&quot;)">
            <text:p/>
          </table:table-cell>
          <table:table-cell table:formula="of:=IF(COUNTIF([.C1261:.F1261];[.C1261])=3;[.C1261];&quot;&quot;)">
            <text:p/>
          </table:table-cell>
          <table:table-cell table:formula="of:=IF(COUNTIF([.D1261:.G1261];[.D1261])=3;[.D1261];&quot;&quot;)">
            <text:p/>
          </table:table-cell>
          <table:table-cell table:formula="of:=IF(COUNTIF([.A1261:.D1261];[.A1261])=3;&quot;&quot;;[.A1261])" office:value-type="float" office:value="240" calcext:value-type="float">
            <text:p>240</text:p>
          </table:table-cell>
          <table:table-cell table:formula="of:=IF(COUNTIF([.B1261:.E1261];[.B1261])=3;&quot;&quot;;[.B1261])" office:value-type="float" office:value="177" calcext:value-type="float">
            <text:p>177</text:p>
          </table:table-cell>
          <table:table-cell table:formula="of:=IF(COUNTIF([.C1261:.F1261];[.C1261])=3;&quot;&quot;;[.C1261])" office:value-type="float" office:value="240" calcext:value-type="float">
            <text:p>240</text:p>
          </table:table-cell>
          <table:table-cell table:formula="of:=IF(COUNTIF([.D1261:.G1261];[.D1261])=3;&quot;&quot;;[.D1261])" office:value-type="float" office:value="186" calcext:value-type="float">
            <text:p>186</text:p>
          </table:table-cell>
          <table:table-cell table:style-name="ce5" table:formula="of:=IFERROR( IF( AND( COUNT([.E1261:.H1261])=3; MOD( AVERAGE([.E1261:.H1261]); 2)=1; MOD( AVERAGE([.I1261:.L126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3" calcext:value-type="float">
            <text:p>23</text:p>
          </table:table-cell>
          <table:table-cell office:value-type="float" office:value="660" calcext:value-type="float">
            <text:p>660</text:p>
          </table:table-cell>
          <table:table-cell office:value-type="float" office:value="937" calcext:value-type="float">
            <text:p>937</text:p>
          </table:table-cell>
          <table:table-cell table:formula="of:=IF(COUNTIF([.A1262:.D1262];[.A1262])=3;[.A1262];&quot;&quot;)">
            <text:p/>
          </table:table-cell>
          <table:table-cell table:formula="of:=IF(COUNTIF([.B1262:.E1262];[.B1262])=3;[.B1262];&quot;&quot;)">
            <text:p/>
          </table:table-cell>
          <table:table-cell table:formula="of:=IF(COUNTIF([.C1262:.F1262];[.C1262])=3;[.C1262];&quot;&quot;)">
            <text:p/>
          </table:table-cell>
          <table:table-cell table:formula="of:=IF(COUNTIF([.D1262:.G1262];[.D1262])=3;[.D1262];&quot;&quot;)">
            <text:p/>
          </table:table-cell>
          <table:table-cell table:formula="of:=IF(COUNTIF([.A1262:.D1262];[.A1262])=3;&quot;&quot;;[.A1262])" office:value-type="float" office:value="638" calcext:value-type="float">
            <text:p>638</text:p>
          </table:table-cell>
          <table:table-cell table:formula="of:=IF(COUNTIF([.B1262:.E1262];[.B1262])=3;&quot;&quot;;[.B1262])" office:value-type="float" office:value="23" calcext:value-type="float">
            <text:p>23</text:p>
          </table:table-cell>
          <table:table-cell table:formula="of:=IF(COUNTIF([.C1262:.F1262];[.C1262])=3;&quot;&quot;;[.C1262])" office:value-type="float" office:value="660" calcext:value-type="float">
            <text:p>660</text:p>
          </table:table-cell>
          <table:table-cell table:formula="of:=IF(COUNTIF([.D1262:.G1262];[.D1262])=3;&quot;&quot;;[.D1262])" office:value-type="float" office:value="937" calcext:value-type="float">
            <text:p>937</text:p>
          </table:table-cell>
          <table:table-cell table:style-name="ce5" table:formula="of:=IFERROR( IF( AND( COUNT([.E1262:.H1262])=3; MOD( AVERAGE([.E1262:.H1262]); 2)=1; MOD( AVERAGE([.I1262:.L126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08" calcext:value-type="float">
            <text:p>808</text:p>
          </table:table-cell>
          <table:table-cell office:value-type="float" office:value="894" calcext:value-type="float">
            <text:p>894</text:p>
          </table:table-cell>
          <table:table-cell table:formula="of:=IF(COUNTIF([.A1263:.D1263];[.A1263])=3;[.A1263];&quot;&quot;)">
            <text:p/>
          </table:table-cell>
          <table:table-cell table:formula="of:=IF(COUNTIF([.B1263:.E1263];[.B1263])=3;[.B1263];&quot;&quot;)">
            <text:p/>
          </table:table-cell>
          <table:table-cell table:formula="of:=IF(COUNTIF([.C1263:.F1263];[.C1263])=3;[.C1263];&quot;&quot;)">
            <text:p/>
          </table:table-cell>
          <table:table-cell table:formula="of:=IF(COUNTIF([.D1263:.G1263];[.D1263])=3;[.D1263];&quot;&quot;)">
            <text:p/>
          </table:table-cell>
          <table:table-cell table:formula="of:=IF(COUNTIF([.A1263:.D1263];[.A1263])=3;&quot;&quot;;[.A1263])" office:value-type="float" office:value="12" calcext:value-type="float">
            <text:p>12</text:p>
          </table:table-cell>
          <table:table-cell table:formula="of:=IF(COUNTIF([.B1263:.E1263];[.B1263])=3;&quot;&quot;;[.B1263])" office:value-type="float" office:value="7" calcext:value-type="float">
            <text:p>7</text:p>
          </table:table-cell>
          <table:table-cell table:formula="of:=IF(COUNTIF([.C1263:.F1263];[.C1263])=3;&quot;&quot;;[.C1263])" office:value-type="float" office:value="808" calcext:value-type="float">
            <text:p>808</text:p>
          </table:table-cell>
          <table:table-cell table:formula="of:=IF(COUNTIF([.D1263:.G1263];[.D1263])=3;&quot;&quot;;[.D1263])" office:value-type="float" office:value="894" calcext:value-type="float">
            <text:p>894</text:p>
          </table:table-cell>
          <table:table-cell table:style-name="ce5" table:formula="of:=IFERROR( IF( AND( COUNT([.E1263:.H1263])=3; MOD( AVERAGE([.E1263:.H1263]); 2)=1; MOD( AVERAGE([.I1263:.L126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float" office:value="437" calcext:value-type="float">
            <text:p>437</text:p>
          </table:table-cell>
          <table:table-cell office:value-type="float" office:value="945" calcext:value-type="float">
            <text:p>945</text:p>
          </table:table-cell>
          <table:table-cell office:value-type="float" office:value="878" calcext:value-type="float">
            <text:p>878</text:p>
          </table:table-cell>
          <table:table-cell table:formula="of:=IF(COUNTIF([.A1264:.D1264];[.A1264])=3;[.A1264];&quot;&quot;)">
            <text:p/>
          </table:table-cell>
          <table:table-cell table:formula="of:=IF(COUNTIF([.B1264:.E1264];[.B1264])=3;[.B1264];&quot;&quot;)">
            <text:p/>
          </table:table-cell>
          <table:table-cell table:formula="of:=IF(COUNTIF([.C1264:.F1264];[.C1264])=3;[.C1264];&quot;&quot;)">
            <text:p/>
          </table:table-cell>
          <table:table-cell table:formula="of:=IF(COUNTIF([.D1264:.G1264];[.D1264])=3;[.D1264];&quot;&quot;)">
            <text:p/>
          </table:table-cell>
          <table:table-cell table:formula="of:=IF(COUNTIF([.A1264:.D1264];[.A1264])=3;&quot;&quot;;[.A1264])" office:value-type="float" office:value="59" calcext:value-type="float">
            <text:p>59</text:p>
          </table:table-cell>
          <table:table-cell table:formula="of:=IF(COUNTIF([.B1264:.E1264];[.B1264])=3;&quot;&quot;;[.B1264])" office:value-type="float" office:value="437" calcext:value-type="float">
            <text:p>437</text:p>
          </table:table-cell>
          <table:table-cell table:formula="of:=IF(COUNTIF([.C1264:.F1264];[.C1264])=3;&quot;&quot;;[.C1264])" office:value-type="float" office:value="945" calcext:value-type="float">
            <text:p>945</text:p>
          </table:table-cell>
          <table:table-cell table:formula="of:=IF(COUNTIF([.D1264:.G1264];[.D1264])=3;&quot;&quot;;[.D1264])" office:value-type="float" office:value="878" calcext:value-type="float">
            <text:p>878</text:p>
          </table:table-cell>
          <table:table-cell table:style-name="ce5" table:formula="of:=IFERROR( IF( AND( COUNT([.E1264:.H1264])=3; MOD( AVERAGE([.E1264:.H1264]); 2)=1; MOD( AVERAGE([.I1264:.L126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office:value-type="float" office:value="390" calcext:value-type="float">
            <text:p>390</text:p>
          </table:table-cell>
          <table:table-cell office:value-type="float" office:value="314" calcext:value-type="float">
            <text:p>314</text:p>
          </table:table-cell>
          <table:table-cell office:value-type="float" office:value="517" calcext:value-type="float">
            <text:p>517</text:p>
          </table:table-cell>
          <table:table-cell table:formula="of:=IF(COUNTIF([.A1265:.D1265];[.A1265])=3;[.A1265];&quot;&quot;)">
            <text:p/>
          </table:table-cell>
          <table:table-cell table:formula="of:=IF(COUNTIF([.B1265:.E1265];[.B1265])=3;[.B1265];&quot;&quot;)">
            <text:p/>
          </table:table-cell>
          <table:table-cell table:formula="of:=IF(COUNTIF([.C1265:.F1265];[.C1265])=3;[.C1265];&quot;&quot;)">
            <text:p/>
          </table:table-cell>
          <table:table-cell table:formula="of:=IF(COUNTIF([.D1265:.G1265];[.D1265])=3;[.D1265];&quot;&quot;)">
            <text:p/>
          </table:table-cell>
          <table:table-cell table:formula="of:=IF(COUNTIF([.A1265:.D1265];[.A1265])=3;&quot;&quot;;[.A1265])" office:value-type="float" office:value="256" calcext:value-type="float">
            <text:p>256</text:p>
          </table:table-cell>
          <table:table-cell table:formula="of:=IF(COUNTIF([.B1265:.E1265];[.B1265])=3;&quot;&quot;;[.B1265])" office:value-type="float" office:value="390" calcext:value-type="float">
            <text:p>390</text:p>
          </table:table-cell>
          <table:table-cell table:formula="of:=IF(COUNTIF([.C1265:.F1265];[.C1265])=3;&quot;&quot;;[.C1265])" office:value-type="float" office:value="314" calcext:value-type="float">
            <text:p>314</text:p>
          </table:table-cell>
          <table:table-cell table:formula="of:=IF(COUNTIF([.D1265:.G1265];[.D1265])=3;&quot;&quot;;[.D1265])" office:value-type="float" office:value="517" calcext:value-type="float">
            <text:p>517</text:p>
          </table:table-cell>
          <table:table-cell table:style-name="ce5" table:formula="of:=IFERROR( IF( AND( COUNT([.E1265:.H1265])=3; MOD( AVERAGE([.E1265:.H1265]); 2)=1; MOD( AVERAGE([.I1265:.L126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8" calcext:value-type="float">
            <text:p>308</text:p>
          </table:table-cell>
          <table:table-cell office:value-type="float" office:value="60" calcext:value-type="float">
            <text:p>60</text:p>
          </table:table-cell>
          <table:table-cell office:value-type="float" office:value="535" calcext:value-type="float">
            <text:p>535</text:p>
          </table:table-cell>
          <table:table-cell table:formula="of:=IF(COUNTIF([.A1266:.D1266];[.A1266])=3;[.A1266];&quot;&quot;)">
            <text:p/>
          </table:table-cell>
          <table:table-cell table:formula="of:=IF(COUNTIF([.B1266:.E1266];[.B1266])=3;[.B1266];&quot;&quot;)">
            <text:p/>
          </table:table-cell>
          <table:table-cell table:formula="of:=IF(COUNTIF([.C1266:.F1266];[.C1266])=3;[.C1266];&quot;&quot;)">
            <text:p/>
          </table:table-cell>
          <table:table-cell table:formula="of:=IF(COUNTIF([.D1266:.G1266];[.D1266])=3;[.D1266];&quot;&quot;)">
            <text:p/>
          </table:table-cell>
          <table:table-cell table:formula="of:=IF(COUNTIF([.A1266:.D1266];[.A1266])=3;&quot;&quot;;[.A1266])" office:value-type="float" office:value="303" calcext:value-type="float">
            <text:p>303</text:p>
          </table:table-cell>
          <table:table-cell table:formula="of:=IF(COUNTIF([.B1266:.E1266];[.B1266])=3;&quot;&quot;;[.B1266])" office:value-type="float" office:value="308" calcext:value-type="float">
            <text:p>308</text:p>
          </table:table-cell>
          <table:table-cell table:formula="of:=IF(COUNTIF([.C1266:.F1266];[.C1266])=3;&quot;&quot;;[.C1266])" office:value-type="float" office:value="60" calcext:value-type="float">
            <text:p>60</text:p>
          </table:table-cell>
          <table:table-cell table:formula="of:=IF(COUNTIF([.D1266:.G1266];[.D1266])=3;&quot;&quot;;[.D1266])" office:value-type="float" office:value="535" calcext:value-type="float">
            <text:p>535</text:p>
          </table:table-cell>
          <table:table-cell table:style-name="ce5" table:formula="of:=IFERROR( IF( AND( COUNT([.E1266:.H1266])=3; MOD( AVERAGE([.E1266:.H1266]); 2)=1; MOD( AVERAGE([.I1266:.L126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51" calcext:value-type="float">
            <text:p>751</text:p>
          </table:table-cell>
          <table:table-cell office:value-type="float" office:value="336" calcext:value-type="float">
            <text:p>336</text:p>
          </table:table-cell>
          <table:table-cell office:value-type="float" office:value="365" calcext:value-type="float">
            <text:p>365</text:p>
          </table:table-cell>
          <table:table-cell office:value-type="float" office:value="935" calcext:value-type="float">
            <text:p>935</text:p>
          </table:table-cell>
          <table:table-cell table:formula="of:=IF(COUNTIF([.A1267:.D1267];[.A1267])=3;[.A1267];&quot;&quot;)">
            <text:p/>
          </table:table-cell>
          <table:table-cell table:formula="of:=IF(COUNTIF([.B1267:.E1267];[.B1267])=3;[.B1267];&quot;&quot;)">
            <text:p/>
          </table:table-cell>
          <table:table-cell table:formula="of:=IF(COUNTIF([.C1267:.F1267];[.C1267])=3;[.C1267];&quot;&quot;)">
            <text:p/>
          </table:table-cell>
          <table:table-cell table:formula="of:=IF(COUNTIF([.D1267:.G1267];[.D1267])=3;[.D1267];&quot;&quot;)">
            <text:p/>
          </table:table-cell>
          <table:table-cell table:formula="of:=IF(COUNTIF([.A1267:.D1267];[.A1267])=3;&quot;&quot;;[.A1267])" office:value-type="float" office:value="751" calcext:value-type="float">
            <text:p>751</text:p>
          </table:table-cell>
          <table:table-cell table:formula="of:=IF(COUNTIF([.B1267:.E1267];[.B1267])=3;&quot;&quot;;[.B1267])" office:value-type="float" office:value="336" calcext:value-type="float">
            <text:p>336</text:p>
          </table:table-cell>
          <table:table-cell table:formula="of:=IF(COUNTIF([.C1267:.F1267];[.C1267])=3;&quot;&quot;;[.C1267])" office:value-type="float" office:value="365" calcext:value-type="float">
            <text:p>365</text:p>
          </table:table-cell>
          <table:table-cell table:formula="of:=IF(COUNTIF([.D1267:.G1267];[.D1267])=3;&quot;&quot;;[.D1267])" office:value-type="float" office:value="935" calcext:value-type="float">
            <text:p>935</text:p>
          </table:table-cell>
          <table:table-cell table:style-name="ce5" table:formula="of:=IFERROR( IF( AND( COUNT([.E1267:.H1267])=3; MOD( AVERAGE([.E1267:.H1267]); 2)=1; MOD( AVERAGE([.I1267:.L126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number-columns-repeated="3" office:value-type="float" office:value="589" calcext:value-type="float">
            <text:p>589</text:p>
          </table:table-cell>
          <table:table-cell table:formula="of:=IF(COUNTIF([.A1268:.D1268];[.A1268])=3;[.A1268];&quot;&quot;)">
            <text:p/>
          </table:table-cell>
          <table:table-cell table:formula="of:=IF(COUNTIF([.B1268:.E1268];[.B1268])=3;[.B1268];&quot;&quot;)" office:value-type="float" office:value="589" calcext:value-type="float">
            <text:p>589</text:p>
          </table:table-cell>
          <table:table-cell table:formula="of:=IF(COUNTIF([.C1268:.F1268];[.C1268])=3;[.C1268];&quot;&quot;)" office:value-type="float" office:value="589" calcext:value-type="float">
            <text:p>589</text:p>
          </table:table-cell>
          <table:table-cell table:formula="of:=IF(COUNTIF([.D1268:.G1268];[.D1268])=3;[.D1268];&quot;&quot;)" office:value-type="float" office:value="589" calcext:value-type="float">
            <text:p>589</text:p>
          </table:table-cell>
          <table:table-cell table:formula="of:=IF(COUNTIF([.A1268:.D1268];[.A1268])=3;&quot;&quot;;[.A1268])" office:value-type="float" office:value="397" calcext:value-type="float">
            <text:p>397</text:p>
          </table:table-cell>
          <table:table-cell table:formula="of:=IF(COUNTIF([.B1268:.E1268];[.B1268])=3;&quot;&quot;;[.B1268])">
            <text:p/>
          </table:table-cell>
          <table:table-cell table:formula="of:=IF(COUNTIF([.C1268:.F1268];[.C1268])=3;&quot;&quot;;[.C1268])">
            <text:p/>
          </table:table-cell>
          <table:table-cell table:formula="of:=IF(COUNTIF([.D1268:.G1268];[.D1268])=3;&quot;&quot;;[.D1268])">
            <text:p/>
          </table:table-cell>
          <table:table-cell table:style-name="ce5" table:formula="of:=IFERROR( IF( AND( COUNT([.E1268:.H1268])=3; MOD( AVERAGE([.E1268:.H1268]); 2)=1; MOD( AVERAGE([.I1268:.L126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office:value-type="float" office:value="613" calcext:value-type="float">
            <text:p>613</text:p>
          </table:table-cell>
          <table:table-cell office:value-type="float" office:value="317" calcext:value-type="float">
            <text:p>317</text:p>
          </table:table-cell>
          <table:table-cell office:value-type="float" office:value="710" calcext:value-type="float">
            <text:p>710</text:p>
          </table:table-cell>
          <table:table-cell table:formula="of:=IF(COUNTIF([.A1269:.D1269];[.A1269])=3;[.A1269];&quot;&quot;)">
            <text:p/>
          </table:table-cell>
          <table:table-cell table:formula="of:=IF(COUNTIF([.B1269:.E1269];[.B1269])=3;[.B1269];&quot;&quot;)">
            <text:p/>
          </table:table-cell>
          <table:table-cell table:formula="of:=IF(COUNTIF([.C1269:.F1269];[.C1269])=3;[.C1269];&quot;&quot;)">
            <text:p/>
          </table:table-cell>
          <table:table-cell table:formula="of:=IF(COUNTIF([.D1269:.G1269];[.D1269])=3;[.D1269];&quot;&quot;)">
            <text:p/>
          </table:table-cell>
          <table:table-cell table:formula="of:=IF(COUNTIF([.A1269:.D1269];[.A1269])=3;&quot;&quot;;[.A1269])" office:value-type="float" office:value="613" calcext:value-type="float">
            <text:p>613</text:p>
          </table:table-cell>
          <table:table-cell table:formula="of:=IF(COUNTIF([.B1269:.E1269];[.B1269])=3;&quot;&quot;;[.B1269])" office:value-type="float" office:value="613" calcext:value-type="float">
            <text:p>613</text:p>
          </table:table-cell>
          <table:table-cell table:formula="of:=IF(COUNTIF([.C1269:.F1269];[.C1269])=3;&quot;&quot;;[.C1269])" office:value-type="float" office:value="317" calcext:value-type="float">
            <text:p>317</text:p>
          </table:table-cell>
          <table:table-cell table:formula="of:=IF(COUNTIF([.D1269:.G1269];[.D1269])=3;&quot;&quot;;[.D1269])" office:value-type="float" office:value="710" calcext:value-type="float">
            <text:p>710</text:p>
          </table:table-cell>
          <table:table-cell table:style-name="ce5" table:formula="of:=IFERROR( IF( AND( COUNT([.E1269:.H1269])=3; MOD( AVERAGE([.E1269:.H1269]); 2)=1; MOD( AVERAGE([.I1269:.L126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office:value-type="float" office:value="869" calcext:value-type="float">
            <text:p>869</text:p>
          </table:table-cell>
          <table:table-cell office:value-type="float" office:value="785" calcext:value-type="float">
            <text:p>785</text:p>
          </table:table-cell>
          <table:table-cell office:value-type="float" office:value="941" calcext:value-type="float">
            <text:p>941</text:p>
          </table:table-cell>
          <table:table-cell table:formula="of:=IF(COUNTIF([.A1270:.D1270];[.A1270])=3;[.A1270];&quot;&quot;)">
            <text:p/>
          </table:table-cell>
          <table:table-cell table:formula="of:=IF(COUNTIF([.B1270:.E1270];[.B1270])=3;[.B1270];&quot;&quot;)">
            <text:p/>
          </table:table-cell>
          <table:table-cell table:formula="of:=IF(COUNTIF([.C1270:.F1270];[.C1270])=3;[.C1270];&quot;&quot;)">
            <text:p/>
          </table:table-cell>
          <table:table-cell table:formula="of:=IF(COUNTIF([.D1270:.G1270];[.D1270])=3;[.D1270];&quot;&quot;)">
            <text:p/>
          </table:table-cell>
          <table:table-cell table:formula="of:=IF(COUNTIF([.A1270:.D1270];[.A1270])=3;&quot;&quot;;[.A1270])" office:value-type="float" office:value="708" calcext:value-type="float">
            <text:p>708</text:p>
          </table:table-cell>
          <table:table-cell table:formula="of:=IF(COUNTIF([.B1270:.E1270];[.B1270])=3;&quot;&quot;;[.B1270])" office:value-type="float" office:value="869" calcext:value-type="float">
            <text:p>869</text:p>
          </table:table-cell>
          <table:table-cell table:formula="of:=IF(COUNTIF([.C1270:.F1270];[.C1270])=3;&quot;&quot;;[.C1270])" office:value-type="float" office:value="785" calcext:value-type="float">
            <text:p>785</text:p>
          </table:table-cell>
          <table:table-cell table:formula="of:=IF(COUNTIF([.D1270:.G1270];[.D1270])=3;&quot;&quot;;[.D1270])" office:value-type="float" office:value="941" calcext:value-type="float">
            <text:p>941</text:p>
          </table:table-cell>
          <table:table-cell table:style-name="ce5" table:formula="of:=IFERROR( IF( AND( COUNT([.E1270:.H1270])=3; MOD( AVERAGE([.E1270:.H1270]); 2)=1; MOD( AVERAGE([.I1270:.L127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office:value-type="float" office:value="305" calcext:value-type="float">
            <text:p>305</text:p>
          </table:table-cell>
          <table:table-cell office:value-type="float" office:value="813" calcext:value-type="float">
            <text:p>813</text:p>
          </table:table-cell>
          <table:table-cell office:value-type="float" office:value="176" calcext:value-type="float">
            <text:p>176</text:p>
          </table:table-cell>
          <table:table-cell table:formula="of:=IF(COUNTIF([.A1271:.D1271];[.A1271])=3;[.A1271];&quot;&quot;)">
            <text:p/>
          </table:table-cell>
          <table:table-cell table:formula="of:=IF(COUNTIF([.B1271:.E1271];[.B1271])=3;[.B1271];&quot;&quot;)">
            <text:p/>
          </table:table-cell>
          <table:table-cell table:formula="of:=IF(COUNTIF([.C1271:.F1271];[.C1271])=3;[.C1271];&quot;&quot;)">
            <text:p/>
          </table:table-cell>
          <table:table-cell table:formula="of:=IF(COUNTIF([.D1271:.G1271];[.D1271])=3;[.D1271];&quot;&quot;)">
            <text:p/>
          </table:table-cell>
          <table:table-cell table:formula="of:=IF(COUNTIF([.A1271:.D1271];[.A1271])=3;&quot;&quot;;[.A1271])" office:value-type="float" office:value="259" calcext:value-type="float">
            <text:p>259</text:p>
          </table:table-cell>
          <table:table-cell table:formula="of:=IF(COUNTIF([.B1271:.E1271];[.B1271])=3;&quot;&quot;;[.B1271])" office:value-type="float" office:value="305" calcext:value-type="float">
            <text:p>305</text:p>
          </table:table-cell>
          <table:table-cell table:formula="of:=IF(COUNTIF([.C1271:.F1271];[.C1271])=3;&quot;&quot;;[.C1271])" office:value-type="float" office:value="813" calcext:value-type="float">
            <text:p>813</text:p>
          </table:table-cell>
          <table:table-cell table:formula="of:=IF(COUNTIF([.D1271:.G1271];[.D1271])=3;&quot;&quot;;[.D1271])" office:value-type="float" office:value="176" calcext:value-type="float">
            <text:p>176</text:p>
          </table:table-cell>
          <table:table-cell table:style-name="ce5" table:formula="of:=IFERROR( IF( AND( COUNT([.E1271:.H1271])=3; MOD( AVERAGE([.E1271:.H1271]); 2)=1; MOD( AVERAGE([.I1271:.L127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21" calcext:value-type="float">
            <text:p>921</text:p>
          </table:table-cell>
          <table:table-cell office:value-type="float" office:value="921" calcext:value-type="float">
            <text:p>921</text:p>
          </table:table-cell>
          <table:table-cell office:value-type="float" office:value="806" calcext:value-type="float">
            <text:p>806</text:p>
          </table:table-cell>
          <table:table-cell office:value-type="float" office:value="126" calcext:value-type="float">
            <text:p>126</text:p>
          </table:table-cell>
          <table:table-cell table:formula="of:=IF(COUNTIF([.A1272:.D1272];[.A1272])=3;[.A1272];&quot;&quot;)">
            <text:p/>
          </table:table-cell>
          <table:table-cell table:formula="of:=IF(COUNTIF([.B1272:.E1272];[.B1272])=3;[.B1272];&quot;&quot;)">
            <text:p/>
          </table:table-cell>
          <table:table-cell table:formula="of:=IF(COUNTIF([.C1272:.F1272];[.C1272])=3;[.C1272];&quot;&quot;)">
            <text:p/>
          </table:table-cell>
          <table:table-cell table:formula="of:=IF(COUNTIF([.D1272:.G1272];[.D1272])=3;[.D1272];&quot;&quot;)">
            <text:p/>
          </table:table-cell>
          <table:table-cell table:formula="of:=IF(COUNTIF([.A1272:.D1272];[.A1272])=3;&quot;&quot;;[.A1272])" office:value-type="float" office:value="921" calcext:value-type="float">
            <text:p>921</text:p>
          </table:table-cell>
          <table:table-cell table:formula="of:=IF(COUNTIF([.B1272:.E1272];[.B1272])=3;&quot;&quot;;[.B1272])" office:value-type="float" office:value="921" calcext:value-type="float">
            <text:p>921</text:p>
          </table:table-cell>
          <table:table-cell table:formula="of:=IF(COUNTIF([.C1272:.F1272];[.C1272])=3;&quot;&quot;;[.C1272])" office:value-type="float" office:value="806" calcext:value-type="float">
            <text:p>806</text:p>
          </table:table-cell>
          <table:table-cell table:formula="of:=IF(COUNTIF([.D1272:.G1272];[.D1272])=3;&quot;&quot;;[.D1272])" office:value-type="float" office:value="126" calcext:value-type="float">
            <text:p>126</text:p>
          </table:table-cell>
          <table:table-cell table:style-name="ce5" table:formula="of:=IFERROR( IF( AND( COUNT([.E1272:.H1272])=3; MOD( AVERAGE([.E1272:.H1272]); 2)=1; MOD( AVERAGE([.I1272:.L127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office:value-type="float" office:value="491" calcext:value-type="float">
            <text:p>491</text:p>
          </table:table-cell>
          <table:table-cell office:value-type="float" office:value="834" calcext:value-type="float">
            <text:p>834</text:p>
          </table:table-cell>
          <table:table-cell office:value-type="float" office:value="359" calcext:value-type="float">
            <text:p>359</text:p>
          </table:table-cell>
          <table:table-cell table:formula="of:=IF(COUNTIF([.A1273:.D1273];[.A1273])=3;[.A1273];&quot;&quot;)">
            <text:p/>
          </table:table-cell>
          <table:table-cell table:formula="of:=IF(COUNTIF([.B1273:.E1273];[.B1273])=3;[.B1273];&quot;&quot;)">
            <text:p/>
          </table:table-cell>
          <table:table-cell table:formula="of:=IF(COUNTIF([.C1273:.F1273];[.C1273])=3;[.C1273];&quot;&quot;)">
            <text:p/>
          </table:table-cell>
          <table:table-cell table:formula="of:=IF(COUNTIF([.D1273:.G1273];[.D1273])=3;[.D1273];&quot;&quot;)">
            <text:p/>
          </table:table-cell>
          <table:table-cell table:formula="of:=IF(COUNTIF([.A1273:.D1273];[.A1273])=3;&quot;&quot;;[.A1273])" office:value-type="float" office:value="598" calcext:value-type="float">
            <text:p>598</text:p>
          </table:table-cell>
          <table:table-cell table:formula="of:=IF(COUNTIF([.B1273:.E1273];[.B1273])=3;&quot;&quot;;[.B1273])" office:value-type="float" office:value="491" calcext:value-type="float">
            <text:p>491</text:p>
          </table:table-cell>
          <table:table-cell table:formula="of:=IF(COUNTIF([.C1273:.F1273];[.C1273])=3;&quot;&quot;;[.C1273])" office:value-type="float" office:value="834" calcext:value-type="float">
            <text:p>834</text:p>
          </table:table-cell>
          <table:table-cell table:formula="of:=IF(COUNTIF([.D1273:.G1273];[.D1273])=3;&quot;&quot;;[.D1273])" office:value-type="float" office:value="359" calcext:value-type="float">
            <text:p>359</text:p>
          </table:table-cell>
          <table:table-cell table:style-name="ce5" table:formula="of:=IFERROR( IF( AND( COUNT([.E1273:.H1273])=3; MOD( AVERAGE([.E1273:.H1273]); 2)=1; MOD( AVERAGE([.I1273:.L127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float" office:value="483" calcext:value-type="float">
            <text:p>483</text:p>
          </table:table-cell>
          <table:table-cell office:value-type="float" office:value="283" calcext:value-type="float">
            <text:p>283</text:p>
          </table:table-cell>
          <table:table-cell office:value-type="float" office:value="833" calcext:value-type="float">
            <text:p>833</text:p>
          </table:table-cell>
          <table:table-cell table:formula="of:=IF(COUNTIF([.A1274:.D1274];[.A1274])=3;[.A1274];&quot;&quot;)">
            <text:p/>
          </table:table-cell>
          <table:table-cell table:formula="of:=IF(COUNTIF([.B1274:.E1274];[.B1274])=3;[.B1274];&quot;&quot;)">
            <text:p/>
          </table:table-cell>
          <table:table-cell table:formula="of:=IF(COUNTIF([.C1274:.F1274];[.C1274])=3;[.C1274];&quot;&quot;)">
            <text:p/>
          </table:table-cell>
          <table:table-cell table:formula="of:=IF(COUNTIF([.D1274:.G1274];[.D1274])=3;[.D1274];&quot;&quot;)">
            <text:p/>
          </table:table-cell>
          <table:table-cell table:formula="of:=IF(COUNTIF([.A1274:.D1274];[.A1274])=3;&quot;&quot;;[.A1274])" office:value-type="float" office:value="41" calcext:value-type="float">
            <text:p>41</text:p>
          </table:table-cell>
          <table:table-cell table:formula="of:=IF(COUNTIF([.B1274:.E1274];[.B1274])=3;&quot;&quot;;[.B1274])" office:value-type="float" office:value="483" calcext:value-type="float">
            <text:p>483</text:p>
          </table:table-cell>
          <table:table-cell table:formula="of:=IF(COUNTIF([.C1274:.F1274];[.C1274])=3;&quot;&quot;;[.C1274])" office:value-type="float" office:value="283" calcext:value-type="float">
            <text:p>283</text:p>
          </table:table-cell>
          <table:table-cell table:formula="of:=IF(COUNTIF([.D1274:.G1274];[.D1274])=3;&quot;&quot;;[.D1274])" office:value-type="float" office:value="833" calcext:value-type="float">
            <text:p>833</text:p>
          </table:table-cell>
          <table:table-cell table:style-name="ce5" table:formula="of:=IFERROR( IF( AND( COUNT([.E1274:.H1274])=3; MOD( AVERAGE([.E1274:.H1274]); 2)=1; MOD( AVERAGE([.I1274:.L127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office:value-type="float" office:value="469" calcext:value-type="float">
            <text:p>469</text:p>
          </table:table-cell>
          <table:table-cell office:value-type="float" office:value="411" calcext:value-type="float">
            <text:p>411</text:p>
          </table:table-cell>
          <table:table-cell office:value-type="float" office:value="280" calcext:value-type="float">
            <text:p>280</text:p>
          </table:table-cell>
          <table:table-cell table:formula="of:=IF(COUNTIF([.A1275:.D1275];[.A1275])=3;[.A1275];&quot;&quot;)">
            <text:p/>
          </table:table-cell>
          <table:table-cell table:formula="of:=IF(COUNTIF([.B1275:.E1275];[.B1275])=3;[.B1275];&quot;&quot;)">
            <text:p/>
          </table:table-cell>
          <table:table-cell table:formula="of:=IF(COUNTIF([.C1275:.F1275];[.C1275])=3;[.C1275];&quot;&quot;)">
            <text:p/>
          </table:table-cell>
          <table:table-cell table:formula="of:=IF(COUNTIF([.D1275:.G1275];[.D1275])=3;[.D1275];&quot;&quot;)">
            <text:p/>
          </table:table-cell>
          <table:table-cell table:formula="of:=IF(COUNTIF([.A1275:.D1275];[.A1275])=3;&quot;&quot;;[.A1275])" office:value-type="float" office:value="411" calcext:value-type="float">
            <text:p>411</text:p>
          </table:table-cell>
          <table:table-cell table:formula="of:=IF(COUNTIF([.B1275:.E1275];[.B1275])=3;&quot;&quot;;[.B1275])" office:value-type="float" office:value="469" calcext:value-type="float">
            <text:p>469</text:p>
          </table:table-cell>
          <table:table-cell table:formula="of:=IF(COUNTIF([.C1275:.F1275];[.C1275])=3;&quot;&quot;;[.C1275])" office:value-type="float" office:value="411" calcext:value-type="float">
            <text:p>411</text:p>
          </table:table-cell>
          <table:table-cell table:formula="of:=IF(COUNTIF([.D1275:.G1275];[.D1275])=3;&quot;&quot;;[.D1275])" office:value-type="float" office:value="280" calcext:value-type="float">
            <text:p>280</text:p>
          </table:table-cell>
          <table:table-cell table:style-name="ce5" table:formula="of:=IFERROR( IF( AND( COUNT([.E1275:.H1275])=3; MOD( AVERAGE([.E1275:.H1275]); 2)=1; MOD( AVERAGE([.I1275:.L127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office:value-type="float" office:value="489" calcext:value-type="float">
            <text:p>489</text:p>
          </table:table-cell>
          <table:table-cell office:value-type="float" office:value="646" calcext:value-type="float">
            <text:p>646</text:p>
          </table:table-cell>
          <table:table-cell office:value-type="float" office:value="415" calcext:value-type="float">
            <text:p>415</text:p>
          </table:table-cell>
          <table:table-cell table:formula="of:=IF(COUNTIF([.A1276:.D1276];[.A1276])=3;[.A1276];&quot;&quot;)">
            <text:p/>
          </table:table-cell>
          <table:table-cell table:formula="of:=IF(COUNTIF([.B1276:.E1276];[.B1276])=3;[.B1276];&quot;&quot;)">
            <text:p/>
          </table:table-cell>
          <table:table-cell table:formula="of:=IF(COUNTIF([.C1276:.F1276];[.C1276])=3;[.C1276];&quot;&quot;)">
            <text:p/>
          </table:table-cell>
          <table:table-cell table:formula="of:=IF(COUNTIF([.D1276:.G1276];[.D1276])=3;[.D1276];&quot;&quot;)">
            <text:p/>
          </table:table-cell>
          <table:table-cell table:formula="of:=IF(COUNTIF([.A1276:.D1276];[.A1276])=3;&quot;&quot;;[.A1276])" office:value-type="float" office:value="646" calcext:value-type="float">
            <text:p>646</text:p>
          </table:table-cell>
          <table:table-cell table:formula="of:=IF(COUNTIF([.B1276:.E1276];[.B1276])=3;&quot;&quot;;[.B1276])" office:value-type="float" office:value="489" calcext:value-type="float">
            <text:p>489</text:p>
          </table:table-cell>
          <table:table-cell table:formula="of:=IF(COUNTIF([.C1276:.F1276];[.C1276])=3;&quot;&quot;;[.C1276])" office:value-type="float" office:value="646" calcext:value-type="float">
            <text:p>646</text:p>
          </table:table-cell>
          <table:table-cell table:formula="of:=IF(COUNTIF([.D1276:.G1276];[.D1276])=3;&quot;&quot;;[.D1276])" office:value-type="float" office:value="415" calcext:value-type="float">
            <text:p>415</text:p>
          </table:table-cell>
          <table:table-cell table:style-name="ce5" table:formula="of:=IFERROR( IF( AND( COUNT([.E1276:.H1276])=3; MOD( AVERAGE([.E1276:.H1276]); 2)=1; MOD( AVERAGE([.I1276:.L127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office:value-type="float" office:value="451" calcext:value-type="float">
            <text:p>451</text:p>
          </table:table-cell>
          <table:table-cell office:value-type="float" office:value="992" calcext:value-type="float">
            <text:p>992</text:p>
          </table:table-cell>
          <table:table-cell office:value-type="float" office:value="451" calcext:value-type="float">
            <text:p>451</text:p>
          </table:table-cell>
          <table:table-cell table:formula="of:=IF(COUNTIF([.A1277:.D1277];[.A1277])=3;[.A1277];&quot;&quot;)">
            <text:p/>
          </table:table-cell>
          <table:table-cell table:formula="of:=IF(COUNTIF([.B1277:.E1277];[.B1277])=3;[.B1277];&quot;&quot;)">
            <text:p/>
          </table:table-cell>
          <table:table-cell table:formula="of:=IF(COUNTIF([.C1277:.F1277];[.C1277])=3;[.C1277];&quot;&quot;)">
            <text:p/>
          </table:table-cell>
          <table:table-cell table:formula="of:=IF(COUNTIF([.D1277:.G1277];[.D1277])=3;[.D1277];&quot;&quot;)">
            <text:p/>
          </table:table-cell>
          <table:table-cell table:formula="of:=IF(COUNTIF([.A1277:.D1277];[.A1277])=3;&quot;&quot;;[.A1277])" office:value-type="float" office:value="703" calcext:value-type="float">
            <text:p>703</text:p>
          </table:table-cell>
          <table:table-cell table:formula="of:=IF(COUNTIF([.B1277:.E1277];[.B1277])=3;&quot;&quot;;[.B1277])" office:value-type="float" office:value="451" calcext:value-type="float">
            <text:p>451</text:p>
          </table:table-cell>
          <table:table-cell table:formula="of:=IF(COUNTIF([.C1277:.F1277];[.C1277])=3;&quot;&quot;;[.C1277])" office:value-type="float" office:value="992" calcext:value-type="float">
            <text:p>992</text:p>
          </table:table-cell>
          <table:table-cell table:formula="of:=IF(COUNTIF([.D1277:.G1277];[.D1277])=3;&quot;&quot;;[.D1277])" office:value-type="float" office:value="451" calcext:value-type="float">
            <text:p>451</text:p>
          </table:table-cell>
          <table:table-cell table:style-name="ce5" table:formula="of:=IFERROR( IF( AND( COUNT([.E1277:.H1277])=3; MOD( AVERAGE([.E1277:.H1277]); 2)=1; MOD( AVERAGE([.I1277:.L127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27" calcext:value-type="float">
            <text:p>627</text:p>
          </table:table-cell>
          <table:table-cell office:value-type="float" office:value="11" calcext:value-type="float">
            <text:p>11</text:p>
          </table:table-cell>
          <table:table-cell office:value-type="float" office:value="674" calcext:value-type="float">
            <text:p>674</text:p>
          </table:table-cell>
          <table:table-cell table:formula="of:=IF(COUNTIF([.A1278:.D1278];[.A1278])=3;[.A1278];&quot;&quot;)">
            <text:p/>
          </table:table-cell>
          <table:table-cell table:formula="of:=IF(COUNTIF([.B1278:.E1278];[.B1278])=3;[.B1278];&quot;&quot;)">
            <text:p/>
          </table:table-cell>
          <table:table-cell table:formula="of:=IF(COUNTIF([.C1278:.F1278];[.C1278])=3;[.C1278];&quot;&quot;)">
            <text:p/>
          </table:table-cell>
          <table:table-cell table:formula="of:=IF(COUNTIF([.D1278:.G1278];[.D1278])=3;[.D1278];&quot;&quot;)">
            <text:p/>
          </table:table-cell>
          <table:table-cell table:formula="of:=IF(COUNTIF([.A1278:.D1278];[.A1278])=3;&quot;&quot;;[.A1278])" office:value-type="float" office:value="811" calcext:value-type="float">
            <text:p>811</text:p>
          </table:table-cell>
          <table:table-cell table:formula="of:=IF(COUNTIF([.B1278:.E1278];[.B1278])=3;&quot;&quot;;[.B1278])" office:value-type="float" office:value="627" calcext:value-type="float">
            <text:p>627</text:p>
          </table:table-cell>
          <table:table-cell table:formula="of:=IF(COUNTIF([.C1278:.F1278];[.C1278])=3;&quot;&quot;;[.C1278])" office:value-type="float" office:value="11" calcext:value-type="float">
            <text:p>11</text:p>
          </table:table-cell>
          <table:table-cell table:formula="of:=IF(COUNTIF([.D1278:.G1278];[.D1278])=3;&quot;&quot;;[.D1278])" office:value-type="float" office:value="674" calcext:value-type="float">
            <text:p>674</text:p>
          </table:table-cell>
          <table:table-cell table:style-name="ce5" table:formula="of:=IFERROR( IF( AND( COUNT([.E1278:.H1278])=3; MOD( AVERAGE([.E1278:.H1278]); 2)=1; MOD( AVERAGE([.I1278:.L127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63" calcext:value-type="float">
            <text:p>563</text:p>
          </table:table-cell>
          <table:table-cell office:value-type="float" office:value="740" calcext:value-type="float">
            <text:p>740</text:p>
          </table:table-cell>
          <table:table-cell office:value-type="float" office:value="46" calcext:value-type="float">
            <text:p>46</text:p>
          </table:table-cell>
          <table:table-cell table:formula="of:=IF(COUNTIF([.A1279:.D1279];[.A1279])=3;[.A1279];&quot;&quot;)">
            <text:p/>
          </table:table-cell>
          <table:table-cell table:formula="of:=IF(COUNTIF([.B1279:.E1279];[.B1279])=3;[.B1279];&quot;&quot;)">
            <text:p/>
          </table:table-cell>
          <table:table-cell table:formula="of:=IF(COUNTIF([.C1279:.F1279];[.C1279])=3;[.C1279];&quot;&quot;)">
            <text:p/>
          </table:table-cell>
          <table:table-cell table:formula="of:=IF(COUNTIF([.D1279:.G1279];[.D1279])=3;[.D1279];&quot;&quot;)">
            <text:p/>
          </table:table-cell>
          <table:table-cell table:formula="of:=IF(COUNTIF([.A1279:.D1279];[.A1279])=3;&quot;&quot;;[.A1279])" office:value-type="float" office:value="725" calcext:value-type="float">
            <text:p>725</text:p>
          </table:table-cell>
          <table:table-cell table:formula="of:=IF(COUNTIF([.B1279:.E1279];[.B1279])=3;&quot;&quot;;[.B1279])" office:value-type="float" office:value="563" calcext:value-type="float">
            <text:p>563</text:p>
          </table:table-cell>
          <table:table-cell table:formula="of:=IF(COUNTIF([.C1279:.F1279];[.C1279])=3;&quot;&quot;;[.C1279])" office:value-type="float" office:value="740" calcext:value-type="float">
            <text:p>740</text:p>
          </table:table-cell>
          <table:table-cell table:formula="of:=IF(COUNTIF([.D1279:.G1279];[.D1279])=3;&quot;&quot;;[.D1279])" office:value-type="float" office:value="46" calcext:value-type="float">
            <text:p>46</text:p>
          </table:table-cell>
          <table:table-cell table:style-name="ce5" table:formula="of:=IFERROR( IF( AND( COUNT([.E1279:.H1279])=3; MOD( AVERAGE([.E1279:.H1279]); 2)=1; MOD( AVERAGE([.I1279:.L127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42" calcext:value-type="float">
            <text:p>742</text:p>
          </table:table-cell>
          <table:table-cell office:value-type="float" office:value="65" calcext:value-type="float">
            <text:p>65</text:p>
          </table:table-cell>
          <table:table-cell office:value-type="float" office:value="910" calcext:value-type="float">
            <text:p>910</text:p>
          </table:table-cell>
          <table:table-cell table:formula="of:=IF(COUNTIF([.A1280:.D1280];[.A1280])=3;[.A1280];&quot;&quot;)">
            <text:p/>
          </table:table-cell>
          <table:table-cell table:formula="of:=IF(COUNTIF([.B1280:.E1280];[.B1280])=3;[.B1280];&quot;&quot;)">
            <text:p/>
          </table:table-cell>
          <table:table-cell table:formula="of:=IF(COUNTIF([.C1280:.F1280];[.C1280])=3;[.C1280];&quot;&quot;)">
            <text:p/>
          </table:table-cell>
          <table:table-cell table:formula="of:=IF(COUNTIF([.D1280:.G1280];[.D1280])=3;[.D1280];&quot;&quot;)">
            <text:p/>
          </table:table-cell>
          <table:table-cell table:formula="of:=IF(COUNTIF([.A1280:.D1280];[.A1280])=3;&quot;&quot;;[.A1280])" office:value-type="float" office:value="247" calcext:value-type="float">
            <text:p>247</text:p>
          </table:table-cell>
          <table:table-cell table:formula="of:=IF(COUNTIF([.B1280:.E1280];[.B1280])=3;&quot;&quot;;[.B1280])" office:value-type="float" office:value="742" calcext:value-type="float">
            <text:p>742</text:p>
          </table:table-cell>
          <table:table-cell table:formula="of:=IF(COUNTIF([.C1280:.F1280];[.C1280])=3;&quot;&quot;;[.C1280])" office:value-type="float" office:value="65" calcext:value-type="float">
            <text:p>65</text:p>
          </table:table-cell>
          <table:table-cell table:formula="of:=IF(COUNTIF([.D1280:.G1280];[.D1280])=3;&quot;&quot;;[.D1280])" office:value-type="float" office:value="910" calcext:value-type="float">
            <text:p>910</text:p>
          </table:table-cell>
          <table:table-cell table:style-name="ce5" table:formula="of:=IFERROR( IF( AND( COUNT([.E1280:.H1280])=3; MOD( AVERAGE([.E1280:.H1280]); 2)=1; MOD( AVERAGE([.I1280:.L128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417" calcext:value-type="float">
            <text:p>417</text:p>
          </table:table-cell>
          <table:table-cell table:formula="of:=IF(COUNTIF([.A1281:.D1281];[.A1281])=3;[.A1281];&quot;&quot;)">
            <text:p/>
          </table:table-cell>
          <table:table-cell table:formula="of:=IF(COUNTIF([.B1281:.E1281];[.B1281])=3;[.B1281];&quot;&quot;)">
            <text:p/>
          </table:table-cell>
          <table:table-cell table:formula="of:=IF(COUNTIF([.C1281:.F1281];[.C1281])=3;[.C1281];&quot;&quot;)">
            <text:p/>
          </table:table-cell>
          <table:table-cell table:formula="of:=IF(COUNTIF([.D1281:.G1281];[.D1281])=3;[.D1281];&quot;&quot;)">
            <text:p/>
          </table:table-cell>
          <table:table-cell table:formula="of:=IF(COUNTIF([.A1281:.D1281];[.A1281])=3;&quot;&quot;;[.A1281])" office:value-type="float" office:value="476" calcext:value-type="float">
            <text:p>476</text:p>
          </table:table-cell>
          <table:table-cell table:formula="of:=IF(COUNTIF([.B1281:.E1281];[.B1281])=3;&quot;&quot;;[.B1281])" office:value-type="float" office:value="236" calcext:value-type="float">
            <text:p>236</text:p>
          </table:table-cell>
          <table:table-cell table:formula="of:=IF(COUNTIF([.C1281:.F1281];[.C1281])=3;&quot;&quot;;[.C1281])" office:value-type="float" office:value="417" calcext:value-type="float">
            <text:p>417</text:p>
          </table:table-cell>
          <table:table-cell table:formula="of:=IF(COUNTIF([.D1281:.G1281];[.D1281])=3;&quot;&quot;;[.D1281])" office:value-type="float" office:value="417" calcext:value-type="float">
            <text:p>417</text:p>
          </table:table-cell>
          <table:table-cell table:style-name="ce5" table:formula="of:=IFERROR( IF( AND( COUNT([.E1281:.H1281])=3; MOD( AVERAGE([.E1281:.H1281]); 2)=1; MOD( AVERAGE([.I1281:.L128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01" calcext:value-type="float">
            <text:p>801</text:p>
          </table:table-cell>
          <table:table-cell office:value-type="float" office:value="209" calcext:value-type="float">
            <text:p>209</text:p>
          </table:table-cell>
          <table:table-cell office:value-type="float" office:value="398" calcext:value-type="float">
            <text:p>398</text:p>
          </table:table-cell>
          <table:table-cell office:value-type="float" office:value="698" calcext:value-type="float">
            <text:p>698</text:p>
          </table:table-cell>
          <table:table-cell table:formula="of:=IF(COUNTIF([.A1282:.D1282];[.A1282])=3;[.A1282];&quot;&quot;)">
            <text:p/>
          </table:table-cell>
          <table:table-cell table:formula="of:=IF(COUNTIF([.B1282:.E1282];[.B1282])=3;[.B1282];&quot;&quot;)">
            <text:p/>
          </table:table-cell>
          <table:table-cell table:formula="of:=IF(COUNTIF([.C1282:.F1282];[.C1282])=3;[.C1282];&quot;&quot;)">
            <text:p/>
          </table:table-cell>
          <table:table-cell table:formula="of:=IF(COUNTIF([.D1282:.G1282];[.D1282])=3;[.D1282];&quot;&quot;)">
            <text:p/>
          </table:table-cell>
          <table:table-cell table:formula="of:=IF(COUNTIF([.A1282:.D1282];[.A1282])=3;&quot;&quot;;[.A1282])" office:value-type="float" office:value="801" calcext:value-type="float">
            <text:p>801</text:p>
          </table:table-cell>
          <table:table-cell table:formula="of:=IF(COUNTIF([.B1282:.E1282];[.B1282])=3;&quot;&quot;;[.B1282])" office:value-type="float" office:value="209" calcext:value-type="float">
            <text:p>209</text:p>
          </table:table-cell>
          <table:table-cell table:formula="of:=IF(COUNTIF([.C1282:.F1282];[.C1282])=3;&quot;&quot;;[.C1282])" office:value-type="float" office:value="398" calcext:value-type="float">
            <text:p>398</text:p>
          </table:table-cell>
          <table:table-cell table:formula="of:=IF(COUNTIF([.D1282:.G1282];[.D1282])=3;&quot;&quot;;[.D1282])" office:value-type="float" office:value="698" calcext:value-type="float">
            <text:p>698</text:p>
          </table:table-cell>
          <table:table-cell table:style-name="ce5" table:formula="of:=IFERROR( IF( AND( COUNT([.E1282:.H1282])=3; MOD( AVERAGE([.E1282:.H1282]); 2)=1; MOD( AVERAGE([.I1282:.L128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office:value-type="float" office:value="509" calcext:value-type="float">
            <text:p>509</text:p>
          </table:table-cell>
          <table:table-cell office:value-type="float" office:value="157" calcext:value-type="float">
            <text:p>157</text:p>
          </table:table-cell>
          <table:table-cell office:value-type="float" office:value="530" calcext:value-type="float">
            <text:p>530</text:p>
          </table:table-cell>
          <table:table-cell table:formula="of:=IF(COUNTIF([.A1283:.D1283];[.A1283])=3;[.A1283];&quot;&quot;)">
            <text:p/>
          </table:table-cell>
          <table:table-cell table:formula="of:=IF(COUNTIF([.B1283:.E1283];[.B1283])=3;[.B1283];&quot;&quot;)">
            <text:p/>
          </table:table-cell>
          <table:table-cell table:formula="of:=IF(COUNTIF([.C1283:.F1283];[.C1283])=3;[.C1283];&quot;&quot;)">
            <text:p/>
          </table:table-cell>
          <table:table-cell table:formula="of:=IF(COUNTIF([.D1283:.G1283];[.D1283])=3;[.D1283];&quot;&quot;)">
            <text:p/>
          </table:table-cell>
          <table:table-cell table:formula="of:=IF(COUNTIF([.A1283:.D1283];[.A1283])=3;&quot;&quot;;[.A1283])" office:value-type="float" office:value="293" calcext:value-type="float">
            <text:p>293</text:p>
          </table:table-cell>
          <table:table-cell table:formula="of:=IF(COUNTIF([.B1283:.E1283];[.B1283])=3;&quot;&quot;;[.B1283])" office:value-type="float" office:value="509" calcext:value-type="float">
            <text:p>509</text:p>
          </table:table-cell>
          <table:table-cell table:formula="of:=IF(COUNTIF([.C1283:.F1283];[.C1283])=3;&quot;&quot;;[.C1283])" office:value-type="float" office:value="157" calcext:value-type="float">
            <text:p>157</text:p>
          </table:table-cell>
          <table:table-cell table:formula="of:=IF(COUNTIF([.D1283:.G1283];[.D1283])=3;&quot;&quot;;[.D1283])" office:value-type="float" office:value="530" calcext:value-type="float">
            <text:p>530</text:p>
          </table:table-cell>
          <table:table-cell table:style-name="ce5" table:formula="of:=IFERROR( IF( AND( COUNT([.E1283:.H1283])=3; MOD( AVERAGE([.E1283:.H1283]); 2)=1; MOD( AVERAGE([.I1283:.L128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93" calcext:value-type="float">
            <text:p>793</text:p>
          </table:table-cell>
          <table:table-cell office:value-type="float" office:value="2" calcext:value-type="float">
            <text:p>2</text:p>
          </table:table-cell>
          <table:table-cell office:value-type="float" office:value="995" calcext:value-type="float">
            <text:p>995</text:p>
          </table:table-cell>
          <table:table-cell table:formula="of:=IF(COUNTIF([.A1284:.D1284];[.A1284])=3;[.A1284];&quot;&quot;)">
            <text:p/>
          </table:table-cell>
          <table:table-cell table:formula="of:=IF(COUNTIF([.B1284:.E1284];[.B1284])=3;[.B1284];&quot;&quot;)">
            <text:p/>
          </table:table-cell>
          <table:table-cell table:formula="of:=IF(COUNTIF([.C1284:.F1284];[.C1284])=3;[.C1284];&quot;&quot;)">
            <text:p/>
          </table:table-cell>
          <table:table-cell table:formula="of:=IF(COUNTIF([.D1284:.G1284];[.D1284])=3;[.D1284];&quot;&quot;)">
            <text:p/>
          </table:table-cell>
          <table:table-cell table:formula="of:=IF(COUNTIF([.A1284:.D1284];[.A1284])=3;&quot;&quot;;[.A1284])" office:value-type="float" office:value="519" calcext:value-type="float">
            <text:p>519</text:p>
          </table:table-cell>
          <table:table-cell table:formula="of:=IF(COUNTIF([.B1284:.E1284];[.B1284])=3;&quot;&quot;;[.B1284])" office:value-type="float" office:value="793" calcext:value-type="float">
            <text:p>793</text:p>
          </table:table-cell>
          <table:table-cell table:formula="of:=IF(COUNTIF([.C1284:.F1284];[.C1284])=3;&quot;&quot;;[.C1284])" office:value-type="float" office:value="2" calcext:value-type="float">
            <text:p>2</text:p>
          </table:table-cell>
          <table:table-cell table:formula="of:=IF(COUNTIF([.D1284:.G1284];[.D1284])=3;&quot;&quot;;[.D1284])" office:value-type="float" office:value="995" calcext:value-type="float">
            <text:p>995</text:p>
          </table:table-cell>
          <table:table-cell table:style-name="ce5" table:formula="of:=IFERROR( IF( AND( COUNT([.E1284:.H1284])=3; MOD( AVERAGE([.E1284:.H1284]); 2)=1; MOD( AVERAGE([.I1284:.L128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07" calcext:value-type="float">
            <text:p>907</text:p>
          </table:table-cell>
          <table:table-cell office:value-type="float" office:value="46" calcext:value-type="float">
            <text:p>46</text:p>
          </table:table-cell>
          <table:table-cell office:value-type="float" office:value="922" calcext:value-type="float">
            <text:p>922</text:p>
          </table:table-cell>
          <table:table-cell table:formula="of:=IF(COUNTIF([.A1285:.D1285];[.A1285])=3;[.A1285];&quot;&quot;)">
            <text:p/>
          </table:table-cell>
          <table:table-cell table:formula="of:=IF(COUNTIF([.B1285:.E1285];[.B1285])=3;[.B1285];&quot;&quot;)">
            <text:p/>
          </table:table-cell>
          <table:table-cell table:formula="of:=IF(COUNTIF([.C1285:.F1285];[.C1285])=3;[.C1285];&quot;&quot;)">
            <text:p/>
          </table:table-cell>
          <table:table-cell table:formula="of:=IF(COUNTIF([.D1285:.G1285];[.D1285])=3;[.D1285];&quot;&quot;)">
            <text:p/>
          </table:table-cell>
          <table:table-cell table:formula="of:=IF(COUNTIF([.A1285:.D1285];[.A1285])=3;&quot;&quot;;[.A1285])" office:value-type="float" office:value="385" calcext:value-type="float">
            <text:p>385</text:p>
          </table:table-cell>
          <table:table-cell table:formula="of:=IF(COUNTIF([.B1285:.E1285];[.B1285])=3;&quot;&quot;;[.B1285])" office:value-type="float" office:value="907" calcext:value-type="float">
            <text:p>907</text:p>
          </table:table-cell>
          <table:table-cell table:formula="of:=IF(COUNTIF([.C1285:.F1285];[.C1285])=3;&quot;&quot;;[.C1285])" office:value-type="float" office:value="46" calcext:value-type="float">
            <text:p>46</text:p>
          </table:table-cell>
          <table:table-cell table:formula="of:=IF(COUNTIF([.D1285:.G1285];[.D1285])=3;&quot;&quot;;[.D1285])" office:value-type="float" office:value="922" calcext:value-type="float">
            <text:p>922</text:p>
          </table:table-cell>
          <table:table-cell table:style-name="ce5" table:formula="of:=IFERROR( IF( AND( COUNT([.E1285:.H1285])=3; MOD( AVERAGE([.E1285:.H1285]); 2)=1; MOD( AVERAGE([.I1285:.L128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82" calcext:value-type="float">
            <text:p>382</text:p>
          </table:table-cell>
          <table:table-cell office:value-type="float" office:value="661" calcext:value-type="float">
            <text:p>661</text:p>
          </table:table-cell>
          <table:table-cell office:value-type="float" office:value="74" calcext:value-type="float">
            <text:p>74</text:p>
          </table:table-cell>
          <table:table-cell table:formula="of:=IF(COUNTIF([.A1286:.D1286];[.A1286])=3;[.A1286];&quot;&quot;)">
            <text:p/>
          </table:table-cell>
          <table:table-cell table:formula="of:=IF(COUNTIF([.B1286:.E1286];[.B1286])=3;[.B1286];&quot;&quot;)">
            <text:p/>
          </table:table-cell>
          <table:table-cell table:formula="of:=IF(COUNTIF([.C1286:.F1286];[.C1286])=3;[.C1286];&quot;&quot;)">
            <text:p/>
          </table:table-cell>
          <table:table-cell table:formula="of:=IF(COUNTIF([.D1286:.G1286];[.D1286])=3;[.D1286];&quot;&quot;)">
            <text:p/>
          </table:table-cell>
          <table:table-cell table:formula="of:=IF(COUNTIF([.A1286:.D1286];[.A1286])=3;&quot;&quot;;[.A1286])" office:value-type="float" office:value="936" calcext:value-type="float">
            <text:p>936</text:p>
          </table:table-cell>
          <table:table-cell table:formula="of:=IF(COUNTIF([.B1286:.E1286];[.B1286])=3;&quot;&quot;;[.B1286])" office:value-type="float" office:value="382" calcext:value-type="float">
            <text:p>382</text:p>
          </table:table-cell>
          <table:table-cell table:formula="of:=IF(COUNTIF([.C1286:.F1286];[.C1286])=3;&quot;&quot;;[.C1286])" office:value-type="float" office:value="661" calcext:value-type="float">
            <text:p>661</text:p>
          </table:table-cell>
          <table:table-cell table:formula="of:=IF(COUNTIF([.D1286:.G1286];[.D1286])=3;&quot;&quot;;[.D1286])" office:value-type="float" office:value="74" calcext:value-type="float">
            <text:p>74</text:p>
          </table:table-cell>
          <table:table-cell table:style-name="ce5" table:formula="of:=IFERROR( IF( AND( COUNT([.E1286:.H1286])=3; MOD( AVERAGE([.E1286:.H1286]); 2)=1; MOD( AVERAGE([.I1286:.L128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office:value-type="float" office:value="595" calcext:value-type="float">
            <text:p>595</text:p>
          </table:table-cell>
          <table:table-cell office:value-type="float" office:value="823" calcext:value-type="float">
            <text:p>823</text:p>
          </table:table-cell>
          <table:table-cell office:value-type="float" office:value="121" calcext:value-type="float">
            <text:p>121</text:p>
          </table:table-cell>
          <table:table-cell table:formula="of:=IF(COUNTIF([.A1287:.D1287];[.A1287])=3;[.A1287];&quot;&quot;)">
            <text:p/>
          </table:table-cell>
          <table:table-cell table:formula="of:=IF(COUNTIF([.B1287:.E1287];[.B1287])=3;[.B1287];&quot;&quot;)">
            <text:p/>
          </table:table-cell>
          <table:table-cell table:formula="of:=IF(COUNTIF([.C1287:.F1287];[.C1287])=3;[.C1287];&quot;&quot;)">
            <text:p/>
          </table:table-cell>
          <table:table-cell table:formula="of:=IF(COUNTIF([.D1287:.G1287];[.D1287])=3;[.D1287];&quot;&quot;)">
            <text:p/>
          </table:table-cell>
          <table:table-cell table:formula="of:=IF(COUNTIF([.A1287:.D1287];[.A1287])=3;&quot;&quot;;[.A1287])" office:value-type="float" office:value="121" calcext:value-type="float">
            <text:p>121</text:p>
          </table:table-cell>
          <table:table-cell table:formula="of:=IF(COUNTIF([.B1287:.E1287];[.B1287])=3;&quot;&quot;;[.B1287])" office:value-type="float" office:value="595" calcext:value-type="float">
            <text:p>595</text:p>
          </table:table-cell>
          <table:table-cell table:formula="of:=IF(COUNTIF([.C1287:.F1287];[.C1287])=3;&quot;&quot;;[.C1287])" office:value-type="float" office:value="823" calcext:value-type="float">
            <text:p>823</text:p>
          </table:table-cell>
          <table:table-cell table:formula="of:=IF(COUNTIF([.D1287:.G1287];[.D1287])=3;&quot;&quot;;[.D1287])" office:value-type="float" office:value="121" calcext:value-type="float">
            <text:p>121</text:p>
          </table:table-cell>
          <table:table-cell table:style-name="ce5" table:formula="of:=IFERROR( IF( AND( COUNT([.E1287:.H1287])=3; MOD( AVERAGE([.E1287:.H1287]); 2)=1; MOD( AVERAGE([.I1287:.L128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office:value-type="float" office:value="734" calcext:value-type="float">
            <text:p>734</text:p>
          </table:table-cell>
          <table:table-cell office:value-type="float" office:value="239" calcext:value-type="float">
            <text:p>239</text:p>
          </table:table-cell>
          <table:table-cell office:value-type="float" office:value="812" calcext:value-type="float">
            <text:p>812</text:p>
          </table:table-cell>
          <table:table-cell table:formula="of:=IF(COUNTIF([.A1288:.D1288];[.A1288])=3;[.A1288];&quot;&quot;)">
            <text:p/>
          </table:table-cell>
          <table:table-cell table:formula="of:=IF(COUNTIF([.B1288:.E1288];[.B1288])=3;[.B1288];&quot;&quot;)">
            <text:p/>
          </table:table-cell>
          <table:table-cell table:formula="of:=IF(COUNTIF([.C1288:.F1288];[.C1288])=3;[.C1288];&quot;&quot;)">
            <text:p/>
          </table:table-cell>
          <table:table-cell table:formula="of:=IF(COUNTIF([.D1288:.G1288];[.D1288])=3;[.D1288];&quot;&quot;)">
            <text:p/>
          </table:table-cell>
          <table:table-cell table:formula="of:=IF(COUNTIF([.A1288:.D1288];[.A1288])=3;&quot;&quot;;[.A1288])" office:value-type="float" office:value="803" calcext:value-type="float">
            <text:p>803</text:p>
          </table:table-cell>
          <table:table-cell table:formula="of:=IF(COUNTIF([.B1288:.E1288];[.B1288])=3;&quot;&quot;;[.B1288])" office:value-type="float" office:value="734" calcext:value-type="float">
            <text:p>734</text:p>
          </table:table-cell>
          <table:table-cell table:formula="of:=IF(COUNTIF([.C1288:.F1288];[.C1288])=3;&quot;&quot;;[.C1288])" office:value-type="float" office:value="239" calcext:value-type="float">
            <text:p>239</text:p>
          </table:table-cell>
          <table:table-cell table:formula="of:=IF(COUNTIF([.D1288:.G1288];[.D1288])=3;&quot;&quot;;[.D1288])" office:value-type="float" office:value="812" calcext:value-type="float">
            <text:p>812</text:p>
          </table:table-cell>
          <table:table-cell table:style-name="ce5" table:formula="of:=IFERROR( IF( AND( COUNT([.E1288:.H1288])=3; MOD( AVERAGE([.E1288:.H1288]); 2)=1; MOD( AVERAGE([.I1288:.L128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90" calcext:value-type="float">
            <text:p>790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COUNTIF([.A1289:.D1289];[.A1289])=3;[.A1289];&quot;&quot;)">
            <text:p/>
          </table:table-cell>
          <table:table-cell table:formula="of:=IF(COUNTIF([.B1289:.E1289];[.B1289])=3;[.B1289];&quot;&quot;)">
            <text:p/>
          </table:table-cell>
          <table:table-cell table:formula="of:=IF(COUNTIF([.C1289:.F1289];[.C1289])=3;[.C1289];&quot;&quot;)">
            <text:p/>
          </table:table-cell>
          <table:table-cell table:formula="of:=IF(COUNTIF([.D1289:.G1289];[.D1289])=3;[.D1289];&quot;&quot;)">
            <text:p/>
          </table:table-cell>
          <table:table-cell table:formula="of:=IF(COUNTIF([.A1289:.D1289];[.A1289])=3;&quot;&quot;;[.A1289])" office:value-type="float" office:value="207" calcext:value-type="float">
            <text:p>207</text:p>
          </table:table-cell>
          <table:table-cell table:formula="of:=IF(COUNTIF([.B1289:.E1289];[.B1289])=3;&quot;&quot;;[.B1289])" office:value-type="float" office:value="790" calcext:value-type="float">
            <text:p>790</text:p>
          </table:table-cell>
          <table:table-cell table:formula="of:=IF(COUNTIF([.C1289:.F1289];[.C1289])=3;&quot;&quot;;[.C1289])" office:value-type="float" office:value="35" calcext:value-type="float">
            <text:p>35</text:p>
          </table:table-cell>
          <table:table-cell table:formula="of:=IF(COUNTIF([.D1289:.G1289];[.D1289])=3;&quot;&quot;;[.D1289])" office:value-type="float" office:value="35" calcext:value-type="float">
            <text:p>35</text:p>
          </table:table-cell>
          <table:table-cell table:style-name="ce5" table:formula="of:=IFERROR( IF( AND( COUNT([.E1289:.H1289])=3; MOD( AVERAGE([.E1289:.H1289]); 2)=1; MOD( AVERAGE([.I1289:.L128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97" calcext:value-type="float">
            <text:p>997</text:p>
          </table:table-cell>
          <table:table-cell office:value-type="float" office:value="122" calcext:value-type="float">
            <text:p>122</text:p>
          </table:table-cell>
          <table:table-cell office:value-type="float" office:value="503" calcext:value-type="float">
            <text:p>503</text:p>
          </table:table-cell>
          <table:table-cell office:value-type="float" office:value="213" calcext:value-type="float">
            <text:p>213</text:p>
          </table:table-cell>
          <table:table-cell table:formula="of:=IF(COUNTIF([.A1290:.D1290];[.A1290])=3;[.A1290];&quot;&quot;)">
            <text:p/>
          </table:table-cell>
          <table:table-cell table:formula="of:=IF(COUNTIF([.B1290:.E1290];[.B1290])=3;[.B1290];&quot;&quot;)">
            <text:p/>
          </table:table-cell>
          <table:table-cell table:formula="of:=IF(COUNTIF([.C1290:.F1290];[.C1290])=3;[.C1290];&quot;&quot;)">
            <text:p/>
          </table:table-cell>
          <table:table-cell table:formula="of:=IF(COUNTIF([.D1290:.G1290];[.D1290])=3;[.D1290];&quot;&quot;)">
            <text:p/>
          </table:table-cell>
          <table:table-cell table:formula="of:=IF(COUNTIF([.A1290:.D1290];[.A1290])=3;&quot;&quot;;[.A1290])" office:value-type="float" office:value="997" calcext:value-type="float">
            <text:p>997</text:p>
          </table:table-cell>
          <table:table-cell table:formula="of:=IF(COUNTIF([.B1290:.E1290];[.B1290])=3;&quot;&quot;;[.B1290])" office:value-type="float" office:value="122" calcext:value-type="float">
            <text:p>122</text:p>
          </table:table-cell>
          <table:table-cell table:formula="of:=IF(COUNTIF([.C1290:.F1290];[.C1290])=3;&quot;&quot;;[.C1290])" office:value-type="float" office:value="503" calcext:value-type="float">
            <text:p>503</text:p>
          </table:table-cell>
          <table:table-cell table:formula="of:=IF(COUNTIF([.D1290:.G1290];[.D1290])=3;&quot;&quot;;[.D1290])" office:value-type="float" office:value="213" calcext:value-type="float">
            <text:p>213</text:p>
          </table:table-cell>
          <table:table-cell table:style-name="ce5" table:formula="of:=IFERROR( IF( AND( COUNT([.E1290:.H1290])=3; MOD( AVERAGE([.E1290:.H1290]); 2)=1; MOD( AVERAGE([.I1290:.L129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10" calcext:value-type="float">
            <text:p>510</text:p>
          </table:table-cell>
          <table:table-cell office:value-type="float" office:value="37" calcext:value-type="float">
            <text:p>37</text:p>
          </table:table-cell>
          <table:table-cell office:value-type="float" office:value="395" calcext:value-type="float">
            <text:p>395</text:p>
          </table:table-cell>
          <table:table-cell table:formula="of:=IF(COUNTIF([.A1291:.D1291];[.A1291])=3;[.A1291];&quot;&quot;)">
            <text:p/>
          </table:table-cell>
          <table:table-cell table:formula="of:=IF(COUNTIF([.B1291:.E1291];[.B1291])=3;[.B1291];&quot;&quot;)">
            <text:p/>
          </table:table-cell>
          <table:table-cell table:formula="of:=IF(COUNTIF([.C1291:.F1291];[.C1291])=3;[.C1291];&quot;&quot;)">
            <text:p/>
          </table:table-cell>
          <table:table-cell table:formula="of:=IF(COUNTIF([.D1291:.G1291];[.D1291])=3;[.D1291];&quot;&quot;)">
            <text:p/>
          </table:table-cell>
          <table:table-cell table:formula="of:=IF(COUNTIF([.A1291:.D1291];[.A1291])=3;&quot;&quot;;[.A1291])" office:value-type="float" office:value="312" calcext:value-type="float">
            <text:p>312</text:p>
          </table:table-cell>
          <table:table-cell table:formula="of:=IF(COUNTIF([.B1291:.E1291];[.B1291])=3;&quot;&quot;;[.B1291])" office:value-type="float" office:value="510" calcext:value-type="float">
            <text:p>510</text:p>
          </table:table-cell>
          <table:table-cell table:formula="of:=IF(COUNTIF([.C1291:.F1291];[.C1291])=3;&quot;&quot;;[.C1291])" office:value-type="float" office:value="37" calcext:value-type="float">
            <text:p>37</text:p>
          </table:table-cell>
          <table:table-cell table:formula="of:=IF(COUNTIF([.D1291:.G1291];[.D1291])=3;&quot;&quot;;[.D1291])" office:value-type="float" office:value="395" calcext:value-type="float">
            <text:p>395</text:p>
          </table:table-cell>
          <table:table-cell table:style-name="ce5" table:formula="of:=IFERROR( IF( AND( COUNT([.E1291:.H1291])=3; MOD( AVERAGE([.E1291:.H1291]); 2)=1; MOD( AVERAGE([.I1291:.L129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72" calcext:value-type="float">
            <text:p>472</text:p>
          </table:table-cell>
          <table:table-cell office:value-type="float" office:value="95" calcext:value-type="float">
            <text:p>95</text:p>
          </table:table-cell>
          <table:table-cell office:value-type="float" office:value="344" calcext:value-type="float">
            <text:p>344</text:p>
          </table:table-cell>
          <table:table-cell table:formula="of:=IF(COUNTIF([.A1292:.D1292];[.A1292])=3;[.A1292];&quot;&quot;)">
            <text:p/>
          </table:table-cell>
          <table:table-cell table:formula="of:=IF(COUNTIF([.B1292:.E1292];[.B1292])=3;[.B1292];&quot;&quot;)">
            <text:p/>
          </table:table-cell>
          <table:table-cell table:formula="of:=IF(COUNTIF([.C1292:.F1292];[.C1292])=3;[.C1292];&quot;&quot;)">
            <text:p/>
          </table:table-cell>
          <table:table-cell table:formula="of:=IF(COUNTIF([.D1292:.G1292];[.D1292])=3;[.D1292];&quot;&quot;)">
            <text:p/>
          </table:table-cell>
          <table:table-cell table:formula="of:=IF(COUNTIF([.A1292:.D1292];[.A1292])=3;&quot;&quot;;[.A1292])" office:value-type="float" office:value="818" calcext:value-type="float">
            <text:p>818</text:p>
          </table:table-cell>
          <table:table-cell table:formula="of:=IF(COUNTIF([.B1292:.E1292];[.B1292])=3;&quot;&quot;;[.B1292])" office:value-type="float" office:value="472" calcext:value-type="float">
            <text:p>472</text:p>
          </table:table-cell>
          <table:table-cell table:formula="of:=IF(COUNTIF([.C1292:.F1292];[.C1292])=3;&quot;&quot;;[.C1292])" office:value-type="float" office:value="95" calcext:value-type="float">
            <text:p>95</text:p>
          </table:table-cell>
          <table:table-cell table:formula="of:=IF(COUNTIF([.D1292:.G1292];[.D1292])=3;&quot;&quot;;[.D1292])" office:value-type="float" office:value="344" calcext:value-type="float">
            <text:p>344</text:p>
          </table:table-cell>
          <table:table-cell table:style-name="ce5" table:formula="of:=IFERROR( IF( AND( COUNT([.E1292:.H1292])=3; MOD( AVERAGE([.E1292:.H1292]); 2)=1; MOD( AVERAGE([.I1292:.L129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float" office:value="713" calcext:value-type="float">
            <text:p>713</text:p>
          </table:table-cell>
          <table:table-cell office:value-type="float" office:value="169" calcext:value-type="float">
            <text:p>169</text:p>
          </table:table-cell>
          <table:table-cell office:value-type="float" office:value="651" calcext:value-type="float">
            <text:p>651</text:p>
          </table:table-cell>
          <table:table-cell table:formula="of:=IF(COUNTIF([.A1293:.D1293];[.A1293])=3;[.A1293];&quot;&quot;)">
            <text:p/>
          </table:table-cell>
          <table:table-cell table:formula="of:=IF(COUNTIF([.B1293:.E1293];[.B1293])=3;[.B1293];&quot;&quot;)">
            <text:p/>
          </table:table-cell>
          <table:table-cell table:formula="of:=IF(COUNTIF([.C1293:.F1293];[.C1293])=3;[.C1293];&quot;&quot;)">
            <text:p/>
          </table:table-cell>
          <table:table-cell table:formula="of:=IF(COUNTIF([.D1293:.G1293];[.D1293])=3;[.D1293];&quot;&quot;)">
            <text:p/>
          </table:table-cell>
          <table:table-cell table:formula="of:=IF(COUNTIF([.A1293:.D1293];[.A1293])=3;&quot;&quot;;[.A1293])" office:value-type="float" office:value="92" calcext:value-type="float">
            <text:p>92</text:p>
          </table:table-cell>
          <table:table-cell table:formula="of:=IF(COUNTIF([.B1293:.E1293];[.B1293])=3;&quot;&quot;;[.B1293])" office:value-type="float" office:value="713" calcext:value-type="float">
            <text:p>713</text:p>
          </table:table-cell>
          <table:table-cell table:formula="of:=IF(COUNTIF([.C1293:.F1293];[.C1293])=3;&quot;&quot;;[.C1293])" office:value-type="float" office:value="169" calcext:value-type="float">
            <text:p>169</text:p>
          </table:table-cell>
          <table:table-cell table:formula="of:=IF(COUNTIF([.D1293:.G1293];[.D1293])=3;&quot;&quot;;[.D1293])" office:value-type="float" office:value="651" calcext:value-type="float">
            <text:p>651</text:p>
          </table:table-cell>
          <table:table-cell table:style-name="ce5" table:formula="of:=IFERROR( IF( AND( COUNT([.E1293:.H1293])=3; MOD( AVERAGE([.E1293:.H1293]); 2)=1; MOD( AVERAGE([.I1293:.L129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74" calcext:value-type="float">
            <text:p>674</text:p>
          </table:table-cell>
          <table:table-cell office:value-type="float" office:value="82" calcext:value-type="float">
            <text:p>82</text:p>
          </table:table-cell>
          <table:table-cell office:value-type="float" office:value="166" calcext:value-type="float">
            <text:p>166</text:p>
          </table:table-cell>
          <table:table-cell table:formula="of:=IF(COUNTIF([.A1294:.D1294];[.A1294])=3;[.A1294];&quot;&quot;)">
            <text:p/>
          </table:table-cell>
          <table:table-cell table:formula="of:=IF(COUNTIF([.B1294:.E1294];[.B1294])=3;[.B1294];&quot;&quot;)">
            <text:p/>
          </table:table-cell>
          <table:table-cell table:formula="of:=IF(COUNTIF([.C1294:.F1294];[.C1294])=3;[.C1294];&quot;&quot;)">
            <text:p/>
          </table:table-cell>
          <table:table-cell table:formula="of:=IF(COUNTIF([.D1294:.G1294];[.D1294])=3;[.D1294];&quot;&quot;)">
            <text:p/>
          </table:table-cell>
          <table:table-cell table:formula="of:=IF(COUNTIF([.A1294:.D1294];[.A1294])=3;&quot;&quot;;[.A1294])" office:value-type="float" office:value="112" calcext:value-type="float">
            <text:p>112</text:p>
          </table:table-cell>
          <table:table-cell table:formula="of:=IF(COUNTIF([.B1294:.E1294];[.B1294])=3;&quot;&quot;;[.B1294])" office:value-type="float" office:value="674" calcext:value-type="float">
            <text:p>674</text:p>
          </table:table-cell>
          <table:table-cell table:formula="of:=IF(COUNTIF([.C1294:.F1294];[.C1294])=3;&quot;&quot;;[.C1294])" office:value-type="float" office:value="82" calcext:value-type="float">
            <text:p>82</text:p>
          </table:table-cell>
          <table:table-cell table:formula="of:=IF(COUNTIF([.D1294:.G1294];[.D1294])=3;&quot;&quot;;[.D1294])" office:value-type="float" office:value="166" calcext:value-type="float">
            <text:p>166</text:p>
          </table:table-cell>
          <table:table-cell table:style-name="ce5" table:formula="of:=IFERROR( IF( AND( COUNT([.E1294:.H1294])=3; MOD( AVERAGE([.E1294:.H1294]); 2)=1; MOD( AVERAGE([.I1294:.L129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office:value-type="float" office:value="871" calcext:value-type="float">
            <text:p>871</text:p>
          </table:table-cell>
          <table:table-cell office:value-type="float" office:value="397" calcext:value-type="float">
            <text:p>397</text:p>
          </table:table-cell>
          <table:table-cell office:value-type="float" office:value="424" calcext:value-type="float">
            <text:p>424</text:p>
          </table:table-cell>
          <table:table-cell table:formula="of:=IF(COUNTIF([.A1295:.D1295];[.A1295])=3;[.A1295];&quot;&quot;)">
            <text:p/>
          </table:table-cell>
          <table:table-cell table:formula="of:=IF(COUNTIF([.B1295:.E1295];[.B1295])=3;[.B1295];&quot;&quot;)">
            <text:p/>
          </table:table-cell>
          <table:table-cell table:formula="of:=IF(COUNTIF([.C1295:.F1295];[.C1295])=3;[.C1295];&quot;&quot;)">
            <text:p/>
          </table:table-cell>
          <table:table-cell table:formula="of:=IF(COUNTIF([.D1295:.G1295];[.D1295])=3;[.D1295];&quot;&quot;)">
            <text:p/>
          </table:table-cell>
          <table:table-cell table:formula="of:=IF(COUNTIF([.A1295:.D1295];[.A1295])=3;&quot;&quot;;[.A1295])" office:value-type="float" office:value="741" calcext:value-type="float">
            <text:p>741</text:p>
          </table:table-cell>
          <table:table-cell table:formula="of:=IF(COUNTIF([.B1295:.E1295];[.B1295])=3;&quot;&quot;;[.B1295])" office:value-type="float" office:value="871" calcext:value-type="float">
            <text:p>871</text:p>
          </table:table-cell>
          <table:table-cell table:formula="of:=IF(COUNTIF([.C1295:.F1295];[.C1295])=3;&quot;&quot;;[.C1295])" office:value-type="float" office:value="397" calcext:value-type="float">
            <text:p>397</text:p>
          </table:table-cell>
          <table:table-cell table:formula="of:=IF(COUNTIF([.D1295:.G1295];[.D1295])=3;&quot;&quot;;[.D1295])" office:value-type="float" office:value="424" calcext:value-type="float">
            <text:p>424</text:p>
          </table:table-cell>
          <table:table-cell table:style-name="ce5" table:formula="of:=IFERROR( IF( AND( COUNT([.E1295:.H1295])=3; MOD( AVERAGE([.E1295:.H1295]); 2)=1; MOD( AVERAGE([.I1295:.L129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04" calcext:value-type="float">
            <text:p>904</text:p>
          </table:table-cell>
          <table:table-cell office:value-type="float" office:value="809" calcext:value-type="float">
            <text:p>809</text:p>
          </table:table-cell>
          <table:table-cell office:value-type="float" office:value="940" calcext:value-type="float">
            <text:p>940</text:p>
          </table:table-cell>
          <table:table-cell office:value-type="float" office:value="332" calcext:value-type="float">
            <text:p>332</text:p>
          </table:table-cell>
          <table:table-cell table:formula="of:=IF(COUNTIF([.A1296:.D1296];[.A1296])=3;[.A1296];&quot;&quot;)">
            <text:p/>
          </table:table-cell>
          <table:table-cell table:formula="of:=IF(COUNTIF([.B1296:.E1296];[.B1296])=3;[.B1296];&quot;&quot;)">
            <text:p/>
          </table:table-cell>
          <table:table-cell table:formula="of:=IF(COUNTIF([.C1296:.F1296];[.C1296])=3;[.C1296];&quot;&quot;)">
            <text:p/>
          </table:table-cell>
          <table:table-cell table:formula="of:=IF(COUNTIF([.D1296:.G1296];[.D1296])=3;[.D1296];&quot;&quot;)">
            <text:p/>
          </table:table-cell>
          <table:table-cell table:formula="of:=IF(COUNTIF([.A1296:.D1296];[.A1296])=3;&quot;&quot;;[.A1296])" office:value-type="float" office:value="904" calcext:value-type="float">
            <text:p>904</text:p>
          </table:table-cell>
          <table:table-cell table:formula="of:=IF(COUNTIF([.B1296:.E1296];[.B1296])=3;&quot;&quot;;[.B1296])" office:value-type="float" office:value="809" calcext:value-type="float">
            <text:p>809</text:p>
          </table:table-cell>
          <table:table-cell table:formula="of:=IF(COUNTIF([.C1296:.F1296];[.C1296])=3;&quot;&quot;;[.C1296])" office:value-type="float" office:value="940" calcext:value-type="float">
            <text:p>940</text:p>
          </table:table-cell>
          <table:table-cell table:formula="of:=IF(COUNTIF([.D1296:.G1296];[.D1296])=3;&quot;&quot;;[.D1296])" office:value-type="float" office:value="332" calcext:value-type="float">
            <text:p>332</text:p>
          </table:table-cell>
          <table:table-cell table:style-name="ce5" table:formula="of:=IFERROR( IF( AND( COUNT([.E1296:.H1296])=3; MOD( AVERAGE([.E1296:.H1296]); 2)=1; MOD( AVERAGE([.I1296:.L129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office:value-type="float" office:value="625" calcext:value-type="float">
            <text:p>625</text:p>
          </table:table-cell>
          <table:table-cell office:value-type="float" office:value="515" calcext:value-type="float">
            <text:p>515</text:p>
          </table:table-cell>
          <table:table-cell office:value-type="float" office:value="340" calcext:value-type="float">
            <text:p>340</text:p>
          </table:table-cell>
          <table:table-cell table:formula="of:=IF(COUNTIF([.A1297:.D1297];[.A1297])=3;[.A1297];&quot;&quot;)">
            <text:p/>
          </table:table-cell>
          <table:table-cell table:formula="of:=IF(COUNTIF([.B1297:.E1297];[.B1297])=3;[.B1297];&quot;&quot;)">
            <text:p/>
          </table:table-cell>
          <table:table-cell table:formula="of:=IF(COUNTIF([.C1297:.F1297];[.C1297])=3;[.C1297];&quot;&quot;)">
            <text:p/>
          </table:table-cell>
          <table:table-cell table:formula="of:=IF(COUNTIF([.D1297:.G1297];[.D1297])=3;[.D1297];&quot;&quot;)">
            <text:p/>
          </table:table-cell>
          <table:table-cell table:formula="of:=IF(COUNTIF([.A1297:.D1297];[.A1297])=3;&quot;&quot;;[.A1297])" office:value-type="float" office:value="300" calcext:value-type="float">
            <text:p>300</text:p>
          </table:table-cell>
          <table:table-cell table:formula="of:=IF(COUNTIF([.B1297:.E1297];[.B1297])=3;&quot;&quot;;[.B1297])" office:value-type="float" office:value="625" calcext:value-type="float">
            <text:p>625</text:p>
          </table:table-cell>
          <table:table-cell table:formula="of:=IF(COUNTIF([.C1297:.F1297];[.C1297])=3;&quot;&quot;;[.C1297])" office:value-type="float" office:value="515" calcext:value-type="float">
            <text:p>515</text:p>
          </table:table-cell>
          <table:table-cell table:formula="of:=IF(COUNTIF([.D1297:.G1297];[.D1297])=3;&quot;&quot;;[.D1297])" office:value-type="float" office:value="340" calcext:value-type="float">
            <text:p>340</text:p>
          </table:table-cell>
          <table:table-cell table:style-name="ce5" table:formula="of:=IFERROR( IF( AND( COUNT([.E1297:.H1297])=3; MOD( AVERAGE([.E1297:.H1297]); 2)=1; MOD( AVERAGE([.I1297:.L129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77" calcext:value-type="float">
            <text:p>477</text:p>
          </table:table-cell>
          <table:table-cell office:value-type="float" office:value="503" calcext:value-type="float">
            <text:p>503</text:p>
          </table:table-cell>
          <table:table-cell office:value-type="float" office:value="74" calcext:value-type="float">
            <text:p>74</text:p>
          </table:table-cell>
          <table:table-cell table:formula="of:=IF(COUNTIF([.A1298:.D1298];[.A1298])=3;[.A1298];&quot;&quot;)">
            <text:p/>
          </table:table-cell>
          <table:table-cell table:formula="of:=IF(COUNTIF([.B1298:.E1298];[.B1298])=3;[.B1298];&quot;&quot;)">
            <text:p/>
          </table:table-cell>
          <table:table-cell table:formula="of:=IF(COUNTIF([.C1298:.F1298];[.C1298])=3;[.C1298];&quot;&quot;)">
            <text:p/>
          </table:table-cell>
          <table:table-cell table:formula="of:=IF(COUNTIF([.D1298:.G1298];[.D1298])=3;[.D1298];&quot;&quot;)">
            <text:p/>
          </table:table-cell>
          <table:table-cell table:formula="of:=IF(COUNTIF([.A1298:.D1298];[.A1298])=3;&quot;&quot;;[.A1298])" office:value-type="float" office:value="298" calcext:value-type="float">
            <text:p>298</text:p>
          </table:table-cell>
          <table:table-cell table:formula="of:=IF(COUNTIF([.B1298:.E1298];[.B1298])=3;&quot;&quot;;[.B1298])" office:value-type="float" office:value="477" calcext:value-type="float">
            <text:p>477</text:p>
          </table:table-cell>
          <table:table-cell table:formula="of:=IF(COUNTIF([.C1298:.F1298];[.C1298])=3;&quot;&quot;;[.C1298])" office:value-type="float" office:value="503" calcext:value-type="float">
            <text:p>503</text:p>
          </table:table-cell>
          <table:table-cell table:formula="of:=IF(COUNTIF([.D1298:.G1298];[.D1298])=3;&quot;&quot;;[.D1298])" office:value-type="float" office:value="74" calcext:value-type="float">
            <text:p>74</text:p>
          </table:table-cell>
          <table:table-cell table:style-name="ce5" table:formula="of:=IFERROR( IF( AND( COUNT([.E1298:.H1298])=3; MOD( AVERAGE([.E1298:.H1298]); 2)=1; MOD( AVERAGE([.I1298:.L129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9" calcext:value-type="float">
            <text:p>79</text:p>
          </table:table-cell>
          <table:table-cell office:value-type="float" office:value="280" calcext:value-type="float">
            <text:p>280</text:p>
          </table:table-cell>
          <table:table-cell office:value-type="float" office:value="550" calcext:value-type="float">
            <text:p>550</text:p>
          </table:table-cell>
          <table:table-cell table:formula="of:=IF(COUNTIF([.A1299:.D1299];[.A1299])=3;[.A1299];&quot;&quot;)">
            <text:p/>
          </table:table-cell>
          <table:table-cell table:formula="of:=IF(COUNTIF([.B1299:.E1299];[.B1299])=3;[.B1299];&quot;&quot;)">
            <text:p/>
          </table:table-cell>
          <table:table-cell table:formula="of:=IF(COUNTIF([.C1299:.F1299];[.C1299])=3;[.C1299];&quot;&quot;)">
            <text:p/>
          </table:table-cell>
          <table:table-cell table:formula="of:=IF(COUNTIF([.D1299:.G1299];[.D1299])=3;[.D1299];&quot;&quot;)">
            <text:p/>
          </table:table-cell>
          <table:table-cell table:formula="of:=IF(COUNTIF([.A1299:.D1299];[.A1299])=3;&quot;&quot;;[.A1299])" office:value-type="float" office:value="238" calcext:value-type="float">
            <text:p>238</text:p>
          </table:table-cell>
          <table:table-cell table:formula="of:=IF(COUNTIF([.B1299:.E1299];[.B1299])=3;&quot;&quot;;[.B1299])" office:value-type="float" office:value="79" calcext:value-type="float">
            <text:p>79</text:p>
          </table:table-cell>
          <table:table-cell table:formula="of:=IF(COUNTIF([.C1299:.F1299];[.C1299])=3;&quot;&quot;;[.C1299])" office:value-type="float" office:value="280" calcext:value-type="float">
            <text:p>280</text:p>
          </table:table-cell>
          <table:table-cell table:formula="of:=IF(COUNTIF([.D1299:.G1299];[.D1299])=3;&quot;&quot;;[.D1299])" office:value-type="float" office:value="550" calcext:value-type="float">
            <text:p>550</text:p>
          </table:table-cell>
          <table:table-cell table:style-name="ce5" table:formula="of:=IFERROR( IF( AND( COUNT([.E1299:.H1299])=3; MOD( AVERAGE([.E1299:.H1299]); 2)=1; MOD( AVERAGE([.I1299:.L129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19" calcext:value-type="float">
            <text:p>419</text:p>
          </table:table-cell>
          <table:table-cell office:value-type="float" office:value="84" calcext:value-type="float">
            <text:p>84</text:p>
          </table:table-cell>
          <table:table-cell office:value-type="float" office:value="452" calcext:value-type="float">
            <text:p>452</text:p>
          </table:table-cell>
          <table:table-cell table:formula="of:=IF(COUNTIF([.A1300:.D1300];[.A1300])=3;[.A1300];&quot;&quot;)">
            <text:p/>
          </table:table-cell>
          <table:table-cell table:formula="of:=IF(COUNTIF([.B1300:.E1300];[.B1300])=3;[.B1300];&quot;&quot;)">
            <text:p/>
          </table:table-cell>
          <table:table-cell table:formula="of:=IF(COUNTIF([.C1300:.F1300];[.C1300])=3;[.C1300];&quot;&quot;)">
            <text:p/>
          </table:table-cell>
          <table:table-cell table:formula="of:=IF(COUNTIF([.D1300:.G1300];[.D1300])=3;[.D1300];&quot;&quot;)">
            <text:p/>
          </table:table-cell>
          <table:table-cell table:formula="of:=IF(COUNTIF([.A1300:.D1300];[.A1300])=3;&quot;&quot;;[.A1300])" office:value-type="float" office:value="98" calcext:value-type="float">
            <text:p>98</text:p>
          </table:table-cell>
          <table:table-cell table:formula="of:=IF(COUNTIF([.B1300:.E1300];[.B1300])=3;&quot;&quot;;[.B1300])" office:value-type="float" office:value="419" calcext:value-type="float">
            <text:p>419</text:p>
          </table:table-cell>
          <table:table-cell table:formula="of:=IF(COUNTIF([.C1300:.F1300];[.C1300])=3;&quot;&quot;;[.C1300])" office:value-type="float" office:value="84" calcext:value-type="float">
            <text:p>84</text:p>
          </table:table-cell>
          <table:table-cell table:formula="of:=IF(COUNTIF([.D1300:.G1300];[.D1300])=3;&quot;&quot;;[.D1300])" office:value-type="float" office:value="452" calcext:value-type="float">
            <text:p>452</text:p>
          </table:table-cell>
          <table:table-cell table:style-name="ce5" table:formula="of:=IFERROR( IF( AND( COUNT([.E1300:.H1300])=3; MOD( AVERAGE([.E1300:.H1300]); 2)=1; MOD( AVERAGE([.I1300:.L130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office:value-type="float" office:value="935" calcext:value-type="float">
            <text:p>935</text:p>
          </table:table-cell>
          <table:table-cell office:value-type="float" office:value="80" calcext:value-type="float">
            <text:p>80</text:p>
          </table:table-cell>
          <table:table-cell table:formula="of:=IF(COUNTIF([.A1301:.D1301];[.A1301])=3;[.A1301];&quot;&quot;)">
            <text:p/>
          </table:table-cell>
          <table:table-cell table:formula="of:=IF(COUNTIF([.B1301:.E1301];[.B1301])=3;[.B1301];&quot;&quot;)">
            <text:p/>
          </table:table-cell>
          <table:table-cell table:formula="of:=IF(COUNTIF([.C1301:.F1301];[.C1301])=3;[.C1301];&quot;&quot;)">
            <text:p/>
          </table:table-cell>
          <table:table-cell table:formula="of:=IF(COUNTIF([.D1301:.G1301];[.D1301])=3;[.D1301];&quot;&quot;)">
            <text:p/>
          </table:table-cell>
          <table:table-cell table:formula="of:=IF(COUNTIF([.A1301:.D1301];[.A1301])=3;&quot;&quot;;[.A1301])" office:value-type="float" office:value="598" calcext:value-type="float">
            <text:p>598</text:p>
          </table:table-cell>
          <table:table-cell table:formula="of:=IF(COUNTIF([.B1301:.E1301];[.B1301])=3;&quot;&quot;;[.B1301])" office:value-type="float" office:value="80" calcext:value-type="float">
            <text:p>80</text:p>
          </table:table-cell>
          <table:table-cell table:formula="of:=IF(COUNTIF([.C1301:.F1301];[.C1301])=3;&quot;&quot;;[.C1301])" office:value-type="float" office:value="935" calcext:value-type="float">
            <text:p>935</text:p>
          </table:table-cell>
          <table:table-cell table:formula="of:=IF(COUNTIF([.D1301:.G1301];[.D1301])=3;&quot;&quot;;[.D1301])" office:value-type="float" office:value="80" calcext:value-type="float">
            <text:p>80</text:p>
          </table:table-cell>
          <table:table-cell table:style-name="ce5" table:formula="of:=IFERROR( IF( AND( COUNT([.E1301:.H1301])=3; MOD( AVERAGE([.E1301:.H1301]); 2)=1; MOD( AVERAGE([.I1301:.L130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office:value-type="float" office:value="705" calcext:value-type="float">
            <text:p>705</text:p>
          </table:table-cell>
          <table:table-cell office:value-type="float" office:value="645" calcext:value-type="float">
            <text:p>645</text:p>
          </table:table-cell>
          <table:table-cell office:value-type="float" office:value="556" calcext:value-type="float">
            <text:p>556</text:p>
          </table:table-cell>
          <table:table-cell table:formula="of:=IF(COUNTIF([.A1302:.D1302];[.A1302])=3;[.A1302];&quot;&quot;)">
            <text:p/>
          </table:table-cell>
          <table:table-cell table:formula="of:=IF(COUNTIF([.B1302:.E1302];[.B1302])=3;[.B1302];&quot;&quot;)">
            <text:p/>
          </table:table-cell>
          <table:table-cell table:formula="of:=IF(COUNTIF([.C1302:.F1302];[.C1302])=3;[.C1302];&quot;&quot;)">
            <text:p/>
          </table:table-cell>
          <table:table-cell table:formula="of:=IF(COUNTIF([.D1302:.G1302];[.D1302])=3;[.D1302];&quot;&quot;)">
            <text:p/>
          </table:table-cell>
          <table:table-cell table:formula="of:=IF(COUNTIF([.A1302:.D1302];[.A1302])=3;&quot;&quot;;[.A1302])" office:value-type="float" office:value="183" calcext:value-type="float">
            <text:p>183</text:p>
          </table:table-cell>
          <table:table-cell table:formula="of:=IF(COUNTIF([.B1302:.E1302];[.B1302])=3;&quot;&quot;;[.B1302])" office:value-type="float" office:value="705" calcext:value-type="float">
            <text:p>705</text:p>
          </table:table-cell>
          <table:table-cell table:formula="of:=IF(COUNTIF([.C1302:.F1302];[.C1302])=3;&quot;&quot;;[.C1302])" office:value-type="float" office:value="645" calcext:value-type="float">
            <text:p>645</text:p>
          </table:table-cell>
          <table:table-cell table:formula="of:=IF(COUNTIF([.D1302:.G1302];[.D1302])=3;&quot;&quot;;[.D1302])" office:value-type="float" office:value="556" calcext:value-type="float">
            <text:p>556</text:p>
          </table:table-cell>
          <table:table-cell table:style-name="ce5" table:formula="of:=IFERROR( IF( AND( COUNT([.E1302:.H1302])=3; MOD( AVERAGE([.E1302:.H1302]); 2)=1; MOD( AVERAGE([.I1302:.L130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84" calcext:value-type="float">
            <text:p>784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784" calcext:value-type="float">
            <text:p>784</text:p>
          </table:table-cell>
          <table:table-cell table:formula="of:=IF(COUNTIF([.A1303:.D1303];[.A1303])=3;[.A1303];&quot;&quot;)" office:value-type="float" office:value="784" calcext:value-type="float">
            <text:p>784</text:p>
          </table:table-cell>
          <table:table-cell table:formula="of:=IF(COUNTIF([.B1303:.E1303];[.B1303])=3;[.B1303];&quot;&quot;)">
            <text:p/>
          </table:table-cell>
          <table:table-cell table:formula="of:=IF(COUNTIF([.C1303:.F1303];[.C1303])=3;[.C1303];&quot;&quot;)" office:value-type="float" office:value="784" calcext:value-type="float">
            <text:p>784</text:p>
          </table:table-cell>
          <table:table-cell table:formula="of:=IF(COUNTIF([.D1303:.G1303];[.D1303])=3;[.D1303];&quot;&quot;)" office:value-type="float" office:value="784" calcext:value-type="float">
            <text:p>784</text:p>
          </table:table-cell>
          <table:table-cell table:formula="of:=IF(COUNTIF([.A1303:.D1303];[.A1303])=3;&quot;&quot;;[.A1303])">
            <text:p/>
          </table:table-cell>
          <table:table-cell table:formula="of:=IF(COUNTIF([.B1303:.E1303];[.B1303])=3;&quot;&quot;;[.B1303])" office:value-type="float" office:value="782" calcext:value-type="float">
            <text:p>782</text:p>
          </table:table-cell>
          <table:table-cell table:formula="of:=IF(COUNTIF([.C1303:.F1303];[.C1303])=3;&quot;&quot;;[.C1303])">
            <text:p/>
          </table:table-cell>
          <table:table-cell table:formula="of:=IF(COUNTIF([.D1303:.G1303];[.D1303])=3;&quot;&quot;;[.D1303])">
            <text:p/>
          </table:table-cell>
          <table:table-cell table:style-name="ce5" table:formula="of:=IFERROR( IF( AND( COUNT([.E1303:.H1303])=3; MOD( AVERAGE([.E1303:.H1303]); 2)=1; MOD( AVERAGE([.I1303:.L130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21" calcext:value-type="float">
            <text:p>821</text:p>
          </table:table-cell>
          <table:table-cell office:value-type="float" office:value="144" calcext:value-type="float">
            <text:p>144</text:p>
          </table:table-cell>
          <table:table-cell office:value-type="float" office:value="765" calcext:value-type="float">
            <text:p>765</text:p>
          </table:table-cell>
          <table:table-cell office:value-type="float" office:value="598" calcext:value-type="float">
            <text:p>598</text:p>
          </table:table-cell>
          <table:table-cell table:formula="of:=IF(COUNTIF([.A1304:.D1304];[.A1304])=3;[.A1304];&quot;&quot;)">
            <text:p/>
          </table:table-cell>
          <table:table-cell table:formula="of:=IF(COUNTIF([.B1304:.E1304];[.B1304])=3;[.B1304];&quot;&quot;)">
            <text:p/>
          </table:table-cell>
          <table:table-cell table:formula="of:=IF(COUNTIF([.C1304:.F1304];[.C1304])=3;[.C1304];&quot;&quot;)">
            <text:p/>
          </table:table-cell>
          <table:table-cell table:formula="of:=IF(COUNTIF([.D1304:.G1304];[.D1304])=3;[.D1304];&quot;&quot;)">
            <text:p/>
          </table:table-cell>
          <table:table-cell table:formula="of:=IF(COUNTIF([.A1304:.D1304];[.A1304])=3;&quot;&quot;;[.A1304])" office:value-type="float" office:value="821" calcext:value-type="float">
            <text:p>821</text:p>
          </table:table-cell>
          <table:table-cell table:formula="of:=IF(COUNTIF([.B1304:.E1304];[.B1304])=3;&quot;&quot;;[.B1304])" office:value-type="float" office:value="144" calcext:value-type="float">
            <text:p>144</text:p>
          </table:table-cell>
          <table:table-cell table:formula="of:=IF(COUNTIF([.C1304:.F1304];[.C1304])=3;&quot;&quot;;[.C1304])" office:value-type="float" office:value="765" calcext:value-type="float">
            <text:p>765</text:p>
          </table:table-cell>
          <table:table-cell table:formula="of:=IF(COUNTIF([.D1304:.G1304];[.D1304])=3;&quot;&quot;;[.D1304])" office:value-type="float" office:value="598" calcext:value-type="float">
            <text:p>598</text:p>
          </table:table-cell>
          <table:table-cell table:style-name="ce5" table:formula="of:=IFERROR( IF( AND( COUNT([.E1304:.H1304])=3; MOD( AVERAGE([.E1304:.H1304]); 2)=1; MOD( AVERAGE([.I1304:.L130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office:value-type="float" office:value="551" calcext:value-type="float">
            <text:p>551</text:p>
          </table:table-cell>
          <table:table-cell office:value-type="float" office:value="782" calcext:value-type="float">
            <text:p>782</text:p>
          </table:table-cell>
          <table:table-cell office:value-type="float" office:value="558" calcext:value-type="float">
            <text:p>558</text:p>
          </table:table-cell>
          <table:table-cell table:formula="of:=IF(COUNTIF([.A1305:.D1305];[.A1305])=3;[.A1305];&quot;&quot;)">
            <text:p/>
          </table:table-cell>
          <table:table-cell table:formula="of:=IF(COUNTIF([.B1305:.E1305];[.B1305])=3;[.B1305];&quot;&quot;)">
            <text:p/>
          </table:table-cell>
          <table:table-cell table:formula="of:=IF(COUNTIF([.C1305:.F1305];[.C1305])=3;[.C1305];&quot;&quot;)">
            <text:p/>
          </table:table-cell>
          <table:table-cell table:formula="of:=IF(COUNTIF([.D1305:.G1305];[.D1305])=3;[.D1305];&quot;&quot;)">
            <text:p/>
          </table:table-cell>
          <table:table-cell table:formula="of:=IF(COUNTIF([.A1305:.D1305];[.A1305])=3;&quot;&quot;;[.A1305])" office:value-type="float" office:value="466" calcext:value-type="float">
            <text:p>466</text:p>
          </table:table-cell>
          <table:table-cell table:formula="of:=IF(COUNTIF([.B1305:.E1305];[.B1305])=3;&quot;&quot;;[.B1305])" office:value-type="float" office:value="551" calcext:value-type="float">
            <text:p>551</text:p>
          </table:table-cell>
          <table:table-cell table:formula="of:=IF(COUNTIF([.C1305:.F1305];[.C1305])=3;&quot;&quot;;[.C1305])" office:value-type="float" office:value="782" calcext:value-type="float">
            <text:p>782</text:p>
          </table:table-cell>
          <table:table-cell table:formula="of:=IF(COUNTIF([.D1305:.G1305];[.D1305])=3;&quot;&quot;;[.D1305])" office:value-type="float" office:value="558" calcext:value-type="float">
            <text:p>558</text:p>
          </table:table-cell>
          <table:table-cell table:style-name="ce5" table:formula="of:=IFERROR( IF( AND( COUNT([.E1305:.H1305])=3; MOD( AVERAGE([.E1305:.H1305]); 2)=1; MOD( AVERAGE([.I1305:.L130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office:value-type="float" office:value="123" calcext:value-type="float">
            <text:p>123</text:p>
          </table:table-cell>
          <table:table-cell office:value-type="float" office:value="668" calcext:value-type="float">
            <text:p>668</text:p>
          </table:table-cell>
          <table:table-cell office:value-type="float" office:value="489" calcext:value-type="float">
            <text:p>489</text:p>
          </table:table-cell>
          <table:table-cell table:formula="of:=IF(COUNTIF([.A1306:.D1306];[.A1306])=3;[.A1306];&quot;&quot;)">
            <text:p/>
          </table:table-cell>
          <table:table-cell table:formula="of:=IF(COUNTIF([.B1306:.E1306];[.B1306])=3;[.B1306];&quot;&quot;)">
            <text:p/>
          </table:table-cell>
          <table:table-cell table:formula="of:=IF(COUNTIF([.C1306:.F1306];[.C1306])=3;[.C1306];&quot;&quot;)">
            <text:p/>
          </table:table-cell>
          <table:table-cell table:formula="of:=IF(COUNTIF([.D1306:.G1306];[.D1306])=3;[.D1306];&quot;&quot;)">
            <text:p/>
          </table:table-cell>
          <table:table-cell table:formula="of:=IF(COUNTIF([.A1306:.D1306];[.A1306])=3;&quot;&quot;;[.A1306])" office:value-type="float" office:value="875" calcext:value-type="float">
            <text:p>875</text:p>
          </table:table-cell>
          <table:table-cell table:formula="of:=IF(COUNTIF([.B1306:.E1306];[.B1306])=3;&quot;&quot;;[.B1306])" office:value-type="float" office:value="123" calcext:value-type="float">
            <text:p>123</text:p>
          </table:table-cell>
          <table:table-cell table:formula="of:=IF(COUNTIF([.C1306:.F1306];[.C1306])=3;&quot;&quot;;[.C1306])" office:value-type="float" office:value="668" calcext:value-type="float">
            <text:p>668</text:p>
          </table:table-cell>
          <table:table-cell table:formula="of:=IF(COUNTIF([.D1306:.G1306];[.D1306])=3;&quot;&quot;;[.D1306])" office:value-type="float" office:value="489" calcext:value-type="float">
            <text:p>489</text:p>
          </table:table-cell>
          <table:table-cell table:style-name="ce5" table:formula="of:=IFERROR( IF( AND( COUNT([.E1306:.H1306])=3; MOD( AVERAGE([.E1306:.H1306]); 2)=1; MOD( AVERAGE([.I1306:.L130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office:value-type="float" office:value="641" calcext:value-type="float">
            <text:p>641</text:p>
          </table:table-cell>
          <table:table-cell office:value-type="float" office:value="854" calcext:value-type="float">
            <text:p>854</text:p>
          </table:table-cell>
          <table:table-cell office:value-type="float" office:value="210" calcext:value-type="float">
            <text:p>210</text:p>
          </table:table-cell>
          <table:table-cell table:formula="of:=IF(COUNTIF([.A1307:.D1307];[.A1307])=3;[.A1307];&quot;&quot;)">
            <text:p/>
          </table:table-cell>
          <table:table-cell table:formula="of:=IF(COUNTIF([.B1307:.E1307];[.B1307])=3;[.B1307];&quot;&quot;)">
            <text:p/>
          </table:table-cell>
          <table:table-cell table:formula="of:=IF(COUNTIF([.C1307:.F1307];[.C1307])=3;[.C1307];&quot;&quot;)">
            <text:p/>
          </table:table-cell>
          <table:table-cell table:formula="of:=IF(COUNTIF([.D1307:.G1307];[.D1307])=3;[.D1307];&quot;&quot;)">
            <text:p/>
          </table:table-cell>
          <table:table-cell table:formula="of:=IF(COUNTIF([.A1307:.D1307];[.A1307])=3;&quot;&quot;;[.A1307])" office:value-type="float" office:value="455" calcext:value-type="float">
            <text:p>455</text:p>
          </table:table-cell>
          <table:table-cell table:formula="of:=IF(COUNTIF([.B1307:.E1307];[.B1307])=3;&quot;&quot;;[.B1307])" office:value-type="float" office:value="641" calcext:value-type="float">
            <text:p>641</text:p>
          </table:table-cell>
          <table:table-cell table:formula="of:=IF(COUNTIF([.C1307:.F1307];[.C1307])=3;&quot;&quot;;[.C1307])" office:value-type="float" office:value="854" calcext:value-type="float">
            <text:p>854</text:p>
          </table:table-cell>
          <table:table-cell table:formula="of:=IF(COUNTIF([.D1307:.G1307];[.D1307])=3;&quot;&quot;;[.D1307])" office:value-type="float" office:value="210" calcext:value-type="float">
            <text:p>210</text:p>
          </table:table-cell>
          <table:table-cell table:style-name="ce5" table:formula="of:=IFERROR( IF( AND( COUNT([.E1307:.H1307])=3; MOD( AVERAGE([.E1307:.H1307]); 2)=1; MOD( AVERAGE([.I1307:.L130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number-columns-repeated="2" office:value-type="float" office:value="515" calcext:value-type="float">
            <text:p>515</text:p>
          </table:table-cell>
          <table:table-cell office:value-type="float" office:value="400" calcext:value-type="float">
            <text:p>400</text:p>
          </table:table-cell>
          <table:table-cell table:formula="of:=IF(COUNTIF([.A1308:.D1308];[.A1308])=3;[.A1308];&quot;&quot;)">
            <text:p/>
          </table:table-cell>
          <table:table-cell table:formula="of:=IF(COUNTIF([.B1308:.E1308];[.B1308])=3;[.B1308];&quot;&quot;)">
            <text:p/>
          </table:table-cell>
          <table:table-cell table:formula="of:=IF(COUNTIF([.C1308:.F1308];[.C1308])=3;[.C1308];&quot;&quot;)">
            <text:p/>
          </table:table-cell>
          <table:table-cell table:formula="of:=IF(COUNTIF([.D1308:.G1308];[.D1308])=3;[.D1308];&quot;&quot;)">
            <text:p/>
          </table:table-cell>
          <table:table-cell table:formula="of:=IF(COUNTIF([.A1308:.D1308];[.A1308])=3;&quot;&quot;;[.A1308])" office:value-type="float" office:value="400" calcext:value-type="float">
            <text:p>400</text:p>
          </table:table-cell>
          <table:table-cell table:formula="of:=IF(COUNTIF([.B1308:.E1308];[.B1308])=3;&quot;&quot;;[.B1308])" office:value-type="float" office:value="515" calcext:value-type="float">
            <text:p>515</text:p>
          </table:table-cell>
          <table:table-cell table:formula="of:=IF(COUNTIF([.C1308:.F1308];[.C1308])=3;&quot;&quot;;[.C1308])" office:value-type="float" office:value="515" calcext:value-type="float">
            <text:p>515</text:p>
          </table:table-cell>
          <table:table-cell table:formula="of:=IF(COUNTIF([.D1308:.G1308];[.D1308])=3;&quot;&quot;;[.D1308])" office:value-type="float" office:value="400" calcext:value-type="float">
            <text:p>400</text:p>
          </table:table-cell>
          <table:table-cell table:style-name="ce5" table:formula="of:=IFERROR( IF( AND( COUNT([.E1308:.H1308])=3; MOD( AVERAGE([.E1308:.H1308]); 2)=1; MOD( AVERAGE([.I1308:.L130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office:value-type="float" office:value="352" calcext:value-type="float">
            <text:p>352</text:p>
          </table:table-cell>
          <table:table-cell office:value-type="float" office:value="855" calcext:value-type="float">
            <text:p>855</text:p>
          </table:table-cell>
          <table:table-cell office:value-type="float" office:value="906" calcext:value-type="float">
            <text:p>906</text:p>
          </table:table-cell>
          <table:table-cell table:formula="of:=IF(COUNTIF([.A1309:.D1309];[.A1309])=3;[.A1309];&quot;&quot;)">
            <text:p/>
          </table:table-cell>
          <table:table-cell table:formula="of:=IF(COUNTIF([.B1309:.E1309];[.B1309])=3;[.B1309];&quot;&quot;)">
            <text:p/>
          </table:table-cell>
          <table:table-cell table:formula="of:=IF(COUNTIF([.C1309:.F1309];[.C1309])=3;[.C1309];&quot;&quot;)">
            <text:p/>
          </table:table-cell>
          <table:table-cell table:formula="of:=IF(COUNTIF([.D1309:.G1309];[.D1309])=3;[.D1309];&quot;&quot;)">
            <text:p/>
          </table:table-cell>
          <table:table-cell table:formula="of:=IF(COUNTIF([.A1309:.D1309];[.A1309])=3;&quot;&quot;;[.A1309])" office:value-type="float" office:value="81" calcext:value-type="float">
            <text:p>81</text:p>
          </table:table-cell>
          <table:table-cell table:formula="of:=IF(COUNTIF([.B1309:.E1309];[.B1309])=3;&quot;&quot;;[.B1309])" office:value-type="float" office:value="352" calcext:value-type="float">
            <text:p>352</text:p>
          </table:table-cell>
          <table:table-cell table:formula="of:=IF(COUNTIF([.C1309:.F1309];[.C1309])=3;&quot;&quot;;[.C1309])" office:value-type="float" office:value="855" calcext:value-type="float">
            <text:p>855</text:p>
          </table:table-cell>
          <table:table-cell table:formula="of:=IF(COUNTIF([.D1309:.G1309];[.D1309])=3;&quot;&quot;;[.D1309])" office:value-type="float" office:value="906" calcext:value-type="float">
            <text:p>906</text:p>
          </table:table-cell>
          <table:table-cell table:style-name="ce5" table:formula="of:=IFERROR( IF( AND( COUNT([.E1309:.H1309])=3; MOD( AVERAGE([.E1309:.H1309]); 2)=1; MOD( AVERAGE([.I1309:.L130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office:value-type="float" office:value="688" calcext:value-type="float">
            <text:p>688</text:p>
          </table:table-cell>
          <table:table-cell office:value-type="float" office:value="409" calcext:value-type="float">
            <text:p>409</text:p>
          </table:table-cell>
          <table:table-cell office:value-type="float" office:value="433" calcext:value-type="float">
            <text:p>433</text:p>
          </table:table-cell>
          <table:table-cell table:formula="of:=IF(COUNTIF([.A1310:.D1310];[.A1310])=3;[.A1310];&quot;&quot;)">
            <text:p/>
          </table:table-cell>
          <table:table-cell table:formula="of:=IF(COUNTIF([.B1310:.E1310];[.B1310])=3;[.B1310];&quot;&quot;)">
            <text:p/>
          </table:table-cell>
          <table:table-cell table:formula="of:=IF(COUNTIF([.C1310:.F1310];[.C1310])=3;[.C1310];&quot;&quot;)">
            <text:p/>
          </table:table-cell>
          <table:table-cell table:formula="of:=IF(COUNTIF([.D1310:.G1310];[.D1310])=3;[.D1310];&quot;&quot;)">
            <text:p/>
          </table:table-cell>
          <table:table-cell table:formula="of:=IF(COUNTIF([.A1310:.D1310];[.A1310])=3;&quot;&quot;;[.A1310])" office:value-type="float" office:value="212" calcext:value-type="float">
            <text:p>212</text:p>
          </table:table-cell>
          <table:table-cell table:formula="of:=IF(COUNTIF([.B1310:.E1310];[.B1310])=3;&quot;&quot;;[.B1310])" office:value-type="float" office:value="688" calcext:value-type="float">
            <text:p>688</text:p>
          </table:table-cell>
          <table:table-cell table:formula="of:=IF(COUNTIF([.C1310:.F1310];[.C1310])=3;&quot;&quot;;[.C1310])" office:value-type="float" office:value="409" calcext:value-type="float">
            <text:p>409</text:p>
          </table:table-cell>
          <table:table-cell table:formula="of:=IF(COUNTIF([.D1310:.G1310];[.D1310])=3;&quot;&quot;;[.D1310])" office:value-type="float" office:value="433" calcext:value-type="float">
            <text:p>433</text:p>
          </table:table-cell>
          <table:table-cell table:style-name="ce5" table:formula="of:=IFERROR( IF( AND( COUNT([.E1310:.H1310])=3; MOD( AVERAGE([.E1310:.H1310]); 2)=1; MOD( AVERAGE([.I1310:.L131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784" calcext:value-type="float">
            <text:p>784</text:p>
          </table:table-cell>
          <table:table-cell office:value-type="float" office:value="721" calcext:value-type="float">
            <text:p>721</text:p>
          </table:table-cell>
          <table:table-cell office:value-type="float" office:value="319" calcext:value-type="float">
            <text:p>319</text:p>
          </table:table-cell>
          <table:table-cell office:value-type="float" office:value="862" calcext:value-type="float">
            <text:p>862</text:p>
          </table:table-cell>
          <table:table-cell table:formula="of:=IF(COUNTIF([.A1311:.D1311];[.A1311])=3;[.A1311];&quot;&quot;)">
            <text:p/>
          </table:table-cell>
          <table:table-cell table:formula="of:=IF(COUNTIF([.B1311:.E1311];[.B1311])=3;[.B1311];&quot;&quot;)">
            <text:p/>
          </table:table-cell>
          <table:table-cell table:formula="of:=IF(COUNTIF([.C1311:.F1311];[.C1311])=3;[.C1311];&quot;&quot;)">
            <text:p/>
          </table:table-cell>
          <table:table-cell table:formula="of:=IF(COUNTIF([.D1311:.G1311];[.D1311])=3;[.D1311];&quot;&quot;)">
            <text:p/>
          </table:table-cell>
          <table:table-cell table:formula="of:=IF(COUNTIF([.A1311:.D1311];[.A1311])=3;&quot;&quot;;[.A1311])" office:value-type="float" office:value="784" calcext:value-type="float">
            <text:p>784</text:p>
          </table:table-cell>
          <table:table-cell table:formula="of:=IF(COUNTIF([.B1311:.E1311];[.B1311])=3;&quot;&quot;;[.B1311])" office:value-type="float" office:value="721" calcext:value-type="float">
            <text:p>721</text:p>
          </table:table-cell>
          <table:table-cell table:formula="of:=IF(COUNTIF([.C1311:.F1311];[.C1311])=3;&quot;&quot;;[.C1311])" office:value-type="float" office:value="319" calcext:value-type="float">
            <text:p>319</text:p>
          </table:table-cell>
          <table:table-cell table:formula="of:=IF(COUNTIF([.D1311:.G1311];[.D1311])=3;&quot;&quot;;[.D1311])" office:value-type="float" office:value="862" calcext:value-type="float">
            <text:p>862</text:p>
          </table:table-cell>
          <table:table-cell table:style-name="ce5" table:formula="of:=IFERROR( IF( AND( COUNT([.E1311:.H1311])=3; MOD( AVERAGE([.E1311:.H1311]); 2)=1; MOD( AVERAGE([.I1311:.L131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181" calcext:value-type="float">
            <text:p>181</text:p>
          </table:table-cell>
          <table:table-cell table:formula="of:=IF(COUNTIF([.A1312:.D1312];[.A1312])=3;[.A1312];&quot;&quot;)">
            <text:p/>
          </table:table-cell>
          <table:table-cell table:formula="of:=IF(COUNTIF([.B1312:.E1312];[.B1312])=3;[.B1312];&quot;&quot;)">
            <text:p/>
          </table:table-cell>
          <table:table-cell table:formula="of:=IF(COUNTIF([.C1312:.F1312];[.C1312])=3;[.C1312];&quot;&quot;)">
            <text:p/>
          </table:table-cell>
          <table:table-cell table:formula="of:=IF(COUNTIF([.D1312:.G1312];[.D1312])=3;[.D1312];&quot;&quot;)">
            <text:p/>
          </table:table-cell>
          <table:table-cell table:formula="of:=IF(COUNTIF([.A1312:.D1312];[.A1312])=3;&quot;&quot;;[.A1312])" office:value-type="float" office:value="457" calcext:value-type="float">
            <text:p>457</text:p>
          </table:table-cell>
          <table:table-cell table:formula="of:=IF(COUNTIF([.B1312:.E1312];[.B1312])=3;&quot;&quot;;[.B1312])" office:value-type="float" office:value="720" calcext:value-type="float">
            <text:p>720</text:p>
          </table:table-cell>
          <table:table-cell table:formula="of:=IF(COUNTIF([.C1312:.F1312];[.C1312])=3;&quot;&quot;;[.C1312])" office:value-type="float" office:value="181" calcext:value-type="float">
            <text:p>181</text:p>
          </table:table-cell>
          <table:table-cell table:formula="of:=IF(COUNTIF([.D1312:.G1312];[.D1312])=3;&quot;&quot;;[.D1312])" office:value-type="float" office:value="181" calcext:value-type="float">
            <text:p>181</text:p>
          </table:table-cell>
          <table:table-cell table:style-name="ce5" table:formula="of:=IFERROR( IF( AND( COUNT([.E1312:.H1312])=3; MOD( AVERAGE([.E1312:.H1312]); 2)=1; MOD( AVERAGE([.I1312:.L131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office:value-type="float" office:value="416" calcext:value-type="float">
            <text:p>416</text:p>
          </table:table-cell>
          <table:table-cell office:value-type="float" office:value="494" calcext:value-type="float">
            <text:p>494</text:p>
          </table:table-cell>
          <table:table-cell office:value-type="float" office:value="846" calcext:value-type="float">
            <text:p>846</text:p>
          </table:table-cell>
          <table:table-cell table:formula="of:=IF(COUNTIF([.A1313:.D1313];[.A1313])=3;[.A1313];&quot;&quot;)">
            <text:p/>
          </table:table-cell>
          <table:table-cell table:formula="of:=IF(COUNTIF([.B1313:.E1313];[.B1313])=3;[.B1313];&quot;&quot;)">
            <text:p/>
          </table:table-cell>
          <table:table-cell table:formula="of:=IF(COUNTIF([.C1313:.F1313];[.C1313])=3;[.C1313];&quot;&quot;)">
            <text:p/>
          </table:table-cell>
          <table:table-cell table:formula="of:=IF(COUNTIF([.D1313:.G1313];[.D1313])=3;[.D1313];&quot;&quot;)">
            <text:p/>
          </table:table-cell>
          <table:table-cell table:formula="of:=IF(COUNTIF([.A1313:.D1313];[.A1313])=3;&quot;&quot;;[.A1313])" office:value-type="float" office:value="846" calcext:value-type="float">
            <text:p>846</text:p>
          </table:table-cell>
          <table:table-cell table:formula="of:=IF(COUNTIF([.B1313:.E1313];[.B1313])=3;&quot;&quot;;[.B1313])" office:value-type="float" office:value="416" calcext:value-type="float">
            <text:p>416</text:p>
          </table:table-cell>
          <table:table-cell table:formula="of:=IF(COUNTIF([.C1313:.F1313];[.C1313])=3;&quot;&quot;;[.C1313])" office:value-type="float" office:value="494" calcext:value-type="float">
            <text:p>494</text:p>
          </table:table-cell>
          <table:table-cell table:formula="of:=IF(COUNTIF([.D1313:.G1313];[.D1313])=3;&quot;&quot;;[.D1313])" office:value-type="float" office:value="846" calcext:value-type="float">
            <text:p>846</text:p>
          </table:table-cell>
          <table:table-cell table:style-name="ce5" table:formula="of:=IFERROR( IF( AND( COUNT([.E1313:.H1313])=3; MOD( AVERAGE([.E1313:.H1313]); 2)=1; MOD( AVERAGE([.I1313:.L131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office:value-type="float" office:value="303" calcext:value-type="float">
            <text:p>303</text:p>
          </table:table-cell>
          <table:table-cell office:value-type="float" office:value="752" calcext:value-type="float">
            <text:p>752</text:p>
          </table:table-cell>
          <table:table-cell office:value-type="float" office:value="852" calcext:value-type="float">
            <text:p>852</text:p>
          </table:table-cell>
          <table:table-cell table:formula="of:=IF(COUNTIF([.A1314:.D1314];[.A1314])=3;[.A1314];&quot;&quot;)">
            <text:p/>
          </table:table-cell>
          <table:table-cell table:formula="of:=IF(COUNTIF([.B1314:.E1314];[.B1314])=3;[.B1314];&quot;&quot;)">
            <text:p/>
          </table:table-cell>
          <table:table-cell table:formula="of:=IF(COUNTIF([.C1314:.F1314];[.C1314])=3;[.C1314];&quot;&quot;)">
            <text:p/>
          </table:table-cell>
          <table:table-cell table:formula="of:=IF(COUNTIF([.D1314:.G1314];[.D1314])=3;[.D1314];&quot;&quot;)">
            <text:p/>
          </table:table-cell>
          <table:table-cell table:formula="of:=IF(COUNTIF([.A1314:.D1314];[.A1314])=3;&quot;&quot;;[.A1314])" office:value-type="float" office:value="493" calcext:value-type="float">
            <text:p>493</text:p>
          </table:table-cell>
          <table:table-cell table:formula="of:=IF(COUNTIF([.B1314:.E1314];[.B1314])=3;&quot;&quot;;[.B1314])" office:value-type="float" office:value="303" calcext:value-type="float">
            <text:p>303</text:p>
          </table:table-cell>
          <table:table-cell table:formula="of:=IF(COUNTIF([.C1314:.F1314];[.C1314])=3;&quot;&quot;;[.C1314])" office:value-type="float" office:value="752" calcext:value-type="float">
            <text:p>752</text:p>
          </table:table-cell>
          <table:table-cell table:formula="of:=IF(COUNTIF([.D1314:.G1314];[.D1314])=3;&quot;&quot;;[.D1314])" office:value-type="float" office:value="852" calcext:value-type="float">
            <text:p>852</text:p>
          </table:table-cell>
          <table:table-cell table:style-name="ce5" table:formula="of:=IFERROR( IF( AND( COUNT([.E1314:.H1314])=3; MOD( AVERAGE([.E1314:.H1314]); 2)=1; MOD( AVERAGE([.I1314:.L131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office:value-type="float" office:value="299" calcext:value-type="float">
            <text:p>299</text:p>
          </table:table-cell>
          <table:table-cell office:value-type="float" office:value="747" calcext:value-type="float">
            <text:p>747</text:p>
          </table:table-cell>
          <table:table-cell office:value-type="float" office:value="185" calcext:value-type="float">
            <text:p>185</text:p>
          </table:table-cell>
          <table:table-cell table:formula="of:=IF(COUNTIF([.A1315:.D1315];[.A1315])=3;[.A1315];&quot;&quot;)">
            <text:p/>
          </table:table-cell>
          <table:table-cell table:formula="of:=IF(COUNTIF([.B1315:.E1315];[.B1315])=3;[.B1315];&quot;&quot;)">
            <text:p/>
          </table:table-cell>
          <table:table-cell table:formula="of:=IF(COUNTIF([.C1315:.F1315];[.C1315])=3;[.C1315];&quot;&quot;)">
            <text:p/>
          </table:table-cell>
          <table:table-cell table:formula="of:=IF(COUNTIF([.D1315:.G1315];[.D1315])=3;[.D1315];&quot;&quot;)">
            <text:p/>
          </table:table-cell>
          <table:table-cell table:formula="of:=IF(COUNTIF([.A1315:.D1315];[.A1315])=3;&quot;&quot;;[.A1315])" office:value-type="float" office:value="306" calcext:value-type="float">
            <text:p>306</text:p>
          </table:table-cell>
          <table:table-cell table:formula="of:=IF(COUNTIF([.B1315:.E1315];[.B1315])=3;&quot;&quot;;[.B1315])" office:value-type="float" office:value="299" calcext:value-type="float">
            <text:p>299</text:p>
          </table:table-cell>
          <table:table-cell table:formula="of:=IF(COUNTIF([.C1315:.F1315];[.C1315])=3;&quot;&quot;;[.C1315])" office:value-type="float" office:value="747" calcext:value-type="float">
            <text:p>747</text:p>
          </table:table-cell>
          <table:table-cell table:formula="of:=IF(COUNTIF([.D1315:.G1315];[.D1315])=3;&quot;&quot;;[.D1315])" office:value-type="float" office:value="185" calcext:value-type="float">
            <text:p>185</text:p>
          </table:table-cell>
          <table:table-cell table:style-name="ce5" table:formula="of:=IFERROR( IF( AND( COUNT([.E1315:.H1315])=3; MOD( AVERAGE([.E1315:.H1315]); 2)=1; MOD( AVERAGE([.I1315:.L131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float" office:value="184" calcext:value-type="float">
            <text:p>184</text:p>
          </table:table-cell>
          <table:table-cell office:value-type="float" office:value="620" calcext:value-type="float">
            <text:p>620</text:p>
          </table:table-cell>
          <table:table-cell office:value-type="float" office:value="353" calcext:value-type="float">
            <text:p>353</text:p>
          </table:table-cell>
          <table:table-cell table:formula="of:=IF(COUNTIF([.A1316:.D1316];[.A1316])=3;[.A1316];&quot;&quot;)">
            <text:p/>
          </table:table-cell>
          <table:table-cell table:formula="of:=IF(COUNTIF([.B1316:.E1316];[.B1316])=3;[.B1316];&quot;&quot;)">
            <text:p/>
          </table:table-cell>
          <table:table-cell table:formula="of:=IF(COUNTIF([.C1316:.F1316];[.C1316])=3;[.C1316];&quot;&quot;)">
            <text:p/>
          </table:table-cell>
          <table:table-cell table:formula="of:=IF(COUNTIF([.D1316:.G1316];[.D1316])=3;[.D1316];&quot;&quot;)">
            <text:p/>
          </table:table-cell>
          <table:table-cell table:formula="of:=IF(COUNTIF([.A1316:.D1316];[.A1316])=3;&quot;&quot;;[.A1316])" office:value-type="float" office:value="27" calcext:value-type="float">
            <text:p>27</text:p>
          </table:table-cell>
          <table:table-cell table:formula="of:=IF(COUNTIF([.B1316:.E1316];[.B1316])=3;&quot;&quot;;[.B1316])" office:value-type="float" office:value="184" calcext:value-type="float">
            <text:p>184</text:p>
          </table:table-cell>
          <table:table-cell table:formula="of:=IF(COUNTIF([.C1316:.F1316];[.C1316])=3;&quot;&quot;;[.C1316])" office:value-type="float" office:value="620" calcext:value-type="float">
            <text:p>620</text:p>
          </table:table-cell>
          <table:table-cell table:formula="of:=IF(COUNTIF([.D1316:.G1316];[.D1316])=3;&quot;&quot;;[.D1316])" office:value-type="float" office:value="353" calcext:value-type="float">
            <text:p>353</text:p>
          </table:table-cell>
          <table:table-cell table:style-name="ce5" table:formula="of:=IFERROR( IF( AND( COUNT([.E1316:.H1316])=3; MOD( AVERAGE([.E1316:.H1316]); 2)=1; MOD( AVERAGE([.I1316:.L131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50" calcext:value-type="float">
            <text:p>850</text:p>
          </table:table-cell>
          <table:table-cell office:value-type="float" office:value="571" calcext:value-type="float">
            <text:p>571</text:p>
          </table:table-cell>
          <table:table-cell office:value-type="float" office:value="30" calcext:value-type="float">
            <text:p>30</text:p>
          </table:table-cell>
          <table:table-cell table:formula="of:=IF(COUNTIF([.A1317:.D1317];[.A1317])=3;[.A1317];&quot;&quot;)">
            <text:p/>
          </table:table-cell>
          <table:table-cell table:formula="of:=IF(COUNTIF([.B1317:.E1317];[.B1317])=3;[.B1317];&quot;&quot;)">
            <text:p/>
          </table:table-cell>
          <table:table-cell table:formula="of:=IF(COUNTIF([.C1317:.F1317];[.C1317])=3;[.C1317];&quot;&quot;)">
            <text:p/>
          </table:table-cell>
          <table:table-cell table:formula="of:=IF(COUNTIF([.D1317:.G1317];[.D1317])=3;[.D1317];&quot;&quot;)">
            <text:p/>
          </table:table-cell>
          <table:table-cell table:formula="of:=IF(COUNTIF([.A1317:.D1317];[.A1317])=3;&quot;&quot;;[.A1317])" office:value-type="float" office:value="892" calcext:value-type="float">
            <text:p>892</text:p>
          </table:table-cell>
          <table:table-cell table:formula="of:=IF(COUNTIF([.B1317:.E1317];[.B1317])=3;&quot;&quot;;[.B1317])" office:value-type="float" office:value="850" calcext:value-type="float">
            <text:p>850</text:p>
          </table:table-cell>
          <table:table-cell table:formula="of:=IF(COUNTIF([.C1317:.F1317];[.C1317])=3;&quot;&quot;;[.C1317])" office:value-type="float" office:value="571" calcext:value-type="float">
            <text:p>571</text:p>
          </table:table-cell>
          <table:table-cell table:formula="of:=IF(COUNTIF([.D1317:.G1317];[.D1317])=3;&quot;&quot;;[.D1317])" office:value-type="float" office:value="30" calcext:value-type="float">
            <text:p>30</text:p>
          </table:table-cell>
          <table:table-cell table:style-name="ce5" table:formula="of:=IFERROR( IF( AND( COUNT([.E1317:.H1317])=3; MOD( AVERAGE([.E1317:.H1317]); 2)=1; MOD( AVERAGE([.I1317:.L131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office:value-type="float" office:value="545" calcext:value-type="float">
            <text:p>545</text:p>
          </table:table-cell>
          <table:table-cell office:value-type="float" office:value="631" calcext:value-type="float">
            <text:p>631</text:p>
          </table:table-cell>
          <table:table-cell office:value-type="float" office:value="533" calcext:value-type="float">
            <text:p>533</text:p>
          </table:table-cell>
          <table:table-cell table:formula="of:=IF(COUNTIF([.A1318:.D1318];[.A1318])=3;[.A1318];&quot;&quot;)">
            <text:p/>
          </table:table-cell>
          <table:table-cell table:formula="of:=IF(COUNTIF([.B1318:.E1318];[.B1318])=3;[.B1318];&quot;&quot;)">
            <text:p/>
          </table:table-cell>
          <table:table-cell table:formula="of:=IF(COUNTIF([.C1318:.F1318];[.C1318])=3;[.C1318];&quot;&quot;)">
            <text:p/>
          </table:table-cell>
          <table:table-cell table:formula="of:=IF(COUNTIF([.D1318:.G1318];[.D1318])=3;[.D1318];&quot;&quot;)">
            <text:p/>
          </table:table-cell>
          <table:table-cell table:formula="of:=IF(COUNTIF([.A1318:.D1318];[.A1318])=3;&quot;&quot;;[.A1318])" office:value-type="float" office:value="272" calcext:value-type="float">
            <text:p>272</text:p>
          </table:table-cell>
          <table:table-cell table:formula="of:=IF(COUNTIF([.B1318:.E1318];[.B1318])=3;&quot;&quot;;[.B1318])" office:value-type="float" office:value="545" calcext:value-type="float">
            <text:p>545</text:p>
          </table:table-cell>
          <table:table-cell table:formula="of:=IF(COUNTIF([.C1318:.F1318];[.C1318])=3;&quot;&quot;;[.C1318])" office:value-type="float" office:value="631" calcext:value-type="float">
            <text:p>631</text:p>
          </table:table-cell>
          <table:table-cell table:formula="of:=IF(COUNTIF([.D1318:.G1318];[.D1318])=3;&quot;&quot;;[.D1318])" office:value-type="float" office:value="533" calcext:value-type="float">
            <text:p>533</text:p>
          </table:table-cell>
          <table:table-cell table:style-name="ce5" table:formula="of:=IFERROR( IF( AND( COUNT([.E1318:.H1318])=3; MOD( AVERAGE([.E1318:.H1318]); 2)=1; MOD( AVERAGE([.I1318:.L131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560" calcext:value-type="float">
            <text:p>560</text:p>
          </table:table-cell>
          <table:table-cell table:formula="of:=IF(COUNTIF([.A1319:.D1319];[.A1319])=3;[.A1319];&quot;&quot;)">
            <text:p/>
          </table:table-cell>
          <table:table-cell table:formula="of:=IF(COUNTIF([.B1319:.E1319];[.B1319])=3;[.B1319];&quot;&quot;)">
            <text:p/>
          </table:table-cell>
          <table:table-cell table:formula="of:=IF(COUNTIF([.C1319:.F1319];[.C1319])=3;[.C1319];&quot;&quot;)">
            <text:p/>
          </table:table-cell>
          <table:table-cell table:formula="of:=IF(COUNTIF([.D1319:.G1319];[.D1319])=3;[.D1319];&quot;&quot;)">
            <text:p/>
          </table:table-cell>
          <table:table-cell table:formula="of:=IF(COUNTIF([.A1319:.D1319];[.A1319])=3;&quot;&quot;;[.A1319])" office:value-type="float" office:value="130" calcext:value-type="float">
            <text:p>130</text:p>
          </table:table-cell>
          <table:table-cell table:formula="of:=IF(COUNTIF([.B1319:.E1319];[.B1319])=3;&quot;&quot;;[.B1319])" office:value-type="float" office:value="534" calcext:value-type="float">
            <text:p>534</text:p>
          </table:table-cell>
          <table:table-cell table:formula="of:=IF(COUNTIF([.C1319:.F1319];[.C1319])=3;&quot;&quot;;[.C1319])" office:value-type="float" office:value="560" calcext:value-type="float">
            <text:p>560</text:p>
          </table:table-cell>
          <table:table-cell table:formula="of:=IF(COUNTIF([.D1319:.G1319];[.D1319])=3;&quot;&quot;;[.D1319])" office:value-type="float" office:value="560" calcext:value-type="float">
            <text:p>560</text:p>
          </table:table-cell>
          <table:table-cell table:style-name="ce5" table:formula="of:=IFERROR( IF( AND( COUNT([.E1319:.H1319])=3; MOD( AVERAGE([.E1319:.H1319]); 2)=1; MOD( AVERAGE([.I1319:.L131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64" calcext:value-type="float">
            <text:p>964</text:p>
          </table:table-cell>
          <table:table-cell office:value-type="float" office:value="964" calcext:value-type="float">
            <text:p>964</text:p>
          </table:table-cell>
          <table:table-cell office:value-type="float" office:value="691" calcext:value-type="float">
            <text:p>691</text:p>
          </table:table-cell>
          <table:table-cell office:value-type="float" office:value="553" calcext:value-type="float">
            <text:p>553</text:p>
          </table:table-cell>
          <table:table-cell table:formula="of:=IF(COUNTIF([.A1320:.D1320];[.A1320])=3;[.A1320];&quot;&quot;)">
            <text:p/>
          </table:table-cell>
          <table:table-cell table:formula="of:=IF(COUNTIF([.B1320:.E1320];[.B1320])=3;[.B1320];&quot;&quot;)">
            <text:p/>
          </table:table-cell>
          <table:table-cell table:formula="of:=IF(COUNTIF([.C1320:.F1320];[.C1320])=3;[.C1320];&quot;&quot;)">
            <text:p/>
          </table:table-cell>
          <table:table-cell table:formula="of:=IF(COUNTIF([.D1320:.G1320];[.D1320])=3;[.D1320];&quot;&quot;)">
            <text:p/>
          </table:table-cell>
          <table:table-cell table:formula="of:=IF(COUNTIF([.A1320:.D1320];[.A1320])=3;&quot;&quot;;[.A1320])" office:value-type="float" office:value="964" calcext:value-type="float">
            <text:p>964</text:p>
          </table:table-cell>
          <table:table-cell table:formula="of:=IF(COUNTIF([.B1320:.E1320];[.B1320])=3;&quot;&quot;;[.B1320])" office:value-type="float" office:value="964" calcext:value-type="float">
            <text:p>964</text:p>
          </table:table-cell>
          <table:table-cell table:formula="of:=IF(COUNTIF([.C1320:.F1320];[.C1320])=3;&quot;&quot;;[.C1320])" office:value-type="float" office:value="691" calcext:value-type="float">
            <text:p>691</text:p>
          </table:table-cell>
          <table:table-cell table:formula="of:=IF(COUNTIF([.D1320:.G1320];[.D1320])=3;&quot;&quot;;[.D1320])" office:value-type="float" office:value="553" calcext:value-type="float">
            <text:p>553</text:p>
          </table:table-cell>
          <table:table-cell table:style-name="ce5" table:formula="of:=IFERROR( IF( AND( COUNT([.E1320:.H1320])=3; MOD( AVERAGE([.E1320:.H1320]); 2)=1; MOD( AVERAGE([.I1320:.L132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2" calcext:value-type="float">
            <text:p>42</text:p>
          </table:table-cell>
          <table:table-cell office:value-type="float" office:value="351" calcext:value-type="float">
            <text:p>351</text:p>
          </table:table-cell>
          <table:table-cell office:value-type="float" office:value="799" calcext:value-type="float">
            <text:p>799</text:p>
          </table:table-cell>
          <table:table-cell table:formula="of:=IF(COUNTIF([.A1321:.D1321];[.A1321])=3;[.A1321];&quot;&quot;)">
            <text:p/>
          </table:table-cell>
          <table:table-cell table:formula="of:=IF(COUNTIF([.B1321:.E1321];[.B1321])=3;[.B1321];&quot;&quot;)">
            <text:p/>
          </table:table-cell>
          <table:table-cell table:formula="of:=IF(COUNTIF([.C1321:.F1321];[.C1321])=3;[.C1321];&quot;&quot;)">
            <text:p/>
          </table:table-cell>
          <table:table-cell table:formula="of:=IF(COUNTIF([.D1321:.G1321];[.D1321])=3;[.D1321];&quot;&quot;)">
            <text:p/>
          </table:table-cell>
          <table:table-cell table:formula="of:=IF(COUNTIF([.A1321:.D1321];[.A1321])=3;&quot;&quot;;[.A1321])" office:value-type="float" office:value="328" calcext:value-type="float">
            <text:p>328</text:p>
          </table:table-cell>
          <table:table-cell table:formula="of:=IF(COUNTIF([.B1321:.E1321];[.B1321])=3;&quot;&quot;;[.B1321])" office:value-type="float" office:value="42" calcext:value-type="float">
            <text:p>42</text:p>
          </table:table-cell>
          <table:table-cell table:formula="of:=IF(COUNTIF([.C1321:.F1321];[.C1321])=3;&quot;&quot;;[.C1321])" office:value-type="float" office:value="351" calcext:value-type="float">
            <text:p>351</text:p>
          </table:table-cell>
          <table:table-cell table:formula="of:=IF(COUNTIF([.D1321:.G1321];[.D1321])=3;&quot;&quot;;[.D1321])" office:value-type="float" office:value="799" calcext:value-type="float">
            <text:p>799</text:p>
          </table:table-cell>
          <table:table-cell table:style-name="ce5" table:formula="of:=IFERROR( IF( AND( COUNT([.E1321:.H1321])=3; MOD( AVERAGE([.E1321:.H1321]); 2)=1; MOD( AVERAGE([.I1321:.L132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22" calcext:value-type="float">
            <text:p>922</text:p>
          </table:table-cell>
          <table:table-cell office:value-type="float" office:value="356" calcext:value-type="float">
            <text:p>356</text:p>
          </table:table-cell>
          <table:table-cell office:value-type="float" office:value="44" calcext:value-type="float">
            <text:p>44</text:p>
          </table:table-cell>
          <table:table-cell table:formula="of:=IF(COUNTIF([.A1322:.D1322];[.A1322])=3;[.A1322];&quot;&quot;)">
            <text:p/>
          </table:table-cell>
          <table:table-cell table:formula="of:=IF(COUNTIF([.B1322:.E1322];[.B1322])=3;[.B1322];&quot;&quot;)">
            <text:p/>
          </table:table-cell>
          <table:table-cell table:formula="of:=IF(COUNTIF([.C1322:.F1322];[.C1322])=3;[.C1322];&quot;&quot;)">
            <text:p/>
          </table:table-cell>
          <table:table-cell table:formula="of:=IF(COUNTIF([.D1322:.G1322];[.D1322])=3;[.D1322];&quot;&quot;)">
            <text:p/>
          </table:table-cell>
          <table:table-cell table:formula="of:=IF(COUNTIF([.A1322:.D1322];[.A1322])=3;&quot;&quot;;[.A1322])" office:value-type="float" office:value="547" calcext:value-type="float">
            <text:p>547</text:p>
          </table:table-cell>
          <table:table-cell table:formula="of:=IF(COUNTIF([.B1322:.E1322];[.B1322])=3;&quot;&quot;;[.B1322])" office:value-type="float" office:value="922" calcext:value-type="float">
            <text:p>922</text:p>
          </table:table-cell>
          <table:table-cell table:formula="of:=IF(COUNTIF([.C1322:.F1322];[.C1322])=3;&quot;&quot;;[.C1322])" office:value-type="float" office:value="356" calcext:value-type="float">
            <text:p>356</text:p>
          </table:table-cell>
          <table:table-cell table:formula="of:=IF(COUNTIF([.D1322:.G1322];[.D1322])=3;&quot;&quot;;[.D1322])" office:value-type="float" office:value="44" calcext:value-type="float">
            <text:p>44</text:p>
          </table:table-cell>
          <table:table-cell table:style-name="ce5" table:formula="of:=IFERROR( IF( AND( COUNT([.E1322:.H1322])=3; MOD( AVERAGE([.E1322:.H1322]); 2)=1; MOD( AVERAGE([.I1322:.L132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22" calcext:value-type="float">
            <text:p>722</text:p>
          </table:table-cell>
          <table:table-cell office:value-type="float" office:value="24" calcext:value-type="float">
            <text:p>24</text:p>
          </table:table-cell>
          <table:table-cell office:value-type="float" office:value="659" calcext:value-type="float">
            <text:p>659</text:p>
          </table:table-cell>
          <table:table-cell table:formula="of:=IF(COUNTIF([.A1323:.D1323];[.A1323])=3;[.A1323];&quot;&quot;)">
            <text:p/>
          </table:table-cell>
          <table:table-cell table:formula="of:=IF(COUNTIF([.B1323:.E1323];[.B1323])=3;[.B1323];&quot;&quot;)">
            <text:p/>
          </table:table-cell>
          <table:table-cell table:formula="of:=IF(COUNTIF([.C1323:.F1323];[.C1323])=3;[.C1323];&quot;&quot;)">
            <text:p/>
          </table:table-cell>
          <table:table-cell table:formula="of:=IF(COUNTIF([.D1323:.G1323];[.D1323])=3;[.D1323];&quot;&quot;)">
            <text:p/>
          </table:table-cell>
          <table:table-cell table:formula="of:=IF(COUNTIF([.A1323:.D1323];[.A1323])=3;&quot;&quot;;[.A1323])" office:value-type="float" office:value="844" calcext:value-type="float">
            <text:p>844</text:p>
          </table:table-cell>
          <table:table-cell table:formula="of:=IF(COUNTIF([.B1323:.E1323];[.B1323])=3;&quot;&quot;;[.B1323])" office:value-type="float" office:value="722" calcext:value-type="float">
            <text:p>722</text:p>
          </table:table-cell>
          <table:table-cell table:formula="of:=IF(COUNTIF([.C1323:.F1323];[.C1323])=3;&quot;&quot;;[.C1323])" office:value-type="float" office:value="24" calcext:value-type="float">
            <text:p>24</text:p>
          </table:table-cell>
          <table:table-cell table:formula="of:=IF(COUNTIF([.D1323:.G1323];[.D1323])=3;&quot;&quot;;[.D1323])" office:value-type="float" office:value="659" calcext:value-type="float">
            <text:p>659</text:p>
          </table:table-cell>
          <table:table-cell table:style-name="ce5" table:formula="of:=IFERROR( IF( AND( COUNT([.E1323:.H1323])=3; MOD( AVERAGE([.E1323:.H1323]); 2)=1; MOD( AVERAGE([.I1323:.L132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7" calcext:value-type="float">
            <text:p>87</text:p>
          </table:table-cell>
          <table:table-cell office:value-type="float" office:value="556" calcext:value-type="float">
            <text:p>556</text:p>
          </table:table-cell>
          <table:table-cell office:value-type="float" office:value="364" calcext:value-type="float">
            <text:p>364</text:p>
          </table:table-cell>
          <table:table-cell table:formula="of:=IF(COUNTIF([.A1324:.D1324];[.A1324])=3;[.A1324];&quot;&quot;)">
            <text:p/>
          </table:table-cell>
          <table:table-cell table:formula="of:=IF(COUNTIF([.B1324:.E1324];[.B1324])=3;[.B1324];&quot;&quot;)">
            <text:p/>
          </table:table-cell>
          <table:table-cell table:formula="of:=IF(COUNTIF([.C1324:.F1324];[.C1324])=3;[.C1324];&quot;&quot;)">
            <text:p/>
          </table:table-cell>
          <table:table-cell table:formula="of:=IF(COUNTIF([.D1324:.G1324];[.D1324])=3;[.D1324];&quot;&quot;)">
            <text:p/>
          </table:table-cell>
          <table:table-cell table:formula="of:=IF(COUNTIF([.A1324:.D1324];[.A1324])=3;&quot;&quot;;[.A1324])" office:value-type="float" office:value="620" calcext:value-type="float">
            <text:p>620</text:p>
          </table:table-cell>
          <table:table-cell table:formula="of:=IF(COUNTIF([.B1324:.E1324];[.B1324])=3;&quot;&quot;;[.B1324])" office:value-type="float" office:value="87" calcext:value-type="float">
            <text:p>87</text:p>
          </table:table-cell>
          <table:table-cell table:formula="of:=IF(COUNTIF([.C1324:.F1324];[.C1324])=3;&quot;&quot;;[.C1324])" office:value-type="float" office:value="556" calcext:value-type="float">
            <text:p>556</text:p>
          </table:table-cell>
          <table:table-cell table:formula="of:=IF(COUNTIF([.D1324:.G1324];[.D1324])=3;&quot;&quot;;[.D1324])" office:value-type="float" office:value="364" calcext:value-type="float">
            <text:p>364</text:p>
          </table:table-cell>
          <table:table-cell table:style-name="ce5" table:formula="of:=IFERROR( IF( AND( COUNT([.E1324:.H1324])=3; MOD( AVERAGE([.E1324:.H1324]); 2)=1; MOD( AVERAGE([.I1324:.L132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899" calcext:value-type="float">
            <text:p>899</text:p>
          </table:table-cell>
          <table:table-cell office:value-type="float" office:value="255" calcext:value-type="float">
            <text:p>255</text:p>
          </table:table-cell>
          <table:table-cell office:value-type="float" office:value="593" calcext:value-type="float">
            <text:p>593</text:p>
          </table:table-cell>
          <table:table-cell table:formula="of:=IF(COUNTIF([.A1325:.D1325];[.A1325])=3;[.A1325];&quot;&quot;)">
            <text:p/>
          </table:table-cell>
          <table:table-cell table:formula="of:=IF(COUNTIF([.B1325:.E1325];[.B1325])=3;[.B1325];&quot;&quot;)">
            <text:p/>
          </table:table-cell>
          <table:table-cell table:formula="of:=IF(COUNTIF([.C1325:.F1325];[.C1325])=3;[.C1325];&quot;&quot;)">
            <text:p/>
          </table:table-cell>
          <table:table-cell table:formula="of:=IF(COUNTIF([.D1325:.G1325];[.D1325])=3;[.D1325];&quot;&quot;)">
            <text:p/>
          </table:table-cell>
          <table:table-cell table:formula="of:=IF(COUNTIF([.A1325:.D1325];[.A1325])=3;&quot;&quot;;[.A1325])" office:value-type="float" office:value="6" calcext:value-type="float">
            <text:p>6</text:p>
          </table:table-cell>
          <table:table-cell table:formula="of:=IF(COUNTIF([.B1325:.E1325];[.B1325])=3;&quot;&quot;;[.B1325])" office:value-type="float" office:value="899" calcext:value-type="float">
            <text:p>899</text:p>
          </table:table-cell>
          <table:table-cell table:formula="of:=IF(COUNTIF([.C1325:.F1325];[.C1325])=3;&quot;&quot;;[.C1325])" office:value-type="float" office:value="255" calcext:value-type="float">
            <text:p>255</text:p>
          </table:table-cell>
          <table:table-cell table:formula="of:=IF(COUNTIF([.D1325:.G1325];[.D1325])=3;&quot;&quot;;[.D1325])" office:value-type="float" office:value="593" calcext:value-type="float">
            <text:p>593</text:p>
          </table:table-cell>
          <table:table-cell table:style-name="ce5" table:formula="of:=IFERROR( IF( AND( COUNT([.E1325:.H1325])=3; MOD( AVERAGE([.E1325:.H1325]); 2)=1; MOD( AVERAGE([.I1325:.L132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office:value-type="float" office:value="621" calcext:value-type="float">
            <text:p>621</text:p>
          </table:table-cell>
          <table:table-cell office:value-type="float" office:value="118" calcext:value-type="float">
            <text:p>118</text:p>
          </table:table-cell>
          <table:table-cell office:value-type="float" office:value="621" calcext:value-type="float">
            <text:p>621</text:p>
          </table:table-cell>
          <table:table-cell table:formula="of:=IF(COUNTIF([.A1326:.D1326];[.A1326])=3;[.A1326];&quot;&quot;)">
            <text:p/>
          </table:table-cell>
          <table:table-cell table:formula="of:=IF(COUNTIF([.B1326:.E1326];[.B1326])=3;[.B1326];&quot;&quot;)">
            <text:p/>
          </table:table-cell>
          <table:table-cell table:formula="of:=IF(COUNTIF([.C1326:.F1326];[.C1326])=3;[.C1326];&quot;&quot;)">
            <text:p/>
          </table:table-cell>
          <table:table-cell table:formula="of:=IF(COUNTIF([.D1326:.G1326];[.D1326])=3;[.D1326];&quot;&quot;)">
            <text:p/>
          </table:table-cell>
          <table:table-cell table:formula="of:=IF(COUNTIF([.A1326:.D1326];[.A1326])=3;&quot;&quot;;[.A1326])" office:value-type="float" office:value="118" calcext:value-type="float">
            <text:p>118</text:p>
          </table:table-cell>
          <table:table-cell table:formula="of:=IF(COUNTIF([.B1326:.E1326];[.B1326])=3;&quot;&quot;;[.B1326])" office:value-type="float" office:value="621" calcext:value-type="float">
            <text:p>621</text:p>
          </table:table-cell>
          <table:table-cell table:formula="of:=IF(COUNTIF([.C1326:.F1326];[.C1326])=3;&quot;&quot;;[.C1326])" office:value-type="float" office:value="118" calcext:value-type="float">
            <text:p>118</text:p>
          </table:table-cell>
          <table:table-cell table:formula="of:=IF(COUNTIF([.D1326:.G1326];[.D1326])=3;&quot;&quot;;[.D1326])" office:value-type="float" office:value="621" calcext:value-type="float">
            <text:p>621</text:p>
          </table:table-cell>
          <table:table-cell table:style-name="ce5" table:formula="of:=IFERROR( IF( AND( COUNT([.E1326:.H1326])=3; MOD( AVERAGE([.E1326:.H1326]); 2)=1; MOD( AVERAGE([.I1326:.L132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764" calcext:value-type="float">
            <text:p>764</text:p>
          </table:table-cell>
          <table:table-cell table:formula="of:=IF(COUNTIF([.A1327:.D1327];[.A1327])=3;[.A1327];&quot;&quot;)">
            <text:p/>
          </table:table-cell>
          <table:table-cell table:formula="of:=IF(COUNTIF([.B1327:.E1327];[.B1327])=3;[.B1327];&quot;&quot;)">
            <text:p/>
          </table:table-cell>
          <table:table-cell table:formula="of:=IF(COUNTIF([.C1327:.F1327];[.C1327])=3;[.C1327];&quot;&quot;)">
            <text:p/>
          </table:table-cell>
          <table:table-cell table:formula="of:=IF(COUNTIF([.D1327:.G1327];[.D1327])=3;[.D1327];&quot;&quot;)">
            <text:p/>
          </table:table-cell>
          <table:table-cell table:formula="of:=IF(COUNTIF([.A1327:.D1327];[.A1327])=3;&quot;&quot;;[.A1327])" office:value-type="float" office:value="200" calcext:value-type="float">
            <text:p>200</text:p>
          </table:table-cell>
          <table:table-cell table:formula="of:=IF(COUNTIF([.B1327:.E1327];[.B1327])=3;&quot;&quot;;[.B1327])" office:value-type="float" office:value="886" calcext:value-type="float">
            <text:p>886</text:p>
          </table:table-cell>
          <table:table-cell table:formula="of:=IF(COUNTIF([.C1327:.F1327];[.C1327])=3;&quot;&quot;;[.C1327])" office:value-type="float" office:value="764" calcext:value-type="float">
            <text:p>764</text:p>
          </table:table-cell>
          <table:table-cell table:formula="of:=IF(COUNTIF([.D1327:.G1327];[.D1327])=3;&quot;&quot;;[.D1327])" office:value-type="float" office:value="764" calcext:value-type="float">
            <text:p>764</text:p>
          </table:table-cell>
          <table:table-cell table:style-name="ce5" table:formula="of:=IFERROR( IF( AND( COUNT([.E1327:.H1327])=3; MOD( AVERAGE([.E1327:.H1327]); 2)=1; MOD( AVERAGE([.I1327:.L132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2" calcext:value-type="float">
            <text:p>392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table:formula="of:=IF(COUNTIF([.A1328:.D1328];[.A1328])=3;[.A1328];&quot;&quot;)">
            <text:p/>
          </table:table-cell>
          <table:table-cell table:formula="of:=IF(COUNTIF([.B1328:.E1328];[.B1328])=3;[.B1328];&quot;&quot;)">
            <text:p/>
          </table:table-cell>
          <table:table-cell table:formula="of:=IF(COUNTIF([.C1328:.F1328];[.C1328])=3;[.C1328];&quot;&quot;)">
            <text:p/>
          </table:table-cell>
          <table:table-cell table:formula="of:=IF(COUNTIF([.D1328:.G1328];[.D1328])=3;[.D1328];&quot;&quot;)">
            <text:p/>
          </table:table-cell>
          <table:table-cell table:formula="of:=IF(COUNTIF([.A1328:.D1328];[.A1328])=3;&quot;&quot;;[.A1328])" office:value-type="float" office:value="74" calcext:value-type="float">
            <text:p>74</text:p>
          </table:table-cell>
          <table:table-cell table:formula="of:=IF(COUNTIF([.B1328:.E1328];[.B1328])=3;&quot;&quot;;[.B1328])" office:value-type="float" office:value="392" calcext:value-type="float">
            <text:p>392</text:p>
          </table:table-cell>
          <table:table-cell table:formula="of:=IF(COUNTIF([.C1328:.F1328];[.C1328])=3;&quot;&quot;;[.C1328])" office:value-type="float" office:value="18" calcext:value-type="float">
            <text:p>18</text:p>
          </table:table-cell>
          <table:table-cell table:formula="of:=IF(COUNTIF([.D1328:.G1328];[.D1328])=3;&quot;&quot;;[.D1328])" office:value-type="float" office:value="74" calcext:value-type="float">
            <text:p>74</text:p>
          </table:table-cell>
          <table:table-cell table:style-name="ce5" table:formula="of:=IFERROR( IF( AND( COUNT([.E1328:.H1328])=3; MOD( AVERAGE([.E1328:.H1328]); 2)=1; MOD( AVERAGE([.I1328:.L132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46" calcext:value-type="float">
            <text:p>346</text:p>
          </table:table-cell>
          <table:table-cell office:value-type="float" office:value="27" calcext:value-type="float">
            <text:p>27</text:p>
          </table:table-cell>
          <table:table-cell office:value-type="float" office:value="932" calcext:value-type="float">
            <text:p>932</text:p>
          </table:table-cell>
          <table:table-cell table:formula="of:=IF(COUNTIF([.A1329:.D1329];[.A1329])=3;[.A1329];&quot;&quot;)">
            <text:p/>
          </table:table-cell>
          <table:table-cell table:formula="of:=IF(COUNTIF([.B1329:.E1329];[.B1329])=3;[.B1329];&quot;&quot;)">
            <text:p/>
          </table:table-cell>
          <table:table-cell table:formula="of:=IF(COUNTIF([.C1329:.F1329];[.C1329])=3;[.C1329];&quot;&quot;)">
            <text:p/>
          </table:table-cell>
          <table:table-cell table:formula="of:=IF(COUNTIF([.D1329:.G1329];[.D1329])=3;[.D1329];&quot;&quot;)">
            <text:p/>
          </table:table-cell>
          <table:table-cell table:formula="of:=IF(COUNTIF([.A1329:.D1329];[.A1329])=3;&quot;&quot;;[.A1329])" office:value-type="float" office:value="666" calcext:value-type="float">
            <text:p>666</text:p>
          </table:table-cell>
          <table:table-cell table:formula="of:=IF(COUNTIF([.B1329:.E1329];[.B1329])=3;&quot;&quot;;[.B1329])" office:value-type="float" office:value="346" calcext:value-type="float">
            <text:p>346</text:p>
          </table:table-cell>
          <table:table-cell table:formula="of:=IF(COUNTIF([.C1329:.F1329];[.C1329])=3;&quot;&quot;;[.C1329])" office:value-type="float" office:value="27" calcext:value-type="float">
            <text:p>27</text:p>
          </table:table-cell>
          <table:table-cell table:formula="of:=IF(COUNTIF([.D1329:.G1329];[.D1329])=3;&quot;&quot;;[.D1329])" office:value-type="float" office:value="932" calcext:value-type="float">
            <text:p>932</text:p>
          </table:table-cell>
          <table:table-cell table:style-name="ce5" table:formula="of:=IFERROR( IF( AND( COUNT([.E1329:.H1329])=3; MOD( AVERAGE([.E1329:.H1329]); 2)=1; MOD( AVERAGE([.I1329:.L132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office:value-type="float" office:value="975" calcext:value-type="float">
            <text:p>975</text:p>
          </table:table-cell>
          <table:table-cell office:value-type="float" office:value="791" calcext:value-type="float">
            <text:p>791</text:p>
          </table:table-cell>
          <table:table-cell office:value-type="float" office:value="337" calcext:value-type="float">
            <text:p>337</text:p>
          </table:table-cell>
          <table:table-cell table:formula="of:=IF(COUNTIF([.A1330:.D1330];[.A1330])=3;[.A1330];&quot;&quot;)">
            <text:p/>
          </table:table-cell>
          <table:table-cell table:formula="of:=IF(COUNTIF([.B1330:.E1330];[.B1330])=3;[.B1330];&quot;&quot;)">
            <text:p/>
          </table:table-cell>
          <table:table-cell table:formula="of:=IF(COUNTIF([.C1330:.F1330];[.C1330])=3;[.C1330];&quot;&quot;)">
            <text:p/>
          </table:table-cell>
          <table:table-cell table:formula="of:=IF(COUNTIF([.D1330:.G1330];[.D1330])=3;[.D1330];&quot;&quot;)">
            <text:p/>
          </table:table-cell>
          <table:table-cell table:formula="of:=IF(COUNTIF([.A1330:.D1330];[.A1330])=3;&quot;&quot;;[.A1330])" office:value-type="float" office:value="297" calcext:value-type="float">
            <text:p>297</text:p>
          </table:table-cell>
          <table:table-cell table:formula="of:=IF(COUNTIF([.B1330:.E1330];[.B1330])=3;&quot;&quot;;[.B1330])" office:value-type="float" office:value="975" calcext:value-type="float">
            <text:p>975</text:p>
          </table:table-cell>
          <table:table-cell table:formula="of:=IF(COUNTIF([.C1330:.F1330];[.C1330])=3;&quot;&quot;;[.C1330])" office:value-type="float" office:value="791" calcext:value-type="float">
            <text:p>791</text:p>
          </table:table-cell>
          <table:table-cell table:formula="of:=IF(COUNTIF([.D1330:.G1330];[.D1330])=3;&quot;&quot;;[.D1330])" office:value-type="float" office:value="337" calcext:value-type="float">
            <text:p>337</text:p>
          </table:table-cell>
          <table:table-cell table:style-name="ce5" table:formula="of:=IFERROR( IF( AND( COUNT([.E1330:.H1330])=3; MOD( AVERAGE([.E1330:.H1330]); 2)=1; MOD( AVERAGE([.I1330:.L133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530" calcext:value-type="float">
            <text:p>530</text:p>
          </table:table-cell>
          <table:table-cell table:formula="of:=IF(COUNTIF([.A1331:.D1331];[.A1331])=3;[.A1331];&quot;&quot;)">
            <text:p/>
          </table:table-cell>
          <table:table-cell table:formula="of:=IF(COUNTIF([.B1331:.E1331];[.B1331])=3;[.B1331];&quot;&quot;)">
            <text:p/>
          </table:table-cell>
          <table:table-cell table:formula="of:=IF(COUNTIF([.C1331:.F1331];[.C1331])=3;[.C1331];&quot;&quot;)">
            <text:p/>
          </table:table-cell>
          <table:table-cell table:formula="of:=IF(COUNTIF([.D1331:.G1331];[.D1331])=3;[.D1331];&quot;&quot;)">
            <text:p/>
          </table:table-cell>
          <table:table-cell table:formula="of:=IF(COUNTIF([.A1331:.D1331];[.A1331])=3;&quot;&quot;;[.A1331])" office:value-type="float" office:value="530" calcext:value-type="float">
            <text:p>530</text:p>
          </table:table-cell>
          <table:table-cell table:formula="of:=IF(COUNTIF([.B1331:.E1331];[.B1331])=3;&quot;&quot;;[.B1331])" office:value-type="float" office:value="281" calcext:value-type="float">
            <text:p>281</text:p>
          </table:table-cell>
          <table:table-cell table:formula="of:=IF(COUNTIF([.C1331:.F1331];[.C1331])=3;&quot;&quot;;[.C1331])" office:value-type="float" office:value="281" calcext:value-type="float">
            <text:p>281</text:p>
          </table:table-cell>
          <table:table-cell table:formula="of:=IF(COUNTIF([.D1331:.G1331];[.D1331])=3;&quot;&quot;;[.D1331])" office:value-type="float" office:value="530" calcext:value-type="float">
            <text:p>530</text:p>
          </table:table-cell>
          <table:table-cell table:style-name="ce5" table:formula="of:=IFERROR( IF( AND( COUNT([.E1331:.H1331])=3; MOD( AVERAGE([.E1331:.H1331]); 2)=1; MOD( AVERAGE([.I1331:.L133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office:value-type="float" office:value="469" calcext:value-type="float">
            <text:p>469</text:p>
          </table:table-cell>
          <table:table-cell office:value-type="float" office:value="380" calcext:value-type="float">
            <text:p>380</text:p>
          </table:table-cell>
          <table:table-cell office:value-type="float" office:value="811" calcext:value-type="float">
            <text:p>811</text:p>
          </table:table-cell>
          <table:table-cell table:formula="of:=IF(COUNTIF([.A1332:.D1332];[.A1332])=3;[.A1332];&quot;&quot;)">
            <text:p/>
          </table:table-cell>
          <table:table-cell table:formula="of:=IF(COUNTIF([.B1332:.E1332];[.B1332])=3;[.B1332];&quot;&quot;)">
            <text:p/>
          </table:table-cell>
          <table:table-cell table:formula="of:=IF(COUNTIF([.C1332:.F1332];[.C1332])=3;[.C1332];&quot;&quot;)">
            <text:p/>
          </table:table-cell>
          <table:table-cell table:formula="of:=IF(COUNTIF([.D1332:.G1332];[.D1332])=3;[.D1332];&quot;&quot;)">
            <text:p/>
          </table:table-cell>
          <table:table-cell table:formula="of:=IF(COUNTIF([.A1332:.D1332];[.A1332])=3;&quot;&quot;;[.A1332])" office:value-type="float" office:value="215" calcext:value-type="float">
            <text:p>215</text:p>
          </table:table-cell>
          <table:table-cell table:formula="of:=IF(COUNTIF([.B1332:.E1332];[.B1332])=3;&quot;&quot;;[.B1332])" office:value-type="float" office:value="469" calcext:value-type="float">
            <text:p>469</text:p>
          </table:table-cell>
          <table:table-cell table:formula="of:=IF(COUNTIF([.C1332:.F1332];[.C1332])=3;&quot;&quot;;[.C1332])" office:value-type="float" office:value="380" calcext:value-type="float">
            <text:p>380</text:p>
          </table:table-cell>
          <table:table-cell table:formula="of:=IF(COUNTIF([.D1332:.G1332];[.D1332])=3;&quot;&quot;;[.D1332])" office:value-type="float" office:value="811" calcext:value-type="float">
            <text:p>811</text:p>
          </table:table-cell>
          <table:table-cell table:style-name="ce5" table:formula="of:=IFERROR( IF( AND( COUNT([.E1332:.H1332])=3; MOD( AVERAGE([.E1332:.H1332]); 2)=1; MOD( AVERAGE([.I1332:.L133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office:value-type="float" office:value="893" calcext:value-type="float">
            <text:p>893</text:p>
          </table:table-cell>
          <table:table-cell office:value-type="float" office:value="215" calcext:value-type="float">
            <text:p>215</text:p>
          </table:table-cell>
          <table:table-cell office:value-type="float" office:value="597" calcext:value-type="float">
            <text:p>597</text:p>
          </table:table-cell>
          <table:table-cell table:formula="of:=IF(COUNTIF([.A1333:.D1333];[.A1333])=3;[.A1333];&quot;&quot;)">
            <text:p/>
          </table:table-cell>
          <table:table-cell table:formula="of:=IF(COUNTIF([.B1333:.E1333];[.B1333])=3;[.B1333];&quot;&quot;)">
            <text:p/>
          </table:table-cell>
          <table:table-cell table:formula="of:=IF(COUNTIF([.C1333:.F1333];[.C1333])=3;[.C1333];&quot;&quot;)">
            <text:p/>
          </table:table-cell>
          <table:table-cell table:formula="of:=IF(COUNTIF([.D1333:.G1333];[.D1333])=3;[.D1333];&quot;&quot;)">
            <text:p/>
          </table:table-cell>
          <table:table-cell table:formula="of:=IF(COUNTIF([.A1333:.D1333];[.A1333])=3;&quot;&quot;;[.A1333])" office:value-type="float" office:value="376" calcext:value-type="float">
            <text:p>376</text:p>
          </table:table-cell>
          <table:table-cell table:formula="of:=IF(COUNTIF([.B1333:.E1333];[.B1333])=3;&quot;&quot;;[.B1333])" office:value-type="float" office:value="893" calcext:value-type="float">
            <text:p>893</text:p>
          </table:table-cell>
          <table:table-cell table:formula="of:=IF(COUNTIF([.C1333:.F1333];[.C1333])=3;&quot;&quot;;[.C1333])" office:value-type="float" office:value="215" calcext:value-type="float">
            <text:p>215</text:p>
          </table:table-cell>
          <table:table-cell table:formula="of:=IF(COUNTIF([.D1333:.G1333];[.D1333])=3;&quot;&quot;;[.D1333])" office:value-type="float" office:value="597" calcext:value-type="float">
            <text:p>597</text:p>
          </table:table-cell>
          <table:table-cell table:style-name="ce5" table:formula="of:=IFERROR( IF( AND( COUNT([.E1333:.H1333])=3; MOD( AVERAGE([.E1333:.H1333]); 2)=1; MOD( AVERAGE([.I1333:.L133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office:value-type="float" office:value="926" calcext:value-type="float">
            <text:p>926</text:p>
          </table:table-cell>
          <table:table-cell office:value-type="float" office:value="161" calcext:value-type="float">
            <text:p>161</text:p>
          </table:table-cell>
          <table:table-cell office:value-type="float" office:value="365" calcext:value-type="float">
            <text:p>365</text:p>
          </table:table-cell>
          <table:table-cell table:formula="of:=IF(COUNTIF([.A1334:.D1334];[.A1334])=3;[.A1334];&quot;&quot;)">
            <text:p/>
          </table:table-cell>
          <table:table-cell table:formula="of:=IF(COUNTIF([.B1334:.E1334];[.B1334])=3;[.B1334];&quot;&quot;)">
            <text:p/>
          </table:table-cell>
          <table:table-cell table:formula="of:=IF(COUNTIF([.C1334:.F1334];[.C1334])=3;[.C1334];&quot;&quot;)">
            <text:p/>
          </table:table-cell>
          <table:table-cell table:formula="of:=IF(COUNTIF([.D1334:.G1334];[.D1334])=3;[.D1334];&quot;&quot;)">
            <text:p/>
          </table:table-cell>
          <table:table-cell table:formula="of:=IF(COUNTIF([.A1334:.D1334];[.A1334])=3;&quot;&quot;;[.A1334])" office:value-type="float" office:value="613" calcext:value-type="float">
            <text:p>613</text:p>
          </table:table-cell>
          <table:table-cell table:formula="of:=IF(COUNTIF([.B1334:.E1334];[.B1334])=3;&quot;&quot;;[.B1334])" office:value-type="float" office:value="926" calcext:value-type="float">
            <text:p>926</text:p>
          </table:table-cell>
          <table:table-cell table:formula="of:=IF(COUNTIF([.C1334:.F1334];[.C1334])=3;&quot;&quot;;[.C1334])" office:value-type="float" office:value="161" calcext:value-type="float">
            <text:p>161</text:p>
          </table:table-cell>
          <table:table-cell table:formula="of:=IF(COUNTIF([.D1334:.G1334];[.D1334])=3;&quot;&quot;;[.D1334])" office:value-type="float" office:value="365" calcext:value-type="float">
            <text:p>365</text:p>
          </table:table-cell>
          <table:table-cell table:style-name="ce5" table:formula="of:=IFERROR( IF( AND( COUNT([.E1334:.H1334])=3; MOD( AVERAGE([.E1334:.H1334]); 2)=1; MOD( AVERAGE([.I1334:.L133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office:value-type="float" office:value="813" calcext:value-type="float">
            <text:p>813</text:p>
          </table:table-cell>
          <table:table-cell office:value-type="float" office:value="308" calcext:value-type="float">
            <text:p>308</text:p>
          </table:table-cell>
          <table:table-cell office:value-type="float" office:value="179" calcext:value-type="float">
            <text:p>179</text:p>
          </table:table-cell>
          <table:table-cell table:formula="of:=IF(COUNTIF([.A1335:.D1335];[.A1335])=3;[.A1335];&quot;&quot;)">
            <text:p/>
          </table:table-cell>
          <table:table-cell table:formula="of:=IF(COUNTIF([.B1335:.E1335];[.B1335])=3;[.B1335];&quot;&quot;)">
            <text:p/>
          </table:table-cell>
          <table:table-cell table:formula="of:=IF(COUNTIF([.C1335:.F1335];[.C1335])=3;[.C1335];&quot;&quot;)">
            <text:p/>
          </table:table-cell>
          <table:table-cell table:formula="of:=IF(COUNTIF([.D1335:.G1335];[.D1335])=3;[.D1335];&quot;&quot;)">
            <text:p/>
          </table:table-cell>
          <table:table-cell table:formula="of:=IF(COUNTIF([.A1335:.D1335];[.A1335])=3;&quot;&quot;;[.A1335])" office:value-type="float" office:value="509" calcext:value-type="float">
            <text:p>509</text:p>
          </table:table-cell>
          <table:table-cell table:formula="of:=IF(COUNTIF([.B1335:.E1335];[.B1335])=3;&quot;&quot;;[.B1335])" office:value-type="float" office:value="813" calcext:value-type="float">
            <text:p>813</text:p>
          </table:table-cell>
          <table:table-cell table:formula="of:=IF(COUNTIF([.C1335:.F1335];[.C1335])=3;&quot;&quot;;[.C1335])" office:value-type="float" office:value="308" calcext:value-type="float">
            <text:p>308</text:p>
          </table:table-cell>
          <table:table-cell table:formula="of:=IF(COUNTIF([.D1335:.G1335];[.D1335])=3;&quot;&quot;;[.D1335])" office:value-type="float" office:value="179" calcext:value-type="float">
            <text:p>179</text:p>
          </table:table-cell>
          <table:table-cell table:style-name="ce5" table:formula="of:=IFERROR( IF( AND( COUNT([.E1335:.H1335])=3; MOD( AVERAGE([.E1335:.H1335]); 2)=1; MOD( AVERAGE([.I1335:.L133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52" calcext:value-type="float">
            <text:p>52</text:p>
          </table:table-cell>
          <table:table-cell office:value-type="float" office:value="815" calcext:value-type="float">
            <text:p>815</text:p>
          </table:table-cell>
          <table:table-cell office:value-type="float" office:value="210" calcext:value-type="float">
            <text:p>210</text:p>
          </table:table-cell>
          <table:table-cell table:formula="of:=IF(COUNTIF([.A1336:.D1336];[.A1336])=3;[.A1336];&quot;&quot;)">
            <text:p/>
          </table:table-cell>
          <table:table-cell table:formula="of:=IF(COUNTIF([.B1336:.E1336];[.B1336])=3;[.B1336];&quot;&quot;)">
            <text:p/>
          </table:table-cell>
          <table:table-cell table:formula="of:=IF(COUNTIF([.C1336:.F1336];[.C1336])=3;[.C1336];&quot;&quot;)">
            <text:p/>
          </table:table-cell>
          <table:table-cell table:formula="of:=IF(COUNTIF([.D1336:.G1336];[.D1336])=3;[.D1336];&quot;&quot;)">
            <text:p/>
          </table:table-cell>
          <table:table-cell table:formula="of:=IF(COUNTIF([.A1336:.D1336];[.A1336])=3;&quot;&quot;;[.A1336])" office:value-type="float" office:value="821" calcext:value-type="float">
            <text:p>821</text:p>
          </table:table-cell>
          <table:table-cell table:formula="of:=IF(COUNTIF([.B1336:.E1336];[.B1336])=3;&quot;&quot;;[.B1336])" office:value-type="float" office:value="52" calcext:value-type="float">
            <text:p>52</text:p>
          </table:table-cell>
          <table:table-cell table:formula="of:=IF(COUNTIF([.C1336:.F1336];[.C1336])=3;&quot;&quot;;[.C1336])" office:value-type="float" office:value="815" calcext:value-type="float">
            <text:p>815</text:p>
          </table:table-cell>
          <table:table-cell table:formula="of:=IF(COUNTIF([.D1336:.G1336];[.D1336])=3;&quot;&quot;;[.D1336])" office:value-type="float" office:value="210" calcext:value-type="float">
            <text:p>210</text:p>
          </table:table-cell>
          <table:table-cell table:style-name="ce5" table:formula="of:=IFERROR( IF( AND( COUNT([.E1336:.H1336])=3; MOD( AVERAGE([.E1336:.H1336]); 2)=1; MOD( AVERAGE([.I1336:.L133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office:value-type="float" office:value="818" calcext:value-type="float">
            <text:p>818</text:p>
          </table:table-cell>
          <table:table-cell office:value-type="float" office:value="743" calcext:value-type="float">
            <text:p>743</text:p>
          </table:table-cell>
          <table:table-cell office:value-type="float" office:value="708" calcext:value-type="float">
            <text:p>708</text:p>
          </table:table-cell>
          <table:table-cell table:formula="of:=IF(COUNTIF([.A1337:.D1337];[.A1337])=3;[.A1337];&quot;&quot;)">
            <text:p/>
          </table:table-cell>
          <table:table-cell table:formula="of:=IF(COUNTIF([.B1337:.E1337];[.B1337])=3;[.B1337];&quot;&quot;)">
            <text:p/>
          </table:table-cell>
          <table:table-cell table:formula="of:=IF(COUNTIF([.C1337:.F1337];[.C1337])=3;[.C1337];&quot;&quot;)">
            <text:p/>
          </table:table-cell>
          <table:table-cell table:formula="of:=IF(COUNTIF([.D1337:.G1337];[.D1337])=3;[.D1337];&quot;&quot;)">
            <text:p/>
          </table:table-cell>
          <table:table-cell table:formula="of:=IF(COUNTIF([.A1337:.D1337];[.A1337])=3;&quot;&quot;;[.A1337])" office:value-type="float" office:value="680" calcext:value-type="float">
            <text:p>680</text:p>
          </table:table-cell>
          <table:table-cell table:formula="of:=IF(COUNTIF([.B1337:.E1337];[.B1337])=3;&quot;&quot;;[.B1337])" office:value-type="float" office:value="818" calcext:value-type="float">
            <text:p>818</text:p>
          </table:table-cell>
          <table:table-cell table:formula="of:=IF(COUNTIF([.C1337:.F1337];[.C1337])=3;&quot;&quot;;[.C1337])" office:value-type="float" office:value="743" calcext:value-type="float">
            <text:p>743</text:p>
          </table:table-cell>
          <table:table-cell table:formula="of:=IF(COUNTIF([.D1337:.G1337];[.D1337])=3;&quot;&quot;;[.D1337])" office:value-type="float" office:value="708" calcext:value-type="float">
            <text:p>708</text:p>
          </table:table-cell>
          <table:table-cell table:style-name="ce5" table:formula="of:=IFERROR( IF( AND( COUNT([.E1337:.H1337])=3; MOD( AVERAGE([.E1337:.H1337]); 2)=1; MOD( AVERAGE([.I1337:.L133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65" calcext:value-type="float">
            <text:p>965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553" calcext:value-type="float">
            <text:p>553</text:p>
          </table:table-cell>
          <table:table-cell table:formula="of:=IF(COUNTIF([.A1338:.D1338];[.A1338])=3;[.A1338];&quot;&quot;)">
            <text:p/>
          </table:table-cell>
          <table:table-cell table:formula="of:=IF(COUNTIF([.B1338:.E1338];[.B1338])=3;[.B1338];&quot;&quot;)">
            <text:p/>
          </table:table-cell>
          <table:table-cell table:formula="of:=IF(COUNTIF([.C1338:.F1338];[.C1338])=3;[.C1338];&quot;&quot;)">
            <text:p/>
          </table:table-cell>
          <table:table-cell table:formula="of:=IF(COUNTIF([.D1338:.G1338];[.D1338])=3;[.D1338];&quot;&quot;)">
            <text:p/>
          </table:table-cell>
          <table:table-cell table:formula="of:=IF(COUNTIF([.A1338:.D1338];[.A1338])=3;&quot;&quot;;[.A1338])" office:value-type="float" office:value="965" calcext:value-type="float">
            <text:p>965</text:p>
          </table:table-cell>
          <table:table-cell table:formula="of:=IF(COUNTIF([.B1338:.E1338];[.B1338])=3;&quot;&quot;;[.B1338])" office:value-type="float" office:value="536" calcext:value-type="float">
            <text:p>536</text:p>
          </table:table-cell>
          <table:table-cell table:formula="of:=IF(COUNTIF([.C1338:.F1338];[.C1338])=3;&quot;&quot;;[.C1338])" office:value-type="float" office:value="553" calcext:value-type="float">
            <text:p>553</text:p>
          </table:table-cell>
          <table:table-cell table:formula="of:=IF(COUNTIF([.D1338:.G1338];[.D1338])=3;&quot;&quot;;[.D1338])" office:value-type="float" office:value="553" calcext:value-type="float">
            <text:p>553</text:p>
          </table:table-cell>
          <table:table-cell table:style-name="ce5" table:formula="of:=IFERROR( IF( AND( COUNT([.E1338:.H1338])=3; MOD( AVERAGE([.E1338:.H1338]); 2)=1; MOD( AVERAGE([.I1338:.L133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3" calcext:value-type="float">
            <text:p>23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table:formula="of:=IF(COUNTIF([.A1339:.D1339];[.A1339])=3;[.A1339];&quot;&quot;)">
            <text:p/>
          </table:table-cell>
          <table:table-cell table:formula="of:=IF(COUNTIF([.B1339:.E1339];[.B1339])=3;[.B1339];&quot;&quot;)">
            <text:p/>
          </table:table-cell>
          <table:table-cell table:formula="of:=IF(COUNTIF([.C1339:.F1339];[.C1339])=3;[.C1339];&quot;&quot;)">
            <text:p/>
          </table:table-cell>
          <table:table-cell table:formula="of:=IF(COUNTIF([.D1339:.G1339];[.D1339])=3;[.D1339];&quot;&quot;)">
            <text:p/>
          </table:table-cell>
          <table:table-cell table:formula="of:=IF(COUNTIF([.A1339:.D1339];[.A1339])=3;&quot;&quot;;[.A1339])" office:value-type="float" office:value="809" calcext:value-type="float">
            <text:p>809</text:p>
          </table:table-cell>
          <table:table-cell table:formula="of:=IF(COUNTIF([.B1339:.E1339];[.B1339])=3;&quot;&quot;;[.B1339])" office:value-type="float" office:value="23" calcext:value-type="float">
            <text:p>23</text:p>
          </table:table-cell>
          <table:table-cell table:formula="of:=IF(COUNTIF([.C1339:.F1339];[.C1339])=3;&quot;&quot;;[.C1339])" office:value-type="float" office:value="964" calcext:value-type="float">
            <text:p>964</text:p>
          </table:table-cell>
          <table:table-cell table:formula="of:=IF(COUNTIF([.D1339:.G1339];[.D1339])=3;&quot;&quot;;[.D1339])" office:value-type="float" office:value="692" calcext:value-type="float">
            <text:p>692</text:p>
          </table:table-cell>
          <table:table-cell table:style-name="ce5" table:formula="of:=IFERROR( IF( AND( COUNT([.E1339:.H1339])=3; MOD( AVERAGE([.E1339:.H1339]); 2)=1; MOD( AVERAGE([.I1339:.L133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office:value-type="float" office:value="562" calcext:value-type="float">
            <text:p>562</text:p>
          </table:table-cell>
          <table:table-cell office:value-type="float" office:value="444" calcext:value-type="float">
            <text:p>444</text:p>
          </table:table-cell>
          <table:table-cell office:value-type="float" office:value="866" calcext:value-type="float">
            <text:p>866</text:p>
          </table:table-cell>
          <table:table-cell table:formula="of:=IF(COUNTIF([.A1340:.D1340];[.A1340])=3;[.A1340];&quot;&quot;)">
            <text:p/>
          </table:table-cell>
          <table:table-cell table:formula="of:=IF(COUNTIF([.B1340:.E1340];[.B1340])=3;[.B1340];&quot;&quot;)">
            <text:p/>
          </table:table-cell>
          <table:table-cell table:formula="of:=IF(COUNTIF([.C1340:.F1340];[.C1340])=3;[.C1340];&quot;&quot;)">
            <text:p/>
          </table:table-cell>
          <table:table-cell table:formula="of:=IF(COUNTIF([.D1340:.G1340];[.D1340])=3;[.D1340];&quot;&quot;)">
            <text:p/>
          </table:table-cell>
          <table:table-cell table:formula="of:=IF(COUNTIF([.A1340:.D1340];[.A1340])=3;&quot;&quot;;[.A1340])" office:value-type="float" office:value="413" calcext:value-type="float">
            <text:p>413</text:p>
          </table:table-cell>
          <table:table-cell table:formula="of:=IF(COUNTIF([.B1340:.E1340];[.B1340])=3;&quot;&quot;;[.B1340])" office:value-type="float" office:value="562" calcext:value-type="float">
            <text:p>562</text:p>
          </table:table-cell>
          <table:table-cell table:formula="of:=IF(COUNTIF([.C1340:.F1340];[.C1340])=3;&quot;&quot;;[.C1340])" office:value-type="float" office:value="444" calcext:value-type="float">
            <text:p>444</text:p>
          </table:table-cell>
          <table:table-cell table:formula="of:=IF(COUNTIF([.D1340:.G1340];[.D1340])=3;&quot;&quot;;[.D1340])" office:value-type="float" office:value="866" calcext:value-type="float">
            <text:p>866</text:p>
          </table:table-cell>
          <table:table-cell table:style-name="ce5" table:formula="of:=IFERROR( IF( AND( COUNT([.E1340:.H1340])=3; MOD( AVERAGE([.E1340:.H1340]); 2)=1; MOD( AVERAGE([.I1340:.L134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office:value-type="float" office:value="858" calcext:value-type="float">
            <text:p>858</text:p>
          </table:table-cell>
          <table:table-cell office:value-type="float" office:value="830" calcext:value-type="float">
            <text:p>830</text:p>
          </table:table-cell>
          <table:table-cell office:value-type="float" office:value="598" calcext:value-type="float">
            <text:p>598</text:p>
          </table:table-cell>
          <table:table-cell table:formula="of:=IF(COUNTIF([.A1341:.D1341];[.A1341])=3;[.A1341];&quot;&quot;)">
            <text:p/>
          </table:table-cell>
          <table:table-cell table:formula="of:=IF(COUNTIF([.B1341:.E1341];[.B1341])=3;[.B1341];&quot;&quot;)">
            <text:p/>
          </table:table-cell>
          <table:table-cell table:formula="of:=IF(COUNTIF([.C1341:.F1341];[.C1341])=3;[.C1341];&quot;&quot;)">
            <text:p/>
          </table:table-cell>
          <table:table-cell table:formula="of:=IF(COUNTIF([.D1341:.G1341];[.D1341])=3;[.D1341];&quot;&quot;)">
            <text:p/>
          </table:table-cell>
          <table:table-cell table:formula="of:=IF(COUNTIF([.A1341:.D1341];[.A1341])=3;&quot;&quot;;[.A1341])" office:value-type="float" office:value="609" calcext:value-type="float">
            <text:p>609</text:p>
          </table:table-cell>
          <table:table-cell table:formula="of:=IF(COUNTIF([.B1341:.E1341];[.B1341])=3;&quot;&quot;;[.B1341])" office:value-type="float" office:value="858" calcext:value-type="float">
            <text:p>858</text:p>
          </table:table-cell>
          <table:table-cell table:formula="of:=IF(COUNTIF([.C1341:.F1341];[.C1341])=3;&quot;&quot;;[.C1341])" office:value-type="float" office:value="830" calcext:value-type="float">
            <text:p>830</text:p>
          </table:table-cell>
          <table:table-cell table:formula="of:=IF(COUNTIF([.D1341:.G1341];[.D1341])=3;&quot;&quot;;[.D1341])" office:value-type="float" office:value="598" calcext:value-type="float">
            <text:p>598</text:p>
          </table:table-cell>
          <table:table-cell table:style-name="ce5" table:formula="of:=IFERROR( IF( AND( COUNT([.E1341:.H1341])=3; MOD( AVERAGE([.E1341:.H1341]); 2)=1; MOD( AVERAGE([.I1341:.L134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office:value-type="float" office:value="966" calcext:value-type="float">
            <text:p>966</text:p>
          </table:table-cell>
          <table:table-cell office:value-type="float" office:value="376" calcext:value-type="float">
            <text:p>376</text:p>
          </table:table-cell>
          <table:table-cell office:value-type="float" office:value="966" calcext:value-type="float">
            <text:p>966</text:p>
          </table:table-cell>
          <table:table-cell table:formula="of:=IF(COUNTIF([.A1342:.D1342];[.A1342])=3;[.A1342];&quot;&quot;)">
            <text:p/>
          </table:table-cell>
          <table:table-cell table:formula="of:=IF(COUNTIF([.B1342:.E1342];[.B1342])=3;[.B1342];&quot;&quot;)">
            <text:p/>
          </table:table-cell>
          <table:table-cell table:formula="of:=IF(COUNTIF([.C1342:.F1342];[.C1342])=3;[.C1342];&quot;&quot;)">
            <text:p/>
          </table:table-cell>
          <table:table-cell table:formula="of:=IF(COUNTIF([.D1342:.G1342];[.D1342])=3;[.D1342];&quot;&quot;)">
            <text:p/>
          </table:table-cell>
          <table:table-cell table:formula="of:=IF(COUNTIF([.A1342:.D1342];[.A1342])=3;&quot;&quot;;[.A1342])" office:value-type="float" office:value="142" calcext:value-type="float">
            <text:p>142</text:p>
          </table:table-cell>
          <table:table-cell table:formula="of:=IF(COUNTIF([.B1342:.E1342];[.B1342])=3;&quot;&quot;;[.B1342])" office:value-type="float" office:value="966" calcext:value-type="float">
            <text:p>966</text:p>
          </table:table-cell>
          <table:table-cell table:formula="of:=IF(COUNTIF([.C1342:.F1342];[.C1342])=3;&quot;&quot;;[.C1342])" office:value-type="float" office:value="376" calcext:value-type="float">
            <text:p>376</text:p>
          </table:table-cell>
          <table:table-cell table:formula="of:=IF(COUNTIF([.D1342:.G1342];[.D1342])=3;&quot;&quot;;[.D1342])" office:value-type="float" office:value="966" calcext:value-type="float">
            <text:p>966</text:p>
          </table:table-cell>
          <table:table-cell table:style-name="ce5" table:formula="of:=IFERROR( IF( AND( COUNT([.E1342:.H1342])=3; MOD( AVERAGE([.E1342:.H1342]); 2)=1; MOD( AVERAGE([.I1342:.L134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35" calcext:value-type="float">
            <text:p>435</text:p>
          </table:table-cell>
          <table:table-cell office:value-type="float" office:value="49" calcext:value-type="float">
            <text:p>49</text:p>
          </table:table-cell>
          <table:table-cell office:value-type="float" office:value="698" calcext:value-type="float">
            <text:p>698</text:p>
          </table:table-cell>
          <table:table-cell table:formula="of:=IF(COUNTIF([.A1343:.D1343];[.A1343])=3;[.A1343];&quot;&quot;)">
            <text:p/>
          </table:table-cell>
          <table:table-cell table:formula="of:=IF(COUNTIF([.B1343:.E1343];[.B1343])=3;[.B1343];&quot;&quot;)">
            <text:p/>
          </table:table-cell>
          <table:table-cell table:formula="of:=IF(COUNTIF([.C1343:.F1343];[.C1343])=3;[.C1343];&quot;&quot;)">
            <text:p/>
          </table:table-cell>
          <table:table-cell table:formula="of:=IF(COUNTIF([.D1343:.G1343];[.D1343])=3;[.D1343];&quot;&quot;)">
            <text:p/>
          </table:table-cell>
          <table:table-cell table:formula="of:=IF(COUNTIF([.A1343:.D1343];[.A1343])=3;&quot;&quot;;[.A1343])" office:value-type="float" office:value="698" calcext:value-type="float">
            <text:p>698</text:p>
          </table:table-cell>
          <table:table-cell table:formula="of:=IF(COUNTIF([.B1343:.E1343];[.B1343])=3;&quot;&quot;;[.B1343])" office:value-type="float" office:value="435" calcext:value-type="float">
            <text:p>435</text:p>
          </table:table-cell>
          <table:table-cell table:formula="of:=IF(COUNTIF([.C1343:.F1343];[.C1343])=3;&quot;&quot;;[.C1343])" office:value-type="float" office:value="49" calcext:value-type="float">
            <text:p>49</text:p>
          </table:table-cell>
          <table:table-cell table:formula="of:=IF(COUNTIF([.D1343:.G1343];[.D1343])=3;&quot;&quot;;[.D1343])" office:value-type="float" office:value="698" calcext:value-type="float">
            <text:p>698</text:p>
          </table:table-cell>
          <table:table-cell table:style-name="ce5" table:formula="of:=IFERROR( IF( AND( COUNT([.E1343:.H1343])=3; MOD( AVERAGE([.E1343:.H1343]); 2)=1; MOD( AVERAGE([.I1343:.L134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office:value-type="float" office:value="204" calcext:value-type="float">
            <text:p>204</text:p>
          </table:table-cell>
          <table:table-cell office:value-type="float" office:value="750" calcext:value-type="float">
            <text:p>750</text:p>
          </table:table-cell>
          <table:table-cell office:value-type="float" office:value="178" calcext:value-type="float">
            <text:p>178</text:p>
          </table:table-cell>
          <table:table-cell table:formula="of:=IF(COUNTIF([.A1344:.D1344];[.A1344])=3;[.A1344];&quot;&quot;)">
            <text:p/>
          </table:table-cell>
          <table:table-cell table:formula="of:=IF(COUNTIF([.B1344:.E1344];[.B1344])=3;[.B1344];&quot;&quot;)">
            <text:p/>
          </table:table-cell>
          <table:table-cell table:formula="of:=IF(COUNTIF([.C1344:.F1344];[.C1344])=3;[.C1344];&quot;&quot;)">
            <text:p/>
          </table:table-cell>
          <table:table-cell table:formula="of:=IF(COUNTIF([.D1344:.G1344];[.D1344])=3;[.D1344];&quot;&quot;)">
            <text:p/>
          </table:table-cell>
          <table:table-cell table:formula="of:=IF(COUNTIF([.A1344:.D1344];[.A1344])=3;&quot;&quot;;[.A1344])" office:value-type="float" office:value="674" calcext:value-type="float">
            <text:p>674</text:p>
          </table:table-cell>
          <table:table-cell table:formula="of:=IF(COUNTIF([.B1344:.E1344];[.B1344])=3;&quot;&quot;;[.B1344])" office:value-type="float" office:value="204" calcext:value-type="float">
            <text:p>204</text:p>
          </table:table-cell>
          <table:table-cell table:formula="of:=IF(COUNTIF([.C1344:.F1344];[.C1344])=3;&quot;&quot;;[.C1344])" office:value-type="float" office:value="750" calcext:value-type="float">
            <text:p>750</text:p>
          </table:table-cell>
          <table:table-cell table:formula="of:=IF(COUNTIF([.D1344:.G1344];[.D1344])=3;&quot;&quot;;[.D1344])" office:value-type="float" office:value="178" calcext:value-type="float">
            <text:p>178</text:p>
          </table:table-cell>
          <table:table-cell table:style-name="ce5" table:formula="of:=IFERROR( IF( AND( COUNT([.E1344:.H1344])=3; MOD( AVERAGE([.E1344:.H1344]); 2)=1; MOD( AVERAGE([.I1344:.L134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office:value-type="float" office:value="669" calcext:value-type="float">
            <text:p>669</text:p>
          </table:table-cell>
          <table:table-cell office:value-type="float" office:value="640" calcext:value-type="float">
            <text:p>640</text:p>
          </table:table-cell>
          <table:table-cell office:value-type="float" office:value="669" calcext:value-type="float">
            <text:p>669</text:p>
          </table:table-cell>
          <table:table-cell table:formula="of:=IF(COUNTIF([.A1345:.D1345];[.A1345])=3;[.A1345];&quot;&quot;)">
            <text:p/>
          </table:table-cell>
          <table:table-cell table:formula="of:=IF(COUNTIF([.B1345:.E1345];[.B1345])=3;[.B1345];&quot;&quot;)">
            <text:p/>
          </table:table-cell>
          <table:table-cell table:formula="of:=IF(COUNTIF([.C1345:.F1345];[.C1345])=3;[.C1345];&quot;&quot;)">
            <text:p/>
          </table:table-cell>
          <table:table-cell table:formula="of:=IF(COUNTIF([.D1345:.G1345];[.D1345])=3;[.D1345];&quot;&quot;)">
            <text:p/>
          </table:table-cell>
          <table:table-cell table:formula="of:=IF(COUNTIF([.A1345:.D1345];[.A1345])=3;&quot;&quot;;[.A1345])" office:value-type="float" office:value="640" calcext:value-type="float">
            <text:p>640</text:p>
          </table:table-cell>
          <table:table-cell table:formula="of:=IF(COUNTIF([.B1345:.E1345];[.B1345])=3;&quot;&quot;;[.B1345])" office:value-type="float" office:value="669" calcext:value-type="float">
            <text:p>669</text:p>
          </table:table-cell>
          <table:table-cell table:formula="of:=IF(COUNTIF([.C1345:.F1345];[.C1345])=3;&quot;&quot;;[.C1345])" office:value-type="float" office:value="640" calcext:value-type="float">
            <text:p>640</text:p>
          </table:table-cell>
          <table:table-cell table:formula="of:=IF(COUNTIF([.D1345:.G1345];[.D1345])=3;&quot;&quot;;[.D1345])" office:value-type="float" office:value="669" calcext:value-type="float">
            <text:p>669</text:p>
          </table:table-cell>
          <table:table-cell table:style-name="ce5" table:formula="of:=IFERROR( IF( AND( COUNT([.E1345:.H1345])=3; MOD( AVERAGE([.E1345:.H1345]); 2)=1; MOD( AVERAGE([.I1345:.L134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office:value-type="float" office:value="171" calcext:value-type="float">
            <text:p>171</text:p>
          </table:table-cell>
          <table:table-cell office:value-type="float" office:value="212" calcext:value-type="float">
            <text:p>212</text:p>
          </table:table-cell>
          <table:table-cell office:value-type="float" office:value="936" calcext:value-type="float">
            <text:p>936</text:p>
          </table:table-cell>
          <table:table-cell table:formula="of:=IF(COUNTIF([.A1346:.D1346];[.A1346])=3;[.A1346];&quot;&quot;)">
            <text:p/>
          </table:table-cell>
          <table:table-cell table:formula="of:=IF(COUNTIF([.B1346:.E1346];[.B1346])=3;[.B1346];&quot;&quot;)">
            <text:p/>
          </table:table-cell>
          <table:table-cell table:formula="of:=IF(COUNTIF([.C1346:.F1346];[.C1346])=3;[.C1346];&quot;&quot;)">
            <text:p/>
          </table:table-cell>
          <table:table-cell table:formula="of:=IF(COUNTIF([.D1346:.G1346];[.D1346])=3;[.D1346];&quot;&quot;)">
            <text:p/>
          </table:table-cell>
          <table:table-cell table:formula="of:=IF(COUNTIF([.A1346:.D1346];[.A1346])=3;&quot;&quot;;[.A1346])" office:value-type="float" office:value="297" calcext:value-type="float">
            <text:p>297</text:p>
          </table:table-cell>
          <table:table-cell table:formula="of:=IF(COUNTIF([.B1346:.E1346];[.B1346])=3;&quot;&quot;;[.B1346])" office:value-type="float" office:value="171" calcext:value-type="float">
            <text:p>171</text:p>
          </table:table-cell>
          <table:table-cell table:formula="of:=IF(COUNTIF([.C1346:.F1346];[.C1346])=3;&quot;&quot;;[.C1346])" office:value-type="float" office:value="212" calcext:value-type="float">
            <text:p>212</text:p>
          </table:table-cell>
          <table:table-cell table:formula="of:=IF(COUNTIF([.D1346:.G1346];[.D1346])=3;&quot;&quot;;[.D1346])" office:value-type="float" office:value="936" calcext:value-type="float">
            <text:p>936</text:p>
          </table:table-cell>
          <table:table-cell table:style-name="ce5" table:formula="of:=IFERROR( IF( AND( COUNT([.E1346:.H1346])=3; MOD( AVERAGE([.E1346:.H1346]); 2)=1; MOD( AVERAGE([.I1346:.L134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float" office:value="849" calcext:value-type="float">
            <text:p>849</text:p>
          </table:table-cell>
          <table:table-cell office:value-type="float" office:value="262" calcext:value-type="float">
            <text:p>262</text:p>
          </table:table-cell>
          <table:table-cell office:value-type="float" office:value="420" calcext:value-type="float">
            <text:p>420</text:p>
          </table:table-cell>
          <table:table-cell table:formula="of:=IF(COUNTIF([.A1347:.D1347];[.A1347])=3;[.A1347];&quot;&quot;)">
            <text:p/>
          </table:table-cell>
          <table:table-cell table:formula="of:=IF(COUNTIF([.B1347:.E1347];[.B1347])=3;[.B1347];&quot;&quot;)">
            <text:p/>
          </table:table-cell>
          <table:table-cell table:formula="of:=IF(COUNTIF([.C1347:.F1347];[.C1347])=3;[.C1347];&quot;&quot;)">
            <text:p/>
          </table:table-cell>
          <table:table-cell table:formula="of:=IF(COUNTIF([.D1347:.G1347];[.D1347])=3;[.D1347];&quot;&quot;)">
            <text:p/>
          </table:table-cell>
          <table:table-cell table:formula="of:=IF(COUNTIF([.A1347:.D1347];[.A1347])=3;&quot;&quot;;[.A1347])" office:value-type="float" office:value="27" calcext:value-type="float">
            <text:p>27</text:p>
          </table:table-cell>
          <table:table-cell table:formula="of:=IF(COUNTIF([.B1347:.E1347];[.B1347])=3;&quot;&quot;;[.B1347])" office:value-type="float" office:value="849" calcext:value-type="float">
            <text:p>849</text:p>
          </table:table-cell>
          <table:table-cell table:formula="of:=IF(COUNTIF([.C1347:.F1347];[.C1347])=3;&quot;&quot;;[.C1347])" office:value-type="float" office:value="262" calcext:value-type="float">
            <text:p>262</text:p>
          </table:table-cell>
          <table:table-cell table:formula="of:=IF(COUNTIF([.D1347:.G1347];[.D1347])=3;&quot;&quot;;[.D1347])" office:value-type="float" office:value="420" calcext:value-type="float">
            <text:p>420</text:p>
          </table:table-cell>
          <table:table-cell table:style-name="ce5" table:formula="of:=IFERROR( IF( AND( COUNT([.E1347:.H1347])=3; MOD( AVERAGE([.E1347:.H1347]); 2)=1; MOD( AVERAGE([.I1347:.L134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office:value-type="float" office:value="574" calcext:value-type="float">
            <text:p>574</text:p>
          </table:table-cell>
          <table:table-cell office:value-type="float" office:value="227" calcext:value-type="float">
            <text:p>227</text:p>
          </table:table-cell>
          <table:table-cell office:value-type="float" office:value="713" calcext:value-type="float">
            <text:p>713</text:p>
          </table:table-cell>
          <table:table-cell table:formula="of:=IF(COUNTIF([.A1348:.D1348];[.A1348])=3;[.A1348];&quot;&quot;)">
            <text:p/>
          </table:table-cell>
          <table:table-cell table:formula="of:=IF(COUNTIF([.B1348:.E1348];[.B1348])=3;[.B1348];&quot;&quot;)">
            <text:p/>
          </table:table-cell>
          <table:table-cell table:formula="of:=IF(COUNTIF([.C1348:.F1348];[.C1348])=3;[.C1348];&quot;&quot;)">
            <text:p/>
          </table:table-cell>
          <table:table-cell table:formula="of:=IF(COUNTIF([.D1348:.G1348];[.D1348])=3;[.D1348];&quot;&quot;)">
            <text:p/>
          </table:table-cell>
          <table:table-cell table:formula="of:=IF(COUNTIF([.A1348:.D1348];[.A1348])=3;&quot;&quot;;[.A1348])" office:value-type="float" office:value="143" calcext:value-type="float">
            <text:p>143</text:p>
          </table:table-cell>
          <table:table-cell table:formula="of:=IF(COUNTIF([.B1348:.E1348];[.B1348])=3;&quot;&quot;;[.B1348])" office:value-type="float" office:value="574" calcext:value-type="float">
            <text:p>574</text:p>
          </table:table-cell>
          <table:table-cell table:formula="of:=IF(COUNTIF([.C1348:.F1348];[.C1348])=3;&quot;&quot;;[.C1348])" office:value-type="float" office:value="227" calcext:value-type="float">
            <text:p>227</text:p>
          </table:table-cell>
          <table:table-cell table:formula="of:=IF(COUNTIF([.D1348:.G1348];[.D1348])=3;&quot;&quot;;[.D1348])" office:value-type="float" office:value="713" calcext:value-type="float">
            <text:p>713</text:p>
          </table:table-cell>
          <table:table-cell table:style-name="ce5" table:formula="of:=IFERROR( IF( AND( COUNT([.E1348:.H1348])=3; MOD( AVERAGE([.E1348:.H1348]); 2)=1; MOD( AVERAGE([.I1348:.L134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office:value-type="float" office:value="851" calcext:value-type="float">
            <text:p>851</text:p>
          </table:table-cell>
          <table:table-cell office:value-type="float" office:value="747" calcext:value-type="float">
            <text:p>747</text:p>
          </table:table-cell>
          <table:table-cell office:value-type="float" office:value="321" calcext:value-type="float">
            <text:p>321</text:p>
          </table:table-cell>
          <table:table-cell table:formula="of:=IF(COUNTIF([.A1349:.D1349];[.A1349])=3;[.A1349];&quot;&quot;)">
            <text:p/>
          </table:table-cell>
          <table:table-cell table:formula="of:=IF(COUNTIF([.B1349:.E1349];[.B1349])=3;[.B1349];&quot;&quot;)">
            <text:p/>
          </table:table-cell>
          <table:table-cell table:formula="of:=IF(COUNTIF([.C1349:.F1349];[.C1349])=3;[.C1349];&quot;&quot;)">
            <text:p/>
          </table:table-cell>
          <table:table-cell table:formula="of:=IF(COUNTIF([.D1349:.G1349];[.D1349])=3;[.D1349];&quot;&quot;)">
            <text:p/>
          </table:table-cell>
          <table:table-cell table:formula="of:=IF(COUNTIF([.A1349:.D1349];[.A1349])=3;&quot;&quot;;[.A1349])" office:value-type="float" office:value="481" calcext:value-type="float">
            <text:p>481</text:p>
          </table:table-cell>
          <table:table-cell table:formula="of:=IF(COUNTIF([.B1349:.E1349];[.B1349])=3;&quot;&quot;;[.B1349])" office:value-type="float" office:value="851" calcext:value-type="float">
            <text:p>851</text:p>
          </table:table-cell>
          <table:table-cell table:formula="of:=IF(COUNTIF([.C1349:.F1349];[.C1349])=3;&quot;&quot;;[.C1349])" office:value-type="float" office:value="747" calcext:value-type="float">
            <text:p>747</text:p>
          </table:table-cell>
          <table:table-cell table:formula="of:=IF(COUNTIF([.D1349:.G1349];[.D1349])=3;&quot;&quot;;[.D1349])" office:value-type="float" office:value="321" calcext:value-type="float">
            <text:p>321</text:p>
          </table:table-cell>
          <table:table-cell table:style-name="ce5" table:formula="of:=IFERROR( IF( AND( COUNT([.E1349:.H1349])=3; MOD( AVERAGE([.E1349:.H1349]); 2)=1; MOD( AVERAGE([.I1349:.L134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67" calcext:value-type="float">
            <text:p>967</text:p>
          </table:table-cell>
          <table:table-cell office:value-type="float" office:value="809" calcext:value-type="float">
            <text:p>809</text:p>
          </table:table-cell>
          <table:table-cell office:value-type="float" office:value="225" calcext:value-type="float">
            <text:p>225</text:p>
          </table:table-cell>
          <table:table-cell office:value-type="float" office:value="307" calcext:value-type="float">
            <text:p>307</text:p>
          </table:table-cell>
          <table:table-cell table:formula="of:=IF(COUNTIF([.A1350:.D1350];[.A1350])=3;[.A1350];&quot;&quot;)">
            <text:p/>
          </table:table-cell>
          <table:table-cell table:formula="of:=IF(COUNTIF([.B1350:.E1350];[.B1350])=3;[.B1350];&quot;&quot;)">
            <text:p/>
          </table:table-cell>
          <table:table-cell table:formula="of:=IF(COUNTIF([.C1350:.F1350];[.C1350])=3;[.C1350];&quot;&quot;)">
            <text:p/>
          </table:table-cell>
          <table:table-cell table:formula="of:=IF(COUNTIF([.D1350:.G1350];[.D1350])=3;[.D1350];&quot;&quot;)">
            <text:p/>
          </table:table-cell>
          <table:table-cell table:formula="of:=IF(COUNTIF([.A1350:.D1350];[.A1350])=3;&quot;&quot;;[.A1350])" office:value-type="float" office:value="967" calcext:value-type="float">
            <text:p>967</text:p>
          </table:table-cell>
          <table:table-cell table:formula="of:=IF(COUNTIF([.B1350:.E1350];[.B1350])=3;&quot;&quot;;[.B1350])" office:value-type="float" office:value="809" calcext:value-type="float">
            <text:p>809</text:p>
          </table:table-cell>
          <table:table-cell table:formula="of:=IF(COUNTIF([.C1350:.F1350];[.C1350])=3;&quot;&quot;;[.C1350])" office:value-type="float" office:value="225" calcext:value-type="float">
            <text:p>225</text:p>
          </table:table-cell>
          <table:table-cell table:formula="of:=IF(COUNTIF([.D1350:.G1350];[.D1350])=3;&quot;&quot;;[.D1350])" office:value-type="float" office:value="307" calcext:value-type="float">
            <text:p>307</text:p>
          </table:table-cell>
          <table:table-cell table:style-name="ce5" table:formula="of:=IFERROR( IF( AND( COUNT([.E1350:.H1350])=3; MOD( AVERAGE([.E1350:.H1350]); 2)=1; MOD( AVERAGE([.I1350:.L135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627" calcext:value-type="float">
            <text:p>627</text:p>
          </table:table-cell>
          <table:table-cell table:formula="of:=IF(COUNTIF([.A1351:.D1351];[.A1351])=3;[.A1351];&quot;&quot;)">
            <text:p/>
          </table:table-cell>
          <table:table-cell table:formula="of:=IF(COUNTIF([.B1351:.E1351];[.B1351])=3;[.B1351];&quot;&quot;)">
            <text:p/>
          </table:table-cell>
          <table:table-cell table:formula="of:=IF(COUNTIF([.C1351:.F1351];[.C1351])=3;[.C1351];&quot;&quot;)">
            <text:p/>
          </table:table-cell>
          <table:table-cell table:formula="of:=IF(COUNTIF([.D1351:.G1351];[.D1351])=3;[.D1351];&quot;&quot;)">
            <text:p/>
          </table:table-cell>
          <table:table-cell table:formula="of:=IF(COUNTIF([.A1351:.D1351];[.A1351])=3;&quot;&quot;;[.A1351])" office:value-type="float" office:value="173" calcext:value-type="float">
            <text:p>173</text:p>
          </table:table-cell>
          <table:table-cell table:formula="of:=IF(COUNTIF([.B1351:.E1351];[.B1351])=3;&quot;&quot;;[.B1351])" office:value-type="float" office:value="29" calcext:value-type="float">
            <text:p>29</text:p>
          </table:table-cell>
          <table:table-cell table:formula="of:=IF(COUNTIF([.C1351:.F1351];[.C1351])=3;&quot;&quot;;[.C1351])" office:value-type="float" office:value="90" calcext:value-type="float">
            <text:p>90</text:p>
          </table:table-cell>
          <table:table-cell table:formula="of:=IF(COUNTIF([.D1351:.G1351];[.D1351])=3;&quot;&quot;;[.D1351])" office:value-type="float" office:value="627" calcext:value-type="float">
            <text:p>627</text:p>
          </table:table-cell>
          <table:table-cell table:style-name="ce5" table:formula="of:=IFERROR( IF( AND( COUNT([.E1351:.H1351])=3; MOD( AVERAGE([.E1351:.H1351]); 2)=1; MOD( AVERAGE([.I1351:.L135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office:value-type="float" office:value="198" calcext:value-type="float">
            <text:p>198</text:p>
          </table:table-cell>
          <table:table-cell office:value-type="float" office:value="748" calcext:value-type="float">
            <text:p>748</text:p>
          </table:table-cell>
          <table:table-cell office:value-type="float" office:value="218" calcext:value-type="float">
            <text:p>218</text:p>
          </table:table-cell>
          <table:table-cell table:formula="of:=IF(COUNTIF([.A1352:.D1352];[.A1352])=3;[.A1352];&quot;&quot;)">
            <text:p/>
          </table:table-cell>
          <table:table-cell table:formula="of:=IF(COUNTIF([.B1352:.E1352];[.B1352])=3;[.B1352];&quot;&quot;)">
            <text:p/>
          </table:table-cell>
          <table:table-cell table:formula="of:=IF(COUNTIF([.C1352:.F1352];[.C1352])=3;[.C1352];&quot;&quot;)">
            <text:p/>
          </table:table-cell>
          <table:table-cell table:formula="of:=IF(COUNTIF([.D1352:.G1352];[.D1352])=3;[.D1352];&quot;&quot;)">
            <text:p/>
          </table:table-cell>
          <table:table-cell table:formula="of:=IF(COUNTIF([.A1352:.D1352];[.A1352])=3;&quot;&quot;;[.A1352])" office:value-type="float" office:value="625" calcext:value-type="float">
            <text:p>625</text:p>
          </table:table-cell>
          <table:table-cell table:formula="of:=IF(COUNTIF([.B1352:.E1352];[.B1352])=3;&quot;&quot;;[.B1352])" office:value-type="float" office:value="198" calcext:value-type="float">
            <text:p>198</text:p>
          </table:table-cell>
          <table:table-cell table:formula="of:=IF(COUNTIF([.C1352:.F1352];[.C1352])=3;&quot;&quot;;[.C1352])" office:value-type="float" office:value="748" calcext:value-type="float">
            <text:p>748</text:p>
          </table:table-cell>
          <table:table-cell table:formula="of:=IF(COUNTIF([.D1352:.G1352];[.D1352])=3;&quot;&quot;;[.D1352])" office:value-type="float" office:value="218" calcext:value-type="float">
            <text:p>218</text:p>
          </table:table-cell>
          <table:table-cell table:style-name="ce5" table:formula="of:=IFERROR( IF( AND( COUNT([.E1352:.H1352])=3; MOD( AVERAGE([.E1352:.H1352]); 2)=1; MOD( AVERAGE([.I1352:.L135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office:value-type="float" office:value="762" calcext:value-type="float">
            <text:p>762</text:p>
          </table:table-cell>
          <table:table-cell office:value-type="float" office:value="736" calcext:value-type="float">
            <text:p>736</text:p>
          </table:table-cell>
          <table:table-cell office:value-type="float" office:value="621" calcext:value-type="float">
            <text:p>621</text:p>
          </table:table-cell>
          <table:table-cell table:formula="of:=IF(COUNTIF([.A1353:.D1353];[.A1353])=3;[.A1353];&quot;&quot;)">
            <text:p/>
          </table:table-cell>
          <table:table-cell table:formula="of:=IF(COUNTIF([.B1353:.E1353];[.B1353])=3;[.B1353];&quot;&quot;)">
            <text:p/>
          </table:table-cell>
          <table:table-cell table:formula="of:=IF(COUNTIF([.C1353:.F1353];[.C1353])=3;[.C1353];&quot;&quot;)">
            <text:p/>
          </table:table-cell>
          <table:table-cell table:formula="of:=IF(COUNTIF([.D1353:.G1353];[.D1353])=3;[.D1353];&quot;&quot;)">
            <text:p/>
          </table:table-cell>
          <table:table-cell table:formula="of:=IF(COUNTIF([.A1353:.D1353];[.A1353])=3;&quot;&quot;;[.A1353])" office:value-type="float" office:value="601" calcext:value-type="float">
            <text:p>601</text:p>
          </table:table-cell>
          <table:table-cell table:formula="of:=IF(COUNTIF([.B1353:.E1353];[.B1353])=3;&quot;&quot;;[.B1353])" office:value-type="float" office:value="762" calcext:value-type="float">
            <text:p>762</text:p>
          </table:table-cell>
          <table:table-cell table:formula="of:=IF(COUNTIF([.C1353:.F1353];[.C1353])=3;&quot;&quot;;[.C1353])" office:value-type="float" office:value="736" calcext:value-type="float">
            <text:p>736</text:p>
          </table:table-cell>
          <table:table-cell table:formula="of:=IF(COUNTIF([.D1353:.G1353];[.D1353])=3;&quot;&quot;;[.D1353])" office:value-type="float" office:value="621" calcext:value-type="float">
            <text:p>621</text:p>
          </table:table-cell>
          <table:table-cell table:style-name="ce5" table:formula="of:=IFERROR( IF( AND( COUNT([.E1353:.H1353])=3; MOD( AVERAGE([.E1353:.H1353]); 2)=1; MOD( AVERAGE([.I1353:.L135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float" office:value="966" calcext:value-type="float">
            <text:p>966</text:p>
          </table:table-cell>
          <table:table-cell office:value-type="float" office:value="325" calcext:value-type="float">
            <text:p>325</text:p>
          </table:table-cell>
          <table:table-cell office:value-type="float" office:value="882" calcext:value-type="float">
            <text:p>882</text:p>
          </table:table-cell>
          <table:table-cell table:formula="of:=IF(COUNTIF([.A1354:.D1354];[.A1354])=3;[.A1354];&quot;&quot;)">
            <text:p/>
          </table:table-cell>
          <table:table-cell table:formula="of:=IF(COUNTIF([.B1354:.E1354];[.B1354])=3;[.B1354];&quot;&quot;)">
            <text:p/>
          </table:table-cell>
          <table:table-cell table:formula="of:=IF(COUNTIF([.C1354:.F1354];[.C1354])=3;[.C1354];&quot;&quot;)">
            <text:p/>
          </table:table-cell>
          <table:table-cell table:formula="of:=IF(COUNTIF([.D1354:.G1354];[.D1354])=3;[.D1354];&quot;&quot;)">
            <text:p/>
          </table:table-cell>
          <table:table-cell table:formula="of:=IF(COUNTIF([.A1354:.D1354];[.A1354])=3;&quot;&quot;;[.A1354])" office:value-type="float" office:value="57" calcext:value-type="float">
            <text:p>57</text:p>
          </table:table-cell>
          <table:table-cell table:formula="of:=IF(COUNTIF([.B1354:.E1354];[.B1354])=3;&quot;&quot;;[.B1354])" office:value-type="float" office:value="966" calcext:value-type="float">
            <text:p>966</text:p>
          </table:table-cell>
          <table:table-cell table:formula="of:=IF(COUNTIF([.C1354:.F1354];[.C1354])=3;&quot;&quot;;[.C1354])" office:value-type="float" office:value="325" calcext:value-type="float">
            <text:p>325</text:p>
          </table:table-cell>
          <table:table-cell table:formula="of:=IF(COUNTIF([.D1354:.G1354];[.D1354])=3;&quot;&quot;;[.D1354])" office:value-type="float" office:value="882" calcext:value-type="float">
            <text:p>882</text:p>
          </table:table-cell>
          <table:table-cell table:style-name="ce5" table:formula="of:=IFERROR( IF( AND( COUNT([.E1354:.H1354])=3; MOD( AVERAGE([.E1354:.H1354]); 2)=1; MOD( AVERAGE([.I1354:.L135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92" calcext:value-type="float">
            <text:p>392</text:p>
          </table:table-cell>
          <table:table-cell office:value-type="float" office:value="44" calcext:value-type="float">
            <text:p>44</text:p>
          </table:table-cell>
          <table:table-cell office:value-type="float" office:value="493" calcext:value-type="float">
            <text:p>493</text:p>
          </table:table-cell>
          <table:table-cell table:formula="of:=IF(COUNTIF([.A1355:.D1355];[.A1355])=3;[.A1355];&quot;&quot;)">
            <text:p/>
          </table:table-cell>
          <table:table-cell table:formula="of:=IF(COUNTIF([.B1355:.E1355];[.B1355])=3;[.B1355];&quot;&quot;)">
            <text:p/>
          </table:table-cell>
          <table:table-cell table:formula="of:=IF(COUNTIF([.C1355:.F1355];[.C1355])=3;[.C1355];&quot;&quot;)">
            <text:p/>
          </table:table-cell>
          <table:table-cell table:formula="of:=IF(COUNTIF([.D1355:.G1355];[.D1355])=3;[.D1355];&quot;&quot;)">
            <text:p/>
          </table:table-cell>
          <table:table-cell table:formula="of:=IF(COUNTIF([.A1355:.D1355];[.A1355])=3;&quot;&quot;;[.A1355])" office:value-type="float" office:value="324" calcext:value-type="float">
            <text:p>324</text:p>
          </table:table-cell>
          <table:table-cell table:formula="of:=IF(COUNTIF([.B1355:.E1355];[.B1355])=3;&quot;&quot;;[.B1355])" office:value-type="float" office:value="392" calcext:value-type="float">
            <text:p>392</text:p>
          </table:table-cell>
          <table:table-cell table:formula="of:=IF(COUNTIF([.C1355:.F1355];[.C1355])=3;&quot;&quot;;[.C1355])" office:value-type="float" office:value="44" calcext:value-type="float">
            <text:p>44</text:p>
          </table:table-cell>
          <table:table-cell table:formula="of:=IF(COUNTIF([.D1355:.G1355];[.D1355])=3;&quot;&quot;;[.D1355])" office:value-type="float" office:value="493" calcext:value-type="float">
            <text:p>493</text:p>
          </table:table-cell>
          <table:table-cell table:style-name="ce5" table:formula="of:=IFERROR( IF( AND( COUNT([.E1355:.H1355])=3; MOD( AVERAGE([.E1355:.H1355]); 2)=1; MOD( AVERAGE([.I1355:.L135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85" calcext:value-type="float">
            <text:p>685</text:p>
          </table:table-cell>
          <table:table-cell office:value-type="float" office:value="172" calcext:value-type="float">
            <text:p>172</text:p>
          </table:table-cell>
          <table:table-cell office:value-type="float" office:value="662" calcext:value-type="float">
            <text:p>662</text:p>
          </table:table-cell>
          <table:table-cell office:value-type="float" office:value="416" calcext:value-type="float">
            <text:p>416</text:p>
          </table:table-cell>
          <table:table-cell table:formula="of:=IF(COUNTIF([.A1356:.D1356];[.A1356])=3;[.A1356];&quot;&quot;)">
            <text:p/>
          </table:table-cell>
          <table:table-cell table:formula="of:=IF(COUNTIF([.B1356:.E1356];[.B1356])=3;[.B1356];&quot;&quot;)">
            <text:p/>
          </table:table-cell>
          <table:table-cell table:formula="of:=IF(COUNTIF([.C1356:.F1356];[.C1356])=3;[.C1356];&quot;&quot;)">
            <text:p/>
          </table:table-cell>
          <table:table-cell table:formula="of:=IF(COUNTIF([.D1356:.G1356];[.D1356])=3;[.D1356];&quot;&quot;)">
            <text:p/>
          </table:table-cell>
          <table:table-cell table:formula="of:=IF(COUNTIF([.A1356:.D1356];[.A1356])=3;&quot;&quot;;[.A1356])" office:value-type="float" office:value="685" calcext:value-type="float">
            <text:p>685</text:p>
          </table:table-cell>
          <table:table-cell table:formula="of:=IF(COUNTIF([.B1356:.E1356];[.B1356])=3;&quot;&quot;;[.B1356])" office:value-type="float" office:value="172" calcext:value-type="float">
            <text:p>172</text:p>
          </table:table-cell>
          <table:table-cell table:formula="of:=IF(COUNTIF([.C1356:.F1356];[.C1356])=3;&quot;&quot;;[.C1356])" office:value-type="float" office:value="662" calcext:value-type="float">
            <text:p>662</text:p>
          </table:table-cell>
          <table:table-cell table:formula="of:=IF(COUNTIF([.D1356:.G1356];[.D1356])=3;&quot;&quot;;[.D1356])" office:value-type="float" office:value="416" calcext:value-type="float">
            <text:p>416</text:p>
          </table:table-cell>
          <table:table-cell table:style-name="ce5" table:formula="of:=IFERROR( IF( AND( COUNT([.E1356:.H1356])=3; MOD( AVERAGE([.E1356:.H1356]); 2)=1; MOD( AVERAGE([.I1356:.L135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78" calcext:value-type="float">
            <text:p>378</text:p>
          </table:table-cell>
          <table:table-cell office:value-type="float" office:value="93" calcext:value-type="float">
            <text:p>93</text:p>
          </table:table-cell>
          <table:table-cell office:value-type="float" office:value="216" calcext:value-type="float">
            <text:p>216</text:p>
          </table:table-cell>
          <table:table-cell table:formula="of:=IF(COUNTIF([.A1357:.D1357];[.A1357])=3;[.A1357];&quot;&quot;)">
            <text:p/>
          </table:table-cell>
          <table:table-cell table:formula="of:=IF(COUNTIF([.B1357:.E1357];[.B1357])=3;[.B1357];&quot;&quot;)">
            <text:p/>
          </table:table-cell>
          <table:table-cell table:formula="of:=IF(COUNTIF([.C1357:.F1357];[.C1357])=3;[.C1357];&quot;&quot;)">
            <text:p/>
          </table:table-cell>
          <table:table-cell table:formula="of:=IF(COUNTIF([.D1357:.G1357];[.D1357])=3;[.D1357];&quot;&quot;)">
            <text:p/>
          </table:table-cell>
          <table:table-cell table:formula="of:=IF(COUNTIF([.A1357:.D1357];[.A1357])=3;&quot;&quot;;[.A1357])" office:value-type="float" office:value="227" calcext:value-type="float">
            <text:p>227</text:p>
          </table:table-cell>
          <table:table-cell table:formula="of:=IF(COUNTIF([.B1357:.E1357];[.B1357])=3;&quot;&quot;;[.B1357])" office:value-type="float" office:value="378" calcext:value-type="float">
            <text:p>378</text:p>
          </table:table-cell>
          <table:table-cell table:formula="of:=IF(COUNTIF([.C1357:.F1357];[.C1357])=3;&quot;&quot;;[.C1357])" office:value-type="float" office:value="93" calcext:value-type="float">
            <text:p>93</text:p>
          </table:table-cell>
          <table:table-cell table:formula="of:=IF(COUNTIF([.D1357:.G1357];[.D1357])=3;&quot;&quot;;[.D1357])" office:value-type="float" office:value="216" calcext:value-type="float">
            <text:p>216</text:p>
          </table:table-cell>
          <table:table-cell table:style-name="ce5" table:formula="of:=IFERROR( IF( AND( COUNT([.E1357:.H1357])=3; MOD( AVERAGE([.E1357:.H1357]); 2)=1; MOD( AVERAGE([.I1357:.L135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office:value-type="float" office:value="109" calcext:value-type="float">
            <text:p>109</text:p>
          </table:table-cell>
          <table:table-cell office:value-type="float" office:value="227" calcext:value-type="float">
            <text:p>227</text:p>
          </table:table-cell>
          <table:table-cell office:value-type="float" office:value="360" calcext:value-type="float">
            <text:p>360</text:p>
          </table:table-cell>
          <table:table-cell table:formula="of:=IF(COUNTIF([.A1358:.D1358];[.A1358])=3;[.A1358];&quot;&quot;)">
            <text:p/>
          </table:table-cell>
          <table:table-cell table:formula="of:=IF(COUNTIF([.B1358:.E1358];[.B1358])=3;[.B1358];&quot;&quot;)">
            <text:p/>
          </table:table-cell>
          <table:table-cell table:formula="of:=IF(COUNTIF([.C1358:.F1358];[.C1358])=3;[.C1358];&quot;&quot;)">
            <text:p/>
          </table:table-cell>
          <table:table-cell table:formula="of:=IF(COUNTIF([.D1358:.G1358];[.D1358])=3;[.D1358];&quot;&quot;)">
            <text:p/>
          </table:table-cell>
          <table:table-cell table:formula="of:=IF(COUNTIF([.A1358:.D1358];[.A1358])=3;&quot;&quot;;[.A1358])" office:value-type="float" office:value="285" calcext:value-type="float">
            <text:p>285</text:p>
          </table:table-cell>
          <table:table-cell table:formula="of:=IF(COUNTIF([.B1358:.E1358];[.B1358])=3;&quot;&quot;;[.B1358])" office:value-type="float" office:value="109" calcext:value-type="float">
            <text:p>109</text:p>
          </table:table-cell>
          <table:table-cell table:formula="of:=IF(COUNTIF([.C1358:.F1358];[.C1358])=3;&quot;&quot;;[.C1358])" office:value-type="float" office:value="227" calcext:value-type="float">
            <text:p>227</text:p>
          </table:table-cell>
          <table:table-cell table:formula="of:=IF(COUNTIF([.D1358:.G1358];[.D1358])=3;&quot;&quot;;[.D1358])" office:value-type="float" office:value="360" calcext:value-type="float">
            <text:p>360</text:p>
          </table:table-cell>
          <table:table-cell table:style-name="ce5" table:formula="of:=IFERROR( IF( AND( COUNT([.E1358:.H1358])=3; MOD( AVERAGE([.E1358:.H1358]); 2)=1; MOD( AVERAGE([.I1358:.L135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68" calcext:value-type="float">
            <text:p>968</text:p>
          </table:table-cell>
          <table:table-cell office:value-type="float" office:value="826" calcext:value-type="float">
            <text:p>826</text:p>
          </table:table-cell>
          <table:table-cell office:value-type="float" office:value="156" calcext:value-type="float">
            <text:p>156</text:p>
          </table:table-cell>
          <table:table-cell office:value-type="float" office:value="265" calcext:value-type="float">
            <text:p>265</text:p>
          </table:table-cell>
          <table:table-cell table:formula="of:=IF(COUNTIF([.A1359:.D1359];[.A1359])=3;[.A1359];&quot;&quot;)">
            <text:p/>
          </table:table-cell>
          <table:table-cell table:formula="of:=IF(COUNTIF([.B1359:.E1359];[.B1359])=3;[.B1359];&quot;&quot;)">
            <text:p/>
          </table:table-cell>
          <table:table-cell table:formula="of:=IF(COUNTIF([.C1359:.F1359];[.C1359])=3;[.C1359];&quot;&quot;)">
            <text:p/>
          </table:table-cell>
          <table:table-cell table:formula="of:=IF(COUNTIF([.D1359:.G1359];[.D1359])=3;[.D1359];&quot;&quot;)">
            <text:p/>
          </table:table-cell>
          <table:table-cell table:formula="of:=IF(COUNTIF([.A1359:.D1359];[.A1359])=3;&quot;&quot;;[.A1359])" office:value-type="float" office:value="968" calcext:value-type="float">
            <text:p>968</text:p>
          </table:table-cell>
          <table:table-cell table:formula="of:=IF(COUNTIF([.B1359:.E1359];[.B1359])=3;&quot;&quot;;[.B1359])" office:value-type="float" office:value="826" calcext:value-type="float">
            <text:p>826</text:p>
          </table:table-cell>
          <table:table-cell table:formula="of:=IF(COUNTIF([.C1359:.F1359];[.C1359])=3;&quot;&quot;;[.C1359])" office:value-type="float" office:value="156" calcext:value-type="float">
            <text:p>156</text:p>
          </table:table-cell>
          <table:table-cell table:formula="of:=IF(COUNTIF([.D1359:.G1359];[.D1359])=3;&quot;&quot;;[.D1359])" office:value-type="float" office:value="265" calcext:value-type="float">
            <text:p>265</text:p>
          </table:table-cell>
          <table:table-cell table:style-name="ce5" table:formula="of:=IFERROR( IF( AND( COUNT([.E1359:.H1359])=3; MOD( AVERAGE([.E1359:.H1359]); 2)=1; MOD( AVERAGE([.I1359:.L135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office:value-type="float" office:value="805" calcext:value-type="float">
            <text:p>805</text:p>
          </table:table-cell>
          <table:table-cell office:value-type="float" office:value="873" calcext:value-type="float">
            <text:p>873</text:p>
          </table:table-cell>
          <table:table-cell office:value-type="float" office:value="365" calcext:value-type="float">
            <text:p>365</text:p>
          </table:table-cell>
          <table:table-cell table:formula="of:=IF(COUNTIF([.A1360:.D1360];[.A1360])=3;[.A1360];&quot;&quot;)">
            <text:p/>
          </table:table-cell>
          <table:table-cell table:formula="of:=IF(COUNTIF([.B1360:.E1360];[.B1360])=3;[.B1360];&quot;&quot;)">
            <text:p/>
          </table:table-cell>
          <table:table-cell table:formula="of:=IF(COUNTIF([.C1360:.F1360];[.C1360])=3;[.C1360];&quot;&quot;)">
            <text:p/>
          </table:table-cell>
          <table:table-cell table:formula="of:=IF(COUNTIF([.D1360:.G1360];[.D1360])=3;[.D1360];&quot;&quot;)">
            <text:p/>
          </table:table-cell>
          <table:table-cell table:formula="of:=IF(COUNTIF([.A1360:.D1360];[.A1360])=3;&quot;&quot;;[.A1360])" office:value-type="float" office:value="571" calcext:value-type="float">
            <text:p>571</text:p>
          </table:table-cell>
          <table:table-cell table:formula="of:=IF(COUNTIF([.B1360:.E1360];[.B1360])=3;&quot;&quot;;[.B1360])" office:value-type="float" office:value="805" calcext:value-type="float">
            <text:p>805</text:p>
          </table:table-cell>
          <table:table-cell table:formula="of:=IF(COUNTIF([.C1360:.F1360];[.C1360])=3;&quot;&quot;;[.C1360])" office:value-type="float" office:value="873" calcext:value-type="float">
            <text:p>873</text:p>
          </table:table-cell>
          <table:table-cell table:formula="of:=IF(COUNTIF([.D1360:.G1360];[.D1360])=3;&quot;&quot;;[.D1360])" office:value-type="float" office:value="365" calcext:value-type="float">
            <text:p>365</text:p>
          </table:table-cell>
          <table:table-cell table:style-name="ce5" table:formula="of:=IFERROR( IF( AND( COUNT([.E1360:.H1360])=3; MOD( AVERAGE([.E1360:.H1360]); 2)=1; MOD( AVERAGE([.I1360:.L136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15" calcext:value-type="float">
            <text:p>615</text:p>
          </table:table-cell>
          <table:table-cell office:value-type="float" office:value="83" calcext:value-type="float">
            <text:p>83</text:p>
          </table:table-cell>
          <table:table-cell office:value-type="float" office:value="753" calcext:value-type="float">
            <text:p>753</text:p>
          </table:table-cell>
          <table:table-cell table:formula="of:=IF(COUNTIF([.A1361:.D1361];[.A1361])=3;[.A1361];&quot;&quot;)">
            <text:p/>
          </table:table-cell>
          <table:table-cell table:formula="of:=IF(COUNTIF([.B1361:.E1361];[.B1361])=3;[.B1361];&quot;&quot;)">
            <text:p/>
          </table:table-cell>
          <table:table-cell table:formula="of:=IF(COUNTIF([.C1361:.F1361];[.C1361])=3;[.C1361];&quot;&quot;)">
            <text:p/>
          </table:table-cell>
          <table:table-cell table:formula="of:=IF(COUNTIF([.D1361:.G1361];[.D1361])=3;[.D1361];&quot;&quot;)">
            <text:p/>
          </table:table-cell>
          <table:table-cell table:formula="of:=IF(COUNTIF([.A1361:.D1361];[.A1361])=3;&quot;&quot;;[.A1361])" office:value-type="float" office:value="561" calcext:value-type="float">
            <text:p>561</text:p>
          </table:table-cell>
          <table:table-cell table:formula="of:=IF(COUNTIF([.B1361:.E1361];[.B1361])=3;&quot;&quot;;[.B1361])" office:value-type="float" office:value="615" calcext:value-type="float">
            <text:p>615</text:p>
          </table:table-cell>
          <table:table-cell table:formula="of:=IF(COUNTIF([.C1361:.F1361];[.C1361])=3;&quot;&quot;;[.C1361])" office:value-type="float" office:value="83" calcext:value-type="float">
            <text:p>83</text:p>
          </table:table-cell>
          <table:table-cell table:formula="of:=IF(COUNTIF([.D1361:.G1361];[.D1361])=3;&quot;&quot;;[.D1361])" office:value-type="float" office:value="753" calcext:value-type="float">
            <text:p>753</text:p>
          </table:table-cell>
          <table:table-cell table:style-name="ce5" table:formula="of:=IFERROR( IF( AND( COUNT([.E1361:.H1361])=3; MOD( AVERAGE([.E1361:.H1361]); 2)=1; MOD( AVERAGE([.I1361:.L136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office:value-type="float" office:value="208" calcext:value-type="float">
            <text:p>208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table:formula="of:=IF(COUNTIF([.A1362:.D1362];[.A1362])=3;[.A1362];&quot;&quot;)">
            <text:p/>
          </table:table-cell>
          <table:table-cell table:formula="of:=IF(COUNTIF([.B1362:.E1362];[.B1362])=3;[.B1362];&quot;&quot;)">
            <text:p/>
          </table:table-cell>
          <table:table-cell table:formula="of:=IF(COUNTIF([.C1362:.F1362];[.C1362])=3;[.C1362];&quot;&quot;)">
            <text:p/>
          </table:table-cell>
          <table:table-cell table:formula="of:=IF(COUNTIF([.D1362:.G1362];[.D1362])=3;[.D1362];&quot;&quot;)">
            <text:p/>
          </table:table-cell>
          <table:table-cell table:formula="of:=IF(COUNTIF([.A1362:.D1362];[.A1362])=3;&quot;&quot;;[.A1362])" office:value-type="float" office:value="386" calcext:value-type="float">
            <text:p>386</text:p>
          </table:table-cell>
          <table:table-cell table:formula="of:=IF(COUNTIF([.B1362:.E1362];[.B1362])=3;&quot;&quot;;[.B1362])" office:value-type="float" office:value="208" calcext:value-type="float">
            <text:p>208</text:p>
          </table:table-cell>
          <table:table-cell table:formula="of:=IF(COUNTIF([.C1362:.F1362];[.C1362])=3;&quot;&quot;;[.C1362])" office:value-type="float" office:value="100" calcext:value-type="float">
            <text:p>100</text:p>
          </table:table-cell>
          <table:table-cell table:formula="of:=IF(COUNTIF([.D1362:.G1362];[.D1362])=3;&quot;&quot;;[.D1362])" office:value-type="float" office:value="379" calcext:value-type="float">
            <text:p>379</text:p>
          </table:table-cell>
          <table:table-cell table:style-name="ce5" table:formula="of:=IFERROR( IF( AND( COUNT([.E1362:.H1362])=3; MOD( AVERAGE([.E1362:.H1362]); 2)=1; MOD( AVERAGE([.I1362:.L136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39" calcext:value-type="float">
            <text:p>439</text:p>
          </table:table-cell>
          <table:table-cell office:value-type="float" office:value="502" calcext:value-type="float">
            <text:p>502</text:p>
          </table:table-cell>
          <table:table-cell office:value-type="float" office:value="36" calcext:value-type="float">
            <text:p>36</text:p>
          </table:table-cell>
          <table:table-cell table:formula="of:=IF(COUNTIF([.A1363:.D1363];[.A1363])=3;[.A1363];&quot;&quot;)">
            <text:p/>
          </table:table-cell>
          <table:table-cell table:formula="of:=IF(COUNTIF([.B1363:.E1363];[.B1363])=3;[.B1363];&quot;&quot;)">
            <text:p/>
          </table:table-cell>
          <table:table-cell table:formula="of:=IF(COUNTIF([.C1363:.F1363];[.C1363])=3;[.C1363];&quot;&quot;)">
            <text:p/>
          </table:table-cell>
          <table:table-cell table:formula="of:=IF(COUNTIF([.D1363:.G1363];[.D1363])=3;[.D1363];&quot;&quot;)">
            <text:p/>
          </table:table-cell>
          <table:table-cell table:formula="of:=IF(COUNTIF([.A1363:.D1363];[.A1363])=3;&quot;&quot;;[.A1363])" office:value-type="float" office:value="377" calcext:value-type="float">
            <text:p>377</text:p>
          </table:table-cell>
          <table:table-cell table:formula="of:=IF(COUNTIF([.B1363:.E1363];[.B1363])=3;&quot;&quot;;[.B1363])" office:value-type="float" office:value="439" calcext:value-type="float">
            <text:p>439</text:p>
          </table:table-cell>
          <table:table-cell table:formula="of:=IF(COUNTIF([.C1363:.F1363];[.C1363])=3;&quot;&quot;;[.C1363])" office:value-type="float" office:value="502" calcext:value-type="float">
            <text:p>502</text:p>
          </table:table-cell>
          <table:table-cell table:formula="of:=IF(COUNTIF([.D1363:.G1363];[.D1363])=3;&quot;&quot;;[.D1363])" office:value-type="float" office:value="36" calcext:value-type="float">
            <text:p>36</text:p>
          </table:table-cell>
          <table:table-cell table:style-name="ce5" table:formula="of:=IFERROR( IF( AND( COUNT([.E1363:.H1363])=3; MOD( AVERAGE([.E1363:.H1363]); 2)=1; MOD( AVERAGE([.I1363:.L136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916" calcext:value-type="float">
            <text:p>916</text:p>
          </table:table-cell>
          <table:table-cell office:value-type="float" office:value="663" calcext:value-type="float">
            <text:p>663</text:p>
          </table:table-cell>
          <table:table-cell office:value-type="float" office:value="72" calcext:value-type="float">
            <text:p>72</text:p>
          </table:table-cell>
          <table:table-cell table:formula="of:=IF(COUNTIF([.A1364:.D1364];[.A1364])=3;[.A1364];&quot;&quot;)">
            <text:p/>
          </table:table-cell>
          <table:table-cell table:formula="of:=IF(COUNTIF([.B1364:.E1364];[.B1364])=3;[.B1364];&quot;&quot;)">
            <text:p/>
          </table:table-cell>
          <table:table-cell table:formula="of:=IF(COUNTIF([.C1364:.F1364];[.C1364])=3;[.C1364];&quot;&quot;)">
            <text:p/>
          </table:table-cell>
          <table:table-cell table:formula="of:=IF(COUNTIF([.D1364:.G1364];[.D1364])=3;[.D1364];&quot;&quot;)">
            <text:p/>
          </table:table-cell>
          <table:table-cell table:formula="of:=IF(COUNTIF([.A1364:.D1364];[.A1364])=3;&quot;&quot;;[.A1364])" office:value-type="float" office:value="761" calcext:value-type="float">
            <text:p>761</text:p>
          </table:table-cell>
          <table:table-cell table:formula="of:=IF(COUNTIF([.B1364:.E1364];[.B1364])=3;&quot;&quot;;[.B1364])" office:value-type="float" office:value="916" calcext:value-type="float">
            <text:p>916</text:p>
          </table:table-cell>
          <table:table-cell table:formula="of:=IF(COUNTIF([.C1364:.F1364];[.C1364])=3;&quot;&quot;;[.C1364])" office:value-type="float" office:value="663" calcext:value-type="float">
            <text:p>663</text:p>
          </table:table-cell>
          <table:table-cell table:formula="of:=IF(COUNTIF([.D1364:.G1364];[.D1364])=3;&quot;&quot;;[.D1364])" office:value-type="float" office:value="72" calcext:value-type="float">
            <text:p>72</text:p>
          </table:table-cell>
          <table:table-cell table:style-name="ce5" table:formula="of:=IFERROR( IF( AND( COUNT([.E1364:.H1364])=3; MOD( AVERAGE([.E1364:.H1364]); 2)=1; MOD( AVERAGE([.I1364:.L136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office:value-type="float" office:value="615" calcext:value-type="float">
            <text:p>615</text:p>
          </table:table-cell>
          <table:table-cell table:formula="of:=IF(COUNTIF([.A1365:.D1365];[.A1365])=3;[.A1365];&quot;&quot;)">
            <text:p/>
          </table:table-cell>
          <table:table-cell table:formula="of:=IF(COUNTIF([.B1365:.E1365];[.B1365])=3;[.B1365];&quot;&quot;)">
            <text:p/>
          </table:table-cell>
          <table:table-cell table:formula="of:=IF(COUNTIF([.C1365:.F1365];[.C1365])=3;[.C1365];&quot;&quot;)">
            <text:p/>
          </table:table-cell>
          <table:table-cell table:formula="of:=IF(COUNTIF([.D1365:.G1365];[.D1365])=3;[.D1365];&quot;&quot;)">
            <text:p/>
          </table:table-cell>
          <table:table-cell table:formula="of:=IF(COUNTIF([.A1365:.D1365];[.A1365])=3;&quot;&quot;;[.A1365])" office:value-type="float" office:value="687" calcext:value-type="float">
            <text:p>687</text:p>
          </table:table-cell>
          <table:table-cell table:formula="of:=IF(COUNTIF([.B1365:.E1365];[.B1365])=3;&quot;&quot;;[.B1365])" office:value-type="float" office:value="9" calcext:value-type="float">
            <text:p>9</text:p>
          </table:table-cell>
          <table:table-cell table:formula="of:=IF(COUNTIF([.C1365:.F1365];[.C1365])=3;&quot;&quot;;[.C1365])" office:value-type="float" office:value="139" calcext:value-type="float">
            <text:p>139</text:p>
          </table:table-cell>
          <table:table-cell table:formula="of:=IF(COUNTIF([.D1365:.G1365];[.D1365])=3;&quot;&quot;;[.D1365])" office:value-type="float" office:value="615" calcext:value-type="float">
            <text:p>615</text:p>
          </table:table-cell>
          <table:table-cell table:style-name="ce5" table:formula="of:=IFERROR( IF( AND( COUNT([.E1365:.H1365])=3; MOD( AVERAGE([.E1365:.H1365]); 2)=1; MOD( AVERAGE([.I1365:.L136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office:value-type="float" office:value="208" calcext:value-type="float">
            <text:p>208</text:p>
          </table:table-cell>
          <table:table-cell office:value-type="float" office:value="251" calcext:value-type="float">
            <text:p>251</text:p>
          </table:table-cell>
          <table:table-cell office:value-type="float" office:value="943" calcext:value-type="float">
            <text:p>943</text:p>
          </table:table-cell>
          <table:table-cell table:formula="of:=IF(COUNTIF([.A1366:.D1366];[.A1366])=3;[.A1366];&quot;&quot;)">
            <text:p/>
          </table:table-cell>
          <table:table-cell table:formula="of:=IF(COUNTIF([.B1366:.E1366];[.B1366])=3;[.B1366];&quot;&quot;)">
            <text:p/>
          </table:table-cell>
          <table:table-cell table:formula="of:=IF(COUNTIF([.C1366:.F1366];[.C1366])=3;[.C1366];&quot;&quot;)">
            <text:p/>
          </table:table-cell>
          <table:table-cell table:formula="of:=IF(COUNTIF([.D1366:.G1366];[.D1366])=3;[.D1366];&quot;&quot;)">
            <text:p/>
          </table:table-cell>
          <table:table-cell table:formula="of:=IF(COUNTIF([.A1366:.D1366];[.A1366])=3;&quot;&quot;;[.A1366])" office:value-type="float" office:value="208" calcext:value-type="float">
            <text:p>208</text:p>
          </table:table-cell>
          <table:table-cell table:formula="of:=IF(COUNTIF([.B1366:.E1366];[.B1366])=3;&quot;&quot;;[.B1366])" office:value-type="float" office:value="208" calcext:value-type="float">
            <text:p>208</text:p>
          </table:table-cell>
          <table:table-cell table:formula="of:=IF(COUNTIF([.C1366:.F1366];[.C1366])=3;&quot;&quot;;[.C1366])" office:value-type="float" office:value="251" calcext:value-type="float">
            <text:p>251</text:p>
          </table:table-cell>
          <table:table-cell table:formula="of:=IF(COUNTIF([.D1366:.G1366];[.D1366])=3;&quot;&quot;;[.D1366])" office:value-type="float" office:value="943" calcext:value-type="float">
            <text:p>943</text:p>
          </table:table-cell>
          <table:table-cell table:style-name="ce5" table:formula="of:=IFERROR( IF( AND( COUNT([.E1366:.H1366])=3; MOD( AVERAGE([.E1366:.H1366]); 2)=1; MOD( AVERAGE([.I1366:.L136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office:value-type="float" office:value="563" calcext:value-type="float">
            <text:p>563</text:p>
          </table:table-cell>
          <table:table-cell office:value-type="float" office:value="825" calcext:value-type="float">
            <text:p>825</text:p>
          </table:table-cell>
          <table:table-cell office:value-type="float" office:value="372" calcext:value-type="float">
            <text:p>372</text:p>
          </table:table-cell>
          <table:table-cell table:formula="of:=IF(COUNTIF([.A1367:.D1367];[.A1367])=3;[.A1367];&quot;&quot;)">
            <text:p/>
          </table:table-cell>
          <table:table-cell table:formula="of:=IF(COUNTIF([.B1367:.E1367];[.B1367])=3;[.B1367];&quot;&quot;)">
            <text:p/>
          </table:table-cell>
          <table:table-cell table:formula="of:=IF(COUNTIF([.C1367:.F1367];[.C1367])=3;[.C1367];&quot;&quot;)">
            <text:p/>
          </table:table-cell>
          <table:table-cell table:formula="of:=IF(COUNTIF([.D1367:.G1367];[.D1367])=3;[.D1367];&quot;&quot;)">
            <text:p/>
          </table:table-cell>
          <table:table-cell table:formula="of:=IF(COUNTIF([.A1367:.D1367];[.A1367])=3;&quot;&quot;;[.A1367])" office:value-type="float" office:value="157" calcext:value-type="float">
            <text:p>157</text:p>
          </table:table-cell>
          <table:table-cell table:formula="of:=IF(COUNTIF([.B1367:.E1367];[.B1367])=3;&quot;&quot;;[.B1367])" office:value-type="float" office:value="563" calcext:value-type="float">
            <text:p>563</text:p>
          </table:table-cell>
          <table:table-cell table:formula="of:=IF(COUNTIF([.C1367:.F1367];[.C1367])=3;&quot;&quot;;[.C1367])" office:value-type="float" office:value="825" calcext:value-type="float">
            <text:p>825</text:p>
          </table:table-cell>
          <table:table-cell table:formula="of:=IF(COUNTIF([.D1367:.G1367];[.D1367])=3;&quot;&quot;;[.D1367])" office:value-type="float" office:value="372" calcext:value-type="float">
            <text:p>372</text:p>
          </table:table-cell>
          <table:table-cell table:style-name="ce5" table:formula="of:=IFERROR( IF( AND( COUNT([.E1367:.H1367])=3; MOD( AVERAGE([.E1367:.H1367]); 2)=1; MOD( AVERAGE([.I1367:.L136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office:value-type="float" office:value="435" calcext:value-type="float">
            <text:p>435</text:p>
          </table:table-cell>
          <table:table-cell office:value-type="float" office:value="416" calcext:value-type="float">
            <text:p>416</text:p>
          </table:table-cell>
          <table:table-cell office:value-type="float" office:value="141" calcext:value-type="float">
            <text:p>141</text:p>
          </table:table-cell>
          <table:table-cell table:formula="of:=IF(COUNTIF([.A1368:.D1368];[.A1368])=3;[.A1368];&quot;&quot;)">
            <text:p/>
          </table:table-cell>
          <table:table-cell table:formula="of:=IF(COUNTIF([.B1368:.E1368];[.B1368])=3;[.B1368];&quot;&quot;)">
            <text:p/>
          </table:table-cell>
          <table:table-cell table:formula="of:=IF(COUNTIF([.C1368:.F1368];[.C1368])=3;[.C1368];&quot;&quot;)">
            <text:p/>
          </table:table-cell>
          <table:table-cell table:formula="of:=IF(COUNTIF([.D1368:.G1368];[.D1368])=3;[.D1368];&quot;&quot;)">
            <text:p/>
          </table:table-cell>
          <table:table-cell table:formula="of:=IF(COUNTIF([.A1368:.D1368];[.A1368])=3;&quot;&quot;;[.A1368])" office:value-type="float" office:value="225" calcext:value-type="float">
            <text:p>225</text:p>
          </table:table-cell>
          <table:table-cell table:formula="of:=IF(COUNTIF([.B1368:.E1368];[.B1368])=3;&quot;&quot;;[.B1368])" office:value-type="float" office:value="435" calcext:value-type="float">
            <text:p>435</text:p>
          </table:table-cell>
          <table:table-cell table:formula="of:=IF(COUNTIF([.C1368:.F1368];[.C1368])=3;&quot;&quot;;[.C1368])" office:value-type="float" office:value="416" calcext:value-type="float">
            <text:p>416</text:p>
          </table:table-cell>
          <table:table-cell table:formula="of:=IF(COUNTIF([.D1368:.G1368];[.D1368])=3;&quot;&quot;;[.D1368])" office:value-type="float" office:value="141" calcext:value-type="float">
            <text:p>141</text:p>
          </table:table-cell>
          <table:table-cell table:style-name="ce5" table:formula="of:=IFERROR( IF( AND( COUNT([.E1368:.H1368])=3; MOD( AVERAGE([.E1368:.H1368]); 2)=1; MOD( AVERAGE([.I1368:.L136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989" calcext:value-type="float">
            <text:p>989</text:p>
          </table:table-cell>
          <table:table-cell office:value-type="float" office:value="165" calcext:value-type="float">
            <text:p>165</text:p>
          </table:table-cell>
          <table:table-cell office:value-type="float" office:value="875" calcext:value-type="float">
            <text:p>875</text:p>
          </table:table-cell>
          <table:table-cell office:value-type="float" office:value="435" calcext:value-type="float">
            <text:p>435</text:p>
          </table:table-cell>
          <table:table-cell table:formula="of:=IF(COUNTIF([.A1369:.D1369];[.A1369])=3;[.A1369];&quot;&quot;)">
            <text:p/>
          </table:table-cell>
          <table:table-cell table:formula="of:=IF(COUNTIF([.B1369:.E1369];[.B1369])=3;[.B1369];&quot;&quot;)">
            <text:p/>
          </table:table-cell>
          <table:table-cell table:formula="of:=IF(COUNTIF([.C1369:.F1369];[.C1369])=3;[.C1369];&quot;&quot;)">
            <text:p/>
          </table:table-cell>
          <table:table-cell table:formula="of:=IF(COUNTIF([.D1369:.G1369];[.D1369])=3;[.D1369];&quot;&quot;)">
            <text:p/>
          </table:table-cell>
          <table:table-cell table:formula="of:=IF(COUNTIF([.A1369:.D1369];[.A1369])=3;&quot;&quot;;[.A1369])" office:value-type="float" office:value="989" calcext:value-type="float">
            <text:p>989</text:p>
          </table:table-cell>
          <table:table-cell table:formula="of:=IF(COUNTIF([.B1369:.E1369];[.B1369])=3;&quot;&quot;;[.B1369])" office:value-type="float" office:value="165" calcext:value-type="float">
            <text:p>165</text:p>
          </table:table-cell>
          <table:table-cell table:formula="of:=IF(COUNTIF([.C1369:.F1369];[.C1369])=3;&quot;&quot;;[.C1369])" office:value-type="float" office:value="875" calcext:value-type="float">
            <text:p>875</text:p>
          </table:table-cell>
          <table:table-cell table:formula="of:=IF(COUNTIF([.D1369:.G1369];[.D1369])=3;&quot;&quot;;[.D1369])" office:value-type="float" office:value="435" calcext:value-type="float">
            <text:p>435</text:p>
          </table:table-cell>
          <table:table-cell table:style-name="ce5" table:formula="of:=IFERROR( IF( AND( COUNT([.E1369:.H1369])=3; MOD( AVERAGE([.E1369:.H1369]); 2)=1; MOD( AVERAGE([.I1369:.L136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office:value-type="float" office:value="258" calcext:value-type="float">
            <text:p>258</text:p>
          </table:table-cell>
          <table:table-cell office:value-type="float" office:value="951" calcext:value-type="float">
            <text:p>951</text:p>
          </table:table-cell>
          <table:table-cell office:value-type="float" office:value="805" calcext:value-type="float">
            <text:p>805</text:p>
          </table:table-cell>
          <table:table-cell table:formula="of:=IF(COUNTIF([.A1370:.D1370];[.A1370])=3;[.A1370];&quot;&quot;)">
            <text:p/>
          </table:table-cell>
          <table:table-cell table:formula="of:=IF(COUNTIF([.B1370:.E1370];[.B1370])=3;[.B1370];&quot;&quot;)">
            <text:p/>
          </table:table-cell>
          <table:table-cell table:formula="of:=IF(COUNTIF([.C1370:.F1370];[.C1370])=3;[.C1370];&quot;&quot;)">
            <text:p/>
          </table:table-cell>
          <table:table-cell table:formula="of:=IF(COUNTIF([.D1370:.G1370];[.D1370])=3;[.D1370];&quot;&quot;)">
            <text:p/>
          </table:table-cell>
          <table:table-cell table:formula="of:=IF(COUNTIF([.A1370:.D1370];[.A1370])=3;&quot;&quot;;[.A1370])" office:value-type="float" office:value="103" calcext:value-type="float">
            <text:p>103</text:p>
          </table:table-cell>
          <table:table-cell table:formula="of:=IF(COUNTIF([.B1370:.E1370];[.B1370])=3;&quot;&quot;;[.B1370])" office:value-type="float" office:value="258" calcext:value-type="float">
            <text:p>258</text:p>
          </table:table-cell>
          <table:table-cell table:formula="of:=IF(COUNTIF([.C1370:.F1370];[.C1370])=3;&quot;&quot;;[.C1370])" office:value-type="float" office:value="951" calcext:value-type="float">
            <text:p>951</text:p>
          </table:table-cell>
          <table:table-cell table:formula="of:=IF(COUNTIF([.D1370:.G1370];[.D1370])=3;&quot;&quot;;[.D1370])" office:value-type="float" office:value="805" calcext:value-type="float">
            <text:p>805</text:p>
          </table:table-cell>
          <table:table-cell table:style-name="ce5" table:formula="of:=IFERROR( IF( AND( COUNT([.E1370:.H1370])=3; MOD( AVERAGE([.E1370:.H1370]); 2)=1; MOD( AVERAGE([.I1370:.L137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office:value-type="float" office:value="342" calcext:value-type="float">
            <text:p>342</text:p>
          </table:table-cell>
          <table:table-cell office:value-type="float" office:value="725" calcext:value-type="float">
            <text:p>725</text:p>
          </table:table-cell>
          <table:table-cell office:value-type="float" office:value="112" calcext:value-type="float">
            <text:p>112</text:p>
          </table:table-cell>
          <table:table-cell table:formula="of:=IF(COUNTIF([.A1371:.D1371];[.A1371])=3;[.A1371];&quot;&quot;)">
            <text:p/>
          </table:table-cell>
          <table:table-cell table:formula="of:=IF(COUNTIF([.B1371:.E1371];[.B1371])=3;[.B1371];&quot;&quot;)">
            <text:p/>
          </table:table-cell>
          <table:table-cell table:formula="of:=IF(COUNTIF([.C1371:.F1371];[.C1371])=3;[.C1371];&quot;&quot;)">
            <text:p/>
          </table:table-cell>
          <table:table-cell table:formula="of:=IF(COUNTIF([.D1371:.G1371];[.D1371])=3;[.D1371];&quot;&quot;)">
            <text:p/>
          </table:table-cell>
          <table:table-cell table:formula="of:=IF(COUNTIF([.A1371:.D1371];[.A1371])=3;&quot;&quot;;[.A1371])" office:value-type="float" office:value="379" calcext:value-type="float">
            <text:p>379</text:p>
          </table:table-cell>
          <table:table-cell table:formula="of:=IF(COUNTIF([.B1371:.E1371];[.B1371])=3;&quot;&quot;;[.B1371])" office:value-type="float" office:value="342" calcext:value-type="float">
            <text:p>342</text:p>
          </table:table-cell>
          <table:table-cell table:formula="of:=IF(COUNTIF([.C1371:.F1371];[.C1371])=3;&quot;&quot;;[.C1371])" office:value-type="float" office:value="725" calcext:value-type="float">
            <text:p>725</text:p>
          </table:table-cell>
          <table:table-cell table:formula="of:=IF(COUNTIF([.D1371:.G1371];[.D1371])=3;&quot;&quot;;[.D1371])" office:value-type="float" office:value="112" calcext:value-type="float">
            <text:p>112</text:p>
          </table:table-cell>
          <table:table-cell table:style-name="ce5" table:formula="of:=IFERROR( IF( AND( COUNT([.E1371:.H1371])=3; MOD( AVERAGE([.E1371:.H1371]); 2)=1; MOD( AVERAGE([.I1371:.L137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office:value-type="float" office:value="835" calcext:value-type="float">
            <text:p>835</text:p>
          </table:table-cell>
          <table:table-cell office:value-type="float" office:value="815" calcext:value-type="float">
            <text:p>815</text:p>
          </table:table-cell>
          <table:table-cell office:value-type="float" office:value="401" calcext:value-type="float">
            <text:p>401</text:p>
          </table:table-cell>
          <table:table-cell table:formula="of:=IF(COUNTIF([.A1372:.D1372];[.A1372])=3;[.A1372];&quot;&quot;)">
            <text:p/>
          </table:table-cell>
          <table:table-cell table:formula="of:=IF(COUNTIF([.B1372:.E1372];[.B1372])=3;[.B1372];&quot;&quot;)">
            <text:p/>
          </table:table-cell>
          <table:table-cell table:formula="of:=IF(COUNTIF([.C1372:.F1372];[.C1372])=3;[.C1372];&quot;&quot;)">
            <text:p/>
          </table:table-cell>
          <table:table-cell table:formula="of:=IF(COUNTIF([.D1372:.G1372];[.D1372])=3;[.D1372];&quot;&quot;)">
            <text:p/>
          </table:table-cell>
          <table:table-cell table:formula="of:=IF(COUNTIF([.A1372:.D1372];[.A1372])=3;&quot;&quot;;[.A1372])" office:value-type="float" office:value="664" calcext:value-type="float">
            <text:p>664</text:p>
          </table:table-cell>
          <table:table-cell table:formula="of:=IF(COUNTIF([.B1372:.E1372];[.B1372])=3;&quot;&quot;;[.B1372])" office:value-type="float" office:value="835" calcext:value-type="float">
            <text:p>835</text:p>
          </table:table-cell>
          <table:table-cell table:formula="of:=IF(COUNTIF([.C1372:.F1372];[.C1372])=3;&quot;&quot;;[.C1372])" office:value-type="float" office:value="815" calcext:value-type="float">
            <text:p>815</text:p>
          </table:table-cell>
          <table:table-cell table:formula="of:=IF(COUNTIF([.D1372:.G1372];[.D1372])=3;&quot;&quot;;[.D1372])" office:value-type="float" office:value="401" calcext:value-type="float">
            <text:p>401</text:p>
          </table:table-cell>
          <table:table-cell table:style-name="ce5" table:formula="of:=IFERROR( IF( AND( COUNT([.E1372:.H1372])=3; MOD( AVERAGE([.E1372:.H1372]); 2)=1; MOD( AVERAGE([.I1372:.L137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office:value-type="float" office:value="823" calcext:value-type="float">
            <text:p>823</text:p>
          </table:table-cell>
          <table:table-cell office:value-type="float" office:value="401" calcext:value-type="float">
            <text:p>401</text:p>
          </table:table-cell>
          <table:table-cell office:value-type="float" office:value="774" calcext:value-type="float">
            <text:p>774</text:p>
          </table:table-cell>
          <table:table-cell table:formula="of:=IF(COUNTIF([.A1373:.D1373];[.A1373])=3;[.A1373];&quot;&quot;)">
            <text:p/>
          </table:table-cell>
          <table:table-cell table:formula="of:=IF(COUNTIF([.B1373:.E1373];[.B1373])=3;[.B1373];&quot;&quot;)">
            <text:p/>
          </table:table-cell>
          <table:table-cell table:formula="of:=IF(COUNTIF([.C1373:.F1373];[.C1373])=3;[.C1373];&quot;&quot;)">
            <text:p/>
          </table:table-cell>
          <table:table-cell table:formula="of:=IF(COUNTIF([.D1373:.G1373];[.D1373])=3;[.D1373];&quot;&quot;)">
            <text:p/>
          </table:table-cell>
          <table:table-cell table:formula="of:=IF(COUNTIF([.A1373:.D1373];[.A1373])=3;&quot;&quot;;[.A1373])" office:value-type="float" office:value="401" calcext:value-type="float">
            <text:p>401</text:p>
          </table:table-cell>
          <table:table-cell table:formula="of:=IF(COUNTIF([.B1373:.E1373];[.B1373])=3;&quot;&quot;;[.B1373])" office:value-type="float" office:value="823" calcext:value-type="float">
            <text:p>823</text:p>
          </table:table-cell>
          <table:table-cell table:formula="of:=IF(COUNTIF([.C1373:.F1373];[.C1373])=3;&quot;&quot;;[.C1373])" office:value-type="float" office:value="401" calcext:value-type="float">
            <text:p>401</text:p>
          </table:table-cell>
          <table:table-cell table:formula="of:=IF(COUNTIF([.D1373:.G1373];[.D1373])=3;&quot;&quot;;[.D1373])" office:value-type="float" office:value="774" calcext:value-type="float">
            <text:p>774</text:p>
          </table:table-cell>
          <table:table-cell table:style-name="ce5" table:formula="of:=IFERROR( IF( AND( COUNT([.E1373:.H1373])=3; MOD( AVERAGE([.E1373:.H1373]); 2)=1; MOD( AVERAGE([.I1373:.L137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96" calcext:value-type="float">
            <text:p>996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formula="of:=IF(COUNTIF([.A1374:.D1374];[.A1374])=3;[.A1374];&quot;&quot;)">
            <text:p/>
          </table:table-cell>
          <table:table-cell table:formula="of:=IF(COUNTIF([.B1374:.E1374];[.B1374])=3;[.B1374];&quot;&quot;)">
            <text:p/>
          </table:table-cell>
          <table:table-cell table:formula="of:=IF(COUNTIF([.C1374:.F1374];[.C1374])=3;[.C1374];&quot;&quot;)">
            <text:p/>
          </table:table-cell>
          <table:table-cell table:formula="of:=IF(COUNTIF([.D1374:.G1374];[.D1374])=3;[.D1374];&quot;&quot;)">
            <text:p/>
          </table:table-cell>
          <table:table-cell table:formula="of:=IF(COUNTIF([.A1374:.D1374];[.A1374])=3;&quot;&quot;;[.A1374])" office:value-type="float" office:value="650" calcext:value-type="float">
            <text:p>650</text:p>
          </table:table-cell>
          <table:table-cell table:formula="of:=IF(COUNTIF([.B1374:.E1374];[.B1374])=3;&quot;&quot;;[.B1374])" office:value-type="float" office:value="996" calcext:value-type="float">
            <text:p>996</text:p>
          </table:table-cell>
          <table:table-cell table:formula="of:=IF(COUNTIF([.C1374:.F1374];[.C1374])=3;&quot;&quot;;[.C1374])" office:value-type="float" office:value="56" calcext:value-type="float">
            <text:p>56</text:p>
          </table:table-cell>
          <table:table-cell table:formula="of:=IF(COUNTIF([.D1374:.G1374];[.D1374])=3;&quot;&quot;;[.D1374])" office:value-type="float" office:value="62" calcext:value-type="float">
            <text:p>62</text:p>
          </table:table-cell>
          <table:table-cell table:style-name="ce5" table:formula="of:=IFERROR( IF( AND( COUNT([.E1374:.H1374])=3; MOD( AVERAGE([.E1374:.H1374]); 2)=1; MOD( AVERAGE([.I1374:.L137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885" calcext:value-type="float">
            <text:p>885</text:p>
          </table:table-cell>
          <table:table-cell table:formula="of:=IF(COUNTIF([.A1375:.D1375];[.A1375])=3;[.A1375];&quot;&quot;)">
            <text:p/>
          </table:table-cell>
          <table:table-cell table:formula="of:=IF(COUNTIF([.B1375:.E1375];[.B1375])=3;[.B1375];&quot;&quot;)">
            <text:p/>
          </table:table-cell>
          <table:table-cell table:formula="of:=IF(COUNTIF([.C1375:.F1375];[.C1375])=3;[.C1375];&quot;&quot;)">
            <text:p/>
          </table:table-cell>
          <table:table-cell table:formula="of:=IF(COUNTIF([.D1375:.G1375];[.D1375])=3;[.D1375];&quot;&quot;)">
            <text:p/>
          </table:table-cell>
          <table:table-cell table:formula="of:=IF(COUNTIF([.A1375:.D1375];[.A1375])=3;&quot;&quot;;[.A1375])" office:value-type="float" office:value="497" calcext:value-type="float">
            <text:p>497</text:p>
          </table:table-cell>
          <table:table-cell table:formula="of:=IF(COUNTIF([.B1375:.E1375];[.B1375])=3;&quot;&quot;;[.B1375])" office:value-type="float" office:value="72" calcext:value-type="float">
            <text:p>72</text:p>
          </table:table-cell>
          <table:table-cell table:formula="of:=IF(COUNTIF([.C1375:.F1375];[.C1375])=3;&quot;&quot;;[.C1375])" office:value-type="float" office:value="885" calcext:value-type="float">
            <text:p>885</text:p>
          </table:table-cell>
          <table:table-cell table:formula="of:=IF(COUNTIF([.D1375:.G1375];[.D1375])=3;&quot;&quot;;[.D1375])" office:value-type="float" office:value="885" calcext:value-type="float">
            <text:p>885</text:p>
          </table:table-cell>
          <table:table-cell table:style-name="ce5" table:formula="of:=IFERROR( IF( AND( COUNT([.E1375:.H1375])=3; MOD( AVERAGE([.E1375:.H1375]); 2)=1; MOD( AVERAGE([.I1375:.L137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float" office:value="434" calcext:value-type="float">
            <text:p>434</text:p>
          </table:table-cell>
          <table:table-cell table:formula="of:=IF(COUNTIF([.A1376:.D1376];[.A1376])=3;[.A1376];&quot;&quot;)">
            <text:p/>
          </table:table-cell>
          <table:table-cell table:formula="of:=IF(COUNTIF([.B1376:.E1376];[.B1376])=3;[.B1376];&quot;&quot;)">
            <text:p/>
          </table:table-cell>
          <table:table-cell table:formula="of:=IF(COUNTIF([.C1376:.F1376];[.C1376])=3;[.C1376];&quot;&quot;)">
            <text:p/>
          </table:table-cell>
          <table:table-cell table:formula="of:=IF(COUNTIF([.D1376:.G1376];[.D1376])=3;[.D1376];&quot;&quot;)">
            <text:p/>
          </table:table-cell>
          <table:table-cell table:formula="of:=IF(COUNTIF([.A1376:.D1376];[.A1376])=3;&quot;&quot;;[.A1376])" office:value-type="float" office:value="88" calcext:value-type="float">
            <text:p>88</text:p>
          </table:table-cell>
          <table:table-cell table:formula="of:=IF(COUNTIF([.B1376:.E1376];[.B1376])=3;&quot;&quot;;[.B1376])" office:value-type="float" office:value="761" calcext:value-type="float">
            <text:p>761</text:p>
          </table:table-cell>
          <table:table-cell table:formula="of:=IF(COUNTIF([.C1376:.F1376];[.C1376])=3;&quot;&quot;;[.C1376])" office:value-type="float" office:value="434" calcext:value-type="float">
            <text:p>434</text:p>
          </table:table-cell>
          <table:table-cell table:formula="of:=IF(COUNTIF([.D1376:.G1376];[.D1376])=3;&quot;&quot;;[.D1376])" office:value-type="float" office:value="434" calcext:value-type="float">
            <text:p>434</text:p>
          </table:table-cell>
          <table:table-cell table:style-name="ce5" table:formula="of:=IFERROR( IF( AND( COUNT([.E1376:.H1376])=3; MOD( AVERAGE([.E1376:.H1376]); 2)=1; MOD( AVERAGE([.I1376:.L137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957" calcext:value-type="float">
            <text:p>957</text:p>
          </table:table-cell>
          <table:table-cell table:formula="of:=IF(COUNTIF([.A1377:.D1377];[.A1377])=3;[.A1377];&quot;&quot;)">
            <text:p/>
          </table:table-cell>
          <table:table-cell table:formula="of:=IF(COUNTIF([.B1377:.E1377];[.B1377])=3;[.B1377];&quot;&quot;)">
            <text:p/>
          </table:table-cell>
          <table:table-cell table:formula="of:=IF(COUNTIF([.C1377:.F1377];[.C1377])=3;[.C1377];&quot;&quot;)">
            <text:p/>
          </table:table-cell>
          <table:table-cell table:formula="of:=IF(COUNTIF([.D1377:.G1377];[.D1377])=3;[.D1377];&quot;&quot;)">
            <text:p/>
          </table:table-cell>
          <table:table-cell table:formula="of:=IF(COUNTIF([.A1377:.D1377];[.A1377])=3;&quot;&quot;;[.A1377])" office:value-type="float" office:value="60" calcext:value-type="float">
            <text:p>60</text:p>
          </table:table-cell>
          <table:table-cell table:formula="of:=IF(COUNTIF([.B1377:.E1377];[.B1377])=3;&quot;&quot;;[.B1377])" office:value-type="float" office:value="243" calcext:value-type="float">
            <text:p>243</text:p>
          </table:table-cell>
          <table:table-cell table:formula="of:=IF(COUNTIF([.C1377:.F1377];[.C1377])=3;&quot;&quot;;[.C1377])" office:value-type="float" office:value="243" calcext:value-type="float">
            <text:p>243</text:p>
          </table:table-cell>
          <table:table-cell table:formula="of:=IF(COUNTIF([.D1377:.G1377];[.D1377])=3;&quot;&quot;;[.D1377])" office:value-type="float" office:value="957" calcext:value-type="float">
            <text:p>957</text:p>
          </table:table-cell>
          <table:table-cell table:style-name="ce5" table:formula="of:=IFERROR( IF( AND( COUNT([.E1377:.H1377])=3; MOD( AVERAGE([.E1377:.H1377]); 2)=1; MOD( AVERAGE([.I1377:.L137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office:value-type="float" office:value="491" calcext:value-type="float">
            <text:p>491</text:p>
          </table:table-cell>
          <table:table-cell office:value-type="float" office:value="726" calcext:value-type="float">
            <text:p>726</text:p>
          </table:table-cell>
          <table:table-cell office:value-type="float" office:value="600" calcext:value-type="float">
            <text:p>600</text:p>
          </table:table-cell>
          <table:table-cell table:formula="of:=IF(COUNTIF([.A1378:.D1378];[.A1378])=3;[.A1378];&quot;&quot;)">
            <text:p/>
          </table:table-cell>
          <table:table-cell table:formula="of:=IF(COUNTIF([.B1378:.E1378];[.B1378])=3;[.B1378];&quot;&quot;)">
            <text:p/>
          </table:table-cell>
          <table:table-cell table:formula="of:=IF(COUNTIF([.C1378:.F1378];[.C1378])=3;[.C1378];&quot;&quot;)">
            <text:p/>
          </table:table-cell>
          <table:table-cell table:formula="of:=IF(COUNTIF([.D1378:.G1378];[.D1378])=3;[.D1378];&quot;&quot;)">
            <text:p/>
          </table:table-cell>
          <table:table-cell table:formula="of:=IF(COUNTIF([.A1378:.D1378];[.A1378])=3;&quot;&quot;;[.A1378])" office:value-type="float" office:value="495" calcext:value-type="float">
            <text:p>495</text:p>
          </table:table-cell>
          <table:table-cell table:formula="of:=IF(COUNTIF([.B1378:.E1378];[.B1378])=3;&quot;&quot;;[.B1378])" office:value-type="float" office:value="491" calcext:value-type="float">
            <text:p>491</text:p>
          </table:table-cell>
          <table:table-cell table:formula="of:=IF(COUNTIF([.C1378:.F1378];[.C1378])=3;&quot;&quot;;[.C1378])" office:value-type="float" office:value="726" calcext:value-type="float">
            <text:p>726</text:p>
          </table:table-cell>
          <table:table-cell table:formula="of:=IF(COUNTIF([.D1378:.G1378];[.D1378])=3;&quot;&quot;;[.D1378])" office:value-type="float" office:value="600" calcext:value-type="float">
            <text:p>600</text:p>
          </table:table-cell>
          <table:table-cell table:style-name="ce5" table:formula="of:=IFERROR( IF( AND( COUNT([.E1378:.H1378])=3; MOD( AVERAGE([.E1378:.H1378]); 2)=1; MOD( AVERAGE([.I1378:.L137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173" calcext:value-type="float">
            <text:p>173</text:p>
          </table:table-cell>
          <table:table-cell table:formula="of:=IF(COUNTIF([.A1379:.D1379];[.A1379])=3;[.A1379];&quot;&quot;)">
            <text:p/>
          </table:table-cell>
          <table:table-cell table:formula="of:=IF(COUNTIF([.B1379:.E1379];[.B1379])=3;[.B1379];&quot;&quot;)">
            <text:p/>
          </table:table-cell>
          <table:table-cell table:formula="of:=IF(COUNTIF([.C1379:.F1379];[.C1379])=3;[.C1379];&quot;&quot;)">
            <text:p/>
          </table:table-cell>
          <table:table-cell table:formula="of:=IF(COUNTIF([.D1379:.G1379];[.D1379])=3;[.D1379];&quot;&quot;)">
            <text:p/>
          </table:table-cell>
          <table:table-cell table:formula="of:=IF(COUNTIF([.A1379:.D1379];[.A1379])=3;&quot;&quot;;[.A1379])" office:value-type="float" office:value="458" calcext:value-type="float">
            <text:p>458</text:p>
          </table:table-cell>
          <table:table-cell table:formula="of:=IF(COUNTIF([.B1379:.E1379];[.B1379])=3;&quot;&quot;;[.B1379])" office:value-type="float" office:value="585" calcext:value-type="float">
            <text:p>585</text:p>
          </table:table-cell>
          <table:table-cell table:formula="of:=IF(COUNTIF([.C1379:.F1379];[.C1379])=3;&quot;&quot;;[.C1379])" office:value-type="float" office:value="585" calcext:value-type="float">
            <text:p>585</text:p>
          </table:table-cell>
          <table:table-cell table:formula="of:=IF(COUNTIF([.D1379:.G1379];[.D1379])=3;&quot;&quot;;[.D1379])" office:value-type="float" office:value="173" calcext:value-type="float">
            <text:p>173</text:p>
          </table:table-cell>
          <table:table-cell table:style-name="ce5" table:formula="of:=IFERROR( IF( AND( COUNT([.E1379:.H1379])=3; MOD( AVERAGE([.E1379:.H1379]); 2)=1; MOD( AVERAGE([.I1379:.L137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office:value-type="float" office:value="512" calcext:value-type="float">
            <text:p>512</text:p>
          </table:table-cell>
          <table:table-cell office:value-type="float" office:value="788" calcext:value-type="float">
            <text:p>788</text:p>
          </table:table-cell>
          <table:table-cell office:value-type="float" office:value="289" calcext:value-type="float">
            <text:p>289</text:p>
          </table:table-cell>
          <table:table-cell table:formula="of:=IF(COUNTIF([.A1380:.D1380];[.A1380])=3;[.A1380];&quot;&quot;)">
            <text:p/>
          </table:table-cell>
          <table:table-cell table:formula="of:=IF(COUNTIF([.B1380:.E1380];[.B1380])=3;[.B1380];&quot;&quot;)">
            <text:p/>
          </table:table-cell>
          <table:table-cell table:formula="of:=IF(COUNTIF([.C1380:.F1380];[.C1380])=3;[.C1380];&quot;&quot;)">
            <text:p/>
          </table:table-cell>
          <table:table-cell table:formula="of:=IF(COUNTIF([.D1380:.G1380];[.D1380])=3;[.D1380];&quot;&quot;)">
            <text:p/>
          </table:table-cell>
          <table:table-cell table:formula="of:=IF(COUNTIF([.A1380:.D1380];[.A1380])=3;&quot;&quot;;[.A1380])" office:value-type="float" office:value="539" calcext:value-type="float">
            <text:p>539</text:p>
          </table:table-cell>
          <table:table-cell table:formula="of:=IF(COUNTIF([.B1380:.E1380];[.B1380])=3;&quot;&quot;;[.B1380])" office:value-type="float" office:value="512" calcext:value-type="float">
            <text:p>512</text:p>
          </table:table-cell>
          <table:table-cell table:formula="of:=IF(COUNTIF([.C1380:.F1380];[.C1380])=3;&quot;&quot;;[.C1380])" office:value-type="float" office:value="788" calcext:value-type="float">
            <text:p>788</text:p>
          </table:table-cell>
          <table:table-cell table:formula="of:=IF(COUNTIF([.D1380:.G1380];[.D1380])=3;&quot;&quot;;[.D1380])" office:value-type="float" office:value="289" calcext:value-type="float">
            <text:p>289</text:p>
          </table:table-cell>
          <table:table-cell table:style-name="ce5" table:formula="of:=IFERROR( IF( AND( COUNT([.E1380:.H1380])=3; MOD( AVERAGE([.E1380:.H1380]); 2)=1; MOD( AVERAGE([.I1380:.L138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office:value-type="float" office:value="934" calcext:value-type="float">
            <text:p>934</text:p>
          </table:table-cell>
          <table:table-cell office:value-type="float" office:value="326" calcext:value-type="float">
            <text:p>326</text:p>
          </table:table-cell>
          <table:table-cell office:value-type="float" office:value="179" calcext:value-type="float">
            <text:p>179</text:p>
          </table:table-cell>
          <table:table-cell table:formula="of:=IF(COUNTIF([.A1381:.D1381];[.A1381])=3;[.A1381];&quot;&quot;)">
            <text:p/>
          </table:table-cell>
          <table:table-cell table:formula="of:=IF(COUNTIF([.B1381:.E1381];[.B1381])=3;[.B1381];&quot;&quot;)">
            <text:p/>
          </table:table-cell>
          <table:table-cell table:formula="of:=IF(COUNTIF([.C1381:.F1381];[.C1381])=3;[.C1381];&quot;&quot;)">
            <text:p/>
          </table:table-cell>
          <table:table-cell table:formula="of:=IF(COUNTIF([.D1381:.G1381];[.D1381])=3;[.D1381];&quot;&quot;)">
            <text:p/>
          </table:table-cell>
          <table:table-cell table:formula="of:=IF(COUNTIF([.A1381:.D1381];[.A1381])=3;&quot;&quot;;[.A1381])" office:value-type="float" office:value="258" calcext:value-type="float">
            <text:p>258</text:p>
          </table:table-cell>
          <table:table-cell table:formula="of:=IF(COUNTIF([.B1381:.E1381];[.B1381])=3;&quot;&quot;;[.B1381])" office:value-type="float" office:value="934" calcext:value-type="float">
            <text:p>934</text:p>
          </table:table-cell>
          <table:table-cell table:formula="of:=IF(COUNTIF([.C1381:.F1381];[.C1381])=3;&quot;&quot;;[.C1381])" office:value-type="float" office:value="326" calcext:value-type="float">
            <text:p>326</text:p>
          </table:table-cell>
          <table:table-cell table:formula="of:=IF(COUNTIF([.D1381:.G1381];[.D1381])=3;&quot;&quot;;[.D1381])" office:value-type="float" office:value="179" calcext:value-type="float">
            <text:p>179</text:p>
          </table:table-cell>
          <table:table-cell table:style-name="ce5" table:formula="of:=IFERROR( IF( AND( COUNT([.E1381:.H1381])=3; MOD( AVERAGE([.E1381:.H1381]); 2)=1; MOD( AVERAGE([.I1381:.L138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office:value-type="float" office:value="872" calcext:value-type="float">
            <text:p>872</text:p>
          </table:table-cell>
          <table:table-cell office:value-type="float" office:value="612" calcext:value-type="float">
            <text:p>612</text:p>
          </table:table-cell>
          <table:table-cell office:value-type="float" office:value="722" calcext:value-type="float">
            <text:p>722</text:p>
          </table:table-cell>
          <table:table-cell table:formula="of:=IF(COUNTIF([.A1382:.D1382];[.A1382])=3;[.A1382];&quot;&quot;)">
            <text:p/>
          </table:table-cell>
          <table:table-cell table:formula="of:=IF(COUNTIF([.B1382:.E1382];[.B1382])=3;[.B1382];&quot;&quot;)">
            <text:p/>
          </table:table-cell>
          <table:table-cell table:formula="of:=IF(COUNTIF([.C1382:.F1382];[.C1382])=3;[.C1382];&quot;&quot;)">
            <text:p/>
          </table:table-cell>
          <table:table-cell table:formula="of:=IF(COUNTIF([.D1382:.G1382];[.D1382])=3;[.D1382];&quot;&quot;)">
            <text:p/>
          </table:table-cell>
          <table:table-cell table:formula="of:=IF(COUNTIF([.A1382:.D1382];[.A1382])=3;&quot;&quot;;[.A1382])" office:value-type="float" office:value="184" calcext:value-type="float">
            <text:p>184</text:p>
          </table:table-cell>
          <table:table-cell table:formula="of:=IF(COUNTIF([.B1382:.E1382];[.B1382])=3;&quot;&quot;;[.B1382])" office:value-type="float" office:value="872" calcext:value-type="float">
            <text:p>872</text:p>
          </table:table-cell>
          <table:table-cell table:formula="of:=IF(COUNTIF([.C1382:.F1382];[.C1382])=3;&quot;&quot;;[.C1382])" office:value-type="float" office:value="612" calcext:value-type="float">
            <text:p>612</text:p>
          </table:table-cell>
          <table:table-cell table:formula="of:=IF(COUNTIF([.D1382:.G1382];[.D1382])=3;&quot;&quot;;[.D1382])" office:value-type="float" office:value="722" calcext:value-type="float">
            <text:p>722</text:p>
          </table:table-cell>
          <table:table-cell table:style-name="ce5" table:formula="of:=IFERROR( IF( AND( COUNT([.E1382:.H1382])=3; MOD( AVERAGE([.E1382:.H1382]); 2)=1; MOD( AVERAGE([.I1382:.L138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7" calcext:value-type="float">
            <text:p>57</text:p>
          </table:table-cell>
          <table:table-cell office:value-type="float" office:value="613" calcext:value-type="float">
            <text:p>613</text:p>
          </table:table-cell>
          <table:table-cell office:value-type="float" office:value="161" calcext:value-type="float">
            <text:p>161</text:p>
          </table:table-cell>
          <table:table-cell table:formula="of:=IF(COUNTIF([.A1383:.D1383];[.A1383])=3;[.A1383];&quot;&quot;)">
            <text:p/>
          </table:table-cell>
          <table:table-cell table:formula="of:=IF(COUNTIF([.B1383:.E1383];[.B1383])=3;[.B1383];&quot;&quot;)">
            <text:p/>
          </table:table-cell>
          <table:table-cell table:formula="of:=IF(COUNTIF([.C1383:.F1383];[.C1383])=3;[.C1383];&quot;&quot;)">
            <text:p/>
          </table:table-cell>
          <table:table-cell table:formula="of:=IF(COUNTIF([.D1383:.G1383];[.D1383])=3;[.D1383];&quot;&quot;)">
            <text:p/>
          </table:table-cell>
          <table:table-cell table:formula="of:=IF(COUNTIF([.A1383:.D1383];[.A1383])=3;&quot;&quot;;[.A1383])" office:value-type="float" office:value="537" calcext:value-type="float">
            <text:p>537</text:p>
          </table:table-cell>
          <table:table-cell table:formula="of:=IF(COUNTIF([.B1383:.E1383];[.B1383])=3;&quot;&quot;;[.B1383])" office:value-type="float" office:value="57" calcext:value-type="float">
            <text:p>57</text:p>
          </table:table-cell>
          <table:table-cell table:formula="of:=IF(COUNTIF([.C1383:.F1383];[.C1383])=3;&quot;&quot;;[.C1383])" office:value-type="float" office:value="613" calcext:value-type="float">
            <text:p>613</text:p>
          </table:table-cell>
          <table:table-cell table:formula="of:=IF(COUNTIF([.D1383:.G1383];[.D1383])=3;&quot;&quot;;[.D1383])" office:value-type="float" office:value="161" calcext:value-type="float">
            <text:p>161</text:p>
          </table:table-cell>
          <table:table-cell table:style-name="ce5" table:formula="of:=IFERROR( IF( AND( COUNT([.E1383:.H1383])=3; MOD( AVERAGE([.E1383:.H1383]); 2)=1; MOD( AVERAGE([.I1383:.L138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6" calcext:value-type="float">
            <text:p>16</text:p>
          </table:table-cell>
          <table:table-cell office:value-type="float" office:value="272" calcext:value-type="float">
            <text:p>272</text:p>
          </table:table-cell>
          <table:table-cell office:value-type="float" office:value="484" calcext:value-type="float">
            <text:p>484</text:p>
          </table:table-cell>
          <table:table-cell table:formula="of:=IF(COUNTIF([.A1384:.D1384];[.A1384])=3;[.A1384];&quot;&quot;)">
            <text:p/>
          </table:table-cell>
          <table:table-cell table:formula="of:=IF(COUNTIF([.B1384:.E1384];[.B1384])=3;[.B1384];&quot;&quot;)">
            <text:p/>
          </table:table-cell>
          <table:table-cell table:formula="of:=IF(COUNTIF([.C1384:.F1384];[.C1384])=3;[.C1384];&quot;&quot;)">
            <text:p/>
          </table:table-cell>
          <table:table-cell table:formula="of:=IF(COUNTIF([.D1384:.G1384];[.D1384])=3;[.D1384];&quot;&quot;)">
            <text:p/>
          </table:table-cell>
          <table:table-cell table:formula="of:=IF(COUNTIF([.A1384:.D1384];[.A1384])=3;&quot;&quot;;[.A1384])" office:value-type="float" office:value="628" calcext:value-type="float">
            <text:p>628</text:p>
          </table:table-cell>
          <table:table-cell table:formula="of:=IF(COUNTIF([.B1384:.E1384];[.B1384])=3;&quot;&quot;;[.B1384])" office:value-type="float" office:value="16" calcext:value-type="float">
            <text:p>16</text:p>
          </table:table-cell>
          <table:table-cell table:formula="of:=IF(COUNTIF([.C1384:.F1384];[.C1384])=3;&quot;&quot;;[.C1384])" office:value-type="float" office:value="272" calcext:value-type="float">
            <text:p>272</text:p>
          </table:table-cell>
          <table:table-cell table:formula="of:=IF(COUNTIF([.D1384:.G1384];[.D1384])=3;&quot;&quot;;[.D1384])" office:value-type="float" office:value="484" calcext:value-type="float">
            <text:p>484</text:p>
          </table:table-cell>
          <table:table-cell table:style-name="ce5" table:formula="of:=IFERROR( IF( AND( COUNT([.E1384:.H1384])=3; MOD( AVERAGE([.E1384:.H1384]); 2)=1; MOD( AVERAGE([.I1384:.L1384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office:value-type="float" office:value="506" calcext:value-type="float">
            <text:p>506</text:p>
          </table:table-cell>
          <table:table-cell office:value-type="float" office:value="601" calcext:value-type="float">
            <text:p>601</text:p>
          </table:table-cell>
          <table:table-cell office:value-type="float" office:value="243" calcext:value-type="float">
            <text:p>243</text:p>
          </table:table-cell>
          <table:table-cell table:formula="of:=IF(COUNTIF([.A1385:.D1385];[.A1385])=3;[.A1385];&quot;&quot;)">
            <text:p/>
          </table:table-cell>
          <table:table-cell table:formula="of:=IF(COUNTIF([.B1385:.E1385];[.B1385])=3;[.B1385];&quot;&quot;)">
            <text:p/>
          </table:table-cell>
          <table:table-cell table:formula="of:=IF(COUNTIF([.C1385:.F1385];[.C1385])=3;[.C1385];&quot;&quot;)">
            <text:p/>
          </table:table-cell>
          <table:table-cell table:formula="of:=IF(COUNTIF([.D1385:.G1385];[.D1385])=3;[.D1385];&quot;&quot;)">
            <text:p/>
          </table:table-cell>
          <table:table-cell table:formula="of:=IF(COUNTIF([.A1385:.D1385];[.A1385])=3;&quot;&quot;;[.A1385])" office:value-type="float" office:value="351" calcext:value-type="float">
            <text:p>351</text:p>
          </table:table-cell>
          <table:table-cell table:formula="of:=IF(COUNTIF([.B1385:.E1385];[.B1385])=3;&quot;&quot;;[.B1385])" office:value-type="float" office:value="506" calcext:value-type="float">
            <text:p>506</text:p>
          </table:table-cell>
          <table:table-cell table:formula="of:=IF(COUNTIF([.C1385:.F1385];[.C1385])=3;&quot;&quot;;[.C1385])" office:value-type="float" office:value="601" calcext:value-type="float">
            <text:p>601</text:p>
          </table:table-cell>
          <table:table-cell table:formula="of:=IF(COUNTIF([.D1385:.G1385];[.D1385])=3;&quot;&quot;;[.D1385])" office:value-type="float" office:value="243" calcext:value-type="float">
            <text:p>243</text:p>
          </table:table-cell>
          <table:table-cell table:style-name="ce5" table:formula="of:=IFERROR( IF( AND( COUNT([.E1385:.H1385])=3; MOD( AVERAGE([.E1385:.H1385]); 2)=1; MOD( AVERAGE([.I1385:.L1385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office:value-type="float" office:value="431" calcext:value-type="float">
            <text:p>431</text:p>
          </table:table-cell>
          <table:table-cell office:value-type="float" office:value="679" calcext:value-type="float">
            <text:p>679</text:p>
          </table:table-cell>
          <table:table-cell office:value-type="float" office:value="431" calcext:value-type="float">
            <text:p>431</text:p>
          </table:table-cell>
          <table:table-cell table:formula="of:=IF(COUNTIF([.A1386:.D1386];[.A1386])=3;[.A1386];&quot;&quot;)">
            <text:p/>
          </table:table-cell>
          <table:table-cell table:formula="of:=IF(COUNTIF([.B1386:.E1386];[.B1386])=3;[.B1386];&quot;&quot;)">
            <text:p/>
          </table:table-cell>
          <table:table-cell table:formula="of:=IF(COUNTIF([.C1386:.F1386];[.C1386])=3;[.C1386];&quot;&quot;)">
            <text:p/>
          </table:table-cell>
          <table:table-cell table:formula="of:=IF(COUNTIF([.D1386:.G1386];[.D1386])=3;[.D1386];&quot;&quot;)">
            <text:p/>
          </table:table-cell>
          <table:table-cell table:formula="of:=IF(COUNTIF([.A1386:.D1386];[.A1386])=3;&quot;&quot;;[.A1386])" office:value-type="float" office:value="160" calcext:value-type="float">
            <text:p>160</text:p>
          </table:table-cell>
          <table:table-cell table:formula="of:=IF(COUNTIF([.B1386:.E1386];[.B1386])=3;&quot;&quot;;[.B1386])" office:value-type="float" office:value="431" calcext:value-type="float">
            <text:p>431</text:p>
          </table:table-cell>
          <table:table-cell table:formula="of:=IF(COUNTIF([.C1386:.F1386];[.C1386])=3;&quot;&quot;;[.C1386])" office:value-type="float" office:value="679" calcext:value-type="float">
            <text:p>679</text:p>
          </table:table-cell>
          <table:table-cell table:formula="of:=IF(COUNTIF([.D1386:.G1386];[.D1386])=3;&quot;&quot;;[.D1386])" office:value-type="float" office:value="431" calcext:value-type="float">
            <text:p>431</text:p>
          </table:table-cell>
          <table:table-cell table:style-name="ce5" table:formula="of:=IFERROR( IF( AND( COUNT([.E1386:.H1386])=3; MOD( AVERAGE([.E1386:.H1386]); 2)=1; MOD( AVERAGE([.I1386:.L1386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office:value-type="float" office:value="795" calcext:value-type="float">
            <text:p>795</text:p>
          </table:table-cell>
          <table:table-cell office:value-type="float" office:value="867" calcext:value-type="float">
            <text:p>867</text:p>
          </table:table-cell>
          <table:table-cell office:value-type="float" office:value="452" calcext:value-type="float">
            <text:p>452</text:p>
          </table:table-cell>
          <table:table-cell table:formula="of:=IF(COUNTIF([.A1387:.D1387];[.A1387])=3;[.A1387];&quot;&quot;)">
            <text:p/>
          </table:table-cell>
          <table:table-cell table:formula="of:=IF(COUNTIF([.B1387:.E1387];[.B1387])=3;[.B1387];&quot;&quot;)">
            <text:p/>
          </table:table-cell>
          <table:table-cell table:formula="of:=IF(COUNTIF([.C1387:.F1387];[.C1387])=3;[.C1387];&quot;&quot;)">
            <text:p/>
          </table:table-cell>
          <table:table-cell table:formula="of:=IF(COUNTIF([.D1387:.G1387];[.D1387])=3;[.D1387];&quot;&quot;)">
            <text:p/>
          </table:table-cell>
          <table:table-cell table:formula="of:=IF(COUNTIF([.A1387:.D1387];[.A1387])=3;&quot;&quot;;[.A1387])" office:value-type="float" office:value="179" calcext:value-type="float">
            <text:p>179</text:p>
          </table:table-cell>
          <table:table-cell table:formula="of:=IF(COUNTIF([.B1387:.E1387];[.B1387])=3;&quot;&quot;;[.B1387])" office:value-type="float" office:value="795" calcext:value-type="float">
            <text:p>795</text:p>
          </table:table-cell>
          <table:table-cell table:formula="of:=IF(COUNTIF([.C1387:.F1387];[.C1387])=3;&quot;&quot;;[.C1387])" office:value-type="float" office:value="867" calcext:value-type="float">
            <text:p>867</text:p>
          </table:table-cell>
          <table:table-cell table:formula="of:=IF(COUNTIF([.D1387:.G1387];[.D1387])=3;&quot;&quot;;[.D1387])" office:value-type="float" office:value="452" calcext:value-type="float">
            <text:p>452</text:p>
          </table:table-cell>
          <table:table-cell table:style-name="ce5" table:formula="of:=IFERROR( IF( AND( COUNT([.E1387:.H1387])=3; MOD( AVERAGE([.E1387:.H1387]); 2)=1; MOD( AVERAGE([.I1387:.L1387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office:value-type="float" office:value="431" calcext:value-type="float">
            <text:p>431</text:p>
          </table:table-cell>
          <table:table-cell office:value-type="float" office:value="446" calcext:value-type="float">
            <text:p>446</text:p>
          </table:table-cell>
          <table:table-cell office:value-type="float" office:value="431" calcext:value-type="float">
            <text:p>431</text:p>
          </table:table-cell>
          <table:table-cell table:formula="of:=IF(COUNTIF([.A1388:.D1388];[.A1388])=3;[.A1388];&quot;&quot;)">
            <text:p/>
          </table:table-cell>
          <table:table-cell table:formula="of:=IF(COUNTIF([.B1388:.E1388];[.B1388])=3;[.B1388];&quot;&quot;)">
            <text:p/>
          </table:table-cell>
          <table:table-cell table:formula="of:=IF(COUNTIF([.C1388:.F1388];[.C1388])=3;[.C1388];&quot;&quot;)">
            <text:p/>
          </table:table-cell>
          <table:table-cell table:formula="of:=IF(COUNTIF([.D1388:.G1388];[.D1388])=3;[.D1388];&quot;&quot;)">
            <text:p/>
          </table:table-cell>
          <table:table-cell table:formula="of:=IF(COUNTIF([.A1388:.D1388];[.A1388])=3;&quot;&quot;;[.A1388])" office:value-type="float" office:value="384" calcext:value-type="float">
            <text:p>384</text:p>
          </table:table-cell>
          <table:table-cell table:formula="of:=IF(COUNTIF([.B1388:.E1388];[.B1388])=3;&quot;&quot;;[.B1388])" office:value-type="float" office:value="431" calcext:value-type="float">
            <text:p>431</text:p>
          </table:table-cell>
          <table:table-cell table:formula="of:=IF(COUNTIF([.C1388:.F1388];[.C1388])=3;&quot;&quot;;[.C1388])" office:value-type="float" office:value="446" calcext:value-type="float">
            <text:p>446</text:p>
          </table:table-cell>
          <table:table-cell table:formula="of:=IF(COUNTIF([.D1388:.G1388];[.D1388])=3;&quot;&quot;;[.D1388])" office:value-type="float" office:value="431" calcext:value-type="float">
            <text:p>431</text:p>
          </table:table-cell>
          <table:table-cell table:style-name="ce5" table:formula="of:=IFERROR( IF( AND( COUNT([.E1388:.H1388])=3; MOD( AVERAGE([.E1388:.H1388]); 2)=1; MOD( AVERAGE([.I1388:.L1388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45" calcext:value-type="float">
            <text:p>445</text:p>
          </table:table-cell>
          <table:table-cell office:value-type="float" office:value="401" calcext:value-type="float">
            <text:p>401</text:p>
          </table:table-cell>
          <table:table-cell office:value-type="float" office:value="65" calcext:value-type="float">
            <text:p>65</text:p>
          </table:table-cell>
          <table:table-cell table:formula="of:=IF(COUNTIF([.A1389:.D1389];[.A1389])=3;[.A1389];&quot;&quot;)">
            <text:p/>
          </table:table-cell>
          <table:table-cell table:formula="of:=IF(COUNTIF([.B1389:.E1389];[.B1389])=3;[.B1389];&quot;&quot;)">
            <text:p/>
          </table:table-cell>
          <table:table-cell table:formula="of:=IF(COUNTIF([.C1389:.F1389];[.C1389])=3;[.C1389];&quot;&quot;)">
            <text:p/>
          </table:table-cell>
          <table:table-cell table:formula="of:=IF(COUNTIF([.D1389:.G1389];[.D1389])=3;[.D1389];&quot;&quot;)">
            <text:p/>
          </table:table-cell>
          <table:table-cell table:formula="of:=IF(COUNTIF([.A1389:.D1389];[.A1389])=3;&quot;&quot;;[.A1389])" office:value-type="float" office:value="894" calcext:value-type="float">
            <text:p>894</text:p>
          </table:table-cell>
          <table:table-cell table:formula="of:=IF(COUNTIF([.B1389:.E1389];[.B1389])=3;&quot;&quot;;[.B1389])" office:value-type="float" office:value="445" calcext:value-type="float">
            <text:p>445</text:p>
          </table:table-cell>
          <table:table-cell table:formula="of:=IF(COUNTIF([.C1389:.F1389];[.C1389])=3;&quot;&quot;;[.C1389])" office:value-type="float" office:value="401" calcext:value-type="float">
            <text:p>401</text:p>
          </table:table-cell>
          <table:table-cell table:formula="of:=IF(COUNTIF([.D1389:.G1389];[.D1389])=3;&quot;&quot;;[.D1389])" office:value-type="float" office:value="65" calcext:value-type="float">
            <text:p>65</text:p>
          </table:table-cell>
          <table:table-cell table:style-name="ce5" table:formula="of:=IFERROR( IF( AND( COUNT([.E1389:.H1389])=3; MOD( AVERAGE([.E1389:.H1389]); 2)=1; MOD( AVERAGE([.I1389:.L1389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1" calcext:value-type="float">
            <text:p>211</text:p>
          </table:table-cell>
          <table:table-cell table:formula="of:=IF(COUNTIF([.A1390:.D1390];[.A1390])=3;[.A1390];&quot;&quot;)" office:value-type="float" office:value="211" calcext:value-type="float">
            <text:p>211</text:p>
          </table:table-cell>
          <table:table-cell table:formula="of:=IF(COUNTIF([.B1390:.E1390];[.B1390])=3;[.B1390];&quot;&quot;)">
            <text:p/>
          </table:table-cell>
          <table:table-cell table:formula="of:=IF(COUNTIF([.C1390:.F1390];[.C1390])=3;[.C1390];&quot;&quot;)" office:value-type="float" office:value="211" calcext:value-type="float">
            <text:p>211</text:p>
          </table:table-cell>
          <table:table-cell table:formula="of:=IF(COUNTIF([.D1390:.G1390];[.D1390])=3;[.D1390];&quot;&quot;)" office:value-type="float" office:value="211" calcext:value-type="float">
            <text:p>211</text:p>
          </table:table-cell>
          <table:table-cell table:formula="of:=IF(COUNTIF([.A1390:.D1390];[.A1390])=3;&quot;&quot;;[.A1390])">
            <text:p/>
          </table:table-cell>
          <table:table-cell table:formula="of:=IF(COUNTIF([.B1390:.E1390];[.B1390])=3;&quot;&quot;;[.B1390])" office:value-type="float" office:value="5" calcext:value-type="float">
            <text:p>5</text:p>
          </table:table-cell>
          <table:table-cell table:formula="of:=IF(COUNTIF([.C1390:.F1390];[.C1390])=3;&quot;&quot;;[.C1390])">
            <text:p/>
          </table:table-cell>
          <table:table-cell table:formula="of:=IF(COUNTIF([.D1390:.G1390];[.D1390])=3;&quot;&quot;;[.D1390])">
            <text:p/>
          </table:table-cell>
          <table:table-cell table:style-name="ce5" table:formula="of:=IFERROR( IF( AND( COUNT([.E1390:.H1390])=3; MOD( AVERAGE([.E1390:.H1390]); 2)=1; MOD( AVERAGE([.I1390:.L1390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 office:value-type="float" office:value="544" calcext:value-type="float">
            <text:p>544</text:p>
          </table:table-cell>
          <table:table-cell table:formula="of:=IF(COUNTIF([.A1391:.D1391];[.A1391])=3;[.A1391];&quot;&quot;)">
            <text:p/>
          </table:table-cell>
          <table:table-cell table:formula="of:=IF(COUNTIF([.B1391:.E1391];[.B1391])=3;[.B1391];&quot;&quot;)">
            <text:p/>
          </table:table-cell>
          <table:table-cell table:formula="of:=IF(COUNTIF([.C1391:.F1391];[.C1391])=3;[.C1391];&quot;&quot;)">
            <text:p/>
          </table:table-cell>
          <table:table-cell table:formula="of:=IF(COUNTIF([.D1391:.G1391];[.D1391])=3;[.D1391];&quot;&quot;)">
            <text:p/>
          </table:table-cell>
          <table:table-cell table:formula="of:=IF(COUNTIF([.A1391:.D1391];[.A1391])=3;&quot;&quot;;[.A1391])" office:value-type="float" office:value="725" calcext:value-type="float">
            <text:p>725</text:p>
          </table:table-cell>
          <table:table-cell table:formula="of:=IF(COUNTIF([.B1391:.E1391];[.B1391])=3;&quot;&quot;;[.B1391])" office:value-type="float" office:value="9" calcext:value-type="float">
            <text:p>9</text:p>
          </table:table-cell>
          <table:table-cell table:formula="of:=IF(COUNTIF([.C1391:.F1391];[.C1391])=3;&quot;&quot;;[.C1391])" office:value-type="float" office:value="198" calcext:value-type="float">
            <text:p>198</text:p>
          </table:table-cell>
          <table:table-cell table:formula="of:=IF(COUNTIF([.D1391:.G1391];[.D1391])=3;&quot;&quot;;[.D1391])" office:value-type="float" office:value="544" calcext:value-type="float">
            <text:p>544</text:p>
          </table:table-cell>
          <table:table-cell table:style-name="ce5" table:formula="of:=IFERROR( IF( AND( COUNT([.E1391:.H1391])=3; MOD( AVERAGE([.E1391:.H1391]); 2)=1; MOD( AVERAGE([.I1391:.L1391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62" calcext:value-type="float">
            <text:p>662</text:p>
          </table:table-cell>
          <table:table-cell office:value-type="float" office:value="33" calcext:value-type="float">
            <text:p>33</text:p>
          </table:table-cell>
          <table:table-cell office:value-type="float" office:value="870" calcext:value-type="float">
            <text:p>870</text:p>
          </table:table-cell>
          <table:table-cell table:formula="of:=IF(COUNTIF([.A1392:.D1392];[.A1392])=3;[.A1392];&quot;&quot;)">
            <text:p/>
          </table:table-cell>
          <table:table-cell table:formula="of:=IF(COUNTIF([.B1392:.E1392];[.B1392])=3;[.B1392];&quot;&quot;)">
            <text:p/>
          </table:table-cell>
          <table:table-cell table:formula="of:=IF(COUNTIF([.C1392:.F1392];[.C1392])=3;[.C1392];&quot;&quot;)">
            <text:p/>
          </table:table-cell>
          <table:table-cell table:formula="of:=IF(COUNTIF([.D1392:.G1392];[.D1392])=3;[.D1392];&quot;&quot;)">
            <text:p/>
          </table:table-cell>
          <table:table-cell table:formula="of:=IF(COUNTIF([.A1392:.D1392];[.A1392])=3;&quot;&quot;;[.A1392])" office:value-type="float" office:value="690" calcext:value-type="float">
            <text:p>690</text:p>
          </table:table-cell>
          <table:table-cell table:formula="of:=IF(COUNTIF([.B1392:.E1392];[.B1392])=3;&quot;&quot;;[.B1392])" office:value-type="float" office:value="662" calcext:value-type="float">
            <text:p>662</text:p>
          </table:table-cell>
          <table:table-cell table:formula="of:=IF(COUNTIF([.C1392:.F1392];[.C1392])=3;&quot;&quot;;[.C1392])" office:value-type="float" office:value="33" calcext:value-type="float">
            <text:p>33</text:p>
          </table:table-cell>
          <table:table-cell table:formula="of:=IF(COUNTIF([.D1392:.G1392];[.D1392])=3;&quot;&quot;;[.D1392])" office:value-type="float" office:value="870" calcext:value-type="float">
            <text:p>870</text:p>
          </table:table-cell>
          <table:table-cell table:style-name="ce5" table:formula="of:=IFERROR( IF( AND( COUNT([.E1392:.H1392])=3; MOD( AVERAGE([.E1392:.H1392]); 2)=1; MOD( AVERAGE([.I1392:.L1392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office:value-type="float" office:value="612" calcext:value-type="float">
            <text:p>612</text:p>
          </table:table-cell>
          <table:table-cell office:value-type="float" office:value="800" calcext:value-type="float">
            <text:p>800</text:p>
          </table:table-cell>
          <table:table-cell office:value-type="float" office:value="363" calcext:value-type="float">
            <text:p>363</text:p>
          </table:table-cell>
          <table:table-cell table:formula="of:=IF(COUNTIF([.A1393:.D1393];[.A1393])=3;[.A1393];&quot;&quot;)">
            <text:p/>
          </table:table-cell>
          <table:table-cell table:formula="of:=IF(COUNTIF([.B1393:.E1393];[.B1393])=3;[.B1393];&quot;&quot;)">
            <text:p/>
          </table:table-cell>
          <table:table-cell table:formula="of:=IF(COUNTIF([.C1393:.F1393];[.C1393])=3;[.C1393];&quot;&quot;)">
            <text:p/>
          </table:table-cell>
          <table:table-cell table:formula="of:=IF(COUNTIF([.D1393:.G1393];[.D1393])=3;[.D1393];&quot;&quot;)">
            <text:p/>
          </table:table-cell>
          <table:table-cell table:formula="of:=IF(COUNTIF([.A1393:.D1393];[.A1393])=3;&quot;&quot;;[.A1393])" office:value-type="float" office:value="259" calcext:value-type="float">
            <text:p>259</text:p>
          </table:table-cell>
          <table:table-cell table:formula="of:=IF(COUNTIF([.B1393:.E1393];[.B1393])=3;&quot;&quot;;[.B1393])" office:value-type="float" office:value="612" calcext:value-type="float">
            <text:p>612</text:p>
          </table:table-cell>
          <table:table-cell table:formula="of:=IF(COUNTIF([.C1393:.F1393];[.C1393])=3;&quot;&quot;;[.C1393])" office:value-type="float" office:value="800" calcext:value-type="float">
            <text:p>800</text:p>
          </table:table-cell>
          <table:table-cell table:formula="of:=IF(COUNTIF([.D1393:.G1393];[.D1393])=3;&quot;&quot;;[.D1393])" office:value-type="float" office:value="363" calcext:value-type="float">
            <text:p>363</text:p>
          </table:table-cell>
          <table:table-cell table:style-name="ce5" table:formula="of:=IFERROR( IF( AND( COUNT([.E1393:.H1393])=3; MOD( AVERAGE([.E1393:.H1393]); 2)=1; MOD( AVERAGE([.I1393:.L1393]); 2)=0); 1; 0); 0)" office:value-type="float" office:value="0" calcext:value-type="float">
            <text:p>0</text:p>
          </table:table-cell>
          <table:table-cell table:number-columns-repeated="51"/>
        </table:table-row>
        <table:table-row table:style-name="ro2" table:number-rows-repeated="104718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Максим Попков</meta:initial-creator>
    <meta:creation-date>2023-12-09T11:10:23</meta:creation-date>
    <dc:date>2023-12-25T12:24:54.104000000</dc:date>
    <meta:generator>LibreOffice/7.0.5.2$Windows_X86_64 LibreOffice_project/64390860c6cd0aca4beafafcfd84613dd9dfb63a</meta:generator>
    <meta:editing-duration>PT6M6S</meta:editing-duration>
    <meta:editing-cycles>1</meta:editing-cycles>
    <meta:document-statistic meta:table-count="1" meta:cell-count="18110" meta:object-count="0"/>
    <meta:user-defined meta:name="AppVersion">16.0300</meta:user-defined>
  </office:meta>
</office:document-meta>
</file>